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5" style:apply-style-name="Good" style:base-cell-address="listatom.H7"/>
    </style:style>
  </office:automatic-styles>
  <office:body>
    <office:spreadsheet>
      <table:calculation-settings table:automatic-find-labels="false" table:use-regular-expressions="false" table:use-wildcards="true"/>
      <table:table table:name="listat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" table:default-cell-style-name="ce1"/>
        <table:table-row table:style-name="ro1">
          <table:table-cell table:number-columns-repeated="5"/>
          <table:table-cell table:style-name="Default" table:formula="of:=[.F4]+[.F5]" office:value-type="float" office:value="74.536" calcext:value-type="float">
            <text:p>74,536</text:p>
          </table:table-cell>
          <table:table-cell table:style-name="Default" table:number-columns-repeated="100"/>
        </table:table-row>
        <table:table-row table:style-name="ro1">
          <table:table-cell table:number-columns-repeated="5"/>
          <table:table-cell table:style-name="Default" table:number-columns-repeated="101"/>
        </table:table-row>
        <table:table-row table:style-name="ro1">
          <table:table-cell table:number-columns-repeated="4"/>
          <table:table-cell office:value-type="string" calcext:value-type="string">
            <text:p>num_a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28" calcext:value-type="float">
            <text:p>2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style-name="Default" office:value-type="float" office:value="34.226" calcext:value-type="float">
            <text:p>34,226</text:p>
          </table:table-cell>
          <table:table-cell table:style-name="Default" office:value-type="float" office:value="33.433" calcext:value-type="float">
            <text:p>33,433</text:p>
          </table:table-cell>
          <table:table-cell table:style-name="Default" office:value-type="float" office:value="33.879" calcext:value-type="float">
            <text:p>33,879</text:p>
          </table:table-cell>
          <table:table-cell table:style-name="Default" office:value-type="float" office:value="35.073" calcext:value-type="float">
            <text:p>35,073</text:p>
          </table:table-cell>
          <table:table-cell table:style-name="Default" office:value-type="float" office:value="33.267" calcext:value-type="float">
            <text:p>33,267</text:p>
          </table:table-cell>
          <table:table-cell table:style-name="Default" office:value-type="float" office:value="31.809" calcext:value-type="float">
            <text:p>31,809</text:p>
          </table:table-cell>
          <table:table-cell table:style-name="Default" office:value-type="float" office:value="33.986" calcext:value-type="float">
            <text:p>33,986</text:p>
          </table:table-cell>
          <table:table-cell table:style-name="Default" office:value-type="float" office:value="31.539" calcext:value-type="float">
            <text:p>31,539</text:p>
          </table:table-cell>
          <table:table-cell table:style-name="Default" office:value-type="float" office:value="42.155" calcext:value-type="float">
            <text:p>42,155</text:p>
          </table:table-cell>
          <table:table-cell table:style-name="Default" office:value-type="float" office:value="43.166" calcext:value-type="float">
            <text:p>43,166</text:p>
          </table:table-cell>
          <table:table-cell table:style-name="Default" office:value-type="float" office:value="42.69" calcext:value-type="float">
            <text:p>42,69</text:p>
          </table:table-cell>
          <table:table-cell table:style-name="Default" office:value-type="float" office:value="42.394" calcext:value-type="float">
            <text:p>42,394</text:p>
          </table:table-cell>
          <table:table-cell table:style-name="Default" office:value-type="float" office:value="44.54" calcext:value-type="float">
            <text:p>44,54</text:p>
          </table:table-cell>
          <table:table-cell table:style-name="Default" office:value-type="float" office:value="45.559" calcext:value-type="float">
            <text:p>45,559</text:p>
          </table:table-cell>
          <table:table-cell table:style-name="Default" office:value-type="float" office:value="45.196" calcext:value-type="float">
            <text:p>45,196</text:p>
          </table:table-cell>
          <table:table-cell table:style-name="Default" office:value-type="float" office:value="43.11" calcext:value-type="float">
            <text:p>43,11</text:p>
          </table:table-cell>
          <table:table-cell table:style-name="Default" office:value-type="float" office:value="44.109" calcext:value-type="float">
            <text:p>44,109</text:p>
          </table:table-cell>
          <table:table-cell table:style-name="Default" office:value-type="float" office:value="43.528" calcext:value-type="float">
            <text:p>43,528</text:p>
          </table:table-cell>
          <table:table-cell table:style-name="Default" office:value-type="float" office:value="42.324" calcext:value-type="float">
            <text:p>42,324</text:p>
          </table:table-cell>
          <table:table-cell table:style-name="Default" office:value-type="float" office:value="44.237" calcext:value-type="float">
            <text:p>44,237</text:p>
          </table:table-cell>
          <table:table-cell table:style-name="Default" office:value-type="float" office:value="45.536" calcext:value-type="float">
            <text:p>45,536</text:p>
          </table:table-cell>
          <table:table-cell table:style-name="Default" office:value-type="float" office:value="43.303" calcext:value-type="float">
            <text:p>43,303</text:p>
          </table:table-cell>
          <table:table-cell table:style-name="Default" office:value-type="float" office:value="47.756" calcext:value-type="float">
            <text:p>47,756</text:p>
          </table:table-cell>
          <table:table-cell table:style-name="Default" office:value-type="float" office:value="47.781" calcext:value-type="float">
            <text:p>47,781</text:p>
          </table:table-cell>
          <table:table-cell table:style-name="Default" office:value-type="float" office:value="48.779" calcext:value-type="float">
            <text:p>48,779</text:p>
          </table:table-cell>
          <table:table-cell table:style-name="Default" office:value-type="float" office:value="48.503" calcext:value-type="float">
            <text:p>48,503</text:p>
          </table:table-cell>
          <table:table-cell table:style-name="Default" office:value-type="float" office:value="48.062" calcext:value-type="float">
            <text:p>48,062</text:p>
          </table:table-cell>
          <table:table-cell table:style-name="Default" office:value-type="float" office:value="48.553" calcext:value-type="float">
            <text:p>48,553</text:p>
          </table:table-cell>
          <table:table-cell table:style-name="Default" office:value-type="float" office:value="47.017" calcext:value-type="float">
            <text:p>47,017</text:p>
          </table:table-cell>
          <table:table-cell table:style-name="Default" office:value-type="float" office:value="49.968" calcext:value-type="float">
            <text:p>49,968</text:p>
          </table:table-cell>
          <table:table-cell table:style-name="Default" office:value-type="float" office:value="51.022" calcext:value-type="float">
            <text:p>51,022</text:p>
          </table:table-cell>
          <table:table-cell table:style-name="Default" office:value-type="float" office:value="50.788" calcext:value-type="float">
            <text:p>50,788</text:p>
          </table:table-cell>
          <table:table-cell table:style-name="Default" office:value-type="float" office:value="51.516" calcext:value-type="float">
            <text:p>51,516</text:p>
          </table:table-cell>
          <table:table-cell table:style-name="Default" office:value-type="float" office:value="52.418" calcext:value-type="float">
            <text:p>52,418</text:p>
          </table:table-cell>
          <table:table-cell table:style-name="Default" office:value-type="float" office:value="53.135" calcext:value-type="float">
            <text:p>53,135</text:p>
          </table:table-cell>
          <table:table-cell table:style-name="Default" office:value-type="float" office:value="52.363" calcext:value-type="float">
            <text:p>52,363</text:p>
          </table:table-cell>
          <table:table-cell table:style-name="Default" office:value-type="float" office:value="54.413" calcext:value-type="float">
            <text:p>54,413</text:p>
          </table:table-cell>
          <table:table-cell table:style-name="Default" office:value-type="float" office:value="46.027" calcext:value-type="float">
            <text:p>46,027</text:p>
          </table:table-cell>
          <table:table-cell table:style-name="Default" office:value-type="float" office:value="45.782" calcext:value-type="float">
            <text:p>45,782</text:p>
          </table:table-cell>
          <table:table-cell table:style-name="Default" office:value-type="float" office:value="45.067" calcext:value-type="float">
            <text:p>45,067</text:p>
          </table:table-cell>
          <table:table-cell table:style-name="Default" office:value-type="float" office:value="44.428" calcext:value-type="float">
            <text:p>44,428</text:p>
          </table:table-cell>
          <table:table-cell table:style-name="Default" office:value-type="float" office:value="45.08" calcext:value-type="float">
            <text:p>45,08</text:p>
          </table:table-cell>
          <table:table-cell table:style-name="Default" office:value-type="float" office:value="43.884" calcext:value-type="float">
            <text:p>43,884</text:p>
          </table:table-cell>
          <table:table-cell table:style-name="Default" office:value-type="float" office:value="46.057" calcext:value-type="float">
            <text:p>46,057</text:p>
          </table:table-cell>
          <table:table-cell table:style-name="Default" office:value-type="float" office:value="43.298" calcext:value-type="float">
            <text:p>43,298</text:p>
          </table:table-cell>
          <table:table-cell table:style-name="Default" office:value-type="float" office:value="35.869" calcext:value-type="float">
            <text:p>35,869</text:p>
          </table:table-cell>
          <table:table-cell table:style-name="Default" office:value-type="float" office:value="34.6" calcext:value-type="float">
            <text:p>34,6</text:p>
          </table:table-cell>
          <table:table-cell table:style-name="Default" office:value-type="float" office:value="33.406" calcext:value-type="float">
            <text:p>33,406</text:p>
          </table:table-cell>
          <table:table-cell table:style-name="Default" office:value-type="float" office:value="33.464" calcext:value-type="float">
            <text:p>33,464</text:p>
          </table:table-cell>
          <table:table-cell table:style-name="Default" office:value-type="float" office:value="34.738" calcext:value-type="float">
            <text:p>34,738</text:p>
          </table:table-cell>
          <table:table-cell table:style-name="Default" office:value-type="float" office:value="33.469" calcext:value-type="float">
            <text:p>33,469</text:p>
          </table:table-cell>
          <table:table-cell table:style-name="Default" office:value-type="float" office:value="32.913" calcext:value-type="float">
            <text:p>32,913</text:p>
          </table:table-cell>
          <table:table-cell table:style-name="Default" office:value-type="float" office:value="32.953" calcext:value-type="float">
            <text:p>32,953</text:p>
          </table:table-cell>
          <table:table-cell table:style-name="Default" office:value-type="float" office:value="31.77" calcext:value-type="float">
            <text:p>31,77</text:p>
          </table:table-cell>
          <table:table-cell table:style-name="Default" office:value-type="float" office:value="31.83" calcext:value-type="float">
            <text:p>31,83</text:p>
          </table:table-cell>
          <table:table-cell table:style-name="Default" office:value-type="float" office:value="31.222" calcext:value-type="float">
            <text:p>31,222</text:p>
          </table:table-cell>
          <table:table-cell table:style-name="Default" office:value-type="float" office:value="30.182" calcext:value-type="float">
            <text:p>30,182</text:p>
          </table:table-cell>
          <table:table-cell table:style-name="Default" office:value-type="float" office:value="30.039" calcext:value-type="float">
            <text:p>30,039</text:p>
          </table:table-cell>
          <table:table-cell table:style-name="Default" office:value-type="float" office:value="30.856" calcext:value-type="float">
            <text:p>30,856</text:p>
          </table:table-cell>
          <table:table-cell table:style-name="Default" office:value-type="float" office:value="32.256" calcext:value-type="float">
            <text:p>32,256</text:p>
          </table:table-cell>
          <table:table-cell table:style-name="Default" office:value-type="float" office:value="32.496" calcext:value-type="float">
            <text:p>32,496</text:p>
          </table:table-cell>
          <table:table-cell table:style-name="Default" office:value-type="float" office:value="30.651" calcext:value-type="float">
            <text:p>30,651</text:p>
          </table:table-cell>
          <table:table-cell table:style-name="Default" office:value-type="float" office:value="29.448" calcext:value-type="float">
            <text:p>29,448</text:p>
          </table:table-cell>
          <table:table-cell table:style-name="Default" office:value-type="float" office:value="28.235" calcext:value-type="float">
            <text:p>28,235</text:p>
          </table:table-cell>
          <table:table-cell table:style-name="Default" office:value-type="float" office:value="29.545" calcext:value-type="float">
            <text:p>29,545</text:p>
          </table:table-cell>
          <table:table-cell table:style-name="Default" office:value-type="float" office:value="27.125" calcext:value-type="float">
            <text:p>27,125</text:p>
          </table:table-cell>
          <table:table-cell table:style-name="Default" office:value-type="float" office:value="28.459" calcext:value-type="float">
            <text:p>28,459</text:p>
          </table:table-cell>
          <table:table-cell table:style-name="Default" office:value-type="float" office:value="27.281" calcext:value-type="float">
            <text:p>27,281</text:p>
          </table:table-cell>
          <table:table-cell table:style-name="Default" office:value-type="float" office:value="26.325" calcext:value-type="float">
            <text:p>26,325</text:p>
          </table:table-cell>
          <table:table-cell table:style-name="Default" office:value-type="float" office:value="33.198" calcext:value-type="float">
            <text:p>33,198</text:p>
          </table:table-cell>
          <table:table-cell table:style-name="Default" office:value-type="float" office:value="34.622" calcext:value-type="float">
            <text:p>34,622</text:p>
          </table:table-cell>
          <table:table-cell table:style-name="Default" office:value-type="float" office:value="35.095" calcext:value-type="float">
            <text:p>35,095</text:p>
          </table:table-cell>
          <table:table-cell table:style-name="Default" office:value-type="float" office:value="34.909" calcext:value-type="float">
            <text:p>34,909</text:p>
          </table:table-cell>
          <table:table-cell table:style-name="Default" office:value-type="float" office:value="35.511" calcext:value-type="float">
            <text:p>35,511</text:p>
          </table:table-cell>
          <table:table-cell table:style-name="Default" office:value-type="float" office:value="35.26" calcext:value-type="float">
            <text:p>35,26</text:p>
          </table:table-cell>
          <table:table-cell table:style-name="Default" office:value-type="float" office:value="34.233" calcext:value-type="float">
            <text:p>34,233</text:p>
          </table:table-cell>
          <table:table-cell table:style-name="Default" office:value-type="float" office:value="35.985" calcext:value-type="float">
            <text:p>35,985</text:p>
          </table:table-cell>
          <table:table-cell table:style-name="Default" office:value-type="float" office:value="33.894" calcext:value-type="float">
            <text:p>33,894</text:p>
          </table:table-cell>
          <table:table-cell table:style-name="Default" office:value-type="float" office:value="35.702" calcext:value-type="float">
            <text:p>35,702</text:p>
          </table:table-cell>
          <table:table-cell table:style-name="Default" office:value-type="float" office:value="34.689" calcext:value-type="float">
            <text:p>34,689</text:p>
          </table:table-cell>
          <table:table-cell table:style-name="Default" office:value-type="float" office:value="34.486" calcext:value-type="float">
            <text:p>34,486</text:p>
          </table:table-cell>
          <table:table-cell table:style-name="Default" office:value-type="float" office:value="35.629" calcext:value-type="float">
            <text:p>35,629</text:p>
          </table:table-cell>
          <table:table-cell table:style-name="Default" office:value-type="float" office:value="36.059" calcext:value-type="float">
            <text:p>36,059</text:p>
          </table:table-cell>
          <table:table-cell table:style-name="Default" office:value-type="float" office:value="37.576" calcext:value-type="float">
            <text:p>37,576</text:p>
          </table:table-cell>
          <table:table-cell table:style-name="Default" office:value-type="float" office:value="38.358" calcext:value-type="float">
            <text:p>38,358</text:p>
          </table:table-cell>
          <table:table-cell table:style-name="Default" office:value-type="float" office:value="35.474" calcext:value-type="float">
            <text:p>35,474</text:p>
          </table:table-cell>
          <table:table-cell table:style-name="Default" office:value-type="float" office:value="33.976" calcext:value-type="float">
            <text:p>33,976</text:p>
          </table:table-cell>
          <table:table-cell table:style-name="Default" office:value-type="float" office:value="33.343" calcext:value-type="float">
            <text:p>33,343</text:p>
          </table:table-cell>
          <table:table-cell table:style-name="Default" office:value-type="float" office:value="33.2" calcext:value-type="float">
            <text:p>33,2</text:p>
          </table:table-cell>
          <table:table-cell table:style-name="Default" office:value-type="float" office:value="31.955" calcext:value-type="float">
            <text:p>31,955</text:p>
          </table:table-cell>
          <table:table-cell table:style-name="Default" office:value-type="float" office:value="31.808" calcext:value-type="float">
            <text:p>31,808</text:p>
          </table:table-cell>
          <table:table-cell table:style-name="Default" office:value-type="float" office:value="31.178" calcext:value-type="float">
            <text:p>31,178</text:p>
          </table:table-cell>
          <table:table-cell table:style-name="Default" office:value-type="float" office:value="29.78" calcext:value-type="float">
            <text:p>29,78</text:p>
          </table:table-cell>
          <table:table-cell table:style-name="Default" office:value-type="float" office:value="37.981" calcext:value-type="float">
            <text:p>37,981</text:p>
          </table:table-cell>
          <table:table-cell table:style-name="Default" office:value-type="float" office:value="39.368" calcext:value-type="float">
            <text:p>39,368</text:p>
          </table:table-cell>
          <table:table-cell table:style-name="Default" office:value-type="float" office:value="39.66" calcext:value-type="float">
            <text:p>39,66</text:p>
          </table:table-cell>
          <table:table-cell table:style-name="Default" office:value-type="float" office:value="39.758" calcext:value-type="float">
            <text:p>39,758</text:p>
          </table:table-cell>
          <table:table-cell table:style-name="Default" office:value-type="float" office:value="39.767" calcext:value-type="float">
            <text:p>39,767</text:p>
          </table:table-cell>
          <table:table-cell table:style-name="Default" office:value-type="float" office:value="39.793" calcext:value-type="float">
            <text:p>39,793</text:p>
          </table:table-cell>
          <table:table-cell table:style-name="Default" office:value-type="float" office:value="40.293" calcext:value-type="float">
            <text:p>40,293</text:p>
          </table:table-cell>
          <table:table-cell table:style-name="Default" office:value-type="float" office:value="40.76" calcext:value-type="float">
            <text:p>40,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style-name="Default" office:value-type="float" office:value="40.31" calcext:value-type="float">
            <text:p>40,31</text:p>
          </table:table-cell>
          <table:table-cell table:style-name="Default" office:value-type="float" office:value="41.089" calcext:value-type="float">
            <text:p>41,089</text:p>
          </table:table-cell>
          <table:table-cell table:style-name="Default" office:value-type="float" office:value="42.575" calcext:value-type="float">
            <text:p>42,575</text:p>
          </table:table-cell>
          <table:table-cell table:style-name="Default" office:value-type="float" office:value="42.916" calcext:value-type="float">
            <text:p>42,916</text:p>
          </table:table-cell>
          <table:table-cell table:style-name="Default" office:value-type="float" office:value="40.22" calcext:value-type="float">
            <text:p>40,22</text:p>
          </table:table-cell>
          <table:table-cell table:style-name="Default" office:value-type="float" office:value="39.933" calcext:value-type="float">
            <text:p>39,933</text:p>
          </table:table-cell>
          <table:table-cell table:style-name="Default" office:value-type="float" office:value="40.652" calcext:value-type="float">
            <text:p>40,652</text:p>
          </table:table-cell>
          <table:table-cell table:style-name="Default" office:value-type="float" office:value="38.434" calcext:value-type="float">
            <text:p>38,434</text:p>
          </table:table-cell>
          <table:table-cell table:style-name="Default" office:value-type="float" office:value="43.118" calcext:value-type="float">
            <text:p>43,118</text:p>
          </table:table-cell>
          <table:table-cell table:style-name="Default" office:value-type="float" office:value="42.109" calcext:value-type="float">
            <text:p>42,109</text:p>
          </table:table-cell>
          <table:table-cell table:style-name="Default" office:value-type="float" office:value="41.105" calcext:value-type="float">
            <text:p>41,105</text:p>
          </table:table-cell>
          <table:table-cell table:style-name="Default" office:value-type="float" office:value="41.489" calcext:value-type="float">
            <text:p>41,489</text:p>
          </table:table-cell>
          <table:table-cell table:style-name="Default" office:value-type="float" office:value="42.721" calcext:value-type="float">
            <text:p>42,721</text:p>
          </table:table-cell>
          <table:table-cell table:style-name="Default" office:value-type="float" office:value="41.646" calcext:value-type="float">
            <text:p>41,646</text:p>
          </table:table-cell>
          <table:table-cell table:style-name="Default" office:value-type="float" office:value="43.529" calcext:value-type="float">
            <text:p>43,529</text:p>
          </table:table-cell>
          <table:table-cell table:style-name="Default" office:value-type="float" office:value="37.035" calcext:value-type="float">
            <text:p>37,035</text:p>
          </table:table-cell>
          <table:table-cell table:style-name="Default" office:value-type="float" office:value="36.163" calcext:value-type="float">
            <text:p>36,163</text:p>
          </table:table-cell>
          <table:table-cell table:style-name="Default" office:value-type="float" office:value="34.765" calcext:value-type="float">
            <text:p>34,765</text:p>
          </table:table-cell>
          <table:table-cell table:style-name="Default" office:value-type="float" office:value="34.582" calcext:value-type="float">
            <text:p>34,582</text:p>
          </table:table-cell>
          <table:table-cell table:style-name="Default" office:value-type="float" office:value="36.387" calcext:value-type="float">
            <text:p>36,387</text:p>
          </table:table-cell>
          <table:table-cell table:style-name="Default" office:value-type="float" office:value="36.007" calcext:value-type="float">
            <text:p>36,007</text:p>
          </table:table-cell>
          <table:table-cell table:style-name="Default" office:value-type="float" office:value="37.342" calcext:value-type="float">
            <text:p>37,342</text:p>
          </table:table-cell>
          <table:table-cell table:style-name="Default" office:value-type="float" office:value="24.998" calcext:value-type="float">
            <text:p>24,998</text:p>
          </table:table-cell>
          <table:table-cell table:style-name="Default" office:value-type="float" office:value="23.52" calcext:value-type="float">
            <text:p>23,52</text:p>
          </table:table-cell>
          <table:table-cell table:style-name="Default" office:value-type="float" office:value="23.005" calcext:value-type="float">
            <text:p>23,005</text:p>
          </table:table-cell>
          <table:table-cell table:style-name="Default" office:value-type="float" office:value="22.103" calcext:value-type="float">
            <text:p>22,103</text:p>
          </table:table-cell>
          <table:table-cell table:style-name="Default" office:value-type="float" office:value="22.895" calcext:value-type="float">
            <text:p>22,895</text:p>
          </table:table-cell>
          <table:table-cell table:style-name="Default" office:value-type="float" office:value="21.427" calcext:value-type="float">
            <text:p>21,427</text:p>
          </table:table-cell>
          <table:table-cell table:style-name="Default" office:value-type="float" office:value="23.249" calcext:value-type="float">
            <text:p>23,249</text:p>
          </table:table-cell>
          <table:table-cell table:style-name="Default" office:value-type="float" office:value="23.587" calcext:value-type="float">
            <text:p>23,587</text:p>
          </table:table-cell>
          <table:table-cell table:style-name="Default" office:value-type="float" office:value="23.292" calcext:value-type="float">
            <text:p>23,292</text:p>
          </table:table-cell>
          <table:table-cell table:style-name="Default" office:value-type="float" office:value="23.87" calcext:value-type="float">
            <text:p>23,87</text:p>
          </table:table-cell>
          <table:table-cell table:style-name="Default" office:value-type="float" office:value="23.596" calcext:value-type="float">
            <text:p>23,596</text:p>
          </table:table-cell>
          <table:table-cell table:style-name="Default" office:value-type="float" office:value="23.614" calcext:value-type="float">
            <text:p>23,614</text:p>
          </table:table-cell>
          <table:table-cell table:style-name="Default" office:value-type="float" office:value="22.482" calcext:value-type="float">
            <text:p>22,482</text:p>
          </table:table-cell>
          <table:table-cell table:style-name="Default" office:value-type="float" office:value="21.906" calcext:value-type="float">
            <text:p>21,906</text:p>
          </table:table-cell>
          <table:table-cell table:style-name="Default" office:value-type="float" office:value="23.076" calcext:value-type="float">
            <text:p>23,076</text:p>
          </table:table-cell>
          <table:table-cell table:style-name="Default" office:value-type="float" office:value="37.378" calcext:value-type="float">
            <text:p>37,378</text:p>
          </table:table-cell>
          <table:table-cell table:style-name="Default" office:value-type="float" office:value="37.28" calcext:value-type="float">
            <text:p>37,28</text:p>
          </table:table-cell>
          <table:table-cell table:style-name="Default" office:value-type="float" office:value="38.549" calcext:value-type="float">
            <text:p>38,549</text:p>
          </table:table-cell>
          <table:table-cell table:style-name="Default" office:value-type="float" office:value="39.16" calcext:value-type="float">
            <text:p>39,16</text:p>
          </table:table-cell>
          <table:table-cell table:style-name="Default" office:value-type="float" office:value="35.959" calcext:value-type="float">
            <text:p>35,959</text:p>
          </table:table-cell>
          <table:table-cell table:style-name="Default" office:value-type="float" office:value="35.851" calcext:value-type="float">
            <text:p>35,851</text:p>
          </table:table-cell>
          <table:table-cell table:style-name="Default" office:value-type="float" office:value="34.787" calcext:value-type="float">
            <text:p>34,787</text:p>
          </table:table-cell>
          <table:table-cell table:style-name="Default" office:value-type="float" office:value="34.469" calcext:value-type="float">
            <text:p>34,469</text:p>
          </table:table-cell>
          <table:table-cell table:style-name="Default" office:value-type="float" office:value="42.973" calcext:value-type="float">
            <text:p>42,973</text:p>
          </table:table-cell>
          <table:table-cell table:style-name="Default" office:value-type="float" office:value="42.994" calcext:value-type="float">
            <text:p>42,994</text:p>
          </table:table-cell>
          <table:table-cell table:style-name="Default" office:value-type="float" office:value="43.577" calcext:value-type="float">
            <text:p>43,577</text:p>
          </table:table-cell>
          <table:table-cell table:style-name="Default" office:value-type="float" office:value="44.707" calcext:value-type="float">
            <text:p>44,707</text:p>
          </table:table-cell>
          <table:table-cell table:style-name="Default" office:value-type="float" office:value="43.679" calcext:value-type="float">
            <text:p>43,679</text:p>
          </table:table-cell>
          <table:table-cell table:style-name="Default" office:value-type="float" office:value="43.762" calcext:value-type="float">
            <text:p>43,762</text:p>
          </table:table-cell>
          <table:table-cell table:style-name="Default" office:value-type="float" office:value="42.646" calcext:value-type="float">
            <text:p>42,646</text:p>
          </table:table-cell>
          <table:table-cell table:style-name="Default" office:value-type="float" office:value="45.007" calcext:value-type="float">
            <text:p>45,007</text:p>
          </table:table-cell>
          <table:table-cell table:style-name="Default" office:value-type="float" office:value="42.675" calcext:value-type="float">
            <text:p>42,675</text:p>
          </table:table-cell>
          <table:table-cell table:style-name="Default" office:value-type="float" office:value="45.075" calcext:value-type="float">
            <text:p>45,075</text:p>
          </table:table-cell>
          <table:table-cell table:style-name="Default" office:value-type="float" office:value="43.933" calcext:value-type="float">
            <text:p>43,933</text:p>
          </table:table-cell>
          <table:table-cell table:style-name="Default" office:value-type="float" office:value="44.08" calcext:value-type="float">
            <text:p>44,08</text:p>
          </table:table-cell>
          <table:table-cell table:style-name="Default" office:value-type="float" office:value="39.648" calcext:value-type="float">
            <text:p>39,648</text:p>
          </table:table-cell>
          <table:table-cell table:style-name="Default" office:value-type="float" office:value="38.607" calcext:value-type="float">
            <text:p>38,607</text:p>
          </table:table-cell>
          <table:table-cell table:style-name="Default" office:value-type="float" office:value="39.085" calcext:value-type="float">
            <text:p>39,085</text:p>
          </table:table-cell>
          <table:table-cell table:style-name="Default" office:value-type="float" office:value="40.102" calcext:value-type="float">
            <text:p>40,102</text:p>
          </table:table-cell>
          <table:table-cell table:style-name="Default" office:value-type="float" office:value="37.289" calcext:value-type="float">
            <text:p>37,289</text:p>
          </table:table-cell>
          <table:table-cell table:style-name="Default" office:value-type="float" office:value="36.446" calcext:value-type="float">
            <text:p>36,446</text:p>
          </table:table-cell>
          <table:table-cell table:style-name="Default" office:value-type="float" office:value="36.573" calcext:value-type="float">
            <text:p>36,573</text:p>
          </table:table-cell>
          <table:table-cell table:style-name="Default" office:value-type="float" office:value="35.621" calcext:value-type="float">
            <text:p>35,621</text:p>
          </table:table-cell>
          <table:table-cell table:style-name="Default" office:value-type="float" office:value="35.819" calcext:value-type="float">
            <text:p>35,819</text:p>
          </table:table-cell>
          <table:table-cell table:style-name="Default" office:value-type="float" office:value="34.85" calcext:value-type="float">
            <text:p>34,85</text:p>
          </table:table-cell>
          <table:table-cell table:style-name="Default" office:value-type="float" office:value="34.975" calcext:value-type="float">
            <text:p>34,975</text:p>
          </table:table-cell>
          <table:table-cell table:style-name="Default" office:value-type="float" office:value="34.163" calcext:value-type="float">
            <text:p>34,163</text:p>
          </table:table-cell>
          <table:table-cell table:style-name="Default" office:value-type="float" office:value="38.303" calcext:value-type="float">
            <text:p>38,303</text:p>
          </table:table-cell>
          <table:table-cell table:style-name="Default" office:value-type="float" office:value="38.614" calcext:value-type="float">
            <text:p>38,614</text:p>
          </table:table-cell>
          <table:table-cell table:style-name="Default" office:value-type="float" office:value="37.624" calcext:value-type="float">
            <text:p>37,624</text:p>
          </table:table-cell>
          <table:table-cell table:style-name="Default" office:value-type="float" office:value="36.432" calcext:value-type="float">
            <text:p>36,432</text:p>
          </table:table-cell>
          <table:table-cell table:style-name="Default" office:value-type="float" office:value="38.505" calcext:value-type="float">
            <text:p>38,505</text:p>
          </table:table-cell>
          <table:table-cell table:style-name="Default" office:value-type="float" office:value="39.589" calcext:value-type="float">
            <text:p>39,589</text:p>
          </table:table-cell>
          <table:table-cell table:style-name="Default" office:value-type="float" office:value="39.431" calcext:value-type="float">
            <text:p>39,431</text:p>
          </table:table-cell>
          <table:table-cell table:style-name="Default" office:value-type="float" office:value="40.788" calcext:value-type="float">
            <text:p>40,788</text:p>
          </table:table-cell>
          <table:table-cell table:style-name="Default" office:value-type="float" office:value="40.507" calcext:value-type="float">
            <text:p>40,507</text:p>
          </table:table-cell>
          <table:table-cell table:style-name="Default" office:value-type="float" office:value="41.849" calcext:value-type="float">
            <text:p>41,849</text:p>
          </table:table-cell>
          <table:table-cell table:style-name="Default" office:value-type="float" office:value="41.652" calcext:value-type="float">
            <text:p>41,652</text:p>
          </table:table-cell>
          <table:table-cell table:style-name="Default" office:value-type="float" office:value="42.623" calcext:value-type="float">
            <text:p>42,623</text:p>
          </table:table-cell>
          <table:table-cell table:style-name="Default" office:value-type="float" office:value="38.064" calcext:value-type="float">
            <text:p>38,064</text:p>
          </table:table-cell>
          <table:table-cell table:style-name="Default" office:value-type="float" office:value="37.133" calcext:value-type="float">
            <text:p>37,133</text:p>
          </table:table-cell>
          <table:table-cell table:style-name="Default" office:value-type="float" office:value="36.964" calcext:value-type="float">
            <text:p>36,964</text:p>
          </table:table-cell>
          <table:table-cell table:style-name="Default" office:value-type="float" office:value="37.85" calcext:value-type="float">
            <text:p>37,85</text:p>
          </table:table-cell>
          <table:table-cell table:style-name="Default" office:value-type="float" office:value="37.547" calcext:value-type="float">
            <text:p>37,547</text:p>
          </table:table-cell>
          <table:table-cell table:style-name="Default" office:value-type="float" office:value="37.542" calcext:value-type="float">
            <text:p>37,542</text:p>
          </table:table-cell>
          <table:table-cell table:style-name="Default" office:value-type="float" office:value="36.341" calcext:value-type="float">
            <text:p>36,341</text:p>
          </table:table-cell>
          <table:table-cell table:style-name="Default" office:value-type="float" office:value="38.658" calcext:value-type="float">
            <text:p>38,658</text:p>
          </table:table-cell>
          <table:table-cell table:style-name="Default" office:value-type="float" office:value="36.205" calcext:value-type="float">
            <text:p>36,205</text:p>
          </table:table-cell>
          <table:table-cell table:style-name="Default" office:value-type="float" office:value="38.542" calcext:value-type="float">
            <text:p>38,542</text:p>
          </table:table-cell>
          <table:table-cell table:style-name="Default" office:value-type="float" office:value="37.336" calcext:value-type="float">
            <text:p>37,336</text:p>
          </table:table-cell>
          <table:table-cell table:style-name="Default" office:value-type="float" office:value="37.193" calcext:value-type="float">
            <text:p>37,193</text:p>
          </table:table-cell>
          <table:table-cell table:style-name="Default" office:value-type="float" office:value="35.828" calcext:value-type="float">
            <text:p>35,828</text:p>
          </table:table-cell>
          <table:table-cell table:style-name="Default" office:value-type="float" office:value="35.553" calcext:value-type="float">
            <text:p>35,553</text:p>
          </table:table-cell>
          <table:table-cell table:style-name="Default" office:value-type="float" office:value="36.142" calcext:value-type="float">
            <text:p>36,142</text:p>
          </table:table-cell>
          <table:table-cell table:style-name="Default" office:value-type="float" office:value="35.402" calcext:value-type="float">
            <text:p>35,402</text:p>
          </table:table-cell>
          <table:table-cell table:style-name="Default" office:value-type="float" office:value="34.034" calcext:value-type="float">
            <text:p>34,034</text:p>
          </table:table-cell>
          <table:table-cell table:style-name="Default" office:value-type="float" office:value="33.483" calcext:value-type="float">
            <text:p>33,483</text:p>
          </table:table-cell>
          <table:table-cell table:style-name="Default" office:value-type="float" office:value="32.025" calcext:value-type="float">
            <text:p>32,025</text:p>
          </table:table-cell>
          <table:table-cell table:style-name="Default" office:value-type="float" office:value="34.312" calcext:value-type="float">
            <text:p>34,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</text:p>
          </table:table-cell>
          <table:table-cell table:style-name="Default" office:value-type="float" office:value="-1.002" calcext:value-type="float">
            <text:p>-1,002</text:p>
          </table:table-cell>
          <table:table-cell table:style-name="Default" office:value-type="float" office:value="-0.04" calcext:value-type="float">
            <text:p>-0,04</text:p>
          </table:table-cell>
          <table:table-cell table:style-name="Default" office:value-type="float" office:value="0.194" calcext:value-type="float">
            <text:p>0,194</text:p>
          </table:table-cell>
          <table:table-cell table:style-name="Default" office:value-type="float" office:value="0.279" calcext:value-type="float">
            <text:p>0,279</text:p>
          </table:table-cell>
          <table:table-cell table:style-name="Default" office:value-type="float" office:value="1.233" calcext:value-type="float">
            <text:p>1,233</text:p>
          </table:table-cell>
          <table:table-cell table:style-name="Default" office:value-type="float" office:value="1.459" calcext:value-type="float">
            <text:p>1,459</text:p>
          </table:table-cell>
          <table:table-cell table:style-name="Default" office:value-type="float" office:value="2.532" calcext:value-type="float">
            <text:p>2,532</text:p>
          </table:table-cell>
          <table:table-cell table:style-name="Default" office:value-type="float" office:value="1.487" calcext:value-type="float">
            <text:p>1,487</text:p>
          </table:table-cell>
          <table:table-cell table:style-name="Default" office:value-type="float" office:value="11.869" calcext:value-type="float">
            <text:p>11,869</text:p>
          </table:table-cell>
          <table:table-cell table:style-name="Default" office:value-type="float" office:value="12.069" calcext:value-type="float">
            <text:p>12,069</text:p>
          </table:table-cell>
          <table:table-cell table:style-name="Default" office:value-type="float" office:value="13.107" calcext:value-type="float">
            <text:p>13,107</text:p>
          </table:table-cell>
          <table:table-cell table:style-name="Default" office:value-type="float" office:value="14.21" calcext:value-type="float">
            <text:p>14,21</text:p>
          </table:table-cell>
          <table:table-cell table:style-name="Default" office:value-type="float" office:value="12.497" calcext:value-type="float">
            <text:p>12,497</text:p>
          </table:table-cell>
          <table:table-cell table:style-name="Default" office:value-type="float" office:value="12.868" calcext:value-type="float">
            <text:p>12,868</text:p>
          </table:table-cell>
          <table:table-cell table:style-name="Default" office:value-type="float" office:value="11.378" calcext:value-type="float">
            <text:p>11,378</text:p>
          </table:table-cell>
          <table:table-cell table:style-name="Default" office:value-type="float" office:value="15.2" calcext:value-type="float">
            <text:p>15,2</text:p>
          </table:table-cell>
          <table:table-cell table:style-name="Default" office:value-type="float" office:value="15.771" calcext:value-type="float">
            <text:p>15,771</text:p>
          </table:table-cell>
          <table:table-cell table:style-name="Default" office:value-type="float" office:value="15.72" calcext:value-type="float">
            <text:p>15,72</text:p>
          </table:table-cell>
          <table:table-cell table:style-name="Default" office:value-type="float" office:value="15.914" calcext:value-type="float">
            <text:p>15,914</text:p>
          </table:table-cell>
          <table:table-cell table:style-name="Default" office:value-type="float" office:value="17.273" calcext:value-type="float">
            <text:p>17,273</text:p>
          </table:table-cell>
          <table:table-cell table:style-name="Default" office:value-type="float" office:value="17.975" calcext:value-type="float">
            <text:p>17,975</text:p>
          </table:table-cell>
          <table:table-cell table:style-name="Default" office:value-type="float" office:value="18.004" calcext:value-type="float">
            <text:p>18,004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2.608" calcext:value-type="float">
            <text:p>12,608</text:p>
          </table:table-cell>
          <table:table-cell table:style-name="Default" office:value-type="float" office:value="13.677" calcext:value-type="float">
            <text:p>13,677</text:p>
          </table:table-cell>
          <table:table-cell table:style-name="Default" office:value-type="float" office:value="14.414" calcext:value-type="float">
            <text:p>14,414</text:p>
          </table:table-cell>
          <table:table-cell table:style-name="Default" office:value-type="float" office:value="11.193" calcext:value-type="float">
            <text:p>11,193</text:p>
          </table:table-cell>
          <table:table-cell table:style-name="Default" office:value-type="float" office:value="11.149" calcext:value-type="float">
            <text:p>11,149</text:p>
          </table:table-cell>
          <table:table-cell table:style-name="Default" office:value-type="float" office:value="10.113" calcext:value-type="float">
            <text:p>10,113</text:p>
          </table:table-cell>
          <table:table-cell table:style-name="Default" office:value-type="float" office:value="13.757" calcext:value-type="float">
            <text:p>13,757</text:p>
          </table:table-cell>
          <table:table-cell table:style-name="Default" office:value-type="float" office:value="14.736" calcext:value-type="float">
            <text:p>14,736</text:p>
          </table:table-cell>
          <table:table-cell table:style-name="Default" office:value-type="float" office:value="16.177" calcext:value-type="float">
            <text:p>16,177</text:p>
          </table:table-cell>
          <table:table-cell table:style-name="Default" office:value-type="float" office:value="17.107" calcext:value-type="float">
            <text:p>17,107</text:p>
          </table:table-cell>
          <table:table-cell table:style-name="Default" office:value-type="float" office:value="14.144" calcext:value-type="float">
            <text:p>14,144</text:p>
          </table:table-cell>
          <table:table-cell table:style-name="Default" office:value-type="float" office:value="13.306" calcext:value-type="float">
            <text:p>13,306</text:p>
          </table:table-cell>
          <table:table-cell table:style-name="Default" office:value-type="float" office:value="12.135" calcext:value-type="float">
            <text:p>12,135</text:p>
          </table:table-cell>
          <table:table-cell table:style-name="Default" office:value-type="float" office:value="12.708" calcext:value-type="float">
            <text:p>12,708</text:p>
          </table:table-cell>
          <table:table-cell table:style-name="Default" office:value-type="float" office:value="11.711" calcext:value-type="float">
            <text:p>11,711</text:p>
          </table:table-cell>
          <table:table-cell table:style-name="Default" office:value-type="float" office:value="10.312" calcext:value-type="float">
            <text:p>10,312</text:p>
          </table:table-cell>
          <table:table-cell table:style-name="Default" office:value-type="float" office:value="9.864" calcext:value-type="float">
            <text:p>9,864</text:p>
          </table:table-cell>
          <table:table-cell table:style-name="Default" office:value-type="float" office:value="10.743" calcext:value-type="float">
            <text:p>10,743</text:p>
          </table:table-cell>
          <table:table-cell table:style-name="Default" office:value-type="float" office:value="9.974" calcext:value-type="float">
            <text:p>9,974</text:p>
          </table:table-cell>
          <table:table-cell table:style-name="Default" office:value-type="float" office:value="10.906" calcext:value-type="float">
            <text:p>10,906</text:p>
          </table:table-cell>
          <table:table-cell table:style-name="Default" office:value-type="float" office:value="10.181" calcext:value-type="float">
            <text:p>10,181</text:p>
          </table:table-cell>
          <table:table-cell table:style-name="Default" office:value-type="float" office:value="11.137" calcext:value-type="float">
            <text:p>11,137</text:p>
          </table:table-cell>
          <table:table-cell table:style-name="Default" office:value-type="float" office:value="7.64" calcext:value-type="float">
            <text:p>7,64</text:p>
          </table:table-cell>
          <table:table-cell table:style-name="Default" office:value-type="float" office:value="8.368" calcext:value-type="float">
            <text:p>8,368</text:p>
          </table:table-cell>
          <table:table-cell table:style-name="Default" office:value-type="float" office:value="7.633" calcext:value-type="float">
            <text:p>7,633</text:p>
          </table:table-cell>
          <table:table-cell table:style-name="Default" office:value-type="float" office:value="7.188" calcext:value-type="float">
            <text:p>7,188</text:p>
          </table:table-cell>
          <table:table-cell table:style-name="Default" office:value-type="float" office:value="9.726" calcext:value-type="float">
            <text:p>9,726</text:p>
          </table:table-cell>
          <table:table-cell table:style-name="Default" office:value-type="float" office:value="10.587" calcext:value-type="float">
            <text:p>10,587</text:p>
          </table:table-cell>
          <table:table-cell table:style-name="Default" office:value-type="float" office:value="11.217" calcext:value-type="float">
            <text:p>11,217</text:p>
          </table:table-cell>
          <table:table-cell table:style-name="Default" office:value-type="float" office:value="10.914" calcext:value-type="float">
            <text:p>10,914</text:p>
          </table:table-cell>
          <table:table-cell table:style-name="Default" office:value-type="float" office:value="12.015" calcext:value-type="float">
            <text:p>12,015</text:p>
          </table:table-cell>
          <table:table-cell table:style-name="Default" office:value-type="float" office:value="11.735" calcext:value-type="float">
            <text:p>11,735</text:p>
          </table:table-cell>
          <table:table-cell table:style-name="Default" office:value-type="float" office:value="12.249" calcext:value-type="float">
            <text:p>12,249</text:p>
          </table:table-cell>
          <table:table-cell table:style-name="Default" office:value-type="float" office:value="13.078" calcext:value-type="float">
            <text:p>13,078</text:p>
          </table:table-cell>
          <table:table-cell table:style-name="Default" office:value-type="float" office:value="9.136" calcext:value-type="float">
            <text:p>9,136</text:p>
          </table:table-cell>
          <table:table-cell table:style-name="Default" office:value-type="float" office:value="9.639" calcext:value-type="float">
            <text:p>9,639</text:p>
          </table:table-cell>
          <table:table-cell table:style-name="Default" office:value-type="float" office:value="9.488" calcext:value-type="float">
            <text:p>9,488</text:p>
          </table:table-cell>
          <table:table-cell table:style-name="Default" office:value-type="float" office:value="8.826" calcext:value-type="float">
            <text:p>8,826</text:p>
          </table:table-cell>
          <table:table-cell table:style-name="Default" office:value-type="float" office:value="8.868" calcext:value-type="float">
            <text:p>8,868</text:p>
          </table:table-cell>
          <table:table-cell table:style-name="Default" office:value-type="float" office:value="9.266" calcext:value-type="float">
            <text:p>9,266</text:p>
          </table:table-cell>
          <table:table-cell table:style-name="Default" office:value-type="float" office:value="8.58" calcext:value-type="float">
            <text:p>8,58</text:p>
          </table:table-cell>
          <table:table-cell table:style-name="Default" office:value-type="float" office:value="10.382" calcext:value-type="float">
            <text:p>10,382</text:p>
          </table:table-cell>
          <table:table-cell table:style-name="Default" office:value-type="float" office:value="8.947" calcext:value-type="float">
            <text:p>8,947</text:p>
          </table:table-cell>
          <table:table-cell table:style-name="Default" office:value-type="float" office:value="10.769" calcext:value-type="float">
            <text:p>10,769</text:p>
          </table:table-cell>
          <table:table-cell table:style-name="Default" office:value-type="float" office:value="10.05" calcext:value-type="float">
            <text:p>10,05</text:p>
          </table:table-cell>
          <table:table-cell table:style-name="Default" office:value-type="float" office:value="10.473" calcext:value-type="float">
            <text:p>10,473</text:p>
          </table:table-cell>
          <table:table-cell table:style-name="Default" office:value-type="float" office:value="9.999" calcext:value-type="float">
            <text:p>9,999</text:p>
          </table:table-cell>
          <table:table-cell table:style-name="Default" office:value-type="float" office:value="9.778" calcext:value-type="float">
            <text:p>9,778</text:p>
          </table:table-cell>
          <table:table-cell table:style-name="Default" office:value-type="float" office:value="8.721" calcext:value-type="float">
            <text:p>8,721</text:p>
          </table:table-cell>
          <table:table-cell table:style-name="Default" office:value-type="float" office:value="8.957" calcext:value-type="float">
            <text:p>8,957</text:p>
          </table:table-cell>
          <table:table-cell table:style-name="Default" office:value-type="float" office:value="11.052" calcext:value-type="float">
            <text:p>11,052</text:p>
          </table:table-cell>
          <table:table-cell table:style-name="Default" office:value-type="float" office:value="12.078" calcext:value-type="float">
            <text:p>12,078</text:p>
          </table:table-cell>
          <table:table-cell table:style-name="Default" office:value-type="float" office:value="13.008" calcext:value-type="float">
            <text:p>13,008</text:p>
          </table:table-cell>
          <table:table-cell table:style-name="Default" office:value-type="float" office:value="12.014" calcext:value-type="float">
            <text:p>12,014</text:p>
          </table:table-cell>
          <table:table-cell table:style-name="Default" office:value-type="float" office:value="13.819" calcext:value-type="float">
            <text:p>13,819</text:p>
          </table:table-cell>
          <table:table-cell table:style-name="Default" office:value-type="float" office:value="12.875" calcext:value-type="float">
            <text:p>12,875</text:p>
          </table:table-cell>
          <table:table-cell table:style-name="Default" office:value-type="float" office:value="13.796" calcext:value-type="float">
            <text:p>13,796</text:p>
          </table:table-cell>
          <table:table-cell table:style-name="Default" office:value-type="float" office:value="14.66" calcext:value-type="float">
            <text:p>14,66</text:p>
          </table:table-cell>
          <table:table-cell table:style-name="Default" office:value-type="float" office:value="7.566" calcext:value-type="float">
            <text:p>7,566</text:p>
          </table:table-cell>
          <table:table-cell table:style-name="Default" office:value-type="float" office:value="6.564" calcext:value-type="float">
            <text:p>6,564</text:p>
          </table:table-cell>
          <table:table-cell table:style-name="Default" office:value-type="float" office:value="6.479" calcext:value-type="float">
            <text:p>6,479</text:p>
          </table:table-cell>
          <table:table-cell table:style-name="Default" office:value-type="float" office:value="6.796" calcext:value-type="float">
            <text:p>6,796</text:p>
          </table:table-cell>
          <table:table-cell table:style-name="Default" office:value-type="float" office:value="5.183" calcext:value-type="float">
            <text:p>5,183</text:p>
          </table:table-cell>
          <table:table-cell table:style-name="Default" office:value-type="float" office:value="5.144" calcext:value-type="float">
            <text:p>5,144</text:p>
          </table:table-cell>
          <table:table-cell table:style-name="Default" office:value-type="float" office:value="4.829" calcext:value-type="float">
            <text:p>4,829</text:p>
          </table:table-cell>
          <table:table-cell table:style-name="Default" office:value-type="float" office:value="5.462" calcext:value-type="float">
            <text:p>5,462</text:p>
          </table:table-cell>
          <table:table-cell table:style-name="Default" office:value-type="float" office:value="4.802" calcext:value-type="float">
            <text:p>4,802</text:p>
          </table:table-cell>
          <table:table-cell table:style-name="Default" office:value-type="float" office:value="5.397" calcext:value-type="float">
            <text:p>5,397</text:p>
          </table:table-cell>
          <table:table-cell table:style-name="Default" office:value-type="float" office:value="5.037" calcext:value-type="float">
            <text:p>5,037</text:p>
          </table:table-cell>
          <table:table-cell table:style-name="Default" office:value-type="float" office:value="4.916" calcext:value-type="float">
            <text:p>4,916</text:p>
          </table:table-cell>
          <table:table-cell table:style-name="Default" office:value-type="float" office:value="5.975" calcext:value-type="float">
            <text:p>5,975</text:p>
          </table:table-cell>
          <table:table-cell table:style-name="Default" office:value-type="float" office:value="5.679" calcext:value-type="float">
            <text:p>5,679</text:p>
          </table:table-cell>
          <table:table-cell table:style-name="Default" office:value-type="float" office:value="4.262" calcext:value-type="float">
            <text:p>4,262</text:p>
          </table:table-cell>
          <table:table-cell table:style-name="Default" office:value-type="float" office:value="3.271" calcext:value-type="float">
            <text:p>3,271</text:p>
          </table:table-cell>
          <table:table-cell table:style-name="Default" office:value-type="float" office:value="5.803" calcext:value-type="float">
            <text:p>5,803</text:p>
          </table:table-cell>
          <table:table-cell table:style-name="Default" office:value-type="float" office:value="7.221" calcext:value-type="float">
            <text:p>7,221</text:p>
          </table:table-cell>
          <table:table-cell table:style-name="Default" office:value-type="float" office:value="7.224" calcext:value-type="float">
            <text:p>7,224</text:p>
          </table:table-cell>
          <table:table-cell table:style-name="Default" office:value-type="float" office:value="8.068" calcext:value-type="float">
            <text:p>8,068</text:p>
          </table:table-cell>
        </table:table-row>
        <table:table-row table:style-name="ro1">
          <table:table-cell office:value-type="string" calcext:value-type="string">
            <text:p>num_a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Default" table:number-columns-repeated="1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226" calcext:value-type="float">
            <text:p>34,226</text:p>
          </table:table-cell>
          <table:table-cell office:value-type="float" office:value="40.31" calcext:value-type="float">
            <text:p>40,31</text:p>
          </table:table-cell>
          <table:table-cell office:value-type="float" office:value="-1.002" calcext:value-type="float">
            <text:p>-1,002</text:p>
          </table:table-cell>
          <table:table-cell/>
          <table:table-cell table:formula="of:=SQRT(POWER([.F$4]-[.$B8];2)+POWER([.F$5]-[.$C8];2)+POWER([.F$6]-[.$D8];2))" office:value-type="float" office:value="0" calcext:value-type="float">
            <text:p>0</text:p>
          </table:table-cell>
          <table:table-cell table:formula="of:=SQRT(POWER([.G$4]-[.$B8];2)+POWER([.G$5]-[.$C8];2)+POWER([.G$6]-[.$D8];2))" office:value-type="float" office:value="1.47007958968213" calcext:value-type="float">
            <text:p>1,47007958968213</text:p>
          </table:table-cell>
          <table:table-cell table:formula="of:=SQRT(POWER([.H$4]-[.$B8];2)+POWER([.H$5]-[.$C8];2)+POWER([.H$6]-[.$D8];2))" office:value-type="float" office:value="2.58477271728096" calcext:value-type="float">
            <text:p>2,58477271728096</text:p>
          </table:table-cell>
          <table:table-cell table:formula="of:=SQRT(POWER([.I$4]-[.$B8];2)+POWER([.I$5]-[.$C8];2)+POWER([.I$6]-[.$D8];2))" office:value-type="float" office:value="3.02483156555865" calcext:value-type="float">
            <text:p>3,02483156555865</text:p>
          </table:table-cell>
          <table:table-cell table:formula="of:=SQRT(POWER([.J$4]-[.$B8];2)+POWER([.J$5]-[.$C8];2)+POWER([.J$6]-[.$D8];2))" office:value-type="float" office:value="2.43372266291786" calcext:value-type="float">
            <text:p>2,43372266291786</text:p>
          </table:table-cell>
          <table:table-cell table:formula="of:=SQRT(POWER([.K$4]-[.$B8];2)+POWER([.K$5]-[.$C8];2)+POWER([.K$6]-[.$D8];2))" office:value-type="float" office:value="3.46994798231904" calcext:value-type="float">
            <text:p>3,46994798231904</text:p>
          </table:table-cell>
          <table:table-cell table:formula="of:=SQRT(POWER([.L$4]-[.$B8];2)+POWER([.L$5]-[.$C8];2)+POWER([.L$6]-[.$D8];2))" office:value-type="float" office:value="3.55861208900324" calcext:value-type="float">
            <text:p>3,55861208900324</text:p>
          </table:table-cell>
          <table:table-cell table:formula="of:=SQRT(POWER([.M$4]-[.$B8];2)+POWER([.M$5]-[.$C8];2)+POWER([.M$6]-[.$D8];2))" office:value-type="float" office:value="4.11515078703077" calcext:value-type="float">
            <text:p>4,11515078703077</text:p>
          </table:table-cell>
          <table:table-cell table:formula="of:=SQRT(POWER([.N$4]-[.$B8];2)+POWER([.N$5]-[.$C8];2)+POWER([.N$6]-[.$D8];2))" office:value-type="float" office:value="15.3758429362426" calcext:value-type="float">
            <text:p>15,3758429362426</text:p>
          </table:table-cell>
          <table:table-cell table:formula="of:=SQRT(POWER([.O$4]-[.$B8];2)+POWER([.O$5]-[.$C8];2)+POWER([.O$6]-[.$D8];2))" office:value-type="float" office:value="15.9377238650944" calcext:value-type="float">
            <text:p>15,9377238650944</text:p>
          </table:table-cell>
          <table:table-cell table:formula="of:=SQRT(POWER([.P$4]-[.$B8];2)+POWER([.P$5]-[.$C8];2)+POWER([.P$6]-[.$D8];2))" office:value-type="float" office:value="16.4722555225446" calcext:value-type="float">
            <text:p>16,4722555225446</text:p>
          </table:table-cell>
          <table:table-cell table:formula="of:=SQRT(POWER([.Q$4]-[.$B8];2)+POWER([.Q$5]-[.$C8];2)+POWER([.Q$6]-[.$D8];2))" office:value-type="float" office:value="17.3063921427893" calcext:value-type="float">
            <text:p>17,3063921427893</text:p>
          </table:table-cell>
          <table:table-cell table:formula="of:=SQRT(POWER([.R$4]-[.$B8];2)+POWER([.R$5]-[.$C8];2)+POWER([.R$6]-[.$D8];2))" office:value-type="float" office:value="17.1585115321813" calcext:value-type="float">
            <text:p>17,1585115321813</text:p>
          </table:table-cell>
          <table:table-cell table:formula="of:=SQRT(POWER([.S$4]-[.$B8];2)+POWER([.S$5]-[.$C8];2)+POWER([.S$6]-[.$D8];2))" office:value-type="float" office:value="17.9610324035118" calcext:value-type="float">
            <text:p>17,9610324035118</text:p>
          </table:table-cell>
          <table:table-cell table:formula="of:=SQRT(POWER([.T$4]-[.$B8];2)+POWER([.T$5]-[.$C8];2)+POWER([.T$6]-[.$D8];2))" office:value-type="float" office:value="16.8513281672395" calcext:value-type="float">
            <text:p>16,8513281672395</text:p>
          </table:table-cell>
          <table:table-cell table:formula="of:=SQRT(POWER([.U$4]-[.$B8];2)+POWER([.U$5]-[.$C8];2)+POWER([.U$6]-[.$D8];2))" office:value-type="float" office:value="18.7658169286605" calcext:value-type="float">
            <text:p>18,7658169286605</text:p>
          </table:table-cell>
          <table:table-cell table:formula="of:=SQRT(POWER([.V$4]-[.$B8];2)+POWER([.V$5]-[.$C8];2)+POWER([.V$6]-[.$D8];2))" office:value-type="float" office:value="19.9048945488289" calcext:value-type="float">
            <text:p>19,9048945488289</text:p>
          </table:table-cell>
          <table:table-cell table:formula="of:=SQRT(POWER([.W$4]-[.$B8];2)+POWER([.W$5]-[.$C8];2)+POWER([.W$6]-[.$D8];2))" office:value-type="float" office:value="19.9223370366029" calcext:value-type="float">
            <text:p>19,9223370366029</text:p>
          </table:table-cell>
          <table:table-cell table:formula="of:=SQRT(POWER([.X$4]-[.$B8];2)+POWER([.X$5]-[.$C8];2)+POWER([.X$6]-[.$D8];2))" office:value-type="float" office:value="19.6096569067386" calcext:value-type="float">
            <text:p>19,6096569067386</text:p>
          </table:table-cell>
          <table:table-cell table:formula="of:=SQRT(POWER([.Y$4]-[.$B8];2)+POWER([.Y$5]-[.$C8];2)+POWER([.Y$6]-[.$D8];2))" office:value-type="float" office:value="21.2034354527751" calcext:value-type="float">
            <text:p>21,2034354527751</text:p>
          </table:table-cell>
          <table:table-cell table:formula="of:=SQRT(POWER([.Z$4]-[.$B8];2)+POWER([.Z$5]-[.$C8];2)+POWER([.Z$6]-[.$D8];2))" office:value-type="float" office:value="22.5068531341012" calcext:value-type="float">
            <text:p>22,5068531341012</text:p>
          </table:table-cell>
          <table:table-cell table:formula="of:=SQRT(POWER([.AA$4]-[.$B8];2)+POWER([.AA$5]-[.$C8];2)+POWER([.AA$6]-[.$D8];2))" office:value-type="float" office:value="21.2703782053822" calcext:value-type="float">
            <text:p>21,2703782053822</text:p>
          </table:table-cell>
          <table:table-cell table:formula="of:=SQRT(POWER([.AB$4]-[.$B8];2)+POWER([.AB$5]-[.$C8];2)+POWER([.AB$6]-[.$D8];2))" office:value-type="float" office:value="24.4912688115581" calcext:value-type="float">
            <text:p>24,4912688115581</text:p>
          </table:table-cell>
          <table:table-cell table:formula="of:=SQRT(POWER([.AC$4]-[.$B8];2)+POWER([.AC$5]-[.$C8];2)+POWER([.AC$6]-[.$D8];2))" office:value-type="float" office:value="25.5122367698326" calcext:value-type="float">
            <text:p>25,5122367698326</text:p>
          </table:table-cell>
          <table:table-cell table:formula="of:=SQRT(POWER([.AD$4]-[.$B8];2)+POWER([.AD$5]-[.$C8];2)+POWER([.AD$6]-[.$D8];2))" office:value-type="float" office:value="26.9578536794011" calcext:value-type="float">
            <text:p>26,9578536794011</text:p>
          </table:table-cell>
          <table:table-cell table:formula="of:=SQRT(POWER([.AE$4]-[.$B8];2)+POWER([.AE$5]-[.$C8];2)+POWER([.AE$6]-[.$D8];2))" office:value-type="float" office:value="27.8025292734312" calcext:value-type="float">
            <text:p>27,8025292734312</text:p>
          </table:table-cell>
          <table:table-cell table:formula="of:=SQRT(POWER([.AF$4]-[.$B8];2)+POWER([.AF$5]-[.$C8];2)+POWER([.AF$6]-[.$D8];2))" office:value-type="float" office:value="25.3660234565846" calcext:value-type="float">
            <text:p>25,3660234565846</text:p>
          </table:table-cell>
          <table:table-cell table:formula="of:=SQRT(POWER([.AG$4]-[.$B8];2)+POWER([.AG$5]-[.$C8];2)+POWER([.AG$6]-[.$D8];2))" office:value-type="float" office:value="26.6360173261695" calcext:value-type="float">
            <text:p>26,6360173261695</text:p>
          </table:table-cell>
          <table:table-cell table:formula="of:=SQRT(POWER([.AH$4]-[.$B8];2)+POWER([.AH$5]-[.$C8];2)+POWER([.AH$6]-[.$D8];2))" office:value-type="float" office:value="24.0464264912689" calcext:value-type="float">
            <text:p>24,0464264912689</text:p>
          </table:table-cell>
          <table:table-cell table:formula="of:=SQRT(POWER([.AI$4]-[.$B8];2)+POWER([.AI$5]-[.$C8];2)+POWER([.AI$6]-[.$D8];2))" office:value-type="float" office:value="27.300135054611" calcext:value-type="float">
            <text:p>27,300135054611</text:p>
          </table:table-cell>
          <table:table-cell table:formula="of:=SQRT(POWER([.AJ$4]-[.$B8];2)+POWER([.AJ$5]-[.$C8];2)+POWER([.AJ$6]-[.$D8];2))" office:value-type="float" office:value="28.6252088900675" calcext:value-type="float">
            <text:p>28,6252088900675</text:p>
          </table:table-cell>
          <table:table-cell table:formula="of:=SQRT(POWER([.AK$4]-[.$B8];2)+POWER([.AK$5]-[.$C8];2)+POWER([.AK$6]-[.$D8];2))" office:value-type="float" office:value="28.9774306141866" calcext:value-type="float">
            <text:p>28,9774306141866</text:p>
          </table:table-cell>
          <table:table-cell table:formula="of:=SQRT(POWER([.AL$4]-[.$B8];2)+POWER([.AL$5]-[.$C8];2)+POWER([.AL$6]-[.$D8];2))" office:value-type="float" office:value="30.1037834333162" calcext:value-type="float">
            <text:p>30,1037834333162</text:p>
          </table:table-cell>
          <table:table-cell table:formula="of:=SQRT(POWER([.AM$4]-[.$B8];2)+POWER([.AM$5]-[.$C8];2)+POWER([.AM$6]-[.$D8];2))" office:value-type="float" office:value="28.9673367087829" calcext:value-type="float">
            <text:p>28,9673367087829</text:p>
          </table:table-cell>
          <table:table-cell table:formula="of:=SQRT(POWER([.AN$4]-[.$B8];2)+POWER([.AN$5]-[.$C8];2)+POWER([.AN$6]-[.$D8];2))" office:value-type="float" office:value="29.6665928107695" calcext:value-type="float">
            <text:p>29,6665928107695</text:p>
          </table:table-cell>
          <table:table-cell table:formula="of:=SQRT(POWER([.AO$4]-[.$B8];2)+POWER([.AO$5]-[.$C8];2)+POWER([.AO$6]-[.$D8];2))" office:value-type="float" office:value="28.9868720975548" calcext:value-type="float">
            <text:p>28,9868720975548</text:p>
          </table:table-cell>
          <table:table-cell table:formula="of:=SQRT(POWER([.AP$4]-[.$B8];2)+POWER([.AP$5]-[.$C8];2)+POWER([.AP$6]-[.$D8];2))" office:value-type="float" office:value="29.8745681977163" calcext:value-type="float">
            <text:p>29,8745681977163</text:p>
          </table:table-cell>
          <table:table-cell table:formula="of:=SQRT(POWER([.AQ$4]-[.$B8];2)+POWER([.AQ$5]-[.$C8];2)+POWER([.AQ$6]-[.$D8];2))" office:value-type="float" office:value="17.5920605387771" calcext:value-type="float">
            <text:p>17,5920605387771</text:p>
          </table:table-cell>
          <table:table-cell table:formula="of:=SQRT(POWER([.AR$4]-[.$B8];2)+POWER([.AR$5]-[.$C8];2)+POWER([.AR$6]-[.$D8];2))" office:value-type="float" office:value="16.4538333527479" calcext:value-type="float">
            <text:p>16,4538333527479</text:p>
          </table:table-cell>
          <table:table-cell table:formula="of:=SQRT(POWER([.AS$4]-[.$B8];2)+POWER([.AS$5]-[.$C8];2)+POWER([.AS$6]-[.$D8];2))" office:value-type="float" office:value="15.4498659541111" calcext:value-type="float">
            <text:p>15,4498659541111</text:p>
          </table:table-cell>
          <table:table-cell table:formula="of:=SQRT(POWER([.AT$4]-[.$B8];2)+POWER([.AT$5]-[.$C8];2)+POWER([.AT$6]-[.$D8];2))" office:value-type="float" office:value="15.5996259250022" calcext:value-type="float">
            <text:p>15,5996259250022</text:p>
          </table:table-cell>
          <table:table-cell table:formula="of:=SQRT(POWER([.AU$4]-[.$B8];2)+POWER([.AU$5]-[.$C8];2)+POWER([.AU$6]-[.$D8];2))" office:value-type="float" office:value="16.037864352837" calcext:value-type="float">
            <text:p>16,037864352837</text:p>
          </table:table-cell>
          <table:table-cell table:formula="of:=SQRT(POWER([.AV$4]-[.$B8];2)+POWER([.AV$5]-[.$C8];2)+POWER([.AV$6]-[.$D8];2))" office:value-type="float" office:value="15.9674703381594" calcext:value-type="float">
            <text:p>15,9674703381594</text:p>
          </table:table-cell>
          <table:table-cell table:formula="of:=SQRT(POWER([.AW$4]-[.$B8];2)+POWER([.AW$5]-[.$C8];2)+POWER([.AW$6]-[.$D8];2))" office:value-type="float" office:value="17.1911482746209" calcext:value-type="float">
            <text:p>17,1911482746209</text:p>
          </table:table-cell>
          <table:table-cell table:formula="of:=SQRT(POWER([.AX$4]-[.$B8];2)+POWER([.AX$5]-[.$C8];2)+POWER([.AX$6]-[.$D8];2))" office:value-type="float" office:value="16.2411140627729" calcext:value-type="float">
            <text:p>16,2411140627729</text:p>
          </table:table-cell>
          <table:table-cell table:formula="of:=SQRT(POWER([.AY$4]-[.$B8];2)+POWER([.AY$5]-[.$C8];2)+POWER([.AY$6]-[.$D8];2))" office:value-type="float" office:value="9.19103813505308" calcext:value-type="float">
            <text:p>9,19103813505308</text:p>
          </table:table-cell>
          <table:table-cell table:formula="of:=SQRT(POWER([.AZ$4]-[.$B8];2)+POWER([.AZ$5]-[.$C8];2)+POWER([.AZ$6]-[.$D8];2))" office:value-type="float" office:value="9.75400594627664" calcext:value-type="float">
            <text:p>9,75400594627664</text:p>
          </table:table-cell>
          <table:table-cell table:formula="of:=SQRT(POWER([.BA$4]-[.$B8];2)+POWER([.BA$5]-[.$C8];2)+POWER([.BA$6]-[.$D8];2))" office:value-type="float" office:value="9.26870616645063" calcext:value-type="float">
            <text:p>9,26870616645063</text:p>
          </table:table-cell>
          <table:table-cell table:formula="of:=SQRT(POWER([.BB$4]-[.$B8];2)+POWER([.BB$5]-[.$C8];2)+POWER([.BB$6]-[.$D8];2))" office:value-type="float" office:value="9.32686190527125" calcext:value-type="float">
            <text:p>9,32686190527125</text:p>
          </table:table-cell>
          <table:table-cell table:formula="of:=SQRT(POWER([.BC$4]-[.$B8];2)+POWER([.BC$5]-[.$C8];2)+POWER([.BC$6]-[.$D8];2))" office:value-type="float" office:value="11.2562111298607" calcext:value-type="float">
            <text:p>11,2562111298607</text:p>
          </table:table-cell>
          <table:table-cell table:formula="of:=SQRT(POWER([.BD$4]-[.$B8];2)+POWER([.BD$5]-[.$C8];2)+POWER([.BD$6]-[.$D8];2))" office:value-type="float" office:value="12.1158686853234" calcext:value-type="float">
            <text:p>12,1158686853234</text:p>
          </table:table-cell>
          <table:table-cell table:formula="of:=SQRT(POWER([.BE$4]-[.$B8];2)+POWER([.BE$5]-[.$C8];2)+POWER([.BE$6]-[.$D8];2))" office:value-type="float" office:value="12.5093895134815" calcext:value-type="float">
            <text:p>12,5093895134815</text:p>
          </table:table-cell>
          <table:table-cell table:formula="of:=SQRT(POWER([.BF$4]-[.$B8];2)+POWER([.BF$5]-[.$C8];2)+POWER([.BF$6]-[.$D8];2))" office:value-type="float" office:value="12.8714177152325" calcext:value-type="float">
            <text:p>12,8714177152325</text:p>
          </table:table-cell>
          <table:table-cell table:formula="of:=SQRT(POWER([.BG$4]-[.$B8];2)+POWER([.BG$5]-[.$C8];2)+POWER([.BG$6]-[.$D8];2))" office:value-type="float" office:value="13.4561305730882" calcext:value-type="float">
            <text:p>13,4561305730882</text:p>
          </table:table-cell>
          <table:table-cell table:formula="of:=SQRT(POWER([.BH$4]-[.$B8];2)+POWER([.BH$5]-[.$C8];2)+POWER([.BH$6]-[.$D8];2))" office:value-type="float" office:value="13.8085918905586" calcext:value-type="float">
            <text:p>13,8085918905586</text:p>
          </table:table-cell>
          <table:table-cell table:formula="of:=SQRT(POWER([.BI$4]-[.$B8];2)+POWER([.BI$5]-[.$C8];2)+POWER([.BI$6]-[.$D8];2))" office:value-type="float" office:value="14.0619751813179" calcext:value-type="float">
            <text:p>14,0619751813179</text:p>
          </table:table-cell>
          <table:table-cell table:formula="of:=SQRT(POWER([.BJ$4]-[.$B8];2)+POWER([.BJ$5]-[.$C8];2)+POWER([.BJ$6]-[.$D8];2))" office:value-type="float" office:value="15.1265738354725" calcext:value-type="float">
            <text:p>15,1265738354725</text:p>
          </table:table-cell>
          <table:table-cell table:formula="of:=SQRT(POWER([.BK$4]-[.$B8];2)+POWER([.BK$5]-[.$C8];2)+POWER([.BK$6]-[.$D8];2))" office:value-type="float" office:value="10.9885511783856" calcext:value-type="float">
            <text:p>10,9885511783856</text:p>
          </table:table-cell>
          <table:table-cell table:formula="of:=SQRT(POWER([.BL$4]-[.$B8];2)+POWER([.BL$5]-[.$C8];2)+POWER([.BL$6]-[.$D8];2))" office:value-type="float" office:value="11.2910579663732" calcext:value-type="float">
            <text:p>11,2910579663732</text:p>
          </table:table-cell>
          <table:table-cell table:formula="of:=SQRT(POWER([.BM$4]-[.$B8];2)+POWER([.BM$5]-[.$C8];2)+POWER([.BM$6]-[.$D8];2))" office:value-type="float" office:value="10.7434456763182" calcext:value-type="float">
            <text:p>10,7434456763182</text:p>
          </table:table-cell>
          <table:table-cell table:formula="of:=SQRT(POWER([.BN$4]-[.$B8];2)+POWER([.BN$5]-[.$C8];2)+POWER([.BN$6]-[.$D8];2))" office:value-type="float" office:value="9.98126985909108" calcext:value-type="float">
            <text:p>9,98126985909108</text:p>
          </table:table-cell>
          <table:table-cell table:formula="of:=SQRT(POWER([.BO$4]-[.$B8];2)+POWER([.BO$5]-[.$C8];2)+POWER([.BO$6]-[.$D8];2))" office:value-type="float" office:value="10.9235509794206" calcext:value-type="float">
            <text:p>10,9235509794206</text:p>
          </table:table-cell>
          <table:table-cell table:formula="of:=SQRT(POWER([.BP$4]-[.$B8];2)+POWER([.BP$5]-[.$C8];2)+POWER([.BP$6]-[.$D8];2))" office:value-type="float" office:value="11.9662694270186" calcext:value-type="float">
            <text:p>11,9662694270186</text:p>
          </table:table-cell>
          <table:table-cell table:formula="of:=SQRT(POWER([.BQ$4]-[.$B8];2)+POWER([.BQ$5]-[.$C8];2)+POWER([.BQ$6]-[.$D8];2))" office:value-type="float" office:value="11.902603664745" calcext:value-type="float">
            <text:p>11,902603664745</text:p>
          </table:table-cell>
          <table:table-cell table:formula="of:=SQRT(POWER([.BR$4]-[.$B8];2)+POWER([.BR$5]-[.$C8];2)+POWER([.BR$6]-[.$D8];2))" office:value-type="float" office:value="13.1717097599363" calcext:value-type="float">
            <text:p>13,1717097599363</text:p>
          </table:table-cell>
          <table:table-cell table:formula="of:=SQRT(POWER([.BS$4]-[.$B8];2)+POWER([.BS$5]-[.$C8];2)+POWER([.BS$6]-[.$D8];2))" office:value-type="float" office:value="13.0221305092523" calcext:value-type="float">
            <text:p>13,0221305092523</text:p>
          </table:table-cell>
          <table:table-cell table:formula="of:=SQRT(POWER([.BT$4]-[.$B8];2)+POWER([.BT$5]-[.$C8];2)+POWER([.BT$6]-[.$D8];2))" office:value-type="float" office:value="14.1995186538136" calcext:value-type="float">
            <text:p>14,1995186538136</text:p>
          </table:table-cell>
          <table:table-cell table:formula="of:=SQRT(POWER([.BU$4]-[.$B8];2)+POWER([.BU$5]-[.$C8];2)+POWER([.BU$6]-[.$D8];2))" office:value-type="float" office:value="14.1011330750405" calcext:value-type="float">
            <text:p>14,1011330750405</text:p>
          </table:table-cell>
          <table:table-cell table:formula="of:=SQRT(POWER([.BV$4]-[.$B8];2)+POWER([.BV$5]-[.$C8];2)+POWER([.BV$6]-[.$D8];2))" office:value-type="float" office:value="15.2278375024164" calcext:value-type="float">
            <text:p>15,2278375024164</text:p>
          </table:table-cell>
          <table:table-cell table:formula="of:=SQRT(POWER([.BW$4]-[.$B8];2)+POWER([.BW$5]-[.$C8];2)+POWER([.BW$6]-[.$D8];2))" office:value-type="float" office:value="11.2297299166098" calcext:value-type="float">
            <text:p>11,2297299166098</text:p>
          </table:table-cell>
          <table:table-cell table:formula="of:=SQRT(POWER([.BX$4]-[.$B8];2)+POWER([.BX$5]-[.$C8];2)+POWER([.BX$6]-[.$D8];2))" office:value-type="float" office:value="10.9197816827993" calcext:value-type="float">
            <text:p>10,9197816827993</text:p>
          </table:table-cell>
          <table:table-cell table:formula="of:=SQRT(POWER([.BY$4]-[.$B8];2)+POWER([.BY$5]-[.$C8];2)+POWER([.BY$6]-[.$D8];2))" office:value-type="float" office:value="10.1245486812993" calcext:value-type="float">
            <text:p>10,1245486812993</text:p>
          </table:table-cell>
          <table:table-cell table:formula="of:=SQRT(POWER([.BZ$4]-[.$B8];2)+POWER([.BZ$5]-[.$C8];2)+POWER([.BZ$6]-[.$D8];2))" office:value-type="float" office:value="10.7092041721129" calcext:value-type="float">
            <text:p>10,7092041721129</text:p>
          </table:table-cell>
          <table:table-cell table:formula="of:=SQRT(POWER([.CA$4]-[.$B8];2)+POWER([.CA$5]-[.$C8];2)+POWER([.CA$6]-[.$D8];2))" office:value-type="float" office:value="12.2559441088804" calcext:value-type="float">
            <text:p>12,2559441088804</text:p>
          </table:table-cell>
          <table:table-cell table:formula="of:=SQRT(POWER([.CB$4]-[.$B8];2)+POWER([.CB$5]-[.$C8];2)+POWER([.CB$6]-[.$D8];2))" office:value-type="float" office:value="13.1406010897523" calcext:value-type="float">
            <text:p>13,1406010897523</text:p>
          </table:table-cell>
          <table:table-cell table:formula="of:=SQRT(POWER([.CC$4]-[.$B8];2)+POWER([.CC$5]-[.$C8];2)+POWER([.CC$6]-[.$D8];2))" office:value-type="float" office:value="14.0375492875359" calcext:value-type="float">
            <text:p>14,0375492875359</text:p>
          </table:table-cell>
          <table:table-cell table:formula="of:=SQRT(POWER([.CD$4]-[.$B8];2)+POWER([.CD$5]-[.$C8];2)+POWER([.CD$6]-[.$D8];2))" office:value-type="float" office:value="13.1430141520125" calcext:value-type="float">
            <text:p>13,1430141520125</text:p>
          </table:table-cell>
          <table:table-cell table:formula="of:=SQRT(POWER([.CE$4]-[.$B8];2)+POWER([.CE$5]-[.$C8];2)+POWER([.CE$6]-[.$D8];2))" office:value-type="float" office:value="14.8260269121569" calcext:value-type="float">
            <text:p>14,8260269121569</text:p>
          </table:table-cell>
          <table:table-cell table:formula="of:=SQRT(POWER([.CF$4]-[.$B8];2)+POWER([.CF$5]-[.$C8];2)+POWER([.CF$6]-[.$D8];2))" office:value-type="float" office:value="14.0398798427907" calcext:value-type="float">
            <text:p>14,0398798427907</text:p>
          </table:table-cell>
          <table:table-cell table:formula="of:=SQRT(POWER([.CG$4]-[.$B8];2)+POWER([.CG$5]-[.$C8];2)+POWER([.CG$6]-[.$D8];2))" office:value-type="float" office:value="14.8659388200006" calcext:value-type="float">
            <text:p>14,8659388200006</text:p>
          </table:table-cell>
          <table:table-cell table:formula="of:=SQRT(POWER([.CH$4]-[.$B8];2)+POWER([.CH$5]-[.$C8];2)+POWER([.CH$6]-[.$D8];2))" office:value-type="float" office:value="15.8340081154457" calcext:value-type="float">
            <text:p>15,8340081154457</text:p>
          </table:table-cell>
          <table:table-cell table:formula="of:=SQRT(POWER([.CI$4]-[.$B8];2)+POWER([.CI$5]-[.$C8];2)+POWER([.CI$6]-[.$D8];2))" office:value-type="float" office:value="8.96791776278083" calcext:value-type="float">
            <text:p>8,96791776278083</text:p>
          </table:table-cell>
          <table:table-cell table:formula="of:=SQRT(POWER([.CJ$4]-[.$B8];2)+POWER([.CJ$5]-[.$C8];2)+POWER([.CJ$6]-[.$D8];2))" office:value-type="float" office:value="8.40818494087755" calcext:value-type="float">
            <text:p>8,40818494087755</text:p>
          </table:table-cell>
          <table:table-cell table:formula="of:=SQRT(POWER([.CK$4]-[.$B8];2)+POWER([.CK$5]-[.$C8];2)+POWER([.CK$6]-[.$D8];2))" office:value-type="float" office:value="8.85345000550633" calcext:value-type="float">
            <text:p>8,85345000550633</text:p>
          </table:table-cell>
          <table:table-cell table:formula="of:=SQRT(POWER([.CL$4]-[.$B8];2)+POWER([.CL$5]-[.$C8];2)+POWER([.CL$6]-[.$D8];2))" office:value-type="float" office:value="9.16154070012244" calcext:value-type="float">
            <text:p>9,16154070012244</text:p>
          </table:table-cell>
          <table:table-cell table:formula="of:=SQRT(POWER([.CM$4]-[.$B8];2)+POWER([.CM$5]-[.$C8];2)+POWER([.CM$6]-[.$D8];2))" office:value-type="float" office:value="6.8880982861745" calcext:value-type="float">
            <text:p>6,8880982861745</text:p>
          </table:table-cell>
          <table:table-cell table:formula="of:=SQRT(POWER([.CN$4]-[.$B8];2)+POWER([.CN$5]-[.$C8];2)+POWER([.CN$6]-[.$D8];2))" office:value-type="float" office:value="6.74519384450884" calcext:value-type="float">
            <text:p>6,74519384450884</text:p>
          </table:table-cell>
          <table:table-cell table:formula="of:=SQRT(POWER([.CO$4]-[.$B8];2)+POWER([.CO$5]-[.$C8];2)+POWER([.CO$6]-[.$D8];2))" office:value-type="float" office:value="7.10867153552617" calcext:value-type="float">
            <text:p>7,10867153552617</text:p>
          </table:table-cell>
          <table:table-cell table:formula="of:=SQRT(POWER([.CP$4]-[.$B8];2)+POWER([.CP$5]-[.$C8];2)+POWER([.CP$6]-[.$D8];2))" office:value-type="float" office:value="6.75019081211783" calcext:value-type="float">
            <text:p>6,75019081211783</text:p>
          </table:table-cell>
          <table:table-cell table:formula="of:=SQRT(POWER([.CQ$4]-[.$B8];2)+POWER([.CQ$5]-[.$C8];2)+POWER([.CQ$6]-[.$D8];2))" office:value-type="float" office:value="7.46290037451928" calcext:value-type="float">
            <text:p>7,46290037451928</text:p>
          </table:table-cell>
          <table:table-cell table:formula="of:=SQRT(POWER([.CR$4]-[.$B8];2)+POWER([.CR$5]-[.$C8];2)+POWER([.CR$6]-[.$D8];2))" office:value-type="float" office:value="7.06539093044398" calcext:value-type="float">
            <text:p>7,06539093044398</text:p>
          </table:table-cell>
          <table:table-cell table:formula="of:=SQRT(POWER([.CS$4]-[.$B8];2)+POWER([.CS$5]-[.$C8];2)+POWER([.CS$6]-[.$D8];2))" office:value-type="float" office:value="7.38948584138301" calcext:value-type="float">
            <text:p>7,38948584138301</text:p>
          </table:table-cell>
          <table:table-cell table:formula="of:=SQRT(POWER([.CT$4]-[.$B8];2)+POWER([.CT$5]-[.$C8];2)+POWER([.CT$6]-[.$D8];2))" office:value-type="float" office:value="8.0315209643006" calcext:value-type="float">
            <text:p>8,0315209643006</text:p>
          </table:table-cell>
          <table:table-cell table:formula="of:=SQRT(POWER([.CU$4]-[.$B8];2)+POWER([.CU$5]-[.$C8];2)+POWER([.CU$6]-[.$D8];2))" office:value-type="float" office:value="9.10312462838997" calcext:value-type="float">
            <text:p>9,10312462838997</text:p>
          </table:table-cell>
          <table:table-cell table:formula="of:=SQRT(POWER([.CV$4]-[.$B8];2)+POWER([.CV$5]-[.$C8];2)+POWER([.CV$6]-[.$D8];2))" office:value-type="float" office:value="9.68013295363241" calcext:value-type="float">
            <text:p>9,68013295363241</text:p>
          </table:table-cell>
          <table:table-cell table:formula="of:=SQRT(POWER([.CW$4]-[.$B8];2)+POWER([.CW$5]-[.$C8];2)+POWER([.CW$6]-[.$D8];2))" office:value-type="float" office:value="8.63772400577837" calcext:value-type="float">
            <text:p>8,63772400577837</text:p>
          </table:table-cell>
          <table:table-cell table:formula="of:=SQRT(POWER([.CX$4]-[.$B8];2)+POWER([.CX$5]-[.$C8];2)+POWER([.CX$6]-[.$D8];2))" office:value-type="float" office:value="8.54107821062423" calcext:value-type="float">
            <text:p>8,54107821062423</text:p>
          </table:table-cell>
          <table:table-cell table:formula="of:=SQRT(POWER([.CY$4]-[.$B8];2)+POWER([.CY$5]-[.$C8];2)+POWER([.CY$6]-[.$D8];2))" office:value-type="float" office:value="10.7888313546927" calcext:value-type="float">
            <text:p>10,7888313546927</text:p>
          </table:table-cell>
          <table:table-cell table:formula="of:=SQRT(POWER([.CZ$4]-[.$B8];2)+POWER([.CZ$5]-[.$C8];2)+POWER([.CZ$6]-[.$D8];2))" office:value-type="float" office:value="12.0506077440103" calcext:value-type="float">
            <text:p>12,0506077440103</text:p>
          </table:table-cell>
          <table:table-cell table:formula="of:=SQRT(POWER([.DA$4]-[.$B8];2)+POWER([.DA$5]-[.$C8];2)+POWER([.DA$6]-[.$D8];2))" office:value-type="float" office:value="13.1573853785621" calcext:value-type="float">
            <text:p>13,1573853785621</text:p>
          </table:table-cell>
          <table:table-cell table:formula="of:=SQRT(POWER([.DB$4]-[.$B8];2)+POWER([.DB$5]-[.$C8];2)+POWER([.DB$6]-[.$D8];2))" office:value-type="float" office:value="12.6859788743321" calcext:value-type="float">
            <text:p>12,6859788743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433" calcext:value-type="float">
            <text:p>33,433</text:p>
          </table:table-cell>
          <table:table-cell office:value-type="float" office:value="41.089" calcext:value-type="float">
            <text:p>41,089</text:p>
          </table:table-cell>
          <table:table-cell office:value-type="float" office:value="-0.04" calcext:value-type="float">
            <text:p>-0,04</text:p>
          </table:table-cell>
          <table:table-cell/>
          <table:table-cell table:formula="of:=SQRT(POWER([.F$4]-[.B9];2)+POWER([.F$5]-[.C9];2)+POWER([.F$6]-[.D9];2))" office:value-type="float" office:value="1.47007958968213" calcext:value-type="float">
            <text:p>1,47007958968213</text:p>
          </table:table-cell>
          <table:table-cell table:formula="of:=SQRT(POWER([.G$4]-[.$B9];2)+POWER([.G$5]-[.$C9];2)+POWER([.G$6]-[.$D9];2))" office:value-type="float" office:value="0" calcext:value-type="float">
            <text:p>0</text:p>
          </table:table-cell>
          <table:table-cell table:formula="of:=SQRT(POWER([.H$4]-[.D9];2)+POWER([.H$5]-[.E9];2)+POWER([.H$6]-[.F9];2))" office:value-type="float" office:value="54.4495873732685" calcext:value-type="float">
            <text:p>54,4495873732685</text:p>
          </table:table-cell>
          <table:table-cell table:formula="of:=SQRT(POWER([.I$4]-[.$B9];2)+POWER([.I$5]-[.$C9];2)+POWER([.I$6]-[.$D9];2))" office:value-type="float" office:value="2.47574029332642" calcext:value-type="float">
            <text:p>2,47574029332642</text:p>
          </table:table-cell>
          <table:table-cell table:formula="of:=SQRT(POWER([.J$4]-[.F9];2)+POWER([.J$5]-[.G9];2)+POWER([.J$6]-[.H9];2))" office:value-type="float" office:value="73.8965338783681" calcext:value-type="float">
            <text:p>73,8965338783681</text:p>
          </table:table-cell>
          <table:table-cell table:formula="of:=SQRT(POWER([.K$4]-[.$B9];2)+POWER([.K$5]-[.$C9];2)+POWER([.K$6]-[.$D9];2))" office:value-type="float" office:value="2.49413572204882" calcext:value-type="float">
            <text:p>2,49413572204882</text:p>
          </table:table-cell>
          <table:table-cell table:formula="of:=SQRT(POWER([.L$4]-[.H9];2)+POWER([.L$5]-[.I9];2)+POWER([.L$6]-[.J9];2))" office:value-type="float" office:value="83.4810272400354" calcext:value-type="float">
            <text:p>83,4810272400354</text:p>
          </table:table-cell>
          <table:table-cell table:formula="of:=SQRT(POWER([.M$4]-[.$B9];2)+POWER([.M$5]-[.$C9];2)+POWER([.M$6]-[.$D9];2))" office:value-type="float" office:value="3.60110955123556" calcext:value-type="float">
            <text:p>3,60110955123556</text:p>
          </table:table-cell>
          <table:table-cell table:formula="of:=SQRT(POWER([.N$4]-[.J9];2)+POWER([.N$5]-[.K9];2)+POWER([.N$6]-[.L9];2))" office:value-type="float" office:value="88.2389129990424" calcext:value-type="float">
            <text:p>88,2389129990424</text:p>
          </table:table-cell>
          <table:table-cell table:formula="of:=SQRT(POWER([.O$4]-[.$B9];2)+POWER([.O$5]-[.$C9];2)+POWER([.O$6]-[.$D9];2))" office:value-type="float" office:value="15.5691865555012" calcext:value-type="float">
            <text:p>15,5691865555012</text:p>
          </table:table-cell>
          <table:table-cell table:formula="of:=SQRT(POWER([.P$4]-[.L9];2)+POWER([.P$5]-[.M9];2)+POWER([.P$6]-[.N9];2))" office:value-type="float" office:value="93.3555250265666" calcext:value-type="float">
            <text:p>93,3555250265666</text:p>
          </table:table-cell>
          <table:table-cell table:formula="of:=SQRT(POWER([.Q$4]-[.$B9];2)+POWER([.Q$5]-[.$C9];2)+POWER([.Q$6]-[.$D9];2))" office:value-type="float" office:value="16.8381121566522" calcext:value-type="float">
            <text:p>16,8381121566522</text:p>
          </table:table-cell>
          <table:table-cell table:formula="of:=SQRT(POWER([.R$4]-[.N9];2)+POWER([.R$5]-[.O9];2)+POWER([.R$6]-[.P9];2))" office:value-type="float" office:value="95.8379728505076" calcext:value-type="float">
            <text:p>95,8379728505076</text:p>
          </table:table-cell>
          <table:table-cell table:formula="of:=SQRT(POWER([.S$4]-[.$B9];2)+POWER([.S$5]-[.$C9];2)+POWER([.S$6]-[.$D9];2))" office:value-type="float" office:value="17.7191023756848" calcext:value-type="float">
            <text:p>17,7191023756848</text:p>
          </table:table-cell>
          <table:table-cell table:formula="of:=SQRT(POWER([.T$4]-[.P9];2)+POWER([.T$5]-[.Q9];2)+POWER([.T$6]-[.R9];2))" office:value-type="float" office:value="100.822767064583" calcext:value-type="float">
            <text:p>100,822767064583</text:p>
          </table:table-cell>
          <table:table-cell table:formula="of:=SQRT(POWER([.U$4]-[.$B9];2)+POWER([.U$5]-[.$C9];2)+POWER([.U$6]-[.$D9];2))" office:value-type="float" office:value="18.5023470132846" calcext:value-type="float">
            <text:p>18,5023470132846</text:p>
          </table:table-cell>
          <table:table-cell table:formula="of:=SQRT(POWER([.V$4]-[.R9];2)+POWER([.V$5]-[.S9];2)+POWER([.V$6]-[.T9];2))" office:value-type="float" office:value="101.241627172586" calcext:value-type="float">
            <text:p>101,241627172586</text:p>
          </table:table-cell>
          <table:table-cell table:formula="of:=SQRT(POWER([.W$4]-[.$B9];2)+POWER([.W$5]-[.$C9];2)+POWER([.W$6]-[.$D9];2))" office:value-type="float" office:value="19.7554954632882" calcext:value-type="float">
            <text:p>19,7554954632882</text:p>
          </table:table-cell>
          <table:table-cell table:formula="of:=SQRT(POWER([.X$4]-[.T9];2)+POWER([.X$5]-[.U9];2)+POWER([.X$6]-[.V9];2))" office:value-type="float" office:value="104.697014986834" calcext:value-type="float">
            <text:p>104,697014986834</text:p>
          </table:table-cell>
          <table:table-cell table:formula="of:=SQRT(POWER([.Y$4]-[.$B9];2)+POWER([.Y$5]-[.$C9];2)+POWER([.Y$6]-[.$D9];2))" office:value-type="float" office:value="20.9421868246848" calcext:value-type="float">
            <text:p>20,9421868246848</text:p>
          </table:table-cell>
          <table:table-cell table:formula="of:=SQRT(POWER([.Z$4]-[.V9];2)+POWER([.Z$5]-[.W9];2)+POWER([.Z$6]-[.X9];2))" office:value-type="float" office:value="104.34527388327" calcext:value-type="float">
            <text:p>104,34527388327</text:p>
          </table:table-cell>
          <table:table-cell table:formula="of:=SQRT(POWER([.AA$4]-[.$B9];2)+POWER([.AA$5]-[.$C9];2)+POWER([.AA$6]-[.$D9];2))" office:value-type="float" office:value="20.9055697123996" calcext:value-type="float">
            <text:p>20,9055697123996</text:p>
          </table:table-cell>
          <table:table-cell table:formula="of:=SQRT(POWER([.AB$4]-[.X9];2)+POWER([.AB$5]-[.Y9];2)+POWER([.AB$6]-[.Z9];2))" office:value-type="float" office:value="108.140108853916" calcext:value-type="float">
            <text:p>108,140108853916</text:p>
          </table:table-cell>
          <table:table-cell table:formula="of:=SQRT(POWER([.AC$4]-[.$B9];2)+POWER([.AC$5]-[.$C9];2)+POWER([.AC$6]-[.$D9];2))" office:value-type="float" office:value="25.9712681438547" calcext:value-type="float">
            <text:p>25,9712681438547</text:p>
          </table:table-cell>
          <table:table-cell table:formula="of:=SQRT(POWER([.AD$4]-[.Z9];2)+POWER([.AD$5]-[.AA9];2)+POWER([.AD$6]-[.AB9];2))" office:value-type="float" office:value="109.614311725932" calcext:value-type="float">
            <text:p>109,614311725932</text:p>
          </table:table-cell>
          <table:table-cell table:formula="of:=SQRT(POWER([.AE$4]-[.$B9];2)+POWER([.AE$5]-[.$C9];2)+POWER([.AE$6]-[.$D9];2))" office:value-type="float" office:value="28.2221758906006" calcext:value-type="float">
            <text:p>28,2221758906006</text:p>
          </table:table-cell>
          <table:table-cell table:formula="of:=SQRT(POWER([.AF$4]-[.AB9];2)+POWER([.AF$5]-[.AC9];2)+POWER([.AF$6]-[.AD9];2))" office:value-type="float" office:value="115.349890294741" calcext:value-type="float">
            <text:p>115,349890294741</text:p>
          </table:table-cell>
          <table:table-cell table:formula="of:=SQRT(POWER([.AG$4]-[.$B9];2)+POWER([.AG$5]-[.$C9];2)+POWER([.AG$6]-[.$D9];2))" office:value-type="float" office:value="27.210335628213" calcext:value-type="float">
            <text:p>27,210335628213</text:p>
          </table:table-cell>
          <table:table-cell table:formula="of:=SQRT(POWER([.AH$4]-[.AD9];2)+POWER([.AH$5]-[.AE9];2)+POWER([.AH$6]-[.AF9];2))" office:value-type="float" office:value="122.547782487729" calcext:value-type="float">
            <text:p>122,547782487729</text:p>
          </table:table-cell>
          <table:table-cell table:formula="of:=SQRT(POWER([.AI$4]-[.$B9];2)+POWER([.AI$5]-[.$C9];2)+POWER([.AI$6]-[.$D9];2))" office:value-type="float" office:value="27.7503772586969" calcext:value-type="float">
            <text:p>27,7503772586969</text:p>
          </table:table-cell>
          <table:table-cell table:formula="of:=SQRT(POWER([.AJ$4]-[.AF9];2)+POWER([.AJ$5]-[.AG9];2)+POWER([.AJ$6]-[.AH9];2))" office:value-type="float" office:value="125.605777204112" calcext:value-type="float">
            <text:p>125,605777204112</text:p>
          </table:table-cell>
          <table:table-cell table:formula="of:=SQRT(POWER([.AK$4]-[.$B9];2)+POWER([.AK$5]-[.$C9];2)+POWER([.AK$6]-[.$D9];2))" office:value-type="float" office:value="29.337366531439" calcext:value-type="float">
            <text:p>29,337366531439</text:p>
          </table:table-cell>
          <table:table-cell table:formula="of:=SQRT(POWER([.AL$4]-[.AH9];2)+POWER([.AL$5]-[.AI9];2)+POWER([.AL$6]-[.AJ9];2))" office:value-type="float" office:value="129.748825152982" calcext:value-type="float">
            <text:p>129,748825152982</text:p>
          </table:table-cell>
          <table:table-cell table:formula="of:=SQRT(POWER([.AM$4]-[.$B9];2)+POWER([.AM$5]-[.$C9];2)+POWER([.AM$6]-[.$D9];2))" office:value-type="float" office:value="29.4447228888302" calcext:value-type="float">
            <text:p>29,4447228888302</text:p>
          </table:table-cell>
          <table:table-cell table:formula="of:=SQRT(POWER([.AN$4]-[.AJ9];2)+POWER([.AN$5]-[.AK9];2)+POWER([.AN$6]-[.AL9];2))" office:value-type="float" office:value="137.324219016371" calcext:value-type="float">
            <text:p>137,324219016371</text:p>
          </table:table-cell>
          <table:table-cell table:formula="of:=SQRT(POWER([.AO$4]-[.$B9];2)+POWER([.AO$5]-[.$C9];2)+POWER([.AO$6]-[.$D9];2))" office:value-type="float" office:value="29.5730115815079" calcext:value-type="float">
            <text:p>29,5730115815079</text:p>
          </table:table-cell>
          <table:table-cell table:formula="of:=SQRT(POWER([.AP$4]-[.AL9];2)+POWER([.AP$5]-[.AM9];2)+POWER([.AP$6]-[.AN9];2))" office:value-type="float" office:value="145.757501435266" calcext:value-type="float">
            <text:p>145,757501435266</text:p>
          </table:table-cell>
          <table:table-cell table:formula="of:=SQRT(POWER([.AQ$4]-[.$B9];2)+POWER([.AQ$5]-[.$C9];2)+POWER([.AQ$6]-[.$D9];2))" office:value-type="float" office:value="17.6200555617739" calcext:value-type="float">
            <text:p>17,6200555617739</text:p>
          </table:table-cell>
          <table:table-cell table:formula="of:=SQRT(POWER([.AR$4]-[.AN9];2)+POWER([.AR$5]-[.AO9];2)+POWER([.AR$6]-[.AP9];2))" office:value-type="float" office:value="163.660805912639" calcext:value-type="float">
            <text:p>163,660805912639</text:p>
          </table:table-cell>
          <table:table-cell table:formula="of:=SQRT(POWER([.AS$4]-[.$B9];2)+POWER([.AS$5]-[.$C9];2)+POWER([.AS$6]-[.$D9];2))" office:value-type="float" office:value="15.4884076650894" calcext:value-type="float">
            <text:p>15,4884076650894</text:p>
          </table:table-cell>
          <table:table-cell table:formula="of:=SQRT(POWER([.AT$4]-[.AP9];2)+POWER([.AT$5]-[.AQ9];2)+POWER([.AT$6]-[.AR9];2))" office:value-type="float" office:value="184.703796476025" calcext:value-type="float">
            <text:p>184,703796476025</text:p>
          </table:table-cell>
          <table:table-cell table:formula="of:=SQRT(POWER([.AU$4]-[.$B9];2)+POWER([.AU$5]-[.$C9];2)+POWER([.AU$6]-[.$D9];2))" office:value-type="float" office:value="16.1941256324631" calcext:value-type="float">
            <text:p>16,1941256324631</text:p>
          </table:table-cell>
          <table:table-cell table:formula="of:=SQRT(POWER([.AV$4]-[.AR9];2)+POWER([.AV$5]-[.AS9];2)+POWER([.AV$6]-[.AT9];2))" office:value-type="float" office:value="212.053748991037" calcext:value-type="float">
            <text:p>212,053748991037</text:p>
          </table:table-cell>
          <table:table-cell table:formula="of:=SQRT(POWER([.AW$4]-[.$B9];2)+POWER([.AW$5]-[.$C9];2)+POWER([.AW$6]-[.$D9];2))" office:value-type="float" office:value="17.4226697437563" calcext:value-type="float">
            <text:p>17,4226697437563</text:p>
          </table:table-cell>
          <table:table-cell table:formula="of:=SQRT(POWER([.AX$4]-[.AT9];2)+POWER([.AX$5]-[.AU9];2)+POWER([.AX$6]-[.AV9];2))" office:value-type="float" office:value="246.367835431689" calcext:value-type="float">
            <text:p>246,367835431689</text:p>
          </table:table-cell>
          <table:table-cell table:formula="of:=SQRT(POWER([.AY$4]-[.$B9];2)+POWER([.AY$5]-[.$C9];2)+POWER([.AY$6]-[.$D9];2))" office:value-type="float" office:value="8.27441550805856" calcext:value-type="float">
            <text:p>8,27441550805856</text:p>
          </table:table-cell>
          <table:table-cell table:formula="of:=SQRT(POWER([.AZ$4]-[.AV9];2)+POWER([.AZ$5]-[.AW9];2)+POWER([.AZ$6]-[.AX9];2))" office:value-type="float" office:value="297.972561870315" calcext:value-type="float">
            <text:p>297,972561870315</text:p>
          </table:table-cell>
          <table:table-cell table:formula="of:=SQRT(POWER([.BA$4]-[.$B9];2)+POWER([.BA$5]-[.$C9];2)+POWER([.BA$6]-[.$D9];2))" office:value-type="float" office:value="8.06633758281911" calcext:value-type="float">
            <text:p>8,06633758281911</text:p>
          </table:table-cell>
          <table:table-cell table:formula="of:=SQRT(POWER([.BB$4]-[.AX9];2)+POWER([.BB$5]-[.AY9];2)+POWER([.BB$6]-[.AZ9];2))" office:value-type="float" office:value="362.230641686201" calcext:value-type="float">
            <text:p>362,230641686201</text:p>
          </table:table-cell>
          <table:table-cell table:formula="of:=SQRT(POWER([.BC$4]-[.$B9];2)+POWER([.BC$5]-[.$C9];2)+POWER([.BC$6]-[.$D9];2))" office:value-type="float" office:value="10.18753557049" calcext:value-type="float">
            <text:p>10,18753557049</text:p>
          </table:table-cell>
          <table:table-cell table:formula="of:=SQRT(POWER([.BD$4]-[.AZ9];2)+POWER([.BD$5]-[.BA9];2)+POWER([.BD$6]-[.BB9];2))" office:value-type="float" office:value="441.462982928148" calcext:value-type="float">
            <text:p>441,462982928148</text:p>
          </table:table-cell>
          <table:table-cell table:formula="of:=SQRT(POWER([.BE$4]-[.$B9];2)+POWER([.BE$5]-[.$C9];2)+POWER([.BE$6]-[.$D9];2))" office:value-type="float" office:value="11.3760581046336" calcext:value-type="float">
            <text:p>11,3760581046336</text:p>
          </table:table-cell>
          <table:table-cell table:formula="of:=SQRT(POWER([.BF$4]-[.BB9];2)+POWER([.BF$5]-[.BC9];2)+POWER([.BF$6]-[.BD9];2))" office:value-type="float" office:value="543.1469295854" calcext:value-type="float">
            <text:p>543,1469295854</text:p>
          </table:table-cell>
          <table:table-cell table:formula="of:=SQRT(POWER([.BG$4]-[.$B9];2)+POWER([.BG$5]-[.$C9];2)+POWER([.BG$6]-[.$D9];2))" office:value-type="float" office:value="12.2720817304971" calcext:value-type="float">
            <text:p>12,2720817304971</text:p>
          </table:table-cell>
          <table:table-cell table:formula="of:=SQRT(POWER([.BH$4]-[.BD9];2)+POWER([.BH$5]-[.BE9];2)+POWER([.BH$6]-[.BF9];2))" office:value-type="float" office:value="671.81354429124" calcext:value-type="float">
            <text:p>671,81354429124</text:p>
          </table:table-cell>
          <table:table-cell table:formula="of:=SQRT(POWER([.BI$4]-[.$B9];2)+POWER([.BI$5]-[.$C9];2)+POWER([.BI$6]-[.$D9];2))" office:value-type="float" office:value="12.8061070587435" calcext:value-type="float">
            <text:p>12,8061070587435</text:p>
          </table:table-cell>
          <table:table-cell table:formula="of:=SQRT(POWER([.BJ$4]-[.BF9];2)+POWER([.BJ$5]-[.BG9];2)+POWER([.BJ$6]-[.BH9];2))" office:value-type="float" office:value="835.510191417118" calcext:value-type="float">
            <text:p>835,510191417118</text:p>
          </table:table-cell>
          <table:table-cell table:formula="of:=SQRT(POWER([.BK$4]-[.$B9];2)+POWER([.BK$5]-[.$C9];2)+POWER([.BK$6]-[.$D9];2))" office:value-type="float" office:value="9.88911993050949" calcext:value-type="float">
            <text:p>9,88911993050949</text:p>
          </table:table-cell>
          <table:table-cell table:formula="of:=SQRT(POWER([.BL$4]-[.BH9];2)+POWER([.BL$5]-[.BI9];2)+POWER([.BL$6]-[.BJ9];2))" office:value-type="float" office:value="1045.73203282349" calcext:value-type="float">
            <text:p>1045,73203282349</text:p>
          </table:table-cell>
          <table:table-cell table:formula="of:=SQRT(POWER([.BM$4]-[.$B9];2)+POWER([.BM$5]-[.$C9];2)+POWER([.BM$6]-[.$D9];2))" office:value-type="float" office:value="9.80735076358544" calcext:value-type="float">
            <text:p>9,80735076358544</text:p>
          </table:table-cell>
          <table:table-cell table:formula="of:=SQRT(POWER([.BN$4]-[.BJ9];2)+POWER([.BN$5]-[.BK9];2)+POWER([.BN$6]-[.BL9];2))" office:value-type="float" office:value="1311.83792087481" calcext:value-type="float">
            <text:p>1311,83792087481</text:p>
          </table:table-cell>
          <table:table-cell table:formula="of:=SQRT(POWER([.BO$4]-[.$B9];2)+POWER([.BO$5]-[.$C9];2)+POWER([.BO$6]-[.$D9];2))" office:value-type="float" office:value="10.0763082525298" calcext:value-type="float">
            <text:p>10,0763082525298</text:p>
          </table:table-cell>
          <table:table-cell table:formula="of:=SQRT(POWER([.BP$4]-[.BL9];2)+POWER([.BP$5]-[.BM9];2)+POWER([.BP$6]-[.BN9];2))" office:value-type="float" office:value="1652.34271930995" calcext:value-type="float">
            <text:p>1652,34271930995</text:p>
          </table:table-cell>
          <table:table-cell table:formula="of:=SQRT(POWER([.BQ$4]-[.$B9];2)+POWER([.BQ$5]-[.$C9];2)+POWER([.BQ$6]-[.$D9];2))" office:value-type="float" office:value="11.032581746808" calcext:value-type="float">
            <text:p>11,032581746808</text:p>
          </table:table-cell>
          <table:table-cell table:formula="of:=SQRT(POWER([.BR$4]-[.BN9];2)+POWER([.BR$5]-[.BO9];2)+POWER([.BR$6]-[.BP9];2))" office:value-type="float" office:value="2083.49770097281" calcext:value-type="float">
            <text:p>2083,49770097281</text:p>
          </table:table-cell>
          <table:table-cell table:formula="of:=SQRT(POWER([.BS$4]-[.$B9];2)+POWER([.BS$5]-[.$C9];2)+POWER([.BS$6]-[.$D9];2))" office:value-type="float" office:value="12.1790776744382" calcext:value-type="float">
            <text:p>12,1790776744382</text:p>
          </table:table-cell>
          <table:table-cell table:formula="of:=SQRT(POWER([.BT$4]-[.BP9];2)+POWER([.BT$5]-[.BQ9];2)+POWER([.BT$6]-[.BR9];2))" office:value-type="float" office:value="2633.20524666965" calcext:value-type="float">
            <text:p>2633,20524666965</text:p>
          </table:table-cell>
          <table:table-cell table:formula="of:=SQRT(POWER([.BU$4]-[.$B9];2)+POWER([.BU$5]-[.$C9];2)+POWER([.BU$6]-[.$D9];2))" office:value-type="float" office:value="13.3054951054066" calcext:value-type="float">
            <text:p>13,3054951054066</text:p>
          </table:table-cell>
          <table:table-cell table:formula="of:=SQRT(POWER([.BV$4]-[.BR9];2)+POWER([.BV$5]-[.BS9];2)+POWER([.BV$6]-[.BT9];2))" office:value-type="float" office:value="3333.34175448444" calcext:value-type="float">
            <text:p>3333,34175448444</text:p>
          </table:table-cell>
          <table:table-cell table:formula="of:=SQRT(POWER([.BW$4]-[.$B9];2)+POWER([.BW$5]-[.$C9];2)+POWER([.BW$6]-[.$D9];2))" office:value-type="float" office:value="10.4210624218455" calcext:value-type="float">
            <text:p>10,4210624218455</text:p>
          </table:table-cell>
          <table:table-cell table:formula="of:=SQRT(POWER([.BX$4]-[.BT9];2)+POWER([.BX$5]-[.BU9];2)+POWER([.BX$6]-[.BV9];2))" office:value-type="float" office:value="4218.92775956343" calcext:value-type="float">
            <text:p>4218,92775956343</text:p>
          </table:table-cell>
          <table:table-cell table:formula="of:=SQRT(POWER([.BY$4]-[.$B9];2)+POWER([.BY$5]-[.$C9];2)+POWER([.BY$6]-[.$D9];2))" office:value-type="float" office:value="9.56679622444212" calcext:value-type="float">
            <text:p>9,56679622444212</text:p>
          </table:table-cell>
          <table:table-cell table:formula="of:=SQRT(POWER([.BZ$4]-[.BV9];2)+POWER([.BZ$5]-[.BW9];2)+POWER([.BZ$6]-[.BX9];2))" office:value-type="float" office:value="5348.2884179061" calcext:value-type="float">
            <text:p>5348,2884179061</text:p>
          </table:table-cell>
          <table:table-cell table:formula="of:=SQRT(POWER([.CA$4]-[.$B9];2)+POWER([.CA$5]-[.$C9];2)+POWER([.CA$6]-[.$D9];2))" office:value-type="float" office:value="11.5770291525935" calcext:value-type="float">
            <text:p>11,5770291525935</text:p>
          </table:table-cell>
          <table:table-cell table:formula="of:=SQRT(POWER([.CB$4]-[.BX9];2)+POWER([.CB$5]-[.BY9];2)+POWER([.CB$6]-[.BZ9];2))" office:value-type="float" office:value="6780.79043174906" calcext:value-type="float">
            <text:p>6780,79043174906</text:p>
          </table:table-cell>
          <table:table-cell table:formula="of:=SQRT(POWER([.CC$4]-[.$B9];2)+POWER([.CC$5]-[.$C9];2)+POWER([.CC$6]-[.$D9];2))" office:value-type="float" office:value="13.1772253528579" calcext:value-type="float">
            <text:p>13,1772253528579</text:p>
          </table:table-cell>
          <table:table-cell table:formula="of:=SQRT(POWER([.CD$4]-[.BZ9];2)+POWER([.CD$5]-[.CA9];2)+POWER([.CD$6]-[.CB9];2))" office:value-type="float" office:value="8604.51946756565" calcext:value-type="float">
            <text:p>8604,51946756565</text:p>
          </table:table-cell>
          <table:table-cell table:formula="of:=SQRT(POWER([.CE$4]-[.$B9];2)+POWER([.CE$5]-[.$C9];2)+POWER([.CE$6]-[.$D9];2))" office:value-type="float" office:value="13.8788733692616" calcext:value-type="float">
            <text:p>13,8788733692616</text:p>
          </table:table-cell>
          <table:table-cell table:formula="of:=SQRT(POWER([.CF$4]-[.CB9];2)+POWER([.CF$5]-[.CC9];2)+POWER([.CF$6]-[.CD9];2))" office:value-type="float" office:value="10923.0670912445" calcext:value-type="float">
            <text:p>10923,0670912445</text:p>
          </table:table-cell>
          <table:table-cell table:formula="of:=SQRT(POWER([.CG$4]-[.$B9];2)+POWER([.CG$5]-[.$C9];2)+POWER([.CG$6]-[.$D9];2))" office:value-type="float" office:value="13.9042943366429" calcext:value-type="float">
            <text:p>13,9042943366429</text:p>
          </table:table-cell>
          <table:table-cell table:formula="of:=SQRT(POWER([.CH$4]-[.CD9];2)+POWER([.CH$5]-[.CE9];2)+POWER([.CH$6]-[.CF9];2))" office:value-type="float" office:value="13872.261716401" calcext:value-type="float">
            <text:p>13872,261716401</text:p>
          </table:table-cell>
          <table:table-cell table:formula="of:=SQRT(POWER([.CI$4]-[.$B9];2)+POWER([.CI$5]-[.$C9];2)+POWER([.CI$6]-[.$D9];2))" office:value-type="float" office:value="8.47492047160326" calcext:value-type="float">
            <text:p>8,47492047160326</text:p>
          </table:table-cell>
          <table:table-cell table:formula="of:=SQRT(POWER([.CJ$4]-[.CF9];2)+POWER([.CJ$5]-[.CG9];2)+POWER([.CJ$6]-[.CH9];2))" office:value-type="float" office:value="17629.0969114755" calcext:value-type="float">
            <text:p>17629,0969114755</text:p>
          </table:table-cell>
          <table:table-cell table:formula="of:=SQRT(POWER([.CK$4]-[.CG9];2)+POWER([.CK$5]-[.CH9];2)+POWER([.CK$6]-[.CI9];2))" office:value-type="float" office:value="13835.3181110807" calcext:value-type="float">
            <text:p>13835,3181110807</text:p>
          </table:table-cell>
          <table:table-cell table:formula="of:=SQRT(POWER([.CL$4]-[.$B9];2)+POWER([.CL$5]-[.$C9];2)+POWER([.CL$6]-[.$D9];2))" office:value-type="float" office:value="9.02649666260393" calcext:value-type="float">
            <text:p>9,02649666260393</text:p>
          </table:table-cell>
          <table:table-cell table:formula="of:=SQRT(POWER([.CM$4]-[.CI9];2)+POWER([.CM$5]-[.CJ9];2)+POWER([.CM$6]-[.CK9];2))" office:value-type="float" office:value="22377.13105894" calcext:value-type="float">
            <text:p>22377,13105894</text:p>
          </table:table-cell>
          <table:table-cell table:formula="of:=SQRT(POWER([.CN$4]-[.$B9];2)+POWER([.CN$5]-[.$C9];2)+POWER([.CN$6]-[.$D9];2))" office:value-type="float" office:value="6.30475328621192" calcext:value-type="float">
            <text:p>6,30475328621192</text:p>
          </table:table-cell>
          <table:table-cell table:formula="of:=SQRT(POWER([.CO$4]-[.CK9];2)+POWER([.CO$5]-[.CL9];2)+POWER([.CO$6]-[.CM9];2))" office:value-type="float" office:value="26287.1672582923" calcext:value-type="float">
            <text:p>26287,1672582923</text:p>
          </table:table-cell>
          <table:table-cell table:formula="of:=SQRT(POWER([.CP$4]-[.$B9];2)+POWER([.CP$5]-[.$C9];2)+POWER([.CP$6]-[.$D9];2))" office:value-type="float" office:value="6.01963902572239" calcext:value-type="float">
            <text:p>6,01963902572239</text:p>
          </table:table-cell>
          <table:table-cell table:formula="of:=SQRT(POWER([.CQ$4]-[.CM9];2)+POWER([.CQ$5]-[.CN9];2)+POWER([.CQ$6]-[.CO9];2))" office:value-type="float" office:value="34497.3986077221" calcext:value-type="float">
            <text:p>34497,3986077221</text:p>
          </table:table-cell>
          <table:table-cell table:formula="of:=SQRT(POWER([.CR$4]-[.$B9];2)+POWER([.CR$5]-[.$C9];2)+POWER([.CR$6]-[.$D9];2))" office:value-type="float" office:value="6.22003239541403" calcext:value-type="float">
            <text:p>6,22003239541403</text:p>
          </table:table-cell>
          <table:table-cell table:formula="of:=SQRT(POWER([.CS$4]-[.CO9];2)+POWER([.CS$5]-[.CP9];2)+POWER([.CS$6]-[.CQ9];2))" office:value-type="float" office:value="43348.5981540798" calcext:value-type="float">
            <text:p>43348,5981540798</text:p>
          </table:table-cell>
          <table:table-cell table:formula="of:=SQRT(POWER([.CT$4]-[.CP9];2)+POWER([.CT$5]-[.CQ9];2)+POWER([.CT$6]-[.CR9];2))" office:value-type="float" office:value="34460.2138237959" calcext:value-type="float">
            <text:p>34460,2138237959</text:p>
          </table:table-cell>
          <table:table-cell table:formula="of:=SQRT(POWER([.CU$4]-[.$B9];2)+POWER([.CU$5]-[.$C9];2)+POWER([.CU$6]-[.$D9];2))" office:value-type="float" office:value="9.19470771694239" calcext:value-type="float">
            <text:p>9,19470771694239</text:p>
          </table:table-cell>
          <table:table-cell table:formula="of:=SQRT(POWER([.CV$4]-[.CR9];2)+POWER([.CV$5]-[.CS9];2)+POWER([.CV$6]-[.CT9];2))" office:value-type="float" office:value="55345.6046062492" calcext:value-type="float">
            <text:p>55345,6046062492</text:p>
          </table:table-cell>
          <table:table-cell table:formula="of:=SQRT(POWER([.CW$4]-[.$B9];2)+POWER([.CW$5]-[.$C9];2)+POWER([.CW$6]-[.$D9];2))" office:value-type="float" office:value="9.04187712811891" calcext:value-type="float">
            <text:p>9,04187712811891</text:p>
          </table:table-cell>
          <table:table-cell table:formula="of:=SQRT(POWER([.CX$4]-[.CT9];2)+POWER([.CX$5]-[.CU9];2)+POWER([.CX$6]-[.CV9];2))" office:value-type="float" office:value="65173.1720489761" calcext:value-type="float">
            <text:p>65173,1720489761</text:p>
          </table:table-cell>
          <table:table-cell table:formula="of:=SQRT(POWER([.CY$4]-[.$B9];2)+POWER([.CY$5]-[.$C9];2)+POWER([.CY$6]-[.$D9];2))" office:value-type="float" office:value="11.1370206967573" calcext:value-type="float">
            <text:p>11,1370206967573</text:p>
          </table:table-cell>
          <table:table-cell table:formula="of:=SQRT(POWER([.CZ$4]-[.$B9];2)+POWER([.CZ$5]-[.$C9];2)+POWER([.CZ$6]-[.$D9];2))" office:value-type="float" office:value="12.2891397990258" calcext:value-type="float">
            <text:p>12,2891397990258</text:p>
          </table:table-cell>
          <table:table-cell table:formula="of:=SQRT(POWER([.DA$4]-[.$B9];2)+POWER([.DA$5]-[.$C9];2)+POWER([.DA$6]-[.$D9];2))" office:value-type="float" office:value="13.4900478872389" calcext:value-type="float">
            <text:p>13,4900478872389</text:p>
          </table:table-cell>
          <table:table-cell table:formula="of:=SQRT(POWER([.DB$4]-[.$B9];2)+POWER([.DB$5]-[.$C9];2)+POWER([.DB$6]-[.$D9];2))" office:value-type="float" office:value="12.8589393808354" calcext:value-type="float">
            <text:p>12,858939380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879" calcext:value-type="float">
            <text:p>33,879</text:p>
          </table:table-cell>
          <table:table-cell office:value-type="float" office:value="42.575" calcext:value-type="float">
            <text:p>42,575</text:p>
          </table:table-cell>
          <table:table-cell office:value-type="float" office:value="0.194" calcext:value-type="float">
            <text:p>0,194</text:p>
          </table:table-cell>
          <table:table-cell/>
          <table:table-cell table:formula="of:=SQRT(POWER([.F$4]-[.B10];2)+POWER([.F$5]-[.C10];2)+POWER([.F$6]-[.D10];2))" office:value-type="float" office:value="2.58477271728096" calcext:value-type="float">
            <text:p>2,58477271728096</text:p>
          </table:table-cell>
          <table:table-cell table:formula="of:=SQRT(POWER([.G$4]-[.$B10];2)+POWER([.G$5]-[.$C10];2)+POWER([.G$6]-[.$D10];2))" office:value-type="float" office:value="1.56903409778118" calcext:value-type="float">
            <text:p>1,56903409778118</text:p>
          </table:table-cell>
          <table:table-cell table:formula="of:=SQRT(POWER([.H$4]-[.D10];2)+POWER([.H$5]-[.E10];2)+POWER([.H$6]-[.F10];2))" office:value-type="float" office:value="54.3417486301802" calcext:value-type="float">
            <text:p>54,3417486301802</text:p>
          </table:table-cell>
          <table:table-cell table:formula="of:=SQRT(POWER([.I$4]-[.$B10];2)+POWER([.I$5]-[.$C10];2)+POWER([.I$6]-[.$D10];2))" office:value-type="float" office:value="1.244645331008" calcext:value-type="float">
            <text:p>1,244645331008</text:p>
          </table:table-cell>
          <table:table-cell table:formula="of:=SQRT(POWER([.J$4]-[.F10];2)+POWER([.J$5]-[.G10];2)+POWER([.J$6]-[.H10];2))" office:value-type="float" office:value="72.4971407523537" calcext:value-type="float">
            <text:p>72,4971407523537</text:p>
          </table:table-cell>
          <table:table-cell table:formula="of:=SQRT(POWER([.K$4]-[.$B10];2)+POWER([.K$5]-[.$C10];2)+POWER([.K$6]-[.$D10];2))" office:value-type="float" office:value="3.58682157348257" calcext:value-type="float">
            <text:p>3,58682157348257</text:p>
          </table:table-cell>
          <table:table-cell table:formula="of:=SQRT(POWER([.L$4]-[.H10];2)+POWER([.L$5]-[.I10];2)+POWER([.L$6]-[.J10];2))" office:value-type="float" office:value="82.8397068126117" calcext:value-type="float">
            <text:p>82,8397068126117</text:p>
          </table:table-cell>
          <table:table-cell table:formula="of:=SQRT(POWER([.M$4]-[.$B10];2)+POWER([.M$5]-[.$C10];2)+POWER([.M$6]-[.$D10];2))" office:value-type="float" office:value="4.92902931620416" calcext:value-type="float">
            <text:p>4,92902931620416</text:p>
          </table:table-cell>
          <table:table-cell table:formula="of:=SQRT(POWER([.N$4]-[.J10];2)+POWER([.N$5]-[.K10];2)+POWER([.N$6]-[.L10];2))" office:value-type="float" office:value="86.7190913161946" calcext:value-type="float">
            <text:p>86,7190913161946</text:p>
          </table:table-cell>
          <table:table-cell table:formula="of:=SQRT(POWER([.O$4]-[.$B10];2)+POWER([.O$5]-[.$C10];2)+POWER([.O$6]-[.$D10];2))" office:value-type="float" office:value="15.0824782446387" calcext:value-type="float">
            <text:p>15,0824782446387</text:p>
          </table:table-cell>
          <table:table-cell table:formula="of:=SQRT(POWER([.P$4]-[.L10];2)+POWER([.P$5]-[.M10];2)+POWER([.P$6]-[.N10];2))" office:value-type="float" office:value="91.3205332879594" calcext:value-type="float">
            <text:p>91,3205332879594</text:p>
          </table:table-cell>
          <table:table-cell table:formula="of:=SQRT(POWER([.Q$4]-[.$B10];2)+POWER([.Q$5]-[.$C10];2)+POWER([.Q$6]-[.$D10];2))" office:value-type="float" office:value="16.4357195461592" calcext:value-type="float">
            <text:p>16,4357195461592</text:p>
          </table:table-cell>
          <table:table-cell table:formula="of:=SQRT(POWER([.R$4]-[.N10];2)+POWER([.R$5]-[.O10];2)+POWER([.R$6]-[.P10];2))" office:value-type="float" office:value="93.5741044791747" calcext:value-type="float">
            <text:p>93,5741044791747</text:p>
          </table:table-cell>
          <table:table-cell table:formula="of:=SQRT(POWER([.S$4]-[.$B10];2)+POWER([.S$5]-[.$C10];2)+POWER([.S$6]-[.$D10];2))" office:value-type="float" office:value="17.2602351374482" calcext:value-type="float">
            <text:p>17,2602351374482</text:p>
          </table:table-cell>
          <table:table-cell table:formula="of:=SQRT(POWER([.T$4]-[.P10];2)+POWER([.T$5]-[.Q10];2)+POWER([.T$6]-[.R10];2))" office:value-type="float" office:value="98.0699648635297" calcext:value-type="float">
            <text:p>98,0699648635297</text:p>
          </table:table-cell>
          <table:table-cell table:formula="of:=SQRT(POWER([.U$4]-[.$B10];2)+POWER([.U$5]-[.$C10];2)+POWER([.U$6]-[.$D10];2))" office:value-type="float" office:value="18.4684324456625" calcext:value-type="float">
            <text:p>18,4684324456625</text:p>
          </table:table-cell>
          <table:table-cell table:formula="of:=SQRT(POWER([.V$4]-[.R10];2)+POWER([.V$5]-[.S10];2)+POWER([.V$6]-[.T10];2))" office:value-type="float" office:value="97.8633266254172" calcext:value-type="float">
            <text:p>97,8633266254172</text:p>
          </table:table-cell>
          <table:table-cell table:formula="of:=SQRT(POWER([.W$4]-[.$B10];2)+POWER([.W$5]-[.$C10];2)+POWER([.W$6]-[.$D10];2))" office:value-type="float" office:value="19.8785305543443" calcext:value-type="float">
            <text:p>19,8785305543443</text:p>
          </table:table-cell>
          <table:table-cell table:formula="of:=SQRT(POWER([.X$4]-[.T10];2)+POWER([.X$5]-[.U10];2)+POWER([.X$6]-[.V10];2))" office:value-type="float" office:value="100.413902385344" calcext:value-type="float">
            <text:p>100,413902385344</text:p>
          </table:table-cell>
          <table:table-cell table:formula="of:=SQRT(POWER([.Y$4]-[.$B10];2)+POWER([.Y$5]-[.$C10];2)+POWER([.Y$6]-[.$D10];2))" office:value-type="float" office:value="20.911043709007" calcext:value-type="float">
            <text:p>20,911043709007</text:p>
          </table:table-cell>
          <table:table-cell table:formula="of:=SQRT(POWER([.Z$4]-[.V10];2)+POWER([.Z$5]-[.W10];2)+POWER([.Z$6]-[.X10];2))" office:value-type="float" office:value="98.9669099493504" calcext:value-type="float">
            <text:p>98,9669099493504</text:p>
          </table:table-cell>
          <table:table-cell table:formula="of:=SQRT(POWER([.AA$4]-[.$B10];2)+POWER([.AA$5]-[.$C10];2)+POWER([.AA$6]-[.$D10];2))" office:value-type="float" office:value="20.8180730376277" calcext:value-type="float">
            <text:p>20,8180730376277</text:p>
          </table:table-cell>
          <table:table-cell table:formula="of:=SQRT(POWER([.AB$4]-[.X10];2)+POWER([.AB$5]-[.Y10];2)+POWER([.AB$6]-[.Z10];2))" office:value-type="float" office:value="101.32168776495" calcext:value-type="float">
            <text:p>101,32168776495</text:p>
          </table:table-cell>
          <table:table-cell table:formula="of:=SQRT(POWER([.AC$4]-[.$B10];2)+POWER([.AC$5]-[.$C10];2)+POWER([.AC$6]-[.$D10];2))" office:value-type="float" office:value="26.6545685577538" calcext:value-type="float">
            <text:p>26,6545685577538</text:p>
          </table:table-cell>
          <table:table-cell table:formula="of:=SQRT(POWER([.AD$4]-[.Z10];2)+POWER([.AD$5]-[.AA10];2)+POWER([.AD$6]-[.AB10];2))" office:value-type="float" office:value="101.020791167157" calcext:value-type="float">
            <text:p>101,020791167157</text:p>
          </table:table-cell>
          <table:table-cell table:formula="of:=SQRT(POWER([.AE$4]-[.$B10];2)+POWER([.AE$5]-[.$C10];2)+POWER([.AE$6]-[.$D10];2))" office:value-type="float" office:value="28.8993522418756" calcext:value-type="float">
            <text:p>28,8993522418756</text:p>
          </table:table-cell>
          <table:table-cell table:formula="of:=SQRT(POWER([.AF$4]-[.AB10];2)+POWER([.AF$5]-[.AC10];2)+POWER([.AF$6]-[.AD10];2))" office:value-type="float" office:value="104.497659124646" calcext:value-type="float">
            <text:p>104,497659124646</text:p>
          </table:table-cell>
          <table:table-cell table:formula="of:=SQRT(POWER([.AG$4]-[.$B10];2)+POWER([.AG$5]-[.$C10];2)+POWER([.AG$6]-[.$D10];2))" office:value-type="float" office:value="27.9745635354691" calcext:value-type="float">
            <text:p>27,9745635354691</text:p>
          </table:table-cell>
          <table:table-cell table:formula="of:=SQRT(POWER([.AH$4]-[.AD10];2)+POWER([.AH$5]-[.AE10];2)+POWER([.AH$6]-[.AF10];2))" office:value-type="float" office:value="108.888933409043" calcext:value-type="float">
            <text:p>108,888933409043</text:p>
          </table:table-cell>
          <table:table-cell table:formula="of:=SQRT(POWER([.AI$4]-[.$B10];2)+POWER([.AI$5]-[.$C10];2)+POWER([.AI$6]-[.$D10];2))" office:value-type="float" office:value="28.3435183772234" calcext:value-type="float">
            <text:p>28,3435183772234</text:p>
          </table:table-cell>
          <table:table-cell table:formula="of:=SQRT(POWER([.AJ$4]-[.AF10];2)+POWER([.AJ$5]-[.AG10];2)+POWER([.AJ$6]-[.AH10];2))" office:value-type="float" office:value="108.380567398435" calcext:value-type="float">
            <text:p>108,380567398435</text:p>
          </table:table-cell>
          <table:table-cell table:formula="of:=SQRT(POWER([.AK$4]-[.$B10];2)+POWER([.AK$5]-[.$C10];2)+POWER([.AK$6]-[.$D10];2))" office:value-type="float" office:value="29.8537701974139" calcext:value-type="float">
            <text:p>29,8537701974139</text:p>
          </table:table-cell>
          <table:table-cell table:formula="of:=SQRT(POWER([.AL$4]-[.AH10];2)+POWER([.AL$5]-[.AI10];2)+POWER([.AL$6]-[.AJ10];2))" office:value-type="float" office:value="107.912263085977" calcext:value-type="float">
            <text:p>107,912263085977</text:p>
          </table:table-cell>
          <table:table-cell table:formula="of:=SQRT(POWER([.AM$4]-[.$B10];2)+POWER([.AM$5]-[.$C10];2)+POWER([.AM$6]-[.$D10];2))" office:value-type="float" office:value="29.9635869348114" calcext:value-type="float">
            <text:p>29,9635869348114</text:p>
          </table:table-cell>
          <table:table-cell table:formula="of:=SQRT(POWER([.AN$4]-[.AJ10];2)+POWER([.AN$5]-[.AK10];2)+POWER([.AN$6]-[.AL10];2))" office:value-type="float" office:value="109.803281955102" calcext:value-type="float">
            <text:p>109,803281955102</text:p>
          </table:table-cell>
          <table:table-cell table:formula="of:=SQRT(POWER([.AO$4]-[.$B10];2)+POWER([.AO$5]-[.$C10];2)+POWER([.AO$6]-[.$D10];2))" office:value-type="float" office:value="30.1902848280701" calcext:value-type="float">
            <text:p>30,1902848280701</text:p>
          </table:table-cell>
          <table:table-cell table:formula="of:=SQRT(POWER([.AP$4]-[.AL10];2)+POWER([.AP$5]-[.AM10];2)+POWER([.AP$6]-[.AN10];2))" office:value-type="float" office:value="111.072515873495" calcext:value-type="float">
            <text:p>111,072515873495</text:p>
          </table:table-cell>
          <table:table-cell table:formula="of:=SQRT(POWER([.AQ$4]-[.$B10];2)+POWER([.AQ$5]-[.$C10];2)+POWER([.AQ$6]-[.$D10];2))" office:value-type="float" office:value="17.5278065370428" calcext:value-type="float">
            <text:p>17,5278065370428</text:p>
          </table:table-cell>
          <table:table-cell table:formula="of:=SQRT(POWER([.AR$4]-[.AN10];2)+POWER([.AR$5]-[.AO10];2)+POWER([.AR$6]-[.AP10];2))" office:value-type="float" office:value="119.589590531478" calcext:value-type="float">
            <text:p>119,589590531478</text:p>
          </table:table-cell>
          <table:table-cell table:formula="of:=SQRT(POWER([.AS$4]-[.$B10];2)+POWER([.AS$5]-[.$C10];2)+POWER([.AS$6]-[.$D10];2))" office:value-type="float" office:value="15.3260862584027" calcext:value-type="float">
            <text:p>15,3260862584027</text:p>
          </table:table-cell>
          <table:table-cell table:formula="of:=SQRT(POWER([.AT$4]-[.AP10];2)+POWER([.AT$5]-[.AQ10];2)+POWER([.AT$6]-[.AR10];2))" office:value-type="float" office:value="129.448922592499" calcext:value-type="float">
            <text:p>129,448922592499</text:p>
          </table:table-cell>
          <table:table-cell table:formula="of:=SQRT(POWER([.AU$4]-[.$B10];2)+POWER([.AU$5]-[.$C10];2)+POWER([.AU$6]-[.$D10];2))" office:value-type="float" office:value="16.2752037468045" calcext:value-type="float">
            <text:p>16,2752037468045</text:p>
          </table:table-cell>
          <table:table-cell table:formula="of:=SQRT(POWER([.AV$4]-[.AR10];2)+POWER([.AV$5]-[.AS10];2)+POWER([.AV$6]-[.AT10];2))" office:value-type="float" office:value="142.144409030363" calcext:value-type="float">
            <text:p>142,144409030363</text:p>
          </table:table-cell>
          <table:table-cell table:formula="of:=SQRT(POWER([.AW$4]-[.$B10];2)+POWER([.AW$5]-[.$C10];2)+POWER([.AW$6]-[.$D10];2))" office:value-type="float" office:value="17.5697694065688" calcext:value-type="float">
            <text:p>17,5697694065688</text:p>
          </table:table-cell>
          <table:table-cell table:formula="of:=SQRT(POWER([.AX$4]-[.AT10];2)+POWER([.AX$5]-[.AU10];2)+POWER([.AX$6]-[.AV10];2))" office:value-type="float" office:value="157.847828323643" calcext:value-type="float">
            <text:p>157,847828323643</text:p>
          </table:table-cell>
          <table:table-cell table:formula="of:=SQRT(POWER([.AY$4]-[.$B10];2)+POWER([.AY$5]-[.$C10];2)+POWER([.AY$6]-[.$D10];2))" office:value-type="float" office:value="7.71760455063616" calcext:value-type="float">
            <text:p>7,71760455063616</text:p>
          </table:table-cell>
          <table:table-cell table:formula="of:=SQRT(POWER([.AZ$4]-[.AV10];2)+POWER([.AZ$5]-[.AW10];2)+POWER([.AZ$6]-[.AX10];2))" office:value-type="float" office:value="185.893546124183" calcext:value-type="float">
            <text:p>185,893546124183</text:p>
          </table:table-cell>
          <table:table-cell table:formula="of:=SQRT(POWER([.BA$4]-[.$B10];2)+POWER([.BA$5]-[.$C10];2)+POWER([.BA$6]-[.$D10];2))" office:value-type="float" office:value="7.52106734446647" calcext:value-type="float">
            <text:p>7,52106734446647</text:p>
          </table:table-cell>
          <table:table-cell table:formula="of:=SQRT(POWER([.BB$4]-[.AX10];2)+POWER([.BB$5]-[.AY10];2)+POWER([.BB$6]-[.AZ10];2))" office:value-type="float" office:value="220.851136152154" calcext:value-type="float">
            <text:p>220,851136152154</text:p>
          </table:table-cell>
          <table:table-cell table:formula="of:=SQRT(POWER([.BC$4]-[.$B10];2)+POWER([.BC$5]-[.$C10];2)+POWER([.BC$6]-[.$D10];2))" office:value-type="float" office:value="9.63409160222177" calcext:value-type="float">
            <text:p>9,63409160222177</text:p>
          </table:table-cell>
          <table:table-cell table:formula="of:=SQRT(POWER([.BD$4]-[.AZ10];2)+POWER([.BD$5]-[.BA10];2)+POWER([.BD$6]-[.BB10];2))" office:value-type="float" office:value="262.216808028619" calcext:value-type="float">
            <text:p>262,216808028619</text:p>
          </table:table-cell>
          <table:table-cell table:formula="of:=SQRT(POWER([.BE$4]-[.$B10];2)+POWER([.BE$5]-[.$C10];2)+POWER([.BE$6]-[.$D10];2))" office:value-type="float" office:value="11.0654745040599" calcext:value-type="float">
            <text:p>11,0654745040599</text:p>
          </table:table-cell>
          <table:table-cell table:formula="of:=SQRT(POWER([.BF$4]-[.BB10];2)+POWER([.BF$5]-[.BC10];2)+POWER([.BF$6]-[.BD10];2))" office:value-type="float" office:value="315.768987617593" calcext:value-type="float">
            <text:p>315,768987617593</text:p>
          </table:table-cell>
          <table:table-cell table:formula="of:=SQRT(POWER([.BG$4]-[.$B10];2)+POWER([.BG$5]-[.$C10];2)+POWER([.BG$6]-[.$D10];2))" office:value-type="float" office:value="12.0080773648407" calcext:value-type="float">
            <text:p>12,0080773648407</text:p>
          </table:table-cell>
          <table:table-cell table:formula="of:=SQRT(POWER([.BH$4]-[.BD10];2)+POWER([.BH$5]-[.BE10];2)+POWER([.BH$6]-[.BF10];2))" office:value-type="float" office:value="382.977015974496" calcext:value-type="float">
            <text:p>382,977015974496</text:p>
          </table:table-cell>
          <table:table-cell table:formula="of:=SQRT(POWER([.BI$4]-[.$B10];2)+POWER([.BI$5]-[.$C10];2)+POWER([.BI$6]-[.$D10];2))" office:value-type="float" office:value="12.4188098463581" calcext:value-type="float">
            <text:p>12,4188098463581</text:p>
          </table:table-cell>
          <table:table-cell table:formula="of:=SQRT(POWER([.BJ$4]-[.BF10];2)+POWER([.BJ$5]-[.BG10];2)+POWER([.BJ$6]-[.BH10];2))" office:value-type="float" office:value="468.416286797233" calcext:value-type="float">
            <text:p>468,416286797233</text:p>
          </table:table-cell>
          <table:table-cell table:formula="of:=SQRT(POWER([.BK$4]-[.$B10];2)+POWER([.BK$5]-[.$C10];2)+POWER([.BK$6]-[.$D10];2))" office:value-type="float" office:value="10.1622976240612" calcext:value-type="float">
            <text:p>10,1622976240612</text:p>
          </table:table-cell>
          <table:table-cell table:formula="of:=SQRT(POWER([.BL$4]-[.BH10];2)+POWER([.BL$5]-[.BI10];2)+POWER([.BL$6]-[.BJ10];2))" office:value-type="float" office:value="578.922818755199" calcext:value-type="float">
            <text:p>578,922818755199</text:p>
          </table:table-cell>
          <table:table-cell table:formula="of:=SQRT(POWER([.BM$4]-[.$B10];2)+POWER([.BM$5]-[.$C10];2)+POWER([.BM$6]-[.$D10];2))" office:value-type="float" office:value="10.0594564962527" calcext:value-type="float">
            <text:p>10,0594564962527</text:p>
          </table:table-cell>
          <table:table-cell table:formula="of:=SQRT(POWER([.BN$4]-[.BJ10];2)+POWER([.BN$5]-[.BK10];2)+POWER([.BN$6]-[.BL10];2))" office:value-type="float" office:value="718.284946921861" calcext:value-type="float">
            <text:p>718,284946921861</text:p>
          </table:table-cell>
          <table:table-cell table:formula="of:=SQRT(POWER([.BO$4]-[.$B10];2)+POWER([.BO$5]-[.$C10];2)+POWER([.BO$6]-[.$D10];2))" office:value-type="float" office:value="10.6583327026322" calcext:value-type="float">
            <text:p>10,6583327026322</text:p>
          </table:table-cell>
          <table:table-cell table:formula="of:=SQRT(POWER([.BP$4]-[.BL10];2)+POWER([.BP$5]-[.BM10];2)+POWER([.BP$6]-[.BN10];2))" office:value-type="float" office:value="897.399962791574" calcext:value-type="float">
            <text:p>897,399962791574</text:p>
          </table:table-cell>
          <table:table-cell table:formula="of:=SQRT(POWER([.BQ$4]-[.$B10];2)+POWER([.BQ$5]-[.$C10];2)+POWER([.BQ$6]-[.$D10];2))" office:value-type="float" office:value="11.7560085062916" calcext:value-type="float">
            <text:p>11,7560085062916</text:p>
          </table:table-cell>
          <table:table-cell table:formula="of:=SQRT(POWER([.BR$4]-[.BN10];2)+POWER([.BR$5]-[.BO10];2)+POWER([.BR$6]-[.BP10];2))" office:value-type="float" office:value="1123.29280045741" calcext:value-type="float">
            <text:p>1123,29280045741</text:p>
          </table:table-cell>
          <table:table-cell table:formula="of:=SQRT(POWER([.BS$4]-[.$B10];2)+POWER([.BS$5]-[.$C10];2)+POWER([.BS$6]-[.$D10];2))" office:value-type="float" office:value="12.9566608738517" calcext:value-type="float">
            <text:p>12,9566608738517</text:p>
          </table:table-cell>
          <table:table-cell table:formula="of:=SQRT(POWER([.BT$4]-[.BP10];2)+POWER([.BT$5]-[.BQ10];2)+POWER([.BT$6]-[.BR10];2))" office:value-type="float" office:value="1411.84309887623" calcext:value-type="float">
            <text:p>1411,84309887623</text:p>
          </table:table-cell>
          <table:table-cell table:formula="of:=SQRT(POWER([.BU$4]-[.$B10];2)+POWER([.BU$5]-[.$C10];2)+POWER([.BU$6]-[.$D10];2))" office:value-type="float" office:value="14.0866724246715" calcext:value-type="float">
            <text:p>14,0866724246715</text:p>
          </table:table-cell>
          <table:table-cell table:formula="of:=SQRT(POWER([.BV$4]-[.BR10];2)+POWER([.BV$5]-[.BS10];2)+POWER([.BV$6]-[.BT10];2))" office:value-type="float" office:value="1779.78263225706" calcext:value-type="float">
            <text:p>1779,78263225706</text:p>
          </table:table-cell>
          <table:table-cell table:formula="of:=SQRT(POWER([.BW$4]-[.$B10];2)+POWER([.BW$5]-[.$C10];2)+POWER([.BW$6]-[.$D10];2))" office:value-type="float" office:value="10.7168918068627" calcext:value-type="float">
            <text:p>10,7168918068627</text:p>
          </table:table-cell>
          <table:table-cell table:formula="of:=SQRT(POWER([.BX$4]-[.BT10];2)+POWER([.BX$5]-[.BU10];2)+POWER([.BX$6]-[.BV10];2))" office:value-type="float" office:value="2242.82320819081" calcext:value-type="float">
            <text:p>2242,82320819081</text:p>
          </table:table-cell>
          <table:table-cell table:formula="of:=SQRT(POWER([.BY$4]-[.$B10];2)+POWER([.BY$5]-[.$C10];2)+POWER([.BY$6]-[.$D10];2))" office:value-type="float" office:value="9.93482692350501" calcext:value-type="float">
            <text:p>9,93482692350501</text:p>
          </table:table-cell>
          <table:table-cell table:formula="of:=SQRT(POWER([.BZ$4]-[.BV10];2)+POWER([.BZ$5]-[.BW10];2)+POWER([.BZ$6]-[.BX10];2))" office:value-type="float" office:value="2834.67872878605" calcext:value-type="float">
            <text:p>2834,67872878605</text:p>
          </table:table-cell>
          <table:table-cell table:formula="of:=SQRT(POWER([.CA$4]-[.$B10];2)+POWER([.CA$5]-[.$C10];2)+POWER([.CA$6]-[.$D10];2))" office:value-type="float" office:value="11.710016567025" calcext:value-type="float">
            <text:p>11,710016567025</text:p>
          </table:table-cell>
          <table:table-cell table:formula="of:=SQRT(POWER([.CB$4]-[.BX10];2)+POWER([.CB$5]-[.BY10];2)+POWER([.CB$6]-[.BZ10];2))" office:value-type="float" office:value="3583.47450978546" calcext:value-type="float">
            <text:p>3583,47450978546</text:p>
          </table:table-cell>
          <table:table-cell table:formula="of:=SQRT(POWER([.CC$4]-[.$B10];2)+POWER([.CC$5]-[.$C10];2)+POWER([.CC$6]-[.$D10];2))" office:value-type="float" office:value="13.1988123708158" calcext:value-type="float">
            <text:p>13,1988123708158</text:p>
          </table:table-cell>
          <table:table-cell table:formula="of:=SQRT(POWER([.CD$4]-[.BZ10];2)+POWER([.CD$5]-[.CA10];2)+POWER([.CD$6]-[.CB10];2))" office:value-type="float" office:value="4537.49515587884" calcext:value-type="float">
            <text:p>4537,49515587884</text:p>
          </table:table-cell>
          <table:table-cell table:formula="of:=SQRT(POWER([.CE$4]-[.$B10];2)+POWER([.CE$5]-[.$C10];2)+POWER([.CE$6]-[.$D10];2))" office:value-type="float" office:value="13.7810548943105" calcext:value-type="float">
            <text:p>13,7810548943105</text:p>
          </table:table-cell>
          <table:table-cell table:formula="of:=SQRT(POWER([.CF$4]-[.CB10];2)+POWER([.CF$5]-[.CC10];2)+POWER([.CF$6]-[.CD10];2))" office:value-type="float" office:value="5749.75635739686" calcext:value-type="float">
            <text:p>5749,75635739686</text:p>
          </table:table-cell>
          <table:table-cell table:formula="of:=SQRT(POWER([.CG$4]-[.$B10];2)+POWER([.CG$5]-[.$C10];2)+POWER([.CG$6]-[.$D10];2))" office:value-type="float" office:value="13.6573215895358" calcext:value-type="float">
            <text:p>13,6573215895358</text:p>
          </table:table-cell>
          <table:table-cell table:formula="of:=SQRT(POWER([.CH$4]-[.CD10];2)+POWER([.CH$5]-[.CE10];2)+POWER([.CH$6]-[.CF10];2))" office:value-type="float" office:value="7291.72500471273" calcext:value-type="float">
            <text:p>7291,72500471273</text:p>
          </table:table-cell>
          <table:table-cell table:formula="of:=SQRT(POWER([.CI$4]-[.$B10];2)+POWER([.CI$5]-[.$C10];2)+POWER([.CI$6]-[.$D10];2))" office:value-type="float" office:value="8.81804995449674" calcext:value-type="float">
            <text:p>8,81804995449674</text:p>
          </table:table-cell>
          <table:table-cell table:formula="of:=SQRT(POWER([.CJ$4]-[.CF10];2)+POWER([.CJ$5]-[.CG10];2)+POWER([.CJ$6]-[.CH10];2))" office:value-type="float" office:value="9258.5344123132" calcext:value-type="float">
            <text:p>9258,5344123132</text:p>
          </table:table-cell>
          <table:table-cell table:formula="of:=SQRT(POWER([.CK$4]-[.CG10];2)+POWER([.CK$5]-[.CH10];2)+POWER([.CK$6]-[.CI10];2))" office:value-type="float" office:value="7254.80081117546" calcext:value-type="float">
            <text:p>7254,80081117546</text:p>
          </table:table-cell>
          <table:table-cell table:formula="of:=SQRT(POWER([.CL$4]-[.$B10];2)+POWER([.CL$5]-[.$C10];2)+POWER([.CL$6]-[.$D10];2))" office:value-type="float" office:value="9.27218798342657" calcext:value-type="float">
            <text:p>9,27218798342657</text:p>
          </table:table-cell>
          <table:table-cell table:formula="of:=SQRT(POWER([.CM$4]-[.CI10];2)+POWER([.CM$5]-[.CJ10];2)+POWER([.CM$6]-[.CK10];2))" office:value-type="float" office:value="11729.6324667836" calcext:value-type="float">
            <text:p>11729,6324667836</text:p>
          </table:table-cell>
          <table:table-cell table:formula="of:=SQRT(POWER([.CN$4]-[.$B10];2)+POWER([.CN$5]-[.$C10];2)+POWER([.CN$6]-[.$D10];2))" office:value-type="float" office:value="7.05995736531036" calcext:value-type="float">
            <text:p>7,05995736531036</text:p>
          </table:table-cell>
          <table:table-cell table:formula="of:=SQRT(POWER([.CO$4]-[.CK10];2)+POWER([.CO$5]-[.CL10];2)+POWER([.CO$6]-[.CM10];2))" office:value-type="float" office:value="13770.3014481845" calcext:value-type="float">
            <text:p>13770,3014481845</text:p>
          </table:table-cell>
          <table:table-cell table:formula="of:=SQRT(POWER([.CP$4]-[.$B10];2)+POWER([.CP$5]-[.$C10];2)+POWER([.CP$6]-[.$D10];2))" office:value-type="float" office:value="6.59967832549436" calcext:value-type="float">
            <text:p>6,59967832549436</text:p>
          </table:table-cell>
          <table:table-cell table:formula="of:=SQRT(POWER([.CQ$4]-[.CM10];2)+POWER([.CQ$5]-[.CN10];2)+POWER([.CQ$6]-[.CO10];2))" office:value-type="float" office:value="18064.4812438214" calcext:value-type="float">
            <text:p>18064,4812438214</text:p>
          </table:table-cell>
          <table:table-cell table:formula="of:=SQRT(POWER([.CR$4]-[.$B10];2)+POWER([.CR$5]-[.$C10];2)+POWER([.CR$6]-[.$D10];2))" office:value-type="float" office:value="6.90111143222597" calcext:value-type="float">
            <text:p>6,90111143222597</text:p>
          </table:table-cell>
          <table:table-cell table:formula="of:=SQRT(POWER([.CS$4]-[.CO10];2)+POWER([.CS$5]-[.CP10];2)+POWER([.CS$6]-[.CQ10];2))" office:value-type="float" office:value="22691.5839958698" calcext:value-type="float">
            <text:p>22691,5839958698</text:p>
          </table:table-cell>
          <table:table-cell table:formula="of:=SQRT(POWER([.CT$4]-[.CP10];2)+POWER([.CT$5]-[.CQ10];2)+POWER([.CT$6]-[.CR10];2))" office:value-type="float" office:value="18027.3032562777" calcext:value-type="float">
            <text:p>18027,3032562777</text:p>
          </table:table-cell>
          <table:table-cell table:formula="of:=SQRT(POWER([.CU$4]-[.$B10];2)+POWER([.CU$5]-[.$C10];2)+POWER([.CU$6]-[.$D10];2))" office:value-type="float" office:value="9.78613171789548" calcext:value-type="float">
            <text:p>9,78613171789548</text:p>
          </table:table-cell>
          <table:table-cell table:formula="of:=SQRT(POWER([.CV$4]-[.CR10];2)+POWER([.CV$5]-[.CS10];2)+POWER([.CV$6]-[.CT10];2))" office:value-type="float" office:value="28949.5377410266" calcext:value-type="float">
            <text:p>28949,5377410266</text:p>
          </table:table-cell>
          <table:table-cell table:formula="of:=SQRT(POWER([.CW$4]-[.$B10];2)+POWER([.CW$5]-[.$C10];2)+POWER([.CW$6]-[.$D10];2))" office:value-type="float" office:value="9.55782789131506" calcext:value-type="float">
            <text:p>9,55782789131506</text:p>
          </table:table-cell>
          <table:table-cell table:formula="of:=SQRT(POWER([.CX$4]-[.CT10];2)+POWER([.CX$5]-[.CU10];2)+POWER([.CX$6]-[.CV10];2))" office:value-type="float" office:value="34079.8884793071" calcext:value-type="float">
            <text:p>34079,8884793071</text:p>
          </table:table-cell>
          <table:table-cell table:formula="of:=SQRT(POWER([.CY$4]-[.$B10];2)+POWER([.CY$5]-[.$C10];2)+POWER([.CY$6]-[.$D10];2))" office:value-type="float" office:value="11.7931380895841" calcext:value-type="float">
            <text:p>11,7931380895841</text:p>
          </table:table-cell>
          <table:table-cell table:formula="of:=SQRT(POWER([.CZ$4]-[.$B10];2)+POWER([.CZ$5]-[.$C10];2)+POWER([.CZ$6]-[.$D10];2))" office:value-type="float" office:value="12.9235671933101" calcext:value-type="float">
            <text:p>12,9235671933101</text:p>
          </table:table-cell>
          <table:table-cell table:formula="of:=SQRT(POWER([.DA$4]-[.$B10];2)+POWER([.DA$5]-[.$C10];2)+POWER([.DA$6]-[.$D10];2))" office:value-type="float" office:value="14.2078427637696" calcext:value-type="float">
            <text:p>14,2078427637696</text:p>
          </table:table-cell>
          <table:table-cell table:formula="of:=SQRT(POWER([.DB$4]-[.$B10];2)+POWER([.DB$5]-[.$C10];2)+POWER([.DB$6]-[.$D10];2))" office:value-type="float" office:value="13.3276106635811" calcext:value-type="float">
            <text:p>13,3276106635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073" calcext:value-type="float">
            <text:p>35,073</text:p>
          </table:table-cell>
          <table:table-cell office:value-type="float" office:value="42.916" calcext:value-type="float">
            <text:p>42,916</text:p>
          </table:table-cell>
          <table:table-cell office:value-type="float" office:value="0.279" calcext:value-type="float">
            <text:p>0,279</text:p>
          </table:table-cell>
          <table:table-cell/>
          <table:table-cell table:formula="of:=SQRT(POWER([.F$4]-[.B11];2)+POWER([.F$5]-[.C11];2)+POWER([.F$6]-[.D11];2))" office:value-type="float" office:value="3.02483156555865" calcext:value-type="float">
            <text:p>3,02483156555865</text:p>
          </table:table-cell>
          <table:table-cell table:formula="of:=SQRT(POWER([.G$4]-[.$B11];2)+POWER([.G$5]-[.$C11];2)+POWER([.G$6]-[.$D11];2))" office:value-type="float" office:value="2.47574029332642" calcext:value-type="float">
            <text:p>2,47574029332642</text:p>
          </table:table-cell>
          <table:table-cell table:formula="of:=SQRT(POWER([.H$4]-[.D11];2)+POWER([.H$5]-[.E11];2)+POWER([.H$6]-[.F11];2))" office:value-type="float" office:value="54.3102589972886" calcext:value-type="float">
            <text:p>54,3102589972886</text:p>
          </table:table-cell>
          <table:table-cell table:formula="of:=SQRT(POWER([.I$4]-[.$B11];2)+POWER([.I$5]-[.$C11];2)+POWER([.I$6]-[.$D11];2))" office:value-type="float" office:value="0" calcext:value-type="float">
            <text:p>0</text:p>
          </table:table-cell>
          <table:table-cell table:formula="of:=SQRT(POWER([.J$4]-[.F11];2)+POWER([.J$5]-[.G11];2)+POWER([.J$6]-[.H11];2))" office:value-type="float" office:value="71.8081702530234" calcext:value-type="float">
            <text:p>71,8081702530234</text:p>
          </table:table-cell>
          <table:table-cell table:formula="of:=SQRT(POWER([.K$4]-[.$B11];2)+POWER([.K$5]-[.$C11];2)+POWER([.K$6]-[.$D11];2))" office:value-type="float" office:value="4.57650357806044" calcext:value-type="float">
            <text:p>4,57650357806044</text:p>
          </table:table-cell>
          <table:table-cell table:formula="of:=SQRT(POWER([.L$4]-[.H11];2)+POWER([.L$5]-[.I11];2)+POWER([.L$6]-[.J11];2))" office:value-type="float" office:value="82.854380528218" calcext:value-type="float">
            <text:p>82,854380528218</text:p>
          </table:table-cell>
          <table:table-cell table:formula="of:=SQRT(POWER([.M$4]-[.$B11];2)+POWER([.M$5]-[.$C11];2)+POWER([.M$6]-[.$D11];2))" office:value-type="float" office:value="5.83410181604675" calcext:value-type="float">
            <text:p>5,83410181604675</text:p>
          </table:table-cell>
          <table:table-cell table:formula="of:=SQRT(POWER([.N$4]-[.J11];2)+POWER([.N$5]-[.K11];2)+POWER([.N$6]-[.L11];2))" office:value-type="float" office:value="86.044649463131" calcext:value-type="float">
            <text:p>86,044649463131</text:p>
          </table:table-cell>
          <table:table-cell table:formula="of:=SQRT(POWER([.O$4]-[.$B11];2)+POWER([.O$5]-[.$C11];2)+POWER([.O$6]-[.$D11];2))" office:value-type="float" office:value="14.3231280801367" calcext:value-type="float">
            <text:p>14,3231280801367</text:p>
          </table:table-cell>
          <table:table-cell table:formula="of:=SQRT(POWER([.P$4]-[.L11];2)+POWER([.P$5]-[.M11];2)+POWER([.P$6]-[.N11];2))" office:value-type="float" office:value="90.427398674986" calcext:value-type="float">
            <text:p>90,427398674986</text:p>
          </table:table-cell>
          <table:table-cell table:formula="of:=SQRT(POWER([.Q$4]-[.$B11];2)+POWER([.Q$5]-[.$C11];2)+POWER([.Q$6]-[.$D11];2))" office:value-type="float" office:value="15.8020926145875" calcext:value-type="float">
            <text:p>15,8020926145875</text:p>
          </table:table-cell>
          <table:table-cell table:formula="of:=SQRT(POWER([.R$4]-[.N11];2)+POWER([.R$5]-[.O11];2)+POWER([.R$6]-[.P11];2))" office:value-type="float" office:value="92.7481649105609" calcext:value-type="float">
            <text:p>92,7481649105609</text:p>
          </table:table-cell>
          <table:table-cell table:formula="of:=SQRT(POWER([.S$4]-[.$B11];2)+POWER([.S$5]-[.$C11];2)+POWER([.S$6]-[.$D11];2))" office:value-type="float" office:value="16.4332594758313" calcext:value-type="float">
            <text:p>16,4332594758313</text:p>
          </table:table-cell>
          <table:table-cell table:formula="of:=SQRT(POWER([.T$4]-[.P11];2)+POWER([.T$5]-[.Q11];2)+POWER([.T$6]-[.R11];2))" office:value-type="float" office:value="97.1378636620481" calcext:value-type="float">
            <text:p>97,1378636620481</text:p>
          </table:table-cell>
          <table:table-cell table:formula="of:=SQRT(POWER([.U$4]-[.$B11];2)+POWER([.U$5]-[.$C11];2)+POWER([.U$6]-[.$D11];2))" office:value-type="float" office:value="17.939224370078" calcext:value-type="float">
            <text:p>17,939224370078</text:p>
          </table:table-cell>
          <table:table-cell table:formula="of:=SQRT(POWER([.V$4]-[.R11];2)+POWER([.V$5]-[.S11];2)+POWER([.V$6]-[.T11];2))" office:value-type="float" office:value="96.8276692198366" calcext:value-type="float">
            <text:p>96,8276692198366</text:p>
          </table:table-cell>
          <table:table-cell table:formula="of:=SQRT(POWER([.W$4]-[.$B11];2)+POWER([.W$5]-[.$C11];2)+POWER([.W$6]-[.$D11];2))" office:value-type="float" office:value="19.3997501788039" calcext:value-type="float">
            <text:p>19,3997501788039</text:p>
          </table:table-cell>
          <table:table-cell table:formula="of:=SQRT(POWER([.X$4]-[.T11];2)+POWER([.X$5]-[.U11];2)+POWER([.X$6]-[.V11];2))" office:value-type="float" office:value="99.1391118421315" calcext:value-type="float">
            <text:p>99,1391118421315</text:p>
          </table:table-cell>
          <table:table-cell table:formula="of:=SQRT(POWER([.Y$4]-[.$B11];2)+POWER([.Y$5]-[.$C11];2)+POWER([.Y$6]-[.$D11];2))" office:value-type="float" office:value="20.3814320645042" calcext:value-type="float">
            <text:p>20,3814320645042</text:p>
          </table:table-cell>
          <table:table-cell table:formula="of:=SQRT(POWER([.Z$4]-[.V11];2)+POWER([.Z$5]-[.W11];2)+POWER([.Z$6]-[.X11];2))" office:value-type="float" office:value="97.4384376368113" calcext:value-type="float">
            <text:p>97,4384376368113</text:p>
          </table:table-cell>
          <table:table-cell table:formula="of:=SQRT(POWER([.AA$4]-[.$B11];2)+POWER([.AA$5]-[.$C11];2)+POWER([.AA$6]-[.$D11];2))" office:value-type="float" office:value="20.3218601756827" calcext:value-type="float">
            <text:p>20,3218601756827</text:p>
          </table:table-cell>
          <table:table-cell table:formula="of:=SQRT(POWER([.AB$4]-[.X11];2)+POWER([.AB$5]-[.Y11];2)+POWER([.AB$6]-[.Z11];2))" office:value-type="float" office:value="99.3784436901007" calcext:value-type="float">
            <text:p>99,3784436901007</text:p>
          </table:table-cell>
          <table:table-cell table:formula="of:=SQRT(POWER([.AC$4]-[.$B11];2)+POWER([.AC$5]-[.$C11];2)+POWER([.AC$6]-[.$D11];2))" office:value-type="float" office:value="26.2621842389395" calcext:value-type="float">
            <text:p>26,2621842389395</text:p>
          </table:table-cell>
          <table:table-cell table:formula="of:=SQRT(POWER([.AD$4]-[.Z11];2)+POWER([.AD$5]-[.AA11];2)+POWER([.AD$6]-[.AB11];2))" office:value-type="float" office:value="98.5884250863917" calcext:value-type="float">
            <text:p>98,5884250863917</text:p>
          </table:table-cell>
          <table:table-cell table:formula="of:=SQRT(POWER([.AE$4]-[.$B11];2)+POWER([.AE$5]-[.$C11];2)+POWER([.AE$6]-[.$D11];2))" office:value-type="float" office:value="28.5191881721763" calcext:value-type="float">
            <text:p>28,5191881721763</text:p>
          </table:table-cell>
          <table:table-cell table:formula="of:=SQRT(POWER([.AF$4]-[.AB11];2)+POWER([.AF$5]-[.AC11];2)+POWER([.AF$6]-[.AD11];2))" office:value-type="float" office:value="101.403528778487" calcext:value-type="float">
            <text:p>101,403528778487</text:p>
          </table:table-cell>
          <table:table-cell table:formula="of:=SQRT(POWER([.AG$4]-[.$B11];2)+POWER([.AG$5]-[.$C11];2)+POWER([.AG$6]-[.$D11];2))" office:value-type="float" office:value="27.5979060981082" calcext:value-type="float">
            <text:p>27,5979060981082</text:p>
          </table:table-cell>
          <table:table-cell table:formula="of:=SQRT(POWER([.AH$4]-[.AD11];2)+POWER([.AH$5]-[.AE11];2)+POWER([.AH$6]-[.AF11];2))" office:value-type="float" office:value="104.982605289958" calcext:value-type="float">
            <text:p>104,982605289958</text:p>
          </table:table-cell>
          <table:table-cell table:formula="of:=SQRT(POWER([.AI$4]-[.$B11];2)+POWER([.AI$5]-[.$C11];2)+POWER([.AI$6]-[.$D11];2))" office:value-type="float" office:value="27.8770111382121" calcext:value-type="float">
            <text:p>27,8770111382121</text:p>
          </table:table-cell>
          <table:table-cell table:formula="of:=SQRT(POWER([.AJ$4]-[.AF11];2)+POWER([.AJ$5]-[.AG11];2)+POWER([.AJ$6]-[.AH11];2))" office:value-type="float" office:value="103.447034929691" calcext:value-type="float">
            <text:p>103,447034929691</text:p>
          </table:table-cell>
          <table:table-cell table:formula="of:=SQRT(POWER([.AK$4]-[.$B11];2)+POWER([.AK$5]-[.$C11];2)+POWER([.AK$6]-[.$D11];2))" office:value-type="float" office:value="29.3676309054714" calcext:value-type="float">
            <text:p>29,3676309054714</text:p>
          </table:table-cell>
          <table:table-cell table:formula="of:=SQRT(POWER([.AL$4]-[.AH11];2)+POWER([.AL$5]-[.AI11];2)+POWER([.AL$6]-[.AJ11];2))" office:value-type="float" office:value="101.64451076796" calcext:value-type="float">
            <text:p>101,64451076796</text:p>
          </table:table-cell>
          <table:table-cell table:formula="of:=SQRT(POWER([.AM$4]-[.$B11];2)+POWER([.AM$5]-[.$C11];2)+POWER([.AM$6]-[.$D11];2))" office:value-type="float" office:value="29.4220062878112" calcext:value-type="float">
            <text:p>29,4220062878112</text:p>
          </table:table-cell>
          <table:table-cell table:formula="of:=SQRT(POWER([.AN$4]-[.AJ11];2)+POWER([.AN$5]-[.AK11];2)+POWER([.AN$6]-[.AL11];2))" office:value-type="float" office:value="101.894088427316" calcext:value-type="float">
            <text:p>101,894088427316</text:p>
          </table:table-cell>
          <table:table-cell table:formula="of:=SQRT(POWER([.AO$4]-[.$B11];2)+POWER([.AO$5]-[.$C11];2)+POWER([.AO$6]-[.$D11];2))" office:value-type="float" office:value="29.6804470316739" calcext:value-type="float">
            <text:p>29,6804470316739</text:p>
          </table:table-cell>
          <table:table-cell table:formula="of:=SQRT(POWER([.AP$4]-[.AL11];2)+POWER([.AP$5]-[.AM11];2)+POWER([.AP$6]-[.AN11];2))" office:value-type="float" office:value="101.119957348656" calcext:value-type="float">
            <text:p>101,119957348656</text:p>
          </table:table-cell>
          <table:table-cell table:formula="of:=SQRT(POWER([.AQ$4]-[.$B11];2)+POWER([.AQ$5]-[.$C11];2)+POWER([.AQ$6]-[.$D11];2))" office:value-type="float" office:value="16.7734964750943" calcext:value-type="float">
            <text:p>16,7734964750943</text:p>
          </table:table-cell>
          <table:table-cell table:formula="of:=SQRT(POWER([.AR$4]-[.AN11];2)+POWER([.AR$5]-[.AO11];2)+POWER([.AR$6]-[.AP11];2))" office:value-type="float" office:value="107.015909054816" calcext:value-type="float">
            <text:p>107,015909054816</text:p>
          </table:table-cell>
          <table:table-cell table:formula="of:=SQRT(POWER([.AS$4]-[.$B11];2)+POWER([.AS$5]-[.$C11];2)+POWER([.AS$6]-[.$D11];2))" office:value-type="float" office:value="14.5197434550339" calcext:value-type="float">
            <text:p>14,5197434550339</text:p>
          </table:table-cell>
          <table:table-cell table:formula="of:=SQRT(POWER([.AT$4]-[.AP11];2)+POWER([.AT$5]-[.AQ11];2)+POWER([.AT$6]-[.AR11];2))" office:value-type="float" office:value="113.945629955559" calcext:value-type="float">
            <text:p>113,945629955559</text:p>
          </table:table-cell>
          <table:table-cell table:formula="of:=SQRT(POWER([.AU$4]-[.$B11];2)+POWER([.AU$5]-[.$C11];2)+POWER([.AU$6]-[.$D11];2))" office:value-type="float" office:value="15.5734685603433" calcext:value-type="float">
            <text:p>15,5734685603433</text:p>
          </table:table-cell>
          <table:table-cell table:formula="of:=SQRT(POWER([.AV$4]-[.AR11];2)+POWER([.AV$5]-[.AS11];2)+POWER([.AV$6]-[.AT11];2))" office:value-type="float" office:value="122.710332849648" calcext:value-type="float">
            <text:p>122,710332849648</text:p>
          </table:table-cell>
          <table:table-cell table:formula="of:=SQRT(POWER([.AW$4]-[.$B11];2)+POWER([.AW$5]-[.$C11];2)+POWER([.AW$6]-[.$D11];2))" office:value-type="float" office:value="16.8753815067986" calcext:value-type="float">
            <text:p>16,8753815067986</text:p>
          </table:table-cell>
          <table:table-cell table:formula="of:=SQRT(POWER([.AX$4]-[.AT11];2)+POWER([.AX$5]-[.AU11];2)+POWER([.AX$6]-[.AV11];2))" office:value-type="float" office:value="133.404412707762" calcext:value-type="float">
            <text:p>133,404412707762</text:p>
          </table:table-cell>
          <table:table-cell table:formula="of:=SQRT(POWER([.AY$4]-[.$B11];2)+POWER([.AY$5]-[.$C11];2)+POWER([.AY$6]-[.$D11];2))" office:value-type="float" office:value="7.40413303500147" calcext:value-type="float">
            <text:p>7,40413303500147</text:p>
          </table:table-cell>
          <table:table-cell table:formula="of:=SQRT(POWER([.AZ$4]-[.AV11];2)+POWER([.AZ$5]-[.AW11];2)+POWER([.AZ$6]-[.AX11];2))" office:value-type="float" office:value="155.176407645283" calcext:value-type="float">
            <text:p>155,176407645283</text:p>
          </table:table-cell>
          <table:table-cell table:formula="of:=SQRT(POWER([.BA$4]-[.$B11];2)+POWER([.BA$5]-[.$C11];2)+POWER([.BA$6]-[.$D11];2))" office:value-type="float" office:value="7.56948650834388" calcext:value-type="float">
            <text:p>7,56948650834388</text:p>
          </table:table-cell>
          <table:table-cell table:formula="of:=SQRT(POWER([.BB$4]-[.AX11];2)+POWER([.BB$5]-[.AY11];2)+POWER([.BB$6]-[.AZ11];2))" office:value-type="float" office:value="182.42850318246" calcext:value-type="float">
            <text:p>182,42850318246</text:p>
          </table:table-cell>
          <table:table-cell table:formula="of:=SQRT(POWER([.BC$4]-[.$B11];2)+POWER([.BC$5]-[.$C11];2)+POWER([.BC$6]-[.$D11];2))" office:value-type="float" office:value="9.48368087822445" calcext:value-type="float">
            <text:p>9,48368087822445</text:p>
          </table:table-cell>
          <table:table-cell table:formula="of:=SQRT(POWER([.BD$4]-[.AZ11];2)+POWER([.BD$5]-[.BA11];2)+POWER([.BD$6]-[.BB11];2))" office:value-type="float" office:value="213.663504896335" calcext:value-type="float">
            <text:p>213,663504896335</text:p>
          </table:table-cell>
          <table:table-cell table:formula="of:=SQRT(POWER([.BE$4]-[.$B11];2)+POWER([.BE$5]-[.$C11];2)+POWER([.BE$6]-[.$D11];2))" office:value-type="float" office:value="11.1525039340948" calcext:value-type="float">
            <text:p>11,1525039340948</text:p>
          </table:table-cell>
          <table:table-cell table:formula="of:=SQRT(POWER([.BF$4]-[.BB11];2)+POWER([.BF$5]-[.BC11];2)+POWER([.BF$6]-[.BD11];2))" office:value-type="float" office:value="254.385915468577" calcext:value-type="float">
            <text:p>254,385915468577</text:p>
          </table:table-cell>
          <table:table-cell table:formula="of:=SQRT(POWER([.BG$4]-[.$B11];2)+POWER([.BG$5]-[.$C11];2)+POWER([.BG$6]-[.$D11];2))" office:value-type="float" office:value="12.1943259756331" calcext:value-type="float">
            <text:p>12,1943259756331</text:p>
          </table:table-cell>
          <table:table-cell table:formula="of:=SQRT(POWER([.BH$4]-[.BD11];2)+POWER([.BH$5]-[.BE11];2)+POWER([.BH$6]-[.BF11];2))" office:value-type="float" office:value="305.112480931156" calcext:value-type="float">
            <text:p>305,112480931156</text:p>
          </table:table-cell>
          <table:table-cell table:formula="of:=SQRT(POWER([.BI$4]-[.$B11];2)+POWER([.BI$5]-[.$C11];2)+POWER([.BI$6]-[.$D11];2))" office:value-type="float" office:value="12.6152839841202" calcext:value-type="float">
            <text:p>12,6152839841202</text:p>
          </table:table-cell>
          <table:table-cell table:formula="of:=SQRT(POWER([.BJ$4]-[.BF11];2)+POWER([.BJ$5]-[.BG11];2)+POWER([.BJ$6]-[.BH11];2))" office:value-type="float" office:value="369.551390164019" calcext:value-type="float">
            <text:p>369,551390164019</text:p>
          </table:table-cell>
          <table:table-cell table:formula="of:=SQRT(POWER([.BK$4]-[.$B11];2)+POWER([.BK$5]-[.$C11];2)+POWER([.BK$6]-[.$D11];2))" office:value-type="float" office:value="10.6989452283858" calcext:value-type="float">
            <text:p>10,6989452283858</text:p>
          </table:table-cell>
          <table:table-cell table:formula="of:=SQRT(POWER([.BL$4]-[.BH11];2)+POWER([.BL$5]-[.BI11];2)+POWER([.BL$6]-[.BJ11];2))" office:value-type="float" office:value="453.242887674775" calcext:value-type="float">
            <text:p>453,242887674775</text:p>
          </table:table-cell>
          <table:table-cell table:formula="of:=SQRT(POWER([.BM$4]-[.$B11];2)+POWER([.BM$5]-[.$C11];2)+POWER([.BM$6]-[.$D11];2))" office:value-type="float" office:value="10.3642525538507" calcext:value-type="float">
            <text:p>10,3642525538507</text:p>
          </table:table-cell>
          <table:table-cell table:formula="of:=SQRT(POWER([.BN$4]-[.BJ11];2)+POWER([.BN$5]-[.BK11];2)+POWER([.BN$6]-[.BL11];2))" office:value-type="float" office:value="558.549233030585" calcext:value-type="float">
            <text:p>558,549233030585</text:p>
          </table:table-cell>
          <table:table-cell table:formula="of:=SQRT(POWER([.BO$4]-[.$B11];2)+POWER([.BO$5]-[.$C11];2)+POWER([.BO$6]-[.$D11];2))" office:value-type="float" office:value="11.1798092112522" calcext:value-type="float">
            <text:p>11,1798092112522</text:p>
          </table:table-cell>
          <table:table-cell table:formula="of:=SQRT(POWER([.BP$4]-[.BL11];2)+POWER([.BP$5]-[.BM11];2)+POWER([.BP$6]-[.BN11];2))" office:value-type="float" office:value="694.258190054429" calcext:value-type="float">
            <text:p>694,258190054429</text:p>
          </table:table-cell>
          <table:table-cell table:formula="of:=SQRT(POWER([.BQ$4]-[.$B11];2)+POWER([.BQ$5]-[.$C11];2)+POWER([.BQ$6]-[.$D11];2))" office:value-type="float" office:value="12.4859318434789" calcext:value-type="float">
            <text:p>12,4859318434789</text:p>
          </table:table-cell>
          <table:table-cell table:formula="of:=SQRT(POWER([.BR$4]-[.BN11];2)+POWER([.BR$5]-[.BO11];2)+POWER([.BR$6]-[.BP11];2))" office:value-type="float" office:value="864.944792281456" calcext:value-type="float">
            <text:p>864,944792281456</text:p>
          </table:table-cell>
          <table:table-cell table:formula="of:=SQRT(POWER([.BS$4]-[.$B11];2)+POWER([.BS$5]-[.$C11];2)+POWER([.BS$6]-[.$D11];2))" office:value-type="float" office:value="13.7358049272695" calcext:value-type="float">
            <text:p>13,7358049272695</text:p>
          </table:table-cell>
          <table:table-cell table:formula="of:=SQRT(POWER([.BT$4]-[.BP11];2)+POWER([.BT$5]-[.BQ11];2)+POWER([.BT$6]-[.BR11];2))" office:value-type="float" office:value="1083.23819963169" calcext:value-type="float">
            <text:p>1083,23819963169</text:p>
          </table:table-cell>
          <table:table-cell table:formula="of:=SQRT(POWER([.BU$4]-[.$B11];2)+POWER([.BU$5]-[.$C11];2)+POWER([.BU$6]-[.$D11];2))" office:value-type="float" office:value="14.8069978726277" calcext:value-type="float">
            <text:p>14,8069978726277</text:p>
          </table:table-cell>
          <table:table-cell table:formula="of:=SQRT(POWER([.BV$4]-[.BR11];2)+POWER([.BV$5]-[.BS11];2)+POWER([.BV$6]-[.BT11];2))" office:value-type="float" office:value="1361.80967827577" calcext:value-type="float">
            <text:p>1361,80967827577</text:p>
          </table:table-cell>
          <table:table-cell table:formula="of:=SQRT(POWER([.BW$4]-[.$B11];2)+POWER([.BW$5]-[.$C11];2)+POWER([.BW$6]-[.$D11];2))" office:value-type="float" office:value="10.921254232001" calcext:value-type="float">
            <text:p>10,921254232001</text:p>
          </table:table-cell>
          <table:table-cell table:formula="of:=SQRT(POWER([.BX$4]-[.BT11];2)+POWER([.BX$5]-[.BU11];2)+POWER([.BX$6]-[.BV11];2))" office:value-type="float" office:value="1711.18449225718" calcext:value-type="float">
            <text:p>1711,18449225718</text:p>
          </table:table-cell>
          <table:table-cell table:formula="of:=SQRT(POWER([.BY$4]-[.$B11];2)+POWER([.BY$5]-[.$C11];2)+POWER([.BY$6]-[.$D11];2))" office:value-type="float" office:value="9.96358931309395" calcext:value-type="float">
            <text:p>9,96358931309395</text:p>
          </table:table-cell>
          <table:table-cell table:formula="of:=SQRT(POWER([.BZ$4]-[.BV11];2)+POWER([.BZ$5]-[.BW11];2)+POWER([.BZ$6]-[.BX11];2))" office:value-type="float" office:value="2158.44727606548" calcext:value-type="float">
            <text:p>2158,44727606548</text:p>
          </table:table-cell>
          <table:table-cell table:formula="of:=SQRT(POWER([.CA$4]-[.$B11];2)+POWER([.CA$5]-[.$C11];2)+POWER([.CA$6]-[.$D11];2))" office:value-type="float" office:value="11.6493044427554" calcext:value-type="float">
            <text:p>11,6493044427554</text:p>
          </table:table-cell>
          <table:table-cell table:formula="of:=SQRT(POWER([.CB$4]-[.BX11];2)+POWER([.CB$5]-[.BY11];2)+POWER([.CB$6]-[.BZ11];2))" office:value-type="float" office:value="2723.32547411134" calcext:value-type="float">
            <text:p>2723,32547411134</text:p>
          </table:table-cell>
          <table:table-cell table:formula="of:=SQRT(POWER([.CC$4]-[.$B11];2)+POWER([.CC$5]-[.$C11];2)+POWER([.CC$6]-[.$D11];2))" office:value-type="float" office:value="13.224154642169" calcext:value-type="float">
            <text:p>13,224154642169</text:p>
          </table:table-cell>
          <table:table-cell table:formula="of:=SQRT(POWER([.CD$4]-[.BZ11];2)+POWER([.CD$5]-[.CA11];2)+POWER([.CD$6]-[.CB11];2))" office:value-type="float" office:value="3443.38570110112" calcext:value-type="float">
            <text:p>3443,38570110112</text:p>
          </table:table-cell>
          <table:table-cell table:formula="of:=SQRT(POWER([.CE$4]-[.$B11];2)+POWER([.CE$5]-[.$C11];2)+POWER([.CE$6]-[.$D11];2))" office:value-type="float" office:value="13.8030765411194" calcext:value-type="float">
            <text:p>13,8030765411194</text:p>
          </table:table-cell>
          <table:table-cell table:formula="of:=SQRT(POWER([.CF$4]-[.CB11];2)+POWER([.CF$5]-[.CC11];2)+POWER([.CF$6]-[.CD11];2))" office:value-type="float" office:value="4358.04348196933" calcext:value-type="float">
            <text:p>4358,04348196933</text:p>
          </table:table-cell>
          <table:table-cell table:formula="of:=SQRT(POWER([.CG$4]-[.$B11];2)+POWER([.CG$5]-[.$C11];2)+POWER([.CG$6]-[.$D11];2))" office:value-type="float" office:value="13.5814005536984" calcext:value-type="float">
            <text:p>13,5814005536984</text:p>
          </table:table-cell>
          <table:table-cell table:formula="of:=SQRT(POWER([.CH$4]-[.CD11];2)+POWER([.CH$5]-[.CE11];2)+POWER([.CH$6]-[.CF11];2))" office:value-type="float" office:value="5521.4497943565" calcext:value-type="float">
            <text:p>5521,4497943565</text:p>
          </table:table-cell>
          <table:table-cell table:formula="of:=SQRT(POWER([.CI$4]-[.$B11];2)+POWER([.CI$5]-[.$C11];2)+POWER([.CI$6]-[.$D11];2))" office:value-type="float" office:value="8.77219522126588" calcext:value-type="float">
            <text:p>8,77219522126588</text:p>
          </table:table-cell>
          <table:table-cell table:formula="of:=SQRT(POWER([.CJ$4]-[.CF11];2)+POWER([.CJ$5]-[.CG11];2)+POWER([.CJ$6]-[.CH11];2))" office:value-type="float" office:value="7006.71605425932" calcext:value-type="float">
            <text:p>7006,71605425932</text:p>
          </table:table-cell>
          <table:table-cell table:formula="of:=SQRT(POWER([.CK$4]-[.CG11];2)+POWER([.CK$5]-[.CH11];2)+POWER([.CK$6]-[.CI11];2))" office:value-type="float" office:value="5484.53876165035" calcext:value-type="float">
            <text:p>5484,53876165035</text:p>
          </table:table-cell>
          <table:table-cell table:formula="of:=SQRT(POWER([.CL$4]-[.$B11];2)+POWER([.CL$5]-[.$C11];2)+POWER([.CL$6]-[.$D11];2))" office:value-type="float" office:value="8.88407958091326" calcext:value-type="float">
            <text:p>8,88407958091326</text:p>
          </table:table-cell>
          <table:table-cell table:formula="of:=SQRT(POWER([.CM$4]-[.CI11];2)+POWER([.CM$5]-[.CJ11];2)+POWER([.CM$6]-[.CK11];2))" office:value-type="float" office:value="8865.29017325181" calcext:value-type="float">
            <text:p>8865,29017325181</text:p>
          </table:table-cell>
          <table:table-cell table:formula="of:=SQRT(POWER([.CN$4]-[.$B11];2)+POWER([.CN$5]-[.$C11];2)+POWER([.CN$6]-[.$D11];2))" office:value-type="float" office:value="7.33154212972959" calcext:value-type="float">
            <text:p>7,33154212972959</text:p>
          </table:table-cell>
          <table:table-cell table:formula="of:=SQRT(POWER([.CO$4]-[.CK11];2)+POWER([.CO$5]-[.CL11];2)+POWER([.CO$6]-[.CM11];2))" office:value-type="float" office:value="10403.0794151067" calcext:value-type="float">
            <text:p>10403,0794151067</text:p>
          </table:table-cell>
          <table:table-cell table:formula="of:=SQRT(POWER([.CP$4]-[.$B11];2)+POWER([.CP$5]-[.$C11];2)+POWER([.CP$6]-[.$D11];2))" office:value-type="float" office:value="6.9643507953003" calcext:value-type="float">
            <text:p>6,9643507953003</text:p>
          </table:table-cell>
          <table:table-cell table:formula="of:=SQRT(POWER([.CQ$4]-[.CM11];2)+POWER([.CQ$5]-[.CN11];2)+POWER([.CQ$6]-[.CO11];2))" office:value-type="float" office:value="13643.7830956482" calcext:value-type="float">
            <text:p>13643,7830956482</text:p>
          </table:table-cell>
          <table:table-cell table:formula="of:=SQRT(POWER([.CR$4]-[.$B11];2)+POWER([.CR$5]-[.$C11];2)+POWER([.CR$6]-[.$D11];2))" office:value-type="float" office:value="7.48238097132189" calcext:value-type="float">
            <text:p>7,48238097132189</text:p>
          </table:table-cell>
          <table:table-cell table:formula="of:=SQRT(POWER([.CS$4]-[.CO11];2)+POWER([.CS$5]-[.CP11];2)+POWER([.CS$6]-[.CQ11];2))" office:value-type="float" office:value="17134.5457034415" calcext:value-type="float">
            <text:p>17134,5457034415</text:p>
          </table:table-cell>
          <table:table-cell table:formula="of:=SQRT(POWER([.CT$4]-[.CP11];2)+POWER([.CT$5]-[.CQ11];2)+POWER([.CT$6]-[.CR11];2))" office:value-type="float" office:value="13606.6094664009" calcext:value-type="float">
            <text:p>13606,6094664009</text:p>
          </table:table-cell>
          <table:table-cell table:formula="of:=SQRT(POWER([.CU$4]-[.$B11];2)+POWER([.CU$5]-[.$C11];2)+POWER([.CU$6]-[.$D11];2))" office:value-type="float" office:value="9.54675986919122" calcext:value-type="float">
            <text:p>9,54675986919122</text:p>
          </table:table-cell>
          <table:table-cell table:formula="of:=SQRT(POWER([.CV$4]-[.CR11];2)+POWER([.CV$5]-[.CS11];2)+POWER([.CV$6]-[.CT11];2))" office:value-type="float" office:value="21848.6127183608" calcext:value-type="float">
            <text:p>21848,6127183608</text:p>
          </table:table-cell>
          <table:table-cell table:formula="of:=SQRT(POWER([.CW$4]-[.$B11];2)+POWER([.CW$5]-[.$C11];2)+POWER([.CW$6]-[.$D11];2))" office:value-type="float" office:value="9.0990073084925" calcext:value-type="float">
            <text:p>9,0990073084925</text:p>
          </table:table-cell>
          <table:table-cell table:formula="of:=SQRT(POWER([.CX$4]-[.CT11];2)+POWER([.CX$5]-[.CU11];2)+POWER([.CX$6]-[.CV11];2))" office:value-type="float" office:value="25715.3472073932" calcext:value-type="float">
            <text:p>25715,3472073932</text:p>
          </table:table-cell>
          <table:table-cell table:formula="of:=SQRT(POWER([.CY$4]-[.$B11];2)+POWER([.CY$5]-[.$C11];2)+POWER([.CY$6]-[.$D11];2))" office:value-type="float" office:value="11.4646472252747" calcext:value-type="float">
            <text:p>11,4646472252747</text:p>
          </table:table-cell>
          <table:table-cell table:formula="of:=SQRT(POWER([.CZ$4]-[.$B11];2)+POWER([.CZ$5]-[.$C11];2)+POWER([.CZ$6]-[.$D11];2))" office:value-type="float" office:value="12.6274008806246" calcext:value-type="float">
            <text:p>12,6274008806246</text:p>
          </table:table-cell>
          <table:table-cell table:formula="of:=SQRT(POWER([.DA$4]-[.$B11];2)+POWER([.DA$5]-[.$C11];2)+POWER([.DA$6]-[.$D11];2))" office:value-type="float" office:value="13.9318091431084" calcext:value-type="float">
            <text:p>13,9318091431084</text:p>
          </table:table-cell>
          <table:table-cell table:formula="of:=SQRT(POWER([.DB$4]-[.$B11];2)+POWER([.DB$5]-[.$C11];2)+POWER([.DB$6]-[.$D11];2))" office:value-type="float" office:value="12.9243686886439" calcext:value-type="float">
            <text:p>12,9243686886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267" calcext:value-type="float">
            <text:p>33,267</text:p>
          </table:table-cell>
          <table:table-cell office:value-type="float" office:value="40.22" calcext:value-type="float">
            <text:p>40,22</text:p>
          </table:table-cell>
          <table:table-cell office:value-type="float" office:value="1.233" calcext:value-type="float">
            <text:p>1,233</text:p>
          </table:table-cell>
          <table:table-cell/>
          <table:table-cell table:formula="of:=SQRT(POWER([.F$4]-[.B12];2)+POWER([.F$5]-[.C12];2)+POWER([.F$6]-[.D12];2))" office:value-type="float" office:value="2.43372266291786" calcext:value-type="float">
            <text:p>2,43372266291786</text:p>
          </table:table-cell>
          <table:table-cell table:formula="of:=SQRT(POWER([.G$4]-[.$B12];2)+POWER([.G$5]-[.$C12];2)+POWER([.G$6]-[.$D12];2))" office:value-type="float" office:value="1.55024062648351" calcext:value-type="float">
            <text:p>1,55024062648351</text:p>
          </table:table-cell>
          <table:table-cell table:formula="of:=SQRT(POWER([.H$4]-[.D12];2)+POWER([.H$5]-[.E12];2)+POWER([.H$6]-[.F12];2))" office:value-type="float" office:value="53.69737701794" calcext:value-type="float">
            <text:p>53,69737701794</text:p>
          </table:table-cell>
          <table:table-cell table:formula="of:=SQRT(POWER([.I$4]-[.$B12];2)+POWER([.I$5]-[.$C12];2)+POWER([.I$6]-[.$D12];2))" office:value-type="float" office:value="3.382331740087" calcext:value-type="float">
            <text:p>3,382331740087</text:p>
          </table:table-cell>
          <table:table-cell table:formula="of:=SQRT(POWER([.J$4]-[.F12];2)+POWER([.J$5]-[.G12];2)+POWER([.J$6]-[.H12];2))" office:value-type="float" office:value="72.1009856883499" calcext:value-type="float">
            <text:p>72,1009856883499</text:p>
          </table:table-cell>
          <table:table-cell table:formula="of:=SQRT(POWER([.K$4]-[.$B12];2)+POWER([.K$5]-[.$C12];2)+POWER([.K$6]-[.$D12];2))" office:value-type="float" office:value="1.50306653212691" calcext:value-type="float">
            <text:p>1,50306653212691</text:p>
          </table:table-cell>
          <table:table-cell table:formula="of:=SQRT(POWER([.L$4]-[.H12];2)+POWER([.L$5]-[.I12];2)+POWER([.L$6]-[.J12];2))" office:value-type="float" office:value="81.3474666222199" calcext:value-type="float">
            <text:p>81,3474666222199</text:p>
          </table:table-cell>
          <table:table-cell table:formula="of:=SQRT(POWER([.M$4]-[.$B12];2)+POWER([.M$5]-[.$C12];2)+POWER([.M$6]-[.$D12];2))" office:value-type="float" office:value="2.49805844607367" calcext:value-type="float">
            <text:p>2,49805844607367</text:p>
          </table:table-cell>
          <table:table-cell table:formula="of:=SQRT(POWER([.N$4]-[.J12];2)+POWER([.N$5]-[.K12];2)+POWER([.N$6]-[.L12];2))" office:value-type="float" office:value="86.3471022707611" calcext:value-type="float">
            <text:p>86,3471022707611</text:p>
          </table:table-cell>
          <table:table-cell table:formula="of:=SQRT(POWER([.O$4]-[.$B12];2)+POWER([.O$5]-[.$C12];2)+POWER([.O$6]-[.$D12];2))" office:value-type="float" office:value="14.7978855922054" calcext:value-type="float">
            <text:p>14,7978855922054</text:p>
          </table:table-cell>
          <table:table-cell table:formula="of:=SQRT(POWER([.P$4]-[.L12];2)+POWER([.P$5]-[.M12];2)+POWER([.P$6]-[.N12];2))" office:value-type="float" office:value="91.3729075953473" calcext:value-type="float">
            <text:p>91,3729075953473</text:p>
          </table:table-cell>
          <table:table-cell table:formula="of:=SQRT(POWER([.Q$4]-[.$B12];2)+POWER([.Q$5]-[.$C12];2)+POWER([.Q$6]-[.$D12];2))" office:value-type="float" office:value="15.9158731774289" calcext:value-type="float">
            <text:p>15,9158731774289</text:p>
          </table:table-cell>
          <table:table-cell table:formula="of:=SQRT(POWER([.R$4]-[.N12];2)+POWER([.R$5]-[.O12];2)+POWER([.R$6]-[.P12];2))" office:value-type="float" office:value="93.5357841550411" calcext:value-type="float">
            <text:p>93,5357841550411</text:p>
          </table:table-cell>
          <table:table-cell table:formula="of:=SQRT(POWER([.S$4]-[.$B12];2)+POWER([.S$5]-[.$C12];2)+POWER([.S$6]-[.$D12];2))" office:value-type="float" office:value="16.9852867211596" calcext:value-type="float">
            <text:p>16,9852867211596</text:p>
          </table:table-cell>
          <table:table-cell table:formula="of:=SQRT(POWER([.T$4]-[.P12];2)+POWER([.T$5]-[.Q12];2)+POWER([.T$6]-[.R12];2))" office:value-type="float" office:value="98.2073982205768" calcext:value-type="float">
            <text:p>98,2073982205768</text:p>
          </table:table-cell>
          <table:table-cell table:formula="of:=SQRT(POWER([.U$4]-[.$B12];2)+POWER([.U$5]-[.$C12];2)+POWER([.U$6]-[.$D12];2))" office:value-type="float" office:value="17.3811956723351" calcext:value-type="float">
            <text:p>17,3811956723351</text:p>
          </table:table-cell>
          <table:table-cell table:formula="of:=SQRT(POWER([.V$4]-[.R12];2)+POWER([.V$5]-[.S12];2)+POWER([.V$6]-[.T12];2))" office:value-type="float" office:value="98.0130166360364" calcext:value-type="float">
            <text:p>98,0130166360364</text:p>
          </table:table-cell>
          <table:table-cell table:formula="of:=SQRT(POWER([.W$4]-[.$B12];2)+POWER([.W$5]-[.$C12];2)+POWER([.W$6]-[.$D12];2))" office:value-type="float" office:value="18.5719766045513" calcext:value-type="float">
            <text:p>18,5719766045513</text:p>
          </table:table-cell>
          <table:table-cell table:formula="of:=SQRT(POWER([.X$4]-[.T12];2)+POWER([.X$5]-[.U12];2)+POWER([.X$6]-[.V12];2))" office:value-type="float" office:value="100.792213979069" calcext:value-type="float">
            <text:p>100,792213979069</text:p>
          </table:table-cell>
          <table:table-cell table:formula="of:=SQRT(POWER([.Y$4]-[.$B12];2)+POWER([.Y$5]-[.$C12];2)+POWER([.Y$6]-[.$D12];2))" office:value-type="float" office:value="19.8069278031703" calcext:value-type="float">
            <text:p>19,8069278031703</text:p>
          </table:table-cell>
          <table:table-cell table:formula="of:=SQRT(POWER([.Z$4]-[.V12];2)+POWER([.Z$5]-[.W12];2)+POWER([.Z$6]-[.X12];2))" office:value-type="float" office:value="99.5816662196086" calcext:value-type="float">
            <text:p>99,5816662196086</text:p>
          </table:table-cell>
          <table:table-cell table:formula="of:=SQRT(POWER([.AA$4]-[.$B12];2)+POWER([.AA$5]-[.$C12];2)+POWER([.AA$6]-[.$D12];2))" office:value-type="float" office:value="19.7552681834492" calcext:value-type="float">
            <text:p>19,7552681834492</text:p>
          </table:table-cell>
          <table:table-cell table:formula="of:=SQRT(POWER([.AB$4]-[.X12];2)+POWER([.AB$5]-[.Y12];2)+POWER([.AB$6]-[.Z12];2))" office:value-type="float" office:value="102.093113457126" calcext:value-type="float">
            <text:p>102,093113457126</text:p>
          </table:table-cell>
          <table:table-cell table:formula="of:=SQRT(POWER([.AC$4]-[.$B12];2)+POWER([.AC$5]-[.$C12];2)+POWER([.AC$6]-[.$D12];2))" office:value-type="float" office:value="24.8784408876441" calcext:value-type="float">
            <text:p>24,8784408876441</text:p>
          </table:table-cell>
          <table:table-cell table:formula="of:=SQRT(POWER([.AD$4]-[.Z12];2)+POWER([.AD$5]-[.AA12];2)+POWER([.AD$6]-[.AB12];2))" office:value-type="float" office:value="102.023922541548" calcext:value-type="float">
            <text:p>102,023922541548</text:p>
          </table:table-cell>
          <table:table-cell table:formula="of:=SQRT(POWER([.AE$4]-[.$B12];2)+POWER([.AE$5]-[.$C12];2)+POWER([.AE$6]-[.$D12];2))" office:value-type="float" office:value="27.0942825334054" calcext:value-type="float">
            <text:p>27,0942825334054</text:p>
          </table:table-cell>
          <table:table-cell table:formula="of:=SQRT(POWER([.AF$4]-[.AB12];2)+POWER([.AF$5]-[.AC12];2)+POWER([.AF$6]-[.AD12];2))" office:value-type="float" office:value="105.705022344827" calcext:value-type="float">
            <text:p>105,705022344827</text:p>
          </table:table-cell>
          <table:table-cell table:formula="of:=SQRT(POWER([.AG$4]-[.$B12];2)+POWER([.AG$5]-[.$C12];2)+POWER([.AG$6]-[.$D12];2))" office:value-type="float" office:value="26.1756700200778" calcext:value-type="float">
            <text:p>26,1756700200778</text:p>
          </table:table-cell>
          <table:table-cell table:formula="of:=SQRT(POWER([.AH$4]-[.AD12];2)+POWER([.AH$5]-[.AE12];2)+POWER([.AH$6]-[.AF12];2))" office:value-type="float" office:value="110.355708784038" calcext:value-type="float">
            <text:p>110,355708784038</text:p>
          </table:table-cell>
          <table:table-cell table:formula="of:=SQRT(POWER([.AI$4]-[.$B12];2)+POWER([.AI$5]-[.$C12];2)+POWER([.AI$6]-[.$D12];2))" office:value-type="float" office:value="26.691396853668" calcext:value-type="float">
            <text:p>26,691396853668</text:p>
          </table:table-cell>
          <table:table-cell table:formula="of:=SQRT(POWER([.AJ$4]-[.AF12];2)+POWER([.AJ$5]-[.AG12];2)+POWER([.AJ$6]-[.AH12];2))" office:value-type="float" office:value="110.189278940802" calcext:value-type="float">
            <text:p>110,189278940802</text:p>
          </table:table-cell>
          <table:table-cell table:formula="of:=SQRT(POWER([.AK$4]-[.$B12];2)+POWER([.AK$5]-[.$C12];2)+POWER([.AK$6]-[.$D12];2))" office:value-type="float" office:value="28.2423631624551" calcext:value-type="float">
            <text:p>28,2423631624551</text:p>
          </table:table-cell>
          <table:table-cell table:formula="of:=SQRT(POWER([.AL$4]-[.AH12];2)+POWER([.AL$5]-[.AI12];2)+POWER([.AL$6]-[.AJ12];2))" office:value-type="float" office:value="110.163530554741" calcext:value-type="float">
            <text:p>110,163530554741</text:p>
          </table:table-cell>
          <table:table-cell table:formula="of:=SQRT(POWER([.AM$4]-[.$B12];2)+POWER([.AM$5]-[.$C12];2)+POWER([.AM$6]-[.$D12];2))" office:value-type="float" office:value="28.4466862393496" calcext:value-type="float">
            <text:p>28,4466862393496</text:p>
          </table:table-cell>
          <table:table-cell table:formula="of:=SQRT(POWER([.AN$4]-[.AJ12];2)+POWER([.AN$5]-[.AK12];2)+POWER([.AN$6]-[.AL12];2))" office:value-type="float" office:value="112.560000685771" calcext:value-type="float">
            <text:p>112,560000685771</text:p>
          </table:table-cell>
          <table:table-cell table:formula="of:=SQRT(POWER([.AO$4]-[.$B12];2)+POWER([.AO$5]-[.$C12];2)+POWER([.AO$6]-[.$D12];2))" office:value-type="float" office:value="28.6166632576197" calcext:value-type="float">
            <text:p>28,6166632576197</text:p>
          </table:table-cell>
          <table:table-cell table:formula="of:=SQRT(POWER([.AP$4]-[.AL12];2)+POWER([.AP$5]-[.AM12];2)+POWER([.AP$6]-[.AN12];2))" office:value-type="float" office:value="114.487501364856" calcext:value-type="float">
            <text:p>114,487501364856</text:p>
          </table:table-cell>
          <table:table-cell table:formula="of:=SQRT(POWER([.AQ$4]-[.$B12];2)+POWER([.AQ$5]-[.$C12];2)+POWER([.AQ$6]-[.$D12];2))" office:value-type="float" office:value="16.7535980613121" calcext:value-type="float">
            <text:p>16,7535980613121</text:p>
          </table:table-cell>
          <table:table-cell table:formula="of:=SQRT(POWER([.AR$4]-[.AN12];2)+POWER([.AR$5]-[.AO12];2)+POWER([.AR$6]-[.AP12];2))" office:value-type="float" office:value="124.043902968746" calcext:value-type="float">
            <text:p>124,043902968746</text:p>
          </table:table-cell>
          <table:table-cell table:formula="of:=SQRT(POWER([.AS$4]-[.$B12];2)+POWER([.AS$5]-[.$C12];2)+POWER([.AS$6]-[.$D12];2))" office:value-type="float" office:value="14.7148361186933" calcext:value-type="float">
            <text:p>14,7148361186933</text:p>
          </table:table-cell>
          <table:table-cell table:formula="of:=SQRT(POWER([.AT$4]-[.AP12];2)+POWER([.AT$5]-[.AQ12];2)+POWER([.AT$6]-[.AR12];2))" office:value-type="float" office:value="135.083215807381" calcext:value-type="float">
            <text:p>135,083215807381</text:p>
          </table:table-cell>
          <table:table-cell table:formula="of:=SQRT(POWER([.AU$4]-[.$B12];2)+POWER([.AU$5]-[.$C12];2)+POWER([.AU$6]-[.$D12];2))" office:value-type="float" office:value="15.3005938120061" calcext:value-type="float">
            <text:p>15,3005938120061</text:p>
          </table:table-cell>
          <table:table-cell table:formula="of:=SQRT(POWER([.AV$4]-[.AR12];2)+POWER([.AV$5]-[.AS12];2)+POWER([.AV$6]-[.AT12];2))" office:value-type="float" office:value="149.306156581868" calcext:value-type="float">
            <text:p>149,306156581868</text:p>
          </table:table-cell>
          <table:table-cell table:formula="of:=SQRT(POWER([.AW$4]-[.$B12];2)+POWER([.AW$5]-[.$C12];2)+POWER([.AW$6]-[.$D12];2))" office:value-type="float" office:value="16.5278036350872" calcext:value-type="float">
            <text:p>16,5278036350872</text:p>
          </table:table-cell>
          <table:table-cell table:formula="of:=SQRT(POWER([.AX$4]-[.AT12];2)+POWER([.AX$5]-[.AU12];2)+POWER([.AX$6]-[.AV12];2))" office:value-type="float" office:value="166.981045233105" calcext:value-type="float">
            <text:p>166,981045233105</text:p>
          </table:table-cell>
          <table:table-cell table:formula="of:=SQRT(POWER([.AY$4]-[.$B12];2)+POWER([.AY$5]-[.$C12];2)+POWER([.AY$6]-[.$D12];2))" office:value-type="float" office:value="7.44305461487419" calcext:value-type="float">
            <text:p>7,44305461487419</text:p>
          </table:table-cell>
          <table:table-cell table:formula="of:=SQRT(POWER([.AZ$4]-[.AV12];2)+POWER([.AZ$5]-[.AW12];2)+POWER([.AZ$6]-[.AX12];2))" office:value-type="float" office:value="197.524833947352" calcext:value-type="float">
            <text:p>197,524833947352</text:p>
          </table:table-cell>
          <table:table-cell table:formula="of:=SQRT(POWER([.BA$4]-[.$B12];2)+POWER([.BA$5]-[.$C12];2)+POWER([.BA$6]-[.$D12];2))" office:value-type="float" office:value="7.2283310660207" calcext:value-type="float">
            <text:p>7,2283310660207</text:p>
          </table:table-cell>
          <table:table-cell table:formula="of:=SQRT(POWER([.BB$4]-[.AX12];2)+POWER([.BB$5]-[.AY12];2)+POWER([.BB$6]-[.AZ12];2))" office:value-type="float" office:value="235.464463031147" calcext:value-type="float">
            <text:p>235,464463031147</text:p>
          </table:table-cell>
          <table:table-cell table:formula="of:=SQRT(POWER([.BC$4]-[.$B12];2)+POWER([.BC$5]-[.$C12];2)+POWER([.BC$6]-[.$D12];2))" office:value-type="float" office:value="9.28760308152755" calcext:value-type="float">
            <text:p>9,28760308152755</text:p>
          </table:table-cell>
          <table:table-cell table:formula="of:=SQRT(POWER([.BD$4]-[.AZ12];2)+POWER([.BD$5]-[.BA12];2)+POWER([.BD$6]-[.BB12];2))" office:value-type="float" office:value="280.747037379317" calcext:value-type="float">
            <text:p>280,747037379317</text:p>
          </table:table-cell>
          <table:table-cell table:formula="of:=SQRT(POWER([.BE$4]-[.$B12];2)+POWER([.BE$5]-[.$C12];2)+POWER([.BE$6]-[.$D12];2))" office:value-type="float" office:value="10.2806151566917" calcext:value-type="float">
            <text:p>10,2806151566917</text:p>
          </table:table-cell>
          <table:table-cell table:formula="of:=SQRT(POWER([.BF$4]-[.BB12];2)+POWER([.BF$5]-[.BC12];2)+POWER([.BF$6]-[.BD12];2))" office:value-type="float" office:value="339.258951299126" calcext:value-type="float">
            <text:p>339,258951299126</text:p>
          </table:table-cell>
          <table:table-cell table:formula="of:=SQRT(POWER([.BG$4]-[.$B12];2)+POWER([.BG$5]-[.$C12];2)+POWER([.BG$6]-[.$D12];2))" office:value-type="float" office:value="11.1588331827302" calcext:value-type="float">
            <text:p>11,1588331827302</text:p>
          </table:table-cell>
          <table:table-cell table:formula="of:=SQRT(POWER([.BH$4]-[.BD12];2)+POWER([.BH$5]-[.BE12];2)+POWER([.BH$6]-[.BF12];2))" office:value-type="float" office:value="412.846556711949" calcext:value-type="float">
            <text:p>412,846556711949</text:p>
          </table:table-cell>
          <table:table-cell table:formula="of:=SQRT(POWER([.BI$4]-[.$B12];2)+POWER([.BI$5]-[.$C12];2)+POWER([.BI$6]-[.$D12];2))" office:value-type="float" office:value="11.8034168781756" calcext:value-type="float">
            <text:p>11,8034168781756</text:p>
          </table:table-cell>
          <table:table-cell table:formula="of:=SQRT(POWER([.BJ$4]-[.BF12];2)+POWER([.BJ$5]-[.BG12];2)+POWER([.BJ$6]-[.BH12];2))" office:value-type="float" office:value="506.386476897367" calcext:value-type="float">
            <text:p>506,386476897367</text:p>
          </table:table-cell>
          <table:table-cell table:formula="of:=SQRT(POWER([.BK$4]-[.$B12];2)+POWER([.BK$5]-[.$C12];2)+POWER([.BK$6]-[.$D12];2))" office:value-type="float" office:value="8.55596733280346" calcext:value-type="float">
            <text:p>8,55596733280346</text:p>
          </table:table-cell>
          <table:table-cell table:formula="of:=SQRT(POWER([.BL$4]-[.BH12];2)+POWER([.BL$5]-[.BI12];2)+POWER([.BL$6]-[.BJ12];2))" office:value-type="float" office:value="627.210708844463" calcext:value-type="float">
            <text:p>627,210708844463</text:p>
          </table:table-cell>
          <table:table-cell table:formula="of:=SQRT(POWER([.BM$4]-[.$B12];2)+POWER([.BM$5]-[.$C12];2)+POWER([.BM$6]-[.$D12];2))" office:value-type="float" office:value="8.39376977287321" calcext:value-type="float">
            <text:p>8,39376977287321</text:p>
          </table:table-cell>
          <table:table-cell table:formula="of:=SQRT(POWER([.BN$4]-[.BJ12];2)+POWER([.BN$5]-[.BK12];2)+POWER([.BN$6]-[.BL12];2))" office:value-type="float" office:value="779.72237649288" calcext:value-type="float">
            <text:p>779,72237649288</text:p>
          </table:table-cell>
          <table:table-cell table:formula="of:=SQRT(POWER([.BO$4]-[.$B12];2)+POWER([.BO$5]-[.$C12];2)+POWER([.BO$6]-[.$D12];2))" office:value-type="float" office:value="8.58646854067491" calcext:value-type="float">
            <text:p>8,58646854067491</text:p>
          </table:table-cell>
          <table:table-cell table:formula="of:=SQRT(POWER([.BP$4]-[.BL12];2)+POWER([.BP$5]-[.BM12];2)+POWER([.BP$6]-[.BN12];2))" office:value-type="float" office:value="975.556360127043" calcext:value-type="float">
            <text:p>975,556360127043</text:p>
          </table:table-cell>
          <table:table-cell table:formula="of:=SQRT(POWER([.BQ$4]-[.$B12];2)+POWER([.BQ$5]-[.$C12];2)+POWER([.BQ$6]-[.$D12];2))" office:value-type="float" office:value="9.62289156127201" calcext:value-type="float">
            <text:p>9,62289156127201</text:p>
          </table:table-cell>
          <table:table-cell table:formula="of:=SQRT(POWER([.BR$4]-[.BN12];2)+POWER([.BR$5]-[.BO12];2)+POWER([.BR$6]-[.BP12];2))" office:value-type="float" office:value="1222.72585134183" calcext:value-type="float">
            <text:p>1222,72585134183</text:p>
          </table:table-cell>
          <table:table-cell table:formula="of:=SQRT(POWER([.BS$4]-[.$B12];2)+POWER([.BS$5]-[.$C12];2)+POWER([.BS$6]-[.$D12];2))" office:value-type="float" office:value="10.7980906182528" calcext:value-type="float">
            <text:p>10,7980906182528</text:p>
          </table:table-cell>
          <table:table-cell table:formula="of:=SQRT(POWER([.BT$4]-[.BP12];2)+POWER([.BT$5]-[.BQ12];2)+POWER([.BT$6]-[.BR12];2))" office:value-type="float" office:value="1538.33326235709" calcext:value-type="float">
            <text:p>1538,33326235709</text:p>
          </table:table-cell>
          <table:table-cell table:formula="of:=SQRT(POWER([.BU$4]-[.$B12];2)+POWER([.BU$5]-[.$C12];2)+POWER([.BU$6]-[.$D12];2))" office:value-type="float" office:value="11.8777822003941" calcext:value-type="float">
            <text:p>11,8777822003941</text:p>
          </table:table-cell>
          <table:table-cell table:formula="of:=SQRT(POWER([.BV$4]-[.BR12];2)+POWER([.BV$5]-[.BS12];2)+POWER([.BV$6]-[.BT12];2))" office:value-type="float" office:value="1940.69005700853" calcext:value-type="float">
            <text:p>1940,69005700853</text:p>
          </table:table-cell>
          <table:table-cell table:formula="of:=SQRT(POWER([.BW$4]-[.$B12];2)+POWER([.BW$5]-[.$C12];2)+POWER([.BW$6]-[.$D12];2))" office:value-type="float" office:value="8.97342777315336" calcext:value-type="float">
            <text:p>8,97342777315336</text:p>
          </table:table-cell>
          <table:table-cell table:formula="of:=SQRT(POWER([.BX$4]-[.BT12];2)+POWER([.BX$5]-[.BU12];2)+POWER([.BX$6]-[.BV12];2))" office:value-type="float" office:value="2447.505619561" calcext:value-type="float">
            <text:p>2447,505619561</text:p>
          </table:table-cell>
          <table:table-cell table:formula="of:=SQRT(POWER([.BY$4]-[.$B12];2)+POWER([.BY$5]-[.$C12];2)+POWER([.BY$6]-[.$D12];2))" office:value-type="float" office:value="8.1333230601028" calcext:value-type="float">
            <text:p>8,1333230601028</text:p>
          </table:table-cell>
          <table:table-cell table:formula="of:=SQRT(POWER([.BZ$4]-[.BV12];2)+POWER([.BZ$5]-[.BW12];2)+POWER([.BZ$6]-[.BX12];2))" office:value-type="float" office:value="3095.04035198318" calcext:value-type="float">
            <text:p>3095,04035198318</text:p>
          </table:table-cell>
          <table:table-cell table:formula="of:=SQRT(POWER([.CA$4]-[.$B12];2)+POWER([.CA$5]-[.$C12];2)+POWER([.CA$6]-[.$D12];2))" office:value-type="float" office:value="10.2171190655683" calcext:value-type="float">
            <text:p>10,2171190655683</text:p>
          </table:table-cell>
          <table:table-cell table:formula="of:=SQRT(POWER([.CB$4]-[.BX12];2)+POWER([.CB$5]-[.BY12];2)+POWER([.CB$6]-[.BZ12];2))" office:value-type="float" office:value="3914.66157572384" calcext:value-type="float">
            <text:p>3914,66157572384</text:p>
          </table:table-cell>
          <table:table-cell table:formula="of:=SQRT(POWER([.CC$4]-[.$B12];2)+POWER([.CC$5]-[.$C12];2)+POWER([.CC$6]-[.$D12];2))" office:value-type="float" office:value="11.8408742075913" calcext:value-type="float">
            <text:p>11,8408742075913</text:p>
          </table:table-cell>
          <table:table-cell table:formula="of:=SQRT(POWER([.CD$4]-[.BZ12];2)+POWER([.CD$5]-[.CA12];2)+POWER([.CD$6]-[.CB12];2))" office:value-type="float" office:value="4958.77125158654" calcext:value-type="float">
            <text:p>4958,77125158654</text:p>
          </table:table-cell>
          <table:table-cell table:formula="of:=SQRT(POWER([.CE$4]-[.$B12];2)+POWER([.CE$5]-[.$C12];2)+POWER([.CE$6]-[.$D12];2))" office:value-type="float" office:value="12.6048758026408" calcext:value-type="float">
            <text:p>12,6048758026408</text:p>
          </table:table-cell>
          <table:table-cell table:formula="of:=SQRT(POWER([.CF$4]-[.CB12];2)+POWER([.CF$5]-[.CC12];2)+POWER([.CF$6]-[.CD12];2))" office:value-type="float" office:value="6285.62786117433" calcext:value-type="float">
            <text:p>6285,62786117433</text:p>
          </table:table-cell>
          <table:table-cell table:formula="of:=SQRT(POWER([.CG$4]-[.$B12];2)+POWER([.CG$5]-[.$C12];2)+POWER([.CG$6]-[.$D12];2))" office:value-type="float" office:value="12.7240589828875" calcext:value-type="float">
            <text:p>12,7240589828875</text:p>
          </table:table-cell>
          <table:table-cell table:formula="of:=SQRT(POWER([.CH$4]-[.CD12];2)+POWER([.CH$5]-[.CE12];2)+POWER([.CH$6]-[.CF12];2))" office:value-type="float" office:value="7973.36342095696" calcext:value-type="float">
            <text:p>7973,36342095696</text:p>
          </table:table-cell>
          <table:table-cell table:formula="of:=SQRT(POWER([.CI$4]-[.$B12];2)+POWER([.CI$5]-[.$C12];2)+POWER([.CI$6]-[.$D12];2))" office:value-type="float" office:value="7.09466482647348" calcext:value-type="float">
            <text:p>7,09466482647348</text:p>
          </table:table-cell>
          <table:table-cell table:formula="of:=SQRT(POWER([.CJ$4]-[.CF12];2)+POWER([.CJ$5]-[.CG12];2)+POWER([.CJ$6]-[.CH12];2))" office:value-type="float" office:value="10125.5913289408" calcext:value-type="float">
            <text:p>10125,5913289408</text:p>
          </table:table-cell>
          <table:table-cell table:formula="of:=SQRT(POWER([.CK$4]-[.CG12];2)+POWER([.CK$5]-[.CH12];2)+POWER([.CK$6]-[.CI12];2))" office:value-type="float" office:value="7936.43835526878" calcext:value-type="float">
            <text:p>7936,43835526878</text:p>
          </table:table-cell>
          <table:table-cell table:formula="of:=SQRT(POWER([.CL$4]-[.$B12];2)+POWER([.CL$5]-[.$C12];2)+POWER([.CL$6]-[.$D12];2))" office:value-type="float" office:value="7.90456513667893" calcext:value-type="float">
            <text:p>7,90456513667893</text:p>
          </table:table-cell>
          <table:table-cell table:formula="of:=SQRT(POWER([.CM$4]-[.CI12];2)+POWER([.CM$5]-[.CJ12];2)+POWER([.CM$6]-[.CK12];2))" office:value-type="float" office:value="12832.5467183961" calcext:value-type="float">
            <text:p>12832,5467183961</text:p>
          </table:table-cell>
          <table:table-cell table:formula="of:=SQRT(POWER([.CN$4]-[.$B12];2)+POWER([.CN$5]-[.$C12];2)+POWER([.CN$6]-[.$D12];2))" office:value-type="float" office:value="4.79273262346232" calcext:value-type="float">
            <text:p>4,79273262346232</text:p>
          </table:table-cell>
          <table:table-cell table:formula="of:=SQRT(POWER([.CO$4]-[.CK12];2)+POWER([.CO$5]-[.CL12];2)+POWER([.CO$6]-[.CM12];2))" office:value-type="float" office:value="15066.8532443956" calcext:value-type="float">
            <text:p>15066,8532443956</text:p>
          </table:table-cell>
          <table:table-cell table:formula="of:=SQRT(POWER([.CP$4]-[.$B12];2)+POWER([.CP$5]-[.$C12];2)+POWER([.CP$6]-[.$D12];2))" office:value-type="float" office:value="4.50874417105251" calcext:value-type="float">
            <text:p>4,50874417105251</text:p>
          </table:table-cell>
          <table:table-cell table:formula="of:=SQRT(POWER([.CQ$4]-[.CM12];2)+POWER([.CQ$5]-[.CN12];2)+POWER([.CQ$6]-[.CO12];2))" office:value-type="float" office:value="19766.6770793781" calcext:value-type="float">
            <text:p>19766,6770793781</text:p>
          </table:table-cell>
          <table:table-cell table:formula="of:=SQRT(POWER([.CR$4]-[.$B12];2)+POWER([.CR$5]-[.$C12];2)+POWER([.CR$6]-[.$D12];2))" office:value-type="float" office:value="4.72051490835481" calcext:value-type="float">
            <text:p>4,72051490835481</text:p>
          </table:table-cell>
          <table:table-cell table:formula="of:=SQRT(POWER([.CS$4]-[.CO12];2)+POWER([.CS$5]-[.CP12];2)+POWER([.CS$6]-[.CQ12];2))" office:value-type="float" office:value="24831.3315452583" calcext:value-type="float">
            <text:p>24831,3315452583</text:p>
          </table:table-cell>
          <table:table-cell table:formula="of:=SQRT(POWER([.CT$4]-[.CP12];2)+POWER([.CT$5]-[.CQ12];2)+POWER([.CT$6]-[.CR12];2))" office:value-type="float" office:value="19729.5002651618" calcext:value-type="float">
            <text:p>19729,5002651618</text:p>
          </table:table-cell>
          <table:table-cell table:formula="of:=SQRT(POWER([.CU$4]-[.$B12];2)+POWER([.CU$5]-[.$C12];2)+POWER([.CU$6]-[.$D12];2))" office:value-type="float" office:value="7.99987649904672" calcext:value-type="float">
            <text:p>7,99987649904672</text:p>
          </table:table-cell>
          <table:table-cell table:formula="of:=SQRT(POWER([.CV$4]-[.CR12];2)+POWER([.CV$5]-[.CS12];2)+POWER([.CV$6]-[.CT12];2))" office:value-type="float" office:value="31683.7649185472" calcext:value-type="float">
            <text:p>31683,7649185472</text:p>
          </table:table-cell>
          <table:table-cell table:formula="of:=SQRT(POWER([.CW$4]-[.$B12];2)+POWER([.CW$5]-[.$C12];2)+POWER([.CW$6]-[.$D12];2))" office:value-type="float" office:value="8.16549900495982" calcext:value-type="float">
            <text:p>8,16549900495982</text:p>
          </table:table-cell>
          <table:table-cell table:formula="of:=SQRT(POWER([.CX$4]-[.CT12];2)+POWER([.CX$5]-[.CU12];2)+POWER([.CX$6]-[.CV12];2))" office:value-type="float" office:value="37300.6755470726" calcext:value-type="float">
            <text:p>37300,6755470726</text:p>
          </table:table-cell>
          <table:table-cell table:formula="of:=SQRT(POWER([.CY$4]-[.$B12];2)+POWER([.CY$5]-[.$C12];2)+POWER([.CY$6]-[.$D12];2))" office:value-type="float" office:value="10.0698309816997" calcext:value-type="float">
            <text:p>10,0698309816997</text:p>
          </table:table-cell>
          <table:table-cell table:formula="of:=SQRT(POWER([.CZ$4]-[.$B12];2)+POWER([.CZ$5]-[.$C12];2)+POWER([.CZ$6]-[.$D12];2))" office:value-type="float" office:value="11.1279822519628" calcext:value-type="float">
            <text:p>11,1279822519628</text:p>
          </table:table-cell>
          <table:table-cell table:formula="of:=SQRT(POWER([.DA$4]-[.$B12];2)+POWER([.DA$5]-[.$C12];2)+POWER([.DA$6]-[.$D12];2))" office:value-type="float" office:value="12.3456381771053" calcext:value-type="float">
            <text:p>12,3456381771053</text:p>
          </table:table-cell>
          <table:table-cell table:formula="of:=SQRT(POWER([.DB$4]-[.$B12];2)+POWER([.DB$5]-[.$C12];2)+POWER([.DB$6]-[.$D12];2))" office:value-type="float" office:value="11.7374076354193" calcext:value-type="float">
            <text:p>11,7374076354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809" calcext:value-type="float">
            <text:p>31,809</text:p>
          </table:table-cell>
          <table:table-cell office:value-type="float" office:value="39.933" calcext:value-type="float">
            <text:p>39,933</text:p>
          </table:table-cell>
          <table:table-cell office:value-type="float" office:value="1.459" calcext:value-type="float">
            <text:p>1,459</text:p>
          </table:table-cell>
          <table:table-cell/>
          <table:table-cell table:formula="of:=SQRT(POWER([.F$4]-[.B13];2)+POWER([.F$5]-[.C13];2)+POWER([.F$6]-[.D13];2))" office:value-type="float" office:value="3.46994798231904" calcext:value-type="float">
            <text:p>3,46994798231904</text:p>
          </table:table-cell>
          <table:table-cell table:formula="of:=SQRT(POWER([.G$4]-[.$B13];2)+POWER([.G$5]-[.$C13];2)+POWER([.G$6]-[.$D13];2))" office:value-type="float" office:value="2.49413572204882" calcext:value-type="float">
            <text:p>2,49413572204882</text:p>
          </table:table-cell>
          <table:table-cell table:formula="of:=SQRT(POWER([.H$4]-[.D13];2)+POWER([.H$5]-[.E13];2)+POWER([.H$6]-[.F13];2))" office:value-type="float" office:value="53.6136070432018" calcext:value-type="float">
            <text:p>53,6136070432018</text:p>
          </table:table-cell>
          <table:table-cell table:formula="of:=SQRT(POWER([.I$4]-[.$B13];2)+POWER([.I$5]-[.$C13];2)+POWER([.I$6]-[.$D13];2))" office:value-type="float" office:value="4.57650357806044" calcext:value-type="float">
            <text:p>4,57650357806044</text:p>
          </table:table-cell>
          <table:table-cell table:formula="of:=SQRT(POWER([.J$4]-[.F13];2)+POWER([.J$5]-[.G13];2)+POWER([.J$6]-[.H13];2))" office:value-type="float" office:value="71.0973497303317" calcext:value-type="float">
            <text:p>71,0973497303317</text:p>
          </table:table-cell>
          <table:table-cell table:formula="of:=SQRT(POWER([.K$4]-[.$B13];2)+POWER([.K$5]-[.$C13];2)+POWER([.K$6]-[.$D13];2))" office:value-type="float" office:value="0" calcext:value-type="float">
            <text:p>0</text:p>
          </table:table-cell>
          <table:table-cell table:formula="of:=SQRT(POWER([.L$4]-[.H13];2)+POWER([.L$5]-[.I13];2)+POWER([.L$6]-[.J13];2))" office:value-type="float" office:value="79.9242865715699" calcext:value-type="float">
            <text:p>79,9242865715699</text:p>
          </table:table-cell>
          <table:table-cell table:formula="of:=SQRT(POWER([.M$4]-[.$B13];2)+POWER([.M$5]-[.$C13];2)+POWER([.M$6]-[.$D13];2))" office:value-type="float" office:value="1.52337946684338" calcext:value-type="float">
            <text:p>1,52337946684338</text:p>
          </table:table-cell>
          <table:table-cell table:formula="of:=SQRT(POWER([.N$4]-[.J13];2)+POWER([.N$5]-[.K13];2)+POWER([.N$6]-[.L13];2))" office:value-type="float" office:value="85.6057449138277" calcext:value-type="float">
            <text:p>85,6057449138277</text:p>
          </table:table-cell>
          <table:table-cell table:formula="of:=SQRT(POWER([.O$4]-[.$B13];2)+POWER([.O$5]-[.$C13];2)+POWER([.O$6]-[.$D13];2))" office:value-type="float" office:value="15.693582287037" calcext:value-type="float">
            <text:p>15,693582287037</text:p>
          </table:table-cell>
          <table:table-cell table:formula="of:=SQRT(POWER([.P$4]-[.L13];2)+POWER([.P$5]-[.M13];2)+POWER([.P$6]-[.N13];2))" office:value-type="float" office:value="90.6044413624677" calcext:value-type="float">
            <text:p>90,6044413624677</text:p>
          </table:table-cell>
          <table:table-cell table:formula="of:=SQRT(POWER([.Q$4]-[.$B13];2)+POWER([.Q$5]-[.$C13];2)+POWER([.Q$6]-[.$D13];2))" office:value-type="float" office:value="16.6448599273169" calcext:value-type="float">
            <text:p>16,6448599273169</text:p>
          </table:table-cell>
          <table:table-cell table:formula="of:=SQRT(POWER([.R$4]-[.N13];2)+POWER([.R$5]-[.O13];2)+POWER([.R$6]-[.P13];2))" office:value-type="float" office:value="92.291110675676" calcext:value-type="float">
            <text:p>92,291110675676</text:p>
          </table:table-cell>
          <table:table-cell table:formula="of:=SQRT(POWER([.S$4]-[.$B13];2)+POWER([.S$5]-[.$C13];2)+POWER([.S$6]-[.$D13];2))" office:value-type="float" office:value="17.9488760093773" calcext:value-type="float">
            <text:p>17,9488760093773</text:p>
          </table:table-cell>
          <table:table-cell table:formula="of:=SQRT(POWER([.T$4]-[.P13];2)+POWER([.T$5]-[.Q13];2)+POWER([.T$6]-[.R13];2))" office:value-type="float" office:value="96.6002847492207" calcext:value-type="float">
            <text:p>96,6002847492207</text:p>
          </table:table-cell>
          <table:table-cell table:formula="of:=SQRT(POWER([.U$4]-[.$B13];2)+POWER([.U$5]-[.$C13];2)+POWER([.U$6]-[.$D13];2))" office:value-type="float" office:value="18.0257062552345" calcext:value-type="float">
            <text:p>18,0257062552345</text:p>
          </table:table-cell>
          <table:table-cell table:formula="of:=SQRT(POWER([.V$4]-[.R13];2)+POWER([.V$5]-[.S13];2)+POWER([.V$6]-[.T13];2))" office:value-type="float" office:value="95.8469789559351" calcext:value-type="float">
            <text:p>95,8469789559351</text:p>
          </table:table-cell>
          <table:table-cell table:formula="of:=SQRT(POWER([.W$4]-[.$B13];2)+POWER([.W$5]-[.$C13];2)+POWER([.W$6]-[.$D13];2))" office:value-type="float" office:value="19.1681847340848" calcext:value-type="float">
            <text:p>19,1681847340848</text:p>
          </table:table-cell>
          <table:table-cell table:formula="of:=SQRT(POWER([.X$4]-[.T13];2)+POWER([.X$5]-[.U13];2)+POWER([.X$6]-[.V13];2))" office:value-type="float" office:value="98.0270731660974" calcext:value-type="float">
            <text:p>98,0270731660974</text:p>
          </table:table-cell>
          <table:table-cell table:formula="of:=SQRT(POWER([.Y$4]-[.$B13];2)+POWER([.Y$5]-[.$C13];2)+POWER([.Y$6]-[.$D13];2))" office:value-type="float" office:value="20.4233174582388" calcext:value-type="float">
            <text:p>20,4233174582388</text:p>
          </table:table-cell>
          <table:table-cell table:formula="of:=SQRT(POWER([.Z$4]-[.V13];2)+POWER([.Z$5]-[.W13];2)+POWER([.Z$6]-[.X13];2))" office:value-type="float" office:value="96.0368404376902" calcext:value-type="float">
            <text:p>96,0368404376902</text:p>
          </table:table-cell>
          <table:table-cell table:formula="of:=SQRT(POWER([.AA$4]-[.$B13];2)+POWER([.AA$5]-[.$C13];2)+POWER([.AA$6]-[.$D13];2))" office:value-type="float" office:value="20.3116307075528" calcext:value-type="float">
            <text:p>20,3116307075528</text:p>
          </table:table-cell>
          <table:table-cell table:formula="of:=SQRT(POWER([.AB$4]-[.X13];2)+POWER([.AB$5]-[.Y13];2)+POWER([.AB$6]-[.Z13];2))" office:value-type="float" office:value="97.6038535506725" calcext:value-type="float">
            <text:p>97,6038535506725</text:p>
          </table:table-cell>
          <table:table-cell table:formula="of:=SQRT(POWER([.AC$4]-[.$B13];2)+POWER([.AC$5]-[.$C13];2)+POWER([.AC$6]-[.$D13];2))" office:value-type="float" office:value="25.4713869665552" calcext:value-type="float">
            <text:p>25,4713869665552</text:p>
          </table:table-cell>
          <table:table-cell table:formula="of:=SQRT(POWER([.AD$4]-[.Z13];2)+POWER([.AD$5]-[.AA13];2)+POWER([.AD$6]-[.AB13];2))" office:value-type="float" office:value="96.3549400284994" calcext:value-type="float">
            <text:p>96,3549400284994</text:p>
          </table:table-cell>
          <table:table-cell table:formula="of:=SQRT(POWER([.AE$4]-[.$B13];2)+POWER([.AE$5]-[.$C13];2)+POWER([.AE$6]-[.$D13];2))" office:value-type="float" office:value="27.648337400285" calcext:value-type="float">
            <text:p>27,648337400285</text:p>
          </table:table-cell>
          <table:table-cell table:formula="of:=SQRT(POWER([.AF$4]-[.AB13];2)+POWER([.AF$5]-[.AC13];2)+POWER([.AF$6]-[.AD13];2))" office:value-type="float" office:value="98.5575418344808" calcext:value-type="float">
            <text:p>98,5575418344808</text:p>
          </table:table-cell>
          <table:table-cell table:formula="of:=SQRT(POWER([.AG$4]-[.$B13];2)+POWER([.AG$5]-[.$C13];2)+POWER([.AG$6]-[.$D13];2))" office:value-type="float" office:value="26.7718074100349" calcext:value-type="float">
            <text:p>26,7718074100349</text:p>
          </table:table-cell>
          <table:table-cell table:formula="of:=SQRT(POWER([.AH$4]-[.AD13];2)+POWER([.AH$5]-[.AE13];2)+POWER([.AH$6]-[.AF13];2))" office:value-type="float" office:value="101.370722973295" calcext:value-type="float">
            <text:p>101,370722973295</text:p>
          </table:table-cell>
          <table:table-cell table:formula="of:=SQRT(POWER([.AI$4]-[.$B13];2)+POWER([.AI$5]-[.$C13];2)+POWER([.AI$6]-[.$D13];2))" office:value-type="float" office:value="27.3529121118758" calcext:value-type="float">
            <text:p>27,3529121118758</text:p>
          </table:table-cell>
          <table:table-cell table:formula="of:=SQRT(POWER([.AJ$4]-[.AF13];2)+POWER([.AJ$5]-[.AG13];2)+POWER([.AJ$6]-[.AH13];2))" office:value-type="float" office:value="98.8802913717806" calcext:value-type="float">
            <text:p>98,8802913717806</text:p>
          </table:table-cell>
          <table:table-cell table:formula="of:=SQRT(POWER([.AK$4]-[.$B13];2)+POWER([.AK$5]-[.$C13];2)+POWER([.AK$6]-[.$D13];2))" office:value-type="float" office:value="28.893631374405" calcext:value-type="float">
            <text:p>28,893631374405</text:p>
          </table:table-cell>
          <table:table-cell table:formula="of:=SQRT(POWER([.AL$4]-[.AH13];2)+POWER([.AL$5]-[.AI13];2)+POWER([.AL$6]-[.AJ13];2))" office:value-type="float" office:value="95.8461213254585" calcext:value-type="float">
            <text:p>95,8461213254585</text:p>
          </table:table-cell>
          <table:table-cell table:formula="of:=SQRT(POWER([.AM$4]-[.$B13];2)+POWER([.AM$5]-[.$C13];2)+POWER([.AM$6]-[.$D13];2))" office:value-type="float" office:value="29.18818026188" calcext:value-type="float">
            <text:p>29,18818026188</text:p>
          </table:table-cell>
          <table:table-cell table:formula="of:=SQRT(POWER([.AN$4]-[.AJ13];2)+POWER([.AN$5]-[.AK13];2)+POWER([.AN$6]-[.AL13];2))" office:value-type="float" office:value="94.5865335446424" calcext:value-type="float">
            <text:p>94,5865335446424</text:p>
          </table:table-cell>
          <table:table-cell table:formula="of:=SQRT(POWER([.AO$4]-[.$B13];2)+POWER([.AO$5]-[.$C13];2)+POWER([.AO$6]-[.$D13];2))" office:value-type="float" office:value="29.3498998465071" calcext:value-type="float">
            <text:p>29,3498998465071</text:p>
          </table:table-cell>
          <table:table-cell table:formula="of:=SQRT(POWER([.AP$4]-[.AL13];2)+POWER([.AP$5]-[.AM13];2)+POWER([.AP$6]-[.AN13];2))" office:value-type="float" office:value="91.9682366132189" calcext:value-type="float">
            <text:p>91,9682366132189</text:p>
          </table:table-cell>
          <table:table-cell table:formula="of:=SQRT(POWER([.AQ$4]-[.$B13];2)+POWER([.AQ$5]-[.$C13];2)+POWER([.AQ$6]-[.$D13];2))" office:value-type="float" office:value="17.7139225751949" calcext:value-type="float">
            <text:p>17,7139225751949</text:p>
          </table:table-cell>
          <table:table-cell table:formula="of:=SQRT(POWER([.AR$4]-[.AN13];2)+POWER([.AR$5]-[.AO13];2)+POWER([.AR$6]-[.AP13];2))" office:value-type="float" office:value="95.4594676330669" calcext:value-type="float">
            <text:p>95,4594676330669</text:p>
          </table:table-cell>
          <table:table-cell table:formula="of:=SQRT(POWER([.AS$4]-[.$B13];2)+POWER([.AS$5]-[.$C13];2)+POWER([.AS$6]-[.$D13];2))" office:value-type="float" office:value="15.7586181183504" calcext:value-type="float">
            <text:p>15,7586181183504</text:p>
          </table:table-cell>
          <table:table-cell table:formula="of:=SQRT(POWER([.AT$4]-[.AP13];2)+POWER([.AT$5]-[.AQ13];2)+POWER([.AT$6]-[.AR13];2))" office:value-type="float" office:value="99.4831052107645" calcext:value-type="float">
            <text:p>99,4831052107645</text:p>
          </table:table-cell>
          <table:table-cell table:formula="of:=SQRT(POWER([.AU$4]-[.$B13];2)+POWER([.AU$5]-[.$C13];2)+POWER([.AU$6]-[.$D13];2))" office:value-type="float" office:value="16.2609145499262" calcext:value-type="float">
            <text:p>16,2609145499262</text:p>
          </table:table-cell>
          <table:table-cell table:formula="of:=SQRT(POWER([.AV$4]-[.AR13];2)+POWER([.AV$5]-[.AS13];2)+POWER([.AV$6]-[.AT13];2))" office:value-type="float" office:value="104.449204107865" calcext:value-type="float">
            <text:p>104,449204107865</text:p>
          </table:table-cell>
          <table:table-cell table:formula="of:=SQRT(POWER([.AW$4]-[.$B13];2)+POWER([.AW$5]-[.$C13];2)+POWER([.AW$6]-[.$D13];2))" office:value-type="float" office:value="17.4802775721669" calcext:value-type="float">
            <text:p>17,4802775721669</text:p>
          </table:table-cell>
          <table:table-cell table:formula="of:=SQRT(POWER([.AX$4]-[.AT13];2)+POWER([.AX$5]-[.AU13];2)+POWER([.AX$6]-[.AV13];2))" office:value-type="float" office:value="110.433092226786" calcext:value-type="float">
            <text:p>110,433092226786</text:p>
          </table:table-cell>
          <table:table-cell table:formula="of:=SQRT(POWER([.AY$4]-[.$B13];2)+POWER([.AY$5]-[.$C13];2)+POWER([.AY$6]-[.$D13];2))" office:value-type="float" office:value="7.99562136422179" calcext:value-type="float">
            <text:p>7,99562136422179</text:p>
          </table:table-cell>
          <table:table-cell table:formula="of:=SQRT(POWER([.AZ$4]-[.AV13];2)+POWER([.AZ$5]-[.AW13];2)+POWER([.AZ$6]-[.AX13];2))" office:value-type="float" office:value="126.282003460069" calcext:value-type="float">
            <text:p>126,282003460069</text:p>
          </table:table-cell>
          <table:table-cell table:formula="of:=SQRT(POWER([.BA$4]-[.$B13];2)+POWER([.BA$5]-[.$C13];2)+POWER([.BA$6]-[.$D13];2))" office:value-type="float" office:value="7.34489080926327" calcext:value-type="float">
            <text:p>7,34489080926327</text:p>
          </table:table-cell>
          <table:table-cell table:formula="of:=SQRT(POWER([.BB$4]-[.AX13];2)+POWER([.BB$5]-[.AY13];2)+POWER([.BB$6]-[.AZ13];2))" office:value-type="float" office:value="146.476442268721" calcext:value-type="float">
            <text:p>146,476442268721</text:p>
          </table:table-cell>
          <table:table-cell table:formula="of:=SQRT(POWER([.BC$4]-[.$B13];2)+POWER([.BC$5]-[.$C13];2)+POWER([.BC$6]-[.$D13];2))" office:value-type="float" office:value="9.53702500783132" calcext:value-type="float">
            <text:p>9,53702500783132</text:p>
          </table:table-cell>
          <table:table-cell table:formula="of:=SQRT(POWER([.BD$4]-[.AZ13];2)+POWER([.BD$5]-[.BA13];2)+POWER([.BD$6]-[.BB13];2))" office:value-type="float" office:value="168.541982820877" calcext:value-type="float">
            <text:p>168,541982820877</text:p>
          </table:table-cell>
          <table:table-cell table:formula="of:=SQRT(POWER([.BE$4]-[.$B13];2)+POWER([.BE$5]-[.$C13];2)+POWER([.BE$6]-[.$D13];2))" office:value-type="float" office:value="10.1881180303332" calcext:value-type="float">
            <text:p>10,1881180303332</text:p>
          </table:table-cell>
          <table:table-cell table:formula="of:=SQRT(POWER([.BF$4]-[.BB13];2)+POWER([.BF$5]-[.BC13];2)+POWER([.BF$6]-[.BD13];2))" office:value-type="float" office:value="197.464609585271" calcext:value-type="float">
            <text:p>197,464609585271</text:p>
          </table:table-cell>
          <table:table-cell table:formula="of:=SQRT(POWER([.BG$4]-[.$B13];2)+POWER([.BG$5]-[.$C13];2)+POWER([.BG$6]-[.$D13];2))" office:value-type="float" office:value="10.9063844146445" calcext:value-type="float">
            <text:p>10,9063844146445</text:p>
          </table:table-cell>
          <table:table-cell table:formula="of:=SQRT(POWER([.BH$4]-[.BD13];2)+POWER([.BH$5]-[.BE13];2)+POWER([.BH$6]-[.BF13];2))" office:value-type="float" office:value="233.243968104383" calcext:value-type="float">
            <text:p>233,243968104383</text:p>
          </table:table-cell>
          <table:table-cell table:formula="of:=SQRT(POWER([.BI$4]-[.$B13];2)+POWER([.BI$5]-[.$C13];2)+POWER([.BI$6]-[.$D13];2))" office:value-type="float" office:value="11.522528758914" calcext:value-type="float">
            <text:p>11,522528758914</text:p>
          </table:table-cell>
          <table:table-cell table:formula="of:=SQRT(POWER([.BJ$4]-[.BF13];2)+POWER([.BJ$5]-[.BG13];2)+POWER([.BJ$6]-[.BH13];2))" office:value-type="float" office:value="278.490599037029" calcext:value-type="float">
            <text:p>278,490599037029</text:p>
          </table:table-cell>
          <table:table-cell table:formula="of:=SQRT(POWER([.BK$4]-[.$B13];2)+POWER([.BK$5]-[.$C13];2)+POWER([.BK$6]-[.$D13];2))" office:value-type="float" office:value="7.88355592356647" calcext:value-type="float">
            <text:p>7,88355592356647</text:p>
          </table:table-cell>
          <table:table-cell table:formula="of:=SQRT(POWER([.BL$4]-[.BH13];2)+POWER([.BL$5]-[.BI13];2)+POWER([.BL$6]-[.BJ13];2))" office:value-type="float" office:value="337.602785119728" calcext:value-type="float">
            <text:p>337,602785119728</text:p>
          </table:table-cell>
          <table:table-cell table:formula="of:=SQRT(POWER([.BM$4]-[.$B13];2)+POWER([.BM$5]-[.$C13];2)+POWER([.BM$6]-[.$D13];2))" office:value-type="float" office:value="8.08602213699666" calcext:value-type="float">
            <text:p>8,08602213699666</text:p>
          </table:table-cell>
          <table:table-cell table:formula="of:=SQRT(POWER([.BN$4]-[.BJ13];2)+POWER([.BN$5]-[.BK13];2)+POWER([.BN$6]-[.BL13];2))" office:value-type="float" office:value="411.880498843728" calcext:value-type="float">
            <text:p>411,880498843728</text:p>
          </table:table-cell>
          <table:table-cell table:formula="of:=SQRT(POWER([.BO$4]-[.$B13];2)+POWER([.BO$5]-[.$C13];2)+POWER([.BO$6]-[.$D13];2))" office:value-type="float" office:value="7.95141377366315" calcext:value-type="float">
            <text:p>7,95141377366315</text:p>
          </table:table-cell>
          <table:table-cell table:formula="of:=SQRT(POWER([.BP$4]-[.BL13];2)+POWER([.BP$5]-[.BM13];2)+POWER([.BP$6]-[.BN13];2))" office:value-type="float" office:value="507.801235342887" calcext:value-type="float">
            <text:p>507,801235342887</text:p>
          </table:table-cell>
          <table:table-cell table:formula="of:=SQRT(POWER([.BQ$4]-[.$B13];2)+POWER([.BQ$5]-[.$C13];2)+POWER([.BQ$6]-[.$D13];2))" office:value-type="float" office:value="8.6470640682257" calcext:value-type="float">
            <text:p>8,6470640682257</text:p>
          </table:table-cell>
          <table:table-cell table:formula="of:=SQRT(POWER([.BR$4]-[.BN13];2)+POWER([.BR$5]-[.BO13];2)+POWER([.BR$6]-[.BP13];2))" office:value-type="float" office:value="627.990394327112" calcext:value-type="float">
            <text:p>627,990394327112</text:p>
          </table:table-cell>
          <table:table-cell table:formula="of:=SQRT(POWER([.BS$4]-[.$B13];2)+POWER([.BS$5]-[.$C13];2)+POWER([.BS$6]-[.$D13];2))" office:value-type="float" office:value="9.74345913934061" calcext:value-type="float">
            <text:p>9,74345913934061</text:p>
          </table:table-cell>
          <table:table-cell table:formula="of:=SQRT(POWER([.BT$4]-[.BP13];2)+POWER([.BT$5]-[.BQ13];2)+POWER([.BT$6]-[.BR13];2))" office:value-type="float" office:value="781.932108338099" calcext:value-type="float">
            <text:p>781,932108338099</text:p>
          </table:table-cell>
          <table:table-cell table:formula="of:=SQRT(POWER([.BU$4]-[.$B13];2)+POWER([.BU$5]-[.$C13];2)+POWER([.BU$6]-[.$D13];2))" office:value-type="float" office:value="10.9036612658318" calcext:value-type="float">
            <text:p>10,9036612658318</text:p>
          </table:table-cell>
          <table:table-cell table:formula="of:=SQRT(POWER([.BV$4]-[.BR13];2)+POWER([.BV$5]-[.BS13];2)+POWER([.BV$6]-[.BT13];2))" office:value-type="float" office:value="978.645347684471" calcext:value-type="float">
            <text:p>978,645347684471</text:p>
          </table:table-cell>
          <table:table-cell table:formula="of:=SQRT(POWER([.BW$4]-[.$B13];2)+POWER([.BW$5]-[.$C13];2)+POWER([.BW$6]-[.$D13];2))" office:value-type="float" office:value="8.80442053743459" calcext:value-type="float">
            <text:p>8,80442053743459</text:p>
          </table:table-cell>
          <table:table-cell table:formula="of:=SQRT(POWER([.BX$4]-[.BT13];2)+POWER([.BX$5]-[.BU13];2)+POWER([.BX$6]-[.BV13];2))" office:value-type="float" office:value="1223.90530610264" calcext:value-type="float">
            <text:p>1223,90530610264</text:p>
          </table:table-cell>
          <table:table-cell table:formula="of:=SQRT(POWER([.BY$4]-[.$B13];2)+POWER([.BY$5]-[.$C13];2)+POWER([.BY$6]-[.$D13];2))" office:value-type="float" office:value="8.29854933105781" calcext:value-type="float">
            <text:p>8,29854933105781</text:p>
          </table:table-cell>
          <table:table-cell table:formula="of:=SQRT(POWER([.BZ$4]-[.BV13];2)+POWER([.BZ$5]-[.BW13];2)+POWER([.BZ$6]-[.BX13];2))" office:value-type="float" office:value="1538.66856846738" calcext:value-type="float">
            <text:p>1538,66856846738</text:p>
          </table:table-cell>
          <table:table-cell table:formula="of:=SQRT(POWER([.CA$4]-[.$B13];2)+POWER([.CA$5]-[.$C13];2)+POWER([.CA$6]-[.$D13];2))" office:value-type="float" office:value="10.3812155839285" calcext:value-type="float">
            <text:p>10,3812155839285</text:p>
          </table:table-cell>
          <table:table-cell table:formula="of:=SQRT(POWER([.CB$4]-[.BX13];2)+POWER([.CB$5]-[.BY13];2)+POWER([.CB$6]-[.BZ13];2))" office:value-type="float" office:value="1935.02855786587" calcext:value-type="float">
            <text:p>1935,02855786587</text:p>
          </table:table-cell>
          <table:table-cell table:formula="of:=SQRT(POWER([.CC$4]-[.$B13];2)+POWER([.CC$5]-[.$C13];2)+POWER([.CC$6]-[.$D13];2))" office:value-type="float" office:value="11.8113158030763" calcext:value-type="float">
            <text:p>11,8113158030763</text:p>
          </table:table-cell>
          <table:table-cell table:formula="of:=SQRT(POWER([.CD$4]-[.BZ13];2)+POWER([.CD$5]-[.CA13];2)+POWER([.CD$6]-[.CB13];2))" office:value-type="float" office:value="2440.68995762356" calcext:value-type="float">
            <text:p>2440,68995762356</text:p>
          </table:table-cell>
          <table:table-cell table:formula="of:=SQRT(POWER([.CE$4]-[.$B13];2)+POWER([.CE$5]-[.$C13];2)+POWER([.CE$6]-[.$D13];2))" office:value-type="float" office:value="12.5477607962536" calcext:value-type="float">
            <text:p>12,5477607962536</text:p>
          </table:table-cell>
          <table:table-cell table:formula="of:=SQRT(POWER([.CF$4]-[.CB13];2)+POWER([.CF$5]-[.CC13];2)+POWER([.CF$6]-[.CD13];2))" office:value-type="float" office:value="3082.63346902404" calcext:value-type="float">
            <text:p>3082,63346902404</text:p>
          </table:table-cell>
          <table:table-cell table:formula="of:=SQRT(POWER([.CG$4]-[.$B13];2)+POWER([.CG$5]-[.$C13];2)+POWER([.CG$6]-[.$D13];2))" office:value-type="float" office:value="12.7847929197152" calcext:value-type="float">
            <text:p>12,7847929197152</text:p>
          </table:table-cell>
          <table:table-cell table:formula="of:=SQRT(POWER([.CH$4]-[.CD13];2)+POWER([.CH$5]-[.CE13];2)+POWER([.CH$6]-[.CF13];2))" office:value-type="float" office:value="3899.12595492014" calcext:value-type="float">
            <text:p>3899,12595492014</text:p>
          </table:table-cell>
          <table:table-cell table:formula="of:=SQRT(POWER([.CI$4]-[.$B13];2)+POWER([.CI$5]-[.$C13];2)+POWER([.CI$6]-[.$D13];2))" office:value-type="float" office:value="7.44184184190983" calcext:value-type="float">
            <text:p>7,44184184190983</text:p>
          </table:table-cell>
          <table:table-cell table:formula="of:=SQRT(POWER([.CJ$4]-[.CF13];2)+POWER([.CJ$5]-[.CG13];2)+POWER([.CJ$6]-[.CH13];2))" office:value-type="float" office:value="4943.10099061195" calcext:value-type="float">
            <text:p>4943,10099061195</text:p>
          </table:table-cell>
          <table:table-cell table:formula="of:=SQRT(POWER([.CK$4]-[.CG13];2)+POWER([.CK$5]-[.CH13];2)+POWER([.CK$6]-[.CI13];2))" office:value-type="float" office:value="3862.2416414623" calcext:value-type="float">
            <text:p>3862,2416414623</text:p>
          </table:table-cell>
          <table:table-cell table:formula="of:=SQRT(POWER([.CL$4]-[.$B13];2)+POWER([.CL$5]-[.$C13];2)+POWER([.CL$6]-[.$D13];2))" office:value-type="float" office:value="8.70125617367975" calcext:value-type="float">
            <text:p>8,70125617367975</text:p>
          </table:table-cell>
          <table:table-cell table:formula="of:=SQRT(POWER([.CM$4]-[.CI13];2)+POWER([.CM$5]-[.CJ13];2)+POWER([.CM$6]-[.CK13];2))" office:value-type="float" office:value="6240.36434195784" calcext:value-type="float">
            <text:p>6240,36434195784</text:p>
          </table:table-cell>
          <table:table-cell table:formula="of:=SQRT(POWER([.CN$4]-[.$B13];2)+POWER([.CN$5]-[.$C13];2)+POWER([.CN$6]-[.$D13];2))" office:value-type="float" office:value="4.89816241053724" calcext:value-type="float">
            <text:p>4,89816241053724</text:p>
          </table:table-cell>
          <table:table-cell table:formula="of:=SQRT(POWER([.CO$4]-[.CK13];2)+POWER([.CO$5]-[.CL13];2)+POWER([.CO$6]-[.CM13];2))" office:value-type="float" office:value="7317.3171150932" calcext:value-type="float">
            <text:p>7317,3171150932</text:p>
          </table:table-cell>
          <table:table-cell table:formula="of:=SQRT(POWER([.CP$4]-[.$B13];2)+POWER([.CP$5]-[.$C13];2)+POWER([.CP$6]-[.$D13];2))" office:value-type="float" office:value="4.42543952619398" calcext:value-type="float">
            <text:p>4,42543952619398</text:p>
          </table:table-cell>
          <table:table-cell table:formula="of:=SQRT(POWER([.CQ$4]-[.CM13];2)+POWER([.CQ$5]-[.CN13];2)+POWER([.CQ$6]-[.CO13];2))" office:value-type="float" office:value="9592.61194794492" calcext:value-type="float">
            <text:p>9592,61194794492</text:p>
          </table:table-cell>
          <table:table-cell table:formula="of:=SQRT(POWER([.CR$4]-[.$B13];2)+POWER([.CR$5]-[.$C13];2)+POWER([.CR$6]-[.$D13];2))" office:value-type="float" office:value="4.17644897011804" calcext:value-type="float">
            <text:p>4,17644897011804</text:p>
          </table:table-cell>
          <table:table-cell table:formula="of:=SQRT(POWER([.CS$4]-[.CO13];2)+POWER([.CS$5]-[.CP13];2)+POWER([.CS$6]-[.CQ13];2))" office:value-type="float" office:value="12042.030546878" calcext:value-type="float">
            <text:p>12042,030546878</text:p>
          </table:table-cell>
          <table:table-cell table:formula="of:=SQRT(POWER([.CT$4]-[.CP13];2)+POWER([.CT$5]-[.CQ13];2)+POWER([.CT$6]-[.CR13];2))" office:value-type="float" office:value="9555.45261468118" calcext:value-type="float">
            <text:p>9555,45261468118</text:p>
          </table:table-cell>
          <table:table-cell table:formula="of:=SQRT(POWER([.CU$4]-[.$B13];2)+POWER([.CU$5]-[.$C13];2)+POWER([.CU$6]-[.$D13];2))" office:value-type="float" office:value="8.67979636857916" calcext:value-type="float">
            <text:p>8,67979636857916</text:p>
          </table:table-cell>
          <table:table-cell table:formula="of:=SQRT(POWER([.CV$4]-[.CR13];2)+POWER([.CV$5]-[.CS13];2)+POWER([.CV$6]-[.CT13];2))" office:value-type="float" office:value="15341.2814856064" calcext:value-type="float">
            <text:p>15341,2814856064</text:p>
          </table:table-cell>
          <table:table-cell table:formula="of:=SQRT(POWER([.CW$4]-[.$B13];2)+POWER([.CW$5]-[.$C13];2)+POWER([.CW$6]-[.$D13];2))" office:value-type="float" office:value="9.15787590001087" calcext:value-type="float">
            <text:p>9,15787590001087</text:p>
          </table:table-cell>
          <table:table-cell table:formula="of:=SQRT(POWER([.CX$4]-[.CT13];2)+POWER([.CX$5]-[.CU13];2)+POWER([.CX$6]-[.CV13];2))" office:value-type="float" office:value="18050.0338983785" calcext:value-type="float">
            <text:p>18050,0338983785</text:p>
          </table:table-cell>
          <table:table-cell table:formula="of:=SQRT(POWER([.CY$4]-[.$B13];2)+POWER([.CY$5]-[.$C13];2)+POWER([.CY$6]-[.$D13];2))" office:value-type="float" office:value="10.8165752898041" calcext:value-type="float">
            <text:p>10,8165752898041</text:p>
          </table:table-cell>
          <table:table-cell table:formula="of:=SQRT(POWER([.CZ$4]-[.$B13];2)+POWER([.CZ$5]-[.$C13];2)+POWER([.CZ$6]-[.$D13];2))" office:value-type="float" office:value="11.7706159566949" calcext:value-type="float">
            <text:p>11,7706159566949</text:p>
          </table:table-cell>
          <table:table-cell table:formula="of:=SQRT(POWER([.DA$4]-[.$B13];2)+POWER([.DA$5]-[.$C13];2)+POWER([.DA$6]-[.$D13];2))" office:value-type="float" office:value="12.951831723737" calcext:value-type="float">
            <text:p>12,951831723737</text:p>
          </table:table-cell>
          <table:table-cell table:formula="of:=SQRT(POWER([.DB$4]-[.$B13];2)+POWER([.DB$5]-[.$C13];2)+POWER([.DB$6]-[.$D13];2))" office:value-type="float" office:value="12.4657499974931" calcext:value-type="float">
            <text:p>12,4657499974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986" calcext:value-type="float">
            <text:p>33,986</text:p>
          </table:table-cell>
          <table:table-cell office:value-type="float" office:value="40.652" calcext:value-type="float">
            <text:p>40,652</text:p>
          </table:table-cell>
          <table:table-cell office:value-type="float" office:value="2.532" calcext:value-type="float">
            <text:p>2,532</text:p>
          </table:table-cell>
          <table:table-cell/>
          <table:table-cell table:formula="of:=SQRT(POWER([.F$4]-[.B14];2)+POWER([.F$5]-[.C14];2)+POWER([.F$6]-[.D14];2))" office:value-type="float" office:value="3.55861208900324" calcext:value-type="float">
            <text:p>3,55861208900324</text:p>
          </table:table-cell>
          <table:table-cell table:formula="of:=SQRT(POWER([.G$4]-[.$B14];2)+POWER([.G$5]-[.$C14];2)+POWER([.G$6]-[.$D14];2))" office:value-type="float" office:value="2.66682620356108" calcext:value-type="float">
            <text:p>2,66682620356108</text:p>
          </table:table-cell>
          <table:table-cell table:formula="of:=SQRT(POWER([.H$4]-[.D14];2)+POWER([.H$5]-[.E14];2)+POWER([.H$6]-[.F14];2))" office:value-type="float" office:value="52.9772182028225" calcext:value-type="float">
            <text:p>52,9772182028225</text:p>
          </table:table-cell>
          <table:table-cell table:formula="of:=SQRT(POWER([.I$4]-[.$B14];2)+POWER([.I$5]-[.$C14];2)+POWER([.I$6]-[.$D14];2))" office:value-type="float" office:value="3.37391078720229" calcext:value-type="float">
            <text:p>3,37391078720229</text:p>
          </table:table-cell>
          <table:table-cell table:formula="of:=SQRT(POWER([.J$4]-[.F14];2)+POWER([.J$5]-[.G14];2)+POWER([.J$6]-[.H14];2))" office:value-type="float" office:value="70.5003070339209" calcext:value-type="float">
            <text:p>70,5003070339209</text:p>
          </table:table-cell>
          <table:table-cell table:formula="of:=SQRT(POWER([.K$4]-[.$B14];2)+POWER([.K$5]-[.$C14];2)+POWER([.K$6]-[.$D14];2))" office:value-type="float" office:value="2.53132751733156" calcext:value-type="float">
            <text:p>2,53132751733156</text:p>
          </table:table-cell>
          <table:table-cell table:formula="of:=SQRT(POWER([.L$4]-[.H14];2)+POWER([.L$5]-[.I14];2)+POWER([.L$6]-[.J14];2))" office:value-type="float" office:value="79.8123616067202" calcext:value-type="float">
            <text:p>79,8123616067202</text:p>
          </table:table-cell>
          <table:table-cell table:formula="of:=SQRT(POWER([.M$4]-[.$B14];2)+POWER([.M$5]-[.$C14];2)+POWER([.M$6]-[.$D14];2))" office:value-type="float" office:value="3.46400894918012" calcext:value-type="float">
            <text:p>3,46400894918012</text:p>
          </table:table-cell>
          <table:table-cell table:formula="of:=SQRT(POWER([.N$4]-[.J14];2)+POWER([.N$5]-[.K14];2)+POWER([.N$6]-[.L14];2))" office:value-type="float" office:value="84.0656576759153" calcext:value-type="float">
            <text:p>84,0656576759153</text:p>
          </table:table-cell>
          <table:table-cell table:formula="of:=SQRT(POWER([.O$4]-[.$B14];2)+POWER([.O$5]-[.$C14];2)+POWER([.O$6]-[.$D14];2))" office:value-type="float" office:value="13.3172676627002" calcext:value-type="float">
            <text:p>13,3172676627002</text:p>
          </table:table-cell>
          <table:table-cell table:formula="of:=SQRT(POWER([.P$4]-[.L14];2)+POWER([.P$5]-[.M14];2)+POWER([.P$6]-[.N14];2))" office:value-type="float" office:value="88.4875417090775" calcext:value-type="float">
            <text:p>88,4875417090775</text:p>
          </table:table-cell>
          <table:table-cell table:formula="of:=SQRT(POWER([.Q$4]-[.$B14];2)+POWER([.Q$5]-[.$C14];2)+POWER([.Q$6]-[.$D14];2))" office:value-type="float" office:value="14.4142539522516" calcext:value-type="float">
            <text:p>14,4142539522516</text:p>
          </table:table-cell>
          <table:table-cell table:formula="of:=SQRT(POWER([.R$4]-[.N14];2)+POWER([.R$5]-[.O14];2)+POWER([.R$6]-[.P14];2))" office:value-type="float" office:value="90.5616890264104" calcext:value-type="float">
            <text:p>90,5616890264104</text:p>
          </table:table-cell>
          <table:table-cell table:formula="of:=SQRT(POWER([.S$4]-[.$B14];2)+POWER([.S$5]-[.$C14];2)+POWER([.S$6]-[.$D14];2))" office:value-type="float" office:value="15.5484809869003" calcext:value-type="float">
            <text:p>15,5484809869003</text:p>
          </table:table-cell>
          <table:table-cell table:formula="of:=SQRT(POWER([.T$4]-[.P14];2)+POWER([.T$5]-[.Q14];2)+POWER([.T$6]-[.R14];2))" office:value-type="float" office:value="94.8255378513876" calcext:value-type="float">
            <text:p>94,8255378513876</text:p>
          </table:table-cell>
          <table:table-cell table:formula="of:=SQRT(POWER([.U$4]-[.$B14];2)+POWER([.U$5]-[.$C14];2)+POWER([.U$6]-[.$D14];2))" office:value-type="float" office:value="16.025239124581" calcext:value-type="float">
            <text:p>16,025239124581</text:p>
          </table:table-cell>
          <table:table-cell table:formula="of:=SQRT(POWER([.V$4]-[.R14];2)+POWER([.V$5]-[.S14];2)+POWER([.V$6]-[.T14];2))" office:value-type="float" office:value="93.9810122674911" calcext:value-type="float">
            <text:p>93,9810122674911</text:p>
          </table:table-cell>
          <table:table-cell table:formula="of:=SQRT(POWER([.W$4]-[.$B14];2)+POWER([.W$5]-[.$C14];2)+POWER([.W$6]-[.$D14];2))" office:value-type="float" office:value="17.309820247478" calcext:value-type="float">
            <text:p>17,309820247478</text:p>
          </table:table-cell>
          <table:table-cell table:formula="of:=SQRT(POWER([.X$4]-[.T14];2)+POWER([.X$5]-[.U14];2)+POWER([.X$6]-[.V14];2))" office:value-type="float" office:value="95.8917267303117" calcext:value-type="float">
            <text:p>95,8917267303117</text:p>
          </table:table-cell>
          <table:table-cell table:formula="of:=SQRT(POWER([.Y$4]-[.$B14];2)+POWER([.Y$5]-[.$C14];2)+POWER([.Y$6]-[.$D14];2))" office:value-type="float" office:value="18.4545470548589" calcext:value-type="float">
            <text:p>18,4545470548589</text:p>
          </table:table-cell>
          <table:table-cell table:formula="of:=SQRT(POWER([.Z$4]-[.V14];2)+POWER([.Z$5]-[.W14];2)+POWER([.Z$6]-[.X14];2))" office:value-type="float" office:value="93.6350364375512" calcext:value-type="float">
            <text:p>93,6350364375512</text:p>
          </table:table-cell>
          <table:table-cell table:formula="of:=SQRT(POWER([.AA$4]-[.$B14];2)+POWER([.AA$5]-[.$C14];2)+POWER([.AA$6]-[.$D14];2))" office:value-type="float" office:value="18.3615188097281" calcext:value-type="float">
            <text:p>18,3615188097281</text:p>
          </table:table-cell>
          <table:table-cell table:formula="of:=SQRT(POWER([.AB$4]-[.X14];2)+POWER([.AB$5]-[.Y14];2)+POWER([.AB$6]-[.Z14];2))" office:value-type="float" office:value="94.5661625636955" calcext:value-type="float">
            <text:p>94,5661625636955</text:p>
          </table:table-cell>
          <table:table-cell table:formula="of:=SQRT(POWER([.AC$4]-[.$B14];2)+POWER([.AC$5]-[.$C14];2)+POWER([.AC$6]-[.$D14];2))" office:value-type="float" office:value="24.193660843287" calcext:value-type="float">
            <text:p>24,193660843287</text:p>
          </table:table-cell>
          <table:table-cell table:formula="of:=SQRT(POWER([.AD$4]-[.Z14];2)+POWER([.AD$5]-[.AA14];2)+POWER([.AD$6]-[.AB14];2))" office:value-type="float" office:value="92.6103803183384" calcext:value-type="float">
            <text:p>92,6103803183384</text:p>
          </table:table-cell>
          <table:table-cell table:formula="of:=SQRT(POWER([.AE$4]-[.$B14];2)+POWER([.AE$5]-[.$C14];2)+POWER([.AE$6]-[.$D14];2))" office:value-type="float" office:value="26.3816340282402" calcext:value-type="float">
            <text:p>26,3816340282402</text:p>
          </table:table-cell>
          <table:table-cell table:formula="of:=SQRT(POWER([.AF$4]-[.AB14];2)+POWER([.AF$5]-[.AC14];2)+POWER([.AF$6]-[.AD14];2))" office:value-type="float" office:value="93.7716027037901" calcext:value-type="float">
            <text:p>93,7716027037901</text:p>
          </table:table-cell>
          <table:table-cell table:formula="of:=SQRT(POWER([.AG$4]-[.$B14];2)+POWER([.AG$5]-[.$C14];2)+POWER([.AG$6]-[.$D14];2))" office:value-type="float" office:value="25.6134886924839" calcext:value-type="float">
            <text:p>25,6134886924839</text:p>
          </table:table-cell>
          <table:table-cell table:formula="of:=SQRT(POWER([.AH$4]-[.AD14];2)+POWER([.AH$5]-[.AE14];2)+POWER([.AH$6]-[.AF14];2))" office:value-type="float" office:value="95.3274961968379" calcext:value-type="float">
            <text:p>95,3274961968379</text:p>
          </table:table-cell>
          <table:table-cell table:formula="of:=SQRT(POWER([.AI$4]-[.$B14];2)+POWER([.AI$5]-[.$C14];2)+POWER([.AI$6]-[.$D14];2))" office:value-type="float" office:value="25.9352881996711" calcext:value-type="float">
            <text:p>25,9352881996711</text:p>
          </table:table-cell>
          <table:table-cell table:formula="of:=SQRT(POWER([.AJ$4]-[.AF14];2)+POWER([.AJ$5]-[.AG14];2)+POWER([.AJ$6]-[.AH14];2))" office:value-type="float" office:value="91.2573673756051" calcext:value-type="float">
            <text:p>91,2573673756051</text:p>
          </table:table-cell>
          <table:table-cell table:formula="of:=SQRT(POWER([.AK$4]-[.$B14];2)+POWER([.AK$5]-[.$C14];2)+POWER([.AK$6]-[.$D14];2))" office:value-type="float" office:value="27.3884784717954" calcext:value-type="float">
            <text:p>27,3884784717954</text:p>
          </table:table-cell>
          <table:table-cell table:formula="of:=SQRT(POWER([.AL$4]-[.AH14];2)+POWER([.AL$5]-[.AI14];2)+POWER([.AL$6]-[.AJ14];2))" office:value-type="float" office:value="86.1579738052368" calcext:value-type="float">
            <text:p>86,1579738052368</text:p>
          </table:table-cell>
          <table:table-cell table:formula="of:=SQRT(POWER([.AM$4]-[.$B14];2)+POWER([.AM$5]-[.$C14];2)+POWER([.AM$6]-[.$D14];2))" office:value-type="float" office:value="27.6562942564618" calcext:value-type="float">
            <text:p>27,6562942564618</text:p>
          </table:table-cell>
          <table:table-cell table:formula="of:=SQRT(POWER([.AN$4]-[.AJ14];2)+POWER([.AN$5]-[.AK14];2)+POWER([.AN$6]-[.AL14];2))" office:value-type="float" office:value="82.3698883854634" calcext:value-type="float">
            <text:p>82,3698883854634</text:p>
          </table:table-cell>
          <table:table-cell table:formula="of:=SQRT(POWER([.AO$4]-[.$B14];2)+POWER([.AO$5]-[.$C14];2)+POWER([.AO$6]-[.$D14];2))" office:value-type="float" office:value="27.9525357347057" calcext:value-type="float">
            <text:p>27,9525357347057</text:p>
          </table:table-cell>
          <table:table-cell table:formula="of:=SQRT(POWER([.AP$4]-[.AL14];2)+POWER([.AP$5]-[.AM14];2)+POWER([.AP$6]-[.AN14];2))" office:value-type="float" office:value="76.6909456898251" calcext:value-type="float">
            <text:p>76,6909456898251</text:p>
          </table:table-cell>
          <table:table-cell table:formula="of:=SQRT(POWER([.AQ$4]-[.$B14];2)+POWER([.AQ$5]-[.$C14];2)+POWER([.AQ$6]-[.$D14];2))" office:value-type="float" office:value="15.49060353892" calcext:value-type="float">
            <text:p>15,49060353892</text:p>
          </table:table-cell>
          <table:table-cell table:formula="of:=SQRT(POWER([.AR$4]-[.AN14];2)+POWER([.AR$5]-[.AO14];2)+POWER([.AR$6]-[.AP14];2))" office:value-type="float" office:value="76.3664821569006" calcext:value-type="float">
            <text:p>76,3664821569006</text:p>
          </table:table-cell>
          <table:table-cell table:formula="of:=SQRT(POWER([.AS$4]-[.$B14];2)+POWER([.AS$5]-[.$C14];2)+POWER([.AS$6]-[.$D14];2))" office:value-type="float" office:value="13.4524865359531" calcext:value-type="float">
            <text:p>13,4524865359531</text:p>
          </table:table-cell>
          <table:table-cell table:formula="of:=SQRT(POWER([.AT$4]-[.AP14];2)+POWER([.AT$5]-[.AQ14];2)+POWER([.AT$6]-[.AR14];2))" office:value-type="float" office:value="76.8607793599144" calcext:value-type="float">
            <text:p>76,8607793599144</text:p>
          </table:table-cell>
          <table:table-cell table:formula="of:=SQRT(POWER([.AU$4]-[.$B14];2)+POWER([.AU$5]-[.$C14];2)+POWER([.AU$6]-[.$D14];2))" office:value-type="float" office:value="14.1592531229581" calcext:value-type="float">
            <text:p>14,1592531229581</text:p>
          </table:table-cell>
          <table:table-cell table:formula="of:=SQRT(POWER([.AV$4]-[.AR14];2)+POWER([.AV$5]-[.AS14];2)+POWER([.AV$6]-[.AT14];2))" office:value-type="float" office:value="76.8559560013891" calcext:value-type="float">
            <text:p>76,8559560013891</text:p>
          </table:table-cell>
          <table:table-cell table:formula="of:=SQRT(POWER([.AW$4]-[.$B14];2)+POWER([.AW$5]-[.$C14];2)+POWER([.AW$6]-[.$D14];2))" office:value-type="float" office:value="15.4471507728772" calcext:value-type="float">
            <text:p>15,4471507728772</text:p>
          </table:table-cell>
          <table:table-cell table:formula="of:=SQRT(POWER([.AX$4]-[.AT14];2)+POWER([.AX$5]-[.AU14];2)+POWER([.AX$6]-[.AV14];2))" office:value-type="float" office:value="76.5370965903745" calcext:value-type="float">
            <text:p>76,5370965903745</text:p>
          </table:table-cell>
          <table:table-cell table:formula="of:=SQRT(POWER([.AY$4]-[.$B14];2)+POWER([.AY$5]-[.$C14];2)+POWER([.AY$6]-[.$D14];2))" office:value-type="float" office:value="5.91814109328259" calcext:value-type="float">
            <text:p>5,91814109328259</text:p>
          </table:table-cell>
          <table:table-cell table:formula="of:=SQRT(POWER([.AZ$4]-[.AV14];2)+POWER([.AZ$5]-[.AW14];2)+POWER([.AZ$6]-[.AX14];2))" office:value-type="float" office:value="84.8022431889686" calcext:value-type="float">
            <text:p>84,8022431889686</text:p>
          </table:table-cell>
          <table:table-cell table:formula="of:=SQRT(POWER([.BA$4]-[.$B14];2)+POWER([.BA$5]-[.$C14];2)+POWER([.BA$6]-[.$D14];2))" office:value-type="float" office:value="5.90865686937395" calcext:value-type="float">
            <text:p>5,90865686937395</text:p>
          </table:table-cell>
          <table:table-cell table:formula="of:=SQRT(POWER([.BB$4]-[.AX14];2)+POWER([.BB$5]-[.AY14];2)+POWER([.BB$6]-[.AZ14];2))" office:value-type="float" office:value="96.8702119898854" calcext:value-type="float">
            <text:p>96,8702119898854</text:p>
          </table:table-cell>
          <table:table-cell table:formula="of:=SQRT(POWER([.BC$4]-[.$B14];2)+POWER([.BC$5]-[.$C14];2)+POWER([.BC$6]-[.$D14];2))" office:value-type="float" office:value="7.8410374951278" calcext:value-type="float">
            <text:p>7,8410374951278</text:p>
          </table:table-cell>
          <table:table-cell table:formula="of:=SQRT(POWER([.BD$4]-[.AZ14];2)+POWER([.BD$5]-[.BA14];2)+POWER([.BD$6]-[.BB14];2))" office:value-type="float" office:value="107.297577389959" calcext:value-type="float">
            <text:p>107,297577389959</text:p>
          </table:table-cell>
          <table:table-cell table:formula="of:=SQRT(POWER([.BE$4]-[.$B14];2)+POWER([.BE$5]-[.$C14];2)+POWER([.BE$6]-[.$D14];2))" office:value-type="float" office:value="8.97533230582578" calcext:value-type="float">
            <text:p>8,97533230582578</text:p>
          </table:table-cell>
          <table:table-cell table:formula="of:=SQRT(POWER([.BF$4]-[.BB14];2)+POWER([.BF$5]-[.BC14];2)+POWER([.BF$6]-[.BD14];2))" office:value-type="float" office:value="121.476387614876" calcext:value-type="float">
            <text:p>121,476387614876</text:p>
          </table:table-cell>
          <table:table-cell table:formula="of:=SQRT(POWER([.BG$4]-[.$B14];2)+POWER([.BG$5]-[.$C14];2)+POWER([.BG$6]-[.$D14];2))" office:value-type="float" office:value="9.94637994448231" calcext:value-type="float">
            <text:p>9,94637994448231</text:p>
          </table:table-cell>
          <table:table-cell table:formula="of:=SQRT(POWER([.BH$4]-[.BD14];2)+POWER([.BH$5]-[.BE14];2)+POWER([.BH$6]-[.BF14];2))" office:value-type="float" office:value="137.991714970058" calcext:value-type="float">
            <text:p>137,991714970058</text:p>
          </table:table-cell>
          <table:table-cell table:formula="of:=SQRT(POWER([.BI$4]-[.$B14];2)+POWER([.BI$5]-[.$C14];2)+POWER([.BI$6]-[.$D14];2))" office:value-type="float" office:value="10.6218993593425" calcext:value-type="float">
            <text:p>10,6218993593425</text:p>
          </table:table-cell>
          <table:table-cell table:formula="of:=SQRT(POWER([.BJ$4]-[.BF14];2)+POWER([.BJ$5]-[.BG14];2)+POWER([.BJ$6]-[.BH14];2))" office:value-type="float" office:value="158.439911056813" calcext:value-type="float">
            <text:p>158,439911056813</text:p>
          </table:table-cell>
          <table:table-cell table:formula="of:=SQRT(POWER([.BK$4]-[.$B14];2)+POWER([.BK$5]-[.$C14];2)+POWER([.BK$6]-[.$D14];2))" office:value-type="float" office:value="7.75884276164944" calcext:value-type="float">
            <text:p>7,75884276164944</text:p>
          </table:table-cell>
          <table:table-cell table:formula="of:=SQRT(POWER([.BL$4]-[.BH14];2)+POWER([.BL$5]-[.BI14];2)+POWER([.BL$6]-[.BJ14];2))" office:value-type="float" office:value="185.48029116688" calcext:value-type="float">
            <text:p>185,48029116688</text:p>
          </table:table-cell>
          <table:table-cell table:formula="of:=SQRT(POWER([.BM$4]-[.$B14];2)+POWER([.BM$5]-[.$C14];2)+POWER([.BM$6]-[.$D14];2))" office:value-type="float" office:value="7.3371878127795" calcext:value-type="float">
            <text:p>7,3371878127795</text:p>
          </table:table-cell>
          <table:table-cell table:formula="of:=SQRT(POWER([.BN$4]-[.BJ14];2)+POWER([.BN$5]-[.BK14];2)+POWER([.BN$6]-[.BL14];2))" office:value-type="float" office:value="219.350603236243" calcext:value-type="float">
            <text:p>219,350603236243</text:p>
          </table:table-cell>
          <table:table-cell table:formula="of:=SQRT(POWER([.BO$4]-[.$B14];2)+POWER([.BO$5]-[.$C14];2)+POWER([.BO$6]-[.$D14];2))" office:value-type="float" office:value="7.91055560627697" calcext:value-type="float">
            <text:p>7,91055560627697</text:p>
          </table:table-cell>
          <table:table-cell table:formula="of:=SQRT(POWER([.BP$4]-[.BL14];2)+POWER([.BP$5]-[.BM14];2)+POWER([.BP$6]-[.BN14];2))" office:value-type="float" office:value="263.303891636008" calcext:value-type="float">
            <text:p>263,303891636008</text:p>
          </table:table-cell>
          <table:table-cell table:formula="of:=SQRT(POWER([.BQ$4]-[.$B14];2)+POWER([.BQ$5]-[.$C14];2)+POWER([.BQ$6]-[.$D14];2))" office:value-type="float" office:value="9.28927047727646" calcext:value-type="float">
            <text:p>9,28927047727646</text:p>
          </table:table-cell>
          <table:table-cell table:formula="of:=SQRT(POWER([.BR$4]-[.BN14];2)+POWER([.BR$5]-[.BO14];2)+POWER([.BR$6]-[.BP14];2))" office:value-type="float" office:value="317.432699980813" calcext:value-type="float">
            <text:p>317,432699980813</text:p>
          </table:table-cell>
          <table:table-cell table:formula="of:=SQRT(POWER([.BS$4]-[.$B14];2)+POWER([.BS$5]-[.$C14];2)+POWER([.BS$6]-[.$D14];2))" office:value-type="float" office:value="10.5633060639177" calcext:value-type="float">
            <text:p>10,5633060639177</text:p>
          </table:table-cell>
          <table:table-cell table:formula="of:=SQRT(POWER([.BT$4]-[.BP14];2)+POWER([.BT$5]-[.BQ14];2)+POWER([.BT$6]-[.BR14];2))" office:value-type="float" office:value="387.102181480787" calcext:value-type="float">
            <text:p>387,102181480787</text:p>
          </table:table-cell>
          <table:table-cell table:formula="of:=SQRT(POWER([.BU$4]-[.$B14];2)+POWER([.BU$5]-[.$C14];2)+POWER([.BU$6]-[.$D14];2))" office:value-type="float" office:value="11.563117140287" calcext:value-type="float">
            <text:p>11,563117140287</text:p>
          </table:table-cell>
          <table:table-cell table:formula="of:=SQRT(POWER([.BV$4]-[.BR14];2)+POWER([.BV$5]-[.BS14];2)+POWER([.BV$6]-[.BT14];2))" office:value-type="float" office:value="476.602747458387" calcext:value-type="float">
            <text:p>476,602747458387</text:p>
          </table:table-cell>
          <table:table-cell table:formula="of:=SQRT(POWER([.BW$4]-[.$B14];2)+POWER([.BW$5]-[.$C14];2)+POWER([.BW$6]-[.$D14];2))" office:value-type="float" office:value="7.86732699206027" calcext:value-type="float">
            <text:p>7,86732699206027</text:p>
          </table:table-cell>
          <table:table-cell table:formula="of:=SQRT(POWER([.BX$4]-[.BT14];2)+POWER([.BX$5]-[.BU14];2)+POWER([.BX$6]-[.BV14];2))" office:value-type="float" office:value="585.576103883864" calcext:value-type="float">
            <text:p>585,576103883864</text:p>
          </table:table-cell>
          <table:table-cell table:formula="of:=SQRT(POWER([.BY$4]-[.$B14];2)+POWER([.BY$5]-[.$C14];2)+POWER([.BY$6]-[.$D14];2))" office:value-type="float" office:value="6.97870947955279" calcext:value-type="float">
            <text:p>6,97870947955279</text:p>
          </table:table-cell>
          <table:table-cell table:formula="of:=SQRT(POWER([.BZ$4]-[.BV14];2)+POWER([.BZ$5]-[.BW14];2)+POWER([.BZ$6]-[.BX14];2))" office:value-type="float" office:value="726.9105158489" calcext:value-type="float">
            <text:p>726,9105158489</text:p>
          </table:table-cell>
          <table:table-cell table:formula="of:=SQRT(POWER([.CA$4]-[.$B14];2)+POWER([.CA$5]-[.$C14];2)+POWER([.CA$6]-[.$D14];2))" office:value-type="float" office:value="8.91771461754636" calcext:value-type="float">
            <text:p>8,91771461754636</text:p>
          </table:table-cell>
          <table:table-cell table:formula="of:=SQRT(POWER([.CB$4]-[.BX14];2)+POWER([.CB$5]-[.BY14];2)+POWER([.CB$6]-[.BZ14];2))" office:value-type="float" office:value="902.716329173574" calcext:value-type="float">
            <text:p>902,716329173574</text:p>
          </table:table-cell>
          <table:table-cell table:formula="of:=SQRT(POWER([.CC$4]-[.$B14];2)+POWER([.CC$5]-[.$C14];2)+POWER([.CC$6]-[.$D14];2))" office:value-type="float" office:value="10.5498069176644" calcext:value-type="float">
            <text:p>10,5498069176644</text:p>
          </table:table-cell>
          <table:table-cell table:formula="of:=SQRT(POWER([.CD$4]-[.BZ14];2)+POWER([.CD$5]-[.CA14];2)+POWER([.CD$6]-[.CB14];2))" office:value-type="float" office:value="1127.71646380491" calcext:value-type="float">
            <text:p>1127,71646380491</text:p>
          </table:table-cell>
          <table:table-cell table:formula="of:=SQRT(POWER([.CE$4]-[.$B14];2)+POWER([.CE$5]-[.$C14];2)+POWER([.CE$6]-[.$D14];2))" office:value-type="float" office:value="11.2883062502751" calcext:value-type="float">
            <text:p>11,2883062502751</text:p>
          </table:table-cell>
          <table:table-cell table:formula="of:=SQRT(POWER([.CF$4]-[.CB14];2)+POWER([.CF$5]-[.CC14];2)+POWER([.CF$6]-[.CD14];2))" office:value-type="float" office:value="1412.64467432493" calcext:value-type="float">
            <text:p>1412,64467432493</text:p>
          </table:table-cell>
          <table:table-cell table:formula="of:=SQRT(POWER([.CG$4]-[.$B14];2)+POWER([.CG$5]-[.$C14];2)+POWER([.CG$6]-[.$D14];2))" office:value-type="float" office:value="11.330132611757" calcext:value-type="float">
            <text:p>11,330132611757</text:p>
          </table:table-cell>
          <table:table-cell table:formula="of:=SQRT(POWER([.CH$4]-[.CD14];2)+POWER([.CH$5]-[.CE14];2)+POWER([.CH$6]-[.CF14];2))" office:value-type="float" office:value="1774.96362206972" calcext:value-type="float">
            <text:p>1774,96362206972</text:p>
          </table:table-cell>
          <table:table-cell table:formula="of:=SQRT(POWER([.CI$4]-[.$B14];2)+POWER([.CI$5]-[.$C14];2)+POWER([.CI$6]-[.$D14];2))" office:value-type="float" office:value="5.89392475350678" calcext:value-type="float">
            <text:p>5,89392475350678</text:p>
          </table:table-cell>
          <table:table-cell table:formula="of:=SQRT(POWER([.CJ$4]-[.CF14];2)+POWER([.CJ$5]-[.CG14];2)+POWER([.CJ$6]-[.CH14];2))" office:value-type="float" office:value="2241.18074462066" calcext:value-type="float">
            <text:p>2241,18074462066</text:p>
          </table:table-cell>
          <table:table-cell table:formula="of:=SQRT(POWER([.CK$4]-[.CG14];2)+POWER([.CK$5]-[.CH14];2)+POWER([.CK$6]-[.CI14];2))" office:value-type="float" office:value="1738.19788119262" calcext:value-type="float">
            <text:p>1738,19788119262</text:p>
          </table:table-cell>
          <table:table-cell table:formula="of:=SQRT(POWER([.CL$4]-[.$B14];2)+POWER([.CL$5]-[.$C14];2)+POWER([.CL$6]-[.$D14];2))" office:value-type="float" office:value="6.71917286576257" calcext:value-type="float">
            <text:p>6,71917286576257</text:p>
          </table:table-cell>
          <table:table-cell table:formula="of:=SQRT(POWER([.CM$4]-[.CI14];2)+POWER([.CM$5]-[.CJ14];2)+POWER([.CM$6]-[.CK14];2))" office:value-type="float" office:value="2803.60789692809" calcext:value-type="float">
            <text:p>2803,60789692809</text:p>
          </table:table-cell>
          <table:table-cell table:formula="of:=SQRT(POWER([.CN$4]-[.$B14];2)+POWER([.CN$5]-[.$C14];2)+POWER([.CN$6]-[.$D14];2))" office:value-type="float" office:value="4.06137218191094" calcext:value-type="float">
            <text:p>4,06137218191094</text:p>
          </table:table-cell>
          <table:table-cell table:formula="of:=SQRT(POWER([.CO$4]-[.CK14];2)+POWER([.CO$5]-[.CL14];2)+POWER([.CO$6]-[.CM14];2))" office:value-type="float" office:value="3277.28102738521" calcext:value-type="float">
            <text:p>3277,28102738521</text:p>
          </table:table-cell>
          <table:table-cell table:formula="of:=SQRT(POWER([.CP$4]-[.$B14];2)+POWER([.CP$5]-[.$C14];2)+POWER([.CP$6]-[.$D14];2))" office:value-type="float" office:value="3.63025233282757" calcext:value-type="float">
            <text:p>3,63025233282757</text:p>
          </table:table-cell>
          <table:table-cell table:formula="of:=SQRT(POWER([.CQ$4]-[.CM14];2)+POWER([.CQ$5]-[.CN14];2)+POWER([.CQ$6]-[.CO14];2))" office:value-type="float" office:value="4288.6142258934" calcext:value-type="float">
            <text:p>4288,6142258934</text:p>
          </table:table-cell>
          <table:table-cell table:formula="of:=SQRT(POWER([.CR$4]-[.$B14];2)+POWER([.CR$5]-[.$C14];2)+POWER([.CR$6]-[.$D14];2))" office:value-type="float" office:value="4.17181123734044" calcext:value-type="float">
            <text:p>4,17181123734044</text:p>
          </table:table-cell>
          <table:table-cell table:formula="of:=SQRT(POWER([.CS$4]-[.CO14];2)+POWER([.CS$5]-[.CP14];2)+POWER([.CS$6]-[.CQ14];2))" office:value-type="float" office:value="5374.69578599736" calcext:value-type="float">
            <text:p>5374,69578599736</text:p>
          </table:table-cell>
          <table:table-cell table:formula="of:=SQRT(POWER([.CT$4]-[.CP14];2)+POWER([.CT$5]-[.CQ14];2)+POWER([.CT$6]-[.CR14];2))" office:value-type="float" office:value="4251.50171152463" calcext:value-type="float">
            <text:p>4251,50171152463</text:p>
          </table:table-cell>
          <table:table-cell table:formula="of:=SQRT(POWER([.CU$4]-[.$B14];2)+POWER([.CU$5]-[.$C14];2)+POWER([.CU$6]-[.$D14];2))" office:value-type="float" office:value="7.14739463021317" calcext:value-type="float">
            <text:p>7,14739463021317</text:p>
          </table:table-cell>
          <table:table-cell table:formula="of:=SQRT(POWER([.CV$4]-[.CR14];2)+POWER([.CV$5]-[.CS14];2)+POWER([.CV$6]-[.CT14];2))" office:value-type="float" office:value="6821.63433193758" calcext:value-type="float">
            <text:p>6821,63433193758</text:p>
          </table:table-cell>
          <table:table-cell table:formula="of:=SQRT(POWER([.CW$4]-[.$B14];2)+POWER([.CW$5]-[.$C14];2)+POWER([.CW$6]-[.$D14];2))" office:value-type="float" office:value="7.45166263326514" calcext:value-type="float">
            <text:p>7,45166263326514</text:p>
          </table:table-cell>
          <table:table-cell table:formula="of:=SQRT(POWER([.CX$4]-[.CT14];2)+POWER([.CX$5]-[.CU14];2)+POWER([.CX$6]-[.CV14];2))" office:value-type="float" office:value="8014.34101723921" calcext:value-type="float">
            <text:p>8014,34101723921</text:p>
          </table:table-cell>
          <table:table-cell table:formula="of:=SQRT(POWER([.CY$4]-[.$B14];2)+POWER([.CY$5]-[.$C14];2)+POWER([.CY$6]-[.$D14];2))" office:value-type="float" office:value="9.37642394519361" calcext:value-type="float">
            <text:p>9,37642394519361</text:p>
          </table:table-cell>
          <table:table-cell table:formula="of:=SQRT(POWER([.CZ$4]-[.$B14];2)+POWER([.CZ$5]-[.$C14];2)+POWER([.CZ$6]-[.$D14];2))" office:value-type="float" office:value="10.349035269048" calcext:value-type="float">
            <text:p>10,349035269048</text:p>
          </table:table-cell>
          <table:table-cell table:formula="of:=SQRT(POWER([.DA$4]-[.$B14];2)+POWER([.DA$5]-[.$C14];2)+POWER([.DA$6]-[.$D14];2))" office:value-type="float" office:value="11.6712570873921" calcext:value-type="float">
            <text:p>11,6712570873921</text:p>
          </table:table-cell>
          <table:table-cell table:formula="of:=SQRT(POWER([.DB$4]-[.$B14];2)+POWER([.DB$5]-[.$C14];2)+POWER([.DB$6]-[.$D14];2))" office:value-type="float" office:value="10.8041645674249" calcext:value-type="float">
            <text:p>10,8041645674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539" calcext:value-type="float">
            <text:p>31,539</text:p>
          </table:table-cell>
          <table:table-cell office:value-type="float" office:value="38.434" calcext:value-type="float">
            <text:p>38,434</text:p>
          </table:table-cell>
          <table:table-cell office:value-type="float" office:value="1.487" calcext:value-type="float">
            <text:p>1,487</text:p>
          </table:table-cell>
          <table:table-cell/>
          <table:table-cell table:formula="of:=SQRT(POWER([.F$4]-[.B15];2)+POWER([.F$5]-[.C15];2)+POWER([.F$6]-[.D15];2))" office:value-type="float" office:value="4.11515078703077" calcext:value-type="float">
            <text:p>4,11515078703077</text:p>
          </table:table-cell>
          <table:table-cell table:formula="of:=SQRT(POWER([.G$4]-[.$B15];2)+POWER([.G$5]-[.$C15];2)+POWER([.G$6]-[.$D15];2))" office:value-type="float" office:value="3.60110955123556" calcext:value-type="float">
            <text:p>3,60110955123556</text:p>
          </table:table-cell>
          <table:table-cell table:formula="of:=SQRT(POWER([.H$4]-[.D15];2)+POWER([.H$5]-[.E15];2)+POWER([.H$6]-[.F15];2))" office:value-type="float" office:value="53.6399824058009" calcext:value-type="float">
            <text:p>53,6399824058009</text:p>
          </table:table-cell>
          <table:table-cell table:formula="of:=SQRT(POWER([.I$4]-[.$B15];2)+POWER([.I$5]-[.$C15];2)+POWER([.I$6]-[.$D15];2))" office:value-type="float" office:value="5.83410181604675" calcext:value-type="float">
            <text:p>5,83410181604675</text:p>
          </table:table-cell>
          <table:table-cell table:formula="of:=SQRT(POWER([.J$4]-[.F15];2)+POWER([.J$5]-[.G15];2)+POWER([.J$6]-[.H15];2))" office:value-type="float" office:value="70.2656762232901" calcext:value-type="float">
            <text:p>70,2656762232901</text:p>
          </table:table-cell>
          <table:table-cell table:formula="of:=SQRT(POWER([.K$4]-[.$B15];2)+POWER([.K$5]-[.$C15];2)+POWER([.K$6]-[.$D15];2))" office:value-type="float" office:value="1.52337946684338" calcext:value-type="float">
            <text:p>1,52337946684338</text:p>
          </table:table-cell>
          <table:table-cell table:formula="of:=SQRT(POWER([.L$4]-[.H15];2)+POWER([.L$5]-[.I15];2)+POWER([.L$6]-[.J15];2))" office:value-type="float" office:value="78.6537726563524" calcext:value-type="float">
            <text:p>78,6537726563524</text:p>
          </table:table-cell>
          <table:table-cell table:formula="of:=SQRT(POWER([.M$4]-[.$B15];2)+POWER([.M$5]-[.$C15];2)+POWER([.M$6]-[.$D15];2))" office:value-type="float" office:value="0" calcext:value-type="float">
            <text:p>0</text:p>
          </table:table-cell>
          <table:table-cell table:formula="of:=SQRT(POWER([.N$4]-[.J15];2)+POWER([.N$5]-[.K15];2)+POWER([.N$6]-[.L15];2))" office:value-type="float" office:value="83.5495567539925" calcext:value-type="float">
            <text:p>83,5495567539925</text:p>
          </table:table-cell>
          <table:table-cell table:formula="of:=SQRT(POWER([.O$4]-[.$B15];2)+POWER([.O$5]-[.$C15];2)+POWER([.O$6]-[.$D15];2))" office:value-type="float" office:value="16.1453237192693" calcext:value-type="float">
            <text:p>16,1453237192693</text:p>
          </table:table-cell>
          <table:table-cell table:formula="of:=SQRT(POWER([.P$4]-[.L15];2)+POWER([.P$5]-[.M15];2)+POWER([.P$6]-[.N15];2))" office:value-type="float" office:value="89.1356705854466" calcext:value-type="float">
            <text:p>89,1356705854466</text:p>
          </table:table-cell>
          <table:table-cell table:formula="of:=SQRT(POWER([.Q$4]-[.$B15];2)+POWER([.Q$5]-[.$C15];2)+POWER([.Q$6]-[.$D15];2))" office:value-type="float" office:value="17.0011405205651" calcext:value-type="float">
            <text:p>17,0011405205651</text:p>
          </table:table-cell>
          <table:table-cell table:formula="of:=SQRT(POWER([.R$4]-[.N15];2)+POWER([.R$5]-[.O15];2)+POWER([.R$6]-[.P15];2))" office:value-type="float" office:value="90.008321376558" calcext:value-type="float">
            <text:p>90,008321376558</text:p>
          </table:table-cell>
          <table:table-cell table:formula="of:=SQRT(POWER([.S$4]-[.$B15];2)+POWER([.S$5]-[.$C15];2)+POWER([.S$6]-[.$D15];2))" office:value-type="float" office:value="18.3413332394349" calcext:value-type="float">
            <text:p>18,3413332394349</text:p>
          </table:table-cell>
          <table:table-cell table:formula="of:=SQRT(POWER([.T$4]-[.P15];2)+POWER([.T$5]-[.Q15];2)+POWER([.T$6]-[.R15];2))" office:value-type="float" office:value="93.8996774195684" calcext:value-type="float">
            <text:p>93,8996774195684</text:p>
          </table:table-cell>
          <table:table-cell table:formula="of:=SQRT(POWER([.U$4]-[.$B15];2)+POWER([.U$5]-[.$C15];2)+POWER([.U$6]-[.$D15];2))" office:value-type="float" office:value="17.9969889425981" calcext:value-type="float">
            <text:p>17,9969889425981</text:p>
          </table:table-cell>
          <table:table-cell table:formula="of:=SQRT(POWER([.V$4]-[.R15];2)+POWER([.V$5]-[.S15];2)+POWER([.V$6]-[.T15];2))" office:value-type="float" office:value="92.3496060862425" calcext:value-type="float">
            <text:p>92,3496060862425</text:p>
          </table:table-cell>
          <table:table-cell table:formula="of:=SQRT(POWER([.W$4]-[.$B15];2)+POWER([.W$5]-[.$C15];2)+POWER([.W$6]-[.$D15];2))" office:value-type="float" office:value="18.9677613597388" calcext:value-type="float">
            <text:p>18,9677613597388</text:p>
          </table:table-cell>
          <table:table-cell table:formula="of:=SQRT(POWER([.X$4]-[.T15];2)+POWER([.X$5]-[.U15];2)+POWER([.X$6]-[.V15];2))" office:value-type="float" office:value="93.6883929354793" calcext:value-type="float">
            <text:p>93,6883929354793</text:p>
          </table:table-cell>
          <table:table-cell table:formula="of:=SQRT(POWER([.Y$4]-[.$B15];2)+POWER([.Y$5]-[.$C15];2)+POWER([.Y$6]-[.$D15];2))" office:value-type="float" office:value="20.3623969365102" calcext:value-type="float">
            <text:p>20,3623969365102</text:p>
          </table:table-cell>
          <table:table-cell table:formula="of:=SQRT(POWER([.Z$4]-[.V15];2)+POWER([.Z$5]-[.W15];2)+POWER([.Z$6]-[.X15];2))" office:value-type="float" office:value="90.6331464644141" calcext:value-type="float">
            <text:p>90,6331464644141</text:p>
          </table:table-cell>
          <table:table-cell table:formula="of:=SQRT(POWER([.AA$4]-[.$B15];2)+POWER([.AA$5]-[.$C15];2)+POWER([.AA$6]-[.$D15];2))" office:value-type="float" office:value="20.3075219807834" calcext:value-type="float">
            <text:p>20,3075219807834</text:p>
          </table:table-cell>
          <table:table-cell table:formula="of:=SQRT(POWER([.AB$4]-[.X15];2)+POWER([.AB$5]-[.Y15];2)+POWER([.AB$6]-[.Z15];2))" office:value-type="float" office:value="90.752752646799" calcext:value-type="float">
            <text:p>90,752752646799</text:p>
          </table:table-cell>
          <table:table-cell table:formula="of:=SQRT(POWER([.AC$4]-[.$B15];2)+POWER([.AC$5]-[.$C15];2)+POWER([.AC$6]-[.$D15];2))" office:value-type="float" office:value="24.696287190588" calcext:value-type="float">
            <text:p>24,696287190588</text:p>
          </table:table-cell>
          <table:table-cell table:formula="of:=SQRT(POWER([.AD$4]-[.Z15];2)+POWER([.AD$5]-[.AA15];2)+POWER([.AD$6]-[.AB15];2))" office:value-type="float" office:value="87.748034792805" calcext:value-type="float">
            <text:p>87,748034792805</text:p>
          </table:table-cell>
          <table:table-cell table:formula="of:=SQRT(POWER([.AE$4]-[.$B15];2)+POWER([.AE$5]-[.$C15];2)+POWER([.AE$6]-[.$D15];2))" office:value-type="float" office:value="26.8623563002206" calcext:value-type="float">
            <text:p>26,8623563002206</text:p>
          </table:table-cell>
          <table:table-cell table:formula="of:=SQRT(POWER([.AF$4]-[.AB15];2)+POWER([.AF$5]-[.AC15];2)+POWER([.AF$6]-[.AD15];2))" office:value-type="float" office:value="87.6722210806863" calcext:value-type="float">
            <text:p>87,6722210806863</text:p>
          </table:table-cell>
          <table:table-cell table:formula="of:=SQRT(POWER([.AG$4]-[.$B15];2)+POWER([.AG$5]-[.$C15];2)+POWER([.AG$6]-[.$D15];2))" office:value-type="float" office:value="25.9242837702414" calcext:value-type="float">
            <text:p>25,9242837702414</text:p>
          </table:table-cell>
          <table:table-cell table:formula="of:=SQRT(POWER([.AH$4]-[.AD15];2)+POWER([.AH$5]-[.AE15];2)+POWER([.AH$6]-[.AF15];2))" office:value-type="float" office:value="87.6784255885552" calcext:value-type="float">
            <text:p>87,6784255885552</text:p>
          </table:table-cell>
          <table:table-cell table:formula="of:=SQRT(POWER([.AI$4]-[.$B15];2)+POWER([.AI$5]-[.$C15];2)+POWER([.AI$6]-[.$D15];2))" office:value-type="float" office:value="26.6573507685966" calcext:value-type="float">
            <text:p>26,6573507685966</text:p>
          </table:table-cell>
          <table:table-cell table:formula="of:=SQRT(POWER([.AJ$4]-[.AF15];2)+POWER([.AJ$5]-[.AG15];2)+POWER([.AJ$6]-[.AH15];2))" office:value-type="float" office:value="81.6747517526204" calcext:value-type="float">
            <text:p>81,6747517526204</text:p>
          </table:table-cell>
          <table:table-cell table:formula="of:=SQRT(POWER([.AK$4]-[.$B15];2)+POWER([.AK$5]-[.$C15];2)+POWER([.AK$6]-[.$D15];2))" office:value-type="float" office:value="28.256507162068" calcext:value-type="float">
            <text:p>28,256507162068</text:p>
          </table:table-cell>
          <table:table-cell table:formula="of:=SQRT(POWER([.AL$4]-[.AH15];2)+POWER([.AL$5]-[.AI15];2)+POWER([.AL$6]-[.AJ15];2))" office:value-type="float" office:value="74.0681271490254" calcext:value-type="float">
            <text:p>74,0681271490254</text:p>
          </table:table-cell>
          <table:table-cell table:formula="of:=SQRT(POWER([.AM$4]-[.$B15];2)+POWER([.AM$5]-[.$C15];2)+POWER([.AM$6]-[.$D15];2))" office:value-type="float" office:value="28.5615946683654" calcext:value-type="float">
            <text:p>28,5615946683654</text:p>
          </table:table-cell>
          <table:table-cell table:formula="of:=SQRT(POWER([.AN$4]-[.AJ15];2)+POWER([.AN$5]-[.AK15];2)+POWER([.AN$6]-[.AL15];2))" office:value-type="float" office:value="67.3787686051052" calcext:value-type="float">
            <text:p>67,3787686051052</text:p>
          </table:table-cell>
          <table:table-cell table:formula="of:=SQRT(POWER([.AO$4]-[.$B15];2)+POWER([.AO$5]-[.$C15];2)+POWER([.AO$6]-[.$D15];2))" office:value-type="float" office:value="28.6390234470381" calcext:value-type="float">
            <text:p>28,6390234470381</text:p>
          </table:table-cell>
          <table:table-cell table:formula="of:=SQRT(POWER([.AP$4]-[.AL15];2)+POWER([.AP$5]-[.AM15];2)+POWER([.AP$6]-[.AN15];2))" office:value-type="float" office:value="58.3550230227262" calcext:value-type="float">
            <text:p>58,3550230227262</text:p>
          </table:table-cell>
          <table:table-cell table:formula="of:=SQRT(POWER([.AQ$4]-[.$B15];2)+POWER([.AQ$5]-[.$C15];2)+POWER([.AQ$6]-[.$D15];2))" office:value-type="float" office:value="17.7636554796585" calcext:value-type="float">
            <text:p>17,7636554796585</text:p>
          </table:table-cell>
          <table:table-cell table:formula="of:=SQRT(POWER([.AR$4]-[.AN15];2)+POWER([.AR$5]-[.AO15];2)+POWER([.AR$6]-[.AP15];2))" office:value-type="float" office:value="53.3780755660364" calcext:value-type="float">
            <text:p>53,3780755660364</text:p>
          </table:table-cell>
          <table:table-cell table:formula="of:=SQRT(POWER([.AS$4]-[.$B15];2)+POWER([.AS$5]-[.$C15];2)+POWER([.AS$6]-[.$D15];2))" office:value-type="float" office:value="15.9120752260665" calcext:value-type="float">
            <text:p>15,9120752260665</text:p>
          </table:table-cell>
          <table:table-cell table:formula="of:=SQRT(POWER([.AT$4]-[.AP15];2)+POWER([.AT$5]-[.AQ15];2)+POWER([.AT$6]-[.AR15];2))" office:value-type="float" office:value="49.6942169435271" calcext:value-type="float">
            <text:p>49,6942169435271</text:p>
          </table:table-cell>
          <table:table-cell table:formula="of:=SQRT(POWER([.AU$4]-[.$B15];2)+POWER([.AU$5]-[.$C15];2)+POWER([.AU$6]-[.$D15];2))" office:value-type="float" office:value="16.171378265318" calcext:value-type="float">
            <text:p>16,171378265318</text:p>
          </table:table-cell>
          <table:table-cell table:formula="of:=SQRT(POWER([.AV$4]-[.AR15];2)+POWER([.AV$5]-[.AS15];2)+POWER([.AV$6]-[.AT15];2))" office:value-type="float" office:value="44.6343361735369" calcext:value-type="float">
            <text:p>44,6343361735369</text:p>
          </table:table-cell>
          <table:table-cell table:formula="of:=SQRT(POWER([.AW$4]-[.$B15];2)+POWER([.AW$5]-[.$C15];2)+POWER([.AW$6]-[.$D15];2))" office:value-type="float" office:value="17.3106490057421" calcext:value-type="float">
            <text:p>17,3106490057421</text:p>
          </table:table-cell>
          <table:table-cell table:formula="of:=SQRT(POWER([.AX$4]-[.AT15];2)+POWER([.AX$5]-[.AU15];2)+POWER([.AX$6]-[.AV15];2))" office:value-type="float" office:value="38.7012413632575" calcext:value-type="float">
            <text:p>38,7012413632575</text:p>
          </table:table-cell>
          <table:table-cell table:formula="of:=SQRT(POWER([.AY$4]-[.$B15];2)+POWER([.AY$5]-[.$C15];2)+POWER([.AY$6]-[.$D15];2))" office:value-type="float" office:value="8.78696932963806" calcext:value-type="float">
            <text:p>8,78696932963806</text:p>
          </table:table-cell>
          <table:table-cell table:formula="of:=SQRT(POWER([.AZ$4]-[.AV15];2)+POWER([.AZ$5]-[.AW15];2)+POWER([.AZ$6]-[.AX15];2))" office:value-type="float" office:value="40.9930232154136" calcext:value-type="float">
            <text:p>40,9930232154136</text:p>
          </table:table-cell>
          <table:table-cell table:formula="of:=SQRT(POWER([.BA$4]-[.$B15];2)+POWER([.BA$5]-[.$C15];2)+POWER([.BA$6]-[.$D15];2))" office:value-type="float" office:value="8.22857545386806" calcext:value-type="float">
            <text:p>8,22857545386806</text:p>
          </table:table-cell>
          <table:table-cell table:formula="of:=SQRT(POWER([.BB$4]-[.AX15];2)+POWER([.BB$5]-[.AY15];2)+POWER([.BB$6]-[.AZ15];2))" office:value-type="float" office:value="49.6029928033724" calcext:value-type="float">
            <text:p>49,6029928033724</text:p>
          </table:table-cell>
          <table:table-cell table:formula="of:=SQRT(POWER([.BC$4]-[.$B15];2)+POWER([.BC$5]-[.$C15];2)+POWER([.BC$6]-[.$D15];2))" office:value-type="float" office:value="10.2773900869822" calcext:value-type="float">
            <text:p>10,2773900869822</text:p>
          </table:table-cell>
          <table:table-cell table:formula="of:=SQRT(POWER([.BD$4]-[.AZ15];2)+POWER([.BD$5]-[.BA15];2)+POWER([.BD$6]-[.BB15];2))" office:value-type="float" office:value="53.3055614336303" calcext:value-type="float">
            <text:p>53,3055614336303</text:p>
          </table:table-cell>
          <table:table-cell table:formula="of:=SQRT(POWER([.BE$4]-[.$B15];2)+POWER([.BE$5]-[.$C15];2)+POWER([.BE$6]-[.$D15];2))" office:value-type="float" office:value="10.6911982490271" calcext:value-type="float">
            <text:p>10,6911982490271</text:p>
          </table:table-cell>
          <table:table-cell table:formula="of:=SQRT(POWER([.BF$4]-[.BB15];2)+POWER([.BF$5]-[.BC15];2)+POWER([.BF$6]-[.BD15];2))" office:value-type="float" office:value="57.2748858213091" calcext:value-type="float">
            <text:p>57,2748858213091</text:p>
          </table:table-cell>
          <table:table-cell table:formula="of:=SQRT(POWER([.BG$4]-[.$B15];2)+POWER([.BG$5]-[.$C15];2)+POWER([.BG$6]-[.$D15];2))" office:value-type="float" office:value="11.3524546244414" calcext:value-type="float">
            <text:p>11,3524546244414</text:p>
          </table:table-cell>
          <table:table-cell table:formula="of:=SQRT(POWER([.BH$4]-[.BD15];2)+POWER([.BH$5]-[.BE15];2)+POWER([.BH$6]-[.BF15];2))" office:value-type="float" office:value="60.9698840605565" calcext:value-type="float">
            <text:p>60,9698840605565</text:p>
          </table:table-cell>
          <table:table-cell table:formula="of:=SQRT(POWER([.BI$4]-[.$B15];2)+POWER([.BI$5]-[.$C15];2)+POWER([.BI$6]-[.$D15];2))" office:value-type="float" office:value="12.0896705496883" calcext:value-type="float">
            <text:p>12,0896705496883</text:p>
          </table:table-cell>
          <table:table-cell table:formula="of:=SQRT(POWER([.BJ$4]-[.BF15];2)+POWER([.BJ$5]-[.BG15];2)+POWER([.BJ$6]-[.BH15];2))" office:value-type="float" office:value="64.0214748916762" calcext:value-type="float">
            <text:p>64,0214748916762</text:p>
          </table:table-cell>
          <table:table-cell table:formula="of:=SQRT(POWER([.BK$4]-[.$B15];2)+POWER([.BK$5]-[.$C15];2)+POWER([.BK$6]-[.$D15];2))" office:value-type="float" office:value="7.88866256091614" calcext:value-type="float">
            <text:p>7,88866256091614</text:p>
          </table:table-cell>
          <table:table-cell table:formula="of:=SQRT(POWER([.BL$4]-[.BH15];2)+POWER([.BL$5]-[.BI15];2)+POWER([.BL$6]-[.BJ15];2))" office:value-type="float" office:value="67.5830477984887" calcext:value-type="float">
            <text:p>67,5830477984887</text:p>
          </table:table-cell>
          <table:table-cell table:formula="of:=SQRT(POWER([.BM$4]-[.$B15];2)+POWER([.BM$5]-[.$C15];2)+POWER([.BM$6]-[.$D15];2))" office:value-type="float" office:value="8.05939768220926" calcext:value-type="float">
            <text:p>8,05939768220926</text:p>
          </table:table-cell>
          <table:table-cell table:formula="of:=SQRT(POWER([.BN$4]-[.BJ15];2)+POWER([.BN$5]-[.BK15];2)+POWER([.BN$6]-[.BL15];2))" office:value-type="float" office:value="74.0536652847371" calcext:value-type="float">
            <text:p>74,0536652847371</text:p>
          </table:table-cell>
          <table:table-cell table:formula="of:=SQRT(POWER([.BO$4]-[.$B15];2)+POWER([.BO$5]-[.$C15];2)+POWER([.BO$6]-[.$D15];2))" office:value-type="float" office:value="7.52188340776431" calcext:value-type="float">
            <text:p>7,52188340776431</text:p>
          </table:table-cell>
          <table:table-cell table:formula="of:=SQRT(POWER([.BP$4]-[.BL15];2)+POWER([.BP$5]-[.BM15];2)+POWER([.BP$6]-[.BN15];2))" office:value-type="float" office:value="80.3587122519304" calcext:value-type="float">
            <text:p>80,3587122519304</text:p>
          </table:table-cell>
          <table:table-cell table:formula="of:=SQRT(POWER([.BQ$4]-[.$B15];2)+POWER([.BQ$5]-[.$C15];2)+POWER([.BQ$6]-[.$D15];2))" office:value-type="float" office:value="8.04303338299674" calcext:value-type="float">
            <text:p>8,04303338299674</text:p>
          </table:table-cell>
          <table:table-cell table:formula="of:=SQRT(POWER([.BR$4]-[.BN15];2)+POWER([.BR$5]-[.BO15];2)+POWER([.BR$6]-[.BP15];2))" office:value-type="float" office:value="87.5632451219247" calcext:value-type="float">
            <text:p>87,5632451219247</text:p>
          </table:table-cell>
          <table:table-cell table:formula="of:=SQRT(POWER([.BS$4]-[.$B15];2)+POWER([.BS$5]-[.$C15];2)+POWER([.BS$6]-[.$D15];2))" office:value-type="float" office:value="9.05390639447968" calcext:value-type="float">
            <text:p>9,05390639447968</text:p>
          </table:table-cell>
          <table:table-cell table:formula="of:=SQRT(POWER([.BT$4]-[.BP15];2)+POWER([.BT$5]-[.BQ15];2)+POWER([.BT$6]-[.BR15];2))" office:value-type="float" office:value="96.4860076637258" calcext:value-type="float">
            <text:p>96,4860076637258</text:p>
          </table:table-cell>
          <table:table-cell table:formula="of:=SQRT(POWER([.BU$4]-[.$B15];2)+POWER([.BU$5]-[.$C15];2)+POWER([.BU$6]-[.$D15];2))" office:value-type="float" office:value="10.1695729507192" calcext:value-type="float">
            <text:p>10,1695729507192</text:p>
          </table:table-cell>
          <table:table-cell table:formula="of:=SQRT(POWER([.BV$4]-[.BR15];2)+POWER([.BV$5]-[.BS15];2)+POWER([.BV$6]-[.BT15];2))" office:value-type="float" office:value="108.530303301262" calcext:value-type="float">
            <text:p>108,530303301262</text:p>
          </table:table-cell>
          <table:table-cell table:formula="of:=SQRT(POWER([.BW$4]-[.$B15];2)+POWER([.BW$5]-[.$C15];2)+POWER([.BW$6]-[.$D15];2))" office:value-type="float" office:value="8.67315317517222" calcext:value-type="float">
            <text:p>8,67315317517222</text:p>
          </table:table-cell>
          <table:table-cell table:formula="of:=SQRT(POWER([.BX$4]-[.BT15];2)+POWER([.BX$5]-[.BU15];2)+POWER([.BX$6]-[.BV15];2))" office:value-type="float" office:value="119.951066196528" calcext:value-type="float">
            <text:p>119,951066196528</text:p>
          </table:table-cell>
          <table:table-cell table:formula="of:=SQRT(POWER([.BY$4]-[.$B15];2)+POWER([.BY$5]-[.$C15];2)+POWER([.BY$6]-[.$D15];2))" office:value-type="float" office:value="8.10135741712461" calcext:value-type="float">
            <text:p>8,10135741712461</text:p>
          </table:table-cell>
          <table:table-cell table:formula="of:=SQRT(POWER([.BZ$4]-[.BV15];2)+POWER([.BZ$5]-[.BW15];2)+POWER([.BZ$6]-[.BX15];2))" office:value-type="float" office:value="136.052683206395" calcext:value-type="float">
            <text:p>136,052683206395</text:p>
          </table:table-cell>
          <table:table-cell table:formula="of:=SQRT(POWER([.CA$4]-[.$B15];2)+POWER([.CA$5]-[.$C15];2)+POWER([.CA$6]-[.$D15];2))" office:value-type="float" office:value="10.3571738423182" calcext:value-type="float">
            <text:p>10,3571738423182</text:p>
          </table:table-cell>
          <table:table-cell table:formula="of:=SQRT(POWER([.CB$4]-[.BX15];2)+POWER([.CB$5]-[.BY15];2)+POWER([.CB$6]-[.BZ15];2))" office:value-type="float" office:value="153.407204540913" calcext:value-type="float">
            <text:p>153,407204540913</text:p>
          </table:table-cell>
          <table:table-cell table:formula="of:=SQRT(POWER([.CC$4]-[.$B15];2)+POWER([.CC$5]-[.$C15];2)+POWER([.CC$6]-[.$D15];2))" office:value-type="float" office:value="11.8737140777433" calcext:value-type="float">
            <text:p>11,8737140777433</text:p>
          </table:table-cell>
          <table:table-cell table:formula="of:=SQRT(POWER([.CD$4]-[.BZ15];2)+POWER([.CD$5]-[.CA15];2)+POWER([.CD$6]-[.CB15];2))" office:value-type="float" office:value="175.873860176216" calcext:value-type="float">
            <text:p>175,873860176216</text:p>
          </table:table-cell>
          <table:table-cell table:formula="of:=SQRT(POWER([.CE$4]-[.$B15];2)+POWER([.CE$5]-[.$C15];2)+POWER([.CE$6]-[.$D15];2))" office:value-type="float" office:value="12.7248409813247" calcext:value-type="float">
            <text:p>12,7248409813247</text:p>
          </table:table-cell>
          <table:table-cell table:formula="of:=SQRT(POWER([.CF$4]-[.CB15];2)+POWER([.CF$5]-[.CC15];2)+POWER([.CF$6]-[.CD15];2))" office:value-type="float" office:value="203.27730163716" calcext:value-type="float">
            <text:p>203,27730163716</text:p>
          </table:table-cell>
          <table:table-cell table:formula="of:=SQRT(POWER([.CG$4]-[.$B15];2)+POWER([.CG$5]-[.$C15];2)+POWER([.CG$6]-[.$D15];2))" office:value-type="float" office:value="13.1068495451806" calcext:value-type="float">
            <text:p>13,1068495451806</text:p>
          </table:table-cell>
          <table:table-cell table:formula="of:=SQRT(POWER([.CH$4]-[.CD15];2)+POWER([.CH$5]-[.CE15];2)+POWER([.CH$6]-[.CF15];2))" office:value-type="float" office:value="237.615052963398" calcext:value-type="float">
            <text:p>237,615052963398</text:p>
          </table:table-cell>
          <table:table-cell table:formula="of:=SQRT(POWER([.CI$4]-[.$B15];2)+POWER([.CI$5]-[.$C15];2)+POWER([.CI$6]-[.$D15];2))" office:value-type="float" office:value="7.33615982650323" calcext:value-type="float">
            <text:p>7,33615982650323</text:p>
          </table:table-cell>
          <table:table-cell table:formula="of:=SQRT(POWER([.CJ$4]-[.CF15];2)+POWER([.CJ$5]-[.CG15];2)+POWER([.CJ$6]-[.CH15];2))" office:value-type="float" office:value="286.223348774325" calcext:value-type="float">
            <text:p>286,223348774325</text:p>
          </table:table-cell>
          <table:table-cell table:formula="of:=SQRT(POWER([.CK$4]-[.CG15];2)+POWER([.CK$5]-[.CH15];2)+POWER([.CK$6]-[.CI15];2))" office:value-type="float" office:value="202.139355649189" calcext:value-type="float">
            <text:p>202,139355649189</text:p>
          </table:table-cell>
          <table:table-cell table:formula="of:=SQRT(POWER([.CL$4]-[.$B15];2)+POWER([.CL$5]-[.$C15];2)+POWER([.CL$6]-[.$D15];2))" office:value-type="float" office:value="8.66171449541024" calcext:value-type="float">
            <text:p>8,66171449541024</text:p>
          </table:table-cell>
          <table:table-cell table:formula="of:=SQRT(POWER([.CM$4]-[.CI15];2)+POWER([.CM$5]-[.CJ15];2)+POWER([.CM$6]-[.CK15];2))" office:value-type="float" office:value="318.470517505104" calcext:value-type="float">
            <text:p>318,470517505104</text:p>
          </table:table-cell>
          <table:table-cell table:formula="of:=SQRT(POWER([.CN$4]-[.$B15];2)+POWER([.CN$5]-[.$C15];2)+POWER([.CN$6]-[.$D15];2))" office:value-type="float" office:value="4.48422590867142" calcext:value-type="float">
            <text:p>4,48422590867142</text:p>
          </table:table-cell>
          <table:table-cell table:formula="of:=SQRT(POWER([.CO$4]-[.CK15];2)+POWER([.CO$5]-[.CL15];2)+POWER([.CO$6]-[.CM15];2))" office:value-type="float" office:value="357.252507380139" calcext:value-type="float">
            <text:p>357,252507380139</text:p>
          </table:table-cell>
          <table:table-cell table:formula="of:=SQRT(POWER([.CP$4]-[.$B15];2)+POWER([.CP$5]-[.$C15];2)+POWER([.CP$6]-[.$D15];2))" office:value-type="float" office:value="4.31389870071146" calcext:value-type="float">
            <text:p>4,31389870071146</text:p>
          </table:table-cell>
          <table:table-cell table:formula="of:=SQRT(POWER([.CQ$4]-[.CM15];2)+POWER([.CQ$5]-[.CN15];2)+POWER([.CQ$6]-[.CO15];2))" office:value-type="float" office:value="455.322643224218" calcext:value-type="float">
            <text:p>455,322643224218</text:p>
          </table:table-cell>
          <table:table-cell table:formula="of:=SQRT(POWER([.CR$4]-[.$B15];2)+POWER([.CR$5]-[.$C15];2)+POWER([.CR$6]-[.$D15];2))" office:value-type="float" office:value="3.9207301615898" calcext:value-type="float">
            <text:p>3,9207301615898</text:p>
          </table:table-cell>
          <table:table-cell table:formula="of:=SQRT(POWER([.CS$4]-[.CO15];2)+POWER([.CS$5]-[.CP15];2)+POWER([.CS$6]-[.CQ15];2))" office:value-type="float" office:value="556.931058598161" calcext:value-type="float">
            <text:p>556,931058598161</text:p>
          </table:table-cell>
          <table:table-cell table:formula="of:=SQRT(POWER([.CT$4]-[.CP15];2)+POWER([.CT$5]-[.CQ15];2)+POWER([.CT$6]-[.CR15];2))" office:value-type="float" office:value="418.905611588397" calcext:value-type="float">
            <text:p>418,905611588397</text:p>
          </table:table-cell>
          <table:table-cell table:formula="of:=SQRT(POWER([.CU$4]-[.$B15];2)+POWER([.CU$5]-[.$C15];2)+POWER([.CU$6]-[.$D15];2))" office:value-type="float" office:value="8.27240859725872" calcext:value-type="float">
            <text:p>8,27240859725872</text:p>
          </table:table-cell>
          <table:table-cell table:formula="of:=SQRT(POWER([.CV$4]-[.CR15];2)+POWER([.CV$5]-[.CS15];2)+POWER([.CV$6]-[.CT15];2))" office:value-type="float" office:value="666.219049150812" calcext:value-type="float">
            <text:p>666,219049150812</text:p>
          </table:table-cell>
          <table:table-cell table:formula="of:=SQRT(POWER([.CW$4]-[.$B15];2)+POWER([.CW$5]-[.$C15];2)+POWER([.CW$6]-[.$D15];2))" office:value-type="float" office:value="8.88282218667017" calcext:value-type="float">
            <text:p>8,88282218667017</text:p>
          </table:table-cell>
          <table:table-cell table:formula="of:=SQRT(POWER([.CX$4]-[.CT15];2)+POWER([.CX$5]-[.CU15];2)+POWER([.CX$6]-[.CV15];2))" office:value-type="float" office:value="764.191757333022" calcext:value-type="float">
            <text:p>764,191757333022</text:p>
          </table:table-cell>
          <table:table-cell table:formula="of:=SQRT(POWER([.CY$4]-[.$B15];2)+POWER([.CY$5]-[.$C15];2)+POWER([.CY$6]-[.$D15];2))" office:value-type="float" office:value="10.2804591337158" calcext:value-type="float">
            <text:p>10,2804591337158</text:p>
          </table:table-cell>
          <table:table-cell table:formula="of:=SQRT(POWER([.CZ$4]-[.$B15];2)+POWER([.CZ$5]-[.$C15];2)+POWER([.CZ$6]-[.$D15];2))" office:value-type="float" office:value="11.2035562657578" calcext:value-type="float">
            <text:p>11,2035562657578</text:p>
          </table:table-cell>
          <table:table-cell table:formula="of:=SQRT(POWER([.DA$4]-[.$B15];2)+POWER([.DA$5]-[.$C15];2)+POWER([.DA$6]-[.$D15];2))" office:value-type="float" office:value="12.272773362203" calcext:value-type="float">
            <text:p>12,272773362203</text:p>
          </table:table-cell>
          <table:table-cell table:formula="of:=SQRT(POWER([.DB$4]-[.$B15];2)+POWER([.DB$5]-[.$C15];2)+POWER([.DB$6]-[.$D15];2))" office:value-type="float" office:value="12.0551767303512" calcext:value-type="float">
            <text:p>12,0551767303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155" calcext:value-type="float">
            <text:p>42,155</text:p>
          </table:table-cell>
          <table:table-cell office:value-type="float" office:value="43.118" calcext:value-type="float">
            <text:p>43,118</text:p>
          </table:table-cell>
          <table:table-cell office:value-type="float" office:value="11.869" calcext:value-type="float">
            <text:p>11,869</text:p>
          </table:table-cell>
          <table:table-cell/>
          <table:table-cell table:formula="of:=SQRT(POWER([.F$4]-[.B16];2)+POWER([.F$5]-[.C16];2)+POWER([.F$6]-[.D16];2))" office:value-type="float" office:value="15.3758429362426" calcext:value-type="float">
            <text:p>15,3758429362426</text:p>
          </table:table-cell>
          <table:table-cell table:formula="of:=SQRT(POWER([.G$4]-[.$B16];2)+POWER([.G$5]-[.$C16];2)+POWER([.G$6]-[.$D16];2))" office:value-type="float" office:value="14.9001478516154" calcext:value-type="float">
            <text:p>14,9001478516154</text:p>
          </table:table-cell>
          <table:table-cell table:formula="of:=SQRT(POWER([.H$4]-[.D16];2)+POWER([.H$5]-[.E16];2)+POWER([.H$6]-[.F16];2))" office:value-type="float" office:value="50.2748354541389" calcext:value-type="float">
            <text:p>50,2748354541389</text:p>
          </table:table-cell>
          <table:table-cell table:formula="of:=SQRT(POWER([.I$4]-[.$B16];2)+POWER([.I$5]-[.$C16];2)+POWER([.I$6]-[.$D16];2))" office:value-type="float" office:value="13.5839474380609" calcext:value-type="float">
            <text:p>13,5839474380609</text:p>
          </table:table-cell>
          <table:table-cell table:formula="of:=SQRT(POWER([.J$4]-[.F16];2)+POWER([.J$5]-[.G16];2)+POWER([.J$6]-[.H16];2))" office:value-type="float" office:value="58.0197383534856" calcext:value-type="float">
            <text:p>58,0197383534856</text:p>
          </table:table-cell>
          <table:table-cell table:formula="of:=SQRT(POWER([.K$4]-[.$B16];2)+POWER([.K$5]-[.$C16];2)+POWER([.K$6]-[.$D16];2))" office:value-type="float" office:value="15.0183900934821" calcext:value-type="float">
            <text:p>15,0183900934821</text:p>
          </table:table-cell>
          <table:table-cell table:formula="of:=SQRT(POWER([.L$4]-[.H16];2)+POWER([.L$5]-[.I16];2)+POWER([.L$6]-[.J16];2))" office:value-type="float" office:value="63.8505656790352" calcext:value-type="float">
            <text:p>63,8505656790352</text:p>
          </table:table-cell>
          <table:table-cell table:formula="of:=SQRT(POWER([.M$4]-[.$B16];2)+POWER([.M$5]-[.$C16];2)+POWER([.M$6]-[.$D16];2))" office:value-type="float" office:value="15.570010789977" calcext:value-type="float">
            <text:p>15,570010789977</text:p>
          </table:table-cell>
          <table:table-cell table:formula="of:=SQRT(POWER([.N$4]-[.J16];2)+POWER([.N$5]-[.K16];2)+POWER([.N$6]-[.L16];2))" office:value-type="float" office:value="61.1830137404728" calcext:value-type="float">
            <text:p>61,1830137404728</text:p>
          </table:table-cell>
          <table:table-cell table:formula="of:=SQRT(POWER([.O$4]-[.$B16];2)+POWER([.O$5]-[.$C16];2)+POWER([.O$6]-[.$D16];2))" office:value-type="float" office:value="1.44229053938518" calcext:value-type="float">
            <text:p>1,44229053938518</text:p>
          </table:table-cell>
          <table:table-cell table:formula="of:=SQRT(POWER([.P$4]-[.L16];2)+POWER([.P$5]-[.M16];2)+POWER([.P$6]-[.N16];2))" office:value-type="float" office:value="58.4046942547162" calcext:value-type="float">
            <text:p>58,4046942547162</text:p>
          </table:table-cell>
          <table:table-cell table:formula="of:=SQRT(POWER([.Q$4]-[.$B16];2)+POWER([.Q$5]-[.$C16];2)+POWER([.Q$6]-[.$D16];2))" office:value-type="float" office:value="2.86199982529699" calcext:value-type="float">
            <text:p>2,86199982529699</text:p>
          </table:table-cell>
          <table:table-cell table:formula="of:=SQRT(POWER([.R$4]-[.N16];2)+POWER([.R$5]-[.O16];2)+POWER([.R$6]-[.P16];2))" office:value-type="float" office:value="63.9408957779286" calcext:value-type="float">
            <text:p>63,9408957779286</text:p>
          </table:table-cell>
          <table:table-cell table:formula="of:=SQRT(POWER([.S$4]-[.$B16];2)+POWER([.S$5]-[.$C16];2)+POWER([.S$6]-[.$D16];2))" office:value-type="float" office:value="3.84083337311058" calcext:value-type="float">
            <text:p>3,84083337311058</text:p>
          </table:table-cell>
          <table:table-cell table:formula="of:=SQRT(POWER([.T$4]-[.P16];2)+POWER([.T$5]-[.Q16];2)+POWER([.T$6]-[.R16];2))" office:value-type="float" office:value="67.7578963640789" calcext:value-type="float">
            <text:p>67,7578963640789</text:p>
          </table:table-cell>
          <table:table-cell table:formula="of:=SQRT(POWER([.U$4]-[.$B16];2)+POWER([.U$5]-[.$C16];2)+POWER([.U$6]-[.$D16];2))" office:value-type="float" office:value="7.00074817430252" calcext:value-type="float">
            <text:p>7,00074817430252</text:p>
          </table:table-cell>
          <table:table-cell table:formula="of:=SQRT(POWER([.V$4]-[.R16];2)+POWER([.V$5]-[.S16];2)+POWER([.V$6]-[.T16];2))" office:value-type="float" office:value="64.3479909489993" calcext:value-type="float">
            <text:p>64,3479909489993</text:p>
          </table:table-cell>
          <table:table-cell table:formula="of:=SQRT(POWER([.W$4]-[.$B16];2)+POWER([.W$5]-[.$C16];2)+POWER([.W$6]-[.$D16];2))" office:value-type="float" office:value="9.29988919288827" calcext:value-type="float">
            <text:p>9,29988919288827</text:p>
          </table:table-cell>
          <table:table-cell table:formula="of:=SQRT(POWER([.X$4]-[.T16];2)+POWER([.X$5]-[.U16];2)+POWER([.X$6]-[.V16];2))" office:value-type="float" office:value="61.265487966546" calcext:value-type="float">
            <text:p>61,265487966546</text:p>
          </table:table-cell>
          <table:table-cell table:formula="of:=SQRT(POWER([.Y$4]-[.$B16];2)+POWER([.Y$5]-[.$C16];2)+POWER([.Y$6]-[.$D16];2))" office:value-type="float" office:value="8.87943134440489" calcext:value-type="float">
            <text:p>8,87943134440489</text:p>
          </table:table-cell>
          <table:table-cell table:formula="of:=SQRT(POWER([.Z$4]-[.V16];2)+POWER([.Z$5]-[.W16];2)+POWER([.Z$6]-[.X16];2))" office:value-type="float" office:value="54.2330814126419" calcext:value-type="float">
            <text:p>54,2330814126419</text:p>
          </table:table-cell>
          <table:table-cell table:formula="of:=SQRT(POWER([.AA$4]-[.$B16];2)+POWER([.AA$5]-[.$C16];2)+POWER([.AA$6]-[.$D16];2))" office:value-type="float" office:value="8.50401699198679" calcext:value-type="float">
            <text:p>8,50401699198679</text:p>
          </table:table-cell>
          <table:table-cell table:formula="of:=SQRT(POWER([.AB$4]-[.X16];2)+POWER([.AB$5]-[.Y16];2)+POWER([.AB$6]-[.Z16];2))" office:value-type="float" office:value="46.7329070871648" calcext:value-type="float">
            <text:p>46,7329070871648</text:p>
          </table:table-cell>
          <table:table-cell table:formula="of:=SQRT(POWER([.AC$4]-[.$B16];2)+POWER([.AC$5]-[.$C16];2)+POWER([.AC$6]-[.$D16];2))" office:value-type="float" office:value="20.4029311864742" calcext:value-type="float">
            <text:p>20,4029311864742</text:p>
          </table:table-cell>
          <table:table-cell table:formula="of:=SQRT(POWER([.AD$4]-[.Z16];2)+POWER([.AD$5]-[.AA16];2)+POWER([.AD$6]-[.AB16];2))" office:value-type="float" office:value="36.5064173209271" calcext:value-type="float">
            <text:p>36,5064173209271</text:p>
          </table:table-cell>
          <table:table-cell table:formula="of:=SQRT(POWER([.AE$4]-[.$B16];2)+POWER([.AE$5]-[.$C16];2)+POWER([.AE$6]-[.$D16];2))" office:value-type="float" office:value="22.0998722620743" calcext:value-type="float">
            <text:p>22,0998722620743</text:p>
          </table:table-cell>
          <table:table-cell table:formula="of:=SQRT(POWER([.AF$4]-[.AB16];2)+POWER([.AF$5]-[.AC16];2)+POWER([.AF$6]-[.AD16];2))" office:value-type="float" office:value="25.470492563076" calcext:value-type="float">
            <text:p>25,470492563076</text:p>
          </table:table-cell>
          <table:table-cell table:formula="of:=SQRT(POWER([.AG$4]-[.$B16];2)+POWER([.AG$5]-[.$C16];2)+POWER([.AG$6]-[.$D16];2))" office:value-type="float" office:value="22.6263626109015" calcext:value-type="float">
            <text:p>22,6263626109015</text:p>
          </table:table-cell>
          <table:table-cell table:formula="of:=SQRT(POWER([.AH$4]-[.AD16];2)+POWER([.AH$5]-[.AE16];2)+POWER([.AH$6]-[.AF16];2))" office:value-type="float" office:value="18.645251959591" calcext:value-type="float">
            <text:p>18,645251959591</text:p>
          </table:table-cell>
          <table:table-cell table:formula="of:=SQRT(POWER([.AI$4]-[.$B16];2)+POWER([.AI$5]-[.$C16];2)+POWER([.AI$6]-[.$D16];2))" office:value-type="float" office:value="21.1203095147775" calcext:value-type="float">
            <text:p>21,1203095147775</text:p>
          </table:table-cell>
          <table:table-cell table:formula="of:=SQRT(POWER([.AJ$4]-[.AF16];2)+POWER([.AJ$5]-[.AG16];2)+POWER([.AJ$6]-[.AH16];2))" office:value-type="float" office:value="25.8573946157867" calcext:value-type="float">
            <text:p>25,8573946157867</text:p>
          </table:table-cell>
          <table:table-cell table:formula="of:=SQRT(POWER([.AK$4]-[.$B16];2)+POWER([.AK$5]-[.$C16];2)+POWER([.AK$6]-[.$D16];2))" office:value-type="float" office:value="21.5307467822182" calcext:value-type="float">
            <text:p>21,5307467822182</text:p>
          </table:table-cell>
          <table:table-cell table:formula="of:=SQRT(POWER([.AL$4]-[.AH16];2)+POWER([.AL$5]-[.AI16];2)+POWER([.AL$6]-[.AJ16];2))" office:value-type="float" office:value="34.1054911421411" calcext:value-type="float">
            <text:p>34,1054911421411</text:p>
          </table:table-cell>
          <table:table-cell table:formula="of:=SQRT(POWER([.AM$4]-[.$B16];2)+POWER([.AM$5]-[.$C16];2)+POWER([.AM$6]-[.$D16];2))" office:value-type="float" office:value="22.1565071705808" calcext:value-type="float">
            <text:p>22,1565071705808</text:p>
          </table:table-cell>
          <table:table-cell table:formula="of:=SQRT(POWER([.AN$4]-[.AJ16];2)+POWER([.AN$5]-[.AK16];2)+POWER([.AN$6]-[.AL16];2))" office:value-type="float" office:value="34.3160526569302" calcext:value-type="float">
            <text:p>34,3160526569302</text:p>
          </table:table-cell>
          <table:table-cell table:formula="of:=SQRT(POWER([.AO$4]-[.$B16];2)+POWER([.AO$5]-[.$C16];2)+POWER([.AO$6]-[.$D16];2))" office:value-type="float" office:value="23.5419405317404" calcext:value-type="float">
            <text:p>23,5419405317404</text:p>
          </table:table-cell>
          <table:table-cell table:formula="of:=SQRT(POWER([.AP$4]-[.AL16];2)+POWER([.AP$5]-[.AM16];2)+POWER([.AP$6]-[.AN16];2))" office:value-type="float" office:value="29.6672938216488" calcext:value-type="float">
            <text:p>29,6672938216488</text:p>
          </table:table-cell>
          <table:table-cell table:formula="of:=SQRT(POWER([.AQ$4]-[.$B16];2)+POWER([.AQ$5]-[.$C16];2)+POWER([.AQ$6]-[.$D16];2))" office:value-type="float" office:value="6.92567310808127" calcext:value-type="float">
            <text:p>6,92567310808127</text:p>
          </table:table-cell>
          <table:table-cell table:formula="of:=SQRT(POWER([.AR$4]-[.AN16];2)+POWER([.AR$5]-[.AO16];2)+POWER([.AR$6]-[.AP16];2))" office:value-type="float" office:value="26.3596211154456" calcext:value-type="float">
            <text:p>26,3596211154456</text:p>
          </table:table-cell>
          <table:table-cell table:formula="of:=SQRT(POWER([.AS$4]-[.$B16];2)+POWER([.AS$5]-[.$C16];2)+POWER([.AS$6]-[.$D16];2))" office:value-type="float" office:value="5.77715587464974" calcext:value-type="float">
            <text:p>5,77715587464974</text:p>
          </table:table-cell>
          <table:table-cell table:formula="of:=SQRT(POWER([.AT$4]-[.AP16];2)+POWER([.AT$5]-[.AQ16];2)+POWER([.AT$6]-[.AR16];2))" office:value-type="float" office:value="38.7402779045539" calcext:value-type="float">
            <text:p>38,7402779045539</text:p>
          </table:table-cell>
          <table:table-cell table:formula="of:=SQRT(POWER([.AU$4]-[.$B16];2)+POWER([.AU$5]-[.$C16];2)+POWER([.AU$6]-[.$D16];2))" office:value-type="float" office:value="7.96228177094983" calcext:value-type="float">
            <text:p>7,96228177094983</text:p>
          </table:table-cell>
          <table:table-cell table:formula="of:=SQRT(POWER([.AV$4]-[.AR16];2)+POWER([.AV$5]-[.AS16];2)+POWER([.AV$6]-[.AT16];2))" office:value-type="float" office:value="44.5677796421722" calcext:value-type="float">
            <text:p>44,5677796421722</text:p>
          </table:table-cell>
          <table:table-cell table:formula="of:=SQRT(POWER([.AW$4]-[.$B16];2)+POWER([.AW$5]-[.$C16];2)+POWER([.AW$6]-[.$D16];2))" office:value-type="float" office:value="9.35310157113671" calcext:value-type="float">
            <text:p>9,35310157113671</text:p>
          </table:table-cell>
          <table:table-cell table:formula="of:=SQRT(POWER([.AX$4]-[.AT16];2)+POWER([.AX$5]-[.AU16];2)+POWER([.AX$6]-[.AV16];2))" office:value-type="float" office:value="42.9068289373272" calcext:value-type="float">
            <text:p>42,9068289373272</text:p>
          </table:table-cell>
          <table:table-cell table:formula="of:=SQRT(POWER([.AY$4]-[.$B16];2)+POWER([.AY$5]-[.$C16];2)+POWER([.AY$6]-[.$D16];2))" office:value-type="float" office:value="7.57754986786626" calcext:value-type="float">
            <text:p>7,57754986786626</text:p>
          </table:table-cell>
          <table:table-cell table:formula="of:=SQRT(POWER([.AZ$4]-[.AV16];2)+POWER([.AZ$5]-[.AW16];2)+POWER([.AZ$6]-[.AX16];2))" office:value-type="float" office:value="49.2341079177631" calcext:value-type="float">
            <text:p>49,2341079177631</text:p>
          </table:table-cell>
          <table:table-cell table:formula="of:=SQRT(POWER([.BA$4]-[.$B16];2)+POWER([.BA$5]-[.$C16];2)+POWER([.BA$6]-[.$D16];2))" office:value-type="float" office:value="9.73136054208249" calcext:value-type="float">
            <text:p>9,73136054208249</text:p>
          </table:table-cell>
          <table:table-cell table:formula="of:=SQRT(POWER([.BB$4]-[.AX16];2)+POWER([.BB$5]-[.AY16];2)+POWER([.BB$6]-[.AZ16];2))" office:value-type="float" office:value="56.8826711440876" calcext:value-type="float">
            <text:p>56,8826711440876</text:p>
          </table:table-cell>
          <table:table-cell table:formula="of:=SQRT(POWER([.BC$4]-[.$B16];2)+POWER([.BC$5]-[.$C16];2)+POWER([.BC$6]-[.$D16];2))" office:value-type="float" office:value="7.74074021008327" calcext:value-type="float">
            <text:p>7,74074021008327</text:p>
          </table:table-cell>
          <table:table-cell table:formula="of:=SQRT(POWER([.BD$4]-[.AZ16];2)+POWER([.BD$5]-[.BA16];2)+POWER([.BD$6]-[.BB16];2))" office:value-type="float" office:value="59.5811397696871" calcext:value-type="float">
            <text:p>59,5811397696871</text:p>
          </table:table-cell>
          <table:table-cell table:formula="of:=SQRT(POWER([.BE$4]-[.$B16];2)+POWER([.BE$5]-[.$C16];2)+POWER([.BE$6]-[.$D16];2))" office:value-type="float" office:value="9.27698507059271" calcext:value-type="float">
            <text:p>9,27698507059271</text:p>
          </table:table-cell>
          <table:table-cell table:formula="of:=SQRT(POWER([.BF$4]-[.BB16];2)+POWER([.BF$5]-[.BC16];2)+POWER([.BF$6]-[.BD16];2))" office:value-type="float" office:value="65.8019283391908" calcext:value-type="float">
            <text:p>65,8019283391908</text:p>
          </table:table-cell>
          <table:table-cell table:formula="of:=SQRT(POWER([.BG$4]-[.$B16];2)+POWER([.BG$5]-[.$C16];2)+POWER([.BG$6]-[.$D16];2))" office:value-type="float" office:value="10.3954696863586" calcext:value-type="float">
            <text:p>10,3954696863586</text:p>
          </table:table-cell>
          <table:table-cell table:formula="of:=SQRT(POWER([.BH$4]-[.BD16];2)+POWER([.BH$5]-[.BE16];2)+POWER([.BH$6]-[.BF16];2))" office:value-type="float" office:value="70.5326617350995" calcext:value-type="float">
            <text:p>70,5326617350995</text:p>
          </table:table-cell>
          <table:table-cell table:formula="of:=SQRT(POWER([.BI$4]-[.$B16];2)+POWER([.BI$5]-[.$C16];2)+POWER([.BI$6]-[.$D16];2))" office:value-type="float" office:value="10.9699185958693" calcext:value-type="float">
            <text:p>10,9699185958693</text:p>
          </table:table-cell>
          <table:table-cell table:formula="of:=SQRT(POWER([.BJ$4]-[.BF16];2)+POWER([.BJ$5]-[.BG16];2)+POWER([.BJ$6]-[.BH16];2))" office:value-type="float" office:value="75.5279089637362" calcext:value-type="float">
            <text:p>75,5279089637362</text:p>
          </table:table-cell>
          <table:table-cell table:formula="of:=SQRT(POWER([.BK$4]-[.$B16];2)+POWER([.BK$5]-[.$C16];2)+POWER([.BK$6]-[.$D16];2))" office:value-type="float" office:value="12.8960321417093" calcext:value-type="float">
            <text:p>12,8960321417093</text:p>
          </table:table-cell>
          <table:table-cell table:formula="of:=SQRT(POWER([.BL$4]-[.BH16];2)+POWER([.BL$5]-[.BI16];2)+POWER([.BL$6]-[.BJ16];2))" office:value-type="float" office:value="81.7275600970173" calcext:value-type="float">
            <text:p>81,7275600970173</text:p>
          </table:table-cell>
          <table:table-cell table:formula="of:=SQRT(POWER([.BM$4]-[.$B16];2)+POWER([.BM$5]-[.$C16];2)+POWER([.BM$6]-[.$D16];2))" office:value-type="float" office:value="10.9510022828963" calcext:value-type="float">
            <text:p>10,9510022828963</text:p>
          </table:table-cell>
          <table:table-cell table:formula="of:=SQRT(POWER([.BN$4]-[.BJ16];2)+POWER([.BN$5]-[.BK16];2)+POWER([.BN$6]-[.BL16];2))" office:value-type="float" office:value="88.9187682143014" calcext:value-type="float">
            <text:p>88,9187682143014</text:p>
          </table:table-cell>
          <table:table-cell table:formula="of:=SQRT(POWER([.BO$4]-[.$B16];2)+POWER([.BO$5]-[.$C16];2)+POWER([.BO$6]-[.$D16];2))" office:value-type="float" office:value="13.241044445209" calcext:value-type="float">
            <text:p>13,241044445209</text:p>
          </table:table-cell>
          <table:table-cell table:formula="of:=SQRT(POWER([.BP$4]-[.BL16];2)+POWER([.BP$5]-[.BM16];2)+POWER([.BP$6]-[.BN16];2))" office:value-type="float" office:value="98.6291579439568" calcext:value-type="float">
            <text:p>98,6291579439568</text:p>
          </table:table-cell>
          <table:table-cell table:formula="of:=SQRT(POWER([.BQ$4]-[.$B16];2)+POWER([.BQ$5]-[.$C16];2)+POWER([.BQ$6]-[.$D16];2))" office:value-type="float" office:value="15.7296200208397" calcext:value-type="float">
            <text:p>15,7296200208397</text:p>
          </table:table-cell>
          <table:table-cell table:formula="of:=SQRT(POWER([.BR$4]-[.BN16];2)+POWER([.BR$5]-[.BO16];2)+POWER([.BR$6]-[.BP16];2))" office:value-type="float" office:value="108.69069715383" calcext:value-type="float">
            <text:p>108,69069715383</text:p>
          </table:table-cell>
          <table:table-cell table:formula="of:=SQRT(POWER([.BS$4]-[.$B16];2)+POWER([.BS$5]-[.$C16];2)+POWER([.BS$6]-[.$D16];2))" office:value-type="float" office:value="16.9621456484727" calcext:value-type="float">
            <text:p>16,9621456484727</text:p>
          </table:table-cell>
          <table:table-cell table:formula="of:=SQRT(POWER([.BT$4]-[.BP16];2)+POWER([.BT$5]-[.BQ16];2)+POWER([.BT$6]-[.BR16];2))" office:value-type="float" office:value="121.975812233056" calcext:value-type="float">
            <text:p>121,975812233056</text:p>
          </table:table-cell>
          <table:table-cell table:formula="of:=SQRT(POWER([.BU$4]-[.$B16];2)+POWER([.BU$5]-[.$C16];2)+POWER([.BU$6]-[.$D16];2))" office:value-type="float" office:value="17.0544154399968" calcext:value-type="float">
            <text:p>17,0544154399968</text:p>
          </table:table-cell>
          <table:table-cell table:formula="of:=SQRT(POWER([.BV$4]-[.BR16];2)+POWER([.BV$5]-[.BS16];2)+POWER([.BV$6]-[.BT16];2))" office:value-type="float" office:value="139.68841968445" calcext:value-type="float">
            <text:p>139,68841968445</text:p>
          </table:table-cell>
          <table:table-cell table:formula="of:=SQRT(POWER([.BW$4]-[.$B16];2)+POWER([.BW$5]-[.$C16];2)+POWER([.BW$6]-[.$D16];2))" office:value-type="float" office:value="10.3396795888461" calcext:value-type="float">
            <text:p>10,3396795888461</text:p>
          </table:table-cell>
          <table:table-cell table:formula="of:=SQRT(POWER([.BX$4]-[.BT16];2)+POWER([.BX$5]-[.BU16];2)+POWER([.BX$6]-[.BV16];2))" office:value-type="float" office:value="158.026014759083" calcext:value-type="float">
            <text:p>158,026014759083</text:p>
          </table:table-cell>
          <table:table-cell table:formula="of:=SQRT(POWER([.BY$4]-[.$B16];2)+POWER([.BY$5]-[.$C16];2)+POWER([.BY$6]-[.$D16];2))" office:value-type="float" office:value="9.48354047811259" calcext:value-type="float">
            <text:p>9,48354047811259</text:p>
          </table:table-cell>
          <table:table-cell table:formula="of:=SQRT(POWER([.BZ$4]-[.BV16];2)+POWER([.BZ$5]-[.BW16];2)+POWER([.BZ$6]-[.BX16];2))" office:value-type="float" office:value="184.06821326642" calcext:value-type="float">
            <text:p>184,06821326642</text:p>
          </table:table-cell>
          <table:table-cell table:formula="of:=SQRT(POWER([.CA$4]-[.$B16];2)+POWER([.CA$5]-[.$C16];2)+POWER([.CA$6]-[.$D16];2))" office:value-type="float" office:value="8.1295752656581" calcext:value-type="float">
            <text:p>8,1295752656581</text:p>
          </table:table-cell>
          <table:table-cell table:formula="of:=SQRT(POWER([.CB$4]-[.BX16];2)+POWER([.CB$5]-[.BY16];2)+POWER([.CB$6]-[.BZ16];2))" office:value-type="float" office:value="213.444293744949" calcext:value-type="float">
            <text:p>213,444293744949</text:p>
          </table:table-cell>
          <table:table-cell table:formula="of:=SQRT(POWER([.CC$4]-[.$B16];2)+POWER([.CC$5]-[.$C16];2)+POWER([.CC$6]-[.$D16];2))" office:value-type="float" office:value="8.8118882198993" calcext:value-type="float">
            <text:p>8,8118882198993</text:p>
          </table:table-cell>
          <table:table-cell table:formula="of:=SQRT(POWER([.CD$4]-[.BZ16];2)+POWER([.CD$5]-[.CA16];2)+POWER([.CD$6]-[.CB16];2))" office:value-type="float" office:value="252.129676943459" calcext:value-type="float">
            <text:p>252,129676943459</text:p>
          </table:table-cell>
          <table:table-cell table:formula="of:=SQRT(POWER([.CE$4]-[.$B16];2)+POWER([.CE$5]-[.$C16];2)+POWER([.CE$6]-[.$D16];2))" office:value-type="float" office:value="8.88053725852215" calcext:value-type="float">
            <text:p>8,88053725852215</text:p>
          </table:table-cell>
          <table:table-cell table:formula="of:=SQRT(POWER([.CF$4]-[.CB16];2)+POWER([.CF$5]-[.CC16];2)+POWER([.CF$6]-[.CD16];2))" office:value-type="float" office:value="299.877598662864" calcext:value-type="float">
            <text:p>299,877598662864</text:p>
          </table:table-cell>
          <table:table-cell table:formula="of:=SQRT(POWER([.CG$4]-[.$B16];2)+POWER([.CG$5]-[.$C16];2)+POWER([.CG$6]-[.$D16];2))" office:value-type="float" office:value="7.84879869789002" calcext:value-type="float">
            <text:p>7,84879869789002</text:p>
          </table:table-cell>
          <table:table-cell table:formula="of:=SQRT(POWER([.CH$4]-[.CD16];2)+POWER([.CH$5]-[.CE16];2)+POWER([.CH$6]-[.CF16];2))" office:value-type="float" office:value="360.355938611173" calcext:value-type="float">
            <text:p>360,355938611173</text:p>
          </table:table-cell>
          <table:table-cell table:formula="of:=SQRT(POWER([.CI$4]-[.$B16];2)+POWER([.CI$5]-[.$C16];2)+POWER([.CI$6]-[.$D16];2))" office:value-type="float" office:value="9.30845857271762" calcext:value-type="float">
            <text:p>9,30845857271762</text:p>
          </table:table-cell>
          <table:table-cell table:formula="of:=SQRT(POWER([.CJ$4]-[.CF16];2)+POWER([.CJ$5]-[.CG16];2)+POWER([.CJ$6]-[.CH16];2))" office:value-type="float" office:value="442.296906243523" calcext:value-type="float">
            <text:p>442,296906243523</text:p>
          </table:table-cell>
          <table:table-cell table:formula="of:=SQRT(POWER([.CK$4]-[.CG16];2)+POWER([.CK$5]-[.CH16];2)+POWER([.CK$6]-[.CI16];2))" office:value-type="float" office:value="324.767698966144" calcext:value-type="float">
            <text:p>324,767698966144</text:p>
          </table:table-cell>
          <table:table-cell table:formula="of:=SQRT(POWER([.CL$4]-[.$B16];2)+POWER([.CL$5]-[.$C16];2)+POWER([.CL$6]-[.$D16];2))" office:value-type="float" office:value="8.24041030531854" calcext:value-type="float">
            <text:p>8,24041030531854</text:p>
          </table:table-cell>
          <table:table-cell table:formula="of:=SQRT(POWER([.CM$4]-[.CI16];2)+POWER([.CM$5]-[.CJ16];2)+POWER([.CM$6]-[.CK16];2))" office:value-type="float" office:value="516.373413312115" calcext:value-type="float">
            <text:p>516,373413312115</text:p>
          </table:table-cell>
          <table:table-cell table:formula="of:=SQRT(POWER([.CN$4]-[.$B16];2)+POWER([.CN$5]-[.$C16];2)+POWER([.CN$6]-[.$D16];2))" office:value-type="float" office:value="11.9671818737746" calcext:value-type="float">
            <text:p>11,9671818737746</text:p>
          </table:table-cell>
          <table:table-cell table:formula="of:=SQRT(POWER([.CO$4]-[.CK16];2)+POWER([.CO$5]-[.CL16];2)+POWER([.CO$6]-[.CM16];2))" office:value-type="float" office:value="589.402820742769" calcext:value-type="float">
            <text:p>589,402820742769</text:p>
          </table:table-cell>
          <table:table-cell table:formula="of:=SQRT(POWER([.CP$4]-[.$B16];2)+POWER([.CP$5]-[.$C16];2)+POWER([.CP$6]-[.$D16];2))" office:value-type="float" office:value="11.8799526093331" calcext:value-type="float">
            <text:p>11,8799526093331</text:p>
          </table:table-cell>
          <table:table-cell table:formula="of:=SQRT(POWER([.CQ$4]-[.CM16];2)+POWER([.CQ$5]-[.CN16];2)+POWER([.CQ$6]-[.CO16];2))" office:value-type="float" office:value="759.609630400027" calcext:value-type="float">
            <text:p>759,609630400027</text:p>
          </table:table-cell>
          <table:table-cell table:formula="of:=SQRT(POWER([.CR$4]-[.$B16];2)+POWER([.CR$5]-[.$C16];2)+POWER([.CR$6]-[.$D16];2))" office:value-type="float" office:value="13.0340695486866" calcext:value-type="float">
            <text:p>13,0340695486866</text:p>
          </table:table-cell>
          <table:table-cell table:formula="of:=SQRT(POWER([.CS$4]-[.CO16];2)+POWER([.CS$5]-[.CP16];2)+POWER([.CS$6]-[.CQ16];2))" office:value-type="float" office:value="938.958367229808" calcext:value-type="float">
            <text:p>938,958367229808</text:p>
          </table:table-cell>
          <table:table-cell table:formula="of:=SQRT(POWER([.CT$4]-[.CP16];2)+POWER([.CT$5]-[.CQ16];2)+POWER([.CT$6]-[.CR16];2))" office:value-type="float" office:value="722.683957638686" calcext:value-type="float">
            <text:p>722,683957638686</text:p>
          </table:table-cell>
          <table:table-cell table:formula="of:=SQRT(POWER([.CU$4]-[.$B16];2)+POWER([.CU$5]-[.$C16];2)+POWER([.CU$6]-[.$D16];2))" office:value-type="float" office:value="10.2618522694492" calcext:value-type="float">
            <text:p>10,2618522694492</text:p>
          </table:table-cell>
          <table:table-cell table:formula="of:=SQRT(POWER([.CV$4]-[.CR16];2)+POWER([.CV$5]-[.CS16];2)+POWER([.CV$6]-[.CT16];2))" office:value-type="float" office:value="1153.65976037612" calcext:value-type="float">
            <text:p>1153,65976037612</text:p>
          </table:table-cell>
          <table:table-cell table:formula="of:=SQRT(POWER([.CW$4]-[.$B16];2)+POWER([.CW$5]-[.$C16];2)+POWER([.CW$6]-[.$D16];2))" office:value-type="float" office:value="10.6186651703498" calcext:value-type="float">
            <text:p>10,6186651703498</text:p>
          </table:table-cell>
          <table:table-cell table:formula="of:=SQRT(POWER([.CX$4]-[.CT16];2)+POWER([.CX$5]-[.CU16];2)+POWER([.CX$6]-[.CV16];2))" office:value-type="float" office:value="1338.06359738405" calcext:value-type="float">
            <text:p>1338,06359738405</text:p>
          </table:table-cell>
          <table:table-cell table:formula="of:=SQRT(POWER([.CY$4]-[.$B16];2)+POWER([.CY$5]-[.$C16];2)+POWER([.CY$6]-[.$D16];2))" office:value-type="float" office:value="11.1811428753952" calcext:value-type="float">
            <text:p>11,1811428753952</text:p>
          </table:table-cell>
          <table:table-cell table:formula="of:=SQRT(POWER([.CZ$4]-[.$B16];2)+POWER([.CZ$5]-[.$C16];2)+POWER([.CZ$6]-[.$D16];2))" office:value-type="float" office:value="10.9551893183094" calcext:value-type="float">
            <text:p>10,9551893183094</text:p>
          </table:table-cell>
          <table:table-cell table:formula="of:=SQRT(POWER([.DA$4]-[.$B16];2)+POWER([.DA$5]-[.$C16];2)+POWER([.DA$6]-[.$D16];2))" office:value-type="float" office:value="12.1695405829473" calcext:value-type="float">
            <text:p>12,1695405829473</text:p>
          </table:table-cell>
          <table:table-cell table:formula="of:=SQRT(POWER([.DB$4]-[.$B16];2)+POWER([.DB$5]-[.$C16];2)+POWER([.DB$6]-[.$D16];2))" office:value-type="float" office:value="9.69222688549954" calcext:value-type="float">
            <text:p>9,692226885499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.166" calcext:value-type="float">
            <text:p>43,166</text:p>
          </table:table-cell>
          <table:table-cell office:value-type="float" office:value="42.109" calcext:value-type="float">
            <text:p>42,109</text:p>
          </table:table-cell>
          <table:table-cell office:value-type="float" office:value="12.069" calcext:value-type="float">
            <text:p>12,069</text:p>
          </table:table-cell>
          <table:table-cell/>
          <table:table-cell table:formula="of:=SQRT(POWER([.F$4]-[.B17];2)+POWER([.F$5]-[.C17];2)+POWER([.F$6]-[.D17];2))" office:value-type="float" office:value="15.9377238650944" calcext:value-type="float">
            <text:p>15,9377238650944</text:p>
          </table:table-cell>
          <table:table-cell table:formula="of:=SQRT(POWER([.G$4]-[.$B17];2)+POWER([.G$5]-[.$C17];2)+POWER([.G$6]-[.$D17];2))" office:value-type="float" office:value="15.5691865555012" calcext:value-type="float">
            <text:p>15,5691865555012</text:p>
          </table:table-cell>
          <table:table-cell table:formula="of:=SQRT(POWER([.H$4]-[.D17];2)+POWER([.H$5]-[.E17];2)+POWER([.H$6]-[.F17];2))" office:value-type="float" office:value="50.3604166597174" calcext:value-type="float">
            <text:p>50,3604166597174</text:p>
          </table:table-cell>
          <table:table-cell table:formula="of:=SQRT(POWER([.I$4]-[.$B17];2)+POWER([.I$5]-[.$C17];2)+POWER([.I$6]-[.$D17];2))" office:value-type="float" office:value="14.3231280801367" calcext:value-type="float">
            <text:p>14,3231280801367</text:p>
          </table:table-cell>
          <table:table-cell table:formula="of:=SQRT(POWER([.J$4]-[.F17];2)+POWER([.J$5]-[.G17];2)+POWER([.J$6]-[.H17];2))" office:value-type="float" office:value="57.6321913733355" calcext:value-type="float">
            <text:p>57,6321913733355</text:p>
          </table:table-cell>
          <table:table-cell table:formula="of:=SQRT(POWER([.K$4]-[.$B17];2)+POWER([.K$5]-[.$C17];2)+POWER([.K$6]-[.$D17];2))" office:value-type="float" office:value="15.693582287037" calcext:value-type="float">
            <text:p>15,693582287037</text:p>
          </table:table-cell>
          <table:table-cell table:formula="of:=SQRT(POWER([.L$4]-[.H17];2)+POWER([.L$5]-[.I17];2)+POWER([.L$6]-[.J17];2))" office:value-type="float" office:value="63.2246953879321" calcext:value-type="float">
            <text:p>63,2246953879321</text:p>
          </table:table-cell>
          <table:table-cell table:formula="of:=SQRT(POWER([.M$4]-[.$B17];2)+POWER([.M$5]-[.$C17];2)+POWER([.M$6]-[.$D17];2))" office:value-type="float" office:value="16.1453237192693" calcext:value-type="float">
            <text:p>16,1453237192693</text:p>
          </table:table-cell>
          <table:table-cell table:formula="of:=SQRT(POWER([.N$4]-[.J17];2)+POWER([.N$5]-[.K17];2)+POWER([.N$6]-[.L17];2))" office:value-type="float" office:value="60.2415935088042" calcext:value-type="float">
            <text:p>60,2415935088042</text:p>
          </table:table-cell>
          <table:table-cell table:formula="of:=SQRT(POWER([.O$4]-[.$B17];2)+POWER([.O$5]-[.$C17];2)+POWER([.O$6]-[.$D17];2))" office:value-type="float" office:value="0" calcext:value-type="float">
            <text:p>0</text:p>
          </table:table-cell>
          <table:table-cell table:formula="of:=SQRT(POWER([.P$4]-[.L17];2)+POWER([.P$5]-[.M17];2)+POWER([.P$6]-[.N17];2))" office:value-type="float" office:value="57.1518071451309" calcext:value-type="float">
            <text:p>57,1518071451309</text:p>
          </table:table-cell>
          <table:table-cell table:formula="of:=SQRT(POWER([.Q$4]-[.$B17];2)+POWER([.Q$5]-[.$C17];2)+POWER([.Q$6]-[.$D17];2))" office:value-type="float" office:value="2.35886943258842" calcext:value-type="float">
            <text:p>2,35886943258842</text:p>
          </table:table-cell>
          <table:table-cell table:formula="of:=SQRT(POWER([.R$4]-[.N17];2)+POWER([.R$5]-[.O17];2)+POWER([.R$6]-[.P17];2))" office:value-type="float" office:value="63.7626511437892" calcext:value-type="float">
            <text:p>63,7626511437892</text:p>
          </table:table-cell>
          <table:table-cell table:formula="of:=SQRT(POWER([.S$4]-[.$B17];2)+POWER([.S$5]-[.$C17];2)+POWER([.S$6]-[.$D17];2))" office:value-type="float" office:value="2.56499883040909" calcext:value-type="float">
            <text:p>2,56499883040909</text:p>
          </table:table-cell>
          <table:table-cell table:formula="of:=SQRT(POWER([.T$4]-[.P17];2)+POWER([.T$5]-[.Q17];2)+POWER([.T$6]-[.R17];2))" office:value-type="float" office:value="67.6910086413681" calcext:value-type="float">
            <text:p>67,6910086413681</text:p>
          </table:table-cell>
          <table:table-cell table:formula="of:=SQRT(POWER([.U$4]-[.$B17];2)+POWER([.U$5]-[.$C17];2)+POWER([.U$6]-[.$D17];2))" office:value-type="float" office:value="5.96253075463767" calcext:value-type="float">
            <text:p>5,96253075463767</text:p>
          </table:table-cell>
          <table:table-cell table:formula="of:=SQRT(POWER([.V$4]-[.R17];2)+POWER([.V$5]-[.S17];2)+POWER([.V$6]-[.T17];2))" office:value-type="float" office:value="64.8905153562008" calcext:value-type="float">
            <text:p>64,8905153562008</text:p>
          </table:table-cell>
          <table:table-cell table:formula="of:=SQRT(POWER([.W$4]-[.$B17];2)+POWER([.W$5]-[.$C17];2)+POWER([.W$6]-[.$D17];2))" office:value-type="float" office:value="8.20945680298033" calcext:value-type="float">
            <text:p>8,20945680298033</text:p>
          </table:table-cell>
          <table:table-cell table:formula="of:=SQRT(POWER([.X$4]-[.T17];2)+POWER([.X$5]-[.U17];2)+POWER([.X$6]-[.V17];2))" office:value-type="float" office:value="62.1390231958442" calcext:value-type="float">
            <text:p>62,1390231958442</text:p>
          </table:table-cell>
          <table:table-cell table:formula="of:=SQRT(POWER([.Y$4]-[.$B17];2)+POWER([.Y$5]-[.$C17];2)+POWER([.Y$6]-[.$D17];2))" office:value-type="float" office:value="7.80832510849798" calcext:value-type="float">
            <text:p>7,80832510849798</text:p>
          </table:table-cell>
          <table:table-cell table:formula="of:=SQRT(POWER([.Z$4]-[.V17];2)+POWER([.Z$5]-[.W17];2)+POWER([.Z$6]-[.X17];2))" office:value-type="float" office:value="55.6575387284297" calcext:value-type="float">
            <text:p>55,6575387284297</text:p>
          </table:table-cell>
          <table:table-cell table:formula="of:=SQRT(POWER([.AA$4]-[.$B17];2)+POWER([.AA$5]-[.$C17];2)+POWER([.AA$6]-[.$D17];2))" office:value-type="float" office:value="7.61362482658556" calcext:value-type="float">
            <text:p>7,61362482658556</text:p>
          </table:table-cell>
          <table:table-cell table:formula="of:=SQRT(POWER([.AB$4]-[.X17];2)+POWER([.AB$5]-[.Y17];2)+POWER([.AB$6]-[.Z17];2))" office:value-type="float" office:value="48.6305400774414" calcext:value-type="float">
            <text:p>48,6305400774414</text:p>
          </table:table-cell>
          <table:table-cell table:formula="of:=SQRT(POWER([.AC$4]-[.$B17];2)+POWER([.AC$5]-[.$C17];2)+POWER([.AC$6]-[.$D17];2))" office:value-type="float" office:value="19.160888992946" calcext:value-type="float">
            <text:p>19,160888992946</text:p>
          </table:table-cell>
          <table:table-cell table:formula="of:=SQRT(POWER([.AD$4]-[.Z17];2)+POWER([.AD$5]-[.AA17];2)+POWER([.AD$6]-[.AB17];2))" office:value-type="float" office:value="38.8066835572509" calcext:value-type="float">
            <text:p>38,8066835572509</text:p>
          </table:table-cell>
          <table:table-cell table:formula="of:=SQRT(POWER([.AE$4]-[.$B17];2)+POWER([.AE$5]-[.$C17];2)+POWER([.AE$6]-[.$D17];2))" office:value-type="float" office:value="20.8380092619233" calcext:value-type="float">
            <text:p>20,8380092619233</text:p>
          </table:table-cell>
          <table:table-cell table:formula="of:=SQRT(POWER([.AF$4]-[.AB17];2)+POWER([.AF$5]-[.AC17];2)+POWER([.AF$6]-[.AD17];2))" office:value-type="float" office:value="27.8708152452103" calcext:value-type="float">
            <text:p>27,8708152452103</text:p>
          </table:table-cell>
          <table:table-cell table:formula="of:=SQRT(POWER([.AG$4]-[.$B17];2)+POWER([.AG$5]-[.$C17];2)+POWER([.AG$6]-[.$D17];2))" office:value-type="float" office:value="21.3918510886739" calcext:value-type="float">
            <text:p>21,3918510886739</text:p>
          </table:table-cell>
          <table:table-cell table:formula="of:=SQRT(POWER([.AH$4]-[.AD17];2)+POWER([.AH$5]-[.AE17];2)+POWER([.AH$6]-[.AF17];2))" office:value-type="float" office:value="19.7119804868053" calcext:value-type="float">
            <text:p>19,7119804868053</text:p>
          </table:table-cell>
          <table:table-cell table:formula="of:=SQRT(POWER([.AI$4]-[.$B17];2)+POWER([.AI$5]-[.$C17];2)+POWER([.AI$6]-[.$D17];2))" office:value-type="float" office:value="19.8035610939043" calcext:value-type="float">
            <text:p>19,8035610939043</text:p>
          </table:table-cell>
          <table:table-cell table:formula="of:=SQRT(POWER([.AJ$4]-[.AF17];2)+POWER([.AJ$5]-[.AG17];2)+POWER([.AJ$6]-[.AH17];2))" office:value-type="float" office:value="23.7560161483504" calcext:value-type="float">
            <text:p>23,7560161483504</text:p>
          </table:table-cell>
          <table:table-cell table:formula="of:=SQRT(POWER([.AK$4]-[.$B17];2)+POWER([.AK$5]-[.$C17];2)+POWER([.AK$6]-[.$D17];2))" office:value-type="float" office:value="20.1898902671609" calcext:value-type="float">
            <text:p>20,1898902671609</text:p>
          </table:table-cell>
          <table:table-cell table:formula="of:=SQRT(POWER([.AL$4]-[.AH17];2)+POWER([.AL$5]-[.AI17];2)+POWER([.AL$6]-[.AJ17];2))" office:value-type="float" office:value="32.712194450895" calcext:value-type="float">
            <text:p>32,712194450895</text:p>
          </table:table-cell>
          <table:table-cell table:formula="of:=SQRT(POWER([.AM$4]-[.$B17];2)+POWER([.AM$5]-[.$C17];2)+POWER([.AM$6]-[.$D17];2))" office:value-type="float" office:value="20.7838916952528" calcext:value-type="float">
            <text:p>20,7838916952528</text:p>
          </table:table-cell>
          <table:table-cell table:formula="of:=SQRT(POWER([.AN$4]-[.AJ17];2)+POWER([.AN$5]-[.AK17];2)+POWER([.AN$6]-[.AL17];2))" office:value-type="float" office:value="35.2842577114612" calcext:value-type="float">
            <text:p>35,2842577114612</text:p>
          </table:table-cell>
          <table:table-cell table:formula="of:=SQRT(POWER([.AO$4]-[.$B17];2)+POWER([.AO$5]-[.$C17];2)+POWER([.AO$6]-[.$D17];2))" office:value-type="float" office:value="22.1979813046142" calcext:value-type="float">
            <text:p>22,1979813046142</text:p>
          </table:table-cell>
          <table:table-cell table:formula="of:=SQRT(POWER([.AP$4]-[.AL17];2)+POWER([.AP$5]-[.AM17];2)+POWER([.AP$6]-[.AN17];2))" office:value-type="float" office:value="31.3985052863201" calcext:value-type="float">
            <text:p>31,3985052863201</text:p>
          </table:table-cell>
          <table:table-cell table:formula="of:=SQRT(POWER([.AQ$4]-[.$B17];2)+POWER([.AQ$5]-[.$C17];2)+POWER([.AQ$6]-[.$D17];2))" office:value-type="float" office:value="5.5403831997435" calcext:value-type="float">
            <text:p>5,5403831997435</text:p>
          </table:table-cell>
          <table:table-cell table:formula="of:=SQRT(POWER([.AR$4]-[.AN17];2)+POWER([.AR$5]-[.AO17];2)+POWER([.AR$6]-[.AP17];2))" office:value-type="float" office:value="27.969815628183" calcext:value-type="float">
            <text:p>27,969815628183</text:p>
          </table:table-cell>
          <table:table-cell table:formula="of:=SQRT(POWER([.AS$4]-[.$B17];2)+POWER([.AS$5]-[.$C17];2)+POWER([.AS$6]-[.$D17];2))" office:value-type="float" office:value="4.59885050855103" calcext:value-type="float">
            <text:p>4,59885050855103</text:p>
          </table:table-cell>
          <table:table-cell table:formula="of:=SQRT(POWER([.AT$4]-[.AP17];2)+POWER([.AT$5]-[.AQ17];2)+POWER([.AT$6]-[.AR17];2))" office:value-type="float" office:value="39.9600993864794" calcext:value-type="float">
            <text:p>39,9600993864794</text:p>
          </table:table-cell>
          <table:table-cell table:formula="of:=SQRT(POWER([.AU$4]-[.$B17];2)+POWER([.AU$5]-[.$C17];2)+POWER([.AU$6]-[.$D17];2))" office:value-type="float" office:value="6.7731027601831" calcext:value-type="float">
            <text:p>6,7731027601831</text:p>
          </table:table-cell>
          <table:table-cell table:formula="of:=SQRT(POWER([.AV$4]-[.AR17];2)+POWER([.AV$5]-[.AS17];2)+POWER([.AV$6]-[.AT17];2))" office:value-type="float" office:value="45.5422749016283" calcext:value-type="float">
            <text:p>45,5422749016283</text:p>
          </table:table-cell>
          <table:table-cell table:formula="of:=SQRT(POWER([.AW$4]-[.$B17];2)+POWER([.AW$5]-[.$C17];2)+POWER([.AW$6]-[.$D17];2))" office:value-type="float" office:value="8.09531401491011" calcext:value-type="float">
            <text:p>8,09531401491011</text:p>
          </table:table-cell>
          <table:table-cell table:formula="of:=SQRT(POWER([.AX$4]-[.AT17];2)+POWER([.AX$5]-[.AU17];2)+POWER([.AX$6]-[.AV17];2))" office:value-type="float" office:value="44.293647913452" calcext:value-type="float">
            <text:p>44,293647913452</text:p>
          </table:table-cell>
          <table:table-cell table:formula="of:=SQRT(POWER([.AY$4]-[.$B17];2)+POWER([.AY$5]-[.$C17];2)+POWER([.AY$6]-[.$D17];2))" office:value-type="float" office:value="8.57955395110958" calcext:value-type="float">
            <text:p>8,57955395110958</text:p>
          </table:table-cell>
          <table:table-cell table:formula="of:=SQRT(POWER([.AZ$4]-[.AV17];2)+POWER([.AZ$5]-[.AW17];2)+POWER([.AZ$6]-[.AX17];2))" office:value-type="float" office:value="51.2669858828275" calcext:value-type="float">
            <text:p>51,2669858828275</text:p>
          </table:table-cell>
          <table:table-cell table:formula="of:=SQRT(POWER([.BA$4]-[.$B17];2)+POWER([.BA$5]-[.$C17];2)+POWER([.BA$6]-[.$D17];2))" office:value-type="float" office:value="10.8208465472901" calcext:value-type="float">
            <text:p>10,8208465472901</text:p>
          </table:table-cell>
          <table:table-cell table:formula="of:=SQRT(POWER([.BB$4]-[.AX17];2)+POWER([.BB$5]-[.AY17];2)+POWER([.BB$6]-[.AZ17];2))" office:value-type="float" office:value="58.0123316925232" calcext:value-type="float">
            <text:p>58,0123316925232</text:p>
          </table:table-cell>
          <table:table-cell table:formula="of:=SQRT(POWER([.BC$4]-[.$B17];2)+POWER([.BC$5]-[.$C17];2)+POWER([.BC$6]-[.$D17];2))" office:value-type="float" office:value="8.88739179962265" calcext:value-type="float">
            <text:p>8,88739179962265</text:p>
          </table:table-cell>
          <table:table-cell table:formula="of:=SQRT(POWER([.BD$4]-[.AZ17];2)+POWER([.BD$5]-[.BA17];2)+POWER([.BD$6]-[.BB17];2))" office:value-type="float" office:value="60.4239189264165" calcext:value-type="float">
            <text:p>60,4239189264165</text:p>
          </table:table-cell>
          <table:table-cell table:formula="of:=SQRT(POWER([.BE$4]-[.$B17];2)+POWER([.BE$5]-[.$C17];2)+POWER([.BE$6]-[.$D17];2))" office:value-type="float" office:value="10.3023435198017" calcext:value-type="float">
            <text:p>10,3023435198017</text:p>
          </table:table-cell>
          <table:table-cell table:formula="of:=SQRT(POWER([.BF$4]-[.BB17];2)+POWER([.BF$5]-[.BC17];2)+POWER([.BF$6]-[.BD17];2))" office:value-type="float" office:value="66.2104846193184" calcext:value-type="float">
            <text:p>66,2104846193184</text:p>
          </table:table-cell>
          <table:table-cell table:formula="of:=SQRT(POWER([.BG$4]-[.$B17];2)+POWER([.BG$5]-[.$C17];2)+POWER([.BG$6]-[.$D17];2))" office:value-type="float" office:value="11.410174757645" calcext:value-type="float">
            <text:p>11,410174757645</text:p>
          </table:table-cell>
          <table:table-cell table:formula="of:=SQRT(POWER([.BH$4]-[.BD17];2)+POWER([.BH$5]-[.BE17];2)+POWER([.BH$6]-[.BF17];2))" office:value-type="float" office:value="70.670561500316" calcext:value-type="float">
            <text:p>70,670561500316</text:p>
          </table:table-cell>
          <table:table-cell table:formula="of:=SQRT(POWER([.BI$4]-[.$B17];2)+POWER([.BI$5]-[.$C17];2)+POWER([.BI$6]-[.$D17];2))" office:value-type="float" office:value="12.0838119813244" calcext:value-type="float">
            <text:p>12,0838119813244</text:p>
          </table:table-cell>
          <table:table-cell table:formula="of:=SQRT(POWER([.BJ$4]-[.BF17];2)+POWER([.BJ$5]-[.BG17];2)+POWER([.BJ$6]-[.BH17];2))" office:value-type="float" office:value="75.3808485326224" calcext:value-type="float">
            <text:p>75,3808485326224</text:p>
          </table:table-cell>
          <table:table-cell table:formula="of:=SQRT(POWER([.BK$4]-[.$B17];2)+POWER([.BK$5]-[.$C17];2)+POWER([.BK$6]-[.$D17];2))" office:value-type="float" office:value="13.6739584246845" calcext:value-type="float">
            <text:p>13,6739584246845</text:p>
          </table:table-cell>
          <table:table-cell table:formula="of:=SQRT(POWER([.BL$4]-[.BH17];2)+POWER([.BL$5]-[.BI17];2)+POWER([.BL$6]-[.BJ17];2))" office:value-type="float" office:value="81.3060235076266" calcext:value-type="float">
            <text:p>81,3060235076266</text:p>
          </table:table-cell>
          <table:table-cell table:formula="of:=SQRT(POWER([.BM$4]-[.$B17];2)+POWER([.BM$5]-[.$C17];2)+POWER([.BM$6]-[.$D17];2))" office:value-type="float" office:value="11.611814543817" calcext:value-type="float">
            <text:p>11,611814543817</text:p>
          </table:table-cell>
          <table:table-cell table:formula="of:=SQRT(POWER([.BN$4]-[.BJ17];2)+POWER([.BN$5]-[.BK17];2)+POWER([.BN$6]-[.BL17];2))" office:value-type="float" office:value="88.2661057418909" calcext:value-type="float">
            <text:p>88,2661057418909</text:p>
          </table:table-cell>
          <table:table-cell table:formula="of:=SQRT(POWER([.BO$4]-[.$B17];2)+POWER([.BO$5]-[.$C17];2)+POWER([.BO$6]-[.$D17];2))" office:value-type="float" office:value="13.7878216553595" calcext:value-type="float">
            <text:p>13,7878216553595</text:p>
          </table:table-cell>
          <table:table-cell table:formula="of:=SQRT(POWER([.BP$4]-[.BL17];2)+POWER([.BP$5]-[.BM17];2)+POWER([.BP$6]-[.BN17];2))" office:value-type="float" office:value="97.708792217587" calcext:value-type="float">
            <text:p>97,708792217587</text:p>
          </table:table-cell>
          <table:table-cell table:formula="of:=SQRT(POWER([.BQ$4]-[.$B17];2)+POWER([.BQ$5]-[.$C17];2)+POWER([.BQ$6]-[.$D17];2))" office:value-type="float" office:value="16.3019992025518" calcext:value-type="float">
            <text:p>16,3019992025518</text:p>
          </table:table-cell>
          <table:table-cell table:formula="of:=SQRT(POWER([.BR$4]-[.BN17];2)+POWER([.BR$5]-[.BO17];2)+POWER([.BR$6]-[.BP17];2))" office:value-type="float" office:value="107.474762503542" calcext:value-type="float">
            <text:p>107,474762503542</text:p>
          </table:table-cell>
          <table:table-cell table:formula="of:=SQRT(POWER([.BS$4]-[.$B17];2)+POWER([.BS$5]-[.$C17];2)+POWER([.BS$6]-[.$D17];2))" office:value-type="float" office:value="17.510701442261" calcext:value-type="float">
            <text:p>17,510701442261</text:p>
          </table:table-cell>
          <table:table-cell table:formula="of:=SQRT(POWER([.BT$4]-[.BP17];2)+POWER([.BT$5]-[.BQ17];2)+POWER([.BT$6]-[.BR17];2))" office:value-type="float" office:value="120.380922729279" calcext:value-type="float">
            <text:p>120,380922729279</text:p>
          </table:table-cell>
          <table:table-cell table:formula="of:=SQRT(POWER([.BU$4]-[.$B17];2)+POWER([.BU$5]-[.$C17];2)+POWER([.BU$6]-[.$D17];2))" office:value-type="float" office:value="17.5300753563697" calcext:value-type="float">
            <text:p>17,5300753563697</text:p>
          </table:table-cell>
          <table:table-cell table:formula="of:=SQRT(POWER([.BV$4]-[.BR17];2)+POWER([.BV$5]-[.BS17];2)+POWER([.BV$6]-[.BT17];2))" office:value-type="float" office:value="137.631153741813" calcext:value-type="float">
            <text:p>137,631153741813</text:p>
          </table:table-cell>
          <table:table-cell table:formula="of:=SQRT(POWER([.BW$4]-[.$B17];2)+POWER([.BW$5]-[.$C17];2)+POWER([.BW$6]-[.$D17];2))" office:value-type="float" office:value="10.8688343441236" calcext:value-type="float">
            <text:p>10,8688343441236</text:p>
          </table:table-cell>
          <table:table-cell table:formula="of:=SQRT(POWER([.BX$4]-[.BT17];2)+POWER([.BX$5]-[.BU17];2)+POWER([.BX$6]-[.BV17];2))" office:value-type="float" office:value="155.388396052577" calcext:value-type="float">
            <text:p>155,388396052577</text:p>
          </table:table-cell>
          <table:table-cell table:formula="of:=SQRT(POWER([.BY$4]-[.$B17];2)+POWER([.BY$5]-[.$C17];2)+POWER([.BY$6]-[.$D17];2))" office:value-type="float" office:value="9.82167857344151" calcext:value-type="float">
            <text:p>9,82167857344151</text:p>
          </table:table-cell>
          <table:table-cell table:formula="of:=SQRT(POWER([.BZ$4]-[.BV17];2)+POWER([.BZ$5]-[.BW17];2)+POWER([.BZ$6]-[.BX17];2))" office:value-type="float" office:value="180.686109199387" calcext:value-type="float">
            <text:p>180,686109199387</text:p>
          </table:table-cell>
          <table:table-cell table:formula="of:=SQRT(POWER([.CA$4]-[.$B17];2)+POWER([.CA$5]-[.$C17];2)+POWER([.CA$6]-[.$D17];2))" office:value-type="float" office:value="8.52186188576181" calcext:value-type="float">
            <text:p>8,52186188576181</text:p>
          </table:table-cell>
          <table:table-cell table:formula="of:=SQRT(POWER([.CB$4]-[.BX17];2)+POWER([.CB$5]-[.BY17];2)+POWER([.CB$6]-[.BZ17];2))" office:value-type="float" office:value="209.154534856095" calcext:value-type="float">
            <text:p>209,154534856095</text:p>
          </table:table-cell>
          <table:table-cell table:formula="of:=SQRT(POWER([.CC$4]-[.$B17];2)+POWER([.CC$5]-[.$C17];2)+POWER([.CC$6]-[.$D17];2))" office:value-type="float" office:value="9.37293411904725" calcext:value-type="float">
            <text:p>9,37293411904725</text:p>
          </table:table-cell>
          <table:table-cell table:formula="of:=SQRT(POWER([.CD$4]-[.BZ17];2)+POWER([.CD$5]-[.CA17];2)+POWER([.CD$6]-[.CB17];2))" office:value-type="float" office:value="246.665573511358" calcext:value-type="float">
            <text:p>246,665573511358</text:p>
          </table:table-cell>
          <table:table-cell table:formula="of:=SQRT(POWER([.CE$4]-[.$B17];2)+POWER([.CE$5]-[.$C17];2)+POWER([.CE$6]-[.$D17];2))" office:value-type="float" office:value="9.57073079759325" calcext:value-type="float">
            <text:p>9,57073079759325</text:p>
          </table:table-cell>
          <table:table-cell table:formula="of:=SQRT(POWER([.CF$4]-[.CB17];2)+POWER([.CF$5]-[.CC17];2)+POWER([.CF$6]-[.CD17];2))" office:value-type="float" office:value="292.913825153198" calcext:value-type="float">
            <text:p>292,913825153198</text:p>
          </table:table-cell>
          <table:table-cell table:formula="of:=SQRT(POWER([.CG$4]-[.$B17];2)+POWER([.CG$5]-[.$C17];2)+POWER([.CG$6]-[.$D17];2))" office:value-type="float" office:value="8.66319265629017" calcext:value-type="float">
            <text:p>8,66319265629017</text:p>
          </table:table-cell>
          <table:table-cell table:formula="of:=SQRT(POWER([.CH$4]-[.CD17];2)+POWER([.CH$5]-[.CE17];2)+POWER([.CH$6]-[.CF17];2))" office:value-type="float" office:value="351.479466153112" calcext:value-type="float">
            <text:p>351,479466153112</text:p>
          </table:table-cell>
          <table:table-cell table:formula="of:=SQRT(POWER([.CI$4]-[.$B17];2)+POWER([.CI$5]-[.$C17];2)+POWER([.CI$6]-[.$D17];2))" office:value-type="float" office:value="9.66671624699929" calcext:value-type="float">
            <text:p>9,66671624699929</text:p>
          </table:table-cell>
          <table:table-cell table:formula="of:=SQRT(POWER([.CJ$4]-[.CF17];2)+POWER([.CJ$5]-[.CG17];2)+POWER([.CJ$6]-[.CH17];2))" office:value-type="float" office:value="430.989106505358" calcext:value-type="float">
            <text:p>430,989106505358</text:p>
          </table:table-cell>
          <table:table-cell table:formula="of:=SQRT(POWER([.CK$4]-[.CG17];2)+POWER([.CK$5]-[.CH17];2)+POWER([.CK$6]-[.CI17];2))" office:value-type="float" office:value="315.857705957723" calcext:value-type="float">
            <text:p>315,857705957723</text:p>
          </table:table-cell>
          <table:table-cell table:formula="of:=SQRT(POWER([.CL$4]-[.$B17];2)+POWER([.CL$5]-[.$C17];2)+POWER([.CL$6]-[.$D17];2))" office:value-type="float" office:value="8.31026317272805" calcext:value-type="float">
            <text:p>8,31026317272805</text:p>
          </table:table-cell>
          <table:table-cell table:formula="of:=SQRT(POWER([.CM$4]-[.CI17];2)+POWER([.CM$5]-[.CJ17];2)+POWER([.CM$6]-[.CK17];2))" office:value-type="float" office:value="501.977569208026" calcext:value-type="float">
            <text:p>501,977569208026</text:p>
          </table:table-cell>
          <table:table-cell table:formula="of:=SQRT(POWER([.CN$4]-[.$B17];2)+POWER([.CN$5]-[.$C17];2)+POWER([.CN$6]-[.$D17];2))" office:value-type="float" office:value="12.3801944249676" calcext:value-type="float">
            <text:p>12,3801944249676</text:p>
          </table:table-cell>
          <table:table-cell table:formula="of:=SQRT(POWER([.CO$4]-[.CK17];2)+POWER([.CO$5]-[.CL17];2)+POWER([.CO$6]-[.CM17];2))" office:value-type="float" office:value="572.500638563003" calcext:value-type="float">
            <text:p>572,500638563003</text:p>
          </table:table-cell>
          <table:table-cell table:formula="of:=SQRT(POWER([.CP$4]-[.$B17];2)+POWER([.CP$5]-[.$C17];2)+POWER([.CP$6]-[.$D17];2))" office:value-type="float" office:value="12.4452001189213" calcext:value-type="float">
            <text:p>12,4452001189213</text:p>
          </table:table-cell>
          <table:table-cell table:formula="of:=SQRT(POWER([.CQ$4]-[.CM17];2)+POWER([.CQ$5]-[.CN17];2)+POWER([.CQ$6]-[.CO17];2))" office:value-type="float" office:value="737.408015383538" calcext:value-type="float">
            <text:p>737,408015383538</text:p>
          </table:table-cell>
          <table:table-cell table:formula="of:=SQRT(POWER([.CR$4]-[.$B17];2)+POWER([.CR$5]-[.$C17];2)+POWER([.CR$6]-[.$D17];2))" office:value-type="float" office:value="13.6470962845581" calcext:value-type="float">
            <text:p>13,6470962845581</text:p>
          </table:table-cell>
          <table:table-cell table:formula="of:=SQRT(POWER([.CS$4]-[.CO17];2)+POWER([.CS$5]-[.CP17];2)+POWER([.CS$6]-[.CQ17];2))" office:value-type="float" office:value="911.052718075879" calcext:value-type="float">
            <text:p>911,052718075879</text:p>
          </table:table-cell>
          <table:table-cell table:formula="of:=SQRT(POWER([.CT$4]-[.CP17];2)+POWER([.CT$5]-[.CQ17];2)+POWER([.CT$6]-[.CR17];2))" office:value-type="float" office:value="700.483972049194" calcext:value-type="float">
            <text:p>700,483972049194</text:p>
          </table:table-cell>
          <table:table-cell table:formula="of:=SQRT(POWER([.CU$4]-[.$B17];2)+POWER([.CU$5]-[.$C17];2)+POWER([.CU$6]-[.$D17];2))" office:value-type="float" office:value="10.1721198380672" calcext:value-type="float">
            <text:p>10,1721198380672</text:p>
          </table:table-cell>
          <table:table-cell table:formula="of:=SQRT(POWER([.CV$4]-[.CR17];2)+POWER([.CV$5]-[.CS17];2)+POWER([.CV$6]-[.CT17];2))" office:value-type="float" office:value="1117.99609588905" calcext:value-type="float">
            <text:p>1117,99609588905</text:p>
          </table:table-cell>
          <table:table-cell table:formula="of:=SQRT(POWER([.CW$4]-[.$B17];2)+POWER([.CW$5]-[.$C17];2)+POWER([.CW$6]-[.$D17];2))" office:value-type="float" office:value="10.4329465636511" calcext:value-type="float">
            <text:p>10,4329465636511</text:p>
          </table:table-cell>
          <table:table-cell table:formula="of:=SQRT(POWER([.CX$4]-[.CT17];2)+POWER([.CX$5]-[.CU17];2)+POWER([.CX$6]-[.CV17];2))" office:value-type="float" office:value="1296.07383909953" calcext:value-type="float">
            <text:p>1296,07383909953</text:p>
          </table:table-cell>
          <table:table-cell table:formula="of:=SQRT(POWER([.CY$4]-[.$B17];2)+POWER([.CY$5]-[.$C17];2)+POWER([.CY$6]-[.$D17];2))" office:value-type="float" office:value="10.7713314868683" calcext:value-type="float">
            <text:p>10,7713314868683</text:p>
          </table:table-cell>
          <table:table-cell table:formula="of:=SQRT(POWER([.CZ$4]-[.$B17];2)+POWER([.CZ$5]-[.$C17];2)+POWER([.CZ$6]-[.$D17];2))" office:value-type="float" office:value="10.4540953219301" calcext:value-type="float">
            <text:p>10,4540953219301</text:p>
          </table:table-cell>
          <table:table-cell table:formula="of:=SQRT(POWER([.DA$4]-[.$B17];2)+POWER([.DA$5]-[.$C17];2)+POWER([.DA$6]-[.$D17];2))" office:value-type="float" office:value="11.5505502033453" calcext:value-type="float">
            <text:p>11,5505502033453</text:p>
          </table:table-cell>
          <table:table-cell table:formula="of:=SQRT(POWER([.DB$4]-[.$B17];2)+POWER([.DB$5]-[.$C17];2)+POWER([.DB$6]-[.$D17];2))" office:value-type="float" office:value="9.08790657962548" calcext:value-type="float">
            <text:p>9,08790657962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69" calcext:value-type="float">
            <text:p>42,69</text:p>
          </table:table-cell>
          <table:table-cell office:value-type="float" office:value="41.105" calcext:value-type="float">
            <text:p>41,105</text:p>
          </table:table-cell>
          <table:table-cell office:value-type="float" office:value="13.107" calcext:value-type="float">
            <text:p>13,107</text:p>
          </table:table-cell>
          <table:table-cell/>
          <table:table-cell table:formula="of:=SQRT(POWER([.F$4]-[.B18];2)+POWER([.F$5]-[.C18];2)+POWER([.F$6]-[.D18];2))" office:value-type="float" office:value="16.4722555225446" calcext:value-type="float">
            <text:p>16,4722555225446</text:p>
          </table:table-cell>
          <table:table-cell table:formula="of:=SQRT(POWER([.G$4]-[.$B18];2)+POWER([.G$5]-[.$C18];2)+POWER([.G$6]-[.$D18];2))" office:value-type="float" office:value="16.0790520242955" calcext:value-type="float">
            <text:p>16,0790520242955</text:p>
          </table:table-cell>
          <table:table-cell table:formula="of:=SQRT(POWER([.H$4]-[.D18];2)+POWER([.H$5]-[.E18];2)+POWER([.H$6]-[.F18];2))" office:value-type="float" office:value="50.0907996727668" calcext:value-type="float">
            <text:p>50,0907996727668</text:p>
          </table:table-cell>
          <table:table-cell table:formula="of:=SQRT(POWER([.I$4]-[.$B18];2)+POWER([.I$5]-[.$C18];2)+POWER([.I$6]-[.$D18];2))" office:value-type="float" office:value="15.0285060468431" calcext:value-type="float">
            <text:p>15,0285060468431</text:p>
          </table:table-cell>
          <table:table-cell table:formula="of:=SQRT(POWER([.J$4]-[.F18];2)+POWER([.J$5]-[.G18];2)+POWER([.J$6]-[.H18];2))" office:value-type="float" office:value="57.0257257743635" calcext:value-type="float">
            <text:p>57,0257257743635</text:p>
          </table:table-cell>
          <table:table-cell table:formula="of:=SQRT(POWER([.K$4]-[.$B18];2)+POWER([.K$5]-[.$C18];2)+POWER([.K$6]-[.$D18];2))" office:value-type="float" office:value="15.982667142877" calcext:value-type="float">
            <text:p>15,982667142877</text:p>
          </table:table-cell>
          <table:table-cell table:formula="of:=SQRT(POWER([.L$4]-[.H18];2)+POWER([.L$5]-[.I18];2)+POWER([.L$6]-[.J18];2))" office:value-type="float" office:value="62.3337321491257" calcext:value-type="float">
            <text:p>62,3337321491257</text:p>
          </table:table-cell>
          <table:table-cell table:formula="of:=SQRT(POWER([.M$4]-[.$B18];2)+POWER([.M$5]-[.$C18];2)+POWER([.M$6]-[.$D18];2))" office:value-type="float" office:value="16.3249331392199" calcext:value-type="float">
            <text:p>16,3249331392199</text:p>
          </table:table-cell>
          <table:table-cell table:formula="of:=SQRT(POWER([.N$4]-[.J18];2)+POWER([.N$5]-[.K18];2)+POWER([.N$6]-[.L18];2))" office:value-type="float" office:value="59.1958948340692" calcext:value-type="float">
            <text:p>59,1958948340692</text:p>
          </table:table-cell>
          <table:table-cell table:formula="of:=SQRT(POWER([.O$4]-[.$B18];2)+POWER([.O$5]-[.$C18];2)+POWER([.O$6]-[.$D18];2))" office:value-type="float" office:value="1.52053806266072" calcext:value-type="float">
            <text:p>1,52053806266072</text:p>
          </table:table-cell>
          <table:table-cell table:formula="of:=SQRT(POWER([.P$4]-[.L18];2)+POWER([.P$5]-[.M18];2)+POWER([.P$6]-[.N18];2))" office:value-type="float" office:value="55.8937756230263" calcext:value-type="float">
            <text:p>55,8937756230263</text:p>
          </table:table-cell>
          <table:table-cell table:formula="of:=SQRT(POWER([.Q$4]-[.$B18];2)+POWER([.Q$5]-[.$C18];2)+POWER([.Q$6]-[.$D18];2))" office:value-type="float" office:value="1.20485725295572" calcext:value-type="float">
            <text:p>1,20485725295572</text:p>
          </table:table-cell>
          <table:table-cell table:formula="of:=SQRT(POWER([.R$4]-[.N18];2)+POWER([.R$5]-[.O18];2)+POWER([.R$6]-[.P18];2))" office:value-type="float" office:value="61.6080632037133" calcext:value-type="float">
            <text:p>61,6080632037133</text:p>
          </table:table-cell>
          <table:table-cell table:formula="of:=SQRT(POWER([.S$4]-[.$B18];2)+POWER([.S$5]-[.$C18];2)+POWER([.S$6]-[.$D18];2))" office:value-type="float" office:value="2.92932807995281" calcext:value-type="float">
            <text:p>2,92932807995281</text:p>
          </table:table-cell>
          <table:table-cell table:formula="of:=SQRT(POWER([.T$4]-[.P18];2)+POWER([.T$5]-[.Q18];2)+POWER([.T$6]-[.R18];2))" office:value-type="float" office:value="66.5494906967877" calcext:value-type="float">
            <text:p>66,5494906967877</text:p>
          </table:table-cell>
          <table:table-cell table:formula="of:=SQRT(POWER([.U$4]-[.$B18];2)+POWER([.U$5]-[.$C18];2)+POWER([.U$6]-[.$D18];2))" office:value-type="float" office:value="4.59586216068324" calcext:value-type="float">
            <text:p>4,59586216068324</text:p>
          </table:table-cell>
          <table:table-cell table:formula="of:=SQRT(POWER([.V$4]-[.R18];2)+POWER([.V$5]-[.S18];2)+POWER([.V$6]-[.T18];2))" office:value-type="float" office:value="63.1597124735431" calcext:value-type="float">
            <text:p>63,1597124735431</text:p>
          </table:table-cell>
          <table:table-cell table:formula="of:=SQRT(POWER([.W$4]-[.$B18];2)+POWER([.W$5]-[.$C18];2)+POWER([.W$6]-[.$D18];2))" office:value-type="float" office:value="6.90837267379229" calcext:value-type="float">
            <text:p>6,90837267379229</text:p>
          </table:table-cell>
          <table:table-cell table:formula="of:=SQRT(POWER([.X$4]-[.T18];2)+POWER([.X$5]-[.U18];2)+POWER([.X$6]-[.V18];2))" office:value-type="float" office:value="60.9770465761614" calcext:value-type="float">
            <text:p>60,9770465761614</text:p>
          </table:table-cell>
          <table:table-cell table:formula="of:=SQRT(POWER([.Y$4]-[.$B18];2)+POWER([.Y$5]-[.$C18];2)+POWER([.Y$6]-[.$D18];2))" office:value-type="float" office:value="6.48138017709191" calcext:value-type="float">
            <text:p>6,48138017709191</text:p>
          </table:table-cell>
          <table:table-cell table:formula="of:=SQRT(POWER([.Z$4]-[.V18];2)+POWER([.Z$5]-[.W18];2)+POWER([.Z$6]-[.X18];2))" office:value-type="float" office:value="54.8315726872574" calcext:value-type="float">
            <text:p>54,8315726872574</text:p>
          </table:table-cell>
          <table:table-cell table:formula="of:=SQRT(POWER([.AA$4]-[.$B18];2)+POWER([.AA$5]-[.$C18];2)+POWER([.AA$6]-[.$D18];2))" office:value-type="float" office:value="6.20617007501406" calcext:value-type="float">
            <text:p>6,20617007501406</text:p>
          </table:table-cell>
          <table:table-cell table:formula="of:=SQRT(POWER([.AB$4]-[.X18];2)+POWER([.AB$5]-[.Y18];2)+POWER([.AB$6]-[.Z18];2))" office:value-type="float" office:value="48.0585406396376" calcext:value-type="float">
            <text:p>48,0585406396376</text:p>
          </table:table-cell>
          <table:table-cell table:formula="of:=SQRT(POWER([.AC$4]-[.$B18];2)+POWER([.AC$5]-[.$C18];2)+POWER([.AC$6]-[.$D18];2))" office:value-type="float" office:value="18.3139156654168" calcext:value-type="float">
            <text:p>18,3139156654168</text:p>
          </table:table-cell>
          <table:table-cell table:formula="of:=SQRT(POWER([.AD$4]-[.Z18];2)+POWER([.AD$5]-[.AA18];2)+POWER([.AD$6]-[.AB18];2))" office:value-type="float" office:value="38.741768928873" calcext:value-type="float">
            <text:p>38,741768928873</text:p>
          </table:table-cell>
          <table:table-cell table:formula="of:=SQRT(POWER([.AE$4]-[.$B18];2)+POWER([.AE$5]-[.$C18];2)+POWER([.AE$6]-[.$D18];2))" office:value-type="float" office:value="19.9141964939588" calcext:value-type="float">
            <text:p>19,9141964939588</text:p>
          </table:table-cell>
          <table:table-cell table:formula="of:=SQRT(POWER([.AF$4]-[.AB18];2)+POWER([.AF$5]-[.AC18];2)+POWER([.AF$6]-[.AD18];2))" office:value-type="float" office:value="27.9270659959864" calcext:value-type="float">
            <text:p>27,9270659959864</text:p>
          </table:table-cell>
          <table:table-cell table:formula="of:=SQRT(POWER([.AG$4]-[.$B18];2)+POWER([.AG$5]-[.$C18];2)+POWER([.AG$6]-[.$D18];2))" office:value-type="float" office:value="20.6260082662642" calcext:value-type="float">
            <text:p>20,6260082662642</text:p>
          </table:table-cell>
          <table:table-cell table:formula="of:=SQRT(POWER([.AH$4]-[.AD18];2)+POWER([.AH$5]-[.AE18];2)+POWER([.AH$6]-[.AF18];2))" office:value-type="float" office:value="19.9233860328461" calcext:value-type="float">
            <text:p>19,9233860328461</text:p>
          </table:table-cell>
          <table:table-cell table:formula="of:=SQRT(POWER([.AI$4]-[.$B18];2)+POWER([.AI$5]-[.$C18];2)+POWER([.AI$6]-[.$D18];2))" office:value-type="float" office:value="18.9808352819364" calcext:value-type="float">
            <text:p>18,9808352819364</text:p>
          </table:table-cell>
          <table:table-cell table:formula="of:=SQRT(POWER([.AJ$4]-[.AF18];2)+POWER([.AJ$5]-[.AG18];2)+POWER([.AJ$6]-[.AH18];2))" office:value-type="float" office:value="23.8200013104084" calcext:value-type="float">
            <text:p>23,8200013104084</text:p>
          </table:table-cell>
          <table:table-cell table:formula="of:=SQRT(POWER([.AK$4]-[.$B18];2)+POWER([.AK$5]-[.$C18];2)+POWER([.AK$6]-[.$D18];2))" office:value-type="float" office:value="19.2885387989863" calcext:value-type="float">
            <text:p>19,2885387989863</text:p>
          </table:table-cell>
          <table:table-cell table:formula="of:=SQRT(POWER([.AL$4]-[.AH18];2)+POWER([.AL$5]-[.AI18];2)+POWER([.AL$6]-[.AJ18];2))" office:value-type="float" office:value="32.6260231907907" calcext:value-type="float">
            <text:p>32,6260231907907</text:p>
          </table:table-cell>
          <table:table-cell table:formula="of:=SQRT(POWER([.AM$4]-[.$B18];2)+POWER([.AM$5]-[.$C18];2)+POWER([.AM$6]-[.$D18];2))" office:value-type="float" office:value="20.0410686840797" calcext:value-type="float">
            <text:p>20,0410686840797</text:p>
          </table:table-cell>
          <table:table-cell table:formula="of:=SQRT(POWER([.AN$4]-[.AJ18];2)+POWER([.AN$5]-[.AK18];2)+POWER([.AN$6]-[.AL18];2))" office:value-type="float" office:value="35.2538031807325" calcext:value-type="float">
            <text:p>35,2538031807325</text:p>
          </table:table-cell>
          <table:table-cell table:formula="of:=SQRT(POWER([.AO$4]-[.$B18];2)+POWER([.AO$5]-[.$C18];2)+POWER([.AO$6]-[.$D18];2))" office:value-type="float" office:value="21.5200677043545" calcext:value-type="float">
            <text:p>21,5200677043545</text:p>
          </table:table-cell>
          <table:table-cell table:formula="of:=SQRT(POWER([.AP$4]-[.AL18];2)+POWER([.AP$5]-[.AM18];2)+POWER([.AP$6]-[.AN18];2))" office:value-type="float" office:value="31.4991493161594" calcext:value-type="float">
            <text:p>31,4991493161594</text:p>
          </table:table-cell>
          <table:table-cell table:formula="of:=SQRT(POWER([.AQ$4]-[.$B18];2)+POWER([.AQ$5]-[.$C18];2)+POWER([.AQ$6]-[.$D18];2))" office:value-type="float" office:value="5.19373796027485" calcext:value-type="float">
            <text:p>5,19373796027485</text:p>
          </table:table-cell>
          <table:table-cell table:formula="of:=SQRT(POWER([.AR$4]-[.AN18];2)+POWER([.AR$5]-[.AO18];2)+POWER([.AR$6]-[.AP18];2))" office:value-type="float" office:value="28.4273405434592" calcext:value-type="float">
            <text:p>28,4273405434592</text:p>
          </table:table-cell>
          <table:table-cell table:formula="of:=SQRT(POWER([.AS$4]-[.$B18];2)+POWER([.AS$5]-[.$C18];2)+POWER([.AS$6]-[.$D18];2))" office:value-type="float" office:value="4.76448465208988" calcext:value-type="float">
            <text:p>4,76448465208988</text:p>
          </table:table-cell>
          <table:table-cell table:formula="of:=SQRT(POWER([.AT$4]-[.AP18];2)+POWER([.AT$5]-[.AQ18];2)+POWER([.AT$6]-[.AR18];2))" office:value-type="float" office:value="40.417793574283" calcext:value-type="float">
            <text:p>40,417793574283</text:p>
          </table:table-cell>
          <table:table-cell table:formula="of:=SQRT(POWER([.AU$4]-[.$B18];2)+POWER([.AU$5]-[.$C18];2)+POWER([.AU$6]-[.$D18];2))" office:value-type="float" office:value="6.48144312634154" calcext:value-type="float">
            <text:p>6,48144312634154</text:p>
          </table:table-cell>
          <table:table-cell table:formula="of:=SQRT(POWER([.AV$4]-[.AR18];2)+POWER([.AV$5]-[.AS18];2)+POWER([.AV$6]-[.AT18];2))" office:value-type="float" office:value="45.5656199124122" calcext:value-type="float">
            <text:p>45,5656199124122</text:p>
          </table:table-cell>
          <table:table-cell table:formula="of:=SQRT(POWER([.AW$4]-[.$B18];2)+POWER([.AW$5]-[.$C18];2)+POWER([.AW$6]-[.$D18];2))" office:value-type="float" office:value="7.7340344581596" calcext:value-type="float">
            <text:p>7,7340344581596</text:p>
          </table:table-cell>
          <table:table-cell table:formula="of:=SQRT(POWER([.AX$4]-[.AT18];2)+POWER([.AX$5]-[.AU18];2)+POWER([.AX$6]-[.AV18];2))" office:value-type="float" office:value="44.4626674625394" calcext:value-type="float">
            <text:p>44,4626674625394</text:p>
          </table:table-cell>
          <table:table-cell table:formula="of:=SQRT(POWER([.AY$4]-[.$B18];2)+POWER([.AY$5]-[.$C18];2)+POWER([.AY$6]-[.$D18];2))" office:value-type="float" office:value="8.93887878875198" calcext:value-type="float">
            <text:p>8,93887878875198</text:p>
          </table:table-cell>
          <table:table-cell table:formula="of:=SQRT(POWER([.AZ$4]-[.AV18];2)+POWER([.AZ$5]-[.AW18];2)+POWER([.AZ$6]-[.AX18];2))" office:value-type="float" office:value="51.6365665909979" calcext:value-type="float">
            <text:p>51,6365665909979</text:p>
          </table:table-cell>
          <table:table-cell table:formula="of:=SQRT(POWER([.BA$4]-[.$B18];2)+POWER([.BA$5]-[.$C18];2)+POWER([.BA$6]-[.$D18];2))" office:value-type="float" office:value="11.0574913972383" calcext:value-type="float">
            <text:p>11,0574913972383</text:p>
          </table:table-cell>
          <table:table-cell table:formula="of:=SQRT(POWER([.BB$4]-[.AX18];2)+POWER([.BB$5]-[.AY18];2)+POWER([.BB$6]-[.AZ18];2))" office:value-type="float" office:value="58.1033927832827" calcext:value-type="float">
            <text:p>58,1033927832827</text:p>
          </table:table-cell>
          <table:table-cell table:formula="of:=SQRT(POWER([.BC$4]-[.$B18];2)+POWER([.BC$5]-[.$C18];2)+POWER([.BC$6]-[.$D18];2))" office:value-type="float" office:value="9.01614890072253" calcext:value-type="float">
            <text:p>9,01614890072253</text:p>
          </table:table-cell>
          <table:table-cell table:formula="of:=SQRT(POWER([.BD$4]-[.AZ18];2)+POWER([.BD$5]-[.BA18];2)+POWER([.BD$6]-[.BB18];2))" office:value-type="float" office:value="60.4768793996652" calcext:value-type="float">
            <text:p>60,4768793996652</text:p>
          </table:table-cell>
          <table:table-cell table:formula="of:=SQRT(POWER([.BE$4]-[.$B18];2)+POWER([.BE$5]-[.$C18];2)+POWER([.BE$6]-[.$D18];2))" office:value-type="float" office:value="10.0765326377678" calcext:value-type="float">
            <text:p>10,0765326377678</text:p>
          </table:table-cell>
          <table:table-cell table:formula="of:=SQRT(POWER([.BF$4]-[.BB18];2)+POWER([.BF$5]-[.BC18];2)+POWER([.BF$6]-[.BD18];2))" office:value-type="float" office:value="66.2145198154417" calcext:value-type="float">
            <text:p>66,2145198154417</text:p>
          </table:table-cell>
          <table:table-cell table:formula="of:=SQRT(POWER([.BG$4]-[.$B18];2)+POWER([.BG$5]-[.$C18];2)+POWER([.BG$6]-[.$D18];2))" office:value-type="float" office:value="11.0861970034814" calcext:value-type="float">
            <text:p>11,0861970034814</text:p>
          </table:table-cell>
          <table:table-cell table:formula="of:=SQRT(POWER([.BH$4]-[.BD18];2)+POWER([.BH$5]-[.BE18];2)+POWER([.BH$6]-[.BF18];2))" office:value-type="float" office:value="70.8064580131311" calcext:value-type="float">
            <text:p>70,8064580131311</text:p>
          </table:table-cell>
          <table:table-cell table:formula="of:=SQRT(POWER([.BI$4]-[.$B18];2)+POWER([.BI$5]-[.$C18];2)+POWER([.BI$6]-[.$D18];2))" office:value-type="float" office:value="11.8426674360129" calcext:value-type="float">
            <text:p>11,8426674360129</text:p>
          </table:table-cell>
          <table:table-cell table:formula="of:=SQRT(POWER([.BJ$4]-[.BF18];2)+POWER([.BJ$5]-[.BG18];2)+POWER([.BJ$6]-[.BH18];2))" office:value-type="float" office:value="75.6274314319686" calcext:value-type="float">
            <text:p>75,6274314319686</text:p>
          </table:table-cell>
          <table:table-cell table:formula="of:=SQRT(POWER([.BK$4]-[.$B18];2)+POWER([.BK$5]-[.$C18];2)+POWER([.BK$6]-[.$D18];2))" office:value-type="float" office:value="13.3393962007281" calcext:value-type="float">
            <text:p>13,3393962007281</text:p>
          </table:table-cell>
          <table:table-cell table:formula="of:=SQRT(POWER([.BL$4]-[.BH18];2)+POWER([.BL$5]-[.BI18];2)+POWER([.BL$6]-[.BJ18];2))" office:value-type="float" office:value="81.6507297940825" calcext:value-type="float">
            <text:p>81,6507297940825</text:p>
          </table:table-cell>
          <table:table-cell table:formula="of:=SQRT(POWER([.BM$4]-[.$B18];2)+POWER([.BM$5]-[.$C18];2)+POWER([.BM$6]-[.$D18];2))" office:value-type="float" office:value="11.2270172797587" calcext:value-type="float">
            <text:p>11,2270172797587</text:p>
          </table:table-cell>
          <table:table-cell table:formula="of:=SQRT(POWER([.BN$4]-[.BJ18];2)+POWER([.BN$5]-[.BK18];2)+POWER([.BN$6]-[.BL18];2))" office:value-type="float" office:value="88.7693562501641" calcext:value-type="float">
            <text:p>88,7693562501641</text:p>
          </table:table-cell>
          <table:table-cell table:formula="of:=SQRT(POWER([.BO$4]-[.$B18];2)+POWER([.BO$5]-[.$C18];2)+POWER([.BO$6]-[.$D18];2))" office:value-type="float" office:value="13.3217302930212" calcext:value-type="float">
            <text:p>13,3217302930212</text:p>
          </table:table-cell>
          <table:table-cell table:formula="of:=SQRT(POWER([.BP$4]-[.BL18];2)+POWER([.BP$5]-[.BM18];2)+POWER([.BP$6]-[.BN18];2))" office:value-type="float" office:value="98.3966754643587" calcext:value-type="float">
            <text:p>98,3966754643587</text:p>
          </table:table-cell>
          <table:table-cell table:formula="of:=SQRT(POWER([.BQ$4]-[.$B18];2)+POWER([.BQ$5]-[.$C18];2)+POWER([.BQ$6]-[.$D18];2))" office:value-type="float" office:value="15.8107488121215" calcext:value-type="float">
            <text:p>15,8107488121215</text:p>
          </table:table-cell>
          <table:table-cell table:formula="of:=SQRT(POWER([.BR$4]-[.BN18];2)+POWER([.BR$5]-[.BO18];2)+POWER([.BR$6]-[.BP18];2))" office:value-type="float" office:value="108.403712573912" calcext:value-type="float">
            <text:p>108,403712573912</text:p>
          </table:table-cell>
          <table:table-cell table:formula="of:=SQRT(POWER([.BS$4]-[.$B18];2)+POWER([.BS$5]-[.$C18];2)+POWER([.BS$6]-[.$D18];2))" office:value-type="float" office:value="16.9563150772802" calcext:value-type="float">
            <text:p>16,9563150772802</text:p>
          </table:table-cell>
          <table:table-cell table:formula="of:=SQRT(POWER([.BT$4]-[.BP18];2)+POWER([.BT$5]-[.BQ18];2)+POWER([.BT$6]-[.BR18];2))" office:value-type="float" office:value="121.59896642054" calcext:value-type="float">
            <text:p>121,59896642054</text:p>
          </table:table-cell>
          <table:table-cell table:formula="of:=SQRT(POWER([.BU$4]-[.$B18];2)+POWER([.BU$5]-[.$C18];2)+POWER([.BU$6]-[.$D18];2))" office:value-type="float" office:value="16.8629602976464" calcext:value-type="float">
            <text:p>16,8629602976464</text:p>
          </table:table-cell>
          <table:table-cell table:formula="of:=SQRT(POWER([.BV$4]-[.BR18];2)+POWER([.BV$5]-[.BS18];2)+POWER([.BV$6]-[.BT18];2))" office:value-type="float" office:value="139.219127553363" calcext:value-type="float">
            <text:p>139,219127553363</text:p>
          </table:table-cell>
          <table:table-cell table:formula="of:=SQRT(POWER([.BW$4]-[.$B18];2)+POWER([.BW$5]-[.$C18];2)+POWER([.BW$6]-[.$D18];2))" office:value-type="float" office:value="10.373472514062" calcext:value-type="float">
            <text:p>10,373472514062</text:p>
          </table:table-cell>
          <table:table-cell table:formula="of:=SQRT(POWER([.BX$4]-[.BT18];2)+POWER([.BX$5]-[.BU18];2)+POWER([.BX$6]-[.BV18];2))" office:value-type="float" office:value="157.458267227031" calcext:value-type="float">
            <text:p>157,458267227031</text:p>
          </table:table-cell>
          <table:table-cell table:formula="of:=SQRT(POWER([.BY$4]-[.$B18];2)+POWER([.BY$5]-[.$C18];2)+POWER([.BY$6]-[.$D18];2))" office:value-type="float" office:value="9.43601515471441" calcext:value-type="float">
            <text:p>9,43601515471441</text:p>
          </table:table-cell>
          <table:table-cell table:formula="of:=SQRT(POWER([.BZ$4]-[.BV18];2)+POWER([.BZ$5]-[.BW18];2)+POWER([.BZ$6]-[.BX18];2))" office:value-type="float" office:value="183.336510092693" calcext:value-type="float">
            <text:p>183,336510092693</text:p>
          </table:table-cell>
          <table:table-cell table:formula="of:=SQRT(POWER([.CA$4]-[.$B18];2)+POWER([.CA$5]-[.$C18];2)+POWER([.CA$6]-[.$D18];2))" office:value-type="float" office:value="7.90702636899612" calcext:value-type="float">
            <text:p>7,90702636899612</text:p>
          </table:table-cell>
          <table:table-cell table:formula="of:=SQRT(POWER([.CB$4]-[.BX18];2)+POWER([.CB$5]-[.BY18];2)+POWER([.CB$6]-[.BZ18];2))" office:value-type="float" office:value="212.534929570501" calcext:value-type="float">
            <text:p>212,534929570501</text:p>
          </table:table-cell>
          <table:table-cell table:formula="of:=SQRT(POWER([.CC$4]-[.$B18];2)+POWER([.CC$5]-[.$C18];2)+POWER([.CC$6]-[.$D18];2))" office:value-type="float" office:value="8.62165448159459" calcext:value-type="float">
            <text:p>8,62165448159459</text:p>
          </table:table-cell>
          <table:table-cell table:formula="of:=SQRT(POWER([.CD$4]-[.BZ18];2)+POWER([.CD$5]-[.CA18];2)+POWER([.CD$6]-[.CB18];2))" office:value-type="float" office:value="251.002528173199" calcext:value-type="float">
            <text:p>251,002528173199</text:p>
          </table:table-cell>
          <table:table-cell table:formula="of:=SQRT(POWER([.CE$4]-[.$B18];2)+POWER([.CE$5]-[.$C18];2)+POWER([.CE$6]-[.$D18];2))" office:value-type="float" office:value="8.84500785754315" calcext:value-type="float">
            <text:p>8,84500785754315</text:p>
          </table:table-cell>
          <table:table-cell table:formula="of:=SQRT(POWER([.CF$4]-[.CB18];2)+POWER([.CF$5]-[.CC18];2)+POWER([.CF$6]-[.CD18];2))" office:value-type="float" office:value="298.460485063874" calcext:value-type="float">
            <text:p>298,460485063874</text:p>
          </table:table-cell>
          <table:table-cell table:formula="of:=SQRT(POWER([.CG$4]-[.$B18];2)+POWER([.CG$5]-[.$C18];2)+POWER([.CG$6]-[.$D18];2))" office:value-type="float" office:value="8.04921927891146" calcext:value-type="float">
            <text:p>8,04921927891146</text:p>
          </table:table-cell>
          <table:table-cell table:formula="of:=SQRT(POWER([.CH$4]-[.CD18];2)+POWER([.CH$5]-[.CE18];2)+POWER([.CH$6]-[.CF18];2))" office:value-type="float" office:value="358.556934178997" calcext:value-type="float">
            <text:p>358,556934178997</text:p>
          </table:table-cell>
          <table:table-cell table:formula="of:=SQRT(POWER([.CI$4]-[.$B18];2)+POWER([.CI$5]-[.$C18];2)+POWER([.CI$6]-[.$D18];2))" office:value-type="float" office:value="9.47671266843097" calcext:value-type="float">
            <text:p>9,47671266843097</text:p>
          </table:table-cell>
          <table:table-cell table:formula="of:=SQRT(POWER([.CJ$4]-[.CF18];2)+POWER([.CJ$5]-[.CG18];2)+POWER([.CJ$6]-[.CH18];2))" office:value-type="float" office:value="439.999353836683" calcext:value-type="float">
            <text:p>439,999353836683</text:p>
          </table:table-cell>
          <table:table-cell table:formula="of:=SQRT(POWER([.CK$4]-[.CG18];2)+POWER([.CK$5]-[.CH18];2)+POWER([.CK$6]-[.CI18];2))" office:value-type="float" office:value="322.959490300023" calcext:value-type="float">
            <text:p>322,959490300023</text:p>
          </table:table-cell>
          <table:table-cell table:formula="of:=SQRT(POWER([.CL$4]-[.$B18];2)+POWER([.CL$5]-[.$C18];2)+POWER([.CL$6]-[.$D18];2))" office:value-type="float" office:value="8.31805085341512" calcext:value-type="float">
            <text:p>8,31805085341512</text:p>
          </table:table-cell>
          <table:table-cell table:formula="of:=SQRT(POWER([.CM$4]-[.CI18];2)+POWER([.CM$5]-[.CJ18];2)+POWER([.CM$6]-[.CK18];2))" office:value-type="float" office:value="513.444888809585" calcext:value-type="float">
            <text:p>513,444888809585</text:p>
          </table:table-cell>
          <table:table-cell table:formula="of:=SQRT(POWER([.CN$4]-[.$B18];2)+POWER([.CN$5]-[.$C18];2)+POWER([.CN$6]-[.$D18];2))" office:value-type="float" office:value="12.330374446869" calcext:value-type="float">
            <text:p>12,330374446869</text:p>
          </table:table-cell>
          <table:table-cell table:formula="of:=SQRT(POWER([.CO$4]-[.CK18];2)+POWER([.CO$5]-[.CL18];2)+POWER([.CO$6]-[.CM18];2))" office:value-type="float" office:value="585.963411385165" calcext:value-type="float">
            <text:p>585,963411385165</text:p>
          </table:table-cell>
          <table:table-cell table:formula="of:=SQRT(POWER([.CP$4]-[.$B18];2)+POWER([.CP$5]-[.$C18];2)+POWER([.CP$6]-[.$D18];2))" office:value-type="float" office:value="12.4295588819555" calcext:value-type="float">
            <text:p>12,4295588819555</text:p>
          </table:table-cell>
          <table:table-cell table:formula="of:=SQRT(POWER([.CQ$4]-[.CM18];2)+POWER([.CQ$5]-[.CN18];2)+POWER([.CQ$6]-[.CO18];2))" office:value-type="float" office:value="755.083503232832" calcext:value-type="float">
            <text:p>755,083503232832</text:p>
          </table:table-cell>
          <table:table-cell table:formula="of:=SQRT(POWER([.CR$4]-[.$B18];2)+POWER([.CR$5]-[.$C18];2)+POWER([.CR$6]-[.$D18];2))" office:value-type="float" office:value="13.5805372868676" calcext:value-type="float">
            <text:p>13,5805372868676</text:p>
          </table:table-cell>
          <table:table-cell table:formula="of:=SQRT(POWER([.CS$4]-[.CO18];2)+POWER([.CS$5]-[.CP18];2)+POWER([.CS$6]-[.CQ18];2))" office:value-type="float" office:value="933.261453455981" calcext:value-type="float">
            <text:p>933,261453455981</text:p>
          </table:table-cell>
          <table:table-cell table:formula="of:=SQRT(POWER([.CT$4]-[.CP18];2)+POWER([.CT$5]-[.CQ18];2)+POWER([.CT$6]-[.CR18];2))" office:value-type="float" office:value="718.152411849514" calcext:value-type="float">
            <text:p>718,152411849514</text:p>
          </table:table-cell>
          <table:table-cell table:formula="of:=SQRT(POWER([.CU$4]-[.$B18];2)+POWER([.CU$5]-[.$C18];2)+POWER([.CU$6]-[.$D18];2))" office:value-type="float" office:value="10.044243824201" calcext:value-type="float">
            <text:p>10,044243824201</text:p>
          </table:table-cell>
          <table:table-cell table:formula="of:=SQRT(POWER([.CV$4]-[.CR18];2)+POWER([.CV$5]-[.CS18];2)+POWER([.CV$6]-[.CT18];2))" office:value-type="float" office:value="1146.36984574438" calcext:value-type="float">
            <text:p>1146,36984574438</text:p>
          </table:table-cell>
          <table:table-cell table:formula="of:=SQRT(POWER([.CW$4]-[.$B18];2)+POWER([.CW$5]-[.$C18];2)+POWER([.CW$6]-[.$D18];2))" office:value-type="float" office:value="10.5851922042068" calcext:value-type="float">
            <text:p>10,5851922042068</text:p>
          </table:table-cell>
          <table:table-cell table:formula="of:=SQRT(POWER([.CX$4]-[.CT18];2)+POWER([.CX$5]-[.CU18];2)+POWER([.CX$6]-[.CV18];2))" office:value-type="float" office:value="1329.48748206557" calcext:value-type="float">
            <text:p>1329,48748206557</text:p>
          </table:table-cell>
          <table:table-cell table:formula="of:=SQRT(POWER([.CY$4]-[.$B18];2)+POWER([.CY$5]-[.$C18];2)+POWER([.CY$6]-[.$D18];2))" office:value-type="float" office:value="10.5778724703978" calcext:value-type="float">
            <text:p>10,5778724703978</text:p>
          </table:table-cell>
          <table:table-cell table:formula="of:=SQRT(POWER([.CZ$4]-[.$B18];2)+POWER([.CZ$5]-[.$C18];2)+POWER([.CZ$6]-[.$D18];2))" office:value-type="float" office:value="10.0564650349912" calcext:value-type="float">
            <text:p>10,0564650349912</text:p>
          </table:table-cell>
          <table:table-cell table:formula="of:=SQRT(POWER([.DA$4]-[.$B18];2)+POWER([.DA$5]-[.$C18];2)+POWER([.DA$6]-[.$D18];2))" office:value-type="float" office:value="11.0815927555564" calcext:value-type="float">
            <text:p>11,0815927555564</text:p>
          </table:table-cell>
          <table:table-cell table:formula="of:=SQRT(POWER([.DB$4]-[.$B18];2)+POWER([.DB$5]-[.$C18];2)+POWER([.DB$6]-[.$D18];2))" office:value-type="float" office:value="8.67532535412938" calcext:value-type="float">
            <text:p>8,675325354129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.394" calcext:value-type="float">
            <text:p>42,394</text:p>
          </table:table-cell>
          <table:table-cell office:value-type="float" office:value="41.489" calcext:value-type="float">
            <text:p>41,489</text:p>
          </table:table-cell>
          <table:table-cell office:value-type="float" office:value="14.21" calcext:value-type="float">
            <text:p>14,21</text:p>
          </table:table-cell>
          <table:table-cell/>
          <table:table-cell table:formula="of:=SQRT(POWER([.F$4]-[.B19];2)+POWER([.F$5]-[.C19];2)+POWER([.F$6]-[.D19];2))" office:value-type="float" office:value="17.3063921427893" calcext:value-type="float">
            <text:p>17,3063921427893</text:p>
          </table:table-cell>
          <table:table-cell table:formula="of:=SQRT(POWER([.G$4]-[.$B19];2)+POWER([.G$5]-[.$C19];2)+POWER([.G$6]-[.$D19];2))" office:value-type="float" office:value="16.8381121566522" calcext:value-type="float">
            <text:p>16,8381121566522</text:p>
          </table:table-cell>
          <table:table-cell table:formula="of:=SQRT(POWER([.H$4]-[.D19];2)+POWER([.H$5]-[.E19];2)+POWER([.H$6]-[.F19];2))" office:value-type="float" office:value="49.9232826529726" calcext:value-type="float">
            <text:p>49,9232826529726</text:p>
          </table:table-cell>
          <table:table-cell table:formula="of:=SQRT(POWER([.I$4]-[.$B19];2)+POWER([.I$5]-[.$C19];2)+POWER([.I$6]-[.$D19];2))" office:value-type="float" office:value="15.8020926145875" calcext:value-type="float">
            <text:p>15,8020926145875</text:p>
          </table:table-cell>
          <table:table-cell table:formula="of:=SQRT(POWER([.J$4]-[.F19];2)+POWER([.J$5]-[.G19];2)+POWER([.J$6]-[.H19];2))" office:value-type="float" office:value="56.3222629793665" calcext:value-type="float">
            <text:p>56,3222629793665</text:p>
          </table:table-cell>
          <table:table-cell table:formula="of:=SQRT(POWER([.K$4]-[.$B19];2)+POWER([.K$5]-[.$C19];2)+POWER([.K$6]-[.$D19];2))" office:value-type="float" office:value="16.6448599273169" calcext:value-type="float">
            <text:p>16,6448599273169</text:p>
          </table:table-cell>
          <table:table-cell table:formula="of:=SQRT(POWER([.L$4]-[.H19];2)+POWER([.L$5]-[.I19];2)+POWER([.L$6]-[.J19];2))" office:value-type="float" office:value="61.3588401684201" calcext:value-type="float">
            <text:p>61,3588401684201</text:p>
          </table:table-cell>
          <table:table-cell table:formula="of:=SQRT(POWER([.M$4]-[.$B19];2)+POWER([.M$5]-[.$C19];2)+POWER([.M$6]-[.$D19];2))" office:value-type="float" office:value="17.0011405205651" calcext:value-type="float">
            <text:p>17,0011405205651</text:p>
          </table:table-cell>
          <table:table-cell table:formula="of:=SQRT(POWER([.N$4]-[.J19];2)+POWER([.N$5]-[.K19];2)+POWER([.N$6]-[.L19];2))" office:value-type="float" office:value="57.8859461832507" calcext:value-type="float">
            <text:p>57,8859461832507</text:p>
          </table:table-cell>
          <table:table-cell table:formula="of:=SQRT(POWER([.O$4]-[.$B19];2)+POWER([.O$5]-[.$C19];2)+POWER([.O$6]-[.$D19];2))" office:value-type="float" office:value="2.35886943258842" calcext:value-type="float">
            <text:p>2,35886943258842</text:p>
          </table:table-cell>
          <table:table-cell table:formula="of:=SQRT(POWER([.P$4]-[.L19];2)+POWER([.P$5]-[.M19];2)+POWER([.P$6]-[.N19];2))" office:value-type="float" office:value="54.1726467538815" calcext:value-type="float">
            <text:p>54,1726467538815</text:p>
          </table:table-cell>
          <table:table-cell table:formula="of:=SQRT(POWER([.Q$4]-[.$B19];2)+POWER([.Q$5]-[.$C19];2)+POWER([.Q$6]-[.$D19];2))" office:value-type="float" office:value="0" calcext:value-type="float">
            <text:p>0</text:p>
          </table:table-cell>
          <table:table-cell table:formula="of:=SQRT(POWER([.R$4]-[.N19];2)+POWER([.R$5]-[.O19];2)+POWER([.R$6]-[.P19];2))" office:value-type="float" office:value="59.5321375042197" calcext:value-type="float">
            <text:p>59,5321375042197</text:p>
          </table:table-cell>
          <table:table-cell table:formula="of:=SQRT(POWER([.S$4]-[.$B19];2)+POWER([.S$5]-[.$C19];2)+POWER([.S$6]-[.$D19];2))" office:value-type="float" office:value="3.44134247060649" calcext:value-type="float">
            <text:p>3,44134247060649</text:p>
          </table:table-cell>
          <table:table-cell table:formula="of:=SQRT(POWER([.T$4]-[.P19];2)+POWER([.T$5]-[.Q19];2)+POWER([.T$6]-[.R19];2))" office:value-type="float" office:value="65.529954881102" calcext:value-type="float">
            <text:p>65,529954881102</text:p>
          </table:table-cell>
          <table:table-cell table:formula="of:=SQRT(POWER([.U$4]-[.$B19];2)+POWER([.U$5]-[.$C19];2)+POWER([.U$6]-[.$D19];2))" office:value-type="float" office:value="4.618535698682" calcext:value-type="float">
            <text:p>4,618535698682</text:p>
          </table:table-cell>
          <table:table-cell table:formula="of:=SQRT(POWER([.V$4]-[.R19];2)+POWER([.V$5]-[.S19];2)+POWER([.V$6]-[.T19];2))" office:value-type="float" office:value="61.518563318762" calcext:value-type="float">
            <text:p>61,518563318762</text:p>
          </table:table-cell>
          <table:table-cell table:formula="of:=SQRT(POWER([.W$4]-[.$B19];2)+POWER([.W$5]-[.$C19];2)+POWER([.W$6]-[.$D19];2))" office:value-type="float" office:value="6.98414146477575" calcext:value-type="float">
            <text:p>6,98414146477575</text:p>
          </table:table-cell>
          <table:table-cell table:formula="of:=SQRT(POWER([.X$4]-[.T19];2)+POWER([.X$5]-[.U19];2)+POWER([.X$6]-[.V19];2))" office:value-type="float" office:value="59.2967261353869" calcext:value-type="float">
            <text:p>59,2967261353869</text:p>
          </table:table-cell>
          <table:table-cell table:formula="of:=SQRT(POWER([.Y$4]-[.$B19];2)+POWER([.Y$5]-[.$C19];2)+POWER([.Y$6]-[.$D19];2))" office:value-type="float" office:value="6.22968875627025" calcext:value-type="float">
            <text:p>6,22968875627025</text:p>
          </table:table-cell>
          <table:table-cell table:formula="of:=SQRT(POWER([.Z$4]-[.V19];2)+POWER([.Z$5]-[.W19];2)+POWER([.Z$6]-[.X19];2))" office:value-type="float" office:value="52.9646457422476" calcext:value-type="float">
            <text:p>52,9646457422476</text:p>
          </table:table-cell>
          <table:table-cell table:formula="of:=SQRT(POWER([.AA$4]-[.$B19];2)+POWER([.AA$5]-[.$C19];2)+POWER([.AA$6]-[.$D19];2))" office:value-type="float" office:value="5.69370933574941" calcext:value-type="float">
            <text:p>5,69370933574941</text:p>
          </table:table-cell>
          <table:table-cell table:formula="of:=SQRT(POWER([.AB$4]-[.X19];2)+POWER([.AB$5]-[.Y19];2)+POWER([.AB$6]-[.Z19];2))" office:value-type="float" office:value="46.0741296360454" calcext:value-type="float">
            <text:p>46,0741296360454</text:p>
          </table:table-cell>
          <table:table-cell table:formula="of:=SQRT(POWER([.AC$4]-[.$B19];2)+POWER([.AC$5]-[.$C19];2)+POWER([.AC$6]-[.$D19];2))" office:value-type="float" office:value="18.8274038040299" calcext:value-type="float">
            <text:p>18,8274038040299</text:p>
          </table:table-cell>
          <table:table-cell table:formula="of:=SQRT(POWER([.AD$4]-[.Z19];2)+POWER([.AD$5]-[.AA19];2)+POWER([.AD$6]-[.AB19];2))" office:value-type="float" office:value="36.9699124072061" calcext:value-type="float">
            <text:p>36,9699124072061</text:p>
          </table:table-cell>
          <table:table-cell table:formula="of:=SQRT(POWER([.AE$4]-[.$B19];2)+POWER([.AE$5]-[.$C19];2)+POWER([.AE$6]-[.$D19];2))" office:value-type="float" office:value="20.3267924916845" calcext:value-type="float">
            <text:p>20,3267924916845</text:p>
          </table:table-cell>
          <table:table-cell table:formula="of:=SQRT(POWER([.AF$4]-[.AB19];2)+POWER([.AF$5]-[.AC19];2)+POWER([.AF$6]-[.AD19];2))" office:value-type="float" office:value="26.1714764705039" calcext:value-type="float">
            <text:p>26,1714764705039</text:p>
          </table:table-cell>
          <table:table-cell table:formula="of:=SQRT(POWER([.AG$4]-[.$B19];2)+POWER([.AG$5]-[.$C19];2)+POWER([.AG$6]-[.$D19];2))" office:value-type="float" office:value="21.2081787525473" calcext:value-type="float">
            <text:p>21,2081787525473</text:p>
          </table:table-cell>
          <table:table-cell table:formula="of:=SQRT(POWER([.AH$4]-[.AD19];2)+POWER([.AH$5]-[.AE19];2)+POWER([.AH$6]-[.AF19];2))" office:value-type="float" office:value="19.1665837428754" calcext:value-type="float">
            <text:p>19,1665837428754</text:p>
          </table:table-cell>
          <table:table-cell table:formula="of:=SQRT(POWER([.AI$4]-[.$B19];2)+POWER([.AI$5]-[.$C19];2)+POWER([.AI$6]-[.$D19];2))" office:value-type="float" office:value="19.4435667767002" calcext:value-type="float">
            <text:p>19,4435667767002</text:p>
          </table:table-cell>
          <table:table-cell table:formula="of:=SQRT(POWER([.AJ$4]-[.AF19];2)+POWER([.AJ$5]-[.AG19];2)+POWER([.AJ$6]-[.AH19];2))" office:value-type="float" office:value="25.3282629286733" calcext:value-type="float">
            <text:p>25,3282629286733</text:p>
          </table:table-cell>
          <table:table-cell table:formula="of:=SQRT(POWER([.AK$4]-[.$B19];2)+POWER([.AK$5]-[.$C19];2)+POWER([.AK$6]-[.$D19];2))" office:value-type="float" office:value="19.6152360679141" calcext:value-type="float">
            <text:p>19,6152360679141</text:p>
          </table:table-cell>
          <table:table-cell table:formula="of:=SQRT(POWER([.AL$4]-[.AH19];2)+POWER([.AL$5]-[.AI19];2)+POWER([.AL$6]-[.AJ19];2))" office:value-type="float" office:value="33.6350501410814" calcext:value-type="float">
            <text:p>33,6350501410814</text:p>
          </table:table-cell>
          <table:table-cell table:formula="of:=SQRT(POWER([.AM$4]-[.$B19];2)+POWER([.AM$5]-[.$C19];2)+POWER([.AM$6]-[.$D19];2))" office:value-type="float" office:value="20.4939151213232" calcext:value-type="float">
            <text:p>20,4939151213232</text:p>
          </table:table-cell>
          <table:table-cell table:formula="of:=SQRT(POWER([.AN$4]-[.AJ19];2)+POWER([.AN$5]-[.AK19];2)+POWER([.AN$6]-[.AL19];2))" office:value-type="float" office:value="34.5644794787192" calcext:value-type="float">
            <text:p>34,5644794787192</text:p>
          </table:table-cell>
          <table:table-cell table:formula="of:=SQRT(POWER([.AO$4]-[.$B19];2)+POWER([.AO$5]-[.$C19];2)+POWER([.AO$6]-[.$D19];2))" office:value-type="float" office:value="22.0721651633907" calcext:value-type="float">
            <text:p>22,0721651633907</text:p>
          </table:table-cell>
          <table:table-cell table:formula="of:=SQRT(POWER([.AP$4]-[.AL19];2)+POWER([.AP$5]-[.AM19];2)+POWER([.AP$6]-[.AN19];2))" office:value-type="float" office:value="30.2670787798245" calcext:value-type="float">
            <text:p>30,2670787798245</text:p>
          </table:table-cell>
          <table:table-cell table:formula="of:=SQRT(POWER([.AQ$4]-[.$B19];2)+POWER([.AQ$5]-[.$C19];2)+POWER([.AQ$6]-[.$D19];2))" office:value-type="float" office:value="6.02859942275152" calcext:value-type="float">
            <text:p>6,02859942275152</text:p>
          </table:table-cell>
          <table:table-cell table:formula="of:=SQRT(POWER([.AR$4]-[.AN19];2)+POWER([.AR$5]-[.AO19];2)+POWER([.AR$6]-[.AP19];2))" office:value-type="float" office:value="27.4830161403719" calcext:value-type="float">
            <text:p>27,4830161403719</text:p>
          </table:table-cell>
          <table:table-cell table:formula="of:=SQRT(POWER([.AS$4]-[.$B19];2)+POWER([.AS$5]-[.$C19];2)+POWER([.AS$6]-[.$D19];2))" office:value-type="float" office:value="5.88865392088888" calcext:value-type="float">
            <text:p>5,88865392088888</text:p>
          </table:table-cell>
          <table:table-cell table:formula="of:=SQRT(POWER([.AT$4]-[.AP19];2)+POWER([.AT$5]-[.AQ19];2)+POWER([.AT$6]-[.AR19];2))" office:value-type="float" office:value="39.7297059439663" calcext:value-type="float">
            <text:p>39,7297059439663</text:p>
          </table:table-cell>
          <table:table-cell table:formula="of:=SQRT(POWER([.AU$4]-[.$B19];2)+POWER([.AU$5]-[.$C19];2)+POWER([.AU$6]-[.$D19];2))" office:value-type="float" office:value="7.46586846924053" calcext:value-type="float">
            <text:p>7,46586846924053</text:p>
          </table:table-cell>
          <table:table-cell table:formula="of:=SQRT(POWER([.AV$4]-[.AR19];2)+POWER([.AV$5]-[.AS19];2)+POWER([.AV$6]-[.AT19];2))" office:value-type="float" office:value="44.6938528040764" calcext:value-type="float">
            <text:p>44,6938528040764</text:p>
          </table:table-cell>
          <table:table-cell table:formula="of:=SQRT(POWER([.AW$4]-[.$B19];2)+POWER([.AW$5]-[.$C19];2)+POWER([.AW$6]-[.$D19];2))" office:value-type="float" office:value="8.63523097548641" calcext:value-type="float">
            <text:p>8,63523097548641</text:p>
          </table:table-cell>
          <table:table-cell table:formula="of:=SQRT(POWER([.AX$4]-[.AT19];2)+POWER([.AX$5]-[.AU19];2)+POWER([.AX$6]-[.AV19];2))" office:value-type="float" office:value="43.2199514698047" calcext:value-type="float">
            <text:p>43,2199514698047</text:p>
          </table:table-cell>
          <table:table-cell table:formula="of:=SQRT(POWER([.AY$4]-[.$B19];2)+POWER([.AY$5]-[.$C19];2)+POWER([.AY$6]-[.$D19];2))" office:value-type="float" office:value="9.37778124078398" calcext:value-type="float">
            <text:p>9,37778124078398</text:p>
          </table:table-cell>
          <table:table-cell table:formula="of:=SQRT(POWER([.AZ$4]-[.AV19];2)+POWER([.AZ$5]-[.AW19];2)+POWER([.AZ$6]-[.AX19];2))" office:value-type="float" office:value="49.9706853521528" calcext:value-type="float">
            <text:p>49,9706853521528</text:p>
          </table:table-cell>
          <table:table-cell table:formula="of:=SQRT(POWER([.BA$4]-[.$B19];2)+POWER([.BA$5]-[.$C19];2)+POWER([.BA$6]-[.$D19];2))" office:value-type="float" office:value="11.3314084296702" calcext:value-type="float">
            <text:p>11,3314084296702</text:p>
          </table:table-cell>
          <table:table-cell table:formula="of:=SQRT(POWER([.BB$4]-[.AX19];2)+POWER([.BB$5]-[.AY19];2)+POWER([.BB$6]-[.AZ19];2))" office:value-type="float" office:value="56.3355168003191" calcext:value-type="float">
            <text:p>56,3355168003191</text:p>
          </table:table-cell>
          <table:table-cell table:formula="of:=SQRT(POWER([.BC$4]-[.$B19];2)+POWER([.BC$5]-[.$C19];2)+POWER([.BC$6]-[.$D19];2))" office:value-type="float" office:value="9.13874674121129" calcext:value-type="float">
            <text:p>9,13874674121129</text:p>
          </table:table-cell>
          <table:table-cell table:formula="of:=SQRT(POWER([.BD$4]-[.AZ19];2)+POWER([.BD$5]-[.BA19];2)+POWER([.BD$6]-[.BB19];2))" office:value-type="float" office:value="58.4549029465628" calcext:value-type="float">
            <text:p>58,4549029465628</text:p>
          </table:table-cell>
          <table:table-cell table:formula="of:=SQRT(POWER([.BE$4]-[.$B19];2)+POWER([.BE$5]-[.$C19];2)+POWER([.BE$6]-[.$D19];2))" office:value-type="float" office:value="10.009298626777" calcext:value-type="float">
            <text:p>10,009298626777</text:p>
          </table:table-cell>
          <table:table-cell table:formula="of:=SQRT(POWER([.BF$4]-[.BB19];2)+POWER([.BF$5]-[.BC19];2)+POWER([.BF$6]-[.BD19];2))" office:value-type="float" office:value="63.9797713088154" calcext:value-type="float">
            <text:p>63,9797713088154</text:p>
          </table:table-cell>
          <table:table-cell table:formula="of:=SQRT(POWER([.BG$4]-[.$B19];2)+POWER([.BG$5]-[.$C19];2)+POWER([.BG$6]-[.$D19];2))" office:value-type="float" office:value="10.9130196096223" calcext:value-type="float">
            <text:p>10,9130196096223</text:p>
          </table:table-cell>
          <table:table-cell table:formula="of:=SQRT(POWER([.BH$4]-[.BD19];2)+POWER([.BH$5]-[.BE19];2)+POWER([.BH$6]-[.BF19];2))" office:value-type="float" office:value="68.3227999925381" calcext:value-type="float">
            <text:p>68,3227999925381</text:p>
          </table:table-cell>
          <table:table-cell table:formula="of:=SQRT(POWER([.BI$4]-[.$B19];2)+POWER([.BI$5]-[.$C19];2)+POWER([.BI$6]-[.$D19];2))" office:value-type="float" office:value="11.603113418389" calcext:value-type="float">
            <text:p>11,603113418389</text:p>
          </table:table-cell>
          <table:table-cell table:formula="of:=SQRT(POWER([.BJ$4]-[.BF19];2)+POWER([.BJ$5]-[.BG19];2)+POWER([.BJ$6]-[.BH19];2))" office:value-type="float" office:value="72.7621183025496" calcext:value-type="float">
            <text:p>72,7621183025496</text:p>
          </table:table-cell>
          <table:table-cell table:formula="of:=SQRT(POWER([.BK$4]-[.$B19];2)+POWER([.BK$5]-[.$C19];2)+POWER([.BK$6]-[.$D19];2))" office:value-type="float" office:value="13.4826103555654" calcext:value-type="float">
            <text:p>13,4826103555654</text:p>
          </table:table-cell>
          <table:table-cell table:formula="of:=SQRT(POWER([.BL$4]-[.BH19];2)+POWER([.BL$5]-[.BI19];2)+POWER([.BL$6]-[.BJ19];2))" office:value-type="float" office:value="78.2144427611105" calcext:value-type="float">
            <text:p>78,2144427611105</text:p>
          </table:table-cell>
          <table:table-cell table:formula="of:=SQRT(POWER([.BM$4]-[.$B19];2)+POWER([.BM$5]-[.$C19];2)+POWER([.BM$6]-[.$D19];2))" office:value-type="float" office:value="11.4392108119398" calcext:value-type="float">
            <text:p>11,4392108119398</text:p>
          </table:table-cell>
          <table:table-cell table:formula="of:=SQRT(POWER([.BN$4]-[.BJ19];2)+POWER([.BN$5]-[.BK19];2)+POWER([.BN$6]-[.BL19];2))" office:value-type="float" office:value="84.5263756292026" calcext:value-type="float">
            <text:p>84,5263756292026</text:p>
          </table:table-cell>
          <table:table-cell table:formula="of:=SQRT(POWER([.BO$4]-[.$B19];2)+POWER([.BO$5]-[.$C19];2)+POWER([.BO$6]-[.$D19];2))" office:value-type="float" office:value="13.5674247003623" calcext:value-type="float">
            <text:p>13,5674247003623</text:p>
          </table:table-cell>
          <table:table-cell table:formula="of:=SQRT(POWER([.BP$4]-[.BL19];2)+POWER([.BP$5]-[.BM19];2)+POWER([.BP$6]-[.BN19];2))" office:value-type="float" office:value="93.1001051820964" calcext:value-type="float">
            <text:p>93,1001051820964</text:p>
          </table:table-cell>
          <table:table-cell table:formula="of:=SQRT(POWER([.BQ$4]-[.$B19];2)+POWER([.BQ$5]-[.$C19];2)+POWER([.BQ$6]-[.$D19];2))" office:value-type="float" office:value="16.0106601050675" calcext:value-type="float">
            <text:p>16,0106601050675</text:p>
          </table:table-cell>
          <table:table-cell table:formula="of:=SQRT(POWER([.BR$4]-[.BN19];2)+POWER([.BR$5]-[.BO19];2)+POWER([.BR$6]-[.BP19];2))" office:value-type="float" office:value="101.742797162711" calcext:value-type="float">
            <text:p>101,742797162711</text:p>
          </table:table-cell>
          <table:table-cell table:formula="of:=SQRT(POWER([.BS$4]-[.$B19];2)+POWER([.BS$5]-[.$C19];2)+POWER([.BS$6]-[.$D19];2))" office:value-type="float" office:value="17.1169632236562" calcext:value-type="float">
            <text:p>17,1169632236562</text:p>
          </table:table-cell>
          <table:table-cell table:formula="of:=SQRT(POWER([.BT$4]-[.BP19];2)+POWER([.BT$5]-[.BQ19];2)+POWER([.BT$6]-[.BR19];2))" office:value-type="float" office:value="113.179613787297" calcext:value-type="float">
            <text:p>113,179613787297</text:p>
          </table:table-cell>
          <table:table-cell table:formula="of:=SQRT(POWER([.BU$4]-[.$B19];2)+POWER([.BU$5]-[.$C19];2)+POWER([.BU$6]-[.$D19];2))" office:value-type="float" office:value="16.9747036792988" calcext:value-type="float">
            <text:p>16,9747036792988</text:p>
          </table:table-cell>
          <table:table-cell table:formula="of:=SQRT(POWER([.BV$4]-[.BR19];2)+POWER([.BV$5]-[.BS19];2)+POWER([.BV$6]-[.BT19];2))" office:value-type="float" office:value="128.557613599154" calcext:value-type="float">
            <text:p>128,557613599154</text:p>
          </table:table-cell>
          <table:table-cell table:formula="of:=SQRT(POWER([.BW$4]-[.$B19];2)+POWER([.BW$5]-[.$C19];2)+POWER([.BW$6]-[.$D19];2))" office:value-type="float" office:value="10.6042224137369" calcext:value-type="float">
            <text:p>10,6042224137369</text:p>
          </table:table-cell>
          <table:table-cell table:formula="of:=SQRT(POWER([.BX$4]-[.BT19];2)+POWER([.BX$5]-[.BU19];2)+POWER([.BX$6]-[.BV19];2))" office:value-type="float" office:value="144.042196720175" calcext:value-type="float">
            <text:p>144,042196720175</text:p>
          </table:table-cell>
          <table:table-cell table:formula="of:=SQRT(POWER([.BY$4]-[.$B19];2)+POWER([.BY$5]-[.$C19];2)+POWER([.BY$6]-[.$D19];2))" office:value-type="float" office:value="9.91679116448461" calcext:value-type="float">
            <text:p>9,91679116448461</text:p>
          </table:table-cell>
          <table:table-cell table:formula="of:=SQRT(POWER([.BZ$4]-[.BV19];2)+POWER([.BZ$5]-[.BW19];2)+POWER([.BZ$6]-[.BX19];2))" office:value-type="float" office:value="166.388543166342" calcext:value-type="float">
            <text:p>166,388543166342</text:p>
          </table:table-cell>
          <table:table-cell table:formula="of:=SQRT(POWER([.CA$4]-[.$B19];2)+POWER([.CA$5]-[.$C19];2)+POWER([.CA$6]-[.$D19];2))" office:value-type="float" office:value="8.13958899453774" calcext:value-type="float">
            <text:p>8,13958899453774</text:p>
          </table:table-cell>
          <table:table-cell table:formula="of:=SQRT(POWER([.CB$4]-[.BX19];2)+POWER([.CB$5]-[.BY19];2)+POWER([.CB$6]-[.BZ19];2))" office:value-type="float" office:value="191.117110779587" calcext:value-type="float">
            <text:p>191,117110779587</text:p>
          </table:table-cell>
          <table:table-cell table:formula="of:=SQRT(POWER([.CC$4]-[.$B19];2)+POWER([.CC$5]-[.$C19];2)+POWER([.CC$6]-[.$D19];2))" office:value-type="float" office:value="8.50188737869422" calcext:value-type="float">
            <text:p>8,50188737869422</text:p>
          </table:table-cell>
          <table:table-cell table:formula="of:=SQRT(POWER([.CD$4]-[.BZ19];2)+POWER([.CD$5]-[.CA19];2)+POWER([.CD$6]-[.CB19];2))" office:value-type="float" office:value="223.939561271434" calcext:value-type="float">
            <text:p>223,939561271434</text:p>
          </table:table-cell>
          <table:table-cell table:formula="of:=SQRT(POWER([.CE$4]-[.$B19];2)+POWER([.CE$5]-[.$C19];2)+POWER([.CE$6]-[.$D19];2))" office:value-type="float" office:value="8.56546583671898" calcext:value-type="float">
            <text:p>8,56546583671898</text:p>
          </table:table-cell>
          <table:table-cell table:formula="of:=SQRT(POWER([.CF$4]-[.CB19];2)+POWER([.CF$5]-[.CC19];2)+POWER([.CF$6]-[.CD19];2))" office:value-type="float" office:value="264.223646942343" calcext:value-type="float">
            <text:p>264,223646942343</text:p>
          </table:table-cell>
          <table:table-cell table:formula="of:=SQRT(POWER([.CG$4]-[.$B19];2)+POWER([.CG$5]-[.$C19];2)+POWER([.CG$6]-[.$D19];2))" office:value-type="float" office:value="7.71783583655418" calcext:value-type="float">
            <text:p>7,71783583655418</text:p>
          </table:table-cell>
          <table:table-cell table:formula="of:=SQRT(POWER([.CH$4]-[.CD19];2)+POWER([.CH$5]-[.CE19];2)+POWER([.CH$6]-[.CF19];2))" office:value-type="float" office:value="315.173890712531" calcext:value-type="float">
            <text:p>315,173890712531</text:p>
          </table:table-cell>
          <table:table-cell table:formula="of:=SQRT(POWER([.CI$4]-[.$B19];2)+POWER([.CI$5]-[.$C19];2)+POWER([.CI$6]-[.$D19];2))" office:value-type="float" office:value="10.0815964013642" calcext:value-type="float">
            <text:p>10,0815964013642</text:p>
          </table:table-cell>
          <table:table-cell table:formula="of:=SQRT(POWER([.CJ$4]-[.CF19];2)+POWER([.CJ$5]-[.CG19];2)+POWER([.CJ$6]-[.CH19];2))" office:value-type="float" office:value="384.921320067735" calcext:value-type="float">
            <text:p>384,921320067735</text:p>
          </table:table-cell>
          <table:table-cell table:formula="of:=SQRT(POWER([.CK$4]-[.CG19];2)+POWER([.CK$5]-[.CH19];2)+POWER([.CK$6]-[.CI19];2))" office:value-type="float" office:value="279.83072018333" calcext:value-type="float">
            <text:p>279,83072018333</text:p>
          </table:table-cell>
          <table:table-cell table:formula="of:=SQRT(POWER([.CL$4]-[.$B19];2)+POWER([.CL$5]-[.$C19];2)+POWER([.CL$6]-[.$D19];2))" office:value-type="float" office:value="9.19233446954581" calcext:value-type="float">
            <text:p>9,19233446954581</text:p>
          </table:table-cell>
          <table:table-cell table:formula="of:=SQRT(POWER([.CM$4]-[.CI19];2)+POWER([.CM$5]-[.CJ19];2)+POWER([.CM$6]-[.CK19];2))" office:value-type="float" office:value="443.559536708363" calcext:value-type="float">
            <text:p>443,559536708363</text:p>
          </table:table-cell>
          <table:table-cell table:formula="of:=SQRT(POWER([.CN$4]-[.$B19];2)+POWER([.CN$5]-[.$C19];2)+POWER([.CN$6]-[.$D19];2))" office:value-type="float" office:value="12.9859111732677" calcext:value-type="float">
            <text:p>12,9859111732677</text:p>
          </table:table-cell>
          <table:table-cell table:formula="of:=SQRT(POWER([.CO$4]-[.CK19];2)+POWER([.CO$5]-[.CL19];2)+POWER([.CO$6]-[.CM19];2))" office:value-type="float" office:value="503.96203238108" calcext:value-type="float">
            <text:p>503,96203238108</text:p>
          </table:table-cell>
          <table:table-cell table:formula="of:=SQRT(POWER([.CP$4]-[.$B19];2)+POWER([.CP$5]-[.$C19];2)+POWER([.CP$6]-[.$D19];2))" office:value-type="float" office:value="13.0027574383282" calcext:value-type="float">
            <text:p>13,0027574383282</text:p>
          </table:table-cell>
          <table:table-cell table:formula="of:=SQRT(POWER([.CQ$4]-[.CM19];2)+POWER([.CQ$5]-[.CN19];2)+POWER([.CQ$6]-[.CO19];2))" office:value-type="float" office:value="647.393356972042" calcext:value-type="float">
            <text:p>647,393356972042</text:p>
          </table:table-cell>
          <table:table-cell table:formula="of:=SQRT(POWER([.CR$4]-[.$B19];2)+POWER([.CR$5]-[.$C19];2)+POWER([.CR$6]-[.$D19];2))" office:value-type="float" office:value="14.0860631121687" calcext:value-type="float">
            <text:p>14,0860631121687</text:p>
          </table:table-cell>
          <table:table-cell table:formula="of:=SQRT(POWER([.CS$4]-[.CO19];2)+POWER([.CS$5]-[.CP19];2)+POWER([.CS$6]-[.CQ19];2))" office:value-type="float" office:value="797.958982223067" calcext:value-type="float">
            <text:p>797,958982223067</text:p>
          </table:table-cell>
          <table:table-cell table:formula="of:=SQRT(POWER([.CT$4]-[.CP19];2)+POWER([.CT$5]-[.CQ19];2)+POWER([.CT$6]-[.CR19];2))" office:value-type="float" office:value="610.499829299126" calcext:value-type="float">
            <text:p>610,499829299126</text:p>
          </table:table-cell>
          <table:table-cell table:formula="of:=SQRT(POWER([.CU$4]-[.$B19];2)+POWER([.CU$5]-[.$C19];2)+POWER([.CU$6]-[.$D19];2))" office:value-type="float" office:value="10.924134519494" calcext:value-type="float">
            <text:p>10,924134519494</text:p>
          </table:table-cell>
          <table:table-cell table:formula="of:=SQRT(POWER([.CV$4]-[.CR19];2)+POWER([.CV$5]-[.CS19];2)+POWER([.CV$6]-[.CT19];2))" office:value-type="float" office:value="973.504131278549" calcext:value-type="float">
            <text:p>973,504131278549</text:p>
          </table:table-cell>
          <table:table-cell table:formula="of:=SQRT(POWER([.CW$4]-[.$B19];2)+POWER([.CW$5]-[.$C19];2)+POWER([.CW$6]-[.$D19];2))" office:value-type="float" office:value="11.6201492675439" calcext:value-type="float">
            <text:p>11,6201492675439</text:p>
          </table:table-cell>
          <table:table-cell table:formula="of:=SQRT(POWER([.CX$4]-[.CT19];2)+POWER([.CX$5]-[.CU19];2)+POWER([.CX$6]-[.CV19];2))" office:value-type="float" office:value="1125.92083675575" calcext:value-type="float">
            <text:p>1125,92083675575</text:p>
          </table:table-cell>
          <table:table-cell table:formula="of:=SQRT(POWER([.CY$4]-[.$B19];2)+POWER([.CY$5]-[.$C19];2)+POWER([.CY$6]-[.$D19];2))" office:value-type="float" office:value="11.5393155342941" calcext:value-type="float">
            <text:p>11,5393155342941</text:p>
          </table:table-cell>
          <table:table-cell table:formula="of:=SQRT(POWER([.CZ$4]-[.$B19];2)+POWER([.CZ$5]-[.$C19];2)+POWER([.CZ$6]-[.$D19];2))" office:value-type="float" office:value="10.941085777929" calcext:value-type="float">
            <text:p>10,941085777929</text:p>
          </table:table-cell>
          <table:table-cell table:formula="of:=SQRT(POWER([.DA$4]-[.$B19];2)+POWER([.DA$5]-[.$C19];2)+POWER([.DA$6]-[.$D19];2))" office:value-type="float" office:value="11.9492967575502" calcext:value-type="float">
            <text:p>11,9492967575502</text:p>
          </table:table-cell>
          <table:table-cell table:formula="of:=SQRT(POWER([.DB$4]-[.$B19];2)+POWER([.DB$5]-[.$C19];2)+POWER([.DB$6]-[.$D19];2))" office:value-type="float" office:value="9.58662865662377" calcext:value-type="float">
            <text:p>9,586628656623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54" calcext:value-type="float">
            <text:p>44,54</text:p>
          </table:table-cell>
          <table:table-cell office:value-type="float" office:value="42.721" calcext:value-type="float">
            <text:p>42,721</text:p>
          </table:table-cell>
          <table:table-cell office:value-type="float" office:value="12.497" calcext:value-type="float">
            <text:p>12,497</text:p>
          </table:table-cell>
          <table:table-cell/>
          <table:table-cell table:formula="of:=SQRT(POWER([.F$4]-[.B20];2)+POWER([.F$5]-[.C20];2)+POWER([.F$6]-[.D20];2))" office:value-type="float" office:value="17.1585115321813" calcext:value-type="float">
            <text:p>17,1585115321813</text:p>
          </table:table-cell>
          <table:table-cell table:formula="of:=SQRT(POWER([.G$4]-[.$B20];2)+POWER([.G$5]-[.$C20];2)+POWER([.G$6]-[.$D20];2))" office:value-type="float" office:value="16.8287029209027" calcext:value-type="float">
            <text:p>16,8287029209027</text:p>
          </table:table-cell>
          <table:table-cell table:formula="of:=SQRT(POWER([.H$4]-[.D20];2)+POWER([.H$5]-[.E20];2)+POWER([.H$6]-[.F20];2))" office:value-type="float" office:value="50.5728702025653" calcext:value-type="float">
            <text:p>50,5728702025653</text:p>
          </table:table-cell>
          <table:table-cell table:formula="of:=SQRT(POWER([.I$4]-[.$B20];2)+POWER([.I$5]-[.$C20];2)+POWER([.I$6]-[.$D20];2))" office:value-type="float" office:value="15.4577371565181" calcext:value-type="float">
            <text:p>15,4577371565181</text:p>
          </table:table-cell>
          <table:table-cell table:formula="of:=SQRT(POWER([.J$4]-[.F20];2)+POWER([.J$5]-[.G20];2)+POWER([.J$6]-[.H20];2))" office:value-type="float" office:value="56.9302992383355" calcext:value-type="float">
            <text:p>56,9302992383355</text:p>
          </table:table-cell>
          <table:table-cell table:formula="of:=SQRT(POWER([.K$4]-[.$B20];2)+POWER([.K$5]-[.$C20];2)+POWER([.K$6]-[.$D20];2))" office:value-type="float" office:value="17.0788977688843" calcext:value-type="float">
            <text:p>17,0788977688843</text:p>
          </table:table-cell>
          <table:table-cell table:formula="of:=SQRT(POWER([.L$4]-[.H20];2)+POWER([.L$5]-[.I20];2)+POWER([.L$6]-[.J20];2))" office:value-type="float" office:value="62.2016889108864" calcext:value-type="float">
            <text:p>62,2016889108864</text:p>
          </table:table-cell>
          <table:table-cell table:formula="of:=SQRT(POWER([.M$4]-[.$B20];2)+POWER([.M$5]-[.$C20];2)+POWER([.M$6]-[.$D20];2))" office:value-type="float" office:value="17.5677110062751" calcext:value-type="float">
            <text:p>17,5677110062751</text:p>
          </table:table-cell>
          <table:table-cell table:formula="of:=SQRT(POWER([.N$4]-[.J20];2)+POWER([.N$5]-[.K20];2)+POWER([.N$6]-[.L20];2))" office:value-type="float" office:value="58.563844525312" calcext:value-type="float">
            <text:p>58,563844525312</text:p>
          </table:table-cell>
          <table:table-cell table:formula="of:=SQRT(POWER([.O$4]-[.$B20];2)+POWER([.O$5]-[.$C20];2)+POWER([.O$6]-[.$D20];2))" office:value-type="float" office:value="1.56384270308749" calcext:value-type="float">
            <text:p>1,56384270308749</text:p>
          </table:table-cell>
          <table:table-cell table:formula="of:=SQRT(POWER([.P$4]-[.L20];2)+POWER([.P$5]-[.M20];2)+POWER([.P$6]-[.N20];2))" office:value-type="float" office:value="54.7817003343975" calcext:value-type="float">
            <text:p>54,7817003343975</text:p>
          </table:table-cell>
          <table:table-cell table:formula="of:=SQRT(POWER([.Q$4]-[.$B20];2)+POWER([.Q$5]-[.$C20];2)+POWER([.Q$6]-[.$D20];2))" office:value-type="float" office:value="3.00956957055324" calcext:value-type="float">
            <text:p>3,00956957055324</text:p>
          </table:table-cell>
          <table:table-cell table:formula="of:=SQRT(POWER([.R$4]-[.N20];2)+POWER([.R$5]-[.O20];2)+POWER([.R$6]-[.P20];2))" office:value-type="float" office:value="60.6512629250432" calcext:value-type="float">
            <text:p>60,6512629250432</text:p>
          </table:table-cell>
          <table:table-cell table:formula="of:=SQRT(POWER([.S$4]-[.$B20];2)+POWER([.S$5]-[.$C20];2)+POWER([.S$6]-[.$D20];2))" office:value-type="float" office:value="1.52696660081352" calcext:value-type="float">
            <text:p>1,52696660081352</text:p>
          </table:table-cell>
          <table:table-cell table:formula="of:=SQRT(POWER([.T$4]-[.P20];2)+POWER([.T$5]-[.Q20];2)+POWER([.T$6]-[.R20];2))" office:value-type="float" office:value="64.5101878195071" calcext:value-type="float">
            <text:p>64,5101878195071</text:p>
          </table:table-cell>
          <table:table-cell table:formula="of:=SQRT(POWER([.U$4]-[.$B20];2)+POWER([.U$5]-[.$C20];2)+POWER([.U$6]-[.$D20];2))" office:value-type="float" office:value="6.45613700288338" calcext:value-type="float">
            <text:p>6,45613700288338</text:p>
          </table:table-cell>
          <table:table-cell table:formula="of:=SQRT(POWER([.V$4]-[.R20];2)+POWER([.V$5]-[.S20];2)+POWER([.V$6]-[.T20];2))" office:value-type="float" office:value="62.0387757907585" calcext:value-type="float">
            <text:p>62,0387757907585</text:p>
          </table:table-cell>
          <table:table-cell table:formula="of:=SQRT(POWER([.W$4]-[.$B20];2)+POWER([.W$5]-[.$C20];2)+POWER([.W$6]-[.$D20];2))" office:value-type="float" office:value="8.64348361483956" calcext:value-type="float">
            <text:p>8,64348361483956</text:p>
          </table:table-cell>
          <table:table-cell table:formula="of:=SQRT(POWER([.X$4]-[.T20];2)+POWER([.X$5]-[.U20];2)+POWER([.X$6]-[.V20];2))" office:value-type="float" office:value="58.4019352508353" calcext:value-type="float">
            <text:p>58,4019352508353</text:p>
          </table:table-cell>
          <table:table-cell table:formula="of:=SQRT(POWER([.Y$4]-[.$B20];2)+POWER([.Y$5]-[.$C20];2)+POWER([.Y$6]-[.$D20];2))" office:value-type="float" office:value="7.93861077267301" calcext:value-type="float">
            <text:p>7,93861077267301</text:p>
          </table:table-cell>
          <table:table-cell table:formula="of:=SQRT(POWER([.Z$4]-[.V20];2)+POWER([.Z$5]-[.W20];2)+POWER([.Z$6]-[.X20];2))" office:value-type="float" office:value="51.5309686648351" calcext:value-type="float">
            <text:p>51,5309686648351</text:p>
          </table:table-cell>
          <table:table-cell table:formula="of:=SQRT(POWER([.AA$4]-[.$B20];2)+POWER([.AA$5]-[.$C20];2)+POWER([.AA$6]-[.$D20];2))" office:value-type="float" office:value="7.79684929955684" calcext:value-type="float">
            <text:p>7,79684929955684</text:p>
          </table:table-cell>
          <table:table-cell table:formula="of:=SQRT(POWER([.AB$4]-[.X20];2)+POWER([.AB$5]-[.Y20];2)+POWER([.AB$6]-[.Z20];2))" office:value-type="float" office:value="43.9064370347875" calcext:value-type="float">
            <text:p>43,9064370347875</text:p>
          </table:table-cell>
          <table:table-cell table:formula="of:=SQRT(POWER([.AC$4]-[.$B20];2)+POWER([.AC$5]-[.$C20];2)+POWER([.AC$6]-[.$D20];2))" office:value-type="float" office:value="19.4729248701883" calcext:value-type="float">
            <text:p>19,4729248701883</text:p>
          </table:table-cell>
          <table:table-cell table:formula="of:=SQRT(POWER([.AD$4]-[.Z20];2)+POWER([.AD$5]-[.AA20];2)+POWER([.AD$6]-[.AB20];2))" office:value-type="float" office:value="33.951141994045" calcext:value-type="float">
            <text:p>33,951141994045</text:p>
          </table:table-cell>
          <table:table-cell table:formula="of:=SQRT(POWER([.AE$4]-[.$B20];2)+POWER([.AE$5]-[.$C20];2)+POWER([.AE$6]-[.$D20];2))" office:value-type="float" office:value="21.0827460735076" calcext:value-type="float">
            <text:p>21,0827460735076</text:p>
          </table:table-cell>
          <table:table-cell table:formula="of:=SQRT(POWER([.AF$4]-[.AB20];2)+POWER([.AF$5]-[.AC20];2)+POWER([.AF$6]-[.AD20];2))" office:value-type="float" office:value="23.3861567764572" calcext:value-type="float">
            <text:p>23,3861567764572</text:p>
          </table:table-cell>
          <table:table-cell table:formula="of:=SQRT(POWER([.AG$4]-[.$B20];2)+POWER([.AG$5]-[.$C20];2)+POWER([.AG$6]-[.$D20];2))" office:value-type="float" office:value="21.7107279702916" calcext:value-type="float">
            <text:p>21,7107279702916</text:p>
          </table:table-cell>
          <table:table-cell table:formula="of:=SQRT(POWER([.AH$4]-[.AD20];2)+POWER([.AH$5]-[.AE20];2)+POWER([.AH$6]-[.AF20];2))" office:value-type="float" office:value="18.7506264513545" calcext:value-type="float">
            <text:p>18,7506264513545</text:p>
          </table:table-cell>
          <table:table-cell table:formula="of:=SQRT(POWER([.AI$4]-[.$B20];2)+POWER([.AI$5]-[.$C20];2)+POWER([.AI$6]-[.$D20];2))" office:value-type="float" office:value="19.9288920916342" calcext:value-type="float">
            <text:p>19,9288920916342</text:p>
          </table:table-cell>
          <table:table-cell table:formula="of:=SQRT(POWER([.AJ$4]-[.AF20];2)+POWER([.AJ$5]-[.AG20];2)+POWER([.AJ$6]-[.AH20];2))" office:value-type="float" office:value="27.9706538617189" calcext:value-type="float">
            <text:p>27,9706538617189</text:p>
          </table:table-cell>
          <table:table-cell table:formula="of:=SQRT(POWER([.AK$4]-[.$B20];2)+POWER([.AK$5]-[.$C20];2)+POWER([.AK$6]-[.$D20];2))" office:value-type="float" office:value="20.1975272001302" calcext:value-type="float">
            <text:p>20,1975272001302</text:p>
          </table:table-cell>
          <table:table-cell table:formula="of:=SQRT(POWER([.AL$4]-[.AH20];2)+POWER([.AL$5]-[.AI20];2)+POWER([.AL$6]-[.AJ20];2))" office:value-type="float" office:value="34.7136336245735" calcext:value-type="float">
            <text:p>34,7136336245735</text:p>
          </table:table-cell>
          <table:table-cell table:formula="of:=SQRT(POWER([.AM$4]-[.$B20];2)+POWER([.AM$5]-[.$C20];2)+POWER([.AM$6]-[.$D20];2))" office:value-type="float" office:value="20.7328951668598" calcext:value-type="float">
            <text:p>20,7328951668598</text:p>
          </table:table-cell>
          <table:table-cell table:formula="of:=SQRT(POWER([.AN$4]-[.AJ20];2)+POWER([.AN$5]-[.AK20];2)+POWER([.AN$6]-[.AL20];2))" office:value-type="float" office:value="33.1172147069245" calcext:value-type="float">
            <text:p>33,1172147069245</text:p>
          </table:table-cell>
          <table:table-cell table:formula="of:=SQRT(POWER([.AO$4]-[.$B20];2)+POWER([.AO$5]-[.$C20];2)+POWER([.AO$6]-[.$D20];2))" office:value-type="float" office:value="22.2394828626926" calcext:value-type="float">
            <text:p>22,2394828626926</text:p>
          </table:table-cell>
          <table:table-cell table:formula="of:=SQRT(POWER([.AP$4]-[.AL20];2)+POWER([.AP$5]-[.AM20];2)+POWER([.AP$6]-[.AN20];2))" office:value-type="float" office:value="28.4621014825981" calcext:value-type="float">
            <text:p>28,4621014825981</text:p>
          </table:table-cell>
          <table:table-cell table:formula="of:=SQRT(POWER([.AQ$4]-[.$B20];2)+POWER([.AQ$5]-[.$C20];2)+POWER([.AQ$6]-[.$D20];2))" office:value-type="float" office:value="5.60148319644003" calcext:value-type="float">
            <text:p>5,60148319644003</text:p>
          </table:table-cell>
          <table:table-cell table:formula="of:=SQRT(POWER([.AR$4]-[.AN20];2)+POWER([.AR$5]-[.AO20];2)+POWER([.AR$6]-[.AP20];2))" office:value-type="float" office:value="26.7589261015077" calcext:value-type="float">
            <text:p>26,7589261015077</text:p>
          </table:table-cell>
          <table:table-cell table:formula="of:=SQRT(POWER([.AS$4]-[.$B20];2)+POWER([.AS$5]-[.$C20];2)+POWER([.AS$6]-[.$D20];2))" office:value-type="float" office:value="4.96145160210195" calcext:value-type="float">
            <text:p>4,96145160210195</text:p>
          </table:table-cell>
          <table:table-cell table:formula="of:=SQRT(POWER([.AT$4]-[.AP20];2)+POWER([.AT$5]-[.AQ20];2)+POWER([.AT$6]-[.AR20];2))" office:value-type="float" office:value="40.4671947929647" calcext:value-type="float">
            <text:p>40,4671947929647</text:p>
          </table:table-cell>
          <table:table-cell table:formula="of:=SQRT(POWER([.AU$4]-[.$B20];2)+POWER([.AU$5]-[.$C20];2)+POWER([.AU$6]-[.$D20];2))" office:value-type="float" office:value="7.23752533674321" calcext:value-type="float">
            <text:p>7,23752533674321</text:p>
          </table:table-cell>
          <table:table-cell table:formula="of:=SQRT(POWER([.AV$4]-[.AR20];2)+POWER([.AV$5]-[.AS20];2)+POWER([.AV$6]-[.AT20];2))" office:value-type="float" office:value="46.0575356900748" calcext:value-type="float">
            <text:p>46,0575356900748</text:p>
          </table:table-cell>
          <table:table-cell table:formula="of:=SQRT(POWER([.AW$4]-[.$B20];2)+POWER([.AW$5]-[.$C20];2)+POWER([.AW$6]-[.$D20];2))" office:value-type="float" office:value="8.40318397989714" calcext:value-type="float">
            <text:p>8,40318397989714</text:p>
          </table:table-cell>
          <table:table-cell table:formula="of:=SQRT(POWER([.AX$4]-[.AT20];2)+POWER([.AX$5]-[.AU20];2)+POWER([.AX$6]-[.AV20];2))" office:value-type="float" office:value="44.3735335908417" calcext:value-type="float">
            <text:p>44,3735335908417</text:p>
          </table:table-cell>
          <table:table-cell table:formula="of:=SQRT(POWER([.AY$4]-[.$B20];2)+POWER([.AY$5]-[.$C20];2)+POWER([.AY$6]-[.$D20];2))" office:value-type="float" office:value="9.94184057405871" calcext:value-type="float">
            <text:p>9,94184057405871</text:p>
          </table:table-cell>
          <table:table-cell table:formula="of:=SQRT(POWER([.AZ$4]-[.AV20];2)+POWER([.AZ$5]-[.AW20];2)+POWER([.AZ$6]-[.AX20];2))" office:value-type="float" office:value="51.2269277449583" calcext:value-type="float">
            <text:p>51,2269277449583</text:p>
          </table:table-cell>
          <table:table-cell table:formula="of:=SQRT(POWER([.BA$4]-[.$B20];2)+POWER([.BA$5]-[.$C20];2)+POWER([.BA$6]-[.$D20];2))" office:value-type="float" office:value="12.1801965501383" calcext:value-type="float">
            <text:p>12,1801965501383</text:p>
          </table:table-cell>
          <table:table-cell table:formula="of:=SQRT(POWER([.BB$4]-[.AX20];2)+POWER([.BB$5]-[.AY20];2)+POWER([.BB$6]-[.AZ20];2))" office:value-type="float" office:value="57.1582136705345" calcext:value-type="float">
            <text:p>57,1582136705345</text:p>
          </table:table-cell>
          <table:table-cell table:formula="of:=SQRT(POWER([.BC$4]-[.$B20];2)+POWER([.BC$5]-[.$C20];2)+POWER([.BC$6]-[.$D20];2))" office:value-type="float" office:value="10.2311000874784" calcext:value-type="float">
            <text:p>10,2311000874784</text:p>
          </table:table-cell>
          <table:table-cell table:formula="of:=SQRT(POWER([.BD$4]-[.AZ20];2)+POWER([.BD$5]-[.BA20];2)+POWER([.BD$6]-[.BB20];2))" office:value-type="float" office:value="59.0053578049268" calcext:value-type="float">
            <text:p>59,0053578049268</text:p>
          </table:table-cell>
          <table:table-cell table:formula="of:=SQRT(POWER([.BE$4]-[.$B20];2)+POWER([.BE$5]-[.$C20];2)+POWER([.BE$6]-[.$D20];2))" office:value-type="float" office:value="11.6974849433543" calcext:value-type="float">
            <text:p>11,6974849433543</text:p>
          </table:table-cell>
          <table:table-cell table:formula="of:=SQRT(POWER([.BF$4]-[.BB20];2)+POWER([.BF$5]-[.BC20];2)+POWER([.BF$6]-[.BD20];2))" office:value-type="float" office:value="64.0939488491967" calcext:value-type="float">
            <text:p>64,0939488491967</text:p>
          </table:table-cell>
          <table:table-cell table:formula="of:=SQRT(POWER([.BG$4]-[.$B20];2)+POWER([.BG$5]-[.$C20];2)+POWER([.BG$6]-[.$D20];2))" office:value-type="float" office:value="12.7791760297759" calcext:value-type="float">
            <text:p>12,7791760297759</text:p>
          </table:table-cell>
          <table:table-cell table:formula="of:=SQRT(POWER([.BH$4]-[.BD20];2)+POWER([.BH$5]-[.BE20];2)+POWER([.BH$6]-[.BF20];2))" office:value-type="float" office:value="67.7791863906259" calcext:value-type="float">
            <text:p>67,7791863906259</text:p>
          </table:table-cell>
          <table:table-cell table:formula="of:=SQRT(POWER([.BI$4]-[.$B20];2)+POWER([.BI$5]-[.$C20];2)+POWER([.BI$6]-[.$D20];2))" office:value-type="float" office:value="13.3753344631078" calcext:value-type="float">
            <text:p>13,3753344631078</text:p>
          </table:table-cell>
          <table:table-cell table:formula="of:=SQRT(POWER([.BJ$4]-[.BF20];2)+POWER([.BJ$5]-[.BG20];2)+POWER([.BJ$6]-[.BH20];2))" office:value-type="float" office:value="71.5680211303029" calcext:value-type="float">
            <text:p>71,5680211303029</text:p>
          </table:table-cell>
          <table:table-cell table:formula="of:=SQRT(POWER([.BK$4]-[.$B20];2)+POWER([.BK$5]-[.$C20];2)+POWER([.BK$6]-[.$D20];2))" office:value-type="float" office:value="15.1992977140393" calcext:value-type="float">
            <text:p>15,1992977140393</text:p>
          </table:table-cell>
          <table:table-cell table:formula="of:=SQRT(POWER([.BL$4]-[.BH20];2)+POWER([.BL$5]-[.BI20];2)+POWER([.BL$6]-[.BJ20];2))" office:value-type="float" office:value="76.3882340230483" calcext:value-type="float">
            <text:p>76,3882340230483</text:p>
          </table:table-cell>
          <table:table-cell table:formula="of:=SQRT(POWER([.BM$4]-[.$B20];2)+POWER([.BM$5]-[.$C20];2)+POWER([.BM$6]-[.$D20];2))" office:value-type="float" office:value="13.1594541300162" calcext:value-type="float">
            <text:p>13,1594541300162</text:p>
          </table:table-cell>
          <table:table-cell table:formula="of:=SQRT(POWER([.BN$4]-[.BJ20];2)+POWER([.BN$5]-[.BK20];2)+POWER([.BN$6]-[.BL20];2))" office:value-type="float" office:value="81.9232743640973" calcext:value-type="float">
            <text:p>81,9232743640973</text:p>
          </table:table-cell>
          <table:table-cell table:formula="of:=SQRT(POWER([.BO$4]-[.$B20];2)+POWER([.BO$5]-[.$C20];2)+POWER([.BO$6]-[.$D20];2))" office:value-type="float" office:value="15.3486346624056" calcext:value-type="float">
            <text:p>15,3486346624056</text:p>
          </table:table-cell>
          <table:table-cell table:formula="of:=SQRT(POWER([.BP$4]-[.BL20];2)+POWER([.BP$5]-[.BM20];2)+POWER([.BP$6]-[.BN20];2))" office:value-type="float" office:value="89.5808478789586" calcext:value-type="float">
            <text:p>89,5808478789586</text:p>
          </table:table-cell>
          <table:table-cell table:formula="of:=SQRT(POWER([.BQ$4]-[.$B20];2)+POWER([.BQ$5]-[.$C20];2)+POWER([.BQ$6]-[.$D20];2))" office:value-type="float" office:value="17.8603980358781" calcext:value-type="float">
            <text:p>17,8603980358781</text:p>
          </table:table-cell>
          <table:table-cell table:formula="of:=SQRT(POWER([.BR$4]-[.BN20];2)+POWER([.BR$5]-[.BO20];2)+POWER([.BR$6]-[.BP20];2))" office:value-type="float" office:value="97.0922753214486" calcext:value-type="float">
            <text:p>97,0922753214486</text:p>
          </table:table-cell>
          <table:table-cell table:formula="of:=SQRT(POWER([.BS$4]-[.$B20];2)+POWER([.BS$5]-[.$C20];2)+POWER([.BS$6]-[.$D20];2))" office:value-type="float" office:value="19.0662615370712" calcext:value-type="float">
            <text:p>19,0662615370712</text:p>
          </table:table-cell>
          <table:table-cell table:formula="of:=SQRT(POWER([.BT$4]-[.BP20];2)+POWER([.BT$5]-[.BQ20];2)+POWER([.BT$6]-[.BR20];2))" office:value-type="float" office:value="107.127189477091" calcext:value-type="float">
            <text:p>107,127189477091</text:p>
          </table:table-cell>
          <table:table-cell table:formula="of:=SQRT(POWER([.BU$4]-[.$B20];2)+POWER([.BU$5]-[.$C20];2)+POWER([.BU$6]-[.$D20];2))" office:value-type="float" office:value="19.0751515328188" calcext:value-type="float">
            <text:p>19,0751515328188</text:p>
          </table:table-cell>
          <table:table-cell table:formula="of:=SQRT(POWER([.BV$4]-[.BR20];2)+POWER([.BV$5]-[.BS20];2)+POWER([.BV$6]-[.BT20];2))" office:value-type="float" office:value="120.739186315434" calcext:value-type="float">
            <text:p>120,739186315434</text:p>
          </table:table-cell>
          <table:table-cell table:formula="of:=SQRT(POWER([.BW$4]-[.$B20];2)+POWER([.BW$5]-[.$C20];2)+POWER([.BW$6]-[.$D20];2))" office:value-type="float" office:value="12.4257672600126" calcext:value-type="float">
            <text:p>12,4257672600126</text:p>
          </table:table-cell>
          <table:table-cell table:formula="of:=SQRT(POWER([.BX$4]-[.BT20];2)+POWER([.BX$5]-[.BU20];2)+POWER([.BX$6]-[.BV20];2))" office:value-type="float" office:value="133.981916574815" calcext:value-type="float">
            <text:p>133,981916574815</text:p>
          </table:table-cell>
          <table:table-cell table:formula="of:=SQRT(POWER([.BY$4]-[.$B20];2)+POWER([.BY$5]-[.$C20];2)+POWER([.BY$6]-[.$D20];2))" office:value-type="float" office:value="11.3774166663615" calcext:value-type="float">
            <text:p>11,3774166663615</text:p>
          </table:table-cell>
          <table:table-cell table:formula="of:=SQRT(POWER([.BZ$4]-[.BV20];2)+POWER([.BZ$5]-[.BW20];2)+POWER([.BZ$6]-[.BX20];2))" office:value-type="float" office:value="153.539408159104" calcext:value-type="float">
            <text:p>153,539408159104</text:p>
          </table:table-cell>
          <table:table-cell table:formula="of:=SQRT(POWER([.CA$4]-[.$B20];2)+POWER([.CA$5]-[.$C20];2)+POWER([.CA$6]-[.$D20];2))" office:value-type="float" office:value="10.0690377891832" calcext:value-type="float">
            <text:p>10,0690377891832</text:p>
          </table:table-cell>
          <table:table-cell table:formula="of:=SQRT(POWER([.CB$4]-[.BX20];2)+POWER([.CB$5]-[.BY20];2)+POWER([.CB$6]-[.BZ20];2))" office:value-type="float" office:value="174.794851882864" calcext:value-type="float">
            <text:p>174,794851882864</text:p>
          </table:table-cell>
          <table:table-cell table:formula="of:=SQRT(POWER([.CC$4]-[.$B20];2)+POWER([.CC$5]-[.$C20];2)+POWER([.CC$6]-[.$D20];2))" office:value-type="float" office:value="10.8314112653892" calcext:value-type="float">
            <text:p>10,8314112653892</text:p>
          </table:table-cell>
          <table:table-cell table:formula="of:=SQRT(POWER([.CD$4]-[.BZ20];2)+POWER([.CD$5]-[.CA20];2)+POWER([.CD$6]-[.CB20];2))" office:value-type="float" office:value="203.126313550603" calcext:value-type="float">
            <text:p>203,126313550603</text:p>
          </table:table-cell>
          <table:table-cell table:formula="of:=SQRT(POWER([.CE$4]-[.$B20];2)+POWER([.CE$5]-[.$C20];2)+POWER([.CE$6]-[.$D20];2))" office:value-type="float" office:value="10.9538484561363" calcext:value-type="float">
            <text:p>10,9538484561363</text:p>
          </table:table-cell>
          <table:table-cell table:formula="of:=SQRT(POWER([.CF$4]-[.CB20];2)+POWER([.CF$5]-[.CC20];2)+POWER([.CF$6]-[.CD20];2))" office:value-type="float" office:value="237.706698608911" calcext:value-type="float">
            <text:p>237,706698608911</text:p>
          </table:table-cell>
          <table:table-cell table:formula="of:=SQRT(POWER([.CG$4]-[.$B20];2)+POWER([.CG$5]-[.$C20];2)+POWER([.CG$6]-[.$D20];2))" office:value-type="float" office:value="9.99361611229889" calcext:value-type="float">
            <text:p>9,99361611229889</text:p>
          </table:table-cell>
          <table:table-cell table:formula="of:=SQRT(POWER([.CH$4]-[.CD20];2)+POWER([.CH$5]-[.CE20];2)+POWER([.CH$6]-[.CF20];2))" office:value-type="float" office:value="281.411300900102" calcext:value-type="float">
            <text:p>281,411300900102</text:p>
          </table:table-cell>
          <table:table-cell table:formula="of:=SQRT(POWER([.CI$4]-[.$B20];2)+POWER([.CI$5]-[.$C20];2)+POWER([.CI$6]-[.$D20];2))" office:value-type="float" office:value="11.1985861161131" calcext:value-type="float">
            <text:p>11,1985861161131</text:p>
          </table:table-cell>
          <table:table-cell table:formula="of:=SQRT(POWER([.CJ$4]-[.CF20];2)+POWER([.CJ$5]-[.CG20];2)+POWER([.CJ$6]-[.CH20];2))" office:value-type="float" office:value="341.964002965437" calcext:value-type="float">
            <text:p>341,964002965437</text:p>
          </table:table-cell>
          <table:table-cell table:formula="of:=SQRT(POWER([.CK$4]-[.CG20];2)+POWER([.CK$5]-[.CH20];2)+POWER([.CK$6]-[.CI20];2))" office:value-type="float" office:value="246.043787386272" calcext:value-type="float">
            <text:p>246,043787386272</text:p>
          </table:table-cell>
          <table:table-cell table:formula="of:=SQRT(POWER([.CL$4]-[.$B20];2)+POWER([.CL$5]-[.$C20];2)+POWER([.CL$6]-[.$D20];2))" office:value-type="float" office:value="9.71829028173166" calcext:value-type="float">
            <text:p>9,71829028173166</text:p>
          </table:table-cell>
          <table:table-cell table:formula="of:=SQRT(POWER([.CM$4]-[.CI20];2)+POWER([.CM$5]-[.CJ20];2)+POWER([.CM$6]-[.CK20];2))" office:value-type="float" office:value="388.938203721398" calcext:value-type="float">
            <text:p>388,938203721398</text:p>
          </table:table-cell>
          <table:table-cell table:formula="of:=SQRT(POWER([.CN$4]-[.$B20];2)+POWER([.CN$5]-[.$C20];2)+POWER([.CN$6]-[.$D20];2))" office:value-type="float" office:value="13.8739592762845" calcext:value-type="float">
            <text:p>13,8739592762845</text:p>
          </table:table-cell>
          <table:table-cell table:formula="of:=SQRT(POWER([.CO$4]-[.CK20];2)+POWER([.CO$5]-[.CL20];2)+POWER([.CO$6]-[.CM20];2))" office:value-type="float" office:value="439.875293703761" calcext:value-type="float">
            <text:p>439,875293703761</text:p>
          </table:table-cell>
          <table:table-cell table:formula="of:=SQRT(POWER([.CP$4]-[.$B20];2)+POWER([.CP$5]-[.$C20];2)+POWER([.CP$6]-[.$D20];2))" office:value-type="float" office:value="13.9497237965488" calcext:value-type="float">
            <text:p>13,9497237965488</text:p>
          </table:table-cell>
          <table:table-cell table:formula="of:=SQRT(POWER([.CQ$4]-[.CM20];2)+POWER([.CQ$5]-[.CN20];2)+POWER([.CQ$6]-[.CO20];2))" office:value-type="float" office:value="563.226822881543" calcext:value-type="float">
            <text:p>563,226822881543</text:p>
          </table:table-cell>
          <table:table-cell table:formula="of:=SQRT(POWER([.CR$4]-[.$B20];2)+POWER([.CR$5]-[.$C20];2)+POWER([.CR$6]-[.$D20];2))" office:value-type="float" office:value="15.1650211012052" calcext:value-type="float">
            <text:p>15,1650211012052</text:p>
          </table:table-cell>
          <table:table-cell table:formula="of:=SQRT(POWER([.CS$4]-[.CO20];2)+POWER([.CS$5]-[.CP20];2)+POWER([.CS$6]-[.CQ20];2))" office:value-type="float" office:value="692.211148540654" calcext:value-type="float">
            <text:p>692,211148540654</text:p>
          </table:table-cell>
          <table:table-cell table:formula="of:=SQRT(POWER([.CT$4]-[.CP20];2)+POWER([.CT$5]-[.CQ20];2)+POWER([.CT$6]-[.CR20];2))" office:value-type="float" office:value="526.371753510369" calcext:value-type="float">
            <text:p>526,371753510369</text:p>
          </table:table-cell>
          <table:table-cell table:formula="of:=SQRT(POWER([.CU$4]-[.$B20];2)+POWER([.CU$5]-[.$C20];2)+POWER([.CU$6]-[.$D20];2))" office:value-type="float" office:value="11.535615024783" calcext:value-type="float">
            <text:p>11,535615024783</text:p>
          </table:table-cell>
          <table:table-cell table:formula="of:=SQRT(POWER([.CV$4]-[.CR20];2)+POWER([.CV$5]-[.CS20];2)+POWER([.CV$6]-[.CT20];2))" office:value-type="float" office:value="838.395283735915" calcext:value-type="float">
            <text:p>838,395283735915</text:p>
          </table:table-cell>
          <table:table-cell table:formula="of:=SQRT(POWER([.CW$4]-[.$B20];2)+POWER([.CW$5]-[.$C20];2)+POWER([.CW$6]-[.$D20];2))" office:value-type="float" office:value="11.6151997830429" calcext:value-type="float">
            <text:p>11,6151997830429</text:p>
          </table:table-cell>
          <table:table-cell table:formula="of:=SQRT(POWER([.CX$4]-[.CT20];2)+POWER([.CX$5]-[.CU20];2)+POWER([.CX$6]-[.CV20];2))" office:value-type="float" office:value="966.848032900031" calcext:value-type="float">
            <text:p>966,848032900031</text:p>
          </table:table-cell>
          <table:table-cell table:formula="of:=SQRT(POWER([.CY$4]-[.$B20];2)+POWER([.CY$5]-[.$C20];2)+POWER([.CY$6]-[.$D20];2))" office:value-type="float" office:value="11.9605657892927" calcext:value-type="float">
            <text:p>11,9605657892927</text:p>
          </table:table-cell>
          <table:table-cell table:formula="of:=SQRT(POWER([.CZ$4]-[.$B20];2)+POWER([.CZ$5]-[.$C20];2)+POWER([.CZ$6]-[.$D20];2))" office:value-type="float" office:value="11.6494990879437" calcext:value-type="float">
            <text:p>11,6494990879437</text:p>
          </table:table-cell>
          <table:table-cell table:formula="of:=SQRT(POWER([.DA$4]-[.$B20];2)+POWER([.DA$5]-[.$C20];2)+POWER([.DA$6]-[.$D20];2))" office:value-type="float" office:value="12.6588290927716" calcext:value-type="float">
            <text:p>12,6588290927716</text:p>
          </table:table-cell>
          <table:table-cell table:formula="of:=SQRT(POWER([.DB$4]-[.$B20];2)+POWER([.DB$5]-[.$C20];2)+POWER([.DB$6]-[.$D20];2))" office:value-type="float" office:value="10.2281827320399" calcext:value-type="float">
            <text:p>10,22818273203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559" calcext:value-type="float">
            <text:p>45,559</text:p>
          </table:table-cell>
          <table:table-cell office:value-type="float" office:value="41.646" calcext:value-type="float">
            <text:p>41,646</text:p>
          </table:table-cell>
          <table:table-cell office:value-type="float" office:value="12.868" calcext:value-type="float">
            <text:p>12,868</text:p>
          </table:table-cell>
          <table:table-cell/>
          <table:table-cell table:formula="of:=SQRT(POWER([.F$4]-[.$B21];2)+POWER([.F$5]-[.$C21];2)+POWER([.F$6]-[.$D21];2))" office:value-type="float" office:value="17.9610324035118" calcext:value-type="float">
            <text:p>17,9610324035118</text:p>
          </table:table-cell>
          <table:table-cell table:formula="of:=SQRT(POWER([.G$4]-[.$B21];2)+POWER([.G$5]-[.$C21];2)+POWER([.G$6]-[.$D21];2))" office:value-type="float" office:value="17.7191023756848" calcext:value-type="float">
            <text:p>17,7191023756848</text:p>
          </table:table-cell>
          <table:table-cell table:formula="of:=SQRT(POWER([.H$4]-[.$B21];2)+POWER([.H$5]-[.$C21];2)+POWER([.H$6]-[.$D21];2))" office:value-type="float" office:value="17.2602351374482" calcext:value-type="float">
            <text:p>17,2602351374482</text:p>
          </table:table-cell>
          <table:table-cell table:formula="of:=SQRT(POWER([.I$4]-[.$B21];2)+POWER([.I$5]-[.$C21];2)+POWER([.I$6]-[.$D21];2))" office:value-type="float" office:value="16.4332594758313" calcext:value-type="float">
            <text:p>16,4332594758313</text:p>
          </table:table-cell>
          <table:table-cell table:formula="of:=SQRT(POWER([.J$4]-[.$B21];2)+POWER([.J$5]-[.$C21];2)+POWER([.J$6]-[.$D21];2))" office:value-type="float" office:value="16.9852867211596" calcext:value-type="float">
            <text:p>16,9852867211596</text:p>
          </table:table-cell>
          <table:table-cell table:formula="of:=SQRT(POWER([.K$4]-[.$B21];2)+POWER([.K$5]-[.$C21];2)+POWER([.K$6]-[.$D21];2))" office:value-type="float" office:value="17.9488760093773" calcext:value-type="float">
            <text:p>17,9488760093773</text:p>
          </table:table-cell>
          <table:table-cell table:formula="of:=SQRT(POWER([.L$4]-[.$B21];2)+POWER([.L$5]-[.$C21];2)+POWER([.L$6]-[.$D21];2))" office:value-type="float" office:value="15.5484809869003" calcext:value-type="float">
            <text:p>15,5484809869003</text:p>
          </table:table-cell>
          <table:table-cell table:formula="of:=SQRT(POWER([.M$4]-[.$B21];2)+POWER([.M$5]-[.$C21];2)+POWER([.M$6]-[.$D21];2))" office:value-type="float" office:value="18.3413332394349" calcext:value-type="float">
            <text:p>18,3413332394349</text:p>
          </table:table-cell>
          <table:table-cell table:formula="of:=SQRT(POWER([.N$4]-[.$B21];2)+POWER([.N$5]-[.$C21];2)+POWER([.N$6]-[.$D21];2))" office:value-type="float" office:value="3.84083337311058" calcext:value-type="float">
            <text:p>3,84083337311058</text:p>
          </table:table-cell>
          <table:table-cell table:formula="of:=SQRT(POWER([.O$4]-[.$B21];2)+POWER([.O$5]-[.$C21];2)+POWER([.O$6]-[.$D21];2))" office:value-type="float" office:value="2.56499883040909" calcext:value-type="float">
            <text:p>2,56499883040909</text:p>
          </table:table-cell>
          <table:table-cell table:formula="of:=SQRT(POWER([.P$4]-[.$B21];2)+POWER([.P$5]-[.$C21];2)+POWER([.P$6]-[.$D21];2))" office:value-type="float" office:value="2.92932807995281" calcext:value-type="float">
            <text:p>2,92932807995281</text:p>
          </table:table-cell>
          <table:table-cell table:formula="of:=SQRT(POWER([.Q$4]-[.$B21];2)+POWER([.Q$5]-[.$C21];2)+POWER([.Q$6]-[.$D21];2))" office:value-type="float" office:value="3.44134247060649" calcext:value-type="float">
            <text:p>3,44134247060649</text:p>
          </table:table-cell>
          <table:table-cell table:formula="of:=SQRT(POWER([.R$4]-[.$B21];2)+POWER([.R$5]-[.$C21];2)+POWER([.R$6]-[.$D21];2))" office:value-type="float" office:value="1.52696660081352" calcext:value-type="float">
            <text:p>1,52696660081352</text:p>
          </table:table-cell>
          <table:table-cell table:formula="of:=SQRT(POWER([.S$4]-[.$B21];2)+POWER([.S$5]-[.$C21];2)+POWER([.S$6]-[.$D21];2))" office:value-type="float" office:value="0" calcext:value-type="float">
            <text:p>0</text:p>
          </table:table-cell>
          <table:table-cell table:formula="of:=SQRT(POWER([.T$4]-[.$B21];2)+POWER([.T$5]-[.$C21];2)+POWER([.T$6]-[.$D21];2))" office:value-type="float" office:value="2.42848883052816" calcext:value-type="float">
            <text:p>2,42848883052816</text:p>
          </table:table-cell>
          <table:table-cell table:formula="of:=SQRT(POWER([.U$4]-[.$B21];2)+POWER([.U$5]-[.$C21];2)+POWER([.U$6]-[.$D21];2))" office:value-type="float" office:value="5.71814183104967" calcext:value-type="float">
            <text:p>5,71814183104967</text:p>
          </table:table-cell>
          <table:table-cell table:formula="of:=SQRT(POWER([.V$4]-[.$B21];2)+POWER([.V$5]-[.$C21];2)+POWER([.V$6]-[.$D21];2))" office:value-type="float" office:value="6.37127914943303" calcext:value-type="float">
            <text:p>6,37127914943303</text:p>
          </table:table-cell>
          <table:table-cell table:formula="of:=SQRT(POWER([.W$4]-[.$B21];2)+POWER([.W$5]-[.$C21];2)+POWER([.W$6]-[.$D21];2))" office:value-type="float" office:value="7.72055865854279" calcext:value-type="float">
            <text:p>7,72055865854279</text:p>
          </table:table-cell>
          <table:table-cell table:formula="of:=SQRT(POWER([.X$4]-[.$B21];2)+POWER([.X$5]-[.$C21];2)+POWER([.X$6]-[.$D21];2))" office:value-type="float" office:value="8.34526434572327" calcext:value-type="float">
            <text:p>8,34526434572327</text:p>
          </table:table-cell>
          <table:table-cell table:formula="of:=SQRT(POWER([.Y$4]-[.$B21];2)+POWER([.Y$5]-[.$C21];2)+POWER([.Y$6]-[.$D21];2))" office:value-type="float" office:value="6.98632879272082" calcext:value-type="float">
            <text:p>6,98632879272082</text:p>
          </table:table-cell>
          <table:table-cell table:formula="of:=SQRT(POWER([.Z$4]-[.$B21];2)+POWER([.Z$5]-[.$C21];2)+POWER([.Z$6]-[.$D21];2))" office:value-type="float" office:value="7.60791029126922" calcext:value-type="float">
            <text:p>7,60791029126922</text:p>
          </table:table-cell>
          <table:table-cell table:formula="of:=SQRT(POWER([.AA$4]-[.$B21];2)+POWER([.AA$5]-[.$C21];2)+POWER([.AA$6]-[.$D21];2))" office:value-type="float" office:value="7.0705337846587" calcext:value-type="float">
            <text:p>7,0705337846587</text:p>
          </table:table-cell>
          <table:table-cell table:formula="of:=SQRT(POWER([.AB$4]-[.$B21];2)+POWER([.AB$5]-[.$C21];2)+POWER([.AB$6]-[.$D21];2))" office:value-type="float" office:value="16.7963727334208" calcext:value-type="float">
            <text:p>16,7963727334208</text:p>
          </table:table-cell>
          <table:table-cell table:formula="of:=SQRT(POWER([.AC$4]-[.$B21];2)+POWER([.AC$5]-[.$C21];2)+POWER([.AC$6]-[.$D21];2))" office:value-type="float" office:value="18.2635363497872" calcext:value-type="float">
            <text:p>18,2635363497872</text:p>
          </table:table-cell>
          <table:table-cell table:formula="of:=SQRT(POWER([.AD$4]-[.$B21];2)+POWER([.AD$5]-[.$C21];2)+POWER([.AD$6]-[.$D21];2))" office:value-type="float" office:value="18.9343540159151" calcext:value-type="float">
            <text:p>18,9343540159151</text:p>
          </table:table-cell>
          <table:table-cell table:formula="of:=SQRT(POWER([.AE$4]-[.$B21];2)+POWER([.AE$5]-[.$C21];2)+POWER([.AE$6]-[.$D21];2))" office:value-type="float" office:value="19.8238770425969" calcext:value-type="float">
            <text:p>19,8238770425969</text:p>
          </table:table-cell>
          <table:table-cell table:formula="of:=SQRT(POWER([.AF$4]-[.$B21];2)+POWER([.AF$5]-[.$C21];2)+POWER([.AF$6]-[.$D21];2))" office:value-type="float" office:value="18.9913305221093" calcext:value-type="float">
            <text:p>18,9913305221093</text:p>
          </table:table-cell>
          <table:table-cell table:formula="of:=SQRT(POWER([.AG$4]-[.$B21];2)+POWER([.AG$5]-[.$C21];2)+POWER([.AG$6]-[.$D21];2))" office:value-type="float" office:value="20.5116298231028" calcext:value-type="float">
            <text:p>20,5116298231028</text:p>
          </table:table-cell>
          <table:table-cell table:formula="of:=SQRT(POWER([.AH$4]-[.$B21];2)+POWER([.AH$5]-[.$C21];2)+POWER([.AH$6]-[.$D21];2))" office:value-type="float" office:value="18.6591907112822" calcext:value-type="float">
            <text:p>18,6591907112822</text:p>
          </table:table-cell>
          <table:table-cell table:formula="of:=SQRT(POWER([.AI$4]-[.$B21];2)+POWER([.AI$5]-[.$C21];2)+POWER([.AI$6]-[.$D21];2))" office:value-type="float" office:value="18.6106712130433" calcext:value-type="float">
            <text:p>18,6106712130433</text:p>
          </table:table-cell>
          <table:table-cell table:formula="of:=SQRT(POWER([.AJ$4]-[.$B21];2)+POWER([.AJ$5]-[.$C21];2)+POWER([.AJ$6]-[.$D21];2))" office:value-type="float" office:value="19.2406629043804" calcext:value-type="float">
            <text:p>19,2406629043804</text:p>
          </table:table-cell>
          <table:table-cell table:formula="of:=SQRT(POWER([.AK$4]-[.$B21];2)+POWER([.AK$5]-[.$C21];2)+POWER([.AK$6]-[.$D21];2))" office:value-type="float" office:value="18.8222766423193" calcext:value-type="float">
            <text:p>18,8222766423193</text:p>
          </table:table-cell>
          <table:table-cell table:formula="of:=SQRT(POWER([.AL$4]-[.$B21];2)+POWER([.AL$5]-[.$C21];2)+POWER([.AL$6]-[.$D21];2))" office:value-type="float" office:value="19.474533884024" calcext:value-type="float">
            <text:p>19,474533884024</text:p>
          </table:table-cell>
          <table:table-cell table:formula="of:=SQRT(POWER([.AM$4]-[.$B21];2)+POWER([.AM$5]-[.$C21];2)+POWER([.AM$6]-[.$D21];2))" office:value-type="float" office:value="19.3346083746219" calcext:value-type="float">
            <text:p>19,3346083746219</text:p>
          </table:table-cell>
          <table:table-cell table:formula="of:=SQRT(POWER([.AN$4]-[.$B21];2)+POWER([.AN$5]-[.$C21];2)+POWER([.AN$6]-[.$D21];2))" office:value-type="float" office:value="20.6118052581524" calcext:value-type="float">
            <text:p>20,6118052581524</text:p>
          </table:table-cell>
          <table:table-cell table:formula="of:=SQRT(POWER([.AO$4]-[.$B21];2)+POWER([.AO$5]-[.$C21];2)+POWER([.AO$6]-[.$D21];2))" office:value-type="float" office:value="20.8925657830722" calcext:value-type="float">
            <text:p>20,8925657830722</text:p>
          </table:table-cell>
          <table:table-cell table:formula="of:=SQRT(POWER([.AP$4]-[.$B21];2)+POWER([.AP$5]-[.$C21];2)+POWER([.AP$6]-[.$D21];2))" office:value-type="float" office:value="20.5733763879437" calcext:value-type="float">
            <text:p>20,5733763879437</text:p>
          </table:table-cell>
          <table:table-cell table:formula="of:=SQRT(POWER([.AQ$4]-[.$B21];2)+POWER([.AQ$5]-[.$C21];2)+POWER([.AQ$6]-[.$D21];2))" office:value-type="float" office:value="4.44674004187337" calcext:value-type="float">
            <text:p>4,44674004187337</text:p>
          </table:table-cell>
          <table:table-cell table:formula="of:=SQRT(POWER([.AR$4]-[.$B21];2)+POWER([.AR$5]-[.$C21];2)+POWER([.AR$6]-[.$D21];2))" office:value-type="float" office:value="5.06407158322234" calcext:value-type="float">
            <text:p>5,06407158322234</text:p>
          </table:table-cell>
          <table:table-cell table:formula="of:=SQRT(POWER([.AS$4]-[.$B21];2)+POWER([.AS$5]-[.$C21];2)+POWER([.AS$6]-[.$D21];2))" office:value-type="float" office:value="4.3425210419755" calcext:value-type="float">
            <text:p>4,3425210419755</text:p>
          </table:table-cell>
          <table:table-cell table:formula="of:=SQRT(POWER([.AT$4]-[.$B21];2)+POWER([.AT$5]-[.$C21];2)+POWER([.AT$6]-[.$D21];2))" office:value-type="float" office:value="3.4604886938119" calcext:value-type="float">
            <text:p>3,4604886938119</text:p>
          </table:table-cell>
          <table:table-cell table:formula="of:=SQRT(POWER([.AU$4]-[.$B21];2)+POWER([.AU$5]-[.$C21];2)+POWER([.AU$6]-[.$D21];2))" office:value-type="float" office:value="6.39895663370209" calcext:value-type="float">
            <text:p>6,39895663370209</text:p>
          </table:table-cell>
          <table:table-cell table:formula="of:=SQRT(POWER([.AV$4]-[.$B21];2)+POWER([.AV$5]-[.$C21];2)+POWER([.AV$6]-[.$D21];2))" office:value-type="float" office:value="6.34327155338631" calcext:value-type="float">
            <text:p>6,34327155338631</text:p>
          </table:table-cell>
          <table:table-cell table:formula="of:=SQRT(POWER([.AW$4]-[.$B21];2)+POWER([.AW$5]-[.$C21];2)+POWER([.AW$6]-[.$D21];2))" office:value-type="float" office:value="7.3833497817725" calcext:value-type="float">
            <text:p>7,3833497817725</text:p>
          </table:table-cell>
          <table:table-cell table:formula="of:=SQRT(POWER([.AX$4]-[.$B21];2)+POWER([.AX$5]-[.$C21];2)+POWER([.AX$6]-[.$D21];2))" office:value-type="float" office:value="7.72125708677026" calcext:value-type="float">
            <text:p>7,72125708677026</text:p>
          </table:table-cell>
          <table:table-cell table:formula="of:=SQRT(POWER([.AY$4]-[.$B21];2)+POWER([.AY$5]-[.$C21];2)+POWER([.AY$6]-[.$D21];2))" office:value-type="float" office:value="11.0900411631337" calcext:value-type="float">
            <text:p>11,0900411631337</text:p>
          </table:table-cell>
          <table:table-cell table:formula="of:=SQRT(POWER([.AZ$4]-[.$B21];2)+POWER([.AZ$5]-[.$C21];2)+POWER([.AZ$6]-[.$D21];2))" office:value-type="float" office:value="11.9233713772574" calcext:value-type="float">
            <text:p>11,9233713772574</text:p>
          </table:table-cell>
          <table:table-cell table:formula="of:=SQRT(POWER([.BA$4]-[.$B21];2)+POWER([.BA$5]-[.$C21];2)+POWER([.BA$6]-[.$D21];2))" office:value-type="float" office:value="13.3727108321387" calcext:value-type="float">
            <text:p>13,3727108321387</text:p>
          </table:table-cell>
          <table:table-cell table:formula="of:=SQRT(POWER([.BB$4]-[.$B21];2)+POWER([.BB$5]-[.$C21];2)+POWER([.BB$6]-[.$D21];2))" office:value-type="float" office:value="13.7084333897058" calcext:value-type="float">
            <text:p>13,7084333897058</text:p>
          </table:table-cell>
          <table:table-cell table:formula="of:=SQRT(POWER([.BC$4]-[.$B21];2)+POWER([.BC$5]-[.$C21];2)+POWER([.BC$6]-[.$D21];2))" office:value-type="float" office:value="11.4498599991441" calcext:value-type="float">
            <text:p>11,4498599991441</text:p>
          </table:table-cell>
          <table:table-cell table:formula="of:=SQRT(POWER([.BD$4]-[.$B21];2)+POWER([.BD$5]-[.$C21];2)+POWER([.BD$6]-[.$D21];2))" office:value-type="float" office:value="12.4839303506548" calcext:value-type="float">
            <text:p>12,4839303506548</text:p>
          </table:table-cell>
          <table:table-cell table:formula="of:=SQRT(POWER([.BE$4]-[.$B21];2)+POWER([.BE$5]-[.$C21];2)+POWER([.BE$6]-[.$D21];2))" office:value-type="float" office:value="12.7924632889839" calcext:value-type="float">
            <text:p>12,7924632889839</text:p>
          </table:table-cell>
          <table:table-cell table:formula="of:=SQRT(POWER([.BF$4]-[.$B21];2)+POWER([.BF$5]-[.$C21];2)+POWER([.BF$6]-[.$D21];2))" office:value-type="float" office:value="13.1918790549338" calcext:value-type="float">
            <text:p>13,1918790549338</text:p>
          </table:table-cell>
          <table:table-cell table:formula="of:=SQRT(POWER([.BG$4]-[.$B21];2)+POWER([.BG$5]-[.$C21];2)+POWER([.BG$6]-[.$D21];2))" office:value-type="float" office:value="13.853626637094" calcext:value-type="float">
            <text:p>13,853626637094</text:p>
          </table:table-cell>
          <table:table-cell table:formula="of:=SQRT(POWER([.BH$4]-[.$B21];2)+POWER([.BH$5]-[.$C21];2)+POWER([.BH$6]-[.$D21];2))" office:value-type="float" office:value="14.1960265919728" calcext:value-type="float">
            <text:p>14,1960265919728</text:p>
          </table:table-cell>
          <table:table-cell table:formula="of:=SQRT(POWER([.BI$4]-[.$B21];2)+POWER([.BI$5]-[.$C21];2)+POWER([.BI$6]-[.$D21];2))" office:value-type="float" office:value="14.5314520609607" calcext:value-type="float">
            <text:p>14,5314520609607</text:p>
          </table:table-cell>
          <table:table-cell table:formula="of:=SQRT(POWER([.BJ$4]-[.$B21];2)+POWER([.BJ$5]-[.$C21];2)+POWER([.BJ$6]-[.$D21];2))" office:value-type="float" office:value="15.5698614316249" calcext:value-type="float">
            <text:p>15,5698614316249</text:p>
          </table:table-cell>
          <table:table-cell table:formula="of:=SQRT(POWER([.BK$4]-[.$B21];2)+POWER([.BK$5]-[.$C21];2)+POWER([.BK$6]-[.$D21];2))" office:value-type="float" office:value="16.0869583203289" calcext:value-type="float">
            <text:p>16,0869583203289</text:p>
          </table:table-cell>
          <table:table-cell table:formula="of:=SQRT(POWER([.BL$4]-[.$B21];2)+POWER([.BL$5]-[.$C21];2)+POWER([.BL$6]-[.$D21];2))" office:value-type="float" office:value="15.3570886238245" calcext:value-type="float">
            <text:p>15,3570886238245</text:p>
          </table:table-cell>
          <table:table-cell table:formula="of:=SQRT(POWER([.BM$4]-[.$B21];2)+POWER([.BM$5]-[.$C21];2)+POWER([.BM$6]-[.$D21];2))" office:value-type="float" office:value="13.9625545656946" calcext:value-type="float">
            <text:p>13,9625545656946</text:p>
          </table:table-cell>
          <table:table-cell table:formula="of:=SQRT(POWER([.BN$4]-[.$B21];2)+POWER([.BN$5]-[.$C21];2)+POWER([.BN$6]-[.$D21];2))" office:value-type="float" office:value="13.7609472421051" calcext:value-type="float">
            <text:p>13,7609472421051</text:p>
          </table:table-cell>
          <table:table-cell table:formula="of:=SQRT(POWER([.BO$4]-[.$B21];2)+POWER([.BO$5]-[.$C21];2)+POWER([.BO$6]-[.$D21];2))" office:value-type="float" office:value="16.0384510785799" calcext:value-type="float">
            <text:p>16,0384510785799</text:p>
          </table:table-cell>
          <table:table-cell table:formula="of:=SQRT(POWER([.BP$4]-[.$B21];2)+POWER([.BP$5]-[.$C21];2)+POWER([.BP$6]-[.$D21];2))" office:value-type="float" office:value="17.3083426416281" calcext:value-type="float">
            <text:p>17,3083426416281</text:p>
          </table:table-cell>
          <table:table-cell table:formula="of:=SQRT(POWER([.BQ$4]-[.$B21];2)+POWER([.BQ$5]-[.$C21];2)+POWER([.BQ$6]-[.$D21];2))" office:value-type="float" office:value="18.5537933857203" calcext:value-type="float">
            <text:p>18,5537933857203</text:p>
          </table:table-cell>
          <table:table-cell table:formula="of:=SQRT(POWER([.BR$4]-[.$B21];2)+POWER([.BR$5]-[.$C21];2)+POWER([.BR$6]-[.$D21];2))" office:value-type="float" office:value="17.2895638175172" calcext:value-type="float">
            <text:p>17,2895638175172</text:p>
          </table:table-cell>
          <table:table-cell table:formula="of:=SQRT(POWER([.BS$4]-[.$B21];2)+POWER([.BS$5]-[.$C21];2)+POWER([.BS$6]-[.$D21];2))" office:value-type="float" office:value="19.7266450771539" calcext:value-type="float">
            <text:p>19,7266450771539</text:p>
          </table:table-cell>
          <table:table-cell table:formula="of:=SQRT(POWER([.BT$4]-[.$B21];2)+POWER([.BT$5]-[.$C21];2)+POWER([.BT$6]-[.$D21];2))" office:value-type="float" office:value="18.5202974328168" calcext:value-type="float">
            <text:p>18,5202974328168</text:p>
          </table:table-cell>
          <table:table-cell table:formula="of:=SQRT(POWER([.BU$4]-[.$B21];2)+POWER([.BU$5]-[.$C21];2)+POWER([.BU$6]-[.$D21];2))" office:value-type="float" office:value="19.6603318639335" calcext:value-type="float">
            <text:p>19,6603318639335</text:p>
          </table:table-cell>
          <table:table-cell table:formula="of:=SQRT(POWER([.BV$4]-[.$B21];2)+POWER([.BV$5]-[.$C21];2)+POWER([.BV$6]-[.$D21];2))" office:value-type="float" office:value="20.7768638153115" calcext:value-type="float">
            <text:p>20,7768638153115</text:p>
          </table:table-cell>
          <table:table-cell table:formula="of:=SQRT(POWER([.BW$4]-[.$B21];2)+POWER([.BW$5]-[.$C21];2)+POWER([.BW$6]-[.$D21];2))" office:value-type="float" office:value="13.1225428557121" calcext:value-type="float">
            <text:p>13,1225428557121</text:p>
          </table:table-cell>
          <table:table-cell table:formula="of:=SQRT(POWER([.BX$4]-[.$B21];2)+POWER([.BX$5]-[.$C21];2)+POWER([.BX$6]-[.$D21];2))" office:value-type="float" office:value="11.7626142077346" calcext:value-type="float">
            <text:p>11,7626142077346</text:p>
          </table:table-cell>
          <table:table-cell table:formula="of:=SQRT(POWER([.BY$4]-[.$B21];2)+POWER([.BY$5]-[.$C21];2)+POWER([.BY$6]-[.$D21];2))" office:value-type="float" office:value="11.952798375276" calcext:value-type="float">
            <text:p>11,952798375276</text:p>
          </table:table-cell>
          <table:table-cell table:formula="of:=SQRT(POWER([.BZ$4]-[.$B21];2)+POWER([.BZ$5]-[.$C21];2)+POWER([.BZ$6]-[.$D21];2))" office:value-type="float" office:value="12.4861610193045" calcext:value-type="float">
            <text:p>12,4861610193045</text:p>
          </table:table-cell>
          <table:table-cell table:formula="of:=SQRT(POWER([.CA$4]-[.$B21];2)+POWER([.CA$5]-[.$C21];2)+POWER([.CA$6]-[.$D21];2))" office:value-type="float" office:value="10.6829790320865" calcext:value-type="float">
            <text:p>10,6829790320865</text:p>
          </table:table-cell>
          <table:table-cell table:formula="of:=SQRT(POWER([.CB$4]-[.$B21];2)+POWER([.CB$5]-[.$C21];2)+POWER([.CB$6]-[.$D21];2))" office:value-type="float" office:value="10.5320819404332" calcext:value-type="float">
            <text:p>10,5320819404332</text:p>
          </table:table-cell>
          <table:table-cell table:formula="of:=SQRT(POWER([.CC$4]-[.$B21];2)+POWER([.CC$5]-[.$C21];2)+POWER([.CC$6]-[.$D21];2))" office:value-type="float" office:value="11.5414081030003" calcext:value-type="float">
            <text:p>11,5414081030003</text:p>
          </table:table-cell>
          <table:table-cell table:formula="of:=SQRT(POWER([.CD$4]-[.$B21];2)+POWER([.CD$5]-[.$C21];2)+POWER([.CD$6]-[.$D21];2))" office:value-type="float" office:value="9.65023087806711" calcext:value-type="float">
            <text:p>9,65023087806711</text:p>
          </table:table-cell>
          <table:table-cell table:formula="of:=SQRT(POWER([.CE$4]-[.$B21];2)+POWER([.CE$5]-[.$C21];2)+POWER([.CE$6]-[.$D21];2))" office:value-type="float" office:value="11.7589943022352" calcext:value-type="float">
            <text:p>11,7589943022352</text:p>
          </table:table-cell>
          <table:table-cell table:formula="of:=SQRT(POWER([.CF$4]-[.$B21];2)+POWER([.CF$5]-[.$C21];2)+POWER([.CF$6]-[.$D21];2))" office:value-type="float" office:value="9.85909260530603" calcext:value-type="float">
            <text:p>9,85909260530603</text:p>
          </table:table-cell>
          <table:table-cell table:formula="of:=SQRT(POWER([.CG$4]-[.$B21];2)+POWER([.CG$5]-[.$C21];2)+POWER([.CG$6]-[.$D21];2))" office:value-type="float" office:value="10.9095426118605" calcext:value-type="float">
            <text:p>10,9095426118605</text:p>
          </table:table-cell>
          <table:table-cell table:formula="of:=SQRT(POWER([.CH$4]-[.$B21];2)+POWER([.CH$5]-[.$C21];2)+POWER([.CH$6]-[.$D21];2))" office:value-type="float" office:value="11.2595347150759" calcext:value-type="float">
            <text:p>11,2595347150759</text:p>
          </table:table-cell>
          <table:table-cell table:formula="of:=SQRT(POWER([.CI$4]-[.$B21];2)+POWER([.CI$5]-[.$C21];2)+POWER([.CI$6]-[.$D21];2))" office:value-type="float" office:value="11.8129940319971" calcext:value-type="float">
            <text:p>11,8129940319971</text:p>
          </table:table-cell>
          <table:table-cell table:formula="of:=SQRT(POWER([.CJ$4]-[.$B21];2)+POWER([.CJ$5]-[.$C21];2)+POWER([.CJ$6]-[.$D21];2))" office:value-type="float" office:value="12.2620383705157" calcext:value-type="float">
            <text:p>12,2620383705157</text:p>
          </table:table-cell>
          <table:table-cell table:formula="of:=SQRT(POWER([.CK$4]-[.$B21];2)+POWER([.CK$5]-[.$C21];2)+POWER([.CK$6]-[.$D21];2))" office:value-type="float" office:value="11.2458318500678" calcext:value-type="float">
            <text:p>11,2458318500678</text:p>
          </table:table-cell>
          <table:table-cell table:formula="of:=SQRT(POWER([.CL$4]-[.$B21];2)+POWER([.CL$5]-[.$C21];2)+POWER([.CL$6]-[.$D21];2))" office:value-type="float" office:value="10.1554517870945" calcext:value-type="float">
            <text:p>10,1554517870945</text:p>
          </table:table-cell>
          <table:table-cell table:formula="of:=SQRT(POWER([.CM$4]-[.$B21];2)+POWER([.CM$5]-[.$C21];2)+POWER([.CM$6]-[.$D21];2))" office:value-type="float" office:value="13.3254737626848" calcext:value-type="float">
            <text:p>13,3254737626848</text:p>
          </table:table-cell>
          <table:table-cell table:formula="of:=SQRT(POWER([.CN$4]-[.$B21];2)+POWER([.CN$5]-[.$C21];2)+POWER([.CN$6]-[.$D21];2))" office:value-type="float" office:value="14.5144369852916" calcext:value-type="float">
            <text:p>14,5144369852916</text:p>
          </table:table-cell>
          <table:table-cell table:formula="of:=SQRT(POWER([.CO$4]-[.$B21];2)+POWER([.CO$5]-[.$C21];2)+POWER([.CO$6]-[.$D21];2))" office:value-type="float" office:value="15.5563235373915" calcext:value-type="float">
            <text:p>15,5563235373915</text:p>
          </table:table-cell>
          <table:table-cell table:formula="of:=SQRT(POWER([.CP$4]-[.$B21];2)+POWER([.CP$5]-[.$C21];2)+POWER([.CP$6]-[.$D21];2))" office:value-type="float" office:value="14.7146818178308" calcext:value-type="float">
            <text:p>14,7146818178308</text:p>
          </table:table-cell>
          <table:table-cell table:formula="of:=SQRT(POWER([.CQ$4]-[.$B21];2)+POWER([.CQ$5]-[.$C21];2)+POWER([.CQ$6]-[.$D21];2))" office:value-type="float" office:value="16.7252399982781" calcext:value-type="float">
            <text:p>16,7252399982781</text:p>
          </table:table-cell>
          <table:table-cell table:formula="of:=SQRT(POWER([.CR$4]-[.$B21];2)+POWER([.CR$5]-[.$C21];2)+POWER([.CR$6]-[.$D21];2))" office:value-type="float" office:value="15.9543303839428" calcext:value-type="float">
            <text:p>15,9543303839428</text:p>
          </table:table-cell>
          <table:table-cell table:formula="of:=SQRT(POWER([.CS$4]-[.$B21];2)+POWER([.CS$5]-[.$C21];2)+POWER([.CS$6]-[.$D21];2))" office:value-type="float" office:value="16.9326259629155" calcext:value-type="float">
            <text:p>16,9326259629155</text:p>
          </table:table-cell>
          <table:table-cell table:formula="of:=SQRT(POWER([.CT$4]-[.$B21];2)+POWER([.CT$5]-[.$C21];2)+POWER([.CT$6]-[.$D21];2))" office:value-type="float" office:value="18.2219744813782" calcext:value-type="float">
            <text:p>18,2219744813782</text:p>
          </table:table-cell>
          <table:table-cell table:formula="of:=SQRT(POWER([.CU$4]-[.$B21];2)+POWER([.CU$5]-[.$C21];2)+POWER([.CU$6]-[.$D21];2))" office:value-type="float" office:value="11.7808597733782" calcext:value-type="float">
            <text:p>11,7808597733782</text:p>
          </table:table-cell>
          <table:table-cell table:formula="of:=SQRT(POWER([.CV$4]-[.$B21];2)+POWER([.CV$5]-[.$C21];2)+POWER([.CV$6]-[.$D21];2))" office:value-type="float" office:value="11.2754091278321" calcext:value-type="float">
            <text:p>11,2754091278321</text:p>
          </table:table-cell>
          <table:table-cell table:formula="of:=SQRT(POWER([.CW$4]-[.$B21];2)+POWER([.CW$5]-[.$C21];2)+POWER([.CW$6]-[.$D21];2))" office:value-type="float" office:value="11.7964169560083" calcext:value-type="float">
            <text:p>11,7964169560083</text:p>
          </table:table-cell>
          <table:table-cell table:formula="of:=SQRT(POWER([.CX$4]-[.$B21];2)+POWER([.CX$5]-[.$C21];2)+POWER([.CX$6]-[.$D21];2))" office:value-type="float" office:value="12.8351683276847" calcext:value-type="float">
            <text:p>12,8351683276847</text:p>
          </table:table-cell>
          <table:table-cell table:formula="of:=SQRT(POWER([.CY$4]-[.$B21];2)+POWER([.CY$5]-[.$C21];2)+POWER([.CY$6]-[.$D21];2))" office:value-type="float" office:value="11.8913427753135" calcext:value-type="float">
            <text:p>11,8913427753135</text:p>
          </table:table-cell>
          <table:table-cell table:formula="of:=SQRT(POWER([.CZ$4]-[.$B21];2)+POWER([.CZ$5]-[.$C21];2)+POWER([.CZ$6]-[.$D21];2))" office:value-type="float" office:value="11.4791085890848" calcext:value-type="float">
            <text:p>11,4791085890848</text:p>
          </table:table-cell>
          <table:table-cell table:formula="of:=SQRT(POWER([.DA$4]-[.$B21];2)+POWER([.DA$5]-[.$C21];2)+POWER([.DA$6]-[.$D21];2))" office:value-type="float" office:value="12.334874664949" calcext:value-type="float">
            <text:p>12,334874664949</text:p>
          </table:table-cell>
          <table:table-cell table:formula="of:=SQRT(POWER([.DB$4]-[.$B21];2)+POWER([.DB$5]-[.$C21];2)+POWER([.DB$6]-[.$D21];2))" office:value-type="float" office:value="9.9928953261805" calcext:value-type="float">
            <text:p>9,99289532618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196" calcext:value-type="float">
            <text:p>45,196</text:p>
          </table:table-cell>
          <table:table-cell office:value-type="float" office:value="43.529" calcext:value-type="float">
            <text:p>43,529</text:p>
          </table:table-cell>
          <table:table-cell office:value-type="float" office:value="11.378" calcext:value-type="float">
            <text:p>11,378</text:p>
          </table:table-cell>
          <table:table-cell/>
          <table:table-cell table:formula="of:=SQRT(POWER([.F$4]-[.B22];2)+POWER([.F$5]-[.C22];2)+POWER([.F$6]-[.D22];2))" office:value-type="float" office:value="16.8513281672395" calcext:value-type="float">
            <text:p>16,8513281672395</text:p>
          </table:table-cell>
          <table:table-cell table:formula="of:=SQRT(POWER([.G$4]-[.$B22];2)+POWER([.G$5]-[.$C22];2)+POWER([.G$6]-[.$D22];2))" office:value-type="float" office:value="16.5738496735068" calcext:value-type="float">
            <text:p>16,5738496735068</text:p>
          </table:table-cell>
          <table:table-cell table:formula="of:=SQRT(POWER([.H$4]-[.D22];2)+POWER([.H$5]-[.E22];2)+POWER([.H$6]-[.F22];2))" office:value-type="float" office:value="50.9548055405092" calcext:value-type="float">
            <text:p>50,9548055405092</text:p>
          </table:table-cell>
          <table:table-cell table:formula="of:=SQRT(POWER([.I$4]-[.$B22];2)+POWER([.I$5]-[.$C22];2)+POWER([.I$6]-[.$D22];2))" office:value-type="float" office:value="15.0345834328724" calcext:value-type="float">
            <text:p>15,0345834328724</text:p>
          </table:table-cell>
          <table:table-cell table:formula="of:=SQRT(POWER([.J$4]-[.F22];2)+POWER([.J$5]-[.G22];2)+POWER([.J$6]-[.H22];2))" office:value-type="float" office:value="57.4532214344176" calcext:value-type="float">
            <text:p>57,4532214344176</text:p>
          </table:table-cell>
          <table:table-cell table:formula="of:=SQRT(POWER([.K$4]-[.$B22];2)+POWER([.K$5]-[.$C22];2)+POWER([.K$6]-[.$D22];2))" office:value-type="float" office:value="17.0449272805724" calcext:value-type="float">
            <text:p>17,0449272805724</text:p>
          </table:table-cell>
          <table:table-cell table:formula="of:=SQRT(POWER([.L$4]-[.H22];2)+POWER([.L$5]-[.I22];2)+POWER([.L$6]-[.J22];2))" office:value-type="float" office:value="62.932765368238" calcext:value-type="float">
            <text:p>62,932765368238</text:p>
          </table:table-cell>
          <table:table-cell table:formula="of:=SQRT(POWER([.M$4]-[.$B22];2)+POWER([.M$5]-[.$C22];2)+POWER([.M$6]-[.$D22];2))" office:value-type="float" office:value="17.615463519306" calcext:value-type="float">
            <text:p>17,615463519306</text:p>
          </table:table-cell>
          <table:table-cell table:formula="of:=SQRT(POWER([.N$4]-[.J22];2)+POWER([.N$5]-[.K22];2)+POWER([.N$6]-[.L22];2))" office:value-type="float" office:value="59.3409541014593" calcext:value-type="float">
            <text:p>59,3409541014593</text:p>
          </table:table-cell>
          <table:table-cell table:formula="of:=SQRT(POWER([.O$4]-[.$B22];2)+POWER([.O$5]-[.$C22];2)+POWER([.O$6]-[.$D22];2))" office:value-type="float" office:value="2.57192165510538" calcext:value-type="float">
            <text:p>2,57192165510538</text:p>
          </table:table-cell>
          <table:table-cell table:formula="of:=SQRT(POWER([.P$4]-[.L22];2)+POWER([.P$5]-[.M22];2)+POWER([.P$6]-[.N22];2))" office:value-type="float" office:value="55.6696181564705" calcext:value-type="float">
            <text:p>55,6696181564705</text:p>
          </table:table-cell>
          <table:table-cell table:formula="of:=SQRT(POWER([.Q$4]-[.$B22];2)+POWER([.Q$5]-[.$C22];2)+POWER([.Q$6]-[.$D22];2))" office:value-type="float" office:value="4.47582707440759" calcext:value-type="float">
            <text:p>4,47582707440759</text:p>
          </table:table-cell>
          <table:table-cell table:formula="of:=SQRT(POWER([.R$4]-[.N22];2)+POWER([.R$5]-[.O22];2)+POWER([.R$6]-[.P22];2))" office:value-type="float" office:value="60.7856207728637" calcext:value-type="float">
            <text:p>60,7856207728637</text:p>
          </table:table-cell>
          <table:table-cell table:formula="of:=SQRT(POWER([.S$4]-[.$B22];2)+POWER([.S$5]-[.$C22];2)+POWER([.S$6]-[.$D22];2))" office:value-type="float" office:value="2.42848883052816" calcext:value-type="float">
            <text:p>2,42848883052816</text:p>
          </table:table-cell>
          <table:table-cell table:formula="of:=SQRT(POWER([.T$4]-[.P22];2)+POWER([.T$5]-[.Q22];2)+POWER([.T$6]-[.R22];2))" office:value-type="float" office:value="63.8432454005816" calcext:value-type="float">
            <text:p>63,8432454005816</text:p>
          </table:table-cell>
          <table:table-cell table:formula="of:=SQRT(POWER([.U$4]-[.$B22];2)+POWER([.U$5]-[.$C22];2)+POWER([.U$6]-[.$D22];2))" office:value-type="float" office:value="7.81863901200203" calcext:value-type="float">
            <text:p>7,81863901200203</text:p>
          </table:table-cell>
          <table:table-cell table:formula="of:=SQRT(POWER([.V$4]-[.R22];2)+POWER([.V$5]-[.S22];2)+POWER([.V$6]-[.T22];2))" office:value-type="float" office:value="61.0497150042395" calcext:value-type="float">
            <text:p>61,0497150042395</text:p>
          </table:table-cell>
          <table:table-cell table:formula="of:=SQRT(POWER([.W$4]-[.$B22];2)+POWER([.W$5]-[.$C22];2)+POWER([.W$6]-[.$D22];2))" office:value-type="float" office:value="9.92183874087863" calcext:value-type="float">
            <text:p>9,92183874087863</text:p>
          </table:table-cell>
          <table:table-cell table:formula="of:=SQRT(POWER([.X$4]-[.T22];2)+POWER([.X$5]-[.U22];2)+POWER([.X$6]-[.V22];2))" office:value-type="float" office:value="56.7149731810593" calcext:value-type="float">
            <text:p>56,7149731810593</text:p>
          </table:table-cell>
          <table:table-cell table:formula="of:=SQRT(POWER([.Y$4]-[.$B22];2)+POWER([.Y$5]-[.$C22];2)+POWER([.Y$6]-[.$D22];2))" office:value-type="float" office:value="9.31014876358053" calcext:value-type="float">
            <text:p>9,31014876358053</text:p>
          </table:table-cell>
          <table:table-cell table:formula="of:=SQRT(POWER([.Z$4]-[.V22];2)+POWER([.Z$5]-[.W22];2)+POWER([.Z$6]-[.X22];2))" office:value-type="float" office:value="49.2127677865849" calcext:value-type="float">
            <text:p>49,2127677865849</text:p>
          </table:table-cell>
          <table:table-cell table:formula="of:=SQRT(POWER([.AA$4]-[.$B22];2)+POWER([.AA$5]-[.$C22];2)+POWER([.AA$6]-[.$D22];2))" office:value-type="float" office:value="9.26100934023933" calcext:value-type="float">
            <text:p>9,26100934023933</text:p>
          </table:table-cell>
          <table:table-cell table:formula="of:=SQRT(POWER([.AB$4]-[.X22];2)+POWER([.AB$5]-[.Y22];2)+POWER([.AB$6]-[.Z22];2))" office:value-type="float" office:value="40.9169793047663" calcext:value-type="float">
            <text:p>40,9169793047663</text:p>
          </table:table-cell>
          <table:table-cell table:formula="of:=SQRT(POWER([.AC$4]-[.$B22];2)+POWER([.AC$5]-[.$C22];2)+POWER([.AC$6]-[.$D22];2))" office:value-type="float" office:value="20.2127486008212" calcext:value-type="float">
            <text:p>20,2127486008212</text:p>
          </table:table-cell>
          <table:table-cell table:formula="of:=SQRT(POWER([.AD$4]-[.Z22];2)+POWER([.AD$5]-[.AA22];2)+POWER([.AD$6]-[.AB22];2))" office:value-type="float" office:value="30.5139624806802" calcext:value-type="float">
            <text:p>30,5139624806802</text:p>
          </table:table-cell>
          <table:table-cell table:formula="of:=SQRT(POWER([.AE$4]-[.$B22];2)+POWER([.AE$5]-[.$C22];2)+POWER([.AE$6]-[.$D22];2))" office:value-type="float" office:value="21.8912544409862" calcext:value-type="float">
            <text:p>21,8912544409862</text:p>
          </table:table-cell>
          <table:table-cell table:formula="of:=SQRT(POWER([.AF$4]-[.AB22];2)+POWER([.AF$5]-[.AC22];2)+POWER([.AF$6]-[.AD22];2))" office:value-type="float" office:value="20.7736704624765" calcext:value-type="float">
            <text:p>20,7736704624765</text:p>
          </table:table-cell>
          <table:table-cell table:formula="of:=SQRT(POWER([.AG$4]-[.$B22];2)+POWER([.AG$5]-[.$C22];2)+POWER([.AG$6]-[.$D22];2))" office:value-type="float" office:value="22.3566610655527" calcext:value-type="float">
            <text:p>22,3566610655527</text:p>
          </table:table-cell>
          <table:table-cell table:formula="of:=SQRT(POWER([.AH$4]-[.AD22];2)+POWER([.AH$5]-[.AE22];2)+POWER([.AH$6]-[.AF22];2))" office:value-type="float" office:value="19.6937455827127" calcext:value-type="float">
            <text:p>19,6937455827127</text:p>
          </table:table-cell>
          <table:table-cell table:formula="of:=SQRT(POWER([.AI$4]-[.$B22];2)+POWER([.AI$5]-[.$C22];2)+POWER([.AI$6]-[.$D22];2))" office:value-type="float" office:value="20.6425528702242" calcext:value-type="float">
            <text:p>20,6425528702242</text:p>
          </table:table-cell>
          <table:table-cell table:formula="of:=SQRT(POWER([.AJ$4]-[.AF22];2)+POWER([.AJ$5]-[.AG22];2)+POWER([.AJ$6]-[.AH22];2))" office:value-type="float" office:value="30.6661953948614" calcext:value-type="float">
            <text:p>30,6661953948614</text:p>
          </table:table-cell>
          <table:table-cell table:formula="of:=SQRT(POWER([.AK$4]-[.$B22];2)+POWER([.AK$5]-[.$C22];2)+POWER([.AK$6]-[.$D22];2))" office:value-type="float" office:value="20.9946932818748" calcext:value-type="float">
            <text:p>20,9946932818748</text:p>
          </table:table-cell>
          <table:table-cell table:formula="of:=SQRT(POWER([.AL$4]-[.AH22];2)+POWER([.AL$5]-[.AI22];2)+POWER([.AL$6]-[.AJ22];2))" office:value-type="float" office:value="34.7164299129817" calcext:value-type="float">
            <text:p>34,7164299129817</text:p>
          </table:table-cell>
          <table:table-cell table:formula="of:=SQRT(POWER([.AM$4]-[.$B22];2)+POWER([.AM$5]-[.$C22];2)+POWER([.AM$6]-[.$D22];2))" office:value-type="float" office:value="21.3638775740735" calcext:value-type="float">
            <text:p>21,3638775740735</text:p>
          </table:table-cell>
          <table:table-cell table:formula="of:=SQRT(POWER([.AN$4]-[.AJ22];2)+POWER([.AN$5]-[.AK22];2)+POWER([.AN$6]-[.AL22];2))" office:value-type="float" office:value="31.0719450745585" calcext:value-type="float">
            <text:p>31,0719450745585</text:p>
          </table:table-cell>
          <table:table-cell table:formula="of:=SQRT(POWER([.AO$4]-[.$B22];2)+POWER([.AO$5]-[.$C22];2)+POWER([.AO$6]-[.$D22];2))" office:value-type="float" office:value="22.7923905503569" calcext:value-type="float">
            <text:p>22,7923905503569</text:p>
          </table:table-cell>
          <table:table-cell table:formula="of:=SQRT(POWER([.AP$4]-[.AL22];2)+POWER([.AP$5]-[.AM22];2)+POWER([.AP$6]-[.AN22];2))" office:value-type="float" office:value="26.9837120332912" calcext:value-type="float">
            <text:p>26,9837120332912</text:p>
          </table:table-cell>
          <table:table-cell table:formula="of:=SQRT(POWER([.AQ$4]-[.$B22];2)+POWER([.AQ$5]-[.$C22];2)+POWER([.AQ$6]-[.$D22];2))" office:value-type="float" office:value="6.21580654460868" calcext:value-type="float">
            <text:p>6,21580654460868</text:p>
          </table:table-cell>
          <table:table-cell table:formula="of:=SQRT(POWER([.AR$4]-[.AN22];2)+POWER([.AR$5]-[.AO22];2)+POWER([.AR$6]-[.AP22];2))" office:value-type="float" office:value="26.5371913660033" calcext:value-type="float">
            <text:p>26,5371913660033</text:p>
          </table:table-cell>
          <table:table-cell table:formula="of:=SQRT(POWER([.AS$4]-[.$B22];2)+POWER([.AS$5]-[.$C22];2)+POWER([.AS$6]-[.$D22];2))" office:value-type="float" office:value="5.20665314765637" calcext:value-type="float">
            <text:p>5,20665314765637</text:p>
          </table:table-cell>
          <table:table-cell table:formula="of:=SQRT(POWER([.AT$4]-[.AP22];2)+POWER([.AT$5]-[.AQ22];2)+POWER([.AT$6]-[.AR22];2))" office:value-type="float" office:value="40.4855473718417" calcext:value-type="float">
            <text:p>40,4855473718417</text:p>
          </table:table-cell>
          <table:table-cell table:formula="of:=SQRT(POWER([.AU$4]-[.$B22];2)+POWER([.AU$5]-[.$C22];2)+POWER([.AU$6]-[.$D22];2))" office:value-type="float" office:value="7.69997220774205" calcext:value-type="float">
            <text:p>7,69997220774205</text:p>
          </table:table-cell>
          <table:table-cell table:formula="of:=SQRT(POWER([.AV$4]-[.AR22];2)+POWER([.AV$5]-[.AS22];2)+POWER([.AV$6]-[.AT22];2))" office:value-type="float" office:value="45.9884484029878" calcext:value-type="float">
            <text:p>45,9884484029878</text:p>
          </table:table-cell>
          <table:table-cell table:formula="of:=SQRT(POWER([.AW$4]-[.$B22];2)+POWER([.AW$5]-[.$C22];2)+POWER([.AW$6]-[.$D22];2))" office:value-type="float" office:value="8.86547765210652" calcext:value-type="float">
            <text:p>8,86547765210652</text:p>
          </table:table-cell>
          <table:table-cell table:formula="of:=SQRT(POWER([.AX$4]-[.AT22];2)+POWER([.AX$5]-[.AU22];2)+POWER([.AX$6]-[.AV22];2))" office:value-type="float" office:value="44.0353743541989" calcext:value-type="float">
            <text:p>44,0353743541989</text:p>
          </table:table-cell>
          <table:table-cell table:formula="of:=SQRT(POWER([.AY$4]-[.$B22];2)+POWER([.AY$5]-[.$C22];2)+POWER([.AY$6]-[.$D22];2))" office:value-type="float" office:value="10.0635336239315" calcext:value-type="float">
            <text:p>10,0635336239315</text:p>
          </table:table-cell>
          <table:table-cell table:formula="of:=SQRT(POWER([.AZ$4]-[.AV22];2)+POWER([.AZ$5]-[.AW22];2)+POWER([.AZ$6]-[.AX22];2))" office:value-type="float" office:value="50.6617645567221" calcext:value-type="float">
            <text:p>50,6617645567221</text:p>
          </table:table-cell>
          <table:table-cell table:formula="of:=SQRT(POWER([.BA$4]-[.$B22];2)+POWER([.BA$5]-[.$C22];2)+POWER([.BA$6]-[.$D22];2))" office:value-type="float" office:value="12.3705872536432" calcext:value-type="float">
            <text:p>12,3705872536432</text:p>
          </table:table-cell>
          <table:table-cell table:formula="of:=SQRT(POWER([.BB$4]-[.AX22];2)+POWER([.BB$5]-[.AY22];2)+POWER([.BB$6]-[.AZ22];2))" office:value-type="float" office:value="56.5852624189348" calcext:value-type="float">
            <text:p>56,5852624189348</text:p>
          </table:table-cell>
          <table:table-cell table:formula="of:=SQRT(POWER([.BC$4]-[.$B22];2)+POWER([.BC$5]-[.$C22];2)+POWER([.BC$6]-[.$D22];2))" office:value-type="float" office:value="10.5887377906906" calcext:value-type="float">
            <text:p>10,5887377906906</text:p>
          </table:table-cell>
          <table:table-cell table:formula="of:=SQRT(POWER([.BD$4]-[.AZ22];2)+POWER([.BD$5]-[.BA22];2)+POWER([.BD$6]-[.BB22];2))" office:value-type="float" office:value="58.2825196167444" calcext:value-type="float">
            <text:p>58,2825196167444</text:p>
          </table:table-cell>
          <table:table-cell table:formula="of:=SQRT(POWER([.BE$4]-[.$B22];2)+POWER([.BE$5]-[.$C22];2)+POWER([.BE$6]-[.$D22];2))" office:value-type="float" office:value="12.315750038061" calcext:value-type="float">
            <text:p>12,315750038061</text:p>
          </table:table-cell>
          <table:table-cell table:formula="of:=SQRT(POWER([.BF$4]-[.BB22];2)+POWER([.BF$5]-[.BC22];2)+POWER([.BF$6]-[.BD22];2))" office:value-type="float" office:value="63.1417235370406" calcext:value-type="float">
            <text:p>63,1417235370406</text:p>
          </table:table-cell>
          <table:table-cell table:formula="of:=SQRT(POWER([.BG$4]-[.$B22];2)+POWER([.BG$5]-[.$C22];2)+POWER([.BG$6]-[.$D22];2))" office:value-type="float" office:value="13.4682055597618" calcext:value-type="float">
            <text:p>13,4682055597618</text:p>
          </table:table-cell>
          <table:table-cell table:formula="of:=SQRT(POWER([.BH$4]-[.BD22];2)+POWER([.BH$5]-[.BE22];2)+POWER([.BH$6]-[.BF22];2))" office:value-type="float" office:value="66.4496461763099" calcext:value-type="float">
            <text:p>66,4496461763099</text:p>
          </table:table-cell>
          <table:table-cell table:formula="of:=SQRT(POWER([.BI$4]-[.$B22];2)+POWER([.BI$5]-[.$C22];2)+POWER([.BI$6]-[.$D22];2))" office:value-type="float" office:value="14.0069458840962" calcext:value-type="float">
            <text:p>14,0069458840962</text:p>
          </table:table-cell>
          <table:table-cell table:formula="of:=SQRT(POWER([.BJ$4]-[.BF22];2)+POWER([.BJ$5]-[.BG22];2)+POWER([.BJ$6]-[.BH22];2))" office:value-type="float" office:value="69.79941224723" calcext:value-type="float">
            <text:p>69,79941224723</text:p>
          </table:table-cell>
          <table:table-cell table:formula="of:=SQRT(POWER([.BK$4]-[.$B22];2)+POWER([.BK$5]-[.$C22];2)+POWER([.BK$6]-[.$D22];2))" office:value-type="float" office:value="15.8058019094255" calcext:value-type="float">
            <text:p>15,8058019094255</text:p>
          </table:table-cell>
          <table:table-cell table:formula="of:=SQRT(POWER([.BL$4]-[.BH22];2)+POWER([.BL$5]-[.BI22];2)+POWER([.BL$6]-[.BJ22];2))" office:value-type="float" office:value="74.1036133558033" calcext:value-type="float">
            <text:p>74,1036133558033</text:p>
          </table:table-cell>
          <table:table-cell table:formula="of:=SQRT(POWER([.BM$4]-[.$B22];2)+POWER([.BM$5]-[.$C22];2)+POWER([.BM$6]-[.$D22];2))" office:value-type="float" office:value="13.8117644057521" calcext:value-type="float">
            <text:p>13,8117644057521</text:p>
          </table:table-cell>
          <table:table-cell table:formula="of:=SQRT(POWER([.BN$4]-[.BJ22];2)+POWER([.BN$5]-[.BK22];2)+POWER([.BN$6]-[.BL22];2))" office:value-type="float" office:value="79.0127623385803" calcext:value-type="float">
            <text:p>79,0127623385803</text:p>
          </table:table-cell>
          <table:table-cell table:formula="of:=SQRT(POWER([.BO$4]-[.$B22];2)+POWER([.BO$5]-[.$C22];2)+POWER([.BO$6]-[.$D22];2))" office:value-type="float" office:value="16.0248159115791" calcext:value-type="float">
            <text:p>16,0248159115791</text:p>
          </table:table-cell>
          <table:table-cell table:formula="of:=SQRT(POWER([.BP$4]-[.BL22];2)+POWER([.BP$5]-[.BM22];2)+POWER([.BP$6]-[.BN22];2))" office:value-type="float" office:value="85.8547801920972" calcext:value-type="float">
            <text:p>85,8547801920972</text:p>
          </table:table-cell>
          <table:table-cell table:formula="of:=SQRT(POWER([.BQ$4]-[.$B22];2)+POWER([.BQ$5]-[.$C22];2)+POWER([.BQ$6]-[.$D22];2))" office:value-type="float" office:value="18.5442783898431" calcext:value-type="float">
            <text:p>18,5442783898431</text:p>
          </table:table-cell>
          <table:table-cell table:formula="of:=SQRT(POWER([.BR$4]-[.BN22];2)+POWER([.BR$5]-[.BO22];2)+POWER([.BR$6]-[.BP22];2))" office:value-type="float" office:value="92.3428962700334" calcext:value-type="float">
            <text:p>92,3428962700334</text:p>
          </table:table-cell>
          <table:table-cell table:formula="of:=SQRT(POWER([.BS$4]-[.$B22];2)+POWER([.BS$5]-[.$C22];2)+POWER([.BS$6]-[.$D22];2))" office:value-type="float" office:value="19.7968407075473" calcext:value-type="float">
            <text:p>19,7968407075473</text:p>
          </table:table-cell>
          <table:table-cell table:formula="of:=SQRT(POWER([.BT$4]-[.BP22];2)+POWER([.BT$5]-[.BQ22];2)+POWER([.BT$6]-[.BR22];2))" office:value-type="float" office:value="101.06657555177" calcext:value-type="float">
            <text:p>101,06657555177</text:p>
          </table:table-cell>
          <table:table-cell table:formula="of:=SQRT(POWER([.BU$4]-[.$B22];2)+POWER([.BU$5]-[.$C22];2)+POWER([.BU$6]-[.$D22];2))" office:value-type="float" office:value="19.8967767490114" calcext:value-type="float">
            <text:p>19,8967767490114</text:p>
          </table:table-cell>
          <table:table-cell table:formula="of:=SQRT(POWER([.BV$4]-[.BR22];2)+POWER([.BV$5]-[.BS22];2)+POWER([.BV$6]-[.BT22];2))" office:value-type="float" office:value="113.013030629177" calcext:value-type="float">
            <text:p>113,013030629177</text:p>
          </table:table-cell>
          <table:table-cell table:formula="of:=SQRT(POWER([.BW$4]-[.$B22];2)+POWER([.BW$5]-[.$C22];2)+POWER([.BW$6]-[.$D22];2))" office:value-type="float" office:value="13.1592067010136" calcext:value-type="float">
            <text:p>13,1592067010136</text:p>
          </table:table-cell>
          <table:table-cell table:formula="of:=SQRT(POWER([.BX$4]-[.BT22];2)+POWER([.BX$5]-[.BU22];2)+POWER([.BX$6]-[.BV22];2))" office:value-type="float" office:value="124.188113825315" calcext:value-type="float">
            <text:p>124,188113825315</text:p>
          </table:table-cell>
          <table:table-cell table:formula="of:=SQRT(POWER([.BY$4]-[.$B22];2)+POWER([.BY$5]-[.$C22];2)+POWER([.BY$6]-[.$D22];2))" office:value-type="float" office:value="11.9982863359732" calcext:value-type="float">
            <text:p>11,9982863359732</text:p>
          </table:table-cell>
          <table:table-cell table:formula="of:=SQRT(POWER([.BZ$4]-[.BV22];2)+POWER([.BZ$5]-[.BW22];2)+POWER([.BZ$6]-[.BX22];2))" office:value-type="float" office:value="141.138485544813" calcext:value-type="float">
            <text:p>141,138485544813</text:p>
          </table:table-cell>
          <table:table-cell table:formula="of:=SQRT(POWER([.CA$4]-[.$B22];2)+POWER([.CA$5]-[.$C22];2)+POWER([.CA$6]-[.$D22];2))" office:value-type="float" office:value="10.9154054894905" calcext:value-type="float">
            <text:p>10,9154054894905</text:p>
          </table:table-cell>
          <table:table-cell table:formula="of:=SQRT(POWER([.CB$4]-[.BX22];2)+POWER([.CB$5]-[.BY22];2)+POWER([.CB$6]-[.BZ22];2))" office:value-type="float" office:value="159.141653372338" calcext:value-type="float">
            <text:p>159,141653372338</text:p>
          </table:table-cell>
          <table:table-cell table:formula="of:=SQRT(POWER([.CC$4]-[.$B22];2)+POWER([.CC$5]-[.$C22];2)+POWER([.CC$6]-[.$D22];2))" office:value-type="float" office:value="11.8168469990941" calcext:value-type="float">
            <text:p>11,8168469990941</text:p>
          </table:table-cell>
          <table:table-cell table:formula="of:=SQRT(POWER([.CD$4]-[.BZ22];2)+POWER([.CD$5]-[.CA22];2)+POWER([.CD$6]-[.CB22];2))" office:value-type="float" office:value="183.29259071731" calcext:value-type="float">
            <text:p>183,29259071731</text:p>
          </table:table-cell>
          <table:table-cell table:formula="of:=SQRT(POWER([.CE$4]-[.$B22];2)+POWER([.CE$5]-[.$C22];2)+POWER([.CE$6]-[.$D22];2))" office:value-type="float" office:value="11.9509902936953" calcext:value-type="float">
            <text:p>11,9509902936953</text:p>
          </table:table-cell>
          <table:table-cell table:formula="of:=SQRT(POWER([.CF$4]-[.CB22];2)+POWER([.CF$5]-[.CC22];2)+POWER([.CF$6]-[.CD22];2))" office:value-type="float" office:value="212.559246951163" calcext:value-type="float">
            <text:p>212,559246951163</text:p>
          </table:table-cell>
          <table:table-cell table:formula="of:=SQRT(POWER([.CG$4]-[.$B22];2)+POWER([.CG$5]-[.$C22];2)+POWER([.CG$6]-[.$D22];2))" office:value-type="float" office:value="10.9438065589629" calcext:value-type="float">
            <text:p>10,9438065589629</text:p>
          </table:table-cell>
          <table:table-cell table:formula="of:=SQRT(POWER([.CH$4]-[.CD22];2)+POWER([.CH$5]-[.CE22];2)+POWER([.CH$6]-[.CF22];2))" office:value-type="float" office:value="249.496063223791" calcext:value-type="float">
            <text:p>249,496063223791</text:p>
          </table:table-cell>
          <table:table-cell table:formula="of:=SQRT(POWER([.CI$4]-[.$B22];2)+POWER([.CI$5]-[.$C22];2)+POWER([.CI$6]-[.$D22];2))" office:value-type="float" office:value="11.6586902351851" calcext:value-type="float">
            <text:p>11,6586902351851</text:p>
          </table:table-cell>
          <table:table-cell table:formula="of:=SQRT(POWER([.CJ$4]-[.CF22];2)+POWER([.CJ$5]-[.CG22];2)+POWER([.CJ$6]-[.CH22];2))" office:value-type="float" office:value="301.42030185288" calcext:value-type="float">
            <text:p>301,42030185288</text:p>
          </table:table-cell>
          <table:table-cell table:formula="of:=SQRT(POWER([.CK$4]-[.CG22];2)+POWER([.CK$5]-[.CH22];2)+POWER([.CK$6]-[.CI22];2))" office:value-type="float" office:value="214.256810432189" calcext:value-type="float">
            <text:p>214,256810432189</text:p>
          </table:table-cell>
          <table:table-cell table:formula="of:=SQRT(POWER([.CL$4]-[.$B22];2)+POWER([.CL$5]-[.$C22];2)+POWER([.CL$6]-[.$D22];2))" office:value-type="float" office:value="10.000200447991" calcext:value-type="float">
            <text:p>10,000200447991</text:p>
          </table:table-cell>
          <table:table-cell table:formula="of:=SQRT(POWER([.CM$4]-[.CI22];2)+POWER([.CM$5]-[.CJ22];2)+POWER([.CM$6]-[.CK22];2))" office:value-type="float" office:value="337.502809793593" calcext:value-type="float">
            <text:p>337,502809793593</text:p>
          </table:table-cell>
          <table:table-cell table:formula="of:=SQRT(POWER([.CN$4]-[.$B22];2)+POWER([.CN$5]-[.$C22];2)+POWER([.CN$6]-[.$D22];2))" office:value-type="float" office:value="14.1631679012854" calcext:value-type="float">
            <text:p>14,1631679012854</text:p>
          </table:table-cell>
          <table:table-cell table:formula="of:=SQRT(POWER([.CO$4]-[.CK22];2)+POWER([.CO$5]-[.CL22];2)+POWER([.CO$6]-[.CM22];2))" office:value-type="float" office:value="379.599141527897" calcext:value-type="float">
            <text:p>379,599141527897</text:p>
          </table:table-cell>
          <table:table-cell table:formula="of:=SQRT(POWER([.CP$4]-[.$B22];2)+POWER([.CP$5]-[.$C22];2)+POWER([.CP$6]-[.$D22];2))" office:value-type="float" office:value="14.2348063913774" calcext:value-type="float">
            <text:p>14,2348063913774</text:p>
          </table:table-cell>
          <table:table-cell table:formula="of:=SQRT(POWER([.CQ$4]-[.CM22];2)+POWER([.CQ$5]-[.CN22];2)+POWER([.CQ$6]-[.CO22];2))" office:value-type="float" office:value="484.06425578575" calcext:value-type="float">
            <text:p>484,06425578575</text:p>
          </table:table-cell>
          <table:table-cell table:formula="of:=SQRT(POWER([.CR$4]-[.$B22];2)+POWER([.CR$5]-[.$C22];2)+POWER([.CR$6]-[.$D22];2))" office:value-type="float" office:value="15.4880945890707" calcext:value-type="float">
            <text:p>15,4880945890707</text:p>
          </table:table-cell>
          <table:table-cell table:formula="of:=SQRT(POWER([.CS$4]-[.CO22];2)+POWER([.CS$5]-[.CP22];2)+POWER([.CS$6]-[.CQ22];2))" office:value-type="float" office:value="592.788384497683" calcext:value-type="float">
            <text:p>592,788384497683</text:p>
          </table:table-cell>
          <table:table-cell table:formula="of:=SQRT(POWER([.CT$4]-[.CP22];2)+POWER([.CT$5]-[.CQ22];2)+POWER([.CT$6]-[.CR22];2))" office:value-type="float" office:value="447.266521747228" calcext:value-type="float">
            <text:p>447,266521747228</text:p>
          </table:table-cell>
          <table:table-cell table:formula="of:=SQRT(POWER([.CU$4]-[.$B22];2)+POWER([.CU$5]-[.$C22];2)+POWER([.CU$6]-[.$D22];2))" office:value-type="float" office:value="11.8555487009248" calcext:value-type="float">
            <text:p>11,8555487009248</text:p>
          </table:table-cell>
          <table:table-cell table:formula="of:=SQRT(POWER([.CV$4]-[.CR22];2)+POWER([.CV$5]-[.CS22];2)+POWER([.CV$6]-[.CT22];2))" office:value-type="float" office:value="711.393746796789" calcext:value-type="float">
            <text:p>711,393746796789</text:p>
          </table:table-cell>
          <table:table-cell table:formula="of:=SQRT(POWER([.CW$4]-[.$B22];2)+POWER([.CW$5]-[.$C22];2)+POWER([.CW$6]-[.$D22];2))" office:value-type="float" office:value="11.6555789645989" calcext:value-type="float">
            <text:p>11,6555789645989</text:p>
          </table:table-cell>
          <table:table-cell table:formula="of:=SQRT(POWER([.CX$4]-[.CT22];2)+POWER([.CX$5]-[.CU22];2)+POWER([.CX$6]-[.CV22];2))" office:value-type="float" office:value="817.346594289362" calcext:value-type="float">
            <text:p>817,346594289362</text:p>
          </table:table-cell>
          <table:table-cell table:formula="of:=SQRT(POWER([.CY$4]-[.$B22];2)+POWER([.CY$5]-[.$C22];2)+POWER([.CY$6]-[.$D22];2))" office:value-type="float" office:value="12.2763875386858" calcext:value-type="float">
            <text:p>12,2763875386858</text:p>
          </table:table-cell>
          <table:table-cell table:formula="of:=SQRT(POWER([.CZ$4]-[.$B22];2)+POWER([.CZ$5]-[.$C22];2)+POWER([.CZ$6]-[.$D22];2))" office:value-type="float" office:value="12.1406414163338" calcext:value-type="float">
            <text:p>12,1406414163338</text:p>
          </table:table-cell>
          <table:table-cell table:formula="of:=SQRT(POWER([.DA$4]-[.$B22];2)+POWER([.DA$5]-[.$C22];2)+POWER([.DA$6]-[.$D22];2))" office:value-type="float" office:value="13.1771446451802" calcext:value-type="float">
            <text:p>13,1771446451802</text:p>
          </table:table-cell>
          <table:table-cell table:formula="of:=SQRT(POWER([.DB$4]-[.$B22];2)+POWER([.DB$5]-[.$C22];2)+POWER([.DB$6]-[.$D22];2))" office:value-type="float" office:value="10.7511527288938" calcext:value-type="float">
            <text:p>10,75115272889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" calcext:value-type="float">
            <text:p>43,11</text:p>
          </table:table-cell>
          <table:table-cell office:value-type="float" office:value="37.035" calcext:value-type="float">
            <text:p>37,035</text:p>
          </table:table-cell>
          <table:table-cell office:value-type="float" office:value="15.2" calcext:value-type="float">
            <text:p>15,2</text:p>
          </table:table-cell>
          <table:table-cell/>
          <table:table-cell table:formula="of:=SQRT(POWER([.F$4]-[.B23];2)+POWER([.F$5]-[.C23];2)+POWER([.F$6]-[.D23];2))" office:value-type="float" office:value="18.7658169286605" calcext:value-type="float">
            <text:p>18,7658169286605</text:p>
          </table:table-cell>
          <table:table-cell table:formula="of:=SQRT(POWER([.G$4]-[.$B23];2)+POWER([.G$5]-[.$C23];2)+POWER([.G$6]-[.$D23];2))" office:value-type="float" office:value="18.5023470132846" calcext:value-type="float">
            <text:p>18,5023470132846</text:p>
          </table:table-cell>
          <table:table-cell table:formula="of:=SQRT(POWER([.H$4]-[.D23];2)+POWER([.H$5]-[.E23];2)+POWER([.H$6]-[.F23];2))" office:value-type="float" office:value="50.0644389764999" calcext:value-type="float">
            <text:p>50,0644389764999</text:p>
          </table:table-cell>
          <table:table-cell table:formula="of:=SQRT(POWER([.I$4]-[.$B23];2)+POWER([.I$5]-[.$C23];2)+POWER([.I$6]-[.$D23];2))" office:value-type="float" office:value="17.939224370078" calcext:value-type="float">
            <text:p>17,939224370078</text:p>
          </table:table-cell>
          <table:table-cell table:formula="of:=SQRT(POWER([.J$4]-[.F23];2)+POWER([.J$5]-[.G23];2)+POWER([.J$6]-[.H23];2))" office:value-type="float" office:value="55.3755378685889" calcext:value-type="float">
            <text:p>55,3755378685889</text:p>
          </table:table-cell>
          <table:table-cell table:formula="of:=SQRT(POWER([.K$4]-[.$B23];2)+POWER([.K$5]-[.$C23];2)+POWER([.K$6]-[.$D23];2))" office:value-type="float" office:value="18.0257062552345" calcext:value-type="float">
            <text:p>18,0257062552345</text:p>
          </table:table-cell>
          <table:table-cell table:formula="of:=SQRT(POWER([.L$4]-[.H23];2)+POWER([.L$5]-[.I23];2)+POWER([.L$6]-[.J23];2))" office:value-type="float" office:value="59.7229090986466" calcext:value-type="float">
            <text:p>59,7229090986466</text:p>
          </table:table-cell>
          <table:table-cell table:formula="of:=SQRT(POWER([.M$4]-[.$B23];2)+POWER([.M$5]-[.$C23];2)+POWER([.M$6]-[.$D23];2))" office:value-type="float" office:value="17.9969889425981" calcext:value-type="float">
            <text:p>17,9969889425981</text:p>
          </table:table-cell>
          <table:table-cell table:formula="of:=SQRT(POWER([.N$4]-[.J23];2)+POWER([.N$5]-[.K23];2)+POWER([.N$6]-[.L23];2))" office:value-type="float" office:value="55.6273533698119" calcext:value-type="float">
            <text:p>55,6273533698119</text:p>
          </table:table-cell>
          <table:table-cell table:formula="of:=SQRT(POWER([.O$4]-[.$B23];2)+POWER([.O$5]-[.$C23];2)+POWER([.O$6]-[.$D23];2))" office:value-type="float" office:value="5.96253075463767" calcext:value-type="float">
            <text:p>5,96253075463767</text:p>
          </table:table-cell>
          <table:table-cell table:formula="of:=SQRT(POWER([.P$4]-[.L23];2)+POWER([.P$5]-[.M23];2)+POWER([.P$6]-[.N23];2))" office:value-type="float" office:value="51.3038070525515" calcext:value-type="float">
            <text:p>51,3038070525515</text:p>
          </table:table-cell>
          <table:table-cell table:formula="of:=SQRT(POWER([.Q$4]-[.$B23];2)+POWER([.Q$5]-[.$C23];2)+POWER([.Q$6]-[.$D23];2))" office:value-type="float" office:value="4.618535698682" calcext:value-type="float">
            <text:p>4,618535698682</text:p>
          </table:table-cell>
          <table:table-cell table:formula="of:=SQRT(POWER([.R$4]-[.N23];2)+POWER([.R$5]-[.O23];2)+POWER([.R$6]-[.P23];2))" office:value-type="float" office:value="54.5901340868777" calcext:value-type="float">
            <text:p>54,5901340868777</text:p>
          </table:table-cell>
          <table:table-cell table:formula="of:=SQRT(POWER([.S$4]-[.$B23];2)+POWER([.S$5]-[.$C23];2)+POWER([.S$6]-[.$D23];2))" office:value-type="float" office:value="5.71814183104967" calcext:value-type="float">
            <text:p>5,71814183104967</text:p>
          </table:table-cell>
          <table:table-cell table:formula="of:=SQRT(POWER([.T$4]-[.P23];2)+POWER([.T$5]-[.Q23];2)+POWER([.T$6]-[.R23];2))" office:value-type="float" office:value="58.4689496354915" calcext:value-type="float">
            <text:p>58,4689496354915</text:p>
          </table:table-cell>
          <table:table-cell table:formula="of:=SQRT(POWER([.U$4]-[.$B23];2)+POWER([.U$5]-[.$C23];2)+POWER([.U$6]-[.$D23];2))" office:value-type="float" office:value="0" calcext:value-type="float">
            <text:p>0</text:p>
          </table:table-cell>
          <table:table-cell table:formula="of:=SQRT(POWER([.V$4]-[.R23];2)+POWER([.V$5]-[.S23];2)+POWER([.V$6]-[.T23];2))" office:value-type="float" office:value="53.4776445231985" calcext:value-type="float">
            <text:p>53,4776445231985</text:p>
          </table:table-cell>
          <table:table-cell table:formula="of:=SQRT(POWER([.W$4]-[.$B23];2)+POWER([.W$5]-[.$C23];2)+POWER([.W$6]-[.$D23];2))" office:value-type="float" office:value="2.3660143702015" calcext:value-type="float">
            <text:p>2,3660143702015</text:p>
          </table:table-cell>
          <table:table-cell table:formula="of:=SQRT(POWER([.X$4]-[.T23];2)+POWER([.X$5]-[.U23];2)+POWER([.X$6]-[.V23];2))" office:value-type="float" office:value="53.5499907805574" calcext:value-type="float">
            <text:p>53,5499907805574</text:p>
          </table:table-cell>
          <table:table-cell table:formula="of:=SQRT(POWER([.Y$4]-[.$B23];2)+POWER([.Y$5]-[.$C23];2)+POWER([.Y$6]-[.$D23];2))" office:value-type="float" office:value="2.44690866196513" calcext:value-type="float">
            <text:p>2,44690866196513</text:p>
          </table:table-cell>
          <table:table-cell table:formula="of:=SQRT(POWER([.Z$4]-[.V23];2)+POWER([.Z$5]-[.W23];2)+POWER([.Z$6]-[.X23];2))" office:value-type="float" office:value="49.6020725465569" calcext:value-type="float">
            <text:p>49,6020725465569</text:p>
          </table:table-cell>
          <table:table-cell table:formula="of:=SQRT(POWER([.AA$4]-[.$B23];2)+POWER([.AA$5]-[.$C23];2)+POWER([.AA$6]-[.$D23];2))" office:value-type="float" office:value="2.82735105708506" calcext:value-type="float">
            <text:p>2,82735105708506</text:p>
          </table:table-cell>
          <table:table-cell table:formula="of:=SQRT(POWER([.AB$4]-[.X23];2)+POWER([.AB$5]-[.Y23];2)+POWER([.AB$6]-[.Z23];2))" office:value-type="float" office:value="43.8028062679955" calcext:value-type="float">
            <text:p>43,8028062679955</text:p>
          </table:table-cell>
          <table:table-cell table:formula="of:=SQRT(POWER([.AC$4]-[.$B23];2)+POWER([.AC$5]-[.$C23];2)+POWER([.AC$6]-[.$D23];2))" office:value-type="float" office:value="14.5324440477161" calcext:value-type="float">
            <text:p>14,5324440477161</text:p>
          </table:table-cell>
          <table:table-cell table:formula="of:=SQRT(POWER([.AD$4]-[.Z23];2)+POWER([.AD$5]-[.AA23];2)+POWER([.AD$6]-[.AB23];2))" office:value-type="float" office:value="36.2681563989295" calcext:value-type="float">
            <text:p>36,2681563989295</text:p>
          </table:table-cell>
          <table:table-cell table:formula="of:=SQRT(POWER([.AE$4]-[.$B23];2)+POWER([.AE$5]-[.$C23];2)+POWER([.AE$6]-[.$D23];2))" office:value-type="float" office:value="15.8954983879084" calcext:value-type="float">
            <text:p>15,8954983879084</text:p>
          </table:table-cell>
          <table:table-cell table:formula="of:=SQRT(POWER([.AF$4]-[.AB23];2)+POWER([.AF$5]-[.AC23];2)+POWER([.AF$6]-[.AD23];2))" office:value-type="float" office:value="26.7738032735844" calcext:value-type="float">
            <text:p>26,7738032735844</text:p>
          </table:table-cell>
          <table:table-cell table:formula="of:=SQRT(POWER([.AG$4]-[.$B23];2)+POWER([.AG$5]-[.$C23];2)+POWER([.AG$6]-[.$D23];2))" office:value-type="float" office:value="17.0190044949756" calcext:value-type="float">
            <text:p>17,0190044949756</text:p>
          </table:table-cell>
          <table:table-cell table:formula="of:=SQRT(POWER([.AH$4]-[.AD23];2)+POWER([.AH$5]-[.AE23];2)+POWER([.AH$6]-[.AF23];2))" office:value-type="float" office:value="21.1469617307165" calcext:value-type="float">
            <text:p>21,1469617307165</text:p>
          </table:table-cell>
          <table:table-cell table:formula="of:=SQRT(POWER([.AI$4]-[.$B23];2)+POWER([.AI$5]-[.$C23];2)+POWER([.AI$6]-[.$D23];2))" office:value-type="float" office:value="15.1645348428496" calcext:value-type="float">
            <text:p>15,1645348428496</text:p>
          </table:table-cell>
          <table:table-cell table:formula="of:=SQRT(POWER([.AJ$4]-[.AF23];2)+POWER([.AJ$5]-[.AG23];2)+POWER([.AJ$6]-[.AH23];2))" office:value-type="float" office:value="25.8539348533588" calcext:value-type="float">
            <text:p>25,8539348533588</text:p>
          </table:table-cell>
          <table:table-cell table:formula="of:=SQRT(POWER([.AK$4]-[.$B23];2)+POWER([.AK$5]-[.$C23];2)+POWER([.AK$6]-[.$D23];2))" office:value-type="float" office:value="15.271654723703" calcext:value-type="float">
            <text:p>15,271654723703</text:p>
          </table:table-cell>
          <table:table-cell table:formula="of:=SQRT(POWER([.AL$4]-[.AH23];2)+POWER([.AL$5]-[.AI23];2)+POWER([.AL$6]-[.AJ23];2))" office:value-type="float" office:value="32.7089736834763" calcext:value-type="float">
            <text:p>32,7089736834763</text:p>
          </table:table-cell>
          <table:table-cell table:formula="of:=SQRT(POWER([.AM$4]-[.$B23];2)+POWER([.AM$5]-[.$C23];2)+POWER([.AM$6]-[.$D23];2))" office:value-type="float" office:value="16.3669557645886" calcext:value-type="float">
            <text:p>16,3669557645886</text:p>
          </table:table-cell>
          <table:table-cell table:formula="of:=SQRT(POWER([.AN$4]-[.AJ23];2)+POWER([.AN$5]-[.AK23];2)+POWER([.AN$6]-[.AL23];2))" office:value-type="float" office:value="34.2450139772256" calcext:value-type="float">
            <text:p>34,2450139772256</text:p>
          </table:table-cell>
          <table:table-cell table:formula="of:=SQRT(POWER([.AO$4]-[.$B23];2)+POWER([.AO$5]-[.$C23];2)+POWER([.AO$6]-[.$D23];2))" office:value-type="float" office:value="17.9971907530036" calcext:value-type="float">
            <text:p>17,9971907530036</text:p>
          </table:table-cell>
          <table:table-cell table:formula="of:=SQRT(POWER([.AP$4]-[.AL23];2)+POWER([.AP$5]-[.AM23];2)+POWER([.AP$6]-[.AN23];2))" office:value-type="float" office:value="31.3036579964111" calcext:value-type="float">
            <text:p>31,3036579964111</text:p>
          </table:table-cell>
          <table:table-cell table:formula="of:=SQRT(POWER([.AQ$4]-[.$B23];2)+POWER([.AQ$5]-[.$C23];2)+POWER([.AQ$6]-[.$D23];2))" office:value-type="float" office:value="4.56066431564526" calcext:value-type="float">
            <text:p>4,56066431564526</text:p>
          </table:table-cell>
          <table:table-cell table:formula="of:=SQRT(POWER([.AR$4]-[.AN23];2)+POWER([.AR$5]-[.AO23];2)+POWER([.AR$6]-[.AP23];2))" office:value-type="float" office:value="30.750259907585" calcext:value-type="float">
            <text:p>30,750259907585</text:p>
          </table:table-cell>
          <table:table-cell table:formula="of:=SQRT(POWER([.AS$4]-[.$B23];2)+POWER([.AS$5]-[.$C23];2)+POWER([.AS$6]-[.$D23];2))" office:value-type="float" office:value="5.88174642431991" calcext:value-type="float">
            <text:p>5,88174642431991</text:p>
          </table:table-cell>
          <table:table-cell table:formula="of:=SQRT(POWER([.AT$4]-[.AP23];2)+POWER([.AT$5]-[.AQ23];2)+POWER([.AT$6]-[.AR23];2))" office:value-type="float" office:value="42.067241790204" calcext:value-type="float">
            <text:p>42,067241790204</text:p>
          </table:table-cell>
          <table:table-cell table:formula="of:=SQRT(POWER([.AU$4]-[.$B23];2)+POWER([.AU$5]-[.$C23];2)+POWER([.AU$6]-[.$D23];2))" office:value-type="float" office:value="5.68768423877416" calcext:value-type="float">
            <text:p>5,68768423877416</text:p>
          </table:table-cell>
          <table:table-cell table:formula="of:=SQRT(POWER([.AV$4]-[.AR23];2)+POWER([.AV$5]-[.AS23];2)+POWER([.AV$6]-[.AT23];2))" office:value-type="float" office:value="45.1848899368592" calcext:value-type="float">
            <text:p>45,1848899368592</text:p>
          </table:table-cell>
          <table:table-cell table:formula="of:=SQRT(POWER([.AW$4]-[.$B23];2)+POWER([.AW$5]-[.$C23];2)+POWER([.AW$6]-[.$D23];2))" office:value-type="float" office:value="6.23928473464707" calcext:value-type="float">
            <text:p>6,23928473464707</text:p>
          </table:table-cell>
          <table:table-cell table:formula="of:=SQRT(POWER([.AX$4]-[.AT23];2)+POWER([.AX$5]-[.AU23];2)+POWER([.AX$6]-[.AV23];2))" office:value-type="float" office:value="44.5997501323813" calcext:value-type="float">
            <text:p>44,5997501323813</text:p>
          </table:table-cell>
          <table:table-cell table:formula="of:=SQRT(POWER([.AY$4]-[.$B23];2)+POWER([.AY$5]-[.$C23];2)+POWER([.AY$6]-[.$D23];2))" office:value-type="float" office:value="12.0351786442911" calcext:value-type="float">
            <text:p>12,0351786442911</text:p>
          </table:table-cell>
          <table:table-cell table:formula="of:=SQRT(POWER([.AZ$4]-[.AV23];2)+POWER([.AZ$5]-[.AW23];2)+POWER([.AZ$6]-[.AX23];2))" office:value-type="float" office:value="52.6848052750307" calcext:value-type="float">
            <text:p>52,6848052750307</text:p>
          </table:table-cell>
          <table:table-cell table:formula="of:=SQRT(POWER([.BA$4]-[.$B23];2)+POWER([.BA$5]-[.$C23];2)+POWER([.BA$6]-[.$D23];2))" office:value-type="float" office:value="13.9364582660014" calcext:value-type="float">
            <text:p>13,9364582660014</text:p>
          </table:table-cell>
          <table:table-cell table:formula="of:=SQRT(POWER([.BB$4]-[.AX23];2)+POWER([.BB$5]-[.AY23];2)+POWER([.BB$6]-[.AZ23];2))" office:value-type="float" office:value="57.1087745617453" calcext:value-type="float">
            <text:p>57,1087745617453</text:p>
          </table:table-cell>
          <table:table-cell table:formula="of:=SQRT(POWER([.BC$4]-[.$B23];2)+POWER([.BC$5]-[.$C23];2)+POWER([.BC$6]-[.$D23];2))" office:value-type="float" office:value="12.0082386718453" calcext:value-type="float">
            <text:p>12,0082386718453</text:p>
          </table:table-cell>
          <table:table-cell table:formula="of:=SQRT(POWER([.BD$4]-[.AZ23];2)+POWER([.BD$5]-[.BA23];2)+POWER([.BD$6]-[.BB23];2))" office:value-type="float" office:value="58.5071416193634" calcext:value-type="float">
            <text:p>58,5071416193634</text:p>
          </table:table-cell>
          <table:table-cell table:formula="of:=SQRT(POWER([.BE$4]-[.$B23];2)+POWER([.BE$5]-[.$C23];2)+POWER([.BE$6]-[.$D23];2))" office:value-type="float" office:value="12.3014803580707" calcext:value-type="float">
            <text:p>12,3014803580707</text:p>
          </table:table-cell>
          <table:table-cell table:formula="of:=SQRT(POWER([.BF$4]-[.BB23];2)+POWER([.BF$5]-[.BC23];2)+POWER([.BF$6]-[.BD23];2))" office:value-type="float" office:value="62.7497157210386" calcext:value-type="float">
            <text:p>62,7497157210386</text:p>
          </table:table-cell>
          <table:table-cell table:formula="of:=SQRT(POWER([.BG$4]-[.$B23];2)+POWER([.BG$5]-[.$C23];2)+POWER([.BG$6]-[.$D23];2))" office:value-type="float" office:value="13.0594573011286" calcext:value-type="float">
            <text:p>13,0594573011286</text:p>
          </table:table-cell>
          <table:table-cell table:formula="of:=SQRT(POWER([.BH$4]-[.BD23];2)+POWER([.BH$5]-[.BE23];2)+POWER([.BH$6]-[.BF23];2))" office:value-type="float" office:value="66.2440540335348" calcext:value-type="float">
            <text:p>66,2440540335348</text:p>
          </table:table-cell>
          <table:table-cell table:formula="of:=SQRT(POWER([.BI$4]-[.$B23];2)+POWER([.BI$5]-[.$C23];2)+POWER([.BI$6]-[.$D23];2))" office:value-type="float" office:value="14.0575726567569" calcext:value-type="float">
            <text:p>14,0575726567569</text:p>
          </table:table-cell>
          <table:table-cell table:formula="of:=SQRT(POWER([.BJ$4]-[.BF23];2)+POWER([.BJ$5]-[.BG23];2)+POWER([.BJ$6]-[.BH23];2))" office:value-type="float" office:value="69.6387785512902" calcext:value-type="float">
            <text:p>69,6387785512902</text:p>
          </table:table-cell>
          <table:table-cell table:formula="of:=SQRT(POWER([.BK$4]-[.$B23];2)+POWER([.BK$5]-[.$C23];2)+POWER([.BK$6]-[.$D23];2))" office:value-type="float" office:value="14.6441423784392" calcext:value-type="float">
            <text:p>14,6441423784392</text:p>
          </table:table-cell>
          <table:table-cell table:formula="of:=SQRT(POWER([.BL$4]-[.BH23];2)+POWER([.BL$5]-[.BI23];2)+POWER([.BL$6]-[.BJ23];2))" office:value-type="float" office:value="73.8577157605447" calcext:value-type="float">
            <text:p>73,8577157605447</text:p>
          </table:table-cell>
          <table:table-cell table:formula="of:=SQRT(POWER([.BM$4]-[.$B23];2)+POWER([.BM$5]-[.$C23];2)+POWER([.BM$6]-[.$D23];2))" office:value-type="float" office:value="12.4353833877368" calcext:value-type="float">
            <text:p>12,4353833877368</text:p>
          </table:table-cell>
          <table:table-cell table:formula="of:=SQRT(POWER([.BN$4]-[.BJ23];2)+POWER([.BN$5]-[.BK23];2)+POWER([.BN$6]-[.BL23];2))" office:value-type="float" office:value="79.1000162323" calcext:value-type="float">
            <text:p>79,1000162323</text:p>
          </table:table-cell>
          <table:table-cell table:formula="of:=SQRT(POWER([.BO$4]-[.$B23];2)+POWER([.BO$5]-[.$C23];2)+POWER([.BO$6]-[.$D23];2))" office:value-type="float" office:value="13.978033516915" calcext:value-type="float">
            <text:p>13,978033516915</text:p>
          </table:table-cell>
          <table:table-cell table:formula="of:=SQRT(POWER([.BP$4]-[.BL23];2)+POWER([.BP$5]-[.BM23];2)+POWER([.BP$6]-[.BN23];2))" office:value-type="float" office:value="86.1714708425393" calcext:value-type="float">
            <text:p>86,1714708425393</text:p>
          </table:table-cell>
          <table:table-cell table:formula="of:=SQRT(POWER([.BQ$4]-[.$B23];2)+POWER([.BQ$5]-[.$C23];2)+POWER([.BQ$6]-[.$D23];2))" office:value-type="float" office:value="16.2881389053507" calcext:value-type="float">
            <text:p>16,2881389053507</text:p>
          </table:table-cell>
          <table:table-cell table:formula="of:=SQRT(POWER([.BR$4]-[.BN23];2)+POWER([.BR$5]-[.BO23];2)+POWER([.BR$6]-[.BP23];2))" office:value-type="float" office:value="93.1029619430208" calcext:value-type="float">
            <text:p>93,1029619430208</text:p>
          </table:table-cell>
          <table:table-cell table:formula="of:=SQRT(POWER([.BS$4]-[.$B23];2)+POWER([.BS$5]-[.$C23];2)+POWER([.BS$6]-[.$D23];2))" office:value-type="float" office:value="17.2075242263377" calcext:value-type="float">
            <text:p>17,2075242263377</text:p>
          </table:table-cell>
          <table:table-cell table:formula="of:=SQRT(POWER([.BT$4]-[.BP23];2)+POWER([.BT$5]-[.BQ23];2)+POWER([.BT$6]-[.BR23];2))" office:value-type="float" office:value="102.245553777574" calcext:value-type="float">
            <text:p>102,245553777574</text:p>
          </table:table-cell>
          <table:table-cell table:formula="of:=SQRT(POWER([.BU$4]-[.$B23];2)+POWER([.BU$5]-[.$C23];2)+POWER([.BU$6]-[.$D23];2))" office:value-type="float" office:value="16.7726962948716" calcext:value-type="float">
            <text:p>16,7726962948716</text:p>
          </table:table-cell>
          <table:table-cell table:formula="of:=SQRT(POWER([.BV$4]-[.BR23];2)+POWER([.BV$5]-[.BS23];2)+POWER([.BV$6]-[.BT23];2))" office:value-type="float" office:value="114.756202389381" calcext:value-type="float">
            <text:p>114,756202389381</text:p>
          </table:table-cell>
          <table:table-cell table:formula="of:=SQRT(POWER([.BW$4]-[.$B23];2)+POWER([.BW$5]-[.$C23];2)+POWER([.BW$6]-[.$D23];2))" office:value-type="float" office:value="11.265254946072" calcext:value-type="float">
            <text:p>11,265254946072</text:p>
          </table:table-cell>
          <table:table-cell table:formula="of:=SQRT(POWER([.BX$4]-[.BT23];2)+POWER([.BX$5]-[.BU23];2)+POWER([.BX$6]-[.BV23];2))" office:value-type="float" office:value="126.769123014849" calcext:value-type="float">
            <text:p>126,769123014849</text:p>
          </table:table-cell>
          <table:table-cell table:formula="of:=SQRT(POWER([.BY$4]-[.$B23];2)+POWER([.BY$5]-[.$C23];2)+POWER([.BY$6]-[.$D23];2))" office:value-type="float" office:value="10.3230124963598" calcext:value-type="float">
            <text:p>10,3230124963598</text:p>
          </table:table-cell>
          <table:table-cell table:formula="of:=SQRT(POWER([.BZ$4]-[.BV23];2)+POWER([.BZ$5]-[.BW23];2)+POWER([.BZ$6]-[.BX23];2))" office:value-type="float" office:value="144.529018246462" calcext:value-type="float">
            <text:p>144,529018246462</text:p>
          </table:table-cell>
          <table:table-cell table:formula="of:=SQRT(POWER([.CA$4]-[.$B23];2)+POWER([.CA$5]-[.$C23];2)+POWER([.CA$6]-[.$D23];2))" office:value-type="float" office:value="8.78132136981673" calcext:value-type="float">
            <text:p>8,78132136981673</text:p>
          </table:table-cell>
          <table:table-cell table:formula="of:=SQRT(POWER([.CB$4]-[.BX23];2)+POWER([.CB$5]-[.BY23];2)+POWER([.CB$6]-[.BZ23];2))" office:value-type="float" office:value="163.62667830777" calcext:value-type="float">
            <text:p>163,62667830777</text:p>
          </table:table-cell>
          <table:table-cell table:formula="of:=SQRT(POWER([.CC$4]-[.$B23];2)+POWER([.CC$5]-[.$C23];2)+POWER([.CC$6]-[.$D23];2))" office:value-type="float" office:value="9.45234410080378" calcext:value-type="float">
            <text:p>9,45234410080378</text:p>
          </table:table-cell>
          <table:table-cell table:formula="of:=SQRT(POWER([.CD$4]-[.BZ23];2)+POWER([.CD$5]-[.CA23];2)+POWER([.CD$6]-[.CB23];2))" office:value-type="float" office:value="189.189417245467" calcext:value-type="float">
            <text:p>189,189417245467</text:p>
          </table:table-cell>
          <table:table-cell table:formula="of:=SQRT(POWER([.CE$4]-[.$B23];2)+POWER([.CE$5]-[.$C23];2)+POWER([.CE$6]-[.$D23];2))" office:value-type="float" office:value="9.94467701838526" calcext:value-type="float">
            <text:p>9,94467701838526</text:p>
          </table:table-cell>
          <table:table-cell table:formula="of:=SQRT(POWER([.CF$4]-[.CB23];2)+POWER([.CF$5]-[.CC23];2)+POWER([.CF$6]-[.CD23];2))" office:value-type="float" office:value="220.2295174635" calcext:value-type="float">
            <text:p>220,2295174635</text:p>
          </table:table-cell>
          <table:table-cell table:formula="of:=SQRT(POWER([.CG$4]-[.$B23];2)+POWER([.CG$5]-[.$C23];2)+POWER([.CG$6]-[.$D23];2))" office:value-type="float" office:value="9.70572748432594" calcext:value-type="float">
            <text:p>9,70572748432594</text:p>
          </table:table-cell>
          <table:table-cell table:formula="of:=SQRT(POWER([.CH$4]-[.CD23];2)+POWER([.CH$5]-[.CE23];2)+POWER([.CH$6]-[.CF23];2))" office:value-type="float" office:value="259.345033903663" calcext:value-type="float">
            <text:p>259,345033903663</text:p>
          </table:table-cell>
          <table:table-cell table:formula="of:=SQRT(POWER([.CI$4]-[.$B23];2)+POWER([.CI$5]-[.$C23];2)+POWER([.CI$6]-[.$D23];2))" office:value-type="float" office:value="10.7378842422518" calcext:value-type="float">
            <text:p>10,7378842422518</text:p>
          </table:table-cell>
          <table:table-cell table:formula="of:=SQRT(POWER([.CJ$4]-[.CF23];2)+POWER([.CJ$5]-[.CG23];2)+POWER([.CJ$6]-[.CH23];2))" office:value-type="float" office:value="313.957458713481" calcext:value-type="float">
            <text:p>313,957458713481</text:p>
          </table:table-cell>
          <table:table-cell table:formula="of:=SQRT(POWER([.CK$4]-[.CG23];2)+POWER([.CK$5]-[.CH23];2)+POWER([.CK$6]-[.CI23];2))" office:value-type="float" office:value="224.161134956863" calcext:value-type="float">
            <text:p>224,161134956863</text:p>
          </table:table-cell>
          <table:table-cell table:formula="of:=SQRT(POWER([.CL$4]-[.$B23];2)+POWER([.CL$5]-[.$C23];2)+POWER([.CL$6]-[.$D23];2))" office:value-type="float" office:value="9.68880513788981" calcext:value-type="float">
            <text:p>9,68880513788981</text:p>
          </table:table-cell>
          <table:table-cell table:formula="of:=SQRT(POWER([.CM$4]-[.CI23];2)+POWER([.CM$5]-[.CJ23];2)+POWER([.CM$6]-[.CK23];2))" office:value-type="float" office:value="353.505361625766" calcext:value-type="float">
            <text:p>353,505361625766</text:p>
          </table:table-cell>
          <table:table-cell table:formula="of:=SQRT(POWER([.CN$4]-[.$B23];2)+POWER([.CN$5]-[.$C23];2)+POWER([.CN$6]-[.$D23];2))" office:value-type="float" office:value="13.5944893615023" calcext:value-type="float">
            <text:p>13,5944893615023</text:p>
          </table:table-cell>
          <table:table-cell table:formula="of:=SQRT(POWER([.CO$4]-[.CK23];2)+POWER([.CO$5]-[.CL23];2)+POWER([.CO$6]-[.CM23];2))" office:value-type="float" office:value="398.368052529272" calcext:value-type="float">
            <text:p>398,368052529272</text:p>
          </table:table-cell>
          <table:table-cell table:formula="of:=SQRT(POWER([.CP$4]-[.$B23];2)+POWER([.CP$5]-[.$C23];2)+POWER([.CP$6]-[.$D23];2))" office:value-type="float" office:value="13.9882405255271" calcext:value-type="float">
            <text:p>13,9882405255271</text:p>
          </table:table-cell>
          <table:table-cell table:formula="of:=SQRT(POWER([.CQ$4]-[.CM23];2)+POWER([.CQ$5]-[.CN23];2)+POWER([.CQ$6]-[.CO23];2))" office:value-type="float" office:value="508.723999784233" calcext:value-type="float">
            <text:p>508,723999784233</text:p>
          </table:table-cell>
          <table:table-cell table:formula="of:=SQRT(POWER([.CR$4]-[.$B23];2)+POWER([.CR$5]-[.$C23];2)+POWER([.CR$6]-[.$D23];2))" office:value-type="float" office:value="15.0367902825038" calcext:value-type="float">
            <text:p>15,0367902825038</text:p>
          </table:table-cell>
          <table:table-cell table:formula="of:=SQRT(POWER([.CS$4]-[.CO23];2)+POWER([.CS$5]-[.CP23];2)+POWER([.CS$6]-[.CQ23];2))" office:value-type="float" office:value="623.758163313772" calcext:value-type="float">
            <text:p>623,758163313772</text:p>
          </table:table-cell>
          <table:table-cell table:formula="of:=SQRT(POWER([.CT$4]-[.CP23];2)+POWER([.CT$5]-[.CQ23];2)+POWER([.CT$6]-[.CR23];2))" office:value-type="float" office:value="471.903903163304" calcext:value-type="float">
            <text:p>471,903903163304</text:p>
          </table:table-cell>
          <table:table-cell table:formula="of:=SQRT(POWER([.CU$4]-[.$B23];2)+POWER([.CU$5]-[.$C23];2)+POWER([.CU$6]-[.$D23];2))" office:value-type="float" office:value="10.6237523973406" calcext:value-type="float">
            <text:p>10,6237523973406</text:p>
          </table:table-cell>
          <table:table-cell table:formula="of:=SQRT(POWER([.CV$4]-[.CR23];2)+POWER([.CV$5]-[.CS23];2)+POWER([.CV$6]-[.CT23];2))" office:value-type="float" office:value="750.961372005864" calcext:value-type="float">
            <text:p>750,961372005864</text:p>
          </table:table-cell>
          <table:table-cell table:formula="of:=SQRT(POWER([.CW$4]-[.$B23];2)+POWER([.CW$5]-[.$C23];2)+POWER([.CW$6]-[.$D23];2))" office:value-type="float" office:value="11.5039033810268" calcext:value-type="float">
            <text:p>11,5039033810268</text:p>
          </table:table-cell>
          <table:table-cell table:formula="of:=SQRT(POWER([.CX$4]-[.CT23];2)+POWER([.CX$5]-[.CU23];2)+POWER([.CX$6]-[.CV23];2))" office:value-type="float" office:value="863.947299067109" calcext:value-type="float">
            <text:p>863,947299067109</text:p>
          </table:table-cell>
          <table:table-cell table:formula="of:=SQRT(POWER([.CY$4]-[.$B23];2)+POWER([.CY$5]-[.$C23];2)+POWER([.CY$6]-[.$D23];2))" office:value-type="float" office:value="10.4156257133213" calcext:value-type="float">
            <text:p>10,4156257133213</text:p>
          </table:table-cell>
          <table:table-cell table:formula="of:=SQRT(POWER([.CZ$4]-[.$B23];2)+POWER([.CZ$5]-[.$C23];2)+POWER([.CZ$6]-[.$D23];2))" office:value-type="float" office:value="9.34257105940329" calcext:value-type="float">
            <text:p>9,34257105940329</text:p>
          </table:table-cell>
          <table:table-cell table:formula="of:=SQRT(POWER([.DA$4]-[.$B23];2)+POWER([.DA$5]-[.$C23];2)+POWER([.DA$6]-[.$D23];2))" office:value-type="float" office:value="9.83118329602291" calcext:value-type="float">
            <text:p>9,83118329602291</text:p>
          </table:table-cell>
          <table:table-cell table:formula="of:=SQRT(POWER([.DB$4]-[.$B23];2)+POWER([.DB$5]-[.$C23];2)+POWER([.DB$6]-[.$D23];2))" office:value-type="float" office:value="7.98765628955077" calcext:value-type="float">
            <text:p>7,98765628955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.109" calcext:value-type="float">
            <text:p>44,109</text:p>
          </table:table-cell>
          <table:table-cell office:value-type="float" office:value="36.163" calcext:value-type="float">
            <text:p>36,163</text:p>
          </table:table-cell>
          <table:table-cell office:value-type="float" office:value="15.771" calcext:value-type="float">
            <text:p>15,771</text:p>
          </table:table-cell>
          <table:table-cell/>
          <table:table-cell table:formula="of:=SQRT(POWER([.F$4]-[.B24];2)+POWER([.F$5]-[.C24];2)+POWER([.F$6]-[.D24];2))" office:value-type="float" office:value="19.9048945488289" calcext:value-type="float">
            <text:p>19,9048945488289</text:p>
          </table:table-cell>
          <table:table-cell table:formula="of:=SQRT(POWER([.G$4]-[.$B24];2)+POWER([.G$5]-[.$C24];2)+POWER([.G$6]-[.$D24];2))" office:value-type="float" office:value="19.7035573691656" calcext:value-type="float">
            <text:p>19,7035573691656</text:p>
          </table:table-cell>
          <table:table-cell table:formula="of:=SQRT(POWER([.H$4]-[.D24];2)+POWER([.H$5]-[.E24];2)+POWER([.H$6]-[.F24];2))" office:value-type="float" office:value="50.2896575143941" calcext:value-type="float">
            <text:p>50,2896575143941</text:p>
          </table:table-cell>
          <table:table-cell table:formula="of:=SQRT(POWER([.I$4]-[.$B24];2)+POWER([.I$5]-[.$C24];2)+POWER([.I$6]-[.$D24];2))" office:value-type="float" office:value="19.1638818875509" calcext:value-type="float">
            <text:p>19,1638818875509</text:p>
          </table:table-cell>
          <table:table-cell table:formula="of:=SQRT(POWER([.J$4]-[.F24];2)+POWER([.J$5]-[.G24];2)+POWER([.J$6]-[.H24];2))" office:value-type="float" office:value="54.8272370888511" calcext:value-type="float">
            <text:p>54,8272370888511</text:p>
          </table:table-cell>
          <table:table-cell table:formula="of:=SQRT(POWER([.K$4]-[.$B24];2)+POWER([.K$5]-[.$C24];2)+POWER([.K$6]-[.$D24];2))" office:value-type="float" office:value="19.2441223234524" calcext:value-type="float">
            <text:p>19,2441223234524</text:p>
          </table:table-cell>
          <table:table-cell table:formula="of:=SQRT(POWER([.L$4]-[.H24];2)+POWER([.L$5]-[.I24];2)+POWER([.L$6]-[.J24];2))" office:value-type="float" office:value="58.8416543831016" calcext:value-type="float">
            <text:p>58,8416543831016</text:p>
          </table:table-cell>
          <table:table-cell table:formula="of:=SQRT(POWER([.M$4]-[.$B24];2)+POWER([.M$5]-[.$C24];2)+POWER([.M$6]-[.$D24];2))" office:value-type="float" office:value="19.1623327650889" calcext:value-type="float">
            <text:p>19,1623327650889</text:p>
          </table:table-cell>
          <table:table-cell table:formula="of:=SQRT(POWER([.N$4]-[.J24];2)+POWER([.N$5]-[.K24];2)+POWER([.N$6]-[.L24];2))" office:value-type="float" office:value="54.1938916110028" calcext:value-type="float">
            <text:p>54,1938916110028</text:p>
          </table:table-cell>
          <table:table-cell table:formula="of:=SQRT(POWER([.O$4]-[.$B24];2)+POWER([.O$5]-[.$C24];2)+POWER([.O$6]-[.$D24];2))" office:value-type="float" office:value="7.06745845406961" calcext:value-type="float">
            <text:p>7,06745845406961</text:p>
          </table:table-cell>
          <table:table-cell table:formula="of:=SQRT(POWER([.P$4]-[.L24];2)+POWER([.P$5]-[.M24];2)+POWER([.P$6]-[.N24];2))" office:value-type="float" office:value="49.2999923625501" calcext:value-type="float">
            <text:p>49,2999923625501</text:p>
          </table:table-cell>
          <table:table-cell table:formula="of:=SQRT(POWER([.Q$4]-[.$B24];2)+POWER([.Q$5]-[.$C24];2)+POWER([.Q$6]-[.$D24];2))" office:value-type="float" office:value="5.80897770696359" calcext:value-type="float">
            <text:p>5,80897770696359</text:p>
          </table:table-cell>
          <table:table-cell table:formula="of:=SQRT(POWER([.R$4]-[.N24];2)+POWER([.R$5]-[.O24];2)+POWER([.R$6]-[.P24];2))" office:value-type="float" office:value="52.1424289311717" calcext:value-type="float">
            <text:p>52,1424289311717</text:p>
          </table:table-cell>
          <table:table-cell table:formula="of:=SQRT(POWER([.S$4]-[.$B24];2)+POWER([.S$5]-[.$C24];2)+POWER([.S$6]-[.$D24];2))" office:value-type="float" office:value="6.37127914943303" calcext:value-type="float">
            <text:p>6,37127914943303</text:p>
          </table:table-cell>
          <table:table-cell table:formula="of:=SQRT(POWER([.T$4]-[.P24];2)+POWER([.T$5]-[.Q24];2)+POWER([.T$6]-[.R24];2))" office:value-type="float" office:value="55.6900484932774" calcext:value-type="float">
            <text:p>55,6900484932774</text:p>
          </table:table-cell>
          <table:table-cell table:formula="of:=SQRT(POWER([.U$4]-[.$B24];2)+POWER([.U$5]-[.$C24];2)+POWER([.U$6]-[.$D24];2))" office:value-type="float" office:value="1.44375413419322" calcext:value-type="float">
            <text:p>1,44375413419322</text:p>
          </table:table-cell>
          <table:table-cell table:formula="of:=SQRT(POWER([.V$4]-[.R24];2)+POWER([.V$5]-[.S24];2)+POWER([.V$6]-[.T24];2))" office:value-type="float" office:value="50.4540686589191" calcext:value-type="float">
            <text:p>50,4540686589191</text:p>
          </table:table-cell>
          <table:table-cell table:formula="of:=SQRT(POWER([.W$4]-[.$B24];2)+POWER([.W$5]-[.$C24];2)+POWER([.W$6]-[.$D24];2))" office:value-type="float" office:value="1.51478249263714" calcext:value-type="float">
            <text:p>1,51478249263714</text:p>
          </table:table-cell>
          <table:table-cell table:formula="of:=SQRT(POWER([.X$4]-[.T24];2)+POWER([.X$5]-[.U24];2)+POWER([.X$6]-[.V24];2))" office:value-type="float" office:value="49.6971924191915" calcext:value-type="float">
            <text:p>49,6971924191915</text:p>
          </table:table-cell>
          <table:table-cell table:formula="of:=SQRT(POWER([.Y$4]-[.$B24];2)+POWER([.Y$5]-[.$C24];2)+POWER([.Y$6]-[.$D24];2))" office:value-type="float" office:value="1.52399606298704" calcext:value-type="float">
            <text:p>1,52399606298704</text:p>
          </table:table-cell>
          <table:table-cell table:formula="of:=SQRT(POWER([.Z$4]-[.V24];2)+POWER([.Z$5]-[.W24];2)+POWER([.Z$6]-[.X24];2))" office:value-type="float" office:value="47.1189766419994" calcext:value-type="float">
            <text:p>47,1189766419994</text:p>
          </table:table-cell>
          <table:table-cell table:formula="of:=SQRT(POWER([.AA$4]-[.$B24];2)+POWER([.AA$5]-[.$C24];2)+POWER([.AA$6]-[.$D24];2))" office:value-type="float" office:value="2.65065388159224" calcext:value-type="float">
            <text:p>2,65065388159224</text:p>
          </table:table-cell>
          <table:table-cell table:formula="of:=SQRT(POWER([.AB$4]-[.X24];2)+POWER([.AB$5]-[.Y24];2)+POWER([.AB$6]-[.Z24];2))" office:value-type="float" office:value="41.8720746152197" calcext:value-type="float">
            <text:p>41,8720746152197</text:p>
          </table:table-cell>
          <table:table-cell table:formula="of:=SQRT(POWER([.AC$4]-[.$B24];2)+POWER([.AC$5]-[.$C24];2)+POWER([.AC$6]-[.$D24];2))" office:value-type="float" office:value="13.5400739288971" calcext:value-type="float">
            <text:p>13,5400739288971</text:p>
          </table:table-cell>
          <table:table-cell table:formula="of:=SQRT(POWER([.AD$4]-[.Z24];2)+POWER([.AD$5]-[.AA24];2)+POWER([.AD$6]-[.AB24];2))" office:value-type="float" office:value="34.8140390649355" calcext:value-type="float">
            <text:p>34,8140390649355</text:p>
          </table:table-cell>
          <table:table-cell table:formula="of:=SQRT(POWER([.AE$4]-[.$B24];2)+POWER([.AE$5]-[.$C24];2)+POWER([.AE$6]-[.$D24];2))" office:value-type="float" office:value="14.7929809369173" calcext:value-type="float">
            <text:p>14,7929809369173</text:p>
          </table:table-cell>
          <table:table-cell table:formula="of:=SQRT(POWER([.AF$4]-[.AB24];2)+POWER([.AF$5]-[.AC24];2)+POWER([.AF$6]-[.AD24];2))" office:value-type="float" office:value="26.1492505546938" calcext:value-type="float">
            <text:p>26,1492505546938</text:p>
          </table:table-cell>
          <table:table-cell table:formula="of:=SQRT(POWER([.AG$4]-[.$B24];2)+POWER([.AG$5]-[.$C24];2)+POWER([.AG$6]-[.$D24];2))" office:value-type="float" office:value="16.0705232024349" calcext:value-type="float">
            <text:p>16,0705232024349</text:p>
          </table:table-cell>
          <table:table-cell table:formula="of:=SQRT(POWER([.AH$4]-[.AD24];2)+POWER([.AH$5]-[.AE24];2)+POWER([.AH$6]-[.AF24];2))" office:value-type="float" office:value="21.8535545353804" calcext:value-type="float">
            <text:p>21,8535545353804</text:p>
          </table:table-cell>
          <table:table-cell table:formula="of:=SQRT(POWER([.AI$4]-[.$B24];2)+POWER([.AI$5]-[.$C24];2)+POWER([.AI$6]-[.$D24];2))" office:value-type="float" office:value="14.0192672062416" calcext:value-type="float">
            <text:p>14,0192672062416</text:p>
          </table:table-cell>
          <table:table-cell table:formula="of:=SQRT(POWER([.AJ$4]-[.AF24];2)+POWER([.AJ$5]-[.AG24];2)+POWER([.AJ$6]-[.AH24];2))" office:value-type="float" office:value="26.8600628195629" calcext:value-type="float">
            <text:p>26,8600628195629</text:p>
          </table:table-cell>
          <table:table-cell table:formula="of:=SQRT(POWER([.AK$4]-[.$B24];2)+POWER([.AK$5]-[.$C24];2)+POWER([.AK$6]-[.$D24];2))" office:value-type="float" office:value="13.9961325372404" calcext:value-type="float">
            <text:p>13,9961325372404</text:p>
          </table:table-cell>
          <table:table-cell table:formula="of:=SQRT(POWER([.AL$4]-[.AH24];2)+POWER([.AL$5]-[.AI24];2)+POWER([.AL$6]-[.AJ24];2))" office:value-type="float" office:value="32.6603232731539" calcext:value-type="float">
            <text:p>32,6603232731539</text:p>
          </table:table-cell>
          <table:table-cell table:formula="of:=SQRT(POWER([.AM$4]-[.$B24];2)+POWER([.AM$5]-[.$C24];2)+POWER([.AM$6]-[.$D24];2))" office:value-type="float" office:value="15.1381640564502" calcext:value-type="float">
            <text:p>15,1381640564502</text:p>
          </table:table-cell>
          <table:table-cell table:formula="of:=SQRT(POWER([.AN$4]-[.AJ24];2)+POWER([.AN$5]-[.AK24];2)+POWER([.AN$6]-[.AL24];2))" office:value-type="float" office:value="33.7190168865165" calcext:value-type="float">
            <text:p>33,7190168865165</text:p>
          </table:table-cell>
          <table:table-cell table:formula="of:=SQRT(POWER([.AO$4]-[.$B24];2)+POWER([.AO$5]-[.$C24];2)+POWER([.AO$6]-[.$D24];2))" office:value-type="float" office:value="16.8704197043227" calcext:value-type="float">
            <text:p>16,8704197043227</text:p>
          </table:table-cell>
          <table:table-cell table:formula="of:=SQRT(POWER([.AP$4]-[.AL24];2)+POWER([.AP$5]-[.AM24];2)+POWER([.AP$6]-[.AN24];2))" office:value-type="float" office:value="31.2674113871754" calcext:value-type="float">
            <text:p>31,2674113871754</text:p>
          </table:table-cell>
          <table:table-cell table:formula="of:=SQRT(POWER([.AQ$4]-[.$B24];2)+POWER([.AQ$5]-[.$C24];2)+POWER([.AQ$6]-[.$D24];2))" office:value-type="float" office:value="4.65172537882451" calcext:value-type="float">
            <text:p>4,65172537882451</text:p>
          </table:table-cell>
          <table:table-cell table:formula="of:=SQRT(POWER([.AR$4]-[.AN24];2)+POWER([.AR$5]-[.AO24];2)+POWER([.AR$6]-[.AP24];2))" office:value-type="float" office:value="31.6416781452509" calcext:value-type="float">
            <text:p>31,6416781452509</text:p>
          </table:table-cell>
          <table:table-cell table:formula="of:=SQRT(POWER([.AS$4]-[.$B24];2)+POWER([.AS$5]-[.$C24];2)+POWER([.AS$6]-[.$D24];2))" office:value-type="float" office:value="6.44231394764335" calcext:value-type="float">
            <text:p>6,44231394764335</text:p>
          </table:table-cell>
          <table:table-cell table:formula="of:=SQRT(POWER([.AT$4]-[.AP24];2)+POWER([.AT$5]-[.AQ24];2)+POWER([.AT$6]-[.AR24];2))" office:value-type="float" office:value="42.4355612450838" calcext:value-type="float">
            <text:p>42,4355612450838</text:p>
          </table:table-cell>
          <table:table-cell table:formula="of:=SQRT(POWER([.AU$4]-[.$B24];2)+POWER([.AU$5]-[.$C24];2)+POWER([.AU$6]-[.$D24];2))" office:value-type="float" office:value="5.88129798598915" calcext:value-type="float">
            <text:p>5,88129798598915</text:p>
          </table:table-cell>
          <table:table-cell table:formula="of:=SQRT(POWER([.AV$4]-[.AR24];2)+POWER([.AV$5]-[.AS24];2)+POWER([.AV$6]-[.AT24];2))" office:value-type="float" office:value="44.8202910747893" calcext:value-type="float">
            <text:p>44,8202910747893</text:p>
          </table:table-cell>
          <table:table-cell table:formula="of:=SQRT(POWER([.AW$4]-[.$B24];2)+POWER([.AW$5]-[.$C24];2)+POWER([.AW$6]-[.$D24];2))" office:value-type="float" office:value="6.07751429451219" calcext:value-type="float">
            <text:p>6,07751429451219</text:p>
          </table:table-cell>
          <table:table-cell table:formula="of:=SQRT(POWER([.AX$4]-[.AT24];2)+POWER([.AX$5]-[.AU24];2)+POWER([.AX$6]-[.AV24];2))" office:value-type="float" office:value="44.1878332199808" calcext:value-type="float">
            <text:p>44,1878332199808</text:p>
          </table:table-cell>
          <table:table-cell table:formula="of:=SQRT(POWER([.AY$4]-[.$B24];2)+POWER([.AY$5]-[.$C24];2)+POWER([.AY$6]-[.$D24];2))" office:value-type="float" office:value="13.4308175849425" calcext:value-type="float">
            <text:p>13,4308175849425</text:p>
          </table:table-cell>
          <table:table-cell table:formula="of:=SQRT(POWER([.AZ$4]-[.AV24];2)+POWER([.AZ$5]-[.AW24];2)+POWER([.AZ$6]-[.AX24];2))" office:value-type="float" office:value="52.4437004644423" calcext:value-type="float">
            <text:p>52,4437004644423</text:p>
          </table:table-cell>
          <table:table-cell table:formula="of:=SQRT(POWER([.BA$4]-[.$B24];2)+POWER([.BA$5]-[.$C24];2)+POWER([.BA$6]-[.$D24];2))" office:value-type="float" office:value="15.354108538108" calcext:value-type="float">
            <text:p>15,354108538108</text:p>
          </table:table-cell>
          <table:table-cell table:formula="of:=SQRT(POWER([.BB$4]-[.AX24];2)+POWER([.BB$5]-[.AY24];2)+POWER([.BB$6]-[.AZ24];2))" office:value-type="float" office:value="56.0471106295163" calcext:value-type="float">
            <text:p>56,0471106295163</text:p>
          </table:table-cell>
          <table:table-cell table:formula="of:=SQRT(POWER([.BC$4]-[.$B24];2)+POWER([.BC$5]-[.$C24];2)+POWER([.BC$6]-[.$D24];2))" office:value-type="float" office:value="13.4479709250132" calcext:value-type="float">
            <text:p>13,4479709250132</text:p>
          </table:table-cell>
          <table:table-cell table:formula="of:=SQRT(POWER([.BD$4]-[.AZ24];2)+POWER([.BD$5]-[.BA24];2)+POWER([.BD$6]-[.BB24];2))" office:value-type="float" office:value="56.8653604004565" calcext:value-type="float">
            <text:p>56,8653604004565</text:p>
          </table:table-cell>
          <table:table-cell table:formula="of:=SQRT(POWER([.BE$4]-[.$B24];2)+POWER([.BE$5]-[.$C24];2)+POWER([.BE$6]-[.$D24];2))" office:value-type="float" office:value="13.7156341814734" calcext:value-type="float">
            <text:p>13,7156341814734</text:p>
          </table:table-cell>
          <table:table-cell table:formula="of:=SQRT(POWER([.BF$4]-[.BB24];2)+POWER([.BF$5]-[.BC24];2)+POWER([.BF$6]-[.BD24];2))" office:value-type="float" office:value="60.3393551886067" calcext:value-type="float">
            <text:p>60,3393551886067</text:p>
          </table:table-cell>
          <table:table-cell table:formula="of:=SQRT(POWER([.BG$4]-[.$B24];2)+POWER([.BG$5]-[.$C24];2)+POWER([.BG$6]-[.$D24];2))" office:value-type="float" office:value="14.4486885564054" calcext:value-type="float">
            <text:p>14,4486885564054</text:p>
          </table:table-cell>
          <table:table-cell table:formula="of:=SQRT(POWER([.BH$4]-[.BD24];2)+POWER([.BH$5]-[.BE24];2)+POWER([.BH$6]-[.BF24];2))" office:value-type="float" office:value="63.0282669777709" calcext:value-type="float">
            <text:p>63,0282669777709</text:p>
          </table:table-cell>
          <table:table-cell table:formula="of:=SQRT(POWER([.BI$4]-[.$B24];2)+POWER([.BI$5]-[.$C24];2)+POWER([.BI$6]-[.$D24];2))" office:value-type="float" office:value="15.4548423803027" calcext:value-type="float">
            <text:p>15,4548423803027</text:p>
          </table:table-cell>
          <table:table-cell table:formula="of:=SQRT(POWER([.BJ$4]-[.BF24];2)+POWER([.BJ$5]-[.BG24];2)+POWER([.BJ$6]-[.BH24];2))" office:value-type="float" office:value="65.4408882961538" calcext:value-type="float">
            <text:p>65,4408882961538</text:p>
          </table:table-cell>
          <table:table-cell table:formula="of:=SQRT(POWER([.BK$4]-[.$B24];2)+POWER([.BK$5]-[.$C24];2)+POWER([.BK$6]-[.$D24];2))" office:value-type="float" office:value="15.9415604631416" calcext:value-type="float">
            <text:p>15,9415604631416</text:p>
          </table:table-cell>
          <table:table-cell table:formula="of:=SQRT(POWER([.BL$4]-[.BH24];2)+POWER([.BL$5]-[.BI24];2)+POWER([.BL$6]-[.BJ24];2))" office:value-type="float" office:value="68.4465331653306" calcext:value-type="float">
            <text:p>68,4465331653306</text:p>
          </table:table-cell>
          <table:table-cell table:formula="of:=SQRT(POWER([.BM$4]-[.$B24];2)+POWER([.BM$5]-[.$C24];2)+POWER([.BM$6]-[.$D24];2))" office:value-type="float" office:value="13.7298136185456" calcext:value-type="float">
            <text:p>13,7298136185456</text:p>
          </table:table-cell>
          <table:table-cell table:formula="of:=SQRT(POWER([.BN$4]-[.BJ24];2)+POWER([.BN$5]-[.BK24];2)+POWER([.BN$6]-[.BL24];2))" office:value-type="float" office:value="72.2751719360011" calcext:value-type="float">
            <text:p>72,2751719360011</text:p>
          </table:table-cell>
          <table:table-cell table:formula="of:=SQRT(POWER([.BO$4]-[.$B24];2)+POWER([.BO$5]-[.$C24];2)+POWER([.BO$6]-[.$D24];2))" office:value-type="float" office:value="15.1669723082756" calcext:value-type="float">
            <text:p>15,1669723082756</text:p>
          </table:table-cell>
          <table:table-cell table:formula="of:=SQRT(POWER([.BP$4]-[.BL24];2)+POWER([.BP$5]-[.BM24];2)+POWER([.BP$6]-[.BN24];2))" office:value-type="float" office:value="77.5052673101959" calcext:value-type="float">
            <text:p>77,5052673101959</text:p>
          </table:table-cell>
          <table:table-cell table:formula="of:=SQRT(POWER([.BQ$4]-[.$B24];2)+POWER([.BQ$5]-[.$C24];2)+POWER([.BQ$6]-[.$D24];2))" office:value-type="float" office:value="17.4316510118807" calcext:value-type="float">
            <text:p>17,4316510118807</text:p>
          </table:table-cell>
          <table:table-cell table:formula="of:=SQRT(POWER([.BR$4]-[.BN24];2)+POWER([.BR$5]-[.BO24];2)+POWER([.BR$6]-[.BP24];2))" office:value-type="float" office:value="82.1569708356513" calcext:value-type="float">
            <text:p>82,1569708356513</text:p>
          </table:table-cell>
          <table:table-cell table:formula="of:=SQRT(POWER([.BS$4]-[.$B24];2)+POWER([.BS$5]-[.$C24];2)+POWER([.BS$6]-[.$D24];2))" office:value-type="float" office:value="18.3068721522821" calcext:value-type="float">
            <text:p>18,3068721522821</text:p>
          </table:table-cell>
          <table:table-cell table:formula="of:=SQRT(POWER([.BT$4]-[.BP24];2)+POWER([.BT$5]-[.BQ24];2)+POWER([.BT$6]-[.BR24];2))" office:value-type="float" office:value="88.3469161802884" calcext:value-type="float">
            <text:p>88,3469161802884</text:p>
          </table:table-cell>
          <table:table-cell table:formula="of:=SQRT(POWER([.BU$4]-[.$B24];2)+POWER([.BU$5]-[.$C24];2)+POWER([.BU$6]-[.$D24];2))" office:value-type="float" office:value="17.8135557652031" calcext:value-type="float">
            <text:p>17,8135557652031</text:p>
          </table:table-cell>
          <table:table-cell table:formula="of:=SQRT(POWER([.BV$4]-[.BR24];2)+POWER([.BV$5]-[.BS24];2)+POWER([.BV$6]-[.BT24];2))" office:value-type="float" office:value="97.1234913858165" calcext:value-type="float">
            <text:p>97,1234913858165</text:p>
          </table:table-cell>
          <table:table-cell table:formula="of:=SQRT(POWER([.BW$4]-[.$B24];2)+POWER([.BW$5]-[.$C24];2)+POWER([.BW$6]-[.$D24];2))" office:value-type="float" office:value="12.5277893101696" calcext:value-type="float">
            <text:p>12,5277893101696</text:p>
          </table:table-cell>
          <table:table-cell table:formula="of:=SQRT(POWER([.BX$4]-[.BT24];2)+POWER([.BX$5]-[.BU24];2)+POWER([.BX$6]-[.BV24];2))" office:value-type="float" office:value="104.633933140132" calcext:value-type="float">
            <text:p>104,633933140132</text:p>
          </table:table-cell>
          <table:table-cell table:formula="of:=SQRT(POWER([.BY$4]-[.$B24];2)+POWER([.BY$5]-[.$C24];2)+POWER([.BY$6]-[.$D24];2))" office:value-type="float" office:value="11.5364299937199" calcext:value-type="float">
            <text:p>11,5364299937199</text:p>
          </table:table-cell>
          <table:table-cell table:formula="of:=SQRT(POWER([.BZ$4]-[.BV24];2)+POWER([.BZ$5]-[.BW24];2)+POWER([.BZ$6]-[.BX24];2))" office:value-type="float" office:value="116.602443208541" calcext:value-type="float">
            <text:p>116,602443208541</text:p>
          </table:table-cell>
          <table:table-cell table:formula="of:=SQRT(POWER([.CA$4]-[.$B24];2)+POWER([.CA$5]-[.$C24];2)+POWER([.CA$6]-[.$D24];2))" office:value-type="float" office:value="10.0836267780992" calcext:value-type="float">
            <text:p>10,0836267780992</text:p>
          </table:table-cell>
          <table:table-cell table:formula="of:=SQRT(POWER([.CB$4]-[.BX24];2)+POWER([.CB$5]-[.BY24];2)+POWER([.CB$6]-[.BZ24];2))" office:value-type="float" office:value="128.549790008946" calcext:value-type="float">
            <text:p>128,549790008946</text:p>
          </table:table-cell>
          <table:table-cell table:formula="of:=SQRT(POWER([.CC$4]-[.$B24];2)+POWER([.CC$5]-[.$C24];2)+POWER([.CC$6]-[.$D24];2))" office:value-type="float" office:value="10.7633344740373" calcext:value-type="float">
            <text:p>10,7633344740373</text:p>
          </table:table-cell>
          <table:table-cell table:formula="of:=SQRT(POWER([.CD$4]-[.BZ24];2)+POWER([.CD$5]-[.CA24];2)+POWER([.CD$6]-[.CB24];2))" office:value-type="float" office:value="144.991451601263" calcext:value-type="float">
            <text:p>144,991451601263</text:p>
          </table:table-cell>
          <table:table-cell table:formula="of:=SQRT(POWER([.CE$4]-[.$B24];2)+POWER([.CE$5]-[.$C24];2)+POWER([.CE$6]-[.$D24];2))" office:value-type="float" office:value="11.2706195481881" calcext:value-type="float">
            <text:p>11,2706195481881</text:p>
          </table:table-cell>
          <table:table-cell table:formula="of:=SQRT(POWER([.CF$4]-[.CB24];2)+POWER([.CF$5]-[.CC24];2)+POWER([.CF$6]-[.CD24];2))" office:value-type="float" office:value="164.443873386777" calcext:value-type="float">
            <text:p>164,443873386777</text:p>
          </table:table-cell>
          <table:table-cell table:formula="of:=SQRT(POWER([.CG$4]-[.$B24];2)+POWER([.CG$5]-[.$C24];2)+POWER([.CG$6]-[.$D24];2))" office:value-type="float" office:value="11.0799885379002" calcext:value-type="float">
            <text:p>11,0799885379002</text:p>
          </table:table-cell>
          <table:table-cell table:formula="of:=SQRT(POWER([.CH$4]-[.CD24];2)+POWER([.CH$5]-[.CE24];2)+POWER([.CH$6]-[.CF24];2))" office:value-type="float" office:value="188.75813974592" calcext:value-type="float">
            <text:p>188,75813974592</text:p>
          </table:table-cell>
          <table:table-cell table:formula="of:=SQRT(POWER([.CI$4]-[.$B24];2)+POWER([.CI$5]-[.$C24];2)+POWER([.CI$6]-[.$D24];2))" office:value-type="float" office:value="11.9518293997195" calcext:value-type="float">
            <text:p>11,9518293997195</text:p>
          </table:table-cell>
          <table:table-cell table:formula="of:=SQRT(POWER([.CJ$4]-[.CF24];2)+POWER([.CJ$5]-[.CG24];2)+POWER([.CJ$6]-[.CH24];2))" office:value-type="float" office:value="224.401737244921" calcext:value-type="float">
            <text:p>224,401737244921</text:p>
          </table:table-cell>
          <table:table-cell table:formula="of:=SQRT(POWER([.CK$4]-[.CG24];2)+POWER([.CK$5]-[.CH24];2)+POWER([.CK$6]-[.CI24];2))" office:value-type="float" office:value="154.186417515428" calcext:value-type="float">
            <text:p>154,186417515428</text:p>
          </table:table-cell>
          <table:table-cell table:formula="of:=SQRT(POWER([.CL$4]-[.$B24];2)+POWER([.CL$5]-[.$C24];2)+POWER([.CL$6]-[.$D24];2))" office:value-type="float" office:value="10.792154326176" calcext:value-type="float">
            <text:p>10,792154326176</text:p>
          </table:table-cell>
          <table:table-cell table:formula="of:=SQRT(POWER([.CM$4]-[.CI24];2)+POWER([.CM$5]-[.CJ24];2)+POWER([.CM$6]-[.CK24];2))" office:value-type="float" office:value="240.145796906576" calcext:value-type="float">
            <text:p>240,145796906576</text:p>
          </table:table-cell>
          <table:table-cell table:formula="of:=SQRT(POWER([.CN$4]-[.$B24];2)+POWER([.CN$5]-[.$C24];2)+POWER([.CN$6]-[.$D24];2))" office:value-type="float" office:value="14.7483035973633" calcext:value-type="float">
            <text:p>14,7483035973633</text:p>
          </table:table-cell>
          <table:table-cell table:formula="of:=SQRT(POWER([.CO$4]-[.CK24];2)+POWER([.CO$5]-[.CL24];2)+POWER([.CO$6]-[.CM24];2))" office:value-type="float" office:value="265.76280774112" calcext:value-type="float">
            <text:p>265,76280774112</text:p>
          </table:table-cell>
          <table:table-cell table:formula="of:=SQRT(POWER([.CP$4]-[.$B24];2)+POWER([.CP$5]-[.$C24];2)+POWER([.CP$6]-[.$D24];2))" office:value-type="float" office:value="15.2153470877269" calcext:value-type="float">
            <text:p>15,2153470877269</text:p>
          </table:table-cell>
          <table:table-cell table:formula="of:=SQRT(POWER([.CQ$4]-[.CM24];2)+POWER([.CQ$5]-[.CN24];2)+POWER([.CQ$6]-[.CO24];2))" office:value-type="float" office:value="334.52106198864" calcext:value-type="float">
            <text:p>334,52106198864</text:p>
          </table:table-cell>
          <table:table-cell table:formula="of:=SQRT(POWER([.CR$4]-[.$B24];2)+POWER([.CR$5]-[.$C24];2)+POWER([.CR$6]-[.$D24];2))" office:value-type="float" office:value="16.2663492523676" calcext:value-type="float">
            <text:p>16,2663492523676</text:p>
          </table:table-cell>
          <table:table-cell table:formula="of:=SQRT(POWER([.CS$4]-[.CO24];2)+POWER([.CS$5]-[.CP24];2)+POWER([.CS$6]-[.CQ24];2))" office:value-type="float" office:value="405.066787595253" calcext:value-type="float">
            <text:p>405,066787595253</text:p>
          </table:table-cell>
          <table:table-cell table:formula="of:=SQRT(POWER([.CT$4]-[.CP24];2)+POWER([.CT$5]-[.CQ24];2)+POWER([.CT$6]-[.CR24];2))" office:value-type="float" office:value="297.900882826027" calcext:value-type="float">
            <text:p>297,900882826027</text:p>
          </table:table-cell>
          <table:table-cell table:formula="of:=SQRT(POWER([.CU$4]-[.$B24];2)+POWER([.CU$5]-[.$C24];2)+POWER([.CU$6]-[.$D24];2))" office:value-type="float" office:value="11.5596810077095" calcext:value-type="float">
            <text:p>11,5596810077095</text:p>
          </table:table-cell>
          <table:table-cell table:formula="of:=SQRT(POWER([.CV$4]-[.CR24];2)+POWER([.CV$5]-[.CS24];2)+POWER([.CV$6]-[.CT24];2))" office:value-type="float" office:value="471.664874982909" calcext:value-type="float">
            <text:p>471,664874982909</text:p>
          </table:table-cell>
          <table:table-cell table:formula="of:=SQRT(POWER([.CW$4]-[.$B24];2)+POWER([.CW$5]-[.$C24];2)+POWER([.CW$6]-[.$D24];2))" office:value-type="float" office:value="12.3390081854256" calcext:value-type="float">
            <text:p>12,3390081854256</text:p>
          </table:table-cell>
          <table:table-cell table:formula="of:=SQRT(POWER([.CX$4]-[.CT24];2)+POWER([.CX$5]-[.CU24];2)+POWER([.CX$6]-[.CV24];2))" office:value-type="float" office:value="535.349443121189" calcext:value-type="float">
            <text:p>535,349443121189</text:p>
          </table:table-cell>
          <table:table-cell table:formula="of:=SQRT(POWER([.CY$4]-[.$B24];2)+POWER([.CY$5]-[.$C24];2)+POWER([.CY$6]-[.$D24];2))" office:value-type="float" office:value="11.0791077709353" calcext:value-type="float">
            <text:p>11,0791077709353</text:p>
          </table:table-cell>
          <table:table-cell table:formula="of:=SQRT(POWER([.CZ$4]-[.$B24];2)+POWER([.CZ$5]-[.$C24];2)+POWER([.CZ$6]-[.$D24];2))" office:value-type="float" office:value="9.94548922879111" calcext:value-type="float">
            <text:p>9,94548922879111</text:p>
          </table:table-cell>
          <table:table-cell table:formula="of:=SQRT(POWER([.DA$4]-[.$B24];2)+POWER([.DA$5]-[.$C24];2)+POWER([.DA$6]-[.$D24];2))" office:value-type="float" office:value="10.234066102972" calcext:value-type="float">
            <text:p>10,234066102972</text:p>
          </table:table-cell>
          <table:table-cell table:formula="of:=SQRT(POWER([.DB$4]-[.$B24];2)+POWER([.DB$5]-[.$C24];2)+POWER([.DB$6]-[.$D24];2))" office:value-type="float" office:value="8.60105871390261" calcext:value-type="float">
            <text:p>8,601058713902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.528" calcext:value-type="float">
            <text:p>43,528</text:p>
          </table:table-cell>
          <table:table-cell office:value-type="float" office:value="34.765" calcext:value-type="float">
            <text:p>34,765</text:p>
          </table:table-cell>
          <table:table-cell office:value-type="float" office:value="15.72" calcext:value-type="float">
            <text:p>15,72</text:p>
          </table:table-cell>
          <table:table-cell/>
          <table:table-cell table:formula="of:=SQRT(POWER([.F$4]-[.B25];2)+POWER([.F$5]-[.C25];2)+POWER([.F$6]-[.D25];2))" office:value-type="float" office:value="19.9223370366029" calcext:value-type="float">
            <text:p>19,9223370366029</text:p>
          </table:table-cell>
          <table:table-cell table:formula="of:=SQRT(POWER([.G$4]-[.$B25];2)+POWER([.G$5]-[.$C25];2)+POWER([.G$6]-[.$D25];2))" office:value-type="float" office:value="19.7554954632882" calcext:value-type="float">
            <text:p>19,7554954632882</text:p>
          </table:table-cell>
          <table:table-cell table:formula="of:=SQRT(POWER([.H$4]-[.D25];2)+POWER([.H$5]-[.E25];2)+POWER([.H$6]-[.F25];2))" office:value-type="float" office:value="50.3148803857248" calcext:value-type="float">
            <text:p>50,3148803857248</text:p>
          </table:table-cell>
          <table:table-cell table:formula="of:=SQRT(POWER([.I$4]-[.$B25];2)+POWER([.I$5]-[.$C25];2)+POWER([.I$6]-[.$D25];2))" office:value-type="float" office:value="19.3997501788039" calcext:value-type="float">
            <text:p>19,3997501788039</text:p>
          </table:table-cell>
          <table:table-cell table:formula="of:=SQRT(POWER([.J$4]-[.F25];2)+POWER([.J$5]-[.G25];2)+POWER([.J$6]-[.H25];2))" office:value-type="float" office:value="54.8261521332508" calcext:value-type="float">
            <text:p>54,8261521332508</text:p>
          </table:table-cell>
          <table:table-cell table:formula="of:=SQRT(POWER([.K$4]-[.$B25];2)+POWER([.K$5]-[.$C25];2)+POWER([.K$6]-[.$D25];2))" office:value-type="float" office:value="19.1681847340848" calcext:value-type="float">
            <text:p>19,1681847340848</text:p>
          </table:table-cell>
          <table:table-cell table:formula="of:=SQRT(POWER([.L$4]-[.H25];2)+POWER([.L$5]-[.I25];2)+POWER([.L$6]-[.J25];2))" office:value-type="float" office:value="58.7619673296378" calcext:value-type="float">
            <text:p>58,7619673296378</text:p>
          </table:table-cell>
          <table:table-cell table:formula="of:=SQRT(POWER([.M$4]-[.$B25];2)+POWER([.M$5]-[.$C25];2)+POWER([.M$6]-[.$D25];2))" office:value-type="float" office:value="18.9677613597388" calcext:value-type="float">
            <text:p>18,9677613597388</text:p>
          </table:table-cell>
          <table:table-cell table:formula="of:=SQRT(POWER([.N$4]-[.J25];2)+POWER([.N$5]-[.K25];2)+POWER([.N$6]-[.L25];2))" office:value-type="float" office:value="54.1581215759366" calcext:value-type="float">
            <text:p>54,1581215759366</text:p>
          </table:table-cell>
          <table:table-cell table:formula="of:=SQRT(POWER([.O$4]-[.$B25];2)+POWER([.O$5]-[.$C25];2)+POWER([.O$6]-[.$D25];2))" office:value-type="float" office:value="8.20945680298033" calcext:value-type="float">
            <text:p>8,20945680298033</text:p>
          </table:table-cell>
          <table:table-cell table:formula="of:=SQRT(POWER([.P$4]-[.L25];2)+POWER([.P$5]-[.M25];2)+POWER([.P$6]-[.N25];2))" office:value-type="float" office:value="49.3311265947084" calcext:value-type="float">
            <text:p>49,3311265947084</text:p>
          </table:table-cell>
          <table:table-cell table:formula="of:=SQRT(POWER([.Q$4]-[.$B25];2)+POWER([.Q$5]-[.$C25];2)+POWER([.Q$6]-[.$D25];2))" office:value-type="float" office:value="6.98414146477575" calcext:value-type="float">
            <text:p>6,98414146477575</text:p>
          </table:table-cell>
          <table:table-cell table:formula="of:=SQRT(POWER([.R$4]-[.N25];2)+POWER([.R$5]-[.O25];2)+POWER([.R$6]-[.P25];2))" office:value-type="float" office:value="51.3839250980718" calcext:value-type="float">
            <text:p>51,3839250980718</text:p>
          </table:table-cell>
          <table:table-cell table:formula="of:=SQRT(POWER([.S$4]-[.$B25];2)+POWER([.S$5]-[.$C25];2)+POWER([.S$6]-[.$D25];2))" office:value-type="float" office:value="7.72055865854279" calcext:value-type="float">
            <text:p>7,72055865854279</text:p>
          </table:table-cell>
          <table:table-cell table:formula="of:=SQRT(POWER([.T$4]-[.P25];2)+POWER([.T$5]-[.Q25];2)+POWER([.T$6]-[.R25];2))" office:value-type="float" office:value="54.3424327783212" calcext:value-type="float">
            <text:p>54,3424327783212</text:p>
          </table:table-cell>
          <table:table-cell table:formula="of:=SQRT(POWER([.U$4]-[.$B25];2)+POWER([.U$5]-[.$C25];2)+POWER([.U$6]-[.$D25];2))" office:value-type="float" office:value="2.3660143702015" calcext:value-type="float">
            <text:p>2,3660143702015</text:p>
          </table:table-cell>
          <table:table-cell table:formula="of:=SQRT(POWER([.V$4]-[.R25];2)+POWER([.V$5]-[.S25];2)+POWER([.V$6]-[.T25];2))" office:value-type="float" office:value="48.4732135433307" calcext:value-type="float">
            <text:p>48,4732135433307</text:p>
          </table:table-cell>
          <table:table-cell table:formula="of:=SQRT(POWER([.W$4]-[.$B25];2)+POWER([.W$5]-[.$C25];2)+POWER([.W$6]-[.$D25];2))" office:value-type="float" office:value="0" calcext:value-type="float">
            <text:p>0</text:p>
          </table:table-cell>
          <table:table-cell table:formula="of:=SQRT(POWER([.X$4]-[.T25];2)+POWER([.X$5]-[.U25];2)+POWER([.X$6]-[.V25];2))" office:value-type="float" office:value="47.3541428293937" calcext:value-type="float">
            <text:p>47,3541428293937</text:p>
          </table:table-cell>
          <table:table-cell table:formula="of:=SQRT(POWER([.Y$4]-[.$B25];2)+POWER([.Y$5]-[.$C25];2)+POWER([.Y$6]-[.$D25];2))" office:value-type="float" office:value="2.35486177938324" calcext:value-type="float">
            <text:p>2,35486177938324</text:p>
          </table:table-cell>
          <table:table-cell table:formula="of:=SQRT(POWER([.Z$4]-[.V25];2)+POWER([.Z$5]-[.W25];2)+POWER([.Z$6]-[.X25];2))" office:value-type="float" office:value="46.5646357849929" calcext:value-type="float">
            <text:p>46,5646357849929</text:p>
          </table:table-cell>
          <table:table-cell table:formula="of:=SQRT(POWER([.AA$4]-[.$B25];2)+POWER([.AA$5]-[.$C25];2)+POWER([.AA$6]-[.$D25];2))" office:value-type="float" office:value="3.45082743700696" calcext:value-type="float">
            <text:p>3,45082743700696</text:p>
          </table:table-cell>
          <table:table-cell table:formula="of:=SQRT(POWER([.AB$4]-[.X25];2)+POWER([.AB$5]-[.Y25];2)+POWER([.AB$6]-[.Z25];2))" office:value-type="float" office:value="40.9056549737043" calcext:value-type="float">
            <text:p>40,9056549737043</text:p>
          </table:table-cell>
          <table:table-cell table:formula="of:=SQRT(POWER([.AC$4]-[.$B25];2)+POWER([.AC$5]-[.$C25];2)+POWER([.AC$6]-[.$D25];2))" office:value-type="float" office:value="12.4186383311537" calcext:value-type="float">
            <text:p>12,4186383311537</text:p>
          </table:table-cell>
          <table:table-cell table:formula="of:=SQRT(POWER([.AD$4]-[.Z25];2)+POWER([.AD$5]-[.AA25];2)+POWER([.AD$6]-[.AB25];2))" office:value-type="float" office:value="33.5956652736189" calcext:value-type="float">
            <text:p>33,5956652736189</text:p>
          </table:table-cell>
          <table:table-cell table:formula="of:=SQRT(POWER([.AE$4]-[.$B25];2)+POWER([.AE$5]-[.$C25];2)+POWER([.AE$6]-[.$D25];2))" office:value-type="float" office:value="13.6668396127269" calcext:value-type="float">
            <text:p>13,6668396127269</text:p>
          </table:table-cell>
          <table:table-cell table:formula="of:=SQRT(POWER([.AF$4]-[.AB25];2)+POWER([.AF$5]-[.AC25];2)+POWER([.AF$6]-[.AD25];2))" office:value-type="float" office:value="25.7458120732998" calcext:value-type="float">
            <text:p>25,7458120732998</text:p>
          </table:table-cell>
          <table:table-cell table:formula="of:=SQRT(POWER([.AG$4]-[.$B25];2)+POWER([.AG$5]-[.$C25];2)+POWER([.AG$6]-[.$D25];2))" office:value-type="float" office:value="14.9681966181635" calcext:value-type="float">
            <text:p>14,9681966181635</text:p>
          </table:table-cell>
          <table:table-cell table:formula="of:=SQRT(POWER([.AH$4]-[.AD25];2)+POWER([.AH$5]-[.AE25];2)+POWER([.AH$6]-[.AF25];2))" office:value-type="float" office:value="22.7230023730162" calcext:value-type="float">
            <text:p>22,7230023730162</text:p>
          </table:table-cell>
          <table:table-cell table:formula="of:=SQRT(POWER([.AI$4]-[.$B25];2)+POWER([.AI$5]-[.$C25];2)+POWER([.AI$6]-[.$D25];2))" office:value-type="float" office:value="13.0489330215156" calcext:value-type="float">
            <text:p>13,0489330215156</text:p>
          </table:table-cell>
          <table:table-cell table:formula="of:=SQRT(POWER([.AJ$4]-[.AF25];2)+POWER([.AJ$5]-[.AG25];2)+POWER([.AJ$6]-[.AH25];2))" office:value-type="float" office:value="27.7842326824388" calcext:value-type="float">
            <text:p>27,7842326824388</text:p>
          </table:table-cell>
          <table:table-cell table:formula="of:=SQRT(POWER([.AK$4]-[.$B25];2)+POWER([.AK$5]-[.$C25];2)+POWER([.AK$6]-[.$D25];2))" office:value-type="float" office:value="13.1002852640696" calcext:value-type="float">
            <text:p>13,1002852640696</text:p>
          </table:table-cell>
          <table:table-cell table:formula="of:=SQRT(POWER([.AL$4]-[.AH25];2)+POWER([.AL$5]-[.AI25];2)+POWER([.AL$6]-[.AJ25];2))" office:value-type="float" office:value="32.4696878942665" calcext:value-type="float">
            <text:p>32,4696878942665</text:p>
          </table:table-cell>
          <table:table-cell table:formula="of:=SQRT(POWER([.AM$4]-[.$B25];2)+POWER([.AM$5]-[.$C25];2)+POWER([.AM$6]-[.$D25];2))" office:value-type="float" office:value="14.3478457267982" calcext:value-type="float">
            <text:p>14,3478457267982</text:p>
          </table:table-cell>
          <table:table-cell table:formula="of:=SQRT(POWER([.AN$4]-[.AJ25];2)+POWER([.AN$5]-[.AK25];2)+POWER([.AN$6]-[.AL25];2))" office:value-type="float" office:value="33.1349499574747" calcext:value-type="float">
            <text:p>33,1349499574747</text:p>
          </table:table-cell>
          <table:table-cell table:formula="of:=SQRT(POWER([.AO$4]-[.$B25];2)+POWER([.AO$5]-[.$C25];2)+POWER([.AO$6]-[.$D25];2))" office:value-type="float" office:value="16.0082269786507" calcext:value-type="float">
            <text:p>16,0082269786507</text:p>
          </table:table-cell>
          <table:table-cell table:formula="of:=SQRT(POWER([.AP$4]-[.AL25];2)+POWER([.AP$5]-[.AM25];2)+POWER([.AP$6]-[.AN25];2))" office:value-type="float" office:value="31.2241878637639" calcext:value-type="float">
            <text:p>31,2241878637639</text:p>
          </table:table-cell>
          <table:table-cell table:formula="of:=SQRT(POWER([.AQ$4]-[.$B25];2)+POWER([.AQ$5]-[.$C25];2)+POWER([.AQ$6]-[.$D25];2))" office:value-type="float" office:value="5.39859713258917" calcext:value-type="float">
            <text:p>5,39859713258917</text:p>
          </table:table-cell>
          <table:table-cell table:formula="of:=SQRT(POWER([.AR$4]-[.AN25];2)+POWER([.AR$5]-[.AO25];2)+POWER([.AR$6]-[.AP25];2))" office:value-type="float" office:value="32.3999352391219" calcext:value-type="float">
            <text:p>32,3999352391219</text:p>
          </table:table-cell>
          <table:table-cell table:formula="of:=SQRT(POWER([.AS$4]-[.$B25];2)+POWER([.AS$5]-[.$C25];2)+POWER([.AS$6]-[.$D25];2))" office:value-type="float" office:value="7.14002191873386" calcext:value-type="float">
            <text:p>7,14002191873386</text:p>
          </table:table-cell>
          <table:table-cell table:formula="of:=SQRT(POWER([.AT$4]-[.AP25];2)+POWER([.AT$5]-[.AQ25];2)+POWER([.AT$6]-[.AR25];2))" office:value-type="float" office:value="42.227903363252" calcext:value-type="float">
            <text:p>42,227903363252</text:p>
          </table:table-cell>
          <table:table-cell table:formula="of:=SQRT(POWER([.AU$4]-[.$B25];2)+POWER([.AU$5]-[.$C25];2)+POWER([.AU$6]-[.$D25];2))" office:value-type="float" office:value="6.07049058972996" calcext:value-type="float">
            <text:p>6,07049058972996</text:p>
          </table:table-cell>
          <table:table-cell table:formula="of:=SQRT(POWER([.AV$4]-[.AR25];2)+POWER([.AV$5]-[.AS25];2)+POWER([.AV$6]-[.AT25];2))" office:value-type="float" office:value="44.014379878761" calcext:value-type="float">
            <text:p>44,014379878761</text:p>
          </table:table-cell>
          <table:table-cell table:formula="of:=SQRT(POWER([.AW$4]-[.$B25];2)+POWER([.AW$5]-[.$C25];2)+POWER([.AW$6]-[.$D25];2))" office:value-type="float" office:value="6.08907595616938" calcext:value-type="float">
            <text:p>6,08907595616938</text:p>
          </table:table-cell>
          <table:table-cell table:formula="of:=SQRT(POWER([.AX$4]-[.AT25];2)+POWER([.AX$5]-[.AU25];2)+POWER([.AX$6]-[.AV25];2))" office:value-type="float" office:value="43.4573647524736" calcext:value-type="float">
            <text:p>43,4573647524736</text:p>
          </table:table-cell>
          <table:table-cell table:formula="of:=SQRT(POWER([.AY$4]-[.$B25];2)+POWER([.AY$5]-[.$C25];2)+POWER([.AY$6]-[.$D25];2))" office:value-type="float" office:value="13.8317730244535" calcext:value-type="float">
            <text:p>13,8317730244535</text:p>
          </table:table-cell>
          <table:table-cell table:formula="of:=SQRT(POWER([.AZ$4]-[.AV25];2)+POWER([.AZ$5]-[.AW25];2)+POWER([.AZ$6]-[.AX25];2))" office:value-type="float" office:value="51.78675009995" calcext:value-type="float">
            <text:p>51,78675009995</text:p>
          </table:table-cell>
          <table:table-cell table:formula="of:=SQRT(POWER([.BA$4]-[.$B25];2)+POWER([.BA$5]-[.$C25];2)+POWER([.BA$6]-[.$D25];2))" office:value-type="float" office:value="15.6686246046039" calcext:value-type="float">
            <text:p>15,6686246046039</text:p>
          </table:table-cell>
          <table:table-cell table:formula="of:=SQRT(POWER([.BB$4]-[.AX25];2)+POWER([.BB$5]-[.AY25];2)+POWER([.BB$6]-[.AZ25];2))" office:value-type="float" office:value="55.1561011162435" calcext:value-type="float">
            <text:p>55,1561011162435</text:p>
          </table:table-cell>
          <table:table-cell table:formula="of:=SQRT(POWER([.BC$4]-[.$B25];2)+POWER([.BC$5]-[.$C25];2)+POWER([.BC$6]-[.$D25];2))" office:value-type="float" office:value="13.8798966854945" calcext:value-type="float">
            <text:p>13,8798966854945</text:p>
          </table:table-cell>
          <table:table-cell table:formula="of:=SQRT(POWER([.BD$4]-[.AZ25];2)+POWER([.BD$5]-[.BA25];2)+POWER([.BD$6]-[.BB25];2))" office:value-type="float" office:value="55.7779749017549" calcext:value-type="float">
            <text:p>55,7779749017549</text:p>
          </table:table-cell>
          <table:table-cell table:formula="of:=SQRT(POWER([.BE$4]-[.$B25];2)+POWER([.BE$5]-[.$C25];2)+POWER([.BE$6]-[.$D25];2))" office:value-type="float" office:value="13.9665813640991" calcext:value-type="float">
            <text:p>13,9665813640991</text:p>
          </table:table-cell>
          <table:table-cell table:formula="of:=SQRT(POWER([.BF$4]-[.BB25];2)+POWER([.BF$5]-[.BC25];2)+POWER([.BF$6]-[.BD25];2))" office:value-type="float" office:value="58.946166151119" calcext:value-type="float">
            <text:p>58,946166151119</text:p>
          </table:table-cell>
          <table:table-cell table:formula="of:=SQRT(POWER([.BG$4]-[.$B25];2)+POWER([.BG$5]-[.$C25];2)+POWER([.BG$6]-[.$D25];2))" office:value-type="float" office:value="14.6473782295672" calcext:value-type="float">
            <text:p>14,6473782295672</text:p>
          </table:table-cell>
          <table:table-cell table:formula="of:=SQRT(POWER([.BH$4]-[.BD25];2)+POWER([.BH$5]-[.BE25];2)+POWER([.BH$6]-[.BF25];2))" office:value-type="float" office:value="61.4014122090862" calcext:value-type="float">
            <text:p>61,4014122090862</text:p>
          </table:table-cell>
          <table:table-cell table:formula="of:=SQRT(POWER([.BI$4]-[.$B25];2)+POWER([.BI$5]-[.$C25];2)+POWER([.BI$6]-[.$D25];2))" office:value-type="float" office:value="15.7333308933614" calcext:value-type="float">
            <text:p>15,7333308933614</text:p>
          </table:table-cell>
          <table:table-cell table:formula="of:=SQRT(POWER([.BJ$4]-[.BF25];2)+POWER([.BJ$5]-[.BG25];2)+POWER([.BJ$6]-[.BH25];2))" office:value-type="float" office:value="63.472896941764" calcext:value-type="float">
            <text:p>63,472896941764</text:p>
          </table:table-cell>
          <table:table-cell table:formula="of:=SQRT(POWER([.BK$4]-[.$B25];2)+POWER([.BK$5]-[.$C25];2)+POWER([.BK$6]-[.$D25];2))" office:value-type="float" office:value="15.7843551024424" calcext:value-type="float">
            <text:p>15,7843551024424</text:p>
          </table:table-cell>
          <table:table-cell table:formula="of:=SQRT(POWER([.BL$4]-[.BH25];2)+POWER([.BL$5]-[.BI25];2)+POWER([.BL$6]-[.BJ25];2))" office:value-type="float" office:value="65.9872366852822" calcext:value-type="float">
            <text:p>65,9872366852822</text:p>
          </table:table-cell>
          <table:table-cell table:formula="of:=SQRT(POWER([.BM$4]-[.$B25];2)+POWER([.BM$5]-[.$C25];2)+POWER([.BM$6]-[.$D25];2))" office:value-type="float" office:value="13.585220204325" calcext:value-type="float">
            <text:p>13,585220204325</text:p>
          </table:table-cell>
          <table:table-cell table:formula="of:=SQRT(POWER([.BN$4]-[.BJ25];2)+POWER([.BN$5]-[.BK25];2)+POWER([.BN$6]-[.BL25];2))" office:value-type="float" office:value="69.4141410441362" calcext:value-type="float">
            <text:p>69,4141410441362</text:p>
          </table:table-cell>
          <table:table-cell table:formula="of:=SQRT(POWER([.BO$4]-[.$B25];2)+POWER([.BO$5]-[.$C25];2)+POWER([.BO$6]-[.$D25];2))" office:value-type="float" office:value="14.8032972340624" calcext:value-type="float">
            <text:p>14,8032972340624</text:p>
          </table:table-cell>
          <table:table-cell table:formula="of:=SQRT(POWER([.BP$4]-[.BL25];2)+POWER([.BP$5]-[.BM25];2)+POWER([.BP$6]-[.BN25];2))" office:value-type="float" office:value="73.996823860722" calcext:value-type="float">
            <text:p>73,996823860722</text:p>
          </table:table-cell>
          <table:table-cell table:formula="of:=SQRT(POWER([.BQ$4]-[.$B25];2)+POWER([.BQ$5]-[.$C25];2)+POWER([.BQ$6]-[.$D25];2))" office:value-type="float" office:value="16.9742249602154" calcext:value-type="float">
            <text:p>16,9742249602154</text:p>
          </table:table-cell>
          <table:table-cell table:formula="of:=SQRT(POWER([.BR$4]-[.BN25];2)+POWER([.BR$5]-[.BO25];2)+POWER([.BR$6]-[.BP25];2))" office:value-type="float" office:value="77.9087348817758" calcext:value-type="float">
            <text:p>77,9087348817758</text:p>
          </table:table-cell>
          <table:table-cell table:formula="of:=SQRT(POWER([.BS$4]-[.$B25];2)+POWER([.BS$5]-[.$C25];2)+POWER([.BS$6]-[.$D25];2))" office:value-type="float" office:value="17.7775941566906" calcext:value-type="float">
            <text:p>17,7775941566906</text:p>
          </table:table-cell>
          <table:table-cell table:formula="of:=SQRT(POWER([.BT$4]-[.BP25];2)+POWER([.BT$5]-[.BQ25];2)+POWER([.BT$6]-[.BR25];2))" office:value-type="float" office:value="83.0721417518428" calcext:value-type="float">
            <text:p>83,0721417518428</text:p>
          </table:table-cell>
          <table:table-cell table:formula="of:=SQRT(POWER([.BU$4]-[.$B25];2)+POWER([.BU$5]-[.$C25];2)+POWER([.BU$6]-[.$D25];2))" office:value-type="float" office:value="17.2092419647119" calcext:value-type="float">
            <text:p>17,2092419647119</text:p>
          </table:table-cell>
          <table:table-cell table:formula="of:=SQRT(POWER([.BV$4]-[.BR25];2)+POWER([.BV$5]-[.BS25];2)+POWER([.BV$6]-[.BT25];2))" office:value-type="float" office:value="90.5538437180193" calcext:value-type="float">
            <text:p>90,5538437180193</text:p>
          </table:table-cell>
          <table:table-cell table:formula="of:=SQRT(POWER([.BW$4]-[.$B25];2)+POWER([.BW$5]-[.$C25];2)+POWER([.BW$6]-[.$D25];2))" office:value-type="float" office:value="12.3270509449746" calcext:value-type="float">
            <text:p>12,3270509449746</text:p>
          </table:table-cell>
          <table:table-cell table:formula="of:=SQRT(POWER([.BX$4]-[.BT25];2)+POWER([.BX$5]-[.BU25];2)+POWER([.BX$6]-[.BV25];2))" office:value-type="float" office:value="96.5935651618718" calcext:value-type="float">
            <text:p>96,5935651618718</text:p>
          </table:table-cell>
          <table:table-cell table:formula="of:=SQRT(POWER([.BY$4]-[.$B25];2)+POWER([.BY$5]-[.$C25];2)+POWER([.BY$6]-[.$D25];2))" office:value-type="float" office:value="11.3258717545273" calcext:value-type="float">
            <text:p>11,3258717545273</text:p>
          </table:table-cell>
          <table:table-cell table:formula="of:=SQRT(POWER([.BZ$4]-[.BV25];2)+POWER([.BZ$5]-[.BW25];2)+POWER([.BZ$6]-[.BX25];2))" office:value-type="float" office:value="106.571876002626" calcext:value-type="float">
            <text:p>106,571876002626</text:p>
          </table:table-cell>
          <table:table-cell table:formula="of:=SQRT(POWER([.CA$4]-[.$B25];2)+POWER([.CA$5]-[.$C25];2)+POWER([.CA$6]-[.$D25];2))" office:value-type="float" office:value="10.0025053361645" calcext:value-type="float">
            <text:p>10,0025053361645</text:p>
          </table:table-cell>
          <table:table-cell table:formula="of:=SQRT(POWER([.CB$4]-[.BX25];2)+POWER([.CB$5]-[.BY25];2)+POWER([.CB$6]-[.BZ25];2))" office:value-type="float" office:value="116.145181715323" calcext:value-type="float">
            <text:p>116,145181715323</text:p>
          </table:table-cell>
          <table:table-cell table:formula="of:=SQRT(POWER([.CC$4]-[.$B25];2)+POWER([.CC$5]-[.$C25];2)+POWER([.CC$6]-[.$D25];2))" office:value-type="float" office:value="10.7481870564296" calcext:value-type="float">
            <text:p>10,7481870564296</text:p>
          </table:table-cell>
          <table:table-cell table:formula="of:=SQRT(POWER([.CD$4]-[.BZ25];2)+POWER([.CD$5]-[.CA25];2)+POWER([.CD$6]-[.CB25];2))" office:value-type="float" office:value="129.51276674883" calcext:value-type="float">
            <text:p>129,51276674883</text:p>
          </table:table-cell>
          <table:table-cell table:formula="of:=SQRT(POWER([.CE$4]-[.$B25];2)+POWER([.CE$5]-[.$C25];2)+POWER([.CE$6]-[.$D25];2))" office:value-type="float" office:value="11.3753382806842" calcext:value-type="float">
            <text:p>11,3753382806842</text:p>
          </table:table-cell>
          <table:table-cell table:formula="of:=SQRT(POWER([.CF$4]-[.CB25];2)+POWER([.CF$5]-[.CC25];2)+POWER([.CF$6]-[.CD25];2))" office:value-type="float" office:value="145.061141186707" calcext:value-type="float">
            <text:p>145,061141186707</text:p>
          </table:table-cell>
          <table:table-cell table:formula="of:=SQRT(POWER([.CG$4]-[.$B25];2)+POWER([.CG$5]-[.$C25];2)+POWER([.CG$6]-[.$D25];2))" office:value-type="float" office:value="11.3692772857381" calcext:value-type="float">
            <text:p>11,3692772857381</text:p>
          </table:table-cell>
          <table:table-cell table:formula="of:=SQRT(POWER([.CH$4]-[.CD25];2)+POWER([.CH$5]-[.CE25];2)+POWER([.CH$6]-[.CF25];2))" office:value-type="float" office:value="164.35011525538" calcext:value-type="float">
            <text:p>164,35011525538</text:p>
          </table:table-cell>
          <table:table-cell table:formula="of:=SQRT(POWER([.CI$4]-[.$B25];2)+POWER([.CI$5]-[.$C25];2)+POWER([.CI$6]-[.$D25];2))" office:value-type="float" office:value="11.8222382821528" calcext:value-type="float">
            <text:p>11,8222382821528</text:p>
          </table:table-cell>
          <table:table-cell table:formula="of:=SQRT(POWER([.CJ$4]-[.CF25];2)+POWER([.CJ$5]-[.CG25];2)+POWER([.CJ$6]-[.CH25];2))" office:value-type="float" office:value="193.498564229217" calcext:value-type="float">
            <text:p>193,498564229217</text:p>
          </table:table-cell>
          <table:table-cell table:formula="of:=SQRT(POWER([.CK$4]-[.CG25];2)+POWER([.CK$5]-[.CH25];2)+POWER([.CK$6]-[.CI25];2))" office:value-type="float" office:value="130.163608088509" calcext:value-type="float">
            <text:p>130,163608088509</text:p>
          </table:table-cell>
          <table:table-cell table:formula="of:=SQRT(POWER([.CL$4]-[.$B25];2)+POWER([.CL$5]-[.$C25];2)+POWER([.CL$6]-[.$D25];2))" office:value-type="float" office:value="10.7649385042368" calcext:value-type="float">
            <text:p>10,7649385042368</text:p>
          </table:table-cell>
          <table:table-cell table:formula="of:=SQRT(POWER([.CM$4]-[.CI25];2)+POWER([.CM$5]-[.CJ25];2)+POWER([.CM$6]-[.CK25];2))" office:value-type="float" office:value="201.247232567484" calcext:value-type="float">
            <text:p>201,247232567484</text:p>
          </table:table-cell>
          <table:table-cell table:formula="of:=SQRT(POWER([.CN$4]-[.$B25];2)+POWER([.CN$5]-[.$C25];2)+POWER([.CN$6]-[.$D25];2))" office:value-type="float" office:value="14.5190980780488" calcext:value-type="float">
            <text:p>14,5190980780488</text:p>
          </table:table-cell>
          <table:table-cell table:formula="of:=SQRT(POWER([.CO$4]-[.CK25];2)+POWER([.CO$5]-[.CL25];2)+POWER([.CO$6]-[.CM25];2))" office:value-type="float" office:value="220.473325273598" calcext:value-type="float">
            <text:p>220,473325273598</text:p>
          </table:table-cell>
          <table:table-cell table:formula="of:=SQRT(POWER([.CP$4]-[.$B25];2)+POWER([.CP$5]-[.$C25];2)+POWER([.CP$6]-[.$D25];2))" office:value-type="float" office:value="15.0681650176788" calcext:value-type="float">
            <text:p>15,0681650176788</text:p>
          </table:table-cell>
          <table:table-cell table:formula="of:=SQRT(POWER([.CQ$4]-[.CM25];2)+POWER([.CQ$5]-[.CN25];2)+POWER([.CQ$6]-[.CO25];2))" office:value-type="float" office:value="275.035013943901" calcext:value-type="float">
            <text:p>275,035013943901</text:p>
          </table:table-cell>
          <table:table-cell table:formula="of:=SQRT(POWER([.CR$4]-[.$B25];2)+POWER([.CR$5]-[.$C25];2)+POWER([.CR$6]-[.$D25];2))" office:value-type="float" office:value="16.0682437746009" calcext:value-type="float">
            <text:p>16,0682437746009</text:p>
          </table:table-cell>
          <table:table-cell table:formula="of:=SQRT(POWER([.CS$4]-[.CO25];2)+POWER([.CS$5]-[.CP25];2)+POWER([.CS$6]-[.CQ25];2))" office:value-type="float" office:value="330.495845932877" calcext:value-type="float">
            <text:p>330,495845932877</text:p>
          </table:table-cell>
          <table:table-cell table:formula="of:=SQRT(POWER([.CT$4]-[.CP25];2)+POWER([.CT$5]-[.CQ25];2)+POWER([.CT$6]-[.CR25];2))" office:value-type="float" office:value="238.557402372356" calcext:value-type="float">
            <text:p>238,557402372356</text:p>
          </table:table-cell>
          <table:table-cell table:formula="of:=SQRT(POWER([.CU$4]-[.$B25];2)+POWER([.CU$5]-[.$C25];2)+POWER([.CU$6]-[.$D25];2))" office:value-type="float" office:value="11.2634010405383" calcext:value-type="float">
            <text:p>11,2634010405383</text:p>
          </table:table-cell>
          <table:table-cell table:formula="of:=SQRT(POWER([.CV$4]-[.CR25];2)+POWER([.CV$5]-[.CS25];2)+POWER([.CV$6]-[.CT25];2))" office:value-type="float" office:value="376.518938831301" calcext:value-type="float">
            <text:p>376,518938831301</text:p>
          </table:table-cell>
          <table:table-cell table:formula="of:=SQRT(POWER([.CW$4]-[.$B25];2)+POWER([.CW$5]-[.$C25];2)+POWER([.CW$6]-[.$D25];2))" office:value-type="float" office:value="12.1714139277243" calcext:value-type="float">
            <text:p>12,1714139277243</text:p>
          </table:table-cell>
          <table:table-cell table:formula="of:=SQRT(POWER([.CX$4]-[.CT25];2)+POWER([.CX$5]-[.CU25];2)+POWER([.CX$6]-[.CV25];2))" office:value-type="float" office:value="423.577499620962" calcext:value-type="float">
            <text:p>423,577499620962</text:p>
          </table:table-cell>
          <table:table-cell table:formula="of:=SQRT(POWER([.CY$4]-[.$B25];2)+POWER([.CY$5]-[.$C25];2)+POWER([.CY$6]-[.$D25];2))" office:value-type="float" office:value="10.6313861278763" calcext:value-type="float">
            <text:p>10,6313861278763</text:p>
          </table:table-cell>
          <table:table-cell table:formula="of:=SQRT(POWER([.CZ$4]-[.$B25];2)+POWER([.CZ$5]-[.$C25];2)+POWER([.CZ$6]-[.$D25];2))" office:value-type="float" office:value="9.37159271415484" calcext:value-type="float">
            <text:p>9,37159271415484</text:p>
          </table:table-cell>
          <table:table-cell table:formula="of:=SQRT(POWER([.DA$4]-[.$B25];2)+POWER([.DA$5]-[.$C25];2)+POWER([.DA$6]-[.$D25];2))" office:value-type="float" office:value="9.49499031068489" calcext:value-type="float">
            <text:p>9,49499031068489</text:p>
          </table:table-cell>
          <table:table-cell table:formula="of:=SQRT(POWER([.DB$4]-[.$B25];2)+POWER([.DB$5]-[.$C25];2)+POWER([.DB$6]-[.$D25];2))" office:value-type="float" office:value="8.14985502938549" calcext:value-type="float">
            <text:p>8,149855029385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324" calcext:value-type="float">
            <text:p>42,324</text:p>
          </table:table-cell>
          <table:table-cell office:value-type="float" office:value="34.582" calcext:value-type="float">
            <text:p>34,582</text:p>
          </table:table-cell>
          <table:table-cell office:value-type="float" office:value="15.914" calcext:value-type="float">
            <text:p>15,914</text:p>
          </table:table-cell>
          <table:table-cell/>
          <table:table-cell table:formula="of:=SQRT(POWER([.F$4]-[.B26];2)+POWER([.F$5]-[.C26];2)+POWER([.F$6]-[.D26];2))" office:value-type="float" office:value="19.6096569067386" calcext:value-type="float">
            <text:p>19,6096569067386</text:p>
          </table:table-cell>
          <table:table-cell table:formula="of:=SQRT(POWER([.G$4]-[.$B26];2)+POWER([.G$5]-[.$C26];2)+POWER([.G$6]-[.$D26];2))" office:value-type="float" office:value="19.3886834519521" calcext:value-type="float">
            <text:p>19,3886834519521</text:p>
          </table:table-cell>
          <table:table-cell table:formula="of:=SQRT(POWER([.H$4]-[.D26];2)+POWER([.H$5]-[.E26];2)+POWER([.H$6]-[.F26];2))" office:value-type="float" office:value="50.1232439405131" calcext:value-type="float">
            <text:p>50,1232439405131</text:p>
          </table:table-cell>
          <table:table-cell table:formula="of:=SQRT(POWER([.I$4]-[.$B26];2)+POWER([.I$5]-[.$C26];2)+POWER([.I$6]-[.$D26];2))" office:value-type="float" office:value="19.1438183756533" calcext:value-type="float">
            <text:p>19,1438183756533</text:p>
          </table:table-cell>
          <table:table-cell table:formula="of:=SQRT(POWER([.J$4]-[.F26];2)+POWER([.J$5]-[.G26];2)+POWER([.J$6]-[.H26];2))" office:value-type="float" office:value="54.8700530531447" calcext:value-type="float">
            <text:p>54,8700530531447</text:p>
          </table:table-cell>
          <table:table-cell table:formula="of:=SQRT(POWER([.K$4]-[.$B26];2)+POWER([.K$5]-[.$C26];2)+POWER([.K$6]-[.$D26];2))" office:value-type="float" office:value="18.6586561949139" calcext:value-type="float">
            <text:p>18,6586561949139</text:p>
          </table:table-cell>
          <table:table-cell table:formula="of:=SQRT(POWER([.L$4]-[.H26];2)+POWER([.L$5]-[.I26];2)+POWER([.L$6]-[.J26];2))" office:value-type="float" office:value="58.841178745631" calcext:value-type="float">
            <text:p>58,841178745631</text:p>
          </table:table-cell>
          <table:table-cell table:formula="of:=SQRT(POWER([.M$4]-[.$B26];2)+POWER([.M$5]-[.$C26];2)+POWER([.M$6]-[.$D26];2))" office:value-type="float" office:value="18.4198929964319" calcext:value-type="float">
            <text:p>18,4198929964319</text:p>
          </table:table-cell>
          <table:table-cell table:formula="of:=SQRT(POWER([.N$4]-[.J26];2)+POWER([.N$5]-[.K26];2)+POWER([.N$6]-[.L26];2))" office:value-type="float" office:value="54.4639114426351" calcext:value-type="float">
            <text:p>54,4639114426351</text:p>
          </table:table-cell>
          <table:table-cell table:formula="of:=SQRT(POWER([.O$4]-[.$B26];2)+POWER([.O$5]-[.$C26];2)+POWER([.O$6]-[.$D26];2))" office:value-type="float" office:value="8.49404014589053" calcext:value-type="float">
            <text:p>8,49404014589053</text:p>
          </table:table-cell>
          <table:table-cell table:formula="of:=SQRT(POWER([.P$4]-[.L26];2)+POWER([.P$5]-[.M26];2)+POWER([.P$6]-[.N26];2))" office:value-type="float" office:value="49.8584875293126" calcext:value-type="float">
            <text:p>49,8584875293126</text:p>
          </table:table-cell>
          <table:table-cell table:formula="of:=SQRT(POWER([.Q$4]-[.$B26];2)+POWER([.Q$5]-[.$C26];2)+POWER([.Q$6]-[.$D26];2))" office:value-type="float" office:value="7.11443356845785" calcext:value-type="float">
            <text:p>7,11443356845785</text:p>
          </table:table-cell>
          <table:table-cell table:formula="of:=SQRT(POWER([.R$4]-[.N26];2)+POWER([.R$5]-[.O26];2)+POWER([.R$6]-[.P26];2))" office:value-type="float" office:value="51.6318656410851" calcext:value-type="float">
            <text:p>51,6318656410851</text:p>
          </table:table-cell>
          <table:table-cell table:formula="of:=SQRT(POWER([.S$4]-[.$B26];2)+POWER([.S$5]-[.$C26];2)+POWER([.S$6]-[.$D26];2))" office:value-type="float" office:value="8.34526434572327" calcext:value-type="float">
            <text:p>8,34526434572327</text:p>
          </table:table-cell>
          <table:table-cell table:formula="of:=SQRT(POWER([.T$4]-[.P26];2)+POWER([.T$5]-[.Q26];2)+POWER([.T$6]-[.R26];2))" office:value-type="float" office:value="54.4805757808113" calcext:value-type="float">
            <text:p>54,4805757808113</text:p>
          </table:table-cell>
          <table:table-cell table:formula="of:=SQRT(POWER([.U$4]-[.$B26];2)+POWER([.U$5]-[.$C26];2)+POWER([.U$6]-[.$D26];2))" office:value-type="float" office:value="2.67297605675771" calcext:value-type="float">
            <text:p>2,67297605675771</text:p>
          </table:table-cell>
          <table:table-cell table:formula="of:=SQRT(POWER([.V$4]-[.R26];2)+POWER([.V$5]-[.S26];2)+POWER([.V$6]-[.T26];2))" office:value-type="float" office:value="48.2581721733782" calcext:value-type="float">
            <text:p>48,2581721733782</text:p>
          </table:table-cell>
          <table:table-cell table:formula="of:=SQRT(POWER([.W$4]-[.$B26];2)+POWER([.W$5]-[.$C26];2)+POWER([.W$6]-[.$D26];2))" office:value-type="float" office:value="1.23318327916008" calcext:value-type="float">
            <text:p>1,23318327916008</text:p>
          </table:table-cell>
          <table:table-cell table:formula="of:=SQRT(POWER([.X$4]-[.T26];2)+POWER([.X$5]-[.U26];2)+POWER([.X$6]-[.V26];2))" office:value-type="float" office:value="47.0331119245383" calcext:value-type="float">
            <text:p>47,0331119245383</text:p>
          </table:table-cell>
          <table:table-cell table:formula="of:=SQRT(POWER([.Y$4]-[.$B26];2)+POWER([.Y$5]-[.$C26];2)+POWER([.Y$6]-[.$D26];2))" office:value-type="float" office:value="2.96048560205923" calcext:value-type="float">
            <text:p>2,96048560205923</text:p>
          </table:table-cell>
          <table:table-cell table:formula="of:=SQRT(POWER([.Z$4]-[.V26];2)+POWER([.Z$5]-[.W26];2)+POWER([.Z$6]-[.X26];2))" office:value-type="float" office:value="45.39826449651" calcext:value-type="float">
            <text:p>45,39826449651</text:p>
          </table:table-cell>
          <table:table-cell table:formula="of:=SQRT(POWER([.AA$4]-[.$B26];2)+POWER([.AA$5]-[.$C26];2)+POWER([.AA$6]-[.$D26];2))" office:value-type="float" office:value="3.59779668686267" calcext:value-type="float">
            <text:p>3,59779668686267</text:p>
          </table:table-cell>
          <table:table-cell table:formula="of:=SQRT(POWER([.AB$4]-[.X26];2)+POWER([.AB$5]-[.Y26];2)+POWER([.AB$6]-[.Z26];2))" office:value-type="float" office:value="39.6039191860025" calcext:value-type="float">
            <text:p>39,6039191860025</text:p>
          </table:table-cell>
          <table:table-cell table:formula="of:=SQRT(POWER([.AC$4]-[.$B26];2)+POWER([.AC$5]-[.$C26];2)+POWER([.AC$6]-[.$D26];2))" office:value-type="float" office:value="12.7701342592786" calcext:value-type="float">
            <text:p>12,7701342592786</text:p>
          </table:table-cell>
          <table:table-cell table:formula="of:=SQRT(POWER([.AD$4]-[.Z26];2)+POWER([.AD$5]-[.AA26];2)+POWER([.AD$6]-[.AB26];2))" office:value-type="float" office:value="32.5618496320389" calcext:value-type="float">
            <text:p>32,5618496320389</text:p>
          </table:table-cell>
          <table:table-cell table:formula="of:=SQRT(POWER([.AE$4]-[.$B26];2)+POWER([.AE$5]-[.$C26];2)+POWER([.AE$6]-[.$D26];2))" office:value-type="float" office:value="14.0055518277575" calcext:value-type="float">
            <text:p>14,0055518277575</text:p>
          </table:table-cell>
          <table:table-cell table:formula="of:=SQRT(POWER([.AF$4]-[.AB26];2)+POWER([.AF$5]-[.AC26];2)+POWER([.AF$6]-[.AD26];2))" office:value-type="float" office:value="25.1133385259793" calcext:value-type="float">
            <text:p>25,1133385259793</text:p>
          </table:table-cell>
          <table:table-cell table:formula="of:=SQRT(POWER([.AG$4]-[.$B26];2)+POWER([.AG$5]-[.$C26];2)+POWER([.AG$6]-[.$D26];2))" office:value-type="float" office:value="15.3153416873408" calcext:value-type="float">
            <text:p>15,3153416873408</text:p>
          </table:table-cell>
          <table:table-cell table:formula="of:=SQRT(POWER([.AH$4]-[.AD26];2)+POWER([.AH$5]-[.AE26];2)+POWER([.AH$6]-[.AF26];2))" office:value-type="float" office:value="22.7904116278596" calcext:value-type="float">
            <text:p>22,7904116278596</text:p>
          </table:table-cell>
          <table:table-cell table:formula="of:=SQRT(POWER([.AI$4]-[.$B26];2)+POWER([.AI$5]-[.$C26];2)+POWER([.AI$6]-[.$D26];2))" office:value-type="float" office:value="13.5636798104349" calcext:value-type="float">
            <text:p>13,5636798104349</text:p>
          </table:table-cell>
          <table:table-cell table:formula="of:=SQRT(POWER([.AJ$4]-[.AF26];2)+POWER([.AJ$5]-[.AG26];2)+POWER([.AJ$6]-[.AH26];2))" office:value-type="float" office:value="28.2800170417791" calcext:value-type="float">
            <text:p>28,2800170417791</text:p>
          </table:table-cell>
          <table:table-cell table:formula="of:=SQRT(POWER([.AK$4]-[.$B26];2)+POWER([.AK$5]-[.$C26];2)+POWER([.AK$6]-[.$D26];2))" office:value-type="float" office:value="13.6548675936459" calcext:value-type="float">
            <text:p>13,6548675936459</text:p>
          </table:table-cell>
          <table:table-cell table:formula="of:=SQRT(POWER([.AL$4]-[.AH26];2)+POWER([.AL$5]-[.AI26];2)+POWER([.AL$6]-[.AJ26];2))" office:value-type="float" office:value="32.413626540816" calcext:value-type="float">
            <text:p>32,413626540816</text:p>
          </table:table-cell>
          <table:table-cell table:formula="of:=SQRT(POWER([.AM$4]-[.$B26];2)+POWER([.AM$5]-[.$C26];2)+POWER([.AM$6]-[.$D26];2))" office:value-type="float" office:value="15.0106215727398" calcext:value-type="float">
            <text:p>15,0106215727398</text:p>
          </table:table-cell>
          <table:table-cell table:formula="of:=SQRT(POWER([.AN$4]-[.AJ26];2)+POWER([.AN$5]-[.AK26];2)+POWER([.AN$6]-[.AL26];2))" office:value-type="float" office:value="32.5697687495022" calcext:value-type="float">
            <text:p>32,5697687495022</text:p>
          </table:table-cell>
          <table:table-cell table:formula="of:=SQRT(POWER([.AO$4]-[.$B26];2)+POWER([.AO$5]-[.$C26];2)+POWER([.AO$6]-[.$D26];2))" office:value-type="float" office:value="16.6055213106966" calcext:value-type="float">
            <text:p>16,6055213106966</text:p>
          </table:table-cell>
          <table:table-cell table:formula="of:=SQRT(POWER([.AP$4]-[.AL26];2)+POWER([.AP$5]-[.AM26];2)+POWER([.AP$6]-[.AN26];2))" office:value-type="float" office:value="30.7166505275277" calcext:value-type="float">
            <text:p>30,7166505275277</text:p>
          </table:table-cell>
          <table:table-cell table:formula="of:=SQRT(POWER([.AQ$4]-[.$B26];2)+POWER([.AQ$5]-[.$C26];2)+POWER([.AQ$6]-[.$D26];2))" office:value-type="float" office:value="6.26059374181076" calcext:value-type="float">
            <text:p>6,26059374181076</text:p>
          </table:table-cell>
          <table:table-cell table:formula="of:=SQRT(POWER([.AR$4]-[.AN26];2)+POWER([.AR$5]-[.AO26];2)+POWER([.AR$6]-[.AP26];2))" office:value-type="float" office:value="31.9115478603221" calcext:value-type="float">
            <text:p>31,9115478603221</text:p>
          </table:table-cell>
          <table:table-cell table:formula="of:=SQRT(POWER([.AS$4]-[.$B26];2)+POWER([.AS$5]-[.$C26];2)+POWER([.AS$6]-[.$D26];2))" office:value-type="float" office:value="7.73715955632298" calcext:value-type="float">
            <text:p>7,73715955632298</text:p>
          </table:table-cell>
          <table:table-cell table:formula="of:=SQRT(POWER([.AT$4]-[.AP26];2)+POWER([.AT$5]-[.AQ26];2)+POWER([.AT$6]-[.AR26];2))" office:value-type="float" office:value="41.4545468557117" calcext:value-type="float">
            <text:p>41,4545468557117</text:p>
          </table:table-cell>
          <table:table-cell table:formula="of:=SQRT(POWER([.AU$4]-[.$B26];2)+POWER([.AU$5]-[.$C26];2)+POWER([.AU$6]-[.$D26];2))" office:value-type="float" office:value="6.69143220842893" calcext:value-type="float">
            <text:p>6,69143220842893</text:p>
          </table:table-cell>
          <table:table-cell table:formula="of:=SQRT(POWER([.AV$4]-[.AR26];2)+POWER([.AV$5]-[.AS26];2)+POWER([.AV$6]-[.AT26];2))" office:value-type="float" office:value="43.2081167111576" calcext:value-type="float">
            <text:p>43,2081167111576</text:p>
          </table:table-cell>
          <table:table-cell table:formula="of:=SQRT(POWER([.AW$4]-[.$B26];2)+POWER([.AW$5]-[.$C26];2)+POWER([.AW$6]-[.$D26];2))" office:value-type="float" office:value="6.8443117258056" calcext:value-type="float">
            <text:p>6,8443117258056</text:p>
          </table:table-cell>
          <table:table-cell table:formula="of:=SQRT(POWER([.AX$4]-[.AT26];2)+POWER([.AX$5]-[.AU26];2)+POWER([.AX$6]-[.AV26];2))" office:value-type="float" office:value="42.4682012688459" calcext:value-type="float">
            <text:p>42,4682012688459</text:p>
          </table:table-cell>
          <table:table-cell table:formula="of:=SQRT(POWER([.AY$4]-[.$B26];2)+POWER([.AY$5]-[.$C26];2)+POWER([.AY$6]-[.$D26];2))" office:value-type="float" office:value="13.4363306747043" calcext:value-type="float">
            <text:p>13,4363306747043</text:p>
          </table:table-cell>
          <table:table-cell table:formula="of:=SQRT(POWER([.AZ$4]-[.AV26];2)+POWER([.AZ$5]-[.AW26];2)+POWER([.AZ$6]-[.AX26];2))" office:value-type="float" office:value="50.4353384266443" calcext:value-type="float">
            <text:p>50,4353384266443</text:p>
          </table:table-cell>
          <table:table-cell table:formula="of:=SQRT(POWER([.BA$4]-[.$B26];2)+POWER([.BA$5]-[.$C26];2)+POWER([.BA$6]-[.$D26];2))" office:value-type="float" office:value="15.1332650145301" calcext:value-type="float">
            <text:p>15,1332650145301</text:p>
          </table:table-cell>
          <table:table-cell table:formula="of:=SQRT(POWER([.BB$4]-[.AX26];2)+POWER([.BB$5]-[.AY26];2)+POWER([.BB$6]-[.AZ26];2))" office:value-type="float" office:value="54.1226632893336" calcext:value-type="float">
            <text:p>54,1226632893336</text:p>
          </table:table-cell>
          <table:table-cell table:formula="of:=SQRT(POWER([.BC$4]-[.$B26];2)+POWER([.BC$5]-[.$C26];2)+POWER([.BC$6]-[.$D26];2))" office:value-type="float" office:value="13.3639121891757" calcext:value-type="float">
            <text:p>13,3639121891757</text:p>
          </table:table-cell>
          <table:table-cell table:formula="of:=SQRT(POWER([.BD$4]-[.AZ26];2)+POWER([.BD$5]-[.BA26];2)+POWER([.BD$6]-[.BB26];2))" office:value-type="float" office:value="54.7979478130151" calcext:value-type="float">
            <text:p>54,7979478130151</text:p>
          </table:table-cell>
          <table:table-cell table:formula="of:=SQRT(POWER([.BE$4]-[.$B26];2)+POWER([.BE$5]-[.$C26];2)+POWER([.BE$6]-[.$D26];2))" office:value-type="float" office:value="13.2535589937194" calcext:value-type="float">
            <text:p>13,2535589937194</text:p>
          </table:table-cell>
          <table:table-cell table:formula="of:=SQRT(POWER([.BF$4]-[.BB26];2)+POWER([.BF$5]-[.BC26];2)+POWER([.BF$6]-[.BD26];2))" office:value-type="float" office:value="58.0968202713602" calcext:value-type="float">
            <text:p>58,0968202713602</text:p>
          </table:table-cell>
          <table:table-cell table:formula="of:=SQRT(POWER([.BG$4]-[.$B26];2)+POWER([.BG$5]-[.$C26];2)+POWER([.BG$6]-[.$D26];2))" office:value-type="float" office:value="13.8595009289657" calcext:value-type="float">
            <text:p>13,8595009289657</text:p>
          </table:table-cell>
          <table:table-cell table:formula="of:=SQRT(POWER([.BH$4]-[.BD26];2)+POWER([.BH$5]-[.BE26];2)+POWER([.BH$6]-[.BF26];2))" office:value-type="float" office:value="60.7416587963441" calcext:value-type="float">
            <text:p>60,7416587963441</text:p>
          </table:table-cell>
          <table:table-cell table:formula="of:=SQRT(POWER([.BI$4]-[.$B26];2)+POWER([.BI$5]-[.$C26];2)+POWER([.BI$6]-[.$D26];2))" office:value-type="float" office:value="14.9708994385775" calcext:value-type="float">
            <text:p>14,9708994385775</text:p>
          </table:table-cell>
          <table:table-cell table:formula="of:=SQRT(POWER([.BJ$4]-[.BF26];2)+POWER([.BJ$5]-[.BG26];2)+POWER([.BJ$6]-[.BH26];2))" office:value-type="float" office:value="62.9630060014532" calcext:value-type="float">
            <text:p>62,9630060014532</text:p>
          </table:table-cell>
          <table:table-cell table:formula="of:=SQRT(POWER([.BK$4]-[.$B26];2)+POWER([.BK$5]-[.$C26];2)+POWER([.BK$6]-[.$D26];2))" office:value-type="float" office:value="14.9173343798415" calcext:value-type="float">
            <text:p>14,9173343798415</text:p>
          </table:table-cell>
          <table:table-cell table:formula="of:=SQRT(POWER([.BL$4]-[.BH26];2)+POWER([.BL$5]-[.BI26];2)+POWER([.BL$6]-[.BJ26];2))" office:value-type="float" office:value="65.5382900866676" calcext:value-type="float">
            <text:p>65,5382900866676</text:p>
          </table:table-cell>
          <table:table-cell table:formula="of:=SQRT(POWER([.BM$4]-[.$B26];2)+POWER([.BM$5]-[.$C26];2)+POWER([.BM$6]-[.$D26];2))" office:value-type="float" office:value="12.764603754132" calcext:value-type="float">
            <text:p>12,764603754132</text:p>
          </table:table-cell>
          <table:table-cell table:formula="of:=SQRT(POWER([.BN$4]-[.BJ26];2)+POWER([.BN$5]-[.BK26];2)+POWER([.BN$6]-[.BL26];2))" office:value-type="float" office:value="69.1287905576694" calcext:value-type="float">
            <text:p>69,1287905576694</text:p>
          </table:table-cell>
          <table:table-cell table:formula="of:=SQRT(POWER([.BO$4]-[.$B26];2)+POWER([.BO$5]-[.$C26];2)+POWER([.BO$6]-[.$D26];2))" office:value-type="float" office:value="13.9008235007858" calcext:value-type="float">
            <text:p>13,9008235007858</text:p>
          </table:table-cell>
          <table:table-cell table:formula="of:=SQRT(POWER([.BP$4]-[.BL26];2)+POWER([.BP$5]-[.BM26];2)+POWER([.BP$6]-[.BN26];2))" office:value-type="float" office:value="73.8029217581867" calcext:value-type="float">
            <text:p>73,8029217581867</text:p>
          </table:table-cell>
          <table:table-cell table:formula="of:=SQRT(POWER([.BQ$4]-[.$B26];2)+POWER([.BQ$5]-[.$C26];2)+POWER([.BQ$6]-[.$D26];2))" office:value-type="float" office:value="16.0078592572524" calcext:value-type="float">
            <text:p>16,0078592572524</text:p>
          </table:table-cell>
          <table:table-cell table:formula="of:=SQRT(POWER([.BR$4]-[.BN26];2)+POWER([.BR$5]-[.BO26];2)+POWER([.BR$6]-[.BP26];2))" office:value-type="float" office:value="77.8514987571112" calcext:value-type="float">
            <text:p>77,8514987571112</text:p>
          </table:table-cell>
          <table:table-cell table:formula="of:=SQRT(POWER([.BS$4]-[.$B26];2)+POWER([.BS$5]-[.$C26];2)+POWER([.BS$6]-[.$D26];2))" office:value-type="float" office:value="16.7654066160055" calcext:value-type="float">
            <text:p>16,7654066160055</text:p>
          </table:table-cell>
          <table:table-cell table:formula="of:=SQRT(POWER([.BT$4]-[.BP26];2)+POWER([.BT$5]-[.BQ26];2)+POWER([.BT$6]-[.BR26];2))" office:value-type="float" office:value="83.133381668737" calcext:value-type="float">
            <text:p>83,133381668737</text:p>
          </table:table-cell>
          <table:table-cell table:formula="of:=SQRT(POWER([.BU$4]-[.$B26];2)+POWER([.BU$5]-[.$C26];2)+POWER([.BU$6]-[.$D26];2))" office:value-type="float" office:value="16.1503186965459" calcext:value-type="float">
            <text:p>16,1503186965459</text:p>
          </table:table-cell>
          <table:table-cell table:formula="of:=SQRT(POWER([.BV$4]-[.BR26];2)+POWER([.BV$5]-[.BS26];2)+POWER([.BV$6]-[.BT26];2))" office:value-type="float" office:value="90.7589521422979" calcext:value-type="float">
            <text:p>90,7589521422979</text:p>
          </table:table-cell>
          <table:table-cell table:formula="of:=SQRT(POWER([.BW$4]-[.$B26];2)+POWER([.BW$5]-[.$C26];2)+POWER([.BW$6]-[.$D26];2))" office:value-type="float" office:value="11.4942134137139" calcext:value-type="float">
            <text:p>11,4942134137139</text:p>
          </table:table-cell>
          <table:table-cell table:formula="of:=SQRT(POWER([.BX$4]-[.BT26];2)+POWER([.BX$5]-[.BU26];2)+POWER([.BX$6]-[.BV26];2))" office:value-type="float" office:value="97.0354870085484" calcext:value-type="float">
            <text:p>97,0354870085484</text:p>
          </table:table-cell>
          <table:table-cell table:formula="of:=SQRT(POWER([.BY$4]-[.$B26];2)+POWER([.BY$5]-[.$C26];2)+POWER([.BY$6]-[.$D26];2))" office:value-type="float" office:value="10.6419666415564" calcext:value-type="float">
            <text:p>10,6419666415564</text:p>
          </table:table-cell>
          <table:table-cell table:formula="of:=SQRT(POWER([.BZ$4]-[.BV26];2)+POWER([.BZ$5]-[.BW26];2)+POWER([.BZ$6]-[.BX26];2))" office:value-type="float" office:value="107.233064993197" calcext:value-type="float">
            <text:p>107,233064993197</text:p>
          </table:table-cell>
          <table:table-cell table:formula="of:=SQRT(POWER([.CA$4]-[.$B26];2)+POWER([.CA$5]-[.$C26];2)+POWER([.CA$6]-[.$D26];2))" office:value-type="float" office:value="9.24369742040489" calcext:value-type="float">
            <text:p>9,24369742040489</text:p>
          </table:table-cell>
          <table:table-cell table:formula="of:=SQRT(POWER([.CB$4]-[.BX26];2)+POWER([.CB$5]-[.BY26];2)+POWER([.CB$6]-[.BZ26];2))" office:value-type="float" office:value="117.083849993317" calcext:value-type="float">
            <text:p>117,083849993317</text:p>
          </table:table-cell>
          <table:table-cell table:formula="of:=SQRT(POWER([.CC$4]-[.$B26];2)+POWER([.CC$5]-[.$C26];2)+POWER([.CC$6]-[.$D26];2))" office:value-type="float" office:value="9.87025420138711" calcext:value-type="float">
            <text:p>9,87025420138711</text:p>
          </table:table-cell>
          <table:table-cell table:formula="of:=SQRT(POWER([.CD$4]-[.BZ26];2)+POWER([.CD$5]-[.CA26];2)+POWER([.CD$6]-[.CB26];2))" office:value-type="float" office:value="130.809033205379" calcext:value-type="float">
            <text:p>130,809033205379</text:p>
          </table:table-cell>
          <table:table-cell table:formula="of:=SQRT(POWER([.CE$4]-[.$B26];2)+POWER([.CE$5]-[.$C26];2)+POWER([.CE$6]-[.$D26];2))" office:value-type="float" office:value="10.5147301439457" calcext:value-type="float">
            <text:p>10,5147301439457</text:p>
          </table:table-cell>
          <table:table-cell table:formula="of:=SQRT(POWER([.CF$4]-[.CB26];2)+POWER([.CF$5]-[.CC26];2)+POWER([.CF$6]-[.CD26];2))" office:value-type="float" office:value="146.813084836723" calcext:value-type="float">
            <text:p>146,813084836723</text:p>
          </table:table-cell>
          <table:table-cell table:formula="of:=SQRT(POWER([.CG$4]-[.$B26];2)+POWER([.CG$5]-[.$C26];2)+POWER([.CG$6]-[.$D26];2))" office:value-type="float" office:value="10.6190418117644" calcext:value-type="float">
            <text:p>10,6190418117644</text:p>
          </table:table-cell>
          <table:table-cell table:formula="of:=SQRT(POWER([.CH$4]-[.CD26];2)+POWER([.CH$5]-[.CE26];2)+POWER([.CH$6]-[.CF26];2))" office:value-type="float" office:value="166.653849493181" calcext:value-type="float">
            <text:p>166,653849493181</text:p>
          </table:table-cell>
          <table:table-cell table:formula="of:=SQRT(POWER([.CI$4]-[.$B26];2)+POWER([.CI$5]-[.$C26];2)+POWER([.CI$6]-[.$D26];2))" office:value-type="float" office:value="11.2532863200045" calcext:value-type="float">
            <text:p>11,2532863200045</text:p>
          </table:table-cell>
          <table:table-cell table:formula="of:=SQRT(POWER([.CJ$4]-[.CF26];2)+POWER([.CJ$5]-[.CG26];2)+POWER([.CJ$6]-[.CH26];2))" office:value-type="float" office:value="196.464289878789" calcext:value-type="float">
            <text:p>196,464289878789</text:p>
          </table:table-cell>
          <table:table-cell table:formula="of:=SQRT(POWER([.CK$4]-[.CG26];2)+POWER([.CK$5]-[.CH26];2)+POWER([.CK$6]-[.CI26];2))" office:value-type="float" office:value="132.547834634111" calcext:value-type="float">
            <text:p>132,547834634111</text:p>
          </table:table-cell>
          <table:table-cell table:formula="of:=SQRT(POWER([.CL$4]-[.$B26];2)+POWER([.CL$5]-[.$C26];2)+POWER([.CL$6]-[.$D26];2))" office:value-type="float" office:value="10.4664656880917" calcext:value-type="float">
            <text:p>10,4664656880917</text:p>
          </table:table-cell>
          <table:table-cell table:formula="of:=SQRT(POWER([.CM$4]-[.CI26];2)+POWER([.CM$5]-[.CJ26];2)+POWER([.CM$6]-[.CK26];2))" office:value-type="float" office:value="205.093025466401" calcext:value-type="float">
            <text:p>205,093025466401</text:p>
          </table:table-cell>
          <table:table-cell table:formula="of:=SQRT(POWER([.CN$4]-[.$B26];2)+POWER([.CN$5]-[.$C26];2)+POWER([.CN$6]-[.$D26];2))" office:value-type="float" office:value="13.944303639838" calcext:value-type="float">
            <text:p>13,944303639838</text:p>
          </table:table-cell>
          <table:table-cell table:formula="of:=SQRT(POWER([.CO$4]-[.CK26];2)+POWER([.CO$5]-[.CL26];2)+POWER([.CO$6]-[.CM26];2))" office:value-type="float" office:value="224.981711782639" calcext:value-type="float">
            <text:p>224,981711782639</text:p>
          </table:table-cell>
          <table:table-cell table:formula="of:=SQRT(POWER([.CP$4]-[.$B26];2)+POWER([.CP$5]-[.$C26];2)+POWER([.CP$6]-[.$D26];2))" office:value-type="float" office:value="14.4604791068623" calcext:value-type="float">
            <text:p>14,4604791068623</text:p>
          </table:table-cell>
          <table:table-cell table:formula="of:=SQRT(POWER([.CQ$4]-[.CM26];2)+POWER([.CQ$5]-[.CN26];2)+POWER([.CQ$6]-[.CO26];2))" office:value-type="float" office:value="280.982953122658" calcext:value-type="float">
            <text:p>280,982953122658</text:p>
          </table:table-cell>
          <table:table-cell table:formula="of:=SQRT(POWER([.CR$4]-[.$B26];2)+POWER([.CR$5]-[.$C26];2)+POWER([.CR$6]-[.$D26];2))" office:value-type="float" office:value="15.3907486822441" calcext:value-type="float">
            <text:p>15,3907486822441</text:p>
          </table:table-cell>
          <table:table-cell table:formula="of:=SQRT(POWER([.CS$4]-[.CO26];2)+POWER([.CS$5]-[.CP26];2)+POWER([.CS$6]-[.CQ26];2))" office:value-type="float" office:value="337.978308773851" calcext:value-type="float">
            <text:p>337,978308773851</text:p>
          </table:table-cell>
          <table:table-cell table:formula="of:=SQRT(POWER([.CT$4]-[.CP26];2)+POWER([.CT$5]-[.CQ26];2)+POWER([.CT$6]-[.CR26];2))" office:value-type="float" office:value="244.49529509563" calcext:value-type="float">
            <text:p>244,49529509563</text:p>
          </table:table-cell>
          <table:table-cell table:formula="of:=SQRT(POWER([.CU$4]-[.$B26];2)+POWER([.CU$5]-[.$C26];2)+POWER([.CU$6]-[.$D26];2))" office:value-type="float" office:value="10.9177784370265" calcext:value-type="float">
            <text:p>10,9177784370265</text:p>
          </table:table-cell>
          <table:table-cell table:formula="of:=SQRT(POWER([.CV$4]-[.CR26];2)+POWER([.CV$5]-[.CS26];2)+POWER([.CV$6]-[.CT26];2))" office:value-type="float" office:value="386.094805418199" calcext:value-type="float">
            <text:p>386,094805418199</text:p>
          </table:table-cell>
          <table:table-cell table:formula="of:=SQRT(POWER([.CW$4]-[.$B26];2)+POWER([.CW$5]-[.$C26];2)+POWER([.CW$6]-[.$D26];2))" office:value-type="float" office:value="12.0540283722911" calcext:value-type="float">
            <text:p>12,0540283722911</text:p>
          </table:table-cell>
          <table:table-cell table:formula="of:=SQRT(POWER([.CX$4]-[.CT26];2)+POWER([.CX$5]-[.CU26];2)+POWER([.CX$6]-[.CV26];2))" office:value-type="float" office:value="434.822841055402" calcext:value-type="float">
            <text:p>434,822841055402</text:p>
          </table:table-cell>
          <table:table-cell table:formula="of:=SQRT(POWER([.CY$4]-[.$B26];2)+POWER([.CY$5]-[.$C26];2)+POWER([.CY$6]-[.$D26];2))" office:value-type="float" office:value="10.4437002063445" calcext:value-type="float">
            <text:p>10,4437002063445</text:p>
          </table:table-cell>
          <table:table-cell table:formula="of:=SQRT(POWER([.CZ$4]-[.$B26];2)+POWER([.CZ$5]-[.$C26];2)+POWER([.CZ$6]-[.$D26];2))" office:value-type="float" office:value="9.12041726019155" calcext:value-type="float">
            <text:p>9,12041726019155</text:p>
          </table:table-cell>
          <table:table-cell table:formula="of:=SQRT(POWER([.DA$4]-[.$B26];2)+POWER([.DA$5]-[.$C26];2)+POWER([.DA$6]-[.$D26];2))" office:value-type="float" office:value="9.28328120871064" calcext:value-type="float">
            <text:p>9,28328120871064</text:p>
          </table:table-cell>
          <table:table-cell table:formula="of:=SQRT(POWER([.DB$4]-[.$B26];2)+POWER([.DB$5]-[.$C26];2)+POWER([.DB$6]-[.$D26];2))" office:value-type="float" office:value="8.00491798833692" calcext:value-type="float">
            <text:p>8,004917988336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.237" calcext:value-type="float">
            <text:p>44,237</text:p>
          </table:table-cell>
          <table:table-cell office:value-type="float" office:value="36.387" calcext:value-type="float">
            <text:p>36,387</text:p>
          </table:table-cell>
          <table:table-cell office:value-type="float" office:value="17.273" calcext:value-type="float">
            <text:p>17,273</text:p>
          </table:table-cell>
          <table:table-cell/>
          <table:table-cell table:formula="of:=SQRT(POWER([.F$4]-[.B27];2)+POWER([.F$5]-[.C27];2)+POWER([.F$6]-[.D27];2))" office:value-type="float" office:value="21.2034354527751" calcext:value-type="float">
            <text:p>21,2034354527751</text:p>
          </table:table-cell>
          <table:table-cell table:formula="of:=SQRT(POWER([.G$4]-[.$B27];2)+POWER([.G$5]-[.$C27];2)+POWER([.G$6]-[.$D27];2))" office:value-type="float" office:value="20.9421868246848" calcext:value-type="float">
            <text:p>20,9421868246848</text:p>
          </table:table-cell>
          <table:table-cell table:formula="of:=SQRT(POWER([.H$4]-[.D27];2)+POWER([.H$5]-[.E27];2)+POWER([.H$6]-[.F27];2))" office:value-type="float" office:value="50.2969804167638" calcext:value-type="float">
            <text:p>50,2969804167638</text:p>
          </table:table-cell>
          <table:table-cell table:formula="of:=SQRT(POWER([.I$4]-[.$B27];2)+POWER([.I$5]-[.$C27];2)+POWER([.I$6]-[.$D27];2))" office:value-type="float" office:value="20.3814320645042" calcext:value-type="float">
            <text:p>20,3814320645042</text:p>
          </table:table-cell>
          <table:table-cell table:formula="of:=SQRT(POWER([.J$4]-[.F27];2)+POWER([.J$5]-[.G27];2)+POWER([.J$6]-[.H27];2))" office:value-type="float" office:value="54.0780717550469" calcext:value-type="float">
            <text:p>54,0780717550469</text:p>
          </table:table-cell>
          <table:table-cell table:formula="of:=SQRT(POWER([.K$4]-[.$B27];2)+POWER([.K$5]-[.$C27];2)+POWER([.K$6]-[.$D27];2))" office:value-type="float" office:value="20.4233174582388" calcext:value-type="float">
            <text:p>20,4233174582388</text:p>
          </table:table-cell>
          <table:table-cell table:formula="of:=SQRT(POWER([.L$4]-[.H27];2)+POWER([.L$5]-[.I27];2)+POWER([.L$6]-[.J27];2))" office:value-type="float" office:value="57.740293729423" calcext:value-type="float">
            <text:p>57,740293729423</text:p>
          </table:table-cell>
          <table:table-cell table:formula="of:=SQRT(POWER([.M$4]-[.$B27];2)+POWER([.M$5]-[.$C27];2)+POWER([.M$6]-[.$D27];2))" office:value-type="float" office:value="20.3623969365102" calcext:value-type="float">
            <text:p>20,3623969365102</text:p>
          </table:table-cell>
          <table:table-cell table:formula="of:=SQRT(POWER([.N$4]-[.J27];2)+POWER([.N$5]-[.K27];2)+POWER([.N$6]-[.L27];2))" office:value-type="float" office:value="52.5488710074567" calcext:value-type="float">
            <text:p>52,5488710074567</text:p>
          </table:table-cell>
          <table:table-cell table:formula="of:=SQRT(POWER([.O$4]-[.$B27];2)+POWER([.O$5]-[.$C27];2)+POWER([.O$6]-[.$D27];2))" office:value-type="float" office:value="7.80832510849798" calcext:value-type="float">
            <text:p>7,80832510849798</text:p>
          </table:table-cell>
          <table:table-cell table:formula="of:=SQRT(POWER([.P$4]-[.L27];2)+POWER([.P$5]-[.M27];2)+POWER([.P$6]-[.N27];2))" office:value-type="float" office:value="47.0364551359928" calcext:value-type="float">
            <text:p>47,0364551359928</text:p>
          </table:table-cell>
          <table:table-cell table:formula="of:=SQRT(POWER([.Q$4]-[.$B27];2)+POWER([.Q$5]-[.$C27];2)+POWER([.Q$6]-[.$D27];2))" office:value-type="float" office:value="6.22968875627025" calcext:value-type="float">
            <text:p>6,22968875627025</text:p>
          </table:table-cell>
          <table:table-cell table:formula="of:=SQRT(POWER([.R$4]-[.N27];2)+POWER([.R$5]-[.O27];2)+POWER([.R$6]-[.P27];2))" office:value-type="float" office:value="49.7595301825194" calcext:value-type="float">
            <text:p>49,7595301825194</text:p>
          </table:table-cell>
          <table:table-cell table:formula="of:=SQRT(POWER([.S$4]-[.$B27];2)+POWER([.S$5]-[.$C27];2)+POWER([.S$6]-[.$D27];2))" office:value-type="float" office:value="6.98632879272082" calcext:value-type="float">
            <text:p>6,98632879272082</text:p>
          </table:table-cell>
          <table:table-cell table:formula="of:=SQRT(POWER([.T$4]-[.P27];2)+POWER([.T$5]-[.Q27];2)+POWER([.T$6]-[.R27];2))" office:value-type="float" office:value="53.5515429611124" calcext:value-type="float">
            <text:p>53,5515429611124</text:p>
          </table:table-cell>
          <table:table-cell table:formula="of:=SQRT(POWER([.U$4]-[.$B27];2)+POWER([.U$5]-[.$C27];2)+POWER([.U$6]-[.$D27];2))" office:value-type="float" office:value="2.44690866196513" calcext:value-type="float">
            <text:p>2,44690866196513</text:p>
          </table:table-cell>
          <table:table-cell table:formula="of:=SQRT(POWER([.V$4]-[.R27];2)+POWER([.V$5]-[.S27];2)+POWER([.V$6]-[.T27];2))" office:value-type="float" office:value="48.0684518215191" calcext:value-type="float">
            <text:p>48,0684518215191</text:p>
          </table:table-cell>
          <table:table-cell table:formula="of:=SQRT(POWER([.W$4]-[.$B27];2)+POWER([.W$5]-[.$C27];2)+POWER([.W$6]-[.$D27];2))" office:value-type="float" office:value="2.35486177938324" calcext:value-type="float">
            <text:p>2,35486177938324</text:p>
          </table:table-cell>
          <table:table-cell table:formula="of:=SQRT(POWER([.X$4]-[.T27];2)+POWER([.X$5]-[.U27];2)+POWER([.X$6]-[.V27];2))" office:value-type="float" office:value="46.8255335067296" calcext:value-type="float">
            <text:p>46,8255335067296</text:p>
          </table:table-cell>
          <table:table-cell table:formula="of:=SQRT(POWER([.Y$4]-[.$B27];2)+POWER([.Y$5]-[.$C27];2)+POWER([.Y$6]-[.$D27];2))" office:value-type="float" office:value="0" calcext:value-type="float">
            <text:p>0</text:p>
          </table:table-cell>
          <table:table-cell table:formula="of:=SQRT(POWER([.Z$4]-[.V27];2)+POWER([.Z$5]-[.W27];2)+POWER([.Z$6]-[.X27];2))" office:value-type="float" office:value="44.398569826862" calcext:value-type="float">
            <text:p>44,398569826862</text:p>
          </table:table-cell>
          <table:table-cell table:formula="of:=SQRT(POWER([.AA$4]-[.$B27];2)+POWER([.AA$5]-[.$C27];2)+POWER([.AA$6]-[.$D27];2))" office:value-type="float" office:value="1.52274160644543" calcext:value-type="float">
            <text:p>1,52274160644543</text:p>
          </table:table-cell>
          <table:table-cell table:formula="of:=SQRT(POWER([.AB$4]-[.X27];2)+POWER([.AB$5]-[.Y27];2)+POWER([.AB$6]-[.Z27];2))" office:value-type="float" office:value="40.5374460085276" calcext:value-type="float">
            <text:p>40,5374460085276</text:p>
          </table:table-cell>
          <table:table-cell table:formula="of:=SQRT(POWER([.AC$4]-[.$B27];2)+POWER([.AC$5]-[.$C27];2)+POWER([.AC$6]-[.$D27];2))" office:value-type="float" office:value="14.1379577733137" calcext:value-type="float">
            <text:p>14,1379577733137</text:p>
          </table:table-cell>
          <table:table-cell table:formula="of:=SQRT(POWER([.AD$4]-[.Z27];2)+POWER([.AD$5]-[.AA27];2)+POWER([.AD$6]-[.AB27];2))" office:value-type="float" office:value="34.6721668484421" calcext:value-type="float">
            <text:p>34,6721668484421</text:p>
          </table:table-cell>
          <table:table-cell table:formula="of:=SQRT(POWER([.AE$4]-[.$B27];2)+POWER([.AE$5]-[.$C27];2)+POWER([.AE$6]-[.$D27];2))" office:value-type="float" office:value="15.1791071213033" calcext:value-type="float">
            <text:p>15,1791071213033</text:p>
          </table:table-cell>
          <table:table-cell table:formula="of:=SQRT(POWER([.AF$4]-[.AB27];2)+POWER([.AF$5]-[.AC27];2)+POWER([.AF$6]-[.AD27];2))" office:value-type="float" office:value="26.1644028639588" calcext:value-type="float">
            <text:p>26,1644028639588</text:p>
          </table:table-cell>
          <table:table-cell table:formula="of:=SQRT(POWER([.AG$4]-[.$B27];2)+POWER([.AG$5]-[.$C27];2)+POWER([.AG$6]-[.$D27];2))" office:value-type="float" office:value="16.731193382422" calcext:value-type="float">
            <text:p>16,731193382422</text:p>
          </table:table-cell>
          <table:table-cell table:formula="of:=SQRT(POWER([.AH$4]-[.AD27];2)+POWER([.AH$5]-[.AE27];2)+POWER([.AH$6]-[.AF27];2))" office:value-type="float" office:value="21.7982937523685" calcext:value-type="float">
            <text:p>21,7982937523685</text:p>
          </table:table-cell>
          <table:table-cell table:formula="of:=SQRT(POWER([.AI$4]-[.$B27];2)+POWER([.AI$5]-[.$C27];2)+POWER([.AI$6]-[.$D27];2))" office:value-type="float" office:value="14.458444487565" calcext:value-type="float">
            <text:p>14,458444487565</text:p>
          </table:table-cell>
          <table:table-cell table:formula="of:=SQRT(POWER([.AJ$4]-[.AF27];2)+POWER([.AJ$5]-[.AG27];2)+POWER([.AJ$6]-[.AH27];2))" office:value-type="float" office:value="26.6612136238342" calcext:value-type="float">
            <text:p>26,6612136238342</text:p>
          </table:table-cell>
          <table:table-cell table:formula="of:=SQRT(POWER([.AK$4]-[.$B27];2)+POWER([.AK$5]-[.$C27];2)+POWER([.AK$6]-[.$D27];2))" office:value-type="float" office:value="14.1701131258716" calcext:value-type="float">
            <text:p>14,1701131258716</text:p>
          </table:table-cell>
          <table:table-cell table:formula="of:=SQRT(POWER([.AL$4]-[.AH27];2)+POWER([.AL$5]-[.AI27];2)+POWER([.AL$6]-[.AJ27];2))" office:value-type="float" office:value="32.5256819042001" calcext:value-type="float">
            <text:p>32,5256819042001</text:p>
          </table:table-cell>
          <table:table-cell table:formula="of:=SQRT(POWER([.AM$4]-[.$B27];2)+POWER([.AM$5]-[.$C27];2)+POWER([.AM$6]-[.$D27];2))" office:value-type="float" office:value="15.4877025733322" calcext:value-type="float">
            <text:p>15,4877025733322</text:p>
          </table:table-cell>
          <table:table-cell table:formula="of:=SQRT(POWER([.AN$4]-[.AJ27];2)+POWER([.AN$5]-[.AK27];2)+POWER([.AN$6]-[.AL27];2))" office:value-type="float" office:value="33.7541849405048" calcext:value-type="float">
            <text:p>33,7541849405048</text:p>
          </table:table-cell>
          <table:table-cell table:formula="of:=SQRT(POWER([.AO$4]-[.$B27];2)+POWER([.AO$5]-[.$C27];2)+POWER([.AO$6]-[.$D27];2))" office:value-type="float" office:value="17.3818952073702" calcext:value-type="float">
            <text:p>17,3818952073702</text:p>
          </table:table-cell>
          <table:table-cell table:formula="of:=SQRT(POWER([.AP$4]-[.AL27];2)+POWER([.AP$5]-[.AM27];2)+POWER([.AP$6]-[.AN27];2))" office:value-type="float" office:value="31.2982244194817" calcext:value-type="float">
            <text:p>31,2982244194817</text:p>
          </table:table-cell>
          <table:table-cell table:formula="of:=SQRT(POWER([.AQ$4]-[.$B27];2)+POWER([.AQ$5]-[.$C27];2)+POWER([.AQ$6]-[.$D27];2))" office:value-type="float" office:value="5.9263838046485" calcext:value-type="float">
            <text:p>5,9263838046485</text:p>
          </table:table-cell>
          <table:table-cell table:formula="of:=SQRT(POWER([.AR$4]-[.AN27];2)+POWER([.AR$5]-[.AO27];2)+POWER([.AR$6]-[.AP27];2))" office:value-type="float" office:value="31.3213110330449" calcext:value-type="float">
            <text:p>31,3213110330449</text:p>
          </table:table-cell>
          <table:table-cell table:formula="of:=SQRT(POWER([.AS$4]-[.$B27];2)+POWER([.AS$5]-[.$C27];2)+POWER([.AS$6]-[.$D27];2))" office:value-type="float" office:value="7.76250120772937" calcext:value-type="float">
            <text:p>7,76250120772937</text:p>
          </table:table-cell>
          <table:table-cell table:formula="of:=SQRT(POWER([.AT$4]-[.AP27];2)+POWER([.AT$5]-[.AQ27];2)+POWER([.AT$6]-[.AR27];2))" office:value-type="float" office:value="41.2350716888845" calcext:value-type="float">
            <text:p>41,2350716888845</text:p>
          </table:table-cell>
          <table:table-cell table:formula="of:=SQRT(POWER([.AU$4]-[.$B27];2)+POWER([.AU$5]-[.$C27];2)+POWER([.AU$6]-[.$D27];2))" office:value-type="float" office:value="7.35997513582757" calcext:value-type="float">
            <text:p>7,35997513582757</text:p>
          </table:table-cell>
          <table:table-cell table:formula="of:=SQRT(POWER([.AV$4]-[.AR27];2)+POWER([.AV$5]-[.AS27];2)+POWER([.AV$6]-[.AT27];2))" office:value-type="float" office:value="43.2046005419948" calcext:value-type="float">
            <text:p>43,2046005419948</text:p>
          </table:table-cell>
          <table:table-cell table:formula="of:=SQRT(POWER([.AW$4]-[.$B27];2)+POWER([.AW$5]-[.$C27];2)+POWER([.AW$6]-[.$D27];2))" office:value-type="float" office:value="7.49458898139184" calcext:value-type="float">
            <text:p>7,49458898139184</text:p>
          </table:table-cell>
          <table:table-cell table:formula="of:=SQRT(POWER([.AX$4]-[.AT27];2)+POWER([.AX$5]-[.AU27];2)+POWER([.AX$6]-[.AV27];2))" office:value-type="float" office:value="42.0414784091148" calcext:value-type="float">
            <text:p>42,0414784091148</text:p>
          </table:table-cell>
          <table:table-cell table:formula="of:=SQRT(POWER([.AY$4]-[.$B27];2)+POWER([.AY$5]-[.$C27];2)+POWER([.AY$6]-[.$D27];2))" office:value-type="float" office:value="14.359439717482" calcext:value-type="float">
            <text:p>14,359439717482</text:p>
          </table:table-cell>
          <table:table-cell table:formula="of:=SQRT(POWER([.AZ$4]-[.AV27];2)+POWER([.AZ$5]-[.AW27];2)+POWER([.AZ$6]-[.AX27];2))" office:value-type="float" office:value="49.6804839079139" calcext:value-type="float">
            <text:p>49,6804839079139</text:p>
          </table:table-cell>
          <table:table-cell table:formula="of:=SQRT(POWER([.BA$4]-[.$B27];2)+POWER([.BA$5]-[.$C27];2)+POWER([.BA$6]-[.$D27];2))" office:value-type="float" office:value="16.1844450321906" calcext:value-type="float">
            <text:p>16,1844450321906</text:p>
          </table:table-cell>
          <table:table-cell table:formula="of:=SQRT(POWER([.BB$4]-[.AX27];2)+POWER([.BB$5]-[.AY27];2)+POWER([.BB$6]-[.AZ27];2))" office:value-type="float" office:value="52.9165261484937" calcext:value-type="float">
            <text:p>52,9165261484937</text:p>
          </table:table-cell>
          <table:table-cell table:formula="of:=SQRT(POWER([.BC$4]-[.$B27];2)+POWER([.BC$5]-[.$C27];2)+POWER([.BC$6]-[.$D27];2))" office:value-type="float" office:value="14.1549098902112" calcext:value-type="float">
            <text:p>14,1549098902112</text:p>
          </table:table-cell>
          <table:table-cell table:formula="of:=SQRT(POWER([.BD$4]-[.AZ27];2)+POWER([.BD$5]-[.BA27];2)+POWER([.BD$6]-[.BB27];2))" office:value-type="float" office:value="53.0577283009282" calcext:value-type="float">
            <text:p>53,0577283009282</text:p>
          </table:table-cell>
          <table:table-cell table:formula="of:=SQRT(POWER([.BE$4]-[.$B27];2)+POWER([.BE$5]-[.$C27];2)+POWER([.BE$6]-[.$D27];2))" office:value-type="float" office:value="14.2857688977528" calcext:value-type="float">
            <text:p>14,2857688977528</text:p>
          </table:table-cell>
          <table:table-cell table:formula="of:=SQRT(POWER([.BF$4]-[.BB27];2)+POWER([.BF$5]-[.BC27];2)+POWER([.BF$6]-[.BD27];2))" office:value-type="float" office:value="55.9150040286735" calcext:value-type="float">
            <text:p>55,9150040286735</text:p>
          </table:table-cell>
          <table:table-cell table:formula="of:=SQRT(POWER([.BG$4]-[.$B27];2)+POWER([.BG$5]-[.$C27];2)+POWER([.BG$6]-[.$D27];2))" office:value-type="float" office:value="14.9201741611819" calcext:value-type="float">
            <text:p>14,9201741611819</text:p>
          </table:table-cell>
          <table:table-cell table:formula="of:=SQRT(POWER([.BH$4]-[.BD27];2)+POWER([.BH$5]-[.BE27];2)+POWER([.BH$6]-[.BF27];2))" office:value-type="float" office:value="57.8832096264471" calcext:value-type="float">
            <text:p>57,8832096264471</text:p>
          </table:table-cell>
          <table:table-cell table:formula="of:=SQRT(POWER([.BI$4]-[.$B27];2)+POWER([.BI$5]-[.$C27];2)+POWER([.BI$6]-[.$D27];2))" office:value-type="float" office:value="15.8610503120065" calcext:value-type="float">
            <text:p>15,8610503120065</text:p>
          </table:table-cell>
          <table:table-cell table:formula="of:=SQRT(POWER([.BJ$4]-[.BF27];2)+POWER([.BJ$5]-[.BG27];2)+POWER([.BJ$6]-[.BH27];2))" office:value-type="float" office:value="59.3295015060787" calcext:value-type="float">
            <text:p>59,3295015060787</text:p>
          </table:table-cell>
          <table:table-cell table:formula="of:=SQRT(POWER([.BK$4]-[.$B27];2)+POWER([.BK$5]-[.$C27];2)+POWER([.BK$6]-[.$D27];2))" office:value-type="float" office:value="16.686164748078" calcext:value-type="float">
            <text:p>16,686164748078</text:p>
          </table:table-cell>
          <table:table-cell table:formula="of:=SQRT(POWER([.BL$4]-[.BH27];2)+POWER([.BL$5]-[.BI27];2)+POWER([.BL$6]-[.BJ27];2))" office:value-type="float" office:value="60.9671569562356" calcext:value-type="float">
            <text:p>60,9671569562356</text:p>
          </table:table-cell>
          <table:table-cell table:formula="of:=SQRT(POWER([.BM$4]-[.$B27];2)+POWER([.BM$5]-[.$C27];2)+POWER([.BM$6]-[.$D27];2))" office:value-type="float" office:value="14.5406255023641" calcext:value-type="float">
            <text:p>14,5406255023641</text:p>
          </table:table-cell>
          <table:table-cell table:formula="of:=SQRT(POWER([.BN$4]-[.BJ27];2)+POWER([.BN$5]-[.BK27];2)+POWER([.BN$6]-[.BL27];2))" office:value-type="float" office:value="63.1429995514679" calcext:value-type="float">
            <text:p>63,1429995514679</text:p>
          </table:table-cell>
          <table:table-cell table:formula="of:=SQRT(POWER([.BO$4]-[.$B27];2)+POWER([.BO$5]-[.$C27];2)+POWER([.BO$6]-[.$D27];2))" office:value-type="float" office:value="16.001156989418" calcext:value-type="float">
            <text:p>16,001156989418</text:p>
          </table:table-cell>
          <table:table-cell table:formula="of:=SQRT(POWER([.BP$4]-[.BL27];2)+POWER([.BP$5]-[.BM27];2)+POWER([.BP$6]-[.BN27];2))" office:value-type="float" office:value="66.1515968649462" calcext:value-type="float">
            <text:p>66,1515968649462</text:p>
          </table:table-cell>
          <table:table-cell table:formula="of:=SQRT(POWER([.BQ$4]-[.$B27];2)+POWER([.BQ$5]-[.$C27];2)+POWER([.BQ$6]-[.$D27];2))" office:value-type="float" office:value="18.2117228454641" calcext:value-type="float">
            <text:p>18,2117228454641</text:p>
          </table:table-cell>
          <table:table-cell table:formula="of:=SQRT(POWER([.BR$4]-[.BN27];2)+POWER([.BR$5]-[.BO27];2)+POWER([.BR$6]-[.BP27];2))" office:value-type="float" office:value="68.0000863830256" calcext:value-type="float">
            <text:p>68,0000863830256</text:p>
          </table:table-cell>
          <table:table-cell table:formula="of:=SQRT(POWER([.BS$4]-[.$B27];2)+POWER([.BS$5]-[.$C27];2)+POWER([.BS$6]-[.$D27];2))" office:value-type="float" office:value="19.038525258013" calcext:value-type="float">
            <text:p>19,038525258013</text:p>
          </table:table-cell>
          <table:table-cell table:formula="of:=SQRT(POWER([.BT$4]-[.BP27];2)+POWER([.BT$5]-[.BQ27];2)+POWER([.BT$6]-[.BR27];2))" office:value-type="float" office:value="70.5192269787172" calcext:value-type="float">
            <text:p>70,5192269787172</text:p>
          </table:table-cell>
          <table:table-cell table:formula="of:=SQRT(POWER([.BU$4]-[.$B27];2)+POWER([.BU$5]-[.$C27];2)+POWER([.BU$6]-[.$D27];2))" office:value-type="float" office:value="18.4843557907762" calcext:value-type="float">
            <text:p>18,4843557907762</text:p>
          </table:table-cell>
          <table:table-cell table:formula="of:=SQRT(POWER([.BV$4]-[.BR27];2)+POWER([.BV$5]-[.BS27];2)+POWER([.BV$6]-[.BT27];2))" office:value-type="float" office:value="74.6398816694753" calcext:value-type="float">
            <text:p>74,6398816694753</text:p>
          </table:table-cell>
          <table:table-cell table:formula="of:=SQRT(POWER([.BW$4]-[.$B27];2)+POWER([.BW$5]-[.$C27];2)+POWER([.BW$6]-[.$D27];2))" office:value-type="float" office:value="13.3582054558238" calcext:value-type="float">
            <text:p>13,3582054558238</text:p>
          </table:table-cell>
          <table:table-cell table:formula="of:=SQRT(POWER([.BX$4]-[.BT27];2)+POWER([.BX$5]-[.BU27];2)+POWER([.BX$6]-[.BV27];2))" office:value-type="float" office:value="76.8171671858348" calcext:value-type="float">
            <text:p>76,8171671858348</text:p>
          </table:table-cell>
          <table:table-cell table:formula="of:=SQRT(POWER([.BY$4]-[.$B27];2)+POWER([.BY$5]-[.$C27];2)+POWER([.BY$6]-[.$D27];2))" office:value-type="float" office:value="12.579468867961" calcext:value-type="float">
            <text:p>12,579468867961</text:p>
          </table:table-cell>
          <table:table-cell table:formula="of:=SQRT(POWER([.BZ$4]-[.BV27];2)+POWER([.BZ$5]-[.BW27];2)+POWER([.BZ$6]-[.BX27];2))" office:value-type="float" office:value="81.9508709129449" calcext:value-type="float">
            <text:p>81,9508709129449</text:p>
          </table:table-cell>
          <table:table-cell table:formula="of:=SQRT(POWER([.CA$4]-[.$B27];2)+POWER([.CA$5]-[.$C27];2)+POWER([.CA$6]-[.$D27];2))" office:value-type="float" office:value="10.9238198904962" calcext:value-type="float">
            <text:p>10,9238198904962</text:p>
          </table:table-cell>
          <table:table-cell table:formula="of:=SQRT(POWER([.CB$4]-[.BX27];2)+POWER([.CB$5]-[.BY27];2)+POWER([.CB$6]-[.BZ27];2))" office:value-type="float" office:value="85.6663936797917" calcext:value-type="float">
            <text:p>85,6663936797917</text:p>
          </table:table-cell>
          <table:table-cell table:formula="of:=SQRT(POWER([.CC$4]-[.$B27];2)+POWER([.CC$5]-[.$C27];2)+POWER([.CC$6]-[.$D27];2))" office:value-type="float" office:value="11.2931916215036" calcext:value-type="float">
            <text:p>11,2931916215036</text:p>
          </table:table-cell>
          <table:table-cell table:formula="of:=SQRT(POWER([.CD$4]-[.BZ27];2)+POWER([.CD$5]-[.CA27];2)+POWER([.CD$6]-[.CB27];2))" office:value-type="float" office:value="91.8117946516755" calcext:value-type="float">
            <text:p>91,8117946516755</text:p>
          </table:table-cell>
          <table:table-cell table:formula="of:=SQRT(POWER([.CE$4]-[.$B27];2)+POWER([.CE$5]-[.$C27];2)+POWER([.CE$6]-[.$D27];2))" office:value-type="float" office:value="11.6568505609363" calcext:value-type="float">
            <text:p>11,6568505609363</text:p>
          </table:table-cell>
          <table:table-cell table:formula="of:=SQRT(POWER([.CF$4]-[.CB27];2)+POWER([.CF$5]-[.CC27];2)+POWER([.CF$6]-[.CD27];2))" office:value-type="float" office:value="98.2909742109284" calcext:value-type="float">
            <text:p>98,2909742109284</text:p>
          </table:table-cell>
          <table:table-cell table:formula="of:=SQRT(POWER([.CG$4]-[.$B27];2)+POWER([.CG$5]-[.$C27];2)+POWER([.CG$6]-[.$D27];2))" office:value-type="float" office:value="11.4443898046161" calcext:value-type="float">
            <text:p>11,4443898046161</text:p>
          </table:table-cell>
          <table:table-cell table:formula="of:=SQRT(POWER([.CH$4]-[.CD27];2)+POWER([.CH$5]-[.CE27];2)+POWER([.CH$6]-[.CF27];2))" office:value-type="float" office:value="106.015512973326" calcext:value-type="float">
            <text:p>106,015512973326</text:p>
          </table:table-cell>
          <table:table-cell table:formula="of:=SQRT(POWER([.CI$4]-[.$B27];2)+POWER([.CI$5]-[.$C27];2)+POWER([.CI$6]-[.$D27];2))" office:value-type="float" office:value="13.0818898481833" calcext:value-type="float">
            <text:p>13,0818898481833</text:p>
          </table:table-cell>
          <table:table-cell table:formula="of:=SQRT(POWER([.CJ$4]-[.CF27];2)+POWER([.CJ$5]-[.CG27];2)+POWER([.CJ$6]-[.CH27];2))" office:value-type="float" office:value="120.097155422781" calcext:value-type="float">
            <text:p>120,097155422781</text:p>
          </table:table-cell>
          <table:table-cell table:formula="of:=SQRT(POWER([.CK$4]-[.CG27];2)+POWER([.CK$5]-[.CH27];2)+POWER([.CK$6]-[.CI27];2))" office:value-type="float" office:value="74.1253711603264" calcext:value-type="float">
            <text:p>74,1253711603264</text:p>
          </table:table-cell>
          <table:table-cell table:formula="of:=SQRT(POWER([.CL$4]-[.$B27];2)+POWER([.CL$5]-[.$C27];2)+POWER([.CL$6]-[.$D27];2))" office:value-type="float" office:value="12.1025013530262" calcext:value-type="float">
            <text:p>12,1025013530262</text:p>
          </table:table-cell>
          <table:table-cell table:formula="of:=SQRT(POWER([.CM$4]-[.CI27];2)+POWER([.CM$5]-[.CJ27];2)+POWER([.CM$6]-[.CK27];2))" office:value-type="float" office:value="109.858933631201" calcext:value-type="float">
            <text:p>109,858933631201</text:p>
          </table:table-cell>
          <table:table-cell table:formula="of:=SQRT(POWER([.CN$4]-[.$B27];2)+POWER([.CN$5]-[.$C27];2)+POWER([.CN$6]-[.$D27];2))" office:value-type="float" office:value="15.929054805606" calcext:value-type="float">
            <text:p>15,929054805606</text:p>
          </table:table-cell>
          <table:table-cell table:formula="of:=SQRT(POWER([.CO$4]-[.CK27];2)+POWER([.CO$5]-[.CL27];2)+POWER([.CO$6]-[.CM27];2))" office:value-type="float" office:value="115.2475317423" calcext:value-type="float">
            <text:p>115,2475317423</text:p>
          </table:table-cell>
          <table:table-cell table:formula="of:=SQRT(POWER([.CP$4]-[.$B27];2)+POWER([.CP$5]-[.$C27];2)+POWER([.CP$6]-[.$D27];2))" office:value-type="float" office:value="16.3239863697566" calcext:value-type="float">
            <text:p>16,3239863697566</text:p>
          </table:table-cell>
          <table:table-cell table:formula="of:=SQRT(POWER([.CQ$4]-[.CM27];2)+POWER([.CQ$5]-[.CN27];2)+POWER([.CQ$6]-[.CO27];2))" office:value-type="float" office:value="136.668768599779" calcext:value-type="float">
            <text:p>136,668768599779</text:p>
          </table:table-cell>
          <table:table-cell table:formula="of:=SQRT(POWER([.CR$4]-[.$B27];2)+POWER([.CR$5]-[.$C27];2)+POWER([.CR$6]-[.$D27];2))" office:value-type="float" office:value="17.3252255973768" calcext:value-type="float">
            <text:p>17,3252255973768</text:p>
          </table:table-cell>
          <table:table-cell table:formula="of:=SQRT(POWER([.CS$4]-[.CO27];2)+POWER([.CS$5]-[.CP27];2)+POWER([.CS$6]-[.CQ27];2))" office:value-type="float" office:value="157.594775893343" calcext:value-type="float">
            <text:p>157,594775893343</text:p>
          </table:table-cell>
          <table:table-cell table:formula="of:=SQRT(POWER([.CT$4]-[.CP27];2)+POWER([.CT$5]-[.CQ27];2)+POWER([.CT$6]-[.CR27];2))" office:value-type="float" office:value="101.14584381605" calcext:value-type="float">
            <text:p>101,14584381605</text:p>
          </table:table-cell>
          <table:table-cell table:formula="of:=SQRT(POWER([.CU$4]-[.$B27];2)+POWER([.CU$5]-[.$C27];2)+POWER([.CU$6]-[.$D27];2))" office:value-type="float" office:value="12.9265161973364" calcext:value-type="float">
            <text:p>12,9265161973364</text:p>
          </table:table-cell>
          <table:table-cell table:formula="of:=SQRT(POWER([.CV$4]-[.CR27];2)+POWER([.CV$5]-[.CS27];2)+POWER([.CV$6]-[.CT27];2))" office:value-type="float" office:value="156.50558212014" calcext:value-type="float">
            <text:p>156,50558212014</text:p>
          </table:table-cell>
          <table:table-cell table:formula="of:=SQRT(POWER([.CW$4]-[.$B27];2)+POWER([.CW$5]-[.$C27];2)+POWER([.CW$6]-[.$D27];2))" office:value-type="float" office:value="13.7947480948367" calcext:value-type="float">
            <text:p>13,7947480948367</text:p>
          </table:table-cell>
          <table:table-cell table:formula="of:=SQRT(POWER([.CX$4]-[.CT27];2)+POWER([.CX$5]-[.CU27];2)+POWER([.CX$6]-[.CV27];2))" office:value-type="float" office:value="166.596674330797" calcext:value-type="float">
            <text:p>166,596674330797</text:p>
          </table:table-cell>
          <table:table-cell table:formula="of:=SQRT(POWER([.CY$4]-[.$B27];2)+POWER([.CY$5]-[.$C27];2)+POWER([.CY$6]-[.$D27];2))" office:value-type="float" office:value="12.5330925553113" calcext:value-type="float">
            <text:p>12,5330925553113</text:p>
          </table:table-cell>
          <table:table-cell table:formula="of:=SQRT(POWER([.CZ$4]-[.$B27];2)+POWER([.CZ$5]-[.$C27];2)+POWER([.CZ$6]-[.$D27];2))" office:value-type="float" office:value="11.367719912102" calcext:value-type="float">
            <text:p>11,367719912102</text:p>
          </table:table-cell>
          <table:table-cell table:formula="of:=SQRT(POWER([.DA$4]-[.$B27];2)+POWER([.DA$5]-[.$C27];2)+POWER([.DA$6]-[.$D27];2))" office:value-type="float" office:value="11.643220387848" calcext:value-type="float">
            <text:p>11,643220387848</text:p>
          </table:table-cell>
          <table:table-cell table:formula="of:=SQRT(POWER([.DB$4]-[.$B27];2)+POWER([.DB$5]-[.$C27];2)+POWER([.DB$6]-[.$D27];2))" office:value-type="float" office:value="10.0562010222549" calcext:value-type="float">
            <text:p>10,05620102225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.536" calcext:value-type="float">
            <text:p>45,536</text:p>
          </table:table-cell>
          <table:table-cell office:value-type="float" office:value="36.007" calcext:value-type="float">
            <text:p>36,007</text:p>
          </table:table-cell>
          <table:table-cell office:value-type="float" office:value="17.975" calcext:value-type="float">
            <text:p>17,975</text:p>
          </table:table-cell>
          <table:table-cell/>
          <table:table-cell table:formula="of:=SQRT(POWER([.F$4]-[.B28];2)+POWER([.F$5]-[.C28];2)+POWER([.F$6]-[.D28];2))" office:value-type="float" office:value="22.5068531341012" calcext:value-type="float">
            <text:p>22,5068531341012</text:p>
          </table:table-cell>
          <table:table-cell table:formula="of:=SQRT(POWER([.G$4]-[.$B28];2)+POWER([.G$5]-[.$C28];2)+POWER([.G$6]-[.$D28];2))" office:value-type="float" office:value="22.2901224312474" calcext:value-type="float">
            <text:p>22,2901224312474</text:p>
          </table:table-cell>
          <table:table-cell table:formula="of:=SQRT(POWER([.H$4]-[.D28];2)+POWER([.H$5]-[.E28];2)+POWER([.H$6]-[.F28];2))" office:value-type="float" office:value="50.6303392837138" calcext:value-type="float">
            <text:p>50,6303392837138</text:p>
          </table:table-cell>
          <table:table-cell table:formula="of:=SQRT(POWER([.I$4]-[.$B28];2)+POWER([.I$5]-[.$C28];2)+POWER([.I$6]-[.$D28];2))" office:value-type="float" office:value="21.6877169383963" calcext:value-type="float">
            <text:p>21,6877169383963</text:p>
          </table:table-cell>
          <table:table-cell table:formula="of:=SQRT(POWER([.J$4]-[.F28];2)+POWER([.J$5]-[.G28];2)+POWER([.J$6]-[.H28];2))" office:value-type="float" office:value="53.6410141451157" calcext:value-type="float">
            <text:p>53,6410141451157</text:p>
          </table:table-cell>
          <table:table-cell table:formula="of:=SQRT(POWER([.K$4]-[.$B28];2)+POWER([.K$5]-[.$C28];2)+POWER([.K$6]-[.$D28];2))" office:value-type="float" office:value="21.8316802147705" calcext:value-type="float">
            <text:p>21,8316802147705</text:p>
          </table:table-cell>
          <table:table-cell table:formula="of:=SQRT(POWER([.L$4]-[.H28];2)+POWER([.L$5]-[.I28];2)+POWER([.L$6]-[.J28];2))" office:value-type="float" office:value="56.998327950192" calcext:value-type="float">
            <text:p>56,998327950192</text:p>
          </table:table-cell>
          <table:table-cell table:formula="of:=SQRT(POWER([.M$4]-[.$B28];2)+POWER([.M$5]-[.$C28];2)+POWER([.M$6]-[.$D28];2))" office:value-type="float" office:value="21.7637423712008" calcext:value-type="float">
            <text:p>21,7637423712008</text:p>
          </table:table-cell>
          <table:table-cell table:formula="of:=SQRT(POWER([.N$4]-[.J28];2)+POWER([.N$5]-[.K28];2)+POWER([.N$6]-[.L28];2))" office:value-type="float" office:value="51.2024625596937" calcext:value-type="float">
            <text:p>51,2024625596937</text:p>
          </table:table-cell>
          <table:table-cell table:formula="of:=SQRT(POWER([.O$4]-[.$B28];2)+POWER([.O$5]-[.$C28];2)+POWER([.O$6]-[.$D28];2))" office:value-type="float" office:value="8.81658323842066" calcext:value-type="float">
            <text:p>8,81658323842066</text:p>
          </table:table-cell>
          <table:table-cell table:formula="of:=SQRT(POWER([.P$4]-[.L28];2)+POWER([.P$5]-[.M28];2)+POWER([.P$6]-[.N28];2))" office:value-type="float" office:value="45.0563731677424" calcext:value-type="float">
            <text:p>45,0563731677424</text:p>
          </table:table-cell>
          <table:table-cell table:formula="of:=SQRT(POWER([.Q$4]-[.$B28];2)+POWER([.Q$5]-[.$C28];2)+POWER([.Q$6]-[.$D28];2))" office:value-type="float" office:value="7.35525070952718" calcext:value-type="float">
            <text:p>7,35525070952718</text:p>
          </table:table-cell>
          <table:table-cell table:formula="of:=SQRT(POWER([.R$4]-[.N28];2)+POWER([.R$5]-[.O28];2)+POWER([.R$6]-[.P28];2))" office:value-type="float" office:value="47.4764221943744" calcext:value-type="float">
            <text:p>47,4764221943744</text:p>
          </table:table-cell>
          <table:table-cell table:formula="of:=SQRT(POWER([.S$4]-[.$B28];2)+POWER([.S$5]-[.$C28];2)+POWER([.S$6]-[.$D28];2))" office:value-type="float" office:value="7.60791029126922" calcext:value-type="float">
            <text:p>7,60791029126922</text:p>
          </table:table-cell>
          <table:table-cell table:formula="of:=SQRT(POWER([.T$4]-[.P28];2)+POWER([.T$5]-[.Q28];2)+POWER([.T$6]-[.R28];2))" office:value-type="float" office:value="51.1043610497732" calcext:value-type="float">
            <text:p>51,1043610497732</text:p>
          </table:table-cell>
          <table:table-cell table:formula="of:=SQRT(POWER([.U$4]-[.$B28];2)+POWER([.U$5]-[.$C28];2)+POWER([.U$6]-[.$D28];2))" office:value-type="float" office:value="3.82660227878467" calcext:value-type="float">
            <text:p>3,82660227878467</text:p>
          </table:table-cell>
          <table:table-cell table:formula="of:=SQRT(POWER([.V$4]-[.R28];2)+POWER([.V$5]-[.S28];2)+POWER([.V$6]-[.T28];2))" office:value-type="float" office:value="45.5541335510012" calcext:value-type="float">
            <text:p>45,5541335510012</text:p>
          </table:table-cell>
          <table:table-cell table:formula="of:=SQRT(POWER([.W$4]-[.$B28];2)+POWER([.W$5]-[.$C28];2)+POWER([.W$6]-[.$D28];2))" office:value-type="float" office:value="3.26491240311283" calcext:value-type="float">
            <text:p>3,26491240311283</text:p>
          </table:table-cell>
          <table:table-cell table:formula="of:=SQRT(POWER([.X$4]-[.T28];2)+POWER([.X$5]-[.U28];2)+POWER([.X$6]-[.V28];2))" office:value-type="float" office:value="43.6064988972481" calcext:value-type="float">
            <text:p>43,6064988972481</text:p>
          </table:table-cell>
          <table:table-cell table:formula="of:=SQRT(POWER([.Y$4]-[.$B28];2)+POWER([.Y$5]-[.$C28];2)+POWER([.Y$6]-[.$D28];2))" office:value-type="float" office:value="1.5246655370933" calcext:value-type="float">
            <text:p>1,5246655370933</text:p>
          </table:table-cell>
          <table:table-cell table:formula="of:=SQRT(POWER([.Z$4]-[.V28];2)+POWER([.Z$5]-[.W28];2)+POWER([.Z$6]-[.X28];2))" office:value-type="float" office:value="41.5814666016909" calcext:value-type="float">
            <text:p>41,5814666016909</text:p>
          </table:table-cell>
          <table:table-cell table:formula="of:=SQRT(POWER([.AA$4]-[.$B28];2)+POWER([.AA$5]-[.$C28];2)+POWER([.AA$6]-[.$D28];2))" office:value-type="float" office:value="2.60179841648042" calcext:value-type="float">
            <text:p>2,60179841648042</text:p>
          </table:table-cell>
          <table:table-cell table:formula="of:=SQRT(POWER([.AB$4]-[.X28];2)+POWER([.AB$5]-[.Y28];2)+POWER([.AB$6]-[.Z28];2))" office:value-type="float" office:value="37.6024931342921" calcext:value-type="float">
            <text:p>37,6024931342921</text:p>
          </table:table-cell>
          <table:table-cell table:formula="of:=SQRT(POWER([.AC$4]-[.$B28];2)+POWER([.AC$5]-[.$C28];2)+POWER([.AC$6]-[.$D28];2))" office:value-type="float" office:value="13.7756990022285" calcext:value-type="float">
            <text:p>13,7756990022285</text:p>
          </table:table-cell>
          <table:table-cell table:formula="of:=SQRT(POWER([.AD$4]-[.Z28];2)+POWER([.AD$5]-[.AA28];2)+POWER([.AD$6]-[.AB28];2))" office:value-type="float" office:value="32.257159571118" calcext:value-type="float">
            <text:p>32,257159571118</text:p>
          </table:table-cell>
          <table:table-cell table:formula="of:=SQRT(POWER([.AE$4]-[.$B28];2)+POWER([.AE$5]-[.$C28];2)+POWER([.AE$6]-[.$D28];2))" office:value-type="float" office:value="14.6562282323932" calcext:value-type="float">
            <text:p>14,6562282323932</text:p>
          </table:table-cell>
          <table:table-cell table:formula="of:=SQRT(POWER([.AF$4]-[.AB28];2)+POWER([.AF$5]-[.AC28];2)+POWER([.AF$6]-[.AD28];2))" office:value-type="float" office:value="25.2242294827665" calcext:value-type="float">
            <text:p>25,2242294827665</text:p>
          </table:table-cell>
          <table:table-cell table:formula="of:=SQRT(POWER([.AG$4]-[.$B28];2)+POWER([.AG$5]-[.$C28];2)+POWER([.AG$6]-[.$D28];2))" office:value-type="float" office:value="16.379040417558" calcext:value-type="float">
            <text:p>16,379040417558</text:p>
          </table:table-cell>
          <table:table-cell table:formula="of:=SQRT(POWER([.AH$4]-[.AD28];2)+POWER([.AH$5]-[.AE28];2)+POWER([.AH$6]-[.AF28];2))" office:value-type="float" office:value="22.8043388989261" calcext:value-type="float">
            <text:p>22,8043388989261</text:p>
          </table:table-cell>
          <table:table-cell table:formula="of:=SQRT(POWER([.AI$4]-[.$B28];2)+POWER([.AI$5]-[.$C28];2)+POWER([.AI$6]-[.$D28];2))" office:value-type="float" office:value="13.8452355704047" calcext:value-type="float">
            <text:p>13,8452355704047</text:p>
          </table:table-cell>
          <table:table-cell table:formula="of:=SQRT(POWER([.AJ$4]-[.AF28];2)+POWER([.AJ$5]-[.AG28];2)+POWER([.AJ$6]-[.AH28];2))" office:value-type="float" office:value="27.9000370328829" calcext:value-type="float">
            <text:p>27,9000370328829</text:p>
          </table:table-cell>
          <table:table-cell table:formula="of:=SQRT(POWER([.AK$4]-[.$B28];2)+POWER([.AK$5]-[.$C28];2)+POWER([.AK$6]-[.$D28];2))" office:value-type="float" office:value="13.3462757726641" calcext:value-type="float">
            <text:p>13,3462757726641</text:p>
          </table:table-cell>
          <table:table-cell table:formula="of:=SQRT(POWER([.AL$4]-[.AH28];2)+POWER([.AL$5]-[.AI28];2)+POWER([.AL$6]-[.AJ28];2))" office:value-type="float" office:value="32.1858126903387" calcext:value-type="float">
            <text:p>32,1858126903387</text:p>
          </table:table-cell>
          <table:table-cell table:formula="of:=SQRT(POWER([.AM$4]-[.$B28];2)+POWER([.AM$5]-[.$C28];2)+POWER([.AM$6]-[.$D28];2))" office:value-type="float" office:value="14.684172908271" calcext:value-type="float">
            <text:p>14,684172908271</text:p>
          </table:table-cell>
          <table:table-cell table:formula="of:=SQRT(POWER([.AN$4]-[.AJ28];2)+POWER([.AN$5]-[.AK28];2)+POWER([.AN$6]-[.AL28];2))" office:value-type="float" office:value="32.8132921288306" calcext:value-type="float">
            <text:p>32,8132921288306</text:p>
          </table:table-cell>
          <table:table-cell table:formula="of:=SQRT(POWER([.AO$4]-[.$B28];2)+POWER([.AO$5]-[.$C28];2)+POWER([.AO$6]-[.$D28];2))" office:value-type="float" office:value="16.7198005370878" calcext:value-type="float">
            <text:p>16,7198005370878</text:p>
          </table:table-cell>
          <table:table-cell table:formula="of:=SQRT(POWER([.AP$4]-[.AL28];2)+POWER([.AP$5]-[.AM28];2)+POWER([.AP$6]-[.AN28];2))" office:value-type="float" office:value="31.1238395642611" calcext:value-type="float">
            <text:p>31,1238395642611</text:p>
          </table:table-cell>
          <table:table-cell table:formula="of:=SQRT(POWER([.AQ$4]-[.$B28];2)+POWER([.AQ$5]-[.$C28];2)+POWER([.AQ$6]-[.$D28];2))" office:value-type="float" office:value="6.43105108049998" calcext:value-type="float">
            <text:p>6,43105108049998</text:p>
          </table:table-cell>
          <table:table-cell table:formula="of:=SQRT(POWER([.AR$4]-[.AN28];2)+POWER([.AR$5]-[.AO28];2)+POWER([.AR$6]-[.AP28];2))" office:value-type="float" office:value="32.0006539284905" calcext:value-type="float">
            <text:p>32,0006539284905</text:p>
          </table:table-cell>
          <table:table-cell table:formula="of:=SQRT(POWER([.AS$4]-[.$B28];2)+POWER([.AS$5]-[.$C28];2)+POWER([.AS$6]-[.$D28];2))" office:value-type="float" office:value="8.51293404179781" calcext:value-type="float">
            <text:p>8,51293404179781</text:p>
          </table:table-cell>
          <table:table-cell table:formula="of:=SQRT(POWER([.AT$4]-[.AP28];2)+POWER([.AT$5]-[.AQ28];2)+POWER([.AT$6]-[.AR28];2))" office:value-type="float" office:value="41.2319370490714" calcext:value-type="float">
            <text:p>41,2319370490714</text:p>
          </table:table-cell>
          <table:table-cell table:formula="of:=SQRT(POWER([.AU$4]-[.$B28];2)+POWER([.AU$5]-[.$C28];2)+POWER([.AU$6]-[.$D28];2))" office:value-type="float" office:value="8.01412758820322" calcext:value-type="float">
            <text:p>8,01412758820322</text:p>
          </table:table-cell>
          <table:table-cell table:formula="of:=SQRT(POWER([.AV$4]-[.AR28];2)+POWER([.AV$5]-[.AS28];2)+POWER([.AV$6]-[.AT28];2))" office:value-type="float" office:value="42.5234784806525" calcext:value-type="float">
            <text:p>42,5234784806525</text:p>
          </table:table-cell>
          <table:table-cell table:formula="of:=SQRT(POWER([.AW$4]-[.$B28];2)+POWER([.AW$5]-[.$C28];2)+POWER([.AW$6]-[.$D28];2))" office:value-type="float" office:value="7.90609113279123" calcext:value-type="float">
            <text:p>7,90609113279123</text:p>
          </table:table-cell>
          <table:table-cell table:formula="of:=SQRT(POWER([.AX$4]-[.AT28];2)+POWER([.AX$5]-[.AU28];2)+POWER([.AX$6]-[.AV28];2))" office:value-type="float" office:value="41.1003640112604" calcext:value-type="float">
            <text:p>41,1003640112604</text:p>
          </table:table-cell>
          <table:table-cell table:formula="of:=SQRT(POWER([.AY$4]-[.$B28];2)+POWER([.AY$5]-[.$C28];2)+POWER([.AY$6]-[.$D28];2))" office:value-type="float" office:value="15.7730234894899" calcext:value-type="float">
            <text:p>15,7730234894899</text:p>
          </table:table-cell>
          <table:table-cell table:formula="of:=SQRT(POWER([.AZ$4]-[.AV28];2)+POWER([.AZ$5]-[.AW28];2)+POWER([.AZ$6]-[.AX28];2))" office:value-type="float" office:value="48.6348693189626" calcext:value-type="float">
            <text:p>48,6348693189626</text:p>
          </table:table-cell>
          <table:table-cell table:formula="of:=SQRT(POWER([.BA$4]-[.$B28];2)+POWER([.BA$5]-[.$C28];2)+POWER([.BA$6]-[.$D28];2))" office:value-type="float" office:value="17.6464943827379" calcext:value-type="float">
            <text:p>17,6464943827379</text:p>
          </table:table-cell>
          <table:table-cell table:formula="of:=SQRT(POWER([.BB$4]-[.AX28];2)+POWER([.BB$5]-[.AY28];2)+POWER([.BB$6]-[.AZ28];2))" office:value-type="float" office:value="51.1207592702454" calcext:value-type="float">
            <text:p>51,1207592702454</text:p>
          </table:table-cell>
          <table:table-cell table:formula="of:=SQRT(POWER([.BC$4]-[.$B28];2)+POWER([.BC$5]-[.$C28];2)+POWER([.BC$6]-[.$D28];2))" office:value-type="float" office:value="15.6045630826371" calcext:value-type="float">
            <text:p>15,6045630826371</text:p>
          </table:table-cell>
          <table:table-cell table:formula="of:=SQRT(POWER([.BD$4]-[.AZ28];2)+POWER([.BD$5]-[.BA28];2)+POWER([.BD$6]-[.BB28];2))" office:value-type="float" office:value="50.547095529054" calcext:value-type="float">
            <text:p>50,547095529054</text:p>
          </table:table-cell>
          <table:table-cell table:formula="of:=SQRT(POWER([.BE$4]-[.$B28];2)+POWER([.BE$5]-[.$C28];2)+POWER([.BE$6]-[.$D28];2))" office:value-type="float" office:value="15.7824907413247" calcext:value-type="float">
            <text:p>15,7824907413247</text:p>
          </table:table-cell>
          <table:table-cell table:formula="of:=SQRT(POWER([.BF$4]-[.BB28];2)+POWER([.BF$5]-[.BC28];2)+POWER([.BF$6]-[.BD28];2))" office:value-type="float" office:value="52.5866241053389" calcext:value-type="float">
            <text:p>52,5866241053389</text:p>
          </table:table-cell>
          <table:table-cell table:formula="of:=SQRT(POWER([.BG$4]-[.$B28];2)+POWER([.BG$5]-[.$C28];2)+POWER([.BG$6]-[.$D28];2))" office:value-type="float" office:value="16.416046418063" calcext:value-type="float">
            <text:p>16,416046418063</text:p>
          </table:table-cell>
          <table:table-cell table:formula="of:=SQRT(POWER([.BH$4]-[.BD28];2)+POWER([.BH$5]-[.BE28];2)+POWER([.BH$6]-[.BF28];2))" office:value-type="float" office:value="53.6398728163781" calcext:value-type="float">
            <text:p>53,6398728163781</text:p>
          </table:table-cell>
          <table:table-cell table:formula="of:=SQRT(POWER([.BI$4]-[.$B28];2)+POWER([.BI$5]-[.$C28];2)+POWER([.BI$6]-[.$D28];2))" office:value-type="float" office:value="17.3349112486912" calcext:value-type="float">
            <text:p>17,3349112486912</text:p>
          </table:table-cell>
          <table:table-cell table:formula="of:=SQRT(POWER([.BJ$4]-[.BF28];2)+POWER([.BJ$5]-[.BG28];2)+POWER([.BJ$6]-[.BH28];2))" office:value-type="float" office:value="53.9678333403994" calcext:value-type="float">
            <text:p>53,9678333403994</text:p>
          </table:table-cell>
          <table:table-cell table:formula="of:=SQRT(POWER([.BK$4]-[.$B28];2)+POWER([.BK$5]-[.$C28];2)+POWER([.BK$6]-[.$D28];2))" office:value-type="float" office:value="18.2082896231359" calcext:value-type="float">
            <text:p>18,2082896231359</text:p>
          </table:table-cell>
          <table:table-cell table:formula="of:=SQRT(POWER([.BL$4]-[.BH28];2)+POWER([.BL$5]-[.BI28];2)+POWER([.BL$6]-[.BJ28];2))" office:value-type="float" office:value="54.1908856328936" calcext:value-type="float">
            <text:p>54,1908856328936</text:p>
          </table:table-cell>
          <table:table-cell table:formula="of:=SQRT(POWER([.BM$4]-[.$B28];2)+POWER([.BM$5]-[.$C28];2)+POWER([.BM$6]-[.$D28];2))" office:value-type="float" office:value="16.0580712727276" calcext:value-type="float">
            <text:p>16,0580712727276</text:p>
          </table:table-cell>
          <table:table-cell table:formula="of:=SQRT(POWER([.BN$4]-[.BJ28];2)+POWER([.BN$5]-[.BK28];2)+POWER([.BN$6]-[.BL28];2))" office:value-type="float" office:value="54.7571641846929" calcext:value-type="float">
            <text:p>54,7571641846929</text:p>
          </table:table-cell>
          <table:table-cell table:formula="of:=SQRT(POWER([.BO$4]-[.$B28];2)+POWER([.BO$5]-[.$C28];2)+POWER([.BO$6]-[.$D28];2))" office:value-type="float" office:value="17.4969768245832" calcext:value-type="float">
            <text:p>17,4969768245832</text:p>
          </table:table-cell>
          <table:table-cell table:formula="of:=SQRT(POWER([.BP$4]-[.BL28];2)+POWER([.BP$5]-[.BM28];2)+POWER([.BP$6]-[.BN28];2))" office:value-type="float" office:value="55.6536076648179" calcext:value-type="float">
            <text:p>55,6536076648179</text:p>
          </table:table-cell>
          <table:table-cell table:formula="of:=SQRT(POWER([.BQ$4]-[.$B28];2)+POWER([.BQ$5]-[.$C28];2)+POWER([.BQ$6]-[.$D28];2))" office:value-type="float" office:value="19.6954558718502" calcext:value-type="float">
            <text:p>19,6954558718502</text:p>
          </table:table-cell>
          <table:table-cell table:formula="of:=SQRT(POWER([.BR$4]-[.BN28];2)+POWER([.BR$5]-[.BO28];2)+POWER([.BR$6]-[.BP28];2))" office:value-type="float" office:value="54.8967385141973" calcext:value-type="float">
            <text:p>54,8967385141973</text:p>
          </table:table-cell>
          <table:table-cell table:formula="of:=SQRT(POWER([.BS$4]-[.$B28];2)+POWER([.BS$5]-[.$C28];2)+POWER([.BS$6]-[.$D28];2))" office:value-type="float" office:value="20.5062197637692" calcext:value-type="float">
            <text:p>20,5062197637692</text:p>
          </table:table-cell>
          <table:table-cell table:formula="of:=SQRT(POWER([.BT$4]-[.BP28];2)+POWER([.BT$5]-[.BQ28];2)+POWER([.BT$6]-[.BR28];2))" office:value-type="float" office:value="54.00429797852" calcext:value-type="float">
            <text:p>54,00429797852</text:p>
          </table:table-cell>
          <table:table-cell table:formula="of:=SQRT(POWER([.BU$4]-[.$B28];2)+POWER([.BU$5]-[.$C28];2)+POWER([.BU$6]-[.$D28];2))" office:value-type="float" office:value="19.9277613895791" calcext:value-type="float">
            <text:p>19,9277613895791</text:p>
          </table:table-cell>
          <table:table-cell table:formula="of:=SQRT(POWER([.BV$4]-[.BR28];2)+POWER([.BV$5]-[.BS28];2)+POWER([.BV$6]-[.BT28];2))" office:value-type="float" office:value="53.831457270253" calcext:value-type="float">
            <text:p>53,831457270253</text:p>
          </table:table-cell>
          <table:table-cell table:formula="of:=SQRT(POWER([.BW$4]-[.$B28];2)+POWER([.BW$5]-[.$C28];2)+POWER([.BW$6]-[.$D28];2))" office:value-type="float" office:value="14.8699171483906" calcext:value-type="float">
            <text:p>14,8699171483906</text:p>
          </table:table-cell>
          <table:table-cell table:formula="of:=SQRT(POWER([.BX$4]-[.BT28];2)+POWER([.BX$5]-[.BU28];2)+POWER([.BX$6]-[.BV28];2))" office:value-type="float" office:value="51.6290236765691" calcext:value-type="float">
            <text:p>51,6290236765691</text:p>
          </table:table-cell>
          <table:table-cell table:formula="of:=SQRT(POWER([.BY$4]-[.$B28];2)+POWER([.BY$5]-[.$C28];2)+POWER([.BY$6]-[.$D28];2))" office:value-type="float" office:value="14.045130330474" calcext:value-type="float">
            <text:p>14,045130330474</text:p>
          </table:table-cell>
          <table:table-cell table:formula="of:=SQRT(POWER([.BZ$4]-[.BV28];2)+POWER([.BZ$5]-[.BW28];2)+POWER([.BZ$6]-[.BX28];2))" office:value-type="float" office:value="51.418716540749" calcext:value-type="float">
            <text:p>51,418716540749</text:p>
          </table:table-cell>
          <table:table-cell table:formula="of:=SQRT(POWER([.CA$4]-[.$B28];2)+POWER([.CA$5]-[.$C28];2)+POWER([.CA$6]-[.$D28];2))" office:value-type="float" office:value="12.4365814434675" calcext:value-type="float">
            <text:p>12,4365814434675</text:p>
          </table:table-cell>
          <table:table-cell table:formula="of:=SQRT(POWER([.CB$4]-[.BX28];2)+POWER([.CB$5]-[.BY28];2)+POWER([.CB$6]-[.BZ28];2))" office:value-type="float" office:value="49.680239449477" calcext:value-type="float">
            <text:p>49,680239449477</text:p>
          </table:table-cell>
          <table:table-cell table:formula="of:=SQRT(POWER([.CC$4]-[.$B28];2)+POWER([.CC$5]-[.$C28];2)+POWER([.CC$6]-[.$D28];2))" office:value-type="float" office:value="12.8122080064289" calcext:value-type="float">
            <text:p>12,8122080064289</text:p>
          </table:table-cell>
          <table:table-cell table:formula="of:=SQRT(POWER([.CD$4]-[.BZ28];2)+POWER([.CD$5]-[.CA28];2)+POWER([.CD$6]-[.CB28];2))" office:value-type="float" office:value="49.605928422853" calcext:value-type="float">
            <text:p>49,605928422853</text:p>
          </table:table-cell>
          <table:table-cell table:formula="of:=SQRT(POWER([.CE$4]-[.$B28];2)+POWER([.CE$5]-[.$C28];2)+POWER([.CE$6]-[.$D28];2))" office:value-type="float" office:value="13.1551700863197" calcext:value-type="float">
            <text:p>13,1551700863197</text:p>
          </table:table-cell>
          <table:table-cell table:formula="of:=SQRT(POWER([.CF$4]-[.CB28];2)+POWER([.CF$5]-[.CC28];2)+POWER([.CF$6]-[.CD28];2))" office:value-type="float" office:value="48.8639700616884" calcext:value-type="float">
            <text:p>48,8639700616884</text:p>
          </table:table-cell>
          <table:table-cell table:formula="of:=SQRT(POWER([.CG$4]-[.$B28];2)+POWER([.CG$5]-[.$C28];2)+POWER([.CG$6]-[.$D28];2))" office:value-type="float" office:value="12.922363367434" calcext:value-type="float">
            <text:p>12,922363367434</text:p>
          </table:table-cell>
          <table:table-cell table:formula="of:=SQRT(POWER([.CH$4]-[.CD28];2)+POWER([.CH$5]-[.CE28];2)+POWER([.CH$6]-[.CF28];2))" office:value-type="float" office:value="47.6117296820297" calcext:value-type="float">
            <text:p>47,6117296820297</text:p>
          </table:table-cell>
          <table:table-cell table:formula="of:=SQRT(POWER([.CI$4]-[.$B28];2)+POWER([.CI$5]-[.$C28];2)+POWER([.CI$6]-[.$D28];2))" office:value-type="float" office:value="14.5164451226876" calcext:value-type="float">
            <text:p>14,5164451226876</text:p>
          </table:table-cell>
          <table:table-cell table:formula="of:=SQRT(POWER([.CJ$4]-[.CF28];2)+POWER([.CJ$5]-[.CG28];2)+POWER([.CJ$6]-[.CH28];2))" office:value-type="float" office:value="49.3461072069912" calcext:value-type="float">
            <text:p>49,3461072069912</text:p>
          </table:table-cell>
          <table:table-cell table:formula="of:=SQRT(POWER([.CK$4]-[.CG28];2)+POWER([.CK$5]-[.CH28];2)+POWER([.CK$6]-[.CI28];2))" office:value-type="float" office:value="28.0317047411033" calcext:value-type="float">
            <text:p>28,0317047411033</text:p>
          </table:table-cell>
          <table:table-cell table:formula="of:=SQRT(POWER([.CL$4]-[.$B28];2)+POWER([.CL$5]-[.$C28];2)+POWER([.CL$6]-[.$D28];2))" office:value-type="float" office:value="13.4123217229531" calcext:value-type="float">
            <text:p>13,4123217229531</text:p>
          </table:table-cell>
          <table:table-cell table:formula="of:=SQRT(POWER([.CM$4]-[.CI28];2)+POWER([.CM$5]-[.CJ28];2)+POWER([.CM$6]-[.CK28];2))" office:value-type="float" office:value="33.1738051128258" calcext:value-type="float">
            <text:p>33,1738051128258</text:p>
          </table:table-cell>
          <table:table-cell table:formula="of:=SQRT(POWER([.CN$4]-[.$B28];2)+POWER([.CN$5]-[.$C28];2)+POWER([.CN$6]-[.$D28];2))" office:value-type="float" office:value="17.3385231781718" calcext:value-type="float">
            <text:p>17,3385231781718</text:p>
          </table:table-cell>
          <table:table-cell table:formula="of:=SQRT(POWER([.CO$4]-[.CK28];2)+POWER([.CO$5]-[.CL28];2)+POWER([.CO$6]-[.CM28];2))" office:value-type="float" office:value="36.8423957112397" calcext:value-type="float">
            <text:p>36,8423957112397</text:p>
          </table:table-cell>
          <table:table-cell table:formula="of:=SQRT(POWER([.CP$4]-[.$B28];2)+POWER([.CP$5]-[.$C28];2)+POWER([.CP$6]-[.$D28];2))" office:value-type="float" office:value="17.770196003421" calcext:value-type="float">
            <text:p>17,770196003421</text:p>
          </table:table-cell>
          <table:table-cell table:formula="of:=SQRT(POWER([.CQ$4]-[.CM28];2)+POWER([.CQ$5]-[.CN28];2)+POWER([.CQ$6]-[.CO28];2))" office:value-type="float" office:value="37.2023707699451" calcext:value-type="float">
            <text:p>37,2023707699451</text:p>
          </table:table-cell>
          <table:table-cell table:formula="of:=SQRT(POWER([.CR$4]-[.$B28];2)+POWER([.CR$5]-[.$C28];2)+POWER([.CR$6]-[.$D28];2))" office:value-type="float" office:value="18.7906969801548" calcext:value-type="float">
            <text:p>18,7906969801548</text:p>
          </table:table-cell>
          <table:table-cell table:formula="of:=SQRT(POWER([.CS$4]-[.CO28];2)+POWER([.CS$5]-[.CP28];2)+POWER([.CS$6]-[.CQ28];2))" office:value-type="float" office:value="38.0725247596491" calcext:value-type="float">
            <text:p>38,0725247596491</text:p>
          </table:table-cell>
          <table:table-cell table:formula="of:=SQRT(POWER([.CT$4]-[.CP28];2)+POWER([.CT$5]-[.CQ28];2)+POWER([.CT$6]-[.CR28];2))" office:value-type="float" office:value="18.3505502952552" calcext:value-type="float">
            <text:p>18,3505502952552</text:p>
          </table:table-cell>
          <table:table-cell table:formula="of:=SQRT(POWER([.CU$4]-[.$B28];2)+POWER([.CU$5]-[.$C28];2)+POWER([.CU$6]-[.$D28];2))" office:value-type="float" office:value="14.1813280760301" calcext:value-type="float">
            <text:p>14,1813280760301</text:p>
          </table:table-cell>
          <table:table-cell table:formula="of:=SQRT(POWER([.CV$4]-[.CR28];2)+POWER([.CV$5]-[.CS28];2)+POWER([.CV$6]-[.CT28];2))" office:value-type="float" office:value="24.2969461346523" calcext:value-type="float">
            <text:p>24,2969461346523</text:p>
          </table:table-cell>
          <table:table-cell table:formula="of:=SQRT(POWER([.CW$4]-[.$B28];2)+POWER([.CW$5]-[.$C28];2)+POWER([.CW$6]-[.$D28];2))" office:value-type="float" office:value="14.9195164130745" calcext:value-type="float">
            <text:p>14,9195164130745</text:p>
          </table:table-cell>
          <table:table-cell table:formula="of:=SQRT(POWER([.CX$4]-[.CT28];2)+POWER([.CX$5]-[.CU28];2)+POWER([.CX$6]-[.CV28];2))" office:value-type="float" office:value="36.7516833712857" calcext:value-type="float">
            <text:p>36,7516833712857</text:p>
          </table:table-cell>
          <table:table-cell table:formula="of:=SQRT(POWER([.CY$4]-[.$B28];2)+POWER([.CY$5]-[.$C28];2)+POWER([.CY$6]-[.$D28];2))" office:value-type="float" office:value="13.6136576275445" calcext:value-type="float">
            <text:p>13,6136576275445</text:p>
          </table:table-cell>
          <table:table-cell table:formula="of:=SQRT(POWER([.CZ$4]-[.$B28];2)+POWER([.CZ$5]-[.$C28];2)+POWER([.CZ$6]-[.$D28];2))" office:value-type="float" office:value="12.4499454215671" calcext:value-type="float">
            <text:p>12,4499454215671</text:p>
          </table:table-cell>
          <table:table-cell table:formula="of:=SQRT(POWER([.DA$4]-[.$B28];2)+POWER([.DA$5]-[.$C28];2)+POWER([.DA$6]-[.$D28];2))" office:value-type="float" office:value="12.6067193987968" calcext:value-type="float">
            <text:p>12,6067193987968</text:p>
          </table:table-cell>
          <table:table-cell table:formula="of:=SQRT(POWER([.DB$4]-[.$B28];2)+POWER([.DB$5]-[.$C28];2)+POWER([.DB$6]-[.$D28];2))" office:value-type="float" office:value="11.1279760064443" calcext:value-type="float">
            <text:p>11,12797600644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.303" calcext:value-type="float">
            <text:p>43,303</text:p>
          </table:table-cell>
          <table:table-cell office:value-type="float" office:value="37.342" calcext:value-type="float">
            <text:p>37,342</text:p>
          </table:table-cell>
          <table:table-cell office:value-type="float" office:value="18.004" calcext:value-type="float">
            <text:p>18,004</text:p>
          </table:table-cell>
          <table:table-cell/>
          <table:table-cell table:formula="of:=SQRT(POWER([.F$4]-[.B29];2)+POWER([.F$5]-[.C29];2)+POWER([.F$6]-[.D29];2))" office:value-type="float" office:value="21.2703782053822" calcext:value-type="float">
            <text:p>21,2703782053822</text:p>
          </table:table-cell>
          <table:table-cell table:formula="of:=SQRT(POWER([.G$4]-[.$B29];2)+POWER([.G$5]-[.$C29];2)+POWER([.G$6]-[.$D29];2))" office:value-type="float" office:value="20.9055697123996" calcext:value-type="float">
            <text:p>20,9055697123996</text:p>
          </table:table-cell>
          <table:table-cell table:formula="of:=SQRT(POWER([.H$4]-[.D29];2)+POWER([.H$5]-[.E29];2)+POWER([.H$6]-[.F29];2))" office:value-type="float" office:value="50.0885213223181" calcext:value-type="float">
            <text:p>50,0885213223181</text:p>
          </table:table-cell>
          <table:table-cell table:formula="of:=SQRT(POWER([.I$4]-[.$B29];2)+POWER([.I$5]-[.$C29];2)+POWER([.I$6]-[.$D29];2))" office:value-type="float" office:value="20.3218601756827" calcext:value-type="float">
            <text:p>20,3218601756827</text:p>
          </table:table-cell>
          <table:table-cell table:formula="of:=SQRT(POWER([.J$4]-[.F29];2)+POWER([.J$5]-[.G29];2)+POWER([.J$6]-[.H29];2))" office:value-type="float" office:value="53.8871795095378" calcext:value-type="float">
            <text:p>53,8871795095378</text:p>
          </table:table-cell>
          <table:table-cell table:formula="of:=SQRT(POWER([.K$4]-[.$B29];2)+POWER([.K$5]-[.$C29];2)+POWER([.K$6]-[.$D29];2))" office:value-type="float" office:value="20.3116307075528" calcext:value-type="float">
            <text:p>20,3116307075528</text:p>
          </table:table-cell>
          <table:table-cell table:formula="of:=SQRT(POWER([.L$4]-[.H29];2)+POWER([.L$5]-[.I29];2)+POWER([.L$6]-[.J29];2))" office:value-type="float" office:value="57.5322539161195" calcext:value-type="float">
            <text:p>57,5322539161195</text:p>
          </table:table-cell>
          <table:table-cell table:formula="of:=SQRT(POWER([.M$4]-[.$B29];2)+POWER([.M$5]-[.$C29];2)+POWER([.M$6]-[.$D29];2))" office:value-type="float" office:value="20.3075219807834" calcext:value-type="float">
            <text:p>20,3075219807834</text:p>
          </table:table-cell>
          <table:table-cell table:formula="of:=SQRT(POWER([.N$4]-[.J29];2)+POWER([.N$5]-[.K29];2)+POWER([.N$6]-[.L29];2))" office:value-type="float" office:value="52.3727722634147" calcext:value-type="float">
            <text:p>52,3727722634147</text:p>
          </table:table-cell>
          <table:table-cell table:formula="of:=SQRT(POWER([.O$4]-[.$B29];2)+POWER([.O$5]-[.$C29];2)+POWER([.O$6]-[.$D29];2))" office:value-type="float" office:value="7.61362482658556" calcext:value-type="float">
            <text:p>7,61362482658556</text:p>
          </table:table-cell>
          <table:table-cell table:formula="of:=SQRT(POWER([.P$4]-[.L29];2)+POWER([.P$5]-[.M29];2)+POWER([.P$6]-[.N29];2))" office:value-type="float" office:value="46.846861844874" calcext:value-type="float">
            <text:p>46,846861844874</text:p>
          </table:table-cell>
          <table:table-cell table:formula="of:=SQRT(POWER([.Q$4]-[.$B29];2)+POWER([.Q$5]-[.$C29];2)+POWER([.Q$6]-[.$D29];2))" office:value-type="float" office:value="5.69370933574941" calcext:value-type="float">
            <text:p>5,69370933574941</text:p>
          </table:table-cell>
          <table:table-cell table:formula="of:=SQRT(POWER([.R$4]-[.N29];2)+POWER([.R$5]-[.O29];2)+POWER([.R$6]-[.P29];2))" office:value-type="float" office:value="49.7372407925824" calcext:value-type="float">
            <text:p>49,7372407925824</text:p>
          </table:table-cell>
          <table:table-cell table:formula="of:=SQRT(POWER([.S$4]-[.$B29];2)+POWER([.S$5]-[.$C29];2)+POWER([.S$6]-[.$D29];2))" office:value-type="float" office:value="7.0705337846587" calcext:value-type="float">
            <text:p>7,0705337846587</text:p>
          </table:table-cell>
          <table:table-cell table:formula="of:=SQRT(POWER([.T$4]-[.P29];2)+POWER([.T$5]-[.Q29];2)+POWER([.T$6]-[.R29];2))" office:value-type="float" office:value="53.9042291352219" calcext:value-type="float">
            <text:p>53,9042291352219</text:p>
          </table:table-cell>
          <table:table-cell table:formula="of:=SQRT(POWER([.U$4]-[.$B29];2)+POWER([.U$5]-[.$C29];2)+POWER([.U$6]-[.$D29];2))" office:value-type="float" office:value="2.82735105708506" calcext:value-type="float">
            <text:p>2,82735105708506</text:p>
          </table:table-cell>
          <table:table-cell table:formula="of:=SQRT(POWER([.V$4]-[.R29];2)+POWER([.V$5]-[.S29];2)+POWER([.V$6]-[.T29];2))" office:value-type="float" office:value="48.2927722251416" calcext:value-type="float">
            <text:p>48,2927722251416</text:p>
          </table:table-cell>
          <table:table-cell table:formula="of:=SQRT(POWER([.W$4]-[.$B29];2)+POWER([.W$5]-[.$C29];2)+POWER([.W$6]-[.$D29];2))" office:value-type="float" office:value="3.45082743700696" calcext:value-type="float">
            <text:p>3,45082743700696</text:p>
          </table:table-cell>
          <table:table-cell table:formula="of:=SQRT(POWER([.X$4]-[.T29];2)+POWER([.X$5]-[.U29];2)+POWER([.X$6]-[.V29];2))" office:value-type="float" office:value="46.8064560410165" calcext:value-type="float">
            <text:p>46,8064560410165</text:p>
          </table:table-cell>
          <table:table-cell table:formula="of:=SQRT(POWER([.Y$4]-[.$B29];2)+POWER([.Y$5]-[.$C29];2)+POWER([.Y$6]-[.$D29];2))" office:value-type="float" office:value="1.52274160644543" calcext:value-type="float">
            <text:p>1,52274160644543</text:p>
          </table:table-cell>
          <table:table-cell table:formula="of:=SQRT(POWER([.Z$4]-[.V29];2)+POWER([.Z$5]-[.W29];2)+POWER([.Z$6]-[.X29];2))" office:value-type="float" office:value="43.5747291729709" calcext:value-type="float">
            <text:p>43,5747291729709</text:p>
          </table:table-cell>
          <table:table-cell table:formula="of:=SQRT(POWER([.AA$4]-[.$B29];2)+POWER([.AA$5]-[.$C29];2)+POWER([.AA$6]-[.$D29];2))" office:value-type="float" office:value="0" calcext:value-type="float">
            <text:p>0</text:p>
          </table:table-cell>
          <table:table-cell table:formula="of:=SQRT(POWER([.AB$4]-[.X29];2)+POWER([.AB$5]-[.Y29];2)+POWER([.AB$6]-[.Z29];2))" office:value-type="float" office:value="38.9567475997122" calcext:value-type="float">
            <text:p>38,9567475997122</text:p>
          </table:table-cell>
          <table:table-cell table:formula="of:=SQRT(POWER([.AC$4]-[.$B29];2)+POWER([.AC$5]-[.$C29];2)+POWER([.AC$6]-[.$D29];2))" office:value-type="float" office:value="15.4989349311493" calcext:value-type="float">
            <text:p>15,4989349311493</text:p>
          </table:table-cell>
          <table:table-cell table:formula="of:=SQRT(POWER([.AD$4]-[.Z29];2)+POWER([.AD$5]-[.AA29];2)+POWER([.AD$6]-[.AB29];2))" office:value-type="float" office:value="34.5742693132656" calcext:value-type="float">
            <text:p>34,5742693132656</text:p>
          </table:table-cell>
          <table:table-cell table:formula="of:=SQRT(POWER([.AE$4]-[.$B29];2)+POWER([.AE$5]-[.$C29];2)+POWER([.AE$6]-[.$D29];2))" office:value-type="float" office:value="16.4971276590805" calcext:value-type="float">
            <text:p>16,4971276590805</text:p>
          </table:table-cell>
          <table:table-cell table:formula="of:=SQRT(POWER([.AF$4]-[.AB29];2)+POWER([.AF$5]-[.AC29];2)+POWER([.AF$6]-[.AD29];2))" office:value-type="float" office:value="26.1589593538252" calcext:value-type="float">
            <text:p>26,1589593538252</text:p>
          </table:table-cell>
          <table:table-cell table:formula="of:=SQRT(POWER([.AG$4]-[.$B29];2)+POWER([.AG$5]-[.$C29];2)+POWER([.AG$6]-[.$D29];2))" office:value-type="float" office:value="18.1063731873614" calcext:value-type="float">
            <text:p>18,1063731873614</text:p>
          </table:table-cell>
          <table:table-cell table:formula="of:=SQRT(POWER([.AH$4]-[.AD29];2)+POWER([.AH$5]-[.AE29];2)+POWER([.AH$6]-[.AF29];2))" office:value-type="float" office:value="21.3981807319053" calcext:value-type="float">
            <text:p>21,3981807319053</text:p>
          </table:table-cell>
          <table:table-cell table:formula="of:=SQRT(POWER([.AI$4]-[.$B29];2)+POWER([.AI$5]-[.$C29];2)+POWER([.AI$6]-[.$D29];2))" office:value-type="float" office:value="15.8637719033022" calcext:value-type="float">
            <text:p>15,8637719033022</text:p>
          </table:table-cell>
          <table:table-cell table:formula="of:=SQRT(POWER([.AJ$4]-[.AF29];2)+POWER([.AJ$5]-[.AG29];2)+POWER([.AJ$6]-[.AH29];2))" office:value-type="float" office:value="26.2573069395524" calcext:value-type="float">
            <text:p>26,2573069395524</text:p>
          </table:table-cell>
          <table:table-cell table:formula="of:=SQRT(POWER([.AK$4]-[.$B29];2)+POWER([.AK$5]-[.$C29];2)+POWER([.AK$6]-[.$D29];2))" office:value-type="float" office:value="15.5195985128482" calcext:value-type="float">
            <text:p>15,5195985128482</text:p>
          </table:table-cell>
          <table:table-cell table:formula="of:=SQRT(POWER([.AL$4]-[.AH29];2)+POWER([.AL$5]-[.AI29];2)+POWER([.AL$6]-[.AJ29];2))" office:value-type="float" office:value="32.4129373228191" calcext:value-type="float">
            <text:p>32,4129373228191</text:p>
          </table:table-cell>
          <table:table-cell table:formula="of:=SQRT(POWER([.AM$4]-[.$B29];2)+POWER([.AM$5]-[.$C29];2)+POWER([.AM$6]-[.$D29];2))" office:value-type="float" office:value="16.9245622986239" calcext:value-type="float">
            <text:p>16,9245622986239</text:p>
          </table:table-cell>
          <table:table-cell table:formula="of:=SQRT(POWER([.AN$4]-[.AJ29];2)+POWER([.AN$5]-[.AK29];2)+POWER([.AN$6]-[.AL29];2))" office:value-type="float" office:value="33.7040127073626" calcext:value-type="float">
            <text:p>33,7040127073626</text:p>
          </table:table-cell>
          <table:table-cell table:formula="of:=SQRT(POWER([.AO$4]-[.$B29];2)+POWER([.AO$5]-[.$C29];2)+POWER([.AO$6]-[.$D29];2))" office:value-type="float" office:value="18.8361051441109" calcext:value-type="float">
            <text:p>18,8361051441109</text:p>
          </table:table-cell>
          <table:table-cell table:formula="of:=SQRT(POWER([.AP$4]-[.AL29];2)+POWER([.AP$5]-[.AM29];2)+POWER([.AP$6]-[.AN29];2))" office:value-type="float" office:value="31.0270123151027" calcext:value-type="float">
            <text:p>31,0270123151027</text:p>
          </table:table-cell>
          <table:table-cell table:formula="of:=SQRT(POWER([.AQ$4]-[.$B29];2)+POWER([.AQ$5]-[.$C29];2)+POWER([.AQ$6]-[.$D29];2))" office:value-type="float" office:value="6.85735524819883" calcext:value-type="float">
            <text:p>6,85735524819883</text:p>
          </table:table-cell>
          <table:table-cell table:formula="of:=SQRT(POWER([.AR$4]-[.AN29];2)+POWER([.AR$5]-[.AO29];2)+POWER([.AR$6]-[.AP29];2))" office:value-type="float" office:value="30.2517234172048" calcext:value-type="float">
            <text:p>30,2517234172048</text:p>
          </table:table-cell>
          <table:table-cell table:formula="of:=SQRT(POWER([.AS$4]-[.$B29];2)+POWER([.AS$5]-[.$C29];2)+POWER([.AS$6]-[.$D29];2))" office:value-type="float" office:value="8.41594587672711" calcext:value-type="float">
            <text:p>8,41594587672711</text:p>
          </table:table-cell>
          <table:table-cell table:formula="of:=SQRT(POWER([.AT$4]-[.AP29];2)+POWER([.AT$5]-[.AQ29];2)+POWER([.AT$6]-[.AR29];2))" office:value-type="float" office:value="40.0454444133266" calcext:value-type="float">
            <text:p>40,0454444133266</text:p>
          </table:table-cell>
          <table:table-cell table:formula="of:=SQRT(POWER([.AU$4]-[.$B29];2)+POWER([.AU$5]-[.$C29];2)+POWER([.AU$6]-[.$D29];2))" office:value-type="float" office:value="8.3397432814206" calcext:value-type="float">
            <text:p>8,3397432814206</text:p>
          </table:table-cell>
          <table:table-cell table:formula="of:=SQRT(POWER([.AV$4]-[.AR29];2)+POWER([.AV$5]-[.AS29];2)+POWER([.AV$6]-[.AT29];2))" office:value-type="float" office:value="42.2803545431456" calcext:value-type="float">
            <text:p>42,2803545431456</text:p>
          </table:table-cell>
          <table:table-cell table:formula="of:=SQRT(POWER([.AW$4]-[.$B29];2)+POWER([.AW$5]-[.$C29];2)+POWER([.AW$6]-[.$D29];2))" office:value-type="float" office:value="8.67824118125327" calcext:value-type="float">
            <text:p>8,67824118125327</text:p>
          </table:table-cell>
          <table:table-cell table:formula="of:=SQRT(POWER([.AX$4]-[.AT29];2)+POWER([.AX$5]-[.AU29];2)+POWER([.AX$6]-[.AV29];2))" office:value-type="float" office:value="40.7826642914596" calcext:value-type="float">
            <text:p>40,7826642914596</text:p>
          </table:table-cell>
          <table:table-cell table:formula="of:=SQRT(POWER([.AY$4]-[.$B29];2)+POWER([.AY$5]-[.$C29];2)+POWER([.AY$6]-[.$D29];2))" office:value-type="float" office:value="13.9422025878266" calcext:value-type="float">
            <text:p>13,9422025878266</text:p>
          </table:table-cell>
          <table:table-cell table:formula="of:=SQRT(POWER([.AZ$4]-[.AV29];2)+POWER([.AZ$5]-[.AW29];2)+POWER([.AZ$6]-[.AX29];2))" office:value-type="float" office:value="47.8254075815652" calcext:value-type="float">
            <text:p>47,8254075815652</text:p>
          </table:table-cell>
          <table:table-cell table:formula="of:=SQRT(POWER([.BA$4]-[.$B29];2)+POWER([.BA$5]-[.$C29];2)+POWER([.BA$6]-[.$D29];2))" office:value-type="float" office:value="15.632769268431" calcext:value-type="float">
            <text:p>15,632769268431</text:p>
          </table:table-cell>
          <table:table-cell table:formula="of:=SQRT(POWER([.BB$4]-[.AX29];2)+POWER([.BB$5]-[.AY29];2)+POWER([.BB$6]-[.AZ29];2))" office:value-type="float" office:value="51.4920819327924" calcext:value-type="float">
            <text:p>51,4920819327924</text:p>
          </table:table-cell>
          <table:table-cell table:formula="of:=SQRT(POWER([.BC$4]-[.$B29];2)+POWER([.BC$5]-[.$C29];2)+POWER([.BC$6]-[.$D29];2))" office:value-type="float" office:value="13.4922969875407" calcext:value-type="float">
            <text:p>13,4922969875407</text:p>
          </table:table-cell>
          <table:table-cell table:formula="of:=SQRT(POWER([.BD$4]-[.AZ29];2)+POWER([.BD$5]-[.BA29];2)+POWER([.BD$6]-[.BB29];2))" office:value-type="float" office:value="51.6777107477327" calcext:value-type="float">
            <text:p>51,6777107477327</text:p>
          </table:table-cell>
          <table:table-cell table:formula="of:=SQRT(POWER([.BE$4]-[.$B29];2)+POWER([.BE$5]-[.$C29];2)+POWER([.BE$6]-[.$D29];2))" office:value-type="float" office:value="13.496217433044" calcext:value-type="float">
            <text:p>13,496217433044</text:p>
          </table:table-cell>
          <table:table-cell table:formula="of:=SQRT(POWER([.BF$4]-[.BB29];2)+POWER([.BF$5]-[.BC29];2)+POWER([.BF$6]-[.BD29];2))" office:value-type="float" office:value="54.7590556784823" calcext:value-type="float">
            <text:p>54,7590556784823</text:p>
          </table:table-cell>
          <table:table-cell table:formula="of:=SQRT(POWER([.BG$4]-[.$B29];2)+POWER([.BG$5]-[.$C29];2)+POWER([.BG$6]-[.$D29];2))" office:value-type="float" office:value="14.0470316793264" calcext:value-type="float">
            <text:p>14,0470316793264</text:p>
          </table:table-cell>
          <table:table-cell table:formula="of:=SQRT(POWER([.BH$4]-[.BD29];2)+POWER([.BH$5]-[.BE29];2)+POWER([.BH$6]-[.BF29];2))" office:value-type="float" office:value="56.9404996233954" calcext:value-type="float">
            <text:p>56,9404996233954</text:p>
          </table:table-cell>
          <table:table-cell table:formula="of:=SQRT(POWER([.BI$4]-[.$B29];2)+POWER([.BI$5]-[.$C29];2)+POWER([.BI$6]-[.$D29];2))" office:value-type="float" office:value="14.9168316676163" calcext:value-type="float">
            <text:p>14,9168316676163</text:p>
          </table:table-cell>
          <table:table-cell table:formula="of:=SQRT(POWER([.BJ$4]-[.BF29];2)+POWER([.BJ$5]-[.BG29];2)+POWER([.BJ$6]-[.BH29];2))" office:value-type="float" office:value="58.5656018938264" calcext:value-type="float">
            <text:p>58,5656018938264</text:p>
          </table:table-cell>
          <table:table-cell table:formula="of:=SQRT(POWER([.BK$4]-[.$B29];2)+POWER([.BK$5]-[.$C29];2)+POWER([.BK$6]-[.$D29];2))" office:value-type="float" office:value="16.1211896583348" calcext:value-type="float">
            <text:p>16,1211896583348</text:p>
          </table:table-cell>
          <table:table-cell table:formula="of:=SQRT(POWER([.BL$4]-[.BH29];2)+POWER([.BL$5]-[.BI29];2)+POWER([.BL$6]-[.BJ29];2))" office:value-type="float" office:value="60.2945898824809" calcext:value-type="float">
            <text:p>60,2945898824809</text:p>
          </table:table-cell>
          <table:table-cell table:formula="of:=SQRT(POWER([.BM$4]-[.$B29];2)+POWER([.BM$5]-[.$C29];2)+POWER([.BM$6]-[.$D29];2))" office:value-type="float" office:value="14.0569027171707" calcext:value-type="float">
            <text:p>14,0569027171707</text:p>
          </table:table-cell>
          <table:table-cell table:formula="of:=SQRT(POWER([.BN$4]-[.BJ29];2)+POWER([.BN$5]-[.BK29];2)+POWER([.BN$6]-[.BL29];2))" office:value-type="float" office:value="62.4797499357715" calcext:value-type="float">
            <text:p>62,4797499357715</text:p>
          </table:table-cell>
          <table:table-cell table:formula="of:=SQRT(POWER([.BO$4]-[.$B29];2)+POWER([.BO$5]-[.$C29];2)+POWER([.BO$6]-[.$D29];2))" office:value-type="float" office:value="15.6058453471768" calcext:value-type="float">
            <text:p>15,6058453471768</text:p>
          </table:table-cell>
          <table:table-cell table:formula="of:=SQRT(POWER([.BP$4]-[.BL29];2)+POWER([.BP$5]-[.BM29];2)+POWER([.BP$6]-[.BN29];2))" office:value-type="float" office:value="65.4559925961312" calcext:value-type="float">
            <text:p>65,4559925961312</text:p>
          </table:table-cell>
          <table:table-cell table:formula="of:=SQRT(POWER([.BQ$4]-[.$B29];2)+POWER([.BQ$5]-[.$C29];2)+POWER([.BQ$6]-[.$D29];2))" office:value-type="float" office:value="17.7889786384716" calcext:value-type="float">
            <text:p>17,7889786384716</text:p>
          </table:table-cell>
          <table:table-cell table:formula="of:=SQRT(POWER([.BR$4]-[.BN29];2)+POWER([.BR$5]-[.BO29];2)+POWER([.BR$6]-[.BP29];2))" office:value-type="float" office:value="67.219408131781" calcext:value-type="float">
            <text:p>67,219408131781</text:p>
          </table:table-cell>
          <table:table-cell table:formula="of:=SQRT(POWER([.BS$4]-[.$B29];2)+POWER([.BS$5]-[.$C29];2)+POWER([.BS$6]-[.$D29];2))" office:value-type="float" office:value="18.6031304354939" calcext:value-type="float">
            <text:p>18,6031304354939</text:p>
          </table:table-cell>
          <table:table-cell table:formula="of:=SQRT(POWER([.BT$4]-[.BP29];2)+POWER([.BT$5]-[.BQ29];2)+POWER([.BT$6]-[.BR29];2))" office:value-type="float" office:value="69.6168405581679" calcext:value-type="float">
            <text:p>69,6168405581679</text:p>
          </table:table-cell>
          <table:table-cell table:formula="of:=SQRT(POWER([.BU$4]-[.$B29];2)+POWER([.BU$5]-[.$C29];2)+POWER([.BU$6]-[.$D29];2))" office:value-type="float" office:value="18.0436495476941" calcext:value-type="float">
            <text:p>18,0436495476941</text:p>
          </table:table-cell>
          <table:table-cell table:formula="of:=SQRT(POWER([.BV$4]-[.BR29];2)+POWER([.BV$5]-[.BS29];2)+POWER([.BV$6]-[.BT29];2))" office:value-type="float" office:value="73.5693960372321" calcext:value-type="float">
            <text:p>73,5693960372321</text:p>
          </table:table-cell>
          <table:table-cell table:formula="of:=SQRT(POWER([.BW$4]-[.$B29];2)+POWER([.BW$5]-[.$C29];2)+POWER([.BW$6]-[.$D29];2))" office:value-type="float" office:value="12.92728010836" calcext:value-type="float">
            <text:p>12,92728010836</text:p>
          </table:table-cell>
          <table:table-cell table:formula="of:=SQRT(POWER([.BX$4]-[.BT29];2)+POWER([.BX$5]-[.BU29];2)+POWER([.BX$6]-[.BV29];2))" office:value-type="float" office:value="75.6116419065296" calcext:value-type="float">
            <text:p>75,6116419065296</text:p>
          </table:table-cell>
          <table:table-cell table:formula="of:=SQRT(POWER([.BY$4]-[.$B29];2)+POWER([.BY$5]-[.$C29];2)+POWER([.BY$6]-[.$D29];2))" office:value-type="float" office:value="12.3945502943834" calcext:value-type="float">
            <text:p>12,3945502943834</text:p>
          </table:table-cell>
          <table:table-cell table:formula="of:=SQRT(POWER([.BZ$4]-[.BV29];2)+POWER([.BZ$5]-[.BW29];2)+POWER([.BZ$6]-[.BX29];2))" office:value-type="float" office:value="80.5601599218111" calcext:value-type="float">
            <text:p>80,5601599218111</text:p>
          </table:table-cell>
          <table:table-cell table:formula="of:=SQRT(POWER([.CA$4]-[.$B29];2)+POWER([.CA$5]-[.$C29];2)+POWER([.CA$6]-[.$D29];2))" office:value-type="float" office:value="10.5070517748796" calcext:value-type="float">
            <text:p>10,5070517748796</text:p>
          </table:table-cell>
          <table:table-cell table:formula="of:=SQRT(POWER([.CB$4]-[.BX29];2)+POWER([.CB$5]-[.BY29];2)+POWER([.CB$6]-[.BZ29];2))" office:value-type="float" office:value="84.0095192635966" calcext:value-type="float">
            <text:p>84,0095192635966</text:p>
          </table:table-cell>
          <table:table-cell table:formula="of:=SQRT(POWER([.CC$4]-[.$B29];2)+POWER([.CC$5]-[.$C29];2)+POWER([.CC$6]-[.$D29];2))" office:value-type="float" office:value="10.5635617572862" calcext:value-type="float">
            <text:p>10,5635617572862</text:p>
          </table:table-cell>
          <table:table-cell table:formula="of:=SQRT(POWER([.CD$4]-[.BZ29];2)+POWER([.CD$5]-[.CA29];2)+POWER([.CD$6]-[.CB29];2))" office:value-type="float" office:value="89.9290581597649" calcext:value-type="float">
            <text:p>89,9290581597649</text:p>
          </table:table-cell>
          <table:table-cell table:formula="of:=SQRT(POWER([.CE$4]-[.$B29];2)+POWER([.CE$5]-[.$C29];2)+POWER([.CE$6]-[.$D29];2))" office:value-type="float" office:value="10.7731486112464" calcext:value-type="float">
            <text:p>10,7731486112464</text:p>
          </table:table-cell>
          <table:table-cell table:formula="of:=SQRT(POWER([.CF$4]-[.CB29];2)+POWER([.CF$5]-[.CC29];2)+POWER([.CF$6]-[.CD29];2))" office:value-type="float" office:value="96.1754799433299" calcext:value-type="float">
            <text:p>96,1754799433299</text:p>
          </table:table-cell>
          <table:table-cell table:formula="of:=SQRT(POWER([.CG$4]-[.$B29];2)+POWER([.CG$5]-[.$C29];2)+POWER([.CG$6]-[.$D29];2))" office:value-type="float" office:value="10.5111540755523" calcext:value-type="float">
            <text:p>10,5111540755523</text:p>
          </table:table-cell>
          <table:table-cell table:formula="of:=SQRT(POWER([.CH$4]-[.CD29];2)+POWER([.CH$5]-[.CE29];2)+POWER([.CH$6]-[.CF29];2))" office:value-type="float" office:value="103.600768346495" calcext:value-type="float">
            <text:p>103,600768346495</text:p>
          </table:table-cell>
          <table:table-cell table:formula="of:=SQRT(POWER([.CI$4]-[.$B29];2)+POWER([.CI$5]-[.$C29];2)+POWER([.CI$6]-[.$D29];2))" office:value-type="float" office:value="12.9754924376688" calcext:value-type="float">
            <text:p>12,9754924376688</text:p>
          </table:table-cell>
          <table:table-cell table:formula="of:=SQRT(POWER([.CJ$4]-[.CF29];2)+POWER([.CJ$5]-[.CG29];2)+POWER([.CJ$6]-[.CH29];2))" office:value-type="float" office:value="117.212833138412" calcext:value-type="float">
            <text:p>117,212833138412</text:p>
          </table:table-cell>
          <table:table-cell table:formula="of:=SQRT(POWER([.CK$4]-[.CG29];2)+POWER([.CK$5]-[.CH29];2)+POWER([.CK$6]-[.CI29];2))" office:value-type="float" office:value="72.216128354899" calcext:value-type="float">
            <text:p>72,216128354899</text:p>
          </table:table-cell>
          <table:table-cell table:formula="of:=SQRT(POWER([.CL$4]-[.$B29];2)+POWER([.CL$5]-[.$C29];2)+POWER([.CL$6]-[.$D29];2))" office:value-type="float" office:value="12.2609279012642" calcext:value-type="float">
            <text:p>12,2609279012642</text:p>
          </table:table-cell>
          <table:table-cell table:formula="of:=SQRT(POWER([.CM$4]-[.CI29];2)+POWER([.CM$5]-[.CJ29];2)+POWER([.CM$6]-[.CK29];2))" office:value-type="float" office:value="106.518862692079" calcext:value-type="float">
            <text:p>106,518862692079</text:p>
          </table:table-cell>
          <table:table-cell table:formula="of:=SQRT(POWER([.CN$4]-[.$B29];2)+POWER([.CN$5]-[.$C29];2)+POWER([.CN$6]-[.$D29];2))" office:value-type="float" office:value="15.8874959952788" calcext:value-type="float">
            <text:p>15,8874959952788</text:p>
          </table:table-cell>
          <table:table-cell table:formula="of:=SQRT(POWER([.CO$4]-[.CK29];2)+POWER([.CO$5]-[.CL29];2)+POWER([.CO$6]-[.CM29];2))" office:value-type="float" office:value="111.497973769529" calcext:value-type="float">
            <text:p>111,497973769529</text:p>
          </table:table-cell>
          <table:table-cell table:formula="of:=SQRT(POWER([.CP$4]-[.$B29];2)+POWER([.CP$5]-[.$C29];2)+POWER([.CP$6]-[.$D29];2))" office:value-type="float" office:value="16.1587199059827" calcext:value-type="float">
            <text:p>16,1587199059827</text:p>
          </table:table-cell>
          <table:table-cell table:formula="of:=SQRT(POWER([.CQ$4]-[.CM29];2)+POWER([.CQ$5]-[.CN29];2)+POWER([.CQ$6]-[.CO29];2))" office:value-type="float" office:value="131.744454938996" calcext:value-type="float">
            <text:p>131,744454938996</text:p>
          </table:table-cell>
          <table:table-cell table:formula="of:=SQRT(POWER([.CR$4]-[.$B29];2)+POWER([.CR$5]-[.$C29];2)+POWER([.CR$6]-[.$D29];2))" office:value-type="float" office:value="17.1029668186546" calcext:value-type="float">
            <text:p>17,1029668186546</text:p>
          </table:table-cell>
          <table:table-cell table:formula="of:=SQRT(POWER([.CS$4]-[.CO29];2)+POWER([.CS$5]-[.CP29];2)+POWER([.CS$6]-[.CQ29];2))" office:value-type="float" office:value="151.507605471263" calcext:value-type="float">
            <text:p>151,507605471263</text:p>
          </table:table-cell>
          <table:table-cell table:formula="of:=SQRT(POWER([.CT$4]-[.CP29];2)+POWER([.CT$5]-[.CQ29];2)+POWER([.CT$6]-[.CR29];2))" office:value-type="float" office:value="96.3018123542834" calcext:value-type="float">
            <text:p>96,3018123542834</text:p>
          </table:table-cell>
          <table:table-cell table:formula="of:=SQRT(POWER([.CU$4]-[.$B29];2)+POWER([.CU$5]-[.$C29];2)+POWER([.CU$6]-[.$D29];2))" office:value-type="float" office:value="13.2405710224295" calcext:value-type="float">
            <text:p>13,2405710224295</text:p>
          </table:table-cell>
          <table:table-cell table:formula="of:=SQRT(POWER([.CV$4]-[.CR29];2)+POWER([.CV$5]-[.CS29];2)+POWER([.CV$6]-[.CT29];2))" office:value-type="float" office:value="148.841178279273" calcext:value-type="float">
            <text:p>148,841178279273</text:p>
          </table:table-cell>
          <table:table-cell table:formula="of:=SQRT(POWER([.CW$4]-[.$B29];2)+POWER([.CW$5]-[.$C29];2)+POWER([.CW$6]-[.$D29];2))" office:value-type="float" office:value="14.2672356467537" calcext:value-type="float">
            <text:p>14,2672356467537</text:p>
          </table:table-cell>
          <table:table-cell table:formula="of:=SQRT(POWER([.CX$4]-[.CT29];2)+POWER([.CX$5]-[.CU29];2)+POWER([.CX$6]-[.CV29];2))" office:value-type="float" office:value="157.730810097912" calcext:value-type="float">
            <text:p>157,730810097912</text:p>
          </table:table-cell>
          <table:table-cell table:formula="of:=SQRT(POWER([.CY$4]-[.$B29];2)+POWER([.CY$5]-[.$C29];2)+POWER([.CY$6]-[.$D29];2))" office:value-type="float" office:value="13.1267117359985" calcext:value-type="float">
            <text:p>13,1267117359985</text:p>
          </table:table-cell>
          <table:table-cell table:formula="of:=SQRT(POWER([.CZ$4]-[.$B29];2)+POWER([.CZ$5]-[.$C29];2)+POWER([.CZ$6]-[.$D29];2))" office:value-type="float" office:value="11.9785253683415" calcext:value-type="float">
            <text:p>11,9785253683415</text:p>
          </table:table-cell>
          <table:table-cell table:formula="of:=SQRT(POWER([.DA$4]-[.$B29];2)+POWER([.DA$5]-[.$C29];2)+POWER([.DA$6]-[.$D29];2))" office:value-type="float" office:value="12.3910850614464" calcext:value-type="float">
            <text:p>12,3910850614464</text:p>
          </table:table-cell>
          <table:table-cell table:formula="of:=SQRT(POWER([.DB$4]-[.$B29];2)+POWER([.DB$5]-[.$C29];2)+POWER([.DB$6]-[.$D29];2))" office:value-type="float" office:value="10.6944773130808" calcext:value-type="float">
            <text:p>10,69447731308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.756" calcext:value-type="float">
            <text:p>47,756</text:p>
          </table:table-cell>
          <table:table-cell office:value-type="float" office:value="24.998" calcext:value-type="float">
            <text:p>24,998</text:p>
          </table:table-cell>
          <table:table-cell office:value-type="float" office:value="12.5" calcext:value-type="float">
            <text:p>12,5</text:p>
          </table:table-cell>
          <table:table-cell/>
          <table:table-cell table:formula="of:=SQRT(POWER([.F$4]-[.B30];2)+POWER([.F$5]-[.C30];2)+POWER([.F$6]-[.D30];2))" office:value-type="float" office:value="24.4912688115581" calcext:value-type="float">
            <text:p>24,4912688115581</text:p>
          </table:table-cell>
          <table:table-cell table:formula="of:=SQRT(POWER([.G$4]-[.$B30];2)+POWER([.G$5]-[.$C30];2)+POWER([.G$6]-[.$D30];2))" office:value-type="float" office:value="24.9262955530901" calcext:value-type="float">
            <text:p>24,9262955530901</text:p>
          </table:table-cell>
          <table:table-cell table:formula="of:=SQRT(POWER([.H$4]-[.D30];2)+POWER([.H$5]-[.E30];2)+POWER([.H$6]-[.F30];2))" office:value-type="float" office:value="53.4794309777237" calcext:value-type="float">
            <text:p>53,4794309777237</text:p>
          </table:table-cell>
          <table:table-cell table:formula="of:=SQRT(POWER([.I$4]-[.$B30];2)+POWER([.I$5]-[.$C30];2)+POWER([.I$6]-[.$D30];2))" office:value-type="float" office:value="25.125008537312" calcext:value-type="float">
            <text:p>25,125008537312</text:p>
          </table:table-cell>
          <table:table-cell table:formula="of:=SQRT(POWER([.J$4]-[.F30];2)+POWER([.J$5]-[.G30];2)+POWER([.J$6]-[.H30];2))" office:value-type="float" office:value="55.1416394706511" calcext:value-type="float">
            <text:p>55,1416394706511</text:p>
          </table:table-cell>
          <table:table-cell table:formula="of:=SQRT(POWER([.K$4]-[.$B30];2)+POWER([.K$5]-[.$C30];2)+POWER([.K$6]-[.$D30];2))" office:value-type="float" office:value="24.4798838845285" calcext:value-type="float">
            <text:p>24,4798838845285</text:p>
          </table:table-cell>
          <table:table-cell table:formula="of:=SQRT(POWER([.L$4]-[.H30];2)+POWER([.L$5]-[.I30];2)+POWER([.L$6]-[.J30];2))" office:value-type="float" office:value="58.2138770431721" calcext:value-type="float">
            <text:p>58,2138770431721</text:p>
          </table:table-cell>
          <table:table-cell table:formula="of:=SQRT(POWER([.M$4]-[.$B30];2)+POWER([.M$5]-[.$C30];2)+POWER([.M$6]-[.$D30];2))" office:value-type="float" office:value="23.7655918083266" calcext:value-type="float">
            <text:p>23,7655918083266</text:p>
          </table:table-cell>
          <table:table-cell table:formula="of:=SQRT(POWER([.N$4]-[.J30];2)+POWER([.N$5]-[.K30];2)+POWER([.N$6]-[.L30];2))" office:value-type="float" office:value="51.6127872258534" calcext:value-type="float">
            <text:p>51,6127872258534</text:p>
          </table:table-cell>
          <table:table-cell table:formula="of:=SQRT(POWER([.O$4]-[.$B30];2)+POWER([.O$5]-[.$C30];2)+POWER([.O$6]-[.$D30];2))" office:value-type="float" office:value="17.7211789111221" calcext:value-type="float">
            <text:p>17,7211789111221</text:p>
          </table:table-cell>
          <table:table-cell table:formula="of:=SQRT(POWER([.P$4]-[.L30];2)+POWER([.P$5]-[.M30];2)+POWER([.P$6]-[.N30];2))" office:value-type="float" office:value="44.9926825691877" calcext:value-type="float">
            <text:p>44,9926825691877</text:p>
          </table:table-cell>
          <table:table-cell table:formula="of:=SQRT(POWER([.Q$4]-[.$B30];2)+POWER([.Q$5]-[.$C30];2)+POWER([.Q$6]-[.$D30];2))" office:value-type="float" office:value="17.4249311332929" calcext:value-type="float">
            <text:p>17,4249311332929</text:p>
          </table:table-cell>
          <table:table-cell table:formula="of:=SQRT(POWER([.R$4]-[.N30];2)+POWER([.R$5]-[.O30];2)+POWER([.R$6]-[.P30];2))" office:value-type="float" office:value="41.605104966284" calcext:value-type="float">
            <text:p>41,605104966284</text:p>
          </table:table-cell>
          <table:table-cell table:formula="of:=SQRT(POWER([.S$4]-[.$B30];2)+POWER([.S$5]-[.$C30];2)+POWER([.S$6]-[.$D30];2))" office:value-type="float" office:value="16.7963727334208" calcext:value-type="float">
            <text:p>16,7963727334208</text:p>
          </table:table-cell>
          <table:table-cell table:formula="of:=SQRT(POWER([.T$4]-[.P30];2)+POWER([.T$5]-[.Q30];2)+POWER([.T$6]-[.R30];2))" office:value-type="float" office:value="39.9392241288963" calcext:value-type="float">
            <text:p>39,9392241288963</text:p>
          </table:table-cell>
          <table:table-cell table:formula="of:=SQRT(POWER([.U$4]-[.$B30];2)+POWER([.U$5]-[.$C30];2)+POWER([.U$6]-[.$D30];2))" office:value-type="float" office:value="13.181983348495" calcext:value-type="float">
            <text:p>13,181983348495</text:p>
          </table:table-cell>
          <table:table-cell table:formula="of:=SQRT(POWER([.V$4]-[.R30];2)+POWER([.V$5]-[.S30];2)+POWER([.V$6]-[.T30];2))" office:value-type="float" office:value="31.0715110602468" calcext:value-type="float">
            <text:p>31,0715110602468</text:p>
          </table:table-cell>
          <table:table-cell table:formula="of:=SQRT(POWER([.W$4]-[.$B30];2)+POWER([.W$5]-[.$C30];2)+POWER([.W$6]-[.$D30];2))" office:value-type="float" office:value="11.1192928282333" calcext:value-type="float">
            <text:p>11,1192928282333</text:p>
          </table:table-cell>
          <table:table-cell table:formula="of:=SQRT(POWER([.X$4]-[.T30];2)+POWER([.X$5]-[.U30];2)+POWER([.X$6]-[.V30];2))" office:value-type="float" office:value="26.3324516553547" calcext:value-type="float">
            <text:p>26,3324516553547</text:p>
          </table:table-cell>
          <table:table-cell table:formula="of:=SQRT(POWER([.Y$4]-[.$B30];2)+POWER([.Y$5]-[.$C30];2)+POWER([.Y$6]-[.$D30];2))" office:value-type="float" office:value="12.8403353149363" calcext:value-type="float">
            <text:p>12,8403353149363</text:p>
          </table:table-cell>
          <table:table-cell table:formula="of:=SQRT(POWER([.Z$4]-[.V30];2)+POWER([.Z$5]-[.W30];2)+POWER([.Z$6]-[.X30];2))" office:value-type="float" office:value="29.9744292143727" calcext:value-type="float">
            <text:p>29,9744292143727</text:p>
          </table:table-cell>
          <table:table-cell table:formula="of:=SQRT(POWER([.AA$4]-[.$B30];2)+POWER([.AA$5]-[.$C30];2)+POWER([.AA$6]-[.$D30];2))" office:value-type="float" office:value="14.2301637727751" calcext:value-type="float">
            <text:p>14,2301637727751</text:p>
          </table:table-cell>
          <table:table-cell table:formula="of:=SQRT(POWER([.AB$4]-[.X30];2)+POWER([.AB$5]-[.Y30];2)+POWER([.AB$6]-[.Z30];2))" office:value-type="float" office:value="30.2015382164207" calcext:value-type="float">
            <text:p>30,2015382164207</text:p>
          </table:table-cell>
          <table:table-cell table:formula="of:=SQRT(POWER([.AC$4]-[.$B30];2)+POWER([.AC$5]-[.$C30];2)+POWER([.AC$6]-[.$D30];2))" office:value-type="float" office:value="1.48215147673914" calcext:value-type="float">
            <text:p>1,48215147673914</text:p>
          </table:table-cell>
          <table:table-cell table:formula="of:=SQRT(POWER([.AD$4]-[.Z30];2)+POWER([.AD$5]-[.AA30];2)+POWER([.AD$6]-[.AB30];2))" office:value-type="float" office:value="26.5267788566994" calcext:value-type="float">
            <text:p>26,5267788566994</text:p>
          </table:table-cell>
          <table:table-cell table:formula="of:=SQRT(POWER([.AE$4]-[.$B30];2)+POWER([.AE$5]-[.$C30];2)+POWER([.AE$6]-[.$D30];2))" office:value-type="float" office:value="3.54999014083138" calcext:value-type="float">
            <text:p>3,54999014083138</text:p>
          </table:table-cell>
          <table:table-cell table:formula="of:=SQRT(POWER([.AF$4]-[.AB30];2)+POWER([.AF$5]-[.AC30];2)+POWER([.AF$6]-[.AD30];2))" office:value-type="float" office:value="31.8218627837682" calcext:value-type="float">
            <text:p>31,8218627837682</text:p>
          </table:table-cell>
          <table:table-cell table:formula="of:=SQRT(POWER([.AG$4]-[.$B30];2)+POWER([.AG$5]-[.$C30];2)+POWER([.AG$6]-[.$D30];2))" office:value-type="float" office:value="3.90031421811115" calcext:value-type="float">
            <text:p>3,90031421811115</text:p>
          </table:table-cell>
          <table:table-cell table:formula="of:=SQRT(POWER([.AH$4]-[.AD30];2)+POWER([.AH$5]-[.AE30];2)+POWER([.AH$6]-[.AF30];2))" office:value-type="float" office:value="35.7655543127387" calcext:value-type="float">
            <text:p>35,7655543127387</text:p>
          </table:table-cell>
          <table:table-cell table:formula="of:=SQRT(POWER([.AI$4]-[.$B30];2)+POWER([.AI$5]-[.$C30];2)+POWER([.AI$6]-[.$D30];2))" office:value-type="float" office:value="2.90928066710656" calcext:value-type="float">
            <text:p>2,90928066710656</text:p>
          </table:table-cell>
          <table:table-cell table:formula="of:=SQRT(POWER([.AJ$4]-[.AF30];2)+POWER([.AJ$5]-[.AG30];2)+POWER([.AJ$6]-[.AH30];2))" office:value-type="float" office:value="34.4517764589588" calcext:value-type="float">
            <text:p>34,4517764589588</text:p>
          </table:table-cell>
          <table:table-cell table:formula="of:=SQRT(POWER([.AK$4]-[.$B30];2)+POWER([.AK$5]-[.$C30];2)+POWER([.AK$6]-[.$D30];2))" office:value-type="float" office:value="4.89752355788106" calcext:value-type="float">
            <text:p>4,89752355788106</text:p>
          </table:table-cell>
          <table:table-cell table:formula="of:=SQRT(POWER([.AL$4]-[.AH30];2)+POWER([.AL$5]-[.AI30];2)+POWER([.AL$6]-[.AJ30];2))" office:value-type="float" office:value="31.2547303062516" calcext:value-type="float">
            <text:p>31,2547303062516</text:p>
          </table:table-cell>
          <table:table-cell table:formula="of:=SQRT(POWER([.AM$4]-[.$B30];2)+POWER([.AM$5]-[.$C30];2)+POWER([.AM$6]-[.$D30];2))" office:value-type="float" office:value="5.13346237933035" calcext:value-type="float">
            <text:p>5,13346237933035</text:p>
          </table:table-cell>
          <table:table-cell table:formula="of:=SQRT(POWER([.AN$4]-[.AJ30];2)+POWER([.AN$5]-[.AK30];2)+POWER([.AN$6]-[.AL30];2))" office:value-type="float" office:value="31.311875913693" calcext:value-type="float">
            <text:p>31,311875913693</text:p>
          </table:table-cell>
          <table:table-cell table:formula="of:=SQRT(POWER([.AO$4]-[.$B30];2)+POWER([.AO$5]-[.$C30];2)+POWER([.AO$6]-[.$D30];2))" office:value-type="float" office:value="5.56040807854963" calcext:value-type="float">
            <text:p>5,56040807854963</text:p>
          </table:table-cell>
          <table:table-cell table:formula="of:=SQRT(POWER([.AP$4]-[.AL30];2)+POWER([.AP$5]-[.AM30];2)+POWER([.AP$6]-[.AN30];2))" office:value-type="float" office:value="34.7036642228111" calcext:value-type="float">
            <text:p>34,7036642228111</text:p>
          </table:table-cell>
          <table:table-cell table:formula="of:=SQRT(POWER([.AQ$4]-[.$B30];2)+POWER([.AQ$5]-[.$C30];2)+POWER([.AQ$6]-[.$D30];2))" office:value-type="float" office:value="12.5250294211231" calcext:value-type="float">
            <text:p>12,5250294211231</text:p>
          </table:table-cell>
          <table:table-cell table:formula="of:=SQRT(POWER([.AR$4]-[.AN30];2)+POWER([.AR$5]-[.AO30];2)+POWER([.AR$6]-[.AP30];2))" office:value-type="float" office:value="42.5496214588899" calcext:value-type="float">
            <text:p>42,5496214588899</text:p>
          </table:table-cell>
          <table:table-cell table:formula="of:=SQRT(POWER([.AS$4]-[.$B30];2)+POWER([.AS$5]-[.$C30];2)+POWER([.AS$6]-[.$D30];2))" office:value-type="float" office:value="14.0644522822611" calcext:value-type="float">
            <text:p>14,0644522822611</text:p>
          </table:table-cell>
          <table:table-cell table:formula="of:=SQRT(POWER([.AT$4]-[.AP30];2)+POWER([.AT$5]-[.AQ30];2)+POWER([.AT$6]-[.AR30];2))" office:value-type="float" office:value="42.6103923083826" calcext:value-type="float">
            <text:p>42,6103923083826</text:p>
          </table:table-cell>
          <table:table-cell table:formula="of:=SQRT(POWER([.AU$4]-[.$B30];2)+POWER([.AU$5]-[.$C30];2)+POWER([.AU$6]-[.$D30];2))" office:value-type="float" office:value="11.5622304509121" calcext:value-type="float">
            <text:p>11,5622304509121</text:p>
          </table:table-cell>
          <table:table-cell table:formula="of:=SQRT(POWER([.AV$4]-[.AR30];2)+POWER([.AV$5]-[.AS30];2)+POWER([.AV$6]-[.AT30];2))" office:value-type="float" office:value="38.4915928378148" calcext:value-type="float">
            <text:p>38,4915928378148</text:p>
          </table:table-cell>
          <table:table-cell table:formula="of:=SQRT(POWER([.AW$4]-[.$B30];2)+POWER([.AW$5]-[.$C30];2)+POWER([.AW$6]-[.$D30];2))" office:value-type="float" office:value="10.2023959440908" calcext:value-type="float">
            <text:p>10,2023959440908</text:p>
          </table:table-cell>
          <table:table-cell table:formula="of:=SQRT(POWER([.AX$4]-[.AT30];2)+POWER([.AX$5]-[.AU30];2)+POWER([.AX$6]-[.AV30];2))" office:value-type="float" office:value="35.6856644163342" calcext:value-type="float">
            <text:p>35,6856644163342</text:p>
          </table:table-cell>
          <table:table-cell table:formula="of:=SQRT(POWER([.AY$4]-[.$B30];2)+POWER([.AY$5]-[.$C30];2)+POWER([.AY$6]-[.$D30];2))" office:value-type="float" office:value="22.0911972061271" calcext:value-type="float">
            <text:p>22,0911972061271</text:p>
          </table:table-cell>
          <table:table-cell table:formula="of:=SQRT(POWER([.AZ$4]-[.AV30];2)+POWER([.AZ$5]-[.AW30];2)+POWER([.AZ$6]-[.AX30];2))" office:value-type="float" office:value="42.8566048648082" calcext:value-type="float">
            <text:p>42,8566048648082</text:p>
          </table:table-cell>
          <table:table-cell table:formula="of:=SQRT(POWER([.BA$4]-[.$B30];2)+POWER([.BA$5]-[.$C30];2)+POWER([.BA$6]-[.$D30];2))" office:value-type="float" office:value="23.9747665264961" calcext:value-type="float">
            <text:p>23,9747665264961</text:p>
          </table:table-cell>
          <table:table-cell table:formula="of:=SQRT(POWER([.BB$4]-[.AX30];2)+POWER([.BB$5]-[.AY30];2)+POWER([.BB$6]-[.AZ30];2))" office:value-type="float" office:value="42.2925490103395" calcext:value-type="float">
            <text:p>42,2925490103395</text:p>
          </table:table-cell>
          <table:table-cell table:formula="of:=SQRT(POWER([.BC$4]-[.$B30];2)+POWER([.BC$5]-[.$C30];2)+POWER([.BC$6]-[.$D30];2))" office:value-type="float" office:value="22.9378107281406" calcext:value-type="float">
            <text:p>22,9378107281406</text:p>
          </table:table-cell>
          <table:table-cell table:formula="of:=SQRT(POWER([.BD$4]-[.AZ30];2)+POWER([.BD$5]-[.BA30];2)+POWER([.BD$6]-[.BB30];2))" office:value-type="float" office:value="38.5344465599256" calcext:value-type="float">
            <text:p>38,5344465599256</text:p>
          </table:table-cell>
          <table:table-cell table:formula="of:=SQRT(POWER([.BE$4]-[.$B30];2)+POWER([.BE$5]-[.$C30];2)+POWER([.BE$6]-[.$D30];2))" office:value-type="float" office:value="23.0957277867574" calcext:value-type="float">
            <text:p>23,0957277867574</text:p>
          </table:table-cell>
          <table:table-cell table:formula="of:=SQRT(POWER([.BF$4]-[.BB30];2)+POWER([.BF$5]-[.BC30];2)+POWER([.BF$6]-[.BD30];2))" office:value-type="float" office:value="36.5672716920937" calcext:value-type="float">
            <text:p>36,5672716920937</text:p>
          </table:table-cell>
          <table:table-cell table:formula="of:=SQRT(POWER([.BG$4]-[.$B30];2)+POWER([.BG$5]-[.$C30];2)+POWER([.BG$6]-[.$D30];2))" office:value-type="float" office:value="23.8382832855053" calcext:value-type="float">
            <text:p>23,8382832855053</text:p>
          </table:table-cell>
          <table:table-cell table:formula="of:=SQRT(POWER([.BH$4]-[.BD30];2)+POWER([.BH$5]-[.BE30];2)+POWER([.BH$6]-[.BF30];2))" office:value-type="float" office:value="33.8331158495441" calcext:value-type="float">
            <text:p>33,8331158495441</text:p>
          </table:table-cell>
          <table:table-cell table:formula="of:=SQRT(POWER([.BI$4]-[.$B30];2)+POWER([.BI$5]-[.$C30];2)+POWER([.BI$6]-[.$D30];2))" office:value-type="float" office:value="25.1390211026603" calcext:value-type="float">
            <text:p>25,1390211026603</text:p>
          </table:table-cell>
          <table:table-cell table:formula="of:=SQRT(POWER([.BJ$4]-[.BF30];2)+POWER([.BJ$5]-[.BG30];2)+POWER([.BJ$6]-[.BH30];2))" office:value-type="float" office:value="29.6862531158734" calcext:value-type="float">
            <text:p>29,6862531158734</text:p>
          </table:table-cell>
          <table:table-cell table:formula="of:=SQRT(POWER([.BK$4]-[.$B30];2)+POWER([.BK$5]-[.$C30];2)+POWER([.BK$6]-[.$D30];2))" office:value-type="float" office:value="23.2342653208575" calcext:value-type="float">
            <text:p>23,2342653208575</text:p>
          </table:table-cell>
          <table:table-cell table:formula="of:=SQRT(POWER([.BL$4]-[.BH30];2)+POWER([.BL$5]-[.BI30];2)+POWER([.BL$6]-[.BJ30];2))" office:value-type="float" office:value="24.3339686827425" calcext:value-type="float">
            <text:p>24,3339686827425</text:p>
          </table:table-cell>
          <table:table-cell table:formula="of:=SQRT(POWER([.BM$4]-[.$B30];2)+POWER([.BM$5]-[.$C30];2)+POWER([.BM$6]-[.$D30];2))" office:value-type="float" office:value="21.1604752545873" calcext:value-type="float">
            <text:p>21,1604752545873</text:p>
          </table:table-cell>
          <table:table-cell table:formula="of:=SQRT(POWER([.BN$4]-[.BJ30];2)+POWER([.BN$5]-[.BK30];2)+POWER([.BN$6]-[.BL30];2))" office:value-type="float" office:value="23.084892103359" calcext:value-type="float">
            <text:p>23,084892103359</text:p>
          </table:table-cell>
          <table:table-cell table:formula="of:=SQRT(POWER([.BO$4]-[.$B30];2)+POWER([.BO$5]-[.$C30];2)+POWER([.BO$6]-[.$D30];2))" office:value-type="float" office:value="21.373842190865" calcext:value-type="float">
            <text:p>21,373842190865</text:p>
          </table:table-cell>
          <table:table-cell table:formula="of:=SQRT(POWER([.BP$4]-[.BL30];2)+POWER([.BP$5]-[.BM30];2)+POWER([.BP$6]-[.BN30];2))" office:value-type="float" office:value="21.2311648766806" calcext:value-type="float">
            <text:p>21,2311648766806</text:p>
          </table:table-cell>
          <table:table-cell table:formula="of:=SQRT(POWER([.BQ$4]-[.$B30];2)+POWER([.BQ$5]-[.$C30];2)+POWER([.BQ$6]-[.$D30];2))" office:value-type="float" office:value="23.0307721537946" calcext:value-type="float">
            <text:p>23,0307721537946</text:p>
          </table:table-cell>
          <table:table-cell table:formula="of:=SQRT(POWER([.BR$4]-[.BN30];2)+POWER([.BR$5]-[.BO30];2)+POWER([.BR$6]-[.BP30];2))" office:value-type="float" office:value="19.0373022825199" calcext:value-type="float">
            <text:p>19,0373022825199</text:p>
          </table:table-cell>
          <table:table-cell table:formula="of:=SQRT(POWER([.BS$4]-[.$B30];2)+POWER([.BS$5]-[.$C30];2)+POWER([.BS$6]-[.$D30];2))" office:value-type="float" office:value="23.5659926801313" calcext:value-type="float">
            <text:p>23,5659926801313</text:p>
          </table:table-cell>
          <table:table-cell table:formula="of:=SQRT(POWER([.BT$4]-[.BP30];2)+POWER([.BT$5]-[.BQ30];2)+POWER([.BT$6]-[.BR30];2))" office:value-type="float" office:value="16.133833087197" calcext:value-type="float">
            <text:p>16,133833087197</text:p>
          </table:table-cell>
          <table:table-cell table:formula="of:=SQRT(POWER([.BU$4]-[.$B30];2)+POWER([.BU$5]-[.$C30];2)+POWER([.BU$6]-[.$D30];2))" office:value-type="float" office:value="22.9078295348992" calcext:value-type="float">
            <text:p>22,9078295348992</text:p>
          </table:table-cell>
          <table:table-cell table:formula="of:=SQRT(POWER([.BV$4]-[.BR30];2)+POWER([.BV$5]-[.BS30];2)+POWER([.BV$6]-[.BT30];2))" office:value-type="float" office:value="14.0517662021477" calcext:value-type="float">
            <text:p>14,0517662021477</text:p>
          </table:table-cell>
          <table:table-cell table:formula="of:=SQRT(POWER([.BW$4]-[.$B30];2)+POWER([.BW$5]-[.$C30];2)+POWER([.BW$6]-[.$D30];2))" office:value-type="float" office:value="19.8799745975693" calcext:value-type="float">
            <text:p>19,8799745975693</text:p>
          </table:table-cell>
          <table:table-cell table:formula="of:=SQRT(POWER([.BX$4]-[.BT30];2)+POWER([.BX$5]-[.BU30];2)+POWER([.BX$6]-[.BV30];2))" office:value-type="float" office:value="24.6325228920037" calcext:value-type="float">
            <text:p>24,6325228920037</text:p>
          </table:table-cell>
          <table:table-cell table:formula="of:=SQRT(POWER([.BY$4]-[.$B30];2)+POWER([.BY$5]-[.$C30];2)+POWER([.BY$6]-[.$D30];2))" office:value-type="float" office:value="18.2756022609379" calcext:value-type="float">
            <text:p>18,2756022609379</text:p>
          </table:table-cell>
          <table:table-cell table:formula="of:=SQRT(POWER([.BZ$4]-[.BV30];2)+POWER([.BZ$5]-[.BW30];2)+POWER([.BZ$6]-[.BX30];2))" office:value-type="float" office:value="30.8984751170461" calcext:value-type="float">
            <text:p>30,8984751170461</text:p>
          </table:table-cell>
          <table:table-cell table:formula="of:=SQRT(POWER([.CA$4]-[.$B30];2)+POWER([.CA$5]-[.$C30];2)+POWER([.CA$6]-[.$D30];2))" office:value-type="float" office:value="18.2886789572128" calcext:value-type="float">
            <text:p>18,2886789572128</text:p>
          </table:table-cell>
          <table:table-cell table:formula="of:=SQRT(POWER([.CB$4]-[.BX30];2)+POWER([.CB$5]-[.BY30];2)+POWER([.CB$6]-[.BZ30];2))" office:value-type="float" office:value="30.3548097753188" calcext:value-type="float">
            <text:p>30,3548097753188</text:p>
          </table:table-cell>
          <table:table-cell table:formula="of:=SQRT(POWER([.CC$4]-[.$B30];2)+POWER([.CC$5]-[.$C30];2)+POWER([.CC$6]-[.$D30];2))" office:value-type="float" office:value="19.7848700273719" calcext:value-type="float">
            <text:p>19,7848700273719</text:p>
          </table:table-cell>
          <table:table-cell table:formula="of:=SQRT(POWER([.CD$4]-[.BZ30];2)+POWER([.CD$5]-[.CA30];2)+POWER([.CD$6]-[.CB30];2))" office:value-type="float" office:value="29.4699420763894" calcext:value-type="float">
            <text:p>29,4699420763894</text:p>
          </table:table-cell>
          <table:table-cell table:formula="of:=SQRT(POWER([.CE$4]-[.$B30];2)+POWER([.CE$5]-[.$C30];2)+POWER([.CE$6]-[.$D30];2))" office:value-type="float" office:value="20.8428377626464" calcext:value-type="float">
            <text:p>20,8428377626464</text:p>
          </table:table-cell>
          <table:table-cell table:formula="of:=SQRT(POWER([.CF$4]-[.CB30];2)+POWER([.CF$5]-[.CC30];2)+POWER([.CF$6]-[.CD30];2))" office:value-type="float" office:value="28.1213509146817" calcext:value-type="float">
            <text:p>28,1213509146817</text:p>
          </table:table-cell>
          <table:table-cell table:formula="of:=SQRT(POWER([.CG$4]-[.$B30];2)+POWER([.CG$5]-[.$C30];2)+POWER([.CG$6]-[.$D30];2))" office:value-type="float" office:value="21.2080602837695" calcext:value-type="float">
            <text:p>21,2080602837695</text:p>
          </table:table-cell>
          <table:table-cell table:formula="of:=SQRT(POWER([.CH$4]-[.CD30];2)+POWER([.CH$5]-[.CE30];2)+POWER([.CH$6]-[.CF30];2))" office:value-type="float" office:value="26.0910764942089" calcext:value-type="float">
            <text:p>26,0910764942089</text:p>
          </table:table-cell>
          <table:table-cell table:formula="of:=SQRT(POWER([.CI$4]-[.$B30];2)+POWER([.CI$5]-[.$C30];2)+POWER([.CI$6]-[.$D30];2))" office:value-type="float" office:value="18.4967251425759" calcext:value-type="float">
            <text:p>18,4967251425759</text:p>
          </table:table-cell>
          <table:table-cell table:formula="of:=SQRT(POWER([.CJ$4]-[.CF30];2)+POWER([.CJ$5]-[.CG30];2)+POWER([.CJ$6]-[.CH30];2))" office:value-type="float" office:value="26.4181129980534" calcext:value-type="float">
            <text:p>26,4181129980534</text:p>
          </table:table-cell>
          <table:table-cell table:formula="of:=SQRT(POWER([.CK$4]-[.CG30];2)+POWER([.CK$5]-[.CH30];2)+POWER([.CK$6]-[.CI30];2))" office:value-type="float" office:value="23.0337932985308" calcext:value-type="float">
            <text:p>23,0337932985308</text:p>
          </table:table-cell>
          <table:table-cell table:formula="of:=SQRT(POWER([.CL$4]-[.$B30];2)+POWER([.CL$5]-[.$C30];2)+POWER([.CL$6]-[.$D30];2))" office:value-type="float" office:value="16.9124783517969" calcext:value-type="float">
            <text:p>16,9124783517969</text:p>
          </table:table-cell>
          <table:table-cell table:formula="of:=SQRT(POWER([.CM$4]-[.CI30];2)+POWER([.CM$5]-[.CJ30];2)+POWER([.CM$6]-[.CK30];2))" office:value-type="float" office:value="27.0320330140649" calcext:value-type="float">
            <text:p>27,0320330140649</text:p>
          </table:table-cell>
          <table:table-cell table:formula="of:=SQRT(POWER([.CN$4]-[.$B30];2)+POWER([.CN$5]-[.$C30];2)+POWER([.CN$6]-[.$D30];2))" office:value-type="float" office:value="20.0337483262619" calcext:value-type="float">
            <text:p>20,0337483262619</text:p>
          </table:table-cell>
          <table:table-cell table:formula="of:=SQRT(POWER([.CO$4]-[.CK30];2)+POWER([.CO$5]-[.CL30];2)+POWER([.CO$6]-[.CM30];2))" office:value-type="float" office:value="31.2525498363248" calcext:value-type="float">
            <text:p>31,2525498363248</text:p>
          </table:table-cell>
          <table:table-cell table:formula="of:=SQRT(POWER([.CP$4]-[.$B30];2)+POWER([.CP$5]-[.$C30];2)+POWER([.CP$6]-[.$D30];2))" office:value-type="float" office:value="21.166156476791" calcext:value-type="float">
            <text:p>21,166156476791</text:p>
          </table:table-cell>
          <table:table-cell table:formula="of:=SQRT(POWER([.CQ$4]-[.CM30];2)+POWER([.CQ$5]-[.CN30];2)+POWER([.CQ$6]-[.CO30];2))" office:value-type="float" office:value="31.3907083590652" calcext:value-type="float">
            <text:p>31,3907083590652</text:p>
          </table:table-cell>
          <table:table-cell table:formula="of:=SQRT(POWER([.CR$4]-[.$B30];2)+POWER([.CR$5]-[.$C30];2)+POWER([.CR$6]-[.$D30];2))" office:value-type="float" office:value="22.0959554896366" calcext:value-type="float">
            <text:p>22,0959554896366</text:p>
          </table:table-cell>
          <table:table-cell table:formula="of:=SQRT(POWER([.CS$4]-[.CO30];2)+POWER([.CS$5]-[.CP30];2)+POWER([.CS$6]-[.CQ30];2))" office:value-type="float" office:value="30.919044964517" calcext:value-type="float">
            <text:p>30,919044964517</text:p>
          </table:table-cell>
          <table:table-cell table:formula="of:=SQRT(POWER([.CT$4]-[.CP30];2)+POWER([.CT$5]-[.CQ30];2)+POWER([.CT$6]-[.CR30];2))" office:value-type="float" office:value="20.0752524057528" calcext:value-type="float">
            <text:p>20,0752524057528</text:p>
          </table:table-cell>
          <table:table-cell table:formula="of:=SQRT(POWER([.CU$4]-[.$B30];2)+POWER([.CU$5]-[.$C30];2)+POWER([.CU$6]-[.$D30];2))" office:value-type="float" office:value="15.9817129870362" calcext:value-type="float">
            <text:p>15,9817129870362</text:p>
          </table:table-cell>
          <table:table-cell table:formula="of:=SQRT(POWER([.CV$4]-[.CR30];2)+POWER([.CV$5]-[.CS30];2)+POWER([.CV$6]-[.CT30];2))" office:value-type="float" office:value="22.957550918358" calcext:value-type="float">
            <text:p>22,957550918358</text:p>
          </table:table-cell>
          <table:table-cell table:formula="of:=SQRT(POWER([.CW$4]-[.$B30];2)+POWER([.CW$5]-[.$C30];2)+POWER([.CW$6]-[.$D30];2))" office:value-type="float" office:value="16.0498783796015" calcext:value-type="float">
            <text:p>16,0498783796015</text:p>
          </table:table-cell>
          <table:table-cell table:formula="of:=SQRT(POWER([.CX$4]-[.CT30];2)+POWER([.CX$5]-[.CU30];2)+POWER([.CX$6]-[.CV30];2))" office:value-type="float" office:value="33.9428694659988" calcext:value-type="float">
            <text:p>33,9428694659988</text:p>
          </table:table-cell>
          <table:table-cell table:formula="of:=SQRT(POWER([.CY$4]-[.$B30];2)+POWER([.CY$5]-[.$C30];2)+POWER([.CY$6]-[.$D30];2))" office:value-type="float" office:value="13.7957684091898" calcext:value-type="float">
            <text:p>13,7957684091898</text:p>
          </table:table-cell>
          <table:table-cell table:formula="of:=SQRT(POWER([.CZ$4]-[.$B30];2)+POWER([.CZ$5]-[.$C30];2)+POWER([.CZ$6]-[.$D30];2))" office:value-type="float" office:value="12.7778102584128" calcext:value-type="float">
            <text:p>12,7778102584128</text:p>
          </table:table-cell>
          <table:table-cell table:formula="of:=SQRT(POWER([.DA$4]-[.$B30];2)+POWER([.DA$5]-[.$C30];2)+POWER([.DA$6]-[.$D30];2))" office:value-type="float" office:value="11.5287151929432" calcext:value-type="float">
            <text:p>11,5287151929432</text:p>
          </table:table-cell>
          <table:table-cell table:formula="of:=SQRT(POWER([.DB$4]-[.$B30];2)+POWER([.DB$5]-[.$C30];2)+POWER([.DB$6]-[.$D30];2))" office:value-type="float" office:value="12.4634359628475" calcext:value-type="float">
            <text:p>12,46343596284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.781" calcext:value-type="float">
            <text:p>47,781</text:p>
          </table:table-cell>
          <table:table-cell office:value-type="float" office:value="23.52" calcext:value-type="float">
            <text:p>23,52</text:p>
          </table:table-cell>
          <table:table-cell office:value-type="float" office:value="12.608" calcext:value-type="float">
            <text:p>12,608</text:p>
          </table:table-cell>
          <table:table-cell/>
          <table:table-cell table:formula="of:=SQRT(POWER([.F$4]-[.B31];2)+POWER([.F$5]-[.C31];2)+POWER([.F$6]-[.D31];2))" office:value-type="float" office:value="25.5122367698326" calcext:value-type="float">
            <text:p>25,5122367698326</text:p>
          </table:table-cell>
          <table:table-cell table:formula="of:=SQRT(POWER([.G$4]-[.$B31];2)+POWER([.G$5]-[.$C31];2)+POWER([.G$6]-[.$D31];2))" office:value-type="float" office:value="25.9712681438547" calcext:value-type="float">
            <text:p>25,9712681438547</text:p>
          </table:table-cell>
          <table:table-cell table:formula="of:=SQRT(POWER([.H$4]-[.D31];2)+POWER([.H$5]-[.E31];2)+POWER([.H$6]-[.F31];2))" office:value-type="float" office:value="53.9082477839273" calcext:value-type="float">
            <text:p>53,9082477839273</text:p>
          </table:table-cell>
          <table:table-cell table:formula="of:=SQRT(POWER([.I$4]-[.$B31];2)+POWER([.I$5]-[.$C31];2)+POWER([.I$6]-[.$D31];2))" office:value-type="float" office:value="26.2621842389395" calcext:value-type="float">
            <text:p>26,2621842389395</text:p>
          </table:table-cell>
          <table:table-cell table:formula="of:=SQRT(POWER([.J$4]-[.F31];2)+POWER([.J$5]-[.G31];2)+POWER([.J$6]-[.H31];2))" office:value-type="float" office:value="55.1166439595376" calcext:value-type="float">
            <text:p>55,1166439595376</text:p>
          </table:table-cell>
          <table:table-cell table:formula="of:=SQRT(POWER([.K$4]-[.$B31];2)+POWER([.K$5]-[.$C31];2)+POWER([.K$6]-[.$D31];2))" office:value-type="float" office:value="25.4713869665552" calcext:value-type="float">
            <text:p>25,4713869665552</text:p>
          </table:table-cell>
          <table:table-cell table:formula="of:=SQRT(POWER([.L$4]-[.H31];2)+POWER([.L$5]-[.I31];2)+POWER([.L$6]-[.J31];2))" office:value-type="float" office:value="58.0440137719024" calcext:value-type="float">
            <text:p>58,0440137719024</text:p>
          </table:table-cell>
          <table:table-cell table:formula="of:=SQRT(POWER([.M$4]-[.$B31];2)+POWER([.M$5]-[.$C31];2)+POWER([.M$6]-[.$D31];2))" office:value-type="float" office:value="24.696287190588" calcext:value-type="float">
            <text:p>24,696287190588</text:p>
          </table:table-cell>
          <table:table-cell table:formula="of:=SQRT(POWER([.N$4]-[.J31];2)+POWER([.N$5]-[.K31];2)+POWER([.N$6]-[.L31];2))" office:value-type="float" office:value="51.1032196884045" calcext:value-type="float">
            <text:p>51,1032196884045</text:p>
          </table:table-cell>
          <table:table-cell table:formula="of:=SQRT(POWER([.O$4]-[.$B31];2)+POWER([.O$5]-[.$C31];2)+POWER([.O$6]-[.$D31];2))" office:value-type="float" office:value="19.160888992946" calcext:value-type="float">
            <text:p>19,160888992946</text:p>
          </table:table-cell>
          <table:table-cell table:formula="of:=SQRT(POWER([.P$4]-[.L31];2)+POWER([.P$5]-[.M31];2)+POWER([.P$6]-[.N31];2))" office:value-type="float" office:value="44.1441310434244" calcext:value-type="float">
            <text:p>44,1441310434244</text:p>
          </table:table-cell>
          <table:table-cell table:formula="of:=SQRT(POWER([.Q$4]-[.$B31];2)+POWER([.Q$5]-[.$C31];2)+POWER([.Q$6]-[.$D31];2))" office:value-type="float" office:value="18.8274038040299" calcext:value-type="float">
            <text:p>18,8274038040299</text:p>
          </table:table-cell>
          <table:table-cell table:formula="of:=SQRT(POWER([.R$4]-[.N31];2)+POWER([.R$5]-[.O31];2)+POWER([.R$6]-[.P31];2))" office:value-type="float" office:value="39.9961946517746" calcext:value-type="float">
            <text:p>39,9961946517746</text:p>
          </table:table-cell>
          <table:table-cell table:formula="of:=SQRT(POWER([.S$4]-[.$B31];2)+POWER([.S$5]-[.$C31];2)+POWER([.S$6]-[.$D31];2))" office:value-type="float" office:value="18.2635363497872" calcext:value-type="float">
            <text:p>18,2635363497872</text:p>
          </table:table-cell>
          <table:table-cell table:formula="of:=SQRT(POWER([.T$4]-[.P31];2)+POWER([.T$5]-[.Q31];2)+POWER([.T$6]-[.R31];2))" office:value-type="float" office:value="37.8189945405405" calcext:value-type="float">
            <text:p>37,8189945405405</text:p>
          </table:table-cell>
          <table:table-cell table:formula="of:=SQRT(POWER([.U$4]-[.$B31];2)+POWER([.U$5]-[.$C31];2)+POWER([.U$6]-[.$D31];2))" office:value-type="float" office:value="14.5324440477161" calcext:value-type="float">
            <text:p>14,5324440477161</text:p>
          </table:table-cell>
          <table:table-cell table:formula="of:=SQRT(POWER([.V$4]-[.R31];2)+POWER([.V$5]-[.S31];2)+POWER([.V$6]-[.T31];2))" office:value-type="float" office:value="28.6952963054467" calcext:value-type="float">
            <text:p>28,6952963054467</text:p>
          </table:table-cell>
          <table:table-cell table:formula="of:=SQRT(POWER([.W$4]-[.$B31];2)+POWER([.W$5]-[.$C31];2)+POWER([.W$6]-[.$D31];2))" office:value-type="float" office:value="12.4186383311537" calcext:value-type="float">
            <text:p>12,4186383311537</text:p>
          </table:table-cell>
          <table:table-cell table:formula="of:=SQRT(POWER([.X$4]-[.T31];2)+POWER([.X$5]-[.U31];2)+POWER([.X$6]-[.V31];2))" office:value-type="float" office:value="24.2000269281079" calcext:value-type="float">
            <text:p>24,2000269281079</text:p>
          </table:table-cell>
          <table:table-cell table:formula="of:=SQRT(POWER([.Y$4]-[.$B31];2)+POWER([.Y$5]-[.$C31];2)+POWER([.Y$6]-[.$D31];2))" office:value-type="float" office:value="14.1379577733137" calcext:value-type="float">
            <text:p>14,1379577733137</text:p>
          </table:table-cell>
          <table:table-cell table:formula="of:=SQRT(POWER([.Z$4]-[.V31];2)+POWER([.Z$5]-[.W31];2)+POWER([.Z$6]-[.X31];2))" office:value-type="float" office:value="29.6440730569149" calcext:value-type="float">
            <text:p>29,6440730569149</text:p>
          </table:table-cell>
          <table:table-cell table:formula="of:=SQRT(POWER([.AA$4]-[.$B31];2)+POWER([.AA$5]-[.$C31];2)+POWER([.AA$6]-[.$D31];2))" office:value-type="float" office:value="15.4989349311493" calcext:value-type="float">
            <text:p>15,4989349311493</text:p>
          </table:table-cell>
          <table:table-cell table:formula="of:=SQRT(POWER([.AB$4]-[.X31];2)+POWER([.AB$5]-[.Y31];2)+POWER([.AB$6]-[.Z31];2))" office:value-type="float" office:value="31.0925011137726" calcext:value-type="float">
            <text:p>31,0925011137726</text:p>
          </table:table-cell>
          <table:table-cell table:formula="of:=SQRT(POWER([.AC$4]-[.$B31];2)+POWER([.AC$5]-[.$C31];2)+POWER([.AC$6]-[.$D31];2))" office:value-type="float" office:value="0" calcext:value-type="float">
            <text:p>0</text:p>
          </table:table-cell>
          <table:table-cell table:formula="of:=SQRT(POWER([.AD$4]-[.Z31];2)+POWER([.AD$5]-[.AA31];2)+POWER([.AD$6]-[.AB31];2))" office:value-type="float" office:value="26.9404179807746" calcext:value-type="float">
            <text:p>26,9404179807746</text:p>
          </table:table-cell>
          <table:table-cell table:formula="of:=SQRT(POWER([.AE$4]-[.$B31];2)+POWER([.AE$5]-[.$C31];2)+POWER([.AE$6]-[.$D31];2))" office:value-type="float" office:value="2.40640998169472" calcext:value-type="float">
            <text:p>2,40640998169472</text:p>
          </table:table-cell>
          <table:table-cell table:formula="of:=SQRT(POWER([.AF$4]-[.AB31];2)+POWER([.AF$5]-[.AC31];2)+POWER([.AF$6]-[.AD31];2))" office:value-type="float" office:value="32.559577554245" calcext:value-type="float">
            <text:p>32,559577554245</text:p>
          </table:table-cell>
          <table:table-cell table:formula="of:=SQRT(POWER([.AG$4]-[.$B31];2)+POWER([.AG$5]-[.$C31];2)+POWER([.AG$6]-[.$D31];2))" office:value-type="float" office:value="2.66557948671579" calcext:value-type="float">
            <text:p>2,66557948671579</text:p>
          </table:table-cell>
          <table:table-cell table:formula="of:=SQRT(POWER([.AH$4]-[.AD31];2)+POWER([.AH$5]-[.AE31];2)+POWER([.AH$6]-[.AF31];2))" office:value-type="float" office:value="36.6241934811482" calcext:value-type="float">
            <text:p>36,6241934811482</text:p>
          </table:table-cell>
          <table:table-cell table:formula="of:=SQRT(POWER([.AI$4]-[.$B31];2)+POWER([.AI$5]-[.$C31];2)+POWER([.AI$6]-[.$D31];2))" office:value-type="float" office:value="2.47136783988139" calcext:value-type="float">
            <text:p>2,47136783988139</text:p>
          </table:table-cell>
          <table:table-cell table:formula="of:=SQRT(POWER([.AJ$4]-[.AF31];2)+POWER([.AJ$5]-[.AG31];2)+POWER([.AJ$6]-[.AH31];2))" office:value-type="float" office:value="35.2902717420046" calcext:value-type="float">
            <text:p>35,2902717420046</text:p>
          </table:table-cell>
          <table:table-cell table:formula="of:=SQRT(POWER([.AK$4]-[.$B31];2)+POWER([.AK$5]-[.$C31];2)+POWER([.AK$6]-[.$D31];2))" office:value-type="float" office:value="4.67999038460551" calcext:value-type="float">
            <text:p>4,67999038460551</text:p>
          </table:table-cell>
          <table:table-cell table:formula="of:=SQRT(POWER([.AL$4]-[.AH31];2)+POWER([.AL$5]-[.AI31];2)+POWER([.AL$6]-[.AJ31];2))" office:value-type="float" office:value="31.6013821934867" calcext:value-type="float">
            <text:p>31,6013821934867</text:p>
          </table:table-cell>
          <table:table-cell table:formula="of:=SQRT(POWER([.AM$4]-[.$B31];2)+POWER([.AM$5]-[.$C31];2)+POWER([.AM$6]-[.$D31];2))" office:value-type="float" office:value="4.88568326848968" calcext:value-type="float">
            <text:p>4,88568326848968</text:p>
          </table:table-cell>
          <table:table-cell table:formula="of:=SQRT(POWER([.AN$4]-[.AJ31];2)+POWER([.AN$5]-[.AK31];2)+POWER([.AN$6]-[.AL31];2))" office:value-type="float" office:value="31.1458967209815" calcext:value-type="float">
            <text:p>31,1458967209815</text:p>
          </table:table-cell>
          <table:table-cell table:formula="of:=SQRT(POWER([.AO$4]-[.$B31];2)+POWER([.AO$5]-[.$C31];2)+POWER([.AO$6]-[.$D31];2))" office:value-type="float" office:value="4.88092706358126" calcext:value-type="float">
            <text:p>4,88092706358126</text:p>
          </table:table-cell>
          <table:table-cell table:formula="of:=SQRT(POWER([.AP$4]-[.AL31];2)+POWER([.AP$5]-[.AM31];2)+POWER([.AP$6]-[.AN31];2))" office:value-type="float" office:value="34.5139618884399" calcext:value-type="float">
            <text:p>34,5139618884399</text:p>
          </table:table-cell>
          <table:table-cell table:formula="of:=SQRT(POWER([.AQ$4]-[.$B31];2)+POWER([.AQ$5]-[.$C31];2)+POWER([.AQ$6]-[.$D31];2))" office:value-type="float" office:value="13.9973314956816" calcext:value-type="float">
            <text:p>13,9973314956816</text:p>
          </table:table-cell>
          <table:table-cell table:formula="of:=SQRT(POWER([.AR$4]-[.AN31];2)+POWER([.AR$5]-[.AO31];2)+POWER([.AR$6]-[.AP31];2))" office:value-type="float" office:value="43.007562190654" calcext:value-type="float">
            <text:p>43,007562190654</text:p>
          </table:table-cell>
          <table:table-cell table:formula="of:=SQRT(POWER([.AS$4]-[.$B31];2)+POWER([.AS$5]-[.$C31];2)+POWER([.AS$6]-[.$D31];2))" office:value-type="float" office:value="15.5166418080717" calcext:value-type="float">
            <text:p>15,5166418080717</text:p>
          </table:table-cell>
          <table:table-cell table:formula="of:=SQRT(POWER([.AT$4]-[.AP31];2)+POWER([.AT$5]-[.AQ31];2)+POWER([.AT$6]-[.AR31];2))" office:value-type="float" office:value="42.1004751907893" calcext:value-type="float">
            <text:p>42,1004751907893</text:p>
          </table:table-cell>
          <table:table-cell table:formula="of:=SQRT(POWER([.AU$4]-[.$B31];2)+POWER([.AU$5]-[.$C31];2)+POWER([.AU$6]-[.$D31];2))" office:value-type="float" office:value="12.9985413797087" calcext:value-type="float">
            <text:p>12,9985413797087</text:p>
          </table:table-cell>
          <table:table-cell table:formula="of:=SQRT(POWER([.AV$4]-[.AR31];2)+POWER([.AV$5]-[.AS31];2)+POWER([.AV$6]-[.AT31];2))" office:value-type="float" office:value="37.2471414841469" calcext:value-type="float">
            <text:p>37,2471414841469</text:p>
          </table:table-cell>
          <table:table-cell table:formula="of:=SQRT(POWER([.AW$4]-[.$B31];2)+POWER([.AW$5]-[.$C31];2)+POWER([.AW$6]-[.$D31];2))" office:value-type="float" office:value="11.6536601117417" calcext:value-type="float">
            <text:p>11,6536601117417</text:p>
          </table:table-cell>
          <table:table-cell table:formula="of:=SQRT(POWER([.AX$4]-[.AT31];2)+POWER([.AX$5]-[.AU31];2)+POWER([.AX$6]-[.AV31];2))" office:value-type="float" office:value="33.8253477048867" calcext:value-type="float">
            <text:p>33,8253477048867</text:p>
          </table:table-cell>
          <table:table-cell table:formula="of:=SQRT(POWER([.AY$4]-[.$B31];2)+POWER([.AY$5]-[.$C31];2)+POWER([.AY$6]-[.$D31];2))" office:value-type="float" office:value="23.3451488965052" calcext:value-type="float">
            <text:p>23,3451488965052</text:p>
          </table:table-cell>
          <table:table-cell table:formula="of:=SQRT(POWER([.AZ$4]-[.AV31];2)+POWER([.AZ$5]-[.AW31];2)+POWER([.AZ$6]-[.AX31];2))" office:value-type="float" office:value="40.4635739216909" calcext:value-type="float">
            <text:p>40,4635739216909</text:p>
          </table:table-cell>
          <table:table-cell table:formula="of:=SQRT(POWER([.BA$4]-[.$B31];2)+POWER([.BA$5]-[.$C31];2)+POWER([.BA$6]-[.$D31];2))" office:value-type="float" office:value="25.1728921461162" calcext:value-type="float">
            <text:p>25,1728921461162</text:p>
          </table:table-cell>
          <table:table-cell table:formula="of:=SQRT(POWER([.BB$4]-[.AX31];2)+POWER([.BB$5]-[.AY31];2)+POWER([.BB$6]-[.AZ31];2))" office:value-type="float" office:value="39.5439385310774" calcext:value-type="float">
            <text:p>39,5439385310774</text:p>
          </table:table-cell>
          <table:table-cell table:formula="of:=SQRT(POWER([.BC$4]-[.$B31];2)+POWER([.BC$5]-[.$C31];2)+POWER([.BC$6]-[.$D31];2))" office:value-type="float" office:value="24.1828669516251" calcext:value-type="float">
            <text:p>24,1828669516251</text:p>
          </table:table-cell>
          <table:table-cell table:formula="of:=SQRT(POWER([.BD$4]-[.AZ31];2)+POWER([.BD$5]-[.BA31];2)+POWER([.BD$6]-[.BB31];2))" office:value-type="float" office:value="35.1138617107534" calcext:value-type="float">
            <text:p>35,1138617107534</text:p>
          </table:table-cell>
          <table:table-cell table:formula="of:=SQRT(POWER([.BE$4]-[.$B31];2)+POWER([.BE$5]-[.$C31];2)+POWER([.BE$6]-[.$D31];2))" office:value-type="float" office:value="24.265122727899" calcext:value-type="float">
            <text:p>24,265122727899</text:p>
          </table:table-cell>
          <table:table-cell table:formula="of:=SQRT(POWER([.BF$4]-[.BB31];2)+POWER([.BF$5]-[.BC31];2)+POWER([.BF$6]-[.BD31];2))" office:value-type="float" office:value="32.5993603427498" calcext:value-type="float">
            <text:p>32,5993603427498</text:p>
          </table:table-cell>
          <table:table-cell table:formula="of:=SQRT(POWER([.BG$4]-[.$B31];2)+POWER([.BG$5]-[.$C31];2)+POWER([.BG$6]-[.$D31];2))" office:value-type="float" office:value="24.9723405991509" calcext:value-type="float">
            <text:p>24,9723405991509</text:p>
          </table:table-cell>
          <table:table-cell table:formula="of:=SQRT(POWER([.BH$4]-[.BD31];2)+POWER([.BH$5]-[.BE31];2)+POWER([.BH$6]-[.BF31];2))" office:value-type="float" office:value="29.6505695110123" calcext:value-type="float">
            <text:p>29,6505695110123</text:p>
          </table:table-cell>
          <table:table-cell table:formula="of:=SQRT(POWER([.BI$4]-[.$B31];2)+POWER([.BI$5]-[.$C31];2)+POWER([.BI$6]-[.$D31];2))" office:value-type="float" office:value="26.2872579589428" calcext:value-type="float">
            <text:p>26,2872579589428</text:p>
          </table:table-cell>
          <table:table-cell table:formula="of:=SQRT(POWER([.BJ$4]-[.BF31];2)+POWER([.BJ$5]-[.BG31];2)+POWER([.BJ$6]-[.BH31];2))" office:value-type="float" office:value="25.4085878986395" calcext:value-type="float">
            <text:p>25,4085878986395</text:p>
          </table:table-cell>
          <table:table-cell table:formula="of:=SQRT(POWER([.BK$4]-[.$B31];2)+POWER([.BK$5]-[.$C31];2)+POWER([.BK$6]-[.$D31];2))" office:value-type="float" office:value="24.2269629132502" calcext:value-type="float">
            <text:p>24,2269629132502</text:p>
          </table:table-cell>
          <table:table-cell table:formula="of:=SQRT(POWER([.BL$4]-[.BH31];2)+POWER([.BL$5]-[.BI31];2)+POWER([.BL$6]-[.BJ31];2))" office:value-type="float" office:value="20.0476684209135" calcext:value-type="float">
            <text:p>20,0476684209135</text:p>
          </table:table-cell>
          <table:table-cell table:formula="of:=SQRT(POWER([.BM$4]-[.$B31];2)+POWER([.BM$5]-[.$C31];2)+POWER([.BM$6]-[.$D31];2))" office:value-type="float" office:value="22.204261978278" calcext:value-type="float">
            <text:p>22,204261978278</text:p>
          </table:table-cell>
          <table:table-cell table:formula="of:=SQRT(POWER([.BN$4]-[.BJ31];2)+POWER([.BN$5]-[.BK31];2)+POWER([.BN$6]-[.BL31];2))" office:value-type="float" office:value="20.6923670697463" calcext:value-type="float">
            <text:p>20,6923670697463</text:p>
          </table:table-cell>
          <table:table-cell table:formula="of:=SQRT(POWER([.BO$4]-[.$B31];2)+POWER([.BO$5]-[.$C31];2)+POWER([.BO$6]-[.$D31];2))" office:value-type="float" office:value="22.2937179716619" calcext:value-type="float">
            <text:p>22,2937179716619</text:p>
          </table:table-cell>
          <table:table-cell table:formula="of:=SQRT(POWER([.BP$4]-[.BL31];2)+POWER([.BP$5]-[.BM31];2)+POWER([.BP$6]-[.BN31];2))" office:value-type="float" office:value="20.5366793832089" calcext:value-type="float">
            <text:p>20,5366793832089</text:p>
          </table:table-cell>
          <table:table-cell table:formula="of:=SQRT(POWER([.BQ$4]-[.$B31];2)+POWER([.BQ$5]-[.$C31];2)+POWER([.BQ$6]-[.$D31];2))" office:value-type="float" office:value="23.8464192070843" calcext:value-type="float">
            <text:p>23,8464192070843</text:p>
          </table:table-cell>
          <table:table-cell table:formula="of:=SQRT(POWER([.BR$4]-[.BN31];2)+POWER([.BR$5]-[.BO31];2)+POWER([.BR$6]-[.BP31];2))" office:value-type="float" office:value="18.9500150247023" calcext:value-type="float">
            <text:p>18,9500150247023</text:p>
          </table:table-cell>
          <table:table-cell table:formula="of:=SQRT(POWER([.BS$4]-[.$B31];2)+POWER([.BS$5]-[.$C31];2)+POWER([.BS$6]-[.$D31];2))" office:value-type="float" office:value="24.3174558290953" calcext:value-type="float">
            <text:p>24,3174558290953</text:p>
          </table:table-cell>
          <table:table-cell table:formula="of:=SQRT(POWER([.BT$4]-[.BP31];2)+POWER([.BT$5]-[.BQ31];2)+POWER([.BT$6]-[.BR31];2))" office:value-type="float" office:value="15.8357494630302" calcext:value-type="float">
            <text:p>15,8357494630302</text:p>
          </table:table-cell>
          <table:table-cell table:formula="of:=SQRT(POWER([.BU$4]-[.$B31];2)+POWER([.BU$5]-[.$C31];2)+POWER([.BU$6]-[.$D31];2))" office:value-type="float" office:value="23.6222435217318" calcext:value-type="float">
            <text:p>23,6222435217318</text:p>
          </table:table-cell>
          <table:table-cell table:formula="of:=SQRT(POWER([.BV$4]-[.BR31];2)+POWER([.BV$5]-[.BS31];2)+POWER([.BV$6]-[.BT31];2))" office:value-type="float" office:value="13.4195463861612" calcext:value-type="float">
            <text:p>13,4195463861612</text:p>
          </table:table-cell>
          <table:table-cell table:formula="of:=SQRT(POWER([.BW$4]-[.$B31];2)+POWER([.BW$5]-[.$C31];2)+POWER([.BW$6]-[.$D31];2))" office:value-type="float" office:value="20.9286372943868" calcext:value-type="float">
            <text:p>20,9286372943868</text:p>
          </table:table-cell>
          <table:table-cell table:formula="of:=SQRT(POWER([.BX$4]-[.BT31];2)+POWER([.BX$5]-[.BU31];2)+POWER([.BX$6]-[.BV31];2))" office:value-type="float" office:value="24.3091923276784" calcext:value-type="float">
            <text:p>24,3091923276784</text:p>
          </table:table-cell>
          <table:table-cell table:formula="of:=SQRT(POWER([.BY$4]-[.$B31];2)+POWER([.BY$5]-[.$C31];2)+POWER([.BY$6]-[.$D31];2))" office:value-type="float" office:value="19.3640435085237" calcext:value-type="float">
            <text:p>19,3640435085237</text:p>
          </table:table-cell>
          <table:table-cell table:formula="of:=SQRT(POWER([.BZ$4]-[.BV31];2)+POWER([.BZ$5]-[.BW31];2)+POWER([.BZ$6]-[.BX31];2))" office:value-type="float" office:value="30.6241845780284" calcext:value-type="float">
            <text:p>30,6241845780284</text:p>
          </table:table-cell>
          <table:table-cell table:formula="of:=SQRT(POWER([.CA$4]-[.$B31];2)+POWER([.CA$5]-[.$C31];2)+POWER([.CA$6]-[.$D31];2))" office:value-type="float" office:value="19.4299835563492" calcext:value-type="float">
            <text:p>19,4299835563492</text:p>
          </table:table-cell>
          <table:table-cell table:formula="of:=SQRT(POWER([.CB$4]-[.BX31];2)+POWER([.CB$5]-[.BY31];2)+POWER([.CB$6]-[.BZ31];2))" office:value-type="float" office:value="29.5453890846031" calcext:value-type="float">
            <text:p>29,5453890846031</text:p>
          </table:table-cell>
          <table:table-cell table:formula="of:=SQRT(POWER([.CC$4]-[.$B31];2)+POWER([.CC$5]-[.$C31];2)+POWER([.CC$6]-[.$D31];2))" office:value-type="float" office:value="20.9013928961684" calcext:value-type="float">
            <text:p>20,9013928961684</text:p>
          </table:table-cell>
          <table:table-cell table:formula="of:=SQRT(POWER([.CD$4]-[.BZ31];2)+POWER([.CD$5]-[.CA31];2)+POWER([.CD$6]-[.CB31];2))" office:value-type="float" office:value="28.1469858356352" calcext:value-type="float">
            <text:p>28,1469858356352</text:p>
          </table:table-cell>
          <table:table-cell table:formula="of:=SQRT(POWER([.CE$4]-[.$B31];2)+POWER([.CE$5]-[.$C31];2)+POWER([.CE$6]-[.$D31];2))" office:value-type="float" office:value="21.9743818798163" calcext:value-type="float">
            <text:p>21,9743818798163</text:p>
          </table:table-cell>
          <table:table-cell table:formula="of:=SQRT(POWER([.CF$4]-[.CB31];2)+POWER([.CF$5]-[.CC31];2)+POWER([.CF$6]-[.CD31];2))" office:value-type="float" office:value="26.6446927680527" calcext:value-type="float">
            <text:p>26,6446927680527</text:p>
          </table:table-cell>
          <table:table-cell table:formula="of:=SQRT(POWER([.CG$4]-[.$B31];2)+POWER([.CG$5]-[.$C31];2)+POWER([.CG$6]-[.$D31];2))" office:value-type="float" office:value="22.3960092873708" calcext:value-type="float">
            <text:p>22,3960092873708</text:p>
          </table:table-cell>
          <table:table-cell table:formula="of:=SQRT(POWER([.CH$4]-[.CD31];2)+POWER([.CH$5]-[.CE31];2)+POWER([.CH$6]-[.CF31];2))" office:value-type="float" office:value="24.7018499629848" calcext:value-type="float">
            <text:p>24,7018499629848</text:p>
          </table:table-cell>
          <table:table-cell table:formula="of:=SQRT(POWER([.CI$4]-[.$B31];2)+POWER([.CI$5]-[.$C31];2)+POWER([.CI$6]-[.$D31];2))" office:value-type="float" office:value="19.6117516810712" calcext:value-type="float">
            <text:p>19,6117516810712</text:p>
          </table:table-cell>
          <table:table-cell table:formula="of:=SQRT(POWER([.CJ$4]-[.CF31];2)+POWER([.CJ$5]-[.CG31];2)+POWER([.CJ$6]-[.CH31];2))" office:value-type="float" office:value="25.1950327882573" calcext:value-type="float">
            <text:p>25,1950327882573</text:p>
          </table:table-cell>
          <table:table-cell table:formula="of:=SQRT(POWER([.CK$4]-[.CG31];2)+POWER([.CK$5]-[.CH31];2)+POWER([.CK$6]-[.CI31];2))" office:value-type="float" office:value="23.5215137328034" calcext:value-type="float">
            <text:p>23,5215137328034</text:p>
          </table:table-cell>
          <table:table-cell table:formula="of:=SQRT(POWER([.CL$4]-[.$B31];2)+POWER([.CL$5]-[.$C31];2)+POWER([.CL$6]-[.$D31];2))" office:value-type="float" office:value="18.1085938990304" calcext:value-type="float">
            <text:p>18,1085938990304</text:p>
          </table:table-cell>
          <table:table-cell table:formula="of:=SQRT(POWER([.CM$4]-[.CI31];2)+POWER([.CM$5]-[.CJ31];2)+POWER([.CM$6]-[.CK31];2))" office:value-type="float" office:value="27.2118191538079" calcext:value-type="float">
            <text:p>27,2118191538079</text:p>
          </table:table-cell>
          <table:table-cell table:formula="of:=SQRT(POWER([.CN$4]-[.$B31];2)+POWER([.CN$5]-[.$C31];2)+POWER([.CN$6]-[.$D31];2))" office:value-type="float" office:value="21.0453273911336" calcext:value-type="float">
            <text:p>21,0453273911336</text:p>
          </table:table-cell>
          <table:table-cell table:formula="of:=SQRT(POWER([.CO$4]-[.CK31];2)+POWER([.CO$5]-[.CL31];2)+POWER([.CO$6]-[.CM31];2))" office:value-type="float" office:value="30.4938160616128" calcext:value-type="float">
            <text:p>30,4938160616128</text:p>
          </table:table-cell>
          <table:table-cell table:formula="of:=SQRT(POWER([.CP$4]-[.$B31];2)+POWER([.CP$5]-[.$C31];2)+POWER([.CP$6]-[.$D31];2))" office:value-type="float" office:value="22.1997729943349" calcext:value-type="float">
            <text:p>22,1997729943349</text:p>
          </table:table-cell>
          <table:table-cell table:formula="of:=SQRT(POWER([.CQ$4]-[.CM31];2)+POWER([.CQ$5]-[.CN31];2)+POWER([.CQ$6]-[.CO31];2))" office:value-type="float" office:value="30.2056758025945" calcext:value-type="float">
            <text:p>30,2056758025945</text:p>
          </table:table-cell>
          <table:table-cell table:formula="of:=SQRT(POWER([.CR$4]-[.$B31];2)+POWER([.CR$5]-[.$C31];2)+POWER([.CR$6]-[.$D31];2))" office:value-type="float" office:value="23.0823684659959" calcext:value-type="float">
            <text:p>23,0823684659959</text:p>
          </table:table-cell>
          <table:table-cell table:formula="of:=SQRT(POWER([.CS$4]-[.CO31];2)+POWER([.CS$5]-[.CP31];2)+POWER([.CS$6]-[.CQ31];2))" office:value-type="float" office:value="29.377469552102" calcext:value-type="float">
            <text:p>29,377469552102</text:p>
          </table:table-cell>
          <table:table-cell table:formula="of:=SQRT(POWER([.CT$4]-[.CP31];2)+POWER([.CT$5]-[.CQ31];2)+POWER([.CT$6]-[.CR31];2))" office:value-type="float" office:value="20.8877831312802" calcext:value-type="float">
            <text:p>20,8877831312802</text:p>
          </table:table-cell>
          <table:table-cell table:formula="of:=SQRT(POWER([.CU$4]-[.$B31];2)+POWER([.CU$5]-[.$C31];2)+POWER([.CU$6]-[.$D31];2))" office:value-type="float" office:value="17.074060823366" calcext:value-type="float">
            <text:p>17,074060823366</text:p>
          </table:table-cell>
          <table:table-cell table:formula="of:=SQRT(POWER([.CV$4]-[.CR31];2)+POWER([.CV$5]-[.CS31];2)+POWER([.CV$6]-[.CT31];2))" office:value-type="float" office:value="23.1228470372612" calcext:value-type="float">
            <text:p>23,1228470372612</text:p>
          </table:table-cell>
          <table:table-cell table:formula="of:=SQRT(POWER([.CW$4]-[.$B31];2)+POWER([.CW$5]-[.$C31];2)+POWER([.CW$6]-[.$D31];2))" office:value-type="float" office:value="17.1732711211347" calcext:value-type="float">
            <text:p>17,1732711211347</text:p>
          </table:table-cell>
          <table:table-cell table:formula="of:=SQRT(POWER([.CX$4]-[.CT31];2)+POWER([.CX$5]-[.CU31];2)+POWER([.CX$6]-[.CV31];2))" office:value-type="float" office:value="32.9559443792122" calcext:value-type="float">
            <text:p>32,9559443792122</text:p>
          </table:table-cell>
          <table:table-cell table:formula="of:=SQRT(POWER([.CY$4]-[.$B31];2)+POWER([.CY$5]-[.$C31];2)+POWER([.CY$6]-[.$D31];2))" office:value-type="float" office:value="14.8686387070236" calcext:value-type="float">
            <text:p>14,8686387070236</text:p>
          </table:table-cell>
          <table:table-cell table:formula="of:=SQRT(POWER([.CZ$4]-[.$B31];2)+POWER([.CZ$5]-[.$C31];2)+POWER([.CZ$6]-[.$D31];2))" office:value-type="float" office:value="13.8596277727795" calcext:value-type="float">
            <text:p>13,8596277727795</text:p>
          </table:table-cell>
          <table:table-cell table:formula="of:=SQRT(POWER([.DA$4]-[.$B31];2)+POWER([.DA$5]-[.$C31];2)+POWER([.DA$6]-[.$D31];2))" office:value-type="float" office:value="12.5456217462508" calcext:value-type="float">
            <text:p>12,5456217462508</text:p>
          </table:table-cell>
          <table:table-cell table:formula="of:=SQRT(POWER([.DB$4]-[.$B31];2)+POWER([.DB$5]-[.$C31];2)+POWER([.DB$6]-[.$D31];2))" office:value-type="float" office:value="13.6518608621682" calcext:value-type="float">
            <text:p>13,65186086216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.779" calcext:value-type="float">
            <text:p>48,779</text:p>
          </table:table-cell>
          <table:table-cell office:value-type="float" office:value="23.005" calcext:value-type="float">
            <text:p>23,005</text:p>
          </table:table-cell>
          <table:table-cell office:value-type="float" office:value="13.677" calcext:value-type="float">
            <text:p>13,677</text:p>
          </table:table-cell>
          <table:table-cell/>
          <table:table-cell table:formula="of:=SQRT(POWER([.F$4]-[.B32];2)+POWER([.F$5]-[.C32];2)+POWER([.F$6]-[.D32];2))" office:value-type="float" office:value="26.9578536794011" calcext:value-type="float">
            <text:p>26,9578536794011</text:p>
          </table:table-cell>
          <table:table-cell table:formula="of:=SQRT(POWER([.G$4]-[.$B32];2)+POWER([.G$5]-[.$C32];2)+POWER([.G$6]-[.$D32];2))" office:value-type="float" office:value="27.3986653142083" calcext:value-type="float">
            <text:p>27,3986653142083</text:p>
          </table:table-cell>
          <table:table-cell table:formula="of:=SQRT(POWER([.H$4]-[.D32];2)+POWER([.H$5]-[.E32];2)+POWER([.H$6]-[.F32];2))" office:value-type="float" office:value="54.1946057534548" calcext:value-type="float">
            <text:p>54,1946057534548</text:p>
          </table:table-cell>
          <table:table-cell table:formula="of:=SQRT(POWER([.I$4]-[.$B32];2)+POWER([.I$5]-[.$C32];2)+POWER([.I$6]-[.$D32];2))" office:value-type="float" office:value="27.6370903135623" calcext:value-type="float">
            <text:p>27,6370903135623</text:p>
          </table:table-cell>
          <table:table-cell table:formula="of:=SQRT(POWER([.J$4]-[.F32];2)+POWER([.J$5]-[.G32];2)+POWER([.J$6]-[.H32];2))" office:value-type="float" office:value="54.8554795294343" calcext:value-type="float">
            <text:p>54,8554795294343</text:p>
          </table:table-cell>
          <table:table-cell table:formula="of:=SQRT(POWER([.K$4]-[.$B32];2)+POWER([.K$5]-[.$C32];2)+POWER([.K$6]-[.$D32];2))" office:value-type="float" office:value="26.9038586080138" calcext:value-type="float">
            <text:p>26,9038586080138</text:p>
          </table:table-cell>
          <table:table-cell table:formula="of:=SQRT(POWER([.L$4]-[.H32];2)+POWER([.L$5]-[.I32];2)+POWER([.L$6]-[.J32];2))" office:value-type="float" office:value="57.5805707744533" calcext:value-type="float">
            <text:p>57,5805707744533</text:p>
          </table:table-cell>
          <table:table-cell table:formula="of:=SQRT(POWER([.M$4]-[.$B32];2)+POWER([.M$5]-[.$C32];2)+POWER([.M$6]-[.$D32];2))" office:value-type="float" office:value="26.1508650143738" calcext:value-type="float">
            <text:p>26,1508650143738</text:p>
          </table:table-cell>
          <table:table-cell table:formula="of:=SQRT(POWER([.N$4]-[.J32];2)+POWER([.N$5]-[.K32];2)+POWER([.N$6]-[.L32];2))" office:value-type="float" office:value="50.1372941434293" calcext:value-type="float">
            <text:p>50,1372941434293</text:p>
          </table:table-cell>
          <table:table-cell table:formula="of:=SQRT(POWER([.O$4]-[.$B32];2)+POWER([.O$5]-[.$C32];2)+POWER([.O$6]-[.$D32];2))" office:value-type="float" office:value="19.9763422327512" calcext:value-type="float">
            <text:p>19,9763422327512</text:p>
          </table:table-cell>
          <table:table-cell table:formula="of:=SQRT(POWER([.P$4]-[.L32];2)+POWER([.P$5]-[.M32];2)+POWER([.P$6]-[.N32];2))" office:value-type="float" office:value="42.621566553873" calcext:value-type="float">
            <text:p>42,621566553873</text:p>
          </table:table-cell>
          <table:table-cell table:formula="of:=SQRT(POWER([.Q$4]-[.$B32];2)+POWER([.Q$5]-[.$C32];2)+POWER([.Q$6]-[.$D32];2))" office:value-type="float" office:value="19.5629898021749" calcext:value-type="float">
            <text:p>19,5629898021749</text:p>
          </table:table-cell>
          <table:table-cell table:formula="of:=SQRT(POWER([.R$4]-[.N32];2)+POWER([.R$5]-[.O32];2)+POWER([.R$6]-[.P32];2))" office:value-type="float" office:value="38.1593850675828" calcext:value-type="float">
            <text:p>38,1593850675828</text:p>
          </table:table-cell>
          <table:table-cell table:formula="of:=SQRT(POWER([.S$4]-[.$B32];2)+POWER([.S$5]-[.$C32];2)+POWER([.S$6]-[.$D32];2))" office:value-type="float" office:value="18.9343540159151" calcext:value-type="float">
            <text:p>18,9343540159151</text:p>
          </table:table-cell>
          <table:table-cell table:formula="of:=SQRT(POWER([.T$4]-[.P32];2)+POWER([.T$5]-[.Q32];2)+POWER([.T$6]-[.R32];2))" office:value-type="float" office:value="36.031096826338" calcext:value-type="float">
            <text:p>36,031096826338</text:p>
          </table:table-cell>
          <table:table-cell table:formula="of:=SQRT(POWER([.U$4]-[.$B32];2)+POWER([.U$5]-[.$C32];2)+POWER([.U$6]-[.$D32];2))" office:value-type="float" office:value="15.208484145371" calcext:value-type="float">
            <text:p>15,208484145371</text:p>
          </table:table-cell>
          <table:table-cell table:formula="of:=SQRT(POWER([.V$4]-[.R32];2)+POWER([.V$5]-[.S32];2)+POWER([.V$6]-[.T32];2))" office:value-type="float" office:value="27.2524436280778" calcext:value-type="float">
            <text:p>27,2524436280778</text:p>
          </table:table-cell>
          <table:table-cell table:formula="of:=SQRT(POWER([.W$4]-[.$B32];2)+POWER([.W$5]-[.$C32];2)+POWER([.W$6]-[.$D32];2))" office:value-type="float" office:value="13.0401092786832" calcext:value-type="float">
            <text:p>13,0401092786832</text:p>
          </table:table-cell>
          <table:table-cell table:formula="of:=SQRT(POWER([.X$4]-[.T32];2)+POWER([.X$5]-[.U32];2)+POWER([.X$6]-[.V32];2))" office:value-type="float" office:value="23.3129588604653" calcext:value-type="float">
            <text:p>23,3129588604653</text:p>
          </table:table-cell>
          <table:table-cell table:formula="of:=SQRT(POWER([.Y$4]-[.$B32];2)+POWER([.Y$5]-[.$C32];2)+POWER([.Y$6]-[.$D32];2))" office:value-type="float" office:value="14.5821433266856" calcext:value-type="float">
            <text:p>14,5821433266856</text:p>
          </table:table-cell>
          <table:table-cell table:formula="of:=SQRT(POWER([.Z$4]-[.V32];2)+POWER([.Z$5]-[.W32];2)+POWER([.Z$6]-[.X32];2))" office:value-type="float" office:value="29.8372302301367" calcext:value-type="float">
            <text:p>29,8372302301367</text:p>
          </table:table-cell>
          <table:table-cell table:formula="of:=SQRT(POWER([.AA$4]-[.$B32];2)+POWER([.AA$5]-[.$C32];2)+POWER([.AA$6]-[.$D32];2))" office:value-type="float" office:value="15.9455032532686" calcext:value-type="float">
            <text:p>15,9455032532686</text:p>
          </table:table-cell>
          <table:table-cell table:formula="of:=SQRT(POWER([.AB$4]-[.X32];2)+POWER([.AB$5]-[.Y32];2)+POWER([.AB$6]-[.Z32];2))" office:value-type="float" office:value="31.7258866297033" calcext:value-type="float">
            <text:p>31,7258866297033</text:p>
          </table:table-cell>
          <table:table-cell table:formula="of:=SQRT(POWER([.AC$4]-[.$B32];2)+POWER([.AC$5]-[.$C32];2)+POWER([.AC$6]-[.$D32];2))" office:value-type="float" office:value="1.55048057066189" calcext:value-type="float">
            <text:p>1,55048057066189</text:p>
          </table:table-cell>
          <table:table-cell table:formula="of:=SQRT(POWER([.AD$4]-[.Z32];2)+POWER([.AD$5]-[.AA32];2)+POWER([.AD$6]-[.AB32];2))" office:value-type="float" office:value="27.0996207520234" calcext:value-type="float">
            <text:p>27,0996207520234</text:p>
          </table:table-cell>
          <table:table-cell table:formula="of:=SQRT(POWER([.AE$4]-[.$B32];2)+POWER([.AE$5]-[.$C32];2)+POWER([.AE$6]-[.$D32];2))" office:value-type="float" office:value="1.19705847810372" calcext:value-type="float">
            <text:p>1,19705847810372</text:p>
          </table:table-cell>
          <table:table-cell table:formula="of:=SQRT(POWER([.AF$4]-[.AB32];2)+POWER([.AF$5]-[.AC32];2)+POWER([.AF$6]-[.AD32];2))" office:value-type="float" office:value="31.2326382725712" calcext:value-type="float">
            <text:p>31,2326382725712</text:p>
          </table:table-cell>
          <table:table-cell table:formula="of:=SQRT(POWER([.AG$4]-[.$B32];2)+POWER([.AG$5]-[.$C32];2)+POWER([.AG$6]-[.$D32];2))" office:value-type="float" office:value="2.98863580919456" calcext:value-type="float">
            <text:p>2,98863580919456</text:p>
          </table:table-cell>
          <table:table-cell table:formula="of:=SQRT(POWER([.AH$4]-[.AD32];2)+POWER([.AH$5]-[.AE32];2)+POWER([.AH$6]-[.AF32];2))" office:value-type="float" office:value="36.4558533264155" calcext:value-type="float">
            <text:p>36,4558533264155</text:p>
          </table:table-cell>
          <table:table-cell table:formula="of:=SQRT(POWER([.AI$4]-[.$B32];2)+POWER([.AI$5]-[.$C32];2)+POWER([.AI$6]-[.$D32];2))" office:value-type="float" office:value="1.32621453769743" calcext:value-type="float">
            <text:p>1,32621453769743</text:p>
          </table:table-cell>
          <table:table-cell table:formula="of:=SQRT(POWER([.AJ$4]-[.AF32];2)+POWER([.AJ$5]-[.AG32];2)+POWER([.AJ$6]-[.AH32];2))" office:value-type="float" office:value="35.7155073261532" calcext:value-type="float">
            <text:p>35,7155073261532</text:p>
          </table:table-cell>
          <table:table-cell table:formula="of:=SQRT(POWER([.AK$4]-[.$B32];2)+POWER([.AK$5]-[.$C32];2)+POWER([.AK$6]-[.$D32];2))" office:value-type="float" office:value="3.32179258834744" calcext:value-type="float">
            <text:p>3,32179258834744</text:p>
          </table:table-cell>
          <table:table-cell table:formula="of:=SQRT(POWER([.AL$4]-[.AH32];2)+POWER([.AL$5]-[.AI32];2)+POWER([.AL$6]-[.AJ32];2))" office:value-type="float" office:value="32.6959922203679" calcext:value-type="float">
            <text:p>32,6959922203679</text:p>
          </table:table-cell>
          <table:table-cell table:formula="of:=SQRT(POWER([.AM$4]-[.$B32];2)+POWER([.AM$5]-[.$C32];2)+POWER([.AM$6]-[.$D32];2))" office:value-type="float" office:value="3.71904436650062" calcext:value-type="float">
            <text:p>3,71904436650062</text:p>
          </table:table-cell>
          <table:table-cell table:formula="of:=SQRT(POWER([.AN$4]-[.AJ32];2)+POWER([.AN$5]-[.AK32];2)+POWER([.AN$6]-[.AL32];2))" office:value-type="float" office:value="32.3500242871265" calcext:value-type="float">
            <text:p>32,3500242871265</text:p>
          </table:table-cell>
          <table:table-cell table:formula="of:=SQRT(POWER([.AO$4]-[.$B32];2)+POWER([.AO$5]-[.$C32];2)+POWER([.AO$6]-[.$D32];2))" office:value-type="float" office:value="4.05347024165714" calcext:value-type="float">
            <text:p>4,05347024165714</text:p>
          </table:table-cell>
          <table:table-cell table:formula="of:=SQRT(POWER([.AP$4]-[.AL32];2)+POWER([.AP$5]-[.AM32];2)+POWER([.AP$6]-[.AN32];2))" office:value-type="float" office:value="35.1016990528084" calcext:value-type="float">
            <text:p>35,1016990528084</text:p>
          </table:table-cell>
          <table:table-cell table:formula="of:=SQRT(POWER([.AQ$4]-[.$B32];2)+POWER([.AQ$5]-[.$C32];2)+POWER([.AQ$6]-[.$D32];2))" office:value-type="float" office:value="14.7655609104429" calcext:value-type="float">
            <text:p>14,7655609104429</text:p>
          </table:table-cell>
          <table:table-cell table:formula="of:=SQRT(POWER([.AR$4]-[.AN32];2)+POWER([.AR$5]-[.AO32];2)+POWER([.AR$6]-[.AP32];2))" office:value-type="float" office:value="43.5769369100454" calcext:value-type="float">
            <text:p>43,5769369100454</text:p>
          </table:table-cell>
          <table:table-cell table:formula="of:=SQRT(POWER([.AS$4]-[.$B32];2)+POWER([.AS$5]-[.$C32];2)+POWER([.AS$6]-[.$D32];2))" office:value-type="float" office:value="16.4296636910194" calcext:value-type="float">
            <text:p>16,4296636910194</text:p>
          </table:table-cell>
          <table:table-cell table:formula="of:=SQRT(POWER([.AT$4]-[.AP32];2)+POWER([.AT$5]-[.AQ32];2)+POWER([.AT$6]-[.AR32];2))" office:value-type="float" office:value="41.9539743154869" calcext:value-type="float">
            <text:p>41,9539743154869</text:p>
          </table:table-cell>
          <table:table-cell table:formula="of:=SQRT(POWER([.AU$4]-[.$B32];2)+POWER([.AU$5]-[.$C32];2)+POWER([.AU$6]-[.$D32];2))" office:value-type="float" office:value="13.9714324963477" calcext:value-type="float">
            <text:p>13,9714324963477</text:p>
          </table:table-cell>
          <table:table-cell table:formula="of:=SQRT(POWER([.AV$4]-[.AR32];2)+POWER([.AV$5]-[.AS32];2)+POWER([.AV$6]-[.AT32];2))" office:value-type="float" office:value="36.6232071351333" calcext:value-type="float">
            <text:p>36,6232071351333</text:p>
          </table:table-cell>
          <table:table-cell table:formula="of:=SQRT(POWER([.AW$4]-[.$B32];2)+POWER([.AW$5]-[.$C32];2)+POWER([.AW$6]-[.$D32];2))" office:value-type="float" office:value="12.5875662461017" calcext:value-type="float">
            <text:p>12,5875662461017</text:p>
          </table:table-cell>
          <table:table-cell table:formula="of:=SQRT(POWER([.AX$4]-[.AT32];2)+POWER([.AX$5]-[.AU32];2)+POWER([.AX$6]-[.AV32];2))" office:value-type="float" office:value="32.7338270408813" calcext:value-type="float">
            <text:p>32,7338270408813</text:p>
          </table:table-cell>
          <table:table-cell table:formula="of:=SQRT(POWER([.AY$4]-[.$B32];2)+POWER([.AY$5]-[.$C32];2)+POWER([.AY$6]-[.$D32];2))" office:value-type="float" office:value="24.5323152800546" calcext:value-type="float">
            <text:p>24,5323152800546</text:p>
          </table:table-cell>
          <table:table-cell table:formula="of:=SQRT(POWER([.AZ$4]-[.AV32];2)+POWER([.AZ$5]-[.AW32];2)+POWER([.AZ$6]-[.AX32];2))" office:value-type="float" office:value="39.0171514609665" calcext:value-type="float">
            <text:p>39,0171514609665</text:p>
          </table:table-cell>
          <table:table-cell table:formula="of:=SQRT(POWER([.BA$4]-[.$B32];2)+POWER([.BA$5]-[.$C32];2)+POWER([.BA$6]-[.$D32];2))" office:value-type="float" office:value="26.3830674676013" calcext:value-type="float">
            <text:p>26,3830674676013</text:p>
          </table:table-cell>
          <table:table-cell table:formula="of:=SQRT(POWER([.BB$4]-[.AX32];2)+POWER([.BB$5]-[.AY32];2)+POWER([.BB$6]-[.AZ32];2))" office:value-type="float" office:value="37.6914571066783" calcext:value-type="float">
            <text:p>37,6914571066783</text:p>
          </table:table-cell>
          <table:table-cell table:formula="of:=SQRT(POWER([.BC$4]-[.$B32];2)+POWER([.BC$5]-[.$C32];2)+POWER([.BC$6]-[.$D32];2))" office:value-type="float" office:value="25.3016670992249" calcext:value-type="float">
            <text:p>25,3016670992249</text:p>
          </table:table-cell>
          <table:table-cell table:formula="of:=SQRT(POWER([.BD$4]-[.AZ32];2)+POWER([.BD$5]-[.BA32];2)+POWER([.BD$6]-[.BB32];2))" office:value-type="float" office:value="32.6720197668779" calcext:value-type="float">
            <text:p>32,6720197668779</text:p>
          </table:table-cell>
          <table:table-cell table:formula="of:=SQRT(POWER([.BE$4]-[.$B32];2)+POWER([.BE$5]-[.$C32];2)+POWER([.BE$6]-[.$D32];2))" office:value-type="float" office:value="25.3682959025631" calcext:value-type="float">
            <text:p>25,3682959025631</text:p>
          </table:table-cell>
          <table:table-cell table:formula="of:=SQRT(POWER([.BF$4]-[.BB32];2)+POWER([.BF$5]-[.BC32];2)+POWER([.BF$6]-[.BD32];2))" office:value-type="float" office:value="29.7349044837552" calcext:value-type="float">
            <text:p>29,7349044837552</text:p>
          </table:table-cell>
          <table:table-cell table:formula="of:=SQRT(POWER([.BG$4]-[.$B32];2)+POWER([.BG$5]-[.$C32];2)+POWER([.BG$6]-[.$D32];2))" office:value-type="float" office:value="26.0571914257849" calcext:value-type="float">
            <text:p>26,0571914257849</text:p>
          </table:table-cell>
          <table:table-cell table:formula="of:=SQRT(POWER([.BH$4]-[.BD32];2)+POWER([.BH$5]-[.BE32];2)+POWER([.BH$6]-[.BF32];2))" office:value-type="float" office:value="26.7031785579182" calcext:value-type="float">
            <text:p>26,7031785579182</text:p>
          </table:table-cell>
          <table:table-cell table:formula="of:=SQRT(POWER([.BI$4]-[.$B32];2)+POWER([.BI$5]-[.$C32];2)+POWER([.BI$6]-[.$D32];2))" office:value-type="float" office:value="27.3544990266684" calcext:value-type="float">
            <text:p>27,3544990266684</text:p>
          </table:table-cell>
          <table:table-cell table:formula="of:=SQRT(POWER([.BJ$4]-[.BF32];2)+POWER([.BJ$5]-[.BG32];2)+POWER([.BJ$6]-[.BH32];2))" office:value-type="float" office:value="22.5979426948251" calcext:value-type="float">
            <text:p>22,5979426948251</text:p>
          </table:table-cell>
          <table:table-cell table:formula="of:=SQRT(POWER([.BK$4]-[.$B32];2)+POWER([.BK$5]-[.$C32];2)+POWER([.BK$6]-[.$D32];2))" office:value-type="float" office:value="25.4715082003402" calcext:value-type="float">
            <text:p>25,4715082003402</text:p>
          </table:table-cell>
          <table:table-cell table:formula="of:=SQRT(POWER([.BL$4]-[.BH32];2)+POWER([.BL$5]-[.BI32];2)+POWER([.BL$6]-[.BJ32];2))" office:value-type="float" office:value="17.6578282881108" calcext:value-type="float">
            <text:p>17,6578282881108</text:p>
          </table:table-cell>
          <table:table-cell table:formula="of:=SQRT(POWER([.BM$4]-[.$B32];2)+POWER([.BM$5]-[.$C32];2)+POWER([.BM$6]-[.$D32];2))" office:value-type="float" office:value="23.4333875058644" calcext:value-type="float">
            <text:p>23,4333875058644</text:p>
          </table:table-cell>
          <table:table-cell table:formula="of:=SQRT(POWER([.BN$4]-[.BJ32];2)+POWER([.BN$5]-[.BK32];2)+POWER([.BN$6]-[.BL32];2))" office:value-type="float" office:value="19.7490257893171" calcext:value-type="float">
            <text:p>19,7490257893171</text:p>
          </table:table-cell>
          <table:table-cell table:formula="of:=SQRT(POWER([.BO$4]-[.$B32];2)+POWER([.BO$5]-[.$C32];2)+POWER([.BO$6]-[.$D32];2))" office:value-type="float" office:value="23.5750614209168" calcext:value-type="float">
            <text:p>23,5750614209168</text:p>
          </table:table-cell>
          <table:table-cell table:formula="of:=SQRT(POWER([.BP$4]-[.BL32];2)+POWER([.BP$5]-[.BM32];2)+POWER([.BP$6]-[.BN32];2))" office:value-type="float" office:value="20.4506738915336" calcext:value-type="float">
            <text:p>20,4506738915336</text:p>
          </table:table-cell>
          <table:table-cell table:formula="of:=SQRT(POWER([.BQ$4]-[.$B32];2)+POWER([.BQ$5]-[.$C32];2)+POWER([.BQ$6]-[.$D32];2))" office:value-type="float" office:value="25.1421154440115" calcext:value-type="float">
            <text:p>25,1421154440115</text:p>
          </table:table-cell>
          <table:table-cell table:formula="of:=SQRT(POWER([.BR$4]-[.BN32];2)+POWER([.BR$5]-[.BO32];2)+POWER([.BR$6]-[.BP32];2))" office:value-type="float" office:value="18.5052409041725" calcext:value-type="float">
            <text:p>18,5052409041725</text:p>
          </table:table-cell>
          <table:table-cell table:formula="of:=SQRT(POWER([.BS$4]-[.$B32];2)+POWER([.BS$5]-[.$C32];2)+POWER([.BS$6]-[.$D32];2))" office:value-type="float" office:value="25.602093898742" calcext:value-type="float">
            <text:p>25,602093898742</text:p>
          </table:table-cell>
          <table:table-cell table:formula="of:=SQRT(POWER([.BT$4]-[.BP32];2)+POWER([.BT$5]-[.BQ32];2)+POWER([.BT$6]-[.BR32];2))" office:value-type="float" office:value="14.7724653642964" calcext:value-type="float">
            <text:p>14,7724653642964</text:p>
          </table:table-cell>
          <table:table-cell table:formula="of:=SQRT(POWER([.BU$4]-[.$B32];2)+POWER([.BU$5]-[.$C32];2)+POWER([.BU$6]-[.$D32];2))" office:value-type="float" office:value="24.8716712948688" calcext:value-type="float">
            <text:p>24,8716712948688</text:p>
          </table:table-cell>
          <table:table-cell table:formula="of:=SQRT(POWER([.BV$4]-[.BR32];2)+POWER([.BV$5]-[.BS32];2)+POWER([.BV$6]-[.BT32];2))" office:value-type="float" office:value="12.3662099290817" calcext:value-type="float">
            <text:p>12,3662099290817</text:p>
          </table:table-cell>
          <table:table-cell table:formula="of:=SQRT(POWER([.BW$4]-[.$B32];2)+POWER([.BW$5]-[.$C32];2)+POWER([.BW$6]-[.$D32];2))" office:value-type="float" office:value="22.1432619322448" calcext:value-type="float">
            <text:p>22,1432619322448</text:p>
          </table:table-cell>
          <table:table-cell table:formula="of:=SQRT(POWER([.BX$4]-[.BT32];2)+POWER([.BX$5]-[.BU32];2)+POWER([.BX$6]-[.BV32];2))" office:value-type="float" office:value="24.2807424542757" calcext:value-type="float">
            <text:p>24,2807424542757</text:p>
          </table:table-cell>
          <table:table-cell table:formula="of:=SQRT(POWER([.BY$4]-[.$B32];2)+POWER([.BY$5]-[.$C32];2)+POWER([.BY$6]-[.$D32];2))" office:value-type="float" office:value="20.6283531334908" calcext:value-type="float">
            <text:p>20,6283531334908</text:p>
          </table:table-cell>
          <table:table-cell table:formula="of:=SQRT(POWER([.BZ$4]-[.BV32];2)+POWER([.BZ$5]-[.BW32];2)+POWER([.BZ$6]-[.BX32];2))" office:value-type="float" office:value="30.7760053053573" calcext:value-type="float">
            <text:p>30,7760053053573</text:p>
          </table:table-cell>
          <table:table-cell table:formula="of:=SQRT(POWER([.CA$4]-[.$B32];2)+POWER([.CA$5]-[.$C32];2)+POWER([.CA$6]-[.$D32];2))" office:value-type="float" office:value="20.5713501987594" calcext:value-type="float">
            <text:p>20,5713501987594</text:p>
          </table:table-cell>
          <table:table-cell table:formula="of:=SQRT(POWER([.CB$4]-[.BX32];2)+POWER([.CB$5]-[.BY32];2)+POWER([.CB$6]-[.BZ32];2))" office:value-type="float" office:value="28.8039168907803" calcext:value-type="float">
            <text:p>28,8039168907803</text:p>
          </table:table-cell>
          <table:table-cell table:formula="of:=SQRT(POWER([.CC$4]-[.$B32];2)+POWER([.CC$5]-[.$C32];2)+POWER([.CC$6]-[.$D32];2))" office:value-type="float" office:value="21.9510171290535" calcext:value-type="float">
            <text:p>21,9510171290535</text:p>
          </table:table-cell>
          <table:table-cell table:formula="of:=SQRT(POWER([.CD$4]-[.BZ32];2)+POWER([.CD$5]-[.CA32];2)+POWER([.CD$6]-[.CB32];2))" office:value-type="float" office:value="26.7908167869911" calcext:value-type="float">
            <text:p>26,7908167869911</text:p>
          </table:table-cell>
          <table:table-cell table:formula="of:=SQRT(POWER([.CE$4]-[.$B32];2)+POWER([.CE$5]-[.$C32];2)+POWER([.CE$6]-[.$D32];2))" office:value-type="float" office:value="22.9761483499737" calcext:value-type="float">
            <text:p>22,9761483499737</text:p>
          </table:table-cell>
          <table:table-cell table:formula="of:=SQRT(POWER([.CF$4]-[.CB32];2)+POWER([.CF$5]-[.CC32];2)+POWER([.CF$6]-[.CD32];2))" office:value-type="float" office:value="25.2420924204648" calcext:value-type="float">
            <text:p>25,2420924204648</text:p>
          </table:table-cell>
          <table:table-cell table:formula="of:=SQRT(POWER([.CG$4]-[.$B32];2)+POWER([.CG$5]-[.$C32];2)+POWER([.CG$6]-[.$D32];2))" office:value-type="float" office:value="23.3720531832357" calcext:value-type="float">
            <text:p>23,3720531832357</text:p>
          </table:table-cell>
          <table:table-cell table:formula="of:=SQRT(POWER([.CH$4]-[.CD32];2)+POWER([.CH$5]-[.CE32];2)+POWER([.CH$6]-[.CF32];2))" office:value-type="float" office:value="23.6049847370248" calcext:value-type="float">
            <text:p>23,6049847370248</text:p>
          </table:table-cell>
          <table:table-cell table:formula="of:=SQRT(POWER([.CI$4]-[.$B32];2)+POWER([.CI$5]-[.$C32];2)+POWER([.CI$6]-[.$D32];2))" office:value-type="float" office:value="20.905508891199" calcext:value-type="float">
            <text:p>20,905508891199</text:p>
          </table:table-cell>
          <table:table-cell table:formula="of:=SQRT(POWER([.CJ$4]-[.CF32];2)+POWER([.CJ$5]-[.CG32];2)+POWER([.CJ$6]-[.CH32];2))" office:value-type="float" office:value="24.4287598474735" calcext:value-type="float">
            <text:p>24,4287598474735</text:p>
          </table:table-cell>
          <table:table-cell table:formula="of:=SQRT(POWER([.CK$4]-[.CG32];2)+POWER([.CK$5]-[.CH32];2)+POWER([.CK$6]-[.CI32];2))" office:value-type="float" office:value="24.2557117553313" calcext:value-type="float">
            <text:p>24,2557117553313</text:p>
          </table:table-cell>
          <table:table-cell table:formula="of:=SQRT(POWER([.CL$4]-[.$B32];2)+POWER([.CL$5]-[.$C32];2)+POWER([.CL$6]-[.$D32];2))" office:value-type="float" office:value="19.3989542759397" calcext:value-type="float">
            <text:p>19,3989542759397</text:p>
          </table:table-cell>
          <table:table-cell table:formula="of:=SQRT(POWER([.CM$4]-[.CI32];2)+POWER([.CM$5]-[.CJ32];2)+POWER([.CM$6]-[.CK32];2))" office:value-type="float" office:value="27.3513709270399" calcext:value-type="float">
            <text:p>27,3513709270399</text:p>
          </table:table-cell>
          <table:table-cell table:formula="of:=SQRT(POWER([.CN$4]-[.$B32];2)+POWER([.CN$5]-[.$C32];2)+POWER([.CN$6]-[.$D32];2))" office:value-type="float" office:value="22.433574547985" calcext:value-type="float">
            <text:p>22,433574547985</text:p>
          </table:table-cell>
          <table:table-cell table:formula="of:=SQRT(POWER([.CO$4]-[.CK32];2)+POWER([.CO$5]-[.CL32];2)+POWER([.CO$6]-[.CM32];2))" office:value-type="float" office:value="29.6119724627222" calcext:value-type="float">
            <text:p>29,6119724627222</text:p>
          </table:table-cell>
          <table:table-cell table:formula="of:=SQRT(POWER([.CP$4]-[.$B32];2)+POWER([.CP$5]-[.$C32];2)+POWER([.CP$6]-[.$D32];2))" office:value-type="float" office:value="23.5628494669045" calcext:value-type="float">
            <text:p>23,5628494669045</text:p>
          </table:table-cell>
          <table:table-cell table:formula="of:=SQRT(POWER([.CQ$4]-[.CM32];2)+POWER([.CQ$5]-[.CN32];2)+POWER([.CQ$6]-[.CO32];2))" office:value-type="float" office:value="28.7468310118323" calcext:value-type="float">
            <text:p>28,7468310118323</text:p>
          </table:table-cell>
          <table:table-cell table:formula="of:=SQRT(POWER([.CR$4]-[.$B32];2)+POWER([.CR$5]-[.$C32];2)+POWER([.CR$6]-[.$D32];2))" office:value-type="float" office:value="24.4534580376682" calcext:value-type="float">
            <text:p>24,4534580376682</text:p>
          </table:table-cell>
          <table:table-cell table:formula="of:=SQRT(POWER([.CS$4]-[.CO32];2)+POWER([.CS$5]-[.CP32];2)+POWER([.CS$6]-[.CQ32];2))" office:value-type="float" office:value="27.4646719344045" calcext:value-type="float">
            <text:p>27,4646719344045</text:p>
          </table:table-cell>
          <table:table-cell table:formula="of:=SQRT(POWER([.CT$4]-[.CP32];2)+POWER([.CT$5]-[.CQ32];2)+POWER([.CT$6]-[.CR32];2))" office:value-type="float" office:value="22.1743770578003" calcext:value-type="float">
            <text:p>22,1743770578003</text:p>
          </table:table-cell>
          <table:table-cell table:formula="of:=SQRT(POWER([.CU$4]-[.$B32];2)+POWER([.CU$5]-[.$C32];2)+POWER([.CU$6]-[.$D32];2))" office:value-type="float" office:value="18.4484941661915" calcext:value-type="float">
            <text:p>18,4484941661915</text:p>
          </table:table-cell>
          <table:table-cell table:formula="of:=SQRT(POWER([.CV$4]-[.CR32];2)+POWER([.CV$5]-[.CS32];2)+POWER([.CV$6]-[.CT32];2))" office:value-type="float" office:value="23.6635178517874" calcext:value-type="float">
            <text:p>23,6635178517874</text:p>
          </table:table-cell>
          <table:table-cell table:formula="of:=SQRT(POWER([.CW$4]-[.$B32];2)+POWER([.CW$5]-[.$C32];2)+POWER([.CW$6]-[.$D32];2))" office:value-type="float" office:value="18.5574555098483" calcext:value-type="float">
            <text:p>18,5574555098483</text:p>
          </table:table-cell>
          <table:table-cell table:formula="of:=SQRT(POWER([.CX$4]-[.CT32];2)+POWER([.CX$5]-[.CU32];2)+POWER([.CX$6]-[.CV32];2))" office:value-type="float" office:value="31.8191756676049" calcext:value-type="float">
            <text:p>31,8191756676049</text:p>
          </table:table-cell>
          <table:table-cell table:formula="of:=SQRT(POWER([.CY$4]-[.$B32];2)+POWER([.CY$5]-[.$C32];2)+POWER([.CY$6]-[.$D32];2))" office:value-type="float" office:value="16.2743620765915" calcext:value-type="float">
            <text:p>16,2743620765915</text:p>
          </table:table-cell>
          <table:table-cell table:formula="of:=SQRT(POWER([.CZ$4]-[.$B32];2)+POWER([.CZ$5]-[.$C32];2)+POWER([.CZ$6]-[.$D32];2))" office:value-type="float" office:value="15.2386553212546" calcext:value-type="float">
            <text:p>15,2386553212546</text:p>
          </table:table-cell>
          <table:table-cell table:formula="of:=SQRT(POWER([.DA$4]-[.$B32];2)+POWER([.DA$5]-[.$C32];2)+POWER([.DA$6]-[.$D32];2))" office:value-type="float" office:value="13.9647343333126" calcext:value-type="float">
            <text:p>13,9647343333126</text:p>
          </table:table-cell>
          <table:table-cell table:formula="of:=SQRT(POWER([.DB$4]-[.$B32];2)+POWER([.DB$5]-[.$C32];2)+POWER([.DB$6]-[.$D32];2))" office:value-type="float" office:value="14.9537116128405" calcext:value-type="float">
            <text:p>14,95371161284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.503" calcext:value-type="float">
            <text:p>48,503</text:p>
          </table:table-cell>
          <table:table-cell office:value-type="float" office:value="22.103" calcext:value-type="float">
            <text:p>22,103</text:p>
          </table:table-cell>
          <table:table-cell office:value-type="float" office:value="14.414" calcext:value-type="float">
            <text:p>14,414</text:p>
          </table:table-cell>
          <table:table-cell/>
          <table:table-cell table:formula="of:=SQRT(POWER([.F$4]-[.B33];2)+POWER([.F$5]-[.C33];2)+POWER([.F$6]-[.D33];2))" office:value-type="float" office:value="27.8025292734312" calcext:value-type="float">
            <text:p>27,8025292734312</text:p>
          </table:table-cell>
          <table:table-cell table:formula="of:=SQRT(POWER([.G$4]-[.$B33];2)+POWER([.G$5]-[.$C33];2)+POWER([.G$6]-[.$D33];2))" office:value-type="float" office:value="28.2221758906006" calcext:value-type="float">
            <text:p>28,2221758906006</text:p>
          </table:table-cell>
          <table:table-cell table:formula="of:=SQRT(POWER([.H$4]-[.D33];2)+POWER([.H$5]-[.E33];2)+POWER([.H$6]-[.F33];2))" office:value-type="float" office:value="54.348392236035" calcext:value-type="float">
            <text:p>54,348392236035</text:p>
          </table:table-cell>
          <table:table-cell table:formula="of:=SQRT(POWER([.I$4]-[.$B33];2)+POWER([.I$5]-[.$C33];2)+POWER([.I$6]-[.$D33];2))" office:value-type="float" office:value="28.5191881721763" calcext:value-type="float">
            <text:p>28,5191881721763</text:p>
          </table:table-cell>
          <table:table-cell table:formula="of:=SQRT(POWER([.J$4]-[.F33];2)+POWER([.J$5]-[.G33];2)+POWER([.J$6]-[.H33];2))" office:value-type="float" office:value="54.7270784536271" calcext:value-type="float">
            <text:p>54,7270784536271</text:p>
          </table:table-cell>
          <table:table-cell table:formula="of:=SQRT(POWER([.K$4]-[.$B33];2)+POWER([.K$5]-[.$C33];2)+POWER([.K$6]-[.$D33];2))" office:value-type="float" office:value="27.648337400285" calcext:value-type="float">
            <text:p>27,648337400285</text:p>
          </table:table-cell>
          <table:table-cell table:formula="of:=SQRT(POWER([.L$4]-[.H33];2)+POWER([.L$5]-[.I33];2)+POWER([.L$6]-[.J33];2))" office:value-type="float" office:value="57.3250238133732" calcext:value-type="float">
            <text:p>57,3250238133732</text:p>
          </table:table-cell>
          <table:table-cell table:formula="of:=SQRT(POWER([.M$4]-[.$B33];2)+POWER([.M$5]-[.$C33];2)+POWER([.M$6]-[.$D33];2))" office:value-type="float" office:value="26.8623563002206" calcext:value-type="float">
            <text:p>26,8623563002206</text:p>
          </table:table-cell>
          <table:table-cell table:formula="of:=SQRT(POWER([.N$4]-[.J33];2)+POWER([.N$5]-[.K33];2)+POWER([.N$6]-[.L33];2))" office:value-type="float" office:value="49.6348437946079" calcext:value-type="float">
            <text:p>49,6348437946079</text:p>
          </table:table-cell>
          <table:table-cell table:formula="of:=SQRT(POWER([.O$4]-[.$B33];2)+POWER([.O$5]-[.$C33];2)+POWER([.O$6]-[.$D33];2))" office:value-type="float" office:value="20.8380092619233" calcext:value-type="float">
            <text:p>20,8380092619233</text:p>
          </table:table-cell>
          <table:table-cell table:formula="of:=SQRT(POWER([.P$4]-[.L33];2)+POWER([.P$5]-[.M33];2)+POWER([.P$6]-[.N33];2))" office:value-type="float" office:value="41.8487776865722" calcext:value-type="float">
            <text:p>41,8487776865722</text:p>
          </table:table-cell>
          <table:table-cell table:formula="of:=SQRT(POWER([.Q$4]-[.$B33];2)+POWER([.Q$5]-[.$C33];2)+POWER([.Q$6]-[.$D33];2))" office:value-type="float" office:value="20.3267924916845" calcext:value-type="float">
            <text:p>20,3267924916845</text:p>
          </table:table-cell>
          <table:table-cell table:formula="of:=SQRT(POWER([.R$4]-[.N33];2)+POWER([.R$5]-[.O33];2)+POWER([.R$6]-[.P33];2))" office:value-type="float" office:value="36.9641660300373" calcext:value-type="float">
            <text:p>36,9641660300373</text:p>
          </table:table-cell>
          <table:table-cell table:formula="of:=SQRT(POWER([.S$4]-[.$B33];2)+POWER([.S$5]-[.$C33];2)+POWER([.S$6]-[.$D33];2))" office:value-type="float" office:value="19.8238770425969" calcext:value-type="float">
            <text:p>19,8238770425969</text:p>
          </table:table-cell>
          <table:table-cell table:formula="of:=SQRT(POWER([.T$4]-[.P33];2)+POWER([.T$5]-[.Q33];2)+POWER([.T$6]-[.R33];2))" office:value-type="float" office:value="34.7015593682918" calcext:value-type="float">
            <text:p>34,7015593682918</text:p>
          </table:table-cell>
          <table:table-cell table:formula="of:=SQRT(POWER([.U$4]-[.$B33];2)+POWER([.U$5]-[.$C33];2)+POWER([.U$6]-[.$D33];2))" office:value-type="float" office:value="15.8954983879084" calcext:value-type="float">
            <text:p>15,8954983879084</text:p>
          </table:table-cell>
          <table:table-cell table:formula="of:=SQRT(POWER([.V$4]-[.R33];2)+POWER([.V$5]-[.S33];2)+POWER([.V$6]-[.T33];2))" office:value-type="float" office:value="26.0073387618166" calcext:value-type="float">
            <text:p>26,0073387618166</text:p>
          </table:table-cell>
          <table:table-cell table:formula="of:=SQRT(POWER([.W$4]-[.$B33];2)+POWER([.W$5]-[.$C33];2)+POWER([.W$6]-[.$D33];2))" office:value-type="float" office:value="13.6668396127269" calcext:value-type="float">
            <text:p>13,6668396127269</text:p>
          </table:table-cell>
          <table:table-cell table:formula="of:=SQRT(POWER([.X$4]-[.T33];2)+POWER([.X$5]-[.U33];2)+POWER([.X$6]-[.V33];2))" office:value-type="float" office:value="22.5646278729211" calcext:value-type="float">
            <text:p>22,5646278729211</text:p>
          </table:table-cell>
          <table:table-cell table:formula="of:=SQRT(POWER([.Y$4]-[.$B33];2)+POWER([.Y$5]-[.$C33];2)+POWER([.Y$6]-[.$D33];2))" office:value-type="float" office:value="15.1791071213033" calcext:value-type="float">
            <text:p>15,1791071213033</text:p>
          </table:table-cell>
          <table:table-cell table:formula="of:=SQRT(POWER([.Z$4]-[.V33];2)+POWER([.Z$5]-[.W33];2)+POWER([.Z$6]-[.X33];2))" office:value-type="float" office:value="30.0252570329832" calcext:value-type="float">
            <text:p>30,0252570329832</text:p>
          </table:table-cell>
          <table:table-cell table:formula="of:=SQRT(POWER([.AA$4]-[.$B33];2)+POWER([.AA$5]-[.$C33];2)+POWER([.AA$6]-[.$D33];2))" office:value-type="float" office:value="16.4971276590805" calcext:value-type="float">
            <text:p>16,4971276590805</text:p>
          </table:table-cell>
          <table:table-cell table:formula="of:=SQRT(POWER([.AB$4]-[.X33];2)+POWER([.AB$5]-[.Y33];2)+POWER([.AB$6]-[.Z33];2))" office:value-type="float" office:value="32.2203432799903" calcext:value-type="float">
            <text:p>32,2203432799903</text:p>
          </table:table-cell>
          <table:table-cell table:formula="of:=SQRT(POWER([.AC$4]-[.$B33];2)+POWER([.AC$5]-[.$C33];2)+POWER([.AC$6]-[.$D33];2))" office:value-type="float" office:value="2.40640998169472" calcext:value-type="float">
            <text:p>2,40640998169472</text:p>
          </table:table-cell>
          <table:table-cell table:formula="of:=SQRT(POWER([.AD$4]-[.Z33];2)+POWER([.AD$5]-[.AA33];2)+POWER([.AD$6]-[.AB33];2))" office:value-type="float" office:value="27.1645146777593" calcext:value-type="float">
            <text:p>27,1645146777593</text:p>
          </table:table-cell>
          <table:table-cell table:formula="of:=SQRT(POWER([.AE$4]-[.$B33];2)+POWER([.AE$5]-[.$C33];2)+POWER([.AE$6]-[.$D33];2))" office:value-type="float" office:value="0" calcext:value-type="float">
            <text:p>0</text:p>
          </table:table-cell>
          <table:table-cell table:formula="of:=SQRT(POWER([.AF$4]-[.AB33];2)+POWER([.AF$5]-[.AC33];2)+POWER([.AF$6]-[.AD33];2))" office:value-type="float" office:value="30.427449608449" calcext:value-type="float">
            <text:p>30,427449608449</text:p>
          </table:table-cell>
          <table:table-cell table:formula="of:=SQRT(POWER([.AG$4]-[.$B33];2)+POWER([.AG$5]-[.$C33];2)+POWER([.AG$6]-[.$D33];2))" office:value-type="float" office:value="3.33462156773449" calcext:value-type="float">
            <text:p>3,33462156773449</text:p>
          </table:table-cell>
          <table:table-cell table:formula="of:=SQRT(POWER([.AH$4]-[.AD33];2)+POWER([.AH$5]-[.AE33];2)+POWER([.AH$6]-[.AF33];2))" office:value-type="float" office:value="36.7057766211805" calcext:value-type="float">
            <text:p>36,7057766211805</text:p>
          </table:table-cell>
          <table:table-cell table:formula="of:=SQRT(POWER([.AI$4]-[.$B33];2)+POWER([.AI$5]-[.$C33];2)+POWER([.AI$6]-[.$D33];2))" office:value-type="float" office:value="2.1863508410134" calcext:value-type="float">
            <text:p>2,1863508410134</text:p>
          </table:table-cell>
          <table:table-cell table:formula="of:=SQRT(POWER([.AJ$4]-[.AF33];2)+POWER([.AJ$5]-[.AG33];2)+POWER([.AJ$6]-[.AH33];2))" office:value-type="float" office:value="36.1262168584445" calcext:value-type="float">
            <text:p>36,1262168584445</text:p>
          </table:table-cell>
          <table:table-cell table:formula="of:=SQRT(POWER([.AK$4]-[.$B33];2)+POWER([.AK$5]-[.$C33];2)+POWER([.AK$6]-[.$D33];2))" office:value-type="float" office:value="3.38403354002291" calcext:value-type="float">
            <text:p>3,38403354002291</text:p>
          </table:table-cell>
          <table:table-cell table:formula="of:=SQRT(POWER([.AL$4]-[.AH33];2)+POWER([.AL$5]-[.AI33];2)+POWER([.AL$6]-[.AJ33];2))" office:value-type="float" office:value="32.2404467020847" calcext:value-type="float">
            <text:p>32,2404467020847</text:p>
          </table:table-cell>
          <table:table-cell table:formula="of:=SQRT(POWER([.AM$4]-[.$B33];2)+POWER([.AM$5]-[.$C33];2)+POWER([.AM$6]-[.$D33];2))" office:value-type="float" office:value="4.20514518179813" calcext:value-type="float">
            <text:p>4,20514518179813</text:p>
          </table:table-cell>
          <table:table-cell table:formula="of:=SQRT(POWER([.AN$4]-[.AJ33];2)+POWER([.AN$5]-[.AK33];2)+POWER([.AN$6]-[.AL33];2))" office:value-type="float" office:value="31.8205012339052" calcext:value-type="float">
            <text:p>31,8205012339052</text:p>
          </table:table-cell>
          <table:table-cell table:formula="of:=SQRT(POWER([.AO$4]-[.$B33];2)+POWER([.AO$5]-[.$C33];2)+POWER([.AO$6]-[.$D33];2))" office:value-type="float" office:value="4.48689759187793" calcext:value-type="float">
            <text:p>4,48689759187793</text:p>
          </table:table-cell>
          <table:table-cell table:formula="of:=SQRT(POWER([.AP$4]-[.AL33];2)+POWER([.AP$5]-[.AM33];2)+POWER([.AP$6]-[.AN33];2))" office:value-type="float" office:value="34.8284220821813" calcext:value-type="float">
            <text:p>34,8284220821813</text:p>
          </table:table-cell>
          <table:table-cell table:formula="of:=SQRT(POWER([.AQ$4]-[.$B33];2)+POWER([.AQ$5]-[.$C33];2)+POWER([.AQ$6]-[.$D33];2))" office:value-type="float" office:value="15.7086730820907" calcext:value-type="float">
            <text:p>15,7086730820907</text:p>
          </table:table-cell>
          <table:table-cell table:formula="of:=SQRT(POWER([.AR$4]-[.AN33];2)+POWER([.AR$5]-[.AO33];2)+POWER([.AR$6]-[.AP33];2))" office:value-type="float" office:value="43.2592876161515" calcext:value-type="float">
            <text:p>43,2592876161515</text:p>
          </table:table-cell>
          <table:table-cell table:formula="of:=SQRT(POWER([.AS$4]-[.$B33];2)+POWER([.AS$5]-[.$C33];2)+POWER([.AS$6]-[.$D33];2))" office:value-type="float" office:value="17.4063066731573" calcext:value-type="float">
            <text:p>17,4063066731573</text:p>
          </table:table-cell>
          <table:table-cell table:formula="of:=SQRT(POWER([.AT$4]-[.AP33];2)+POWER([.AT$5]-[.AQ33];2)+POWER([.AT$6]-[.AR33];2))" office:value-type="float" office:value="41.2240899323104" calcext:value-type="float">
            <text:p>41,2240899323104</text:p>
          </table:table-cell>
          <table:table-cell table:formula="of:=SQRT(POWER([.AU$4]-[.$B33];2)+POWER([.AU$5]-[.$C33];2)+POWER([.AU$6]-[.$D33];2))" office:value-type="float" office:value="14.9472159615094" calcext:value-type="float">
            <text:p>14,9472159615094</text:p>
          </table:table-cell>
          <table:table-cell table:formula="of:=SQRT(POWER([.AV$4]-[.AR33];2)+POWER([.AV$5]-[.AS33];2)+POWER([.AV$6]-[.AT33];2))" office:value-type="float" office:value="35.4934297388611" calcext:value-type="float">
            <text:p>35,4934297388611</text:p>
          </table:table-cell>
          <table:table-cell table:formula="of:=SQRT(POWER([.AW$4]-[.$B33];2)+POWER([.AW$5]-[.$C33];2)+POWER([.AW$6]-[.$D33];2))" office:value-type="float" office:value="13.5935668976174" calcext:value-type="float">
            <text:p>13,5935668976174</text:p>
          </table:table-cell>
          <table:table-cell table:formula="of:=SQRT(POWER([.AX$4]-[.AT33];2)+POWER([.AX$5]-[.AU33];2)+POWER([.AX$6]-[.AV33];2))" office:value-type="float" office:value="31.283171588546" calcext:value-type="float">
            <text:p>31,283171588546</text:p>
          </table:table-cell>
          <table:table-cell table:formula="of:=SQRT(POWER([.AY$4]-[.$B33];2)+POWER([.AY$5]-[.$C33];2)+POWER([.AY$6]-[.$D33];2))" office:value-type="float" office:value="25.3192008562672" calcext:value-type="float">
            <text:p>25,3192008562672</text:p>
          </table:table-cell>
          <table:table-cell table:formula="of:=SQRT(POWER([.AZ$4]-[.AV33];2)+POWER([.AZ$5]-[.AW33];2)+POWER([.AZ$6]-[.AX33];2))" office:value-type="float" office:value="37.2865763008413" calcext:value-type="float">
            <text:p>37,2865763008413</text:p>
          </table:table-cell>
          <table:table-cell table:formula="of:=SQRT(POWER([.BA$4]-[.$B33];2)+POWER([.BA$5]-[.$C33];2)+POWER([.BA$6]-[.$D33];2))" office:value-type="float" office:value="27.1115113189951" calcext:value-type="float">
            <text:p>27,1115113189951</text:p>
          </table:table-cell>
          <table:table-cell table:formula="of:=SQRT(POWER([.BB$4]-[.AX33];2)+POWER([.BB$5]-[.AY33];2)+POWER([.BB$6]-[.AZ33];2))" office:value-type="float" office:value="35.8687477274507" calcext:value-type="float">
            <text:p>35,8687477274507</text:p>
          </table:table-cell>
          <table:table-cell table:formula="of:=SQRT(POWER([.BC$4]-[.$B33];2)+POWER([.BC$5]-[.$C33];2)+POWER([.BC$6]-[.$D33];2))" office:value-type="float" office:value="26.0187690907929" calcext:value-type="float">
            <text:p>26,0187690907929</text:p>
          </table:table-cell>
          <table:table-cell table:formula="of:=SQRT(POWER([.BD$4]-[.AZ33];2)+POWER([.BD$5]-[.BA33];2)+POWER([.BD$6]-[.BB33];2))" office:value-type="float" office:value="30.5119555303077" calcext:value-type="float">
            <text:p>30,5119555303077</text:p>
          </table:table-cell>
          <table:table-cell table:formula="of:=SQRT(POWER([.BE$4]-[.$B33];2)+POWER([.BE$5]-[.$C33];2)+POWER([.BE$6]-[.$D33];2))" office:value-type="float" office:value="25.9862224649909" calcext:value-type="float">
            <text:p>25,9862224649909</text:p>
          </table:table-cell>
          <table:table-cell table:formula="of:=SQRT(POWER([.BF$4]-[.BB33];2)+POWER([.BF$5]-[.BC33];2)+POWER([.BF$6]-[.BD33];2))" office:value-type="float" office:value="27.4432935129773" calcext:value-type="float">
            <text:p>27,4432935129773</text:p>
          </table:table-cell>
          <table:table-cell table:formula="of:=SQRT(POWER([.BG$4]-[.$B33];2)+POWER([.BG$5]-[.$C33];2)+POWER([.BG$6]-[.$D33];2))" office:value-type="float" office:value="26.6262215494426" calcext:value-type="float">
            <text:p>26,6262215494426</text:p>
          </table:table-cell>
          <table:table-cell table:formula="of:=SQRT(POWER([.BH$4]-[.BD33];2)+POWER([.BH$5]-[.BE33];2)+POWER([.BH$6]-[.BF33];2))" office:value-type="float" office:value="24.7561942570945" calcext:value-type="float">
            <text:p>24,7561942570945</text:p>
          </table:table-cell>
          <table:table-cell table:formula="of:=SQRT(POWER([.BI$4]-[.$B33];2)+POWER([.BI$5]-[.$C33];2)+POWER([.BI$6]-[.$D33];2))" office:value-type="float" office:value="27.9261362526218" calcext:value-type="float">
            <text:p>27,9261362526218</text:p>
          </table:table-cell>
          <table:table-cell table:formula="of:=SQRT(POWER([.BJ$4]-[.BF33];2)+POWER([.BJ$5]-[.BG33];2)+POWER([.BJ$6]-[.BH33];2))" office:value-type="float" office:value="21.1781754768827" calcext:value-type="float">
            <text:p>21,1781754768827</text:p>
          </table:table-cell>
          <table:table-cell table:formula="of:=SQRT(POWER([.BK$4]-[.$B33];2)+POWER([.BK$5]-[.$C33];2)+POWER([.BK$6]-[.$D33];2))" office:value-type="float" office:value="26.0116051984494" calcext:value-type="float">
            <text:p>26,0116051984494</text:p>
          </table:table-cell>
          <table:table-cell table:formula="of:=SQRT(POWER([.BL$4]-[.BH33];2)+POWER([.BL$5]-[.BI33];2)+POWER([.BL$6]-[.BJ33];2))" office:value-type="float" office:value="16.8653802559424" calcext:value-type="float">
            <text:p>16,8653802559424</text:p>
          </table:table-cell>
          <table:table-cell table:formula="of:=SQRT(POWER([.BM$4]-[.$B33];2)+POWER([.BM$5]-[.$C33];2)+POWER([.BM$6]-[.$D33];2))" office:value-type="float" office:value="24.0128883935273" calcext:value-type="float">
            <text:p>24,0128883935273</text:p>
          </table:table-cell>
          <table:table-cell table:formula="of:=SQRT(POWER([.BN$4]-[.BJ33];2)+POWER([.BN$5]-[.BK33];2)+POWER([.BN$6]-[.BL33];2))" office:value-type="float" office:value="19.7803946497353" calcext:value-type="float">
            <text:p>19,7803946497353</text:p>
          </table:table-cell>
          <table:table-cell table:formula="of:=SQRT(POWER([.BO$4]-[.$B33];2)+POWER([.BO$5]-[.$C33];2)+POWER([.BO$6]-[.$D33];2))" office:value-type="float" office:value="24.084572157296" calcext:value-type="float">
            <text:p>24,084572157296</text:p>
          </table:table-cell>
          <table:table-cell table:formula="of:=SQRT(POWER([.BP$4]-[.BL33];2)+POWER([.BP$5]-[.BM33];2)+POWER([.BP$6]-[.BN33];2))" office:value-type="float" office:value="20.5780727643026" calcext:value-type="float">
            <text:p>20,5780727643026</text:p>
          </table:table-cell>
          <table:table-cell table:formula="of:=SQRT(POWER([.BQ$4]-[.$B33];2)+POWER([.BQ$5]-[.$C33];2)+POWER([.BQ$6]-[.$D33];2))" office:value-type="float" office:value="25.577495577167" calcext:value-type="float">
            <text:p>25,577495577167</text:p>
          </table:table-cell>
          <table:table-cell table:formula="of:=SQRT(POWER([.BR$4]-[.BN33];2)+POWER([.BR$5]-[.BO33];2)+POWER([.BR$6]-[.BP33];2))" office:value-type="float" office:value="18.2317466204225" calcext:value-type="float">
            <text:p>18,2317466204225</text:p>
          </table:table-cell>
          <table:table-cell table:formula="of:=SQRT(POWER([.BS$4]-[.$B33];2)+POWER([.BS$5]-[.$C33];2)+POWER([.BS$6]-[.$D33];2))" office:value-type="float" office:value="25.9814477849099" calcext:value-type="float">
            <text:p>25,9814477849099</text:p>
          </table:table-cell>
          <table:table-cell table:formula="of:=SQRT(POWER([.BT$4]-[.BP33];2)+POWER([.BT$5]-[.BQ33];2)+POWER([.BT$6]-[.BR33];2))" office:value-type="float" office:value="14.2751861454217" calcext:value-type="float">
            <text:p>14,2751861454217</text:p>
          </table:table-cell>
          <table:table-cell table:formula="of:=SQRT(POWER([.BU$4]-[.$B33];2)+POWER([.BU$5]-[.$C33];2)+POWER([.BU$6]-[.$D33];2))" office:value-type="float" office:value="25.2013127435854" calcext:value-type="float">
            <text:p>25,2013127435854</text:p>
          </table:table-cell>
          <table:table-cell table:formula="of:=SQRT(POWER([.BV$4]-[.BR33];2)+POWER([.BV$5]-[.BS33];2)+POWER([.BV$6]-[.BT33];2))" office:value-type="float" office:value="12.1200316170679" calcext:value-type="float">
            <text:p>12,1200316170679</text:p>
          </table:table-cell>
          <table:table-cell table:formula="of:=SQRT(POWER([.BW$4]-[.$B33];2)+POWER([.BW$5]-[.$C33];2)+POWER([.BW$6]-[.$D33];2))" office:value-type="float" office:value="22.7194905312597" calcext:value-type="float">
            <text:p>22,7194905312597</text:p>
          </table:table-cell>
          <table:table-cell table:formula="of:=SQRT(POWER([.BX$4]-[.BT33];2)+POWER([.BX$5]-[.BU33];2)+POWER([.BX$6]-[.BV33];2))" office:value-type="float" office:value="24.4822001782232" calcext:value-type="float">
            <text:p>24,4822001782232</text:p>
          </table:table-cell>
          <table:table-cell table:formula="of:=SQRT(POWER([.BY$4]-[.$B33];2)+POWER([.BY$5]-[.$C33];2)+POWER([.BY$6]-[.$D33];2))" office:value-type="float" office:value="21.2858204915855" calcext:value-type="float">
            <text:p>21,2858204915855</text:p>
          </table:table-cell>
          <table:table-cell table:formula="of:=SQRT(POWER([.BZ$4]-[.BV33];2)+POWER([.BZ$5]-[.BW33];2)+POWER([.BZ$6]-[.BX33];2))" office:value-type="float" office:value="30.7961334661102" calcext:value-type="float">
            <text:p>30,7961334661102</text:p>
          </table:table-cell>
          <table:table-cell table:formula="of:=SQRT(POWER([.CA$4]-[.$B33];2)+POWER([.CA$5]-[.$C33];2)+POWER([.CA$6]-[.$D33];2))" office:value-type="float" office:value="21.1924682847468" calcext:value-type="float">
            <text:p>21,1924682847468</text:p>
          </table:table-cell>
          <table:table-cell table:formula="of:=SQRT(POWER([.CB$4]-[.BX33];2)+POWER([.CB$5]-[.BY33];2)+POWER([.CB$6]-[.BZ33];2))" office:value-type="float" office:value="28.3114088234876" calcext:value-type="float">
            <text:p>28,3114088234876</text:p>
          </table:table-cell>
          <table:table-cell table:formula="of:=SQRT(POWER([.CC$4]-[.$B33];2)+POWER([.CC$5]-[.$C33];2)+POWER([.CC$6]-[.$D33];2))" office:value-type="float" office:value="22.4915388535333" calcext:value-type="float">
            <text:p>22,4915388535333</text:p>
          </table:table-cell>
          <table:table-cell table:formula="of:=SQRT(POWER([.CD$4]-[.BZ33];2)+POWER([.CD$5]-[.CA33];2)+POWER([.CD$6]-[.CB33];2))" office:value-type="float" office:value="26.0098968369716" calcext:value-type="float">
            <text:p>26,0098968369716</text:p>
          </table:table-cell>
          <table:table-cell table:formula="of:=SQRT(POWER([.CE$4]-[.$B33];2)+POWER([.CE$5]-[.$C33];2)+POWER([.CE$6]-[.$D33];2))" office:value-type="float" office:value="23.5049807913131" calcext:value-type="float">
            <text:p>23,5049807913131</text:p>
          </table:table-cell>
          <table:table-cell table:formula="of:=SQRT(POWER([.CF$4]-[.CB33];2)+POWER([.CF$5]-[.CC33];2)+POWER([.CF$6]-[.CD33];2))" office:value-type="float" office:value="24.5327873445558" calcext:value-type="float">
            <text:p>24,5327873445558</text:p>
          </table:table-cell>
          <table:table-cell table:formula="of:=SQRT(POWER([.CG$4]-[.$B33];2)+POWER([.CG$5]-[.$C33];2)+POWER([.CG$6]-[.$D33];2))" office:value-type="float" office:value="23.9451857583106" calcext:value-type="float">
            <text:p>23,9451857583106</text:p>
          </table:table-cell>
          <table:table-cell table:formula="of:=SQRT(POWER([.CH$4]-[.CD33];2)+POWER([.CH$5]-[.CE33];2)+POWER([.CH$6]-[.CF33];2))" office:value-type="float" office:value="23.1260656672258" calcext:value-type="float">
            <text:p>23,1260656672258</text:p>
          </table:table-cell>
          <table:table-cell table:formula="of:=SQRT(POWER([.CI$4]-[.$B33];2)+POWER([.CI$5]-[.$C33];2)+POWER([.CI$6]-[.$D33];2))" office:value-type="float" office:value="21.6191697574167" calcext:value-type="float">
            <text:p>21,6191697574167</text:p>
          </table:table-cell>
          <table:table-cell table:formula="of:=SQRT(POWER([.CJ$4]-[.CF33];2)+POWER([.CJ$5]-[.CG33];2)+POWER([.CJ$6]-[.CH33];2))" office:value-type="float" office:value="24.105477423551" calcext:value-type="float">
            <text:p>24,105477423551</text:p>
          </table:table-cell>
          <table:table-cell table:formula="of:=SQRT(POWER([.CK$4]-[.CG33];2)+POWER([.CK$5]-[.CH33];2)+POWER([.CK$6]-[.CI33];2))" office:value-type="float" office:value="24.6274696989563" calcext:value-type="float">
            <text:p>24,6274696989563</text:p>
          </table:table-cell>
          <table:table-cell table:formula="of:=SQRT(POWER([.CL$4]-[.$B33];2)+POWER([.CL$5]-[.$C33];2)+POWER([.CL$6]-[.$D33];2))" office:value-type="float" office:value="20.2218435855883" calcext:value-type="float">
            <text:p>20,2218435855883</text:p>
          </table:table-cell>
          <table:table-cell table:formula="of:=SQRT(POWER([.CM$4]-[.CI33];2)+POWER([.CM$5]-[.CJ33];2)+POWER([.CM$6]-[.CK33];2))" office:value-type="float" office:value="27.3992381663727" calcext:value-type="float">
            <text:p>27,3992381663727</text:p>
          </table:table-cell>
          <table:table-cell table:formula="of:=SQRT(POWER([.CN$4]-[.$B33];2)+POWER([.CN$5]-[.$C33];2)+POWER([.CN$6]-[.$D33];2))" office:value-type="float" office:value="23.1371854381643" calcext:value-type="float">
            <text:p>23,1371854381643</text:p>
          </table:table-cell>
          <table:table-cell table:formula="of:=SQRT(POWER([.CO$4]-[.CK33];2)+POWER([.CO$5]-[.CL33];2)+POWER([.CO$6]-[.CM33];2))" office:value-type="float" office:value="29.0723807560968" calcext:value-type="float">
            <text:p>29,0723807560968</text:p>
          </table:table-cell>
          <table:table-cell table:formula="of:=SQRT(POWER([.CP$4]-[.$B33];2)+POWER([.CP$5]-[.$C33];2)+POWER([.CP$6]-[.$D33];2))" office:value-type="float" office:value="24.2567132563338" calcext:value-type="float">
            <text:p>24,2567132563338</text:p>
          </table:table-cell>
          <table:table-cell table:formula="of:=SQRT(POWER([.CQ$4]-[.CM33];2)+POWER([.CQ$5]-[.CN33];2)+POWER([.CQ$6]-[.CO33];2))" office:value-type="float" office:value="27.9387566894659" calcext:value-type="float">
            <text:p>27,9387566894659</text:p>
          </table:table-cell>
          <table:table-cell table:formula="of:=SQRT(POWER([.CR$4]-[.$B33];2)+POWER([.CR$5]-[.$C33];2)+POWER([.CR$6]-[.$D33];2))" office:value-type="float" office:value="25.1051794456841" calcext:value-type="float">
            <text:p>25,1051794456841</text:p>
          </table:table-cell>
          <table:table-cell table:formula="of:=SQRT(POWER([.CS$4]-[.CO33];2)+POWER([.CS$5]-[.CP33];2)+POWER([.CS$6]-[.CQ33];2))" office:value-type="float" office:value="26.4573587794934" calcext:value-type="float">
            <text:p>26,4573587794934</text:p>
          </table:table-cell>
          <table:table-cell table:formula="of:=SQRT(POWER([.CT$4]-[.CP33];2)+POWER([.CT$5]-[.CQ33];2)+POWER([.CT$6]-[.CR33];2))" office:value-type="float" office:value="22.8855998914898" calcext:value-type="float">
            <text:p>22,8855998914898</text:p>
          </table:table-cell>
          <table:table-cell table:formula="of:=SQRT(POWER([.CU$4]-[.$B33];2)+POWER([.CU$5]-[.$C33];2)+POWER([.CU$6]-[.$D33];2))" office:value-type="float" office:value="19.2433061088785" calcext:value-type="float">
            <text:p>19,2433061088785</text:p>
          </table:table-cell>
          <table:table-cell table:formula="of:=SQRT(POWER([.CV$4]-[.CR33];2)+POWER([.CV$5]-[.CS33];2)+POWER([.CV$6]-[.CT33];2))" office:value-type="float" office:value="24.1293559632787" calcext:value-type="float">
            <text:p>24,1293559632787</text:p>
          </table:table-cell>
          <table:table-cell table:formula="of:=SQRT(POWER([.CW$4]-[.$B33];2)+POWER([.CW$5]-[.$C33];2)+POWER([.CW$6]-[.$D33];2))" office:value-type="float" office:value="19.4513566107868" calcext:value-type="float">
            <text:p>19,4513566107868</text:p>
          </table:table-cell>
          <table:table-cell table:formula="of:=SQRT(POWER([.CX$4]-[.CT33];2)+POWER([.CX$5]-[.CU33];2)+POWER([.CX$6]-[.CV33];2))" office:value-type="float" office:value="31.3185613842569" calcext:value-type="float">
            <text:p>31,3185613842569</text:p>
          </table:table-cell>
          <table:table-cell table:formula="of:=SQRT(POWER([.CY$4]-[.$B33];2)+POWER([.CY$5]-[.$C33];2)+POWER([.CY$6]-[.$D33];2))" office:value-type="float" office:value="17.1118607404338" calcext:value-type="float">
            <text:p>17,1118607404338</text:p>
          </table:table-cell>
          <table:table-cell table:formula="of:=SQRT(POWER([.CZ$4]-[.$B33];2)+POWER([.CZ$5]-[.$C33];2)+POWER([.CZ$6]-[.$D33];2))" office:value-type="float" office:value="16.0345797886942" calcext:value-type="float">
            <text:p>16,0345797886942</text:p>
          </table:table-cell>
          <table:table-cell table:formula="of:=SQRT(POWER([.DA$4]-[.$B33];2)+POWER([.DA$5]-[.$C33];2)+POWER([.DA$6]-[.$D33];2))" office:value-type="float" office:value="14.7494502948415" calcext:value-type="float">
            <text:p>14,7494502948415</text:p>
          </table:table-cell>
          <table:table-cell table:formula="of:=SQRT(POWER([.DB$4]-[.$B33];2)+POWER([.DB$5]-[.$C33];2)+POWER([.DB$6]-[.$D33];2))" office:value-type="float" office:value="15.7887759500222" calcext:value-type="float">
            <text:p>15,78877595002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.062" calcext:value-type="float">
            <text:p>48,062</text:p>
          </table:table-cell>
          <table:table-cell office:value-type="float" office:value="22.895" calcext:value-type="float">
            <text:p>22,895</text:p>
          </table:table-cell>
          <table:table-cell office:value-type="float" office:value="11.193" calcext:value-type="float">
            <text:p>11,193</text:p>
          </table:table-cell>
          <table:table-cell/>
          <table:table-cell table:formula="of:=SQRT(POWER([.F$4]-[.$B34];2)+POWER([.F$5]-[.$C34];2)+POWER([.F$6]-[.$D34];2))" office:value-type="float" office:value="25.3660234565846" calcext:value-type="float">
            <text:p>25,3660234565846</text:p>
          </table:table-cell>
          <table:table-cell table:formula="of:=SQRT(POWER([.G$4]-[.$B34];2)+POWER([.G$5]-[.$C34];2)+POWER([.G$6]-[.$D34];2))" office:value-type="float" office:value="25.9077124810354" calcext:value-type="float">
            <text:p>25,9077124810354</text:p>
          </table:table-cell>
          <table:table-cell table:formula="of:=SQRT(POWER([.H$4]-[.$B34];2)+POWER([.H$5]-[.$C34];2)+POWER([.H$6]-[.$D34];2))" office:value-type="float" office:value="26.6352752942409" calcext:value-type="float">
            <text:p>26,6352752942409</text:p>
          </table:table-cell>
          <table:table-cell table:formula="of:=SQRT(POWER([.I$4]-[.$B34];2)+POWER([.I$5]-[.$C34];2)+POWER([.I$6]-[.$D34];2))" office:value-type="float" office:value="26.2425219443559" calcext:value-type="float">
            <text:p>26,2425219443559</text:p>
          </table:table-cell>
          <table:table-cell table:formula="of:=SQRT(POWER([.J$4]-[.$B34];2)+POWER([.J$5]-[.$C34];2)+POWER([.J$6]-[.$D34];2))" office:value-type="float" office:value="24.8646184366461" calcext:value-type="float">
            <text:p>24,8646184366461</text:p>
          </table:table-cell>
          <table:table-cell table:formula="of:=SQRT(POWER([.K$4]-[.$B34];2)+POWER([.K$5]-[.$C34];2)+POWER([.K$6]-[.$D34];2))" office:value-type="float" office:value="25.4794860426972" calcext:value-type="float">
            <text:p>25,4794860426972</text:p>
          </table:table-cell>
          <table:table-cell table:formula="of:=SQRT(POWER([.L$4]-[.$B34];2)+POWER([.L$5]-[.$C34];2)+POWER([.L$6]-[.$D34];2))" office:value-type="float" office:value="24.2581480331867" calcext:value-type="float">
            <text:p>24,2581480331867</text:p>
          </table:table-cell>
          <table:table-cell table:formula="of:=SQRT(POWER([.M$4]-[.$B34];2)+POWER([.M$5]-[.$C34];2)+POWER([.M$6]-[.$D34];2))" office:value-type="float" office:value="24.6713697633512" calcext:value-type="float">
            <text:p>24,6713697633512</text:p>
          </table:table-cell>
          <table:table-cell table:formula="of:=SQRT(POWER([.N$4]-[.$B34];2)+POWER([.N$5]-[.$C34];2)+POWER([.N$6]-[.$D34];2))" office:value-type="float" office:value="21.0788840786224" calcext:value-type="float">
            <text:p>21,0788840786224</text:p>
          </table:table-cell>
          <table:table-cell table:formula="of:=SQRT(POWER([.O$4]-[.$B34];2)+POWER([.O$5]-[.$C34];2)+POWER([.O$6]-[.$D34];2))" office:value-type="float" office:value="19.8473168967495" calcext:value-type="float">
            <text:p>19,8473168967495</text:p>
          </table:table-cell>
          <table:table-cell table:formula="of:=SQRT(POWER([.P$4]-[.$B34];2)+POWER([.P$5]-[.$C34];2)+POWER([.P$6]-[.$D34];2))" office:value-type="float" office:value="19.082082695555" calcext:value-type="float">
            <text:p>19,082082695555</text:p>
          </table:table-cell>
          <table:table-cell table:formula="of:=SQRT(POWER([.Q$4]-[.$B34];2)+POWER([.Q$5]-[.$C34];2)+POWER([.Q$6]-[.$D34];2))" office:value-type="float" office:value="19.671434848531" calcext:value-type="float">
            <text:p>19,671434848531</text:p>
          </table:table-cell>
          <table:table-cell table:formula="of:=SQRT(POWER([.R$4]-[.$B34];2)+POWER([.R$5]-[.$C34];2)+POWER([.R$6]-[.$D34];2))" office:value-type="float" office:value="20.1785821107431" calcext:value-type="float">
            <text:p>20,1785821107431</text:p>
          </table:table-cell>
          <table:table-cell table:formula="of:=SQRT(POWER([.S$4]-[.$B34];2)+POWER([.S$5]-[.$C34];2)+POWER([.S$6]-[.$D34];2))" office:value-type="float" office:value="18.9913305221093" calcext:value-type="float">
            <text:p>18,9913305221093</text:p>
          </table:table-cell>
          <table:table-cell table:formula="of:=SQRT(POWER([.T$4]-[.$B34];2)+POWER([.T$5]-[.$C34];2)+POWER([.T$6]-[.$D34];2))" office:value-type="float" office:value="20.8329099503646" calcext:value-type="float">
            <text:p>20,8329099503646</text:p>
          </table:table-cell>
          <table:table-cell table:formula="of:=SQRT(POWER([.U$4]-[.$B34];2)+POWER([.U$5]-[.$C34];2)+POWER([.U$6]-[.$D34];2))" office:value-type="float" office:value="15.5086412364204" calcext:value-type="float">
            <text:p>15,5086412364204</text:p>
          </table:table-cell>
          <table:table-cell table:formula="of:=SQRT(POWER([.V$4]-[.$B34];2)+POWER([.V$5]-[.$C34];2)+POWER([.V$6]-[.$D34];2))" office:value-type="float" office:value="14.58163629364" calcext:value-type="float">
            <text:p>14,58163629364</text:p>
          </table:table-cell>
          <table:table-cell table:formula="of:=SQRT(POWER([.W$4]-[.$B34];2)+POWER([.W$5]-[.$C34];2)+POWER([.W$6]-[.$D34];2))" office:value-type="float" office:value="13.4888022077574" calcext:value-type="float">
            <text:p>13,4888022077574</text:p>
          </table:table-cell>
          <table:table-cell table:formula="of:=SQRT(POWER([.X$4]-[.$B34];2)+POWER([.X$5]-[.$C34];2)+POWER([.X$6]-[.$D34];2))" office:value-type="float" office:value="13.8491318861508" calcext:value-type="float">
            <text:p>13,8491318861508</text:p>
          </table:table-cell>
          <table:table-cell table:formula="of:=SQRT(POWER([.Y$4]-[.$B34];2)+POWER([.Y$5]-[.$C34];2)+POWER([.Y$6]-[.$D34];2))" office:value-type="float" office:value="15.2849955511933" calcext:value-type="float">
            <text:p>15,2849955511933</text:p>
          </table:table-cell>
          <table:table-cell table:formula="of:=SQRT(POWER([.Z$4]-[.$B34];2)+POWER([.Z$5]-[.$C34];2)+POWER([.Z$6]-[.$D34];2))" office:value-type="float" office:value="14.9766733288805" calcext:value-type="float">
            <text:p>14,9766733288805</text:p>
          </table:table-cell>
          <table:table-cell table:formula="of:=SQRT(POWER([.AA$4]-[.$B34];2)+POWER([.AA$5]-[.$C34];2)+POWER([.AA$6]-[.$D34];2))" office:value-type="float" office:value="16.6659416475638" calcext:value-type="float">
            <text:p>16,6659416475638</text:p>
          </table:table-cell>
          <table:table-cell table:formula="of:=SQRT(POWER([.AB$4]-[.$B34];2)+POWER([.AB$5]-[.$C34];2)+POWER([.AB$6]-[.$D34];2))" office:value-type="float" office:value="2.49489358490498" calcext:value-type="float">
            <text:p>2,49489358490498</text:p>
          </table:table-cell>
          <table:table-cell table:formula="of:=SQRT(POWER([.AC$4]-[.$B34];2)+POWER([.AC$5]-[.$C34];2)+POWER([.AC$6]-[.$D34];2))" office:value-type="float" office:value="1.57219941483261" calcext:value-type="float">
            <text:p>1,57219941483261</text:p>
          </table:table-cell>
          <table:table-cell table:formula="of:=SQRT(POWER([.AD$4]-[.$B34];2)+POWER([.AD$5]-[.$C34];2)+POWER([.AD$6]-[.$D34];2))" office:value-type="float" office:value="2.58774902183346" calcext:value-type="float">
            <text:p>2,58774902183346</text:p>
          </table:table-cell>
          <table:table-cell table:formula="of:=SQRT(POWER([.AE$4]-[.$B34];2)+POWER([.AE$5]-[.$C34];2)+POWER([.AE$6]-[.$D34];2))" office:value-type="float" office:value="3.34613000345175" calcext:value-type="float">
            <text:p>3,34613000345175</text:p>
          </table:table-cell>
          <table:table-cell table:formula="of:=SQRT(POWER([.AF$4]-[.$B34];2)+POWER([.AF$5]-[.$C34];2)+POWER([.AF$6]-[.$D34];2))" office:value-type="float" office:value="0" calcext:value-type="float">
            <text:p>0</text:p>
          </table:table-cell>
          <table:table-cell table:formula="of:=SQRT(POWER([.AG$4]-[.$B34];2)+POWER([.AG$5]-[.$C34];2)+POWER([.AG$6]-[.$D34];2))" office:value-type="float" office:value="1.54856094487753" calcext:value-type="float">
            <text:p>1,54856094487753</text:p>
          </table:table-cell>
          <table:table-cell table:formula="of:=SQRT(POWER([.AH$4]-[.$B34];2)+POWER([.AH$5]-[.$C34];2)+POWER([.AH$6]-[.$D34];2))" office:value-type="float" office:value="1.54393685104022" calcext:value-type="float">
            <text:p>1,54393685104022</text:p>
          </table:table-cell>
          <table:table-cell table:formula="of:=SQRT(POWER([.AI$4]-[.$B34];2)+POWER([.AI$5]-[.$C34];2)+POWER([.AI$6]-[.$D34];2))" office:value-type="float" office:value="3.26891358099293" calcext:value-type="float">
            <text:p>3,26891358099293</text:p>
          </table:table-cell>
          <table:table-cell table:formula="of:=SQRT(POWER([.AJ$4]-[.$B34];2)+POWER([.AJ$5]-[.$C34];2)+POWER([.AJ$6]-[.$D34];2))" office:value-type="float" office:value="4.63379520479704" calcext:value-type="float">
            <text:p>4,63379520479704</text:p>
          </table:table-cell>
          <table:table-cell table:formula="of:=SQRT(POWER([.AK$4]-[.$B34];2)+POWER([.AK$5]-[.$C34];2)+POWER([.AK$6]-[.$D34];2))" office:value-type="float" office:value="5.7638491479219" calcext:value-type="float">
            <text:p>5,7638491479219</text:p>
          </table:table-cell>
          <table:table-cell table:formula="of:=SQRT(POWER([.AL$4]-[.$B34];2)+POWER([.AL$5]-[.$C34];2)+POWER([.AL$6]-[.$D34];2))" office:value-type="float" office:value="6.88454159694021" calcext:value-type="float">
            <text:p>6,88454159694021</text:p>
          </table:table-cell>
          <table:table-cell table:formula="of:=SQRT(POWER([.AM$4]-[.$B34];2)+POWER([.AM$5]-[.$C34];2)+POWER([.AM$6]-[.$D34];2))" office:value-type="float" office:value="5.31037644616651" calcext:value-type="float">
            <text:p>5,31037644616651</text:p>
          </table:table-cell>
          <table:table-cell table:formula="of:=SQRT(POWER([.AN$4]-[.$B34];2)+POWER([.AN$5]-[.$C34];2)+POWER([.AN$6]-[.$D34];2))" office:value-type="float" office:value="5.51095880949949" calcext:value-type="float">
            <text:p>5,51095880949949</text:p>
          </table:table-cell>
          <table:table-cell table:formula="of:=SQRT(POWER([.AO$4]-[.$B34];2)+POWER([.AO$5]-[.$C34];2)+POWER([.AO$6]-[.$D34];2))" office:value-type="float" office:value="4.51265841827188" calcext:value-type="float">
            <text:p>4,51265841827188</text:p>
          </table:table-cell>
          <table:table-cell table:formula="of:=SQRT(POWER([.AP$4]-[.$B34];2)+POWER([.AP$5]-[.$C34];2)+POWER([.AP$6]-[.$D34];2))" office:value-type="float" office:value="6.53170628549692" calcext:value-type="float">
            <text:p>6,53170628549692</text:p>
          </table:table-cell>
          <table:table-cell table:formula="of:=SQRT(POWER([.AQ$4]-[.$B34];2)+POWER([.AQ$5]-[.$C34];2)+POWER([.AQ$6]-[.$D34];2))" office:value-type="float" office:value="14.6344401327827" calcext:value-type="float">
            <text:p>14,6344401327827</text:p>
          </table:table-cell>
          <table:table-cell table:formula="of:=SQRT(POWER([.AR$4]-[.$B34];2)+POWER([.AR$5]-[.$C34];2)+POWER([.AR$6]-[.$D34];2))" office:value-type="float" office:value="14.591188642465" calcext:value-type="float">
            <text:p>14,591188642465</text:p>
          </table:table-cell>
          <table:table-cell table:formula="of:=SQRT(POWER([.AS$4]-[.$B34];2)+POWER([.AS$5]-[.$C34];2)+POWER([.AS$6]-[.$D34];2))" office:value-type="float" office:value="15.9932480128334" calcext:value-type="float">
            <text:p>15,9932480128334</text:p>
          </table:table-cell>
          <table:table-cell table:formula="of:=SQRT(POWER([.AT$4]-[.$B34];2)+POWER([.AT$5]-[.$C34];2)+POWER([.AT$6]-[.$D34];2))" office:value-type="float" office:value="16.6720928800196" calcext:value-type="float">
            <text:p>16,6720928800196</text:p>
          </table:table-cell>
          <table:table-cell table:formula="of:=SQRT(POWER([.AU$4]-[.$B34];2)+POWER([.AU$5]-[.$C34];2)+POWER([.AU$6]-[.$D34];2))" office:value-type="float" office:value="13.4553476729515" calcext:value-type="float">
            <text:p>13,4553476729515</text:p>
          </table:table-cell>
          <table:table-cell table:formula="of:=SQRT(POWER([.AV$4]-[.$B34];2)+POWER([.AV$5]-[.$C34];2)+POWER([.AV$6]-[.$D34];2))" office:value-type="float" office:value="13.6160195725476" calcext:value-type="float">
            <text:p>13,6160195725476</text:p>
          </table:table-cell>
          <table:table-cell table:formula="of:=SQRT(POWER([.AW$4]-[.$B34];2)+POWER([.AW$5]-[.$C34];2)+POWER([.AW$6]-[.$D34];2))" office:value-type="float" office:value="12.1022242996897" calcext:value-type="float">
            <text:p>12,1022242996897</text:p>
          </table:table-cell>
          <table:table-cell table:formula="of:=SQRT(POWER([.AX$4]-[.$B34];2)+POWER([.AX$5]-[.$C34];2)+POWER([.AX$6]-[.$D34];2))" office:value-type="float" office:value="12.5162417681986" calcext:value-type="float">
            <text:p>12,5162417681986</text:p>
          </table:table-cell>
          <table:table-cell table:formula="of:=SQRT(POWER([.AY$4]-[.$B34];2)+POWER([.AY$5]-[.$C34];2)+POWER([.AY$6]-[.$D34];2))" office:value-type="float" office:value="23.7575070661886" calcext:value-type="float">
            <text:p>23,7575070661886</text:p>
          </table:table-cell>
          <table:table-cell table:formula="of:=SQRT(POWER([.AZ$4]-[.$B34];2)+POWER([.AZ$5]-[.$C34];2)+POWER([.AZ$6]-[.$D34];2))" office:value-type="float" office:value="24.3552021137169" calcext:value-type="float">
            <text:p>24,3552021137169</text:p>
          </table:table-cell>
          <table:table-cell table:formula="of:=SQRT(POWER([.BA$4]-[.$B34];2)+POWER([.BA$5]-[.$C34];2)+POWER([.BA$6]-[.$D34];2))" office:value-type="float" office:value="25.5972080508793" calcext:value-type="float">
            <text:p>25,5972080508793</text:p>
          </table:table-cell>
          <table:table-cell table:formula="of:=SQRT(POWER([.BB$4]-[.$B34];2)+POWER([.BB$5]-[.$C34];2)+POWER([.BB$6]-[.$D34];2))" office:value-type="float" office:value="26.5500465724639" calcext:value-type="float">
            <text:p>26,5500465724639</text:p>
          </table:table-cell>
          <table:table-cell table:formula="of:=SQRT(POWER([.BC$4]-[.$B34];2)+POWER([.BC$5]-[.$C34];2)+POWER([.BC$6]-[.$D34];2))" office:value-type="float" office:value="24.7316744479625" calcext:value-type="float">
            <text:p>24,7316744479625</text:p>
          </table:table-cell>
          <table:table-cell table:formula="of:=SQRT(POWER([.BD$4]-[.$B34];2)+POWER([.BD$5]-[.$C34];2)+POWER([.BD$6]-[.$D34];2))" office:value-type="float" office:value="25.47066104364" calcext:value-type="float">
            <text:p>25,47066104364</text:p>
          </table:table-cell>
          <table:table-cell table:formula="of:=SQRT(POWER([.BE$4]-[.$B34];2)+POWER([.BE$5]-[.$C34];2)+POWER([.BE$6]-[.$D34];2))" office:value-type="float" office:value="24.8916608124086" calcext:value-type="float">
            <text:p>24,8916608124086</text:p>
          </table:table-cell>
          <table:table-cell table:formula="of:=SQRT(POWER([.BF$4]-[.$B34];2)+POWER([.BF$5]-[.$C34];2)+POWER([.BF$6]-[.$D34];2))" office:value-type="float" office:value="26.7824619107355" calcext:value-type="float">
            <text:p>26,7824619107355</text:p>
          </table:table-cell>
          <table:table-cell table:formula="of:=SQRT(POWER([.BG$4]-[.$B34];2)+POWER([.BG$5]-[.$C34];2)+POWER([.BG$6]-[.$D34];2))" office:value-type="float" office:value="25.6389030186551" calcext:value-type="float">
            <text:p>25,6389030186551</text:p>
          </table:table-cell>
          <table:table-cell table:formula="of:=SQRT(POWER([.BH$4]-[.$B34];2)+POWER([.BH$5]-[.$C34];2)+POWER([.BH$6]-[.$D34];2))" office:value-type="float" office:value="27.4904344818339" calcext:value-type="float">
            <text:p>27,4904344818339</text:p>
          </table:table-cell>
          <table:table-cell table:formula="of:=SQRT(POWER([.BI$4]-[.$B34];2)+POWER([.BI$5]-[.$C34];2)+POWER([.BI$6]-[.$D34];2))" office:value-type="float" office:value="26.9684664005946" calcext:value-type="float">
            <text:p>26,9684664005946</text:p>
          </table:table-cell>
          <table:table-cell table:formula="of:=SQRT(POWER([.BJ$4]-[.$B34];2)+POWER([.BJ$5]-[.$C34];2)+POWER([.BJ$6]-[.$D34];2))" office:value-type="float" office:value="27.7858210244002" calcext:value-type="float">
            <text:p>27,7858210244002</text:p>
          </table:table-cell>
          <table:table-cell table:formula="of:=SQRT(POWER([.BK$4]-[.$B34];2)+POWER([.BK$5]-[.$C34];2)+POWER([.BK$6]-[.$D34];2))" office:value-type="float" office:value="24.6925654195752" calcext:value-type="float">
            <text:p>24,6925654195752</text:p>
          </table:table-cell>
          <table:table-cell table:formula="of:=SQRT(POWER([.BL$4]-[.$B34];2)+POWER([.BL$5]-[.$C34];2)+POWER([.BL$6]-[.$D34];2))" office:value-type="float" office:value="23.3522653290853" calcext:value-type="float">
            <text:p>23,3522653290853</text:p>
          </table:table-cell>
          <table:table-cell table:formula="of:=SQRT(POWER([.BM$4]-[.$B34];2)+POWER([.BM$5]-[.$C34];2)+POWER([.BM$6]-[.$D34];2))" office:value-type="float" office:value="22.690367141146" calcext:value-type="float">
            <text:p>22,690367141146</text:p>
          </table:table-cell>
          <table:table-cell table:formula="of:=SQRT(POWER([.BN$4]-[.$B34];2)+POWER([.BN$5]-[.$C34];2)+POWER([.BN$6]-[.$D34];2))" office:value-type="float" office:value="23.3234623072991" calcext:value-type="float">
            <text:p>23,3234623072991</text:p>
          </table:table-cell>
          <table:table-cell table:formula="of:=SQRT(POWER([.BO$4]-[.$B34];2)+POWER([.BO$5]-[.$C34];2)+POWER([.BO$6]-[.$D34];2))" office:value-type="float" office:value="22.7098168640788" calcext:value-type="float">
            <text:p>22,7098168640788</text:p>
          </table:table-cell>
          <table:table-cell table:formula="of:=SQRT(POWER([.BP$4]-[.$B34];2)+POWER([.BP$5]-[.$C34];2)+POWER([.BP$6]-[.$D34];2))" office:value-type="float" office:value="23.1046299689045" calcext:value-type="float">
            <text:p>23,1046299689045</text:p>
          </table:table-cell>
          <table:table-cell table:formula="of:=SQRT(POWER([.BQ$4]-[.$B34];2)+POWER([.BQ$5]-[.$C34];2)+POWER([.BQ$6]-[.$D34];2))" office:value-type="float" office:value="24.2286066871374" calcext:value-type="float">
            <text:p>24,2286066871374</text:p>
          </table:table-cell>
          <table:table-cell table:formula="of:=SQRT(POWER([.BR$4]-[.$B34];2)+POWER([.BR$5]-[.$C34];2)+POWER([.BR$6]-[.$D34];2))" office:value-type="float" office:value="22.483062202467" calcext:value-type="float">
            <text:p>22,483062202467</text:p>
          </table:table-cell>
          <table:table-cell table:formula="of:=SQRT(POWER([.BS$4]-[.$B34];2)+POWER([.BS$5]-[.$C34];2)+POWER([.BS$6]-[.$D34];2))" office:value-type="float" office:value="24.7069273888924" calcext:value-type="float">
            <text:p>24,7069273888924</text:p>
          </table:table-cell>
          <table:table-cell table:formula="of:=SQRT(POWER([.BT$4]-[.$B34];2)+POWER([.BT$5]-[.$C34];2)+POWER([.BT$6]-[.$D34];2))" office:value-type="float" office:value="22.9647427592821" calcext:value-type="float">
            <text:p>22,9647427592821</text:p>
          </table:table-cell>
          <table:table-cell table:formula="of:=SQRT(POWER([.BU$4]-[.$B34];2)+POWER([.BU$5]-[.$C34];2)+POWER([.BU$6]-[.$D34];2))" office:value-type="float" office:value="24.0641395025877" calcext:value-type="float">
            <text:p>24,0641395025877</text:p>
          </table:table-cell>
          <table:table-cell table:formula="of:=SQRT(POWER([.BV$4]-[.$B34];2)+POWER([.BV$5]-[.$C34];2)+POWER([.BV$6]-[.$D34];2))" office:value-type="float" office:value="24.4945584365181" calcext:value-type="float">
            <text:p>24,4945584365181</text:p>
          </table:table-cell>
          <table:table-cell table:formula="of:=SQRT(POWER([.BW$4]-[.$B34];2)+POWER([.BW$5]-[.$C34];2)+POWER([.BW$6]-[.$D34];2))" office:value-type="float" office:value="21.4422619142664" calcext:value-type="float">
            <text:p>21,4422619142664</text:p>
          </table:table-cell>
          <table:table-cell table:formula="of:=SQRT(POWER([.BX$4]-[.$B34];2)+POWER([.BX$5]-[.$C34];2)+POWER([.BX$6]-[.$D34];2))" office:value-type="float" office:value="20.7297560525926" calcext:value-type="float">
            <text:p>20,7297560525926</text:p>
          </table:table-cell>
          <table:table-cell table:formula="of:=SQRT(POWER([.BY$4]-[.$B34];2)+POWER([.BY$5]-[.$C34];2)+POWER([.BY$6]-[.$D34];2))" office:value-type="float" office:value="19.7787086029397" calcext:value-type="float">
            <text:p>19,7787086029397</text:p>
          </table:table-cell>
          <table:table-cell table:formula="of:=SQRT(POWER([.BZ$4]-[.$B34];2)+POWER([.BZ$5]-[.$C34];2)+POWER([.BZ$6]-[.$D34];2))" office:value-type="float" office:value="19.0066165847581" calcext:value-type="float">
            <text:p>19,0066165847581</text:p>
          </table:table-cell>
          <table:table-cell table:formula="of:=SQRT(POWER([.CA$4]-[.$B34];2)+POWER([.CA$5]-[.$C34];2)+POWER([.CA$6]-[.$D34];2))" office:value-type="float" office:value="20.0304663450455" calcext:value-type="float">
            <text:p>20,0304663450455</text:p>
          </table:table-cell>
          <table:table-cell table:formula="of:=SQRT(POWER([.CB$4]-[.$B34];2)+POWER([.CB$5]-[.$C34];2)+POWER([.CB$6]-[.$D34];2))" office:value-type="float" office:value="21.0562120287577" calcext:value-type="float">
            <text:p>21,0562120287577</text:p>
          </table:table-cell>
          <table:table-cell table:formula="of:=SQRT(POWER([.CC$4]-[.$B34];2)+POWER([.CC$5]-[.$C34];2)+POWER([.CC$6]-[.$D34];2))" office:value-type="float" office:value="21.6327243314382" calcext:value-type="float">
            <text:p>21,6327243314382</text:p>
          </table:table-cell>
          <table:table-cell table:formula="of:=SQRT(POWER([.CD$4]-[.$B34];2)+POWER([.CD$5]-[.$C34];2)+POWER([.CD$6]-[.$D34];2))" office:value-type="float" office:value="21.602949312536" calcext:value-type="float">
            <text:p>21,602949312536</text:p>
          </table:table-cell>
          <table:table-cell table:formula="of:=SQRT(POWER([.CE$4]-[.$B34];2)+POWER([.CE$5]-[.$C34];2)+POWER([.CE$6]-[.$D34];2))" office:value-type="float" office:value="22.7554530607501" calcext:value-type="float">
            <text:p>22,7554530607501</text:p>
          </table:table-cell>
          <table:table-cell table:formula="of:=SQRT(POWER([.CF$4]-[.$B34];2)+POWER([.CF$5]-[.$C34];2)+POWER([.CF$6]-[.$D34];2))" office:value-type="float" office:value="22.6903688819728" calcext:value-type="float">
            <text:p>22,6903688819728</text:p>
          </table:table-cell>
          <table:table-cell table:formula="of:=SQRT(POWER([.CG$4]-[.$B34];2)+POWER([.CG$5]-[.$C34];2)+POWER([.CG$6]-[.$D34];2))" office:value-type="float" office:value="23.1827044798488" calcext:value-type="float">
            <text:p>23,1827044798488</text:p>
          </table:table-cell>
          <table:table-cell table:formula="of:=SQRT(POWER([.CH$4]-[.$B34];2)+POWER([.CH$5]-[.$C34];2)+POWER([.CH$6]-[.$D34];2))" office:value-type="float" office:value="24.1975587405011" calcext:value-type="float">
            <text:p>24,1975587405011</text:p>
          </table:table-cell>
          <table:table-cell table:formula="of:=SQRT(POWER([.CI$4]-[.$B34];2)+POWER([.CI$5]-[.$C34];2)+POWER([.CI$6]-[.$D34];2))" office:value-type="float" office:value="19.9457559144797" calcext:value-type="float">
            <text:p>19,9457559144797</text:p>
          </table:table-cell>
          <table:table-cell table:formula="of:=SQRT(POWER([.CJ$4]-[.$B34];2)+POWER([.CJ$5]-[.$C34];2)+POWER([.CJ$6]-[.$D34];2))" office:value-type="float" office:value="19.1890670435016" calcext:value-type="float">
            <text:p>19,1890670435016</text:p>
          </table:table-cell>
          <table:table-cell table:formula="of:=SQRT(POWER([.CK$4]-[.$B34];2)+POWER([.CK$5]-[.$C34];2)+POWER([.CK$6]-[.$D34];2))" office:value-type="float" office:value="18.1690603224272" calcext:value-type="float">
            <text:p>18,1690603224272</text:p>
          </table:table-cell>
          <table:table-cell table:formula="of:=SQRT(POWER([.CL$4]-[.$B34];2)+POWER([.CL$5]-[.$C34];2)+POWER([.CL$6]-[.$D34];2))" office:value-type="float" office:value="18.3617333059818" calcext:value-type="float">
            <text:p>18,3617333059818</text:p>
          </table:table-cell>
          <table:table-cell table:formula="of:=SQRT(POWER([.CM$4]-[.$B34];2)+POWER([.CM$5]-[.$C34];2)+POWER([.CM$6]-[.$D34];2))" office:value-type="float" office:value="20.2301494804166" calcext:value-type="float">
            <text:p>20,2301494804166</text:p>
          </table:table-cell>
          <table:table-cell table:formula="of:=SQRT(POWER([.CN$4]-[.$B34];2)+POWER([.CN$5]-[.$C34];2)+POWER([.CN$6]-[.$D34];2))" office:value-type="float" office:value="21.2023679337946" calcext:value-type="float">
            <text:p>21,2023679337946</text:p>
          </table:table-cell>
          <table:table-cell table:formula="of:=SQRT(POWER([.CO$4]-[.$B34];2)+POWER([.CO$5]-[.$C34];2)+POWER([.CO$6]-[.$D34];2))" office:value-type="float" office:value="20.9271205138213" calcext:value-type="float">
            <text:p>20,9271205138213</text:p>
          </table:table-cell>
          <table:table-cell table:formula="of:=SQRT(POWER([.CP$4]-[.$B34];2)+POWER([.CP$5]-[.$C34];2)+POWER([.CP$6]-[.$D34];2))" office:value-type="float" office:value="22.409720524808" calcext:value-type="float">
            <text:p>22,409720524808</text:p>
          </table:table-cell>
          <table:table-cell table:formula="of:=SQRT(POWER([.CQ$4]-[.$B34];2)+POWER([.CQ$5]-[.$C34];2)+POWER([.CQ$6]-[.$D34];2))" office:value-type="float" office:value="21.8503187619769" calcext:value-type="float">
            <text:p>21,8503187619769</text:p>
          </table:table-cell>
          <table:table-cell table:formula="of:=SQRT(POWER([.CR$4]-[.$B34];2)+POWER([.CR$5]-[.$C34];2)+POWER([.CR$6]-[.$D34];2))" office:value-type="float" office:value="23.2940924055864" calcext:value-type="float">
            <text:p>23,2940924055864</text:p>
          </table:table-cell>
          <table:table-cell table:formula="of:=SQRT(POWER([.CS$4]-[.$B34];2)+POWER([.CS$5]-[.$C34];2)+POWER([.CS$6]-[.$D34];2))" office:value-type="float" office:value="23.054463190454" calcext:value-type="float">
            <text:p>23,054463190454</text:p>
          </table:table-cell>
          <table:table-cell table:formula="of:=SQRT(POWER([.CT$4]-[.$B34];2)+POWER([.CT$5]-[.$C34];2)+POWER([.CT$6]-[.$D34];2))" office:value-type="float" office:value="24.042983529504" calcext:value-type="float">
            <text:p>24,042983529504</text:p>
          </table:table-cell>
          <table:table-cell table:formula="of:=SQRT(POWER([.CU$4]-[.$B34];2)+POWER([.CU$5]-[.$C34];2)+POWER([.CU$6]-[.$D34];2))" office:value-type="float" office:value="17.2080380636492" calcext:value-type="float">
            <text:p>17,2080380636492</text:p>
          </table:table-cell>
          <table:table-cell table:formula="of:=SQRT(POWER([.CV$4]-[.$B34];2)+POWER([.CV$5]-[.$C34];2)+POWER([.CV$6]-[.$D34];2))" office:value-type="float" office:value="16.3160900953629" calcext:value-type="float">
            <text:p>16,3160900953629</text:p>
          </table:table-cell>
          <table:table-cell table:formula="of:=SQRT(POWER([.CW$4]-[.$B34];2)+POWER([.CW$5]-[.$C34];2)+POWER([.CW$6]-[.$D34];2))" office:value-type="float" office:value="17.1497922436396" calcext:value-type="float">
            <text:p>17,1497922436396</text:p>
          </table:table-cell>
          <table:table-cell table:formula="of:=SQRT(POWER([.CX$4]-[.$B34];2)+POWER([.CX$5]-[.$C34];2)+POWER([.CX$6]-[.$D34];2))" office:value-type="float" office:value="16.9746737523877" calcext:value-type="float">
            <text:p>16,9746737523877</text:p>
          </table:table-cell>
          <table:table-cell table:formula="of:=SQRT(POWER([.CY$4]-[.$B34];2)+POWER([.CY$5]-[.$C34];2)+POWER([.CY$6]-[.$D34];2))" office:value-type="float" office:value="14.8975315404935" calcext:value-type="float">
            <text:p>14,8975315404935</text:p>
          </table:table-cell>
          <table:table-cell table:formula="of:=SQRT(POWER([.CZ$4]-[.$B34];2)+POWER([.CZ$5]-[.$C34];2)+POWER([.CZ$6]-[.$D34];2))" office:value-type="float" office:value="14.0092429845442" calcext:value-type="float">
            <text:p>14,0092429845442</text:p>
          </table:table-cell>
          <table:table-cell table:formula="of:=SQRT(POWER([.DA$4]-[.$B34];2)+POWER([.DA$5]-[.$C34];2)+POWER([.DA$6]-[.$D34];2))" office:value-type="float" office:value="12.6280331801908" calcext:value-type="float">
            <text:p>12,6280331801908</text:p>
          </table:table-cell>
          <table:table-cell table:formula="of:=SQRT(POWER([.DB$4]-[.$B34];2)+POWER([.DB$5]-[.$C34];2)+POWER([.DB$6]-[.$D34];2))" office:value-type="float" office:value="13.9080091314321" calcext:value-type="float">
            <text:p>13,9080091314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.553" calcext:value-type="float">
            <text:p>48,553</text:p>
          </table:table-cell>
          <table:table-cell office:value-type="float" office:value="21.427" calcext:value-type="float">
            <text:p>21,427</text:p>
          </table:table-cell>
          <table:table-cell office:value-type="float" office:value="11.149" calcext:value-type="float">
            <text:p>11,149</text:p>
          </table:table-cell>
          <table:table-cell/>
          <table:table-cell table:formula="of:=SQRT(POWER([.F$4]-[.B35];2)+POWER([.F$5]-[.C35];2)+POWER([.F$6]-[.D35];2))" office:value-type="float" office:value="26.6360173261695" calcext:value-type="float">
            <text:p>26,6360173261695</text:p>
          </table:table-cell>
          <table:table-cell table:formula="of:=SQRT(POWER([.G$4]-[.$B35];2)+POWER([.G$5]-[.$C35];2)+POWER([.G$6]-[.$D35];2))" office:value-type="float" office:value="27.210335628213" calcext:value-type="float">
            <text:p>27,210335628213</text:p>
          </table:table-cell>
          <table:table-cell table:formula="of:=SQRT(POWER([.H$4]-[.D35];2)+POWER([.H$5]-[.E35];2)+POWER([.H$6]-[.F35];2))" office:value-type="float" office:value="55.0314801298079" calcext:value-type="float">
            <text:p>55,0314801298079</text:p>
          </table:table-cell>
          <table:table-cell table:formula="of:=SQRT(POWER([.I$4]-[.$B35];2)+POWER([.I$5]-[.$C35];2)+POWER([.I$6]-[.$D35];2))" office:value-type="float" office:value="27.5979060981082" calcext:value-type="float">
            <text:p>27,5979060981082</text:p>
          </table:table-cell>
          <table:table-cell table:formula="of:=SQRT(POWER([.J$4]-[.F35];2)+POWER([.J$5]-[.G35];2)+POWER([.J$6]-[.H35];2))" office:value-type="float" office:value="55.7449348601693" calcext:value-type="float">
            <text:p>55,7449348601693</text:p>
          </table:table-cell>
          <table:table-cell table:formula="of:=SQRT(POWER([.K$4]-[.$B35];2)+POWER([.K$5]-[.$C35];2)+POWER([.K$6]-[.$D35];2))" office:value-type="float" office:value="26.7718074100349" calcext:value-type="float">
            <text:p>26,7718074100349</text:p>
          </table:table-cell>
          <table:table-cell table:formula="of:=SQRT(POWER([.L$4]-[.H35];2)+POWER([.L$5]-[.I35];2)+POWER([.L$6]-[.J35];2))" office:value-type="float" office:value="58.6935945221127" calcext:value-type="float">
            <text:p>58,6935945221127</text:p>
          </table:table-cell>
          <table:table-cell table:formula="of:=SQRT(POWER([.M$4]-[.$B35];2)+POWER([.M$5]-[.$C35];2)+POWER([.M$6]-[.$D35];2))" office:value-type="float" office:value="25.9242837702414" calcext:value-type="float">
            <text:p>25,9242837702414</text:p>
          </table:table-cell>
          <table:table-cell table:formula="of:=SQRT(POWER([.N$4]-[.J35];2)+POWER([.N$5]-[.K35];2)+POWER([.N$6]-[.L35];2))" office:value-type="float" office:value="51.4239923951081" calcext:value-type="float">
            <text:p>51,4239923951081</text:p>
          </table:table-cell>
          <table:table-cell table:formula="of:=SQRT(POWER([.O$4]-[.$B35];2)+POWER([.O$5]-[.$C35];2)+POWER([.O$6]-[.$D35];2))" office:value-type="float" office:value="21.3918510886739" calcext:value-type="float">
            <text:p>21,3918510886739</text:p>
          </table:table-cell>
          <table:table-cell table:formula="of:=SQRT(POWER([.P$4]-[.L35];2)+POWER([.P$5]-[.M35];2)+POWER([.P$6]-[.N35];2))" office:value-type="float" office:value="44.2126801843479" calcext:value-type="float">
            <text:p>44,2126801843479</text:p>
          </table:table-cell>
          <table:table-cell table:formula="of:=SQRT(POWER([.Q$4]-[.$B35];2)+POWER([.Q$5]-[.$C35];2)+POWER([.Q$6]-[.$D35];2))" office:value-type="float" office:value="21.2081787525473" calcext:value-type="float">
            <text:p>21,2081787525473</text:p>
          </table:table-cell>
          <table:table-cell table:formula="of:=SQRT(POWER([.R$4]-[.N35];2)+POWER([.R$5]-[.O35];2)+POWER([.R$6]-[.P35];2))" office:value-type="float" office:value="38.8356320166579" calcext:value-type="float">
            <text:p>38,8356320166579</text:p>
          </table:table-cell>
          <table:table-cell table:formula="of:=SQRT(POWER([.S$4]-[.$B35];2)+POWER([.S$5]-[.$C35];2)+POWER([.S$6]-[.$D35];2))" office:value-type="float" office:value="20.5116298231028" calcext:value-type="float">
            <text:p>20,5116298231028</text:p>
          </table:table-cell>
          <table:table-cell table:formula="of:=SQRT(POWER([.T$4]-[.P35];2)+POWER([.T$5]-[.Q35];2)+POWER([.T$6]-[.R35];2))" office:value-type="float" office:value="35.3992589609272" calcext:value-type="float">
            <text:p>35,3992589609272</text:p>
          </table:table-cell>
          <table:table-cell table:formula="of:=SQRT(POWER([.U$4]-[.$B35];2)+POWER([.U$5]-[.$C35];2)+POWER([.U$6]-[.$D35];2))" office:value-type="float" office:value="17.0190044949756" calcext:value-type="float">
            <text:p>17,0190044949756</text:p>
          </table:table-cell>
          <table:table-cell table:formula="of:=SQRT(POWER([.V$4]-[.R35];2)+POWER([.V$5]-[.S35];2)+POWER([.V$6]-[.T35];2))" office:value-type="float" office:value="25.6523361146548" calcext:value-type="float">
            <text:p>25,6523361146548</text:p>
          </table:table-cell>
          <table:table-cell table:formula="of:=SQRT(POWER([.W$4]-[.$B35];2)+POWER([.W$5]-[.$C35];2)+POWER([.W$6]-[.$D35];2))" office:value-type="float" office:value="14.9681966181635" calcext:value-type="float">
            <text:p>14,9681966181635</text:p>
          </table:table-cell>
          <table:table-cell table:formula="of:=SQRT(POWER([.X$4]-[.T35];2)+POWER([.X$5]-[.U35];2)+POWER([.X$6]-[.V35];2))" office:value-type="float" office:value="21.2425525737779" calcext:value-type="float">
            <text:p>21,2425525737779</text:p>
          </table:table-cell>
          <table:table-cell table:formula="of:=SQRT(POWER([.Y$4]-[.$B35];2)+POWER([.Y$5]-[.$C35];2)+POWER([.Y$6]-[.$D35];2))" office:value-type="float" office:value="16.731193382422" calcext:value-type="float">
            <text:p>16,731193382422</text:p>
          </table:table-cell>
          <table:table-cell table:formula="of:=SQRT(POWER([.Z$4]-[.V35];2)+POWER([.Z$5]-[.W35];2)+POWER([.Z$6]-[.X35];2))" office:value-type="float" office:value="29.1319109752065" calcext:value-type="float">
            <text:p>29,1319109752065</text:p>
          </table:table-cell>
          <table:table-cell table:formula="of:=SQRT(POWER([.AA$4]-[.$B35];2)+POWER([.AA$5]-[.$C35];2)+POWER([.AA$6]-[.$D35];2))" office:value-type="float" office:value="18.1063731873614" calcext:value-type="float">
            <text:p>18,1063731873614</text:p>
          </table:table-cell>
          <table:table-cell table:formula="of:=SQRT(POWER([.AB$4]-[.X35];2)+POWER([.AB$5]-[.Y35];2)+POWER([.AB$6]-[.Z35];2))" office:value-type="float" office:value="32.3716457530765" calcext:value-type="float">
            <text:p>32,3716457530765</text:p>
          </table:table-cell>
          <table:table-cell table:formula="of:=SQRT(POWER([.AC$4]-[.$B35];2)+POWER([.AC$5]-[.$C35];2)+POWER([.AC$6]-[.$D35];2))" office:value-type="float" office:value="2.66557948671579" calcext:value-type="float">
            <text:p>2,66557948671579</text:p>
          </table:table-cell>
          <table:table-cell table:formula="of:=SQRT(POWER([.AD$4]-[.Z35];2)+POWER([.AD$5]-[.AA35];2)+POWER([.AD$6]-[.AB35];2))" office:value-type="float" office:value="27.5589265326261" calcext:value-type="float">
            <text:p>27,5589265326261</text:p>
          </table:table-cell>
          <table:table-cell table:formula="of:=SQRT(POWER([.AE$4]-[.$B35];2)+POWER([.AE$5]-[.$C35];2)+POWER([.AE$6]-[.$D35];2))" office:value-type="float" office:value="3.33462156773449" calcext:value-type="float">
            <text:p>3,33462156773449</text:p>
          </table:table-cell>
          <table:table-cell table:formula="of:=SQRT(POWER([.AF$4]-[.AB35];2)+POWER([.AF$5]-[.AC35];2)+POWER([.AF$6]-[.AD35];2))" office:value-type="float" office:value="30.3851974153296" calcext:value-type="float">
            <text:p>30,3851974153296</text:p>
          </table:table-cell>
          <table:table-cell table:formula="of:=SQRT(POWER([.AG$4]-[.$B35];2)+POWER([.AG$5]-[.$C35];2)+POWER([.AG$6]-[.$D35];2))" office:value-type="float" office:value="0" calcext:value-type="float">
            <text:p>0</text:p>
          </table:table-cell>
          <table:table-cell table:formula="of:=SQRT(POWER([.AH$4]-[.AD35];2)+POWER([.AH$5]-[.AE35];2)+POWER([.AH$6]-[.AF35];2))" office:value-type="float" office:value="34.4406892998862" calcext:value-type="float">
            <text:p>34,4406892998862</text:p>
          </table:table-cell>
          <table:table-cell table:formula="of:=SQRT(POWER([.AI$4]-[.$B35];2)+POWER([.AI$5]-[.$C35];2)+POWER([.AI$6]-[.$D35];2))" office:value-type="float" office:value="3.67008024435434" calcext:value-type="float">
            <text:p>3,67008024435434</text:p>
          </table:table-cell>
          <table:table-cell table:formula="of:=SQRT(POWER([.AJ$4]-[.AF35];2)+POWER([.AJ$5]-[.AG35];2)+POWER([.AJ$6]-[.AH35];2))" office:value-type="float" office:value="36.8329969636427" calcext:value-type="float">
            <text:p>36,8329969636427</text:p>
          </table:table-cell>
          <table:table-cell table:formula="of:=SQRT(POWER([.AK$4]-[.$B35];2)+POWER([.AK$5]-[.$C35];2)+POWER([.AK$6]-[.$D35];2))" office:value-type="float" office:value="6.02032042336619" calcext:value-type="float">
            <text:p>6,02032042336619</text:p>
          </table:table-cell>
          <table:table-cell table:formula="of:=SQRT(POWER([.AL$4]-[.AH35];2)+POWER([.AL$5]-[.AI35];2)+POWER([.AL$6]-[.AJ35];2))" office:value-type="float" office:value="32.8286988749705" calcext:value-type="float">
            <text:p>32,8286988749705</text:p>
          </table:table-cell>
          <table:table-cell table:formula="of:=SQRT(POWER([.AM$4]-[.$B35];2)+POWER([.AM$5]-[.$C35];2)+POWER([.AM$6]-[.$D35];2))" office:value-type="float" office:value="5.35641848626487" calcext:value-type="float">
            <text:p>5,35641848626487</text:p>
          </table:table-cell>
          <table:table-cell table:formula="of:=SQRT(POWER([.AN$4]-[.AJ35];2)+POWER([.AN$5]-[.AK35];2)+POWER([.AN$6]-[.AL35];2))" office:value-type="float" office:value="30.2965009340013" calcext:value-type="float">
            <text:p>30,2965009340013</text:p>
          </table:table-cell>
          <table:table-cell table:formula="of:=SQRT(POWER([.AO$4]-[.$B35];2)+POWER([.AO$5]-[.$C35];2)+POWER([.AO$6]-[.$D35];2))" office:value-type="float" office:value="3.96456012692455" calcext:value-type="float">
            <text:p>3,96456012692455</text:p>
          </table:table-cell>
          <table:table-cell table:formula="of:=SQRT(POWER([.AP$4]-[.AL35];2)+POWER([.AP$5]-[.AM35];2)+POWER([.AP$6]-[.AN35];2))" office:value-type="float" office:value="33.0033481511076" calcext:value-type="float">
            <text:p>33,0033481511076</text:p>
          </table:table-cell>
          <table:table-cell table:formula="of:=SQRT(POWER([.AQ$4]-[.$B35];2)+POWER([.AQ$5]-[.$C35];2)+POWER([.AQ$6]-[.$D35];2))" office:value-type="float" office:value="16.1595458166373" calcext:value-type="float">
            <text:p>16,1595458166373</text:p>
          </table:table-cell>
          <table:table-cell table:formula="of:=SQRT(POWER([.AR$4]-[.AN35];2)+POWER([.AR$5]-[.AO35];2)+POWER([.AR$6]-[.AP35];2))" office:value-type="float" office:value="43.1812053580528" calcext:value-type="float">
            <text:p>43,1812053580528</text:p>
          </table:table-cell>
          <table:table-cell table:formula="of:=SQRT(POWER([.AS$4]-[.$B35];2)+POWER([.AS$5]-[.$C35];2)+POWER([.AS$6]-[.$D35];2))" office:value-type="float" office:value="17.5204539039375" calcext:value-type="float">
            <text:p>17,5204539039375</text:p>
          </table:table-cell>
          <table:table-cell table:formula="of:=SQRT(POWER([.AT$4]-[.AP35];2)+POWER([.AT$5]-[.AQ35];2)+POWER([.AT$6]-[.AR35];2))" office:value-type="float" office:value="41.3736719347047" calcext:value-type="float">
            <text:p>41,3736719347047</text:p>
          </table:table-cell>
          <table:table-cell table:formula="of:=SQRT(POWER([.AU$4]-[.$B35];2)+POWER([.AU$5]-[.$C35];2)+POWER([.AU$6]-[.$D35];2))" office:value-type="float" office:value="14.9873739527644" calcext:value-type="float">
            <text:p>14,9873739527644</text:p>
          </table:table-cell>
          <table:table-cell table:formula="of:=SQRT(POWER([.AV$4]-[.AR35];2)+POWER([.AV$5]-[.AS35];2)+POWER([.AV$6]-[.AT35];2))" office:value-type="float" office:value="35.5637719260684" calcext:value-type="float">
            <text:p>35,5637719260684</text:p>
          </table:table-cell>
          <table:table-cell table:formula="of:=SQRT(POWER([.AW$4]-[.$B35];2)+POWER([.AW$5]-[.$C35];2)+POWER([.AW$6]-[.$D35];2))" office:value-type="float" office:value="13.6255876937474" calcext:value-type="float">
            <text:p>13,6255876937474</text:p>
          </table:table-cell>
          <table:table-cell table:formula="of:=SQRT(POWER([.AX$4]-[.AT35];2)+POWER([.AX$5]-[.AU35];2)+POWER([.AX$6]-[.AV35];2))" office:value-type="float" office:value="31.3034180030772" calcext:value-type="float">
            <text:p>31,3034180030772</text:p>
          </table:table-cell>
          <table:table-cell table:formula="of:=SQRT(POWER([.AY$4]-[.$B35];2)+POWER([.AY$5]-[.$C35];2)+POWER([.AY$6]-[.$D35];2))" office:value-type="float" office:value="25.2473177387223" calcext:value-type="float">
            <text:p>25,2473177387223</text:p>
          </table:table-cell>
          <table:table-cell table:formula="of:=SQRT(POWER([.AZ$4]-[.AV35];2)+POWER([.AZ$5]-[.AW35];2)+POWER([.AZ$6]-[.AX35];2))" office:value-type="float" office:value="37.2755401931536" calcext:value-type="float">
            <text:p>37,2755401931536</text:p>
          </table:table-cell>
          <table:table-cell table:formula="of:=SQRT(POWER([.BA$4]-[.$B35];2)+POWER([.BA$5]-[.$C35];2)+POWER([.BA$6]-[.$D35];2))" office:value-type="float" office:value="27.0631920696728" calcext:value-type="float">
            <text:p>27,0631920696728</text:p>
          </table:table-cell>
          <table:table-cell table:formula="of:=SQRT(POWER([.BB$4]-[.AX35];2)+POWER([.BB$5]-[.AY35];2)+POWER([.BB$6]-[.AZ35];2))" office:value-type="float" office:value="35.8971784845264" calcext:value-type="float">
            <text:p>35,8971784845264</text:p>
          </table:table-cell>
          <table:table-cell table:formula="of:=SQRT(POWER([.BC$4]-[.$B35];2)+POWER([.BC$5]-[.$C35];2)+POWER([.BC$6]-[.$D35];2))" office:value-type="float" office:value="26.2303385033438" calcext:value-type="float">
            <text:p>26,2303385033438</text:p>
          </table:table-cell>
          <table:table-cell table:formula="of:=SQRT(POWER([.BD$4]-[.AZ35];2)+POWER([.BD$5]-[.BA35];2)+POWER([.BD$6]-[.BB35];2))" office:value-type="float" office:value="30.5605148754833" calcext:value-type="float">
            <text:p>30,5605148754833</text:p>
          </table:table-cell>
          <table:table-cell table:formula="of:=SQRT(POWER([.BE$4]-[.$B35];2)+POWER([.BE$5]-[.$C35];2)+POWER([.BE$6]-[.$D35];2))" office:value-type="float" office:value="26.3602007769288" calcext:value-type="float">
            <text:p>26,3602007769288</text:p>
          </table:table-cell>
          <table:table-cell table:formula="of:=SQRT(POWER([.BF$4]-[.BB35];2)+POWER([.BF$5]-[.BC35];2)+POWER([.BF$6]-[.BD35];2))" office:value-type="float" office:value="27.335265695825" calcext:value-type="float">
            <text:p>27,335265695825</text:p>
          </table:table-cell>
          <table:table-cell table:formula="of:=SQRT(POWER([.BG$4]-[.$B35];2)+POWER([.BG$5]-[.$C35];2)+POWER([.BG$6]-[.$D35];2))" office:value-type="float" office:value="27.0905250779678" calcext:value-type="float">
            <text:p>27,0905250779678</text:p>
          </table:table-cell>
          <table:table-cell table:formula="of:=SQRT(POWER([.BH$4]-[.BD35];2)+POWER([.BH$5]-[.BE35];2)+POWER([.BH$6]-[.BF35];2))" office:value-type="float" office:value="24.3972045985102" calcext:value-type="float">
            <text:p>24,3972045985102</text:p>
          </table:table-cell>
          <table:table-cell table:formula="of:=SQRT(POWER([.BI$4]-[.$B35];2)+POWER([.BI$5]-[.$C35];2)+POWER([.BI$6]-[.$D35];2))" office:value-type="float" office:value="28.4269871249135" calcext:value-type="float">
            <text:p>28,4269871249135</text:p>
          </table:table-cell>
          <table:table-cell table:formula="of:=SQRT(POWER([.BJ$4]-[.BF35];2)+POWER([.BJ$5]-[.BG35];2)+POWER([.BJ$6]-[.BH35];2))" office:value-type="float" office:value="20.6123881941871" calcext:value-type="float">
            <text:p>20,6123881941871</text:p>
          </table:table-cell>
          <table:table-cell table:formula="of:=SQRT(POWER([.BK$4]-[.$B35];2)+POWER([.BK$5]-[.$C35];2)+POWER([.BK$6]-[.$D35];2))" office:value-type="float" office:value="26.0542742366776" calcext:value-type="float">
            <text:p>26,0542742366776</text:p>
          </table:table-cell>
          <table:table-cell table:formula="of:=SQRT(POWER([.BL$4]-[.BH35];2)+POWER([.BL$5]-[.BI35];2)+POWER([.BL$6]-[.BJ35];2))" office:value-type="float" office:value="16.3022682052393" calcext:value-type="float">
            <text:p>16,3022682052393</text:p>
          </table:table-cell>
          <table:table-cell table:formula="of:=SQRT(POWER([.BM$4]-[.$B35];2)+POWER([.BM$5]-[.$C35];2)+POWER([.BM$6]-[.$D35];2))" office:value-type="float" office:value="24.0864296648549" calcext:value-type="float">
            <text:p>24,0864296648549</text:p>
          </table:table-cell>
          <table:table-cell table:formula="of:=SQRT(POWER([.BN$4]-[.BJ35];2)+POWER([.BN$5]-[.BK35];2)+POWER([.BN$6]-[.BL35];2))" office:value-type="float" office:value="19.8608513148214" calcext:value-type="float">
            <text:p>19,8608513148214</text:p>
          </table:table-cell>
          <table:table-cell table:formula="of:=SQRT(POWER([.BO$4]-[.$B35];2)+POWER([.BO$5]-[.$C35];2)+POWER([.BO$6]-[.$D35];2))" office:value-type="float" office:value="24.0268102127602" calcext:value-type="float">
            <text:p>24,0268102127602</text:p>
          </table:table-cell>
          <table:table-cell table:formula="of:=SQRT(POWER([.BP$4]-[.BL35];2)+POWER([.BP$5]-[.BM35];2)+POWER([.BP$6]-[.BN35];2))" office:value-type="float" office:value="20.9241515400829" calcext:value-type="float">
            <text:p>20,9241515400829</text:p>
          </table:table-cell>
          <table:table-cell table:formula="of:=SQRT(POWER([.BQ$4]-[.$B35];2)+POWER([.BQ$5]-[.$C35];2)+POWER([.BQ$6]-[.$D35];2))" office:value-type="float" office:value="25.471988556059" calcext:value-type="float">
            <text:p>25,471988556059</text:p>
          </table:table-cell>
          <table:table-cell table:formula="of:=SQRT(POWER([.BR$4]-[.BN35];2)+POWER([.BR$5]-[.BO35];2)+POWER([.BR$6]-[.BP35];2))" office:value-type="float" office:value="18.4213173164477" calcext:value-type="float">
            <text:p>18,4213173164477</text:p>
          </table:table-cell>
          <table:table-cell table:formula="of:=SQRT(POWER([.BS$4]-[.$B35];2)+POWER([.BS$5]-[.$C35];2)+POWER([.BS$6]-[.$D35];2))" office:value-type="float" office:value="25.9063245559844" calcext:value-type="float">
            <text:p>25,9063245559844</text:p>
          </table:table-cell>
          <table:table-cell table:formula="of:=SQRT(POWER([.BT$4]-[.BP35];2)+POWER([.BT$5]-[.BQ35];2)+POWER([.BT$6]-[.BR35];2))" office:value-type="float" office:value="14.2575944769168" calcext:value-type="float">
            <text:p>14,2575944769168</text:p>
          </table:table-cell>
          <table:table-cell table:formula="of:=SQRT(POWER([.BU$4]-[.$B35];2)+POWER([.BU$5]-[.$C35];2)+POWER([.BU$6]-[.$D35];2))" office:value-type="float" office:value="25.2438921127468" calcext:value-type="float">
            <text:p>25,2438921127468</text:p>
          </table:table-cell>
          <table:table-cell table:formula="of:=SQRT(POWER([.BV$4]-[.BR35];2)+POWER([.BV$5]-[.BS35];2)+POWER([.BV$6]-[.BT35];2))" office:value-type="float" office:value="12.0401015238579" calcext:value-type="float">
            <text:p>12,0401015238579</text:p>
          </table:table-cell>
          <table:table-cell table:formula="of:=SQRT(POWER([.BW$4]-[.$B35];2)+POWER([.BW$5]-[.$C35];2)+POWER([.BW$6]-[.$D35];2))" office:value-type="float" office:value="22.8450848324098" calcext:value-type="float">
            <text:p>22,8450848324098</text:p>
          </table:table-cell>
          <table:table-cell table:formula="of:=SQRT(POWER([.BX$4]-[.BT35];2)+POWER([.BX$5]-[.BU35];2)+POWER([.BX$6]-[.BV35];2))" office:value-type="float" office:value="24.4660152155927" calcext:value-type="float">
            <text:p>24,4660152155927</text:p>
          </table:table-cell>
          <table:table-cell table:formula="of:=SQRT(POWER([.BY$4]-[.$B35];2)+POWER([.BY$5]-[.$C35];2)+POWER([.BY$6]-[.$D35];2))" office:value-type="float" office:value="21.1980130436794" calcext:value-type="float">
            <text:p>21,1980130436794</text:p>
          </table:table-cell>
          <table:table-cell table:formula="of:=SQRT(POWER([.BZ$4]-[.BV35];2)+POWER([.BZ$5]-[.BW35];2)+POWER([.BZ$6]-[.BX35];2))" office:value-type="float" office:value="30.7915627119" calcext:value-type="float">
            <text:p>30,7915627119</text:p>
          </table:table-cell>
          <table:table-cell table:formula="of:=SQRT(POWER([.CA$4]-[.$B35];2)+POWER([.CA$5]-[.$C35];2)+POWER([.CA$6]-[.$D35];2))" office:value-type="float" office:value="21.4886308777456" calcext:value-type="float">
            <text:p>21,4886308777456</text:p>
          </table:table-cell>
          <table:table-cell table:formula="of:=SQRT(POWER([.CB$4]-[.BX35];2)+POWER([.CB$5]-[.BY35];2)+POWER([.CB$6]-[.BZ35];2))" office:value-type="float" office:value="28.3713929535684" calcext:value-type="float">
            <text:p>28,3713929535684</text:p>
          </table:table-cell>
          <table:table-cell table:formula="of:=SQRT(POWER([.CC$4]-[.$B35];2)+POWER([.CC$5]-[.$C35];2)+POWER([.CC$6]-[.$D35];2))" office:value-type="float" office:value="23.0794778320481" calcext:value-type="float">
            <text:p>23,0794778320481</text:p>
          </table:table-cell>
          <table:table-cell table:formula="of:=SQRT(POWER([.CD$4]-[.BZ35];2)+POWER([.CD$5]-[.CA35];2)+POWER([.CD$6]-[.CB35];2))" office:value-type="float" office:value="25.826376896884" calcext:value-type="float">
            <text:p>25,826376896884</text:p>
          </table:table-cell>
          <table:table-cell table:formula="of:=SQRT(POWER([.CE$4]-[.$B35];2)+POWER([.CE$5]-[.$C35];2)+POWER([.CE$6]-[.$D35];2))" office:value-type="float" office:value="24.2087087842371" calcext:value-type="float">
            <text:p>24,2087087842371</text:p>
          </table:table-cell>
          <table:table-cell table:formula="of:=SQRT(POWER([.CF$4]-[.CB35];2)+POWER([.CF$5]-[.CC35];2)+POWER([.CF$6]-[.CD35];2))" office:value-type="float" office:value="23.9535159341499" calcext:value-type="float">
            <text:p>23,9535159341499</text:p>
          </table:table-cell>
          <table:table-cell table:formula="of:=SQRT(POWER([.CG$4]-[.$B35];2)+POWER([.CG$5]-[.$C35];2)+POWER([.CG$6]-[.$D35];2))" office:value-type="float" office:value="24.6630843569899" calcext:value-type="float">
            <text:p>24,6630843569899</text:p>
          </table:table-cell>
          <table:table-cell table:formula="of:=SQRT(POWER([.CH$4]-[.CD35];2)+POWER([.CH$5]-[.CE35];2)+POWER([.CH$6]-[.CF35];2))" office:value-type="float" office:value="22.3706198323882" calcext:value-type="float">
            <text:p>22,3706198323882</text:p>
          </table:table-cell>
          <table:table-cell table:formula="of:=SQRT(POWER([.CI$4]-[.$B35];2)+POWER([.CI$5]-[.$C35];2)+POWER([.CI$6]-[.$D35];2))" office:value-type="float" office:value="21.3695445435788" calcext:value-type="float">
            <text:p>21,3695445435788</text:p>
          </table:table-cell>
          <table:table-cell table:formula="of:=SQRT(POWER([.CJ$4]-[.CF35];2)+POWER([.CJ$5]-[.CG35];2)+POWER([.CJ$6]-[.CH35];2))" office:value-type="float" office:value="23.4923555893824" calcext:value-type="float">
            <text:p>23,4923555893824</text:p>
          </table:table-cell>
          <table:table-cell table:formula="of:=SQRT(POWER([.CK$4]-[.CG35];2)+POWER([.CK$5]-[.CH35];2)+POWER([.CK$6]-[.CI35];2))" office:value-type="float" office:value="24.5242421274185" calcext:value-type="float">
            <text:p>24,5242421274185</text:p>
          </table:table-cell>
          <table:table-cell table:formula="of:=SQRT(POWER([.CL$4]-[.$B35];2)+POWER([.CL$5]-[.$C35];2)+POWER([.CL$6]-[.$D35];2))" office:value-type="float" office:value="19.8141758092533" calcext:value-type="float">
            <text:p>19,8141758092533</text:p>
          </table:table-cell>
          <table:table-cell table:formula="of:=SQRT(POWER([.CM$4]-[.CI35];2)+POWER([.CM$5]-[.CJ35];2)+POWER([.CM$6]-[.CK35];2))" office:value-type="float" office:value="27.758824547565" calcext:value-type="float">
            <text:p>27,758824547565</text:p>
          </table:table-cell>
          <table:table-cell table:formula="of:=SQRT(POWER([.CN$4]-[.$B35];2)+POWER([.CN$5]-[.$C35];2)+POWER([.CN$6]-[.$D35];2))" office:value-type="float" office:value="22.5442271768185" calcext:value-type="float">
            <text:p>22,5442271768185</text:p>
          </table:table-cell>
          <table:table-cell table:formula="of:=SQRT(POWER([.CO$4]-[.CK35];2)+POWER([.CO$5]-[.CL35];2)+POWER([.CO$6]-[.CM35];2))" office:value-type="float" office:value="29.6088375663278" calcext:value-type="float">
            <text:p>29,6088375663278</text:p>
          </table:table-cell>
          <table:table-cell table:formula="of:=SQRT(POWER([.CP$4]-[.$B35];2)+POWER([.CP$5]-[.$C35];2)+POWER([.CP$6]-[.$D35];2))" office:value-type="float" office:value="23.7689700870694" calcext:value-type="float">
            <text:p>23,7689700870694</text:p>
          </table:table-cell>
          <table:table-cell table:formula="of:=SQRT(POWER([.CQ$4]-[.CM35];2)+POWER([.CQ$5]-[.CN35];2)+POWER([.CQ$6]-[.CO35];2))" office:value-type="float" office:value="28.6287232093289" calcext:value-type="float">
            <text:p>28,6287232093289</text:p>
          </table:table-cell>
          <table:table-cell table:formula="of:=SQRT(POWER([.CR$4]-[.$B35];2)+POWER([.CR$5]-[.$C35];2)+POWER([.CR$6]-[.$D35];2))" office:value-type="float" office:value="24.6252665772373" calcext:value-type="float">
            <text:p>24,6252665772373</text:p>
          </table:table-cell>
          <table:table-cell table:formula="of:=SQRT(POWER([.CS$4]-[.CO35];2)+POWER([.CS$5]-[.CP35];2)+POWER([.CS$6]-[.CQ35];2))" office:value-type="float" office:value="27.2597867817631" calcext:value-type="float">
            <text:p>27,2597867817631</text:p>
          </table:table-cell>
          <table:table-cell table:formula="of:=SQRT(POWER([.CT$4]-[.CP35];2)+POWER([.CT$5]-[.CQ35];2)+POWER([.CT$6]-[.CR35];2))" office:value-type="float" office:value="22.3144461408743" calcext:value-type="float">
            <text:p>22,3144461408743</text:p>
          </table:table-cell>
          <table:table-cell table:formula="of:=SQRT(POWER([.CU$4]-[.$B35];2)+POWER([.CU$5]-[.$C35];2)+POWER([.CU$6]-[.$D35];2))" office:value-type="float" office:value="18.5990930155209" calcext:value-type="float">
            <text:p>18,5990930155209</text:p>
          </table:table-cell>
          <table:table-cell table:formula="of:=SQRT(POWER([.CV$4]-[.CR35];2)+POWER([.CV$5]-[.CS35];2)+POWER([.CV$6]-[.CT35];2))" office:value-type="float" office:value="23.7247474710209" calcext:value-type="float">
            <text:p>23,7247474710209</text:p>
          </table:table-cell>
          <table:table-cell table:formula="of:=SQRT(POWER([.CW$4]-[.$B35];2)+POWER([.CW$5]-[.$C35];2)+POWER([.CW$6]-[.$D35];2))" office:value-type="float" office:value="18.5215399737711" calcext:value-type="float">
            <text:p>18,5215399737711</text:p>
          </table:table-cell>
          <table:table-cell table:formula="of:=SQRT(POWER([.CX$4]-[.CT35];2)+POWER([.CX$5]-[.CU35];2)+POWER([.CX$6]-[.CV35];2))" office:value-type="float" office:value="31.7012782072517" calcext:value-type="float">
            <text:p>31,7012782072517</text:p>
          </table:table-cell>
          <table:table-cell table:formula="of:=SQRT(POWER([.CY$4]-[.$B35];2)+POWER([.CY$5]-[.$C35];2)+POWER([.CY$6]-[.$D35];2))" office:value-type="float" office:value="16.2699096801427" calcext:value-type="float">
            <text:p>16,2699096801427</text:p>
          </table:table-cell>
          <table:table-cell table:formula="of:=SQRT(POWER([.CZ$4]-[.$B35];2)+POWER([.CZ$5]-[.$C35];2)+POWER([.CZ$6]-[.$D35];2))" office:value-type="float" office:value="15.4114866252416" calcext:value-type="float">
            <text:p>15,4114866252416</text:p>
          </table:table-cell>
          <table:table-cell table:formula="of:=SQRT(POWER([.DA$4]-[.$B35];2)+POWER([.DA$5]-[.$C35];2)+POWER([.DA$6]-[.$D35];2))" office:value-type="float" office:value="13.9982437827036" calcext:value-type="float">
            <text:p>13,9982437827036</text:p>
          </table:table-cell>
          <table:table-cell table:formula="of:=SQRT(POWER([.DB$4]-[.$B35];2)+POWER([.DB$5]-[.$C35];2)+POWER([.DB$6]-[.$D35];2))" office:value-type="float" office:value="15.3703166850914" calcext:value-type="float">
            <text:p>15,37031668509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.017" calcext:value-type="float">
            <text:p>47,017</text:p>
          </table:table-cell>
          <table:table-cell office:value-type="float" office:value="23.249" calcext:value-type="float">
            <text:p>23,249</text:p>
          </table:table-cell>
          <table:table-cell office:value-type="float" office:value="10.113" calcext:value-type="float">
            <text:p>10,113</text:p>
          </table:table-cell>
          <table:table-cell/>
          <table:table-cell table:formula="of:=SQRT(POWER([.F$4]-[.B36];2)+POWER([.F$5]-[.C36];2)+POWER([.F$6]-[.D36];2))" office:value-type="float" office:value="24.0464264912689" calcext:value-type="float">
            <text:p>24,0464264912689</text:p>
          </table:table-cell>
          <table:table-cell table:formula="of:=SQRT(POWER([.G$4]-[.$B36];2)+POWER([.G$5]-[.$C36];2)+POWER([.G$6]-[.$D36];2))" office:value-type="float" office:value="24.6145092374396" calcext:value-type="float">
            <text:p>24,6145092374396</text:p>
          </table:table-cell>
          <table:table-cell table:formula="of:=SQRT(POWER([.H$4]-[.D36];2)+POWER([.H$5]-[.E36];2)+POWER([.H$6]-[.F36];2))" office:value-type="float" office:value="54.2806745584595" calcext:value-type="float">
            <text:p>54,2806745584595</text:p>
          </table:table-cell>
          <table:table-cell table:formula="of:=SQRT(POWER([.I$4]-[.$B36];2)+POWER([.I$5]-[.$C36];2)+POWER([.I$6]-[.$D36];2))" office:value-type="float" office:value="25.0231409099657" calcext:value-type="float">
            <text:p>25,0231409099657</text:p>
          </table:table-cell>
          <table:table-cell table:formula="of:=SQRT(POWER([.J$4]-[.F36];2)+POWER([.J$5]-[.G36];2)+POWER([.J$6]-[.H36];2))" office:value-type="float" office:value="56.0589519508749" calcext:value-type="float">
            <text:p>56,0589519508749</text:p>
          </table:table-cell>
          <table:table-cell table:formula="of:=SQRT(POWER([.K$4]-[.$B36];2)+POWER([.K$5]-[.$C36];2)+POWER([.K$6]-[.$D36];2))" office:value-type="float" office:value="24.1770725275001" calcext:value-type="float">
            <text:p>24,1770725275001</text:p>
          </table:table-cell>
          <table:table-cell table:formula="of:=SQRT(POWER([.L$4]-[.H36];2)+POWER([.L$5]-[.I36];2)+POWER([.L$6]-[.J36];2))" office:value-type="float" office:value="59.3402867960814" calcext:value-type="float">
            <text:p>59,3402867960814</text:p>
          </table:table-cell>
          <table:table-cell table:formula="of:=SQRT(POWER([.M$4]-[.$B36];2)+POWER([.M$5]-[.$C36];2)+POWER([.M$6]-[.$D36];2))" office:value-type="float" office:value="23.3358219268146" calcext:value-type="float">
            <text:p>23,3358219268146</text:p>
          </table:table-cell>
          <table:table-cell table:formula="of:=SQRT(POWER([.N$4]-[.J36];2)+POWER([.N$5]-[.K36];2)+POWER([.N$6]-[.L36];2))" office:value-type="float" office:value="52.9679307076136" calcext:value-type="float">
            <text:p>52,9679307076136</text:p>
          </table:table-cell>
          <table:table-cell table:formula="of:=SQRT(POWER([.O$4]-[.$B36];2)+POWER([.O$5]-[.$C36];2)+POWER([.O$6]-[.$D36];2))" office:value-type="float" office:value="19.3482747809721" calcext:value-type="float">
            <text:p>19,3482747809721</text:p>
          </table:table-cell>
          <table:table-cell table:formula="of:=SQRT(POWER([.P$4]-[.L36];2)+POWER([.P$5]-[.M36];2)+POWER([.P$6]-[.N36];2))" office:value-type="float" office:value="46.7104863672549" calcext:value-type="float">
            <text:p>46,7104863672549</text:p>
          </table:table-cell>
          <table:table-cell table:formula="of:=SQRT(POWER([.Q$4]-[.$B36];2)+POWER([.Q$5]-[.$C36];2)+POWER([.Q$6]-[.$D36];2))" office:value-type="float" office:value="19.2575994869558" calcext:value-type="float">
            <text:p>19,2575994869558</text:p>
          </table:table-cell>
          <table:table-cell table:formula="of:=SQRT(POWER([.R$4]-[.N36];2)+POWER([.R$5]-[.O36];2)+POWER([.R$6]-[.P36];2))" office:value-type="float" office:value="42.2832939773956" calcext:value-type="float">
            <text:p>42,2832939773956</text:p>
          </table:table-cell>
          <table:table-cell table:formula="of:=SQRT(POWER([.S$4]-[.$B36];2)+POWER([.S$5]-[.$C36];2)+POWER([.S$6]-[.$D36];2))" office:value-type="float" office:value="18.6591907112822" calcext:value-type="float">
            <text:p>18,6591907112822</text:p>
          </table:table-cell>
          <table:table-cell table:formula="of:=SQRT(POWER([.T$4]-[.P36];2)+POWER([.T$5]-[.Q36];2)+POWER([.T$6]-[.R36];2))" office:value-type="float" office:value="39.3259678539569" calcext:value-type="float">
            <text:p>39,3259678539569</text:p>
          </table:table-cell>
          <table:table-cell table:formula="of:=SQRT(POWER([.U$4]-[.$B36];2)+POWER([.U$5]-[.$C36];2)+POWER([.U$6]-[.$D36];2))" office:value-type="float" office:value="15.2051311733901" calcext:value-type="float">
            <text:p>15,2051311733901</text:p>
          </table:table-cell>
          <table:table-cell table:formula="of:=SQRT(POWER([.V$4]-[.R36];2)+POWER([.V$5]-[.S36];2)+POWER([.V$6]-[.T36];2))" office:value-type="float" office:value="29.4032830258412" calcext:value-type="float">
            <text:p>29,4032830258412</text:p>
          </table:table-cell>
          <table:table-cell table:formula="of:=SQRT(POWER([.W$4]-[.$B36];2)+POWER([.W$5]-[.$C36];2)+POWER([.W$6]-[.$D36];2))" office:value-type="float" office:value="13.2751582288122" calcext:value-type="float">
            <text:p>13,2751582288122</text:p>
          </table:table-cell>
          <table:table-cell table:formula="of:=SQRT(POWER([.X$4]-[.T36];2)+POWER([.X$5]-[.U36];2)+POWER([.X$6]-[.V36];2))" office:value-type="float" office:value="23.7994117327215" calcext:value-type="float">
            <text:p>23,7994117327215</text:p>
          </table:table-cell>
          <table:table-cell table:formula="of:=SQRT(POWER([.Y$4]-[.$B36];2)+POWER([.Y$5]-[.$C36];2)+POWER([.Y$6]-[.$D36];2))" office:value-type="float" office:value="15.21844420432" calcext:value-type="float">
            <text:p>15,21844420432</text:p>
          </table:table-cell>
          <table:table-cell table:formula="of:=SQRT(POWER([.Z$4]-[.V36];2)+POWER([.Z$5]-[.W36];2)+POWER([.Z$6]-[.X36];2))" office:value-type="float" office:value="28.476744183823" calcext:value-type="float">
            <text:p>28,476744183823</text:p>
          </table:table-cell>
          <table:table-cell table:formula="of:=SQRT(POWER([.AA$4]-[.$B36];2)+POWER([.AA$5]-[.$C36];2)+POWER([.AA$6]-[.$D36];2))" office:value-type="float" office:value="16.5733016022759" calcext:value-type="float">
            <text:p>16,5733016022759</text:p>
          </table:table-cell>
          <table:table-cell table:formula="of:=SQRT(POWER([.AB$4]-[.X36];2)+POWER([.AB$5]-[.Y36];2)+POWER([.AB$6]-[.Z36];2))" office:value-type="float" office:value="30.4107577624111" calcext:value-type="float">
            <text:p>30,4107577624111</text:p>
          </table:table-cell>
          <table:table-cell table:formula="of:=SQRT(POWER([.AC$4]-[.$B36];2)+POWER([.AC$5]-[.$C36];2)+POWER([.AC$6]-[.$D36];2))" office:value-type="float" office:value="2.62338750473505" calcext:value-type="float">
            <text:p>2,62338750473505</text:p>
          </table:table-cell>
          <table:table-cell table:formula="of:=SQRT(POWER([.AD$4]-[.Z36];2)+POWER([.AD$5]-[.AA36];2)+POWER([.AD$6]-[.AB36];2))" office:value-type="float" office:value="27.0844417397855" calcext:value-type="float">
            <text:p>27,0844417397855</text:p>
          </table:table-cell>
          <table:table-cell table:formula="of:=SQRT(POWER([.AE$4]-[.$B36];2)+POWER([.AE$5]-[.$C36];2)+POWER([.AE$6]-[.$D36];2))" office:value-type="float" office:value="4.6925593230134" calcext:value-type="float">
            <text:p>4,6925593230134</text:p>
          </table:table-cell>
          <table:table-cell table:formula="of:=SQRT(POWER([.AF$4]-[.AB36];2)+POWER([.AF$5]-[.AC36];2)+POWER([.AF$6]-[.AD36];2))" office:value-type="float" office:value="31.2256712699218" calcext:value-type="float">
            <text:p>31,2256712699218</text:p>
          </table:table-cell>
          <table:table-cell table:formula="of:=SQRT(POWER([.AG$4]-[.$B36];2)+POWER([.AG$5]-[.$C36];2)+POWER([.AG$6]-[.$D36];2))" office:value-type="float" office:value="2.5985141908406" calcext:value-type="float">
            <text:p>2,5985141908406</text:p>
          </table:table-cell>
          <table:table-cell table:formula="of:=SQRT(POWER([.AH$4]-[.AD36];2)+POWER([.AH$5]-[.AE36];2)+POWER([.AH$6]-[.AF36];2))" office:value-type="float" office:value="34.4585730631312" calcext:value-type="float">
            <text:p>34,4585730631312</text:p>
          </table:table-cell>
          <table:table-cell table:formula="of:=SQRT(POWER([.AI$4]-[.$B36];2)+POWER([.AI$5]-[.$C36];2)+POWER([.AI$6]-[.$D36];2))" office:value-type="float" office:value="4.70121058877392" calcext:value-type="float">
            <text:p>4,70121058877392</text:p>
          </table:table-cell>
          <table:table-cell table:formula="of:=SQRT(POWER([.AJ$4]-[.AF36];2)+POWER([.AJ$5]-[.AG36];2)+POWER([.AJ$6]-[.AH36];2))" office:value-type="float" office:value="34.7720415614866" calcext:value-type="float">
            <text:p>34,7720415614866</text:p>
          </table:table-cell>
          <table:table-cell table:formula="of:=SQRT(POWER([.AK$4]-[.$B36];2)+POWER([.AK$5]-[.$C36];2)+POWER([.AK$6]-[.$D36];2))" office:value-type="float" office:value="7.16785728094526" calcext:value-type="float">
            <text:p>7,16785728094526</text:p>
          </table:table-cell>
          <table:table-cell table:formula="of:=SQRT(POWER([.AL$4]-[.AH36];2)+POWER([.AL$5]-[.AI36];2)+POWER([.AL$6]-[.AJ36];2))" office:value-type="float" office:value="30.9842310533963" calcext:value-type="float">
            <text:p>30,9842310533963</text:p>
          </table:table-cell>
          <table:table-cell table:formula="of:=SQRT(POWER([.AM$4]-[.$B36];2)+POWER([.AM$5]-[.$C36];2)+POWER([.AM$6]-[.$D36];2))" office:value-type="float" office:value="6.74929529654763" calcext:value-type="float">
            <text:p>6,74929529654763</text:p>
          </table:table-cell>
          <table:table-cell table:formula="of:=SQRT(POWER([.AN$4]-[.AJ36];2)+POWER([.AN$5]-[.AK36];2)+POWER([.AN$6]-[.AL36];2))" office:value-type="float" office:value="29.7361911315389" calcext:value-type="float">
            <text:p>29,7361911315389</text:p>
          </table:table-cell>
          <table:table-cell table:formula="of:=SQRT(POWER([.AO$4]-[.$B36];2)+POWER([.AO$5]-[.$C36];2)+POWER([.AO$6]-[.$D36];2))" office:value-type="float" office:value="5.87127320093351" calcext:value-type="float">
            <text:p>5,87127320093351</text:p>
          </table:table-cell>
          <table:table-cell table:formula="of:=SQRT(POWER([.AP$4]-[.AL36];2)+POWER([.AP$5]-[.AM36];2)+POWER([.AP$6]-[.AN36];2))" office:value-type="float" office:value="33.2479742847485" calcext:value-type="float">
            <text:p>33,2479742847485</text:p>
          </table:table-cell>
          <table:table-cell table:formula="of:=SQRT(POWER([.AQ$4]-[.$B36];2)+POWER([.AQ$5]-[.$C36];2)+POWER([.AQ$6]-[.$D36];2))" office:value-type="float" office:value="14.2535029027955" calcext:value-type="float">
            <text:p>14,2535029027955</text:p>
          </table:table-cell>
          <table:table-cell table:formula="of:=SQRT(POWER([.AR$4]-[.AN36];2)+POWER([.AR$5]-[.AO36];2)+POWER([.AR$6]-[.AP36];2))" office:value-type="float" office:value="42.0717841049346" calcext:value-type="float">
            <text:p>42,0717841049346</text:p>
          </table:table-cell>
          <table:table-cell table:formula="of:=SQRT(POWER([.AS$4]-[.$B36];2)+POWER([.AS$5]-[.$C36];2)+POWER([.AS$6]-[.$D36];2))" office:value-type="float" office:value="15.4257739189967" calcext:value-type="float">
            <text:p>15,4257739189967</text:p>
          </table:table-cell>
          <table:table-cell table:formula="of:=SQRT(POWER([.AT$4]-[.AP36];2)+POWER([.AT$5]-[.AQ36];2)+POWER([.AT$6]-[.AR36];2))" office:value-type="float" office:value="41.5550151743486" calcext:value-type="float">
            <text:p>41,5550151743486</text:p>
          </table:table-cell>
          <table:table-cell table:formula="of:=SQRT(POWER([.AU$4]-[.$B36];2)+POWER([.AU$5]-[.$C36];2)+POWER([.AU$6]-[.$D36];2))" office:value-type="float" office:value="12.8575032568536" calcext:value-type="float">
            <text:p>12,8575032568536</text:p>
          </table:table-cell>
          <table:table-cell table:formula="of:=SQRT(POWER([.AV$4]-[.AR36];2)+POWER([.AV$5]-[.AS36];2)+POWER([.AV$6]-[.AT36];2))" office:value-type="float" office:value="36.8759558258206" calcext:value-type="float">
            <text:p>36,8759558258206</text:p>
          </table:table-cell>
          <table:table-cell table:formula="of:=SQRT(POWER([.AW$4]-[.$B36];2)+POWER([.AW$5]-[.$C36];2)+POWER([.AW$6]-[.$D36];2))" office:value-type="float" office:value="11.5780684053947" calcext:value-type="float">
            <text:p>11,5780684053947</text:p>
          </table:table-cell>
          <table:table-cell table:formula="of:=SQRT(POWER([.AX$4]-[.AT36];2)+POWER([.AX$5]-[.AU36];2)+POWER([.AX$6]-[.AV36];2))" office:value-type="float" office:value="33.6539542191557" calcext:value-type="float">
            <text:p>33,6539542191557</text:p>
          </table:table-cell>
          <table:table-cell table:formula="of:=SQRT(POWER([.AY$4]-[.$B36];2)+POWER([.AY$5]-[.$C36];2)+POWER([.AY$6]-[.$D36];2))" office:value-type="float" office:value="22.7910028081258" calcext:value-type="float">
            <text:p>22,7910028081258</text:p>
          </table:table-cell>
          <table:table-cell table:formula="of:=SQRT(POWER([.AZ$4]-[.AV36];2)+POWER([.AZ$5]-[.AW36];2)+POWER([.AZ$6]-[.AX36];2))" office:value-type="float" office:value="40.3920810760134" calcext:value-type="float">
            <text:p>40,3920810760134</text:p>
          </table:table-cell>
          <table:table-cell table:formula="of:=SQRT(POWER([.BA$4]-[.$B36];2)+POWER([.BA$5]-[.$C36];2)+POWER([.BA$6]-[.$D36];2))" office:value-type="float" office:value="24.5893738228528" calcext:value-type="float">
            <text:p>24,5893738228528</text:p>
          </table:table-cell>
          <table:table-cell table:formula="of:=SQRT(POWER([.BB$4]-[.AX36];2)+POWER([.BB$5]-[.AY36];2)+POWER([.BB$6]-[.AZ36];2))" office:value-type="float" office:value="39.7851481789635" calcext:value-type="float">
            <text:p>39,7851481789635</text:p>
          </table:table-cell>
          <table:table-cell table:formula="of:=SQRT(POWER([.BC$4]-[.$B36];2)+POWER([.BC$5]-[.$C36];2)+POWER([.BC$6]-[.$D36];2))" office:value-type="float" office:value="23.839222093013" calcext:value-type="float">
            <text:p>23,839222093013</text:p>
          </table:table-cell>
          <table:table-cell table:formula="of:=SQRT(POWER([.BD$4]-[.AZ36];2)+POWER([.BD$5]-[.BA36];2)+POWER([.BD$6]-[.BB36];2))" office:value-type="float" office:value="35.6096967579674" calcext:value-type="float">
            <text:p>35,6096967579674</text:p>
          </table:table-cell>
          <table:table-cell table:formula="of:=SQRT(POWER([.BE$4]-[.$B36];2)+POWER([.BE$5]-[.$C36];2)+POWER([.BE$6]-[.$D36];2))" office:value-type="float" office:value="24.0080245126499" calcext:value-type="float">
            <text:p>24,0080245126499</text:p>
          </table:table-cell>
          <table:table-cell table:formula="of:=SQRT(POWER([.BF$4]-[.BB36];2)+POWER([.BF$5]-[.BC36];2)+POWER([.BF$6]-[.BD36];2))" office:value-type="float" office:value="33.2359821371405" calcext:value-type="float">
            <text:p>33,2359821371405</text:p>
          </table:table-cell>
          <table:table-cell table:formula="of:=SQRT(POWER([.BG$4]-[.$B36];2)+POWER([.BG$5]-[.$C36];2)+POWER([.BG$6]-[.$D36];2))" office:value-type="float" office:value="24.7680860988491" calcext:value-type="float">
            <text:p>24,7680860988491</text:p>
          </table:table-cell>
          <table:table-cell table:formula="of:=SQRT(POWER([.BH$4]-[.BD36];2)+POWER([.BH$5]-[.BE36];2)+POWER([.BH$6]-[.BF36];2))" office:value-type="float" office:value="30.3380255888288" calcext:value-type="float">
            <text:p>30,3380255888288</text:p>
          </table:table-cell>
          <table:table-cell table:formula="of:=SQRT(POWER([.BI$4]-[.$B36];2)+POWER([.BI$5]-[.$C36];2)+POWER([.BI$6]-[.$D36];2))" office:value-type="float" office:value="26.1126861314573" calcext:value-type="float">
            <text:p>26,1126861314573</text:p>
          </table:table-cell>
          <table:table-cell table:formula="of:=SQRT(POWER([.BJ$4]-[.BF36];2)+POWER([.BJ$5]-[.BG36];2)+POWER([.BJ$6]-[.BH36];2))" office:value-type="float" office:value="26.0803625117916" calcext:value-type="float">
            <text:p>26,0803625117916</text:p>
          </table:table-cell>
          <table:table-cell table:formula="of:=SQRT(POWER([.BK$4]-[.$B36];2)+POWER([.BK$5]-[.$C36];2)+POWER([.BK$6]-[.$D36];2))" office:value-type="float" office:value="23.6248643170707" calcext:value-type="float">
            <text:p>23,6248643170707</text:p>
          </table:table-cell>
          <table:table-cell table:formula="of:=SQRT(POWER([.BL$4]-[.BH36];2)+POWER([.BL$5]-[.BI36];2)+POWER([.BL$6]-[.BJ36];2))" office:value-type="float" office:value="20.6565867892165" calcext:value-type="float">
            <text:p>20,6565867892165</text:p>
          </table:table-cell>
          <table:table-cell table:formula="of:=SQRT(POWER([.BM$4]-[.$B36];2)+POWER([.BM$5]-[.$C36];2)+POWER([.BM$6]-[.$D36];2))" office:value-type="float" office:value="21.6577155304986" calcext:value-type="float">
            <text:p>21,6577155304986</text:p>
          </table:table-cell>
          <table:table-cell table:formula="of:=SQRT(POWER([.BN$4]-[.BJ36];2)+POWER([.BN$5]-[.BK36];2)+POWER([.BN$6]-[.BL36];2))" office:value-type="float" office:value="21.2748487296843" calcext:value-type="float">
            <text:p>21,2748487296843</text:p>
          </table:table-cell>
          <table:table-cell table:formula="of:=SQRT(POWER([.BO$4]-[.$B36];2)+POWER([.BO$5]-[.$C36];2)+POWER([.BO$6]-[.$D36];2))" office:value-type="float" office:value="21.599018056384" calcext:value-type="float">
            <text:p>21,599018056384</text:p>
          </table:table-cell>
          <table:table-cell table:formula="of:=SQRT(POWER([.BP$4]-[.BL36];2)+POWER([.BP$5]-[.BM36];2)+POWER([.BP$6]-[.BN36];2))" office:value-type="float" office:value="20.9808186591009" calcext:value-type="float">
            <text:p>20,9808186591009</text:p>
          </table:table-cell>
          <table:table-cell table:formula="of:=SQRT(POWER([.BQ$4]-[.$B36];2)+POWER([.BQ$5]-[.$C36];2)+POWER([.BQ$6]-[.$D36];2))" office:value-type="float" office:value="23.0790508686991" calcext:value-type="float">
            <text:p>23,0790508686991</text:p>
          </table:table-cell>
          <table:table-cell table:formula="of:=SQRT(POWER([.BR$4]-[.BN36];2)+POWER([.BR$5]-[.BO36];2)+POWER([.BR$6]-[.BP36];2))" office:value-type="float" office:value="19.425404413538" calcext:value-type="float">
            <text:p>19,425404413538</text:p>
          </table:table-cell>
          <table:table-cell table:formula="of:=SQRT(POWER([.BS$4]-[.$B36];2)+POWER([.BS$5]-[.$C36];2)+POWER([.BS$6]-[.$D36];2))" office:value-type="float" office:value="23.5596290293375" calcext:value-type="float">
            <text:p>23,5596290293375</text:p>
          </table:table-cell>
          <table:table-cell table:formula="of:=SQRT(POWER([.BT$4]-[.BP36];2)+POWER([.BT$5]-[.BQ36];2)+POWER([.BT$6]-[.BR36];2))" office:value-type="float" office:value="16.4137679095863" calcext:value-type="float">
            <text:p>16,4137679095863</text:p>
          </table:table-cell>
          <table:table-cell table:formula="of:=SQRT(POWER([.BU$4]-[.$B36];2)+POWER([.BU$5]-[.$C36];2)+POWER([.BU$6]-[.$D36];2))" office:value-type="float" office:value="22.9567580681594" calcext:value-type="float">
            <text:p>22,9567580681594</text:p>
          </table:table-cell>
          <table:table-cell table:formula="of:=SQRT(POWER([.BV$4]-[.BR36];2)+POWER([.BV$5]-[.BS36];2)+POWER([.BV$6]-[.BT36];2))" office:value-type="float" office:value="13.9760015223878" calcext:value-type="float">
            <text:p>13,9760015223878</text:p>
          </table:table-cell>
          <table:table-cell table:formula="of:=SQRT(POWER([.BW$4]-[.$B36];2)+POWER([.BW$5]-[.$C36];2)+POWER([.BW$6]-[.$D36];2))" office:value-type="float" office:value="20.4352801057387" calcext:value-type="float">
            <text:p>20,4352801057387</text:p>
          </table:table-cell>
          <table:table-cell table:formula="of:=SQRT(POWER([.BX$4]-[.BT36];2)+POWER([.BX$5]-[.BU36];2)+POWER([.BX$6]-[.BV36];2))" office:value-type="float" office:value="24.3785183625365" calcext:value-type="float">
            <text:p>24,3785183625365</text:p>
          </table:table-cell>
          <table:table-cell table:formula="of:=SQRT(POWER([.BY$4]-[.$B36];2)+POWER([.BY$5]-[.$C36];2)+POWER([.BY$6]-[.$D36];2))" office:value-type="float" office:value="18.7273162252363" calcext:value-type="float">
            <text:p>18,7273162252363</text:p>
          </table:table-cell>
          <table:table-cell table:formula="of:=SQRT(POWER([.BZ$4]-[.BV36];2)+POWER([.BZ$5]-[.BW36];2)+POWER([.BZ$6]-[.BX36];2))" office:value-type="float" office:value="30.5271797132526" calcext:value-type="float">
            <text:p>30,5271797132526</text:p>
          </table:table-cell>
          <table:table-cell table:formula="of:=SQRT(POWER([.CA$4]-[.$B36];2)+POWER([.CA$5]-[.$C36];2)+POWER([.CA$6]-[.$D36];2))" office:value-type="float" office:value="19.1315261544917" calcext:value-type="float">
            <text:p>19,1315261544917</text:p>
          </table:table-cell>
          <table:table-cell table:formula="of:=SQRT(POWER([.CB$4]-[.BX36];2)+POWER([.CB$5]-[.BY36];2)+POWER([.CB$6]-[.BZ36];2))" office:value-type="float" office:value="29.8996442225754" calcext:value-type="float">
            <text:p>29,8996442225754</text:p>
          </table:table-cell>
          <table:table-cell table:formula="of:=SQRT(POWER([.CC$4]-[.$B36];2)+POWER([.CC$5]-[.$C36];2)+POWER([.CC$6]-[.$D36];2))" office:value-type="float" office:value="20.8247162045489" calcext:value-type="float">
            <text:p>20,8247162045489</text:p>
          </table:table-cell>
          <table:table-cell table:formula="of:=SQRT(POWER([.CD$4]-[.BZ36];2)+POWER([.CD$5]-[.CA36];2)+POWER([.CD$6]-[.CB36];2))" office:value-type="float" office:value="28.6127057609056" calcext:value-type="float">
            <text:p>28,6127057609056</text:p>
          </table:table-cell>
          <table:table-cell table:formula="of:=SQRT(POWER([.CE$4]-[.$B36];2)+POWER([.CE$5]-[.$C36];2)+POWER([.CE$6]-[.$D36];2))" office:value-type="float" office:value="21.9951387583711" calcext:value-type="float">
            <text:p>21,9951387583711</text:p>
          </table:table-cell>
          <table:table-cell table:formula="of:=SQRT(POWER([.CF$4]-[.CB36];2)+POWER([.CF$5]-[.CC36];2)+POWER([.CF$6]-[.CD36];2))" office:value-type="float" office:value="26.8954126998699" calcext:value-type="float">
            <text:p>26,8954126998699</text:p>
          </table:table-cell>
          <table:table-cell table:formula="of:=SQRT(POWER([.CG$4]-[.$B36];2)+POWER([.CG$5]-[.$C36];2)+POWER([.CG$6]-[.$D36];2))" office:value-type="float" office:value="22.4547207063459" calcext:value-type="float">
            <text:p>22,4547207063459</text:p>
          </table:table-cell>
          <table:table-cell table:formula="of:=SQRT(POWER([.CH$4]-[.CD36];2)+POWER([.CH$5]-[.CE36];2)+POWER([.CH$6]-[.CF36];2))" office:value-type="float" office:value="24.6922977577829" calcext:value-type="float">
            <text:p>24,6922977577829</text:p>
          </table:table-cell>
          <table:table-cell table:formula="of:=SQRT(POWER([.CI$4]-[.$B36];2)+POWER([.CI$5]-[.$C36];2)+POWER([.CI$6]-[.$D36];2))" office:value-type="float" office:value="18.8588965212708" calcext:value-type="float">
            <text:p>18,8588965212708</text:p>
          </table:table-cell>
          <table:table-cell table:formula="of:=SQRT(POWER([.CJ$4]-[.CF36];2)+POWER([.CJ$5]-[.CG36];2)+POWER([.CJ$6]-[.CH36];2))" office:value-type="float" office:value="25.0610932487882" calcext:value-type="float">
            <text:p>25,0610932487882</text:p>
          </table:table-cell>
          <table:table-cell table:formula="of:=SQRT(POWER([.CK$4]-[.CG36];2)+POWER([.CK$5]-[.CH36];2)+POWER([.CK$6]-[.CI36];2))" office:value-type="float" office:value="23.0761695537994" calcext:value-type="float">
            <text:p>23,0761695537994</text:p>
          </table:table-cell>
          <table:table-cell table:formula="of:=SQRT(POWER([.CL$4]-[.$B36];2)+POWER([.CL$5]-[.$C36];2)+POWER([.CL$6]-[.$D36];2))" office:value-type="float" office:value="17.2965306058759" calcext:value-type="float">
            <text:p>17,2965306058759</text:p>
          </table:table-cell>
          <table:table-cell table:formula="of:=SQRT(POWER([.CM$4]-[.CI36];2)+POWER([.CM$5]-[.CJ36];2)+POWER([.CM$6]-[.CK36];2))" office:value-type="float" office:value="27.4248983168553" calcext:value-type="float">
            <text:p>27,4248983168553</text:p>
          </table:table-cell>
          <table:table-cell table:formula="of:=SQRT(POWER([.CN$4]-[.$B36];2)+POWER([.CN$5]-[.$C36];2)+POWER([.CN$6]-[.$D36];2))" office:value-type="float" office:value="19.9761981117529" calcext:value-type="float">
            <text:p>19,9761981117529</text:p>
          </table:table-cell>
          <table:table-cell table:formula="of:=SQRT(POWER([.CO$4]-[.CK36];2)+POWER([.CO$5]-[.CL36];2)+POWER([.CO$6]-[.CM36];2))" office:value-type="float" office:value="31.2837696363534" calcext:value-type="float">
            <text:p>31,2837696363534</text:p>
          </table:table-cell>
          <table:table-cell table:formula="of:=SQRT(POWER([.CP$4]-[.$B36];2)+POWER([.CP$5]-[.$C36];2)+POWER([.CP$6]-[.$D36];2))" office:value-type="float" office:value="21.2126983432094" calcext:value-type="float">
            <text:p>21,2126983432094</text:p>
          </table:table-cell>
          <table:table-cell table:formula="of:=SQRT(POWER([.CQ$4]-[.CM36];2)+POWER([.CQ$5]-[.CN36];2)+POWER([.CQ$6]-[.CO36];2))" office:value-type="float" office:value="31.3875764445185" calcext:value-type="float">
            <text:p>31,3875764445185</text:p>
          </table:table-cell>
          <table:table-cell table:formula="of:=SQRT(POWER([.CR$4]-[.$B36];2)+POWER([.CR$5]-[.$C36];2)+POWER([.CR$6]-[.$D36];2))" office:value-type="float" office:value="22.0778211334362" calcext:value-type="float">
            <text:p>22,0778211334362</text:p>
          </table:table-cell>
          <table:table-cell table:formula="of:=SQRT(POWER([.CS$4]-[.CO36];2)+POWER([.CS$5]-[.CP36];2)+POWER([.CS$6]-[.CQ36];2))" office:value-type="float" office:value="30.8921498521914" calcext:value-type="float">
            <text:p>30,8921498521914</text:p>
          </table:table-cell>
          <table:table-cell table:formula="of:=SQRT(POWER([.CT$4]-[.CP36];2)+POWER([.CT$5]-[.CQ36];2)+POWER([.CT$6]-[.CR36];2))" office:value-type="float" office:value="20.0407012091155" calcext:value-type="float">
            <text:p>20,0407012091155</text:p>
          </table:table-cell>
          <table:table-cell table:formula="of:=SQRT(POWER([.CU$4]-[.$B36];2)+POWER([.CU$5]-[.$C36];2)+POWER([.CU$6]-[.$D36];2))" office:value-type="float" office:value="16.0313312298137" calcext:value-type="float">
            <text:p>16,0313312298137</text:p>
          </table:table-cell>
          <table:table-cell table:formula="of:=SQRT(POWER([.CV$4]-[.CR36];2)+POWER([.CV$5]-[.CS36];2)+POWER([.CV$6]-[.CT36];2))" office:value-type="float" office:value="22.9550053573944" calcext:value-type="float">
            <text:p>22,9550053573944</text:p>
          </table:table-cell>
          <table:table-cell table:formula="of:=SQRT(POWER([.CW$4]-[.$B36];2)+POWER([.CW$5]-[.$C36];2)+POWER([.CW$6]-[.$D36];2))" office:value-type="float" office:value="15.9558484262041" calcext:value-type="float">
            <text:p>15,9558484262041</text:p>
          </table:table-cell>
          <table:table-cell table:formula="of:=SQRT(POWER([.CX$4]-[.CT36];2)+POWER([.CX$5]-[.CU36];2)+POWER([.CX$6]-[.CV36];2))" office:value-type="float" office:value="33.9330922128123" calcext:value-type="float">
            <text:p>33,9330922128123</text:p>
          </table:table-cell>
          <table:table-cell table:formula="of:=SQRT(POWER([.CY$4]-[.$B36];2)+POWER([.CY$5]-[.$C36];2)+POWER([.CY$6]-[.$D36];2))" office:value-type="float" office:value="13.6914142804898" calcext:value-type="float">
            <text:p>13,6914142804898</text:p>
          </table:table-cell>
          <table:table-cell table:formula="of:=SQRT(POWER([.CZ$4]-[.$B36];2)+POWER([.CZ$5]-[.$C36];2)+POWER([.CZ$6]-[.$D36];2))" office:value-type="float" office:value="12.8563056902051" calcext:value-type="float">
            <text:p>12,8563056902051</text:p>
          </table:table-cell>
          <table:table-cell table:formula="of:=SQRT(POWER([.DA$4]-[.$B36];2)+POWER([.DA$5]-[.$C36];2)+POWER([.DA$6]-[.$D36];2))" office:value-type="float" office:value="11.4270150520597" calcext:value-type="float">
            <text:p>11,4270150520597</text:p>
          </table:table-cell>
          <table:table-cell table:formula="of:=SQRT(POWER([.DB$4]-[.$B36];2)+POWER([.DB$5]-[.$C36];2)+POWER([.DB$6]-[.$D36];2))" office:value-type="float" office:value="12.8733073838855" calcext:value-type="float">
            <text:p>12,87330738388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.968" calcext:value-type="float">
            <text:p>49,968</text:p>
          </table:table-cell>
          <table:table-cell office:value-type="float" office:value="23.587" calcext:value-type="float">
            <text:p>23,587</text:p>
          </table:table-cell>
          <table:table-cell office:value-type="float" office:value="13.757" calcext:value-type="float">
            <text:p>13,757</text:p>
          </table:table-cell>
          <table:table-cell/>
          <table:table-cell table:formula="of:=SQRT(POWER([.F$4]-[.B37];2)+POWER([.F$5]-[.C37];2)+POWER([.F$6]-[.D37];2))" office:value-type="float" office:value="27.300135054611" calcext:value-type="float">
            <text:p>27,300135054611</text:p>
          </table:table-cell>
          <table:table-cell table:formula="of:=SQRT(POWER([.G$4]-[.$B37];2)+POWER([.G$5]-[.$C37];2)+POWER([.G$6]-[.$D37];2))" office:value-type="float" office:value="27.7503772586969" calcext:value-type="float">
            <text:p>27,7503772586969</text:p>
          </table:table-cell>
          <table:table-cell table:formula="of:=SQRT(POWER([.H$4]-[.D37];2)+POWER([.H$5]-[.E37];2)+POWER([.H$6]-[.F37];2))" office:value-type="float" office:value="54.3347776897892" calcext:value-type="float">
            <text:p>54,3347776897892</text:p>
          </table:table-cell>
          <table:table-cell table:formula="of:=SQRT(POWER([.I$4]-[.$B37];2)+POWER([.I$5]-[.$C37];2)+POWER([.I$6]-[.$D37];2))" office:value-type="float" office:value="27.8770111382121" calcext:value-type="float">
            <text:p>27,8770111382121</text:p>
          </table:table-cell>
          <table:table-cell table:formula="of:=SQRT(POWER([.J$4]-[.F37];2)+POWER([.J$5]-[.G37];2)+POWER([.J$6]-[.H37];2))" office:value-type="float" office:value="54.8716116257098" calcext:value-type="float">
            <text:p>54,8716116257098</text:p>
          </table:table-cell>
          <table:table-cell table:formula="of:=SQRT(POWER([.K$4]-[.$B37];2)+POWER([.K$5]-[.$C37];2)+POWER([.K$6]-[.$D37];2))" office:value-type="float" office:value="27.3529121118758" calcext:value-type="float">
            <text:p>27,3529121118758</text:p>
          </table:table-cell>
          <table:table-cell table:formula="of:=SQRT(POWER([.L$4]-[.H37];2)+POWER([.L$5]-[.I37];2)+POWER([.L$6]-[.J37];2))" office:value-type="float" office:value="57.5908676702948" calcext:value-type="float">
            <text:p>57,5908676702948</text:p>
          </table:table-cell>
          <table:table-cell table:formula="of:=SQRT(POWER([.M$4]-[.$B37];2)+POWER([.M$5]-[.$C37];2)+POWER([.M$6]-[.$D37];2))" office:value-type="float" office:value="26.6573507685966" calcext:value-type="float">
            <text:p>26,6573507685966</text:p>
          </table:table-cell>
          <table:table-cell table:formula="of:=SQRT(POWER([.N$4]-[.J37];2)+POWER([.N$5]-[.K37];2)+POWER([.N$6]-[.L37];2))" office:value-type="float" office:value="50.007393359576" calcext:value-type="float">
            <text:p>50,007393359576</text:p>
          </table:table-cell>
          <table:table-cell table:formula="of:=SQRT(POWER([.O$4]-[.$B37];2)+POWER([.O$5]-[.$C37];2)+POWER([.O$6]-[.$D37];2))" office:value-type="float" office:value="19.8035610939043" calcext:value-type="float">
            <text:p>19,8035610939043</text:p>
          </table:table-cell>
          <table:table-cell table:formula="of:=SQRT(POWER([.P$4]-[.L37];2)+POWER([.P$5]-[.M37];2)+POWER([.P$6]-[.N37];2))" office:value-type="float" office:value="42.3368569420634" calcext:value-type="float">
            <text:p>42,3368569420634</text:p>
          </table:table-cell>
          <table:table-cell table:formula="of:=SQRT(POWER([.Q$4]-[.$B37];2)+POWER([.Q$5]-[.$C37];2)+POWER([.Q$6]-[.$D37];2))" office:value-type="float" office:value="19.4435667767002" calcext:value-type="float">
            <text:p>19,4435667767002</text:p>
          </table:table-cell>
          <table:table-cell table:formula="of:=SQRT(POWER([.R$4]-[.N37];2)+POWER([.R$5]-[.O37];2)+POWER([.R$6]-[.P37];2))" office:value-type="float" office:value="38.0199744671899" calcext:value-type="float">
            <text:p>38,0199744671899</text:p>
          </table:table-cell>
          <table:table-cell table:formula="of:=SQRT(POWER([.S$4]-[.$B37];2)+POWER([.S$5]-[.$C37];2)+POWER([.S$6]-[.$D37];2))" office:value-type="float" office:value="18.6106712130433" calcext:value-type="float">
            <text:p>18,6106712130433</text:p>
          </table:table-cell>
          <table:table-cell table:formula="of:=SQRT(POWER([.T$4]-[.P37];2)+POWER([.T$5]-[.Q37];2)+POWER([.T$6]-[.R37];2))" office:value-type="float" office:value="36.0288439460688" calcext:value-type="float">
            <text:p>36,0288439460688</text:p>
          </table:table-cell>
          <table:table-cell table:formula="of:=SQRT(POWER([.U$4]-[.$B37];2)+POWER([.U$5]-[.$C37];2)+POWER([.U$6]-[.$D37];2))" office:value-type="float" office:value="15.1645348428496" calcext:value-type="float">
            <text:p>15,1645348428496</text:p>
          </table:table-cell>
          <table:table-cell table:formula="of:=SQRT(POWER([.V$4]-[.R37];2)+POWER([.V$5]-[.S37];2)+POWER([.V$6]-[.T37];2))" office:value-type="float" office:value="27.4871009589574" calcext:value-type="float">
            <text:p>27,4871009589574</text:p>
          </table:table-cell>
          <table:table-cell table:formula="of:=SQRT(POWER([.W$4]-[.$B37];2)+POWER([.W$5]-[.$C37];2)+POWER([.W$6]-[.$D37];2))" office:value-type="float" office:value="13.0489330215156" calcext:value-type="float">
            <text:p>13,0489330215156</text:p>
          </table:table-cell>
          <table:table-cell table:formula="of:=SQRT(POWER([.X$4]-[.T37];2)+POWER([.X$5]-[.U37];2)+POWER([.X$6]-[.V37];2))" office:value-type="float" office:value="23.4649442504924" calcext:value-type="float">
            <text:p>23,4649442504924</text:p>
          </table:table-cell>
          <table:table-cell table:formula="of:=SQRT(POWER([.Y$4]-[.$B37];2)+POWER([.Y$5]-[.$C37];2)+POWER([.Y$6]-[.$D37];2))" office:value-type="float" office:value="14.458444487565" calcext:value-type="float">
            <text:p>14,458444487565</text:p>
          </table:table-cell>
          <table:table-cell table:formula="of:=SQRT(POWER([.Z$4]-[.V37];2)+POWER([.Z$5]-[.W37];2)+POWER([.Z$6]-[.X37];2))" office:value-type="float" office:value="29.7148966657439" calcext:value-type="float">
            <text:p>29,7148966657439</text:p>
          </table:table-cell>
          <table:table-cell table:formula="of:=SQRT(POWER([.AA$4]-[.$B37];2)+POWER([.AA$5]-[.$C37];2)+POWER([.AA$6]-[.$D37];2))" office:value-type="float" office:value="15.8637719033022" calcext:value-type="float">
            <text:p>15,8637719033022</text:p>
          </table:table-cell>
          <table:table-cell table:formula="of:=SQRT(POWER([.AB$4]-[.X37];2)+POWER([.AB$5]-[.Y37];2)+POWER([.AB$6]-[.Z37];2))" office:value-type="float" office:value="31.5830696265836" calcext:value-type="float">
            <text:p>31,5830696265836</text:p>
          </table:table-cell>
          <table:table-cell table:formula="of:=SQRT(POWER([.AC$4]-[.$B37];2)+POWER([.AC$5]-[.$C37];2)+POWER([.AC$6]-[.$D37];2))" office:value-type="float" office:value="2.47136783988139" calcext:value-type="float">
            <text:p>2,47136783988139</text:p>
          </table:table-cell>
          <table:table-cell table:formula="of:=SQRT(POWER([.AD$4]-[.Z37];2)+POWER([.AD$5]-[.AA37];2)+POWER([.AD$6]-[.AB37];2))" office:value-type="float" office:value="27.1120730328818" calcext:value-type="float">
            <text:p>27,1120730328818</text:p>
          </table:table-cell>
          <table:table-cell table:formula="of:=SQRT(POWER([.AE$4]-[.$B37];2)+POWER([.AE$5]-[.$C37];2)+POWER([.AE$6]-[.$D37];2))" office:value-type="float" office:value="2.1863508410134" calcext:value-type="float">
            <text:p>2,1863508410134</text:p>
          </table:table-cell>
          <table:table-cell table:formula="of:=SQRT(POWER([.AF$4]-[.AB37];2)+POWER([.AF$5]-[.AC37];2)+POWER([.AF$6]-[.AD37];2))" office:value-type="float" office:value="30.6935951476845" calcext:value-type="float">
            <text:p>30,6935951476845</text:p>
          </table:table-cell>
          <table:table-cell table:formula="of:=SQRT(POWER([.AG$4]-[.$B37];2)+POWER([.AG$5]-[.$C37];2)+POWER([.AG$6]-[.$D37];2))" office:value-type="float" office:value="3.67008024435434" calcext:value-type="float">
            <text:p>3,67008024435434</text:p>
          </table:table-cell>
          <table:table-cell table:formula="of:=SQRT(POWER([.AH$4]-[.AD37];2)+POWER([.AH$5]-[.AE37];2)+POWER([.AH$6]-[.AF37];2))" office:value-type="float" office:value="35.5443695090202" calcext:value-type="float">
            <text:p>35,5443695090202</text:p>
          </table:table-cell>
          <table:table-cell table:formula="of:=SQRT(POWER([.AI$4]-[.$B37];2)+POWER([.AI$5]-[.$C37];2)+POWER([.AI$6]-[.$D37];2))" office:value-type="float" office:value="0" calcext:value-type="float">
            <text:p>0</text:p>
          </table:table-cell>
          <table:table-cell table:formula="of:=SQRT(POWER([.AJ$4]-[.AF37];2)+POWER([.AJ$5]-[.AG37];2)+POWER([.AJ$6]-[.AH37];2))" office:value-type="float" office:value="35.0892009079797" calcext:value-type="float">
            <text:p>35,0892009079797</text:p>
          </table:table-cell>
          <table:table-cell table:formula="of:=SQRT(POWER([.AK$4]-[.$B37];2)+POWER([.AK$5]-[.$C37];2)+POWER([.AK$6]-[.$D37];2))" office:value-type="float" office:value="2.57077595289827" calcext:value-type="float">
            <text:p>2,57077595289827</text:p>
          </table:table-cell>
          <table:table-cell table:formula="of:=SQRT(POWER([.AL$4]-[.AH37];2)+POWER([.AL$5]-[.AI37];2)+POWER([.AL$6]-[.AJ37];2))" office:value-type="float" office:value="33.6930815752335" calcext:value-type="float">
            <text:p>33,6930815752335</text:p>
          </table:table-cell>
          <table:table-cell table:formula="of:=SQRT(POWER([.AM$4]-[.$B37];2)+POWER([.AM$5]-[.$C37];2)+POWER([.AM$6]-[.$D37];2))" office:value-type="float" office:value="2.48052373502049" calcext:value-type="float">
            <text:p>2,48052373502049</text:p>
          </table:table-cell>
          <table:table-cell table:formula="of:=SQRT(POWER([.AN$4]-[.AJ37];2)+POWER([.AN$5]-[.AK37];2)+POWER([.AN$6]-[.AL37];2))" office:value-type="float" office:value="33.7304136215178" calcext:value-type="float">
            <text:p>33,7304136215178</text:p>
          </table:table-cell>
          <table:table-cell table:formula="of:=SQRT(POWER([.AO$4]-[.$B37];2)+POWER([.AO$5]-[.$C37];2)+POWER([.AO$6]-[.$D37];2))" office:value-type="float" office:value="3.34554479868376" calcext:value-type="float">
            <text:p>3,34554479868376</text:p>
          </table:table-cell>
          <table:table-cell table:formula="of:=SQRT(POWER([.AP$4]-[.AL37];2)+POWER([.AP$5]-[.AM37];2)+POWER([.AP$6]-[.AN37];2))" office:value-type="float" office:value="35.992089916876" calcext:value-type="float">
            <text:p>35,992089916876</text:p>
          </table:table-cell>
          <table:table-cell table:formula="of:=SQRT(POWER([.AQ$4]-[.$B37];2)+POWER([.AQ$5]-[.$C37];2)+POWER([.AQ$6]-[.$D37];2))" office:value-type="float" office:value="14.4882462016629" calcext:value-type="float">
            <text:p>14,4882462016629</text:p>
          </table:table-cell>
          <table:table-cell table:formula="of:=SQRT(POWER([.AR$4]-[.AN37];2)+POWER([.AR$5]-[.AO37];2)+POWER([.AR$6]-[.AP37];2))" office:value-type="float" office:value="44.2295715804143" calcext:value-type="float">
            <text:p>44,2295715804143</text:p>
          </table:table-cell>
          <table:table-cell table:formula="of:=SQRT(POWER([.AS$4]-[.$B37];2)+POWER([.AS$5]-[.$C37];2)+POWER([.AS$6]-[.$D37];2))" office:value-type="float" office:value="16.2184060252541" calcext:value-type="float">
            <text:p>16,2184060252541</text:p>
          </table:table-cell>
          <table:table-cell table:formula="of:=SQRT(POWER([.AT$4]-[.AP37];2)+POWER([.AT$5]-[.AQ37];2)+POWER([.AT$6]-[.AR37];2))" office:value-type="float" office:value="42.4406702424281" calcext:value-type="float">
            <text:p>42,4406702424281</text:p>
          </table:table-cell>
          <table:table-cell table:formula="of:=SQRT(POWER([.AU$4]-[.$B37];2)+POWER([.AU$5]-[.$C37];2)+POWER([.AU$6]-[.$D37];2))" office:value-type="float" office:value="13.8300403831659" calcext:value-type="float">
            <text:p>13,8300403831659</text:p>
          </table:table-cell>
          <table:table-cell table:formula="of:=SQRT(POWER([.AV$4]-[.AR37];2)+POWER([.AV$5]-[.AS37];2)+POWER([.AV$6]-[.AT37];2))" office:value-type="float" office:value="37.1482650091912" calcext:value-type="float">
            <text:p>37,1482650091912</text:p>
          </table:table-cell>
          <table:table-cell table:formula="of:=SQRT(POWER([.AW$4]-[.$B37];2)+POWER([.AW$5]-[.$C37];2)+POWER([.AW$6]-[.$D37];2))" office:value-type="float" office:value="12.3904679895475" calcext:value-type="float">
            <text:p>12,3904679895475</text:p>
          </table:table-cell>
          <table:table-cell table:formula="of:=SQRT(POWER([.AX$4]-[.AT37];2)+POWER([.AX$5]-[.AU37];2)+POWER([.AX$6]-[.AV37];2))" office:value-type="float" office:value="33.2157729965283" calcext:value-type="float">
            <text:p>33,2157729965283</text:p>
          </table:table-cell>
          <table:table-cell table:formula="of:=SQRT(POWER([.AY$4]-[.$B37];2)+POWER([.AY$5]-[.$C37];2)+POWER([.AY$6]-[.$D37];2))" office:value-type="float" office:value="24.7389669549882" calcext:value-type="float">
            <text:p>24,7389669549882</text:p>
          </table:table-cell>
          <table:table-cell table:formula="of:=SQRT(POWER([.AZ$4]-[.AV37];2)+POWER([.AZ$5]-[.AW37];2)+POWER([.AZ$6]-[.AX37];2))" office:value-type="float" office:value="39.5029321564724" calcext:value-type="float">
            <text:p>39,5029321564724</text:p>
          </table:table-cell>
          <table:table-cell table:formula="of:=SQRT(POWER([.BA$4]-[.$B37];2)+POWER([.BA$5]-[.$C37];2)+POWER([.BA$6]-[.$D37];2))" office:value-type="float" office:value="26.6721450206016" calcext:value-type="float">
            <text:p>26,6721450206016</text:p>
          </table:table-cell>
          <table:table-cell table:formula="of:=SQRT(POWER([.BB$4]-[.AX37];2)+POWER([.BB$5]-[.AY37];2)+POWER([.BB$6]-[.AZ37];2))" office:value-type="float" office:value="37.9873505342153" calcext:value-type="float">
            <text:p>37,9873505342153</text:p>
          </table:table-cell>
          <table:table-cell table:formula="of:=SQRT(POWER([.BC$4]-[.$B37];2)+POWER([.BC$5]-[.$C37];2)+POWER([.BC$6]-[.$D37];2))" office:value-type="float" office:value="25.5321429770397" calcext:value-type="float">
            <text:p>25,5321429770397</text:p>
          </table:table-cell>
          <table:table-cell table:formula="of:=SQRT(POWER([.BD$4]-[.AZ37];2)+POWER([.BD$5]-[.BA37];2)+POWER([.BD$6]-[.BB37];2))" office:value-type="float" office:value="32.8519510818407" calcext:value-type="float">
            <text:p>32,8519510818407</text:p>
          </table:table-cell>
          <table:table-cell table:formula="of:=SQRT(POWER([.BE$4]-[.$B37];2)+POWER([.BE$5]-[.$C37];2)+POWER([.BE$6]-[.$D37];2))" office:value-type="float" office:value="25.7015584352389" calcext:value-type="float">
            <text:p>25,7015584352389</text:p>
          </table:table-cell>
          <table:table-cell table:formula="of:=SQRT(POWER([.BF$4]-[.BB37];2)+POWER([.BF$5]-[.BC37];2)+POWER([.BF$6]-[.BD37];2))" office:value-type="float" office:value="29.7638780913263" calcext:value-type="float">
            <text:p>29,7638780913263</text:p>
          </table:table-cell>
          <table:table-cell table:formula="of:=SQRT(POWER([.BG$4]-[.$B37];2)+POWER([.BG$5]-[.$C37];2)+POWER([.BG$6]-[.$D37];2))" office:value-type="float" office:value="26.4301629204211" calcext:value-type="float">
            <text:p>26,4301629204211</text:p>
          </table:table-cell>
          <table:table-cell table:formula="of:=SQRT(POWER([.BH$4]-[.BD37];2)+POWER([.BH$5]-[.BE37];2)+POWER([.BH$6]-[.BF37];2))" office:value-type="float" office:value="26.484241867737" calcext:value-type="float">
            <text:p>26,484241867737</text:p>
          </table:table-cell>
          <table:table-cell table:formula="of:=SQRT(POWER([.BI$4]-[.$B37];2)+POWER([.BI$5]-[.$C37];2)+POWER([.BI$6]-[.$D37];2))" office:value-type="float" office:value="27.7064305893054" calcext:value-type="float">
            <text:p>27,7064305893054</text:p>
          </table:table-cell>
          <table:table-cell table:formula="of:=SQRT(POWER([.BJ$4]-[.BF37];2)+POWER([.BJ$5]-[.BG37];2)+POWER([.BJ$6]-[.BH37];2))" office:value-type="float" office:value="22.1679700442431" calcext:value-type="float">
            <text:p>22,1679700442431</text:p>
          </table:table-cell>
          <table:table-cell table:formula="of:=SQRT(POWER([.BK$4]-[.$B37];2)+POWER([.BK$5]-[.$C37];2)+POWER([.BK$6]-[.$D37];2))" office:value-type="float" office:value="26.0091215345694" calcext:value-type="float">
            <text:p>26,0091215345694</text:p>
          </table:table-cell>
          <table:table-cell table:formula="of:=SQRT(POWER([.BL$4]-[.BH37];2)+POWER([.BL$5]-[.BI37];2)+POWER([.BL$6]-[.BJ37];2))" office:value-type="float" office:value="17.1729372273329" calcext:value-type="float">
            <text:p>17,1729372273329</text:p>
          </table:table-cell>
          <table:table-cell table:formula="of:=SQRT(POWER([.BM$4]-[.$B37];2)+POWER([.BM$5]-[.$C37];2)+POWER([.BM$6]-[.$D37];2))" office:value-type="float" office:value="23.9191828664777" calcext:value-type="float">
            <text:p>23,9191828664777</text:p>
          </table:table-cell>
          <table:table-cell table:formula="of:=SQRT(POWER([.BN$4]-[.BJ37];2)+POWER([.BN$5]-[.BK37];2)+POWER([.BN$6]-[.BL37];2))" office:value-type="float" office:value="19.3635943792842" calcext:value-type="float">
            <text:p>19,3635943792842</text:p>
          </table:table-cell>
          <table:table-cell table:formula="of:=SQRT(POWER([.BO$4]-[.$B37];2)+POWER([.BO$5]-[.$C37];2)+POWER([.BO$6]-[.$D37];2))" office:value-type="float" office:value="24.1825063630716" calcext:value-type="float">
            <text:p>24,1825063630716</text:p>
          </table:table-cell>
          <table:table-cell table:formula="of:=SQRT(POWER([.BP$4]-[.BL37];2)+POWER([.BP$5]-[.BM37];2)+POWER([.BP$6]-[.BN37];2))" office:value-type="float" office:value="20.2375820151069" calcext:value-type="float">
            <text:p>20,2375820151069</text:p>
          </table:table-cell>
          <table:table-cell table:formula="of:=SQRT(POWER([.BQ$4]-[.$B37];2)+POWER([.BQ$5]-[.$C37];2)+POWER([.BQ$6]-[.$D37];2))" office:value-type="float" office:value="25.8410683602672" calcext:value-type="float">
            <text:p>25,8410683602672</text:p>
          </table:table-cell>
          <table:table-cell table:formula="of:=SQRT(POWER([.BR$4]-[.BN37];2)+POWER([.BR$5]-[.BO37];2)+POWER([.BR$6]-[.BP37];2))" office:value-type="float" office:value="18.210784001577" calcext:value-type="float">
            <text:p>18,210784001577</text:p>
          </table:table-cell>
          <table:table-cell table:formula="of:=SQRT(POWER([.BS$4]-[.$B37];2)+POWER([.BS$5]-[.$C37];2)+POWER([.BS$6]-[.$D37];2))" office:value-type="float" office:value="26.3545171270505" calcext:value-type="float">
            <text:p>26,3545171270505</text:p>
          </table:table-cell>
          <table:table-cell table:formula="of:=SQRT(POWER([.BT$4]-[.BP37];2)+POWER([.BT$5]-[.BQ37];2)+POWER([.BT$6]-[.BR37];2))" office:value-type="float" office:value="14.2875019544296" calcext:value-type="float">
            <text:p>14,2875019544296</text:p>
          </table:table-cell>
          <table:table-cell table:formula="of:=SQRT(POWER([.BU$4]-[.$B37];2)+POWER([.BU$5]-[.$C37];2)+POWER([.BU$6]-[.$D37];2))" office:value-type="float" office:value="25.6540125906261" calcext:value-type="float">
            <text:p>25,6540125906261</text:p>
          </table:table-cell>
          <table:table-cell table:formula="of:=SQRT(POWER([.BV$4]-[.BR37];2)+POWER([.BV$5]-[.BS37];2)+POWER([.BV$6]-[.BT37];2))" office:value-type="float" office:value="11.8896312477115" calcext:value-type="float">
            <text:p>11,8896312477115</text:p>
          </table:table-cell>
          <table:table-cell table:formula="of:=SQRT(POWER([.BW$4]-[.$B37];2)+POWER([.BW$5]-[.$C37];2)+POWER([.BW$6]-[.$D37];2))" office:value-type="float" office:value="22.6255634183991" calcext:value-type="float">
            <text:p>22,6255634183991</text:p>
          </table:table-cell>
          <table:table-cell table:formula="of:=SQRT(POWER([.BX$4]-[.BT37];2)+POWER([.BX$5]-[.BU37];2)+POWER([.BX$6]-[.BV37];2))" office:value-type="float" office:value="24.2056206477493" calcext:value-type="float">
            <text:p>24,2056206477493</text:p>
          </table:table-cell>
          <table:table-cell table:formula="of:=SQRT(POWER([.BY$4]-[.$B37];2)+POWER([.BY$5]-[.$C37];2)+POWER([.BY$6]-[.$D37];2))" office:value-type="float" office:value="21.0619275945959" calcext:value-type="float">
            <text:p>21,0619275945959</text:p>
          </table:table-cell>
          <table:table-cell table:formula="of:=SQRT(POWER([.BZ$4]-[.BV37];2)+POWER([.BZ$5]-[.BW37];2)+POWER([.BZ$6]-[.BX37];2))" office:value-type="float" office:value="30.8711752366924" calcext:value-type="float">
            <text:p>30,8711752366924</text:p>
          </table:table-cell>
          <table:table-cell table:formula="of:=SQRT(POWER([.CA$4]-[.$B37];2)+POWER([.CA$5]-[.$C37];2)+POWER([.CA$6]-[.$D37];2))" office:value-type="float" office:value="20.9491908674297" calcext:value-type="float">
            <text:p>20,9491908674297</text:p>
          </table:table-cell>
          <table:table-cell table:formula="of:=SQRT(POWER([.CB$4]-[.BX37];2)+POWER([.CB$5]-[.BY37];2)+POWER([.CB$6]-[.BZ37];2))" office:value-type="float" office:value="28.611800891513" calcext:value-type="float">
            <text:p>28,611800891513</text:p>
          </table:table-cell>
          <table:table-cell table:formula="of:=SQRT(POWER([.CC$4]-[.$B37];2)+POWER([.CC$5]-[.$C37];2)+POWER([.CC$6]-[.$D37];2))" office:value-type="float" office:value="22.3424162077426" calcext:value-type="float">
            <text:p>22,3424162077426</text:p>
          </table:table-cell>
          <table:table-cell table:formula="of:=SQRT(POWER([.CD$4]-[.BZ37];2)+POWER([.CD$5]-[.CA37];2)+POWER([.CD$6]-[.CB37];2))" office:value-type="float" office:value="26.3669593609631" calcext:value-type="float">
            <text:p>26,3669593609631</text:p>
          </table:table-cell>
          <table:table-cell table:formula="of:=SQRT(POWER([.CE$4]-[.$B37];2)+POWER([.CE$5]-[.$C37];2)+POWER([.CE$6]-[.$D37];2))" office:value-type="float" office:value="23.3380316222256" calcext:value-type="float">
            <text:p>23,3380316222256</text:p>
          </table:table-cell>
          <table:table-cell table:formula="of:=SQRT(POWER([.CF$4]-[.CB37];2)+POWER([.CF$5]-[.CC37];2)+POWER([.CF$6]-[.CD37];2))" office:value-type="float" office:value="24.755013674814" calcext:value-type="float">
            <text:p>24,755013674814</text:p>
          </table:table-cell>
          <table:table-cell table:formula="of:=SQRT(POWER([.CG$4]-[.$B37];2)+POWER([.CG$5]-[.$C37];2)+POWER([.CG$6]-[.$D37];2))" office:value-type="float" office:value="23.6599574598096" calcext:value-type="float">
            <text:p>23,6599574598096</text:p>
          </table:table-cell>
          <table:table-cell table:formula="of:=SQRT(POWER([.CH$4]-[.CD37];2)+POWER([.CH$5]-[.CE37];2)+POWER([.CH$6]-[.CF37];2))" office:value-type="float" office:value="23.2322647911213" calcext:value-type="float">
            <text:p>23,2322647911213</text:p>
          </table:table-cell>
          <table:table-cell table:formula="of:=SQRT(POWER([.CI$4]-[.$B37];2)+POWER([.CI$5]-[.$C37];2)+POWER([.CI$6]-[.$D37];2))" office:value-type="float" office:value="21.2959839171615" calcext:value-type="float">
            <text:p>21,2959839171615</text:p>
          </table:table-cell>
          <table:table-cell table:formula="of:=SQRT(POWER([.CJ$4]-[.CF37];2)+POWER([.CJ$5]-[.CG37];2)+POWER([.CJ$6]-[.CH37];2))" office:value-type="float" office:value="24.2308487939797" calcext:value-type="float">
            <text:p>24,2308487939797</text:p>
          </table:table-cell>
          <table:table-cell table:formula="of:=SQRT(POWER([.CK$4]-[.CG37];2)+POWER([.CK$5]-[.CH37];2)+POWER([.CK$6]-[.CI37];2))" office:value-type="float" office:value="24.5307929800194" calcext:value-type="float">
            <text:p>24,5307929800194</text:p>
          </table:table-cell>
          <table:table-cell table:formula="of:=SQRT(POWER([.CL$4]-[.$B37];2)+POWER([.CL$5]-[.$C37];2)+POWER([.CL$6]-[.$D37];2))" office:value-type="float" office:value="19.6642007211074" calcext:value-type="float">
            <text:p>19,6642007211074</text:p>
          </table:table-cell>
          <table:table-cell table:formula="of:=SQRT(POWER([.CM$4]-[.CI37];2)+POWER([.CM$5]-[.CJ37];2)+POWER([.CM$6]-[.CK37];2))" office:value-type="float" office:value="27.434888667252" calcext:value-type="float">
            <text:p>27,434888667252</text:p>
          </table:table-cell>
          <table:table-cell table:formula="of:=SQRT(POWER([.CN$4]-[.$B37];2)+POWER([.CN$5]-[.$C37];2)+POWER([.CN$6]-[.$D37];2))" office:value-type="float" office:value="22.9056730527614" calcext:value-type="float">
            <text:p>22,9056730527614</text:p>
          </table:table-cell>
          <table:table-cell table:formula="of:=SQRT(POWER([.CO$4]-[.CK37];2)+POWER([.CO$5]-[.CL37];2)+POWER([.CO$6]-[.CM37];2))" office:value-type="float" office:value="29.4414135052592" calcext:value-type="float">
            <text:p>29,4414135052592</text:p>
          </table:table-cell>
          <table:table-cell table:formula="of:=SQRT(POWER([.CP$4]-[.$B37];2)+POWER([.CP$5]-[.$C37];2)+POWER([.CP$6]-[.$D37];2))" office:value-type="float" office:value="24.0230699536924" calcext:value-type="float">
            <text:p>24,0230699536924</text:p>
          </table:table-cell>
          <table:table-cell table:formula="of:=SQRT(POWER([.CQ$4]-[.CM37];2)+POWER([.CQ$5]-[.CN37];2)+POWER([.CQ$6]-[.CO37];2))" office:value-type="float" office:value="28.3620204074592" calcext:value-type="float">
            <text:p>28,3620204074592</text:p>
          </table:table-cell>
          <table:table-cell table:formula="of:=SQRT(POWER([.CR$4]-[.$B37];2)+POWER([.CR$5]-[.$C37];2)+POWER([.CR$6]-[.$D37];2))" office:value-type="float" office:value="24.9665220845836" calcext:value-type="float">
            <text:p>24,9665220845836</text:p>
          </table:table-cell>
          <table:table-cell table:formula="of:=SQRT(POWER([.CS$4]-[.CO37];2)+POWER([.CS$5]-[.CP37];2)+POWER([.CS$6]-[.CQ37];2))" office:value-type="float" office:value="26.9129414237832" calcext:value-type="float">
            <text:p>26,9129414237832</text:p>
          </table:table-cell>
          <table:table-cell table:formula="of:=SQRT(POWER([.CT$4]-[.CP37];2)+POWER([.CT$5]-[.CQ37];2)+POWER([.CT$6]-[.CR37];2))" office:value-type="float" office:value="22.6528558902917" calcext:value-type="float">
            <text:p>22,6528558902917</text:p>
          </table:table-cell>
          <table:table-cell table:formula="of:=SQRT(POWER([.CU$4]-[.$B37];2)+POWER([.CU$5]-[.$C37];2)+POWER([.CU$6]-[.$D37];2))" office:value-type="float" office:value="18.8172732881255" calcext:value-type="float">
            <text:p>18,8172732881255</text:p>
          </table:table-cell>
          <table:table-cell table:formula="of:=SQRT(POWER([.CV$4]-[.CR37];2)+POWER([.CV$5]-[.CS37];2)+POWER([.CV$6]-[.CT37];2))" office:value-type="float" office:value="23.8781272744132" calcext:value-type="float">
            <text:p>23,8781272744132</text:p>
          </table:table-cell>
          <table:table-cell table:formula="of:=SQRT(POWER([.CW$4]-[.$B37];2)+POWER([.CW$5]-[.$C37];2)+POWER([.CW$6]-[.$D37];2))" office:value-type="float" office:value="18.8158952484329" calcext:value-type="float">
            <text:p>18,8158952484329</text:p>
          </table:table-cell>
          <table:table-cell table:formula="of:=SQRT(POWER([.CX$4]-[.CT37];2)+POWER([.CX$5]-[.CU37];2)+POWER([.CX$6]-[.CV37];2))" office:value-type="float" office:value="31.500679510533" calcext:value-type="float">
            <text:p>31,500679510533</text:p>
          </table:table-cell>
          <table:table-cell table:formula="of:=SQRT(POWER([.CY$4]-[.$B37];2)+POWER([.CY$5]-[.$C37];2)+POWER([.CY$6]-[.$D37];2))" office:value-type="float" office:value="16.6272765659323" calcext:value-type="float">
            <text:p>16,6272765659323</text:p>
          </table:table-cell>
          <table:table-cell table:formula="of:=SQRT(POWER([.CZ$4]-[.$B37];2)+POWER([.CZ$5]-[.$C37];2)+POWER([.CZ$6]-[.$D37];2))" office:value-type="float" office:value="15.6262835312815" calcext:value-type="float">
            <text:p>15,6262835312815</text:p>
          </table:table-cell>
          <table:table-cell table:formula="of:=SQRT(POWER([.DA$4]-[.$B37];2)+POWER([.DA$5]-[.$C37];2)+POWER([.DA$6]-[.$D37];2))" office:value-type="float" office:value="14.4043589930271" calcext:value-type="float">
            <text:p>14,4043589930271</text:p>
          </table:table-cell>
          <table:table-cell table:formula="of:=SQRT(POWER([.DB$4]-[.$B37];2)+POWER([.DB$5]-[.$C37];2)+POWER([.DB$6]-[.$D37];2))" office:value-type="float" office:value="15.2373754301717" calcext:value-type="float">
            <text:p>15,23737543017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022" calcext:value-type="float">
            <text:p>51,022</text:p>
          </table:table-cell>
          <table:table-cell office:value-type="float" office:value="23.292" calcext:value-type="float">
            <text:p>23,292</text:p>
          </table:table-cell>
          <table:table-cell office:value-type="float" office:value="14.736" calcext:value-type="float">
            <text:p>14,736</text:p>
          </table:table-cell>
          <table:table-cell/>
          <table:table-cell table:formula="of:=SQRT(POWER([.F$4]-[.B38];2)+POWER([.F$5]-[.C38];2)+POWER([.F$6]-[.D38];2))" office:value-type="float" office:value="28.6252088900675" calcext:value-type="float">
            <text:p>28,6252088900675</text:p>
          </table:table-cell>
          <table:table-cell table:formula="of:=SQRT(POWER([.G$4]-[.$B38];2)+POWER([.G$5]-[.$C38];2)+POWER([.G$6]-[.$D38];2))" office:value-type="float" office:value="29.0591862583934" calcext:value-type="float">
            <text:p>29,0591862583934</text:p>
          </table:table-cell>
          <table:table-cell table:formula="of:=SQRT(POWER([.H$4]-[.D38];2)+POWER([.H$5]-[.E38];2)+POWER([.H$6]-[.F38];2))" office:value-type="float" office:value="54.657284171011" calcext:value-type="float">
            <text:p>54,657284171011</text:p>
          </table:table-cell>
          <table:table-cell table:formula="of:=SQRT(POWER([.I$4]-[.$B38];2)+POWER([.I$5]-[.$C38];2)+POWER([.I$6]-[.$D38];2))" office:value-type="float" office:value="29.1286255425827" calcext:value-type="float">
            <text:p>29,1286255425827</text:p>
          </table:table-cell>
          <table:table-cell table:formula="of:=SQRT(POWER([.J$4]-[.F38];2)+POWER([.J$5]-[.G38];2)+POWER([.J$6]-[.H38];2))" office:value-type="float" office:value="54.7746668384941" calcext:value-type="float">
            <text:p>54,7746668384941</text:p>
          </table:table-cell>
          <table:table-cell table:formula="of:=SQRT(POWER([.K$4]-[.$B38];2)+POWER([.K$5]-[.$C38];2)+POWER([.K$6]-[.$D38];2))" office:value-type="float" office:value="28.6764882612917" calcext:value-type="float">
            <text:p>28,6764882612917</text:p>
          </table:table-cell>
          <table:table-cell table:formula="of:=SQRT(POWER([.L$4]-[.H38];2)+POWER([.L$5]-[.I38];2)+POWER([.L$6]-[.J38];2))" office:value-type="float" office:value="57.3531724193391" calcext:value-type="float">
            <text:p>57,3531724193391</text:p>
          </table:table-cell>
          <table:table-cell table:formula="of:=SQRT(POWER([.M$4]-[.$B38];2)+POWER([.M$5]-[.$C38];2)+POWER([.M$6]-[.$D38];2))" office:value-type="float" office:value="28.0072036090717" calcext:value-type="float">
            <text:p>28,0072036090717</text:p>
          </table:table-cell>
          <table:table-cell table:formula="of:=SQRT(POWER([.N$4]-[.J38];2)+POWER([.N$5]-[.K38];2)+POWER([.N$6]-[.L38];2))" office:value-type="float" office:value="49.3621635778458" calcext:value-type="float">
            <text:p>49,3621635778458</text:p>
          </table:table-cell>
          <table:table-cell table:formula="of:=SQRT(POWER([.O$4]-[.$B38];2)+POWER([.O$5]-[.$C38];2)+POWER([.O$6]-[.$D38];2))" office:value-type="float" office:value="20.5647541682365" calcext:value-type="float">
            <text:p>20,5647541682365</text:p>
          </table:table-cell>
          <table:table-cell table:formula="of:=SQRT(POWER([.P$4]-[.L38];2)+POWER([.P$5]-[.M38];2)+POWER([.P$6]-[.N38];2))" office:value-type="float" office:value="41.2431543623161" calcext:value-type="float">
            <text:p>41,2431543623161</text:p>
          </table:table-cell>
          <table:table-cell table:formula="of:=SQRT(POWER([.Q$4]-[.$B38];2)+POWER([.Q$5]-[.$C38];2)+POWER([.Q$6]-[.$D38];2))" office:value-type="float" office:value="20.1457158969345" calcext:value-type="float">
            <text:p>20,1457158969345</text:p>
          </table:table-cell>
          <table:table-cell table:formula="of:=SQRT(POWER([.R$4]-[.N38];2)+POWER([.R$5]-[.O38];2)+POWER([.R$6]-[.P38];2))" office:value-type="float" office:value="36.6127557218949" calcext:value-type="float">
            <text:p>36,6127557218949</text:p>
          </table:table-cell>
          <table:table-cell table:formula="of:=SQRT(POWER([.S$4]-[.$B38];2)+POWER([.S$5]-[.$C38];2)+POWER([.S$6]-[.$D38];2))" office:value-type="float" office:value="19.2406629043804" calcext:value-type="float">
            <text:p>19,2406629043804</text:p>
          </table:table-cell>
          <table:table-cell table:formula="of:=SQRT(POWER([.T$4]-[.P38];2)+POWER([.T$5]-[.Q38];2)+POWER([.T$6]-[.R38];2))" office:value-type="float" office:value="34.6294074512363" calcext:value-type="float">
            <text:p>34,6294074512363</text:p>
          </table:table-cell>
          <table:table-cell table:formula="of:=SQRT(POWER([.U$4]-[.$B38];2)+POWER([.U$5]-[.$C38];2)+POWER([.U$6]-[.$D38];2))" office:value-type="float" office:value="15.8645860015318" calcext:value-type="float">
            <text:p>15,8645860015318</text:p>
          </table:table-cell>
          <table:table-cell table:formula="of:=SQRT(POWER([.V$4]-[.R38];2)+POWER([.V$5]-[.S38];2)+POWER([.V$6]-[.T38];2))" office:value-type="float" office:value="26.4234498627952" calcext:value-type="float">
            <text:p>26,4234498627952</text:p>
          </table:table-cell>
          <table:table-cell table:formula="of:=SQRT(POWER([.W$4]-[.$B38];2)+POWER([.W$5]-[.$C38];2)+POWER([.W$6]-[.$D38];2))" office:value-type="float" office:value="13.7389235750113" calcext:value-type="float">
            <text:p>13,7389235750113</text:p>
          </table:table-cell>
          <table:table-cell table:formula="of:=SQRT(POWER([.X$4]-[.T38];2)+POWER([.X$5]-[.U38];2)+POWER([.X$6]-[.V38];2))" office:value-type="float" office:value="22.8034400409269" calcext:value-type="float">
            <text:p>22,8034400409269</text:p>
          </table:table-cell>
          <table:table-cell table:formula="of:=SQRT(POWER([.Y$4]-[.$B38];2)+POWER([.Y$5]-[.$C38];2)+POWER([.Y$6]-[.$D38];2))" office:value-type="float" office:value="14.9650131640437" calcext:value-type="float">
            <text:p>14,9650131640437</text:p>
          </table:table-cell>
          <table:table-cell table:formula="of:=SQRT(POWER([.Z$4]-[.V38];2)+POWER([.Z$5]-[.W38];2)+POWER([.Z$6]-[.X38];2))" office:value-type="float" office:value="29.7400510027326" calcext:value-type="float">
            <text:p>29,7400510027326</text:p>
          </table:table-cell>
          <table:table-cell table:formula="of:=SQRT(POWER([.AA$4]-[.$B38];2)+POWER([.AA$5]-[.$C38];2)+POWER([.AA$6]-[.$D38];2))" office:value-type="float" office:value="16.3604793633927" calcext:value-type="float">
            <text:p>16,3604793633927</text:p>
          </table:table-cell>
          <table:table-cell table:formula="of:=SQRT(POWER([.AB$4]-[.X38];2)+POWER([.AB$5]-[.Y38];2)+POWER([.AB$6]-[.Z38];2))" office:value-type="float" office:value="31.9454289678262" calcext:value-type="float">
            <text:p>31,9454289678262</text:p>
          </table:table-cell>
          <table:table-cell table:formula="of:=SQRT(POWER([.AC$4]-[.$B38];2)+POWER([.AC$5]-[.$C38];2)+POWER([.AC$6]-[.$D38];2))" office:value-type="float" office:value="3.88387036343903" calcext:value-type="float">
            <text:p>3,88387036343903</text:p>
          </table:table-cell>
          <table:table-cell table:formula="of:=SQRT(POWER([.AD$4]-[.Z38];2)+POWER([.AD$5]-[.AA38];2)+POWER([.AD$6]-[.AB38];2))" office:value-type="float" office:value="27.2096808206815" calcext:value-type="float">
            <text:p>27,2096808206815</text:p>
          </table:table-cell>
          <table:table-cell table:formula="of:=SQRT(POWER([.AE$4]-[.$B38];2)+POWER([.AE$5]-[.$C38];2)+POWER([.AE$6]-[.$D38];2))" office:value-type="float" office:value="2.80406241014711" calcext:value-type="float">
            <text:p>2,80406241014711</text:p>
          </table:table-cell>
          <table:table-cell table:formula="of:=SQRT(POWER([.AF$4]-[.AB38];2)+POWER([.AF$5]-[.AC38];2)+POWER([.AF$6]-[.AD38];2))" office:value-type="float" office:value="29.6260185716005" calcext:value-type="float">
            <text:p>29,6260185716005</text:p>
          </table:table-cell>
          <table:table-cell table:formula="of:=SQRT(POWER([.AG$4]-[.$B38];2)+POWER([.AG$5]-[.$C38];2)+POWER([.AG$6]-[.$D38];2))" office:value-type="float" office:value="4.73716740257298" calcext:value-type="float">
            <text:p>4,73716740257298</text:p>
          </table:table-cell>
          <table:table-cell table:formula="of:=SQRT(POWER([.AH$4]-[.AD38];2)+POWER([.AH$5]-[.AE38];2)+POWER([.AH$6]-[.AF38];2))" office:value-type="float" office:value="34.5120741176187" calcext:value-type="float">
            <text:p>34,5120741176187</text:p>
          </table:table-cell>
          <table:table-cell table:formula="of:=SQRT(POWER([.AI$4]-[.$B38];2)+POWER([.AI$5]-[.$C38];2)+POWER([.AI$6]-[.$D38];2))" office:value-type="float" office:value="1.46846246121581" calcext:value-type="float">
            <text:p>1,46846246121581</text:p>
          </table:table-cell>
          <table:table-cell table:formula="of:=SQRT(POWER([.AJ$4]-[.AF38];2)+POWER([.AJ$5]-[.AG38];2)+POWER([.AJ$6]-[.AH38];2))" office:value-type="float" office:value="34.5421907456447" calcext:value-type="float">
            <text:p>34,5421907456447</text:p>
          </table:table-cell>
          <table:table-cell table:formula="of:=SQRT(POWER([.AK$4]-[.$B38];2)+POWER([.AK$5]-[.$C38];2)+POWER([.AK$6]-[.$D38];2))" office:value-type="float" office:value="1.57013407070861" calcext:value-type="float">
            <text:p>1,57013407070861</text:p>
          </table:table-cell>
          <table:table-cell table:formula="of:=SQRT(POWER([.AL$4]-[.AH38];2)+POWER([.AL$5]-[.AI38];2)+POWER([.AL$6]-[.AJ38];2))" office:value-type="float" office:value="32.9051255776488" calcext:value-type="float">
            <text:p>32,9051255776488</text:p>
          </table:table-cell>
          <table:table-cell table:formula="of:=SQRT(POWER([.AM$4]-[.$B38];2)+POWER([.AM$5]-[.$C38];2)+POWER([.AM$6]-[.$D38];2))" office:value-type="float" office:value="1.55014967019317" calcext:value-type="float">
            <text:p>1,55014967019317</text:p>
          </table:table-cell>
          <table:table-cell table:formula="of:=SQRT(POWER([.AN$4]-[.AJ38];2)+POWER([.AN$5]-[.AK38];2)+POWER([.AN$6]-[.AL38];2))" office:value-type="float" office:value="34.1632026604934" calcext:value-type="float">
            <text:p>34,1632026604934</text:p>
          </table:table-cell>
          <table:table-cell table:formula="of:=SQRT(POWER([.AO$4]-[.$B38];2)+POWER([.AO$5]-[.$C38];2)+POWER([.AO$6]-[.$D38];2))" office:value-type="float" office:value="3.23797436679169" calcext:value-type="float">
            <text:p>3,23797436679169</text:p>
          </table:table-cell>
          <table:table-cell table:formula="of:=SQRT(POWER([.AP$4]-[.AL38];2)+POWER([.AP$5]-[.AM38];2)+POWER([.AP$6]-[.AN38];2))" office:value-type="float" office:value="37.2327358085827" calcext:value-type="float">
            <text:p>37,2327358085827</text:p>
          </table:table-cell>
          <table:table-cell table:formula="of:=SQRT(POWER([.AQ$4]-[.$B38];2)+POWER([.AQ$5]-[.$C38];2)+POWER([.AQ$6]-[.$D38];2))" office:value-type="float" office:value="15.2484768419669" calcext:value-type="float">
            <text:p>15,2484768419669</text:p>
          </table:table-cell>
          <table:table-cell table:formula="of:=SQRT(POWER([.AR$4]-[.AN38];2)+POWER([.AR$5]-[.AO38];2)+POWER([.AR$6]-[.AP38];2))" office:value-type="float" office:value="44.9286320435426" calcext:value-type="float">
            <text:p>44,9286320435426</text:p>
          </table:table-cell>
          <table:table-cell table:formula="of:=SQRT(POWER([.AS$4]-[.$B38];2)+POWER([.AS$5]-[.$C38];2)+POWER([.AS$6]-[.$D38];2))" office:value-type="float" office:value="17.0872601080454" calcext:value-type="float">
            <text:p>17,0872601080454</text:p>
          </table:table-cell>
          <table:table-cell table:formula="of:=SQRT(POWER([.AT$4]-[.AP38];2)+POWER([.AT$5]-[.AQ38];2)+POWER([.AT$6]-[.AR38];2))" office:value-type="float" office:value="42.334267499721" calcext:value-type="float">
            <text:p>42,334267499721</text:p>
          </table:table-cell>
          <table:table-cell table:formula="of:=SQRT(POWER([.AU$4]-[.$B38];2)+POWER([.AU$5]-[.$C38];2)+POWER([.AU$6]-[.$D38];2))" office:value-type="float" office:value="14.7796108541463" calcext:value-type="float">
            <text:p>14,7796108541463</text:p>
          </table:table-cell>
          <table:table-cell table:formula="of:=SQRT(POWER([.AV$4]-[.AR38];2)+POWER([.AV$5]-[.AS38];2)+POWER([.AV$6]-[.AT38];2))" office:value-type="float" office:value="36.6183722859625" calcext:value-type="float">
            <text:p>36,6183722859625</text:p>
          </table:table-cell>
          <table:table-cell table:formula="of:=SQRT(POWER([.AW$4]-[.$B38];2)+POWER([.AW$5]-[.$C38];2)+POWER([.AW$6]-[.$D38];2))" office:value-type="float" office:value="13.3241988502123" calcext:value-type="float">
            <text:p>13,3241988502123</text:p>
          </table:table-cell>
          <table:table-cell table:formula="of:=SQRT(POWER([.AX$4]-[.AT38];2)+POWER([.AX$5]-[.AU38];2)+POWER([.AX$6]-[.AV38];2))" office:value-type="float" office:value="32.2164734079441" calcext:value-type="float">
            <text:p>32,2164734079441</text:p>
          </table:table-cell>
          <table:table-cell table:formula="of:=SQRT(POWER([.AY$4]-[.$B38];2)+POWER([.AY$5]-[.$C38];2)+POWER([.AY$6]-[.$D38];2))" office:value-type="float" office:value="25.8323128271551" calcext:value-type="float">
            <text:p>25,8323128271551</text:p>
          </table:table-cell>
          <table:table-cell table:formula="of:=SQRT(POWER([.AZ$4]-[.AV38];2)+POWER([.AZ$5]-[.AW38];2)+POWER([.AZ$6]-[.AX38];2))" office:value-type="float" office:value="38.1198191344358" calcext:value-type="float">
            <text:p>38,1198191344358</text:p>
          </table:table-cell>
          <table:table-cell table:formula="of:=SQRT(POWER([.BA$4]-[.$B38];2)+POWER([.BA$5]-[.$C38];2)+POWER([.BA$6]-[.$D38];2))" office:value-type="float" office:value="27.7895176280554" calcext:value-type="float">
            <text:p>27,7895176280554</text:p>
          </table:table-cell>
          <table:table-cell table:formula="of:=SQRT(POWER([.BB$4]-[.AX38];2)+POWER([.BB$5]-[.AY38];2)+POWER([.BB$6]-[.AZ38];2))" office:value-type="float" office:value="36.2572416688873" calcext:value-type="float">
            <text:p>36,2572416688873</text:p>
          </table:table-cell>
          <table:table-cell table:formula="of:=SQRT(POWER([.BC$4]-[.$B38];2)+POWER([.BC$5]-[.$C38];2)+POWER([.BC$6]-[.$D38];2))" office:value-type="float" office:value="26.5687509115502" calcext:value-type="float">
            <text:p>26,5687509115502</text:p>
          </table:table-cell>
          <table:table-cell table:formula="of:=SQRT(POWER([.BD$4]-[.AZ38];2)+POWER([.BD$5]-[.BA38];2)+POWER([.BD$6]-[.BB38];2))" office:value-type="float" office:value="30.5894037058978" calcext:value-type="float">
            <text:p>30,5894037058978</text:p>
          </table:table-cell>
          <table:table-cell table:formula="of:=SQRT(POWER([.BE$4]-[.$B38];2)+POWER([.BE$5]-[.$C38];2)+POWER([.BE$6]-[.$D38];2))" office:value-type="float" office:value="26.7375495885468" calcext:value-type="float">
            <text:p>26,7375495885468</text:p>
          </table:table-cell>
          <table:table-cell table:formula="of:=SQRT(POWER([.BF$4]-[.BB38];2)+POWER([.BF$5]-[.BC38];2)+POWER([.BF$6]-[.BD38];2))" office:value-type="float" office:value="27.1663128422719" calcext:value-type="float">
            <text:p>27,1663128422719</text:p>
          </table:table-cell>
          <table:table-cell table:formula="of:=SQRT(POWER([.BG$4]-[.$B38];2)+POWER([.BG$5]-[.$C38];2)+POWER([.BG$6]-[.$D38];2))" office:value-type="float" office:value="27.4543991739029" calcext:value-type="float">
            <text:p>27,4543991739029</text:p>
          </table:table-cell>
          <table:table-cell table:formula="of:=SQRT(POWER([.BH$4]-[.BD38];2)+POWER([.BH$5]-[.BE38];2)+POWER([.BH$6]-[.BF38];2))" office:value-type="float" office:value="23.9984704261232" calcext:value-type="float">
            <text:p>23,9984704261232</text:p>
          </table:table-cell>
          <table:table-cell table:formula="of:=SQRT(POWER([.BI$4]-[.$B38];2)+POWER([.BI$5]-[.$C38];2)+POWER([.BI$6]-[.$D38];2))" office:value-type="float" office:value="28.7102081148848" calcext:value-type="float">
            <text:p>28,7102081148848</text:p>
          </table:table-cell>
          <table:table-cell table:formula="of:=SQRT(POWER([.BJ$4]-[.BF38];2)+POWER([.BJ$5]-[.BG38];2)+POWER([.BJ$6]-[.BH38];2))" office:value-type="float" office:value="20.118688977909" calcext:value-type="float">
            <text:p>20,118688977909</text:p>
          </table:table-cell>
          <table:table-cell table:formula="of:=SQRT(POWER([.BK$4]-[.$B38];2)+POWER([.BK$5]-[.$C38];2)+POWER([.BK$6]-[.$D38];2))" office:value-type="float" office:value="27.1875895400824" calcext:value-type="float">
            <text:p>27,1875895400824</text:p>
          </table:table-cell>
          <table:table-cell table:formula="of:=SQRT(POWER([.BL$4]-[.BH38];2)+POWER([.BL$5]-[.BI38];2)+POWER([.BL$6]-[.BJ38];2))" office:value-type="float" office:value="15.9623332425928" calcext:value-type="float">
            <text:p>15,9623332425928</text:p>
          </table:table-cell>
          <table:table-cell table:formula="of:=SQRT(POWER([.BM$4]-[.$B38];2)+POWER([.BM$5]-[.$C38];2)+POWER([.BM$6]-[.$D38];2))" office:value-type="float" office:value="25.0823266265313" calcext:value-type="float">
            <text:p>25,0823266265313</text:p>
          </table:table-cell>
          <table:table-cell table:formula="of:=SQRT(POWER([.BN$4]-[.BJ38];2)+POWER([.BN$5]-[.BK38];2)+POWER([.BN$6]-[.BL38];2))" office:value-type="float" office:value="19.2589479934429" calcext:value-type="float">
            <text:p>19,2589479934429</text:p>
          </table:table-cell>
          <table:table-cell table:formula="of:=SQRT(POWER([.BO$4]-[.$B38];2)+POWER([.BO$5]-[.$C38];2)+POWER([.BO$6]-[.$D38];2))" office:value-type="float" office:value="25.4032886453703" calcext:value-type="float">
            <text:p>25,4032886453703</text:p>
          </table:table-cell>
          <table:table-cell table:formula="of:=SQRT(POWER([.BP$4]-[.BL38];2)+POWER([.BP$5]-[.BM38];2)+POWER([.BP$6]-[.BN38];2))" office:value-type="float" office:value="20.2695656103029" calcext:value-type="float">
            <text:p>20,2695656103029</text:p>
          </table:table-cell>
          <table:table-cell table:formula="of:=SQRT(POWER([.BQ$4]-[.$B38];2)+POWER([.BQ$5]-[.$C38];2)+POWER([.BQ$6]-[.$D38];2))" office:value-type="float" office:value="27.0837343436979" calcext:value-type="float">
            <text:p>27,0837343436979</text:p>
          </table:table-cell>
          <table:table-cell table:formula="of:=SQRT(POWER([.BR$4]-[.BN38];2)+POWER([.BR$5]-[.BO38];2)+POWER([.BR$6]-[.BP38];2))" office:value-type="float" office:value="17.5490297425861" calcext:value-type="float">
            <text:p>17,5490297425861</text:p>
          </table:table-cell>
          <table:table-cell table:formula="of:=SQRT(POWER([.BS$4]-[.$B38];2)+POWER([.BS$5]-[.$C38];2)+POWER([.BS$6]-[.$D38];2))" office:value-type="float" office:value="27.5953774933412" calcext:value-type="float">
            <text:p>27,5953774933412</text:p>
          </table:table-cell>
          <table:table-cell table:formula="of:=SQRT(POWER([.BT$4]-[.BP38];2)+POWER([.BT$5]-[.BQ38];2)+POWER([.BT$6]-[.BR38];2))" office:value-type="float" office:value="13.1662645111574" calcext:value-type="float">
            <text:p>13,1662645111574</text:p>
          </table:table-cell>
          <table:table-cell table:formula="of:=SQRT(POWER([.BU$4]-[.$B38];2)+POWER([.BU$5]-[.$C38];2)+POWER([.BU$6]-[.$D38];2))" office:value-type="float" office:value="26.8716610204877" calcext:value-type="float">
            <text:p>26,8716610204877</text:p>
          </table:table-cell>
          <table:table-cell table:formula="of:=SQRT(POWER([.BV$4]-[.BR38];2)+POWER([.BV$5]-[.BS38];2)+POWER([.BV$6]-[.BT38];2))" office:value-type="float" office:value="11.2873820293302" calcext:value-type="float">
            <text:p>11,2873820293302</text:p>
          </table:table-cell>
          <table:table-cell table:formula="of:=SQRT(POWER([.BW$4]-[.$B38];2)+POWER([.BW$5]-[.$C38];2)+POWER([.BW$6]-[.$D38];2))" office:value-type="float" office:value="23.7794925513561" calcext:value-type="float">
            <text:p>23,7794925513561</text:p>
          </table:table-cell>
          <table:table-cell table:formula="of:=SQRT(POWER([.BX$4]-[.BT38];2)+POWER([.BX$5]-[.BU38];2)+POWER([.BX$6]-[.BV38];2))" office:value-type="float" office:value="24.5052921669467" calcext:value-type="float">
            <text:p>24,5052921669467</text:p>
          </table:table-cell>
          <table:table-cell table:formula="of:=SQRT(POWER([.BY$4]-[.$B38];2)+POWER([.BY$5]-[.$C38];2)+POWER([.BY$6]-[.$D38];2))" office:value-type="float" office:value="22.2543429020045" calcext:value-type="float">
            <text:p>22,2543429020045</text:p>
          </table:table-cell>
          <table:table-cell table:formula="of:=SQRT(POWER([.BZ$4]-[.BV38];2)+POWER([.BZ$5]-[.BW38];2)+POWER([.BZ$6]-[.BX38];2))" office:value-type="float" office:value="30.9809000772895" calcext:value-type="float">
            <text:p>30,9809000772895</text:p>
          </table:table-cell>
          <table:table-cell table:formula="of:=SQRT(POWER([.CA$4]-[.$B38];2)+POWER([.CA$5]-[.$C38];2)+POWER([.CA$6]-[.$D38];2))" office:value-type="float" office:value="22.036296104382" calcext:value-type="float">
            <text:p>22,036296104382</text:p>
          </table:table-cell>
          <table:table-cell table:formula="of:=SQRT(POWER([.CB$4]-[.BX38];2)+POWER([.CB$5]-[.BY38];2)+POWER([.CB$6]-[.BZ38];2))" office:value-type="float" office:value="27.8113953014122" calcext:value-type="float">
            <text:p>27,8113953014122</text:p>
          </table:table-cell>
          <table:table-cell table:formula="of:=SQRT(POWER([.CC$4]-[.$B38];2)+POWER([.CC$5]-[.$C38];2)+POWER([.CC$6]-[.$D38];2))" office:value-type="float" office:value="23.3521696208297" calcext:value-type="float">
            <text:p>23,3521696208297</text:p>
          </table:table-cell>
          <table:table-cell table:formula="of:=SQRT(POWER([.CD$4]-[.BZ38];2)+POWER([.CD$5]-[.CA38];2)+POWER([.CD$6]-[.CB38];2))" office:value-type="float" office:value="25.0244902712221" calcext:value-type="float">
            <text:p>25,0244902712221</text:p>
          </table:table-cell>
          <table:table-cell table:formula="of:=SQRT(POWER([.CE$4]-[.$B38];2)+POWER([.CE$5]-[.$C38];2)+POWER([.CE$6]-[.$D38];2))" office:value-type="float" office:value="24.3015534071384" calcext:value-type="float">
            <text:p>24,3015534071384</text:p>
          </table:table-cell>
          <table:table-cell table:formula="of:=SQRT(POWER([.CF$4]-[.CB38];2)+POWER([.CF$5]-[.CC38];2)+POWER([.CF$6]-[.CD38];2))" office:value-type="float" office:value="23.4947758115649" calcext:value-type="float">
            <text:p>23,4947758115649</text:p>
          </table:table-cell>
          <table:table-cell table:formula="of:=SQRT(POWER([.CG$4]-[.$B38];2)+POWER([.CG$5]-[.$C38];2)+POWER([.CG$6]-[.$D38];2))" office:value-type="float" office:value="24.5914637425266" calcext:value-type="float">
            <text:p>24,5914637425266</text:p>
          </table:table-cell>
          <table:table-cell table:formula="of:=SQRT(POWER([.CH$4]-[.CD38];2)+POWER([.CH$5]-[.CE38];2)+POWER([.CH$6]-[.CF38];2))" office:value-type="float" office:value="22.4332083136463" calcext:value-type="float">
            <text:p>22,4332083136463</text:p>
          </table:table-cell>
          <table:table-cell table:formula="of:=SQRT(POWER([.CI$4]-[.$B38];2)+POWER([.CI$5]-[.$C38];2)+POWER([.CI$6]-[.$D38];2))" office:value-type="float" office:value="22.5070063091474" calcext:value-type="float">
            <text:p>22,5070063091474</text:p>
          </table:table-cell>
          <table:table-cell table:formula="of:=SQRT(POWER([.CJ$4]-[.CF38];2)+POWER([.CJ$5]-[.CG38];2)+POWER([.CJ$6]-[.CH38];2))" office:value-type="float" office:value="23.8113761394985" calcext:value-type="float">
            <text:p>23,8113761394985</text:p>
          </table:table-cell>
          <table:table-cell table:formula="of:=SQRT(POWER([.CK$4]-[.CG38];2)+POWER([.CK$5]-[.CH38];2)+POWER([.CK$6]-[.CI38];2))" office:value-type="float" office:value="25.231707732532" calcext:value-type="float">
            <text:p>25,231707732532</text:p>
          </table:table-cell>
          <table:table-cell table:formula="of:=SQRT(POWER([.CL$4]-[.$B38];2)+POWER([.CL$5]-[.$C38];2)+POWER([.CL$6]-[.$D38];2))" office:value-type="float" office:value="20.8651829610957" calcext:value-type="float">
            <text:p>20,8651829610957</text:p>
          </table:table-cell>
          <table:table-cell table:formula="of:=SQRT(POWER([.CM$4]-[.CI38];2)+POWER([.CM$5]-[.CJ38];2)+POWER([.CM$6]-[.CK38];2))" office:value-type="float" office:value="27.5456161659215" calcext:value-type="float">
            <text:p>27,5456161659215</text:p>
          </table:table-cell>
          <table:table-cell table:formula="of:=SQRT(POWER([.CN$4]-[.$B38];2)+POWER([.CN$5]-[.$C38];2)+POWER([.CN$6]-[.$D38];2))" office:value-type="float" office:value="24.1998983468939" calcext:value-type="float">
            <text:p>24,1998983468939</text:p>
          </table:table-cell>
          <table:table-cell table:formula="of:=SQRT(POWER([.CO$4]-[.CK38];2)+POWER([.CO$5]-[.CL38];2)+POWER([.CO$6]-[.CM38];2))" office:value-type="float" office:value="28.6590060068337" calcext:value-type="float">
            <text:p>28,6590060068337</text:p>
          </table:table-cell>
          <table:table-cell table:formula="of:=SQRT(POWER([.CP$4]-[.$B38];2)+POWER([.CP$5]-[.$C38];2)+POWER([.CP$6]-[.$D38];2))" office:value-type="float" office:value="25.2931752850448" calcext:value-type="float">
            <text:p>25,2931752850448</text:p>
          </table:table-cell>
          <table:table-cell table:formula="of:=SQRT(POWER([.CQ$4]-[.CM38];2)+POWER([.CQ$5]-[.CN38];2)+POWER([.CQ$6]-[.CO38];2))" office:value-type="float" office:value="27.0688357176245" calcext:value-type="float">
            <text:p>27,0688357176245</text:p>
          </table:table-cell>
          <table:table-cell table:formula="of:=SQRT(POWER([.CR$4]-[.$B38];2)+POWER([.CR$5]-[.$C38];2)+POWER([.CR$6]-[.$D38];2))" office:value-type="float" office:value="26.2479945329162" calcext:value-type="float">
            <text:p>26,2479945329162</text:p>
          </table:table-cell>
          <table:table-cell table:formula="of:=SQRT(POWER([.CS$4]-[.CO38];2)+POWER([.CS$5]-[.CP38];2)+POWER([.CS$6]-[.CQ38];2))" office:value-type="float" office:value="25.2344356572747" calcext:value-type="float">
            <text:p>25,2344356572747</text:p>
          </table:table-cell>
          <table:table-cell table:formula="of:=SQRT(POWER([.CT$4]-[.CP38];2)+POWER([.CT$5]-[.CQ38];2)+POWER([.CT$6]-[.CR38];2))" office:value-type="float" office:value="24.0350637442805" calcext:value-type="float">
            <text:p>24,0350637442805</text:p>
          </table:table-cell>
          <table:table-cell table:formula="of:=SQRT(POWER([.CU$4]-[.$B38];2)+POWER([.CU$5]-[.$C38];2)+POWER([.CU$6]-[.$D38];2))" office:value-type="float" office:value="20.0991068955812" calcext:value-type="float">
            <text:p>20,0991068955812</text:p>
          </table:table-cell>
          <table:table-cell table:formula="of:=SQRT(POWER([.CV$4]-[.CR38];2)+POWER([.CV$5]-[.CS38];2)+POWER([.CV$6]-[.CT38];2))" office:value-type="float" office:value="24.810328287537" calcext:value-type="float">
            <text:p>24,810328287537</text:p>
          </table:table-cell>
          <table:table-cell table:formula="of:=SQRT(POWER([.CW$4]-[.$B38];2)+POWER([.CW$5]-[.$C38];2)+POWER([.CW$6]-[.$D38];2))" office:value-type="float" office:value="20.0978162992898" calcext:value-type="float">
            <text:p>20,0978162992898</text:p>
          </table:table-cell>
          <table:table-cell table:formula="of:=SQRT(POWER([.CX$4]-[.CT38];2)+POWER([.CX$5]-[.CU38];2)+POWER([.CX$6]-[.CV38];2))" office:value-type="float" office:value="30.7462505835261" calcext:value-type="float">
            <text:p>30,7462505835261</text:p>
          </table:table-cell>
          <table:table-cell table:formula="of:=SQRT(POWER([.CY$4]-[.$B38];2)+POWER([.CY$5]-[.$C38];2)+POWER([.CY$6]-[.$D38];2))" office:value-type="float" office:value="17.9405707267077" calcext:value-type="float">
            <text:p>17,9405707267077</text:p>
          </table:table-cell>
          <table:table-cell table:formula="of:=SQRT(POWER([.CZ$4]-[.$B38];2)+POWER([.CZ$5]-[.$C38];2)+POWER([.CZ$6]-[.$D38];2))" office:value-type="float" office:value="16.9240109607622" calcext:value-type="float">
            <text:p>16,9240109607622</text:p>
          </table:table-cell>
          <table:table-cell table:formula="of:=SQRT(POWER([.DA$4]-[.$B38];2)+POWER([.DA$5]-[.$C38];2)+POWER([.DA$6]-[.$D38];2))" office:value-type="float" office:value="15.7418827971752" calcext:value-type="float">
            <text:p>15,7418827971752</text:p>
          </table:table-cell>
          <table:table-cell table:formula="of:=SQRT(POWER([.DB$4]-[.$B38];2)+POWER([.DB$5]-[.$C38];2)+POWER([.DB$6]-[.$D38];2))" office:value-type="float" office:value="16.4684931915461" calcext:value-type="float">
            <text:p>16,46849319154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.788" calcext:value-type="float">
            <text:p>50,788</text:p>
          </table:table-cell>
          <table:table-cell office:value-type="float" office:value="23.87" calcext:value-type="float">
            <text:p>23,87</text:p>
          </table:table-cell>
          <table:table-cell office:value-type="float" office:value="16.177" calcext:value-type="float">
            <text:p>16,177</text:p>
          </table:table-cell>
          <table:table-cell/>
          <table:table-cell table:formula="of:=SQRT(POWER([.F$4]-[.B39];2)+POWER([.F$5]-[.C39];2)+POWER([.F$6]-[.D39];2))" office:value-type="float" office:value="28.9774306141866" calcext:value-type="float">
            <text:p>28,9774306141866</text:p>
          </table:table-cell>
          <table:table-cell table:formula="of:=SQRT(POWER([.G$4]-[.$B39];2)+POWER([.G$5]-[.$C39];2)+POWER([.G$6]-[.$D39];2))" office:value-type="float" office:value="29.337366531439" calcext:value-type="float">
            <text:p>29,337366531439</text:p>
          </table:table-cell>
          <table:table-cell table:formula="of:=SQRT(POWER([.H$4]-[.D39];2)+POWER([.H$5]-[.E39];2)+POWER([.H$6]-[.F39];2))" office:value-type="float" office:value="54.3551037798816" calcext:value-type="float">
            <text:p>54,3551037798816</text:p>
          </table:table-cell>
          <table:table-cell table:formula="of:=SQRT(POWER([.I$4]-[.$B39];2)+POWER([.I$5]-[.$C39];2)+POWER([.I$6]-[.$D39];2))" office:value-type="float" office:value="29.3676309054714" calcext:value-type="float">
            <text:p>29,3676309054714</text:p>
          </table:table-cell>
          <table:table-cell table:formula="of:=SQRT(POWER([.J$4]-[.F39];2)+POWER([.J$5]-[.G39];2)+POWER([.J$6]-[.H39];2))" office:value-type="float" office:value="54.3947610227976" calcext:value-type="float">
            <text:p>54,3947610227976</text:p>
          </table:table-cell>
          <table:table-cell table:formula="of:=SQRT(POWER([.K$4]-[.$B39];2)+POWER([.K$5]-[.$C39];2)+POWER([.K$6]-[.$D39];2))" office:value-type="float" office:value="28.893631374405" calcext:value-type="float">
            <text:p>28,893631374405</text:p>
          </table:table-cell>
          <table:table-cell table:formula="of:=SQRT(POWER([.L$4]-[.H39];2)+POWER([.L$5]-[.I39];2)+POWER([.L$6]-[.J39];2))" office:value-type="float" office:value="56.8505352267237" calcext:value-type="float">
            <text:p>56,8505352267237</text:p>
          </table:table-cell>
          <table:table-cell table:formula="of:=SQRT(POWER([.M$4]-[.$B39];2)+POWER([.M$5]-[.$C39];2)+POWER([.M$6]-[.$D39];2))" office:value-type="float" office:value="28.256507162068" calcext:value-type="float">
            <text:p>28,256507162068</text:p>
          </table:table-cell>
          <table:table-cell table:formula="of:=SQRT(POWER([.N$4]-[.J39];2)+POWER([.N$5]-[.K39];2)+POWER([.N$6]-[.L39];2))" office:value-type="float" office:value="48.7389261683615" calcext:value-type="float">
            <text:p>48,7389261683615</text:p>
          </table:table-cell>
          <table:table-cell table:formula="of:=SQRT(POWER([.O$4]-[.$B39];2)+POWER([.O$5]-[.$C39];2)+POWER([.O$6]-[.$D39];2))" office:value-type="float" office:value="20.1898902671609" calcext:value-type="float">
            <text:p>20,1898902671609</text:p>
          </table:table-cell>
          <table:table-cell table:formula="of:=SQRT(POWER([.P$4]-[.L39];2)+POWER([.P$5]-[.M39];2)+POWER([.P$6]-[.N39];2))" office:value-type="float" office:value="40.4380846304722" calcext:value-type="float">
            <text:p>40,4380846304722</text:p>
          </table:table-cell>
          <table:table-cell table:formula="of:=SQRT(POWER([.Q$4]-[.$B39];2)+POWER([.Q$5]-[.$C39];2)+POWER([.Q$6]-[.$D39];2))" office:value-type="float" office:value="19.6152360679141" calcext:value-type="float">
            <text:p>19,6152360679141</text:p>
          </table:table-cell>
          <table:table-cell table:formula="of:=SQRT(POWER([.R$4]-[.N39];2)+POWER([.R$5]-[.O39];2)+POWER([.R$6]-[.P39];2))" office:value-type="float" office:value="36.1384296433561" calcext:value-type="float">
            <text:p>36,1384296433561</text:p>
          </table:table-cell>
          <table:table-cell table:formula="of:=SQRT(POWER([.S$4]-[.$B39];2)+POWER([.S$5]-[.$C39];2)+POWER([.S$6]-[.$D39];2))" office:value-type="float" office:value="18.8222766423193" calcext:value-type="float">
            <text:p>18,8222766423193</text:p>
          </table:table-cell>
          <table:table-cell table:formula="of:=SQRT(POWER([.T$4]-[.P39];2)+POWER([.T$5]-[.Q39];2)+POWER([.T$6]-[.R39];2))" office:value-type="float" office:value="34.750320001213" calcext:value-type="float">
            <text:p>34,750320001213</text:p>
          </table:table-cell>
          <table:table-cell table:formula="of:=SQRT(POWER([.U$4]-[.$B39];2)+POWER([.U$5]-[.$C39];2)+POWER([.U$6]-[.$D39];2))" office:value-type="float" office:value="15.271654723703" calcext:value-type="float">
            <text:p>15,271654723703</text:p>
          </table:table-cell>
          <table:table-cell table:formula="of:=SQRT(POWER([.V$4]-[.R39];2)+POWER([.V$5]-[.S39];2)+POWER([.V$6]-[.T39];2))" office:value-type="float" office:value="26.9155209142656" calcext:value-type="float">
            <text:p>26,9155209142656</text:p>
          </table:table-cell>
          <table:table-cell table:formula="of:=SQRT(POWER([.W$4]-[.$B39];2)+POWER([.W$5]-[.$C39];2)+POWER([.W$6]-[.$D39];2))" office:value-type="float" office:value="13.1002852640696" calcext:value-type="float">
            <text:p>13,1002852640696</text:p>
          </table:table-cell>
          <table:table-cell table:formula="of:=SQRT(POWER([.X$4]-[.T39];2)+POWER([.X$5]-[.U39];2)+POWER([.X$6]-[.V39];2))" office:value-type="float" office:value="23.4794277153608" calcext:value-type="float">
            <text:p>23,4794277153608</text:p>
          </table:table-cell>
          <table:table-cell table:formula="of:=SQRT(POWER([.Y$4]-[.$B39];2)+POWER([.Y$5]-[.$C39];2)+POWER([.Y$6]-[.$D39];2))" office:value-type="float" office:value="14.1701131258716" calcext:value-type="float">
            <text:p>14,1701131258716</text:p>
          </table:table-cell>
          <table:table-cell table:formula="of:=SQRT(POWER([.Z$4]-[.V39];2)+POWER([.Z$5]-[.W39];2)+POWER([.Z$6]-[.X39];2))" office:value-type="float" office:value="30.028961784404" calcext:value-type="float">
            <text:p>30,028961784404</text:p>
          </table:table-cell>
          <table:table-cell table:formula="of:=SQRT(POWER([.AA$4]-[.$B39];2)+POWER([.AA$5]-[.$C39];2)+POWER([.AA$6]-[.$D39];2))" office:value-type="float" office:value="15.5195985128482" calcext:value-type="float">
            <text:p>15,5195985128482</text:p>
          </table:table-cell>
          <table:table-cell table:formula="of:=SQRT(POWER([.AB$4]-[.X39];2)+POWER([.AB$5]-[.Y39];2)+POWER([.AB$6]-[.Z39];2))" office:value-type="float" office:value="31.8411619965309" calcext:value-type="float">
            <text:p>31,8411619965309</text:p>
          </table:table-cell>
          <table:table-cell table:formula="of:=SQRT(POWER([.AC$4]-[.$B39];2)+POWER([.AC$5]-[.$C39];2)+POWER([.AC$6]-[.$D39];2))" office:value-type="float" office:value="4.67999038460551" calcext:value-type="float">
            <text:p>4,67999038460551</text:p>
          </table:table-cell>
          <table:table-cell table:formula="of:=SQRT(POWER([.AD$4]-[.Z39];2)+POWER([.AD$5]-[.AA39];2)+POWER([.AD$6]-[.AB39];2))" office:value-type="float" office:value="27.1575394604589" calcext:value-type="float">
            <text:p>27,1575394604589</text:p>
          </table:table-cell>
          <table:table-cell table:formula="of:=SQRT(POWER([.AE$4]-[.$B39];2)+POWER([.AE$5]-[.$C39];2)+POWER([.AE$6]-[.$D39];2))" office:value-type="float" office:value="3.38403354002291" calcext:value-type="float">
            <text:p>3,38403354002291</text:p>
          </table:table-cell>
          <table:table-cell table:formula="of:=SQRT(POWER([.AF$4]-[.AB39];2)+POWER([.AF$5]-[.AC39];2)+POWER([.AF$6]-[.AD39];2))" office:value-type="float" office:value="29.1507921163088" calcext:value-type="float">
            <text:p>29,1507921163088</text:p>
          </table:table-cell>
          <table:table-cell table:formula="of:=SQRT(POWER([.AG$4]-[.$B39];2)+POWER([.AG$5]-[.$C39];2)+POWER([.AG$6]-[.$D39];2))" office:value-type="float" office:value="6.02032042336619" calcext:value-type="float">
            <text:p>6,02032042336619</text:p>
          </table:table-cell>
          <table:table-cell table:formula="of:=SQRT(POWER([.AH$4]-[.AD39];2)+POWER([.AH$5]-[.AE39];2)+POWER([.AH$6]-[.AF39];2))" office:value-type="float" office:value="33.9330604873977" calcext:value-type="float">
            <text:p>33,9330604873977</text:p>
          </table:table-cell>
          <table:table-cell table:formula="of:=SQRT(POWER([.AI$4]-[.$B39];2)+POWER([.AI$5]-[.$C39];2)+POWER([.AI$6]-[.$D39];2))" office:value-type="float" office:value="2.57077595289827" calcext:value-type="float">
            <text:p>2,57077595289827</text:p>
          </table:table-cell>
          <table:table-cell table:formula="of:=SQRT(POWER([.AJ$4]-[.AF39];2)+POWER([.AJ$5]-[.AG39];2)+POWER([.AJ$6]-[.AH39];2))" office:value-type="float" office:value="33.8406232366715" calcext:value-type="float">
            <text:p>33,8406232366715</text:p>
          </table:table-cell>
          <table:table-cell table:formula="of:=SQRT(POWER([.AK$4]-[.$B39];2)+POWER([.AK$5]-[.$C39];2)+POWER([.AK$6]-[.$D39];2))" office:value-type="float" office:value="0" calcext:value-type="float">
            <text:p>0</text:p>
          </table:table-cell>
          <table:table-cell table:formula="of:=SQRT(POWER([.AL$4]-[.AH39];2)+POWER([.AL$5]-[.AI39];2)+POWER([.AL$6]-[.AJ39];2))" office:value-type="float" office:value="32.1128316216669" calcext:value-type="float">
            <text:p>32,1128316216669</text:p>
          </table:table-cell>
          <table:table-cell table:formula="of:=SQRT(POWER([.AM$4]-[.$B39];2)+POWER([.AM$5]-[.$C39];2)+POWER([.AM$6]-[.$D39];2))" office:value-type="float" office:value="2.61830574990775" calcext:value-type="float">
            <text:p>2,61830574990775</text:p>
          </table:table-cell>
          <table:table-cell table:formula="of:=SQRT(POWER([.AN$4]-[.AJ39];2)+POWER([.AN$5]-[.AK39];2)+POWER([.AN$6]-[.AL39];2))" office:value-type="float" office:value="35.0914550044737" calcext:value-type="float">
            <text:p>35,0914550044737</text:p>
          </table:table-cell>
          <table:table-cell table:formula="of:=SQRT(POWER([.AO$4]-[.$B39];2)+POWER([.AO$5]-[.$C39];2)+POWER([.AO$6]-[.$D39];2))" office:value-type="float" office:value="4.76189930594926" calcext:value-type="float">
            <text:p>4,76189930594926</text:p>
          </table:table-cell>
          <table:table-cell table:formula="of:=SQRT(POWER([.AP$4]-[.AL39];2)+POWER([.AP$5]-[.AM39];2)+POWER([.AP$6]-[.AN39];2))" office:value-type="float" office:value="37.6408530943384" calcext:value-type="float">
            <text:p>37,6408530943384</text:p>
          </table:table-cell>
          <table:table-cell table:formula="of:=SQRT(POWER([.AQ$4]-[.$B39];2)+POWER([.AQ$5]-[.$C39];2)+POWER([.AQ$6]-[.$D39];2))" office:value-type="float" office:value="15.0026111393984" calcext:value-type="float">
            <text:p>15,0026111393984</text:p>
          </table:table-cell>
          <table:table-cell table:formula="of:=SQRT(POWER([.AR$4]-[.AN39];2)+POWER([.AR$5]-[.AO39];2)+POWER([.AR$6]-[.AP39];2))" office:value-type="float" office:value="43.801607693117" calcext:value-type="float">
            <text:p>43,801607693117</text:p>
          </table:table-cell>
          <table:table-cell table:formula="of:=SQRT(POWER([.AS$4]-[.$B39];2)+POWER([.AS$5]-[.$C39];2)+POWER([.AS$6]-[.$D39];2))" office:value-type="float" office:value="16.9722376544756" calcext:value-type="float">
            <text:p>16,9722376544756</text:p>
          </table:table-cell>
          <table:table-cell table:formula="of:=SQRT(POWER([.AT$4]-[.AP39];2)+POWER([.AT$5]-[.AQ39];2)+POWER([.AT$6]-[.AR39];2))" office:value-type="float" office:value="41.5032088191837" calcext:value-type="float">
            <text:p>41,5032088191837</text:p>
          </table:table-cell>
          <table:table-cell table:formula="of:=SQRT(POWER([.AU$4]-[.$B39];2)+POWER([.AU$5]-[.$C39];2)+POWER([.AU$6]-[.$D39];2))" office:value-type="float" office:value="14.7377879615633" calcext:value-type="float">
            <text:p>14,7377879615633</text:p>
          </table:table-cell>
          <table:table-cell table:formula="of:=SQRT(POWER([.AV$4]-[.AR39];2)+POWER([.AV$5]-[.AS39];2)+POWER([.AV$6]-[.AT39];2))" office:value-type="float" office:value="35.9527974393614" calcext:value-type="float">
            <text:p>35,9527974393614</text:p>
          </table:table-cell>
          <table:table-cell table:formula="of:=SQRT(POWER([.AW$4]-[.$B39];2)+POWER([.AW$5]-[.$C39];2)+POWER([.AW$6]-[.$D39];2))" office:value-type="float" office:value="13.323485504927" calcext:value-type="float">
            <text:p>13,323485504927</text:p>
          </table:table-cell>
          <table:table-cell table:formula="of:=SQRT(POWER([.AX$4]-[.AT39];2)+POWER([.AX$5]-[.AU39];2)+POWER([.AX$6]-[.AV39];2))" office:value-type="float" office:value="31.7547761201351" calcext:value-type="float">
            <text:p>31,7547761201351</text:p>
          </table:table-cell>
          <table:table-cell table:formula="of:=SQRT(POWER([.AY$4]-[.$B39];2)+POWER([.AY$5]-[.$C39];2)+POWER([.AY$6]-[.$D39];2))" office:value-type="float" office:value="25.6978897771782" calcext:value-type="float">
            <text:p>25,6978897771782</text:p>
          </table:table-cell>
          <table:table-cell table:formula="of:=SQRT(POWER([.AZ$4]-[.AV39];2)+POWER([.AZ$5]-[.AW39];2)+POWER([.AZ$6]-[.AX39];2))" office:value-type="float" office:value="37.8035816901997" calcext:value-type="float">
            <text:p>37,8035816901997</text:p>
          </table:table-cell>
          <table:table-cell table:formula="of:=SQRT(POWER([.BA$4]-[.$B39];2)+POWER([.BA$5]-[.$C39];2)+POWER([.BA$6]-[.$D39];2))" office:value-type="float" office:value="27.6314984935671" calcext:value-type="float">
            <text:p>27,6314984935671</text:p>
          </table:table-cell>
          <table:table-cell table:formula="of:=SQRT(POWER([.BB$4]-[.AX39];2)+POWER([.BB$5]-[.AY39];2)+POWER([.BB$6]-[.AZ39];2))" office:value-type="float" office:value="36.0774383786346" calcext:value-type="float">
            <text:p>36,0774383786346</text:p>
          </table:table-cell>
          <table:table-cell table:formula="of:=SQRT(POWER([.BC$4]-[.$B39];2)+POWER([.BC$5]-[.$C39];2)+POWER([.BC$6]-[.$D39];2))" office:value-type="float" office:value="26.2985623561441" calcext:value-type="float">
            <text:p>26,2985623561441</text:p>
          </table:table-cell>
          <table:table-cell table:formula="of:=SQRT(POWER([.BD$4]-[.AZ39];2)+POWER([.BD$5]-[.BA39];2)+POWER([.BD$6]-[.BB39];2))" office:value-type="float" office:value="30.4753035425903" calcext:value-type="float">
            <text:p>30,4753035425903</text:p>
          </table:table-cell>
          <table:table-cell table:formula="of:=SQRT(POWER([.BE$4]-[.$B39];2)+POWER([.BE$5]-[.$C39];2)+POWER([.BE$6]-[.$D39];2))" office:value-type="float" office:value="26.3942304490963" calcext:value-type="float">
            <text:p>26,3942304490963</text:p>
          </table:table-cell>
          <table:table-cell table:formula="of:=SQRT(POWER([.BF$4]-[.BB39];2)+POWER([.BF$5]-[.BC39];2)+POWER([.BF$6]-[.BD39];2))" office:value-type="float" office:value="27.2472448247761" calcext:value-type="float">
            <text:p>27,2472448247761</text:p>
          </table:table-cell>
          <table:table-cell table:formula="of:=SQRT(POWER([.BG$4]-[.$B39];2)+POWER([.BG$5]-[.$C39];2)+POWER([.BG$6]-[.$D39];2))" office:value-type="float" office:value="27.067223592382" calcext:value-type="float">
            <text:p>27,067223592382</text:p>
          </table:table-cell>
          <table:table-cell table:formula="of:=SQRT(POWER([.BH$4]-[.BD39];2)+POWER([.BH$5]-[.BE39];2)+POWER([.BH$6]-[.BF39];2))" office:value-type="float" office:value="24.3194591430295" calcext:value-type="float">
            <text:p>24,3194591430295</text:p>
          </table:table-cell>
          <table:table-cell table:formula="of:=SQRT(POWER([.BI$4]-[.$B39];2)+POWER([.BI$5]-[.$C39];2)+POWER([.BI$6]-[.$D39];2))" office:value-type="float" office:value="28.2980831329615" calcext:value-type="float">
            <text:p>28,2980831329615</text:p>
          </table:table-cell>
          <table:table-cell table:formula="of:=SQRT(POWER([.BJ$4]-[.BF39];2)+POWER([.BJ$5]-[.BG39];2)+POWER([.BJ$6]-[.BH39];2))" office:value-type="float" office:value="20.6014017168374" calcext:value-type="float">
            <text:p>20,6014017168374</text:p>
          </table:table-cell>
          <table:table-cell table:formula="of:=SQRT(POWER([.BK$4]-[.$B39];2)+POWER([.BK$5]-[.$C39];2)+POWER([.BK$6]-[.$D39];2))" office:value-type="float" office:value="27.000777136964" calcext:value-type="float">
            <text:p>27,000777136964</text:p>
          </table:table-cell>
          <table:table-cell table:formula="of:=SQRT(POWER([.BL$4]-[.BH39];2)+POWER([.BL$5]-[.BI39];2)+POWER([.BL$6]-[.BJ39];2))" office:value-type="float" office:value="16.4065348184092" calcext:value-type="float">
            <text:p>16,4065348184092</text:p>
          </table:table-cell>
          <table:table-cell table:formula="of:=SQRT(POWER([.BM$4]-[.$B39];2)+POWER([.BM$5]-[.$C39];2)+POWER([.BM$6]-[.$D39];2))" office:value-type="float" office:value="24.8932514951342" calcext:value-type="float">
            <text:p>24,8932514951342</text:p>
          </table:table-cell>
          <table:table-cell table:formula="of:=SQRT(POWER([.BN$4]-[.BJ39];2)+POWER([.BN$5]-[.BK39];2)+POWER([.BN$6]-[.BL39];2))" office:value-type="float" office:value="19.250662766717" calcext:value-type="float">
            <text:p>19,250662766717</text:p>
          </table:table-cell>
          <table:table-cell table:formula="of:=SQRT(POWER([.BO$4]-[.$B39];2)+POWER([.BO$5]-[.$C39];2)+POWER([.BO$6]-[.$D39];2))" office:value-type="float" office:value="25.2782477834204" calcext:value-type="float">
            <text:p>25,2782477834204</text:p>
          </table:table-cell>
          <table:table-cell table:formula="of:=SQRT(POWER([.BP$4]-[.BL39];2)+POWER([.BP$5]-[.BM39];2)+POWER([.BP$6]-[.BN39];2))" office:value-type="float" office:value="20.0808192727386" calcext:value-type="float">
            <text:p>20,0808192727386</text:p>
          </table:table-cell>
          <table:table-cell table:formula="of:=SQRT(POWER([.BQ$4]-[.$B39];2)+POWER([.BQ$5]-[.$C39];2)+POWER([.BQ$6]-[.$D39];2))" office:value-type="float" office:value="26.9762567269812" calcext:value-type="float">
            <text:p>26,9762567269812</text:p>
          </table:table-cell>
          <table:table-cell table:formula="of:=SQRT(POWER([.BR$4]-[.BN39];2)+POWER([.BR$5]-[.BO39];2)+POWER([.BR$6]-[.BP39];2))" office:value-type="float" office:value="17.5217863750065" calcext:value-type="float">
            <text:p>17,5217863750065</text:p>
          </table:table-cell>
          <table:table-cell table:formula="of:=SQRT(POWER([.BS$4]-[.$B39];2)+POWER([.BS$5]-[.$C39];2)+POWER([.BS$6]-[.$D39];2))" office:value-type="float" office:value="27.4770644356343" calcext:value-type="float">
            <text:p>27,4770644356343</text:p>
          </table:table-cell>
          <table:table-cell table:formula="of:=SQRT(POWER([.BT$4]-[.BP39];2)+POWER([.BT$5]-[.BQ39];2)+POWER([.BT$6]-[.BR39];2))" office:value-type="float" office:value="13.3337867560021" calcext:value-type="float">
            <text:p>13,3337867560021</text:p>
          </table:table-cell>
          <table:table-cell table:formula="of:=SQRT(POWER([.BU$4]-[.$B39];2)+POWER([.BU$5]-[.$C39];2)+POWER([.BU$6]-[.$D39];2))" office:value-type="float" office:value="26.7103014397067" calcext:value-type="float">
            <text:p>26,7103014397067</text:p>
          </table:table-cell>
          <table:table-cell table:formula="of:=SQRT(POWER([.BV$4]-[.BR39];2)+POWER([.BV$5]-[.BS39];2)+POWER([.BV$6]-[.BT39];2))" office:value-type="float" office:value="11.4185115212727" calcext:value-type="float">
            <text:p>11,4185115212727</text:p>
          </table:table-cell>
          <table:table-cell table:formula="of:=SQRT(POWER([.BW$4]-[.$B39];2)+POWER([.BW$5]-[.$C39];2)+POWER([.BW$6]-[.$D39];2))" office:value-type="float" office:value="23.5772617790955" calcext:value-type="float">
            <text:p>23,5772617790955</text:p>
          </table:table-cell>
          <table:table-cell table:formula="of:=SQRT(POWER([.BX$4]-[.BT39];2)+POWER([.BX$5]-[.BU39];2)+POWER([.BX$6]-[.BV39];2))" office:value-type="float" office:value="24.4453950793945" calcext:value-type="float">
            <text:p>24,4453950793945</text:p>
          </table:table-cell>
          <table:table-cell table:formula="of:=SQRT(POWER([.BY$4]-[.$B39];2)+POWER([.BY$5]-[.$C39];2)+POWER([.BY$6]-[.$D39];2))" office:value-type="float" office:value="22.1593028094297" calcext:value-type="float">
            <text:p>22,1593028094297</text:p>
          </table:table-cell>
          <table:table-cell table:formula="of:=SQRT(POWER([.BZ$4]-[.BV39];2)+POWER([.BZ$5]-[.BW39];2)+POWER([.BZ$6]-[.BX39];2))" office:value-type="float" office:value="30.9344100611699" calcext:value-type="float">
            <text:p>30,9344100611699</text:p>
          </table:table-cell>
          <table:table-cell table:formula="of:=SQRT(POWER([.CA$4]-[.$B39];2)+POWER([.CA$5]-[.$C39];2)+POWER([.CA$6]-[.$D39];2))" office:value-type="float" office:value="21.7677646762363" calcext:value-type="float">
            <text:p>21,7677646762363</text:p>
          </table:table-cell>
          <table:table-cell table:formula="of:=SQRT(POWER([.CB$4]-[.BX39];2)+POWER([.CB$5]-[.BY39];2)+POWER([.CB$6]-[.BZ39];2))" office:value-type="float" office:value="27.8624159781371" calcext:value-type="float">
            <text:p>27,8624159781371</text:p>
          </table:table-cell>
          <table:table-cell table:formula="of:=SQRT(POWER([.CC$4]-[.$B39];2)+POWER([.CC$5]-[.$C39];2)+POWER([.CC$6]-[.$D39];2))" office:value-type="float" office:value="22.9402551642304" calcext:value-type="float">
            <text:p>22,9402551642304</text:p>
          </table:table-cell>
          <table:table-cell table:formula="of:=SQRT(POWER([.CD$4]-[.BZ39];2)+POWER([.CD$5]-[.CA39];2)+POWER([.CD$6]-[.CB39];2))" office:value-type="float" office:value="25.2675701150236" calcext:value-type="float">
            <text:p>25,2675701150236</text:p>
          </table:table-cell>
          <table:table-cell table:formula="of:=SQRT(POWER([.CE$4]-[.$B39];2)+POWER([.CE$5]-[.$C39];2)+POWER([.CE$6]-[.$D39];2))" office:value-type="float" office:value="23.8276555498018" calcext:value-type="float">
            <text:p>23,8276555498018</text:p>
          </table:table-cell>
          <table:table-cell table:formula="of:=SQRT(POWER([.CF$4]-[.CB39];2)+POWER([.CF$5]-[.CC39];2)+POWER([.CF$6]-[.CD39];2))" office:value-type="float" office:value="23.9285499551449" calcext:value-type="float">
            <text:p>23,9285499551449</text:p>
          </table:table-cell>
          <table:table-cell table:formula="of:=SQRT(POWER([.CG$4]-[.$B39];2)+POWER([.CG$5]-[.$C39];2)+POWER([.CG$6]-[.$D39];2))" office:value-type="float" office:value="24.104905849225" calcext:value-type="float">
            <text:p>24,104905849225</text:p>
          </table:table-cell>
          <table:table-cell table:formula="of:=SQRT(POWER([.CH$4]-[.CD39];2)+POWER([.CH$5]-[.CE39];2)+POWER([.CH$6]-[.CF39];2))" office:value-type="float" office:value="22.8943320674974" calcext:value-type="float">
            <text:p>22,8943320674974</text:p>
          </table:table-cell>
          <table:table-cell table:formula="of:=SQRT(POWER([.CI$4]-[.$B39];2)+POWER([.CI$5]-[.$C39];2)+POWER([.CI$6]-[.$D39];2))" office:value-type="float" office:value="22.481419839503" calcext:value-type="float">
            <text:p>22,481419839503</text:p>
          </table:table-cell>
          <table:table-cell table:formula="of:=SQRT(POWER([.CJ$4]-[.CF39];2)+POWER([.CJ$5]-[.CG39];2)+POWER([.CJ$6]-[.CH39];2))" office:value-type="float" office:value="24.1569617486744" calcext:value-type="float">
            <text:p>24,1569617486744</text:p>
          </table:table-cell>
          <table:table-cell table:formula="of:=SQRT(POWER([.CK$4]-[.CG39];2)+POWER([.CK$5]-[.CH39];2)+POWER([.CK$6]-[.CI39];2))" office:value-type="float" office:value="25.2091922534154" calcext:value-type="float">
            <text:p>25,2091922534154</text:p>
          </table:table-cell>
          <table:table-cell table:formula="of:=SQRT(POWER([.CL$4]-[.$B39];2)+POWER([.CL$5]-[.$C39];2)+POWER([.CL$6]-[.$D39];2))" office:value-type="float" office:value="20.9272181858937" calcext:value-type="float">
            <text:p>20,9272181858937</text:p>
          </table:table-cell>
          <table:table-cell table:formula="of:=SQRT(POWER([.CM$4]-[.CI39];2)+POWER([.CM$5]-[.CJ39];2)+POWER([.CM$6]-[.CK39];2))" office:value-type="float" office:value="27.3705798215832" calcext:value-type="float">
            <text:p>27,3705798215832</text:p>
          </table:table-cell>
          <table:table-cell table:formula="of:=SQRT(POWER([.CN$4]-[.$B39];2)+POWER([.CN$5]-[.$C39];2)+POWER([.CN$6]-[.$D39];2))" office:value-type="float" office:value="24.316537932033" calcext:value-type="float">
            <text:p>24,316537932033</text:p>
          </table:table-cell>
          <table:table-cell table:formula="of:=SQRT(POWER([.CO$4]-[.CK39];2)+POWER([.CO$5]-[.CL39];2)+POWER([.CO$6]-[.CM39];2))" office:value-type="float" office:value="28.4932679614691" calcext:value-type="float">
            <text:p>28,4932679614691</text:p>
          </table:table-cell>
          <table:table-cell table:formula="of:=SQRT(POWER([.CP$4]-[.$B39];2)+POWER([.CP$5]-[.$C39];2)+POWER([.CP$6]-[.$D39];2))" office:value-type="float" office:value="25.3541695387563" calcext:value-type="float">
            <text:p>25,3541695387563</text:p>
          </table:table-cell>
          <table:table-cell table:formula="of:=SQRT(POWER([.CQ$4]-[.CM39];2)+POWER([.CQ$5]-[.CN39];2)+POWER([.CQ$6]-[.CO39];2))" office:value-type="float" office:value="26.9003460263227" calcext:value-type="float">
            <text:p>26,9003460263227</text:p>
          </table:table-cell>
          <table:table-cell table:formula="of:=SQRT(POWER([.CR$4]-[.$B39];2)+POWER([.CR$5]-[.$C39];2)+POWER([.CR$6]-[.$D39];2))" office:value-type="float" office:value="26.300501592175" calcext:value-type="float">
            <text:p>26,300501592175</text:p>
          </table:table-cell>
          <table:table-cell table:formula="of:=SQRT(POWER([.CS$4]-[.CO39];2)+POWER([.CS$5]-[.CP39];2)+POWER([.CS$6]-[.CQ39];2))" office:value-type="float" office:value="25.0754450964967" calcext:value-type="float">
            <text:p>25,0754450964967</text:p>
          </table:table-cell>
          <table:table-cell table:formula="of:=SQRT(POWER([.CT$4]-[.CP39];2)+POWER([.CT$5]-[.CQ39];2)+POWER([.CT$6]-[.CR39];2))" office:value-type="float" office:value="24.1417399836727" calcext:value-type="float">
            <text:p>24,1417399836727</text:p>
          </table:table-cell>
          <table:table-cell table:formula="of:=SQRT(POWER([.CU$4]-[.$B39];2)+POWER([.CU$5]-[.$C39];2)+POWER([.CU$6]-[.$D39];2))" office:value-type="float" office:value="20.275448626356" calcext:value-type="float">
            <text:p>20,275448626356</text:p>
          </table:table-cell>
          <table:table-cell table:formula="of:=SQRT(POWER([.CV$4]-[.CR39];2)+POWER([.CV$5]-[.CS39];2)+POWER([.CV$6]-[.CT39];2))" office:value-type="float" office:value="24.9281254630014" calcext:value-type="float">
            <text:p>24,9281254630014</text:p>
          </table:table-cell>
          <table:table-cell table:formula="of:=SQRT(POWER([.CW$4]-[.$B39];2)+POWER([.CW$5]-[.$C39];2)+POWER([.CW$6]-[.$D39];2))" office:value-type="float" office:value="20.4059205379223" calcext:value-type="float">
            <text:p>20,4059205379223</text:p>
          </table:table-cell>
          <table:table-cell table:formula="of:=SQRT(POWER([.CX$4]-[.CT39];2)+POWER([.CX$5]-[.CU39];2)+POWER([.CX$6]-[.CV39];2))" office:value-type="float" office:value="30.6873136112828" calcext:value-type="float">
            <text:p>30,6873136112828</text:p>
          </table:table-cell>
          <table:table-cell table:formula="of:=SQRT(POWER([.CY$4]-[.$B39];2)+POWER([.CY$5]-[.$C39];2)+POWER([.CY$6]-[.$D39];2))" office:value-type="float" office:value="18.2315444491135" calcext:value-type="float">
            <text:p>18,2315444491135</text:p>
          </table:table-cell>
          <table:table-cell table:formula="of:=SQRT(POWER([.CZ$4]-[.$B39];2)+POWER([.CZ$5]-[.$C39];2)+POWER([.CZ$6]-[.$D39];2))" office:value-type="float" office:value="17.1321256707975" calcext:value-type="float">
            <text:p>17,1321256707975</text:p>
          </table:table-cell>
          <table:table-cell table:formula="of:=SQRT(POWER([.DA$4]-[.$B39];2)+POWER([.DA$5]-[.$C39];2)+POWER([.DA$6]-[.$D39];2))" office:value-type="float" office:value="16.0251445859312" calcext:value-type="float">
            <text:p>16,0251445859312</text:p>
          </table:table-cell>
          <table:table-cell table:formula="of:=SQRT(POWER([.DB$4]-[.$B39];2)+POWER([.DB$5]-[.$C39];2)+POWER([.DB$6]-[.$D39];2))" office:value-type="float" office:value="16.593734630878" calcext:value-type="float">
            <text:p>16,5937346308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.516" calcext:value-type="float">
            <text:p>51,516</text:p>
          </table:table-cell>
          <table:table-cell office:value-type="float" office:value="23.596" calcext:value-type="float">
            <text:p>23,596</text:p>
          </table:table-cell>
          <table:table-cell office:value-type="float" office:value="17.107" calcext:value-type="float">
            <text:p>17,107</text:p>
          </table:table-cell>
          <table:table-cell/>
          <table:table-cell table:formula="of:=SQRT(POWER([.F$4]-[.B40];2)+POWER([.F$5]-[.C40];2)+POWER([.F$6]-[.D40];2))" office:value-type="float" office:value="30.1037834333162" calcext:value-type="float">
            <text:p>30,1037834333162</text:p>
          </table:table-cell>
          <table:table-cell table:formula="of:=SQRT(POWER([.G$4]-[.$B40];2)+POWER([.G$5]-[.$C40];2)+POWER([.G$6]-[.$D40];2))" office:value-type="float" office:value="30.4469956974411" calcext:value-type="float">
            <text:p>30,4469956974411</text:p>
          </table:table-cell>
          <table:table-cell table:formula="of:=SQRT(POWER([.H$4]-[.D40];2)+POWER([.H$5]-[.E40];2)+POWER([.H$6]-[.F40];2))" office:value-type="float" office:value="54.6674103468225" calcext:value-type="float">
            <text:p>54,6674103468225</text:p>
          </table:table-cell>
          <table:table-cell table:formula="of:=SQRT(POWER([.I$4]-[.$B40];2)+POWER([.I$5]-[.$C40];2)+POWER([.I$6]-[.$D40];2))" office:value-type="float" office:value="30.4436566956074" calcext:value-type="float">
            <text:p>30,4436566956074</text:p>
          </table:table-cell>
          <table:table-cell table:formula="of:=SQRT(POWER([.J$4]-[.F40];2)+POWER([.J$5]-[.G40];2)+POWER([.J$6]-[.H40];2))" office:value-type="float" office:value="54.4128087977287" calcext:value-type="float">
            <text:p>54,4128087977287</text:p>
          </table:table-cell>
          <table:table-cell table:formula="of:=SQRT(POWER([.K$4]-[.$B40];2)+POWER([.K$5]-[.$C40];2)+POWER([.K$6]-[.$D40];2))" office:value-type="float" office:value="30.0020552962626" calcext:value-type="float">
            <text:p>30,0020552962626</text:p>
          </table:table-cell>
          <table:table-cell table:formula="of:=SQRT(POWER([.L$4]-[.H40];2)+POWER([.L$5]-[.I40];2)+POWER([.L$6]-[.J40];2))" office:value-type="float" office:value="56.7763095706341" calcext:value-type="float">
            <text:p>56,7763095706341</text:p>
          </table:table-cell>
          <table:table-cell table:formula="of:=SQRT(POWER([.M$4]-[.$B40];2)+POWER([.M$5]-[.$C40];2)+POWER([.M$6]-[.$D40];2))" office:value-type="float" office:value="29.3807959898979" calcext:value-type="float">
            <text:p>29,3807959898979</text:p>
          </table:table-cell>
          <table:table-cell table:formula="of:=SQRT(POWER([.N$4]-[.J40];2)+POWER([.N$5]-[.K40];2)+POWER([.N$6]-[.L40];2))" office:value-type="float" office:value="48.3626750176822" calcext:value-type="float">
            <text:p>48,3626750176822</text:p>
          </table:table-cell>
          <table:table-cell table:formula="of:=SQRT(POWER([.O$4]-[.$B40];2)+POWER([.O$5]-[.$C40];2)+POWER([.O$6]-[.$D40];2))" office:value-type="float" office:value="20.9245098628379" calcext:value-type="float">
            <text:p>20,9245098628379</text:p>
          </table:table-cell>
          <table:table-cell table:formula="of:=SQRT(POWER([.P$4]-[.L40];2)+POWER([.P$5]-[.M40];2)+POWER([.P$6]-[.N40];2))" office:value-type="float" office:value="39.7346661989585" calcext:value-type="float">
            <text:p>39,7346661989585</text:p>
          </table:table-cell>
          <table:table-cell table:formula="of:=SQRT(POWER([.Q$4]-[.$B40];2)+POWER([.Q$5]-[.$C40];2)+POWER([.Q$6]-[.$D40];2))" office:value-type="float" office:value="20.2919427852535" calcext:value-type="float">
            <text:p>20,2919427852535</text:p>
          </table:table-cell>
          <table:table-cell table:formula="of:=SQRT(POWER([.R$4]-[.N40];2)+POWER([.R$5]-[.O40];2)+POWER([.R$6]-[.P40];2))" office:value-type="float" office:value="35.094020666719" calcext:value-type="float">
            <text:p>35,094020666719</text:p>
          </table:table-cell>
          <table:table-cell table:formula="of:=SQRT(POWER([.S$4]-[.$B40];2)+POWER([.S$5]-[.$C40];2)+POWER([.S$6]-[.$D40];2))" office:value-type="float" office:value="19.474533884024" calcext:value-type="float">
            <text:p>19,474533884024</text:p>
          </table:table-cell>
          <table:table-cell table:formula="of:=SQRT(POWER([.T$4]-[.P40];2)+POWER([.T$5]-[.Q40];2)+POWER([.T$6]-[.R40];2))" office:value-type="float" office:value="33.6487240642501" calcext:value-type="float">
            <text:p>33,6487240642501</text:p>
          </table:table-cell>
          <table:table-cell table:formula="of:=SQRT(POWER([.U$4]-[.$B40];2)+POWER([.U$5]-[.$C40];2)+POWER([.U$6]-[.$D40];2))" office:value-type="float" office:value="15.9657197144382" calcext:value-type="float">
            <text:p>15,9657197144382</text:p>
          </table:table-cell>
          <table:table-cell table:formula="of:=SQRT(POWER([.V$4]-[.R40];2)+POWER([.V$5]-[.S40];2)+POWER([.V$6]-[.T40];2))" office:value-type="float" office:value="26.0650680298562" calcext:value-type="float">
            <text:p>26,0650680298562</text:p>
          </table:table-cell>
          <table:table-cell table:formula="of:=SQRT(POWER([.W$4]-[.$B40];2)+POWER([.W$5]-[.$C40];2)+POWER([.W$6]-[.$D40];2))" office:value-type="float" office:value="13.8013939151087" calcext:value-type="float">
            <text:p>13,8013939151087</text:p>
          </table:table-cell>
          <table:table-cell table:formula="of:=SQRT(POWER([.X$4]-[.T40];2)+POWER([.X$5]-[.U40];2)+POWER([.X$6]-[.V40];2))" office:value-type="float" office:value="22.9100520815376" calcext:value-type="float">
            <text:p>22,9100520815376</text:p>
          </table:table-cell>
          <table:table-cell table:formula="of:=SQRT(POWER([.Y$4]-[.$B40];2)+POWER([.Y$5]-[.$C40];2)+POWER([.Y$6]-[.$D40];2))" office:value-type="float" office:value="14.7180527924043" calcext:value-type="float">
            <text:p>14,7180527924043</text:p>
          </table:table-cell>
          <table:table-cell table:formula="of:=SQRT(POWER([.Z$4]-[.V40];2)+POWER([.Z$5]-[.W40];2)+POWER([.Z$6]-[.X40];2))" office:value-type="float" office:value="29.9426263449087" calcext:value-type="float">
            <text:p>29,9426263449087</text:p>
          </table:table-cell>
          <table:table-cell table:formula="of:=SQRT(POWER([.AA$4]-[.$B40];2)+POWER([.AA$5]-[.$C40];2)+POWER([.AA$6]-[.$D40];2))" office:value-type="float" office:value="16.0377833256345" calcext:value-type="float">
            <text:p>16,0377833256345</text:p>
          </table:table-cell>
          <table:table-cell table:formula="of:=SQRT(POWER([.AB$4]-[.X40];2)+POWER([.AB$5]-[.Y40];2)+POWER([.AB$6]-[.Z40];2))" office:value-type="float" office:value="32.050642058561" calcext:value-type="float">
            <text:p>32,050642058561</text:p>
          </table:table-cell>
          <table:table-cell table:formula="of:=SQRT(POWER([.AC$4]-[.$B40];2)+POWER([.AC$5]-[.$C40];2)+POWER([.AC$6]-[.$D40];2))" office:value-type="float" office:value="5.84782027767612" calcext:value-type="float">
            <text:p>5,84782027767612</text:p>
          </table:table-cell>
          <table:table-cell table:formula="of:=SQRT(POWER([.AD$4]-[.Z40];2)+POWER([.AD$5]-[.AA40];2)+POWER([.AD$6]-[.AB40];2))" office:value-type="float" office:value="27.2202461994358" calcext:value-type="float">
            <text:p>27,2202461994358</text:p>
          </table:table-cell>
          <table:table-cell table:formula="of:=SQRT(POWER([.AE$4]-[.$B40];2)+POWER([.AE$5]-[.$C40];2)+POWER([.AE$6]-[.$D40];2))" office:value-type="float" office:value="4.30806998550395" calcext:value-type="float">
            <text:p>4,30806998550395</text:p>
          </table:table-cell>
          <table:table-cell table:formula="of:=SQRT(POWER([.AF$4]-[.AB40];2)+POWER([.AF$5]-[.AC40];2)+POWER([.AF$6]-[.AD40];2))" office:value-type="float" office:value="28.3521170347369" calcext:value-type="float">
            <text:p>28,3521170347369</text:p>
          </table:table-cell>
          <table:table-cell table:formula="of:=SQRT(POWER([.AG$4]-[.$B40];2)+POWER([.AG$5]-[.$C40];2)+POWER([.AG$6]-[.$D40];2))" office:value-type="float" office:value="6.99869230642411" calcext:value-type="float">
            <text:p>6,99869230642411</text:p>
          </table:table-cell>
          <table:table-cell table:formula="of:=SQRT(POWER([.AH$4]-[.AD40];2)+POWER([.AH$5]-[.AE40];2)+POWER([.AH$6]-[.AF40];2))" office:value-type="float" office:value="32.9140650947436" calcext:value-type="float">
            <text:p>32,9140650947436</text:p>
          </table:table-cell>
          <table:table-cell table:formula="of:=SQRT(POWER([.AI$4]-[.$B40];2)+POWER([.AI$5]-[.$C40];2)+POWER([.AI$6]-[.$D40];2))" office:value-type="float" office:value="3.69037735197906" calcext:value-type="float">
            <text:p>3,69037735197906</text:p>
          </table:table-cell>
          <table:table-cell table:formula="of:=SQRT(POWER([.AJ$4]-[.AF40];2)+POWER([.AJ$5]-[.AG40];2)+POWER([.AJ$6]-[.AH40];2))" office:value-type="float" office:value="33.3142239868348" calcext:value-type="float">
            <text:p>33,3142239868348</text:p>
          </table:table-cell>
          <table:table-cell table:formula="of:=SQRT(POWER([.AK$4]-[.$B40];2)+POWER([.AK$5]-[.$C40];2)+POWER([.AK$6]-[.$D40];2))" office:value-type="float" office:value="1.21241906946402" calcext:value-type="float">
            <text:p>1,21241906946402</text:p>
          </table:table-cell>
          <table:table-cell table:formula="of:=SQRT(POWER([.AL$4]-[.AH40];2)+POWER([.AL$5]-[.AI40];2)+POWER([.AL$6]-[.AJ40];2))" office:value-type="float" office:value="31.7007871287802" calcext:value-type="float">
            <text:p>31,7007871287802</text:p>
          </table:table-cell>
          <table:table-cell table:formula="of:=SQRT(POWER([.AM$4]-[.$B40];2)+POWER([.AM$5]-[.$C40];2)+POWER([.AM$6]-[.$D40];2))" office:value-type="float" office:value="3.09730479610903" calcext:value-type="float">
            <text:p>3,09730479610903</text:p>
          </table:table-cell>
          <table:table-cell table:formula="of:=SQRT(POWER([.AN$4]-[.AJ40];2)+POWER([.AN$5]-[.AK40];2)+POWER([.AN$6]-[.AL40];2))" office:value-type="float" office:value="34.403872285512" calcext:value-type="float">
            <text:p>34,403872285512</text:p>
          </table:table-cell>
          <table:table-cell table:formula="of:=SQRT(POWER([.AO$4]-[.$B40];2)+POWER([.AO$5]-[.$C40];2)+POWER([.AO$6]-[.$D40];2))" office:value-type="float" office:value="5.31923800933931" calcext:value-type="float">
            <text:p>5,31923800933931</text:p>
          </table:table-cell>
          <table:table-cell table:formula="of:=SQRT(POWER([.AP$4]-[.AL40];2)+POWER([.AP$5]-[.AM40];2)+POWER([.AP$6]-[.AN40];2))" office:value-type="float" office:value="37.2250419715926" calcext:value-type="float">
            <text:p>37,2250419715926</text:p>
          </table:table-cell>
          <table:table-cell table:formula="of:=SQRT(POWER([.AQ$4]-[.$B40];2)+POWER([.AQ$5]-[.$C40];2)+POWER([.AQ$6]-[.$D40];2))" office:value-type="float" office:value="15.7857359980458" calcext:value-type="float">
            <text:p>15,7857359980458</text:p>
          </table:table-cell>
          <table:table-cell table:formula="of:=SQRT(POWER([.AR$4]-[.AN40];2)+POWER([.AR$5]-[.AO40];2)+POWER([.AR$6]-[.AP40];2))" office:value-type="float" office:value="43.3043176308733" calcext:value-type="float">
            <text:p>43,3043176308733</text:p>
          </table:table-cell>
          <table:table-cell table:formula="of:=SQRT(POWER([.AS$4]-[.$B40];2)+POWER([.AS$5]-[.$C40];2)+POWER([.AS$6]-[.$D40];2))" office:value-type="float" office:value="17.8225379505838" calcext:value-type="float">
            <text:p>17,8225379505838</text:p>
          </table:table-cell>
          <table:table-cell table:formula="of:=SQRT(POWER([.AT$4]-[.AP40];2)+POWER([.AT$5]-[.AQ40];2)+POWER([.AT$6]-[.AR40];2))" office:value-type="float" office:value="40.7244180787236" calcext:value-type="float">
            <text:p>40,7244180787236</text:p>
          </table:table-cell>
          <table:table-cell table:formula="of:=SQRT(POWER([.AU$4]-[.$B40];2)+POWER([.AU$5]-[.$C40];2)+POWER([.AU$6]-[.$D40];2))" office:value-type="float" office:value="15.6571247041084" calcext:value-type="float">
            <text:p>15,6571247041084</text:p>
          </table:table-cell>
          <table:table-cell table:formula="of:=SQRT(POWER([.AV$4]-[.AR40];2)+POWER([.AV$5]-[.AS40];2)+POWER([.AV$6]-[.AT40];2))" office:value-type="float" office:value="34.8496704752551" calcext:value-type="float">
            <text:p>34,8496704752551</text:p>
          </table:table-cell>
          <table:table-cell table:formula="of:=SQRT(POWER([.AW$4]-[.$B40];2)+POWER([.AW$5]-[.$C40];2)+POWER([.AW$6]-[.$D40];2))" office:value-type="float" office:value="14.2481099799237" calcext:value-type="float">
            <text:p>14,2481099799237</text:p>
          </table:table-cell>
          <table:table-cell table:formula="of:=SQRT(POWER([.AX$4]-[.AT40];2)+POWER([.AX$5]-[.AU40];2)+POWER([.AX$6]-[.AV40];2))" office:value-type="float" office:value="30.3776351469586" calcext:value-type="float">
            <text:p>30,3776351469586</text:p>
          </table:table-cell>
          <table:table-cell table:formula="of:=SQRT(POWER([.AY$4]-[.$B40];2)+POWER([.AY$5]-[.$C40];2)+POWER([.AY$6]-[.$D40];2))" office:value-type="float" office:value="26.6443394926577" calcext:value-type="float">
            <text:p>26,6443394926577</text:p>
          </table:table-cell>
          <table:table-cell table:formula="of:=SQRT(POWER([.AZ$4]-[.AV40];2)+POWER([.AZ$5]-[.AW40];2)+POWER([.AZ$6]-[.AX40];2))" office:value-type="float" office:value="36.2051455969283" calcext:value-type="float">
            <text:p>36,2051455969283</text:p>
          </table:table-cell>
          <table:table-cell table:formula="of:=SQRT(POWER([.BA$4]-[.$B40];2)+POWER([.BA$5]-[.$C40];2)+POWER([.BA$6]-[.$D40];2))" office:value-type="float" office:value="28.5826719709687" calcext:value-type="float">
            <text:p>28,5826719709687</text:p>
          </table:table-cell>
          <table:table-cell table:formula="of:=SQRT(POWER([.BB$4]-[.AX40];2)+POWER([.BB$5]-[.AY40];2)+POWER([.BB$6]-[.AZ40];2))" office:value-type="float" office:value="34.3188008415639" calcext:value-type="float">
            <text:p>34,3188008415639</text:p>
          </table:table-cell>
          <table:table-cell table:formula="of:=SQRT(POWER([.BC$4]-[.$B40];2)+POWER([.BC$5]-[.$C40];2)+POWER([.BC$6]-[.$D40];2))" office:value-type="float" office:value="27.1902065825179" calcext:value-type="float">
            <text:p>27,1902065825179</text:p>
          </table:table-cell>
          <table:table-cell table:formula="of:=SQRT(POWER([.BD$4]-[.AZ40];2)+POWER([.BD$5]-[.BA40];2)+POWER([.BD$6]-[.BB40];2))" office:value-type="float" office:value="28.3036545930764" calcext:value-type="float">
            <text:p>28,3036545930764</text:p>
          </table:table-cell>
          <table:table-cell table:formula="of:=SQRT(POWER([.BE$4]-[.$B40];2)+POWER([.BE$5]-[.$C40];2)+POWER([.BE$6]-[.$D40];2))" office:value-type="float" office:value="27.2702440216438" calcext:value-type="float">
            <text:p>27,2702440216438</text:p>
          </table:table-cell>
          <table:table-cell table:formula="of:=SQRT(POWER([.BF$4]-[.BB40];2)+POWER([.BF$5]-[.BC40];2)+POWER([.BF$6]-[.BD40];2))" office:value-type="float" office:value="24.9339853711065" calcext:value-type="float">
            <text:p>24,9339853711065</text:p>
          </table:table-cell>
          <table:table-cell table:formula="of:=SQRT(POWER([.BG$4]-[.$B40];2)+POWER([.BG$5]-[.$C40];2)+POWER([.BG$6]-[.$D40];2))" office:value-type="float" office:value="27.9256373427716" calcext:value-type="float">
            <text:p>27,9256373427716</text:p>
          </table:table-cell>
          <table:table-cell table:formula="of:=SQRT(POWER([.BH$4]-[.BD40];2)+POWER([.BH$5]-[.BE40];2)+POWER([.BH$6]-[.BF40];2))" office:value-type="float" office:value="22.4423185567897" calcext:value-type="float">
            <text:p>22,4423185567897</text:p>
          </table:table-cell>
          <table:table-cell table:formula="of:=SQRT(POWER([.BI$4]-[.$B40];2)+POWER([.BI$5]-[.$C40];2)+POWER([.BI$6]-[.$D40];2))" office:value-type="float" office:value="29.1382938587694" calcext:value-type="float">
            <text:p>29,1382938587694</text:p>
          </table:table-cell>
          <table:table-cell table:formula="of:=SQRT(POWER([.BJ$4]-[.BF40];2)+POWER([.BJ$5]-[.BG40];2)+POWER([.BJ$6]-[.BH40];2))" office:value-type="float" office:value="19.39576119773" calcext:value-type="float">
            <text:p>19,39576119773</text:p>
          </table:table-cell>
          <table:table-cell table:formula="of:=SQRT(POWER([.BK$4]-[.$B40];2)+POWER([.BK$5]-[.$C40];2)+POWER([.BK$6]-[.$D40];2))" office:value-type="float" office:value="27.9725771783724" calcext:value-type="float">
            <text:p>27,9725771783724</text:p>
          </table:table-cell>
          <table:table-cell table:formula="of:=SQRT(POWER([.BL$4]-[.BH40];2)+POWER([.BL$5]-[.BI40];2)+POWER([.BL$6]-[.BJ40];2))" office:value-type="float" office:value="15.9887717003631" calcext:value-type="float">
            <text:p>15,9887717003631</text:p>
          </table:table-cell>
          <table:table-cell table:formula="of:=SQRT(POWER([.BM$4]-[.$B40];2)+POWER([.BM$5]-[.$C40];2)+POWER([.BM$6]-[.$D40];2))" office:value-type="float" office:value="25.8632148427066" calcext:value-type="float">
            <text:p>25,8632148427066</text:p>
          </table:table-cell>
          <table:table-cell table:formula="of:=SQRT(POWER([.BN$4]-[.BJ40];2)+POWER([.BN$5]-[.BK40];2)+POWER([.BN$6]-[.BL40];2))" office:value-type="float" office:value="19.2365395301193" calcext:value-type="float">
            <text:p>19,2365395301193</text:p>
          </table:table-cell>
          <table:table-cell table:formula="of:=SQRT(POWER([.BO$4]-[.$B40];2)+POWER([.BO$5]-[.$C40];2)+POWER([.BO$6]-[.$D40];2))" office:value-type="float" office:value="26.2816969581494" calcext:value-type="float">
            <text:p>26,2816969581494</text:p>
          </table:table-cell>
          <table:table-cell table:formula="of:=SQRT(POWER([.BP$4]-[.BL40];2)+POWER([.BP$5]-[.BM40];2)+POWER([.BP$6]-[.BN40];2))" office:value-type="float" office:value="19.8130721148652" calcext:value-type="float">
            <text:p>19,8130721148652</text:p>
          </table:table-cell>
          <table:table-cell table:formula="of:=SQRT(POWER([.BQ$4]-[.$B40];2)+POWER([.BQ$5]-[.$C40];2)+POWER([.BQ$6]-[.$D40];2))" office:value-type="float" office:value="27.9842316135355" calcext:value-type="float">
            <text:p>27,9842316135355</text:p>
          </table:table-cell>
          <table:table-cell table:formula="of:=SQRT(POWER([.BR$4]-[.BN40];2)+POWER([.BR$5]-[.BO40];2)+POWER([.BR$6]-[.BP40];2))" office:value-type="float" office:value="16.8057150934556" calcext:value-type="float">
            <text:p>16,8057150934556</text:p>
          </table:table-cell>
          <table:table-cell table:formula="of:=SQRT(POWER([.BS$4]-[.$B40];2)+POWER([.BS$5]-[.$C40];2)+POWER([.BS$6]-[.$D40];2))" office:value-type="float" office:value="28.4764500947713" calcext:value-type="float">
            <text:p>28,4764500947713</text:p>
          </table:table-cell>
          <table:table-cell table:formula="of:=SQRT(POWER([.BT$4]-[.BP40];2)+POWER([.BT$5]-[.BQ40];2)+POWER([.BT$6]-[.BR40];2))" office:value-type="float" office:value="12.5830351525807" calcext:value-type="float">
            <text:p>12,5830351525807</text:p>
          </table:table-cell>
          <table:table-cell table:formula="of:=SQRT(POWER([.BU$4]-[.$B40];2)+POWER([.BU$5]-[.$C40];2)+POWER([.BU$6]-[.$D40];2))" office:value-type="float" office:value="27.6878694557743" calcext:value-type="float">
            <text:p>27,6878694557743</text:p>
          </table:table-cell>
          <table:table-cell table:formula="of:=SQRT(POWER([.BV$4]-[.BR40];2)+POWER([.BV$5]-[.BS40];2)+POWER([.BV$6]-[.BT40];2))" office:value-type="float" office:value="11.287421463813" calcext:value-type="float">
            <text:p>11,287421463813</text:p>
          </table:table-cell>
          <table:table-cell table:formula="of:=SQRT(POWER([.BW$4]-[.$B40];2)+POWER([.BW$5]-[.$C40];2)+POWER([.BW$6]-[.$D40];2))" office:value-type="float" office:value="24.5431994043156" calcext:value-type="float">
            <text:p>24,5431994043156</text:p>
          </table:table-cell>
          <table:table-cell table:formula="of:=SQRT(POWER([.BX$4]-[.BT40];2)+POWER([.BX$5]-[.BU40];2)+POWER([.BX$6]-[.BV40];2))" office:value-type="float" office:value="24.6449721722437" calcext:value-type="float">
            <text:p>24,6449721722437</text:p>
          </table:table-cell>
          <table:table-cell table:formula="of:=SQRT(POWER([.BY$4]-[.$B40];2)+POWER([.BY$5]-[.$C40];2)+POWER([.BY$6]-[.$D40];2))" office:value-type="float" office:value="23.1680603633537" calcext:value-type="float">
            <text:p>23,1680603633537</text:p>
          </table:table-cell>
          <table:table-cell table:formula="of:=SQRT(POWER([.BZ$4]-[.BV40];2)+POWER([.BZ$5]-[.BW40];2)+POWER([.BZ$6]-[.BX40];2))" office:value-type="float" office:value="30.7479271337481" calcext:value-type="float">
            <text:p>30,7479271337481</text:p>
          </table:table-cell>
          <table:table-cell table:formula="of:=SQRT(POWER([.CA$4]-[.$B40];2)+POWER([.CA$5]-[.$C40];2)+POWER([.CA$6]-[.$D40];2))" office:value-type="float" office:value="22.6958439146906" calcext:value-type="float">
            <text:p>22,6958439146906</text:p>
          </table:table-cell>
          <table:table-cell table:formula="of:=SQRT(POWER([.CB$4]-[.BX40];2)+POWER([.CB$5]-[.BY40];2)+POWER([.CB$6]-[.BZ40];2))" office:value-type="float" office:value="27.0350190218888" calcext:value-type="float">
            <text:p>27,0350190218888</text:p>
          </table:table-cell>
          <table:table-cell table:formula="of:=SQRT(POWER([.CC$4]-[.$B40];2)+POWER([.CC$5]-[.$C40];2)+POWER([.CC$6]-[.$D40];2))" office:value-type="float" office:value="23.7960314968694" calcext:value-type="float">
            <text:p>23,7960314968694</text:p>
          </table:table-cell>
          <table:table-cell table:formula="of:=SQRT(POWER([.CD$4]-[.BZ40];2)+POWER([.CD$5]-[.CA40];2)+POWER([.CD$6]-[.CB40];2))" office:value-type="float" office:value="24.0911613766869" calcext:value-type="float">
            <text:p>24,0911613766869</text:p>
          </table:table-cell>
          <table:table-cell table:formula="of:=SQRT(POWER([.CE$4]-[.$B40];2)+POWER([.CE$5]-[.$C40];2)+POWER([.CE$6]-[.$D40];2))" office:value-type="float" office:value="24.6440205526614" calcext:value-type="float">
            <text:p>24,6440205526614</text:p>
          </table:table-cell>
          <table:table-cell table:formula="of:=SQRT(POWER([.CF$4]-[.CB40];2)+POWER([.CF$5]-[.CC40];2)+POWER([.CF$6]-[.CD40];2))" office:value-type="float" office:value="22.9527450880685" calcext:value-type="float">
            <text:p>22,9527450880685</text:p>
          </table:table-cell>
          <table:table-cell table:formula="of:=SQRT(POWER([.CG$4]-[.$B40];2)+POWER([.CG$5]-[.$C40];2)+POWER([.CG$6]-[.$D40];2))" office:value-type="float" office:value="24.9024052251986" calcext:value-type="float">
            <text:p>24,9024052251986</text:p>
          </table:table-cell>
          <table:table-cell table:formula="of:=SQRT(POWER([.CH$4]-[.CD40];2)+POWER([.CH$5]-[.CE40];2)+POWER([.CH$6]-[.CF40];2))" office:value-type="float" office:value="22.3621553761758" calcext:value-type="float">
            <text:p>22,3621553761758</text:p>
          </table:table-cell>
          <table:table-cell table:formula="of:=SQRT(POWER([.CI$4]-[.$B40];2)+POWER([.CI$5]-[.$C40];2)+POWER([.CI$6]-[.$D40];2))" office:value-type="float" office:value="23.5106459715594" calcext:value-type="float">
            <text:p>23,5106459715594</text:p>
          </table:table-cell>
          <table:table-cell table:formula="of:=SQRT(POWER([.CJ$4]-[.CF40];2)+POWER([.CJ$5]-[.CG40];2)+POWER([.CJ$6]-[.CH40];2))" office:value-type="float" office:value="23.8944152397944" calcext:value-type="float">
            <text:p>23,8944152397944</text:p>
          </table:table-cell>
          <table:table-cell table:formula="of:=SQRT(POWER([.CK$4]-[.CG40];2)+POWER([.CK$5]-[.CH40];2)+POWER([.CK$6]-[.CI40];2))" office:value-type="float" office:value="25.7664672672586" calcext:value-type="float">
            <text:p>25,7664672672586</text:p>
          </table:table-cell>
          <table:table-cell table:formula="of:=SQRT(POWER([.CL$4]-[.$B40];2)+POWER([.CL$5]-[.$C40];2)+POWER([.CL$6]-[.$D40];2))" office:value-type="float" office:value="21.9687551081075" calcext:value-type="float">
            <text:p>21,9687551081075</text:p>
          </table:table-cell>
          <table:table-cell table:formula="of:=SQRT(POWER([.CM$4]-[.CI40];2)+POWER([.CM$5]-[.CJ40];2)+POWER([.CM$6]-[.CK40];2))" office:value-type="float" office:value="27.4443807542949" calcext:value-type="float">
            <text:p>27,4443807542949</text:p>
          </table:table-cell>
          <table:table-cell table:formula="of:=SQRT(POWER([.CN$4]-[.$B40];2)+POWER([.CN$5]-[.$C40];2)+POWER([.CN$6]-[.$D40];2))" office:value-type="float" office:value="25.4018874298742" calcext:value-type="float">
            <text:p>25,4018874298742</text:p>
          </table:table-cell>
          <table:table-cell table:formula="of:=SQRT(POWER([.CO$4]-[.CK40];2)+POWER([.CO$5]-[.CL40];2)+POWER([.CO$6]-[.CM40];2))" office:value-type="float" office:value="27.8463771098605" calcext:value-type="float">
            <text:p>27,8463771098605</text:p>
          </table:table-cell>
          <table:table-cell table:formula="of:=SQRT(POWER([.CP$4]-[.$B40];2)+POWER([.CP$5]-[.$C40];2)+POWER([.CP$6]-[.$D40];2))" office:value-type="float" office:value="26.4186624377541" calcext:value-type="float">
            <text:p>26,4186624377541</text:p>
          </table:table-cell>
          <table:table-cell table:formula="of:=SQRT(POWER([.CQ$4]-[.CM40];2)+POWER([.CQ$5]-[.CN40];2)+POWER([.CQ$6]-[.CO40];2))" office:value-type="float" office:value="25.8475577872262" calcext:value-type="float">
            <text:p>25,8475577872262</text:p>
          </table:table-cell>
          <table:table-cell table:formula="of:=SQRT(POWER([.CR$4]-[.$B40];2)+POWER([.CR$5]-[.$C40];2)+POWER([.CR$6]-[.$D40];2))" office:value-type="float" office:value="27.3662617103615" calcext:value-type="float">
            <text:p>27,3662617103615</text:p>
          </table:table-cell>
          <table:table-cell table:formula="of:=SQRT(POWER([.CS$4]-[.CO40];2)+POWER([.CS$5]-[.CP40];2)+POWER([.CS$6]-[.CQ40];2))" office:value-type="float" office:value="23.7353594020737" calcext:value-type="float">
            <text:p>23,7353594020737</text:p>
          </table:table-cell>
          <table:table-cell table:formula="of:=SQRT(POWER([.CT$4]-[.CP40];2)+POWER([.CT$5]-[.CQ40];2)+POWER([.CT$6]-[.CR40];2))" office:value-type="float" office:value="25.3777835926323" calcext:value-type="float">
            <text:p>25,3777835926323</text:p>
          </table:table-cell>
          <table:table-cell table:formula="of:=SQRT(POWER([.CU$4]-[.$B40];2)+POWER([.CU$5]-[.$C40];2)+POWER([.CU$6]-[.$D40];2))" office:value-type="float" office:value="21.371463988225" calcext:value-type="float">
            <text:p>21,371463988225</text:p>
          </table:table-cell>
          <table:table-cell table:formula="of:=SQRT(POWER([.CV$4]-[.CR40];2)+POWER([.CV$5]-[.CS40];2)+POWER([.CV$6]-[.CT40];2))" office:value-type="float" office:value="25.9179556737041" calcext:value-type="float">
            <text:p>25,9179556737041</text:p>
          </table:table-cell>
          <table:table-cell table:formula="of:=SQRT(POWER([.CW$4]-[.$B40];2)+POWER([.CW$5]-[.$C40];2)+POWER([.CW$6]-[.$D40];2))" office:value-type="float" office:value="21.5165256721433" calcext:value-type="float">
            <text:p>21,5165256721433</text:p>
          </table:table-cell>
          <table:table-cell table:formula="of:=SQRT(POWER([.CX$4]-[.CT40];2)+POWER([.CX$5]-[.CU40];2)+POWER([.CX$6]-[.CV40];2))" office:value-type="float" office:value="30.2742657382001" calcext:value-type="float">
            <text:p>30,2742657382001</text:p>
          </table:table-cell>
          <table:table-cell table:formula="of:=SQRT(POWER([.CY$4]-[.$B40];2)+POWER([.CY$5]-[.$C40];2)+POWER([.CY$6]-[.$D40];2))" office:value-type="float" office:value="19.359009814554" calcext:value-type="float">
            <text:p>19,359009814554</text:p>
          </table:table-cell>
          <table:table-cell table:formula="of:=SQRT(POWER([.CZ$4]-[.$B40];2)+POWER([.CZ$5]-[.$C40];2)+POWER([.CZ$6]-[.$D40];2))" office:value-type="float" office:value="18.2459445905111" calcext:value-type="float">
            <text:p>18,2459445905111</text:p>
          </table:table-cell>
          <table:table-cell table:formula="of:=SQRT(POWER([.DA$4]-[.$B40];2)+POWER([.DA$5]-[.$C40];2)+POWER([.DA$6]-[.$D40];2))" office:value-type="float" office:value="17.166171937855" calcext:value-type="float">
            <text:p>17,166171937855</text:p>
          </table:table-cell>
          <table:table-cell table:formula="of:=SQRT(POWER([.DB$4]-[.$B40];2)+POWER([.DB$5]-[.$C40];2)+POWER([.DB$6]-[.$D40];2))" office:value-type="float" office:value="17.6699664119658" calcext:value-type="float">
            <text:p>17,66996641196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.418" calcext:value-type="float">
            <text:p>52,418</text:p>
          </table:table-cell>
          <table:table-cell office:value-type="float" office:value="23.614" calcext:value-type="float">
            <text:p>23,614</text:p>
          </table:table-cell>
          <table:table-cell office:value-type="float" office:value="14.144" calcext:value-type="float">
            <text:p>14,144</text:p>
          </table:table-cell>
          <table:table-cell/>
          <table:table-cell table:formula="of:=SQRT(POWER([.F$4]-[.B41];2)+POWER([.F$5]-[.C41];2)+POWER([.F$6]-[.D41];2))" office:value-type="float" office:value="28.9673367087829" calcext:value-type="float">
            <text:p>28,9673367087829</text:p>
          </table:table-cell>
          <table:table-cell table:formula="of:=SQRT(POWER([.G$4]-[.$B41];2)+POWER([.G$5]-[.$C41];2)+POWER([.G$6]-[.$D41];2))" office:value-type="float" office:value="29.4447228888302" calcext:value-type="float">
            <text:p>29,4447228888302</text:p>
          </table:table-cell>
          <table:table-cell table:formula="of:=SQRT(POWER([.H$4]-[.D41];2)+POWER([.H$5]-[.E41];2)+POWER([.H$6]-[.F41];2))" office:value-type="float" office:value="55.0454880563066" calcext:value-type="float">
            <text:p>55,0454880563066</text:p>
          </table:table-cell>
          <table:table-cell table:formula="of:=SQRT(POWER([.I$4]-[.$B41];2)+POWER([.I$5]-[.$C41];2)+POWER([.I$6]-[.$D41];2))" office:value-type="float" office:value="29.4220062878112" calcext:value-type="float">
            <text:p>29,4220062878112</text:p>
          </table:table-cell>
          <table:table-cell table:formula="of:=SQRT(POWER([.J$4]-[.F41];2)+POWER([.J$5]-[.G41];2)+POWER([.J$6]-[.H41];2))" office:value-type="float" office:value="55.0488653111986" calcext:value-type="float">
            <text:p>55,0488653111986</text:p>
          </table:table-cell>
          <table:table-cell table:formula="of:=SQRT(POWER([.K$4]-[.$B41];2)+POWER([.K$5]-[.$C41];2)+POWER([.K$6]-[.$D41];2))" office:value-type="float" office:value="29.18818026188" calcext:value-type="float">
            <text:p>29,18818026188</text:p>
          </table:table-cell>
          <table:table-cell table:formula="of:=SQRT(POWER([.L$4]-[.H41];2)+POWER([.L$5]-[.I41];2)+POWER([.L$6]-[.J41];2))" office:value-type="float" office:value="57.6856649271211" calcext:value-type="float">
            <text:p>57,6856649271211</text:p>
          </table:table-cell>
          <table:table-cell table:formula="of:=SQRT(POWER([.M$4]-[.$B41];2)+POWER([.M$5]-[.$C41];2)+POWER([.M$6]-[.$D41];2))" office:value-type="float" office:value="28.5615946683654" calcext:value-type="float">
            <text:p>28,5615946683654</text:p>
          </table:table-cell>
          <table:table-cell table:formula="of:=SQRT(POWER([.N$4]-[.J41];2)+POWER([.N$5]-[.K41];2)+POWER([.N$6]-[.L41];2))" office:value-type="float" office:value="49.5929271735793" calcext:value-type="float">
            <text:p>49,5929271735793</text:p>
          </table:table-cell>
          <table:table-cell table:formula="of:=SQRT(POWER([.O$4]-[.$B41];2)+POWER([.O$5]-[.$C41];2)+POWER([.O$6]-[.$D41];2))" office:value-type="float" office:value="20.7838916952528" calcext:value-type="float">
            <text:p>20,7838916952528</text:p>
          </table:table-cell>
          <table:table-cell table:formula="of:=SQRT(POWER([.P$4]-[.L41];2)+POWER([.P$5]-[.M41];2)+POWER([.P$6]-[.N41];2))" office:value-type="float" office:value="41.3935969158987" calcext:value-type="float">
            <text:p>41,3935969158987</text:p>
          </table:table-cell>
          <table:table-cell table:formula="of:=SQRT(POWER([.Q$4]-[.$B41];2)+POWER([.Q$5]-[.$C41];2)+POWER([.Q$6]-[.$D41];2))" office:value-type="float" office:value="20.4939151213232" calcext:value-type="float">
            <text:p>20,4939151213232</text:p>
          </table:table-cell>
          <table:table-cell table:formula="of:=SQRT(POWER([.R$4]-[.N41];2)+POWER([.R$5]-[.O41];2)+POWER([.R$6]-[.P41];2))" office:value-type="float" office:value="36.6303440758564" calcext:value-type="float">
            <text:p>36,6303440758564</text:p>
          </table:table-cell>
          <table:table-cell table:formula="of:=SQRT(POWER([.S$4]-[.$B41];2)+POWER([.S$5]-[.$C41];2)+POWER([.S$6]-[.$D41];2))" office:value-type="float" office:value="19.3346083746219" calcext:value-type="float">
            <text:p>19,3346083746219</text:p>
          </table:table-cell>
          <table:table-cell table:formula="of:=SQRT(POWER([.T$4]-[.P41];2)+POWER([.T$5]-[.Q41];2)+POWER([.T$6]-[.R41];2))" office:value-type="float" office:value="34.3911948892048" calcext:value-type="float">
            <text:p>34,3911948892048</text:p>
          </table:table-cell>
          <table:table-cell table:formula="of:=SQRT(POWER([.U$4]-[.$B41];2)+POWER([.U$5]-[.$C41];2)+POWER([.U$6]-[.$D41];2))" office:value-type="float" office:value="16.3669557645886" calcext:value-type="float">
            <text:p>16,3669557645886</text:p>
          </table:table-cell>
          <table:table-cell table:formula="of:=SQRT(POWER([.V$4]-[.R41];2)+POWER([.V$5]-[.S41];2)+POWER([.V$6]-[.T41];2))" office:value-type="float" office:value="26.1884844319176" calcext:value-type="float">
            <text:p>26,1884844319176</text:p>
          </table:table-cell>
          <table:table-cell table:formula="of:=SQRT(POWER([.W$4]-[.$B41];2)+POWER([.W$5]-[.$C41];2)+POWER([.W$6]-[.$D41];2))" office:value-type="float" office:value="14.3478457267982" calcext:value-type="float">
            <text:p>14,3478457267982</text:p>
          </table:table-cell>
          <table:table-cell table:formula="of:=SQRT(POWER([.X$4]-[.T41];2)+POWER([.X$5]-[.U41];2)+POWER([.X$6]-[.V41];2))" office:value-type="float" office:value="22.3669904941539" calcext:value-type="float">
            <text:p>22,3669904941539</text:p>
          </table:table-cell>
          <table:table-cell table:formula="of:=SQRT(POWER([.Y$4]-[.$B41];2)+POWER([.Y$5]-[.$C41];2)+POWER([.Y$6]-[.$D41];2))" office:value-type="float" office:value="15.4877025733322" calcext:value-type="float">
            <text:p>15,4877025733322</text:p>
          </table:table-cell>
          <table:table-cell table:formula="of:=SQRT(POWER([.Z$4]-[.V41];2)+POWER([.Z$5]-[.W41];2)+POWER([.Z$6]-[.X41];2))" office:value-type="float" office:value="29.3723492929708" calcext:value-type="float">
            <text:p>29,3723492929708</text:p>
          </table:table-cell>
          <table:table-cell table:formula="of:=SQRT(POWER([.AA$4]-[.$B41];2)+POWER([.AA$5]-[.$C41];2)+POWER([.AA$6]-[.$D41];2))" office:value-type="float" office:value="16.9245622986239" calcext:value-type="float">
            <text:p>16,9245622986239</text:p>
          </table:table-cell>
          <table:table-cell table:formula="of:=SQRT(POWER([.AB$4]-[.X41];2)+POWER([.AB$5]-[.Y41];2)+POWER([.AB$6]-[.Z41];2))" office:value-type="float" office:value="31.9331134012273" calcext:value-type="float">
            <text:p>31,9331134012273</text:p>
          </table:table-cell>
          <table:table-cell table:formula="of:=SQRT(POWER([.AC$4]-[.$B41];2)+POWER([.AC$5]-[.$C41];2)+POWER([.AC$6]-[.$D41];2))" office:value-type="float" office:value="4.88568326848968" calcext:value-type="float">
            <text:p>4,88568326848968</text:p>
          </table:table-cell>
          <table:table-cell table:formula="of:=SQRT(POWER([.AD$4]-[.Z41];2)+POWER([.AD$5]-[.AA41];2)+POWER([.AD$6]-[.AB41];2))" office:value-type="float" office:value="27.3290228662392" calcext:value-type="float">
            <text:p>27,3290228662392</text:p>
          </table:table-cell>
          <table:table-cell table:formula="of:=SQRT(POWER([.AE$4]-[.$B41];2)+POWER([.AE$5]-[.$C41];2)+POWER([.AE$6]-[.$D41];2))" office:value-type="float" office:value="4.20514518179813" calcext:value-type="float">
            <text:p>4,20514518179813</text:p>
          </table:table-cell>
          <table:table-cell table:formula="of:=SQRT(POWER([.AF$4]-[.AB41];2)+POWER([.AF$5]-[.AC41];2)+POWER([.AF$6]-[.AD41];2))" office:value-type="float" office:value="29.0662640528796" calcext:value-type="float">
            <text:p>29,0662640528796</text:p>
          </table:table-cell>
          <table:table-cell table:formula="of:=SQRT(POWER([.AG$4]-[.$B41];2)+POWER([.AG$5]-[.$C41];2)+POWER([.AG$6]-[.$D41];2))" office:value-type="float" office:value="5.35641848626487" calcext:value-type="float">
            <text:p>5,35641848626487</text:p>
          </table:table-cell>
          <table:table-cell table:formula="of:=SQRT(POWER([.AH$4]-[.AD41];2)+POWER([.AH$5]-[.AE41];2)+POWER([.AH$6]-[.AF41];2))" office:value-type="float" office:value="33.3093240431927" calcext:value-type="float">
            <text:p>33,3093240431927</text:p>
          </table:table-cell>
          <table:table-cell table:formula="of:=SQRT(POWER([.AI$4]-[.$B41];2)+POWER([.AI$5]-[.$C41];2)+POWER([.AI$6]-[.$D41];2))" office:value-type="float" office:value="2.48052373502049" calcext:value-type="float">
            <text:p>2,48052373502049</text:p>
          </table:table-cell>
          <table:table-cell table:formula="of:=SQRT(POWER([.AJ$4]-[.AF41];2)+POWER([.AJ$5]-[.AG41];2)+POWER([.AJ$6]-[.AH41];2))" office:value-type="float" office:value="33.8925919815666" calcext:value-type="float">
            <text:p>33,8925919815666</text:p>
          </table:table-cell>
          <table:table-cell table:formula="of:=SQRT(POWER([.AK$4]-[.$B41];2)+POWER([.AK$5]-[.$C41];2)+POWER([.AK$6]-[.$D41];2))" office:value-type="float" office:value="2.61830574990775" calcext:value-type="float">
            <text:p>2,61830574990775</text:p>
          </table:table-cell>
          <table:table-cell table:formula="of:=SQRT(POWER([.AL$4]-[.AH41];2)+POWER([.AL$5]-[.AI41];2)+POWER([.AL$6]-[.AJ41];2))" office:value-type="float" office:value="32.5438548033992" calcext:value-type="float">
            <text:p>32,5438548033992</text:p>
          </table:table-cell>
          <table:table-cell table:formula="of:=SQRT(POWER([.AM$4]-[.$B41];2)+POWER([.AM$5]-[.$C41];2)+POWER([.AM$6]-[.$D41];2))" office:value-type="float" office:value="0" calcext:value-type="float">
            <text:p>0</text:p>
          </table:table-cell>
          <table:table-cell table:formula="of:=SQRT(POWER([.AN$4]-[.AJ41];2)+POWER([.AN$5]-[.AK41];2)+POWER([.AN$6]-[.AL41];2))" office:value-type="float" office:value="33.6887469794542" calcext:value-type="float">
            <text:p>33,6887469794542</text:p>
          </table:table-cell>
          <table:table-cell table:formula="of:=SQRT(POWER([.AO$4]-[.$B41];2)+POWER([.AO$5]-[.$C41];2)+POWER([.AO$6]-[.$D41];2))" office:value-type="float" office:value="2.63749312795313" calcext:value-type="float">
            <text:p>2,63749312795313</text:p>
          </table:table-cell>
          <table:table-cell table:formula="of:=SQRT(POWER([.AP$4]-[.AL41];2)+POWER([.AP$5]-[.AM41];2)+POWER([.AP$6]-[.AN41];2))" office:value-type="float" office:value="38.0913773897175" calcext:value-type="float">
            <text:p>38,0913773897175</text:p>
          </table:table-cell>
          <table:table-cell table:formula="of:=SQRT(POWER([.AQ$4]-[.$B41];2)+POWER([.AQ$5]-[.$C41];2)+POWER([.AQ$6]-[.$D41];2))" office:value-type="float" office:value="15.3691921062885" calcext:value-type="float">
            <text:p>15,3691921062885</text:p>
          </table:table-cell>
          <table:table-cell table:formula="of:=SQRT(POWER([.AR$4]-[.AN41];2)+POWER([.AR$5]-[.AO41];2)+POWER([.AR$6]-[.AP41];2))" office:value-type="float" office:value="46.0222104984007" calcext:value-type="float">
            <text:p>46,0222104984007</text:p>
          </table:table-cell>
          <table:table-cell table:formula="of:=SQRT(POWER([.AS$4]-[.$B41];2)+POWER([.AS$5]-[.$C41];2)+POWER([.AS$6]-[.$D41];2))" office:value-type="float" office:value="17.1874903927246" calcext:value-type="float">
            <text:p>17,1874903927246</text:p>
          </table:table-cell>
          <table:table-cell table:formula="of:=SQRT(POWER([.AT$4]-[.AP41];2)+POWER([.AT$5]-[.AQ41];2)+POWER([.AT$6]-[.AR41];2))" office:value-type="float" office:value="43.0206696801793" calcext:value-type="float">
            <text:p>43,0206696801793</text:p>
          </table:table-cell>
          <table:table-cell table:formula="of:=SQRT(POWER([.AU$4]-[.$B41];2)+POWER([.AU$5]-[.$C41];2)+POWER([.AU$6]-[.$D41];2))" office:value-type="float" office:value="14.9544029971109" calcext:value-type="float">
            <text:p>14,9544029971109</text:p>
          </table:table-cell>
          <table:table-cell table:formula="of:=SQRT(POWER([.AV$4]-[.AR41];2)+POWER([.AV$5]-[.AS41];2)+POWER([.AV$6]-[.AT41];2))" office:value-type="float" office:value="37.2055176507915" calcext:value-type="float">
            <text:p>37,2055176507915</text:p>
          </table:table-cell>
          <table:table-cell table:formula="of:=SQRT(POWER([.AW$4]-[.$B41];2)+POWER([.AW$5]-[.$C41];2)+POWER([.AW$6]-[.$D41];2))" office:value-type="float" office:value="13.4537585454772" calcext:value-type="float">
            <text:p>13,4537585454772</text:p>
          </table:table-cell>
          <table:table-cell table:formula="of:=SQRT(POWER([.AX$4]-[.AT41];2)+POWER([.AX$5]-[.AU41];2)+POWER([.AX$6]-[.AV41];2))" office:value-type="float" office:value="32.5647665552985" calcext:value-type="float">
            <text:p>32,5647665552985</text:p>
          </table:table-cell>
          <table:table-cell table:formula="of:=SQRT(POWER([.AY$4]-[.$B41];2)+POWER([.AY$5]-[.$C41];2)+POWER([.AY$6]-[.$D41];2))" office:value-type="float" office:value="26.2857812895109" calcext:value-type="float">
            <text:p>26,2857812895109</text:p>
          </table:table-cell>
          <table:table-cell table:formula="of:=SQRT(POWER([.AZ$4]-[.AV41];2)+POWER([.AZ$5]-[.AW41];2)+POWER([.AZ$6]-[.AX41];2))" office:value-type="float" office:value="38.2739872387462" calcext:value-type="float">
            <text:p>38,2739872387462</text:p>
          </table:table-cell>
          <table:table-cell table:formula="of:=SQRT(POWER([.BA$4]-[.$B41];2)+POWER([.BA$5]-[.$C41];2)+POWER([.BA$6]-[.$D41];2))" office:value-type="float" office:value="28.3261475319183" calcext:value-type="float">
            <text:p>28,3261475319183</text:p>
          </table:table-cell>
          <table:table-cell table:formula="of:=SQRT(POWER([.BB$4]-[.AX41];2)+POWER([.BB$5]-[.AY41];2)+POWER([.BB$6]-[.AZ41];2))" office:value-type="float" office:value="36.1453803711517" calcext:value-type="float">
            <text:p>36,1453803711517</text:p>
          </table:table-cell>
          <table:table-cell table:formula="of:=SQRT(POWER([.BC$4]-[.$B41];2)+POWER([.BC$5]-[.$C41];2)+POWER([.BC$6]-[.$D41];2))" office:value-type="float" office:value="27.1054486957881" calcext:value-type="float">
            <text:p>27,1054486957881</text:p>
          </table:table-cell>
          <table:table-cell table:formula="of:=SQRT(POWER([.BD$4]-[.AZ41];2)+POWER([.BD$5]-[.BA41];2)+POWER([.BD$6]-[.BB41];2))" office:value-type="float" office:value="30.2420940243458" calcext:value-type="float">
            <text:p>30,2420940243458</text:p>
          </table:table-cell>
          <table:table-cell table:formula="of:=SQRT(POWER([.BE$4]-[.$B41];2)+POWER([.BE$5]-[.$C41];2)+POWER([.BE$6]-[.$D41];2))" office:value-type="float" office:value="27.4085639536259" calcext:value-type="float">
            <text:p>27,4085639536259</text:p>
          </table:table-cell>
          <table:table-cell table:formula="of:=SQRT(POWER([.BF$4]-[.BB41];2)+POWER([.BF$5]-[.BC41];2)+POWER([.BF$6]-[.BD41];2))" office:value-type="float" office:value="26.5373708220199" calcext:value-type="float">
            <text:p>26,5373708220199</text:p>
          </table:table-cell>
          <table:table-cell table:formula="of:=SQRT(POWER([.BG$4]-[.$B41];2)+POWER([.BG$5]-[.$C41];2)+POWER([.BG$6]-[.$D41];2))" office:value-type="float" office:value="28.1814525175691" calcext:value-type="float">
            <text:p>28,1814525175691</text:p>
          </table:table-cell>
          <table:table-cell table:formula="of:=SQRT(POWER([.BH$4]-[.BD41];2)+POWER([.BH$5]-[.BE41];2)+POWER([.BH$6]-[.BF41];2))" office:value-type="float" office:value="23.1026965941366" calcext:value-type="float">
            <text:p>23,1026965941366</text:p>
          </table:table-cell>
          <table:table-cell table:formula="of:=SQRT(POWER([.BI$4]-[.$B41];2)+POWER([.BI$5]-[.$C41];2)+POWER([.BI$6]-[.$D41];2))" office:value-type="float" office:value="29.4231745737947" calcext:value-type="float">
            <text:p>29,4231745737947</text:p>
          </table:table-cell>
          <table:table-cell table:formula="of:=SQRT(POWER([.BJ$4]-[.BF41];2)+POWER([.BJ$5]-[.BG41];2)+POWER([.BJ$6]-[.BH41];2))" office:value-type="float" office:value="19.1452781567829" calcext:value-type="float">
            <text:p>19,1452781567829</text:p>
          </table:table-cell>
          <table:table-cell table:formula="of:=SQRT(POWER([.BK$4]-[.$B41];2)+POWER([.BK$5]-[.$C41];2)+POWER([.BK$6]-[.$D41];2))" office:value-type="float" office:value="27.9819381208665" calcext:value-type="float">
            <text:p>27,9819381208665</text:p>
          </table:table-cell>
          <table:table-cell table:formula="of:=SQRT(POWER([.BL$4]-[.BH41];2)+POWER([.BL$5]-[.BI41];2)+POWER([.BL$6]-[.BJ41];2))" office:value-type="float" office:value="15.3240232170444" calcext:value-type="float">
            <text:p>15,3240232170444</text:p>
          </table:table-cell>
          <table:table-cell table:formula="of:=SQRT(POWER([.BM$4]-[.$B41];2)+POWER([.BM$5]-[.$C41];2)+POWER([.BM$6]-[.$D41];2))" office:value-type="float" office:value="25.8367262051522" calcext:value-type="float">
            <text:p>25,8367262051522</text:p>
          </table:table-cell>
          <table:table-cell table:formula="of:=SQRT(POWER([.BN$4]-[.BJ41];2)+POWER([.BN$5]-[.BK41];2)+POWER([.BN$6]-[.BL41];2))" office:value-type="float" office:value="19.1666893181433" calcext:value-type="float">
            <text:p>19,1666893181433</text:p>
          </table:table-cell>
          <table:table-cell table:formula="of:=SQRT(POWER([.BO$4]-[.$B41];2)+POWER([.BO$5]-[.$C41];2)+POWER([.BO$6]-[.$D41];2))" office:value-type="float" office:value="26.2420290755117" calcext:value-type="float">
            <text:p>26,2420290755117</text:p>
          </table:table-cell>
          <table:table-cell table:formula="of:=SQRT(POWER([.BP$4]-[.BL41];2)+POWER([.BP$5]-[.BM41];2)+POWER([.BP$6]-[.BN41];2))" office:value-type="float" office:value="20.2501125822527" calcext:value-type="float">
            <text:p>20,2501125822527</text:p>
          </table:table-cell>
          <table:table-cell table:formula="of:=SQRT(POWER([.BQ$4]-[.$B41];2)+POWER([.BQ$5]-[.$C41];2)+POWER([.BQ$6]-[.$D41];2))" office:value-type="float" office:value="27.9948435609131" calcext:value-type="float">
            <text:p>27,9948435609131</text:p>
          </table:table-cell>
          <table:table-cell table:formula="of:=SQRT(POWER([.BR$4]-[.BN41];2)+POWER([.BR$5]-[.BO41];2)+POWER([.BR$6]-[.BP41];2))" office:value-type="float" office:value="17.1188222184692" calcext:value-type="float">
            <text:p>17,1188222184692</text:p>
          </table:table-cell>
          <table:table-cell table:formula="of:=SQRT(POWER([.BS$4]-[.$B41];2)+POWER([.BS$5]-[.$C41];2)+POWER([.BS$6]-[.$D41];2))" office:value-type="float" office:value="28.560579178301" calcext:value-type="float">
            <text:p>28,560579178301</text:p>
          </table:table-cell>
          <table:table-cell table:formula="of:=SQRT(POWER([.BT$4]-[.BP41];2)+POWER([.BT$5]-[.BQ41];2)+POWER([.BT$6]-[.BR41];2))" office:value-type="float" office:value="12.4378151074764" calcext:value-type="float">
            <text:p>12,4378151074764</text:p>
          </table:table-cell>
          <table:table-cell table:formula="of:=SQRT(POWER([.BU$4]-[.$B41];2)+POWER([.BU$5]-[.$C41];2)+POWER([.BU$6]-[.$D41];2))" office:value-type="float" office:value="27.8873076147555" calcext:value-type="float">
            <text:p>27,8873076147555</text:p>
          </table:table-cell>
          <table:table-cell table:formula="of:=SQRT(POWER([.BV$4]-[.BR41];2)+POWER([.BV$5]-[.BS41];2)+POWER([.BV$6]-[.BT41];2))" office:value-type="float" office:value="10.9545117104838" calcext:value-type="float">
            <text:p>10,9545117104838</text:p>
          </table:table-cell>
          <table:table-cell table:formula="of:=SQRT(POWER([.BW$4]-[.$B41];2)+POWER([.BW$5]-[.$C41];2)+POWER([.BW$6]-[.$D41];2))" office:value-type="float" office:value="24.5429449333204" calcext:value-type="float">
            <text:p>24,5429449333204</text:p>
          </table:table-cell>
          <table:table-cell table:formula="of:=SQRT(POWER([.BX$4]-[.BT41];2)+POWER([.BX$5]-[.BU41];2)+POWER([.BX$6]-[.BV41];2))" office:value-type="float" office:value="24.6694987520671" calcext:value-type="float">
            <text:p>24,6694987520671</text:p>
          </table:table-cell>
          <table:table-cell table:formula="of:=SQRT(POWER([.BY$4]-[.$B41];2)+POWER([.BY$5]-[.$C41];2)+POWER([.BY$6]-[.$D41];2))" office:value-type="float" office:value="22.9297919310228" calcext:value-type="float">
            <text:p>22,9297919310228</text:p>
          </table:table-cell>
          <table:table-cell table:formula="of:=SQRT(POWER([.BZ$4]-[.BV41];2)+POWER([.BZ$5]-[.BW41];2)+POWER([.BZ$6]-[.BX41];2))" office:value-type="float" office:value="31.0169269371551" calcext:value-type="float">
            <text:p>31,0169269371551</text:p>
          </table:table-cell>
          <table:table-cell table:formula="of:=SQRT(POWER([.CA$4]-[.$B41];2)+POWER([.CA$5]-[.$C41];2)+POWER([.CA$6]-[.$D41];2))" office:value-type="float" office:value="22.7409101400977" calcext:value-type="float">
            <text:p>22,7409101400977</text:p>
          </table:table-cell>
          <table:table-cell table:formula="of:=SQRT(POWER([.CB$4]-[.BX41];2)+POWER([.CB$5]-[.BY41];2)+POWER([.CB$6]-[.BZ41];2))" office:value-type="float" office:value="27.3563682476099" calcext:value-type="float">
            <text:p>27,3563682476099</text:p>
          </table:table-cell>
          <table:table-cell table:formula="of:=SQRT(POWER([.CC$4]-[.$B41];2)+POWER([.CC$5]-[.$C41];2)+POWER([.CC$6]-[.$D41];2))" office:value-type="float" office:value="24.1280378398244" calcext:value-type="float">
            <text:p>24,1280378398244</text:p>
          </table:table-cell>
          <table:table-cell table:formula="of:=SQRT(POWER([.CD$4]-[.BZ41];2)+POWER([.CD$5]-[.CA41];2)+POWER([.CD$6]-[.CB41];2))" office:value-type="float" office:value="24.2026334479209" calcext:value-type="float">
            <text:p>24,2026334479209</text:p>
          </table:table-cell>
          <table:table-cell table:formula="of:=SQRT(POWER([.CE$4]-[.$B41];2)+POWER([.CE$5]-[.$C41];2)+POWER([.CE$6]-[.$D41];2))" office:value-type="float" office:value="25.0722486027879" calcext:value-type="float">
            <text:p>25,0722486027879</text:p>
          </table:table-cell>
          <table:table-cell table:formula="of:=SQRT(POWER([.CF$4]-[.CB41];2)+POWER([.CF$5]-[.CC41];2)+POWER([.CF$6]-[.CD41];2))" office:value-type="float" office:value="22.6273584131982" calcext:value-type="float">
            <text:p>22,6273584131982</text:p>
          </table:table-cell>
          <table:table-cell table:formula="of:=SQRT(POWER([.CG$4]-[.$B41];2)+POWER([.CG$5]-[.$C41];2)+POWER([.CG$6]-[.$D41];2))" office:value-type="float" office:value="25.2944260460679" calcext:value-type="float">
            <text:p>25,2944260460679</text:p>
          </table:table-cell>
          <table:table-cell table:formula="of:=SQRT(POWER([.CH$4]-[.CD41];2)+POWER([.CH$5]-[.CE41];2)+POWER([.CH$6]-[.CF41];2))" office:value-type="float" office:value="21.8461736314514" calcext:value-type="float">
            <text:p>21,8461736314514</text:p>
          </table:table-cell>
          <table:table-cell table:formula="of:=SQRT(POWER([.CI$4]-[.$B41];2)+POWER([.CI$5]-[.$C41];2)+POWER([.CI$6]-[.$D41];2))" office:value-type="float" office:value="23.1072089400689" calcext:value-type="float">
            <text:p>23,1072089400689</text:p>
          </table:table-cell>
          <table:table-cell table:formula="of:=SQRT(POWER([.CJ$4]-[.CF41];2)+POWER([.CJ$5]-[.CG41];2)+POWER([.CJ$6]-[.CH41];2))" office:value-type="float" office:value="23.5394490139606" calcext:value-type="float">
            <text:p>23,5394490139606</text:p>
          </table:table-cell>
          <table:table-cell table:formula="of:=SQRT(POWER([.CK$4]-[.CG41];2)+POWER([.CK$5]-[.CH41];2)+POWER([.CK$6]-[.CI41];2))" office:value-type="float" office:value="25.6102140844249" calcext:value-type="float">
            <text:p>25,6102140844249</text:p>
          </table:table-cell>
          <table:table-cell table:formula="of:=SQRT(POWER([.CL$4]-[.$B41];2)+POWER([.CL$5]-[.$C41];2)+POWER([.CL$6]-[.$D41];2))" office:value-type="float" office:value="21.3152621377266" calcext:value-type="float">
            <text:p>21,3152621377266</text:p>
          </table:table-cell>
          <table:table-cell table:formula="of:=SQRT(POWER([.CM$4]-[.CI41];2)+POWER([.CM$5]-[.CJ41];2)+POWER([.CM$6]-[.CK41];2))" office:value-type="float" office:value="27.684293037703" calcext:value-type="float">
            <text:p>27,684293037703</text:p>
          </table:table-cell>
          <table:table-cell table:formula="of:=SQRT(POWER([.CN$4]-[.$B41];2)+POWER([.CN$5]-[.$C41];2)+POWER([.CN$6]-[.$D41];2))" office:value-type="float" office:value="24.801140054441" calcext:value-type="float">
            <text:p>24,801140054441</text:p>
          </table:table-cell>
          <table:table-cell table:formula="of:=SQRT(POWER([.CO$4]-[.CK41];2)+POWER([.CO$5]-[.CL41];2)+POWER([.CO$6]-[.CM41];2))" office:value-type="float" office:value="28.4241657073897" calcext:value-type="float">
            <text:p>28,4241657073897</text:p>
          </table:table-cell>
          <table:table-cell table:formula="of:=SQRT(POWER([.CP$4]-[.$B41];2)+POWER([.CP$5]-[.$C41];2)+POWER([.CP$6]-[.$D41];2))" office:value-type="float" office:value="25.9042580283628" calcext:value-type="float">
            <text:p>25,9042580283628</text:p>
          </table:table-cell>
          <table:table-cell table:formula="of:=SQRT(POWER([.CQ$4]-[.CM41];2)+POWER([.CQ$5]-[.CN41];2)+POWER([.CQ$6]-[.CO41];2))" office:value-type="float" office:value="26.5761861884491" calcext:value-type="float">
            <text:p>26,5761861884491</text:p>
          </table:table-cell>
          <table:table-cell table:formula="of:=SQRT(POWER([.CR$4]-[.$B41];2)+POWER([.CR$5]-[.$C41];2)+POWER([.CR$6]-[.$D41];2))" office:value-type="float" office:value="26.9096133937298" calcext:value-type="float">
            <text:p>26,9096133937298</text:p>
          </table:table-cell>
          <table:table-cell table:formula="of:=SQRT(POWER([.CS$4]-[.CO41];2)+POWER([.CS$5]-[.CP41];2)+POWER([.CS$6]-[.CQ41];2))" office:value-type="float" office:value="24.5398628659152" calcext:value-type="float">
            <text:p>24,5398628659152</text:p>
          </table:table-cell>
          <table:table-cell table:formula="of:=SQRT(POWER([.CT$4]-[.CP41];2)+POWER([.CT$5]-[.CQ41];2)+POWER([.CT$6]-[.CR41];2))" office:value-type="float" office:value="24.7276594414574" calcext:value-type="float">
            <text:p>24,7276594414574</text:p>
          </table:table-cell>
          <table:table-cell table:formula="of:=SQRT(POWER([.CU$4]-[.$B41];2)+POWER([.CU$5]-[.$C41];2)+POWER([.CU$6]-[.$D41];2))" office:value-type="float" office:value="20.5995467425863" calcext:value-type="float">
            <text:p>20,5995467425863</text:p>
          </table:table-cell>
          <table:table-cell table:formula="of:=SQRT(POWER([.CV$4]-[.CR41];2)+POWER([.CV$5]-[.CS41];2)+POWER([.CV$6]-[.CT41];2))" office:value-type="float" office:value="25.2854110680857" calcext:value-type="float">
            <text:p>25,2854110680857</text:p>
          </table:table-cell>
          <table:table-cell table:formula="of:=SQRT(POWER([.CW$4]-[.$B41];2)+POWER([.CW$5]-[.$C41];2)+POWER([.CW$6]-[.$D41];2))" office:value-type="float" office:value="20.4296664681536" calcext:value-type="float">
            <text:p>20,4296664681536</text:p>
          </table:table-cell>
          <table:table-cell table:formula="of:=SQRT(POWER([.CX$4]-[.CT41];2)+POWER([.CX$5]-[.CU41];2)+POWER([.CX$6]-[.CV41];2))" office:value-type="float" office:value="30.4902944298402" calcext:value-type="float">
            <text:p>30,4902944298402</text:p>
          </table:table-cell>
          <table:table-cell table:formula="of:=SQRT(POWER([.CY$4]-[.$B41];2)+POWER([.CY$5]-[.$C41];2)+POWER([.CY$6]-[.$D41];2))" office:value-type="float" office:value="18.3901191404515" calcext:value-type="float">
            <text:p>18,3901191404515</text:p>
          </table:table-cell>
          <table:table-cell table:formula="of:=SQRT(POWER([.CZ$4]-[.$B41];2)+POWER([.CZ$5]-[.$C41];2)+POWER([.CZ$6]-[.$D41];2))" office:value-type="float" office:value="17.4561082432483" calcext:value-type="float">
            <text:p>17,4561082432483</text:p>
          </table:table-cell>
          <table:table-cell table:formula="of:=SQRT(POWER([.DA$4]-[.$B41];2)+POWER([.DA$5]-[.$C41];2)+POWER([.DA$6]-[.$D41];2))" office:value-type="float" office:value="16.2986792716465" calcext:value-type="float">
            <text:p>16,2986792716465</text:p>
          </table:table-cell>
          <table:table-cell table:formula="of:=SQRT(POWER([.DB$4]-[.$B41];2)+POWER([.DB$5]-[.$C41];2)+POWER([.DB$6]-[.$D41];2))" office:value-type="float" office:value="16.9491576191857" calcext:value-type="float">
            <text:p>16,9491576191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.135" calcext:value-type="float">
            <text:p>53,135</text:p>
          </table:table-cell>
          <table:table-cell office:value-type="float" office:value="22.482" calcext:value-type="float">
            <text:p>22,482</text:p>
          </table:table-cell>
          <table:table-cell office:value-type="float" office:value="13.306" calcext:value-type="float">
            <text:p>13,306</text:p>
          </table:table-cell>
          <table:table-cell/>
          <table:table-cell table:formula="of:=SQRT(POWER([.F$4]-[.B42];2)+POWER([.F$5]-[.C42];2)+POWER([.F$6]-[.D42];2))" office:value-type="float" office:value="29.6665928107695" calcext:value-type="float">
            <text:p>29,6665928107695</text:p>
          </table:table-cell>
          <table:table-cell table:formula="of:=SQRT(POWER([.G$4]-[.$B42];2)+POWER([.G$5]-[.$C42];2)+POWER([.G$6]-[.$D42];2))" office:value-type="float" office:value="30.2076971813477" calcext:value-type="float">
            <text:p>30,2076971813477</text:p>
          </table:table-cell>
          <table:table-cell table:formula="of:=SQRT(POWER([.H$4]-[.D42];2)+POWER([.H$5]-[.E42];2)+POWER([.H$6]-[.F42];2))" office:value-type="float" office:value="55.7181539625051" calcext:value-type="float">
            <text:p>55,7181539625051</text:p>
          </table:table-cell>
          <table:table-cell table:formula="of:=SQRT(POWER([.I$4]-[.$B42];2)+POWER([.I$5]-[.$C42];2)+POWER([.I$6]-[.$D42];2))" office:value-type="float" office:value="30.223946284362" calcext:value-type="float">
            <text:p>30,223946284362</text:p>
          </table:table-cell>
          <table:table-cell table:formula="of:=SQRT(POWER([.J$4]-[.F42];2)+POWER([.J$5]-[.G42];2)+POWER([.J$6]-[.H42];2))" office:value-type="float" office:value="55.5143327617161" calcext:value-type="float">
            <text:p>55,5143327617161</text:p>
          </table:table-cell>
          <table:table-cell table:formula="of:=SQRT(POWER([.K$4]-[.$B42];2)+POWER([.K$5]-[.$C42];2)+POWER([.K$6]-[.$D42];2))" office:value-type="float" office:value="29.9947843132769" calcext:value-type="float">
            <text:p>29,9947843132769</text:p>
          </table:table-cell>
          <table:table-cell table:formula="of:=SQRT(POWER([.L$4]-[.H42];2)+POWER([.L$5]-[.I42];2)+POWER([.L$6]-[.J42];2))" office:value-type="float" office:value="58.207889542737" calcext:value-type="float">
            <text:p>58,207889542737</text:p>
          </table:table-cell>
          <table:table-cell table:formula="of:=SQRT(POWER([.M$4]-[.$B42];2)+POWER([.M$5]-[.$C42];2)+POWER([.M$6]-[.$D42];2))" office:value-type="float" office:value="29.3350009544912" calcext:value-type="float">
            <text:p>29,3350009544912</text:p>
          </table:table-cell>
          <table:table-cell table:formula="of:=SQRT(POWER([.N$4]-[.J42];2)+POWER([.N$5]-[.K42];2)+POWER([.N$6]-[.L42];2))" office:value-type="float" office:value="49.9798283895863" calcext:value-type="float">
            <text:p>49,9798283895863</text:p>
          </table:table-cell>
          <table:table-cell table:formula="of:=SQRT(POWER([.O$4]-[.$B42];2)+POWER([.O$5]-[.$C42];2)+POWER([.O$6]-[.$D42];2))" office:value-type="float" office:value="22.0483618212329" calcext:value-type="float">
            <text:p>22,0483618212329</text:p>
          </table:table-cell>
          <table:table-cell table:formula="of:=SQRT(POWER([.P$4]-[.L42];2)+POWER([.P$5]-[.M42];2)+POWER([.P$6]-[.N42];2))" office:value-type="float" office:value="41.7006384464284" calcext:value-type="float">
            <text:p>41,7006384464284</text:p>
          </table:table-cell>
          <table:table-cell table:formula="of:=SQRT(POWER([.Q$4]-[.$B42];2)+POWER([.Q$5]-[.$C42];2)+POWER([.Q$6]-[.$D42];2))" office:value-type="float" office:value="21.8506829641547" calcext:value-type="float">
            <text:p>21,8506829641547</text:p>
          </table:table-cell>
          <table:table-cell table:formula="of:=SQRT(POWER([.R$4]-[.N42];2)+POWER([.R$5]-[.O42];2)+POWER([.R$6]-[.P42];2))" office:value-type="float" office:value="36.1911895450824" calcext:value-type="float">
            <text:p>36,1911895450824</text:p>
          </table:table-cell>
          <table:table-cell table:formula="of:=SQRT(POWER([.S$4]-[.$B42];2)+POWER([.S$5]-[.$C42];2)+POWER([.S$6]-[.$D42];2))" office:value-type="float" office:value="20.6118052581524" calcext:value-type="float">
            <text:p>20,6118052581524</text:p>
          </table:table-cell>
          <table:table-cell table:formula="of:=SQRT(POWER([.T$4]-[.P42];2)+POWER([.T$5]-[.Q42];2)+POWER([.T$6]-[.R42];2))" office:value-type="float" office:value="33.1339909654269" calcext:value-type="float">
            <text:p>33,1339909654269</text:p>
          </table:table-cell>
          <table:table-cell table:formula="of:=SQRT(POWER([.U$4]-[.$B42];2)+POWER([.U$5]-[.$C42];2)+POWER([.U$6]-[.$D42];2))" office:value-type="float" office:value="17.7729477014928" calcext:value-type="float">
            <text:p>17,7729477014928</text:p>
          </table:table-cell>
          <table:table-cell table:formula="of:=SQRT(POWER([.V$4]-[.R42];2)+POWER([.V$5]-[.S42];2)+POWER([.V$6]-[.T42];2))" office:value-type="float" office:value="24.6171654656739" calcext:value-type="float">
            <text:p>24,6171654656739</text:p>
          </table:table-cell>
          <table:table-cell table:formula="of:=SQRT(POWER([.W$4]-[.$B42];2)+POWER([.W$5]-[.$C42];2)+POWER([.W$6]-[.$D42];2))" office:value-type="float" office:value="15.7795416283237" calcext:value-type="float">
            <text:p>15,7795416283237</text:p>
          </table:table-cell>
          <table:table-cell table:formula="of:=SQRT(POWER([.X$4]-[.T42];2)+POWER([.X$5]-[.U42];2)+POWER([.X$6]-[.V42];2))" office:value-type="float" office:value="21.0415207233789" calcext:value-type="float">
            <text:p>21,0415207233789</text:p>
          </table:table-cell>
          <table:table-cell table:formula="of:=SQRT(POWER([.Y$4]-[.$B42];2)+POWER([.Y$5]-[.$C42];2)+POWER([.Y$6]-[.$D42];2))" office:value-type="float" office:value="16.9782365986577" calcext:value-type="float">
            <text:p>16,9782365986577</text:p>
          </table:table-cell>
          <table:table-cell table:formula="of:=SQRT(POWER([.Z$4]-[.V42];2)+POWER([.Z$5]-[.W42];2)+POWER([.Z$6]-[.X42];2))" office:value-type="float" office:value="29.2600625392244" calcext:value-type="float">
            <text:p>29,2600625392244</text:p>
          </table:table-cell>
          <table:table-cell table:formula="of:=SQRT(POWER([.AA$4]-[.$B42];2)+POWER([.AA$5]-[.$C42];2)+POWER([.AA$6]-[.$D42];2))" office:value-type="float" office:value="18.4271275026793" calcext:value-type="float">
            <text:p>18,4271275026793</text:p>
          </table:table-cell>
          <table:table-cell table:formula="of:=SQRT(POWER([.AB$4]-[.X42];2)+POWER([.AB$5]-[.Y42];2)+POWER([.AB$6]-[.Z42];2))" office:value-type="float" office:value="32.5404318403005" calcext:value-type="float">
            <text:p>32,5404318403005</text:p>
          </table:table-cell>
          <table:table-cell table:formula="of:=SQRT(POWER([.AC$4]-[.$B42];2)+POWER([.AC$5]-[.$C42];2)+POWER([.AC$6]-[.$D42];2))" office:value-type="float" office:value="5.49817824374583" calcext:value-type="float">
            <text:p>5,49817824374583</text:p>
          </table:table-cell>
          <table:table-cell table:formula="of:=SQRT(POWER([.AD$4]-[.Z42];2)+POWER([.AD$5]-[.AA42];2)+POWER([.AD$6]-[.AB42];2))" office:value-type="float" office:value="27.5277114376233" calcext:value-type="float">
            <text:p>27,5277114376233</text:p>
          </table:table-cell>
          <table:table-cell table:formula="of:=SQRT(POWER([.AE$4]-[.$B42];2)+POWER([.AE$5]-[.$C42];2)+POWER([.AE$6]-[.$D42];2))" office:value-type="float" office:value="4.77773262123363" calcext:value-type="float">
            <text:p>4,77773262123363</text:p>
          </table:table-cell>
          <table:table-cell table:formula="of:=SQRT(POWER([.AF$4]-[.AB42];2)+POWER([.AF$5]-[.AC42];2)+POWER([.AF$6]-[.AD42];2))" office:value-type="float" office:value="28.4673722550132" calcext:value-type="float">
            <text:p>28,4673722550132</text:p>
          </table:table-cell>
          <table:table-cell table:formula="of:=SQRT(POWER([.AG$4]-[.$B42];2)+POWER([.AG$5]-[.$C42];2)+POWER([.AG$6]-[.$D42];2))" office:value-type="float" office:value="5.17304533133047" calcext:value-type="float">
            <text:p>5,17304533133047</text:p>
          </table:table-cell>
          <table:table-cell table:formula="of:=SQRT(POWER([.AH$4]-[.AD42];2)+POWER([.AH$5]-[.AE42];2)+POWER([.AH$6]-[.AF42];2))" office:value-type="float" office:value="32.5254218746055" calcext:value-type="float">
            <text:p>32,5254218746055</text:p>
          </table:table-cell>
          <table:table-cell table:formula="of:=SQRT(POWER([.AI$4]-[.$B42];2)+POWER([.AI$5]-[.$C42];2)+POWER([.AI$6]-[.$D42];2))" office:value-type="float" office:value="3.38442240271512" calcext:value-type="float">
            <text:p>3,38442240271512</text:p>
          </table:table-cell>
          <table:table-cell table:formula="of:=SQRT(POWER([.AJ$4]-[.AF42];2)+POWER([.AJ$5]-[.AG42];2)+POWER([.AJ$6]-[.AH42];2))" office:value-type="float" office:value="33.9627926065116" calcext:value-type="float">
            <text:p>33,9627926065116</text:p>
          </table:table-cell>
          <table:table-cell table:formula="of:=SQRT(POWER([.AK$4]-[.$B42];2)+POWER([.AK$5]-[.$C42];2)+POWER([.AK$6]-[.$D42];2))" office:value-type="float" office:value="3.95949415961181" calcext:value-type="float">
            <text:p>3,95949415961181</text:p>
          </table:table-cell>
          <table:table-cell table:formula="of:=SQRT(POWER([.AL$4]-[.AH42];2)+POWER([.AL$5]-[.AI42];2)+POWER([.AL$6]-[.AJ42];2))" office:value-type="float" office:value="32.4540855810407" calcext:value-type="float">
            <text:p>32,4540855810407</text:p>
          </table:table-cell>
          <table:table-cell table:formula="of:=SQRT(POWER([.AM$4]-[.$B42];2)+POWER([.AM$5]-[.$C42];2)+POWER([.AM$6]-[.$D42];2))" office:value-type="float" office:value="1.58042937203787" calcext:value-type="float">
            <text:p>1,58042937203787</text:p>
          </table:table-cell>
          <table:table-cell table:formula="of:=SQRT(POWER([.AN$4]-[.AJ42];2)+POWER([.AN$5]-[.AK42];2)+POWER([.AN$6]-[.AL42];2))" office:value-type="float" office:value="32.8223390446964" calcext:value-type="float">
            <text:p>32,8223390446964</text:p>
          </table:table-cell>
          <table:table-cell table:formula="of:=SQRT(POWER([.AO$4]-[.$B42];2)+POWER([.AO$5]-[.$C42];2)+POWER([.AO$6]-[.$D42];2))" office:value-type="float" office:value="1.51624569249182" calcext:value-type="float">
            <text:p>1,51624569249182</text:p>
          </table:table-cell>
          <table:table-cell table:formula="of:=SQRT(POWER([.AP$4]-[.AL42];2)+POWER([.AP$5]-[.AM42];2)+POWER([.AP$6]-[.AN42];2))" office:value-type="float" office:value="36.7265587046471" calcext:value-type="float">
            <text:p>36,7265587046471</text:p>
          </table:table-cell>
          <table:table-cell table:formula="of:=SQRT(POWER([.AQ$4]-[.$B42];2)+POWER([.AQ$5]-[.$C42];2)+POWER([.AQ$6]-[.$D42];2))" office:value-type="float" office:value="16.5818727832534" calcext:value-type="float">
            <text:p>16,5818727832534</text:p>
          </table:table-cell>
          <table:table-cell table:formula="of:=SQRT(POWER([.AR$4]-[.AN42];2)+POWER([.AR$5]-[.AO42];2)+POWER([.AR$6]-[.AP42];2))" office:value-type="float" office:value="46.31120648186" calcext:value-type="float">
            <text:p>46,31120648186</text:p>
          </table:table-cell>
          <table:table-cell table:formula="of:=SQRT(POWER([.AS$4]-[.$B42];2)+POWER([.AS$5]-[.$C42];2)+POWER([.AS$6]-[.$D42];2))" office:value-type="float" office:value="18.3054220656067" calcext:value-type="float">
            <text:p>18,3054220656067</text:p>
          </table:table-cell>
          <table:table-cell table:formula="of:=SQRT(POWER([.AT$4]-[.AP42];2)+POWER([.AT$5]-[.AQ42];2)+POWER([.AT$6]-[.AR42];2))" office:value-type="float" office:value="42.8273433565239" calcext:value-type="float">
            <text:p>42,8273433565239</text:p>
          </table:table-cell>
          <table:table-cell table:formula="of:=SQRT(POWER([.AU$4]-[.$B42];2)+POWER([.AU$5]-[.$C42];2)+POWER([.AU$6]-[.$D42];2))" office:value-type="float" office:value="16.0503824876543" calcext:value-type="float">
            <text:p>16,0503824876543</text:p>
          </table:table-cell>
          <table:table-cell table:formula="of:=SQRT(POWER([.AV$4]-[.AR42];2)+POWER([.AV$5]-[.AS42];2)+POWER([.AV$6]-[.AT42];2))" office:value-type="float" office:value="36.506311756223" calcext:value-type="float">
            <text:p>36,506311756223</text:p>
          </table:table-cell>
          <table:table-cell table:formula="of:=SQRT(POWER([.AW$4]-[.$B42];2)+POWER([.AW$5]-[.$C42];2)+POWER([.AW$6]-[.$D42];2))" office:value-type="float" office:value="14.5353615022125" calcext:value-type="float">
            <text:p>14,5353615022125</text:p>
          </table:table-cell>
          <table:table-cell table:formula="of:=SQRT(POWER([.AX$4]-[.AT42];2)+POWER([.AX$5]-[.AU42];2)+POWER([.AX$6]-[.AV42];2))" office:value-type="float" office:value="31.3539306583173" calcext:value-type="float">
            <text:p>31,3539306583173</text:p>
          </table:table-cell>
          <table:table-cell table:formula="of:=SQRT(POWER([.AY$4]-[.$B42];2)+POWER([.AY$5]-[.$C42];2)+POWER([.AY$6]-[.$D42];2))" office:value-type="float" office:value="27.3879424747461" calcext:value-type="float">
            <text:p>27,3879424747461</text:p>
          </table:table-cell>
          <table:table-cell table:formula="of:=SQRT(POWER([.AZ$4]-[.AV42];2)+POWER([.AZ$5]-[.AW42];2)+POWER([.AZ$6]-[.AX42];2))" office:value-type="float" office:value="36.6316958096215" calcext:value-type="float">
            <text:p>36,6316958096215</text:p>
          </table:table-cell>
          <table:table-cell table:formula="of:=SQRT(POWER([.BA$4]-[.$B42];2)+POWER([.BA$5]-[.$C42];2)+POWER([.BA$6]-[.$D42];2))" office:value-type="float" office:value="29.4349349413244" calcext:value-type="float">
            <text:p>29,4349349413244</text:p>
          </table:table-cell>
          <table:table-cell table:formula="of:=SQRT(POWER([.BB$4]-[.AX42];2)+POWER([.BB$5]-[.AY42];2)+POWER([.BB$6]-[.AZ42];2))" office:value-type="float" office:value="34.2247479043935" calcext:value-type="float">
            <text:p>34,2247479043935</text:p>
          </table:table-cell>
          <table:table-cell table:formula="of:=SQRT(POWER([.BC$4]-[.$B42];2)+POWER([.BC$5]-[.$C42];2)+POWER([.BC$6]-[.$D42];2))" office:value-type="float" office:value="28.2945015506547" calcext:value-type="float">
            <text:p>28,2945015506547</text:p>
          </table:table-cell>
          <table:table-cell table:formula="of:=SQRT(POWER([.BD$4]-[.AZ42];2)+POWER([.BD$5]-[.BA42];2)+POWER([.BD$6]-[.BB42];2))" office:value-type="float" office:value="27.8210453428943" calcext:value-type="float">
            <text:p>27,8210453428943</text:p>
          </table:table-cell>
          <table:table-cell table:formula="of:=SQRT(POWER([.BE$4]-[.$B42];2)+POWER([.BE$5]-[.$C42];2)+POWER([.BE$6]-[.$D42];2))" office:value-type="float" office:value="28.6335485226683" calcext:value-type="float">
            <text:p>28,6335485226683</text:p>
          </table:table-cell>
          <table:table-cell table:formula="of:=SQRT(POWER([.BF$4]-[.BB42];2)+POWER([.BF$5]-[.BC42];2)+POWER([.BF$6]-[.BD42];2))" office:value-type="float" office:value="23.8069974876796" calcext:value-type="float">
            <text:p>23,8069974876796</text:p>
          </table:table-cell>
          <table:table-cell table:formula="of:=SQRT(POWER([.BG$4]-[.$B42];2)+POWER([.BG$5]-[.$C42];2)+POWER([.BG$6]-[.$D42];2))" office:value-type="float" office:value="29.4259605620615" calcext:value-type="float">
            <text:p>29,4259605620615</text:p>
          </table:table-cell>
          <table:table-cell table:formula="of:=SQRT(POWER([.BH$4]-[.BD42];2)+POWER([.BH$5]-[.BE42];2)+POWER([.BH$6]-[.BF42];2))" office:value-type="float" office:value="20.7876445867906" calcext:value-type="float">
            <text:p>20,7876445867906</text:p>
          </table:table-cell>
          <table:table-cell table:formula="of:=SQRT(POWER([.BI$4]-[.$B42];2)+POWER([.BI$5]-[.$C42];2)+POWER([.BI$6]-[.$D42];2))" office:value-type="float" office:value="30.6829304174161" calcext:value-type="float">
            <text:p>30,6829304174161</text:p>
          </table:table-cell>
          <table:table-cell table:formula="of:=SQRT(POWER([.BJ$4]-[.BF42];2)+POWER([.BJ$5]-[.BG42];2)+POWER([.BJ$6]-[.BH42];2))" office:value-type="float" office:value="17.7431718848513" calcext:value-type="float">
            <text:p>17,7431718848513</text:p>
          </table:table-cell>
          <table:table-cell table:formula="of:=SQRT(POWER([.BK$4]-[.$B42];2)+POWER([.BK$5]-[.$C42];2)+POWER([.BK$6]-[.$D42];2))" office:value-type="float" office:value="29.0772363198431" calcext:value-type="float">
            <text:p>29,0772363198431</text:p>
          </table:table-cell>
          <table:table-cell table:formula="of:=SQRT(POWER([.BL$4]-[.BH42];2)+POWER([.BL$5]-[.BI42];2)+POWER([.BL$6]-[.BJ42];2))" office:value-type="float" office:value="15.1604835482101" calcext:value-type="float">
            <text:p>15,1604835482101</text:p>
          </table:table-cell>
          <table:table-cell table:formula="of:=SQRT(POWER([.BM$4]-[.$B42];2)+POWER([.BM$5]-[.$C42];2)+POWER([.BM$6]-[.$D42];2))" office:value-type="float" office:value="26.9475300166824" calcext:value-type="float">
            <text:p>26,9475300166824</text:p>
          </table:table-cell>
          <table:table-cell table:formula="of:=SQRT(POWER([.BN$4]-[.BJ42];2)+POWER([.BN$5]-[.BK42];2)+POWER([.BN$6]-[.BL42];2))" office:value-type="float" office:value="19.4760630883393" calcext:value-type="float">
            <text:p>19,4760630883393</text:p>
          </table:table-cell>
          <table:table-cell table:formula="of:=SQRT(POWER([.BO$4]-[.$B42];2)+POWER([.BO$5]-[.$C42];2)+POWER([.BO$6]-[.$D42];2))" office:value-type="float" office:value="27.2850389224571" calcext:value-type="float">
            <text:p>27,2850389224571</text:p>
          </table:table-cell>
          <table:table-cell table:formula="of:=SQRT(POWER([.BP$4]-[.BL42];2)+POWER([.BP$5]-[.BM42];2)+POWER([.BP$6]-[.BN42];2))" office:value-type="float" office:value="19.9649554633118" calcext:value-type="float">
            <text:p>19,9649554633118</text:p>
          </table:table-cell>
          <table:table-cell table:formula="of:=SQRT(POWER([.BQ$4]-[.$B42];2)+POWER([.BQ$5]-[.$C42];2)+POWER([.BQ$6]-[.$D42];2))" office:value-type="float" office:value="28.9982992087467" calcext:value-type="float">
            <text:p>28,9982992087467</text:p>
          </table:table-cell>
          <table:table-cell table:formula="of:=SQRT(POWER([.BR$4]-[.BN42];2)+POWER([.BR$5]-[.BO42];2)+POWER([.BR$6]-[.BP42];2))" office:value-type="float" office:value="16.2081699469474" calcext:value-type="float">
            <text:p>16,2081699469474</text:p>
          </table:table-cell>
          <table:table-cell table:formula="of:=SQRT(POWER([.BS$4]-[.$B42];2)+POWER([.BS$5]-[.$C42];2)+POWER([.BS$6]-[.$D42];2))" office:value-type="float" office:value="29.5532832355392" calcext:value-type="float">
            <text:p>29,5532832355392</text:p>
          </table:table-cell>
          <table:table-cell table:formula="of:=SQRT(POWER([.BT$4]-[.BP42];2)+POWER([.BT$5]-[.BQ42];2)+POWER([.BT$6]-[.BR42];2))" office:value-type="float" office:value="11.6608646529052" calcext:value-type="float">
            <text:p>11,6608646529052</text:p>
          </table:table-cell>
          <table:table-cell table:formula="of:=SQRT(POWER([.BU$4]-[.$B42];2)+POWER([.BU$5]-[.$C42];2)+POWER([.BU$6]-[.$D42];2))" office:value-type="float" office:value="28.8981989231163" calcext:value-type="float">
            <text:p>28,8981989231163</text:p>
          </table:table-cell>
          <table:table-cell table:formula="of:=SQRT(POWER([.BV$4]-[.BR42];2)+POWER([.BV$5]-[.BS42];2)+POWER([.BV$6]-[.BT42];2))" office:value-type="float" office:value="11.1808211417821" calcext:value-type="float">
            <text:p>11,1808211417821</text:p>
          </table:table-cell>
          <table:table-cell table:formula="of:=SQRT(POWER([.BW$4]-[.$B42];2)+POWER([.BW$5]-[.$C42];2)+POWER([.BW$6]-[.$D42];2))" office:value-type="float" office:value="25.6656240718982" calcext:value-type="float">
            <text:p>25,6656240718982</text:p>
          </table:table-cell>
          <table:table-cell table:formula="of:=SQRT(POWER([.BX$4]-[.BT42];2)+POWER([.BX$5]-[.BU42];2)+POWER([.BX$6]-[.BV42];2))" office:value-type="float" office:value="24.9715524977726" calcext:value-type="float">
            <text:p>24,9715524977726</text:p>
          </table:table-cell>
          <table:table-cell table:formula="of:=SQRT(POWER([.BY$4]-[.$B42];2)+POWER([.BY$5]-[.$C42];2)+POWER([.BY$6]-[.$D42];2))" office:value-type="float" office:value="23.9946658447247" calcext:value-type="float">
            <text:p>23,9946658447247</text:p>
          </table:table-cell>
          <table:table-cell table:formula="of:=SQRT(POWER([.BZ$4]-[.BV42];2)+POWER([.BZ$5]-[.BW42];2)+POWER([.BZ$6]-[.BX42];2))" office:value-type="float" office:value="30.5844276431112" calcext:value-type="float">
            <text:p>30,5844276431112</text:p>
          </table:table-cell>
          <table:table-cell table:formula="of:=SQRT(POWER([.CA$4]-[.$B42];2)+POWER([.CA$5]-[.$C42];2)+POWER([.CA$6]-[.$D42];2))" office:value-type="float" office:value="23.9253510110092" calcext:value-type="float">
            <text:p>23,9253510110092</text:p>
          </table:table-cell>
          <table:table-cell table:formula="of:=SQRT(POWER([.CB$4]-[.BX42];2)+POWER([.CB$5]-[.BY42];2)+POWER([.CB$6]-[.BZ42];2))" office:value-type="float" office:value="26.296830110532" calcext:value-type="float">
            <text:p>26,296830110532</text:p>
          </table:table-cell>
          <table:table-cell table:formula="of:=SQRT(POWER([.CC$4]-[.$B42];2)+POWER([.CC$5]-[.$C42];2)+POWER([.CC$6]-[.$D42];2))" office:value-type="float" office:value="25.3898209721928" calcext:value-type="float">
            <text:p>25,3898209721928</text:p>
          </table:table-cell>
          <table:table-cell table:formula="of:=SQRT(POWER([.CD$4]-[.BZ42];2)+POWER([.CD$5]-[.CA42];2)+POWER([.CD$6]-[.CB42];2))" office:value-type="float" office:value="22.7489417044887" calcext:value-type="float">
            <text:p>22,7489417044887</text:p>
          </table:table-cell>
          <table:table-cell table:formula="of:=SQRT(POWER([.CE$4]-[.$B42];2)+POWER([.CE$5]-[.$C42];2)+POWER([.CE$6]-[.$D42];2))" office:value-type="float" office:value="26.3700564087375" calcext:value-type="float">
            <text:p>26,3700564087375</text:p>
          </table:table-cell>
          <table:table-cell table:formula="of:=SQRT(POWER([.CF$4]-[.CB42];2)+POWER([.CF$5]-[.CC42];2)+POWER([.CF$6]-[.CD42];2))" office:value-type="float" office:value="21.3742022003818" calcext:value-type="float">
            <text:p>21,3742022003818</text:p>
          </table:table-cell>
          <table:table-cell table:formula="of:=SQRT(POWER([.CG$4]-[.$B42];2)+POWER([.CG$5]-[.$C42];2)+POWER([.CG$6]-[.$D42];2))" office:value-type="float" office:value="26.6079671527157" calcext:value-type="float">
            <text:p>26,6079671527157</text:p>
          </table:table-cell>
          <table:table-cell table:formula="of:=SQRT(POWER([.CH$4]-[.CD42];2)+POWER([.CH$5]-[.CE42];2)+POWER([.CH$6]-[.CF42];2))" office:value-type="float" office:value="21.142308861631" calcext:value-type="float">
            <text:p>21,142308861631</text:p>
          </table:table-cell>
          <table:table-cell table:formula="of:=SQRT(POWER([.CI$4]-[.$B42];2)+POWER([.CI$5]-[.$C42];2)+POWER([.CI$6]-[.$D42];2))" office:value-type="float" office:value="24.1289527331793" calcext:value-type="float">
            <text:p>24,1289527331793</text:p>
          </table:table-cell>
          <table:table-cell table:formula="of:=SQRT(POWER([.CJ$4]-[.CF42];2)+POWER([.CJ$5]-[.CG42];2)+POWER([.CJ$6]-[.CH42];2))" office:value-type="float" office:value="23.21522543757" calcext:value-type="float">
            <text:p>23,21522543757</text:p>
          </table:table-cell>
          <table:table-cell table:formula="of:=SQRT(POWER([.CK$4]-[.CG42];2)+POWER([.CK$5]-[.CH42];2)+POWER([.CK$6]-[.CI42];2))" office:value-type="float" office:value="26.1178959049253" calcext:value-type="float">
            <text:p>26,1178959049253</text:p>
          </table:table-cell>
          <table:table-cell table:formula="of:=SQRT(POWER([.CL$4]-[.$B42];2)+POWER([.CL$5]-[.$C42];2)+POWER([.CL$6]-[.$D42];2))" office:value-type="float" office:value="22.2915960173335" calcext:value-type="float">
            <text:p>22,2915960173335</text:p>
          </table:table-cell>
          <table:table-cell table:formula="of:=SQRT(POWER([.CM$4]-[.CI42];2)+POWER([.CM$5]-[.CJ42];2)+POWER([.CM$6]-[.CK42];2))" office:value-type="float" office:value="27.7917204603236" calcext:value-type="float">
            <text:p>27,7917204603236</text:p>
          </table:table-cell>
          <table:table-cell table:formula="of:=SQRT(POWER([.CN$4]-[.$B42];2)+POWER([.CN$5]-[.$C42];2)+POWER([.CN$6]-[.$D42];2))" office:value-type="float" office:value="25.6999829766481" calcext:value-type="float">
            <text:p>25,6999829766481</text:p>
          </table:table-cell>
          <table:table-cell table:formula="of:=SQRT(POWER([.CO$4]-[.CK42];2)+POWER([.CO$5]-[.CL42];2)+POWER([.CO$6]-[.CM42];2))" office:value-type="float" office:value="27.8724669233241" calcext:value-type="float">
            <text:p>27,8724669233241</text:p>
          </table:table-cell>
          <table:table-cell table:formula="of:=SQRT(POWER([.CP$4]-[.$B42];2)+POWER([.CP$5]-[.$C42];2)+POWER([.CP$6]-[.$D42];2))" office:value-type="float" office:value="26.8439106130236" calcext:value-type="float">
            <text:p>26,8439106130236</text:p>
          </table:table-cell>
          <table:table-cell table:formula="of:=SQRT(POWER([.CQ$4]-[.CM42];2)+POWER([.CQ$5]-[.CN42];2)+POWER([.CQ$6]-[.CO42];2))" office:value-type="float" office:value="25.6891946788254" calcext:value-type="float">
            <text:p>25,6891946788254</text:p>
          </table:table-cell>
          <table:table-cell table:formula="of:=SQRT(POWER([.CR$4]-[.$B42];2)+POWER([.CR$5]-[.$C42];2)+POWER([.CR$6]-[.$D42];2))" office:value-type="float" office:value="27.8445113083351" calcext:value-type="float">
            <text:p>27,8445113083351</text:p>
          </table:table-cell>
          <table:table-cell table:formula="of:=SQRT(POWER([.CS$4]-[.CO42];2)+POWER([.CS$5]-[.CP42];2)+POWER([.CS$6]-[.CQ42];2))" office:value-type="float" office:value="23.3992229289224" calcext:value-type="float">
            <text:p>23,3992229289224</text:p>
          </table:table-cell>
          <table:table-cell table:formula="of:=SQRT(POWER([.CT$4]-[.CP42];2)+POWER([.CT$5]-[.CQ42];2)+POWER([.CT$6]-[.CR42];2))" office:value-type="float" office:value="25.8200462542624" calcext:value-type="float">
            <text:p>25,8200462542624</text:p>
          </table:table-cell>
          <table:table-cell table:formula="of:=SQRT(POWER([.CU$4]-[.$B42];2)+POWER([.CU$5]-[.$C42];2)+POWER([.CU$6]-[.$D42];2))" office:value-type="float" office:value="21.4826207200146" calcext:value-type="float">
            <text:p>21,4826207200146</text:p>
          </table:table-cell>
          <table:table-cell table:formula="of:=SQRT(POWER([.CV$4]-[.CR42];2)+POWER([.CV$5]-[.CS42];2)+POWER([.CV$6]-[.CT42];2))" office:value-type="float" office:value="26.1947863693659" calcext:value-type="float">
            <text:p>26,1947863693659</text:p>
          </table:table-cell>
          <table:table-cell table:formula="of:=SQRT(POWER([.CW$4]-[.$B42];2)+POWER([.CW$5]-[.$C42];2)+POWER([.CW$6]-[.$D42];2))" office:value-type="float" office:value="21.2123822565972" calcext:value-type="float">
            <text:p>21,2123822565972</text:p>
          </table:table-cell>
          <table:table-cell table:formula="of:=SQRT(POWER([.CX$4]-[.CT42];2)+POWER([.CX$5]-[.CU42];2)+POWER([.CX$6]-[.CV42];2))" office:value-type="float" office:value="30.2244215108699" calcext:value-type="float">
            <text:p>30,2244215108699</text:p>
          </table:table-cell>
          <table:table-cell table:formula="of:=SQRT(POWER([.CY$4]-[.$B42];2)+POWER([.CY$5]-[.$C42];2)+POWER([.CY$6]-[.$D42];2))" office:value-type="float" office:value="19.1949768689624" calcext:value-type="float">
            <text:p>19,1949768689624</text:p>
          </table:table-cell>
          <table:table-cell table:formula="of:=SQRT(POWER([.CZ$4]-[.$B42];2)+POWER([.CZ$5]-[.$C42];2)+POWER([.CZ$6]-[.$D42];2))" office:value-type="float" office:value="18.3318899734861" calcext:value-type="float">
            <text:p>18,3318899734861</text:p>
          </table:table-cell>
          <table:table-cell table:formula="of:=SQRT(POWER([.DA$4]-[.$B42];2)+POWER([.DA$5]-[.$C42];2)+POWER([.DA$6]-[.$D42];2))" office:value-type="float" office:value="17.1165573933545" calcext:value-type="float">
            <text:p>17,1165573933545</text:p>
          </table:table-cell>
          <table:table-cell table:formula="of:=SQRT(POWER([.DB$4]-[.$B42];2)+POWER([.DB$5]-[.$C42];2)+POWER([.DB$6]-[.$D42];2))" office:value-type="float" office:value="17.9032446500627" calcext:value-type="float">
            <text:p>17,90324465006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363" calcext:value-type="float">
            <text:p>52,363</text:p>
          </table:table-cell>
          <table:table-cell office:value-type="float" office:value="21.906" calcext:value-type="float">
            <text:p>21,906</text:p>
          </table:table-cell>
          <table:table-cell office:value-type="float" office:value="12.135" calcext:value-type="float">
            <text:p>12,135</text:p>
          </table:table-cell>
          <table:table-cell/>
          <table:table-cell table:formula="of:=SQRT(POWER([.F$4]-[.B43];2)+POWER([.F$5]-[.C43];2)+POWER([.F$6]-[.D43];2))" office:value-type="float" office:value="28.9868720975548" calcext:value-type="float">
            <text:p>28,9868720975548</text:p>
          </table:table-cell>
          <table:table-cell table:formula="of:=SQRT(POWER([.G$4]-[.$B43];2)+POWER([.G$5]-[.$C43];2)+POWER([.G$6]-[.$D43];2))" office:value-type="float" office:value="29.5730115815079" calcext:value-type="float">
            <text:p>29,5730115815079</text:p>
          </table:table-cell>
          <table:table-cell table:formula="of:=SQRT(POWER([.H$4]-[.D43];2)+POWER([.H$5]-[.E43];2)+POWER([.H$6]-[.F43];2))" office:value-type="float" office:value="55.8073619214002" calcext:value-type="float">
            <text:p>55,8073619214002</text:p>
          </table:table-cell>
          <table:table-cell table:formula="of:=SQRT(POWER([.I$4]-[.$B43];2)+POWER([.I$5]-[.$C43];2)+POWER([.I$6]-[.$D43];2))" office:value-type="float" office:value="29.6804470316739" calcext:value-type="float">
            <text:p>29,6804470316739</text:p>
          </table:table-cell>
          <table:table-cell table:formula="of:=SQRT(POWER([.J$4]-[.F43];2)+POWER([.J$5]-[.G43];2)+POWER([.J$6]-[.H43];2))" office:value-type="float" office:value="55.7677221730704" calcext:value-type="float">
            <text:p>55,7677221730704</text:p>
          </table:table-cell>
          <table:table-cell table:formula="of:=SQRT(POWER([.K$4]-[.$B43];2)+POWER([.K$5]-[.$C43];2)+POWER([.K$6]-[.$D43];2))" office:value-type="float" office:value="29.3498998465071" calcext:value-type="float">
            <text:p>29,3498998465071</text:p>
          </table:table-cell>
          <table:table-cell table:formula="of:=SQRT(POWER([.L$4]-[.H43];2)+POWER([.L$5]-[.I43];2)+POWER([.L$6]-[.J43];2))" office:value-type="float" office:value="58.5712295067285" calcext:value-type="float">
            <text:p>58,5712295067285</text:p>
          </table:table-cell>
          <table:table-cell table:formula="of:=SQRT(POWER([.M$4]-[.$B43];2)+POWER([.M$5]-[.$C43];2)+POWER([.M$6]-[.$D43];2))" office:value-type="float" office:value="28.6390234470381" calcext:value-type="float">
            <text:p>28,6390234470381</text:p>
          </table:table-cell>
          <table:table-cell table:formula="of:=SQRT(POWER([.N$4]-[.J43];2)+POWER([.N$5]-[.K43];2)+POWER([.N$6]-[.L43];2))" office:value-type="float" office:value="50.5565527671434" calcext:value-type="float">
            <text:p>50,5565527671434</text:p>
          </table:table-cell>
          <table:table-cell table:formula="of:=SQRT(POWER([.O$4]-[.$B43];2)+POWER([.O$5]-[.$C43];2)+POWER([.O$6]-[.$D43];2))" office:value-type="float" office:value="22.1979813046142" calcext:value-type="float">
            <text:p>22,1979813046142</text:p>
          </table:table-cell>
          <table:table-cell table:formula="of:=SQRT(POWER([.P$4]-[.L43];2)+POWER([.P$5]-[.M43];2)+POWER([.P$6]-[.N43];2))" office:value-type="float" office:value="42.5450705079147" calcext:value-type="float">
            <text:p>42,5450705079147</text:p>
          </table:table-cell>
          <table:table-cell table:formula="of:=SQRT(POWER([.Q$4]-[.$B43];2)+POWER([.Q$5]-[.$C43];2)+POWER([.Q$6]-[.$D43];2))" office:value-type="float" office:value="22.0721651633907" calcext:value-type="float">
            <text:p>22,0721651633907</text:p>
          </table:table-cell>
          <table:table-cell table:formula="of:=SQRT(POWER([.R$4]-[.N43];2)+POWER([.R$5]-[.O43];2)+POWER([.R$6]-[.P43];2))" office:value-type="float" office:value="36.8819704573873" calcext:value-type="float">
            <text:p>36,8819704573873</text:p>
          </table:table-cell>
          <table:table-cell table:formula="of:=SQRT(POWER([.S$4]-[.$B43];2)+POWER([.S$5]-[.$C43];2)+POWER([.S$6]-[.$D43];2))" office:value-type="float" office:value="20.8925657830722" calcext:value-type="float">
            <text:p>20,8925657830722</text:p>
          </table:table-cell>
          <table:table-cell table:formula="of:=SQRT(POWER([.T$4]-[.P43];2)+POWER([.T$5]-[.Q43];2)+POWER([.T$6]-[.R43];2))" office:value-type="float" office:value="33.4346481582927" calcext:value-type="float">
            <text:p>33,4346481582927</text:p>
          </table:table-cell>
          <table:table-cell table:formula="of:=SQRT(POWER([.U$4]-[.$B43];2)+POWER([.U$5]-[.$C43];2)+POWER([.U$6]-[.$D43];2))" office:value-type="float" office:value="17.9971907530036" calcext:value-type="float">
            <text:p>17,9971907530036</text:p>
          </table:table-cell>
          <table:table-cell table:formula="of:=SQRT(POWER([.V$4]-[.R43];2)+POWER([.V$5]-[.S43];2)+POWER([.V$6]-[.T43];2))" office:value-type="float" office:value="24.4421885976537" calcext:value-type="float">
            <text:p>24,4421885976537</text:p>
          </table:table-cell>
          <table:table-cell table:formula="of:=SQRT(POWER([.W$4]-[.$B43];2)+POWER([.W$5]-[.$C43];2)+POWER([.W$6]-[.$D43];2))" office:value-type="float" office:value="16.0082269786507" calcext:value-type="float">
            <text:p>16,0082269786507</text:p>
          </table:table-cell>
          <table:table-cell table:formula="of:=SQRT(POWER([.X$4]-[.T43];2)+POWER([.X$5]-[.U43];2)+POWER([.X$6]-[.V43];2))" office:value-type="float" office:value="20.6592951158086" calcext:value-type="float">
            <text:p>20,6592951158086</text:p>
          </table:table-cell>
          <table:table-cell table:formula="of:=SQRT(POWER([.Y$4]-[.$B43];2)+POWER([.Y$5]-[.$C43];2)+POWER([.Y$6]-[.$D43];2))" office:value-type="float" office:value="17.3818952073702" calcext:value-type="float">
            <text:p>17,3818952073702</text:p>
          </table:table-cell>
          <table:table-cell table:formula="of:=SQRT(POWER([.Z$4]-[.V43];2)+POWER([.Z$5]-[.W43];2)+POWER([.Z$6]-[.X43];2))" office:value-type="float" office:value="29.1908417505552" calcext:value-type="float">
            <text:p>29,1908417505552</text:p>
          </table:table-cell>
          <table:table-cell table:formula="of:=SQRT(POWER([.AA$4]-[.$B43];2)+POWER([.AA$5]-[.$C43];2)+POWER([.AA$6]-[.$D43];2))" office:value-type="float" office:value="18.8361051441109" calcext:value-type="float">
            <text:p>18,8361051441109</text:p>
          </table:table-cell>
          <table:table-cell table:formula="of:=SQRT(POWER([.AB$4]-[.X43];2)+POWER([.AB$5]-[.Y43];2)+POWER([.AB$6]-[.Z43];2))" office:value-type="float" office:value="32.7233963111313" calcext:value-type="float">
            <text:p>32,7233963111313</text:p>
          </table:table-cell>
          <table:table-cell table:formula="of:=SQRT(POWER([.AC$4]-[.$B43];2)+POWER([.AC$5]-[.$C43];2)+POWER([.AC$6]-[.$D43];2))" office:value-type="float" office:value="4.88092706358126" calcext:value-type="float">
            <text:p>4,88092706358126</text:p>
          </table:table-cell>
          <table:table-cell table:formula="of:=SQRT(POWER([.AD$4]-[.Z43];2)+POWER([.AD$5]-[.AA43];2)+POWER([.AD$6]-[.AB43];2))" office:value-type="float" office:value="27.6376706754644" calcext:value-type="float">
            <text:p>27,6376706754644</text:p>
          </table:table-cell>
          <table:table-cell table:formula="of:=SQRT(POWER([.AE$4]-[.$B43];2)+POWER([.AE$5]-[.$C43];2)+POWER([.AE$6]-[.$D43];2))" office:value-type="float" office:value="4.48689759187793" calcext:value-type="float">
            <text:p>4,48689759187793</text:p>
          </table:table-cell>
          <table:table-cell table:formula="of:=SQRT(POWER([.AF$4]-[.AB43];2)+POWER([.AF$5]-[.AC43];2)+POWER([.AF$6]-[.AD43];2))" office:value-type="float" office:value="28.81330908638" calcext:value-type="float">
            <text:p>28,81330908638</text:p>
          </table:table-cell>
          <table:table-cell table:formula="of:=SQRT(POWER([.AG$4]-[.$B43];2)+POWER([.AG$5]-[.$C43];2)+POWER([.AG$6]-[.$D43];2))" office:value-type="float" office:value="3.96456012692455" calcext:value-type="float">
            <text:p>3,96456012692455</text:p>
          </table:table-cell>
          <table:table-cell table:formula="of:=SQRT(POWER([.AH$4]-[.AD43];2)+POWER([.AH$5]-[.AE43];2)+POWER([.AH$6]-[.AF43];2))" office:value-type="float" office:value="32.8218898262701" calcext:value-type="float">
            <text:p>32,8218898262701</text:p>
          </table:table-cell>
          <table:table-cell table:formula="of:=SQRT(POWER([.AI$4]-[.$B43];2)+POWER([.AI$5]-[.$C43];2)+POWER([.AI$6]-[.$D43];2))" office:value-type="float" office:value="3.34554479868376" calcext:value-type="float">
            <text:p>3,34554479868376</text:p>
          </table:table-cell>
          <table:table-cell table:formula="of:=SQRT(POWER([.AJ$4]-[.AF43];2)+POWER([.AJ$5]-[.AG43];2)+POWER([.AJ$6]-[.AH43];2))" office:value-type="float" office:value="34.5525005600468" calcext:value-type="float">
            <text:p>34,5525005600468</text:p>
          </table:table-cell>
          <table:table-cell table:formula="of:=SQRT(POWER([.AK$4]-[.$B43];2)+POWER([.AK$5]-[.$C43];2)+POWER([.AK$6]-[.$D43];2))" office:value-type="float" office:value="4.76189930594926" calcext:value-type="float">
            <text:p>4,76189930594926</text:p>
          </table:table-cell>
          <table:table-cell table:formula="of:=SQRT(POWER([.AL$4]-[.AH43];2)+POWER([.AL$5]-[.AI43];2)+POWER([.AL$6]-[.AJ43];2))" office:value-type="float" office:value="32.6174214314783" calcext:value-type="float">
            <text:p>32,6174214314783</text:p>
          </table:table-cell>
          <table:table-cell table:formula="of:=SQRT(POWER([.AM$4]-[.$B43];2)+POWER([.AM$5]-[.$C43];2)+POWER([.AM$6]-[.$D43];2))" office:value-type="float" office:value="2.63749312795313" calcext:value-type="float">
            <text:p>2,63749312795313</text:p>
          </table:table-cell>
          <table:table-cell table:formula="of:=SQRT(POWER([.AN$4]-[.AJ43];2)+POWER([.AN$5]-[.AK43];2)+POWER([.AN$6]-[.AL43];2))" office:value-type="float" office:value="32.1285270709275" calcext:value-type="float">
            <text:p>32,1285270709275</text:p>
          </table:table-cell>
          <table:table-cell table:formula="of:=SQRT(POWER([.AO$4]-[.$B43];2)+POWER([.AO$5]-[.$C43];2)+POWER([.AO$6]-[.$D43];2))" office:value-type="float" office:value="0" calcext:value-type="float">
            <text:p>0</text:p>
          </table:table-cell>
          <table:table-cell table:formula="of:=SQRT(POWER([.AP$4]-[.AL43];2)+POWER([.AP$5]-[.AM43];2)+POWER([.AP$6]-[.AN43];2))" office:value-type="float" office:value="35.6361709504253" calcext:value-type="float">
            <text:p>35,6361709504253</text:p>
          </table:table-cell>
          <table:table-cell table:formula="of:=SQRT(POWER([.AQ$4]-[.$B43];2)+POWER([.AQ$5]-[.$C43];2)+POWER([.AQ$6]-[.$D43];2))" office:value-type="float" office:value="16.7244568222708" calcext:value-type="float">
            <text:p>16,7244568222708</text:p>
          </table:table-cell>
          <table:table-cell table:formula="of:=SQRT(POWER([.AR$4]-[.AN43];2)+POWER([.AR$5]-[.AO43];2)+POWER([.AR$6]-[.AP43];2))" office:value-type="float" office:value="47.0906504239566" calcext:value-type="float">
            <text:p>47,0906504239566</text:p>
          </table:table-cell>
          <table:table-cell table:formula="of:=SQRT(POWER([.AS$4]-[.$B43];2)+POWER([.AS$5]-[.$C43];2)+POWER([.AS$6]-[.$D43];2))" office:value-type="float" office:value="18.3133422946222" calcext:value-type="float">
            <text:p>18,3133422946222</text:p>
          </table:table-cell>
          <table:table-cell table:formula="of:=SQRT(POWER([.AT$4]-[.AP43];2)+POWER([.AT$5]-[.AQ43];2)+POWER([.AT$6]-[.AR43];2))" office:value-type="float" office:value="43.609649701171" calcext:value-type="float">
            <text:p>43,609649701171</text:p>
          </table:table-cell>
          <table:table-cell table:formula="of:=SQRT(POWER([.AU$4]-[.$B43];2)+POWER([.AU$5]-[.$C43];2)+POWER([.AU$6]-[.$D43];2))" office:value-type="float" office:value="15.9749434740784" calcext:value-type="float">
            <text:p>15,9749434740784</text:p>
          </table:table-cell>
          <table:table-cell table:formula="of:=SQRT(POWER([.AV$4]-[.AR43];2)+POWER([.AV$5]-[.AS43];2)+POWER([.AV$6]-[.AT43];2))" office:value-type="float" office:value="37.2475603027817" calcext:value-type="float">
            <text:p>37,2475603027817</text:p>
          </table:table-cell>
          <table:table-cell table:formula="of:=SQRT(POWER([.AW$4]-[.$B43];2)+POWER([.AW$5]-[.$C43];2)+POWER([.AW$6]-[.$D43];2))" office:value-type="float" office:value="14.474249997841" calcext:value-type="float">
            <text:p>14,474249997841</text:p>
          </table:table-cell>
          <table:table-cell table:formula="of:=SQRT(POWER([.AX$4]-[.AT43];2)+POWER([.AX$5]-[.AU43];2)+POWER([.AX$6]-[.AV43];2))" office:value-type="float" office:value="31.9982595096268" calcext:value-type="float">
            <text:p>31,9982595096268</text:p>
          </table:table-cell>
          <table:table-cell table:formula="of:=SQRT(POWER([.AY$4]-[.$B43];2)+POWER([.AY$5]-[.$C43];2)+POWER([.AY$6]-[.$D43];2))" office:value-type="float" office:value="27.1307123017439" calcext:value-type="float">
            <text:p>27,1307123017439</text:p>
          </table:table-cell>
          <table:table-cell table:formula="of:=SQRT(POWER([.AZ$4]-[.AV43];2)+POWER([.AZ$5]-[.AW43];2)+POWER([.AZ$6]-[.AX43];2))" office:value-type="float" office:value="37.1318580229272" calcext:value-type="float">
            <text:p>37,1318580229272</text:p>
          </table:table-cell>
          <table:table-cell table:formula="of:=SQRT(POWER([.BA$4]-[.$B43];2)+POWER([.BA$5]-[.$C43];2)+POWER([.BA$6]-[.$D43];2))" office:value-type="float" office:value="29.1422046866739" calcext:value-type="float">
            <text:p>29,1422046866739</text:p>
          </table:table-cell>
          <table:table-cell table:formula="of:=SQRT(POWER([.BB$4]-[.AX43];2)+POWER([.BB$5]-[.AY43];2)+POWER([.BB$6]-[.AZ43];2))" office:value-type="float" office:value="34.7521066661319" calcext:value-type="float">
            <text:p>34,7521066661319</text:p>
          </table:table-cell>
          <table:table-cell table:formula="of:=SQRT(POWER([.BC$4]-[.$B43];2)+POWER([.BC$5]-[.$C43];2)+POWER([.BC$6]-[.$D43];2))" office:value-type="float" office:value="28.1159640595872" calcext:value-type="float">
            <text:p>28,1159640595872</text:p>
          </table:table-cell>
          <table:table-cell table:formula="of:=SQRT(POWER([.BD$4]-[.AZ43];2)+POWER([.BD$5]-[.BA43];2)+POWER([.BD$6]-[.BB43];2))" office:value-type="float" office:value="28.4799459986357" calcext:value-type="float">
            <text:p>28,4799459986357</text:p>
          </table:table-cell>
          <table:table-cell table:formula="of:=SQRT(POWER([.BE$4]-[.$B43];2)+POWER([.BE$5]-[.$C43];2)+POWER([.BE$6]-[.$D43];2))" office:value-type="float" office:value="28.4480724127312" calcext:value-type="float">
            <text:p>28,4480724127312</text:p>
          </table:table-cell>
          <table:table-cell table:formula="of:=SQRT(POWER([.BF$4]-[.BB43];2)+POWER([.BF$5]-[.BC43];2)+POWER([.BF$6]-[.BD43];2))" office:value-type="float" office:value="24.4357594267791" calcext:value-type="float">
            <text:p>24,4357594267791</text:p>
          </table:table-cell>
          <table:table-cell table:formula="of:=SQRT(POWER([.BG$4]-[.$B43];2)+POWER([.BG$5]-[.$C43];2)+POWER([.BG$6]-[.$D43];2))" office:value-type="float" office:value="29.2478616312372" calcext:value-type="float">
            <text:p>29,2478616312372</text:p>
          </table:table-cell>
          <table:table-cell table:formula="of:=SQRT(POWER([.BH$4]-[.BD43];2)+POWER([.BH$5]-[.BE43];2)+POWER([.BH$6]-[.BF43];2))" office:value-type="float" office:value="21.1893103432191" calcext:value-type="float">
            <text:p>21,1893103432191</text:p>
          </table:table-cell>
          <table:table-cell table:formula="of:=SQRT(POWER([.BI$4]-[.$B43];2)+POWER([.BI$5]-[.$C43];2)+POWER([.BI$6]-[.$D43];2))" office:value-type="float" office:value="30.5310269398198" calcext:value-type="float">
            <text:p>30,5310269398198</text:p>
          </table:table-cell>
          <table:table-cell table:formula="of:=SQRT(POWER([.BJ$4]-[.BF43];2)+POWER([.BJ$5]-[.BG43];2)+POWER([.BJ$6]-[.BH43];2))" office:value-type="float" office:value="17.8551103272836" calcext:value-type="float">
            <text:p>17,8551103272836</text:p>
          </table:table-cell>
          <table:table-cell table:formula="of:=SQRT(POWER([.BK$4]-[.$B43];2)+POWER([.BK$5]-[.$C43];2)+POWER([.BK$6]-[.$D43];2))" office:value-type="float" office:value="28.6728711677083" calcext:value-type="float">
            <text:p>28,6728711677083</text:p>
          </table:table-cell>
          <table:table-cell table:formula="of:=SQRT(POWER([.BL$4]-[.BH43];2)+POWER([.BL$5]-[.BI43];2)+POWER([.BL$6]-[.BJ43];2))" office:value-type="float" office:value="15.0389726610353" calcext:value-type="float">
            <text:p>15,0389726610353</text:p>
          </table:table-cell>
          <table:table-cell table:formula="of:=SQRT(POWER([.BM$4]-[.$B43];2)+POWER([.BM$5]-[.$C43];2)+POWER([.BM$6]-[.$D43];2))" office:value-type="float" office:value="26.5784894040275" calcext:value-type="float">
            <text:p>26,5784894040275</text:p>
          </table:table-cell>
          <table:table-cell table:formula="of:=SQRT(POWER([.BN$4]-[.BJ43];2)+POWER([.BN$5]-[.BK43];2)+POWER([.BN$6]-[.BL43];2))" office:value-type="float" office:value="19.5852410135936" calcext:value-type="float">
            <text:p>19,5852410135936</text:p>
          </table:table-cell>
          <table:table-cell table:formula="of:=SQRT(POWER([.BO$4]-[.$B43];2)+POWER([.BO$5]-[.$C43];2)+POWER([.BO$6]-[.$D43];2))" office:value-type="float" office:value="26.8089709239277" calcext:value-type="float">
            <text:p>26,8089709239277</text:p>
          </table:table-cell>
          <table:table-cell table:formula="of:=SQRT(POWER([.BP$4]-[.BL43];2)+POWER([.BP$5]-[.BM43];2)+POWER([.BP$6]-[.BN43];2))" office:value-type="float" office:value="20.284835944944" calcext:value-type="float">
            <text:p>20,284835944944</text:p>
          </table:table-cell>
          <table:table-cell table:formula="of:=SQRT(POWER([.BQ$4]-[.$B43];2)+POWER([.BQ$5]-[.$C43];2)+POWER([.BQ$6]-[.$D43];2))" office:value-type="float" office:value="28.4590811165786" calcext:value-type="float">
            <text:p>28,4590811165786</text:p>
          </table:table-cell>
          <table:table-cell table:formula="of:=SQRT(POWER([.BR$4]-[.BN43];2)+POWER([.BR$5]-[.BO43];2)+POWER([.BR$6]-[.BP43];2))" office:value-type="float" office:value="16.5805553362161" calcext:value-type="float">
            <text:p>16,5805553362161</text:p>
          </table:table-cell>
          <table:table-cell table:formula="of:=SQRT(POWER([.BS$4]-[.$B43];2)+POWER([.BS$5]-[.$C43];2)+POWER([.BS$6]-[.$D43];2))" office:value-type="float" office:value="28.9946815295495" calcext:value-type="float">
            <text:p>28,9946815295495</text:p>
          </table:table-cell>
          <table:table-cell table:formula="of:=SQRT(POWER([.BT$4]-[.BP43];2)+POWER([.BT$5]-[.BQ43];2)+POWER([.BT$6]-[.BR43];2))" office:value-type="float" office:value="11.8926438439627" calcext:value-type="float">
            <text:p>11,8926438439627</text:p>
          </table:table-cell>
          <table:table-cell table:formula="of:=SQRT(POWER([.BU$4]-[.$B43];2)+POWER([.BU$5]-[.$C43];2)+POWER([.BU$6]-[.$D43];2))" office:value-type="float" office:value="28.3593496046718" calcext:value-type="float">
            <text:p>28,3593496046718</text:p>
          </table:table-cell>
          <table:table-cell table:formula="of:=SQRT(POWER([.BV$4]-[.BR43];2)+POWER([.BV$5]-[.BS43];2)+POWER([.BV$6]-[.BT43];2))" office:value-type="float" office:value="11.1212007562694" calcext:value-type="float">
            <text:p>11,1212007562694</text:p>
          </table:table-cell>
          <table:table-cell table:formula="of:=SQRT(POWER([.BW$4]-[.$B43];2)+POWER([.BW$5]-[.$C43];2)+POWER([.BW$6]-[.$D43];2))" office:value-type="float" office:value="25.3124738024556" calcext:value-type="float">
            <text:p>25,3124738024556</text:p>
          </table:table-cell>
          <table:table-cell table:formula="of:=SQRT(POWER([.BX$4]-[.BT43];2)+POWER([.BX$5]-[.BU43];2)+POWER([.BX$6]-[.BV43];2))" office:value-type="float" office:value="24.9716974647307" calcext:value-type="float">
            <text:p>24,9716974647307</text:p>
          </table:table-cell>
          <table:table-cell table:formula="of:=SQRT(POWER([.BY$4]-[.$B43];2)+POWER([.BY$5]-[.$C43];2)+POWER([.BY$6]-[.$D43];2))" office:value-type="float" office:value="23.5986174171285" calcext:value-type="float">
            <text:p>23,5986174171285</text:p>
          </table:table-cell>
          <table:table-cell table:formula="of:=SQRT(POWER([.BZ$4]-[.BV43];2)+POWER([.BZ$5]-[.BW43];2)+POWER([.BZ$6]-[.BX43];2))" office:value-type="float" office:value="30.7566869250373" calcext:value-type="float">
            <text:p>30,7566869250373</text:p>
          </table:table-cell>
          <table:table-cell table:formula="of:=SQRT(POWER([.CA$4]-[.$B43];2)+POWER([.CA$5]-[.$C43];2)+POWER([.CA$6]-[.$D43];2))" office:value-type="float" office:value="23.6788849821946" calcext:value-type="float">
            <text:p>23,6788849821946</text:p>
          </table:table-cell>
          <table:table-cell table:formula="of:=SQRT(POWER([.CB$4]-[.BX43];2)+POWER([.CB$5]-[.BY43];2)+POWER([.CB$6]-[.BZ43];2))" office:value-type="float" office:value="26.6539837444122" calcext:value-type="float">
            <text:p>26,6539837444122</text:p>
          </table:table-cell>
          <table:table-cell table:formula="of:=SQRT(POWER([.CC$4]-[.$B43];2)+POWER([.CC$5]-[.$C43];2)+POWER([.CC$6]-[.$D43];2))" office:value-type="float" office:value="25.2306292826794" calcext:value-type="float">
            <text:p>25,2306292826794</text:p>
          </table:table-cell>
          <table:table-cell table:formula="of:=SQRT(POWER([.CD$4]-[.BZ43];2)+POWER([.CD$5]-[.CA43];2)+POWER([.CD$6]-[.CB43];2))" office:value-type="float" office:value="23.116794724593" calcext:value-type="float">
            <text:p>23,116794724593</text:p>
          </table:table-cell>
          <table:table-cell table:formula="of:=SQRT(POWER([.CE$4]-[.$B43];2)+POWER([.CE$5]-[.$C43];2)+POWER([.CE$6]-[.$D43];2))" office:value-type="float" office:value="26.2666522038877" calcext:value-type="float">
            <text:p>26,2666522038877</text:p>
          </table:table-cell>
          <table:table-cell table:formula="of:=SQRT(POWER([.CF$4]-[.CB43];2)+POWER([.CF$5]-[.CC43];2)+POWER([.CF$6]-[.CD43];2))" office:value-type="float" office:value="21.5158360897359" calcext:value-type="float">
            <text:p>21,5158360897359</text:p>
          </table:table-cell>
          <table:table-cell table:formula="of:=SQRT(POWER([.CG$4]-[.$B43];2)+POWER([.CG$5]-[.$C43];2)+POWER([.CG$6]-[.$D43];2))" office:value-type="float" office:value="26.552470939632" calcext:value-type="float">
            <text:p>26,552470939632</text:p>
          </table:table-cell>
          <table:table-cell table:formula="of:=SQRT(POWER([.CH$4]-[.CD43];2)+POWER([.CH$5]-[.CE43];2)+POWER([.CH$6]-[.CF43];2))" office:value-type="float" office:value="21.066357784654" calcext:value-type="float">
            <text:p>21,066357784654</text:p>
          </table:table-cell>
          <table:table-cell table:formula="of:=SQRT(POWER([.CI$4]-[.$B43];2)+POWER([.CI$5]-[.$C43];2)+POWER([.CI$6]-[.$D43];2))" office:value-type="float" office:value="23.7061907737198" calcext:value-type="float">
            <text:p>23,7061907737198</text:p>
          </table:table-cell>
          <table:table-cell table:formula="of:=SQRT(POWER([.CJ$4]-[.CF43];2)+POWER([.CJ$5]-[.CG43];2)+POWER([.CJ$6]-[.CH43];2))" office:value-type="float" office:value="23.1034541363887" calcext:value-type="float">
            <text:p>23,1034541363887</text:p>
          </table:table-cell>
          <table:table-cell table:formula="of:=SQRT(POWER([.CK$4]-[.CG43];2)+POWER([.CK$5]-[.CH43];2)+POWER([.CK$6]-[.CI43];2))" office:value-type="float" office:value="25.9042336869105" calcext:value-type="float">
            <text:p>25,9042336869105</text:p>
          </table:table-cell>
          <table:table-cell table:formula="of:=SQRT(POWER([.CL$4]-[.$B43];2)+POWER([.CL$5]-[.$C43];2)+POWER([.CL$6]-[.$D43];2))" office:value-type="float" office:value="21.8827804906049" calcext:value-type="float">
            <text:p>21,8827804906049</text:p>
          </table:table-cell>
          <table:table-cell table:formula="of:=SQRT(POWER([.CM$4]-[.CI43];2)+POWER([.CM$5]-[.CJ43];2)+POWER([.CM$6]-[.CK43];2))" office:value-type="float" office:value="27.8651552410519" calcext:value-type="float">
            <text:p>27,8651552410519</text:p>
          </table:table-cell>
          <table:table-cell table:formula="of:=SQRT(POWER([.CN$4]-[.$B43];2)+POWER([.CN$5]-[.$C43];2)+POWER([.CN$6]-[.$D43];2))" office:value-type="float" office:value="25.1284767942667" calcext:value-type="float">
            <text:p>25,1284767942667</text:p>
          </table:table-cell>
          <table:table-cell table:formula="of:=SQRT(POWER([.CO$4]-[.CK43];2)+POWER([.CO$5]-[.CL43];2)+POWER([.CO$6]-[.CM43];2))" office:value-type="float" office:value="28.1964502009109" calcext:value-type="float">
            <text:p>28,1964502009109</text:p>
          </table:table-cell>
          <table:table-cell table:formula="of:=SQRT(POWER([.CP$4]-[.$B43];2)+POWER([.CP$5]-[.$C43];2)+POWER([.CP$6]-[.$D43];2))" office:value-type="float" office:value="26.3130956369637" calcext:value-type="float">
            <text:p>26,3130956369637</text:p>
          </table:table-cell>
          <table:table-cell table:formula="of:=SQRT(POWER([.CQ$4]-[.CM43];2)+POWER([.CQ$5]-[.CN43];2)+POWER([.CQ$6]-[.CO43];2))" office:value-type="float" office:value="26.2052761229937" calcext:value-type="float">
            <text:p>26,2052761229937</text:p>
          </table:table-cell>
          <table:table-cell table:formula="of:=SQRT(POWER([.CR$4]-[.$B43];2)+POWER([.CR$5]-[.$C43];2)+POWER([.CR$6]-[.$D43];2))" office:value-type="float" office:value="27.2885537359531" calcext:value-type="float">
            <text:p>27,2885537359531</text:p>
          </table:table-cell>
          <table:table-cell table:formula="of:=SQRT(POWER([.CS$4]-[.CO43];2)+POWER([.CS$5]-[.CP43];2)+POWER([.CS$6]-[.CQ43];2))" office:value-type="float" office:value="24.0518185137922" calcext:value-type="float">
            <text:p>24,0518185137922</text:p>
          </table:table-cell>
          <table:table-cell table:formula="of:=SQRT(POWER([.CT$4]-[.CP43];2)+POWER([.CT$5]-[.CQ43];2)+POWER([.CT$6]-[.CR43];2))" office:value-type="float" office:value="25.1650682996864" calcext:value-type="float">
            <text:p>25,1650682996864</text:p>
          </table:table-cell>
          <table:table-cell table:formula="of:=SQRT(POWER([.CU$4]-[.$B43];2)+POWER([.CU$5]-[.$C43];2)+POWER([.CU$6]-[.$D43];2))" office:value-type="float" office:value="20.9430085708811" calcext:value-type="float">
            <text:p>20,9430085708811</text:p>
          </table:table-cell>
          <table:table-cell table:formula="of:=SQRT(POWER([.CV$4]-[.CR43];2)+POWER([.CV$5]-[.CS43];2)+POWER([.CV$6]-[.CT43];2))" office:value-type="float" office:value="25.6495039991952" calcext:value-type="float">
            <text:p>25,6495039991952</text:p>
          </table:table-cell>
          <table:table-cell table:formula="of:=SQRT(POWER([.CW$4]-[.$B43];2)+POWER([.CW$5]-[.$C43];2)+POWER([.CW$6]-[.$D43];2))" office:value-type="float" office:value="20.6401074125112" calcext:value-type="float">
            <text:p>20,6401074125112</text:p>
          </table:table-cell>
          <table:table-cell table:formula="of:=SQRT(POWER([.CX$4]-[.CT43];2)+POWER([.CX$5]-[.CU43];2)+POWER([.CX$6]-[.CV43];2))" office:value-type="float" office:value="30.3778460394964" calcext:value-type="float">
            <text:p>30,3778460394964</text:p>
          </table:table-cell>
          <table:table-cell table:formula="of:=SQRT(POWER([.CY$4]-[.$B43];2)+POWER([.CY$5]-[.$C43];2)+POWER([.CY$6]-[.$D43];2))" office:value-type="float" office:value="18.5968229544726" calcext:value-type="float">
            <text:p>18,5968229544726</text:p>
          </table:table-cell>
          <table:table-cell table:formula="of:=SQRT(POWER([.CZ$4]-[.$B43];2)+POWER([.CZ$5]-[.$C43];2)+POWER([.CZ$6]-[.$D43];2))" office:value-type="float" office:value="17.781429217023" calcext:value-type="float">
            <text:p>17,781429217023</text:p>
          </table:table-cell>
          <table:table-cell table:formula="of:=SQRT(POWER([.DA$4]-[.$B43];2)+POWER([.DA$5]-[.$C43];2)+POWER([.DA$6]-[.$D43];2))" office:value-type="float" office:value="16.4983933157141" calcext:value-type="float">
            <text:p>16,4983933157141</text:p>
          </table:table-cell>
          <table:table-cell table:formula="of:=SQRT(POWER([.DB$4]-[.$B43];2)+POWER([.DB$5]-[.$C43];2)+POWER([.DB$6]-[.$D43];2))" office:value-type="float" office:value="17.4665089242241" calcext:value-type="float">
            <text:p>17,46650892422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.413" calcext:value-type="float">
            <text:p>54,413</text:p>
          </table:table-cell>
          <table:table-cell office:value-type="float" office:value="23.076" calcext:value-type="float">
            <text:p>23,076</text:p>
          </table:table-cell>
          <table:table-cell office:value-type="float" office:value="12.708" calcext:value-type="float">
            <text:p>12,708</text:p>
          </table:table-cell>
          <table:table-cell/>
          <table:table-cell table:formula="of:=SQRT(POWER([.F$4]-[.B44];2)+POWER([.F$5]-[.C44];2)+POWER([.F$6]-[.D44];2))" office:value-type="float" office:value="29.8745681977163" calcext:value-type="float">
            <text:p>29,8745681977163</text:p>
          </table:table-cell>
          <table:table-cell table:formula="of:=SQRT(POWER([.G$4]-[.$B44];2)+POWER([.G$5]-[.$C44];2)+POWER([.G$6]-[.$D44];2))" office:value-type="float" office:value="30.4489749088537" calcext:value-type="float">
            <text:p>30,4489749088537</text:p>
          </table:table-cell>
          <table:table-cell table:formula="of:=SQRT(POWER([.H$4]-[.D44];2)+POWER([.H$5]-[.E44];2)+POWER([.H$6]-[.F44];2))" office:value-type="float" office:value="56.0515654958832" calcext:value-type="float">
            <text:p>56,0515654958832</text:p>
          </table:table-cell>
          <table:table-cell table:formula="of:=SQRT(POWER([.I$4]-[.$B44];2)+POWER([.I$5]-[.$C44];2)+POWER([.I$6]-[.$D44];2))" office:value-type="float" office:value="30.36677857462" calcext:value-type="float">
            <text:p>30,36677857462</text:p>
          </table:table-cell>
          <table:table-cell table:formula="of:=SQRT(POWER([.J$4]-[.F44];2)+POWER([.J$5]-[.G44];2)+POWER([.J$6]-[.H44];2))" office:value-type="float" office:value="55.7858104529404" calcext:value-type="float">
            <text:p>55,7858104529404</text:p>
          </table:table-cell>
          <table:table-cell table:formula="of:=SQRT(POWER([.K$4]-[.$B44];2)+POWER([.K$5]-[.$C44];2)+POWER([.K$6]-[.$D44];2))" office:value-type="float" office:value="30.3585122494499" calcext:value-type="float">
            <text:p>30,3585122494499</text:p>
          </table:table-cell>
          <table:table-cell table:formula="of:=SQRT(POWER([.L$4]-[.H44];2)+POWER([.L$5]-[.I44];2)+POWER([.L$6]-[.J44];2))" office:value-type="float" office:value="58.554617991922" calcext:value-type="float">
            <text:p>58,554617991922</text:p>
          </table:table-cell>
          <table:table-cell table:formula="of:=SQRT(POWER([.M$4]-[.$B44];2)+POWER([.M$5]-[.$C44];2)+POWER([.M$6]-[.$D44];2))" office:value-type="float" office:value="29.7489307538943" calcext:value-type="float">
            <text:p>29,7489307538943</text:p>
          </table:table-cell>
          <table:table-cell table:formula="of:=SQRT(POWER([.N$4]-[.J44];2)+POWER([.N$5]-[.K44];2)+POWER([.N$6]-[.L44];2))" office:value-type="float" office:value="50.2807164681262" calcext:value-type="float">
            <text:p>50,2807164681262</text:p>
          </table:table-cell>
          <table:table-cell table:formula="of:=SQRT(POWER([.O$4]-[.$B44];2)+POWER([.O$5]-[.$C44];2)+POWER([.O$6]-[.$D44];2))" office:value-type="float" office:value="22.1169260748414" calcext:value-type="float">
            <text:p>22,1169260748414</text:p>
          </table:table-cell>
          <table:table-cell table:formula="of:=SQRT(POWER([.P$4]-[.L44];2)+POWER([.P$5]-[.M44];2)+POWER([.P$6]-[.N44];2))" office:value-type="float" office:value="41.9825155130633" calcext:value-type="float">
            <text:p>41,9825155130633</text:p>
          </table:table-cell>
          <table:table-cell table:formula="of:=SQRT(POWER([.Q$4]-[.$B44];2)+POWER([.Q$5]-[.$C44];2)+POWER([.Q$6]-[.$D44];2))" office:value-type="float" office:value="22.0397580295247" calcext:value-type="float">
            <text:p>22,0397580295247</text:p>
          </table:table-cell>
          <table:table-cell table:formula="of:=SQRT(POWER([.R$4]-[.N44];2)+POWER([.R$5]-[.O44];2)+POWER([.R$6]-[.P44];2))" office:value-type="float" office:value="36.4263546481378" calcext:value-type="float">
            <text:p>36,4263546481378</text:p>
          </table:table-cell>
          <table:table-cell table:formula="of:=SQRT(POWER([.S$4]-[.$B44];2)+POWER([.S$5]-[.$C44];2)+POWER([.S$6]-[.$D44];2))" office:value-type="float" office:value="20.5733763879437" calcext:value-type="float">
            <text:p>20,5733763879437</text:p>
          </table:table-cell>
          <table:table-cell table:formula="of:=SQRT(POWER([.T$4]-[.P44];2)+POWER([.T$5]-[.Q44];2)+POWER([.T$6]-[.R44];2))" office:value-type="float" office:value="33.1592230547144" calcext:value-type="float">
            <text:p>33,1592230547144</text:p>
          </table:table-cell>
          <table:table-cell table:formula="of:=SQRT(POWER([.U$4]-[.$B44];2)+POWER([.U$5]-[.$C44];2)+POWER([.U$6]-[.$D44];2))" office:value-type="float" office:value="18.1334374568089" calcext:value-type="float">
            <text:p>18,1334374568089</text:p>
          </table:table-cell>
          <table:table-cell table:formula="of:=SQRT(POWER([.V$4]-[.R44];2)+POWER([.V$5]-[.S44];2)+POWER([.V$6]-[.T44];2))" office:value-type="float" office:value="24.5847453712373" calcext:value-type="float">
            <text:p>24,5847453712373</text:p>
          </table:table-cell>
          <table:table-cell table:formula="of:=SQRT(POWER([.W$4]-[.$B44];2)+POWER([.W$5]-[.$C44];2)+POWER([.W$6]-[.$D44];2))" office:value-type="float" office:value="16.2538638483285" calcext:value-type="float">
            <text:p>16,2538638483285</text:p>
          </table:table-cell>
          <table:table-cell table:formula="of:=SQRT(POWER([.X$4]-[.T44];2)+POWER([.X$5]-[.U44];2)+POWER([.X$6]-[.V44];2))" office:value-type="float" office:value="20.7299341891609" calcext:value-type="float">
            <text:p>20,7299341891609</text:p>
          </table:table-cell>
          <table:table-cell table:formula="of:=SQRT(POWER([.Y$4]-[.$B44];2)+POWER([.Y$5]-[.$C44];2)+POWER([.Y$6]-[.$D44];2))" office:value-type="float" office:value="17.3658550610098" calcext:value-type="float">
            <text:p>17,3658550610098</text:p>
          </table:table-cell>
          <table:table-cell table:formula="of:=SQRT(POWER([.Z$4]-[.V44];2)+POWER([.Z$5]-[.W44];2)+POWER([.Z$6]-[.X44];2))" office:value-type="float" office:value="28.9263049961852" calcext:value-type="float">
            <text:p>28,9263049961852</text:p>
          </table:table-cell>
          <table:table-cell table:formula="of:=SQRT(POWER([.AA$4]-[.$B44];2)+POWER([.AA$5]-[.$C44];2)+POWER([.AA$6]-[.$D44];2))" office:value-type="float" office:value="18.8414031324634" calcext:value-type="float">
            <text:p>18,8414031324634</text:p>
          </table:table-cell>
          <table:table-cell table:formula="of:=SQRT(POWER([.AB$4]-[.X44];2)+POWER([.AB$5]-[.Y44];2)+POWER([.AB$6]-[.Z44];2))" office:value-type="float" office:value="32.5343105875821" calcext:value-type="float">
            <text:p>32,5343105875821</text:p>
          </table:table-cell>
          <table:table-cell table:formula="of:=SQRT(POWER([.AC$4]-[.$B44];2)+POWER([.AC$5]-[.$C44];2)+POWER([.AC$6]-[.$D44];2))" office:value-type="float" office:value="6.64759806245835" calcext:value-type="float">
            <text:p>6,64759806245835</text:p>
          </table:table-cell>
          <table:table-cell table:formula="of:=SQRT(POWER([.AD$4]-[.Z44];2)+POWER([.AD$5]-[.AA44];2)+POWER([.AD$6]-[.AB44];2))" office:value-type="float" office:value="27.6959058415931" calcext:value-type="float">
            <text:p>27,6959058415931</text:p>
          </table:table-cell>
          <table:table-cell table:formula="of:=SQRT(POWER([.AE$4]-[.$B44];2)+POWER([.AE$5]-[.$C44];2)+POWER([.AE$6]-[.$D44];2))" office:value-type="float" office:value="6.22778170779933" calcext:value-type="float">
            <text:p>6,22778170779933</text:p>
          </table:table-cell>
          <table:table-cell table:formula="of:=SQRT(POWER([.AF$4]-[.AB44];2)+POWER([.AF$5]-[.AC44];2)+POWER([.AF$6]-[.AD44];2))" office:value-type="float" office:value="27.8824875042568" calcext:value-type="float">
            <text:p>27,8824875042568</text:p>
          </table:table-cell>
          <table:table-cell table:formula="of:=SQRT(POWER([.AG$4]-[.$B44];2)+POWER([.AG$5]-[.$C44];2)+POWER([.AG$6]-[.$D44];2))" office:value-type="float" office:value="6.28404980884143" calcext:value-type="float">
            <text:p>6,28404980884143</text:p>
          </table:table-cell>
          <table:table-cell table:formula="of:=SQRT(POWER([.AH$4]-[.AD44];2)+POWER([.AH$5]-[.AE44];2)+POWER([.AH$6]-[.AF44];2))" office:value-type="float" office:value="31.2854796637787" calcext:value-type="float">
            <text:p>31,2854796637787</text:p>
          </table:table-cell>
          <table:table-cell table:formula="of:=SQRT(POWER([.AI$4]-[.$B44];2)+POWER([.AI$5]-[.$C44];2)+POWER([.AI$6]-[.$D44];2))" office:value-type="float" office:value="4.59560083122979" calcext:value-type="float">
            <text:p>4,59560083122979</text:p>
          </table:table-cell>
          <table:table-cell table:formula="of:=SQRT(POWER([.AJ$4]-[.AF44];2)+POWER([.AJ$5]-[.AG44];2)+POWER([.AJ$6]-[.AH44];2))" office:value-type="float" office:value="33.1450250473191" calcext:value-type="float">
            <text:p>33,1450250473191</text:p>
          </table:table-cell>
          <table:table-cell table:formula="of:=SQRT(POWER([.AK$4]-[.$B44];2)+POWER([.AK$5]-[.$C44];2)+POWER([.AK$6]-[.$D44];2))" office:value-type="float" office:value="5.07986436826811" calcext:value-type="float">
            <text:p>5,07986436826811</text:p>
          </table:table-cell>
          <table:table-cell table:formula="of:=SQRT(POWER([.AL$4]-[.AH44];2)+POWER([.AL$5]-[.AI44];2)+POWER([.AL$6]-[.AJ44];2))" office:value-type="float" office:value="32.0547557948162" calcext:value-type="float">
            <text:p>32,0547557948162</text:p>
          </table:table-cell>
          <table:table-cell table:formula="of:=SQRT(POWER([.AM$4]-[.$B44];2)+POWER([.AM$5]-[.$C44];2)+POWER([.AM$6]-[.$D44];2))" office:value-type="float" office:value="2.51626012168853" calcext:value-type="float">
            <text:p>2,51626012168853</text:p>
          </table:table-cell>
          <table:table-cell table:formula="of:=SQRT(POWER([.AN$4]-[.AJ44];2)+POWER([.AN$5]-[.AK44];2)+POWER([.AN$6]-[.AL44];2))" office:value-type="float" office:value="32.4645848118786" calcext:value-type="float">
            <text:p>32,4645848118786</text:p>
          </table:table-cell>
          <table:table-cell table:formula="of:=SQRT(POWER([.AO$4]-[.$B44];2)+POWER([.AO$5]-[.$C44];2)+POWER([.AO$6]-[.$D44];2))" office:value-type="float" office:value="2.42893577519044" calcext:value-type="float">
            <text:p>2,42893577519044</text:p>
          </table:table-cell>
          <table:table-cell table:formula="of:=SQRT(POWER([.AP$4]-[.AL44];2)+POWER([.AP$5]-[.AM44];2)+POWER([.AP$6]-[.AN44];2))" office:value-type="float" office:value="36.234191466506" calcext:value-type="float">
            <text:p>36,234191466506</text:p>
          </table:table-cell>
          <table:table-cell table:formula="of:=SQRT(POWER([.AQ$4]-[.$B44];2)+POWER([.AQ$5]-[.$C44];2)+POWER([.AQ$6]-[.$D44];2))" office:value-type="float" office:value="16.6092206018223" calcext:value-type="float">
            <text:p>16,6092206018223</text:p>
          </table:table-cell>
          <table:table-cell table:formula="of:=SQRT(POWER([.AR$4]-[.AN44];2)+POWER([.AR$5]-[.AO44];2)+POWER([.AR$6]-[.AP44];2))" office:value-type="float" office:value="45.4302788382462" calcext:value-type="float">
            <text:p>45,4302788382462</text:p>
          </table:table-cell>
          <table:table-cell table:formula="of:=SQRT(POWER([.AS$4]-[.$B44];2)+POWER([.AS$5]-[.$C44];2)+POWER([.AS$6]-[.$D44];2))" office:value-type="float" office:value="18.2989010872238" calcext:value-type="float">
            <text:p>18,2989010872238</text:p>
          </table:table-cell>
          <table:table-cell table:formula="of:=SQRT(POWER([.AT$4]-[.AP44];2)+POWER([.AT$5]-[.AQ44];2)+POWER([.AT$6]-[.AR44];2))" office:value-type="float" office:value="42.1768119107061" calcext:value-type="float">
            <text:p>42,1768119107061</text:p>
          </table:table-cell>
          <table:table-cell table:formula="of:=SQRT(POWER([.AU$4]-[.$B44];2)+POWER([.AU$5]-[.$C44];2)+POWER([.AU$6]-[.$D44];2))" office:value-type="float" office:value="16.1416025846259" calcext:value-type="float">
            <text:p>16,1416025846259</text:p>
          </table:table-cell>
          <table:table-cell table:formula="of:=SQRT(POWER([.AV$4]-[.AR44];2)+POWER([.AV$5]-[.AS44];2)+POWER([.AV$6]-[.AT44];2))" office:value-type="float" office:value="35.8933257311752" calcext:value-type="float">
            <text:p>35,8933257311752</text:p>
          </table:table-cell>
          <table:table-cell table:formula="of:=SQRT(POWER([.AW$4]-[.$B44];2)+POWER([.AW$5]-[.$C44];2)+POWER([.AW$6]-[.$D44];2))" office:value-type="float" office:value="14.6067103072526" calcext:value-type="float">
            <text:p>14,6067103072526</text:p>
          </table:table-cell>
          <table:table-cell table:formula="of:=SQRT(POWER([.AX$4]-[.AT44];2)+POWER([.AX$5]-[.AU44];2)+POWER([.AX$6]-[.AV44];2))" office:value-type="float" office:value="30.8224953963933" calcext:value-type="float">
            <text:p>30,8224953963933</text:p>
          </table:table-cell>
          <table:table-cell table:formula="of:=SQRT(POWER([.AY$4]-[.$B44];2)+POWER([.AY$5]-[.$C44];2)+POWER([.AY$6]-[.$D44];2))" office:value-type="float" office:value="27.6668604832569" calcext:value-type="float">
            <text:p>27,6668604832569</text:p>
          </table:table-cell>
          <table:table-cell table:formula="of:=SQRT(POWER([.AZ$4]-[.AV44];2)+POWER([.AZ$5]-[.AW44];2)+POWER([.AZ$6]-[.AX44];2))" office:value-type="float" office:value="36.2176099577751" calcext:value-type="float">
            <text:p>36,2176099577751</text:p>
          </table:table-cell>
          <table:table-cell table:formula="of:=SQRT(POWER([.BA$4]-[.$B44];2)+POWER([.BA$5]-[.$C44];2)+POWER([.BA$6]-[.$D44];2))" office:value-type="float" office:value="29.7882640481113" calcext:value-type="float">
            <text:p>29,7882640481113</text:p>
          </table:table-cell>
          <table:table-cell table:formula="of:=SQRT(POWER([.BB$4]-[.AX44];2)+POWER([.BB$5]-[.AY44];2)+POWER([.BB$6]-[.AZ44];2))" office:value-type="float" office:value="33.7648064650384" calcext:value-type="float">
            <text:p>33,7648064650384</text:p>
          </table:table-cell>
          <table:table-cell table:formula="of:=SQRT(POWER([.BC$4]-[.$B44];2)+POWER([.BC$5]-[.$C44];2)+POWER([.BC$6]-[.$D44];2))" office:value-type="float" office:value="28.6440492598375" calcext:value-type="float">
            <text:p>28,6440492598375</text:p>
          </table:table-cell>
          <table:table-cell table:formula="of:=SQRT(POWER([.BD$4]-[.AZ44];2)+POWER([.BD$5]-[.BA44];2)+POWER([.BD$6]-[.BB44];2))" office:value-type="float" office:value="27.2035083341077" calcext:value-type="float">
            <text:p>27,2035083341077</text:p>
          </table:table-cell>
          <table:table-cell table:formula="of:=SQRT(POWER([.BE$4]-[.$B44];2)+POWER([.BE$5]-[.$C44];2)+POWER([.BE$6]-[.$D44];2))" office:value-type="float" office:value="29.1111315650904" calcext:value-type="float">
            <text:p>29,1111315650904</text:p>
          </table:table-cell>
          <table:table-cell table:formula="of:=SQRT(POWER([.BF$4]-[.BB44];2)+POWER([.BF$5]-[.BC44];2)+POWER([.BF$6]-[.BD44];2))" office:value-type="float" office:value="23.1031008401172" calcext:value-type="float">
            <text:p>23,1031008401172</text:p>
          </table:table-cell>
          <table:table-cell table:formula="of:=SQRT(POWER([.BG$4]-[.$B44];2)+POWER([.BG$5]-[.$C44];2)+POWER([.BG$6]-[.$D44];2))" office:value-type="float" office:value="29.9550746785916" calcext:value-type="float">
            <text:p>29,9550746785916</text:p>
          </table:table-cell>
          <table:table-cell table:formula="of:=SQRT(POWER([.BH$4]-[.BD44];2)+POWER([.BH$5]-[.BE44];2)+POWER([.BH$6]-[.BF44];2))" office:value-type="float" office:value="20.1366143443417" calcext:value-type="float">
            <text:p>20,1366143443417</text:p>
          </table:table-cell>
          <table:table-cell table:formula="of:=SQRT(POWER([.BI$4]-[.$B44];2)+POWER([.BI$5]-[.$C44];2)+POWER([.BI$6]-[.$D44];2))" office:value-type="float" office:value="31.1937110809214" calcext:value-type="float">
            <text:p>31,1937110809214</text:p>
          </table:table-cell>
          <table:table-cell table:formula="of:=SQRT(POWER([.BJ$4]-[.BF44];2)+POWER([.BJ$5]-[.BG44];2)+POWER([.BJ$6]-[.BH44];2))" office:value-type="float" office:value="17.3045764210887" calcext:value-type="float">
            <text:p>17,3045764210887</text:p>
          </table:table-cell>
          <table:table-cell table:formula="of:=SQRT(POWER([.BK$4]-[.$B44];2)+POWER([.BK$5]-[.$C44];2)+POWER([.BK$6]-[.$D44];2))" office:value-type="float" office:value="29.6897666545226" calcext:value-type="float">
            <text:p>29,6897666545226</text:p>
          </table:table-cell>
          <table:table-cell table:formula="of:=SQRT(POWER([.BL$4]-[.BH44];2)+POWER([.BL$5]-[.BI44];2)+POWER([.BL$6]-[.BJ44];2))" office:value-type="float" office:value="15.1202891275272" calcext:value-type="float">
            <text:p>15,1202891275272</text:p>
          </table:table-cell>
          <table:table-cell table:formula="of:=SQRT(POWER([.BM$4]-[.$B44];2)+POWER([.BM$5]-[.$C44];2)+POWER([.BM$6]-[.$D44];2))" office:value-type="float" office:value="27.524337049237" calcext:value-type="float">
            <text:p>27,524337049237</text:p>
          </table:table-cell>
          <table:table-cell table:formula="of:=SQRT(POWER([.BN$4]-[.BJ44];2)+POWER([.BN$5]-[.BK44];2)+POWER([.BN$6]-[.BL44];2))" office:value-type="float" office:value="19.4630940298679" calcext:value-type="float">
            <text:p>19,4630940298679</text:p>
          </table:table-cell>
          <table:table-cell table:formula="of:=SQRT(POWER([.BO$4]-[.$B44];2)+POWER([.BO$5]-[.$C44];2)+POWER([.BO$6]-[.$D44];2))" office:value-type="float" office:value="27.953311306534" calcext:value-type="float">
            <text:p>27,953311306534</text:p>
          </table:table-cell>
          <table:table-cell table:formula="of:=SQRT(POWER([.BP$4]-[.BL44];2)+POWER([.BP$5]-[.BM44];2)+POWER([.BP$6]-[.BN44];2))" office:value-type="float" office:value="19.719535879583" calcext:value-type="float">
            <text:p>19,719535879583</text:p>
          </table:table-cell>
          <table:table-cell table:formula="of:=SQRT(POWER([.BQ$4]-[.$B44];2)+POWER([.BQ$5]-[.$C44];2)+POWER([.BQ$6]-[.$D44];2))" office:value-type="float" office:value="29.7404955742166" calcext:value-type="float">
            <text:p>29,7404955742166</text:p>
          </table:table-cell>
          <table:table-cell table:formula="of:=SQRT(POWER([.BR$4]-[.BN44];2)+POWER([.BR$5]-[.BO44];2)+POWER([.BR$6]-[.BP44];2))" office:value-type="float" office:value="15.7361956709044" calcext:value-type="float">
            <text:p>15,7361956709044</text:p>
          </table:table-cell>
          <table:table-cell table:formula="of:=SQRT(POWER([.BS$4]-[.$B44];2)+POWER([.BS$5]-[.$C44];2)+POWER([.BS$6]-[.$D44];2))" office:value-type="float" office:value="30.3506855606261" calcext:value-type="float">
            <text:p>30,3506855606261</text:p>
          </table:table-cell>
          <table:table-cell table:formula="of:=SQRT(POWER([.BT$4]-[.BP44];2)+POWER([.BT$5]-[.BQ44];2)+POWER([.BT$6]-[.BR44];2))" office:value-type="float" office:value="11.2764489721813" calcext:value-type="float">
            <text:p>11,2764489721813</text:p>
          </table:table-cell>
          <table:table-cell table:formula="of:=SQRT(POWER([.BU$4]-[.$B44];2)+POWER([.BU$5]-[.$C44];2)+POWER([.BU$6]-[.$D44];2))" office:value-type="float" office:value="29.7455305718355" calcext:value-type="float">
            <text:p>29,7455305718355</text:p>
          </table:table-cell>
          <table:table-cell table:formula="of:=SQRT(POWER([.BV$4]-[.BR44];2)+POWER([.BV$5]-[.BS44];2)+POWER([.BV$6]-[.BT44];2))" office:value-type="float" office:value="11.2828209573418" calcext:value-type="float">
            <text:p>11,2828209573418</text:p>
          </table:table-cell>
          <table:table-cell table:formula="of:=SQRT(POWER([.BW$4]-[.$B44];2)+POWER([.BW$5]-[.$C44];2)+POWER([.BW$6]-[.$D44];2))" office:value-type="float" office:value="26.2540746361398" calcext:value-type="float">
            <text:p>26,2540746361398</text:p>
          </table:table-cell>
          <table:table-cell table:formula="of:=SQRT(POWER([.BX$4]-[.BT44];2)+POWER([.BX$5]-[.BU44];2)+POWER([.BX$6]-[.BV44];2))" office:value-type="float" office:value="25.0185728790519" calcext:value-type="float">
            <text:p>25,0185728790519</text:p>
          </table:table-cell>
          <table:table-cell table:formula="of:=SQRT(POWER([.BY$4]-[.$B44];2)+POWER([.BY$5]-[.$C44];2)+POWER([.BY$6]-[.$D44];2))" office:value-type="float" office:value="24.5097041393812" calcext:value-type="float">
            <text:p>24,5097041393812</text:p>
          </table:table-cell>
          <table:table-cell table:formula="of:=SQRT(POWER([.BZ$4]-[.BV44];2)+POWER([.BZ$5]-[.BW44];2)+POWER([.BZ$6]-[.BX44];2))" office:value-type="float" office:value="30.3275555265694" calcext:value-type="float">
            <text:p>30,3275555265694</text:p>
          </table:table-cell>
          <table:table-cell table:formula="of:=SQRT(POWER([.CA$4]-[.$B44];2)+POWER([.CA$5]-[.$C44];2)+POWER([.CA$6]-[.$D44];2))" office:value-type="float" office:value="24.4557146900269" calcext:value-type="float">
            <text:p>24,4557146900269</text:p>
          </table:table-cell>
          <table:table-cell table:formula="of:=SQRT(POWER([.CB$4]-[.BX44];2)+POWER([.CB$5]-[.BY44];2)+POWER([.CB$6]-[.BZ44];2))" office:value-type="float" office:value="25.7937641697195" calcext:value-type="float">
            <text:p>25,7937641697195</text:p>
          </table:table-cell>
          <table:table-cell table:formula="of:=SQRT(POWER([.CC$4]-[.$B44];2)+POWER([.CC$5]-[.$C44];2)+POWER([.CC$6]-[.$D44];2))" office:value-type="float" office:value="25.9770749893055" calcext:value-type="float">
            <text:p>25,9770749893055</text:p>
          </table:table-cell>
          <table:table-cell table:formula="of:=SQRT(POWER([.CD$4]-[.BZ44];2)+POWER([.CD$5]-[.CA44];2)+POWER([.CD$6]-[.CB44];2))" office:value-type="float" office:value="22.1050248131369" calcext:value-type="float">
            <text:p>22,1050248131369</text:p>
          </table:table-cell>
          <table:table-cell table:formula="of:=SQRT(POWER([.CE$4]-[.$B44];2)+POWER([.CE$5]-[.$C44];2)+POWER([.CE$6]-[.$D44];2))" office:value-type="float" office:value="26.9463066671483" calcext:value-type="float">
            <text:p>26,9463066671483</text:p>
          </table:table-cell>
          <table:table-cell table:formula="of:=SQRT(POWER([.CF$4]-[.CB44];2)+POWER([.CF$5]-[.CC44];2)+POWER([.CF$6]-[.CD44];2))" office:value-type="float" office:value="20.8634728380653" calcext:value-type="float">
            <text:p>20,8634728380653</text:p>
          </table:table-cell>
          <table:table-cell table:formula="of:=SQRT(POWER([.CG$4]-[.$B44];2)+POWER([.CG$5]-[.$C44];2)+POWER([.CG$6]-[.$D44];2))" office:value-type="float" office:value="27.1161888177524" calcext:value-type="float">
            <text:p>27,1161888177524</text:p>
          </table:table-cell>
          <table:table-cell table:formula="of:=SQRT(POWER([.CH$4]-[.CD44];2)+POWER([.CH$5]-[.CE44];2)+POWER([.CH$6]-[.CF44];2))" office:value-type="float" office:value="20.9172258122967" calcext:value-type="float">
            <text:p>20,9172258122967</text:p>
          </table:table-cell>
          <table:table-cell table:formula="of:=SQRT(POWER([.CI$4]-[.$B44];2)+POWER([.CI$5]-[.$C44];2)+POWER([.CI$6]-[.$D44];2))" office:value-type="float" office:value="24.5747627455485" calcext:value-type="float">
            <text:p>24,5747627455485</text:p>
          </table:table-cell>
          <table:table-cell table:formula="of:=SQRT(POWER([.CJ$4]-[.CF44];2)+POWER([.CJ$5]-[.CG44];2)+POWER([.CJ$6]-[.CH44];2))" office:value-type="float" office:value="23.1787757055604" calcext:value-type="float">
            <text:p>23,1787757055604</text:p>
          </table:table-cell>
          <table:table-cell table:formula="of:=SQRT(POWER([.CK$4]-[.CG44];2)+POWER([.CK$5]-[.CH44];2)+POWER([.CK$6]-[.CI44];2))" office:value-type="float" office:value="26.3507730653694" calcext:value-type="float">
            <text:p>26,3507730653694</text:p>
          </table:table-cell>
          <table:table-cell table:formula="of:=SQRT(POWER([.CL$4]-[.$B44];2)+POWER([.CL$5]-[.$C44];2)+POWER([.CL$6]-[.$D44];2))" office:value-type="float" office:value="22.6049960185796" calcext:value-type="float">
            <text:p>22,6049960185796</text:p>
          </table:table-cell>
          <table:table-cell table:formula="of:=SQRT(POWER([.CM$4]-[.CI44];2)+POWER([.CM$5]-[.CJ44];2)+POWER([.CM$6]-[.CK44];2))" office:value-type="float" office:value="27.8085213316193" calcext:value-type="float">
            <text:p>27,8085213316193</text:p>
          </table:table-cell>
          <table:table-cell table:formula="of:=SQRT(POWER([.CN$4]-[.$B44];2)+POWER([.CN$5]-[.$C44];2)+POWER([.CN$6]-[.$D44];2))" office:value-type="float" office:value="26.156265425324" calcext:value-type="float">
            <text:p>26,156265425324</text:p>
          </table:table-cell>
          <table:table-cell table:formula="of:=SQRT(POWER([.CO$4]-[.CK44];2)+POWER([.CO$5]-[.CL44];2)+POWER([.CO$6]-[.CM44];2))" office:value-type="float" office:value="27.6699736811099" calcext:value-type="float">
            <text:p>27,6699736811099</text:p>
          </table:table-cell>
          <table:table-cell table:formula="of:=SQRT(POWER([.CP$4]-[.$B44];2)+POWER([.CP$5]-[.$C44];2)+POWER([.CP$6]-[.$D44];2))" office:value-type="float" office:value="27.3000844137889" calcext:value-type="float">
            <text:p>27,3000844137889</text:p>
          </table:table-cell>
          <table:table-cell table:formula="of:=SQRT(POWER([.CQ$4]-[.CM44];2)+POWER([.CQ$5]-[.CN44];2)+POWER([.CQ$6]-[.CO44];2))" office:value-type="float" office:value="25.3202403657541" calcext:value-type="float">
            <text:p>25,3202403657541</text:p>
          </table:table-cell>
          <table:table-cell table:formula="of:=SQRT(POWER([.CR$4]-[.$B44];2)+POWER([.CR$5]-[.$C44];2)+POWER([.CR$6]-[.$D44];2))" office:value-type="float" office:value="28.3484373819793" calcext:value-type="float">
            <text:p>28,3484373819793</text:p>
          </table:table-cell>
          <table:table-cell table:formula="of:=SQRT(POWER([.CS$4]-[.CO44];2)+POWER([.CS$5]-[.CP44];2)+POWER([.CS$6]-[.CQ44];2))" office:value-type="float" office:value="22.9005609110898" calcext:value-type="float">
            <text:p>22,9005609110898</text:p>
          </table:table-cell>
          <table:table-cell table:formula="of:=SQRT(POWER([.CT$4]-[.CP44];2)+POWER([.CT$5]-[.CQ44];2)+POWER([.CT$6]-[.CR44];2))" office:value-type="float" office:value="26.3854415219396" calcext:value-type="float">
            <text:p>26,3854415219396</text:p>
          </table:table-cell>
          <table:table-cell table:formula="of:=SQRT(POWER([.CU$4]-[.$B44];2)+POWER([.CU$5]-[.$C44];2)+POWER([.CU$6]-[.$D44];2))" office:value-type="float" office:value="21.8622372368429" calcext:value-type="float">
            <text:p>21,8622372368429</text:p>
          </table:table-cell>
          <table:table-cell table:formula="of:=SQRT(POWER([.CV$4]-[.CR44];2)+POWER([.CV$5]-[.CS44];2)+POWER([.CV$6]-[.CT44];2))" office:value-type="float" office:value="26.6509229801252" calcext:value-type="float">
            <text:p>26,6509229801252</text:p>
          </table:table-cell>
          <table:table-cell table:formula="of:=SQRT(POWER([.CW$4]-[.$B44];2)+POWER([.CW$5]-[.$C44];2)+POWER([.CW$6]-[.$D44];2))" office:value-type="float" office:value="21.4407621366406" calcext:value-type="float">
            <text:p>21,4407621366406</text:p>
          </table:table-cell>
          <table:table-cell table:formula="of:=SQRT(POWER([.CX$4]-[.CT44];2)+POWER([.CX$5]-[.CU44];2)+POWER([.CX$6]-[.CV44];2))" office:value-type="float" office:value="30.1458337832661" calcext:value-type="float">
            <text:p>30,1458337832661</text:p>
          </table:table-cell>
          <table:table-cell table:formula="of:=SQRT(POWER([.CY$4]-[.$B44];2)+POWER([.CY$5]-[.$C44];2)+POWER([.CY$6]-[.$D44];2))" office:value-type="float" office:value="19.551524365123" calcext:value-type="float">
            <text:p>19,551524365123</text:p>
          </table:table-cell>
          <table:table-cell table:formula="of:=SQRT(POWER([.CZ$4]-[.$B44];2)+POWER([.CZ$5]-[.$C44];2)+POWER([.CZ$6]-[.$D44];2))" office:value-type="float" office:value="18.7658524453327" calcext:value-type="float">
            <text:p>18,7658524453327</text:p>
          </table:table-cell>
          <table:table-cell table:formula="of:=SQRT(POWER([.DA$4]-[.$B44];2)+POWER([.DA$5]-[.$C44];2)+POWER([.DA$6]-[.$D44];2))" office:value-type="float" office:value="17.5935572582693" calcext:value-type="float">
            <text:p>17,5935572582693</text:p>
          </table:table-cell>
          <table:table-cell table:formula="of:=SQRT(POWER([.DB$4]-[.$B44];2)+POWER([.DB$5]-[.$C44];2)+POWER([.DB$6]-[.$D44];2))" office:value-type="float" office:value="18.2806374341816" calcext:value-type="float">
            <text:p>18,28063743418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.027" calcext:value-type="float">
            <text:p>46,027</text:p>
          </table:table-cell>
          <table:table-cell office:value-type="float" office:value="37.378" calcext:value-type="float">
            <text:p>37,378</text:p>
          </table:table-cell>
          <table:table-cell office:value-type="float" office:value="11.711" calcext:value-type="float">
            <text:p>11,711</text:p>
          </table:table-cell>
          <table:table-cell/>
          <table:table-cell table:formula="of:=SQRT(POWER([.F$4]-[.B45];2)+POWER([.F$5]-[.C45];2)+POWER([.F$6]-[.D45];2))" office:value-type="float" office:value="17.5920605387771" calcext:value-type="float">
            <text:p>17,5920605387771</text:p>
          </table:table-cell>
          <table:table-cell table:formula="of:=SQRT(POWER([.G$4]-[.$B45];2)+POWER([.G$5]-[.$C45];2)+POWER([.G$6]-[.$D45];2))" office:value-type="float" office:value="17.6200555617739" calcext:value-type="float">
            <text:p>17,6200555617739</text:p>
          </table:table-cell>
          <table:table-cell table:formula="of:=SQRT(POWER([.H$4]-[.D45];2)+POWER([.H$5]-[.E45];2)+POWER([.H$6]-[.F45];2))" office:value-type="float" office:value="51.0562763968443" calcext:value-type="float">
            <text:p>51,0562763968443</text:p>
          </table:table-cell>
          <table:table-cell table:formula="of:=SQRT(POWER([.I$4]-[.$B45];2)+POWER([.I$5]-[.$C45];2)+POWER([.I$6]-[.$D45];2))" office:value-type="float" office:value="16.7734964750943" calcext:value-type="float">
            <text:p>16,7734964750943</text:p>
          </table:table-cell>
          <table:table-cell table:formula="of:=SQRT(POWER([.J$4]-[.F45];2)+POWER([.J$5]-[.G45];2)+POWER([.J$6]-[.H45];2))" office:value-type="float" office:value="56.9106324568639" calcext:value-type="float">
            <text:p>56,9106324568639</text:p>
          </table:table-cell>
          <table:table-cell table:formula="of:=SQRT(POWER([.K$4]-[.$B45];2)+POWER([.K$5]-[.$C45];2)+POWER([.K$6]-[.$D45];2))" office:value-type="float" office:value="17.7139225751949" calcext:value-type="float">
            <text:p>17,7139225751949</text:p>
          </table:table-cell>
          <table:table-cell table:formula="of:=SQRT(POWER([.L$4]-[.H45];2)+POWER([.L$5]-[.I45];2)+POWER([.L$6]-[.J45];2))" office:value-type="float" office:value="61.7949264481501" calcext:value-type="float">
            <text:p>61,7949264481501</text:p>
          </table:table-cell>
          <table:table-cell table:formula="of:=SQRT(POWER([.M$4]-[.$B45];2)+POWER([.M$5]-[.$C45];2)+POWER([.M$6]-[.$D45];2))" office:value-type="float" office:value="17.7636554796585" calcext:value-type="float">
            <text:p>17,7636554796585</text:p>
          </table:table-cell>
          <table:table-cell table:formula="of:=SQRT(POWER([.N$4]-[.J45];2)+POWER([.N$5]-[.K45];2)+POWER([.N$6]-[.L45];2))" office:value-type="float" office:value="57.928352045554" calcext:value-type="float">
            <text:p>57,928352045554</text:p>
          </table:table-cell>
          <table:table-cell table:formula="of:=SQRT(POWER([.O$4]-[.$B45];2)+POWER([.O$5]-[.$C45];2)+POWER([.O$6]-[.$D45];2))" office:value-type="float" office:value="5.5403831997435" calcext:value-type="float">
            <text:p>5,5403831997435</text:p>
          </table:table-cell>
          <table:table-cell table:formula="of:=SQRT(POWER([.P$4]-[.L45];2)+POWER([.P$5]-[.M45];2)+POWER([.P$6]-[.N45];2))" office:value-type="float" office:value="54.0256437055403" calcext:value-type="float">
            <text:p>54,0256437055403</text:p>
          </table:table-cell>
          <table:table-cell table:formula="of:=SQRT(POWER([.Q$4]-[.$B45];2)+POWER([.Q$5]-[.$C45];2)+POWER([.Q$6]-[.$D45];2))" office:value-type="float" office:value="6.02859942275152" calcext:value-type="float">
            <text:p>6,02859942275152</text:p>
          </table:table-cell>
          <table:table-cell table:formula="of:=SQRT(POWER([.R$4]-[.N45];2)+POWER([.R$5]-[.O45];2)+POWER([.R$6]-[.P45];2))" office:value-type="float" office:value="57.3260367037956" calcext:value-type="float">
            <text:p>57,3260367037956</text:p>
          </table:table-cell>
          <table:table-cell table:formula="of:=SQRT(POWER([.S$4]-[.$B45];2)+POWER([.S$5]-[.$C45];2)+POWER([.S$6]-[.$D45];2))" office:value-type="float" office:value="4.44674004187337" calcext:value-type="float">
            <text:p>4,44674004187337</text:p>
          </table:table-cell>
          <table:table-cell table:formula="of:=SQRT(POWER([.T$4]-[.P45];2)+POWER([.T$5]-[.Q45];2)+POWER([.T$6]-[.R45];2))" office:value-type="float" office:value="59.9621941589385" calcext:value-type="float">
            <text:p>59,9621941589385</text:p>
          </table:table-cell>
          <table:table-cell table:formula="of:=SQRT(POWER([.U$4]-[.$B45];2)+POWER([.U$5]-[.$C45];2)+POWER([.U$6]-[.$D45];2))" office:value-type="float" office:value="4.56066431564526" calcext:value-type="float">
            <text:p>4,56066431564526</text:p>
          </table:table-cell>
          <table:table-cell table:formula="of:=SQRT(POWER([.V$4]-[.R45];2)+POWER([.V$5]-[.S45];2)+POWER([.V$6]-[.T45];2))" office:value-type="float" office:value="55.9774315787527" calcext:value-type="float">
            <text:p>55,9774315787527</text:p>
          </table:table-cell>
          <table:table-cell table:formula="of:=SQRT(POWER([.W$4]-[.$B45];2)+POWER([.W$5]-[.$C45];2)+POWER([.W$6]-[.$D45];2))" office:value-type="float" office:value="5.39859713258917" calcext:value-type="float">
            <text:p>5,39859713258917</text:p>
          </table:table-cell>
          <table:table-cell table:formula="of:=SQRT(POWER([.X$4]-[.T45];2)+POWER([.X$5]-[.U45];2)+POWER([.X$6]-[.V45];2))" office:value-type="float" office:value="53.0797987875474" calcext:value-type="float">
            <text:p>53,0797987875474</text:p>
          </table:table-cell>
          <table:table-cell table:formula="of:=SQRT(POWER([.Y$4]-[.$B45];2)+POWER([.Y$5]-[.$C45];2)+POWER([.Y$6]-[.$D45];2))" office:value-type="float" office:value="5.9263838046485" calcext:value-type="float">
            <text:p>5,9263838046485</text:p>
          </table:table-cell>
          <table:table-cell table:formula="of:=SQRT(POWER([.Z$4]-[.V45];2)+POWER([.Z$5]-[.W45];2)+POWER([.Z$6]-[.X45];2))" office:value-type="float" office:value="47.7309618321451" calcext:value-type="float">
            <text:p>47,7309618321451</text:p>
          </table:table-cell>
          <table:table-cell table:formula="of:=SQRT(POWER([.AA$4]-[.$B45];2)+POWER([.AA$5]-[.$C45];2)+POWER([.AA$6]-[.$D45];2))" office:value-type="float" office:value="6.85735524819883" calcext:value-type="float">
            <text:p>6,85735524819883</text:p>
          </table:table-cell>
          <table:table-cell table:formula="of:=SQRT(POWER([.AB$4]-[.X45];2)+POWER([.AB$5]-[.Y45];2)+POWER([.AB$6]-[.Z45];2))" office:value-type="float" office:value="40.4139833405611" calcext:value-type="float">
            <text:p>40,4139833405611</text:p>
          </table:table-cell>
          <table:table-cell table:formula="of:=SQRT(POWER([.AC$4]-[.$B45];2)+POWER([.AC$5]-[.$C45];2)+POWER([.AC$6]-[.$D45];2))" office:value-type="float" office:value="13.9973314956816" calcext:value-type="float">
            <text:p>13,9973314956816</text:p>
          </table:table-cell>
          <table:table-cell table:formula="of:=SQRT(POWER([.AD$4]-[.Z45];2)+POWER([.AD$5]-[.AA45];2)+POWER([.AD$6]-[.AB45];2))" office:value-type="float" office:value="31.252377400529" calcext:value-type="float">
            <text:p>31,252377400529</text:p>
          </table:table-cell>
          <table:table-cell table:formula="of:=SQRT(POWER([.AE$4]-[.$B45];2)+POWER([.AE$5]-[.$C45];2)+POWER([.AE$6]-[.$D45];2))" office:value-type="float" office:value="15.7086730820907" calcext:value-type="float">
            <text:p>15,7086730820907</text:p>
          </table:table-cell>
          <table:table-cell table:formula="of:=SQRT(POWER([.AF$4]-[.AB45];2)+POWER([.AF$5]-[.AC45];2)+POWER([.AF$6]-[.AD45];2))" office:value-type="float" office:value="23.238745347644" calcext:value-type="float">
            <text:p>23,238745347644</text:p>
          </table:table-cell>
          <table:table-cell table:formula="of:=SQRT(POWER([.AG$4]-[.$B45];2)+POWER([.AG$5]-[.$C45];2)+POWER([.AG$6]-[.$D45];2))" office:value-type="float" office:value="16.1595458166373" calcext:value-type="float">
            <text:p>16,1595458166373</text:p>
          </table:table-cell>
          <table:table-cell table:formula="of:=SQRT(POWER([.AH$4]-[.AD45];2)+POWER([.AH$5]-[.AE45];2)+POWER([.AH$6]-[.AF45];2))" office:value-type="float" office:value="21.855549562157" calcext:value-type="float">
            <text:p>21,855549562157</text:p>
          </table:table-cell>
          <table:table-cell table:formula="of:=SQRT(POWER([.AI$4]-[.$B45];2)+POWER([.AI$5]-[.$C45];2)+POWER([.AI$6]-[.$D45];2))" office:value-type="float" office:value="14.4882462016629" calcext:value-type="float">
            <text:p>14,4882462016629</text:p>
          </table:table-cell>
          <table:table-cell table:formula="of:=SQRT(POWER([.AJ$4]-[.AF45];2)+POWER([.AJ$5]-[.AG45];2)+POWER([.AJ$6]-[.AH45];2))" office:value-type="float" office:value="29.5545111230661" calcext:value-type="float">
            <text:p>29,5545111230661</text:p>
          </table:table-cell>
          <table:table-cell table:formula="of:=SQRT(POWER([.AK$4]-[.$B45];2)+POWER([.AK$5]-[.$C45];2)+POWER([.AK$6]-[.$D45];2))" office:value-type="float" office:value="15.0026111393984" calcext:value-type="float">
            <text:p>15,0026111393984</text:p>
          </table:table-cell>
          <table:table-cell table:formula="of:=SQRT(POWER([.AL$4]-[.AH45];2)+POWER([.AL$5]-[.AI45];2)+POWER([.AL$6]-[.AJ45];2))" office:value-type="float" office:value="33.431033974224" calcext:value-type="float">
            <text:p>33,431033974224</text:p>
          </table:table-cell>
          <table:table-cell table:formula="of:=SQRT(POWER([.AM$4]-[.$B45];2)+POWER([.AM$5]-[.$C45];2)+POWER([.AM$6]-[.$D45];2))" office:value-type="float" office:value="15.3691921062885" calcext:value-type="float">
            <text:p>15,3691921062885</text:p>
          </table:table-cell>
          <table:table-cell table:formula="of:=SQRT(POWER([.AN$4]-[.AJ45];2)+POWER([.AN$5]-[.AK45];2)+POWER([.AN$6]-[.AL45];2))" office:value-type="float" office:value="31.8904014692033" calcext:value-type="float">
            <text:p>31,8904014692033</text:p>
          </table:table-cell>
          <table:table-cell table:formula="of:=SQRT(POWER([.AO$4]-[.$B45];2)+POWER([.AO$5]-[.$C45];2)+POWER([.AO$6]-[.$D45];2))" office:value-type="float" office:value="16.7244568222708" calcext:value-type="float">
            <text:p>16,7244568222708</text:p>
          </table:table-cell>
          <table:table-cell table:formula="of:=SQRT(POWER([.AP$4]-[.AL45];2)+POWER([.AP$5]-[.AM45];2)+POWER([.AP$6]-[.AN45];2))" office:value-type="float" office:value="29.455089752759" calcext:value-type="float">
            <text:p>29,455089752759</text:p>
          </table:table-cell>
          <table:table-cell table:formula="of:=SQRT(POWER([.AQ$4]-[.$B45];2)+POWER([.AQ$5]-[.$C45];2)+POWER([.AQ$6]-[.$D45];2))" office:value-type="float" office:value="0" calcext:value-type="float">
            <text:p>0</text:p>
          </table:table-cell>
          <table:table-cell table:formula="of:=SQRT(POWER([.AR$4]-[.AN45];2)+POWER([.AR$5]-[.AO45];2)+POWER([.AR$6]-[.AP45];2))" office:value-type="float" office:value="31.3363167962431" calcext:value-type="float">
            <text:p>31,3363167962431</text:p>
          </table:table-cell>
          <table:table-cell table:formula="of:=SQRT(POWER([.AS$4]-[.$B45];2)+POWER([.AS$5]-[.$C45];2)+POWER([.AS$6]-[.$D45];2))" office:value-type="float" office:value="2.38835717596845" calcext:value-type="float">
            <text:p>2,38835717596845</text:p>
          </table:table-cell>
          <table:table-cell table:formula="of:=SQRT(POWER([.AT$4]-[.AP45];2)+POWER([.AT$5]-[.AQ45];2)+POWER([.AT$6]-[.AR45];2))" office:value-type="float" office:value="46.7095101445344" calcext:value-type="float">
            <text:p>46,7095101445344</text:p>
          </table:table-cell>
          <table:table-cell table:formula="of:=SQRT(POWER([.AU$4]-[.$B45];2)+POWER([.AU$5]-[.$C45];2)+POWER([.AU$6]-[.$D45];2))" office:value-type="float" office:value="2.43465377415352" calcext:value-type="float">
            <text:p>2,43465377415352</text:p>
          </table:table-cell>
          <table:table-cell table:formula="of:=SQRT(POWER([.AV$4]-[.AR45];2)+POWER([.AV$5]-[.AS45];2)+POWER([.AV$6]-[.AT45];2))" office:value-type="float" office:value="50.5873912869633" calcext:value-type="float">
            <text:p>50,5873912869633</text:p>
          </table:table-cell>
          <table:table-cell table:formula="of:=SQRT(POWER([.AW$4]-[.$B45];2)+POWER([.AW$5]-[.$C45];2)+POWER([.AW$6]-[.$D45];2))" office:value-type="float" office:value="3.00916616357422" calcext:value-type="float">
            <text:p>3,00916616357422</text:p>
          </table:table-cell>
          <table:table-cell table:formula="of:=SQRT(POWER([.AX$4]-[.AT45];2)+POWER([.AX$5]-[.AU45];2)+POWER([.AX$6]-[.AV45];2))" office:value-type="float" office:value="50.9330061186082" calcext:value-type="float">
            <text:p>50,9330061186082</text:p>
          </table:table-cell>
          <table:table-cell table:formula="of:=SQRT(POWER([.AY$4]-[.$B45];2)+POWER([.AY$5]-[.$C45];2)+POWER([.AY$6]-[.$D45];2))" office:value-type="float" office:value="12.2907294331948" calcext:value-type="float">
            <text:p>12,2907294331948</text:p>
          </table:table-cell>
          <table:table-cell table:formula="of:=SQRT(POWER([.AZ$4]-[.AV45];2)+POWER([.AZ$5]-[.AW45];2)+POWER([.AZ$6]-[.AX45];2))" office:value-type="float" office:value="60.5488510457977" calcext:value-type="float">
            <text:p>60,5488510457977</text:p>
          </table:table-cell>
          <table:table-cell table:formula="of:=SQRT(POWER([.BA$4]-[.$B45];2)+POWER([.BA$5]-[.$C45];2)+POWER([.BA$6]-[.$D45];2))" office:value-type="float" office:value="14.6406053836582" calcext:value-type="float">
            <text:p>14,6406053836582</text:p>
          </table:table-cell>
          <table:table-cell table:formula="of:=SQRT(POWER([.BB$4]-[.AX45];2)+POWER([.BB$5]-[.AY45];2)+POWER([.BB$6]-[.AZ45];2))" office:value-type="float" office:value="64.8333339923538" calcext:value-type="float">
            <text:p>64,8333339923538</text:p>
          </table:table-cell>
          <table:table-cell table:formula="of:=SQRT(POWER([.BC$4]-[.$B45];2)+POWER([.BC$5]-[.$C45];2)+POWER([.BC$6]-[.$D45];2))" office:value-type="float" office:value="13.0799215211713" calcext:value-type="float">
            <text:p>13,0799215211713</text:p>
          </table:table-cell>
          <table:table-cell table:formula="of:=SQRT(POWER([.BD$4]-[.AZ45];2)+POWER([.BD$5]-[.BA45];2)+POWER([.BD$6]-[.BB45];2))" office:value-type="float" office:value="67.2609746336856" calcext:value-type="float">
            <text:p>67,2609746336856</text:p>
          </table:table-cell>
          <table:table-cell table:formula="of:=SQRT(POWER([.BE$4]-[.$B45];2)+POWER([.BE$5]-[.$C45];2)+POWER([.BE$6]-[.$D45];2))" office:value-type="float" office:value="14.1411759058432" calcext:value-type="float">
            <text:p>14,1411759058432</text:p>
          </table:table-cell>
          <table:table-cell table:formula="of:=SQRT(POWER([.BF$4]-[.BB45];2)+POWER([.BF$5]-[.BC45];2)+POWER([.BF$6]-[.BD45];2))" office:value-type="float" office:value="72.1850094273495" calcext:value-type="float">
            <text:p>72,1850094273495</text:p>
          </table:table-cell>
          <table:table-cell table:formula="of:=SQRT(POWER([.BG$4]-[.$B45];2)+POWER([.BG$5]-[.$C45];2)+POWER([.BG$6]-[.$D45];2))" office:value-type="float" office:value="15.2122540736079" calcext:value-type="float">
            <text:p>15,2122540736079</text:p>
          </table:table-cell>
          <table:table-cell table:formula="of:=SQRT(POWER([.BH$4]-[.BD45];2)+POWER([.BH$5]-[.BE45];2)+POWER([.BH$6]-[.BF45];2))" office:value-type="float" office:value="76.5928134771647" calcext:value-type="float">
            <text:p>76,5928134771647</text:p>
          </table:table-cell>
          <table:table-cell table:formula="of:=SQRT(POWER([.BI$4]-[.$B45];2)+POWER([.BI$5]-[.$C45];2)+POWER([.BI$6]-[.$D45];2))" office:value-type="float" office:value="16.2001695670138" calcext:value-type="float">
            <text:p>16,2001695670138</text:p>
          </table:table-cell>
          <table:table-cell table:formula="of:=SQRT(POWER([.BJ$4]-[.BF45];2)+POWER([.BJ$5]-[.BG45];2)+POWER([.BJ$6]-[.BH45];2))" office:value-type="float" office:value="81.4354412210296" calcext:value-type="float">
            <text:p>81,4354412210296</text:p>
          </table:table-cell>
          <table:table-cell table:formula="of:=SQRT(POWER([.BK$4]-[.$B45];2)+POWER([.BK$5]-[.$C45];2)+POWER([.BK$6]-[.$D45];2))" office:value-type="float" office:value="16.3523597379705" calcext:value-type="float">
            <text:p>16,3523597379705</text:p>
          </table:table-cell>
          <table:table-cell table:formula="of:=SQRT(POWER([.BL$4]-[.BH45];2)+POWER([.BL$5]-[.BI45];2)+POWER([.BL$6]-[.BJ45];2))" office:value-type="float" office:value="88.0264229030256" calcext:value-type="float">
            <text:p>88,0264229030256</text:p>
          </table:table-cell>
          <table:table-cell table:formula="of:=SQRT(POWER([.BM$4]-[.$B45];2)+POWER([.BM$5]-[.$C45];2)+POWER([.BM$6]-[.$D45];2))" office:value-type="float" office:value="14.0533276842177" calcext:value-type="float">
            <text:p>14,0533276842177</text:p>
          </table:table-cell>
          <table:table-cell table:formula="of:=SQRT(POWER([.BN$4]-[.BJ45];2)+POWER([.BN$5]-[.BK45];2)+POWER([.BN$6]-[.BL45];2))" office:value-type="float" office:value="96.0823673085781" calcext:value-type="float">
            <text:p>96,0823673085781</text:p>
          </table:table-cell>
          <table:table-cell table:formula="of:=SQRT(POWER([.BO$4]-[.$B45];2)+POWER([.BO$5]-[.$C45];2)+POWER([.BO$6]-[.$D45];2))" office:value-type="float" office:value="15.6368777574041" calcext:value-type="float">
            <text:p>15,6368777574041</text:p>
          </table:table-cell>
          <table:table-cell table:formula="of:=SQRT(POWER([.BP$4]-[.BL45];2)+POWER([.BP$5]-[.BM45];2)+POWER([.BP$6]-[.BN45];2))" office:value-type="float" office:value="107.097829277281" calcext:value-type="float">
            <text:p>107,097829277281</text:p>
          </table:table-cell>
          <table:table-cell table:formula="of:=SQRT(POWER([.BQ$4]-[.$B45];2)+POWER([.BQ$5]-[.$C45];2)+POWER([.BQ$6]-[.$D45];2))" office:value-type="float" office:value="18.0833196620532" calcext:value-type="float">
            <text:p>18,0833196620532</text:p>
          </table:table-cell>
          <table:table-cell table:formula="of:=SQRT(POWER([.BR$4]-[.BN45];2)+POWER([.BR$5]-[.BO45];2)+POWER([.BR$6]-[.BP45];2))" office:value-type="float" office:value="119.082064237046" calcext:value-type="float">
            <text:p>119,082064237046</text:p>
          </table:table-cell>
          <table:table-cell table:formula="of:=SQRT(POWER([.BS$4]-[.$B45];2)+POWER([.BS$5]-[.$C45];2)+POWER([.BS$6]-[.$D45];2))" office:value-type="float" office:value="19.1665276197855" calcext:value-type="float">
            <text:p>19,1665276197855</text:p>
          </table:table-cell>
          <table:table-cell table:formula="of:=SQRT(POWER([.BT$4]-[.BP45];2)+POWER([.BT$5]-[.BQ45];2)+POWER([.BT$6]-[.BR45];2))" office:value-type="float" office:value="134.895911443137" calcext:value-type="float">
            <text:p>134,895911443137</text:p>
          </table:table-cell>
          <table:table-cell table:formula="of:=SQRT(POWER([.BU$4]-[.$B45];2)+POWER([.BU$5]-[.$C45];2)+POWER([.BU$6]-[.$D45];2))" office:value-type="float" office:value="18.9722388241346" calcext:value-type="float">
            <text:p>18,9722388241346</text:p>
          </table:table-cell>
          <table:table-cell table:formula="of:=SQRT(POWER([.BV$4]-[.BR45];2)+POWER([.BV$5]-[.BS45];2)+POWER([.BV$6]-[.BT45];2))" office:value-type="float" office:value="155.916092952949" calcext:value-type="float">
            <text:p>155,916092952949</text:p>
          </table:table-cell>
          <table:table-cell table:formula="of:=SQRT(POWER([.BW$4]-[.$B45];2)+POWER([.BW$5]-[.$C45];2)+POWER([.BW$6]-[.$D45];2))" office:value-type="float" office:value="12.975739285297" calcext:value-type="float">
            <text:p>12,975739285297</text:p>
          </table:table-cell>
          <table:table-cell table:formula="of:=SQRT(POWER([.BX$4]-[.BT45];2)+POWER([.BX$5]-[.BU45];2)+POWER([.BX$6]-[.BV45];2))" office:value-type="float" office:value="178.317128482153" calcext:value-type="float">
            <text:p>178,317128482153</text:p>
          </table:table-cell>
          <table:table-cell table:formula="of:=SQRT(POWER([.BY$4]-[.$B45];2)+POWER([.BY$5]-[.$C45];2)+POWER([.BY$6]-[.$D45];2))" office:value-type="float" office:value="11.3361916003568" calcext:value-type="float">
            <text:p>11,3361916003568</text:p>
          </table:table-cell>
          <table:table-cell table:formula="of:=SQRT(POWER([.BZ$4]-[.BV45];2)+POWER([.BZ$5]-[.BW45];2)+POWER([.BZ$6]-[.BX45];2))" office:value-type="float" office:value="209.465428725437" calcext:value-type="float">
            <text:p>209,465428725437</text:p>
          </table:table-cell>
          <table:table-cell table:formula="of:=SQRT(POWER([.CA$4]-[.$B45];2)+POWER([.CA$5]-[.$C45];2)+POWER([.CA$6]-[.$D45];2))" office:value-type="float" office:value="10.5967290236186" calcext:value-type="float">
            <text:p>10,5967290236186</text:p>
          </table:table-cell>
          <table:table-cell table:formula="of:=SQRT(POWER([.CB$4]-[.BX45];2)+POWER([.CB$5]-[.BY45];2)+POWER([.CB$6]-[.BZ45];2))" office:value-type="float" office:value="245.408557737634" calcext:value-type="float">
            <text:p>245,408557737634</text:p>
          </table:table-cell>
          <table:table-cell table:formula="of:=SQRT(POWER([.CC$4]-[.$B45];2)+POWER([.CC$5]-[.$C45];2)+POWER([.CC$6]-[.$D45];2))" office:value-type="float" office:value="12.0414058149371" calcext:value-type="float">
            <text:p>12,0414058149371</text:p>
          </table:table-cell>
          <table:table-cell table:formula="of:=SQRT(POWER([.CD$4]-[.BZ45];2)+POWER([.CD$5]-[.CA45];2)+POWER([.CD$6]-[.CB45];2))" office:value-type="float" office:value="292.369614658357" calcext:value-type="float">
            <text:p>292,369614658357</text:p>
          </table:table-cell>
          <table:table-cell table:formula="of:=SQRT(POWER([.CE$4]-[.$B45];2)+POWER([.CE$5]-[.$C45];2)+POWER([.CE$6]-[.$D45];2))" office:value-type="float" office:value="12.7060613094696" calcext:value-type="float">
            <text:p>12,7060613094696</text:p>
          </table:table-cell>
          <table:table-cell table:formula="of:=SQRT(POWER([.CF$4]-[.CB45];2)+POWER([.CF$5]-[.CC45];2)+POWER([.CF$6]-[.CD45];2))" office:value-type="float" office:value="350.68871189745" calcext:value-type="float">
            <text:p>350,68871189745</text:p>
          </table:table-cell>
          <table:table-cell table:formula="of:=SQRT(POWER([.CG$4]-[.$B45];2)+POWER([.CG$5]-[.$C45];2)+POWER([.CG$6]-[.$D45];2))" office:value-type="float" office:value="12.2948991455807" calcext:value-type="float">
            <text:p>12,2948991455807</text:p>
          </table:table-cell>
          <table:table-cell table:formula="of:=SQRT(POWER([.CH$4]-[.CD45];2)+POWER([.CH$5]-[.CE45];2)+POWER([.CH$6]-[.CF45];2))" office:value-type="float" office:value="424.63428635631" calcext:value-type="float">
            <text:p>424,63428635631</text:p>
          </table:table-cell>
          <table:table-cell table:formula="of:=SQRT(POWER([.CI$4]-[.$B45];2)+POWER([.CI$5]-[.$C45];2)+POWER([.CI$6]-[.$D45];2))" office:value-type="float" office:value="11.2147235810786" calcext:value-type="float">
            <text:p>11,2147235810786</text:p>
          </table:table-cell>
          <table:table-cell table:formula="of:=SQRT(POWER([.CJ$4]-[.CF45];2)+POWER([.CJ$5]-[.CG45];2)+POWER([.CJ$6]-[.CH45];2))" office:value-type="float" office:value="523.823969666121" calcext:value-type="float">
            <text:p>523,823969666121</text:p>
          </table:table-cell>
          <table:table-cell table:formula="of:=SQRT(POWER([.CK$4]-[.CG45];2)+POWER([.CK$5]-[.CH45];2)+POWER([.CK$6]-[.CI45];2))" office:value-type="float" office:value="388.522601738729" calcext:value-type="float">
            <text:p>388,522601738729</text:p>
          </table:table-cell>
          <table:table-cell table:formula="of:=SQRT(POWER([.CL$4]-[.$B45];2)+POWER([.CL$5]-[.$C45];2)+POWER([.CL$6]-[.$D45];2))" office:value-type="float" office:value="9.12105092629134" calcext:value-type="float">
            <text:p>9,12105092629134</text:p>
          </table:table-cell>
          <table:table-cell table:formula="of:=SQRT(POWER([.CM$4]-[.CI45];2)+POWER([.CM$5]-[.CJ45];2)+POWER([.CM$6]-[.CK45];2))" office:value-type="float" office:value="619.679799558806" calcext:value-type="float">
            <text:p>619,679799558806</text:p>
          </table:table-cell>
          <table:table-cell table:formula="of:=SQRT(POWER([.CN$4]-[.$B45];2)+POWER([.CN$5]-[.$C45];2)+POWER([.CN$6]-[.$D45];2))" office:value-type="float" office:value="13.7251224402553" calcext:value-type="float">
            <text:p>13,7251224402553</text:p>
          </table:table-cell>
          <table:table-cell table:formula="of:=SQRT(POWER([.CO$4]-[.CK45];2)+POWER([.CO$5]-[.CL45];2)+POWER([.CO$6]-[.CM45];2))" office:value-type="float" office:value="710.587771381524" calcext:value-type="float">
            <text:p>710,587771381524</text:p>
          </table:table-cell>
          <table:table-cell table:formula="of:=SQRT(POWER([.CP$4]-[.$B45];2)+POWER([.CP$5]-[.$C45];2)+POWER([.CP$6]-[.$D45];2))" office:value-type="float" office:value="14.3255132543305" calcext:value-type="float">
            <text:p>14,3255132543305</text:p>
          </table:table-cell>
          <table:table-cell table:formula="of:=SQRT(POWER([.CQ$4]-[.CM45];2)+POWER([.CQ$5]-[.CN45];2)+POWER([.CQ$6]-[.CO45];2))" office:value-type="float" office:value="918.72702147926" calcext:value-type="float">
            <text:p>918,72702147926</text:p>
          </table:table-cell>
          <table:table-cell table:formula="of:=SQRT(POWER([.CR$4]-[.$B45];2)+POWER([.CR$5]-[.$C45];2)+POWER([.CR$6]-[.$D45];2))" office:value-type="float" office:value="15.6013285652216" calcext:value-type="float">
            <text:p>15,6013285652216</text:p>
          </table:table-cell>
          <table:table-cell table:formula="of:=SQRT(POWER([.CS$4]-[.CO45];2)+POWER([.CS$5]-[.CP45];2)+POWER([.CS$6]-[.CQ45];2))" office:value-type="float" office:value="1138.84001303947" calcext:value-type="float">
            <text:p>1138,84001303947</text:p>
          </table:table-cell>
          <table:table-cell table:formula="of:=SQRT(POWER([.CT$4]-[.CP45];2)+POWER([.CT$5]-[.CQ45];2)+POWER([.CT$6]-[.CR45];2))" office:value-type="float" office:value="881.73422777644" calcext:value-type="float">
            <text:p>881,73422777644</text:p>
          </table:table-cell>
          <table:table-cell table:formula="of:=SQRT(POWER([.CU$4]-[.$B45];2)+POWER([.CU$5]-[.$C45];2)+POWER([.CU$6]-[.$D45];2))" office:value-type="float" office:value="10.0021153762592" calcext:value-type="float">
            <text:p>10,0021153762592</text:p>
          </table:table-cell>
          <table:table-cell table:formula="of:=SQRT(POWER([.CV$4]-[.CR45];2)+POWER([.CV$5]-[.CS45];2)+POWER([.CV$6]-[.CT45];2))" office:value-type="float" office:value="1408.99959188322" calcext:value-type="float">
            <text:p>1408,99959188322</text:p>
          </table:table-cell>
          <table:table-cell table:formula="of:=SQRT(POWER([.CW$4]-[.$B45];2)+POWER([.CW$5]-[.$C45];2)+POWER([.CW$6]-[.$D45];2))" office:value-type="float" office:value="9.87694213813162" calcext:value-type="float">
            <text:p>9,87694213813162</text:p>
          </table:table-cell>
          <table:table-cell table:formula="of:=SQRT(POWER([.CX$4]-[.CT45];2)+POWER([.CX$5]-[.CU45];2)+POWER([.CX$6]-[.CV45];2))" office:value-type="float" office:value="1638.79284728654" calcext:value-type="float">
            <text:p>1638,79284728654</text:p>
          </table:table-cell>
          <table:table-cell table:formula="of:=SQRT(POWER([.CY$4]-[.$B45];2)+POWER([.CY$5]-[.$C45];2)+POWER([.CY$6]-[.$D45];2))" office:value-type="float" office:value="9.23441389585717" calcext:value-type="float">
            <text:p>9,23441389585717</text:p>
          </table:table-cell>
          <table:table-cell table:formula="of:=SQRT(POWER([.CZ$4]-[.$B45];2)+POWER([.CZ$5]-[.$C45];2)+POWER([.CZ$6]-[.$D45];2))" office:value-type="float" office:value="8.61358699961869" calcext:value-type="float">
            <text:p>8,61358699961869</text:p>
          </table:table-cell>
          <table:table-cell table:formula="of:=SQRT(POWER([.DA$4]-[.$B45];2)+POWER([.DA$5]-[.$C45];2)+POWER([.DA$6]-[.$D45];2))" office:value-type="float" office:value="9.03695380092208" calcext:value-type="float">
            <text:p>9,03695380092208</text:p>
          </table:table-cell>
          <table:table-cell table:formula="of:=SQRT(POWER([.DB$4]-[.$B45];2)+POWER([.DB$5]-[.$C45];2)+POWER([.DB$6]-[.$D45];2))" office:value-type="float" office:value="7.10021788398075" calcext:value-type="float">
            <text:p>7,100217883980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.782" calcext:value-type="float">
            <text:p>45,782</text:p>
          </table:table-cell>
          <table:table-cell office:value-type="float" office:value="37.28" calcext:value-type="float">
            <text:p>37,28</text:p>
          </table:table-cell>
          <table:table-cell office:value-type="float" office:value="10.312" calcext:value-type="float">
            <text:p>10,312</text:p>
          </table:table-cell>
          <table:table-cell/>
          <table:table-cell table:formula="of:=SQRT(POWER([.F$4]-[.B46];2)+POWER([.F$5]-[.C46];2)+POWER([.F$6]-[.D46];2))" office:value-type="float" office:value="16.4538333527479" calcext:value-type="float">
            <text:p>16,4538333527479</text:p>
          </table:table-cell>
          <table:table-cell table:formula="of:=SQRT(POWER([.G$4]-[.$B46];2)+POWER([.G$5]-[.$C46];2)+POWER([.G$6]-[.$D46];2))" office:value-type="float" office:value="16.5580852153865" calcext:value-type="float">
            <text:p>16,5580852153865</text:p>
          </table:table-cell>
          <table:table-cell table:formula="of:=SQRT(POWER([.H$4]-[.D46];2)+POWER([.H$5]-[.E46];2)+POWER([.H$6]-[.F46];2))" office:value-type="float" office:value="51.3070784069716" calcext:value-type="float">
            <text:p>51,3070784069716</text:p>
          </table:table-cell>
          <table:table-cell table:formula="of:=SQRT(POWER([.I$4]-[.$B46];2)+POWER([.I$5]-[.$C46];2)+POWER([.I$6]-[.$D46];2))" office:value-type="float" office:value="15.7196776684511" calcext:value-type="float">
            <text:p>15,7196776684511</text:p>
          </table:table-cell>
          <table:table-cell table:formula="of:=SQRT(POWER([.J$4]-[.F46];2)+POWER([.J$5]-[.G46];2)+POWER([.J$6]-[.H46];2))" office:value-type="float" office:value="57.8790299874672" calcext:value-type="float">
            <text:p>57,8790299874672</text:p>
          </table:table-cell>
          <table:table-cell table:formula="of:=SQRT(POWER([.K$4]-[.$B46];2)+POWER([.K$5]-[.$C46];2)+POWER([.K$6]-[.$D46];2))" office:value-type="float" office:value="16.7528727984188" calcext:value-type="float">
            <text:p>16,7528727984188</text:p>
          </table:table-cell>
          <table:table-cell table:formula="of:=SQRT(POWER([.L$4]-[.H46];2)+POWER([.L$5]-[.I46];2)+POWER([.L$6]-[.J46];2))" office:value-type="float" office:value="63.126335094462" calcext:value-type="float">
            <text:p>63,126335094462</text:p>
          </table:table-cell>
          <table:table-cell table:formula="of:=SQRT(POWER([.M$4]-[.$B46];2)+POWER([.M$5]-[.$C46];2)+POWER([.M$6]-[.$D46];2))" office:value-type="float" office:value="16.7951001783258" calcext:value-type="float">
            <text:p>16,7951001783258</text:p>
          </table:table-cell>
          <table:table-cell table:formula="of:=SQRT(POWER([.N$4]-[.J46];2)+POWER([.N$5]-[.K46];2)+POWER([.N$6]-[.L46];2))" office:value-type="float" office:value="59.7467944946697" calcext:value-type="float">
            <text:p>59,7467944946697</text:p>
          </table:table-cell>
          <table:table-cell table:formula="of:=SQRT(POWER([.O$4]-[.$B46];2)+POWER([.O$5]-[.$C46];2)+POWER([.O$6]-[.$D46];2))" office:value-type="float" office:value="5.76625927270011" calcext:value-type="float">
            <text:p>5,76625927270011</text:p>
          </table:table-cell>
          <table:table-cell table:formula="of:=SQRT(POWER([.P$4]-[.L46];2)+POWER([.P$5]-[.M46];2)+POWER([.P$6]-[.N46];2))" office:value-type="float" office:value="56.4259288974315" calcext:value-type="float">
            <text:p>56,4259288974315</text:p>
          </table:table-cell>
          <table:table-cell table:formula="of:=SQRT(POWER([.Q$4]-[.$B46];2)+POWER([.Q$5]-[.$C46];2)+POWER([.Q$6]-[.$D46];2))" office:value-type="float" office:value="6.66247919321329" calcext:value-type="float">
            <text:p>6,66247919321329</text:p>
          </table:table-cell>
          <table:table-cell table:formula="of:=SQRT(POWER([.R$4]-[.N46];2)+POWER([.R$5]-[.O46];2)+POWER([.R$6]-[.P46];2))" office:value-type="float" office:value="59.3856064640302" calcext:value-type="float">
            <text:p>59,3856064640302</text:p>
          </table:table-cell>
          <table:table-cell table:formula="of:=SQRT(POWER([.S$4]-[.$B46];2)+POWER([.S$5]-[.$C46];2)+POWER([.S$6]-[.$D46];2))" office:value-type="float" office:value="5.06407158322234" calcext:value-type="float">
            <text:p>5,06407158322234</text:p>
          </table:table-cell>
          <table:table-cell table:formula="of:=SQRT(POWER([.T$4]-[.P46];2)+POWER([.T$5]-[.Q46];2)+POWER([.T$6]-[.R46];2))" office:value-type="float" office:value="61.5628291897294" calcext:value-type="float">
            <text:p>61,5628291897294</text:p>
          </table:table-cell>
          <table:table-cell table:formula="of:=SQRT(POWER([.U$4]-[.$B46];2)+POWER([.U$5]-[.$C46];2)+POWER([.U$6]-[.$D46];2))" office:value-type="float" office:value="5.57603380549293" calcext:value-type="float">
            <text:p>5,57603380549293</text:p>
          </table:table-cell>
          <table:table-cell table:formula="of:=SQRT(POWER([.V$4]-[.R46];2)+POWER([.V$5]-[.S46];2)+POWER([.V$6]-[.T46];2))" office:value-type="float" office:value="57.423076147748" calcext:value-type="float">
            <text:p>57,423076147748</text:p>
          </table:table-cell>
          <table:table-cell table:formula="of:=SQRT(POWER([.W$4]-[.$B46];2)+POWER([.W$5]-[.$C46];2)+POWER([.W$6]-[.$D46];2))" office:value-type="float" office:value="6.37590817060597" calcext:value-type="float">
            <text:p>6,37590817060597</text:p>
          </table:table-cell>
          <table:table-cell table:formula="of:=SQRT(POWER([.X$4]-[.T46];2)+POWER([.X$5]-[.U46];2)+POWER([.X$6]-[.V46];2))" office:value-type="float" office:value="54.1708595658958" calcext:value-type="float">
            <text:p>54,1708595658958</text:p>
          </table:table-cell>
          <table:table-cell table:formula="of:=SQRT(POWER([.Y$4]-[.$B46];2)+POWER([.Y$5]-[.$C46];2)+POWER([.Y$6]-[.$D46];2))" office:value-type="float" office:value="7.1860973413947" calcext:value-type="float">
            <text:p>7,1860973413947</text:p>
          </table:table-cell>
          <table:table-cell table:formula="of:=SQRT(POWER([.Z$4]-[.V46];2)+POWER([.Z$5]-[.W46];2)+POWER([.Z$6]-[.X46];2))" office:value-type="float" office:value="48.2643184149366" calcext:value-type="float">
            <text:p>48,2643184149366</text:p>
          </table:table-cell>
          <table:table-cell table:formula="of:=SQRT(POWER([.AA$4]-[.$B46];2)+POWER([.AA$5]-[.$C46];2)+POWER([.AA$6]-[.$D46];2))" office:value-type="float" office:value="8.08184069380237" calcext:value-type="float">
            <text:p>8,08184069380237</text:p>
          </table:table-cell>
          <table:table-cell table:formula="of:=SQRT(POWER([.AB$4]-[.X46];2)+POWER([.AB$5]-[.Y46];2)+POWER([.AB$6]-[.Z46];2))" office:value-type="float" office:value="40.4660446702513" calcext:value-type="float">
            <text:p>40,4660446702513</text:p>
          </table:table-cell>
          <table:table-cell table:formula="of:=SQRT(POWER([.AC$4]-[.$B46];2)+POWER([.AC$5]-[.$C46];2)+POWER([.AC$6]-[.$D46];2))" office:value-type="float" office:value="14.0927363205305" calcext:value-type="float">
            <text:p>14,0927363205305</text:p>
          </table:table-cell>
          <table:table-cell table:formula="of:=SQRT(POWER([.AD$4]-[.Z46];2)+POWER([.AD$5]-[.AA46];2)+POWER([.AD$6]-[.AB46];2))" office:value-type="float" office:value="30.6695043187345" calcext:value-type="float">
            <text:p>30,6695043187345</text:p>
          </table:table-cell>
          <table:table-cell table:formula="of:=SQRT(POWER([.AE$4]-[.$B46];2)+POWER([.AE$5]-[.$C46];2)+POWER([.AE$6]-[.$D46];2))" office:value-type="float" office:value="15.9552992450784" calcext:value-type="float">
            <text:p>15,9552992450784</text:p>
          </table:table-cell>
          <table:table-cell table:formula="of:=SQRT(POWER([.AF$4]-[.AB46];2)+POWER([.AF$5]-[.AC46];2)+POWER([.AF$6]-[.AD46];2))" office:value-type="float" office:value="22.6828702710245" calcext:value-type="float">
            <text:p>22,6828702710245</text:p>
          </table:table-cell>
          <table:table-cell table:formula="of:=SQRT(POWER([.AG$4]-[.$B46];2)+POWER([.AG$5]-[.$C46];2)+POWER([.AG$6]-[.$D46];2))" office:value-type="float" office:value="16.1151053052718" calcext:value-type="float">
            <text:p>16,1151053052718</text:p>
          </table:table-cell>
          <table:table-cell table:formula="of:=SQRT(POWER([.AH$4]-[.AD46];2)+POWER([.AH$5]-[.AE46];2)+POWER([.AH$6]-[.AF46];2))" office:value-type="float" office:value="21.8732787752939" calcext:value-type="float">
            <text:p>21,8732787752939</text:p>
          </table:table-cell>
          <table:table-cell table:formula="of:=SQRT(POWER([.AI$4]-[.$B46];2)+POWER([.AI$5]-[.$C46];2)+POWER([.AI$6]-[.$D46];2))" office:value-type="float" office:value="14.7271473816215" calcext:value-type="float">
            <text:p>14,7271473816215</text:p>
          </table:table-cell>
          <table:table-cell table:formula="of:=SQRT(POWER([.AJ$4]-[.AF46];2)+POWER([.AJ$5]-[.AG46];2)+POWER([.AJ$6]-[.AH46];2))" office:value-type="float" office:value="30.0924382456985" calcext:value-type="float">
            <text:p>30,0924382456985</text:p>
          </table:table-cell>
          <table:table-cell table:formula="of:=SQRT(POWER([.AK$4]-[.$B46];2)+POWER([.AK$5]-[.$C46];2)+POWER([.AK$6]-[.$D46];2))" office:value-type="float" office:value="15.4688836378066" calcext:value-type="float">
            <text:p>15,4688836378066</text:p>
          </table:table-cell>
          <table:table-cell table:formula="of:=SQRT(POWER([.AL$4]-[.AH46];2)+POWER([.AL$5]-[.AI46];2)+POWER([.AL$6]-[.AJ46];2))" office:value-type="float" office:value="33.5554626671278" calcext:value-type="float">
            <text:p>33,5554626671278</text:p>
          </table:table-cell>
          <table:table-cell table:formula="of:=SQRT(POWER([.AM$4]-[.$B46];2)+POWER([.AM$5]-[.$C46];2)+POWER([.AM$6]-[.$D46];2))" office:value-type="float" office:value="15.6678101852173" calcext:value-type="float">
            <text:p>15,6678101852173</text:p>
          </table:table-cell>
          <table:table-cell table:formula="of:=SQRT(POWER([.AN$4]-[.AJ46];2)+POWER([.AN$5]-[.AK46];2)+POWER([.AN$6]-[.AL46];2))" office:value-type="float" office:value="31.4671923059218" calcext:value-type="float">
            <text:p>31,4671923059218</text:p>
          </table:table-cell>
          <table:table-cell table:formula="of:=SQRT(POWER([.AO$4]-[.$B46];2)+POWER([.AO$5]-[.$C46];2)+POWER([.AO$6]-[.$D46];2))" office:value-type="float" office:value="16.8223888315542" calcext:value-type="float">
            <text:p>16,8223888315542</text:p>
          </table:table-cell>
          <table:table-cell table:formula="of:=SQRT(POWER([.AP$4]-[.AL46];2)+POWER([.AP$5]-[.AM46];2)+POWER([.AP$6]-[.AN46];2))" office:value-type="float" office:value="29.014228162999" calcext:value-type="float">
            <text:p>29,014228162999</text:p>
          </table:table-cell>
          <table:table-cell table:formula="of:=SQRT(POWER([.AQ$4]-[.$B46];2)+POWER([.AQ$5]-[.$C46];2)+POWER([.AQ$6]-[.$D46];2))" office:value-type="float" office:value="1.42366779832937" calcext:value-type="float">
            <text:p>1,42366779832937</text:p>
          </table:table-cell>
          <table:table-cell table:formula="of:=SQRT(POWER([.AR$4]-[.AN46];2)+POWER([.AR$5]-[.AO46];2)+POWER([.AR$6]-[.AP46];2))" office:value-type="float" office:value="31.1961682310285" calcext:value-type="float">
            <text:p>31,1961682310285</text:p>
          </table:table-cell>
          <table:table-cell table:formula="of:=SQRT(POWER([.AS$4]-[.$B46];2)+POWER([.AS$5]-[.$C46];2)+POWER([.AS$6]-[.$D46];2))" office:value-type="float" office:value="1.52390616509022" calcext:value-type="float">
            <text:p>1,52390616509022</text:p>
          </table:table-cell>
          <table:table-cell table:formula="of:=SQRT(POWER([.AT$4]-[.AP46];2)+POWER([.AT$5]-[.AQ46];2)+POWER([.AT$6]-[.AR46];2))" office:value-type="float" office:value="45.6064383718431" calcext:value-type="float">
            <text:p>45,6064383718431</text:p>
          </table:table-cell>
          <table:table-cell table:formula="of:=SQRT(POWER([.AU$4]-[.$B46];2)+POWER([.AU$5]-[.$C46];2)+POWER([.AU$6]-[.$D46];2))" office:value-type="float" office:value="1.53365217699451" calcext:value-type="float">
            <text:p>1,53365217699451</text:p>
          </table:table-cell>
          <table:table-cell table:formula="of:=SQRT(POWER([.AV$4]-[.AR46];2)+POWER([.AV$5]-[.AS46];2)+POWER([.AV$6]-[.AT46];2))" office:value-type="float" office:value="50.4326369461929" calcext:value-type="float">
            <text:p>50,4326369461929</text:p>
          </table:table-cell>
          <table:table-cell table:formula="of:=SQRT(POWER([.AW$4]-[.$B46];2)+POWER([.AW$5]-[.$C46];2)+POWER([.AW$6]-[.$D46];2))" office:value-type="float" office:value="2.51154036399975" calcext:value-type="float">
            <text:p>2,51154036399975</text:p>
          </table:table-cell>
          <table:table-cell table:formula="of:=SQRT(POWER([.AX$4]-[.AT46];2)+POWER([.AX$5]-[.AU46];2)+POWER([.AX$6]-[.AV46];2))" office:value-type="float" office:value="51.3245857941976" calcext:value-type="float">
            <text:p>51,3245857941976</text:p>
          </table:table-cell>
          <table:table-cell table:formula="of:=SQRT(POWER([.AY$4]-[.$B46];2)+POWER([.AY$5]-[.$C46];2)+POWER([.AY$6]-[.$D46];2))" office:value-type="float" office:value="11.7395656648787" calcext:value-type="float">
            <text:p>11,7395656648787</text:p>
          </table:table-cell>
          <table:table-cell table:formula="of:=SQRT(POWER([.AZ$4]-[.AV46];2)+POWER([.AZ$5]-[.AW46];2)+POWER([.AZ$6]-[.AX46];2))" office:value-type="float" office:value="61.1127662108712" calcext:value-type="float">
            <text:p>61,1127662108712</text:p>
          </table:table-cell>
          <table:table-cell table:formula="of:=SQRT(POWER([.BA$4]-[.$B46];2)+POWER([.BA$5]-[.$C46];2)+POWER([.BA$6]-[.$D46];2))" office:value-type="float" office:value="14.1419456228625" calcext:value-type="float">
            <text:p>14,1419456228625</text:p>
          </table:table-cell>
          <table:table-cell table:formula="of:=SQRT(POWER([.BB$4]-[.AX46];2)+POWER([.BB$5]-[.AY46];2)+POWER([.BB$6]-[.AZ46];2))" office:value-type="float" office:value="65.679012343743" calcext:value-type="float">
            <text:p>65,679012343743</text:p>
          </table:table-cell>
          <table:table-cell table:formula="of:=SQRT(POWER([.BC$4]-[.$B46];2)+POWER([.BC$5]-[.$C46];2)+POWER([.BC$6]-[.$D46];2))" office:value-type="float" office:value="12.7773445206741" calcext:value-type="float">
            <text:p>12,7773445206741</text:p>
          </table:table-cell>
          <table:table-cell table:formula="of:=SQRT(POWER([.BD$4]-[.AZ46];2)+POWER([.BD$5]-[.BA46];2)+POWER([.BD$6]-[.BB46];2))" office:value-type="float" office:value="68.3860750131854" calcext:value-type="float">
            <text:p>68,3860750131854</text:p>
          </table:table-cell>
          <table:table-cell table:formula="of:=SQRT(POWER([.BE$4]-[.$B46];2)+POWER([.BE$5]-[.$C46];2)+POWER([.BE$6]-[.$D46];2))" office:value-type="float" office:value="13.9722633098579" calcext:value-type="float">
            <text:p>13,9722633098579</text:p>
          </table:table-cell>
          <table:table-cell table:formula="of:=SQRT(POWER([.BF$4]-[.BB46];2)+POWER([.BF$5]-[.BC46];2)+POWER([.BF$6]-[.BD46];2))" office:value-type="float" office:value="73.5716112543423" calcext:value-type="float">
            <text:p>73,5716112543423</text:p>
          </table:table-cell>
          <table:table-cell table:formula="of:=SQRT(POWER([.BG$4]-[.$B46];2)+POWER([.BG$5]-[.$C46];2)+POWER([.BG$6]-[.$D46];2))" office:value-type="float" office:value="15.1110018860432" calcext:value-type="float">
            <text:p>15,1110018860432</text:p>
          </table:table-cell>
          <table:table-cell table:formula="of:=SQRT(POWER([.BH$4]-[.BD46];2)+POWER([.BH$5]-[.BE46];2)+POWER([.BH$6]-[.BF46];2))" office:value-type="float" office:value="78.2783069656377" calcext:value-type="float">
            <text:p>78,2783069656377</text:p>
          </table:table-cell>
          <table:table-cell table:formula="of:=SQRT(POWER([.BI$4]-[.$B46];2)+POWER([.BI$5]-[.$C46];2)+POWER([.BI$6]-[.$D46];2))" office:value-type="float" office:value="16.1247628819775" calcext:value-type="float">
            <text:p>16,1247628819775</text:p>
          </table:table-cell>
          <table:table-cell table:formula="of:=SQRT(POWER([.BJ$4]-[.BF46];2)+POWER([.BJ$5]-[.BG46];2)+POWER([.BJ$6]-[.BH46];2))" office:value-type="float" office:value="83.5041390886869" calcext:value-type="float">
            <text:p>83,5041390886869</text:p>
          </table:table-cell>
          <table:table-cell table:formula="of:=SQRT(POWER([.BK$4]-[.$B46];2)+POWER([.BK$5]-[.$C46];2)+POWER([.BK$6]-[.$D46];2))" office:value-type="float" office:value="15.9634723353035" calcext:value-type="float">
            <text:p>15,9634723353035</text:p>
          </table:table-cell>
          <table:table-cell table:formula="of:=SQRT(POWER([.BL$4]-[.BH46];2)+POWER([.BL$5]-[.BI46];2)+POWER([.BL$6]-[.BJ46];2))" office:value-type="float" office:value="90.6111745667455" calcext:value-type="float">
            <text:p>90,6111745667455</text:p>
          </table:table-cell>
          <table:table-cell table:formula="of:=SQRT(POWER([.BM$4]-[.$B46];2)+POWER([.BM$5]-[.$C46];2)+POWER([.BM$6]-[.$D46];2))" office:value-type="float" office:value="13.6707599276704" calcext:value-type="float">
            <text:p>13,6707599276704</text:p>
          </table:table-cell>
          <table:table-cell table:formula="of:=SQRT(POWER([.BN$4]-[.BJ46];2)+POWER([.BN$5]-[.BK46];2)+POWER([.BN$6]-[.BL46];2))" office:value-type="float" office:value="99.3645487587157" calcext:value-type="float">
            <text:p>99,3645487587157</text:p>
          </table:table-cell>
          <table:table-cell table:formula="of:=SQRT(POWER([.BO$4]-[.$B46];2)+POWER([.BO$5]-[.$C46];2)+POWER([.BO$6]-[.$D46];2))" office:value-type="float" office:value="15.1997492742479" calcext:value-type="float">
            <text:p>15,1997492742479</text:p>
          </table:table-cell>
          <table:table-cell table:formula="of:=SQRT(POWER([.BP$4]-[.BL46];2)+POWER([.BP$5]-[.BM46];2)+POWER([.BP$6]-[.BN46];2))" office:value-type="float" office:value="111.253736889424" calcext:value-type="float">
            <text:p>111,253736889424</text:p>
          </table:table-cell>
          <table:table-cell table:formula="of:=SQRT(POWER([.BQ$4]-[.$B46];2)+POWER([.BQ$5]-[.$C46];2)+POWER([.BQ$6]-[.$D46];2))" office:value-type="float" office:value="17.6464410576184" calcext:value-type="float">
            <text:p>17,6464410576184</text:p>
          </table:table-cell>
          <table:table-cell table:formula="of:=SQRT(POWER([.BR$4]-[.BN46];2)+POWER([.BR$5]-[.BO46];2)+POWER([.BR$6]-[.BP46];2))" office:value-type="float" office:value="124.366008913866" calcext:value-type="float">
            <text:p>124,366008913866</text:p>
          </table:table-cell>
          <table:table-cell table:formula="of:=SQRT(POWER([.BS$4]-[.$B46];2)+POWER([.BS$5]-[.$C46];2)+POWER([.BS$6]-[.$D46];2))" office:value-type="float" office:value="18.7638320979484" calcext:value-type="float">
            <text:p>18,7638320979484</text:p>
          </table:table-cell>
          <table:table-cell table:formula="of:=SQRT(POWER([.BT$4]-[.BP46];2)+POWER([.BT$5]-[.BQ46];2)+POWER([.BT$6]-[.BR46];2))" office:value-type="float" office:value="141.616423239149" calcext:value-type="float">
            <text:p>141,616423239149</text:p>
          </table:table-cell>
          <table:table-cell table:formula="of:=SQRT(POWER([.BU$4]-[.$B46];2)+POWER([.BU$5]-[.$C46];2)+POWER([.BU$6]-[.$D46];2))" office:value-type="float" office:value="18.6458754152225" calcext:value-type="float">
            <text:p>18,6458754152225</text:p>
          </table:table-cell>
          <table:table-cell table:formula="of:=SQRT(POWER([.BV$4]-[.BR46];2)+POWER([.BV$5]-[.BS46];2)+POWER([.BV$6]-[.BT46];2))" office:value-type="float" office:value="164.462066324751" calcext:value-type="float">
            <text:p>164,462066324751</text:p>
          </table:table-cell>
          <table:table-cell table:formula="of:=SQRT(POWER([.BW$4]-[.$B46];2)+POWER([.BW$5]-[.$C46];2)+POWER([.BW$6]-[.$D46];2))" office:value-type="float" office:value="12.6293924636144" calcext:value-type="float">
            <text:p>12,6293924636144</text:p>
          </table:table-cell>
          <table:table-cell table:formula="of:=SQRT(POWER([.BX$4]-[.BT46];2)+POWER([.BX$5]-[.BU46];2)+POWER([.BX$6]-[.BV46];2))" office:value-type="float" office:value="189.1393480439" calcext:value-type="float">
            <text:p>189,1393480439</text:p>
          </table:table-cell>
          <table:table-cell table:formula="of:=SQRT(POWER([.BY$4]-[.$B46];2)+POWER([.BY$5]-[.$C46];2)+POWER([.BY$6]-[.$D46];2))" office:value-type="float" office:value="10.8102537435529" calcext:value-type="float">
            <text:p>10,8102537435529</text:p>
          </table:table-cell>
          <table:table-cell table:formula="of:=SQRT(POWER([.BZ$4]-[.BV46];2)+POWER([.BZ$5]-[.BW46];2)+POWER([.BZ$6]-[.BX46];2))" office:value-type="float" office:value="223.19551892072" calcext:value-type="float">
            <text:p>223,19551892072</text:p>
          </table:table-cell>
          <table:table-cell table:formula="of:=SQRT(POWER([.CA$4]-[.$B46];2)+POWER([.CA$5]-[.$C46];2)+POWER([.CA$6]-[.$D46];2))" office:value-type="float" office:value="10.3702297949467" calcext:value-type="float">
            <text:p>10,3702297949467</text:p>
          </table:table-cell>
          <table:table-cell table:formula="of:=SQRT(POWER([.CB$4]-[.BX46];2)+POWER([.CB$5]-[.BY46];2)+POWER([.CB$6]-[.BZ46];2))" office:value-type="float" office:value="262.826324377429" calcext:value-type="float">
            <text:p>262,826324377429</text:p>
          </table:table-cell>
          <table:table-cell table:formula="of:=SQRT(POWER([.CC$4]-[.$B46];2)+POWER([.CC$5]-[.$C46];2)+POWER([.CC$6]-[.$D46];2))" office:value-type="float" office:value="12.0529920766588" calcext:value-type="float">
            <text:p>12,0529920766588</text:p>
          </table:table-cell>
          <table:table-cell table:formula="of:=SQRT(POWER([.CD$4]-[.BZ46];2)+POWER([.CD$5]-[.CA46];2)+POWER([.CD$6]-[.CB46];2))" office:value-type="float" office:value="314.451651607081" calcext:value-type="float">
            <text:p>314,451651607081</text:p>
          </table:table-cell>
          <table:table-cell table:formula="of:=SQRT(POWER([.CE$4]-[.$B46];2)+POWER([.CE$5]-[.$C46];2)+POWER([.CE$6]-[.$D46];2))" office:value-type="float" office:value="12.8076977634546" calcext:value-type="float">
            <text:p>12,8076977634546</text:p>
          </table:table-cell>
          <table:table-cell table:formula="of:=SQRT(POWER([.CF$4]-[.CB46];2)+POWER([.CF$5]-[.CC46];2)+POWER([.CF$6]-[.CD46];2))" office:value-type="float" office:value="378.710625156742" calcext:value-type="float">
            <text:p>378,710625156742</text:p>
          </table:table-cell>
          <table:table-cell table:formula="of:=SQRT(POWER([.CG$4]-[.$B46];2)+POWER([.CG$5]-[.$C46];2)+POWER([.CG$6]-[.$D46];2))" office:value-type="float" office:value="12.4220485025619" calcext:value-type="float">
            <text:p>12,4220485025619</text:p>
          </table:table-cell>
          <table:table-cell table:formula="of:=SQRT(POWER([.CH$4]-[.CD46];2)+POWER([.CH$5]-[.CE46];2)+POWER([.CH$6]-[.CF46];2))" office:value-type="float" office:value="460.220138633946" calcext:value-type="float">
            <text:p>460,220138633946</text:p>
          </table:table-cell>
          <table:table-cell table:formula="of:=SQRT(POWER([.CI$4]-[.$B46];2)+POWER([.CI$5]-[.$C46];2)+POWER([.CI$6]-[.$D46];2))" office:value-type="float" office:value="10.546970228459" calcext:value-type="float">
            <text:p>10,546970228459</text:p>
          </table:table-cell>
          <table:table-cell table:formula="of:=SQRT(POWER([.CJ$4]-[.CF46];2)+POWER([.CJ$5]-[.CG46];2)+POWER([.CJ$6]-[.CH46];2))" office:value-type="float" office:value="569.055937027923" calcext:value-type="float">
            <text:p>569,055937027923</text:p>
          </table:table-cell>
          <table:table-cell table:formula="of:=SQRT(POWER([.CK$4]-[.CG46];2)+POWER([.CK$5]-[.CH46];2)+POWER([.CK$6]-[.CI46];2))" office:value-type="float" office:value="424.022438732944" calcext:value-type="float">
            <text:p>424,022438732944</text:p>
          </table:table-cell>
          <table:table-cell table:formula="of:=SQRT(POWER([.CL$4]-[.$B46];2)+POWER([.CL$5]-[.$C46];2)+POWER([.CL$6]-[.$D46];2))" office:value-type="float" office:value="8.23425357880118" calcext:value-type="float">
            <text:p>8,23425357880118</text:p>
          </table:table-cell>
          <table:table-cell table:formula="of:=SQRT(POWER([.CM$4]-[.CI46];2)+POWER([.CM$5]-[.CJ46];2)+POWER([.CM$6]-[.CK46];2))" office:value-type="float" office:value="677.162892066534" calcext:value-type="float">
            <text:p>677,162892066534</text:p>
          </table:table-cell>
          <table:table-cell table:formula="of:=SQRT(POWER([.CN$4]-[.$B46];2)+POWER([.CN$5]-[.$C46];2)+POWER([.CN$6]-[.$D46];2))" office:value-type="float" office:value="12.8902484072263" calcext:value-type="float">
            <text:p>12,8902484072263</text:p>
          </table:table-cell>
          <table:table-cell table:formula="of:=SQRT(POWER([.CO$4]-[.CK46];2)+POWER([.CO$5]-[.CL46];2)+POWER([.CO$6]-[.CM46];2))" office:value-type="float" office:value="778.108781253886" calcext:value-type="float">
            <text:p>778,108781253886</text:p>
          </table:table-cell>
          <table:table-cell table:formula="of:=SQRT(POWER([.CP$4]-[.$B46];2)+POWER([.CP$5]-[.$C46];2)+POWER([.CP$6]-[.$D46];2))" office:value-type="float" office:value="13.5546341890882" calcext:value-type="float">
            <text:p>13,5546341890882</text:p>
          </table:table-cell>
          <table:table-cell table:formula="of:=SQRT(POWER([.CQ$4]-[.CM46];2)+POWER([.CQ$5]-[.CN46];2)+POWER([.CQ$6]-[.CO46];2))" office:value-type="float" office:value="1007.39276330536" calcext:value-type="float">
            <text:p>1007,39276330536</text:p>
          </table:table-cell>
          <table:table-cell table:formula="of:=SQRT(POWER([.CR$4]-[.$B46];2)+POWER([.CR$5]-[.$C46];2)+POWER([.CR$6]-[.$D46];2))" office:value-type="float" office:value="14.8668269983881" calcext:value-type="float">
            <text:p>14,8668269983881</text:p>
          </table:table-cell>
          <table:table-cell table:formula="of:=SQRT(POWER([.CS$4]-[.CO46];2)+POWER([.CS$5]-[.CP46];2)+POWER([.CS$6]-[.CQ46];2))" office:value-type="float" office:value="1250.27525832348" calcext:value-type="float">
            <text:p>1250,27525832348</text:p>
          </table:table-cell>
          <table:table-cell table:formula="of:=SQRT(POWER([.CT$4]-[.CP46];2)+POWER([.CT$5]-[.CQ46];2)+POWER([.CT$6]-[.CR46];2))" office:value-type="float" office:value="970.386449911289" calcext:value-type="float">
            <text:p>970,386449911289</text:p>
          </table:table-cell>
          <table:table-cell table:formula="of:=SQRT(POWER([.CU$4]-[.$B46];2)+POWER([.CU$5]-[.$C46];2)+POWER([.CU$6]-[.$D46];2))" office:value-type="float" office:value="9.04286868200572" calcext:value-type="float">
            <text:p>9,04286868200572</text:p>
          </table:table-cell>
          <table:table-cell table:formula="of:=SQRT(POWER([.CV$4]-[.CR46];2)+POWER([.CV$5]-[.CS46];2)+POWER([.CV$6]-[.CT46];2))" office:value-type="float" office:value="1551.39000134051" calcext:value-type="float">
            <text:p>1551,39000134051</text:p>
          </table:table-cell>
          <table:table-cell table:formula="of:=SQRT(POWER([.CW$4]-[.$B46];2)+POWER([.CW$5]-[.$C46];2)+POWER([.CW$6]-[.$D46];2))" office:value-type="float" office:value="8.68195991697727" calcext:value-type="float">
            <text:p>8,68195991697727</text:p>
          </table:table-cell>
          <table:table-cell table:formula="of:=SQRT(POWER([.CX$4]-[.CT46];2)+POWER([.CX$5]-[.CU46];2)+POWER([.CX$6]-[.CV46];2))" office:value-type="float" office:value="1806.49842454945" calcext:value-type="float">
            <text:p>1806,49842454945</text:p>
          </table:table-cell>
          <table:table-cell table:formula="of:=SQRT(POWER([.CY$4]-[.$B46];2)+POWER([.CY$5]-[.$C46];2)+POWER([.CY$6]-[.$D46];2))" office:value-type="float" office:value="8.18827344438374" calcext:value-type="float">
            <text:p>8,18827344438374</text:p>
          </table:table-cell>
          <table:table-cell table:formula="of:=SQRT(POWER([.CZ$4]-[.$B46];2)+POWER([.CZ$5]-[.$C46];2)+POWER([.CZ$6]-[.$D46];2))" office:value-type="float" office:value="7.7356066988957" calcext:value-type="float">
            <text:p>7,7356066988957</text:p>
          </table:table-cell>
          <table:table-cell table:formula="of:=SQRT(POWER([.DA$4]-[.$B46];2)+POWER([.DA$5]-[.$C46];2)+POWER([.DA$6]-[.$D46];2))" office:value-type="float" office:value="8.20243195643829" calcext:value-type="float">
            <text:p>8,20243195643829</text:p>
          </table:table-cell>
          <table:table-cell table:formula="of:=SQRT(POWER([.DB$4]-[.$B46];2)+POWER([.DB$5]-[.$C46];2)+POWER([.DB$6]-[.$D46];2))" office:value-type="float" office:value="6.25020351668648" calcext:value-type="float">
            <text:p>6,250203516686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.067" calcext:value-type="float">
            <text:p>45,067</text:p>
          </table:table-cell>
          <table:table-cell office:value-type="float" office:value="38.549" calcext:value-type="float">
            <text:p>38,549</text:p>
          </table:table-cell>
          <table:table-cell office:value-type="float" office:value="9.864" calcext:value-type="float">
            <text:p>9,864</text:p>
          </table:table-cell>
          <table:table-cell/>
          <table:table-cell table:formula="of:=SQRT(POWER([.F$4]-[.$B47];2)+POWER([.F$5]-[.$C47];2)+POWER([.F$6]-[.$D47];2))" office:value-type="float" office:value="15.4498659541111" calcext:value-type="float">
            <text:p>15,4498659541111</text:p>
          </table:table-cell>
          <table:table-cell table:formula="of:=SQRT(POWER([.G$4]-[.$B47];2)+POWER([.G$5]-[.$C47];2)+POWER([.G$6]-[.$D47];2))" office:value-type="float" office:value="15.4884076650894" calcext:value-type="float">
            <text:p>15,4884076650894</text:p>
          </table:table-cell>
          <table:table-cell table:formula="of:=SQRT(POWER([.H$4]-[.$B47];2)+POWER([.H$5]-[.$C47];2)+POWER([.H$6]-[.$D47];2))" office:value-type="float" office:value="15.3260862584027" calcext:value-type="float">
            <text:p>15,3260862584027</text:p>
          </table:table-cell>
          <table:table-cell table:formula="of:=SQRT(POWER([.I$4]-[.$B47];2)+POWER([.I$5]-[.$C47];2)+POWER([.I$6]-[.$D47];2))" office:value-type="float" office:value="14.5197434550339" calcext:value-type="float">
            <text:p>14,5197434550339</text:p>
          </table:table-cell>
          <table:table-cell table:formula="of:=SQRT(POWER([.J$4]-[.$B47];2)+POWER([.J$5]-[.$C47];2)+POWER([.J$6]-[.$D47];2))" office:value-type="float" office:value="14.7148361186933" calcext:value-type="float">
            <text:p>14,7148361186933</text:p>
          </table:table-cell>
          <table:table-cell table:formula="of:=SQRT(POWER([.K$4]-[.$B47];2)+POWER([.K$5]-[.$C47];2)+POWER([.K$6]-[.$D47];2))" office:value-type="float" office:value="15.7586181183504" calcext:value-type="float">
            <text:p>15,7586181183504</text:p>
          </table:table-cell>
          <table:table-cell table:formula="of:=SQRT(POWER([.L$4]-[.$B47];2)+POWER([.L$5]-[.$C47];2)+POWER([.L$6]-[.$D47];2))" office:value-type="float" office:value="13.4524865359531" calcext:value-type="float">
            <text:p>13,4524865359531</text:p>
          </table:table-cell>
          <table:table-cell table:formula="of:=SQRT(POWER([.M$4]-[.$B47];2)+POWER([.M$5]-[.$C47];2)+POWER([.M$6]-[.$D47];2))" office:value-type="float" office:value="15.9120752260665" calcext:value-type="float">
            <text:p>15,9120752260665</text:p>
          </table:table-cell>
          <table:table-cell table:formula="of:=SQRT(POWER([.N$4]-[.$B47];2)+POWER([.N$5]-[.$C47];2)+POWER([.N$6]-[.$D47];2))" office:value-type="float" office:value="5.77715587464974" calcext:value-type="float">
            <text:p>5,77715587464974</text:p>
          </table:table-cell>
          <table:table-cell table:formula="of:=SQRT(POWER([.O$4]-[.$B47];2)+POWER([.O$5]-[.$C47];2)+POWER([.O$6]-[.$D47];2))" office:value-type="float" office:value="4.59885050855103" calcext:value-type="float">
            <text:p>4,59885050855103</text:p>
          </table:table-cell>
          <table:table-cell table:formula="of:=SQRT(POWER([.P$4]-[.$B47];2)+POWER([.P$5]-[.$C47];2)+POWER([.P$6]-[.$D47];2))" office:value-type="float" office:value="4.76448465208988" calcext:value-type="float">
            <text:p>4,76448465208988</text:p>
          </table:table-cell>
          <table:table-cell table:formula="of:=SQRT(POWER([.Q$4]-[.$B47];2)+POWER([.Q$5]-[.$C47];2)+POWER([.Q$6]-[.$D47];2))" office:value-type="float" office:value="5.88865392088888" calcext:value-type="float">
            <text:p>5,88865392088888</text:p>
          </table:table-cell>
          <table:table-cell table:formula="of:=SQRT(POWER([.R$4]-[.$B47];2)+POWER([.R$5]-[.$C47];2)+POWER([.R$6]-[.$D47];2))" office:value-type="float" office:value="4.96145160210195" calcext:value-type="float">
            <text:p>4,96145160210195</text:p>
          </table:table-cell>
          <table:table-cell table:formula="of:=SQRT(POWER([.S$4]-[.$B47];2)+POWER([.S$5]-[.$C47];2)+POWER([.S$6]-[.$D47];2))" office:value-type="float" office:value="4.3425210419755" calcext:value-type="float">
            <text:p>4,3425210419755</text:p>
          </table:table-cell>
          <table:table-cell table:formula="of:=SQRT(POWER([.T$4]-[.$B47];2)+POWER([.T$5]-[.$C47];2)+POWER([.T$6]-[.$D47];2))" office:value-type="float" office:value="5.20665314765637" calcext:value-type="float">
            <text:p>5,20665314765637</text:p>
          </table:table-cell>
          <table:table-cell table:formula="of:=SQRT(POWER([.U$4]-[.$B47];2)+POWER([.U$5]-[.$C47];2)+POWER([.U$6]-[.$D47];2))" office:value-type="float" office:value="5.88174642431991" calcext:value-type="float">
            <text:p>5,88174642431991</text:p>
          </table:table-cell>
          <table:table-cell table:formula="of:=SQRT(POWER([.V$4]-[.$B47];2)+POWER([.V$5]-[.$C47];2)+POWER([.V$6]-[.$D47];2))" office:value-type="float" office:value="6.44231394764335" calcext:value-type="float">
            <text:p>6,44231394764335</text:p>
          </table:table-cell>
          <table:table-cell table:formula="of:=SQRT(POWER([.W$4]-[.$B47];2)+POWER([.W$5]-[.$C47];2)+POWER([.W$6]-[.$D47];2))" office:value-type="float" office:value="7.14002191873386" calcext:value-type="float">
            <text:p>7,14002191873386</text:p>
          </table:table-cell>
          <table:table-cell table:formula="of:=SQRT(POWER([.X$4]-[.$B47];2)+POWER([.X$5]-[.$C47];2)+POWER([.X$6]-[.$D47];2))" office:value-type="float" office:value="7.73715955632298" calcext:value-type="float">
            <text:p>7,73715955632298</text:p>
          </table:table-cell>
          <table:table-cell table:formula="of:=SQRT(POWER([.Y$4]-[.$B47];2)+POWER([.Y$5]-[.$C47];2)+POWER([.Y$6]-[.$D47];2))" office:value-type="float" office:value="7.76250120772937" calcext:value-type="float">
            <text:p>7,76250120772937</text:p>
          </table:table-cell>
          <table:table-cell table:formula="of:=SQRT(POWER([.Z$4]-[.$B47];2)+POWER([.Z$5]-[.$C47];2)+POWER([.Z$6]-[.$D47];2))" office:value-type="float" office:value="8.51293404179781" calcext:value-type="float">
            <text:p>8,51293404179781</text:p>
          </table:table-cell>
          <table:table-cell table:formula="of:=SQRT(POWER([.AA$4]-[.$B47];2)+POWER([.AA$5]-[.$C47];2)+POWER([.AA$6]-[.$D47];2))" office:value-type="float" office:value="8.41594587672711" calcext:value-type="float">
            <text:p>8,41594587672711</text:p>
          </table:table-cell>
          <table:table-cell table:formula="of:=SQRT(POWER([.AB$4]-[.$B47];2)+POWER([.AB$5]-[.$C47];2)+POWER([.AB$6]-[.$D47];2))" office:value-type="float" office:value="14.0644522822611" calcext:value-type="float">
            <text:p>14,0644522822611</text:p>
          </table:table-cell>
          <table:table-cell table:formula="of:=SQRT(POWER([.AC$4]-[.$B47];2)+POWER([.AC$5]-[.$C47];2)+POWER([.AC$6]-[.$D47];2))" office:value-type="float" office:value="15.5166418080717" calcext:value-type="float">
            <text:p>15,5166418080717</text:p>
          </table:table-cell>
          <table:table-cell table:formula="of:=SQRT(POWER([.AD$4]-[.$B47];2)+POWER([.AD$5]-[.$C47];2)+POWER([.AD$6]-[.$D47];2))" office:value-type="float" office:value="16.4296636910194" calcext:value-type="float">
            <text:p>16,4296636910194</text:p>
          </table:table-cell>
          <table:table-cell table:formula="of:=SQRT(POWER([.AE$4]-[.$B47];2)+POWER([.AE$5]-[.$C47];2)+POWER([.AE$6]-[.$D47];2))" office:value-type="float" office:value="17.4063066731573" calcext:value-type="float">
            <text:p>17,4063066731573</text:p>
          </table:table-cell>
          <table:table-cell table:formula="of:=SQRT(POWER([.AF$4]-[.$B47];2)+POWER([.AF$5]-[.$C47];2)+POWER([.AF$6]-[.$D47];2))" office:value-type="float" office:value="15.9932480128334" calcext:value-type="float">
            <text:p>15,9932480128334</text:p>
          </table:table-cell>
          <table:table-cell table:formula="of:=SQRT(POWER([.AG$4]-[.$B47];2)+POWER([.AG$5]-[.$C47];2)+POWER([.AG$6]-[.$D47];2))" office:value-type="float" office:value="17.5204539039375" calcext:value-type="float">
            <text:p>17,5204539039375</text:p>
          </table:table-cell>
          <table:table-cell table:formula="of:=SQRT(POWER([.AH$4]-[.$B47];2)+POWER([.AH$5]-[.$C47];2)+POWER([.AH$6]-[.$D47];2))" office:value-type="float" office:value="15.4257739189967" calcext:value-type="float">
            <text:p>15,4257739189967</text:p>
          </table:table-cell>
          <table:table-cell table:formula="of:=SQRT(POWER([.AI$4]-[.$B47];2)+POWER([.AI$5]-[.$C47];2)+POWER([.AI$6]-[.$D47];2))" office:value-type="float" office:value="16.2184060252541" calcext:value-type="float">
            <text:p>16,2184060252541</text:p>
          </table:table-cell>
          <table:table-cell table:formula="of:=SQRT(POWER([.AJ$4]-[.$B47];2)+POWER([.AJ$5]-[.$C47];2)+POWER([.AJ$6]-[.$D47];2))" office:value-type="float" office:value="17.0872601080454" calcext:value-type="float">
            <text:p>17,0872601080454</text:p>
          </table:table-cell>
          <table:table-cell table:formula="of:=SQRT(POWER([.AK$4]-[.$B47];2)+POWER([.AK$5]-[.$C47];2)+POWER([.AK$6]-[.$D47];2))" office:value-type="float" office:value="16.9722376544756" calcext:value-type="float">
            <text:p>16,9722376544756</text:p>
          </table:table-cell>
          <table:table-cell table:formula="of:=SQRT(POWER([.AL$4]-[.$B47];2)+POWER([.AL$5]-[.$C47];2)+POWER([.AL$6]-[.$D47];2))" office:value-type="float" office:value="17.8225379505838" calcext:value-type="float">
            <text:p>17,8225379505838</text:p>
          </table:table-cell>
          <table:table-cell table:formula="of:=SQRT(POWER([.AM$4]-[.$B47];2)+POWER([.AM$5]-[.$C47];2)+POWER([.AM$6]-[.$D47];2))" office:value-type="float" office:value="17.1874903927246" calcext:value-type="float">
            <text:p>17,1874903927246</text:p>
          </table:table-cell>
          <table:table-cell table:formula="of:=SQRT(POWER([.AN$4]-[.$B47];2)+POWER([.AN$5]-[.$C47];2)+POWER([.AN$6]-[.$D47];2))" office:value-type="float" office:value="18.3054220656067" calcext:value-type="float">
            <text:p>18,3054220656067</text:p>
          </table:table-cell>
          <table:table-cell table:formula="of:=SQRT(POWER([.AO$4]-[.$B47];2)+POWER([.AO$5]-[.$C47];2)+POWER([.AO$6]-[.$D47];2))" office:value-type="float" office:value="18.3133422946222" calcext:value-type="float">
            <text:p>18,3133422946222</text:p>
          </table:table-cell>
          <table:table-cell table:formula="of:=SQRT(POWER([.AP$4]-[.$B47];2)+POWER([.AP$5]-[.$C47];2)+POWER([.AP$6]-[.$D47];2))" office:value-type="float" office:value="18.2989010872238" calcext:value-type="float">
            <text:p>18,2989010872238</text:p>
          </table:table-cell>
          <table:table-cell table:formula="of:=SQRT(POWER([.AQ$4]-[.$B47];2)+POWER([.AQ$5]-[.$C47];2)+POWER([.AQ$6]-[.$D47];2))" office:value-type="float" office:value="2.38835717596845" calcext:value-type="float">
            <text:p>2,38835717596845</text:p>
          </table:table-cell>
          <table:table-cell table:formula="of:=SQRT(POWER([.AR$4]-[.$B47];2)+POWER([.AR$5]-[.$C47];2)+POWER([.AR$6]-[.$D47];2))" office:value-type="float" office:value="1.52390616509022" calcext:value-type="float">
            <text:p>1,52390616509022</text:p>
          </table:table-cell>
          <table:table-cell table:formula="of:=SQRT(POWER([.AS$4]-[.$B47];2)+POWER([.AS$5]-[.$C47];2)+POWER([.AS$6]-[.$D47];2))" office:value-type="float" office:value="0" calcext:value-type="float">
            <text:p>0</text:p>
          </table:table-cell>
          <table:table-cell table:formula="of:=SQRT(POWER([.AT$4]-[.$B47];2)+POWER([.AT$5]-[.$C47];2)+POWER([.AT$6]-[.$D47];2))" office:value-type="float" office:value="1.24670886737843" calcext:value-type="float">
            <text:p>1,24670886737843</text:p>
          </table:table-cell>
          <table:table-cell table:formula="of:=SQRT(POWER([.AU$4]-[.$B47];2)+POWER([.AU$5]-[.$C47];2)+POWER([.AU$6]-[.$D47];2))" office:value-type="float" office:value="2.5923674508063" calcext:value-type="float">
            <text:p>2,5923674508063</text:p>
          </table:table-cell>
          <table:table-cell table:formula="of:=SQRT(POWER([.AV$4]-[.$B47];2)+POWER([.AV$5]-[.$C47];2)+POWER([.AV$6]-[.$D47];2))" office:value-type="float" office:value="3.1248131144118" calcext:value-type="float">
            <text:p>3,1248131144118</text:p>
          </table:table-cell>
          <table:table-cell table:formula="of:=SQRT(POWER([.AW$4]-[.$B47];2)+POWER([.AW$5]-[.$C47];2)+POWER([.AW$6]-[.$D47];2))" office:value-type="float" office:value="3.90297745317597" calcext:value-type="float">
            <text:p>3,90297745317597</text:p>
          </table:table-cell>
          <table:table-cell table:formula="of:=SQRT(POWER([.AX$4]-[.$B47];2)+POWER([.AX$5]-[.$C47];2)+POWER([.AX$6]-[.$D47];2))" office:value-type="float" office:value="4.62561239188931" calcext:value-type="float">
            <text:p>4,62561239188931</text:p>
          </table:table-cell>
          <table:table-cell table:formula="of:=SQRT(POWER([.AY$4]-[.$B47];2)+POWER([.AY$5]-[.$C47];2)+POWER([.AY$6]-[.$D47];2))" office:value-type="float" office:value="10.4461072175237" calcext:value-type="float">
            <text:p>10,4461072175237</text:p>
          </table:table-cell>
          <table:table-cell table:formula="of:=SQRT(POWER([.AZ$4]-[.$B47];2)+POWER([.AZ$5]-[.$C47];2)+POWER([.AZ$6]-[.$D47];2))" office:value-type="float" office:value="11.4697048785049" calcext:value-type="float">
            <text:p>11,4697048785049</text:p>
          </table:table-cell>
          <table:table-cell table:formula="of:=SQRT(POWER([.BA$4]-[.$B47];2)+POWER([.BA$5]-[.$C47];2)+POWER([.BA$6]-[.$D47];2))" office:value-type="float" office:value="12.893295389465" calcext:value-type="float">
            <text:p>12,893295389465</text:p>
          </table:table-cell>
          <table:table-cell table:formula="of:=SQRT(POWER([.BB$4]-[.$B47];2)+POWER([.BB$5]-[.$C47];2)+POWER([.BB$6]-[.$D47];2))" office:value-type="float" office:value="13.4056536207676" calcext:value-type="float">
            <text:p>13,4056536207676</text:p>
          </table:table-cell>
          <table:table-cell table:formula="of:=SQRT(POWER([.BC$4]-[.$B47];2)+POWER([.BC$5]-[.$C47];2)+POWER([.BC$6]-[.$D47];2))" office:value-type="float" office:value="11.533611099738" calcext:value-type="float">
            <text:p>11,533611099738</text:p>
          </table:table-cell>
          <table:table-cell table:formula="of:=SQRT(POWER([.BD$4]-[.$B47];2)+POWER([.BD$5]-[.$C47];2)+POWER([.BD$6]-[.$D47];2))" office:value-type="float" office:value="12.736235786134" calcext:value-type="float">
            <text:p>12,736235786134</text:p>
          </table:table-cell>
          <table:table-cell table:formula="of:=SQRT(POWER([.BE$4]-[.$B47];2)+POWER([.BE$5]-[.$C47];2)+POWER([.BE$6]-[.$D47];2))" office:value-type="float" office:value="12.8971211516369" calcext:value-type="float">
            <text:p>12,8971211516369</text:p>
          </table:table-cell>
          <table:table-cell table:formula="of:=SQRT(POWER([.BF$4]-[.$B47];2)+POWER([.BF$5]-[.$C47];2)+POWER([.BF$6]-[.$D47];2))" office:value-type="float" office:value="13.767979517707" calcext:value-type="float">
            <text:p>13,767979517707</text:p>
          </table:table-cell>
          <table:table-cell table:formula="of:=SQRT(POWER([.BG$4]-[.$B47];2)+POWER([.BG$5]-[.$C47];2)+POWER([.BG$6]-[.$D47];2))" office:value-type="float" office:value="14.0876146312994" calcext:value-type="float">
            <text:p>14,0876146312994</text:p>
          </table:table-cell>
          <table:table-cell table:formula="of:=SQRT(POWER([.BH$4]-[.$B47];2)+POWER([.BH$5]-[.$C47];2)+POWER([.BH$6]-[.$D47];2))" office:value-type="float" office:value="14.8764070258917" calcext:value-type="float">
            <text:p>14,8764070258917</text:p>
          </table:table-cell>
          <table:table-cell table:formula="of:=SQRT(POWER([.BI$4]-[.$B47];2)+POWER([.BI$5]-[.$C47];2)+POWER([.BI$6]-[.$D47];2))" office:value-type="float" office:value="15.0452552653652" calcext:value-type="float">
            <text:p>15,0452552653652</text:p>
          </table:table-cell>
          <table:table-cell table:formula="of:=SQRT(POWER([.BJ$4]-[.$B47];2)+POWER([.BJ$5]-[.$C47];2)+POWER([.BJ$6]-[.$D47];2))" office:value-type="float" office:value="16.2013882738486" calcext:value-type="float">
            <text:p>16,2013882738486</text:p>
          </table:table-cell>
          <table:table-cell table:formula="of:=SQRT(POWER([.BK$4]-[.$B47];2)+POWER([.BK$5]-[.$C47];2)+POWER([.BK$6]-[.$D47];2))" office:value-type="float" office:value="15.085707441151" calcext:value-type="float">
            <text:p>15,085707441151</text:p>
          </table:table-cell>
          <table:table-cell table:formula="of:=SQRT(POWER([.BL$4]-[.$B47];2)+POWER([.BL$5]-[.$C47];2)+POWER([.BL$6]-[.$D47];2))" office:value-type="float" office:value="14.2128994227075" calcext:value-type="float">
            <text:p>14,2128994227075</text:p>
          </table:table-cell>
          <table:table-cell table:formula="of:=SQRT(POWER([.BM$4]-[.$B47];2)+POWER([.BM$5]-[.$C47];2)+POWER([.BM$6]-[.$D47];2))" office:value-type="float" office:value="12.8277197116245" calcext:value-type="float">
            <text:p>12,8277197116245</text:p>
          </table:table-cell>
          <table:table-cell table:formula="of:=SQRT(POWER([.BN$4]-[.$B47];2)+POWER([.BN$5]-[.$C47];2)+POWER([.BN$6]-[.$D47];2))" office:value-type="float" office:value="12.7090241167448" calcext:value-type="float">
            <text:p>12,7090241167448</text:p>
          </table:table-cell>
          <table:table-cell table:formula="of:=SQRT(POWER([.BO$4]-[.$B47];2)+POWER([.BO$5]-[.$C47];2)+POWER([.BO$6]-[.$D47];2))" office:value-type="float" office:value="14.5051946557087" calcext:value-type="float">
            <text:p>14,5051946557087</text:p>
          </table:table-cell>
          <table:table-cell table:formula="of:=SQRT(POWER([.BP$4]-[.$B47];2)+POWER([.BP$5]-[.$C47];2)+POWER([.BP$6]-[.$D47];2))" office:value-type="float" office:value="15.7712832071458" calcext:value-type="float">
            <text:p>15,7712832071458</text:p>
          </table:table-cell>
          <table:table-cell table:formula="of:=SQRT(POWER([.BQ$4]-[.$B47];2)+POWER([.BQ$5]-[.$C47];2)+POWER([.BQ$6]-[.$D47];2))" office:value-type="float" office:value="16.9961600369025" calcext:value-type="float">
            <text:p>16,9961600369025</text:p>
          </table:table-cell>
          <table:table-cell table:formula="of:=SQRT(POWER([.BR$4]-[.$B47];2)+POWER([.BR$5]-[.$C47];2)+POWER([.BR$6]-[.$D47];2))" office:value-type="float" office:value="15.8042396843379" calcext:value-type="float">
            <text:p>15,8042396843379</text:p>
          </table:table-cell>
          <table:table-cell table:formula="of:=SQRT(POWER([.BS$4]-[.$B47];2)+POWER([.BS$5]-[.$C47];2)+POWER([.BS$6]-[.$D47];2))" office:value-type="float" office:value="18.1716579595809" calcext:value-type="float">
            <text:p>18,1716579595809</text:p>
          </table:table-cell>
          <table:table-cell table:formula="of:=SQRT(POWER([.BT$4]-[.$B47];2)+POWER([.BT$5]-[.$C47];2)+POWER([.BT$6]-[.$D47];2))" office:value-type="float" office:value="17.0389932214318" calcext:value-type="float">
            <text:p>17,0389932214318</text:p>
          </table:table-cell>
          <table:table-cell table:formula="of:=SQRT(POWER([.BU$4]-[.$B47];2)+POWER([.BU$5]-[.$C47];2)+POWER([.BU$6]-[.$D47];2))" office:value-type="float" office:value="18.1424879220023" calcext:value-type="float">
            <text:p>18,1424879220023</text:p>
          </table:table-cell>
          <table:table-cell table:formula="of:=SQRT(POWER([.BV$4]-[.$B47];2)+POWER([.BV$5]-[.$C47];2)+POWER([.BV$6]-[.$D47];2))" office:value-type="float" office:value="19.2579968065217" calcext:value-type="float">
            <text:p>19,2579968065217</text:p>
          </table:table-cell>
          <table:table-cell table:formula="of:=SQRT(POWER([.BW$4]-[.$B47];2)+POWER([.BW$5]-[.$C47];2)+POWER([.BW$6]-[.$D47];2))" office:value-type="float" office:value="11.8723166231364" calcext:value-type="float">
            <text:p>11,8723166231364</text:p>
          </table:table-cell>
          <table:table-cell table:formula="of:=SQRT(POWER([.BX$4]-[.$B47];2)+POWER([.BX$5]-[.$C47];2)+POWER([.BX$6]-[.$D47];2))" office:value-type="float" office:value="10.4455562800647" calcext:value-type="float">
            <text:p>10,4455562800647</text:p>
          </table:table-cell>
          <table:table-cell table:formula="of:=SQRT(POWER([.BY$4]-[.$B47];2)+POWER([.BY$5]-[.$C47];2)+POWER([.BY$6]-[.$D47];2))" office:value-type="float" office:value="10.0798243040244" calcext:value-type="float">
            <text:p>10,0798243040244</text:p>
          </table:table-cell>
          <table:table-cell table:formula="of:=SQRT(POWER([.BZ$4]-[.$B47];2)+POWER([.BZ$5]-[.$C47];2)+POWER([.BZ$6]-[.$D47];2))" office:value-type="float" office:value="10.4158197949081" calcext:value-type="float">
            <text:p>10,4158197949081</text:p>
          </table:table-cell>
          <table:table-cell table:formula="of:=SQRT(POWER([.CA$4]-[.$B47];2)+POWER([.CA$5]-[.$C47];2)+POWER([.CA$6]-[.$D47];2))" office:value-type="float" office:value="9.62966333783274" calcext:value-type="float">
            <text:p>9,62966333783274</text:p>
          </table:table-cell>
          <table:table-cell table:formula="of:=SQRT(POWER([.CB$4]-[.$B47];2)+POWER([.CB$5]-[.$C47];2)+POWER([.CB$6]-[.$D47];2))" office:value-type="float" office:value="10.107454921987" calcext:value-type="float">
            <text:p>10,107454921987</text:p>
          </table:table-cell>
          <table:table-cell table:formula="of:=SQRT(POWER([.CC$4]-[.$B47];2)+POWER([.CC$5]-[.$C47];2)+POWER([.CC$6]-[.$D47];2))" office:value-type="float" office:value="11.3153972974881" calcext:value-type="float">
            <text:p>11,3153972974881</text:p>
          </table:table-cell>
          <table:table-cell table:formula="of:=SQRT(POWER([.CD$4]-[.$B47];2)+POWER([.CD$5]-[.$C47];2)+POWER([.CD$6]-[.$D47];2))" office:value-type="float" office:value="9.59783022354532" calcext:value-type="float">
            <text:p>9,59783022354532</text:p>
          </table:table-cell>
          <table:table-cell table:formula="of:=SQRT(POWER([.CE$4]-[.$B47];2)+POWER([.CE$5]-[.$C47];2)+POWER([.CE$6]-[.$D47];2))" office:value-type="float" office:value="12.0129812286543" calcext:value-type="float">
            <text:p>12,0129812286543</text:p>
          </table:table-cell>
          <table:table-cell table:formula="of:=SQRT(POWER([.CF$4]-[.$B47];2)+POWER([.CF$5]-[.$C47];2)+POWER([.CF$6]-[.$D47];2))" office:value-type="float" office:value="10.3759021776422" calcext:value-type="float">
            <text:p>10,3759021776422</text:p>
          </table:table-cell>
          <table:table-cell table:formula="of:=SQRT(POWER([.CG$4]-[.$B47];2)+POWER([.CG$5]-[.$C47];2)+POWER([.CG$6]-[.$D47];2))" office:value-type="float" office:value="11.5235461989789" calcext:value-type="float">
            <text:p>11,5235461989789</text:p>
          </table:table-cell>
          <table:table-cell table:formula="of:=SQRT(POWER([.CH$4]-[.$B47];2)+POWER([.CH$5]-[.$C47];2)+POWER([.CH$6]-[.$D47];2))" office:value-type="float" office:value="12.3108347807937" calcext:value-type="float">
            <text:p>12,3108347807937</text:p>
          </table:table-cell>
          <table:table-cell table:formula="of:=SQRT(POWER([.CI$4]-[.$B47];2)+POWER([.CI$5]-[.$C47];2)+POWER([.CI$6]-[.$D47];2))" office:value-type="float" office:value="9.72583533687467" calcext:value-type="float">
            <text:p>9,72583533687467</text:p>
          </table:table-cell>
          <table:table-cell table:formula="of:=SQRT(POWER([.CJ$4]-[.$B47];2)+POWER([.CJ$5]-[.$C47];2)+POWER([.CJ$6]-[.$D47];2))" office:value-type="float" office:value="9.69737696493232" calcext:value-type="float">
            <text:p>9,69737696493232</text:p>
          </table:table-cell>
          <table:table-cell table:formula="of:=SQRT(POWER([.CK$4]-[.$B47];2)+POWER([.CK$5]-[.$C47];2)+POWER([.CK$6]-[.$D47];2))" office:value-type="float" office:value="8.371710159818" calcext:value-type="float">
            <text:p>8,371710159818</text:p>
          </table:table-cell>
          <table:table-cell table:formula="of:=SQRT(POWER([.CL$4]-[.$B47];2)+POWER([.CL$5]-[.$C47];2)+POWER([.CL$6]-[.$D47];2))" office:value-type="float" office:value="7.41025681066453" calcext:value-type="float">
            <text:p>7,41025681066453</text:p>
          </table:table-cell>
          <table:table-cell table:formula="of:=SQRT(POWER([.CM$4]-[.$B47];2)+POWER([.CM$5]-[.$C47];2)+POWER([.CM$6]-[.$D47];2))" office:value-type="float" office:value="10.721073360443" calcext:value-type="float">
            <text:p>10,721073360443</text:p>
          </table:table-cell>
          <table:table-cell table:formula="of:=SQRT(POWER([.CN$4]-[.$B47];2)+POWER([.CN$5]-[.$C47];2)+POWER([.CN$6]-[.$D47];2))" office:value-type="float" office:value="12.0955665431595" calcext:value-type="float">
            <text:p>12,0955665431595</text:p>
          </table:table-cell>
          <table:table-cell table:formula="of:=SQRT(POWER([.CO$4]-[.$B47];2)+POWER([.CO$5]-[.$C47];2)+POWER([.CO$6]-[.$D47];2))" office:value-type="float" office:value="12.9490796970287" calcext:value-type="float">
            <text:p>12,9490796970287</text:p>
          </table:table-cell>
          <table:table-cell table:formula="of:=SQRT(POWER([.CP$4]-[.$B47];2)+POWER([.CP$5]-[.$C47];2)+POWER([.CP$6]-[.$D47];2))" office:value-type="float" office:value="12.6576132821318" calcext:value-type="float">
            <text:p>12,6576132821318</text:p>
          </table:table-cell>
          <table:table-cell table:formula="of:=SQRT(POWER([.CQ$4]-[.$B47];2)+POWER([.CQ$5]-[.$C47];2)+POWER([.CQ$6]-[.$D47];2))" office:value-type="float" office:value="14.249306088368" calcext:value-type="float">
            <text:p>14,249306088368</text:p>
          </table:table-cell>
          <table:table-cell table:formula="of:=SQRT(POWER([.CR$4]-[.$B47];2)+POWER([.CR$5]-[.$C47];2)+POWER([.CR$6]-[.$D47];2))" office:value-type="float" office:value="13.991255090234" calcext:value-type="float">
            <text:p>13,991255090234</text:p>
          </table:table-cell>
          <table:table-cell table:formula="of:=SQRT(POWER([.CS$4]-[.$B47];2)+POWER([.CS$5]-[.$C47];2)+POWER([.CS$6]-[.$D47];2))" office:value-type="float" office:value="14.7538340440714" calcext:value-type="float">
            <text:p>14,7538340440714</text:p>
          </table:table-cell>
          <table:table-cell table:formula="of:=SQRT(POWER([.CT$4]-[.$B47];2)+POWER([.CT$5]-[.$C47];2)+POWER([.CT$6]-[.$D47];2))" office:value-type="float" office:value="16.1249436898242" calcext:value-type="float">
            <text:p>16,1249436898242</text:p>
          </table:table-cell>
          <table:table-cell table:formula="of:=SQRT(POWER([.CU$4]-[.$B47];2)+POWER([.CU$5]-[.$C47];2)+POWER([.CU$6]-[.$D47];2))" office:value-type="float" office:value="8.52874891176895" calcext:value-type="float">
            <text:p>8,52874891176895</text:p>
          </table:table-cell>
          <table:table-cell table:formula="of:=SQRT(POWER([.CV$4]-[.$B47];2)+POWER([.CV$5]-[.$C47];2)+POWER([.CV$6]-[.$D47];2))" office:value-type="float" office:value="7.67911726697802" calcext:value-type="float">
            <text:p>7,67911726697802</text:p>
          </table:table-cell>
          <table:table-cell table:formula="of:=SQRT(POWER([.CW$4]-[.$B47];2)+POWER([.CW$5]-[.$C47];2)+POWER([.CW$6]-[.$D47];2))" office:value-type="float" office:value="8.14933751908706" calcext:value-type="float">
            <text:p>8,14933751908706</text:p>
          </table:table-cell>
          <table:table-cell table:formula="of:=SQRT(POWER([.CX$4]-[.$B47];2)+POWER([.CX$5]-[.$C47];2)+POWER([.CX$6]-[.$D47];2))" office:value-type="float" office:value="9.03087697845563" calcext:value-type="float">
            <text:p>9,03087697845563</text:p>
          </table:table-cell>
          <table:table-cell table:formula="of:=SQRT(POWER([.CY$4]-[.$B47];2)+POWER([.CY$5]-[.$C47];2)+POWER([.CY$6]-[.$D47];2))" office:value-type="float" office:value="8.06020756556554" calcext:value-type="float">
            <text:p>8,06020756556554</text:p>
          </table:table-cell>
          <table:table-cell table:formula="of:=SQRT(POWER([.CZ$4]-[.$B47];2)+POWER([.CZ$5]-[.$C47];2)+POWER([.CZ$6]-[.$D47];2))" office:value-type="float" office:value="7.77591673052123" calcext:value-type="float">
            <text:p>7,77591673052123</text:p>
          </table:table-cell>
          <table:table-cell table:formula="of:=SQRT(POWER([.DA$4]-[.$B47];2)+POWER([.DA$5]-[.$C47];2)+POWER([.DA$6]-[.$D47];2))" office:value-type="float" office:value="8.50430784955484" calcext:value-type="float">
            <text:p>8,50430784955484</text:p>
          </table:table-cell>
          <table:table-cell table:formula="of:=SQRT(POWER([.DB$4]-[.$B47];2)+POWER([.DB$5]-[.$C47];2)+POWER([.DB$6]-[.$D47];2))" office:value-type="float" office:value="6.30301784861823" calcext:value-type="float">
            <text:p>6,303017848618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.428" calcext:value-type="float">
            <text:p>44,428</text:p>
          </table:table-cell>
          <table:table-cell office:value-type="float" office:value="39.16" calcext:value-type="float">
            <text:p>39,16</text:p>
          </table:table-cell>
          <table:table-cell office:value-type="float" office:value="10.743" calcext:value-type="float">
            <text:p>10,743</text:p>
          </table:table-cell>
          <table:table-cell/>
          <table:table-cell table:formula="of:=SQRT(POWER([.F$4]-[.B48];2)+POWER([.F$5]-[.C48];2)+POWER([.F$6]-[.D48];2))" office:value-type="float" office:value="15.5996259250022" calcext:value-type="float">
            <text:p>15,5996259250022</text:p>
          </table:table-cell>
          <table:table-cell table:formula="of:=SQRT(POWER([.G$4]-[.$B48];2)+POWER([.G$5]-[.$C48];2)+POWER([.G$6]-[.$D48];2))" office:value-type="float" office:value="15.5204431315604" calcext:value-type="float">
            <text:p>15,5204431315604</text:p>
          </table:table-cell>
          <table:table-cell table:formula="of:=SQRT(POWER([.H$4]-[.D48];2)+POWER([.H$5]-[.E48];2)+POWER([.H$6]-[.F48];2))" office:value-type="float" office:value="50.8452400047546" calcext:value-type="float">
            <text:p>50,8452400047546</text:p>
          </table:table-cell>
          <table:table-cell table:formula="of:=SQRT(POWER([.I$4]-[.$B48];2)+POWER([.I$5]-[.$C48];2)+POWER([.I$6]-[.$D48];2))" office:value-type="float" office:value="14.5299296970082" calcext:value-type="float">
            <text:p>14,5299296970082</text:p>
          </table:table-cell>
          <table:table-cell table:formula="of:=SQRT(POWER([.J$4]-[.F48];2)+POWER([.J$5]-[.G48];2)+POWER([.J$6]-[.H48];2))" office:value-type="float" office:value="58.168535949365" calcext:value-type="float">
            <text:p>58,168535949365</text:p>
          </table:table-cell>
          <table:table-cell table:formula="of:=SQRT(POWER([.K$4]-[.$B48];2)+POWER([.K$5]-[.$C48];2)+POWER([.K$6]-[.$D48];2))" office:value-type="float" office:value="15.6853226297708" calcext:value-type="float">
            <text:p>15,6853226297708</text:p>
          </table:table-cell>
          <table:table-cell table:formula="of:=SQRT(POWER([.L$4]-[.H48];2)+POWER([.L$5]-[.I48];2)+POWER([.L$6]-[.J48];2))" office:value-type="float" office:value="63.7339835793852" calcext:value-type="float">
            <text:p>63,7339835793852</text:p>
          </table:table-cell>
          <table:table-cell table:formula="of:=SQRT(POWER([.M$4]-[.$B48];2)+POWER([.M$5]-[.$C48];2)+POWER([.M$6]-[.$D48];2))" office:value-type="float" office:value="15.884801950292" calcext:value-type="float">
            <text:p>15,884801950292</text:p>
          </table:table-cell>
          <table:table-cell table:formula="of:=SQRT(POWER([.N$4]-[.J48];2)+POWER([.N$5]-[.K48];2)+POWER([.N$6]-[.L48];2))" office:value-type="float" office:value="60.8190894620315" calcext:value-type="float">
            <text:p>60,8190894620315</text:p>
          </table:table-cell>
          <table:table-cell table:formula="of:=SQRT(POWER([.O$4]-[.$B48];2)+POWER([.O$5]-[.$C48];2)+POWER([.O$6]-[.$D48];2))" office:value-type="float" office:value="3.47095390346804" calcext:value-type="float">
            <text:p>3,47095390346804</text:p>
          </table:table-cell>
          <table:table-cell table:formula="of:=SQRT(POWER([.P$4]-[.L48];2)+POWER([.P$5]-[.M48];2)+POWER([.P$6]-[.N48];2))" office:value-type="float" office:value="57.9253926649516" calcext:value-type="float">
            <text:p>57,9253926649516</text:p>
          </table:table-cell>
          <table:table-cell table:formula="of:=SQRT(POWER([.Q$4]-[.$B48];2)+POWER([.Q$5]-[.$C48];2)+POWER([.Q$6]-[.$D48];2))" office:value-type="float" office:value="4.64558779919183" calcext:value-type="float">
            <text:p>4,64558779919183</text:p>
          </table:table-cell>
          <table:table-cell table:formula="of:=SQRT(POWER([.R$4]-[.N48];2)+POWER([.R$5]-[.O48];2)+POWER([.R$6]-[.P48];2))" office:value-type="float" office:value="62.2038080218063" calcext:value-type="float">
            <text:p>62,2038080218063</text:p>
          </table:table-cell>
          <table:table-cell table:formula="of:=SQRT(POWER([.S$4]-[.$B48];2)+POWER([.S$5]-[.$C48];2)+POWER([.S$6]-[.$D48];2))" office:value-type="float" office:value="3.4604886938119" calcext:value-type="float">
            <text:p>3,4604886938119</text:p>
          </table:table-cell>
          <table:table-cell table:formula="of:=SQRT(POWER([.T$4]-[.P48];2)+POWER([.T$5]-[.Q48];2)+POWER([.T$6]-[.R48];2))" office:value-type="float" office:value="65.2473749898491" calcext:value-type="float">
            <text:p>65,2473749898491</text:p>
          </table:table-cell>
          <table:table-cell table:formula="of:=SQRT(POWER([.U$4]-[.$B48];2)+POWER([.U$5]-[.$C48];2)+POWER([.U$6]-[.$D48];2))" office:value-type="float" office:value="5.11053793646031" calcext:value-type="float">
            <text:p>5,11053793646031</text:p>
          </table:table-cell>
          <table:table-cell table:formula="of:=SQRT(POWER([.V$4]-[.R48];2)+POWER([.V$5]-[.S48];2)+POWER([.V$6]-[.T48];2))" office:value-type="float" office:value="62.0063545551063" calcext:value-type="float">
            <text:p>62,0063545551063</text:p>
          </table:table-cell>
          <table:table-cell table:formula="of:=SQRT(POWER([.W$4]-[.$B48];2)+POWER([.W$5]-[.$C48];2)+POWER([.W$6]-[.$D48];2))" office:value-type="float" office:value="6.70048908662644" calcext:value-type="float">
            <text:p>6,70048908662644</text:p>
          </table:table-cell>
          <table:table-cell table:formula="of:=SQRT(POWER([.X$4]-[.T48];2)+POWER([.X$5]-[.U48];2)+POWER([.X$6]-[.V48];2))" office:value-type="float" office:value="59.3173949657394" calcext:value-type="float">
            <text:p>59,3173949657394</text:p>
          </table:table-cell>
          <table:table-cell table:formula="of:=SQRT(POWER([.Y$4]-[.$B48];2)+POWER([.Y$5]-[.$C48];2)+POWER([.Y$6]-[.$D48];2))" office:value-type="float" office:value="7.09696484421333" calcext:value-type="float">
            <text:p>7,09696484421333</text:p>
          </table:table-cell>
          <table:table-cell table:formula="of:=SQRT(POWER([.Z$4]-[.V48];2)+POWER([.Z$5]-[.W48];2)+POWER([.Z$6]-[.X48];2))" office:value-type="float" office:value="53.2854368715299" calcext:value-type="float">
            <text:p>53,2854368715299</text:p>
          </table:table-cell>
          <table:table-cell table:formula="of:=SQRT(POWER([.AA$4]-[.$B48];2)+POWER([.AA$5]-[.$C48];2)+POWER([.AA$6]-[.$D48];2))" office:value-type="float" office:value="7.56920537441018" calcext:value-type="float">
            <text:p>7,56920537441018</text:p>
          </table:table-cell>
          <table:table-cell table:formula="of:=SQRT(POWER([.AB$4]-[.X48];2)+POWER([.AB$5]-[.Y48];2)+POWER([.AB$6]-[.Z48];2))" office:value-type="float" office:value="46.0170052698356" calcext:value-type="float">
            <text:p>46,0170052698356</text:p>
          </table:table-cell>
          <table:table-cell table:formula="of:=SQRT(POWER([.AC$4]-[.$B48];2)+POWER([.AC$5]-[.$C48];2)+POWER([.AC$6]-[.$D48];2))" office:value-type="float" office:value="16.1037397519955" calcext:value-type="float">
            <text:p>16,1037397519955</text:p>
          </table:table-cell>
          <table:table-cell table:formula="of:=SQRT(POWER([.AD$4]-[.Z48];2)+POWER([.AD$5]-[.AA48];2)+POWER([.AD$6]-[.AB48];2))" office:value-type="float" office:value="36.1171381736354" calcext:value-type="float">
            <text:p>36,1171381736354</text:p>
          </table:table-cell>
          <table:table-cell table:formula="of:=SQRT(POWER([.AE$4]-[.$B48];2)+POWER([.AE$5]-[.$C48];2)+POWER([.AE$6]-[.$D48];2))" office:value-type="float" office:value="17.9171179323015" calcext:value-type="float">
            <text:p>17,9171179323015</text:p>
          </table:table-cell>
          <table:table-cell table:formula="of:=SQRT(POWER([.AF$4]-[.AB48];2)+POWER([.AF$5]-[.AC48];2)+POWER([.AF$6]-[.AD48];2))" office:value-type="float" office:value="25.913623500024" calcext:value-type="float">
            <text:p>25,913623500024</text:p>
          </table:table-cell>
          <table:table-cell table:formula="of:=SQRT(POWER([.AG$4]-[.$B48];2)+POWER([.AG$5]-[.$C48];2)+POWER([.AG$6]-[.$D48];2))" office:value-type="float" office:value="18.2109788314632" calcext:value-type="float">
            <text:p>18,2109788314632</text:p>
          </table:table-cell>
          <table:table-cell table:formula="of:=SQRT(POWER([.AH$4]-[.AD48];2)+POWER([.AH$5]-[.AE48];2)+POWER([.AH$6]-[.AF48];2))" office:value-type="float" office:value="19.9222402657732" calcext:value-type="float">
            <text:p>19,9222402657732</text:p>
          </table:table-cell>
          <table:table-cell table:formula="of:=SQRT(POWER([.AI$4]-[.$B48];2)+POWER([.AI$5]-[.$C48];2)+POWER([.AI$6]-[.$D48];2))" office:value-type="float" office:value="16.8016107858741" calcext:value-type="float">
            <text:p>16,8016107858741</text:p>
          </table:table-cell>
          <table:table-cell table:formula="of:=SQRT(POWER([.AJ$4]-[.AF48];2)+POWER([.AJ$5]-[.AG48];2)+POWER([.AJ$6]-[.AH48];2))" office:value-type="float" office:value="26.1370318642725" calcext:value-type="float">
            <text:p>26,1370318642725</text:p>
          </table:table-cell>
          <table:table-cell table:formula="of:=SQRT(POWER([.AK$4]-[.$B48];2)+POWER([.AK$5]-[.$C48];2)+POWER([.AK$6]-[.$D48];2))" office:value-type="float" office:value="17.4287709262587" calcext:value-type="float">
            <text:p>17,4287709262587</text:p>
          </table:table-cell>
          <table:table-cell table:formula="of:=SQRT(POWER([.AL$4]-[.AH48];2)+POWER([.AL$5]-[.AI48];2)+POWER([.AL$6]-[.AJ48];2))" office:value-type="float" office:value="33.5539990821788" calcext:value-type="float">
            <text:p>33,5539990821788</text:p>
          </table:table-cell>
          <table:table-cell table:formula="of:=SQRT(POWER([.AM$4]-[.$B48];2)+POWER([.AM$5]-[.$C48];2)+POWER([.AM$6]-[.$D48];2))" office:value-type="float" office:value="17.8068811699298" calcext:value-type="float">
            <text:p>17,8068811699298</text:p>
          </table:table-cell>
          <table:table-cell table:formula="of:=SQRT(POWER([.AN$4]-[.AJ48];2)+POWER([.AN$5]-[.AK48];2)+POWER([.AN$6]-[.AL48];2))" office:value-type="float" office:value="34.1234065468466" calcext:value-type="float">
            <text:p>34,1234065468466</text:p>
          </table:table-cell>
          <table:table-cell table:formula="of:=SQRT(POWER([.AO$4]-[.$B48];2)+POWER([.AO$5]-[.$C48];2)+POWER([.AO$6]-[.$D48];2))" office:value-type="float" office:value="19.0421218618094" calcext:value-type="float">
            <text:p>19,0421218618094</text:p>
          </table:table-cell>
          <table:table-cell table:formula="of:=SQRT(POWER([.AP$4]-[.AL48];2)+POWER([.AP$5]-[.AM48];2)+POWER([.AP$6]-[.AN48];2))" office:value-type="float" office:value="30.3559083227926" calcext:value-type="float">
            <text:p>30,3559083227926</text:p>
          </table:table-cell>
          <table:table-cell table:formula="of:=SQRT(POWER([.AQ$4]-[.$B48];2)+POWER([.AQ$5]-[.$C48];2)+POWER([.AQ$6]-[.$D48];2))" office:value-type="float" office:value="2.58250827685024" calcext:value-type="float">
            <text:p>2,58250827685024</text:p>
          </table:table-cell>
          <table:table-cell table:formula="of:=SQRT(POWER([.AR$4]-[.AN48];2)+POWER([.AR$5]-[.AO48];2)+POWER([.AR$6]-[.AP48];2))" office:value-type="float" office:value="29.5008688201197" calcext:value-type="float">
            <text:p>29,5008688201197</text:p>
          </table:table-cell>
          <table:table-cell table:formula="of:=SQRT(POWER([.AS$4]-[.$B48];2)+POWER([.AS$5]-[.$C48];2)+POWER([.AS$6]-[.$D48];2))" office:value-type="float" office:value="1.24670886737843" calcext:value-type="float">
            <text:p>1,24670886737843</text:p>
          </table:table-cell>
          <table:table-cell table:formula="of:=SQRT(POWER([.AT$4]-[.AP48];2)+POWER([.AT$5]-[.AQ48];2)+POWER([.AT$6]-[.AR48];2))" office:value-type="float" office:value="43.4487549603166" calcext:value-type="float">
            <text:p>43,4487549603166</text:p>
          </table:table-cell>
          <table:table-cell table:formula="of:=SQRT(POWER([.AU$4]-[.$B48];2)+POWER([.AU$5]-[.$C48];2)+POWER([.AU$6]-[.$D48];2))" office:value-type="float" office:value="3.35601936823969" calcext:value-type="float">
            <text:p>3,35601936823969</text:p>
          </table:table-cell>
          <table:table-cell table:formula="of:=SQRT(POWER([.AV$4]-[.AR48];2)+POWER([.AV$5]-[.AS48];2)+POWER([.AV$6]-[.AT48];2))" office:value-type="float" office:value="49.6322710314175" calcext:value-type="float">
            <text:p>49,6322710314175</text:p>
          </table:table-cell>
          <table:table-cell table:formula="of:=SQRT(POWER([.AW$4]-[.$B48];2)+POWER([.AW$5]-[.$C48];2)+POWER([.AW$6]-[.$D48];2))" office:value-type="float" office:value="4.70027807688013" calcext:value-type="float">
            <text:p>4,70027807688013</text:p>
          </table:table-cell>
          <table:table-cell table:formula="of:=SQRT(POWER([.AX$4]-[.AT48];2)+POWER([.AX$5]-[.AU48];2)+POWER([.AX$6]-[.AV48];2))" office:value-type="float" office:value="49.4967290094269" calcext:value-type="float">
            <text:p>49,4967290094269</text:p>
          </table:table-cell>
          <table:table-cell table:formula="of:=SQRT(POWER([.AY$4]-[.$B48];2)+POWER([.AY$5]-[.$C48];2)+POWER([.AY$6]-[.$D48];2))" office:value-type="float" office:value="9.87036265797767" calcext:value-type="float">
            <text:p>9,87036265797767</text:p>
          </table:table-cell>
          <table:table-cell table:formula="of:=SQRT(POWER([.AZ$4]-[.AV48];2)+POWER([.AZ$5]-[.AW48];2)+POWER([.AZ$6]-[.AX48];2))" office:value-type="float" office:value="58.1717342101652" calcext:value-type="float">
            <text:p>58,1717342101652</text:p>
          </table:table-cell>
          <table:table-cell table:formula="of:=SQRT(POWER([.BA$4]-[.$B48];2)+POWER([.BA$5]-[.$C48];2)+POWER([.BA$6]-[.$D48];2))" office:value-type="float" office:value="12.274627204115" calcext:value-type="float">
            <text:p>12,274627204115</text:p>
          </table:table-cell>
          <table:table-cell table:formula="of:=SQRT(POWER([.BB$4]-[.AX48];2)+POWER([.BB$5]-[.AY48];2)+POWER([.BB$6]-[.AZ48];2))" office:value-type="float" office:value="63.7964015819237" calcext:value-type="float">
            <text:p>63,7964015819237</text:p>
          </table:table-cell>
          <table:table-cell table:formula="of:=SQRT(POWER([.BC$4]-[.$B48];2)+POWER([.BC$5]-[.$C48];2)+POWER([.BC$6]-[.$D48];2))" office:value-type="float" office:value="10.7401932012418" calcext:value-type="float">
            <text:p>10,7401932012418</text:p>
          </table:table-cell>
          <table:table-cell table:formula="of:=SQRT(POWER([.BD$4]-[.AZ48];2)+POWER([.BD$5]-[.BA48];2)+POWER([.BD$6]-[.BB48];2))" office:value-type="float" office:value="66.5801782796616" calcext:value-type="float">
            <text:p>66,5801782796616</text:p>
          </table:table-cell>
          <table:table-cell table:formula="of:=SQRT(POWER([.BE$4]-[.$B48];2)+POWER([.BE$5]-[.$C48];2)+POWER([.BE$6]-[.$D48];2))" office:value-type="float" office:value="12.0404359140357" calcext:value-type="float">
            <text:p>12,0404359140357</text:p>
          </table:table-cell>
          <table:table-cell table:formula="of:=SQRT(POWER([.BF$4]-[.BB48];2)+POWER([.BF$5]-[.BC48];2)+POWER([.BF$6]-[.BD48];2))" office:value-type="float" office:value="72.2789933078091" calcext:value-type="float">
            <text:p>72,2789933078091</text:p>
          </table:table-cell>
          <table:table-cell table:formula="of:=SQRT(POWER([.BG$4]-[.$B48];2)+POWER([.BG$5]-[.$C48];2)+POWER([.BG$6]-[.$D48];2))" office:value-type="float" office:value="13.1984155488452" calcext:value-type="float">
            <text:p>13,1984155488452</text:p>
          </table:table-cell>
          <table:table-cell table:formula="of:=SQRT(POWER([.BH$4]-[.BD48];2)+POWER([.BH$5]-[.BE48];2)+POWER([.BH$6]-[.BF48];2))" office:value-type="float" office:value="77.2297380577843" calcext:value-type="float">
            <text:p>77,2297380577843</text:p>
          </table:table-cell>
          <table:table-cell table:formula="of:=SQRT(POWER([.BI$4]-[.$B48];2)+POWER([.BI$5]-[.$C48];2)+POWER([.BI$6]-[.$D48];2))" office:value-type="float" office:value="14.1226060272175" calcext:value-type="float">
            <text:p>14,1226060272175</text:p>
          </table:table-cell>
          <table:table-cell table:formula="of:=SQRT(POWER([.BJ$4]-[.BF48];2)+POWER([.BJ$5]-[.BG48];2)+POWER([.BJ$6]-[.BH48];2))" office:value-type="float" office:value="82.711997918114" calcext:value-type="float">
            <text:p>82,711997918114</text:p>
          </table:table-cell>
          <table:table-cell table:formula="of:=SQRT(POWER([.BK$4]-[.$B48];2)+POWER([.BK$5]-[.$C48];2)+POWER([.BK$6]-[.$D48];2))" office:value-type="float" office:value="14.486680572167" calcext:value-type="float">
            <text:p>14,486680572167</text:p>
          </table:table-cell>
          <table:table-cell table:formula="of:=SQRT(POWER([.BL$4]-[.BH48];2)+POWER([.BL$5]-[.BI48];2)+POWER([.BL$6]-[.BJ48];2))" office:value-type="float" office:value="89.942604778865" calcext:value-type="float">
            <text:p>89,942604778865</text:p>
          </table:table-cell>
          <table:table-cell table:formula="of:=SQRT(POWER([.BM$4]-[.$B48];2)+POWER([.BM$5]-[.$C48];2)+POWER([.BM$6]-[.$D48];2))" office:value-type="float" office:value="12.2367574953498" calcext:value-type="float">
            <text:p>12,2367574953498</text:p>
          </table:table-cell>
          <table:table-cell table:formula="of:=SQRT(POWER([.BN$4]-[.BJ48];2)+POWER([.BN$5]-[.BK48];2)+POWER([.BN$6]-[.BL48];2))" office:value-type="float" office:value="98.7810437642392" calcext:value-type="float">
            <text:p>98,7810437642392</text:p>
          </table:table-cell>
          <table:table-cell table:formula="of:=SQRT(POWER([.BO$4]-[.$B48];2)+POWER([.BO$5]-[.$C48];2)+POWER([.BO$6]-[.$D48];2))" office:value-type="float" office:value="14.0293262489686" calcext:value-type="float">
            <text:p>14,0293262489686</text:p>
          </table:table-cell>
          <table:table-cell table:formula="of:=SQRT(POWER([.BP$4]-[.BL48];2)+POWER([.BP$5]-[.BM48];2)+POWER([.BP$6]-[.BN48];2))" office:value-type="float" office:value="110.718687176618" calcext:value-type="float">
            <text:p>110,718687176618</text:p>
          </table:table-cell>
          <table:table-cell table:formula="of:=SQRT(POWER([.BQ$4]-[.$B48];2)+POWER([.BQ$5]-[.$C48];2)+POWER([.BQ$6]-[.$D48];2))" office:value-type="float" office:value="16.5403865432462" calcext:value-type="float">
            <text:p>16,5403865432462</text:p>
          </table:table-cell>
          <table:table-cell table:formula="of:=SQRT(POWER([.BR$4]-[.BN48];2)+POWER([.BR$5]-[.BO48];2)+POWER([.BR$6]-[.BP48];2))" office:value-type="float" office:value="123.803396258233" calcext:value-type="float">
            <text:p>123,803396258233</text:p>
          </table:table-cell>
          <table:table-cell table:formula="of:=SQRT(POWER([.BS$4]-[.$B48];2)+POWER([.BS$5]-[.$C48];2)+POWER([.BS$6]-[.$D48];2))" office:value-type="float" office:value="17.7138845542134" calcext:value-type="float">
            <text:p>17,7138845542134</text:p>
          </table:table-cell>
          <table:table-cell table:formula="of:=SQRT(POWER([.BT$4]-[.BP48];2)+POWER([.BT$5]-[.BQ48];2)+POWER([.BT$6]-[.BR48];2))" office:value-type="float" office:value="140.991747335771" calcext:value-type="float">
            <text:p>140,991747335771</text:p>
          </table:table-cell>
          <table:table-cell table:formula="of:=SQRT(POWER([.BU$4]-[.$B48];2)+POWER([.BU$5]-[.$C48];2)+POWER([.BU$6]-[.$D48];2))" office:value-type="float" office:value="17.6639203745941" calcext:value-type="float">
            <text:p>17,6639203745941</text:p>
          </table:table-cell>
          <table:table-cell table:formula="of:=SQRT(POWER([.BV$4]-[.BR48];2)+POWER([.BV$5]-[.BS48];2)+POWER([.BV$6]-[.BT48];2))" office:value-type="float" office:value="163.730737927015" calcext:value-type="float">
            <text:p>163,730737927015</text:p>
          </table:table-cell>
          <table:table-cell table:formula="of:=SQRT(POWER([.BW$4]-[.$B48];2)+POWER([.BW$5]-[.$C48];2)+POWER([.BW$6]-[.$D48];2))" office:value-type="float" office:value="11.2872000513856" calcext:value-type="float">
            <text:p>11,2872000513856</text:p>
          </table:table-cell>
          <table:table-cell table:formula="of:=SQRT(POWER([.BX$4]-[.BT48];2)+POWER([.BX$5]-[.BU48];2)+POWER([.BX$6]-[.BV48];2))" office:value-type="float" office:value="188.294648091258" calcext:value-type="float">
            <text:p>188,294648091258</text:p>
          </table:table-cell>
          <table:table-cell table:formula="of:=SQRT(POWER([.BY$4]-[.$B48];2)+POWER([.BY$5]-[.$C48];2)+POWER([.BY$6]-[.$D48];2))" office:value-type="float" office:value="9.67226286863627" calcext:value-type="float">
            <text:p>9,67226286863627</text:p>
          </table:table-cell>
          <table:table-cell table:formula="of:=SQRT(POWER([.BZ$4]-[.BV48];2)+POWER([.BZ$5]-[.BW48];2)+POWER([.BZ$6]-[.BX48];2))" office:value-type="float" office:value="222.237020205672" calcext:value-type="float">
            <text:p>222,237020205672</text:p>
          </table:table-cell>
          <table:table-cell table:formula="of:=SQRT(POWER([.CA$4]-[.$B48];2)+POWER([.CA$5]-[.$C48];2)+POWER([.CA$6]-[.$D48];2))" office:value-type="float" office:value="8.94636210981871" calcext:value-type="float">
            <text:p>8,94636210981871</text:p>
          </table:table-cell>
          <table:table-cell table:formula="of:=SQRT(POWER([.CB$4]-[.BX48];2)+POWER([.CB$5]-[.BY48];2)+POWER([.CB$6]-[.BZ48];2))" office:value-type="float" office:value="261.689565039973" calcext:value-type="float">
            <text:p>261,689565039973</text:p>
          </table:table-cell>
          <table:table-cell table:formula="of:=SQRT(POWER([.CC$4]-[.$B48];2)+POWER([.CC$5]-[.$C48];2)+POWER([.CC$6]-[.$D48];2))" office:value-type="float" office:value="10.4470900733171" calcext:value-type="float">
            <text:p>10,4470900733171</text:p>
          </table:table-cell>
          <table:table-cell table:formula="of:=SQRT(POWER([.CD$4]-[.BZ48];2)+POWER([.CD$5]-[.CA48];2)+POWER([.CD$6]-[.CB48];2))" office:value-type="float" office:value="313.115941325658" calcext:value-type="float">
            <text:p>313,115941325658</text:p>
          </table:table-cell>
          <table:table-cell table:formula="of:=SQRT(POWER([.CE$4]-[.$B48];2)+POWER([.CE$5]-[.$C48];2)+POWER([.CE$6]-[.$D48];2))" office:value-type="float" office:value="11.0562806132985" calcext:value-type="float">
            <text:p>11,0562806132985</text:p>
          </table:table-cell>
          <table:table-cell table:formula="of:=SQRT(POWER([.CF$4]-[.CB48];2)+POWER([.CF$5]-[.CC48];2)+POWER([.CF$6]-[.CD48];2))" office:value-type="float" office:value="377.095587812768" calcext:value-type="float">
            <text:p>377,095587812768</text:p>
          </table:table-cell>
          <table:table-cell table:formula="of:=SQRT(POWER([.CG$4]-[.$B48];2)+POWER([.CG$5]-[.$C48];2)+POWER([.CG$6]-[.$D48];2))" office:value-type="float" office:value="10.5061407757559" calcext:value-type="float">
            <text:p>10,5061407757559</text:p>
          </table:table-cell>
          <table:table-cell table:formula="of:=SQRT(POWER([.CH$4]-[.CD48];2)+POWER([.CH$5]-[.CE48];2)+POWER([.CH$6]-[.CF48];2))" office:value-type="float" office:value="458.247375648967" calcext:value-type="float">
            <text:p>458,247375648967</text:p>
          </table:table-cell>
          <table:table-cell table:formula="of:=SQRT(POWER([.CI$4]-[.$B48];2)+POWER([.CI$5]-[.$C48];2)+POWER([.CI$6]-[.$D48];2))" office:value-type="float" office:value="9.41896735316563" calcext:value-type="float">
            <text:p>9,41896735316563</text:p>
          </table:table-cell>
          <table:table-cell table:formula="of:=SQRT(POWER([.CJ$4]-[.CF48];2)+POWER([.CJ$5]-[.CG48];2)+POWER([.CJ$6]-[.CH48];2))" office:value-type="float" office:value="566.597578265888" calcext:value-type="float">
            <text:p>566,597578265888</text:p>
          </table:table-cell>
          <table:table-cell table:formula="of:=SQRT(POWER([.CK$4]-[.CG48];2)+POWER([.CK$5]-[.CH48];2)+POWER([.CK$6]-[.CI48];2))" office:value-type="float" office:value="422.162413396369" calcext:value-type="float">
            <text:p>422,162413396369</text:p>
          </table:table-cell>
          <table:table-cell table:formula="of:=SQRT(POWER([.CL$4]-[.$B48];2)+POWER([.CL$5]-[.$C48];2)+POWER([.CL$6]-[.$D48];2))" office:value-type="float" office:value="7.35797587655736" calcext:value-type="float">
            <text:p>7,35797587655736</text:p>
          </table:table-cell>
          <table:table-cell table:formula="of:=SQRT(POWER([.CM$4]-[.CI48];2)+POWER([.CM$5]-[.CJ48];2)+POWER([.CM$6]-[.CK48];2))" office:value-type="float" office:value="674.125515231457" calcext:value-type="float">
            <text:p>674,125515231457</text:p>
          </table:table-cell>
          <table:table-cell table:formula="of:=SQRT(POWER([.CN$4]-[.$B48];2)+POWER([.CN$5]-[.$C48];2)+POWER([.CN$6]-[.$D48];2))" office:value-type="float" office:value="11.9670810559635" calcext:value-type="float">
            <text:p>11,9670810559635</text:p>
          </table:table-cell>
          <table:table-cell table:formula="of:=SQRT(POWER([.CO$4]-[.CK48];2)+POWER([.CO$5]-[.CL48];2)+POWER([.CO$6]-[.CM48];2))" office:value-type="float" office:value="774.582711672684" calcext:value-type="float">
            <text:p>774,582711672684</text:p>
          </table:table-cell>
          <table:table-cell table:formula="of:=SQRT(POWER([.CP$4]-[.$B48];2)+POWER([.CP$5]-[.$C48];2)+POWER([.CP$6]-[.$D48];2))" office:value-type="float" office:value="12.4180895873721" calcext:value-type="float">
            <text:p>12,4180895873721</text:p>
          </table:table-cell>
          <table:table-cell table:formula="of:=SQRT(POWER([.CQ$4]-[.CM48];2)+POWER([.CQ$5]-[.CN48];2)+POWER([.CQ$6]-[.CO48];2))" office:value-type="float" office:value="1002.76257978181" calcext:value-type="float">
            <text:p>1002,76257978181</text:p>
          </table:table-cell>
          <table:table-cell table:formula="of:=SQRT(POWER([.CR$4]-[.$B48];2)+POWER([.CR$5]-[.$C48];2)+POWER([.CR$6]-[.$D48];2))" office:value-type="float" office:value="13.7195495552879" calcext:value-type="float">
            <text:p>13,7195495552879</text:p>
          </table:table-cell>
          <table:table-cell table:formula="of:=SQRT(POWER([.CS$4]-[.CO48];2)+POWER([.CS$5]-[.CP48];2)+POWER([.CS$6]-[.CQ48];2))" office:value-type="float" office:value="1244.47892716086" calcext:value-type="float">
            <text:p>1244,47892716086</text:p>
          </table:table-cell>
          <table:table-cell table:formula="of:=SQRT(POWER([.CT$4]-[.CP48];2)+POWER([.CT$5]-[.CQ48];2)+POWER([.CT$6]-[.CR48];2))" office:value-type="float" office:value="965.765785176704" calcext:value-type="float">
            <text:p>965,765785176704</text:p>
          </table:table-cell>
          <table:table-cell table:formula="of:=SQRT(POWER([.CU$4]-[.$B48];2)+POWER([.CU$5]-[.$C48];2)+POWER([.CU$6]-[.$D48];2))" office:value-type="float" office:value="8.68330910425282" calcext:value-type="float">
            <text:p>8,68330910425282</text:p>
          </table:table-cell>
          <table:table-cell table:formula="of:=SQRT(POWER([.CV$4]-[.CR48];2)+POWER([.CV$5]-[.CS48];2)+POWER([.CV$6]-[.CT48];2))" office:value-type="float" office:value="1543.99688323613" calcext:value-type="float">
            <text:p>1543,99688323613</text:p>
          </table:table-cell>
          <table:table-cell table:formula="of:=SQRT(POWER([.CW$4]-[.$B48];2)+POWER([.CW$5]-[.$C48];2)+POWER([.CW$6]-[.$D48];2))" office:value-type="float" office:value="8.5933409684476" calcext:value-type="float">
            <text:p>8,5933409684476</text:p>
          </table:table-cell>
          <table:table-cell table:formula="of:=SQRT(POWER([.CX$4]-[.CT48];2)+POWER([.CX$5]-[.CU48];2)+POWER([.CX$6]-[.CV48];2))" office:value-type="float" office:value="1797.78768321646" calcext:value-type="float">
            <text:p>1797,78768321646</text:p>
          </table:table-cell>
          <table:table-cell table:formula="of:=SQRT(POWER([.CY$4]-[.$B48];2)+POWER([.CY$5]-[.$C48];2)+POWER([.CY$6]-[.$D48];2))" office:value-type="float" office:value="8.50907732953461" calcext:value-type="float">
            <text:p>8,50907732953461</text:p>
          </table:table-cell>
          <table:table-cell table:formula="of:=SQRT(POWER([.CZ$4]-[.$B48];2)+POWER([.CZ$5]-[.$C48];2)+POWER([.CZ$6]-[.$D48];2))" office:value-type="float" office:value="8.13117691358391" calcext:value-type="float">
            <text:p>8,13117691358391</text:p>
          </table:table-cell>
          <table:table-cell table:formula="of:=SQRT(POWER([.DA$4]-[.$B48];2)+POWER([.DA$5]-[.$C48];2)+POWER([.DA$6]-[.$D48];2))" office:value-type="float" office:value="8.96603652680492" calcext:value-type="float">
            <text:p>8,96603652680492</text:p>
          </table:table-cell>
          <table:table-cell table:formula="of:=SQRT(POWER([.DB$4]-[.$B48];2)+POWER([.DB$5]-[.$C48];2)+POWER([.DB$6]-[.$D48];2))" office:value-type="float" office:value="6.64175827623981" calcext:value-type="float">
            <text:p>6,641758276239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.08" calcext:value-type="float">
            <text:p>45,08</text:p>
          </table:table-cell>
          <table:table-cell office:value-type="float" office:value="35.959" calcext:value-type="float">
            <text:p>35,959</text:p>
          </table:table-cell>
          <table:table-cell office:value-type="float" office:value="9.974" calcext:value-type="float">
            <text:p>9,974</text:p>
          </table:table-cell>
          <table:table-cell/>
          <table:table-cell table:formula="of:=SQRT(POWER([.F$4]-[.B49];2)+POWER([.F$5]-[.C49];2)+POWER([.F$6]-[.D49];2))" office:value-type="float" office:value="16.037864352837" calcext:value-type="float">
            <text:p>16,037864352837</text:p>
          </table:table-cell>
          <table:table-cell table:formula="of:=SQRT(POWER([.G$4]-[.$B49];2)+POWER([.G$5]-[.$C49];2)+POWER([.G$6]-[.$D49];2))" office:value-type="float" office:value="16.1941256324631" calcext:value-type="float">
            <text:p>16,1941256324631</text:p>
          </table:table-cell>
          <table:table-cell table:formula="of:=SQRT(POWER([.H$4]-[.D49];2)+POWER([.H$5]-[.E49];2)+POWER([.H$6]-[.F49];2))" office:value-type="float" office:value="51.333299987738" calcext:value-type="float">
            <text:p>51,333299987738</text:p>
          </table:table-cell>
          <table:table-cell table:formula="of:=SQRT(POWER([.I$4]-[.$B49];2)+POWER([.I$5]-[.$C49];2)+POWER([.I$6]-[.$D49];2))" office:value-type="float" office:value="15.5734685603433" calcext:value-type="float">
            <text:p>15,5734685603433</text:p>
          </table:table-cell>
          <table:table-cell table:formula="of:=SQRT(POWER([.J$4]-[.F49];2)+POWER([.J$5]-[.G49];2)+POWER([.J$6]-[.H49];2))" office:value-type="float" office:value="58.1732396651102" calcext:value-type="float">
            <text:p>58,1732396651102</text:p>
          </table:table-cell>
          <table:table-cell table:formula="of:=SQRT(POWER([.K$4]-[.$B49];2)+POWER([.K$5]-[.$C49];2)+POWER([.K$6]-[.$D49];2))" office:value-type="float" office:value="16.2609145499262" calcext:value-type="float">
            <text:p>16,2609145499262</text:p>
          </table:table-cell>
          <table:table-cell table:formula="of:=SQRT(POWER([.L$4]-[.H49];2)+POWER([.L$5]-[.I49];2)+POWER([.L$6]-[.J49];2))" office:value-type="float" office:value="63.4492640422618" calcext:value-type="float">
            <text:p>63,4492640422618</text:p>
          </table:table-cell>
          <table:table-cell table:formula="of:=SQRT(POWER([.M$4]-[.$B49];2)+POWER([.M$5]-[.$C49];2)+POWER([.M$6]-[.$D49];2))" office:value-type="float" office:value="16.171378265318" calcext:value-type="float">
            <text:p>16,171378265318</text:p>
          </table:table-cell>
          <table:table-cell table:formula="of:=SQRT(POWER([.N$4]-[.J49];2)+POWER([.N$5]-[.K49];2)+POWER([.N$6]-[.L49];2))" office:value-type="float" office:value="60.3192397126399" calcext:value-type="float">
            <text:p>60,3192397126399</text:p>
          </table:table-cell>
          <table:table-cell table:formula="of:=SQRT(POWER([.O$4]-[.$B49];2)+POWER([.O$5]-[.$C49];2)+POWER([.O$6]-[.$D49];2))" office:value-type="float" office:value="6.7731027601831" calcext:value-type="float">
            <text:p>6,7731027601831</text:p>
          </table:table-cell>
          <table:table-cell table:formula="of:=SQRT(POWER([.P$4]-[.L49];2)+POWER([.P$5]-[.M49];2)+POWER([.P$6]-[.N49];2))" office:value-type="float" office:value="57.2854965507704" calcext:value-type="float">
            <text:p>57,2854965507704</text:p>
          </table:table-cell>
          <table:table-cell table:formula="of:=SQRT(POWER([.Q$4]-[.$B49];2)+POWER([.Q$5]-[.$C49];2)+POWER([.Q$6]-[.$D49];2))" office:value-type="float" office:value="7.46586846924053" calcext:value-type="float">
            <text:p>7,46586846924053</text:p>
          </table:table-cell>
          <table:table-cell table:formula="of:=SQRT(POWER([.R$4]-[.N49];2)+POWER([.R$5]-[.O49];2)+POWER([.R$6]-[.P49];2))" office:value-type="float" office:value="59.5587537239637" calcext:value-type="float">
            <text:p>59,5587537239637</text:p>
          </table:table-cell>
          <table:table-cell table:formula="of:=SQRT(POWER([.S$4]-[.$B49];2)+POWER([.S$5]-[.$C49];2)+POWER([.S$6]-[.$D49];2))" office:value-type="float" office:value="6.39895663370209" calcext:value-type="float">
            <text:p>6,39895663370209</text:p>
          </table:table-cell>
          <table:table-cell table:formula="of:=SQRT(POWER([.T$4]-[.P49];2)+POWER([.T$5]-[.Q49];2)+POWER([.T$6]-[.R49];2))" office:value-type="float" office:value="61.3847734545399" calcext:value-type="float">
            <text:p>61,3847734545399</text:p>
          </table:table-cell>
          <table:table-cell table:formula="of:=SQRT(POWER([.U$4]-[.$B49];2)+POWER([.U$5]-[.$C49];2)+POWER([.U$6]-[.$D49];2))" office:value-type="float" office:value="5.68768423877416" calcext:value-type="float">
            <text:p>5,68768423877416</text:p>
          </table:table-cell>
          <table:table-cell table:formula="of:=SQRT(POWER([.V$4]-[.R49];2)+POWER([.V$5]-[.S49];2)+POWER([.V$6]-[.T49];2))" office:value-type="float" office:value="56.6145696477866" calcext:value-type="float">
            <text:p>56,6145696477866</text:p>
          </table:table-cell>
          <table:table-cell table:formula="of:=SQRT(POWER([.W$4]-[.$B49];2)+POWER([.W$5]-[.$C49];2)+POWER([.W$6]-[.$D49];2))" office:value-type="float" office:value="6.07049058972996" calcext:value-type="float">
            <text:p>6,07049058972996</text:p>
          </table:table-cell>
          <table:table-cell table:formula="of:=SQRT(POWER([.X$4]-[.T49];2)+POWER([.X$5]-[.U49];2)+POWER([.X$6]-[.V49];2))" office:value-type="float" office:value="53.4296821780651" calcext:value-type="float">
            <text:p>53,4296821780651</text:p>
          </table:table-cell>
          <table:table-cell table:formula="of:=SQRT(POWER([.Y$4]-[.$B49];2)+POWER([.Y$5]-[.$C49];2)+POWER([.Y$6]-[.$D49];2))" office:value-type="float" office:value="7.35997513582757" calcext:value-type="float">
            <text:p>7,35997513582757</text:p>
          </table:table-cell>
          <table:table-cell table:formula="of:=SQRT(POWER([.Z$4]-[.V49];2)+POWER([.Z$5]-[.W49];2)+POWER([.Z$6]-[.X49];2))" office:value-type="float" office:value="47.7070622597918" calcext:value-type="float">
            <text:p>47,7070622597918</text:p>
          </table:table-cell>
          <table:table-cell table:formula="of:=SQRT(POWER([.AA$4]-[.$B49];2)+POWER([.AA$5]-[.$C49];2)+POWER([.AA$6]-[.$D49];2))" office:value-type="float" office:value="8.3397432814206" calcext:value-type="float">
            <text:p>8,3397432814206</text:p>
          </table:table-cell>
          <table:table-cell table:formula="of:=SQRT(POWER([.AB$4]-[.X49];2)+POWER([.AB$5]-[.Y49];2)+POWER([.AB$6]-[.Z49];2))" office:value-type="float" office:value="39.7847687379444" calcext:value-type="float">
            <text:p>39,7847687379444</text:p>
          </table:table-cell>
          <table:table-cell table:formula="of:=SQRT(POWER([.AC$4]-[.$B49];2)+POWER([.AC$5]-[.$C49];2)+POWER([.AC$6]-[.$D49];2))" office:value-type="float" office:value="12.9985413797087" calcext:value-type="float">
            <text:p>12,9985413797087</text:p>
          </table:table-cell>
          <table:table-cell table:formula="of:=SQRT(POWER([.AD$4]-[.Z49];2)+POWER([.AD$5]-[.AA49];2)+POWER([.AD$6]-[.AB49];2))" office:value-type="float" office:value="29.9638848218102" calcext:value-type="float">
            <text:p>29,9638848218102</text:p>
          </table:table-cell>
          <table:table-cell table:formula="of:=SQRT(POWER([.AE$4]-[.$B49];2)+POWER([.AE$5]-[.$C49];2)+POWER([.AE$6]-[.$D49];2))" office:value-type="float" office:value="14.9472159615094" calcext:value-type="float">
            <text:p>14,9472159615094</text:p>
          </table:table-cell>
          <table:table-cell table:formula="of:=SQRT(POWER([.AF$4]-[.AB49];2)+POWER([.AF$5]-[.AC49];2)+POWER([.AF$6]-[.AD49];2))" office:value-type="float" office:value="22.7771501198537" calcext:value-type="float">
            <text:p>22,7771501198537</text:p>
          </table:table-cell>
          <table:table-cell table:formula="of:=SQRT(POWER([.AG$4]-[.$B49];2)+POWER([.AG$5]-[.$C49];2)+POWER([.AG$6]-[.$D49];2))" office:value-type="float" office:value="14.9873739527644" calcext:value-type="float">
            <text:p>14,9873739527644</text:p>
          </table:table-cell>
          <table:table-cell table:formula="of:=SQRT(POWER([.AH$4]-[.AD49];2)+POWER([.AH$5]-[.AE49];2)+POWER([.AH$6]-[.AF49];2))" office:value-type="float" office:value="22.8058995385084" calcext:value-type="float">
            <text:p>22,8058995385084</text:p>
          </table:table-cell>
          <table:table-cell table:formula="of:=SQRT(POWER([.AI$4]-[.$B49];2)+POWER([.AI$5]-[.$C49];2)+POWER([.AI$6]-[.$D49];2))" office:value-type="float" office:value="13.8300403831659" calcext:value-type="float">
            <text:p>13,8300403831659</text:p>
          </table:table-cell>
          <table:table-cell table:formula="of:=SQRT(POWER([.AJ$4]-[.AF49];2)+POWER([.AJ$5]-[.AG49];2)+POWER([.AJ$6]-[.AH49];2))" office:value-type="float" office:value="30.5264088470629" calcext:value-type="float">
            <text:p>30,5264088470629</text:p>
          </table:table-cell>
          <table:table-cell table:formula="of:=SQRT(POWER([.AK$4]-[.$B49];2)+POWER([.AK$5]-[.$C49];2)+POWER([.AK$6]-[.$D49];2))" office:value-type="float" office:value="14.7377879615633" calcext:value-type="float">
            <text:p>14,7377879615633</text:p>
          </table:table-cell>
          <table:table-cell table:formula="of:=SQRT(POWER([.AL$4]-[.AH49];2)+POWER([.AL$5]-[.AI49];2)+POWER([.AL$6]-[.AJ49];2))" office:value-type="float" office:value="33.1620923578595" calcext:value-type="float">
            <text:p>33,1620923578595</text:p>
          </table:table-cell>
          <table:table-cell table:formula="of:=SQRT(POWER([.AM$4]-[.$B49];2)+POWER([.AM$5]-[.$C49];2)+POWER([.AM$6]-[.$D49];2))" office:value-type="float" office:value="14.9544029971109" calcext:value-type="float">
            <text:p>14,9544029971109</text:p>
          </table:table-cell>
          <table:table-cell table:formula="of:=SQRT(POWER([.AN$4]-[.AJ49];2)+POWER([.AN$5]-[.AK49];2)+POWER([.AN$6]-[.AL49];2))" office:value-type="float" office:value="31.0706552512299" calcext:value-type="float">
            <text:p>31,0706552512299</text:p>
          </table:table-cell>
          <table:table-cell table:formula="of:=SQRT(POWER([.AO$4]-[.$B49];2)+POWER([.AO$5]-[.$C49];2)+POWER([.AO$6]-[.$D49];2))" office:value-type="float" office:value="15.9749434740784" calcext:value-type="float">
            <text:p>15,9749434740784</text:p>
          </table:table-cell>
          <table:table-cell table:formula="of:=SQRT(POWER([.AP$4]-[.AL49];2)+POWER([.AP$5]-[.AM49];2)+POWER([.AP$6]-[.AN49];2))" office:value-type="float" office:value="29.2360825242993" calcext:value-type="float">
            <text:p>29,2360825242993</text:p>
          </table:table-cell>
          <table:table-cell table:formula="of:=SQRT(POWER([.AQ$4]-[.$B49];2)+POWER([.AQ$5]-[.$C49];2)+POWER([.AQ$6]-[.$D49];2))" office:value-type="float" office:value="2.43465377415352" calcext:value-type="float">
            <text:p>2,43465377415352</text:p>
          </table:table-cell>
          <table:table-cell table:formula="of:=SQRT(POWER([.AR$4]-[.AN49];2)+POWER([.AR$5]-[.AO49];2)+POWER([.AR$6]-[.AP49];2))" office:value-type="float" office:value="32.0694558306868" calcext:value-type="float">
            <text:p>32,0694558306868</text:p>
          </table:table-cell>
          <table:table-cell table:formula="of:=SQRT(POWER([.AS$4]-[.$B49];2)+POWER([.AS$5]-[.$C49];2)+POWER([.AS$6]-[.$D49];2))" office:value-type="float" office:value="2.5923674508063" calcext:value-type="float">
            <text:p>2,5923674508063</text:p>
          </table:table-cell>
          <table:table-cell table:formula="of:=SQRT(POWER([.AT$4]-[.AP49];2)+POWER([.AT$5]-[.AQ49];2)+POWER([.AT$6]-[.AR49];2))" office:value-type="float" office:value="45.1039148001039" calcext:value-type="float">
            <text:p>45,1039148001039</text:p>
          </table:table-cell>
          <table:table-cell table:formula="of:=SQRT(POWER([.AU$4]-[.$B49];2)+POWER([.AU$5]-[.$C49];2)+POWER([.AU$6]-[.$D49];2))" office:value-type="float" office:value="0" calcext:value-type="float">
            <text:p>0</text:p>
          </table:table-cell>
          <table:table-cell table:formula="of:=SQRT(POWER([.AV$4]-[.AR49];2)+POWER([.AV$5]-[.AS49];2)+POWER([.AV$6]-[.AT49];2))" office:value-type="float" office:value="49.1448620879752" calcext:value-type="float">
            <text:p>49,1448620879752</text:p>
          </table:table-cell>
          <table:table-cell table:formula="of:=SQRT(POWER([.AW$4]-[.$B49];2)+POWER([.AW$5]-[.$C49];2)+POWER([.AW$6]-[.$D49];2))" office:value-type="float" office:value="1.53979284320977" calcext:value-type="float">
            <text:p>1,53979284320977</text:p>
          </table:table-cell>
          <table:table-cell table:formula="of:=SQRT(POWER([.AX$4]-[.AT49];2)+POWER([.AX$5]-[.AU49];2)+POWER([.AX$6]-[.AV49];2))" office:value-type="float" office:value="51.3417069229664" calcext:value-type="float">
            <text:p>51,3417069229664</text:p>
          </table:table-cell>
          <table:table-cell table:formula="of:=SQRT(POWER([.AY$4]-[.$B49];2)+POWER([.AY$5]-[.$C49];2)+POWER([.AY$6]-[.$D49];2))" office:value-type="float" office:value="11.8104306864737" calcext:value-type="float">
            <text:p>11,8104306864737</text:p>
          </table:table-cell>
          <table:table-cell table:formula="of:=SQRT(POWER([.AZ$4]-[.AV49];2)+POWER([.AZ$5]-[.AW49];2)+POWER([.AZ$6]-[.AX49];2))" office:value-type="float" office:value="61.4552177675526" calcext:value-type="float">
            <text:p>61,4552177675526</text:p>
          </table:table-cell>
          <table:table-cell table:formula="of:=SQRT(POWER([.BA$4]-[.$B49];2)+POWER([.BA$5]-[.$C49];2)+POWER([.BA$6]-[.$D49];2))" office:value-type="float" office:value="14.134938309027" calcext:value-type="float">
            <text:p>14,134938309027</text:p>
          </table:table-cell>
          <table:table-cell table:formula="of:=SQRT(POWER([.BB$4]-[.AX49];2)+POWER([.BB$5]-[.AY49];2)+POWER([.BB$6]-[.AZ49];2))" office:value-type="float" office:value="65.9297171361602" calcext:value-type="float">
            <text:p>65,9297171361602</text:p>
          </table:table-cell>
          <table:table-cell table:formula="of:=SQRT(POWER([.BC$4]-[.$B49];2)+POWER([.BC$5]-[.$C49];2)+POWER([.BC$6]-[.$D49];2))" office:value-type="float" office:value="12.9080156492003" calcext:value-type="float">
            <text:p>12,9080156492003</text:p>
          </table:table-cell>
          <table:table-cell table:formula="of:=SQRT(POWER([.BD$4]-[.AZ49];2)+POWER([.BD$5]-[.BA49];2)+POWER([.BD$6]-[.BB49];2))" office:value-type="float" office:value="68.7299607841197" calcext:value-type="float">
            <text:p>68,7299607841197</text:p>
          </table:table-cell>
          <table:table-cell table:formula="of:=SQRT(POWER([.BE$4]-[.$B49];2)+POWER([.BE$5]-[.$C49];2)+POWER([.BE$6]-[.$D49];2))" office:value-type="float" office:value="13.9390425424417" calcext:value-type="float">
            <text:p>13,9390425424417</text:p>
          </table:table-cell>
          <table:table-cell table:formula="of:=SQRT(POWER([.BF$4]-[.BB49];2)+POWER([.BF$5]-[.BC49];2)+POWER([.BF$6]-[.BD49];2))" office:value-type="float" office:value="73.8951553948029" calcext:value-type="float">
            <text:p>73,8951553948029</text:p>
          </table:table-cell>
          <table:table-cell table:formula="of:=SQRT(POWER([.BG$4]-[.$B49];2)+POWER([.BG$5]-[.$C49];2)+POWER([.BG$6]-[.$D49];2))" office:value-type="float" office:value="15.0474727778455" calcext:value-type="float">
            <text:p>15,0474727778455</text:p>
          </table:table-cell>
          <table:table-cell table:formula="of:=SQRT(POWER([.BH$4]-[.BD49];2)+POWER([.BH$5]-[.BE49];2)+POWER([.BH$6]-[.BF49];2))" office:value-type="float" office:value="78.7079403324372" calcext:value-type="float">
            <text:p>78,7079403324372</text:p>
          </table:table-cell>
          <table:table-cell table:formula="of:=SQRT(POWER([.BI$4]-[.$B49];2)+POWER([.BI$5]-[.$C49];2)+POWER([.BI$6]-[.$D49];2))" office:value-type="float" office:value="16.1494416312144" calcext:value-type="float">
            <text:p>16,1494416312144</text:p>
          </table:table-cell>
          <table:table-cell table:formula="of:=SQRT(POWER([.BJ$4]-[.BF49];2)+POWER([.BJ$5]-[.BG49];2)+POWER([.BJ$6]-[.BH49];2))" office:value-type="float" office:value="84.0298557627859" calcext:value-type="float">
            <text:p>84,0298557627859</text:p>
          </table:table-cell>
          <table:table-cell table:formula="of:=SQRT(POWER([.BK$4]-[.$B49];2)+POWER([.BK$5]-[.$C49];2)+POWER([.BK$6]-[.$D49];2))" office:value-type="float" office:value="15.5094373205478" calcext:value-type="float">
            <text:p>15,5094373205478</text:p>
          </table:table-cell>
          <table:table-cell table:formula="of:=SQRT(POWER([.BL$4]-[.BH49];2)+POWER([.BL$5]-[.BI49];2)+POWER([.BL$6]-[.BJ49];2))" office:value-type="float" office:value="91.258695709429" calcext:value-type="float">
            <text:p>91,258695709429</text:p>
          </table:table-cell>
          <table:table-cell table:formula="of:=SQRT(POWER([.BM$4]-[.$B49];2)+POWER([.BM$5]-[.$C49];2)+POWER([.BM$6]-[.$D49];2))" office:value-type="float" office:value="13.2084460857438" calcext:value-type="float">
            <text:p>13,2084460857438</text:p>
          </table:table-cell>
          <table:table-cell table:formula="of:=SQRT(POWER([.BN$4]-[.BJ49];2)+POWER([.BN$5]-[.BK49];2)+POWER([.BN$6]-[.BL49];2))" office:value-type="float" office:value="100.278022272309" calcext:value-type="float">
            <text:p>100,278022272309</text:p>
          </table:table-cell>
          <table:table-cell table:formula="of:=SQRT(POWER([.BO$4]-[.$B49];2)+POWER([.BO$5]-[.$C49];2)+POWER([.BO$6]-[.$D49];2))" office:value-type="float" office:value="14.5323149222689" calcext:value-type="float">
            <text:p>14,5323149222689</text:p>
          </table:table-cell>
          <table:table-cell table:formula="of:=SQRT(POWER([.BP$4]-[.BL49];2)+POWER([.BP$5]-[.BM49];2)+POWER([.BP$6]-[.BN49];2))" office:value-type="float" office:value="112.444360525981" calcext:value-type="float">
            <text:p>112,444360525981</text:p>
          </table:table-cell>
          <table:table-cell table:formula="of:=SQRT(POWER([.BQ$4]-[.$B49];2)+POWER([.BQ$5]-[.$C49];2)+POWER([.BQ$6]-[.$D49];2))" office:value-type="float" office:value="16.9137298370289" calcext:value-type="float">
            <text:p>16,9137298370289</text:p>
          </table:table-cell>
          <table:table-cell table:formula="of:=SQRT(POWER([.BR$4]-[.BN49];2)+POWER([.BR$5]-[.BO49];2)+POWER([.BR$6]-[.BP49];2))" office:value-type="float" office:value="125.954827276362" calcext:value-type="float">
            <text:p>125,954827276362</text:p>
          </table:table-cell>
          <table:table-cell table:formula="of:=SQRT(POWER([.BS$4]-[.$B49];2)+POWER([.BS$5]-[.$C49];2)+POWER([.BS$6]-[.$D49];2))" office:value-type="float" office:value="17.984892382219" calcext:value-type="float">
            <text:p>17,984892382219</text:p>
          </table:table-cell>
          <table:table-cell table:formula="of:=SQRT(POWER([.BT$4]-[.BP49];2)+POWER([.BT$5]-[.BQ49];2)+POWER([.BT$6]-[.BR49];2))" office:value-type="float" office:value="143.676808759723" calcext:value-type="float">
            <text:p>143,676808759723</text:p>
          </table:table-cell>
          <table:table-cell table:formula="of:=SQRT(POWER([.BU$4]-[.$B49];2)+POWER([.BU$5]-[.$C49];2)+POWER([.BU$6]-[.$D49];2))" office:value-type="float" office:value="17.8263409874264" calcext:value-type="float">
            <text:p>17,8263409874264</text:p>
          </table:table-cell>
          <table:table-cell table:formula="of:=SQRT(POWER([.BV$4]-[.BR49];2)+POWER([.BV$5]-[.BS49];2)+POWER([.BV$6]-[.BT49];2))" office:value-type="float" office:value="167.125965419222" calcext:value-type="float">
            <text:p>167,125965419222</text:p>
          </table:table-cell>
          <table:table-cell table:formula="of:=SQRT(POWER([.BW$4]-[.$B49];2)+POWER([.BW$5]-[.$C49];2)+POWER([.BW$6]-[.$D49];2))" office:value-type="float" office:value="12.1110232845949" calcext:value-type="float">
            <text:p>12,1110232845949</text:p>
          </table:table-cell>
          <table:table-cell table:formula="of:=SQRT(POWER([.BX$4]-[.BT49];2)+POWER([.BX$5]-[.BU49];2)+POWER([.BX$6]-[.BV49];2))" office:value-type="float" office:value="192.570663140603" calcext:value-type="float">
            <text:p>192,570663140603</text:p>
          </table:table-cell>
          <table:table-cell table:formula="of:=SQRT(POWER([.BY$4]-[.$B49];2)+POWER([.BY$5]-[.$C49];2)+POWER([.BY$6]-[.$D49];2))" office:value-type="float" office:value="10.2001205385035" calcext:value-type="float">
            <text:p>10,2001205385035</text:p>
          </table:table-cell>
          <table:table-cell table:formula="of:=SQRT(POWER([.BZ$4]-[.BV49];2)+POWER([.BZ$5]-[.BW49];2)+POWER([.BZ$6]-[.BX49];2))" office:value-type="float" office:value="227.567161833534" calcext:value-type="float">
            <text:p>227,567161833534</text:p>
          </table:table-cell>
          <table:table-cell table:formula="of:=SQRT(POWER([.CA$4]-[.$B49];2)+POWER([.CA$5]-[.$C49];2)+POWER([.CA$6]-[.$D49];2))" office:value-type="float" office:value="9.96041972007204" calcext:value-type="float">
            <text:p>9,96041972007204</text:p>
          </table:table-cell>
          <table:table-cell table:formula="of:=SQRT(POWER([.CB$4]-[.BX49];2)+POWER([.CB$5]-[.BY49];2)+POWER([.CB$6]-[.BZ49];2))" office:value-type="float" office:value="268.413728861728" calcext:value-type="float">
            <text:p>268,413728861728</text:p>
          </table:table-cell>
          <table:table-cell table:formula="of:=SQRT(POWER([.CC$4]-[.$B49];2)+POWER([.CC$5]-[.$C49];2)+POWER([.CC$6]-[.$D49];2))" office:value-type="float" office:value="11.7863204181797" calcext:value-type="float">
            <text:p>11,7863204181797</text:p>
          </table:table-cell>
          <table:table-cell table:formula="of:=SQRT(POWER([.CD$4]-[.BZ49];2)+POWER([.CD$5]-[.CA49];2)+POWER([.CD$6]-[.CB49];2))" office:value-type="float" office:value="321.55075089182" calcext:value-type="float">
            <text:p>321,55075089182</text:p>
          </table:table-cell>
          <table:table-cell table:formula="of:=SQRT(POWER([.CE$4]-[.$B49];2)+POWER([.CE$5]-[.$C49];2)+POWER([.CE$6]-[.$D49];2))" office:value-type="float" office:value="12.6726052964653" calcext:value-type="float">
            <text:p>12,6726052964653</text:p>
          </table:table-cell>
          <table:table-cell table:formula="of:=SQRT(POWER([.CF$4]-[.CB49];2)+POWER([.CF$5]-[.CC49];2)+POWER([.CF$6]-[.CD49];2))" office:value-type="float" office:value="387.736034747975" calcext:value-type="float">
            <text:p>387,736034747975</text:p>
          </table:table-cell>
          <table:table-cell table:formula="of:=SQRT(POWER([.CG$4]-[.$B49];2)+POWER([.CG$5]-[.$C49];2)+POWER([.CG$6]-[.$D49];2))" office:value-type="float" office:value="12.4495306738849" calcext:value-type="float">
            <text:p>12,4495306738849</text:p>
          </table:table-cell>
          <table:table-cell table:formula="of:=SQRT(POWER([.CH$4]-[.CD49];2)+POWER([.CH$5]-[.CE49];2)+POWER([.CH$6]-[.CF49];2))" office:value-type="float" office:value="471.68731703402" calcext:value-type="float">
            <text:p>471,68731703402</text:p>
          </table:table-cell>
          <table:table-cell table:formula="of:=SQRT(POWER([.CI$4]-[.$B49];2)+POWER([.CI$5]-[.$C49];2)+POWER([.CI$6]-[.$D49];2))" office:value-type="float" office:value="9.9775192307507" calcext:value-type="float">
            <text:p>9,9775192307507</text:p>
          </table:table-cell>
          <table:table-cell table:formula="of:=SQRT(POWER([.CJ$4]-[.CF49];2)+POWER([.CJ$5]-[.CG49];2)+POWER([.CJ$6]-[.CH49];2))" office:value-type="float" office:value="583.631485164938" calcext:value-type="float">
            <text:p>583,631485164938</text:p>
          </table:table-cell>
          <table:table-cell table:formula="of:=SQRT(POWER([.CK$4]-[.CG49];2)+POWER([.CK$5]-[.CH49];2)+POWER([.CK$6]-[.CI49];2))" office:value-type="float" office:value="435.462904815859" calcext:value-type="float">
            <text:p>435,462904815859</text:p>
          </table:table-cell>
          <table:table-cell table:formula="of:=SQRT(POWER([.CL$4]-[.$B49];2)+POWER([.CL$5]-[.$C49];2)+POWER([.CL$6]-[.$D49];2))" office:value-type="float" office:value="7.67208244220564" calcext:value-type="float">
            <text:p>7,67208244220564</text:p>
          </table:table-cell>
          <table:table-cell table:formula="of:=SQRT(POWER([.CM$4]-[.CI49];2)+POWER([.CM$5]-[.CJ49];2)+POWER([.CM$6]-[.CK49];2))" office:value-type="float" office:value="695.700461375308" calcext:value-type="float">
            <text:p>695,700461375308</text:p>
          </table:table-cell>
          <table:table-cell table:formula="of:=SQRT(POWER([.CN$4]-[.$B49];2)+POWER([.CN$5]-[.$C49];2)+POWER([.CN$6]-[.$D49];2))" office:value-type="float" office:value="12.2120270635141" calcext:value-type="float">
            <text:p>12,2120270635141</text:p>
          </table:table-cell>
          <table:table-cell table:formula="of:=SQRT(POWER([.CO$4]-[.CK49];2)+POWER([.CO$5]-[.CL49];2)+POWER([.CO$6]-[.CM49];2))" office:value-type="float" office:value="799.891055598139" calcext:value-type="float">
            <text:p>799,891055598139</text:p>
          </table:table-cell>
          <table:table-cell table:formula="of:=SQRT(POWER([.CP$4]-[.$B49];2)+POWER([.CP$5]-[.$C49];2)+POWER([.CP$6]-[.$D49];2))" office:value-type="float" office:value="12.9914258262902" calcext:value-type="float">
            <text:p>12,9914258262902</text:p>
          </table:table-cell>
          <table:table-cell table:formula="of:=SQRT(POWER([.CQ$4]-[.CM49];2)+POWER([.CQ$5]-[.CN49];2)+POWER([.CQ$6]-[.CO49];2))" office:value-type="float" office:value="1036.00207846249" calcext:value-type="float">
            <text:p>1036,00207846249</text:p>
          </table:table-cell>
          <table:table-cell table:formula="of:=SQRT(POWER([.CR$4]-[.$B49];2)+POWER([.CR$5]-[.$C49];2)+POWER([.CR$6]-[.$D49];2))" office:value-type="float" office:value="14.2746909598772" calcext:value-type="float">
            <text:p>14,2746909598772</text:p>
          </table:table-cell>
          <table:table-cell table:formula="of:=SQRT(POWER([.CS$4]-[.CO49];2)+POWER([.CS$5]-[.CP49];2)+POWER([.CS$6]-[.CQ49];2))" office:value-type="float" office:value="1286.23536460007" calcext:value-type="float">
            <text:p>1286,23536460007</text:p>
          </table:table-cell>
          <table:table-cell table:formula="of:=SQRT(POWER([.CT$4]-[.CP49];2)+POWER([.CT$5]-[.CQ49];2)+POWER([.CT$6]-[.CR49];2))" office:value-type="float" office:value="998.994002253442" calcext:value-type="float">
            <text:p>998,994002253442</text:p>
          </table:table-cell>
          <table:table-cell table:formula="of:=SQRT(POWER([.CU$4]-[.$B49];2)+POWER([.CU$5]-[.$C49];2)+POWER([.CU$6]-[.$D49];2))" office:value-type="float" office:value="8.14892403940545" calcext:value-type="float">
            <text:p>8,14892403940545</text:p>
          </table:table-cell>
          <table:table-cell table:formula="of:=SQRT(POWER([.CV$4]-[.CR49];2)+POWER([.CV$5]-[.CS49];2)+POWER([.CV$6]-[.CT49];2))" office:value-type="float" office:value="1597.34490482863" calcext:value-type="float">
            <text:p>1597,34490482863</text:p>
          </table:table-cell>
          <table:table-cell table:formula="of:=SQRT(POWER([.CW$4]-[.$B49];2)+POWER([.CW$5]-[.$C49];2)+POWER([.CW$6]-[.$D49];2))" office:value-type="float" office:value="7.87634642458037" calcext:value-type="float">
            <text:p>7,87634642458037</text:p>
          </table:table-cell>
          <table:table-cell table:formula="of:=SQRT(POWER([.CX$4]-[.CT49];2)+POWER([.CX$5]-[.CU49];2)+POWER([.CX$6]-[.CV49];2))" office:value-type="float" office:value="1860.63108977144" calcext:value-type="float">
            <text:p>1860,63108977144</text:p>
          </table:table-cell>
          <table:table-cell table:formula="of:=SQRT(POWER([.CY$4]-[.$B49];2)+POWER([.CY$5]-[.$C49];2)+POWER([.CY$6]-[.$D49];2))" office:value-type="float" office:value="7.02359131783733" calcext:value-type="float">
            <text:p>7,02359131783733</text:p>
          </table:table-cell>
          <table:table-cell table:formula="of:=SQRT(POWER([.CZ$4]-[.$B49];2)+POWER([.CZ$5]-[.$C49];2)+POWER([.CZ$6]-[.$D49];2))" office:value-type="float" office:value="6.45460719176621" calcext:value-type="float">
            <text:p>6,45460719176621</text:p>
          </table:table-cell>
          <table:table-cell table:formula="of:=SQRT(POWER([.DA$4]-[.$B49];2)+POWER([.DA$5]-[.$C49];2)+POWER([.DA$6]-[.$D49];2))" office:value-type="float" office:value="6.77895456541789" calcext:value-type="float">
            <text:p>6,77895456541789</text:p>
          </table:table-cell>
          <table:table-cell table:formula="of:=SQRT(POWER([.DB$4]-[.$B49];2)+POWER([.DB$5]-[.$C49];2)+POWER([.DB$6]-[.$D49];2))" office:value-type="float" office:value="5.00078443846563" calcext:value-type="float">
            <text:p>5,000784438465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.884" calcext:value-type="float">
            <text:p>43,884</text:p>
          </table:table-cell>
          <table:table-cell office:value-type="float" office:value="35.851" calcext:value-type="float">
            <text:p>35,851</text:p>
          </table:table-cell>
          <table:table-cell office:value-type="float" office:value="10.906" calcext:value-type="float">
            <text:p>10,906</text:p>
          </table:table-cell>
          <table:table-cell/>
          <table:table-cell table:formula="of:=SQRT(POWER([.F$4]-[.B50];2)+POWER([.F$5]-[.C50];2)+POWER([.F$6]-[.D50];2))" office:value-type="float" office:value="15.9674703381594" calcext:value-type="float">
            <text:p>15,9674703381594</text:p>
          </table:table-cell>
          <table:table-cell table:formula="of:=SQRT(POWER([.G$4]-[.$B50];2)+POWER([.G$5]-[.$C50];2)+POWER([.G$6]-[.$D50];2))" office:value-type="float" office:value="16.014835653231" calcext:value-type="float">
            <text:p>16,014835653231</text:p>
          </table:table-cell>
          <table:table-cell table:formula="of:=SQRT(POWER([.H$4]-[.D50];2)+POWER([.H$5]-[.E50];2)+POWER([.H$6]-[.F50];2))" office:value-type="float" office:value="50.8841008617505" calcext:value-type="float">
            <text:p>50,8841008617505</text:p>
          </table:table-cell>
          <table:table-cell table:formula="of:=SQRT(POWER([.I$4]-[.$B50];2)+POWER([.I$5]-[.$C50];2)+POWER([.I$6]-[.$D50];2))" office:value-type="float" office:value="15.5074522407777" calcext:value-type="float">
            <text:p>15,5074522407777</text:p>
          </table:table-cell>
          <table:table-cell table:formula="of:=SQRT(POWER([.J$4]-[.F50];2)+POWER([.J$5]-[.G50];2)+POWER([.J$6]-[.H50];2))" office:value-type="float" office:value="57.8826012231544" calcext:value-type="float">
            <text:p>57,8826012231544</text:p>
          </table:table-cell>
          <table:table-cell table:formula="of:=SQRT(POWER([.K$4]-[.$B50];2)+POWER([.K$5]-[.$C50];2)+POWER([.K$6]-[.$D50];2))" office:value-type="float" office:value="15.8655021351358" calcext:value-type="float">
            <text:p>15,8655021351358</text:p>
          </table:table-cell>
          <table:table-cell table:formula="of:=SQRT(POWER([.L$4]-[.H50];2)+POWER([.L$5]-[.I50];2)+POWER([.L$6]-[.J50];2))" office:value-type="float" office:value="63.0989948455153" calcext:value-type="float">
            <text:p>63,0989948455153</text:p>
          </table:table-cell>
          <table:table-cell table:formula="of:=SQRT(POWER([.M$4]-[.$B50];2)+POWER([.M$5]-[.$C50];2)+POWER([.M$6]-[.$D50];2))" office:value-type="float" office:value="15.7412983899042" calcext:value-type="float">
            <text:p>15,7412983899042</text:p>
          </table:table-cell>
          <table:table-cell table:formula="of:=SQRT(POWER([.N$4]-[.J50];2)+POWER([.N$5]-[.K50];2)+POWER([.N$6]-[.L50];2))" office:value-type="float" office:value="60.1212811904447" calcext:value-type="float">
            <text:p>60,1212811904447</text:p>
          </table:table-cell>
          <table:table-cell table:formula="of:=SQRT(POWER([.O$4]-[.$B50];2)+POWER([.O$5]-[.$C50];2)+POWER([.O$6]-[.$D50];2))" office:value-type="float" office:value="6.40551769960868" calcext:value-type="float">
            <text:p>6,40551769960868</text:p>
          </table:table-cell>
          <table:table-cell table:formula="of:=SQRT(POWER([.P$4]-[.L50];2)+POWER([.P$5]-[.M50];2)+POWER([.P$6]-[.N50];2))" office:value-type="float" office:value="57.1855494493534" calcext:value-type="float">
            <text:p>57,1855494493534</text:p>
          </table:table-cell>
          <table:table-cell table:formula="of:=SQRT(POWER([.Q$4]-[.$B50];2)+POWER([.Q$5]-[.$C50];2)+POWER([.Q$6]-[.$D50];2))" office:value-type="float" office:value="6.70250400969667" calcext:value-type="float">
            <text:p>6,70250400969667</text:p>
          </table:table-cell>
          <table:table-cell table:formula="of:=SQRT(POWER([.R$4]-[.N50];2)+POWER([.R$5]-[.O50];2)+POWER([.R$6]-[.P50];2))" office:value-type="float" office:value="59.6544803860787" calcext:value-type="float">
            <text:p>59,6544803860787</text:p>
          </table:table-cell>
          <table:table-cell table:formula="of:=SQRT(POWER([.S$4]-[.$B50];2)+POWER([.S$5]-[.$C50];2)+POWER([.S$6]-[.$D50];2))" office:value-type="float" office:value="6.34327155338631" calcext:value-type="float">
            <text:p>6,34327155338631</text:p>
          </table:table-cell>
          <table:table-cell table:formula="of:=SQRT(POWER([.T$4]-[.P50];2)+POWER([.T$5]-[.Q50];2)+POWER([.T$6]-[.R50];2))" office:value-type="float" office:value="61.8915071830519" calcext:value-type="float">
            <text:p>61,8915071830519</text:p>
          </table:table-cell>
          <table:table-cell table:formula="of:=SQRT(POWER([.U$4]-[.$B50];2)+POWER([.U$5]-[.$C50];2)+POWER([.U$6]-[.$D50];2))" office:value-type="float" office:value="4.52099192655771" calcext:value-type="float">
            <text:p>4,52099192655771</text:p>
          </table:table-cell>
          <table:table-cell table:formula="of:=SQRT(POWER([.V$4]-[.R50];2)+POWER([.V$5]-[.S50];2)+POWER([.V$6]-[.T50];2))" office:value-type="float" office:value="57.0787118625296" calcext:value-type="float">
            <text:p>57,0787118625296</text:p>
          </table:table-cell>
          <table:table-cell table:formula="of:=SQRT(POWER([.W$4]-[.$B50];2)+POWER([.W$5]-[.$C50];2)+POWER([.W$6]-[.$D50];2))" office:value-type="float" office:value="4.94780031933384" calcext:value-type="float">
            <text:p>4,94780031933384</text:p>
          </table:table-cell>
          <table:table-cell table:formula="of:=SQRT(POWER([.X$4]-[.T50];2)+POWER([.X$5]-[.U50];2)+POWER([.X$6]-[.V50];2))" office:value-type="float" office:value="54.599313608098" calcext:value-type="float">
            <text:p>54,599313608098</text:p>
          </table:table-cell>
          <table:table-cell table:formula="of:=SQRT(POWER([.Y$4]-[.$B50];2)+POWER([.Y$5]-[.$C50];2)+POWER([.Y$6]-[.$D50];2))" office:value-type="float" office:value="6.39926511405802" calcext:value-type="float">
            <text:p>6,39926511405802</text:p>
          </table:table-cell>
          <table:table-cell table:formula="of:=SQRT(POWER([.Z$4]-[.V50];2)+POWER([.Z$5]-[.W50];2)+POWER([.Z$6]-[.X50];2))" office:value-type="float" office:value="49.3887480020418" calcext:value-type="float">
            <text:p>49,3887480020418</text:p>
          </table:table-cell>
          <table:table-cell table:formula="of:=SQRT(POWER([.AA$4]-[.$B50];2)+POWER([.AA$5]-[.$C50];2)+POWER([.AA$6]-[.$D50];2))" office:value-type="float" office:value="7.2761422470977" calcext:value-type="float">
            <text:p>7,2761422470977</text:p>
          </table:table-cell>
          <table:table-cell table:formula="of:=SQRT(POWER([.AB$4]-[.X50];2)+POWER([.AB$5]-[.Y50];2)+POWER([.AB$6]-[.Z50];2))" office:value-type="float" office:value="41.8750953390494" calcext:value-type="float">
            <text:p>41,8750953390494</text:p>
          </table:table-cell>
          <table:table-cell table:formula="of:=SQRT(POWER([.AC$4]-[.$B50];2)+POWER([.AC$5]-[.$C50];2)+POWER([.AC$6]-[.$D50];2))" office:value-type="float" office:value="13.0436564658841" calcext:value-type="float">
            <text:p>13,0436564658841</text:p>
          </table:table-cell>
          <table:table-cell table:formula="of:=SQRT(POWER([.AD$4]-[.Z50];2)+POWER([.AD$5]-[.AA50];2)+POWER([.AD$6]-[.AB50];2))" office:value-type="float" office:value="32.293983024507" calcext:value-type="float">
            <text:p>32,293983024507</text:p>
          </table:table-cell>
          <table:table-cell table:formula="of:=SQRT(POWER([.AE$4]-[.$B50];2)+POWER([.AE$5]-[.$C50];2)+POWER([.AE$6]-[.$D50];2))" office:value-type="float" office:value="14.9214184647439" calcext:value-type="float">
            <text:p>14,9214184647439</text:p>
          </table:table-cell>
          <table:table-cell table:formula="of:=SQRT(POWER([.AF$4]-[.AB50];2)+POWER([.AF$5]-[.AC50];2)+POWER([.AF$6]-[.AD50];2))" office:value-type="float" office:value="24.0951912902013" calcext:value-type="float">
            <text:p>24,0951912902013</text:p>
          </table:table-cell>
          <table:table-cell table:formula="of:=SQRT(POWER([.AG$4]-[.$B50];2)+POWER([.AG$5]-[.$C50];2)+POWER([.AG$6]-[.$D50];2))" office:value-type="float" office:value="15.1627961141737" calcext:value-type="float">
            <text:p>15,1627961141737</text:p>
          </table:table-cell>
          <table:table-cell table:formula="of:=SQRT(POWER([.AH$4]-[.AD50];2)+POWER([.AH$5]-[.AE50];2)+POWER([.AH$6]-[.AF50];2))" office:value-type="float" office:value="21.9457858451862" calcext:value-type="float">
            <text:p>21,9457858451862</text:p>
          </table:table-cell>
          <table:table-cell table:formula="of:=SQRT(POWER([.AI$4]-[.$B50];2)+POWER([.AI$5]-[.$C50];2)+POWER([.AI$6]-[.$D50];2))" office:value-type="float" office:value="13.983881900245" calcext:value-type="float">
            <text:p>13,983881900245</text:p>
          </table:table-cell>
          <table:table-cell table:formula="of:=SQRT(POWER([.AJ$4]-[.AF50];2)+POWER([.AJ$5]-[.AG50];2)+POWER([.AJ$6]-[.AH50];2))" office:value-type="float" office:value="29.0364941934262" calcext:value-type="float">
            <text:p>29,0364941934262</text:p>
          </table:table-cell>
          <table:table-cell table:formula="of:=SQRT(POWER([.AK$4]-[.$B50];2)+POWER([.AK$5]-[.$C50];2)+POWER([.AK$6]-[.$D50];2))" office:value-type="float" office:value="14.7984126851497" calcext:value-type="float">
            <text:p>14,7984126851497</text:p>
          </table:table-cell>
          <table:table-cell table:formula="of:=SQRT(POWER([.AL$4]-[.AH50];2)+POWER([.AL$5]-[.AI50];2)+POWER([.AL$6]-[.AJ50];2))" office:value-type="float" office:value="33.3032012160419" calcext:value-type="float">
            <text:p>33,3032012160419</text:p>
          </table:table-cell>
          <table:table-cell table:formula="of:=SQRT(POWER([.AM$4]-[.$B50];2)+POWER([.AM$5]-[.$C50];2)+POWER([.AM$6]-[.$D50];2))" office:value-type="float" office:value="15.2662362421129" calcext:value-type="float">
            <text:p>15,2662362421129</text:p>
          </table:table-cell>
          <table:table-cell table:formula="of:=SQRT(POWER([.AN$4]-[.AJ50];2)+POWER([.AN$5]-[.AK50];2)+POWER([.AN$6]-[.AL50];2))" office:value-type="float" office:value="32.2438141758891" calcext:value-type="float">
            <text:p>32,2438141758891</text:p>
          </table:table-cell>
          <table:table-cell table:formula="of:=SQRT(POWER([.AO$4]-[.$B50];2)+POWER([.AO$5]-[.$C50];2)+POWER([.AO$6]-[.$D50];2))" office:value-type="float" office:value="16.3666400644726" calcext:value-type="float">
            <text:p>16,3666400644726</text:p>
          </table:table-cell>
          <table:table-cell table:formula="of:=SQRT(POWER([.AP$4]-[.AL50];2)+POWER([.AP$5]-[.AM50];2)+POWER([.AP$6]-[.AN50];2))" office:value-type="float" office:value="29.8037589939269" calcext:value-type="float">
            <text:p>29,8037589939269</text:p>
          </table:table-cell>
          <table:table-cell table:formula="of:=SQRT(POWER([.AQ$4]-[.$B50];2)+POWER([.AQ$5]-[.$C50];2)+POWER([.AQ$6]-[.$D50];2))" office:value-type="float" office:value="2.75176361630137" calcext:value-type="float">
            <text:p>2,75176361630137</text:p>
          </table:table-cell>
          <table:table-cell table:formula="of:=SQRT(POWER([.AR$4]-[.AN50];2)+POWER([.AR$5]-[.AO50];2)+POWER([.AR$6]-[.AP50];2))" office:value-type="float" office:value="31.631942208445" calcext:value-type="float">
            <text:p>31,631942208445</text:p>
          </table:table-cell>
          <table:table-cell table:formula="of:=SQRT(POWER([.AS$4]-[.$B50];2)+POWER([.AS$5]-[.$C50];2)+POWER([.AS$6]-[.$D50];2))" office:value-type="float" office:value="3.1248131144118" calcext:value-type="float">
            <text:p>3,1248131144118</text:p>
          </table:table-cell>
          <table:table-cell table:formula="of:=SQRT(POWER([.AT$4]-[.AP50];2)+POWER([.AT$5]-[.AQ50];2)+POWER([.AT$6]-[.AR50];2))" office:value-type="float" office:value="44.4497020030815" calcext:value-type="float">
            <text:p>44,4497020030815</text:p>
          </table:table-cell>
          <table:table-cell table:formula="of:=SQRT(POWER([.AU$4]-[.$B50];2)+POWER([.AU$5]-[.$C50];2)+POWER([.AU$6]-[.$D50];2))" office:value-type="float" office:value="1.52009999671074" calcext:value-type="float">
            <text:p>1,52009999671074</text:p>
          </table:table-cell>
          <table:table-cell table:formula="of:=SQRT(POWER([.AV$4]-[.AR50];2)+POWER([.AV$5]-[.AS50];2)+POWER([.AV$6]-[.AT50];2))" office:value-type="float" office:value="48.4385814436135" calcext:value-type="float">
            <text:p>48,4385814436135</text:p>
          </table:table-cell>
          <table:table-cell table:formula="of:=SQRT(POWER([.AW$4]-[.$B50];2)+POWER([.AW$5]-[.$C50];2)+POWER([.AW$6]-[.$D50];2))" office:value-type="float" office:value="2.52579690394933" calcext:value-type="float">
            <text:p>2,52579690394933</text:p>
          </table:table-cell>
          <table:table-cell table:formula="of:=SQRT(POWER([.AX$4]-[.AT50];2)+POWER([.AX$5]-[.AU50];2)+POWER([.AX$6]-[.AV50];2))" office:value-type="float" office:value="49.7831739358309" calcext:value-type="float">
            <text:p>49,7831739358309</text:p>
          </table:table-cell>
          <table:table-cell table:formula="of:=SQRT(POWER([.AY$4]-[.$B50];2)+POWER([.AY$5]-[.$C50];2)+POWER([.AY$6]-[.$D50];2))" office:value-type="float" office:value="11.2084729111507" calcext:value-type="float">
            <text:p>11,2084729111507</text:p>
          </table:table-cell>
          <table:table-cell table:formula="of:=SQRT(POWER([.AZ$4]-[.AV50];2)+POWER([.AZ$5]-[.AW50];2)+POWER([.AZ$6]-[.AX50];2))" office:value-type="float" office:value="59.5348505526792" calcext:value-type="float">
            <text:p>59,5348505526792</text:p>
          </table:table-cell>
          <table:table-cell table:formula="of:=SQRT(POWER([.BA$4]-[.$B50];2)+POWER([.BA$5]-[.$C50];2)+POWER([.BA$6]-[.$D50];2))" office:value-type="float" office:value="13.4235646904986" calcext:value-type="float">
            <text:p>13,4235646904986</text:p>
          </table:table-cell>
          <table:table-cell table:formula="of:=SQRT(POWER([.BB$4]-[.AX50];2)+POWER([.BB$5]-[.AY50];2)+POWER([.BB$6]-[.AZ50];2))" office:value-type="float" office:value="64.254645885374" calcext:value-type="float">
            <text:p>64,254645885374</text:p>
          </table:table-cell>
          <table:table-cell table:formula="of:=SQRT(POWER([.BC$4]-[.$B50];2)+POWER([.BC$5]-[.$C50];2)+POWER([.BC$6]-[.$D50];2))" office:value-type="float" office:value="12.0962514854809" calcext:value-type="float">
            <text:p>12,0962514854809</text:p>
          </table:table-cell>
          <table:table-cell table:formula="of:=SQRT(POWER([.BD$4]-[.AZ50];2)+POWER([.BD$5]-[.BA50];2)+POWER([.BD$6]-[.BB50];2))" office:value-type="float" office:value="66.9332909465933" calcext:value-type="float">
            <text:p>66,9332909465933</text:p>
          </table:table-cell>
          <table:table-cell table:formula="of:=SQRT(POWER([.BE$4]-[.$B50];2)+POWER([.BE$5]-[.$C50];2)+POWER([.BE$6]-[.$D50];2))" office:value-type="float" office:value="12.9085857862122" calcext:value-type="float">
            <text:p>12,9085857862122</text:p>
          </table:table-cell>
          <table:table-cell table:formula="of:=SQRT(POWER([.BF$4]-[.BB50];2)+POWER([.BF$5]-[.BC50];2)+POWER([.BF$6]-[.BD50];2))" office:value-type="float" office:value="72.118453679196" calcext:value-type="float">
            <text:p>72,118453679196</text:p>
          </table:table-cell>
          <table:table-cell table:formula="of:=SQRT(POWER([.BG$4]-[.$B50];2)+POWER([.BG$5]-[.$C50];2)+POWER([.BG$6]-[.$D50];2))" office:value-type="float" office:value="13.9479694938009" calcext:value-type="float">
            <text:p>13,9479694938009</text:p>
          </table:table-cell>
          <table:table-cell table:formula="of:=SQRT(POWER([.BH$4]-[.BD50];2)+POWER([.BH$5]-[.BE50];2)+POWER([.BH$6]-[.BF50];2))" office:value-type="float" office:value="76.8965585503132" calcext:value-type="float">
            <text:p>76,8965585503132</text:p>
          </table:table-cell>
          <table:table-cell table:formula="of:=SQRT(POWER([.BI$4]-[.$B50];2)+POWER([.BI$5]-[.$C50];2)+POWER([.BI$6]-[.$D50];2))" office:value-type="float" office:value="15.0813997029453" calcext:value-type="float">
            <text:p>15,0813997029453</text:p>
          </table:table-cell>
          <table:table-cell table:formula="of:=SQRT(POWER([.BJ$4]-[.BF50];2)+POWER([.BJ$5]-[.BG50];2)+POWER([.BJ$6]-[.BH50];2))" office:value-type="float" office:value="82.0939329369328" calcext:value-type="float">
            <text:p>82,0939329369328</text:p>
          </table:table-cell>
          <table:table-cell table:formula="of:=SQRT(POWER([.BK$4]-[.$B50];2)+POWER([.BK$5]-[.$C50];2)+POWER([.BK$6]-[.$D50];2))" office:value-type="float" office:value="14.4649277219072" calcext:value-type="float">
            <text:p>14,4649277219072</text:p>
          </table:table-cell>
          <table:table-cell table:formula="of:=SQRT(POWER([.BL$4]-[.BH50];2)+POWER([.BL$5]-[.BI50];2)+POWER([.BL$6]-[.BJ50];2))" office:value-type="float" office:value="89.0106971540895" calcext:value-type="float">
            <text:p>89,0106971540895</text:p>
          </table:table-cell>
          <table:table-cell table:formula="of:=SQRT(POWER([.BM$4]-[.$B50];2)+POWER([.BM$5]-[.$C50];2)+POWER([.BM$6]-[.$D50];2))" office:value-type="float" office:value="12.1523604291512" calcext:value-type="float">
            <text:p>12,1523604291512</text:p>
          </table:table-cell>
          <table:table-cell table:formula="of:=SQRT(POWER([.BN$4]-[.BJ50];2)+POWER([.BN$5]-[.BK50];2)+POWER([.BN$6]-[.BL50];2))" office:value-type="float" office:value="97.7077278637759" calcext:value-type="float">
            <text:p>97,7077278637759</text:p>
          </table:table-cell>
          <table:table-cell table:formula="of:=SQRT(POWER([.BO$4]-[.$B50];2)+POWER([.BO$5]-[.$C50];2)+POWER([.BO$6]-[.$D50];2))" office:value-type="float" office:value="13.4660156319529" calcext:value-type="float">
            <text:p>13,4660156319529</text:p>
          </table:table-cell>
          <table:table-cell table:formula="of:=SQRT(POWER([.BP$4]-[.BL50];2)+POWER([.BP$5]-[.BM50];2)+POWER([.BP$6]-[.BN50];2))" office:value-type="float" office:value="109.361030734893" calcext:value-type="float">
            <text:p>109,361030734893</text:p>
          </table:table-cell>
          <table:table-cell table:formula="of:=SQRT(POWER([.BQ$4]-[.$B50];2)+POWER([.BQ$5]-[.$C50];2)+POWER([.BQ$6]-[.$D50];2))" office:value-type="float" office:value="15.8373849167089" calcext:value-type="float">
            <text:p>15,8373849167089</text:p>
          </table:table-cell>
          <table:table-cell table:formula="of:=SQRT(POWER([.BR$4]-[.BN50];2)+POWER([.BR$5]-[.BO50];2)+POWER([.BR$6]-[.BP50];2))" office:value-type="float" office:value="122.204129747724" calcext:value-type="float">
            <text:p>122,204129747724</text:p>
          </table:table-cell>
          <table:table-cell table:formula="of:=SQRT(POWER([.BS$4]-[.$B50];2)+POWER([.BS$5]-[.$C50];2)+POWER([.BS$6]-[.$D50];2))" office:value-type="float" office:value="16.8731380009766" calcext:value-type="float">
            <text:p>16,8731380009766</text:p>
          </table:table-cell>
          <table:table-cell table:formula="of:=SQRT(POWER([.BT$4]-[.BP50];2)+POWER([.BT$5]-[.BQ50];2)+POWER([.BT$6]-[.BR50];2))" office:value-type="float" office:value="139.012252162272" calcext:value-type="float">
            <text:p>139,012252162272</text:p>
          </table:table-cell>
          <table:table-cell table:formula="of:=SQRT(POWER([.BU$4]-[.$B50];2)+POWER([.BU$5]-[.$C50];2)+POWER([.BU$6]-[.$D50];2))" office:value-type="float" office:value="16.6481146380003" calcext:value-type="float">
            <text:p>16,6481146380003</text:p>
          </table:table-cell>
          <table:table-cell table:formula="of:=SQRT(POWER([.BV$4]-[.BR50];2)+POWER([.BV$5]-[.BS50];2)+POWER([.BV$6]-[.BT50];2))" office:value-type="float" office:value="161.288828489645" calcext:value-type="float">
            <text:p>161,288828489645</text:p>
          </table:table-cell>
          <table:table-cell table:formula="of:=SQRT(POWER([.BW$4]-[.$B50];2)+POWER([.BW$5]-[.$C50];2)+POWER([.BW$6]-[.$D50];2))" office:value-type="float" office:value="11.0011612568856" calcext:value-type="float">
            <text:p>11,0011612568856</text:p>
          </table:table-cell>
          <table:table-cell table:formula="of:=SQRT(POWER([.BX$4]-[.BT50];2)+POWER([.BX$5]-[.BU50];2)+POWER([.BX$6]-[.BV50];2))" office:value-type="float" office:value="185.29801946016" calcext:value-type="float">
            <text:p>185,29801946016</text:p>
          </table:table-cell>
          <table:table-cell table:formula="of:=SQRT(POWER([.BY$4]-[.$B50];2)+POWER([.BY$5]-[.$C50];2)+POWER([.BY$6]-[.$D50];2))" office:value-type="float" office:value="9.22844921966849" calcext:value-type="float">
            <text:p>9,22844921966849</text:p>
          </table:table-cell>
          <table:table-cell table:formula="of:=SQRT(POWER([.BZ$4]-[.BV50];2)+POWER([.BZ$5]-[.BW50];2)+POWER([.BZ$6]-[.BX50];2))" office:value-type="float" office:value="218.437047573206" calcext:value-type="float">
            <text:p>218,437047573206</text:p>
          </table:table-cell>
          <table:table-cell table:formula="of:=SQRT(POWER([.CA$4]-[.$B50];2)+POWER([.CA$5]-[.$C50];2)+POWER([.CA$6]-[.$D50];2))" office:value-type="float" office:value="8.78476869359689" calcext:value-type="float">
            <text:p>8,78476869359689</text:p>
          </table:table-cell>
          <table:table-cell table:formula="of:=SQRT(POWER([.CB$4]-[.BX50];2)+POWER([.CB$5]-[.BY50];2)+POWER([.CB$6]-[.BZ50];2))" office:value-type="float" office:value="256.938177082607" calcext:value-type="float">
            <text:p>256,938177082607</text:p>
          </table:table-cell>
          <table:table-cell table:formula="of:=SQRT(POWER([.CC$4]-[.$B50];2)+POWER([.CC$5]-[.$C50];2)+POWER([.CC$6]-[.$D50];2))" office:value-type="float" office:value="10.506027079729" calcext:value-type="float">
            <text:p>10,506027079729</text:p>
          </table:table-cell>
          <table:table-cell table:formula="of:=SQRT(POWER([.CD$4]-[.BZ50];2)+POWER([.CD$5]-[.CA50];2)+POWER([.CD$6]-[.CB50];2))" office:value-type="float" office:value="307.084367881693" calcext:value-type="float">
            <text:p>307,084367881693</text:p>
          </table:table-cell>
          <table:table-cell table:formula="of:=SQRT(POWER([.CE$4]-[.$B50];2)+POWER([.CE$5]-[.$C50];2)+POWER([.CE$6]-[.$D50];2))" office:value-type="float" office:value="11.4001756565414" calcext:value-type="float">
            <text:p>11,4001756565414</text:p>
          </table:table-cell>
          <table:table-cell table:formula="of:=SQRT(POWER([.CF$4]-[.CB50];2)+POWER([.CF$5]-[.CC50];2)+POWER([.CF$6]-[.CD50];2))" office:value-type="float" office:value="369.441443466963" calcext:value-type="float">
            <text:p>369,441443466963</text:p>
          </table:table-cell>
          <table:table-cell table:formula="of:=SQRT(POWER([.CG$4]-[.$B50];2)+POWER([.CG$5]-[.$C50];2)+POWER([.CG$6]-[.$D50];2))" office:value-type="float" office:value="11.2495211453644" calcext:value-type="float">
            <text:p>11,2495211453644</text:p>
          </table:table-cell>
          <table:table-cell table:formula="of:=SQRT(POWER([.CH$4]-[.CD50];2)+POWER([.CH$5]-[.CE50];2)+POWER([.CH$6]-[.CF50];2))" office:value-type="float" office:value="448.502628264592" calcext:value-type="float">
            <text:p>448,502628264592</text:p>
          </table:table-cell>
          <table:table-cell table:formula="of:=SQRT(POWER([.CI$4]-[.$B50];2)+POWER([.CI$5]-[.$C50];2)+POWER([.CI$6]-[.$D50];2))" office:value-type="float" office:value="9.17594649068967" calcext:value-type="float">
            <text:p>9,17594649068967</text:p>
          </table:table-cell>
          <table:table-cell table:formula="of:=SQRT(POWER([.CJ$4]-[.CF50];2)+POWER([.CJ$5]-[.CG50];2)+POWER([.CJ$6]-[.CH50];2))" office:value-type="float" office:value="554.187296175228" calcext:value-type="float">
            <text:p>554,187296175228</text:p>
          </table:table-cell>
          <table:table-cell table:formula="of:=SQRT(POWER([.CK$4]-[.CG50];2)+POWER([.CK$5]-[.CH50];2)+POWER([.CK$6]-[.CI50];2))" office:value-type="float" office:value="412.388651108586" calcext:value-type="float">
            <text:p>412,388651108586</text:p>
          </table:table-cell>
          <table:table-cell table:formula="of:=SQRT(POWER([.CL$4]-[.$B50];2)+POWER([.CL$5]-[.$C50];2)+POWER([.CL$6]-[.$D50];2))" office:value-type="float" office:value="7.17110709723401" calcext:value-type="float">
            <text:p>7,17110709723401</text:p>
          </table:table-cell>
          <table:table-cell table:formula="of:=SQRT(POWER([.CM$4]-[.CI50];2)+POWER([.CM$5]-[.CJ50];2)+POWER([.CM$6]-[.CK50];2))" office:value-type="float" office:value="658.350382049843" calcext:value-type="float">
            <text:p>658,350382049843</text:p>
          </table:table-cell>
          <table:table-cell table:formula="of:=SQRT(POWER([.CN$4]-[.$B50];2)+POWER([.CN$5]-[.$C50];2)+POWER([.CN$6]-[.$D50];2))" office:value-type="float" office:value="11.5857062365658" calcext:value-type="float">
            <text:p>11,5857062365658</text:p>
          </table:table-cell>
          <table:table-cell table:formula="of:=SQRT(POWER([.CO$4]-[.CK50];2)+POWER([.CO$5]-[.CL50];2)+POWER([.CO$6]-[.CM50];2))" office:value-type="float" office:value="756.053361260056" calcext:value-type="float">
            <text:p>756,053361260056</text:p>
          </table:table-cell>
          <table:table-cell table:formula="of:=SQRT(POWER([.CP$4]-[.$B50];2)+POWER([.CP$5]-[.$C50];2)+POWER([.CP$6]-[.$D50];2))" office:value-type="float" office:value="12.3152036523965" calcext:value-type="float">
            <text:p>12,3152036523965</text:p>
          </table:table-cell>
          <table:table-cell table:formula="of:=SQRT(POWER([.CQ$4]-[.CM50];2)+POWER([.CQ$5]-[.CN50];2)+POWER([.CQ$6]-[.CO50];2))" office:value-type="float" office:value="978.445651057771" calcext:value-type="float">
            <text:p>978,445651057771</text:p>
          </table:table-cell>
          <table:table-cell table:formula="of:=SQRT(POWER([.CR$4]-[.$B50];2)+POWER([.CR$5]-[.$C50];2)+POWER([.CR$6]-[.$D50];2))" office:value-type="float" office:value="13.5432764868772" calcext:value-type="float">
            <text:p>13,5432764868772</text:p>
          </table:table-cell>
          <table:table-cell table:formula="of:=SQRT(POWER([.CS$4]-[.CO50];2)+POWER([.CS$5]-[.CP50];2)+POWER([.CS$6]-[.CQ50];2))" office:value-type="float" office:value="1213.91710242746" calcext:value-type="float">
            <text:p>1213,91710242746</text:p>
          </table:table-cell>
          <table:table-cell table:formula="of:=SQRT(POWER([.CT$4]-[.CP50];2)+POWER([.CT$5]-[.CQ50];2)+POWER([.CT$6]-[.CR50];2))" office:value-type="float" office:value="941.454195452082" calcext:value-type="float">
            <text:p>941,454195452082</text:p>
          </table:table-cell>
          <table:table-cell table:formula="of:=SQRT(POWER([.CU$4]-[.$B50];2)+POWER([.CU$5]-[.$C50];2)+POWER([.CU$6]-[.$D50];2))" office:value-type="float" office:value="7.69159924853083" calcext:value-type="float">
            <text:p>7,69159924853083</text:p>
          </table:table-cell>
          <table:table-cell table:formula="of:=SQRT(POWER([.CV$4]-[.CR50];2)+POWER([.CV$5]-[.CS50];2)+POWER([.CV$6]-[.CT50];2))" office:value-type="float" office:value="1504.95318553687" calcext:value-type="float">
            <text:p>1504,95318553687</text:p>
          </table:table-cell>
          <table:table-cell table:formula="of:=SQRT(POWER([.CW$4]-[.$B50];2)+POWER([.CW$5]-[.$C50];2)+POWER([.CW$6]-[.$D50];2))" office:value-type="float" office:value="7.87842579453536" calcext:value-type="float">
            <text:p>7,87842579453536</text:p>
          </table:table-cell>
          <table:table-cell table:formula="of:=SQRT(POWER([.CX$4]-[.CT50];2)+POWER([.CX$5]-[.CU50];2)+POWER([.CX$6]-[.CV50];2))" office:value-type="float" office:value="1751.81999119811" calcext:value-type="float">
            <text:p>1751,81999119811</text:p>
          </table:table-cell>
          <table:table-cell table:formula="of:=SQRT(POWER([.CY$4]-[.$B50];2)+POWER([.CY$5]-[.$C50];2)+POWER([.CY$6]-[.$D50];2))" office:value-type="float" office:value="6.80380680207779" calcext:value-type="float">
            <text:p>6,80380680207779</text:p>
          </table:table-cell>
          <table:table-cell table:formula="of:=SQRT(POWER([.CZ$4]-[.$B50];2)+POWER([.CZ$5]-[.$C50];2)+POWER([.CZ$6]-[.$D50];2))" office:value-type="float" office:value="5.99357405894013" calcext:value-type="float">
            <text:p>5,99357405894013</text:p>
          </table:table-cell>
          <table:table-cell table:formula="of:=SQRT(POWER([.DA$4]-[.$B50];2)+POWER([.DA$5]-[.$C50];2)+POWER([.DA$6]-[.$D50];2))" office:value-type="float" office:value="6.41020132289151" calcext:value-type="float">
            <text:p>6,41020132289151</text:p>
          </table:table-cell>
          <table:table-cell table:formula="of:=SQRT(POWER([.DB$4]-[.$B50];2)+POWER([.DB$5]-[.$C50];2)+POWER([.DB$6]-[.$D50];2))" office:value-type="float" office:value="4.49245378384687" calcext:value-type="float">
            <text:p>4,492453783846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.057" calcext:value-type="float">
            <text:p>46,057</text:p>
          </table:table-cell>
          <table:table-cell office:value-type="float" office:value="34.787" calcext:value-type="float">
            <text:p>34,787</text:p>
          </table:table-cell>
          <table:table-cell office:value-type="float" office:value="10.181" calcext:value-type="float">
            <text:p>10,181</text:p>
          </table:table-cell>
          <table:table-cell/>
          <table:table-cell table:formula="of:=SQRT(POWER([.F$4]-[.B51];2)+POWER([.F$5]-[.C51];2)+POWER([.F$6]-[.D51];2))" office:value-type="float" office:value="17.1911482746209" calcext:value-type="float">
            <text:p>17,1911482746209</text:p>
          </table:table-cell>
          <table:table-cell table:formula="of:=SQRT(POWER([.G$4]-[.$B51];2)+POWER([.G$5]-[.$C51];2)+POWER([.G$6]-[.$D51];2))" office:value-type="float" office:value="17.4226697437563" calcext:value-type="float">
            <text:p>17,4226697437563</text:p>
          </table:table-cell>
          <table:table-cell table:formula="of:=SQRT(POWER([.H$4]-[.D51];2)+POWER([.H$5]-[.E51];2)+POWER([.H$6]-[.F51];2))" office:value-type="float" office:value="51.6055120938592" calcext:value-type="float">
            <text:p>51,6055120938592</text:p>
          </table:table-cell>
          <table:table-cell table:formula="of:=SQRT(POWER([.I$4]-[.$B51];2)+POWER([.I$5]-[.$C51];2)+POWER([.I$6]-[.$D51];2))" office:value-type="float" office:value="16.8753815067986" calcext:value-type="float">
            <text:p>16,8753815067986</text:p>
          </table:table-cell>
          <table:table-cell table:formula="of:=SQRT(POWER([.J$4]-[.F51];2)+POWER([.J$5]-[.G51];2)+POWER([.J$6]-[.H51];2))" office:value-type="float" office:value="57.5807367976011" calcext:value-type="float">
            <text:p>57,5807367976011</text:p>
          </table:table-cell>
          <table:table-cell table:formula="of:=SQRT(POWER([.K$4]-[.$B51];2)+POWER([.K$5]-[.$C51];2)+POWER([.K$6]-[.$D51];2))" office:value-type="float" office:value="17.4802775721669" calcext:value-type="float">
            <text:p>17,4802775721669</text:p>
          </table:table-cell>
          <table:table-cell table:formula="of:=SQRT(POWER([.L$4]-[.H51];2)+POWER([.L$5]-[.I51];2)+POWER([.L$6]-[.J51];2))" office:value-type="float" office:value="62.4991057248698" calcext:value-type="float">
            <text:p>62,4991057248698</text:p>
          </table:table-cell>
          <table:table-cell table:formula="of:=SQRT(POWER([.M$4]-[.$B51];2)+POWER([.M$5]-[.$C51];2)+POWER([.M$6]-[.$D51];2))" office:value-type="float" office:value="17.3106490057421" calcext:value-type="float">
            <text:p>17,3106490057421</text:p>
          </table:table-cell>
          <table:table-cell table:formula="of:=SQRT(POWER([.N$4]-[.J51];2)+POWER([.N$5]-[.K51];2)+POWER([.N$6]-[.L51];2))" office:value-type="float" office:value="58.8103202911443" calcext:value-type="float">
            <text:p>58,8103202911443</text:p>
          </table:table-cell>
          <table:table-cell table:formula="of:=SQRT(POWER([.O$4]-[.$B51];2)+POWER([.O$5]-[.$C51];2)+POWER([.O$6]-[.$D51];2))" office:value-type="float" office:value="8.09531401491011" calcext:value-type="float">
            <text:p>8,09531401491011</text:p>
          </table:table-cell>
          <table:table-cell table:formula="of:=SQRT(POWER([.P$4]-[.L51];2)+POWER([.P$5]-[.M51];2)+POWER([.P$6]-[.N51];2))" office:value-type="float" office:value="55.2029464294428" calcext:value-type="float">
            <text:p>55,2029464294428</text:p>
          </table:table-cell>
          <table:table-cell table:formula="of:=SQRT(POWER([.Q$4]-[.$B51];2)+POWER([.Q$5]-[.$C51];2)+POWER([.Q$6]-[.$D51];2))" office:value-type="float" office:value="8.63523097548641" calcext:value-type="float">
            <text:p>8,63523097548641</text:p>
          </table:table-cell>
          <table:table-cell table:formula="of:=SQRT(POWER([.R$4]-[.N51];2)+POWER([.R$5]-[.O51];2)+POWER([.R$6]-[.P51];2))" office:value-type="float" office:value="56.8012150537674" calcext:value-type="float">
            <text:p>56,8012150537674</text:p>
          </table:table-cell>
          <table:table-cell table:formula="of:=SQRT(POWER([.S$4]-[.$B51];2)+POWER([.S$5]-[.$C51];2)+POWER([.S$6]-[.$D51];2))" office:value-type="float" office:value="7.3833497817725" calcext:value-type="float">
            <text:p>7,3833497817725</text:p>
          </table:table-cell>
          <table:table-cell table:formula="of:=SQRT(POWER([.T$4]-[.P51];2)+POWER([.T$5]-[.Q51];2)+POWER([.T$6]-[.R51];2))" office:value-type="float" office:value="58.1462170686851" calcext:value-type="float">
            <text:p>58,1462170686851</text:p>
          </table:table-cell>
          <table:table-cell table:formula="of:=SQRT(POWER([.U$4]-[.$B51];2)+POWER([.U$5]-[.$C51];2)+POWER([.U$6]-[.$D51];2))" office:value-type="float" office:value="6.23928473464707" calcext:value-type="float">
            <text:p>6,23928473464707</text:p>
          </table:table-cell>
          <table:table-cell table:formula="of:=SQRT(POWER([.V$4]-[.R51];2)+POWER([.V$5]-[.S51];2)+POWER([.V$6]-[.T51];2))" office:value-type="float" office:value="52.7732850149845" calcext:value-type="float">
            <text:p>52,7732850149845</text:p>
          </table:table-cell>
          <table:table-cell table:formula="of:=SQRT(POWER([.W$4]-[.$B51];2)+POWER([.W$5]-[.$C51];2)+POWER([.W$6]-[.$D51];2))" office:value-type="float" office:value="6.08907595616938" calcext:value-type="float">
            <text:p>6,08907595616938</text:p>
          </table:table-cell>
          <table:table-cell table:formula="of:=SQRT(POWER([.X$4]-[.T51];2)+POWER([.X$5]-[.U51];2)+POWER([.X$6]-[.V51];2))" office:value-type="float" office:value="49.1147529098673" calcext:value-type="float">
            <text:p>49,1147529098673</text:p>
          </table:table-cell>
          <table:table-cell table:formula="of:=SQRT(POWER([.Y$4]-[.$B51];2)+POWER([.Y$5]-[.$C51];2)+POWER([.Y$6]-[.$D51];2))" office:value-type="float" office:value="7.49458898139184" calcext:value-type="float">
            <text:p>7,49458898139184</text:p>
          </table:table-cell>
          <table:table-cell table:formula="of:=SQRT(POWER([.Z$4]-[.V51];2)+POWER([.Z$5]-[.W51];2)+POWER([.Z$6]-[.X51];2))" office:value-type="float" office:value="43.785210799631" calcext:value-type="float">
            <text:p>43,785210799631</text:p>
          </table:table-cell>
          <table:table-cell table:formula="of:=SQRT(POWER([.AA$4]-[.$B51];2)+POWER([.AA$5]-[.$C51];2)+POWER([.AA$6]-[.$D51];2))" office:value-type="float" office:value="8.67824118125327" calcext:value-type="float">
            <text:p>8,67824118125327</text:p>
          </table:table-cell>
          <table:table-cell table:formula="of:=SQRT(POWER([.AB$4]-[.X51];2)+POWER([.AB$5]-[.Y51];2)+POWER([.AB$6]-[.Z51];2))" office:value-type="float" office:value="35.8745037810108" calcext:value-type="float">
            <text:p>35,8745037810108</text:p>
          </table:table-cell>
          <table:table-cell table:formula="of:=SQRT(POWER([.AC$4]-[.$B51];2)+POWER([.AC$5]-[.$C51];2)+POWER([.AC$6]-[.$D51];2))" office:value-type="float" office:value="11.6536601117417" calcext:value-type="float">
            <text:p>11,6536601117417</text:p>
          </table:table-cell>
          <table:table-cell table:formula="of:=SQRT(POWER([.AD$4]-[.Z51];2)+POWER([.AD$5]-[.AA51];2)+POWER([.AD$6]-[.AB51];2))" office:value-type="float" office:value="26.8872297371121" calcext:value-type="float">
            <text:p>26,8872297371121</text:p>
          </table:table-cell>
          <table:table-cell table:formula="of:=SQRT(POWER([.AE$4]-[.$B51];2)+POWER([.AE$5]-[.$C51];2)+POWER([.AE$6]-[.$D51];2))" office:value-type="float" office:value="13.5935668976174" calcext:value-type="float">
            <text:p>13,5935668976174</text:p>
          </table:table-cell>
          <table:table-cell table:formula="of:=SQRT(POWER([.AF$4]-[.AB51];2)+POWER([.AF$5]-[.AC51];2)+POWER([.AF$6]-[.AD51];2))" office:value-type="float" office:value="22.8300598687887" calcext:value-type="float">
            <text:p>22,8300598687887</text:p>
          </table:table-cell>
          <table:table-cell table:formula="of:=SQRT(POWER([.AG$4]-[.$B51];2)+POWER([.AG$5]-[.$C51];2)+POWER([.AG$6]-[.$D51];2))" office:value-type="float" office:value="13.6255876937474" calcext:value-type="float">
            <text:p>13,6255876937474</text:p>
          </table:table-cell>
          <table:table-cell table:formula="of:=SQRT(POWER([.AH$4]-[.AD51];2)+POWER([.AH$5]-[.AE51];2)+POWER([.AH$6]-[.AF51];2))" office:value-type="float" office:value="25.6935527114797" calcext:value-type="float">
            <text:p>25,6935527114797</text:p>
          </table:table-cell>
          <table:table-cell table:formula="of:=SQRT(POWER([.AI$4]-[.$B51];2)+POWER([.AI$5]-[.$C51];2)+POWER([.AI$6]-[.$D51];2))" office:value-type="float" office:value="12.3904679895475" calcext:value-type="float">
            <text:p>12,3904679895475</text:p>
          </table:table-cell>
          <table:table-cell table:formula="of:=SQRT(POWER([.AJ$4]-[.AF51];2)+POWER([.AJ$5]-[.AG51];2)+POWER([.AJ$6]-[.AH51];2))" office:value-type="float" office:value="31.7536293462831" calcext:value-type="float">
            <text:p>31,7536293462831</text:p>
          </table:table-cell>
          <table:table-cell table:formula="of:=SQRT(POWER([.AK$4]-[.$B51];2)+POWER([.AK$5]-[.$C51];2)+POWER([.AK$6]-[.$D51];2))" office:value-type="float" office:value="13.323485504927" calcext:value-type="float">
            <text:p>13,323485504927</text:p>
          </table:table-cell>
          <table:table-cell table:formula="of:=SQRT(POWER([.AL$4]-[.AH51];2)+POWER([.AL$5]-[.AI51];2)+POWER([.AL$6]-[.AJ51];2))" office:value-type="float" office:value="31.7314746397498" calcext:value-type="float">
            <text:p>31,7314746397498</text:p>
          </table:table-cell>
          <table:table-cell table:formula="of:=SQRT(POWER([.AM$4]-[.$B51];2)+POWER([.AM$5]-[.$C51];2)+POWER([.AM$6]-[.$D51];2))" office:value-type="float" office:value="13.4537585454772" calcext:value-type="float">
            <text:p>13,4537585454772</text:p>
          </table:table-cell>
          <table:table-cell table:formula="of:=SQRT(POWER([.AN$4]-[.AJ51];2)+POWER([.AN$5]-[.AK51];2)+POWER([.AN$6]-[.AL51];2))" office:value-type="float" office:value="29.6738860698789" calcext:value-type="float">
            <text:p>29,6738860698789</text:p>
          </table:table-cell>
          <table:table-cell table:formula="of:=SQRT(POWER([.AO$4]-[.$B51];2)+POWER([.AO$5]-[.$C51];2)+POWER([.AO$6]-[.$D51];2))" office:value-type="float" office:value="14.474249997841" calcext:value-type="float">
            <text:p>14,474249997841</text:p>
          </table:table-cell>
          <table:table-cell table:formula="of:=SQRT(POWER([.AP$4]-[.AL51];2)+POWER([.AP$5]-[.AM51];2)+POWER([.AP$6]-[.AN51];2))" office:value-type="float" office:value="29.9145518671586" calcext:value-type="float">
            <text:p>29,9145518671586</text:p>
          </table:table-cell>
          <table:table-cell table:formula="of:=SQRT(POWER([.AQ$4]-[.$B51];2)+POWER([.AQ$5]-[.$C51];2)+POWER([.AQ$6]-[.$D51];2))" office:value-type="float" office:value="3.00916616357422" calcext:value-type="float">
            <text:p>3,00916616357422</text:p>
          </table:table-cell>
          <table:table-cell table:formula="of:=SQRT(POWER([.AR$4]-[.AN51];2)+POWER([.AR$5]-[.AO51];2)+POWER([.AR$6]-[.AP51];2))" office:value-type="float" office:value="34.1150056023941" calcext:value-type="float">
            <text:p>34,1150056023941</text:p>
          </table:table-cell>
          <table:table-cell table:formula="of:=SQRT(POWER([.AS$4]-[.$B51];2)+POWER([.AS$5]-[.$C51];2)+POWER([.AS$6]-[.$D51];2))" office:value-type="float" office:value="3.90297745317597" calcext:value-type="float">
            <text:p>3,90297745317597</text:p>
          </table:table-cell>
          <table:table-cell table:formula="of:=SQRT(POWER([.AT$4]-[.AP51];2)+POWER([.AT$5]-[.AQ51];2)+POWER([.AT$6]-[.AR51];2))" office:value-type="float" office:value="45.4287751282366" calcext:value-type="float">
            <text:p>45,4287751282366</text:p>
          </table:table-cell>
          <table:table-cell table:formula="of:=SQRT(POWER([.AU$4]-[.$B51];2)+POWER([.AU$5]-[.$C51];2)+POWER([.AU$6]-[.$D51];2))" office:value-type="float" office:value="1.53979284320977" calcext:value-type="float">
            <text:p>1,53979284320977</text:p>
          </table:table-cell>
          <table:table-cell table:formula="of:=SQRT(POWER([.AV$4]-[.AR51];2)+POWER([.AV$5]-[.AS51];2)+POWER([.AV$6]-[.AT51];2))" office:value-type="float" office:value="48.0409346156756" calcext:value-type="float">
            <text:p>48,0409346156756</text:p>
          </table:table-cell>
          <table:table-cell table:formula="of:=SQRT(POWER([.AW$4]-[.$B51];2)+POWER([.AW$5]-[.$C51];2)+POWER([.AW$6]-[.$D51];2))" office:value-type="float" office:value="0" calcext:value-type="float">
            <text:p>0</text:p>
          </table:table-cell>
          <table:table-cell table:formula="of:=SQRT(POWER([.AX$4]-[.AT51];2)+POWER([.AX$5]-[.AU51];2)+POWER([.AX$6]-[.AV51];2))" office:value-type="float" office:value="49.5052853414661" calcext:value-type="float">
            <text:p>49,5052853414661</text:p>
          </table:table-cell>
          <table:table-cell table:formula="of:=SQRT(POWER([.AY$4]-[.$B51];2)+POWER([.AY$5]-[.$C51];2)+POWER([.AY$6]-[.$D51];2))" office:value-type="float" office:value="13.3140009388613" calcext:value-type="float">
            <text:p>13,3140009388613</text:p>
          </table:table-cell>
          <table:table-cell table:formula="of:=SQRT(POWER([.AZ$4]-[.AV51];2)+POWER([.AZ$5]-[.AW51];2)+POWER([.AZ$6]-[.AX51];2))" office:value-type="float" office:value="61.0034343673212" calcext:value-type="float">
            <text:p>61,0034343673212</text:p>
          </table:table-cell>
          <table:table-cell table:formula="of:=SQRT(POWER([.BA$4]-[.$B51];2)+POWER([.BA$5]-[.$C51];2)+POWER([.BA$6]-[.$D51];2))" office:value-type="float" office:value="15.6142308488122" calcext:value-type="float">
            <text:p>15,6142308488122</text:p>
          </table:table-cell>
          <table:table-cell table:formula="of:=SQRT(POWER([.BB$4]-[.AX51];2)+POWER([.BB$5]-[.AY51];2)+POWER([.BB$6]-[.AZ51];2))" office:value-type="float" office:value="64.3346267697455" calcext:value-type="float">
            <text:p>64,3346267697455</text:p>
          </table:table-cell>
          <table:table-cell table:formula="of:=SQRT(POWER([.BC$4]-[.$B51];2)+POWER([.BC$5]-[.$C51];2)+POWER([.BC$6]-[.$D51];2))" office:value-type="float" office:value="14.4011961308775" calcext:value-type="float">
            <text:p>14,4011961308775</text:p>
          </table:table-cell>
          <table:table-cell table:formula="of:=SQRT(POWER([.BD$4]-[.AZ51];2)+POWER([.BD$5]-[.BA51];2)+POWER([.BD$6]-[.BB51];2))" office:value-type="float" office:value="66.6276921969892" calcext:value-type="float">
            <text:p>66,6276921969892</text:p>
          </table:table-cell>
          <table:table-cell table:formula="of:=SQRT(POWER([.BE$4]-[.$B51];2)+POWER([.BE$5]-[.$C51];2)+POWER([.BE$6]-[.$D51];2))" office:value-type="float" office:value="15.3493293990324" calcext:value-type="float">
            <text:p>15,3493293990324</text:p>
          </table:table-cell>
          <table:table-cell table:formula="of:=SQRT(POWER([.BF$4]-[.BB51];2)+POWER([.BF$5]-[.BC51];2)+POWER([.BF$6]-[.BD51];2))" office:value-type="float" office:value="70.8910236025102" calcext:value-type="float">
            <text:p>70,8910236025102</text:p>
          </table:table-cell>
          <table:table-cell table:formula="of:=SQRT(POWER([.BG$4]-[.$B51];2)+POWER([.BG$5]-[.$C51];2)+POWER([.BG$6]-[.$D51];2))" office:value-type="float" office:value="16.4226206495797" calcext:value-type="float">
            <text:p>16,4226206495797</text:p>
          </table:table-cell>
          <table:table-cell table:formula="of:=SQRT(POWER([.BH$4]-[.BD51];2)+POWER([.BH$5]-[.BE51];2)+POWER([.BH$6]-[.BF51];2))" office:value-type="float" office:value="74.7925798684226" calcext:value-type="float">
            <text:p>74,7925798684226</text:p>
          </table:table-cell>
          <table:table-cell table:formula="of:=SQRT(POWER([.BI$4]-[.$B51];2)+POWER([.BI$5]-[.$C51];2)+POWER([.BI$6]-[.$D51];2))" office:value-type="float" office:value="17.5500189458587" calcext:value-type="float">
            <text:p>17,5500189458587</text:p>
          </table:table-cell>
          <table:table-cell table:formula="of:=SQRT(POWER([.BJ$4]-[.BF51];2)+POWER([.BJ$5]-[.BG51];2)+POWER([.BJ$6]-[.BH51];2))" office:value-type="float" office:value="78.9356991705192" calcext:value-type="float">
            <text:p>78,9356991705192</text:p>
          </table:table-cell>
          <table:table-cell table:formula="of:=SQRT(POWER([.BK$4]-[.$B51];2)+POWER([.BK$5]-[.$C51];2)+POWER([.BK$6]-[.$D51];2))" office:value-type="float" office:value="16.7719310158371" calcext:value-type="float">
            <text:p>16,7719310158371</text:p>
          </table:table-cell>
          <table:table-cell table:formula="of:=SQRT(POWER([.BL$4]-[.BH51];2)+POWER([.BL$5]-[.BI51];2)+POWER([.BL$6]-[.BJ51];2))" office:value-type="float" office:value="84.7104008819353" calcext:value-type="float">
            <text:p>84,7104008819353</text:p>
          </table:table-cell>
          <table:table-cell table:formula="of:=SQRT(POWER([.BM$4]-[.$B51];2)+POWER([.BM$5]-[.$C51];2)+POWER([.BM$6]-[.$D51];2))" office:value-type="float" office:value="14.4713736044648" calcext:value-type="float">
            <text:p>14,4713736044648</text:p>
          </table:table-cell>
          <table:table-cell table:formula="of:=SQRT(POWER([.BN$4]-[.BJ51];2)+POWER([.BN$5]-[.BK51];2)+POWER([.BN$6]-[.BL51];2))" office:value-type="float" office:value="91.9748882851421" calcext:value-type="float">
            <text:p>91,9748882851421</text:p>
          </table:table-cell>
          <table:table-cell table:formula="of:=SQRT(POWER([.BO$4]-[.$B51];2)+POWER([.BO$5]-[.$C51];2)+POWER([.BO$6]-[.$D51];2))" office:value-type="float" office:value="15.662975738984" calcext:value-type="float">
            <text:p>15,662975738984</text:p>
          </table:table-cell>
          <table:table-cell table:formula="of:=SQRT(POWER([.BP$4]-[.BL51];2)+POWER([.BP$5]-[.BM51];2)+POWER([.BP$6]-[.BN51];2))" office:value-type="float" office:value="101.870394903638" calcext:value-type="float">
            <text:p>101,870394903638</text:p>
          </table:table-cell>
          <table:table-cell table:formula="of:=SQRT(POWER([.BQ$4]-[.$B51];2)+POWER([.BQ$5]-[.$C51];2)+POWER([.BQ$6]-[.$D51];2))" office:value-type="float" office:value="17.9826772478405" calcext:value-type="float">
            <text:p>17,9826772478405</text:p>
          </table:table-cell>
          <table:table-cell table:formula="of:=SQRT(POWER([.BR$4]-[.BN51];2)+POWER([.BR$5]-[.BO51];2)+POWER([.BR$6]-[.BP51];2))" office:value-type="float" office:value="112.543058807475" calcext:value-type="float">
            <text:p>112,543058807475</text:p>
          </table:table-cell>
          <table:table-cell table:formula="of:=SQRT(POWER([.BS$4]-[.$B51];2)+POWER([.BS$5]-[.$C51];2)+POWER([.BS$6]-[.$D51];2))" office:value-type="float" office:value="19.0002211566076" calcext:value-type="float">
            <text:p>19,0002211566076</text:p>
          </table:table-cell>
          <table:table-cell table:formula="of:=SQRT(POWER([.BT$4]-[.BP51];2)+POWER([.BT$5]-[.BQ51];2)+POWER([.BT$6]-[.BR51];2))" office:value-type="float" office:value="126.616343829186" calcext:value-type="float">
            <text:p>126,616343829186</text:p>
          </table:table-cell>
          <table:table-cell table:formula="of:=SQRT(POWER([.BU$4]-[.$B51];2)+POWER([.BU$5]-[.$C51];2)+POWER([.BU$6]-[.$D51];2))" office:value-type="float" office:value="18.7773981424477" calcext:value-type="float">
            <text:p>18,7773981424477</text:p>
          </table:table-cell>
          <table:table-cell table:formula="of:=SQRT(POWER([.BV$4]-[.BR51];2)+POWER([.BV$5]-[.BS51];2)+POWER([.BV$6]-[.BT51];2))" office:value-type="float" office:value="145.439815190364" calcext:value-type="float">
            <text:p>145,439815190364</text:p>
          </table:table-cell>
          <table:table-cell table:formula="of:=SQRT(POWER([.BW$4]-[.$B51];2)+POWER([.BW$5]-[.$C51];2)+POWER([.BW$6]-[.$D51];2))" office:value-type="float" office:value="13.3322639112793" calcext:value-type="float">
            <text:p>13,3322639112793</text:p>
          </table:table-cell>
          <table:table-cell table:formula="of:=SQRT(POWER([.BX$4]-[.BT51];2)+POWER([.BX$5]-[.BU51];2)+POWER([.BX$6]-[.BV51];2))" office:value-type="float" office:value="165.107777438139" calcext:value-type="float">
            <text:p>165,107777438139</text:p>
          </table:table-cell>
          <table:table-cell table:formula="of:=SQRT(POWER([.BY$4]-[.$B51];2)+POWER([.BY$5]-[.$C51];2)+POWER([.BY$6]-[.$D51];2))" office:value-type="float" office:value="11.416900323643" calcext:value-type="float">
            <text:p>11,416900323643</text:p>
          </table:table-cell>
          <table:table-cell table:formula="of:=SQRT(POWER([.BZ$4]-[.BV51];2)+POWER([.BZ$5]-[.BW51];2)+POWER([.BZ$6]-[.BX51];2))" office:value-type="float" office:value="192.701126640584" calcext:value-type="float">
            <text:p>192,701126640584</text:p>
          </table:table-cell>
          <table:table-cell table:formula="of:=SQRT(POWER([.CA$4]-[.$B51];2)+POWER([.CA$5]-[.$C51];2)+POWER([.CA$6]-[.$D51];2))" office:value-type="float" office:value="11.2160724409216" calcext:value-type="float">
            <text:p>11,2160724409216</text:p>
          </table:table-cell>
          <table:table-cell table:formula="of:=SQRT(POWER([.CB$4]-[.BX51];2)+POWER([.CB$5]-[.BY51];2)+POWER([.CB$6]-[.BZ51];2))" office:value-type="float" office:value="224.229405705897" calcext:value-type="float">
            <text:p>224,229405705897</text:p>
          </table:table-cell>
          <table:table-cell table:formula="of:=SQRT(POWER([.CC$4]-[.$B51];2)+POWER([.CC$5]-[.$C51];2)+POWER([.CC$6]-[.$D51];2))" office:value-type="float" office:value="13.014055517017" calcext:value-type="float">
            <text:p>13,014055517017</text:p>
          </table:table-cell>
          <table:table-cell table:formula="of:=SQRT(POWER([.CD$4]-[.BZ51];2)+POWER([.CD$5]-[.CA51];2)+POWER([.CD$6]-[.CB51];2))" office:value-type="float" office:value="265.461525776722" calcext:value-type="float">
            <text:p>265,461525776722</text:p>
          </table:table-cell>
          <table:table-cell table:formula="of:=SQRT(POWER([.CE$4]-[.$B51];2)+POWER([.CE$5]-[.$C51];2)+POWER([.CE$6]-[.$D51];2))" office:value-type="float" office:value="13.9245112302012" calcext:value-type="float">
            <text:p>13,9245112302012</text:p>
          </table:table-cell>
          <table:table-cell table:formula="of:=SQRT(POWER([.CF$4]-[.CB51];2)+POWER([.CF$5]-[.CC51];2)+POWER([.CF$6]-[.CD51];2))" office:value-type="float" office:value="316.502748375883" calcext:value-type="float">
            <text:p>316,502748375883</text:p>
          </table:table-cell>
          <table:table-cell table:formula="of:=SQRT(POWER([.CG$4]-[.$B51];2)+POWER([.CG$5]-[.$C51];2)+POWER([.CG$6]-[.$D51];2))" office:value-type="float" office:value="13.7632799143228" calcext:value-type="float">
            <text:p>13,7632799143228</text:p>
          </table:table-cell>
          <table:table-cell table:formula="of:=SQRT(POWER([.CH$4]-[.CD51];2)+POWER([.CH$5]-[.CE51];2)+POWER([.CH$6]-[.CF51];2))" office:value-type="float" office:value="381.159207566352" calcext:value-type="float">
            <text:p>381,159207566352</text:p>
          </table:table-cell>
          <table:table-cell table:formula="of:=SQRT(POWER([.CI$4]-[.$B51];2)+POWER([.CI$5]-[.$C51];2)+POWER([.CI$6]-[.$D51];2))" office:value-type="float" office:value="11.2392231937977" calcext:value-type="float">
            <text:p>11,2392231937977</text:p>
          </table:table-cell>
          <table:table-cell table:formula="of:=SQRT(POWER([.CJ$4]-[.CF51];2)+POWER([.CJ$5]-[.CG51];2)+POWER([.CJ$6]-[.CH51];2))" office:value-type="float" office:value="468.525783016983" calcext:value-type="float">
            <text:p>468,525783016983</text:p>
          </table:table-cell>
          <table:table-cell table:formula="of:=SQRT(POWER([.CK$4]-[.CG51];2)+POWER([.CK$5]-[.CH51];2)+POWER([.CK$6]-[.CI51];2))" office:value-type="float" office:value="345.050787963711" calcext:value-type="float">
            <text:p>345,050787963711</text:p>
          </table:table-cell>
          <table:table-cell table:formula="of:=SQRT(POWER([.CL$4]-[.$B51];2)+POWER([.CL$5]-[.$C51];2)+POWER([.CL$6]-[.$D51];2))" office:value-type="float" office:value="8.95068684515329" calcext:value-type="float">
            <text:p>8,95068684515329</text:p>
          </table:table-cell>
          <table:table-cell table:formula="of:=SQRT(POWER([.CM$4]-[.CI51];2)+POWER([.CM$5]-[.CJ51];2)+POWER([.CM$6]-[.CK51];2))" office:value-type="float" office:value="549.399808075132" calcext:value-type="float">
            <text:p>549,399808075132</text:p>
          </table:table-cell>
          <table:table-cell table:formula="of:=SQRT(POWER([.CN$4]-[.$B51];2)+POWER([.CN$5]-[.$C51];2)+POWER([.CN$6]-[.$D51];2))" office:value-type="float" office:value="13.37579735941" calcext:value-type="float">
            <text:p>13,37579735941</text:p>
          </table:table-cell>
          <table:table-cell table:formula="of:=SQRT(POWER([.CO$4]-[.CK51];2)+POWER([.CO$5]-[.CL51];2)+POWER([.CO$6]-[.CM51];2))" office:value-type="float" office:value="628.067941658825" calcext:value-type="float">
            <text:p>628,067941658825</text:p>
          </table:table-cell>
          <table:table-cell table:formula="of:=SQRT(POWER([.CP$4]-[.$B51];2)+POWER([.CP$5]-[.$C51];2)+POWER([.CP$6]-[.$D51];2))" office:value-type="float" office:value="14.2322187658847" calcext:value-type="float">
            <text:p>14,2322187658847</text:p>
          </table:table-cell>
          <table:table-cell table:formula="of:=SQRT(POWER([.CQ$4]-[.CM51];2)+POWER([.CQ$5]-[.CN51];2)+POWER([.CQ$6]-[.CO51];2))" office:value-type="float" office:value="810.389249638084" calcext:value-type="float">
            <text:p>810,389249638084</text:p>
          </table:table-cell>
          <table:table-cell table:formula="of:=SQRT(POWER([.CR$4]-[.$B51];2)+POWER([.CR$5]-[.$C51];2)+POWER([.CR$6]-[.$D51];2))" office:value-type="float" office:value="15.4926008791294" calcext:value-type="float">
            <text:p>15,4926008791294</text:p>
          </table:table-cell>
          <table:table-cell table:formula="of:=SQRT(POWER([.CS$4]-[.CO51];2)+POWER([.CS$5]-[.CP51];2)+POWER([.CS$6]-[.CQ51];2))" office:value-type="float" office:value="1002.69817650074" calcext:value-type="float">
            <text:p>1002,69817650074</text:p>
          </table:table-cell>
          <table:table-cell table:formula="of:=SQRT(POWER([.CT$4]-[.CP51];2)+POWER([.CT$5]-[.CQ51];2)+POWER([.CT$6]-[.CR51];2))" office:value-type="float" office:value="773.424875758376" calcext:value-type="float">
            <text:p>773,424875758376</text:p>
          </table:table-cell>
          <table:table-cell table:formula="of:=SQRT(POWER([.CU$4]-[.$B51];2)+POWER([.CU$5]-[.$C51];2)+POWER([.CU$6]-[.$D51];2))" office:value-type="float" office:value="9.16492733195414" calcext:value-type="float">
            <text:p>9,16492733195414</text:p>
          </table:table-cell>
          <table:table-cell table:formula="of:=SQRT(POWER([.CV$4]-[.CR51];2)+POWER([.CV$5]-[.CS51];2)+POWER([.CV$6]-[.CT51];2))" office:value-type="float" office:value="1235.0601430116" calcext:value-type="float">
            <text:p>1235,0601430116</text:p>
          </table:table-cell>
          <table:table-cell table:formula="of:=SQRT(POWER([.CW$4]-[.$B51];2)+POWER([.CW$5]-[.$C51];2)+POWER([.CW$6]-[.$D51];2))" office:value-type="float" office:value="8.81998837867716" calcext:value-type="float">
            <text:p>8,81998837867716</text:p>
          </table:table-cell>
          <table:table-cell table:formula="of:=SQRT(POWER([.CX$4]-[.CT51];2)+POWER([.CX$5]-[.CU51];2)+POWER([.CX$6]-[.CV51];2))" office:value-type="float" office:value="1433.96651334977" calcext:value-type="float">
            <text:p>1433,96651334977</text:p>
          </table:table-cell>
          <table:table-cell table:formula="of:=SQRT(POWER([.CY$4]-[.$B51];2)+POWER([.CY$5]-[.$C51];2)+POWER([.CY$6]-[.$D51];2))" office:value-type="float" office:value="7.70051900848248" calcext:value-type="float">
            <text:p>7,70051900848248</text:p>
          </table:table-cell>
          <table:table-cell table:formula="of:=SQRT(POWER([.CZ$4]-[.$B51];2)+POWER([.CZ$5]-[.$C51];2)+POWER([.CZ$6]-[.$D51];2))" office:value-type="float" office:value="7.04980226673061" calcext:value-type="float">
            <text:p>7,04980226673061</text:p>
          </table:table-cell>
          <table:table-cell table:formula="of:=SQRT(POWER([.DA$4]-[.$B51];2)+POWER([.DA$5]-[.$C51];2)+POWER([.DA$6]-[.$D51];2))" office:value-type="float" office:value="7.04245617664746" calcext:value-type="float">
            <text:p>7,04245617664746</text:p>
          </table:table-cell>
          <table:table-cell table:formula="of:=SQRT(POWER([.DB$4]-[.$B51];2)+POWER([.DB$5]-[.$C51];2)+POWER([.DB$6]-[.$D51];2))" office:value-type="float" office:value="5.72263951337143" calcext:value-type="float">
            <text:p>5,722639513371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.298" calcext:value-type="float">
            <text:p>43,298</text:p>
          </table:table-cell>
          <table:table-cell office:value-type="float" office:value="34.469" calcext:value-type="float">
            <text:p>34,469</text:p>
          </table:table-cell>
          <table:table-cell office:value-type="float" office:value="11.137" calcext:value-type="float">
            <text:p>11,137</text:p>
          </table:table-cell>
          <table:table-cell/>
          <table:table-cell table:formula="of:=SQRT(POWER([.F$4]-[.B52];2)+POWER([.F$5]-[.C52];2)+POWER([.F$6]-[.D52];2))" office:value-type="float" office:value="16.2411140627729" calcext:value-type="float">
            <text:p>16,2411140627729</text:p>
          </table:table-cell>
          <table:table-cell table:formula="of:=SQRT(POWER([.G$4]-[.$B52];2)+POWER([.G$5]-[.$C52];2)+POWER([.G$6]-[.$D52];2))" office:value-type="float" office:value="16.3115895608" calcext:value-type="float">
            <text:p>16,3115895608</text:p>
          </table:table-cell>
          <table:table-cell table:formula="of:=SQRT(POWER([.H$4]-[.D52];2)+POWER([.H$5]-[.E52];2)+POWER([.H$6]-[.F52];2))" office:value-type="float" office:value="50.8658928825952" calcext:value-type="float">
            <text:p>50,8658928825952</text:p>
          </table:table-cell>
          <table:table-cell table:formula="of:=SQRT(POWER([.I$4]-[.$B52];2)+POWER([.I$5]-[.$C52];2)+POWER([.I$6]-[.$D52];2))" office:value-type="float" office:value="16.0280565883703" calcext:value-type="float">
            <text:p>16,0280565883703</text:p>
          </table:table-cell>
          <table:table-cell table:formula="of:=SQRT(POWER([.J$4]-[.F52];2)+POWER([.J$5]-[.G52];2)+POWER([.J$6]-[.H52];2))" office:value-type="float" office:value="57.6620927262606" calcext:value-type="float">
            <text:p>57,6620927262606</text:p>
          </table:table-cell>
          <table:table-cell table:formula="of:=SQRT(POWER([.K$4]-[.$B52];2)+POWER([.K$5]-[.$C52];2)+POWER([.K$6]-[.$D52];2))" office:value-type="float" office:value="15.9848710035458" calcext:value-type="float">
            <text:p>15,9848710035458</text:p>
          </table:table-cell>
          <table:table-cell table:formula="of:=SQRT(POWER([.L$4]-[.H52];2)+POWER([.L$5]-[.I52];2)+POWER([.L$6]-[.J52];2))" office:value-type="float" office:value="62.6944694281172" calcext:value-type="float">
            <text:p>62,6944694281172</text:p>
          </table:table-cell>
          <table:table-cell table:formula="of:=SQRT(POWER([.M$4]-[.$B52];2)+POWER([.M$5]-[.$C52];2)+POWER([.M$6]-[.$D52];2))" office:value-type="float" office:value="15.7199811068589" calcext:value-type="float">
            <text:p>15,7199811068589</text:p>
          </table:table-cell>
          <table:table-cell table:formula="of:=SQRT(POWER([.N$4]-[.J52];2)+POWER([.N$5]-[.K52];2)+POWER([.N$6]-[.L52];2))" office:value-type="float" office:value="59.6649390894481" calcext:value-type="float">
            <text:p>59,6649390894481</text:p>
          </table:table-cell>
          <table:table-cell table:formula="of:=SQRT(POWER([.O$4]-[.$B52];2)+POWER([.O$5]-[.$C52];2)+POWER([.O$6]-[.$D52];2))" office:value-type="float" office:value="7.69776902745205" calcext:value-type="float">
            <text:p>7,69776902745205</text:p>
          </table:table-cell>
          <table:table-cell table:formula="of:=SQRT(POWER([.P$4]-[.L52];2)+POWER([.P$5]-[.M52];2)+POWER([.P$6]-[.N52];2))" office:value-type="float" office:value="56.6764472560019" calcext:value-type="float">
            <text:p>56,6764472560019</text:p>
          </table:table-cell>
          <table:table-cell table:formula="of:=SQRT(POWER([.Q$4]-[.$B52];2)+POWER([.Q$5]-[.$C52];2)+POWER([.Q$6]-[.$D52];2))" office:value-type="float" office:value="7.71627792397345" calcext:value-type="float">
            <text:p>7,71627792397345</text:p>
          </table:table-cell>
          <table:table-cell table:formula="of:=SQRT(POWER([.R$4]-[.N52];2)+POWER([.R$5]-[.O52];2)+POWER([.R$6]-[.P52];2))" office:value-type="float" office:value="58.3713461388532" calcext:value-type="float">
            <text:p>58,3713461388532</text:p>
          </table:table-cell>
          <table:table-cell table:formula="of:=SQRT(POWER([.S$4]-[.$B52];2)+POWER([.S$5]-[.$C52];2)+POWER([.S$6]-[.$D52];2))" office:value-type="float" office:value="7.72125708677026" calcext:value-type="float">
            <text:p>7,72125708677026</text:p>
          </table:table-cell>
          <table:table-cell table:formula="of:=SQRT(POWER([.T$4]-[.P52];2)+POWER([.T$5]-[.Q52];2)+POWER([.T$6]-[.R52];2))" office:value-type="float" office:value="60.1890879895902" calcext:value-type="float">
            <text:p>60,1890879895902</text:p>
          </table:table-cell>
          <table:table-cell table:formula="of:=SQRT(POWER([.U$4]-[.$B52];2)+POWER([.U$5]-[.$C52];2)+POWER([.U$6]-[.$D52];2))" office:value-type="float" office:value="4.80912351681676" calcext:value-type="float">
            <text:p>4,80912351681676</text:p>
          </table:table-cell>
          <table:table-cell table:formula="of:=SQRT(POWER([.V$4]-[.R52];2)+POWER([.V$5]-[.S52];2)+POWER([.V$6]-[.T52];2))" office:value-type="float" office:value="54.6380252020302" calcext:value-type="float">
            <text:p>54,6380252020302</text:p>
          </table:table-cell>
          <table:table-cell table:formula="of:=SQRT(POWER([.W$4]-[.$B52];2)+POWER([.W$5]-[.$C52];2)+POWER([.W$6]-[.$D52];2))" office:value-type="float" office:value="4.59830457886382" calcext:value-type="float">
            <text:p>4,59830457886382</text:p>
          </table:table-cell>
          <table:table-cell table:formula="of:=SQRT(POWER([.X$4]-[.T52];2)+POWER([.X$5]-[.U52];2)+POWER([.X$6]-[.V52];2))" office:value-type="float" office:value="52.0109187652569" calcext:value-type="float">
            <text:p>52,0109187652569</text:p>
          </table:table-cell>
          <table:table-cell table:formula="of:=SQRT(POWER([.Y$4]-[.$B52];2)+POWER([.Y$5]-[.$C52];2)+POWER([.Y$6]-[.$D52];2))" office:value-type="float" office:value="6.49699476681334" calcext:value-type="float">
            <text:p>6,49699476681334</text:p>
          </table:table-cell>
          <table:table-cell table:formula="of:=SQRT(POWER([.Z$4]-[.V52];2)+POWER([.Z$5]-[.W52];2)+POWER([.Z$6]-[.X52];2))" office:value-type="float" office:value="47.1995421273476" calcext:value-type="float">
            <text:p>47,1995421273476</text:p>
          </table:table-cell>
          <table:table-cell table:formula="of:=SQRT(POWER([.AA$4]-[.$B52];2)+POWER([.AA$5]-[.$C52];2)+POWER([.AA$6]-[.$D52];2))" office:value-type="float" office:value="7.44377881186699" calcext:value-type="float">
            <text:p>7,44377881186699</text:p>
          </table:table-cell>
          <table:table-cell table:formula="of:=SQRT(POWER([.AB$4]-[.X52];2)+POWER([.AB$5]-[.Y52];2)+POWER([.AB$6]-[.Z52];2))" office:value-type="float" office:value="39.5531256942471" calcext:value-type="float">
            <text:p>39,5531256942471</text:p>
          </table:table-cell>
          <table:table-cell table:formula="of:=SQRT(POWER([.AC$4]-[.$B52];2)+POWER([.AC$5]-[.$C52];2)+POWER([.AC$6]-[.$D52];2))" office:value-type="float" office:value="11.9223207052989" calcext:value-type="float">
            <text:p>11,9223207052989</text:p>
          </table:table-cell>
          <table:table-cell table:formula="of:=SQRT(POWER([.AD$4]-[.Z52];2)+POWER([.AD$5]-[.AA52];2)+POWER([.AD$6]-[.AB52];2))" office:value-type="float" office:value="30.2360740338748" calcext:value-type="float">
            <text:p>30,2360740338748</text:p>
          </table:table-cell>
          <table:table-cell table:formula="of:=SQRT(POWER([.AE$4]-[.$B52];2)+POWER([.AE$5]-[.$C52];2)+POWER([.AE$6]-[.$D52];2))" office:value-type="float" office:value="13.8111806157186" calcext:value-type="float">
            <text:p>13,8111806157186</text:p>
          </table:table-cell>
          <table:table-cell table:formula="of:=SQRT(POWER([.AF$4]-[.AB52];2)+POWER([.AF$5]-[.AC52];2)+POWER([.AF$6]-[.AD52];2))" office:value-type="float" office:value="23.5677597899142" calcext:value-type="float">
            <text:p>23,5677597899142</text:p>
          </table:table-cell>
          <table:table-cell table:formula="of:=SQRT(POWER([.AG$4]-[.$B52];2)+POWER([.AG$5]-[.$C52];2)+POWER([.AG$6]-[.$D52];2))" office:value-type="float" office:value="14.0609008601867" calcext:value-type="float">
            <text:p>14,0609008601867</text:p>
          </table:table-cell>
          <table:table-cell table:formula="of:=SQRT(POWER([.AH$4]-[.AD52];2)+POWER([.AH$5]-[.AE52];2)+POWER([.AH$6]-[.AF52];2))" office:value-type="float" office:value="23.4883475794954" calcext:value-type="float">
            <text:p>23,4883475794954</text:p>
          </table:table-cell>
          <table:table-cell table:formula="of:=SQRT(POWER([.AI$4]-[.$B52];2)+POWER([.AI$5]-[.$C52];2)+POWER([.AI$6]-[.$D52];2))" office:value-type="float" office:value="13.0296286977028" calcext:value-type="float">
            <text:p>13,0296286977028</text:p>
          </table:table-cell>
          <table:table-cell table:formula="of:=SQRT(POWER([.AJ$4]-[.AF52];2)+POWER([.AJ$5]-[.AG52];2)+POWER([.AJ$6]-[.AH52];2))" office:value-type="float" office:value="30.2580912318416" calcext:value-type="float">
            <text:p>30,2580912318416</text:p>
          </table:table-cell>
          <table:table-cell table:formula="of:=SQRT(POWER([.AK$4]-[.$B52];2)+POWER([.AK$5]-[.$C52];2)+POWER([.AK$6]-[.$D52];2))" office:value-type="float" office:value="13.922661419427" calcext:value-type="float">
            <text:p>13,922661419427</text:p>
          </table:table-cell>
          <table:table-cell table:formula="of:=SQRT(POWER([.AL$4]-[.AH52];2)+POWER([.AL$5]-[.AI52];2)+POWER([.AL$6]-[.AJ52];2))" office:value-type="float" office:value="32.7131273847495" calcext:value-type="float">
            <text:p>32,7131273847495</text:p>
          </table:table-cell>
          <table:table-cell table:formula="of:=SQRT(POWER([.AM$4]-[.$B52];2)+POWER([.AM$5]-[.$C52];2)+POWER([.AM$6]-[.$D52];2))" office:value-type="float" office:value="14.4930146622433" calcext:value-type="float">
            <text:p>14,4930146622433</text:p>
          </table:table-cell>
          <table:table-cell table:formula="of:=SQRT(POWER([.AN$4]-[.AJ52];2)+POWER([.AN$5]-[.AK52];2)+POWER([.AN$6]-[.AL52];2))" office:value-type="float" office:value="31.196984230073" calcext:value-type="float">
            <text:p>31,196984230073</text:p>
          </table:table-cell>
          <table:table-cell table:formula="of:=SQRT(POWER([.AO$4]-[.$B52];2)+POWER([.AO$5]-[.$C52];2)+POWER([.AO$6]-[.$D52];2))" office:value-type="float" office:value="15.5241488655578" calcext:value-type="float">
            <text:p>15,5241488655578</text:p>
          </table:table-cell>
          <table:table-cell table:formula="of:=SQRT(POWER([.AP$4]-[.AL52];2)+POWER([.AP$5]-[.AM52];2)+POWER([.AP$6]-[.AN52];2))" office:value-type="float" office:value="29.7723806015934" calcext:value-type="float">
            <text:p>29,7723806015934</text:p>
          </table:table-cell>
          <table:table-cell table:formula="of:=SQRT(POWER([.AQ$4]-[.$B52];2)+POWER([.AQ$5]-[.$C52];2)+POWER([.AQ$6]-[.$D52];2))" office:value-type="float" office:value="4.0297888282142" calcext:value-type="float">
            <text:p>4,0297888282142</text:p>
          </table:table-cell>
          <table:table-cell table:formula="of:=SQRT(POWER([.AR$4]-[.AN52];2)+POWER([.AR$5]-[.AO52];2)+POWER([.AR$6]-[.AP52];2))" office:value-type="float" office:value="32.6304483075532" calcext:value-type="float">
            <text:p>32,6304483075532</text:p>
          </table:table-cell>
          <table:table-cell table:formula="of:=SQRT(POWER([.AS$4]-[.$B52];2)+POWER([.AS$5]-[.$C52];2)+POWER([.AS$6]-[.$D52];2))" office:value-type="float" office:value="4.62561239188931" calcext:value-type="float">
            <text:p>4,62561239188931</text:p>
          </table:table-cell>
          <table:table-cell table:formula="of:=SQRT(POWER([.AT$4]-[.AP52];2)+POWER([.AT$5]-[.AQ52];2)+POWER([.AT$6]-[.AR52];2))" office:value-type="float" office:value="43.9087612025326" calcext:value-type="float">
            <text:p>43,9087612025326</text:p>
          </table:table-cell>
          <table:table-cell table:formula="of:=SQRT(POWER([.AU$4]-[.$B52];2)+POWER([.AU$5]-[.$C52];2)+POWER([.AU$6]-[.$D52];2))" office:value-type="float" office:value="2.59772843076408" calcext:value-type="float">
            <text:p>2,59772843076408</text:p>
          </table:table-cell>
          <table:table-cell table:formula="of:=SQRT(POWER([.AV$4]-[.AR52];2)+POWER([.AV$5]-[.AS52];2)+POWER([.AV$6]-[.AT52];2))" office:value-type="float" office:value="46.806511341508" calcext:value-type="float">
            <text:p>46,806511341508</text:p>
          </table:table-cell>
          <table:table-cell table:formula="of:=SQRT(POWER([.AW$4]-[.$B52];2)+POWER([.AW$5]-[.$C52];2)+POWER([.AW$6]-[.$D52];2))" office:value-type="float" office:value="2.93719951654633" calcext:value-type="float">
            <text:p>2,93719951654633</text:p>
          </table:table-cell>
          <table:table-cell table:formula="of:=SQRT(POWER([.AX$4]-[.AT52];2)+POWER([.AX$5]-[.AU52];2)+POWER([.AX$6]-[.AV52];2))" office:value-type="float" office:value="47.8379035914877" calcext:value-type="float">
            <text:p>47,8379035914877</text:p>
          </table:table-cell>
          <table:table-cell table:formula="of:=SQRT(POWER([.AY$4]-[.$B52];2)+POWER([.AY$5]-[.$C52];2)+POWER([.AY$6]-[.$D52];2))" office:value-type="float" office:value="11.8210433549666" calcext:value-type="float">
            <text:p>11,8210433549666</text:p>
          </table:table-cell>
          <table:table-cell table:formula="of:=SQRT(POWER([.AZ$4]-[.AV52];2)+POWER([.AZ$5]-[.AW52];2)+POWER([.AZ$6]-[.AX52];2))" office:value-type="float" office:value="57.5449343871631" calcext:value-type="float">
            <text:p>57,5449343871631</text:p>
          </table:table-cell>
          <table:table-cell table:formula="of:=SQRT(POWER([.BA$4]-[.$B52];2)+POWER([.BA$5]-[.$C52];2)+POWER([.BA$6]-[.$D52];2))" office:value-type="float" office:value="13.8955152477337" calcext:value-type="float">
            <text:p>13,8955152477337</text:p>
          </table:table-cell>
          <table:table-cell table:formula="of:=SQRT(POWER([.BB$4]-[.AX52];2)+POWER([.BB$5]-[.AY52];2)+POWER([.BB$6]-[.AZ52];2))" office:value-type="float" office:value="61.8378208687002" calcext:value-type="float">
            <text:p>61,8378208687002</text:p>
          </table:table-cell>
          <table:table-cell table:formula="of:=SQRT(POWER([.BC$4]-[.$B52];2)+POWER([.BC$5]-[.$C52];2)+POWER([.BC$6]-[.$D52];2))" office:value-type="float" office:value="12.6526132083455" calcext:value-type="float">
            <text:p>12,6526132083455</text:p>
          </table:table-cell>
          <table:table-cell table:formula="of:=SQRT(POWER([.BD$4]-[.AZ52];2)+POWER([.BD$5]-[.BA52];2)+POWER([.BD$6]-[.BB52];2))" office:value-type="float" office:value="64.0179987799364" calcext:value-type="float">
            <text:p>64,0179987799364</text:p>
          </table:table-cell>
          <table:table-cell table:formula="of:=SQRT(POWER([.BE$4]-[.$B52];2)+POWER([.BE$5]-[.$C52];2)+POWER([.BE$6]-[.$D52];2))" office:value-type="float" office:value="13.2180919197893" calcext:value-type="float">
            <text:p>13,2180919197893</text:p>
          </table:table-cell>
          <table:table-cell table:formula="of:=SQRT(POWER([.BF$4]-[.BB52];2)+POWER([.BF$5]-[.BC52];2)+POWER([.BF$6]-[.BD52];2))" office:value-type="float" office:value="68.5651070713111" calcext:value-type="float">
            <text:p>68,5651070713111</text:p>
          </table:table-cell>
          <table:table-cell table:formula="of:=SQRT(POWER([.BG$4]-[.$B52];2)+POWER([.BG$5]-[.$C52];2)+POWER([.BG$6]-[.$D52];2))" office:value-type="float" office:value="14.1775916149394" calcext:value-type="float">
            <text:p>14,1775916149394</text:p>
          </table:table-cell>
          <table:table-cell table:formula="of:=SQRT(POWER([.BH$4]-[.BD52];2)+POWER([.BH$5]-[.BE52];2)+POWER([.BH$6]-[.BF52];2))" office:value-type="float" office:value="72.6676745714686" calcext:value-type="float">
            <text:p>72,6676745714686</text:p>
          </table:table-cell>
          <table:table-cell table:formula="of:=SQRT(POWER([.BI$4]-[.$B52];2)+POWER([.BI$5]-[.$C52];2)+POWER([.BI$6]-[.$D52];2))" office:value-type="float" office:value="15.382900116688" calcext:value-type="float">
            <text:p>15,382900116688</text:p>
          </table:table-cell>
          <table:table-cell table:formula="of:=SQRT(POWER([.BJ$4]-[.BF52];2)+POWER([.BJ$5]-[.BG52];2)+POWER([.BJ$6]-[.BH52];2))" office:value-type="float" office:value="76.9307887078263" calcext:value-type="float">
            <text:p>76,9307887078263</text:p>
          </table:table-cell>
          <table:table-cell table:formula="of:=SQRT(POWER([.BK$4]-[.$B52];2)+POWER([.BK$5]-[.$C52];2)+POWER([.BK$6]-[.$D52];2))" office:value-type="float" office:value="14.3745303575456" calcext:value-type="float">
            <text:p>14,3745303575456</text:p>
          </table:table-cell>
          <table:table-cell table:formula="of:=SQRT(POWER([.BL$4]-[.BH52];2)+POWER([.BL$5]-[.BI52];2)+POWER([.BL$6]-[.BJ52];2))" office:value-type="float" office:value="82.5576148720345" calcext:value-type="float">
            <text:p>82,5576148720345</text:p>
          </table:table-cell>
          <table:table-cell table:formula="of:=SQRT(POWER([.BM$4]-[.$B52];2)+POWER([.BM$5]-[.$C52];2)+POWER([.BM$6]-[.$D52];2))" office:value-type="float" office:value="12.0810769801372" calcext:value-type="float">
            <text:p>12,0810769801372</text:p>
          </table:table-cell>
          <table:table-cell table:formula="of:=SQRT(POWER([.BN$4]-[.BJ52];2)+POWER([.BN$5]-[.BK52];2)+POWER([.BN$6]-[.BL52];2))" office:value-type="float" office:value="89.8482285487622" calcext:value-type="float">
            <text:p>89,8482285487622</text:p>
          </table:table-cell>
          <table:table-cell table:formula="of:=SQRT(POWER([.BO$4]-[.$B52];2)+POWER([.BO$5]-[.$C52];2)+POWER([.BO$6]-[.$D52];2))" office:value-type="float" office:value="13.1547470519201" calcext:value-type="float">
            <text:p>13,1547470519201</text:p>
          </table:table-cell>
          <table:table-cell table:formula="of:=SQRT(POWER([.BP$4]-[.BL52];2)+POWER([.BP$5]-[.BM52];2)+POWER([.BP$6]-[.BN52];2))" office:value-type="float" office:value="99.5378130335634" calcext:value-type="float">
            <text:p>99,5378130335634</text:p>
          </table:table-cell>
          <table:table-cell table:formula="of:=SQRT(POWER([.BQ$4]-[.$B52];2)+POWER([.BQ$5]-[.$C52];2)+POWER([.BQ$6]-[.$D52];2))" office:value-type="float" office:value="15.4226792095278" calcext:value-type="float">
            <text:p>15,4226792095278</text:p>
          </table:table-cell>
          <table:table-cell table:formula="of:=SQRT(POWER([.BR$4]-[.BN52];2)+POWER([.BR$5]-[.BO52];2)+POWER([.BR$6]-[.BP52];2))" office:value-type="float" office:value="109.954403698111" calcext:value-type="float">
            <text:p>109,954403698111</text:p>
          </table:table-cell>
          <table:table-cell table:formula="of:=SQRT(POWER([.BS$4]-[.$B52];2)+POWER([.BS$5]-[.$C52];2)+POWER([.BS$6]-[.$D52];2))" office:value-type="float" office:value="16.3763405252822" calcext:value-type="float">
            <text:p>16,3763405252822</text:p>
          </table:table-cell>
          <table:table-cell table:formula="of:=SQRT(POWER([.BT$4]-[.BP52];2)+POWER([.BT$5]-[.BQ52];2)+POWER([.BT$6]-[.BR52];2))" office:value-type="float" office:value="123.561170122791" calcext:value-type="float">
            <text:p>123,561170122791</text:p>
          </table:table-cell>
          <table:table-cell table:formula="of:=SQRT(POWER([.BU$4]-[.$B52];2)+POWER([.BU$5]-[.$C52];2)+POWER([.BU$6]-[.$D52];2))" office:value-type="float" office:value="16.0618147791587" calcext:value-type="float">
            <text:p>16,0618147791587</text:p>
          </table:table-cell>
          <table:table-cell table:formula="of:=SQRT(POWER([.BV$4]-[.BR52];2)+POWER([.BV$5]-[.BS52];2)+POWER([.BV$6]-[.BT52];2))" office:value-type="float" office:value="141.77156499063" calcext:value-type="float">
            <text:p>141,77156499063</text:p>
          </table:table-cell>
          <table:table-cell table:formula="of:=SQRT(POWER([.BW$4]-[.$B52];2)+POWER([.BW$5]-[.$C52];2)+POWER([.BW$6]-[.$D52];2))" office:value-type="float" office:value="10.8629922212989" calcext:value-type="float">
            <text:p>10,8629922212989</text:p>
          </table:table-cell>
          <table:table-cell table:formula="of:=SQRT(POWER([.BX$4]-[.BT52];2)+POWER([.BX$5]-[.BU52];2)+POWER([.BX$6]-[.BV52];2))" office:value-type="float" office:value="160.751604157786" calcext:value-type="float">
            <text:p>160,751604157786</text:p>
          </table:table-cell>
          <table:table-cell table:formula="of:=SQRT(POWER([.BY$4]-[.$B52];2)+POWER([.BY$5]-[.$C52];2)+POWER([.BY$6]-[.$D52];2))" office:value-type="float" office:value="9.11483900022376" calcext:value-type="float">
            <text:p>9,11483900022376</text:p>
          </table:table-cell>
          <table:table-cell table:formula="of:=SQRT(POWER([.BZ$4]-[.BV52];2)+POWER([.BZ$5]-[.BW52];2)+POWER([.BZ$6]-[.BX52];2))" office:value-type="float" office:value="187.389924506583" calcext:value-type="float">
            <text:p>187,389924506583</text:p>
          </table:table-cell>
          <table:table-cell table:formula="of:=SQRT(POWER([.CA$4]-[.$B52];2)+POWER([.CA$5]-[.$C52];2)+POWER([.CA$6]-[.$D52];2))" office:value-type="float" office:value="8.77119661163743" calcext:value-type="float">
            <text:p>8,77119661163743</text:p>
          </table:table-cell>
          <table:table-cell table:formula="of:=SQRT(POWER([.CB$4]-[.BX52];2)+POWER([.CB$5]-[.BY52];2)+POWER([.CB$6]-[.BZ52];2))" office:value-type="float" office:value="217.740873693794" calcext:value-type="float">
            <text:p>217,740873693794</text:p>
          </table:table-cell>
          <table:table-cell table:formula="of:=SQRT(POWER([.CC$4]-[.$B52];2)+POWER([.CC$5]-[.$C52];2)+POWER([.CC$6]-[.$D52];2))" office:value-type="float" office:value="10.5022050065689" calcext:value-type="float">
            <text:p>10,5022050065689</text:p>
          </table:table-cell>
          <table:table-cell table:formula="of:=SQRT(POWER([.CD$4]-[.BZ52];2)+POWER([.CD$5]-[.CA52];2)+POWER([.CD$6]-[.CB52];2))" office:value-type="float" office:value="257.433629162694" calcext:value-type="float">
            <text:p>257,433629162694</text:p>
          </table:table-cell>
          <table:table-cell table:formula="of:=SQRT(POWER([.CE$4]-[.$B52];2)+POWER([.CE$5]-[.$C52];2)+POWER([.CE$6]-[.$D52];2))" office:value-type="float" office:value="11.4928579561395" calcext:value-type="float">
            <text:p>11,4928579561395</text:p>
          </table:table-cell>
          <table:table-cell table:formula="of:=SQRT(POWER([.CF$4]-[.CB52];2)+POWER([.CF$5]-[.CC52];2)+POWER([.CF$6]-[.CD52];2))" office:value-type="float" office:value="306.479520017246" calcext:value-type="float">
            <text:p>306,479520017246</text:p>
          </table:table-cell>
          <table:table-cell table:formula="of:=SQRT(POWER([.CG$4]-[.$B52];2)+POWER([.CG$5]-[.$C52];2)+POWER([.CG$6]-[.$D52];2))" office:value-type="float" office:value="11.5230486851354" calcext:value-type="float">
            <text:p>11,5230486851354</text:p>
          </table:table-cell>
          <table:table-cell table:formula="of:=SQRT(POWER([.CH$4]-[.CD52];2)+POWER([.CH$5]-[.CE52];2)+POWER([.CH$6]-[.CF52];2))" office:value-type="float" office:value="368.555780521799" calcext:value-type="float">
            <text:p>368,555780521799</text:p>
          </table:table-cell>
          <table:table-cell table:formula="of:=SQRT(POWER([.CI$4]-[.$B52];2)+POWER([.CI$5]-[.$C52];2)+POWER([.CI$6]-[.$D52];2))" office:value-type="float" office:value="9.19182392129005" calcext:value-type="float">
            <text:p>9,19182392129005</text:p>
          </table:table-cell>
          <table:table-cell table:formula="of:=SQRT(POWER([.CJ$4]-[.CF52];2)+POWER([.CJ$5]-[.CG52];2)+POWER([.CJ$6]-[.CH52];2))" office:value-type="float" office:value="452.571736212161" calcext:value-type="float">
            <text:p>452,571736212161</text:p>
          </table:table-cell>
          <table:table-cell table:formula="of:=SQRT(POWER([.CK$4]-[.CG52];2)+POWER([.CK$5]-[.CH52];2)+POWER([.CK$6]-[.CI52];2))" office:value-type="float" office:value="332.62475042525" calcext:value-type="float">
            <text:p>332,62475042525</text:p>
          </table:table-cell>
          <table:table-cell table:formula="of:=SQRT(POWER([.CL$4]-[.$B52];2)+POWER([.CL$5]-[.$C52];2)+POWER([.CL$6]-[.$D52];2))" office:value-type="float" office:value="7.39452784158665" calcext:value-type="float">
            <text:p>7,39452784158665</text:p>
          </table:table-cell>
          <table:table-cell table:formula="of:=SQRT(POWER([.CM$4]-[.CI52];2)+POWER([.CM$5]-[.CJ52];2)+POWER([.CM$6]-[.CK52];2))" office:value-type="float" office:value="529.296121626597" calcext:value-type="float">
            <text:p>529,296121626597</text:p>
          </table:table-cell>
          <table:table-cell table:formula="of:=SQRT(POWER([.CN$4]-[.$B52];2)+POWER([.CN$5]-[.$C52];2)+POWER([.CN$6]-[.$D52];2))" office:value-type="float" office:value="11.5003939932508" calcext:value-type="float">
            <text:p>11,5003939932508</text:p>
          </table:table-cell>
          <table:table-cell table:formula="of:=SQRT(POWER([.CO$4]-[.CK52];2)+POWER([.CO$5]-[.CL52];2)+POWER([.CO$6]-[.CM52];2))" office:value-type="float" office:value="604.543816489183" calcext:value-type="float">
            <text:p>604,543816489183</text:p>
          </table:table-cell>
          <table:table-cell table:formula="of:=SQRT(POWER([.CP$4]-[.$B52];2)+POWER([.CP$5]-[.$C52];2)+POWER([.CP$6]-[.$D52];2))" office:value-type="float" office:value="12.3175870201919" calcext:value-type="float">
            <text:p>12,3175870201919</text:p>
          </table:table-cell>
          <table:table-cell table:formula="of:=SQRT(POWER([.CQ$4]-[.CM52];2)+POWER([.CQ$5]-[.CN52];2)+POWER([.CQ$6]-[.CO52];2))" office:value-type="float" office:value="779.51828411173" calcext:value-type="float">
            <text:p>779,51828411173</text:p>
          </table:table-cell>
          <table:table-cell table:formula="of:=SQRT(POWER([.CR$4]-[.$B52];2)+POWER([.CR$5]-[.$C52];2)+POWER([.CR$6]-[.$D52];2))" office:value-type="float" office:value="13.4743099637792" calcext:value-type="float">
            <text:p>13,4743099637792</text:p>
          </table:table-cell>
          <table:table-cell table:formula="of:=SQRT(POWER([.CS$4]-[.CO52];2)+POWER([.CS$5]-[.CP52];2)+POWER([.CS$6]-[.CQ52];2))" office:value-type="float" office:value="963.947892754422" calcext:value-type="float">
            <text:p>963,947892754422</text:p>
          </table:table-cell>
          <table:table-cell table:formula="of:=SQRT(POWER([.CT$4]-[.CP52];2)+POWER([.CT$5]-[.CQ52];2)+POWER([.CT$6]-[.CR52];2))" office:value-type="float" office:value="742.579967389422" calcext:value-type="float">
            <text:p>742,579967389422</text:p>
          </table:table-cell>
          <table:table-cell table:formula="of:=SQRT(POWER([.CU$4]-[.$B52];2)+POWER([.CU$5]-[.$C52];2)+POWER([.CU$6]-[.$D52];2))" office:value-type="float" office:value="7.5341631253909" calcext:value-type="float">
            <text:p>7,5341631253909</text:p>
          </table:table-cell>
          <table:table-cell table:formula="of:=SQRT(POWER([.CV$4]-[.CR52];2)+POWER([.CV$5]-[.CS52];2)+POWER([.CV$6]-[.CT52];2))" office:value-type="float" office:value="1185.58449543491" calcext:value-type="float">
            <text:p>1185,58449543491</text:p>
          </table:table-cell>
          <table:table-cell table:formula="of:=SQRT(POWER([.CW$4]-[.$B52];2)+POWER([.CW$5]-[.$C52];2)+POWER([.CW$6]-[.$D52];2))" office:value-type="float" office:value="7.95610444878648" calcext:value-type="float">
            <text:p>7,95610444878648</text:p>
          </table:table-cell>
          <table:table-cell table:formula="of:=SQRT(POWER([.CX$4]-[.CT52];2)+POWER([.CX$5]-[.CU52];2)+POWER([.CX$6]-[.CV52];2))" office:value-type="float" office:value="1375.71818904335" calcext:value-type="float">
            <text:p>1375,71818904335</text:p>
          </table:table-cell>
          <table:table-cell table:formula="of:=SQRT(POWER([.CY$4]-[.$B52];2)+POWER([.CY$5]-[.$C52];2)+POWER([.CY$6]-[.$D52];2))" office:value-type="float" office:value="6.41160993822924" calcext:value-type="float">
            <text:p>6,41160993822924</text:p>
          </table:table-cell>
          <table:table-cell table:formula="of:=SQRT(POWER([.CZ$4]-[.$B52];2)+POWER([.CZ$5]-[.$C52];2)+POWER([.CZ$6]-[.$D52];2))" office:value-type="float" office:value="5.34717467453608" calcext:value-type="float">
            <text:p>5,34717467453608</text:p>
          </table:table-cell>
          <table:table-cell table:formula="of:=SQRT(POWER([.DA$4]-[.$B52];2)+POWER([.DA$5]-[.$C52];2)+POWER([.DA$6]-[.$D52];2))" office:value-type="float" office:value="5.50588140082948" calcext:value-type="float">
            <text:p>5,50588140082948</text:p>
          </table:table-cell>
          <table:table-cell table:formula="of:=SQRT(POWER([.DB$4]-[.$B52];2)+POWER([.DB$5]-[.$C52];2)+POWER([.DB$6]-[.$D52];2))" office:value-type="float" office:value="3.98558076069223" calcext:value-type="float">
            <text:p>3,985580760692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.869" calcext:value-type="float">
            <text:p>35,869</text:p>
          </table:table-cell>
          <table:table-cell office:value-type="float" office:value="42.973" calcext:value-type="float">
            <text:p>42,973</text:p>
          </table:table-cell>
          <table:table-cell office:value-type="float" office:value="7.64" calcext:value-type="float">
            <text:p>7,64</text:p>
          </table:table-cell>
          <table:table-cell/>
          <table:table-cell table:formula="of:=SQRT(POWER([.F$4]-[.B53];2)+POWER([.F$5]-[.C53];2)+POWER([.F$6]-[.D53];2))" office:value-type="float" office:value="9.19103813505308" calcext:value-type="float">
            <text:p>9,19103813505308</text:p>
          </table:table-cell>
          <table:table-cell table:formula="of:=SQRT(POWER([.G$4]-[.$B53];2)+POWER([.G$5]-[.$C53];2)+POWER([.G$6]-[.$D53];2))" office:value-type="float" office:value="8.27441550805856" calcext:value-type="float">
            <text:p>8,27441550805856</text:p>
          </table:table-cell>
          <table:table-cell table:formula="of:=SQRT(POWER([.H$4]-[.D53];2)+POWER([.H$5]-[.E53];2)+POWER([.H$6]-[.F53];2))" office:value-type="float" office:value="50.8139984768331" calcext:value-type="float">
            <text:p>50,8139984768331</text:p>
          </table:table-cell>
          <table:table-cell table:formula="of:=SQRT(POWER([.I$4]-[.$B53];2)+POWER([.I$5]-[.$C53];2)+POWER([.I$6]-[.$D53];2))" office:value-type="float" office:value="7.40413303500147" calcext:value-type="float">
            <text:p>7,40413303500147</text:p>
          </table:table-cell>
          <table:table-cell table:formula="of:=SQRT(POWER([.J$4]-[.F53];2)+POWER([.J$5]-[.G53];2)+POWER([.J$6]-[.H53];2))" office:value-type="float" office:value="63.705947275069" calcext:value-type="float">
            <text:p>63,705947275069</text:p>
          </table:table-cell>
          <table:table-cell table:formula="of:=SQRT(POWER([.K$4]-[.$B53];2)+POWER([.K$5]-[.$C53];2)+POWER([.K$6]-[.$D53];2))" office:value-type="float" office:value="7.99562136422179" calcext:value-type="float">
            <text:p>7,99562136422179</text:p>
          </table:table-cell>
          <table:table-cell table:formula="of:=SQRT(POWER([.L$4]-[.H53];2)+POWER([.L$5]-[.I53];2)+POWER([.L$6]-[.J53];2))" office:value-type="float" office:value="71.629979866474" calcext:value-type="float">
            <text:p>71,629979866474</text:p>
          </table:table-cell>
          <table:table-cell table:formula="of:=SQRT(POWER([.M$4]-[.$B53];2)+POWER([.M$5]-[.$C53];2)+POWER([.M$6]-[.$D53];2))" office:value-type="float" office:value="8.78696932963806" calcext:value-type="float">
            <text:p>8,78696932963806</text:p>
          </table:table-cell>
          <table:table-cell table:formula="of:=SQRT(POWER([.N$4]-[.J53];2)+POWER([.N$5]-[.K53];2)+POWER([.N$6]-[.L53];2))" office:value-type="float" office:value="72.5906297264935" calcext:value-type="float">
            <text:p>72,5906297264935</text:p>
          </table:table-cell>
          <table:table-cell table:formula="of:=SQRT(POWER([.O$4]-[.$B53];2)+POWER([.O$5]-[.$C53];2)+POWER([.O$6]-[.$D53];2))" office:value-type="float" office:value="8.57955395110958" calcext:value-type="float">
            <text:p>8,57955395110958</text:p>
          </table:table-cell>
          <table:table-cell table:formula="of:=SQRT(POWER([.P$4]-[.L53];2)+POWER([.P$5]-[.M53];2)+POWER([.P$6]-[.N53];2))" office:value-type="float" office:value="73.6225491715748" calcext:value-type="float">
            <text:p>73,6225491715748</text:p>
          </table:table-cell>
          <table:table-cell table:formula="of:=SQRT(POWER([.Q$4]-[.$B53];2)+POWER([.Q$5]-[.$C53];2)+POWER([.Q$6]-[.$D53];2))" office:value-type="float" office:value="9.37778124078398" calcext:value-type="float">
            <text:p>9,37778124078398</text:p>
          </table:table-cell>
          <table:table-cell table:formula="of:=SQRT(POWER([.R$4]-[.N53];2)+POWER([.R$5]-[.O53];2)+POWER([.R$6]-[.P53];2))" office:value-type="float" office:value="75.4241932531515" calcext:value-type="float">
            <text:p>75,4241932531515</text:p>
          </table:table-cell>
          <table:table-cell table:formula="of:=SQRT(POWER([.S$4]-[.$B53];2)+POWER([.S$5]-[.$C53];2)+POWER([.S$6]-[.$D53];2))" office:value-type="float" office:value="11.0900411631337" calcext:value-type="float">
            <text:p>11,0900411631337</text:p>
          </table:table-cell>
          <table:table-cell table:formula="of:=SQRT(POWER([.T$4]-[.P53];2)+POWER([.T$5]-[.Q53];2)+POWER([.T$6]-[.R53];2))" office:value-type="float" office:value="77.9505568342127" calcext:value-type="float">
            <text:p>77,9505568342127</text:p>
          </table:table-cell>
          <table:table-cell table:formula="of:=SQRT(POWER([.U$4]-[.$B53];2)+POWER([.U$5]-[.$C53];2)+POWER([.U$6]-[.$D53];2))" office:value-type="float" office:value="12.0351786442911" calcext:value-type="float">
            <text:p>12,0351786442911</text:p>
          </table:table-cell>
          <table:table-cell table:formula="of:=SQRT(POWER([.V$4]-[.R53];2)+POWER([.V$5]-[.S53];2)+POWER([.V$6]-[.T53];2))" office:value-type="float" office:value="73.9972423906223" calcext:value-type="float">
            <text:p>73,9972423906223</text:p>
          </table:table-cell>
          <table:table-cell table:formula="of:=SQRT(POWER([.W$4]-[.$B53];2)+POWER([.W$5]-[.$C53];2)+POWER([.W$6]-[.$D53];2))" office:value-type="float" office:value="13.8317730244535" calcext:value-type="float">
            <text:p>13,8317730244535</text:p>
          </table:table-cell>
          <table:table-cell table:formula="of:=SQRT(POWER([.X$4]-[.T53];2)+POWER([.X$5]-[.U53];2)+POWER([.X$6]-[.V53];2))" office:value-type="float" office:value="71.7723745720832" calcext:value-type="float">
            <text:p>71,7723745720832</text:p>
          </table:table-cell>
          <table:table-cell table:formula="of:=SQRT(POWER([.Y$4]-[.$B53];2)+POWER([.Y$5]-[.$C53];2)+POWER([.Y$6]-[.$D53];2))" office:value-type="float" office:value="14.359439717482" calcext:value-type="float">
            <text:p>14,359439717482</text:p>
          </table:table-cell>
          <table:table-cell table:formula="of:=SQRT(POWER([.Z$4]-[.V53];2)+POWER([.Z$5]-[.W53];2)+POWER([.Z$6]-[.X53];2))" office:value-type="float" office:value="64.7760798496157" calcext:value-type="float">
            <text:p>64,7760798496157</text:p>
          </table:table-cell>
          <table:table-cell table:formula="of:=SQRT(POWER([.AA$4]-[.$B53];2)+POWER([.AA$5]-[.$C53];2)+POWER([.AA$6]-[.$D53];2))" office:value-type="float" office:value="13.9422025878266" calcext:value-type="float">
            <text:p>13,9422025878266</text:p>
          </table:table-cell>
          <table:table-cell table:formula="of:=SQRT(POWER([.AB$4]-[.X53];2)+POWER([.AB$5]-[.Y53];2)+POWER([.AB$6]-[.Z53];2))" office:value-type="float" office:value="58.5043052852931" calcext:value-type="float">
            <text:p>58,5043052852931</text:p>
          </table:table-cell>
          <table:table-cell table:formula="of:=SQRT(POWER([.AC$4]-[.$B53];2)+POWER([.AC$5]-[.$C53];2)+POWER([.AC$6]-[.$D53];2))" office:value-type="float" office:value="23.3451488965052" calcext:value-type="float">
            <text:p>23,3451488965052</text:p>
          </table:table-cell>
          <table:table-cell table:formula="of:=SQRT(POWER([.AD$4]-[.Z53];2)+POWER([.AD$5]-[.AA53];2)+POWER([.AD$6]-[.AB53];2))" office:value-type="float" office:value="48.4512967813034" calcext:value-type="float">
            <text:p>48,4512967813034</text:p>
          </table:table-cell>
          <table:table-cell table:formula="of:=SQRT(POWER([.AE$4]-[.$B53];2)+POWER([.AE$5]-[.$C53];2)+POWER([.AE$6]-[.$D53];2))" office:value-type="float" office:value="25.3192008562672" calcext:value-type="float">
            <text:p>25,3192008562672</text:p>
          </table:table-cell>
          <table:table-cell table:formula="of:=SQRT(POWER([.AF$4]-[.AB53];2)+POWER([.AF$5]-[.AC53];2)+POWER([.AF$6]-[.AD53];2))" office:value-type="float" office:value="38.6965767574338" calcext:value-type="float">
            <text:p>38,6965767574338</text:p>
          </table:table-cell>
          <table:table-cell table:formula="of:=SQRT(POWER([.AG$4]-[.$B53];2)+POWER([.AG$5]-[.$C53];2)+POWER([.AG$6]-[.$D53];2))" office:value-type="float" office:value="25.2473177387223" calcext:value-type="float">
            <text:p>25,2473177387223</text:p>
          </table:table-cell>
          <table:table-cell table:formula="of:=SQRT(POWER([.AH$4]-[.AD53];2)+POWER([.AH$5]-[.AE53];2)+POWER([.AH$6]-[.AF53];2))" office:value-type="float" office:value="28.6943164945649" calcext:value-type="float">
            <text:p>28,6943164945649</text:p>
          </table:table-cell>
          <table:table-cell table:formula="of:=SQRT(POWER([.AI$4]-[.$B53];2)+POWER([.AI$5]-[.$C53];2)+POWER([.AI$6]-[.$D53];2))" office:value-type="float" office:value="24.7389669549882" calcext:value-type="float">
            <text:p>24,7389669549882</text:p>
          </table:table-cell>
          <table:table-cell table:formula="of:=SQRT(POWER([.AJ$4]-[.AF53];2)+POWER([.AJ$5]-[.AG53];2)+POWER([.AJ$6]-[.AH53];2))" office:value-type="float" office:value="18.7236194398998" calcext:value-type="float">
            <text:p>18,7236194398998</text:p>
          </table:table-cell>
          <table:table-cell table:formula="of:=SQRT(POWER([.AK$4]-[.$B53];2)+POWER([.AK$5]-[.$C53];2)+POWER([.AK$6]-[.$D53];2))" office:value-type="float" office:value="25.6978897771782" calcext:value-type="float">
            <text:p>25,6978897771782</text:p>
          </table:table-cell>
          <table:table-cell table:formula="of:=SQRT(POWER([.AL$4]-[.AH53];2)+POWER([.AL$5]-[.AI53];2)+POWER([.AL$6]-[.AJ53];2))" office:value-type="float" office:value="22.9074020765321" calcext:value-type="float">
            <text:p>22,9074020765321</text:p>
          </table:table-cell>
          <table:table-cell table:formula="of:=SQRT(POWER([.AM$4]-[.$B53];2)+POWER([.AM$5]-[.$C53];2)+POWER([.AM$6]-[.$D53];2))" office:value-type="float" office:value="26.2857812895109" calcext:value-type="float">
            <text:p>26,2857812895109</text:p>
          </table:table-cell>
          <table:table-cell table:formula="of:=SQRT(POWER([.AN$4]-[.AJ53];2)+POWER([.AN$5]-[.AK53];2)+POWER([.AN$6]-[.AL53];2))" office:value-type="float" office:value="35.8702102160865" calcext:value-type="float">
            <text:p>35,8702102160865</text:p>
          </table:table-cell>
          <table:table-cell table:formula="of:=SQRT(POWER([.AO$4]-[.$B53];2)+POWER([.AO$5]-[.$C53];2)+POWER([.AO$6]-[.$D53];2))" office:value-type="float" office:value="27.1307123017439" calcext:value-type="float">
            <text:p>27,1307123017439</text:p>
          </table:table-cell>
          <table:table-cell table:formula="of:=SQRT(POWER([.AP$4]-[.AL53];2)+POWER([.AP$5]-[.AM53];2)+POWER([.AP$6]-[.AN53];2))" office:value-type="float" office:value="39.2351039062712" calcext:value-type="float">
            <text:p>39,2351039062712</text:p>
          </table:table-cell>
          <table:table-cell table:formula="of:=SQRT(POWER([.AQ$4]-[.$B53];2)+POWER([.AQ$5]-[.$C53];2)+POWER([.AQ$6]-[.$D53];2))" office:value-type="float" office:value="12.2907294331948" calcext:value-type="float">
            <text:p>12,2907294331948</text:p>
          </table:table-cell>
          <table:table-cell table:formula="of:=SQRT(POWER([.AR$4]-[.AN53];2)+POWER([.AR$5]-[.AO53];2)+POWER([.AR$6]-[.AP53];2))" office:value-type="float" office:value="32.2148654672874" calcext:value-type="float">
            <text:p>32,2148654672874</text:p>
          </table:table-cell>
          <table:table-cell table:formula="of:=SQRT(POWER([.AS$4]-[.$B53];2)+POWER([.AS$5]-[.$C53];2)+POWER([.AS$6]-[.$D53];2))" office:value-type="float" office:value="10.4461072175237" calcext:value-type="float">
            <text:p>10,4461072175237</text:p>
          </table:table-cell>
          <table:table-cell table:formula="of:=SQRT(POWER([.AT$4]-[.AP53];2)+POWER([.AT$5]-[.AQ53];2)+POWER([.AT$6]-[.AR53];2))" office:value-type="float" office:value="34.7845494045523" calcext:value-type="float">
            <text:p>34,7845494045523</text:p>
          </table:table-cell>
          <table:table-cell table:formula="of:=SQRT(POWER([.AU$4]-[.$B53];2)+POWER([.AU$5]-[.$C53];2)+POWER([.AU$6]-[.$D53];2))" office:value-type="float" office:value="11.8104306864737" calcext:value-type="float">
            <text:p>11,8104306864737</text:p>
          </table:table-cell>
          <table:table-cell table:formula="of:=SQRT(POWER([.AV$4]-[.AR53];2)+POWER([.AV$5]-[.AS53];2)+POWER([.AV$6]-[.AT53];2))" office:value-type="float" office:value="36.766321541559" calcext:value-type="float">
            <text:p>36,766321541559</text:p>
          </table:table-cell>
          <table:table-cell table:formula="of:=SQRT(POWER([.AW$4]-[.$B53];2)+POWER([.AW$5]-[.$C53];2)+POWER([.AW$6]-[.$D53];2))" office:value-type="float" office:value="13.3140009388613" calcext:value-type="float">
            <text:p>13,3140009388613</text:p>
          </table:table-cell>
          <table:table-cell table:formula="of:=SQRT(POWER([.AX$4]-[.AT53];2)+POWER([.AX$5]-[.AU53];2)+POWER([.AX$6]-[.AV53];2))" office:value-type="float" office:value="35.2526839695593" calcext:value-type="float">
            <text:p>35,2526839695593</text:p>
          </table:table-cell>
          <table:table-cell table:formula="of:=SQRT(POWER([.AY$4]-[.$B53];2)+POWER([.AY$5]-[.$C53];2)+POWER([.AY$6]-[.$D53];2))" office:value-type="float" office:value="0" calcext:value-type="float">
            <text:p>0</text:p>
          </table:table-cell>
          <table:table-cell table:formula="of:=SQRT(POWER([.AZ$4]-[.AV53];2)+POWER([.AZ$5]-[.AW53];2)+POWER([.AZ$6]-[.AX53];2))" office:value-type="float" office:value="40.1046322191551" calcext:value-type="float">
            <text:p>40,1046322191551</text:p>
          </table:table-cell>
          <table:table-cell table:formula="of:=SQRT(POWER([.BA$4]-[.$B53];2)+POWER([.BA$5]-[.$C53];2)+POWER([.BA$6]-[.$D53];2))" office:value-type="float" office:value="2.53598777599578" calcext:value-type="float">
            <text:p>2,53598777599578</text:p>
          </table:table-cell>
          <table:table-cell table:formula="of:=SQRT(POWER([.BB$4]-[.AX53];2)+POWER([.BB$5]-[.AY53];2)+POWER([.BB$6]-[.AZ53];2))" office:value-type="float" office:value="55.5465562928439" calcext:value-type="float">
            <text:p>55,5465562928439</text:p>
          </table:table-cell>
          <table:table-cell table:formula="of:=SQRT(POWER([.BC$4]-[.$B53];2)+POWER([.BC$5]-[.$C53];2)+POWER([.BC$6]-[.$D53];2))" office:value-type="float" office:value="2.47568031054092" calcext:value-type="float">
            <text:p>2,47568031054092</text:p>
          </table:table-cell>
          <table:table-cell table:formula="of:=SQRT(POWER([.BD$4]-[.AZ53];2)+POWER([.BD$5]-[.BA53];2)+POWER([.BD$6]-[.BB53];2))" office:value-type="float" office:value="61.3594116732799" calcext:value-type="float">
            <text:p>61,3594116732799</text:p>
          </table:table-cell>
          <table:table-cell table:formula="of:=SQRT(POWER([.BE$4]-[.$B53];2)+POWER([.BE$5]-[.$C53];2)+POWER([.BE$6]-[.$D53];2))" office:value-type="float" office:value="4.65185919821312" calcext:value-type="float">
            <text:p>4,65185919821312</text:p>
          </table:table-cell>
          <table:table-cell table:formula="of:=SQRT(POWER([.BF$4]-[.BB53];2)+POWER([.BF$5]-[.BC53];2)+POWER([.BF$6]-[.BD53];2))" office:value-type="float" office:value="69.7432541495703" calcext:value-type="float">
            <text:p>69,7432541495703</text:p>
          </table:table-cell>
          <table:table-cell table:formula="of:=SQRT(POWER([.BG$4]-[.$B53];2)+POWER([.BG$5]-[.$C53];2)+POWER([.BG$6]-[.$D53];2))" office:value-type="float" office:value="6.0026019358275" calcext:value-type="float">
            <text:p>6,0026019358275</text:p>
          </table:table-cell>
          <table:table-cell table:formula="of:=SQRT(POWER([.BH$4]-[.BD53];2)+POWER([.BH$5]-[.BE53];2)+POWER([.BH$6]-[.BF53];2))" office:value-type="float" office:value="76.6222814560639" calcext:value-type="float">
            <text:p>76,6222814560639</text:p>
          </table:table-cell>
          <table:table-cell table:formula="of:=SQRT(POWER([.BI$4]-[.$B53];2)+POWER([.BI$5]-[.$C53];2)+POWER([.BI$6]-[.$D53];2))" office:value-type="float" office:value="6.61506538138513" calcext:value-type="float">
            <text:p>6,61506538138513</text:p>
          </table:table-cell>
          <table:table-cell table:formula="of:=SQRT(POWER([.BJ$4]-[.BF53];2)+POWER([.BJ$5]-[.BG53];2)+POWER([.BJ$6]-[.BH53];2))" office:value-type="float" office:value="83.9812882670408" calcext:value-type="float">
            <text:p>83,9812882670408</text:p>
          </table:table-cell>
          <table:table-cell table:formula="of:=SQRT(POWER([.BK$4]-[.$B53];2)+POWER([.BK$5]-[.$C53];2)+POWER([.BK$6]-[.$D53];2))" office:value-type="float" office:value="6.87623014449051" calcext:value-type="float">
            <text:p>6,87623014449051</text:p>
          </table:table-cell>
          <table:table-cell table:formula="of:=SQRT(POWER([.BL$4]-[.BH53];2)+POWER([.BL$5]-[.BI53];2)+POWER([.BL$6]-[.BJ53];2))" office:value-type="float" office:value="92.9774823478093" calcext:value-type="float">
            <text:p>92,9774823478093</text:p>
          </table:table-cell>
          <table:table-cell table:formula="of:=SQRT(POWER([.BM$4]-[.$B53];2)+POWER([.BM$5]-[.$C53];2)+POWER([.BM$6]-[.$D53];2))" office:value-type="float" office:value="5.6200904796987" calcext:value-type="float">
            <text:p>5,6200904796987</text:p>
          </table:table-cell>
          <table:table-cell table:formula="of:=SQRT(POWER([.BN$4]-[.BJ53];2)+POWER([.BN$5]-[.BK53];2)+POWER([.BN$6]-[.BL53];2))" office:value-type="float" office:value="104.096871575304" calcext:value-type="float">
            <text:p>104,096871575304</text:p>
          </table:table-cell>
          <table:table-cell table:formula="of:=SQRT(POWER([.BO$4]-[.$B53];2)+POWER([.BO$5]-[.$C53];2)+POWER([.BO$6]-[.$D53];2))" office:value-type="float" office:value="7.81302527834129" calcext:value-type="float">
            <text:p>7,81302527834129</text:p>
          </table:table-cell>
          <table:table-cell table:formula="of:=SQRT(POWER([.BP$4]-[.BL53];2)+POWER([.BP$5]-[.BM53];2)+POWER([.BP$6]-[.BN53];2))" office:value-type="float" office:value="118.233354130153" calcext:value-type="float">
            <text:p>118,233354130153</text:p>
          </table:table-cell>
          <table:table-cell table:formula="of:=SQRT(POWER([.BQ$4]-[.$B53];2)+POWER([.BQ$5]-[.$C53];2)+POWER([.BQ$6]-[.$D53];2))" office:value-type="float" office:value="10.0060759541391" calcext:value-type="float">
            <text:p>10,0060759541391</text:p>
          </table:table-cell>
          <table:table-cell table:formula="of:=SQRT(POWER([.BR$4]-[.BN53];2)+POWER([.BR$5]-[.BO53];2)+POWER([.BR$6]-[.BP53];2))" office:value-type="float" office:value="134.026786879372" calcext:value-type="float">
            <text:p>134,026786879372</text:p>
          </table:table-cell>
          <table:table-cell table:formula="of:=SQRT(POWER([.BS$4]-[.$B53];2)+POWER([.BS$5]-[.$C53];2)+POWER([.BS$6]-[.$D53];2))" office:value-type="float" office:value="11.3730163545121" calcext:value-type="float">
            <text:p>11,3730163545121</text:p>
          </table:table-cell>
          <table:table-cell table:formula="of:=SQRT(POWER([.BT$4]-[.BP53];2)+POWER([.BT$5]-[.BQ53];2)+POWER([.BT$6]-[.BR53];2))" office:value-type="float" office:value="154.496398818494" calcext:value-type="float">
            <text:p>154,496398818494</text:p>
          </table:table-cell>
          <table:table-cell table:formula="of:=SQRT(POWER([.BU$4]-[.$B53];2)+POWER([.BU$5]-[.$C53];2)+POWER([.BU$6]-[.$D53];2))" office:value-type="float" office:value="11.9803943173837" calcext:value-type="float">
            <text:p>11,9803943173837</text:p>
          </table:table-cell>
          <table:table-cell table:formula="of:=SQRT(POWER([.BV$4]-[.BR53];2)+POWER([.BV$5]-[.BS53];2)+POWER([.BV$6]-[.BT53];2))" office:value-type="float" office:value="181.278232721974" calcext:value-type="float">
            <text:p>181,278232721974</text:p>
          </table:table-cell>
          <table:table-cell table:formula="of:=SQRT(POWER([.BW$4]-[.$B53];2)+POWER([.BW$5]-[.$C53];2)+POWER([.BW$6]-[.$D53];2))" office:value-type="float" office:value="5.87435290053296" calcext:value-type="float">
            <text:p>5,87435290053296</text:p>
          </table:table-cell>
          <table:table-cell table:formula="of:=SQRT(POWER([.BX$4]-[.BT53];2)+POWER([.BX$5]-[.BU53];2)+POWER([.BX$6]-[.BV53];2))" office:value-type="float" office:value="210.930202359558" calcext:value-type="float">
            <text:p>210,930202359558</text:p>
          </table:table-cell>
          <table:table-cell table:formula="of:=SQRT(POWER([.BY$4]-[.$B53];2)+POWER([.BY$5]-[.$C53];2)+POWER([.BY$6]-[.$D53];2))" office:value-type="float" office:value="5.51175453009293" calcext:value-type="float">
            <text:p>5,51175453009293</text:p>
          </table:table-cell>
          <table:table-cell table:formula="of:=SQRT(POWER([.BZ$4]-[.BV53];2)+POWER([.BZ$5]-[.BW53];2)+POWER([.BZ$6]-[.BX53];2))" office:value-type="float" office:value="251.298421314679" calcext:value-type="float">
            <text:p>251,298421314679</text:p>
          </table:table-cell>
          <table:table-cell table:formula="of:=SQRT(POWER([.CA$4]-[.$B53];2)+POWER([.CA$5]-[.$C53];2)+POWER([.CA$6]-[.$D53];2))" office:value-type="float" office:value="5.63319909110267" calcext:value-type="float">
            <text:p>5,63319909110267</text:p>
          </table:table-cell>
          <table:table-cell table:formula="of:=SQRT(POWER([.CB$4]-[.BX53];2)+POWER([.CB$5]-[.BY53];2)+POWER([.CB$6]-[.BZ53];2))" office:value-type="float" office:value="298.743516464938" calcext:value-type="float">
            <text:p>298,743516464938</text:p>
          </table:table-cell>
          <table:table-cell table:formula="of:=SQRT(POWER([.CC$4]-[.$B53];2)+POWER([.CC$5]-[.$C53];2)+POWER([.CC$6]-[.$D53];2))" office:value-type="float" office:value="6.63608951115037" calcext:value-type="float">
            <text:p>6,63608951115037</text:p>
          </table:table-cell>
          <table:table-cell table:formula="of:=SQRT(POWER([.CD$4]-[.BZ53];2)+POWER([.CD$5]-[.CA53];2)+POWER([.CD$6]-[.CB53];2))" office:value-type="float" office:value="360.290917228555" calcext:value-type="float">
            <text:p>360,290917228555</text:p>
          </table:table-cell>
          <table:table-cell table:formula="of:=SQRT(POWER([.CE$4]-[.$B53];2)+POWER([.CE$5]-[.$C53];2)+POWER([.CE$6]-[.$D53];2))" office:value-type="float" office:value="6.93987190083506" calcext:value-type="float">
            <text:p>6,93987190083506</text:p>
          </table:table-cell>
          <table:table-cell table:formula="of:=SQRT(POWER([.CF$4]-[.CB53];2)+POWER([.CF$5]-[.CC53];2)+POWER([.CF$6]-[.CD53];2))" office:value-type="float" office:value="437.182579699864" calcext:value-type="float">
            <text:p>437,182579699864</text:p>
          </table:table-cell>
          <table:table-cell table:formula="of:=SQRT(POWER([.CG$4]-[.$B53];2)+POWER([.CG$5]-[.$C53];2)+POWER([.CG$6]-[.$D53];2))" office:value-type="float" office:value="6.40576123501337" calcext:value-type="float">
            <text:p>6,40576123501337</text:p>
          </table:table-cell>
          <table:table-cell table:formula="of:=SQRT(POWER([.CH$4]-[.CD53];2)+POWER([.CH$5]-[.CE53];2)+POWER([.CH$6]-[.CF53];2))" office:value-type="float" office:value="534.740553986207" calcext:value-type="float">
            <text:p>534,740553986207</text:p>
          </table:table-cell>
          <table:table-cell table:formula="of:=SQRT(POWER([.CI$4]-[.$B53];2)+POWER([.CI$5]-[.$C53];2)+POWER([.CI$6]-[.$D53];2))" office:value-type="float" office:value="4.91542032790686" calcext:value-type="float">
            <text:p>4,91542032790686</text:p>
          </table:table-cell>
          <table:table-cell table:formula="of:=SQRT(POWER([.CJ$4]-[.CF53];2)+POWER([.CJ$5]-[.CG53];2)+POWER([.CJ$6]-[.CH53];2))" office:value-type="float" office:value="663.93882366834" calcext:value-type="float">
            <text:p>663,93882366834</text:p>
          </table:table-cell>
          <table:table-cell table:formula="of:=SQRT(POWER([.CK$4]-[.CG53];2)+POWER([.CK$5]-[.CH53];2)+POWER([.CK$6]-[.CI53];2))" office:value-type="float" office:value="498.753973682857" calcext:value-type="float">
            <text:p>498,753973682857</text:p>
          </table:table-cell>
          <table:table-cell table:formula="of:=SQRT(POWER([.CL$4]-[.$B53];2)+POWER([.CL$5]-[.$C53];2)+POWER([.CL$6]-[.$D53];2))" office:value-type="float" office:value="5.75782823640997" calcext:value-type="float">
            <text:p>5,75782823640997</text:p>
          </table:table-cell>
          <table:table-cell table:formula="of:=SQRT(POWER([.CM$4]-[.CI53];2)+POWER([.CM$5]-[.CJ53];2)+POWER([.CM$6]-[.CK53];2))" office:value-type="float" office:value="798.068198597318" calcext:value-type="float">
            <text:p>798,068198597318</text:p>
          </table:table-cell>
          <table:table-cell table:formula="of:=SQRT(POWER([.CN$4]-[.$B53];2)+POWER([.CN$5]-[.$C53];2)+POWER([.CN$6]-[.$D53];2))" office:value-type="float" office:value="6.26970701069835" calcext:value-type="float">
            <text:p>6,26970701069835</text:p>
          </table:table-cell>
          <table:table-cell table:formula="of:=SQRT(POWER([.CO$4]-[.CK53];2)+POWER([.CO$5]-[.CL53];2)+POWER([.CO$6]-[.CM53];2))" office:value-type="float" office:value="920.201679530559" calcext:value-type="float">
            <text:p>920,201679530559</text:p>
          </table:table-cell>
          <table:table-cell table:formula="of:=SQRT(POWER([.CP$4]-[.$B53];2)+POWER([.CP$5]-[.$C53];2)+POWER([.CP$6]-[.$D53];2))" office:value-type="float" office:value="5.52145542407072" calcext:value-type="float">
            <text:p>5,52145542407072</text:p>
          </table:table-cell>
          <table:table-cell table:formula="of:=SQRT(POWER([.CQ$4]-[.CM53];2)+POWER([.CQ$5]-[.CN53];2)+POWER([.CQ$6]-[.CO53];2))" office:value-type="float" office:value="1194.06119111041" calcext:value-type="float">
            <text:p>1194,06119111041</text:p>
          </table:table-cell>
          <table:table-cell table:formula="of:=SQRT(POWER([.CR$4]-[.$B53];2)+POWER([.CR$5]-[.$C53];2)+POWER([.CR$6]-[.$D53];2))" office:value-type="float" office:value="6.41533561086246" calcext:value-type="float">
            <text:p>6,41533561086246</text:p>
          </table:table-cell>
          <table:table-cell table:formula="of:=SQRT(POWER([.CS$4]-[.CO53];2)+POWER([.CS$5]-[.CP53];2)+POWER([.CS$6]-[.CQ53];2))" office:value-type="float" office:value="1484.97602507865" calcext:value-type="float">
            <text:p>1484,97602507865</text:p>
          </table:table-cell>
          <table:table-cell table:formula="of:=SQRT(POWER([.CT$4]-[.CP53];2)+POWER([.CT$5]-[.CQ53];2)+POWER([.CT$6]-[.CR53];2))" office:value-type="float" office:value="1157.12347508608" calcext:value-type="float">
            <text:p>1157,12347508608</text:p>
          </table:table-cell>
          <table:table-cell table:formula="of:=SQRT(POWER([.CU$4]-[.$B53];2)+POWER([.CU$5]-[.$C53];2)+POWER([.CU$6]-[.$D53];2))" office:value-type="float" office:value="7.63438235877664" calcext:value-type="float">
            <text:p>7,63438235877664</text:p>
          </table:table-cell>
          <table:table-cell table:formula="of:=SQRT(POWER([.CV$4]-[.CR53];2)+POWER([.CV$5]-[.CS53];2)+POWER([.CV$6]-[.CT53];2))" office:value-type="float" office:value="1851.41496238006" calcext:value-type="float">
            <text:p>1851,41496238006</text:p>
          </table:table-cell>
          <table:table-cell table:formula="of:=SQRT(POWER([.CW$4]-[.$B53];2)+POWER([.CW$5]-[.$C53];2)+POWER([.CW$6]-[.$D53];2))" office:value-type="float" office:value="8.51147026077163" calcext:value-type="float">
            <text:p>8,51147026077163</text:p>
          </table:table-cell>
          <table:table-cell table:formula="of:=SQRT(POWER([.CX$4]-[.CT53];2)+POWER([.CX$5]-[.CU53];2)+POWER([.CX$6]-[.CV53];2))" office:value-type="float" office:value="2159.84090876752" calcext:value-type="float">
            <text:p>2159,84090876752</text:p>
          </table:table-cell>
          <table:table-cell table:formula="of:=SQRT(POWER([.CY$4]-[.$B53];2)+POWER([.CY$5]-[.$C53];2)+POWER([.CY$6]-[.$D53];2))" office:value-type="float" office:value="9.92344164088246" calcext:value-type="float">
            <text:p>9,92344164088246</text:p>
          </table:table-cell>
          <table:table-cell table:formula="of:=SQRT(POWER([.CZ$4]-[.$B53];2)+POWER([.CZ$5]-[.$C53];2)+POWER([.CZ$6]-[.$D53];2))" office:value-type="float" office:value="10.2778128509912" calcext:value-type="float">
            <text:p>10,2778128509912</text:p>
          </table:table-cell>
          <table:table-cell table:formula="of:=SQRT(POWER([.DA$4]-[.$B53];2)+POWER([.DA$5]-[.$C53];2)+POWER([.DA$6]-[.$D53];2))" office:value-type="float" office:value="11.8153940264386" calcext:value-type="float">
            <text:p>11,8153940264386</text:p>
          </table:table-cell>
          <table:table-cell table:formula="of:=SQRT(POWER([.DB$4]-[.$B53];2)+POWER([.DB$5]-[.$C53];2)+POWER([.DB$6]-[.$D53];2))" office:value-type="float" office:value="9.95580162518318" calcext:value-type="float">
            <text:p>9,955801625183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.6" calcext:value-type="float">
            <text:p>34,6</text:p>
          </table:table-cell>
          <table:table-cell office:value-type="float" office:value="42.994" calcext:value-type="float">
            <text:p>42,994</text:p>
          </table:table-cell>
          <table:table-cell office:value-type="float" office:value="8.368" calcext:value-type="float">
            <text:p>8,368</text:p>
          </table:table-cell>
          <table:table-cell/>
          <table:table-cell table:formula="of:=SQRT(POWER([.F$4]-[.B54];2)+POWER([.F$5]-[.C54];2)+POWER([.F$6]-[.D54];2))" office:value-type="float" office:value="9.75400594627664" calcext:value-type="float">
            <text:p>9,75400594627664</text:p>
          </table:table-cell>
          <table:table-cell table:formula="of:=SQRT(POWER([.G$4]-[.$B54];2)+POWER([.G$5]-[.$C54];2)+POWER([.G$6]-[.$D54];2))" office:value-type="float" office:value="8.69973436376077" calcext:value-type="float">
            <text:p>8,69973436376077</text:p>
          </table:table-cell>
          <table:table-cell table:formula="of:=SQRT(POWER([.H$4]-[.D54];2)+POWER([.H$5]-[.E54];2)+POWER([.H$6]-[.F54];2))" office:value-type="float" office:value="50.5453802012889" calcext:value-type="float">
            <text:p>50,5453802012889</text:p>
          </table:table-cell>
          <table:table-cell table:formula="of:=SQRT(POWER([.I$4]-[.$B54];2)+POWER([.I$5]-[.$C54];2)+POWER([.I$6]-[.$D54];2))" office:value-type="float" office:value="8.10319282752175" calcext:value-type="float">
            <text:p>8,10319282752175</text:p>
          </table:table-cell>
          <table:table-cell table:formula="of:=SQRT(POWER([.J$4]-[.F54];2)+POWER([.J$5]-[.G54];2)+POWER([.J$6]-[.H54];2))" office:value-type="float" office:value="63.072171964076" calcext:value-type="float">
            <text:p>63,072171964076</text:p>
          </table:table-cell>
          <table:table-cell table:formula="of:=SQRT(POWER([.K$4]-[.$B54];2)+POWER([.K$5]-[.$C54];2)+POWER([.K$6]-[.$D54];2))" office:value-type="float" office:value="8.05566154949424" calcext:value-type="float">
            <text:p>8,05566154949424</text:p>
          </table:table-cell>
          <table:table-cell table:formula="of:=SQRT(POWER([.L$4]-[.H54];2)+POWER([.L$5]-[.I54];2)+POWER([.L$6]-[.J54];2))" office:value-type="float" office:value="70.7018411531264" calcext:value-type="float">
            <text:p>70,7018411531264</text:p>
          </table:table-cell>
          <table:table-cell table:formula="of:=SQRT(POWER([.M$4]-[.$B54];2)+POWER([.M$5]-[.$C54];2)+POWER([.M$6]-[.$D54];2))" office:value-type="float" office:value="8.80406054045518" calcext:value-type="float">
            <text:p>8,80406054045518</text:p>
          </table:table-cell>
          <table:table-cell table:formula="of:=SQRT(POWER([.N$4]-[.J54];2)+POWER([.N$5]-[.K54];2)+POWER([.N$6]-[.L54];2))" office:value-type="float" office:value="71.6114436297827" calcext:value-type="float">
            <text:p>71,6114436297827</text:p>
          </table:table-cell>
          <table:table-cell table:formula="of:=SQRT(POWER([.O$4]-[.$B54];2)+POWER([.O$5]-[.$C54];2)+POWER([.O$6]-[.$D54];2))" office:value-type="float" office:value="9.37320553492773" calcext:value-type="float">
            <text:p>9,37320553492773</text:p>
          </table:table-cell>
          <table:table-cell table:formula="of:=SQRT(POWER([.P$4]-[.L54];2)+POWER([.P$5]-[.M54];2)+POWER([.P$6]-[.N54];2))" office:value-type="float" office:value="72.4622926713445" calcext:value-type="float">
            <text:p>72,4622926713445</text:p>
          </table:table-cell>
          <table:table-cell table:formula="of:=SQRT(POWER([.Q$4]-[.$B54];2)+POWER([.Q$5]-[.$C54];2)+POWER([.Q$6]-[.$D54];2))" office:value-type="float" office:value="9.85598422279581" calcext:value-type="float">
            <text:p>9,85598422279581</text:p>
          </table:table-cell>
          <table:table-cell table:formula="of:=SQRT(POWER([.R$4]-[.N54];2)+POWER([.R$5]-[.O54];2)+POWER([.R$6]-[.P54];2))" office:value-type="float" office:value="73.7616077715582" calcext:value-type="float">
            <text:p>73,7616077715582</text:p>
          </table:table-cell>
          <table:table-cell table:formula="of:=SQRT(POWER([.S$4]-[.$B54];2)+POWER([.S$5]-[.$C54];2)+POWER([.S$6]-[.$D54];2))" office:value-type="float" office:value="11.9233713772574" calcext:value-type="float">
            <text:p>11,9233713772574</text:p>
          </table:table-cell>
          <table:table-cell table:formula="of:=SQRT(POWER([.T$4]-[.P54];2)+POWER([.T$5]-[.Q54];2)+POWER([.T$6]-[.R54];2))" office:value-type="float" office:value="75.9541784641693" calcext:value-type="float">
            <text:p>75,9541784641693</text:p>
          </table:table-cell>
          <table:table-cell table:formula="of:=SQRT(POWER([.U$4]-[.$B54];2)+POWER([.U$5]-[.$C54];2)+POWER([.U$6]-[.$D54];2))" office:value-type="float" office:value="12.4340663099406" calcext:value-type="float">
            <text:p>12,4340663099406</text:p>
          </table:table-cell>
          <table:table-cell table:formula="of:=SQRT(POWER([.V$4]-[.R54];2)+POWER([.V$5]-[.S54];2)+POWER([.V$6]-[.T54];2))" office:value-type="float" office:value="71.3361879656631" calcext:value-type="float">
            <text:p>71,3361879656631</text:p>
          </table:table-cell>
          <table:table-cell table:formula="of:=SQRT(POWER([.W$4]-[.$B54];2)+POWER([.W$5]-[.$C54];2)+POWER([.W$6]-[.$D54];2))" office:value-type="float" office:value="14.1942780372938" calcext:value-type="float">
            <text:p>14,1942780372938</text:p>
          </table:table-cell>
          <table:table-cell table:formula="of:=SQRT(POWER([.X$4]-[.T54];2)+POWER([.X$5]-[.U54];2)+POWER([.X$6]-[.V54];2))" office:value-type="float" office:value="68.5064872050263" calcext:value-type="float">
            <text:p>68,5064872050263</text:p>
          </table:table-cell>
          <table:table-cell table:formula="of:=SQRT(POWER([.Y$4]-[.$B54];2)+POWER([.Y$5]-[.$C54];2)+POWER([.Y$6]-[.$D54];2))" office:value-type="float" office:value="14.6909238307194" calcext:value-type="float">
            <text:p>14,6909238307194</text:p>
          </table:table-cell>
          <table:table-cell table:formula="of:=SQRT(POWER([.Z$4]-[.V54];2)+POWER([.Z$5]-[.W54];2)+POWER([.Z$6]-[.X54];2))" office:value-type="float" office:value="60.7854895319402" calcext:value-type="float">
            <text:p>60,7854895319402</text:p>
          </table:table-cell>
          <table:table-cell table:formula="of:=SQRT(POWER([.AA$4]-[.$B54];2)+POWER([.AA$5]-[.$C54];2)+POWER([.AA$6]-[.$D54];2))" office:value-type="float" office:value="14.1612078933967" calcext:value-type="float">
            <text:p>14,1612078933967</text:p>
          </table:table-cell>
          <table:table-cell table:formula="of:=SQRT(POWER([.AB$4]-[.X54];2)+POWER([.AB$5]-[.Y54];2)+POWER([.AB$6]-[.Z54];2))" office:value-type="float" office:value="53.5565779129363" calcext:value-type="float">
            <text:p>53,5565779129363</text:p>
          </table:table-cell>
          <table:table-cell table:formula="of:=SQRT(POWER([.AC$4]-[.$B54];2)+POWER([.AC$5]-[.$C54];2)+POWER([.AC$6]-[.$D54];2))" office:value-type="float" office:value="23.8946236002997" calcext:value-type="float">
            <text:p>23,8946236002997</text:p>
          </table:table-cell>
          <table:table-cell table:formula="of:=SQRT(POWER([.AD$4]-[.Z54];2)+POWER([.AD$5]-[.AA54];2)+POWER([.AD$6]-[.AB54];2))" office:value-type="float" office:value="42.5763923344776" calcext:value-type="float">
            <text:p>42,5763923344776</text:p>
          </table:table-cell>
          <table:table-cell table:formula="of:=SQRT(POWER([.AE$4]-[.$B54];2)+POWER([.AE$5]-[.$C54];2)+POWER([.AE$6]-[.$D54];2))" office:value-type="float" office:value="25.81242735583" calcext:value-type="float">
            <text:p>25,81242735583</text:p>
          </table:table-cell>
          <table:table-cell table:formula="of:=SQRT(POWER([.AF$4]-[.AB54];2)+POWER([.AF$5]-[.AC54];2)+POWER([.AF$6]-[.AD54];2))" office:value-type="float" office:value="31.8764324886483" calcext:value-type="float">
            <text:p>31,8764324886483</text:p>
          </table:table-cell>
          <table:table-cell table:formula="of:=SQRT(POWER([.AG$4]-[.$B54];2)+POWER([.AG$5]-[.$C54];2)+POWER([.AG$6]-[.$D54];2))" office:value-type="float" office:value="25.8370985019603" calcext:value-type="float">
            <text:p>25,8370985019603</text:p>
          </table:table-cell>
          <table:table-cell table:formula="of:=SQRT(POWER([.AH$4]-[.AD54];2)+POWER([.AH$5]-[.AE54];2)+POWER([.AH$6]-[.AF54];2))" office:value-type="float" office:value="22.3592743606689" calcext:value-type="float">
            <text:p>22,3592743606689</text:p>
          </table:table-cell>
          <table:table-cell table:formula="of:=SQRT(POWER([.AI$4]-[.$B54];2)+POWER([.AI$5]-[.$C54];2)+POWER([.AI$6]-[.$D54];2))" office:value-type="float" office:value="25.3347270362244" calcext:value-type="float">
            <text:p>25,3347270362244</text:p>
          </table:table-cell>
          <table:table-cell table:formula="of:=SQRT(POWER([.AJ$4]-[.AF54];2)+POWER([.AJ$5]-[.AG54];2)+POWER([.AJ$6]-[.AH54];2))" office:value-type="float" office:value="20.7640216165953" calcext:value-type="float">
            <text:p>20,7640216165953</text:p>
          </table:table-cell>
          <table:table-cell table:formula="of:=SQRT(POWER([.AK$4]-[.$B54];2)+POWER([.AK$5]-[.$C54];2)+POWER([.AK$6]-[.$D54];2))" office:value-type="float" office:value="26.2442222403332" calcext:value-type="float">
            <text:p>26,2442222403332</text:p>
          </table:table-cell>
          <table:table-cell table:formula="of:=SQRT(POWER([.AL$4]-[.AH54];2)+POWER([.AL$5]-[.AI54];2)+POWER([.AL$6]-[.AJ54];2))" office:value-type="float" office:value="29.4365695830538" calcext:value-type="float">
            <text:p>29,4365695830538</text:p>
          </table:table-cell>
          <table:table-cell table:formula="of:=SQRT(POWER([.AM$4]-[.$B54];2)+POWER([.AM$5]-[.$C54];2)+POWER([.AM$6]-[.$D54];2))" office:value-type="float" office:value="26.9523227199438" calcext:value-type="float">
            <text:p>26,9523227199438</text:p>
          </table:table-cell>
          <table:table-cell table:formula="of:=SQRT(POWER([.AN$4]-[.AJ54];2)+POWER([.AN$5]-[.AK54];2)+POWER([.AN$6]-[.AL54];2))" office:value-type="float" office:value="36.3624783638059" calcext:value-type="float">
            <text:p>36,3624783638059</text:p>
          </table:table-cell>
          <table:table-cell table:formula="of:=SQRT(POWER([.AO$4]-[.$B54];2)+POWER([.AO$5]-[.$C54];2)+POWER([.AO$6]-[.$D54];2))" office:value-type="float" office:value="27.828370451753" calcext:value-type="float">
            <text:p>27,828370451753</text:p>
          </table:table-cell>
          <table:table-cell table:formula="of:=SQRT(POWER([.AP$4]-[.AL54];2)+POWER([.AP$5]-[.AM54];2)+POWER([.AP$6]-[.AN54];2))" office:value-type="float" office:value="34.6176588010435" calcext:value-type="float">
            <text:p>34,6176588010435</text:p>
          </table:table-cell>
          <table:table-cell table:formula="of:=SQRT(POWER([.AQ$4]-[.$B54];2)+POWER([.AQ$5]-[.$C54];2)+POWER([.AQ$6]-[.$D54];2))" office:value-type="float" office:value="13.1640204345025" calcext:value-type="float">
            <text:p>13,1640204345025</text:p>
          </table:table-cell>
          <table:table-cell table:formula="of:=SQRT(POWER([.AR$4]-[.AN54];2)+POWER([.AR$5]-[.AO54];2)+POWER([.AR$6]-[.AP54];2))" office:value-type="float" office:value="27.7277070585501" calcext:value-type="float">
            <text:p>27,7277070585501</text:p>
          </table:table-cell>
          <table:table-cell table:formula="of:=SQRT(POWER([.AS$4]-[.$B54];2)+POWER([.AS$5]-[.$C54];2)+POWER([.AS$6]-[.$D54];2))" office:value-type="float" office:value="11.4697048785049" calcext:value-type="float">
            <text:p>11,4697048785049</text:p>
          </table:table-cell>
          <table:table-cell table:formula="of:=SQRT(POWER([.AT$4]-[.AP54];2)+POWER([.AT$5]-[.AQ54];2)+POWER([.AT$6]-[.AR54];2))" office:value-type="float" office:value="32.5655342636117" calcext:value-type="float">
            <text:p>32,5655342636117</text:p>
          </table:table-cell>
          <table:table-cell table:formula="of:=SQRT(POWER([.AU$4]-[.$B54];2)+POWER([.AU$5]-[.$C54];2)+POWER([.AU$6]-[.$D54];2))" office:value-type="float" office:value="12.7240269176075" calcext:value-type="float">
            <text:p>12,7240269176075</text:p>
          </table:table-cell>
          <table:table-cell table:formula="of:=SQRT(POWER([.AV$4]-[.AR54];2)+POWER([.AV$5]-[.AS54];2)+POWER([.AV$6]-[.AT54];2))" office:value-type="float" office:value="36.3951752012262" calcext:value-type="float">
            <text:p>36,3951752012262</text:p>
          </table:table-cell>
          <table:table-cell table:formula="of:=SQRT(POWER([.AW$4]-[.$B54];2)+POWER([.AW$5]-[.$C54];2)+POWER([.AW$6]-[.$D54];2))" office:value-type="float" office:value="14.2093162045188" calcext:value-type="float">
            <text:p>14,2093162045188</text:p>
          </table:table-cell>
          <table:table-cell table:formula="of:=SQRT(POWER([.AX$4]-[.AT54];2)+POWER([.AX$5]-[.AU54];2)+POWER([.AX$6]-[.AV54];2))" office:value-type="float" office:value="35.0143554793254" calcext:value-type="float">
            <text:p>35,0143554793254</text:p>
          </table:table-cell>
          <table:table-cell table:formula="of:=SQRT(POWER([.AY$4]-[.$B54];2)+POWER([.AY$5]-[.$C54];2)+POWER([.AY$6]-[.$D54];2))" office:value-type="float" office:value="1.4631425084386" calcext:value-type="float">
            <text:p>1,4631425084386</text:p>
          </table:table-cell>
          <table:table-cell table:formula="of:=SQRT(POWER([.AZ$4]-[.AV54];2)+POWER([.AZ$5]-[.AW54];2)+POWER([.AZ$6]-[.AX54];2))" office:value-type="float" office:value="39.2658749493693" calcext:value-type="float">
            <text:p>39,2658749493693</text:p>
          </table:table-cell>
          <table:table-cell table:formula="of:=SQRT(POWER([.BA$4]-[.$B54];2)+POWER([.BA$5]-[.$C54];2)+POWER([.BA$6]-[.$D54];2))" office:value-type="float" office:value="1.51846962432576" calcext:value-type="float">
            <text:p>1,51846962432576</text:p>
          </table:table-cell>
          <table:table-cell table:formula="of:=SQRT(POWER([.BB$4]-[.AX54];2)+POWER([.BB$5]-[.AY54];2)+POWER([.BB$6]-[.AZ54];2))" office:value-type="float" office:value="53.8648760708694" calcext:value-type="float">
            <text:p>53,8648760708694</text:p>
          </table:table-cell>
          <table:table-cell table:formula="of:=SQRT(POWER([.BC$4]-[.$B54];2)+POWER([.BC$5]-[.$C54];2)+POWER([.BC$6]-[.$D54];2))" office:value-type="float" office:value="1.52723049995736" calcext:value-type="float">
            <text:p>1,52723049995736</text:p>
          </table:table-cell>
          <table:table-cell table:formula="of:=SQRT(POWER([.BD$4]-[.AZ54];2)+POWER([.BD$5]-[.BA54];2)+POWER([.BD$6]-[.BB54];2))" office:value-type="float" office:value="60.7543757682084" calcext:value-type="float">
            <text:p>60,7543757682084</text:p>
          </table:table-cell>
          <table:table-cell table:formula="of:=SQRT(POWER([.BE$4]-[.$B54];2)+POWER([.BE$5]-[.$C54];2)+POWER([.BE$6]-[.$D54];2))" office:value-type="float" office:value="3.32924525981491" calcext:value-type="float">
            <text:p>3,32924525981491</text:p>
          </table:table-cell>
          <table:table-cell table:formula="of:=SQRT(POWER([.BF$4]-[.BB54];2)+POWER([.BF$5]-[.BC54];2)+POWER([.BF$6]-[.BD54];2))" office:value-type="float" office:value="69.3675714818996" calcext:value-type="float">
            <text:p>69,3675714818996</text:p>
          </table:table-cell>
          <table:table-cell table:formula="of:=SQRT(POWER([.BG$4]-[.$B54];2)+POWER([.BG$5]-[.$C54];2)+POWER([.BG$6]-[.$D54];2))" office:value-type="float" office:value="4.62723135362822" calcext:value-type="float">
            <text:p>4,62723135362822</text:p>
          </table:table-cell>
          <table:table-cell table:formula="of:=SQRT(POWER([.BH$4]-[.BD54];2)+POWER([.BH$5]-[.BE54];2)+POWER([.BH$6]-[.BF54];2))" office:value-type="float" office:value="76.8169307381158" calcext:value-type="float">
            <text:p>76,8169307381158</text:p>
          </table:table-cell>
          <table:table-cell table:formula="of:=SQRT(POWER([.BI$4]-[.$B54];2)+POWER([.BI$5]-[.$C54];2)+POWER([.BI$6]-[.$D54];2))" office:value-type="float" office:value="5.23017839083907" calcext:value-type="float">
            <text:p>5,23017839083907</text:p>
          </table:table-cell>
          <table:table-cell table:formula="of:=SQRT(POWER([.BJ$4]-[.BF54];2)+POWER([.BJ$5]-[.BG54];2)+POWER([.BJ$6]-[.BH54];2))" office:value-type="float" office:value="84.5853489551561" calcext:value-type="float">
            <text:p>84,5853489551561</text:p>
          </table:table-cell>
          <table:table-cell table:formula="of:=SQRT(POWER([.BK$4]-[.$B54];2)+POWER([.BK$5]-[.$C54];2)+POWER([.BK$6]-[.$D54];2))" office:value-type="float" office:value="5.70861287879989" calcext:value-type="float">
            <text:p>5,70861287879989</text:p>
          </table:table-cell>
          <table:table-cell table:formula="of:=SQRT(POWER([.BL$4]-[.BH54];2)+POWER([.BL$5]-[.BI54];2)+POWER([.BL$6]-[.BJ54];2))" office:value-type="float" office:value="94.0392183971754" calcext:value-type="float">
            <text:p>94,0392183971754</text:p>
          </table:table-cell>
          <table:table-cell table:formula="of:=SQRT(POWER([.BM$4]-[.$B54];2)+POWER([.BM$5]-[.$C54];2)+POWER([.BM$6]-[.$D54];2))" office:value-type="float" office:value="4.69350796313376" calcext:value-type="float">
            <text:p>4,69350796313376</text:p>
          </table:table-cell>
          <table:table-cell table:formula="of:=SQRT(POWER([.BN$4]-[.BJ54];2)+POWER([.BN$5]-[.BK54];2)+POWER([.BN$6]-[.BL54];2))" office:value-type="float" office:value="105.629058226633" calcext:value-type="float">
            <text:p>105,629058226633</text:p>
          </table:table-cell>
          <table:table-cell table:formula="of:=SQRT(POWER([.BO$4]-[.$B54];2)+POWER([.BO$5]-[.$C54];2)+POWER([.BO$6]-[.$D54];2))" office:value-type="float" office:value="6.95640898740147" calcext:value-type="float">
            <text:p>6,95640898740147</text:p>
          </table:table-cell>
          <table:table-cell table:formula="of:=SQRT(POWER([.BP$4]-[.BL54];2)+POWER([.BP$5]-[.BM54];2)+POWER([.BP$6]-[.BN54];2))" office:value-type="float" office:value="120.275039951656" calcext:value-type="float">
            <text:p>120,275039951656</text:p>
          </table:table-cell>
          <table:table-cell table:formula="of:=SQRT(POWER([.BQ$4]-[.$B54];2)+POWER([.BQ$5]-[.$C54];2)+POWER([.BQ$6]-[.$D54];2))" office:value-type="float" office:value="9.0436392011181" calcext:value-type="float">
            <text:p>9,0436392011181</text:p>
          </table:table-cell>
          <table:table-cell table:formula="of:=SQRT(POWER([.BR$4]-[.BN54];2)+POWER([.BR$5]-[.BO54];2)+POWER([.BR$6]-[.BP54];2))" office:value-type="float" office:value="136.700120424122" calcext:value-type="float">
            <text:p>136,700120424122</text:p>
          </table:table-cell>
          <table:table-cell table:formula="of:=SQRT(POWER([.BS$4]-[.$B54];2)+POWER([.BS$5]-[.$C54];2)+POWER([.BS$6]-[.$D54];2))" office:value-type="float" office:value="10.3774510839608" calcext:value-type="float">
            <text:p>10,3774510839608</text:p>
          </table:table-cell>
          <table:table-cell table:formula="of:=SQRT(POWER([.BT$4]-[.BP54];2)+POWER([.BT$5]-[.BQ54];2)+POWER([.BT$6]-[.BR54];2))" office:value-type="float" office:value="157.970885106594" calcext:value-type="float">
            <text:p>157,970885106594</text:p>
          </table:table-cell>
          <table:table-cell table:formula="of:=SQRT(POWER([.BU$4]-[.$B54];2)+POWER([.BU$5]-[.$C54];2)+POWER([.BU$6]-[.$D54];2))" office:value-type="float" office:value="10.9864118801363" calcext:value-type="float">
            <text:p>10,9864118801363</text:p>
          </table:table-cell>
          <table:table-cell table:formula="of:=SQRT(POWER([.BV$4]-[.BR54];2)+POWER([.BV$5]-[.BS54];2)+POWER([.BV$6]-[.BT54];2))" office:value-type="float" office:value="185.752646432816" calcext:value-type="float">
            <text:p>185,752646432816</text:p>
          </table:table-cell>
          <table:table-cell table:formula="of:=SQRT(POWER([.BW$4]-[.$B54];2)+POWER([.BW$5]-[.$C54];2)+POWER([.BW$6]-[.$D54];2))" office:value-type="float" office:value="5.16054706402335" calcext:value-type="float">
            <text:p>5,16054706402335</text:p>
          </table:table-cell>
          <table:table-cell table:formula="of:=SQRT(POWER([.BX$4]-[.BT54];2)+POWER([.BX$5]-[.BU54];2)+POWER([.BX$6]-[.BV54];2))" office:value-type="float" office:value="216.668657792297" calcext:value-type="float">
            <text:p>216,668657792297</text:p>
          </table:table-cell>
          <table:table-cell table:formula="of:=SQRT(POWER([.BY$4]-[.$B54];2)+POWER([.BY$5]-[.$C54];2)+POWER([.BY$6]-[.$D54];2))" office:value-type="float" office:value="5.40430698609914" calcext:value-type="float">
            <text:p>5,40430698609914</text:p>
          </table:table-cell>
          <table:table-cell table:formula="of:=SQRT(POWER([.BZ$4]-[.BV54];2)+POWER([.BZ$5]-[.BW54];2)+POWER([.BZ$6]-[.BX54];2))" office:value-type="float" office:value="258.603639225552" calcext:value-type="float">
            <text:p>258,603639225552</text:p>
          </table:table-cell>
          <table:table-cell table:formula="of:=SQRT(POWER([.CA$4]-[.$B54];2)+POWER([.CA$5]-[.$C54];2)+POWER([.CA$6]-[.$D54];2))" office:value-type="float" office:value="5.30894509295396" calcext:value-type="float">
            <text:p>5,30894509295396</text:p>
          </table:table-cell>
          <table:table-cell table:formula="of:=SQRT(POWER([.CB$4]-[.BX54];2)+POWER([.CB$5]-[.BY54];2)+POWER([.CB$6]-[.BZ54];2))" office:value-type="float" office:value="307.98146884841" calcext:value-type="float">
            <text:p>307,98146884841</text:p>
          </table:table-cell>
          <table:table-cell table:formula="of:=SQRT(POWER([.CC$4]-[.$B54];2)+POWER([.CC$5]-[.$C54];2)+POWER([.CC$6]-[.$D54];2))" office:value-type="float" office:value="5.8616770637762" calcext:value-type="float">
            <text:p>5,8616770637762</text:p>
          </table:table-cell>
          <table:table-cell table:formula="of:=SQRT(POWER([.CD$4]-[.BZ54];2)+POWER([.CD$5]-[.CA54];2)+POWER([.CD$6]-[.CB54];2))" office:value-type="float" office:value="372.041079027933" calcext:value-type="float">
            <text:p>372,041079027933</text:p>
          </table:table-cell>
          <table:table-cell table:formula="of:=SQRT(POWER([.CE$4]-[.$B54];2)+POWER([.CE$5]-[.$C54];2)+POWER([.CE$6]-[.$D54];2))" office:value-type="float" office:value="6.032993121163" calcext:value-type="float">
            <text:p>6,032993121163</text:p>
          </table:table-cell>
          <table:table-cell table:formula="of:=SQRT(POWER([.CF$4]-[.CB54];2)+POWER([.CF$5]-[.CC54];2)+POWER([.CF$6]-[.CD54];2))" office:value-type="float" office:value="452.140983425289" calcext:value-type="float">
            <text:p>452,140983425289</text:p>
          </table:table-cell>
          <table:table-cell table:formula="of:=SQRT(POWER([.CG$4]-[.$B54];2)+POWER([.CG$5]-[.$C54];2)+POWER([.CG$6]-[.$D54];2))" office:value-type="float" office:value="5.59214350674229" calcext:value-type="float">
            <text:p>5,59214350674229</text:p>
          </table:table-cell>
          <table:table-cell table:formula="of:=SQRT(POWER([.CH$4]-[.CD54];2)+POWER([.CH$5]-[.CE54];2)+POWER([.CH$6]-[.CF54];2))" office:value-type="float" office:value="553.779622990685" calcext:value-type="float">
            <text:p>553,779622990685</text:p>
          </table:table-cell>
          <table:table-cell table:formula="of:=SQRT(POWER([.CI$4]-[.$B54];2)+POWER([.CI$5]-[.$C54];2)+POWER([.CI$6]-[.$D54];2))" office:value-type="float" office:value="5.09970048140084" calcext:value-type="float">
            <text:p>5,09970048140084</text:p>
          </table:table-cell>
          <table:table-cell table:formula="of:=SQRT(POWER([.CJ$4]-[.CF54];2)+POWER([.CJ$5]-[.CG54];2)+POWER([.CJ$6]-[.CH54];2))" office:value-type="float" office:value="688.15985105536" calcext:value-type="float">
            <text:p>688,15985105536</text:p>
          </table:table-cell>
          <table:table-cell table:formula="of:=SQRT(POWER([.CK$4]-[.CG54];2)+POWER([.CK$5]-[.CH54];2)+POWER([.CK$6]-[.CI54];2))" office:value-type="float" office:value="517.806197056962" calcext:value-type="float">
            <text:p>517,806197056962</text:p>
          </table:table-cell>
          <table:table-cell table:formula="of:=SQRT(POWER([.CL$4]-[.$B54];2)+POWER([.CL$5]-[.$C54];2)+POWER([.CL$6]-[.$D54];2))" office:value-type="float" office:value="6.56159157522014" calcext:value-type="float">
            <text:p>6,56159157522014</text:p>
          </table:table-cell>
          <table:table-cell table:formula="of:=SQRT(POWER([.CM$4]-[.CI54];2)+POWER([.CM$5]-[.CJ54];2)+POWER([.CM$6]-[.CK54];2))" office:value-type="float" office:value="828.855971921859" calcext:value-type="float">
            <text:p>828,855971921859</text:p>
          </table:table-cell>
          <table:table-cell table:formula="of:=SQRT(POWER([.CN$4]-[.$B54];2)+POWER([.CN$5]-[.$C54];2)+POWER([.CN$6]-[.$D54];2))" office:value-type="float" office:value="6.36457822640275" calcext:value-type="float">
            <text:p>6,36457822640275</text:p>
          </table:table-cell>
          <table:table-cell table:formula="of:=SQRT(POWER([.CO$4]-[.CK54];2)+POWER([.CO$5]-[.CL54];2)+POWER([.CO$6]-[.CM54];2))" office:value-type="float" office:value="956.353414237379" calcext:value-type="float">
            <text:p>956,353414237379</text:p>
          </table:table-cell>
          <table:table-cell table:formula="of:=SQRT(POWER([.CP$4]-[.$B54];2)+POWER([.CP$5]-[.$C54];2)+POWER([.CP$6]-[.$D54];2))" office:value-type="float" office:value="5.40423278551174" calcext:value-type="float">
            <text:p>5,40423278551174</text:p>
          </table:table-cell>
          <table:table-cell table:formula="of:=SQRT(POWER([.CQ$4]-[.CM54];2)+POWER([.CQ$5]-[.CN54];2)+POWER([.CQ$6]-[.CO54];2))" office:value-type="float" office:value="1241.52797139605" calcext:value-type="float">
            <text:p>1241,52797139605</text:p>
          </table:table-cell>
          <table:table-cell table:formula="of:=SQRT(POWER([.CR$4]-[.$B54];2)+POWER([.CR$5]-[.$C54];2)+POWER([.CR$6]-[.$D54];2))" office:value-type="float" office:value="6.03675484014383" calcext:value-type="float">
            <text:p>6,03675484014383</text:p>
          </table:table-cell>
          <table:table-cell table:formula="of:=SQRT(POWER([.CS$4]-[.CO54];2)+POWER([.CS$5]-[.CP54];2)+POWER([.CS$6]-[.CQ54];2))" office:value-type="float" office:value="1544.62911639354" calcext:value-type="float">
            <text:p>1544,62911639354</text:p>
          </table:table-cell>
          <table:table-cell table:formula="of:=SQRT(POWER([.CT$4]-[.CP54];2)+POWER([.CT$5]-[.CQ54];2)+POWER([.CT$6]-[.CR54];2))" office:value-type="float" office:value="1204.58215055937" calcext:value-type="float">
            <text:p>1204,58215055937</text:p>
          </table:table-cell>
          <table:table-cell table:formula="of:=SQRT(POWER([.CU$4]-[.$B54];2)+POWER([.CU$5]-[.$C54];2)+POWER([.CU$6]-[.$D54];2))" office:value-type="float" office:value="8.27702639841145" calcext:value-type="float">
            <text:p>8,27702639841145</text:p>
          </table:table-cell>
          <table:table-cell table:formula="of:=SQRT(POWER([.CV$4]-[.CR54];2)+POWER([.CV$5]-[.CS54];2)+POWER([.CV$6]-[.CT54];2))" office:value-type="float" office:value="1927.63857125616" calcext:value-type="float">
            <text:p>1927,63857125616</text:p>
          </table:table-cell>
          <table:table-cell table:formula="of:=SQRT(POWER([.CW$4]-[.$B54];2)+POWER([.CW$5]-[.$C54];2)+POWER([.CW$6]-[.$D54];2))" office:value-type="float" office:value="9.45583100525807" calcext:value-type="float">
            <text:p>9,45583100525807</text:p>
          </table:table-cell>
          <table:table-cell table:formula="of:=SQRT(POWER([.CX$4]-[.CT54];2)+POWER([.CX$5]-[.CU54];2)+POWER([.CX$6]-[.CV54];2))" office:value-type="float" office:value="2249.60921389062" calcext:value-type="float">
            <text:p>2249,60921389062</text:p>
          </table:table-cell>
          <table:table-cell table:formula="of:=SQRT(POWER([.CY$4]-[.$B54];2)+POWER([.CY$5]-[.$C54];2)+POWER([.CY$6]-[.$D54];2))" office:value-type="float" office:value="10.656393104611" calcext:value-type="float">
            <text:p>10,656393104611</text:p>
          </table:table-cell>
          <table:table-cell table:formula="of:=SQRT(POWER([.CZ$4]-[.$B54];2)+POWER([.CZ$5]-[.$C54];2)+POWER([.CZ$6]-[.$D54];2))" office:value-type="float" office:value="10.8968793239166" calcext:value-type="float">
            <text:p>10,8968793239166</text:p>
          </table:table-cell>
          <table:table-cell table:formula="of:=SQRT(POWER([.DA$4]-[.$B54];2)+POWER([.DA$5]-[.$C54];2)+POWER([.DA$6]-[.$D54];2))" office:value-type="float" office:value="12.4112024397316" calcext:value-type="float">
            <text:p>12,4112024397316</text:p>
          </table:table-cell>
          <table:table-cell table:formula="of:=SQRT(POWER([.DB$4]-[.$B54];2)+POWER([.DB$5]-[.$C54];2)+POWER([.DB$6]-[.$D54];2))" office:value-type="float" office:value="10.6495410229737" calcext:value-type="float">
            <text:p>10,64954102297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.406" calcext:value-type="float">
            <text:p>33,406</text:p>
          </table:table-cell>
          <table:table-cell office:value-type="float" office:value="43.577" calcext:value-type="float">
            <text:p>43,577</text:p>
          </table:table-cell>
          <table:table-cell office:value-type="float" office:value="7.633" calcext:value-type="float">
            <text:p>7,633</text:p>
          </table:table-cell>
          <table:table-cell/>
          <table:table-cell table:formula="of:=SQRT(POWER([.F$4]-[.B55];2)+POWER([.F$5]-[.C55];2)+POWER([.F$6]-[.D55];2))" office:value-type="float" office:value="9.26870616645063" calcext:value-type="float">
            <text:p>9,26870616645063</text:p>
          </table:table-cell>
          <table:table-cell table:formula="of:=SQRT(POWER([.G$4]-[.$B55];2)+POWER([.G$5]-[.$C55];2)+POWER([.G$6]-[.$D55];2))" office:value-type="float" office:value="8.06633758281911" calcext:value-type="float">
            <text:p>8,06633758281911</text:p>
          </table:table-cell>
          <table:table-cell table:formula="of:=SQRT(POWER([.H$4]-[.D55];2)+POWER([.H$5]-[.E55];2)+POWER([.H$6]-[.F55];2))" office:value-type="float" office:value="50.8314217094842" calcext:value-type="float">
            <text:p>50,8314217094842</text:p>
          </table:table-cell>
          <table:table-cell table:formula="of:=SQRT(POWER([.I$4]-[.$B55];2)+POWER([.I$5]-[.$C55];2)+POWER([.I$6]-[.$D55];2))" office:value-type="float" office:value="7.56948650834388" calcext:value-type="float">
            <text:p>7,56948650834388</text:p>
          </table:table-cell>
          <table:table-cell table:formula="of:=SQRT(POWER([.J$4]-[.F55];2)+POWER([.J$5]-[.G55];2)+POWER([.J$6]-[.H55];2))" office:value-type="float" office:value="63.7948238482656" calcext:value-type="float">
            <text:p>63,7948238482656</text:p>
          </table:table-cell>
          <table:table-cell table:formula="of:=SQRT(POWER([.K$4]-[.$B55];2)+POWER([.K$5]-[.$C55];2)+POWER([.K$6]-[.$D55];2))" office:value-type="float" office:value="7.34489080926327" calcext:value-type="float">
            <text:p>7,34489080926327</text:p>
          </table:table-cell>
          <table:table-cell table:formula="of:=SQRT(POWER([.L$4]-[.H55];2)+POWER([.L$5]-[.I55];2)+POWER([.L$6]-[.J55];2))" office:value-type="float" office:value="71.6334734419572" calcext:value-type="float">
            <text:p>71,6334734419572</text:p>
          </table:table-cell>
          <table:table-cell table:formula="of:=SQRT(POWER([.M$4]-[.$B55];2)+POWER([.M$5]-[.$C55];2)+POWER([.M$6]-[.$D55];2))" office:value-type="float" office:value="8.22857545386806" calcext:value-type="float">
            <text:p>8,22857545386806</text:p>
          </table:table-cell>
          <table:table-cell table:formula="of:=SQRT(POWER([.N$4]-[.J55];2)+POWER([.N$5]-[.K55];2)+POWER([.N$6]-[.L55];2))" office:value-type="float" office:value="72.9368878082328" calcext:value-type="float">
            <text:p>72,9368878082328</text:p>
          </table:table-cell>
          <table:table-cell table:formula="of:=SQRT(POWER([.O$4]-[.$B55];2)+POWER([.O$5]-[.$C55];2)+POWER([.O$6]-[.$D55];2))" office:value-type="float" office:value="10.8208465472901" calcext:value-type="float">
            <text:p>10,8208465472901</text:p>
          </table:table-cell>
          <table:table-cell table:formula="of:=SQRT(POWER([.P$4]-[.L55];2)+POWER([.P$5]-[.M55];2)+POWER([.P$6]-[.N55];2))" office:value-type="float" office:value="74.1498443758887" calcext:value-type="float">
            <text:p>74,1498443758887</text:p>
          </table:table-cell>
          <table:table-cell table:formula="of:=SQRT(POWER([.Q$4]-[.$B55];2)+POWER([.Q$5]-[.$C55];2)+POWER([.Q$6]-[.$D55];2))" office:value-type="float" office:value="11.3314084296702" calcext:value-type="float">
            <text:p>11,3314084296702</text:p>
          </table:table-cell>
          <table:table-cell table:formula="of:=SQRT(POWER([.R$4]-[.N55];2)+POWER([.R$5]-[.O55];2)+POWER([.R$6]-[.P55];2))" office:value-type="float" office:value="75.0005083125265" calcext:value-type="float">
            <text:p>75,0005083125265</text:p>
          </table:table-cell>
          <table:table-cell table:formula="of:=SQRT(POWER([.S$4]-[.$B55];2)+POWER([.S$5]-[.$C55];2)+POWER([.S$6]-[.$D55];2))" office:value-type="float" office:value="13.3727108321387" calcext:value-type="float">
            <text:p>13,3727108321387</text:p>
          </table:table-cell>
          <table:table-cell table:formula="of:=SQRT(POWER([.T$4]-[.P55];2)+POWER([.T$5]-[.Q55];2)+POWER([.T$6]-[.R55];2))" office:value-type="float" office:value="76.9599478368486" calcext:value-type="float">
            <text:p>76,9599478368486</text:p>
          </table:table-cell>
          <table:table-cell table:formula="of:=SQRT(POWER([.U$4]-[.$B55];2)+POWER([.U$5]-[.$C55];2)+POWER([.U$6]-[.$D55];2))" office:value-type="float" office:value="13.9364582660014" calcext:value-type="float">
            <text:p>13,9364582660014</text:p>
          </table:table-cell>
          <table:table-cell table:formula="of:=SQRT(POWER([.V$4]-[.R55];2)+POWER([.V$5]-[.S55];2)+POWER([.V$6]-[.T55];2))" office:value-type="float" office:value="72.2341325382828" calcext:value-type="float">
            <text:p>72,2341325382828</text:p>
          </table:table-cell>
          <table:table-cell table:formula="of:=SQRT(POWER([.W$4]-[.$B55];2)+POWER([.W$5]-[.$C55];2)+POWER([.W$6]-[.$D55];2))" office:value-type="float" office:value="15.6686246046039" calcext:value-type="float">
            <text:p>15,6686246046039</text:p>
          </table:table-cell>
          <table:table-cell table:formula="of:=SQRT(POWER([.X$4]-[.T55];2)+POWER([.X$5]-[.U55];2)+POWER([.X$6]-[.V55];2))" office:value-type="float" office:value="69.266475333865" calcext:value-type="float">
            <text:p>69,266475333865</text:p>
          </table:table-cell>
          <table:table-cell table:formula="of:=SQRT(POWER([.Y$4]-[.$B55];2)+POWER([.Y$5]-[.$C55];2)+POWER([.Y$6]-[.$D55];2))" office:value-type="float" office:value="16.1844450321906" calcext:value-type="float">
            <text:p>16,1844450321906</text:p>
          </table:table-cell>
          <table:table-cell table:formula="of:=SQRT(POWER([.Z$4]-[.V55];2)+POWER([.Z$5]-[.W55];2)+POWER([.Z$6]-[.X55];2))" office:value-type="float" office:value="61.296453703948" calcext:value-type="float">
            <text:p>61,296453703948</text:p>
          </table:table-cell>
          <table:table-cell table:formula="of:=SQRT(POWER([.AA$4]-[.$B55];2)+POWER([.AA$5]-[.$C55];2)+POWER([.AA$6]-[.$D55];2))" office:value-type="float" office:value="15.632769268431" calcext:value-type="float">
            <text:p>15,632769268431</text:p>
          </table:table-cell>
          <table:table-cell table:formula="of:=SQRT(POWER([.AB$4]-[.X55];2)+POWER([.AB$5]-[.Y55];2)+POWER([.AB$6]-[.Z55];2))" office:value-type="float" office:value="54.0506539677454" calcext:value-type="float">
            <text:p>54,0506539677454</text:p>
          </table:table-cell>
          <table:table-cell table:formula="of:=SQRT(POWER([.AC$4]-[.$B55];2)+POWER([.AC$5]-[.$C55];2)+POWER([.AC$6]-[.$D55];2))" office:value-type="float" office:value="25.1728921461162" calcext:value-type="float">
            <text:p>25,1728921461162</text:p>
          </table:table-cell>
          <table:table-cell table:formula="of:=SQRT(POWER([.AD$4]-[.Z55];2)+POWER([.AD$5]-[.AA55];2)+POWER([.AD$6]-[.AB55];2))" office:value-type="float" office:value="42.907672599399" calcext:value-type="float">
            <text:p>42,907672599399</text:p>
          </table:table-cell>
          <table:table-cell table:formula="of:=SQRT(POWER([.AE$4]-[.$B55];2)+POWER([.AE$5]-[.$C55];2)+POWER([.AE$6]-[.$D55];2))" office:value-type="float" office:value="27.1115113189951" calcext:value-type="float">
            <text:p>27,1115113189951</text:p>
          </table:table-cell>
          <table:table-cell table:formula="of:=SQRT(POWER([.AF$4]-[.AB55];2)+POWER([.AF$5]-[.AC55];2)+POWER([.AF$6]-[.AD55];2))" office:value-type="float" office:value="32.3554203660191" calcext:value-type="float">
            <text:p>32,3554203660191</text:p>
          </table:table-cell>
          <table:table-cell table:formula="of:=SQRT(POWER([.AG$4]-[.$B55];2)+POWER([.AG$5]-[.$C55];2)+POWER([.AG$6]-[.$D55];2))" office:value-type="float" office:value="27.0631920696728" calcext:value-type="float">
            <text:p>27,0631920696728</text:p>
          </table:table-cell>
          <table:table-cell table:formula="of:=SQRT(POWER([.AH$4]-[.AD55];2)+POWER([.AH$5]-[.AE55];2)+POWER([.AH$6]-[.AF55];2))" office:value-type="float" office:value="22.9462595887303" calcext:value-type="float">
            <text:p>22,9462595887303</text:p>
          </table:table-cell>
          <table:table-cell table:formula="of:=SQRT(POWER([.AI$4]-[.$B55];2)+POWER([.AI$5]-[.$C55];2)+POWER([.AI$6]-[.$D55];2))" office:value-type="float" office:value="26.6721450206016" calcext:value-type="float">
            <text:p>26,6721450206016</text:p>
          </table:table-cell>
          <table:table-cell table:formula="of:=SQRT(POWER([.AJ$4]-[.AF55];2)+POWER([.AJ$5]-[.AG55];2)+POWER([.AJ$6]-[.AH55];2))" office:value-type="float" office:value="20.7381640308985" calcext:value-type="float">
            <text:p>20,7381640308985</text:p>
          </table:table-cell>
          <table:table-cell table:formula="of:=SQRT(POWER([.AK$4]-[.$B55];2)+POWER([.AK$5]-[.$C55];2)+POWER([.AK$6]-[.$D55];2))" office:value-type="float" office:value="27.6314984935671" calcext:value-type="float">
            <text:p>27,6314984935671</text:p>
          </table:table-cell>
          <table:table-cell table:formula="of:=SQRT(POWER([.AL$4]-[.AH55];2)+POWER([.AL$5]-[.AI55];2)+POWER([.AL$6]-[.AJ55];2))" office:value-type="float" office:value="28.9633921972963" calcext:value-type="float">
            <text:p>28,9633921972963</text:p>
          </table:table-cell>
          <table:table-cell table:formula="of:=SQRT(POWER([.AM$4]-[.$B55];2)+POWER([.AM$5]-[.$C55];2)+POWER([.AM$6]-[.$D55];2))" office:value-type="float" office:value="28.3261475319183" calcext:value-type="float">
            <text:p>28,3261475319183</text:p>
          </table:table-cell>
          <table:table-cell table:formula="of:=SQRT(POWER([.AN$4]-[.AJ55];2)+POWER([.AN$5]-[.AK55];2)+POWER([.AN$6]-[.AL55];2))" office:value-type="float" office:value="36.348675986397" calcext:value-type="float">
            <text:p>36,348675986397</text:p>
          </table:table-cell>
          <table:table-cell table:formula="of:=SQRT(POWER([.AO$4]-[.$B55];2)+POWER([.AO$5]-[.$C55];2)+POWER([.AO$6]-[.$D55];2))" office:value-type="float" office:value="29.1422046866739" calcext:value-type="float">
            <text:p>29,1422046866739</text:p>
          </table:table-cell>
          <table:table-cell table:formula="of:=SQRT(POWER([.AP$4]-[.AL55];2)+POWER([.AP$5]-[.AM55];2)+POWER([.AP$6]-[.AN55];2))" office:value-type="float" office:value="35.1301600837821" calcext:value-type="float">
            <text:p>35,1301600837821</text:p>
          </table:table-cell>
          <table:table-cell table:formula="of:=SQRT(POWER([.AQ$4]-[.$B55];2)+POWER([.AQ$5]-[.$C55];2)+POWER([.AQ$6]-[.$D55];2))" office:value-type="float" office:value="14.6406053836582" calcext:value-type="float">
            <text:p>14,6406053836582</text:p>
          </table:table-cell>
          <table:table-cell table:formula="of:=SQRT(POWER([.AR$4]-[.AN55];2)+POWER([.AR$5]-[.AO55];2)+POWER([.AR$6]-[.AP55];2))" office:value-type="float" office:value="27.769630614242" calcext:value-type="float">
            <text:p>27,769630614242</text:p>
          </table:table-cell>
          <table:table-cell table:formula="of:=SQRT(POWER([.AS$4]-[.$B55];2)+POWER([.AS$5]-[.$C55];2)+POWER([.AS$6]-[.$D55];2))" office:value-type="float" office:value="12.893295389465" calcext:value-type="float">
            <text:p>12,893295389465</text:p>
          </table:table-cell>
          <table:table-cell table:formula="of:=SQRT(POWER([.AT$4]-[.AP55];2)+POWER([.AT$5]-[.AQ55];2)+POWER([.AT$6]-[.AR55];2))" office:value-type="float" office:value="31.2659029860542" calcext:value-type="float">
            <text:p>31,2659029860542</text:p>
          </table:table-cell>
          <table:table-cell table:formula="of:=SQRT(POWER([.AU$4]-[.$B55];2)+POWER([.AU$5]-[.$C55];2)+POWER([.AU$6]-[.$D55];2))" office:value-type="float" office:value="14.134938309027" calcext:value-type="float">
            <text:p>14,134938309027</text:p>
          </table:table-cell>
          <table:table-cell table:formula="of:=SQRT(POWER([.AV$4]-[.AR55];2)+POWER([.AV$5]-[.AS55];2)+POWER([.AV$6]-[.AT55];2))" office:value-type="float" office:value="34.6591221944061" calcext:value-type="float">
            <text:p>34,6591221944061</text:p>
          </table:table-cell>
          <table:table-cell table:formula="of:=SQRT(POWER([.AW$4]-[.$B55];2)+POWER([.AW$5]-[.$C55];2)+POWER([.AW$6]-[.$D55];2))" office:value-type="float" office:value="15.6142308488122" calcext:value-type="float">
            <text:p>15,6142308488122</text:p>
          </table:table-cell>
          <table:table-cell table:formula="of:=SQRT(POWER([.AX$4]-[.AT55];2)+POWER([.AX$5]-[.AU55];2)+POWER([.AX$6]-[.AV55];2))" office:value-type="float" office:value="33.3397008974866" calcext:value-type="float">
            <text:p>33,3397008974866</text:p>
          </table:table-cell>
          <table:table-cell table:formula="of:=SQRT(POWER([.AY$4]-[.$B55];2)+POWER([.AY$5]-[.$C55];2)+POWER([.AY$6]-[.$D55];2))" office:value-type="float" office:value="2.53598777599578" calcext:value-type="float">
            <text:p>2,53598777599578</text:p>
          </table:table-cell>
          <table:table-cell table:formula="of:=SQRT(POWER([.AZ$4]-[.AV55];2)+POWER([.AZ$5]-[.AW55];2)+POWER([.AZ$6]-[.AX55];2))" office:value-type="float" office:value="37.0572678420811" calcext:value-type="float">
            <text:p>37,0572678420811</text:p>
          </table:table-cell>
          <table:table-cell table:formula="of:=SQRT(POWER([.BA$4]-[.$B55];2)+POWER([.BA$5]-[.$C55];2)+POWER([.BA$6]-[.$D55];2))" office:value-type="float" office:value="0" calcext:value-type="float">
            <text:p>0</text:p>
          </table:table-cell>
          <table:table-cell table:formula="of:=SQRT(POWER([.BB$4]-[.AX55];2)+POWER([.BB$5]-[.AY55];2)+POWER([.BB$6]-[.AZ55];2))" office:value-type="float" office:value="51.6776826462447" calcext:value-type="float">
            <text:p>51,6776826462447</text:p>
          </table:table-cell>
          <table:table-cell table:formula="of:=SQRT(POWER([.BC$4]-[.$B55];2)+POWER([.BC$5]-[.$C55];2)+POWER([.BC$6]-[.$D55];2))" office:value-type="float" office:value="2.48299758356709" calcext:value-type="float">
            <text:p>2,48299758356709</text:p>
          </table:table-cell>
          <table:table-cell table:formula="of:=SQRT(POWER([.BD$4]-[.AZ55];2)+POWER([.BD$5]-[.BA55];2)+POWER([.BD$6]-[.BB55];2))" office:value-type="float" office:value="60.1367816767817" calcext:value-type="float">
            <text:p>60,1367816767817</text:p>
          </table:table-cell>
          <table:table-cell table:formula="of:=SQRT(POWER([.BE$4]-[.$B55];2)+POWER([.BE$5]-[.$C55];2)+POWER([.BE$6]-[.$D55];2))" office:value-type="float" office:value="3.73562123347643" calcext:value-type="float">
            <text:p>3,73562123347643</text:p>
          </table:table-cell>
          <table:table-cell table:formula="of:=SQRT(POWER([.BF$4]-[.BB55];2)+POWER([.BF$5]-[.BC55];2)+POWER([.BF$6]-[.BD55];2))" office:value-type="float" office:value="67.6888968569845" calcext:value-type="float">
            <text:p>67,6888968569845</text:p>
          </table:table-cell>
          <table:table-cell table:formula="of:=SQRT(POWER([.BG$4]-[.$B55];2)+POWER([.BG$5]-[.$C55];2)+POWER([.BG$6]-[.$D55];2))" office:value-type="float" office:value="4.76361459398218" calcext:value-type="float">
            <text:p>4,76361459398218</text:p>
          </table:table-cell>
          <table:table-cell table:formula="of:=SQRT(POWER([.BH$4]-[.BD55];2)+POWER([.BH$5]-[.BE55];2)+POWER([.BH$6]-[.BF55];2))" office:value-type="float" office:value="75.106968379646" calcext:value-type="float">
            <text:p>75,106968379646</text:p>
          </table:table-cell>
          <table:table-cell table:formula="of:=SQRT(POWER([.BI$4]-[.$B55];2)+POWER([.BI$5]-[.$C55];2)+POWER([.BI$6]-[.$D55];2))" office:value-type="float" office:value="5.11898896267613" calcext:value-type="float">
            <text:p>5,11898896267613</text:p>
          </table:table-cell>
          <table:table-cell table:formula="of:=SQRT(POWER([.BJ$4]-[.BF55];2)+POWER([.BJ$5]-[.BG55];2)+POWER([.BJ$6]-[.BH55];2))" office:value-type="float" office:value="82.462951629675" calcext:value-type="float">
            <text:p>82,462951629675</text:p>
          </table:table-cell>
          <table:table-cell table:formula="of:=SQRT(POWER([.BK$4]-[.$B55];2)+POWER([.BK$5]-[.$C55];2)+POWER([.BK$6]-[.$D55];2))" office:value-type="float" office:value="5.38820368954255" calcext:value-type="float">
            <text:p>5,38820368954255</text:p>
          </table:table-cell>
          <table:table-cell table:formula="of:=SQRT(POWER([.BL$4]-[.BH55];2)+POWER([.BL$5]-[.BI55];2)+POWER([.BL$6]-[.BJ55];2))" office:value-type="float" office:value="91.5583039201448" calcext:value-type="float">
            <text:p>91,5583039201448</text:p>
          </table:table-cell>
          <table:table-cell table:formula="of:=SQRT(POWER([.BM$4]-[.$B55];2)+POWER([.BM$5]-[.$C55];2)+POWER([.BM$6]-[.$D55];2))" office:value-type="float" office:value="4.99415548416346" calcext:value-type="float">
            <text:p>4,99415548416346</text:p>
          </table:table-cell>
          <table:table-cell table:formula="of:=SQRT(POWER([.BN$4]-[.BJ55];2)+POWER([.BN$5]-[.BK55];2)+POWER([.BN$6]-[.BL55];2))" office:value-type="float" office:value="102.69555989127" calcext:value-type="float">
            <text:p>102,69555989127</text:p>
          </table:table-cell>
          <table:table-cell table:formula="of:=SQRT(POWER([.BO$4]-[.$B55];2)+POWER([.BO$5]-[.$C55];2)+POWER([.BO$6]-[.$D55];2))" office:value-type="float" office:value="6.97525583760194" calcext:value-type="float">
            <text:p>6,97525583760194</text:p>
          </table:table-cell>
          <table:table-cell table:formula="of:=SQRT(POWER([.BP$4]-[.BL55];2)+POWER([.BP$5]-[.BM55];2)+POWER([.BP$6]-[.BN55];2))" office:value-type="float" office:value="116.516054850727" calcext:value-type="float">
            <text:p>116,516054850727</text:p>
          </table:table-cell>
          <table:table-cell table:formula="of:=SQRT(POWER([.BQ$4]-[.$B55];2)+POWER([.BQ$5]-[.$C55];2)+POWER([.BQ$6]-[.$D55];2))" office:value-type="float" office:value="8.75740064174296" calcext:value-type="float">
            <text:p>8,75740064174296</text:p>
          </table:table-cell>
          <table:table-cell table:formula="of:=SQRT(POWER([.BR$4]-[.BN55];2)+POWER([.BR$5]-[.BO55];2)+POWER([.BR$6]-[.BP55];2))" office:value-type="float" office:value="132.045524990743" calcext:value-type="float">
            <text:p>132,045524990743</text:p>
          </table:table-cell>
          <table:table-cell table:formula="of:=SQRT(POWER([.BS$4]-[.$B55];2)+POWER([.BS$5]-[.$C55];2)+POWER([.BS$6]-[.$D55];2))" office:value-type="float" office:value="10.0679750198339" calcext:value-type="float">
            <text:p>10,0679750198339</text:p>
          </table:table-cell>
          <table:table-cell table:formula="of:=SQRT(POWER([.BT$4]-[.BP55];2)+POWER([.BT$5]-[.BQ55];2)+POWER([.BT$6]-[.BR55];2))" office:value-type="float" office:value="152.127788927877" calcext:value-type="float">
            <text:p>152,127788927877</text:p>
          </table:table-cell>
          <table:table-cell table:formula="of:=SQRT(POWER([.BU$4]-[.$B55];2)+POWER([.BU$5]-[.$C55];2)+POWER([.BU$6]-[.$D55];2))" office:value-type="float" office:value="10.8329090275881" calcext:value-type="float">
            <text:p>10,8329090275881</text:p>
          </table:table-cell>
          <table:table-cell table:formula="of:=SQRT(POWER([.BV$4]-[.BR55];2)+POWER([.BV$5]-[.BS55];2)+POWER([.BV$6]-[.BT55];2))" office:value-type="float" office:value="178.391364307005" calcext:value-type="float">
            <text:p>178,391364307005</text:p>
          </table:table-cell>
          <table:table-cell table:formula="of:=SQRT(POWER([.BW$4]-[.$B55];2)+POWER([.BW$5]-[.$C55];2)+POWER([.BW$6]-[.$D55];2))" office:value-type="float" office:value="5.7841417686637" calcext:value-type="float">
            <text:p>5,7841417686637</text:p>
          </table:table-cell>
          <table:table-cell table:formula="of:=SQRT(POWER([.BX$4]-[.BT55];2)+POWER([.BX$5]-[.BU55];2)+POWER([.BX$6]-[.BV55];2))" office:value-type="float" office:value="207.388201376324" calcext:value-type="float">
            <text:p>207,388201376324</text:p>
          </table:table-cell>
          <table:table-cell table:formula="of:=SQRT(POWER([.BY$4]-[.$B55];2)+POWER([.BY$5]-[.$C55];2)+POWER([.BY$6]-[.$D55];2))" office:value-type="float" office:value="6.28288739354765" calcext:value-type="float">
            <text:p>6,28288739354765</text:p>
          </table:table-cell>
          <table:table-cell table:formula="of:=SQRT(POWER([.BZ$4]-[.BV55];2)+POWER([.BZ$5]-[.BW55];2)+POWER([.BZ$6]-[.BX55];2))" office:value-type="float" office:value="246.782134201298" calcext:value-type="float">
            <text:p>246,782134201298</text:p>
          </table:table-cell>
          <table:table-cell table:formula="of:=SQRT(POWER([.CA$4]-[.$B55];2)+POWER([.CA$5]-[.$C55];2)+POWER([.CA$6]-[.$D55];2))" office:value-type="float" office:value="6.46883065167113" calcext:value-type="float">
            <text:p>6,46883065167113</text:p>
          </table:table-cell>
          <table:table-cell table:formula="of:=SQRT(POWER([.CB$4]-[.BX55];2)+POWER([.CB$5]-[.BY55];2)+POWER([.CB$6]-[.BZ55];2))" office:value-type="float" office:value="292.956388319461" calcext:value-type="float">
            <text:p>292,956388319461</text:p>
          </table:table-cell>
          <table:table-cell table:formula="of:=SQRT(POWER([.CC$4]-[.$B55];2)+POWER([.CC$5]-[.$C55];2)+POWER([.CC$6]-[.$D55];2))" office:value-type="float" office:value="6.83841136522219" calcext:value-type="float">
            <text:p>6,83841136522219</text:p>
          </table:table-cell>
          <table:table-cell table:formula="of:=SQRT(POWER([.CD$4]-[.BZ55];2)+POWER([.CD$5]-[.CA55];2)+POWER([.CD$6]-[.CB55];2))" office:value-type="float" office:value="352.904891899903" calcext:value-type="float">
            <text:p>352,904891899903</text:p>
          </table:table-cell>
          <table:table-cell table:formula="of:=SQRT(POWER([.CE$4]-[.$B55];2)+POWER([.CE$5]-[.$C55];2)+POWER([.CE$6]-[.$D55];2))" office:value-type="float" office:value="6.92312357249241" calcext:value-type="float">
            <text:p>6,92312357249241</text:p>
          </table:table-cell>
          <table:table-cell table:formula="of:=SQRT(POWER([.CF$4]-[.CB55];2)+POWER([.CF$5]-[.CC55];2)+POWER([.CF$6]-[.CD55];2))" office:value-type="float" office:value="427.815251027396" calcext:value-type="float">
            <text:p>427,815251027396</text:p>
          </table:table-cell>
          <table:table-cell table:formula="of:=SQRT(POWER([.CG$4]-[.$B55];2)+POWER([.CG$5]-[.$C55];2)+POWER([.CG$6]-[.$D55];2))" office:value-type="float" office:value="6.58287801801006" calcext:value-type="float">
            <text:p>6,58287801801006</text:p>
          </table:table-cell>
          <table:table-cell table:formula="of:=SQRT(POWER([.CH$4]-[.CD55];2)+POWER([.CH$5]-[.CE55];2)+POWER([.CH$6]-[.CF55];2))" office:value-type="float" office:value="522.840638576624" calcext:value-type="float">
            <text:p>522,840638576624</text:p>
          </table:table-cell>
          <table:table-cell table:formula="of:=SQRT(POWER([.CI$4]-[.$B55];2)+POWER([.CI$5]-[.$C55];2)+POWER([.CI$6]-[.$D55];2))" office:value-type="float" office:value="5.94469402072133" calcext:value-type="float">
            <text:p>5,94469402072133</text:p>
          </table:table-cell>
          <table:table-cell table:formula="of:=SQRT(POWER([.CJ$4]-[.CF55];2)+POWER([.CJ$5]-[.CG55];2)+POWER([.CJ$6]-[.CH55];2))" office:value-type="float" office:value="648.804930400604" calcext:value-type="float">
            <text:p>648,804930400604</text:p>
          </table:table-cell>
          <table:table-cell table:formula="of:=SQRT(POWER([.CK$4]-[.CG55];2)+POWER([.CK$5]-[.CH55];2)+POWER([.CK$6]-[.CI55];2))" office:value-type="float" office:value="486.864423641314" calcext:value-type="float">
            <text:p>486,864423641314</text:p>
          </table:table-cell>
          <table:table-cell table:formula="of:=SQRT(POWER([.CL$4]-[.$B55];2)+POWER([.CL$5]-[.$C55];2)+POWER([.CL$6]-[.$D55];2))" office:value-type="float" office:value="7.61717808640444" calcext:value-type="float">
            <text:p>7,61717808640444</text:p>
          </table:table-cell>
          <table:table-cell table:formula="of:=SQRT(POWER([.CM$4]-[.CI55];2)+POWER([.CM$5]-[.CJ55];2)+POWER([.CM$6]-[.CK55];2))" office:value-type="float" office:value="778.797297934687" calcext:value-type="float">
            <text:p>778,797297934687</text:p>
          </table:table-cell>
          <table:table-cell table:formula="of:=SQRT(POWER([.CN$4]-[.$B55];2)+POWER([.CN$5]-[.$C55];2)+POWER([.CN$6]-[.$D55];2))" office:value-type="float" office:value="6.55295704243511" calcext:value-type="float">
            <text:p>6,55295704243511</text:p>
          </table:table-cell>
          <table:table-cell table:formula="of:=SQRT(POWER([.CO$4]-[.CK55];2)+POWER([.CO$5]-[.CL55];2)+POWER([.CO$6]-[.CM55];2))" office:value-type="float" office:value="897.515273326803" calcext:value-type="float">
            <text:p>897,515273326803</text:p>
          </table:table-cell>
          <table:table-cell table:formula="of:=SQRT(POWER([.CP$4]-[.$B55];2)+POWER([.CP$5]-[.$C55];2)+POWER([.CP$6]-[.$D55];2))" office:value-type="float" office:value="5.38072838935399" calcext:value-type="float">
            <text:p>5,38072838935399</text:p>
          </table:table-cell>
          <table:table-cell table:formula="of:=SQRT(POWER([.CQ$4]-[.CM55];2)+POWER([.CQ$5]-[.CN55];2)+POWER([.CQ$6]-[.CO55];2))" office:value-type="float" office:value="1164.29792150024" calcext:value-type="float">
            <text:p>1164,29792150024</text:p>
          </table:table-cell>
          <table:table-cell table:formula="of:=SQRT(POWER([.CR$4]-[.$B55];2)+POWER([.CR$5]-[.$C55];2)+POWER([.CR$6]-[.$D55];2))" office:value-type="float" office:value="5.73624659511775" calcext:value-type="float">
            <text:p>5,73624659511775</text:p>
          </table:table-cell>
          <table:table-cell table:formula="of:=SQRT(POWER([.CS$4]-[.CO55];2)+POWER([.CS$5]-[.CP55];2)+POWER([.CS$6]-[.CQ55];2))" office:value-type="float" office:value="1447.56598974161" calcext:value-type="float">
            <text:p>1447,56598974161</text:p>
          </table:table-cell>
          <table:table-cell table:formula="of:=SQRT(POWER([.CT$4]-[.CP55];2)+POWER([.CT$5]-[.CQ55];2)+POWER([.CT$6]-[.CR55];2))" office:value-type="float" office:value="1127.36928347799" calcext:value-type="float">
            <text:p>1127,36928347799</text:p>
          </table:table-cell>
          <table:table-cell table:formula="of:=SQRT(POWER([.CU$4]-[.$B55];2)+POWER([.CU$5]-[.$C55];2)+POWER([.CU$6]-[.$D55];2))" office:value-type="float" office:value="9.15022349453826" calcext:value-type="float">
            <text:p>9,15022349453826</text:p>
          </table:table-cell>
          <table:table-cell table:formula="of:=SQRT(POWER([.CV$4]-[.CR55];2)+POWER([.CV$5]-[.CS55];2)+POWER([.CV$6]-[.CT55];2))" office:value-type="float" office:value="1803.63545931129" calcext:value-type="float">
            <text:p>1803,63545931129</text:p>
          </table:table-cell>
          <table:table-cell table:formula="of:=SQRT(POWER([.CW$4]-[.$B55];2)+POWER([.CW$5]-[.$C55];2)+POWER([.CW$6]-[.$D55];2))" office:value-type="float" office:value="10.2837435790669" calcext:value-type="float">
            <text:p>10,2837435790669</text:p>
          </table:table-cell>
          <table:table-cell table:formula="of:=SQRT(POWER([.CX$4]-[.CT55];2)+POWER([.CX$5]-[.CU55];2)+POWER([.CX$6]-[.CV55];2))" office:value-type="float" office:value="2103.54454340039" calcext:value-type="float">
            <text:p>2103,54454340039</text:p>
          </table:table-cell>
          <table:table-cell table:formula="of:=SQRT(POWER([.CY$4]-[.$B55];2)+POWER([.CY$5]-[.$C55];2)+POWER([.CY$6]-[.$D55];2))" office:value-type="float" office:value="11.6137879264261" calcext:value-type="float">
            <text:p>11,6137879264261</text:p>
          </table:table-cell>
          <table:table-cell table:formula="of:=SQRT(POWER([.CZ$4]-[.$B55];2)+POWER([.CZ$5]-[.$C55];2)+POWER([.CZ$6]-[.$D55];2))" office:value-type="float" office:value="11.9520855502293" calcext:value-type="float">
            <text:p>11,9520855502293</text:p>
          </table:table-cell>
          <table:table-cell table:formula="of:=SQRT(POWER([.DA$4]-[.$B55];2)+POWER([.DA$5]-[.$C55];2)+POWER([.DA$6]-[.$D55];2))" office:value-type="float" office:value="13.4553615336044" calcext:value-type="float">
            <text:p>13,4553615336044</text:p>
          </table:table-cell>
          <table:table-cell table:formula="of:=SQRT(POWER([.DB$4]-[.$B55];2)+POWER([.DB$5]-[.$C55];2)+POWER([.DB$6]-[.$D55];2))" office:value-type="float" office:value="11.836839358545" calcext:value-type="float">
            <text:p>11,8368393585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.464" calcext:value-type="float">
            <text:p>33,464</text:p>
          </table:table-cell>
          <table:table-cell office:value-type="float" office:value="44.707" calcext:value-type="float">
            <text:p>44,707</text:p>
          </table:table-cell>
          <table:table-cell office:value-type="float" office:value="7.188" calcext:value-type="float">
            <text:p>7,188</text:p>
          </table:table-cell>
          <table:table-cell/>
          <table:table-cell table:formula="of:=SQRT(POWER([.F$4]-[.B56];2)+POWER([.F$5]-[.C56];2)+POWER([.F$6]-[.D56];2))" office:value-type="float" office:value="9.32686190527125" calcext:value-type="float">
            <text:p>9,32686190527125</text:p>
          </table:table-cell>
          <table:table-cell table:formula="of:=SQRT(POWER([.G$4]-[.$B56];2)+POWER([.G$5]-[.$C56];2)+POWER([.G$6]-[.$D56];2))" office:value-type="float" office:value="8.08299876283549" calcext:value-type="float">
            <text:p>8,08299876283549</text:p>
          </table:table-cell>
          <table:table-cell table:formula="of:=SQRT(POWER([.H$4]-[.D56];2)+POWER([.H$5]-[.E56];2)+POWER([.H$6]-[.F56];2))" office:value-type="float" office:value="51.0729798678397" calcext:value-type="float">
            <text:p>51,0729798678397</text:p>
          </table:table-cell>
          <table:table-cell table:formula="of:=SQRT(POWER([.I$4]-[.$B56];2)+POWER([.I$5]-[.$C56];2)+POWER([.I$6]-[.$D56];2))" office:value-type="float" office:value="7.31647749945286" calcext:value-type="float">
            <text:p>7,31647749945286</text:p>
          </table:table-cell>
          <table:table-cell table:formula="of:=SQRT(POWER([.J$4]-[.F56];2)+POWER([.J$5]-[.G56];2)+POWER([.J$6]-[.H56];2))" office:value-type="float" office:value="63.9526438369741" calcext:value-type="float">
            <text:p>63,9526438369741</text:p>
          </table:table-cell>
          <table:table-cell table:formula="of:=SQRT(POWER([.K$4]-[.$B56];2)+POWER([.K$5]-[.$C56];2)+POWER([.K$6]-[.$D56];2))" office:value-type="float" office:value="7.63881810229829" calcext:value-type="float">
            <text:p>7,63881810229829</text:p>
          </table:table-cell>
          <table:table-cell table:formula="of:=SQRT(POWER([.L$4]-[.H56];2)+POWER([.L$5]-[.I56];2)+POWER([.L$6]-[.J56];2))" office:value-type="float" office:value="71.9424591652028" calcext:value-type="float">
            <text:p>71,9424591652028</text:p>
          </table:table-cell>
          <table:table-cell table:formula="of:=SQRT(POWER([.M$4]-[.$B56];2)+POWER([.M$5]-[.$C56];2)+POWER([.M$6]-[.$D56];2))" office:value-type="float" office:value="8.69238488563409" calcext:value-type="float">
            <text:p>8,69238488563409</text:p>
          </table:table-cell>
          <table:table-cell table:formula="of:=SQRT(POWER([.N$4]-[.J56];2)+POWER([.N$5]-[.K56];2)+POWER([.N$6]-[.L56];2))" office:value-type="float" office:value="73.0939814283438" calcext:value-type="float">
            <text:p>73,0939814283438</text:p>
          </table:table-cell>
          <table:table-cell table:formula="of:=SQRT(POWER([.O$4]-[.$B56];2)+POWER([.O$5]-[.$C56];2)+POWER([.O$6]-[.$D56];2))" office:value-type="float" office:value="11.1670304468108" calcext:value-type="float">
            <text:p>11,1670304468108</text:p>
          </table:table-cell>
          <table:table-cell table:formula="of:=SQRT(POWER([.P$4]-[.L56];2)+POWER([.P$5]-[.M56];2)+POWER([.P$6]-[.N56];2))" office:value-type="float" office:value="74.1938132639665" calcext:value-type="float">
            <text:p>74,1938132639665</text:p>
          </table:table-cell>
          <table:table-cell table:formula="of:=SQRT(POWER([.Q$4]-[.$B56];2)+POWER([.Q$5]-[.$C56];2)+POWER([.Q$6]-[.$D56];2))" office:value-type="float" office:value="11.8071549494364" calcext:value-type="float">
            <text:p>11,8071549494364</text:p>
          </table:table-cell>
          <table:table-cell table:formula="of:=SQRT(POWER([.R$4]-[.N56];2)+POWER([.R$5]-[.O56];2)+POWER([.R$6]-[.P56];2))" office:value-type="float" office:value="74.949847344091" calcext:value-type="float">
            <text:p>74,949847344091</text:p>
          </table:table-cell>
          <table:table-cell table:formula="of:=SQRT(POWER([.S$4]-[.$B56];2)+POWER([.S$5]-[.$C56];2)+POWER([.S$6]-[.$D56];2))" office:value-type="float" office:value="13.7084333897058" calcext:value-type="float">
            <text:p>13,7084333897058</text:p>
          </table:table-cell>
          <table:table-cell table:formula="of:=SQRT(POWER([.T$4]-[.P56];2)+POWER([.T$5]-[.Q56];2)+POWER([.T$6]-[.R56];2))" office:value-type="float" office:value="76.7367474046447" calcext:value-type="float">
            <text:p>76,7367474046447</text:p>
          </table:table-cell>
          <table:table-cell table:formula="of:=SQRT(POWER([.U$4]-[.$B56];2)+POWER([.U$5]-[.$C56];2)+POWER([.U$6]-[.$D56];2))" office:value-type="float" office:value="14.7002395898842" calcext:value-type="float">
            <text:p>14,7002395898842</text:p>
          </table:table-cell>
          <table:table-cell table:formula="of:=SQRT(POWER([.V$4]-[.R56];2)+POWER([.V$5]-[.S56];2)+POWER([.V$6]-[.T56];2))" office:value-type="float" office:value="71.917923935307" calcext:value-type="float">
            <text:p>71,917923935307</text:p>
          </table:table-cell>
          <table:table-cell table:formula="of:=SQRT(POWER([.W$4]-[.$B56];2)+POWER([.W$5]-[.$C56];2)+POWER([.W$6]-[.$D56];2))" office:value-type="float" office:value="16.5203657344503" calcext:value-type="float">
            <text:p>16,5203657344503</text:p>
          </table:table-cell>
          <table:table-cell table:formula="of:=SQRT(POWER([.X$4]-[.T56];2)+POWER([.X$5]-[.U56];2)+POWER([.X$6]-[.V56];2))" office:value-type="float" office:value="68.6728554604568" calcext:value-type="float">
            <text:p>68,6728554604568</text:p>
          </table:table-cell>
          <table:table-cell table:formula="of:=SQRT(POWER([.Y$4]-[.$B56];2)+POWER([.Y$5]-[.$C56];2)+POWER([.Y$6]-[.$D56];2))" office:value-type="float" office:value="16.9406952041526" calcext:value-type="float">
            <text:p>16,9406952041526</text:p>
          </table:table-cell>
          <table:table-cell table:formula="of:=SQRT(POWER([.Z$4]-[.V56];2)+POWER([.Z$5]-[.W56];2)+POWER([.Z$6]-[.X56];2))" office:value-type="float" office:value="60.3821776173813" calcext:value-type="float">
            <text:p>60,3821776173813</text:p>
          </table:table-cell>
          <table:table-cell table:formula="of:=SQRT(POWER([.AA$4]-[.$B56];2)+POWER([.AA$5]-[.$C56];2)+POWER([.AA$6]-[.$D56];2))" office:value-type="float" office:value="16.3717745525645" calcext:value-type="float">
            <text:p>16,3717745525645</text:p>
          </table:table-cell>
          <table:table-cell table:formula="of:=SQRT(POWER([.AB$4]-[.X56];2)+POWER([.AB$5]-[.Y56];2)+POWER([.AB$6]-[.Z56];2))" office:value-type="float" office:value="52.8690640763507" calcext:value-type="float">
            <text:p>52,8690640763507</text:p>
          </table:table-cell>
          <table:table-cell table:formula="of:=SQRT(POWER([.AC$4]-[.$B56];2)+POWER([.AC$5]-[.$C56];2)+POWER([.AC$6]-[.$D56];2))" office:value-type="float" office:value="26.1388955007667" calcext:value-type="float">
            <text:p>26,1388955007667</text:p>
          </table:table-cell>
          <table:table-cell table:formula="of:=SQRT(POWER([.AD$4]-[.Z56];2)+POWER([.AD$5]-[.AA56];2)+POWER([.AD$6]-[.AB56];2))" office:value-type="float" office:value="41.4083481585753" calcext:value-type="float">
            <text:p>41,4083481585753</text:p>
          </table:table-cell>
          <table:table-cell table:formula="of:=SQRT(POWER([.AE$4]-[.$B56];2)+POWER([.AE$5]-[.$C56];2)+POWER([.AE$6]-[.$D56];2))" office:value-type="float" office:value="28.0949713116066" calcext:value-type="float">
            <text:p>28,0949713116066</text:p>
          </table:table-cell>
          <table:table-cell table:formula="of:=SQRT(POWER([.AF$4]-[.AB56];2)+POWER([.AF$5]-[.AC56];2)+POWER([.AF$6]-[.AD56];2))" office:value-type="float" office:value="30.7668325863738" calcext:value-type="float">
            <text:p>30,7668325863738</text:p>
          </table:table-cell>
          <table:table-cell table:formula="of:=SQRT(POWER([.AG$4]-[.$B56];2)+POWER([.AG$5]-[.$C56];2)+POWER([.AG$6]-[.$D56];2))" office:value-type="float" office:value="28.0236657487917" calcext:value-type="float">
            <text:p>28,0236657487917</text:p>
          </table:table-cell>
          <table:table-cell table:formula="of:=SQRT(POWER([.AH$4]-[.AD56];2)+POWER([.AH$5]-[.AE56];2)+POWER([.AH$6]-[.AF56];2))" office:value-type="float" office:value="21.9435916371315" calcext:value-type="float">
            <text:p>21,9435916371315</text:p>
          </table:table-cell>
          <table:table-cell table:formula="of:=SQRT(POWER([.AI$4]-[.$B56];2)+POWER([.AI$5]-[.$C56];2)+POWER([.AI$6]-[.$D56];2))" office:value-type="float" office:value="27.5968870889454" calcext:value-type="float">
            <text:p>27,5968870889454</text:p>
          </table:table-cell>
          <table:table-cell table:formula="of:=SQRT(POWER([.AJ$4]-[.AF56];2)+POWER([.AJ$5]-[.AG56];2)+POWER([.AJ$6]-[.AH56];2))" office:value-type="float" office:value="22.0138557485953" calcext:value-type="float">
            <text:p>22,0138557485953</text:p>
          </table:table-cell>
          <table:table-cell table:formula="of:=SQRT(POWER([.AK$4]-[.$B56];2)+POWER([.AK$5]-[.$C56];2)+POWER([.AK$6]-[.$D56];2))" office:value-type="float" office:value="28.5500204203079" calcext:value-type="float">
            <text:p>28,5500204203079</text:p>
          </table:table-cell>
          <table:table-cell table:formula="of:=SQRT(POWER([.AL$4]-[.AH56];2)+POWER([.AL$5]-[.AI56];2)+POWER([.AL$6]-[.AJ56];2))" office:value-type="float" office:value="30.242547300389" calcext:value-type="float">
            <text:p>30,242547300389</text:p>
          </table:table-cell>
          <table:table-cell table:formula="of:=SQRT(POWER([.AM$4]-[.$B56];2)+POWER([.AM$5]-[.$C56];2)+POWER([.AM$6]-[.$D56];2))" office:value-type="float" office:value="29.1985393641531" calcext:value-type="float">
            <text:p>29,1985393641531</text:p>
          </table:table-cell>
          <table:table-cell table:formula="of:=SQRT(POWER([.AN$4]-[.AJ56];2)+POWER([.AN$5]-[.AK56];2)+POWER([.AN$6]-[.AL56];2))" office:value-type="float" office:value="35.9470878625283" calcext:value-type="float">
            <text:p>35,9470878625283</text:p>
          </table:table-cell>
          <table:table-cell table:formula="of:=SQRT(POWER([.AO$4]-[.$B56];2)+POWER([.AO$5]-[.$C56];2)+POWER([.AO$6]-[.$D56];2))" office:value-type="float" office:value="30.0254993463889" calcext:value-type="float">
            <text:p>30,0254993463889</text:p>
          </table:table-cell>
          <table:table-cell table:formula="of:=SQRT(POWER([.AP$4]-[.AL56];2)+POWER([.AP$5]-[.AM56];2)+POWER([.AP$6]-[.AN56];2))" office:value-type="float" office:value="34.0844755959667" calcext:value-type="float">
            <text:p>34,0844755959667</text:p>
          </table:table-cell>
          <table:table-cell table:formula="of:=SQRT(POWER([.AQ$4]-[.$B56];2)+POWER([.AQ$5]-[.$C56];2)+POWER([.AQ$6]-[.$D56];2))" office:value-type="float" office:value="15.231570470572" calcext:value-type="float">
            <text:p>15,231570470572</text:p>
          </table:table-cell>
          <table:table-cell table:formula="of:=SQRT(POWER([.AR$4]-[.AN56];2)+POWER([.AR$5]-[.AO56];2)+POWER([.AR$6]-[.AP56];2))" office:value-type="float" office:value="26.7298311338823" calcext:value-type="float">
            <text:p>26,7298311338823</text:p>
          </table:table-cell>
          <table:table-cell table:formula="of:=SQRT(POWER([.AS$4]-[.$B56];2)+POWER([.AS$5]-[.$C56];2)+POWER([.AS$6]-[.$D56];2))" office:value-type="float" office:value="13.4056536207676" calcext:value-type="float">
            <text:p>13,4056536207676</text:p>
          </table:table-cell>
          <table:table-cell table:formula="of:=SQRT(POWER([.AT$4]-[.AP56];2)+POWER([.AT$5]-[.AQ56];2)+POWER([.AT$6]-[.AR56];2))" office:value-type="float" office:value="30.5800099173448" calcext:value-type="float">
            <text:p>30,5800099173448</text:p>
          </table:table-cell>
          <table:table-cell table:formula="of:=SQRT(POWER([.AU$4]-[.$B56];2)+POWER([.AU$5]-[.$C56];2)+POWER([.AU$6]-[.$D56];2))" office:value-type="float" office:value="14.8061053623159" calcext:value-type="float">
            <text:p>14,8061053623159</text:p>
          </table:table-cell>
          <table:table-cell table:formula="of:=SQRT(POWER([.AV$4]-[.AR56];2)+POWER([.AV$5]-[.AS56];2)+POWER([.AV$6]-[.AT56];2))" office:value-type="float" office:value="34.4256554011508" calcext:value-type="float">
            <text:p>34,4256554011508</text:p>
          </table:table-cell>
          <table:table-cell table:formula="of:=SQRT(POWER([.AW$4]-[.$B56];2)+POWER([.AW$5]-[.$C56];2)+POWER([.AW$6]-[.$D56];2))" office:value-type="float" office:value="16.3079151947758" calcext:value-type="float">
            <text:p>16,3079151947758</text:p>
          </table:table-cell>
          <table:table-cell table:formula="of:=SQRT(POWER([.AX$4]-[.AT56];2)+POWER([.AX$5]-[.AU56];2)+POWER([.AX$6]-[.AV56];2))" office:value-type="float" office:value="33.0263253733856" calcext:value-type="float">
            <text:p>33,0263253733856</text:p>
          </table:table-cell>
          <table:table-cell table:formula="of:=SQRT(POWER([.AY$4]-[.$B56];2)+POWER([.AY$5]-[.$C56];2)+POWER([.AY$6]-[.$D56];2))" office:value-type="float" office:value="2.99918072146378" calcext:value-type="float">
            <text:p>2,99918072146378</text:p>
          </table:table-cell>
          <table:table-cell table:formula="of:=SQRT(POWER([.AZ$4]-[.AV56];2)+POWER([.AZ$5]-[.AW56];2)+POWER([.AZ$6]-[.AX56];2))" office:value-type="float" office:value="36.3347014366503" calcext:value-type="float">
            <text:p>36,3347014366503</text:p>
          </table:table-cell>
          <table:table-cell table:formula="of:=SQRT(POWER([.BA$4]-[.$B56];2)+POWER([.BA$5]-[.$C56];2)+POWER([.BA$6]-[.$D56];2))" office:value-type="float" office:value="1.21584908603001" calcext:value-type="float">
            <text:p>1,21584908603001</text:p>
          </table:table-cell>
          <table:table-cell table:formula="of:=SQRT(POWER([.BB$4]-[.AX56];2)+POWER([.BB$5]-[.AY56];2)+POWER([.BB$6]-[.AZ56];2))" office:value-type="float" office:value="50.8848106283894" calcext:value-type="float">
            <text:p>50,8848106283894</text:p>
          </table:table-cell>
          <table:table-cell table:formula="of:=SQRT(POWER([.BC$4]-[.$B56];2)+POWER([.BC$5]-[.$C56];2)+POWER([.BC$6]-[.$D56];2))" office:value-type="float" office:value="3.02014966516562" calcext:value-type="float">
            <text:p>3,02014966516562</text:p>
          </table:table-cell>
          <table:table-cell table:formula="of:=SQRT(POWER([.BD$4]-[.AZ56];2)+POWER([.BD$5]-[.BA56];2)+POWER([.BD$6]-[.BB56];2))" office:value-type="float" office:value="58.6711235938077" calcext:value-type="float">
            <text:p>58,6711235938077</text:p>
          </table:table-cell>
          <table:table-cell table:formula="of:=SQRT(POWER([.BE$4]-[.$B56];2)+POWER([.BE$5]-[.$C56];2)+POWER([.BE$6]-[.$D56];2))" office:value-type="float" office:value="4.55896512379729" calcext:value-type="float">
            <text:p>4,55896512379729</text:p>
          </table:table-cell>
          <table:table-cell table:formula="of:=SQRT(POWER([.BF$4]-[.BB56];2)+POWER([.BF$5]-[.BC56];2)+POWER([.BF$6]-[.BD56];2))" office:value-type="float" office:value="66.0695715697206" calcext:value-type="float">
            <text:p>66,0695715697206</text:p>
          </table:table-cell>
          <table:table-cell table:formula="of:=SQRT(POWER([.BG$4]-[.$B56];2)+POWER([.BG$5]-[.$C56];2)+POWER([.BG$6]-[.$D56];2))" office:value-type="float" office:value="5.50441540946902" calcext:value-type="float">
            <text:p>5,50441540946902</text:p>
          </table:table-cell>
          <table:table-cell table:formula="of:=SQRT(POWER([.BH$4]-[.BD56];2)+POWER([.BH$5]-[.BE56];2)+POWER([.BH$6]-[.BF56];2))" office:value-type="float" office:value="72.8988385746496" calcext:value-type="float">
            <text:p>72,8988385746496</text:p>
          </table:table-cell>
          <table:table-cell table:formula="of:=SQRT(POWER([.BI$4]-[.$B56];2)+POWER([.BI$5]-[.$C56];2)+POWER([.BI$6]-[.$D56];2))" office:value-type="float" office:value="5.58921828165621" calcext:value-type="float">
            <text:p>5,58921828165621</text:p>
          </table:table-cell>
          <table:table-cell table:formula="of:=SQRT(POWER([.BJ$4]-[.BF56];2)+POWER([.BJ$5]-[.BG56];2)+POWER([.BJ$6]-[.BH56];2))" office:value-type="float" office:value="79.7152823958325" calcext:value-type="float">
            <text:p>79,7152823958325</text:p>
          </table:table-cell>
          <table:table-cell table:formula="of:=SQRT(POWER([.BK$4]-[.$B56];2)+POWER([.BK$5]-[.$C56];2)+POWER([.BK$6]-[.$D56];2))" office:value-type="float" office:value="6.41239502838058" calcext:value-type="float">
            <text:p>6,41239502838058</text:p>
          </table:table-cell>
          <table:table-cell table:formula="of:=SQRT(POWER([.BL$4]-[.BH56];2)+POWER([.BL$5]-[.BI56];2)+POWER([.BL$6]-[.BJ56];2))" office:value-type="float" office:value="88.1388650904622" calcext:value-type="float">
            <text:p>88,1388650904622</text:p>
          </table:table-cell>
          <table:table-cell table:formula="of:=SQRT(POWER([.BM$4]-[.$B56];2)+POWER([.BM$5]-[.$C56];2)+POWER([.BM$6]-[.$D56];2))" office:value-type="float" office:value="6.19323405015506" calcext:value-type="float">
            <text:p>6,19323405015506</text:p>
          </table:table-cell>
          <table:table-cell table:formula="of:=SQRT(POWER([.BN$4]-[.BJ56];2)+POWER([.BN$5]-[.BK56];2)+POWER([.BN$6]-[.BL56];2))" office:value-type="float" office:value="98.2607789607786" calcext:value-type="float">
            <text:p>98,2607789607786</text:p>
          </table:table-cell>
          <table:table-cell table:formula="of:=SQRT(POWER([.BO$4]-[.$B56];2)+POWER([.BO$5]-[.$C56];2)+POWER([.BO$6]-[.$D56];2))" office:value-type="float" office:value="8.10938302215403" calcext:value-type="float">
            <text:p>8,10938302215403</text:p>
          </table:table-cell>
          <table:table-cell table:formula="of:=SQRT(POWER([.BP$4]-[.BL56];2)+POWER([.BP$5]-[.BM56];2)+POWER([.BP$6]-[.BN56];2))" office:value-type="float" office:value="110.814792220898" calcext:value-type="float">
            <text:p>110,814792220898</text:p>
          </table:table-cell>
          <table:table-cell table:formula="of:=SQRT(POWER([.BQ$4]-[.$B56];2)+POWER([.BQ$5]-[.$C56];2)+POWER([.BQ$6]-[.$D56];2))" office:value-type="float" office:value="9.76944527596117" calcext:value-type="float">
            <text:p>9,76944527596117</text:p>
          </table:table-cell>
          <table:table-cell table:formula="of:=SQRT(POWER([.BR$4]-[.BN56];2)+POWER([.BR$5]-[.BO56];2)+POWER([.BR$6]-[.BP56];2))" office:value-type="float" office:value="124.761745339701" calcext:value-type="float">
            <text:p>124,761745339701</text:p>
          </table:table-cell>
          <table:table-cell table:formula="of:=SQRT(POWER([.BS$4]-[.$B56];2)+POWER([.BS$5]-[.$C56];2)+POWER([.BS$6]-[.$D56];2))" office:value-type="float" office:value="11.0577369294083" calcext:value-type="float">
            <text:p>11,0577369294083</text:p>
          </table:table-cell>
          <table:table-cell table:formula="of:=SQRT(POWER([.BT$4]-[.BP56];2)+POWER([.BT$5]-[.BQ56];2)+POWER([.BT$6]-[.BR56];2))" office:value-type="float" office:value="142.849069747335" calcext:value-type="float">
            <text:p>142,849069747335</text:p>
          </table:table-cell>
          <table:table-cell table:formula="of:=SQRT(POWER([.BU$4]-[.$B56];2)+POWER([.BU$5]-[.$C56];2)+POWER([.BU$6]-[.$D56];2))" office:value-type="float" office:value="11.8799140148403" calcext:value-type="float">
            <text:p>11,8799140148403</text:p>
          </table:table-cell>
          <table:table-cell table:formula="of:=SQRT(POWER([.BV$4]-[.BR56];2)+POWER([.BV$5]-[.BS56];2)+POWER([.BV$6]-[.BT56];2))" office:value-type="float" office:value="166.574517428044" calcext:value-type="float">
            <text:p>166,574517428044</text:p>
          </table:table-cell>
          <table:table-cell table:formula="of:=SQRT(POWER([.BW$4]-[.$B56];2)+POWER([.BW$5]-[.$C56];2)+POWER([.BW$6]-[.$D56];2))" office:value-type="float" office:value="6.99883511736061" calcext:value-type="float">
            <text:p>6,99883511736061</text:p>
          </table:table-cell>
          <table:table-cell table:formula="of:=SQRT(POWER([.BX$4]-[.BT56];2)+POWER([.BX$5]-[.BU56];2)+POWER([.BX$6]-[.BV56];2))" office:value-type="float" office:value="192.387520013954" calcext:value-type="float">
            <text:p>192,387520013954</text:p>
          </table:table-cell>
          <table:table-cell table:formula="of:=SQRT(POWER([.BY$4]-[.$B56];2)+POWER([.BY$5]-[.$C56];2)+POWER([.BY$6]-[.$D56];2))" office:value-type="float" office:value="7.42826621763114" calcext:value-type="float">
            <text:p>7,42826621763114</text:p>
          </table:table-cell>
          <table:table-cell table:formula="of:=SQRT(POWER([.BZ$4]-[.BV56];2)+POWER([.BZ$5]-[.BW56];2)+POWER([.BZ$6]-[.BX56];2))" office:value-type="float" office:value="227.703481192521" calcext:value-type="float">
            <text:p>227,703481192521</text:p>
          </table:table-cell>
          <table:table-cell table:formula="of:=SQRT(POWER([.CA$4]-[.$B56];2)+POWER([.CA$5]-[.$C56];2)+POWER([.CA$6]-[.$D56];2))" office:value-type="float" office:value="7.58851164590264" calcext:value-type="float">
            <text:p>7,58851164590264</text:p>
          </table:table-cell>
          <table:table-cell table:formula="of:=SQRT(POWER([.CB$4]-[.BX56];2)+POWER([.CB$5]-[.BY56];2)+POWER([.CB$6]-[.BZ56];2))" office:value-type="float" office:value="268.733545510533" calcext:value-type="float">
            <text:p>268,733545510533</text:p>
          </table:table-cell>
          <table:table-cell table:formula="of:=SQRT(POWER([.CC$4]-[.$B56];2)+POWER([.CC$5]-[.$C56];2)+POWER([.CC$6]-[.$D56];2))" office:value-type="float" office:value="7.89303091340709" calcext:value-type="float">
            <text:p>7,89303091340709</text:p>
          </table:table-cell>
          <table:table-cell table:formula="of:=SQRT(POWER([.CD$4]-[.BZ56];2)+POWER([.CD$5]-[.CA56];2)+POWER([.CD$6]-[.CB56];2))" office:value-type="float" office:value="322.122813698247" calcext:value-type="float">
            <text:p>322,122813698247</text:p>
          </table:table-cell>
          <table:table-cell table:formula="of:=SQRT(POWER([.CE$4]-[.$B56];2)+POWER([.CE$5]-[.$C56];2)+POWER([.CE$6]-[.$D56];2))" office:value-type="float" office:value="7.86098346264639" calcext:value-type="float">
            <text:p>7,86098346264639</text:p>
          </table:table-cell>
          <table:table-cell table:formula="of:=SQRT(POWER([.CF$4]-[.CB56];2)+POWER([.CF$5]-[.CC56];2)+POWER([.CF$6]-[.CD56];2))" office:value-type="float" office:value="388.70415397418" calcext:value-type="float">
            <text:p>388,70415397418</text:p>
          </table:table-cell>
          <table:table-cell table:formula="of:=SQRT(POWER([.CG$4]-[.$B56];2)+POWER([.CG$5]-[.$C56];2)+POWER([.CG$6]-[.$D56];2))" office:value-type="float" office:value="7.38236506818784" calcext:value-type="float">
            <text:p>7,38236506818784</text:p>
          </table:table-cell>
          <table:table-cell table:formula="of:=SQRT(POWER([.CH$4]-[.CD56];2)+POWER([.CH$5]-[.CE56];2)+POWER([.CH$6]-[.CF56];2))" office:value-type="float" office:value="473.130387430868" calcext:value-type="float">
            <text:p>473,130387430868</text:p>
          </table:table-cell>
          <table:table-cell table:formula="of:=SQRT(POWER([.CI$4]-[.$B56];2)+POWER([.CI$5]-[.$C56];2)+POWER([.CI$6]-[.$D56];2))" office:value-type="float" office:value="6.99711068942031" calcext:value-type="float">
            <text:p>6,99711068942031</text:p>
          </table:table-cell>
          <table:table-cell table:formula="of:=SQRT(POWER([.CJ$4]-[.CF56];2)+POWER([.CJ$5]-[.CG56];2)+POWER([.CJ$6]-[.CH56];2))" office:value-type="float" office:value="585.600460024248" calcext:value-type="float">
            <text:p>585,600460024248</text:p>
          </table:table-cell>
          <table:table-cell table:formula="of:=SQRT(POWER([.CK$4]-[.CG56];2)+POWER([.CK$5]-[.CH56];2)+POWER([.CK$6]-[.CI56];2))" office:value-type="float" office:value="437.210523150549" calcext:value-type="float">
            <text:p>437,210523150549</text:p>
          </table:table-cell>
          <table:table-cell table:formula="of:=SQRT(POWER([.CL$4]-[.$B56];2)+POWER([.CL$5]-[.$C56];2)+POWER([.CL$6]-[.$D56];2))" office:value-type="float" office:value="8.43346601344904" calcext:value-type="float">
            <text:p>8,43346601344904</text:p>
          </table:table-cell>
          <table:table-cell table:formula="of:=SQRT(POWER([.CM$4]-[.CI56];2)+POWER([.CM$5]-[.CJ56];2)+POWER([.CM$6]-[.CK56];2))" office:value-type="float" office:value="698.442058462228" calcext:value-type="float">
            <text:p>698,442058462228</text:p>
          </table:table-cell>
          <table:table-cell table:formula="of:=SQRT(POWER([.CN$4]-[.$B56];2)+POWER([.CN$5]-[.$C56];2)+POWER([.CN$6]-[.$D56];2))" office:value-type="float" office:value="7.46842051574494" calcext:value-type="float">
            <text:p>7,46842051574494</text:p>
          </table:table-cell>
          <table:table-cell table:formula="of:=SQRT(POWER([.CO$4]-[.CK56];2)+POWER([.CO$5]-[.CL56];2)+POWER([.CO$6]-[.CM56];2))" office:value-type="float" office:value="803.110752996307" calcext:value-type="float">
            <text:p>803,110752996307</text:p>
          </table:table-cell>
          <table:table-cell table:formula="of:=SQRT(POWER([.CP$4]-[.$B56];2)+POWER([.CP$5]-[.$C56];2)+POWER([.CP$6]-[.$D56];2))" office:value-type="float" office:value="6.29596481883436" calcext:value-type="float">
            <text:p>6,29596481883436</text:p>
          </table:table-cell>
          <table:table-cell table:formula="of:=SQRT(POWER([.CQ$4]-[.CM56];2)+POWER([.CQ$5]-[.CN56];2)+POWER([.CQ$6]-[.CO56];2))" office:value-type="float" office:value="1040.34977541623" calcext:value-type="float">
            <text:p>1040,34977541623</text:p>
          </table:table-cell>
          <table:table-cell table:formula="of:=SQRT(POWER([.CR$4]-[.$B56];2)+POWER([.CR$5]-[.$C56];2)+POWER([.CR$6]-[.$D56];2))" office:value-type="float" office:value="6.63002579180504" calcext:value-type="float">
            <text:p>6,63002579180504</text:p>
          </table:table-cell>
          <table:table-cell table:formula="of:=SQRT(POWER([.CS$4]-[.CO56];2)+POWER([.CS$5]-[.CP56];2)+POWER([.CS$6]-[.CQ56];2))" office:value-type="float" office:value="1291.78798642524" calcext:value-type="float">
            <text:p>1291,78798642524</text:p>
          </table:table-cell>
          <table:table-cell table:formula="of:=SQRT(POWER([.CT$4]-[.CP56];2)+POWER([.CT$5]-[.CQ56];2)+POWER([.CT$6]-[.CR56];2))" office:value-type="float" office:value="1003.43308389563" calcext:value-type="float">
            <text:p>1003,43308389563</text:p>
          </table:table-cell>
          <table:table-cell table:formula="of:=SQRT(POWER([.CU$4]-[.$B56];2)+POWER([.CU$5]-[.$C56];2)+POWER([.CU$6]-[.$D56];2))" office:value-type="float" office:value="10.035501930646" calcext:value-type="float">
            <text:p>10,035501930646</text:p>
          </table:table-cell>
          <table:table-cell table:formula="of:=SQRT(POWER([.CV$4]-[.CR56];2)+POWER([.CV$5]-[.CS56];2)+POWER([.CV$6]-[.CT56];2))" office:value-type="float" office:value="1604.59070419982" calcext:value-type="float">
            <text:p>1604,59070419982</text:p>
          </table:table-cell>
          <table:table-cell table:formula="of:=SQRT(POWER([.CW$4]-[.$B56];2)+POWER([.CW$5]-[.$C56];2)+POWER([.CW$6]-[.$D56];2))" office:value-type="float" office:value="10.9686424410681" calcext:value-type="float">
            <text:p>10,9686424410681</text:p>
          </table:table-cell>
          <table:table-cell table:formula="of:=SQRT(POWER([.CX$4]-[.CT56];2)+POWER([.CX$5]-[.CU56];2)+POWER([.CX$6]-[.CV56];2))" office:value-type="float" office:value="1869.10083238015" calcext:value-type="float">
            <text:p>1869,10083238015</text:p>
          </table:table-cell>
          <table:table-cell table:formula="of:=SQRT(POWER([.CY$4]-[.$B56];2)+POWER([.CY$5]-[.$C56];2)+POWER([.CY$6]-[.$D56];2))" office:value-type="float" office:value="12.4723278901735" calcext:value-type="float">
            <text:p>12,4723278901735</text:p>
          </table:table-cell>
          <table:table-cell table:formula="of:=SQRT(POWER([.CZ$4]-[.$B56];2)+POWER([.CZ$5]-[.$C56];2)+POWER([.CZ$6]-[.$D56];2))" office:value-type="float" office:value="12.885476553081" calcext:value-type="float">
            <text:p>12,885476553081</text:p>
          </table:table-cell>
          <table:table-cell table:formula="of:=SQRT(POWER([.DA$4]-[.$B56];2)+POWER([.DA$5]-[.$C56];2)+POWER([.DA$6]-[.$D56];2))" office:value-type="float" office:value="14.4038071703283" calcext:value-type="float">
            <text:p>14,4038071703283</text:p>
          </table:table-cell>
          <table:table-cell table:formula="of:=SQRT(POWER([.DB$4]-[.$B56];2)+POWER([.DB$5]-[.$C56];2)+POWER([.DB$6]-[.$D56];2))" office:value-type="float" office:value="12.7303590287156" calcext:value-type="float">
            <text:p>12,73035902871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.738" calcext:value-type="float">
            <text:p>34,738</text:p>
          </table:table-cell>
          <table:table-cell office:value-type="float" office:value="43.679" calcext:value-type="float">
            <text:p>43,679</text:p>
          </table:table-cell>
          <table:table-cell office:value-type="float" office:value="9.726" calcext:value-type="float">
            <text:p>9,726</text:p>
          </table:table-cell>
          <table:table-cell/>
          <table:table-cell table:formula="of:=SQRT(POWER([.F$4]-[.B57];2)+POWER([.F$5]-[.C57];2)+POWER([.F$6]-[.D57];2))" office:value-type="float" office:value="11.2562111298607" calcext:value-type="float">
            <text:p>11,2562111298607</text:p>
          </table:table-cell>
          <table:table-cell table:formula="of:=SQRT(POWER([.G$4]-[.$B57];2)+POWER([.G$5]-[.$C57];2)+POWER([.G$6]-[.$D57];2))" office:value-type="float" office:value="10.18753557049" calcext:value-type="float">
            <text:p>10,18753557049</text:p>
          </table:table-cell>
          <table:table-cell table:formula="of:=SQRT(POWER([.H$4]-[.D57];2)+POWER([.H$5]-[.E57];2)+POWER([.H$6]-[.F57];2))" office:value-type="float" office:value="50.183369248005" calcext:value-type="float">
            <text:p>50,183369248005</text:p>
          </table:table-cell>
          <table:table-cell table:formula="of:=SQRT(POWER([.I$4]-[.$B57];2)+POWER([.I$5]-[.$C57];2)+POWER([.I$6]-[.$D57];2))" office:value-type="float" office:value="9.48368087822445" calcext:value-type="float">
            <text:p>9,48368087822445</text:p>
          </table:table-cell>
          <table:table-cell table:formula="of:=SQRT(POWER([.J$4]-[.F57];2)+POWER([.J$5]-[.G57];2)+POWER([.J$6]-[.H57];2))" office:value-type="float" office:value="61.5025397517181" calcext:value-type="float">
            <text:p>61,5025397517181</text:p>
          </table:table-cell>
          <table:table-cell table:formula="of:=SQRT(POWER([.K$4]-[.$B57];2)+POWER([.K$5]-[.$C57];2)+POWER([.K$6]-[.$D57];2))" office:value-type="float" office:value="9.53702500783132" calcext:value-type="float">
            <text:p>9,53702500783132</text:p>
          </table:table-cell>
          <table:table-cell table:formula="of:=SQRT(POWER([.L$4]-[.H57];2)+POWER([.L$5]-[.I57];2)+POWER([.L$6]-[.J57];2))" office:value-type="float" office:value="68.6392267296334" calcext:value-type="float">
            <text:p>68,6392267296334</text:p>
          </table:table-cell>
          <table:table-cell table:formula="of:=SQRT(POWER([.M$4]-[.$B57];2)+POWER([.M$5]-[.$C57];2)+POWER([.M$6]-[.$D57];2))" office:value-type="float" office:value="10.2773900869822" calcext:value-type="float">
            <text:p>10,2773900869822</text:p>
          </table:table-cell>
          <table:table-cell table:formula="of:=SQRT(POWER([.N$4]-[.J57];2)+POWER([.N$5]-[.K57];2)+POWER([.N$6]-[.L57];2))" office:value-type="float" office:value="68.7376739408816" calcext:value-type="float">
            <text:p>68,7376739408816</text:p>
          </table:table-cell>
          <table:table-cell table:formula="of:=SQRT(POWER([.O$4]-[.$B57];2)+POWER([.O$5]-[.$C57];2)+POWER([.O$6]-[.$D57];2))" office:value-type="float" office:value="8.88739179962265" calcext:value-type="float">
            <text:p>8,88739179962265</text:p>
          </table:table-cell>
          <table:table-cell table:formula="of:=SQRT(POWER([.P$4]-[.L57];2)+POWER([.P$5]-[.M57];2)+POWER([.P$6]-[.N57];2))" office:value-type="float" office:value="68.6911623422679" calcext:value-type="float">
            <text:p>68,6911623422679</text:p>
          </table:table-cell>
          <table:table-cell table:formula="of:=SQRT(POWER([.Q$4]-[.$B57];2)+POWER([.Q$5]-[.$C57];2)+POWER([.Q$6]-[.$D57];2))" office:value-type="float" office:value="9.13874674121129" calcext:value-type="float">
            <text:p>9,13874674121129</text:p>
          </table:table-cell>
          <table:table-cell table:formula="of:=SQRT(POWER([.R$4]-[.N57];2)+POWER([.R$5]-[.O57];2)+POWER([.R$6]-[.P57];2))" office:value-type="float" office:value="69.9144073089018" calcext:value-type="float">
            <text:p>69,9144073089018</text:p>
          </table:table-cell>
          <table:table-cell table:formula="of:=SQRT(POWER([.S$4]-[.$B57];2)+POWER([.S$5]-[.$C57];2)+POWER([.S$6]-[.$D57];2))" office:value-type="float" office:value="11.4498599991441" calcext:value-type="float">
            <text:p>11,4498599991441</text:p>
          </table:table-cell>
          <table:table-cell table:formula="of:=SQRT(POWER([.T$4]-[.P57];2)+POWER([.T$5]-[.Q57];2)+POWER([.T$6]-[.R57];2))" office:value-type="float" office:value="71.8416533309667" calcext:value-type="float">
            <text:p>71,8416533309667</text:p>
          </table:table-cell>
          <table:table-cell table:formula="of:=SQRT(POWER([.U$4]-[.$B57];2)+POWER([.U$5]-[.$C57];2)+POWER([.U$6]-[.$D57];2))" office:value-type="float" office:value="12.0082386718453" calcext:value-type="float">
            <text:p>12,0082386718453</text:p>
          </table:table-cell>
          <table:table-cell table:formula="of:=SQRT(POWER([.V$4]-[.R57];2)+POWER([.V$5]-[.S57];2)+POWER([.V$6]-[.T57];2))" office:value-type="float" office:value="66.4874161029113" calcext:value-type="float">
            <text:p>66,4874161029113</text:p>
          </table:table-cell>
          <table:table-cell table:formula="of:=SQRT(POWER([.W$4]-[.$B57];2)+POWER([.W$5]-[.$C57];2)+POWER([.W$6]-[.$D57];2))" office:value-type="float" office:value="13.8798966854945" calcext:value-type="float">
            <text:p>13,8798966854945</text:p>
          </table:table-cell>
          <table:table-cell table:formula="of:=SQRT(POWER([.X$4]-[.T57];2)+POWER([.X$5]-[.U57];2)+POWER([.X$6]-[.V57];2))" office:value-type="float" office:value="62.7577642605744" calcext:value-type="float">
            <text:p>62,7577642605744</text:p>
          </table:table-cell>
          <table:table-cell table:formula="of:=SQRT(POWER([.Y$4]-[.$B57];2)+POWER([.Y$5]-[.$C57];2)+POWER([.Y$6]-[.$D57];2))" office:value-type="float" office:value="14.1549098902112" calcext:value-type="float">
            <text:p>14,1549098902112</text:p>
          </table:table-cell>
          <table:table-cell table:formula="of:=SQRT(POWER([.Z$4]-[.V57];2)+POWER([.Z$5]-[.W57];2)+POWER([.Z$6]-[.X57];2))" office:value-type="float" office:value="54.1670242179346" calcext:value-type="float">
            <text:p>54,1670242179346</text:p>
          </table:table-cell>
          <table:table-cell table:formula="of:=SQRT(POWER([.AA$4]-[.$B57];2)+POWER([.AA$5]-[.$C57];2)+POWER([.AA$6]-[.$D57];2))" office:value-type="float" office:value="13.4922969875407" calcext:value-type="float">
            <text:p>13,4922969875407</text:p>
          </table:table-cell>
          <table:table-cell table:formula="of:=SQRT(POWER([.AB$4]-[.X57];2)+POWER([.AB$5]-[.Y57];2)+POWER([.AB$6]-[.Z57];2))" office:value-type="float" office:value="45.5934912157075" calcext:value-type="float">
            <text:p>45,5934912157075</text:p>
          </table:table-cell>
          <table:table-cell table:formula="of:=SQRT(POWER([.AC$4]-[.$B57];2)+POWER([.AC$5]-[.$C57];2)+POWER([.AC$6]-[.$D57];2))" office:value-type="float" office:value="24.1828669516251" calcext:value-type="float">
            <text:p>24,1828669516251</text:p>
          </table:table-cell>
          <table:table-cell table:formula="of:=SQRT(POWER([.AD$4]-[.Z57];2)+POWER([.AD$5]-[.AA57];2)+POWER([.AD$6]-[.AB57];2))" office:value-type="float" office:value="33.7369935693541" calcext:value-type="float">
            <text:p>33,7369935693541</text:p>
          </table:table-cell>
          <table:table-cell table:formula="of:=SQRT(POWER([.AE$4]-[.$B57];2)+POWER([.AE$5]-[.$C57];2)+POWER([.AE$6]-[.$D57];2))" office:value-type="float" office:value="26.0187690907929" calcext:value-type="float">
            <text:p>26,0187690907929</text:p>
          </table:table-cell>
          <table:table-cell table:formula="of:=SQRT(POWER([.AF$4]-[.AB57];2)+POWER([.AF$5]-[.AC57];2)+POWER([.AF$6]-[.AD57];2))" office:value-type="float" office:value="22.7152764226697" calcext:value-type="float">
            <text:p>22,7152764226697</text:p>
          </table:table-cell>
          <table:table-cell table:formula="of:=SQRT(POWER([.AG$4]-[.$B57];2)+POWER([.AG$5]-[.$C57];2)+POWER([.AG$6]-[.$D57];2))" office:value-type="float" office:value="26.2303385033438" calcext:value-type="float">
            <text:p>26,2303385033438</text:p>
          </table:table-cell>
          <table:table-cell table:formula="of:=SQRT(POWER([.AH$4]-[.AD57];2)+POWER([.AH$5]-[.AE57];2)+POWER([.AH$6]-[.AF57];2))" office:value-type="float" office:value="18.5161432984217" calcext:value-type="float">
            <text:p>18,5161432984217</text:p>
          </table:table-cell>
          <table:table-cell table:formula="of:=SQRT(POWER([.AI$4]-[.$B57];2)+POWER([.AI$5]-[.$C57];2)+POWER([.AI$6]-[.$D57];2))" office:value-type="float" office:value="25.5321429770397" calcext:value-type="float">
            <text:p>25,5321429770397</text:p>
          </table:table-cell>
          <table:table-cell table:formula="of:=SQRT(POWER([.AJ$4]-[.AF57];2)+POWER([.AJ$5]-[.AG57];2)+POWER([.AJ$6]-[.AH57];2))" office:value-type="float" office:value="28.7087776855829" calcext:value-type="float">
            <text:p>28,7087776855829</text:p>
          </table:table-cell>
          <table:table-cell table:formula="of:=SQRT(POWER([.AK$4]-[.$B57];2)+POWER([.AK$5]-[.$C57];2)+POWER([.AK$6]-[.$D57];2))" office:value-type="float" office:value="26.2985623561441" calcext:value-type="float">
            <text:p>26,2985623561441</text:p>
          </table:table-cell>
          <table:table-cell table:formula="of:=SQRT(POWER([.AL$4]-[.AH57];2)+POWER([.AL$5]-[.AI57];2)+POWER([.AL$6]-[.AJ57];2))" office:value-type="float" office:value="35.0334188656764" calcext:value-type="float">
            <text:p>35,0334188656764</text:p>
          </table:table-cell>
          <table:table-cell table:formula="of:=SQRT(POWER([.AM$4]-[.$B57];2)+POWER([.AM$5]-[.$C57];2)+POWER([.AM$6]-[.$D57];2))" office:value-type="float" office:value="27.1054486957881" calcext:value-type="float">
            <text:p>27,1054486957881</text:p>
          </table:table-cell>
          <table:table-cell table:formula="of:=SQRT(POWER([.AN$4]-[.AJ57];2)+POWER([.AN$5]-[.AK57];2)+POWER([.AN$6]-[.AL57];2))" office:value-type="float" office:value="32.9133288400948" calcext:value-type="float">
            <text:p>32,9133288400948</text:p>
          </table:table-cell>
          <table:table-cell table:formula="of:=SQRT(POWER([.AO$4]-[.$B57];2)+POWER([.AO$5]-[.$C57];2)+POWER([.AO$6]-[.$D57];2))" office:value-type="float" office:value="28.1159640595872" calcext:value-type="float">
            <text:p>28,1159640595872</text:p>
          </table:table-cell>
          <table:table-cell table:formula="of:=SQRT(POWER([.AP$4]-[.AL57];2)+POWER([.AP$5]-[.AM57];2)+POWER([.AP$6]-[.AN57];2))" office:value-type="float" office:value="28.2853307435177" calcext:value-type="float">
            <text:p>28,2853307435177</text:p>
          </table:table-cell>
          <table:table-cell table:formula="of:=SQRT(POWER([.AQ$4]-[.$B57];2)+POWER([.AQ$5]-[.$C57];2)+POWER([.AQ$6]-[.$D57];2))" office:value-type="float" office:value="13.0799215211713" calcext:value-type="float">
            <text:p>13,0799215211713</text:p>
          </table:table-cell>
          <table:table-cell table:formula="of:=SQRT(POWER([.AR$4]-[.AN57];2)+POWER([.AR$5]-[.AO57];2)+POWER([.AR$6]-[.AP57];2))" office:value-type="float" office:value="23.9295396979305" calcext:value-type="float">
            <text:p>23,9295396979305</text:p>
          </table:table-cell>
          <table:table-cell table:formula="of:=SQRT(POWER([.AS$4]-[.$B57];2)+POWER([.AS$5]-[.$C57];2)+POWER([.AS$6]-[.$D57];2))" office:value-type="float" office:value="11.533611099738" calcext:value-type="float">
            <text:p>11,533611099738</text:p>
          </table:table-cell>
          <table:table-cell table:formula="of:=SQRT(POWER([.AT$4]-[.AP57];2)+POWER([.AT$5]-[.AQ57];2)+POWER([.AT$6]-[.AR57];2))" office:value-type="float" office:value="33.3862410790903" calcext:value-type="float">
            <text:p>33,3862410790903</text:p>
          </table:table-cell>
          <table:table-cell table:formula="of:=SQRT(POWER([.AU$4]-[.$B57];2)+POWER([.AU$5]-[.$C57];2)+POWER([.AU$6]-[.$D57];2))" office:value-type="float" office:value="12.9080156492003" calcext:value-type="float">
            <text:p>12,9080156492003</text:p>
          </table:table-cell>
          <table:table-cell table:formula="of:=SQRT(POWER([.AV$4]-[.AR57];2)+POWER([.AV$5]-[.AS57];2)+POWER([.AV$6]-[.AT57];2))" office:value-type="float" office:value="38.6636409026294" calcext:value-type="float">
            <text:p>38,6636409026294</text:p>
          </table:table-cell>
          <table:table-cell table:formula="of:=SQRT(POWER([.AW$4]-[.$B57];2)+POWER([.AW$5]-[.$C57];2)+POWER([.AW$6]-[.$D57];2))" office:value-type="float" office:value="14.4011961308775" calcext:value-type="float">
            <text:p>14,4011961308775</text:p>
          </table:table-cell>
          <table:table-cell table:formula="of:=SQRT(POWER([.AX$4]-[.AT57];2)+POWER([.AX$5]-[.AU57];2)+POWER([.AX$6]-[.AV57];2))" office:value-type="float" office:value="36.3432933354143" calcext:value-type="float">
            <text:p>36,3432933354143</text:p>
          </table:table-cell>
          <table:table-cell table:formula="of:=SQRT(POWER([.AY$4]-[.$B57];2)+POWER([.AY$5]-[.$C57];2)+POWER([.AY$6]-[.$D57];2))" office:value-type="float" office:value="2.47568031054092" calcext:value-type="float">
            <text:p>2,47568031054092</text:p>
          </table:table-cell>
          <table:table-cell table:formula="of:=SQRT(POWER([.AZ$4]-[.AV57];2)+POWER([.AZ$5]-[.AW57];2)+POWER([.AZ$6]-[.AX57];2))" office:value-type="float" office:value="40.2079425945435" calcext:value-type="float">
            <text:p>40,2079425945435</text:p>
          </table:table-cell>
          <table:table-cell table:formula="of:=SQRT(POWER([.BA$4]-[.$B57];2)+POWER([.BA$5]-[.$C57];2)+POWER([.BA$6]-[.$D57];2))" office:value-type="float" office:value="2.48299758356709" calcext:value-type="float">
            <text:p>2,48299758356709</text:p>
          </table:table-cell>
          <table:table-cell table:formula="of:=SQRT(POWER([.BB$4]-[.AX57];2)+POWER([.BB$5]-[.AY57];2)+POWER([.BB$6]-[.AZ57];2))" office:value-type="float" office:value="53.6851124779636" calcext:value-type="float">
            <text:p>53,6851124779636</text:p>
          </table:table-cell>
          <table:table-cell table:formula="of:=SQRT(POWER([.BC$4]-[.$B57];2)+POWER([.BC$5]-[.$C57];2)+POWER([.BC$6]-[.$D57];2))" office:value-type="float" office:value="0" calcext:value-type="float">
            <text:p>0</text:p>
          </table:table-cell>
          <table:table-cell table:formula="of:=SQRT(POWER([.BD$4]-[.AZ57];2)+POWER([.BD$5]-[.BA57];2)+POWER([.BD$6]-[.BB57];2))" office:value-type="float" office:value="60.0567788592731" calcext:value-type="float">
            <text:p>60,0567788592731</text:p>
          </table:table-cell>
          <table:table-cell table:formula="of:=SQRT(POWER([.BE$4]-[.$B57];2)+POWER([.BE$5]-[.$C57];2)+POWER([.BE$6]-[.$D57];2))" office:value-type="float" office:value="2.57309055417799" calcext:value-type="float">
            <text:p>2,57309055417799</text:p>
          </table:table-cell>
          <table:table-cell table:formula="of:=SQRT(POWER([.BF$4]-[.BB57];2)+POWER([.BF$5]-[.BC57];2)+POWER([.BF$6]-[.BD57];2))" office:value-type="float" office:value="69.7887043210458" calcext:value-type="float">
            <text:p>69,7887043210458</text:p>
          </table:table-cell>
          <table:table-cell table:formula="of:=SQRT(POWER([.BG$4]-[.$B57];2)+POWER([.BG$5]-[.$C57];2)+POWER([.BG$6]-[.$D57];2))" office:value-type="float" office:value="3.88027846938851" calcext:value-type="float">
            <text:p>3,88027846938851</text:p>
          </table:table-cell>
          <table:table-cell table:formula="of:=SQRT(POWER([.BH$4]-[.BD57];2)+POWER([.BH$5]-[.BE57];2)+POWER([.BH$6]-[.BF57];2))" office:value-type="float" office:value="77.2877476493303" calcext:value-type="float">
            <text:p>77,2877476493303</text:p>
          </table:table-cell>
          <table:table-cell table:formula="of:=SQRT(POWER([.BI$4]-[.$B57];2)+POWER([.BI$5]-[.$C57];2)+POWER([.BI$6]-[.$D57];2))" office:value-type="float" office:value="4.33500876585042" calcext:value-type="float">
            <text:p>4,33500876585042</text:p>
          </table:table-cell>
          <table:table-cell table:formula="of:=SQRT(POWER([.BJ$4]-[.BF57];2)+POWER([.BJ$5]-[.BG57];2)+POWER([.BJ$6]-[.BH57];2))" office:value-type="float" office:value="85.4845034582534" calcext:value-type="float">
            <text:p>85,4845034582534</text:p>
          </table:table-cell>
          <table:table-cell table:formula="of:=SQRT(POWER([.BK$4]-[.$B57];2)+POWER([.BK$5]-[.$C57];2)+POWER([.BK$6]-[.$D57];2))" office:value-type="float" office:value="6.21913675681762" calcext:value-type="float">
            <text:p>6,21913675681762</text:p>
          </table:table-cell>
          <table:table-cell table:formula="of:=SQRT(POWER([.BL$4]-[.BH57];2)+POWER([.BL$5]-[.BI57];2)+POWER([.BL$6]-[.BJ57];2))" office:value-type="float" office:value="95.3048632954302" calcext:value-type="float">
            <text:p>95,3048632954302</text:p>
          </table:table-cell>
          <table:table-cell table:formula="of:=SQRT(POWER([.BM$4]-[.$B57];2)+POWER([.BM$5]-[.$C57];2)+POWER([.BM$6]-[.$D57];2))" office:value-type="float" office:value="5.22702630565411" calcext:value-type="float">
            <text:p>5,22702630565411</text:p>
          </table:table-cell>
          <table:table-cell table:formula="of:=SQRT(POWER([.BN$4]-[.BJ57];2)+POWER([.BN$5]-[.BK57];2)+POWER([.BN$6]-[.BL57];2))" office:value-type="float" office:value="106.931864835377" calcext:value-type="float">
            <text:p>106,931864835377</text:p>
          </table:table-cell>
          <table:table-cell table:formula="of:=SQRT(POWER([.BO$4]-[.$B57];2)+POWER([.BO$5]-[.$C57];2)+POWER([.BO$6]-[.$D57];2))" office:value-type="float" office:value="7.6335989546216" calcext:value-type="float">
            <text:p>7,6335989546216</text:p>
          </table:table-cell>
          <table:table-cell table:formula="of:=SQRT(POWER([.BP$4]-[.BL57];2)+POWER([.BP$5]-[.BM57];2)+POWER([.BP$6]-[.BN57];2))" office:value-type="float" office:value="121.862102048517" calcext:value-type="float">
            <text:p>121,862102048517</text:p>
          </table:table-cell>
          <table:table-cell table:formula="of:=SQRT(POWER([.BQ$4]-[.$B57];2)+POWER([.BQ$5]-[.$C57];2)+POWER([.BQ$6]-[.$D57];2))" office:value-type="float" office:value="9.70038973443851" calcext:value-type="float">
            <text:p>9,70038973443851</text:p>
          </table:table-cell>
          <table:table-cell table:formula="of:=SQRT(POWER([.BR$4]-[.BN57];2)+POWER([.BR$5]-[.BO57];2)+POWER([.BR$6]-[.BP57];2))" office:value-type="float" office:value="138.563467837203" calcext:value-type="float">
            <text:p>138,563467837203</text:p>
          </table:table-cell>
          <table:table-cell table:formula="of:=SQRT(POWER([.BS$4]-[.$B57];2)+POWER([.BS$5]-[.$C57];2)+POWER([.BS$6]-[.$D57];2))" office:value-type="float" office:value="10.9701508649608" calcext:value-type="float">
            <text:p>10,9701508649608</text:p>
          </table:table-cell>
          <table:table-cell table:formula="of:=SQRT(POWER([.BT$4]-[.BP57];2)+POWER([.BT$5]-[.BQ57];2)+POWER([.BT$6]-[.BR57];2))" office:value-type="float" office:value="160.274977393819" calcext:value-type="float">
            <text:p>160,274977393819</text:p>
          </table:table-cell>
          <table:table-cell table:formula="of:=SQRT(POWER([.BU$4]-[.$B57];2)+POWER([.BU$5]-[.$C57];2)+POWER([.BU$6]-[.$D57];2))" office:value-type="float" office:value="11.4660996419881" calcext:value-type="float">
            <text:p>11,4660996419881</text:p>
          </table:table-cell>
          <table:table-cell table:formula="of:=SQRT(POWER([.BV$4]-[.BR57];2)+POWER([.BV$5]-[.BS57];2)+POWER([.BV$6]-[.BT57];2))" office:value-type="float" office:value="188.616050071413" calcext:value-type="float">
            <text:p>188,616050071413</text:p>
          </table:table-cell>
          <table:table-cell table:formula="of:=SQRT(POWER([.BW$4]-[.$B57];2)+POWER([.BW$5]-[.$C57];2)+POWER([.BW$6]-[.$D57];2))" office:value-type="float" office:value="5.59888426385115" calcext:value-type="float">
            <text:p>5,59888426385115</text:p>
          </table:table-cell>
          <table:table-cell table:formula="of:=SQRT(POWER([.BX$4]-[.BT57];2)+POWER([.BX$5]-[.BU57];2)+POWER([.BX$6]-[.BV57];2))" office:value-type="float" office:value="220.246969048669" calcext:value-type="float">
            <text:p>220,246969048669</text:p>
          </table:table-cell>
          <table:table-cell table:formula="of:=SQRT(POWER([.BY$4]-[.$B57];2)+POWER([.BY$5]-[.$C57];2)+POWER([.BY$6]-[.$D57];2))" office:value-type="float" office:value="6.14821104061987" calcext:value-type="float">
            <text:p>6,14821104061987</text:p>
          </table:table-cell>
          <table:table-cell table:formula="of:=SQRT(POWER([.BZ$4]-[.BV57];2)+POWER([.BZ$5]-[.BW57];2)+POWER([.BZ$6]-[.BX57];2))" office:value-type="float" office:value="263.096919952025" calcext:value-type="float">
            <text:p>263,096919952025</text:p>
          </table:table-cell>
          <table:table-cell table:formula="of:=SQRT(POWER([.CA$4]-[.$B57];2)+POWER([.CA$5]-[.$C57];2)+POWER([.CA$6]-[.$D57];2))" office:value-type="float" office:value="5.39685843801744" calcext:value-type="float">
            <text:p>5,39685843801744</text:p>
          </table:table-cell>
          <table:table-cell table:formula="of:=SQRT(POWER([.CB$4]-[.BX57];2)+POWER([.CB$5]-[.BY57];2)+POWER([.CB$6]-[.BZ57];2))" office:value-type="float" office:value="313.606382680456" calcext:value-type="float">
            <text:p>313,606382680456</text:p>
          </table:table-cell>
          <table:table-cell table:formula="of:=SQRT(POWER([.CC$4]-[.$B57];2)+POWER([.CC$5]-[.$C57];2)+POWER([.CC$6]-[.$D57];2))" office:value-type="float" office:value="5.39185060994832" calcext:value-type="float">
            <text:p>5,39185060994832</text:p>
          </table:table-cell>
          <table:table-cell table:formula="of:=SQRT(POWER([.CD$4]-[.BZ57];2)+POWER([.CD$5]-[.CA57];2)+POWER([.CD$6]-[.CB57];2))" office:value-type="float" office:value="379.196944049171" calcext:value-type="float">
            <text:p>379,196944049171</text:p>
          </table:table-cell>
          <table:table-cell table:formula="of:=SQRT(POWER([.CE$4]-[.$B57];2)+POWER([.CE$5]-[.$C57];2)+POWER([.CE$6]-[.$D57];2))" office:value-type="float" office:value="5.24657688402639" calcext:value-type="float">
            <text:p>5,24657688402639</text:p>
          </table:table-cell>
          <table:table-cell table:formula="of:=SQRT(POWER([.CF$4]-[.CB57];2)+POWER([.CF$5]-[.CC57];2)+POWER([.CF$6]-[.CD57];2))" office:value-type="float" office:value="461.250188451579" calcext:value-type="float">
            <text:p>461,250188451579</text:p>
          </table:table-cell>
          <table:table-cell table:formula="of:=SQRT(POWER([.CG$4]-[.$B57];2)+POWER([.CG$5]-[.$C57];2)+POWER([.CG$6]-[.$D57];2))" office:value-type="float" office:value="4.54709027840882" calcext:value-type="float">
            <text:p>4,54709027840882</text:p>
          </table:table-cell>
          <table:table-cell table:formula="of:=SQRT(POWER([.CH$4]-[.CD57];2)+POWER([.CH$5]-[.CE57];2)+POWER([.CH$6]-[.CF57];2))" office:value-type="float" office:value="565.389625279269" calcext:value-type="float">
            <text:p>565,389625279269</text:p>
          </table:table-cell>
          <table:table-cell table:formula="of:=SQRT(POWER([.CI$4]-[.$B57];2)+POWER([.CI$5]-[.$C57];2)+POWER([.CI$6]-[.$D57];2))" office:value-type="float" office:value="6.0817518857645" calcext:value-type="float">
            <text:p>6,0817518857645</text:p>
          </table:table-cell>
          <table:table-cell table:formula="of:=SQRT(POWER([.CJ$4]-[.CF57];2)+POWER([.CJ$5]-[.CG57];2)+POWER([.CJ$6]-[.CH57];2))" office:value-type="float" office:value="702.947699134164" calcext:value-type="float">
            <text:p>702,947699134164</text:p>
          </table:table-cell>
          <table:table-cell table:formula="of:=SQRT(POWER([.CK$4]-[.CG57];2)+POWER([.CK$5]-[.CH57];2)+POWER([.CK$6]-[.CI57];2))" office:value-type="float" office:value="529.456993659775" calcext:value-type="float">
            <text:p>529,456993659775</text:p>
          </table:table-cell>
          <table:table-cell table:formula="of:=SQRT(POWER([.CL$4]-[.$B57];2)+POWER([.CL$5]-[.$C57];2)+POWER([.CL$6]-[.$D57];2))" office:value-type="float" office:value="7.46100134030279" calcext:value-type="float">
            <text:p>7,46100134030279</text:p>
          </table:table-cell>
          <table:table-cell table:formula="of:=SQRT(POWER([.CM$4]-[.CI57];2)+POWER([.CM$5]-[.CJ57];2)+POWER([.CM$6]-[.CK57];2))" office:value-type="float" office:value="847.635071882596" calcext:value-type="float">
            <text:p>847,635071882596</text:p>
          </table:table-cell>
          <table:table-cell table:formula="of:=SQRT(POWER([.CN$4]-[.$B57];2)+POWER([.CN$5]-[.$C57];2)+POWER([.CN$6]-[.$D57];2))" office:value-type="float" office:value="7.6966315359383" calcext:value-type="float">
            <text:p>7,6966315359383</text:p>
          </table:table-cell>
          <table:table-cell table:formula="of:=SQRT(POWER([.CO$4]-[.CK57];2)+POWER([.CO$5]-[.CL57];2)+POWER([.CO$6]-[.CM57];2))" office:value-type="float" office:value="978.409537887794" calcext:value-type="float">
            <text:p>978,409537887794</text:p>
          </table:table-cell>
          <table:table-cell table:formula="of:=SQRT(POWER([.CP$4]-[.$B57];2)+POWER([.CP$5]-[.$C57];2)+POWER([.CP$6]-[.$D57];2))" office:value-type="float" office:value="6.76443500966636" calcext:value-type="float">
            <text:p>6,76443500966636</text:p>
          </table:table-cell>
          <table:table-cell table:formula="of:=SQRT(POWER([.CQ$4]-[.CM57];2)+POWER([.CQ$5]-[.CN57];2)+POWER([.CQ$6]-[.CO57];2))" office:value-type="float" office:value="1270.45595931965" calcext:value-type="float">
            <text:p>1270,45595931965</text:p>
          </table:table-cell>
          <table:table-cell table:formula="of:=SQRT(POWER([.CR$4]-[.$B57];2)+POWER([.CR$5]-[.$C57];2)+POWER([.CR$6]-[.$D57];2))" office:value-type="float" office:value="7.32897741843977" calcext:value-type="float">
            <text:p>7,32897741843977</text:p>
          </table:table-cell>
          <table:table-cell table:formula="of:=SQRT(POWER([.CS$4]-[.CO57];2)+POWER([.CS$5]-[.CP57];2)+POWER([.CS$6]-[.CQ57];2))" office:value-type="float" office:value="1580.97038225289" calcext:value-type="float">
            <text:p>1580,97038225289</text:p>
          </table:table-cell>
          <table:table-cell table:formula="of:=SQRT(POWER([.CT$4]-[.CP57];2)+POWER([.CT$5]-[.CQ57];2)+POWER([.CT$6]-[.CR57];2))" office:value-type="float" office:value="1233.4800628797" calcext:value-type="float">
            <text:p>1233,4800628797</text:p>
          </table:table-cell>
          <table:table-cell table:formula="of:=SQRT(POWER([.CU$4]-[.$B57];2)+POWER([.CU$5]-[.$C57];2)+POWER([.CU$6]-[.$D57];2))" office:value-type="float" office:value="9.28575527353591" calcext:value-type="float">
            <text:p>9,28575527353591</text:p>
          </table:table-cell>
          <table:table-cell table:formula="of:=SQRT(POWER([.CV$4]-[.CR57];2)+POWER([.CV$5]-[.CS57];2)+POWER([.CV$6]-[.CT57];2))" office:value-type="float" office:value="1974.04073776249" calcext:value-type="float">
            <text:p>1974,04073776249</text:p>
          </table:table-cell>
          <table:table-cell table:formula="of:=SQRT(POWER([.CW$4]-[.$B57];2)+POWER([.CW$5]-[.$C57];2)+POWER([.CW$6]-[.$D57];2))" office:value-type="float" office:value="10.5303252086533" calcext:value-type="float">
            <text:p>10,5303252086533</text:p>
          </table:table-cell>
          <table:table-cell table:formula="of:=SQRT(POWER([.CX$4]-[.CT57];2)+POWER([.CX$5]-[.CU57];2)+POWER([.CX$6]-[.CV57];2))" office:value-type="float" office:value="2304.25427870381" calcext:value-type="float">
            <text:p>2304,25427870381</text:p>
          </table:table-cell>
          <table:table-cell table:formula="of:=SQRT(POWER([.CY$4]-[.$B57];2)+POWER([.CY$5]-[.$C57];2)+POWER([.CY$6]-[.$D57];2))" office:value-type="float" office:value="11.5631654403109" calcext:value-type="float">
            <text:p>11,5631654403109</text:p>
          </table:table-cell>
          <table:table-cell table:formula="of:=SQRT(POWER([.CZ$4]-[.$B57];2)+POWER([.CZ$5]-[.$C57];2)+POWER([.CZ$6]-[.$D57];2))" office:value-type="float" office:value="11.6527449984971" calcext:value-type="float">
            <text:p>11,6527449984971</text:p>
          </table:table-cell>
          <table:table-cell table:formula="of:=SQRT(POWER([.DA$4]-[.$B57];2)+POWER([.DA$5]-[.$C57];2)+POWER([.DA$6]-[.$D57];2))" office:value-type="float" office:value="13.1504275595891" calcext:value-type="float">
            <text:p>13,1504275595891</text:p>
          </table:table-cell>
          <table:table-cell table:formula="of:=SQRT(POWER([.DB$4]-[.$B57];2)+POWER([.DB$5]-[.$C57];2)+POWER([.DB$6]-[.$D57];2))" office:value-type="float" office:value="11.2585139783188" calcext:value-type="float">
            <text:p>11,25851397831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.469" calcext:value-type="float">
            <text:p>33,469</text:p>
          </table:table-cell>
          <table:table-cell office:value-type="float" office:value="43.762" calcext:value-type="float">
            <text:p>43,762</text:p>
          </table:table-cell>
          <table:table-cell office:value-type="float" office:value="10.587" calcext:value-type="float">
            <text:p>10,587</text:p>
          </table:table-cell>
          <table:table-cell/>
          <table:table-cell table:formula="of:=SQRT(POWER([.F$4]-[.B58];2)+POWER([.F$5]-[.C58];2)+POWER([.F$6]-[.D58];2))" office:value-type="float" office:value="12.1158686853234" calcext:value-type="float">
            <text:p>12,1158686853234</text:p>
          </table:table-cell>
          <table:table-cell table:formula="of:=SQRT(POWER([.G$4]-[.$B58];2)+POWER([.G$5]-[.$C58];2)+POWER([.G$6]-[.$D58];2))" office:value-type="float" office:value="10.9580725494952" calcext:value-type="float">
            <text:p>10,9580725494952</text:p>
          </table:table-cell>
          <table:table-cell table:formula="of:=SQRT(POWER([.H$4]-[.D58];2)+POWER([.H$5]-[.E58];2)+POWER([.H$6]-[.F58];2))" office:value-type="float" office:value="49.9727810107672" calcext:value-type="float">
            <text:p>49,9727810107672</text:p>
          </table:table-cell>
          <table:table-cell table:formula="of:=SQRT(POWER([.I$4]-[.$B58];2)+POWER([.I$5]-[.$C58];2)+POWER([.I$6]-[.$D58];2))" office:value-type="float" office:value="10.4662981039143" calcext:value-type="float">
            <text:p>10,4662981039143</text:p>
          </table:table-cell>
          <table:table-cell table:formula="of:=SQRT(POWER([.J$4]-[.F58];2)+POWER([.J$5]-[.G58];2)+POWER([.J$6]-[.H58];2))" office:value-type="float" office:value="60.6563847174133" calcext:value-type="float">
            <text:p>60,6563847174133</text:p>
          </table:table-cell>
          <table:table-cell table:formula="of:=SQRT(POWER([.K$4]-[.$B58];2)+POWER([.K$5]-[.$C58];2)+POWER([.K$6]-[.$D58];2))" office:value-type="float" office:value="10.0367935616909" calcext:value-type="float">
            <text:p>10,0367935616909</text:p>
          </table:table-cell>
          <table:table-cell table:formula="of:=SQRT(POWER([.L$4]-[.H58];2)+POWER([.L$5]-[.I58];2)+POWER([.L$6]-[.J58];2))" office:value-type="float" office:value="67.4180826249415" calcext:value-type="float">
            <text:p>67,4180826249415</text:p>
          </table:table-cell>
          <table:table-cell table:formula="of:=SQRT(POWER([.M$4]-[.$B58];2)+POWER([.M$5]-[.$C58];2)+POWER([.M$6]-[.$D58];2))" office:value-type="float" office:value="10.7201904833823" calcext:value-type="float">
            <text:p>10,7201904833823</text:p>
          </table:table-cell>
          <table:table-cell table:formula="of:=SQRT(POWER([.N$4]-[.J58];2)+POWER([.N$5]-[.K58];2)+POWER([.N$6]-[.L58];2))" office:value-type="float" office:value="67.2485541580511" calcext:value-type="float">
            <text:p>67,2485541580511</text:p>
          </table:table-cell>
          <table:table-cell table:formula="of:=SQRT(POWER([.O$4]-[.$B58];2)+POWER([.O$5]-[.$C58];2)+POWER([.O$6]-[.$D58];2))" office:value-type="float" office:value="9.94789133434819" calcext:value-type="float">
            <text:p>9,94789133434819</text:p>
          </table:table-cell>
          <table:table-cell table:formula="of:=SQRT(POWER([.P$4]-[.L58];2)+POWER([.P$5]-[.M58];2)+POWER([.P$6]-[.N58];2))" office:value-type="float" office:value="66.8283069239096" calcext:value-type="float">
            <text:p>66,8283069239096</text:p>
          </table:table-cell>
          <table:table-cell table:formula="of:=SQRT(POWER([.Q$4]-[.$B58];2)+POWER([.Q$5]-[.$C58];2)+POWER([.Q$6]-[.$D58];2))" office:value-type="float" office:value="9.8968824889457" calcext:value-type="float">
            <text:p>9,8968824889457</text:p>
          </table:table-cell>
          <table:table-cell table:formula="of:=SQRT(POWER([.R$4]-[.N58];2)+POWER([.R$5]-[.O58];2)+POWER([.R$6]-[.P58];2))" office:value-type="float" office:value="67.3917353658431" calcext:value-type="float">
            <text:p>67,3917353658431</text:p>
          </table:table-cell>
          <table:table-cell table:formula="of:=SQRT(POWER([.S$4]-[.$B58];2)+POWER([.S$5]-[.$C58];2)+POWER([.S$6]-[.$D58];2))" office:value-type="float" office:value="12.4839303506548" calcext:value-type="float">
            <text:p>12,4839303506548</text:p>
          </table:table-cell>
          <table:table-cell table:formula="of:=SQRT(POWER([.T$4]-[.P58];2)+POWER([.T$5]-[.Q58];2)+POWER([.T$6]-[.R58];2))" office:value-type="float" office:value="68.8230672141419" calcext:value-type="float">
            <text:p>68,8230672141419</text:p>
          </table:table-cell>
          <table:table-cell table:formula="of:=SQRT(POWER([.U$4]-[.$B58];2)+POWER([.U$5]-[.$C58];2)+POWER([.U$6]-[.$D58];2))" office:value-type="float" office:value="12.628585787807" calcext:value-type="float">
            <text:p>12,628585787807</text:p>
          </table:table-cell>
          <table:table-cell table:formula="of:=SQRT(POWER([.V$4]-[.R58];2)+POWER([.V$5]-[.S58];2)+POWER([.V$6]-[.T58];2))" office:value-type="float" office:value="62.588385034831" calcext:value-type="float">
            <text:p>62,588385034831</text:p>
          </table:table-cell>
          <table:table-cell table:formula="of:=SQRT(POWER([.W$4]-[.$B58];2)+POWER([.W$5]-[.$C58];2)+POWER([.W$6]-[.$D58];2))" office:value-type="float" office:value="14.4387388299671" calcext:value-type="float">
            <text:p>14,4387388299671</text:p>
          </table:table-cell>
          <table:table-cell table:formula="of:=SQRT(POWER([.X$4]-[.T58];2)+POWER([.X$5]-[.U58];2)+POWER([.X$6]-[.V58];2))" office:value-type="float" office:value="57.9883710511977" calcext:value-type="float">
            <text:p>57,9883710511977</text:p>
          </table:table-cell>
          <table:table-cell table:formula="of:=SQRT(POWER([.Y$4]-[.$B58];2)+POWER([.Y$5]-[.$C58];2)+POWER([.Y$6]-[.$D58];2))" office:value-type="float" office:value="14.6643460474717" calcext:value-type="float">
            <text:p>14,6643460474717</text:p>
          </table:table-cell>
          <table:table-cell table:formula="of:=SQRT(POWER([.Z$4]-[.V58];2)+POWER([.Z$5]-[.W58];2)+POWER([.Z$6]-[.X58];2))" office:value-type="float" office:value="48.5493932830854" calcext:value-type="float">
            <text:p>48,5493932830854</text:p>
          </table:table-cell>
          <table:table-cell table:formula="of:=SQRT(POWER([.AA$4]-[.$B58];2)+POWER([.AA$5]-[.$C58];2)+POWER([.AA$6]-[.$D58];2))" office:value-type="float" office:value="13.8901348085611" calcext:value-type="float">
            <text:p>13,8901348085611</text:p>
          </table:table-cell>
          <table:table-cell table:formula="of:=SQRT(POWER([.AB$4]-[.X58];2)+POWER([.AB$5]-[.Y58];2)+POWER([.AB$6]-[.Z58];2))" office:value-type="float" office:value="38.8721568403215" calcext:value-type="float">
            <text:p>38,8721568403215</text:p>
          </table:table-cell>
          <table:table-cell table:formula="of:=SQRT(POWER([.AC$4]-[.$B58];2)+POWER([.AC$5]-[.$C58];2)+POWER([.AC$6]-[.$D58];2))" office:value-type="float" office:value="24.8728034005015" calcext:value-type="float">
            <text:p>24,8728034005015</text:p>
          </table:table-cell>
          <table:table-cell table:formula="of:=SQRT(POWER([.AD$4]-[.Z58];2)+POWER([.AD$5]-[.AA58];2)+POWER([.AD$6]-[.AB58];2))" office:value-type="float" office:value="26.7942048755129" calcext:value-type="float">
            <text:p>26,7942048755129</text:p>
          </table:table-cell>
          <table:table-cell table:formula="of:=SQRT(POWER([.AE$4]-[.$B58];2)+POWER([.AE$5]-[.$C58];2)+POWER([.AE$6]-[.$D58];2))" office:value-type="float" office:value="26.6416847440247" calcext:value-type="float">
            <text:p>26,6416847440247</text:p>
          </table:table-cell>
          <table:table-cell table:formula="of:=SQRT(POWER([.AF$4]-[.AB58];2)+POWER([.AF$5]-[.AC58];2)+POWER([.AF$6]-[.AD58];2))" office:value-type="float" office:value="18.2143492103959" calcext:value-type="float">
            <text:p>18,2143492103959</text:p>
          </table:table-cell>
          <table:table-cell table:formula="of:=SQRT(POWER([.AG$4]-[.$B58];2)+POWER([.AG$5]-[.$C58];2)+POWER([.AG$6]-[.$D58];2))" office:value-type="float" office:value="26.9572833386452" calcext:value-type="float">
            <text:p>26,9572833386452</text:p>
          </table:table-cell>
          <table:table-cell table:formula="of:=SQRT(POWER([.AH$4]-[.AD58];2)+POWER([.AH$5]-[.AE58];2)+POWER([.AH$6]-[.AF58];2))" office:value-type="float" office:value="22.0477575151783" calcext:value-type="float">
            <text:p>22,0477575151783</text:p>
          </table:table-cell>
          <table:table-cell table:formula="of:=SQRT(POWER([.AI$4]-[.$B58];2)+POWER([.AI$5]-[.$C58];2)+POWER([.AI$6]-[.$D58];2))" office:value-type="float" office:value="26.2544572596731" calcext:value-type="float">
            <text:p>26,2544572596731</text:p>
          </table:table-cell>
          <table:table-cell table:formula="of:=SQRT(POWER([.AJ$4]-[.AF58];2)+POWER([.AJ$5]-[.AG58];2)+POWER([.AJ$6]-[.AH58];2))" office:value-type="float" office:value="33.8118034160546" calcext:value-type="float">
            <text:p>33,8118034160546</text:p>
          </table:table-cell>
          <table:table-cell table:formula="of:=SQRT(POWER([.AK$4]-[.$B58];2)+POWER([.AK$5]-[.$C58];2)+POWER([.AK$6]-[.$D58];2))" office:value-type="float" office:value="26.960851711324" calcext:value-type="float">
            <text:p>26,960851711324</text:p>
          </table:table-cell>
          <table:table-cell table:formula="of:=SQRT(POWER([.AL$4]-[.AH58];2)+POWER([.AL$5]-[.AI58];2)+POWER([.AL$6]-[.AJ58];2))" office:value-type="float" office:value="33.9778629009358" calcext:value-type="float">
            <text:p>33,9778629009358</text:p>
          </table:table-cell>
          <table:table-cell table:formula="of:=SQRT(POWER([.AM$4]-[.$B58];2)+POWER([.AM$5]-[.$C58];2)+POWER([.AM$6]-[.$D58];2))" office:value-type="float" office:value="27.8865335601254" calcext:value-type="float">
            <text:p>27,8865335601254</text:p>
          </table:table-cell>
          <table:table-cell table:formula="of:=SQRT(POWER([.AN$4]-[.AJ58];2)+POWER([.AN$5]-[.AK58];2)+POWER([.AN$6]-[.AL58];2))" office:value-type="float" office:value="28.6491178689487" calcext:value-type="float">
            <text:p>28,6491178689487</text:p>
          </table:table-cell>
          <table:table-cell table:formula="of:=SQRT(POWER([.AO$4]-[.$B58];2)+POWER([.AO$5]-[.$C58];2)+POWER([.AO$6]-[.$D58];2))" office:value-type="float" office:value="28.9320631134387" calcext:value-type="float">
            <text:p>28,9320631134387</text:p>
          </table:table-cell>
          <table:table-cell table:formula="of:=SQRT(POWER([.AP$4]-[.AL58];2)+POWER([.AP$5]-[.AM58];2)+POWER([.AP$6]-[.AN58];2))" office:value-type="float" office:value="26.3601081238745" calcext:value-type="float">
            <text:p>26,3601081238745</text:p>
          </table:table-cell>
          <table:table-cell table:formula="of:=SQRT(POWER([.AQ$4]-[.$B58];2)+POWER([.AQ$5]-[.$C58];2)+POWER([.AQ$6]-[.$D58];2))" office:value-type="float" office:value="14.13231035606" calcext:value-type="float">
            <text:p>14,13231035606</text:p>
          </table:table-cell>
          <table:table-cell table:formula="of:=SQRT(POWER([.AR$4]-[.AN58];2)+POWER([.AR$5]-[.AO58];2)+POWER([.AR$6]-[.AP58];2))" office:value-type="float" office:value="24.9151655570273" calcext:value-type="float">
            <text:p>24,9151655570273</text:p>
          </table:table-cell>
          <table:table-cell table:formula="of:=SQRT(POWER([.AS$4]-[.$B58];2)+POWER([.AS$5]-[.$C58];2)+POWER([.AS$6]-[.$D58];2))" office:value-type="float" office:value="12.736235786134" calcext:value-type="float">
            <text:p>12,736235786134</text:p>
          </table:table-cell>
          <table:table-cell table:formula="of:=SQRT(POWER([.AT$4]-[.AP58];2)+POWER([.AT$5]-[.AQ58];2)+POWER([.AT$6]-[.AR58];2))" office:value-type="float" office:value="33.965927667834" calcext:value-type="float">
            <text:p>33,965927667834</text:p>
          </table:table-cell>
          <table:table-cell table:formula="of:=SQRT(POWER([.AU$4]-[.$B58];2)+POWER([.AU$5]-[.$C58];2)+POWER([.AU$6]-[.$D58];2))" office:value-type="float" office:value="14.0027818307649" calcext:value-type="float">
            <text:p>14,0027818307649</text:p>
          </table:table-cell>
          <table:table-cell table:formula="of:=SQRT(POWER([.AV$4]-[.AR58];2)+POWER([.AV$5]-[.AS58];2)+POWER([.AV$6]-[.AT58];2))" office:value-type="float" office:value="37.7606841679711" calcext:value-type="float">
            <text:p>37,7606841679711</text:p>
          </table:table-cell>
          <table:table-cell table:formula="of:=SQRT(POWER([.AW$4]-[.$B58];2)+POWER([.AW$5]-[.$C58];2)+POWER([.AW$6]-[.$D58];2))" office:value-type="float" office:value="15.4652256692232" calcext:value-type="float">
            <text:p>15,4652256692232</text:p>
          </table:table-cell>
          <table:table-cell table:formula="of:=SQRT(POWER([.AX$4]-[.AT58];2)+POWER([.AX$5]-[.AU58];2)+POWER([.AX$6]-[.AV58];2))" office:value-type="float" office:value="34.8536112740041" calcext:value-type="float">
            <text:p>34,8536112740041</text:p>
          </table:table-cell>
          <table:table-cell table:formula="of:=SQRT(POWER([.AY$4]-[.$B58];2)+POWER([.AY$5]-[.$C58];2)+POWER([.AY$6]-[.$D58];2))" office:value-type="float" office:value="3.8816658794904" calcext:value-type="float">
            <text:p>3,8816658794904</text:p>
          </table:table-cell>
          <table:table-cell table:formula="of:=SQRT(POWER([.AZ$4]-[.AV58];2)+POWER([.AZ$5]-[.AW58];2)+POWER([.AZ$6]-[.AX58];2))" office:value-type="float" office:value="38.3315919982741" calcext:value-type="float">
            <text:p>38,3315919982741</text:p>
          </table:table-cell>
          <table:table-cell table:formula="of:=SQRT(POWER([.BA$4]-[.$B58];2)+POWER([.BA$5]-[.$C58];2)+POWER([.BA$6]-[.$D58];2))" office:value-type="float" office:value="2.96045773487817" calcext:value-type="float">
            <text:p>2,96045773487817</text:p>
          </table:table-cell>
          <table:table-cell table:formula="of:=SQRT(POWER([.BB$4]-[.AX58];2)+POWER([.BB$5]-[.AY58];2)+POWER([.BB$6]-[.AZ58];2))" office:value-type="float" office:value="51.3669373050316" calcext:value-type="float">
            <text:p>51,3669373050316</text:p>
          </table:table-cell>
          <table:table-cell table:formula="of:=SQRT(POWER([.BC$4]-[.$B58];2)+POWER([.BC$5]-[.$C58];2)+POWER([.BC$6]-[.$D58];2))" office:value-type="float" office:value="1.53576397926244" calcext:value-type="float">
            <text:p>1,53576397926244</text:p>
          </table:table-cell>
          <table:table-cell table:formula="of:=SQRT(POWER([.BD$4]-[.AZ58];2)+POWER([.BD$5]-[.BA58];2)+POWER([.BD$6]-[.BB58];2))" office:value-type="float" office:value="57.8913977958428" calcext:value-type="float">
            <text:p>57,8913977958428</text:p>
          </table:table-cell>
          <table:table-cell table:formula="of:=SQRT(POWER([.BE$4]-[.$B58];2)+POWER([.BE$5]-[.$C58];2)+POWER([.BE$6]-[.$D58];2))" office:value-type="float" office:value="1.39695812392498" calcext:value-type="float">
            <text:p>1,39695812392498</text:p>
          </table:table-cell>
          <table:table-cell table:formula="of:=SQRT(POWER([.BF$4]-[.BB58];2)+POWER([.BF$5]-[.BC58];2)+POWER([.BF$6]-[.BD58];2))" office:value-type="float" office:value="66.6010311625365" calcext:value-type="float">
            <text:p>66,6010311625365</text:p>
          </table:table-cell>
          <table:table-cell table:formula="of:=SQRT(POWER([.BG$4]-[.$B58];2)+POWER([.BG$5]-[.$C58];2)+POWER([.BG$6]-[.$D58];2))" office:value-type="float" office:value="2.47130613239235" calcext:value-type="float">
            <text:p>2,47130613239235</text:p>
          </table:table-cell>
          <table:table-cell table:formula="of:=SQRT(POWER([.BH$4]-[.BD58];2)+POWER([.BH$5]-[.BE58];2)+POWER([.BH$6]-[.BF58];2))" office:value-type="float" office:value="74.8147657399911" calcext:value-type="float">
            <text:p>74,8147657399911</text:p>
          </table:table-cell>
          <table:table-cell table:formula="of:=SQRT(POWER([.BI$4]-[.$B58];2)+POWER([.BI$5]-[.$C58];2)+POWER([.BI$6]-[.$D58];2))" office:value-type="float" office:value="2.80008821289616" calcext:value-type="float">
            <text:p>2,80008821289616</text:p>
          </table:table-cell>
          <table:table-cell table:formula="of:=SQRT(POWER([.BJ$4]-[.BF58];2)+POWER([.BJ$5]-[.BG58];2)+POWER([.BJ$6]-[.BH58];2))" office:value-type="float" office:value="82.8797772693716" calcext:value-type="float">
            <text:p>82,8797772693716</text:p>
          </table:table-cell>
          <table:table-cell table:formula="of:=SQRT(POWER([.BK$4]-[.$B58];2)+POWER([.BK$5]-[.$C58];2)+POWER([.BK$6]-[.$D58];2))" office:value-type="float" office:value="5.54935104314009" calcext:value-type="float">
            <text:p>5,54935104314009</text:p>
          </table:table-cell>
          <table:table-cell table:formula="of:=SQRT(POWER([.BL$4]-[.BH58];2)+POWER([.BL$5]-[.BI58];2)+POWER([.BL$6]-[.BJ58];2))" office:value-type="float" office:value="92.6213769717043" calcext:value-type="float">
            <text:p>92,6213769717043</text:p>
          </table:table-cell>
          <table:table-cell table:formula="of:=SQRT(POWER([.BM$4]-[.$B58];2)+POWER([.BM$5]-[.$C58];2)+POWER([.BM$6]-[.$D58];2))" office:value-type="float" office:value="4.95514873641549" calcext:value-type="float">
            <text:p>4,95514873641549</text:p>
          </table:table-cell>
          <table:table-cell table:formula="of:=SQRT(POWER([.BN$4]-[.BJ58];2)+POWER([.BN$5]-[.BK58];2)+POWER([.BN$6]-[.BL58];2))" office:value-type="float" office:value="103.701859981852" calcext:value-type="float">
            <text:p>103,701859981852</text:p>
          </table:table-cell>
          <table:table-cell table:formula="of:=SQRT(POWER([.BO$4]-[.$B58];2)+POWER([.BO$5]-[.$C58];2)+POWER([.BO$6]-[.$D58];2))" office:value-type="float" office:value="7.26607280447974" calcext:value-type="float">
            <text:p>7,26607280447974</text:p>
          </table:table-cell>
          <table:table-cell table:formula="of:=SQRT(POWER([.BP$4]-[.BL58];2)+POWER([.BP$5]-[.BM58];2)+POWER([.BP$6]-[.BN58];2))" office:value-type="float" office:value="117.901148941926" calcext:value-type="float">
            <text:p>117,901148941926</text:p>
          </table:table-cell>
          <table:table-cell table:formula="of:=SQRT(POWER([.BQ$4]-[.$B58];2)+POWER([.BQ$5]-[.$C58];2)+POWER([.BQ$6]-[.$D58];2))" office:value-type="float" office:value="9.11616838370157" calcext:value-type="float">
            <text:p>9,11616838370157</text:p>
          </table:table-cell>
          <table:table-cell table:formula="of:=SQRT(POWER([.BR$4]-[.BN58];2)+POWER([.BR$5]-[.BO58];2)+POWER([.BR$6]-[.BP58];2))" office:value-type="float" office:value="133.654813485439" calcext:value-type="float">
            <text:p>133,654813485439</text:p>
          </table:table-cell>
          <table:table-cell table:formula="of:=SQRT(POWER([.BS$4]-[.$B58];2)+POWER([.BS$5]-[.$C58];2)+POWER([.BS$6]-[.$D58];2))" office:value-type="float" office:value="10.2969502766596" calcext:value-type="float">
            <text:p>10,2969502766596</text:p>
          </table:table-cell>
          <table:table-cell table:formula="of:=SQRT(POWER([.BT$4]-[.BP58];2)+POWER([.BT$5]-[.BQ58];2)+POWER([.BT$6]-[.BR58];2))" office:value-type="float" office:value="154.152688114686" calcext:value-type="float">
            <text:p>154,152688114686</text:p>
          </table:table-cell>
          <table:table-cell table:formula="of:=SQRT(POWER([.BU$4]-[.$B58];2)+POWER([.BU$5]-[.$C58];2)+POWER([.BU$6]-[.$D58];2))" office:value-type="float" office:value="10.7606264687517" calcext:value-type="float">
            <text:p>10,7606264687517</text:p>
          </table:table-cell>
          <table:table-cell table:formula="of:=SQRT(POWER([.BV$4]-[.BR58];2)+POWER([.BV$5]-[.BS58];2)+POWER([.BV$6]-[.BT58];2))" office:value-type="float" office:value="180.922994583191" calcext:value-type="float">
            <text:p>180,922994583191</text:p>
          </table:table-cell>
          <table:table-cell table:formula="of:=SQRT(POWER([.BW$4]-[.$B58];2)+POWER([.BW$5]-[.$C58];2)+POWER([.BW$6]-[.$D58];2))" office:value-type="float" office:value="5.49725986287714" calcext:value-type="float">
            <text:p>5,49725986287714</text:p>
          </table:table-cell>
          <table:table-cell table:formula="of:=SQRT(POWER([.BX$4]-[.BT58];2)+POWER([.BX$5]-[.BU58];2)+POWER([.BX$6]-[.BV58];2))" office:value-type="float" office:value="210.603905446034" calcext:value-type="float">
            <text:p>210,603905446034</text:p>
          </table:table-cell>
          <table:table-cell table:formula="of:=SQRT(POWER([.BY$4]-[.$B58];2)+POWER([.BY$5]-[.$C58];2)+POWER([.BY$6]-[.$D58];2))" office:value-type="float" office:value="6.61822302434724" calcext:value-type="float">
            <text:p>6,61822302434724</text:p>
          </table:table-cell>
          <table:table-cell table:formula="of:=SQRT(POWER([.BZ$4]-[.BV58];2)+POWER([.BZ$5]-[.BW58];2)+POWER([.BZ$6]-[.BX58];2))" office:value-type="float" office:value="250.875505455302" calcext:value-type="float">
            <text:p>250,875505455302</text:p>
          </table:table-cell>
          <table:table-cell table:formula="of:=SQRT(POWER([.CA$4]-[.$B58];2)+POWER([.CA$5]-[.$C58];2)+POWER([.CA$6]-[.$D58];2))" office:value-type="float" office:value="5.65880181663928" calcext:value-type="float">
            <text:p>5,65880181663928</text:p>
          </table:table-cell>
          <table:table-cell table:formula="of:=SQRT(POWER([.CB$4]-[.BX58];2)+POWER([.CB$5]-[.BY58];2)+POWER([.CB$6]-[.BZ58];2))" office:value-type="float" office:value="298.088587374829" calcext:value-type="float">
            <text:p>298,088587374829</text:p>
          </table:table-cell>
          <table:table-cell table:formula="of:=SQRT(POWER([.CC$4]-[.$B58];2)+POWER([.CC$5]-[.$C58];2)+POWER([.CC$6]-[.$D58];2))" office:value-type="float" office:value="5.0202089597944" calcext:value-type="float">
            <text:p>5,0202089597944</text:p>
          </table:table-cell>
          <table:table-cell table:formula="of:=SQRT(POWER([.CD$4]-[.BZ58];2)+POWER([.CD$5]-[.CA58];2)+POWER([.CD$6]-[.CB58];2))" office:value-type="float" office:value="359.514477374027" calcext:value-type="float">
            <text:p>359,514477374027</text:p>
          </table:table-cell>
          <table:table-cell table:formula="of:=SQRT(POWER([.CE$4]-[.$B58];2)+POWER([.CE$5]-[.$C58];2)+POWER([.CE$6]-[.$D58];2))" office:value-type="float" office:value="4.60667711045608" calcext:value-type="float">
            <text:p>4,60667711045608</text:p>
          </table:table-cell>
          <table:table-cell table:formula="of:=SQRT(POWER([.CF$4]-[.CB58];2)+POWER([.CF$5]-[.CC58];2)+POWER([.CF$6]-[.CD58];2))" office:value-type="float" office:value="436.304948811987" calcext:value-type="float">
            <text:p>436,304948811987</text:p>
          </table:table-cell>
          <table:table-cell table:formula="of:=SQRT(POWER([.CG$4]-[.$B58];2)+POWER([.CG$5]-[.$C58];2)+POWER([.CG$6]-[.$D58];2))" office:value-type="float" office:value="4.02966264096636" calcext:value-type="float">
            <text:p>4,02966264096636</text:p>
          </table:table-cell>
          <table:table-cell table:formula="of:=SQRT(POWER([.CH$4]-[.CD58];2)+POWER([.CH$5]-[.CE58];2)+POWER([.CH$6]-[.CF58];2))" office:value-type="float" office:value="533.735154143685" calcext:value-type="float">
            <text:p>533,735154143685</text:p>
          </table:table-cell>
          <table:table-cell table:formula="of:=SQRT(POWER([.CI$4]-[.$B58];2)+POWER([.CI$5]-[.$C58];2)+POWER([.CI$6]-[.$D58];2))" office:value-type="float" office:value="6.80141492632232" calcext:value-type="float">
            <text:p>6,80141492632232</text:p>
          </table:table-cell>
          <table:table-cell table:formula="of:=SQRT(POWER([.CJ$4]-[.CF58];2)+POWER([.CJ$5]-[.CG58];2)+POWER([.CJ$6]-[.CH58];2))" office:value-type="float" office:value="662.723227483313" calcext:value-type="float">
            <text:p>662,723227483313</text:p>
          </table:table-cell>
          <table:table-cell table:formula="of:=SQRT(POWER([.CK$4]-[.CG58];2)+POWER([.CK$5]-[.CH58];2)+POWER([.CK$6]-[.CI58];2))" office:value-type="float" office:value="497.902641377649" calcext:value-type="float">
            <text:p>497,902641377649</text:p>
          </table:table-cell>
          <table:table-cell table:formula="of:=SQRT(POWER([.CL$4]-[.$B58];2)+POWER([.CL$5]-[.$C58];2)+POWER([.CL$6]-[.$D58];2))" office:value-type="float" office:value="8.557204333192" calcext:value-type="float">
            <text:p>8,557204333192</text:p>
          </table:table-cell>
          <table:table-cell table:formula="of:=SQRT(POWER([.CM$4]-[.CI58];2)+POWER([.CM$5]-[.CJ58];2)+POWER([.CM$6]-[.CK58];2))" office:value-type="float" office:value="796.517468448994" calcext:value-type="float">
            <text:p>796,517468448994</text:p>
          </table:table-cell>
          <table:table-cell table:formula="of:=SQRT(POWER([.CN$4]-[.$B58];2)+POWER([.CN$5]-[.$C58];2)+POWER([.CN$6]-[.$D58];2))" office:value-type="float" office:value="8.28080298038783" calcext:value-type="float">
            <text:p>8,28080298038783</text:p>
          </table:table-cell>
          <table:table-cell table:formula="of:=SQRT(POWER([.CO$4]-[.CK58];2)+POWER([.CO$5]-[.CL58];2)+POWER([.CO$6]-[.CM58];2))" office:value-type="float" office:value="918.345376627823" calcext:value-type="float">
            <text:p>918,345376627823</text:p>
          </table:table-cell>
          <table:table-cell table:formula="of:=SQRT(POWER([.CP$4]-[.$B58];2)+POWER([.CP$5]-[.$C58];2)+POWER([.CP$6]-[.$D58];2))" office:value-type="float" office:value="7.23801091460907" calcext:value-type="float">
            <text:p>7,23801091460907</text:p>
          </table:table-cell>
          <table:table-cell table:formula="of:=SQRT(POWER([.CQ$4]-[.CM58];2)+POWER([.CQ$5]-[.CN58];2)+POWER([.CQ$6]-[.CO58];2))" office:value-type="float" office:value="1191.59432271246" calcext:value-type="float">
            <text:p>1191,59432271246</text:p>
          </table:table-cell>
          <table:table-cell table:formula="of:=SQRT(POWER([.CR$4]-[.$B58];2)+POWER([.CR$5]-[.$C58];2)+POWER([.CR$6]-[.$D58];2))" office:value-type="float" office:value="7.54608646915737" calcext:value-type="float">
            <text:p>7,54608646915737</text:p>
          </table:table-cell>
          <table:table-cell table:formula="of:=SQRT(POWER([.CS$4]-[.CO58];2)+POWER([.CS$5]-[.CP58];2)+POWER([.CS$6]-[.CQ58];2))" office:value-type="float" office:value="1481.85361057773" calcext:value-type="float">
            <text:p>1481,85361057773</text:p>
          </table:table-cell>
          <table:table-cell table:formula="of:=SQRT(POWER([.CT$4]-[.CP58];2)+POWER([.CT$5]-[.CQ58];2)+POWER([.CT$6]-[.CR58];2))" office:value-type="float" office:value="1154.62438589658" calcext:value-type="float">
            <text:p>1154,62438589658</text:p>
          </table:table-cell>
          <table:table-cell table:formula="of:=SQRT(POWER([.CU$4]-[.$B58];2)+POWER([.CU$5]-[.$C58];2)+POWER([.CU$6]-[.$D58];2))" office:value-type="float" office:value="10.2262918010391" calcext:value-type="float">
            <text:p>10,2262918010391</text:p>
          </table:table-cell>
          <table:table-cell table:formula="of:=SQRT(POWER([.CV$4]-[.CR58];2)+POWER([.CV$5]-[.CS58];2)+POWER([.CV$6]-[.CT58];2))" office:value-type="float" office:value="1847.3964355577" calcext:value-type="float">
            <text:p>1847,3964355577</text:p>
          </table:table-cell>
          <table:table-cell table:formula="of:=SQRT(POWER([.CW$4]-[.$B58];2)+POWER([.CW$5]-[.$C58];2)+POWER([.CW$6]-[.$D58];2))" office:value-type="float" office:value="11.6789770956193" calcext:value-type="float">
            <text:p>11,6789770956193</text:p>
          </table:table-cell>
          <table:table-cell table:formula="of:=SQRT(POWER([.CX$4]-[.CT58];2)+POWER([.CX$5]-[.CU58];2)+POWER([.CX$6]-[.CV58];2))" office:value-type="float" office:value="2155.07760805877" calcext:value-type="float">
            <text:p>2155,07760805877</text:p>
          </table:table-cell>
          <table:table-cell table:formula="of:=SQRT(POWER([.CY$4]-[.$B58];2)+POWER([.CY$5]-[.$C58];2)+POWER([.CY$6]-[.$D58];2))" office:value-type="float" office:value="12.537361923467" calcext:value-type="float">
            <text:p>12,537361923467</text:p>
          </table:table-cell>
          <table:table-cell table:formula="of:=SQRT(POWER([.CZ$4]-[.$B58];2)+POWER([.CZ$5]-[.$C58];2)+POWER([.CZ$6]-[.$D58];2))" office:value-type="float" office:value="12.5291968218238" calcext:value-type="float">
            <text:p>12,5291968218238</text:p>
          </table:table-cell>
          <table:table-cell table:formula="of:=SQRT(POWER([.DA$4]-[.$B58];2)+POWER([.DA$5]-[.$C58];2)+POWER([.DA$6]-[.$D58];2))" office:value-type="float" office:value="13.9869193892008" calcext:value-type="float">
            <text:p>13,9869193892008</text:p>
          </table:table-cell>
          <table:table-cell table:formula="of:=SQRT(POWER([.DB$4]-[.$B58];2)+POWER([.DB$5]-[.$C58];2)+POWER([.DB$6]-[.$D58];2))" office:value-type="float" office:value="12.1986286934229" calcext:value-type="float">
            <text:p>12,19862869342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.913" calcext:value-type="float">
            <text:p>32,913</text:p>
          </table:table-cell>
          <table:table-cell office:value-type="float" office:value="42.646" calcext:value-type="float">
            <text:p>42,646</text:p>
          </table:table-cell>
          <table:table-cell office:value-type="float" office:value="11.217" calcext:value-type="float">
            <text:p>11,217</text:p>
          </table:table-cell>
          <table:table-cell/>
          <table:table-cell table:formula="of:=SQRT(POWER([.F$4]-[.B59];2)+POWER([.F$5]-[.C59];2)+POWER([.F$6]-[.D59];2))" office:value-type="float" office:value="12.5093895134815" calcext:value-type="float">
            <text:p>12,5093895134815</text:p>
          </table:table-cell>
          <table:table-cell table:formula="of:=SQRT(POWER([.G$4]-[.$B59];2)+POWER([.G$5]-[.$C59];2)+POWER([.G$6]-[.$D59];2))" office:value-type="float" office:value="11.3760581046336" calcext:value-type="float">
            <text:p>11,3760581046336</text:p>
          </table:table-cell>
          <table:table-cell table:formula="of:=SQRT(POWER([.H$4]-[.D59];2)+POWER([.H$5]-[.E59];2)+POWER([.H$6]-[.F59];2))" office:value-type="float" office:value="49.778164769995" calcext:value-type="float">
            <text:p>49,778164769995</text:p>
          </table:table-cell>
          <table:table-cell table:formula="of:=SQRT(POWER([.I$4]-[.$B59];2)+POWER([.I$5]-[.$C59];2)+POWER([.I$6]-[.$D59];2))" office:value-type="float" office:value="11.1525039340948" calcext:value-type="float">
            <text:p>11,1525039340948</text:p>
          </table:table-cell>
          <table:table-cell table:formula="of:=SQRT(POWER([.J$4]-[.F59];2)+POWER([.J$5]-[.G59];2)+POWER([.J$6]-[.H59];2))" office:value-type="float" office:value="60.1621508900676" calcext:value-type="float">
            <text:p>60,1621508900676</text:p>
          </table:table-cell>
          <table:table-cell table:formula="of:=SQRT(POWER([.K$4]-[.$B59];2)+POWER([.K$5]-[.$C59];2)+POWER([.K$6]-[.$D59];2))" office:value-type="float" office:value="10.1881180303332" calcext:value-type="float">
            <text:p>10,1881180303332</text:p>
          </table:table-cell>
          <table:table-cell table:formula="of:=SQRT(POWER([.L$4]-[.H59];2)+POWER([.L$5]-[.I59];2)+POWER([.L$6]-[.J59];2))" office:value-type="float" office:value="66.6396805805444" calcext:value-type="float">
            <text:p>66,6396805805444</text:p>
          </table:table-cell>
          <table:table-cell table:formula="of:=SQRT(POWER([.M$4]-[.$B59];2)+POWER([.M$5]-[.$C59];2)+POWER([.M$6]-[.$D59];2))" office:value-type="float" office:value="10.6911982490271" calcext:value-type="float">
            <text:p>10,6911982490271</text:p>
          </table:table-cell>
          <table:table-cell table:formula="of:=SQRT(POWER([.N$4]-[.J59];2)+POWER([.N$5]-[.K59];2)+POWER([.N$6]-[.L59];2))" office:value-type="float" office:value="66.3962503532381" calcext:value-type="float">
            <text:p>66,3962503532381</text:p>
          </table:table-cell>
          <table:table-cell table:formula="of:=SQRT(POWER([.O$4]-[.$B59];2)+POWER([.O$5]-[.$C59];2)+POWER([.O$6]-[.$D59];2))" office:value-type="float" office:value="10.3023435198017" calcext:value-type="float">
            <text:p>10,3023435198017</text:p>
          </table:table-cell>
          <table:table-cell table:formula="of:=SQRT(POWER([.P$4]-[.L59];2)+POWER([.P$5]-[.M59];2)+POWER([.P$6]-[.N59];2))" office:value-type="float" office:value="65.8660059519907" calcext:value-type="float">
            <text:p>65,8660059519907</text:p>
          </table:table-cell>
          <table:table-cell table:formula="of:=SQRT(POWER([.Q$4]-[.$B59];2)+POWER([.Q$5]-[.$C59];2)+POWER([.Q$6]-[.$D59];2))" office:value-type="float" office:value="10.009298626777" calcext:value-type="float">
            <text:p>10,009298626777</text:p>
          </table:table-cell>
          <table:table-cell table:formula="of:=SQRT(POWER([.R$4]-[.N59];2)+POWER([.R$5]-[.O59];2)+POWER([.R$6]-[.P59];2))" office:value-type="float" office:value="66.1582630046175" calcext:value-type="float">
            <text:p>66,1582630046175</text:p>
          </table:table-cell>
          <table:table-cell table:formula="of:=SQRT(POWER([.S$4]-[.$B59];2)+POWER([.S$5]-[.$C59];2)+POWER([.S$6]-[.$D59];2))" office:value-type="float" office:value="12.7924632889839" calcext:value-type="float">
            <text:p>12,7924632889839</text:p>
          </table:table-cell>
          <table:table-cell table:formula="of:=SQRT(POWER([.T$4]-[.P59];2)+POWER([.T$5]-[.Q59];2)+POWER([.T$6]-[.R59];2))" office:value-type="float" office:value="67.4662637253646" calcext:value-type="float">
            <text:p>67,4662637253646</text:p>
          </table:table-cell>
          <table:table-cell table:formula="of:=SQRT(POWER([.U$4]-[.$B59];2)+POWER([.U$5]-[.$C59];2)+POWER([.U$6]-[.$D59];2))" office:value-type="float" office:value="12.3014803580707" calcext:value-type="float">
            <text:p>12,3014803580707</text:p>
          </table:table-cell>
          <table:table-cell table:formula="of:=SQRT(POWER([.V$4]-[.R59];2)+POWER([.V$5]-[.S59];2)+POWER([.V$6]-[.T59];2))" office:value-type="float" office:value="60.8666762427746" calcext:value-type="float">
            <text:p>60,8666762427746</text:p>
          </table:table-cell>
          <table:table-cell table:formula="of:=SQRT(POWER([.W$4]-[.$B59];2)+POWER([.W$5]-[.$C59];2)+POWER([.W$6]-[.$D59];2))" office:value-type="float" office:value="13.9665813640991" calcext:value-type="float">
            <text:p>13,9665813640991</text:p>
          </table:table-cell>
          <table:table-cell table:formula="of:=SQRT(POWER([.X$4]-[.T59];2)+POWER([.X$5]-[.U59];2)+POWER([.X$6]-[.V59];2))" office:value-type="float" office:value="56.1186072719013" calcext:value-type="float">
            <text:p>56,1186072719013</text:p>
          </table:table-cell>
          <table:table-cell table:formula="of:=SQRT(POWER([.Y$4]-[.$B59];2)+POWER([.Y$5]-[.$C59];2)+POWER([.Y$6]-[.$D59];2))" office:value-type="float" office:value="14.2857688977528" calcext:value-type="float">
            <text:p>14,2857688977528</text:p>
          </table:table-cell>
          <table:table-cell table:formula="of:=SQRT(POWER([.Z$4]-[.V59];2)+POWER([.Z$5]-[.W59];2)+POWER([.Z$6]-[.X59];2))" office:value-type="float" office:value="46.6448760682198" calcext:value-type="float">
            <text:p>46,6448760682198</text:p>
          </table:table-cell>
          <table:table-cell table:formula="of:=SQRT(POWER([.AA$4]-[.$B59];2)+POWER([.AA$5]-[.$C59];2)+POWER([.AA$6]-[.$D59];2))" office:value-type="float" office:value="13.496217433044" calcext:value-type="float">
            <text:p>13,496217433044</text:p>
          </table:table-cell>
          <table:table-cell table:formula="of:=SQRT(POWER([.AB$4]-[.X59];2)+POWER([.AB$5]-[.Y59];2)+POWER([.AB$6]-[.Z59];2))" office:value-type="float" office:value="36.749934112677" calcext:value-type="float">
            <text:p>36,749934112677</text:p>
          </table:table-cell>
          <table:table-cell table:formula="of:=SQRT(POWER([.AC$4]-[.$B59];2)+POWER([.AC$5]-[.$C59];2)+POWER([.AC$6]-[.$D59];2))" office:value-type="float" office:value="24.265122727899" calcext:value-type="float">
            <text:p>24,265122727899</text:p>
          </table:table-cell>
          <table:table-cell table:formula="of:=SQRT(POWER([.AD$4]-[.Z59];2)+POWER([.AD$5]-[.AA59];2)+POWER([.AD$6]-[.AB59];2))" office:value-type="float" office:value="25.046590974218" calcext:value-type="float">
            <text:p>25,046590974218</text:p>
          </table:table-cell>
          <table:table-cell table:formula="of:=SQRT(POWER([.AE$4]-[.$B59];2)+POWER([.AE$5]-[.$C59];2)+POWER([.AE$6]-[.$D59];2))" office:value-type="float" office:value="25.9862224649909" calcext:value-type="float">
            <text:p>25,9862224649909</text:p>
          </table:table-cell>
          <table:table-cell table:formula="of:=SQRT(POWER([.AF$4]-[.AB59];2)+POWER([.AF$5]-[.AC59];2)+POWER([.AF$6]-[.AD59];2))" office:value-type="float" office:value="17.9377271082369" calcext:value-type="float">
            <text:p>17,9377271082369</text:p>
          </table:table-cell>
          <table:table-cell table:formula="of:=SQRT(POWER([.AG$4]-[.$B59];2)+POWER([.AG$5]-[.$C59];2)+POWER([.AG$6]-[.$D59];2))" office:value-type="float" office:value="26.3602007769288" calcext:value-type="float">
            <text:p>26,3602007769288</text:p>
          </table:table-cell>
          <table:table-cell table:formula="of:=SQRT(POWER([.AH$4]-[.AD59];2)+POWER([.AH$5]-[.AE59];2)+POWER([.AH$6]-[.AF59];2))" office:value-type="float" office:value="23.4822829789054" calcext:value-type="float">
            <text:p>23,4822829789054</text:p>
          </table:table-cell>
          <table:table-cell table:formula="of:=SQRT(POWER([.AI$4]-[.$B59];2)+POWER([.AI$5]-[.$C59];2)+POWER([.AI$6]-[.$D59];2))" office:value-type="float" office:value="25.7015584352389" calcext:value-type="float">
            <text:p>25,7015584352389</text:p>
          </table:table-cell>
          <table:table-cell table:formula="of:=SQRT(POWER([.AJ$4]-[.AF59];2)+POWER([.AJ$5]-[.AG59];2)+POWER([.AJ$6]-[.AH59];2))" office:value-type="float" office:value="34.3581203608592" calcext:value-type="float">
            <text:p>34,3581203608592</text:p>
          </table:table-cell>
          <table:table-cell table:formula="of:=SQRT(POWER([.AK$4]-[.$B59];2)+POWER([.AK$5]-[.$C59];2)+POWER([.AK$6]-[.$D59];2))" office:value-type="float" office:value="26.3942304490963" calcext:value-type="float">
            <text:p>26,3942304490963</text:p>
          </table:table-cell>
          <table:table-cell table:formula="of:=SQRT(POWER([.AL$4]-[.AH59];2)+POWER([.AL$5]-[.AI59];2)+POWER([.AL$6]-[.AJ59];2))" office:value-type="float" office:value="32.9836902127076" calcext:value-type="float">
            <text:p>32,9836902127076</text:p>
          </table:table-cell>
          <table:table-cell table:formula="of:=SQRT(POWER([.AM$4]-[.$B59];2)+POWER([.AM$5]-[.$C59];2)+POWER([.AM$6]-[.$D59];2))" office:value-type="float" office:value="27.4085639536259" calcext:value-type="float">
            <text:p>27,4085639536259</text:p>
          </table:table-cell>
          <table:table-cell table:formula="of:=SQRT(POWER([.AN$4]-[.AJ59];2)+POWER([.AN$5]-[.AK59];2)+POWER([.AN$6]-[.AL59];2))" office:value-type="float" office:value="27.478869121143" calcext:value-type="float">
            <text:p>27,478869121143</text:p>
          </table:table-cell>
          <table:table-cell table:formula="of:=SQRT(POWER([.AO$4]-[.$B59];2)+POWER([.AO$5]-[.$C59];2)+POWER([.AO$6]-[.$D59];2))" office:value-type="float" office:value="28.4480724127312" calcext:value-type="float">
            <text:p>28,4480724127312</text:p>
          </table:table-cell>
          <table:table-cell table:formula="of:=SQRT(POWER([.AP$4]-[.AL59];2)+POWER([.AP$5]-[.AM59];2)+POWER([.AP$6]-[.AN59];2))" office:value-type="float" office:value="26.3849389418649" calcext:value-type="float">
            <text:p>26,3849389418649</text:p>
          </table:table-cell>
          <table:table-cell table:formula="of:=SQRT(POWER([.AQ$4]-[.$B59];2)+POWER([.AQ$5]-[.$C59];2)+POWER([.AQ$6]-[.$D59];2))" office:value-type="float" office:value="14.1411759058432" calcext:value-type="float">
            <text:p>14,1411759058432</text:p>
          </table:table-cell>
          <table:table-cell table:formula="of:=SQRT(POWER([.AR$4]-[.AN59];2)+POWER([.AR$5]-[.AO59];2)+POWER([.AR$6]-[.AP59];2))" office:value-type="float" office:value="25.9103630060299" calcext:value-type="float">
            <text:p>25,9103630060299</text:p>
          </table:table-cell>
          <table:table-cell table:formula="of:=SQRT(POWER([.AS$4]-[.$B59];2)+POWER([.AS$5]-[.$C59];2)+POWER([.AS$6]-[.$D59];2))" office:value-type="float" office:value="12.8971211516369" calcext:value-type="float">
            <text:p>12,8971211516369</text:p>
          </table:table-cell>
          <table:table-cell table:formula="of:=SQRT(POWER([.AT$4]-[.AP59];2)+POWER([.AT$5]-[.AQ59];2)+POWER([.AT$6]-[.AR59];2))" office:value-type="float" office:value="34.3735728715919" calcext:value-type="float">
            <text:p>34,3735728715919</text:p>
          </table:table-cell>
          <table:table-cell table:formula="of:=SQRT(POWER([.AU$4]-[.$B59];2)+POWER([.AU$5]-[.$C59];2)+POWER([.AU$6]-[.$D59];2))" office:value-type="float" office:value="13.9390425424417" calcext:value-type="float">
            <text:p>13,9390425424417</text:p>
          </table:table-cell>
          <table:table-cell table:formula="of:=SQRT(POWER([.AV$4]-[.AR59];2)+POWER([.AV$5]-[.AS59];2)+POWER([.AV$6]-[.AT59];2))" office:value-type="float" office:value="37.4253811932466" calcext:value-type="float">
            <text:p>37,4253811932466</text:p>
          </table:table-cell>
          <table:table-cell table:formula="of:=SQRT(POWER([.AW$4]-[.$B59];2)+POWER([.AW$5]-[.$C59];2)+POWER([.AW$6]-[.$D59];2))" office:value-type="float" office:value="15.3493293990324" calcext:value-type="float">
            <text:p>15,3493293990324</text:p>
          </table:table-cell>
          <table:table-cell table:formula="of:=SQRT(POWER([.AX$4]-[.AT59];2)+POWER([.AX$5]-[.AU59];2)+POWER([.AX$6]-[.AV59];2))" office:value-type="float" office:value="34.5283005452174" calcext:value-type="float">
            <text:p>34,5283005452174</text:p>
          </table:table-cell>
          <table:table-cell table:formula="of:=SQRT(POWER([.AY$4]-[.$B59];2)+POWER([.AY$5]-[.$C59];2)+POWER([.AY$6]-[.$D59];2))" office:value-type="float" office:value="4.65185919821312" calcext:value-type="float">
            <text:p>4,65185919821312</text:p>
          </table:table-cell>
          <table:table-cell table:formula="of:=SQRT(POWER([.AZ$4]-[.AV59];2)+POWER([.AZ$5]-[.AW59];2)+POWER([.AZ$6]-[.AX59];2))" office:value-type="float" office:value="38.1650614586071" calcext:value-type="float">
            <text:p>38,1650614586071</text:p>
          </table:table-cell>
          <table:table-cell table:formula="of:=SQRT(POWER([.BA$4]-[.$B59];2)+POWER([.BA$5]-[.$C59];2)+POWER([.BA$6]-[.$D59];2))" office:value-type="float" office:value="3.73562123347643" calcext:value-type="float">
            <text:p>3,73562123347643</text:p>
          </table:table-cell>
          <table:table-cell table:formula="of:=SQRT(POWER([.BB$4]-[.AX59];2)+POWER([.BB$5]-[.AY59];2)+POWER([.BB$6]-[.AZ59];2))" office:value-type="float" office:value="50.6470668144942" calcext:value-type="float">
            <text:p>50,6470668144942</text:p>
          </table:table-cell>
          <table:table-cell table:formula="of:=SQRT(POWER([.BC$4]-[.$B59];2)+POWER([.BC$5]-[.$C59];2)+POWER([.BC$6]-[.$D59];2))" office:value-type="float" office:value="2.57309055417799" calcext:value-type="float">
            <text:p>2,57309055417799</text:p>
          </table:table-cell>
          <table:table-cell table:formula="of:=SQRT(POWER([.BD$4]-[.AZ59];2)+POWER([.BD$5]-[.BA59];2)+POWER([.BD$6]-[.BB59];2))" office:value-type="float" office:value="56.8240525091793" calcext:value-type="float">
            <text:p>56,8240525091793</text:p>
          </table:table-cell>
          <table:table-cell table:formula="of:=SQRT(POWER([.BE$4]-[.$B59];2)+POWER([.BE$5]-[.$C59];2)+POWER([.BE$6]-[.$D59];2))" office:value-type="float" office:value="0" calcext:value-type="float">
            <text:p>0</text:p>
          </table:table-cell>
          <table:table-cell table:formula="of:=SQRT(POWER([.BF$4]-[.BB59];2)+POWER([.BF$5]-[.BC59];2)+POWER([.BF$6]-[.BD59];2))" office:value-type="float" office:value="64.9726834345605" calcext:value-type="float">
            <text:p>64,9726834345605</text:p>
          </table:table-cell>
          <table:table-cell table:formula="of:=SQRT(POWER([.BG$4]-[.$B59];2)+POWER([.BG$5]-[.$C59];2)+POWER([.BG$6]-[.$D59];2))" office:value-type="float" office:value="1.39430771352668" calcext:value-type="float">
            <text:p>1,39430771352668</text:p>
          </table:table-cell>
          <table:table-cell table:formula="of:=SQRT(POWER([.BH$4]-[.BD59];2)+POWER([.BH$5]-[.BE59];2)+POWER([.BH$6]-[.BF59];2))" office:value-type="float" office:value="74.0993199922245" calcext:value-type="float">
            <text:p>74,0993199922245</text:p>
          </table:table-cell>
          <table:table-cell table:formula="of:=SQRT(POWER([.BI$4]-[.$B59];2)+POWER([.BI$5]-[.$C59];2)+POWER([.BI$6]-[.$D59];2))" office:value-type="float" office:value="2.36238735181172" calcext:value-type="float">
            <text:p>2,36238735181172</text:p>
          </table:table-cell>
          <table:table-cell table:formula="of:=SQRT(POWER([.BJ$4]-[.BF59];2)+POWER([.BJ$5]-[.BG59];2)+POWER([.BJ$6]-[.BH59];2))" office:value-type="float" office:value="82.1952643004008" calcext:value-type="float">
            <text:p>82,1952643004008</text:p>
          </table:table-cell>
          <table:table-cell table:formula="of:=SQRT(POWER([.BK$4]-[.$B59];2)+POWER([.BK$5]-[.$C59];2)+POWER([.BK$6]-[.$D59];2))" office:value-type="float" office:value="4.64526005730572" calcext:value-type="float">
            <text:p>4,64526005730572</text:p>
          </table:table-cell>
          <table:table-cell table:formula="of:=SQRT(POWER([.BL$4]-[.BH59];2)+POWER([.BL$5]-[.BI59];2)+POWER([.BL$6]-[.BJ59];2))" office:value-type="float" office:value="91.9133731248982" calcext:value-type="float">
            <text:p>91,9133731248982</text:p>
          </table:table-cell>
          <table:table-cell table:formula="of:=SQRT(POWER([.BM$4]-[.$B59];2)+POWER([.BM$5]-[.$C59];2)+POWER([.BM$6]-[.$D59];2))" office:value-type="float" office:value="4.012706194079" calcext:value-type="float">
            <text:p>4,012706194079</text:p>
          </table:table-cell>
          <table:table-cell table:formula="of:=SQRT(POWER([.BN$4]-[.BJ59];2)+POWER([.BN$5]-[.BK59];2)+POWER([.BN$6]-[.BL59];2))" office:value-type="float" office:value="103.105328922229" calcext:value-type="float">
            <text:p>103,105328922229</text:p>
          </table:table-cell>
          <table:table-cell table:formula="of:=SQRT(POWER([.BO$4]-[.$B59];2)+POWER([.BO$5]-[.$C59];2)+POWER([.BO$6]-[.$D59];2))" office:value-type="float" office:value="6.27151449013713" calcext:value-type="float">
            <text:p>6,27151449013713</text:p>
          </table:table-cell>
          <table:table-cell table:formula="of:=SQRT(POWER([.BP$4]-[.BL59];2)+POWER([.BP$5]-[.BM59];2)+POWER([.BP$6]-[.BN59];2))" office:value-type="float" office:value="117.301581572067" calcext:value-type="float">
            <text:p>117,301581572067</text:p>
          </table:table-cell>
          <table:table-cell table:formula="of:=SQRT(POWER([.BQ$4]-[.$B59];2)+POWER([.BQ$5]-[.$C59];2)+POWER([.BQ$6]-[.$D59];2))" office:value-type="float" office:value="8.10671215721886" calcext:value-type="float">
            <text:p>8,10671215721886</text:p>
          </table:table-cell>
          <table:table-cell table:formula="of:=SQRT(POWER([.BR$4]-[.BN59];2)+POWER([.BR$5]-[.BO59];2)+POWER([.BR$6]-[.BP59];2))" office:value-type="float" office:value="133.057548505848" calcext:value-type="float">
            <text:p>133,057548505848</text:p>
          </table:table-cell>
          <table:table-cell table:formula="of:=SQRT(POWER([.BS$4]-[.$B59];2)+POWER([.BS$5]-[.$C59];2)+POWER([.BS$6]-[.$D59];2))" office:value-type="float" office:value="9.23373017799415" calcext:value-type="float">
            <text:p>9,23373017799415</text:p>
          </table:table-cell>
          <table:table-cell table:formula="of:=SQRT(POWER([.BT$4]-[.BP59];2)+POWER([.BT$5]-[.BQ59];2)+POWER([.BT$6]-[.BR59];2))" office:value-type="float" office:value="153.50145550026" calcext:value-type="float">
            <text:p>153,50145550026</text:p>
          </table:table-cell>
          <table:table-cell table:formula="of:=SQRT(POWER([.BU$4]-[.$B59];2)+POWER([.BU$5]-[.$C59];2)+POWER([.BU$6]-[.$D59];2))" office:value-type="float" office:value="9.58778149521567" calcext:value-type="float">
            <text:p>9,58778149521567</text:p>
          </table:table-cell>
          <table:table-cell table:formula="of:=SQRT(POWER([.BV$4]-[.BR59];2)+POWER([.BV$5]-[.BS59];2)+POWER([.BV$6]-[.BT59];2))" office:value-type="float" office:value="180.195572884578" calcext:value-type="float">
            <text:p>180,195572884578</text:p>
          </table:table-cell>
          <table:table-cell table:formula="of:=SQRT(POWER([.BW$4]-[.$B59];2)+POWER([.BW$5]-[.$C59];2)+POWER([.BW$6]-[.$D59];2))" office:value-type="float" office:value="4.51955727920336" calcext:value-type="float">
            <text:p>4,51955727920336</text:p>
          </table:table-cell>
          <table:table-cell table:formula="of:=SQRT(POWER([.BX$4]-[.BT59];2)+POWER([.BX$5]-[.BU59];2)+POWER([.BX$6]-[.BV59];2))" office:value-type="float" office:value="209.802277033868" calcext:value-type="float">
            <text:p>209,802277033868</text:p>
          </table:table-cell>
          <table:table-cell table:formula="of:=SQRT(POWER([.BY$4]-[.$B59];2)+POWER([.BY$5]-[.$C59];2)+POWER([.BY$6]-[.$D59];2))" office:value-type="float" office:value="6.01760949214885" calcext:value-type="float">
            <text:p>6,01760949214885</text:p>
          </table:table-cell>
          <table:table-cell table:formula="of:=SQRT(POWER([.BZ$4]-[.BV59];2)+POWER([.BZ$5]-[.BW59];2)+POWER([.BZ$6]-[.BX59];2))" office:value-type="float" office:value="249.930825565326" calcext:value-type="float">
            <text:p>249,930825565326</text:p>
          </table:table-cell>
          <table:table-cell table:formula="of:=SQRT(POWER([.CA$4]-[.$B59];2)+POWER([.CA$5]-[.$C59];2)+POWER([.CA$6]-[.$D59];2))" office:value-type="float" office:value="4.8912891961118" calcext:value-type="float">
            <text:p>4,8912891961118</text:p>
          </table:table-cell>
          <table:table-cell table:formula="of:=SQRT(POWER([.CB$4]-[.BX59];2)+POWER([.CB$5]-[.BY59];2)+POWER([.CB$6]-[.BZ59];2))" office:value-type="float" office:value="296.927619736204" calcext:value-type="float">
            <text:p>296,927619736204</text:p>
          </table:table-cell>
          <table:table-cell table:formula="of:=SQRT(POWER([.CC$4]-[.$B59];2)+POWER([.CC$5]-[.$C59];2)+POWER([.CC$6]-[.$D59];2))" office:value-type="float" office:value="3.90977058150475" calcext:value-type="float">
            <text:p>3,90977058150475</text:p>
          </table:table-cell>
          <table:table-cell table:formula="of:=SQRT(POWER([.CD$4]-[.BZ59];2)+POWER([.CD$5]-[.CA59];2)+POWER([.CD$6]-[.CB59];2))" office:value-type="float" office:value="358.102165358648" calcext:value-type="float">
            <text:p>358,102165358648</text:p>
          </table:table-cell>
          <table:table-cell table:formula="of:=SQRT(POWER([.CE$4]-[.$B59];2)+POWER([.CE$5]-[.$C59];2)+POWER([.CE$6]-[.$D59];2))" office:value-type="float" office:value="3.50828818656621" calcext:value-type="float">
            <text:p>3,50828818656621</text:p>
          </table:table-cell>
          <table:table-cell table:formula="of:=SQRT(POWER([.CF$4]-[.CB59];2)+POWER([.CF$5]-[.CC59];2)+POWER([.CF$6]-[.CD59];2))" office:value-type="float" office:value="434.580263285162" calcext:value-type="float">
            <text:p>434,580263285162</text:p>
          </table:table-cell>
          <table:table-cell table:formula="of:=SQRT(POWER([.CG$4]-[.$B59];2)+POWER([.CG$5]-[.$C59];2)+POWER([.CG$6]-[.$D59];2))" office:value-type="float" office:value="3.28533909969732" calcext:value-type="float">
            <text:p>3,28533909969732</text:p>
          </table:table-cell>
          <table:table-cell table:formula="of:=SQRT(POWER([.CH$4]-[.CD59];2)+POWER([.CH$5]-[.CE59];2)+POWER([.CH$6]-[.CF59];2))" office:value-type="float" office:value="531.592335045534" calcext:value-type="float">
            <text:p>531,592335045534</text:p>
          </table:table-cell>
          <table:table-cell table:formula="of:=SQRT(POWER([.CI$4]-[.$B59];2)+POWER([.CI$5]-[.$C59];2)+POWER([.CI$6]-[.$D59];2))" office:value-type="float" office:value="6.45764515903437" calcext:value-type="float">
            <text:p>6,45764515903437</text:p>
          </table:table-cell>
          <table:table-cell table:formula="of:=SQRT(POWER([.CJ$4]-[.CF59];2)+POWER([.CJ$5]-[.CG59];2)+POWER([.CJ$6]-[.CH59];2))" office:value-type="float" office:value="660.014858953576" calcext:value-type="float">
            <text:p>660,014858953576</text:p>
          </table:table-cell>
          <table:table-cell table:formula="of:=SQRT(POWER([.CK$4]-[.CG59];2)+POWER([.CK$5]-[.CH59];2)+POWER([.CK$6]-[.CI59];2))" office:value-type="float" office:value="495.815529921085" calcext:value-type="float">
            <text:p>495,815529921085</text:p>
          </table:table-cell>
          <table:table-cell table:formula="of:=SQRT(POWER([.CL$4]-[.$B59];2)+POWER([.CL$5]-[.$C59];2)+POWER([.CL$6]-[.$D59];2))" office:value-type="float" office:value="8.49675714611169" calcext:value-type="float">
            <text:p>8,49675714611169</text:p>
          </table:table-cell>
          <table:table-cell table:formula="of:=SQRT(POWER([.CM$4]-[.CI59];2)+POWER([.CM$5]-[.CJ59];2)+POWER([.CM$6]-[.CK59];2))" office:value-type="float" office:value="793.11314684304" calcext:value-type="float">
            <text:p>793,11314684304</text:p>
          </table:table-cell>
          <table:table-cell table:formula="of:=SQRT(POWER([.CN$4]-[.$B59];2)+POWER([.CN$5]-[.$C59];2)+POWER([.CN$6]-[.$D59];2))" office:value-type="float" office:value="8.0038811835259" calcext:value-type="float">
            <text:p>8,0038811835259</text:p>
          </table:table-cell>
          <table:table-cell table:formula="of:=SQRT(POWER([.CO$4]-[.CK59];2)+POWER([.CO$5]-[.CL59];2)+POWER([.CO$6]-[.CM59];2))" office:value-type="float" office:value="914.356625696875" calcext:value-type="float">
            <text:p>914,356625696875</text:p>
          </table:table-cell>
          <table:table-cell table:formula="of:=SQRT(POWER([.CP$4]-[.$B59];2)+POWER([.CP$5]-[.$C59];2)+POWER([.CP$6]-[.$D59];2))" office:value-type="float" office:value="7.00760572521029" calcext:value-type="float">
            <text:p>7,00760572521029</text:p>
          </table:table-cell>
          <table:table-cell table:formula="of:=SQRT(POWER([.CQ$4]-[.CM59];2)+POWER([.CQ$5]-[.CN59];2)+POWER([.CQ$6]-[.CO59];2))" office:value-type="float" office:value="1186.358564994" calcext:value-type="float">
            <text:p>1186,358564994</text:p>
          </table:table-cell>
          <table:table-cell table:formula="of:=SQRT(POWER([.CR$4]-[.$B59];2)+POWER([.CR$5]-[.$C59];2)+POWER([.CR$6]-[.$D59];2))" office:value-type="float" office:value="7.20668030371821" calcext:value-type="float">
            <text:p>7,20668030371821</text:p>
          </table:table-cell>
          <table:table-cell table:formula="of:=SQRT(POWER([.CS$4]-[.CO59];2)+POWER([.CS$5]-[.CP59];2)+POWER([.CS$6]-[.CQ59];2))" office:value-type="float" office:value="1475.27791832826" calcext:value-type="float">
            <text:p>1475,27791832826</text:p>
          </table:table-cell>
          <table:table-cell table:formula="of:=SQRT(POWER([.CT$4]-[.CP59];2)+POWER([.CT$5]-[.CQ59];2)+POWER([.CT$6]-[.CR59];2))" office:value-type="float" office:value="1149.39345957998" calcext:value-type="float">
            <text:p>1149,39345957998</text:p>
          </table:table-cell>
          <table:table-cell table:formula="of:=SQRT(POWER([.CU$4]-[.$B59];2)+POWER([.CU$5]-[.$C59];2)+POWER([.CU$6]-[.$D59];2))" office:value-type="float" office:value="9.98240011219747" calcext:value-type="float">
            <text:p>9,98240011219747</text:p>
          </table:table-cell>
          <table:table-cell table:formula="of:=SQRT(POWER([.CV$4]-[.CR59];2)+POWER([.CV$5]-[.CS59];2)+POWER([.CV$6]-[.CT59];2))" office:value-type="float" office:value="1839.00107558214" calcext:value-type="float">
            <text:p>1839,00107558214</text:p>
          </table:table-cell>
          <table:table-cell table:formula="of:=SQRT(POWER([.CW$4]-[.$B59];2)+POWER([.CW$5]-[.$C59];2)+POWER([.CW$6]-[.$D59];2))" office:value-type="float" office:value="11.6703063370247" calcext:value-type="float">
            <text:p>11,6703063370247</text:p>
          </table:table-cell>
          <table:table-cell table:formula="of:=SQRT(POWER([.CX$4]-[.CT59];2)+POWER([.CX$5]-[.CU59];2)+POWER([.CX$6]-[.CV59];2))" office:value-type="float" office:value="2145.19041570032" calcext:value-type="float">
            <text:p>2145,19041570032</text:p>
          </table:table-cell>
          <table:table-cell table:formula="of:=SQRT(POWER([.CY$4]-[.$B59];2)+POWER([.CY$5]-[.$C59];2)+POWER([.CY$6]-[.$D59];2))" office:value-type="float" office:value="12.2660203815255" calcext:value-type="float">
            <text:p>12,2660203815255</text:p>
          </table:table-cell>
          <table:table-cell table:formula="of:=SQRT(POWER([.CZ$4]-[.$B59];2)+POWER([.CZ$5]-[.$C59];2)+POWER([.CZ$6]-[.$D59];2))" office:value-type="float" office:value="12.1351961253208" calcext:value-type="float">
            <text:p>12,1351961253208</text:p>
          </table:table-cell>
          <table:table-cell table:formula="of:=SQRT(POWER([.DA$4]-[.$B59];2)+POWER([.DA$5]-[.$C59];2)+POWER([.DA$6]-[.$D59];2))" office:value-type="float" office:value="13.5356599395818" calcext:value-type="float">
            <text:p>13,5356599395818</text:p>
          </table:table-cell>
          <table:table-cell table:formula="of:=SQRT(POWER([.DB$4]-[.$B59];2)+POWER([.DB$5]-[.$C59];2)+POWER([.DB$6]-[.$D59];2))" office:value-type="float" office:value="11.8721171658639" calcext:value-type="float">
            <text:p>11,87211716586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.953" calcext:value-type="float">
            <text:p>32,953</text:p>
          </table:table-cell>
          <table:table-cell office:value-type="float" office:value="45.007" calcext:value-type="float">
            <text:p>45,007</text:p>
          </table:table-cell>
          <table:table-cell office:value-type="float" office:value="10.914" calcext:value-type="float">
            <text:p>10,914</text:p>
          </table:table-cell>
          <table:table-cell/>
          <table:table-cell table:formula="of:=SQRT(POWER([.F$4]-[.$B60];2)+POWER([.F$5]-[.$C60];2)+POWER([.F$6]-[.$D60];2))" office:value-type="float" office:value="12.8714177152325" calcext:value-type="float">
            <text:p>12,8714177152325</text:p>
          </table:table-cell>
          <table:table-cell table:formula="of:=SQRT(POWER([.G$4]-[.$B60];2)+POWER([.G$5]-[.$C60];2)+POWER([.G$6]-[.$D60];2))" office:value-type="float" office:value="11.64350634474" calcext:value-type="float">
            <text:p>11,64350634474</text:p>
          </table:table-cell>
          <table:table-cell table:formula="of:=SQRT(POWER([.H$4]-[.$B60];2)+POWER([.H$5]-[.$C60];2)+POWER([.H$6]-[.$D60];2))" office:value-type="float" office:value="11.0313417134998" calcext:value-type="float">
            <text:p>11,0313417134998</text:p>
          </table:table-cell>
          <table:table-cell table:formula="of:=SQRT(POWER([.I$4]-[.$B60];2)+POWER([.I$5]-[.$C60];2)+POWER([.I$6]-[.$D60];2))" office:value-type="float" office:value="11.0439986417964" calcext:value-type="float">
            <text:p>11,0439986417964</text:p>
          </table:table-cell>
          <table:table-cell table:formula="of:=SQRT(POWER([.J$4]-[.$B60];2)+POWER([.J$5]-[.$C60];2)+POWER([.J$6]-[.$D60];2))" office:value-type="float" office:value="10.8044308503502" calcext:value-type="float">
            <text:p>10,8044308503502</text:p>
          </table:table-cell>
          <table:table-cell table:formula="of:=SQRT(POWER([.K$4]-[.$B60];2)+POWER([.K$5]-[.$C60];2)+POWER([.K$6]-[.$D60];2))" office:value-type="float" office:value="10.7912574336821" calcext:value-type="float">
            <text:p>10,7912574336821</text:p>
          </table:table-cell>
          <table:table-cell table:formula="of:=SQRT(POWER([.L$4]-[.$B60];2)+POWER([.L$5]-[.$C60];2)+POWER([.L$6]-[.$D60];2))" office:value-type="float" office:value="9.50215964925869" calcext:value-type="float">
            <text:p>9,50215964925869</text:p>
          </table:table-cell>
          <table:table-cell table:formula="of:=SQRT(POWER([.M$4]-[.$B60];2)+POWER([.M$5]-[.$C60];2)+POWER([.M$6]-[.$D60];2))" office:value-type="float" office:value="11.5789487433014" calcext:value-type="float">
            <text:p>11,5789487433014</text:p>
          </table:table-cell>
          <table:table-cell table:formula="of:=SQRT(POWER([.N$4]-[.$B60];2)+POWER([.N$5]-[.$C60];2)+POWER([.N$6]-[.$D60];2))" office:value-type="float" office:value="9.4423063919786" calcext:value-type="float">
            <text:p>9,4423063919786</text:p>
          </table:table-cell>
          <table:table-cell table:formula="of:=SQRT(POWER([.O$4]-[.$B60];2)+POWER([.O$5]-[.$C60];2)+POWER([.O$6]-[.$D60];2))" office:value-type="float" office:value="10.6788481588606" calcext:value-type="float">
            <text:p>10,6788481588606</text:p>
          </table:table-cell>
          <table:table-cell table:formula="of:=SQRT(POWER([.P$4]-[.$B60];2)+POWER([.P$5]-[.$C60];2)+POWER([.P$6]-[.$D60];2))" office:value-type="float" office:value="10.7165303153586" calcext:value-type="float">
            <text:p>10,7165303153586</text:p>
          </table:table-cell>
          <table:table-cell table:formula="of:=SQRT(POWER([.Q$4]-[.$B60];2)+POWER([.Q$5]-[.$C60];2)+POWER([.Q$6]-[.$D60];2))" office:value-type="float" office:value="10.6005858800351" calcext:value-type="float">
            <text:p>10,6005858800351</text:p>
          </table:table-cell>
          <table:table-cell table:formula="of:=SQRT(POWER([.R$4]-[.$B60];2)+POWER([.R$5]-[.$C60];2)+POWER([.R$6]-[.$D60];2))" office:value-type="float" office:value="11.9159663477202" calcext:value-type="float">
            <text:p>11,9159663477202</text:p>
          </table:table-cell>
          <table:table-cell table:formula="of:=SQRT(POWER([.S$4]-[.$B60];2)+POWER([.S$5]-[.$C60];2)+POWER([.S$6]-[.$D60];2))" office:value-type="float" office:value="13.1918790549338" calcext:value-type="float">
            <text:p>13,1918790549338</text:p>
          </table:table-cell>
          <table:table-cell table:formula="of:=SQRT(POWER([.T$4]-[.$B60];2)+POWER([.T$5]-[.$C60];2)+POWER([.T$6]-[.$D60];2))" office:value-type="float" office:value="12.3406170429197" calcext:value-type="float">
            <text:p>12,3406170429197</text:p>
          </table:table-cell>
          <table:table-cell table:formula="of:=SQRT(POWER([.U$4]-[.$B60];2)+POWER([.U$5]-[.$C60];2)+POWER([.U$6]-[.$D60];2))" office:value-type="float" office:value="13.6046767326534" calcext:value-type="float">
            <text:p>13,6046767326534</text:p>
          </table:table-cell>
          <table:table-cell table:formula="of:=SQRT(POWER([.V$4]-[.$B60];2)+POWER([.V$5]-[.$C60];2)+POWER([.V$6]-[.$D60];2))" office:value-type="float" office:value="15.042045106966" calcext:value-type="float">
            <text:p>15,042045106966</text:p>
          </table:table-cell>
          <table:table-cell table:formula="of:=SQRT(POWER([.W$4]-[.$B60];2)+POWER([.W$5]-[.$C60];2)+POWER([.W$6]-[.$D60];2))" office:value-type="float" office:value="15.4863431771351" calcext:value-type="float">
            <text:p>15,4863431771351</text:p>
          </table:table-cell>
          <table:table-cell table:formula="of:=SQRT(POWER([.X$4]-[.$B60];2)+POWER([.X$5]-[.$C60];2)+POWER([.X$6]-[.$D60];2))" office:value-type="float" office:value="14.8827506194252" calcext:value-type="float">
            <text:p>14,8827506194252</text:p>
          </table:table-cell>
          <table:table-cell table:formula="of:=SQRT(POWER([.Y$4]-[.$B60];2)+POWER([.Y$5]-[.$C60];2)+POWER([.Y$6]-[.$D60];2))" office:value-type="float" office:value="15.5585968840381" calcext:value-type="float">
            <text:p>15,5585968840381</text:p>
          </table:table-cell>
          <table:table-cell table:formula="of:=SQRT(POWER([.Z$4]-[.$B60];2)+POWER([.Z$5]-[.$C60];2)+POWER([.Z$6]-[.$D60];2))" office:value-type="float" office:value="17.005575850291" calcext:value-type="float">
            <text:p>17,005575850291</text:p>
          </table:table-cell>
          <table:table-cell table:formula="of:=SQRT(POWER([.AA$4]-[.$B60];2)+POWER([.AA$5]-[.$C60];2)+POWER([.AA$6]-[.$D60];2))" office:value-type="float" office:value="14.7017966589121" calcext:value-type="float">
            <text:p>14,7017966589121</text:p>
          </table:table-cell>
          <table:table-cell table:formula="of:=SQRT(POWER([.AB$4]-[.$B60];2)+POWER([.AB$5]-[.$C60];2)+POWER([.AB$6]-[.$D60];2))" office:value-type="float" office:value="24.9400137530034" calcext:value-type="float">
            <text:p>24,9400137530034</text:p>
          </table:table-cell>
          <table:table-cell table:formula="of:=SQRT(POWER([.AC$4]-[.$B60];2)+POWER([.AC$5]-[.$C60];2)+POWER([.AC$6]-[.$D60];2))" office:value-type="float" office:value="26.1616205346687" calcext:value-type="float">
            <text:p>26,1616205346687</text:p>
          </table:table-cell>
          <table:table-cell table:formula="of:=SQRT(POWER([.AD$4]-[.$B60];2)+POWER([.AD$5]-[.$C60];2)+POWER([.AD$6]-[.$D60];2))" office:value-type="float" office:value="27.2430624012793" calcext:value-type="float">
            <text:p>27,2430624012793</text:p>
          </table:table-cell>
          <table:table-cell table:formula="of:=SQRT(POWER([.AE$4]-[.$B60];2)+POWER([.AE$5]-[.$C60];2)+POWER([.AE$6]-[.$D60];2))" office:value-type="float" office:value="27.9042239813258" calcext:value-type="float">
            <text:p>27,9042239813258</text:p>
          </table:table-cell>
          <table:table-cell table:formula="of:=SQRT(POWER([.AF$4]-[.$B60];2)+POWER([.AF$5]-[.$C60];2)+POWER([.AF$6]-[.$D60];2))" office:value-type="float" office:value="26.7824619107355" calcext:value-type="float">
            <text:p>26,7824619107355</text:p>
          </table:table-cell>
          <table:table-cell table:formula="of:=SQRT(POWER([.AG$4]-[.$B60];2)+POWER([.AG$5]-[.$C60];2)+POWER([.AG$6]-[.$D60];2))" office:value-type="float" office:value="28.274221916792" calcext:value-type="float">
            <text:p>28,274221916792</text:p>
          </table:table-cell>
          <table:table-cell table:formula="of:=SQRT(POWER([.AH$4]-[.$B60];2)+POWER([.AH$5]-[.$C60];2)+POWER([.AH$6]-[.$D60];2))" office:value-type="float" office:value="25.9200358988949" calcext:value-type="float">
            <text:p>25,9200358988949</text:p>
          </table:table-cell>
          <table:table-cell table:formula="of:=SQRT(POWER([.AI$4]-[.$B60];2)+POWER([.AI$5]-[.$C60];2)+POWER([.AI$6]-[.$D60];2))" office:value-type="float" office:value="27.5028957384491" calcext:value-type="float">
            <text:p>27,5028957384491</text:p>
          </table:table-cell>
          <table:table-cell table:formula="of:=SQRT(POWER([.AJ$4]-[.$B60];2)+POWER([.AJ$5]-[.$C60];2)+POWER([.AJ$6]-[.$D60];2))" office:value-type="float" office:value="28.5068004167427" calcext:value-type="float">
            <text:p>28,5068004167427</text:p>
          </table:table-cell>
          <table:table-cell table:formula="of:=SQRT(POWER([.AK$4]-[.$B60];2)+POWER([.AK$5]-[.$C60];2)+POWER([.AK$6]-[.$D60];2))" office:value-type="float" office:value="28.1524273020995" calcext:value-type="float">
            <text:p>28,1524273020995</text:p>
          </table:table-cell>
          <table:table-cell table:formula="of:=SQRT(POWER([.AL$4]-[.$B60];2)+POWER([.AL$5]-[.$C60];2)+POWER([.AL$6]-[.$D60];2))" office:value-type="float" office:value="29.0063637672839" calcext:value-type="float">
            <text:p>29,0063637672839</text:p>
          </table:table-cell>
          <table:table-cell table:formula="of:=SQRT(POWER([.AM$4]-[.$B60];2)+POWER([.AM$5]-[.$C60];2)+POWER([.AM$6]-[.$D60];2))" office:value-type="float" office:value="29.1029134967618" calcext:value-type="float">
            <text:p>29,1029134967618</text:p>
          </table:table-cell>
          <table:table-cell table:formula="of:=SQRT(POWER([.AN$4]-[.$B60];2)+POWER([.AN$5]-[.$C60];2)+POWER([.AN$6]-[.$D60];2))" office:value-type="float" office:value="30.3382664798106" calcext:value-type="float">
            <text:p>30,3382664798106</text:p>
          </table:table-cell>
          <table:table-cell table:formula="of:=SQRT(POWER([.AO$4]-[.$B60];2)+POWER([.AO$5]-[.$C60];2)+POWER([.AO$6]-[.$D60];2))" office:value-type="float" office:value="30.1976015935041" calcext:value-type="float">
            <text:p>30,1976015935041</text:p>
          </table:table-cell>
          <table:table-cell table:formula="of:=SQRT(POWER([.AP$4]-[.$B60];2)+POWER([.AP$5]-[.$C60];2)+POWER([.AP$6]-[.$D60];2))" office:value-type="float" office:value="30.7362781904381" calcext:value-type="float">
            <text:p>30,7362781904381</text:p>
          </table:table-cell>
          <table:table-cell table:formula="of:=SQRT(POWER([.AQ$4]-[.$B60];2)+POWER([.AQ$5]-[.$C60];2)+POWER([.AQ$6]-[.$D60];2))" office:value-type="float" office:value="15.1580449267048" calcext:value-type="float">
            <text:p>15,1580449267048</text:p>
          </table:table-cell>
          <table:table-cell table:formula="of:=SQRT(POWER([.AR$4]-[.$B60];2)+POWER([.AR$5]-[.$C60];2)+POWER([.AR$6]-[.$D60];2))" office:value-type="float" office:value="14.9884013156841" calcext:value-type="float">
            <text:p>14,9884013156841</text:p>
          </table:table-cell>
          <table:table-cell table:formula="of:=SQRT(POWER([.AS$4]-[.$B60];2)+POWER([.AS$5]-[.$C60];2)+POWER([.AS$6]-[.$D60];2))" office:value-type="float" office:value="13.767979517707" calcext:value-type="float">
            <text:p>13,767979517707</text:p>
          </table:table-cell>
          <table:table-cell table:formula="of:=SQRT(POWER([.AT$4]-[.$B60];2)+POWER([.AT$5]-[.$C60];2)+POWER([.AT$6]-[.$D60];2))" office:value-type="float" office:value="12.8799175074998" calcext:value-type="float">
            <text:p>12,8799175074998</text:p>
          </table:table-cell>
          <table:table-cell table:formula="of:=SQRT(POWER([.AU$4]-[.$B60];2)+POWER([.AU$5]-[.$C60];2)+POWER([.AU$6]-[.$D60];2))" office:value-type="float" office:value="15.1596184978383" calcext:value-type="float">
            <text:p>15,1596184978383</text:p>
          </table:table-cell>
          <table:table-cell table:formula="of:=SQRT(POWER([.AV$4]-[.$B60];2)+POWER([.AV$5]-[.$C60];2)+POWER([.AV$6]-[.$D60];2))" office:value-type="float" office:value="14.2590028052455" calcext:value-type="float">
            <text:p>14,2590028052455</text:p>
          </table:table-cell>
          <table:table-cell table:formula="of:=SQRT(POWER([.AW$4]-[.$B60];2)+POWER([.AW$5]-[.$C60];2)+POWER([.AW$6]-[.$D60];2))" office:value-type="float" office:value="16.6343170884771" calcext:value-type="float">
            <text:p>16,6343170884771</text:p>
          </table:table-cell>
          <table:table-cell table:formula="of:=SQRT(POWER([.AX$4]-[.$B60];2)+POWER([.AX$5]-[.$C60];2)+POWER([.AX$6]-[.$D60];2))" office:value-type="float" office:value="14.768825207172" calcext:value-type="float">
            <text:p>14,768825207172</text:p>
          </table:table-cell>
          <table:table-cell table:formula="of:=SQRT(POWER([.AY$4]-[.$B60];2)+POWER([.AY$5]-[.$C60];2)+POWER([.AY$6]-[.$D60];2))" office:value-type="float" office:value="4.83314473195248" calcext:value-type="float">
            <text:p>4,83314473195248</text:p>
          </table:table-cell>
          <table:table-cell table:formula="of:=SQRT(POWER([.AZ$4]-[.$B60];2)+POWER([.AZ$5]-[.$C60];2)+POWER([.AZ$6]-[.$D60];2))" office:value-type="float" office:value="3.63962827772288" calcext:value-type="float">
            <text:p>3,63962827772288</text:p>
          </table:table-cell>
          <table:table-cell table:formula="of:=SQRT(POWER([.BA$4]-[.$B60];2)+POWER([.BA$5]-[.$C60];2)+POWER([.BA$6]-[.$D60];2))" office:value-type="float" office:value="3.60764050315438" calcext:value-type="float">
            <text:p>3,60764050315438</text:p>
          </table:table-cell>
          <table:table-cell table:formula="of:=SQRT(POWER([.BB$4]-[.$B60];2)+POWER([.BB$5]-[.$C60];2)+POWER([.BB$6]-[.$D60];2))" office:value-type="float" office:value="3.77282347851049" calcext:value-type="float">
            <text:p>3,77282347851049</text:p>
          </table:table-cell>
          <table:table-cell table:formula="of:=SQRT(POWER([.BC$4]-[.$B60];2)+POWER([.BC$5]-[.$C60];2)+POWER([.BC$6]-[.$D60];2))" office:value-type="float" office:value="2.52213262934366" calcext:value-type="float">
            <text:p>2,52213262934366</text:p>
          </table:table-cell>
          <table:table-cell table:formula="of:=SQRT(POWER([.BD$4]-[.$B60];2)+POWER([.BD$5]-[.$C60];2)+POWER([.BD$6]-[.$D60];2))" office:value-type="float" office:value="1.38679847129999" calcext:value-type="float">
            <text:p>1,38679847129999</text:p>
          </table:table-cell>
          <table:table-cell table:formula="of:=SQRT(POWER([.BE$4]-[.$B60];2)+POWER([.BE$5]-[.$C60];2)+POWER([.BE$6]-[.$D60];2))" office:value-type="float" office:value="2.38069947704451" calcext:value-type="float">
            <text:p>2,38069947704451</text:p>
          </table:table-cell>
          <table:table-cell table:formula="of:=SQRT(POWER([.BF$4]-[.$B60];2)+POWER([.BF$5]-[.$C60];2)+POWER([.BF$6]-[.$D60];2))" office:value-type="float" office:value="0" calcext:value-type="float">
            <text:p>0</text:p>
          </table:table-cell>
          <table:table-cell table:formula="of:=SQRT(POWER([.BG$4]-[.$B60];2)+POWER([.BG$5]-[.$C60];2)+POWER([.BG$6]-[.$D60];2))" office:value-type="float" office:value="2.83723703627314" calcext:value-type="float">
            <text:p>2,83723703627314</text:p>
          </table:table-cell>
          <table:table-cell table:formula="of:=SQRT(POWER([.BH$4]-[.$B60];2)+POWER([.BH$5]-[.$C60];2)+POWER([.BH$6]-[.$D60];2))" office:value-type="float" office:value="1.39276487606488" calcext:value-type="float">
            <text:p>1,39276487606488</text:p>
          </table:table-cell>
          <table:table-cell table:formula="of:=SQRT(POWER([.BI$4]-[.$B60];2)+POWER([.BI$5]-[.$C60];2)+POWER([.BI$6]-[.$D60];2))" office:value-type="float" office:value="2.4355824765341" calcext:value-type="float">
            <text:p>2,4355824765341</text:p>
          </table:table-cell>
          <table:table-cell table:formula="of:=SQRT(POWER([.BJ$4]-[.$B60];2)+POWER([.BJ$5]-[.$C60];2)+POWER([.BJ$6]-[.$D60];2))" office:value-type="float" office:value="3.63602337726259" calcext:value-type="float">
            <text:p>3,63602337726259</text:p>
          </table:table-cell>
          <table:table-cell table:formula="of:=SQRT(POWER([.BK$4]-[.$B60];2)+POWER([.BK$5]-[.$C60];2)+POWER([.BK$6]-[.$D60];2))" office:value-type="float" office:value="6.35386189651616" calcext:value-type="float">
            <text:p>6,35386189651616</text:p>
          </table:table-cell>
          <table:table-cell table:formula="of:=SQRT(POWER([.BL$4]-[.$B60];2)+POWER([.BL$5]-[.$C60];2)+POWER([.BL$6]-[.$D60];2))" office:value-type="float" office:value="6.8544171159917" calcext:value-type="float">
            <text:p>6,8544171159917</text:p>
          </table:table-cell>
          <table:table-cell table:formula="of:=SQRT(POWER([.BM$4]-[.$B60];2)+POWER([.BM$5]-[.$C60];2)+POWER([.BM$6]-[.$D60];2))" office:value-type="float" office:value="6.13101696295158" calcext:value-type="float">
            <text:p>6,13101696295158</text:p>
          </table:table-cell>
          <table:table-cell table:formula="of:=SQRT(POWER([.BN$4]-[.$B60];2)+POWER([.BN$5]-[.$C60];2)+POWER([.BN$6]-[.$D60];2))" office:value-type="float" office:value="5.35047829637688" calcext:value-type="float">
            <text:p>5,35047829637688</text:p>
          </table:table-cell>
          <table:table-cell table:formula="of:=SQRT(POWER([.BO$4]-[.$B60];2)+POWER([.BO$5]-[.$C60];2)+POWER([.BO$6]-[.$D60];2))" office:value-type="float" office:value="8.30980408914675" calcext:value-type="float">
            <text:p>8,30980408914675</text:p>
          </table:table-cell>
          <table:table-cell table:formula="of:=SQRT(POWER([.BP$4]-[.$B60];2)+POWER([.BP$5]-[.$C60];2)+POWER([.BP$6]-[.$D60];2))" office:value-type="float" office:value="9.3963636583521" calcext:value-type="float">
            <text:p>9,3963636583521</text:p>
          </table:table-cell>
          <table:table-cell table:formula="of:=SQRT(POWER([.BQ$4]-[.$B60];2)+POWER([.BQ$5]-[.$C60];2)+POWER([.BQ$6]-[.$D60];2))" office:value-type="float" office:value="9.94180245227192" calcext:value-type="float">
            <text:p>9,94180245227192</text:p>
          </table:table-cell>
          <table:table-cell table:formula="of:=SQRT(POWER([.BR$4]-[.$B60];2)+POWER([.BR$5]-[.$C60];2)+POWER([.BR$6]-[.$D60];2))" office:value-type="float" office:value="9.99972419619661" calcext:value-type="float">
            <text:p>9,99972419619661</text:p>
          </table:table-cell>
          <table:table-cell table:formula="of:=SQRT(POWER([.BS$4]-[.$B60];2)+POWER([.BS$5]-[.$C60];2)+POWER([.BS$6]-[.$D60];2))" office:value-type="float" office:value="11.056853847275" calcext:value-type="float">
            <text:p>11,056853847275</text:p>
          </table:table-cell>
          <table:table-cell table:formula="of:=SQRT(POWER([.BT$4]-[.$B60];2)+POWER([.BT$5]-[.$C60];2)+POWER([.BT$6]-[.$D60];2))" office:value-type="float" office:value="11.1077319917254" calcext:value-type="float">
            <text:p>11,1077319917254</text:p>
          </table:table-cell>
          <table:table-cell table:formula="of:=SQRT(POWER([.BU$4]-[.$B60];2)+POWER([.BU$5]-[.$C60];2)+POWER([.BU$6]-[.$D60];2))" office:value-type="float" office:value="11.5567774054881" calcext:value-type="float">
            <text:p>11,5567774054881</text:p>
          </table:table-cell>
          <table:table-cell table:formula="of:=SQRT(POWER([.BV$4]-[.$B60];2)+POWER([.BV$5]-[.$C60];2)+POWER([.BV$6]-[.$D60];2))" office:value-type="float" office:value="12.7168078148567" calcext:value-type="float">
            <text:p>12,7168078148567</text:p>
          </table:table-cell>
          <table:table-cell table:formula="of:=SQRT(POWER([.BW$4]-[.$B60];2)+POWER([.BW$5]-[.$C60];2)+POWER([.BW$6]-[.$D60];2))" office:value-type="float" office:value="6.77058830530996" calcext:value-type="float">
            <text:p>6,77058830530996</text:p>
          </table:table-cell>
          <table:table-cell table:formula="of:=SQRT(POWER([.BX$4]-[.$B60];2)+POWER([.BX$5]-[.$C60];2)+POWER([.BX$6]-[.$D60];2))" office:value-type="float" office:value="6.70421553949454" calcext:value-type="float">
            <text:p>6,70421553949454</text:p>
          </table:table-cell>
          <table:table-cell table:formula="of:=SQRT(POWER([.BY$4]-[.$B60];2)+POWER([.BY$5]-[.$C60];2)+POWER([.BY$6]-[.$D60];2))" office:value-type="float" office:value="7.99412922087202" calcext:value-type="float">
            <text:p>7,99412922087202</text:p>
          </table:table-cell>
          <table:table-cell table:formula="of:=SQRT(POWER([.BZ$4]-[.$B60];2)+POWER([.BZ$5]-[.$C60];2)+POWER([.BZ$6]-[.$D60];2))" office:value-type="float" office:value="9.01035015967748" calcext:value-type="float">
            <text:p>9,01035015967748</text:p>
          </table:table-cell>
          <table:table-cell table:formula="of:=SQRT(POWER([.CA$4]-[.$B60];2)+POWER([.CA$5]-[.$C60];2)+POWER([.CA$6]-[.$D60];2))" office:value-type="float" office:value="6.98844846872322" calcext:value-type="float">
            <text:p>6,98844846872322</text:p>
          </table:table-cell>
          <table:table-cell table:formula="of:=SQRT(POWER([.CB$4]-[.$B60];2)+POWER([.CB$5]-[.$C60];2)+POWER([.CB$6]-[.$D60];2))" office:value-type="float" office:value="6.00265516250934" calcext:value-type="float">
            <text:p>6,00265516250934</text:p>
          </table:table-cell>
          <table:table-cell table:formula="of:=SQRT(POWER([.CC$4]-[.$B60];2)+POWER([.CC$5]-[.$C60];2)+POWER([.CC$6]-[.$D60];2))" office:value-type="float" office:value="6.09220912313423" calcext:value-type="float">
            <text:p>6,09220912313423</text:p>
          </table:table-cell>
          <table:table-cell table:formula="of:=SQRT(POWER([.CD$4]-[.$B60];2)+POWER([.CD$5]-[.$C60];2)+POWER([.CD$6]-[.$D60];2))" office:value-type="float" office:value="5.31064826551335" calcext:value-type="float">
            <text:p>5,31064826551335</text:p>
          </table:table-cell>
          <table:table-cell table:formula="of:=SQRT(POWER([.CE$4]-[.$B60];2)+POWER([.CE$5]-[.$C60];2)+POWER([.CE$6]-[.$D60];2))" office:value-type="float" office:value="5.43824475359467" calcext:value-type="float">
            <text:p>5,43824475359467</text:p>
          </table:table-cell>
          <table:table-cell table:formula="of:=SQRT(POWER([.CF$4]-[.$B60];2)+POWER([.CF$5]-[.$C60];2)+POWER([.CF$6]-[.$D60];2))" office:value-type="float" office:value="4.62336306166842" calcext:value-type="float">
            <text:p>4,62336306166842</text:p>
          </table:table-cell>
          <table:table-cell table:formula="of:=SQRT(POWER([.CG$4]-[.$B60];2)+POWER([.CG$5]-[.$C60];2)+POWER([.CG$6]-[.$D60];2))" office:value-type="float" office:value="4.75138348273426" calcext:value-type="float">
            <text:p>4,75138348273426</text:p>
          </table:table-cell>
          <table:table-cell table:formula="of:=SQRT(POWER([.CH$4]-[.$B60];2)+POWER([.CH$5]-[.$C60];2)+POWER([.CH$6]-[.$D60];2))" office:value-type="float" office:value="4.69745260753102" calcext:value-type="float">
            <text:p>4,69745260753102</text:p>
          </table:table-cell>
          <table:table-cell table:formula="of:=SQRT(POWER([.CI$4]-[.$B60];2)+POWER([.CI$5]-[.$C60];2)+POWER([.CI$6]-[.$D60];2))" office:value-type="float" office:value="8.15937062523819" calcext:value-type="float">
            <text:p>8,15937062523819</text:p>
          </table:table-cell>
          <table:table-cell table:formula="of:=SQRT(POWER([.CJ$4]-[.$B60];2)+POWER([.CJ$5]-[.$C60];2)+POWER([.CJ$6]-[.$D60];2))" office:value-type="float" office:value="9.51680681741517" calcext:value-type="float">
            <text:p>9,51680681741517</text:p>
          </table:table-cell>
          <table:table-cell table:formula="of:=SQRT(POWER([.CK$4]-[.$B60];2)+POWER([.CK$5]-[.$C60];2)+POWER([.CK$6]-[.$D60];2))" office:value-type="float" office:value="10.2825679185698" calcext:value-type="float">
            <text:p>10,2825679185698</text:p>
          </table:table-cell>
          <table:table-cell table:formula="of:=SQRT(POWER([.CL$4]-[.$B60];2)+POWER([.CL$5]-[.$C60];2)+POWER([.CL$6]-[.$D60];2))" office:value-type="float" office:value="9.86887014809699" calcext:value-type="float">
            <text:p>9,86887014809699</text:p>
          </table:table-cell>
          <table:table-cell table:formula="of:=SQRT(POWER([.CM$4]-[.$B60];2)+POWER([.CM$5]-[.$C60];2)+POWER([.CM$6]-[.$D60];2))" office:value-type="float" office:value="9.7391684449957" calcext:value-type="float">
            <text:p>9,7391684449957</text:p>
          </table:table-cell>
          <table:table-cell table:formula="of:=SQRT(POWER([.CN$4]-[.$B60];2)+POWER([.CN$5]-[.$C60];2)+POWER([.CN$6]-[.$D60];2))" office:value-type="float" office:value="9.49029261930316" calcext:value-type="float">
            <text:p>9,49029261930316</text:p>
          </table:table-cell>
          <table:table-cell table:formula="of:=SQRT(POWER([.CO$4]-[.$B60];2)+POWER([.CO$5]-[.$C60];2)+POWER([.CO$6]-[.$D60];2))" office:value-type="float" office:value="10.5961729412085" calcext:value-type="float">
            <text:p>10,5961729412085</text:p>
          </table:table-cell>
          <table:table-cell table:formula="of:=SQRT(POWER([.CP$4]-[.$B60];2)+POWER([.CP$5]-[.$C60];2)+POWER([.CP$6]-[.$D60];2))" office:value-type="float" office:value="8.37228248448414" calcext:value-type="float">
            <text:p>8,37228248448414</text:p>
          </table:table-cell>
          <table:table-cell table:formula="of:=SQRT(POWER([.CQ$4]-[.$B60];2)+POWER([.CQ$5]-[.$C60];2)+POWER([.CQ$6]-[.$D60];2))" office:value-type="float" office:value="10.7623302309491" calcext:value-type="float">
            <text:p>10,7623302309491</text:p>
          </table:table-cell>
          <table:table-cell table:formula="of:=SQRT(POWER([.CR$4]-[.$B60];2)+POWER([.CR$5]-[.$C60];2)+POWER([.CR$6]-[.$D60];2))" office:value-type="float" office:value="8.57581127357639" calcext:value-type="float">
            <text:p>8,57581127357639</text:p>
          </table:table-cell>
          <table:table-cell table:formula="of:=SQRT(POWER([.CS$4]-[.$B60];2)+POWER([.CS$5]-[.$C60];2)+POWER([.CS$6]-[.$D60];2))" office:value-type="float" office:value="9.82517149977546" calcext:value-type="float">
            <text:p>9,82517149977546</text:p>
          </table:table-cell>
          <table:table-cell table:formula="of:=SQRT(POWER([.CT$4]-[.$B60];2)+POWER([.CT$5]-[.$C60];2)+POWER([.CT$6]-[.$D60];2))" office:value-type="float" office:value="10.3490351724207" calcext:value-type="float">
            <text:p>10,3490351724207</text:p>
          </table:table-cell>
          <table:table-cell table:formula="of:=SQRT(POWER([.CU$4]-[.$B60];2)+POWER([.CU$5]-[.$C60];2)+POWER([.CU$6]-[.$D60];2))" office:value-type="float" office:value="11.572750148517" calcext:value-type="float">
            <text:p>11,572750148517</text:p>
          </table:table-cell>
          <table:table-cell table:formula="of:=SQRT(POWER([.CV$4]-[.$B60];2)+POWER([.CV$5]-[.$C60];2)+POWER([.CV$6]-[.$D60];2))" office:value-type="float" office:value="12.5672417817117" calcext:value-type="float">
            <text:p>12,5672417817117</text:p>
          </table:table-cell>
          <table:table-cell table:formula="of:=SQRT(POWER([.CW$4]-[.$B60];2)+POWER([.CW$5]-[.$C60];2)+POWER([.CW$6]-[.$D60];2))" office:value-type="float" office:value="12.9545813517844" calcext:value-type="float">
            <text:p>12,9545813517844</text:p>
          </table:table-cell>
          <table:table-cell table:formula="of:=SQRT(POWER([.CX$4]-[.$B60];2)+POWER([.CX$5]-[.$C60];2)+POWER([.CX$6]-[.$D60];2))" office:value-type="float" office:value="14.034938510731" calcext:value-type="float">
            <text:p>14,034938510731</text:p>
          </table:table-cell>
          <table:table-cell table:formula="of:=SQRT(POWER([.CY$4]-[.$B60];2)+POWER([.CY$5]-[.$C60];2)+POWER([.CY$6]-[.$D60];2))" office:value-type="float" office:value="13.8909915412831" calcext:value-type="float">
            <text:p>13,8909915412831</text:p>
          </table:table-cell>
          <table:table-cell table:formula="of:=SQRT(POWER([.CZ$4]-[.$B60];2)+POWER([.CZ$5]-[.$C60];2)+POWER([.CZ$6]-[.$D60];2))" office:value-type="float" office:value="13.9005908147819" calcext:value-type="float">
            <text:p>13,9005908147819</text:p>
          </table:table-cell>
          <table:table-cell table:formula="of:=SQRT(POWER([.DA$4]-[.$B60];2)+POWER([.DA$5]-[.$C60];2)+POWER([.DA$6]-[.$D60];2))" office:value-type="float" office:value="15.3630733904385" calcext:value-type="float">
            <text:p>15,3630733904385</text:p>
          </table:table-cell>
          <table:table-cell table:formula="of:=SQRT(POWER([.DB$4]-[.$B60];2)+POWER([.DB$5]-[.$C60];2)+POWER([.DB$6]-[.$D60];2))" office:value-type="float" office:value="13.5437066565988" calcext:value-type="float">
            <text:p>13,5437066565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.77" calcext:value-type="float">
            <text:p>31,77</text:p>
          </table:table-cell>
          <table:table-cell office:value-type="float" office:value="42.675" calcext:value-type="float">
            <text:p>42,675</text:p>
          </table:table-cell>
          <table:table-cell office:value-type="float" office:value="12.015" calcext:value-type="float">
            <text:p>12,015</text:p>
          </table:table-cell>
          <table:table-cell/>
          <table:table-cell table:formula="of:=SQRT(POWER([.F$4]-[.B61];2)+POWER([.F$5]-[.C61];2)+POWER([.F$6]-[.D61];2))" office:value-type="float" office:value="13.4561305730882" calcext:value-type="float">
            <text:p>13,4561305730882</text:p>
          </table:table-cell>
          <table:table-cell table:formula="of:=SQRT(POWER([.G$4]-[.$B61];2)+POWER([.G$5]-[.$C61];2)+POWER([.G$6]-[.$D61];2))" office:value-type="float" office:value="12.2720817304971" calcext:value-type="float">
            <text:p>12,2720817304971</text:p>
          </table:table-cell>
          <table:table-cell table:formula="of:=SQRT(POWER([.H$4]-[.D61];2)+POWER([.H$5]-[.E61];2)+POWER([.H$6]-[.F61];2))" office:value-type="float" office:value="49.6643657800806" calcext:value-type="float">
            <text:p>49,6643657800806</text:p>
          </table:table-cell>
          <table:table-cell table:formula="of:=SQRT(POWER([.I$4]-[.$B61];2)+POWER([.I$5]-[.$C61];2)+POWER([.I$6]-[.$D61];2))" office:value-type="float" office:value="12.1943259756331" calcext:value-type="float">
            <text:p>12,1943259756331</text:p>
          </table:table-cell>
          <table:table-cell table:formula="of:=SQRT(POWER([.J$4]-[.F61];2)+POWER([.J$5]-[.G61];2)+POWER([.J$6]-[.H61];2))" office:value-type="float" office:value="59.3224567459316" calcext:value-type="float">
            <text:p>59,3224567459316</text:p>
          </table:table-cell>
          <table:table-cell table:formula="of:=SQRT(POWER([.K$4]-[.$B61];2)+POWER([.K$5]-[.$C61];2)+POWER([.K$6]-[.$D61];2))" office:value-type="float" office:value="10.9063844146445" calcext:value-type="float">
            <text:p>10,9063844146445</text:p>
          </table:table-cell>
          <table:table-cell table:formula="of:=SQRT(POWER([.L$4]-[.H61];2)+POWER([.L$5]-[.I61];2)+POWER([.L$6]-[.J61];2))" office:value-type="float" office:value="65.4278712921539" calcext:value-type="float">
            <text:p>65,4278712921539</text:p>
          </table:table-cell>
          <table:table-cell table:formula="of:=SQRT(POWER([.M$4]-[.$B61];2)+POWER([.M$5]-[.$C61];2)+POWER([.M$6]-[.$D61];2))" office:value-type="float" office:value="11.3524546244414" calcext:value-type="float">
            <text:p>11,3524546244414</text:p>
          </table:table-cell>
          <table:table-cell table:formula="of:=SQRT(POWER([.N$4]-[.J61];2)+POWER([.N$5]-[.K61];2)+POWER([.N$6]-[.L61];2))" office:value-type="float" office:value="64.8140605411485" calcext:value-type="float">
            <text:p>64,8140605411485</text:p>
          </table:table-cell>
          <table:table-cell table:formula="of:=SQRT(POWER([.O$4]-[.$B61];2)+POWER([.O$5]-[.$C61];2)+POWER([.O$6]-[.$D61];2))" office:value-type="float" office:value="11.410174757645" calcext:value-type="float">
            <text:p>11,410174757645</text:p>
          </table:table-cell>
          <table:table-cell table:formula="of:=SQRT(POWER([.P$4]-[.L61];2)+POWER([.P$5]-[.M61];2)+POWER([.P$6]-[.N61];2))" office:value-type="float" office:value="63.8423437620301" calcext:value-type="float">
            <text:p>63,8423437620301</text:p>
          </table:table-cell>
          <table:table-cell table:formula="of:=SQRT(POWER([.Q$4]-[.$B61];2)+POWER([.Q$5]-[.$C61];2)+POWER([.Q$6]-[.$D61];2))" office:value-type="float" office:value="10.9130196096223" calcext:value-type="float">
            <text:p>10,9130196096223</text:p>
          </table:table-cell>
          <table:table-cell table:formula="of:=SQRT(POWER([.R$4]-[.N61];2)+POWER([.R$5]-[.O61];2)+POWER([.R$6]-[.P61];2))" office:value-type="float" office:value="63.4645541560365" calcext:value-type="float">
            <text:p>63,4645541560365</text:p>
          </table:table-cell>
          <table:table-cell table:formula="of:=SQRT(POWER([.S$4]-[.$B61];2)+POWER([.S$5]-[.$C61];2)+POWER([.S$6]-[.$D61];2))" office:value-type="float" office:value="13.853626637094" calcext:value-type="float">
            <text:p>13,853626637094</text:p>
          </table:table-cell>
          <table:table-cell table:formula="of:=SQRT(POWER([.T$4]-[.P61];2)+POWER([.T$5]-[.Q61];2)+POWER([.T$6]-[.R61];2))" office:value-type="float" office:value="64.2222503215749" calcext:value-type="float">
            <text:p>64,2222503215749</text:p>
          </table:table-cell>
          <table:table-cell table:formula="of:=SQRT(POWER([.U$4]-[.$B61];2)+POWER([.U$5]-[.$C61];2)+POWER([.U$6]-[.$D61];2))" office:value-type="float" office:value="13.0594573011286" calcext:value-type="float">
            <text:p>13,0594573011286</text:p>
          </table:table-cell>
          <table:table-cell table:formula="of:=SQRT(POWER([.V$4]-[.R61];2)+POWER([.V$5]-[.S61];2)+POWER([.V$6]-[.T61];2))" office:value-type="float" office:value="56.7438919554935" calcext:value-type="float">
            <text:p>56,7438919554935</text:p>
          </table:table-cell>
          <table:table-cell table:formula="of:=SQRT(POWER([.W$4]-[.$B61];2)+POWER([.W$5]-[.$C61];2)+POWER([.W$6]-[.$D61];2))" office:value-type="float" office:value="14.6473782295672" calcext:value-type="float">
            <text:p>14,6473782295672</text:p>
          </table:table-cell>
          <table:table-cell table:formula="of:=SQRT(POWER([.X$4]-[.T61];2)+POWER([.X$5]-[.U61];2)+POWER([.X$6]-[.V61];2))" office:value-type="float" office:value="51.086527465354" calcext:value-type="float">
            <text:p>51,086527465354</text:p>
          </table:table-cell>
          <table:table-cell table:formula="of:=SQRT(POWER([.Y$4]-[.$B61];2)+POWER([.Y$5]-[.$C61];2)+POWER([.Y$6]-[.$D61];2))" office:value-type="float" office:value="14.9201741611819" calcext:value-type="float">
            <text:p>14,9201741611819</text:p>
          </table:table-cell>
          <table:table-cell table:formula="of:=SQRT(POWER([.Z$4]-[.V61];2)+POWER([.Z$5]-[.W61];2)+POWER([.Z$6]-[.X61];2))" office:value-type="float" office:value="40.9661266823074" calcext:value-type="float">
            <text:p>40,9661266823074</text:p>
          </table:table-cell>
          <table:table-cell table:formula="of:=SQRT(POWER([.AA$4]-[.$B61];2)+POWER([.AA$5]-[.$C61];2)+POWER([.AA$6]-[.$D61];2))" office:value-type="float" office:value="14.0470316793264" calcext:value-type="float">
            <text:p>14,0470316793264</text:p>
          </table:table-cell>
          <table:table-cell table:formula="of:=SQRT(POWER([.AB$4]-[.X61];2)+POWER([.AB$5]-[.Y61];2)+POWER([.AB$6]-[.Z61];2))" office:value-type="float" office:value="30.380509461301" calcext:value-type="float">
            <text:p>30,380509461301</text:p>
          </table:table-cell>
          <table:table-cell table:formula="of:=SQRT(POWER([.AC$4]-[.$B61];2)+POWER([.AC$5]-[.$C61];2)+POWER([.AC$6]-[.$D61];2))" office:value-type="float" office:value="24.9723405991509" calcext:value-type="float">
            <text:p>24,9723405991509</text:p>
          </table:table-cell>
          <table:table-cell table:formula="of:=SQRT(POWER([.AD$4]-[.Z61];2)+POWER([.AD$5]-[.AA61];2)+POWER([.AD$6]-[.AB61];2))" office:value-type="float" office:value="20.5010588564658" calcext:value-type="float">
            <text:p>20,5010588564658</text:p>
          </table:table-cell>
          <table:table-cell table:formula="of:=SQRT(POWER([.AE$4]-[.$B61];2)+POWER([.AE$5]-[.$C61];2)+POWER([.AE$6]-[.$D61];2))" office:value-type="float" office:value="26.6262215494426" calcext:value-type="float">
            <text:p>26,6262215494426</text:p>
          </table:table-cell>
          <table:table-cell table:formula="of:=SQRT(POWER([.AF$4]-[.AB61];2)+POWER([.AF$5]-[.AC61];2)+POWER([.AF$6]-[.AD61];2))" office:value-type="float" office:value="20.0895597589996" calcext:value-type="float">
            <text:p>20,0895597589996</text:p>
          </table:table-cell>
          <table:table-cell table:formula="of:=SQRT(POWER([.AG$4]-[.$B61];2)+POWER([.AG$5]-[.$C61];2)+POWER([.AG$6]-[.$D61];2))" office:value-type="float" office:value="27.0905250779678" calcext:value-type="float">
            <text:p>27,0905250779678</text:p>
          </table:table-cell>
          <table:table-cell table:formula="of:=SQRT(POWER([.AH$4]-[.AD61];2)+POWER([.AH$5]-[.AE61];2)+POWER([.AH$6]-[.AF61];2))" office:value-type="float" office:value="28.5312548750712" calcext:value-type="float">
            <text:p>28,5312548750712</text:p>
          </table:table-cell>
          <table:table-cell table:formula="of:=SQRT(POWER([.AI$4]-[.$B61];2)+POWER([.AI$5]-[.$C61];2)+POWER([.AI$6]-[.$D61];2))" office:value-type="float" office:value="26.4301629204211" calcext:value-type="float">
            <text:p>26,4301629204211</text:p>
          </table:table-cell>
          <table:table-cell table:formula="of:=SQRT(POWER([.AJ$4]-[.AF61];2)+POWER([.AJ$5]-[.AG61];2)+POWER([.AJ$6]-[.AH61];2))" office:value-type="float" office:value="34.0815743342233" calcext:value-type="float">
            <text:p>34,0815743342233</text:p>
          </table:table-cell>
          <table:table-cell table:formula="of:=SQRT(POWER([.AK$4]-[.$B61];2)+POWER([.AK$5]-[.$C61];2)+POWER([.AK$6]-[.$D61];2))" office:value-type="float" office:value="27.067223592382" calcext:value-type="float">
            <text:p>27,067223592382</text:p>
          </table:table-cell>
          <table:table-cell table:formula="of:=SQRT(POWER([.AL$4]-[.AH61];2)+POWER([.AL$5]-[.AI61];2)+POWER([.AL$6]-[.AJ61];2))" office:value-type="float" office:value="28.7135362110886" calcext:value-type="float">
            <text:p>28,7135362110886</text:p>
          </table:table-cell>
          <table:table-cell table:formula="of:=SQRT(POWER([.AM$4]-[.$B61];2)+POWER([.AM$5]-[.$C61];2)+POWER([.AM$6]-[.$D61];2))" office:value-type="float" office:value="28.1814525175691" calcext:value-type="float">
            <text:p>28,1814525175691</text:p>
          </table:table-cell>
          <table:table-cell table:formula="of:=SQRT(POWER([.AN$4]-[.AJ61];2)+POWER([.AN$5]-[.AK61];2)+POWER([.AN$6]-[.AL61];2))" office:value-type="float" office:value="24.9288884046085" calcext:value-type="float">
            <text:p>24,9288884046085</text:p>
          </table:table-cell>
          <table:table-cell table:formula="of:=SQRT(POWER([.AO$4]-[.$B61];2)+POWER([.AO$5]-[.$C61];2)+POWER([.AO$6]-[.$D61];2))" office:value-type="float" office:value="29.2478616312372" calcext:value-type="float">
            <text:p>29,2478616312372</text:p>
          </table:table-cell>
          <table:table-cell table:formula="of:=SQRT(POWER([.AP$4]-[.AL61];2)+POWER([.AP$5]-[.AM61];2)+POWER([.AP$6]-[.AN61];2))" office:value-type="float" office:value="28.9115582050607" calcext:value-type="float">
            <text:p>28,9115582050607</text:p>
          </table:table-cell>
          <table:table-cell table:formula="of:=SQRT(POWER([.AQ$4]-[.$B61];2)+POWER([.AQ$5]-[.$C61];2)+POWER([.AQ$6]-[.$D61];2))" office:value-type="float" office:value="15.2122540736079" calcext:value-type="float">
            <text:p>15,2122540736079</text:p>
          </table:table-cell>
          <table:table-cell table:formula="of:=SQRT(POWER([.AR$4]-[.AN61];2)+POWER([.AR$5]-[.AO61];2)+POWER([.AR$6]-[.AP61];2))" office:value-type="float" office:value="29.0742338748288" calcext:value-type="float">
            <text:p>29,0742338748288</text:p>
          </table:table-cell>
          <table:table-cell table:formula="of:=SQRT(POWER([.AS$4]-[.$B61];2)+POWER([.AS$5]-[.$C61];2)+POWER([.AS$6]-[.$D61];2))" office:value-type="float" office:value="14.0876146312994" calcext:value-type="float">
            <text:p>14,0876146312994</text:p>
          </table:table-cell>
          <table:table-cell table:formula="of:=SQRT(POWER([.AT$4]-[.AP61];2)+POWER([.AT$5]-[.AQ61];2)+POWER([.AT$6]-[.AR61];2))" office:value-type="float" office:value="33.9159053587611" calcext:value-type="float">
            <text:p>33,9159053587611</text:p>
          </table:table-cell>
          <table:table-cell table:formula="of:=SQRT(POWER([.AU$4]-[.$B61];2)+POWER([.AU$5]-[.$C61];2)+POWER([.AU$6]-[.$D61];2))" office:value-type="float" office:value="15.0474727778455" calcext:value-type="float">
            <text:p>15,0474727778455</text:p>
          </table:table-cell>
          <table:table-cell table:formula="of:=SQRT(POWER([.AV$4]-[.AR61];2)+POWER([.AV$5]-[.AS61];2)+POWER([.AV$6]-[.AT61];2))" office:value-type="float" office:value="34.9632644358044" calcext:value-type="float">
            <text:p>34,9632644358044</text:p>
          </table:table-cell>
          <table:table-cell table:formula="of:=SQRT(POWER([.AW$4]-[.$B61];2)+POWER([.AW$5]-[.$C61];2)+POWER([.AW$6]-[.$D61];2))" office:value-type="float" office:value="16.4226206495797" calcext:value-type="float">
            <text:p>16,4226206495797</text:p>
          </table:table-cell>
          <table:table-cell table:formula="of:=SQRT(POWER([.AX$4]-[.AT61];2)+POWER([.AX$5]-[.AU61];2)+POWER([.AX$6]-[.AV61];2))" office:value-type="float" office:value="32.1389218310591" calcext:value-type="float">
            <text:p>32,1389218310591</text:p>
          </table:table-cell>
          <table:table-cell table:formula="of:=SQRT(POWER([.AY$4]-[.$B61];2)+POWER([.AY$5]-[.$C61];2)+POWER([.AY$6]-[.$D61];2))" office:value-type="float" office:value="6.0026019358275" calcext:value-type="float">
            <text:p>6,0026019358275</text:p>
          </table:table-cell>
          <table:table-cell table:formula="of:=SQRT(POWER([.AZ$4]-[.AV61];2)+POWER([.AZ$5]-[.AW61];2)+POWER([.AZ$6]-[.AX61];2))" office:value-type="float" office:value="35.654268837442" calcext:value-type="float">
            <text:p>35,654268837442</text:p>
          </table:table-cell>
          <table:table-cell table:formula="of:=SQRT(POWER([.BA$4]-[.$B61];2)+POWER([.BA$5]-[.$C61];2)+POWER([.BA$6]-[.$D61];2))" office:value-type="float" office:value="4.76361459398218" calcext:value-type="float">
            <text:p>4,76361459398218</text:p>
          </table:table-cell>
          <table:table-cell table:formula="of:=SQRT(POWER([.BB$4]-[.AX61];2)+POWER([.BB$5]-[.AY61];2)+POWER([.BB$6]-[.AZ61];2))" office:value-type="float" office:value="48.0636528281949" calcext:value-type="float">
            <text:p>48,0636528281949</text:p>
          </table:table-cell>
          <table:table-cell table:formula="of:=SQRT(POWER([.BC$4]-[.$B61];2)+POWER([.BC$5]-[.$C61];2)+POWER([.BC$6]-[.$D61];2))" office:value-type="float" office:value="3.88027846938851" calcext:value-type="float">
            <text:p>3,88027846938851</text:p>
          </table:table-cell>
          <table:table-cell table:formula="of:=SQRT(POWER([.BD$4]-[.AZ61];2)+POWER([.BD$5]-[.BA61];2)+POWER([.BD$6]-[.BB61];2))" office:value-type="float" office:value="54.1308504586178" calcext:value-type="float">
            <text:p>54,1308504586178</text:p>
          </table:table-cell>
          <table:table-cell table:formula="of:=SQRT(POWER([.BE$4]-[.$B61];2)+POWER([.BE$5]-[.$C61];2)+POWER([.BE$6]-[.$D61];2))" office:value-type="float" office:value="1.39430771352668" calcext:value-type="float">
            <text:p>1,39430771352668</text:p>
          </table:table-cell>
          <table:table-cell table:formula="of:=SQRT(POWER([.BF$4]-[.BB61];2)+POWER([.BF$5]-[.BC61];2)+POWER([.BF$6]-[.BD61];2))" office:value-type="float" office:value="61.5421417917286" calcext:value-type="float">
            <text:p>61,5421417917286</text:p>
          </table:table-cell>
          <table:table-cell table:formula="of:=SQRT(POWER([.BG$4]-[.$B61];2)+POWER([.BG$5]-[.$C61];2)+POWER([.BG$6]-[.$D61];2))" office:value-type="float" office:value="0" calcext:value-type="float">
            <text:p>0</text:p>
          </table:table-cell>
          <table:table-cell table:formula="of:=SQRT(POWER([.BH$4]-[.BD61];2)+POWER([.BH$5]-[.BE61];2)+POWER([.BH$6]-[.BF61];2))" office:value-type="float" office:value="69.9005163304576" calcext:value-type="float">
            <text:p>69,9005163304576</text:p>
          </table:table-cell>
          <table:table-cell table:formula="of:=SQRT(POWER([.BI$4]-[.$B61];2)+POWER([.BI$5]-[.$C61];2)+POWER([.BI$6]-[.$D61];2))" office:value-type="float" office:value="1.39198563210976" calcext:value-type="float">
            <text:p>1,39198563210976</text:p>
          </table:table-cell>
          <table:table-cell table:formula="of:=SQRT(POWER([.BJ$4]-[.BF61];2)+POWER([.BJ$5]-[.BG61];2)+POWER([.BJ$6]-[.BH61];2))" office:value-type="float" office:value="78.4557407416592" calcext:value-type="float">
            <text:p>78,4557407416592</text:p>
          </table:table-cell>
          <table:table-cell table:formula="of:=SQRT(POWER([.BK$4]-[.$B61];2)+POWER([.BK$5]-[.$C61];2)+POWER([.BK$6]-[.$D61];2))" office:value-type="float" office:value="4.52191673961385" calcext:value-type="float">
            <text:p>4,52191673961385</text:p>
          </table:table-cell>
          <table:table-cell table:formula="of:=SQRT(POWER([.BL$4]-[.BH61];2)+POWER([.BL$5]-[.BI61];2)+POWER([.BL$6]-[.BJ61];2))" office:value-type="float" office:value="87.4366934197902" calcext:value-type="float">
            <text:p>87,4366934197902</text:p>
          </table:table-cell>
          <table:table-cell table:formula="of:=SQRT(POWER([.BM$4]-[.$B61];2)+POWER([.BM$5]-[.$C61];2)+POWER([.BM$6]-[.$D61];2))" office:value-type="float" office:value="4.41701539503769" calcext:value-type="float">
            <text:p>4,41701539503769</text:p>
          </table:table-cell>
          <table:table-cell table:formula="of:=SQRT(POWER([.BN$4]-[.BJ61];2)+POWER([.BN$5]-[.BK61];2)+POWER([.BN$6]-[.BL61];2))" office:value-type="float" office:value="97.7644169102276" calcext:value-type="float">
            <text:p>97,7644169102276</text:p>
          </table:table-cell>
          <table:table-cell table:formula="of:=SQRT(POWER([.BO$4]-[.$B61];2)+POWER([.BO$5]-[.$C61];2)+POWER([.BO$6]-[.$D61];2))" office:value-type="float" office:value="6.33756783001176" calcext:value-type="float">
            <text:p>6,33756783001176</text:p>
          </table:table-cell>
          <table:table-cell table:formula="of:=SQRT(POWER([.BP$4]-[.BL61];2)+POWER([.BP$5]-[.BM61];2)+POWER([.BP$6]-[.BN61];2))" office:value-type="float" office:value="110.546434655197" calcext:value-type="float">
            <text:p>110,546434655197</text:p>
          </table:table-cell>
          <table:table-cell table:formula="of:=SQRT(POWER([.BQ$4]-[.$B61];2)+POWER([.BQ$5]-[.$C61];2)+POWER([.BQ$6]-[.$D61];2))" office:value-type="float" office:value="7.84409676125939" calcext:value-type="float">
            <text:p>7,84409676125939</text:p>
          </table:table-cell>
          <table:table-cell table:formula="of:=SQRT(POWER([.BR$4]-[.BN61];2)+POWER([.BR$5]-[.BO61];2)+POWER([.BR$6]-[.BP61];2))" office:value-type="float" office:value="124.676871203207" calcext:value-type="float">
            <text:p>124,676871203207</text:p>
          </table:table-cell>
          <table:table-cell table:formula="of:=SQRT(POWER([.BS$4]-[.$B61];2)+POWER([.BS$5]-[.$C61];2)+POWER([.BS$6]-[.$D61];2))" office:value-type="float" office:value="8.83138635775833" calcext:value-type="float">
            <text:p>8,83138635775833</text:p>
          </table:table-cell>
          <table:table-cell table:formula="of:=SQRT(POWER([.BT$4]-[.BP61];2)+POWER([.BT$5]-[.BQ61];2)+POWER([.BT$6]-[.BR61];2))" office:value-type="float" office:value="142.977861433363" calcext:value-type="float">
            <text:p>142,977861433363</text:p>
          </table:table-cell>
          <table:table-cell table:formula="of:=SQRT(POWER([.BU$4]-[.$B61];2)+POWER([.BU$5]-[.$C61];2)+POWER([.BU$6]-[.$D61];2))" office:value-type="float" office:value="9.12701188779767" calcext:value-type="float">
            <text:p>9,12701188779767</text:p>
          </table:table-cell>
          <table:table-cell table:formula="of:=SQRT(POWER([.BV$4]-[.BR61];2)+POWER([.BV$5]-[.BS61];2)+POWER([.BV$6]-[.BT61];2))" office:value-type="float" office:value="166.950050980425" calcext:value-type="float">
            <text:p>166,950050980425</text:p>
          </table:table-cell>
          <table:table-cell table:formula="of:=SQRT(POWER([.BW$4]-[.$B61];2)+POWER([.BW$5]-[.$C61];2)+POWER([.BW$6]-[.$D61];2))" office:value-type="float" office:value="5.02173515828941" calcext:value-type="float">
            <text:p>5,02173515828941</text:p>
          </table:table-cell>
          <table:table-cell table:formula="of:=SQRT(POWER([.BX$4]-[.BT61];2)+POWER([.BX$5]-[.BU61];2)+POWER([.BX$6]-[.BV61];2))" office:value-type="float" office:value="193.167100677855" calcext:value-type="float">
            <text:p>193,167100677855</text:p>
          </table:table-cell>
          <table:table-cell table:formula="of:=SQRT(POWER([.BY$4]-[.$B61];2)+POWER([.BY$5]-[.$C61];2)+POWER([.BY$6]-[.$D61];2))" office:value-type="float" office:value="6.88612096902167" calcext:value-type="float">
            <text:p>6,88612096902167</text:p>
          </table:table-cell>
          <table:table-cell table:formula="of:=SQRT(POWER([.BZ$4]-[.BV61];2)+POWER([.BZ$5]-[.BW61];2)+POWER([.BZ$6]-[.BX61];2))" office:value-type="float" office:value="228.811724072844" calcext:value-type="float">
            <text:p>228,811724072844</text:p>
          </table:table-cell>
          <table:table-cell table:formula="of:=SQRT(POWER([.CA$4]-[.$B61];2)+POWER([.CA$5]-[.$C61];2)+POWER([.CA$6]-[.$D61];2))" office:value-type="float" office:value="5.68430734566666" calcext:value-type="float">
            <text:p>5,68430734566666</text:p>
          </table:table-cell>
          <table:table-cell table:formula="of:=SQRT(POWER([.CB$4]-[.BX61];2)+POWER([.CB$5]-[.BY61];2)+POWER([.CB$6]-[.BZ61];2))" office:value-type="float" office:value="270.143735614736" calcext:value-type="float">
            <text:p>270,143735614736</text:p>
          </table:table-cell>
          <table:table-cell table:formula="of:=SQRT(POWER([.CC$4]-[.$B61];2)+POWER([.CC$5]-[.$C61];2)+POWER([.CC$6]-[.$D61];2))" office:value-type="float" office:value="4.19236854295993" calcext:value-type="float">
            <text:p>4,19236854295993</text:p>
          </table:table-cell>
          <table:table-cell table:formula="of:=SQRT(POWER([.CD$4]-[.BZ61];2)+POWER([.CD$5]-[.CA61];2)+POWER([.CD$6]-[.CB61];2))" office:value-type="float" office:value="324.107042754656" calcext:value-type="float">
            <text:p>324,107042754656</text:p>
          </table:table-cell>
          <table:table-cell table:formula="of:=SQRT(POWER([.CE$4]-[.$B61];2)+POWER([.CE$5]-[.$C61];2)+POWER([.CE$6]-[.$D61];2))" office:value-type="float" office:value="3.53072457152919" calcext:value-type="float">
            <text:p>3,53072457152919</text:p>
          </table:table-cell>
          <table:table-cell table:formula="of:=SQRT(POWER([.CF$4]-[.CB61];2)+POWER([.CF$5]-[.CC61];2)+POWER([.CF$6]-[.CD61];2))" office:value-type="float" office:value="391.466899913616" calcext:value-type="float">
            <text:p>391,466899913616</text:p>
          </table:table-cell>
          <table:table-cell table:formula="of:=SQRT(POWER([.CG$4]-[.$B61];2)+POWER([.CG$5]-[.$C61];2)+POWER([.CG$6]-[.$D61];2))" office:value-type="float" office:value="3.56918071831618" calcext:value-type="float">
            <text:p>3,56918071831618</text:p>
          </table:table-cell>
          <table:table-cell table:formula="of:=SQRT(POWER([.CH$4]-[.CD61];2)+POWER([.CH$5]-[.CE61];2)+POWER([.CH$6]-[.CF61];2))" office:value-type="float" office:value="476.856366453233" calcext:value-type="float">
            <text:p>476,856366453233</text:p>
          </table:table-cell>
          <table:table-cell table:formula="of:=SQRT(POWER([.CI$4]-[.$B61];2)+POWER([.CI$5]-[.$C61];2)+POWER([.CI$6]-[.$D61];2))" office:value-type="float" office:value="7.47975955495897" calcext:value-type="float">
            <text:p>7,47975955495897</text:p>
          </table:table-cell>
          <table:table-cell table:formula="of:=SQRT(POWER([.CJ$4]-[.CF61];2)+POWER([.CJ$5]-[.CG61];2)+POWER([.CJ$6]-[.CH61];2))" office:value-type="float" office:value="590.437308467175" calcext:value-type="float">
            <text:p>590,437308467175</text:p>
          </table:table-cell>
          <table:table-cell table:formula="of:=SQRT(POWER([.CK$4]-[.CG61];2)+POWER([.CK$5]-[.CH61];2)+POWER([.CK$6]-[.CI61];2))" office:value-type="float" office:value="441.206028223968" calcext:value-type="float">
            <text:p>441,206028223968</text:p>
          </table:table-cell>
          <table:table-cell table:formula="of:=SQRT(POWER([.CL$4]-[.$B61];2)+POWER([.CL$5]-[.$C61];2)+POWER([.CL$6]-[.$D61];2))" office:value-type="float" office:value="9.6912501773507" calcext:value-type="float">
            <text:p>9,6912501773507</text:p>
          </table:table-cell>
          <table:table-cell table:formula="of:=SQRT(POWER([.CM$4]-[.CI61];2)+POWER([.CM$5]-[.CJ61];2)+POWER([.CM$6]-[.CK61];2))" office:value-type="float" office:value="704.689613827692" calcext:value-type="float">
            <text:p>704,689613827692</text:p>
          </table:table-cell>
          <table:table-cell table:formula="of:=SQRT(POWER([.CN$4]-[.$B61];2)+POWER([.CN$5]-[.$C61];2)+POWER([.CN$6]-[.$D61];2))" office:value-type="float" office:value="8.8557758553387" calcext:value-type="float">
            <text:p>8,8557758553387</text:p>
          </table:table-cell>
          <table:table-cell table:formula="of:=SQRT(POWER([.CO$4]-[.CK61];2)+POWER([.CO$5]-[.CL61];2)+POWER([.CO$6]-[.CM61];2))" office:value-type="float" office:value="810.473526862481" calcext:value-type="float">
            <text:p>810,473526862481</text:p>
          </table:table-cell>
          <table:table-cell table:formula="of:=SQRT(POWER([.CP$4]-[.$B61];2)+POWER([.CP$5]-[.$C61];2)+POWER([.CP$6]-[.$D61];2))" office:value-type="float" office:value="7.81811985070579" calcext:value-type="float">
            <text:p>7,81811985070579</text:p>
          </table:table-cell>
          <table:table-cell table:formula="of:=SQRT(POWER([.CQ$4]-[.CM61];2)+POWER([.CQ$5]-[.CN61];2)+POWER([.CQ$6]-[.CO61];2))" office:value-type="float" office:value="1049.96497555877" calcext:value-type="float">
            <text:p>1049,96497555877</text:p>
          </table:table-cell>
          <table:table-cell table:formula="of:=SQRT(POWER([.CR$4]-[.$B61];2)+POWER([.CR$5]-[.$C61];2)+POWER([.CR$6]-[.$D61];2))" office:value-type="float" office:value="7.80263141510606" calcext:value-type="float">
            <text:p>7,80263141510606</text:p>
          </table:table-cell>
          <table:table-cell table:formula="of:=SQRT(POWER([.CS$4]-[.CO61];2)+POWER([.CS$5]-[.CP61];2)+POWER([.CS$6]-[.CQ61];2))" office:value-type="float" office:value="1303.85861869366" calcext:value-type="float">
            <text:p>1303,85861869366</text:p>
          </table:table-cell>
          <table:table-cell table:formula="of:=SQRT(POWER([.CT$4]-[.CP61];2)+POWER([.CT$5]-[.CQ61];2)+POWER([.CT$6]-[.CR61];2))" office:value-type="float" office:value="1013.01418119286" calcext:value-type="float">
            <text:p>1013,01418119286</text:p>
          </table:table-cell>
          <table:table-cell table:formula="of:=SQRT(POWER([.CU$4]-[.$B61];2)+POWER([.CU$5]-[.$C61];2)+POWER([.CU$6]-[.$D61];2))" office:value-type="float" office:value="11.042623329626" calcext:value-type="float">
            <text:p>11,042623329626</text:p>
          </table:table-cell>
          <table:table-cell table:formula="of:=SQRT(POWER([.CV$4]-[.CR61];2)+POWER([.CV$5]-[.CS61];2)+POWER([.CV$6]-[.CT61];2))" office:value-type="float" office:value="1619.97521035745" calcext:value-type="float">
            <text:p>1619,97521035745</text:p>
          </table:table-cell>
          <table:table-cell table:formula="of:=SQRT(POWER([.CW$4]-[.$B61];2)+POWER([.CW$5]-[.$C61];2)+POWER([.CW$6]-[.$D61];2))" office:value-type="float" office:value="12.8468361085522" calcext:value-type="float">
            <text:p>12,8468361085522</text:p>
          </table:table-cell>
          <table:table-cell table:formula="of:=SQRT(POWER([.CX$4]-[.CT61];2)+POWER([.CX$5]-[.CU61];2)+POWER([.CX$6]-[.CV61];2))" office:value-type="float" office:value="1887.20785215868" calcext:value-type="float">
            <text:p>1887,20785215868</text:p>
          </table:table-cell>
          <table:table-cell table:formula="of:=SQRT(POWER([.CY$4]-[.$B61];2)+POWER([.CY$5]-[.$C61];2)+POWER([.CY$6]-[.$D61];2))" office:value-type="float" office:value="13.311943284134" calcext:value-type="float">
            <text:p>13,311943284134</text:p>
          </table:table-cell>
          <table:table-cell table:formula="of:=SQRT(POWER([.CZ$4]-[.$B61];2)+POWER([.CZ$5]-[.$C61];2)+POWER([.CZ$6]-[.$D61];2))" office:value-type="float" office:value="13.1089217329268" calcext:value-type="float">
            <text:p>13,1089217329268</text:p>
          </table:table-cell>
          <table:table-cell table:formula="of:=SQRT(POWER([.DA$4]-[.$B61];2)+POWER([.DA$5]-[.$C61];2)+POWER([.DA$6]-[.$D61];2))" office:value-type="float" office:value="14.4574447949837" calcext:value-type="float">
            <text:p>14,4574447949837</text:p>
          </table:table-cell>
          <table:table-cell table:formula="of:=SQRT(POWER([.DB$4]-[.$B61];2)+POWER([.DB$5]-[.$C61];2)+POWER([.DB$6]-[.$D61];2))" office:value-type="float" office:value="12.8972352851299" calcext:value-type="float">
            <text:p>12,89723528512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.83" calcext:value-type="float">
            <text:p>31,83</text:p>
          </table:table-cell>
          <table:table-cell office:value-type="float" office:value="45.075" calcext:value-type="float">
            <text:p>45,075</text:p>
          </table:table-cell>
          <table:table-cell office:value-type="float" office:value="11.735" calcext:value-type="float">
            <text:p>11,735</text:p>
          </table:table-cell>
          <table:table-cell/>
          <table:table-cell table:formula="of:=SQRT(POWER([.F$4]-[.B62];2)+POWER([.F$5]-[.C62];2)+POWER([.F$6]-[.D62];2))" office:value-type="float" office:value="13.8085918905586" calcext:value-type="float">
            <text:p>13,8085918905586</text:p>
          </table:table-cell>
          <table:table-cell table:formula="of:=SQRT(POWER([.G$4]-[.$B62];2)+POWER([.G$5]-[.$C62];2)+POWER([.G$6]-[.$D62];2))" office:value-type="float" office:value="12.5342901673769" calcext:value-type="float">
            <text:p>12,5342901673769</text:p>
          </table:table-cell>
          <table:table-cell table:formula="of:=SQRT(POWER([.H$4]-[.D62];2)+POWER([.H$5]-[.E62];2)+POWER([.H$6]-[.F62];2))" office:value-type="float" office:value="49.8833085645536" calcext:value-type="float">
            <text:p>49,8833085645536</text:p>
          </table:table-cell>
          <table:table-cell table:formula="of:=SQRT(POWER([.I$4]-[.$B62];2)+POWER([.I$5]-[.$C62];2)+POWER([.I$6]-[.$D62];2))" office:value-type="float" office:value="12.100341565427" calcext:value-type="float">
            <text:p>12,100341565427</text:p>
          </table:table-cell>
          <table:table-cell table:formula="of:=SQRT(POWER([.J$4]-[.F62];2)+POWER([.J$5]-[.G62];2)+POWER([.J$6]-[.H62];2))" office:value-type="float" office:value="59.2619667115095" calcext:value-type="float">
            <text:p>59,2619667115095</text:p>
          </table:table-cell>
          <table:table-cell table:formula="of:=SQRT(POWER([.K$4]-[.$B62];2)+POWER([.K$5]-[.$C62];2)+POWER([.K$6]-[.$D62];2))" office:value-type="float" office:value="11.490725869152" calcext:value-type="float">
            <text:p>11,490725869152</text:p>
          </table:table-cell>
          <table:table-cell table:formula="of:=SQRT(POWER([.L$4]-[.H62];2)+POWER([.L$5]-[.I62];2)+POWER([.L$6]-[.J62];2))" office:value-type="float" office:value="65.4691587088923" calcext:value-type="float">
            <text:p>65,4691587088923</text:p>
          </table:table-cell>
          <table:table-cell table:formula="of:=SQRT(POWER([.M$4]-[.$B62];2)+POWER([.M$5]-[.$C62];2)+POWER([.M$6]-[.$D62];2))" office:value-type="float" office:value="12.2151162908914" calcext:value-type="float">
            <text:p>12,2151162908914</text:p>
          </table:table-cell>
          <table:table-cell table:formula="of:=SQRT(POWER([.N$4]-[.J62];2)+POWER([.N$5]-[.K62];2)+POWER([.N$6]-[.L62];2))" office:value-type="float" office:value="64.5438594494855" calcext:value-type="float">
            <text:p>64,5438594494855</text:p>
          </table:table-cell>
          <table:table-cell table:formula="of:=SQRT(POWER([.O$4]-[.$B62];2)+POWER([.O$5]-[.$C62];2)+POWER([.O$6]-[.$D62];2))" office:value-type="float" office:value="11.7223550534865" calcext:value-type="float">
            <text:p>11,7223550534865</text:p>
          </table:table-cell>
          <table:table-cell table:formula="of:=SQRT(POWER([.P$4]-[.L62];2)+POWER([.P$5]-[.M62];2)+POWER([.P$6]-[.N62];2))" office:value-type="float" office:value="63.2397498590629" calcext:value-type="float">
            <text:p>63,2397498590629</text:p>
          </table:table-cell>
          <table:table-cell table:formula="of:=SQRT(POWER([.Q$4]-[.$B62];2)+POWER([.Q$5]-[.$C62];2)+POWER([.Q$6]-[.$D62];2))" office:value-type="float" office:value="11.4272970119797" calcext:value-type="float">
            <text:p>11,4272970119797</text:p>
          </table:table-cell>
          <table:table-cell table:formula="of:=SQRT(POWER([.R$4]-[.N62];2)+POWER([.R$5]-[.O62];2)+POWER([.R$6]-[.P62];2))" office:value-type="float" office:value="62.7367280359297" calcext:value-type="float">
            <text:p>62,7367280359297</text:p>
          </table:table-cell>
          <table:table-cell table:formula="of:=SQRT(POWER([.S$4]-[.$B62];2)+POWER([.S$5]-[.$C62];2)+POWER([.S$6]-[.$D62];2))" office:value-type="float" office:value="14.1960265919728" calcext:value-type="float">
            <text:p>14,1960265919728</text:p>
          </table:table-cell>
          <table:table-cell table:formula="of:=SQRT(POWER([.T$4]-[.P62];2)+POWER([.T$5]-[.Q62];2)+POWER([.T$6]-[.R62];2))" office:value-type="float" office:value="63.196639065508" calcext:value-type="float">
            <text:p>63,196639065508</text:p>
          </table:table-cell>
          <table:table-cell table:formula="of:=SQRT(POWER([.U$4]-[.$B62];2)+POWER([.U$5]-[.$C62];2)+POWER([.U$6]-[.$D62];2))" office:value-type="float" office:value="14.2788733799274" calcext:value-type="float">
            <text:p>14,2788733799274</text:p>
          </table:table-cell>
          <table:table-cell table:formula="of:=SQRT(POWER([.V$4]-[.R62];2)+POWER([.V$5]-[.S62];2)+POWER([.V$6]-[.T62];2))" office:value-type="float" office:value="55.4863173517704" calcext:value-type="float">
            <text:p>55,4863173517704</text:p>
          </table:table-cell>
          <table:table-cell table:formula="of:=SQRT(POWER([.W$4]-[.$B62];2)+POWER([.W$5]-[.$C62];2)+POWER([.W$6]-[.$D62];2))" office:value-type="float" office:value="16.0940836645023" calcext:value-type="float">
            <text:p>16,0940836645023</text:p>
          </table:table-cell>
          <table:table-cell table:formula="of:=SQRT(POWER([.X$4]-[.T62];2)+POWER([.X$5]-[.U62];2)+POWER([.X$6]-[.V62];2))" office:value-type="float" office:value="49.1309710131898" calcext:value-type="float">
            <text:p>49,1309710131898</text:p>
          </table:table-cell>
          <table:table-cell table:formula="of:=SQRT(POWER([.Y$4]-[.$B62];2)+POWER([.Y$5]-[.$C62];2)+POWER([.Y$6]-[.$D62];2))" office:value-type="float" office:value="16.1271335642761" calcext:value-type="float">
            <text:p>16,1271335642761</text:p>
          </table:table-cell>
          <table:table-cell table:formula="of:=SQRT(POWER([.Z$4]-[.V62];2)+POWER([.Z$5]-[.W62];2)+POWER([.Z$6]-[.X62];2))" office:value-type="float" office:value="38.2913512710142" calcext:value-type="float">
            <text:p>38,2913512710142</text:p>
          </table:table-cell>
          <table:table-cell table:formula="of:=SQRT(POWER([.AA$4]-[.$B62];2)+POWER([.AA$5]-[.$C62];2)+POWER([.AA$6]-[.$D62];2))" office:value-type="float" office:value="15.1897787673159" calcext:value-type="float">
            <text:p>15,1897787673159</text:p>
          </table:table-cell>
          <table:table-cell table:formula="of:=SQRT(POWER([.AB$4]-[.X62];2)+POWER([.AB$5]-[.Y62];2)+POWER([.AB$6]-[.Z62];2))" office:value-type="float" office:value="27.3089109448255" calcext:value-type="float">
            <text:p>27,3089109448255</text:p>
          </table:table-cell>
          <table:table-cell table:formula="of:=SQRT(POWER([.AC$4]-[.$B62];2)+POWER([.AC$5]-[.$C62];2)+POWER([.AC$6]-[.$D62];2))" office:value-type="float" office:value="26.8293599439122" calcext:value-type="float">
            <text:p>26,8293599439122</text:p>
          </table:table-cell>
          <table:table-cell table:formula="of:=SQRT(POWER([.AD$4]-[.Z62];2)+POWER([.AD$5]-[.AA62];2)+POWER([.AD$6]-[.AB62];2))" office:value-type="float" office:value="18.8917297986724" calcext:value-type="float">
            <text:p>18,8917297986724</text:p>
          </table:table-cell>
          <table:table-cell table:formula="of:=SQRT(POWER([.AE$4]-[.$B62];2)+POWER([.AE$5]-[.$C62];2)+POWER([.AE$6]-[.$D62];2))" office:value-type="float" office:value="28.5110286380551" calcext:value-type="float">
            <text:p>28,5110286380551</text:p>
          </table:table-cell>
          <table:table-cell table:formula="of:=SQRT(POWER([.AF$4]-[.AB62];2)+POWER([.AF$5]-[.AC62];2)+POWER([.AF$6]-[.AD62];2))" office:value-type="float" office:value="22.4820002226944" calcext:value-type="float">
            <text:p>22,4820002226944</text:p>
          </table:table-cell>
          <table:table-cell table:formula="of:=SQRT(POWER([.AG$4]-[.$B62];2)+POWER([.AG$5]-[.$C62];2)+POWER([.AG$6]-[.$D62];2))" office:value-type="float" office:value="28.969467185297" calcext:value-type="float">
            <text:p>28,969467185297</text:p>
          </table:table-cell>
          <table:table-cell table:formula="of:=SQRT(POWER([.AH$4]-[.AD62];2)+POWER([.AH$5]-[.AE62];2)+POWER([.AH$6]-[.AF62];2))" office:value-type="float" office:value="31.1722943620519" calcext:value-type="float">
            <text:p>31,1722943620519</text:p>
          </table:table-cell>
          <table:table-cell table:formula="of:=SQRT(POWER([.AI$4]-[.$B62];2)+POWER([.AI$5]-[.$C62];2)+POWER([.AI$6]-[.$D62];2))" office:value-type="float" office:value="28.1923690384473" calcext:value-type="float">
            <text:p>28,1923690384473</text:p>
          </table:table-cell>
          <table:table-cell table:formula="of:=SQRT(POWER([.AJ$4]-[.AF62];2)+POWER([.AJ$5]-[.AG62];2)+POWER([.AJ$6]-[.AH62];2))" office:value-type="float" office:value="33.4203080967957" calcext:value-type="float">
            <text:p>33,4203080967957</text:p>
          </table:table-cell>
          <table:table-cell table:formula="of:=SQRT(POWER([.AK$4]-[.$B62];2)+POWER([.AK$5]-[.$C62];2)+POWER([.AK$6]-[.$D62];2))" office:value-type="float" office:value="28.7886983554311" calcext:value-type="float">
            <text:p>28,7886983554311</text:p>
          </table:table-cell>
          <table:table-cell table:formula="of:=SQRT(POWER([.AL$4]-[.AH62];2)+POWER([.AL$5]-[.AI62];2)+POWER([.AL$6]-[.AJ62];2))" office:value-type="float" office:value="26.4786137945712" calcext:value-type="float">
            <text:p>26,4786137945712</text:p>
          </table:table-cell>
          <table:table-cell table:formula="of:=SQRT(POWER([.AM$4]-[.$B62];2)+POWER([.AM$5]-[.$C62];2)+POWER([.AM$6]-[.$D62];2))" office:value-type="float" office:value="29.8369493413787" calcext:value-type="float">
            <text:p>29,8369493413787</text:p>
          </table:table-cell>
          <table:table-cell table:formula="of:=SQRT(POWER([.AN$4]-[.AJ62];2)+POWER([.AN$5]-[.AK62];2)+POWER([.AN$6]-[.AL62];2))" office:value-type="float" office:value="24.5348991268682" calcext:value-type="float">
            <text:p>24,5348991268682</text:p>
          </table:table-cell>
          <table:table-cell table:formula="of:=SQRT(POWER([.AO$4]-[.$B62];2)+POWER([.AO$5]-[.$C62];2)+POWER([.AO$6]-[.$D62];2))" office:value-type="float" office:value="30.9607275431312" calcext:value-type="float">
            <text:p>30,9607275431312</text:p>
          </table:table-cell>
          <table:table-cell table:formula="of:=SQRT(POWER([.AP$4]-[.AL62];2)+POWER([.AP$5]-[.AM62];2)+POWER([.AP$6]-[.AN62];2))" office:value-type="float" office:value="31.0791877568873" calcext:value-type="float">
            <text:p>31,0791877568873</text:p>
          </table:table-cell>
          <table:table-cell table:formula="of:=SQRT(POWER([.AQ$4]-[.$B62];2)+POWER([.AQ$5]-[.$C62];2)+POWER([.AQ$6]-[.$D62];2))" office:value-type="float" office:value="16.149278435893" calcext:value-type="float">
            <text:p>16,149278435893</text:p>
          </table:table-cell>
          <table:table-cell table:formula="of:=SQRT(POWER([.AR$4]-[.AN62];2)+POWER([.AR$5]-[.AO62];2)+POWER([.AR$6]-[.AP62];2))" office:value-type="float" office:value="30.3751310651821" calcext:value-type="float">
            <text:p>30,3751310651821</text:p>
          </table:table-cell>
          <table:table-cell table:formula="of:=SQRT(POWER([.AS$4]-[.$B62];2)+POWER([.AS$5]-[.$C62];2)+POWER([.AS$6]-[.$D62];2))" office:value-type="float" office:value="14.8764070258917" calcext:value-type="float">
            <text:p>14,8764070258917</text:p>
          </table:table-cell>
          <table:table-cell table:formula="of:=SQRT(POWER([.AT$4]-[.AP62];2)+POWER([.AT$5]-[.AQ62];2)+POWER([.AT$6]-[.AR62];2))" office:value-type="float" office:value="33.062133406107" calcext:value-type="float">
            <text:p>33,062133406107</text:p>
          </table:table-cell>
          <table:table-cell table:formula="of:=SQRT(POWER([.AU$4]-[.$B62];2)+POWER([.AU$5]-[.$C62];2)+POWER([.AU$6]-[.$D62];2))" office:value-type="float" office:value="16.1791556330978" calcext:value-type="float">
            <text:p>16,1791556330978</text:p>
          </table:table-cell>
          <table:table-cell table:formula="of:=SQRT(POWER([.AV$4]-[.AR62];2)+POWER([.AV$5]-[.AS62];2)+POWER([.AV$6]-[.AT62];2))" office:value-type="float" office:value="33.3664103229103" calcext:value-type="float">
            <text:p>33,3664103229103</text:p>
          </table:table-cell>
          <table:table-cell table:formula="of:=SQRT(POWER([.AW$4]-[.$B62];2)+POWER([.AW$5]-[.$C62];2)+POWER([.AW$6]-[.$D62];2))" office:value-type="float" office:value="17.6257025108221" calcext:value-type="float">
            <text:p>17,6257025108221</text:p>
          </table:table-cell>
          <table:table-cell table:formula="of:=SQRT(POWER([.AX$4]-[.AT62];2)+POWER([.AX$5]-[.AU62];2)+POWER([.AX$6]-[.AV62];2))" office:value-type="float" office:value="30.5522184987897" calcext:value-type="float">
            <text:p>30,5522184987897</text:p>
          </table:table-cell>
          <table:table-cell table:formula="of:=SQRT(POWER([.AY$4]-[.$B62];2)+POWER([.AY$5]-[.$C62];2)+POWER([.AY$6]-[.$D62];2))" office:value-type="float" office:value="6.12380192364188" calcext:value-type="float">
            <text:p>6,12380192364188</text:p>
          </table:table-cell>
          <table:table-cell table:formula="of:=SQRT(POWER([.AZ$4]-[.AV62];2)+POWER([.AZ$5]-[.AW62];2)+POWER([.AZ$6]-[.AX62];2))" office:value-type="float" office:value="33.7225712452787" calcext:value-type="float">
            <text:p>33,7225712452787</text:p>
          </table:table-cell>
          <table:table-cell table:formula="of:=SQRT(POWER([.BA$4]-[.$B62];2)+POWER([.BA$5]-[.$C62];2)+POWER([.BA$6]-[.$D62];2))" office:value-type="float" office:value="4.64264838211984" calcext:value-type="float">
            <text:p>4,64264838211984</text:p>
          </table:table-cell>
          <table:table-cell table:formula="of:=SQRT(POWER([.BB$4]-[.AX62];2)+POWER([.BB$5]-[.AY62];2)+POWER([.BB$6]-[.AZ62];2))" office:value-type="float" office:value="46.9172155661549" calcext:value-type="float">
            <text:p>46,9172155661549</text:p>
          </table:table-cell>
          <table:table-cell table:formula="of:=SQRT(POWER([.BC$4]-[.$B62];2)+POWER([.BC$5]-[.$C62];2)+POWER([.BC$6]-[.$D62];2))" office:value-type="float" office:value="3.80017907472793" calcext:value-type="float">
            <text:p>3,80017907472793</text:p>
          </table:table-cell>
          <table:table-cell table:formula="of:=SQRT(POWER([.BD$4]-[.AZ62];2)+POWER([.BD$5]-[.BA62];2)+POWER([.BD$6]-[.BB62];2))" office:value-type="float" office:value="53.3879436995194" calcext:value-type="float">
            <text:p>53,3879436995194</text:p>
          </table:table-cell>
          <table:table-cell table:formula="of:=SQRT(POWER([.BE$4]-[.$B62];2)+POWER([.BE$5]-[.$C62];2)+POWER([.BE$6]-[.$D62];2))" office:value-type="float" office:value="2.70947485686803" calcext:value-type="float">
            <text:p>2,70947485686803</text:p>
          </table:table-cell>
          <table:table-cell table:formula="of:=SQRT(POWER([.BF$4]-[.BB62];2)+POWER([.BF$5]-[.BC62];2)+POWER([.BF$6]-[.BD62];2))" office:value-type="float" office:value="60.8032671863563" calcext:value-type="float">
            <text:p>60,8032671863563</text:p>
          </table:table-cell>
          <table:table-cell table:formula="of:=SQRT(POWER([.BG$4]-[.$B62];2)+POWER([.BG$5]-[.$C62];2)+POWER([.BG$6]-[.$D62];2))" office:value-type="float" office:value="2.41702296224095" calcext:value-type="float">
            <text:p>2,41702296224095</text:p>
          </table:table-cell>
          <table:table-cell table:formula="of:=SQRT(POWER([.BH$4]-[.BD62];2)+POWER([.BH$5]-[.BE62];2)+POWER([.BH$6]-[.BF62];2))" office:value-type="float" office:value="68.3174758160505" calcext:value-type="float">
            <text:p>68,3174758160505</text:p>
          </table:table-cell>
          <table:table-cell table:formula="of:=SQRT(POWER([.BI$4]-[.$B62];2)+POWER([.BI$5]-[.$C62];2)+POWER([.BI$6]-[.$D62];2))" office:value-type="float" office:value="1.39212930433922" calcext:value-type="float">
            <text:p>1,39212930433922</text:p>
          </table:table-cell>
          <table:table-cell table:formula="of:=SQRT(POWER([.BJ$4]-[.BF62];2)+POWER([.BJ$5]-[.BG62];2)+POWER([.BJ$6]-[.BH62];2))" office:value-type="float" office:value="75.6628399425972" calcext:value-type="float">
            <text:p>75,6628399425972</text:p>
          </table:table-cell>
          <table:table-cell table:formula="of:=SQRT(POWER([.BK$4]-[.$B62];2)+POWER([.BK$5]-[.$C62];2)+POWER([.BK$6]-[.$D62];2))" office:value-type="float" office:value="6.27812161398614" calcext:value-type="float">
            <text:p>6,27812161398614</text:p>
          </table:table-cell>
          <table:table-cell table:formula="of:=SQRT(POWER([.BL$4]-[.BH62];2)+POWER([.BL$5]-[.BI62];2)+POWER([.BL$6]-[.BJ62];2))" office:value-type="float" office:value="84.5426295544265" calcext:value-type="float">
            <text:p>84,5426295544265</text:p>
          </table:table-cell>
          <table:table-cell table:formula="of:=SQRT(POWER([.BM$4]-[.$B62];2)+POWER([.BM$5]-[.$C62];2)+POWER([.BM$6]-[.$D62];2))" office:value-type="float" office:value="6.41175366027111" calcext:value-type="float">
            <text:p>6,41175366027111</text:p>
          </table:table-cell>
          <table:table-cell table:formula="of:=SQRT(POWER([.BN$4]-[.BJ62];2)+POWER([.BN$5]-[.BK62];2)+POWER([.BN$6]-[.BL62];2))" office:value-type="float" office:value="93.4903139944663" calcext:value-type="float">
            <text:p>93,4903139944663</text:p>
          </table:table-cell>
          <table:table-cell table:formula="of:=SQRT(POWER([.BO$4]-[.$B62];2)+POWER([.BO$5]-[.$C62];2)+POWER([.BO$6]-[.$D62];2))" office:value-type="float" office:value="8.38042516821193" calcext:value-type="float">
            <text:p>8,38042516821193</text:p>
          </table:table-cell>
          <table:table-cell table:formula="of:=SQRT(POWER([.BP$4]-[.BL62];2)+POWER([.BP$5]-[.BM62];2)+POWER([.BP$6]-[.BN62];2))" office:value-type="float" office:value="105.029563584609" calcext:value-type="float">
            <text:p>105,029563584609</text:p>
          </table:table-cell>
          <table:table-cell table:formula="of:=SQRT(POWER([.BQ$4]-[.$B62];2)+POWER([.BQ$5]-[.$C62];2)+POWER([.BQ$6]-[.$D62];2))" office:value-type="float" office:value="9.75510399739542" calcext:value-type="float">
            <text:p>9,75510399739542</text:p>
          </table:table-cell>
          <table:table-cell table:formula="of:=SQRT(POWER([.BR$4]-[.BN62];2)+POWER([.BR$5]-[.BO62];2)+POWER([.BR$6]-[.BP62];2))" office:value-type="float" office:value="117.427481415211" calcext:value-type="float">
            <text:p>117,427481415211</text:p>
          </table:table-cell>
          <table:table-cell table:formula="of:=SQRT(POWER([.BS$4]-[.$B62];2)+POWER([.BS$5]-[.$C62];2)+POWER([.BS$6]-[.$D62];2))" office:value-type="float" office:value="10.7509769323536" calcext:value-type="float">
            <text:p>10,7509769323536</text:p>
          </table:table-cell>
          <table:table-cell table:formula="of:=SQRT(POWER([.BT$4]-[.BP62];2)+POWER([.BT$5]-[.BQ62];2)+POWER([.BT$6]-[.BR62];2))" office:value-type="float" office:value="133.67436803982" calcext:value-type="float">
            <text:p>133,67436803982</text:p>
          </table:table-cell>
          <table:table-cell table:formula="of:=SQRT(POWER([.BU$4]-[.$B62];2)+POWER([.BU$5]-[.$C62];2)+POWER([.BU$6]-[.$D62];2))" office:value-type="float" office:value="11.204580581173" calcext:value-type="float">
            <text:p>11,204580581173</text:p>
          </table:table-cell>
          <table:table-cell table:formula="of:=SQRT(POWER([.BV$4]-[.BR62];2)+POWER([.BV$5]-[.BS62];2)+POWER([.BV$6]-[.BT62];2))" office:value-type="float" office:value="155.004393586156" calcext:value-type="float">
            <text:p>155,004393586156</text:p>
          </table:table-cell>
          <table:table-cell table:formula="of:=SQRT(POWER([.BW$4]-[.$B62];2)+POWER([.BW$5]-[.$C62];2)+POWER([.BW$6]-[.$D62];2))" office:value-type="float" office:value="7.12355978426517" calcext:value-type="float">
            <text:p>7,12355978426517</text:p>
          </table:table-cell>
          <table:table-cell table:formula="of:=SQRT(POWER([.BX$4]-[.BT62];2)+POWER([.BX$5]-[.BU62];2)+POWER([.BX$6]-[.BV62];2))" office:value-type="float" office:value="177.91389288421" calcext:value-type="float">
            <text:p>177,91389288421</text:p>
          </table:table-cell>
          <table:table-cell table:formula="of:=SQRT(POWER([.BY$4]-[.$B62];2)+POWER([.BY$5]-[.$C62];2)+POWER([.BY$6]-[.$D62];2))" office:value-type="float" office:value="8.67535716843981" calcext:value-type="float">
            <text:p>8,67535716843981</text:p>
          </table:table-cell>
          <table:table-cell table:formula="of:=SQRT(POWER([.BZ$4]-[.BV62];2)+POWER([.BZ$5]-[.BW62];2)+POWER([.BZ$6]-[.BX62];2))" office:value-type="float" office:value="209.352143245727" calcext:value-type="float">
            <text:p>209,352143245727</text:p>
          </table:table-cell>
          <table:table-cell table:formula="of:=SQRT(POWER([.CA$4]-[.$B62];2)+POWER([.CA$5]-[.$C62];2)+POWER([.CA$6]-[.$D62];2))" office:value-type="float" office:value="7.5618218704225" calcext:value-type="float">
            <text:p>7,5618218704225</text:p>
          </table:table-cell>
          <table:table-cell table:formula="of:=SQRT(POWER([.CB$4]-[.BX62];2)+POWER([.CB$5]-[.BY62];2)+POWER([.CB$6]-[.BZ62];2))" office:value-type="float" office:value="245.403492357938" calcext:value-type="float">
            <text:p>245,403492357938</text:p>
          </table:table-cell>
          <table:table-cell table:formula="of:=SQRT(POWER([.CC$4]-[.$B62];2)+POWER([.CC$5]-[.$C62];2)+POWER([.CC$6]-[.$D62];2))" office:value-type="float" office:value="6.26495602538438" calcext:value-type="float">
            <text:p>6,26495602538438</text:p>
          </table:table-cell>
          <table:table-cell table:formula="of:=SQRT(POWER([.CD$4]-[.BZ62];2)+POWER([.CD$5]-[.CA62];2)+POWER([.CD$6]-[.CB62];2))" office:value-type="float" office:value="292.627408855321" calcext:value-type="float">
            <text:p>292,627408855321</text:p>
          </table:table-cell>
          <table:table-cell table:formula="of:=SQRT(POWER([.CE$4]-[.$B62];2)+POWER([.CE$5]-[.$C62];2)+POWER([.CE$6]-[.$D62];2))" office:value-type="float" office:value="5.42860718785215" calcext:value-type="float">
            <text:p>5,42860718785215</text:p>
          </table:table-cell>
          <table:table-cell table:formula="of:=SQRT(POWER([.CF$4]-[.CB62];2)+POWER([.CF$5]-[.CC62];2)+POWER([.CF$6]-[.CD62];2))" office:value-type="float" office:value="351.4290118119" calcext:value-type="float">
            <text:p>351,4290118119</text:p>
          </table:table-cell>
          <table:table-cell table:formula="of:=SQRT(POWER([.CG$4]-[.$B62];2)+POWER([.CG$5]-[.$C62];2)+POWER([.CG$6]-[.$D62];2))" office:value-type="float" office:value="4.91309790254581" calcext:value-type="float">
            <text:p>4,91309790254581</text:p>
          </table:table-cell>
          <table:table-cell table:formula="of:=SQRT(POWER([.CH$4]-[.CD62];2)+POWER([.CH$5]-[.CE62];2)+POWER([.CH$6]-[.CF62];2))" office:value-type="float" office:value="425.950439768804" calcext:value-type="float">
            <text:p>425,950439768804</text:p>
          </table:table-cell>
          <table:table-cell table:formula="of:=SQRT(POWER([.CI$4]-[.$B62];2)+POWER([.CI$5]-[.$C62];2)+POWER([.CI$6]-[.$D62];2))" office:value-type="float" office:value="8.99817109194974" calcext:value-type="float">
            <text:p>8,99817109194974</text:p>
          </table:table-cell>
          <table:table-cell table:formula="of:=SQRT(POWER([.CJ$4]-[.CF62];2)+POWER([.CJ$5]-[.CG62];2)+POWER([.CJ$6]-[.CH62];2))" office:value-type="float" office:value="525.719842029346" calcext:value-type="float">
            <text:p>525,719842029346</text:p>
          </table:table-cell>
          <table:table-cell table:formula="of:=SQRT(POWER([.CK$4]-[.CG62];2)+POWER([.CK$5]-[.CH62];2)+POWER([.CK$6]-[.CI62];2))" office:value-type="float" office:value="390.363499472515" calcext:value-type="float">
            <text:p>390,363499472515</text:p>
          </table:table-cell>
          <table:table-cell table:formula="of:=SQRT(POWER([.CL$4]-[.$B62];2)+POWER([.CL$5]-[.$C62];2)+POWER([.CL$6]-[.$D62];2))" office:value-type="float" office:value="10.9182933648075" calcext:value-type="float">
            <text:p>10,9182933648075</text:p>
          </table:table-cell>
          <table:table-cell table:formula="of:=SQRT(POWER([.CM$4]-[.CI62];2)+POWER([.CM$5]-[.CJ62];2)+POWER([.CM$6]-[.CK62];2))" office:value-type="float" office:value="622.396746766299" calcext:value-type="float">
            <text:p>622,396746766299</text:p>
          </table:table-cell>
          <table:table-cell table:formula="of:=SQRT(POWER([.CN$4]-[.$B62];2)+POWER([.CN$5]-[.$C62];2)+POWER([.CN$6]-[.$D62];2))" office:value-type="float" office:value="10.2368298803878" calcext:value-type="float">
            <text:p>10,2368298803878</text:p>
          </table:table-cell>
          <table:table-cell table:formula="of:=SQRT(POWER([.CO$4]-[.CK62];2)+POWER([.CO$5]-[.CL62];2)+POWER([.CO$6]-[.CM62];2))" office:value-type="float" office:value="713.792597959846" calcext:value-type="float">
            <text:p>713,792597959846</text:p>
          </table:table-cell>
          <table:table-cell table:formula="of:=SQRT(POWER([.CP$4]-[.$B62];2)+POWER([.CP$5]-[.$C62];2)+POWER([.CP$6]-[.$D62];2))" office:value-type="float" office:value="9.07773749345067" calcext:value-type="float">
            <text:p>9,07773749345067</text:p>
          </table:table-cell>
          <table:table-cell table:formula="of:=SQRT(POWER([.CQ$4]-[.CM62];2)+POWER([.CQ$5]-[.CN62];2)+POWER([.CQ$6]-[.CO62];2))" office:value-type="float" office:value="923.018672714296" calcext:value-type="float">
            <text:p>923,018672714296</text:p>
          </table:table-cell>
          <table:table-cell table:formula="of:=SQRT(POWER([.CR$4]-[.$B62];2)+POWER([.CR$5]-[.$C62];2)+POWER([.CR$6]-[.$D62];2))" office:value-type="float" office:value="9.10224241602035" calcext:value-type="float">
            <text:p>9,10224241602035</text:p>
          </table:table-cell>
          <table:table-cell table:formula="of:=SQRT(POWER([.CS$4]-[.CO62];2)+POWER([.CS$5]-[.CP62];2)+POWER([.CS$6]-[.CQ62];2))" office:value-type="float" office:value="1144.31270646931" calcext:value-type="float">
            <text:p>1144,31270646931</text:p>
          </table:table-cell>
          <table:table-cell table:formula="of:=SQRT(POWER([.CT$4]-[.CP62];2)+POWER([.CT$5]-[.CQ62];2)+POWER([.CT$6]-[.CR62];2))" office:value-type="float" office:value="886.07744059884" calcext:value-type="float">
            <text:p>886,07744059884</text:p>
          </table:table-cell>
          <table:table-cell table:formula="of:=SQRT(POWER([.CU$4]-[.$B62];2)+POWER([.CU$5]-[.$C62];2)+POWER([.CU$6]-[.$D62];2))" office:value-type="float" office:value="12.5107717587685" calcext:value-type="float">
            <text:p>12,5107717587685</text:p>
          </table:table-cell>
          <table:table-cell table:formula="of:=SQRT(POWER([.CV$4]-[.CR62];2)+POWER([.CV$5]-[.CS62];2)+POWER([.CV$6]-[.CT62];2))" office:value-type="float" office:value="1416.10928850174" calcext:value-type="float">
            <text:p>1416,10928850174</text:p>
          </table:table-cell>
          <table:table-cell table:formula="of:=SQRT(POWER([.CW$4]-[.$B62];2)+POWER([.CW$5]-[.$C62];2)+POWER([.CW$6]-[.$D62];2))" office:value-type="float" office:value="14.033998646145" calcext:value-type="float">
            <text:p>14,033998646145</text:p>
          </table:table-cell>
          <table:table-cell table:formula="of:=SQRT(POWER([.CX$4]-[.CT62];2)+POWER([.CX$5]-[.CU62];2)+POWER([.CX$6]-[.CV62];2))" office:value-type="float" office:value="1647.08610379738" calcext:value-type="float">
            <text:p>1647,08610379738</text:p>
          </table:table-cell>
          <table:table-cell table:formula="of:=SQRT(POWER([.CY$4]-[.$B62];2)+POWER([.CY$5]-[.$C62];2)+POWER([.CY$6]-[.$D62];2))" office:value-type="float" office:value="14.835372391686" calcext:value-type="float">
            <text:p>14,835372391686</text:p>
          </table:table-cell>
          <table:table-cell table:formula="of:=SQRT(POWER([.CZ$4]-[.$B62];2)+POWER([.CZ$5]-[.$C62];2)+POWER([.CZ$6]-[.$D62];2))" office:value-type="float" office:value="14.7702413318131" calcext:value-type="float">
            <text:p>14,7702413318131</text:p>
          </table:table-cell>
          <table:table-cell table:formula="of:=SQRT(POWER([.DA$4]-[.$B62];2)+POWER([.DA$5]-[.$C62];2)+POWER([.DA$6]-[.$D62];2))" office:value-type="float" office:value="16.1948754240346" calcext:value-type="float">
            <text:p>16,1948754240346</text:p>
          </table:table-cell>
          <table:table-cell table:formula="of:=SQRT(POWER([.DB$4]-[.$B62];2)+POWER([.DB$5]-[.$C62];2)+POWER([.DB$6]-[.$D62];2))" office:value-type="float" office:value="14.4580067090868" calcext:value-type="float">
            <text:p>14,45800670908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.222" calcext:value-type="float">
            <text:p>31,222</text:p>
          </table:table-cell>
          <table:table-cell office:value-type="float" office:value="43.933" calcext:value-type="float">
            <text:p>43,933</text:p>
          </table:table-cell>
          <table:table-cell office:value-type="float" office:value="12.249" calcext:value-type="float">
            <text:p>12,249</text:p>
          </table:table-cell>
          <table:table-cell/>
          <table:table-cell table:formula="of:=SQRT(POWER([.F$4]-[.B63];2)+POWER([.F$5]-[.C63];2)+POWER([.F$6]-[.D63];2))" office:value-type="float" office:value="14.0619751813179" calcext:value-type="float">
            <text:p>14,0619751813179</text:p>
          </table:table-cell>
          <table:table-cell table:formula="of:=SQRT(POWER([.G$4]-[.$B63];2)+POWER([.G$5]-[.$C63];2)+POWER([.G$6]-[.$D63];2))" office:value-type="float" office:value="12.8061070587435" calcext:value-type="float">
            <text:p>12,8061070587435</text:p>
          </table:table-cell>
          <table:table-cell table:formula="of:=SQRT(POWER([.H$4]-[.D63];2)+POWER([.H$5]-[.E63];2)+POWER([.H$6]-[.F63];2))" office:value-type="float" office:value="49.727339166998" calcext:value-type="float">
            <text:p>49,727339166998</text:p>
          </table:table-cell>
          <table:table-cell table:formula="of:=SQRT(POWER([.I$4]-[.$B63];2)+POWER([.I$5]-[.$C63];2)+POWER([.I$6]-[.$D63];2))" office:value-type="float" office:value="12.6152839841202" calcext:value-type="float">
            <text:p>12,6152839841202</text:p>
          </table:table-cell>
          <table:table-cell table:formula="of:=SQRT(POWER([.J$4]-[.F63];2)+POWER([.J$5]-[.G63];2)+POWER([.J$6]-[.H63];2))" office:value-type="float" office:value="58.9241498515227" calcext:value-type="float">
            <text:p>58,9241498515227</text:p>
          </table:table-cell>
          <table:table-cell table:formula="of:=SQRT(POWER([.K$4]-[.$B63];2)+POWER([.K$5]-[.$C63];2)+POWER([.K$6]-[.$D63];2))" office:value-type="float" office:value="11.522528758914" calcext:value-type="float">
            <text:p>11,522528758914</text:p>
          </table:table-cell>
          <table:table-cell table:formula="of:=SQRT(POWER([.L$4]-[.H63];2)+POWER([.L$5]-[.I63];2)+POWER([.L$6]-[.J63];2))" office:value-type="float" office:value="64.9147269007746" calcext:value-type="float">
            <text:p>64,9147269007746</text:p>
          </table:table-cell>
          <table:table-cell table:formula="of:=SQRT(POWER([.M$4]-[.$B63];2)+POWER([.M$5]-[.$C63];2)+POWER([.M$6]-[.$D63];2))" office:value-type="float" office:value="12.0896705496883" calcext:value-type="float">
            <text:p>12,0896705496883</text:p>
          </table:table-cell>
          <table:table-cell table:formula="of:=SQRT(POWER([.N$4]-[.J63];2)+POWER([.N$5]-[.K63];2)+POWER([.N$6]-[.L63];2))" office:value-type="float" office:value="63.97911637496" calcext:value-type="float">
            <text:p>63,97911637496</text:p>
          </table:table-cell>
          <table:table-cell table:formula="of:=SQRT(POWER([.O$4]-[.$B63];2)+POWER([.O$5]-[.$C63];2)+POWER([.O$6]-[.$D63];2))" office:value-type="float" office:value="12.0838119813244" calcext:value-type="float">
            <text:p>12,0838119813244</text:p>
          </table:table-cell>
          <table:table-cell table:formula="of:=SQRT(POWER([.P$4]-[.L63];2)+POWER([.P$5]-[.M63];2)+POWER([.P$6]-[.N63];2))" office:value-type="float" office:value="62.6402430821562" calcext:value-type="float">
            <text:p>62,6402430821562</text:p>
          </table:table-cell>
          <table:table-cell table:formula="of:=SQRT(POWER([.Q$4]-[.$B63];2)+POWER([.Q$5]-[.$C63];2)+POWER([.Q$6]-[.$D63];2))" office:value-type="float" office:value="11.603113418389" calcext:value-type="float">
            <text:p>11,603113418389</text:p>
          </table:table-cell>
          <table:table-cell table:formula="of:=SQRT(POWER([.R$4]-[.N63];2)+POWER([.R$5]-[.O63];2)+POWER([.R$6]-[.P63];2))" office:value-type="float" office:value="61.8939525472975" calcext:value-type="float">
            <text:p>61,8939525472975</text:p>
          </table:table-cell>
          <table:table-cell table:formula="of:=SQRT(POWER([.S$4]-[.$B63];2)+POWER([.S$5]-[.$C63];2)+POWER([.S$6]-[.$D63];2))" office:value-type="float" office:value="14.5314520609607" calcext:value-type="float">
            <text:p>14,5314520609607</text:p>
          </table:table-cell>
          <table:table-cell table:formula="of:=SQRT(POWER([.T$4]-[.P63];2)+POWER([.T$5]-[.Q63];2)+POWER([.T$6]-[.R63];2))" office:value-type="float" office:value="62.2529140883546" calcext:value-type="float">
            <text:p>62,2529140883546</text:p>
          </table:table-cell>
          <table:table-cell table:formula="of:=SQRT(POWER([.U$4]-[.$B63];2)+POWER([.U$5]-[.$C63];2)+POWER([.U$6]-[.$D63];2))" office:value-type="float" office:value="14.0575726567569" calcext:value-type="float">
            <text:p>14,0575726567569</text:p>
          </table:table-cell>
          <table:table-cell table:formula="of:=SQRT(POWER([.V$4]-[.R63];2)+POWER([.V$5]-[.S63];2)+POWER([.V$6]-[.T63];2))" office:value-type="float" office:value="54.2659814309642" calcext:value-type="float">
            <text:p>54,2659814309642</text:p>
          </table:table-cell>
          <table:table-cell table:formula="of:=SQRT(POWER([.W$4]-[.$B63];2)+POWER([.W$5]-[.$C63];2)+POWER([.W$6]-[.$D63];2))" office:value-type="float" office:value="15.7333308933614" calcext:value-type="float">
            <text:p>15,7333308933614</text:p>
          </table:table-cell>
          <table:table-cell table:formula="of:=SQRT(POWER([.X$4]-[.T63];2)+POWER([.X$5]-[.U63];2)+POWER([.X$6]-[.V63];2))" office:value-type="float" office:value="47.8465068128291" calcext:value-type="float">
            <text:p>47,8465068128291</text:p>
          </table:table-cell>
          <table:table-cell table:formula="of:=SQRT(POWER([.Y$4]-[.$B63];2)+POWER([.Y$5]-[.$C63];2)+POWER([.Y$6]-[.$D63];2))" office:value-type="float" office:value="15.8610503120065" calcext:value-type="float">
            <text:p>15,8610503120065</text:p>
          </table:table-cell>
          <table:table-cell table:formula="of:=SQRT(POWER([.Z$4]-[.V63];2)+POWER([.Z$5]-[.W63];2)+POWER([.Z$6]-[.X63];2))" office:value-type="float" office:value="37.1421748703458" calcext:value-type="float">
            <text:p>37,1421748703458</text:p>
          </table:table-cell>
          <table:table-cell table:formula="of:=SQRT(POWER([.AA$4]-[.$B63];2)+POWER([.AA$5]-[.$C63];2)+POWER([.AA$6]-[.$D63];2))" office:value-type="float" office:value="14.9168316676163" calcext:value-type="float">
            <text:p>14,9168316676163</text:p>
          </table:table-cell>
          <table:table-cell table:formula="of:=SQRT(POWER([.AB$4]-[.X63];2)+POWER([.AB$5]-[.Y63];2)+POWER([.AB$6]-[.Z63];2))" office:value-type="float" office:value="26.2817203284868" calcext:value-type="float">
            <text:p>26,2817203284868</text:p>
          </table:table-cell>
          <table:table-cell table:formula="of:=SQRT(POWER([.AC$4]-[.$B63];2)+POWER([.AC$5]-[.$C63];2)+POWER([.AC$6]-[.$D63];2))" office:value-type="float" office:value="26.2872579589428" calcext:value-type="float">
            <text:p>26,2872579589428</text:p>
          </table:table-cell>
          <table:table-cell table:formula="of:=SQRT(POWER([.AD$4]-[.Z63];2)+POWER([.AD$5]-[.AA63];2)+POWER([.AD$6]-[.AB63];2))" office:value-type="float" office:value="18.9661050463846" calcext:value-type="float">
            <text:p>18,9661050463846</text:p>
          </table:table-cell>
          <table:table-cell table:formula="of:=SQRT(POWER([.AE$4]-[.$B63];2)+POWER([.AE$5]-[.$C63];2)+POWER([.AE$6]-[.$D63];2))" office:value-type="float" office:value="27.9261362526218" calcext:value-type="float">
            <text:p>27,9261362526218</text:p>
          </table:table-cell>
          <table:table-cell table:formula="of:=SQRT(POWER([.AF$4]-[.AB63];2)+POWER([.AF$5]-[.AC63];2)+POWER([.AF$6]-[.AD63];2))" office:value-type="float" office:value="23.3732573402055" calcext:value-type="float">
            <text:p>23,3732573402055</text:p>
          </table:table-cell>
          <table:table-cell table:formula="of:=SQRT(POWER([.AG$4]-[.$B63];2)+POWER([.AG$5]-[.$C63];2)+POWER([.AG$6]-[.$D63];2))" office:value-type="float" office:value="28.4269871249135" calcext:value-type="float">
            <text:p>28,4269871249135</text:p>
          </table:table-cell>
          <table:table-cell table:formula="of:=SQRT(POWER([.AH$4]-[.AD63];2)+POWER([.AH$5]-[.AE63];2)+POWER([.AH$6]-[.AF63];2))" office:value-type="float" office:value="31.3777426841516" calcext:value-type="float">
            <text:p>31,3777426841516</text:p>
          </table:table-cell>
          <table:table-cell table:formula="of:=SQRT(POWER([.AI$4]-[.$B63];2)+POWER([.AI$5]-[.$C63];2)+POWER([.AI$6]-[.$D63];2))" office:value-type="float" office:value="27.7064305893054" calcext:value-type="float">
            <text:p>27,7064305893054</text:p>
          </table:table-cell>
          <table:table-cell table:formula="of:=SQRT(POWER([.AJ$4]-[.AF63];2)+POWER([.AJ$5]-[.AG63];2)+POWER([.AJ$6]-[.AH63];2))" office:value-type="float" office:value="32.6767296865228" calcext:value-type="float">
            <text:p>32,6767296865228</text:p>
          </table:table-cell>
          <table:table-cell table:formula="of:=SQRT(POWER([.AK$4]-[.$B63];2)+POWER([.AK$5]-[.$C63];2)+POWER([.AK$6]-[.$D63];2))" office:value-type="float" office:value="28.2980831329615" calcext:value-type="float">
            <text:p>28,2980831329615</text:p>
          </table:table-cell>
          <table:table-cell table:formula="of:=SQRT(POWER([.AL$4]-[.AH63];2)+POWER([.AL$5]-[.AI63];2)+POWER([.AL$6]-[.AJ63];2))" office:value-type="float" office:value="25.7849089558255" calcext:value-type="float">
            <text:p>25,7849089558255</text:p>
          </table:table-cell>
          <table:table-cell table:formula="of:=SQRT(POWER([.AM$4]-[.$B63];2)+POWER([.AM$5]-[.$C63];2)+POWER([.AM$6]-[.$D63];2))" office:value-type="float" office:value="29.4231745737947" calcext:value-type="float">
            <text:p>29,4231745737947</text:p>
          </table:table-cell>
          <table:table-cell table:formula="of:=SQRT(POWER([.AN$4]-[.AJ63];2)+POWER([.AN$5]-[.AK63];2)+POWER([.AN$6]-[.AL63];2))" office:value-type="float" office:value="24.6594974798069" calcext:value-type="float">
            <text:p>24,6594974798069</text:p>
          </table:table-cell>
          <table:table-cell table:formula="of:=SQRT(POWER([.AO$4]-[.$B63];2)+POWER([.AO$5]-[.$C63];2)+POWER([.AO$6]-[.$D63];2))" office:value-type="float" office:value="30.5310269398198" calcext:value-type="float">
            <text:p>30,5310269398198</text:p>
          </table:table-cell>
          <table:table-cell table:formula="of:=SQRT(POWER([.AP$4]-[.AL63];2)+POWER([.AP$5]-[.AM63];2)+POWER([.AP$6]-[.AN63];2))" office:value-type="float" office:value="31.6653203665082" calcext:value-type="float">
            <text:p>31,6653203665082</text:p>
          </table:table-cell>
          <table:table-cell table:formula="of:=SQRT(POWER([.AQ$4]-[.$B63];2)+POWER([.AQ$5]-[.$C63];2)+POWER([.AQ$6]-[.$D63];2))" office:value-type="float" office:value="16.2001695670138" calcext:value-type="float">
            <text:p>16,2001695670138</text:p>
          </table:table-cell>
          <table:table-cell table:formula="of:=SQRT(POWER([.AR$4]-[.AN63];2)+POWER([.AR$5]-[.AO63];2)+POWER([.AR$6]-[.AP63];2))" office:value-type="float" office:value="30.7842986075262" calcext:value-type="float">
            <text:p>30,7842986075262</text:p>
          </table:table-cell>
          <table:table-cell table:formula="of:=SQRT(POWER([.AS$4]-[.$B63];2)+POWER([.AS$5]-[.$C63];2)+POWER([.AS$6]-[.$D63];2))" office:value-type="float" office:value="15.0452552653652" calcext:value-type="float">
            <text:p>15,0452552653652</text:p>
          </table:table-cell>
          <table:table-cell table:formula="of:=SQRT(POWER([.AT$4]-[.AP63];2)+POWER([.AT$5]-[.AQ63];2)+POWER([.AT$6]-[.AR63];2))" office:value-type="float" office:value="33.0407847185059" calcext:value-type="float">
            <text:p>33,0407847185059</text:p>
          </table:table-cell>
          <table:table-cell table:formula="of:=SQRT(POWER([.AU$4]-[.$B63];2)+POWER([.AU$5]-[.$C63];2)+POWER([.AU$6]-[.$D63];2))" office:value-type="float" office:value="16.1494416312144" calcext:value-type="float">
            <text:p>16,1494416312144</text:p>
          </table:table-cell>
          <table:table-cell table:formula="of:=SQRT(POWER([.AV$4]-[.AR63];2)+POWER([.AV$5]-[.AS63];2)+POWER([.AV$6]-[.AT63];2))" office:value-type="float" office:value="33.0821686875176" calcext:value-type="float">
            <text:p>33,0821686875176</text:p>
          </table:table-cell>
          <table:table-cell table:formula="of:=SQRT(POWER([.AW$4]-[.$B63];2)+POWER([.AW$5]-[.$C63];2)+POWER([.AW$6]-[.$D63];2))" office:value-type="float" office:value="17.5500189458587" calcext:value-type="float">
            <text:p>17,5500189458587</text:p>
          </table:table-cell>
          <table:table-cell table:formula="of:=SQRT(POWER([.AX$4]-[.AT63];2)+POWER([.AX$5]-[.AU63];2)+POWER([.AX$6]-[.AV63];2))" office:value-type="float" office:value="30.3711559358853" calcext:value-type="float">
            <text:p>30,3711559358853</text:p>
          </table:table-cell>
          <table:table-cell table:formula="of:=SQRT(POWER([.AY$4]-[.$B63];2)+POWER([.AY$5]-[.$C63];2)+POWER([.AY$6]-[.$D63];2))" office:value-type="float" office:value="6.61506538138513" calcext:value-type="float">
            <text:p>6,61506538138513</text:p>
          </table:table-cell>
          <table:table-cell table:formula="of:=SQRT(POWER([.AZ$4]-[.AV63];2)+POWER([.AZ$5]-[.AW63];2)+POWER([.AZ$6]-[.AX63];2))" office:value-type="float" office:value="33.672523738436" calcext:value-type="float">
            <text:p>33,672523738436</text:p>
          </table:table-cell>
          <table:table-cell table:formula="of:=SQRT(POWER([.BA$4]-[.$B63];2)+POWER([.BA$5]-[.$C63];2)+POWER([.BA$6]-[.$D63];2))" office:value-type="float" office:value="5.11898896267613" calcext:value-type="float">
            <text:p>5,11898896267613</text:p>
          </table:table-cell>
          <table:table-cell table:formula="of:=SQRT(POWER([.BB$4]-[.AX63];2)+POWER([.BB$5]-[.AY63];2)+POWER([.BB$6]-[.AZ63];2))" office:value-type="float" office:value="46.4972167451509" calcext:value-type="float">
            <text:p>46,4972167451509</text:p>
          </table:table-cell>
          <table:table-cell table:formula="of:=SQRT(POWER([.BC$4]-[.$B63];2)+POWER([.BC$5]-[.$C63];2)+POWER([.BC$6]-[.$D63];2))" office:value-type="float" office:value="4.33500876585042" calcext:value-type="float">
            <text:p>4,33500876585042</text:p>
          </table:table-cell>
          <table:table-cell table:formula="of:=SQRT(POWER([.BD$4]-[.AZ63];2)+POWER([.BD$5]-[.BA63];2)+POWER([.BD$6]-[.BB63];2))" office:value-type="float" office:value="52.7528898793853" calcext:value-type="float">
            <text:p>52,7528898793853</text:p>
          </table:table-cell>
          <table:table-cell table:formula="of:=SQRT(POWER([.BE$4]-[.$B63];2)+POWER([.BE$5]-[.$C63];2)+POWER([.BE$6]-[.$D63];2))" office:value-type="float" office:value="2.36238735181172" calcext:value-type="float">
            <text:p>2,36238735181172</text:p>
          </table:table-cell>
          <table:table-cell table:formula="of:=SQRT(POWER([.BF$4]-[.BB63];2)+POWER([.BF$5]-[.BC63];2)+POWER([.BF$6]-[.BD63];2))" office:value-type="float" office:value="59.9011634655763" calcext:value-type="float">
            <text:p>59,9011634655763</text:p>
          </table:table-cell>
          <table:table-cell table:formula="of:=SQRT(POWER([.BG$4]-[.$B63];2)+POWER([.BG$5]-[.$C63];2)+POWER([.BG$6]-[.$D63];2))" office:value-type="float" office:value="1.39198563210976" calcext:value-type="float">
            <text:p>1,39198563210976</text:p>
          </table:table-cell>
          <table:table-cell table:formula="of:=SQRT(POWER([.BH$4]-[.BD63];2)+POWER([.BH$5]-[.BE63];2)+POWER([.BH$6]-[.BF63];2))" office:value-type="float" office:value="67.6913133506189" calcext:value-type="float">
            <text:p>67,6913133506189</text:p>
          </table:table-cell>
          <table:table-cell table:formula="of:=SQRT(POWER([.BI$4]-[.$B63];2)+POWER([.BI$5]-[.$C63];2)+POWER([.BI$6]-[.$D63];2))" office:value-type="float" office:value="0" calcext:value-type="float">
            <text:p>0</text:p>
          </table:table-cell>
          <table:table-cell table:formula="of:=SQRT(POWER([.BJ$4]-[.BF63];2)+POWER([.BJ$5]-[.BG63];2)+POWER([.BJ$6]-[.BH63];2))" office:value-type="float" office:value="75.4195547779205" calcext:value-type="float">
            <text:p>75,4195547779205</text:p>
          </table:table-cell>
          <table:table-cell table:formula="of:=SQRT(POWER([.BK$4]-[.$B63];2)+POWER([.BK$5]-[.$C63];2)+POWER([.BK$6]-[.$D63];2))" office:value-type="float" office:value="5.42692205582501" calcext:value-type="float">
            <text:p>5,42692205582501</text:p>
          </table:table-cell>
          <table:table-cell table:formula="of:=SQRT(POWER([.BL$4]-[.BH63];2)+POWER([.BL$5]-[.BI63];2)+POWER([.BL$6]-[.BJ63];2))" office:value-type="float" office:value="84.7019606947164" calcext:value-type="float">
            <text:p>84,7019606947164</text:p>
          </table:table-cell>
          <table:table-cell table:formula="of:=SQRT(POWER([.BM$4]-[.$B63];2)+POWER([.BM$5]-[.$C63];2)+POWER([.BM$6]-[.$D63];2))" office:value-type="float" office:value="5.67409737315108" calcext:value-type="float">
            <text:p>5,67409737315108</text:p>
          </table:table-cell>
          <table:table-cell table:formula="of:=SQRT(POWER([.BN$4]-[.BJ63];2)+POWER([.BN$5]-[.BK63];2)+POWER([.BN$6]-[.BL63];2))" office:value-type="float" office:value="93.8187294550182" calcext:value-type="float">
            <text:p>93,8187294550182</text:p>
          </table:table-cell>
          <table:table-cell table:formula="of:=SQRT(POWER([.BO$4]-[.$B63];2)+POWER([.BO$5]-[.$C63];2)+POWER([.BO$6]-[.$D63];2))" office:value-type="float" office:value="7.47662611075343" calcext:value-type="float">
            <text:p>7,47662611075343</text:p>
          </table:table-cell>
          <table:table-cell table:formula="of:=SQRT(POWER([.BP$4]-[.BL63];2)+POWER([.BP$5]-[.BM63];2)+POWER([.BP$6]-[.BN63];2))" office:value-type="float" office:value="105.589176632944" calcext:value-type="float">
            <text:p>105,589176632944</text:p>
          </table:table-cell>
          <table:table-cell table:formula="of:=SQRT(POWER([.BQ$4]-[.$B63];2)+POWER([.BQ$5]-[.$C63];2)+POWER([.BQ$6]-[.$D63];2))" office:value-type="float" office:value="8.749475984309" calcext:value-type="float">
            <text:p>8,749475984309</text:p>
          </table:table-cell>
          <table:table-cell table:formula="of:=SQRT(POWER([.BR$4]-[.BN63];2)+POWER([.BR$5]-[.BO63];2)+POWER([.BR$6]-[.BP63];2))" office:value-type="float" office:value="118.269288330027" calcext:value-type="float">
            <text:p>118,269288330027</text:p>
          </table:table-cell>
          <table:table-cell table:formula="of:=SQRT(POWER([.BS$4]-[.$B63];2)+POWER([.BS$5]-[.$C63];2)+POWER([.BS$6]-[.$D63];2))" office:value-type="float" office:value="9.67086392211161" calcext:value-type="float">
            <text:p>9,67086392211161</text:p>
          </table:table-cell>
          <table:table-cell table:formula="of:=SQRT(POWER([.BT$4]-[.BP63];2)+POWER([.BT$5]-[.BQ63];2)+POWER([.BT$6]-[.BR63];2))" office:value-type="float" office:value="134.857752807771" calcext:value-type="float">
            <text:p>134,857752807771</text:p>
          </table:table-cell>
          <table:table-cell table:formula="of:=SQRT(POWER([.BU$4]-[.$B63];2)+POWER([.BU$5]-[.$C63];2)+POWER([.BU$6]-[.$D63];2))" office:value-type="float" office:value="10.0305954957819" calcext:value-type="float">
            <text:p>10,0305954957819</text:p>
          </table:table-cell>
          <table:table-cell table:formula="of:=SQRT(POWER([.BV$4]-[.BR63];2)+POWER([.BV$5]-[.BS63];2)+POWER([.BV$6]-[.BT63];2))" office:value-type="float" office:value="156.605183877237" calcext:value-type="float">
            <text:p>156,605183877237</text:p>
          </table:table-cell>
          <table:table-cell table:formula="of:=SQRT(POWER([.BW$4]-[.$B63];2)+POWER([.BW$5]-[.$C63];2)+POWER([.BW$6]-[.$D63];2))" office:value-type="float" office:value="6.37683118798044" calcext:value-type="float">
            <text:p>6,37683118798044</text:p>
          </table:table-cell>
          <table:table-cell table:formula="of:=SQRT(POWER([.BX$4]-[.BT63];2)+POWER([.BX$5]-[.BU63];2)+POWER([.BX$6]-[.BV63];2))" office:value-type="float" office:value="180.062319987587" calcext:value-type="float">
            <text:p>180,062319987587</text:p>
          </table:table-cell>
          <table:table-cell table:formula="of:=SQRT(POWER([.BY$4]-[.$B63];2)+POWER([.BY$5]-[.$C63];2)+POWER([.BY$6]-[.$D63];2))" office:value-type="float" office:value="8.20063375599715" calcext:value-type="float">
            <text:p>8,20063375599715</text:p>
          </table:table-cell>
          <table:table-cell table:formula="of:=SQRT(POWER([.BZ$4]-[.BV63];2)+POWER([.BZ$5]-[.BW63];2)+POWER([.BZ$6]-[.BX63];2))" office:value-type="float" office:value="212.109181485988" calcext:value-type="float">
            <text:p>212,109181485988</text:p>
          </table:table-cell>
          <table:table-cell table:formula="of:=SQRT(POWER([.CA$4]-[.$B63];2)+POWER([.CA$5]-[.$C63];2)+POWER([.CA$6]-[.$D63];2))" office:value-type="float" office:value="7.02079155081533" calcext:value-type="float">
            <text:p>7,02079155081533</text:p>
          </table:table-cell>
          <table:table-cell table:formula="of:=SQRT(POWER([.CB$4]-[.BX63];2)+POWER([.CB$5]-[.BY63];2)+POWER([.CB$6]-[.BZ63];2))" office:value-type="float" office:value="248.928533872547" calcext:value-type="float">
            <text:p>248,928533872547</text:p>
          </table:table-cell>
          <table:table-cell table:formula="of:=SQRT(POWER([.CC$4]-[.$B63];2)+POWER([.CC$5]-[.$C63];2)+POWER([.CC$6]-[.$D63];2))" office:value-type="float" office:value="5.46902239893018" calcext:value-type="float">
            <text:p>5,46902239893018</text:p>
          </table:table-cell>
          <table:table-cell table:formula="of:=SQRT(POWER([.CD$4]-[.BZ63];2)+POWER([.CD$5]-[.CA63];2)+POWER([.CD$6]-[.CB63];2))" office:value-type="float" office:value="297.133720790163" calcext:value-type="float">
            <text:p>297,133720790163</text:p>
          </table:table-cell>
          <table:table-cell table:formula="of:=SQRT(POWER([.CE$4]-[.$B63];2)+POWER([.CE$5]-[.$C63];2)+POWER([.CE$6]-[.$D63];2))" office:value-type="float" office:value="4.61973592318868" calcext:value-type="float">
            <text:p>4,61973592318868</text:p>
          </table:table-cell>
          <table:table-cell table:formula="of:=SQRT(POWER([.CF$4]-[.CB63];2)+POWER([.CF$5]-[.CC63];2)+POWER([.CF$6]-[.CD63];2))" office:value-type="float" office:value="357.200332954512" calcext:value-type="float">
            <text:p>357,200332954512</text:p>
          </table:table-cell>
          <table:table-cell table:formula="of:=SQRT(POWER([.CG$4]-[.$B63];2)+POWER([.CG$5]-[.$C63];2)+POWER([.CG$6]-[.$D63];2))" office:value-type="float" office:value="4.42902461045318" calcext:value-type="float">
            <text:p>4,42902461045318</text:p>
          </table:table-cell>
          <table:table-cell table:formula="of:=SQRT(POWER([.CH$4]-[.CD63];2)+POWER([.CH$5]-[.CE63];2)+POWER([.CH$6]-[.CF63];2))" office:value-type="float" office:value="433.315073609662" calcext:value-type="float">
            <text:p>433,315073609662</text:p>
          </table:table-cell>
          <table:table-cell table:formula="of:=SQRT(POWER([.CI$4]-[.$B63];2)+POWER([.CI$5]-[.$C63];2)+POWER([.CI$6]-[.$D63];2))" office:value-type="float" office:value="8.70616442527937" calcext:value-type="float">
            <text:p>8,70616442527937</text:p>
          </table:table-cell>
          <table:table-cell table:formula="of:=SQRT(POWER([.CJ$4]-[.CF63];2)+POWER([.CJ$5]-[.CG63];2)+POWER([.CJ$6]-[.CH63];2))" office:value-type="float" office:value="535.086707520454" calcext:value-type="float">
            <text:p>535,086707520454</text:p>
          </table:table-cell>
          <table:table-cell table:formula="of:=SQRT(POWER([.CK$4]-[.CG63];2)+POWER([.CK$5]-[.CH63];2)+POWER([.CK$6]-[.CI63];2))" office:value-type="float" office:value="397.740940550988" calcext:value-type="float">
            <text:p>397,740940550988</text:p>
          </table:table-cell>
          <table:table-cell table:formula="of:=SQRT(POWER([.CL$4]-[.$B63];2)+POWER([.CL$5]-[.$C63];2)+POWER([.CL$6]-[.$D63];2))" office:value-type="float" office:value="10.8471468137939" calcext:value-type="float">
            <text:p>10,8471468137939</text:p>
          </table:table-cell>
          <table:table-cell table:formula="of:=SQRT(POWER([.CM$4]-[.CI63];2)+POWER([.CM$5]-[.CJ63];2)+POWER([.CM$6]-[.CK63];2))" office:value-type="float" office:value="634.32169620038" calcext:value-type="float">
            <text:p>634,32169620038</text:p>
          </table:table-cell>
          <table:table-cell table:formula="of:=SQRT(POWER([.CN$4]-[.$B63];2)+POWER([.CN$5]-[.$C63];2)+POWER([.CN$6]-[.$D63];2))" office:value-type="float" office:value="9.94537188847154" calcext:value-type="float">
            <text:p>9,94537188847154</text:p>
          </table:table-cell>
          <table:table-cell table:formula="of:=SQRT(POWER([.CO$4]-[.CK63];2)+POWER([.CO$5]-[.CL63];2)+POWER([.CO$6]-[.CM63];2))" office:value-type="float" office:value="727.802755008323" calcext:value-type="float">
            <text:p>727,802755008323</text:p>
          </table:table-cell>
          <table:table-cell table:formula="of:=SQRT(POWER([.CP$4]-[.$B63];2)+POWER([.CP$5]-[.$C63];2)+POWER([.CP$6]-[.$D63];2))" office:value-type="float" office:value="8.82051461083762" calcext:value-type="float">
            <text:p>8,82051461083762</text:p>
          </table:table-cell>
          <table:table-cell table:formula="of:=SQRT(POWER([.CQ$4]-[.CM63];2)+POWER([.CQ$5]-[.CN63];2)+POWER([.CQ$6]-[.CO63];2))" office:value-type="float" office:value="941.416643416995" calcext:value-type="float">
            <text:p>941,416643416995</text:p>
          </table:table-cell>
          <table:table-cell table:formula="of:=SQRT(POWER([.CR$4]-[.$B63];2)+POWER([.CR$5]-[.$C63];2)+POWER([.CR$6]-[.$D63];2))" office:value-type="float" office:value="8.73820238950781" calcext:value-type="float">
            <text:p>8,73820238950781</text:p>
          </table:table-cell>
          <table:table-cell table:formula="of:=SQRT(POWER([.CS$4]-[.CO63];2)+POWER([.CS$5]-[.CP63];2)+POWER([.CS$6]-[.CQ63];2))" office:value-type="float" office:value="1167.43565938476" calcext:value-type="float">
            <text:p>1167,43565938476</text:p>
          </table:table-cell>
          <table:table-cell table:formula="of:=SQRT(POWER([.CT$4]-[.CP63];2)+POWER([.CT$5]-[.CQ63];2)+POWER([.CT$6]-[.CR63];2))" office:value-type="float" office:value="904.474602503128" calcext:value-type="float">
            <text:p>904,474602503128</text:p>
          </table:table-cell>
          <table:table-cell table:formula="of:=SQRT(POWER([.CU$4]-[.$B63];2)+POWER([.CU$5]-[.$C63];2)+POWER([.CU$6]-[.$D63];2))" office:value-type="float" office:value="12.2775478822117" calcext:value-type="float">
            <text:p>12,2775478822117</text:p>
          </table:table-cell>
          <table:table-cell table:formula="of:=SQRT(POWER([.CV$4]-[.CR63];2)+POWER([.CV$5]-[.CS63];2)+POWER([.CV$6]-[.CT63];2))" office:value-type="float" office:value="1445.65904493298" calcext:value-type="float">
            <text:p>1445,65904493298</text:p>
          </table:table-cell>
          <table:table-cell table:formula="of:=SQRT(POWER([.CW$4]-[.$B63];2)+POWER([.CW$5]-[.$C63];2)+POWER([.CW$6]-[.$D63];2))" office:value-type="float" office:value="13.9889847380001" calcext:value-type="float">
            <text:p>13,9889847380001</text:p>
          </table:table-cell>
          <table:table-cell table:formula="of:=SQRT(POWER([.CX$4]-[.CT63];2)+POWER([.CX$5]-[.CU63];2)+POWER([.CX$6]-[.CV63];2))" office:value-type="float" office:value="1681.88965604046" calcext:value-type="float">
            <text:p>1681,88965604046</text:p>
          </table:table-cell>
          <table:table-cell table:formula="of:=SQRT(POWER([.CY$4]-[.$B63];2)+POWER([.CY$5]-[.$C63];2)+POWER([.CY$6]-[.$D63];2))" office:value-type="float" office:value="14.5793738548677" calcext:value-type="float">
            <text:p>14,5793738548677</text:p>
          </table:table-cell>
          <table:table-cell table:formula="of:=SQRT(POWER([.CZ$4]-[.$B63];2)+POWER([.CZ$5]-[.$C63];2)+POWER([.CZ$6]-[.$D63];2))" office:value-type="float" office:value="14.4203094626988" calcext:value-type="float">
            <text:p>14,4203094626988</text:p>
          </table:table-cell>
          <table:table-cell table:formula="of:=SQRT(POWER([.DA$4]-[.$B63];2)+POWER([.DA$5]-[.$C63];2)+POWER([.DA$6]-[.$D63];2))" office:value-type="float" office:value="15.7903176028856" calcext:value-type="float">
            <text:p>15,7903176028856</text:p>
          </table:table-cell>
          <table:table-cell table:formula="of:=SQRT(POWER([.DB$4]-[.$B63];2)+POWER([.DB$5]-[.$C63];2)+POWER([.DB$6]-[.$D63];2))" office:value-type="float" office:value="14.1780762446814" calcext:value-type="float">
            <text:p>14,17807624468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.182" calcext:value-type="float">
            <text:p>30,182</text:p>
          </table:table-cell>
          <table:table-cell office:value-type="float" office:value="44.08" calcext:value-type="float">
            <text:p>44,08</text:p>
          </table:table-cell>
          <table:table-cell office:value-type="float" office:value="13.078" calcext:value-type="float">
            <text:p>13,078</text:p>
          </table:table-cell>
          <table:table-cell/>
          <table:table-cell table:formula="of:=SQRT(POWER([.F$4]-[.B64];2)+POWER([.F$5]-[.C64];2)+POWER([.F$6]-[.D64];2))" office:value-type="float" office:value="15.1265738354725" calcext:value-type="float">
            <text:p>15,1265738354725</text:p>
          </table:table-cell>
          <table:table-cell table:formula="of:=SQRT(POWER([.G$4]-[.$B64];2)+POWER([.G$5]-[.$C64];2)+POWER([.G$6]-[.$D64];2))" office:value-type="float" office:value="13.8418570285927" calcext:value-type="float">
            <text:p>13,8418570285927</text:p>
          </table:table-cell>
          <table:table-cell table:formula="of:=SQRT(POWER([.H$4]-[.D64];2)+POWER([.H$5]-[.E64];2)+POWER([.H$6]-[.F64];2))" office:value-type="float" office:value="49.6819281766704" calcext:value-type="float">
            <text:p>49,6819281766704</text:p>
          </table:table-cell>
          <table:table-cell table:formula="of:=SQRT(POWER([.I$4]-[.$B64];2)+POWER([.I$5]-[.$C64];2)+POWER([.I$6]-[.$D64];2))" office:value-type="float" office:value="13.7510427968209" calcext:value-type="float">
            <text:p>13,7510427968209</text:p>
          </table:table-cell>
          <table:table-cell table:formula="of:=SQRT(POWER([.J$4]-[.F64];2)+POWER([.J$5]-[.G64];2)+POWER([.J$6]-[.H64];2))" office:value-type="float" office:value="58.070475540664" calcext:value-type="float">
            <text:p>58,070475540664</text:p>
          </table:table-cell>
          <table:table-cell table:formula="of:=SQRT(POWER([.K$4]-[.$B64];2)+POWER([.K$5]-[.$C64];2)+POWER([.K$6]-[.$D64];2))" office:value-type="float" office:value="12.443709213896" calcext:value-type="float">
            <text:p>12,443709213896</text:p>
          </table:table-cell>
          <table:table-cell table:formula="of:=SQRT(POWER([.L$4]-[.H64];2)+POWER([.L$5]-[.I64];2)+POWER([.L$6]-[.J64];2))" office:value-type="float" office:value="63.6753164511602" calcext:value-type="float">
            <text:p>63,6753164511602</text:p>
          </table:table-cell>
          <table:table-cell table:formula="of:=SQRT(POWER([.M$4]-[.$B64];2)+POWER([.M$5]-[.$C64];2)+POWER([.M$6]-[.$D64];2))" office:value-type="float" office:value="12.9641831983353" calcext:value-type="float">
            <text:p>12,9641831983353</text:p>
          </table:table-cell>
          <table:table-cell table:formula="of:=SQRT(POWER([.N$4]-[.J64];2)+POWER([.N$5]-[.K64];2)+POWER([.N$6]-[.L64];2))" office:value-type="float" office:value="62.2744642783356" calcext:value-type="float">
            <text:p>62,2744642783356</text:p>
          </table:table-cell>
          <table:table-cell table:formula="of:=SQRT(POWER([.O$4]-[.$B64];2)+POWER([.O$5]-[.$C64];2)+POWER([.O$6]-[.$D64];2))" office:value-type="float" office:value="13.1714531468627" calcext:value-type="float">
            <text:p>13,1714531468627</text:p>
          </table:table-cell>
          <table:table-cell table:formula="of:=SQRT(POWER([.P$4]-[.L64];2)+POWER([.P$5]-[.M64];2)+POWER([.P$6]-[.N64];2))" office:value-type="float" office:value="60.4129838725219" calcext:value-type="float">
            <text:p>60,4129838725219</text:p>
          </table:table-cell>
          <table:table-cell table:formula="of:=SQRT(POWER([.Q$4]-[.$B64];2)+POWER([.Q$5]-[.$C64];2)+POWER([.Q$6]-[.$D64];2))" office:value-type="float" office:value="12.5350568008286" calcext:value-type="float">
            <text:p>12,5350568008286</text:p>
          </table:table-cell>
          <table:table-cell table:formula="of:=SQRT(POWER([.R$4]-[.N64];2)+POWER([.R$5]-[.O64];2)+POWER([.R$6]-[.P64];2))" office:value-type="float" office:value="59.0222708215898" calcext:value-type="float">
            <text:p>59,0222708215898</text:p>
          </table:table-cell>
          <table:table-cell table:formula="of:=SQRT(POWER([.S$4]-[.$B64];2)+POWER([.S$5]-[.$C64];2)+POWER([.S$6]-[.$D64];2))" office:value-type="float" office:value="15.5698614316249" calcext:value-type="float">
            <text:p>15,5698614316249</text:p>
          </table:table-cell>
          <table:table-cell table:formula="of:=SQRT(POWER([.T$4]-[.P64];2)+POWER([.T$5]-[.Q64];2)+POWER([.T$6]-[.R64];2))" office:value-type="float" office:value="58.8401024415411" calcext:value-type="float">
            <text:p>58,8401024415411</text:p>
          </table:table-cell>
          <table:table-cell table:formula="of:=SQRT(POWER([.U$4]-[.$B64];2)+POWER([.U$5]-[.$C64];2)+POWER([.U$6]-[.$D64];2))" office:value-type="float" office:value="14.8750829577519" calcext:value-type="float">
            <text:p>14,8750829577519</text:p>
          </table:table-cell>
          <table:table-cell table:formula="of:=SQRT(POWER([.V$4]-[.R64];2)+POWER([.V$5]-[.S64];2)+POWER([.V$6]-[.T64];2))" office:value-type="float" office:value="50.0143038321473" calcext:value-type="float">
            <text:p>50,0143038321473</text:p>
          </table:table-cell>
          <table:table-cell table:formula="of:=SQRT(POWER([.W$4]-[.$B64];2)+POWER([.W$5]-[.$C64];2)+POWER([.W$6]-[.$D64];2))" office:value-type="float" office:value="16.4883323899053" calcext:value-type="float">
            <text:p>16,4883323899053</text:p>
          </table:table-cell>
          <table:table-cell table:formula="of:=SQRT(POWER([.X$4]-[.T64];2)+POWER([.X$5]-[.U64];2)+POWER([.X$6]-[.V64];2))" office:value-type="float" office:value="42.7080196288038" calcext:value-type="float">
            <text:p>42,7080196288038</text:p>
          </table:table-cell>
          <table:table-cell table:formula="of:=SQRT(POWER([.Y$4]-[.$B64];2)+POWER([.Y$5]-[.$C64];2)+POWER([.Y$6]-[.$D64];2))" office:value-type="float" office:value="16.5627080817118" calcext:value-type="float">
            <text:p>16,5627080817118</text:p>
          </table:table-cell>
          <table:table-cell table:formula="of:=SQRT(POWER([.Z$4]-[.V64];2)+POWER([.Z$5]-[.W64];2)+POWER([.Z$6]-[.X64];2))" office:value-type="float" office:value="31.8238252013358" calcext:value-type="float">
            <text:p>31,8238252013358</text:p>
          </table:table-cell>
          <table:table-cell table:formula="of:=SQRT(POWER([.AA$4]-[.$B64];2)+POWER([.AA$5]-[.$C64];2)+POWER([.AA$6]-[.$D64];2))" office:value-type="float" office:value="15.5507800768965" calcext:value-type="float">
            <text:p>15,5507800768965</text:p>
          </table:table-cell>
          <table:table-cell table:formula="of:=SQRT(POWER([.AB$4]-[.X64];2)+POWER([.AB$5]-[.Y64];2)+POWER([.AB$6]-[.Z64];2))" office:value-type="float" office:value="21.680555250881" calcext:value-type="float">
            <text:p>21,680555250881</text:p>
          </table:table-cell>
          <table:table-cell table:formula="of:=SQRT(POWER([.AC$4]-[.$B64];2)+POWER([.AC$5]-[.$C64];2)+POWER([.AC$6]-[.$D64];2))" office:value-type="float" office:value="27.067680007714" calcext:value-type="float">
            <text:p>27,067680007714</text:p>
          </table:table-cell>
          <table:table-cell table:formula="of:=SQRT(POWER([.AD$4]-[.Z64];2)+POWER([.AD$5]-[.AA64];2)+POWER([.AD$6]-[.AB64];2))" office:value-type="float" office:value="20.176725298451" calcext:value-type="float">
            <text:p>20,176725298451</text:p>
          </table:table-cell>
          <table:table-cell table:formula="of:=SQRT(POWER([.AE$4]-[.$B64];2)+POWER([.AE$5]-[.$C64];2)+POWER([.AE$6]-[.$D64];2))" office:value-type="float" office:value="28.6431923151034" calcext:value-type="float">
            <text:p>28,6431923151034</text:p>
          </table:table-cell>
          <table:table-cell table:formula="of:=SQRT(POWER([.AF$4]-[.AB64];2)+POWER([.AF$5]-[.AC64];2)+POWER([.AF$6]-[.AD64];2))" office:value-type="float" office:value="28.1797658921366" calcext:value-type="float">
            <text:p>28,1797658921366</text:p>
          </table:table-cell>
          <table:table-cell table:formula="of:=SQRT(POWER([.AG$4]-[.$B64];2)+POWER([.AG$5]-[.$C64];2)+POWER([.AG$6]-[.$D64];2))" office:value-type="float" office:value="29.229661150961" calcext:value-type="float">
            <text:p>29,229661150961</text:p>
          </table:table-cell>
          <table:table-cell table:formula="of:=SQRT(POWER([.AH$4]-[.AD64];2)+POWER([.AH$5]-[.AE64];2)+POWER([.AH$6]-[.AF64];2))" office:value-type="float" office:value="32.8010013046584" calcext:value-type="float">
            <text:p>32,8010013046584</text:p>
          </table:table-cell>
          <table:table-cell table:formula="of:=SQRT(POWER([.AI$4]-[.$B64];2)+POWER([.AI$5]-[.$C64];2)+POWER([.AI$6]-[.$D64];2))" office:value-type="float" office:value="28.4940324629562" calcext:value-type="float">
            <text:p>28,4940324629562</text:p>
          </table:table-cell>
          <table:table-cell table:formula="of:=SQRT(POWER([.AJ$4]-[.AF64];2)+POWER([.AJ$5]-[.AG64];2)+POWER([.AJ$6]-[.AH64];2))" office:value-type="float" office:value="29.7215031773189" calcext:value-type="float">
            <text:p>29,7215031773189</text:p>
          </table:table-cell>
          <table:table-cell table:formula="of:=SQRT(POWER([.AK$4]-[.$B64];2)+POWER([.AK$5]-[.$C64];2)+POWER([.AK$6]-[.$D64];2))" office:value-type="float" office:value="29.0285228180836" calcext:value-type="float">
            <text:p>29,0285228180836</text:p>
          </table:table-cell>
          <table:table-cell table:formula="of:=SQRT(POWER([.AL$4]-[.AH64];2)+POWER([.AL$5]-[.AI64];2)+POWER([.AL$6]-[.AJ64];2))" office:value-type="float" office:value="23.0947524036393" calcext:value-type="float">
            <text:p>23,0947524036393</text:p>
          </table:table-cell>
          <table:table-cell table:formula="of:=SQRT(POWER([.AM$4]-[.$B64];2)+POWER([.AM$5]-[.$C64];2)+POWER([.AM$6]-[.$D64];2))" office:value-type="float" office:value="30.2395966904322" calcext:value-type="float">
            <text:p>30,2395966904322</text:p>
          </table:table-cell>
          <table:table-cell table:formula="of:=SQRT(POWER([.AN$4]-[.AJ64];2)+POWER([.AN$5]-[.AK64];2)+POWER([.AN$6]-[.AL64];2))" office:value-type="float" office:value="26.2081755964268" calcext:value-type="float">
            <text:p>26,2081755964268</text:p>
          </table:table-cell>
          <table:table-cell table:formula="of:=SQRT(POWER([.AO$4]-[.$B64];2)+POWER([.AO$5]-[.$C64];2)+POWER([.AO$6]-[.$D64];2))" office:value-type="float" office:value="31.3778948624665" calcext:value-type="float">
            <text:p>31,3778948624665</text:p>
          </table:table-cell>
          <table:table-cell table:formula="of:=SQRT(POWER([.AP$4]-[.AL64];2)+POWER([.AP$5]-[.AM64];2)+POWER([.AP$6]-[.AN64];2))" office:value-type="float" office:value="34.8483068625218" calcext:value-type="float">
            <text:p>34,8483068625218</text:p>
          </table:table-cell>
          <table:table-cell table:formula="of:=SQRT(POWER([.AQ$4]-[.$B64];2)+POWER([.AQ$5]-[.$C64];2)+POWER([.AQ$6]-[.$D64];2))" office:value-type="float" office:value="17.258317357147" calcext:value-type="float">
            <text:p>17,258317357147</text:p>
          </table:table-cell>
          <table:table-cell table:formula="of:=SQRT(POWER([.AR$4]-[.AN64];2)+POWER([.AR$5]-[.AO64];2)+POWER([.AR$6]-[.AP64];2))" office:value-type="float" office:value="31.9374357343894" calcext:value-type="float">
            <text:p>31,9374357343894</text:p>
          </table:table-cell>
          <table:table-cell table:formula="of:=SQRT(POWER([.AS$4]-[.$B64];2)+POWER([.AS$5]-[.$C64];2)+POWER([.AS$6]-[.$D64];2))" office:value-type="float" office:value="16.2013882738486" calcext:value-type="float">
            <text:p>16,2013882738486</text:p>
          </table:table-cell>
          <table:table-cell table:formula="of:=SQRT(POWER([.AT$4]-[.AP64];2)+POWER([.AT$5]-[.AQ64];2)+POWER([.AT$6]-[.AR64];2))" office:value-type="float" office:value="31.9477437277761" calcext:value-type="float">
            <text:p>31,9477437277761</text:p>
          </table:table-cell>
          <table:table-cell table:formula="of:=SQRT(POWER([.AU$4]-[.$B64];2)+POWER([.AU$5]-[.$C64];2)+POWER([.AU$6]-[.$D64];2))" office:value-type="float" office:value="17.2492278377903" calcext:value-type="float">
            <text:p>17,2492278377903</text:p>
          </table:table-cell>
          <table:table-cell table:formula="of:=SQRT(POWER([.AV$4]-[.AR64];2)+POWER([.AV$5]-[.AS64];2)+POWER([.AV$6]-[.AT64];2))" office:value-type="float" office:value="31.1702200480888" calcext:value-type="float">
            <text:p>31,1702200480888</text:p>
          </table:table-cell>
          <table:table-cell table:formula="of:=SQRT(POWER([.AW$4]-[.$B64];2)+POWER([.AW$5]-[.$C64];2)+POWER([.AW$6]-[.$D64];2))" office:value-type="float" office:value="18.6217099912978" calcext:value-type="float">
            <text:p>18,6217099912978</text:p>
          </table:table-cell>
          <table:table-cell table:formula="of:=SQRT(POWER([.AX$4]-[.AT64];2)+POWER([.AX$5]-[.AU64];2)+POWER([.AX$6]-[.AV64];2))" office:value-type="float" office:value="28.7520221246909" calcext:value-type="float">
            <text:p>28,7520221246909</text:p>
          </table:table-cell>
          <table:table-cell table:formula="of:=SQRT(POWER([.AY$4]-[.$B64];2)+POWER([.AY$5]-[.$C64];2)+POWER([.AY$6]-[.$D64];2))" office:value-type="float" office:value="7.94602177193091" calcext:value-type="float">
            <text:p>7,94602177193091</text:p>
          </table:table-cell>
          <table:table-cell table:formula="of:=SQRT(POWER([.AZ$4]-[.AV64];2)+POWER([.AZ$5]-[.AW64];2)+POWER([.AZ$6]-[.AX64];2))" office:value-type="float" office:value="31.9574759448663" calcext:value-type="float">
            <text:p>31,9574759448663</text:p>
          </table:table-cell>
          <table:table-cell table:formula="of:=SQRT(POWER([.BA$4]-[.$B64];2)+POWER([.BA$5]-[.$C64];2)+POWER([.BA$6]-[.$D64];2))" office:value-type="float" office:value="6.34785081740269" calcext:value-type="float">
            <text:p>6,34785081740269</text:p>
          </table:table-cell>
          <table:table-cell table:formula="of:=SQRT(POWER([.BB$4]-[.AX64];2)+POWER([.BB$5]-[.AY64];2)+POWER([.BB$6]-[.AZ64];2))" office:value-type="float" office:value="44.5768908108818" calcext:value-type="float">
            <text:p>44,5768908108818</text:p>
          </table:table-cell>
          <table:table-cell table:formula="of:=SQRT(POWER([.BC$4]-[.$B64];2)+POWER([.BC$5]-[.$C64];2)+POWER([.BC$6]-[.$D64];2))" office:value-type="float" office:value="5.67043569754565" calcext:value-type="float">
            <text:p>5,67043569754565</text:p>
          </table:table-cell>
          <table:table-cell table:formula="of:=SQRT(POWER([.BD$4]-[.AZ64];2)+POWER([.BD$5]-[.BA64];2)+POWER([.BD$6]-[.BB64];2))" office:value-type="float" office:value="50.5709001438828" calcext:value-type="float">
            <text:p>50,5709001438828</text:p>
          </table:table-cell>
          <table:table-cell table:formula="of:=SQRT(POWER([.BE$4]-[.$B64];2)+POWER([.BE$5]-[.$C64];2)+POWER([.BE$6]-[.$D64];2))" office:value-type="float" office:value="3.60250440665934" calcext:value-type="float">
            <text:p>3,60250440665934</text:p>
          </table:table-cell>
          <table:table-cell table:formula="of:=SQRT(POWER([.BF$4]-[.BB64];2)+POWER([.BF$5]-[.BC64];2)+POWER([.BF$6]-[.BD64];2))" office:value-type="float" office:value="57.053920616609" calcext:value-type="float">
            <text:p>57,053920616609</text:p>
          </table:table-cell>
          <table:table-cell table:formula="of:=SQRT(POWER([.BG$4]-[.$B64];2)+POWER([.BG$5]-[.$C64];2)+POWER([.BG$6]-[.$D64];2))" office:value-type="float" office:value="2.37186382408434" calcext:value-type="float">
            <text:p>2,37186382408434</text:p>
          </table:table-cell>
          <table:table-cell table:formula="of:=SQRT(POWER([.BH$4]-[.BD64];2)+POWER([.BH$5]-[.BE64];2)+POWER([.BH$6]-[.BF64];2))" office:value-type="float" office:value="64.2261145858688" calcext:value-type="float">
            <text:p>64,2261145858688</text:p>
          </table:table-cell>
          <table:table-cell table:formula="of:=SQRT(POWER([.BI$4]-[.$B64];2)+POWER([.BI$5]-[.$C64];2)+POWER([.BI$6]-[.$D64];2))" office:value-type="float" office:value="1.33807697835364" calcext:value-type="float">
            <text:p>1,33807697835364</text:p>
          </table:table-cell>
          <table:table-cell table:formula="of:=SQRT(POWER([.BJ$4]-[.BF64];2)+POWER([.BJ$5]-[.BG64];2)+POWER([.BJ$6]-[.BH64];2))" office:value-type="float" office:value="71.2586722201812" calcext:value-type="float">
            <text:p>71,2586722201812</text:p>
          </table:table-cell>
          <table:table-cell table:formula="of:=SQRT(POWER([.BK$4]-[.$B64];2)+POWER([.BK$5]-[.$C64];2)+POWER([.BK$6]-[.$D64];2))" office:value-type="float" office:value="5.93316416425502" calcext:value-type="float">
            <text:p>5,93316416425502</text:p>
          </table:table-cell>
          <table:table-cell table:formula="of:=SQRT(POWER([.BL$4]-[.BH64];2)+POWER([.BL$5]-[.BI64];2)+POWER([.BL$6]-[.BJ64];2))" office:value-type="float" office:value="79.3695229618396" calcext:value-type="float">
            <text:p>79,3695229618396</text:p>
          </table:table-cell>
          <table:table-cell table:formula="of:=SQRT(POWER([.BM$4]-[.$B64];2)+POWER([.BM$5]-[.$C64];2)+POWER([.BM$6]-[.$D64];2))" office:value-type="float" office:value="6.49150221443388" calcext:value-type="float">
            <text:p>6,49150221443388</text:p>
          </table:table-cell>
          <table:table-cell table:formula="of:=SQRT(POWER([.BN$4]-[.BJ64];2)+POWER([.BN$5]-[.BK64];2)+POWER([.BN$6]-[.BL64];2))" office:value-type="float" office:value="87.4439405098312" calcext:value-type="float">
            <text:p>87,4439405098312</text:p>
          </table:table-cell>
          <table:table-cell table:formula="of:=SQRT(POWER([.BO$4]-[.$B64];2)+POWER([.BO$5]-[.$C64];2)+POWER([.BO$6]-[.$D64];2))" office:value-type="float" office:value="8.00385794476638" calcext:value-type="float">
            <text:p>8,00385794476638</text:p>
          </table:table-cell>
          <table:table-cell table:formula="of:=SQRT(POWER([.BP$4]-[.BL64];2)+POWER([.BP$5]-[.BM64];2)+POWER([.BP$6]-[.BN64];2))" office:value-type="float" office:value="97.4742056893703" calcext:value-type="float">
            <text:p>97,4742056893703</text:p>
          </table:table-cell>
          <table:table-cell table:formula="of:=SQRT(POWER([.BQ$4]-[.$B64];2)+POWER([.BQ$5]-[.$C64];2)+POWER([.BQ$6]-[.$D64];2))" office:value-type="float" office:value="8.96537015409849" calcext:value-type="float">
            <text:p>8,96537015409849</text:p>
          </table:table-cell>
          <table:table-cell table:formula="of:=SQRT(POWER([.BR$4]-[.BN64];2)+POWER([.BR$5]-[.BO64];2)+POWER([.BR$6]-[.BP64];2))" office:value-type="float" office:value="108.166751542697" calcext:value-type="float">
            <text:p>108,166751542697</text:p>
          </table:table-cell>
          <table:table-cell table:formula="of:=SQRT(POWER([.BS$4]-[.$B64];2)+POWER([.BS$5]-[.$C64];2)+POWER([.BS$6]-[.$D64];2))" office:value-type="float" office:value="9.72905601792897" calcext:value-type="float">
            <text:p>9,72905601792897</text:p>
          </table:table-cell>
          <table:table-cell table:formula="of:=SQRT(POWER([.BT$4]-[.BP64];2)+POWER([.BT$5]-[.BQ64];2)+POWER([.BT$6]-[.BR64];2))" office:value-type="float" office:value="122.145137783615" calcext:value-type="float">
            <text:p>122,145137783615</text:p>
          </table:table-cell>
          <table:table-cell table:formula="of:=SQRT(POWER([.BU$4]-[.$B64];2)+POWER([.BU$5]-[.$C64];2)+POWER([.BU$6]-[.$D64];2))" office:value-type="float" office:value="10.0242510942215" calcext:value-type="float">
            <text:p>10,0242510942215</text:p>
          </table:table-cell>
          <table:table-cell table:formula="of:=SQRT(POWER([.BV$4]-[.BR64];2)+POWER([.BV$5]-[.BS64];2)+POWER([.BV$6]-[.BT64];2))" office:value-type="float" office:value="140.590740346789" calcext:value-type="float">
            <text:p>140,590740346789</text:p>
          </table:table-cell>
          <table:table-cell table:formula="of:=SQRT(POWER([.BW$4]-[.$B64];2)+POWER([.BW$5]-[.$C64];2)+POWER([.BW$6]-[.$D64];2))" office:value-type="float" office:value="7.20765051871968" calcext:value-type="float">
            <text:p>7,20765051871968</text:p>
          </table:table-cell>
          <table:table-cell table:formula="of:=SQRT(POWER([.BX$4]-[.BT64];2)+POWER([.BX$5]-[.BU64];2)+POWER([.BX$6]-[.BV64];2))" office:value-type="float" office:value="159.967641812404" calcext:value-type="float">
            <text:p>159,967641812404</text:p>
          </table:table-cell>
          <table:table-cell table:formula="of:=SQRT(POWER([.BY$4]-[.$B64];2)+POWER([.BY$5]-[.$C64];2)+POWER([.BY$6]-[.$D64];2))" office:value-type="float" office:value="9.20874334532133" calcext:value-type="float">
            <text:p>9,20874334532133</text:p>
          </table:table-cell>
          <table:table-cell table:formula="of:=SQRT(POWER([.BZ$4]-[.BV64];2)+POWER([.BZ$5]-[.BW64];2)+POWER([.BZ$6]-[.BX64];2))" office:value-type="float" office:value="186.619684883252" calcext:value-type="float">
            <text:p>186,619684883252</text:p>
          </table:table-cell>
          <table:table-cell table:formula="of:=SQRT(POWER([.CA$4]-[.$B64];2)+POWER([.CA$5]-[.$C64];2)+POWER([.CA$6]-[.$D64];2))" office:value-type="float" office:value="7.97392889358815" calcext:value-type="float">
            <text:p>7,97392889358815</text:p>
          </table:table-cell>
          <table:table-cell table:formula="of:=SQRT(POWER([.CB$4]-[.BX64];2)+POWER([.CB$5]-[.BY64];2)+POWER([.CB$6]-[.BZ64];2))" office:value-type="float" office:value="216.655846177064" calcext:value-type="float">
            <text:p>216,655846177064</text:p>
          </table:table-cell>
          <table:table-cell table:formula="of:=SQRT(POWER([.CC$4]-[.$B64];2)+POWER([.CC$5]-[.$C64];2)+POWER([.CC$6]-[.$D64];2))" office:value-type="float" office:value="6.16674160314829" calcext:value-type="float">
            <text:p>6,16674160314829</text:p>
          </table:table-cell>
          <table:table-cell table:formula="of:=SQRT(POWER([.CD$4]-[.BZ64];2)+POWER([.CD$5]-[.CA64];2)+POWER([.CD$6]-[.CB64];2))" office:value-type="float" office:value="256.214474140729" calcext:value-type="float">
            <text:p>256,214474140729</text:p>
          </table:table-cell>
          <table:table-cell table:formula="of:=SQRT(POWER([.CE$4]-[.$B64];2)+POWER([.CE$5]-[.$C64];2)+POWER([.CE$6]-[.$D64];2))" office:value-type="float" office:value="5.20522372237736" calcext:value-type="float">
            <text:p>5,20522372237736</text:p>
          </table:table-cell>
          <table:table-cell table:formula="of:=SQRT(POWER([.CF$4]-[.CB64];2)+POWER([.CF$5]-[.CC64];2)+POWER([.CF$6]-[.CD64];2))" office:value-type="float" office:value="305.338529644817" calcext:value-type="float">
            <text:p>305,338529644817</text:p>
          </table:table-cell>
          <table:table-cell table:formula="of:=SQRT(POWER([.CG$4]-[.$B64];2)+POWER([.CG$5]-[.$C64];2)+POWER([.CG$6]-[.$D64];2))" office:value-type="float" office:value="5.16950258729019" calcext:value-type="float">
            <text:p>5,16950258729019</text:p>
          </table:table-cell>
          <table:table-cell table:formula="of:=SQRT(POWER([.CH$4]-[.CD64];2)+POWER([.CH$5]-[.CE64];2)+POWER([.CH$6]-[.CF64];2))" office:value-type="float" office:value="367.501855536555" calcext:value-type="float">
            <text:p>367,501855536555</text:p>
          </table:table-cell>
          <table:table-cell table:formula="of:=SQRT(POWER([.CI$4]-[.$B64];2)+POWER([.CI$5]-[.$C64];2)+POWER([.CI$6]-[.$D64];2))" office:value-type="float" office:value="9.81041329404628" calcext:value-type="float">
            <text:p>9,81041329404628</text:p>
          </table:table-cell>
          <table:table-cell table:formula="of:=SQRT(POWER([.CJ$4]-[.CF64];2)+POWER([.CJ$5]-[.CG64];2)+POWER([.CJ$6]-[.CH64];2))" office:value-type="float" office:value="451.452395953231" calcext:value-type="float">
            <text:p>451,452395953231</text:p>
          </table:table-cell>
          <table:table-cell table:formula="of:=SQRT(POWER([.CK$4]-[.CG64];2)+POWER([.CK$5]-[.CH64];2)+POWER([.CK$6]-[.CI64];2))" office:value-type="float" office:value="332.139358299796" calcext:value-type="float">
            <text:p>332,139358299796</text:p>
          </table:table-cell>
          <table:table-cell table:formula="of:=SQRT(POWER([.CL$4]-[.$B64];2)+POWER([.CL$5]-[.$C64];2)+POWER([.CL$6]-[.$D64];2))" office:value-type="float" office:value="12.0467173952077" calcext:value-type="float">
            <text:p>12,0467173952077</text:p>
          </table:table-cell>
          <table:table-cell table:formula="of:=SQRT(POWER([.CM$4]-[.CI64];2)+POWER([.CM$5]-[.CJ64];2)+POWER([.CM$6]-[.CK64];2))" office:value-type="float" office:value="528.087830492693" calcext:value-type="float">
            <text:p>528,087830492693</text:p>
          </table:table-cell>
          <table:table-cell table:formula="of:=SQRT(POWER([.CN$4]-[.$B64];2)+POWER([.CN$5]-[.$C64];2)+POWER([.CN$6]-[.$D64];2))" office:value-type="float" office:value="10.9584778140032" calcext:value-type="float">
            <text:p>10,9584778140032</text:p>
          </table:table-cell>
          <table:table-cell table:formula="of:=SQRT(POWER([.CO$4]-[.CK64];2)+POWER([.CO$5]-[.CL64];2)+POWER([.CO$6]-[.CM64];2))" office:value-type="float" office:value="603.049981004131" calcext:value-type="float">
            <text:p>603,049981004131</text:p>
          </table:table-cell>
          <table:table-cell table:formula="of:=SQRT(POWER([.CP$4]-[.$B64];2)+POWER([.CP$5]-[.$C64];2)+POWER([.CP$6]-[.$D64];2))" office:value-type="float" office:value="9.82394340374577" calcext:value-type="float">
            <text:p>9,82394340374577</text:p>
          </table:table-cell>
          <table:table-cell table:formula="of:=SQRT(POWER([.CQ$4]-[.CM64];2)+POWER([.CQ$5]-[.CN64];2)+POWER([.CQ$6]-[.CO64];2))" office:value-type="float" office:value="777.615469979024" calcext:value-type="float">
            <text:p>777,615469979024</text:p>
          </table:table-cell>
          <table:table-cell table:formula="of:=SQRT(POWER([.CR$4]-[.$B64];2)+POWER([.CR$5]-[.$C64];2)+POWER([.CR$6]-[.$D64];2))" office:value-type="float" office:value="9.60786557982573" calcext:value-type="float">
            <text:p>9,60786557982573</text:p>
          </table:table-cell>
          <table:table-cell table:formula="of:=SQRT(POWER([.CS$4]-[.CO64];2)+POWER([.CS$5]-[.CP64];2)+POWER([.CS$6]-[.CQ64];2))" office:value-type="float" office:value="961.59865234456" calcext:value-type="float">
            <text:p>961,59865234456</text:p>
          </table:table-cell>
          <table:table-cell table:formula="of:=SQRT(POWER([.CT$4]-[.CP64];2)+POWER([.CT$5]-[.CQ64];2)+POWER([.CT$6]-[.CR64];2))" office:value-type="float" office:value="740.70621156254" calcext:value-type="float">
            <text:p>740,70621156254</text:p>
          </table:table-cell>
          <table:table-cell table:formula="of:=SQRT(POWER([.CU$4]-[.$B64];2)+POWER([.CU$5]-[.$C64];2)+POWER([.CU$6]-[.$D64];2))" office:value-type="float" office:value="13.3930024266406" calcext:value-type="float">
            <text:p>13,3930024266406</text:p>
          </table:table-cell>
          <table:table-cell table:formula="of:=SQRT(POWER([.CV$4]-[.CR64];2)+POWER([.CV$5]-[.CS64];2)+POWER([.CV$6]-[.CT64];2))" office:value-type="float" office:value="1182.67122124637" calcext:value-type="float">
            <text:p>1182,67122124637</text:p>
          </table:table-cell>
          <table:table-cell table:formula="of:=SQRT(POWER([.CW$4]-[.$B64];2)+POWER([.CW$5]-[.$C64];2)+POWER([.CW$6]-[.$D64];2))" office:value-type="float" office:value="15.1844059482088" calcext:value-type="float">
            <text:p>15,1844059482088</text:p>
          </table:table-cell>
          <table:table-cell table:formula="of:=SQRT(POWER([.CX$4]-[.CT64];2)+POWER([.CX$5]-[.CU64];2)+POWER([.CX$6]-[.CV64];2))" office:value-type="float" office:value="1372.15074723694" calcext:value-type="float">
            <text:p>1372,15074723694</text:p>
          </table:table-cell>
          <table:table-cell table:formula="of:=SQRT(POWER([.CY$4]-[.$B64];2)+POWER([.CY$5]-[.$C64];2)+POWER([.CY$6]-[.$D64];2))" office:value-type="float" office:value="15.6754574414911" calcext:value-type="float">
            <text:p>15,6754574414911</text:p>
          </table:table-cell>
          <table:table-cell table:formula="of:=SQRT(POWER([.CZ$4]-[.$B64];2)+POWER([.CZ$5]-[.$C64];2)+POWER([.CZ$6]-[.$D64];2))" office:value-type="float" office:value="15.4587250121089" calcext:value-type="float">
            <text:p>15,4587250121089</text:p>
          </table:table-cell>
          <table:table-cell table:formula="of:=SQRT(POWER([.DA$4]-[.$B64];2)+POWER([.DA$5]-[.$C64];2)+POWER([.DA$6]-[.$D64];2))" office:value-type="float" office:value="16.7876341990168" calcext:value-type="float">
            <text:p>16,7876341990168</text:p>
          </table:table-cell>
          <table:table-cell table:formula="of:=SQRT(POWER([.DB$4]-[.$B64];2)+POWER([.DB$5]-[.$C64];2)+POWER([.DB$6]-[.$D64];2))" office:value-type="float" office:value="15.2449338470195" calcext:value-type="float">
            <text:p>15,24493384701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.039" calcext:value-type="float">
            <text:p>30,039</text:p>
          </table:table-cell>
          <table:table-cell office:value-type="float" office:value="39.648" calcext:value-type="float">
            <text:p>39,648</text:p>
          </table:table-cell>
          <table:table-cell office:value-type="float" office:value="9.136" calcext:value-type="float">
            <text:p>9,136</text:p>
          </table:table-cell>
          <table:table-cell/>
          <table:table-cell table:formula="of:=SQRT(POWER([.F$4]-[.B65];2)+POWER([.F$5]-[.C65];2)+POWER([.F$6]-[.D65];2))" office:value-type="float" office:value="10.9885511783856" calcext:value-type="float">
            <text:p>10,9885511783856</text:p>
          </table:table-cell>
          <table:table-cell table:formula="of:=SQRT(POWER([.G$4]-[.$B65];2)+POWER([.G$5]-[.$C65];2)+POWER([.G$6]-[.$D65];2))" office:value-type="float" office:value="9.88911993050949" calcext:value-type="float">
            <text:p>9,88911993050949</text:p>
          </table:table-cell>
          <table:table-cell table:formula="of:=SQRT(POWER([.H$4]-[.D65];2)+POWER([.H$5]-[.E65];2)+POWER([.H$6]-[.F65];2))" office:value-type="float" office:value="50.4119927114847" calcext:value-type="float">
            <text:p>50,4119927114847</text:p>
          </table:table-cell>
          <table:table-cell table:formula="of:=SQRT(POWER([.I$4]-[.$B65];2)+POWER([.I$5]-[.$C65];2)+POWER([.I$6]-[.$D65];2))" office:value-type="float" office:value="10.6989452283858" calcext:value-type="float">
            <text:p>10,6989452283858</text:p>
          </table:table-cell>
          <table:table-cell table:formula="of:=SQRT(POWER([.J$4]-[.F65];2)+POWER([.J$5]-[.G65];2)+POWER([.J$6]-[.H65];2))" office:value-type="float" office:value="61.9262859519556" calcext:value-type="float">
            <text:p>61,9262859519556</text:p>
          </table:table-cell>
          <table:table-cell table:formula="of:=SQRT(POWER([.K$4]-[.$B65];2)+POWER([.K$5]-[.$C65];2)+POWER([.K$6]-[.$D65];2))" office:value-type="float" office:value="7.88355592356647" calcext:value-type="float">
            <text:p>7,88355592356647</text:p>
          </table:table-cell>
          <table:table-cell table:formula="of:=SQRT(POWER([.L$4]-[.H65];2)+POWER([.L$5]-[.I65];2)+POWER([.L$6]-[.J65];2))" office:value-type="float" office:value="68.5177344229342" calcext:value-type="float">
            <text:p>68,5177344229342</text:p>
          </table:table-cell>
          <table:table-cell table:formula="of:=SQRT(POWER([.M$4]-[.$B65];2)+POWER([.M$5]-[.$C65];2)+POWER([.M$6]-[.$D65];2))" office:value-type="float" office:value="7.88866256091614" calcext:value-type="float">
            <text:p>7,88866256091614</text:p>
          </table:table-cell>
          <table:table-cell table:formula="of:=SQRT(POWER([.N$4]-[.J65];2)+POWER([.N$5]-[.K65];2)+POWER([.N$6]-[.L65];2))" office:value-type="float" office:value="69.5805210478439" calcext:value-type="float">
            <text:p>69,5805210478439</text:p>
          </table:table-cell>
          <table:table-cell table:formula="of:=SQRT(POWER([.O$4]-[.$B65];2)+POWER([.O$5]-[.$C65];2)+POWER([.O$6]-[.$D65];2))" office:value-type="float" office:value="13.6739584246845" calcext:value-type="float">
            <text:p>13,6739584246845</text:p>
          </table:table-cell>
          <table:table-cell table:formula="of:=SQRT(POWER([.P$4]-[.L65];2)+POWER([.P$5]-[.M65];2)+POWER([.P$6]-[.N65];2))" office:value-type="float" office:value="70.4248217451061" calcext:value-type="float">
            <text:p>70,4248217451061</text:p>
          </table:table-cell>
          <table:table-cell table:formula="of:=SQRT(POWER([.Q$4]-[.$B65];2)+POWER([.Q$5]-[.$C65];2)+POWER([.Q$6]-[.$D65];2))" office:value-type="float" office:value="13.4826103555654" calcext:value-type="float">
            <text:p>13,4826103555654</text:p>
          </table:table-cell>
          <table:table-cell table:formula="of:=SQRT(POWER([.R$4]-[.N65];2)+POWER([.R$5]-[.O65];2)+POWER([.R$6]-[.P65];2))" office:value-type="float" office:value="69.4722307887001" calcext:value-type="float">
            <text:p>69,4722307887001</text:p>
          </table:table-cell>
          <table:table-cell table:formula="of:=SQRT(POWER([.S$4]-[.$B65];2)+POWER([.S$5]-[.$C65];2)+POWER([.S$6]-[.$D65];2))" office:value-type="float" office:value="16.0869583203289" calcext:value-type="float">
            <text:p>16,0869583203289</text:p>
          </table:table-cell>
          <table:table-cell table:formula="of:=SQRT(POWER([.T$4]-[.P65];2)+POWER([.T$5]-[.Q65];2)+POWER([.T$6]-[.R65];2))" office:value-type="float" office:value="70.1014880601138" calcext:value-type="float">
            <text:p>70,1014880601138</text:p>
          </table:table-cell>
          <table:table-cell table:formula="of:=SQRT(POWER([.U$4]-[.$B65];2)+POWER([.U$5]-[.$C65];2)+POWER([.U$6]-[.$D65];2))" office:value-type="float" office:value="14.6441423784392" calcext:value-type="float">
            <text:p>14,6441423784392</text:p>
          </table:table-cell>
          <table:table-cell table:formula="of:=SQRT(POWER([.V$4]-[.R65];2)+POWER([.V$5]-[.S65];2)+POWER([.V$6]-[.T65];2))" office:value-type="float" office:value="63.2308695054474" calcext:value-type="float">
            <text:p>63,2308695054474</text:p>
          </table:table-cell>
          <table:table-cell table:formula="of:=SQRT(POWER([.W$4]-[.$B65];2)+POWER([.W$5]-[.$C65];2)+POWER([.W$6]-[.$D65];2))" office:value-type="float" office:value="15.7843551024424" calcext:value-type="float">
            <text:p>15,7843551024424</text:p>
          </table:table-cell>
          <table:table-cell table:formula="of:=SQRT(POWER([.X$4]-[.T65];2)+POWER([.X$5]-[.U65];2)+POWER([.X$6]-[.V65];2))" office:value-type="float" office:value="58.37801940168" calcext:value-type="float">
            <text:p>58,37801940168</text:p>
          </table:table-cell>
          <table:table-cell table:formula="of:=SQRT(POWER([.Y$4]-[.$B65];2)+POWER([.Y$5]-[.$C65];2)+POWER([.Y$6]-[.$D65];2))" office:value-type="float" office:value="16.686164748078" calcext:value-type="float">
            <text:p>16,686164748078</text:p>
          </table:table-cell>
          <table:table-cell table:formula="of:=SQRT(POWER([.Z$4]-[.V65];2)+POWER([.Z$5]-[.W65];2)+POWER([.Z$6]-[.X65];2))" office:value-type="float" office:value="48.5228580180522" calcext:value-type="float">
            <text:p>48,5228580180522</text:p>
          </table:table-cell>
          <table:table-cell table:formula="of:=SQRT(POWER([.AA$4]-[.$B65];2)+POWER([.AA$5]-[.$C65];2)+POWER([.AA$6]-[.$D65];2))" office:value-type="float" office:value="16.1211896583348" calcext:value-type="float">
            <text:p>16,1211896583348</text:p>
          </table:table-cell>
          <table:table-cell table:formula="of:=SQRT(POWER([.AB$4]-[.X65];2)+POWER([.AB$5]-[.Y65];2)+POWER([.AB$6]-[.Z65];2))" office:value-type="float" office:value="38.4650516860891" calcext:value-type="float">
            <text:p>38,4650516860891</text:p>
          </table:table-cell>
          <table:table-cell table:formula="of:=SQRT(POWER([.AC$4]-[.$B65];2)+POWER([.AC$5]-[.$C65];2)+POWER([.AC$6]-[.$D65];2))" office:value-type="float" office:value="24.2269629132502" calcext:value-type="float">
            <text:p>24,2269629132502</text:p>
          </table:table-cell>
          <table:table-cell table:formula="of:=SQRT(POWER([.AD$4]-[.Z65];2)+POWER([.AD$5]-[.AA65];2)+POWER([.AD$6]-[.AB65];2))" office:value-type="float" office:value="25.7274165031618" calcext:value-type="float">
            <text:p>25,7274165031618</text:p>
          </table:table-cell>
          <table:table-cell table:formula="of:=SQRT(POWER([.AE$4]-[.$B65];2)+POWER([.AE$5]-[.$C65];2)+POWER([.AE$6]-[.$D65];2))" office:value-type="float" office:value="26.0116051984494" calcext:value-type="float">
            <text:p>26,0116051984494</text:p>
          </table:table-cell>
          <table:table-cell table:formula="of:=SQRT(POWER([.AF$4]-[.AB65];2)+POWER([.AF$5]-[.AC65];2)+POWER([.AF$6]-[.AD65];2))" office:value-type="float" office:value="17.4678219944426" calcext:value-type="float">
            <text:p>17,4678219944426</text:p>
          </table:table-cell>
          <table:table-cell table:formula="of:=SQRT(POWER([.AG$4]-[.$B65];2)+POWER([.AG$5]-[.$C65];2)+POWER([.AG$6]-[.$D65];2))" office:value-type="float" office:value="26.0542742366776" calcext:value-type="float">
            <text:p>26,0542742366776</text:p>
          </table:table-cell>
          <table:table-cell table:formula="of:=SQRT(POWER([.AH$4]-[.AD65];2)+POWER([.AH$5]-[.AE65];2)+POWER([.AH$6]-[.AF65];2))" office:value-type="float" office:value="22.6929892152022" calcext:value-type="float">
            <text:p>22,6929892152022</text:p>
          </table:table-cell>
          <table:table-cell table:formula="of:=SQRT(POWER([.AI$4]-[.$B65];2)+POWER([.AI$5]-[.$C65];2)+POWER([.AI$6]-[.$D65];2))" office:value-type="float" office:value="26.0091215345694" calcext:value-type="float">
            <text:p>26,0091215345694</text:p>
          </table:table-cell>
          <table:table-cell table:formula="of:=SQRT(POWER([.AJ$4]-[.AF65];2)+POWER([.AJ$5]-[.AG65];2)+POWER([.AJ$6]-[.AH65];2))" office:value-type="float" office:value="34.5951831612161" calcext:value-type="float">
            <text:p>34,5951831612161</text:p>
          </table:table-cell>
          <table:table-cell table:formula="of:=SQRT(POWER([.AK$4]-[.$B65];2)+POWER([.AK$5]-[.$C65];2)+POWER([.AK$6]-[.$D65];2))" office:value-type="float" office:value="27.000777136964" calcext:value-type="float">
            <text:p>27,000777136964</text:p>
          </table:table-cell>
          <table:table-cell table:formula="of:=SQRT(POWER([.AL$4]-[.AH65];2)+POWER([.AL$5]-[.AI65];2)+POWER([.AL$6]-[.AJ65];2))" office:value-type="float" office:value="33.7997878176981" calcext:value-type="float">
            <text:p>33,7997878176981</text:p>
          </table:table-cell>
          <table:table-cell table:formula="of:=SQRT(POWER([.AM$4]-[.$B65];2)+POWER([.AM$5]-[.$C65];2)+POWER([.AM$6]-[.$D65];2))" office:value-type="float" office:value="27.9819381208665" calcext:value-type="float">
            <text:p>27,9819381208665</text:p>
          </table:table-cell>
          <table:table-cell table:formula="of:=SQRT(POWER([.AN$4]-[.AJ65];2)+POWER([.AN$5]-[.AK65];2)+POWER([.AN$6]-[.AL65];2))" office:value-type="float" office:value="28.0024908596724" calcext:value-type="float">
            <text:p>28,0024908596724</text:p>
          </table:table-cell>
          <table:table-cell table:formula="of:=SQRT(POWER([.AO$4]-[.$B65];2)+POWER([.AO$5]-[.$C65];2)+POWER([.AO$6]-[.$D65];2))" office:value-type="float" office:value="28.6728711677083" calcext:value-type="float">
            <text:p>28,6728711677083</text:p>
          </table:table-cell>
          <table:table-cell table:formula="of:=SQRT(POWER([.AP$4]-[.AL65];2)+POWER([.AP$5]-[.AM65];2)+POWER([.AP$6]-[.AN65];2))" office:value-type="float" office:value="26.1322443730915" calcext:value-type="float">
            <text:p>26,1322443730915</text:p>
          </table:table-cell>
          <table:table-cell table:formula="of:=SQRT(POWER([.AQ$4]-[.$B65];2)+POWER([.AQ$5]-[.$C65];2)+POWER([.AQ$6]-[.$D65];2))" office:value-type="float" office:value="16.3523597379705" calcext:value-type="float">
            <text:p>16,3523597379705</text:p>
          </table:table-cell>
          <table:table-cell table:formula="of:=SQRT(POWER([.AR$4]-[.AN65];2)+POWER([.AR$5]-[.AO65];2)+POWER([.AR$6]-[.AP65];2))" office:value-type="float" office:value="25.3075827378079" calcext:value-type="float">
            <text:p>25,3075827378079</text:p>
          </table:table-cell>
          <table:table-cell table:formula="of:=SQRT(POWER([.AS$4]-[.$B65];2)+POWER([.AS$5]-[.$C65];2)+POWER([.AS$6]-[.$D65];2))" office:value-type="float" office:value="15.085707441151" calcext:value-type="float">
            <text:p>15,085707441151</text:p>
          </table:table-cell>
          <table:table-cell table:formula="of:=SQRT(POWER([.AT$4]-[.AP65];2)+POWER([.AT$5]-[.AQ65];2)+POWER([.AT$6]-[.AR65];2))" office:value-type="float" office:value="32.6657343191325" calcext:value-type="float">
            <text:p>32,6657343191325</text:p>
          </table:table-cell>
          <table:table-cell table:formula="of:=SQRT(POWER([.AU$4]-[.$B65];2)+POWER([.AU$5]-[.$C65];2)+POWER([.AU$6]-[.$D65];2))" office:value-type="float" office:value="15.5094373205478" calcext:value-type="float">
            <text:p>15,5094373205478</text:p>
          </table:table-cell>
          <table:table-cell table:formula="of:=SQRT(POWER([.AV$4]-[.AR65];2)+POWER([.AV$5]-[.AS65];2)+POWER([.AV$6]-[.AT65];2))" office:value-type="float" office:value="35.3520394177322" calcext:value-type="float">
            <text:p>35,3520394177322</text:p>
          </table:table-cell>
          <table:table-cell table:formula="of:=SQRT(POWER([.AW$4]-[.$B65];2)+POWER([.AW$5]-[.$C65];2)+POWER([.AW$6]-[.$D65];2))" office:value-type="float" office:value="16.7719310158371" calcext:value-type="float">
            <text:p>16,7719310158371</text:p>
          </table:table-cell>
          <table:table-cell table:formula="of:=SQRT(POWER([.AX$4]-[.AT65];2)+POWER([.AX$5]-[.AU65];2)+POWER([.AX$6]-[.AV65];2))" office:value-type="float" office:value="32.5404091017147" calcext:value-type="float">
            <text:p>32,5404091017147</text:p>
          </table:table-cell>
          <table:table-cell table:formula="of:=SQRT(POWER([.AY$4]-[.$B65];2)+POWER([.AY$5]-[.$C65];2)+POWER([.AY$6]-[.$D65];2))" office:value-type="float" office:value="6.87623014449051" calcext:value-type="float">
            <text:p>6,87623014449051</text:p>
          </table:table-cell>
          <table:table-cell table:formula="of:=SQRT(POWER([.AZ$4]-[.AV65];2)+POWER([.AZ$5]-[.AW65];2)+POWER([.AZ$6]-[.AX65];2))" office:value-type="float" office:value="35.6716670044543" calcext:value-type="float">
            <text:p>35,6716670044543</text:p>
          </table:table-cell>
          <table:table-cell table:formula="of:=SQRT(POWER([.BA$4]-[.$B65];2)+POWER([.BA$5]-[.$C65];2)+POWER([.BA$6]-[.$D65];2))" office:value-type="float" office:value="5.38820368954255" calcext:value-type="float">
            <text:p>5,38820368954255</text:p>
          </table:table-cell>
          <table:table-cell table:formula="of:=SQRT(POWER([.BB$4]-[.AX65];2)+POWER([.BB$5]-[.AY65];2)+POWER([.BB$6]-[.AZ65];2))" office:value-type="float" office:value="47.3639045479631" calcext:value-type="float">
            <text:p>47,3639045479631</text:p>
          </table:table-cell>
          <table:table-cell table:formula="of:=SQRT(POWER([.BC$4]-[.$B65];2)+POWER([.BC$5]-[.$C65];2)+POWER([.BC$6]-[.$D65];2))" office:value-type="float" office:value="6.21913675681762" calcext:value-type="float">
            <text:p>6,21913675681762</text:p>
          </table:table-cell>
          <table:table-cell table:formula="of:=SQRT(POWER([.BD$4]-[.AZ65];2)+POWER([.BD$5]-[.BA65];2)+POWER([.BD$6]-[.BB65];2))" office:value-type="float" office:value="53.197186893096" calcext:value-type="float">
            <text:p>53,197186893096</text:p>
          </table:table-cell>
          <table:table-cell table:formula="of:=SQRT(POWER([.BE$4]-[.$B65];2)+POWER([.BE$5]-[.$C65];2)+POWER([.BE$6]-[.$D65];2))" office:value-type="float" office:value="4.64526005730572" calcext:value-type="float">
            <text:p>4,64526005730572</text:p>
          </table:table-cell>
          <table:table-cell table:formula="of:=SQRT(POWER([.BF$4]-[.BB65];2)+POWER([.BF$5]-[.BC65];2)+POWER([.BF$6]-[.BD65];2))" office:value-type="float" office:value="59.1611392613327" calcext:value-type="float">
            <text:p>59,1611392613327</text:p>
          </table:table-cell>
          <table:table-cell table:formula="of:=SQRT(POWER([.BG$4]-[.$B65];2)+POWER([.BG$5]-[.$C65];2)+POWER([.BG$6]-[.$D65];2))" office:value-type="float" office:value="4.52191673961385" calcext:value-type="float">
            <text:p>4,52191673961385</text:p>
          </table:table-cell>
          <table:table-cell table:formula="of:=SQRT(POWER([.BH$4]-[.BD65];2)+POWER([.BH$5]-[.BE65];2)+POWER([.BH$6]-[.BF65];2))" office:value-type="float" office:value="65.881402784046" calcext:value-type="float">
            <text:p>65,881402784046</text:p>
          </table:table-cell>
          <table:table-cell table:formula="of:=SQRT(POWER([.BI$4]-[.$B65];2)+POWER([.BI$5]-[.$C65];2)+POWER([.BI$6]-[.$D65];2))" office:value-type="float" office:value="5.42692205582501" calcext:value-type="float">
            <text:p>5,42692205582501</text:p>
          </table:table-cell>
          <table:table-cell table:formula="of:=SQRT(POWER([.BJ$4]-[.BF65];2)+POWER([.BJ$5]-[.BG65];2)+POWER([.BJ$6]-[.BH65];2))" office:value-type="float" office:value="72.0613059078002" calcext:value-type="float">
            <text:p>72,0613059078002</text:p>
          </table:table-cell>
          <table:table-cell table:formula="of:=SQRT(POWER([.BK$4]-[.$B65];2)+POWER([.BK$5]-[.$C65];2)+POWER([.BK$6]-[.$D65];2))" office:value-type="float" office:value="0" calcext:value-type="float">
            <text:p>0</text:p>
          </table:table-cell>
          <table:table-cell table:formula="of:=SQRT(POWER([.BL$4]-[.BH65];2)+POWER([.BL$5]-[.BI65];2)+POWER([.BL$6]-[.BJ65];2))" office:value-type="float" office:value="78.8938570955507" calcext:value-type="float">
            <text:p>78,8938570955507</text:p>
          </table:table-cell>
          <table:table-cell table:formula="of:=SQRT(POWER([.BM$4]-[.$B65];2)+POWER([.BM$5]-[.$C65];2)+POWER([.BM$6]-[.$D65];2))" office:value-type="float" office:value="2.31429514107427" calcext:value-type="float">
            <text:p>2,31429514107427</text:p>
          </table:table-cell>
          <table:table-cell table:formula="of:=SQRT(POWER([.BN$4]-[.BJ65];2)+POWER([.BN$5]-[.BK65];2)+POWER([.BN$6]-[.BL65];2))" office:value-type="float" office:value="89.9059977617752" calcext:value-type="float">
            <text:p>89,9059977617752</text:p>
          </table:table-cell>
          <table:table-cell table:formula="of:=SQRT(POWER([.BO$4]-[.$B65];2)+POWER([.BO$5]-[.$C65];2)+POWER([.BO$6]-[.$D65];2))" office:value-type="float" office:value="2.45178486005604" calcext:value-type="float">
            <text:p>2,45178486005604</text:p>
          </table:table-cell>
          <table:table-cell table:formula="of:=SQRT(POWER([.BP$4]-[.BL65];2)+POWER([.BP$5]-[.BM65];2)+POWER([.BP$6]-[.BN65];2))" office:value-type="float" office:value="100.561798410279" calcext:value-type="float">
            <text:p>100,561798410279</text:p>
          </table:table-cell>
          <table:table-cell table:formula="of:=SQRT(POWER([.BQ$4]-[.$B65];2)+POWER([.BQ$5]-[.$C65];2)+POWER([.BQ$6]-[.$D65];2))" office:value-type="float" office:value="3.60820966685696" calcext:value-type="float">
            <text:p>3,60820966685696</text:p>
          </table:table-cell>
          <table:table-cell table:formula="of:=SQRT(POWER([.BR$4]-[.BN65];2)+POWER([.BR$5]-[.BO65];2)+POWER([.BR$6]-[.BP65];2))" office:value-type="float" office:value="113.47265276319" calcext:value-type="float">
            <text:p>113,47265276319</text:p>
          </table:table-cell>
          <table:table-cell table:formula="of:=SQRT(POWER([.BS$4]-[.$B65];2)+POWER([.BS$5]-[.$C65];2)+POWER([.BS$6]-[.$D65];2))" office:value-type="float" office:value="4.81542916052142" calcext:value-type="float">
            <text:p>4,81542916052142</text:p>
          </table:table-cell>
          <table:table-cell table:formula="of:=SQRT(POWER([.BT$4]-[.BP65];2)+POWER([.BT$5]-[.BQ65];2)+POWER([.BT$6]-[.BR65];2))" office:value-type="float" office:value="129.317064971005" calcext:value-type="float">
            <text:p>129,317064971005</text:p>
          </table:table-cell>
          <table:table-cell table:formula="of:=SQRT(POWER([.BU$4]-[.$B65];2)+POWER([.BU$5]-[.$C65];2)+POWER([.BU$6]-[.$D65];2))" office:value-type="float" office:value="5.50262564599847" calcext:value-type="float">
            <text:p>5,50262564599847</text:p>
          </table:table-cell>
          <table:table-cell table:formula="of:=SQRT(POWER([.BV$4]-[.BR65];2)+POWER([.BV$5]-[.BS65];2)+POWER([.BV$6]-[.BT65];2))" office:value-type="float" office:value="150.266114194599" calcext:value-type="float">
            <text:p>150,266114194599</text:p>
          </table:table-cell>
          <table:table-cell table:formula="of:=SQRT(POWER([.BW$4]-[.$B65];2)+POWER([.BW$5]-[.$C65];2)+POWER([.BW$6]-[.$D65];2))" office:value-type="float" office:value="3.54020832720336" calcext:value-type="float">
            <text:p>3,54020832720336</text:p>
          </table:table-cell>
          <table:table-cell table:formula="of:=SQRT(POWER([.BX$4]-[.BT65];2)+POWER([.BX$5]-[.BU65];2)+POWER([.BX$6]-[.BV65];2))" office:value-type="float" office:value="172.628006625311" calcext:value-type="float">
            <text:p>172,628006625311</text:p>
          </table:table-cell>
          <table:table-cell table:formula="of:=SQRT(POWER([.BY$4]-[.$B65];2)+POWER([.BY$5]-[.$C65];2)+POWER([.BY$6]-[.$D65];2))" office:value-type="float" office:value="5.4618620451271" calcext:value-type="float">
            <text:p>5,4618620451271</text:p>
          </table:table-cell>
          <table:table-cell table:formula="of:=SQRT(POWER([.BZ$4]-[.BV65];2)+POWER([.BZ$5]-[.BW65];2)+POWER([.BZ$6]-[.BX65];2))" office:value-type="float" office:value="202.921985414333" calcext:value-type="float">
            <text:p>202,921985414333</text:p>
          </table:table-cell>
          <table:table-cell table:formula="of:=SQRT(POWER([.CA$4]-[.$B65];2)+POWER([.CA$5]-[.$C65];2)+POWER([.CA$6]-[.$D65];2))" office:value-type="float" office:value="5.90933913394721" calcext:value-type="float">
            <text:p>5,90933913394721</text:p>
          </table:table-cell>
          <table:table-cell table:formula="of:=SQRT(POWER([.CB$4]-[.BX65];2)+POWER([.CB$5]-[.BY65];2)+POWER([.CB$6]-[.BZ65];2))" office:value-type="float" office:value="237.60483487932" calcext:value-type="float">
            <text:p>237,60483487932</text:p>
          </table:table-cell>
          <table:table-cell table:formula="of:=SQRT(POWER([.CC$4]-[.$B65];2)+POWER([.CC$5]-[.$C65];2)+POWER([.CC$6]-[.$D65];2))" office:value-type="float" office:value="5.71218951016158" calcext:value-type="float">
            <text:p>5,71218951016158</text:p>
          </table:table-cell>
          <table:table-cell table:formula="of:=SQRT(POWER([.CD$4]-[.BZ65];2)+POWER([.CD$5]-[.CA65];2)+POWER([.CD$6]-[.CB65];2))" office:value-type="float" office:value="282.799757539823" calcext:value-type="float">
            <text:p>282,799757539823</text:p>
          </table:table-cell>
          <table:table-cell table:formula="of:=SQRT(POWER([.CE$4]-[.$B65];2)+POWER([.CE$5]-[.$C65];2)+POWER([.CE$6]-[.$D65];2))" office:value-type="float" office:value="6.12612397850386" calcext:value-type="float">
            <text:p>6,12612397850386</text:p>
          </table:table-cell>
          <table:table-cell table:formula="of:=SQRT(POWER([.CF$4]-[.CB65];2)+POWER([.CF$5]-[.CC65];2)+POWER([.CF$6]-[.CD65];2))" office:value-type="float" office:value="339.013271919577" calcext:value-type="float">
            <text:p>339,013271919577</text:p>
          </table:table-cell>
          <table:table-cell table:formula="of:=SQRT(POWER([.CG$4]-[.$B65];2)+POWER([.CG$5]-[.$C65];2)+POWER([.CG$6]-[.$D65];2))" office:value-type="float" office:value="6.88143269966364" calcext:value-type="float">
            <text:p>6,88143269966364</text:p>
          </table:table-cell>
          <table:table-cell table:formula="of:=SQRT(POWER([.CH$4]-[.CD65];2)+POWER([.CH$5]-[.CE65];2)+POWER([.CH$6]-[.CF65];2))" office:value-type="float" office:value="410.118018560279" calcext:value-type="float">
            <text:p>410,118018560279</text:p>
          </table:table-cell>
          <table:table-cell table:formula="of:=SQRT(POWER([.CI$4]-[.$B65];2)+POWER([.CI$5]-[.$C65];2)+POWER([.CI$6]-[.$D65];2))" office:value-type="float" office:value="6.01847621911061" calcext:value-type="float">
            <text:p>6,01847621911061</text:p>
          </table:table-cell>
          <table:table-cell table:formula="of:=SQRT(POWER([.CJ$4]-[.CF65];2)+POWER([.CJ$5]-[.CG65];2)+POWER([.CJ$6]-[.CH65];2))" office:value-type="float" office:value="505.521803777639" calcext:value-type="float">
            <text:p>505,521803777639</text:p>
          </table:table-cell>
          <table:table-cell table:formula="of:=SQRT(POWER([.CK$4]-[.CG65];2)+POWER([.CK$5]-[.CH65];2)+POWER([.CK$6]-[.CI65];2))" office:value-type="float" office:value="374.414596552529" calcext:value-type="float">
            <text:p>374,414596552529</text:p>
          </table:table-cell>
          <table:table-cell table:formula="of:=SQRT(POWER([.CL$4]-[.$B65];2)+POWER([.CL$5]-[.$C65];2)+POWER([.CL$6]-[.$D65];2))" office:value-type="float" office:value="8.82690007873659" calcext:value-type="float">
            <text:p>8,82690007873659</text:p>
          </table:table-cell>
          <table:table-cell table:formula="of:=SQRT(POWER([.CM$4]-[.CI65];2)+POWER([.CM$5]-[.CJ65];2)+POWER([.CM$6]-[.CK65];2))" office:value-type="float" office:value="596.824946483184" calcext:value-type="float">
            <text:p>596,824946483184</text:p>
          </table:table-cell>
          <table:table-cell table:formula="of:=SQRT(POWER([.CN$4]-[.$B65];2)+POWER([.CN$5]-[.$C65];2)+POWER([.CN$6]-[.$D65];2))" office:value-type="float" office:value="5.98926280939482" calcext:value-type="float">
            <text:p>5,98926280939482</text:p>
          </table:table-cell>
          <table:table-cell table:formula="of:=SQRT(POWER([.CO$4]-[.CK65];2)+POWER([.CO$5]-[.CL65];2)+POWER([.CO$6]-[.CM65];2))" office:value-type="float" office:value="683.773398372508" calcext:value-type="float">
            <text:p>683,773398372508</text:p>
          </table:table-cell>
          <table:table-cell table:formula="of:=SQRT(POWER([.CP$4]-[.$B65];2)+POWER([.CP$5]-[.$C65];2)+POWER([.CP$6]-[.$D65];2))" office:value-type="float" office:value="4.94674610223731" calcext:value-type="float">
            <text:p>4,94674610223731</text:p>
          </table:table-cell>
          <table:table-cell table:formula="of:=SQRT(POWER([.CQ$4]-[.CM65];2)+POWER([.CQ$5]-[.CN65];2)+POWER([.CQ$6]-[.CO65];2))" office:value-type="float" office:value="883.738200499337" calcext:value-type="float">
            <text:p>883,738200499337</text:p>
          </table:table-cell>
          <table:table-cell table:formula="of:=SQRT(POWER([.CR$4]-[.$B65];2)+POWER([.CR$5]-[.$C65];2)+POWER([.CR$6]-[.$D65];2))" office:value-type="float" office:value="4.28167233683289" calcext:value-type="float">
            <text:p>4,28167233683289</text:p>
          </table:table-cell>
          <table:table-cell table:formula="of:=SQRT(POWER([.CS$4]-[.CO65];2)+POWER([.CS$5]-[.CP65];2)+POWER([.CS$6]-[.CQ65];2))" office:value-type="float" office:value="1095.00941434492" calcext:value-type="float">
            <text:p>1095,00941434492</text:p>
          </table:table-cell>
          <table:table-cell table:formula="of:=SQRT(POWER([.CT$4]-[.CP65];2)+POWER([.CT$5]-[.CQ65];2)+POWER([.CT$6]-[.CR65];2))" office:value-type="float" office:value="846.909599283889" calcext:value-type="float">
            <text:p>846,909599283889</text:p>
          </table:table-cell>
          <table:table-cell table:formula="of:=SQRT(POWER([.CU$4]-[.$B65];2)+POWER([.CU$5]-[.$C65];2)+POWER([.CU$6]-[.$D65];2))" office:value-type="float" office:value="9.36267509849616" calcext:value-type="float">
            <text:p>9,36267509849616</text:p>
          </table:table-cell>
          <table:table-cell table:formula="of:=SQRT(POWER([.CV$4]-[.CR65];2)+POWER([.CV$5]-[.CS65];2)+POWER([.CV$6]-[.CT65];2))" office:value-type="float" office:value="1353.27301955556" calcext:value-type="float">
            <text:p>1353,27301955556</text:p>
          </table:table-cell>
          <table:table-cell table:formula="of:=SQRT(POWER([.CW$4]-[.$B65];2)+POWER([.CW$5]-[.$C65];2)+POWER([.CW$6]-[.$D65];2))" office:value-type="float" office:value="11.3407033732481" calcext:value-type="float">
            <text:p>11,3407033732481</text:p>
          </table:table-cell>
          <table:table-cell table:formula="of:=SQRT(POWER([.CX$4]-[.CT65];2)+POWER([.CX$5]-[.CU65];2)+POWER([.CX$6]-[.CV65];2))" office:value-type="float" office:value="1573.1106774388" calcext:value-type="float">
            <text:p>1573,1106774388</text:p>
          </table:table-cell>
          <table:table-cell table:formula="of:=SQRT(POWER([.CY$4]-[.$B65];2)+POWER([.CY$5]-[.$C65];2)+POWER([.CY$6]-[.$D65];2))" office:value-type="float" office:value="11.7157957049447" calcext:value-type="float">
            <text:p>11,7157957049447</text:p>
          </table:table-cell>
          <table:table-cell table:formula="of:=SQRT(POWER([.CZ$4]-[.$B65];2)+POWER([.CZ$5]-[.$C65];2)+POWER([.CZ$6]-[.$D65];2))" office:value-type="float" office:value="11.6967929792743" calcext:value-type="float">
            <text:p>11,6967929792743</text:p>
          </table:table-cell>
          <table:table-cell table:formula="of:=SQRT(POWER([.DA$4]-[.$B65];2)+POWER([.DA$5]-[.$C65];2)+POWER([.DA$6]-[.$D65];2))" office:value-type="float" office:value="12.9193803643983" calcext:value-type="float">
            <text:p>12,9193803643983</text:p>
          </table:table-cell>
          <table:table-cell table:formula="of:=SQRT(POWER([.DB$4]-[.$B65];2)+POWER([.DB$5]-[.$C65];2)+POWER([.DB$6]-[.$D65];2))" office:value-type="float" office:value="12.0230346002995" calcext:value-type="float">
            <text:p>12,02303460029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.856" calcext:value-type="float">
            <text:p>30,856</text:p>
          </table:table-cell>
          <table:table-cell office:value-type="float" office:value="38.607" calcext:value-type="float">
            <text:p>38,607</text:p>
          </table:table-cell>
          <table:table-cell office:value-type="float" office:value="9.639" calcext:value-type="float">
            <text:p>9,639</text:p>
          </table:table-cell>
          <table:table-cell/>
          <table:table-cell table:formula="of:=SQRT(POWER([.F$4]-[.B66];2)+POWER([.F$5]-[.C66];2)+POWER([.F$6]-[.D66];2))" office:value-type="float" office:value="11.2910579663732" calcext:value-type="float">
            <text:p>11,2910579663732</text:p>
          </table:table-cell>
          <table:table-cell table:formula="of:=SQRT(POWER([.G$4]-[.$B66];2)+POWER([.G$5]-[.$C66];2)+POWER([.G$6]-[.$D66];2))" office:value-type="float" office:value="10.3191227340312" calcext:value-type="float">
            <text:p>10,3191227340312</text:p>
          </table:table-cell>
          <table:table-cell table:formula="of:=SQRT(POWER([.H$4]-[.D66];2)+POWER([.H$5]-[.E66];2)+POWER([.H$6]-[.F66];2))" office:value-type="float" office:value="50.2329863785645" calcext:value-type="float">
            <text:p>50,2329863785645</text:p>
          </table:table-cell>
          <table:table-cell table:formula="of:=SQRT(POWER([.I$4]-[.$B66];2)+POWER([.I$5]-[.$C66];2)+POWER([.I$6]-[.$D66];2))" office:value-type="float" office:value="11.1337401622276" calcext:value-type="float">
            <text:p>11,1337401622276</text:p>
          </table:table-cell>
          <table:table-cell table:formula="of:=SQRT(POWER([.J$4]-[.F66];2)+POWER([.J$5]-[.G66];2)+POWER([.J$6]-[.H66];2))" office:value-type="float" office:value="61.4654631044082" calcext:value-type="float">
            <text:p>61,4654631044082</text:p>
          </table:table-cell>
          <table:table-cell table:formula="of:=SQRT(POWER([.K$4]-[.$B66];2)+POWER([.K$5]-[.$C66];2)+POWER([.K$6]-[.$D66];2))" office:value-type="float" office:value="8.3413958664003" calcext:value-type="float">
            <text:p>8,3413958664003</text:p>
          </table:table-cell>
          <table:table-cell table:formula="of:=SQRT(POWER([.L$4]-[.H66];2)+POWER([.L$5]-[.I66];2)+POWER([.L$6]-[.J66];2))" office:value-type="float" office:value="67.8855308862952" calcext:value-type="float">
            <text:p>67,8855308862952</text:p>
          </table:table-cell>
          <table:table-cell table:formula="of:=SQRT(POWER([.M$4]-[.$B66];2)+POWER([.M$5]-[.$C66];2)+POWER([.M$6]-[.$D66];2))" office:value-type="float" office:value="8.18239097085931" calcext:value-type="float">
            <text:p>8,18239097085931</text:p>
          </table:table-cell>
          <table:table-cell table:formula="of:=SQRT(POWER([.N$4]-[.J66];2)+POWER([.N$5]-[.K66];2)+POWER([.N$6]-[.L66];2))" office:value-type="float" office:value="68.7034053952719" calcext:value-type="float">
            <text:p>68,7034053952719</text:p>
          </table:table-cell>
          <table:table-cell table:formula="of:=SQRT(POWER([.O$4]-[.$B66];2)+POWER([.O$5]-[.$C66];2)+POWER([.O$6]-[.$D66];2))" office:value-type="float" office:value="13.0270873183532" calcext:value-type="float">
            <text:p>13,0270873183532</text:p>
          </table:table-cell>
          <table:table-cell table:formula="of:=SQRT(POWER([.P$4]-[.L66];2)+POWER([.P$5]-[.M66];2)+POWER([.P$6]-[.N66];2))" office:value-type="float" office:value="69.3518078697545" calcext:value-type="float">
            <text:p>69,3518078697545</text:p>
          </table:table-cell>
          <table:table-cell table:formula="of:=SQRT(POWER([.Q$4]-[.$B66];2)+POWER([.Q$5]-[.$C66];2)+POWER([.Q$6]-[.$D66];2))" office:value-type="float" office:value="12.7406989211738" calcext:value-type="float">
            <text:p>12,7406989211738</text:p>
          </table:table-cell>
          <table:table-cell table:formula="of:=SQRT(POWER([.R$4]-[.N66];2)+POWER([.R$5]-[.O66];2)+POWER([.R$6]-[.P66];2))" office:value-type="float" office:value="68.5424524550166" calcext:value-type="float">
            <text:p>68,5424524550166</text:p>
          </table:table-cell>
          <table:table-cell table:formula="of:=SQRT(POWER([.S$4]-[.$B66];2)+POWER([.S$5]-[.$C66];2)+POWER([.S$6]-[.$D66];2))" office:value-type="float" office:value="15.3570886238245" calcext:value-type="float">
            <text:p>15,3570886238245</text:p>
          </table:table-cell>
          <table:table-cell table:formula="of:=SQRT(POWER([.T$4]-[.P66];2)+POWER([.T$5]-[.Q66];2)+POWER([.T$6]-[.R66];2))" office:value-type="float" office:value="69.2762380736916" calcext:value-type="float">
            <text:p>69,2762380736916</text:p>
          </table:table-cell>
          <table:table-cell table:formula="of:=SQRT(POWER([.U$4]-[.$B66];2)+POWER([.U$5]-[.$C66];2)+POWER([.U$6]-[.$D66];2))" office:value-type="float" office:value="13.5482995611996" calcext:value-type="float">
            <text:p>13,5482995611996</text:p>
          </table:table-cell>
          <table:table-cell table:formula="of:=SQRT(POWER([.V$4]-[.R66];2)+POWER([.V$5]-[.S66];2)+POWER([.V$6]-[.T66];2))" office:value-type="float" office:value="62.3914260807304" calcext:value-type="float">
            <text:p>62,3914260807304</text:p>
          </table:table-cell>
          <table:table-cell table:formula="of:=SQRT(POWER([.W$4]-[.$B66];2)+POWER([.W$5]-[.$C66];2)+POWER([.W$6]-[.$D66];2))" office:value-type="float" office:value="14.5711739060379" calcext:value-type="float">
            <text:p>14,5711739060379</text:p>
          </table:table-cell>
          <table:table-cell table:formula="of:=SQRT(POWER([.X$4]-[.T66];2)+POWER([.X$5]-[.U66];2)+POWER([.X$6]-[.V66];2))" office:value-type="float" office:value="57.6974074497278" calcext:value-type="float">
            <text:p>57,6974074497278</text:p>
          </table:table-cell>
          <table:table-cell table:formula="of:=SQRT(POWER([.Y$4]-[.$B66];2)+POWER([.Y$5]-[.$C66];2)+POWER([.Y$6]-[.$D66];2))" office:value-type="float" office:value="15.5646238952311" calcext:value-type="float">
            <text:p>15,5646238952311</text:p>
          </table:table-cell>
          <table:table-cell table:formula="of:=SQRT(POWER([.Z$4]-[.V66];2)+POWER([.Z$5]-[.W66];2)+POWER([.Z$6]-[.X66];2))" office:value-type="float" office:value="48.1816322087135" calcext:value-type="float">
            <text:p>48,1816322087135</text:p>
          </table:table-cell>
          <table:table-cell table:formula="of:=SQRT(POWER([.AA$4]-[.$B66];2)+POWER([.AA$5]-[.$C66];2)+POWER([.AA$6]-[.$D66];2))" office:value-type="float" office:value="15.0499587707076" calcext:value-type="float">
            <text:p>15,0499587707076</text:p>
          </table:table-cell>
          <table:table-cell table:formula="of:=SQRT(POWER([.AB$4]-[.X66];2)+POWER([.AB$5]-[.Y66];2)+POWER([.AB$6]-[.Z66];2))" office:value-type="float" office:value="38.2230172002869" calcext:value-type="float">
            <text:p>38,2230172002869</text:p>
          </table:table-cell>
          <table:table-cell table:formula="of:=SQRT(POWER([.AC$4]-[.$B66];2)+POWER([.AC$5]-[.$C66];2)+POWER([.AC$6]-[.$D66];2))" office:value-type="float" office:value="22.8667478011194" calcext:value-type="float">
            <text:p>22,8667478011194</text:p>
          </table:table-cell>
          <table:table-cell table:formula="of:=SQRT(POWER([.AD$4]-[.Z66];2)+POWER([.AD$5]-[.AA66];2)+POWER([.AD$6]-[.AB66];2))" office:value-type="float" office:value="25.8098138240978" calcext:value-type="float">
            <text:p>25,8098138240978</text:p>
          </table:table-cell>
          <table:table-cell table:formula="of:=SQRT(POWER([.AE$4]-[.$B66];2)+POWER([.AE$5]-[.$C66];2)+POWER([.AE$6]-[.$D66];2))" office:value-type="float" office:value="24.6292356763258" calcext:value-type="float">
            <text:p>24,6292356763258</text:p>
          </table:table-cell>
          <table:table-cell table:formula="of:=SQRT(POWER([.AF$4]-[.AB66];2)+POWER([.AF$5]-[.AC66];2)+POWER([.AF$6]-[.AD66];2))" office:value-type="float" office:value="17.6198078050848" calcext:value-type="float">
            <text:p>17,6198078050848</text:p>
          </table:table-cell>
          <table:table-cell table:formula="of:=SQRT(POWER([.AG$4]-[.$B66];2)+POWER([.AG$5]-[.$C66];2)+POWER([.AG$6]-[.$D66];2))" office:value-type="float" office:value="24.7106517315914" calcext:value-type="float">
            <text:p>24,7106517315914</text:p>
          </table:table-cell>
          <table:table-cell table:formula="of:=SQRT(POWER([.AH$4]-[.AD66];2)+POWER([.AH$5]-[.AE66];2)+POWER([.AH$6]-[.AF66];2))" office:value-type="float" office:value="22.5388988072635" calcext:value-type="float">
            <text:p>22,5388988072635</text:p>
          </table:table-cell>
          <table:table-cell table:formula="of:=SQRT(POWER([.AI$4]-[.$B66];2)+POWER([.AI$5]-[.$C66];2)+POWER([.AI$6]-[.$D66];2))" office:value-type="float" office:value="24.6541450470301" calcext:value-type="float">
            <text:p>24,6541450470301</text:p>
          </table:table-cell>
          <table:table-cell table:formula="of:=SQRT(POWER([.AJ$4]-[.AF66];2)+POWER([.AJ$5]-[.AG66];2)+POWER([.AJ$6]-[.AH66];2))" office:value-type="float" office:value="34.3308060778945" calcext:value-type="float">
            <text:p>34,3308060778945</text:p>
          </table:table-cell>
          <table:table-cell table:formula="of:=SQRT(POWER([.AK$4]-[.$B66];2)+POWER([.AK$5]-[.$C66];2)+POWER([.AK$6]-[.$D66];2))" office:value-type="float" office:value="25.6360924674569" calcext:value-type="float">
            <text:p>25,6360924674569</text:p>
          </table:table-cell>
          <table:table-cell table:formula="of:=SQRT(POWER([.AL$4]-[.AH66];2)+POWER([.AL$5]-[.AI66];2)+POWER([.AL$6]-[.AJ66];2))" office:value-type="float" office:value="33.7261257823006" calcext:value-type="float">
            <text:p>33,7261257823006</text:p>
          </table:table-cell>
          <table:table-cell table:formula="of:=SQRT(POWER([.AM$4]-[.$B66];2)+POWER([.AM$5]-[.$C66];2)+POWER([.AM$6]-[.$D66];2))" office:value-type="float" office:value="26.6459174734142" calcext:value-type="float">
            <text:p>26,6459174734142</text:p>
          </table:table-cell>
          <table:table-cell table:formula="of:=SQRT(POWER([.AN$4]-[.AJ66];2)+POWER([.AN$5]-[.AK66];2)+POWER([.AN$6]-[.AL66];2))" office:value-type="float" office:value="27.937923067372" calcext:value-type="float">
            <text:p>27,937923067372</text:p>
          </table:table-cell>
          <table:table-cell table:formula="of:=SQRT(POWER([.AO$4]-[.$B66];2)+POWER([.AO$5]-[.$C66];2)+POWER([.AO$6]-[.$D66];2))" office:value-type="float" office:value="27.3441852319648" calcext:value-type="float">
            <text:p>27,3441852319648</text:p>
          </table:table-cell>
          <table:table-cell table:formula="of:=SQRT(POWER([.AP$4]-[.AL66];2)+POWER([.AP$5]-[.AM66];2)+POWER([.AP$6]-[.AN66];2))" office:value-type="float" office:value="25.9353355926615" calcext:value-type="float">
            <text:p>25,9353355926615</text:p>
          </table:table-cell>
          <table:table-cell table:formula="of:=SQRT(POWER([.AQ$4]-[.$B66];2)+POWER([.AQ$5]-[.$C66];2)+POWER([.AQ$6]-[.$D66];2))" office:value-type="float" office:value="15.3610828394355" calcext:value-type="float">
            <text:p>15,3610828394355</text:p>
          </table:table-cell>
          <table:table-cell table:formula="of:=SQRT(POWER([.AR$4]-[.AN66];2)+POWER([.AR$5]-[.AO66];2)+POWER([.AR$6]-[.AP66];2))" office:value-type="float" office:value="25.7142005849526" calcext:value-type="float">
            <text:p>25,7142005849526</text:p>
          </table:table-cell>
          <table:table-cell table:formula="of:=SQRT(POWER([.AS$4]-[.$B66];2)+POWER([.AS$5]-[.$C66];2)+POWER([.AS$6]-[.$D66];2))" office:value-type="float" office:value="14.2128994227075" calcext:value-type="float">
            <text:p>14,2128994227075</text:p>
          </table:table-cell>
          <table:table-cell table:formula="of:=SQRT(POWER([.AT$4]-[.AP66];2)+POWER([.AT$5]-[.AQ66];2)+POWER([.AT$6]-[.AR66];2))" office:value-type="float" office:value="33.6526959076497" calcext:value-type="float">
            <text:p>33,6526959076497</text:p>
          </table:table-cell>
          <table:table-cell table:formula="of:=SQRT(POWER([.AU$4]-[.$B66];2)+POWER([.AU$5]-[.$C66];2)+POWER([.AU$6]-[.$D66];2))" office:value-type="float" office:value="14.4722598442676" calcext:value-type="float">
            <text:p>14,4722598442676</text:p>
          </table:table-cell>
          <table:table-cell table:formula="of:=SQRT(POWER([.AV$4]-[.AR66];2)+POWER([.AV$5]-[.AS66];2)+POWER([.AV$6]-[.AT66];2))" office:value-type="float" office:value="36.2734225307065" calcext:value-type="float">
            <text:p>36,2734225307065</text:p>
          </table:table-cell>
          <table:table-cell table:formula="of:=SQRT(POWER([.AW$4]-[.$B66];2)+POWER([.AW$5]-[.$C66];2)+POWER([.AW$6]-[.$D66];2))" office:value-type="float" office:value="15.6830024230056" calcext:value-type="float">
            <text:p>15,6830024230056</text:p>
          </table:table-cell>
          <table:table-cell table:formula="of:=SQRT(POWER([.AX$4]-[.AT66];2)+POWER([.AX$5]-[.AU66];2)+POWER([.AX$6]-[.AV66];2))" office:value-type="float" office:value="33.5371621568075" calcext:value-type="float">
            <text:p>33,5371621568075</text:p>
          </table:table-cell>
          <table:table-cell table:formula="of:=SQRT(POWER([.AY$4]-[.$B66];2)+POWER([.AY$5]-[.$C66];2)+POWER([.AY$6]-[.$D66];2))" office:value-type="float" office:value="6.94176677798959" calcext:value-type="float">
            <text:p>6,94176677798959</text:p>
          </table:table-cell>
          <table:table-cell table:formula="of:=SQRT(POWER([.AZ$4]-[.AV66];2)+POWER([.AZ$5]-[.AW66];2)+POWER([.AZ$6]-[.AX66];2))" office:value-type="float" office:value="37.1776499431115" calcext:value-type="float">
            <text:p>37,1776499431115</text:p>
          </table:table-cell>
          <table:table-cell table:formula="of:=SQRT(POWER([.BA$4]-[.$B66];2)+POWER([.BA$5]-[.$C66];2)+POWER([.BA$6]-[.$D66];2))" office:value-type="float" office:value="5.93527050773593" calcext:value-type="float">
            <text:p>5,93527050773593</text:p>
          </table:table-cell>
          <table:table-cell table:formula="of:=SQRT(POWER([.BB$4]-[.AX66];2)+POWER([.BB$5]-[.AY66];2)+POWER([.BB$6]-[.AZ66];2))" office:value-type="float" office:value="48.2244470857303" calcext:value-type="float">
            <text:p>48,2244470857303</text:p>
          </table:table-cell>
          <table:table-cell table:formula="of:=SQRT(POWER([.BC$4]-[.$B66];2)+POWER([.BC$5]-[.$C66];2)+POWER([.BC$6]-[.$D66];2))" office:value-type="float" office:value="6.38769731593475" calcext:value-type="float">
            <text:p>6,38769731593475</text:p>
          </table:table-cell>
          <table:table-cell table:formula="of:=SQRT(POWER([.BD$4]-[.AZ66];2)+POWER([.BD$5]-[.BA66];2)+POWER([.BD$6]-[.BB66];2))" office:value-type="float" office:value="53.4901203177989" calcext:value-type="float">
            <text:p>53,4901203177989</text:p>
          </table:table-cell>
          <table:table-cell table:formula="of:=SQRT(POWER([.BE$4]-[.$B66];2)+POWER([.BE$5]-[.$C66];2)+POWER([.BE$6]-[.$D66];2))" office:value-type="float" office:value="4.79946392839867" calcext:value-type="float">
            <text:p>4,79946392839867</text:p>
          </table:table-cell>
          <table:table-cell table:formula="of:=SQRT(POWER([.BF$4]-[.BB66];2)+POWER([.BF$5]-[.BC66];2)+POWER([.BF$6]-[.BD66];2))" office:value-type="float" office:value="59.4759922759713" calcext:value-type="float">
            <text:p>59,4759922759713</text:p>
          </table:table-cell>
          <table:table-cell table:formula="of:=SQRT(POWER([.BG$4]-[.$B66];2)+POWER([.BG$5]-[.$C66];2)+POWER([.BG$6]-[.$D66];2))" office:value-type="float" office:value="4.79889528954321" calcext:value-type="float">
            <text:p>4,79889528954321</text:p>
          </table:table-cell>
          <table:table-cell table:formula="of:=SQRT(POWER([.BH$4]-[.BD66];2)+POWER([.BH$5]-[.BE66];2)+POWER([.BH$6]-[.BF66];2))" office:value-type="float" office:value="66.1096207940322" calcext:value-type="float">
            <text:p>66,1096207940322</text:p>
          </table:table-cell>
          <table:table-cell table:formula="of:=SQRT(POWER([.BI$4]-[.$B66];2)+POWER([.BI$5]-[.$C66];2)+POWER([.BI$6]-[.$D66];2))" office:value-type="float" office:value="5.94241802635931" calcext:value-type="float">
            <text:p>5,94241802635931</text:p>
          </table:table-cell>
          <table:table-cell table:formula="of:=SQRT(POWER([.BJ$4]-[.BF66];2)+POWER([.BJ$5]-[.BG66];2)+POWER([.BJ$6]-[.BH66];2))" office:value-type="float" office:value="72.204542618734" calcext:value-type="float">
            <text:p>72,204542618734</text:p>
          </table:table-cell>
          <table:table-cell table:formula="of:=SQRT(POWER([.BK$4]-[.$B66];2)+POWER([.BK$5]-[.$C66];2)+POWER([.BK$6]-[.$D66];2))" office:value-type="float" office:value="1.41569029098882" calcext:value-type="float">
            <text:p>1,41569029098882</text:p>
          </table:table-cell>
          <table:table-cell table:formula="of:=SQRT(POWER([.BL$4]-[.BH66];2)+POWER([.BL$5]-[.BI66];2)+POWER([.BL$6]-[.BJ66];2))" office:value-type="float" office:value="78.89385158413" calcext:value-type="float">
            <text:p>78,89385158413</text:p>
          </table:table-cell>
          <table:table-cell table:formula="of:=SQRT(POWER([.BM$4]-[.$B66];2)+POWER([.BM$5]-[.$C66];2)+POWER([.BM$6]-[.$D66];2))" office:value-type="float" office:value="1.48703900419592" calcext:value-type="float">
            <text:p>1,48703900419592</text:p>
          </table:table-cell>
          <table:table-cell table:formula="of:=SQRT(POWER([.BN$4]-[.BJ66];2)+POWER([.BN$5]-[.BK66];2)+POWER([.BN$6]-[.BL66];2))" office:value-type="float" office:value="89.3470913987748" calcext:value-type="float">
            <text:p>89,3470913987748</text:p>
          </table:table-cell>
          <table:table-cell table:formula="of:=SQRT(POWER([.BO$4]-[.$B66];2)+POWER([.BO$5]-[.$C66];2)+POWER([.BO$6]-[.$D66];2))" office:value-type="float" office:value="1.54064596841714" calcext:value-type="float">
            <text:p>1,54064596841714</text:p>
          </table:table-cell>
          <table:table-cell table:formula="of:=SQRT(POWER([.BP$4]-[.BL66];2)+POWER([.BP$5]-[.BM66];2)+POWER([.BP$6]-[.BN66];2))" office:value-type="float" office:value="100.39921509855" calcext:value-type="float">
            <text:p>100,39921509855</text:p>
          </table:table-cell>
          <table:table-cell table:formula="of:=SQRT(POWER([.BQ$4]-[.$B66];2)+POWER([.BQ$5]-[.$C66];2)+POWER([.BQ$6]-[.$D66];2))" office:value-type="float" office:value="3.48256773085607" calcext:value-type="float">
            <text:p>3,48256773085607</text:p>
          </table:table-cell>
          <table:table-cell table:formula="of:=SQRT(POWER([.BR$4]-[.BN66];2)+POWER([.BR$5]-[.BO66];2)+POWER([.BR$6]-[.BP66];2))" office:value-type="float" office:value="113.317517095478" calcext:value-type="float">
            <text:p>113,317517095478</text:p>
          </table:table-cell>
          <table:table-cell table:formula="of:=SQRT(POWER([.BS$4]-[.$B66];2)+POWER([.BS$5]-[.$C66];2)+POWER([.BS$6]-[.$D66];2))" office:value-type="float" office:value="4.70873326914999" calcext:value-type="float">
            <text:p>4,70873326914999</text:p>
          </table:table-cell>
          <table:table-cell table:formula="of:=SQRT(POWER([.BT$4]-[.BP66];2)+POWER([.BT$5]-[.BQ66];2)+POWER([.BT$6]-[.BR66];2))" office:value-type="float" office:value="129.133685435159" calcext:value-type="float">
            <text:p>129,133685435159</text:p>
          </table:table-cell>
          <table:table-cell table:formula="of:=SQRT(POWER([.BU$4]-[.$B66];2)+POWER([.BU$5]-[.$C66];2)+POWER([.BU$6]-[.$D66];2))" office:value-type="float" office:value="5.11282407285837" calcext:value-type="float">
            <text:p>5,11282407285837</text:p>
          </table:table-cell>
          <table:table-cell table:formula="of:=SQRT(POWER([.BV$4]-[.BR66];2)+POWER([.BV$5]-[.BS66];2)+POWER([.BV$6]-[.BT66];2))" office:value-type="float" office:value="150.052024735426" calcext:value-type="float">
            <text:p>150,052024735426</text:p>
          </table:table-cell>
          <table:table-cell table:formula="of:=SQRT(POWER([.BW$4]-[.$B66];2)+POWER([.BW$5]-[.$C66];2)+POWER([.BW$6]-[.$D66];2))" office:value-type="float" office:value="2.38892863016039" calcext:value-type="float">
            <text:p>2,38892863016039</text:p>
          </table:table-cell>
          <table:table-cell table:formula="of:=SQRT(POWER([.BX$4]-[.BT66];2)+POWER([.BX$5]-[.BU66];2)+POWER([.BX$6]-[.BV66];2))" office:value-type="float" office:value="172.428505438546" calcext:value-type="float">
            <text:p>172,428505438546</text:p>
          </table:table-cell>
          <table:table-cell table:formula="of:=SQRT(POWER([.BY$4]-[.$B66];2)+POWER([.BY$5]-[.$C66];2)+POWER([.BY$6]-[.$D66];2))" office:value-type="float" office:value="4.44726140450502" calcext:value-type="float">
            <text:p>4,44726140450502</text:p>
          </table:table-cell>
          <table:table-cell table:formula="of:=SQRT(POWER([.BZ$4]-[.BV66];2)+POWER([.BZ$5]-[.BW66];2)+POWER([.BZ$6]-[.BX66];2))" office:value-type="float" office:value="202.82943559518" calcext:value-type="float">
            <text:p>202,82943559518</text:p>
          </table:table-cell>
          <table:table-cell table:formula="of:=SQRT(POWER([.CA$4]-[.$B66];2)+POWER([.CA$5]-[.$C66];2)+POWER([.CA$6]-[.$D66];2))" office:value-type="float" office:value="4.86579880389644" calcext:value-type="float">
            <text:p>4,86579880389644</text:p>
          </table:table-cell>
          <table:table-cell table:formula="of:=SQRT(POWER([.CB$4]-[.BX66];2)+POWER([.CB$5]-[.BY66];2)+POWER([.CB$6]-[.BZ66];2))" office:value-type="float" office:value="237.563151303776" calcext:value-type="float">
            <text:p>237,563151303776</text:p>
          </table:table-cell>
          <table:table-cell table:formula="of:=SQRT(POWER([.CC$4]-[.$B66];2)+POWER([.CC$5]-[.$C66];2)+POWER([.CC$6]-[.$D66];2))" office:value-type="float" office:value="4.84079187736882" calcext:value-type="float">
            <text:p>4,84079187736882</text:p>
          </table:table-cell>
          <table:table-cell table:formula="of:=SQRT(POWER([.CD$4]-[.BZ66];2)+POWER([.CD$5]-[.CA66];2)+POWER([.CD$6]-[.CB66];2))" office:value-type="float" office:value="282.842517811062" calcext:value-type="float">
            <text:p>282,842517811062</text:p>
          </table:table-cell>
          <table:table-cell table:formula="of:=SQRT(POWER([.CE$4]-[.$B66];2)+POWER([.CE$5]-[.$C66];2)+POWER([.CE$6]-[.$D66];2))" office:value-type="float" office:value="5.50561931121286" calcext:value-type="float">
            <text:p>5,50561931121286</text:p>
          </table:table-cell>
          <table:table-cell table:formula="of:=SQRT(POWER([.CF$4]-[.CB66];2)+POWER([.CF$5]-[.CC66];2)+POWER([.CF$6]-[.CD66];2))" office:value-type="float" office:value="339.116488167709" calcext:value-type="float">
            <text:p>339,116488167709</text:p>
          </table:table-cell>
          <table:table-cell table:formula="of:=SQRT(POWER([.CG$4]-[.$B66];2)+POWER([.CG$5]-[.$C66];2)+POWER([.CG$6]-[.$D66];2))" office:value-type="float" office:value="6.42219300550832" calcext:value-type="float">
            <text:p>6,42219300550832</text:p>
          </table:table-cell>
          <table:table-cell table:formula="of:=SQRT(POWER([.CH$4]-[.CD66];2)+POWER([.CH$5]-[.CE66];2)+POWER([.CH$6]-[.CF66];2))" office:value-type="float" office:value="410.281211612908" calcext:value-type="float">
            <text:p>410,281211612908</text:p>
          </table:table-cell>
          <table:table-cell table:formula="of:=SQRT(POWER([.CI$4]-[.$B66];2)+POWER([.CI$5]-[.$C66];2)+POWER([.CI$6]-[.$D66];2))" office:value-type="float" office:value="5.23198881879539" calcext:value-type="float">
            <text:p>5,23198881879539</text:p>
          </table:table-cell>
          <table:table-cell table:formula="of:=SQRT(POWER([.CJ$4]-[.CF66];2)+POWER([.CJ$5]-[.CG66];2)+POWER([.CJ$6]-[.CH66];2))" office:value-type="float" office:value="505.741615603537" calcext:value-type="float">
            <text:p>505,741615603537</text:p>
          </table:table-cell>
          <table:table-cell table:formula="of:=SQRT(POWER([.CK$4]-[.CG66];2)+POWER([.CK$5]-[.CH66];2)+POWER([.CK$6]-[.CI66];2))" office:value-type="float" office:value="374.616944642888" calcext:value-type="float">
            <text:p>374,616944642888</text:p>
          </table:table-cell>
          <table:table-cell table:formula="of:=SQRT(POWER([.CL$4]-[.$B66];2)+POWER([.CL$5]-[.$C66];2)+POWER([.CL$6]-[.$D66];2))" office:value-type="float" office:value="8.05826916899652" calcext:value-type="float">
            <text:p>8,05826916899652</text:p>
          </table:table-cell>
          <table:table-cell table:formula="of:=SQRT(POWER([.CM$4]-[.CI66];2)+POWER([.CM$5]-[.CJ66];2)+POWER([.CM$6]-[.CK66];2))" office:value-type="float" office:value="597.161801168521" calcext:value-type="float">
            <text:p>597,161801168521</text:p>
          </table:table-cell>
          <table:table-cell table:formula="of:=SQRT(POWER([.CN$4]-[.$B66];2)+POWER([.CN$5]-[.$C66];2)+POWER([.CN$6]-[.$D66];2))" office:value-type="float" office:value="5.57437440436144" calcext:value-type="float">
            <text:p>5,57437440436144</text:p>
          </table:table-cell>
          <table:table-cell table:formula="of:=SQRT(POWER([.CO$4]-[.CK66];2)+POWER([.CO$5]-[.CL66];2)+POWER([.CO$6]-[.CM66];2))" office:value-type="float" office:value="684.197314738609" calcext:value-type="float">
            <text:p>684,197314738609</text:p>
          </table:table-cell>
          <table:table-cell table:formula="of:=SQRT(POWER([.CP$4]-[.$B66];2)+POWER([.CP$5]-[.$C66];2)+POWER([.CP$6]-[.$D66];2))" office:value-type="float" office:value="4.79001732773484" calcext:value-type="float">
            <text:p>4,79001732773484</text:p>
          </table:table-cell>
          <table:table-cell table:formula="of:=SQRT(POWER([.CQ$4]-[.CM66];2)+POWER([.CQ$5]-[.CN66];2)+POWER([.CQ$6]-[.CO66];2))" office:value-type="float" office:value="884.293478999085" calcext:value-type="float">
            <text:p>884,293478999085</text:p>
          </table:table-cell>
          <table:table-cell table:formula="of:=SQRT(POWER([.CR$4]-[.$B66];2)+POWER([.CR$5]-[.$C66];2)+POWER([.CR$6]-[.$D66];2))" office:value-type="float" office:value="4.34799873505041" calcext:value-type="float">
            <text:p>4,34799873505041</text:p>
          </table:table-cell>
          <table:table-cell table:formula="of:=SQRT(POWER([.CS$4]-[.CO66];2)+POWER([.CS$5]-[.CP66];2)+POWER([.CS$6]-[.CQ66];2))" office:value-type="float" office:value="1095.7122899154" calcext:value-type="float">
            <text:p>1095,7122899154</text:p>
          </table:table-cell>
          <table:table-cell table:formula="of:=SQRT(POWER([.CT$4]-[.CP66];2)+POWER([.CT$5]-[.CQ66];2)+POWER([.CT$6]-[.CR66];2))" office:value-type="float" office:value="847.469199074442" calcext:value-type="float">
            <text:p>847,469199074442</text:p>
          </table:table-cell>
          <table:table-cell table:formula="of:=SQRT(POWER([.CU$4]-[.$B66];2)+POWER([.CU$5]-[.$C66];2)+POWER([.CU$6]-[.$D66];2))" office:value-type="float" office:value="8.48017464442803" calcext:value-type="float">
            <text:p>8,48017464442803</text:p>
          </table:table-cell>
          <table:table-cell table:formula="of:=SQRT(POWER([.CV$4]-[.CR66];2)+POWER([.CV$5]-[.CS66];2)+POWER([.CV$6]-[.CT66];2))" office:value-type="float" office:value="1354.16943538847" calcext:value-type="float">
            <text:p>1354,16943538847</text:p>
          </table:table-cell>
          <table:table-cell table:formula="of:=SQRT(POWER([.CW$4]-[.$B66];2)+POWER([.CW$5]-[.$C66];2)+POWER([.CW$6]-[.$D66];2))" office:value-type="float" office:value="10.6065437348837" calcext:value-type="float">
            <text:p>10,6065437348837</text:p>
          </table:table-cell>
          <table:table-cell table:formula="of:=SQRT(POWER([.CX$4]-[.CT66];2)+POWER([.CX$5]-[.CU66];2)+POWER([.CX$6]-[.CV66];2))" office:value-type="float" office:value="1574.18192993242" calcext:value-type="float">
            <text:p>1574,18192993242</text:p>
          </table:table-cell>
          <table:table-cell table:formula="of:=SQRT(POWER([.CY$4]-[.$B66];2)+POWER([.CY$5]-[.$C66];2)+POWER([.CY$6]-[.$D66];2))" office:value-type="float" office:value="10.7253506236393" calcext:value-type="float">
            <text:p>10,7253506236393</text:p>
          </table:table-cell>
          <table:table-cell table:formula="of:=SQRT(POWER([.CZ$4]-[.$B66];2)+POWER([.CZ$5]-[.$C66];2)+POWER([.CZ$6]-[.$D66];2))" office:value-type="float" office:value="10.5816855462634" calcext:value-type="float">
            <text:p>10,5816855462634</text:p>
          </table:table-cell>
          <table:table-cell table:formula="of:=SQRT(POWER([.DA$4]-[.$B66];2)+POWER([.DA$5]-[.$C66];2)+POWER([.DA$6]-[.$D66];2))" office:value-type="float" office:value="11.7563564934039" calcext:value-type="float">
            <text:p>11,7563564934039</text:p>
          </table:table-cell>
          <table:table-cell table:formula="of:=SQRT(POWER([.DB$4]-[.$B66];2)+POWER([.DB$5]-[.$C66];2)+POWER([.DB$6]-[.$D66];2))" office:value-type="float" office:value="10.9089083780184" calcext:value-type="float">
            <text:p>10,90890837801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.256" calcext:value-type="float">
            <text:p>32,256</text:p>
          </table:table-cell>
          <table:table-cell office:value-type="float" office:value="39.085" calcext:value-type="float">
            <text:p>39,085</text:p>
          </table:table-cell>
          <table:table-cell office:value-type="float" office:value="9.488" calcext:value-type="float">
            <text:p>9,488</text:p>
          </table:table-cell>
          <table:table-cell/>
          <table:table-cell table:formula="of:=SQRT(POWER([.F$4]-[.B67];2)+POWER([.F$5]-[.C67];2)+POWER([.F$6]-[.D67];2))" office:value-type="float" office:value="10.7434456763182" calcext:value-type="float">
            <text:p>10,7434456763182</text:p>
          </table:table-cell>
          <table:table-cell table:formula="of:=SQRT(POWER([.G$4]-[.$B67];2)+POWER([.G$5]-[.$C67];2)+POWER([.G$6]-[.$D67];2))" office:value-type="float" office:value="9.80735076358544" calcext:value-type="float">
            <text:p>9,80735076358544</text:p>
          </table:table-cell>
          <table:table-cell table:formula="of:=SQRT(POWER([.H$4]-[.D67];2)+POWER([.H$5]-[.E67];2)+POWER([.H$6]-[.F67];2))" office:value-type="float" office:value="50.1880693997845" calcext:value-type="float">
            <text:p>50,1880693997845</text:p>
          </table:table-cell>
          <table:table-cell table:formula="of:=SQRT(POWER([.I$4]-[.$B67];2)+POWER([.I$5]-[.$C67];2)+POWER([.I$6]-[.$D67];2))" office:value-type="float" office:value="10.3642525538507" calcext:value-type="float">
            <text:p>10,3642525538507</text:p>
          </table:table-cell>
          <table:table-cell table:formula="of:=SQRT(POWER([.J$4]-[.F67];2)+POWER([.J$5]-[.G67];2)+POWER([.J$6]-[.H67];2))" office:value-type="float" office:value="61.8776094632522" calcext:value-type="float">
            <text:p>61,8776094632522</text:p>
          </table:table-cell>
          <table:table-cell table:formula="of:=SQRT(POWER([.K$4]-[.$B67];2)+POWER([.K$5]-[.$C67];2)+POWER([.K$6]-[.$D67];2))" office:value-type="float" office:value="8.08602213699666" calcext:value-type="float">
            <text:p>8,08602213699666</text:p>
          </table:table-cell>
          <table:table-cell table:formula="of:=SQRT(POWER([.L$4]-[.H67];2)+POWER([.L$5]-[.I67];2)+POWER([.L$6]-[.J67];2))" office:value-type="float" office:value="68.5693521973338" calcext:value-type="float">
            <text:p>68,5693521973338</text:p>
          </table:table-cell>
          <table:table-cell table:formula="of:=SQRT(POWER([.M$4]-[.$B67];2)+POWER([.M$5]-[.$C67];2)+POWER([.M$6]-[.$D67];2))" office:value-type="float" office:value="8.05939768220926" calcext:value-type="float">
            <text:p>8,05939768220926</text:p>
          </table:table-cell>
          <table:table-cell table:formula="of:=SQRT(POWER([.N$4]-[.J67];2)+POWER([.N$5]-[.K67];2)+POWER([.N$6]-[.L67];2))" office:value-type="float" office:value="69.5064798154504" calcext:value-type="float">
            <text:p>69,5064798154504</text:p>
          </table:table-cell>
          <table:table-cell table:formula="of:=SQRT(POWER([.O$4]-[.$B67];2)+POWER([.O$5]-[.$C67];2)+POWER([.O$6]-[.$D67];2))" office:value-type="float" office:value="11.611814543817" calcext:value-type="float">
            <text:p>11,611814543817</text:p>
          </table:table-cell>
          <table:table-cell table:formula="of:=SQRT(POWER([.P$4]-[.L67];2)+POWER([.P$5]-[.M67];2)+POWER([.P$6]-[.N67];2))" office:value-type="float" office:value="70.3040114513576" calcext:value-type="float">
            <text:p>70,3040114513576</text:p>
          </table:table-cell>
          <table:table-cell table:formula="of:=SQRT(POWER([.Q$4]-[.$B67];2)+POWER([.Q$5]-[.$C67];2)+POWER([.Q$6]-[.$D67];2))" office:value-type="float" office:value="11.4392108119398" calcext:value-type="float">
            <text:p>11,4392108119398</text:p>
          </table:table-cell>
          <table:table-cell table:formula="of:=SQRT(POWER([.R$4]-[.N67];2)+POWER([.R$5]-[.O67];2)+POWER([.R$6]-[.P67];2))" office:value-type="float" office:value="70.2335895925865" calcext:value-type="float">
            <text:p>70,2335895925865</text:p>
          </table:table-cell>
          <table:table-cell table:formula="of:=SQRT(POWER([.S$4]-[.$B67];2)+POWER([.S$5]-[.$C67];2)+POWER([.S$6]-[.$D67];2))" office:value-type="float" office:value="13.9625545656946" calcext:value-type="float">
            <text:p>13,9625545656946</text:p>
          </table:table-cell>
          <table:table-cell table:formula="of:=SQRT(POWER([.T$4]-[.P67];2)+POWER([.T$5]-[.Q67];2)+POWER([.T$6]-[.R67];2))" office:value-type="float" office:value="71.5831491027506" calcext:value-type="float">
            <text:p>71,5831491027506</text:p>
          </table:table-cell>
          <table:table-cell table:formula="of:=SQRT(POWER([.U$4]-[.$B67];2)+POWER([.U$5]-[.$C67];2)+POWER([.U$6]-[.$D67];2))" office:value-type="float" office:value="12.4353833877368" calcext:value-type="float">
            <text:p>12,4353833877368</text:p>
          </table:table-cell>
          <table:table-cell table:formula="of:=SQRT(POWER([.V$4]-[.R67];2)+POWER([.V$5]-[.S67];2)+POWER([.V$6]-[.T67];2))" office:value-type="float" office:value="65.500762944643" calcext:value-type="float">
            <text:p>65,500762944643</text:p>
          </table:table-cell>
          <table:table-cell table:formula="of:=SQRT(POWER([.W$4]-[.$B67];2)+POWER([.W$5]-[.$C67];2)+POWER([.W$6]-[.$D67];2))" office:value-type="float" office:value="13.585220204325" calcext:value-type="float">
            <text:p>13,585220204325</text:p>
          </table:table-cell>
          <table:table-cell table:formula="of:=SQRT(POWER([.X$4]-[.T67];2)+POWER([.X$5]-[.U67];2)+POWER([.X$6]-[.V67];2))" office:value-type="float" office:value="61.6880660494052" calcext:value-type="float">
            <text:p>61,6880660494052</text:p>
          </table:table-cell>
          <table:table-cell table:formula="of:=SQRT(POWER([.Y$4]-[.$B67];2)+POWER([.Y$5]-[.$C67];2)+POWER([.Y$6]-[.$D67];2))" office:value-type="float" office:value="14.5406255023641" calcext:value-type="float">
            <text:p>14,5406255023641</text:p>
          </table:table-cell>
          <table:table-cell table:formula="of:=SQRT(POWER([.Z$4]-[.V67];2)+POWER([.Z$5]-[.W67];2)+POWER([.Z$6]-[.X67];2))" office:value-type="float" office:value="53.0298039981404" calcext:value-type="float">
            <text:p>53,0298039981404</text:p>
          </table:table-cell>
          <table:table-cell table:formula="of:=SQRT(POWER([.AA$4]-[.$B67];2)+POWER([.AA$5]-[.$C67];2)+POWER([.AA$6]-[.$D67];2))" office:value-type="float" office:value="14.0569027171707" calcext:value-type="float">
            <text:p>14,0569027171707</text:p>
          </table:table-cell>
          <table:table-cell table:formula="of:=SQRT(POWER([.AB$4]-[.X67];2)+POWER([.AB$5]-[.Y67];2)+POWER([.AB$6]-[.Z67];2))" office:value-type="float" office:value="44.1148972334344" calcext:value-type="float">
            <text:p>44,1148972334344</text:p>
          </table:table-cell>
          <table:table-cell table:formula="of:=SQRT(POWER([.AC$4]-[.$B67];2)+POWER([.AC$5]-[.$C67];2)+POWER([.AC$6]-[.$D67];2))" office:value-type="float" office:value="22.204261978278" calcext:value-type="float">
            <text:p>22,204261978278</text:p>
          </table:table-cell>
          <table:table-cell table:formula="of:=SQRT(POWER([.AD$4]-[.Z67];2)+POWER([.AD$5]-[.AA67];2)+POWER([.AD$6]-[.AB67];2))" office:value-type="float" office:value="32.0094262305137" calcext:value-type="float">
            <text:p>32,0094262305137</text:p>
          </table:table-cell>
          <table:table-cell table:formula="of:=SQRT(POWER([.AE$4]-[.$B67];2)+POWER([.AE$5]-[.$C67];2)+POWER([.AE$6]-[.$D67];2))" office:value-type="float" office:value="24.0128883935273" calcext:value-type="float">
            <text:p>24,0128883935273</text:p>
          </table:table-cell>
          <table:table-cell table:formula="of:=SQRT(POWER([.AF$4]-[.AB67];2)+POWER([.AF$5]-[.AC67];2)+POWER([.AF$6]-[.AD67];2))" office:value-type="float" office:value="21.1985928843143" calcext:value-type="float">
            <text:p>21,1985928843143</text:p>
          </table:table-cell>
          <table:table-cell table:formula="of:=SQRT(POWER([.AG$4]-[.$B67];2)+POWER([.AG$5]-[.$C67];2)+POWER([.AG$6]-[.$D67];2))" office:value-type="float" office:value="24.0864296648549" calcext:value-type="float">
            <text:p>24,0864296648549</text:p>
          </table:table-cell>
          <table:table-cell table:formula="of:=SQRT(POWER([.AH$4]-[.AD67];2)+POWER([.AH$5]-[.AE67];2)+POWER([.AH$6]-[.AF67];2))" office:value-type="float" office:value="18.6735418579631" calcext:value-type="float">
            <text:p>18,6735418579631</text:p>
          </table:table-cell>
          <table:table-cell table:formula="of:=SQRT(POWER([.AI$4]-[.$B67];2)+POWER([.AI$5]-[.$C67];2)+POWER([.AI$6]-[.$D67];2))" office:value-type="float" office:value="23.9191828664777" calcext:value-type="float">
            <text:p>23,9191828664777</text:p>
          </table:table-cell>
          <table:table-cell table:formula="of:=SQRT(POWER([.AJ$4]-[.AF67];2)+POWER([.AJ$5]-[.AG67];2)+POWER([.AJ$6]-[.AH67];2))" office:value-type="float" office:value="30.0927061987377" calcext:value-type="float">
            <text:p>30,0927061987377</text:p>
          </table:table-cell>
          <table:table-cell table:formula="of:=SQRT(POWER([.AK$4]-[.$B67];2)+POWER([.AK$5]-[.$C67];2)+POWER([.AK$6]-[.$D67];2))" office:value-type="float" office:value="24.8932514951342" calcext:value-type="float">
            <text:p>24,8932514951342</text:p>
          </table:table-cell>
          <table:table-cell table:formula="of:=SQRT(POWER([.AL$4]-[.AH67];2)+POWER([.AL$5]-[.AI67];2)+POWER([.AL$6]-[.AJ67];2))" office:value-type="float" office:value="35.3179850707337" calcext:value-type="float">
            <text:p>35,3179850707337</text:p>
          </table:table-cell>
          <table:table-cell table:formula="of:=SQRT(POWER([.AM$4]-[.$B67];2)+POWER([.AM$5]-[.$C67];2)+POWER([.AM$6]-[.$D67];2))" office:value-type="float" office:value="25.8367262051522" calcext:value-type="float">
            <text:p>25,8367262051522</text:p>
          </table:table-cell>
          <table:table-cell table:formula="of:=SQRT(POWER([.AN$4]-[.AJ67];2)+POWER([.AN$5]-[.AK67];2)+POWER([.AN$6]-[.AL67];2))" office:value-type="float" office:value="31.9576113649109" calcext:value-type="float">
            <text:p>31,9576113649109</text:p>
          </table:table-cell>
          <table:table-cell table:formula="of:=SQRT(POWER([.AO$4]-[.$B67];2)+POWER([.AO$5]-[.$C67];2)+POWER([.AO$6]-[.$D67];2))" office:value-type="float" office:value="26.5784894040275" calcext:value-type="float">
            <text:p>26,5784894040275</text:p>
          </table:table-cell>
          <table:table-cell table:formula="of:=SQRT(POWER([.AP$4]-[.AL67];2)+POWER([.AP$5]-[.AM67];2)+POWER([.AP$6]-[.AN67];2))" office:value-type="float" office:value="27.2541509137383" calcext:value-type="float">
            <text:p>27,2541509137383</text:p>
          </table:table-cell>
          <table:table-cell table:formula="of:=SQRT(POWER([.AQ$4]-[.$B67];2)+POWER([.AQ$5]-[.$C67];2)+POWER([.AQ$6]-[.$D67];2))" office:value-type="float" office:value="14.0533276842177" calcext:value-type="float">
            <text:p>14,0533276842177</text:p>
          </table:table-cell>
          <table:table-cell table:formula="of:=SQRT(POWER([.AR$4]-[.AN67];2)+POWER([.AR$5]-[.AO67];2)+POWER([.AR$6]-[.AP67];2))" office:value-type="float" office:value="24.3448665585494" calcext:value-type="float">
            <text:p>24,3448665585494</text:p>
          </table:table-cell>
          <table:table-cell table:formula="of:=SQRT(POWER([.AS$4]-[.$B67];2)+POWER([.AS$5]-[.$C67];2)+POWER([.AS$6]-[.$D67];2))" office:value-type="float" office:value="12.8277197116245" calcext:value-type="float">
            <text:p>12,8277197116245</text:p>
          </table:table-cell>
          <table:table-cell table:formula="of:=SQRT(POWER([.AT$4]-[.AP67];2)+POWER([.AT$5]-[.AQ67];2)+POWER([.AT$6]-[.AR67];2))" office:value-type="float" office:value="33.3211173445061" calcext:value-type="float">
            <text:p>33,3211173445061</text:p>
          </table:table-cell>
          <table:table-cell table:formula="of:=SQRT(POWER([.AU$4]-[.$B67];2)+POWER([.AU$5]-[.$C67];2)+POWER([.AU$6]-[.$D67];2))" office:value-type="float" office:value="13.2084460857438" calcext:value-type="float">
            <text:p>13,2084460857438</text:p>
          </table:table-cell>
          <table:table-cell table:formula="of:=SQRT(POWER([.AV$4]-[.AR67];2)+POWER([.AV$5]-[.AS67];2)+POWER([.AV$6]-[.AT67];2))" office:value-type="float" office:value="37.607002758102" calcext:value-type="float">
            <text:p>37,607002758102</text:p>
          </table:table-cell>
          <table:table-cell table:formula="of:=SQRT(POWER([.AW$4]-[.$B67];2)+POWER([.AW$5]-[.$C67];2)+POWER([.AW$6]-[.$D67];2))" office:value-type="float" office:value="14.4713736044648" calcext:value-type="float">
            <text:p>14,4713736044648</text:p>
          </table:table-cell>
          <table:table-cell table:formula="of:=SQRT(POWER([.AX$4]-[.AT67];2)+POWER([.AX$5]-[.AU67];2)+POWER([.AX$6]-[.AV67];2))" office:value-type="float" office:value="35.3865848348836" calcext:value-type="float">
            <text:p>35,3865848348836</text:p>
          </table:table-cell>
          <table:table-cell table:formula="of:=SQRT(POWER([.AY$4]-[.$B67];2)+POWER([.AY$5]-[.$C67];2)+POWER([.AY$6]-[.$D67];2))" office:value-type="float" office:value="5.6200904796987" calcext:value-type="float">
            <text:p>5,6200904796987</text:p>
          </table:table-cell>
          <table:table-cell table:formula="of:=SQRT(POWER([.AZ$4]-[.AV67];2)+POWER([.AZ$5]-[.AW67];2)+POWER([.AZ$6]-[.AX67];2))" office:value-type="float" office:value="39.4028705625151" calcext:value-type="float">
            <text:p>39,4028705625151</text:p>
          </table:table-cell>
          <table:table-cell table:formula="of:=SQRT(POWER([.BA$4]-[.$B67];2)+POWER([.BA$5]-[.$C67];2)+POWER([.BA$6]-[.$D67];2))" office:value-type="float" office:value="4.99415548416346" calcext:value-type="float">
            <text:p>4,99415548416346</text:p>
          </table:table-cell>
          <table:table-cell table:formula="of:=SQRT(POWER([.BB$4]-[.AX67];2)+POWER([.BB$5]-[.AY67];2)+POWER([.BB$6]-[.AZ67];2))" office:value-type="float" office:value="50.6880726961989" calcext:value-type="float">
            <text:p>50,6880726961989</text:p>
          </table:table-cell>
          <table:table-cell table:formula="of:=SQRT(POWER([.BC$4]-[.$B67];2)+POWER([.BC$5]-[.$C67];2)+POWER([.BC$6]-[.$D67];2))" office:value-type="float" office:value="5.22702630565411" calcext:value-type="float">
            <text:p>5,22702630565411</text:p>
          </table:table-cell>
          <table:table-cell table:formula="of:=SQRT(POWER([.BD$4]-[.AZ67];2)+POWER([.BD$5]-[.BA67];2)+POWER([.BD$6]-[.BB67];2))" office:value-type="float" office:value="56.0914665492229" calcext:value-type="float">
            <text:p>56,0914665492229</text:p>
          </table:table-cell>
          <table:table-cell table:formula="of:=SQRT(POWER([.BE$4]-[.$B67];2)+POWER([.BE$5]-[.$C67];2)+POWER([.BE$6]-[.$D67];2))" office:value-type="float" office:value="4.012706194079" calcext:value-type="float">
            <text:p>4,012706194079</text:p>
          </table:table-cell>
          <table:table-cell table:formula="of:=SQRT(POWER([.BF$4]-[.BB67];2)+POWER([.BF$5]-[.BC67];2)+POWER([.BF$6]-[.BD67];2))" office:value-type="float" office:value="62.7533472770056" calcext:value-type="float">
            <text:p>62,7533472770056</text:p>
          </table:table-cell>
          <table:table-cell table:formula="of:=SQRT(POWER([.BG$4]-[.$B67];2)+POWER([.BG$5]-[.$C67];2)+POWER([.BG$6]-[.$D67];2))" office:value-type="float" office:value="4.41701539503769" calcext:value-type="float">
            <text:p>4,41701539503769</text:p>
          </table:table-cell>
          <table:table-cell table:formula="of:=SQRT(POWER([.BH$4]-[.BD67];2)+POWER([.BH$5]-[.BE67];2)+POWER([.BH$6]-[.BF67];2))" office:value-type="float" office:value="69.8398345545004" calcext:value-type="float">
            <text:p>69,8398345545004</text:p>
          </table:table-cell>
          <table:table-cell table:formula="of:=SQRT(POWER([.BI$4]-[.$B67];2)+POWER([.BI$5]-[.$C67];2)+POWER([.BI$6]-[.$D67];2))" office:value-type="float" office:value="5.67409737315108" calcext:value-type="float">
            <text:p>5,67409737315108</text:p>
          </table:table-cell>
          <table:table-cell table:formula="of:=SQRT(POWER([.BJ$4]-[.BF67];2)+POWER([.BJ$5]-[.BG67];2)+POWER([.BJ$6]-[.BH67];2))" office:value-type="float" office:value="76.5241848908255" calcext:value-type="float">
            <text:p>76,5241848908255</text:p>
          </table:table-cell>
          <table:table-cell table:formula="of:=SQRT(POWER([.BK$4]-[.$B67];2)+POWER([.BK$5]-[.$C67];2)+POWER([.BK$6]-[.$D67];2))" office:value-type="float" office:value="2.31429514107427" calcext:value-type="float">
            <text:p>2,31429514107427</text:p>
          </table:table-cell>
          <table:table-cell table:formula="of:=SQRT(POWER([.BL$4]-[.BH67];2)+POWER([.BL$5]-[.BI67];2)+POWER([.BL$6]-[.BJ67];2))" office:value-type="float" office:value="84.1305140236412" calcext:value-type="float">
            <text:p>84,1305140236412</text:p>
          </table:table-cell>
          <table:table-cell table:formula="of:=SQRT(POWER([.BM$4]-[.$B67];2)+POWER([.BM$5]-[.$C67];2)+POWER([.BM$6]-[.$D67];2))" office:value-type="float" office:value="0" calcext:value-type="float">
            <text:p>0</text:p>
          </table:table-cell>
          <table:table-cell table:formula="of:=SQRT(POWER([.BN$4]-[.BJ67];2)+POWER([.BN$5]-[.BK67];2)+POWER([.BN$6]-[.BL67];2))" office:value-type="float" office:value="95.0639865334016" calcext:value-type="float">
            <text:p>95,0639865334016</text:p>
          </table:table-cell>
          <table:table-cell table:formula="of:=SQRT(POWER([.BO$4]-[.$B67];2)+POWER([.BO$5]-[.$C67];2)+POWER([.BO$6]-[.$D67];2))" office:value-type="float" office:value="2.4871753054419" calcext:value-type="float">
            <text:p>2,4871753054419</text:p>
          </table:table-cell>
          <table:table-cell table:formula="of:=SQRT(POWER([.BP$4]-[.BL67];2)+POWER([.BP$5]-[.BM67];2)+POWER([.BP$6]-[.BN67];2))" office:value-type="float" office:value="108.073043582253" calcext:value-type="float">
            <text:p>108,073043582253</text:p>
          </table:table-cell>
          <table:table-cell table:formula="of:=SQRT(POWER([.BQ$4]-[.$B67];2)+POWER([.BQ$5]-[.$C67];2)+POWER([.BQ$6]-[.$D67];2))" office:value-type="float" office:value="4.8273231712824" calcext:value-type="float">
            <text:p>4,8273231712824</text:p>
          </table:table-cell>
          <table:table-cell table:formula="of:=SQRT(POWER([.BR$4]-[.BN67];2)+POWER([.BR$5]-[.BO67];2)+POWER([.BR$6]-[.BP67];2))" office:value-type="float" office:value="122.205269654968" calcext:value-type="float">
            <text:p>122,205269654968</text:p>
          </table:table-cell>
          <table:table-cell table:formula="of:=SQRT(POWER([.BS$4]-[.$B67];2)+POWER([.BS$5]-[.$C67];2)+POWER([.BS$6]-[.$D67];2))" office:value-type="float" office:value="6.10627529677462" calcext:value-type="float">
            <text:p>6,10627529677462</text:p>
          </table:table-cell>
          <table:table-cell table:formula="of:=SQRT(POWER([.BT$4]-[.BP67];2)+POWER([.BT$5]-[.BQ67];2)+POWER([.BT$6]-[.BR67];2))" office:value-type="float" office:value="140.206273946971" calcext:value-type="float">
            <text:p>140,206273946971</text:p>
          </table:table-cell>
          <table:table-cell table:formula="of:=SQRT(POWER([.BU$4]-[.$B67];2)+POWER([.BU$5]-[.$C67];2)+POWER([.BU$6]-[.$D67];2))" office:value-type="float" office:value="6.47754343868106" calcext:value-type="float">
            <text:p>6,47754343868106</text:p>
          </table:table-cell>
          <table:table-cell table:formula="of:=SQRT(POWER([.BV$4]-[.BR67];2)+POWER([.BV$5]-[.BS67];2)+POWER([.BV$6]-[.BT67];2))" office:value-type="float" office:value="163.740429580424" calcext:value-type="float">
            <text:p>163,740429580424</text:p>
          </table:table-cell>
          <table:table-cell table:formula="of:=SQRT(POWER([.BW$4]-[.$B67];2)+POWER([.BW$5]-[.$C67];2)+POWER([.BW$6]-[.$D67];2))" office:value-type="float" office:value="1.32665330814045" calcext:value-type="float">
            <text:p>1,32665330814045</text:p>
          </table:table-cell>
          <table:table-cell table:formula="of:=SQRT(POWER([.BX$4]-[.BT67];2)+POWER([.BX$5]-[.BU67];2)+POWER([.BX$6]-[.BV67];2))" office:value-type="float" office:value="189.433947505545" calcext:value-type="float">
            <text:p>189,433947505545</text:p>
          </table:table-cell>
          <table:table-cell table:formula="of:=SQRT(POWER([.BY$4]-[.$B67];2)+POWER([.BY$5]-[.$C67];2)+POWER([.BY$6]-[.$D67];2))" office:value-type="float" office:value="3.28370689922228" calcext:value-type="float">
            <text:p>3,28370689922228</text:p>
          </table:table-cell>
          <table:table-cell table:formula="of:=SQRT(POWER([.BZ$4]-[.BV67];2)+POWER([.BZ$5]-[.BW67];2)+POWER([.BZ$6]-[.BX67];2))" office:value-type="float" office:value="224.503566107558" calcext:value-type="float">
            <text:p>224,503566107558</text:p>
          </table:table-cell>
          <table:table-cell table:formula="of:=SQRT(POWER([.CA$4]-[.$B67];2)+POWER([.CA$5]-[.$C67];2)+POWER([.CA$6]-[.$D67];2))" office:value-type="float" office:value="3.6575293573668" calcext:value-type="float">
            <text:p>3,6575293573668</text:p>
          </table:table-cell>
          <table:table-cell table:formula="of:=SQRT(POWER([.CB$4]-[.BX67];2)+POWER([.CB$5]-[.BY67];2)+POWER([.CB$6]-[.BZ67];2))" office:value-type="float" office:value="264.976039544507" calcext:value-type="float">
            <text:p>264,976039544507</text:p>
          </table:table-cell>
          <table:table-cell table:formula="of:=SQRT(POWER([.CC$4]-[.$B67];2)+POWER([.CC$5]-[.$C67];2)+POWER([.CC$6]-[.$D67];2))" office:value-type="float" office:value="4.05199271963808" calcext:value-type="float">
            <text:p>4,05199271963808</text:p>
          </table:table-cell>
          <table:table-cell table:formula="of:=SQRT(POWER([.CD$4]-[.BZ67];2)+POWER([.CD$5]-[.CA67];2)+POWER([.CD$6]-[.CB67];2))" office:value-type="float" office:value="317.659747320793" calcext:value-type="float">
            <text:p>317,659747320793</text:p>
          </table:table-cell>
          <table:table-cell table:formula="of:=SQRT(POWER([.CE$4]-[.$B67];2)+POWER([.CE$5]-[.$C67];2)+POWER([.CE$6]-[.$D67];2))" office:value-type="float" office:value="4.84382999288786" calcext:value-type="float">
            <text:p>4,84382999288786</text:p>
          </table:table-cell>
          <table:table-cell table:formula="of:=SQRT(POWER([.CF$4]-[.CB67];2)+POWER([.CF$5]-[.CC67];2)+POWER([.CF$6]-[.CD67];2))" office:value-type="float" office:value="383.260930917577" calcext:value-type="float">
            <text:p>383,260930917577</text:p>
          </table:table-cell>
          <table:table-cell table:formula="of:=SQRT(POWER([.CG$4]-[.$B67];2)+POWER([.CG$5]-[.$C67];2)+POWER([.CG$6]-[.$D67];2))" office:value-type="float" office:value="5.57385342469642" calcext:value-type="float">
            <text:p>5,57385342469642</text:p>
          </table:table-cell>
          <table:table-cell table:formula="of:=SQRT(POWER([.CH$4]-[.CD67];2)+POWER([.CH$5]-[.CE67];2)+POWER([.CH$6]-[.CF67];2))" office:value-type="float" office:value="466.348885633311" calcext:value-type="float">
            <text:p>466,348885633311</text:p>
          </table:table-cell>
          <table:table-cell table:formula="of:=SQRT(POWER([.CI$4]-[.$B67];2)+POWER([.CI$5]-[.$C67];2)+POWER([.CI$6]-[.$D67];2))" office:value-type="float" office:value="4.01418161024137" calcext:value-type="float">
            <text:p>4,01418161024137</text:p>
          </table:table-cell>
          <table:table-cell table:formula="of:=SQRT(POWER([.CJ$4]-[.CF67];2)+POWER([.CJ$5]-[.CG67];2)+POWER([.CJ$6]-[.CH67];2))" office:value-type="float" office:value="577.015859073468" calcext:value-type="float">
            <text:p>577,015859073468</text:p>
          </table:table-cell>
          <table:table-cell table:formula="of:=SQRT(POWER([.CK$4]-[.CG67];2)+POWER([.CK$5]-[.CH67];2)+POWER([.CK$6]-[.CI67];2))" office:value-type="float" office:value="430.582852335591" calcext:value-type="float">
            <text:p>430,582852335591</text:p>
          </table:table-cell>
          <table:table-cell table:formula="of:=SQRT(POWER([.CL$4]-[.$B67];2)+POWER([.CL$5]-[.$C67];2)+POWER([.CL$6]-[.$D67];2))" office:value-type="float" office:value="6.78280863654578" calcext:value-type="float">
            <text:p>6,78280863654578</text:p>
          </table:table-cell>
          <table:table-cell table:formula="of:=SQRT(POWER([.CM$4]-[.CI67];2)+POWER([.CM$5]-[.CJ67];2)+POWER([.CM$6]-[.CK67];2))" office:value-type="float" office:value="687.736435308097" calcext:value-type="float">
            <text:p>687,736435308097</text:p>
          </table:table-cell>
          <table:table-cell table:formula="of:=SQRT(POWER([.CN$4]-[.$B67];2)+POWER([.CN$5]-[.$C67];2)+POWER([.CN$6]-[.$D67];2))" office:value-type="float" office:value="4.92032366821533" calcext:value-type="float">
            <text:p>4,92032366821533</text:p>
          </table:table-cell>
          <table:table-cell table:formula="of:=SQRT(POWER([.CO$4]-[.CK67];2)+POWER([.CO$5]-[.CL67];2)+POWER([.CO$6]-[.CM67];2))" office:value-type="float" office:value="790.592026369709" calcext:value-type="float">
            <text:p>790,592026369709</text:p>
          </table:table-cell>
          <table:table-cell table:formula="of:=SQRT(POWER([.CP$4]-[.$B67];2)+POWER([.CP$5]-[.$C67];2)+POWER([.CP$6]-[.$D67];2))" office:value-type="float" office:value="4.15717945246534" calcext:value-type="float">
            <text:p>4,15717945246534</text:p>
          </table:table-cell>
          <table:table-cell table:formula="of:=SQRT(POWER([.CQ$4]-[.CM67];2)+POWER([.CQ$5]-[.CN67];2)+POWER([.CQ$6]-[.CO67];2))" office:value-type="float" office:value="1023.95995400701" calcext:value-type="float">
            <text:p>1023,95995400701</text:p>
          </table:table-cell>
          <table:table-cell table:formula="of:=SQRT(POWER([.CR$4]-[.$B67];2)+POWER([.CR$5]-[.$C67];2)+POWER([.CR$6]-[.$D67];2))" office:value-type="float" office:value="4.15112442598388" calcext:value-type="float">
            <text:p>4,15112442598388</text:p>
          </table:table-cell>
          <table:table-cell table:formula="of:=SQRT(POWER([.CS$4]-[.CO67];2)+POWER([.CS$5]-[.CP67];2)+POWER([.CS$6]-[.CQ67];2))" office:value-type="float" office:value="1271.2255833574" calcext:value-type="float">
            <text:p>1271,2255833574</text:p>
          </table:table-cell>
          <table:table-cell table:formula="of:=SQRT(POWER([.CT$4]-[.CP67];2)+POWER([.CT$5]-[.CQ67];2)+POWER([.CT$6]-[.CR67];2))" office:value-type="float" office:value="987.099860950112" calcext:value-type="float">
            <text:p>987,099860950112</text:p>
          </table:table-cell>
          <table:table-cell table:formula="of:=SQRT(POWER([.CU$4]-[.$B67];2)+POWER([.CU$5]-[.$C67];2)+POWER([.CU$6]-[.$D67];2))" office:value-type="float" office:value="7.46490743412134" calcext:value-type="float">
            <text:p>7,46490743412134</text:p>
          </table:table-cell>
          <table:table-cell table:formula="of:=SQRT(POWER([.CV$4]-[.CR67];2)+POWER([.CV$5]-[.CS67];2)+POWER([.CV$6]-[.CT67];2))" office:value-type="float" office:value="1578.38964387581" calcext:value-type="float">
            <text:p>1578,38964387581</text:p>
          </table:table-cell>
          <table:table-cell table:formula="of:=SQRT(POWER([.CW$4]-[.$B67];2)+POWER([.CW$5]-[.$C67];2)+POWER([.CW$6]-[.$D67];2))" office:value-type="float" office:value="9.52845952922087" calcext:value-type="float">
            <text:p>9,52845952922087</text:p>
          </table:table-cell>
          <table:table-cell table:formula="of:=SQRT(POWER([.CX$4]-[.CT67];2)+POWER([.CX$5]-[.CU67];2)+POWER([.CX$6]-[.CV67];2))" office:value-type="float" office:value="1838.26979111735" calcext:value-type="float">
            <text:p>1838,26979111735</text:p>
          </table:table-cell>
          <table:table-cell table:formula="of:=SQRT(POWER([.CY$4]-[.$B67];2)+POWER([.CY$5]-[.$C67];2)+POWER([.CY$6]-[.$D67];2))" office:value-type="float" office:value="9.77276557582346" calcext:value-type="float">
            <text:p>9,77276557582346</text:p>
          </table:table-cell>
          <table:table-cell table:formula="of:=SQRT(POWER([.CZ$4]-[.$B67];2)+POWER([.CZ$5]-[.$C67];2)+POWER([.CZ$6]-[.$D67];2))" office:value-type="float" office:value="9.66064500952188" calcext:value-type="float">
            <text:p>9,66064500952188</text:p>
          </table:table-cell>
          <table:table-cell table:formula="of:=SQRT(POWER([.DA$4]-[.$B67];2)+POWER([.DA$5]-[.$C67];2)+POWER([.DA$6]-[.$D67];2))" office:value-type="float" office:value="10.9344714092635" calcext:value-type="float">
            <text:p>10,9344714092635</text:p>
          </table:table-cell>
          <table:table-cell table:formula="of:=SQRT(POWER([.DB$4]-[.$B67];2)+POWER([.DB$5]-[.$C67];2)+POWER([.DB$6]-[.$D67];2))" office:value-type="float" office:value="9.85474225944038" calcext:value-type="float">
            <text:p>9,854742259440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.496" calcext:value-type="float">
            <text:p>32,496</text:p>
          </table:table-cell>
          <table:table-cell office:value-type="float" office:value="40.102" calcext:value-type="float">
            <text:p>40,102</text:p>
          </table:table-cell>
          <table:table-cell office:value-type="float" office:value="8.826" calcext:value-type="float">
            <text:p>8,826</text:p>
          </table:table-cell>
          <table:table-cell/>
          <table:table-cell table:formula="of:=SQRT(POWER([.F$4]-[.B68];2)+POWER([.F$5]-[.C68];2)+POWER([.F$6]-[.D68];2))" office:value-type="float" office:value="9.98126985909108" calcext:value-type="float">
            <text:p>9,98126985909108</text:p>
          </table:table-cell>
          <table:table-cell table:formula="of:=SQRT(POWER([.G$4]-[.$B68];2)+POWER([.G$5]-[.$C68];2)+POWER([.G$6]-[.$D68];2))" office:value-type="float" office:value="8.9698435883799" calcext:value-type="float">
            <text:p>8,9698435883799</text:p>
          </table:table-cell>
          <table:table-cell table:formula="of:=SQRT(POWER([.H$4]-[.D68];2)+POWER([.H$5]-[.E68];2)+POWER([.H$6]-[.F68];2))" office:value-type="float" office:value="50.3594488184161" calcext:value-type="float">
            <text:p>50,3594488184161</text:p>
          </table:table-cell>
          <table:table-cell table:formula="of:=SQRT(POWER([.I$4]-[.$B68];2)+POWER([.I$5]-[.$C68];2)+POWER([.I$6]-[.$D68];2))" office:value-type="float" office:value="9.36006057672705" calcext:value-type="float">
            <text:p>9,36006057672705</text:p>
          </table:table-cell>
          <table:table-cell table:formula="of:=SQRT(POWER([.J$4]-[.F68];2)+POWER([.J$5]-[.G68];2)+POWER([.J$6]-[.H68];2))" office:value-type="float" office:value="62.7073000332052" calcext:value-type="float">
            <text:p>62,7073000332052</text:p>
          </table:table-cell>
          <table:table-cell table:formula="of:=SQRT(POWER([.K$4]-[.$B68];2)+POWER([.K$5]-[.$C68];2)+POWER([.K$6]-[.$D68];2))" office:value-type="float" office:value="7.40089312177929" calcext:value-type="float">
            <text:p>7,40089312177929</text:p>
          </table:table-cell>
          <table:table-cell table:formula="of:=SQRT(POWER([.L$4]-[.H68];2)+POWER([.L$5]-[.I68];2)+POWER([.L$6]-[.J68];2))" office:value-type="float" office:value="69.7735052377716" calcext:value-type="float">
            <text:p>69,7735052377716</text:p>
          </table:table-cell>
          <table:table-cell table:formula="of:=SQRT(POWER([.M$4]-[.$B68];2)+POWER([.M$5]-[.$C68];2)+POWER([.M$6]-[.$D68];2))" office:value-type="float" office:value="7.58676439597277" calcext:value-type="float">
            <text:p>7,58676439597277</text:p>
          </table:table-cell>
          <table:table-cell table:formula="of:=SQRT(POWER([.N$4]-[.J68];2)+POWER([.N$5]-[.K68];2)+POWER([.N$6]-[.L68];2))" office:value-type="float" office:value="71.0706724833545" calcext:value-type="float">
            <text:p>71,0706724833545</text:p>
          </table:table-cell>
          <table:table-cell table:formula="of:=SQRT(POWER([.O$4]-[.$B68];2)+POWER([.O$5]-[.$C68];2)+POWER([.O$6]-[.$D68];2))" office:value-type="float" office:value="11.3311075363355" calcext:value-type="float">
            <text:p>11,3311075363355</text:p>
          </table:table-cell>
          <table:table-cell table:formula="of:=SQRT(POWER([.P$4]-[.L68];2)+POWER([.P$5]-[.M68];2)+POWER([.P$6]-[.N68];2))" office:value-type="float" office:value="72.2272504095862" calcext:value-type="float">
            <text:p>72,2272504095862</text:p>
          </table:table-cell>
          <table:table-cell table:formula="of:=SQRT(POWER([.Q$4]-[.$B68];2)+POWER([.Q$5]-[.$C68];2)+POWER([.Q$6]-[.$D68];2))" office:value-type="float" office:value="11.3526045029324" calcext:value-type="float">
            <text:p>11,3526045029324</text:p>
          </table:table-cell>
          <table:table-cell table:formula="of:=SQRT(POWER([.R$4]-[.N68];2)+POWER([.R$5]-[.O68];2)+POWER([.R$6]-[.P68];2))" office:value-type="float" office:value="72.5045153441585" calcext:value-type="float">
            <text:p>72,5045153441585</text:p>
          </table:table-cell>
          <table:table-cell table:formula="of:=SQRT(POWER([.S$4]-[.$B68];2)+POWER([.S$5]-[.$C68];2)+POWER([.S$6]-[.$D68];2))" office:value-type="float" office:value="13.7609472421051" calcext:value-type="float">
            <text:p>13,7609472421051</text:p>
          </table:table-cell>
          <table:table-cell table:formula="of:=SQRT(POWER([.T$4]-[.P68];2)+POWER([.T$5]-[.Q68];2)+POWER([.T$6]-[.R68];2))" office:value-type="float" office:value="74.178567012373" calcext:value-type="float">
            <text:p>74,178567012373</text:p>
          </table:table-cell>
          <table:table-cell table:formula="of:=SQRT(POWER([.U$4]-[.$B68];2)+POWER([.U$5]-[.$C68];2)+POWER([.U$6]-[.$D68];2))" office:value-type="float" office:value="12.7550523715115" calcext:value-type="float">
            <text:p>12,7550523715115</text:p>
          </table:table-cell>
          <table:table-cell table:formula="of:=SQRT(POWER([.V$4]-[.R68];2)+POWER([.V$5]-[.S68];2)+POWER([.V$6]-[.T68];2))" office:value-type="float" office:value="68.6993532992319" calcext:value-type="float">
            <text:p>68,6993532992319</text:p>
          </table:table-cell>
          <table:table-cell table:formula="of:=SQRT(POWER([.W$4]-[.$B68];2)+POWER([.W$5]-[.$C68];2)+POWER([.W$6]-[.$D68];2))" office:value-type="float" office:value="14.0611460770451" calcext:value-type="float">
            <text:p>14,0611460770451</text:p>
          </table:table-cell>
          <table:table-cell table:formula="of:=SQRT(POWER([.X$4]-[.T68];2)+POWER([.X$5]-[.U68];2)+POWER([.X$6]-[.V68];2))" office:value-type="float" office:value="65.4020076545612" calcext:value-type="float">
            <text:p>65,4020076545612</text:p>
          </table:table-cell>
          <table:table-cell table:formula="of:=SQRT(POWER([.Y$4]-[.$B68];2)+POWER([.Y$5]-[.$C68];2)+POWER([.Y$6]-[.$D68];2))" office:value-type="float" office:value="14.9333223028233" calcext:value-type="float">
            <text:p>14,9333223028233</text:p>
          </table:table-cell>
          <table:table-cell table:formula="of:=SQRT(POWER([.Z$4]-[.V68];2)+POWER([.Z$5]-[.W68];2)+POWER([.Z$6]-[.X68];2))" office:value-type="float" office:value="57.1618972352958" calcext:value-type="float">
            <text:p>57,1618972352958</text:p>
          </table:table-cell>
          <table:table-cell table:formula="of:=SQRT(POWER([.AA$4]-[.$B68];2)+POWER([.AA$5]-[.$C68];2)+POWER([.AA$6]-[.$D68];2))" office:value-type="float" office:value="14.4445329796432" calcext:value-type="float">
            <text:p>14,4445329796432</text:p>
          </table:table-cell>
          <table:table-cell table:formula="of:=SQRT(POWER([.AB$4]-[.X68];2)+POWER([.AB$5]-[.Y68];2)+POWER([.AB$6]-[.Z68];2))" office:value-type="float" office:value="49.0648997548044" calcext:value-type="float">
            <text:p>49,0648997548044</text:p>
          </table:table-cell>
          <table:table-cell table:formula="of:=SQRT(POWER([.AC$4]-[.$B68];2)+POWER([.AC$5]-[.$C68];2)+POWER([.AC$6]-[.$D68];2))" office:value-type="float" office:value="22.8669515458445" calcext:value-type="float">
            <text:p>22,8669515458445</text:p>
          </table:table-cell>
          <table:table-cell table:formula="of:=SQRT(POWER([.AD$4]-[.Z68];2)+POWER([.AD$5]-[.AA68];2)+POWER([.AD$6]-[.AB68];2))" office:value-type="float" office:value="37.3611832082475" calcext:value-type="float">
            <text:p>37,3611832082475</text:p>
          </table:table-cell>
          <table:table-cell table:formula="of:=SQRT(POWER([.AE$4]-[.$B68];2)+POWER([.AE$5]-[.$C68];2)+POWER([.AE$6]-[.$D68];2))" office:value-type="float" office:value="24.7267829286383" calcext:value-type="float">
            <text:p>24,7267829286383</text:p>
          </table:table-cell>
          <table:table-cell table:formula="of:=SQRT(POWER([.AF$4]-[.AB68];2)+POWER([.AF$5]-[.AC68];2)+POWER([.AF$6]-[.AD68];2))" office:value-type="float" office:value="26.1874093230768" calcext:value-type="float">
            <text:p>26,1874093230768</text:p>
          </table:table-cell>
          <table:table-cell table:formula="of:=SQRT(POWER([.AG$4]-[.$B68];2)+POWER([.AG$5]-[.$C68];2)+POWER([.AG$6]-[.$D68];2))" office:value-type="float" office:value="24.7382134156855" calcext:value-type="float">
            <text:p>24,7382134156855</text:p>
          </table:table-cell>
          <table:table-cell table:formula="of:=SQRT(POWER([.AH$4]-[.AD68];2)+POWER([.AH$5]-[.AE68];2)+POWER([.AH$6]-[.AF68];2))" office:value-type="float" office:value="18.8097122621768" calcext:value-type="float">
            <text:p>18,8097122621768</text:p>
          </table:table-cell>
          <table:table-cell table:formula="of:=SQRT(POWER([.AI$4]-[.$B68];2)+POWER([.AI$5]-[.$C68];2)+POWER([.AI$6]-[.$D68];2))" office:value-type="float" office:value="24.5424279565001" calcext:value-type="float">
            <text:p>24,5424279565001</text:p>
          </table:table-cell>
          <table:table-cell table:formula="of:=SQRT(POWER([.AJ$4]-[.AF68];2)+POWER([.AJ$5]-[.AG68];2)+POWER([.AJ$6]-[.AH68];2))" office:value-type="float" office:value="25.2080058499088" calcext:value-type="float">
            <text:p>25,2080058499088</text:p>
          </table:table-cell>
          <table:table-cell table:formula="of:=SQRT(POWER([.AK$4]-[.$B68];2)+POWER([.AK$5]-[.$C68];2)+POWER([.AK$6]-[.$D68];2))" office:value-type="float" office:value="25.5364893632621" calcext:value-type="float">
            <text:p>25,5364893632621</text:p>
          </table:table-cell>
          <table:table-cell table:formula="of:=SQRT(POWER([.AL$4]-[.AH68];2)+POWER([.AL$5]-[.AI68];2)+POWER([.AL$6]-[.AJ68];2))" office:value-type="float" office:value="33.7079112263929" calcext:value-type="float">
            <text:p>33,7079112263929</text:p>
          </table:table-cell>
          <table:table-cell table:formula="of:=SQRT(POWER([.AM$4]-[.$B68];2)+POWER([.AM$5]-[.$C68];2)+POWER([.AM$6]-[.$D68];2))" office:value-type="float" office:value="26.4011619441266" calcext:value-type="float">
            <text:p>26,4011619441266</text:p>
          </table:table-cell>
          <table:table-cell table:formula="of:=SQRT(POWER([.AN$4]-[.AJ68];2)+POWER([.AN$5]-[.AK68];2)+POWER([.AN$6]-[.AL68];2))" office:value-type="float" office:value="34.7200934506105" calcext:value-type="float">
            <text:p>34,7200934506105</text:p>
          </table:table-cell>
          <table:table-cell table:formula="of:=SQRT(POWER([.AO$4]-[.$B68];2)+POWER([.AO$5]-[.$C68];2)+POWER([.AO$6]-[.$D68];2))" office:value-type="float" office:value="27.1429841027106" calcext:value-type="float">
            <text:p>27,1429841027106</text:p>
          </table:table-cell>
          <table:table-cell table:formula="of:=SQRT(POWER([.AP$4]-[.AL68];2)+POWER([.AP$5]-[.AM68];2)+POWER([.AP$6]-[.AN68];2))" office:value-type="float" office:value="30.402132510007" calcext:value-type="float">
            <text:p>30,402132510007</text:p>
          </table:table-cell>
          <table:table-cell table:formula="of:=SQRT(POWER([.AQ$4]-[.$B68];2)+POWER([.AQ$5]-[.$C68];2)+POWER([.AQ$6]-[.$D68];2))" office:value-type="float" office:value="14.1007574973829" calcext:value-type="float">
            <text:p>14,1007574973829</text:p>
          </table:table-cell>
          <table:table-cell table:formula="of:=SQRT(POWER([.AR$4]-[.AN68];2)+POWER([.AR$5]-[.AO68];2)+POWER([.AR$6]-[.AP68];2))" office:value-type="float" office:value="25.074654376062" calcext:value-type="float">
            <text:p>25,074654376062</text:p>
          </table:table-cell>
          <table:table-cell table:formula="of:=SQRT(POWER([.AS$4]-[.$B68];2)+POWER([.AS$5]-[.$C68];2)+POWER([.AS$6]-[.$D68];2))" office:value-type="float" office:value="12.7090241167448" calcext:value-type="float">
            <text:p>12,7090241167448</text:p>
          </table:table-cell>
          <table:table-cell table:formula="of:=SQRT(POWER([.AT$4]-[.AP68];2)+POWER([.AT$5]-[.AQ68];2)+POWER([.AT$6]-[.AR68];2))" office:value-type="float" office:value="32.0949670634932" calcext:value-type="float">
            <text:p>32,0949670634932</text:p>
          </table:table-cell>
          <table:table-cell table:formula="of:=SQRT(POWER([.AU$4]-[.$B68];2)+POWER([.AU$5]-[.$C68];2)+POWER([.AU$6]-[.$D68];2))" office:value-type="float" office:value="13.298097946699" calcext:value-type="float">
            <text:p>13,298097946699</text:p>
          </table:table-cell>
          <table:table-cell table:formula="of:=SQRT(POWER([.AV$4]-[.AR68];2)+POWER([.AV$5]-[.AS68];2)+POWER([.AV$6]-[.AT68];2))" office:value-type="float" office:value="36.5829858786803" calcext:value-type="float">
            <text:p>36,5829858786803</text:p>
          </table:table-cell>
          <table:table-cell table:formula="of:=SQRT(POWER([.AW$4]-[.$B68];2)+POWER([.AW$5]-[.$C68];2)+POWER([.AW$6]-[.$D68];2))" office:value-type="float" office:value="14.6282593291205" calcext:value-type="float">
            <text:p>14,6282593291205</text:p>
          </table:table-cell>
          <table:table-cell table:formula="of:=SQRT(POWER([.AX$4]-[.AT68];2)+POWER([.AX$5]-[.AU68];2)+POWER([.AX$6]-[.AV68];2))" office:value-type="float" office:value="34.945861529871" calcext:value-type="float">
            <text:p>34,945861529871</text:p>
          </table:table-cell>
          <table:table-cell table:formula="of:=SQRT(POWER([.AY$4]-[.$B68];2)+POWER([.AY$5]-[.$C68];2)+POWER([.AY$6]-[.$D68];2))" office:value-type="float" office:value="4.58545155900703" calcext:value-type="float">
            <text:p>4,58545155900703</text:p>
          </table:table-cell>
          <table:table-cell table:formula="of:=SQRT(POWER([.AZ$4]-[.AV68];2)+POWER([.AZ$5]-[.AW68];2)+POWER([.AZ$6]-[.AX68];2))" office:value-type="float" office:value="38.9221042635625" calcext:value-type="float">
            <text:p>38,9221042635625</text:p>
          </table:table-cell>
          <table:table-cell table:formula="of:=SQRT(POWER([.BA$4]-[.$B68];2)+POWER([.BA$5]-[.$C68];2)+POWER([.BA$6]-[.$D68];2))" office:value-type="float" office:value="3.78509894190363" calcext:value-type="float">
            <text:p>3,78509894190363</text:p>
          </table:table-cell>
          <table:table-cell table:formula="of:=SQRT(POWER([.BB$4]-[.AX68];2)+POWER([.BB$5]-[.AY68];2)+POWER([.BB$6]-[.AZ68];2))" office:value-type="float" office:value="51.1760484631953" calcext:value-type="float">
            <text:p>51,1760484631953</text:p>
          </table:table-cell>
          <table:table-cell table:formula="of:=SQRT(POWER([.BC$4]-[.$B68];2)+POWER([.BC$5]-[.$C68];2)+POWER([.BC$6]-[.$D68];2))" office:value-type="float" office:value="4.31642131863886" calcext:value-type="float">
            <text:p>4,31642131863886</text:p>
          </table:table-cell>
          <table:table-cell table:formula="of:=SQRT(POWER([.BD$4]-[.AZ68];2)+POWER([.BD$5]-[.BA68];2)+POWER([.BD$6]-[.BB68];2))" office:value-type="float" office:value="57.2307593822214" calcext:value-type="float">
            <text:p>57,2307593822214</text:p>
          </table:table-cell>
          <table:table-cell table:formula="of:=SQRT(POWER([.BE$4]-[.$B68];2)+POWER([.BE$5]-[.$C68];2)+POWER([.BE$6]-[.$D68];2))" office:value-type="float" office:value="3.51606399259172" calcext:value-type="float">
            <text:p>3,51606399259172</text:p>
          </table:table-cell>
          <table:table-cell table:formula="of:=SQRT(POWER([.BF$4]-[.BB68];2)+POWER([.BF$5]-[.BC68];2)+POWER([.BF$6]-[.BD68];2))" office:value-type="float" office:value="64.2887617580756" calcext:value-type="float">
            <text:p>64,2887617580756</text:p>
          </table:table-cell>
          <table:table-cell table:formula="of:=SQRT(POWER([.BG$4]-[.$B68];2)+POWER([.BG$5]-[.$C68];2)+POWER([.BG$6]-[.$D68];2))" office:value-type="float" office:value="4.1613851059473" calcext:value-type="float">
            <text:p>4,1613851059473</text:p>
          </table:table-cell>
          <table:table-cell table:formula="of:=SQRT(POWER([.BH$4]-[.BD68];2)+POWER([.BH$5]-[.BE68];2)+POWER([.BH$6]-[.BF68];2))" office:value-type="float" office:value="71.6536224777641" calcext:value-type="float">
            <text:p>71,6536224777641</text:p>
          </table:table-cell>
          <table:table-cell table:formula="of:=SQRT(POWER([.BI$4]-[.$B68];2)+POWER([.BI$5]-[.$C68];2)+POWER([.BI$6]-[.$D68];2))" office:value-type="float" office:value="5.29306773053208" calcext:value-type="float">
            <text:p>5,29306773053208</text:p>
          </table:table-cell>
          <table:table-cell table:formula="of:=SQRT(POWER([.BJ$4]-[.BF68];2)+POWER([.BJ$5]-[.BG68];2)+POWER([.BJ$6]-[.BH68];2))" office:value-type="float" office:value="78.6630190199903" calcext:value-type="float">
            <text:p>78,6630190199903</text:p>
          </table:table-cell>
          <table:table-cell table:formula="of:=SQRT(POWER([.BK$4]-[.$B68];2)+POWER([.BK$5]-[.$C68];2)+POWER([.BK$6]-[.$D68];2))" office:value-type="float" office:value="2.51774998758812" calcext:value-type="float">
            <text:p>2,51774998758812</text:p>
          </table:table-cell>
          <table:table-cell table:formula="of:=SQRT(POWER([.BL$4]-[.BH68];2)+POWER([.BL$5]-[.BI68];2)+POWER([.BL$6]-[.BJ68];2))" office:value-type="float" office:value="86.824992281974" calcext:value-type="float">
            <text:p>86,824992281974</text:p>
          </table:table-cell>
          <table:table-cell table:formula="of:=SQRT(POWER([.BM$4]-[.$B68];2)+POWER([.BM$5]-[.$C68];2)+POWER([.BM$6]-[.$D68];2))" office:value-type="float" office:value="1.23698544858054" calcext:value-type="float">
            <text:p>1,23698544858054</text:p>
          </table:table-cell>
          <table:table-cell table:formula="of:=SQRT(POWER([.BN$4]-[.BJ68];2)+POWER([.BN$5]-[.BK68];2)+POWER([.BN$6]-[.BL68];2))" office:value-type="float" office:value="98.1214160680076" calcext:value-type="float">
            <text:p>98,1214160680076</text:p>
          </table:table-cell>
          <table:table-cell table:formula="of:=SQRT(POWER([.BO$4]-[.$B68];2)+POWER([.BO$5]-[.$C68];2)+POWER([.BO$6]-[.$D68];2))" office:value-type="float" office:value="3.36433619009753" calcext:value-type="float">
            <text:p>3,36433619009753</text:p>
          </table:table-cell>
          <table:table-cell table:formula="of:=SQRT(POWER([.BP$4]-[.BL68];2)+POWER([.BP$5]-[.BM68];2)+POWER([.BP$6]-[.BN68];2))" office:value-type="float" office:value="111.476808860079" calcext:value-type="float">
            <text:p>111,476808860079</text:p>
          </table:table-cell>
          <table:table-cell table:formula="of:=SQRT(POWER([.BQ$4]-[.$B68];2)+POWER([.BQ$5]-[.$C68];2)+POWER([.BQ$6]-[.$D68];2))" office:value-type="float" office:value="5.53809335421497" calcext:value-type="float">
            <text:p>5,53809335421497</text:p>
          </table:table-cell>
          <table:table-cell table:formula="of:=SQRT(POWER([.BR$4]-[.BN68];2)+POWER([.BR$5]-[.BO68];2)+POWER([.BR$6]-[.BP68];2))" office:value-type="float" office:value="126.346260646421" calcext:value-type="float">
            <text:p>126,346260646421</text:p>
          </table:table-cell>
          <table:table-cell table:formula="of:=SQRT(POWER([.BS$4]-[.$B68];2)+POWER([.BS$5]-[.$C68];2)+POWER([.BS$6]-[.$D68];2))" office:value-type="float" office:value="6.87068926673299" calcext:value-type="float">
            <text:p>6,87068926673299</text:p>
          </table:table-cell>
          <table:table-cell table:formula="of:=SQRT(POWER([.BT$4]-[.BP68];2)+POWER([.BT$5]-[.BQ68];2)+POWER([.BT$6]-[.BR68];2))" office:value-type="float" office:value="145.290218657935" calcext:value-type="float">
            <text:p>145,290218657935</text:p>
          </table:table-cell>
          <table:table-cell table:formula="of:=SQRT(POWER([.BU$4]-[.$B68];2)+POWER([.BU$5]-[.$C68];2)+POWER([.BU$6]-[.$D68];2))" office:value-type="float" office:value="7.41488570377184" calcext:value-type="float">
            <text:p>7,41488570377184</text:p>
          </table:table-cell>
          <table:table-cell table:formula="of:=SQRT(POWER([.BV$4]-[.BR68];2)+POWER([.BV$5]-[.BS68];2)+POWER([.BV$6]-[.BT68];2))" office:value-type="float" office:value="170.072940978634" calcext:value-type="float">
            <text:p>170,072940978634</text:p>
          </table:table-cell>
          <table:table-cell table:formula="of:=SQRT(POWER([.BW$4]-[.$B68];2)+POWER([.BW$5]-[.$C68];2)+POWER([.BW$6]-[.$D68];2))" office:value-type="float" office:value="2.25945435891057" calcext:value-type="float">
            <text:p>2,25945435891057</text:p>
          </table:table-cell>
          <table:table-cell table:formula="of:=SQRT(POWER([.BX$4]-[.BT68];2)+POWER([.BX$5]-[.BU68];2)+POWER([.BX$6]-[.BV68];2))" office:value-type="float" office:value="197.269631360565" calcext:value-type="float">
            <text:p>197,269631360565</text:p>
          </table:table-cell>
          <table:table-cell table:formula="of:=SQRT(POWER([.BY$4]-[.$B68];2)+POWER([.BY$5]-[.$C68];2)+POWER([.BY$6]-[.$D68];2))" office:value-type="float" office:value="3.59253531645827" calcext:value-type="float">
            <text:p>3,59253531645827</text:p>
          </table:table-cell>
          <table:table-cell table:formula="of:=SQRT(POWER([.BZ$4]-[.BV68];2)+POWER([.BZ$5]-[.BW68];2)+POWER([.BZ$6]-[.BX68];2))" office:value-type="float" office:value="234.304718147988" calcext:value-type="float">
            <text:p>234,304718147988</text:p>
          </table:table-cell>
          <table:table-cell table:formula="of:=SQRT(POWER([.CA$4]-[.$B68];2)+POWER([.CA$5]-[.$C68];2)+POWER([.CA$6]-[.$D68];2))" office:value-type="float" office:value="4.07378325392994" calcext:value-type="float">
            <text:p>4,07378325392994</text:p>
          </table:table-cell>
          <table:table-cell table:formula="of:=SQRT(POWER([.CB$4]-[.BX68];2)+POWER([.CB$5]-[.BY68];2)+POWER([.CB$6]-[.BZ68];2))" office:value-type="float" office:value="277.358216720048" calcext:value-type="float">
            <text:p>277,358216720048</text:p>
          </table:table-cell>
          <table:table-cell table:formula="of:=SQRT(POWER([.CC$4]-[.$B68];2)+POWER([.CC$5]-[.$C68];2)+POWER([.CC$6]-[.$D68];2))" office:value-type="float" office:value="4.57783070897122" calcext:value-type="float">
            <text:p>4,57783070897122</text:p>
          </table:table-cell>
          <table:table-cell table:formula="of:=SQRT(POWER([.CD$4]-[.BZ68];2)+POWER([.CD$5]-[.CA68];2)+POWER([.CD$6]-[.CB68];2))" office:value-type="float" office:value="333.295961068164" calcext:value-type="float">
            <text:p>333,295961068164</text:p>
          </table:table-cell>
          <table:table-cell table:formula="of:=SQRT(POWER([.CE$4]-[.$B68];2)+POWER([.CE$5]-[.$C68];2)+POWER([.CE$6]-[.$D68];2))" office:value-type="float" office:value="5.20081512841978" calcext:value-type="float">
            <text:p>5,20081512841978</text:p>
          </table:table-cell>
          <table:table-cell table:formula="of:=SQRT(POWER([.CF$4]-[.CB68];2)+POWER([.CF$5]-[.CC68];2)+POWER([.CF$6]-[.CD68];2))" office:value-type="float" office:value="403.058878368425" calcext:value-type="float">
            <text:p>403,058878368425</text:p>
          </table:table-cell>
          <table:table-cell table:formula="of:=SQRT(POWER([.CG$4]-[.$B68];2)+POWER([.CG$5]-[.$C68];2)+POWER([.CG$6]-[.$D68];2))" office:value-type="float" office:value="5.649128162823" calcext:value-type="float">
            <text:p>5,649128162823</text:p>
          </table:table-cell>
          <table:table-cell table:formula="of:=SQRT(POWER([.CH$4]-[.CD68];2)+POWER([.CH$5]-[.CE68];2)+POWER([.CH$6]-[.CF68];2))" office:value-type="float" office:value="491.468718711548" calcext:value-type="float">
            <text:p>491,468718711548</text:p>
          </table:table-cell>
          <table:table-cell table:formula="of:=SQRT(POWER([.CI$4]-[.$B68];2)+POWER([.CI$5]-[.$C68];2)+POWER([.CI$6]-[.$D68];2))" office:value-type="float" office:value="3.94420245423583" calcext:value-type="float">
            <text:p>3,94420245423583</text:p>
          </table:table-cell>
          <table:table-cell table:formula="of:=SQRT(POWER([.CJ$4]-[.CF68];2)+POWER([.CJ$5]-[.CG68];2)+POWER([.CJ$6]-[.CH68];2))" office:value-type="float" office:value="608.943947450851" calcext:value-type="float">
            <text:p>608,943947450851</text:p>
          </table:table-cell>
          <table:table-cell table:formula="of:=SQRT(POWER([.CK$4]-[.CG68];2)+POWER([.CK$5]-[.CH68];2)+POWER([.CK$6]-[.CI68];2))" office:value-type="float" office:value="455.631747878667" calcext:value-type="float">
            <text:p>455,631747878667</text:p>
          </table:table-cell>
          <table:table-cell table:formula="of:=SQRT(POWER([.CL$4]-[.$B68];2)+POWER([.CL$5]-[.$C68];2)+POWER([.CL$6]-[.$D68];2))" office:value-type="float" office:value="6.59965514250555" calcext:value-type="float">
            <text:p>6,59965514250555</text:p>
          </table:table-cell>
          <table:table-cell table:formula="of:=SQRT(POWER([.CM$4]-[.CI68];2)+POWER([.CM$5]-[.CJ68];2)+POWER([.CM$6]-[.CK68];2))" office:value-type="float" office:value="728.280628710448" calcext:value-type="float">
            <text:p>728,280628710448</text:p>
          </table:table-cell>
          <table:table-cell table:formula="of:=SQRT(POWER([.CN$4]-[.$B68];2)+POWER([.CN$5]-[.$C68];2)+POWER([.CN$6]-[.$D68];2))" office:value-type="float" office:value="4.72240658986496" calcext:value-type="float">
            <text:p>4,72240658986496</text:p>
          </table:table-cell>
          <table:table-cell table:formula="of:=SQRT(POWER([.CO$4]-[.CK68];2)+POWER([.CO$5]-[.CL68];2)+POWER([.CO$6]-[.CM68];2))" office:value-type="float" office:value="838.209158422088" calcext:value-type="float">
            <text:p>838,209158422088</text:p>
          </table:table-cell>
          <table:table-cell table:formula="of:=SQRT(POWER([.CP$4]-[.$B68];2)+POWER([.CP$5]-[.$C68];2)+POWER([.CP$6]-[.$D68];2))" office:value-type="float" office:value="3.72790128624673" calcext:value-type="float">
            <text:p>3,72790128624673</text:p>
          </table:table-cell>
          <table:table-cell table:formula="of:=SQRT(POWER([.CQ$4]-[.CM68];2)+POWER([.CQ$5]-[.CN68];2)+POWER([.CQ$6]-[.CO68];2))" office:value-type="float" office:value="1086.47504646725" calcext:value-type="float">
            <text:p>1086,47504646725</text:p>
          </table:table-cell>
          <table:table-cell table:formula="of:=SQRT(POWER([.CR$4]-[.$B68];2)+POWER([.CR$5]-[.$C68];2)+POWER([.CR$6]-[.$D68];2))" office:value-type="float" office:value="3.82948886928791" calcext:value-type="float">
            <text:p>3,82948886928791</text:p>
          </table:table-cell>
          <table:table-cell table:formula="of:=SQRT(POWER([.CS$4]-[.CO68];2)+POWER([.CS$5]-[.CP68];2)+POWER([.CS$6]-[.CQ68];2))" office:value-type="float" office:value="1349.79148141857" calcext:value-type="float">
            <text:p>1349,79148141857</text:p>
          </table:table-cell>
          <table:table-cell table:formula="of:=SQRT(POWER([.CT$4]-[.CP68];2)+POWER([.CT$5]-[.CQ68];2)+POWER([.CT$6]-[.CR68];2))" office:value-type="float" office:value="1049.60597625601" calcext:value-type="float">
            <text:p>1049,60597625601</text:p>
          </table:table-cell>
          <table:table-cell table:formula="of:=SQRT(POWER([.CU$4]-[.$B68];2)+POWER([.CU$5]-[.$C68];2)+POWER([.CU$6]-[.$D68];2))" office:value-type="float" office:value="7.5153510896032" calcext:value-type="float">
            <text:p>7,5153510896032</text:p>
          </table:table-cell>
          <table:table-cell table:formula="of:=SQRT(POWER([.CV$4]-[.CR68];2)+POWER([.CV$5]-[.CS68];2)+POWER([.CV$6]-[.CT68];2))" office:value-type="float" office:value="1678.77017592337" calcext:value-type="float">
            <text:p>1678,77017592337</text:p>
          </table:table-cell>
          <table:table-cell table:formula="of:=SQRT(POWER([.CW$4]-[.$B68];2)+POWER([.CW$5]-[.$C68];2)+POWER([.CW$6]-[.$D68];2))" office:value-type="float" office:value="9.37201109687776" calcext:value-type="float">
            <text:p>9,37201109687776</text:p>
          </table:table-cell>
          <table:table-cell table:formula="of:=SQRT(POWER([.CX$4]-[.CT68];2)+POWER([.CX$5]-[.CU68];2)+POWER([.CX$6]-[.CV68];2))" office:value-type="float" office:value="1956.493825407" calcext:value-type="float">
            <text:p>1956,493825407</text:p>
          </table:table-cell>
          <table:table-cell table:formula="of:=SQRT(POWER([.CY$4]-[.$B68];2)+POWER([.CY$5]-[.$C68];2)+POWER([.CY$6]-[.$D68];2))" office:value-type="float" office:value="9.94115657255231" calcext:value-type="float">
            <text:p>9,94115657255231</text:p>
          </table:table-cell>
          <table:table-cell table:formula="of:=SQRT(POWER([.CZ$4]-[.$B68];2)+POWER([.CZ$5]-[.$C68];2)+POWER([.CZ$6]-[.$D68];2))" office:value-type="float" office:value="9.98165291923136" calcext:value-type="float">
            <text:p>9,98165291923136</text:p>
          </table:table-cell>
          <table:table-cell table:formula="of:=SQRT(POWER([.DA$4]-[.$B68];2)+POWER([.DA$5]-[.$C68];2)+POWER([.DA$6]-[.$D68];2))" office:value-type="float" office:value="11.340085625779" calcext:value-type="float">
            <text:p>11,340085625779</text:p>
          </table:table-cell>
          <table:table-cell table:formula="of:=SQRT(POWER([.DB$4]-[.$B68];2)+POWER([.DB$5]-[.$C68];2)+POWER([.DB$6]-[.$D68];2))" office:value-type="float" office:value="10.1189110086017" calcext:value-type="float">
            <text:p>10,11891100860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.651" calcext:value-type="float">
            <text:p>30,651</text:p>
          </table:table-cell>
          <table:table-cell office:value-type="float" office:value="37.289" calcext:value-type="float">
            <text:p>37,289</text:p>
          </table:table-cell>
          <table:table-cell office:value-type="float" office:value="8.868" calcext:value-type="float">
            <text:p>8,868</text:p>
          </table:table-cell>
          <table:table-cell/>
          <table:table-cell table:formula="of:=SQRT(POWER([.F$4]-[.B69];2)+POWER([.F$5]-[.C69];2)+POWER([.F$6]-[.D69];2))" office:value-type="float" office:value="10.9235509794206" calcext:value-type="float">
            <text:p>10,9235509794206</text:p>
          </table:table-cell>
          <table:table-cell table:formula="of:=SQRT(POWER([.G$4]-[.$B69];2)+POWER([.G$5]-[.$C69];2)+POWER([.G$6]-[.$D69];2))" office:value-type="float" office:value="10.0763082525298" calcext:value-type="float">
            <text:p>10,0763082525298</text:p>
          </table:table-cell>
          <table:table-cell table:formula="of:=SQRT(POWER([.H$4]-[.D69];2)+POWER([.H$5]-[.E69];2)+POWER([.H$6]-[.F69];2))" office:value-type="float" office:value="50.5302286776934" calcext:value-type="float">
            <text:p>50,5302286776934</text:p>
          </table:table-cell>
          <table:table-cell table:formula="of:=SQRT(POWER([.I$4]-[.$B69];2)+POWER([.I$5]-[.$C69];2)+POWER([.I$6]-[.$D69];2))" office:value-type="float" office:value="11.1798092112522" calcext:value-type="float">
            <text:p>11,1798092112522</text:p>
          </table:table-cell>
          <table:table-cell table:formula="of:=SQRT(POWER([.J$4]-[.F69];2)+POWER([.J$5]-[.G69];2)+POWER([.J$6]-[.H69];2))" office:value-type="float" office:value="61.9523092515729" calcext:value-type="float">
            <text:p>61,9523092515729</text:p>
          </table:table-cell>
          <table:table-cell table:formula="of:=SQRT(POWER([.K$4]-[.$B69];2)+POWER([.K$5]-[.$C69];2)+POWER([.K$6]-[.$D69];2))" office:value-type="float" office:value="7.95141377366315" calcext:value-type="float">
            <text:p>7,95141377366315</text:p>
          </table:table-cell>
          <table:table-cell table:formula="of:=SQRT(POWER([.L$4]-[.H69];2)+POWER([.L$5]-[.I69];2)+POWER([.L$6]-[.J69];2))" office:value-type="float" office:value="68.3600371853375" calcext:value-type="float">
            <text:p>68,3600371853375</text:p>
          </table:table-cell>
          <table:table-cell table:formula="of:=SQRT(POWER([.M$4]-[.$B69];2)+POWER([.M$5]-[.$C69];2)+POWER([.M$6]-[.$D69];2))" office:value-type="float" office:value="7.52188340776431" calcext:value-type="float">
            <text:p>7,52188340776431</text:p>
          </table:table-cell>
          <table:table-cell table:formula="of:=SQRT(POWER([.N$4]-[.J69];2)+POWER([.N$5]-[.K69];2)+POWER([.N$6]-[.L69];2))" office:value-type="float" office:value="69.4252081213444" calcext:value-type="float">
            <text:p>69,4252081213444</text:p>
          </table:table-cell>
          <table:table-cell table:formula="of:=SQRT(POWER([.O$4]-[.$B69];2)+POWER([.O$5]-[.$C69];2)+POWER([.O$6]-[.$D69];2))" office:value-type="float" office:value="13.7878216553595" calcext:value-type="float">
            <text:p>13,7878216553595</text:p>
          </table:table-cell>
          <table:table-cell table:formula="of:=SQRT(POWER([.P$4]-[.L69];2)+POWER([.P$5]-[.M69];2)+POWER([.P$6]-[.N69];2))" office:value-type="float" office:value="70.4167387425985" calcext:value-type="float">
            <text:p>70,4167387425985</text:p>
          </table:table-cell>
          <table:table-cell table:formula="of:=SQRT(POWER([.Q$4]-[.$B69];2)+POWER([.Q$5]-[.$C69];2)+POWER([.Q$6]-[.$D69];2))" office:value-type="float" office:value="13.5674247003623" calcext:value-type="float">
            <text:p>13,5674247003623</text:p>
          </table:table-cell>
          <table:table-cell table:formula="of:=SQRT(POWER([.R$4]-[.N69];2)+POWER([.R$5]-[.O69];2)+POWER([.R$6]-[.P69];2))" office:value-type="float" office:value="69.362082785743" calcext:value-type="float">
            <text:p>69,362082785743</text:p>
          </table:table-cell>
          <table:table-cell table:formula="of:=SQRT(POWER([.S$4]-[.$B69];2)+POWER([.S$5]-[.$C69];2)+POWER([.S$6]-[.$D69];2))" office:value-type="float" office:value="16.0384510785799" calcext:value-type="float">
            <text:p>16,0384510785799</text:p>
          </table:table-cell>
          <table:table-cell table:formula="of:=SQRT(POWER([.T$4]-[.P69];2)+POWER([.T$5]-[.Q69];2)+POWER([.T$6]-[.R69];2))" office:value-type="float" office:value="69.9709619318054" calcext:value-type="float">
            <text:p>69,9709619318054</text:p>
          </table:table-cell>
          <table:table-cell table:formula="of:=SQRT(POWER([.U$4]-[.$B69];2)+POWER([.U$5]-[.$C69];2)+POWER([.U$6]-[.$D69];2))" office:value-type="float" office:value="13.978033516915" calcext:value-type="float">
            <text:p>13,978033516915</text:p>
          </table:table-cell>
          <table:table-cell table:formula="of:=SQRT(POWER([.V$4]-[.R69];2)+POWER([.V$5]-[.S69];2)+POWER([.V$6]-[.T69];2))" office:value-type="float" office:value="63.0900272062342" calcext:value-type="float">
            <text:p>63,0900272062342</text:p>
          </table:table-cell>
          <table:table-cell table:formula="of:=SQRT(POWER([.W$4]-[.$B69];2)+POWER([.W$5]-[.$C69];2)+POWER([.W$6]-[.$D69];2))" office:value-type="float" office:value="14.8032972340624" calcext:value-type="float">
            <text:p>14,8032972340624</text:p>
          </table:table-cell>
          <table:table-cell table:formula="of:=SQRT(POWER([.X$4]-[.T69];2)+POWER([.X$5]-[.U69];2)+POWER([.X$6]-[.V69];2))" office:value-type="float" office:value="58.4333422102325" calcext:value-type="float">
            <text:p>58,4333422102325</text:p>
          </table:table-cell>
          <table:table-cell table:formula="of:=SQRT(POWER([.Y$4]-[.$B69];2)+POWER([.Y$5]-[.$C69];2)+POWER([.Y$6]-[.$D69];2))" office:value-type="float" office:value="16.001156989418" calcext:value-type="float">
            <text:p>16,001156989418</text:p>
          </table:table-cell>
          <table:table-cell table:formula="of:=SQRT(POWER([.Z$4]-[.V69];2)+POWER([.Z$5]-[.W69];2)+POWER([.Z$6]-[.X69];2))" office:value-type="float" office:value="48.9348376572736" calcext:value-type="float">
            <text:p>48,9348376572736</text:p>
          </table:table-cell>
          <table:table-cell table:formula="of:=SQRT(POWER([.AA$4]-[.$B69];2)+POWER([.AA$5]-[.$C69];2)+POWER([.AA$6]-[.$D69];2))" office:value-type="float" office:value="15.6058453471768" calcext:value-type="float">
            <text:p>15,6058453471768</text:p>
          </table:table-cell>
          <table:table-cell table:formula="of:=SQRT(POWER([.AB$4]-[.X69];2)+POWER([.AB$5]-[.Y69];2)+POWER([.AB$6]-[.Z69];2))" office:value-type="float" office:value="39.018536824737" calcext:value-type="float">
            <text:p>39,018536824737</text:p>
          </table:table-cell>
          <table:table-cell table:formula="of:=SQRT(POWER([.AC$4]-[.$B69];2)+POWER([.AC$5]-[.$C69];2)+POWER([.AC$6]-[.$D69];2))" office:value-type="float" office:value="22.2937179716619" calcext:value-type="float">
            <text:p>22,2937179716619</text:p>
          </table:table-cell>
          <table:table-cell table:formula="of:=SQRT(POWER([.AD$4]-[.Z69];2)+POWER([.AD$5]-[.AA69];2)+POWER([.AD$6]-[.AB69];2))" office:value-type="float" office:value="26.4000996890413" calcext:value-type="float">
            <text:p>26,4000996890413</text:p>
          </table:table-cell>
          <table:table-cell table:formula="of:=SQRT(POWER([.AE$4]-[.$B69];2)+POWER([.AE$5]-[.$C69];2)+POWER([.AE$6]-[.$D69];2))" office:value-type="float" office:value="24.084572157296" calcext:value-type="float">
            <text:p>24,084572157296</text:p>
          </table:table-cell>
          <table:table-cell table:formula="of:=SQRT(POWER([.AF$4]-[.AB69];2)+POWER([.AF$5]-[.AC69];2)+POWER([.AF$6]-[.AD69];2))" office:value-type="float" office:value="17.7031535956841" calcext:value-type="float">
            <text:p>17,7031535956841</text:p>
          </table:table-cell>
          <table:table-cell table:formula="of:=SQRT(POWER([.AG$4]-[.$B69];2)+POWER([.AG$5]-[.$C69];2)+POWER([.AG$6]-[.$D69];2))" office:value-type="float" office:value="24.0268102127602" calcext:value-type="float">
            <text:p>24,0268102127602</text:p>
          </table:table-cell>
          <table:table-cell table:formula="of:=SQRT(POWER([.AH$4]-[.AD69];2)+POWER([.AH$5]-[.AE69];2)+POWER([.AH$6]-[.AF69];2))" office:value-type="float" office:value="21.9855677858938" calcext:value-type="float">
            <text:p>21,9855677858938</text:p>
          </table:table-cell>
          <table:table-cell table:formula="of:=SQRT(POWER([.AI$4]-[.$B69];2)+POWER([.AI$5]-[.$C69];2)+POWER([.AI$6]-[.$D69];2))" office:value-type="float" office:value="24.1825063630716" calcext:value-type="float">
            <text:p>24,1825063630716</text:p>
          </table:table-cell>
          <table:table-cell table:formula="of:=SQRT(POWER([.AJ$4]-[.AF69];2)+POWER([.AJ$5]-[.AG69];2)+POWER([.AJ$6]-[.AH69];2))" office:value-type="float" office:value="34.1063293956627" calcext:value-type="float">
            <text:p>34,1063293956627</text:p>
          </table:table-cell>
          <table:table-cell table:formula="of:=SQRT(POWER([.AK$4]-[.$B69];2)+POWER([.AK$5]-[.$C69];2)+POWER([.AK$6]-[.$D69];2))" office:value-type="float" office:value="25.2782477834204" calcext:value-type="float">
            <text:p>25,2782477834204</text:p>
          </table:table-cell>
          <table:table-cell table:formula="of:=SQRT(POWER([.AL$4]-[.AH69];2)+POWER([.AL$5]-[.AI69];2)+POWER([.AL$6]-[.AJ69];2))" office:value-type="float" office:value="34.0788441172538" calcext:value-type="float">
            <text:p>34,0788441172538</text:p>
          </table:table-cell>
          <table:table-cell table:formula="of:=SQRT(POWER([.AM$4]-[.$B69];2)+POWER([.AM$5]-[.$C69];2)+POWER([.AM$6]-[.$D69];2))" office:value-type="float" office:value="26.2420290755117" calcext:value-type="float">
            <text:p>26,2420290755117</text:p>
          </table:table-cell>
          <table:table-cell table:formula="of:=SQRT(POWER([.AN$4]-[.AJ69];2)+POWER([.AN$5]-[.AK69];2)+POWER([.AN$6]-[.AL69];2))" office:value-type="float" office:value="28.3093687558444" calcext:value-type="float">
            <text:p>28,3093687558444</text:p>
          </table:table-cell>
          <table:table-cell table:formula="of:=SQRT(POWER([.AO$4]-[.$B69];2)+POWER([.AO$5]-[.$C69];2)+POWER([.AO$6]-[.$D69];2))" office:value-type="float" office:value="26.8089709239277" calcext:value-type="float">
            <text:p>26,8089709239277</text:p>
          </table:table-cell>
          <table:table-cell table:formula="of:=SQRT(POWER([.AP$4]-[.AL69];2)+POWER([.AP$5]-[.AM69];2)+POWER([.AP$6]-[.AN69];2))" office:value-type="float" office:value="25.8244911397426" calcext:value-type="float">
            <text:p>25,8244911397426</text:p>
          </table:table-cell>
          <table:table-cell table:formula="of:=SQRT(POWER([.AQ$4]-[.$B69];2)+POWER([.AQ$5]-[.$C69];2)+POWER([.AQ$6]-[.$D69];2))" office:value-type="float" office:value="15.6368777574041" calcext:value-type="float">
            <text:p>15,6368777574041</text:p>
          </table:table-cell>
          <table:table-cell table:formula="of:=SQRT(POWER([.AR$4]-[.AN69];2)+POWER([.AR$5]-[.AO69];2)+POWER([.AR$6]-[.AP69];2))" office:value-type="float" office:value="25.6041534495243" calcext:value-type="float">
            <text:p>25,6041534495243</text:p>
          </table:table-cell>
          <table:table-cell table:formula="of:=SQRT(POWER([.AS$4]-[.$B69];2)+POWER([.AS$5]-[.$C69];2)+POWER([.AS$6]-[.$D69];2))" office:value-type="float" office:value="14.5051946557087" calcext:value-type="float">
            <text:p>14,5051946557087</text:p>
          </table:table-cell>
          <table:table-cell table:formula="of:=SQRT(POWER([.AT$4]-[.AP69];2)+POWER([.AT$5]-[.AQ69];2)+POWER([.AT$6]-[.AR69];2))" office:value-type="float" office:value="33.4706095523235" calcext:value-type="float">
            <text:p>33,4706095523235</text:p>
          </table:table-cell>
          <table:table-cell table:formula="of:=SQRT(POWER([.AU$4]-[.$B69];2)+POWER([.AU$5]-[.$C69];2)+POWER([.AU$6]-[.$D69];2))" office:value-type="float" office:value="14.5323149222689" calcext:value-type="float">
            <text:p>14,5323149222689</text:p>
          </table:table-cell>
          <table:table-cell table:formula="of:=SQRT(POWER([.AV$4]-[.AR69];2)+POWER([.AV$5]-[.AS69];2)+POWER([.AV$6]-[.AT69];2))" office:value-type="float" office:value="36.0410571425718" calcext:value-type="float">
            <text:p>36,0410571425718</text:p>
          </table:table-cell>
          <table:table-cell table:formula="of:=SQRT(POWER([.AW$4]-[.$B69];2)+POWER([.AW$5]-[.$C69];2)+POWER([.AW$6]-[.$D69];2))" office:value-type="float" office:value="15.662975738984" calcext:value-type="float">
            <text:p>15,662975738984</text:p>
          </table:table-cell>
          <table:table-cell table:formula="of:=SQRT(POWER([.AX$4]-[.AT69];2)+POWER([.AX$5]-[.AU69];2)+POWER([.AX$6]-[.AV69];2))" office:value-type="float" office:value="33.3805493822404" calcext:value-type="float">
            <text:p>33,3805493822404</text:p>
          </table:table-cell>
          <table:table-cell table:formula="of:=SQRT(POWER([.AY$4]-[.$B69];2)+POWER([.AY$5]-[.$C69];2)+POWER([.AY$6]-[.$D69];2))" office:value-type="float" office:value="7.81302527834129" calcext:value-type="float">
            <text:p>7,81302527834129</text:p>
          </table:table-cell>
          <table:table-cell table:formula="of:=SQRT(POWER([.AZ$4]-[.AV69];2)+POWER([.AZ$5]-[.AW69];2)+POWER([.AZ$6]-[.AX69];2))" office:value-type="float" office:value="37.07680082536" calcext:value-type="float">
            <text:p>37,07680082536</text:p>
          </table:table-cell>
          <table:table-cell table:formula="of:=SQRT(POWER([.BA$4]-[.$B69];2)+POWER([.BA$5]-[.$C69];2)+POWER([.BA$6]-[.$D69];2))" office:value-type="float" office:value="6.97525583760194" calcext:value-type="float">
            <text:p>6,97525583760194</text:p>
          </table:table-cell>
          <table:table-cell table:formula="of:=SQRT(POWER([.BB$4]-[.AX69];2)+POWER([.BB$5]-[.AY69];2)+POWER([.BB$6]-[.AZ69];2))" office:value-type="float" office:value="47.4817096316681" calcext:value-type="float">
            <text:p>47,4817096316681</text:p>
          </table:table-cell>
          <table:table-cell table:formula="of:=SQRT(POWER([.BC$4]-[.$B69];2)+POWER([.BC$5]-[.$C69];2)+POWER([.BC$6]-[.$D69];2))" office:value-type="float" office:value="7.6335989546216" calcext:value-type="float">
            <text:p>7,6335989546216</text:p>
          </table:table-cell>
          <table:table-cell table:formula="of:=SQRT(POWER([.BD$4]-[.AZ69];2)+POWER([.BD$5]-[.BA69];2)+POWER([.BD$6]-[.BB69];2))" office:value-type="float" office:value="52.2254762704017" calcext:value-type="float">
            <text:p>52,2254762704017</text:p>
          </table:table-cell>
          <table:table-cell table:formula="of:=SQRT(POWER([.BE$4]-[.$B69];2)+POWER([.BE$5]-[.$C69];2)+POWER([.BE$6]-[.$D69];2))" office:value-type="float" office:value="6.27151449013713" calcext:value-type="float">
            <text:p>6,27151449013713</text:p>
          </table:table-cell>
          <table:table-cell table:formula="of:=SQRT(POWER([.BF$4]-[.BB69];2)+POWER([.BF$5]-[.BC69];2)+POWER([.BF$6]-[.BD69];2))" office:value-type="float" office:value="57.5716300003742" calcext:value-type="float">
            <text:p>57,5716300003742</text:p>
          </table:table-cell>
          <table:table-cell table:formula="of:=SQRT(POWER([.BG$4]-[.$B69];2)+POWER([.BG$5]-[.$C69];2)+POWER([.BG$6]-[.$D69];2))" office:value-type="float" office:value="6.33756783001176" calcext:value-type="float">
            <text:p>6,33756783001176</text:p>
          </table:table-cell>
          <table:table-cell table:formula="of:=SQRT(POWER([.BH$4]-[.BD69];2)+POWER([.BH$5]-[.BE69];2)+POWER([.BH$6]-[.BF69];2))" office:value-type="float" office:value="63.4246213217064" calcext:value-type="float">
            <text:p>63,4246213217064</text:p>
          </table:table-cell>
          <table:table-cell table:formula="of:=SQRT(POWER([.BI$4]-[.$B69];2)+POWER([.BI$5]-[.$C69];2)+POWER([.BI$6]-[.$D69];2))" office:value-type="float" office:value="7.47662611075343" calcext:value-type="float">
            <text:p>7,47662611075343</text:p>
          </table:table-cell>
          <table:table-cell table:formula="of:=SQRT(POWER([.BJ$4]-[.BF69];2)+POWER([.BJ$5]-[.BG69];2)+POWER([.BJ$6]-[.BH69];2))" office:value-type="float" office:value="68.6255440501193" calcext:value-type="float">
            <text:p>68,6255440501193</text:p>
          </table:table-cell>
          <table:table-cell table:formula="of:=SQRT(POWER([.BK$4]-[.$B69];2)+POWER([.BK$5]-[.$C69];2)+POWER([.BK$6]-[.$D69];2))" office:value-type="float" office:value="2.45178486005604" calcext:value-type="float">
            <text:p>2,45178486005604</text:p>
          </table:table-cell>
          <table:table-cell table:formula="of:=SQRT(POWER([.BL$4]-[.BH69];2)+POWER([.BL$5]-[.BI69];2)+POWER([.BL$6]-[.BJ69];2))" office:value-type="float" office:value="74.2241716171872" calcext:value-type="float">
            <text:p>74,2241716171872</text:p>
          </table:table-cell>
          <table:table-cell table:formula="of:=SQRT(POWER([.BM$4]-[.$B69];2)+POWER([.BM$5]-[.$C69];2)+POWER([.BM$6]-[.$D69];2))" office:value-type="float" office:value="2.4871753054419" calcext:value-type="float">
            <text:p>2,4871753054419</text:p>
          </table:table-cell>
          <table:table-cell table:formula="of:=SQRT(POWER([.BN$4]-[.BJ69];2)+POWER([.BN$5]-[.BK69];2)+POWER([.BN$6]-[.BL69];2))" office:value-type="float" office:value="83.6648283583051" calcext:value-type="float">
            <text:p>83,6648283583051</text:p>
          </table:table-cell>
          <table:table-cell table:formula="of:=SQRT(POWER([.BO$4]-[.$B69];2)+POWER([.BO$5]-[.$C69];2)+POWER([.BO$6]-[.$D69];2))" office:value-type="float" office:value="0" calcext:value-type="float">
            <text:p>0</text:p>
          </table:table-cell>
          <table:table-cell table:formula="of:=SQRT(POWER([.BP$4]-[.BL69];2)+POWER([.BP$5]-[.BM69];2)+POWER([.BP$6]-[.BN69];2))" office:value-type="float" office:value="93.2378302000646" calcext:value-type="float">
            <text:p>93,2378302000646</text:p>
          </table:table-cell>
          <table:table-cell table:formula="of:=SQRT(POWER([.BQ$4]-[.$B69];2)+POWER([.BQ$5]-[.$C69];2)+POWER([.BQ$6]-[.$D69];2))" office:value-type="float" office:value="2.53626812462721" calcext:value-type="float">
            <text:p>2,53626812462721</text:p>
          </table:table-cell>
          <table:table-cell table:formula="of:=SQRT(POWER([.BR$4]-[.BN69];2)+POWER([.BR$5]-[.BO69];2)+POWER([.BR$6]-[.BP69];2))" office:value-type="float" office:value="105.180321641809" calcext:value-type="float">
            <text:p>105,180321641809</text:p>
          </table:table-cell>
          <table:table-cell table:formula="of:=SQRT(POWER([.BS$4]-[.$B69];2)+POWER([.BS$5]-[.$C69];2)+POWER([.BS$6]-[.$D69];2))" office:value-type="float" office:value="3.82097068818906" calcext:value-type="float">
            <text:p>3,82097068818906</text:p>
          </table:table-cell>
          <table:table-cell table:formula="of:=SQRT(POWER([.BT$4]-[.BP69];2)+POWER([.BT$5]-[.BQ69];2)+POWER([.BT$6]-[.BR69];2))" office:value-type="float" office:value="118.970465931488" calcext:value-type="float">
            <text:p>118,970465931488</text:p>
          </table:table-cell>
          <table:table-cell table:formula="of:=SQRT(POWER([.BU$4]-[.$B69];2)+POWER([.BU$5]-[.$C69];2)+POWER([.BU$6]-[.$D69];2))" office:value-type="float" office:value="4.25542242321488" calcext:value-type="float">
            <text:p>4,25542242321488</text:p>
          </table:table-cell>
          <table:table-cell table:formula="of:=SQRT(POWER([.BV$4]-[.BR69];2)+POWER([.BV$5]-[.BS69];2)+POWER([.BV$6]-[.BT69];2))" office:value-type="float" office:value="137.515455886043" calcext:value-type="float">
            <text:p>137,515455886043</text:p>
          </table:table-cell>
          <table:table-cell table:formula="of:=SQRT(POWER([.BW$4]-[.$B69];2)+POWER([.BW$5]-[.$C69];2)+POWER([.BW$6]-[.$D69];2))" office:value-type="float" office:value="2.96556335288929" calcext:value-type="float">
            <text:p>2,96556335288929</text:p>
          </table:table-cell>
          <table:table-cell table:formula="of:=SQRT(POWER([.BX$4]-[.BT69];2)+POWER([.BX$5]-[.BU69];2)+POWER([.BX$6]-[.BV69];2))" office:value-type="float" office:value="156.882227146143" calcext:value-type="float">
            <text:p>156,882227146143</text:p>
          </table:table-cell>
          <table:table-cell table:formula="of:=SQRT(POWER([.BY$4]-[.$B69];2)+POWER([.BY$5]-[.$C69];2)+POWER([.BY$6]-[.$D69];2))" office:value-type="float" office:value="4.45903240625138" calcext:value-type="float">
            <text:p>4,45903240625138</text:p>
          </table:table-cell>
          <table:table-cell table:formula="of:=SQRT(POWER([.BZ$4]-[.BV69];2)+POWER([.BZ$5]-[.BW69];2)+POWER([.BZ$6]-[.BX69];2))" office:value-type="float" office:value="183.111878362895" calcext:value-type="float">
            <text:p>183,111878362895</text:p>
          </table:table-cell>
          <table:table-cell table:formula="of:=SQRT(POWER([.CA$4]-[.$B69];2)+POWER([.CA$5]-[.$C69];2)+POWER([.CA$6]-[.$D69];2))" office:value-type="float" office:value="5.46517264137191" calcext:value-type="float">
            <text:p>5,46517264137191</text:p>
          </table:table-cell>
          <table:table-cell table:formula="of:=SQRT(POWER([.CB$4]-[.BX69];2)+POWER([.CB$5]-[.BY69];2)+POWER([.CB$6]-[.BZ69];2))" office:value-type="float" office:value="212.787848118683" calcext:value-type="float">
            <text:p>212,787848118683</text:p>
          </table:table-cell>
          <table:table-cell table:formula="of:=SQRT(POWER([.CC$4]-[.$B69];2)+POWER([.CC$5]-[.$C69];2)+POWER([.CC$6]-[.$D69];2))" office:value-type="float" office:value="5.87864678306155" calcext:value-type="float">
            <text:p>5,87864678306155</text:p>
          </table:table-cell>
          <table:table-cell table:formula="of:=SQRT(POWER([.CD$4]-[.BZ69];2)+POWER([.CD$5]-[.CA69];2)+POWER([.CD$6]-[.CB69];2))" office:value-type="float" office:value="251.404372590855" calcext:value-type="float">
            <text:p>251,404372590855</text:p>
          </table:table-cell>
          <table:table-cell table:formula="of:=SQRT(POWER([.CE$4]-[.$B69];2)+POWER([.CE$5]-[.$C69];2)+POWER([.CE$6]-[.$D69];2))" office:value-type="float" office:value="6.73683709169221" calcext:value-type="float">
            <text:p>6,73683709169221</text:p>
          </table:table-cell>
          <table:table-cell table:formula="of:=SQRT(POWER([.CF$4]-[.CB69];2)+POWER([.CF$5]-[.CC69];2)+POWER([.CF$6]-[.CD69];2))" office:value-type="float" office:value="299.248267335087" calcext:value-type="float">
            <text:p>299,248267335087</text:p>
          </table:table-cell>
          <table:table-cell table:formula="of:=SQRT(POWER([.CG$4]-[.$B69];2)+POWER([.CG$5]-[.$C69];2)+POWER([.CG$6]-[.$D69];2))" office:value-type="float" office:value="7.72181306430038" calcext:value-type="float">
            <text:p>7,72181306430038</text:p>
          </table:table-cell>
          <table:table-cell table:formula="of:=SQRT(POWER([.CH$4]-[.CD69];2)+POWER([.CH$5]-[.CE69];2)+POWER([.CH$6]-[.CF69];2))" office:value-type="float" office:value="359.627416864362" calcext:value-type="float">
            <text:p>359,627416864362</text:p>
          </table:table-cell>
          <table:table-cell table:formula="of:=SQRT(POWER([.CI$4]-[.$B69];2)+POWER([.CI$5]-[.$C69];2)+POWER([.CI$6]-[.$D69];2))" office:value-type="float" office:value="5.20349046314106" calcext:value-type="float">
            <text:p>5,20349046314106</text:p>
          </table:table-cell>
          <table:table-cell table:formula="of:=SQRT(POWER([.CJ$4]-[.CF69];2)+POWER([.CJ$5]-[.CG69];2)+POWER([.CJ$6]-[.CH69];2))" office:value-type="float" office:value="441.347238220978" calcext:value-type="float">
            <text:p>441,347238220978</text:p>
          </table:table-cell>
          <table:table-cell table:formula="of:=SQRT(POWER([.CK$4]-[.CG69];2)+POWER([.CK$5]-[.CH69];2)+POWER([.CK$6]-[.CI69];2))" office:value-type="float" office:value="324.044101913235" calcext:value-type="float">
            <text:p>324,044101913235</text:p>
          </table:table-cell>
          <table:table-cell table:formula="of:=SQRT(POWER([.CL$4]-[.$B69];2)+POWER([.CL$5]-[.$C69];2)+POWER([.CL$6]-[.$D69];2))" office:value-type="float" office:value="8.00035961691723" calcext:value-type="float">
            <text:p>8,00035961691723</text:p>
          </table:table-cell>
          <table:table-cell table:formula="of:=SQRT(POWER([.CM$4]-[.CI69];2)+POWER([.CM$5]-[.CJ69];2)+POWER([.CM$6]-[.CK69];2))" office:value-type="float" office:value="515.405993803198" calcext:value-type="float">
            <text:p>515,405993803198</text:p>
          </table:table-cell>
          <table:table-cell table:formula="of:=SQRT(POWER([.CN$4]-[.$B69];2)+POWER([.CN$5]-[.$C69];2)+POWER([.CN$6]-[.$D69];2))" office:value-type="float" office:value="4.99878085136766" calcext:value-type="float">
            <text:p>4,99878085136766</text:p>
          </table:table-cell>
          <table:table-cell table:formula="of:=SQRT(POWER([.CO$4]-[.CK69];2)+POWER([.CO$5]-[.CL69];2)+POWER([.CO$6]-[.CM69];2))" office:value-type="float" office:value="588.216957552231" calcext:value-type="float">
            <text:p>588,216957552231</text:p>
          </table:table-cell>
          <table:table-cell table:formula="of:=SQRT(POWER([.CP$4]-[.$B69];2)+POWER([.CP$5]-[.$C69];2)+POWER([.CP$6]-[.$D69];2))" office:value-type="float" office:value="4.46904889210221" calcext:value-type="float">
            <text:p>4,46904889210221</text:p>
          </table:table-cell>
          <table:table-cell table:formula="of:=SQRT(POWER([.CQ$4]-[.CM69];2)+POWER([.CQ$5]-[.CN69];2)+POWER([.CQ$6]-[.CO69];2))" office:value-type="float" office:value="758.334823292801" calcext:value-type="float">
            <text:p>758,334823292801</text:p>
          </table:table-cell>
          <table:table-cell table:formula="of:=SQRT(POWER([.CR$4]-[.$B69];2)+POWER([.CR$5]-[.$C69];2)+POWER([.CR$6]-[.$D69];2))" office:value-type="float" office:value="3.86736331368026" calcext:value-type="float">
            <text:p>3,86736331368026</text:p>
          </table:table-cell>
          <table:table-cell table:formula="of:=SQRT(POWER([.CS$4]-[.CO69];2)+POWER([.CS$5]-[.CP69];2)+POWER([.CS$6]-[.CQ69];2))" office:value-type="float" office:value="937.45946434162" calcext:value-type="float">
            <text:p>937,45946434162</text:p>
          </table:table-cell>
          <table:table-cell table:formula="of:=SQRT(POWER([.CT$4]-[.CP69];2)+POWER([.CT$5]-[.CQ69];2)+POWER([.CT$6]-[.CR69];2))" office:value-type="float" office:value="721.586635953682" calcext:value-type="float">
            <text:p>721,586635953682</text:p>
          </table:table-cell>
          <table:table-cell table:formula="of:=SQRT(POWER([.CU$4]-[.$B69];2)+POWER([.CU$5]-[.$C69];2)+POWER([.CU$6]-[.$D69];2))" office:value-type="float" office:value="8.01454115966722" calcext:value-type="float">
            <text:p>8,01454115966722</text:p>
          </table:table-cell>
          <table:table-cell table:formula="of:=SQRT(POWER([.CV$4]-[.CR69];2)+POWER([.CV$5]-[.CS69];2)+POWER([.CV$6]-[.CT69];2))" office:value-type="float" office:value="1152.05004615387" calcext:value-type="float">
            <text:p>1152,05004615387</text:p>
          </table:table-cell>
          <table:table-cell table:formula="of:=SQRT(POWER([.CW$4]-[.$B69];2)+POWER([.CW$5]-[.$C69];2)+POWER([.CW$6]-[.$D69];2))" office:value-type="float" office:value="10.1829723558497" calcext:value-type="float">
            <text:p>10,1829723558497</text:p>
          </table:table-cell>
          <table:table-cell table:formula="of:=SQRT(POWER([.CX$4]-[.CT69];2)+POWER([.CX$5]-[.CU69];2)+POWER([.CX$6]-[.CV69];2))" office:value-type="float" office:value="1336.16378434321" calcext:value-type="float">
            <text:p>1336,16378434321</text:p>
          </table:table-cell>
          <table:table-cell table:formula="of:=SQRT(POWER([.CY$4]-[.$B69];2)+POWER([.CY$5]-[.$C69];2)+POWER([.CY$6]-[.$D69];2))" office:value-type="float" office:value="10.1533593455565" calcext:value-type="float">
            <text:p>10,1533593455565</text:p>
          </table:table-cell>
          <table:table-cell table:formula="of:=SQRT(POWER([.CZ$4]-[.$B69];2)+POWER([.CZ$5]-[.$C69];2)+POWER([.CZ$6]-[.$D69];2))" office:value-type="float" office:value="10.038645775203" calcext:value-type="float">
            <text:p>10,038645775203</text:p>
          </table:table-cell>
          <table:table-cell table:formula="of:=SQRT(POWER([.DA$4]-[.$B69];2)+POWER([.DA$5]-[.$C69];2)+POWER([.DA$6]-[.$D69];2))" office:value-type="float" office:value="11.107681846362" calcext:value-type="float">
            <text:p>11,107681846362</text:p>
          </table:table-cell>
          <table:table-cell table:formula="of:=SQRT(POWER([.DB$4]-[.$B69];2)+POWER([.DB$5]-[.$C69];2)+POWER([.DB$6]-[.$D69];2))" office:value-type="float" office:value="10.5685576120869" calcext:value-type="float">
            <text:p>10,56855761208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9.448" calcext:value-type="float">
            <text:p>29,448</text:p>
          </table:table-cell>
          <table:table-cell office:value-type="float" office:value="36.446" calcext:value-type="float">
            <text:p>36,446</text:p>
          </table:table-cell>
          <table:table-cell office:value-type="float" office:value="9.266" calcext:value-type="float">
            <text:p>9,266</text:p>
          </table:table-cell>
          <table:table-cell/>
          <table:table-cell table:formula="of:=SQRT(POWER([.F$4]-[.B70];2)+POWER([.F$5]-[.C70];2)+POWER([.F$6]-[.D70];2))" office:value-type="float" office:value="11.9662694270186" calcext:value-type="float">
            <text:p>11,9662694270186</text:p>
          </table:table-cell>
          <table:table-cell table:formula="of:=SQRT(POWER([.G$4]-[.$B70];2)+POWER([.G$5]-[.$C70];2)+POWER([.G$6]-[.$D70];2))" office:value-type="float" office:value="11.1372936568989" calcext:value-type="float">
            <text:p>11,1372936568989</text:p>
          </table:table-cell>
          <table:table-cell table:formula="of:=SQRT(POWER([.H$4]-[.D70];2)+POWER([.H$5]-[.E70];2)+POWER([.H$6]-[.F70];2))" office:value-type="float" office:value="50.5669528591779" calcext:value-type="float">
            <text:p>50,5669528591779</text:p>
          </table:table-cell>
          <table:table-cell table:formula="of:=SQRT(POWER([.I$4]-[.$B70];2)+POWER([.I$5]-[.$C70];2)+POWER([.I$6]-[.$D70];2))" office:value-type="float" office:value="12.4204546615653" calcext:value-type="float">
            <text:p>12,4204546615653</text:p>
          </table:table-cell>
          <table:table-cell table:formula="of:=SQRT(POWER([.J$4]-[.F70];2)+POWER([.J$5]-[.G70];2)+POWER([.J$6]-[.H70];2))" office:value-type="float" office:value="61.1012588732293" calcext:value-type="float">
            <text:p>61,1012588732293</text:p>
          </table:table-cell>
          <table:table-cell table:formula="of:=SQRT(POWER([.K$4]-[.$B70];2)+POWER([.K$5]-[.$C70];2)+POWER([.K$6]-[.$D70];2))" office:value-type="float" office:value="8.87032913707265" calcext:value-type="float">
            <text:p>8,87032913707265</text:p>
          </table:table-cell>
          <table:table-cell table:formula="of:=SQRT(POWER([.L$4]-[.H70];2)+POWER([.L$5]-[.I70];2)+POWER([.L$6]-[.J70];2))" office:value-type="float" office:value="67.0992267829796" calcext:value-type="float">
            <text:p>67,0992267829796</text:p>
          </table:table-cell>
          <table:table-cell table:formula="of:=SQRT(POWER([.M$4]-[.$B70];2)+POWER([.M$5]-[.$C70];2)+POWER([.M$6]-[.$D70];2))" office:value-type="float" office:value="8.29682264484423" calcext:value-type="float">
            <text:p>8,29682264484423</text:p>
          </table:table-cell>
          <table:table-cell table:formula="of:=SQRT(POWER([.N$4]-[.J70];2)+POWER([.N$5]-[.K70];2)+POWER([.N$6]-[.L70];2))" office:value-type="float" office:value="67.6922568343394" calcext:value-type="float">
            <text:p>67,6922568343394</text:p>
          </table:table-cell>
          <table:table-cell table:formula="of:=SQRT(POWER([.O$4]-[.$B70];2)+POWER([.O$5]-[.$C70];2)+POWER([.O$6]-[.$D70];2))" office:value-type="float" office:value="15.103307650975" calcext:value-type="float">
            <text:p>15,103307650975</text:p>
          </table:table-cell>
          <table:table-cell table:formula="of:=SQRT(POWER([.P$4]-[.L70];2)+POWER([.P$5]-[.M70];2)+POWER([.P$6]-[.N70];2))" office:value-type="float" office:value="68.2036444567377" calcext:value-type="float">
            <text:p>68,2036444567377</text:p>
          </table:table-cell>
          <table:table-cell table:formula="of:=SQRT(POWER([.Q$4]-[.$B70];2)+POWER([.Q$5]-[.$C70];2)+POWER([.Q$6]-[.$D70];2))" office:value-type="float" office:value="14.7469963382378" calcext:value-type="float">
            <text:p>14,7469963382378</text:p>
          </table:table-cell>
          <table:table-cell table:formula="of:=SQRT(POWER([.R$4]-[.N70];2)+POWER([.R$5]-[.O70];2)+POWER([.R$6]-[.P70];2))" office:value-type="float" office:value="66.3475256798473" calcext:value-type="float">
            <text:p>66,3475256798473</text:p>
          </table:table-cell>
          <table:table-cell table:formula="of:=SQRT(POWER([.S$4]-[.$B70];2)+POWER([.S$5]-[.$C70];2)+POWER([.S$6]-[.$D70];2))" office:value-type="float" office:value="17.3083426416281" calcext:value-type="float">
            <text:p>17,3083426416281</text:p>
          </table:table-cell>
          <table:table-cell table:formula="of:=SQRT(POWER([.T$4]-[.P70];2)+POWER([.T$5]-[.Q70];2)+POWER([.T$6]-[.R70];2))" office:value-type="float" office:value="66.1770669620582" calcext:value-type="float">
            <text:p>66,1770669620582</text:p>
          </table:table-cell>
          <table:table-cell table:formula="of:=SQRT(POWER([.U$4]-[.$B70];2)+POWER([.U$5]-[.$C70];2)+POWER([.U$6]-[.$D70];2))" office:value-type="float" office:value="14.9066938319669" calcext:value-type="float">
            <text:p>14,9066938319669</text:p>
          </table:table-cell>
          <table:table-cell table:formula="of:=SQRT(POWER([.V$4]-[.R70];2)+POWER([.V$5]-[.S70];2)+POWER([.V$6]-[.T70];2))" office:value-type="float" office:value="58.23076261821" calcext:value-type="float">
            <text:p>58,23076261821</text:p>
          </table:table-cell>
          <table:table-cell table:formula="of:=SQRT(POWER([.W$4]-[.$B70];2)+POWER([.W$5]-[.$C70];2)+POWER([.W$6]-[.$D70];2))" office:value-type="float" office:value="15.5796751249825" calcext:value-type="float">
            <text:p>15,5796751249825</text:p>
          </table:table-cell>
          <table:table-cell table:formula="of:=SQRT(POWER([.X$4]-[.T70];2)+POWER([.X$5]-[.U70];2)+POWER([.X$6]-[.V70];2))" office:value-type="float" office:value="52.4098738291575" calcext:value-type="float">
            <text:p>52,4098738291575</text:p>
          </table:table-cell>
          <table:table-cell table:formula="of:=SQRT(POWER([.Y$4]-[.$B70];2)+POWER([.Y$5]-[.$C70];2)+POWER([.Y$6]-[.$D70];2))" office:value-type="float" office:value="16.8175518729689" calcext:value-type="float">
            <text:p>16,8175518729689</text:p>
          </table:table-cell>
          <table:table-cell table:formula="of:=SQRT(POWER([.Z$4]-[.V70];2)+POWER([.Z$5]-[.W70];2)+POWER([.Z$6]-[.X70];2))" office:value-type="float" office:value="42.0022991645958" calcext:value-type="float">
            <text:p>42,0022991645958</text:p>
          </table:table-cell>
          <table:table-cell table:formula="of:=SQRT(POWER([.AA$4]-[.$B70];2)+POWER([.AA$5]-[.$C70];2)+POWER([.AA$6]-[.$D70];2))" office:value-type="float" office:value="16.404770190405" calcext:value-type="float">
            <text:p>16,404770190405</text:p>
          </table:table-cell>
          <table:table-cell table:formula="of:=SQRT(POWER([.AB$4]-[.X70];2)+POWER([.AB$5]-[.Y70];2)+POWER([.AB$6]-[.Z70];2))" office:value-type="float" office:value="30.967142735068" calcext:value-type="float">
            <text:p>30,967142735068</text:p>
          </table:table-cell>
          <table:table-cell table:formula="of:=SQRT(POWER([.AC$4]-[.$B70];2)+POWER([.AC$5]-[.$C70];2)+POWER([.AC$6]-[.$D70];2))" office:value-type="float" office:value="22.6792709097978" calcext:value-type="float">
            <text:p>22,6792709097978</text:p>
          </table:table-cell>
          <table:table-cell table:formula="of:=SQRT(POWER([.AD$4]-[.Z70];2)+POWER([.AD$5]-[.AA70];2)+POWER([.AD$6]-[.AB70];2))" office:value-type="float" office:value="19.7087732634748" calcext:value-type="float">
            <text:p>19,7087732634748</text:p>
          </table:table-cell>
          <table:table-cell table:formula="of:=SQRT(POWER([.AE$4]-[.$B70];2)+POWER([.AE$5]-[.$C70];2)+POWER([.AE$6]-[.$D70];2))" office:value-type="float" office:value="24.3991101886934" calcext:value-type="float">
            <text:p>24,3991101886934</text:p>
          </table:table-cell>
          <table:table-cell table:formula="of:=SQRT(POWER([.AF$4]-[.AB70];2)+POWER([.AF$5]-[.AC70];2)+POWER([.AF$6]-[.AD70];2))" office:value-type="float" office:value="19.0997140874849" calcext:value-type="float">
            <text:p>19,0997140874849</text:p>
          </table:table-cell>
          <table:table-cell table:formula="of:=SQRT(POWER([.AG$4]-[.$B70];2)+POWER([.AG$5]-[.$C70];2)+POWER([.AG$6]-[.$D70];2))" office:value-type="float" office:value="24.3745169182899" calcext:value-type="float">
            <text:p>24,3745169182899</text:p>
          </table:table-cell>
          <table:table-cell table:formula="of:=SQRT(POWER([.AH$4]-[.AD70];2)+POWER([.AH$5]-[.AE70];2)+POWER([.AH$6]-[.AF70];2))" office:value-type="float" office:value="28.7719139271236" calcext:value-type="float">
            <text:p>28,7719139271236</text:p>
          </table:table-cell>
          <table:table-cell table:formula="of:=SQRT(POWER([.AI$4]-[.$B70];2)+POWER([.AI$5]-[.$C70];2)+POWER([.AI$6]-[.$D70];2))" office:value-type="float" office:value="24.6291161432967" calcext:value-type="float">
            <text:p>24,6291161432967</text:p>
          </table:table-cell>
          <table:table-cell table:formula="of:=SQRT(POWER([.AJ$4]-[.AF70];2)+POWER([.AJ$5]-[.AG70];2)+POWER([.AJ$6]-[.AH70];2))" office:value-type="float" office:value="34.8885519981607" calcext:value-type="float">
            <text:p>34,8885519981607</text:p>
          </table:table-cell>
          <table:table-cell table:formula="of:=SQRT(POWER([.AK$4]-[.$B70];2)+POWER([.AK$5]-[.$C70];2)+POWER([.AK$6]-[.$D70];2))" office:value-type="float" office:value="25.716012463055" calcext:value-type="float">
            <text:p>25,716012463055</text:p>
          </table:table-cell>
          <table:table-cell table:formula="of:=SQRT(POWER([.AL$4]-[.AH70];2)+POWER([.AL$5]-[.AI70];2)+POWER([.AL$6]-[.AJ70];2))" office:value-type="float" office:value="28.8884816444071" calcext:value-type="float">
            <text:p>28,8884816444071</text:p>
          </table:table-cell>
          <table:table-cell table:formula="of:=SQRT(POWER([.AM$4]-[.$B70];2)+POWER([.AM$5]-[.$C70];2)+POWER([.AM$6]-[.$D70];2))" office:value-type="float" office:value="26.7595965589917" calcext:value-type="float">
            <text:p>26,7595965589917</text:p>
          </table:table-cell>
          <table:table-cell table:formula="of:=SQRT(POWER([.AN$4]-[.AJ70];2)+POWER([.AN$5]-[.AK70];2)+POWER([.AN$6]-[.AL70];2))" office:value-type="float" office:value="24.2116797329988" calcext:value-type="float">
            <text:p>24,2116797329988</text:p>
          </table:table-cell>
          <table:table-cell table:formula="of:=SQRT(POWER([.AO$4]-[.$B70];2)+POWER([.AO$5]-[.$C70];2)+POWER([.AO$6]-[.$D70];2))" office:value-type="float" office:value="27.2899246243004" calcext:value-type="float">
            <text:p>27,2899246243004</text:p>
          </table:table-cell>
          <table:table-cell table:formula="of:=SQRT(POWER([.AP$4]-[.AL70];2)+POWER([.AP$5]-[.AM70];2)+POWER([.AP$6]-[.AN70];2))" office:value-type="float" office:value="28.2383527900234" calcext:value-type="float">
            <text:p>28,2383527900234</text:p>
          </table:table-cell>
          <table:table-cell table:formula="of:=SQRT(POWER([.AQ$4]-[.$B70];2)+POWER([.AQ$5]-[.$C70];2)+POWER([.AQ$6]-[.$D70];2))" office:value-type="float" office:value="16.7842155014764" calcext:value-type="float">
            <text:p>16,7842155014764</text:p>
          </table:table-cell>
          <table:table-cell table:formula="of:=SQRT(POWER([.AR$4]-[.AN70];2)+POWER([.AR$5]-[.AO70];2)+POWER([.AR$6]-[.AP70];2))" office:value-type="float" office:value="29.7730490004894" calcext:value-type="float">
            <text:p>29,7730490004894</text:p>
          </table:table-cell>
          <table:table-cell table:formula="of:=SQRT(POWER([.AS$4]-[.$B70];2)+POWER([.AS$5]-[.$C70];2)+POWER([.AS$6]-[.$D70];2))" office:value-type="float" office:value="15.7712832071458" calcext:value-type="float">
            <text:p>15,7712832071458</text:p>
          </table:table-cell>
          <table:table-cell table:formula="of:=SQRT(POWER([.AT$4]-[.AP70];2)+POWER([.AT$5]-[.AQ70];2)+POWER([.AT$6]-[.AR70];2))" office:value-type="float" office:value="33.5398743836184" calcext:value-type="float">
            <text:p>33,5398743836184</text:p>
          </table:table-cell>
          <table:table-cell table:formula="of:=SQRT(POWER([.AU$4]-[.$B70];2)+POWER([.AU$5]-[.$C70];2)+POWER([.AU$6]-[.$D70];2))" office:value-type="float" office:value="15.6556014576253" calcext:value-type="float">
            <text:p>15,6556014576253</text:p>
          </table:table-cell>
          <table:table-cell table:formula="of:=SQRT(POWER([.AV$4]-[.AR70];2)+POWER([.AV$5]-[.AS70];2)+POWER([.AV$6]-[.AT70];2))" office:value-type="float" office:value="33.3857190158492" calcext:value-type="float">
            <text:p>33,3857190158492</text:p>
          </table:table-cell>
          <table:table-cell table:formula="of:=SQRT(POWER([.AW$4]-[.$B70];2)+POWER([.AW$5]-[.$C70];2)+POWER([.AW$6]-[.$D70];2))" office:value-type="float" office:value="16.716709813836" calcext:value-type="float">
            <text:p>16,716709813836</text:p>
          </table:table-cell>
          <table:table-cell table:formula="of:=SQRT(POWER([.AX$4]-[.AT70];2)+POWER([.AX$5]-[.AU70];2)+POWER([.AX$6]-[.AV70];2))" office:value-type="float" office:value="30.7273571610954" calcext:value-type="float">
            <text:p>30,7273571610954</text:p>
          </table:table-cell>
          <table:table-cell table:formula="of:=SQRT(POWER([.AY$4]-[.$B70];2)+POWER([.AY$5]-[.$C70];2)+POWER([.AY$6]-[.$D70];2))" office:value-type="float" office:value="9.29918523312661" calcext:value-type="float">
            <text:p>9,29918523312661</text:p>
          </table:table-cell>
          <table:table-cell table:formula="of:=SQRT(POWER([.AZ$4]-[.AV70];2)+POWER([.AZ$5]-[.AW70];2)+POWER([.AZ$6]-[.AX70];2))" office:value-type="float" office:value="34.5240685680841" calcext:value-type="float">
            <text:p>34,5240685680841</text:p>
          </table:table-cell>
          <table:table-cell table:formula="of:=SQRT(POWER([.BA$4]-[.$B70];2)+POWER([.BA$5]-[.$C70];2)+POWER([.BA$6]-[.$D70];2))" office:value-type="float" office:value="8.31766878398028" calcext:value-type="float">
            <text:p>8,31766878398028</text:p>
          </table:table-cell>
          <table:table-cell table:formula="of:=SQRT(POWER([.BB$4]-[.AX70];2)+POWER([.BB$5]-[.AY70];2)+POWER([.BB$6]-[.AZ70];2))" office:value-type="float" office:value="44.8158811734405" calcext:value-type="float">
            <text:p>44,8158811734405</text:p>
          </table:table-cell>
          <table:table-cell table:formula="of:=SQRT(POWER([.BC$4]-[.$B70];2)+POWER([.BC$5]-[.$C70];2)+POWER([.BC$6]-[.$D70];2))" office:value-type="float" office:value="8.972847318438" calcext:value-type="float">
            <text:p>8,972847318438</text:p>
          </table:table-cell>
          <table:table-cell table:formula="of:=SQRT(POWER([.BD$4]-[.AZ70];2)+POWER([.BD$5]-[.BA70];2)+POWER([.BD$6]-[.BB70];2))" office:value-type="float" office:value="49.2851914008638" calcext:value-type="float">
            <text:p>49,2851914008638</text:p>
          </table:table-cell>
          <table:table-cell table:formula="of:=SQRT(POWER([.BE$4]-[.$B70];2)+POWER([.BE$5]-[.$C70];2)+POWER([.BE$6]-[.$D70];2))" office:value-type="float" office:value="7.36563819366659" calcext:value-type="float">
            <text:p>7,36563819366659</text:p>
          </table:table-cell>
          <table:table-cell table:formula="of:=SQRT(POWER([.BF$4]-[.BB70];2)+POWER([.BF$5]-[.BC70];2)+POWER([.BF$6]-[.BD70];2))" office:value-type="float" office:value="53.9586549010908" calcext:value-type="float">
            <text:p>53,9586549010908</text:p>
          </table:table-cell>
          <table:table-cell table:formula="of:=SQRT(POWER([.BG$4]-[.$B70];2)+POWER([.BG$5]-[.$C70];2)+POWER([.BG$6]-[.$D70];2))" office:value-type="float" office:value="7.19368653751329" calcext:value-type="float">
            <text:p>7,19368653751329</text:p>
          </table:table-cell>
          <table:table-cell table:formula="of:=SQRT(POWER([.BH$4]-[.BD70];2)+POWER([.BH$5]-[.BE70];2)+POWER([.BH$6]-[.BF70];2))" office:value-type="float" office:value="59.2411740927554" calcext:value-type="float">
            <text:p>59,2411740927554</text:p>
          </table:table-cell>
          <table:table-cell table:formula="of:=SQRT(POWER([.BI$4]-[.$B70];2)+POWER([.BI$5]-[.$C70];2)+POWER([.BI$6]-[.$D70];2))" office:value-type="float" office:value="8.25230476897212" calcext:value-type="float">
            <text:p>8,25230476897212</text:p>
          </table:table-cell>
          <table:table-cell table:formula="of:=SQRT(POWER([.BJ$4]-[.BF70];2)+POWER([.BJ$5]-[.BG70];2)+POWER([.BJ$6]-[.BH70];2))" office:value-type="float" office:value="63.694333197361" calcext:value-type="float">
            <text:p>63,694333197361</text:p>
          </table:table-cell>
          <table:table-cell table:formula="of:=SQRT(POWER([.BK$4]-[.$B70];2)+POWER([.BK$5]-[.$C70];2)+POWER([.BK$6]-[.$D70];2))" office:value-type="float" office:value="3.2586784130994" calcext:value-type="float">
            <text:p>3,2586784130994</text:p>
          </table:table-cell>
          <table:table-cell table:formula="of:=SQRT(POWER([.BL$4]-[.BH70];2)+POWER([.BL$5]-[.BI70];2)+POWER([.BL$6]-[.BJ70];2))" office:value-type="float" office:value="68.1843433489121" calcext:value-type="float">
            <text:p>68,1843433489121</text:p>
          </table:table-cell>
          <table:table-cell table:formula="of:=SQRT(POWER([.BM$4]-[.$B70];2)+POWER([.BM$5]-[.$C70];2)+POWER([.BM$6]-[.$D70];2))" office:value-type="float" office:value="3.85985349462904" calcext:value-type="float">
            <text:p>3,85985349462904</text:p>
          </table:table-cell>
          <table:table-cell table:formula="of:=SQRT(POWER([.BN$4]-[.BJ70];2)+POWER([.BN$5]-[.BK70];2)+POWER([.BN$6]-[.BL70];2))" office:value-type="float" office:value="76.5126085359575" calcext:value-type="float">
            <text:p>76,5126085359575</text:p>
          </table:table-cell>
          <table:table-cell table:formula="of:=SQRT(POWER([.BO$4]-[.$B70];2)+POWER([.BO$5]-[.$C70];2)+POWER([.BO$6]-[.$D70];2))" office:value-type="float" office:value="1.5219270678978" calcext:value-type="float">
            <text:p>1,5219270678978</text:p>
          </table:table-cell>
          <table:table-cell table:formula="of:=SQRT(POWER([.BP$4]-[.BL70];2)+POWER([.BP$5]-[.BM70];2)+POWER([.BP$6]-[.BN70];2))" office:value-type="float" office:value="84.1692794296269" calcext:value-type="float">
            <text:p>84,1692794296269</text:p>
          </table:table-cell>
          <table:table-cell table:formula="of:=SQRT(POWER([.BQ$4]-[.$B70];2)+POWER([.BQ$5]-[.$C70];2)+POWER([.BQ$6]-[.$D70];2))" office:value-type="float" office:value="1.39931912014379" calcext:value-type="float">
            <text:p>1,39931912014379</text:p>
          </table:table-cell>
          <table:table-cell table:formula="of:=SQRT(POWER([.BR$4]-[.BN70];2)+POWER([.BR$5]-[.BO70];2)+POWER([.BR$6]-[.BP70];2))" office:value-type="float" office:value="93.8789946262827" calcext:value-type="float">
            <text:p>93,8789946262827</text:p>
          </table:table-cell>
          <table:table-cell table:formula="of:=SQRT(POWER([.BS$4]-[.$B70];2)+POWER([.BS$5]-[.$C70];2)+POWER([.BS$6]-[.$D70];2))" office:value-type="float" office:value="2.42718334700945" calcext:value-type="float">
            <text:p>2,42718334700945</text:p>
          </table:table-cell>
          <table:table-cell table:formula="of:=SQRT(POWER([.BT$4]-[.BP70];2)+POWER([.BT$5]-[.BQ70];2)+POWER([.BT$6]-[.BR70];2))" office:value-type="float" office:value="105.498125538958" calcext:value-type="float">
            <text:p>105,498125538958</text:p>
          </table:table-cell>
          <table:table-cell table:formula="of:=SQRT(POWER([.BU$4]-[.$B70];2)+POWER([.BU$5]-[.$C70];2)+POWER([.BU$6]-[.$D70];2))" office:value-type="float" office:value="2.73393233273978" calcext:value-type="float">
            <text:p>2,73393233273978</text:p>
          </table:table-cell>
          <table:table-cell table:formula="of:=SQRT(POWER([.BV$4]-[.BR70];2)+POWER([.BV$5]-[.BS70];2)+POWER([.BV$6]-[.BT70];2))" office:value-type="float" office:value="120.832440728038" calcext:value-type="float">
            <text:p>120,832440728038</text:p>
          </table:table-cell>
          <table:table-cell table:formula="of:=SQRT(POWER([.BW$4]-[.$B70];2)+POWER([.BW$5]-[.$C70];2)+POWER([.BW$6]-[.$D70];2))" office:value-type="float" office:value="4.24832178630574" calcext:value-type="float">
            <text:p>4,24832178630574</text:p>
          </table:table-cell>
          <table:table-cell table:formula="of:=SQRT(POWER([.BX$4]-[.BT70];2)+POWER([.BX$5]-[.BU70];2)+POWER([.BX$6]-[.BV70];2))" office:value-type="float" office:value="136.542642543049" calcext:value-type="float">
            <text:p>136,542642543049</text:p>
          </table:table-cell>
          <table:table-cell table:formula="of:=SQRT(POWER([.BY$4]-[.$B70];2)+POWER([.BY$5]-[.$C70];2)+POWER([.BY$6]-[.$D70];2))" office:value-type="float" office:value="5.7942487002199" calcext:value-type="float">
            <text:p>5,7942487002199</text:p>
          </table:table-cell>
          <table:table-cell table:formula="of:=SQRT(POWER([.BZ$4]-[.BV70];2)+POWER([.BZ$5]-[.BW70];2)+POWER([.BZ$6]-[.BX70];2))" office:value-type="float" office:value="157.151910561182" calcext:value-type="float">
            <text:p>157,151910561182</text:p>
          </table:table-cell>
          <table:table-cell table:formula="of:=SQRT(POWER([.CA$4]-[.$B70];2)+POWER([.CA$5]-[.$C70];2)+POWER([.CA$6]-[.$D70];2))" office:value-type="float" office:value="6.64749922903343" calcext:value-type="float">
            <text:p>6,64749922903343</text:p>
          </table:table-cell>
          <table:table-cell table:formula="of:=SQRT(POWER([.CB$4]-[.BX70];2)+POWER([.CB$5]-[.BY70];2)+POWER([.CB$6]-[.BZ70];2))" office:value-type="float" office:value="180.12967113008" calcext:value-type="float">
            <text:p>180,12967113008</text:p>
          </table:table-cell>
          <table:table-cell table:formula="of:=SQRT(POWER([.CC$4]-[.$B70];2)+POWER([.CC$5]-[.$C70];2)+POWER([.CC$6]-[.$D70];2))" office:value-type="float" office:value="6.76823566374576" calcext:value-type="float">
            <text:p>6,76823566374576</text:p>
          </table:table-cell>
          <table:table-cell table:formula="of:=SQRT(POWER([.CD$4]-[.BZ70];2)+POWER([.CD$5]-[.CA70];2)+POWER([.CD$6]-[.CB70];2))" office:value-type="float" office:value="210.023505559143" calcext:value-type="float">
            <text:p>210,023505559143</text:p>
          </table:table-cell>
          <table:table-cell table:formula="of:=SQRT(POWER([.CE$4]-[.$B70];2)+POWER([.CE$5]-[.$C70];2)+POWER([.CE$6]-[.$D70];2))" office:value-type="float" office:value="7.54906921414819" calcext:value-type="float">
            <text:p>7,54906921414819</text:p>
          </table:table-cell>
          <table:table-cell table:formula="of:=SQRT(POWER([.CF$4]-[.CB70];2)+POWER([.CF$5]-[.CC70];2)+POWER([.CF$6]-[.CD70];2))" office:value-type="float" office:value="246.895819038472" calcext:value-type="float">
            <text:p>246,895819038472</text:p>
          </table:table-cell>
          <table:table-cell table:formula="of:=SQRT(POWER([.CG$4]-[.$B70];2)+POWER([.CG$5]-[.$C70];2)+POWER([.CG$6]-[.$D70];2))" office:value-type="float" office:value="8.66553039346121" calcext:value-type="float">
            <text:p>8,66553039346121</text:p>
          </table:table-cell>
          <table:table-cell table:formula="of:=SQRT(POWER([.CH$4]-[.CD70];2)+POWER([.CH$5]-[.CE70];2)+POWER([.CH$6]-[.CF70];2))" office:value-type="float" office:value="293.218471660921" calcext:value-type="float">
            <text:p>293,218471660921</text:p>
          </table:table-cell>
          <table:table-cell table:formula="of:=SQRT(POWER([.CI$4]-[.$B70];2)+POWER([.CI$5]-[.$C70];2)+POWER([.CI$6]-[.$D70];2))" office:value-type="float" office:value="6.61155692707852" calcext:value-type="float">
            <text:p>6,61155692707852</text:p>
          </table:table-cell>
          <table:table-cell table:formula="of:=SQRT(POWER([.CJ$4]-[.CF70];2)+POWER([.CJ$5]-[.CG70];2)+POWER([.CJ$6]-[.CH70];2))" office:value-type="float" office:value="356.978076653542" calcext:value-type="float">
            <text:p>356,978076653542</text:p>
          </table:table-cell>
          <table:table-cell table:formula="of:=SQRT(POWER([.CK$4]-[.CG70];2)+POWER([.CK$5]-[.CH70];2)+POWER([.CK$6]-[.CI70];2))" office:value-type="float" office:value="257.88017967736" calcext:value-type="float">
            <text:p>257,88017967736</text:p>
          </table:table-cell>
          <table:table-cell table:formula="of:=SQRT(POWER([.CL$4]-[.$B70];2)+POWER([.CL$5]-[.$C70];2)+POWER([.CL$6]-[.$D70];2))" office:value-type="float" office:value="9.35201668090899" calcext:value-type="float">
            <text:p>9,35201668090899</text:p>
          </table:table-cell>
          <table:table-cell table:formula="of:=SQRT(POWER([.CM$4]-[.CI70];2)+POWER([.CM$5]-[.CJ70];2)+POWER([.CM$6]-[.CK70];2))" office:value-type="float" office:value="408.319872121197" calcext:value-type="float">
            <text:p>408,319872121197</text:p>
          </table:table-cell>
          <table:table-cell table:formula="of:=SQRT(POWER([.CN$4]-[.$B70];2)+POWER([.CN$5]-[.$C70];2)+POWER([.CN$6]-[.$D70];2))" office:value-type="float" office:value="6.22052120002818" calcext:value-type="float">
            <text:p>6,22052120002818</text:p>
          </table:table-cell>
          <table:table-cell table:formula="of:=SQRT(POWER([.CO$4]-[.CK70];2)+POWER([.CO$5]-[.CL70];2)+POWER([.CO$6]-[.CM70];2))" office:value-type="float" office:value="462.547548002566" calcext:value-type="float">
            <text:p>462,547548002566</text:p>
          </table:table-cell>
          <table:table-cell table:formula="of:=SQRT(POWER([.CP$4]-[.$B70];2)+POWER([.CP$5]-[.$C70];2)+POWER([.CP$6]-[.$D70];2))" office:value-type="float" office:value="5.78280762259995" calcext:value-type="float">
            <text:p>5,78280762259995</text:p>
          </table:table-cell>
          <table:table-cell table:formula="of:=SQRT(POWER([.CQ$4]-[.CM70];2)+POWER([.CQ$5]-[.CN70];2)+POWER([.CQ$6]-[.CO70];2))" office:value-type="float" office:value="593.363777670899" calcext:value-type="float">
            <text:p>593,363777670899</text:p>
          </table:table-cell>
          <table:table-cell table:formula="of:=SQRT(POWER([.CR$4]-[.$B70];2)+POWER([.CR$5]-[.$C70];2)+POWER([.CR$6]-[.$D70];2))" office:value-type="float" office:value="4.99319306656572" calcext:value-type="float">
            <text:p>4,99319306656572</text:p>
          </table:table-cell>
          <table:table-cell table:formula="of:=SQRT(POWER([.CS$4]-[.CO70];2)+POWER([.CS$5]-[.CP70];2)+POWER([.CS$6]-[.CQ70];2))" office:value-type="float" office:value="730.207976002568" calcext:value-type="float">
            <text:p>730,207976002568</text:p>
          </table:table-cell>
          <table:table-cell table:formula="of:=SQRT(POWER([.CT$4]-[.CP70];2)+POWER([.CT$5]-[.CQ70];2)+POWER([.CT$6]-[.CR70];2))" office:value-type="float" office:value="556.688247707656" calcext:value-type="float">
            <text:p>556,688247707656</text:p>
          </table:table-cell>
          <table:table-cell table:formula="of:=SQRT(POWER([.CU$4]-[.$B70];2)+POWER([.CU$5]-[.$C70];2)+POWER([.CU$6]-[.$D70];2))" office:value-type="float" office:value="9.16649845906276" calcext:value-type="float">
            <text:p>9,16649845906276</text:p>
          </table:table-cell>
          <table:table-cell table:formula="of:=SQRT(POWER([.CV$4]-[.CR70];2)+POWER([.CV$5]-[.CS70];2)+POWER([.CV$6]-[.CT70];2))" office:value-type="float" office:value="887.320885641827" calcext:value-type="float">
            <text:p>887,320885641827</text:p>
          </table:table-cell>
          <table:table-cell table:formula="of:=SQRT(POWER([.CW$4]-[.$B70];2)+POWER([.CW$5]-[.$C70];2)+POWER([.CW$6]-[.$D70];2))" office:value-type="float" office:value="11.3761758073616" calcext:value-type="float">
            <text:p>11,3761758073616</text:p>
          </table:table-cell>
          <table:table-cell table:formula="of:=SQRT(POWER([.CX$4]-[.CT70];2)+POWER([.CX$5]-[.CU70];2)+POWER([.CX$6]-[.CV70];2))" office:value-type="float" office:value="1024.42636770025" calcext:value-type="float">
            <text:p>1024,42636770025</text:p>
          </table:table-cell>
          <table:table-cell table:formula="of:=SQRT(POWER([.CY$4]-[.$B70];2)+POWER([.CY$5]-[.$C70];2)+POWER([.CY$6]-[.$D70];2))" office:value-type="float" office:value="11.1486265521812" calcext:value-type="float">
            <text:p>11,1486265521812</text:p>
          </table:table-cell>
          <table:table-cell table:formula="of:=SQRT(POWER([.CZ$4]-[.$B70];2)+POWER([.CZ$5]-[.$C70];2)+POWER([.CZ$6]-[.$D70];2))" office:value-type="float" office:value="10.9535573673579" calcext:value-type="float">
            <text:p>10,9535573673579</text:p>
          </table:table-cell>
          <table:table-cell table:formula="of:=SQRT(POWER([.DA$4]-[.$B70];2)+POWER([.DA$5]-[.$C70];2)+POWER([.DA$6]-[.$D70];2))" office:value-type="float" office:value="11.8881886761609" calcext:value-type="float">
            <text:p>11,8881886761609</text:p>
          </table:table-cell>
          <table:table-cell table:formula="of:=SQRT(POWER([.DB$4]-[.$B70];2)+POWER([.DB$5]-[.$C70];2)+POWER([.DB$6]-[.$D70];2))" office:value-type="float" office:value="11.5736988037533" calcext:value-type="float">
            <text:p>11,57369880375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235" calcext:value-type="float">
            <text:p>28,235</text:p>
          </table:table-cell>
          <table:table-cell office:value-type="float" office:value="36.573" calcext:value-type="float">
            <text:p>36,573</text:p>
          </table:table-cell>
          <table:table-cell office:value-type="float" office:value="8.58" calcext:value-type="float">
            <text:p>8,58</text:p>
          </table:table-cell>
          <table:table-cell/>
          <table:table-cell table:formula="of:=SQRT(POWER([.F$4]-[.B71];2)+POWER([.F$5]-[.C71];2)+POWER([.F$6]-[.D71];2))" office:value-type="float" office:value="11.902603664745" calcext:value-type="float">
            <text:p>11,902603664745</text:p>
          </table:table-cell>
          <table:table-cell table:formula="of:=SQRT(POWER([.G$4]-[.$B71];2)+POWER([.G$5]-[.$C71];2)+POWER([.G$6]-[.$D71];2))" office:value-type="float" office:value="11.032581746808" calcext:value-type="float">
            <text:p>11,032581746808</text:p>
          </table:table-cell>
          <table:table-cell table:formula="of:=SQRT(POWER([.H$4]-[.D71];2)+POWER([.H$5]-[.E71];2)+POWER([.H$6]-[.F71];2))" office:value-type="float" office:value="50.8896986214114" calcext:value-type="float">
            <text:p>50,8896986214114</text:p>
          </table:table-cell>
          <table:table-cell table:formula="of:=SQRT(POWER([.I$4]-[.$B71];2)+POWER([.I$5]-[.$C71];2)+POWER([.I$6]-[.$D71];2))" office:value-type="float" office:value="12.4859318434789" calcext:value-type="float">
            <text:p>12,4859318434789</text:p>
          </table:table-cell>
          <table:table-cell table:formula="of:=SQRT(POWER([.J$4]-[.F71];2)+POWER([.J$5]-[.G71];2)+POWER([.J$6]-[.H71];2))" office:value-type="float" office:value="61.4339526079375" calcext:value-type="float">
            <text:p>61,4339526079375</text:p>
          </table:table-cell>
          <table:table-cell table:formula="of:=SQRT(POWER([.K$4]-[.$B71];2)+POWER([.K$5]-[.$C71];2)+POWER([.K$6]-[.$D71];2))" office:value-type="float" office:value="8.6470640682257" calcext:value-type="float">
            <text:p>8,6470640682257</text:p>
          </table:table-cell>
          <table:table-cell table:formula="of:=SQRT(POWER([.L$4]-[.H71];2)+POWER([.L$5]-[.I71];2)+POWER([.L$6]-[.J71];2))" office:value-type="float" office:value="67.4425862753573" calcext:value-type="float">
            <text:p>67,4425862753573</text:p>
          </table:table-cell>
          <table:table-cell table:formula="of:=SQRT(POWER([.M$4]-[.$B71];2)+POWER([.M$5]-[.$C71];2)+POWER([.M$6]-[.$D71];2))" office:value-type="float" office:value="8.04303338299674" calcext:value-type="float">
            <text:p>8,04303338299674</text:p>
          </table:table-cell>
          <table:table-cell table:formula="of:=SQRT(POWER([.N$4]-[.J71];2)+POWER([.N$5]-[.K71];2)+POWER([.N$6]-[.L71];2))" office:value-type="float" office:value="68.1787865041331" calcext:value-type="float">
            <text:p>68,1787865041331</text:p>
          </table:table-cell>
          <table:table-cell table:formula="of:=SQRT(POWER([.O$4]-[.$B71];2)+POWER([.O$5]-[.$C71];2)+POWER([.O$6]-[.$D71];2))" office:value-type="float" office:value="16.3019992025518" calcext:value-type="float">
            <text:p>16,3019992025518</text:p>
          </table:table-cell>
          <table:table-cell table:formula="of:=SQRT(POWER([.P$4]-[.L71];2)+POWER([.P$5]-[.M71];2)+POWER([.P$6]-[.N71];2))" office:value-type="float" office:value="68.8381132270464" calcext:value-type="float">
            <text:p>68,8381132270464</text:p>
          </table:table-cell>
          <table:table-cell table:formula="of:=SQRT(POWER([.Q$4]-[.$B71];2)+POWER([.Q$5]-[.$C71];2)+POWER([.Q$6]-[.$D71];2))" office:value-type="float" office:value="16.0106601050675" calcext:value-type="float">
            <text:p>16,0106601050675</text:p>
          </table:table-cell>
          <table:table-cell table:formula="of:=SQRT(POWER([.R$4]-[.N71];2)+POWER([.R$5]-[.O71];2)+POWER([.R$6]-[.P71];2))" office:value-type="float" office:value="66.5663343604439" calcext:value-type="float">
            <text:p>66,5663343604439</text:p>
          </table:table-cell>
          <table:table-cell table:formula="of:=SQRT(POWER([.S$4]-[.$B71];2)+POWER([.S$5]-[.$C71];2)+POWER([.S$6]-[.$D71];2))" office:value-type="float" office:value="18.5537933857203" calcext:value-type="float">
            <text:p>18,5537933857203</text:p>
          </table:table-cell>
          <table:table-cell table:formula="of:=SQRT(POWER([.T$4]-[.P71];2)+POWER([.T$5]-[.Q71];2)+POWER([.T$6]-[.R71];2))" office:value-type="float" office:value="66.0451421218372" calcext:value-type="float">
            <text:p>66,0451421218372</text:p>
          </table:table-cell>
          <table:table-cell table:formula="of:=SQRT(POWER([.U$4]-[.$B71];2)+POWER([.U$5]-[.$C71];2)+POWER([.U$6]-[.$D71];2))" office:value-type="float" office:value="16.2881389053507" calcext:value-type="float">
            <text:p>16,2881389053507</text:p>
          </table:table-cell>
          <table:table-cell table:formula="of:=SQRT(POWER([.V$4]-[.R71];2)+POWER([.V$5]-[.S71];2)+POWER([.V$6]-[.T71];2))" office:value-type="float" office:value="57.8092154439744" calcext:value-type="float">
            <text:p>57,8092154439744</text:p>
          </table:table-cell>
          <table:table-cell table:formula="of:=SQRT(POWER([.W$4]-[.$B71];2)+POWER([.W$5]-[.$C71];2)+POWER([.W$6]-[.$D71];2))" office:value-type="float" office:value="16.9742249602154" calcext:value-type="float">
            <text:p>16,9742249602154</text:p>
          </table:table-cell>
          <table:table-cell table:formula="of:=SQRT(POWER([.X$4]-[.T71];2)+POWER([.X$5]-[.U71];2)+POWER([.X$6]-[.V71];2))" office:value-type="float" office:value="51.5030777178583" calcext:value-type="float">
            <text:p>51,5030777178583</text:p>
          </table:table-cell>
          <table:table-cell table:formula="of:=SQRT(POWER([.Y$4]-[.$B71];2)+POWER([.Y$5]-[.$C71];2)+POWER([.Y$6]-[.$D71];2))" office:value-type="float" office:value="18.2117228454641" calcext:value-type="float">
            <text:p>18,2117228454641</text:p>
          </table:table-cell>
          <table:table-cell table:formula="of:=SQRT(POWER([.Z$4]-[.V71];2)+POWER([.Z$5]-[.W71];2)+POWER([.Z$6]-[.X71];2))" office:value-type="float" office:value="40.4599844105754" calcext:value-type="float">
            <text:p>40,4599844105754</text:p>
          </table:table-cell>
          <table:table-cell table:formula="of:=SQRT(POWER([.AA$4]-[.$B71];2)+POWER([.AA$5]-[.$C71];2)+POWER([.AA$6]-[.$D71];2))" office:value-type="float" office:value="17.7889786384716" calcext:value-type="float">
            <text:p>17,7889786384716</text:p>
          </table:table-cell>
          <table:table-cell table:formula="of:=SQRT(POWER([.AB$4]-[.X71];2)+POWER([.AB$5]-[.Y71];2)+POWER([.AB$6]-[.Z71];2))" office:value-type="float" office:value="29.0147355197573" calcext:value-type="float">
            <text:p>29,0147355197573</text:p>
          </table:table-cell>
          <table:table-cell table:formula="of:=SQRT(POWER([.AC$4]-[.$B71];2)+POWER([.AC$5]-[.$C71];2)+POWER([.AC$6]-[.$D71];2))" office:value-type="float" office:value="23.8464192070843" calcext:value-type="float">
            <text:p>23,8464192070843</text:p>
          </table:table-cell>
          <table:table-cell table:formula="of:=SQRT(POWER([.AD$4]-[.Z71];2)+POWER([.AD$5]-[.AA71];2)+POWER([.AD$6]-[.AB71];2))" office:value-type="float" office:value="18.211508177387" calcext:value-type="float">
            <text:p>18,211508177387</text:p>
          </table:table-cell>
          <table:table-cell table:formula="of:=SQRT(POWER([.AE$4]-[.$B71];2)+POWER([.AE$5]-[.$C71];2)+POWER([.AE$6]-[.$D71];2))" office:value-type="float" office:value="25.577495577167" calcext:value-type="float">
            <text:p>25,577495577167</text:p>
          </table:table-cell>
          <table:table-cell table:formula="of:=SQRT(POWER([.AF$4]-[.AB71];2)+POWER([.AF$5]-[.AC71];2)+POWER([.AF$6]-[.AD71];2))" office:value-type="float" office:value="20.3214896039629" calcext:value-type="float">
            <text:p>20,3214896039629</text:p>
          </table:table-cell>
          <table:table-cell table:formula="of:=SQRT(POWER([.AG$4]-[.$B71];2)+POWER([.AG$5]-[.$C71];2)+POWER([.AG$6]-[.$D71];2))" office:value-type="float" office:value="25.471988556059" calcext:value-type="float">
            <text:p>25,471988556059</text:p>
          </table:table-cell>
          <table:table-cell table:formula="of:=SQRT(POWER([.AH$4]-[.AD71];2)+POWER([.AH$5]-[.AE71];2)+POWER([.AH$6]-[.AF71];2))" office:value-type="float" office:value="30.6494944622212" calcext:value-type="float">
            <text:p>30,6494944622212</text:p>
          </table:table-cell>
          <table:table-cell table:formula="of:=SQRT(POWER([.AI$4]-[.$B71];2)+POWER([.AI$5]-[.$C71];2)+POWER([.AI$6]-[.$D71];2))" office:value-type="float" office:value="25.8410683602672" calcext:value-type="float">
            <text:p>25,8410683602672</text:p>
          </table:table-cell>
          <table:table-cell table:formula="of:=SQRT(POWER([.AJ$4]-[.AF71];2)+POWER([.AJ$5]-[.AG71];2)+POWER([.AJ$6]-[.AH71];2))" office:value-type="float" office:value="34.6484198006327" calcext:value-type="float">
            <text:p>34,6484198006327</text:p>
          </table:table-cell>
          <table:table-cell table:formula="of:=SQRT(POWER([.AK$4]-[.$B71];2)+POWER([.AK$5]-[.$C71];2)+POWER([.AK$6]-[.$D71];2))" office:value-type="float" office:value="26.9762567269812" calcext:value-type="float">
            <text:p>26,9762567269812</text:p>
          </table:table-cell>
          <table:table-cell table:formula="of:=SQRT(POWER([.AL$4]-[.AH71];2)+POWER([.AL$5]-[.AI71];2)+POWER([.AL$6]-[.AJ71];2))" office:value-type="float" office:value="27.3523818692715" calcext:value-type="float">
            <text:p>27,3523818692715</text:p>
          </table:table-cell>
          <table:table-cell table:formula="of:=SQRT(POWER([.AM$4]-[.$B71];2)+POWER([.AM$5]-[.$C71];2)+POWER([.AM$6]-[.$D71];2))" office:value-type="float" office:value="27.9948435609131" calcext:value-type="float">
            <text:p>27,9948435609131</text:p>
          </table:table-cell>
          <table:table-cell table:formula="of:=SQRT(POWER([.AN$4]-[.AJ71];2)+POWER([.AN$5]-[.AK71];2)+POWER([.AN$6]-[.AL71];2))" office:value-type="float" office:value="23.6485271129738" calcext:value-type="float">
            <text:p>23,6485271129738</text:p>
          </table:table-cell>
          <table:table-cell table:formula="of:=SQRT(POWER([.AO$4]-[.$B71];2)+POWER([.AO$5]-[.$C71];2)+POWER([.AO$6]-[.$D71];2))" office:value-type="float" office:value="28.4590811165786" calcext:value-type="float">
            <text:p>28,4590811165786</text:p>
          </table:table-cell>
          <table:table-cell table:formula="of:=SQRT(POWER([.AP$4]-[.AL71];2)+POWER([.AP$5]-[.AM71];2)+POWER([.AP$6]-[.AN71];2))" office:value-type="float" office:value="29.6001217751475" calcext:value-type="float">
            <text:p>29,6001217751475</text:p>
          </table:table-cell>
          <table:table-cell table:formula="of:=SQRT(POWER([.AQ$4]-[.$B71];2)+POWER([.AQ$5]-[.$C71];2)+POWER([.AQ$6]-[.$D71];2))" office:value-type="float" office:value="18.0833196620532" calcext:value-type="float">
            <text:p>18,0833196620532</text:p>
          </table:table-cell>
          <table:table-cell table:formula="of:=SQRT(POWER([.AR$4]-[.AN71];2)+POWER([.AR$5]-[.AO71];2)+POWER([.AR$6]-[.AP71];2))" office:value-type="float" office:value="30.6550301516985" calcext:value-type="float">
            <text:p>30,6550301516985</text:p>
          </table:table-cell>
          <table:table-cell table:formula="of:=SQRT(POWER([.AS$4]-[.$B71];2)+POWER([.AS$5]-[.$C71];2)+POWER([.AS$6]-[.$D71];2))" office:value-type="float" office:value="16.9961600369025" calcext:value-type="float">
            <text:p>16,9961600369025</text:p>
          </table:table-cell>
          <table:table-cell table:formula="of:=SQRT(POWER([.AT$4]-[.AP71];2)+POWER([.AT$5]-[.AQ71];2)+POWER([.AT$6]-[.AR71];2))" office:value-type="float" office:value="32.5665683098665" calcext:value-type="float">
            <text:p>32,5665683098665</text:p>
          </table:table-cell>
          <table:table-cell table:formula="of:=SQRT(POWER([.AU$4]-[.$B71];2)+POWER([.AU$5]-[.$C71];2)+POWER([.AU$6]-[.$D71];2))" office:value-type="float" office:value="16.9137298370289" calcext:value-type="float">
            <text:p>16,9137298370289</text:p>
          </table:table-cell>
          <table:table-cell table:formula="of:=SQRT(POWER([.AV$4]-[.AR71];2)+POWER([.AV$5]-[.AS71];2)+POWER([.AV$6]-[.AT71];2))" office:value-type="float" office:value="31.6178881772278" calcext:value-type="float">
            <text:p>31,6178881772278</text:p>
          </table:table-cell>
          <table:table-cell table:formula="of:=SQRT(POWER([.AW$4]-[.$B71];2)+POWER([.AW$5]-[.$C71];2)+POWER([.AW$6]-[.$D71];2))" office:value-type="float" office:value="17.9826772478405" calcext:value-type="float">
            <text:p>17,9826772478405</text:p>
          </table:table-cell>
          <table:table-cell table:formula="of:=SQRT(POWER([.AX$4]-[.AT71];2)+POWER([.AX$5]-[.AU71];2)+POWER([.AX$6]-[.AV71];2))" office:value-type="float" office:value="29.0313264792193" calcext:value-type="float">
            <text:p>29,0313264792193</text:p>
          </table:table-cell>
          <table:table-cell table:formula="of:=SQRT(POWER([.AY$4]-[.$B71];2)+POWER([.AY$5]-[.$C71];2)+POWER([.AY$6]-[.$D71];2))" office:value-type="float" office:value="10.0060759541391" calcext:value-type="float">
            <text:p>10,0060759541391</text:p>
          </table:table-cell>
          <table:table-cell table:formula="of:=SQRT(POWER([.AZ$4]-[.AV71];2)+POWER([.AZ$5]-[.AW71];2)+POWER([.AZ$6]-[.AX71];2))" office:value-type="float" office:value="32.5796304141562" calcext:value-type="float">
            <text:p>32,5796304141562</text:p>
          </table:table-cell>
          <table:table-cell table:formula="of:=SQRT(POWER([.BA$4]-[.$B71];2)+POWER([.BA$5]-[.$C71];2)+POWER([.BA$6]-[.$D71];2))" office:value-type="float" office:value="8.75740064174296" calcext:value-type="float">
            <text:p>8,75740064174296</text:p>
          </table:table-cell>
          <table:table-cell table:formula="of:=SQRT(POWER([.BB$4]-[.AX71];2)+POWER([.BB$5]-[.AY71];2)+POWER([.BB$6]-[.AZ71];2))" office:value-type="float" office:value="43.2265846357024" calcext:value-type="float">
            <text:p>43,2265846357024</text:p>
          </table:table-cell>
          <table:table-cell table:formula="of:=SQRT(POWER([.BC$4]-[.$B71];2)+POWER([.BC$5]-[.$C71];2)+POWER([.BC$6]-[.$D71];2))" office:value-type="float" office:value="9.70038973443851" calcext:value-type="float">
            <text:p>9,70038973443851</text:p>
          </table:table-cell>
          <table:table-cell table:formula="of:=SQRT(POWER([.BD$4]-[.AZ71];2)+POWER([.BD$5]-[.BA71];2)+POWER([.BD$6]-[.BB71];2))" office:value-type="float" office:value="47.869149143091" calcext:value-type="float">
            <text:p>47,869149143091</text:p>
          </table:table-cell>
          <table:table-cell table:formula="of:=SQRT(POWER([.BE$4]-[.$B71];2)+POWER([.BE$5]-[.$C71];2)+POWER([.BE$6]-[.$D71];2))" office:value-type="float" office:value="8.10671215721886" calcext:value-type="float">
            <text:p>8,10671215721886</text:p>
          </table:table-cell>
          <table:table-cell table:formula="of:=SQRT(POWER([.BF$4]-[.BB71];2)+POWER([.BF$5]-[.BC71];2)+POWER([.BF$6]-[.BD71];2))" office:value-type="float" office:value="52.1323922134722" calcext:value-type="float">
            <text:p>52,1323922134722</text:p>
          </table:table-cell>
          <table:table-cell table:formula="of:=SQRT(POWER([.BG$4]-[.$B71];2)+POWER([.BG$5]-[.$C71];2)+POWER([.BG$6]-[.$D71];2))" office:value-type="float" office:value="7.84409676125939" calcext:value-type="float">
            <text:p>7,84409676125939</text:p>
          </table:table-cell>
          <table:table-cell table:formula="of:=SQRT(POWER([.BH$4]-[.BD71];2)+POWER([.BH$5]-[.BE71];2)+POWER([.BH$6]-[.BF71];2))" office:value-type="float" office:value="57.0601253846339" calcext:value-type="float">
            <text:p>57,0601253846339</text:p>
          </table:table-cell>
          <table:table-cell table:formula="of:=SQRT(POWER([.BI$4]-[.$B71];2)+POWER([.BI$5]-[.$C71];2)+POWER([.BI$6]-[.$D71];2))" office:value-type="float" office:value="8.749475984309" calcext:value-type="float">
            <text:p>8,749475984309</text:p>
          </table:table-cell>
          <table:table-cell table:formula="of:=SQRT(POWER([.BJ$4]-[.BF71];2)+POWER([.BJ$5]-[.BG71];2)+POWER([.BJ$6]-[.BH71];2))" office:value-type="float" office:value="61.0678946354162" calcext:value-type="float">
            <text:p>61,0678946354162</text:p>
          </table:table-cell>
          <table:table-cell table:formula="of:=SQRT(POWER([.BK$4]-[.$B71];2)+POWER([.BK$5]-[.$C71];2)+POWER([.BK$6]-[.$D71];2))" office:value-type="float" office:value="3.60820966685696" calcext:value-type="float">
            <text:p>3,60820966685696</text:p>
          </table:table-cell>
          <table:table-cell table:formula="of:=SQRT(POWER([.BL$4]-[.BH71];2)+POWER([.BL$5]-[.BI71];2)+POWER([.BL$6]-[.BJ71];2))" office:value-type="float" office:value="64.9850685230224" calcext:value-type="float">
            <text:p>64,9850685230224</text:p>
          </table:table-cell>
          <table:table-cell table:formula="of:=SQRT(POWER([.BM$4]-[.$B71];2)+POWER([.BM$5]-[.$C71];2)+POWER([.BM$6]-[.$D71];2))" office:value-type="float" office:value="4.8273231712824" calcext:value-type="float">
            <text:p>4,8273231712824</text:p>
          </table:table-cell>
          <table:table-cell table:formula="of:=SQRT(POWER([.BN$4]-[.BJ71];2)+POWER([.BN$5]-[.BK71];2)+POWER([.BN$6]-[.BL71];2))" office:value-type="float" office:value="72.8147709830241" calcext:value-type="float">
            <text:p>72,8147709830241</text:p>
          </table:table-cell>
          <table:table-cell table:formula="of:=SQRT(POWER([.BO$4]-[.$B71];2)+POWER([.BO$5]-[.$C71];2)+POWER([.BO$6]-[.$D71];2))" office:value-type="float" office:value="2.53626812462721" calcext:value-type="float">
            <text:p>2,53626812462721</text:p>
          </table:table-cell>
          <table:table-cell table:formula="of:=SQRT(POWER([.BP$4]-[.BL71];2)+POWER([.BP$5]-[.BM71];2)+POWER([.BP$6]-[.BN71];2))" office:value-type="float" office:value="79.3792810313984" calcext:value-type="float">
            <text:p>79,3792810313984</text:p>
          </table:table-cell>
          <table:table-cell table:formula="of:=SQRT(POWER([.BQ$4]-[.$B71];2)+POWER([.BQ$5]-[.$C71];2)+POWER([.BQ$6]-[.$D71];2))" office:value-type="float" office:value="0" calcext:value-type="float">
            <text:p>0</text:p>
          </table:table-cell>
          <table:table-cell table:formula="of:=SQRT(POWER([.BR$4]-[.BN71];2)+POWER([.BR$5]-[.BO71];2)+POWER([.BR$6]-[.BP71];2))" office:value-type="float" office:value="87.9061849582521" calcext:value-type="float">
            <text:p>87,9061849582521</text:p>
          </table:table-cell>
          <table:table-cell table:formula="of:=SQRT(POWER([.BS$4]-[.$B71];2)+POWER([.BS$5]-[.$C71];2)+POWER([.BS$6]-[.$D71];2))" office:value-type="float" office:value="1.39115239999074" calcext:value-type="float">
            <text:p>1,39115239999074</text:p>
          </table:table-cell>
          <table:table-cell table:formula="of:=SQRT(POWER([.BT$4]-[.BP71];2)+POWER([.BT$5]-[.BQ71];2)+POWER([.BT$6]-[.BR71];2))" office:value-type="float" office:value="98.7802754784587" calcext:value-type="float">
            <text:p>98,7802754784587</text:p>
          </table:table-cell>
          <table:table-cell table:formula="of:=SQRT(POWER([.BU$4]-[.$B71];2)+POWER([.BU$5]-[.$C71];2)+POWER([.BU$6]-[.$D71];2))" office:value-type="float" office:value="2.37162813273919" calcext:value-type="float">
            <text:p>2,37162813273919</text:p>
          </table:table-cell>
          <table:table-cell table:formula="of:=SQRT(POWER([.BV$4]-[.BR71];2)+POWER([.BV$5]-[.BS71];2)+POWER([.BV$6]-[.BT71];2))" office:value-type="float" office:value="112.536266325168" calcext:value-type="float">
            <text:p>112,536266325168</text:p>
          </table:table-cell>
          <table:table-cell table:formula="of:=SQRT(POWER([.BW$4]-[.$B71];2)+POWER([.BW$5]-[.$C71];2)+POWER([.BW$6]-[.$D71];2))" office:value-type="float" office:value="5.444063739524" calcext:value-type="float">
            <text:p>5,444063739524</text:p>
          </table:table-cell>
          <table:table-cell table:formula="of:=SQRT(POWER([.BX$4]-[.BT71];2)+POWER([.BX$5]-[.BU71];2)+POWER([.BX$6]-[.BV71];2))" office:value-type="float" office:value="126.447835604603" calcext:value-type="float">
            <text:p>126,447835604603</text:p>
          </table:table-cell>
          <table:table-cell table:formula="of:=SQRT(POWER([.BY$4]-[.$B71];2)+POWER([.BY$5]-[.$C71];2)+POWER([.BY$6]-[.$D71];2))" office:value-type="float" office:value="6.94147549156518" calcext:value-type="float">
            <text:p>6,94147549156518</text:p>
          </table:table-cell>
          <table:table-cell table:formula="of:=SQRT(POWER([.BZ$4]-[.BV71];2)+POWER([.BZ$5]-[.BW71];2)+POWER([.BZ$6]-[.BX71];2))" office:value-type="float" office:value="144.188560995211" calcext:value-type="float">
            <text:p>144,188560995211</text:p>
          </table:table-cell>
          <table:table-cell table:formula="of:=SQRT(POWER([.CA$4]-[.$B71];2)+POWER([.CA$5]-[.$C71];2)+POWER([.CA$6]-[.$D71];2))" office:value-type="float" office:value="7.9236092786053" calcext:value-type="float">
            <text:p>7,9236092786053</text:p>
          </table:table-cell>
          <table:table-cell table:formula="of:=SQRT(POWER([.CB$4]-[.BX71];2)+POWER([.CB$5]-[.BY71];2)+POWER([.CB$6]-[.BZ71];2))" office:value-type="float" office:value="163.811728961178" calcext:value-type="float">
            <text:p>163,811728961178</text:p>
          </table:table-cell>
          <table:table-cell table:formula="of:=SQRT(POWER([.CC$4]-[.$B71];2)+POWER([.CC$5]-[.$C71];2)+POWER([.CC$6]-[.$D71];2))" office:value-type="float" office:value="7.98444437641092" calcext:value-type="float">
            <text:p>7,98444437641092</text:p>
          </table:table-cell>
          <table:table-cell table:formula="of:=SQRT(POWER([.CD$4]-[.BZ71];2)+POWER([.CD$5]-[.CA71];2)+POWER([.CD$6]-[.CB71];2))" office:value-type="float" office:value="189.289802438758" calcext:value-type="float">
            <text:p>189,289802438758</text:p>
          </table:table-cell>
          <table:table-cell table:formula="of:=SQRT(POWER([.CE$4]-[.$B71];2)+POWER([.CE$5]-[.$C71];2)+POWER([.CE$6]-[.$D71];2))" office:value-type="float" office:value="8.65723731914518" calcext:value-type="float">
            <text:p>8,65723731914518</text:p>
          </table:table-cell>
          <table:table-cell table:formula="of:=SQRT(POWER([.CF$4]-[.CB71];2)+POWER([.CF$5]-[.CC71];2)+POWER([.CF$6]-[.CD71];2))" office:value-type="float" office:value="220.637923534454" calcext:value-type="float">
            <text:p>220,637923534454</text:p>
          </table:table-cell>
          <table:table-cell table:formula="of:=SQRT(POWER([.CG$4]-[.$B71];2)+POWER([.CG$5]-[.$C71];2)+POWER([.CG$6]-[.$D71];2))" office:value-type="float" office:value="9.72918357314734" calcext:value-type="float">
            <text:p>9,72918357314734</text:p>
          </table:table-cell>
          <table:table-cell table:formula="of:=SQRT(POWER([.CH$4]-[.CD71];2)+POWER([.CH$5]-[.CE71];2)+POWER([.CH$6]-[.CF71];2))" office:value-type="float" office:value="259.893815369961" calcext:value-type="float">
            <text:p>259,893815369961</text:p>
          </table:table-cell>
          <table:table-cell table:formula="of:=SQRT(POWER([.CI$4]-[.$B71];2)+POWER([.CI$5]-[.$C71];2)+POWER([.CI$6]-[.$D71];2))" office:value-type="float" office:value="7.61068413481994" calcext:value-type="float">
            <text:p>7,61068413481994</text:p>
          </table:table-cell>
          <table:table-cell table:formula="of:=SQRT(POWER([.CJ$4]-[.CF71];2)+POWER([.CJ$5]-[.CG71];2)+POWER([.CJ$6]-[.CH71];2))" office:value-type="float" office:value="314.636843874447" calcext:value-type="float">
            <text:p>314,636843874447</text:p>
          </table:table-cell>
          <table:table-cell table:formula="of:=SQRT(POWER([.CK$4]-[.CG71];2)+POWER([.CK$5]-[.CH71];2)+POWER([.CK$6]-[.CI71];2))" office:value-type="float" office:value="224.665147441647" calcext:value-type="float">
            <text:p>224,665147441647</text:p>
          </table:table-cell>
          <table:table-cell table:formula="of:=SQRT(POWER([.CL$4]-[.$B71];2)+POWER([.CL$5]-[.$C71];2)+POWER([.CL$6]-[.$D71];2))" office:value-type="float" office:value="10.3580168951397" calcext:value-type="float">
            <text:p>10,3580168951397</text:p>
          </table:table-cell>
          <table:table-cell table:formula="of:=SQRT(POWER([.CM$4]-[.CI71];2)+POWER([.CM$5]-[.CJ71];2)+POWER([.CM$6]-[.CK71];2))" office:value-type="float" office:value="354.580821527286" calcext:value-type="float">
            <text:p>354,580821527286</text:p>
          </table:table-cell>
          <table:table-cell table:formula="of:=SQRT(POWER([.CN$4]-[.$B71];2)+POWER([.CN$5]-[.$C71];2)+POWER([.CN$6]-[.$D71];2))" office:value-type="float" office:value="6.76048356258633" calcext:value-type="float">
            <text:p>6,76048356258633</text:p>
          </table:table-cell>
          <table:table-cell table:formula="of:=SQRT(POWER([.CO$4]-[.CK71];2)+POWER([.CO$5]-[.CL71];2)+POWER([.CO$6]-[.CM71];2))" office:value-type="float" office:value="399.506716056645" calcext:value-type="float">
            <text:p>399,506716056645</text:p>
          </table:table-cell>
          <table:table-cell table:formula="of:=SQRT(POWER([.CP$4]-[.$B71];2)+POWER([.CP$5]-[.$C71];2)+POWER([.CP$6]-[.$D71];2))" office:value-type="float" office:value="6.22256972640725" calcext:value-type="float">
            <text:p>6,22256972640725</text:p>
          </table:table-cell>
          <table:table-cell table:formula="of:=SQRT(POWER([.CQ$4]-[.CM71];2)+POWER([.CQ$5]-[.CN71];2)+POWER([.CQ$6]-[.CO71];2))" office:value-type="float" office:value="510.633149278174" calcext:value-type="float">
            <text:p>510,633149278174</text:p>
          </table:table-cell>
          <table:table-cell table:formula="of:=SQRT(POWER([.CR$4]-[.$B71];2)+POWER([.CR$5]-[.$C71];2)+POWER([.CR$6]-[.$D71];2))" office:value-type="float" office:value="5.17443513825422" calcext:value-type="float">
            <text:p>5,17443513825422</text:p>
          </table:table-cell>
          <table:table-cell table:formula="of:=SQRT(POWER([.CS$4]-[.CO71];2)+POWER([.CS$5]-[.CP71];2)+POWER([.CS$6]-[.CQ71];2))" office:value-type="float" office:value="626.307875393759" calcext:value-type="float">
            <text:p>626,307875393759</text:p>
          </table:table-cell>
          <table:table-cell table:formula="of:=SQRT(POWER([.CT$4]-[.CP71];2)+POWER([.CT$5]-[.CQ71];2)+POWER([.CT$6]-[.CR71];2))" office:value-type="float" office:value="474.025942600567" calcext:value-type="float">
            <text:p>474,025942600567</text:p>
          </table:table-cell>
          <table:table-cell table:formula="of:=SQRT(POWER([.CU$4]-[.$B71];2)+POWER([.CU$5]-[.$C71];2)+POWER([.CU$6]-[.$D71];2))" office:value-type="float" office:value="10.1156100162076" calcext:value-type="float">
            <text:p>10,1156100162076</text:p>
          </table:table-cell>
          <table:table-cell table:formula="of:=SQRT(POWER([.CV$4]-[.CR71];2)+POWER([.CV$5]-[.CS71];2)+POWER([.CV$6]-[.CT71];2))" office:value-type="float" office:value="754.65845342297" calcext:value-type="float">
            <text:p>754,65845342297</text:p>
          </table:table-cell>
          <table:table-cell table:formula="of:=SQRT(POWER([.CW$4]-[.$B71];2)+POWER([.CW$5]-[.$C71];2)+POWER([.CW$6]-[.$D71];2))" office:value-type="float" office:value="12.2213546712302" calcext:value-type="float">
            <text:p>12,2213546712302</text:p>
          </table:table-cell>
          <table:table-cell table:formula="of:=SQRT(POWER([.CX$4]-[.CT71];2)+POWER([.CX$5]-[.CU71];2)+POWER([.CX$6]-[.CV71];2))" office:value-type="float" office:value="868.222985557511" calcext:value-type="float">
            <text:p>868,222985557511</text:p>
          </table:table-cell>
          <table:table-cell table:formula="of:=SQRT(POWER([.CY$4]-[.$B71];2)+POWER([.CY$5]-[.$C71];2)+POWER([.CY$6]-[.$D71];2))" office:value-type="float" office:value="12.1303451723354" calcext:value-type="float">
            <text:p>12,1303451723354</text:p>
          </table:table-cell>
          <table:table-cell table:formula="of:=SQRT(POWER([.CZ$4]-[.$B71];2)+POWER([.CZ$5]-[.$C71];2)+POWER([.CZ$6]-[.$D71];2))" office:value-type="float" office:value="12.0408614725027" calcext:value-type="float">
            <text:p>12,0408614725027</text:p>
          </table:table-cell>
          <table:table-cell table:formula="of:=SQRT(POWER([.DA$4]-[.$B71];2)+POWER([.DA$5]-[.$C71];2)+POWER([.DA$6]-[.$D71];2))" office:value-type="float" office:value="12.958333380493" calcext:value-type="float">
            <text:p>12,958333380493</text:p>
          </table:table-cell>
          <table:table-cell table:formula="of:=SQRT(POWER([.DB$4]-[.$B71];2)+POWER([.DB$5]-[.$C71];2)+POWER([.DB$6]-[.$D71];2))" office:value-type="float" office:value="12.7377348849786" calcext:value-type="float">
            <text:p>12,73773488497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.545" calcext:value-type="float">
            <text:p>29,545</text:p>
          </table:table-cell>
          <table:table-cell office:value-type="float" office:value="35.621" calcext:value-type="float">
            <text:p>35,621</text:p>
          </table:table-cell>
          <table:table-cell office:value-type="float" office:value="10.382" calcext:value-type="float">
            <text:p>10,382</text:p>
          </table:table-cell>
          <table:table-cell/>
          <table:table-cell table:formula="of:=SQRT(POWER([.F$4]-[.B72];2)+POWER([.F$5]-[.C72];2)+POWER([.F$6]-[.D72];2))" office:value-type="float" office:value="13.1717097599363" calcext:value-type="float">
            <text:p>13,1717097599363</text:p>
          </table:table-cell>
          <table:table-cell table:formula="of:=SQRT(POWER([.G$4]-[.$B72];2)+POWER([.G$5]-[.$C72];2)+POWER([.G$6]-[.$D72];2))" office:value-type="float" office:value="12.3949042755481" calcext:value-type="float">
            <text:p>12,3949042755481</text:p>
          </table:table-cell>
          <table:table-cell table:formula="of:=SQRT(POWER([.H$4]-[.D72];2)+POWER([.H$5]-[.E72];2)+POWER([.H$6]-[.F72];2))" office:value-type="float" office:value="50.3305134546941" calcext:value-type="float">
            <text:p>50,3305134546941</text:p>
          </table:table-cell>
          <table:table-cell table:formula="of:=SQRT(POWER([.I$4]-[.$B72];2)+POWER([.I$5]-[.$C72];2)+POWER([.I$6]-[.$D72];2))" office:value-type="float" office:value="13.6325499448929" calcext:value-type="float">
            <text:p>13,6325499448929</text:p>
          </table:table-cell>
          <table:table-cell table:formula="of:=SQRT(POWER([.J$4]-[.F72];2)+POWER([.J$5]-[.G72];2)+POWER([.J$6]-[.H72];2))" office:value-type="float" office:value="59.9051122137434" calcext:value-type="float">
            <text:p>59,9051122137434</text:p>
          </table:table-cell>
          <table:table-cell table:formula="of:=SQRT(POWER([.K$4]-[.$B72];2)+POWER([.K$5]-[.$C72];2)+POWER([.K$6]-[.$D72];2))" office:value-type="float" office:value="10.165577652057" calcext:value-type="float">
            <text:p>10,165577652057</text:p>
          </table:table-cell>
          <table:table-cell table:formula="of:=SQRT(POWER([.L$4]-[.H72];2)+POWER([.L$5]-[.I72];2)+POWER([.L$6]-[.J72];2))" office:value-type="float" office:value="65.4894480541857" calcext:value-type="float">
            <text:p>65,4894480541857</text:p>
          </table:table-cell>
          <table:table-cell table:formula="of:=SQRT(POWER([.M$4]-[.$B72];2)+POWER([.M$5]-[.$C72];2)+POWER([.M$6]-[.$D72];2))" office:value-type="float" office:value="9.53991771452982" calcext:value-type="float">
            <text:p>9,53991771452982</text:p>
          </table:table-cell>
          <table:table-cell table:formula="of:=SQRT(POWER([.N$4]-[.J72];2)+POWER([.N$5]-[.K72];2)+POWER([.N$6]-[.L72];2))" office:value-type="float" office:value="65.3917507926598" calcext:value-type="float">
            <text:p>65,3917507926598</text:p>
          </table:table-cell>
          <table:table-cell table:formula="of:=SQRT(POWER([.O$4]-[.$B72];2)+POWER([.O$5]-[.$C72];2)+POWER([.O$6]-[.$D72];2))" office:value-type="float" office:value="15.1812961897198" calcext:value-type="float">
            <text:p>15,1812961897198</text:p>
          </table:table-cell>
          <table:table-cell table:formula="of:=SQRT(POWER([.P$4]-[.L72];2)+POWER([.P$5]-[.M72];2)+POWER([.P$6]-[.N72];2))" office:value-type="float" office:value="65.1909841674028" calcext:value-type="float">
            <text:p>65,1909841674028</text:p>
          </table:table-cell>
          <table:table-cell table:formula="of:=SQRT(POWER([.Q$4]-[.$B72];2)+POWER([.Q$5]-[.$C72];2)+POWER([.Q$6]-[.$D72];2))" office:value-type="float" office:value="14.6350199521559" calcext:value-type="float">
            <text:p>14,6350199521559</text:p>
          </table:table-cell>
          <table:table-cell table:formula="of:=SQRT(POWER([.R$4]-[.N72];2)+POWER([.R$5]-[.O72];2)+POWER([.R$6]-[.P72];2))" office:value-type="float" office:value="63.0070374205267" calcext:value-type="float">
            <text:p>63,0070374205267</text:p>
          </table:table-cell>
          <table:table-cell table:formula="of:=SQRT(POWER([.S$4]-[.$B72];2)+POWER([.S$5]-[.$C72];2)+POWER([.S$6]-[.$D72];2))" office:value-type="float" office:value="17.2895638175172" calcext:value-type="float">
            <text:p>17,2895638175172</text:p>
          </table:table-cell>
          <table:table-cell table:formula="of:=SQRT(POWER([.T$4]-[.P72];2)+POWER([.T$5]-[.Q72];2)+POWER([.T$6]-[.R72];2))" office:value-type="float" office:value="62.4517332011694" calcext:value-type="float">
            <text:p>62,4517332011694</text:p>
          </table:table-cell>
          <table:table-cell table:formula="of:=SQRT(POWER([.U$4]-[.$B72];2)+POWER([.U$5]-[.$C72];2)+POWER([.U$6]-[.$D72];2))" office:value-type="float" office:value="14.4644994728473" calcext:value-type="float">
            <text:p>14,4644994728473</text:p>
          </table:table-cell>
          <table:table-cell table:formula="of:=SQRT(POWER([.V$4]-[.R72];2)+POWER([.V$5]-[.S72];2)+POWER([.V$6]-[.T72];2))" office:value-type="float" office:value="53.7813468024057" calcext:value-type="float">
            <text:p>53,7813468024057</text:p>
          </table:table-cell>
          <table:table-cell table:formula="of:=SQRT(POWER([.W$4]-[.$B72];2)+POWER([.W$5]-[.$C72];2)+POWER([.W$6]-[.$D72];2))" office:value-type="float" office:value="14.9917066740248" calcext:value-type="float">
            <text:p>14,9917066740248</text:p>
          </table:table-cell>
          <table:table-cell table:formula="of:=SQRT(POWER([.X$4]-[.T72];2)+POWER([.X$5]-[.U72];2)+POWER([.X$6]-[.V72];2))" office:value-type="float" office:value="47.3685066804002" calcext:value-type="float">
            <text:p>47,3685066804002</text:p>
          </table:table-cell>
          <table:table-cell table:formula="of:=SQRT(POWER([.Y$4]-[.$B72];2)+POWER([.Y$5]-[.$C72];2)+POWER([.Y$6]-[.$D72];2))" office:value-type="float" office:value="16.2458456535817" calcext:value-type="float">
            <text:p>16,2458456535817</text:p>
          </table:table-cell>
          <table:table-cell table:formula="of:=SQRT(POWER([.Z$4]-[.V72];2)+POWER([.Z$5]-[.W72];2)+POWER([.Z$6]-[.X72];2))" office:value-type="float" office:value="37.0621981598427" calcext:value-type="float">
            <text:p>37,0621981598427</text:p>
          </table:table-cell>
          <table:table-cell table:formula="of:=SQRT(POWER([.AA$4]-[.$B72];2)+POWER([.AA$5]-[.$C72];2)+POWER([.AA$6]-[.$D72];2))" office:value-type="float" office:value="15.8221139232405" calcext:value-type="float">
            <text:p>15,8221139232405</text:p>
          </table:table-cell>
          <table:table-cell table:formula="of:=SQRT(POWER([.AB$4]-[.X72];2)+POWER([.AB$5]-[.Y72];2)+POWER([.AB$6]-[.Z72];2))" office:value-type="float" office:value="26.0778054141763" calcext:value-type="float">
            <text:p>26,0778054141763</text:p>
          </table:table-cell>
          <table:table-cell table:formula="of:=SQRT(POWER([.AC$4]-[.$B72];2)+POWER([.AC$5]-[.$C72];2)+POWER([.AC$6]-[.$D72];2))" office:value-type="float" office:value="21.9986584363683" calcext:value-type="float">
            <text:p>21,9986584363683</text:p>
          </table:table-cell>
          <table:table-cell table:formula="of:=SQRT(POWER([.AD$4]-[.Z72];2)+POWER([.AD$5]-[.AA72];2)+POWER([.AD$6]-[.AB72];2))" office:value-type="float" office:value="18.5110040968469" calcext:value-type="float">
            <text:p>18,5110040968469</text:p>
          </table:table-cell>
          <table:table-cell table:formula="of:=SQRT(POWER([.AE$4]-[.$B72];2)+POWER([.AE$5]-[.$C72];2)+POWER([.AE$6]-[.$D72];2))" office:value-type="float" office:value="23.6304699910941" calcext:value-type="float">
            <text:p>23,6304699910941</text:p>
          </table:table-cell>
          <table:table-cell table:formula="of:=SQRT(POWER([.AF$4]-[.AB72];2)+POWER([.AF$5]-[.AC72];2)+POWER([.AF$6]-[.AD72];2))" office:value-type="float" office:value="23.1875273314668" calcext:value-type="float">
            <text:p>23,1875273314668</text:p>
          </table:table-cell>
          <table:table-cell table:formula="of:=SQRT(POWER([.AG$4]-[.$B72];2)+POWER([.AG$5]-[.$C72];2)+POWER([.AG$6]-[.$D72];2))" office:value-type="float" office:value="23.7352478183818" calcext:value-type="float">
            <text:p>23,7352478183818</text:p>
          </table:table-cell>
          <table:table-cell table:formula="of:=SQRT(POWER([.AH$4]-[.AD72];2)+POWER([.AH$5]-[.AE72];2)+POWER([.AH$6]-[.AF72];2))" office:value-type="float" office:value="31.3636826078501" calcext:value-type="float">
            <text:p>31,3636826078501</text:p>
          </table:table-cell>
          <table:table-cell table:formula="of:=SQRT(POWER([.AI$4]-[.$B72];2)+POWER([.AI$5]-[.$C72];2)+POWER([.AI$6]-[.$D72];2))" office:value-type="float" office:value="23.9438240471317" calcext:value-type="float">
            <text:p>23,9438240471317</text:p>
          </table:table-cell>
          <table:table-cell table:formula="of:=SQRT(POWER([.AJ$4]-[.AF72];2)+POWER([.AJ$5]-[.AG72];2)+POWER([.AJ$6]-[.AH72];2))" office:value-type="float" office:value="32.4258256066244" calcext:value-type="float">
            <text:p>32,4258256066244</text:p>
          </table:table-cell>
          <table:table-cell table:formula="of:=SQRT(POWER([.AK$4]-[.$B72];2)+POWER([.AK$5]-[.$C72];2)+POWER([.AK$6]-[.$D72];2))" office:value-type="float" office:value="24.9586272659375" calcext:value-type="float">
            <text:p>24,9586272659375</text:p>
          </table:table-cell>
          <table:table-cell table:formula="of:=SQRT(POWER([.AL$4]-[.AH72];2)+POWER([.AL$5]-[.AI72];2)+POWER([.AL$6]-[.AJ72];2))" office:value-type="float" office:value="25.3160679373374" calcext:value-type="float">
            <text:p>25,3160679373374</text:p>
          </table:table-cell>
          <table:table-cell table:formula="of:=SQRT(POWER([.AM$4]-[.$B72];2)+POWER([.AM$5]-[.$C72];2)+POWER([.AM$6]-[.$D72];2))" office:value-type="float" office:value="26.1054557899302" calcext:value-type="float">
            <text:p>26,1054557899302</text:p>
          </table:table-cell>
          <table:table-cell table:formula="of:=SQRT(POWER([.AN$4]-[.AJ72];2)+POWER([.AN$5]-[.AK72];2)+POWER([.AN$6]-[.AL72];2))" office:value-type="float" office:value="24.0675158362696" calcext:value-type="float">
            <text:p>24,0675158362696</text:p>
          </table:table-cell>
          <table:table-cell table:formula="of:=SQRT(POWER([.AO$4]-[.$B72];2)+POWER([.AO$5]-[.$C72];2)+POWER([.AO$6]-[.$D72];2))" office:value-type="float" office:value="26.6802428399743" calcext:value-type="float">
            <text:p>26,6802428399743</text:p>
          </table:table-cell>
          <table:table-cell table:formula="of:=SQRT(POWER([.AP$4]-[.AL72];2)+POWER([.AP$5]-[.AM72];2)+POWER([.AP$6]-[.AN72];2))" office:value-type="float" office:value="31.3822825472718" calcext:value-type="float">
            <text:p>31,3822825472718</text:p>
          </table:table-cell>
          <table:table-cell table:formula="of:=SQRT(POWER([.AQ$4]-[.$B72];2)+POWER([.AQ$5]-[.$C72];2)+POWER([.AQ$6]-[.$D72];2))" office:value-type="float" office:value="16.6285782314665" calcext:value-type="float">
            <text:p>16,6285782314665</text:p>
          </table:table-cell>
          <table:table-cell table:formula="of:=SQRT(POWER([.AR$4]-[.AN72];2)+POWER([.AR$5]-[.AO72];2)+POWER([.AR$6]-[.AP72];2))" office:value-type="float" office:value="32.0597953981351" calcext:value-type="float">
            <text:p>32,0597953981351</text:p>
          </table:table-cell>
          <table:table-cell table:formula="of:=SQRT(POWER([.AS$4]-[.$B72];2)+POWER([.AS$5]-[.$C72];2)+POWER([.AS$6]-[.$D72];2))" office:value-type="float" office:value="15.8042396843379" calcext:value-type="float">
            <text:p>15,8042396843379</text:p>
          </table:table-cell>
          <table:table-cell table:formula="of:=SQRT(POWER([.AT$4]-[.AP72];2)+POWER([.AT$5]-[.AQ72];2)+POWER([.AT$6]-[.AR72];2))" office:value-type="float" office:value="33.6490932539633" calcext:value-type="float">
            <text:p>33,6490932539633</text:p>
          </table:table-cell>
          <table:table-cell table:formula="of:=SQRT(POWER([.AU$4]-[.$B72];2)+POWER([.AU$5]-[.$C72];2)+POWER([.AU$6]-[.$D72];2))" office:value-type="float" office:value="15.5440320702191" calcext:value-type="float">
            <text:p>15,5440320702191</text:p>
          </table:table-cell>
          <table:table-cell table:formula="of:=SQRT(POWER([.AV$4]-[.AR72];2)+POWER([.AV$5]-[.AS72];2)+POWER([.AV$6]-[.AT72];2))" office:value-type="float" office:value="32.5412462019948" calcext:value-type="float">
            <text:p>32,5412462019948</text:p>
          </table:table-cell>
          <table:table-cell table:formula="of:=SQRT(POWER([.AW$4]-[.$B72];2)+POWER([.AW$5]-[.$C72];2)+POWER([.AW$6]-[.$D72];2))" office:value-type="float" office:value="16.5342705009928" calcext:value-type="float">
            <text:p>16,5342705009928</text:p>
          </table:table-cell>
          <table:table-cell table:formula="of:=SQRT(POWER([.AX$4]-[.AT72];2)+POWER([.AX$5]-[.AU72];2)+POWER([.AX$6]-[.AV72];2))" office:value-type="float" office:value="30.1562193919025" calcext:value-type="float">
            <text:p>30,1562193919025</text:p>
          </table:table-cell>
          <table:table-cell table:formula="of:=SQRT(POWER([.AY$4]-[.$B72];2)+POWER([.AY$5]-[.$C72];2)+POWER([.AY$6]-[.$D72];2))" office:value-type="float" office:value="10.0778690207801" calcext:value-type="float">
            <text:p>10,0778690207801</text:p>
          </table:table-cell>
          <table:table-cell table:formula="of:=SQRT(POWER([.AZ$4]-[.AV72];2)+POWER([.AZ$5]-[.AW72];2)+POWER([.AZ$6]-[.AX72];2))" office:value-type="float" office:value="34.3377672050923" calcext:value-type="float">
            <text:p>34,3377672050923</text:p>
          </table:table-cell>
          <table:table-cell table:formula="of:=SQRT(POWER([.BA$4]-[.$B72];2)+POWER([.BA$5]-[.$C72];2)+POWER([.BA$6]-[.$D72];2))" office:value-type="float" office:value="9.26079143486127" calcext:value-type="float">
            <text:p>9,26079143486127</text:p>
          </table:table-cell>
          <table:table-cell table:formula="of:=SQRT(POWER([.BB$4]-[.AX72];2)+POWER([.BB$5]-[.AY72];2)+POWER([.BB$6]-[.AZ72];2))" office:value-type="float" office:value="44.1274062711369" calcext:value-type="float">
            <text:p>44,1274062711369</text:p>
          </table:table-cell>
          <table:table-cell table:formula="of:=SQRT(POWER([.BC$4]-[.$B72];2)+POWER([.BC$5]-[.$C72];2)+POWER([.BC$6]-[.$D72];2))" office:value-type="float" office:value="9.60879539796743" calcext:value-type="float">
            <text:p>9,60879539796743</text:p>
          </table:table-cell>
          <table:table-cell table:formula="of:=SQRT(POWER([.BD$4]-[.AZ72];2)+POWER([.BD$5]-[.BA72];2)+POWER([.BD$6]-[.BB72];2))" office:value-type="float" office:value="48.1253259910493" calcext:value-type="float">
            <text:p>48,1253259910493</text:p>
          </table:table-cell>
          <table:table-cell table:formula="of:=SQRT(POWER([.BE$4]-[.$B72];2)+POWER([.BE$5]-[.$C72];2)+POWER([.BE$6]-[.$D72];2))" office:value-type="float" office:value="7.83525838757089" calcext:value-type="float">
            <text:p>7,83525838757089</text:p>
          </table:table-cell>
          <table:table-cell table:formula="of:=SQRT(POWER([.BF$4]-[.BB72];2)+POWER([.BF$5]-[.BC72];2)+POWER([.BF$6]-[.BD72];2))" office:value-type="float" office:value="52.5602799323969" calcext:value-type="float">
            <text:p>52,5602799323969</text:p>
          </table:table-cell>
          <table:table-cell table:formula="of:=SQRT(POWER([.BG$4]-[.$B72];2)+POWER([.BG$5]-[.$C72];2)+POWER([.BG$6]-[.$D72];2))" office:value-type="float" office:value="7.57470989543493" calcext:value-type="float">
            <text:p>7,57470989543493</text:p>
          </table:table-cell>
          <table:table-cell table:formula="of:=SQRT(POWER([.BH$4]-[.BD72];2)+POWER([.BH$5]-[.BE72];2)+POWER([.BH$6]-[.BF72];2))" office:value-type="float" office:value="57.6111055793379" calcext:value-type="float">
            <text:p>57,6111055793379</text:p>
          </table:table-cell>
          <table:table-cell table:formula="of:=SQRT(POWER([.BI$4]-[.$B72];2)+POWER([.BI$5]-[.$C72];2)+POWER([.BI$6]-[.$D72];2))" office:value-type="float" office:value="8.68258959066936" calcext:value-type="float">
            <text:p>8,68258959066936</text:p>
          </table:table-cell>
          <table:table-cell table:formula="of:=SQRT(POWER([.BJ$4]-[.BF72];2)+POWER([.BJ$5]-[.BG72];2)+POWER([.BJ$6]-[.BH72];2))" office:value-type="float" office:value="61.7788079432716" calcext:value-type="float">
            <text:p>61,7788079432716</text:p>
          </table:table-cell>
          <table:table-cell table:formula="of:=SQRT(POWER([.BK$4]-[.$B72];2)+POWER([.BK$5]-[.$C72];2)+POWER([.BK$6]-[.$D72];2))" office:value-type="float" office:value="4.24420557937525" calcext:value-type="float">
            <text:p>4,24420557937525</text:p>
          </table:table-cell>
          <table:table-cell table:formula="of:=SQRT(POWER([.BL$4]-[.BH72];2)+POWER([.BL$5]-[.BI72];2)+POWER([.BL$6]-[.BJ72];2))" office:value-type="float" office:value="65.8017141514476" calcext:value-type="float">
            <text:p>65,8017141514476</text:p>
          </table:table-cell>
          <table:table-cell table:formula="of:=SQRT(POWER([.BM$4]-[.$B72];2)+POWER([.BM$5]-[.$C72];2)+POWER([.BM$6]-[.$D72];2))" office:value-type="float" office:value="4.48865826277742" calcext:value-type="float">
            <text:p>4,48865826277742</text:p>
          </table:table-cell>
          <table:table-cell table:formula="of:=SQRT(POWER([.BN$4]-[.BJ72];2)+POWER([.BN$5]-[.BK72];2)+POWER([.BN$6]-[.BL72];2))" office:value-type="float" office:value="73.4131886299852" calcext:value-type="float">
            <text:p>73,4131886299852</text:p>
          </table:table-cell>
          <table:table-cell table:formula="of:=SQRT(POWER([.BO$4]-[.$B72];2)+POWER([.BO$5]-[.$C72];2)+POWER([.BO$6]-[.$D72];2))" office:value-type="float" office:value="2.50951310018497" calcext:value-type="float">
            <text:p>2,50951310018497</text:p>
          </table:table-cell>
          <table:table-cell table:formula="of:=SQRT(POWER([.BP$4]-[.BL72];2)+POWER([.BP$5]-[.BM72];2)+POWER([.BP$6]-[.BN72];2))" office:value-type="float" office:value="80.3599778039149" calcext:value-type="float">
            <text:p>80,3599778039149</text:p>
          </table:table-cell>
          <table:table-cell table:formula="of:=SQRT(POWER([.BQ$4]-[.$B72];2)+POWER([.BQ$5]-[.$C72];2)+POWER([.BQ$6]-[.$D72];2))" office:value-type="float" office:value="2.42272738870885" calcext:value-type="float">
            <text:p>2,42272738870885</text:p>
          </table:table-cell>
          <table:table-cell table:formula="of:=SQRT(POWER([.BR$4]-[.BN72];2)+POWER([.BR$5]-[.BO72];2)+POWER([.BR$6]-[.BP72];2))" office:value-type="float" office:value="88.9814919852313" calcext:value-type="float">
            <text:p>88,9814919852313</text:p>
          </table:table-cell>
          <table:table-cell table:formula="of:=SQRT(POWER([.BS$4]-[.$B72];2)+POWER([.BS$5]-[.$C72];2)+POWER([.BS$6]-[.$D72];2))" office:value-type="float" office:value="2.82043064087738" calcext:value-type="float">
            <text:p>2,82043064087738</text:p>
          </table:table-cell>
          <table:table-cell table:formula="of:=SQRT(POWER([.BT$4]-[.BP72];2)+POWER([.BT$5]-[.BQ72];2)+POWER([.BT$6]-[.BR72];2))" office:value-type="float" office:value="99.3097850594257" calcext:value-type="float">
            <text:p>99,3097850594257</text:p>
          </table:table-cell>
          <table:table-cell table:formula="of:=SQRT(POWER([.BU$4]-[.$B72];2)+POWER([.BU$5]-[.$C72];2)+POWER([.BU$6]-[.$D72];2))" office:value-type="float" office:value="2.37765346507855" calcext:value-type="float">
            <text:p>2,37765346507855</text:p>
          </table:table-cell>
          <table:table-cell table:formula="of:=SQRT(POWER([.BV$4]-[.BR72];2)+POWER([.BV$5]-[.BS72];2)+POWER([.BV$6]-[.BT72];2))" office:value-type="float" office:value="113.137823125696" calcext:value-type="float">
            <text:p>113,137823125696</text:p>
          </table:table-cell>
          <table:table-cell table:formula="of:=SQRT(POWER([.BW$4]-[.$B72];2)+POWER([.BW$5]-[.$C72];2)+POWER([.BW$6]-[.$D72];2))" office:value-type="float" office:value="4.54799098503943" calcext:value-type="float">
            <text:p>4,54799098503943</text:p>
          </table:table-cell>
          <table:table-cell table:formula="of:=SQRT(POWER([.BX$4]-[.BT72];2)+POWER([.BX$5]-[.BU72];2)+POWER([.BX$6]-[.BV72];2))" office:value-type="float" office:value="127.203912607548" calcext:value-type="float">
            <text:p>127,203912607548</text:p>
          </table:table-cell>
          <table:table-cell table:formula="of:=SQRT(POWER([.BY$4]-[.$B72];2)+POWER([.BY$5]-[.$C72];2)+POWER([.BY$6]-[.$D72];2))" office:value-type="float" office:value="6.12971695920782" calcext:value-type="float">
            <text:p>6,12971695920782</text:p>
          </table:table-cell>
          <table:table-cell table:formula="of:=SQRT(POWER([.BZ$4]-[.BV72];2)+POWER([.BZ$5]-[.BW72];2)+POWER([.BZ$6]-[.BX72];2))" office:value-type="float" office:value="145.322644965314" calcext:value-type="float">
            <text:p>145,322644965314</text:p>
          </table:table-cell>
          <table:table-cell table:formula="of:=SQRT(POWER([.CA$4]-[.$B72];2)+POWER([.CA$5]-[.$C72];2)+POWER([.CA$6]-[.$D72];2))" office:value-type="float" office:value="6.66029368721831" calcext:value-type="float">
            <text:p>6,66029368721831</text:p>
          </table:table-cell>
          <table:table-cell table:formula="of:=SQRT(POWER([.CB$4]-[.BX72];2)+POWER([.CB$5]-[.BY72];2)+POWER([.CB$6]-[.BZ72];2))" office:value-type="float" office:value="165.309836667757" calcext:value-type="float">
            <text:p>165,309836667757</text:p>
          </table:table-cell>
          <table:table-cell table:formula="of:=SQRT(POWER([.CC$4]-[.$B72];2)+POWER([.CC$5]-[.$C72];2)+POWER([.CC$6]-[.$D72];2))" office:value-type="float" office:value="6.5870570059777" calcext:value-type="float">
            <text:p>6,5870570059777</text:p>
          </table:table-cell>
          <table:table-cell table:formula="of:=SQRT(POWER([.CD$4]-[.BZ72];2)+POWER([.CD$5]-[.CA72];2)+POWER([.CD$6]-[.CB72];2))" office:value-type="float" office:value="191.361005652667" calcext:value-type="float">
            <text:p>191,361005652667</text:p>
          </table:table-cell>
          <table:table-cell table:formula="of:=SQRT(POWER([.CE$4]-[.$B72];2)+POWER([.CE$5]-[.$C72];2)+POWER([.CE$6]-[.$D72];2))" office:value-type="float" office:value="7.38916544678761" calcext:value-type="float">
            <text:p>7,38916544678761</text:p>
          </table:table-cell>
          <table:table-cell table:formula="of:=SQRT(POWER([.CF$4]-[.CB72];2)+POWER([.CF$5]-[.CC72];2)+POWER([.CF$6]-[.CD72];2))" office:value-type="float" office:value="223.380505333957" calcext:value-type="float">
            <text:p>223,380505333957</text:p>
          </table:table-cell>
          <table:table-cell table:formula="of:=SQRT(POWER([.CG$4]-[.$B72];2)+POWER([.CG$5]-[.$C72];2)+POWER([.CG$6]-[.$D72];2))" office:value-type="float" office:value="8.63070640214345" calcext:value-type="float">
            <text:p>8,63070640214345</text:p>
          </table:table-cell>
          <table:table-cell table:formula="of:=SQRT(POWER([.CH$4]-[.CD72];2)+POWER([.CH$5]-[.CE72];2)+POWER([.CH$6]-[.CF72];2))" office:value-type="float" office:value="263.46810023741" calcext:value-type="float">
            <text:p>263,46810023741</text:p>
          </table:table-cell>
          <table:table-cell table:formula="of:=SQRT(POWER([.CI$4]-[.$B72];2)+POWER([.CI$5]-[.$C72];2)+POWER([.CI$6]-[.$D72];2))" office:value-type="float" office:value="7.13534589210642" calcext:value-type="float">
            <text:p>7,13534589210642</text:p>
          </table:table-cell>
          <table:table-cell table:formula="of:=SQRT(POWER([.CJ$4]-[.CF72];2)+POWER([.CJ$5]-[.CG72];2)+POWER([.CJ$6]-[.CH72];2))" office:value-type="float" office:value="319.220055478522" calcext:value-type="float">
            <text:p>319,220055478522</text:p>
          </table:table-cell>
          <table:table-cell table:formula="of:=SQRT(POWER([.CK$4]-[.CG72];2)+POWER([.CK$5]-[.CH72];2)+POWER([.CK$6]-[.CI72];2))" office:value-type="float" office:value="228.34703465505" calcext:value-type="float">
            <text:p>228,34703465505</text:p>
          </table:table-cell>
          <table:table-cell table:formula="of:=SQRT(POWER([.CL$4]-[.$B72];2)+POWER([.CL$5]-[.$C72];2)+POWER([.CL$6]-[.$D72];2))" office:value-type="float" office:value="9.77224672222309" calcext:value-type="float">
            <text:p>9,77224672222309</text:p>
          </table:table-cell>
          <table:table-cell table:formula="of:=SQRT(POWER([.CM$4]-[.CI72];2)+POWER([.CM$5]-[.CJ72];2)+POWER([.CM$6]-[.CK72];2))" office:value-type="float" office:value="360.478814721162" calcext:value-type="float">
            <text:p>360,478814721162</text:p>
          </table:table-cell>
          <table:table-cell table:formula="of:=SQRT(POWER([.CN$4]-[.$B72];2)+POWER([.CN$5]-[.$C72];2)+POWER([.CN$6]-[.$D72];2))" office:value-type="float" office:value="7.12465058792359" calcext:value-type="float">
            <text:p>7,12465058792359</text:p>
          </table:table-cell>
          <table:table-cell table:formula="of:=SQRT(POWER([.CO$4]-[.CK72];2)+POWER([.CO$5]-[.CL72];2)+POWER([.CO$6]-[.CM72];2))" office:value-type="float" office:value="406.47172459309" calcext:value-type="float">
            <text:p>406,47172459309</text:p>
          </table:table-cell>
          <table:table-cell table:formula="of:=SQRT(POWER([.CP$4]-[.$B72];2)+POWER([.CP$5]-[.$C72];2)+POWER([.CP$6]-[.$D72];2))" office:value-type="float" office:value="6.84023347554745" calcext:value-type="float">
            <text:p>6,84023347554745</text:p>
          </table:table-cell>
          <table:table-cell table:formula="of:=SQRT(POWER([.CQ$4]-[.CM72];2)+POWER([.CQ$5]-[.CN72];2)+POWER([.CQ$6]-[.CO72];2))" office:value-type="float" office:value="519.723129382907" calcext:value-type="float">
            <text:p>519,723129382907</text:p>
          </table:table-cell>
          <table:table-cell table:formula="of:=SQRT(POWER([.CR$4]-[.$B72];2)+POWER([.CR$5]-[.$C72];2)+POWER([.CR$6]-[.$D72];2))" office:value-type="float" office:value="6.2051297327292" calcext:value-type="float">
            <text:p>6,2051297327292</text:p>
          </table:table-cell>
          <table:table-cell table:formula="of:=SQRT(POWER([.CS$4]-[.CO72];2)+POWER([.CS$5]-[.CP72];2)+POWER([.CS$6]-[.CQ72];2))" office:value-type="float" office:value="637.712461281749" calcext:value-type="float">
            <text:p>637,712461281749</text:p>
          </table:table-cell>
          <table:table-cell table:formula="of:=SQRT(POWER([.CT$4]-[.CP72];2)+POWER([.CT$5]-[.CQ72];2)+POWER([.CT$6]-[.CR72];2))" office:value-type="float" office:value="483.076826711807" calcext:value-type="float">
            <text:p>483,076826711807</text:p>
          </table:table-cell>
          <table:table-cell table:formula="of:=SQRT(POWER([.CU$4]-[.$B72];2)+POWER([.CU$5]-[.$C72];2)+POWER([.CU$6]-[.$D72];2))" office:value-type="float" office:value="9.52001018907018" calcext:value-type="float">
            <text:p>9,52001018907018</text:p>
          </table:table-cell>
          <table:table-cell table:formula="of:=SQRT(POWER([.CV$4]-[.CR72];2)+POWER([.CV$5]-[.CS72];2)+POWER([.CV$6]-[.CT72];2))" office:value-type="float" office:value="769.158291721962" calcext:value-type="float">
            <text:p>769,158291721962</text:p>
          </table:table-cell>
          <table:table-cell table:formula="of:=SQRT(POWER([.CW$4]-[.$B72];2)+POWER([.CW$5]-[.$C72];2)+POWER([.CW$6]-[.$D72];2))" office:value-type="float" office:value="11.8338102908573" calcext:value-type="float">
            <text:p>11,8338102908573</text:p>
          </table:table-cell>
          <table:table-cell table:formula="of:=SQRT(POWER([.CX$4]-[.CT72];2)+POWER([.CX$5]-[.CU72];2)+POWER([.CX$6]-[.CV72];2))" office:value-type="float" office:value="885.316216464438" calcext:value-type="float">
            <text:p>885,316216464438</text:p>
          </table:table-cell>
          <table:table-cell table:formula="of:=SQRT(POWER([.CY$4]-[.$B72];2)+POWER([.CY$5]-[.$C72];2)+POWER([.CY$6]-[.$D72];2))" office:value-type="float" office:value="11.3126077453432" calcext:value-type="float">
            <text:p>11,3126077453432</text:p>
          </table:table-cell>
          <table:table-cell table:formula="of:=SQRT(POWER([.CZ$4]-[.$B72];2)+POWER([.CZ$5]-[.$C72];2)+POWER([.CZ$6]-[.$D72];2))" office:value-type="float" office:value="10.935468394175" calcext:value-type="float">
            <text:p>10,935468394175</text:p>
          </table:table-cell>
          <table:table-cell table:formula="of:=SQRT(POWER([.DA$4]-[.$B72];2)+POWER([.DA$5]-[.$C72];2)+POWER([.DA$6]-[.$D72];2))" office:value-type="float" office:value="11.7653594930202" calcext:value-type="float">
            <text:p>11,7653594930202</text:p>
          </table:table-cell>
          <table:table-cell table:formula="of:=SQRT(POWER([.DB$4]-[.$B72];2)+POWER([.DB$5]-[.$C72];2)+POWER([.DB$6]-[.$D72];2))" office:value-type="float" office:value="11.5258102535136" calcext:value-type="float">
            <text:p>11,52581025351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.125" calcext:value-type="float">
            <text:p>27,125</text:p>
          </table:table-cell>
          <table:table-cell office:value-type="float" office:value="35.819" calcext:value-type="float">
            <text:p>35,819</text:p>
          </table:table-cell>
          <table:table-cell office:value-type="float" office:value="8.947" calcext:value-type="float">
            <text:p>8,947</text:p>
          </table:table-cell>
          <table:table-cell/>
          <table:table-cell table:formula="of:=SQRT(POWER([.F$4]-[.$B73];2)+POWER([.F$5]-[.$C73];2)+POWER([.F$6]-[.$D73];2))" office:value-type="float" office:value="13.0221305092523" calcext:value-type="float">
            <text:p>13,0221305092523</text:p>
          </table:table-cell>
          <table:table-cell table:formula="of:=SQRT(POWER([.G$4]-[.$B73];2)+POWER([.G$5]-[.$C73];2)+POWER([.G$6]-[.$D73];2))" office:value-type="float" office:value="12.1790776744382" calcext:value-type="float">
            <text:p>12,1790776744382</text:p>
          </table:table-cell>
          <table:table-cell table:formula="of:=SQRT(POWER([.H$4]-[.$B73];2)+POWER([.H$5]-[.$C73];2)+POWER([.H$6]-[.$D73];2))" office:value-type="float" office:value="12.9566608738517" calcext:value-type="float">
            <text:p>12,9566608738517</text:p>
          </table:table-cell>
          <table:table-cell table:formula="of:=SQRT(POWER([.I$4]-[.$B73];2)+POWER([.I$5]-[.$C73];2)+POWER([.I$6]-[.$D73];2))" office:value-type="float" office:value="13.7358049272695" calcext:value-type="float">
            <text:p>13,7358049272695</text:p>
          </table:table-cell>
          <table:table-cell table:formula="of:=SQRT(POWER([.J$4]-[.$B73];2)+POWER([.J$5]-[.$C73];2)+POWER([.J$6]-[.$D73];2))" office:value-type="float" office:value="10.7980906182528" calcext:value-type="float">
            <text:p>10,7980906182528</text:p>
          </table:table-cell>
          <table:table-cell table:formula="of:=SQRT(POWER([.K$4]-[.$B73];2)+POWER([.K$5]-[.$C73];2)+POWER([.K$6]-[.$D73];2))" office:value-type="float" office:value="9.74345913934061" calcext:value-type="float">
            <text:p>9,74345913934061</text:p>
          </table:table-cell>
          <table:table-cell table:formula="of:=SQRT(POWER([.L$4]-[.$B73];2)+POWER([.L$5]-[.$C73];2)+POWER([.L$6]-[.$D73];2))" office:value-type="float" office:value="10.5633060639177" calcext:value-type="float">
            <text:p>10,5633060639177</text:p>
          </table:table-cell>
          <table:table-cell table:formula="of:=SQRT(POWER([.M$4]-[.$B73];2)+POWER([.M$5]-[.$C73];2)+POWER([.M$6]-[.$D73];2))" office:value-type="float" office:value="9.05390639447968" calcext:value-type="float">
            <text:p>9,05390639447968</text:p>
          </table:table-cell>
          <table:table-cell table:formula="of:=SQRT(POWER([.N$4]-[.$B73];2)+POWER([.N$5]-[.$C73];2)+POWER([.N$6]-[.$D73];2))" office:value-type="float" office:value="16.9621456484727" calcext:value-type="float">
            <text:p>16,9621456484727</text:p>
          </table:table-cell>
          <table:table-cell table:formula="of:=SQRT(POWER([.O$4]-[.$B73];2)+POWER([.O$5]-[.$C73];2)+POWER([.O$6]-[.$D73];2))" office:value-type="float" office:value="17.510701442261" calcext:value-type="float">
            <text:p>17,510701442261</text:p>
          </table:table-cell>
          <table:table-cell table:formula="of:=SQRT(POWER([.P$4]-[.$B73];2)+POWER([.P$5]-[.$C73];2)+POWER([.P$6]-[.$D73];2))" office:value-type="float" office:value="16.9563150772802" calcext:value-type="float">
            <text:p>16,9563150772802</text:p>
          </table:table-cell>
          <table:table-cell table:formula="of:=SQRT(POWER([.Q$4]-[.$B73];2)+POWER([.Q$5]-[.$C73];2)+POWER([.Q$6]-[.$D73];2))" office:value-type="float" office:value="17.1169632236562" calcext:value-type="float">
            <text:p>17,1169632236562</text:p>
          </table:table-cell>
          <table:table-cell table:formula="of:=SQRT(POWER([.R$4]-[.$B73];2)+POWER([.R$5]-[.$C73];2)+POWER([.R$6]-[.$D73];2))" office:value-type="float" office:value="19.0662615370712" calcext:value-type="float">
            <text:p>19,0662615370712</text:p>
          </table:table-cell>
          <table:table-cell table:formula="of:=SQRT(POWER([.S$4]-[.$B73];2)+POWER([.S$5]-[.$C73];2)+POWER([.S$6]-[.$D73];2))" office:value-type="float" office:value="19.7266450771539" calcext:value-type="float">
            <text:p>19,7266450771539</text:p>
          </table:table-cell>
          <table:table-cell table:formula="of:=SQRT(POWER([.T$4]-[.$B73];2)+POWER([.T$5]-[.$C73];2)+POWER([.T$6]-[.$D73];2))" office:value-type="float" office:value="19.7968407075473" calcext:value-type="float">
            <text:p>19,7968407075473</text:p>
          </table:table-cell>
          <table:table-cell table:formula="of:=SQRT(POWER([.U$4]-[.$B73];2)+POWER([.U$5]-[.$C73];2)+POWER([.U$6]-[.$D73];2))" office:value-type="float" office:value="17.2075242263377" calcext:value-type="float">
            <text:p>17,2075242263377</text:p>
          </table:table-cell>
          <table:table-cell table:formula="of:=SQRT(POWER([.V$4]-[.$B73];2)+POWER([.V$5]-[.$C73];2)+POWER([.V$6]-[.$D73];2))" office:value-type="float" office:value="18.3068721522821" calcext:value-type="float">
            <text:p>18,3068721522821</text:p>
          </table:table-cell>
          <table:table-cell table:formula="of:=SQRT(POWER([.W$4]-[.$B73];2)+POWER([.W$5]-[.$C73];2)+POWER([.W$6]-[.$D73];2))" office:value-type="float" office:value="17.7775941566906" calcext:value-type="float">
            <text:p>17,7775941566906</text:p>
          </table:table-cell>
          <table:table-cell table:formula="of:=SQRT(POWER([.X$4]-[.$B73];2)+POWER([.X$5]-[.$C73];2)+POWER([.X$6]-[.$D73];2))" office:value-type="float" office:value="16.7654066160055" calcext:value-type="float">
            <text:p>16,7654066160055</text:p>
          </table:table-cell>
          <table:table-cell table:formula="of:=SQRT(POWER([.Y$4]-[.$B73];2)+POWER([.Y$5]-[.$C73];2)+POWER([.Y$6]-[.$D73];2))" office:value-type="float" office:value="19.038525258013" calcext:value-type="float">
            <text:p>19,038525258013</text:p>
          </table:table-cell>
          <table:table-cell table:formula="of:=SQRT(POWER([.Z$4]-[.$B73];2)+POWER([.Z$5]-[.$C73];2)+POWER([.Z$6]-[.$D73];2))" office:value-type="float" office:value="20.5062197637692" calcext:value-type="float">
            <text:p>20,5062197637692</text:p>
          </table:table-cell>
          <table:table-cell table:formula="of:=SQRT(POWER([.AA$4]-[.$B73];2)+POWER([.AA$5]-[.$C73];2)+POWER([.AA$6]-[.$D73];2))" office:value-type="float" office:value="18.6031304354939" calcext:value-type="float">
            <text:p>18,6031304354939</text:p>
          </table:table-cell>
          <table:table-cell table:formula="of:=SQRT(POWER([.AB$4]-[.$B73];2)+POWER([.AB$5]-[.$C73];2)+POWER([.AB$6]-[.$D73];2))" office:value-type="float" office:value="23.5659926801313" calcext:value-type="float">
            <text:p>23,5659926801313</text:p>
          </table:table-cell>
          <table:table-cell table:formula="of:=SQRT(POWER([.AC$4]-[.$B73];2)+POWER([.AC$5]-[.$C73];2)+POWER([.AC$6]-[.$D73];2))" office:value-type="float" office:value="24.3174558290953" calcext:value-type="float">
            <text:p>24,3174558290953</text:p>
          </table:table-cell>
          <table:table-cell table:formula="of:=SQRT(POWER([.AD$4]-[.$B73];2)+POWER([.AD$5]-[.$C73];2)+POWER([.AD$6]-[.$D73];2))" office:value-type="float" office:value="25.602093898742" calcext:value-type="float">
            <text:p>25,602093898742</text:p>
          </table:table-cell>
          <table:table-cell table:formula="of:=SQRT(POWER([.AE$4]-[.$B73];2)+POWER([.AE$5]-[.$C73];2)+POWER([.AE$6]-[.$D73];2))" office:value-type="float" office:value="25.9814477849099" calcext:value-type="float">
            <text:p>25,9814477849099</text:p>
          </table:table-cell>
          <table:table-cell table:formula="of:=SQRT(POWER([.AF$4]-[.$B73];2)+POWER([.AF$5]-[.$C73];2)+POWER([.AF$6]-[.$D73];2))" office:value-type="float" office:value="24.7069273888924" calcext:value-type="float">
            <text:p>24,7069273888924</text:p>
          </table:table-cell>
          <table:table-cell table:formula="of:=SQRT(POWER([.AG$4]-[.$B73];2)+POWER([.AG$5]-[.$C73];2)+POWER([.AG$6]-[.$D73];2))" office:value-type="float" office:value="25.9063245559844" calcext:value-type="float">
            <text:p>25,9063245559844</text:p>
          </table:table-cell>
          <table:table-cell table:formula="of:=SQRT(POWER([.AH$4]-[.$B73];2)+POWER([.AH$5]-[.$C73];2)+POWER([.AH$6]-[.$D73];2))" office:value-type="float" office:value="23.5596290293375" calcext:value-type="float">
            <text:p>23,5596290293375</text:p>
          </table:table-cell>
          <table:table-cell table:formula="of:=SQRT(POWER([.AI$4]-[.$B73];2)+POWER([.AI$5]-[.$C73];2)+POWER([.AI$6]-[.$D73];2))" office:value-type="float" office:value="26.3545171270505" calcext:value-type="float">
            <text:p>26,3545171270505</text:p>
          </table:table-cell>
          <table:table-cell table:formula="of:=SQRT(POWER([.AJ$4]-[.$B73];2)+POWER([.AJ$5]-[.$C73];2)+POWER([.AJ$6]-[.$D73];2))" office:value-type="float" office:value="27.5953774933412" calcext:value-type="float">
            <text:p>27,5953774933412</text:p>
          </table:table-cell>
          <table:table-cell table:formula="of:=SQRT(POWER([.AK$4]-[.$B73];2)+POWER([.AK$5]-[.$C73];2)+POWER([.AK$6]-[.$D73];2))" office:value-type="float" office:value="27.4770644356343" calcext:value-type="float">
            <text:p>27,4770644356343</text:p>
          </table:table-cell>
          <table:table-cell table:formula="of:=SQRT(POWER([.AL$4]-[.$B73];2)+POWER([.AL$5]-[.$C73];2)+POWER([.AL$6]-[.$D73];2))" office:value-type="float" office:value="28.4764500947713" calcext:value-type="float">
            <text:p>28,4764500947713</text:p>
          </table:table-cell>
          <table:table-cell table:formula="of:=SQRT(POWER([.AM$4]-[.$B73];2)+POWER([.AM$5]-[.$C73];2)+POWER([.AM$6]-[.$D73];2))" office:value-type="float" office:value="28.560579178301" calcext:value-type="float">
            <text:p>28,560579178301</text:p>
          </table:table-cell>
          <table:table-cell table:formula="of:=SQRT(POWER([.AN$4]-[.$B73];2)+POWER([.AN$5]-[.$C73];2)+POWER([.AN$6]-[.$D73];2))" office:value-type="float" office:value="29.5532832355392" calcext:value-type="float">
            <text:p>29,5532832355392</text:p>
          </table:table-cell>
          <table:table-cell table:formula="of:=SQRT(POWER([.AO$4]-[.$B73];2)+POWER([.AO$5]-[.$C73];2)+POWER([.AO$6]-[.$D73];2))" office:value-type="float" office:value="28.9946815295495" calcext:value-type="float">
            <text:p>28,9946815295495</text:p>
          </table:table-cell>
          <table:table-cell table:formula="of:=SQRT(POWER([.AP$4]-[.$B73];2)+POWER([.AP$5]-[.$C73];2)+POWER([.AP$6]-[.$D73];2))" office:value-type="float" office:value="30.3506855606261" calcext:value-type="float">
            <text:p>30,3506855606261</text:p>
          </table:table-cell>
          <table:table-cell table:formula="of:=SQRT(POWER([.AQ$4]-[.$B73];2)+POWER([.AQ$5]-[.$C73];2)+POWER([.AQ$6]-[.$D73];2))" office:value-type="float" office:value="19.1665276197855" calcext:value-type="float">
            <text:p>19,1665276197855</text:p>
          </table:table-cell>
          <table:table-cell table:formula="of:=SQRT(POWER([.AR$4]-[.$B73];2)+POWER([.AR$5]-[.$C73];2)+POWER([.AR$6]-[.$D73];2))" office:value-type="float" office:value="18.7638320979484" calcext:value-type="float">
            <text:p>18,7638320979484</text:p>
          </table:table-cell>
          <table:table-cell table:formula="of:=SQRT(POWER([.AS$4]-[.$B73];2)+POWER([.AS$5]-[.$C73];2)+POWER([.AS$6]-[.$D73];2))" office:value-type="float" office:value="18.1716579595809" calcext:value-type="float">
            <text:p>18,1716579595809</text:p>
          </table:table-cell>
          <table:table-cell table:formula="of:=SQRT(POWER([.AT$4]-[.$B73];2)+POWER([.AT$5]-[.$C73];2)+POWER([.AT$6]-[.$D73];2))" office:value-type="float" office:value="17.7138845542134" calcext:value-type="float">
            <text:p>17,7138845542134</text:p>
          </table:table-cell>
          <table:table-cell table:formula="of:=SQRT(POWER([.AU$4]-[.$B73];2)+POWER([.AU$5]-[.$C73];2)+POWER([.AU$6]-[.$D73];2))" office:value-type="float" office:value="17.984892382219" calcext:value-type="float">
            <text:p>17,984892382219</text:p>
          </table:table-cell>
          <table:table-cell table:formula="of:=SQRT(POWER([.AV$4]-[.$B73];2)+POWER([.AV$5]-[.$C73];2)+POWER([.AV$6]-[.$D73];2))" office:value-type="float" office:value="16.8731380009766" calcext:value-type="float">
            <text:p>16,8731380009766</text:p>
          </table:table-cell>
          <table:table-cell table:formula="of:=SQRT(POWER([.AW$4]-[.$B73];2)+POWER([.AW$5]-[.$C73];2)+POWER([.AW$6]-[.$D73];2))" office:value-type="float" office:value="19.0002211566076" calcext:value-type="float">
            <text:p>19,0002211566076</text:p>
          </table:table-cell>
          <table:table-cell table:formula="of:=SQRT(POWER([.AX$4]-[.$B73];2)+POWER([.AX$5]-[.$C73];2)+POWER([.AX$6]-[.$D73];2))" office:value-type="float" office:value="16.3763405252822" calcext:value-type="float">
            <text:p>16,3763405252822</text:p>
          </table:table-cell>
          <table:table-cell table:formula="of:=SQRT(POWER([.AY$4]-[.$B73];2)+POWER([.AY$5]-[.$C73];2)+POWER([.AY$6]-[.$D73];2))" office:value-type="float" office:value="11.3730163545121" calcext:value-type="float">
            <text:p>11,3730163545121</text:p>
          </table:table-cell>
          <table:table-cell table:formula="of:=SQRT(POWER([.AZ$4]-[.$B73];2)+POWER([.AZ$5]-[.$C73];2)+POWER([.AZ$6]-[.$D73];2))" office:value-type="float" office:value="10.3774510839608" calcext:value-type="float">
            <text:p>10,3774510839608</text:p>
          </table:table-cell>
          <table:table-cell table:formula="of:=SQRT(POWER([.BA$4]-[.$B73];2)+POWER([.BA$5]-[.$C73];2)+POWER([.BA$6]-[.$D73];2))" office:value-type="float" office:value="10.0679750198339" calcext:value-type="float">
            <text:p>10,0679750198339</text:p>
          </table:table-cell>
          <table:table-cell table:formula="of:=SQRT(POWER([.BB$4]-[.$B73];2)+POWER([.BB$5]-[.$C73];2)+POWER([.BB$6]-[.$D73];2))" office:value-type="float" office:value="11.0577369294083" calcext:value-type="float">
            <text:p>11,0577369294083</text:p>
          </table:table-cell>
          <table:table-cell table:formula="of:=SQRT(POWER([.BC$4]-[.$B73];2)+POWER([.BC$5]-[.$C73];2)+POWER([.BC$6]-[.$D73];2))" office:value-type="float" office:value="10.9701508649608" calcext:value-type="float">
            <text:p>10,9701508649608</text:p>
          </table:table-cell>
          <table:table-cell table:formula="of:=SQRT(POWER([.BD$4]-[.$B73];2)+POWER([.BD$5]-[.$C73];2)+POWER([.BD$6]-[.$D73];2))" office:value-type="float" office:value="10.2969502766596" calcext:value-type="float">
            <text:p>10,2969502766596</text:p>
          </table:table-cell>
          <table:table-cell table:formula="of:=SQRT(POWER([.BE$4]-[.$B73];2)+POWER([.BE$5]-[.$C73];2)+POWER([.BE$6]-[.$D73];2))" office:value-type="float" office:value="9.23373017799415" calcext:value-type="float">
            <text:p>9,23373017799415</text:p>
          </table:table-cell>
          <table:table-cell table:formula="of:=SQRT(POWER([.BF$4]-[.$B73];2)+POWER([.BF$5]-[.$C73];2)+POWER([.BF$6]-[.$D73];2))" office:value-type="float" office:value="11.056853847275" calcext:value-type="float">
            <text:p>11,056853847275</text:p>
          </table:table-cell>
          <table:table-cell table:formula="of:=SQRT(POWER([.BG$4]-[.$B73];2)+POWER([.BG$5]-[.$C73];2)+POWER([.BG$6]-[.$D73];2))" office:value-type="float" office:value="8.83138635775833" calcext:value-type="float">
            <text:p>8,83138635775833</text:p>
          </table:table-cell>
          <table:table-cell table:formula="of:=SQRT(POWER([.BH$4]-[.$B73];2)+POWER([.BH$5]-[.$C73];2)+POWER([.BH$6]-[.$D73];2))" office:value-type="float" office:value="10.7509769323536" calcext:value-type="float">
            <text:p>10,7509769323536</text:p>
          </table:table-cell>
          <table:table-cell table:formula="of:=SQRT(POWER([.BI$4]-[.$B73];2)+POWER([.BI$5]-[.$C73];2)+POWER([.BI$6]-[.$D73];2))" office:value-type="float" office:value="9.67086392211161" calcext:value-type="float">
            <text:p>9,67086392211161</text:p>
          </table:table-cell>
          <table:table-cell table:formula="of:=SQRT(POWER([.BJ$4]-[.$B73];2)+POWER([.BJ$5]-[.$C73];2)+POWER([.BJ$6]-[.$D73];2))" office:value-type="float" office:value="9.72905601792897" calcext:value-type="float">
            <text:p>9,72905601792897</text:p>
          </table:table-cell>
          <table:table-cell table:formula="of:=SQRT(POWER([.BK$4]-[.$B73];2)+POWER([.BK$5]-[.$C73];2)+POWER([.BK$6]-[.$D73];2))" office:value-type="float" office:value="4.81542916052142" calcext:value-type="float">
            <text:p>4,81542916052142</text:p>
          </table:table-cell>
          <table:table-cell table:formula="of:=SQRT(POWER([.BL$4]-[.$B73];2)+POWER([.BL$5]-[.$C73];2)+POWER([.BL$6]-[.$D73];2))" office:value-type="float" office:value="4.70873326914999" calcext:value-type="float">
            <text:p>4,70873326914999</text:p>
          </table:table-cell>
          <table:table-cell table:formula="of:=SQRT(POWER([.BM$4]-[.$B73];2)+POWER([.BM$5]-[.$C73];2)+POWER([.BM$6]-[.$D73];2))" office:value-type="float" office:value="6.10627529677462" calcext:value-type="float">
            <text:p>6,10627529677462</text:p>
          </table:table-cell>
          <table:table-cell table:formula="of:=SQRT(POWER([.BN$4]-[.$B73];2)+POWER([.BN$5]-[.$C73];2)+POWER([.BN$6]-[.$D73];2))" office:value-type="float" office:value="6.87068926673299" calcext:value-type="float">
            <text:p>6,87068926673299</text:p>
          </table:table-cell>
          <table:table-cell table:formula="of:=SQRT(POWER([.BO$4]-[.$B73];2)+POWER([.BO$5]-[.$C73];2)+POWER([.BO$6]-[.$D73];2))" office:value-type="float" office:value="3.82097068818906" calcext:value-type="float">
            <text:p>3,82097068818906</text:p>
          </table:table-cell>
          <table:table-cell table:formula="of:=SQRT(POWER([.BP$4]-[.$B73];2)+POWER([.BP$5]-[.$C73];2)+POWER([.BP$6]-[.$D73];2))" office:value-type="float" office:value="2.42718334700945" calcext:value-type="float">
            <text:p>2,42718334700945</text:p>
          </table:table-cell>
          <table:table-cell table:formula="of:=SQRT(POWER([.BQ$4]-[.$B73];2)+POWER([.BQ$5]-[.$C73];2)+POWER([.BQ$6]-[.$D73];2))" office:value-type="float" office:value="1.39115239999074" calcext:value-type="float">
            <text:p>1,39115239999074</text:p>
          </table:table-cell>
          <table:table-cell table:formula="of:=SQRT(POWER([.BR$4]-[.$B73];2)+POWER([.BR$5]-[.$C73];2)+POWER([.BR$6]-[.$D73];2))" office:value-type="float" office:value="2.82043064087738" calcext:value-type="float">
            <text:p>2,82043064087738</text:p>
          </table:table-cell>
          <table:table-cell table:formula="of:=SQRT(POWER([.BS$4]-[.$B73];2)+POWER([.BS$5]-[.$C73];2)+POWER([.BS$6]-[.$D73];2))" office:value-type="float" office:value="0" calcext:value-type="float">
            <text:p>0</text:p>
          </table:table-cell>
          <table:table-cell table:formula="of:=SQRT(POWER([.BT$4]-[.$B73];2)+POWER([.BT$5]-[.$C73];2)+POWER([.BT$6]-[.$D73];2))" office:value-type="float" office:value="2.45727511687235" calcext:value-type="float">
            <text:p>2,45727511687235</text:p>
          </table:table-cell>
          <table:table-cell table:formula="of:=SQRT(POWER([.BU$4]-[.$B73];2)+POWER([.BU$5]-[.$C73];2)+POWER([.BU$6]-[.$D73];2))" office:value-type="float" office:value="1.39759829707967" calcext:value-type="float">
            <text:p>1,39759829707967</text:p>
          </table:table-cell>
          <table:table-cell table:formula="of:=SQRT(POWER([.BV$4]-[.$B73];2)+POWER([.BV$5]-[.$C73];2)+POWER([.BV$6]-[.$D73];2))" office:value-type="float" office:value="2.38977237409759" calcext:value-type="float">
            <text:p>2,38977237409759</text:p>
          </table:table-cell>
          <table:table-cell table:formula="of:=SQRT(POWER([.BW$4]-[.$B73];2)+POWER([.BW$5]-[.$C73];2)+POWER([.BW$6]-[.$D73];2))" office:value-type="float" office:value="6.64517035146579" calcext:value-type="float">
            <text:p>6,64517035146579</text:p>
          </table:table-cell>
          <table:table-cell table:formula="of:=SQRT(POWER([.BX$4]-[.$B73];2)+POWER([.BX$5]-[.$C73];2)+POWER([.BX$6]-[.$D73];2))" office:value-type="float" office:value="8.04410311967717" calcext:value-type="float">
            <text:p>8,04410311967717</text:p>
          </table:table-cell>
          <table:table-cell table:formula="of:=SQRT(POWER([.BY$4]-[.$B73];2)+POWER([.BY$5]-[.$C73];2)+POWER([.BY$6]-[.$D73];2))" office:value-type="float" office:value="8.1749618347733" calcext:value-type="float">
            <text:p>8,1749618347733</text:p>
          </table:table-cell>
          <table:table-cell table:formula="of:=SQRT(POWER([.BZ$4]-[.$B73];2)+POWER([.BZ$5]-[.$C73];2)+POWER([.BZ$6]-[.$D73];2))" office:value-type="float" office:value="7.80810636454192" calcext:value-type="float">
            <text:p>7,80810636454192</text:p>
          </table:table-cell>
          <table:table-cell table:formula="of:=SQRT(POWER([.CA$4]-[.$B73];2)+POWER([.CA$5]-[.$C73];2)+POWER([.CA$6]-[.$D73];2))" office:value-type="float" office:value="9.05376258800727" calcext:value-type="float">
            <text:p>9,05376258800727</text:p>
          </table:table-cell>
          <table:table-cell table:formula="of:=SQRT(POWER([.CB$4]-[.$B73];2)+POWER([.CB$5]-[.$C73];2)+POWER([.CB$6]-[.$D73];2))" office:value-type="float" office:value="9.49706723151942" calcext:value-type="float">
            <text:p>9,49706723151942</text:p>
          </table:table-cell>
          <table:table-cell table:formula="of:=SQRT(POWER([.CC$4]-[.$B73];2)+POWER([.CC$5]-[.$C73];2)+POWER([.CC$6]-[.$D73];2))" office:value-type="float" office:value="8.94773317662076" calcext:value-type="float">
            <text:p>8,94773317662076</text:p>
          </table:table-cell>
          <table:table-cell table:formula="of:=SQRT(POWER([.CD$4]-[.$B73];2)+POWER([.CD$5]-[.$C73];2)+POWER([.CD$6]-[.$D73];2))" office:value-type="float" office:value="10.611175712427" calcext:value-type="float">
            <text:p>10,611175712427</text:p>
          </table:table-cell>
          <table:table-cell table:formula="of:=SQRT(POWER([.CE$4]-[.$B73];2)+POWER([.CE$5]-[.$C73];2)+POWER([.CE$6]-[.$D73];2))" office:value-type="float" office:value="9.5672926682526" calcext:value-type="float">
            <text:p>9,5672926682526</text:p>
          </table:table-cell>
          <table:table-cell table:formula="of:=SQRT(POWER([.CF$4]-[.$B73];2)+POWER([.CF$5]-[.$C73];2)+POWER([.CF$6]-[.$D73];2))" office:value-type="float" office:value="11.1962052946523" calcext:value-type="float">
            <text:p>11,1962052946523</text:p>
          </table:table-cell>
          <table:table-cell table:formula="of:=SQRT(POWER([.CG$4]-[.$B73];2)+POWER([.CG$5]-[.$C73];2)+POWER([.CG$6]-[.$D73];2))" office:value-type="float" office:value="10.7121793300897" calcext:value-type="float">
            <text:p>10,7121793300897</text:p>
          </table:table-cell>
          <table:table-cell table:formula="of:=SQRT(POWER([.CH$4]-[.$B73];2)+POWER([.CH$5]-[.$C73];2)+POWER([.CH$6]-[.$D73];2))" office:value-type="float" office:value="11.5376386665556" calcext:value-type="float">
            <text:p>11,5376386665556</text:p>
          </table:table-cell>
          <table:table-cell table:formula="of:=SQRT(POWER([.CI$4]-[.$B73];2)+POWER([.CI$5]-[.$C73];2)+POWER([.CI$6]-[.$D73];2))" office:value-type="float" office:value="8.90310069582502" calcext:value-type="float">
            <text:p>8,90310069582502</text:p>
          </table:table-cell>
          <table:table-cell table:formula="of:=SQRT(POWER([.CJ$4]-[.$B73];2)+POWER([.CJ$5]-[.$C73];2)+POWER([.CJ$6]-[.$D73];2))" office:value-type="float" office:value="9.33925270029674" calcext:value-type="float">
            <text:p>9,33925270029674</text:p>
          </table:table-cell>
          <table:table-cell table:formula="of:=SQRT(POWER([.CK$4]-[.$B73];2)+POWER([.CK$5]-[.$C73];2)+POWER([.CK$6]-[.$D73];2))" office:value-type="float" office:value="10.7993263678805" calcext:value-type="float">
            <text:p>10,7993263678805</text:p>
          </table:table-cell>
          <table:table-cell table:formula="of:=SQRT(POWER([.CL$4]-[.$B73];2)+POWER([.CL$5]-[.$C73];2)+POWER([.CL$6]-[.$D73];2))" office:value-type="float" office:value="11.6160256111977" calcext:value-type="float">
            <text:p>11,6160256111977</text:p>
          </table:table-cell>
          <table:table-cell table:formula="of:=SQRT(POWER([.CM$4]-[.$B73];2)+POWER([.CM$5]-[.$C73];2)+POWER([.CM$6]-[.$D73];2))" office:value-type="float" office:value="9.31984339997191" calcext:value-type="float">
            <text:p>9,31984339997191</text:p>
          </table:table-cell>
          <table:table-cell table:formula="of:=SQRT(POWER([.CN$4]-[.$B73];2)+POWER([.CN$5]-[.$C73];2)+POWER([.CN$6]-[.$D73];2))" office:value-type="float" office:value="8.02295076639512" calcext:value-type="float">
            <text:p>8,02295076639512</text:p>
          </table:table-cell>
          <table:table-cell table:formula="of:=SQRT(POWER([.CO$4]-[.$B73];2)+POWER([.CO$5]-[.$C73];2)+POWER([.CO$6]-[.$D73];2))" office:value-type="float" office:value="7.47622444820914" calcext:value-type="float">
            <text:p>7,47622444820914</text:p>
          </table:table-cell>
          <table:table-cell table:formula="of:=SQRT(POWER([.CP$4]-[.$B73];2)+POWER([.CP$5]-[.$C73];2)+POWER([.CP$6]-[.$D73];2))" office:value-type="float" office:value="7.55716686331591" calcext:value-type="float">
            <text:p>7,55716686331591</text:p>
          </table:table-cell>
          <table:table-cell table:formula="of:=SQRT(POWER([.CQ$4]-[.$B73];2)+POWER([.CQ$5]-[.$C73];2)+POWER([.CQ$6]-[.$D73];2))" office:value-type="float" office:value="6.37643481892507" calcext:value-type="float">
            <text:p>6,37643481892507</text:p>
          </table:table-cell>
          <table:table-cell table:formula="of:=SQRT(POWER([.CR$4]-[.$B73];2)+POWER([.CR$5]-[.$C73];2)+POWER([.CR$6]-[.$D73];2))" office:value-type="float" office:value="6.47670579847502" calcext:value-type="float">
            <text:p>6,47670579847502</text:p>
          </table:table-cell>
          <table:table-cell table:formula="of:=SQRT(POWER([.CS$4]-[.$B73];2)+POWER([.CS$5]-[.$C73];2)+POWER([.CS$6]-[.$D73];2))" office:value-type="float" office:value="5.8323406964957" calcext:value-type="float">
            <text:p>5,8323406964957</text:p>
          </table:table-cell>
          <table:table-cell table:formula="of:=SQRT(POWER([.CT$4]-[.$B73];2)+POWER([.CT$5]-[.$C73];2)+POWER([.CT$6]-[.$D73];2))" office:value-type="float" office:value="5.01855178313425" calcext:value-type="float">
            <text:p>5,01855178313425</text:p>
          </table:table-cell>
          <table:table-cell table:formula="of:=SQRT(POWER([.CU$4]-[.$B73];2)+POWER([.CU$5]-[.$C73];2)+POWER([.CU$6]-[.$D73];2))" office:value-type="float" office:value="11.2554698258225" calcext:value-type="float">
            <text:p>11,2554698258225</text:p>
          </table:table-cell>
          <table:table-cell table:formula="of:=SQRT(POWER([.CV$4]-[.$B73];2)+POWER([.CV$5]-[.$C73];2)+POWER([.CV$6]-[.$D73];2))" office:value-type="float" office:value="12.6744478775211" calcext:value-type="float">
            <text:p>12,6744478775211</text:p>
          </table:table-cell>
          <table:table-cell table:formula="of:=SQRT(POWER([.CW$4]-[.$B73];2)+POWER([.CW$5]-[.$C73];2)+POWER([.CW$6]-[.$D73];2))" office:value-type="float" office:value="13.3858051308093" calcext:value-type="float">
            <text:p>13,3858051308093</text:p>
          </table:table-cell>
          <table:table-cell table:formula="of:=SQRT(POWER([.CX$4]-[.$B73];2)+POWER([.CX$5]-[.$C73];2)+POWER([.CX$6]-[.$D73];2))" office:value-type="float" office:value="13.8558130039345" calcext:value-type="float">
            <text:p>13,8558130039345</text:p>
          </table:table-cell>
          <table:table-cell table:formula="of:=SQRT(POWER([.CY$4]-[.$B73];2)+POWER([.CY$5]-[.$C73];2)+POWER([.CY$6]-[.$D73];2))" office:value-type="float" office:value="13.1488069801028" calcext:value-type="float">
            <text:p>13,1488069801028</text:p>
          </table:table-cell>
          <table:table-cell table:formula="of:=SQRT(POWER([.CZ$4]-[.$B73];2)+POWER([.CZ$5]-[.$C73];2)+POWER([.CZ$6]-[.$D73];2))" office:value-type="float" office:value="12.9966994271623" calcext:value-type="float">
            <text:p>12,9966994271623</text:p>
          </table:table-cell>
          <table:table-cell table:formula="of:=SQRT(POWER([.DA$4]-[.$B73];2)+POWER([.DA$5]-[.$C73];2)+POWER([.DA$6]-[.$D73];2))" office:value-type="float" office:value="13.8115672173725" calcext:value-type="float">
            <text:p>13,8115672173725</text:p>
          </table:table-cell>
          <table:table-cell table:formula="of:=SQRT(POWER([.DB$4]-[.$B73];2)+POWER([.DB$5]-[.$C73];2)+POWER([.DB$6]-[.$D73];2))" office:value-type="float" office:value="13.7461600092535" calcext:value-type="float">
            <text:p>13,74616000925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459" calcext:value-type="float">
            <text:p>28,459</text:p>
          </table:table-cell>
          <table:table-cell office:value-type="float" office:value="34.85" calcext:value-type="float">
            <text:p>34,85</text:p>
          </table:table-cell>
          <table:table-cell office:value-type="float" office:value="10.769" calcext:value-type="float">
            <text:p>10,769</text:p>
          </table:table-cell>
          <table:table-cell/>
          <table:table-cell table:formula="of:=SQRT(POWER([.F$4]-[.B74];2)+POWER([.F$5]-[.C74];2)+POWER([.F$6]-[.D74];2))" office:value-type="float" office:value="14.1995186538136" calcext:value-type="float">
            <text:p>14,1995186538136</text:p>
          </table:table-cell>
          <table:table-cell table:formula="of:=SQRT(POWER([.G$4]-[.$B74];2)+POWER([.G$5]-[.$C74];2)+POWER([.G$6]-[.$D74];2))" office:value-type="float" office:value="13.4350391886291" calcext:value-type="float">
            <text:p>13,4350391886291</text:p>
          </table:table-cell>
          <table:table-cell table:formula="of:=SQRT(POWER([.H$4]-[.D74];2)+POWER([.H$5]-[.E74];2)+POWER([.H$6]-[.F74];2))" office:value-type="float" office:value="50.4267516082716" calcext:value-type="float">
            <text:p>50,4267516082716</text:p>
          </table:table-cell>
          <table:table-cell table:formula="of:=SQRT(POWER([.I$4]-[.$B74];2)+POWER([.I$5]-[.$C74];2)+POWER([.I$6]-[.$D74];2))" office:value-type="float" office:value="14.7934259723703" calcext:value-type="float">
            <text:p>14,7934259723703</text:p>
          </table:table-cell>
          <table:table-cell table:formula="of:=SQRT(POWER([.J$4]-[.F74];2)+POWER([.J$5]-[.G74];2)+POWER([.J$6]-[.H74];2))" office:value-type="float" office:value="59.1694867972519" calcext:value-type="float">
            <text:p>59,1694867972519</text:p>
          </table:table-cell>
          <table:table-cell table:formula="of:=SQRT(POWER([.K$4]-[.$B74];2)+POWER([.K$5]-[.$C74];2)+POWER([.K$6]-[.$D74];2))" office:value-type="float" office:value="11.1236454905755" calcext:value-type="float">
            <text:p>11,1236454905755</text:p>
          </table:table-cell>
          <table:table-cell table:formula="of:=SQRT(POWER([.L$4]-[.H74];2)+POWER([.L$5]-[.I74];2)+POWER([.L$6]-[.J74];2))" office:value-type="float" office:value="64.3954119087391" calcext:value-type="float">
            <text:p>64,3954119087391</text:p>
          </table:table-cell>
          <table:table-cell table:formula="of:=SQRT(POWER([.M$4]-[.$B74];2)+POWER([.M$5]-[.$C74];2)+POWER([.M$6]-[.$D74];2))" office:value-type="float" office:value="10.4157083292496" calcext:value-type="float">
            <text:p>10,4157083292496</text:p>
          </table:table-cell>
          <table:table-cell table:formula="of:=SQRT(POWER([.N$4]-[.J74];2)+POWER([.N$5]-[.K74];2)+POWER([.N$6]-[.L74];2))" office:value-type="float" office:value="63.8134423883802" calcext:value-type="float">
            <text:p>63,8134423883802</text:p>
          </table:table-cell>
          <table:table-cell table:formula="of:=SQRT(POWER([.O$4]-[.$B74];2)+POWER([.O$5]-[.$C74];2)+POWER([.O$6]-[.$D74];2))" office:value-type="float" office:value="16.4523229362908" calcext:value-type="float">
            <text:p>16,4523229362908</text:p>
          </table:table-cell>
          <table:table-cell table:formula="of:=SQRT(POWER([.P$4]-[.L74];2)+POWER([.P$5]-[.M74];2)+POWER([.P$6]-[.N74];2))" office:value-type="float" office:value="63.1197340699922" calcext:value-type="float">
            <text:p>63,1197340699922</text:p>
          </table:table-cell>
          <table:table-cell table:formula="of:=SQRT(POWER([.Q$4]-[.$B74];2)+POWER([.Q$5]-[.$C74];2)+POWER([.Q$6]-[.$D74];2))" office:value-type="float" office:value="15.8145827324024" calcext:value-type="float">
            <text:p>15,8145827324024</text:p>
          </table:table-cell>
          <table:table-cell table:formula="of:=SQRT(POWER([.R$4]-[.N74];2)+POWER([.R$5]-[.O74];2)+POWER([.R$6]-[.P74];2))" office:value-type="float" office:value="60.2010812269747" calcext:value-type="float">
            <text:p>60,2010812269747</text:p>
          </table:table-cell>
          <table:table-cell table:formula="of:=SQRT(POWER([.S$4]-[.$B74];2)+POWER([.S$5]-[.$C74];2)+POWER([.S$6]-[.$D74];2))" office:value-type="float" office:value="18.5202974328168" calcext:value-type="float">
            <text:p>18,5202974328168</text:p>
          </table:table-cell>
          <table:table-cell table:formula="of:=SQRT(POWER([.T$4]-[.P74];2)+POWER([.T$5]-[.Q74];2)+POWER([.T$6]-[.R74];2))" office:value-type="float" office:value="58.9325243646501" calcext:value-type="float">
            <text:p>58,9325243646501</text:p>
          </table:table-cell>
          <table:table-cell table:formula="of:=SQRT(POWER([.U$4]-[.$B74];2)+POWER([.U$5]-[.$C74];2)+POWER([.U$6]-[.$D74];2))" office:value-type="float" office:value="15.4615583625972" calcext:value-type="float">
            <text:p>15,4615583625972</text:p>
          </table:table-cell>
          <table:table-cell table:formula="of:=SQRT(POWER([.V$4]-[.R74];2)+POWER([.V$5]-[.S74];2)+POWER([.V$6]-[.T74];2))" office:value-type="float" office:value="49.3268407418307" calcext:value-type="float">
            <text:p>49,3268407418307</text:p>
          </table:table-cell>
          <table:table-cell table:formula="of:=SQRT(POWER([.W$4]-[.$B74];2)+POWER([.W$5]-[.$C74];2)+POWER([.W$6]-[.$D74];2))" office:value-type="float" office:value="15.8617271127705" calcext:value-type="float">
            <text:p>15,8617271127705</text:p>
          </table:table-cell>
          <table:table-cell table:formula="of:=SQRT(POWER([.X$4]-[.T74];2)+POWER([.X$5]-[.U74];2)+POWER([.X$6]-[.V74];2))" office:value-type="float" office:value="41.9267491754303" calcext:value-type="float">
            <text:p>41,9267491754303</text:p>
          </table:table-cell>
          <table:table-cell table:formula="of:=SQRT(POWER([.Y$4]-[.$B74];2)+POWER([.Y$5]-[.$C74];2)+POWER([.Y$6]-[.$D74];2))" office:value-type="float" office:value="17.1350421359272" calcext:value-type="float">
            <text:p>17,1350421359272</text:p>
          </table:table-cell>
          <table:table-cell table:formula="of:=SQRT(POWER([.Z$4]-[.V74];2)+POWER([.Z$5]-[.W74];2)+POWER([.Z$6]-[.X74];2))" office:value-type="float" office:value="31.5260016778784" calcext:value-type="float">
            <text:p>31,5260016778784</text:p>
          </table:table-cell>
          <table:table-cell table:formula="of:=SQRT(POWER([.AA$4]-[.$B74];2)+POWER([.AA$5]-[.$C74];2)+POWER([.AA$6]-[.$D74];2))" office:value-type="float" office:value="16.7002881711664" calcext:value-type="float">
            <text:p>16,7002881711664</text:p>
          </table:table-cell>
          <table:table-cell table:formula="of:=SQRT(POWER([.AB$4]-[.X74];2)+POWER([.AB$5]-[.Y74];2)+POWER([.AB$6]-[.Z74];2))" office:value-type="float" office:value="21.3961447787811" calcext:value-type="float">
            <text:p>21,3961447787811</text:p>
          </table:table-cell>
          <table:table-cell table:formula="of:=SQRT(POWER([.AC$4]-[.$B74];2)+POWER([.AC$5]-[.$C74];2)+POWER([.AC$6]-[.$D74];2))" office:value-type="float" office:value="22.4742186738494" calcext:value-type="float">
            <text:p>22,4742186738494</text:p>
          </table:table-cell>
          <table:table-cell table:formula="of:=SQRT(POWER([.AD$4]-[.Z74];2)+POWER([.AD$5]-[.AA74];2)+POWER([.AD$6]-[.AB74];2))" office:value-type="float" office:value="19.9248723575221" calcext:value-type="float">
            <text:p>19,9248723575221</text:p>
          </table:table-cell>
          <table:table-cell table:formula="of:=SQRT(POWER([.AE$4]-[.$B74];2)+POWER([.AE$5]-[.$C74];2)+POWER([.AE$6]-[.$D74];2))" office:value-type="float" office:value="24.0319364596364" calcext:value-type="float">
            <text:p>24,0319364596364</text:p>
          </table:table-cell>
          <table:table-cell table:formula="of:=SQRT(POWER([.AF$4]-[.AB74];2)+POWER([.AF$5]-[.AC74];2)+POWER([.AF$6]-[.AD74];2))" office:value-type="float" office:value="28.0622608937965" calcext:value-type="float">
            <text:p>28,0622608937965</text:p>
          </table:table-cell>
          <table:table-cell table:formula="of:=SQRT(POWER([.AG$4]-[.$B74];2)+POWER([.AG$5]-[.$C74];2)+POWER([.AG$6]-[.$D74];2))" office:value-type="float" office:value="24.1679574023127" calcext:value-type="float">
            <text:p>24,1679574023127</text:p>
          </table:table-cell>
          <table:table-cell table:formula="of:=SQRT(POWER([.AH$4]-[.AD74];2)+POWER([.AH$5]-[.AE74];2)+POWER([.AH$6]-[.AF74];2))" office:value-type="float" office:value="32.5080349502968" calcext:value-type="float">
            <text:p>32,5080349502968</text:p>
          </table:table-cell>
          <table:table-cell table:formula="of:=SQRT(POWER([.AI$4]-[.$B74];2)+POWER([.AI$5]-[.$C74];2)+POWER([.AI$6]-[.$D74];2))" office:value-type="float" office:value="24.4626326056702" calcext:value-type="float">
            <text:p>24,4626326056702</text:p>
          </table:table-cell>
          <table:table-cell table:formula="of:=SQRT(POWER([.AJ$4]-[.AF74];2)+POWER([.AJ$5]-[.AG74];2)+POWER([.AJ$6]-[.AH74];2))" office:value-type="float" office:value="29.047584193357" calcext:value-type="float">
            <text:p>29,047584193357</text:p>
          </table:table-cell>
          <table:table-cell table:formula="of:=SQRT(POWER([.AK$4]-[.$B74];2)+POWER([.AK$5]-[.$C74];2)+POWER([.AK$6]-[.$D74];2))" office:value-type="float" office:value="25.4635249916425" calcext:value-type="float">
            <text:p>25,4635249916425</text:p>
          </table:table-cell>
          <table:table-cell table:formula="of:=SQRT(POWER([.AL$4]-[.AH74];2)+POWER([.AL$5]-[.AI74];2)+POWER([.AL$6]-[.AJ74];2))" office:value-type="float" office:value="22.4640009411191" calcext:value-type="float">
            <text:p>22,4640009411191</text:p>
          </table:table-cell>
          <table:table-cell table:formula="of:=SQRT(POWER([.AM$4]-[.$B74];2)+POWER([.AM$5]-[.$C74];2)+POWER([.AM$6]-[.$D74];2))" office:value-type="float" office:value="26.6771812978808" calcext:value-type="float">
            <text:p>26,6771812978808</text:p>
          </table:table-cell>
          <table:table-cell table:formula="of:=SQRT(POWER([.AN$4]-[.AJ74];2)+POWER([.AN$5]-[.AK74];2)+POWER([.AN$6]-[.AL74];2))" office:value-type="float" office:value="25.9415125379273" calcext:value-type="float">
            <text:p>25,9415125379273</text:p>
          </table:table-cell>
          <table:table-cell table:formula="of:=SQRT(POWER([.AO$4]-[.$B74];2)+POWER([.AO$5]-[.$C74];2)+POWER([.AO$6]-[.$D74];2))" office:value-type="float" office:value="27.217904180888" calcext:value-type="float">
            <text:p>27,217904180888</text:p>
          </table:table-cell>
          <table:table-cell table:formula="of:=SQRT(POWER([.AP$4]-[.AL74];2)+POWER([.AP$5]-[.AM74];2)+POWER([.AP$6]-[.AN74];2))" office:value-type="float" office:value="34.7682743560284" calcext:value-type="float">
            <text:p>34,7682743560284</text:p>
          </table:table-cell>
          <table:table-cell table:formula="of:=SQRT(POWER([.AQ$4]-[.$B74];2)+POWER([.AQ$5]-[.$C74];2)+POWER([.AQ$6]-[.$D74];2))" office:value-type="float" office:value="17.7739351861089" calcext:value-type="float">
            <text:p>17,7739351861089</text:p>
          </table:table-cell>
          <table:table-cell table:formula="of:=SQRT(POWER([.AR$4]-[.AN74];2)+POWER([.AR$5]-[.AO74];2)+POWER([.AR$6]-[.AP74];2))" office:value-type="float" office:value="33.0605515740888" calcext:value-type="float">
            <text:p>33,0605515740888</text:p>
          </table:table-cell>
          <table:table-cell table:formula="of:=SQRT(POWER([.AS$4]-[.$B74];2)+POWER([.AS$5]-[.$C74];2)+POWER([.AS$6]-[.$D74];2))" office:value-type="float" office:value="17.0389932214318" calcext:value-type="float">
            <text:p>17,0389932214318</text:p>
          </table:table-cell>
          <table:table-cell table:formula="of:=SQRT(POWER([.AT$4]-[.AP74];2)+POWER([.AT$5]-[.AQ74];2)+POWER([.AT$6]-[.AR74];2))" office:value-type="float" office:value="32.3843662282106" calcext:value-type="float">
            <text:p>32,3843662282106</text:p>
          </table:table-cell>
          <table:table-cell table:formula="of:=SQRT(POWER([.AU$4]-[.$B74];2)+POWER([.AU$5]-[.$C74];2)+POWER([.AU$6]-[.$D74];2))" office:value-type="float" office:value="16.6769165915046" calcext:value-type="float">
            <text:p>16,6769165915046</text:p>
          </table:table-cell>
          <table:table-cell table:formula="of:=SQRT(POWER([.AV$4]-[.AR74];2)+POWER([.AV$5]-[.AS74];2)+POWER([.AV$6]-[.AT74];2))" office:value-type="float" office:value="30.5345517520463" calcext:value-type="float">
            <text:p>30,5345517520463</text:p>
          </table:table-cell>
          <table:table-cell table:formula="of:=SQRT(POWER([.AW$4]-[.$B74];2)+POWER([.AW$5]-[.$C74];2)+POWER([.AW$6]-[.$D74];2))" office:value-type="float" office:value="17.6079333540311" calcext:value-type="float">
            <text:p>17,6079333540311</text:p>
          </table:table-cell>
          <table:table-cell table:formula="of:=SQRT(POWER([.AX$4]-[.AT74];2)+POWER([.AX$5]-[.AU74];2)+POWER([.AX$6]-[.AV74];2))" office:value-type="float" office:value="28.4943967841559" calcext:value-type="float">
            <text:p>28,4943967841559</text:p>
          </table:table-cell>
          <table:table-cell table:formula="of:=SQRT(POWER([.AY$4]-[.$B74];2)+POWER([.AY$5]-[.$C74];2)+POWER([.AY$6]-[.$D74];2))" office:value-type="float" office:value="11.4316171209501" calcext:value-type="float">
            <text:p>11,4316171209501</text:p>
          </table:table-cell>
          <table:table-cell table:formula="of:=SQRT(POWER([.AZ$4]-[.AV74];2)+POWER([.AZ$5]-[.AW74];2)+POWER([.AZ$6]-[.AX74];2))" office:value-type="float" office:value="32.6504532391764" calcext:value-type="float">
            <text:p>32,6504532391764</text:p>
          </table:table-cell>
          <table:table-cell table:formula="of:=SQRT(POWER([.BA$4]-[.$B74];2)+POWER([.BA$5]-[.$C74];2)+POWER([.BA$6]-[.$D74];2))" office:value-type="float" office:value="10.5103679288596" calcext:value-type="float">
            <text:p>10,5103679288596</text:p>
          </table:table-cell>
          <table:table-cell table:formula="of:=SQRT(POWER([.BB$4]-[.AX74];2)+POWER([.BB$5]-[.AY74];2)+POWER([.BB$6]-[.AZ74];2))" office:value-type="float" office:value="42.1934187620243" calcext:value-type="float">
            <text:p>42,1934187620243</text:p>
          </table:table-cell>
          <table:table-cell table:formula="of:=SQRT(POWER([.BC$4]-[.$B74];2)+POWER([.BC$5]-[.$C74];2)+POWER([.BC$6]-[.$D74];2))" office:value-type="float" office:value="10.88415963683" calcext:value-type="float">
            <text:p>10,88415963683</text:p>
          </table:table-cell>
          <table:table-cell table:formula="of:=SQRT(POWER([.BD$4]-[.AZ74];2)+POWER([.BD$5]-[.BA74];2)+POWER([.BD$6]-[.BB74];2))" office:value-type="float" office:value="45.8836219271603" calcext:value-type="float">
            <text:p>45,8836219271603</text:p>
          </table:table-cell>
          <table:table-cell table:formula="of:=SQRT(POWER([.BE$4]-[.$B74];2)+POWER([.BE$5]-[.$C74];2)+POWER([.BE$6]-[.$D74];2))" office:value-type="float" office:value="8.98979621571034" calcext:value-type="float">
            <text:p>8,98979621571034</text:p>
          </table:table-cell>
          <table:table-cell table:formula="of:=SQRT(POWER([.BF$4]-[.BB74];2)+POWER([.BF$5]-[.BC74];2)+POWER([.BF$6]-[.BD74];2))" office:value-type="float" office:value="49.7255269562474" calcext:value-type="float">
            <text:p>49,7255269562474</text:p>
          </table:table-cell>
          <table:table-cell table:formula="of:=SQRT(POWER([.BG$4]-[.$B74];2)+POWER([.BG$5]-[.$C74];2)+POWER([.BG$6]-[.$D74];2))" office:value-type="float" office:value="8.58754109160474" calcext:value-type="float">
            <text:p>8,58754109160474</text:p>
          </table:table-cell>
          <table:table-cell table:formula="of:=SQRT(POWER([.BH$4]-[.BD74];2)+POWER([.BH$5]-[.BE74];2)+POWER([.BH$6]-[.BF74];2))" office:value-type="float" office:value="54.2487452374581" calcext:value-type="float">
            <text:p>54,2487452374581</text:p>
          </table:table-cell>
          <table:table-cell table:formula="of:=SQRT(POWER([.BI$4]-[.$B74];2)+POWER([.BI$5]-[.$C74];2)+POWER([.BI$6]-[.$D74];2))" office:value-type="float" office:value="9.60861373976496" calcext:value-type="float">
            <text:p>9,60861373976496</text:p>
          </table:table-cell>
          <table:table-cell table:formula="of:=SQRT(POWER([.BJ$4]-[.BF74];2)+POWER([.BJ$5]-[.BG74];2)+POWER([.BJ$6]-[.BH74];2))" office:value-type="float" office:value="57.7641268319826" calcext:value-type="float">
            <text:p>57,7641268319826</text:p>
          </table:table-cell>
          <table:table-cell table:formula="of:=SQRT(POWER([.BK$4]-[.$B74];2)+POWER([.BK$5]-[.$C74];2)+POWER([.BK$6]-[.$D74];2))" office:value-type="float" office:value="5.30885044053795" calcext:value-type="float">
            <text:p>5,30885044053795</text:p>
          </table:table-cell>
          <table:table-cell table:formula="of:=SQRT(POWER([.BL$4]-[.BH74];2)+POWER([.BL$5]-[.BI74];2)+POWER([.BL$6]-[.BJ74];2))" office:value-type="float" office:value="60.8617677038452" calcext:value-type="float">
            <text:p>60,8617677038452</text:p>
          </table:table-cell>
          <table:table-cell table:formula="of:=SQRT(POWER([.BM$4]-[.$B74];2)+POWER([.BM$5]-[.$C74];2)+POWER([.BM$6]-[.$D74];2))" office:value-type="float" office:value="5.83038549325857" calcext:value-type="float">
            <text:p>5,83038549325857</text:p>
          </table:table-cell>
          <table:table-cell table:formula="of:=SQRT(POWER([.BN$4]-[.BJ74];2)+POWER([.BN$5]-[.BK74];2)+POWER([.BN$6]-[.BL74];2))" office:value-type="float" office:value="67.5037970072262" calcext:value-type="float">
            <text:p>67,5037970072262</text:p>
          </table:table-cell>
          <table:table-cell table:formula="of:=SQRT(POWER([.BO$4]-[.$B74];2)+POWER([.BO$5]-[.$C74];2)+POWER([.BO$6]-[.$D74];2))" office:value-type="float" office:value="3.79043348444475" calcext:value-type="float">
            <text:p>3,79043348444475</text:p>
          </table:table-cell>
          <table:table-cell table:formula="of:=SQRT(POWER([.BP$4]-[.BL74];2)+POWER([.BP$5]-[.BM74];2)+POWER([.BP$6]-[.BN74];2))" office:value-type="float" office:value="72.9094071655464" calcext:value-type="float">
            <text:p>72,9094071655464</text:p>
          </table:table-cell>
          <table:table-cell table:formula="of:=SQRT(POWER([.BQ$4]-[.$B74];2)+POWER([.BQ$5]-[.$C74];2)+POWER([.BQ$6]-[.$D74];2))" office:value-type="float" office:value="2.79474972045799" calcext:value-type="float">
            <text:p>2,79474972045799</text:p>
          </table:table-cell>
          <table:table-cell table:formula="of:=SQRT(POWER([.BR$4]-[.BN74];2)+POWER([.BR$5]-[.BO74];2)+POWER([.BR$6]-[.BP74];2))" office:value-type="float" office:value="79.773002211168" calcext:value-type="float">
            <text:p>79,773002211168</text:p>
          </table:table-cell>
          <table:table-cell table:formula="of:=SQRT(POWER([.BS$4]-[.$B74];2)+POWER([.BS$5]-[.$C74];2)+POWER([.BS$6]-[.$D74];2))" office:value-type="float" office:value="2.45727511687235" calcext:value-type="float">
            <text:p>2,45727511687235</text:p>
          </table:table-cell>
          <table:table-cell table:formula="of:=SQRT(POWER([.BT$4]-[.BP74];2)+POWER([.BT$5]-[.BQ74];2)+POWER([.BT$6]-[.BR74];2))" office:value-type="float" office:value="88.1188407142639" calcext:value-type="float">
            <text:p>88,1188407142639</text:p>
          </table:table-cell>
          <table:table-cell table:formula="of:=SQRT(POWER([.BU$4]-[.$B74];2)+POWER([.BU$5]-[.$C74];2)+POWER([.BU$6]-[.$D74];2))" office:value-type="float" office:value="1.38573807048807" calcext:value-type="float">
            <text:p>1,38573807048807</text:p>
          </table:table-cell>
          <table:table-cell table:formula="of:=SQRT(POWER([.BV$4]-[.BR74];2)+POWER([.BV$5]-[.BS74];2)+POWER([.BV$6]-[.BT74];2))" office:value-type="float" office:value="99.4525942897139" calcext:value-type="float">
            <text:p>99,4525942897139</text:p>
          </table:table-cell>
          <table:table-cell table:formula="of:=SQRT(POWER([.BW$4]-[.$B74];2)+POWER([.BW$5]-[.$C74];2)+POWER([.BW$6]-[.$D74];2))" office:value-type="float" office:value="5.91390141953685" calcext:value-type="float">
            <text:p>5,91390141953685</text:p>
          </table:table-cell>
          <table:table-cell table:formula="of:=SQRT(POWER([.BX$4]-[.BT74];2)+POWER([.BX$5]-[.BU74];2)+POWER([.BX$6]-[.BV74];2))" office:value-type="float" office:value="110.857513564595" calcext:value-type="float">
            <text:p>110,857513564595</text:p>
          </table:table-cell>
          <table:table-cell table:formula="of:=SQRT(POWER([.BY$4]-[.$B74];2)+POWER([.BY$5]-[.$C74];2)+POWER([.BY$6]-[.$D74];2))" office:value-type="float" office:value="7.47836051551408" calcext:value-type="float">
            <text:p>7,47836051551408</text:p>
          </table:table-cell>
          <table:table-cell table:formula="of:=SQRT(POWER([.BZ$4]-[.BV74];2)+POWER([.BZ$5]-[.BW74];2)+POWER([.BZ$6]-[.BX74];2))" office:value-type="float" office:value="124.422443994363" calcext:value-type="float">
            <text:p>124,422443994363</text:p>
          </table:table-cell>
          <table:table-cell table:formula="of:=SQRT(POWER([.CA$4]-[.$B74];2)+POWER([.CA$5]-[.$C74];2)+POWER([.CA$6]-[.$D74];2))" office:value-type="float" office:value="7.94794426251217" calcext:value-type="float">
            <text:p>7,94794426251217</text:p>
          </table:table-cell>
          <table:table-cell table:formula="of:=SQRT(POWER([.CB$4]-[.BX74];2)+POWER([.CB$5]-[.BY74];2)+POWER([.CB$6]-[.BZ74];2))" office:value-type="float" office:value="139.166631494961" calcext:value-type="float">
            <text:p>139,166631494961</text:p>
          </table:table-cell>
          <table:table-cell table:formula="of:=SQRT(POWER([.CC$4]-[.$B74];2)+POWER([.CC$5]-[.$C74];2)+POWER([.CC$6]-[.$D74];2))" office:value-type="float" office:value="7.70310054458592" calcext:value-type="float">
            <text:p>7,70310054458592</text:p>
          </table:table-cell>
          <table:table-cell table:formula="of:=SQRT(POWER([.CD$4]-[.BZ74];2)+POWER([.CD$5]-[.CA74];2)+POWER([.CD$6]-[.CB74];2))" office:value-type="float" office:value="158.3270111421" calcext:value-type="float">
            <text:p>158,3270111421</text:p>
          </table:table-cell>
          <table:table-cell table:formula="of:=SQRT(POWER([.CE$4]-[.$B74];2)+POWER([.CE$5]-[.$C74];2)+POWER([.CE$6]-[.$D74];2))" office:value-type="float" office:value="8.4168505986503" calcext:value-type="float">
            <text:p>8,4168505986503</text:p>
          </table:table-cell>
          <table:table-cell table:formula="of:=SQRT(POWER([.CF$4]-[.CB74];2)+POWER([.CF$5]-[.CC74];2)+POWER([.CF$6]-[.CD74];2))" office:value-type="float" office:value="181.733761214831" calcext:value-type="float">
            <text:p>181,733761214831</text:p>
          </table:table-cell>
          <table:table-cell table:formula="of:=SQRT(POWER([.CG$4]-[.$B74];2)+POWER([.CG$5]-[.$C74];2)+POWER([.CG$6]-[.$D74];2))" office:value-type="float" office:value="9.70787479317693" calcext:value-type="float">
            <text:p>9,70787479317693</text:p>
          </table:table-cell>
          <table:table-cell table:formula="of:=SQRT(POWER([.CH$4]-[.CD74];2)+POWER([.CH$5]-[.CE74];2)+POWER([.CH$6]-[.CF74];2))" office:value-type="float" office:value="210.761235487068" calcext:value-type="float">
            <text:p>210,761235487068</text:p>
          </table:table-cell>
          <table:table-cell table:formula="of:=SQRT(POWER([.CI$4]-[.$B74];2)+POWER([.CI$5]-[.$C74];2)+POWER([.CI$6]-[.$D74];2))" office:value-type="float" office:value="8.48515792428167" calcext:value-type="float">
            <text:p>8,48515792428167</text:p>
          </table:table-cell>
          <table:table-cell table:formula="of:=SQRT(POWER([.CJ$4]-[.CF74];2)+POWER([.CJ$5]-[.CG74];2)+POWER([.CJ$6]-[.CH74];2))" office:value-type="float" office:value="252.328723153289" calcext:value-type="float">
            <text:p>252,328723153289</text:p>
          </table:table-cell>
          <table:table-cell table:formula="of:=SQRT(POWER([.CK$4]-[.CG74];2)+POWER([.CK$5]-[.CH74];2)+POWER([.CK$6]-[.CI74];2))" office:value-type="float" office:value="176.028793483077" calcext:value-type="float">
            <text:p>176,028793483077</text:p>
          </table:table-cell>
          <table:table-cell table:formula="of:=SQRT(POWER([.CL$4]-[.$B74];2)+POWER([.CL$5]-[.$C74];2)+POWER([.CL$6]-[.$D74];2))" office:value-type="float" office:value="11.0803849211117" calcext:value-type="float">
            <text:p>11,0803849211117</text:p>
          </table:table-cell>
          <table:table-cell table:formula="of:=SQRT(POWER([.CM$4]-[.CI74];2)+POWER([.CM$5]-[.CJ74];2)+POWER([.CM$6]-[.CK74];2))" office:value-type="float" office:value="275.767785189181" calcext:value-type="float">
            <text:p>275,767785189181</text:p>
          </table:table-cell>
          <table:table-cell table:formula="of:=SQRT(POWER([.CN$4]-[.$B74];2)+POWER([.CN$5]-[.$C74];2)+POWER([.CN$6]-[.$D74];2))" office:value-type="float" office:value="8.32615025086624" calcext:value-type="float">
            <text:p>8,32615025086624</text:p>
          </table:table-cell>
          <table:table-cell table:formula="of:=SQRT(POWER([.CO$4]-[.CK74];2)+POWER([.CO$5]-[.CL74];2)+POWER([.CO$6]-[.CM74];2))" office:value-type="float" office:value="307.254226424712" calcext:value-type="float">
            <text:p>307,254226424712</text:p>
          </table:table-cell>
          <table:table-cell table:formula="of:=SQRT(POWER([.CP$4]-[.$B74];2)+POWER([.CP$5]-[.$C74];2)+POWER([.CP$6]-[.$D74];2))" office:value-type="float" office:value="8.07107142825536" calcext:value-type="float">
            <text:p>8,07107142825536</text:p>
          </table:table-cell>
          <table:table-cell table:formula="of:=SQRT(POWER([.CQ$4]-[.CM74];2)+POWER([.CQ$5]-[.CN74];2)+POWER([.CQ$6]-[.CO74];2))" office:value-type="float" office:value="389.485883896074" calcext:value-type="float">
            <text:p>389,485883896074</text:p>
          </table:table-cell>
          <table:table-cell table:formula="of:=SQRT(POWER([.CR$4]-[.$B74];2)+POWER([.CR$5]-[.$C74];2)+POWER([.CR$6]-[.$D74];2))" office:value-type="float" office:value="7.3283728753387" calcext:value-type="float">
            <text:p>7,3283728753387</text:p>
          </table:table-cell>
          <table:table-cell table:formula="of:=SQRT(POWER([.CS$4]-[.CO74];2)+POWER([.CS$5]-[.CP74];2)+POWER([.CS$6]-[.CQ74];2))" office:value-type="float" office:value="474.210357510415" calcext:value-type="float">
            <text:p>474,210357510415</text:p>
          </table:table-cell>
          <table:table-cell table:formula="of:=SQRT(POWER([.CT$4]-[.CP74];2)+POWER([.CT$5]-[.CQ74];2)+POWER([.CT$6]-[.CR74];2))" office:value-type="float" office:value="352.96936576201" calcext:value-type="float">
            <text:p>352,96936576201</text:p>
          </table:table-cell>
          <table:table-cell table:formula="of:=SQRT(POWER([.CU$4]-[.$B74];2)+POWER([.CU$5]-[.$C74];2)+POWER([.CU$6]-[.$D74];2))" office:value-type="float" office:value="10.7054847624944" calcext:value-type="float">
            <text:p>10,7054847624944</text:p>
          </table:table-cell>
          <table:table-cell table:formula="of:=SQRT(POWER([.CV$4]-[.CR74];2)+POWER([.CV$5]-[.CS74];2)+POWER([.CV$6]-[.CT74];2))" office:value-type="float" office:value="560.408255788062" calcext:value-type="float">
            <text:p>560,408255788062</text:p>
          </table:table-cell>
          <table:table-cell table:formula="of:=SQRT(POWER([.CW$4]-[.$B74];2)+POWER([.CW$5]-[.$C74];2)+POWER([.CW$6]-[.$D74];2))" office:value-type="float" office:value="13.0181686115982" calcext:value-type="float">
            <text:p>13,0181686115982</text:p>
          </table:table-cell>
          <table:table-cell table:formula="of:=SQRT(POWER([.CX$4]-[.CT74];2)+POWER([.CX$5]-[.CU74];2)+POWER([.CX$6]-[.CV74];2))" office:value-type="float" office:value="639.619573883126" calcext:value-type="float">
            <text:p>639,619573883126</text:p>
          </table:table-cell>
          <table:table-cell table:formula="of:=SQRT(POWER([.CY$4]-[.$B74];2)+POWER([.CY$5]-[.$C74];2)+POWER([.CY$6]-[.$D74];2))" office:value-type="float" office:value="12.3773129555651" calcext:value-type="float">
            <text:p>12,3773129555651</text:p>
          </table:table-cell>
          <table:table-cell table:formula="of:=SQRT(POWER([.CZ$4]-[.$B74];2)+POWER([.CZ$5]-[.$C74];2)+POWER([.CZ$6]-[.$D74];2))" office:value-type="float" office:value="11.9547709722939" calcext:value-type="float">
            <text:p>11,9547709722939</text:p>
          </table:table-cell>
          <table:table-cell table:formula="of:=SQRT(POWER([.DA$4]-[.$B74];2)+POWER([.DA$5]-[.$C74];2)+POWER([.DA$6]-[.$D74];2))" office:value-type="float" office:value="12.6724585617788" calcext:value-type="float">
            <text:p>12,6724585617788</text:p>
          </table:table-cell>
          <table:table-cell table:formula="of:=SQRT(POWER([.DB$4]-[.$B74];2)+POWER([.DB$5]-[.$C74];2)+POWER([.DB$6]-[.$D74];2))" office:value-type="float" office:value="12.6055323568662" calcext:value-type="float">
            <text:p>12,60553235686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.281" calcext:value-type="float">
            <text:p>27,281</text:p>
          </table:table-cell>
          <table:table-cell office:value-type="float" office:value="34.975" calcext:value-type="float">
            <text:p>34,975</text:p>
          </table:table-cell>
          <table:table-cell office:value-type="float" office:value="10.05" calcext:value-type="float">
            <text:p>10,05</text:p>
          </table:table-cell>
          <table:table-cell/>
          <table:table-cell table:formula="of:=SQRT(POWER([.F$4]-[.B75];2)+POWER([.F$5]-[.C75];2)+POWER([.F$6]-[.D75];2))" office:value-type="float" office:value="14.1011330750405" calcext:value-type="float">
            <text:p>14,1011330750405</text:p>
          </table:table-cell>
          <table:table-cell table:formula="of:=SQRT(POWER([.G$4]-[.$B75];2)+POWER([.G$5]-[.$C75];2)+POWER([.G$6]-[.$D75];2))" office:value-type="float" office:value="13.3054951054066" calcext:value-type="float">
            <text:p>13,3054951054066</text:p>
          </table:table-cell>
          <table:table-cell table:formula="of:=SQRT(POWER([.H$4]-[.D75];2)+POWER([.H$5]-[.E75];2)+POWER([.H$6]-[.F75];2))" office:value-type="float" office:value="50.7332259605762" calcext:value-type="float">
            <text:p>50,7332259605762</text:p>
          </table:table-cell>
          <table:table-cell table:formula="of:=SQRT(POWER([.I$4]-[.$B75];2)+POWER([.I$5]-[.$C75];2)+POWER([.I$6]-[.$D75];2))" office:value-type="float" office:value="14.8069978726277" calcext:value-type="float">
            <text:p>14,8069978726277</text:p>
          </table:table-cell>
          <table:table-cell table:formula="of:=SQRT(POWER([.J$4]-[.F75];2)+POWER([.J$5]-[.G75];2)+POWER([.J$6]-[.H75];2))" office:value-type="float" office:value="59.5146486073341" calcext:value-type="float">
            <text:p>59,5146486073341</text:p>
          </table:table-cell>
          <table:table-cell table:formula="of:=SQRT(POWER([.K$4]-[.$B75];2)+POWER([.K$5]-[.$C75];2)+POWER([.K$6]-[.$D75];2))" office:value-type="float" office:value="10.9036612658318" calcext:value-type="float">
            <text:p>10,9036612658318</text:p>
          </table:table-cell>
          <table:table-cell table:formula="of:=SQRT(POWER([.L$4]-[.H75];2)+POWER([.L$5]-[.I75];2)+POWER([.L$6]-[.J75];2))" office:value-type="float" office:value="64.7723394254476" calcext:value-type="float">
            <text:p>64,7723394254476</text:p>
          </table:table-cell>
          <table:table-cell table:formula="of:=SQRT(POWER([.M$4]-[.$B75];2)+POWER([.M$5]-[.$C75];2)+POWER([.M$6]-[.$D75];2))" office:value-type="float" office:value="10.1695729507192" calcext:value-type="float">
            <text:p>10,1695729507192</text:p>
          </table:table-cell>
          <table:table-cell table:formula="of:=SQRT(POWER([.N$4]-[.J75];2)+POWER([.N$5]-[.K75];2)+POWER([.N$6]-[.L75];2))" office:value-type="float" office:value="64.3263891588356" calcext:value-type="float">
            <text:p>64,3263891588356</text:p>
          </table:table-cell>
          <table:table-cell table:formula="of:=SQRT(POWER([.O$4]-[.$B75];2)+POWER([.O$5]-[.$C75];2)+POWER([.O$6]-[.$D75];2))" office:value-type="float" office:value="17.5300753563697" calcext:value-type="float">
            <text:p>17,5300753563697</text:p>
          </table:table-cell>
          <table:table-cell table:formula="of:=SQRT(POWER([.P$4]-[.L75];2)+POWER([.P$5]-[.M75];2)+POWER([.P$6]-[.N75];2))" office:value-type="float" office:value="63.7813153441217" calcext:value-type="float">
            <text:p>63,7813153441217</text:p>
          </table:table-cell>
          <table:table-cell table:formula="of:=SQRT(POWER([.Q$4]-[.$B75];2)+POWER([.Q$5]-[.$C75];2)+POWER([.Q$6]-[.$D75];2))" office:value-type="float" office:value="16.9747036792988" calcext:value-type="float">
            <text:p>16,9747036792988</text:p>
          </table:table-cell>
          <table:table-cell table:formula="of:=SQRT(POWER([.R$4]-[.N75];2)+POWER([.R$5]-[.O75];2)+POWER([.R$6]-[.P75];2))" office:value-type="float" office:value="60.4662292578367" calcext:value-type="float">
            <text:p>60,4662292578367</text:p>
          </table:table-cell>
          <table:table-cell table:formula="of:=SQRT(POWER([.S$4]-[.$B75];2)+POWER([.S$5]-[.$C75];2)+POWER([.S$6]-[.$D75];2))" office:value-type="float" office:value="19.6603318639335" calcext:value-type="float">
            <text:p>19,6603318639335</text:p>
          </table:table-cell>
          <table:table-cell table:formula="of:=SQRT(POWER([.T$4]-[.P75];2)+POWER([.T$5]-[.Q75];2)+POWER([.T$6]-[.R75];2))" office:value-type="float" office:value="58.8234549410181" calcext:value-type="float">
            <text:p>58,8234549410181</text:p>
          </table:table-cell>
          <table:table-cell table:formula="of:=SQRT(POWER([.U$4]-[.$B75];2)+POWER([.U$5]-[.$C75];2)+POWER([.U$6]-[.$D75];2))" office:value-type="float" office:value="16.7726962948716" calcext:value-type="float">
            <text:p>16,7726962948716</text:p>
          </table:table-cell>
          <table:table-cell table:formula="of:=SQRT(POWER([.V$4]-[.R75];2)+POWER([.V$5]-[.S75];2)+POWER([.V$6]-[.T75];2))" office:value-type="float" office:value="48.922498720435" calcext:value-type="float">
            <text:p>48,922498720435</text:p>
          </table:table-cell>
          <table:table-cell table:formula="of:=SQRT(POWER([.W$4]-[.$B75];2)+POWER([.W$5]-[.$C75];2)+POWER([.W$6]-[.$D75];2))" office:value-type="float" office:value="17.2092419647119" calcext:value-type="float">
            <text:p>17,2092419647119</text:p>
          </table:table-cell>
          <table:table-cell table:formula="of:=SQRT(POWER([.X$4]-[.T75];2)+POWER([.X$5]-[.U75];2)+POWER([.X$6]-[.V75];2))" office:value-type="float" office:value="40.9751668646895" calcext:value-type="float">
            <text:p>40,9751668646895</text:p>
          </table:table-cell>
          <table:table-cell table:formula="of:=SQRT(POWER([.Y$4]-[.$B75];2)+POWER([.Y$5]-[.$C75];2)+POWER([.Y$6]-[.$D75];2))" office:value-type="float" office:value="18.4843557907762" calcext:value-type="float">
            <text:p>18,4843557907762</text:p>
          </table:table-cell>
          <table:table-cell table:formula="of:=SQRT(POWER([.Z$4]-[.V75];2)+POWER([.Z$5]-[.W75];2)+POWER([.Z$6]-[.X75];2))" office:value-type="float" office:value="29.8970191915567" calcext:value-type="float">
            <text:p>29,8970191915567</text:p>
          </table:table-cell>
          <table:table-cell table:formula="of:=SQRT(POWER([.AA$4]-[.$B75];2)+POWER([.AA$5]-[.$C75];2)+POWER([.AA$6]-[.$D75];2))" office:value-type="float" office:value="18.0436495476941" calcext:value-type="float">
            <text:p>18,0436495476941</text:p>
          </table:table-cell>
          <table:table-cell table:formula="of:=SQRT(POWER([.AB$4]-[.X75];2)+POWER([.AB$5]-[.Y75];2)+POWER([.AB$6]-[.Z75];2))" office:value-type="float" office:value="19.7753264358562" calcext:value-type="float">
            <text:p>19,7753264358562</text:p>
          </table:table-cell>
          <table:table-cell table:formula="of:=SQRT(POWER([.AC$4]-[.$B75];2)+POWER([.AC$5]-[.$C75];2)+POWER([.AC$6]-[.$D75];2))" office:value-type="float" office:value="23.6222435217318" calcext:value-type="float">
            <text:p>23,6222435217318</text:p>
          </table:table-cell>
          <table:table-cell table:formula="of:=SQRT(POWER([.AD$4]-[.Z75];2)+POWER([.AD$5]-[.AA75];2)+POWER([.AD$6]-[.AB75];2))" office:value-type="float" office:value="20.4532095984782" calcext:value-type="float">
            <text:p>20,4532095984782</text:p>
          </table:table-cell>
          <table:table-cell table:formula="of:=SQRT(POWER([.AE$4]-[.$B75];2)+POWER([.AE$5]-[.$C75];2)+POWER([.AE$6]-[.$D75];2))" office:value-type="float" office:value="25.2013127435854" calcext:value-type="float">
            <text:p>25,2013127435854</text:p>
          </table:table-cell>
          <table:table-cell table:formula="of:=SQRT(POWER([.AF$4]-[.AB75];2)+POWER([.AF$5]-[.AC75];2)+POWER([.AF$6]-[.AD75];2))" office:value-type="float" office:value="29.7727436806231" calcext:value-type="float">
            <text:p>29,7727436806231</text:p>
          </table:table-cell>
          <table:table-cell table:formula="of:=SQRT(POWER([.AG$4]-[.$B75];2)+POWER([.AG$5]-[.$C75];2)+POWER([.AG$6]-[.$D75];2))" office:value-type="float" office:value="25.2438921127468" calcext:value-type="float">
            <text:p>25,2438921127468</text:p>
          </table:table-cell>
          <table:table-cell table:formula="of:=SQRT(POWER([.AH$4]-[.AD75];2)+POWER([.AH$5]-[.AE75];2)+POWER([.AH$6]-[.AF75];2))" office:value-type="float" office:value="33.1051658677698" calcext:value-type="float">
            <text:p>33,1051658677698</text:p>
          </table:table-cell>
          <table:table-cell table:formula="of:=SQRT(POWER([.AI$4]-[.$B75];2)+POWER([.AI$5]-[.$C75];2)+POWER([.AI$6]-[.$D75];2))" office:value-type="float" office:value="25.6540125906261" calcext:value-type="float">
            <text:p>25,6540125906261</text:p>
          </table:table-cell>
          <table:table-cell table:formula="of:=SQRT(POWER([.AJ$4]-[.AF75];2)+POWER([.AJ$5]-[.AG75];2)+POWER([.AJ$6]-[.AH75];2))" office:value-type="float" office:value="28.1561189020081" calcext:value-type="float">
            <text:p>28,1561189020081</text:p>
          </table:table-cell>
          <table:table-cell table:formula="of:=SQRT(POWER([.AK$4]-[.$B75];2)+POWER([.AK$5]-[.$C75];2)+POWER([.AK$6]-[.$D75];2))" office:value-type="float" office:value="26.7103014397067" calcext:value-type="float">
            <text:p>26,7103014397067</text:p>
          </table:table-cell>
          <table:table-cell table:formula="of:=SQRT(POWER([.AL$4]-[.AH75];2)+POWER([.AL$5]-[.AI75];2)+POWER([.AL$6]-[.AJ75];2))" office:value-type="float" office:value="21.5702864556404" calcext:value-type="float">
            <text:p>21,5702864556404</text:p>
          </table:table-cell>
          <table:table-cell table:formula="of:=SQRT(POWER([.AM$4]-[.$B75];2)+POWER([.AM$5]-[.$C75];2)+POWER([.AM$6]-[.$D75];2))" office:value-type="float" office:value="27.8873076147555" calcext:value-type="float">
            <text:p>27,8873076147555</text:p>
          </table:table-cell>
          <table:table-cell table:formula="of:=SQRT(POWER([.AN$4]-[.AJ75];2)+POWER([.AN$5]-[.AK75];2)+POWER([.AN$6]-[.AL75];2))" office:value-type="float" office:value="26.6481043339582" calcext:value-type="float">
            <text:p>26,6481043339582</text:p>
          </table:table-cell>
          <table:table-cell table:formula="of:=SQRT(POWER([.AO$4]-[.$B75];2)+POWER([.AO$5]-[.$C75];2)+POWER([.AO$6]-[.$D75];2))" office:value-type="float" office:value="28.3593496046718" calcext:value-type="float">
            <text:p>28,3593496046718</text:p>
          </table:table-cell>
          <table:table-cell table:formula="of:=SQRT(POWER([.AP$4]-[.AL75];2)+POWER([.AP$5]-[.AM75];2)+POWER([.AP$6]-[.AN75];2))" office:value-type="float" office:value="36.0016530559682" calcext:value-type="float">
            <text:p>36,0016530559682</text:p>
          </table:table-cell>
          <table:table-cell table:formula="of:=SQRT(POWER([.AQ$4]-[.$B75];2)+POWER([.AQ$5]-[.$C75];2)+POWER([.AQ$6]-[.$D75];2))" office:value-type="float" office:value="18.9722388241346" calcext:value-type="float">
            <text:p>18,9722388241346</text:p>
          </table:table-cell>
          <table:table-cell table:formula="of:=SQRT(POWER([.AR$4]-[.AN75];2)+POWER([.AR$5]-[.AO75];2)+POWER([.AR$6]-[.AP75];2))" office:value-type="float" office:value="33.2511990907194" calcext:value-type="float">
            <text:p>33,2511990907194</text:p>
          </table:table-cell>
          <table:table-cell table:formula="of:=SQRT(POWER([.AS$4]-[.$B75];2)+POWER([.AS$5]-[.$C75];2)+POWER([.AS$6]-[.$D75];2))" office:value-type="float" office:value="18.1424879220023" calcext:value-type="float">
            <text:p>18,1424879220023</text:p>
          </table:table-cell>
          <table:table-cell table:formula="of:=SQRT(POWER([.AT$4]-[.AP75];2)+POWER([.AT$5]-[.AQ75];2)+POWER([.AT$6]-[.AR75];2))" office:value-type="float" office:value="31.3873868046136" calcext:value-type="float">
            <text:p>31,3873868046136</text:p>
          </table:table-cell>
          <table:table-cell table:formula="of:=SQRT(POWER([.AU$4]-[.$B75];2)+POWER([.AU$5]-[.$C75];2)+POWER([.AU$6]-[.$D75];2))" office:value-type="float" office:value="17.8263409874264" calcext:value-type="float">
            <text:p>17,8263409874264</text:p>
          </table:table-cell>
          <table:table-cell table:formula="of:=SQRT(POWER([.AV$4]-[.AR75];2)+POWER([.AV$5]-[.AS75];2)+POWER([.AV$6]-[.AT75];2))" office:value-type="float" office:value="29.0884007919512" calcext:value-type="float">
            <text:p>29,0884007919512</text:p>
          </table:table-cell>
          <table:table-cell table:formula="of:=SQRT(POWER([.AW$4]-[.$B75];2)+POWER([.AW$5]-[.$C75];2)+POWER([.AW$6]-[.$D75];2))" office:value-type="float" office:value="18.7773981424477" calcext:value-type="float">
            <text:p>18,7773981424477</text:p>
          </table:table-cell>
          <table:table-cell table:formula="of:=SQRT(POWER([.AX$4]-[.AT75];2)+POWER([.AX$5]-[.AU75];2)+POWER([.AX$6]-[.AV75];2))" office:value-type="float" office:value="27.2230342925284" calcext:value-type="float">
            <text:p>27,2230342925284</text:p>
          </table:table-cell>
          <table:table-cell table:formula="of:=SQRT(POWER([.AY$4]-[.$B75];2)+POWER([.AY$5]-[.$C75];2)+POWER([.AY$6]-[.$D75];2))" office:value-type="float" office:value="11.9803943173837" calcext:value-type="float">
            <text:p>11,9803943173837</text:p>
          </table:table-cell>
          <table:table-cell table:formula="of:=SQRT(POWER([.AZ$4]-[.AV75];2)+POWER([.AZ$5]-[.AW75];2)+POWER([.AZ$6]-[.AX75];2))" office:value-type="float" office:value="31.1822681909092" calcext:value-type="float">
            <text:p>31,1822681909092</text:p>
          </table:table-cell>
          <table:table-cell table:formula="of:=SQRT(POWER([.BA$4]-[.$B75];2)+POWER([.BA$5]-[.$C75];2)+POWER([.BA$6]-[.$D75];2))" office:value-type="float" office:value="10.8329090275881" calcext:value-type="float">
            <text:p>10,8329090275881</text:p>
          </table:table-cell>
          <table:table-cell table:formula="of:=SQRT(POWER([.BB$4]-[.AX75];2)+POWER([.BB$5]-[.AY75];2)+POWER([.BB$6]-[.AZ75];2))" office:value-type="float" office:value="41.057341347006" calcext:value-type="float">
            <text:p>41,057341347006</text:p>
          </table:table-cell>
          <table:table-cell table:formula="of:=SQRT(POWER([.BC$4]-[.$B75];2)+POWER([.BC$5]-[.$C75];2)+POWER([.BC$6]-[.$D75];2))" office:value-type="float" office:value="11.4660996419881" calcext:value-type="float">
            <text:p>11,4660996419881</text:p>
          </table:table-cell>
          <table:table-cell table:formula="of:=SQRT(POWER([.BD$4]-[.AZ75];2)+POWER([.BD$5]-[.BA75];2)+POWER([.BD$6]-[.BB75];2))" office:value-type="float" office:value="44.9221089936698" calcext:value-type="float">
            <text:p>44,9221089936698</text:p>
          </table:table-cell>
          <table:table-cell table:formula="of:=SQRT(POWER([.BE$4]-[.$B75];2)+POWER([.BE$5]-[.$C75];2)+POWER([.BE$6]-[.$D75];2))" office:value-type="float" office:value="9.58778149521567" calcext:value-type="float">
            <text:p>9,58778149521567</text:p>
          </table:table-cell>
          <table:table-cell table:formula="of:=SQRT(POWER([.BF$4]-[.BB75];2)+POWER([.BF$5]-[.BC75];2)+POWER([.BF$6]-[.BD75];2))" office:value-type="float" office:value="48.4481560311659" calcext:value-type="float">
            <text:p>48,4481560311659</text:p>
          </table:table-cell>
          <table:table-cell table:formula="of:=SQRT(POWER([.BG$4]-[.$B75];2)+POWER([.BG$5]-[.$C75];2)+POWER([.BG$6]-[.$D75];2))" office:value-type="float" office:value="9.12701188779767" calcext:value-type="float">
            <text:p>9,12701188779767</text:p>
          </table:table-cell>
          <table:table-cell table:formula="of:=SQRT(POWER([.BH$4]-[.BD75];2)+POWER([.BH$5]-[.BE75];2)+POWER([.BH$6]-[.BF75];2))" office:value-type="float" office:value="52.7124446490311" calcext:value-type="float">
            <text:p>52,7124446490311</text:p>
          </table:table-cell>
          <table:table-cell table:formula="of:=SQRT(POWER([.BI$4]-[.$B75];2)+POWER([.BI$5]-[.$C75];2)+POWER([.BI$6]-[.$D75];2))" office:value-type="float" office:value="10.0305954957819" calcext:value-type="float">
            <text:p>10,0305954957819</text:p>
          </table:table-cell>
          <table:table-cell table:formula="of:=SQRT(POWER([.BJ$4]-[.BF75];2)+POWER([.BJ$5]-[.BG75];2)+POWER([.BJ$6]-[.BH75];2))" office:value-type="float" office:value="55.9129058157754" calcext:value-type="float">
            <text:p>55,9129058157754</text:p>
          </table:table-cell>
          <table:table-cell table:formula="of:=SQRT(POWER([.BK$4]-[.$B75];2)+POWER([.BK$5]-[.$C75];2)+POWER([.BK$6]-[.$D75];2))" office:value-type="float" office:value="5.50262564599847" calcext:value-type="float">
            <text:p>5,50262564599847</text:p>
          </table:table-cell>
          <table:table-cell table:formula="of:=SQRT(POWER([.BL$4]-[.BH75];2)+POWER([.BL$5]-[.BI75];2)+POWER([.BL$6]-[.BJ75];2))" office:value-type="float" office:value="58.6139013078989" calcext:value-type="float">
            <text:p>58,6139013078989</text:p>
          </table:table-cell>
          <table:table-cell table:formula="of:=SQRT(POWER([.BM$4]-[.$B75];2)+POWER([.BM$5]-[.$C75];2)+POWER([.BM$6]-[.$D75];2))" office:value-type="float" office:value="6.47754343868106" calcext:value-type="float">
            <text:p>6,47754343868106</text:p>
          </table:table-cell>
          <table:table-cell table:formula="of:=SQRT(POWER([.BN$4]-[.BJ75];2)+POWER([.BN$5]-[.BK75];2)+POWER([.BN$6]-[.BL75];2))" office:value-type="float" office:value="64.9946405507278" calcext:value-type="float">
            <text:p>64,9946405507278</text:p>
          </table:table-cell>
          <table:table-cell table:formula="of:=SQRT(POWER([.BO$4]-[.$B75];2)+POWER([.BO$5]-[.$C75];2)+POWER([.BO$6]-[.$D75];2))" office:value-type="float" office:value="4.25542242321488" calcext:value-type="float">
            <text:p>4,25542242321488</text:p>
          </table:table-cell>
          <table:table-cell table:formula="of:=SQRT(POWER([.BP$4]-[.BL75];2)+POWER([.BP$5]-[.BM75];2)+POWER([.BP$6]-[.BN75];2))" office:value-type="float" office:value="69.6738083170569" calcext:value-type="float">
            <text:p>69,6738083170569</text:p>
          </table:table-cell>
          <table:table-cell table:formula="of:=SQRT(POWER([.BQ$4]-[.$B75];2)+POWER([.BQ$5]-[.$C75];2)+POWER([.BQ$6]-[.$D75];2))" office:value-type="float" office:value="2.37162813273919" calcext:value-type="float">
            <text:p>2,37162813273919</text:p>
          </table:table-cell>
          <table:table-cell table:formula="of:=SQRT(POWER([.BR$4]-[.BN75];2)+POWER([.BR$5]-[.BO75];2)+POWER([.BR$6]-[.BP75];2))" office:value-type="float" office:value="75.8682740373586" calcext:value-type="float">
            <text:p>75,8682740373586</text:p>
          </table:table-cell>
          <table:table-cell table:formula="of:=SQRT(POWER([.BS$4]-[.$B75];2)+POWER([.BS$5]-[.$C75];2)+POWER([.BS$6]-[.$D75];2))" office:value-type="float" office:value="1.39759829707967" calcext:value-type="float">
            <text:p>1,39759829707967</text:p>
          </table:table-cell>
          <table:table-cell table:formula="of:=SQRT(POWER([.BT$4]-[.BP75];2)+POWER([.BT$5]-[.BQ75];2)+POWER([.BT$6]-[.BR75];2))" office:value-type="float" office:value="83.6147148769338" calcext:value-type="float">
            <text:p>83,6147148769338</text:p>
          </table:table-cell>
          <table:table-cell table:formula="of:=SQRT(POWER([.BU$4]-[.$B75];2)+POWER([.BU$5]-[.$C75];2)+POWER([.BU$6]-[.$D75];2))" office:value-type="float" office:value="0" calcext:value-type="float">
            <text:p>0</text:p>
          </table:table-cell>
          <table:table-cell table:formula="of:=SQRT(POWER([.BV$4]-[.BR75];2)+POWER([.BV$5]-[.BS75];2)+POWER([.BV$6]-[.BT75];2))" office:value-type="float" office:value="94.2221736441758" calcext:value-type="float">
            <text:p>94,2221736441758</text:p>
          </table:table-cell>
          <table:table-cell table:formula="of:=SQRT(POWER([.BW$4]-[.$B75];2)+POWER([.BW$5]-[.$C75];2)+POWER([.BW$6]-[.$D75];2))" office:value-type="float" office:value="6.78889342971297" calcext:value-type="float">
            <text:p>6,78889342971297</text:p>
          </table:table-cell>
          <table:table-cell table:formula="of:=SQRT(POWER([.BX$4]-[.BT75];2)+POWER([.BX$5]-[.BU75];2)+POWER([.BX$6]-[.BV75];2))" office:value-type="float" office:value="104.986406593712" calcext:value-type="float">
            <text:p>104,986406593712</text:p>
          </table:table-cell>
          <table:table-cell table:formula="of:=SQRT(POWER([.BY$4]-[.$B75];2)+POWER([.BY$5]-[.$C75];2)+POWER([.BY$6]-[.$D75];2))" office:value-type="float" office:value="8.35715489864822" calcext:value-type="float">
            <text:p>8,35715489864822</text:p>
          </table:table-cell>
          <table:table-cell table:formula="of:=SQRT(POWER([.BZ$4]-[.BV75];2)+POWER([.BZ$5]-[.BW75];2)+POWER([.BZ$6]-[.BX75];2))" office:value-type="float" office:value="116.69795741838" calcext:value-type="float">
            <text:p>116,69795741838</text:p>
          </table:table-cell>
          <table:table-cell table:formula="of:=SQRT(POWER([.CA$4]-[.$B75];2)+POWER([.CA$5]-[.$C75];2)+POWER([.CA$6]-[.$D75];2))" office:value-type="float" office:value="9.01098241037014" calcext:value-type="float">
            <text:p>9,01098241037014</text:p>
          </table:table-cell>
          <table:table-cell table:formula="of:=SQRT(POWER([.CB$4]-[.BX75];2)+POWER([.CB$5]-[.BY75];2)+POWER([.CB$6]-[.BZ75];2))" office:value-type="float" office:value="129.547425351221" calcext:value-type="float">
            <text:p>129,547425351221</text:p>
          </table:table-cell>
          <table:table-cell table:formula="of:=SQRT(POWER([.CC$4]-[.$B75];2)+POWER([.CC$5]-[.$C75];2)+POWER([.CC$6]-[.$D75];2))" office:value-type="float" office:value="8.77131711888243" calcext:value-type="float">
            <text:p>8,77131711888243</text:p>
          </table:table-cell>
          <table:table-cell table:formula="of:=SQRT(POWER([.CD$4]-[.BZ75];2)+POWER([.CD$5]-[.CA75];2)+POWER([.CD$6]-[.CB75];2))" office:value-type="float" office:value="146.076919521545" calcext:value-type="float">
            <text:p>146,076919521545</text:p>
          </table:table-cell>
          <table:table-cell table:formula="of:=SQRT(POWER([.CE$4]-[.$B75];2)+POWER([.CE$5]-[.$C75];2)+POWER([.CE$6]-[.$D75];2))" office:value-type="float" office:value="9.40957778011319" calcext:value-type="float">
            <text:p>9,40957778011319</text:p>
          </table:table-cell>
          <table:table-cell table:formula="of:=SQRT(POWER([.CF$4]-[.CB75];2)+POWER([.CF$5]-[.CC75];2)+POWER([.CF$6]-[.CD75];2))" office:value-type="float" office:value="166.264392845731" calcext:value-type="float">
            <text:p>166,264392845731</text:p>
          </table:table-cell>
          <table:table-cell table:formula="of:=SQRT(POWER([.CG$4]-[.$B75];2)+POWER([.CG$5]-[.$C75];2)+POWER([.CG$6]-[.$D75];2))" office:value-type="float" office:value="10.6533238475135" calcext:value-type="float">
            <text:p>10,6533238475135</text:p>
          </table:table-cell>
          <table:table-cell table:formula="of:=SQRT(POWER([.CH$4]-[.CD75];2)+POWER([.CH$5]-[.CE75];2)+POWER([.CH$6]-[.CF75];2))" office:value-type="float" office:value="191.153228236781" calcext:value-type="float">
            <text:p>191,153228236781</text:p>
          </table:table-cell>
          <table:table-cell table:formula="of:=SQRT(POWER([.CI$4]-[.$B75];2)+POWER([.CI$5]-[.$C75];2)+POWER([.CI$6]-[.$D75];2))" office:value-type="float" office:value="9.24128135054874" calcext:value-type="float">
            <text:p>9,24128135054874</text:p>
          </table:table-cell>
          <table:table-cell table:formula="of:=SQRT(POWER([.CJ$4]-[.CF75];2)+POWER([.CJ$5]-[.CG75];2)+POWER([.CJ$6]-[.CH75];2))" office:value-type="float" office:value="227.437465595056" calcext:value-type="float">
            <text:p>227,437465595056</text:p>
          </table:table-cell>
          <table:table-cell table:formula="of:=SQRT(POWER([.CK$4]-[.CG75];2)+POWER([.CK$5]-[.CH75];2)+POWER([.CK$6]-[.CI75];2))" office:value-type="float" office:value="156.546410989602" calcext:value-type="float">
            <text:p>156,546410989602</text:p>
          </table:table-cell>
          <table:table-cell table:formula="of:=SQRT(POWER([.CL$4]-[.$B75];2)+POWER([.CL$5]-[.$C75];2)+POWER([.CL$6]-[.$D75];2))" office:value-type="float" office:value="11.8976497679164" calcext:value-type="float">
            <text:p>11,8976497679164</text:p>
          </table:table-cell>
          <table:table-cell table:formula="of:=SQRT(POWER([.CM$4]-[.CI75];2)+POWER([.CM$5]-[.CJ75];2)+POWER([.CM$6]-[.CK75];2))" office:value-type="float" office:value="244.248698334414" calcext:value-type="float">
            <text:p>244,248698334414</text:p>
          </table:table-cell>
          <table:table-cell table:formula="of:=SQRT(POWER([.CN$4]-[.$B75];2)+POWER([.CN$5]-[.$C75];2)+POWER([.CN$6]-[.$D75];2))" office:value-type="float" office:value="8.68800034530386" calcext:value-type="float">
            <text:p>8,68800034530386</text:p>
          </table:table-cell>
          <table:table-cell table:formula="of:=SQRT(POWER([.CO$4]-[.CK75];2)+POWER([.CO$5]-[.CL75];2)+POWER([.CO$6]-[.CM75];2))" office:value-type="float" office:value="270.367064933181" calcext:value-type="float">
            <text:p>270,367064933181</text:p>
          </table:table-cell>
          <table:table-cell table:formula="of:=SQRT(POWER([.CP$4]-[.$B75];2)+POWER([.CP$5]-[.$C75];2)+POWER([.CP$6]-[.$D75];2))" office:value-type="float" office:value="8.3455853000254" calcext:value-type="float">
            <text:p>8,3455853000254</text:p>
          </table:table-cell>
          <table:table-cell table:formula="of:=SQRT(POWER([.CQ$4]-[.CM75];2)+POWER([.CQ$5]-[.CN75];2)+POWER([.CQ$6]-[.CO75];2))" office:value-type="float" office:value="341.102042408814" calcext:value-type="float">
            <text:p>341,102042408814</text:p>
          </table:table-cell>
          <table:table-cell table:formula="of:=SQRT(POWER([.CR$4]-[.$B75];2)+POWER([.CR$5]-[.$C75];2)+POWER([.CR$6]-[.$D75];2))" office:value-type="float" office:value="7.40726852490174" calcext:value-type="float">
            <text:p>7,40726852490174</text:p>
          </table:table-cell>
          <table:table-cell table:formula="of:=SQRT(POWER([.CS$4]-[.CO75];2)+POWER([.CS$5]-[.CP75];2)+POWER([.CS$6]-[.CQ75];2))" office:value-type="float" office:value="413.511264244789" calcext:value-type="float">
            <text:p>413,511264244789</text:p>
          </table:table-cell>
          <table:table-cell table:formula="of:=SQRT(POWER([.CT$4]-[.CP75];2)+POWER([.CT$5]-[.CQ75];2)+POWER([.CT$6]-[.CR75];2))" office:value-type="float" office:value="304.674164658305" calcext:value-type="float">
            <text:p>304,674164658305</text:p>
          </table:table-cell>
          <table:table-cell table:formula="of:=SQRT(POWER([.CU$4]-[.$B75];2)+POWER([.CU$5]-[.$C75];2)+POWER([.CU$6]-[.$D75];2))" office:value-type="float" office:value="11.4814299632058" calcext:value-type="float">
            <text:p>11,4814299632058</text:p>
          </table:table-cell>
          <table:table-cell table:formula="of:=SQRT(POWER([.CV$4]-[.CR75];2)+POWER([.CV$5]-[.CS75];2)+POWER([.CV$6]-[.CT75];2))" office:value-type="float" office:value="482.982449325443" calcext:value-type="float">
            <text:p>482,982449325443</text:p>
          </table:table-cell>
          <table:table-cell table:formula="of:=SQRT(POWER([.CW$4]-[.$B75];2)+POWER([.CW$5]-[.$C75];2)+POWER([.CW$6]-[.$D75];2))" office:value-type="float" office:value="13.7150455340112" calcext:value-type="float">
            <text:p>13,7150455340112</text:p>
          </table:table-cell>
          <table:table-cell table:formula="of:=SQRT(POWER([.CX$4]-[.CT75];2)+POWER([.CX$5]-[.CU75];2)+POWER([.CX$6]-[.CV75];2))" office:value-type="float" office:value="548.521506034238" calcext:value-type="float">
            <text:p>548,521506034238</text:p>
          </table:table-cell>
          <table:table-cell table:formula="of:=SQRT(POWER([.CY$4]-[.$B75];2)+POWER([.CY$5]-[.$C75];2)+POWER([.CY$6]-[.$D75];2))" office:value-type="float" office:value="13.2220530175915" calcext:value-type="float">
            <text:p>13,2220530175915</text:p>
          </table:table-cell>
          <table:table-cell table:formula="of:=SQRT(POWER([.CZ$4]-[.$B75];2)+POWER([.CZ$5]-[.$C75];2)+POWER([.CZ$6]-[.$D75];2))" office:value-type="float" office:value="12.9143117896387" calcext:value-type="float">
            <text:p>12,9143117896387</text:p>
          </table:table-cell>
          <table:table-cell table:formula="of:=SQRT(POWER([.DA$4]-[.$B75];2)+POWER([.DA$5]-[.$C75];2)+POWER([.DA$6]-[.$D75];2))" office:value-type="float" office:value="13.6382154257806" calcext:value-type="float">
            <text:p>13,6382154257806</text:p>
          </table:table-cell>
          <table:table-cell table:formula="of:=SQRT(POWER([.DB$4]-[.$B75];2)+POWER([.DB$5]-[.$C75];2)+POWER([.DB$6]-[.$D75];2))" office:value-type="float" office:value="13.6400635629018" calcext:value-type="float">
            <text:p>13,6400635629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.325" calcext:value-type="float">
            <text:p>26,325</text:p>
          </table:table-cell>
          <table:table-cell office:value-type="float" office:value="34.163" calcext:value-type="float">
            <text:p>34,163</text:p>
          </table:table-cell>
          <table:table-cell office:value-type="float" office:value="10.473" calcext:value-type="float">
            <text:p>10,473</text:p>
          </table:table-cell>
          <table:table-cell/>
          <table:table-cell table:formula="of:=SQRT(POWER([.F$4]-[.B76];2)+POWER([.F$5]-[.C76];2)+POWER([.F$6]-[.D76];2))" office:value-type="float" office:value="15.2278375024164" calcext:value-type="float">
            <text:p>15,2278375024164</text:p>
          </table:table-cell>
          <table:table-cell table:formula="of:=SQRT(POWER([.G$4]-[.$B76];2)+POWER([.G$5]-[.$C76];2)+POWER([.G$6]-[.$D76];2))" office:value-type="float" office:value="14.4573963423571" calcext:value-type="float">
            <text:p>14,4573963423571</text:p>
          </table:table-cell>
          <table:table-cell table:formula="of:=SQRT(POWER([.H$4]-[.D76];2)+POWER([.H$5]-[.E76];2)+POWER([.H$6]-[.F76];2))" office:value-type="float" office:value="50.8575238391436" calcext:value-type="float">
            <text:p>50,8575238391436</text:p>
          </table:table-cell>
          <table:table-cell table:formula="of:=SQRT(POWER([.I$4]-[.$B76];2)+POWER([.I$5]-[.$C76];2)+POWER([.I$6]-[.$D76];2))" office:value-type="float" office:value="16.0330954278954" calcext:value-type="float">
            <text:p>16,0330954278954</text:p>
          </table:table-cell>
          <table:table-cell table:formula="of:=SQRT(POWER([.J$4]-[.F76];2)+POWER([.J$5]-[.G76];2)+POWER([.J$6]-[.H76];2))" office:value-type="float" office:value="58.751310598971" calcext:value-type="float">
            <text:p>58,751310598971</text:p>
          </table:table-cell>
          <table:table-cell table:formula="of:=SQRT(POWER([.K$4]-[.$B76];2)+POWER([.K$5]-[.$C76];2)+POWER([.K$6]-[.$D76];2))" office:value-type="float" office:value="12.0257786442292" calcext:value-type="float">
            <text:p>12,0257786442292</text:p>
          </table:table-cell>
          <table:table-cell table:formula="of:=SQRT(POWER([.L$4]-[.H76];2)+POWER([.L$5]-[.I76];2)+POWER([.L$6]-[.J76];2))" office:value-type="float" office:value="63.6502133791298" calcext:value-type="float">
            <text:p>63,6502133791298</text:p>
          </table:table-cell>
          <table:table-cell table:formula="of:=SQRT(POWER([.M$4]-[.$B76];2)+POWER([.M$5]-[.$C76];2)+POWER([.M$6]-[.$D76];2))" office:value-type="float" office:value="11.2327838490732" calcext:value-type="float">
            <text:p>11,2327838490732</text:p>
          </table:table-cell>
          <table:table-cell table:formula="of:=SQRT(POWER([.N$4]-[.J76];2)+POWER([.N$5]-[.K76];2)+POWER([.N$6]-[.L76];2))" office:value-type="float" office:value="62.6375112320783" calcext:value-type="float">
            <text:p>62,6375112320783</text:p>
          </table:table-cell>
          <table:table-cell table:formula="of:=SQRT(POWER([.O$4]-[.$B76];2)+POWER([.O$5]-[.$C76];2)+POWER([.O$6]-[.$D76];2))" office:value-type="float" office:value="18.6897140962616" calcext:value-type="float">
            <text:p>18,6897140962616</text:p>
          </table:table-cell>
          <table:table-cell table:formula="of:=SQRT(POWER([.P$4]-[.L76];2)+POWER([.P$5]-[.M76];2)+POWER([.P$6]-[.N76];2))" office:value-type="float" office:value="61.5219585642181" calcext:value-type="float">
            <text:p>61,5219585642181</text:p>
          </table:table-cell>
          <table:table-cell table:formula="of:=SQRT(POWER([.Q$4]-[.$B76];2)+POWER([.Q$5]-[.$C76];2)+POWER([.Q$6]-[.$D76];2))" office:value-type="float" office:value="18.0512660497817" calcext:value-type="float">
            <text:p>18,0512660497817</text:p>
          </table:table-cell>
          <table:table-cell table:formula="of:=SQRT(POWER([.R$4]-[.N76];2)+POWER([.R$5]-[.O76];2)+POWER([.R$6]-[.P76];2))" office:value-type="float" office:value="57.5192939560781" calcext:value-type="float">
            <text:p>57,5192939560781</text:p>
          </table:table-cell>
          <table:table-cell table:formula="of:=SQRT(POWER([.S$4]-[.$B76];2)+POWER([.S$5]-[.$C76];2)+POWER([.S$6]-[.$D76];2))" office:value-type="float" office:value="20.7768638153115" calcext:value-type="float">
            <text:p>20,7768638153115</text:p>
          </table:table-cell>
          <table:table-cell table:formula="of:=SQRT(POWER([.T$4]-[.P76];2)+POWER([.T$5]-[.Q76];2)+POWER([.T$6]-[.R76];2))" office:value-type="float" office:value="55.1785362094708" calcext:value-type="float">
            <text:p>55,1785362094708</text:p>
          </table:table-cell>
          <table:table-cell table:formula="of:=SQRT(POWER([.U$4]-[.$B76];2)+POWER([.U$5]-[.$C76];2)+POWER([.U$6]-[.$D76];2))" office:value-type="float" office:value="17.6728361617483" calcext:value-type="float">
            <text:p>17,6728361617483</text:p>
          </table:table-cell>
          <table:table-cell table:formula="of:=SQRT(POWER([.V$4]-[.R76];2)+POWER([.V$5]-[.S76];2)+POWER([.V$6]-[.T76];2))" office:value-type="float" office:value="44.379309151709" calcext:value-type="float">
            <text:p>44,379309151709</text:p>
          </table:table-cell>
          <table:table-cell table:formula="of:=SQRT(POWER([.W$4]-[.$B76];2)+POWER([.W$5]-[.$C76];2)+POWER([.W$6]-[.$D76];2))" office:value-type="float" office:value="17.9954611499678" calcext:value-type="float">
            <text:p>17,9954611499678</text:p>
          </table:table-cell>
          <table:table-cell table:formula="of:=SQRT(POWER([.X$4]-[.T76];2)+POWER([.X$5]-[.U76];2)+POWER([.X$6]-[.V76];2))" office:value-type="float" office:value="35.5166545154777" calcext:value-type="float">
            <text:p>35,5166545154777</text:p>
          </table:table-cell>
          <table:table-cell table:formula="of:=SQRT(POWER([.Y$4]-[.$B76];2)+POWER([.Y$5]-[.$C76];2)+POWER([.Y$6]-[.$D76];2))" office:value-type="float" office:value="19.2879734549797" calcext:value-type="float">
            <text:p>19,2879734549797</text:p>
          </table:table-cell>
          <table:table-cell table:formula="of:=SQRT(POWER([.Z$4]-[.V76];2)+POWER([.Z$5]-[.W76];2)+POWER([.Z$6]-[.X76];2))" office:value-type="float" office:value="25.1686930253662" calcext:value-type="float">
            <text:p>25,1686930253662</text:p>
          </table:table-cell>
          <table:table-cell table:formula="of:=SQRT(POWER([.AA$4]-[.$B76];2)+POWER([.AA$5]-[.$C76];2)+POWER([.AA$6]-[.$D76];2))" office:value-type="float" office:value="18.8434202309453" calcext:value-type="float">
            <text:p>18,8434202309453</text:p>
          </table:table-cell>
          <table:table-cell table:formula="of:=SQRT(POWER([.AB$4]-[.X76];2)+POWER([.AB$5]-[.Y76];2)+POWER([.AB$6]-[.Z76];2))" office:value-type="float" office:value="18.5176068649622" calcext:value-type="float">
            <text:p>18,5176068649622</text:p>
          </table:table-cell>
          <table:table-cell table:formula="of:=SQRT(POWER([.AC$4]-[.$B76];2)+POWER([.AC$5]-[.$C76];2)+POWER([.AC$6]-[.$D76];2))" office:value-type="float" office:value="24.0456151927955" calcext:value-type="float">
            <text:p>24,0456151927955</text:p>
          </table:table-cell>
          <table:table-cell table:formula="of:=SQRT(POWER([.AD$4]-[.Z76];2)+POWER([.AD$5]-[.AA76];2)+POWER([.AD$6]-[.AB76];2))" office:value-type="float" office:value="24.4580624014202" calcext:value-type="float">
            <text:p>24,4580624014202</text:p>
          </table:table-cell>
          <table:table-cell table:formula="of:=SQRT(POWER([.AE$4]-[.$B76];2)+POWER([.AE$5]-[.$C76];2)+POWER([.AE$6]-[.$D76];2))" office:value-type="float" office:value="25.5507096770325" calcext:value-type="float">
            <text:p>25,5507096770325</text:p>
          </table:table-cell>
          <table:table-cell table:formula="of:=SQRT(POWER([.AF$4]-[.AB76];2)+POWER([.AF$5]-[.AC76];2)+POWER([.AF$6]-[.AD76];2))" office:value-type="float" office:value="32.406125370879" calcext:value-type="float">
            <text:p>32,406125370879</text:p>
          </table:table-cell>
          <table:table-cell table:formula="of:=SQRT(POWER([.AG$4]-[.$B76];2)+POWER([.AG$5]-[.$C76];2)+POWER([.AG$6]-[.$D76];2))" office:value-type="float" office:value="25.6270688140489" calcext:value-type="float">
            <text:p>25,6270688140489</text:p>
          </table:table-cell>
          <table:table-cell table:formula="of:=SQRT(POWER([.AH$4]-[.AD76];2)+POWER([.AH$5]-[.AE76];2)+POWER([.AH$6]-[.AF76];2))" office:value-type="float" office:value="31.7991662125863" calcext:value-type="float">
            <text:p>31,7991662125863</text:p>
          </table:table-cell>
          <table:table-cell table:formula="of:=SQRT(POWER([.AI$4]-[.$B76];2)+POWER([.AI$5]-[.$C76];2)+POWER([.AI$6]-[.$D76];2))" office:value-type="float" office:value="26.108004155814" calcext:value-type="float">
            <text:p>26,108004155814</text:p>
          </table:table-cell>
          <table:table-cell table:formula="of:=SQRT(POWER([.AJ$4]-[.AF76];2)+POWER([.AJ$5]-[.AG76];2)+POWER([.AJ$6]-[.AH76];2))" office:value-type="float" office:value="25.360500306024" calcext:value-type="float">
            <text:p>25,360500306024</text:p>
          </table:table-cell>
          <table:table-cell table:formula="of:=SQRT(POWER([.AK$4]-[.$B76];2)+POWER([.AK$5]-[.$C76];2)+POWER([.AK$6]-[.$D76];2))" office:value-type="float" office:value="27.1462674045623" calcext:value-type="float">
            <text:p>27,1462674045623</text:p>
          </table:table-cell>
          <table:table-cell table:formula="of:=SQRT(POWER([.AL$4]-[.AH76];2)+POWER([.AL$5]-[.AI76];2)+POWER([.AL$6]-[.AJ76];2))" office:value-type="float" office:value="21.5217091974792" calcext:value-type="float">
            <text:p>21,5217091974792</text:p>
          </table:table-cell>
          <table:table-cell table:formula="of:=SQRT(POWER([.AM$4]-[.$B76];2)+POWER([.AM$5]-[.$C76];2)+POWER([.AM$6]-[.$D76];2))" office:value-type="float" office:value="28.3831339178745" calcext:value-type="float">
            <text:p>28,3831339178745</text:p>
          </table:table-cell>
          <table:table-cell table:formula="of:=SQRT(POWER([.AN$4]-[.AJ76];2)+POWER([.AN$5]-[.AK76];2)+POWER([.AN$6]-[.AL76];2))" office:value-type="float" office:value="29.3372817638152" calcext:value-type="float">
            <text:p>29,3372817638152</text:p>
          </table:table-cell>
          <table:table-cell table:formula="of:=SQRT(POWER([.AO$4]-[.$B76];2)+POWER([.AO$5]-[.$C76];2)+POWER([.AO$6]-[.$D76];2))" office:value-type="float" office:value="28.826615080512" calcext:value-type="float">
            <text:p>28,826615080512</text:p>
          </table:table-cell>
          <table:table-cell table:formula="of:=SQRT(POWER([.AP$4]-[.AL76];2)+POWER([.AP$5]-[.AM76];2)+POWER([.AP$6]-[.AN76];2))" office:value-type="float" office:value="37.2362148057318" calcext:value-type="float">
            <text:p>37,2362148057318</text:p>
          </table:table-cell>
          <table:table-cell table:formula="of:=SQRT(POWER([.AQ$4]-[.$B76];2)+POWER([.AQ$5]-[.$C76];2)+POWER([.AQ$6]-[.$D76];2))" office:value-type="float" office:value="20.0009418028252" calcext:value-type="float">
            <text:p>20,0009418028252</text:p>
          </table:table-cell>
          <table:table-cell table:formula="of:=SQRT(POWER([.AR$4]-[.AN76];2)+POWER([.AR$5]-[.AO76];2)+POWER([.AR$6]-[.AP76];2))" office:value-type="float" office:value="32.6619322357041" calcext:value-type="float">
            <text:p>32,6619322357041</text:p>
          </table:table-cell>
          <table:table-cell table:formula="of:=SQRT(POWER([.AS$4]-[.$B76];2)+POWER([.AS$5]-[.$C76];2)+POWER([.AS$6]-[.$D76];2))" office:value-type="float" office:value="19.2579968065217" calcext:value-type="float">
            <text:p>19,2579968065217</text:p>
          </table:table-cell>
          <table:table-cell table:formula="of:=SQRT(POWER([.AT$4]-[.AP76];2)+POWER([.AT$5]-[.AQ76];2)+POWER([.AT$6]-[.AR76];2))" office:value-type="float" office:value="29.9871785207714" calcext:value-type="float">
            <text:p>29,9871785207714</text:p>
          </table:table-cell>
          <table:table-cell table:formula="of:=SQRT(POWER([.AU$4]-[.$B76];2)+POWER([.AU$5]-[.$C76];2)+POWER([.AU$6]-[.$D76];2))" office:value-type="float" office:value="18.8474041183395" calcext:value-type="float">
            <text:p>18,8474041183395</text:p>
          </table:table-cell>
          <table:table-cell table:formula="of:=SQRT(POWER([.AV$4]-[.AR76];2)+POWER([.AV$5]-[.AS76];2)+POWER([.AV$6]-[.AT76];2))" office:value-type="float" office:value="27.6650308806402" calcext:value-type="float">
            <text:p>27,6650308806402</text:p>
          </table:table-cell>
          <table:table-cell table:formula="of:=SQRT(POWER([.AW$4]-[.$B76];2)+POWER([.AW$5]-[.$C76];2)+POWER([.AW$6]-[.$D76];2))" office:value-type="float" office:value="19.7440235007964" calcext:value-type="float">
            <text:p>19,7440235007964</text:p>
          </table:table-cell>
          <table:table-cell table:formula="of:=SQRT(POWER([.AX$4]-[.AT76];2)+POWER([.AX$5]-[.AU76];2)+POWER([.AX$6]-[.AV76];2))" office:value-type="float" office:value="26.3512434456745" calcext:value-type="float">
            <text:p>26,3512434456745</text:p>
          </table:table-cell>
          <table:table-cell table:formula="of:=SQRT(POWER([.AY$4]-[.$B76];2)+POWER([.AY$5]-[.$C76];2)+POWER([.AY$6]-[.$D76];2))" office:value-type="float" office:value="13.2939807807895" calcext:value-type="float">
            <text:p>13,2939807807895</text:p>
          </table:table-cell>
          <table:table-cell table:formula="of:=SQRT(POWER([.AZ$4]-[.AV76];2)+POWER([.AZ$5]-[.AW76];2)+POWER([.AZ$6]-[.AX76];2))" office:value-type="float" office:value="30.2002027928024" calcext:value-type="float">
            <text:p>30,2002027928024</text:p>
          </table:table-cell>
          <table:table-cell table:formula="of:=SQRT(POWER([.BA$4]-[.$B76];2)+POWER([.BA$5]-[.$C76];2)+POWER([.BA$6]-[.$D76];2))" office:value-type="float" office:value="12.1173246634725" calcext:value-type="float">
            <text:p>12,1173246634725</text:p>
          </table:table-cell>
          <table:table-cell table:formula="of:=SQRT(POWER([.BB$4]-[.AX76];2)+POWER([.BB$5]-[.AY76];2)+POWER([.BB$6]-[.AZ76];2))" office:value-type="float" office:value="39.5844737194351" calcext:value-type="float">
            <text:p>39,5844737194351</text:p>
          </table:table-cell>
          <table:table-cell table:formula="of:=SQRT(POWER([.BC$4]-[.$B76];2)+POWER([.BC$5]-[.$C76];2)+POWER([.BC$6]-[.$D76];2))" office:value-type="float" office:value="12.7236328931638" calcext:value-type="float">
            <text:p>12,7236328931638</text:p>
          </table:table-cell>
          <table:table-cell table:formula="of:=SQRT(POWER([.BD$4]-[.AZ76];2)+POWER([.BD$5]-[.BA76];2)+POWER([.BD$6]-[.BB76];2))" office:value-type="float" office:value="43.0456036599017" calcext:value-type="float">
            <text:p>43,0456036599017</text:p>
          </table:table-cell>
          <table:table-cell table:formula="of:=SQRT(POWER([.BE$4]-[.$B76];2)+POWER([.BE$5]-[.$C76];2)+POWER([.BE$6]-[.$D76];2))" office:value-type="float" office:value="10.7664557306479" calcext:value-type="float">
            <text:p>10,7664557306479</text:p>
          </table:table-cell>
          <table:table-cell table:formula="of:=SQRT(POWER([.BF$4]-[.BB76];2)+POWER([.BF$5]-[.BC76];2)+POWER([.BF$6]-[.BD76];2))" office:value-type="float" office:value="46.0286018601838" calcext:value-type="float">
            <text:p>46,0286018601838</text:p>
          </table:table-cell>
          <table:table-cell table:formula="of:=SQRT(POWER([.BG$4]-[.$B76];2)+POWER([.BG$5]-[.$C76];2)+POWER([.BG$6]-[.$D76];2))" office:value-type="float" office:value="10.2215425939532" calcext:value-type="float">
            <text:p>10,2215425939532</text:p>
          </table:table-cell>
          <table:table-cell table:formula="of:=SQRT(POWER([.BH$4]-[.BD76];2)+POWER([.BH$5]-[.BE76];2)+POWER([.BH$6]-[.BF76];2))" office:value-type="float" office:value="49.7887246661621" calcext:value-type="float">
            <text:p>49,7887246661621</text:p>
          </table:table-cell>
          <table:table-cell table:formula="of:=SQRT(POWER([.BI$4]-[.$B76];2)+POWER([.BI$5]-[.$C76];2)+POWER([.BI$6]-[.$D76];2))" office:value-type="float" office:value="11.0719323065127" calcext:value-type="float">
            <text:p>11,0719323065127</text:p>
          </table:table-cell>
          <table:table-cell table:formula="of:=SQRT(POWER([.BJ$4]-[.BF76];2)+POWER([.BJ$5]-[.BG76];2)+POWER([.BJ$6]-[.BH76];2))" office:value-type="float" office:value="52.3945343900204" calcext:value-type="float">
            <text:p>52,3945343900204</text:p>
          </table:table-cell>
          <table:table-cell table:formula="of:=SQRT(POWER([.BK$4]-[.$B76];2)+POWER([.BK$5]-[.$C76];2)+POWER([.BK$6]-[.$D76];2))" office:value-type="float" office:value="6.75770597170372" calcext:value-type="float">
            <text:p>6,75770597170372</text:p>
          </table:table-cell>
          <table:table-cell table:formula="of:=SQRT(POWER([.BL$4]-[.BH76];2)+POWER([.BL$5]-[.BI76];2)+POWER([.BL$6]-[.BJ76];2))" office:value-type="float" office:value="54.2647559392452" calcext:value-type="float">
            <text:p>54,2647559392452</text:p>
          </table:table-cell>
          <table:table-cell table:formula="of:=SQRT(POWER([.BM$4]-[.$B76];2)+POWER([.BM$5]-[.$C76];2)+POWER([.BM$6]-[.$D76];2))" office:value-type="float" office:value="7.77001093950324" calcext:value-type="float">
            <text:p>7,77001093950324</text:p>
          </table:table-cell>
          <table:table-cell table:formula="of:=SQRT(POWER([.BN$4]-[.BJ76];2)+POWER([.BN$5]-[.BK76];2)+POWER([.BN$6]-[.BL76];2))" office:value-type="float" office:value="59.770177818228" calcext:value-type="float">
            <text:p>59,770177818228</text:p>
          </table:table-cell>
          <table:table-cell table:formula="of:=SQRT(POWER([.BO$4]-[.$B76];2)+POWER([.BO$5]-[.$C76];2)+POWER([.BO$6]-[.$D76];2))" office:value-type="float" office:value="5.57334522526642" calcext:value-type="float">
            <text:p>5,57334522526642</text:p>
          </table:table-cell>
          <table:table-cell table:formula="of:=SQRT(POWER([.BP$4]-[.BL76];2)+POWER([.BP$5]-[.BM76];2)+POWER([.BP$6]-[.BN76];2))" office:value-type="float" office:value="63.1573883329653" calcext:value-type="float">
            <text:p>63,1573883329653</text:p>
          </table:table-cell>
          <table:table-cell table:formula="of:=SQRT(POWER([.BQ$4]-[.$B76];2)+POWER([.BQ$5]-[.$C76];2)+POWER([.BQ$6]-[.$D76];2))" office:value-type="float" office:value="3.61104541649645" calcext:value-type="float">
            <text:p>3,61104541649645</text:p>
          </table:table-cell>
          <table:table-cell table:formula="of:=SQRT(POWER([.BR$4]-[.BN76];2)+POWER([.BR$5]-[.BO76];2)+POWER([.BR$6]-[.BP76];2))" office:value-type="float" office:value="67.835569912107" calcext:value-type="float">
            <text:p>67,835569912107</text:p>
          </table:table-cell>
          <table:table-cell table:formula="of:=SQRT(POWER([.BS$4]-[.$B76];2)+POWER([.BS$5]-[.$C76];2)+POWER([.BS$6]-[.$D76];2))" office:value-type="float" office:value="2.38977237409759" calcext:value-type="float">
            <text:p>2,38977237409759</text:p>
          </table:table-cell>
          <table:table-cell table:formula="of:=SQRT(POWER([.BT$4]-[.BP76];2)+POWER([.BT$5]-[.BQ76];2)+POWER([.BT$6]-[.BR76];2))" office:value-type="float" office:value="73.7322442212962" calcext:value-type="float">
            <text:p>73,7322442212962</text:p>
          </table:table-cell>
          <table:table-cell table:formula="of:=SQRT(POWER([.BU$4]-[.$B76];2)+POWER([.BU$5]-[.$C76];2)+POWER([.BU$6]-[.$D76];2))" office:value-type="float" office:value="1.32371031574133" calcext:value-type="float">
            <text:p>1,32371031574133</text:p>
          </table:table-cell>
          <table:table-cell table:formula="of:=SQRT(POWER([.BV$4]-[.BR76];2)+POWER([.BV$5]-[.BS76];2)+POWER([.BV$6]-[.BT76];2))" office:value-type="float" office:value="82.0633742155715" calcext:value-type="float">
            <text:p>82,0633742155715</text:p>
          </table:table-cell>
          <table:table-cell table:formula="of:=SQRT(POWER([.BW$4]-[.$B76];2)+POWER([.BW$5]-[.$C76];2)+POWER([.BW$6]-[.$D76];2))" office:value-type="float" office:value="8.0375621303975" calcext:value-type="float">
            <text:p>8,0375621303975</text:p>
          </table:table-cell>
          <table:table-cell table:formula="of:=SQRT(POWER([.BX$4]-[.BT76];2)+POWER([.BX$5]-[.BU76];2)+POWER([.BX$6]-[.BV76];2))" office:value-type="float" office:value="90.2516051561997" calcext:value-type="float">
            <text:p>90,2516051561997</text:p>
          </table:table-cell>
          <table:table-cell table:formula="of:=SQRT(POWER([.BY$4]-[.$B76];2)+POWER([.BY$5]-[.$C76];2)+POWER([.BY$6]-[.$D76];2))" office:value-type="float" office:value="9.58962590511226" calcext:value-type="float">
            <text:p>9,58962590511226</text:p>
          </table:table-cell>
          <table:table-cell table:formula="of:=SQRT(POWER([.BZ$4]-[.BV76];2)+POWER([.BZ$5]-[.BW76];2)+POWER([.BZ$6]-[.BX76];2))" office:value-type="float" office:value="98.1763308394405" calcext:value-type="float">
            <text:p>98,1763308394405</text:p>
          </table:table-cell>
          <table:table-cell table:formula="of:=SQRT(POWER([.CA$4]-[.$B76];2)+POWER([.CA$5]-[.$C76];2)+POWER([.CA$6]-[.$D76];2))" office:value-type="float" office:value="10.1769740591199" calcext:value-type="float">
            <text:p>10,1769740591199</text:p>
          </table:table-cell>
          <table:table-cell table:formula="of:=SQRT(POWER([.CB$4]-[.BX76];2)+POWER([.CB$5]-[.BY76];2)+POWER([.CB$6]-[.BZ76];2))" office:value-type="float" office:value="106.475169204271" calcext:value-type="float">
            <text:p>106,475169204271</text:p>
          </table:table-cell>
          <table:table-cell table:formula="of:=SQRT(POWER([.CC$4]-[.$B76];2)+POWER([.CC$5]-[.$C76];2)+POWER([.CC$6]-[.$D76];2))" office:value-type="float" office:value="9.83435371542024" calcext:value-type="float">
            <text:p>9,83435371542024</text:p>
          </table:table-cell>
          <table:table-cell table:formula="of:=SQRT(POWER([.CD$4]-[.BZ76];2)+POWER([.CD$5]-[.CA76];2)+POWER([.CD$6]-[.CB76];2))" office:value-type="float" office:value="117.165306418632" calcext:value-type="float">
            <text:p>117,165306418632</text:p>
          </table:table-cell>
          <table:table-cell table:formula="of:=SQRT(POWER([.CE$4]-[.$B76];2)+POWER([.CE$5]-[.$C76];2)+POWER([.CE$6]-[.$D76];2))" office:value-type="float" office:value="10.42745477094" calcext:value-type="float">
            <text:p>10,42745477094</text:p>
          </table:table-cell>
          <table:table-cell table:formula="of:=SQRT(POWER([.CF$4]-[.CB76];2)+POWER([.CF$5]-[.CC76];2)+POWER([.CF$6]-[.CD76];2))" office:value-type="float" office:value="130.03940583083" calcext:value-type="float">
            <text:p>130,03940583083</text:p>
          </table:table-cell>
          <table:table-cell table:formula="of:=SQRT(POWER([.CG$4]-[.$B76];2)+POWER([.CG$5]-[.$C76];2)+POWER([.CG$6]-[.$D76];2))" office:value-type="float" office:value="11.7082853569598" calcext:value-type="float">
            <text:p>11,7082853569598</text:p>
          </table:table-cell>
          <table:table-cell table:formula="of:=SQRT(POWER([.CH$4]-[.CD76];2)+POWER([.CH$5]-[.CE76];2)+POWER([.CH$6]-[.CF76];2))" office:value-type="float" office:value="145.550088053349" calcext:value-type="float">
            <text:p>145,550088053349</text:p>
          </table:table-cell>
          <table:table-cell table:formula="of:=SQRT(POWER([.CI$4]-[.$B76];2)+POWER([.CI$5]-[.$C76];2)+POWER([.CI$6]-[.$D76];2))" office:value-type="float" office:value="10.4991840635356" calcext:value-type="float">
            <text:p>10,4991840635356</text:p>
          </table:table-cell>
          <table:table-cell table:formula="of:=SQRT(POWER([.CJ$4]-[.CF76];2)+POWER([.CJ$5]-[.CG76];2)+POWER([.CJ$6]-[.CH76];2))" office:value-type="float" office:value="169.693445563407" calcext:value-type="float">
            <text:p>169,693445563407</text:p>
          </table:table-cell>
          <table:table-cell table:formula="of:=SQRT(POWER([.CK$4]-[.CG76];2)+POWER([.CK$5]-[.CH76];2)+POWER([.CK$6]-[.CI76];2))" office:value-type="float" office:value="111.697086172775" calcext:value-type="float">
            <text:p>111,697086172775</text:p>
          </table:table-cell>
          <table:table-cell table:formula="of:=SQRT(POWER([.CL$4]-[.$B76];2)+POWER([.CL$5]-[.$C76];2)+POWER([.CL$6]-[.$D76];2))" office:value-type="float" office:value="13.1113457356596" calcext:value-type="float">
            <text:p>13,1113457356596</text:p>
          </table:table-cell>
          <table:table-cell table:formula="of:=SQRT(POWER([.CM$4]-[.CI76];2)+POWER([.CM$5]-[.CJ76];2)+POWER([.CM$6]-[.CK76];2))" office:value-type="float" office:value="171.556623478442" calcext:value-type="float">
            <text:p>171,556623478442</text:p>
          </table:table-cell>
          <table:table-cell table:formula="of:=SQRT(POWER([.CN$4]-[.$B76];2)+POWER([.CN$5]-[.$C76];2)+POWER([.CN$6]-[.$D76];2))" office:value-type="float" office:value="9.91734253719211" calcext:value-type="float">
            <text:p>9,91734253719211</text:p>
          </table:table-cell>
          <table:table-cell table:formula="of:=SQRT(POWER([.CO$4]-[.CK76];2)+POWER([.CO$5]-[.CL76];2)+POWER([.CO$6]-[.CM76];2))" office:value-type="float" office:value="185.680047630273" calcext:value-type="float">
            <text:p>185,680047630273</text:p>
          </table:table-cell>
          <table:table-cell table:formula="of:=SQRT(POWER([.CP$4]-[.$B76];2)+POWER([.CP$5]-[.$C76];2)+POWER([.CP$6]-[.$D76];2))" office:value-type="float" office:value="9.62189019891622" calcext:value-type="float">
            <text:p>9,62189019891622</text:p>
          </table:table-cell>
          <table:table-cell table:formula="of:=SQRT(POWER([.CQ$4]-[.CM76];2)+POWER([.CQ$5]-[.CN76];2)+POWER([.CQ$6]-[.CO76];2))" office:value-type="float" office:value="229.992439717566" calcext:value-type="float">
            <text:p>229,992439717566</text:p>
          </table:table-cell>
          <table:table-cell table:formula="of:=SQRT(POWER([.CR$4]-[.$B76];2)+POWER([.CR$5]-[.$C76];2)+POWER([.CR$6]-[.$D76];2))" office:value-type="float" office:value="8.66052573461912" calcext:value-type="float">
            <text:p>8,66052573461912</text:p>
          </table:table-cell>
          <table:table-cell table:formula="of:=SQRT(POWER([.CS$4]-[.CO76];2)+POWER([.CS$5]-[.CP76];2)+POWER([.CS$6]-[.CQ76];2))" office:value-type="float" office:value="274.306223885892" calcext:value-type="float">
            <text:p>274,306223885892</text:p>
          </table:table-cell>
          <table:table-cell table:formula="of:=SQRT(POWER([.CT$4]-[.CP76];2)+POWER([.CT$5]-[.CQ76];2)+POWER([.CT$6]-[.CR76];2))" office:value-type="float" office:value="193.886551413802" calcext:value-type="float">
            <text:p>193,886551413802</text:p>
          </table:table-cell>
          <table:table-cell table:formula="of:=SQRT(POWER([.CU$4]-[.$B76];2)+POWER([.CU$5]-[.$C76];2)+POWER([.CU$6]-[.$D76];2))" office:value-type="float" office:value="12.6042280604565" calcext:value-type="float">
            <text:p>12,6042280604565</text:p>
          </table:table-cell>
          <table:table-cell table:formula="of:=SQRT(POWER([.CV$4]-[.CR76];2)+POWER([.CV$5]-[.CS76];2)+POWER([.CV$6]-[.CT76];2))" office:value-type="float" office:value="305.561995838561" calcext:value-type="float">
            <text:p>305,561995838561</text:p>
          </table:table-cell>
          <table:table-cell table:formula="of:=SQRT(POWER([.CW$4]-[.$B76];2)+POWER([.CW$5]-[.$C76];2)+POWER([.CW$6]-[.$D76];2))" office:value-type="float" office:value="14.8430181230099" calcext:value-type="float">
            <text:p>14,8430181230099</text:p>
          </table:table-cell>
          <table:table-cell table:formula="of:=SQRT(POWER([.CX$4]-[.CT76];2)+POWER([.CX$5]-[.CU76];2)+POWER([.CX$6]-[.CV76];2))" office:value-type="float" office:value="340.08115933023" calcext:value-type="float">
            <text:p>340,08115933023</text:p>
          </table:table-cell>
          <table:table-cell table:formula="of:=SQRT(POWER([.CY$4]-[.$B76];2)+POWER([.CY$5]-[.$C76];2)+POWER([.CY$6]-[.$D76];2))" office:value-type="float" office:value="14.2307028990138" calcext:value-type="float">
            <text:p>14,2307028990138</text:p>
          </table:table-cell>
          <table:table-cell table:formula="of:=SQRT(POWER([.CZ$4]-[.$B76];2)+POWER([.CZ$5]-[.$C76];2)+POWER([.CZ$6]-[.$D76];2))" office:value-type="float" office:value="13.8717312546055" calcext:value-type="float">
            <text:p>13,8717312546055</text:p>
          </table:table-cell>
          <table:table-cell table:formula="of:=SQRT(POWER([.DA$4]-[.$B76];2)+POWER([.DA$5]-[.$C76];2)+POWER([.DA$6]-[.$D76];2))" office:value-type="float" office:value="14.4993816764716" calcext:value-type="float">
            <text:p>14,4993816764716</text:p>
          </table:table-cell>
          <table:table-cell table:formula="of:=SQRT(POWER([.DB$4]-[.$B76];2)+POWER([.DB$5]-[.$C76];2)+POWER([.DB$6]-[.$D76];2))" office:value-type="float" office:value="14.6347344014164" calcext:value-type="float">
            <text:p>14,63473440141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3.198" calcext:value-type="float">
            <text:p>33,198</text:p>
          </table:table-cell>
          <table:table-cell office:value-type="float" office:value="38.303" calcext:value-type="float">
            <text:p>38,303</text:p>
          </table:table-cell>
          <table:table-cell office:value-type="float" office:value="9.999" calcext:value-type="float">
            <text:p>9,999</text:p>
          </table:table-cell>
          <table:table-cell/>
          <table:table-cell table:formula="of:=SQRT(POWER([.F$4]-[.B77];2)+POWER([.F$5]-[.C77];2)+POWER([.F$6]-[.D77];2))" office:value-type="float" office:value="11.2297299166098" calcext:value-type="float">
            <text:p>11,2297299166098</text:p>
          </table:table-cell>
          <table:table-cell table:formula="of:=SQRT(POWER([.G$4]-[.$B77];2)+POWER([.G$5]-[.$C77];2)+POWER([.G$6]-[.$D77];2))" office:value-type="float" office:value="10.4210624218455" calcext:value-type="float">
            <text:p>10,4210624218455</text:p>
          </table:table-cell>
          <table:table-cell table:formula="of:=SQRT(POWER([.H$4]-[.D77];2)+POWER([.H$5]-[.E77];2)+POWER([.H$6]-[.F77];2))" office:value-type="float" office:value="50.0467017873541" calcext:value-type="float">
            <text:p>50,0467017873541</text:p>
          </table:table-cell>
          <table:table-cell table:formula="of:=SQRT(POWER([.I$4]-[.$B77];2)+POWER([.I$5]-[.$C77];2)+POWER([.I$6]-[.$D77];2))" office:value-type="float" office:value="10.921254232001" calcext:value-type="float">
            <text:p>10,921254232001</text:p>
          </table:table-cell>
          <table:table-cell table:formula="of:=SQRT(POWER([.J$4]-[.F77];2)+POWER([.J$5]-[.G77];2)+POWER([.J$6]-[.H77];2))" office:value-type="float" office:value="61.2894398383586" calcext:value-type="float">
            <text:p>61,2894398383586</text:p>
          </table:table-cell>
          <table:table-cell table:formula="of:=SQRT(POWER([.K$4]-[.$B77];2)+POWER([.K$5]-[.$C77];2)+POWER([.K$6]-[.$D77];2))" office:value-type="float" office:value="8.80442053743459" calcext:value-type="float">
            <text:p>8,80442053743459</text:p>
          </table:table-cell>
          <table:table-cell table:formula="of:=SQRT(POWER([.L$4]-[.H77];2)+POWER([.L$5]-[.I77];2)+POWER([.L$6]-[.J77];2))" office:value-type="float" office:value="67.7812667496119" calcext:value-type="float">
            <text:p>67,7812667496119</text:p>
          </table:table-cell>
          <table:table-cell table:formula="of:=SQRT(POWER([.M$4]-[.$B77];2)+POWER([.M$5]-[.$C77];2)+POWER([.M$6]-[.$D77];2))" office:value-type="float" office:value="8.67315317517222" calcext:value-type="float">
            <text:p>8,67315317517222</text:p>
          </table:table-cell>
          <table:table-cell table:formula="of:=SQRT(POWER([.N$4]-[.J77];2)+POWER([.N$5]-[.K77];2)+POWER([.N$6]-[.L77];2))" office:value-type="float" office:value="68.3354234386625" calcext:value-type="float">
            <text:p>68,3354234386625</text:p>
          </table:table-cell>
          <table:table-cell table:formula="of:=SQRT(POWER([.O$4]-[.$B77];2)+POWER([.O$5]-[.$C77];2)+POWER([.O$6]-[.$D77];2))" office:value-type="float" office:value="10.8688343441236" calcext:value-type="float">
            <text:p>10,8688343441236</text:p>
          </table:table-cell>
          <table:table-cell table:formula="of:=SQRT(POWER([.P$4]-[.L77];2)+POWER([.P$5]-[.M77];2)+POWER([.P$6]-[.N77];2))" office:value-type="float" office:value="68.7864456930977" calcext:value-type="float">
            <text:p>68,7864456930977</text:p>
          </table:table-cell>
          <table:table-cell table:formula="of:=SQRT(POWER([.Q$4]-[.$B77];2)+POWER([.Q$5]-[.$C77];2)+POWER([.Q$6]-[.$D77];2))" office:value-type="float" office:value="10.6042224137369" calcext:value-type="float">
            <text:p>10,6042224137369</text:p>
          </table:table-cell>
          <table:table-cell table:formula="of:=SQRT(POWER([.R$4]-[.N77];2)+POWER([.R$5]-[.O77];2)+POWER([.R$6]-[.P77];2))" office:value-type="float" office:value="68.9150515492141" calcext:value-type="float">
            <text:p>68,9150515492141</text:p>
          </table:table-cell>
          <table:table-cell table:formula="of:=SQRT(POWER([.S$4]-[.$B77];2)+POWER([.S$5]-[.$C77];2)+POWER([.S$6]-[.$D77];2))" office:value-type="float" office:value="13.1225428557121" calcext:value-type="float">
            <text:p>13,1225428557121</text:p>
          </table:table-cell>
          <table:table-cell table:formula="of:=SQRT(POWER([.T$4]-[.P77];2)+POWER([.T$5]-[.Q77];2)+POWER([.T$6]-[.R77];2))" office:value-type="float" office:value="70.3637861977367" calcext:value-type="float">
            <text:p>70,3637861977367</text:p>
          </table:table-cell>
          <table:table-cell table:formula="of:=SQRT(POWER([.U$4]-[.$B77];2)+POWER([.U$5]-[.$C77];2)+POWER([.U$6]-[.$D77];2))" office:value-type="float" office:value="11.265254946072" calcext:value-type="float">
            <text:p>11,265254946072</text:p>
          </table:table-cell>
          <table:table-cell table:formula="of:=SQRT(POWER([.V$4]-[.R77];2)+POWER([.V$5]-[.S77];2)+POWER([.V$6]-[.T77];2))" office:value-type="float" office:value="64.2384243557688" calcext:value-type="float">
            <text:p>64,2384243557688</text:p>
          </table:table-cell>
          <table:table-cell table:formula="of:=SQRT(POWER([.W$4]-[.$B77];2)+POWER([.W$5]-[.$C77];2)+POWER([.W$6]-[.$D77];2))" office:value-type="float" office:value="12.3270509449746" calcext:value-type="float">
            <text:p>12,3270509449746</text:p>
          </table:table-cell>
          <table:table-cell table:formula="of:=SQRT(POWER([.X$4]-[.T77];2)+POWER([.X$5]-[.U77];2)+POWER([.X$6]-[.V77];2))" office:value-type="float" office:value="60.5404839693332" calcext:value-type="float">
            <text:p>60,5404839693332</text:p>
          </table:table-cell>
          <table:table-cell table:formula="of:=SQRT(POWER([.Y$4]-[.$B77];2)+POWER([.Y$5]-[.$C77];2)+POWER([.Y$6]-[.$D77];2))" office:value-type="float" office:value="13.3582054558238" calcext:value-type="float">
            <text:p>13,3582054558238</text:p>
          </table:table-cell>
          <table:table-cell table:formula="of:=SQRT(POWER([.Z$4]-[.V77];2)+POWER([.Z$5]-[.W77];2)+POWER([.Z$6]-[.X77];2))" office:value-type="float" office:value="52.1760585860547" calcext:value-type="float">
            <text:p>52,1760585860547</text:p>
          </table:table-cell>
          <table:table-cell table:formula="of:=SQRT(POWER([.AA$4]-[.$B77];2)+POWER([.AA$5]-[.$C77];2)+POWER([.AA$6]-[.$D77];2))" office:value-type="float" office:value="12.92728010836" calcext:value-type="float">
            <text:p>12,92728010836</text:p>
          </table:table-cell>
          <table:table-cell table:formula="of:=SQRT(POWER([.AB$4]-[.X77];2)+POWER([.AB$5]-[.Y77];2)+POWER([.AB$6]-[.Z77];2))" office:value-type="float" office:value="43.2795271729812" calcext:value-type="float">
            <text:p>43,2795271729812</text:p>
          </table:table-cell>
          <table:table-cell table:formula="of:=SQRT(POWER([.AC$4]-[.$B77];2)+POWER([.AC$5]-[.$C77];2)+POWER([.AC$6]-[.$D77];2))" office:value-type="float" office:value="20.9286372943868" calcext:value-type="float">
            <text:p>20,9286372943868</text:p>
          </table:table-cell>
          <table:table-cell table:formula="of:=SQRT(POWER([.AD$4]-[.Z77];2)+POWER([.AD$5]-[.AA77];2)+POWER([.AD$6]-[.AB77];2))" office:value-type="float" office:value="31.4548892905146" calcext:value-type="float">
            <text:p>31,4548892905146</text:p>
          </table:table-cell>
          <table:table-cell table:formula="of:=SQRT(POWER([.AE$4]-[.$B77];2)+POWER([.AE$5]-[.$C77];2)+POWER([.AE$6]-[.$D77];2))" office:value-type="float" office:value="22.7194905312597" calcext:value-type="float">
            <text:p>22,7194905312597</text:p>
          </table:table-cell>
          <table:table-cell table:formula="of:=SQRT(POWER([.AF$4]-[.AB77];2)+POWER([.AF$5]-[.AC77];2)+POWER([.AF$6]-[.AD77];2))" office:value-type="float" office:value="20.9113076169873" calcext:value-type="float">
            <text:p>20,9113076169873</text:p>
          </table:table-cell>
          <table:table-cell table:formula="of:=SQRT(POWER([.AG$4]-[.$B77];2)+POWER([.AG$5]-[.$C77];2)+POWER([.AG$6]-[.$D77];2))" office:value-type="float" office:value="22.8450848324098" calcext:value-type="float">
            <text:p>22,8450848324098</text:p>
          </table:table-cell>
          <table:table-cell table:formula="of:=SQRT(POWER([.AH$4]-[.AD77];2)+POWER([.AH$5]-[.AE77];2)+POWER([.AH$6]-[.AF77];2))" office:value-type="float" office:value="18.9489608528503" calcext:value-type="float">
            <text:p>18,9489608528503</text:p>
          </table:table-cell>
          <table:table-cell table:formula="of:=SQRT(POWER([.AI$4]-[.$B77];2)+POWER([.AI$5]-[.$C77];2)+POWER([.AI$6]-[.$D77];2))" office:value-type="float" office:value="22.6255634183991" calcext:value-type="float">
            <text:p>22,6255634183991</text:p>
          </table:table-cell>
          <table:table-cell table:formula="of:=SQRT(POWER([.AJ$4]-[.AF77];2)+POWER([.AJ$5]-[.AG77];2)+POWER([.AJ$6]-[.AH77];2))" office:value-type="float" office:value="30.4072782093217" calcext:value-type="float">
            <text:p>30,4072782093217</text:p>
          </table:table-cell>
          <table:table-cell table:formula="of:=SQRT(POWER([.AK$4]-[.$B77];2)+POWER([.AK$5]-[.$C77];2)+POWER([.AK$6]-[.$D77];2))" office:value-type="float" office:value="23.5772617790955" calcext:value-type="float">
            <text:p>23,5772617790955</text:p>
          </table:table-cell>
          <table:table-cell table:formula="of:=SQRT(POWER([.AL$4]-[.AH77];2)+POWER([.AL$5]-[.AI77];2)+POWER([.AL$6]-[.AJ77];2))" office:value-type="float" office:value="35.1916351767895" calcext:value-type="float">
            <text:p>35,1916351767895</text:p>
          </table:table-cell>
          <table:table-cell table:formula="of:=SQRT(POWER([.AM$4]-[.$B77];2)+POWER([.AM$5]-[.$C77];2)+POWER([.AM$6]-[.$D77];2))" office:value-type="float" office:value="24.5429449333204" calcext:value-type="float">
            <text:p>24,5429449333204</text:p>
          </table:table-cell>
          <table:table-cell table:formula="of:=SQRT(POWER([.AN$4]-[.AJ77];2)+POWER([.AN$5]-[.AK77];2)+POWER([.AN$6]-[.AL77];2))" office:value-type="float" office:value="31.5710304432837" calcext:value-type="float">
            <text:p>31,5710304432837</text:p>
          </table:table-cell>
          <table:table-cell table:formula="of:=SQRT(POWER([.AO$4]-[.$B77];2)+POWER([.AO$5]-[.$C77];2)+POWER([.AO$6]-[.$D77];2))" office:value-type="float" office:value="25.3124738024556" calcext:value-type="float">
            <text:p>25,3124738024556</text:p>
          </table:table-cell>
          <table:table-cell table:formula="of:=SQRT(POWER([.AP$4]-[.AL77];2)+POWER([.AP$5]-[.AM77];2)+POWER([.AP$6]-[.AN77];2))" office:value-type="float" office:value="26.9708492748856" calcext:value-type="float">
            <text:p>26,9708492748856</text:p>
          </table:table-cell>
          <table:table-cell table:formula="of:=SQRT(POWER([.AQ$4]-[.$B77];2)+POWER([.AQ$5]-[.$C77];2)+POWER([.AQ$6]-[.$D77];2))" office:value-type="float" office:value="12.975739285297" calcext:value-type="float">
            <text:p>12,975739285297</text:p>
          </table:table-cell>
          <table:table-cell table:formula="of:=SQRT(POWER([.AR$4]-[.AN77];2)+POWER([.AR$5]-[.AO77];2)+POWER([.AR$6]-[.AP77];2))" office:value-type="float" office:value="24.9537692181799" calcext:value-type="float">
            <text:p>24,9537692181799</text:p>
          </table:table-cell>
          <table:table-cell table:formula="of:=SQRT(POWER([.AS$4]-[.$B77];2)+POWER([.AS$5]-[.$C77];2)+POWER([.AS$6]-[.$D77];2))" office:value-type="float" office:value="11.8723166231364" calcext:value-type="float">
            <text:p>11,8723166231364</text:p>
          </table:table-cell>
          <table:table-cell table:formula="of:=SQRT(POWER([.AT$4]-[.AP77];2)+POWER([.AT$5]-[.AQ77];2)+POWER([.AT$6]-[.AR77];2))" office:value-type="float" office:value="34.5298940396184" calcext:value-type="float">
            <text:p>34,5298940396184</text:p>
          </table:table-cell>
          <table:table-cell table:formula="of:=SQRT(POWER([.AU$4]-[.$B77];2)+POWER([.AU$5]-[.$C77];2)+POWER([.AU$6]-[.$D77];2))" office:value-type="float" office:value="12.1110232845949" calcext:value-type="float">
            <text:p>12,1110232845949</text:p>
          </table:table-cell>
          <table:table-cell table:formula="of:=SQRT(POWER([.AV$4]-[.AR77];2)+POWER([.AV$5]-[.AS77];2)+POWER([.AV$6]-[.AT77];2))" office:value-type="float" office:value="38.6188977514372" calcext:value-type="float">
            <text:p>38,6188977514372</text:p>
          </table:table-cell>
          <table:table-cell table:formula="of:=SQRT(POWER([.AW$4]-[.$B77];2)+POWER([.AW$5]-[.$C77];2)+POWER([.AW$6]-[.$D77];2))" office:value-type="float" office:value="13.3322639112793" calcext:value-type="float">
            <text:p>13,3322639112793</text:p>
          </table:table-cell>
          <table:table-cell table:formula="of:=SQRT(POWER([.AX$4]-[.AT77];2)+POWER([.AX$5]-[.AU77];2)+POWER([.AX$6]-[.AV77];2))" office:value-type="float" office:value="36.4967602529255" calcext:value-type="float">
            <text:p>36,4967602529255</text:p>
          </table:table-cell>
          <table:table-cell table:formula="of:=SQRT(POWER([.AY$4]-[.$B77];2)+POWER([.AY$5]-[.$C77];2)+POWER([.AY$6]-[.$D77];2))" office:value-type="float" office:value="5.87435290053296" calcext:value-type="float">
            <text:p>5,87435290053296</text:p>
          </table:table-cell>
          <table:table-cell table:formula="of:=SQRT(POWER([.AZ$4]-[.AV77];2)+POWER([.AZ$5]-[.AW77];2)+POWER([.AZ$6]-[.AX77];2))" office:value-type="float" office:value="41.0755070607776" calcext:value-type="float">
            <text:p>41,0755070607776</text:p>
          </table:table-cell>
          <table:table-cell table:formula="of:=SQRT(POWER([.BA$4]-[.$B77];2)+POWER([.BA$5]-[.$C77];2)+POWER([.BA$6]-[.$D77];2))" office:value-type="float" office:value="5.7841417686637" calcext:value-type="float">
            <text:p>5,7841417686637</text:p>
          </table:table-cell>
          <table:table-cell table:formula="of:=SQRT(POWER([.BB$4]-[.AX77];2)+POWER([.BB$5]-[.AY77];2)+POWER([.BB$6]-[.AZ77];2))" office:value-type="float" office:value="51.6288218953108" calcext:value-type="float">
            <text:p>51,6288218953108</text:p>
          </table:table-cell>
          <table:table-cell table:formula="of:=SQRT(POWER([.BC$4]-[.$B77];2)+POWER([.BC$5]-[.$C77];2)+POWER([.BC$6]-[.$D77];2))" office:value-type="float" office:value="5.59888426385115" calcext:value-type="float">
            <text:p>5,59888426385115</text:p>
          </table:table-cell>
          <table:table-cell table:formula="of:=SQRT(POWER([.BD$4]-[.AZ77];2)+POWER([.BD$5]-[.BA77];2)+POWER([.BD$6]-[.BB77];2))" office:value-type="float" office:value="56.432329475147" calcext:value-type="float">
            <text:p>56,432329475147</text:p>
          </table:table-cell>
          <table:table-cell table:formula="of:=SQRT(POWER([.BE$4]-[.$B77];2)+POWER([.BE$5]-[.$C77];2)+POWER([.BE$6]-[.$D77];2))" office:value-type="float" office:value="4.51955727920336" calcext:value-type="float">
            <text:p>4,51955727920336</text:p>
          </table:table-cell>
          <table:table-cell table:formula="of:=SQRT(POWER([.BF$4]-[.BB77];2)+POWER([.BF$5]-[.BC77];2)+POWER([.BF$6]-[.BD77];2))" office:value-type="float" office:value="63.0373240830154" calcext:value-type="float">
            <text:p>63,0373240830154</text:p>
          </table:table-cell>
          <table:table-cell table:formula="of:=SQRT(POWER([.BG$4]-[.$B77];2)+POWER([.BG$5]-[.$C77];2)+POWER([.BG$6]-[.$D77];2))" office:value-type="float" office:value="5.02173515828941" calcext:value-type="float">
            <text:p>5,02173515828941</text:p>
          </table:table-cell>
          <table:table-cell table:formula="of:=SQRT(POWER([.BH$4]-[.BD77];2)+POWER([.BH$5]-[.BE77];2)+POWER([.BH$6]-[.BF77];2))" office:value-type="float" office:value="69.8709310529225" calcext:value-type="float">
            <text:p>69,8709310529225</text:p>
          </table:table-cell>
          <table:table-cell table:formula="of:=SQRT(POWER([.BI$4]-[.$B77];2)+POWER([.BI$5]-[.$C77];2)+POWER([.BI$6]-[.$D77];2))" office:value-type="float" office:value="6.37683118798044" calcext:value-type="float">
            <text:p>6,37683118798044</text:p>
          </table:table-cell>
          <table:table-cell table:formula="of:=SQRT(POWER([.BJ$4]-[.BF77];2)+POWER([.BJ$5]-[.BG77];2)+POWER([.BJ$6]-[.BH77];2))" office:value-type="float" office:value="76.3574317969586" calcext:value-type="float">
            <text:p>76,3574317969586</text:p>
          </table:table-cell>
          <table:table-cell table:formula="of:=SQRT(POWER([.BK$4]-[.$B77];2)+POWER([.BK$5]-[.$C77];2)+POWER([.BK$6]-[.$D77];2))" office:value-type="float" office:value="3.54020832720336" calcext:value-type="float">
            <text:p>3,54020832720336</text:p>
          </table:table-cell>
          <table:table-cell table:formula="of:=SQRT(POWER([.BL$4]-[.BH77];2)+POWER([.BL$5]-[.BI77];2)+POWER([.BL$6]-[.BJ77];2))" office:value-type="float" office:value="83.7394636247509" calcext:value-type="float">
            <text:p>83,7394636247509</text:p>
          </table:table-cell>
          <table:table-cell table:formula="of:=SQRT(POWER([.BM$4]-[.$B77];2)+POWER([.BM$5]-[.$C77];2)+POWER([.BM$6]-[.$D77];2))" office:value-type="float" office:value="1.32665330814045" calcext:value-type="float">
            <text:p>1,32665330814045</text:p>
          </table:table-cell>
          <table:table-cell table:formula="of:=SQRT(POWER([.BN$4]-[.BJ77];2)+POWER([.BN$5]-[.BK77];2)+POWER([.BN$6]-[.BL77];2))" office:value-type="float" office:value="94.1945690677605" calcext:value-type="float">
            <text:p>94,1945690677605</text:p>
          </table:table-cell>
          <table:table-cell table:formula="of:=SQRT(POWER([.BO$4]-[.$B77];2)+POWER([.BO$5]-[.$C77];2)+POWER([.BO$6]-[.$D77];2))" office:value-type="float" office:value="2.96556335288929" calcext:value-type="float">
            <text:p>2,96556335288929</text:p>
          </table:table-cell>
          <table:table-cell table:formula="of:=SQRT(POWER([.BP$4]-[.BL77];2)+POWER([.BP$5]-[.BM77];2)+POWER([.BP$6]-[.BN77];2))" office:value-type="float" office:value="106.741713394896" calcext:value-type="float">
            <text:p>106,741713394896</text:p>
          </table:table-cell>
          <table:table-cell table:formula="of:=SQRT(POWER([.BQ$4]-[.$B77];2)+POWER([.BQ$5]-[.$C77];2)+POWER([.BQ$6]-[.$D77];2))" office:value-type="float" office:value="5.444063739524" calcext:value-type="float">
            <text:p>5,444063739524</text:p>
          </table:table-cell>
          <table:table-cell table:formula="of:=SQRT(POWER([.BR$4]-[.BN77];2)+POWER([.BR$5]-[.BO77];2)+POWER([.BR$6]-[.BP77];2))" office:value-type="float" office:value="120.545172814207" calcext:value-type="float">
            <text:p>120,545172814207</text:p>
          </table:table-cell>
          <table:table-cell table:formula="of:=SQRT(POWER([.BS$4]-[.$B77];2)+POWER([.BS$5]-[.$C77];2)+POWER([.BS$6]-[.$D77];2))" office:value-type="float" office:value="6.64517035146579" calcext:value-type="float">
            <text:p>6,64517035146579</text:p>
          </table:table-cell>
          <table:table-cell table:formula="of:=SQRT(POWER([.BT$4]-[.BP77];2)+POWER([.BT$5]-[.BQ77];2)+POWER([.BT$6]-[.BR77];2))" office:value-type="float" office:value="137.998914566591" calcext:value-type="float">
            <text:p>137,998914566591</text:p>
          </table:table-cell>
          <table:table-cell table:formula="of:=SQRT(POWER([.BU$4]-[.$B77];2)+POWER([.BU$5]-[.$C77];2)+POWER([.BU$6]-[.$D77];2))" office:value-type="float" office:value="6.78889342971297" calcext:value-type="float">
            <text:p>6,78889342971297</text:p>
          </table:table-cell>
          <table:table-cell table:formula="of:=SQRT(POWER([.BV$4]-[.BR77];2)+POWER([.BV$5]-[.BS77];2)+POWER([.BV$6]-[.BT77];2))" office:value-type="float" office:value="160.927097779554" calcext:value-type="float">
            <text:p>160,927097779554</text:p>
          </table:table-cell>
          <table:table-cell table:formula="of:=SQRT(POWER([.BW$4]-[.$B77];2)+POWER([.BW$5]-[.$C77];2)+POWER([.BW$6]-[.$D77];2))" office:value-type="float" office:value="0" calcext:value-type="float">
            <text:p>0</text:p>
          </table:table-cell>
          <table:table-cell table:formula="of:=SQRT(POWER([.BX$4]-[.BT77];2)+POWER([.BX$5]-[.BU77];2)+POWER([.BX$6]-[.BV77];2))" office:value-type="float" office:value="185.864664831946" calcext:value-type="float">
            <text:p>185,864664831946</text:p>
          </table:table-cell>
          <table:table-cell table:formula="of:=SQRT(POWER([.BY$4]-[.$B77];2)+POWER([.BY$5]-[.$C77];2)+POWER([.BY$6]-[.$D77];2))" office:value-type="float" office:value="2.38598700750863" calcext:value-type="float">
            <text:p>2,38598700750863</text:p>
          </table:table-cell>
          <table:table-cell table:formula="of:=SQRT(POWER([.BZ$4]-[.BV77];2)+POWER([.BZ$5]-[.BW77];2)+POWER([.BZ$6]-[.BX77];2))" office:value-type="float" office:value="220.236630623222" calcext:value-type="float">
            <text:p>220,236630623222</text:p>
          </table:table-cell>
          <table:table-cell table:formula="of:=SQRT(POWER([.CA$4]-[.$B77];2)+POWER([.CA$5]-[.$C77];2)+POWER([.CA$6]-[.$D77];2))" office:value-type="float" office:value="2.54942777893393" calcext:value-type="float">
            <text:p>2,54942777893393</text:p>
          </table:table-cell>
          <table:table-cell table:formula="of:=SQRT(POWER([.CB$4]-[.BX77];2)+POWER([.CB$5]-[.BY77];2)+POWER([.CB$6]-[.BZ77];2))" office:value-type="float" office:value="259.607096874868" calcext:value-type="float">
            <text:p>259,607096874868</text:p>
          </table:table-cell>
          <table:table-cell table:formula="of:=SQRT(POWER([.CC$4]-[.$B77];2)+POWER([.CC$5]-[.$C77];2)+POWER([.CC$6]-[.$D77];2))" office:value-type="float" office:value="3.37604650441903" calcext:value-type="float">
            <text:p>3,37604650441903</text:p>
          </table:table-cell>
          <table:table-cell table:formula="of:=SQRT(POWER([.CD$4]-[.BZ77];2)+POWER([.CD$5]-[.CA77];2)+POWER([.CD$6]-[.CB77];2))" office:value-type="float" office:value="310.987448963635" calcext:value-type="float">
            <text:p>310,987448963635</text:p>
          </table:table-cell>
          <table:table-cell table:formula="of:=SQRT(POWER([.CE$4]-[.$B77];2)+POWER([.CE$5]-[.$C77];2)+POWER([.CE$6]-[.$D77];2))" office:value-type="float" office:value="4.46479921161075" calcext:value-type="float">
            <text:p>4,46479921161075</text:p>
          </table:table-cell>
          <table:table-cell table:formula="of:=SQRT(POWER([.CF$4]-[.CB77];2)+POWER([.CF$5]-[.CC77];2)+POWER([.CF$6]-[.CD77];2))" office:value-type="float" office:value="374.812877025741" calcext:value-type="float">
            <text:p>374,812877025741</text:p>
          </table:table-cell>
          <table:table-cell table:formula="of:=SQRT(POWER([.CG$4]-[.$B77];2)+POWER([.CG$5]-[.$C77];2)+POWER([.CG$6]-[.$D77];2))" office:value-type="float" office:value="5.27788698249593" calcext:value-type="float">
            <text:p>5,27788698249593</text:p>
          </table:table-cell>
          <table:table-cell table:formula="of:=SQRT(POWER([.CH$4]-[.CD77];2)+POWER([.CH$5]-[.CE77];2)+POWER([.CH$6]-[.CF77];2))" office:value-type="float" office:value="455.652493021068" calcext:value-type="float">
            <text:p>455,652493021068</text:p>
          </table:table-cell>
          <table:table-cell table:formula="of:=SQRT(POWER([.CI$4]-[.$B77];2)+POWER([.CI$5]-[.$C77];2)+POWER([.CI$6]-[.$D77];2))" office:value-type="float" office:value="3.44766167133609" calcext:value-type="float">
            <text:p>3,44766167133609</text:p>
          </table:table-cell>
          <table:table-cell table:formula="of:=SQRT(POWER([.CJ$4]-[.CF77];2)+POWER([.CJ$5]-[.CG77];2)+POWER([.CJ$6]-[.CH77];2))" office:value-type="float" office:value="563.426492090373" calcext:value-type="float">
            <text:p>563,426492090373</text:p>
          </table:table-cell>
          <table:table-cell table:formula="of:=SQRT(POWER([.CK$4]-[.CG77];2)+POWER([.CK$5]-[.CH77];2)+POWER([.CK$6]-[.CI77];2))" office:value-type="float" office:value="419.943342969986" calcext:value-type="float">
            <text:p>419,943342969986</text:p>
          </table:table-cell>
          <table:table-cell table:formula="of:=SQRT(POWER([.CL$4]-[.$B77];2)+POWER([.CL$5]-[.$C77];2)+POWER([.CL$6]-[.$D77];2))" office:value-type="float" office:value="6.09015746922852" calcext:value-type="float">
            <text:p>6,09015746922852</text:p>
          </table:table-cell>
          <table:table-cell table:formula="of:=SQRT(POWER([.CM$4]-[.CI77];2)+POWER([.CM$5]-[.CJ77];2)+POWER([.CM$6]-[.CK77];2))" office:value-type="float" office:value="670.522981446983" calcext:value-type="float">
            <text:p>670,522981446983</text:p>
          </table:table-cell>
          <table:table-cell table:formula="of:=SQRT(POWER([.CN$4]-[.$B77];2)+POWER([.CN$5]-[.$C77];2)+POWER([.CN$6]-[.$D77];2))" office:value-type="float" office:value="4.9754828911373" calcext:value-type="float">
            <text:p>4,9754828911373</text:p>
          </table:table-cell>
          <table:table-cell table:formula="of:=SQRT(POWER([.CO$4]-[.CK77];2)+POWER([.CO$5]-[.CL77];2)+POWER([.CO$6]-[.CM77];2))" office:value-type="float" office:value="770.404708963457" calcext:value-type="float">
            <text:p>770,404708963457</text:p>
          </table:table-cell>
          <table:table-cell table:formula="of:=SQRT(POWER([.CP$4]-[.$B77];2)+POWER([.CP$5]-[.$C77];2)+POWER([.CP$6]-[.$D77];2))" office:value-type="float" office:value="4.55086782932662" calcext:value-type="float">
            <text:p>4,55086782932662</text:p>
          </table:table-cell>
          <table:table-cell table:formula="of:=SQRT(POWER([.CQ$4]-[.CM77];2)+POWER([.CQ$5]-[.CN77];2)+POWER([.CQ$6]-[.CO77];2))" office:value-type="float" office:value="997.442658823208" calcext:value-type="float">
            <text:p>997,442658823208</text:p>
          </table:table-cell>
          <table:table-cell table:formula="of:=SQRT(POWER([.CR$4]-[.$B77];2)+POWER([.CR$5]-[.$C77];2)+POWER([.CR$6]-[.$D77];2))" office:value-type="float" office:value="4.81327591147651" calcext:value-type="float">
            <text:p>4,81327591147651</text:p>
          </table:table-cell>
          <table:table-cell table:formula="of:=SQRT(POWER([.CS$4]-[.CO77];2)+POWER([.CS$5]-[.CP77];2)+POWER([.CS$6]-[.CQ77];2))" office:value-type="float" office:value="1237.90144349246" calcext:value-type="float">
            <text:p>1237,90144349246</text:p>
          </table:table-cell>
          <table:table-cell table:formula="of:=SQRT(POWER([.CT$4]-[.CP77];2)+POWER([.CT$5]-[.CQ77];2)+POWER([.CT$6]-[.CR77];2))" office:value-type="float" office:value="960.581036109089" calcext:value-type="float">
            <text:p>960,581036109089</text:p>
          </table:table-cell>
          <table:table-cell table:formula="of:=SQRT(POWER([.CU$4]-[.$B77];2)+POWER([.CU$5]-[.$C77];2)+POWER([.CU$6]-[.$D77];2))" office:value-type="float" office:value="6.72274423133887" calcext:value-type="float">
            <text:p>6,72274423133887</text:p>
          </table:table-cell>
          <table:table-cell table:formula="of:=SQRT(POWER([.CV$4]-[.CR77];2)+POWER([.CV$5]-[.CS77];2)+POWER([.CV$6]-[.CT77];2))" office:value-type="float" office:value="1535.79741733435" calcext:value-type="float">
            <text:p>1535,79741733435</text:p>
          </table:table-cell>
          <table:table-cell table:formula="of:=SQRT(POWER([.CW$4]-[.$B77];2)+POWER([.CW$5]-[.$C77];2)+POWER([.CW$6]-[.$D77];2))" office:value-type="float" office:value="8.90733035201906" calcext:value-type="float">
            <text:p>8,90733035201906</text:p>
          </table:table-cell>
          <table:table-cell table:formula="of:=SQRT(POWER([.CX$4]-[.CT77];2)+POWER([.CX$5]-[.CU77];2)+POWER([.CX$6]-[.CV77];2))" office:value-type="float" office:value="1788.12046108987" calcext:value-type="float">
            <text:p>1788,12046108987</text:p>
          </table:table-cell>
          <table:table-cell table:formula="of:=SQRT(POWER([.CY$4]-[.$B77];2)+POWER([.CY$5]-[.$C77];2)+POWER([.CY$6]-[.$D77];2))" office:value-type="float" office:value="8.8872120487811" calcext:value-type="float">
            <text:p>8,8872120487811</text:p>
          </table:table-cell>
          <table:table-cell table:formula="of:=SQRT(POWER([.CZ$4]-[.$B77];2)+POWER([.CZ$5]-[.$C77];2)+POWER([.CZ$6]-[.$D77];2))" office:value-type="float" office:value="8.62807678454475" calcext:value-type="float">
            <text:p>8,62807678454475</text:p>
          </table:table-cell>
          <table:table-cell table:formula="of:=SQRT(POWER([.DA$4]-[.$B77];2)+POWER([.DA$5]-[.$C77];2)+POWER([.DA$6]-[.$D77];2))" office:value-type="float" office:value="9.87182526182468" calcext:value-type="float">
            <text:p>9,87182526182468</text:p>
          </table:table-cell>
          <table:table-cell table:formula="of:=SQRT(POWER([.DB$4]-[.$B77];2)+POWER([.DB$5]-[.$C77];2)+POWER([.DB$6]-[.$D77];2))" office:value-type="float" office:value="8.76588192938965" calcext:value-type="float">
            <text:p>8,765881929389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.622" calcext:value-type="float">
            <text:p>34,622</text:p>
          </table:table-cell>
          <table:table-cell office:value-type="float" office:value="38.614" calcext:value-type="float">
            <text:p>38,614</text:p>
          </table:table-cell>
          <table:table-cell office:value-type="float" office:value="9.778" calcext:value-type="float">
            <text:p>9,778</text:p>
          </table:table-cell>
          <table:table-cell/>
          <table:table-cell table:formula="of:=SQRT(POWER([.F$4]-[.B78];2)+POWER([.F$5]-[.C78];2)+POWER([.F$6]-[.D78];2))" office:value-type="float" office:value="10.9197816827993" calcext:value-type="float">
            <text:p>10,9197816827993</text:p>
          </table:table-cell>
          <table:table-cell table:formula="of:=SQRT(POWER([.G$4]-[.$B78];2)+POWER([.G$5]-[.$C78];2)+POWER([.G$6]-[.$D78];2))" office:value-type="float" office:value="10.1947275588904" calcext:value-type="float">
            <text:p>10,1947275588904</text:p>
          </table:table-cell>
          <table:table-cell table:formula="of:=SQRT(POWER([.H$4]-[.D78];2)+POWER([.H$5]-[.E78];2)+POWER([.H$6]-[.F78];2))" office:value-type="float" office:value="50.0852395292972" calcext:value-type="float">
            <text:p>50,0852395292972</text:p>
          </table:table-cell>
          <table:table-cell table:formula="of:=SQRT(POWER([.I$4]-[.$B78];2)+POWER([.I$5]-[.$C78];2)+POWER([.I$6]-[.$D78];2))" office:value-type="float" office:value="10.4375095688579" calcext:value-type="float">
            <text:p>10,4375095688579</text:p>
          </table:table-cell>
          <table:table-cell table:formula="of:=SQRT(POWER([.J$4]-[.F78];2)+POWER([.J$5]-[.G78];2)+POWER([.J$6]-[.H78];2))" office:value-type="float" office:value="61.5423143756173" calcext:value-type="float">
            <text:p>61,5423143756173</text:p>
          </table:table-cell>
          <table:table-cell table:formula="of:=SQRT(POWER([.K$4]-[.$B78];2)+POWER([.K$5]-[.$C78];2)+POWER([.K$6]-[.$D78];2))" office:value-type="float" office:value="8.88023034611152" calcext:value-type="float">
            <text:p>8,88023034611152</text:p>
          </table:table-cell>
          <table:table-cell table:formula="of:=SQRT(POWER([.L$4]-[.H78];2)+POWER([.L$5]-[.I78];2)+POWER([.L$6]-[.J78];2))" office:value-type="float" office:value="68.2225633360727" calcext:value-type="float">
            <text:p>68,2225633360727</text:p>
          </table:table-cell>
          <table:table-cell table:formula="of:=SQRT(POWER([.M$4]-[.$B78];2)+POWER([.M$5]-[.$C78];2)+POWER([.M$6]-[.$D78];2))" office:value-type="float" office:value="8.84748382309908" calcext:value-type="float">
            <text:p>8,84748382309908</text:p>
          </table:table-cell>
          <table:table-cell table:formula="of:=SQRT(POWER([.N$4]-[.J78];2)+POWER([.N$5]-[.K78];2)+POWER([.N$6]-[.L78];2))" office:value-type="float" office:value="68.7300293193921" calcext:value-type="float">
            <text:p>68,7300293193921</text:p>
          </table:table-cell>
          <table:table-cell table:formula="of:=SQRT(POWER([.O$4]-[.$B78];2)+POWER([.O$5]-[.$C78];2)+POWER([.O$6]-[.$D78];2))" office:value-type="float" office:value="9.51123766919952" calcext:value-type="float">
            <text:p>9,51123766919952</text:p>
          </table:table-cell>
          <table:table-cell table:formula="of:=SQRT(POWER([.P$4]-[.L78];2)+POWER([.P$5]-[.M78];2)+POWER([.P$6]-[.N78];2))" office:value-type="float" office:value="69.1836724312864" calcext:value-type="float">
            <text:p>69,1836724312864</text:p>
          </table:table-cell>
          <table:table-cell table:formula="of:=SQRT(POWER([.Q$4]-[.$B78];2)+POWER([.Q$5]-[.$C78];2)+POWER([.Q$6]-[.$D78];2))" office:value-type="float" office:value="9.39745885864897" calcext:value-type="float">
            <text:p>9,39745885864897</text:p>
          </table:table-cell>
          <table:table-cell table:formula="of:=SQRT(POWER([.R$4]-[.N78];2)+POWER([.R$5]-[.O78];2)+POWER([.R$6]-[.P78];2))" office:value-type="float" office:value="70.0101754309562" calcext:value-type="float">
            <text:p>70,0101754309562</text:p>
          </table:table-cell>
          <table:table-cell table:formula="of:=SQRT(POWER([.S$4]-[.$B78];2)+POWER([.S$5]-[.$C78];2)+POWER([.S$6]-[.$D78];2))" office:value-type="float" office:value="11.7626142077346" calcext:value-type="float">
            <text:p>11,7626142077346</text:p>
          </table:table-cell>
          <table:table-cell table:formula="of:=SQRT(POWER([.T$4]-[.P78];2)+POWER([.T$5]-[.Q78];2)+POWER([.T$6]-[.R78];2))" office:value-type="float" office:value="71.9590336588872" calcext:value-type="float">
            <text:p>71,9590336588872</text:p>
          </table:table-cell>
          <table:table-cell table:formula="of:=SQRT(POWER([.U$4]-[.$B78];2)+POWER([.U$5]-[.$C78];2)+POWER([.U$6]-[.$D78];2))" office:value-type="float" office:value="10.1949727316948" calcext:value-type="float">
            <text:p>10,1949727316948</text:p>
          </table:table-cell>
          <table:table-cell table:formula="of:=SQRT(POWER([.V$4]-[.R78];2)+POWER([.V$5]-[.S78];2)+POWER([.V$6]-[.T78];2))" office:value-type="float" office:value="66.5082313850609" calcext:value-type="float">
            <text:p>66,5082313850609</text:p>
          </table:table-cell>
          <table:table-cell table:formula="of:=SQRT(POWER([.W$4]-[.$B78];2)+POWER([.W$5]-[.$C78];2)+POWER([.W$6]-[.$D78];2))" office:value-type="float" office:value="11.3771262188656" calcext:value-type="float">
            <text:p>11,3771262188656</text:p>
          </table:table-cell>
          <table:table-cell table:formula="of:=SQRT(POWER([.X$4]-[.T78];2)+POWER([.X$5]-[.U78];2)+POWER([.X$6]-[.V78];2))" office:value-type="float" office:value="63.5038468787012" calcext:value-type="float">
            <text:p>63,5038468787012</text:p>
          </table:table-cell>
          <table:table-cell table:formula="of:=SQRT(POWER([.Y$4]-[.$B78];2)+POWER([.Y$5]-[.$C78];2)+POWER([.Y$6]-[.$D78];2))" office:value-type="float" office:value="12.392851931658" calcext:value-type="float">
            <text:p>12,392851931658</text:p>
          </table:table-cell>
          <table:table-cell table:formula="of:=SQRT(POWER([.Z$4]-[.V78];2)+POWER([.Z$5]-[.W78];2)+POWER([.Z$6]-[.X78];2))" office:value-type="float" office:value="55.8510614925747" calcext:value-type="float">
            <text:p>55,8510614925747</text:p>
          </table:table-cell>
          <table:table-cell table:formula="of:=SQRT(POWER([.AA$4]-[.$B78];2)+POWER([.AA$5]-[.$C78];2)+POWER([.AA$6]-[.$D78];2))" office:value-type="float" office:value="12.0268375311218" calcext:value-type="float">
            <text:p>12,0268375311218</text:p>
          </table:table-cell>
          <table:table-cell table:formula="of:=SQRT(POWER([.AB$4]-[.X78];2)+POWER([.AB$5]-[.Y78];2)+POWER([.AB$6]-[.Z78];2))" office:value-type="float" office:value="47.8142130717722" calcext:value-type="float">
            <text:p>47,8142130717722</text:p>
          </table:table-cell>
          <table:table-cell table:formula="of:=SQRT(POWER([.AC$4]-[.$B78];2)+POWER([.AC$5]-[.$C78];2)+POWER([.AC$6]-[.$D78];2))" office:value-type="float" office:value="20.2236746660937" calcext:value-type="float">
            <text:p>20,2236746660937</text:p>
          </table:table-cell>
          <table:table-cell table:formula="of:=SQRT(POWER([.AD$4]-[.Z78];2)+POWER([.AD$5]-[.AA78];2)+POWER([.AD$6]-[.AB78];2))" office:value-type="float" office:value="36.5497390039303" calcext:value-type="float">
            <text:p>36,5497390039303</text:p>
          </table:table-cell>
          <table:table-cell table:formula="of:=SQRT(POWER([.AE$4]-[.$B78];2)+POWER([.AE$5]-[.$C78];2)+POWER([.AE$6]-[.$D78];2))" office:value-type="float" office:value="22.0632676183742" calcext:value-type="float">
            <text:p>22,0632676183742</text:p>
          </table:table-cell>
          <table:table-cell table:formula="of:=SQRT(POWER([.AF$4]-[.AB78];2)+POWER([.AF$5]-[.AC78];2)+POWER([.AF$6]-[.AD78];2))" office:value-type="float" office:value="25.4982664178334" calcext:value-type="float">
            <text:p>25,4982664178334</text:p>
          </table:table-cell>
          <table:table-cell table:formula="of:=SQRT(POWER([.AG$4]-[.$B78];2)+POWER([.AG$5]-[.$C78];2)+POWER([.AG$6]-[.$D78];2))" office:value-type="float" office:value="22.1663116237231" calcext:value-type="float">
            <text:p>22,1663116237231</text:p>
          </table:table-cell>
          <table:table-cell table:formula="of:=SQRT(POWER([.AH$4]-[.AD78];2)+POWER([.AH$5]-[.AE78];2)+POWER([.AH$6]-[.AF78];2))" office:value-type="float" office:value="18.6460702773638" calcext:value-type="float">
            <text:p>18,6460702773638</text:p>
          </table:table-cell>
          <table:table-cell table:formula="of:=SQRT(POWER([.AI$4]-[.$B78];2)+POWER([.AI$5]-[.$C78];2)+POWER([.AI$6]-[.$D78];2))" office:value-type="float" office:value="21.8436005731656" calcext:value-type="float">
            <text:p>21,8436005731656</text:p>
          </table:table-cell>
          <table:table-cell table:formula="of:=SQRT(POWER([.AJ$4]-[.AF78];2)+POWER([.AJ$5]-[.AG78];2)+POWER([.AJ$6]-[.AH78];2))" office:value-type="float" office:value="25.8460209677975" calcext:value-type="float">
            <text:p>25,8460209677975</text:p>
          </table:table-cell>
          <table:table-cell table:formula="of:=SQRT(POWER([.AK$4]-[.$B78];2)+POWER([.AK$5]-[.$C78];2)+POWER([.AK$6]-[.$D78];2))" office:value-type="float" office:value="22.7963219182393" calcext:value-type="float">
            <text:p>22,7963219182393</text:p>
          </table:table-cell>
          <table:table-cell table:formula="of:=SQRT(POWER([.AL$4]-[.AH78];2)+POWER([.AL$5]-[.AI78];2)+POWER([.AL$6]-[.AJ78];2))" office:value-type="float" office:value="34.0569181106837" calcext:value-type="float">
            <text:p>34,0569181106837</text:p>
          </table:table-cell>
          <table:table-cell table:formula="of:=SQRT(POWER([.AM$4]-[.$B78];2)+POWER([.AM$5]-[.$C78];2)+POWER([.AM$6]-[.$D78];2))" office:value-type="float" office:value="23.6803625816836" calcext:value-type="float">
            <text:p>23,6803625816836</text:p>
          </table:table-cell>
          <table:table-cell table:formula="of:=SQRT(POWER([.AN$4]-[.AJ78];2)+POWER([.AN$5]-[.AK78];2)+POWER([.AN$6]-[.AL78];2))" office:value-type="float" office:value="34.2839288490187" calcext:value-type="float">
            <text:p>34,2839288490187</text:p>
          </table:table-cell>
          <table:table-cell table:formula="of:=SQRT(POWER([.AO$4]-[.$B78];2)+POWER([.AO$5]-[.$C78];2)+POWER([.AO$6]-[.$D78];2))" office:value-type="float" office:value="24.4837863493374" calcext:value-type="float">
            <text:p>24,4837863493374</text:p>
          </table:table-cell>
          <table:table-cell table:formula="of:=SQRT(POWER([.AP$4]-[.AL78];2)+POWER([.AP$5]-[.AM78];2)+POWER([.AP$6]-[.AN78];2))" office:value-type="float" office:value="29.6691090144717" calcext:value-type="float">
            <text:p>29,6691090144717</text:p>
          </table:table-cell>
          <table:table-cell table:formula="of:=SQRT(POWER([.AQ$4]-[.$B78];2)+POWER([.AQ$5]-[.$C78];2)+POWER([.AQ$6]-[.$D78];2))" office:value-type="float" office:value="11.6334951755696" calcext:value-type="float">
            <text:p>11,6334951755696</text:p>
          </table:table-cell>
          <table:table-cell table:formula="of:=SQRT(POWER([.AR$4]-[.AN78];2)+POWER([.AR$5]-[.AO78];2)+POWER([.AR$6]-[.AP78];2))" office:value-type="float" office:value="25.8968413785267" calcext:value-type="float">
            <text:p>25,8968413785267</text:p>
          </table:table-cell>
          <table:table-cell table:formula="of:=SQRT(POWER([.AS$4]-[.$B78];2)+POWER([.AS$5]-[.$C78];2)+POWER([.AS$6]-[.$D78];2))" office:value-type="float" office:value="10.4455562800647" calcext:value-type="float">
            <text:p>10,4455562800647</text:p>
          </table:table-cell>
          <table:table-cell table:formula="of:=SQRT(POWER([.AT$4]-[.AP78];2)+POWER([.AT$5]-[.AQ78];2)+POWER([.AT$6]-[.AR78];2))" office:value-type="float" office:value="34.7155907266123" calcext:value-type="float">
            <text:p>34,7155907266123</text:p>
          </table:table-cell>
          <table:table-cell table:formula="of:=SQRT(POWER([.AU$4]-[.$B78];2)+POWER([.AU$5]-[.$C78];2)+POWER([.AU$6]-[.$D78];2))" office:value-type="float" office:value="10.7915339502779" calcext:value-type="float">
            <text:p>10,7915339502779</text:p>
          </table:table-cell>
          <table:table-cell table:formula="of:=SQRT(POWER([.AV$4]-[.AR78];2)+POWER([.AV$5]-[.AS78];2)+POWER([.AV$6]-[.AT78];2))" office:value-type="float" office:value="39.190190819255" calcext:value-type="float">
            <text:p>39,190190819255</text:p>
          </table:table-cell>
          <table:table-cell table:formula="of:=SQRT(POWER([.AW$4]-[.$B78];2)+POWER([.AW$5]-[.$C78];2)+POWER([.AW$6]-[.$D78];2))" office:value-type="float" office:value="12.065138333231" calcext:value-type="float">
            <text:p>12,065138333231</text:p>
          </table:table-cell>
          <table:table-cell table:formula="of:=SQRT(POWER([.AX$4]-[.AT78];2)+POWER([.AX$5]-[.AU78];2)+POWER([.AX$6]-[.AV78];2))" office:value-type="float" office:value="37.6996241707157" calcext:value-type="float">
            <text:p>37,6996241707157</text:p>
          </table:table-cell>
          <table:table-cell table:formula="of:=SQRT(POWER([.AY$4]-[.$B78];2)+POWER([.AY$5]-[.$C78];2)+POWER([.AY$6]-[.$D78];2))" office:value-type="float" office:value="5.01267732853413" calcext:value-type="float">
            <text:p>5,01267732853413</text:p>
          </table:table-cell>
          <table:table-cell table:formula="of:=SQRT(POWER([.AZ$4]-[.AV78];2)+POWER([.AZ$5]-[.AW78];2)+POWER([.AZ$6]-[.AX78];2))" office:value-type="float" office:value="42.872001495748" calcext:value-type="float">
            <text:p>42,872001495748</text:p>
          </table:table-cell>
          <table:table-cell table:formula="of:=SQRT(POWER([.BA$4]-[.$B78];2)+POWER([.BA$5]-[.$C78];2)+POWER([.BA$6]-[.$D78];2))" office:value-type="float" office:value="5.54175513713842" calcext:value-type="float">
            <text:p>5,54175513713842</text:p>
          </table:table-cell>
          <table:table-cell table:formula="of:=SQRT(POWER([.BB$4]-[.AX78];2)+POWER([.BB$5]-[.AY78];2)+POWER([.BB$6]-[.AZ78];2))" office:value-type="float" office:value="53.5436992297931" calcext:value-type="float">
            <text:p>53,5436992297931</text:p>
          </table:table-cell>
          <table:table-cell table:formula="of:=SQRT(POWER([.BC$4]-[.$B78];2)+POWER([.BC$5]-[.$C78];2)+POWER([.BC$6]-[.$D78];2))" office:value-type="float" office:value="5.06659501045821" calcext:value-type="float">
            <text:p>5,06659501045821</text:p>
          </table:table-cell>
          <table:table-cell table:formula="of:=SQRT(POWER([.BD$4]-[.AZ78];2)+POWER([.BD$5]-[.BA78];2)+POWER([.BD$6]-[.BB78];2))" office:value-type="float" office:value="58.2621795269027" calcext:value-type="float">
            <text:p>58,2621795269027</text:p>
          </table:table-cell>
          <table:table-cell table:formula="of:=SQRT(POWER([.BE$4]-[.$B78];2)+POWER([.BE$5]-[.$C78];2)+POWER([.BE$6]-[.$D78];2))" office:value-type="float" office:value="4.60960150121462" calcext:value-type="float">
            <text:p>4,60960150121462</text:p>
          </table:table-cell>
          <table:table-cell table:formula="of:=SQRT(POWER([.BF$4]-[.BB78];2)+POWER([.BF$5]-[.BC78];2)+POWER([.BF$6]-[.BD78];2))" office:value-type="float" office:value="65.2768178606481" calcext:value-type="float">
            <text:p>65,2768178606481</text:p>
          </table:table-cell>
          <table:table-cell table:formula="of:=SQRT(POWER([.BG$4]-[.$B78];2)+POWER([.BG$5]-[.$C78];2)+POWER([.BG$6]-[.$D78];2))" office:value-type="float" office:value="5.44332563787984" calcext:value-type="float">
            <text:p>5,44332563787984</text:p>
          </table:table-cell>
          <table:table-cell table:formula="of:=SQRT(POWER([.BH$4]-[.BD78];2)+POWER([.BH$5]-[.BE78];2)+POWER([.BH$6]-[.BF78];2))" office:value-type="float" office:value="72.1306789794102" calcext:value-type="float">
            <text:p>72,1306789794102</text:p>
          </table:table-cell>
          <table:table-cell table:formula="of:=SQRT(POWER([.BI$4]-[.$B78];2)+POWER([.BI$5]-[.$C78];2)+POWER([.BI$6]-[.$D78];2))" office:value-type="float" office:value="6.77920364054658" calcext:value-type="float">
            <text:p>6,77920364054658</text:p>
          </table:table-cell>
          <table:table-cell table:formula="of:=SQRT(POWER([.BJ$4]-[.BF78];2)+POWER([.BJ$5]-[.BG78];2)+POWER([.BJ$6]-[.BH78];2))" office:value-type="float" office:value="78.8140707049309" calcext:value-type="float">
            <text:p>78,8140707049309</text:p>
          </table:table-cell>
          <table:table-cell table:formula="of:=SQRT(POWER([.BK$4]-[.$B78];2)+POWER([.BK$5]-[.$C78];2)+POWER([.BK$6]-[.$D78];2))" office:value-type="float" office:value="4.74185712564181" calcext:value-type="float">
            <text:p>4,74185712564181</text:p>
          </table:table-cell>
          <table:table-cell table:formula="of:=SQRT(POWER([.BL$4]-[.BH78];2)+POWER([.BL$5]-[.BI78];2)+POWER([.BL$6]-[.BJ78];2))" office:value-type="float" office:value="86.612921397355" calcext:value-type="float">
            <text:p>86,612921397355</text:p>
          </table:table-cell>
          <table:table-cell table:formula="of:=SQRT(POWER([.BM$4]-[.$B78];2)+POWER([.BM$5]-[.$C78];2)+POWER([.BM$6]-[.$D78];2))" office:value-type="float" office:value="2.42979361263462" calcext:value-type="float">
            <text:p>2,42979361263462</text:p>
          </table:table-cell>
          <table:table-cell table:formula="of:=SQRT(POWER([.BN$4]-[.BJ78];2)+POWER([.BN$5]-[.BK78];2)+POWER([.BN$6]-[.BL78];2))" office:value-type="float" office:value="97.1931505734859" calcext:value-type="float">
            <text:p>97,1931505734859</text:p>
          </table:table-cell>
          <table:table-cell table:formula="of:=SQRT(POWER([.BO$4]-[.$B78];2)+POWER([.BO$5]-[.$C78];2)+POWER([.BO$6]-[.$D78];2))" office:value-type="float" office:value="4.28398949578544" calcext:value-type="float">
            <text:p>4,28398949578544</text:p>
          </table:table-cell>
          <table:table-cell table:formula="of:=SQRT(POWER([.BP$4]-[.BL78];2)+POWER([.BP$5]-[.BM78];2)+POWER([.BP$6]-[.BN78];2))" office:value-type="float" office:value="110.254770161323" calcext:value-type="float">
            <text:p>110,254770161323</text:p>
          </table:table-cell>
          <table:table-cell table:formula="of:=SQRT(POWER([.BQ$4]-[.$B78];2)+POWER([.BQ$5]-[.$C78];2)+POWER([.BQ$6]-[.$D78];2))" office:value-type="float" office:value="6.81136212515529" calcext:value-type="float">
            <text:p>6,81136212515529</text:p>
          </table:table-cell>
          <table:table-cell table:formula="of:=SQRT(POWER([.BR$4]-[.BN78];2)+POWER([.BR$5]-[.BO78];2)+POWER([.BR$6]-[.BP78];2))" office:value-type="float" office:value="124.630857828431" calcext:value-type="float">
            <text:p>124,630857828431</text:p>
          </table:table-cell>
          <table:table-cell table:formula="of:=SQRT(POWER([.BS$4]-[.$B78];2)+POWER([.BS$5]-[.$C78];2)+POWER([.BS$6]-[.$D78];2))" office:value-type="float" office:value="8.04410311967717" calcext:value-type="float">
            <text:p>8,04410311967717</text:p>
          </table:table-cell>
          <table:table-cell table:formula="of:=SQRT(POWER([.BT$4]-[.BP78];2)+POWER([.BT$5]-[.BQ78];2)+POWER([.BT$6]-[.BR78];2))" office:value-type="float" office:value="142.972850213957" calcext:value-type="float">
            <text:p>142,972850213957</text:p>
          </table:table-cell>
          <table:table-cell table:formula="of:=SQRT(POWER([.BU$4]-[.$B78];2)+POWER([.BU$5]-[.$C78];2)+POWER([.BU$6]-[.$D78];2))" office:value-type="float" office:value="8.19796230779332" calcext:value-type="float">
            <text:p>8,19796230779332</text:p>
          </table:table-cell>
          <table:table-cell table:formula="of:=SQRT(POWER([.BV$4]-[.BR78];2)+POWER([.BV$5]-[.BS78];2)+POWER([.BV$6]-[.BT78];2))" office:value-type="float" office:value="167.04026090841" calcext:value-type="float">
            <text:p>167,04026090841</text:p>
          </table:table-cell>
          <table:table-cell table:formula="of:=SQRT(POWER([.BW$4]-[.$B78];2)+POWER([.BW$5]-[.$C78];2)+POWER([.BW$6]-[.$D78];2))" office:value-type="float" office:value="1.47422454192026" calcext:value-type="float">
            <text:p>1,47422454192026</text:p>
          </table:table-cell>
          <table:table-cell table:formula="of:=SQRT(POWER([.BX$4]-[.BT78];2)+POWER([.BX$5]-[.BU78];2)+POWER([.BX$6]-[.BV78];2))" office:value-type="float" office:value="193.381645450145" calcext:value-type="float">
            <text:p>193,381645450145</text:p>
          </table:table-cell>
          <table:table-cell table:formula="of:=SQRT(POWER([.BY$4]-[.$B78];2)+POWER([.BY$5]-[.$C78];2)+POWER([.BY$6]-[.$D78];2))" office:value-type="float" office:value="1.5235084509119" calcext:value-type="float">
            <text:p>1,5235084509119</text:p>
          </table:table-cell>
          <table:table-cell table:formula="of:=SQRT(POWER([.BZ$4]-[.BV78];2)+POWER([.BZ$5]-[.BW78];2)+POWER([.BZ$6]-[.BX78];2))" office:value-type="float" office:value="229.549920548093" calcext:value-type="float">
            <text:p>229,549920548093</text:p>
          </table:table-cell>
          <table:table-cell table:formula="of:=SQRT(POWER([.CA$4]-[.$B78];2)+POWER([.CA$5]-[.$C78];2)+POWER([.CA$6]-[.$D78];2))" office:value-type="float" office:value="1.55733040810228" calcext:value-type="float">
            <text:p>1,55733040810228</text:p>
          </table:table-cell>
          <table:table-cell table:formula="of:=SQRT(POWER([.CB$4]-[.BX78];2)+POWER([.CB$5]-[.BY78];2)+POWER([.CB$6]-[.BZ78];2))" office:value-type="float" office:value="271.561176594908" calcext:value-type="float">
            <text:p>271,561176594908</text:p>
          </table:table-cell>
          <table:table-cell table:formula="of:=SQRT(POWER([.CC$4]-[.$B78];2)+POWER([.CC$5]-[.$C78];2)+POWER([.CC$6]-[.$D78];2))" office:value-type="float" office:value="3.35435686831321" calcext:value-type="float">
            <text:p>3,35435686831321</text:p>
          </table:table-cell>
          <table:table-cell table:formula="of:=SQRT(POWER([.CD$4]-[.BZ78];2)+POWER([.CD$5]-[.CA78];2)+POWER([.CD$6]-[.CB78];2))" office:value-type="float" office:value="326.145919462143" calcext:value-type="float">
            <text:p>326,145919462143</text:p>
          </table:table-cell>
          <table:table-cell table:formula="of:=SQRT(POWER([.CE$4]-[.$B78];2)+POWER([.CE$5]-[.$C78];2)+POWER([.CE$6]-[.$D78];2))" office:value-type="float" office:value="4.52140619719131" calcext:value-type="float">
            <text:p>4,52140619719131</text:p>
          </table:table-cell>
          <table:table-cell table:formula="of:=SQRT(POWER([.CF$4]-[.CB78];2)+POWER([.CF$5]-[.CC78];2)+POWER([.CF$6]-[.CD78];2))" office:value-type="float" office:value="394.017839335379" calcext:value-type="float">
            <text:p>394,017839335379</text:p>
          </table:table-cell>
          <table:table-cell table:formula="of:=SQRT(POWER([.CG$4]-[.$B78];2)+POWER([.CG$5]-[.$C78];2)+POWER([.CG$6]-[.$D78];2))" office:value-type="float" office:value="5.03768369392125" calcext:value-type="float">
            <text:p>5,03768369392125</text:p>
          </table:table-cell>
          <table:table-cell table:formula="of:=SQRT(POWER([.CH$4]-[.CD78];2)+POWER([.CH$5]-[.CE78];2)+POWER([.CH$6]-[.CF78];2))" office:value-type="float" office:value="480.030843109258" calcext:value-type="float">
            <text:p>480,030843109258</text:p>
          </table:table-cell>
          <table:table-cell table:formula="of:=SQRT(POWER([.CI$4]-[.$B78];2)+POWER([.CI$5]-[.$C78];2)+POWER([.CI$6]-[.$D78];2))" office:value-type="float" office:value="2.49188543075319" calcext:value-type="float">
            <text:p>2,49188543075319</text:p>
          </table:table-cell>
          <table:table-cell table:formula="of:=SQRT(POWER([.CJ$4]-[.CF78];2)+POWER([.CJ$5]-[.CG78];2)+POWER([.CJ$6]-[.CH78];2))" office:value-type="float" office:value="594.420298703675" calcext:value-type="float">
            <text:p>594,420298703675</text:p>
          </table:table-cell>
          <table:table-cell table:formula="of:=SQRT(POWER([.CK$4]-[.CG78];2)+POWER([.CK$5]-[.CH78];2)+POWER([.CK$6]-[.CI78];2))" office:value-type="float" office:value="444.277915919109" calcext:value-type="float">
            <text:p>444,277915919109</text:p>
          </table:table-cell>
          <table:table-cell table:formula="of:=SQRT(POWER([.CL$4]-[.$B78];2)+POWER([.CL$5]-[.$C78];2)+POWER([.CL$6]-[.$D78];2))" office:value-type="float" office:value="4.84083835714435" calcext:value-type="float">
            <text:p>4,84083835714435</text:p>
          </table:table-cell>
          <table:table-cell table:formula="of:=SQRT(POWER([.CM$4]-[.CI78];2)+POWER([.CM$5]-[.CJ78];2)+POWER([.CM$6]-[.CK78];2))" office:value-type="float" office:value="709.929599239657" calcext:value-type="float">
            <text:p>709,929599239657</text:p>
          </table:table-cell>
          <table:table-cell table:formula="of:=SQRT(POWER([.CN$4]-[.$B78];2)+POWER([.CN$5]-[.$C78];2)+POWER([.CN$6]-[.$D78];2))" office:value-type="float" office:value="4.80004749976498" calcext:value-type="float">
            <text:p>4,80004749976498</text:p>
          </table:table-cell>
          <table:table-cell table:formula="of:=SQRT(POWER([.CO$4]-[.CK78];2)+POWER([.CO$5]-[.CL78];2)+POWER([.CO$6]-[.CM78];2))" office:value-type="float" office:value="816.716976897808" calcext:value-type="float">
            <text:p>816,716976897808</text:p>
          </table:table-cell>
          <table:table-cell table:formula="of:=SQRT(POWER([.CP$4]-[.$B78];2)+POWER([.CP$5]-[.$C78];2)+POWER([.CP$6]-[.$D78];2))" office:value-type="float" office:value="4.54443351805261" calcext:value-type="float">
            <text:p>4,54443351805261</text:p>
          </table:table-cell>
          <table:table-cell table:formula="of:=SQRT(POWER([.CQ$4]-[.CM78];2)+POWER([.CQ$5]-[.CN78];2)+POWER([.CQ$6]-[.CO78];2))" office:value-type="float" office:value="1058.22575945149" calcext:value-type="float">
            <text:p>1058,22575945149</text:p>
          </table:table-cell>
          <table:table-cell table:formula="of:=SQRT(POWER([.CR$4]-[.$B78];2)+POWER([.CR$5]-[.$C78];2)+POWER([.CR$6]-[.$D78];2))" office:value-type="float" office:value="5.20739291776605" calcext:value-type="float">
            <text:p>5,20739291776605</text:p>
          </table:table-cell>
          <table:table-cell table:formula="of:=SQRT(POWER([.CS$4]-[.CO78];2)+POWER([.CS$5]-[.CP78];2)+POWER([.CS$6]-[.CQ78];2))" office:value-type="float" office:value="1314.28814728467" calcext:value-type="float">
            <text:p>1314,28814728467</text:p>
          </table:table-cell>
          <table:table-cell table:formula="of:=SQRT(POWER([.CT$4]-[.CP78];2)+POWER([.CT$5]-[.CQ78];2)+POWER([.CT$6]-[.CR78];2))" office:value-type="float" office:value="1021.34461108806" calcext:value-type="float">
            <text:p>1021,34461108806</text:p>
          </table:table-cell>
          <table:table-cell table:formula="of:=SQRT(POWER([.CU$4]-[.$B78];2)+POWER([.CU$5]-[.$C78];2)+POWER([.CU$6]-[.$D78];2))" office:value-type="float" office:value="5.78856510717466" calcext:value-type="float">
            <text:p>5,78856510717466</text:p>
          </table:table-cell>
          <table:table-cell table:formula="of:=SQRT(POWER([.CV$4]-[.CR78];2)+POWER([.CV$5]-[.CS78];2)+POWER([.CV$6]-[.CT78];2))" office:value-type="float" office:value="1633.37293889799" calcext:value-type="float">
            <text:p>1633,37293889799</text:p>
          </table:table-cell>
          <table:table-cell table:formula="of:=SQRT(POWER([.CW$4]-[.$B78];2)+POWER([.CW$5]-[.$C78];2)+POWER([.CW$6]-[.$D78];2))" office:value-type="float" office:value="7.86882990030919" calcext:value-type="float">
            <text:p>7,86882990030919</text:p>
          </table:table-cell>
          <table:table-cell table:formula="of:=SQRT(POWER([.CX$4]-[.CT78];2)+POWER([.CX$5]-[.CU78];2)+POWER([.CX$6]-[.CV78];2))" office:value-type="float" office:value="1903.05584831147" calcext:value-type="float">
            <text:p>1903,05584831147</text:p>
          </table:table-cell>
          <table:table-cell table:formula="of:=SQRT(POWER([.CY$4]-[.$B78];2)+POWER([.CY$5]-[.$C78];2)+POWER([.CY$6]-[.$D78];2))" office:value-type="float" office:value="7.95286426389889" calcext:value-type="float">
            <text:p>7,95286426389889</text:p>
          </table:table-cell>
          <table:table-cell table:formula="of:=SQRT(POWER([.CZ$4]-[.$B78];2)+POWER([.CZ$5]-[.$C78];2)+POWER([.CZ$6]-[.$D78];2))" office:value-type="float" office:value="7.7204048468976" calcext:value-type="float">
            <text:p>7,7204048468976</text:p>
          </table:table-cell>
          <table:table-cell table:formula="of:=SQRT(POWER([.DA$4]-[.$B78];2)+POWER([.DA$5]-[.$C78];2)+POWER([.DA$6]-[.$D78];2))" office:value-type="float" office:value="9.0607989713932" calcext:value-type="float">
            <text:p>9,0607989713932</text:p>
          </table:table-cell>
          <table:table-cell table:formula="of:=SQRT(POWER([.DB$4]-[.$B78];2)+POWER([.DB$5]-[.$C78];2)+POWER([.DB$6]-[.$D78];2))" office:value-type="float" office:value="7.68806529628879" calcext:value-type="float">
            <text:p>7,688065296288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.095" calcext:value-type="float">
            <text:p>35,095</text:p>
          </table:table-cell>
          <table:table-cell office:value-type="float" office:value="37.624" calcext:value-type="float">
            <text:p>37,624</text:p>
          </table:table-cell>
          <table:table-cell office:value-type="float" office:value="8.721" calcext:value-type="float">
            <text:p>8,721</text:p>
          </table:table-cell>
          <table:table-cell/>
          <table:table-cell table:formula="of:=SQRT(POWER([.F$4]-[.B79];2)+POWER([.F$5]-[.C79];2)+POWER([.F$6]-[.D79];2))" office:value-type="float" office:value="10.1245486812993" calcext:value-type="float">
            <text:p>10,1245486812993</text:p>
          </table:table-cell>
          <table:table-cell table:formula="of:=SQRT(POWER([.G$4]-[.$B79];2)+POWER([.G$5]-[.$C79];2)+POWER([.G$6]-[.$D79];2))" office:value-type="float" office:value="9.56679622444212" calcext:value-type="float">
            <text:p>9,56679622444212</text:p>
          </table:table-cell>
          <table:table-cell table:formula="of:=SQRT(POWER([.H$4]-[.D79];2)+POWER([.H$5]-[.E79];2)+POWER([.H$6]-[.F79];2))" office:value-type="float" office:value="50.4397797984057" calcext:value-type="float">
            <text:p>50,4397797984057</text:p>
          </table:table-cell>
          <table:table-cell table:formula="of:=SQRT(POWER([.I$4]-[.$B79];2)+POWER([.I$5]-[.$C79];2)+POWER([.I$6]-[.$D79];2))" office:value-type="float" office:value="9.96358931309395" calcext:value-type="float">
            <text:p>9,96358931309395</text:p>
          </table:table-cell>
          <table:table-cell table:formula="of:=SQRT(POWER([.J$4]-[.F79];2)+POWER([.J$5]-[.G79];2)+POWER([.J$6]-[.H79];2))" office:value-type="float" office:value="62.4219443214732" calcext:value-type="float">
            <text:p>62,4219443214732</text:p>
          </table:table-cell>
          <table:table-cell table:formula="of:=SQRT(POWER([.K$4]-[.$B79];2)+POWER([.K$5]-[.$C79];2)+POWER([.K$6]-[.$D79];2))" office:value-type="float" office:value="8.29854933105781" calcext:value-type="float">
            <text:p>8,29854933105781</text:p>
          </table:table-cell>
          <table:table-cell table:formula="of:=SQRT(POWER([.L$4]-[.H79];2)+POWER([.L$5]-[.I79];2)+POWER([.L$6]-[.J79];2))" office:value-type="float" office:value="69.2770586195155" calcext:value-type="float">
            <text:p>69,2770586195155</text:p>
          </table:table-cell>
          <table:table-cell table:formula="of:=SQRT(POWER([.M$4]-[.$B79];2)+POWER([.M$5]-[.$C79];2)+POWER([.M$6]-[.$D79];2))" office:value-type="float" office:value="8.10135741712461" calcext:value-type="float">
            <text:p>8,10135741712461</text:p>
          </table:table-cell>
          <table:table-cell table:formula="of:=SQRT(POWER([.N$4]-[.J79];2)+POWER([.N$5]-[.K79];2)+POWER([.N$6]-[.L79];2))" office:value-type="float" office:value="70.1343594216011" calcext:value-type="float">
            <text:p>70,1343594216011</text:p>
          </table:table-cell>
          <table:table-cell table:formula="of:=SQRT(POWER([.O$4]-[.$B79];2)+POWER([.O$5]-[.$C79];2)+POWER([.O$6]-[.$D79];2))" office:value-type="float" office:value="9.82167857344151" calcext:value-type="float">
            <text:p>9,82167857344151</text:p>
          </table:table-cell>
          <table:table-cell table:formula="of:=SQRT(POWER([.P$4]-[.L79];2)+POWER([.P$5]-[.M79];2)+POWER([.P$6]-[.N79];2))" office:value-type="float" office:value="71.0509101446013" calcext:value-type="float">
            <text:p>71,0509101446013</text:p>
          </table:table-cell>
          <table:table-cell table:formula="of:=SQRT(POWER([.Q$4]-[.$B79];2)+POWER([.Q$5]-[.$C79];2)+POWER([.Q$6]-[.$D79];2))" office:value-type="float" office:value="9.91679116448461" calcext:value-type="float">
            <text:p>9,91679116448461</text:p>
          </table:table-cell>
          <table:table-cell table:formula="of:=SQRT(POWER([.R$4]-[.N79];2)+POWER([.R$5]-[.O79];2)+POWER([.R$6]-[.P79];2))" office:value-type="float" office:value="71.8748702798979" calcext:value-type="float">
            <text:p>71,8748702798979</text:p>
          </table:table-cell>
          <table:table-cell table:formula="of:=SQRT(POWER([.S$4]-[.$B79];2)+POWER([.S$5]-[.$C79];2)+POWER([.S$6]-[.$D79];2))" office:value-type="float" office:value="11.952798375276" calcext:value-type="float">
            <text:p>11,952798375276</text:p>
          </table:table-cell>
          <table:table-cell table:formula="of:=SQRT(POWER([.T$4]-[.P79];2)+POWER([.T$5]-[.Q79];2)+POWER([.T$6]-[.R79];2))" office:value-type="float" office:value="73.8791464152808" calcext:value-type="float">
            <text:p>73,8791464152808</text:p>
          </table:table-cell>
          <table:table-cell table:formula="of:=SQRT(POWER([.U$4]-[.$B79];2)+POWER([.U$5]-[.$C79];2)+POWER([.U$6]-[.$D79];2))" office:value-type="float" office:value="10.3230124963598" calcext:value-type="float">
            <text:p>10,3230124963598</text:p>
          </table:table-cell>
          <table:table-cell table:formula="of:=SQRT(POWER([.V$4]-[.R79];2)+POWER([.V$5]-[.S79];2)+POWER([.V$6]-[.T79];2))" office:value-type="float" office:value="68.8014105591566" calcext:value-type="float">
            <text:p>68,8014105591566</text:p>
          </table:table-cell>
          <table:table-cell table:formula="of:=SQRT(POWER([.W$4]-[.$B79];2)+POWER([.W$5]-[.$C79];2)+POWER([.W$6]-[.$D79];2))" office:value-type="float" office:value="11.3258717545273" calcext:value-type="float">
            <text:p>11,3258717545273</text:p>
          </table:table-cell>
          <table:table-cell table:formula="of:=SQRT(POWER([.X$4]-[.T79];2)+POWER([.X$5]-[.U79];2)+POWER([.X$6]-[.V79];2))" office:value-type="float" office:value="66.1914188973493" calcext:value-type="float">
            <text:p>66,1914188973493</text:p>
          </table:table-cell>
          <table:table-cell table:formula="of:=SQRT(POWER([.Y$4]-[.$B79];2)+POWER([.Y$5]-[.$C79];2)+POWER([.Y$6]-[.$D79];2))" office:value-type="float" office:value="12.579468867961" calcext:value-type="float">
            <text:p>12,579468867961</text:p>
          </table:table-cell>
          <table:table-cell table:formula="of:=SQRT(POWER([.Z$4]-[.V79];2)+POWER([.Z$5]-[.W79];2)+POWER([.Z$6]-[.X79];2))" office:value-type="float" office:value="58.9513398595846" calcext:value-type="float">
            <text:p>58,9513398595846</text:p>
          </table:table-cell>
          <table:table-cell table:formula="of:=SQRT(POWER([.AA$4]-[.$B79];2)+POWER([.AA$5]-[.$C79];2)+POWER([.AA$6]-[.$D79];2))" office:value-type="float" office:value="12.3945502943834" calcext:value-type="float">
            <text:p>12,3945502943834</text:p>
          </table:table-cell>
          <table:table-cell table:formula="of:=SQRT(POWER([.AB$4]-[.X79];2)+POWER([.AB$5]-[.Y79];2)+POWER([.AB$6]-[.Z79];2))" office:value-type="float" office:value="51.4957431264837" calcext:value-type="float">
            <text:p>51,4957431264837</text:p>
          </table:table-cell>
          <table:table-cell table:formula="of:=SQRT(POWER([.AC$4]-[.$B79];2)+POWER([.AC$5]-[.$C79];2)+POWER([.AC$6]-[.$D79];2))" office:value-type="float" office:value="19.3640435085237" calcext:value-type="float">
            <text:p>19,3640435085237</text:p>
          </table:table-cell>
          <table:table-cell table:formula="of:=SQRT(POWER([.AD$4]-[.Z79];2)+POWER([.AD$5]-[.AA79];2)+POWER([.AD$6]-[.AB79];2))" office:value-type="float" office:value="40.5748132816563" calcext:value-type="float">
            <text:p>40,5748132816563</text:p>
          </table:table-cell>
          <table:table-cell table:formula="of:=SQRT(POWER([.AE$4]-[.$B79];2)+POWER([.AE$5]-[.$C79];2)+POWER([.AE$6]-[.$D79];2))" office:value-type="float" office:value="21.2858204915855" calcext:value-type="float">
            <text:p>21,2858204915855</text:p>
          </table:table-cell>
          <table:table-cell table:formula="of:=SQRT(POWER([.AF$4]-[.AB79];2)+POWER([.AF$5]-[.AC79];2)+POWER([.AF$6]-[.AD79];2))" office:value-type="float" office:value="29.7917639175912" calcext:value-type="float">
            <text:p>29,7917639175912</text:p>
          </table:table-cell>
          <table:table-cell table:formula="of:=SQRT(POWER([.AG$4]-[.$B79];2)+POWER([.AG$5]-[.$C79];2)+POWER([.AG$6]-[.$D79];2))" office:value-type="float" office:value="21.1980130436794" calcext:value-type="float">
            <text:p>21,1980130436794</text:p>
          </table:table-cell>
          <table:table-cell table:formula="of:=SQRT(POWER([.AH$4]-[.AD79];2)+POWER([.AH$5]-[.AE79];2)+POWER([.AH$6]-[.AF79];2))" office:value-type="float" office:value="20.7992690453427" calcext:value-type="float">
            <text:p>20,7992690453427</text:p>
          </table:table-cell>
          <table:table-cell table:formula="of:=SQRT(POWER([.AI$4]-[.$B79];2)+POWER([.AI$5]-[.$C79];2)+POWER([.AI$6]-[.$D79];2))" office:value-type="float" office:value="21.0619275945959" calcext:value-type="float">
            <text:p>21,0619275945959</text:p>
          </table:table-cell>
          <table:table-cell table:formula="of:=SQRT(POWER([.AJ$4]-[.AF79];2)+POWER([.AJ$5]-[.AG79];2)+POWER([.AJ$6]-[.AH79];2))" office:value-type="float" office:value="22.178163517394" calcext:value-type="float">
            <text:p>22,178163517394</text:p>
          </table:table-cell>
          <table:table-cell table:formula="of:=SQRT(POWER([.AK$4]-[.$B79];2)+POWER([.AK$5]-[.$C79];2)+POWER([.AK$6]-[.$D79];2))" office:value-type="float" office:value="22.1593028094297" calcext:value-type="float">
            <text:p>22,1593028094297</text:p>
          </table:table-cell>
          <table:table-cell table:formula="of:=SQRT(POWER([.AL$4]-[.AH79];2)+POWER([.AL$5]-[.AI79];2)+POWER([.AL$6]-[.AJ79];2))" office:value-type="float" office:value="31.2354891576357" calcext:value-type="float">
            <text:p>31,2354891576357</text:p>
          </table:table-cell>
          <table:table-cell table:formula="of:=SQRT(POWER([.AM$4]-[.$B79];2)+POWER([.AM$5]-[.$C79];2)+POWER([.AM$6]-[.$D79];2))" office:value-type="float" office:value="22.9297919310228" calcext:value-type="float">
            <text:p>22,9297919310228</text:p>
          </table:table-cell>
          <table:table-cell table:formula="of:=SQRT(POWER([.AN$4]-[.AJ79];2)+POWER([.AN$5]-[.AK79];2)+POWER([.AN$6]-[.AL79];2))" office:value-type="float" office:value="35.775640314904" calcext:value-type="float">
            <text:p>35,775640314904</text:p>
          </table:table-cell>
          <table:table-cell table:formula="of:=SQRT(POWER([.AO$4]-[.$B79];2)+POWER([.AO$5]-[.$C79];2)+POWER([.AO$6]-[.$D79];2))" office:value-type="float" office:value="23.5986174171285" calcext:value-type="float">
            <text:p>23,5986174171285</text:p>
          </table:table-cell>
          <table:table-cell table:formula="of:=SQRT(POWER([.AP$4]-[.AL79];2)+POWER([.AP$5]-[.AM79];2)+POWER([.AP$6]-[.AN79];2))" office:value-type="float" office:value="32.7006791266654" calcext:value-type="float">
            <text:p>32,7006791266654</text:p>
          </table:table-cell>
          <table:table-cell table:formula="of:=SQRT(POWER([.AQ$4]-[.$B79];2)+POWER([.AQ$5]-[.$C79];2)+POWER([.AQ$6]-[.$D79];2))" office:value-type="float" office:value="11.3361916003568" calcext:value-type="float">
            <text:p>11,3361916003568</text:p>
          </table:table-cell>
          <table:table-cell table:formula="of:=SQRT(POWER([.AR$4]-[.AN79];2)+POWER([.AR$5]-[.AO79];2)+POWER([.AR$6]-[.AP79];2))" office:value-type="float" office:value="28.0813179278181" calcext:value-type="float">
            <text:p>28,0813179278181</text:p>
          </table:table-cell>
          <table:table-cell table:formula="of:=SQRT(POWER([.AS$4]-[.$B79];2)+POWER([.AS$5]-[.$C79];2)+POWER([.AS$6]-[.$D79];2))" office:value-type="float" office:value="10.0798243040244" calcext:value-type="float">
            <text:p>10,0798243040244</text:p>
          </table:table-cell>
          <table:table-cell table:formula="of:=SQRT(POWER([.AT$4]-[.AP79];2)+POWER([.AT$5]-[.AQ79];2)+POWER([.AT$6]-[.AR79];2))" office:value-type="float" office:value="34.8182658570513" calcext:value-type="float">
            <text:p>34,8182658570513</text:p>
          </table:table-cell>
          <table:table-cell table:formula="of:=SQRT(POWER([.AU$4]-[.$B79];2)+POWER([.AU$5]-[.$C79];2)+POWER([.AU$6]-[.$D79];2))" office:value-type="float" office:value="10.2001205385035" calcext:value-type="float">
            <text:p>10,2001205385035</text:p>
          </table:table-cell>
          <table:table-cell table:formula="of:=SQRT(POWER([.AV$4]-[.AR79];2)+POWER([.AV$5]-[.AS79];2)+POWER([.AV$6]-[.AT79];2))" office:value-type="float" office:value="38.5444511680424" calcext:value-type="float">
            <text:p>38,5444511680424</text:p>
          </table:table-cell>
          <table:table-cell table:formula="of:=SQRT(POWER([.AW$4]-[.$B79];2)+POWER([.AW$5]-[.$C79];2)+POWER([.AW$6]-[.$D79];2))" office:value-type="float" office:value="11.416900323643" calcext:value-type="float">
            <text:p>11,416900323643</text:p>
          </table:table-cell>
          <table:table-cell table:formula="of:=SQRT(POWER([.AX$4]-[.AT79];2)+POWER([.AX$5]-[.AU79];2)+POWER([.AX$6]-[.AV79];2))" office:value-type="float" office:value="37.5772907615806" calcext:value-type="float">
            <text:p>37,5772907615806</text:p>
          </table:table-cell>
          <table:table-cell table:formula="of:=SQRT(POWER([.AY$4]-[.$B79];2)+POWER([.AY$5]-[.$C79];2)+POWER([.AY$6]-[.$D79];2))" office:value-type="float" office:value="5.51175453009293" calcext:value-type="float">
            <text:p>5,51175453009293</text:p>
          </table:table-cell>
          <table:table-cell table:formula="of:=SQRT(POWER([.AZ$4]-[.AV79];2)+POWER([.AZ$5]-[.AW79];2)+POWER([.AZ$6]-[.AX79];2))" office:value-type="float" office:value="43.1955389569596" calcext:value-type="float">
            <text:p>43,1955389569596</text:p>
          </table:table-cell>
          <table:table-cell table:formula="of:=SQRT(POWER([.BA$4]-[.$B79];2)+POWER([.BA$5]-[.$C79];2)+POWER([.BA$6]-[.$D79];2))" office:value-type="float" office:value="6.28288739354765" calcext:value-type="float">
            <text:p>6,28288739354765</text:p>
          </table:table-cell>
          <table:table-cell table:formula="of:=SQRT(POWER([.BB$4]-[.AX79];2)+POWER([.BB$5]-[.AY79];2)+POWER([.BB$6]-[.AZ79];2))" office:value-type="float" office:value="53.3828557691749" calcext:value-type="float">
            <text:p>53,3828557691749</text:p>
          </table:table-cell>
          <table:table-cell table:formula="of:=SQRT(POWER([.BC$4]-[.$B79];2)+POWER([.BC$5]-[.$C79];2)+POWER([.BC$6]-[.$D79];2))" office:value-type="float" office:value="6.14821104061987" calcext:value-type="float">
            <text:p>6,14821104061987</text:p>
          </table:table-cell>
          <table:table-cell table:formula="of:=SQRT(POWER([.BD$4]-[.AZ79];2)+POWER([.BD$5]-[.BA79];2)+POWER([.BD$6]-[.BB79];2))" office:value-type="float" office:value="57.7128643619809" calcext:value-type="float">
            <text:p>57,7128643619809</text:p>
          </table:table-cell>
          <table:table-cell table:formula="of:=SQRT(POWER([.BE$4]-[.$B79];2)+POWER([.BE$5]-[.$C79];2)+POWER([.BE$6]-[.$D79];2))" office:value-type="float" office:value="6.01760949214885" calcext:value-type="float">
            <text:p>6,01760949214885</text:p>
          </table:table-cell>
          <table:table-cell table:formula="of:=SQRT(POWER([.BF$4]-[.BB79];2)+POWER([.BF$5]-[.BC79];2)+POWER([.BF$6]-[.BD79];2))" office:value-type="float" office:value="64.1678906596596" calcext:value-type="float">
            <text:p>64,1678906596596</text:p>
          </table:table-cell>
          <table:table-cell table:formula="of:=SQRT(POWER([.BG$4]-[.$B79];2)+POWER([.BG$5]-[.$C79];2)+POWER([.BG$6]-[.$D79];2))" office:value-type="float" office:value="6.88612096902167" calcext:value-type="float">
            <text:p>6,88612096902167</text:p>
          </table:table-cell>
          <table:table-cell table:formula="of:=SQRT(POWER([.BH$4]-[.BD79];2)+POWER([.BH$5]-[.BE79];2)+POWER([.BH$6]-[.BF79];2))" office:value-type="float" office:value="70.3179240577486" calcext:value-type="float">
            <text:p>70,3179240577486</text:p>
          </table:table-cell>
          <table:table-cell table:formula="of:=SQRT(POWER([.BI$4]-[.$B79];2)+POWER([.BI$5]-[.$C79];2)+POWER([.BI$6]-[.$D79];2))" office:value-type="float" office:value="8.20063375599715" calcext:value-type="float">
            <text:p>8,20063375599715</text:p>
          </table:table-cell>
          <table:table-cell table:formula="of:=SQRT(POWER([.BJ$4]-[.BF79];2)+POWER([.BJ$5]-[.BG79];2)+POWER([.BJ$6]-[.BH79];2))" office:value-type="float" office:value="76.2550608644319" calcext:value-type="float">
            <text:p>76,2550608644319</text:p>
          </table:table-cell>
          <table:table-cell table:formula="of:=SQRT(POWER([.BK$4]-[.$B79];2)+POWER([.BK$5]-[.$C79];2)+POWER([.BK$6]-[.$D79];2))" office:value-type="float" office:value="5.4618620451271" calcext:value-type="float">
            <text:p>5,4618620451271</text:p>
          </table:table-cell>
          <table:table-cell table:formula="of:=SQRT(POWER([.BL$4]-[.BH79];2)+POWER([.BL$5]-[.BI79];2)+POWER([.BL$6]-[.BJ79];2))" office:value-type="float" office:value="83.1834726589221" calcext:value-type="float">
            <text:p>83,1834726589221</text:p>
          </table:table-cell>
          <table:table-cell table:formula="of:=SQRT(POWER([.BM$4]-[.$B79];2)+POWER([.BM$5]-[.$C79];2)+POWER([.BM$6]-[.$D79];2))" office:value-type="float" office:value="3.28370689922228" calcext:value-type="float">
            <text:p>3,28370689922228</text:p>
          </table:table-cell>
          <table:table-cell table:formula="of:=SQRT(POWER([.BN$4]-[.BJ79];2)+POWER([.BN$5]-[.BK79];2)+POWER([.BN$6]-[.BL79];2))" office:value-type="float" office:value="92.9721910330828" calcext:value-type="float">
            <text:p>92,9721910330828</text:p>
          </table:table-cell>
          <table:table-cell table:formula="of:=SQRT(POWER([.BO$4]-[.$B79];2)+POWER([.BO$5]-[.$C79];2)+POWER([.BO$6]-[.$D79];2))" office:value-type="float" office:value="4.45903240625138" calcext:value-type="float">
            <text:p>4,45903240625138</text:p>
          </table:table-cell>
          <table:table-cell table:formula="of:=SQRT(POWER([.BP$4]-[.BL79];2)+POWER([.BP$5]-[.BM79];2)+POWER([.BP$6]-[.BN79];2))" office:value-type="float" office:value="104.852110721943" calcext:value-type="float">
            <text:p>104,852110721943</text:p>
          </table:table-cell>
          <table:table-cell table:formula="of:=SQRT(POWER([.BQ$4]-[.$B79];2)+POWER([.BQ$5]-[.$C79];2)+POWER([.BQ$6]-[.$D79];2))" office:value-type="float" office:value="6.94147549156518" calcext:value-type="float">
            <text:p>6,94147549156518</text:p>
          </table:table-cell>
          <table:table-cell table:formula="of:=SQRT(POWER([.BR$4]-[.BN79];2)+POWER([.BR$5]-[.BO79];2)+POWER([.BR$6]-[.BP79];2))" office:value-type="float" office:value="117.977449567607" calcext:value-type="float">
            <text:p>117,977449567607</text:p>
          </table:table-cell>
          <table:table-cell table:formula="of:=SQRT(POWER([.BS$4]-[.$B79];2)+POWER([.BS$5]-[.$C79];2)+POWER([.BS$6]-[.$D79];2))" office:value-type="float" office:value="8.1749618347733" calcext:value-type="float">
            <text:p>8,1749618347733</text:p>
          </table:table-cell>
          <table:table-cell table:formula="of:=SQRT(POWER([.BT$4]-[.BP79];2)+POWER([.BT$5]-[.BQ79];2)+POWER([.BT$6]-[.BR79];2))" office:value-type="float" office:value="134.567621531716" calcext:value-type="float">
            <text:p>134,567621531716</text:p>
          </table:table-cell>
          <table:table-cell table:formula="of:=SQRT(POWER([.BU$4]-[.$B79];2)+POWER([.BU$5]-[.$C79];2)+POWER([.BU$6]-[.$D79];2))" office:value-type="float" office:value="8.35715489864822" calcext:value-type="float">
            <text:p>8,35715489864822</text:p>
          </table:table-cell>
          <table:table-cell table:formula="of:=SQRT(POWER([.BV$4]-[.BR79];2)+POWER([.BV$5]-[.BS79];2)+POWER([.BV$6]-[.BT79];2))" office:value-type="float" office:value="156.444957517076" calcext:value-type="float">
            <text:p>156,444957517076</text:p>
          </table:table-cell>
          <table:table-cell table:formula="of:=SQRT(POWER([.BW$4]-[.$B79];2)+POWER([.BW$5]-[.$C79];2)+POWER([.BW$6]-[.$D79];2))" office:value-type="float" office:value="2.38598700750863" calcext:value-type="float">
            <text:p>2,38598700750863</text:p>
          </table:table-cell>
          <table:table-cell table:formula="of:=SQRT(POWER([.BX$4]-[.BT79];2)+POWER([.BX$5]-[.BU79];2)+POWER([.BX$6]-[.BV79];2))" office:value-type="float" office:value="180.043884556415" calcext:value-type="float">
            <text:p>180,043884556415</text:p>
          </table:table-cell>
          <table:table-cell table:formula="of:=SQRT(POWER([.BY$4]-[.$B79];2)+POWER([.BY$5]-[.$C79];2)+POWER([.BY$6]-[.$D79];2))" office:value-type="float" office:value="0" calcext:value-type="float">
            <text:p>0</text:p>
          </table:table-cell>
          <table:table-cell table:formula="of:=SQRT(POWER([.BZ$4]-[.BV79];2)+POWER([.BZ$5]-[.BW79];2)+POWER([.BZ$6]-[.BX79];2))" office:value-type="float" office:value="212.604896551085" calcext:value-type="float">
            <text:p>212,604896551085</text:p>
          </table:table-cell>
          <table:table-cell table:formula="of:=SQRT(POWER([.CA$4]-[.$B79];2)+POWER([.CA$5]-[.$C79];2)+POWER([.CA$6]-[.$D79];2))" office:value-type="float" office:value="2.52641603858114" calcext:value-type="float">
            <text:p>2,52641603858114</text:p>
          </table:table-cell>
          <table:table-cell table:formula="of:=SQRT(POWER([.CB$4]-[.BX79];2)+POWER([.CB$5]-[.BY79];2)+POWER([.CB$6]-[.BZ79];2))" office:value-type="float" office:value="250.480934181935" calcext:value-type="float">
            <text:p>250,480934181935</text:p>
          </table:table-cell>
          <table:table-cell table:formula="of:=SQRT(POWER([.CC$4]-[.$B79];2)+POWER([.CC$5]-[.$C79];2)+POWER([.CC$6]-[.$D79];2))" office:value-type="float" office:value="4.7314545332276" calcext:value-type="float">
            <text:p>4,7314545332276</text:p>
          </table:table-cell>
          <table:table-cell table:formula="of:=SQRT(POWER([.CD$4]-[.BZ79];2)+POWER([.CD$5]-[.CA79];2)+POWER([.CD$6]-[.CB79];2))" office:value-type="float" office:value="299.207311680521" calcext:value-type="float">
            <text:p>299,207311680521</text:p>
          </table:table-cell>
          <table:table-cell table:formula="of:=SQRT(POWER([.CE$4]-[.$B79];2)+POWER([.CE$5]-[.$C79];2)+POWER([.CE$6]-[.$D79];2))" office:value-type="float" office:value="5.9786030140828" calcext:value-type="float">
            <text:p>5,9786030140828</text:p>
          </table:table-cell>
          <table:table-cell table:formula="of:=SQRT(POWER([.CF$4]-[.CB79];2)+POWER([.CF$5]-[.CC79];2)+POWER([.CF$6]-[.CD79];2))" office:value-type="float" office:value="359.852602411205" calcext:value-type="float">
            <text:p>359,852602411205</text:p>
          </table:table-cell>
          <table:table-cell table:formula="of:=SQRT(POWER([.CG$4]-[.$B79];2)+POWER([.CG$5]-[.$C79];2)+POWER([.CG$6]-[.$D79];2))" office:value-type="float" office:value="6.49193692205955" calcext:value-type="float">
            <text:p>6,49193692205955</text:p>
          </table:table-cell>
          <table:table-cell table:formula="of:=SQRT(POWER([.CH$4]-[.CD79];2)+POWER([.CH$5]-[.CE79];2)+POWER([.CH$6]-[.CF79];2))" office:value-type="float" office:value="436.55253687012" calcext:value-type="float">
            <text:p>436,55253687012</text:p>
          </table:table-cell>
          <table:table-cell table:formula="of:=SQRT(POWER([.CI$4]-[.$B79];2)+POWER([.CI$5]-[.$C79];2)+POWER([.CI$6]-[.$D79];2))" office:value-type="float" office:value="1.34639555851911" calcext:value-type="float">
            <text:p>1,34639555851911</text:p>
          </table:table-cell>
          <table:table-cell table:formula="of:=SQRT(POWER([.CJ$4]-[.CF79];2)+POWER([.CJ$5]-[.CG79];2)+POWER([.CJ$6]-[.CH79];2))" office:value-type="float" office:value="539.139419397875" calcext:value-type="float">
            <text:p>539,139419397875</text:p>
          </table:table-cell>
          <table:table-cell table:formula="of:=SQRT(POWER([.CK$4]-[.CG79];2)+POWER([.CK$5]-[.CH79];2)+POWER([.CK$6]-[.CI79];2))" office:value-type="float" office:value="400.828593545656" calcext:value-type="float">
            <text:p>400,828593545656</text:p>
          </table:table-cell>
          <table:table-cell table:formula="of:=SQRT(POWER([.CL$4]-[.$B79];2)+POWER([.CL$5]-[.$C79];2)+POWER([.CL$6]-[.$D79];2))" office:value-type="float" office:value="3.79524307521929" calcext:value-type="float">
            <text:p>3,79524307521929</text:p>
          </table:table-cell>
          <table:table-cell table:formula="of:=SQRT(POWER([.CM$4]-[.CI79];2)+POWER([.CM$5]-[.CJ79];2)+POWER([.CM$6]-[.CK79];2))" office:value-type="float" office:value="639.761740239617" calcext:value-type="float">
            <text:p>639,761740239617</text:p>
          </table:table-cell>
          <table:table-cell table:formula="of:=SQRT(POWER([.CN$4]-[.$B79];2)+POWER([.CN$5]-[.$C79];2)+POWER([.CN$6]-[.$D79];2))" office:value-type="float" office:value="3.74884168777504" calcext:value-type="float">
            <text:p>3,74884168777504</text:p>
          </table:table-cell>
          <table:table-cell table:formula="of:=SQRT(POWER([.CO$4]-[.CK79];2)+POWER([.CO$5]-[.CL79];2)+POWER([.CO$6]-[.CM79];2))" office:value-type="float" office:value="734.332671468184" calcext:value-type="float">
            <text:p>734,332671468184</text:p>
          </table:table-cell>
          <table:table-cell table:formula="of:=SQRT(POWER([.CP$4]-[.$B79];2)+POWER([.CP$5]-[.$C79];2)+POWER([.CP$6]-[.$D79];2))" office:value-type="float" office:value="3.90912547764842" calcext:value-type="float">
            <text:p>3,90912547764842</text:p>
          </table:table-cell>
          <table:table-cell table:formula="of:=SQRT(POWER([.CQ$4]-[.CM79];2)+POWER([.CQ$5]-[.CN79];2)+POWER([.CQ$6]-[.CO79];2))" office:value-type="float" office:value="950.103908162637" calcext:value-type="float">
            <text:p>950,103908162637</text:p>
          </table:table-cell>
          <table:table-cell table:formula="of:=SQRT(POWER([.CR$4]-[.$B79];2)+POWER([.CR$5]-[.$C79];2)+POWER([.CR$6]-[.$D79];2))" office:value-type="float" office:value="4.76403914761413" calcext:value-type="float">
            <text:p>4,76403914761413</text:p>
          </table:table-cell>
          <table:table-cell table:formula="of:=SQRT(POWER([.CS$4]-[.CO79];2)+POWER([.CS$5]-[.CP79];2)+POWER([.CS$6]-[.CQ79];2))" office:value-type="float" office:value="1178.42917006155" calcext:value-type="float">
            <text:p>1178,42917006155</text:p>
          </table:table-cell>
          <table:table-cell table:formula="of:=SQRT(POWER([.CT$4]-[.CP79];2)+POWER([.CT$5]-[.CQ79];2)+POWER([.CT$6]-[.CR79];2))" office:value-type="float" office:value="913.277423066497" calcext:value-type="float">
            <text:p>913,277423066497</text:p>
          </table:table-cell>
          <table:table-cell table:formula="of:=SQRT(POWER([.CU$4]-[.$B79];2)+POWER([.CU$5]-[.$C79];2)+POWER([.CU$6]-[.$D79];2))" office:value-type="float" office:value="4.36979724930116" calcext:value-type="float">
            <text:p>4,36979724930116</text:p>
          </table:table-cell>
          <table:table-cell table:formula="of:=SQRT(POWER([.CV$4]-[.CR79];2)+POWER([.CV$5]-[.CS79];2)+POWER([.CV$6]-[.CT79];2))" office:value-type="float" office:value="1459.82816514616" calcext:value-type="float">
            <text:p>1459,82816514616</text:p>
          </table:table-cell>
          <table:table-cell table:formula="of:=SQRT(POWER([.CW$4]-[.$B79];2)+POWER([.CW$5]-[.$C79];2)+POWER([.CW$6]-[.$D79];2))" office:value-type="float" office:value="6.55120065331539" calcext:value-type="float">
            <text:p>6,55120065331539</text:p>
          </table:table-cell>
          <table:table-cell table:formula="of:=SQRT(POWER([.CX$4]-[.CT79];2)+POWER([.CX$5]-[.CU79];2)+POWER([.CX$6]-[.CV79];2))" office:value-type="float" office:value="1698.69301388468" calcext:value-type="float">
            <text:p>1698,69301388468</text:p>
          </table:table-cell>
          <table:table-cell table:formula="of:=SQRT(POWER([.CY$4]-[.$B79];2)+POWER([.CY$5]-[.$C79];2)+POWER([.CY$6]-[.$D79];2))" office:value-type="float" office:value="6.57498349807816" calcext:value-type="float">
            <text:p>6,57498349807816</text:p>
          </table:table-cell>
          <table:table-cell table:formula="of:=SQRT(POWER([.CZ$4]-[.$B79];2)+POWER([.CZ$5]-[.$C79];2)+POWER([.CZ$6]-[.$D79];2))" office:value-type="float" office:value="6.43964944698079" calcext:value-type="float">
            <text:p>6,43964944698079</text:p>
          </table:table-cell>
          <table:table-cell table:formula="of:=SQRT(POWER([.DA$4]-[.$B79];2)+POWER([.DA$5]-[.$C79];2)+POWER([.DA$6]-[.$D79];2))" office:value-type="float" office:value="7.78517912446464" calcext:value-type="float">
            <text:p>7,78517912446464</text:p>
          </table:table-cell>
          <table:table-cell table:formula="of:=SQRT(POWER([.DB$4]-[.$B79];2)+POWER([.DB$5]-[.$C79];2)+POWER([.DB$6]-[.$D79];2))" office:value-type="float" office:value="6.59454153069037" calcext:value-type="float">
            <text:p>6,594541530690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909" calcext:value-type="float">
            <text:p>34,909</text:p>
          </table:table-cell>
          <table:table-cell office:value-type="float" office:value="36.432" calcext:value-type="float">
            <text:p>36,432</text:p>
          </table:table-cell>
          <table:table-cell office:value-type="float" office:value="8.957" calcext:value-type="float">
            <text:p>8,957</text:p>
          </table:table-cell>
          <table:table-cell/>
          <table:table-cell table:formula="of:=SQRT(POWER([.F$4]-[.B80];2)+POWER([.F$5]-[.C80];2)+POWER([.F$6]-[.D80];2))" office:value-type="float" office:value="10.7092041721129" calcext:value-type="float">
            <text:p>10,7092041721129</text:p>
          </table:table-cell>
          <table:table-cell table:formula="of:=SQRT(POWER([.G$4]-[.$B80];2)+POWER([.G$5]-[.$C80];2)+POWER([.G$6]-[.$D80];2))" office:value-type="float" office:value="10.2377846236381" calcext:value-type="float">
            <text:p>10,2377846236381</text:p>
          </table:table-cell>
          <table:table-cell table:formula="of:=SQRT(POWER([.H$4]-[.D80];2)+POWER([.H$5]-[.E80];2)+POWER([.H$6]-[.F80];2))" office:value-type="float" office:value="50.4411164406699" calcext:value-type="float">
            <text:p>50,4411164406699</text:p>
          </table:table-cell>
          <table:table-cell table:formula="of:=SQRT(POWER([.I$4]-[.$B80];2)+POWER([.I$5]-[.$C80];2)+POWER([.I$6]-[.$D80];2))" office:value-type="float" office:value="10.8340590731267" calcext:value-type="float">
            <text:p>10,8340590731267</text:p>
          </table:table-cell>
          <table:table-cell table:formula="of:=SQRT(POWER([.J$4]-[.F80];2)+POWER([.J$5]-[.G80];2)+POWER([.J$6]-[.H80];2))" office:value-type="float" office:value="61.880741068007" calcext:value-type="float">
            <text:p>61,880741068007</text:p>
          </table:table-cell>
          <table:table-cell table:formula="of:=SQRT(POWER([.K$4]-[.$B80];2)+POWER([.K$5]-[.$C80];2)+POWER([.K$6]-[.$D80];2))" office:value-type="float" office:value="8.83668518167305" calcext:value-type="float">
            <text:p>8,83668518167305</text:p>
          </table:table-cell>
          <table:table-cell table:formula="of:=SQRT(POWER([.L$4]-[.H80];2)+POWER([.L$5]-[.I80];2)+POWER([.L$6]-[.J80];2))" office:value-type="float" office:value="68.4262634121713" calcext:value-type="float">
            <text:p>68,4262634121713</text:p>
          </table:table-cell>
          <table:table-cell table:formula="of:=SQRT(POWER([.M$4]-[.$B80];2)+POWER([.M$5]-[.$C80];2)+POWER([.M$6]-[.$D80];2))" office:value-type="float" office:value="8.43598269320178" calcext:value-type="float">
            <text:p>8,43598269320178</text:p>
          </table:table-cell>
          <table:table-cell table:formula="of:=SQRT(POWER([.N$4]-[.J80];2)+POWER([.N$5]-[.K80];2)+POWER([.N$6]-[.L80];2))" office:value-type="float" office:value="69.0147625586659" calcext:value-type="float">
            <text:p>69,0147625586659</text:p>
          </table:table-cell>
          <table:table-cell table:formula="of:=SQRT(POWER([.O$4]-[.$B80];2)+POWER([.O$5]-[.$C80];2)+POWER([.O$6]-[.$D80];2))" office:value-type="float" office:value="10.4924221226559" calcext:value-type="float">
            <text:p>10,4924221226559</text:p>
          </table:table-cell>
          <table:table-cell table:formula="of:=SQRT(POWER([.P$4]-[.L80];2)+POWER([.P$5]-[.M80];2)+POWER([.P$6]-[.N80];2))" office:value-type="float" office:value="69.6799674262891" calcext:value-type="float">
            <text:p>69,6799674262891</text:p>
          </table:table-cell>
          <table:table-cell table:formula="of:=SQRT(POWER([.Q$4]-[.$B80];2)+POWER([.Q$5]-[.$C80];2)+POWER([.Q$6]-[.$D80];2))" office:value-type="float" office:value="10.4495207067119" calcext:value-type="float">
            <text:p>10,4495207067119</text:p>
          </table:table-cell>
          <table:table-cell table:formula="of:=SQRT(POWER([.R$4]-[.N80];2)+POWER([.R$5]-[.O80];2)+POWER([.R$6]-[.P80];2))" office:value-type="float" office:value="70.054171881303" calcext:value-type="float">
            <text:p>70,054171881303</text:p>
          </table:table-cell>
          <table:table-cell table:formula="of:=SQRT(POWER([.S$4]-[.$B80];2)+POWER([.S$5]-[.$C80];2)+POWER([.S$6]-[.$D80];2))" office:value-type="float" office:value="12.4861610193045" calcext:value-type="float">
            <text:p>12,4861610193045</text:p>
          </table:table-cell>
          <table:table-cell table:formula="of:=SQRT(POWER([.T$4]-[.P80];2)+POWER([.T$5]-[.Q80];2)+POWER([.T$6]-[.R80];2))" office:value-type="float" office:value="71.6701455132531" calcext:value-type="float">
            <text:p>71,6701455132531</text:p>
          </table:table-cell>
          <table:table-cell table:formula="of:=SQRT(POWER([.U$4]-[.$B80];2)+POWER([.U$5]-[.$C80];2)+POWER([.U$6]-[.$D80];2))" office:value-type="float" office:value="10.3244883166189" calcext:value-type="float">
            <text:p>10,3244883166189</text:p>
          </table:table-cell>
          <table:table-cell table:formula="of:=SQRT(POWER([.V$4]-[.R80];2)+POWER([.V$5]-[.S80];2)+POWER([.V$6]-[.T80];2))" office:value-type="float" office:value="66.0186270470689" calcext:value-type="float">
            <text:p>66,0186270470689</text:p>
          </table:table-cell>
          <table:table-cell table:formula="of:=SQRT(POWER([.W$4]-[.$B80];2)+POWER([.W$5]-[.$C80];2)+POWER([.W$6]-[.$D80];2))" office:value-type="float" office:value="11.0817065021593" calcext:value-type="float">
            <text:p>11,0817065021593</text:p>
          </table:table-cell>
          <table:table-cell table:formula="of:=SQRT(POWER([.X$4]-[.T80];2)+POWER([.X$5]-[.U80];2)+POWER([.X$6]-[.V80];2))" office:value-type="float" office:value="62.9292998616723" calcext:value-type="float">
            <text:p>62,9292998616723</text:p>
          </table:table-cell>
          <table:table-cell table:formula="of:=SQRT(POWER([.Y$4]-[.$B80];2)+POWER([.Y$5]-[.$C80];2)+POWER([.Y$6]-[.$D80];2))" office:value-type="float" office:value="12.4967781847963" calcext:value-type="float">
            <text:p>12,4967781847963</text:p>
          </table:table-cell>
          <table:table-cell table:formula="of:=SQRT(POWER([.Z$4]-[.V80];2)+POWER([.Z$5]-[.W80];2)+POWER([.Z$6]-[.X80];2))" office:value-type="float" office:value="55.3326065060735" calcext:value-type="float">
            <text:p>55,3326065060735</text:p>
          </table:table-cell>
          <table:table-cell table:formula="of:=SQRT(POWER([.AA$4]-[.$B80];2)+POWER([.AA$5]-[.$C80];2)+POWER([.AA$6]-[.$D80];2))" office:value-type="float" office:value="12.3747947457726" calcext:value-type="float">
            <text:p>12,3747947457726</text:p>
          </table:table-cell>
          <table:table-cell table:formula="of:=SQRT(POWER([.AB$4]-[.X80];2)+POWER([.AB$5]-[.Y80];2)+POWER([.AB$6]-[.Z80];2))" office:value-type="float" office:value="47.1289906073669" calcext:value-type="float">
            <text:p>47,1289906073669</text:p>
          </table:table-cell>
          <table:table-cell table:formula="of:=SQRT(POWER([.AC$4]-[.$B80];2)+POWER([.AC$5]-[.$C80];2)+POWER([.AC$6]-[.$D80];2))" office:value-type="float" office:value="18.5940293911782" calcext:value-type="float">
            <text:p>18,5940293911782</text:p>
          </table:table-cell>
          <table:table-cell table:formula="of:=SQRT(POWER([.AD$4]-[.Z80];2)+POWER([.AD$5]-[.AA80];2)+POWER([.AD$6]-[.AB80];2))" office:value-type="float" office:value="35.7069558710738" calcext:value-type="float">
            <text:p>35,7069558710738</text:p>
          </table:table-cell>
          <table:table-cell table:formula="of:=SQRT(POWER([.AE$4]-[.$B80];2)+POWER([.AE$5]-[.$C80];2)+POWER([.AE$6]-[.$D80];2))" office:value-type="float" office:value="20.4913622289979" calcext:value-type="float">
            <text:p>20,4913622289979</text:p>
          </table:table-cell>
          <table:table-cell table:formula="of:=SQRT(POWER([.AF$4]-[.AB80];2)+POWER([.AF$5]-[.AC80];2)+POWER([.AF$6]-[.AD80];2))" office:value-type="float" office:value="24.9058805737449" calcext:value-type="float">
            <text:p>24,9058805737449</text:p>
          </table:table-cell>
          <table:table-cell table:formula="of:=SQRT(POWER([.AG$4]-[.$B80];2)+POWER([.AG$5]-[.$C80];2)+POWER([.AG$6]-[.$D80];2))" office:value-type="float" office:value="20.3988633261758" calcext:value-type="float">
            <text:p>20,3988633261758</text:p>
          </table:table-cell>
          <table:table-cell table:formula="of:=SQRT(POWER([.AH$4]-[.AD80];2)+POWER([.AH$5]-[.AE80];2)+POWER([.AH$6]-[.AF80];2))" office:value-type="float" office:value="18.8242125982309" calcext:value-type="float">
            <text:p>18,8242125982309</text:p>
          </table:table-cell>
          <table:table-cell table:formula="of:=SQRT(POWER([.AI$4]-[.$B80];2)+POWER([.AI$5]-[.$C80];2)+POWER([.AI$6]-[.$D80];2))" office:value-type="float" office:value="20.3668236600605" calcext:value-type="float">
            <text:p>20,3668236600605</text:p>
          </table:table-cell>
          <table:table-cell table:formula="of:=SQRT(POWER([.AJ$4]-[.AF80];2)+POWER([.AJ$5]-[.AG80];2)+POWER([.AJ$6]-[.AH80];2))" office:value-type="float" office:value="26.5920178991399" calcext:value-type="float">
            <text:p>26,5920178991399</text:p>
          </table:table-cell>
          <table:table-cell table:formula="of:=SQRT(POWER([.AK$4]-[.$B80];2)+POWER([.AK$5]-[.$C80];2)+POWER([.AK$6]-[.$D80];2))" office:value-type="float" office:value="21.4959271723738" calcext:value-type="float">
            <text:p>21,4959271723738</text:p>
          </table:table-cell>
          <table:table-cell table:formula="of:=SQRT(POWER([.AL$4]-[.AH80];2)+POWER([.AL$5]-[.AI80];2)+POWER([.AL$6]-[.AJ80];2))" office:value-type="float" office:value="34.192778592912" calcext:value-type="float">
            <text:p>34,192778592912</text:p>
          </table:table-cell>
          <table:table-cell table:formula="of:=SQRT(POWER([.AM$4]-[.$B80];2)+POWER([.AM$5]-[.$C80];2)+POWER([.AM$6]-[.$D80];2))" office:value-type="float" office:value="22.3107860462154" calcext:value-type="float">
            <text:p>22,3107860462154</text:p>
          </table:table-cell>
          <table:table-cell table:formula="of:=SQRT(POWER([.AN$4]-[.AJ80];2)+POWER([.AN$5]-[.AK80];2)+POWER([.AN$6]-[.AL80];2))" office:value-type="float" office:value="33.7899357563356" calcext:value-type="float">
            <text:p>33,7899357563356</text:p>
          </table:table-cell>
          <table:table-cell table:formula="of:=SQRT(POWER([.AO$4]-[.$B80];2)+POWER([.AO$5]-[.$C80];2)+POWER([.AO$6]-[.$D80];2))" office:value-type="float" office:value="22.9291621303527" calcext:value-type="float">
            <text:p>22,9291621303527</text:p>
          </table:table-cell>
          <table:table-cell table:formula="of:=SQRT(POWER([.AP$4]-[.AL80];2)+POWER([.AP$5]-[.AM80];2)+POWER([.AP$6]-[.AN80];2))" office:value-type="float" office:value="29.2214120360565" calcext:value-type="float">
            <text:p>29,2214120360565</text:p>
          </table:table-cell>
          <table:table-cell table:formula="of:=SQRT(POWER([.AQ$4]-[.$B80];2)+POWER([.AQ$5]-[.$C80];2)+POWER([.AQ$6]-[.$D80];2))" office:value-type="float" office:value="11.493013355948" calcext:value-type="float">
            <text:p>11,493013355948</text:p>
          </table:table-cell>
          <table:table-cell table:formula="of:=SQRT(POWER([.AR$4]-[.AN80];2)+POWER([.AR$5]-[.AO80];2)+POWER([.AR$6]-[.AP80];2))" office:value-type="float" office:value="26.5955262390959" calcext:value-type="float">
            <text:p>26,5955262390959</text:p>
          </table:table-cell>
          <table:table-cell table:formula="of:=SQRT(POWER([.AS$4]-[.$B80];2)+POWER([.AS$5]-[.$C80];2)+POWER([.AS$6]-[.$D80];2))" office:value-type="float" office:value="10.4158197949081" calcext:value-type="float">
            <text:p>10,4158197949081</text:p>
          </table:table-cell>
          <table:table-cell table:formula="of:=SQRT(POWER([.AT$4]-[.AP80];2)+POWER([.AT$5]-[.AQ80];2)+POWER([.AT$6]-[.AR80];2))" office:value-type="float" office:value="35.3271150198898" calcext:value-type="float">
            <text:p>35,3271150198898</text:p>
          </table:table-cell>
          <table:table-cell table:formula="of:=SQRT(POWER([.AU$4]-[.$B80];2)+POWER([.AU$5]-[.$C80];2)+POWER([.AU$6]-[.$D80];2))" office:value-type="float" office:value="10.2326564977038" calcext:value-type="float">
            <text:p>10,2326564977038</text:p>
          </table:table-cell>
          <table:table-cell table:formula="of:=SQRT(POWER([.AV$4]-[.AR80];2)+POWER([.AV$5]-[.AS80];2)+POWER([.AV$6]-[.AT80];2))" office:value-type="float" office:value="39.2712436250961" calcext:value-type="float">
            <text:p>39,2712436250961</text:p>
          </table:table-cell>
          <table:table-cell table:formula="of:=SQRT(POWER([.AW$4]-[.$B80];2)+POWER([.AW$5]-[.$C80];2)+POWER([.AW$6]-[.$D80];2))" office:value-type="float" office:value="11.3349947066596" calcext:value-type="float">
            <text:p>11,3349947066596</text:p>
          </table:table-cell>
          <table:table-cell table:formula="of:=SQRT(POWER([.AX$4]-[.AT80];2)+POWER([.AX$5]-[.AU80];2)+POWER([.AX$6]-[.AV80];2))" office:value-type="float" office:value="37.9798764885262" calcext:value-type="float">
            <text:p>37,9798764885262</text:p>
          </table:table-cell>
          <table:table-cell table:formula="of:=SQRT(POWER([.AY$4]-[.$B80];2)+POWER([.AY$5]-[.$C80];2)+POWER([.AY$6]-[.$D80];2))" office:value-type="float" office:value="6.74097693216643" calcext:value-type="float">
            <text:p>6,74097693216643</text:p>
          </table:table-cell>
          <table:table-cell table:formula="of:=SQRT(POWER([.AZ$4]-[.AV80];2)+POWER([.AZ$5]-[.AW80];2)+POWER([.AZ$6]-[.AX80];2))" office:value-type="float" office:value="43.6001876411156" calcext:value-type="float">
            <text:p>43,6001876411156</text:p>
          </table:table-cell>
          <table:table-cell table:formula="of:=SQRT(POWER([.BA$4]-[.$B80];2)+POWER([.BA$5]-[.$C80];2)+POWER([.BA$6]-[.$D80];2))" office:value-type="float" office:value="7.42044540442149" calcext:value-type="float">
            <text:p>7,42044540442149</text:p>
          </table:table-cell>
          <table:table-cell table:formula="of:=SQRT(POWER([.BB$4]-[.AX80];2)+POWER([.BB$5]-[.AY80];2)+POWER([.BB$6]-[.AZ80];2))" office:value-type="float" office:value="52.7982902834808" calcext:value-type="float">
            <text:p>52,7982902834808</text:p>
          </table:table-cell>
          <table:table-cell table:formula="of:=SQRT(POWER([.BC$4]-[.$B80];2)+POWER([.BC$5]-[.$C80];2)+POWER([.BC$6]-[.$D80];2))" office:value-type="float" office:value="7.28969210598088" calcext:value-type="float">
            <text:p>7,28969210598088</text:p>
          </table:table-cell>
          <table:table-cell table:formula="of:=SQRT(POWER([.BD$4]-[.AZ80];2)+POWER([.BD$5]-[.BA80];2)+POWER([.BD$6]-[.BB80];2))" office:value-type="float" office:value="56.6139786699291" calcext:value-type="float">
            <text:p>56,6139786699291</text:p>
          </table:table-cell>
          <table:table-cell table:formula="of:=SQRT(POWER([.BE$4]-[.$B80];2)+POWER([.BE$5]-[.$C80];2)+POWER([.BE$6]-[.$D80];2))" office:value-type="float" office:value="6.90691045258298" calcext:value-type="float">
            <text:p>6,90691045258298</text:p>
          </table:table-cell>
          <table:table-cell table:formula="of:=SQRT(POWER([.BF$4]-[.BB80];2)+POWER([.BF$5]-[.BC80];2)+POWER([.BF$6]-[.BD80];2))" office:value-type="float" office:value="62.4893503858044" calcext:value-type="float">
            <text:p>62,4893503858044</text:p>
          </table:table-cell>
          <table:table-cell table:formula="of:=SQRT(POWER([.BG$4]-[.$B80];2)+POWER([.BG$5]-[.$C80];2)+POWER([.BG$6]-[.$D80];2))" office:value-type="float" office:value="7.62756409347047" calcext:value-type="float">
            <text:p>7,62756409347047</text:p>
          </table:table-cell>
          <table:table-cell table:formula="of:=SQRT(POWER([.BH$4]-[.BD80];2)+POWER([.BH$5]-[.BE80];2)+POWER([.BH$6]-[.BF80];2))" office:value-type="float" office:value="68.1692947117407" calcext:value-type="float">
            <text:p>68,1692947117407</text:p>
          </table:table-cell>
          <table:table-cell table:formula="of:=SQRT(POWER([.BI$4]-[.$B80];2)+POWER([.BI$5]-[.$C80];2)+POWER([.BI$6]-[.$D80];2))" office:value-type="float" office:value="8.9831082593944" calcext:value-type="float">
            <text:p>8,9831082593944</text:p>
          </table:table-cell>
          <table:table-cell table:formula="of:=SQRT(POWER([.BJ$4]-[.BF80];2)+POWER([.BJ$5]-[.BG80];2)+POWER([.BJ$6]-[.BH80];2))" office:value-type="float" office:value="73.5363564877037" calcext:value-type="float">
            <text:p>73,5363564877037</text:p>
          </table:table-cell>
          <table:table-cell table:formula="of:=SQRT(POWER([.BK$4]-[.$B80];2)+POWER([.BK$5]-[.$C80];2)+POWER([.BK$6]-[.$D80];2))" office:value-type="float" office:value="5.83880098992935" calcext:value-type="float">
            <text:p>5,83880098992935</text:p>
          </table:table-cell>
          <table:table-cell table:formula="of:=SQRT(POWER([.BL$4]-[.BH80];2)+POWER([.BL$5]-[.BI80];2)+POWER([.BL$6]-[.BJ80];2))" office:value-type="float" office:value="79.7040092480988" calcext:value-type="float">
            <text:p>79,7040092480988</text:p>
          </table:table-cell>
          <table:table-cell table:formula="of:=SQRT(POWER([.BM$4]-[.$B80];2)+POWER([.BM$5]-[.$C80];2)+POWER([.BM$6]-[.$D80];2))" office:value-type="float" office:value="3.78929795608632" calcext:value-type="float">
            <text:p>3,78929795608632</text:p>
          </table:table-cell>
          <table:table-cell table:formula="of:=SQRT(POWER([.BN$4]-[.BJ80];2)+POWER([.BN$5]-[.BK80];2)+POWER([.BN$6]-[.BL80];2))" office:value-type="float" office:value="88.7804587846621" calcext:value-type="float">
            <text:p>88,7804587846621</text:p>
          </table:table-cell>
          <table:table-cell table:formula="of:=SQRT(POWER([.BO$4]-[.$B80];2)+POWER([.BO$5]-[.$C80];2)+POWER([.BO$6]-[.$D80];2))" office:value-type="float" office:value="4.34429902285743" calcext:value-type="float">
            <text:p>4,34429902285743</text:p>
          </table:table-cell>
          <table:table-cell table:formula="of:=SQRT(POWER([.BP$4]-[.BL80];2)+POWER([.BP$5]-[.BM80];2)+POWER([.BP$6]-[.BN80];2))" office:value-type="float" office:value="99.5724651183634" calcext:value-type="float">
            <text:p>99,5724651183634</text:p>
          </table:table-cell>
          <table:table-cell table:formula="of:=SQRT(POWER([.BQ$4]-[.$B80];2)+POWER([.BQ$5]-[.$C80];2)+POWER([.BQ$6]-[.$D80];2))" office:value-type="float" office:value="6.68612638229341" calcext:value-type="float">
            <text:p>6,68612638229341</text:p>
          </table:table-cell>
          <table:table-cell table:formula="of:=SQRT(POWER([.BR$4]-[.BN80];2)+POWER([.BR$5]-[.BO80];2)+POWER([.BR$6]-[.BP80];2))" office:value-type="float" office:value="111.543761230617" calcext:value-type="float">
            <text:p>111,543761230617</text:p>
          </table:table-cell>
          <table:table-cell table:formula="of:=SQRT(POWER([.BS$4]-[.$B80];2)+POWER([.BS$5]-[.$C80];2)+POWER([.BS$6]-[.$D80];2))" office:value-type="float" office:value="7.80810636454192" calcext:value-type="float">
            <text:p>7,80810636454192</text:p>
          </table:table-cell>
          <table:table-cell table:formula="of:=SQRT(POWER([.BT$4]-[.BP80];2)+POWER([.BT$5]-[.BQ80];2)+POWER([.BT$6]-[.BR80];2))" office:value-type="float" office:value="126.514351752609" calcext:value-type="float">
            <text:p>126,514351752609</text:p>
          </table:table-cell>
          <table:table-cell table:formula="of:=SQRT(POWER([.BU$4]-[.$B80];2)+POWER([.BU$5]-[.$C80];2)+POWER([.BU$6]-[.$D80];2))" office:value-type="float" office:value="7.84244107405341" calcext:value-type="float">
            <text:p>7,84244107405341</text:p>
          </table:table-cell>
          <table:table-cell table:formula="of:=SQRT(POWER([.BV$4]-[.BR80];2)+POWER([.BV$5]-[.BS80];2)+POWER([.BV$6]-[.BT80];2))" office:value-type="float" office:value="146.363974395306" calcext:value-type="float">
            <text:p>146,363974395306</text:p>
          </table:table-cell>
          <table:table-cell table:formula="of:=SQRT(POWER([.BW$4]-[.$B80];2)+POWER([.BW$5]-[.$C80];2)+POWER([.BW$6]-[.$D80];2))" office:value-type="float" office:value="2.74115413649068" calcext:value-type="float">
            <text:p>2,74115413649068</text:p>
          </table:table-cell>
          <table:table-cell table:formula="of:=SQRT(POWER([.BX$4]-[.BT80];2)+POWER([.BX$5]-[.BU80];2)+POWER([.BX$6]-[.BV80];2))" office:value-type="float" office:value="167.471853010807" calcext:value-type="float">
            <text:p>167,471853010807</text:p>
          </table:table-cell>
          <table:table-cell table:formula="of:=SQRT(POWER([.BY$4]-[.$B80];2)+POWER([.BY$5]-[.$C80];2)+POWER([.BY$6]-[.$D80];2))" office:value-type="float" office:value="1.22929085248366" calcext:value-type="float">
            <text:p>1,22929085248366</text:p>
          </table:table-cell>
          <table:table-cell table:formula="of:=SQRT(POWER([.BZ$4]-[.BV80];2)+POWER([.BZ$5]-[.BW80];2)+POWER([.BZ$6]-[.BX80];2))" office:value-type="float" office:value="196.683103080806" calcext:value-type="float">
            <text:p>196,683103080806</text:p>
          </table:table-cell>
          <table:table-cell table:formula="of:=SQRT(POWER([.CA$4]-[.$B80];2)+POWER([.CA$5]-[.$C80];2)+POWER([.CA$6]-[.$D80];2))" office:value-type="float" office:value="3.00811535683059" calcext:value-type="float">
            <text:p>3,00811535683059</text:p>
          </table:table-cell>
          <table:table-cell table:formula="of:=SQRT(POWER([.CB$4]-[.BX80];2)+POWER([.CB$5]-[.BY80];2)+POWER([.CB$6]-[.BZ80];2))" office:value-type="float" office:value="230.283489303746" calcext:value-type="float">
            <text:p>230,283489303746</text:p>
          </table:table-cell>
          <table:table-cell table:formula="of:=SQRT(POWER([.CC$4]-[.$B80];2)+POWER([.CC$5]-[.$C80];2)+POWER([.CC$6]-[.$D80];2))" office:value-type="float" office:value="5.08542800558615" calcext:value-type="float">
            <text:p>5,08542800558615</text:p>
          </table:table-cell>
          <table:table-cell table:formula="of:=SQRT(POWER([.CD$4]-[.BZ80];2)+POWER([.CD$5]-[.CA80];2)+POWER([.CD$6]-[.CB80];2))" office:value-type="float" office:value="273.665434387207" calcext:value-type="float">
            <text:p>273,665434387207</text:p>
          </table:table-cell>
          <table:table-cell table:formula="of:=SQRT(POWER([.CE$4]-[.$B80];2)+POWER([.CE$5]-[.$C80];2)+POWER([.CE$6]-[.$D80];2))" office:value-type="float" office:value="6.42455399230172" calcext:value-type="float">
            <text:p>6,42455399230172</text:p>
          </table:table-cell>
          <table:table-cell table:formula="of:=SQRT(POWER([.CF$4]-[.CB80];2)+POWER([.CF$5]-[.CC80];2)+POWER([.CF$6]-[.CD80];2))" office:value-type="float" office:value="327.45254140611" calcext:value-type="float">
            <text:p>327,45254140611</text:p>
          </table:table-cell>
          <table:table-cell table:formula="of:=SQRT(POWER([.CG$4]-[.$B80];2)+POWER([.CG$5]-[.$C80];2)+POWER([.CG$6]-[.$D80];2))" office:value-type="float" office:value="7.12128647085623" calcext:value-type="float">
            <text:p>7,12128647085623</text:p>
          </table:table-cell>
          <table:table-cell table:formula="of:=SQRT(POWER([.CH$4]-[.CD80];2)+POWER([.CH$5]-[.CE80];2)+POWER([.CH$6]-[.CF80];2))" office:value-type="float" office:value="395.419148861622" calcext:value-type="float">
            <text:p>395,419148861622</text:p>
          </table:table-cell>
          <table:table-cell table:formula="of:=SQRT(POWER([.CI$4]-[.$B80];2)+POWER([.CI$5]-[.$C80];2)+POWER([.CI$6]-[.$D80];2))" office:value-type="float" office:value="2.26201348360261" calcext:value-type="float">
            <text:p>2,26201348360261</text:p>
          </table:table-cell>
          <table:table-cell table:formula="of:=SQRT(POWER([.CJ$4]-[.CF80];2)+POWER([.CJ$5]-[.CG80];2)+POWER([.CJ$6]-[.CH80];2))" office:value-type="float" office:value="486.846203352089" calcext:value-type="float">
            <text:p>486,846203352089</text:p>
          </table:table-cell>
          <table:table-cell table:formula="of:=SQRT(POWER([.CK$4]-[.CG80];2)+POWER([.CK$5]-[.CH80];2)+POWER([.CK$6]-[.CI80];2))" office:value-type="float" office:value="359.771269415485" calcext:value-type="float">
            <text:p>359,771269415485</text:p>
          </table:table-cell>
          <table:table-cell table:formula="of:=SQRT(POWER([.CL$4]-[.$B80];2)+POWER([.CL$5]-[.$C80];2)+POWER([.CL$6]-[.$D80];2))" office:value-type="float" office:value="4.31001693732171" calcext:value-type="float">
            <text:p>4,31001693732171</text:p>
          </table:table-cell>
          <table:table-cell table:formula="of:=SQRT(POWER([.CM$4]-[.CI80];2)+POWER([.CM$5]-[.CJ80];2)+POWER([.CM$6]-[.CK80];2))" office:value-type="float" office:value="573.328571578511" calcext:value-type="float">
            <text:p>573,328571578511</text:p>
          </table:table-cell>
          <table:table-cell table:formula="of:=SQRT(POWER([.CN$4]-[.$B80];2)+POWER([.CN$5]-[.$C80];2)+POWER([.CN$6]-[.$D80];2))" office:value-type="float" office:value="4.07940657449095" calcext:value-type="float">
            <text:p>4,07940657449095</text:p>
          </table:table-cell>
          <table:table-cell table:formula="of:=SQRT(POWER([.CO$4]-[.CK80];2)+POWER([.CO$5]-[.CL80];2)+POWER([.CO$6]-[.CM80];2))" office:value-type="float" office:value="656.333118038775" calcext:value-type="float">
            <text:p>656,333118038775</text:p>
          </table:table-cell>
          <table:table-cell table:formula="of:=SQRT(POWER([.CP$4]-[.$B80];2)+POWER([.CP$5]-[.$C80];2)+POWER([.CP$6]-[.$D80];2))" office:value-type="float" office:value="4.4822741995554" calcext:value-type="float">
            <text:p>4,4822741995554</text:p>
          </table:table-cell>
          <table:table-cell table:formula="of:=SQRT(POWER([.CQ$4]-[.CM80];2)+POWER([.CQ$5]-[.CN80];2)+POWER([.CQ$6]-[.CO80];2))" office:value-type="float" office:value="847.708791702357" calcext:value-type="float">
            <text:p>847,708791702357</text:p>
          </table:table-cell>
          <table:table-cell table:formula="of:=SQRT(POWER([.CR$4]-[.$B80];2)+POWER([.CR$5]-[.$C80];2)+POWER([.CR$6]-[.$D80];2))" office:value-type="float" office:value="5.17125719723937" calcext:value-type="float">
            <text:p>5,17125719723937</text:p>
          </table:table-cell>
          <table:table-cell table:formula="of:=SQRT(POWER([.CS$4]-[.CO80];2)+POWER([.CS$5]-[.CP80];2)+POWER([.CS$6]-[.CQ80];2))" office:value-type="float" office:value="1049.75903779863" calcext:value-type="float">
            <text:p>1049,75903779863</text:p>
          </table:table-cell>
          <table:table-cell table:formula="of:=SQRT(POWER([.CT$4]-[.CP80];2)+POWER([.CT$5]-[.CQ80];2)+POWER([.CT$6]-[.CR80];2))" office:value-type="float" office:value="810.910530629495" calcext:value-type="float">
            <text:p>810,910530629495</text:p>
          </table:table-cell>
          <table:table-cell table:formula="of:=SQRT(POWER([.CU$4]-[.$B80];2)+POWER([.CU$5]-[.$C80];2)+POWER([.CU$6]-[.$D80];2))" office:value-type="float" office:value="4.32369332862543" calcext:value-type="float">
            <text:p>4,32369332862543</text:p>
          </table:table-cell>
          <table:table-cell table:formula="of:=SQRT(POWER([.CV$4]-[.CR80];2)+POWER([.CV$5]-[.CS80];2)+POWER([.CV$6]-[.CT80];2))" office:value-type="float" office:value="1295.44630233964" calcext:value-type="float">
            <text:p>1295,44630233964</text:p>
          </table:table-cell>
          <table:table-cell table:formula="of:=SQRT(POWER([.CW$4]-[.$B80];2)+POWER([.CW$5]-[.$C80];2)+POWER([.CW$6]-[.$D80];2))" office:value-type="float" office:value="6.68574049750661" calcext:value-type="float">
            <text:p>6,68574049750661</text:p>
          </table:table-cell>
          <table:table-cell table:formula="of:=SQRT(POWER([.CX$4]-[.CT80];2)+POWER([.CX$5]-[.CU80];2)+POWER([.CX$6]-[.CV80];2))" office:value-type="float" office:value="1505.11099212595" calcext:value-type="float">
            <text:p>1505,11099212595</text:p>
          </table:table-cell>
          <table:table-cell table:formula="of:=SQRT(POWER([.CY$4]-[.$B80];2)+POWER([.CY$5]-[.$C80];2)+POWER([.CY$6]-[.$D80];2))" office:value-type="float" office:value="6.26883434140671" calcext:value-type="float">
            <text:p>6,26883434140671</text:p>
          </table:table-cell>
          <table:table-cell table:formula="of:=SQRT(POWER([.CZ$4]-[.$B80];2)+POWER([.CZ$5]-[.$C80];2)+POWER([.CZ$6]-[.$D80];2))" office:value-type="float" office:value="5.96353527699804" calcext:value-type="float">
            <text:p>5,96353527699804</text:p>
          </table:table-cell>
          <table:table-cell table:formula="of:=SQRT(POWER([.DA$4]-[.$B80];2)+POWER([.DA$5]-[.$C80];2)+POWER([.DA$6]-[.$D80];2))" office:value-type="float" office:value="7.17024364997453" calcext:value-type="float">
            <text:p>7,17024364997453</text:p>
          </table:table-cell>
          <table:table-cell table:formula="of:=SQRT(POWER([.DB$4]-[.$B80];2)+POWER([.DB$5]-[.$C80];2)+POWER([.DB$6]-[.$D80];2))" office:value-type="float" office:value="6.28640771824418" calcext:value-type="float">
            <text:p>6,286407718244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.511" calcext:value-type="float">
            <text:p>35,511</text:p>
          </table:table-cell>
          <table:table-cell office:value-type="float" office:value="38.505" calcext:value-type="float">
            <text:p>38,505</text:p>
          </table:table-cell>
          <table:table-cell office:value-type="float" office:value="11.052" calcext:value-type="float">
            <text:p>11,052</text:p>
          </table:table-cell>
          <table:table-cell/>
          <table:table-cell table:formula="of:=SQRT(POWER([.F$4]-[.B81];2)+POWER([.F$5]-[.C81];2)+POWER([.F$6]-[.D81];2))" office:value-type="float" office:value="12.2559441088804" calcext:value-type="float">
            <text:p>12,2559441088804</text:p>
          </table:table-cell>
          <table:table-cell table:formula="of:=SQRT(POWER([.G$4]-[.$B81];2)+POWER([.G$5]-[.$C81];2)+POWER([.G$6]-[.$D81];2))" office:value-type="float" office:value="11.5770291525935" calcext:value-type="float">
            <text:p>11,5770291525935</text:p>
          </table:table-cell>
          <table:table-cell table:formula="of:=SQRT(POWER([.H$4]-[.D81];2)+POWER([.H$5]-[.E81];2)+POWER([.H$6]-[.F81];2))" office:value-type="float" office:value="49.7914957566627" calcext:value-type="float">
            <text:p>49,7914957566627</text:p>
          </table:table-cell>
          <table:table-cell table:formula="of:=SQRT(POWER([.I$4]-[.$B81];2)+POWER([.I$5]-[.$C81];2)+POWER([.I$6]-[.$D81];2))" office:value-type="float" office:value="11.6493044427554" calcext:value-type="float">
            <text:p>11,6493044427554</text:p>
          </table:table-cell>
          <table:table-cell table:formula="of:=SQRT(POWER([.J$4]-[.F81];2)+POWER([.J$5]-[.G81];2)+POWER([.J$6]-[.H81];2))" office:value-type="float" office:value="60.1648714681163" calcext:value-type="float">
            <text:p>60,1648714681163</text:p>
          </table:table-cell>
          <table:table-cell table:formula="of:=SQRT(POWER([.K$4]-[.$B81];2)+POWER([.K$5]-[.$C81];2)+POWER([.K$6]-[.$D81];2))" office:value-type="float" office:value="10.3812155839285" calcext:value-type="float">
            <text:p>10,3812155839285</text:p>
          </table:table-cell>
          <table:table-cell table:formula="of:=SQRT(POWER([.L$4]-[.H81];2)+POWER([.L$5]-[.I81];2)+POWER([.L$6]-[.J81];2))" office:value-type="float" office:value="66.4267861586011" calcext:value-type="float">
            <text:p>66,4267861586011</text:p>
          </table:table-cell>
          <table:table-cell table:formula="of:=SQRT(POWER([.M$4]-[.$B81];2)+POWER([.M$5]-[.$C81];2)+POWER([.M$6]-[.$D81];2))" office:value-type="float" office:value="10.3571738423182" calcext:value-type="float">
            <text:p>10,3571738423182</text:p>
          </table:table-cell>
          <table:table-cell table:formula="of:=SQRT(POWER([.N$4]-[.J81];2)+POWER([.N$5]-[.K81];2)+POWER([.N$6]-[.L81];2))" office:value-type="float" office:value="66.1256724331031" calcext:value-type="float">
            <text:p>66,1256724331031</text:p>
          </table:table-cell>
          <table:table-cell table:formula="of:=SQRT(POWER([.O$4]-[.$B81];2)+POWER([.O$5]-[.$C81];2)+POWER([.O$6]-[.$D81];2))" office:value-type="float" office:value="8.52186188576181" calcext:value-type="float">
            <text:p>8,52186188576181</text:p>
          </table:table-cell>
          <table:table-cell table:formula="of:=SQRT(POWER([.P$4]-[.L81];2)+POWER([.P$5]-[.M81];2)+POWER([.P$6]-[.N81];2))" office:value-type="float" office:value="65.7255160278781" calcext:value-type="float">
            <text:p>65,7255160278781</text:p>
          </table:table-cell>
          <table:table-cell table:formula="of:=SQRT(POWER([.Q$4]-[.$B81];2)+POWER([.Q$5]-[.$C81];2)+POWER([.Q$6]-[.$D81];2))" office:value-type="float" office:value="8.13958899453774" calcext:value-type="float">
            <text:p>8,13958899453774</text:p>
          </table:table-cell>
          <table:table-cell table:formula="of:=SQRT(POWER([.R$4]-[.N81];2)+POWER([.R$5]-[.O81];2)+POWER([.R$6]-[.P81];2))" office:value-type="float" office:value="66.8490629753031" calcext:value-type="float">
            <text:p>66,8490629753031</text:p>
          </table:table-cell>
          <table:table-cell table:formula="of:=SQRT(POWER([.S$4]-[.$B81];2)+POWER([.S$5]-[.$C81];2)+POWER([.S$6]-[.$D81];2))" office:value-type="float" office:value="10.6829790320865" calcext:value-type="float">
            <text:p>10,6829790320865</text:p>
          </table:table-cell>
          <table:table-cell table:formula="of:=SQRT(POWER([.T$4]-[.P81];2)+POWER([.T$5]-[.Q81];2)+POWER([.T$6]-[.R81];2))" office:value-type="float" office:value="68.9268472169044" calcext:value-type="float">
            <text:p>68,9268472169044</text:p>
          </table:table-cell>
          <table:table-cell table:formula="of:=SQRT(POWER([.U$4]-[.$B81];2)+POWER([.U$5]-[.$C81];2)+POWER([.U$6]-[.$D81];2))" office:value-type="float" office:value="8.78132136981673" calcext:value-type="float">
            <text:p>8,78132136981673</text:p>
          </table:table-cell>
          <table:table-cell table:formula="of:=SQRT(POWER([.V$4]-[.R81];2)+POWER([.V$5]-[.S81];2)+POWER([.V$6]-[.T81];2))" office:value-type="float" office:value="63.1813740432491" calcext:value-type="float">
            <text:p>63,1813740432491</text:p>
          </table:table-cell>
          <table:table-cell table:formula="of:=SQRT(POWER([.W$4]-[.$B81];2)+POWER([.W$5]-[.$C81];2)+POWER([.W$6]-[.$D81];2))" office:value-type="float" office:value="10.0025053361645" calcext:value-type="float">
            <text:p>10,0025053361645</text:p>
          </table:table-cell>
          <table:table-cell table:formula="of:=SQRT(POWER([.X$4]-[.T81];2)+POWER([.X$5]-[.U81];2)+POWER([.X$6]-[.V81];2))" office:value-type="float" office:value="60.063226243421" calcext:value-type="float">
            <text:p>60,063226243421</text:p>
          </table:table-cell>
          <table:table-cell table:formula="of:=SQRT(POWER([.Y$4]-[.$B81];2)+POWER([.Y$5]-[.$C81];2)+POWER([.Y$6]-[.$D81];2))" office:value-type="float" office:value="10.9238198904962" calcext:value-type="float">
            <text:p>10,9238198904962</text:p>
          </table:table-cell>
          <table:table-cell table:formula="of:=SQRT(POWER([.Z$4]-[.V81];2)+POWER([.Z$5]-[.W81];2)+POWER([.Z$6]-[.X81];2))" office:value-type="float" office:value="52.5262958542196" calcext:value-type="float">
            <text:p>52,5262958542196</text:p>
          </table:table-cell>
          <table:table-cell table:formula="of:=SQRT(POWER([.AA$4]-[.$B81];2)+POWER([.AA$5]-[.$C81];2)+POWER([.AA$6]-[.$D81];2))" office:value-type="float" office:value="10.5070517748796" calcext:value-type="float">
            <text:p>10,5070517748796</text:p>
          </table:table-cell>
          <table:table-cell table:formula="of:=SQRT(POWER([.AB$4]-[.X81];2)+POWER([.AB$5]-[.Y81];2)+POWER([.AB$6]-[.Z81];2))" office:value-type="float" office:value="44.1775364112919" calcext:value-type="float">
            <text:p>44,1775364112919</text:p>
          </table:table-cell>
          <table:table-cell table:formula="of:=SQRT(POWER([.AC$4]-[.$B81];2)+POWER([.AC$5]-[.$C81];2)+POWER([.AC$6]-[.$D81];2))" office:value-type="float" office:value="19.4299835563492" calcext:value-type="float">
            <text:p>19,4299835563492</text:p>
          </table:table-cell>
          <table:table-cell table:formula="of:=SQRT(POWER([.AD$4]-[.Z81];2)+POWER([.AD$5]-[.AA81];2)+POWER([.AD$6]-[.AB81];2))" office:value-type="float" office:value="33.1741413970789" calcext:value-type="float">
            <text:p>33,1741413970789</text:p>
          </table:table-cell>
          <table:table-cell table:formula="of:=SQRT(POWER([.AE$4]-[.$B81];2)+POWER([.AE$5]-[.$C81];2)+POWER([.AE$6]-[.$D81];2))" office:value-type="float" office:value="21.1924682847468" calcext:value-type="float">
            <text:p>21,1924682847468</text:p>
          </table:table-cell>
          <table:table-cell table:formula="of:=SQRT(POWER([.AF$4]-[.AB81];2)+POWER([.AF$5]-[.AC81];2)+POWER([.AF$6]-[.AD81];2))" office:value-type="float" office:value="22.5890675647567" calcext:value-type="float">
            <text:p>22,5890675647567</text:p>
          </table:table-cell>
          <table:table-cell table:formula="of:=SQRT(POWER([.AG$4]-[.$B81];2)+POWER([.AG$5]-[.$C81];2)+POWER([.AG$6]-[.$D81];2))" office:value-type="float" office:value="21.4886308777456" calcext:value-type="float">
            <text:p>21,4886308777456</text:p>
          </table:table-cell>
          <table:table-cell table:formula="of:=SQRT(POWER([.AH$4]-[.AD81];2)+POWER([.AH$5]-[.AE81];2)+POWER([.AH$6]-[.AF81];2))" office:value-type="float" office:value="18.7485017768537" calcext:value-type="float">
            <text:p>18,7485017768537</text:p>
          </table:table-cell>
          <table:table-cell table:formula="of:=SQRT(POWER([.AI$4]-[.$B81];2)+POWER([.AI$5]-[.$C81];2)+POWER([.AI$6]-[.$D81];2))" office:value-type="float" office:value="20.9491908674297" calcext:value-type="float">
            <text:p>20,9491908674297</text:p>
          </table:table-cell>
          <table:table-cell table:formula="of:=SQRT(POWER([.AJ$4]-[.AF81];2)+POWER([.AJ$5]-[.AG81];2)+POWER([.AJ$6]-[.AH81];2))" office:value-type="float" office:value="28.7712348982011" calcext:value-type="float">
            <text:p>28,7712348982011</text:p>
          </table:table-cell>
          <table:table-cell table:formula="of:=SQRT(POWER([.AK$4]-[.$B81];2)+POWER([.AK$5]-[.$C81];2)+POWER([.AK$6]-[.$D81];2))" office:value-type="float" office:value="21.7677646762363" calcext:value-type="float">
            <text:p>21,7677646762363</text:p>
          </table:table-cell>
          <table:table-cell table:formula="of:=SQRT(POWER([.AL$4]-[.AH81];2)+POWER([.AL$5]-[.AI81];2)+POWER([.AL$6]-[.AJ81];2))" office:value-type="float" office:value="34.8822148687346" calcext:value-type="float">
            <text:p>34,8822148687346</text:p>
          </table:table-cell>
          <table:table-cell table:formula="of:=SQRT(POWER([.AM$4]-[.$B81];2)+POWER([.AM$5]-[.$C81];2)+POWER([.AM$6]-[.$D81];2))" office:value-type="float" office:value="22.7409101400977" calcext:value-type="float">
            <text:p>22,7409101400977</text:p>
          </table:table-cell>
          <table:table-cell table:formula="of:=SQRT(POWER([.AN$4]-[.AJ81];2)+POWER([.AN$5]-[.AK81];2)+POWER([.AN$6]-[.AL81];2))" office:value-type="float" office:value="32.5520541609151" calcext:value-type="float">
            <text:p>32,5520541609151</text:p>
          </table:table-cell>
          <table:table-cell table:formula="of:=SQRT(POWER([.AO$4]-[.$B81];2)+POWER([.AO$5]-[.$C81];2)+POWER([.AO$6]-[.$D81];2))" office:value-type="float" office:value="23.6788849821946" calcext:value-type="float">
            <text:p>23,6788849821946</text:p>
          </table:table-cell>
          <table:table-cell table:formula="of:=SQRT(POWER([.AP$4]-[.AL81];2)+POWER([.AP$5]-[.AM81];2)+POWER([.AP$6]-[.AN81];2))" office:value-type="float" office:value="27.8451133701984" calcext:value-type="float">
            <text:p>27,8451133701984</text:p>
          </table:table-cell>
          <table:table-cell table:formula="of:=SQRT(POWER([.AQ$4]-[.$B81];2)+POWER([.AQ$5]-[.$C81];2)+POWER([.AQ$6]-[.$D81];2))" office:value-type="float" office:value="10.5967290236186" calcext:value-type="float">
            <text:p>10,5967290236186</text:p>
          </table:table-cell>
          <table:table-cell table:formula="of:=SQRT(POWER([.AR$4]-[.AN81];2)+POWER([.AR$5]-[.AO81];2)+POWER([.AR$6]-[.AP81];2))" office:value-type="float" office:value="25.8347026513742" calcext:value-type="float">
            <text:p>25,8347026513742</text:p>
          </table:table-cell>
          <table:table-cell table:formula="of:=SQRT(POWER([.AS$4]-[.$B81];2)+POWER([.AS$5]-[.$C81];2)+POWER([.AS$6]-[.$D81];2))" office:value-type="float" office:value="9.62966333783274" calcext:value-type="float">
            <text:p>9,62966333783274</text:p>
          </table:table-cell>
          <table:table-cell table:formula="of:=SQRT(POWER([.AT$4]-[.AP81];2)+POWER([.AT$5]-[.AQ81];2)+POWER([.AT$6]-[.AR81];2))" office:value-type="float" office:value="36.312698423066" calcext:value-type="float">
            <text:p>36,312698423066</text:p>
          </table:table-cell>
          <table:table-cell table:formula="of:=SQRT(POWER([.AU$4]-[.$B81];2)+POWER([.AU$5]-[.$C81];2)+POWER([.AU$6]-[.$D81];2))" office:value-type="float" office:value="9.96041972007204" calcext:value-type="float">
            <text:p>9,96041972007204</text:p>
          </table:table-cell>
          <table:table-cell table:formula="of:=SQRT(POWER([.AV$4]-[.AR81];2)+POWER([.AV$5]-[.AS81];2)+POWER([.AV$6]-[.AT81];2))" office:value-type="float" office:value="40.728809900247" calcext:value-type="float">
            <text:p>40,728809900247</text:p>
          </table:table-cell>
          <table:table-cell table:formula="of:=SQRT(POWER([.AW$4]-[.$B81];2)+POWER([.AW$5]-[.$C81];2)+POWER([.AW$6]-[.$D81];2))" office:value-type="float" office:value="11.2160724409216" calcext:value-type="float">
            <text:p>11,2160724409216</text:p>
          </table:table-cell>
          <table:table-cell table:formula="of:=SQRT(POWER([.AX$4]-[.AT81];2)+POWER([.AX$5]-[.AU81];2)+POWER([.AX$6]-[.AV81];2))" office:value-type="float" office:value="39.0530428856798" calcext:value-type="float">
            <text:p>39,0530428856798</text:p>
          </table:table-cell>
          <table:table-cell table:formula="of:=SQRT(POWER([.AY$4]-[.$B81];2)+POWER([.AY$5]-[.$C81];2)+POWER([.AY$6]-[.$D81];2))" office:value-type="float" office:value="5.63319909110267" calcext:value-type="float">
            <text:p>5,63319909110267</text:p>
          </table:table-cell>
          <table:table-cell table:formula="of:=SQRT(POWER([.AZ$4]-[.AV81];2)+POWER([.AZ$5]-[.AW81];2)+POWER([.AZ$6]-[.AX81];2))" office:value-type="float" office:value="44.5978794074271" calcext:value-type="float">
            <text:p>44,5978794074271</text:p>
          </table:table-cell>
          <table:table-cell table:formula="of:=SQRT(POWER([.BA$4]-[.$B81];2)+POWER([.BA$5]-[.$C81];2)+POWER([.BA$6]-[.$D81];2))" office:value-type="float" office:value="6.46883065167113" calcext:value-type="float">
            <text:p>6,46883065167113</text:p>
          </table:table-cell>
          <table:table-cell table:formula="of:=SQRT(POWER([.BB$4]-[.AX81];2)+POWER([.BB$5]-[.AY81];2)+POWER([.BB$6]-[.AZ81];2))" office:value-type="float" office:value="54.3828869693799" calcext:value-type="float">
            <text:p>54,3828869693799</text:p>
          </table:table-cell>
          <table:table-cell table:formula="of:=SQRT(POWER([.BC$4]-[.$B81];2)+POWER([.BC$5]-[.$C81];2)+POWER([.BC$6]-[.$D81];2))" office:value-type="float" office:value="5.39685843801744" calcext:value-type="float">
            <text:p>5,39685843801744</text:p>
          </table:table-cell>
          <table:table-cell table:formula="of:=SQRT(POWER([.BD$4]-[.AZ81];2)+POWER([.BD$5]-[.BA81];2)+POWER([.BD$6]-[.BB81];2))" office:value-type="float" office:value="58.5893518682609" calcext:value-type="float">
            <text:p>58,5893518682609</text:p>
          </table:table-cell>
          <table:table-cell table:formula="of:=SQRT(POWER([.BE$4]-[.$B81];2)+POWER([.BE$5]-[.$C81];2)+POWER([.BE$6]-[.$D81];2))" office:value-type="float" office:value="4.8912891961118" calcext:value-type="float">
            <text:p>4,8912891961118</text:p>
          </table:table-cell>
          <table:table-cell table:formula="of:=SQRT(POWER([.BF$4]-[.BB81];2)+POWER([.BF$5]-[.BC81];2)+POWER([.BF$6]-[.BD81];2))" office:value-type="float" office:value="65.5830964947767" calcext:value-type="float">
            <text:p>65,5830964947767</text:p>
          </table:table-cell>
          <table:table-cell table:formula="of:=SQRT(POWER([.BG$4]-[.$B81];2)+POWER([.BG$5]-[.$C81];2)+POWER([.BG$6]-[.$D81];2))" office:value-type="float" office:value="5.68430734566666" calcext:value-type="float">
            <text:p>5,68430734566666</text:p>
          </table:table-cell>
          <table:table-cell table:formula="of:=SQRT(POWER([.BH$4]-[.BD81];2)+POWER([.BH$5]-[.BE81];2)+POWER([.BH$6]-[.BF81];2))" office:value-type="float" office:value="72.3215806138852" calcext:value-type="float">
            <text:p>72,3215806138852</text:p>
          </table:table-cell>
          <table:table-cell table:formula="of:=SQRT(POWER([.BI$4]-[.$B81];2)+POWER([.BI$5]-[.$C81];2)+POWER([.BI$6]-[.$D81];2))" office:value-type="float" office:value="7.02079155081533" calcext:value-type="float">
            <text:p>7,02079155081533</text:p>
          </table:table-cell>
          <table:table-cell table:formula="of:=SQRT(POWER([.BJ$4]-[.BF81];2)+POWER([.BJ$5]-[.BG81];2)+POWER([.BJ$6]-[.BH81];2))" office:value-type="float" office:value="78.9763805918734" calcext:value-type="float">
            <text:p>78,9763805918734</text:p>
          </table:table-cell>
          <table:table-cell table:formula="of:=SQRT(POWER([.BK$4]-[.$B81];2)+POWER([.BK$5]-[.$C81];2)+POWER([.BK$6]-[.$D81];2))" office:value-type="float" office:value="5.90933913394721" calcext:value-type="float">
            <text:p>5,90933913394721</text:p>
          </table:table-cell>
          <table:table-cell table:formula="of:=SQRT(POWER([.BL$4]-[.BH81];2)+POWER([.BL$5]-[.BI81];2)+POWER([.BL$6]-[.BJ81];2))" office:value-type="float" office:value="86.745347351799" calcext:value-type="float">
            <text:p>86,745347351799</text:p>
          </table:table-cell>
          <table:table-cell table:formula="of:=SQRT(POWER([.BM$4]-[.$B81];2)+POWER([.BM$5]-[.$C81];2)+POWER([.BM$6]-[.$D81];2))" office:value-type="float" office:value="3.6575293573668" calcext:value-type="float">
            <text:p>3,6575293573668</text:p>
          </table:table-cell>
          <table:table-cell table:formula="of:=SQRT(POWER([.BN$4]-[.BJ81];2)+POWER([.BN$5]-[.BK81];2)+POWER([.BN$6]-[.BL81];2))" office:value-type="float" office:value="96.958694962322" calcext:value-type="float">
            <text:p>96,958694962322</text:p>
          </table:table-cell>
          <table:table-cell table:formula="of:=SQRT(POWER([.BO$4]-[.$B81];2)+POWER([.BO$5]-[.$C81];2)+POWER([.BO$6]-[.$D81];2))" office:value-type="float" office:value="5.46517264137191" calcext:value-type="float">
            <text:p>5,46517264137191</text:p>
          </table:table-cell>
          <table:table-cell table:formula="of:=SQRT(POWER([.BP$4]-[.BL81];2)+POWER([.BP$5]-[.BM81];2)+POWER([.BP$6]-[.BN81];2))" office:value-type="float" office:value="109.763739779539" calcext:value-type="float">
            <text:p>109,763739779539</text:p>
          </table:table-cell>
          <table:table-cell table:formula="of:=SQRT(POWER([.BQ$4]-[.$B81];2)+POWER([.BQ$5]-[.$C81];2)+POWER([.BQ$6]-[.$D81];2))" office:value-type="float" office:value="7.9236092786053" calcext:value-type="float">
            <text:p>7,9236092786053</text:p>
          </table:table-cell>
          <table:table-cell table:formula="of:=SQRT(POWER([.BR$4]-[.BN81];2)+POWER([.BR$5]-[.BO81];2)+POWER([.BR$6]-[.BP81];2))" office:value-type="float" office:value="123.817245946453" calcext:value-type="float">
            <text:p>123,817245946453</text:p>
          </table:table-cell>
          <table:table-cell table:formula="of:=SQRT(POWER([.BS$4]-[.$B81];2)+POWER([.BS$5]-[.$C81];2)+POWER([.BS$6]-[.$D81];2))" office:value-type="float" office:value="9.05376258800727" calcext:value-type="float">
            <text:p>9,05376258800727</text:p>
          </table:table-cell>
          <table:table-cell table:formula="of:=SQRT(POWER([.BT$4]-[.BP81];2)+POWER([.BT$5]-[.BQ81];2)+POWER([.BT$6]-[.BR81];2))" office:value-type="float" office:value="141.828759916561" calcext:value-type="float">
            <text:p>141,828759916561</text:p>
          </table:table-cell>
          <table:table-cell table:formula="of:=SQRT(POWER([.BU$4]-[.$B81];2)+POWER([.BU$5]-[.$C81];2)+POWER([.BU$6]-[.$D81];2))" office:value-type="float" office:value="9.01098241037014" calcext:value-type="float">
            <text:p>9,01098241037014</text:p>
          </table:table-cell>
          <table:table-cell table:formula="of:=SQRT(POWER([.BV$4]-[.BR81];2)+POWER([.BV$5]-[.BS81];2)+POWER([.BV$6]-[.BT81];2))" office:value-type="float" office:value="165.497877588665" calcext:value-type="float">
            <text:p>165,497877588665</text:p>
          </table:table-cell>
          <table:table-cell table:formula="of:=SQRT(POWER([.BW$4]-[.$B81];2)+POWER([.BW$5]-[.$C81];2)+POWER([.BW$6]-[.$D81];2))" office:value-type="float" office:value="2.54942777893393" calcext:value-type="float">
            <text:p>2,54942777893393</text:p>
          </table:table-cell>
          <table:table-cell table:formula="of:=SQRT(POWER([.BX$4]-[.BT81];2)+POWER([.BX$5]-[.BU81];2)+POWER([.BX$6]-[.BV81];2))" office:value-type="float" office:value="191.359108219201" calcext:value-type="float">
            <text:p>191,359108219201</text:p>
          </table:table-cell>
          <table:table-cell table:formula="of:=SQRT(POWER([.BY$4]-[.$B81];2)+POWER([.BY$5]-[.$C81];2)+POWER([.BY$6]-[.$D81];2))" office:value-type="float" office:value="2.52641603858114" calcext:value-type="float">
            <text:p>2,52641603858114</text:p>
          </table:table-cell>
          <table:table-cell table:formula="of:=SQRT(POWER([.BZ$4]-[.BV81];2)+POWER([.BZ$5]-[.BW81];2)+POWER([.BZ$6]-[.BX81];2))" office:value-type="float" office:value="226.874442661557" calcext:value-type="float">
            <text:p>226,874442661557</text:p>
          </table:table-cell>
          <table:table-cell table:formula="of:=SQRT(POWER([.CA$4]-[.$B81];2)+POWER([.CA$5]-[.$C81];2)+POWER([.CA$6]-[.$D81];2))" office:value-type="float" office:value="0" calcext:value-type="float">
            <text:p>0</text:p>
          </table:table-cell>
          <table:table-cell table:formula="of:=SQRT(POWER([.CB$4]-[.BX81];2)+POWER([.CB$5]-[.BY81];2)+POWER([.CB$6]-[.BZ81];2))" office:value-type="float" office:value="268.100873733725" calcext:value-type="float">
            <text:p>268,100873733725</text:p>
          </table:table-cell>
          <table:table-cell table:formula="of:=SQRT(POWER([.CC$4]-[.$B81];2)+POWER([.CC$5]-[.$C81];2)+POWER([.CC$6]-[.$D81];2))" office:value-type="float" office:value="2.51330380177168" calcext:value-type="float">
            <text:p>2,51330380177168</text:p>
          </table:table-cell>
          <table:table-cell table:formula="of:=SQRT(POWER([.CD$4]-[.BZ81];2)+POWER([.CD$5]-[.CA81];2)+POWER([.CD$6]-[.CB81];2))" office:value-type="float" office:value="321.998334098722" calcext:value-type="float">
            <text:p>321,998334098722</text:p>
          </table:table-cell>
          <table:table-cell table:formula="of:=SQRT(POWER([.CE$4]-[.$B81];2)+POWER([.CE$5]-[.$C81];2)+POWER([.CE$6]-[.$D81];2))" office:value-type="float" office:value="3.77875402745402" calcext:value-type="float">
            <text:p>3,77875402745402</text:p>
          </table:table-cell>
          <table:table-cell table:formula="of:=SQRT(POWER([.CF$4]-[.CB81];2)+POWER([.CF$5]-[.CC81];2)+POWER([.CF$6]-[.CD81];2))" office:value-type="float" office:value="388.733545236854" calcext:value-type="float">
            <text:p>388,733545236854</text:p>
          </table:table-cell>
          <table:table-cell table:formula="of:=SQRT(POWER([.CG$4]-[.$B81];2)+POWER([.CG$5]-[.$C81];2)+POWER([.CG$6]-[.$D81];2))" office:value-type="float" office:value="4.25544698004804" calcext:value-type="float">
            <text:p>4,25544698004804</text:p>
          </table:table-cell>
          <table:table-cell table:formula="of:=SQRT(POWER([.CH$4]-[.CD81];2)+POWER([.CH$5]-[.CE81];2)+POWER([.CH$6]-[.CF81];2))" office:value-type="float" office:value="473.395431906709" calcext:value-type="float">
            <text:p>473,395431906709</text:p>
          </table:table-cell>
          <table:table-cell table:formula="of:=SQRT(POWER([.CI$4]-[.$B81];2)+POWER([.CI$5]-[.$C81];2)+POWER([.CI$6]-[.$D81];2))" office:value-type="float" office:value="3.51576463944901" calcext:value-type="float">
            <text:p>3,51576463944901</text:p>
          </table:table-cell>
          <table:table-cell table:formula="of:=SQRT(POWER([.CJ$4]-[.CF81];2)+POWER([.CJ$5]-[.CG81];2)+POWER([.CJ$6]-[.CH81];2))" office:value-type="float" office:value="585.996462588871" calcext:value-type="float">
            <text:p>585,996462588871</text:p>
          </table:table-cell>
          <table:table-cell table:formula="of:=SQRT(POWER([.CK$4]-[.CG81];2)+POWER([.CK$5]-[.CH81];2)+POWER([.CK$6]-[.CI81];2))" office:value-type="float" office:value="437.71158857574" calcext:value-type="float">
            <text:p>437,71158857574</text:p>
          </table:table-cell>
          <table:table-cell table:formula="of:=SQRT(POWER([.CL$4]-[.$B81];2)+POWER([.CL$5]-[.$C81];2)+POWER([.CL$6]-[.$D81];2))" office:value-type="float" office:value="5.16216718055508" calcext:value-type="float">
            <text:p>5,16216718055508</text:p>
          </table:table-cell>
          <table:table-cell table:formula="of:=SQRT(POWER([.CM$4]-[.CI81];2)+POWER([.CM$5]-[.CJ81];2)+POWER([.CM$6]-[.CK81];2))" office:value-type="float" office:value="699.213216234293" calcext:value-type="float">
            <text:p>699,213216234293</text:p>
          </table:table-cell>
          <table:table-cell table:formula="of:=SQRT(POWER([.CN$4]-[.$B81];2)+POWER([.CN$5]-[.$C81];2)+POWER([.CN$6]-[.$D81];2))" office:value-type="float" office:value="6.1796486955166" calcext:value-type="float">
            <text:p>6,1796486955166</text:p>
          </table:table-cell>
          <table:table-cell table:formula="of:=SQRT(POWER([.CO$4]-[.CK81];2)+POWER([.CO$5]-[.CL81];2)+POWER([.CO$6]-[.CM81];2))" office:value-type="float" office:value="804.148938193686" calcext:value-type="float">
            <text:p>804,148938193686</text:p>
          </table:table-cell>
          <table:table-cell table:formula="of:=SQRT(POWER([.CP$4]-[.$B81];2)+POWER([.CP$5]-[.$C81];2)+POWER([.CP$6]-[.$D81];2))" office:value-type="float" office:value="6.05080407879812" calcext:value-type="float">
            <text:p>6,05080407879812</text:p>
          </table:table-cell>
          <table:table-cell table:formula="of:=SQRT(POWER([.CQ$4]-[.CM81];2)+POWER([.CQ$5]-[.CN81];2)+POWER([.CQ$6]-[.CO81];2))" office:value-type="float" office:value="1041.67680998127" calcext:value-type="float">
            <text:p>1041,67680998127</text:p>
          </table:table-cell>
          <table:table-cell table:formula="of:=SQRT(POWER([.CR$4]-[.$B81];2)+POWER([.CR$5]-[.$C81];2)+POWER([.CR$6]-[.$D81];2))" office:value-type="float" office:value="6.75963038930384" calcext:value-type="float">
            <text:p>6,75963038930384</text:p>
          </table:table-cell>
          <table:table-cell table:formula="of:=SQRT(POWER([.CS$4]-[.CO81];2)+POWER([.CS$5]-[.CP81];2)+POWER([.CS$6]-[.CQ81];2))" office:value-type="float" office:value="1293.47784303167" calcext:value-type="float">
            <text:p>1293,47784303167</text:p>
          </table:table-cell>
          <table:table-cell table:formula="of:=SQRT(POWER([.CT$4]-[.CP81];2)+POWER([.CT$5]-[.CQ81];2)+POWER([.CT$6]-[.CR81];2))" office:value-type="float" office:value="1004.7657429603" calcext:value-type="float">
            <text:p>1004,7657429603</text:p>
          </table:table-cell>
          <table:table-cell table:formula="of:=SQRT(POWER([.CU$4]-[.$B81];2)+POWER([.CU$5]-[.$C81];2)+POWER([.CU$6]-[.$D81];2))" office:value-type="float" office:value="6.24845244840672" calcext:value-type="float">
            <text:p>6,24845244840672</text:p>
          </table:table-cell>
          <table:table-cell table:formula="of:=SQRT(POWER([.CV$4]-[.CR81];2)+POWER([.CV$5]-[.CS81];2)+POWER([.CV$6]-[.CT81];2))" office:value-type="float" office:value="1606.73972268191" calcext:value-type="float">
            <text:p>1606,73972268191</text:p>
          </table:table-cell>
          <table:table-cell table:formula="of:=SQRT(POWER([.CW$4]-[.$B81];2)+POWER([.CW$5]-[.$C81];2)+POWER([.CW$6]-[.$D81];2))" office:value-type="float" office:value="8.30072707658793" calcext:value-type="float">
            <text:p>8,30072707658793</text:p>
          </table:table-cell>
          <table:table-cell table:formula="of:=SQRT(POWER([.CX$4]-[.CT81];2)+POWER([.CX$5]-[.CU81];2)+POWER([.CX$6]-[.CV81];2))" office:value-type="float" office:value="1871.68421960739" calcext:value-type="float">
            <text:p>1871,68421960739</text:p>
          </table:table-cell>
          <table:table-cell table:formula="of:=SQRT(POWER([.CY$4]-[.$B81];2)+POWER([.CY$5]-[.$C81];2)+POWER([.CY$6]-[.$D81];2))" office:value-type="float" office:value="8.10280062694375" calcext:value-type="float">
            <text:p>8,10280062694375</text:p>
          </table:table-cell>
          <table:table-cell table:formula="of:=SQRT(POWER([.CZ$4]-[.$B81];2)+POWER([.CZ$5]-[.$C81];2)+POWER([.CZ$6]-[.$D81];2))" office:value-type="float" office:value="7.63102673301568" calcext:value-type="float">
            <text:p>7,63102673301568</text:p>
          </table:table-cell>
          <table:table-cell table:formula="of:=SQRT(POWER([.DA$4]-[.$B81];2)+POWER([.DA$5]-[.$C81];2)+POWER([.DA$6]-[.$D81];2))" office:value-type="float" office:value="8.91692256330625" calcext:value-type="float">
            <text:p>8,91692256330625</text:p>
          </table:table-cell>
          <table:table-cell table:formula="of:=SQRT(POWER([.DB$4]-[.$B81];2)+POWER([.DB$5]-[.$C81];2)+POWER([.DB$6]-[.$D81];2))" office:value-type="float" office:value="7.35102074544753" calcext:value-type="float">
            <text:p>7,351020745447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.26" calcext:value-type="float">
            <text:p>35,26</text:p>
          </table:table-cell>
          <table:table-cell office:value-type="float" office:value="39.589" calcext:value-type="float">
            <text:p>39,589</text:p>
          </table:table-cell>
          <table:table-cell office:value-type="float" office:value="12.078" calcext:value-type="float">
            <text:p>12,078</text:p>
          </table:table-cell>
          <table:table-cell/>
          <table:table-cell table:formula="of:=SQRT(POWER([.F$4]-[.B82];2)+POWER([.F$5]-[.C82];2)+POWER([.F$6]-[.D82];2))" office:value-type="float" office:value="13.1406010897523" calcext:value-type="float">
            <text:p>13,1406010897523</text:p>
          </table:table-cell>
          <table:table-cell table:formula="of:=SQRT(POWER([.G$4]-[.$B82];2)+POWER([.G$5]-[.$C82];2)+POWER([.G$6]-[.$D82];2))" office:value-type="float" office:value="12.3464105310005" calcext:value-type="float">
            <text:p>12,3464105310005</text:p>
          </table:table-cell>
          <table:table-cell table:formula="of:=SQRT(POWER([.H$4]-[.D82];2)+POWER([.H$5]-[.E82];2)+POWER([.H$6]-[.F82];2))" office:value-type="float" office:value="49.5532915735895" calcext:value-type="float">
            <text:p>49,5532915735895</text:p>
          </table:table-cell>
          <table:table-cell table:formula="of:=SQRT(POWER([.I$4]-[.$B82];2)+POWER([.I$5]-[.$C82];2)+POWER([.I$6]-[.$D82];2))" office:value-type="float" office:value="12.2605178928135" calcext:value-type="float">
            <text:p>12,2605178928135</text:p>
          </table:table-cell>
          <table:table-cell table:formula="of:=SQRT(POWER([.J$4]-[.F82];2)+POWER([.J$5]-[.G82];2)+POWER([.J$6]-[.H82];2))" office:value-type="float" office:value="59.303115438714" calcext:value-type="float">
            <text:p>59,303115438714</text:p>
          </table:table-cell>
          <table:table-cell table:formula="of:=SQRT(POWER([.K$4]-[.$B82];2)+POWER([.K$5]-[.$C82];2)+POWER([.K$6]-[.$D82];2))" office:value-type="float" office:value="11.1709846477381" calcext:value-type="float">
            <text:p>11,1709846477381</text:p>
          </table:table-cell>
          <table:table-cell table:formula="of:=SQRT(POWER([.L$4]-[.H82];2)+POWER([.L$5]-[.I82];2)+POWER([.L$6]-[.J82];2))" office:value-type="float" office:value="65.3557676975463" calcext:value-type="float">
            <text:p>65,3557676975463</text:p>
          </table:table-cell>
          <table:table-cell table:formula="of:=SQRT(POWER([.M$4]-[.$B82];2)+POWER([.M$5]-[.$C82];2)+POWER([.M$6]-[.$D82];2))" office:value-type="float" office:value="11.2849079305061" calcext:value-type="float">
            <text:p>11,2849079305061</text:p>
          </table:table-cell>
          <table:table-cell table:formula="of:=SQRT(POWER([.N$4]-[.J82];2)+POWER([.N$5]-[.K82];2)+POWER([.N$6]-[.L82];2))" office:value-type="float" office:value="64.6181396493926" calcext:value-type="float">
            <text:p>64,6181396493926</text:p>
          </table:table-cell>
          <table:table-cell table:formula="of:=SQRT(POWER([.O$4]-[.$B82];2)+POWER([.O$5]-[.$C82];2)+POWER([.O$6]-[.$D82];2))" office:value-type="float" office:value="8.29791039961266" calcext:value-type="float">
            <text:p>8,29791039961266</text:p>
          </table:table-cell>
          <table:table-cell table:formula="of:=SQRT(POWER([.P$4]-[.L82];2)+POWER([.P$5]-[.M82];2)+POWER([.P$6]-[.N82];2))" office:value-type="float" office:value="63.6896571221062" calcext:value-type="float">
            <text:p>63,6896571221062</text:p>
          </table:table-cell>
          <table:table-cell table:formula="of:=SQRT(POWER([.Q$4]-[.$B82];2)+POWER([.Q$5]-[.$C82];2)+POWER([.Q$6]-[.$D82];2))" office:value-type="float" office:value="7.68435943979718" calcext:value-type="float">
            <text:p>7,68435943979718</text:p>
          </table:table-cell>
          <table:table-cell table:formula="of:=SQRT(POWER([.R$4]-[.N82];2)+POWER([.R$5]-[.O82];2)+POWER([.R$6]-[.P82];2))" office:value-type="float" office:value="64.8750254923907" calcext:value-type="float">
            <text:p>64,8750254923907</text:p>
          </table:table-cell>
          <table:table-cell table:formula="of:=SQRT(POWER([.S$4]-[.$B82];2)+POWER([.S$5]-[.$C82];2)+POWER([.S$6]-[.$D82];2))" office:value-type="float" office:value="10.5320819404332" calcext:value-type="float">
            <text:p>10,5320819404332</text:p>
          </table:table-cell>
          <table:table-cell table:formula="of:=SQRT(POWER([.T$4]-[.P82];2)+POWER([.T$5]-[.Q82];2)+POWER([.T$6]-[.R82];2))" office:value-type="float" office:value="66.9983980940863" calcext:value-type="float">
            <text:p>66,9983980940863</text:p>
          </table:table-cell>
          <table:table-cell table:formula="of:=SQRT(POWER([.U$4]-[.$B82];2)+POWER([.U$5]-[.$C82];2)+POWER([.U$6]-[.$D82];2))" office:value-type="float" office:value="8.8256614482995" calcext:value-type="float">
            <text:p>8,8256614482995</text:p>
          </table:table-cell>
          <table:table-cell table:formula="of:=SQRT(POWER([.V$4]-[.R82];2)+POWER([.V$5]-[.S82];2)+POWER([.V$6]-[.T82];2))" office:value-type="float" office:value="60.9296158761635" calcext:value-type="float">
            <text:p>60,9296158761635</text:p>
          </table:table-cell>
          <table:table-cell table:formula="of:=SQRT(POWER([.W$4]-[.$B82];2)+POWER([.W$5]-[.$C82];2)+POWER([.W$6]-[.$D82];2))" office:value-type="float" office:value="10.2418242515677" calcext:value-type="float">
            <text:p>10,2418242515677</text:p>
          </table:table-cell>
          <table:table-cell table:formula="of:=SQRT(POWER([.X$4]-[.T82];2)+POWER([.X$5]-[.U82];2)+POWER([.X$6]-[.V82];2))" office:value-type="float" office:value="57.4336188099406" calcext:value-type="float">
            <text:p>57,4336188099406</text:p>
          </table:table-cell>
          <table:table-cell table:formula="of:=SQRT(POWER([.Y$4]-[.$B82];2)+POWER([.Y$5]-[.$C82];2)+POWER([.Y$6]-[.$D82];2))" office:value-type="float" office:value="10.8548310903487" calcext:value-type="float">
            <text:p>10,8548310903487</text:p>
          </table:table-cell>
          <table:table-cell table:formula="of:=SQRT(POWER([.Z$4]-[.V82];2)+POWER([.Z$5]-[.W82];2)+POWER([.Z$6]-[.X82];2))" office:value-type="float" office:value="49.5761060338413" calcext:value-type="float">
            <text:p>49,5761060338413</text:p>
          </table:table-cell>
          <table:table-cell table:formula="of:=SQRT(POWER([.AA$4]-[.$B82];2)+POWER([.AA$5]-[.$C82];2)+POWER([.AA$6]-[.$D82];2))" office:value-type="float" office:value="10.2399381834072" calcext:value-type="float">
            <text:p>10,2399381834072</text:p>
          </table:table-cell>
          <table:table-cell table:formula="of:=SQRT(POWER([.AB$4]-[.X82];2)+POWER([.AB$5]-[.Y82];2)+POWER([.AB$6]-[.Z82];2))" office:value-type="float" office:value="40.845111963001" calcext:value-type="float">
            <text:p>40,845111963001</text:p>
          </table:table-cell>
          <table:table-cell table:formula="of:=SQRT(POWER([.AC$4]-[.$B82];2)+POWER([.AC$5]-[.$C82];2)+POWER([.AC$6]-[.$D82];2))" office:value-type="float" office:value="20.3781525659222" calcext:value-type="float">
            <text:p>20,3781525659222</text:p>
          </table:table-cell>
          <table:table-cell table:formula="of:=SQRT(POWER([.AD$4]-[.Z82];2)+POWER([.AD$5]-[.AA82];2)+POWER([.AD$6]-[.AB82];2))" office:value-type="float" office:value="30.0281282940642" calcext:value-type="float">
            <text:p>30,0281282940642</text:p>
          </table:table-cell>
          <table:table-cell table:formula="of:=SQRT(POWER([.AE$4]-[.$B82];2)+POWER([.AE$5]-[.$C82];2)+POWER([.AE$6]-[.$D82];2))" office:value-type="float" office:value="22.0588789606362" calcext:value-type="float">
            <text:p>22,0588789606362</text:p>
          </table:table-cell>
          <table:table-cell table:formula="of:=SQRT(POWER([.AF$4]-[.AB82];2)+POWER([.AF$5]-[.AC82];2)+POWER([.AF$6]-[.AD82];2))" office:value-type="float" office:value="20.3268308351022" calcext:value-type="float">
            <text:p>20,3268308351022</text:p>
          </table:table-cell>
          <table:table-cell table:formula="of:=SQRT(POWER([.AG$4]-[.$B82];2)+POWER([.AG$5]-[.$C82];2)+POWER([.AG$6]-[.$D82];2))" office:value-type="float" office:value="22.5260989521044" calcext:value-type="float">
            <text:p>22,5260989521044</text:p>
          </table:table-cell>
          <table:table-cell table:formula="of:=SQRT(POWER([.AH$4]-[.AD82];2)+POWER([.AH$5]-[.AE82];2)+POWER([.AH$6]-[.AF82];2))" office:value-type="float" office:value="19.8585117835443" calcext:value-type="float">
            <text:p>19,8585117835443</text:p>
          </table:table-cell>
          <table:table-cell table:formula="of:=SQRT(POWER([.AI$4]-[.$B82];2)+POWER([.AI$5]-[.$C82];2)+POWER([.AI$6]-[.$D82];2))" office:value-type="float" office:value="21.7992731300839" calcext:value-type="float">
            <text:p>21,7992731300839</text:p>
          </table:table-cell>
          <table:table-cell table:formula="of:=SQRT(POWER([.AJ$4]-[.AF82];2)+POWER([.AJ$5]-[.AG82];2)+POWER([.AJ$6]-[.AH82];2))" office:value-type="float" office:value="31.1290883491536" calcext:value-type="float">
            <text:p>31,1290883491536</text:p>
          </table:table-cell>
          <table:table-cell table:formula="of:=SQRT(POWER([.AK$4]-[.$B82];2)+POWER([.AK$5]-[.$C82];2)+POWER([.AK$6]-[.$D82];2))" office:value-type="float" office:value="22.4723729499134" calcext:value-type="float">
            <text:p>22,4723729499134</text:p>
          </table:table-cell>
          <table:table-cell table:formula="of:=SQRT(POWER([.AL$4]-[.AH82];2)+POWER([.AL$5]-[.AI82];2)+POWER([.AL$6]-[.AJ82];2))" office:value-type="float" office:value="34.6705025820449" calcext:value-type="float">
            <text:p>34,6705025820449</text:p>
          </table:table-cell>
          <table:table-cell table:formula="of:=SQRT(POWER([.AM$4]-[.$B82];2)+POWER([.AM$5]-[.$C82];2)+POWER([.AM$6]-[.$D82];2))" office:value-type="float" office:value="23.534356693991" calcext:value-type="float">
            <text:p>23,534356693991</text:p>
          </table:table-cell>
          <table:table-cell table:formula="of:=SQRT(POWER([.AN$4]-[.AJ82];2)+POWER([.AN$5]-[.AK82];2)+POWER([.AN$6]-[.AL82];2))" office:value-type="float" office:value="30.6708690917482" calcext:value-type="float">
            <text:p>30,6708690917482</text:p>
          </table:table-cell>
          <table:table-cell table:formula="of:=SQRT(POWER([.AO$4]-[.$B82];2)+POWER([.AO$5]-[.$C82];2)+POWER([.AO$6]-[.$D82];2))" office:value-type="float" office:value="24.6009013452759" calcext:value-type="float">
            <text:p>24,6009013452759</text:p>
          </table:table-cell>
          <table:table-cell table:formula="of:=SQRT(POWER([.AP$4]-[.AL82];2)+POWER([.AP$5]-[.AM82];2)+POWER([.AP$6]-[.AN82];2))" office:value-type="float" office:value="26.6953359440216" calcext:value-type="float">
            <text:p>26,6953359440216</text:p>
          </table:table-cell>
          <table:table-cell table:formula="of:=SQRT(POWER([.AQ$4]-[.$B82];2)+POWER([.AQ$5]-[.$C82];2)+POWER([.AQ$6]-[.$D82];2))" office:value-type="float" office:value="10.9977951881275" calcext:value-type="float">
            <text:p>10,9977951881275</text:p>
          </table:table-cell>
          <table:table-cell table:formula="of:=SQRT(POWER([.AR$4]-[.AN82];2)+POWER([.AR$5]-[.AO82];2)+POWER([.AR$6]-[.AP82];2))" office:value-type="float" office:value="25.6421433713568" calcext:value-type="float">
            <text:p>25,6421433713568</text:p>
          </table:table-cell>
          <table:table-cell table:formula="of:=SQRT(POWER([.AS$4]-[.$B82];2)+POWER([.AS$5]-[.$C82];2)+POWER([.AS$6]-[.$D82];2))" office:value-type="float" office:value="10.107454921987" calcext:value-type="float">
            <text:p>10,107454921987</text:p>
          </table:table-cell>
          <table:table-cell table:formula="of:=SQRT(POWER([.AT$4]-[.AP82];2)+POWER([.AT$5]-[.AQ82];2)+POWER([.AT$6]-[.AR82];2))" office:value-type="float" office:value="36.4628801329282" calcext:value-type="float">
            <text:p>36,4628801329282</text:p>
          </table:table-cell>
          <table:table-cell table:formula="of:=SQRT(POWER([.AU$4]-[.$B82];2)+POWER([.AU$5]-[.$C82];2)+POWER([.AU$6]-[.$D82];2))" office:value-type="float" office:value="10.6787694047582" calcext:value-type="float">
            <text:p>10,6787694047582</text:p>
          </table:table-cell>
          <table:table-cell table:formula="of:=SQRT(POWER([.AV$4]-[.AR82];2)+POWER([.AV$5]-[.AS82];2)+POWER([.AV$6]-[.AT82];2))" office:value-type="float" office:value="40.6035659588233" calcext:value-type="float">
            <text:p>40,6035659588233</text:p>
          </table:table-cell>
          <table:table-cell table:formula="of:=SQRT(POWER([.AW$4]-[.$B82];2)+POWER([.AW$5]-[.$C82];2)+POWER([.AW$6]-[.$D82];2))" office:value-type="float" office:value="11.9679999164439" calcext:value-type="float">
            <text:p>11,9679999164439</text:p>
          </table:table-cell>
          <table:table-cell table:formula="of:=SQRT(POWER([.AX$4]-[.AT82];2)+POWER([.AX$5]-[.AU82];2)+POWER([.AX$6]-[.AV82];2))" office:value-type="float" office:value="38.4834047971032" calcext:value-type="float">
            <text:p>38,4834047971032</text:p>
          </table:table-cell>
          <table:table-cell table:formula="of:=SQRT(POWER([.AY$4]-[.$B82];2)+POWER([.AY$5]-[.$C82];2)+POWER([.AY$6]-[.$D82];2))" office:value-type="float" office:value="5.6141055387301" calcext:value-type="float">
            <text:p>5,6141055387301</text:p>
          </table:table-cell>
          <table:table-cell table:formula="of:=SQRT(POWER([.AZ$4]-[.AV82];2)+POWER([.AZ$5]-[.AW82];2)+POWER([.AZ$6]-[.AX82];2))" office:value-type="float" office:value="43.6530994489527" calcext:value-type="float">
            <text:p>43,6530994489527</text:p>
          </table:table-cell>
          <table:table-cell table:formula="of:=SQRT(POWER([.BA$4]-[.$B82];2)+POWER([.BA$5]-[.$C82];2)+POWER([.BA$6]-[.$D82];2))" office:value-type="float" office:value="6.25295809997156" calcext:value-type="float">
            <text:p>6,25295809997156</text:p>
          </table:table-cell>
          <table:table-cell table:formula="of:=SQRT(POWER([.BB$4]-[.AX82];2)+POWER([.BB$5]-[.AY82];2)+POWER([.BB$6]-[.AZ82];2))" office:value-type="float" office:value="53.6949932461042" calcext:value-type="float">
            <text:p>53,6949932461042</text:p>
          </table:table-cell>
          <table:table-cell table:formula="of:=SQRT(POWER([.BC$4]-[.$B82];2)+POWER([.BC$5]-[.$C82];2)+POWER([.BC$6]-[.$D82];2))" office:value-type="float" office:value="4.74683979085033" calcext:value-type="float">
            <text:p>4,74683979085033</text:p>
          </table:table-cell>
          <table:table-cell table:formula="of:=SQRT(POWER([.BD$4]-[.AZ82];2)+POWER([.BD$5]-[.BA82];2)+POWER([.BD$6]-[.BB82];2))" office:value-type="float" office:value="58.0425980427342" calcext:value-type="float">
            <text:p>58,0425980427342</text:p>
          </table:table-cell>
          <table:table-cell table:formula="of:=SQRT(POWER([.BE$4]-[.$B82];2)+POWER([.BE$5]-[.$C82];2)+POWER([.BE$6]-[.$D82];2))" office:value-type="float" office:value="3.94904785992776" calcext:value-type="float">
            <text:p>3,94904785992776</text:p>
          </table:table-cell>
          <table:table-cell table:formula="of:=SQRT(POWER([.BF$4]-[.BB82];2)+POWER([.BF$5]-[.BC82];2)+POWER([.BF$6]-[.BD82];2))" office:value-type="float" office:value="65.3621873667141" calcext:value-type="float">
            <text:p>65,3621873667141</text:p>
          </table:table-cell>
          <table:table-cell table:formula="of:=SQRT(POWER([.BG$4]-[.$B82];2)+POWER([.BG$5]-[.$C82];2)+POWER([.BG$6]-[.$D82];2))" office:value-type="float" office:value="4.65912706416127" calcext:value-type="float">
            <text:p>4,65912706416127</text:p>
          </table:table-cell>
          <table:table-cell table:formula="of:=SQRT(POWER([.BH$4]-[.BD82];2)+POWER([.BH$5]-[.BE82];2)+POWER([.BH$6]-[.BF82];2))" office:value-type="float" office:value="72.4866847113463" calcext:value-type="float">
            <text:p>72,4866847113463</text:p>
          </table:table-cell>
          <table:table-cell table:formula="of:=SQRT(POWER([.BI$4]-[.$B82];2)+POWER([.BI$5]-[.$C82];2)+POWER([.BI$6]-[.$D82];2))" office:value-type="float" office:value="5.93338191927673" calcext:value-type="float">
            <text:p>5,93338191927673</text:p>
          </table:table-cell>
          <table:table-cell table:formula="of:=SQRT(POWER([.BJ$4]-[.BF82];2)+POWER([.BJ$5]-[.BG82];2)+POWER([.BJ$6]-[.BH82];2))" office:value-type="float" office:value="79.5049849085754" calcext:value-type="float">
            <text:p>79,5049849085754</text:p>
          </table:table-cell>
          <table:table-cell table:formula="of:=SQRT(POWER([.BK$4]-[.$B82];2)+POWER([.BK$5]-[.$C82];2)+POWER([.BK$6]-[.$D82];2))" office:value-type="float" office:value="5.99313657444914" calcext:value-type="float">
            <text:p>5,99313657444914</text:p>
          </table:table-cell>
          <table:table-cell table:formula="of:=SQRT(POWER([.BL$4]-[.BH82];2)+POWER([.BL$5]-[.BI82];2)+POWER([.BL$6]-[.BJ82];2))" office:value-type="float" office:value="87.6466489676918" calcext:value-type="float">
            <text:p>87,6466489676918</text:p>
          </table:table-cell>
          <table:table-cell table:formula="of:=SQRT(POWER([.BM$4]-[.$B82];2)+POWER([.BM$5]-[.$C82];2)+POWER([.BM$6]-[.$D82];2))" office:value-type="float" office:value="3.99826612420934" calcext:value-type="float">
            <text:p>3,99826612420934</text:p>
          </table:table-cell>
          <table:table-cell table:formula="of:=SQRT(POWER([.BN$4]-[.BJ82];2)+POWER([.BN$5]-[.BK82];2)+POWER([.BN$6]-[.BL82];2))" office:value-type="float" office:value="97.9078849225416" calcext:value-type="float">
            <text:p>97,9078849225416</text:p>
          </table:table-cell>
          <table:table-cell table:formula="of:=SQRT(POWER([.BO$4]-[.$B82];2)+POWER([.BO$5]-[.$C82];2)+POWER([.BO$6]-[.$D82];2))" office:value-type="float" office:value="6.06934765852146" calcext:value-type="float">
            <text:p>6,06934765852146</text:p>
          </table:table-cell>
          <table:table-cell table:formula="of:=SQRT(POWER([.BP$4]-[.BL82];2)+POWER([.BP$5]-[.BM82];2)+POWER([.BP$6]-[.BN82];2))" office:value-type="float" office:value="110.893290770722" calcext:value-type="float">
            <text:p>110,893290770722</text:p>
          </table:table-cell>
          <table:table-cell table:formula="of:=SQRT(POWER([.BQ$4]-[.$B82];2)+POWER([.BQ$5]-[.$C82];2)+POWER([.BQ$6]-[.$D82];2))" office:value-type="float" office:value="8.40731140139343" calcext:value-type="float">
            <text:p>8,40731140139343</text:p>
          </table:table-cell>
          <table:table-cell table:formula="of:=SQRT(POWER([.BR$4]-[.BN82];2)+POWER([.BR$5]-[.BO82];2)+POWER([.BR$6]-[.BP82];2))" office:value-type="float" office:value="125.097177280068" calcext:value-type="float">
            <text:p>125,097177280068</text:p>
          </table:table-cell>
          <table:table-cell table:formula="of:=SQRT(POWER([.BS$4]-[.$B82];2)+POWER([.BS$5]-[.$C82];2)+POWER([.BS$6]-[.$D82];2))" office:value-type="float" office:value="9.49706723151942" calcext:value-type="float">
            <text:p>9,49706723151942</text:p>
          </table:table-cell>
          <table:table-cell table:formula="of:=SQRT(POWER([.BT$4]-[.BP82];2)+POWER([.BT$5]-[.BQ82];2)+POWER([.BT$6]-[.BR82];2))" office:value-type="float" office:value="143.406974012345" calcext:value-type="float">
            <text:p>143,406974012345</text:p>
          </table:table-cell>
          <table:table-cell table:formula="of:=SQRT(POWER([.BU$4]-[.$B82];2)+POWER([.BU$5]-[.$C82];2)+POWER([.BU$6]-[.$D82];2))" office:value-type="float" office:value="9.43749018542536" calcext:value-type="float">
            <text:p>9,43749018542536</text:p>
          </table:table-cell>
          <table:table-cell table:formula="of:=SQRT(POWER([.BV$4]-[.BR82];2)+POWER([.BV$5]-[.BS82];2)+POWER([.BV$6]-[.BT82];2))" office:value-type="float" office:value="167.438922269284" calcext:value-type="float">
            <text:p>167,438922269284</text:p>
          </table:table-cell>
          <table:table-cell table:formula="of:=SQRT(POWER([.BW$4]-[.$B82];2)+POWER([.BW$5]-[.$C82];2)+POWER([.BW$6]-[.$D82];2))" office:value-type="float" office:value="3.19810584565302" calcext:value-type="float">
            <text:p>3,19810584565302</text:p>
          </table:table-cell>
          <table:table-cell table:formula="of:=SQRT(POWER([.BX$4]-[.BT82];2)+POWER([.BX$5]-[.BU82];2)+POWER([.BX$6]-[.BV82];2))" office:value-type="float" office:value="193.758627437923" calcext:value-type="float">
            <text:p>193,758627437923</text:p>
          </table:table-cell>
          <table:table-cell table:formula="of:=SQRT(POWER([.BY$4]-[.$B82];2)+POWER([.BY$5]-[.$C82];2)+POWER([.BY$6]-[.$D82];2))" office:value-type="float" office:value="3.89331465463556" calcext:value-type="float">
            <text:p>3,89331465463556</text:p>
          </table:table-cell>
          <table:table-cell table:formula="of:=SQRT(POWER([.BZ$4]-[.BV82];2)+POWER([.BZ$5]-[.BW82];2)+POWER([.BZ$6]-[.BX82];2))" office:value-type="float" office:value="229.826703237613" calcext:value-type="float">
            <text:p>229,826703237613</text:p>
          </table:table-cell>
          <table:table-cell table:formula="of:=SQRT(POWER([.CA$4]-[.$B82];2)+POWER([.CA$5]-[.$C82];2)+POWER([.CA$6]-[.$D82];2))" office:value-type="float" office:value="1.51351676568183" calcext:value-type="float">
            <text:p>1,51351676568183</text:p>
          </table:table-cell>
          <table:table-cell table:formula="of:=SQRT(POWER([.CB$4]-[.BX82];2)+POWER([.CB$5]-[.BY82];2)+POWER([.CB$6]-[.BZ82];2))" office:value-type="float" office:value="271.680869060821" calcext:value-type="float">
            <text:p>271,680869060821</text:p>
          </table:table-cell>
          <table:table-cell table:formula="of:=SQRT(POWER([.CC$4]-[.$B82];2)+POWER([.CC$5]-[.$C82];2)+POWER([.CC$6]-[.$D82];2))" office:value-type="float" office:value="1.39448664389445" calcext:value-type="float">
            <text:p>1,39448664389445</text:p>
          </table:table-cell>
          <table:table-cell table:formula="of:=SQRT(POWER([.CD$4]-[.BZ82];2)+POWER([.CD$5]-[.CA82];2)+POWER([.CD$6]-[.CB82];2))" office:value-type="float" office:value="326.41074405606" calcext:value-type="float">
            <text:p>326,41074405606</text:p>
          </table:table-cell>
          <table:table-cell table:formula="of:=SQRT(POWER([.CE$4]-[.$B82];2)+POWER([.CE$5]-[.$C82];2)+POWER([.CE$6]-[.$D82];2))" office:value-type="float" office:value="2.39577983128667" calcext:value-type="float">
            <text:p>2,39577983128667</text:p>
          </table:table-cell>
          <table:table-cell table:formula="of:=SQRT(POWER([.CF$4]-[.CB82];2)+POWER([.CF$5]-[.CC82];2)+POWER([.CF$6]-[.CD82];2))" office:value-type="float" office:value="394.496206692651" calcext:value-type="float">
            <text:p>394,496206692651</text:p>
          </table:table-cell>
          <table:table-cell table:formula="of:=SQRT(POWER([.CG$4]-[.$B82];2)+POWER([.CG$5]-[.$C82];2)+POWER([.CG$6]-[.$D82];2))" office:value-type="float" office:value="2.7447284018642" calcext:value-type="float">
            <text:p>2,7447284018642</text:p>
          </table:table-cell>
          <table:table-cell table:formula="of:=SQRT(POWER([.CH$4]-[.CD82];2)+POWER([.CH$5]-[.CE82];2)+POWER([.CH$6]-[.CF82];2))" office:value-type="float" office:value="480.742997192222" calcext:value-type="float">
            <text:p>480,742997192222</text:p>
          </table:table-cell>
          <table:table-cell table:formula="of:=SQRT(POWER([.CI$4]-[.$B82];2)+POWER([.CI$5]-[.$C82];2)+POWER([.CI$6]-[.$D82];2))" office:value-type="float" office:value="4.77702103826223" calcext:value-type="float">
            <text:p>4,77702103826223</text:p>
          </table:table-cell>
          <table:table-cell table:formula="of:=SQRT(POWER([.CJ$4]-[.CF82];2)+POWER([.CJ$5]-[.CG82];2)+POWER([.CJ$6]-[.CH82];2))" office:value-type="float" office:value="595.403649420591" calcext:value-type="float">
            <text:p>595,403649420591</text:p>
          </table:table-cell>
          <table:table-cell table:formula="of:=SQRT(POWER([.CK$4]-[.CG82];2)+POWER([.CK$5]-[.CH82];2)+POWER([.CK$6]-[.CI82];2))" office:value-type="float" office:value="445.147068464416" calcext:value-type="float">
            <text:p>445,147068464416</text:p>
          </table:table-cell>
          <table:table-cell table:formula="of:=SQRT(POWER([.CL$4]-[.$B82];2)+POWER([.CL$5]-[.$C82];2)+POWER([.CL$6]-[.$D82];2))" office:value-type="float" office:value="6.36563029086672" calcext:value-type="float">
            <text:p>6,36563029086672</text:p>
          </table:table-cell>
          <table:table-cell table:formula="of:=SQRT(POWER([.CM$4]-[.CI82];2)+POWER([.CM$5]-[.CJ82];2)+POWER([.CM$6]-[.CK82];2))" office:value-type="float" office:value="711.136222787102" calcext:value-type="float">
            <text:p>711,136222787102</text:p>
          </table:table-cell>
          <table:table-cell table:formula="of:=SQRT(POWER([.CN$4]-[.$B82];2)+POWER([.CN$5]-[.$C82];2)+POWER([.CN$6]-[.$D82];2))" office:value-type="float" office:value="7.34297085654029" calcext:value-type="float">
            <text:p>7,34297085654029</text:p>
          </table:table-cell>
          <table:table-cell table:formula="of:=SQRT(POWER([.CO$4]-[.CK82];2)+POWER([.CO$5]-[.CL82];2)+POWER([.CO$6]-[.CM82];2))" office:value-type="float" office:value="818.138745295854" calcext:value-type="float">
            <text:p>818,138745295854</text:p>
          </table:table-cell>
          <table:table-cell table:formula="of:=SQRT(POWER([.CP$4]-[.$B82];2)+POWER([.CP$5]-[.$C82];2)+POWER([.CP$6]-[.$D82];2))" office:value-type="float" office:value="6.9915532608999" calcext:value-type="float">
            <text:p>6,9915532608999</text:p>
          </table:table-cell>
          <table:table-cell table:formula="of:=SQRT(POWER([.CQ$4]-[.CM82];2)+POWER([.CQ$5]-[.CN82];2)+POWER([.CQ$6]-[.CO82];2))" office:value-type="float" office:value="1060.01736370746" calcext:value-type="float">
            <text:p>1060,01736370746</text:p>
          </table:table-cell>
          <table:table-cell table:formula="of:=SQRT(POWER([.CR$4]-[.$B82];2)+POWER([.CR$5]-[.$C82];2)+POWER([.CR$6]-[.$D82];2))" office:value-type="float" office:value="7.59264604732764" calcext:value-type="float">
            <text:p>7,59264604732764</text:p>
          </table:table-cell>
          <table:table-cell table:formula="of:=SQRT(POWER([.CS$4]-[.CO82];2)+POWER([.CS$5]-[.CP82];2)+POWER([.CS$6]-[.CQ82];2))" office:value-type="float" office:value="1316.51493265091" calcext:value-type="float">
            <text:p>1316,51493265091</text:p>
          </table:table-cell>
          <table:table-cell table:formula="of:=SQRT(POWER([.CT$4]-[.CP82];2)+POWER([.CT$5]-[.CQ82];2)+POWER([.CT$6]-[.CR82];2))" office:value-type="float" office:value="1023.08169602061" calcext:value-type="float">
            <text:p>1023,08169602061</text:p>
          </table:table-cell>
          <table:table-cell table:formula="of:=SQRT(POWER([.CU$4]-[.$B82];2)+POWER([.CU$5]-[.$C82];2)+POWER([.CU$6]-[.$D82];2))" office:value-type="float" office:value="7.66782700639497" calcext:value-type="float">
            <text:p>7,66782700639497</text:p>
          </table:table-cell>
          <table:table-cell table:formula="of:=SQRT(POWER([.CV$4]-[.CR82];2)+POWER([.CV$5]-[.CS82];2)+POWER([.CV$6]-[.CT82];2))" office:value-type="float" office:value="1636.14834042931" calcext:value-type="float">
            <text:p>1636,14834042931</text:p>
          </table:table-cell>
          <table:table-cell table:formula="of:=SQRT(POWER([.CW$4]-[.$B82];2)+POWER([.CW$5]-[.$C82];2)+POWER([.CW$6]-[.$D82];2))" office:value-type="float" office:value="9.60893672577772" calcext:value-type="float">
            <text:p>9,60893672577772</text:p>
          </table:table-cell>
          <table:table-cell table:formula="of:=SQRT(POWER([.CX$4]-[.CT82];2)+POWER([.CX$5]-[.CU82];2)+POWER([.CX$6]-[.CV82];2))" office:value-type="float" office:value="1906.3008903095" calcext:value-type="float">
            <text:p>1906,3008903095</text:p>
          </table:table-cell>
          <table:table-cell table:formula="of:=SQRT(POWER([.CY$4]-[.$B82];2)+POWER([.CY$5]-[.$C82];2)+POWER([.CY$6]-[.$D82];2))" office:value-type="float" office:value="9.51560292361971" calcext:value-type="float">
            <text:p>9,51560292361971</text:p>
          </table:table-cell>
          <table:table-cell table:formula="of:=SQRT(POWER([.CZ$4]-[.$B82];2)+POWER([.CZ$5]-[.$C82];2)+POWER([.CZ$6]-[.$D82];2))" office:value-type="float" office:value="9.02340146507956" calcext:value-type="float">
            <text:p>9,02340146507956</text:p>
          </table:table-cell>
          <table:table-cell table:formula="of:=SQRT(POWER([.DA$4]-[.$B82];2)+POWER([.DA$5]-[.$C82];2)+POWER([.DA$6]-[.$D82];2))" office:value-type="float" office:value="10.3008009882727" calcext:value-type="float">
            <text:p>10,3008009882727</text:p>
          </table:table-cell>
          <table:table-cell table:formula="of:=SQRT(POWER([.DB$4]-[.$B82];2)+POWER([.DB$5]-[.$C82];2)+POWER([.DB$6]-[.$D82];2))" office:value-type="float" office:value="8.61259711120868" calcext:value-type="float">
            <text:p>8,612597111208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233" calcext:value-type="float">
            <text:p>34,233</text:p>
          </table:table-cell>
          <table:table-cell office:value-type="float" office:value="39.431" calcext:value-type="float">
            <text:p>39,431</text:p>
          </table:table-cell>
          <table:table-cell office:value-type="float" office:value="13.008" calcext:value-type="float">
            <text:p>13,008</text:p>
          </table:table-cell>
          <table:table-cell/>
          <table:table-cell table:formula="of:=SQRT(POWER([.F$4]-[.B83];2)+POWER([.F$5]-[.C83];2)+POWER([.F$6]-[.D83];2))" office:value-type="float" office:value="14.0375492875359" calcext:value-type="float">
            <text:p>14,0375492875359</text:p>
          </table:table-cell>
          <table:table-cell table:formula="of:=SQRT(POWER([.G$4]-[.$B83];2)+POWER([.G$5]-[.$C83];2)+POWER([.G$6]-[.$D83];2))" office:value-type="float" office:value="13.1772253528579" calcext:value-type="float">
            <text:p>13,1772253528579</text:p>
          </table:table-cell>
          <table:table-cell table:formula="of:=SQRT(POWER([.H$4]-[.D83];2)+POWER([.H$5]-[.E83];2)+POWER([.H$6]-[.F83];2))" office:value-type="float" office:value="49.3950718480745" calcext:value-type="float">
            <text:p>49,3950718480745</text:p>
          </table:table-cell>
          <table:table-cell table:formula="of:=SQRT(POWER([.I$4]-[.$B83];2)+POWER([.I$5]-[.$C83];2)+POWER([.I$6]-[.$D83];2))" office:value-type="float" office:value="13.224154642169" calcext:value-type="float">
            <text:p>13,224154642169</text:p>
          </table:table-cell>
          <table:table-cell table:formula="of:=SQRT(POWER([.J$4]-[.F83];2)+POWER([.J$5]-[.G83];2)+POWER([.J$6]-[.H83];2))" office:value-type="float" office:value="58.4864821990371" calcext:value-type="float">
            <text:p>58,4864821990371</text:p>
          </table:table-cell>
          <table:table-cell table:formula="of:=SQRT(POWER([.K$4]-[.$B83];2)+POWER([.K$5]-[.$C83];2)+POWER([.K$6]-[.$D83];2))" office:value-type="float" office:value="11.8113158030763" calcext:value-type="float">
            <text:p>11,8113158030763</text:p>
          </table:table-cell>
          <table:table-cell table:formula="of:=SQRT(POWER([.L$4]-[.H83];2)+POWER([.L$5]-[.I83];2)+POWER([.L$6]-[.J83];2))" office:value-type="float" office:value="64.1921356114172" calcext:value-type="float">
            <text:p>64,1921356114172</text:p>
          </table:table-cell>
          <table:table-cell table:formula="of:=SQRT(POWER([.M$4]-[.$B83];2)+POWER([.M$5]-[.$C83];2)+POWER([.M$6]-[.$D83];2))" office:value-type="float" office:value="11.8737140777433" calcext:value-type="float">
            <text:p>11,8737140777433</text:p>
          </table:table-cell>
          <table:table-cell table:formula="of:=SQRT(POWER([.N$4]-[.J83];2)+POWER([.N$5]-[.K83];2)+POWER([.N$6]-[.L83];2))" office:value-type="float" office:value="63.1231835891864" calcext:value-type="float">
            <text:p>63,1231835891864</text:p>
          </table:table-cell>
          <table:table-cell table:formula="of:=SQRT(POWER([.O$4]-[.$B83];2)+POWER([.O$5]-[.$C83];2)+POWER([.O$6]-[.$D83];2))" office:value-type="float" office:value="9.37293411904725" calcext:value-type="float">
            <text:p>9,37293411904725</text:p>
          </table:table-cell>
          <table:table-cell table:formula="of:=SQRT(POWER([.P$4]-[.L83];2)+POWER([.P$5]-[.M83];2)+POWER([.P$6]-[.N83];2))" office:value-type="float" office:value="61.7934343870584" calcext:value-type="float">
            <text:p>61,7934343870584</text:p>
          </table:table-cell>
          <table:table-cell table:formula="of:=SQRT(POWER([.Q$4]-[.$B83];2)+POWER([.Q$5]-[.$C83];2)+POWER([.Q$6]-[.$D83];2))" office:value-type="float" office:value="8.50188737869422" calcext:value-type="float">
            <text:p>8,50188737869422</text:p>
          </table:table-cell>
          <table:table-cell table:formula="of:=SQRT(POWER([.R$4]-[.N83];2)+POWER([.R$5]-[.O83];2)+POWER([.R$6]-[.P83];2))" office:value-type="float" office:value="62.3503540774816" calcext:value-type="float">
            <text:p>62,3503540774816</text:p>
          </table:table-cell>
          <table:table-cell table:formula="of:=SQRT(POWER([.S$4]-[.$B83];2)+POWER([.S$5]-[.$C83];2)+POWER([.S$6]-[.$D83];2))" office:value-type="float" office:value="11.5414081030003" calcext:value-type="float">
            <text:p>11,5414081030003</text:p>
          </table:table-cell>
          <table:table-cell table:formula="of:=SQRT(POWER([.T$4]-[.P83];2)+POWER([.T$5]-[.Q83];2)+POWER([.T$6]-[.R83];2))" office:value-type="float" office:value="64.0355707948208" calcext:value-type="float">
            <text:p>64,0355707948208</text:p>
          </table:table-cell>
          <table:table-cell table:formula="of:=SQRT(POWER([.U$4]-[.$B83];2)+POWER([.U$5]-[.$C83];2)+POWER([.U$6]-[.$D83];2))" office:value-type="float" office:value="9.45234410080378" calcext:value-type="float">
            <text:p>9,45234410080378</text:p>
          </table:table-cell>
          <table:table-cell table:formula="of:=SQRT(POWER([.V$4]-[.R83];2)+POWER([.V$5]-[.S83];2)+POWER([.V$6]-[.T83];2))" office:value-type="float" office:value="57.1702595772551" calcext:value-type="float">
            <text:p>57,1702595772551</text:p>
          </table:table-cell>
          <table:table-cell table:formula="of:=SQRT(POWER([.W$4]-[.$B83];2)+POWER([.W$5]-[.$C83];2)+POWER([.W$6]-[.$D83];2))" office:value-type="float" office:value="10.7481870564296" calcext:value-type="float">
            <text:p>10,7481870564296</text:p>
          </table:table-cell>
          <table:table-cell table:formula="of:=SQRT(POWER([.X$4]-[.T83];2)+POWER([.X$5]-[.U83];2)+POWER([.X$6]-[.V83];2))" office:value-type="float" office:value="52.9619756645876" calcext:value-type="float">
            <text:p>52,9619756645876</text:p>
          </table:table-cell>
          <table:table-cell table:formula="of:=SQRT(POWER([.Y$4]-[.$B83];2)+POWER([.Y$5]-[.$C83];2)+POWER([.Y$6]-[.$D83];2))" office:value-type="float" office:value="11.2931916215036" calcext:value-type="float">
            <text:p>11,2931916215036</text:p>
          </table:table-cell>
          <table:table-cell table:formula="of:=SQRT(POWER([.Z$4]-[.V83];2)+POWER([.Z$5]-[.W83];2)+POWER([.Z$6]-[.X83];2))" office:value-type="float" office:value="44.6928640096345" calcext:value-type="float">
            <text:p>44,6928640096345</text:p>
          </table:table-cell>
          <table:table-cell table:formula="of:=SQRT(POWER([.AA$4]-[.$B83];2)+POWER([.AA$5]-[.$C83];2)+POWER([.AA$6]-[.$D83];2))" office:value-type="float" office:value="10.5635617572862" calcext:value-type="float">
            <text:p>10,5635617572862</text:p>
          </table:table-cell>
          <table:table-cell table:formula="of:=SQRT(POWER([.AB$4]-[.X83];2)+POWER([.AB$5]-[.Y83];2)+POWER([.AB$6]-[.Z83];2))" office:value-type="float" office:value="35.3737819359819" calcext:value-type="float">
            <text:p>35,3737819359819</text:p>
          </table:table-cell>
          <table:table-cell table:formula="of:=SQRT(POWER([.AC$4]-[.$B83];2)+POWER([.AC$5]-[.$C83];2)+POWER([.AC$6]-[.$D83];2))" office:value-type="float" office:value="20.9013928961684" calcext:value-type="float">
            <text:p>20,9013928961684</text:p>
          </table:table-cell>
          <table:table-cell table:formula="of:=SQRT(POWER([.AD$4]-[.Z83];2)+POWER([.AD$5]-[.AA83];2)+POWER([.AD$6]-[.AB83];2))" office:value-type="float" office:value="25.3423802997385" calcext:value-type="float">
            <text:p>25,3423802997385</text:p>
          </table:table-cell>
          <table:table-cell table:formula="of:=SQRT(POWER([.AE$4]-[.$B83];2)+POWER([.AE$5]-[.$C83];2)+POWER([.AE$6]-[.$D83];2))" office:value-type="float" office:value="22.4915388535333" calcext:value-type="float">
            <text:p>22,4915388535333</text:p>
          </table:table-cell>
          <table:table-cell table:formula="of:=SQRT(POWER([.AF$4]-[.AB83];2)+POWER([.AF$5]-[.AC83];2)+POWER([.AF$6]-[.AD83];2))" office:value-type="float" office:value="19.1094298656749" calcext:value-type="float">
            <text:p>19,1094298656749</text:p>
          </table:table-cell>
          <table:table-cell table:formula="of:=SQRT(POWER([.AG$4]-[.$B83];2)+POWER([.AG$5]-[.$C83];2)+POWER([.AG$6]-[.$D83];2))" office:value-type="float" office:value="23.0794778320481" calcext:value-type="float">
            <text:p>23,0794778320481</text:p>
          </table:table-cell>
          <table:table-cell table:formula="of:=SQRT(POWER([.AH$4]-[.AD83];2)+POWER([.AH$5]-[.AE83];2)+POWER([.AH$6]-[.AF83];2))" office:value-type="float" office:value="23.4797495060612" calcext:value-type="float">
            <text:p>23,4797495060612</text:p>
          </table:table-cell>
          <table:table-cell table:formula="of:=SQRT(POWER([.AI$4]-[.$B83];2)+POWER([.AI$5]-[.$C83];2)+POWER([.AI$6]-[.$D83];2))" office:value-type="float" office:value="22.3424162077426" calcext:value-type="float">
            <text:p>22,3424162077426</text:p>
          </table:table-cell>
          <table:table-cell table:formula="of:=SQRT(POWER([.AJ$4]-[.AF83];2)+POWER([.AJ$5]-[.AG83];2)+POWER([.AJ$6]-[.AH83];2))" office:value-type="float" office:value="33.0894311476464" calcext:value-type="float">
            <text:p>33,0894311476464</text:p>
          </table:table-cell>
          <table:table-cell table:formula="of:=SQRT(POWER([.AK$4]-[.$B83];2)+POWER([.AK$5]-[.$C83];2)+POWER([.AK$6]-[.$D83];2))" office:value-type="float" office:value="22.9402551642304" calcext:value-type="float">
            <text:p>22,9402551642304</text:p>
          </table:table-cell>
          <table:table-cell table:formula="of:=SQRT(POWER([.AL$4]-[.AH83];2)+POWER([.AL$5]-[.AI83];2)+POWER([.AL$6]-[.AJ83];2))" office:value-type="float" office:value="32.2961440341158" calcext:value-type="float">
            <text:p>32,2961440341158</text:p>
          </table:table-cell>
          <table:table-cell table:formula="of:=SQRT(POWER([.AM$4]-[.$B83];2)+POWER([.AM$5]-[.$C83];2)+POWER([.AM$6]-[.$D83];2))" office:value-type="float" office:value="24.1280378398244" calcext:value-type="float">
            <text:p>24,1280378398244</text:p>
          </table:table-cell>
          <table:table-cell table:formula="of:=SQRT(POWER([.AN$4]-[.AJ83];2)+POWER([.AN$5]-[.AK83];2)+POWER([.AN$6]-[.AL83];2))" office:value-type="float" office:value="27.6163067560899" calcext:value-type="float">
            <text:p>27,6163067560899</text:p>
          </table:table-cell>
          <table:table-cell table:formula="of:=SQRT(POWER([.AO$4]-[.$B83];2)+POWER([.AO$5]-[.$C83];2)+POWER([.AO$6]-[.$D83];2))" office:value-type="float" office:value="25.2306292826794" calcext:value-type="float">
            <text:p>25,2306292826794</text:p>
          </table:table-cell>
          <table:table-cell table:formula="of:=SQRT(POWER([.AP$4]-[.AL83];2)+POWER([.AP$5]-[.AM83];2)+POWER([.AP$6]-[.AN83];2))" office:value-type="float" office:value="26.6930648627273" calcext:value-type="float">
            <text:p>26,6930648627273</text:p>
          </table:table-cell>
          <table:table-cell table:formula="of:=SQRT(POWER([.AQ$4]-[.$B83];2)+POWER([.AQ$5]-[.$C83];2)+POWER([.AQ$6]-[.$D83];2))" office:value-type="float" office:value="12.0414058149371" calcext:value-type="float">
            <text:p>12,0414058149371</text:p>
          </table:table-cell>
          <table:table-cell table:formula="of:=SQRT(POWER([.AR$4]-[.AN83];2)+POWER([.AR$5]-[.AO83];2)+POWER([.AR$6]-[.AP83];2))" office:value-type="float" office:value="27.2675453928685" calcext:value-type="float">
            <text:p>27,2675453928685</text:p>
          </table:table-cell>
          <table:table-cell table:formula="of:=SQRT(POWER([.AS$4]-[.$B83];2)+POWER([.AS$5]-[.$C83];2)+POWER([.AS$6]-[.$D83];2))" office:value-type="float" office:value="11.3153972974881" calcext:value-type="float">
            <text:p>11,3153972974881</text:p>
          </table:table-cell>
          <table:table-cell table:formula="of:=SQRT(POWER([.AT$4]-[.AP83];2)+POWER([.AT$5]-[.AQ83];2)+POWER([.AT$6]-[.AR83];2))" office:value-type="float" office:value="36.3731587209355" calcext:value-type="float">
            <text:p>36,3731587209355</text:p>
          </table:table-cell>
          <table:table-cell table:formula="of:=SQRT(POWER([.AU$4]-[.$B83];2)+POWER([.AU$5]-[.$C83];2)+POWER([.AU$6]-[.$D83];2))" office:value-type="float" office:value="11.7863204181797" calcext:value-type="float">
            <text:p>11,7863204181797</text:p>
          </table:table-cell>
          <table:table-cell table:formula="of:=SQRT(POWER([.AV$4]-[.AR83];2)+POWER([.AV$5]-[.AS83];2)+POWER([.AV$6]-[.AT83];2))" office:value-type="float" office:value="39.07273393306" calcext:value-type="float">
            <text:p>39,07273393306</text:p>
          </table:table-cell>
          <table:table-cell table:formula="of:=SQRT(POWER([.AW$4]-[.$B83];2)+POWER([.AW$5]-[.$C83];2)+POWER([.AW$6]-[.$D83];2))" office:value-type="float" office:value="13.014055517017" calcext:value-type="float">
            <text:p>13,014055517017</text:p>
          </table:table-cell>
          <table:table-cell table:formula="of:=SQRT(POWER([.AX$4]-[.AT83];2)+POWER([.AX$5]-[.AU83];2)+POWER([.AX$6]-[.AV83];2))" office:value-type="float" office:value="36.6450898502171" calcext:value-type="float">
            <text:p>36,6450898502171</text:p>
          </table:table-cell>
          <table:table-cell table:formula="of:=SQRT(POWER([.AY$4]-[.$B83];2)+POWER([.AY$5]-[.$C83];2)+POWER([.AY$6]-[.$D83];2))" office:value-type="float" office:value="6.63608951115037" calcext:value-type="float">
            <text:p>6,63608951115037</text:p>
          </table:table-cell>
          <table:table-cell table:formula="of:=SQRT(POWER([.AZ$4]-[.AV83];2)+POWER([.AZ$5]-[.AW83];2)+POWER([.AZ$6]-[.AX83];2))" office:value-type="float" office:value="41.4535430383935" calcext:value-type="float">
            <text:p>41,4535430383935</text:p>
          </table:table-cell>
          <table:table-cell table:formula="of:=SQRT(POWER([.BA$4]-[.$B83];2)+POWER([.BA$5]-[.$C83];2)+POWER([.BA$6]-[.$D83];2))" office:value-type="float" office:value="6.83841136522219" calcext:value-type="float">
            <text:p>6,83841136522219</text:p>
          </table:table-cell>
          <table:table-cell table:formula="of:=SQRT(POWER([.BB$4]-[.AX83];2)+POWER([.BB$5]-[.AY83];2)+POWER([.BB$6]-[.AZ83];2))" office:value-type="float" office:value="51.3190120501277" calcext:value-type="float">
            <text:p>51,3190120501277</text:p>
          </table:table-cell>
          <table:table-cell table:formula="of:=SQRT(POWER([.BC$4]-[.$B83];2)+POWER([.BC$5]-[.$C83];2)+POWER([.BC$6]-[.$D83];2))" office:value-type="float" office:value="5.39185060994832" calcext:value-type="float">
            <text:p>5,39185060994832</text:p>
          </table:table-cell>
          <table:table-cell table:formula="of:=SQRT(POWER([.BD$4]-[.AZ83];2)+POWER([.BD$5]-[.BA83];2)+POWER([.BD$6]-[.BB83];2))" office:value-type="float" office:value="55.5535879206195" calcext:value-type="float">
            <text:p>55,5535879206195</text:p>
          </table:table-cell>
          <table:table-cell table:formula="of:=SQRT(POWER([.BE$4]-[.$B83];2)+POWER([.BE$5]-[.$C83];2)+POWER([.BE$6]-[.$D83];2))" office:value-type="float" office:value="3.90977058150475" calcext:value-type="float">
            <text:p>3,90977058150475</text:p>
          </table:table-cell>
          <table:table-cell table:formula="of:=SQRT(POWER([.BF$4]-[.BB83];2)+POWER([.BF$5]-[.BC83];2)+POWER([.BF$6]-[.BD83];2))" office:value-type="float" office:value="62.4448818522724" calcext:value-type="float">
            <text:p>62,4448818522724</text:p>
          </table:table-cell>
          <table:table-cell table:formula="of:=SQRT(POWER([.BG$4]-[.$B83];2)+POWER([.BG$5]-[.$C83];2)+POWER([.BG$6]-[.$D83];2))" office:value-type="float" office:value="4.19236854295993" calcext:value-type="float">
            <text:p>4,19236854295993</text:p>
          </table:table-cell>
          <table:table-cell table:formula="of:=SQRT(POWER([.BH$4]-[.BD83];2)+POWER([.BH$5]-[.BE83];2)+POWER([.BH$6]-[.BF83];2))" office:value-type="float" office:value="69.4901205523212" calcext:value-type="float">
            <text:p>69,4901205523212</text:p>
          </table:table-cell>
          <table:table-cell table:formula="of:=SQRT(POWER([.BI$4]-[.$B83];2)+POWER([.BI$5]-[.$C83];2)+POWER([.BI$6]-[.$D83];2))" office:value-type="float" office:value="5.46902239893018" calcext:value-type="float">
            <text:p>5,46902239893018</text:p>
          </table:table-cell>
          <table:table-cell table:formula="of:=SQRT(POWER([.BJ$4]-[.BF83];2)+POWER([.BJ$5]-[.BG83];2)+POWER([.BJ$6]-[.BH83];2))" office:value-type="float" office:value="76.2511903767801" calcext:value-type="float">
            <text:p>76,2511903767801</text:p>
          </table:table-cell>
          <table:table-cell table:formula="of:=SQRT(POWER([.BK$4]-[.$B83];2)+POWER([.BK$5]-[.$C83];2)+POWER([.BK$6]-[.$D83];2))" office:value-type="float" office:value="5.71218951016158" calcext:value-type="float">
            <text:p>5,71218951016158</text:p>
          </table:table-cell>
          <table:table-cell table:formula="of:=SQRT(POWER([.BL$4]-[.BH83];2)+POWER([.BL$5]-[.BI83];2)+POWER([.BL$6]-[.BJ83];2))" office:value-type="float" office:value="83.8325994892959" calcext:value-type="float">
            <text:p>83,8325994892959</text:p>
          </table:table-cell>
          <table:table-cell table:formula="of:=SQRT(POWER([.BM$4]-[.$B83];2)+POWER([.BM$5]-[.$C83];2)+POWER([.BM$6]-[.$D83];2))" office:value-type="float" office:value="4.05199271963808" calcext:value-type="float">
            <text:p>4,05199271963808</text:p>
          </table:table-cell>
          <table:table-cell table:formula="of:=SQRT(POWER([.BN$4]-[.BJ83];2)+POWER([.BN$5]-[.BK83];2)+POWER([.BN$6]-[.BL83];2))" office:value-type="float" office:value="93.3978892555014" calcext:value-type="float">
            <text:p>93,3978892555014</text:p>
          </table:table-cell>
          <table:table-cell table:formula="of:=SQRT(POWER([.BO$4]-[.$B83];2)+POWER([.BO$5]-[.$C83];2)+POWER([.BO$6]-[.$D83];2))" office:value-type="float" office:value="5.87864678306155" calcext:value-type="float">
            <text:p>5,87864678306155</text:p>
          </table:table-cell>
          <table:table-cell table:formula="of:=SQRT(POWER([.BP$4]-[.BL83];2)+POWER([.BP$5]-[.BM83];2)+POWER([.BP$6]-[.BN83];2))" office:value-type="float" office:value="105.286424381262" calcext:value-type="float">
            <text:p>105,286424381262</text:p>
          </table:table-cell>
          <table:table-cell table:formula="of:=SQRT(POWER([.BQ$4]-[.$B83];2)+POWER([.BQ$5]-[.$C83];2)+POWER([.BQ$6]-[.$D83];2))" office:value-type="float" office:value="7.98444437641092" calcext:value-type="float">
            <text:p>7,98444437641092</text:p>
          </table:table-cell>
          <table:table-cell table:formula="of:=SQRT(POWER([.BR$4]-[.BN83];2)+POWER([.BR$5]-[.BO83];2)+POWER([.BR$6]-[.BP83];2))" office:value-type="float" office:value="118.189038443906" calcext:value-type="float">
            <text:p>118,189038443906</text:p>
          </table:table-cell>
          <table:table-cell table:formula="of:=SQRT(POWER([.BS$4]-[.$B83];2)+POWER([.BS$5]-[.$C83];2)+POWER([.BS$6]-[.$D83];2))" office:value-type="float" office:value="8.94773317662076" calcext:value-type="float">
            <text:p>8,94773317662076</text:p>
          </table:table-cell>
          <table:table-cell table:formula="of:=SQRT(POWER([.BT$4]-[.BP83];2)+POWER([.BT$5]-[.BQ83];2)+POWER([.BT$6]-[.BR83];2))" office:value-type="float" office:value="134.771198240993" calcext:value-type="float">
            <text:p>134,771198240993</text:p>
          </table:table-cell>
          <table:table-cell table:formula="of:=SQRT(POWER([.BU$4]-[.$B83];2)+POWER([.BU$5]-[.$C83];2)+POWER([.BU$6]-[.$D83];2))" office:value-type="float" office:value="8.77131711888243" calcext:value-type="float">
            <text:p>8,77131711888243</text:p>
          </table:table-cell>
          <table:table-cell table:formula="of:=SQRT(POWER([.BV$4]-[.BR83];2)+POWER([.BV$5]-[.BS83];2)+POWER([.BV$6]-[.BT83];2))" office:value-type="float" office:value="156.604129339411" calcext:value-type="float">
            <text:p>156,604129339411</text:p>
          </table:table-cell>
          <table:table-cell table:formula="of:=SQRT(POWER([.BW$4]-[.$B83];2)+POWER([.BW$5]-[.$C83];2)+POWER([.BW$6]-[.$D83];2))" office:value-type="float" office:value="3.37604650441903" calcext:value-type="float">
            <text:p>3,37604650441903</text:p>
          </table:table-cell>
          <table:table-cell table:formula="of:=SQRT(POWER([.BX$4]-[.BT83];2)+POWER([.BX$5]-[.BU83];2)+POWER([.BX$6]-[.BV83];2))" office:value-type="float" office:value="180.217534903377" calcext:value-type="float">
            <text:p>180,217534903377</text:p>
          </table:table-cell>
          <table:table-cell table:formula="of:=SQRT(POWER([.BY$4]-[.$B83];2)+POWER([.BY$5]-[.$C83];2)+POWER([.BY$6]-[.$D83];2))" office:value-type="float" office:value="4.7314545332276" calcext:value-type="float">
            <text:p>4,7314545332276</text:p>
          </table:table-cell>
          <table:table-cell table:formula="of:=SQRT(POWER([.BZ$4]-[.BV83];2)+POWER([.BZ$5]-[.BW83];2)+POWER([.BZ$6]-[.BX83];2))" office:value-type="float" office:value="212.679503906297" calcext:value-type="float">
            <text:p>212,679503906297</text:p>
          </table:table-cell>
          <table:table-cell table:formula="of:=SQRT(POWER([.CA$4]-[.$B83];2)+POWER([.CA$5]-[.$C83];2)+POWER([.CA$6]-[.$D83];2))" office:value-type="float" office:value="2.51330380177168" calcext:value-type="float">
            <text:p>2,51330380177168</text:p>
          </table:table-cell>
          <table:table-cell table:formula="of:=SQRT(POWER([.CB$4]-[.BX83];2)+POWER([.CB$5]-[.BY83];2)+POWER([.CB$6]-[.BZ83];2))" office:value-type="float" office:value="249.937389701301" calcext:value-type="float">
            <text:p>249,937389701301</text:p>
          </table:table-cell>
          <table:table-cell table:formula="of:=SQRT(POWER([.CC$4]-[.$B83];2)+POWER([.CC$5]-[.$C83];2)+POWER([.CC$6]-[.$D83];2))" office:value-type="float" office:value="0" calcext:value-type="float">
            <text:p>0</text:p>
          </table:table-cell>
          <table:table-cell table:formula="of:=SQRT(POWER([.CD$4]-[.BZ83];2)+POWER([.CD$5]-[.CA83];2)+POWER([.CD$6]-[.CB83];2))" office:value-type="float" office:value="298.820078720819" calcext:value-type="float">
            <text:p>298,820078720819</text:p>
          </table:table-cell>
          <table:table-cell table:formula="of:=SQRT(POWER([.CE$4]-[.$B83];2)+POWER([.CE$5]-[.$C83];2)+POWER([.CE$6]-[.$D83];2))" office:value-type="float" office:value="1.3893948322921" calcext:value-type="float">
            <text:p>1,3893948322921</text:p>
          </table:table-cell>
          <table:table-cell table:formula="of:=SQRT(POWER([.CF$4]-[.CB83];2)+POWER([.CF$5]-[.CC83];2)+POWER([.CF$6]-[.CD83];2))" office:value-type="float" office:value="359.739807424928" calcext:value-type="float">
            <text:p>359,739807424928</text:p>
          </table:table-cell>
          <table:table-cell table:formula="of:=SQRT(POWER([.CG$4]-[.$B83];2)+POWER([.CG$5]-[.$C83];2)+POWER([.CG$6]-[.$D83];2))" office:value-type="float" office:value="2.40035851488898" calcext:value-type="float">
            <text:p>2,40035851488898</text:p>
          </table:table-cell>
          <table:table-cell table:formula="of:=SQRT(POWER([.CH$4]-[.CD83];2)+POWER([.CH$5]-[.CE83];2)+POWER([.CH$6]-[.CF83];2))" office:value-type="float" office:value="436.638052465352" calcext:value-type="float">
            <text:p>436,638052465352</text:p>
          </table:table-cell>
          <table:table-cell table:formula="of:=SQRT(POWER([.CI$4]-[.$B83];2)+POWER([.CI$5]-[.$C83];2)+POWER([.CI$6]-[.$D83];2))" office:value-type="float" office:value="5.78211630806576" calcext:value-type="float">
            <text:p>5,78211630806576</text:p>
          </table:table-cell>
          <table:table-cell table:formula="of:=SQRT(POWER([.CJ$4]-[.CF83];2)+POWER([.CJ$5]-[.CG83];2)+POWER([.CJ$6]-[.CH83];2))" office:value-type="float" office:value="539.387905021754" calcext:value-type="float">
            <text:p>539,387905021754</text:p>
          </table:table-cell>
          <table:table-cell table:formula="of:=SQRT(POWER([.CK$4]-[.CG83];2)+POWER([.CK$5]-[.CH83];2)+POWER([.CK$6]-[.CI83];2))" office:value-type="float" office:value="401.219590268031" calcext:value-type="float">
            <text:p>401,219590268031</text:p>
          </table:table-cell>
          <table:table-cell table:formula="of:=SQRT(POWER([.CL$4]-[.$B83];2)+POWER([.CL$5]-[.$C83];2)+POWER([.CL$6]-[.$D83];2))" office:value-type="float" office:value="7.62260650958712" calcext:value-type="float">
            <text:p>7,62260650958712</text:p>
          </table:table-cell>
          <table:table-cell table:formula="of:=SQRT(POWER([.CM$4]-[.CI83];2)+POWER([.CM$5]-[.CJ83];2)+POWER([.CM$6]-[.CK83];2))" office:value-type="float" office:value="639.977251737401" calcext:value-type="float">
            <text:p>639,977251737401</text:p>
          </table:table-cell>
          <table:table-cell table:formula="of:=SQRT(POWER([.CN$4]-[.$B83];2)+POWER([.CN$5]-[.$C83];2)+POWER([.CN$6]-[.$D83];2))" office:value-type="float" office:value="8.09177767860684" calcext:value-type="float">
            <text:p>8,09177767860684</text:p>
          </table:table-cell>
          <table:table-cell table:formula="of:=SQRT(POWER([.CO$4]-[.CK83];2)+POWER([.CO$5]-[.CL83];2)+POWER([.CO$6]-[.CM83];2))" office:value-type="float" office:value="734.555126234226" calcext:value-type="float">
            <text:p>734,555126234226</text:p>
          </table:table-cell>
          <table:table-cell table:formula="of:=SQRT(POWER([.CP$4]-[.$B83];2)+POWER([.CP$5]-[.$C83];2)+POWER([.CP$6]-[.$D83];2))" office:value-type="float" office:value="7.65550351054717" calcext:value-type="float">
            <text:p>7,65550351054717</text:p>
          </table:table-cell>
          <table:table-cell table:formula="of:=SQRT(POWER([.CQ$4]-[.CM83];2)+POWER([.CQ$5]-[.CN83];2)+POWER([.CQ$6]-[.CO83];2))" office:value-type="float" office:value="950.27419049753" calcext:value-type="float">
            <text:p>950,27419049753</text:p>
          </table:table-cell>
          <table:table-cell table:formula="of:=SQRT(POWER([.CR$4]-[.$B83];2)+POWER([.CR$5]-[.$C83];2)+POWER([.CR$6]-[.$D83];2))" office:value-type="float" office:value="8.03730470991364" calcext:value-type="float">
            <text:p>8,03730470991364</text:p>
          </table:table-cell>
          <table:table-cell table:formula="of:=SQRT(POWER([.CS$4]-[.CO83];2)+POWER([.CS$5]-[.CP83];2)+POWER([.CS$6]-[.CQ83];2))" office:value-type="float" office:value="1178.59817574992" calcext:value-type="float">
            <text:p>1178,59817574992</text:p>
          </table:table-cell>
          <table:table-cell table:formula="of:=SQRT(POWER([.CT$4]-[.CP83];2)+POWER([.CT$5]-[.CQ83];2)+POWER([.CT$6]-[.CR83];2))" office:value-type="float" office:value="913.354529374214" calcext:value-type="float">
            <text:p>913,354529374214</text:p>
          </table:table-cell>
          <table:table-cell table:formula="of:=SQRT(POWER([.CU$4]-[.$B83];2)+POWER([.CU$5]-[.$C83];2)+POWER([.CU$6]-[.$D83];2))" office:value-type="float" office:value="8.74598204891823" calcext:value-type="float">
            <text:p>8,74598204891823</text:p>
          </table:table-cell>
          <table:table-cell table:formula="of:=SQRT(POWER([.CV$4]-[.CR83];2)+POWER([.CV$5]-[.CS83];2)+POWER([.CV$6]-[.CT83];2))" office:value-type="float" office:value="1459.93450294775" calcext:value-type="float">
            <text:p>1459,93450294775</text:p>
          </table:table-cell>
          <table:table-cell table:formula="of:=SQRT(POWER([.CW$4]-[.$B83];2)+POWER([.CW$5]-[.$C83];2)+POWER([.CW$6]-[.$D83];2))" office:value-type="float" office:value="10.8056636075717" calcext:value-type="float">
            <text:p>10,8056636075717</text:p>
          </table:table-cell>
          <table:table-cell table:formula="of:=SQRT(POWER([.CX$4]-[.CT83];2)+POWER([.CX$5]-[.CU83];2)+POWER([.CX$6]-[.CV83];2))" office:value-type="float" office:value="1698.74954017586" calcext:value-type="float">
            <text:p>1698,74954017586</text:p>
          </table:table-cell>
          <table:table-cell table:formula="of:=SQRT(POWER([.CY$4]-[.$B83];2)+POWER([.CY$5]-[.$C83];2)+POWER([.CY$6]-[.$D83];2))" office:value-type="float" office:value="10.5671561926566" calcext:value-type="float">
            <text:p>10,5671561926566</text:p>
          </table:table-cell>
          <table:table-cell table:formula="of:=SQRT(POWER([.CZ$4]-[.$B83];2)+POWER([.CZ$5]-[.$C83];2)+POWER([.CZ$6]-[.$D83];2))" office:value-type="float" office:value="9.98907768515192" calcext:value-type="float">
            <text:p>9,98907768515192</text:p>
          </table:table-cell>
          <table:table-cell table:formula="of:=SQRT(POWER([.DA$4]-[.$B83];2)+POWER([.DA$5]-[.$C83];2)+POWER([.DA$6]-[.$D83];2))" office:value-type="float" office:value="11.1815514129301" calcext:value-type="float">
            <text:p>11,1815514129301</text:p>
          </table:table-cell>
          <table:table-cell table:formula="of:=SQRT(POWER([.DB$4]-[.$B83];2)+POWER([.DB$5]-[.$C83];2)+POWER([.DB$6]-[.$D83];2))" office:value-type="float" office:value="9.6545062017692" calcext:value-type="float">
            <text:p>9,65450620176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985" calcext:value-type="float">
            <text:p>35,985</text:p>
          </table:table-cell>
          <table:table-cell office:value-type="float" office:value="40.788" calcext:value-type="float">
            <text:p>40,788</text:p>
          </table:table-cell>
          <table:table-cell office:value-type="float" office:value="12.014" calcext:value-type="float">
            <text:p>12,014</text:p>
          </table:table-cell>
          <table:table-cell/>
          <table:table-cell table:formula="of:=SQRT(POWER([.F$4]-[.B84];2)+POWER([.F$5]-[.C84];2)+POWER([.F$6]-[.D84];2))" office:value-type="float" office:value="13.1430141520125" calcext:value-type="float">
            <text:p>13,1430141520125</text:p>
          </table:table-cell>
          <table:table-cell table:formula="of:=SQRT(POWER([.G$4]-[.$B84];2)+POWER([.G$5]-[.$C84];2)+POWER([.G$6]-[.$D84];2))" office:value-type="float" office:value="12.3248619059201" calcext:value-type="float">
            <text:p>12,3248619059201</text:p>
          </table:table-cell>
          <table:table-cell table:formula="of:=SQRT(POWER([.H$4]-[.D84];2)+POWER([.H$5]-[.E84];2)+POWER([.H$6]-[.F84];2))" office:value-type="float" office:value="49.5821118701999" calcext:value-type="float">
            <text:p>49,5821118701999</text:p>
          </table:table-cell>
          <table:table-cell table:formula="of:=SQRT(POWER([.I$4]-[.$B84];2)+POWER([.I$5]-[.$C84];2)+POWER([.I$6]-[.$D84];2))" office:value-type="float" office:value="11.9612019880947" calcext:value-type="float">
            <text:p>11,9612019880947</text:p>
          </table:table-cell>
          <table:table-cell table:formula="of:=SQRT(POWER([.J$4]-[.F84];2)+POWER([.J$5]-[.G84];2)+POWER([.J$6]-[.H84];2))" office:value-type="float" office:value="59.3359094843493" calcext:value-type="float">
            <text:p>59,3359094843493</text:p>
          </table:table-cell>
          <table:table-cell table:formula="of:=SQRT(POWER([.K$4]-[.$B84];2)+POWER([.K$5]-[.$C84];2)+POWER([.K$6]-[.$D84];2))" office:value-type="float" office:value="11.3832344261198" calcext:value-type="float">
            <text:p>11,3832344261198</text:p>
          </table:table-cell>
          <table:table-cell table:formula="of:=SQRT(POWER([.L$4]-[.H84];2)+POWER([.L$5]-[.I84];2)+POWER([.L$6]-[.J84];2))" office:value-type="float" office:value="65.5216355773716" calcext:value-type="float">
            <text:p>65,5216355773716</text:p>
          </table:table-cell>
          <table:table-cell table:formula="of:=SQRT(POWER([.M$4]-[.$B84];2)+POWER([.M$5]-[.$C84];2)+POWER([.M$6]-[.$D84];2))" office:value-type="float" office:value="11.6673030731185" calcext:value-type="float">
            <text:p>11,6673030731185</text:p>
          </table:table-cell>
          <table:table-cell table:formula="of:=SQRT(POWER([.N$4]-[.J84];2)+POWER([.N$5]-[.K84];2)+POWER([.N$6]-[.L84];2))" office:value-type="float" office:value="64.6597579730761" calcext:value-type="float">
            <text:p>64,6597579730761</text:p>
          </table:table-cell>
          <table:table-cell table:formula="of:=SQRT(POWER([.O$4]-[.$B84];2)+POWER([.O$5]-[.$C84];2)+POWER([.O$6]-[.$D84];2))" office:value-type="float" office:value="7.3017002814413" calcext:value-type="float">
            <text:p>7,3017002814413</text:p>
          </table:table-cell>
          <table:table-cell table:formula="of:=SQRT(POWER([.P$4]-[.L84];2)+POWER([.P$5]-[.M84];2)+POWER([.P$6]-[.N84];2))" office:value-type="float" office:value="63.6046259176752" calcext:value-type="float">
            <text:p>63,6046259176752</text:p>
          </table:table-cell>
          <table:table-cell table:formula="of:=SQRT(POWER([.Q$4]-[.$B84];2)+POWER([.Q$5]-[.$C84];2)+POWER([.Q$6]-[.$D84];2))" office:value-type="float" office:value="6.81095426500575" calcext:value-type="float">
            <text:p>6,81095426500575</text:p>
          </table:table-cell>
          <table:table-cell table:formula="of:=SQRT(POWER([.R$4]-[.N84];2)+POWER([.R$5]-[.O84];2)+POWER([.R$6]-[.P84];2))" office:value-type="float" office:value="65.355343166334" calcext:value-type="float">
            <text:p>65,355343166334</text:p>
          </table:table-cell>
          <table:table-cell table:formula="of:=SQRT(POWER([.S$4]-[.$B84];2)+POWER([.S$5]-[.$C84];2)+POWER([.S$6]-[.$D84];2))" office:value-type="float" office:value="9.65023087806711" calcext:value-type="float">
            <text:p>9,65023087806711</text:p>
          </table:table-cell>
          <table:table-cell table:formula="of:=SQRT(POWER([.T$4]-[.P84];2)+POWER([.T$5]-[.Q84];2)+POWER([.T$6]-[.R84];2))" office:value-type="float" office:value="67.8280617891313" calcext:value-type="float">
            <text:p>67,8280617891313</text:p>
          </table:table-cell>
          <table:table-cell table:formula="of:=SQRT(POWER([.U$4]-[.$B84];2)+POWER([.U$5]-[.$C84];2)+POWER([.U$6]-[.$D84];2))" office:value-type="float" office:value="8.66032505163634" calcext:value-type="float">
            <text:p>8,66032505163634</text:p>
          </table:table-cell>
          <table:table-cell table:formula="of:=SQRT(POWER([.V$4]-[.R84];2)+POWER([.V$5]-[.S84];2)+POWER([.V$6]-[.T84];2))" office:value-type="float" office:value="62.1632665371759" calcext:value-type="float">
            <text:p>62,1632665371759</text:p>
          </table:table-cell>
          <table:table-cell table:formula="of:=SQRT(POWER([.W$4]-[.$B84];2)+POWER([.W$5]-[.$C84];2)+POWER([.W$6]-[.$D84];2))" office:value-type="float" office:value="10.3396234941123" calcext:value-type="float">
            <text:p>10,3396234941123</text:p>
          </table:table-cell>
          <table:table-cell table:formula="of:=SQRT(POWER([.X$4]-[.T84];2)+POWER([.X$5]-[.U84];2)+POWER([.X$6]-[.V84];2))" office:value-type="float" office:value="58.8335368229651" calcext:value-type="float">
            <text:p>58,8335368229651</text:p>
          </table:table-cell>
          <table:table-cell table:formula="of:=SQRT(POWER([.Y$4]-[.$B84];2)+POWER([.Y$5]-[.$C84];2)+POWER([.Y$6]-[.$D84];2))" office:value-type="float" office:value="10.7294634535004" calcext:value-type="float">
            <text:p>10,7294634535004</text:p>
          </table:table-cell>
          <table:table-cell table:formula="of:=SQRT(POWER([.Z$4]-[.V84];2)+POWER([.Z$5]-[.W84];2)+POWER([.Z$6]-[.X84];2))" office:value-type="float" office:value="51.0362639748138" calcext:value-type="float">
            <text:p>51,0362639748138</text:p>
          </table:table-cell>
          <table:table-cell table:formula="of:=SQRT(POWER([.AA$4]-[.$B84];2)+POWER([.AA$5]-[.$C84];2)+POWER([.AA$6]-[.$D84];2))" office:value-type="float" office:value="10.065194483963" calcext:value-type="float">
            <text:p>10,065194483963</text:p>
          </table:table-cell>
          <table:table-cell table:formula="of:=SQRT(POWER([.AB$4]-[.X84];2)+POWER([.AB$5]-[.Y84];2)+POWER([.AB$6]-[.Z84];2))" office:value-type="float" office:value="42.5599177440403" calcext:value-type="float">
            <text:p>42,5599177440403</text:p>
          </table:table-cell>
          <table:table-cell table:formula="of:=SQRT(POWER([.AC$4]-[.$B84];2)+POWER([.AC$5]-[.$C84];2)+POWER([.AC$6]-[.$D84];2))" office:value-type="float" office:value="20.9208574394072" calcext:value-type="float">
            <text:p>20,9208574394072</text:p>
          </table:table-cell>
          <table:table-cell table:formula="of:=SQRT(POWER([.AD$4]-[.Z84];2)+POWER([.AD$5]-[.AA84];2)+POWER([.AD$6]-[.AB84];2))" office:value-type="float" office:value="31.7294302636188" calcext:value-type="float">
            <text:p>31,7294302636188</text:p>
          </table:table-cell>
          <table:table-cell table:formula="of:=SQRT(POWER([.AE$4]-[.$B84];2)+POWER([.AE$5]-[.$C84];2)+POWER([.AE$6]-[.$D84];2))" office:value-type="float" office:value="22.6183454080974" calcext:value-type="float">
            <text:p>22,6183454080974</text:p>
          </table:table-cell>
          <table:table-cell table:formula="of:=SQRT(POWER([.AF$4]-[.AB84];2)+POWER([.AF$5]-[.AC84];2)+POWER([.AF$6]-[.AD84];2))" office:value-type="float" office:value="21.3521688821855" calcext:value-type="float">
            <text:p>21,3521688821855</text:p>
          </table:table-cell>
          <table:table-cell table:formula="of:=SQRT(POWER([.AG$4]-[.$B84];2)+POWER([.AG$5]-[.$C84];2)+POWER([.AG$6]-[.$D84];2))" office:value-type="float" office:value="23.0987265882775" calcext:value-type="float">
            <text:p>23,0987265882775</text:p>
          </table:table-cell>
          <table:table-cell table:formula="of:=SQRT(POWER([.AH$4]-[.AD84];2)+POWER([.AH$5]-[.AE84];2)+POWER([.AH$6]-[.AF84];2))" office:value-type="float" office:value="18.9849000740402" calcext:value-type="float">
            <text:p>18,9849000740402</text:p>
          </table:table-cell>
          <table:table-cell table:formula="of:=SQRT(POWER([.AI$4]-[.$B84];2)+POWER([.AI$5]-[.$C84];2)+POWER([.AI$6]-[.$D84];2))" office:value-type="float" office:value="22.2359335086252" calcext:value-type="float">
            <text:p>22,2359335086252</text:p>
          </table:table-cell>
          <table:table-cell table:formula="of:=SQRT(POWER([.AJ$4]-[.AF84];2)+POWER([.AJ$5]-[.AG84];2)+POWER([.AJ$6]-[.AH84];2))" office:value-type="float" office:value="29.9731443964508" calcext:value-type="float">
            <text:p>29,9731443964508</text:p>
          </table:table-cell>
          <table:table-cell table:formula="of:=SQRT(POWER([.AK$4]-[.$B84];2)+POWER([.AK$5]-[.$C84];2)+POWER([.AK$6]-[.$D84];2))" office:value-type="float" office:value="22.8621543604272" calcext:value-type="float">
            <text:p>22,8621543604272</text:p>
          </table:table-cell>
          <table:table-cell table:formula="of:=SQRT(POWER([.AL$4]-[.AH84];2)+POWER([.AL$5]-[.AI84];2)+POWER([.AL$6]-[.AJ84];2))" office:value-type="float" office:value="35.0094260861852" calcext:value-type="float">
            <text:p>35,0094260861852</text:p>
          </table:table-cell>
          <table:table-cell table:formula="of:=SQRT(POWER([.AM$4]-[.$B84];2)+POWER([.AM$5]-[.$C84];2)+POWER([.AM$6]-[.$D84];2))" office:value-type="float" office:value="23.864757803087" calcext:value-type="float">
            <text:p>23,864757803087</text:p>
          </table:table-cell>
          <table:table-cell table:formula="of:=SQRT(POWER([.AN$4]-[.AJ84];2)+POWER([.AN$5]-[.AK84];2)+POWER([.AN$6]-[.AL84];2))" office:value-type="float" office:value="31.7435785036268" calcext:value-type="float">
            <text:p>31,7435785036268</text:p>
          </table:table-cell>
          <table:table-cell table:formula="of:=SQRT(POWER([.AO$4]-[.$B84];2)+POWER([.AO$5]-[.$C84];2)+POWER([.AO$6]-[.$D84];2))" office:value-type="float" office:value="24.9956686047803" calcext:value-type="float">
            <text:p>24,9956686047803</text:p>
          </table:table-cell>
          <table:table-cell table:formula="of:=SQRT(POWER([.AP$4]-[.AL84];2)+POWER([.AP$5]-[.AM84];2)+POWER([.AP$6]-[.AN84];2))" office:value-type="float" office:value="27.1932724854612" calcext:value-type="float">
            <text:p>27,1932724854612</text:p>
          </table:table-cell>
          <table:table-cell table:formula="of:=SQRT(POWER([.AQ$4]-[.$B84];2)+POWER([.AQ$5]-[.$C84];2)+POWER([.AQ$6]-[.$D84];2))" office:value-type="float" office:value="10.6095086125607" calcext:value-type="float">
            <text:p>10,6095086125607</text:p>
          </table:table-cell>
          <table:table-cell table:formula="of:=SQRT(POWER([.AR$4]-[.AN84];2)+POWER([.AR$5]-[.AO84];2)+POWER([.AR$6]-[.AP84];2))" office:value-type="float" office:value="25.1586851140079" calcext:value-type="float">
            <text:p>25,1586851140079</text:p>
          </table:table-cell>
          <table:table-cell table:formula="of:=SQRT(POWER([.AS$4]-[.$B84];2)+POWER([.AS$5]-[.$C84];2)+POWER([.AS$6]-[.$D84];2))" office:value-type="float" office:value="9.59783022354532" calcext:value-type="float">
            <text:p>9,59783022354532</text:p>
          </table:table-cell>
          <table:table-cell table:formula="of:=SQRT(POWER([.AT$4]-[.AP84];2)+POWER([.AT$5]-[.AQ84];2)+POWER([.AT$6]-[.AR84];2))" office:value-type="float" office:value="36.3315065510759" calcext:value-type="float">
            <text:p>36,3315065510759</text:p>
          </table:table-cell>
          <table:table-cell table:formula="of:=SQRT(POWER([.AU$4]-[.$B84];2)+POWER([.AU$5]-[.$C84];2)+POWER([.AU$6]-[.$D84];2))" office:value-type="float" office:value="10.4976123952068" calcext:value-type="float">
            <text:p>10,4976123952068</text:p>
          </table:table-cell>
          <table:table-cell table:formula="of:=SQRT(POWER([.AV$4]-[.AR84];2)+POWER([.AV$5]-[.AS84];2)+POWER([.AV$6]-[.AT84];2))" office:value-type="float" office:value="41.064859968953" calcext:value-type="float">
            <text:p>41,064859968953</text:p>
          </table:table-cell>
          <table:table-cell table:formula="of:=SQRT(POWER([.AW$4]-[.$B84];2)+POWER([.AW$5]-[.$C84];2)+POWER([.AW$6]-[.$D84];2))" office:value-type="float" office:value="11.8666370130716" calcext:value-type="float">
            <text:p>11,8666370130716</text:p>
          </table:table-cell>
          <table:table-cell table:formula="of:=SQRT(POWER([.AX$4]-[.AT84];2)+POWER([.AX$5]-[.AU84];2)+POWER([.AX$6]-[.AV84];2))" office:value-type="float" office:value="38.9722498323408" calcext:value-type="float">
            <text:p>38,9722498323408</text:p>
          </table:table-cell>
          <table:table-cell table:formula="of:=SQRT(POWER([.AY$4]-[.$B84];2)+POWER([.AY$5]-[.$C84];2)+POWER([.AY$6]-[.$D84];2))" office:value-type="float" office:value="4.89076241500239" calcext:value-type="float">
            <text:p>4,89076241500239</text:p>
          </table:table-cell>
          <table:table-cell table:formula="of:=SQRT(POWER([.AZ$4]-[.AV84];2)+POWER([.AZ$5]-[.AW84];2)+POWER([.AZ$6]-[.AX84];2))" office:value-type="float" office:value="44.1285310058981" calcext:value-type="float">
            <text:p>44,1285310058981</text:p>
          </table:table-cell>
          <table:table-cell table:formula="of:=SQRT(POWER([.BA$4]-[.$B84];2)+POWER([.BA$5]-[.$C84];2)+POWER([.BA$6]-[.$D84];2))" office:value-type="float" office:value="5.79852765794904" calcext:value-type="float">
            <text:p>5,79852765794904</text:p>
          </table:table-cell>
          <table:table-cell table:formula="of:=SQRT(POWER([.BB$4]-[.AX84];2)+POWER([.BB$5]-[.AY84];2)+POWER([.BB$6]-[.AZ84];2))" office:value-type="float" office:value="54.5919080325846" calcext:value-type="float">
            <text:p>54,5919080325846</text:p>
          </table:table-cell>
          <table:table-cell table:formula="of:=SQRT(POWER([.BC$4]-[.$B84];2)+POWER([.BC$5]-[.$C84];2)+POWER([.BC$6]-[.$D84];2))" office:value-type="float" office:value="3.89202183960985" calcext:value-type="float">
            <text:p>3,89202183960985</text:p>
          </table:table-cell>
          <table:table-cell table:formula="of:=SQRT(POWER([.BD$4]-[.AZ84];2)+POWER([.BD$5]-[.BA84];2)+POWER([.BD$6]-[.BB84];2))" office:value-type="float" office:value="59.0870778130684" calcext:value-type="float">
            <text:p>59,0870778130684</text:p>
          </table:table-cell>
          <table:table-cell table:formula="of:=SQRT(POWER([.BE$4]-[.$B84];2)+POWER([.BE$5]-[.$C84];2)+POWER([.BE$6]-[.$D84];2))" office:value-type="float" office:value="3.67757488027097" calcext:value-type="float">
            <text:p>3,67757488027097</text:p>
          </table:table-cell>
          <table:table-cell table:formula="of:=SQRT(POWER([.BF$4]-[.BB84];2)+POWER([.BF$5]-[.BC84];2)+POWER([.BF$6]-[.BD84];2))" office:value-type="float" office:value="66.9277909089786" calcext:value-type="float">
            <text:p>66,9277909089786</text:p>
          </table:table-cell>
          <table:table-cell table:formula="of:=SQRT(POWER([.BG$4]-[.$B84];2)+POWER([.BG$5]-[.$C84];2)+POWER([.BG$6]-[.$D84];2))" office:value-type="float" office:value="4.61811595783389" calcext:value-type="float">
            <text:p>4,61811595783389</text:p>
          </table:table-cell>
          <table:table-cell table:formula="of:=SQRT(POWER([.BH$4]-[.BD84];2)+POWER([.BH$5]-[.BE84];2)+POWER([.BH$6]-[.BF84];2))" office:value-type="float" office:value="74.1817987499189" calcext:value-type="float">
            <text:p>74,1817987499189</text:p>
          </table:table-cell>
          <table:table-cell table:formula="of:=SQRT(POWER([.BI$4]-[.$B84];2)+POWER([.BI$5]-[.$C84];2)+POWER([.BI$6]-[.$D84];2))" office:value-type="float" office:value="5.71247923409792" calcext:value-type="float">
            <text:p>5,71247923409792</text:p>
          </table:table-cell>
          <table:table-cell table:formula="of:=SQRT(POWER([.BJ$4]-[.BF84];2)+POWER([.BJ$5]-[.BG84];2)+POWER([.BJ$6]-[.BH84];2))" office:value-type="float" office:value="81.4933596273606" calcext:value-type="float">
            <text:p>81,4933596273606</text:p>
          </table:table-cell>
          <table:table-cell table:formula="of:=SQRT(POWER([.BK$4]-[.$B84];2)+POWER([.BK$5]-[.$C84];2)+POWER([.BK$6]-[.$D84];2))" office:value-type="float" office:value="6.7035363801504" calcext:value-type="float">
            <text:p>6,7035363801504</text:p>
          </table:table-cell>
          <table:table-cell table:formula="of:=SQRT(POWER([.BL$4]-[.BH84];2)+POWER([.BL$5]-[.BI84];2)+POWER([.BL$6]-[.BJ84];2))" office:value-type="float" office:value="90.1233783831637" calcext:value-type="float">
            <text:p>90,1233783831637</text:p>
          </table:table-cell>
          <table:table-cell table:formula="of:=SQRT(POWER([.BM$4]-[.$B84];2)+POWER([.BM$5]-[.$C84];2)+POWER([.BM$6]-[.$D84];2))" office:value-type="float" office:value="4.81521816743541" calcext:value-type="float">
            <text:p>4,81521816743541</text:p>
          </table:table-cell>
          <table:table-cell table:formula="of:=SQRT(POWER([.BN$4]-[.BJ84];2)+POWER([.BN$5]-[.BK84];2)+POWER([.BN$6]-[.BL84];2))" office:value-type="float" office:value="100.625356419715" calcext:value-type="float">
            <text:p>100,625356419715</text:p>
          </table:table-cell>
          <table:table-cell table:formula="of:=SQRT(POWER([.BO$4]-[.$B84];2)+POWER([.BO$5]-[.$C84];2)+POWER([.BO$6]-[.$D84];2))" office:value-type="float" office:value="7.11279642616039" calcext:value-type="float">
            <text:p>7,11279642616039</text:p>
          </table:table-cell>
          <table:table-cell table:formula="of:=SQRT(POWER([.BP$4]-[.BL84];2)+POWER([.BP$5]-[.BM84];2)+POWER([.BP$6]-[.BN84];2))" office:value-type="float" office:value="114.142629664398" calcext:value-type="float">
            <text:p>114,142629664398</text:p>
          </table:table-cell>
          <table:table-cell table:formula="of:=SQRT(POWER([.BQ$4]-[.$B84];2)+POWER([.BQ$5]-[.$C84];2)+POWER([.BQ$6]-[.$D84];2))" office:value-type="float" office:value="9.46684113102148" calcext:value-type="float">
            <text:p>9,46684113102148</text:p>
          </table:table-cell>
          <table:table-cell table:formula="of:=SQRT(POWER([.BR$4]-[.BN84];2)+POWER([.BR$5]-[.BO84];2)+POWER([.BR$6]-[.BP84];2))" office:value-type="float" office:value="128.962796992441" calcext:value-type="float">
            <text:p>128,962796992441</text:p>
          </table:table-cell>
          <table:table-cell table:formula="of:=SQRT(POWER([.BS$4]-[.$B84];2)+POWER([.BS$5]-[.$C84];2)+POWER([.BS$6]-[.$D84];2))" office:value-type="float" office:value="10.611175712427" calcext:value-type="float">
            <text:p>10,611175712427</text:p>
          </table:table-cell>
          <table:table-cell table:formula="of:=SQRT(POWER([.BT$4]-[.BP84];2)+POWER([.BT$5]-[.BQ84];2)+POWER([.BT$6]-[.BR84];2))" office:value-type="float" office:value="148.174771112102" calcext:value-type="float">
            <text:p>148,174771112102</text:p>
          </table:table-cell>
          <table:table-cell table:formula="of:=SQRT(POWER([.BU$4]-[.$B84];2)+POWER([.BU$5]-[.$C84];2)+POWER([.BU$6]-[.$D84];2))" office:value-type="float" office:value="10.6493136398549" calcext:value-type="float">
            <text:p>10,6493136398549</text:p>
          </table:table-cell>
          <table:table-cell table:formula="of:=SQRT(POWER([.BV$4]-[.BR84];2)+POWER([.BV$5]-[.BS84];2)+POWER([.BV$6]-[.BT84];2))" office:value-type="float" office:value="173.352195158134" calcext:value-type="float">
            <text:p>173,352195158134</text:p>
          </table:table-cell>
          <table:table-cell table:formula="of:=SQRT(POWER([.BW$4]-[.$B84];2)+POWER([.BW$5]-[.$C84];2)+POWER([.BW$6]-[.$D84];2))" office:value-type="float" office:value="4.2429728964489" calcext:value-type="float">
            <text:p>4,2429728964489</text:p>
          </table:table-cell>
          <table:table-cell table:formula="of:=SQRT(POWER([.BX$4]-[.BT84];2)+POWER([.BX$5]-[.BU84];2)+POWER([.BX$6]-[.BV84];2))" office:value-type="float" office:value="201.079021362473" calcext:value-type="float">
            <text:p>201,079021362473</text:p>
          </table:table-cell>
          <table:table-cell table:formula="of:=SQRT(POWER([.BY$4]-[.$B84];2)+POWER([.BY$5]-[.$C84];2)+POWER([.BY$6]-[.$D84];2))" office:value-type="float" office:value="4.6526170055142" calcext:value-type="float">
            <text:p>4,6526170055142</text:p>
          </table:table-cell>
          <table:table-cell table:formula="of:=SQRT(POWER([.BZ$4]-[.BV84];2)+POWER([.BZ$5]-[.BW84];2)+POWER([.BZ$6]-[.BX84];2))" office:value-type="float" office:value="238.984356902014" calcext:value-type="float">
            <text:p>238,984356902014</text:p>
          </table:table-cell>
          <table:table-cell table:formula="of:=SQRT(POWER([.CA$4]-[.$B84];2)+POWER([.CA$5]-[.$C84];2)+POWER([.CA$6]-[.$D84];2))" office:value-type="float" office:value="2.52234196729943" calcext:value-type="float">
            <text:p>2,52234196729943</text:p>
          </table:table-cell>
          <table:table-cell table:formula="of:=SQRT(POWER([.CB$4]-[.BX84];2)+POWER([.CB$5]-[.BY84];2)+POWER([.CB$6]-[.BZ84];2))" office:value-type="float" office:value="283.201330337429" calcext:value-type="float">
            <text:p>283,201330337429</text:p>
          </table:table-cell>
          <table:table-cell table:formula="of:=SQRT(POWER([.CC$4]-[.$B84];2)+POWER([.CC$5]-[.$C84];2)+POWER([.CC$6]-[.$D84];2))" office:value-type="float" office:value="2.42878344032563" calcext:value-type="float">
            <text:p>2,42878344032563</text:p>
          </table:table-cell>
          <table:table-cell table:formula="of:=SQRT(POWER([.CD$4]-[.BZ84];2)+POWER([.CD$5]-[.CA84];2)+POWER([.CD$6]-[.CB84];2))" office:value-type="float" office:value="340.904044597374" calcext:value-type="float">
            <text:p>340,904044597374</text:p>
          </table:table-cell>
          <table:table-cell table:formula="of:=SQRT(POWER([.CE$4]-[.$B84];2)+POWER([.CE$5]-[.$C84];2)+POWER([.CE$6]-[.$D84];2))" office:value-type="float" office:value="2.77655668049475" calcext:value-type="float">
            <text:p>2,77655668049475</text:p>
          </table:table-cell>
          <table:table-cell table:formula="of:=SQRT(POWER([.CF$4]-[.CB84];2)+POWER([.CF$5]-[.CC84];2)+POWER([.CF$6]-[.CD84];2))" office:value-type="float" office:value="412.811005292439" calcext:value-type="float">
            <text:p>412,811005292439</text:p>
          </table:table-cell>
          <table:table-cell table:formula="of:=SQRT(POWER([.CG$4]-[.$B84];2)+POWER([.CG$5]-[.$C84];2)+POWER([.CG$6]-[.$D84];2))" office:value-type="float" office:value="2.3667775560876" calcext:value-type="float">
            <text:p>2,3667775560876</text:p>
          </table:table-cell>
          <table:table-cell table:formula="of:=SQRT(POWER([.CH$4]-[.CD84];2)+POWER([.CH$5]-[.CE84];2)+POWER([.CH$6]-[.CF84];2))" office:value-type="float" office:value="503.988075370313" calcext:value-type="float">
            <text:p>503,988075370313</text:p>
          </table:table-cell>
          <table:table-cell table:formula="of:=SQRT(POWER([.CI$4]-[.$B84];2)+POWER([.CI$5]-[.$C84];2)+POWER([.CI$6]-[.$D84];2))" office:value-type="float" office:value="5.22796480477824" calcext:value-type="float">
            <text:p>5,22796480477824</text:p>
          </table:table-cell>
          <table:table-cell table:formula="of:=SQRT(POWER([.CJ$4]-[.CF84];2)+POWER([.CJ$5]-[.CG84];2)+POWER([.CJ$6]-[.CH84];2))" office:value-type="float" office:value="624.9651786083" calcext:value-type="float">
            <text:p>624,9651786083</text:p>
          </table:table-cell>
          <table:table-cell table:formula="of:=SQRT(POWER([.CK$4]-[.CG84];2)+POWER([.CK$5]-[.CH84];2)+POWER([.CK$6]-[.CI84];2))" office:value-type="float" office:value="468.351087763935" calcext:value-type="float">
            <text:p>468,351087763935</text:p>
          </table:table-cell>
          <table:table-cell table:formula="of:=SQRT(POWER([.CL$4]-[.$B84];2)+POWER([.CL$5]-[.$C84];2)+POWER([.CL$6]-[.$D84];2))" office:value-type="float" office:value="6.44131174528915" calcext:value-type="float">
            <text:p>6,44131174528915</text:p>
          </table:table-cell>
          <table:table-cell table:formula="of:=SQRT(POWER([.CM$4]-[.CI84];2)+POWER([.CM$5]-[.CJ84];2)+POWER([.CM$6]-[.CK84];2))" office:value-type="float" office:value="748.665223399233" calcext:value-type="float">
            <text:p>748,665223399233</text:p>
          </table:table-cell>
          <table:table-cell table:formula="of:=SQRT(POWER([.CN$4]-[.$B84];2)+POWER([.CN$5]-[.$C84];2)+POWER([.CN$6]-[.$D84];2))" office:value-type="float" office:value="7.85935728924446" calcext:value-type="float">
            <text:p>7,85935728924446</text:p>
          </table:table-cell>
          <table:table-cell table:formula="of:=SQRT(POWER([.CO$4]-[.CK84];2)+POWER([.CO$5]-[.CL84];2)+POWER([.CO$6]-[.CM84];2))" office:value-type="float" office:value="862.21711593925" calcext:value-type="float">
            <text:p>862,21711593925</text:p>
          </table:table-cell>
          <table:table-cell table:formula="of:=SQRT(POWER([.CP$4]-[.$B84];2)+POWER([.CP$5]-[.$C84];2)+POWER([.CP$6]-[.$D84];2))" office:value-type="float" office:value="7.43113914551463" calcext:value-type="float">
            <text:p>7,43113914551463</text:p>
          </table:table-cell>
          <table:table-cell table:formula="of:=SQRT(POWER([.CQ$4]-[.CM84];2)+POWER([.CQ$5]-[.CN84];2)+POWER([.CQ$6]-[.CO84];2))" office:value-type="float" office:value="1117.87195189198" calcext:value-type="float">
            <text:p>1117,87195189198</text:p>
          </table:table-cell>
          <table:table-cell table:formula="of:=SQRT(POWER([.CR$4]-[.$B84];2)+POWER([.CR$5]-[.$C84];2)+POWER([.CR$6]-[.$D84];2))" office:value-type="float" office:value="8.14104010553934" calcext:value-type="float">
            <text:p>8,14104010553934</text:p>
          </table:table-cell>
          <table:table-cell table:formula="of:=SQRT(POWER([.CS$4]-[.CO84];2)+POWER([.CS$5]-[.CP84];2)+POWER([.CS$6]-[.CQ84];2))" office:value-type="float" office:value="1389.21630535933" calcext:value-type="float">
            <text:p>1389,21630535933</text:p>
          </table:table-cell>
          <table:table-cell table:formula="of:=SQRT(POWER([.CT$4]-[.CP84];2)+POWER([.CT$5]-[.CQ84];2)+POWER([.CT$6]-[.CR84];2))" office:value-type="float" office:value="1080.91482991377" calcext:value-type="float">
            <text:p>1080,91482991377</text:p>
          </table:table-cell>
          <table:table-cell table:formula="of:=SQRT(POWER([.CU$4]-[.$B84];2)+POWER([.CU$5]-[.$C84];2)+POWER([.CU$6]-[.$D84];2))" office:value-type="float" office:value="8.06567647503915" calcext:value-type="float">
            <text:p>8,06567647503915</text:p>
          </table:table-cell>
          <table:table-cell table:formula="of:=SQRT(POWER([.CV$4]-[.CR84];2)+POWER([.CV$5]-[.CS84];2)+POWER([.CV$6]-[.CT84];2))" office:value-type="float" office:value="1729.02040393714" calcext:value-type="float">
            <text:p>1729,02040393714</text:p>
          </table:table-cell>
          <table:table-cell table:formula="of:=SQRT(POWER([.CW$4]-[.$B84];2)+POWER([.CW$5]-[.$C84];2)+POWER([.CW$6]-[.$D84];2))" office:value-type="float" office:value="9.75625158552197" calcext:value-type="float">
            <text:p>9,75625158552197</text:p>
          </table:table-cell>
          <table:table-cell table:formula="of:=SQRT(POWER([.CX$4]-[.CT84];2)+POWER([.CX$5]-[.CU84];2)+POWER([.CX$6]-[.CV84];2))" office:value-type="float" office:value="2015.67999053653" calcext:value-type="float">
            <text:p>2015,67999053653</text:p>
          </table:table-cell>
          <table:table-cell table:formula="of:=SQRT(POWER([.CY$4]-[.$B84];2)+POWER([.CY$5]-[.$C84];2)+POWER([.CY$6]-[.$D84];2))" office:value-type="float" office:value="9.92454336481029" calcext:value-type="float">
            <text:p>9,92454336481029</text:p>
          </table:table-cell>
          <table:table-cell table:formula="of:=SQRT(POWER([.CZ$4]-[.$B84];2)+POWER([.CZ$5]-[.$C84];2)+POWER([.CZ$6]-[.$D84];2))" office:value-type="float" office:value="9.53083091865552" calcext:value-type="float">
            <text:p>9,53083091865552</text:p>
          </table:table-cell>
          <table:table-cell table:formula="of:=SQRT(POWER([.DA$4]-[.$B84];2)+POWER([.DA$5]-[.$C84];2)+POWER([.DA$6]-[.$D84];2))" office:value-type="float" office:value="10.8762646620979" calcext:value-type="float">
            <text:p>10,8762646620979</text:p>
          </table:table-cell>
          <table:table-cell table:formula="of:=SQRT(POWER([.DB$4]-[.$B84];2)+POWER([.DB$5]-[.$C84];2)+POWER([.DB$6]-[.$D84];2))" office:value-type="float" office:value="8.96159120915477" calcext:value-type="float">
            <text:p>8,961591209154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3.894" calcext:value-type="float">
            <text:p>33,894</text:p>
          </table:table-cell>
          <table:table-cell office:value-type="float" office:value="40.507" calcext:value-type="float">
            <text:p>40,507</text:p>
          </table:table-cell>
          <table:table-cell office:value-type="float" office:value="13.819" calcext:value-type="float">
            <text:p>13,819</text:p>
          </table:table-cell>
          <table:table-cell/>
          <table:table-cell table:formula="of:=SQRT(POWER([.F$4]-[.B85];2)+POWER([.F$5]-[.C85];2)+POWER([.F$6]-[.D85];2))" office:value-type="float" office:value="14.8260269121569" calcext:value-type="float">
            <text:p>14,8260269121569</text:p>
          </table:table-cell>
          <table:table-cell table:formula="of:=SQRT(POWER([.G$4]-[.$B85];2)+POWER([.G$5]-[.$C85];2)+POWER([.G$6]-[.$D85];2))" office:value-type="float" office:value="13.8788733692616" calcext:value-type="float">
            <text:p>13,8788733692616</text:p>
          </table:table-cell>
          <table:table-cell table:formula="of:=SQRT(POWER([.H$4]-[.D85];2)+POWER([.H$5]-[.E85];2)+POWER([.H$6]-[.F85];2))" office:value-type="float" office:value="49.2862093953074" calcext:value-type="float">
            <text:p>49,2862093953074</text:p>
          </table:table-cell>
          <table:table-cell table:formula="of:=SQRT(POWER([.I$4]-[.$B85];2)+POWER([.I$5]-[.$C85];2)+POWER([.I$6]-[.$D85];2))" office:value-type="float" office:value="13.8030765411194" calcext:value-type="float">
            <text:p>13,8030765411194</text:p>
          </table:table-cell>
          <table:table-cell table:formula="of:=SQRT(POWER([.J$4]-[.F85];2)+POWER([.J$5]-[.G85];2)+POWER([.J$6]-[.H85];2))" office:value-type="float" office:value="57.8189880038764" calcext:value-type="float">
            <text:p>57,8189880038764</text:p>
          </table:table-cell>
          <table:table-cell table:formula="of:=SQRT(POWER([.K$4]-[.$B85];2)+POWER([.K$5]-[.$C85];2)+POWER([.K$6]-[.$D85];2))" office:value-type="float" office:value="12.5477607962536" calcext:value-type="float">
            <text:p>12,5477607962536</text:p>
          </table:table-cell>
          <table:table-cell table:formula="of:=SQRT(POWER([.L$4]-[.H85];2)+POWER([.L$5]-[.I85];2)+POWER([.L$6]-[.J85];2))" office:value-type="float" office:value="63.3372887087998" calcext:value-type="float">
            <text:p>63,3372887087998</text:p>
          </table:table-cell>
          <table:table-cell table:formula="of:=SQRT(POWER([.M$4]-[.$B85];2)+POWER([.M$5]-[.$C85];2)+POWER([.M$6]-[.$D85];2))" office:value-type="float" office:value="12.7248409813247" calcext:value-type="float">
            <text:p>12,7248409813247</text:p>
          </table:table-cell>
          <table:table-cell table:formula="of:=SQRT(POWER([.N$4]-[.J85];2)+POWER([.N$5]-[.K85];2)+POWER([.N$6]-[.L85];2))" office:value-type="float" office:value="61.8779830616046" calcext:value-type="float">
            <text:p>61,8779830616046</text:p>
          </table:table-cell>
          <table:table-cell table:formula="of:=SQRT(POWER([.O$4]-[.$B85];2)+POWER([.O$5]-[.$C85];2)+POWER([.O$6]-[.$D85];2))" office:value-type="float" office:value="9.57073079759325" calcext:value-type="float">
            <text:p>9,57073079759325</text:p>
          </table:table-cell>
          <table:table-cell table:formula="of:=SQRT(POWER([.P$4]-[.L85];2)+POWER([.P$5]-[.M85];2)+POWER([.P$6]-[.N85];2))" office:value-type="float" office:value="60.0862109451507" calcext:value-type="float">
            <text:p>60,0862109451507</text:p>
          </table:table-cell>
          <table:table-cell table:formula="of:=SQRT(POWER([.Q$4]-[.$B85];2)+POWER([.Q$5]-[.$C85];2)+POWER([.Q$6]-[.$D85];2))" office:value-type="float" office:value="8.56546583671898" calcext:value-type="float">
            <text:p>8,56546583671898</text:p>
          </table:table-cell>
          <table:table-cell table:formula="of:=SQRT(POWER([.R$4]-[.N85];2)+POWER([.R$5]-[.O85];2)+POWER([.R$6]-[.P85];2))" office:value-type="float" office:value="60.5332883892704" calcext:value-type="float">
            <text:p>60,5332883892704</text:p>
          </table:table-cell>
          <table:table-cell table:formula="of:=SQRT(POWER([.S$4]-[.$B85];2)+POWER([.S$5]-[.$C85];2)+POWER([.S$6]-[.$D85];2))" office:value-type="float" office:value="11.7589943022352" calcext:value-type="float">
            <text:p>11,7589943022352</text:p>
          </table:table-cell>
          <table:table-cell table:formula="of:=SQRT(POWER([.T$4]-[.P85];2)+POWER([.T$5]-[.Q85];2)+POWER([.T$6]-[.R85];2))" office:value-type="float" office:value="62.1321935860174" calcext:value-type="float">
            <text:p>62,1321935860174</text:p>
          </table:table-cell>
          <table:table-cell table:formula="of:=SQRT(POWER([.U$4]-[.$B85];2)+POWER([.U$5]-[.$C85];2)+POWER([.U$6]-[.$D85];2))" office:value-type="float" office:value="9.94467701838526" calcext:value-type="float">
            <text:p>9,94467701838526</text:p>
          </table:table-cell>
          <table:table-cell table:formula="of:=SQRT(POWER([.V$4]-[.R85];2)+POWER([.V$5]-[.S85];2)+POWER([.V$6]-[.T85];2))" office:value-type="float" office:value="54.9060380460168" calcext:value-type="float">
            <text:p>54,9060380460168</text:p>
          </table:table-cell>
          <table:table-cell table:formula="of:=SQRT(POWER([.W$4]-[.$B85];2)+POWER([.W$5]-[.$C85];2)+POWER([.W$6]-[.$D85];2))" office:value-type="float" office:value="11.3753382806842" calcext:value-type="float">
            <text:p>11,3753382806842</text:p>
          </table:table-cell>
          <table:table-cell table:formula="of:=SQRT(POWER([.X$4]-[.T85];2)+POWER([.X$5]-[.U85];2)+POWER([.X$6]-[.V85];2))" office:value-type="float" office:value="50.1970242925172" calcext:value-type="float">
            <text:p>50,1970242925172</text:p>
          </table:table-cell>
          <table:table-cell table:formula="of:=SQRT(POWER([.Y$4]-[.$B85];2)+POWER([.Y$5]-[.$C85];2)+POWER([.Y$6]-[.$D85];2))" office:value-type="float" office:value="11.6568505609363" calcext:value-type="float">
            <text:p>11,6568505609363</text:p>
          </table:table-cell>
          <table:table-cell table:formula="of:=SQRT(POWER([.Z$4]-[.V85];2)+POWER([.Z$5]-[.W85];2)+POWER([.Z$6]-[.X85];2))" office:value-type="float" office:value="41.6266167439317" calcext:value-type="float">
            <text:p>41,6266167439317</text:p>
          </table:table-cell>
          <table:table-cell table:formula="of:=SQRT(POWER([.AA$4]-[.$B85];2)+POWER([.AA$5]-[.$C85];2)+POWER([.AA$6]-[.$D85];2))" office:value-type="float" office:value="10.7731486112464" calcext:value-type="float">
            <text:p>10,7731486112464</text:p>
          </table:table-cell>
          <table:table-cell table:formula="of:=SQRT(POWER([.AB$4]-[.X85];2)+POWER([.AB$5]-[.Y85];2)+POWER([.AB$6]-[.Z85];2))" office:value-type="float" office:value="32.1294984539126" calcext:value-type="float">
            <text:p>32,1294984539126</text:p>
          </table:table-cell>
          <table:table-cell table:formula="of:=SQRT(POWER([.AC$4]-[.$B85];2)+POWER([.AC$5]-[.$C85];2)+POWER([.AC$6]-[.$D85];2))" office:value-type="float" office:value="21.9743818798163" calcext:value-type="float">
            <text:p>21,9743818798163</text:p>
          </table:table-cell>
          <table:table-cell table:formula="of:=SQRT(POWER([.AD$4]-[.Z85];2)+POWER([.AD$5]-[.AA85];2)+POWER([.AD$6]-[.AB85];2))" office:value-type="float" office:value="23.2651987704788" calcext:value-type="float">
            <text:p>23,2651987704788</text:p>
          </table:table-cell>
          <table:table-cell table:formula="of:=SQRT(POWER([.AE$4]-[.$B85];2)+POWER([.AE$5]-[.$C85];2)+POWER([.AE$6]-[.$D85];2))" office:value-type="float" office:value="23.5049807913131" calcext:value-type="float">
            <text:p>23,5049807913131</text:p>
          </table:table-cell>
          <table:table-cell table:formula="of:=SQRT(POWER([.AF$4]-[.AB85];2)+POWER([.AF$5]-[.AC85];2)+POWER([.AF$6]-[.AD85];2))" office:value-type="float" office:value="20.010750270623" calcext:value-type="float">
            <text:p>20,010750270623</text:p>
          </table:table-cell>
          <table:table-cell table:formula="of:=SQRT(POWER([.AG$4]-[.$B85];2)+POWER([.AG$5]-[.$C85];2)+POWER([.AG$6]-[.$D85];2))" office:value-type="float" office:value="24.2087087842371" calcext:value-type="float">
            <text:p>24,2087087842371</text:p>
          </table:table-cell>
          <table:table-cell table:formula="of:=SQRT(POWER([.AH$4]-[.AD85];2)+POWER([.AH$5]-[.AE85];2)+POWER([.AH$6]-[.AF85];2))" office:value-type="float" office:value="25.7328398788751" calcext:value-type="float">
            <text:p>25,7328398788751</text:p>
          </table:table-cell>
          <table:table-cell table:formula="of:=SQRT(POWER([.AI$4]-[.$B85];2)+POWER([.AI$5]-[.$C85];2)+POWER([.AI$6]-[.$D85];2))" office:value-type="float" office:value="23.3380316222256" calcext:value-type="float">
            <text:p>23,3380316222256</text:p>
          </table:table-cell>
          <table:table-cell table:formula="of:=SQRT(POWER([.AJ$4]-[.AF85];2)+POWER([.AJ$5]-[.AG85];2)+POWER([.AJ$6]-[.AH85];2))" office:value-type="float" office:value="32.9160819675505" calcext:value-type="float">
            <text:p>32,9160819675505</text:p>
          </table:table-cell>
          <table:table-cell table:formula="of:=SQRT(POWER([.AK$4]-[.$B85];2)+POWER([.AK$5]-[.$C85];2)+POWER([.AK$6]-[.$D85];2))" office:value-type="float" office:value="23.8276555498018" calcext:value-type="float">
            <text:p>23,8276555498018</text:p>
          </table:table-cell>
          <table:table-cell table:formula="of:=SQRT(POWER([.AL$4]-[.AH85];2)+POWER([.AL$5]-[.AI85];2)+POWER([.AL$6]-[.AJ85];2))" office:value-type="float" office:value="30.2450816856597" calcext:value-type="float">
            <text:p>30,2450816856597</text:p>
          </table:table-cell>
          <table:table-cell table:formula="of:=SQRT(POWER([.AM$4]-[.$B85];2)+POWER([.AM$5]-[.$C85];2)+POWER([.AM$6]-[.$D85];2))" office:value-type="float" office:value="25.0722486027879" calcext:value-type="float">
            <text:p>25,0722486027879</text:p>
          </table:table-cell>
          <table:table-cell table:formula="of:=SQRT(POWER([.AN$4]-[.AJ85];2)+POWER([.AN$5]-[.AK85];2)+POWER([.AN$6]-[.AL85];2))" office:value-type="float" office:value="26.4111325697153" calcext:value-type="float">
            <text:p>26,4111325697153</text:p>
          </table:table-cell>
          <table:table-cell table:formula="of:=SQRT(POWER([.AO$4]-[.$B85];2)+POWER([.AO$5]-[.$C85];2)+POWER([.AO$6]-[.$D85];2))" office:value-type="float" office:value="26.2666522038877" calcext:value-type="float">
            <text:p>26,2666522038877</text:p>
          </table:table-cell>
          <table:table-cell table:formula="of:=SQRT(POWER([.AP$4]-[.AL85];2)+POWER([.AP$5]-[.AM85];2)+POWER([.AP$6]-[.AN85];2))" office:value-type="float" office:value="27.854068398637" calcext:value-type="float">
            <text:p>27,854068398637</text:p>
          </table:table-cell>
          <table:table-cell table:formula="of:=SQRT(POWER([.AQ$4]-[.$B85];2)+POWER([.AQ$5]-[.$C85];2)+POWER([.AQ$6]-[.$D85];2))" office:value-type="float" office:value="12.7060613094696" calcext:value-type="float">
            <text:p>12,7060613094696</text:p>
          </table:table-cell>
          <table:table-cell table:formula="of:=SQRT(POWER([.AR$4]-[.AN85];2)+POWER([.AR$5]-[.AO85];2)+POWER([.AR$6]-[.AP85];2))" office:value-type="float" office:value="28.3592753500906" calcext:value-type="float">
            <text:p>28,3592753500906</text:p>
          </table:table-cell>
          <table:table-cell table:formula="of:=SQRT(POWER([.AS$4]-[.$B85];2)+POWER([.AS$5]-[.$C85];2)+POWER([.AS$6]-[.$D85];2))" office:value-type="float" office:value="12.0129812286543" calcext:value-type="float">
            <text:p>12,0129812286543</text:p>
          </table:table-cell>
          <table:table-cell table:formula="of:=SQRT(POWER([.AT$4]-[.AP85];2)+POWER([.AT$5]-[.AQ85];2)+POWER([.AT$6]-[.AR85];2))" office:value-type="float" office:value="35.8446542482866" calcext:value-type="float">
            <text:p>35,8446542482866</text:p>
          </table:table-cell>
          <table:table-cell table:formula="of:=SQRT(POWER([.AU$4]-[.$B85];2)+POWER([.AU$5]-[.$C85];2)+POWER([.AU$6]-[.$D85];2))" office:value-type="float" office:value="12.6726052964653" calcext:value-type="float">
            <text:p>12,6726052964653</text:p>
          </table:table-cell>
          <table:table-cell table:formula="of:=SQRT(POWER([.AV$4]-[.AR85];2)+POWER([.AV$5]-[.AS85];2)+POWER([.AV$6]-[.AT85];2))" office:value-type="float" office:value="37.8312660390069" calcext:value-type="float">
            <text:p>37,8312660390069</text:p>
          </table:table-cell>
          <table:table-cell table:formula="of:=SQRT(POWER([.AW$4]-[.$B85];2)+POWER([.AW$5]-[.$C85];2)+POWER([.AW$6]-[.$D85];2))" office:value-type="float" office:value="13.9245112302012" calcext:value-type="float">
            <text:p>13,9245112302012</text:p>
          </table:table-cell>
          <table:table-cell table:formula="of:=SQRT(POWER([.AX$4]-[.AT85];2)+POWER([.AX$5]-[.AU85];2)+POWER([.AX$6]-[.AV85];2))" office:value-type="float" office:value="35.2593111720598" calcext:value-type="float">
            <text:p>35,2593111720598</text:p>
          </table:table-cell>
          <table:table-cell table:formula="of:=SQRT(POWER([.AY$4]-[.$B85];2)+POWER([.AY$5]-[.$C85];2)+POWER([.AY$6]-[.$D85];2))" office:value-type="float" office:value="6.93987190083506" calcext:value-type="float">
            <text:p>6,93987190083506</text:p>
          </table:table-cell>
          <table:table-cell table:formula="of:=SQRT(POWER([.AZ$4]-[.AV85];2)+POWER([.AZ$5]-[.AW85];2)+POWER([.AZ$6]-[.AX85];2))" office:value-type="float" office:value="39.7318370341071" calcext:value-type="float">
            <text:p>39,7318370341071</text:p>
          </table:table-cell>
          <table:table-cell table:formula="of:=SQRT(POWER([.BA$4]-[.$B85];2)+POWER([.BA$5]-[.$C85];2)+POWER([.BA$6]-[.$D85];2))" office:value-type="float" office:value="6.92312357249241" calcext:value-type="float">
            <text:p>6,92312357249241</text:p>
          </table:table-cell>
          <table:table-cell table:formula="of:=SQRT(POWER([.BB$4]-[.AX85];2)+POWER([.BB$5]-[.AY85];2)+POWER([.BB$6]-[.AZ85];2))" office:value-type="float" office:value="49.8866759362235" calcext:value-type="float">
            <text:p>49,8866759362235</text:p>
          </table:table-cell>
          <table:table-cell table:formula="of:=SQRT(POWER([.BC$4]-[.$B85];2)+POWER([.BC$5]-[.$C85];2)+POWER([.BC$6]-[.$D85];2))" office:value-type="float" office:value="5.24657688402639" calcext:value-type="float">
            <text:p>5,24657688402639</text:p>
          </table:table-cell>
          <table:table-cell table:formula="of:=SQRT(POWER([.BD$4]-[.AZ85];2)+POWER([.BD$5]-[.BA85];2)+POWER([.BD$6]-[.BB85];2))" office:value-type="float" office:value="54.2290556145793" calcext:value-type="float">
            <text:p>54,2290556145793</text:p>
          </table:table-cell>
          <table:table-cell table:formula="of:=SQRT(POWER([.BE$4]-[.$B85];2)+POWER([.BE$5]-[.$C85];2)+POWER([.BE$6]-[.$D85];2))" office:value-type="float" office:value="3.50828818656621" calcext:value-type="float">
            <text:p>3,50828818656621</text:p>
          </table:table-cell>
          <table:table-cell table:formula="of:=SQRT(POWER([.BF$4]-[.BB85];2)+POWER([.BF$5]-[.BC85];2)+POWER([.BF$6]-[.BD85];2))" office:value-type="float" office:value="61.1868831529143" calcext:value-type="float">
            <text:p>61,1868831529143</text:p>
          </table:table-cell>
          <table:table-cell table:formula="of:=SQRT(POWER([.BG$4]-[.$B85];2)+POWER([.BG$5]-[.$C85];2)+POWER([.BG$6]-[.$D85];2))" office:value-type="float" office:value="3.53072457152919" calcext:value-type="float">
            <text:p>3,53072457152919</text:p>
          </table:table-cell>
          <table:table-cell table:formula="of:=SQRT(POWER([.BH$4]-[.BD85];2)+POWER([.BH$5]-[.BE85];2)+POWER([.BH$6]-[.BF85];2))" office:value-type="float" office:value="68.3739568167264" calcext:value-type="float">
            <text:p>68,3739568167264</text:p>
          </table:table-cell>
          <table:table-cell table:formula="of:=SQRT(POWER([.BI$4]-[.$B85];2)+POWER([.BI$5]-[.$C85];2)+POWER([.BI$6]-[.$D85];2))" office:value-type="float" office:value="4.61973592318868" calcext:value-type="float">
            <text:p>4,61973592318868</text:p>
          </table:table-cell>
          <table:table-cell table:formula="of:=SQRT(POWER([.BJ$4]-[.BF85];2)+POWER([.BJ$5]-[.BG85];2)+POWER([.BJ$6]-[.BH85];2))" office:value-type="float" office:value="75.2541650500297" calcext:value-type="float">
            <text:p>75,2541650500297</text:p>
          </table:table-cell>
          <table:table-cell table:formula="of:=SQRT(POWER([.BK$4]-[.$B85];2)+POWER([.BK$5]-[.$C85];2)+POWER([.BK$6]-[.$D85];2))" office:value-type="float" office:value="6.12612397850386" calcext:value-type="float">
            <text:p>6,12612397850386</text:p>
          </table:table-cell>
          <table:table-cell table:formula="of:=SQRT(POWER([.BL$4]-[.BH85];2)+POWER([.BL$5]-[.BI85];2)+POWER([.BL$6]-[.BJ85];2))" office:value-type="float" office:value="82.8738866451387" calcext:value-type="float">
            <text:p>82,8738866451387</text:p>
          </table:table-cell>
          <table:table-cell table:formula="of:=SQRT(POWER([.BM$4]-[.$B85];2)+POWER([.BM$5]-[.$C85];2)+POWER([.BM$6]-[.$D85];2))" office:value-type="float" office:value="4.84382999288786" calcext:value-type="float">
            <text:p>4,84382999288786</text:p>
          </table:table-cell>
          <table:table-cell table:formula="of:=SQRT(POWER([.BN$4]-[.BJ85];2)+POWER([.BN$5]-[.BK85];2)+POWER([.BN$6]-[.BL85];2))" office:value-type="float" office:value="92.0092948917932" calcext:value-type="float">
            <text:p>92,0092948917932</text:p>
          </table:table-cell>
          <table:table-cell table:formula="of:=SQRT(POWER([.BO$4]-[.$B85];2)+POWER([.BO$5]-[.$C85];2)+POWER([.BO$6]-[.$D85];2))" office:value-type="float" office:value="6.73683709169221" calcext:value-type="float">
            <text:p>6,73683709169221</text:p>
          </table:table-cell>
          <table:table-cell table:formula="of:=SQRT(POWER([.BP$4]-[.BL85];2)+POWER([.BP$5]-[.BM85];2)+POWER([.BP$6]-[.BN85];2))" office:value-type="float" office:value="103.438268365861" calcext:value-type="float">
            <text:p>103,438268365861</text:p>
          </table:table-cell>
          <table:table-cell table:formula="of:=SQRT(POWER([.BQ$4]-[.$B85];2)+POWER([.BQ$5]-[.$C85];2)+POWER([.BQ$6]-[.$D85];2))" office:value-type="float" office:value="8.65723731914518" calcext:value-type="float">
            <text:p>8,65723731914518</text:p>
          </table:table-cell>
          <table:table-cell table:formula="of:=SQRT(POWER([.BR$4]-[.BN85];2)+POWER([.BR$5]-[.BO85];2)+POWER([.BR$6]-[.BP85];2))" office:value-type="float" office:value="115.739155368534" calcext:value-type="float">
            <text:p>115,739155368534</text:p>
          </table:table-cell>
          <table:table-cell table:formula="of:=SQRT(POWER([.BS$4]-[.$B85];2)+POWER([.BS$5]-[.$C85];2)+POWER([.BS$6]-[.$D85];2))" office:value-type="float" office:value="9.5672926682526" calcext:value-type="float">
            <text:p>9,5672926682526</text:p>
          </table:table-cell>
          <table:table-cell table:formula="of:=SQRT(POWER([.BT$4]-[.BP85];2)+POWER([.BT$5]-[.BQ85];2)+POWER([.BT$6]-[.BR85];2))" office:value-type="float" office:value="131.630866515531" calcext:value-type="float">
            <text:p>131,630866515531</text:p>
          </table:table-cell>
          <table:table-cell table:formula="of:=SQRT(POWER([.BU$4]-[.$B85];2)+POWER([.BU$5]-[.$C85];2)+POWER([.BU$6]-[.$D85];2))" office:value-type="float" office:value="9.40957778011319" calcext:value-type="float">
            <text:p>9,40957778011319</text:p>
          </table:table-cell>
          <table:table-cell table:formula="of:=SQRT(POWER([.BV$4]-[.BR85];2)+POWER([.BV$5]-[.BS85];2)+POWER([.BV$6]-[.BT85];2))" office:value-type="float" office:value="152.574796798202" calcext:value-type="float">
            <text:p>152,574796798202</text:p>
          </table:table-cell>
          <table:table-cell table:formula="of:=SQRT(POWER([.BW$4]-[.$B85];2)+POWER([.BW$5]-[.$C85];2)+POWER([.BW$6]-[.$D85];2))" office:value-type="float" office:value="4.46479921161075" calcext:value-type="float">
            <text:p>4,46479921161075</text:p>
          </table:table-cell>
          <table:table-cell table:formula="of:=SQRT(POWER([.BX$4]-[.BT85];2)+POWER([.BX$5]-[.BU85];2)+POWER([.BX$6]-[.BV85];2))" office:value-type="float" office:value="175.084390039925" calcext:value-type="float">
            <text:p>175,084390039925</text:p>
          </table:table-cell>
          <table:table-cell table:formula="of:=SQRT(POWER([.BY$4]-[.$B85];2)+POWER([.BY$5]-[.$C85];2)+POWER([.BY$6]-[.$D85];2))" office:value-type="float" office:value="5.9786030140828" calcext:value-type="float">
            <text:p>5,9786030140828</text:p>
          </table:table-cell>
          <table:table-cell table:formula="of:=SQRT(POWER([.BZ$4]-[.BV85];2)+POWER([.BZ$5]-[.BW85];2)+POWER([.BZ$6]-[.BX85];2))" office:value-type="float" office:value="206.071471542954" calcext:value-type="float">
            <text:p>206,071471542954</text:p>
          </table:table-cell>
          <table:table-cell table:formula="of:=SQRT(POWER([.CA$4]-[.$B85];2)+POWER([.CA$5]-[.$C85];2)+POWER([.CA$6]-[.$D85];2))" office:value-type="float" office:value="3.77875402745402" calcext:value-type="float">
            <text:p>3,77875402745402</text:p>
          </table:table-cell>
          <table:table-cell table:formula="of:=SQRT(POWER([.CB$4]-[.BX85];2)+POWER([.CB$5]-[.BY85];2)+POWER([.CB$6]-[.BZ85];2))" office:value-type="float" office:value="241.482889325258" calcext:value-type="float">
            <text:p>241,482889325258</text:p>
          </table:table-cell>
          <table:table-cell table:formula="of:=SQRT(POWER([.CC$4]-[.$B85];2)+POWER([.CC$5]-[.$C85];2)+POWER([.CC$6]-[.$D85];2))" office:value-type="float" office:value="1.3893948322921" calcext:value-type="float">
            <text:p>1,3893948322921</text:p>
          </table:table-cell>
          <table:table-cell table:formula="of:=SQRT(POWER([.CD$4]-[.BZ85];2)+POWER([.CD$5]-[.CA85];2)+POWER([.CD$6]-[.CB85];2))" office:value-type="float" office:value="288.019206403941" calcext:value-type="float">
            <text:p>288,019206403941</text:p>
          </table:table-cell>
          <table:table-cell table:formula="of:=SQRT(POWER([.CE$4]-[.$B85];2)+POWER([.CE$5]-[.$C85];2)+POWER([.CE$6]-[.$D85];2))" office:value-type="float" office:value="0" calcext:value-type="float">
            <text:p>0</text:p>
          </table:table-cell>
          <table:table-cell table:formula="of:=SQRT(POWER([.CF$4]-[.CB85];2)+POWER([.CF$5]-[.CC85];2)+POWER([.CF$6]-[.CD85];2))" office:value-type="float" office:value="345.958217678776" calcext:value-type="float">
            <text:p>345,958217678776</text:p>
          </table:table-cell>
          <table:table-cell table:formula="of:=SQRT(POWER([.CG$4]-[.$B85];2)+POWER([.CG$5]-[.$C85];2)+POWER([.CG$6]-[.$D85];2))" office:value-type="float" office:value="1.39412302183129" calcext:value-type="float">
            <text:p>1,39412302183129</text:p>
          </table:table-cell>
          <table:table-cell table:formula="of:=SQRT(POWER([.CH$4]-[.CD85];2)+POWER([.CH$5]-[.CE85];2)+POWER([.CH$6]-[.CF85];2))" office:value-type="float" office:value="419.349872917111" calcext:value-type="float">
            <text:p>419,349872917111</text:p>
          </table:table-cell>
          <table:table-cell table:formula="of:=SQRT(POWER([.CI$4]-[.$B85];2)+POWER([.CI$5]-[.$C85];2)+POWER([.CI$6]-[.$D85];2))" office:value-type="float" office:value="6.93386493955572" calcext:value-type="float">
            <text:p>6,93386493955572</text:p>
          </table:table-cell>
          <table:table-cell table:formula="of:=SQRT(POWER([.CJ$4]-[.CF85];2)+POWER([.CJ$5]-[.CG85];2)+POWER([.CJ$6]-[.CH85];2))" office:value-type="float" office:value="517.40406775123" calcext:value-type="float">
            <text:p>517,40406775123</text:p>
          </table:table-cell>
          <table:table-cell table:formula="of:=SQRT(POWER([.CK$4]-[.CG85];2)+POWER([.CK$5]-[.CH85];2)+POWER([.CK$6]-[.CI85];2))" office:value-type="float" office:value="384.094117281633" calcext:value-type="float">
            <text:p>384,094117281633</text:p>
          </table:table-cell>
          <table:table-cell table:formula="of:=SQRT(POWER([.CL$4]-[.$B85];2)+POWER([.CL$5]-[.$C85];2)+POWER([.CL$6]-[.$D85];2))" office:value-type="float" office:value="8.73552940582309" calcext:value-type="float">
            <text:p>8,73552940582309</text:p>
          </table:table-cell>
          <table:table-cell table:formula="of:=SQRT(POWER([.CM$4]-[.CI85];2)+POWER([.CM$5]-[.CJ85];2)+POWER([.CM$6]-[.CK85];2))" office:value-type="float" office:value="612.087395377239" calcext:value-type="float">
            <text:p>612,087395377239</text:p>
          </table:table-cell>
          <table:table-cell table:formula="of:=SQRT(POWER([.CN$4]-[.$B85];2)+POWER([.CN$5]-[.$C85];2)+POWER([.CN$6]-[.$D85];2))" office:value-type="float" office:value="9.16807362535882" calcext:value-type="float">
            <text:p>9,16807362535882</text:p>
          </table:table-cell>
          <table:table-cell table:formula="of:=SQRT(POWER([.CO$4]-[.CK85];2)+POWER([.CO$5]-[.CL85];2)+POWER([.CO$6]-[.CM85];2))" office:value-type="float" office:value="701.819896438665" calcext:value-type="float">
            <text:p>701,819896438665</text:p>
          </table:table-cell>
          <table:table-cell table:formula="of:=SQRT(POWER([.CP$4]-[.$B85];2)+POWER([.CP$5]-[.$C85];2)+POWER([.CP$6]-[.$D85];2))" office:value-type="float" office:value="8.58719313862219" calcext:value-type="float">
            <text:p>8,58719313862219</text:p>
          </table:table-cell>
          <table:table-cell table:formula="of:=SQRT(POWER([.CQ$4]-[.CM85];2)+POWER([.CQ$5]-[.CN85];2)+POWER([.CQ$6]-[.CO85];2))" office:value-type="float" office:value="907.25880514311" calcext:value-type="float">
            <text:p>907,25880514311</text:p>
          </table:table-cell>
          <table:table-cell table:formula="of:=SQRT(POWER([.CR$4]-[.$B85];2)+POWER([.CR$5]-[.$C85];2)+POWER([.CR$6]-[.$D85];2))" office:value-type="float" office:value="8.8962185786996" calcext:value-type="float">
            <text:p>8,8962185786996</text:p>
          </table:table-cell>
          <table:table-cell table:formula="of:=SQRT(POWER([.CS$4]-[.CO85];2)+POWER([.CS$5]-[.CP85];2)+POWER([.CS$6]-[.CQ85];2))" office:value-type="float" office:value="1124.54045406579" calcext:value-type="float">
            <text:p>1124,54045406579</text:p>
          </table:table-cell>
          <table:table-cell table:formula="of:=SQRT(POWER([.CT$4]-[.CP85];2)+POWER([.CT$5]-[.CQ85];2)+POWER([.CT$6]-[.CR85];2))" office:value-type="float" office:value="870.332972190486" calcext:value-type="float">
            <text:p>870,332972190486</text:p>
          </table:table-cell>
          <table:table-cell table:formula="of:=SQRT(POWER([.CU$4]-[.$B85];2)+POWER([.CU$5]-[.$C85];2)+POWER([.CU$6]-[.$D85];2))" office:value-type="float" office:value="10.0062453497803" calcext:value-type="float">
            <text:p>10,0062453497803</text:p>
          </table:table-cell>
          <table:table-cell table:formula="of:=SQRT(POWER([.CV$4]-[.CR85];2)+POWER([.CV$5]-[.CS85];2)+POWER([.CV$6]-[.CT85];2))" office:value-type="float" office:value="1390.84459814908" calcext:value-type="float">
            <text:p>1390,84459814908</text:p>
          </table:table-cell>
          <table:table-cell table:formula="of:=SQRT(POWER([.CW$4]-[.$B85];2)+POWER([.CW$5]-[.$C85];2)+POWER([.CW$6]-[.$D85];2))" office:value-type="float" office:value="11.9848333321745" calcext:value-type="float">
            <text:p>11,9848333321745</text:p>
          </table:table-cell>
          <table:table-cell table:formula="of:=SQRT(POWER([.CX$4]-[.CT85];2)+POWER([.CX$5]-[.CU85];2)+POWER([.CX$6]-[.CV85];2))" office:value-type="float" office:value="1617.36211748138" calcext:value-type="float">
            <text:p>1617,36211748138</text:p>
          </table:table-cell>
          <table:table-cell table:formula="of:=SQRT(POWER([.CY$4]-[.$B85];2)+POWER([.CY$5]-[.$C85];2)+POWER([.CY$6]-[.$D85];2))" office:value-type="float" office:value="11.8595157573992" calcext:value-type="float">
            <text:p>11,8595157573992</text:p>
          </table:table-cell>
          <table:table-cell table:formula="of:=SQRT(POWER([.CZ$4]-[.$B85];2)+POWER([.CZ$5]-[.$C85];2)+POWER([.CZ$6]-[.$D85];2))" office:value-type="float" office:value="11.2990433665864" calcext:value-type="float">
            <text:p>11,2990433665864</text:p>
          </table:table-cell>
          <table:table-cell table:formula="of:=SQRT(POWER([.DA$4]-[.$B85];2)+POWER([.DA$5]-[.$C85];2)+POWER([.DA$6]-[.$D85];2))" office:value-type="float" office:value="12.5054208245864" calcext:value-type="float">
            <text:p>12,5054208245864</text:p>
          </table:table-cell>
          <table:table-cell table:formula="of:=SQRT(POWER([.DB$4]-[.$B85];2)+POWER([.DB$5]-[.$C85];2)+POWER([.DB$6]-[.$D85];2))" office:value-type="float" office:value="10.8900864092072" calcext:value-type="float">
            <text:p>10,89008640920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5.702" calcext:value-type="float">
            <text:p>35,702</text:p>
          </table:table-cell>
          <table:table-cell office:value-type="float" office:value="41.849" calcext:value-type="float">
            <text:p>41,849</text:p>
          </table:table-cell>
          <table:table-cell office:value-type="float" office:value="12.875" calcext:value-type="float">
            <text:p>12,875</text:p>
          </table:table-cell>
          <table:table-cell/>
          <table:table-cell table:formula="of:=SQRT(POWER([.F$4]-[.$B86];2)+POWER([.F$5]-[.$C86];2)+POWER([.F$6]-[.$D86];2))" office:value-type="float" office:value="14.0398798427907" calcext:value-type="float">
            <text:p>14,0398798427907</text:p>
          </table:table-cell>
          <table:table-cell table:formula="of:=SQRT(POWER([.G$4]-[.$B86];2)+POWER([.G$5]-[.$C86];2)+POWER([.G$6]-[.$D86];2))" office:value-type="float" office:value="13.13480818284" calcext:value-type="float">
            <text:p>13,13480818284</text:p>
          </table:table-cell>
          <table:table-cell table:formula="of:=SQRT(POWER([.H$4]-[.$B86];2)+POWER([.H$5]-[.$C86];2)+POWER([.H$6]-[.$D86];2))" office:value-type="float" office:value="12.8319198095998" calcext:value-type="float">
            <text:p>12,8319198095998</text:p>
          </table:table-cell>
          <table:table-cell table:formula="of:=SQRT(POWER([.I$4]-[.$B86];2)+POWER([.I$5]-[.$C86];2)+POWER([.I$6]-[.$D86];2))" office:value-type="float" office:value="12.6567510048985" calcext:value-type="float">
            <text:p>12,6567510048985</text:p>
          </table:table-cell>
          <table:table-cell table:formula="of:=SQRT(POWER([.J$4]-[.$B86];2)+POWER([.J$5]-[.$C86];2)+POWER([.J$6]-[.$D86];2))" office:value-type="float" office:value="12.0049585588622" calcext:value-type="float">
            <text:p>12,0049585588622</text:p>
          </table:table-cell>
          <table:table-cell table:formula="of:=SQRT(POWER([.K$4]-[.$B86];2)+POWER([.K$5]-[.$C86];2)+POWER([.K$6]-[.$D86];2))" office:value-type="float" office:value="12.2127622182699" calcext:value-type="float">
            <text:p>12,2127622182699</text:p>
          </table:table-cell>
          <table:table-cell table:formula="of:=SQRT(POWER([.L$4]-[.$B86];2)+POWER([.L$5]-[.$C86];2)+POWER([.L$6]-[.$D86];2))" office:value-type="float" office:value="10.5524932598889" calcext:value-type="float">
            <text:p>10,5524932598889</text:p>
          </table:table-cell>
          <table:table-cell table:formula="of:=SQRT(POWER([.M$4]-[.$B86];2)+POWER([.M$5]-[.$C86];2)+POWER([.M$6]-[.$D86];2))" office:value-type="float" office:value="12.5967987203099" calcext:value-type="float">
            <text:p>12,5967987203099</text:p>
          </table:table-cell>
          <table:table-cell table:formula="of:=SQRT(POWER([.N$4]-[.$B86];2)+POWER([.N$5]-[.$C86];2)+POWER([.N$6]-[.$D86];2))" office:value-type="float" office:value="6.65308995880862" calcext:value-type="float">
            <text:p>6,65308995880862</text:p>
          </table:table-cell>
          <table:table-cell table:formula="of:=SQRT(POWER([.O$4]-[.$B86];2)+POWER([.O$5]-[.$C86];2)+POWER([.O$6]-[.$D86];2))" office:value-type="float" office:value="7.51189270423906" calcext:value-type="float">
            <text:p>7,51189270423906</text:p>
          </table:table-cell>
          <table:table-cell table:formula="of:=SQRT(POWER([.P$4]-[.$B86];2)+POWER([.P$5]-[.$C86];2)+POWER([.P$6]-[.$D86];2))" office:value-type="float" office:value="7.03132306184263" calcext:value-type="float">
            <text:p>7,03132306184263</text:p>
          </table:table-cell>
          <table:table-cell table:formula="of:=SQRT(POWER([.Q$4]-[.$B86];2)+POWER([.Q$5]-[.$C86];2)+POWER([.Q$6]-[.$D86];2))" office:value-type="float" office:value="6.83335122761885" calcext:value-type="float">
            <text:p>6,83335122761885</text:p>
          </table:table-cell>
          <table:table-cell table:formula="of:=SQRT(POWER([.R$4]-[.$B86];2)+POWER([.R$5]-[.$C86];2)+POWER([.R$6]-[.$D86];2))" office:value-type="float" office:value="8.88895449420234" calcext:value-type="float">
            <text:p>8,88895449420234</text:p>
          </table:table-cell>
          <table:table-cell table:formula="of:=SQRT(POWER([.S$4]-[.$B86];2)+POWER([.S$5]-[.$C86];2)+POWER([.S$6]-[.$D86];2))" office:value-type="float" office:value="9.85909260530603" calcext:value-type="float">
            <text:p>9,85909260530603</text:p>
          </table:table-cell>
          <table:table-cell table:formula="of:=SQRT(POWER([.T$4]-[.$B86];2)+POWER([.T$5]-[.$C86];2)+POWER([.T$6]-[.$D86];2))" office:value-type="float" office:value="9.75702029310178" calcext:value-type="float">
            <text:p>9,75702029310178</text:p>
          </table:table-cell>
          <table:table-cell table:formula="of:=SQRT(POWER([.U$4]-[.$B86];2)+POWER([.U$5]-[.$C86];2)+POWER([.U$6]-[.$D86];2))" office:value-type="float" office:value="9.13557250532226" calcext:value-type="float">
            <text:p>9,13557250532226</text:p>
          </table:table-cell>
          <table:table-cell table:formula="of:=SQRT(POWER([.V$4]-[.$B86];2)+POWER([.V$5]-[.$C86];2)+POWER([.V$6]-[.$D86];2))" office:value-type="float" office:value="10.5543858656011" calcext:value-type="float">
            <text:p>10,5543858656011</text:p>
          </table:table-cell>
          <table:table-cell table:formula="of:=SQRT(POWER([.W$4]-[.$B86];2)+POWER([.W$5]-[.$C86];2)+POWER([.W$6]-[.$D86];2))" office:value-type="float" office:value="10.9326738266538" calcext:value-type="float">
            <text:p>10,9326738266538</text:p>
          </table:table-cell>
          <table:table-cell table:formula="of:=SQRT(POWER([.X$4]-[.$B86];2)+POWER([.X$5]-[.$C86];2)+POWER([.X$6]-[.$D86];2))" office:value-type="float" office:value="10.2905633470671" calcext:value-type="float">
            <text:p>10,2905633470671</text:p>
          </table:table-cell>
          <table:table-cell table:formula="of:=SQRT(POWER([.Y$4]-[.$B86];2)+POWER([.Y$5]-[.$C86];2)+POWER([.Y$6]-[.$D86];2))" office:value-type="float" office:value="11.0463601697573" calcext:value-type="float">
            <text:p>11,0463601697573</text:p>
          </table:table-cell>
          <table:table-cell table:formula="of:=SQRT(POWER([.Z$4]-[.$B86];2)+POWER([.Z$5]-[.$C86];2)+POWER([.Z$6]-[.$D86];2))" office:value-type="float" office:value="12.523838069857" calcext:value-type="float">
            <text:p>12,523838069857</text:p>
          </table:table-cell>
          <table:table-cell table:formula="of:=SQRT(POWER([.AA$4]-[.$B86];2)+POWER([.AA$5]-[.$C86];2)+POWER([.AA$6]-[.$D86];2))" office:value-type="float" office:value="10.2173818074886" calcext:value-type="float">
            <text:p>10,2173818074886</text:p>
          </table:table-cell>
          <table:table-cell table:formula="of:=SQRT(POWER([.AB$4]-[.$B86];2)+POWER([.AB$5]-[.$C86];2)+POWER([.AB$6]-[.$D86];2))" office:value-type="float" office:value="20.7218662769549" calcext:value-type="float">
            <text:p>20,7218662769549</text:p>
          </table:table-cell>
          <table:table-cell table:formula="of:=SQRT(POWER([.AC$4]-[.$B86];2)+POWER([.AC$5]-[.$C86];2)+POWER([.AC$6]-[.$D86];2))" office:value-type="float" office:value="21.9528078158581" calcext:value-type="float">
            <text:p>21,9528078158581</text:p>
          </table:table-cell>
          <table:table-cell table:formula="of:=SQRT(POWER([.AD$4]-[.$B86];2)+POWER([.AD$5]-[.$C86];2)+POWER([.AD$6]-[.$D86];2))" office:value-type="float" office:value="22.9509796958648" calcext:value-type="float">
            <text:p>22,9509796958648</text:p>
          </table:table-cell>
          <table:table-cell table:formula="of:=SQRT(POWER([.AE$4]-[.$B86];2)+POWER([.AE$5]-[.$C86];2)+POWER([.AE$6]-[.$D86];2))" office:value-type="float" office:value="23.5825918422891" calcext:value-type="float">
            <text:p>23,5825918422891</text:p>
          </table:table-cell>
          <table:table-cell table:formula="of:=SQRT(POWER([.AF$4]-[.$B86];2)+POWER([.AF$5]-[.$C86];2)+POWER([.AF$6]-[.$D86];2))" office:value-type="float" office:value="22.6903688819728" calcext:value-type="float">
            <text:p>22,6903688819728</text:p>
          </table:table-cell>
          <table:table-cell table:formula="of:=SQRT(POWER([.AG$4]-[.$B86];2)+POWER([.AG$5]-[.$C86];2)+POWER([.AG$6]-[.$D86];2))" office:value-type="float" office:value="24.1906048084788" calcext:value-type="float">
            <text:p>24,1906048084788</text:p>
          </table:table-cell>
          <table:table-cell table:formula="of:=SQRT(POWER([.AH$4]-[.$B86];2)+POWER([.AH$5]-[.$C86];2)+POWER([.AH$6]-[.$D86];2))" office:value-type="float" office:value="21.9457938794658" calcext:value-type="float">
            <text:p>21,9457938794658</text:p>
          </table:table-cell>
          <table:table-cell table:formula="of:=SQRT(POWER([.AI$4]-[.$B86];2)+POWER([.AI$5]-[.$C86];2)+POWER([.AI$6]-[.$D86];2))" office:value-type="float" office:value="23.1904576065243" calcext:value-type="float">
            <text:p>23,1904576065243</text:p>
          </table:table-cell>
          <table:table-cell table:formula="of:=SQRT(POWER([.AJ$4]-[.$B86];2)+POWER([.AJ$5]-[.$C86];2)+POWER([.AJ$6]-[.$D86];2))" office:value-type="float" office:value="24.1356162133889" calcext:value-type="float">
            <text:p>24,1356162133889</text:p>
          </table:table-cell>
          <table:table-cell table:formula="of:=SQRT(POWER([.AK$4]-[.$B86];2)+POWER([.AK$5]-[.$C86];2)+POWER([.AK$6]-[.$D86];2))" office:value-type="float" office:value="23.7009502130189" calcext:value-type="float">
            <text:p>23,7009502130189</text:p>
          </table:table-cell>
          <table:table-cell table:formula="of:=SQRT(POWER([.AL$4]-[.$B86];2)+POWER([.AL$5]-[.$C86];2)+POWER([.AL$6]-[.$D86];2))" office:value-type="float" office:value="24.5186547143191" calcext:value-type="float">
            <text:p>24,5186547143191</text:p>
          </table:table-cell>
          <table:table-cell table:formula="of:=SQRT(POWER([.AM$4]-[.$B86];2)+POWER([.AM$5]-[.$C86];2)+POWER([.AM$6]-[.$D86];2))" office:value-type="float" office:value="24.7699463463286" calcext:value-type="float">
            <text:p>24,7699463463286</text:p>
          </table:table-cell>
          <table:table-cell table:formula="of:=SQRT(POWER([.AN$4]-[.$B86];2)+POWER([.AN$5]-[.$C86];2)+POWER([.AN$6]-[.$D86];2))" office:value-type="float" office:value="26.0610041824946" calcext:value-type="float">
            <text:p>26,0610041824946</text:p>
          </table:table-cell>
          <table:table-cell table:formula="of:=SQRT(POWER([.AO$4]-[.$B86];2)+POWER([.AO$5]-[.$C86];2)+POWER([.AO$6]-[.$D86];2))" office:value-type="float" office:value="25.9973031293632" calcext:value-type="float">
            <text:p>25,9973031293632</text:p>
          </table:table-cell>
          <table:table-cell table:formula="of:=SQRT(POWER([.AP$4]-[.$B86];2)+POWER([.AP$5]-[.$C86];2)+POWER([.AP$6]-[.$D86];2))" office:value-type="float" office:value="26.5057529415785" calcext:value-type="float">
            <text:p>26,5057529415785</text:p>
          </table:table-cell>
          <table:table-cell table:formula="of:=SQRT(POWER([.AQ$4]-[.$B86];2)+POWER([.AQ$5]-[.$C86];2)+POWER([.AQ$6]-[.$D86];2))" office:value-type="float" office:value="11.3115145758647" calcext:value-type="float">
            <text:p>11,3115145758647</text:p>
          </table:table-cell>
          <table:table-cell table:formula="of:=SQRT(POWER([.AR$4]-[.$B86];2)+POWER([.AR$5]-[.$C86];2)+POWER([.AR$6]-[.$D86];2))" office:value-type="float" office:value="11.3600673413497" calcext:value-type="float">
            <text:p>11,3600673413497</text:p>
          </table:table-cell>
          <table:table-cell table:formula="of:=SQRT(POWER([.AS$4]-[.$B86];2)+POWER([.AS$5]-[.$C86];2)+POWER([.AS$6]-[.$D86];2))" office:value-type="float" office:value="10.3759021776422" calcext:value-type="float">
            <text:p>10,3759021776422</text:p>
          </table:table-cell>
          <table:table-cell table:formula="of:=SQRT(POWER([.AT$4]-[.$B86];2)+POWER([.AT$5]-[.$C86];2)+POWER([.AT$6]-[.$D86];2))" office:value-type="float" office:value="9.37652499596732" calcext:value-type="float">
            <text:p>9,37652499596732</text:p>
          </table:table-cell>
          <table:table-cell table:formula="of:=SQRT(POWER([.AU$4]-[.$B86];2)+POWER([.AU$5]-[.$C86];2)+POWER([.AU$6]-[.$D86];2))" office:value-type="float" office:value="11.4479161859266" calcext:value-type="float">
            <text:p>11,4479161859266</text:p>
          </table:table-cell>
          <table:table-cell table:formula="of:=SQRT(POWER([.AV$4]-[.$B86];2)+POWER([.AV$5]-[.$C86];2)+POWER([.AV$6]-[.$D86];2))" office:value-type="float" office:value="10.3343160876761" calcext:value-type="float">
            <text:p>10,3343160876761</text:p>
          </table:table-cell>
          <table:table-cell table:formula="of:=SQRT(POWER([.AW$4]-[.$B86];2)+POWER([.AW$5]-[.$C86];2)+POWER([.AW$6]-[.$D86];2))" office:value-type="float" office:value="12.820121099272" calcext:value-type="float">
            <text:p>12,820121099272</text:p>
          </table:table-cell>
          <table:table-cell table:formula="of:=SQRT(POWER([.AX$4]-[.$B86];2)+POWER([.AX$5]-[.$C86];2)+POWER([.AX$6]-[.$D86];2))" office:value-type="float" office:value="10.7323930229935" calcext:value-type="float">
            <text:p>10,7323930229935</text:p>
          </table:table-cell>
          <table:table-cell table:formula="of:=SQRT(POWER([.AY$4]-[.$B86];2)+POWER([.AY$5]-[.$C86];2)+POWER([.AY$6]-[.$D86];2))" office:value-type="float" office:value="5.35691049019862" calcext:value-type="float">
            <text:p>5,35691049019862</text:p>
          </table:table-cell>
          <table:table-cell table:formula="of:=SQRT(POWER([.AZ$4]-[.$B86];2)+POWER([.AZ$5]-[.$C86];2)+POWER([.AZ$6]-[.$D86];2))" office:value-type="float" office:value="4.77896202119247" calcext:value-type="float">
            <text:p>4,77896202119247</text:p>
          </table:table-cell>
          <table:table-cell table:formula="of:=SQRT(POWER([.BA$4]-[.$B86];2)+POWER([.BA$5]-[.$C86];2)+POWER([.BA$6]-[.$D86];2))" office:value-type="float" office:value="5.9779732351358" calcext:value-type="float">
            <text:p>5,9779732351358</text:p>
          </table:table-cell>
          <table:table-cell table:formula="of:=SQRT(POWER([.BB$4]-[.$B86];2)+POWER([.BB$5]-[.$C86];2)+POWER([.BB$6]-[.$D86];2))" office:value-type="float" office:value="6.74676048189055" calcext:value-type="float">
            <text:p>6,74676048189055</text:p>
          </table:table-cell>
          <table:table-cell table:formula="of:=SQRT(POWER([.BC$4]-[.$B86];2)+POWER([.BC$5]-[.$C86];2)+POWER([.BC$6]-[.$D86];2))" office:value-type="float" office:value="3.76754522202455" calcext:value-type="float">
            <text:p>3,76754522202455</text:p>
          </table:table-cell>
          <table:table-cell table:formula="of:=SQRT(POWER([.BD$4]-[.$B86];2)+POWER([.BD$5]-[.$C86];2)+POWER([.BD$6]-[.$D86];2))" office:value-type="float" office:value="3.72569483452416" calcext:value-type="float">
            <text:p>3,72569483452416</text:p>
          </table:table-cell>
          <table:table-cell table:formula="of:=SQRT(POWER([.BE$4]-[.$B86];2)+POWER([.BE$5]-[.$C86];2)+POWER([.BE$6]-[.$D86];2))" office:value-type="float" office:value="3.34106180727026" calcext:value-type="float">
            <text:p>3,34106180727026</text:p>
          </table:table-cell>
          <table:table-cell table:formula="of:=SQRT(POWER([.BF$4]-[.$B86];2)+POWER([.BF$5]-[.$C86];2)+POWER([.BF$6]-[.$D86];2))" office:value-type="float" office:value="4.62336306166842" calcext:value-type="float">
            <text:p>4,62336306166842</text:p>
          </table:table-cell>
          <table:table-cell table:formula="of:=SQRT(POWER([.BG$4]-[.$B86];2)+POWER([.BG$5]-[.$C86];2)+POWER([.BG$6]-[.$D86];2))" office:value-type="float" office:value="4.10883195081035" calcext:value-type="float">
            <text:p>4,10883195081035</text:p>
          </table:table-cell>
          <table:table-cell table:formula="of:=SQRT(POWER([.BH$4]-[.$B86];2)+POWER([.BH$5]-[.$C86];2)+POWER([.BH$6]-[.$D86];2))" office:value-type="float" office:value="5.16711331402748" calcext:value-type="float">
            <text:p>5,16711331402748</text:p>
          </table:table-cell>
          <table:table-cell table:formula="of:=SQRT(POWER([.BI$4]-[.$B86];2)+POWER([.BI$5]-[.$C86];2)+POWER([.BI$6]-[.$D86];2))" office:value-type="float" office:value="4.98049515610647" calcext:value-type="float">
            <text:p>4,98049515610647</text:p>
          </table:table-cell>
          <table:table-cell table:formula="of:=SQRT(POWER([.BJ$4]-[.$B86];2)+POWER([.BJ$5]-[.$C86];2)+POWER([.BJ$6]-[.$D86];2))" office:value-type="float" office:value="5.95726195495884" calcext:value-type="float">
            <text:p>5,95726195495884</text:p>
          </table:table-cell>
          <table:table-cell table:formula="of:=SQRT(POWER([.BK$4]-[.$B86];2)+POWER([.BK$5]-[.$C86];2)+POWER([.BK$6]-[.$D86];2))" office:value-type="float" office:value="7.13400946172627" calcext:value-type="float">
            <text:p>7,13400946172627</text:p>
          </table:table-cell>
          <table:table-cell table:formula="of:=SQRT(POWER([.BL$4]-[.$B86];2)+POWER([.BL$5]-[.$C86];2)+POWER([.BL$6]-[.$D86];2))" office:value-type="float" office:value="6.66828133779612" calcext:value-type="float">
            <text:p>6,66828133779612</text:p>
          </table:table-cell>
          <table:table-cell table:formula="of:=SQRT(POWER([.BM$4]-[.$B86];2)+POWER([.BM$5]-[.$C86];2)+POWER([.BM$6]-[.$D86];2))" office:value-type="float" office:value="5.56654120617102" calcext:value-type="float">
            <text:p>5,56654120617102</text:p>
          </table:table-cell>
          <table:table-cell table:formula="of:=SQRT(POWER([.BN$4]-[.$B86];2)+POWER([.BN$5]-[.$C86];2)+POWER([.BN$6]-[.$D86];2))" office:value-type="float" office:value="5.45204970630312" calcext:value-type="float">
            <text:p>5,45204970630312</text:p>
          </table:table-cell>
          <table:table-cell table:formula="of:=SQRT(POWER([.BO$4]-[.$B86];2)+POWER([.BO$5]-[.$C86];2)+POWER([.BO$6]-[.$D86];2))" office:value-type="float" office:value="7.89697726981659" calcext:value-type="float">
            <text:p>7,89697726981659</text:p>
          </table:table-cell>
          <table:table-cell table:formula="of:=SQRT(POWER([.BP$4]-[.$B86];2)+POWER([.BP$5]-[.$C86];2)+POWER([.BP$6]-[.$D86];2))" office:value-type="float" office:value="9.0183039425382" calcext:value-type="float">
            <text:p>9,0183039425382</text:p>
          </table:table-cell>
          <table:table-cell table:formula="of:=SQRT(POWER([.BQ$4]-[.$B86];2)+POWER([.BQ$5]-[.$C86];2)+POWER([.BQ$6]-[.$D86];2))" office:value-type="float" office:value="10.1014498959308" calcext:value-type="float">
            <text:p>10,1014498959308</text:p>
          </table:table-cell>
          <table:table-cell table:formula="of:=SQRT(POWER([.BR$4]-[.$B86];2)+POWER([.BR$5]-[.$C86];2)+POWER([.BR$6]-[.$D86];2))" office:value-type="float" office:value="9.10558520909007" calcext:value-type="float">
            <text:p>9,10558520909007</text:p>
          </table:table-cell>
          <table:table-cell table:formula="of:=SQRT(POWER([.BS$4]-[.$B86];2)+POWER([.BS$5]-[.$C86];2)+POWER([.BS$6]-[.$D86];2))" office:value-type="float" office:value="11.1962052946523" calcext:value-type="float">
            <text:p>11,1962052946523</text:p>
          </table:table-cell>
          <table:table-cell table:formula="of:=SQRT(POWER([.BT$4]-[.$B86];2)+POWER([.BT$5]-[.$C86];2)+POWER([.BT$6]-[.$D86];2))" office:value-type="float" office:value="10.2899118557935" calcext:value-type="float">
            <text:p>10,2899118557935</text:p>
          </table:table-cell>
          <table:table-cell table:formula="of:=SQRT(POWER([.BU$4]-[.$B86];2)+POWER([.BU$5]-[.$C86];2)+POWER([.BU$6]-[.$D86];2))" office:value-type="float" office:value="11.2314621488032" calcext:value-type="float">
            <text:p>11,2314621488032</text:p>
          </table:table-cell>
          <table:table-cell table:formula="of:=SQRT(POWER([.BV$4]-[.$B86];2)+POWER([.BV$5]-[.$C86];2)+POWER([.BV$6]-[.$D86];2))" office:value-type="float" office:value="12.3601103959471" calcext:value-type="float">
            <text:p>12,3601103959471</text:p>
          </table:table-cell>
          <table:table-cell table:formula="of:=SQRT(POWER([.BW$4]-[.$B86];2)+POWER([.BW$5]-[.$C86];2)+POWER([.BW$6]-[.$D86];2))" office:value-type="float" office:value="5.20725532310448" calcext:value-type="float">
            <text:p>5,20725532310448</text:p>
          </table:table-cell>
          <table:table-cell table:formula="of:=SQRT(POWER([.BX$4]-[.$B86];2)+POWER([.BX$5]-[.$C86];2)+POWER([.BX$6]-[.$D86];2))" office:value-type="float" office:value="4.60684642678698" calcext:value-type="float">
            <text:p>4,60684642678698</text:p>
          </table:table-cell>
          <table:table-cell table:formula="of:=SQRT(POWER([.BY$4]-[.$B86];2)+POWER([.BY$5]-[.$C86];2)+POWER([.BY$6]-[.$D86];2))" office:value-type="float" office:value="5.95607169197953" calcext:value-type="float">
            <text:p>5,95607169197953</text:p>
          </table:table-cell>
          <table:table-cell table:formula="of:=SQRT(POWER([.BZ$4]-[.$B86];2)+POWER([.BZ$5]-[.$C86];2)+POWER([.BZ$6]-[.$D86];2))" office:value-type="float" office:value="6.73227019659787" calcext:value-type="float">
            <text:p>6,73227019659787</text:p>
          </table:table-cell>
          <table:table-cell table:formula="of:=SQRT(POWER([.CA$4]-[.$B86];2)+POWER([.CA$5]-[.$C86];2)+POWER([.CA$6]-[.$D86];2))" office:value-type="float" office:value="3.81341657834546" calcext:value-type="float">
            <text:p>3,81341657834546</text:p>
          </table:table-cell>
          <table:table-cell table:formula="of:=SQRT(POWER([.CB$4]-[.$B86];2)+POWER([.CB$5]-[.$C86];2)+POWER([.CB$6]-[.$D86];2))" office:value-type="float" office:value="2.43683667897543" calcext:value-type="float">
            <text:p>2,43683667897543</text:p>
          </table:table-cell>
          <table:table-cell table:formula="of:=SQRT(POWER([.CC$4]-[.$B86];2)+POWER([.CC$5]-[.$C86];2)+POWER([.CC$6]-[.$D86];2))" office:value-type="float" office:value="2.83237956495947" calcext:value-type="float">
            <text:p>2,83237956495947</text:p>
          </table:table-cell>
          <table:table-cell table:formula="of:=SQRT(POWER([.CD$4]-[.$B86];2)+POWER([.CD$5]-[.$C86];2)+POWER([.CD$6]-[.$D86];2))" office:value-type="float" office:value="1.39539635946207" calcext:value-type="float">
            <text:p>1,39539635946207</text:p>
          </table:table-cell>
          <table:table-cell table:formula="of:=SQRT(POWER([.CE$4]-[.$B86];2)+POWER([.CE$5]-[.$C86];2)+POWER([.CE$6]-[.$D86];2))" office:value-type="float" office:value="2.44150855005671" calcext:value-type="float">
            <text:p>2,44150855005671</text:p>
          </table:table-cell>
          <table:table-cell table:formula="of:=SQRT(POWER([.CF$4]-[.$B86];2)+POWER([.CF$5]-[.$C86];2)+POWER([.CF$6]-[.$D86];2))" office:value-type="float" office:value="0" calcext:value-type="float">
            <text:p>0</text:p>
          </table:table-cell>
          <table:table-cell table:formula="of:=SQRT(POWER([.CG$4]-[.$B86];2)+POWER([.CG$5]-[.$C86];2)+POWER([.CG$6]-[.$D86];2))" office:value-type="float" office:value="1.38319159916477" calcext:value-type="float">
            <text:p>1,38319159916477</text:p>
          </table:table-cell>
          <table:table-cell table:formula="of:=SQRT(POWER([.CH$4]-[.$B86];2)+POWER([.CH$5]-[.$C86];2)+POWER([.CH$6]-[.$D86];2))" office:value-type="float" office:value="2.29433149304977" calcext:value-type="float">
            <text:p>2,29433149304977</text:p>
          </table:table-cell>
          <table:table-cell table:formula="of:=SQRT(POWER([.CI$4]-[.$B86];2)+POWER([.CI$5]-[.$C86];2)+POWER([.CI$6]-[.$D86];2))" office:value-type="float" office:value="6.5205087991659" calcext:value-type="float">
            <text:p>6,5205087991659</text:p>
          </table:table-cell>
          <table:table-cell table:formula="of:=SQRT(POWER([.CJ$4]-[.$B86];2)+POWER([.CJ$5]-[.$C86];2)+POWER([.CJ$6]-[.$D86];2))" office:value-type="float" office:value="7.88649643377843" calcext:value-type="float">
            <text:p>7,88649643377843</text:p>
          </table:table-cell>
          <table:table-cell table:formula="of:=SQRT(POWER([.CK$4]-[.$B86];2)+POWER([.CK$5]-[.$C86];2)+POWER([.CK$6]-[.$D86];2))" office:value-type="float" office:value="8.26340831618528" calcext:value-type="float">
            <text:p>8,26340831618528</text:p>
          </table:table-cell>
          <table:table-cell table:formula="of:=SQRT(POWER([.CL$4]-[.$B86];2)+POWER([.CL$5]-[.$C86];2)+POWER([.CL$6]-[.$D86];2))" office:value-type="float" office:value="7.74600400206455" calcext:value-type="float">
            <text:p>7,74600400206455</text:p>
          </table:table-cell>
          <table:table-cell table:formula="of:=SQRT(POWER([.CM$4]-[.$B86];2)+POWER([.CM$5]-[.$C86];2)+POWER([.CM$6]-[.$D86];2))" office:value-type="float" office:value="8.81623797319469" calcext:value-type="float">
            <text:p>8,81623797319469</text:p>
          </table:table-cell>
          <table:table-cell table:formula="of:=SQRT(POWER([.CN$4]-[.$B86];2)+POWER([.CN$5]-[.$C86];2)+POWER([.CN$6]-[.$D86];2))" office:value-type="float" office:value="9.01652294401783" calcext:value-type="float">
            <text:p>9,01652294401783</text:p>
          </table:table-cell>
          <table:table-cell table:formula="of:=SQRT(POWER([.CO$4]-[.$B86];2)+POWER([.CO$5]-[.$C86];2)+POWER([.CO$6]-[.$D86];2))" office:value-type="float" office:value="10.0320018440987" calcext:value-type="float">
            <text:p>10,0320018440987</text:p>
          </table:table-cell>
          <table:table-cell table:formula="of:=SQRT(POWER([.CP$4]-[.$B86];2)+POWER([.CP$5]-[.$C86];2)+POWER([.CP$6]-[.$D86];2))" office:value-type="float" office:value="8.44955939679697" calcext:value-type="float">
            <text:p>8,44955939679697</text:p>
          </table:table-cell>
          <table:table-cell table:formula="of:=SQRT(POWER([.CQ$4]-[.$B86];2)+POWER([.CQ$5]-[.$C86];2)+POWER([.CQ$6]-[.$D86];2))" office:value-type="float" office:value="10.5388839067522" calcext:value-type="float">
            <text:p>10,5388839067522</text:p>
          </table:table-cell>
          <table:table-cell table:formula="of:=SQRT(POWER([.CR$4]-[.$B86];2)+POWER([.CR$5]-[.$C86];2)+POWER([.CR$6]-[.$D86];2))" office:value-type="float" office:value="9.05648767458997" calcext:value-type="float">
            <text:p>9,05648767458997</text:p>
          </table:table-cell>
          <table:table-cell table:formula="of:=SQRT(POWER([.CS$4]-[.$B86];2)+POWER([.CS$5]-[.$C86];2)+POWER([.CS$6]-[.$D86];2))" office:value-type="float" office:value="10.1127636677616" calcext:value-type="float">
            <text:p>10,1127636677616</text:p>
          </table:table-cell>
          <table:table-cell table:formula="of:=SQRT(POWER([.CT$4]-[.$B86];2)+POWER([.CT$5]-[.$C86];2)+POWER([.CT$6]-[.$D86];2))" office:value-type="float" office:value="10.9587454117705" calcext:value-type="float">
            <text:p>10,9587454117705</text:p>
          </table:table-cell>
          <table:table-cell table:formula="of:=SQRT(POWER([.CU$4]-[.$B86];2)+POWER([.CU$5]-[.$C86];2)+POWER([.CU$6]-[.$D86];2))" office:value-type="float" office:value="9.43696360065037" calcext:value-type="float">
            <text:p>9,43696360065037</text:p>
          </table:table-cell>
          <table:table-cell table:formula="of:=SQRT(POWER([.CV$4]-[.$B86];2)+POWER([.CV$5]-[.$C86];2)+POWER([.CV$6]-[.$D86];2))" office:value-type="float" office:value="10.2401947247111" calcext:value-type="float">
            <text:p>10,2401947247111</text:p>
          </table:table-cell>
          <table:table-cell table:formula="of:=SQRT(POWER([.CW$4]-[.$B86];2)+POWER([.CW$5]-[.$C86];2)+POWER([.CW$6]-[.$D86];2))" office:value-type="float" office:value="11.0643292611889" calcext:value-type="float">
            <text:p>11,0643292611889</text:p>
          </table:table-cell>
          <table:table-cell table:formula="of:=SQRT(POWER([.CX$4]-[.$B86];2)+POWER([.CX$5]-[.$C86];2)+POWER([.CX$6]-[.$D86];2))" office:value-type="float" office:value="12.2577225046091" calcext:value-type="float">
            <text:p>12,2577225046091</text:p>
          </table:table-cell>
          <table:table-cell table:formula="of:=SQRT(POWER([.CY$4]-[.$B86];2)+POWER([.CY$5]-[.$C86];2)+POWER([.CY$6]-[.$D86];2))" office:value-type="float" office:value="11.2965319456902" calcext:value-type="float">
            <text:p>11,2965319456902</text:p>
          </table:table-cell>
          <table:table-cell table:formula="of:=SQRT(POWER([.CZ$4]-[.$B86];2)+POWER([.CZ$5]-[.$C86];2)+POWER([.CZ$6]-[.$D86];2))" office:value-type="float" office:value="10.8946754426187" calcext:value-type="float">
            <text:p>10,8946754426187</text:p>
          </table:table-cell>
          <table:table-cell table:formula="of:=SQRT(POWER([.DA$4]-[.$B86];2)+POWER([.DA$5]-[.$C86];2)+POWER([.DA$6]-[.$D86];2))" office:value-type="float" office:value="12.2279212460663" calcext:value-type="float">
            <text:p>12,2279212460663</text:p>
          </table:table-cell>
          <table:table-cell table:formula="of:=SQRT(POWER([.DB$4]-[.$B86];2)+POWER([.DB$5]-[.$C86];2)+POWER([.DB$6]-[.$D86];2))" office:value-type="float" office:value="10.271172377095" calcext:value-type="float">
            <text:p>10,2711723770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.689" calcext:value-type="float">
            <text:p>34,689</text:p>
          </table:table-cell>
          <table:table-cell office:value-type="float" office:value="41.652" calcext:value-type="float">
            <text:p>41,652</text:p>
          </table:table-cell>
          <table:table-cell office:value-type="float" office:value="13.796" calcext:value-type="float">
            <text:p>13,796</text:p>
          </table:table-cell>
          <table:table-cell/>
          <table:table-cell table:formula="of:=SQRT(POWER([.F$4]-[.B87];2)+POWER([.F$5]-[.C87];2)+POWER([.F$6]-[.D87];2))" office:value-type="float" office:value="14.8659388200006" calcext:value-type="float">
            <text:p>14,8659388200006</text:p>
          </table:table-cell>
          <table:table-cell table:formula="of:=SQRT(POWER([.G$4]-[.$B87];2)+POWER([.G$5]-[.$C87];2)+POWER([.G$6]-[.$D87];2))" office:value-type="float" office:value="13.9042943366429" calcext:value-type="float">
            <text:p>13,9042943366429</text:p>
          </table:table-cell>
          <table:table-cell table:formula="of:=SQRT(POWER([.H$4]-[.D87];2)+POWER([.H$5]-[.E87];2)+POWER([.H$6]-[.F87];2))" office:value-type="float" office:value="49.3074365865621" calcext:value-type="float">
            <text:p>49,3074365865621</text:p>
          </table:table-cell>
          <table:table-cell table:formula="of:=SQRT(POWER([.I$4]-[.$B87];2)+POWER([.I$5]-[.$C87];2)+POWER([.I$6]-[.$D87];2))" office:value-type="float" office:value="13.5814005536984" calcext:value-type="float">
            <text:p>13,5814005536984</text:p>
          </table:table-cell>
          <table:table-cell table:formula="of:=SQRT(POWER([.J$4]-[.F87];2)+POWER([.J$5]-[.G87];2)+POWER([.J$6]-[.H87];2))" office:value-type="float" office:value="57.8123418503861" calcext:value-type="float">
            <text:p>57,8123418503861</text:p>
          </table:table-cell>
          <table:table-cell table:formula="of:=SQRT(POWER([.K$4]-[.$B87];2)+POWER([.K$5]-[.$C87];2)+POWER([.K$6]-[.$D87];2))" office:value-type="float" office:value="12.7847929197152" calcext:value-type="float">
            <text:p>12,7847929197152</text:p>
          </table:table-cell>
          <table:table-cell table:formula="of:=SQRT(POWER([.L$4]-[.H87];2)+POWER([.L$5]-[.I87];2)+POWER([.L$6]-[.J87];2))" office:value-type="float" office:value="63.4309070450179" calcext:value-type="float">
            <text:p>63,4309070450179</text:p>
          </table:table-cell>
          <table:table-cell table:formula="of:=SQRT(POWER([.M$4]-[.$B87];2)+POWER([.M$5]-[.$C87];2)+POWER([.M$6]-[.$D87];2))" office:value-type="float" office:value="13.1068495451806" calcext:value-type="float">
            <text:p>13,1068495451806</text:p>
          </table:table-cell>
          <table:table-cell table:formula="of:=SQRT(POWER([.N$4]-[.J87];2)+POWER([.N$5]-[.K87];2)+POWER([.N$6]-[.L87];2))" office:value-type="float" office:value="61.8375780873924" calcext:value-type="float">
            <text:p>61,8375780873924</text:p>
          </table:table-cell>
          <table:table-cell table:formula="of:=SQRT(POWER([.O$4]-[.$B87];2)+POWER([.O$5]-[.$C87];2)+POWER([.O$6]-[.$D87];2))" office:value-type="float" office:value="8.66319265629017" calcext:value-type="float">
            <text:p>8,66319265629017</text:p>
          </table:table-cell>
          <table:table-cell table:formula="of:=SQRT(POWER([.P$4]-[.L87];2)+POWER([.P$5]-[.M87];2)+POWER([.P$6]-[.N87];2))" office:value-type="float" office:value="59.9061841104257" calcext:value-type="float">
            <text:p>59,9061841104257</text:p>
          </table:table-cell>
          <table:table-cell table:formula="of:=SQRT(POWER([.Q$4]-[.$B87];2)+POWER([.Q$5]-[.$C87];2)+POWER([.Q$6]-[.$D87];2))" office:value-type="float" office:value="7.71783583655418" calcext:value-type="float">
            <text:p>7,71783583655418</text:p>
          </table:table-cell>
          <table:table-cell table:formula="of:=SQRT(POWER([.R$4]-[.N87];2)+POWER([.R$5]-[.O87];2)+POWER([.R$6]-[.P87];2))" office:value-type="float" office:value="60.8832586740143" calcext:value-type="float">
            <text:p>60,8832586740143</text:p>
          </table:table-cell>
          <table:table-cell table:formula="of:=SQRT(POWER([.S$4]-[.$B87];2)+POWER([.S$5]-[.$C87];2)+POWER([.S$6]-[.$D87];2))" office:value-type="float" office:value="10.9095426118605" calcext:value-type="float">
            <text:p>10,9095426118605</text:p>
          </table:table-cell>
          <table:table-cell table:formula="of:=SQRT(POWER([.T$4]-[.P87];2)+POWER([.T$5]-[.Q87];2)+POWER([.T$6]-[.R87];2))" office:value-type="float" office:value="62.8458402098735" calcext:value-type="float">
            <text:p>62,8458402098735</text:p>
          </table:table-cell>
          <table:table-cell table:formula="of:=SQRT(POWER([.U$4]-[.$B87];2)+POWER([.U$5]-[.$C87];2)+POWER([.U$6]-[.$D87];2))" office:value-type="float" office:value="9.70572748432594" calcext:value-type="float">
            <text:p>9,70572748432594</text:p>
          </table:table-cell>
          <table:table-cell table:formula="of:=SQRT(POWER([.V$4]-[.R87];2)+POWER([.V$5]-[.S87];2)+POWER([.V$6]-[.T87];2))" office:value-type="float" office:value="55.9924409621732" calcext:value-type="float">
            <text:p>55,9924409621732</text:p>
          </table:table-cell>
          <table:table-cell table:formula="of:=SQRT(POWER([.W$4]-[.$B87];2)+POWER([.W$5]-[.$C87];2)+POWER([.W$6]-[.$D87];2))" office:value-type="float" office:value="11.3692772857381" calcext:value-type="float">
            <text:p>11,3692772857381</text:p>
          </table:table-cell>
          <table:table-cell table:formula="of:=SQRT(POWER([.X$4]-[.T87];2)+POWER([.X$5]-[.U87];2)+POWER([.X$6]-[.V87];2))" office:value-type="float" office:value="51.4417757258832" calcext:value-type="float">
            <text:p>51,4417757258832</text:p>
          </table:table-cell>
          <table:table-cell table:formula="of:=SQRT(POWER([.Y$4]-[.$B87];2)+POWER([.Y$5]-[.$C87];2)+POWER([.Y$6]-[.$D87];2))" office:value-type="float" office:value="11.4443898046161" calcext:value-type="float">
            <text:p>11,4443898046161</text:p>
          </table:table-cell>
          <table:table-cell table:formula="of:=SQRT(POWER([.Z$4]-[.V87];2)+POWER([.Z$5]-[.W87];2)+POWER([.Z$6]-[.X87];2))" office:value-type="float" office:value="42.8530000773205" calcext:value-type="float">
            <text:p>42,8530000773205</text:p>
          </table:table-cell>
          <table:table-cell table:formula="of:=SQRT(POWER([.AA$4]-[.$B87];2)+POWER([.AA$5]-[.$C87];2)+POWER([.AA$6]-[.$D87];2))" office:value-type="float" office:value="10.5111540755523" calcext:value-type="float">
            <text:p>10,5111540755523</text:p>
          </table:table-cell>
          <table:table-cell table:formula="of:=SQRT(POWER([.AB$4]-[.X87];2)+POWER([.AB$5]-[.Y87];2)+POWER([.AB$6]-[.Z87];2))" office:value-type="float" office:value="33.4453271134212" calcext:value-type="float">
            <text:p>33,4453271134212</text:p>
          </table:table-cell>
          <table:table-cell table:formula="of:=SQRT(POWER([.AC$4]-[.$B87];2)+POWER([.AC$5]-[.$C87];2)+POWER([.AC$6]-[.$D87];2))" office:value-type="float" office:value="22.3960092873708" calcext:value-type="float">
            <text:p>22,3960092873708</text:p>
          </table:table-cell>
          <table:table-cell table:formula="of:=SQRT(POWER([.AD$4]-[.Z87];2)+POWER([.AD$5]-[.AA87];2)+POWER([.AD$6]-[.AB87];2))" office:value-type="float" office:value="24.1246848255196" calcext:value-type="float">
            <text:p>24,1246848255196</text:p>
          </table:table-cell>
          <table:table-cell table:formula="of:=SQRT(POWER([.AE$4]-[.$B87];2)+POWER([.AE$5]-[.$C87];2)+POWER([.AE$6]-[.$D87];2))" office:value-type="float" office:value="23.9451857583106" calcext:value-type="float">
            <text:p>23,9451857583106</text:p>
          </table:table-cell>
          <table:table-cell table:formula="of:=SQRT(POWER([.AF$4]-[.AB87];2)+POWER([.AF$5]-[.AC87];2)+POWER([.AF$6]-[.AD87];2))" office:value-type="float" office:value="19.5224125156476" calcext:value-type="float">
            <text:p>19,5224125156476</text:p>
          </table:table-cell>
          <table:table-cell table:formula="of:=SQRT(POWER([.AG$4]-[.$B87];2)+POWER([.AG$5]-[.$C87];2)+POWER([.AG$6]-[.$D87];2))" office:value-type="float" office:value="24.6630843569899" calcext:value-type="float">
            <text:p>24,6630843569899</text:p>
          </table:table-cell>
          <table:table-cell table:formula="of:=SQRT(POWER([.AH$4]-[.AD87];2)+POWER([.AH$5]-[.AE87];2)+POWER([.AH$6]-[.AF87];2))" office:value-type="float" office:value="24.760448553034" calcext:value-type="float">
            <text:p>24,760448553034</text:p>
          </table:table-cell>
          <table:table-cell table:formula="of:=SQRT(POWER([.AI$4]-[.$B87];2)+POWER([.AI$5]-[.$C87];2)+POWER([.AI$6]-[.$D87];2))" office:value-type="float" office:value="23.6599574598096" calcext:value-type="float">
            <text:p>23,6599574598096</text:p>
          </table:table-cell>
          <table:table-cell table:formula="of:=SQRT(POWER([.AJ$4]-[.AF87];2)+POWER([.AJ$5]-[.AG87];2)+POWER([.AJ$6]-[.AH87];2))" office:value-type="float" office:value="33.0846407384269" calcext:value-type="float">
            <text:p>33,0846407384269</text:p>
          </table:table-cell>
          <table:table-cell table:formula="of:=SQRT(POWER([.AK$4]-[.$B87];2)+POWER([.AK$5]-[.$C87];2)+POWER([.AK$6]-[.$D87];2))" office:value-type="float" office:value="24.104905849225" calcext:value-type="float">
            <text:p>24,104905849225</text:p>
          </table:table-cell>
          <table:table-cell table:formula="of:=SQRT(POWER([.AL$4]-[.AH87];2)+POWER([.AL$5]-[.AI87];2)+POWER([.AL$6]-[.AJ87];2))" office:value-type="float" office:value="31.1632576499016" calcext:value-type="float">
            <text:p>31,1632576499016</text:p>
          </table:table-cell>
          <table:table-cell table:formula="of:=SQRT(POWER([.AM$4]-[.$B87];2)+POWER([.AM$5]-[.$C87];2)+POWER([.AM$6]-[.$D87];2))" office:value-type="float" office:value="25.2944260460679" calcext:value-type="float">
            <text:p>25,2944260460679</text:p>
          </table:table-cell>
          <table:table-cell table:formula="of:=SQRT(POWER([.AN$4]-[.AJ87];2)+POWER([.AN$5]-[.AK87];2)+POWER([.AN$6]-[.AL87];2))" office:value-type="float" office:value="26.8985572231777" calcext:value-type="float">
            <text:p>26,8985572231777</text:p>
          </table:table-cell>
          <table:table-cell table:formula="of:=SQRT(POWER([.AO$4]-[.$B87];2)+POWER([.AO$5]-[.$C87];2)+POWER([.AO$6]-[.$D87];2))" office:value-type="float" office:value="26.552470939632" calcext:value-type="float">
            <text:p>26,552470939632</text:p>
          </table:table-cell>
          <table:table-cell table:formula="of:=SQRT(POWER([.AP$4]-[.AL87];2)+POWER([.AP$5]-[.AM87];2)+POWER([.AP$6]-[.AN87];2))" office:value-type="float" office:value="27.3284439325058" calcext:value-type="float">
            <text:p>27,3284439325058</text:p>
          </table:table-cell>
          <table:table-cell table:formula="of:=SQRT(POWER([.AQ$4]-[.$B87];2)+POWER([.AQ$5]-[.$C87];2)+POWER([.AQ$6]-[.$D87];2))" office:value-type="float" office:value="12.2948991455807" calcext:value-type="float">
            <text:p>12,2948991455807</text:p>
          </table:table-cell>
          <table:table-cell table:formula="of:=SQRT(POWER([.AR$4]-[.AN87];2)+POWER([.AR$5]-[.AO87];2)+POWER([.AR$6]-[.AP87];2))" office:value-type="float" office:value="27.5902818933529" calcext:value-type="float">
            <text:p>27,5902818933529</text:p>
          </table:table-cell>
          <table:table-cell table:formula="of:=SQRT(POWER([.AS$4]-[.$B87];2)+POWER([.AS$5]-[.$C87];2)+POWER([.AS$6]-[.$D87];2))" office:value-type="float" office:value="11.5235461989789" calcext:value-type="float">
            <text:p>11,5235461989789</text:p>
          </table:table-cell>
          <table:table-cell table:formula="of:=SQRT(POWER([.AT$4]-[.AP87];2)+POWER([.AT$5]-[.AQ87];2)+POWER([.AT$6]-[.AR87];2))" office:value-type="float" office:value="36.0272031778432" calcext:value-type="float">
            <text:p>36,0272031778432</text:p>
          </table:table-cell>
          <table:table-cell table:formula="of:=SQRT(POWER([.AU$4]-[.$B87];2)+POWER([.AU$5]-[.$C87];2)+POWER([.AU$6]-[.$D87];2))" office:value-type="float" office:value="12.4495306738849" calcext:value-type="float">
            <text:p>12,4495306738849</text:p>
          </table:table-cell>
          <table:table-cell table:formula="of:=SQRT(POWER([.AV$4]-[.AR87];2)+POWER([.AV$5]-[.AS87];2)+POWER([.AV$6]-[.AT87];2))" office:value-type="float" office:value="38.5795944416498" calcext:value-type="float">
            <text:p>38,5795944416498</text:p>
          </table:table-cell>
          <table:table-cell table:formula="of:=SQRT(POWER([.AW$4]-[.$B87];2)+POWER([.AW$5]-[.$C87];2)+POWER([.AW$6]-[.$D87];2))" office:value-type="float" office:value="13.7632799143228" calcext:value-type="float">
            <text:p>13,7632799143228</text:p>
          </table:table-cell>
          <table:table-cell table:formula="of:=SQRT(POWER([.AX$4]-[.AT87];2)+POWER([.AX$5]-[.AU87];2)+POWER([.AX$6]-[.AV87];2))" office:value-type="float" office:value="35.9279488076021" calcext:value-type="float">
            <text:p>35,9279488076021</text:p>
          </table:table-cell>
          <table:table-cell table:formula="of:=SQRT(POWER([.AY$4]-[.$B87];2)+POWER([.AY$5]-[.$C87];2)+POWER([.AY$6]-[.$D87];2))" office:value-type="float" office:value="6.40576123501337" calcext:value-type="float">
            <text:p>6,40576123501337</text:p>
          </table:table-cell>
          <table:table-cell table:formula="of:=SQRT(POWER([.AZ$4]-[.AV87];2)+POWER([.AZ$5]-[.AW87];2)+POWER([.AZ$6]-[.AX87];2))" office:value-type="float" office:value="40.3710657145049" calcext:value-type="float">
            <text:p>40,3710657145049</text:p>
          </table:table-cell>
          <table:table-cell table:formula="of:=SQRT(POWER([.BA$4]-[.$B87];2)+POWER([.BA$5]-[.$C87];2)+POWER([.BA$6]-[.$D87];2))" office:value-type="float" office:value="6.58287801801006" calcext:value-type="float">
            <text:p>6,58287801801006</text:p>
          </table:table-cell>
          <table:table-cell table:formula="of:=SQRT(POWER([.BB$4]-[.AX87];2)+POWER([.BB$5]-[.AY87];2)+POWER([.BB$6]-[.AZ87];2))" office:value-type="float" office:value="50.7362965230234" calcext:value-type="float">
            <text:p>50,7362965230234</text:p>
          </table:table-cell>
          <table:table-cell table:formula="of:=SQRT(POWER([.BC$4]-[.$B87];2)+POWER([.BC$5]-[.$C87];2)+POWER([.BC$6]-[.$D87];2))" office:value-type="float" office:value="4.54709027840882" calcext:value-type="float">
            <text:p>4,54709027840882</text:p>
          </table:table-cell>
          <table:table-cell table:formula="of:=SQRT(POWER([.BD$4]-[.AZ87];2)+POWER([.BD$5]-[.BA87];2)+POWER([.BD$6]-[.BB87];2))" office:value-type="float" office:value="55.1533465328505" calcext:value-type="float">
            <text:p>55,1533465328505</text:p>
          </table:table-cell>
          <table:table-cell table:formula="of:=SQRT(POWER([.BE$4]-[.$B87];2)+POWER([.BE$5]-[.$C87];2)+POWER([.BE$6]-[.$D87];2))" office:value-type="float" office:value="3.28533909969732" calcext:value-type="float">
            <text:p>3,28533909969732</text:p>
          </table:table-cell>
          <table:table-cell table:formula="of:=SQRT(POWER([.BF$4]-[.BB87];2)+POWER([.BF$5]-[.BC87];2)+POWER([.BF$6]-[.BD87];2))" office:value-type="float" office:value="62.532949007373" calcext:value-type="float">
            <text:p>62,532949007373</text:p>
          </table:table-cell>
          <table:table-cell table:formula="of:=SQRT(POWER([.BG$4]-[.$B87];2)+POWER([.BG$5]-[.$C87];2)+POWER([.BG$6]-[.$D87];2))" office:value-type="float" office:value="3.56918071831618" calcext:value-type="float">
            <text:p>3,56918071831618</text:p>
          </table:table-cell>
          <table:table-cell table:formula="of:=SQRT(POWER([.BH$4]-[.BD87];2)+POWER([.BH$5]-[.BE87];2)+POWER([.BH$6]-[.BF87];2))" office:value-type="float" office:value="69.7910157184245" calcext:value-type="float">
            <text:p>69,7910157184245</text:p>
          </table:table-cell>
          <table:table-cell table:formula="of:=SQRT(POWER([.BI$4]-[.$B87];2)+POWER([.BI$5]-[.$C87];2)+POWER([.BI$6]-[.$D87];2))" office:value-type="float" office:value="4.42902461045318" calcext:value-type="float">
            <text:p>4,42902461045318</text:p>
          </table:table-cell>
          <table:table-cell table:formula="of:=SQRT(POWER([.BJ$4]-[.BF87];2)+POWER([.BJ$5]-[.BG87];2)+POWER([.BJ$6]-[.BH87];2))" office:value-type="float" office:value="76.8379888624707" calcext:value-type="float">
            <text:p>76,8379888624707</text:p>
          </table:table-cell>
          <table:table-cell table:formula="of:=SQRT(POWER([.BK$4]-[.$B87];2)+POWER([.BK$5]-[.$C87];2)+POWER([.BK$6]-[.$D87];2))" office:value-type="float" office:value="6.88143269966364" calcext:value-type="float">
            <text:p>6,88143269966364</text:p>
          </table:table-cell>
          <table:table-cell table:formula="of:=SQRT(POWER([.BL$4]-[.BH87];2)+POWER([.BL$5]-[.BI87];2)+POWER([.BL$6]-[.BJ87];2))" office:value-type="float" office:value="84.8514793911155" calcext:value-type="float">
            <text:p>84,8514793911155</text:p>
          </table:table-cell>
          <table:table-cell table:formula="of:=SQRT(POWER([.BM$4]-[.$B87];2)+POWER([.BM$5]-[.$C87];2)+POWER([.BM$6]-[.$D87];2))" office:value-type="float" office:value="5.57385342469642" calcext:value-type="float">
            <text:p>5,57385342469642</text:p>
          </table:table-cell>
          <table:table-cell table:formula="of:=SQRT(POWER([.BN$4]-[.BJ87];2)+POWER([.BN$5]-[.BK87];2)+POWER([.BN$6]-[.BL87];2))" office:value-type="float" office:value="94.0727993879451" calcext:value-type="float">
            <text:p>94,0727993879451</text:p>
          </table:table-cell>
          <table:table-cell table:formula="of:=SQRT(POWER([.BO$4]-[.$B87];2)+POWER([.BO$5]-[.$C87];2)+POWER([.BO$6]-[.$D87];2))" office:value-type="float" office:value="7.72181306430038" calcext:value-type="float">
            <text:p>7,72181306430038</text:p>
          </table:table-cell>
          <table:table-cell table:formula="of:=SQRT(POWER([.BP$4]-[.BL87];2)+POWER([.BP$5]-[.BM87];2)+POWER([.BP$6]-[.BN87];2))" office:value-type="float" office:value="105.90008586038" calcext:value-type="float">
            <text:p>105,90008586038</text:p>
          </table:table-cell>
          <table:table-cell table:formula="of:=SQRT(POWER([.BQ$4]-[.$B87];2)+POWER([.BQ$5]-[.$C87];2)+POWER([.BQ$6]-[.$D87];2))" office:value-type="float" office:value="9.72918357314734" calcext:value-type="float">
            <text:p>9,72918357314734</text:p>
          </table:table-cell>
          <table:table-cell table:formula="of:=SQRT(POWER([.BR$4]-[.BN87];2)+POWER([.BR$5]-[.BO87];2)+POWER([.BR$6]-[.BP87];2))" office:value-type="float" office:value="118.599773406002" calcext:value-type="float">
            <text:p>118,599773406002</text:p>
          </table:table-cell>
          <table:table-cell table:formula="of:=SQRT(POWER([.BS$4]-[.$B87];2)+POWER([.BS$5]-[.$C87];2)+POWER([.BS$6]-[.$D87];2))" office:value-type="float" office:value="10.7121793300897" calcext:value-type="float">
            <text:p>10,7121793300897</text:p>
          </table:table-cell>
          <table:table-cell table:formula="of:=SQRT(POWER([.BT$4]-[.BP87];2)+POWER([.BT$5]-[.BQ87];2)+POWER([.BT$6]-[.BR87];2))" office:value-type="float" office:value="135.113481527651" calcext:value-type="float">
            <text:p>135,113481527651</text:p>
          </table:table-cell>
          <table:table-cell table:formula="of:=SQRT(POWER([.BU$4]-[.$B87];2)+POWER([.BU$5]-[.$C87];2)+POWER([.BU$6]-[.$D87];2))" office:value-type="float" office:value="10.6533238475135" calcext:value-type="float">
            <text:p>10,6533238475135</text:p>
          </table:table-cell>
          <table:table-cell table:formula="of:=SQRT(POWER([.BV$4]-[.BR87];2)+POWER([.BV$5]-[.BS87];2)+POWER([.BV$6]-[.BT87];2))" office:value-type="float" office:value="156.843311724364" calcext:value-type="float">
            <text:p>156,843311724364</text:p>
          </table:table-cell>
          <table:table-cell table:formula="of:=SQRT(POWER([.BW$4]-[.$B87];2)+POWER([.BW$5]-[.$C87];2)+POWER([.BW$6]-[.$D87];2))" office:value-type="float" office:value="5.27788698249593" calcext:value-type="float">
            <text:p>5,27788698249593</text:p>
          </table:table-cell>
          <table:table-cell table:formula="of:=SQRT(POWER([.BX$4]-[.BT87];2)+POWER([.BX$5]-[.BU87];2)+POWER([.BX$6]-[.BV87];2))" office:value-type="float" office:value="180.301256743016" calcext:value-type="float">
            <text:p>180,301256743016</text:p>
          </table:table-cell>
          <table:table-cell table:formula="of:=SQRT(POWER([.BY$4]-[.$B87];2)+POWER([.BY$5]-[.$C87];2)+POWER([.BY$6]-[.$D87];2))" office:value-type="float" office:value="6.49193692205955" calcext:value-type="float">
            <text:p>6,49193692205955</text:p>
          </table:table-cell>
          <table:table-cell table:formula="of:=SQRT(POWER([.BZ$4]-[.BV87];2)+POWER([.BZ$5]-[.BW87];2)+POWER([.BZ$6]-[.BX87];2))" office:value-type="float" office:value="212.59682371197" calcext:value-type="float">
            <text:p>212,59682371197</text:p>
          </table:table-cell>
          <table:table-cell table:formula="of:=SQRT(POWER([.CA$4]-[.$B87];2)+POWER([.CA$5]-[.$C87];2)+POWER([.CA$6]-[.$D87];2))" office:value-type="float" office:value="4.25544698004804" calcext:value-type="float">
            <text:p>4,25544698004804</text:p>
          </table:table-cell>
          <table:table-cell table:formula="of:=SQRT(POWER([.CB$4]-[.BX87];2)+POWER([.CB$5]-[.BY87];2)+POWER([.CB$6]-[.BZ87];2))" office:value-type="float" office:value="249.680156209521" calcext:value-type="float">
            <text:p>249,680156209521</text:p>
          </table:table-cell>
          <table:table-cell table:formula="of:=SQRT(POWER([.CC$4]-[.$B87];2)+POWER([.CC$5]-[.$C87];2)+POWER([.CC$6]-[.$D87];2))" office:value-type="float" office:value="2.40035851488898" calcext:value-type="float">
            <text:p>2,40035851488898</text:p>
          </table:table-cell>
          <table:table-cell table:formula="of:=SQRT(POWER([.CD$4]-[.BZ87];2)+POWER([.CD$5]-[.CA87];2)+POWER([.CD$6]-[.CB87];2))" office:value-type="float" office:value="298.348061016712" calcext:value-type="float">
            <text:p>298,348061016712</text:p>
          </table:table-cell>
          <table:table-cell table:formula="of:=SQRT(POWER([.CE$4]-[.$B87];2)+POWER([.CE$5]-[.$C87];2)+POWER([.CE$6]-[.$D87];2))" office:value-type="float" office:value="1.39412302183129" calcext:value-type="float">
            <text:p>1,39412302183129</text:p>
          </table:table-cell>
          <table:table-cell table:formula="of:=SQRT(POWER([.CF$4]-[.CB87];2)+POWER([.CF$5]-[.CC87];2)+POWER([.CF$6]-[.CD87];2))" office:value-type="float" office:value="358.939709723093" calcext:value-type="float">
            <text:p>358,939709723093</text:p>
          </table:table-cell>
          <table:table-cell table:formula="of:=SQRT(POWER([.CG$4]-[.$B87];2)+POWER([.CG$5]-[.$C87];2)+POWER([.CG$6]-[.$D87];2))" office:value-type="float" office:value="0" calcext:value-type="float">
            <text:p>0</text:p>
          </table:table-cell>
          <table:table-cell table:formula="of:=SQRT(POWER([.CH$4]-[.CD87];2)+POWER([.CH$5]-[.CE87];2)+POWER([.CH$6]-[.CF87];2))" office:value-type="float" office:value="435.719549788491" calcext:value-type="float">
            <text:p>435,719549788491</text:p>
          </table:table-cell>
          <table:table-cell table:formula="of:=SQRT(POWER([.CI$4]-[.$B87];2)+POWER([.CI$5]-[.$C87];2)+POWER([.CI$6]-[.$D87];2))" office:value-type="float" office:value="7.25053404929596" calcext:value-type="float">
            <text:p>7,25053404929596</text:p>
          </table:table-cell>
          <table:table-cell table:formula="of:=SQRT(POWER([.CJ$4]-[.CF87];2)+POWER([.CJ$5]-[.CG87];2)+POWER([.CJ$6]-[.CH87];2))" office:value-type="float" office:value="538.335674384069" calcext:value-type="float">
            <text:p>538,335674384069</text:p>
          </table:table-cell>
          <table:table-cell table:formula="of:=SQRT(POWER([.CK$4]-[.CG87];2)+POWER([.CK$5]-[.CH87];2)+POWER([.CK$6]-[.CI87];2))" office:value-type="float" office:value="400.522832717326" calcext:value-type="float">
            <text:p>400,522832717326</text:p>
          </table:table-cell>
          <table:table-cell table:formula="of:=SQRT(POWER([.CL$4]-[.$B87];2)+POWER([.CL$5]-[.$C87];2)+POWER([.CL$6]-[.$D87];2))" office:value-type="float" office:value="8.77022035070955" calcext:value-type="float">
            <text:p>8,77022035070955</text:p>
          </table:table-cell>
          <table:table-cell table:formula="of:=SQRT(POWER([.CM$4]-[.CI87];2)+POWER([.CM$5]-[.CJ87];2)+POWER([.CM$6]-[.CK87];2))" office:value-type="float" office:value="638.654400873107" calcext:value-type="float">
            <text:p>638,654400873107</text:p>
          </table:table-cell>
          <table:table-cell table:formula="of:=SQRT(POWER([.CN$4]-[.$B87];2)+POWER([.CN$5]-[.$C87];2)+POWER([.CN$6]-[.$D87];2))" office:value-type="float" office:value="9.60508058269164" calcext:value-type="float">
            <text:p>9,60508058269164</text:p>
          </table:table-cell>
          <table:table-cell table:formula="of:=SQRT(POWER([.CO$4]-[.CK87];2)+POWER([.CO$5]-[.CL87];2)+POWER([.CO$6]-[.CM87];2))" office:value-type="float" office:value="733.018291884144" calcext:value-type="float">
            <text:p>733,018291884144</text:p>
          </table:table-cell>
          <table:table-cell table:formula="of:=SQRT(POWER([.CP$4]-[.$B87];2)+POWER([.CP$5]-[.$C87];2)+POWER([.CP$6]-[.$D87];2))" office:value-type="float" office:value="8.97979470812111" calcext:value-type="float">
            <text:p>8,97979470812111</text:p>
          </table:table-cell>
          <table:table-cell table:formula="of:=SQRT(POWER([.CQ$4]-[.CM87];2)+POWER([.CQ$5]-[.CN87];2)+POWER([.CQ$6]-[.CO87];2))" office:value-type="float" office:value="948.203926641462" calcext:value-type="float">
            <text:p>948,203926641462</text:p>
          </table:table-cell>
          <table:table-cell table:formula="of:=SQRT(POWER([.CR$4]-[.$B87];2)+POWER([.CR$5]-[.$C87];2)+POWER([.CR$6]-[.$D87];2))" office:value-type="float" office:value="9.40826562125028" calcext:value-type="float">
            <text:p>9,40826562125028</text:p>
          </table:table-cell>
          <table:table-cell table:formula="of:=SQRT(POWER([.CS$4]-[.CO87];2)+POWER([.CS$5]-[.CP87];2)+POWER([.CS$6]-[.CQ87];2))" office:value-type="float" office:value="1175.98797663959" calcext:value-type="float">
            <text:p>1175,98797663959</text:p>
          </table:table-cell>
          <table:table-cell table:formula="of:=SQRT(POWER([.CT$4]-[.CP87];2)+POWER([.CT$5]-[.CQ87];2)+POWER([.CT$6]-[.CR87];2))" office:value-type="float" office:value="911.259423792551" calcext:value-type="float">
            <text:p>911,259423792551</text:p>
          </table:table-cell>
          <table:table-cell table:formula="of:=SQRT(POWER([.CU$4]-[.$B87];2)+POWER([.CU$5]-[.$C87];2)+POWER([.CU$6]-[.$D87];2))" office:value-type="float" office:value="10.2919522443509" calcext:value-type="float">
            <text:p>10,2919522443509</text:p>
          </table:table-cell>
          <table:table-cell table:formula="of:=SQRT(POWER([.CV$4]-[.CR87];2)+POWER([.CV$5]-[.CS87];2)+POWER([.CV$6]-[.CT87];2))" office:value-type="float" office:value="1456.55944800866" calcext:value-type="float">
            <text:p>1456,55944800866</text:p>
          </table:table-cell>
          <table:table-cell table:formula="of:=SQRT(POWER([.CW$4]-[.$B87];2)+POWER([.CW$5]-[.$C87];2)+POWER([.CW$6]-[.$D87];2))" office:value-type="float" office:value="12.0817257459355" calcext:value-type="float">
            <text:p>12,0817257459355</text:p>
          </table:table-cell>
          <table:table-cell table:formula="of:=SQRT(POWER([.CX$4]-[.CT87];2)+POWER([.CX$5]-[.CU87];2)+POWER([.CX$6]-[.CV87];2))" office:value-type="float" office:value="1694.75442447753" calcext:value-type="float">
            <text:p>1694,75442447753</text:p>
          </table:table-cell>
          <table:table-cell table:formula="of:=SQRT(POWER([.CY$4]-[.$B87];2)+POWER([.CY$5]-[.$C87];2)+POWER([.CY$6]-[.$D87];2))" office:value-type="float" office:value="12.1535203542019" calcext:value-type="float">
            <text:p>12,1535203542019</text:p>
          </table:table-cell>
          <table:table-cell table:formula="of:=SQRT(POWER([.CZ$4]-[.$B87];2)+POWER([.CZ$5]-[.$C87];2)+POWER([.CZ$6]-[.$D87];2))" office:value-type="float" office:value="11.6625041050368" calcext:value-type="float">
            <text:p>11,6625041050368</text:p>
          </table:table-cell>
          <table:table-cell table:formula="of:=SQRT(POWER([.DA$4]-[.$B87];2)+POWER([.DA$5]-[.$C87];2)+POWER([.DA$6]-[.$D87];2))" office:value-type="float" office:value="12.9334886631566" calcext:value-type="float">
            <text:p>12,9334886631566</text:p>
          </table:table-cell>
          <table:table-cell table:formula="of:=SQRT(POWER([.DB$4]-[.$B87];2)+POWER([.DB$5]-[.$C87];2)+POWER([.DB$6]-[.$D87];2))" office:value-type="float" office:value="11.1149730094139" calcext:value-type="float">
            <text:p>11,11497300941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.486" calcext:value-type="float">
            <text:p>34,486</text:p>
          </table:table-cell>
          <table:table-cell office:value-type="float" office:value="42.623" calcext:value-type="float">
            <text:p>42,623</text:p>
          </table:table-cell>
          <table:table-cell office:value-type="float" office:value="14.66" calcext:value-type="float">
            <text:p>14,66</text:p>
          </table:table-cell>
          <table:table-cell/>
          <table:table-cell table:formula="of:=SQRT(POWER([.F$4]-[.B88];2)+POWER([.F$5]-[.C88];2)+POWER([.F$6]-[.D88];2))" office:value-type="float" office:value="15.8340081154457" calcext:value-type="float">
            <text:p>15,8340081154457</text:p>
          </table:table-cell>
          <table:table-cell table:formula="of:=SQRT(POWER([.G$4]-[.$B88];2)+POWER([.G$5]-[.$C88];2)+POWER([.G$6]-[.$D88];2))" office:value-type="float" office:value="14.817286020051" calcext:value-type="float">
            <text:p>14,817286020051</text:p>
          </table:table-cell>
          <table:table-cell table:formula="of:=SQRT(POWER([.H$4]-[.D88];2)+POWER([.H$5]-[.E88];2)+POWER([.H$6]-[.F88];2))" office:value-type="float" office:value="49.2606378343928" calcext:value-type="float">
            <text:p>49,2606378343928</text:p>
          </table:table-cell>
          <table:table-cell table:formula="of:=SQRT(POWER([.I$4]-[.$B88];2)+POWER([.I$5]-[.$C88];2)+POWER([.I$6]-[.$D88];2))" office:value-type="float" office:value="14.3959570366127" calcext:value-type="float">
            <text:p>14,3959570366127</text:p>
          </table:table-cell>
          <table:table-cell table:formula="of:=SQRT(POWER([.J$4]-[.F88];2)+POWER([.J$5]-[.G88];2)+POWER([.J$6]-[.H88];2))" office:value-type="float" office:value="57.0601531679124" calcext:value-type="float">
            <text:p>57,0601531679124</text:p>
          </table:table-cell>
          <table:table-cell table:formula="of:=SQRT(POWER([.K$4]-[.$B88];2)+POWER([.K$5]-[.$C88];2)+POWER([.K$6]-[.$D88];2))" office:value-type="float" office:value="13.7356772676123" calcext:value-type="float">
            <text:p>13,7356772676123</text:p>
          </table:table-cell>
          <table:table-cell table:formula="of:=SQRT(POWER([.L$4]-[.H88];2)+POWER([.L$5]-[.I88];2)+POWER([.L$6]-[.J88];2))" office:value-type="float" office:value="62.4180570105352" calcext:value-type="float">
            <text:p>62,4180570105352</text:p>
          </table:table-cell>
          <table:table-cell table:formula="of:=SQRT(POWER([.M$4]-[.$B88];2)+POWER([.M$5]-[.$C88];2)+POWER([.M$6]-[.$D88];2))" office:value-type="float" office:value="14.1336640330807" calcext:value-type="float">
            <text:p>14,1336640330807</text:p>
          </table:table-cell>
          <table:table-cell table:formula="of:=SQRT(POWER([.N$4]-[.J88];2)+POWER([.N$5]-[.K88];2)+POWER([.N$6]-[.L88];2))" office:value-type="float" office:value="60.3381441938966" calcext:value-type="float">
            <text:p>60,3381441938966</text:p>
          </table:table-cell>
          <table:table-cell table:formula="of:=SQRT(POWER([.O$4]-[.$B88];2)+POWER([.O$5]-[.$C88];2)+POWER([.O$6]-[.$D88];2))" office:value-type="float" office:value="9.07303019944274" calcext:value-type="float">
            <text:p>9,07303019944274</text:p>
          </table:table-cell>
          <table:table-cell table:formula="of:=SQRT(POWER([.P$4]-[.L88];2)+POWER([.P$5]-[.M88];2)+POWER([.P$6]-[.N88];2))" office:value-type="float" office:value="57.8569803836668" calcext:value-type="float">
            <text:p>57,8569803836668</text:p>
          </table:table-cell>
          <table:table-cell table:formula="of:=SQRT(POWER([.Q$4]-[.$B88];2)+POWER([.Q$5]-[.$C88];2)+POWER([.Q$6]-[.$D88];2))" office:value-type="float" office:value="8.00155734841662" calcext:value-type="float">
            <text:p>8,00155734841662</text:p>
          </table:table-cell>
          <table:table-cell table:formula="of:=SQRT(POWER([.R$4]-[.N88];2)+POWER([.R$5]-[.O88];2)+POWER([.R$6]-[.P88];2))" office:value-type="float" office:value="58.6455032553818" calcext:value-type="float">
            <text:p>58,6455032553818</text:p>
          </table:table-cell>
          <table:table-cell table:formula="of:=SQRT(POWER([.S$4]-[.$B88];2)+POWER([.S$5]-[.$C88];2)+POWER([.S$6]-[.$D88];2))" office:value-type="float" office:value="11.2595347150759" calcext:value-type="float">
            <text:p>11,2595347150759</text:p>
          </table:table-cell>
          <table:table-cell table:formula="of:=SQRT(POWER([.T$4]-[.P88];2)+POWER([.T$5]-[.Q88];2)+POWER([.T$6]-[.R88];2))" office:value-type="float" office:value="60.4707902183746" calcext:value-type="float">
            <text:p>60,4707902183746</text:p>
          </table:table-cell>
          <table:table-cell table:formula="of:=SQRT(POWER([.U$4]-[.$B88];2)+POWER([.U$5]-[.$C88];2)+POWER([.U$6]-[.$D88];2))" office:value-type="float" office:value="10.2903216664981" calcext:value-type="float">
            <text:p>10,2903216664981</text:p>
          </table:table-cell>
          <table:table-cell table:formula="of:=SQRT(POWER([.V$4]-[.R88];2)+POWER([.V$5]-[.S88];2)+POWER([.V$6]-[.T88];2))" office:value-type="float" office:value="53.193643940398" calcext:value-type="float">
            <text:p>53,193643940398</text:p>
          </table:table-cell>
          <table:table-cell table:formula="of:=SQRT(POWER([.W$4]-[.$B88];2)+POWER([.W$5]-[.$C88];2)+POWER([.W$6]-[.$D88];2))" office:value-type="float" office:value="12.026201727894" calcext:value-type="float">
            <text:p>12,026201727894</text:p>
          </table:table-cell>
          <table:table-cell table:formula="of:=SQRT(POWER([.X$4]-[.T88];2)+POWER([.X$5]-[.U88];2)+POWER([.X$6]-[.V88];2))" office:value-type="float" office:value="48.0537561883656" calcext:value-type="float">
            <text:p>48,0537561883656</text:p>
          </table:table-cell>
          <table:table-cell table:formula="of:=SQRT(POWER([.Y$4]-[.$B88];2)+POWER([.Y$5]-[.$C88];2)+POWER([.Y$6]-[.$D88];2))" office:value-type="float" office:value="11.8658108024694" calcext:value-type="float">
            <text:p>11,8658108024694</text:p>
          </table:table-cell>
          <table:table-cell table:formula="of:=SQRT(POWER([.Z$4]-[.V88];2)+POWER([.Z$5]-[.W88];2)+POWER([.Z$6]-[.X88];2))" office:value-type="float" office:value="39.2230770124489" calcext:value-type="float">
            <text:p>39,2230770124489</text:p>
          </table:table-cell>
          <table:table-cell table:formula="of:=SQRT(POWER([.AA$4]-[.$B88];2)+POWER([.AA$5]-[.$C88];2)+POWER([.AA$6]-[.$D88];2))" office:value-type="float" office:value="10.807903867078" calcext:value-type="float">
            <text:p>10,807903867078</text:p>
          </table:table-cell>
          <table:table-cell table:formula="of:=SQRT(POWER([.AB$4]-[.X88];2)+POWER([.AB$5]-[.Y88];2)+POWER([.AB$6]-[.Z88];2))" office:value-type="float" office:value="29.7769356529634" calcext:value-type="float">
            <text:p>29,7769356529634</text:p>
          </table:table-cell>
          <table:table-cell table:formula="of:=SQRT(POWER([.AC$4]-[.$B88];2)+POWER([.AC$5]-[.$C88];2)+POWER([.AC$6]-[.$D88];2))" office:value-type="float" office:value="23.364339023392" calcext:value-type="float">
            <text:p>23,364339023392</text:p>
          </table:table-cell>
          <table:table-cell table:formula="of:=SQRT(POWER([.AD$4]-[.Z88];2)+POWER([.AD$5]-[.AA88];2)+POWER([.AD$6]-[.AB88];2))" office:value-type="float" office:value="22.3448595039063" calcext:value-type="float">
            <text:p>22,3448595039063</text:p>
          </table:table-cell>
          <table:table-cell table:formula="of:=SQRT(POWER([.AE$4]-[.$B88];2)+POWER([.AE$5]-[.$C88];2)+POWER([.AE$6]-[.$D88];2))" office:value-type="float" office:value="24.8517042675145" calcext:value-type="float">
            <text:p>24,8517042675145</text:p>
          </table:table-cell>
          <table:table-cell table:formula="of:=SQRT(POWER([.AF$4]-[.AB88];2)+POWER([.AF$5]-[.AC88];2)+POWER([.AF$6]-[.AD88];2))" office:value-type="float" office:value="21.4226008619171" calcext:value-type="float">
            <text:p>21,4226008619171</text:p>
          </table:table-cell>
          <table:table-cell table:formula="of:=SQRT(POWER([.AG$4]-[.$B88];2)+POWER([.AG$5]-[.$C88];2)+POWER([.AG$6]-[.$D88];2))" office:value-type="float" office:value="25.680304242746" calcext:value-type="float">
            <text:p>25,680304242746</text:p>
          </table:table-cell>
          <table:table-cell table:formula="of:=SQRT(POWER([.AH$4]-[.AD88];2)+POWER([.AH$5]-[.AE88];2)+POWER([.AH$6]-[.AF88];2))" office:value-type="float" office:value="27.1880534294748" calcext:value-type="float">
            <text:p>27,1880534294748</text:p>
          </table:table-cell>
          <table:table-cell table:formula="of:=SQRT(POWER([.AI$4]-[.$B88];2)+POWER([.AI$5]-[.$C88];2)+POWER([.AI$6]-[.$D88];2))" office:value-type="float" office:value="24.5535543048252" calcext:value-type="float">
            <text:p>24,5535543048252</text:p>
          </table:table-cell>
          <table:table-cell table:formula="of:=SQRT(POWER([.AJ$4]-[.AF88];2)+POWER([.AJ$5]-[.AG88];2)+POWER([.AJ$6]-[.AH88];2))" office:value-type="float" office:value="32.2006531160775" calcext:value-type="float">
            <text:p>32,2006531160775</text:p>
          </table:table-cell>
          <table:table-cell table:formula="of:=SQRT(POWER([.AK$4]-[.$B88];2)+POWER([.AK$5]-[.$C88];2)+POWER([.AK$6]-[.$D88];2))" office:value-type="float" office:value="24.8944070425467" calcext:value-type="float">
            <text:p>24,8944070425467</text:p>
          </table:table-cell>
          <table:table-cell table:formula="of:=SQRT(POWER([.AL$4]-[.AH88];2)+POWER([.AL$5]-[.AI88];2)+POWER([.AL$6]-[.AJ88];2))" office:value-type="float" office:value="28.6458419142028" calcext:value-type="float">
            <text:p>28,6458419142028</text:p>
          </table:table-cell>
          <table:table-cell table:formula="of:=SQRT(POWER([.AM$4]-[.$B88];2)+POWER([.AM$5]-[.$C88];2)+POWER([.AM$6]-[.$D88];2))" office:value-type="float" office:value="26.1374245288246" calcext:value-type="float">
            <text:p>26,1374245288246</text:p>
          </table:table-cell>
          <table:table-cell table:formula="of:=SQRT(POWER([.AN$4]-[.AJ88];2)+POWER([.AN$5]-[.AK88];2)+POWER([.AN$6]-[.AL88];2))" office:value-type="float" office:value="26.0648678712948" calcext:value-type="float">
            <text:p>26,0648678712948</text:p>
          </table:table-cell>
          <table:table-cell table:formula="of:=SQRT(POWER([.AO$4]-[.$B88];2)+POWER([.AO$5]-[.$C88];2)+POWER([.AO$6]-[.$D88];2))" office:value-type="float" office:value="27.4801172304632" calcext:value-type="float">
            <text:p>27,4801172304632</text:p>
          </table:table-cell>
          <table:table-cell table:formula="of:=SQRT(POWER([.AP$4]-[.AL88];2)+POWER([.AP$5]-[.AM88];2)+POWER([.AP$6]-[.AN88];2))" office:value-type="float" office:value="29.1843224230987" calcext:value-type="float">
            <text:p>29,1843224230987</text:p>
          </table:table-cell>
          <table:table-cell table:formula="of:=SQRT(POWER([.AQ$4]-[.$B88];2)+POWER([.AQ$5]-[.$C88];2)+POWER([.AQ$6]-[.$D88];2))" office:value-type="float" office:value="13.0154257325683" calcext:value-type="float">
            <text:p>13,0154257325683</text:p>
          </table:table-cell>
          <table:table-cell table:formula="of:=SQRT(POWER([.AR$4]-[.AN88];2)+POWER([.AR$5]-[.AO88];2)+POWER([.AR$6]-[.AP88];2))" office:value-type="float" office:value="28.9994406035509" calcext:value-type="float">
            <text:p>28,9994406035509</text:p>
          </table:table-cell>
          <table:table-cell table:formula="of:=SQRT(POWER([.AS$4]-[.$B88];2)+POWER([.AS$5]-[.$C88];2)+POWER([.AS$6]-[.$D88];2))" office:value-type="float" office:value="12.3108347807937" calcext:value-type="float">
            <text:p>12,3108347807937</text:p>
          </table:table-cell>
          <table:table-cell table:formula="of:=SQRT(POWER([.AT$4]-[.AP88];2)+POWER([.AT$5]-[.AQ88];2)+POWER([.AT$6]-[.AR88];2))" office:value-type="float" office:value="35.3441097384665" calcext:value-type="float">
            <text:p>35,3441097384665</text:p>
          </table:table-cell>
          <table:table-cell table:formula="of:=SQRT(POWER([.AU$4]-[.$B88];2)+POWER([.AU$5]-[.$C88];2)+POWER([.AU$6]-[.$D88];2))" office:value-type="float" office:value="13.3641433694794" calcext:value-type="float">
            <text:p>13,3641433694794</text:p>
          </table:table-cell>
          <table:table-cell table:formula="of:=SQRT(POWER([.AV$4]-[.AR88];2)+POWER([.AV$5]-[.AS88];2)+POWER([.AV$6]-[.AT88];2))" office:value-type="float" office:value="37.0528095367042" calcext:value-type="float">
            <text:p>37,0528095367042</text:p>
          </table:table-cell>
          <table:table-cell table:formula="of:=SQRT(POWER([.AW$4]-[.$B88];2)+POWER([.AW$5]-[.$C88];2)+POWER([.AW$6]-[.$D88];2))" office:value-type="float" office:value="14.6748893692593" calcext:value-type="float">
            <text:p>14,6748893692593</text:p>
          </table:table-cell>
          <table:table-cell table:formula="of:=SQRT(POWER([.AX$4]-[.AT88];2)+POWER([.AX$5]-[.AU88];2)+POWER([.AX$6]-[.AV88];2))" office:value-type="float" office:value="34.3556185744061" calcext:value-type="float">
            <text:p>34,3556185744061</text:p>
          </table:table-cell>
          <table:table-cell table:formula="of:=SQRT(POWER([.AY$4]-[.$B88];2)+POWER([.AY$5]-[.$C88];2)+POWER([.AY$6]-[.$D88];2))" office:value-type="float" office:value="7.16349000138899" calcext:value-type="float">
            <text:p>7,16349000138899</text:p>
          </table:table-cell>
          <table:table-cell table:formula="of:=SQRT(POWER([.AZ$4]-[.AV88];2)+POWER([.AZ$5]-[.AW88];2)+POWER([.AZ$6]-[.AX88];2))" office:value-type="float" office:value="38.5142132297713" calcext:value-type="float">
            <text:p>38,5142132297713</text:p>
          </table:table-cell>
          <table:table-cell table:formula="of:=SQRT(POWER([.BA$4]-[.$B88];2)+POWER([.BA$5]-[.$C88];2)+POWER([.BA$6]-[.$D88];2))" office:value-type="float" office:value="7.1732311408458" calcext:value-type="float">
            <text:p>7,1732311408458</text:p>
          </table:table-cell>
          <table:table-cell table:formula="of:=SQRT(POWER([.BB$4]-[.AX88];2)+POWER([.BB$5]-[.AY88];2)+POWER([.BB$6]-[.AZ88];2))" office:value-type="float" office:value="48.9044145452651" calcext:value-type="float">
            <text:p>48,9044145452651</text:p>
          </table:table-cell>
          <table:table-cell table:formula="of:=SQRT(POWER([.BC$4]-[.$B88];2)+POWER([.BC$5]-[.$C88];2)+POWER([.BC$6]-[.$D88];2))" office:value-type="float" office:value="5.05202889936311" calcext:value-type="float">
            <text:p>5,05202889936311</text:p>
          </table:table-cell>
          <table:table-cell table:formula="of:=SQRT(POWER([.BD$4]-[.AZ88];2)+POWER([.BD$5]-[.BA88];2)+POWER([.BD$6]-[.BB88];2))" office:value-type="float" office:value="53.220451337772" calcext:value-type="float">
            <text:p>53,220451337772</text:p>
          </table:table-cell>
          <table:table-cell table:formula="of:=SQRT(POWER([.BE$4]-[.$B88];2)+POWER([.BE$5]-[.$C88];2)+POWER([.BE$6]-[.$D88];2))" office:value-type="float" office:value="3.78538069419708" calcext:value-type="float">
            <text:p>3,78538069419708</text:p>
          </table:table-cell>
          <table:table-cell table:formula="of:=SQRT(POWER([.BF$4]-[.BB88];2)+POWER([.BF$5]-[.BC88];2)+POWER([.BF$6]-[.BD88];2))" office:value-type="float" office:value="60.3380739371327" calcext:value-type="float">
            <text:p>60,3380739371327</text:p>
          </table:table-cell>
          <table:table-cell table:formula="of:=SQRT(POWER([.BG$4]-[.$B88];2)+POWER([.BG$5]-[.$C88];2)+POWER([.BG$6]-[.$D88];2))" office:value-type="float" office:value="3.79148849398228" calcext:value-type="float">
            <text:p>3,79148849398228</text:p>
          </table:table-cell>
          <table:table-cell table:formula="of:=SQRT(POWER([.BH$4]-[.BD88];2)+POWER([.BH$5]-[.BE88];2)+POWER([.BH$6]-[.BF88];2))" office:value-type="float" office:value="67.2654656342325" calcext:value-type="float">
            <text:p>67,2654656342325</text:p>
          </table:table-cell>
          <table:table-cell table:formula="of:=SQRT(POWER([.BI$4]-[.$B88];2)+POWER([.BI$5]-[.$C88];2)+POWER([.BI$6]-[.$D88];2))" office:value-type="float" office:value="4.26411972158381" calcext:value-type="float">
            <text:p>4,26411972158381</text:p>
          </table:table-cell>
          <table:table-cell table:formula="of:=SQRT(POWER([.BJ$4]-[.BF88];2)+POWER([.BJ$5]-[.BG88];2)+POWER([.BJ$6]-[.BH88];2))" office:value-type="float" office:value="73.9515678436466" calcext:value-type="float">
            <text:p>73,9515678436466</text:p>
          </table:table-cell>
          <table:table-cell table:formula="of:=SQRT(POWER([.BK$4]-[.$B88];2)+POWER([.BK$5]-[.$C88];2)+POWER([.BK$6]-[.$D88];2))" office:value-type="float" office:value="7.69031923914735" calcext:value-type="float">
            <text:p>7,69031923914735</text:p>
          </table:table-cell>
          <table:table-cell table:formula="of:=SQRT(POWER([.BL$4]-[.BH88];2)+POWER([.BL$5]-[.BI88];2)+POWER([.BL$6]-[.BJ88];2))" office:value-type="float" office:value="81.4934905144677" calcext:value-type="float">
            <text:p>81,4934905144677</text:p>
          </table:table-cell>
          <table:table-cell table:formula="of:=SQRT(POWER([.BM$4]-[.$B88];2)+POWER([.BM$5]-[.$C88];2)+POWER([.BM$6]-[.$D88];2))" office:value-type="float" office:value="6.65131024686114" calcext:value-type="float">
            <text:p>6,65131024686114</text:p>
          </table:table-cell>
          <table:table-cell table:formula="of:=SQRT(POWER([.BN$4]-[.BJ88];2)+POWER([.BN$5]-[.BK88];2)+POWER([.BN$6]-[.BL88];2))" office:value-type="float" office:value="89.7198157190086" calcext:value-type="float">
            <text:p>89,7198157190086</text:p>
          </table:table-cell>
          <table:table-cell table:formula="of:=SQRT(POWER([.BO$4]-[.$B88];2)+POWER([.BO$5]-[.$C88];2)+POWER([.BO$6]-[.$D88];2))" office:value-type="float" office:value="8.75819873033262" calcext:value-type="float">
            <text:p>8,75819873033262</text:p>
          </table:table-cell>
          <table:table-cell table:formula="of:=SQRT(POWER([.BP$4]-[.BL88];2)+POWER([.BP$5]-[.BM88];2)+POWER([.BP$6]-[.BN88];2))" office:value-type="float" office:value="100.345767644308" calcext:value-type="float">
            <text:p>100,345767644308</text:p>
          </table:table-cell>
          <table:table-cell table:formula="of:=SQRT(POWER([.BQ$4]-[.$B88];2)+POWER([.BQ$5]-[.$C88];2)+POWER([.BQ$6]-[.$D88];2))" office:value-type="float" office:value="10.6133831081329" calcext:value-type="float">
            <text:p>10,6133831081329</text:p>
          </table:table-cell>
          <table:table-cell table:formula="of:=SQRT(POWER([.BR$4]-[.BN88];2)+POWER([.BR$5]-[.BO88];2)+POWER([.BR$6]-[.BP88];2))" office:value-type="float" office:value="111.517254394239" calcext:value-type="float">
            <text:p>111,517254394239</text:p>
          </table:table-cell>
          <table:table-cell table:formula="of:=SQRT(POWER([.BS$4]-[.$B88];2)+POWER([.BS$5]-[.$C88];2)+POWER([.BS$6]-[.$D88];2))" office:value-type="float" office:value="11.5376386665556" calcext:value-type="float">
            <text:p>11,5376386665556</text:p>
          </table:table-cell>
          <table:table-cell table:formula="of:=SQRT(POWER([.BT$4]-[.BP88];2)+POWER([.BT$5]-[.BQ88];2)+POWER([.BT$6]-[.BR88];2))" office:value-type="float" office:value="126.116342018773" calcext:value-type="float">
            <text:p>126,116342018773</text:p>
          </table:table-cell>
          <table:table-cell table:formula="of:=SQRT(POWER([.BU$4]-[.$B88];2)+POWER([.BU$5]-[.$C88];2)+POWER([.BU$6]-[.$D88];2))" office:value-type="float" office:value="11.4741461120207" calcext:value-type="float">
            <text:p>11,4741461120207</text:p>
          </table:table-cell>
          <table:table-cell table:formula="of:=SQRT(POWER([.BV$4]-[.BR88];2)+POWER([.BV$5]-[.BS88];2)+POWER([.BV$6]-[.BT88];2))" office:value-type="float" office:value="145.406360718892" calcext:value-type="float">
            <text:p>145,406360718892</text:p>
          </table:table-cell>
          <table:table-cell table:formula="of:=SQRT(POWER([.BW$4]-[.$B88];2)+POWER([.BW$5]-[.$C88];2)+POWER([.BW$6]-[.$D88];2))" office:value-type="float" office:value="6.48430913821974" calcext:value-type="float">
            <text:p>6,48430913821974</text:p>
          </table:table-cell>
          <table:table-cell table:formula="of:=SQRT(POWER([.BX$4]-[.BT88];2)+POWER([.BX$5]-[.BU88];2)+POWER([.BX$6]-[.BV88];2))" office:value-type="float" office:value="165.839797762187" calcext:value-type="float">
            <text:p>165,839797762187</text:p>
          </table:table-cell>
          <table:table-cell table:formula="of:=SQRT(POWER([.BY$4]-[.$B88];2)+POWER([.BY$5]-[.$C88];2)+POWER([.BY$6]-[.$D88];2))" office:value-type="float" office:value="7.78669397112792" calcext:value-type="float">
            <text:p>7,78669397112792</text:p>
          </table:table-cell>
          <table:table-cell table:formula="of:=SQRT(POWER([.BZ$4]-[.BV88];2)+POWER([.BZ$5]-[.BW88];2)+POWER([.BZ$6]-[.BX88];2))" office:value-type="float" office:value="194.213138452282" calcext:value-type="float">
            <text:p>194,213138452282</text:p>
          </table:table-cell>
          <table:table-cell table:formula="of:=SQRT(POWER([.CA$4]-[.$B88];2)+POWER([.CA$5]-[.$C88];2)+POWER([.CA$6]-[.$D88];2))" office:value-type="float" office:value="5.57011786230776" calcext:value-type="float">
            <text:p>5,57011786230776</text:p>
          </table:table-cell>
          <table:table-cell table:formula="of:=SQRT(POWER([.CB$4]-[.BX88];2)+POWER([.CB$5]-[.BY88];2)+POWER([.CB$6]-[.BZ88];2))" office:value-type="float" office:value="226.352996250104" calcext:value-type="float">
            <text:p>226,352996250104</text:p>
          </table:table-cell>
          <table:table-cell table:formula="of:=SQRT(POWER([.CC$4]-[.$B88];2)+POWER([.CC$5]-[.$C88];2)+POWER([.CC$6]-[.$D88];2))" office:value-type="float" office:value="3.60305106819207" calcext:value-type="float">
            <text:p>3,60305106819207</text:p>
          </table:table-cell>
          <table:table-cell table:formula="of:=SQRT(POWER([.CD$4]-[.BZ88];2)+POWER([.CD$5]-[.CA88];2)+POWER([.CD$6]-[.CB88];2))" office:value-type="float" office:value="268.733414993076" calcext:value-type="float">
            <text:p>268,733414993076</text:p>
          </table:table-cell>
          <table:table-cell table:formula="of:=SQRT(POWER([.CE$4]-[.$B88];2)+POWER([.CE$5]-[.$C88];2)+POWER([.CE$6]-[.$D88];2))" office:value-type="float" office:value="2.35270078845568" calcext:value-type="float">
            <text:p>2,35270078845568</text:p>
          </table:table-cell>
          <table:table-cell table:formula="of:=SQRT(POWER([.CF$4]-[.CB88];2)+POWER([.CF$5]-[.CC88];2)+POWER([.CF$6]-[.CD88];2))" office:value-type="float" office:value="321.362853335012" calcext:value-type="float">
            <text:p>321,362853335012</text:p>
          </table:table-cell>
          <table:table-cell table:formula="of:=SQRT(POWER([.CG$4]-[.$B88];2)+POWER([.CG$5]-[.$C88];2)+POWER([.CG$6]-[.$D88];2))" office:value-type="float" office:value="1.31550218547899" calcext:value-type="float">
            <text:p>1,31550218547899</text:p>
          </table:table-cell>
          <table:table-cell table:formula="of:=SQRT(POWER([.CH$4]-[.CD88];2)+POWER([.CH$5]-[.CE88];2)+POWER([.CH$6]-[.CF88];2))" office:value-type="float" office:value="388.020861131671" calcext:value-type="float">
            <text:p>388,020861131671</text:p>
          </table:table-cell>
          <table:table-cell table:formula="of:=SQRT(POWER([.CI$4]-[.$B88];2)+POWER([.CI$5]-[.$C88];2)+POWER([.CI$6]-[.$D88];2))" office:value-type="float" office:value="8.50974535459199" calcext:value-type="float">
            <text:p>8,50974535459199</text:p>
          </table:table-cell>
          <table:table-cell table:formula="of:=SQRT(POWER([.CJ$4]-[.CF88];2)+POWER([.CJ$5]-[.CG88];2)+POWER([.CJ$6]-[.CH88];2))" office:value-type="float" office:value="477.692912635227" calcext:value-type="float">
            <text:p>477,692912635227</text:p>
          </table:table-cell>
          <table:table-cell table:formula="of:=SQRT(POWER([.CK$4]-[.CG88];2)+POWER([.CK$5]-[.CH88];2)+POWER([.CK$6]-[.CI88];2))" office:value-type="float" office:value="352.930400186883" calcext:value-type="float">
            <text:p>352,930400186883</text:p>
          </table:table-cell>
          <table:table-cell table:formula="of:=SQRT(POWER([.CL$4]-[.$B88];2)+POWER([.CL$5]-[.$C88];2)+POWER([.CL$6]-[.$D88];2))" office:value-type="float" office:value="9.98080202188181" calcext:value-type="float">
            <text:p>9,98080202188181</text:p>
          </table:table-cell>
          <table:table-cell table:formula="of:=SQRT(POWER([.CM$4]-[.CI88];2)+POWER([.CM$5]-[.CJ88];2)+POWER([.CM$6]-[.CK88];2))" office:value-type="float" office:value="561.590375429295" calcext:value-type="float">
            <text:p>561,590375429295</text:p>
          </table:table-cell>
          <table:table-cell table:formula="of:=SQRT(POWER([.CN$4]-[.$B88];2)+POWER([.CN$5]-[.$C88];2)+POWER([.CN$6]-[.$D88];2))" office:value-type="float" office:value="10.7995794825539" calcext:value-type="float">
            <text:p>10,7995794825539</text:p>
          </table:table-cell>
          <table:table-cell table:formula="of:=SQRT(POWER([.CO$4]-[.CK88];2)+POWER([.CO$5]-[.CL88];2)+POWER([.CO$6]-[.CM88];2))" office:value-type="float" office:value="642.506183289762" calcext:value-type="float">
            <text:p>642,506183289762</text:p>
          </table:table-cell>
          <table:table-cell table:formula="of:=SQRT(POWER([.CP$4]-[.$B88];2)+POWER([.CP$5]-[.$C88];2)+POWER([.CP$6]-[.$D88];2))" office:value-type="float" office:value="10.0984268576843" calcext:value-type="float">
            <text:p>10,0984268576843</text:p>
          </table:table-cell>
          <table:table-cell table:formula="of:=SQRT(POWER([.CQ$4]-[.CM88];2)+POWER([.CQ$5]-[.CN88];2)+POWER([.CQ$6]-[.CO88];2))" office:value-type="float" office:value="829.352573808667" calcext:value-type="float">
            <text:p>829,352573808667</text:p>
          </table:table-cell>
          <table:table-cell table:formula="of:=SQRT(POWER([.CR$4]-[.$B88];2)+POWER([.CR$5]-[.$C88];2)+POWER([.CR$6]-[.$D88];2))" office:value-type="float" office:value="10.4704065823635" calcext:value-type="float">
            <text:p>10,4704065823635</text:p>
          </table:table-cell>
          <table:table-cell table:formula="of:=SQRT(POWER([.CS$4]-[.CO88];2)+POWER([.CS$5]-[.CP88];2)+POWER([.CS$6]-[.CQ88];2))" office:value-type="float" office:value="1026.62563687965" calcext:value-type="float">
            <text:p>1026,62563687965</text:p>
          </table:table-cell>
          <table:table-cell table:formula="of:=SQRT(POWER([.CT$4]-[.CP88];2)+POWER([.CT$5]-[.CQ88];2)+POWER([.CT$6]-[.CR88];2))" office:value-type="float" office:value="792.423501753051" calcext:value-type="float">
            <text:p>792,423501753051</text:p>
          </table:table-cell>
          <table:table-cell table:formula="of:=SQRT(POWER([.CU$4]-[.$B88];2)+POWER([.CU$5]-[.$C88];2)+POWER([.CU$6]-[.$D88];2))" office:value-type="float" office:value="11.5678984694715" calcext:value-type="float">
            <text:p>11,5678984694715</text:p>
          </table:table-cell>
          <table:table-cell table:formula="of:=SQRT(POWER([.CV$4]-[.CR88];2)+POWER([.CV$5]-[.CS88];2)+POWER([.CV$6]-[.CT88];2))" office:value-type="float" office:value="1265.71203419877" calcext:value-type="float">
            <text:p>1265,71203419877</text:p>
          </table:table-cell>
          <table:table-cell table:formula="of:=SQRT(POWER([.CW$4]-[.$B88];2)+POWER([.CW$5]-[.$C88];2)+POWER([.CW$6]-[.$D88];2))" office:value-type="float" office:value="13.300076729102" calcext:value-type="float">
            <text:p>13,300076729102</text:p>
          </table:table-cell>
          <table:table-cell table:formula="of:=SQRT(POWER([.CX$4]-[.CT88];2)+POWER([.CX$5]-[.CU88];2)+POWER([.CX$6]-[.CV88];2))" office:value-type="float" office:value="1469.97645789101" calcext:value-type="float">
            <text:p>1469,97645789101</text:p>
          </table:table-cell>
          <table:table-cell table:formula="of:=SQRT(POWER([.CY$4]-[.$B88];2)+POWER([.CY$5]-[.$C88];2)+POWER([.CY$6]-[.$D88];2))" office:value-type="float" office:value="13.4203700023509" calcext:value-type="float">
            <text:p>13,4203700023509</text:p>
          </table:table-cell>
          <table:table-cell table:formula="of:=SQRT(POWER([.CZ$4]-[.$B88];2)+POWER([.CZ$5]-[.$C88];2)+POWER([.CZ$6]-[.$D88];2))" office:value-type="float" office:value="12.9244949611194" calcext:value-type="float">
            <text:p>12,9244949611194</text:p>
          </table:table-cell>
          <table:table-cell table:formula="of:=SQRT(POWER([.DA$4]-[.$B88];2)+POWER([.DA$5]-[.$C88];2)+POWER([.DA$6]-[.$D88];2))" office:value-type="float" office:value="14.1891842260223" calcext:value-type="float">
            <text:p>14,1891842260223</text:p>
          </table:table-cell>
          <table:table-cell table:formula="of:=SQRT(POWER([.DB$4]-[.$B88];2)+POWER([.DB$5]-[.$C88];2)+POWER([.DB$6]-[.$D88];2))" office:value-type="float" office:value="12.3243766982351" calcext:value-type="float">
            <text:p>12,32437669823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.629" calcext:value-type="float">
            <text:p>35,629</text:p>
          </table:table-cell>
          <table:table-cell office:value-type="float" office:value="38.064" calcext:value-type="float">
            <text:p>38,064</text:p>
          </table:table-cell>
          <table:table-cell office:value-type="float" office:value="7.566" calcext:value-type="float">
            <text:p>7,566</text:p>
          </table:table-cell>
          <table:table-cell/>
          <table:table-cell table:formula="of:=SQRT(POWER([.F$4]-[.B89];2)+POWER([.F$5]-[.C89];2)+POWER([.F$6]-[.D89];2))" office:value-type="float" office:value="8.96791776278083" calcext:value-type="float">
            <text:p>8,96791776278083</text:p>
          </table:table-cell>
          <table:table-cell table:formula="of:=SQRT(POWER([.G$4]-[.$B89];2)+POWER([.G$5]-[.$C89];2)+POWER([.G$6]-[.$D89];2))" office:value-type="float" office:value="8.47492047160326" calcext:value-type="float">
            <text:p>8,47492047160326</text:p>
          </table:table-cell>
          <table:table-cell table:formula="of:=SQRT(POWER([.H$4]-[.D89];2)+POWER([.H$5]-[.E89];2)+POWER([.H$6]-[.F89];2))" office:value-type="float" office:value="50.8132485372471" calcext:value-type="float">
            <text:p>50,8132485372471</text:p>
          </table:table-cell>
          <table:table-cell table:formula="of:=SQRT(POWER([.I$4]-[.$B89];2)+POWER([.I$5]-[.$C89];2)+POWER([.I$6]-[.$D89];2))" office:value-type="float" office:value="8.77219522126588" calcext:value-type="float">
            <text:p>8,77219522126588</text:p>
          </table:table-cell>
          <table:table-cell table:formula="of:=SQRT(POWER([.J$4]-[.F89];2)+POWER([.J$5]-[.G89];2)+POWER([.J$6]-[.H89];2))" office:value-type="float" office:value="63.6898462617909" calcext:value-type="float">
            <text:p>63,6898462617909</text:p>
          </table:table-cell>
          <table:table-cell table:formula="of:=SQRT(POWER([.K$4]-[.$B89];2)+POWER([.K$5]-[.$C89];2)+POWER([.K$6]-[.$D89];2))" office:value-type="float" office:value="7.44184184190983" calcext:value-type="float">
            <text:p>7,44184184190983</text:p>
          </table:table-cell>
          <table:table-cell table:formula="of:=SQRT(POWER([.L$4]-[.H89];2)+POWER([.L$5]-[.I89];2)+POWER([.L$6]-[.J89];2))" office:value-type="float" office:value="70.9912699241628" calcext:value-type="float">
            <text:p>70,9912699241628</text:p>
          </table:table-cell>
          <table:table-cell table:formula="of:=SQRT(POWER([.M$4]-[.$B89];2)+POWER([.M$5]-[.$C89];2)+POWER([.M$6]-[.$D89];2))" office:value-type="float" office:value="7.33615982650323" calcext:value-type="float">
            <text:p>7,33615982650323</text:p>
          </table:table-cell>
          <table:table-cell table:formula="of:=SQRT(POWER([.N$4]-[.J89];2)+POWER([.N$5]-[.K89];2)+POWER([.N$6]-[.L89];2))" office:value-type="float" office:value="72.3324316294261" calcext:value-type="float">
            <text:p>72,3324316294261</text:p>
          </table:table-cell>
          <table:table-cell table:formula="of:=SQRT(POWER([.O$4]-[.$B89];2)+POWER([.O$5]-[.$C89];2)+POWER([.O$6]-[.$D89];2))" office:value-type="float" office:value="9.66671624699929" calcext:value-type="float">
            <text:p>9,66671624699929</text:p>
          </table:table-cell>
          <table:table-cell table:formula="of:=SQRT(POWER([.P$4]-[.L89];2)+POWER([.P$5]-[.M89];2)+POWER([.P$6]-[.N89];2))" office:value-type="float" office:value="73.8169912532021" calcext:value-type="float">
            <text:p>73,8169912532021</text:p>
          </table:table-cell>
          <table:table-cell table:formula="of:=SQRT(POWER([.Q$4]-[.$B89];2)+POWER([.Q$5]-[.$C89];2)+POWER([.Q$6]-[.$D89];2))" office:value-type="float" office:value="10.0815964013642" calcext:value-type="float">
            <text:p>10,0815964013642</text:p>
          </table:table-cell>
          <table:table-cell table:formula="of:=SQRT(POWER([.R$4]-[.N89];2)+POWER([.R$5]-[.O89];2)+POWER([.R$6]-[.P89];2))" office:value-type="float" office:value="75.0009750442818" calcext:value-type="float">
            <text:p>75,0009750442818</text:p>
          </table:table-cell>
          <table:table-cell table:formula="of:=SQRT(POWER([.S$4]-[.$B89];2)+POWER([.S$5]-[.$C89];2)+POWER([.S$6]-[.$D89];2))" office:value-type="float" office:value="11.8129940319971" calcext:value-type="float">
            <text:p>11,8129940319971</text:p>
          </table:table-cell>
          <table:table-cell table:formula="of:=SQRT(POWER([.T$4]-[.P89];2)+POWER([.T$5]-[.Q89];2)+POWER([.T$6]-[.R89];2))" office:value-type="float" office:value="77.367776892523" calcext:value-type="float">
            <text:p>77,367776892523</text:p>
          </table:table-cell>
          <table:table-cell table:formula="of:=SQRT(POWER([.U$4]-[.$B89];2)+POWER([.U$5]-[.$C89];2)+POWER([.U$6]-[.$D89];2))" office:value-type="float" office:value="10.7378842422518" calcext:value-type="float">
            <text:p>10,7378842422518</text:p>
          </table:table-cell>
          <table:table-cell table:formula="of:=SQRT(POWER([.V$4]-[.R89];2)+POWER([.V$5]-[.S89];2)+POWER([.V$6]-[.T89];2))" office:value-type="float" office:value="73.0848810379107" calcext:value-type="float">
            <text:p>73,0848810379107</text:p>
          </table:table-cell>
          <table:table-cell table:formula="of:=SQRT(POWER([.W$4]-[.$B89];2)+POWER([.W$5]-[.$C89];2)+POWER([.W$6]-[.$D89];2))" office:value-type="float" office:value="11.8222382821528" calcext:value-type="float">
            <text:p>11,8222382821528</text:p>
          </table:table-cell>
          <table:table-cell table:formula="of:=SQRT(POWER([.X$4]-[.T89];2)+POWER([.X$5]-[.U89];2)+POWER([.X$6]-[.V89];2))" office:value-type="float" office:value="71.1696409560478" calcext:value-type="float">
            <text:p>71,1696409560478</text:p>
          </table:table-cell>
          <table:table-cell table:formula="of:=SQRT(POWER([.Y$4]-[.$B89];2)+POWER([.Y$5]-[.$C89];2)+POWER([.Y$6]-[.$D89];2))" office:value-type="float" office:value="13.0818898481833" calcext:value-type="float">
            <text:p>13,0818898481833</text:p>
          </table:table-cell>
          <table:table-cell table:formula="of:=SQRT(POWER([.Z$4]-[.V89];2)+POWER([.Z$5]-[.W89];2)+POWER([.Z$6]-[.X89];2))" office:value-type="float" office:value="64.6027350213041" calcext:value-type="float">
            <text:p>64,6027350213041</text:p>
          </table:table-cell>
          <table:table-cell table:formula="of:=SQRT(POWER([.AA$4]-[.$B89];2)+POWER([.AA$5]-[.$C89];2)+POWER([.AA$6]-[.$D89];2))" office:value-type="float" office:value="12.9754924376688" calcext:value-type="float">
            <text:p>12,9754924376688</text:p>
          </table:table-cell>
          <table:table-cell table:formula="of:=SQRT(POWER([.AB$4]-[.X89];2)+POWER([.AB$5]-[.Y89];2)+POWER([.AB$6]-[.Z89];2))" office:value-type="float" office:value="58.3514118138472" calcext:value-type="float">
            <text:p>58,3514118138472</text:p>
          </table:table-cell>
          <table:table-cell table:formula="of:=SQRT(POWER([.AC$4]-[.$B89];2)+POWER([.AC$5]-[.$C89];2)+POWER([.AC$6]-[.$D89];2))" office:value-type="float" office:value="19.6117516810712" calcext:value-type="float">
            <text:p>19,6117516810712</text:p>
          </table:table-cell>
          <table:table-cell table:formula="of:=SQRT(POWER([.AD$4]-[.Z89];2)+POWER([.AD$5]-[.AA89];2)+POWER([.AD$6]-[.AB89];2))" office:value-type="float" office:value="48.4436237587622" calcext:value-type="float">
            <text:p>48,4436237587622</text:p>
          </table:table-cell>
          <table:table-cell table:formula="of:=SQRT(POWER([.AE$4]-[.$B89];2)+POWER([.AE$5]-[.$C89];2)+POWER([.AE$6]-[.$D89];2))" office:value-type="float" office:value="21.6191697574167" calcext:value-type="float">
            <text:p>21,6191697574167</text:p>
          </table:table-cell>
          <table:table-cell table:formula="of:=SQRT(POWER([.AF$4]-[.AB89];2)+POWER([.AF$5]-[.AC89];2)+POWER([.AF$6]-[.AD89];2))" office:value-type="float" office:value="38.7847996696586" calcext:value-type="float">
            <text:p>38,7847996696586</text:p>
          </table:table-cell>
          <table:table-cell table:formula="of:=SQRT(POWER([.AG$4]-[.$B89];2)+POWER([.AG$5]-[.$C89];2)+POWER([.AG$6]-[.$D89];2))" office:value-type="float" office:value="21.3695445435788" calcext:value-type="float">
            <text:p>21,3695445435788</text:p>
          </table:table-cell>
          <table:table-cell table:formula="of:=SQRT(POWER([.AH$4]-[.AD89];2)+POWER([.AH$5]-[.AE89];2)+POWER([.AH$6]-[.AF89];2))" office:value-type="float" office:value="28.7534988873656" calcext:value-type="float">
            <text:p>28,7534988873656</text:p>
          </table:table-cell>
          <table:table-cell table:formula="of:=SQRT(POWER([.AI$4]-[.$B89];2)+POWER([.AI$5]-[.$C89];2)+POWER([.AI$6]-[.$D89];2))" office:value-type="float" office:value="21.2959839171615" calcext:value-type="float">
            <text:p>21,2959839171615</text:p>
          </table:table-cell>
          <table:table-cell table:formula="of:=SQRT(POWER([.AJ$4]-[.AF89];2)+POWER([.AJ$5]-[.AG89];2)+POWER([.AJ$6]-[.AH89];2))" office:value-type="float" office:value="18.7065545187811" calcext:value-type="float">
            <text:p>18,7065545187811</text:p>
          </table:table-cell>
          <table:table-cell table:formula="of:=SQRT(POWER([.AK$4]-[.$B89];2)+POWER([.AK$5]-[.$C89];2)+POWER([.AK$6]-[.$D89];2))" office:value-type="float" office:value="22.481419839503" calcext:value-type="float">
            <text:p>22,481419839503</text:p>
          </table:table-cell>
          <table:table-cell table:formula="of:=SQRT(POWER([.AL$4]-[.AH89];2)+POWER([.AL$5]-[.AI89];2)+POWER([.AL$6]-[.AJ89];2))" office:value-type="float" office:value="22.934256158475" calcext:value-type="float">
            <text:p>22,934256158475</text:p>
          </table:table-cell>
          <table:table-cell table:formula="of:=SQRT(POWER([.AM$4]-[.$B89];2)+POWER([.AM$5]-[.$C89];2)+POWER([.AM$6]-[.$D89];2))" office:value-type="float" office:value="23.1072089400689" calcext:value-type="float">
            <text:p>23,1072089400689</text:p>
          </table:table-cell>
          <table:table-cell table:formula="of:=SQRT(POWER([.AN$4]-[.AJ89];2)+POWER([.AN$5]-[.AK89];2)+POWER([.AN$6]-[.AL89];2))" office:value-type="float" office:value="35.7494220266994" calcext:value-type="float">
            <text:p>35,7494220266994</text:p>
          </table:table-cell>
          <table:table-cell table:formula="of:=SQRT(POWER([.AO$4]-[.$B89];2)+POWER([.AO$5]-[.$C89];2)+POWER([.AO$6]-[.$D89];2))" office:value-type="float" office:value="23.7061907737198" calcext:value-type="float">
            <text:p>23,7061907737198</text:p>
          </table:table-cell>
          <table:table-cell table:formula="of:=SQRT(POWER([.AP$4]-[.AL89];2)+POWER([.AP$5]-[.AM89];2)+POWER([.AP$6]-[.AN89];2))" office:value-type="float" office:value="39.0105039297207" calcext:value-type="float">
            <text:p>39,0105039297207</text:p>
          </table:table-cell>
          <table:table-cell table:formula="of:=SQRT(POWER([.AQ$4]-[.$B89];2)+POWER([.AQ$5]-[.$C89];2)+POWER([.AQ$6]-[.$D89];2))" office:value-type="float" office:value="11.2147235810786" calcext:value-type="float">
            <text:p>11,2147235810786</text:p>
          </table:table-cell>
          <table:table-cell table:formula="of:=SQRT(POWER([.AR$4]-[.AN89];2)+POWER([.AR$5]-[.AO89];2)+POWER([.AR$6]-[.AP89];2))" office:value-type="float" office:value="33.2942194007608" calcext:value-type="float">
            <text:p>33,2942194007608</text:p>
          </table:table-cell>
          <table:table-cell table:formula="of:=SQRT(POWER([.AS$4]-[.$B89];2)+POWER([.AS$5]-[.$C89];2)+POWER([.AS$6]-[.$D89];2))" office:value-type="float" office:value="9.72583533687467" calcext:value-type="float">
            <text:p>9,72583533687467</text:p>
          </table:table-cell>
          <table:table-cell table:formula="of:=SQRT(POWER([.AT$4]-[.AP89];2)+POWER([.AT$5]-[.AQ89];2)+POWER([.AT$6]-[.AR89];2))" office:value-type="float" office:value="36.3159088315668" calcext:value-type="float">
            <text:p>36,3159088315668</text:p>
          </table:table-cell>
          <table:table-cell table:formula="of:=SQRT(POWER([.AU$4]-[.$B89];2)+POWER([.AU$5]-[.$C89];2)+POWER([.AU$6]-[.$D89];2))" office:value-type="float" office:value="9.9775192307507" calcext:value-type="float">
            <text:p>9,9775192307507</text:p>
          </table:table-cell>
          <table:table-cell table:formula="of:=SQRT(POWER([.AV$4]-[.AR89];2)+POWER([.AV$5]-[.AS89];2)+POWER([.AV$6]-[.AT89];2))" office:value-type="float" office:value="37.9516949376964" calcext:value-type="float">
            <text:p>37,9516949376964</text:p>
          </table:table-cell>
          <table:table-cell table:formula="of:=SQRT(POWER([.AW$4]-[.$B89];2)+POWER([.AW$5]-[.$C89];2)+POWER([.AW$6]-[.$D89];2))" office:value-type="float" office:value="11.2392231937977" calcext:value-type="float">
            <text:p>11,2392231937977</text:p>
          </table:table-cell>
          <table:table-cell table:formula="of:=SQRT(POWER([.AX$4]-[.AT89];2)+POWER([.AX$5]-[.AU89];2)+POWER([.AX$6]-[.AV89];2))" office:value-type="float" office:value="36.9812126891012" calcext:value-type="float">
            <text:p>36,9812126891012</text:p>
          </table:table-cell>
          <table:table-cell table:formula="of:=SQRT(POWER([.AY$4]-[.$B89];2)+POWER([.AY$5]-[.$C89];2)+POWER([.AY$6]-[.$D89];2))" office:value-type="float" office:value="4.91542032790686" calcext:value-type="float">
            <text:p>4,91542032790686</text:p>
          </table:table-cell>
          <table:table-cell table:formula="of:=SQRT(POWER([.AZ$4]-[.AV89];2)+POWER([.AZ$5]-[.AW89];2)+POWER([.AZ$6]-[.AX89];2))" office:value-type="float" office:value="42.8755833704784" calcext:value-type="float">
            <text:p>42,8755833704784</text:p>
          </table:table-cell>
          <table:table-cell table:formula="of:=SQRT(POWER([.BA$4]-[.$B89];2)+POWER([.BA$5]-[.$C89];2)+POWER([.BA$6]-[.$D89];2))" office:value-type="float" office:value="5.94469402072133" calcext:value-type="float">
            <text:p>5,94469402072133</text:p>
          </table:table-cell>
          <table:table-cell table:formula="of:=SQRT(POWER([.BB$4]-[.AX89];2)+POWER([.BB$5]-[.AY89];2)+POWER([.BB$6]-[.AZ89];2))" office:value-type="float" office:value="53.5662599471511" calcext:value-type="float">
            <text:p>53,5662599471511</text:p>
          </table:table-cell>
          <table:table-cell table:formula="of:=SQRT(POWER([.BC$4]-[.$B89];2)+POWER([.BC$5]-[.$C89];2)+POWER([.BC$6]-[.$D89];2))" office:value-type="float" office:value="6.0817518857645" calcext:value-type="float">
            <text:p>6,0817518857645</text:p>
          </table:table-cell>
          <table:table-cell table:formula="of:=SQRT(POWER([.BD$4]-[.AZ89];2)+POWER([.BD$5]-[.BA89];2)+POWER([.BD$6]-[.BB89];2))" office:value-type="float" office:value="58.0159394290994" calcext:value-type="float">
            <text:p>58,0159394290994</text:p>
          </table:table-cell>
          <table:table-cell table:formula="of:=SQRT(POWER([.BE$4]-[.$B89];2)+POWER([.BE$5]-[.$C89];2)+POWER([.BE$6]-[.$D89];2))" office:value-type="float" office:value="6.45764515903437" calcext:value-type="float">
            <text:p>6,45764515903437</text:p>
          </table:table-cell>
          <table:table-cell table:formula="of:=SQRT(POWER([.BF$4]-[.BB89];2)+POWER([.BF$5]-[.BC89];2)+POWER([.BF$6]-[.BD89];2))" office:value-type="float" office:value="64.4877827529073" calcext:value-type="float">
            <text:p>64,4877827529073</text:p>
          </table:table-cell>
          <table:table-cell table:formula="of:=SQRT(POWER([.BG$4]-[.$B89];2)+POWER([.BG$5]-[.$C89];2)+POWER([.BG$6]-[.$D89];2))" office:value-type="float" office:value="7.47975955495897" calcext:value-type="float">
            <text:p>7,47975955495897</text:p>
          </table:table-cell>
          <table:table-cell table:formula="of:=SQRT(POWER([.BH$4]-[.BD89];2)+POWER([.BH$5]-[.BE89];2)+POWER([.BH$6]-[.BF89];2))" office:value-type="float" office:value="70.4262707153584" calcext:value-type="float">
            <text:p>70,4262707153584</text:p>
          </table:table-cell>
          <table:table-cell table:formula="of:=SQRT(POWER([.BI$4]-[.$B89];2)+POWER([.BI$5]-[.$C89];2)+POWER([.BI$6]-[.$D89];2))" office:value-type="float" office:value="8.70616442527937" calcext:value-type="float">
            <text:p>8,70616442527937</text:p>
          </table:table-cell>
          <table:table-cell table:formula="of:=SQRT(POWER([.BJ$4]-[.BF89];2)+POWER([.BJ$5]-[.BG89];2)+POWER([.BJ$6]-[.BH89];2))" office:value-type="float" office:value="76.1924437524255" calcext:value-type="float">
            <text:p>76,1924437524255</text:p>
          </table:table-cell>
          <table:table-cell table:formula="of:=SQRT(POWER([.BK$4]-[.$B89];2)+POWER([.BK$5]-[.$C89];2)+POWER([.BK$6]-[.$D89];2))" office:value-type="float" office:value="6.01847621911061" calcext:value-type="float">
            <text:p>6,01847621911061</text:p>
          </table:table-cell>
          <table:table-cell table:formula="of:=SQRT(POWER([.BL$4]-[.BH89];2)+POWER([.BL$5]-[.BI89];2)+POWER([.BL$6]-[.BJ89];2))" office:value-type="float" office:value="83.0013684698059" calcext:value-type="float">
            <text:p>83,0013684698059</text:p>
          </table:table-cell>
          <table:table-cell table:formula="of:=SQRT(POWER([.BM$4]-[.$B89];2)+POWER([.BM$5]-[.$C89];2)+POWER([.BM$6]-[.$D89];2))" office:value-type="float" office:value="4.01418161024137" calcext:value-type="float">
            <text:p>4,01418161024137</text:p>
          </table:table-cell>
          <table:table-cell table:formula="of:=SQRT(POWER([.BN$4]-[.BJ89];2)+POWER([.BN$5]-[.BK89];2)+POWER([.BN$6]-[.BL89];2))" office:value-type="float" office:value="92.5907720972388" calcext:value-type="float">
            <text:p>92,5907720972388</text:p>
          </table:table-cell>
          <table:table-cell table:formula="of:=SQRT(POWER([.BO$4]-[.$B89];2)+POWER([.BO$5]-[.$C89];2)+POWER([.BO$6]-[.$D89];2))" office:value-type="float" office:value="5.20349046314106" calcext:value-type="float">
            <text:p>5,20349046314106</text:p>
          </table:table-cell>
          <table:table-cell table:formula="of:=SQRT(POWER([.BP$4]-[.BL89];2)+POWER([.BP$5]-[.BM89];2)+POWER([.BP$6]-[.BN89];2))" office:value-type="float" office:value="104.224775190863" calcext:value-type="float">
            <text:p>104,224775190863</text:p>
          </table:table-cell>
          <table:table-cell table:formula="of:=SQRT(POWER([.BQ$4]-[.$B89];2)+POWER([.BQ$5]-[.$C89];2)+POWER([.BQ$6]-[.$D89];2))" office:value-type="float" office:value="7.61068413481994" calcext:value-type="float">
            <text:p>7,61068413481994</text:p>
          </table:table-cell>
          <table:table-cell table:formula="of:=SQRT(POWER([.BR$4]-[.BN89];2)+POWER([.BR$5]-[.BO89];2)+POWER([.BR$6]-[.BP89];2))" office:value-type="float" office:value="117.074594687681" calcext:value-type="float">
            <text:p>117,074594687681</text:p>
          </table:table-cell>
          <table:table-cell table:formula="of:=SQRT(POWER([.BS$4]-[.$B89];2)+POWER([.BS$5]-[.$C89];2)+POWER([.BS$6]-[.$D89];2))" office:value-type="float" office:value="8.90310069582502" calcext:value-type="float">
            <text:p>8,90310069582502</text:p>
          </table:table-cell>
          <table:table-cell table:formula="of:=SQRT(POWER([.BT$4]-[.BP89];2)+POWER([.BT$5]-[.BQ89];2)+POWER([.BT$6]-[.BR89];2))" office:value-type="float" office:value="133.354086855172" calcext:value-type="float">
            <text:p>133,354086855172</text:p>
          </table:table-cell>
          <table:table-cell table:formula="of:=SQRT(POWER([.BU$4]-[.$B89];2)+POWER([.BU$5]-[.$C89];2)+POWER([.BU$6]-[.$D89];2))" office:value-type="float" office:value="9.24128135054874" calcext:value-type="float">
            <text:p>9,24128135054874</text:p>
          </table:table-cell>
          <table:table-cell table:formula="of:=SQRT(POWER([.BV$4]-[.BR89];2)+POWER([.BV$5]-[.BS89];2)+POWER([.BV$6]-[.BT89];2))" office:value-type="float" office:value="154.833177825503" calcext:value-type="float">
            <text:p>154,833177825503</text:p>
          </table:table-cell>
          <table:table-cell table:formula="of:=SQRT(POWER([.BW$4]-[.$B89];2)+POWER([.BW$5]-[.$C89];2)+POWER([.BW$6]-[.$D89];2))" office:value-type="float" office:value="3.44766167133609" calcext:value-type="float">
            <text:p>3,44766167133609</text:p>
          </table:table-cell>
          <table:table-cell table:formula="of:=SQRT(POWER([.BX$4]-[.BT89];2)+POWER([.BX$5]-[.BU89];2)+POWER([.BX$6]-[.BV89];2))" office:value-type="float" office:value="177.909488756573" calcext:value-type="float">
            <text:p>177,909488756573</text:p>
          </table:table-cell>
          <table:table-cell table:formula="of:=SQRT(POWER([.BY$4]-[.$B89];2)+POWER([.BY$5]-[.$C89];2)+POWER([.BY$6]-[.$D89];2))" office:value-type="float" office:value="1.34639555851911" calcext:value-type="float">
            <text:p>1,34639555851911</text:p>
          </table:table-cell>
          <table:table-cell table:formula="of:=SQRT(POWER([.BZ$4]-[.BV89];2)+POWER([.BZ$5]-[.BW89];2)+POWER([.BZ$6]-[.BX89];2))" office:value-type="float" office:value="209.79685045096" calcext:value-type="float">
            <text:p>209,79685045096</text:p>
          </table:table-cell>
          <table:table-cell table:formula="of:=SQRT(POWER([.CA$4]-[.$B89];2)+POWER([.CA$5]-[.$C89];2)+POWER([.CA$6]-[.$D89];2))" office:value-type="float" office:value="3.51576463944901" calcext:value-type="float">
            <text:p>3,51576463944901</text:p>
          </table:table-cell>
          <table:table-cell table:formula="of:=SQRT(POWER([.CB$4]-[.BX89];2)+POWER([.CB$5]-[.BY89];2)+POWER([.CB$6]-[.BZ89];2))" office:value-type="float" office:value="246.787595435079" calcext:value-type="float">
            <text:p>246,787595435079</text:p>
          </table:table-cell>
          <table:table-cell table:formula="of:=SQRT(POWER([.CC$4]-[.$B89];2)+POWER([.CC$5]-[.$C89];2)+POWER([.CC$6]-[.$D89];2))" office:value-type="float" office:value="5.78211630806576" calcext:value-type="float">
            <text:p>5,78211630806576</text:p>
          </table:table-cell>
          <table:table-cell table:formula="of:=SQRT(POWER([.CD$4]-[.BZ89];2)+POWER([.CD$5]-[.CA89];2)+POWER([.CD$6]-[.CB89];2))" office:value-type="float" office:value="294.479914424522" calcext:value-type="float">
            <text:p>294,479914424522</text:p>
          </table:table-cell>
          <table:table-cell table:formula="of:=SQRT(POWER([.CE$4]-[.$B89];2)+POWER([.CE$5]-[.$C89];2)+POWER([.CE$6]-[.$D89];2))" office:value-type="float" office:value="6.93386493955572" calcext:value-type="float">
            <text:p>6,93386493955572</text:p>
          </table:table-cell>
          <table:table-cell table:formula="of:=SQRT(POWER([.CF$4]-[.CB89];2)+POWER([.CF$5]-[.CC89];2)+POWER([.CF$6]-[.CD89];2))" office:value-type="float" office:value="353.778569909868" calcext:value-type="float">
            <text:p>353,778569909868</text:p>
          </table:table-cell>
          <table:table-cell table:formula="of:=SQRT(POWER([.CG$4]-[.$B89];2)+POWER([.CG$5]-[.$C89];2)+POWER([.CG$6]-[.$D89];2))" office:value-type="float" office:value="7.25053404929596" calcext:value-type="float">
            <text:p>7,25053404929596</text:p>
          </table:table-cell>
          <table:table-cell table:formula="of:=SQRT(POWER([.CH$4]-[.CD89];2)+POWER([.CH$5]-[.CE89];2)+POWER([.CH$6]-[.CF89];2))" office:value-type="float" office:value="428.802931842662" calcext:value-type="float">
            <text:p>428,802931842662</text:p>
          </table:table-cell>
          <table:table-cell table:formula="of:=SQRT(POWER([.CI$4]-[.$B89];2)+POWER([.CI$5]-[.$C89];2)+POWER([.CI$6]-[.$D89];2))" office:value-type="float" office:value="0" calcext:value-type="float">
            <text:p>0</text:p>
          </table:table-cell>
          <table:table-cell table:formula="of:=SQRT(POWER([.CJ$4]-[.CF89];2)+POWER([.CJ$5]-[.CG89];2)+POWER([.CJ$6]-[.CH89];2))" office:value-type="float" office:value="529.267798414601" calcext:value-type="float">
            <text:p>529,267798414601</text:p>
          </table:table-cell>
          <table:table-cell table:formula="of:=SQRT(POWER([.CK$4]-[.CG89];2)+POWER([.CK$5]-[.CH89];2)+POWER([.CK$6]-[.CI89];2))" office:value-type="float" office:value="393.064065813355" calcext:value-type="float">
            <text:p>393,064065813355</text:p>
          </table:table-cell>
          <table:table-cell table:formula="of:=SQRT(POWER([.CL$4]-[.$B89];2)+POWER([.CL$5]-[.$C89];2)+POWER([.CL$6]-[.$D89];2))" office:value-type="float" office:value="2.84361337034415" calcext:value-type="float">
            <text:p>2,84361337034415</text:p>
          </table:table-cell>
          <table:table-cell table:formula="of:=SQRT(POWER([.CM$4]-[.CI89];2)+POWER([.CM$5]-[.CJ89];2)+POWER([.CM$6]-[.CK89];2))" office:value-type="float" office:value="627.295360644407" calcext:value-type="float">
            <text:p>627,295360644407</text:p>
          </table:table-cell>
          <table:table-cell table:formula="of:=SQRT(POWER([.CN$4]-[.$B89];2)+POWER([.CN$5]-[.$C89];2)+POWER([.CN$6]-[.$D89];2))" office:value-type="float" office:value="2.97841854009808" calcext:value-type="float">
            <text:p>2,97841854009808</text:p>
          </table:table-cell>
          <table:table-cell table:formula="of:=SQRT(POWER([.CO$4]-[.CK89];2)+POWER([.CO$5]-[.CL89];2)+POWER([.CO$6]-[.CM89];2))" office:value-type="float" office:value="719.712227376197" calcext:value-type="float">
            <text:p>719,712227376197</text:p>
          </table:table-cell>
          <table:table-cell table:formula="of:=SQRT(POWER([.CP$4]-[.$B89];2)+POWER([.CP$5]-[.$C89];2)+POWER([.CP$6]-[.$D89];2))" office:value-type="float" office:value="3.26797995709888" calcext:value-type="float">
            <text:p>3,26797995709888</text:p>
          </table:table-cell>
          <table:table-cell table:formula="of:=SQRT(POWER([.CQ$4]-[.CM89];2)+POWER([.CQ$5]-[.CN89];2)+POWER([.CQ$6]-[.CO89];2))" office:value-type="float" office:value="930.930063933274" calcext:value-type="float">
            <text:p>930,930063933274</text:p>
          </table:table-cell>
          <table:table-cell table:formula="of:=SQRT(POWER([.CR$4]-[.$B89];2)+POWER([.CR$5]-[.$C89];2)+POWER([.CR$6]-[.$D89];2))" office:value-type="float" office:value="4.41962509722261" calcext:value-type="float">
            <text:p>4,41962509722261</text:p>
          </table:table-cell>
          <table:table-cell table:formula="of:=SQRT(POWER([.CS$4]-[.CO89];2)+POWER([.CS$5]-[.CP89];2)+POWER([.CS$6]-[.CQ89];2))" office:value-type="float" office:value="1154.34742521388" calcext:value-type="float">
            <text:p>1154,34742521388</text:p>
          </table:table-cell>
          <table:table-cell table:formula="of:=SQRT(POWER([.CT$4]-[.CP89];2)+POWER([.CT$5]-[.CQ89];2)+POWER([.CT$6]-[.CR89];2))" office:value-type="float" office:value="894.130344548751" calcext:value-type="float">
            <text:p>894,130344548751</text:p>
          </table:table-cell>
          <table:table-cell table:formula="of:=SQRT(POWER([.CU$4]-[.$B89];2)+POWER([.CU$5]-[.$C89];2)+POWER([.CU$6]-[.$D89];2))" office:value-type="float" office:value="3.61426078195805" calcext:value-type="float">
            <text:p>3,61426078195805</text:p>
          </table:table-cell>
          <table:table-cell table:formula="of:=SQRT(POWER([.CV$4]-[.CR89];2)+POWER([.CV$5]-[.CS89];2)+POWER([.CV$6]-[.CT89];2))" office:value-type="float" office:value="1429.07947519671" calcext:value-type="float">
            <text:p>1429,07947519671</text:p>
          </table:table-cell>
          <table:table-cell table:formula="of:=SQRT(POWER([.CW$4]-[.$B89];2)+POWER([.CW$5]-[.$C89];2)+POWER([.CW$6]-[.$D89];2))" office:value-type="float" office:value="5.55512925142161" calcext:value-type="float">
            <text:p>5,55512925142161</text:p>
          </table:table-cell>
          <table:table-cell table:formula="of:=SQRT(POWER([.CX$4]-[.CT89];2)+POWER([.CX$5]-[.CU89];2)+POWER([.CX$6]-[.CV89];2))" office:value-type="float" office:value="1662.49582599087" calcext:value-type="float">
            <text:p>1662,49582599087</text:p>
          </table:table-cell>
          <table:table-cell table:formula="of:=SQRT(POWER([.CY$4]-[.$B89];2)+POWER([.CY$5]-[.$C89];2)+POWER([.CY$6]-[.$D89];2))" office:value-type="float" office:value="6.03921460125405" calcext:value-type="float">
            <text:p>6,03921460125405</text:p>
          </table:table-cell>
          <table:table-cell table:formula="of:=SQRT(POWER([.CZ$4]-[.$B89];2)+POWER([.CZ$5]-[.$C89];2)+POWER([.CZ$6]-[.$D89];2))" office:value-type="float" office:value="6.20028080009285" calcext:value-type="float">
            <text:p>6,20028080009285</text:p>
          </table:table-cell>
          <table:table-cell table:formula="of:=SQRT(POWER([.DA$4]-[.$B89];2)+POWER([.DA$5]-[.$C89];2)+POWER([.DA$6]-[.$D89];2))" office:value-type="float" office:value="7.63802206071703" calcext:value-type="float">
            <text:p>7,63802206071703</text:p>
          </table:table-cell>
          <table:table-cell table:formula="of:=SQRT(POWER([.DB$4]-[.$B89];2)+POWER([.DB$5]-[.$C89];2)+POWER([.DB$6]-[.$D89];2))" office:value-type="float" office:value="6.37625822877336" calcext:value-type="float">
            <text:p>6,376258228773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.059" calcext:value-type="float">
            <text:p>36,059</text:p>
          </table:table-cell>
          <table:table-cell office:value-type="float" office:value="37.133" calcext:value-type="float">
            <text:p>37,133</text:p>
          </table:table-cell>
          <table:table-cell office:value-type="float" office:value="6.564" calcext:value-type="float">
            <text:p>6,564</text:p>
          </table:table-cell>
          <table:table-cell/>
          <table:table-cell table:formula="of:=SQRT(POWER([.F$4]-[.B90];2)+POWER([.F$5]-[.C90];2)+POWER([.F$6]-[.D90];2))" office:value-type="float" office:value="8.40818494087755" calcext:value-type="float">
            <text:p>8,40818494087755</text:p>
          </table:table-cell>
          <table:table-cell table:formula="of:=SQRT(POWER([.G$4]-[.$B90];2)+POWER([.G$5]-[.$C90];2)+POWER([.G$6]-[.$D90];2))" office:value-type="float" office:value="8.13379542403176" calcext:value-type="float">
            <text:p>8,13379542403176</text:p>
          </table:table-cell>
          <table:table-cell table:formula="of:=SQRT(POWER([.H$4]-[.D90];2)+POWER([.H$5]-[.E90];2)+POWER([.H$6]-[.F90];2))" office:value-type="float" office:value="51.2465870497045" calcext:value-type="float">
            <text:p>51,2465870497045</text:p>
          </table:table-cell>
          <table:table-cell table:formula="of:=SQRT(POWER([.I$4]-[.$B90];2)+POWER([.I$5]-[.$C90];2)+POWER([.I$6]-[.$D90];2))" office:value-type="float" office:value="8.5974711398178" calcext:value-type="float">
            <text:p>8,5974711398178</text:p>
          </table:table-cell>
          <table:table-cell table:formula="of:=SQRT(POWER([.J$4]-[.F90];2)+POWER([.J$5]-[.G90];2)+POWER([.J$6]-[.H90];2))" office:value-type="float" office:value="64.4115214834497" calcext:value-type="float">
            <text:p>64,4115214834497</text:p>
          </table:table-cell>
          <table:table-cell table:formula="of:=SQRT(POWER([.K$4]-[.$B90];2)+POWER([.K$5]-[.$C90];2)+POWER([.K$6]-[.$D90];2))" office:value-type="float" office:value="7.20857302106318" calcext:value-type="float">
            <text:p>7,20857302106318</text:p>
          </table:table-cell>
          <table:table-cell table:formula="of:=SQRT(POWER([.L$4]-[.H90];2)+POWER([.L$5]-[.I90];2)+POWER([.L$6]-[.J90];2))" office:value-type="float" office:value="71.7948178127739" calcext:value-type="float">
            <text:p>71,7948178127739</text:p>
          </table:table-cell>
          <table:table-cell table:formula="of:=SQRT(POWER([.M$4]-[.$B90];2)+POWER([.M$5]-[.$C90];2)+POWER([.M$6]-[.$D90];2))" office:value-type="float" office:value="6.92090528760508" calcext:value-type="float">
            <text:p>6,92090528760508</text:p>
          </table:table-cell>
          <table:table-cell table:formula="of:=SQRT(POWER([.N$4]-[.J90];2)+POWER([.N$5]-[.K90];2)+POWER([.N$6]-[.L90];2))" office:value-type="float" office:value="73.3208247023219" calcext:value-type="float">
            <text:p>73,3208247023219</text:p>
          </table:table-cell>
          <table:table-cell table:formula="of:=SQRT(POWER([.O$4]-[.$B90];2)+POWER([.O$5]-[.$C90];2)+POWER([.O$6]-[.$D90];2))" office:value-type="float" office:value="10.2749720194266" calcext:value-type="float">
            <text:p>10,2749720194266</text:p>
          </table:table-cell>
          <table:table-cell table:formula="of:=SQRT(POWER([.P$4]-[.L90];2)+POWER([.P$5]-[.M90];2)+POWER([.P$6]-[.N90];2))" office:value-type="float" office:value="75.1089038430378" calcext:value-type="float">
            <text:p>75,1089038430378</text:p>
          </table:table-cell>
          <table:table-cell table:formula="of:=SQRT(POWER([.Q$4]-[.$B90];2)+POWER([.Q$5]-[.$C90];2)+POWER([.Q$6]-[.$D90];2))" office:value-type="float" office:value="10.8428906201252" calcext:value-type="float">
            <text:p>10,8428906201252</text:p>
          </table:table-cell>
          <table:table-cell table:formula="of:=SQRT(POWER([.R$4]-[.N90];2)+POWER([.R$5]-[.O90];2)+POWER([.R$6]-[.P90];2))" office:value-type="float" office:value="76.1664696904862" calcext:value-type="float">
            <text:p>76,1664696904862</text:p>
          </table:table-cell>
          <table:table-cell table:formula="of:=SQRT(POWER([.S$4]-[.$B90];2)+POWER([.S$5]-[.$C90];2)+POWER([.S$6]-[.$D90];2))" office:value-type="float" office:value="12.2620383705157" calcext:value-type="float">
            <text:p>12,2620383705157</text:p>
          </table:table-cell>
          <table:table-cell table:formula="of:=SQRT(POWER([.T$4]-[.P90];2)+POWER([.T$5]-[.Q90];2)+POWER([.T$6]-[.R90];2))" office:value-type="float" office:value="78.4901864410514" calcext:value-type="float">
            <text:p>78,4901864410514</text:p>
          </table:table-cell>
          <table:table-cell table:formula="of:=SQRT(POWER([.U$4]-[.$B90];2)+POWER([.U$5]-[.$C90];2)+POWER([.U$6]-[.$D90];2))" office:value-type="float" office:value="11.1492915021538" calcext:value-type="float">
            <text:p>11,1492915021538</text:p>
          </table:table-cell>
          <table:table-cell table:formula="of:=SQRT(POWER([.V$4]-[.R90];2)+POWER([.V$5]-[.S90];2)+POWER([.V$6]-[.T90];2))" office:value-type="float" office:value="74.3816756842563" calcext:value-type="float">
            <text:p>74,3816756842563</text:p>
          </table:table-cell>
          <table:table-cell table:formula="of:=SQRT(POWER([.W$4]-[.$B90];2)+POWER([.W$5]-[.$C90];2)+POWER([.W$6]-[.$D90];2))" office:value-type="float" office:value="12.0509634884519" calcext:value-type="float">
            <text:p>12,0509634884519</text:p>
          </table:table-cell>
          <table:table-cell table:formula="of:=SQRT(POWER([.X$4]-[.T90];2)+POWER([.X$5]-[.U90];2)+POWER([.X$6]-[.V90];2))" office:value-type="float" office:value="72.6330088124766" calcext:value-type="float">
            <text:p>72,6330088124766</text:p>
          </table:table-cell>
          <table:table-cell table:formula="of:=SQRT(POWER([.Y$4]-[.$B90];2)+POWER([.Y$5]-[.$C90];2)+POWER([.Y$6]-[.$D90];2))" office:value-type="float" office:value="13.4951428669726" calcext:value-type="float">
            <text:p>13,4951428669726</text:p>
          </table:table-cell>
          <table:table-cell table:formula="of:=SQRT(POWER([.Z$4]-[.V90];2)+POWER([.Z$5]-[.W90];2)+POWER([.Z$6]-[.X90];2))" office:value-type="float" office:value="66.283200121665" calcext:value-type="float">
            <text:p>66,283200121665</text:p>
          </table:table-cell>
          <table:table-cell table:formula="of:=SQRT(POWER([.AA$4]-[.$B90];2)+POWER([.AA$5]-[.$C90];2)+POWER([.AA$6]-[.$D90];2))" office:value-type="float" office:value="13.5422604095476" calcext:value-type="float">
            <text:p>13,5422604095476</text:p>
          </table:table-cell>
          <table:table-cell table:formula="of:=SQRT(POWER([.AB$4]-[.X90];2)+POWER([.AB$5]-[.Y90];2)+POWER([.AB$6]-[.Z90];2))" office:value-type="float" office:value="60.3640116709116" calcext:value-type="float">
            <text:p>60,3640116709116</text:p>
          </table:table-cell>
          <table:table-cell table:formula="of:=SQRT(POWER([.AC$4]-[.$B90];2)+POWER([.AC$5]-[.$C90];2)+POWER([.AC$6]-[.$D90];2))" office:value-type="float" office:value="18.9538647510211" calcext:value-type="float">
            <text:p>18,9538647510211</text:p>
          </table:table-cell>
          <table:table-cell table:formula="of:=SQRT(POWER([.AD$4]-[.Z90];2)+POWER([.AD$5]-[.AA90];2)+POWER([.AD$6]-[.AB90];2))" office:value-type="float" office:value="50.7505420780492" calcext:value-type="float">
            <text:p>50,7505420780492</text:p>
          </table:table-cell>
          <table:table-cell table:formula="of:=SQRT(POWER([.AE$4]-[.$B90];2)+POWER([.AE$5]-[.$C90];2)+POWER([.AE$6]-[.$D90];2))" office:value-type="float" office:value="21.0327491308198" calcext:value-type="float">
            <text:p>21,0327491308198</text:p>
          </table:table-cell>
          <table:table-cell table:formula="of:=SQRT(POWER([.AF$4]-[.AB90];2)+POWER([.AF$5]-[.AC90];2)+POWER([.AF$6]-[.AD90];2))" office:value-type="float" office:value="41.6133533070651" calcext:value-type="float">
            <text:p>41,6133533070651</text:p>
          </table:table-cell>
          <table:table-cell table:formula="of:=SQRT(POWER([.AG$4]-[.$B90];2)+POWER([.AG$5]-[.$C90];2)+POWER([.AG$6]-[.$D90];2))" office:value-type="float" office:value="20.5864202084772" calcext:value-type="float">
            <text:p>20,5864202084772</text:p>
          </table:table-cell>
          <table:table-cell table:formula="of:=SQRT(POWER([.AH$4]-[.AD90];2)+POWER([.AH$5]-[.AE90];2)+POWER([.AH$6]-[.AF90];2))" office:value-type="float" office:value="31.7981660294054" calcext:value-type="float">
            <text:p>31,7981660294054</text:p>
          </table:table-cell>
          <table:table-cell table:formula="of:=SQRT(POWER([.AI$4]-[.$B90];2)+POWER([.AI$5]-[.$C90];2)+POWER([.AI$6]-[.$D90];2))" office:value-type="float" office:value="20.7049184011915" calcext:value-type="float">
            <text:p>20,7049184011915</text:p>
          </table:table-cell>
          <table:table-cell table:formula="of:=SQRT(POWER([.AJ$4]-[.AF90];2)+POWER([.AJ$5]-[.AG90];2)+POWER([.AJ$6]-[.AH90];2))" office:value-type="float" office:value="19.6713066219752" calcext:value-type="float">
            <text:p>19,6713066219752</text:p>
          </table:table-cell>
          <table:table-cell table:formula="of:=SQRT(POWER([.AK$4]-[.$B90];2)+POWER([.AK$5]-[.$C90];2)+POWER([.AK$6]-[.$D90];2))" office:value-type="float" office:value="22.028626352998" calcext:value-type="float">
            <text:p>22,028626352998</text:p>
          </table:table-cell>
          <table:table-cell table:formula="of:=SQRT(POWER([.AL$4]-[.AH90];2)+POWER([.AL$5]-[.AI90];2)+POWER([.AL$6]-[.AJ90];2))" office:value-type="float" office:value="20.0929589098871" calcext:value-type="float">
            <text:p>20,0929589098871</text:p>
          </table:table-cell>
          <table:table-cell table:formula="of:=SQRT(POWER([.AM$4]-[.$B90];2)+POWER([.AM$5]-[.$C90];2)+POWER([.AM$6]-[.$D90];2))" office:value-type="float" office:value="22.5352311281691" calcext:value-type="float">
            <text:p>22,5352311281691</text:p>
          </table:table-cell>
          <table:table-cell table:formula="of:=SQRT(POWER([.AN$4]-[.AJ90];2)+POWER([.AN$5]-[.AK90];2)+POWER([.AN$6]-[.AL90];2))" office:value-type="float" office:value="34.1480180011483" calcext:value-type="float">
            <text:p>34,1480180011483</text:p>
          </table:table-cell>
          <table:table-cell table:formula="of:=SQRT(POWER([.AO$4]-[.$B90];2)+POWER([.AO$5]-[.$C90];2)+POWER([.AO$6]-[.$D90];2))" office:value-type="float" office:value="22.9938684435656" calcext:value-type="float">
            <text:p>22,9938684435656</text:p>
          </table:table-cell>
          <table:table-cell table:formula="of:=SQRT(POWER([.AP$4]-[.AL90];2)+POWER([.AP$5]-[.AM90];2)+POWER([.AP$6]-[.AN90];2))" office:value-type="float" office:value="40.4701374261238" calcext:value-type="float">
            <text:p>40,4701374261238</text:p>
          </table:table-cell>
          <table:table-cell table:formula="of:=SQRT(POWER([.AQ$4]-[.$B90];2)+POWER([.AQ$5]-[.$C90];2)+POWER([.AQ$6]-[.$D90];2))" office:value-type="float" office:value="11.2210809639713" calcext:value-type="float">
            <text:p>11,2210809639713</text:p>
          </table:table-cell>
          <table:table-cell table:formula="of:=SQRT(POWER([.AR$4]-[.AN90];2)+POWER([.AR$5]-[.AO90];2)+POWER([.AR$6]-[.AP90];2))" office:value-type="float" office:value="35.3405764668649" calcext:value-type="float">
            <text:p>35,3405764668649</text:p>
          </table:table-cell>
          <table:table-cell table:formula="of:=SQRT(POWER([.AS$4]-[.$B90];2)+POWER([.AS$5]-[.$C90];2)+POWER([.AS$6]-[.$D90];2))" office:value-type="float" office:value="9.69737696493232" calcext:value-type="float">
            <text:p>9,69737696493232</text:p>
          </table:table-cell>
          <table:table-cell table:formula="of:=SQRT(POWER([.AT$4]-[.AP90];2)+POWER([.AT$5]-[.AQ90];2)+POWER([.AT$6]-[.AR90];2))" office:value-type="float" office:value="37.4337900979679" calcext:value-type="float">
            <text:p>37,4337900979679</text:p>
          </table:table-cell>
          <table:table-cell table:formula="of:=SQRT(POWER([.AU$4]-[.$B90];2)+POWER([.AU$5]-[.$C90];2)+POWER([.AU$6]-[.$D90];2))" office:value-type="float" office:value="9.71518486700073" calcext:value-type="float">
            <text:p>9,71518486700073</text:p>
          </table:table-cell>
          <table:table-cell table:formula="of:=SQRT(POWER([.AV$4]-[.AR90];2)+POWER([.AV$5]-[.AS90];2)+POWER([.AV$6]-[.AT90];2))" office:value-type="float" office:value="38.2194417935269" calcext:value-type="float">
            <text:p>38,2194417935269</text:p>
          </table:table-cell>
          <table:table-cell table:formula="of:=SQRT(POWER([.AW$4]-[.$B90];2)+POWER([.AW$5]-[.$C90];2)+POWER([.AW$6]-[.$D90];2))" office:value-type="float" office:value="10.8879019558407" calcext:value-type="float">
            <text:p>10,8879019558407</text:p>
          </table:table-cell>
          <table:table-cell table:formula="of:=SQRT(POWER([.AX$4]-[.AT90];2)+POWER([.AX$5]-[.AU90];2)+POWER([.AX$6]-[.AV90];2))" office:value-type="float" office:value="37.1564122987348" calcext:value-type="float">
            <text:p>37,1564122987348</text:p>
          </table:table-cell>
          <table:table-cell table:formula="of:=SQRT(POWER([.AY$4]-[.$B90];2)+POWER([.AY$5]-[.$C90];2)+POWER([.AY$6]-[.$D90];2))" office:value-type="float" office:value="5.9413362133446" calcext:value-type="float">
            <text:p>5,9413362133446</text:p>
          </table:table-cell>
          <table:table-cell table:formula="of:=SQRT(POWER([.AZ$4]-[.AV90];2)+POWER([.AZ$5]-[.AW90];2)+POWER([.AZ$6]-[.AX90];2))" office:value-type="float" office:value="43.2744101427142" calcext:value-type="float">
            <text:p>43,2744101427142</text:p>
          </table:table-cell>
          <table:table-cell table:formula="of:=SQRT(POWER([.BA$4]-[.$B90];2)+POWER([.BA$5]-[.$C90];2)+POWER([.BA$6]-[.$D90];2))" office:value-type="float" office:value="7.05026992391071" calcext:value-type="float">
            <text:p>7,05026992391071</text:p>
          </table:table-cell>
          <table:table-cell table:formula="of:=SQRT(POWER([.BB$4]-[.AX90];2)+POWER([.BB$5]-[.AY90];2)+POWER([.BB$6]-[.AZ90];2))" office:value-type="float" office:value="53.0908616843995" calcext:value-type="float">
            <text:p>53,0908616843995</text:p>
          </table:table-cell>
          <table:table-cell table:formula="of:=SQRT(POWER([.BC$4]-[.$B90];2)+POWER([.BC$5]-[.$C90];2)+POWER([.BC$6]-[.$D90];2))" office:value-type="float" office:value="7.3887347360695" calcext:value-type="float">
            <text:p>7,3887347360695</text:p>
          </table:table-cell>
          <table:table-cell table:formula="of:=SQRT(POWER([.BD$4]-[.AZ90];2)+POWER([.BD$5]-[.BA90];2)+POWER([.BD$6]-[.BB90];2))" office:value-type="float" office:value="57.0129410865028" calcext:value-type="float">
            <text:p>57,0129410865028</text:p>
          </table:table-cell>
          <table:table-cell table:formula="of:=SQRT(POWER([.BE$4]-[.$B90];2)+POWER([.BE$5]-[.$C90];2)+POWER([.BE$6]-[.$D90];2))" office:value-type="float" office:value="7.87025374432108" calcext:value-type="float">
            <text:p>7,87025374432108</text:p>
          </table:table-cell>
          <table:table-cell table:formula="of:=SQRT(POWER([.BF$4]-[.BB90];2)+POWER([.BF$5]-[.BC90];2)+POWER([.BF$6]-[.BD90];2))" office:value-type="float" office:value="62.8154417638235" calcext:value-type="float">
            <text:p>62,8154417638235</text:p>
          </table:table-cell>
          <table:table-cell table:formula="of:=SQRT(POWER([.BG$4]-[.$B90];2)+POWER([.BG$5]-[.$C90];2)+POWER([.BG$6]-[.$D90];2))" office:value-type="float" office:value="8.87821412222075" calcext:value-type="float">
            <text:p>8,87821412222075</text:p>
          </table:table-cell>
          <table:table-cell table:formula="of:=SQRT(POWER([.BH$4]-[.BD90];2)+POWER([.BH$5]-[.BE90];2)+POWER([.BH$6]-[.BF90];2))" office:value-type="float" office:value="68.026356631111" calcext:value-type="float">
            <text:p>68,026356631111</text:p>
          </table:table-cell>
          <table:table-cell table:formula="of:=SQRT(POWER([.BI$4]-[.$B90];2)+POWER([.BI$5]-[.$C90];2)+POWER([.BI$6]-[.$D90];2))" office:value-type="float" office:value="10.0973161780742" calcext:value-type="float">
            <text:p>10,0973161780742</text:p>
          </table:table-cell>
          <table:table-cell table:formula="of:=SQRT(POWER([.BJ$4]-[.BF90];2)+POWER([.BJ$5]-[.BG90];2)+POWER([.BJ$6]-[.BH90];2))" office:value-type="float" office:value="72.9618334939414" calcext:value-type="float">
            <text:p>72,9618334939414</text:p>
          </table:table-cell>
          <table:table-cell table:formula="of:=SQRT(POWER([.BK$4]-[.$B90];2)+POWER([.BK$5]-[.$C90];2)+POWER([.BK$6]-[.$D90];2))" office:value-type="float" office:value="7.01290303654627" calcext:value-type="float">
            <text:p>7,01290303654627</text:p>
          </table:table-cell>
          <table:table-cell table:formula="of:=SQRT(POWER([.BL$4]-[.BH90];2)+POWER([.BL$5]-[.BI90];2)+POWER([.BL$6]-[.BJ90];2))" office:value-type="float" office:value="78.7668631177577" calcext:value-type="float">
            <text:p>78,7668631177577</text:p>
          </table:table-cell>
          <table:table-cell table:formula="of:=SQRT(POWER([.BM$4]-[.$B90];2)+POWER([.BM$5]-[.$C90];2)+POWER([.BM$6]-[.$D90];2))" office:value-type="float" office:value="5.17908186843961" calcext:value-type="float">
            <text:p>5,17908186843961</text:p>
          </table:table-cell>
          <table:table-cell table:formula="of:=SQRT(POWER([.BN$4]-[.BJ90];2)+POWER([.BN$5]-[.BK90];2)+POWER([.BN$6]-[.BL90];2))" office:value-type="float" office:value="87.3160715554311" calcext:value-type="float">
            <text:p>87,3160715554311</text:p>
          </table:table-cell>
          <table:table-cell table:formula="of:=SQRT(POWER([.BO$4]-[.$B90];2)+POWER([.BO$5]-[.$C90];2)+POWER([.BO$6]-[.$D90];2))" office:value-type="float" office:value="5.88040950954948" calcext:value-type="float">
            <text:p>5,88040950954948</text:p>
          </table:table-cell>
          <table:table-cell table:formula="of:=SQRT(POWER([.BP$4]-[.BL90];2)+POWER([.BP$5]-[.BM90];2)+POWER([.BP$6]-[.BN90];2))" office:value-type="float" office:value="97.4770952505343" calcext:value-type="float">
            <text:p>97,4770952505343</text:p>
          </table:table-cell>
          <table:table-cell table:formula="of:=SQRT(POWER([.BQ$4]-[.$B90];2)+POWER([.BQ$5]-[.$C90];2)+POWER([.BQ$6]-[.$D90];2))" office:value-type="float" office:value="8.09894017757879" calcext:value-type="float">
            <text:p>8,09894017757879</text:p>
          </table:table-cell>
          <table:table-cell table:formula="of:=SQRT(POWER([.BR$4]-[.BN90];2)+POWER([.BR$5]-[.BO90];2)+POWER([.BR$6]-[.BP90];2))" office:value-type="float" office:value="108.662574275061" calcext:value-type="float">
            <text:p>108,662574275061</text:p>
          </table:table-cell>
          <table:table-cell table:formula="of:=SQRT(POWER([.BS$4]-[.$B90];2)+POWER([.BS$5]-[.$C90];2)+POWER([.BS$6]-[.$D90];2))" office:value-type="float" office:value="9.33925270029674" calcext:value-type="float">
            <text:p>9,33925270029674</text:p>
          </table:table-cell>
          <table:table-cell table:formula="of:=SQRT(POWER([.BT$4]-[.BP90];2)+POWER([.BT$5]-[.BQ90];2)+POWER([.BT$6]-[.BR90];2))" office:value-type="float" office:value="122.728434186953" calcext:value-type="float">
            <text:p>122,728434186953</text:p>
          </table:table-cell>
          <table:table-cell table:formula="of:=SQRT(POWER([.BU$4]-[.$B90];2)+POWER([.BU$5]-[.$C90];2)+POWER([.BU$6]-[.$D90];2))" office:value-type="float" office:value="9.68826320864581" calcext:value-type="float">
            <text:p>9,68826320864581</text:p>
          </table:table-cell>
          <table:table-cell table:formula="of:=SQRT(POWER([.BV$4]-[.BR90];2)+POWER([.BV$5]-[.BS90];2)+POWER([.BV$6]-[.BT90];2))" office:value-type="float" office:value="141.410668168997" calcext:value-type="float">
            <text:p>141,410668168997</text:p>
          </table:table-cell>
          <table:table-cell table:formula="of:=SQRT(POWER([.BW$4]-[.$B90];2)+POWER([.BW$5]-[.$C90];2)+POWER([.BW$6]-[.$D90];2))" office:value-type="float" office:value="4.62097890062268" calcext:value-type="float">
            <text:p>4,62097890062268</text:p>
          </table:table-cell>
          <table:table-cell table:formula="of:=SQRT(POWER([.BX$4]-[.BT90];2)+POWER([.BX$5]-[.BU90];2)+POWER([.BX$6]-[.BV90];2))" office:value-type="float" office:value="161.017394474485" calcext:value-type="float">
            <text:p>161,017394474485</text:p>
          </table:table-cell>
          <table:table-cell table:formula="of:=SQRT(POWER([.BY$4]-[.$B90];2)+POWER([.BY$5]-[.$C90];2)+POWER([.BY$6]-[.$D90];2))" office:value-type="float" office:value="2.41309469354188" calcext:value-type="float">
            <text:p>2,41309469354188</text:p>
          </table:table-cell>
          <table:table-cell table:formula="of:=SQRT(POWER([.BZ$4]-[.BV90];2)+POWER([.BZ$5]-[.BW90];2)+POWER([.BZ$6]-[.BX90];2))" office:value-type="float" office:value="188.35315222714" calcext:value-type="float">
            <text:p>188,35315222714</text:p>
          </table:table-cell>
          <table:table-cell table:formula="of:=SQRT(POWER([.CA$4]-[.$B90];2)+POWER([.CA$5]-[.$C90];2)+POWER([.CA$6]-[.$D90];2))" office:value-type="float" office:value="4.72491608391091" calcext:value-type="float">
            <text:p>4,72491608391091</text:p>
          </table:table-cell>
          <table:table-cell table:formula="of:=SQRT(POWER([.CB$4]-[.BX90];2)+POWER([.CB$5]-[.BY90];2)+POWER([.CB$6]-[.BZ90];2))" office:value-type="float" office:value="219.70411806124" calcext:value-type="float">
            <text:p>219,70411806124</text:p>
          </table:table-cell>
          <table:table-cell table:formula="of:=SQRT(POWER([.CC$4]-[.$B90];2)+POWER([.CC$5]-[.$C90];2)+POWER([.CC$6]-[.$D90];2))" office:value-type="float" office:value="7.08097563899213" calcext:value-type="float">
            <text:p>7,08097563899213</text:p>
          </table:table-cell>
          <table:table-cell table:formula="of:=SQRT(POWER([.CD$4]-[.BZ90];2)+POWER([.CD$5]-[.CA90];2)+POWER([.CD$6]-[.CB90];2))" office:value-type="float" office:value="260.099567425521" calcext:value-type="float">
            <text:p>260,099567425521</text:p>
          </table:table-cell>
          <table:table-cell table:formula="of:=SQRT(POWER([.CE$4]-[.$B90];2)+POWER([.CE$5]-[.$C90];2)+POWER([.CE$6]-[.$D90];2))" office:value-type="float" office:value="8.28891585190729" calcext:value-type="float">
            <text:p>8,28891585190729</text:p>
          </table:table-cell>
          <table:table-cell table:formula="of:=SQRT(POWER([.CF$4]-[.CB90];2)+POWER([.CF$5]-[.CC90];2)+POWER([.CF$6]-[.CD90];2))" office:value-type="float" office:value="310.138004294421" calcext:value-type="float">
            <text:p>310,138004294421</text:p>
          </table:table-cell>
          <table:table-cell table:formula="of:=SQRT(POWER([.CG$4]-[.$B90];2)+POWER([.CG$5]-[.$C90];2)+POWER([.CG$6]-[.$D90];2))" office:value-type="float" office:value="8.63713407329074" calcext:value-type="float">
            <text:p>8,63713407329074</text:p>
          </table:table-cell>
          <table:table-cell table:formula="of:=SQRT(POWER([.CH$4]-[.CD90];2)+POWER([.CH$5]-[.CE90];2)+POWER([.CH$6]-[.CF90];2))" office:value-type="float" office:value="373.346437190142" calcext:value-type="float">
            <text:p>373,346437190142</text:p>
          </table:table-cell>
          <table:table-cell table:formula="of:=SQRT(POWER([.CI$4]-[.$B90];2)+POWER([.CI$5]-[.$C90];2)+POWER([.CI$6]-[.$D90];2))" office:value-type="float" office:value="1.43375904530712" calcext:value-type="float">
            <text:p>1,43375904530712</text:p>
          </table:table-cell>
          <table:table-cell table:formula="of:=SQRT(POWER([.CJ$4]-[.CF90];2)+POWER([.CJ$5]-[.CG90];2)+POWER([.CJ$6]-[.CH90];2))" office:value-type="float" office:value="458.759927632171" calcext:value-type="float">
            <text:p>458,759927632171</text:p>
          </table:table-cell>
          <table:table-cell table:formula="of:=SQRT(POWER([.CK$4]-[.CG90];2)+POWER([.CK$5]-[.CH90];2)+POWER([.CK$6]-[.CI90];2))" office:value-type="float" office:value="337.662637061601" calcext:value-type="float">
            <text:p>337,662637061601</text:p>
          </table:table-cell>
          <table:table-cell table:formula="of:=SQRT(POWER([.CL$4]-[.$B90];2)+POWER([.CL$5]-[.$C90];2)+POWER([.CL$6]-[.$D90];2))" office:value-type="float" office:value="2.41936231267663" calcext:value-type="float">
            <text:p>2,41936231267663</text:p>
          </table:table-cell>
          <table:table-cell table:formula="of:=SQRT(POWER([.CM$4]-[.CI90];2)+POWER([.CM$5]-[.CJ90];2)+POWER([.CM$6]-[.CK90];2))" office:value-type="float" office:value="537.700453290986" calcext:value-type="float">
            <text:p>537,700453290986</text:p>
          </table:table-cell>
          <table:table-cell table:formula="of:=SQRT(POWER([.CN$4]-[.$B90];2)+POWER([.CN$5]-[.$C90];2)+POWER([.CN$6]-[.$D90];2))" office:value-type="float" office:value="2.5539322622184" calcext:value-type="float">
            <text:p>2,5539322622184</text:p>
          </table:table-cell>
          <table:table-cell table:formula="of:=SQRT(POWER([.CO$4]-[.CK90];2)+POWER([.CO$5]-[.CL90];2)+POWER([.CO$6]-[.CM90];2))" office:value-type="float" office:value="614.583684079835" calcext:value-type="float">
            <text:p>614,583684079835</text:p>
          </table:table-cell>
          <table:table-cell table:formula="of:=SQRT(POWER([.CP$4]-[.$B90];2)+POWER([.CP$5]-[.$C90];2)+POWER([.CP$6]-[.$D90];2))" office:value-type="float" office:value="3.42255898415206" calcext:value-type="float">
            <text:p>3,42255898415206</text:p>
          </table:table-cell>
          <table:table-cell table:formula="of:=SQRT(POWER([.CQ$4]-[.CM90];2)+POWER([.CQ$5]-[.CN90];2)+POWER([.CQ$6]-[.CO90];2))" office:value-type="float" office:value="792.934146145591" calcext:value-type="float">
            <text:p>792,934146145591</text:p>
          </table:table-cell>
          <table:table-cell table:formula="of:=SQRT(POWER([.CR$4]-[.$B90];2)+POWER([.CR$5]-[.$C90];2)+POWER([.CR$6]-[.$D90];2))" office:value-type="float" office:value="4.62797698784253" calcext:value-type="float">
            <text:p>4,62797698784253</text:p>
          </table:table-cell>
          <table:table-cell table:formula="of:=SQRT(POWER([.CS$4]-[.CO90];2)+POWER([.CS$5]-[.CP90];2)+POWER([.CS$6]-[.CQ90];2))" office:value-type="float" office:value="980.965966077601" calcext:value-type="float">
            <text:p>980,965966077601</text:p>
          </table:table-cell>
          <table:table-cell table:formula="of:=SQRT(POWER([.CT$4]-[.CP90];2)+POWER([.CT$5]-[.CQ90];2)+POWER([.CT$6]-[.CR90];2))" office:value-type="float" office:value="756.200686082478" calcext:value-type="float">
            <text:p>756,200686082478</text:p>
          </table:table-cell>
          <table:table-cell table:formula="of:=SQRT(POWER([.CU$4]-[.$B90];2)+POWER([.CU$5]-[.$C90];2)+POWER([.CU$6]-[.$D90];2))" office:value-type="float" office:value="2.39667060732175" calcext:value-type="float">
            <text:p>2,39667060732175</text:p>
          </table:table-cell>
          <table:table-cell table:formula="of:=SQRT(POWER([.CV$4]-[.CR90];2)+POWER([.CV$5]-[.CS90];2)+POWER([.CV$6]-[.CT90];2))" office:value-type="float" office:value="1207.59900087182" calcext:value-type="float">
            <text:p>1207,59900087182</text:p>
          </table:table-cell>
          <table:table-cell table:formula="of:=SQRT(POWER([.CW$4]-[.$B90];2)+POWER([.CW$5]-[.$C90];2)+POWER([.CW$6]-[.$D90];2))" office:value-type="float" office:value="4.3873096539907" calcext:value-type="float">
            <text:p>4,3873096539907</text:p>
          </table:table-cell>
          <table:table-cell table:formula="of:=SQRT(POWER([.CX$4]-[.CT90];2)+POWER([.CX$5]-[.CU90];2)+POWER([.CX$6]-[.CV90];2))" office:value-type="float" office:value="1401.70803232817" calcext:value-type="float">
            <text:p>1401,70803232817</text:p>
          </table:table-cell>
          <table:table-cell table:formula="of:=SQRT(POWER([.CY$4]-[.$B90];2)+POWER([.CY$5]-[.$C90];2)+POWER([.CY$6]-[.$D90];2))" office:value-type="float" office:value="4.89205335212118" calcext:value-type="float">
            <text:p>4,89205335212118</text:p>
          </table:table-cell>
          <table:table-cell table:formula="of:=SQRT(POWER([.CZ$4]-[.$B90];2)+POWER([.CZ$5]-[.$C90];2)+POWER([.CZ$6]-[.$D90];2))" office:value-type="float" office:value="5.26278490915219" calcext:value-type="float">
            <text:p>5,26278490915219</text:p>
          </table:table-cell>
          <table:table-cell table:formula="of:=SQRT(POWER([.DA$4]-[.$B90];2)+POWER([.DA$5]-[.$C90];2)+POWER([.DA$6]-[.$D90];2))" office:value-type="float" office:value="6.66738479465525" calcext:value-type="float">
            <text:p>6,66738479465525</text:p>
          </table:table-cell>
          <table:table-cell table:formula="of:=SQRT(POWER([.DB$4]-[.$B90];2)+POWER([.DB$5]-[.$C90];2)+POWER([.DB$6]-[.$D90];2))" office:value-type="float" office:value="5.68502049248725" calcext:value-type="float">
            <text:p>5,685020492487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7.576" calcext:value-type="float">
            <text:p>37,576</text:p>
          </table:table-cell>
          <table:table-cell office:value-type="float" office:value="36.964" calcext:value-type="float">
            <text:p>36,964</text:p>
          </table:table-cell>
          <table:table-cell office:value-type="float" office:value="6.479" calcext:value-type="float">
            <text:p>6,479</text:p>
          </table:table-cell>
          <table:table-cell/>
          <table:table-cell table:formula="of:=SQRT(POWER([.F$4]-[.B91];2)+POWER([.F$5]-[.C91];2)+POWER([.F$6]-[.D91];2))" office:value-type="float" office:value="8.85345000550633" calcext:value-type="float">
            <text:p>8,85345000550633</text:p>
          </table:table-cell>
          <table:table-cell table:formula="of:=SQRT(POWER([.G$4]-[.$B91];2)+POWER([.G$5]-[.$C91];2)+POWER([.G$6]-[.$D91];2))" office:value-type="float" office:value="8.75656525128432" calcext:value-type="float">
            <text:p>8,75656525128432</text:p>
          </table:table-cell>
          <table:table-cell table:formula="of:=SQRT(POWER([.H$4]-[.D91];2)+POWER([.H$5]-[.E91];2)+POWER([.H$6]-[.F91];2))" office:value-type="float" office:value="51.3651311630552" calcext:value-type="float">
            <text:p>51,3651311630552</text:p>
          </table:table-cell>
          <table:table-cell table:formula="of:=SQRT(POWER([.I$4]-[.$B91];2)+POWER([.I$5]-[.$C91];2)+POWER([.I$6]-[.$D91];2))" office:value-type="float" office:value="8.95160952008073" calcext:value-type="float">
            <text:p>8,95160952008073</text:p>
          </table:table-cell>
          <table:table-cell table:formula="of:=SQRT(POWER([.J$4]-[.F91];2)+POWER([.J$5]-[.G91];2)+POWER([.J$6]-[.H91];2))" office:value-type="float" office:value="64.0249929673569" calcext:value-type="float">
            <text:p>64,0249929673569</text:p>
          </table:table-cell>
          <table:table-cell table:formula="of:=SQRT(POWER([.K$4]-[.$B91];2)+POWER([.K$5]-[.$C91];2)+POWER([.K$6]-[.$D91];2))" office:value-type="float" office:value="8.20205157262499" calcext:value-type="float">
            <text:p>8,20205157262499</text:p>
          </table:table-cell>
          <table:table-cell table:formula="of:=SQRT(POWER([.L$4]-[.H91];2)+POWER([.L$5]-[.I91];2)+POWER([.L$6]-[.J91];2))" office:value-type="float" office:value="71.3325811999358" calcext:value-type="float">
            <text:p>71,3325811999358</text:p>
          </table:table-cell>
          <table:table-cell table:formula="of:=SQRT(POWER([.M$4]-[.$B91];2)+POWER([.M$5]-[.$C91];2)+POWER([.M$6]-[.$D91];2))" office:value-type="float" office:value="7.97034083336466" calcext:value-type="float">
            <text:p>7,97034083336466</text:p>
          </table:table-cell>
          <table:table-cell table:formula="of:=SQRT(POWER([.N$4]-[.J91];2)+POWER([.N$5]-[.K91];2)+POWER([.N$6]-[.L91];2))" office:value-type="float" office:value="72.3418104286637" calcext:value-type="float">
            <text:p>72,3418104286637</text:p>
          </table:table-cell>
          <table:table-cell table:formula="of:=SQRT(POWER([.O$4]-[.$B91];2)+POWER([.O$5]-[.$C91];2)+POWER([.O$6]-[.$D91];2))" office:value-type="float" office:value="9.43224390057848" calcext:value-type="float">
            <text:p>9,43224390057848</text:p>
          </table:table-cell>
          <table:table-cell table:formula="of:=SQRT(POWER([.P$4]-[.L91];2)+POWER([.P$5]-[.M91];2)+POWER([.P$6]-[.N91];2))" office:value-type="float" office:value="73.6686219662329" calcext:value-type="float">
            <text:p>73,6686219662329</text:p>
          </table:table-cell>
          <table:table-cell table:formula="of:=SQRT(POWER([.Q$4]-[.$B91];2)+POWER([.Q$5]-[.$C91];2)+POWER([.Q$6]-[.$D91];2))" office:value-type="float" office:value="10.1713868277635" calcext:value-type="float">
            <text:p>10,1713868277635</text:p>
          </table:table-cell>
          <table:table-cell table:formula="of:=SQRT(POWER([.R$4]-[.N91];2)+POWER([.R$5]-[.O91];2)+POWER([.R$6]-[.P91];2))" office:value-type="float" office:value="74.9869940705575" calcext:value-type="float">
            <text:p>74,9869940705575</text:p>
          </table:table-cell>
          <table:table-cell table:formula="of:=SQRT(POWER([.S$4]-[.$B91];2)+POWER([.S$5]-[.$C91];2)+POWER([.S$6]-[.$D91];2))" office:value-type="float" office:value="11.2458318500678" calcext:value-type="float">
            <text:p>11,2458318500678</text:p>
          </table:table-cell>
          <table:table-cell table:formula="of:=SQRT(POWER([.T$4]-[.P91];2)+POWER([.T$5]-[.Q91];2)+POWER([.T$6]-[.R91];2))" office:value-type="float" office:value="77.2626991817449" calcext:value-type="float">
            <text:p>77,2626991817449</text:p>
          </table:table-cell>
          <table:table-cell table:formula="of:=SQRT(POWER([.U$4]-[.$B91];2)+POWER([.U$5]-[.$C91];2)+POWER([.U$6]-[.$D91];2))" office:value-type="float" office:value="10.3288933579547" calcext:value-type="float">
            <text:p>10,3288933579547</text:p>
          </table:table-cell>
          <table:table-cell table:formula="of:=SQRT(POWER([.V$4]-[.R91];2)+POWER([.V$5]-[.S91];2)+POWER([.V$6]-[.T91];2))" office:value-type="float" office:value="73.181588221981" calcext:value-type="float">
            <text:p>73,181588221981</text:p>
          </table:table-cell>
          <table:table-cell table:formula="of:=SQRT(POWER([.W$4]-[.$B91];2)+POWER([.W$5]-[.$C91];2)+POWER([.W$6]-[.$D91];2))" office:value-type="float" office:value="11.2097272937391" calcext:value-type="float">
            <text:p>11,2097272937391</text:p>
          </table:table-cell>
          <table:table-cell table:formula="of:=SQRT(POWER([.X$4]-[.T91];2)+POWER([.X$5]-[.U91];2)+POWER([.X$6]-[.V91];2))" office:value-type="float" office:value="71.3337405654944" calcext:value-type="float">
            <text:p>71,3337405654944</text:p>
          </table:table-cell>
          <table:table-cell table:formula="of:=SQRT(POWER([.Y$4]-[.$B91];2)+POWER([.Y$5]-[.$C91];2)+POWER([.Y$6]-[.$D91];2))" office:value-type="float" office:value="12.6969400250612" calcext:value-type="float">
            <text:p>12,6969400250612</text:p>
          </table:table-cell>
          <table:table-cell table:formula="of:=SQRT(POWER([.Z$4]-[.V91];2)+POWER([.Z$5]-[.W91];2)+POWER([.Z$6]-[.X91];2))" office:value-type="float" office:value="65.0102951581035" calcext:value-type="float">
            <text:p>65,0102951581035</text:p>
          </table:table-cell>
          <table:table-cell table:formula="of:=SQRT(POWER([.AA$4]-[.$B91];2)+POWER([.AA$5]-[.$C91];2)+POWER([.AA$6]-[.$D91];2))" office:value-type="float" office:value="12.8750548736695" calcext:value-type="float">
            <text:p>12,8750548736695</text:p>
          </table:table-cell>
          <table:table-cell table:formula="of:=SQRT(POWER([.AB$4]-[.X91];2)+POWER([.AB$5]-[.Y91];2)+POWER([.AB$6]-[.Z91];2))" office:value-type="float" office:value="58.8604878018519" calcext:value-type="float">
            <text:p>58,8604878018519</text:p>
          </table:table-cell>
          <table:table-cell table:formula="of:=SQRT(POWER([.AC$4]-[.$B91];2)+POWER([.AC$5]-[.$C91];2)+POWER([.AC$6]-[.$D91];2))" office:value-type="float" office:value="17.9568316247605" calcext:value-type="float">
            <text:p>17,9568316247605</text:p>
          </table:table-cell>
          <table:table-cell table:formula="of:=SQRT(POWER([.AD$4]-[.Z91];2)+POWER([.AD$5]-[.AA91];2)+POWER([.AD$6]-[.AB91];2))" office:value-type="float" office:value="49.0674872060109" calcext:value-type="float">
            <text:p>49,0674872060109</text:p>
          </table:table-cell>
          <table:table-cell table:formula="of:=SQRT(POWER([.AE$4]-[.$B91];2)+POWER([.AE$5]-[.$C91];2)+POWER([.AE$6]-[.$D91];2))" office:value-type="float" office:value="20.0801612294324" calcext:value-type="float">
            <text:p>20,0801612294324</text:p>
          </table:table-cell>
          <table:table-cell table:formula="of:=SQRT(POWER([.AF$4]-[.AB91];2)+POWER([.AF$5]-[.AC91];2)+POWER([.AF$6]-[.AD91];2))" office:value-type="float" office:value="39.692185966853" calcext:value-type="float">
            <text:p>39,692185966853</text:p>
          </table:table-cell>
          <table:table-cell table:formula="of:=SQRT(POWER([.AG$4]-[.$B91];2)+POWER([.AG$5]-[.$C91];2)+POWER([.AG$6]-[.$D91];2))" office:value-type="float" office:value="19.5883076859641" calcext:value-type="float">
            <text:p>19,5883076859641</text:p>
          </table:table-cell>
          <table:table-cell table:formula="of:=SQRT(POWER([.AH$4]-[.AD91];2)+POWER([.AH$5]-[.AE91];2)+POWER([.AH$6]-[.AF91];2))" office:value-type="float" office:value="29.8190254602249" calcext:value-type="float">
            <text:p>29,8190254602249</text:p>
          </table:table-cell>
          <table:table-cell table:formula="of:=SQRT(POWER([.AI$4]-[.$B91];2)+POWER([.AI$5]-[.$C91];2)+POWER([.AI$6]-[.$D91];2))" office:value-type="float" office:value="19.633519220965" calcext:value-type="float">
            <text:p>19,633519220965</text:p>
          </table:table-cell>
          <table:table-cell table:formula="of:=SQRT(POWER([.AJ$4]-[.AF91];2)+POWER([.AJ$5]-[.AG91];2)+POWER([.AJ$6]-[.AH91];2))" office:value-type="float" office:value="19.2244552540907" calcext:value-type="float">
            <text:p>19,2244552540907</text:p>
          </table:table-cell>
          <table:table-cell table:formula="of:=SQRT(POWER([.AK$4]-[.$B91];2)+POWER([.AK$5]-[.$C91];2)+POWER([.AK$6]-[.$D91];2))" office:value-type="float" office:value="20.9776305621011" calcext:value-type="float">
            <text:p>20,9776305621011</text:p>
          </table:table-cell>
          <table:table-cell table:formula="of:=SQRT(POWER([.AL$4]-[.AH91];2)+POWER([.AL$5]-[.AI91];2)+POWER([.AL$6]-[.AJ91];2))" office:value-type="float" office:value="22.1572465540497" calcext:value-type="float">
            <text:p>22,1572465540497</text:p>
          </table:table-cell>
          <table:table-cell table:formula="of:=SQRT(POWER([.AM$4]-[.$B91];2)+POWER([.AM$5]-[.$C91];2)+POWER([.AM$6]-[.$D91];2))" office:value-type="float" office:value="21.3836313333353" calcext:value-type="float">
            <text:p>21,3836313333353</text:p>
          </table:table-cell>
          <table:table-cell table:formula="of:=SQRT(POWER([.AN$4]-[.AJ91];2)+POWER([.AN$5]-[.AK91];2)+POWER([.AN$6]-[.AL91];2))" office:value-type="float" office:value="35.0789500688173" calcext:value-type="float">
            <text:p>35,0789500688173</text:p>
          </table:table-cell>
          <table:table-cell table:formula="of:=SQRT(POWER([.AO$4]-[.$B91];2)+POWER([.AO$5]-[.$C91];2)+POWER([.AO$6]-[.$D91];2))" office:value-type="float" office:value="21.8492349751656" calcext:value-type="float">
            <text:p>21,8492349751656</text:p>
          </table:table-cell>
          <table:table-cell table:formula="of:=SQRT(POWER([.AP$4]-[.AL91];2)+POWER([.AP$5]-[.AM91];2)+POWER([.AP$6]-[.AN91];2))" office:value-type="float" office:value="39.2906750902979" calcext:value-type="float">
            <text:p>39,2906750902979</text:p>
          </table:table-cell>
          <table:table-cell table:formula="of:=SQRT(POWER([.AQ$4]-[.$B91];2)+POWER([.AQ$5]-[.$C91];2)+POWER([.AQ$6]-[.$D91];2))" office:value-type="float" office:value="9.94809635055873" calcext:value-type="float">
            <text:p>9,94809635055873</text:p>
          </table:table-cell>
          <table:table-cell table:formula="of:=SQRT(POWER([.AR$4]-[.AN91];2)+POWER([.AR$5]-[.AO91];2)+POWER([.AR$6]-[.AP91];2))" office:value-type="float" office:value="34.5315420604134" calcext:value-type="float">
            <text:p>34,5315420604134</text:p>
          </table:table-cell>
          <table:table-cell table:formula="of:=SQRT(POWER([.AS$4]-[.$B91];2)+POWER([.AS$5]-[.$C91];2)+POWER([.AS$6]-[.$D91];2))" office:value-type="float" office:value="8.371710159818" calcext:value-type="float">
            <text:p>8,371710159818</text:p>
          </table:table-cell>
          <table:table-cell table:formula="of:=SQRT(POWER([.AT$4]-[.AP91];2)+POWER([.AT$5]-[.AQ91];2)+POWER([.AT$6]-[.AR91];2))" office:value-type="float" office:value="38.0213381591461" calcext:value-type="float">
            <text:p>38,0213381591461</text:p>
          </table:table-cell>
          <table:table-cell table:formula="of:=SQRT(POWER([.AU$4]-[.$B91];2)+POWER([.AU$5]-[.$C91];2)+POWER([.AU$6]-[.$D91];2))" office:value-type="float" office:value="8.33876885397359" calcext:value-type="float">
            <text:p>8,33876885397359</text:p>
          </table:table-cell>
          <table:table-cell table:formula="of:=SQRT(POWER([.AV$4]-[.AR91];2)+POWER([.AV$5]-[.AS91];2)+POWER([.AV$6]-[.AT91];2))" office:value-type="float" office:value="39.721800099156" calcext:value-type="float">
            <text:p>39,721800099156</text:p>
          </table:table-cell>
          <table:table-cell table:formula="of:=SQRT(POWER([.AW$4]-[.$B91];2)+POWER([.AW$5]-[.$C91];2)+POWER([.AW$6]-[.$D91];2))" office:value-type="float" office:value="9.50639227046728" calcext:value-type="float">
            <text:p>9,50639227046728</text:p>
          </table:table-cell>
          <table:table-cell table:formula="of:=SQRT(POWER([.AX$4]-[.AT91];2)+POWER([.AX$5]-[.AU91];2)+POWER([.AX$6]-[.AV91];2))" office:value-type="float" office:value="39.0860964619928" calcext:value-type="float">
            <text:p>39,0860964619928</text:p>
          </table:table-cell>
          <table:table-cell table:formula="of:=SQRT(POWER([.AY$4]-[.$B91];2)+POWER([.AY$5]-[.$C91];2)+POWER([.AY$6]-[.$D91];2))" office:value-type="float" office:value="6.35372733125998" calcext:value-type="float">
            <text:p>6,35372733125998</text:p>
          </table:table-cell>
          <table:table-cell table:formula="of:=SQRT(POWER([.AZ$4]-[.AV91];2)+POWER([.AZ$5]-[.AW91];2)+POWER([.AZ$6]-[.AX91];2))" office:value-type="float" office:value="45.7302324283517" calcext:value-type="float">
            <text:p>45,7302324283517</text:p>
          </table:table-cell>
          <table:table-cell table:formula="of:=SQRT(POWER([.BA$4]-[.$B91];2)+POWER([.BA$5]-[.$C91];2)+POWER([.BA$6]-[.$D91];2))" office:value-type="float" office:value="7.90268213962829" calcext:value-type="float">
            <text:p>7,90268213962829</text:p>
          </table:table-cell>
          <table:table-cell table:formula="of:=SQRT(POWER([.BB$4]-[.AX91];2)+POWER([.BB$5]-[.AY91];2)+POWER([.BB$6]-[.AZ91];2))" office:value-type="float" office:value="54.663380554003" calcext:value-type="float">
            <text:p>54,663380554003</text:p>
          </table:table-cell>
          <table:table-cell table:formula="of:=SQRT(POWER([.BC$4]-[.$B91];2)+POWER([.BC$5]-[.$C91];2)+POWER([.BC$6]-[.$D91];2))" office:value-type="float" office:value="7.98050612430064" calcext:value-type="float">
            <text:p>7,98050612430064</text:p>
          </table:table-cell>
          <table:table-cell table:formula="of:=SQRT(POWER([.BD$4]-[.AZ91];2)+POWER([.BD$5]-[.BA91];2)+POWER([.BD$6]-[.BB91];2))" office:value-type="float" office:value="58.1287865073281" calcext:value-type="float">
            <text:p>58,1287865073281</text:p>
          </table:table-cell>
          <table:table-cell table:formula="of:=SQRT(POWER([.BE$4]-[.$B91];2)+POWER([.BE$5]-[.$C91];2)+POWER([.BE$6]-[.$D91];2))" office:value-type="float" office:value="8.74513218882368" calcext:value-type="float">
            <text:p>8,74513218882368</text:p>
          </table:table-cell>
          <table:table-cell table:formula="of:=SQRT(POWER([.BF$4]-[.BB91];2)+POWER([.BF$5]-[.BC91];2)+POWER([.BF$6]-[.BD91];2))" office:value-type="float" office:value="63.8086039453882" calcext:value-type="float">
            <text:p>63,8086039453882</text:p>
          </table:table-cell>
          <table:table-cell table:formula="of:=SQRT(POWER([.BG$4]-[.$B91];2)+POWER([.BG$5]-[.$C91];2)+POWER([.BG$6]-[.$D91];2))" office:value-type="float" office:value="9.84745921545248" calcext:value-type="float">
            <text:p>9,84745921545248</text:p>
          </table:table-cell>
          <table:table-cell table:formula="of:=SQRT(POWER([.BH$4]-[.BD91];2)+POWER([.BH$5]-[.BE91];2)+POWER([.BH$6]-[.BF91];2))" office:value-type="float" office:value="68.7251460150993" calcext:value-type="float">
            <text:p>68,7251460150993</text:p>
          </table:table-cell>
          <table:table-cell table:formula="of:=SQRT(POWER([.BI$4]-[.$B91];2)+POWER([.BI$5]-[.$C91];2)+POWER([.BI$6]-[.$D91];2))" office:value-type="float" office:value="11.0559114052167" calcext:value-type="float">
            <text:p>11,0559114052167</text:p>
          </table:table-cell>
          <table:table-cell table:formula="of:=SQRT(POWER([.BJ$4]-[.BF91];2)+POWER([.BJ$5]-[.BG91];2)+POWER([.BJ$6]-[.BH91];2))" office:value-type="float" office:value="73.4793862324086" calcext:value-type="float">
            <text:p>73,4793862324086</text:p>
          </table:table-cell>
          <table:table-cell table:formula="of:=SQRT(POWER([.BK$4]-[.$B91];2)+POWER([.BK$5]-[.$C91];2)+POWER([.BK$6]-[.$D91];2))" office:value-type="float" office:value="8.43029501263153" calcext:value-type="float">
            <text:p>8,43029501263153</text:p>
          </table:table-cell>
          <table:table-cell table:formula="of:=SQRT(POWER([.BL$4]-[.BH91];2)+POWER([.BL$5]-[.BI91];2)+POWER([.BL$6]-[.BJ91];2))" office:value-type="float" office:value="79.1753093898194" calcext:value-type="float">
            <text:p>79,1753093898194</text:p>
          </table:table-cell>
          <table:table-cell table:formula="of:=SQRT(POWER([.BM$4]-[.$B91];2)+POWER([.BM$5]-[.$C91];2)+POWER([.BM$6]-[.$D91];2))" office:value-type="float" office:value="6.4695534621796" calcext:value-type="float">
            <text:p>6,4695534621796</text:p>
          </table:table-cell>
          <table:table-cell table:formula="of:=SQRT(POWER([.BN$4]-[.BJ91];2)+POWER([.BN$5]-[.BK91];2)+POWER([.BN$6]-[.BL91];2))" office:value-type="float" office:value="87.3599460594282" calcext:value-type="float">
            <text:p>87,3599460594282</text:p>
          </table:table-cell>
          <table:table-cell table:formula="of:=SQRT(POWER([.BO$4]-[.$B91];2)+POWER([.BO$5]-[.$C91];2)+POWER([.BO$6]-[.$D91];2))" office:value-type="float" office:value="7.33270557161543" calcext:value-type="float">
            <text:p>7,33270557161543</text:p>
          </table:table-cell>
          <table:table-cell table:formula="of:=SQRT(POWER([.BP$4]-[.BL91];2)+POWER([.BP$5]-[.BM91];2)+POWER([.BP$6]-[.BN91];2))" office:value-type="float" office:value="97.3142181663014" calcext:value-type="float">
            <text:p>97,3142181663014</text:p>
          </table:table-cell>
          <table:table-cell table:formula="of:=SQRT(POWER([.BQ$4]-[.$B91];2)+POWER([.BQ$5]-[.$C91];2)+POWER([.BQ$6]-[.$D91];2))" office:value-type="float" office:value="9.58234642454551" calcext:value-type="float">
            <text:p>9,58234642454551</text:p>
          </table:table-cell>
          <table:table-cell table:formula="of:=SQRT(POWER([.BR$4]-[.BN91];2)+POWER([.BR$5]-[.BO91];2)+POWER([.BR$6]-[.BP91];2))" office:value-type="float" office:value="108.166566668426" calcext:value-type="float">
            <text:p>108,166566668426</text:p>
          </table:table-cell>
          <table:table-cell table:formula="of:=SQRT(POWER([.BS$4]-[.$B91];2)+POWER([.BS$5]-[.$C91];2)+POWER([.BS$6]-[.$D91];2))" office:value-type="float" office:value="10.7993263678805" calcext:value-type="float">
            <text:p>10,7993263678805</text:p>
          </table:table-cell>
          <table:table-cell table:formula="of:=SQRT(POWER([.BT$4]-[.BP91];2)+POWER([.BT$5]-[.BQ91];2)+POWER([.BT$6]-[.BR91];2))" office:value-type="float" office:value="121.925310657257" calcext:value-type="float">
            <text:p>121,925310657257</text:p>
          </table:table-cell>
          <table:table-cell table:formula="of:=SQRT(POWER([.BU$4]-[.$B91];2)+POWER([.BU$5]-[.$C91];2)+POWER([.BU$6]-[.$D91];2))" office:value-type="float" office:value="11.0767859508072" calcext:value-type="float">
            <text:p>11,0767859508072</text:p>
          </table:table-cell>
          <table:table-cell table:formula="of:=SQRT(POWER([.BV$4]-[.BR91];2)+POWER([.BV$5]-[.BS91];2)+POWER([.BV$6]-[.BT91];2))" office:value-type="float" office:value="140.233807732559" calcext:value-type="float">
            <text:p>140,233807732559</text:p>
          </table:table-cell>
          <table:table-cell table:formula="of:=SQRT(POWER([.BW$4]-[.$B91];2)+POWER([.BW$5]-[.$C91];2)+POWER([.BW$6]-[.$D91];2))" office:value-type="float" office:value="5.77496363624915" calcext:value-type="float">
            <text:p>5,77496363624915</text:p>
          </table:table-cell>
          <table:table-cell table:formula="of:=SQRT(POWER([.BX$4]-[.BT91];2)+POWER([.BX$5]-[.BU91];2)+POWER([.BX$6]-[.BV91];2))" office:value-type="float" office:value="159.370273201946" calcext:value-type="float">
            <text:p>159,370273201946</text:p>
          </table:table-cell>
          <table:table-cell table:formula="of:=SQRT(POWER([.BY$4]-[.$B91];2)+POWER([.BY$5]-[.$C91];2)+POWER([.BY$6]-[.$D91];2))" office:value-type="float" office:value="3.40844906078997" calcext:value-type="float">
            <text:p>3,40844906078997</text:p>
          </table:table-cell>
          <table:table-cell table:formula="of:=SQRT(POWER([.BZ$4]-[.BV91];2)+POWER([.BZ$5]-[.BW91];2)+POWER([.BZ$6]-[.BX91];2))" office:value-type="float" office:value="186.164770453037" calcext:value-type="float">
            <text:p>186,164770453037</text:p>
          </table:table-cell>
          <table:table-cell table:formula="of:=SQRT(POWER([.CA$4]-[.$B91];2)+POWER([.CA$5]-[.$C91];2)+POWER([.CA$6]-[.$D91];2))" office:value-type="float" office:value="5.24892703321355" calcext:value-type="float">
            <text:p>5,24892703321355</text:p>
          </table:table-cell>
          <table:table-cell table:formula="of:=SQRT(POWER([.CB$4]-[.BX91];2)+POWER([.CB$5]-[.BY91];2)+POWER([.CB$6]-[.BZ91];2))" office:value-type="float" office:value="216.837717722943" calcext:value-type="float">
            <text:p>216,837717722943</text:p>
          </table:table-cell>
          <table:table-cell table:formula="of:=SQRT(POWER([.CC$4]-[.$B91];2)+POWER([.CC$5]-[.$C91];2)+POWER([.CC$6]-[.$D91];2))" office:value-type="float" office:value="7.73883576515228" calcext:value-type="float">
            <text:p>7,73883576515228</text:p>
          </table:table-cell>
          <table:table-cell table:formula="of:=SQRT(POWER([.CD$4]-[.BZ91];2)+POWER([.CD$5]-[.CA91];2)+POWER([.CD$6]-[.CB91];2))" office:value-type="float" office:value="256.456125882213" calcext:value-type="float">
            <text:p>256,456125882213</text:p>
          </table:table-cell>
          <table:table-cell table:formula="of:=SQRT(POWER([.CE$4]-[.$B91];2)+POWER([.CE$5]-[.$C91];2)+POWER([.CE$6]-[.$D91];2))" office:value-type="float" office:value="8.94346537981783" calcext:value-type="float">
            <text:p>8,94346537981783</text:p>
          </table:table-cell>
          <table:table-cell table:formula="of:=SQRT(POWER([.CF$4]-[.CB91];2)+POWER([.CF$5]-[.CC91];2)+POWER([.CF$6]-[.CD91];2))" office:value-type="float" office:value="305.459353147322" calcext:value-type="float">
            <text:p>305,459353147322</text:p>
          </table:table-cell>
          <table:table-cell table:formula="of:=SQRT(POWER([.CG$4]-[.$B91];2)+POWER([.CG$5]-[.$C91];2)+POWER([.CG$6]-[.$D91];2))" office:value-type="float" office:value="9.15699743365695" calcext:value-type="float">
            <text:p>9,15699743365695</text:p>
          </table:table-cell>
          <table:table-cell table:formula="of:=SQRT(POWER([.CH$4]-[.CD91];2)+POWER([.CH$5]-[.CE91];2)+POWER([.CH$6]-[.CF91];2))" office:value-type="float" office:value="367.381697458241" calcext:value-type="float">
            <text:p>367,381697458241</text:p>
          </table:table-cell>
          <table:table-cell table:formula="of:=SQRT(POWER([.CI$4]-[.$B91];2)+POWER([.CI$5]-[.$C91];2)+POWER([.CI$6]-[.$D91];2))" office:value-type="float" office:value="2.48643881887329" calcext:value-type="float">
            <text:p>2,48643881887329</text:p>
          </table:table-cell>
          <table:table-cell table:formula="of:=SQRT(POWER([.CJ$4]-[.CF91];2)+POWER([.CJ$5]-[.CG91];2)+POWER([.CJ$6]-[.CH91];2))" office:value-type="float" office:value="451.163626409046" calcext:value-type="float">
            <text:p>451,163626409046</text:p>
          </table:table-cell>
          <table:table-cell table:formula="of:=SQRT(POWER([.CK$4]-[.CG91];2)+POWER([.CK$5]-[.CH91];2)+POWER([.CK$6]-[.CI91];2))" office:value-type="float" office:value="331.661627333125" calcext:value-type="float">
            <text:p>331,661627333125</text:p>
          </table:table-cell>
          <table:table-cell table:formula="of:=SQRT(POWER([.CL$4]-[.$B91];2)+POWER([.CL$5]-[.$C91];2)+POWER([.CL$6]-[.$D91];2))" office:value-type="float" office:value="1.22352319144346" calcext:value-type="float">
            <text:p>1,22352319144346</text:p>
          </table:table-cell>
          <table:table-cell table:formula="of:=SQRT(POWER([.CM$4]-[.CI91];2)+POWER([.CM$5]-[.CJ91];2)+POWER([.CM$6]-[.CK91];2))" office:value-type="float" office:value="527.97271420027" calcext:value-type="float">
            <text:p>527,97271420027</text:p>
          </table:table-cell>
          <table:table-cell table:formula="of:=SQRT(POWER([.CN$4]-[.$B91];2)+POWER([.CN$5]-[.$C91];2)+POWER([.CN$6]-[.$D91];2))" office:value-type="float" office:value="3.88282229827738" calcext:value-type="float">
            <text:p>3,88282229827738</text:p>
          </table:table-cell>
          <table:table-cell table:formula="of:=SQRT(POWER([.CO$4]-[.CK91];2)+POWER([.CO$5]-[.CL91];2)+POWER([.CO$6]-[.CM91];2))" office:value-type="float" office:value="603.246704341245" calcext:value-type="float">
            <text:p>603,246704341245</text:p>
          </table:table-cell>
          <table:table-cell table:formula="of:=SQRT(POWER([.CP$4]-[.$B91];2)+POWER([.CP$5]-[.$C91];2)+POWER([.CP$6]-[.$D91];2))" office:value-type="float" office:value="4.80138532092562" calcext:value-type="float">
            <text:p>4,80138532092562</text:p>
          </table:table-cell>
          <table:table-cell table:formula="of:=SQRT(POWER([.CQ$4]-[.CM91];2)+POWER([.CQ$5]-[.CN91];2)+POWER([.CQ$6]-[.CO91];2))" office:value-type="float" office:value="777.955243009469" calcext:value-type="float">
            <text:p>777,955243009469</text:p>
          </table:table-cell>
          <table:table-cell table:formula="of:=SQRT(POWER([.CR$4]-[.$B91];2)+POWER([.CR$5]-[.$C91];2)+POWER([.CR$6]-[.$D91];2))" office:value-type="float" office:value="6.07705784076472" calcext:value-type="float">
            <text:p>6,07705784076472</text:p>
          </table:table-cell>
          <table:table-cell table:formula="of:=SQRT(POWER([.CS$4]-[.CO91];2)+POWER([.CS$5]-[.CP91];2)+POWER([.CS$6]-[.CQ91];2))" office:value-type="float" office:value="962.145370521436" calcext:value-type="float">
            <text:p>962,145370521436</text:p>
          </table:table-cell>
          <table:table-cell table:formula="of:=SQRT(POWER([.CT$4]-[.CP91];2)+POWER([.CT$5]-[.CQ91];2)+POWER([.CT$6]-[.CR91];2))" office:value-type="float" office:value="741.184174085642" calcext:value-type="float">
            <text:p>741,184174085642</text:p>
          </table:table-cell>
          <table:table-cell table:formula="of:=SQRT(POWER([.CU$4]-[.$B91];2)+POWER([.CU$5]-[.$C91];2)+POWER([.CU$6]-[.$D91];2))" office:value-type="float" office:value="1.30711017133216" calcext:value-type="float">
            <text:p>1,30711017133216</text:p>
          </table:table-cell>
          <table:table-cell table:formula="of:=SQRT(POWER([.CV$4]-[.CR91];2)+POWER([.CV$5]-[.CS91];2)+POWER([.CV$6]-[.CT91];2))" office:value-type="float" office:value="1183.49041780875" calcext:value-type="float">
            <text:p>1183,49041780875</text:p>
          </table:table-cell>
          <table:table-cell table:formula="of:=SQRT(POWER([.CW$4]-[.$B91];2)+POWER([.CW$5]-[.$C91];2)+POWER([.CW$6]-[.$D91];2))" office:value-type="float" office:value="3.1517977409726" calcext:value-type="float">
            <text:p>3,1517977409726</text:p>
          </table:table-cell>
          <table:table-cell table:formula="of:=SQRT(POWER([.CX$4]-[.CT91];2)+POWER([.CX$5]-[.CU91];2)+POWER([.CX$6]-[.CV91];2))" office:value-type="float" office:value="1373.34591905233" calcext:value-type="float">
            <text:p>1373,34591905233</text:p>
          </table:table-cell>
          <table:table-cell table:formula="of:=SQRT(POWER([.CY$4]-[.$B91];2)+POWER([.CY$5]-[.$C91];2)+POWER([.CY$6]-[.$D91];2))" office:value-type="float" office:value="3.72053181682404" calcext:value-type="float">
            <text:p>3,72053181682404</text:p>
          </table:table-cell>
          <table:table-cell table:formula="of:=SQRT(POWER([.CZ$4]-[.$B91];2)+POWER([.CZ$5]-[.$C91];2)+POWER([.CZ$6]-[.$D91];2))" office:value-type="float" office:value="4.19321046454861" calcext:value-type="float">
            <text:p>4,19321046454861</text:p>
          </table:table-cell>
          <table:table-cell table:formula="of:=SQRT(POWER([.DA$4]-[.$B91];2)+POWER([.DA$5]-[.$C91];2)+POWER([.DA$6]-[.$D91];2))" office:value-type="float" office:value="5.68602101649299" calcext:value-type="float">
            <text:p>5,68602101649299</text:p>
          </table:table-cell>
          <table:table-cell table:formula="of:=SQRT(POWER([.DB$4]-[.$B91];2)+POWER([.DB$5]-[.$C91];2)+POWER([.DB$6]-[.$D91];2))" office:value-type="float" office:value="4.43800416854243" calcext:value-type="float">
            <text:p>4,438004168542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.358" calcext:value-type="float">
            <text:p>38,358</text:p>
          </table:table-cell>
          <table:table-cell office:value-type="float" office:value="37.85" calcext:value-type="float">
            <text:p>37,85</text:p>
          </table:table-cell>
          <table:table-cell office:value-type="float" office:value="6.796" calcext:value-type="float">
            <text:p>6,796</text:p>
          </table:table-cell>
          <table:table-cell/>
          <table:table-cell table:formula="of:=SQRT(POWER([.F$4]-[.B92];2)+POWER([.F$5]-[.C92];2)+POWER([.F$6]-[.D92];2))" office:value-type="float" office:value="9.16154070012244" calcext:value-type="float">
            <text:p>9,16154070012244</text:p>
          </table:table-cell>
          <table:table-cell table:formula="of:=SQRT(POWER([.G$4]-[.$B92];2)+POWER([.G$5]-[.$C92];2)+POWER([.G$6]-[.$D92];2))" office:value-type="float" office:value="9.02649666260393" calcext:value-type="float">
            <text:p>9,02649666260393</text:p>
          </table:table-cell>
          <table:table-cell table:formula="of:=SQRT(POWER([.H$4]-[.D92];2)+POWER([.H$5]-[.E92];2)+POWER([.H$6]-[.F92];2))" office:value-type="float" office:value="51.2497443916392" calcext:value-type="float">
            <text:p>51,2497443916392</text:p>
          </table:table-cell>
          <table:table-cell table:formula="of:=SQRT(POWER([.I$4]-[.$B92];2)+POWER([.I$5]-[.$C92];2)+POWER([.I$6]-[.$D92];2))" office:value-type="float" office:value="8.88407958091326" calcext:value-type="float">
            <text:p>8,88407958091326</text:p>
          </table:table-cell>
          <table:table-cell table:formula="of:=SQRT(POWER([.J$4]-[.F92];2)+POWER([.J$5]-[.G92];2)+POWER([.J$6]-[.H92];2))" office:value-type="float" office:value="63.6850260112749" calcext:value-type="float">
            <text:p>63,6850260112749</text:p>
          </table:table-cell>
          <table:table-cell table:formula="of:=SQRT(POWER([.K$4]-[.$B92];2)+POWER([.K$5]-[.$C92];2)+POWER([.K$6]-[.$D92];2))" office:value-type="float" office:value="8.70125617367975" calcext:value-type="float">
            <text:p>8,70125617367975</text:p>
          </table:table-cell>
          <table:table-cell table:formula="of:=SQRT(POWER([.L$4]-[.H92];2)+POWER([.L$5]-[.I92];2)+POWER([.L$6]-[.J92];2))" office:value-type="float" office:value="71.0417498975704" calcext:value-type="float">
            <text:p>71,0417498975704</text:p>
          </table:table-cell>
          <table:table-cell table:formula="of:=SQRT(POWER([.M$4]-[.$B92];2)+POWER([.M$5]-[.$C92];2)+POWER([.M$6]-[.$D92];2))" office:value-type="float" office:value="8.66171449541024" calcext:value-type="float">
            <text:p>8,66171449541024</text:p>
          </table:table-cell>
          <table:table-cell table:formula="of:=SQRT(POWER([.N$4]-[.J92];2)+POWER([.N$5]-[.K92];2)+POWER([.N$6]-[.L92];2))" office:value-type="float" office:value="71.7597979797404" calcext:value-type="float">
            <text:p>71,7597979797404</text:p>
          </table:table-cell>
          <table:table-cell table:formula="of:=SQRT(POWER([.O$4]-[.$B92];2)+POWER([.O$5]-[.$C92];2)+POWER([.O$6]-[.$D92];2))" office:value-type="float" office:value="8.31026317272805" calcext:value-type="float">
            <text:p>8,31026317272805</text:p>
          </table:table-cell>
          <table:table-cell table:formula="of:=SQRT(POWER([.P$4]-[.L92];2)+POWER([.P$5]-[.M92];2)+POWER([.P$6]-[.N92];2))" office:value-type="float" office:value="72.7773261905035" calcext:value-type="float">
            <text:p>72,7773261905035</text:p>
          </table:table-cell>
          <table:table-cell table:formula="of:=SQRT(POWER([.Q$4]-[.$B92];2)+POWER([.Q$5]-[.$C92];2)+POWER([.Q$6]-[.$D92];2))" office:value-type="float" office:value="9.19233446954581" calcext:value-type="float">
            <text:p>9,19233446954581</text:p>
          </table:table-cell>
          <table:table-cell table:formula="of:=SQRT(POWER([.R$4]-[.N92];2)+POWER([.R$5]-[.O92];2)+POWER([.R$6]-[.P92];2))" office:value-type="float" office:value="74.5569174301563" calcext:value-type="float">
            <text:p>74,5569174301563</text:p>
          </table:table-cell>
          <table:table-cell table:formula="of:=SQRT(POWER([.S$4]-[.$B92];2)+POWER([.S$5]-[.$C92];2)+POWER([.S$6]-[.$D92];2))" office:value-type="float" office:value="10.1554517870945" calcext:value-type="float">
            <text:p>10,1554517870945</text:p>
          </table:table-cell>
          <table:table-cell table:formula="of:=SQRT(POWER([.T$4]-[.P92];2)+POWER([.T$5]-[.Q92];2)+POWER([.T$6]-[.R92];2))" office:value-type="float" office:value="77.0150099774307" calcext:value-type="float">
            <text:p>77,0150099774307</text:p>
          </table:table-cell>
          <table:table-cell table:formula="of:=SQRT(POWER([.U$4]-[.$B92];2)+POWER([.U$5]-[.$C92];2)+POWER([.U$6]-[.$D92];2))" office:value-type="float" office:value="9.68880513788981" calcext:value-type="float">
            <text:p>9,68880513788981</text:p>
          </table:table-cell>
          <table:table-cell table:formula="of:=SQRT(POWER([.V$4]-[.R92];2)+POWER([.V$5]-[.S92];2)+POWER([.V$6]-[.T92];2))" office:value-type="float" office:value="73.1730619695244" calcext:value-type="float">
            <text:p>73,1730619695244</text:p>
          </table:table-cell>
          <table:table-cell table:formula="of:=SQRT(POWER([.W$4]-[.$B92];2)+POWER([.W$5]-[.$C92];2)+POWER([.W$6]-[.$D92];2))" office:value-type="float" office:value="10.7649385042368" calcext:value-type="float">
            <text:p>10,7649385042368</text:p>
          </table:table-cell>
          <table:table-cell table:formula="of:=SQRT(POWER([.X$4]-[.T92];2)+POWER([.X$5]-[.U92];2)+POWER([.X$6]-[.V92];2))" office:value-type="float" office:value="71.4264481920179" calcext:value-type="float">
            <text:p>71,4264481920179</text:p>
          </table:table-cell>
          <table:table-cell table:formula="of:=SQRT(POWER([.Y$4]-[.$B92];2)+POWER([.Y$5]-[.$C92];2)+POWER([.Y$6]-[.$D92];2))" office:value-type="float" office:value="12.1025013530262" calcext:value-type="float">
            <text:p>12,1025013530262</text:p>
          </table:table-cell>
          <table:table-cell table:formula="of:=SQRT(POWER([.Z$4]-[.V92];2)+POWER([.Z$5]-[.W92];2)+POWER([.Z$6]-[.X92];2))" office:value-type="float" office:value="65.2535529813296" calcext:value-type="float">
            <text:p>65,2535529813296</text:p>
          </table:table-cell>
          <table:table-cell table:formula="of:=SQRT(POWER([.AA$4]-[.$B92];2)+POWER([.AA$5]-[.$C92];2)+POWER([.AA$6]-[.$D92];2))" office:value-type="float" office:value="12.2609279012642" calcext:value-type="float">
            <text:p>12,2609279012642</text:p>
          </table:table-cell>
          <table:table-cell table:formula="of:=SQRT(POWER([.AB$4]-[.X92];2)+POWER([.AB$5]-[.Y92];2)+POWER([.AB$6]-[.Z92];2))" office:value-type="float" office:value="59.2412133157235" calcext:value-type="float">
            <text:p>59,2412133157235</text:p>
          </table:table-cell>
          <table:table-cell table:formula="of:=SQRT(POWER([.AC$4]-[.$B92];2)+POWER([.AC$5]-[.$C92];2)+POWER([.AC$6]-[.$D92];2))" office:value-type="float" office:value="18.1085938990304" calcext:value-type="float">
            <text:p>18,1085938990304</text:p>
          </table:table-cell>
          <table:table-cell table:formula="of:=SQRT(POWER([.AD$4]-[.Z92];2)+POWER([.AD$5]-[.AA92];2)+POWER([.AD$6]-[.AB92];2))" office:value-type="float" office:value="49.628051707459" calcext:value-type="float">
            <text:p>49,628051707459</text:p>
          </table:table-cell>
          <table:table-cell table:formula="of:=SQRT(POWER([.AE$4]-[.$B92];2)+POWER([.AE$5]-[.$C92];2)+POWER([.AE$6]-[.$D92];2))" office:value-type="float" office:value="20.2218435855883" calcext:value-type="float">
            <text:p>20,2218435855883</text:p>
          </table:table-cell>
          <table:table-cell table:formula="of:=SQRT(POWER([.AF$4]-[.AB92];2)+POWER([.AF$5]-[.AC92];2)+POWER([.AF$6]-[.AD92];2))" office:value-type="float" office:value="40.3129965827015" calcext:value-type="float">
            <text:p>40,3129965827015</text:p>
          </table:table-cell>
          <table:table-cell table:formula="of:=SQRT(POWER([.AG$4]-[.$B92];2)+POWER([.AG$5]-[.$C92];2)+POWER([.AG$6]-[.$D92];2))" office:value-type="float" office:value="19.8141758092533" calcext:value-type="float">
            <text:p>19,8141758092533</text:p>
          </table:table-cell>
          <table:table-cell table:formula="of:=SQRT(POWER([.AH$4]-[.AD92];2)+POWER([.AH$5]-[.AE92];2)+POWER([.AH$6]-[.AF92];2))" office:value-type="float" office:value="30.4634380950594" calcext:value-type="float">
            <text:p>30,4634380950594</text:p>
          </table:table-cell>
          <table:table-cell table:formula="of:=SQRT(POWER([.AI$4]-[.$B92];2)+POWER([.AI$5]-[.$C92];2)+POWER([.AI$6]-[.$D92];2))" office:value-type="float" office:value="19.6642007211074" calcext:value-type="float">
            <text:p>19,6642007211074</text:p>
          </table:table-cell>
          <table:table-cell table:formula="of:=SQRT(POWER([.AJ$4]-[.AF92];2)+POWER([.AJ$5]-[.AG92];2)+POWER([.AJ$6]-[.AH92];2))" office:value-type="float" office:value="19.3424487676039" calcext:value-type="float">
            <text:p>19,3424487676039</text:p>
          </table:table-cell>
          <table:table-cell table:formula="of:=SQRT(POWER([.AK$4]-[.$B92];2)+POWER([.AK$5]-[.$C92];2)+POWER([.AK$6]-[.$D92];2))" office:value-type="float" office:value="20.9272181858937" calcext:value-type="float">
            <text:p>20,9272181858937</text:p>
          </table:table-cell>
          <table:table-cell table:formula="of:=SQRT(POWER([.AL$4]-[.AH92];2)+POWER([.AL$5]-[.AI92];2)+POWER([.AL$6]-[.AJ92];2))" office:value-type="float" office:value="21.5329199024061" calcext:value-type="float">
            <text:p>21,5329199024061</text:p>
          </table:table-cell>
          <table:table-cell table:formula="of:=SQRT(POWER([.AM$4]-[.$B92];2)+POWER([.AM$5]-[.$C92];2)+POWER([.AM$6]-[.$D92];2))" office:value-type="float" office:value="21.3152621377266" calcext:value-type="float">
            <text:p>21,3152621377266</text:p>
          </table:table-cell>
          <table:table-cell table:formula="of:=SQRT(POWER([.AN$4]-[.AJ92];2)+POWER([.AN$5]-[.AK92];2)+POWER([.AN$6]-[.AL92];2))" office:value-type="float" office:value="34.8143085004456" calcext:value-type="float">
            <text:p>34,8143085004456</text:p>
          </table:table-cell>
          <table:table-cell table:formula="of:=SQRT(POWER([.AO$4]-[.$B92];2)+POWER([.AO$5]-[.$C92];2)+POWER([.AO$6]-[.$D92];2))" office:value-type="float" office:value="21.8827804906049" calcext:value-type="float">
            <text:p>21,8827804906049</text:p>
          </table:table-cell>
          <table:table-cell table:formula="of:=SQRT(POWER([.AP$4]-[.AL92];2)+POWER([.AP$5]-[.AM92];2)+POWER([.AP$6]-[.AN92];2))" office:value-type="float" office:value="39.6596613772824" calcext:value-type="float">
            <text:p>39,6596613772824</text:p>
          </table:table-cell>
          <table:table-cell table:formula="of:=SQRT(POWER([.AQ$4]-[.$B92];2)+POWER([.AQ$5]-[.$C92];2)+POWER([.AQ$6]-[.$D92];2))" office:value-type="float" office:value="9.12105092629134" calcext:value-type="float">
            <text:p>9,12105092629134</text:p>
          </table:table-cell>
          <table:table-cell table:formula="of:=SQRT(POWER([.AR$4]-[.AN92];2)+POWER([.AR$5]-[.AO92];2)+POWER([.AR$6]-[.AP92];2))" office:value-type="float" office:value="34.9091657557944" calcext:value-type="float">
            <text:p>34,9091657557944</text:p>
          </table:table-cell>
          <table:table-cell table:formula="of:=SQRT(POWER([.AS$4]-[.$B92];2)+POWER([.AS$5]-[.$C92];2)+POWER([.AS$6]-[.$D92];2))" office:value-type="float" office:value="7.41025681066453" calcext:value-type="float">
            <text:p>7,41025681066453</text:p>
          </table:table-cell>
          <table:table-cell table:formula="of:=SQRT(POWER([.AT$4]-[.AP92];2)+POWER([.AT$5]-[.AQ92];2)+POWER([.AT$6]-[.AR92];2))" office:value-type="float" office:value="38.8468670810182" calcext:value-type="float">
            <text:p>38,8468670810182</text:p>
          </table:table-cell>
          <table:table-cell table:formula="of:=SQRT(POWER([.AU$4]-[.$B92];2)+POWER([.AU$5]-[.$C92];2)+POWER([.AU$6]-[.$D92];2))" office:value-type="float" office:value="7.67208244220564" calcext:value-type="float">
            <text:p>7,67208244220564</text:p>
          </table:table-cell>
          <table:table-cell table:formula="of:=SQRT(POWER([.AV$4]-[.AR92];2)+POWER([.AV$5]-[.AS92];2)+POWER([.AV$6]-[.AT92];2))" office:value-type="float" office:value="40.8670475580488" calcext:value-type="float">
            <text:p>40,8670475580488</text:p>
          </table:table-cell>
          <table:table-cell table:formula="of:=SQRT(POWER([.AW$4]-[.$B92];2)+POWER([.AW$5]-[.$C92];2)+POWER([.AW$6]-[.$D92];2))" office:value-type="float" office:value="8.95068684515329" calcext:value-type="float">
            <text:p>8,95068684515329</text:p>
          </table:table-cell>
          <table:table-cell table:formula="of:=SQRT(POWER([.AX$4]-[.AT92];2)+POWER([.AX$5]-[.AU92];2)+POWER([.AX$6]-[.AV92];2))" office:value-type="float" office:value="40.2711199579241" calcext:value-type="float">
            <text:p>40,2711199579241</text:p>
          </table:table-cell>
          <table:table-cell table:formula="of:=SQRT(POWER([.AY$4]-[.$B92];2)+POWER([.AY$5]-[.$C92];2)+POWER([.AY$6]-[.$D92];2))" office:value-type="float" office:value="5.75782823640997" calcext:value-type="float">
            <text:p>5,75782823640997</text:p>
          </table:table-cell>
          <table:table-cell table:formula="of:=SQRT(POWER([.AZ$4]-[.AV92];2)+POWER([.AZ$5]-[.AW92];2)+POWER([.AZ$6]-[.AX92];2))" office:value-type="float" office:value="47.0747503307612" calcext:value-type="float">
            <text:p>47,0747503307612</text:p>
          </table:table-cell>
          <table:table-cell table:formula="of:=SQRT(POWER([.BA$4]-[.$B92];2)+POWER([.BA$5]-[.$C92];2)+POWER([.BA$6]-[.$D92];2))" office:value-type="float" office:value="7.61717808640444" calcext:value-type="float">
            <text:p>7,61717808640444</text:p>
          </table:table-cell>
          <table:table-cell table:formula="of:=SQRT(POWER([.BB$4]-[.AX92];2)+POWER([.BB$5]-[.AY92];2)+POWER([.BB$6]-[.AZ92];2))" office:value-type="float" office:value="56.1634019192186" calcext:value-type="float">
            <text:p>56,1634019192186</text:p>
          </table:table-cell>
          <table:table-cell table:formula="of:=SQRT(POWER([.BC$4]-[.$B92];2)+POWER([.BC$5]-[.$C92];2)+POWER([.BC$6]-[.$D92];2))" office:value-type="float" office:value="7.46100134030279" calcext:value-type="float">
            <text:p>7,46100134030279</text:p>
          </table:table-cell>
          <table:table-cell table:formula="of:=SQRT(POWER([.BD$4]-[.AZ92];2)+POWER([.BD$5]-[.BA92];2)+POWER([.BD$6]-[.BB92];2))" office:value-type="float" office:value="59.7392082733836" calcext:value-type="float">
            <text:p>59,7392082733836</text:p>
          </table:table-cell>
          <table:table-cell table:formula="of:=SQRT(POWER([.BE$4]-[.$B92];2)+POWER([.BE$5]-[.$C92];2)+POWER([.BE$6]-[.$D92];2))" office:value-type="float" office:value="8.49675714611169" calcext:value-type="float">
            <text:p>8,49675714611169</text:p>
          </table:table-cell>
          <table:table-cell table:formula="of:=SQRT(POWER([.BF$4]-[.BB92];2)+POWER([.BF$5]-[.BC92];2)+POWER([.BF$6]-[.BD92];2))" office:value-type="float" office:value="65.8204051608992" calcext:value-type="float">
            <text:p>65,8204051608992</text:p>
          </table:table-cell>
          <table:table-cell table:formula="of:=SQRT(POWER([.BG$4]-[.$B92];2)+POWER([.BG$5]-[.$C92];2)+POWER([.BG$6]-[.$D92];2))" office:value-type="float" office:value="9.6912501773507" calcext:value-type="float">
            <text:p>9,6912501773507</text:p>
          </table:table-cell>
          <table:table-cell table:formula="of:=SQRT(POWER([.BH$4]-[.BD92];2)+POWER([.BH$5]-[.BE92];2)+POWER([.BH$6]-[.BF92];2))" office:value-type="float" office:value="71.0079066593556" calcext:value-type="float">
            <text:p>71,0079066593556</text:p>
          </table:table-cell>
          <table:table-cell table:formula="of:=SQRT(POWER([.BI$4]-[.$B92];2)+POWER([.BI$5]-[.$C92];2)+POWER([.BI$6]-[.$D92];2))" office:value-type="float" office:value="10.8471468137939" calcext:value-type="float">
            <text:p>10,8471468137939</text:p>
          </table:table-cell>
          <table:table-cell table:formula="of:=SQRT(POWER([.BJ$4]-[.BF92];2)+POWER([.BJ$5]-[.BG92];2)+POWER([.BJ$6]-[.BH92];2))" office:value-type="float" office:value="76.2138840523092" calcext:value-type="float">
            <text:p>76,2138840523092</text:p>
          </table:table-cell>
          <table:table-cell table:formula="of:=SQRT(POWER([.BK$4]-[.$B92];2)+POWER([.BK$5]-[.$C92];2)+POWER([.BK$6]-[.$D92];2))" office:value-type="float" office:value="8.82690007873659" calcext:value-type="float">
            <text:p>8,82690007873659</text:p>
          </table:table-cell>
          <table:table-cell table:formula="of:=SQRT(POWER([.BL$4]-[.BH92];2)+POWER([.BL$5]-[.BI92];2)+POWER([.BL$6]-[.BJ92];2))" office:value-type="float" office:value="82.5530147473715" calcext:value-type="float">
            <text:p>82,5530147473715</text:p>
          </table:table-cell>
          <table:table-cell table:formula="of:=SQRT(POWER([.BM$4]-[.$B92];2)+POWER([.BM$5]-[.$C92];2)+POWER([.BM$6]-[.$D92];2))" office:value-type="float" office:value="6.78280863654578" calcext:value-type="float">
            <text:p>6,78280863654578</text:p>
          </table:table-cell>
          <table:table-cell table:formula="of:=SQRT(POWER([.BN$4]-[.BJ92];2)+POWER([.BN$5]-[.BK92];2)+POWER([.BN$6]-[.BL92];2))" office:value-type="float" office:value="91.2417555982747" calcext:value-type="float">
            <text:p>91,2417555982747</text:p>
          </table:table-cell>
          <table:table-cell table:formula="of:=SQRT(POWER([.BO$4]-[.$B92];2)+POWER([.BO$5]-[.$C92];2)+POWER([.BO$6]-[.$D92];2))" office:value-type="float" office:value="8.00035961691723" calcext:value-type="float">
            <text:p>8,00035961691723</text:p>
          </table:table-cell>
          <table:table-cell table:formula="of:=SQRT(POWER([.BP$4]-[.BL92];2)+POWER([.BP$5]-[.BM92];2)+POWER([.BP$6]-[.BN92];2))" office:value-type="float" office:value="102.078754004403" calcext:value-type="float">
            <text:p>102,078754004403</text:p>
          </table:table-cell>
          <table:table-cell table:formula="of:=SQRT(POWER([.BQ$4]-[.$B92];2)+POWER([.BQ$5]-[.$C92];2)+POWER([.BQ$6]-[.$D92];2))" office:value-type="float" office:value="10.3580168951397" calcext:value-type="float">
            <text:p>10,3580168951397</text:p>
          </table:table-cell>
          <table:table-cell table:formula="of:=SQRT(POWER([.BR$4]-[.BN92];2)+POWER([.BR$5]-[.BO92];2)+POWER([.BR$6]-[.BP92];2))" office:value-type="float" office:value="113.919638875257" calcext:value-type="float">
            <text:p>113,919638875257</text:p>
          </table:table-cell>
          <table:table-cell table:formula="of:=SQRT(POWER([.BS$4]-[.$B92];2)+POWER([.BS$5]-[.$C92];2)+POWER([.BS$6]-[.$D92];2))" office:value-type="float" office:value="11.6160256111977" calcext:value-type="float">
            <text:p>11,6160256111977</text:p>
          </table:table-cell>
          <table:table-cell table:formula="of:=SQRT(POWER([.BT$4]-[.BP92];2)+POWER([.BT$5]-[.BQ92];2)+POWER([.BT$6]-[.BR92];2))" office:value-type="float" office:value="129.072769074082" calcext:value-type="float">
            <text:p>129,072769074082</text:p>
          </table:table-cell>
          <table:table-cell table:formula="of:=SQRT(POWER([.BU$4]-[.$B92];2)+POWER([.BU$5]-[.$C92];2)+POWER([.BU$6]-[.$D92];2))" office:value-type="float" office:value="11.8976497679164" calcext:value-type="float">
            <text:p>11,8976497679164</text:p>
          </table:table-cell>
          <table:table-cell table:formula="of:=SQRT(POWER([.BV$4]-[.BR92];2)+POWER([.BV$5]-[.BS92];2)+POWER([.BV$6]-[.BT92];2))" office:value-type="float" office:value="149.15459107316" calcext:value-type="float">
            <text:p>149,15459107316</text:p>
          </table:table-cell>
          <table:table-cell table:formula="of:=SQRT(POWER([.BW$4]-[.$B92];2)+POWER([.BW$5]-[.$C92];2)+POWER([.BW$6]-[.$D92];2))" office:value-type="float" office:value="6.09015746922852" calcext:value-type="float">
            <text:p>6,09015746922852</text:p>
          </table:table-cell>
          <table:table-cell table:formula="of:=SQRT(POWER([.BX$4]-[.BT92];2)+POWER([.BX$5]-[.BU92];2)+POWER([.BX$6]-[.BV92];2))" office:value-type="float" office:value="170.471538057189" calcext:value-type="float">
            <text:p>170,471538057189</text:p>
          </table:table-cell>
          <table:table-cell table:formula="of:=SQRT(POWER([.BY$4]-[.$B92];2)+POWER([.BY$5]-[.$C92];2)+POWER([.BY$6]-[.$D92];2))" office:value-type="float" office:value="3.79524307521929" calcext:value-type="float">
            <text:p>3,79524307521929</text:p>
          </table:table-cell>
          <table:table-cell table:formula="of:=SQRT(POWER([.BZ$4]-[.BV92];2)+POWER([.BZ$5]-[.BW92];2)+POWER([.BZ$6]-[.BX92];2))" office:value-type="float" office:value="200.149015714904" calcext:value-type="float">
            <text:p>200,149015714904</text:p>
          </table:table-cell>
          <table:table-cell table:formula="of:=SQRT(POWER([.CA$4]-[.$B92];2)+POWER([.CA$5]-[.$C92];2)+POWER([.CA$6]-[.$D92];2))" office:value-type="float" office:value="5.16216718055508" calcext:value-type="float">
            <text:p>5,16216718055508</text:p>
          </table:table-cell>
          <table:table-cell table:formula="of:=SQRT(POWER([.CB$4]-[.BX92];2)+POWER([.CB$5]-[.BY92];2)+POWER([.CB$6]-[.BZ92];2))" office:value-type="float" office:value="234.380161299152" calcext:value-type="float">
            <text:p>234,380161299152</text:p>
          </table:table-cell>
          <table:table-cell table:formula="of:=SQRT(POWER([.CC$4]-[.$B92];2)+POWER([.CC$5]-[.$C92];2)+POWER([.CC$6]-[.$D92];2))" office:value-type="float" office:value="7.62260650958712" calcext:value-type="float">
            <text:p>7,62260650958712</text:p>
          </table:table-cell>
          <table:table-cell table:formula="of:=SQRT(POWER([.CD$4]-[.BZ92];2)+POWER([.CD$5]-[.CA92];2)+POWER([.CD$6]-[.CB92];2))" office:value-type="float" office:value="278.685725703063" calcext:value-type="float">
            <text:p>278,685725703063</text:p>
          </table:table-cell>
          <table:table-cell table:formula="of:=SQRT(POWER([.CE$4]-[.$B92];2)+POWER([.CE$5]-[.$C92];2)+POWER([.CE$6]-[.$D92];2))" office:value-type="float" office:value="8.73552940582309" calcext:value-type="float">
            <text:p>8,73552940582309</text:p>
          </table:table-cell>
          <table:table-cell table:formula="of:=SQRT(POWER([.CF$4]-[.CB92];2)+POWER([.CF$5]-[.CC92];2)+POWER([.CF$6]-[.CD92];2))" office:value-type="float" office:value="333.616246138226" calcext:value-type="float">
            <text:p>333,616246138226</text:p>
          </table:table-cell>
          <table:table-cell table:formula="of:=SQRT(POWER([.CG$4]-[.$B92];2)+POWER([.CG$5]-[.$C92];2)+POWER([.CG$6]-[.$D92];2))" office:value-type="float" office:value="8.77022035070955" calcext:value-type="float">
            <text:p>8,77022035070955</text:p>
          </table:table-cell>
          <table:table-cell table:formula="of:=SQRT(POWER([.CH$4]-[.CD92];2)+POWER([.CH$5]-[.CE92];2)+POWER([.CH$6]-[.CF92];2))" office:value-type="float" office:value="403.131434704999" calcext:value-type="float">
            <text:p>403,131434704999</text:p>
          </table:table-cell>
          <table:table-cell table:formula="of:=SQRT(POWER([.CI$4]-[.$B92];2)+POWER([.CI$5]-[.$C92];2)+POWER([.CI$6]-[.$D92];2))" office:value-type="float" office:value="2.84361337034415" calcext:value-type="float">
            <text:p>2,84361337034415</text:p>
          </table:table-cell>
          <table:table-cell table:formula="of:=SQRT(POWER([.CJ$4]-[.CF92];2)+POWER([.CJ$5]-[.CG92];2)+POWER([.CJ$6]-[.CH92];2))" office:value-type="float" office:value="496.598924955847" calcext:value-type="float">
            <text:p>496,598924955847</text:p>
          </table:table-cell>
          <table:table-cell table:formula="of:=SQRT(POWER([.CK$4]-[.CG92];2)+POWER([.CK$5]-[.CH92];2)+POWER([.CK$6]-[.CI92];2))" office:value-type="float" office:value="367.316728744541" calcext:value-type="float">
            <text:p>367,316728744541</text:p>
          </table:table-cell>
          <table:table-cell table:formula="of:=SQRT(POWER([.CL$4]-[.$B92];2)+POWER([.CL$5]-[.$C92];2)+POWER([.CL$6]-[.$D92];2))" office:value-type="float" office:value="0" calcext:value-type="float">
            <text:p>0</text:p>
          </table:table-cell>
          <table:table-cell table:formula="of:=SQRT(POWER([.CM$4]-[.CI92];2)+POWER([.CM$5]-[.CJ92];2)+POWER([.CM$6]-[.CK92];2))" office:value-type="float" office:value="585.605882340414" calcext:value-type="float">
            <text:p>585,605882340414</text:p>
          </table:table-cell>
          <table:table-cell table:formula="of:=SQRT(POWER([.CN$4]-[.$B92];2)+POWER([.CN$5]-[.$C92];2)+POWER([.CN$6]-[.$D92];2))" office:value-type="float" office:value="4.69317504467924" calcext:value-type="float">
            <text:p>4,69317504467924</text:p>
          </table:table-cell>
          <table:table-cell table:formula="of:=SQRT(POWER([.CO$4]-[.CK92];2)+POWER([.CO$5]-[.CL92];2)+POWER([.CO$6]-[.CM92];2))" office:value-type="float" office:value="670.940315403377" calcext:value-type="float">
            <text:p>670,940315403377</text:p>
          </table:table-cell>
          <table:table-cell table:formula="of:=SQRT(POWER([.CP$4]-[.$B92];2)+POWER([.CP$5]-[.$C92];2)+POWER([.CP$6]-[.$D92];2))" office:value-type="float" office:value="5.38863470649106" calcext:value-type="float">
            <text:p>5,38863470649106</text:p>
          </table:table-cell>
          <table:table-cell table:formula="of:=SQRT(POWER([.CQ$4]-[.CM92];2)+POWER([.CQ$5]-[.CN92];2)+POWER([.CQ$6]-[.CO92];2))" office:value-type="float" office:value="866.754030781964" calcext:value-type="float">
            <text:p>866,754030781964</text:p>
          </table:table-cell>
          <table:table-cell table:formula="of:=SQRT(POWER([.CR$4]-[.$B92];2)+POWER([.CR$5]-[.$C92];2)+POWER([.CR$6]-[.$D92];2))" office:value-type="float" office:value="6.73339179017529" calcext:value-type="float">
            <text:p>6,73339179017529</text:p>
          </table:table-cell>
          <table:table-cell table:formula="of:=SQRT(POWER([.CS$4]-[.CO92];2)+POWER([.CS$5]-[.CP92];2)+POWER([.CS$6]-[.CQ92];2))" office:value-type="float" office:value="1073.71909524753" calcext:value-type="float">
            <text:p>1073,71909524753</text:p>
          </table:table-cell>
          <table:table-cell table:formula="of:=SQRT(POWER([.CT$4]-[.CP92];2)+POWER([.CT$5]-[.CQ92];2)+POWER([.CT$6]-[.CR92];2))" office:value-type="float" office:value="829.921529667616" calcext:value-type="float">
            <text:p>829,921529667616</text:p>
          </table:table-cell>
          <table:table-cell table:formula="of:=SQRT(POWER([.CU$4]-[.$B92];2)+POWER([.CU$5]-[.$C92];2)+POWER([.CU$6]-[.$D92];2))" office:value-type="float" office:value="2.21464534406753" calcext:value-type="float">
            <text:p>2,21464534406753</text:p>
          </table:table-cell>
          <table:table-cell table:formula="of:=SQRT(POWER([.CV$4]-[.CR92];2)+POWER([.CV$5]-[.CS92];2)+POWER([.CV$6]-[.CT92];2))" office:value-type="float" office:value="1325.98250617698" calcext:value-type="float">
            <text:p>1325,98250617698</text:p>
          </table:table-cell>
          <table:table-cell table:formula="of:=SQRT(POWER([.CW$4]-[.$B92];2)+POWER([.CW$5]-[.$C92];2)+POWER([.CW$6]-[.$D92];2))" office:value-type="float" office:value="3.32168993134519" calcext:value-type="float">
            <text:p>3,32168993134519</text:p>
          </table:table-cell>
          <table:table-cell table:formula="of:=SQRT(POWER([.CX$4]-[.CT92];2)+POWER([.CX$5]-[.CU92];2)+POWER([.CX$6]-[.CV92];2))" office:value-type="float" office:value="1541.11178462135" calcext:value-type="float">
            <text:p>1541,11178462135</text:p>
          </table:table-cell>
          <table:table-cell table:formula="of:=SQRT(POWER([.CY$4]-[.$B92];2)+POWER([.CY$5]-[.$C92];2)+POWER([.CY$6]-[.$D92];2))" office:value-type="float" office:value="4.18726473966001" calcext:value-type="float">
            <text:p>4,18726473966001</text:p>
          </table:table-cell>
          <table:table-cell table:formula="of:=SQRT(POWER([.CZ$4]-[.$B92];2)+POWER([.CZ$5]-[.$C92];2)+POWER([.CZ$6]-[.$D92];2))" office:value-type="float" office:value="4.61633393506146" calcext:value-type="float">
            <text:p>4,61633393506146</text:p>
          </table:table-cell>
          <table:table-cell table:formula="of:=SQRT(POWER([.DA$4]-[.$B92];2)+POWER([.DA$5]-[.$C92];2)+POWER([.DA$6]-[.$D92];2))" office:value-type="float" office:value="6.15288826487204" calcext:value-type="float">
            <text:p>6,15288826487204</text:p>
          </table:table-cell>
          <table:table-cell table:formula="of:=SQRT(POWER([.DB$4]-[.$B92];2)+POWER([.DB$5]-[.$C92];2)+POWER([.DB$6]-[.$D92];2))" office:value-type="float" office:value="4.46150557547562" calcext:value-type="float">
            <text:p>4,4615055754756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5.474" calcext:value-type="float">
            <text:p>35,474</text:p>
          </table:table-cell>
          <table:table-cell office:value-type="float" office:value="37.547" calcext:value-type="float">
            <text:p>37,547</text:p>
          </table:table-cell>
          <table:table-cell office:value-type="float" office:value="5.183" calcext:value-type="float">
            <text:p>5,183</text:p>
          </table:table-cell>
          <table:table-cell/>
          <table:table-cell table:formula="of:=SQRT(POWER([.F$4]-[.B93];2)+POWER([.F$5]-[.C93];2)+POWER([.F$6]-[.D93];2))" office:value-type="float" office:value="6.8880982861745" calcext:value-type="float">
            <text:p>6,8880982861745</text:p>
          </table:table-cell>
          <table:table-cell table:formula="of:=SQRT(POWER([.G$4]-[.$B93];2)+POWER([.G$5]-[.$C93];2)+POWER([.G$6]-[.$D93];2))" office:value-type="float" office:value="6.63258426256312" calcext:value-type="float">
            <text:p>6,63258426256312</text:p>
          </table:table-cell>
          <table:table-cell table:formula="of:=SQRT(POWER([.H$4]-[.D93];2)+POWER([.H$5]-[.E93];2)+POWER([.H$6]-[.F93];2))" office:value-type="float" office:value="51.7774274454126" calcext:value-type="float">
            <text:p>51,7774274454126</text:p>
          </table:table-cell>
          <table:table-cell table:formula="of:=SQRT(POWER([.I$4]-[.$B93];2)+POWER([.I$5]-[.$C93];2)+POWER([.I$6]-[.$D93];2))" office:value-type="float" office:value="7.28259418064744" calcext:value-type="float">
            <text:p>7,28259418064744</text:p>
          </table:table-cell>
          <table:table-cell table:formula="of:=SQRT(POWER([.J$4]-[.F93];2)+POWER([.J$5]-[.G93];2)+POWER([.J$6]-[.H93];2))" office:value-type="float" office:value="66.1717469720399" calcext:value-type="float">
            <text:p>66,1717469720399</text:p>
          </table:table-cell>
          <table:table-cell table:formula="of:=SQRT(POWER([.K$4]-[.$B93];2)+POWER([.K$5]-[.$C93];2)+POWER([.K$6]-[.$D93];2))" office:value-type="float" office:value="5.74398790040508" calcext:value-type="float">
            <text:p>5,74398790040508</text:p>
          </table:table-cell>
          <table:table-cell table:formula="of:=SQRT(POWER([.L$4]-[.H93];2)+POWER([.L$5]-[.I93];2)+POWER([.L$6]-[.J93];2))" office:value-type="float" office:value="74.0274917172484" calcext:value-type="float">
            <text:p>74,0274917172484</text:p>
          </table:table-cell>
          <table:table-cell table:formula="of:=SQRT(POWER([.M$4]-[.$B93];2)+POWER([.M$5]-[.$C93];2)+POWER([.M$6]-[.$D93];2))" office:value-type="float" office:value="5.47096061034988" calcext:value-type="float">
            <text:p>5,47096061034988</text:p>
          </table:table-cell>
          <table:table-cell table:formula="of:=SQRT(POWER([.N$4]-[.J93];2)+POWER([.N$5]-[.K93];2)+POWER([.N$6]-[.L93];2))" office:value-type="float" office:value="76.4022186072034" calcext:value-type="float">
            <text:p>76,4022186072034</text:p>
          </table:table-cell>
          <table:table-cell table:formula="of:=SQRT(POWER([.O$4]-[.$B93];2)+POWER([.O$5]-[.$C93];2)+POWER([.O$6]-[.$D93];2))" office:value-type="float" office:value="11.2869705412923" calcext:value-type="float">
            <text:p>11,2869705412923</text:p>
          </table:table-cell>
          <table:table-cell table:formula="of:=SQRT(POWER([.P$4]-[.L93];2)+POWER([.P$5]-[.M93];2)+POWER([.P$6]-[.N93];2))" office:value-type="float" office:value="79.1082034234466" calcext:value-type="float">
            <text:p>79,1082034234466</text:p>
          </table:table-cell>
          <table:table-cell table:formula="of:=SQRT(POWER([.Q$4]-[.$B93];2)+POWER([.Q$5]-[.$C93];2)+POWER([.Q$6]-[.$D93];2))" office:value-type="float" office:value="12.0379605000183" calcext:value-type="float">
            <text:p>12,0379605000183</text:p>
          </table:table-cell>
          <table:table-cell table:formula="of:=SQRT(POWER([.R$4]-[.N93];2)+POWER([.R$5]-[.O93];2)+POWER([.R$6]-[.P93];2))" office:value-type="float" office:value="80.2518012514604" calcext:value-type="float">
            <text:p>80,2518012514604</text:p>
          </table:table-cell>
          <table:table-cell table:formula="of:=SQRT(POWER([.S$4]-[.$B93];2)+POWER([.S$5]-[.$C93];2)+POWER([.S$6]-[.$D93];2))" office:value-type="float" office:value="13.3254737626848" calcext:value-type="float">
            <text:p>13,3254737626848</text:p>
          </table:table-cell>
          <table:table-cell table:formula="of:=SQRT(POWER([.T$4]-[.P93];2)+POWER([.T$5]-[.Q93];2)+POWER([.T$6]-[.R93];2))" office:value-type="float" office:value="82.9778501086182" calcext:value-type="float">
            <text:p>82,9778501086182</text:p>
          </table:table-cell>
          <table:table-cell table:formula="of:=SQRT(POWER([.U$4]-[.$B93];2)+POWER([.U$5]-[.$C93];2)+POWER([.U$6]-[.$D93];2))" office:value-type="float" office:value="12.6059878232529" calcext:value-type="float">
            <text:p>12,6059878232529</text:p>
          </table:table-cell>
          <table:table-cell table:formula="of:=SQRT(POWER([.V$4]-[.R93];2)+POWER([.V$5]-[.S93];2)+POWER([.V$6]-[.T93];2))" office:value-type="float" office:value="79.6530940294531" calcext:value-type="float">
            <text:p>79,6530940294531</text:p>
          </table:table-cell>
          <table:table-cell table:formula="of:=SQRT(POWER([.W$4]-[.$B93];2)+POWER([.W$5]-[.$C93];2)+POWER([.W$6]-[.$D93];2))" office:value-type="float" office:value="13.5511921615775" calcext:value-type="float">
            <text:p>13,5511921615775</text:p>
          </table:table-cell>
          <table:table-cell table:formula="of:=SQRT(POWER([.X$4]-[.T93];2)+POWER([.X$5]-[.U93];2)+POWER([.X$6]-[.V93];2))" office:value-type="float" office:value="78.7296179816846" calcext:value-type="float">
            <text:p>78,7296179816846</text:p>
          </table:table-cell>
          <table:table-cell table:formula="of:=SQRT(POWER([.Y$4]-[.$B93];2)+POWER([.Y$5]-[.$C93];2)+POWER([.Y$6]-[.$D93];2))" office:value-type="float" office:value="14.9767776574269" calcext:value-type="float">
            <text:p>14,9767776574269</text:p>
          </table:table-cell>
          <table:table-cell table:formula="of:=SQRT(POWER([.Z$4]-[.V93];2)+POWER([.Z$5]-[.W93];2)+POWER([.Z$6]-[.X93];2))" office:value-type="float" office:value="73.2076704778341" calcext:value-type="float">
            <text:p>73,2076704778341</text:p>
          </table:table-cell>
          <table:table-cell table:formula="of:=SQRT(POWER([.AA$4]-[.$B93];2)+POWER([.AA$5]-[.$C93];2)+POWER([.AA$6]-[.$D93];2))" office:value-type="float" office:value="15.0237580851131" calcext:value-type="float">
            <text:p>15,0237580851131</text:p>
          </table:table-cell>
          <table:table-cell table:formula="of:=SQRT(POWER([.AB$4]-[.X93];2)+POWER([.AB$5]-[.Y93];2)+POWER([.AB$6]-[.Z93];2))" office:value-type="float" office:value="68.8854931241688" calcext:value-type="float">
            <text:p>68,8854931241688</text:p>
          </table:table-cell>
          <table:table-cell table:formula="of:=SQRT(POWER([.AC$4]-[.$B93];2)+POWER([.AC$5]-[.$C93];2)+POWER([.AC$6]-[.$D93];2))" office:value-type="float" office:value="20.0835654952003" calcext:value-type="float">
            <text:p>20,0835654952003</text:p>
          </table:table-cell>
          <table:table-cell table:formula="of:=SQRT(POWER([.AD$4]-[.Z93];2)+POWER([.AD$5]-[.AA93];2)+POWER([.AD$6]-[.AB93];2))" office:value-type="float" office:value="60.8969447251662" calcext:value-type="float">
            <text:p>60,8969447251662</text:p>
          </table:table-cell>
          <table:table-cell table:formula="of:=SQRT(POWER([.AE$4]-[.$B93];2)+POWER([.AE$5]-[.$C93];2)+POWER([.AE$6]-[.$D93];2))" office:value-type="float" office:value="22.2144848691119" calcext:value-type="float">
            <text:p>22,2144848691119</text:p>
          </table:table-cell>
          <table:table-cell table:formula="of:=SQRT(POWER([.AF$4]-[.AB93];2)+POWER([.AF$5]-[.AC93];2)+POWER([.AF$6]-[.AD93];2))" office:value-type="float" office:value="53.9629887155026" calcext:value-type="float">
            <text:p>53,9629887155026</text:p>
          </table:table-cell>
          <table:table-cell table:formula="of:=SQRT(POWER([.AG$4]-[.$B93];2)+POWER([.AG$5]-[.$C93];2)+POWER([.AG$6]-[.$D93];2))" office:value-type="float" office:value="21.5987915634185" calcext:value-type="float">
            <text:p>21,5987915634185</text:p>
          </table:table-cell>
          <table:table-cell table:formula="of:=SQRT(POWER([.AH$4]-[.AD93];2)+POWER([.AH$5]-[.AE93];2)+POWER([.AH$6]-[.AF93];2))" office:value-type="float" office:value="46.005919156989" calcext:value-type="float">
            <text:p>46,005919156989</text:p>
          </table:table-cell>
          <table:table-cell table:formula="of:=SQRT(POWER([.AI$4]-[.$B93];2)+POWER([.AI$5]-[.$C93];2)+POWER([.AI$6]-[.$D93];2))" office:value-type="float" office:value="21.8739825363375" calcext:value-type="float">
            <text:p>21,8739825363375</text:p>
          </table:table-cell>
          <table:table-cell table:formula="of:=SQRT(POWER([.AJ$4]-[.AF93];2)+POWER([.AJ$5]-[.AG93];2)+POWER([.AJ$6]-[.AH93];2))" office:value-type="float" office:value="31.4535246597111" calcext:value-type="float">
            <text:p>31,4535246597111</text:p>
          </table:table-cell>
          <table:table-cell table:formula="of:=SQRT(POWER([.AK$4]-[.$B93];2)+POWER([.AK$5]-[.$C93];2)+POWER([.AK$6]-[.$D93];2))" office:value-type="float" office:value="23.2904907848675" calcext:value-type="float">
            <text:p>23,2904907848675</text:p>
          </table:table-cell>
          <table:table-cell table:formula="of:=SQRT(POWER([.AL$4]-[.AH93];2)+POWER([.AL$5]-[.AI93];2)+POWER([.AL$6]-[.AJ93];2))" office:value-type="float" office:value="15.4644464774325" calcext:value-type="float">
            <text:p>15,4644464774325</text:p>
          </table:table-cell>
          <table:table-cell table:formula="of:=SQRT(POWER([.AM$4]-[.$B93];2)+POWER([.AM$5]-[.$C93];2)+POWER([.AM$6]-[.$D93];2))" office:value-type="float" office:value="23.6965640125314" calcext:value-type="float">
            <text:p>23,6965640125314</text:p>
          </table:table-cell>
          <table:table-cell table:formula="of:=SQRT(POWER([.AN$4]-[.AJ93];2)+POWER([.AN$5]-[.AK93];2)+POWER([.AN$6]-[.AL93];2))" office:value-type="float" office:value="21.8036446833256" calcext:value-type="float">
            <text:p>21,8036446833256</text:p>
          </table:table-cell>
          <table:table-cell table:formula="of:=SQRT(POWER([.AO$4]-[.$B93];2)+POWER([.AO$5]-[.$C93];2)+POWER([.AO$6]-[.$D93];2))" office:value-type="float" office:value="24.0459873159744" calcext:value-type="float">
            <text:p>24,0459873159744</text:p>
          </table:table-cell>
          <table:table-cell table:formula="of:=SQRT(POWER([.AP$4]-[.AL93];2)+POWER([.AP$5]-[.AM93];2)+POWER([.AP$6]-[.AN93];2))" office:value-type="float" office:value="40.0013208956813" calcext:value-type="float">
            <text:p>40,0013208956813</text:p>
          </table:table-cell>
          <table:table-cell table:formula="of:=SQRT(POWER([.AQ$4]-[.$B93];2)+POWER([.AQ$5]-[.$C93];2)+POWER([.AQ$6]-[.$D93];2))" office:value-type="float" office:value="12.4100424656808" calcext:value-type="float">
            <text:p>12,4100424656808</text:p>
          </table:table-cell>
          <table:table-cell table:formula="of:=SQRT(POWER([.AR$4]-[.AN93];2)+POWER([.AR$5]-[.AO93];2)+POWER([.AR$6]-[.AP93];2))" office:value-type="float" office:value="40.3925288965716" calcext:value-type="float">
            <text:p>40,3925288965716</text:p>
          </table:table-cell>
          <table:table-cell table:formula="of:=SQRT(POWER([.AS$4]-[.$B93];2)+POWER([.AS$5]-[.$C93];2)+POWER([.AS$6]-[.$D93];2))" office:value-type="float" office:value="10.721073360443" calcext:value-type="float">
            <text:p>10,721073360443</text:p>
          </table:table-cell>
          <table:table-cell table:formula="of:=SQRT(POWER([.AT$4]-[.AP93];2)+POWER([.AT$5]-[.AQ93];2)+POWER([.AT$6]-[.AR93];2))" office:value-type="float" office:value="40.1777336315668" calcext:value-type="float">
            <text:p>40,1777336315668</text:p>
          </table:table-cell>
          <table:table-cell table:formula="of:=SQRT(POWER([.AU$4]-[.$B93];2)+POWER([.AU$5]-[.$C93];2)+POWER([.AU$6]-[.$D93];2))" office:value-type="float" office:value="10.8512976643349" calcext:value-type="float">
            <text:p>10,8512976643349</text:p>
          </table:table-cell>
          <table:table-cell table:formula="of:=SQRT(POWER([.AV$4]-[.AR93];2)+POWER([.AV$5]-[.AS93];2)+POWER([.AV$6]-[.AT93];2))" office:value-type="float" office:value="38.7367780432626" calcext:value-type="float">
            <text:p>38,7367780432626</text:p>
          </table:table-cell>
          <table:table-cell table:formula="of:=SQRT(POWER([.AW$4]-[.$B93];2)+POWER([.AW$5]-[.$C93];2)+POWER([.AW$6]-[.$D93];2))" office:value-type="float" office:value="12.0248697706046" calcext:value-type="float">
            <text:p>12,0248697706046</text:p>
          </table:table-cell>
          <table:table-cell table:formula="of:=SQRT(POWER([.AX$4]-[.AT93];2)+POWER([.AX$5]-[.AU93];2)+POWER([.AX$6]-[.AV93];2))" office:value-type="float" office:value="36.4592878957258" calcext:value-type="float">
            <text:p>36,4592878957258</text:p>
          </table:table-cell>
          <table:table-cell table:formula="of:=SQRT(POWER([.AY$4]-[.$B93];2)+POWER([.AY$5]-[.$C93];2)+POWER([.AY$6]-[.$D93];2))" office:value-type="float" office:value="5.96945139857927" calcext:value-type="float">
            <text:p>5,96945139857927</text:p>
          </table:table-cell>
          <table:table-cell table:formula="of:=SQRT(POWER([.AZ$4]-[.AV93];2)+POWER([.AZ$5]-[.AW93];2)+POWER([.AZ$6]-[.AX93];2))" office:value-type="float" office:value="42.0157162902767" calcext:value-type="float">
            <text:p>42,0157162902767</text:p>
          </table:table-cell>
          <table:table-cell table:formula="of:=SQRT(POWER([.BA$4]-[.$B93];2)+POWER([.BA$5]-[.$C93];2)+POWER([.BA$6]-[.$D93];2))" office:value-type="float" office:value="6.82935018870756" calcext:value-type="float">
            <text:p>6,82935018870756</text:p>
          </table:table-cell>
          <table:table-cell table:formula="of:=SQRT(POWER([.BB$4]-[.AX93];2)+POWER([.BB$5]-[.AY93];2)+POWER([.BB$6]-[.AZ93];2))" office:value-type="float" office:value="52.1779574458575" calcext:value-type="float">
            <text:p>52,1779574458575</text:p>
          </table:table-cell>
          <table:table-cell table:formula="of:=SQRT(POWER([.BC$4]-[.$B93];2)+POWER([.BC$5]-[.$C93];2)+POWER([.BC$6]-[.$D93];2))" office:value-type="float" office:value="7.66694000237383" calcext:value-type="float">
            <text:p>7,66694000237383</text:p>
          </table:table-cell>
          <table:table-cell table:formula="of:=SQRT(POWER([.BD$4]-[.AZ93];2)+POWER([.BD$5]-[.BA93];2)+POWER([.BD$6]-[.BB93];2))" office:value-type="float" office:value="56.2749919830574" calcext:value-type="float">
            <text:p>56,2749919830574</text:p>
          </table:table-cell>
          <table:table-cell table:formula="of:=SQRT(POWER([.BE$4]-[.$B93];2)+POWER([.BE$5]-[.$C93];2)+POWER([.BE$6]-[.$D93];2))" office:value-type="float" office:value="8.30467807925148" calcext:value-type="float">
            <text:p>8,30467807925148</text:p>
          </table:table-cell>
          <table:table-cell table:formula="of:=SQRT(POWER([.BF$4]-[.BB93];2)+POWER([.BF$5]-[.BC93];2)+POWER([.BF$6]-[.BD93];2))" office:value-type="float" office:value="61.8182712724025" calcext:value-type="float">
            <text:p>61,8182712724025</text:p>
          </table:table-cell>
          <table:table-cell table:formula="of:=SQRT(POWER([.BG$4]-[.$B93];2)+POWER([.BG$5]-[.$C93];2)+POWER([.BG$6]-[.$D93];2))" office:value-type="float" office:value="9.3108659103222" calcext:value-type="float">
            <text:p>9,3108659103222</text:p>
          </table:table-cell>
          <table:table-cell table:formula="of:=SQRT(POWER([.BH$4]-[.BD93];2)+POWER([.BH$5]-[.BE93];2)+POWER([.BH$6]-[.BF93];2))" office:value-type="float" office:value="66.767868533841" calcext:value-type="float">
            <text:p>66,767868533841</text:p>
          </table:table-cell>
          <table:table-cell table:formula="of:=SQRT(POWER([.BI$4]-[.$B93];2)+POWER([.BI$5]-[.$C93];2)+POWER([.BI$6]-[.$D93];2))" office:value-type="float" office:value="10.43018964353" calcext:value-type="float">
            <text:p>10,43018964353</text:p>
          </table:table-cell>
          <table:table-cell table:formula="of:=SQRT(POWER([.BJ$4]-[.BF93];2)+POWER([.BJ$5]-[.BG93];2)+POWER([.BJ$6]-[.BH93];2))" office:value-type="float" office:value="71.3606917605776" calcext:value-type="float">
            <text:p>71,3606917605776</text:p>
          </table:table-cell>
          <table:table-cell table:formula="of:=SQRT(POWER([.BK$4]-[.$B93];2)+POWER([.BK$5]-[.$C93];2)+POWER([.BK$6]-[.$D93];2))" office:value-type="float" office:value="7.04128077838116" calcext:value-type="float">
            <text:p>7,04128077838116</text:p>
          </table:table-cell>
          <table:table-cell table:formula="of:=SQRT(POWER([.BL$4]-[.BH93];2)+POWER([.BL$5]-[.BI93];2)+POWER([.BL$6]-[.BJ93];2))" office:value-type="float" office:value="76.7669341399285" calcext:value-type="float">
            <text:p>76,7669341399285</text:p>
          </table:table-cell>
          <table:table-cell table:formula="of:=SQRT(POWER([.BM$4]-[.$B93];2)+POWER([.BM$5]-[.$C93];2)+POWER([.BM$6]-[.$D93];2))" office:value-type="float" office:value="5.59052707711894" calcext:value-type="float">
            <text:p>5,59052707711894</text:p>
          </table:table-cell>
          <table:table-cell table:formula="of:=SQRT(POWER([.BN$4]-[.BJ93];2)+POWER([.BN$5]-[.BK93];2)+POWER([.BN$6]-[.BL93];2))" office:value-type="float" office:value="84.9673228535625" calcext:value-type="float">
            <text:p>84,9673228535625</text:p>
          </table:table-cell>
          <table:table-cell table:formula="of:=SQRT(POWER([.BO$4]-[.$B93];2)+POWER([.BO$5]-[.$C93];2)+POWER([.BO$6]-[.$D93];2))" office:value-type="float" office:value="6.07512287941569" calcext:value-type="float">
            <text:p>6,07512287941569</text:p>
          </table:table-cell>
          <table:table-cell table:formula="of:=SQRT(POWER([.BP$4]-[.BL93];2)+POWER([.BP$5]-[.BM93];2)+POWER([.BP$6]-[.BN93];2))" office:value-type="float" office:value="94.4554499180055" calcext:value-type="float">
            <text:p>94,4554499180055</text:p>
          </table:table-cell>
          <table:table-cell table:formula="of:=SQRT(POWER([.BQ$4]-[.$B93];2)+POWER([.BQ$5]-[.$C93];2)+POWER([.BQ$6]-[.$D93];2))" office:value-type="float" office:value="8.05552021907958" calcext:value-type="float">
            <text:p>8,05552021907958</text:p>
          </table:table-cell>
          <table:table-cell table:formula="of:=SQRT(POWER([.BR$4]-[.BN93];2)+POWER([.BR$5]-[.BO93];2)+POWER([.BR$6]-[.BP93];2))" office:value-type="float" office:value="104.942544787253" calcext:value-type="float">
            <text:p>104,942544787253</text:p>
          </table:table-cell>
          <table:table-cell table:formula="of:=SQRT(POWER([.BS$4]-[.$B93];2)+POWER([.BS$5]-[.$C93];2)+POWER([.BS$6]-[.$D93];2))" office:value-type="float" office:value="9.31984339997191" calcext:value-type="float">
            <text:p>9,31984339997191</text:p>
          </table:table-cell>
          <table:table-cell table:formula="of:=SQRT(POWER([.BT$4]-[.BP93];2)+POWER([.BT$5]-[.BQ93];2)+POWER([.BT$6]-[.BR93];2))" office:value-type="float" office:value="118.076805877813" calcext:value-type="float">
            <text:p>118,076805877813</text:p>
          </table:table-cell>
          <table:table-cell table:formula="of:=SQRT(POWER([.BU$4]-[.$B93];2)+POWER([.BU$5]-[.$C93];2)+POWER([.BU$6]-[.$D93];2))" office:value-type="float" office:value="9.87056847400391" calcext:value-type="float">
            <text:p>9,87056847400391</text:p>
          </table:table-cell>
          <table:table-cell table:formula="of:=SQRT(POWER([.BV$4]-[.BR93];2)+POWER([.BV$5]-[.BS93];2)+POWER([.BV$6]-[.BT93];2))" office:value-type="float" office:value="135.559875396886" calcext:value-type="float">
            <text:p>135,559875396886</text:p>
          </table:table-cell>
          <table:table-cell table:formula="of:=SQRT(POWER([.BW$4]-[.$B93];2)+POWER([.BW$5]-[.$C93];2)+POWER([.BW$6]-[.$D93];2))" office:value-type="float" office:value="5.38010854909081" calcext:value-type="float">
            <text:p>5,38010854909081</text:p>
          </table:table-cell>
          <table:table-cell table:formula="of:=SQRT(POWER([.BX$4]-[.BT93];2)+POWER([.BX$5]-[.BU93];2)+POWER([.BX$6]-[.BV93];2))" office:value-type="float" office:value="153.661867938506" calcext:value-type="float">
            <text:p>153,661867938506</text:p>
          </table:table-cell>
          <table:table-cell table:formula="of:=SQRT(POWER([.BY$4]-[.$B93];2)+POWER([.BY$5]-[.$C93];2)+POWER([.BY$6]-[.$D93];2))" office:value-type="float" office:value="3.55907487979671" calcext:value-type="float">
            <text:p>3,55907487979671</text:p>
          </table:table-cell>
          <table:table-cell table:formula="of:=SQRT(POWER([.BZ$4]-[.BV93];2)+POWER([.BZ$5]-[.BW93];2)+POWER([.BZ$6]-[.BX93];2))" office:value-type="float" office:value="178.98133278624" calcext:value-type="float">
            <text:p>178,98133278624</text:p>
          </table:table-cell>
          <table:table-cell table:formula="of:=SQRT(POWER([.CA$4]-[.$B93];2)+POWER([.CA$5]-[.$C93];2)+POWER([.CA$6]-[.$D93];2))" office:value-type="float" office:value="5.94678854508885" calcext:value-type="float">
            <text:p>5,94678854508885</text:p>
          </table:table-cell>
          <table:table-cell table:formula="of:=SQRT(POWER([.CB$4]-[.BX93];2)+POWER([.CB$5]-[.BY93];2)+POWER([.CB$6]-[.BZ93];2))" office:value-type="float" office:value="207.783253248786" calcext:value-type="float">
            <text:p>207,783253248786</text:p>
          </table:table-cell>
          <table:table-cell table:formula="of:=SQRT(POWER([.CC$4]-[.$B93];2)+POWER([.CC$5]-[.$C93];2)+POWER([.CC$6]-[.$D93];2))" office:value-type="float" office:value="8.14371917492248" calcext:value-type="float">
            <text:p>8,14371917492248</text:p>
          </table:table-cell>
          <table:table-cell table:formula="of:=SQRT(POWER([.CD$4]-[.BZ93];2)+POWER([.CD$5]-[.CA93];2)+POWER([.CD$6]-[.CB93];2))" office:value-type="float" office:value="244.923379291456" calcext:value-type="float">
            <text:p>244,923379291456</text:p>
          </table:table-cell>
          <table:table-cell table:formula="of:=SQRT(POWER([.CE$4]-[.$B93];2)+POWER([.CE$5]-[.$C93];2)+POWER([.CE$6]-[.$D93];2))" office:value-type="float" office:value="9.26490669138119" calcext:value-type="float">
            <text:p>9,26490669138119</text:p>
          </table:table-cell>
          <table:table-cell table:formula="of:=SQRT(POWER([.CF$4]-[.CB93];2)+POWER([.CF$5]-[.CC93];2)+POWER([.CF$6]-[.CD93];2))" office:value-type="float" office:value="290.851257530308" calcext:value-type="float">
            <text:p>290,851257530308</text:p>
          </table:table-cell>
          <table:table-cell table:formula="of:=SQRT(POWER([.CG$4]-[.$B93];2)+POWER([.CG$5]-[.$C93];2)+POWER([.CG$6]-[.$D93];2))" office:value-type="float" office:value="9.57345386994684" calcext:value-type="float">
            <text:p>9,57345386994684</text:p>
          </table:table-cell>
          <table:table-cell table:formula="of:=SQRT(POWER([.CH$4]-[.CD93];2)+POWER([.CH$5]-[.CE93];2)+POWER([.CH$6]-[.CF93];2))" office:value-type="float" office:value="348.824115749493" calcext:value-type="float">
            <text:p>348,824115749493</text:p>
          </table:table-cell>
          <table:table-cell table:formula="of:=SQRT(POWER([.CI$4]-[.$B93];2)+POWER([.CI$5]-[.$C93];2)+POWER([.CI$6]-[.$D93];2))" office:value-type="float" office:value="2.44335895848318" calcext:value-type="float">
            <text:p>2,44335895848318</text:p>
          </table:table-cell>
          <table:table-cell table:formula="of:=SQRT(POWER([.CJ$4]-[.CF93];2)+POWER([.CJ$5]-[.CG93];2)+POWER([.CJ$6]-[.CH93];2))" office:value-type="float" office:value="427.575268126141" calcext:value-type="float">
            <text:p>427,575268126141</text:p>
          </table:table-cell>
          <table:table-cell table:formula="of:=SQRT(POWER([.CK$4]-[.CG93];2)+POWER([.CK$5]-[.CH93];2)+POWER([.CK$6]-[.CI93];2))" office:value-type="float" office:value="313.140800253925" calcext:value-type="float">
            <text:p>313,140800253925</text:p>
          </table:table-cell>
          <table:table-cell table:formula="of:=SQRT(POWER([.CL$4]-[.$B93];2)+POWER([.CL$5]-[.$C93];2)+POWER([.CL$6]-[.$D93];2))" office:value-type="float" office:value="3.31828781150762" calcext:value-type="float">
            <text:p>3,31828781150762</text:p>
          </table:table-cell>
          <table:table-cell table:formula="of:=SQRT(POWER([.CM$4]-[.CI93];2)+POWER([.CM$5]-[.CJ93];2)+POWER([.CM$6]-[.CK93];2))" office:value-type="float" office:value="498.047266755202" calcext:value-type="float">
            <text:p>498,047266755202</text:p>
          </table:table-cell>
          <table:table-cell table:formula="of:=SQRT(POWER([.CN$4]-[.$B93];2)+POWER([.CN$5]-[.$C93];2)+POWER([.CN$6]-[.$D93];2))" office:value-type="float" office:value="1.49851593251456" calcext:value-type="float">
            <text:p>1,49851593251456</text:p>
          </table:table-cell>
          <table:table-cell table:formula="of:=SQRT(POWER([.CO$4]-[.CK93];2)+POWER([.CO$5]-[.CL93];2)+POWER([.CO$6]-[.CM93];2))" office:value-type="float" office:value="568.015463881244" calcext:value-type="float">
            <text:p>568,015463881244</text:p>
          </table:table-cell>
          <table:table-cell table:formula="of:=SQRT(POWER([.CP$4]-[.$B93];2)+POWER([.CP$5]-[.$C93];2)+POWER([.CP$6]-[.$D93];2))" office:value-type="float" office:value="2.54622033610605" calcext:value-type="float">
            <text:p>2,54622033610605</text:p>
          </table:table-cell>
          <table:table-cell table:formula="of:=SQRT(POWER([.CQ$4]-[.CM93];2)+POWER([.CQ$5]-[.CN93];2)+POWER([.CQ$6]-[.CO93];2))" office:value-type="float" office:value="731.885200740142" calcext:value-type="float">
            <text:p>731,885200740142</text:p>
          </table:table-cell>
          <table:table-cell table:formula="of:=SQRT(POWER([.CR$4]-[.$B93];2)+POWER([.CR$5]-[.$C93];2)+POWER([.CR$6]-[.$D93];2))" office:value-type="float" office:value="3.8046520208818" calcext:value-type="float">
            <text:p>3,8046520208818</text:p>
          </table:table-cell>
          <table:table-cell table:formula="of:=SQRT(POWER([.CS$4]-[.CO93];2)+POWER([.CS$5]-[.CP93];2)+POWER([.CS$6]-[.CQ93];2))" office:value-type="float" office:value="904.274901959957" calcext:value-type="float">
            <text:p>904,274901959957</text:p>
          </table:table-cell>
          <table:table-cell table:formula="of:=SQRT(POWER([.CT$4]-[.CP93];2)+POWER([.CT$5]-[.CQ93];2)+POWER([.CT$6]-[.CR93];2))" office:value-type="float" office:value="695.226702319678" calcext:value-type="float">
            <text:p>695,226702319678</text:p>
          </table:table-cell>
          <table:table-cell table:formula="of:=SQRT(POWER([.CU$4]-[.$B93];2)+POWER([.CU$5]-[.$C93];2)+POWER([.CU$6]-[.$D93];2))" office:value-type="float" office:value="3.14122173684062" calcext:value-type="float">
            <text:p>3,14122173684062</text:p>
          </table:table-cell>
          <table:table-cell table:formula="of:=SQRT(POWER([.CV$4]-[.CR93];2)+POWER([.CV$5]-[.CS93];2)+POWER([.CV$6]-[.CT93];2))" office:value-type="float" office:value="1109.69298837055" calcext:value-type="float">
            <text:p>1109,69298837055</text:p>
          </table:table-cell>
          <table:table-cell table:formula="of:=SQRT(POWER([.CW$4]-[.$B93];2)+POWER([.CW$5]-[.$C93];2)+POWER([.CW$6]-[.$D93];2))" office:value-type="float" office:value="4.51052790701931" calcext:value-type="float">
            <text:p>4,51052790701931</text:p>
          </table:table-cell>
          <table:table-cell table:formula="of:=SQRT(POWER([.CX$4]-[.CT93];2)+POWER([.CX$5]-[.CU93];2)+POWER([.CX$6]-[.CV93];2))" office:value-type="float" office:value="1286.40957470186" calcext:value-type="float">
            <text:p>1286,40957470186</text:p>
          </table:table-cell>
          <table:table-cell table:formula="of:=SQRT(POWER([.CY$4]-[.$B93];2)+POWER([.CY$5]-[.$C93];2)+POWER([.CY$6]-[.$D93];2))" office:value-type="float" office:value="5.58170386172538" calcext:value-type="float">
            <text:p>5,58170386172538</text:p>
          </table:table-cell>
          <table:table-cell table:formula="of:=SQRT(POWER([.CZ$4]-[.$B93];2)+POWER([.CZ$5]-[.$C93];2)+POWER([.CZ$6]-[.$D93];2))" office:value-type="float" office:value="6.27082937098435" calcext:value-type="float">
            <text:p>6,27082937098435</text:p>
          </table:table-cell>
          <table:table-cell table:formula="of:=SQRT(POWER([.DA$4]-[.$B93];2)+POWER([.DA$5]-[.$C93];2)+POWER([.DA$6]-[.$D93];2))" office:value-type="float" office:value="7.60795149826811" calcext:value-type="float">
            <text:p>7,60795149826811</text:p>
          </table:table-cell>
          <table:table-cell table:formula="of:=SQRT(POWER([.DB$4]-[.$B93];2)+POWER([.DB$5]-[.$C93];2)+POWER([.DB$6]-[.$D93];2))" office:value-type="float" office:value="6.83595245741221" calcext:value-type="float">
            <text:p>6,835952457412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3.976" calcext:value-type="float">
            <text:p>33,976</text:p>
          </table:table-cell>
          <table:table-cell office:value-type="float" office:value="37.542" calcext:value-type="float">
            <text:p>37,542</text:p>
          </table:table-cell>
          <table:table-cell office:value-type="float" office:value="5.144" calcext:value-type="float">
            <text:p>5,144</text:p>
          </table:table-cell>
          <table:table-cell/>
          <table:table-cell table:formula="of:=SQRT(POWER([.F$4]-[.B94];2)+POWER([.F$5]-[.C94];2)+POWER([.F$6]-[.D94];2))" office:value-type="float" office:value="6.74519384450884" calcext:value-type="float">
            <text:p>6,74519384450884</text:p>
          </table:table-cell>
          <table:table-cell table:formula="of:=SQRT(POWER([.G$4]-[.$B94];2)+POWER([.G$5]-[.$C94];2)+POWER([.G$6]-[.$D94];2))" office:value-type="float" office:value="6.30475328621192" calcext:value-type="float">
            <text:p>6,30475328621192</text:p>
          </table:table-cell>
          <table:table-cell table:formula="of:=SQRT(POWER([.H$4]-[.D94];2)+POWER([.H$5]-[.E94];2)+POWER([.H$6]-[.F94];2))" office:value-type="float" office:value="51.7807781979793" calcext:value-type="float">
            <text:p>51,7807781979793</text:p>
          </table:table-cell>
          <table:table-cell table:formula="of:=SQRT(POWER([.I$4]-[.$B94];2)+POWER([.I$5]-[.$C94];2)+POWER([.I$6]-[.$D94];2))" office:value-type="float" office:value="7.33154212972959" calcext:value-type="float">
            <text:p>7,33154212972959</text:p>
          </table:table-cell>
          <table:table-cell table:formula="of:=SQRT(POWER([.J$4]-[.F94];2)+POWER([.J$5]-[.G94];2)+POWER([.J$6]-[.H94];2))" office:value-type="float" office:value="66.3982533065342" calcext:value-type="float">
            <text:p>66,3982533065342</text:p>
          </table:table-cell>
          <table:table-cell table:formula="of:=SQRT(POWER([.K$4]-[.$B94];2)+POWER([.K$5]-[.$C94];2)+POWER([.K$6]-[.$D94];2))" office:value-type="float" office:value="4.89816241053724" calcext:value-type="float">
            <text:p>4,89816241053724</text:p>
          </table:table-cell>
          <table:table-cell table:formula="of:=SQRT(POWER([.L$4]-[.H94];2)+POWER([.L$5]-[.I94];2)+POWER([.L$6]-[.J94];2))" office:value-type="float" office:value="74.2011142450983" calcext:value-type="float">
            <text:p>74,2011142450983</text:p>
          </table:table-cell>
          <table:table-cell table:formula="of:=SQRT(POWER([.M$4]-[.$B94];2)+POWER([.M$5]-[.$C94];2)+POWER([.M$6]-[.$D94];2))" office:value-type="float" office:value="4.48422590867142" calcext:value-type="float">
            <text:p>4,48422590867142</text:p>
          </table:table-cell>
          <table:table-cell table:formula="of:=SQRT(POWER([.N$4]-[.J94];2)+POWER([.N$5]-[.K94];2)+POWER([.N$6]-[.L94];2))" office:value-type="float" office:value="77.0310572594826" calcext:value-type="float">
            <text:p>77,0310572594826</text:p>
          </table:table-cell>
          <table:table-cell table:formula="of:=SQRT(POWER([.O$4]-[.$B94];2)+POWER([.O$5]-[.$C94];2)+POWER([.O$6]-[.$D94];2))" office:value-type="float" office:value="12.3801944249676" calcext:value-type="float">
            <text:p>12,3801944249676</text:p>
          </table:table-cell>
          <table:table-cell table:formula="of:=SQRT(POWER([.P$4]-[.L94];2)+POWER([.P$5]-[.M94];2)+POWER([.P$6]-[.N94];2))" office:value-type="float" office:value="80.1268775912887" calcext:value-type="float">
            <text:p>80,1268775912887</text:p>
          </table:table-cell>
          <table:table-cell table:formula="of:=SQRT(POWER([.Q$4]-[.$B94];2)+POWER([.Q$5]-[.$C94];2)+POWER([.Q$6]-[.$D94];2))" office:value-type="float" office:value="12.9859111732677" calcext:value-type="float">
            <text:p>12,9859111732677</text:p>
          </table:table-cell>
          <table:table-cell table:formula="of:=SQRT(POWER([.R$4]-[.N94];2)+POWER([.R$5]-[.O94];2)+POWER([.R$6]-[.P94];2))" office:value-type="float" office:value="80.9322780341292" calcext:value-type="float">
            <text:p>80,9322780341292</text:p>
          </table:table-cell>
          <table:table-cell table:formula="of:=SQRT(POWER([.S$4]-[.$B94];2)+POWER([.S$5]-[.$C94];2)+POWER([.S$6]-[.$D94];2))" office:value-type="float" office:value="14.5144369852916" calcext:value-type="float">
            <text:p>14,5144369852916</text:p>
          </table:table-cell>
          <table:table-cell table:formula="of:=SQRT(POWER([.T$4]-[.P94];2)+POWER([.T$5]-[.Q94];2)+POWER([.T$6]-[.R94];2))" office:value-type="float" office:value="83.6112676451218" calcext:value-type="float">
            <text:p>83,6112676451218</text:p>
          </table:table-cell>
          <table:table-cell table:formula="of:=SQRT(POWER([.U$4]-[.$B94];2)+POWER([.U$5]-[.$C94];2)+POWER([.U$6]-[.$D94];2))" office:value-type="float" office:value="13.5944893615023" calcext:value-type="float">
            <text:p>13,5944893615023</text:p>
          </table:table-cell>
          <table:table-cell table:formula="of:=SQRT(POWER([.V$4]-[.R94];2)+POWER([.V$5]-[.S94];2)+POWER([.V$6]-[.T94];2))" office:value-type="float" office:value="80.1680484977796" calcext:value-type="float">
            <text:p>80,1680484977796</text:p>
          </table:table-cell>
          <table:table-cell table:formula="of:=SQRT(POWER([.W$4]-[.$B94];2)+POWER([.W$5]-[.$C94];2)+POWER([.W$6]-[.$D94];2))" office:value-type="float" office:value="14.5190980780488" calcext:value-type="float">
            <text:p>14,5190980780488</text:p>
          </table:table-cell>
          <table:table-cell table:formula="of:=SQRT(POWER([.X$4]-[.T94];2)+POWER([.X$5]-[.U94];2)+POWER([.X$6]-[.V94];2))" office:value-type="float" office:value="79.2066715672107" calcext:value-type="float">
            <text:p>79,2066715672107</text:p>
          </table:table-cell>
          <table:table-cell table:formula="of:=SQRT(POWER([.Y$4]-[.$B94];2)+POWER([.Y$5]-[.$C94];2)+POWER([.Y$6]-[.$D94];2))" office:value-type="float" office:value="15.929054805606" calcext:value-type="float">
            <text:p>15,929054805606</text:p>
          </table:table-cell>
          <table:table-cell table:formula="of:=SQRT(POWER([.Z$4]-[.V94];2)+POWER([.Z$5]-[.W94];2)+POWER([.Z$6]-[.X94];2))" office:value-type="float" office:value="73.5556001612026" calcext:value-type="float">
            <text:p>73,5556001612026</text:p>
          </table:table-cell>
          <table:table-cell table:formula="of:=SQRT(POWER([.AA$4]-[.$B94];2)+POWER([.AA$5]-[.$C94];2)+POWER([.AA$6]-[.$D94];2))" office:value-type="float" office:value="15.8874959952788" calcext:value-type="float">
            <text:p>15,8874959952788</text:p>
          </table:table-cell>
          <table:table-cell table:formula="of:=SQRT(POWER([.AB$4]-[.X94];2)+POWER([.AB$5]-[.Y94];2)+POWER([.AB$6]-[.Z94];2))" office:value-type="float" office:value="69.2760912581832" calcext:value-type="float">
            <text:p>69,2760912581832</text:p>
          </table:table-cell>
          <table:table-cell table:formula="of:=SQRT(POWER([.AC$4]-[.$B94];2)+POWER([.AC$5]-[.$C94];2)+POWER([.AC$6]-[.$D94];2))" office:value-type="float" office:value="21.0453273911336" calcext:value-type="float">
            <text:p>21,0453273911336</text:p>
          </table:table-cell>
          <table:table-cell table:formula="of:=SQRT(POWER([.AD$4]-[.Z94];2)+POWER([.AD$5]-[.AA94];2)+POWER([.AD$6]-[.AB94];2))" office:value-type="float" office:value="61.284563533904" calcext:value-type="float">
            <text:p>61,284563533904</text:p>
          </table:table-cell>
          <table:table-cell table:formula="of:=SQRT(POWER([.AE$4]-[.$B94];2)+POWER([.AE$5]-[.$C94];2)+POWER([.AE$6]-[.$D94];2))" office:value-type="float" office:value="23.1371854381643" calcext:value-type="float">
            <text:p>23,1371854381643</text:p>
          </table:table-cell>
          <table:table-cell table:formula="of:=SQRT(POWER([.AF$4]-[.AB94];2)+POWER([.AF$5]-[.AC94];2)+POWER([.AF$6]-[.AD94];2))" office:value-type="float" office:value="54.4299889210135" calcext:value-type="float">
            <text:p>54,4299889210135</text:p>
          </table:table-cell>
          <table:table-cell table:formula="of:=SQRT(POWER([.AG$4]-[.$B94];2)+POWER([.AG$5]-[.$C94];2)+POWER([.AG$6]-[.$D94];2))" office:value-type="float" office:value="22.5442271768185" calcext:value-type="float">
            <text:p>22,5442271768185</text:p>
          </table:table-cell>
          <table:table-cell table:formula="of:=SQRT(POWER([.AH$4]-[.AD94];2)+POWER([.AH$5]-[.AE94];2)+POWER([.AH$6]-[.AF94];2))" office:value-type="float" office:value="46.5571839646199" calcext:value-type="float">
            <text:p>46,5571839646199</text:p>
          </table:table-cell>
          <table:table-cell table:formula="of:=SQRT(POWER([.AI$4]-[.$B94];2)+POWER([.AI$5]-[.$C94];2)+POWER([.AI$6]-[.$D94];2))" office:value-type="float" office:value="22.9056730527614" calcext:value-type="float">
            <text:p>22,9056730527614</text:p>
          </table:table-cell>
          <table:table-cell table:formula="of:=SQRT(POWER([.AJ$4]-[.AF94];2)+POWER([.AJ$5]-[.AG94];2)+POWER([.AJ$6]-[.AH94];2))" office:value-type="float" office:value="32.0118931272585" calcext:value-type="float">
            <text:p>32,0118931272585</text:p>
          </table:table-cell>
          <table:table-cell table:formula="of:=SQRT(POWER([.AK$4]-[.$B94];2)+POWER([.AK$5]-[.$C94];2)+POWER([.AK$6]-[.$D94];2))" office:value-type="float" office:value="24.316537932033" calcext:value-type="float">
            <text:p>24,316537932033</text:p>
          </table:table-cell>
          <table:table-cell table:formula="of:=SQRT(POWER([.AL$4]-[.AH94];2)+POWER([.AL$5]-[.AI94];2)+POWER([.AL$6]-[.AJ94];2))" office:value-type="float" office:value="15.7233026715708" calcext:value-type="float">
            <text:p>15,7233026715708</text:p>
          </table:table-cell>
          <table:table-cell table:formula="of:=SQRT(POWER([.AM$4]-[.$B94];2)+POWER([.AM$5]-[.$C94];2)+POWER([.AM$6]-[.$D94];2))" office:value-type="float" office:value="24.801140054441" calcext:value-type="float">
            <text:p>24,801140054441</text:p>
          </table:table-cell>
          <table:table-cell table:formula="of:=SQRT(POWER([.AN$4]-[.AJ94];2)+POWER([.AN$5]-[.AK94];2)+POWER([.AN$6]-[.AL94];2))" office:value-type="float" office:value="21.3399748263045" calcext:value-type="float">
            <text:p>21,3399748263045</text:p>
          </table:table-cell>
          <table:table-cell table:formula="of:=SQRT(POWER([.AO$4]-[.$B94];2)+POWER([.AO$5]-[.$C94];2)+POWER([.AO$6]-[.$D94];2))" office:value-type="float" office:value="25.1284767942667" calcext:value-type="float">
            <text:p>25,1284767942667</text:p>
          </table:table-cell>
          <table:table-cell table:formula="of:=SQRT(POWER([.AP$4]-[.AL94];2)+POWER([.AP$5]-[.AM94];2)+POWER([.AP$6]-[.AN94];2))" office:value-type="float" office:value="39.6784548209082" calcext:value-type="float">
            <text:p>39,6784548209082</text:p>
          </table:table-cell>
          <table:table-cell table:formula="of:=SQRT(POWER([.AQ$4]-[.$B94];2)+POWER([.AQ$5]-[.$C94];2)+POWER([.AQ$6]-[.$D94];2))" office:value-type="float" office:value="13.7251224402553" calcext:value-type="float">
            <text:p>13,7251224402553</text:p>
          </table:table-cell>
          <table:table-cell table:formula="of:=SQRT(POWER([.AR$4]-[.AN94];2)+POWER([.AR$5]-[.AO94];2)+POWER([.AR$6]-[.AP94];2))" office:value-type="float" office:value="40.0931512799815" calcext:value-type="float">
            <text:p>40,0931512799815</text:p>
          </table:table-cell>
          <table:table-cell table:formula="of:=SQRT(POWER([.AS$4]-[.$B94];2)+POWER([.AS$5]-[.$C94];2)+POWER([.AS$6]-[.$D94];2))" office:value-type="float" office:value="12.0955665431595" calcext:value-type="float">
            <text:p>12,0955665431595</text:p>
          </table:table-cell>
          <table:table-cell table:formula="of:=SQRT(POWER([.AT$4]-[.AP94];2)+POWER([.AT$5]-[.AQ94];2)+POWER([.AT$6]-[.AR94];2))" office:value-type="float" office:value="39.1270054571678" calcext:value-type="float">
            <text:p>39,1270054571678</text:p>
          </table:table-cell>
          <table:table-cell table:formula="of:=SQRT(POWER([.AU$4]-[.$B94];2)+POWER([.AU$5]-[.$C94];2)+POWER([.AU$6]-[.$D94];2))" office:value-type="float" office:value="12.2120270635141" calcext:value-type="float">
            <text:p>12,2120270635141</text:p>
          </table:table-cell>
          <table:table-cell table:formula="of:=SQRT(POWER([.AV$4]-[.AR94];2)+POWER([.AV$5]-[.AS94];2)+POWER([.AV$6]-[.AT94];2))" office:value-type="float" office:value="37.0825606148488" calcext:value-type="float">
            <text:p>37,0825606148488</text:p>
          </table:table-cell>
          <table:table-cell table:formula="of:=SQRT(POWER([.AW$4]-[.$B94];2)+POWER([.AW$5]-[.$C94];2)+POWER([.AW$6]-[.$D94];2))" office:value-type="float" office:value="13.37579735941" calcext:value-type="float">
            <text:p>13,37579735941</text:p>
          </table:table-cell>
          <table:table-cell table:formula="of:=SQRT(POWER([.AX$4]-[.AT94];2)+POWER([.AX$5]-[.AU94];2)+POWER([.AX$6]-[.AV94];2))" office:value-type="float" office:value="34.4375108768128" calcext:value-type="float">
            <text:p>34,4375108768128</text:p>
          </table:table-cell>
          <table:table-cell table:formula="of:=SQRT(POWER([.AY$4]-[.$B94];2)+POWER([.AY$5]-[.$C94];2)+POWER([.AY$6]-[.$D94];2))" office:value-type="float" office:value="6.26970701069835" calcext:value-type="float">
            <text:p>6,26970701069835</text:p>
          </table:table-cell>
          <table:table-cell table:formula="of:=SQRT(POWER([.AZ$4]-[.AV94];2)+POWER([.AZ$5]-[.AW94];2)+POWER([.AZ$6]-[.AX94];2))" office:value-type="float" office:value="39.5350532087881" calcext:value-type="float">
            <text:p>39,5350532087881</text:p>
          </table:table-cell>
          <table:table-cell table:formula="of:=SQRT(POWER([.BA$4]-[.$B94];2)+POWER([.BA$5]-[.$C94];2)+POWER([.BA$6]-[.$D94];2))" office:value-type="float" office:value="6.55295704243511" calcext:value-type="float">
            <text:p>6,55295704243511</text:p>
          </table:table-cell>
          <table:table-cell table:formula="of:=SQRT(POWER([.BB$4]-[.AX94];2)+POWER([.BB$5]-[.AY94];2)+POWER([.BB$6]-[.AZ94];2))" office:value-type="float" office:value="50.2464433275119" calcext:value-type="float">
            <text:p>50,2464433275119</text:p>
          </table:table-cell>
          <table:table-cell table:formula="of:=SQRT(POWER([.BC$4]-[.$B94];2)+POWER([.BC$5]-[.$C94];2)+POWER([.BC$6]-[.$D94];2))" office:value-type="float" office:value="7.6966315359383" calcext:value-type="float">
            <text:p>7,6966315359383</text:p>
          </table:table-cell>
          <table:table-cell table:formula="of:=SQRT(POWER([.BD$4]-[.AZ94];2)+POWER([.BD$5]-[.BA94];2)+POWER([.BD$6]-[.BB94];2))" office:value-type="float" office:value="54.7191129715923" calcext:value-type="float">
            <text:p>54,7191129715923</text:p>
          </table:table-cell>
          <table:table-cell table:formula="of:=SQRT(POWER([.BE$4]-[.$B94];2)+POWER([.BE$5]-[.$C94];2)+POWER([.BE$6]-[.$D94];2))" office:value-type="float" office:value="8.0038811835259" calcext:value-type="float">
            <text:p>8,0038811835259</text:p>
          </table:table-cell>
          <table:table-cell table:formula="of:=SQRT(POWER([.BF$4]-[.BB94];2)+POWER([.BF$5]-[.BC94];2)+POWER([.BF$6]-[.BD94];2))" office:value-type="float" office:value="60.0833978691275" calcext:value-type="float">
            <text:p>60,0833978691275</text:p>
          </table:table-cell>
          <table:table-cell table:formula="of:=SQRT(POWER([.BG$4]-[.$B94];2)+POWER([.BG$5]-[.$C94];2)+POWER([.BG$6]-[.$D94];2))" office:value-type="float" office:value="8.8557758553387" calcext:value-type="float">
            <text:p>8,8557758553387</text:p>
          </table:table-cell>
          <table:table-cell table:formula="of:=SQRT(POWER([.BH$4]-[.BD94];2)+POWER([.BH$5]-[.BE94];2)+POWER([.BH$6]-[.BF94];2))" office:value-type="float" office:value="65.0826161078587" calcext:value-type="float">
            <text:p>65,0826161078587</text:p>
          </table:table-cell>
          <table:table-cell table:formula="of:=SQRT(POWER([.BI$4]-[.$B94];2)+POWER([.BI$5]-[.$C94];2)+POWER([.BI$6]-[.$D94];2))" office:value-type="float" office:value="9.94537188847154" calcext:value-type="float">
            <text:p>9,94537188847154</text:p>
          </table:table-cell>
          <table:table-cell table:formula="of:=SQRT(POWER([.BJ$4]-[.BF94];2)+POWER([.BJ$5]-[.BG94];2)+POWER([.BJ$6]-[.BH94];2))" office:value-type="float" office:value="69.5652187349897" calcext:value-type="float">
            <text:p>69,5652187349897</text:p>
          </table:table-cell>
          <table:table-cell table:formula="of:=SQRT(POWER([.BK$4]-[.$B94];2)+POWER([.BK$5]-[.$C94];2)+POWER([.BK$6]-[.$D94];2))" office:value-type="float" office:value="5.98926280939482" calcext:value-type="float">
            <text:p>5,98926280939482</text:p>
          </table:table-cell>
          <table:table-cell table:formula="of:=SQRT(POWER([.BL$4]-[.BH94];2)+POWER([.BL$5]-[.BI94];2)+POWER([.BL$6]-[.BJ94];2))" office:value-type="float" office:value="74.7268483750795" calcext:value-type="float">
            <text:p>74,7268483750795</text:p>
          </table:table-cell>
          <table:table-cell table:formula="of:=SQRT(POWER([.BM$4]-[.$B94];2)+POWER([.BM$5]-[.$C94];2)+POWER([.BM$6]-[.$D94];2))" office:value-type="float" office:value="4.92032366821533" calcext:value-type="float">
            <text:p>4,92032366821533</text:p>
          </table:table-cell>
          <table:table-cell table:formula="of:=SQRT(POWER([.BN$4]-[.BJ94];2)+POWER([.BN$5]-[.BK94];2)+POWER([.BN$6]-[.BL94];2))" office:value-type="float" office:value="82.9501514936111" calcext:value-type="float">
            <text:p>82,9501514936111</text:p>
          </table:table-cell>
          <table:table-cell table:formula="of:=SQRT(POWER([.BO$4]-[.$B94];2)+POWER([.BO$5]-[.$C94];2)+POWER([.BO$6]-[.$D94];2))" office:value-type="float" office:value="4.99878085136766" calcext:value-type="float">
            <text:p>4,99878085136766</text:p>
          </table:table-cell>
          <table:table-cell table:formula="of:=SQRT(POWER([.BP$4]-[.BL94];2)+POWER([.BP$5]-[.BM94];2)+POWER([.BP$6]-[.BN94];2))" office:value-type="float" office:value="92.0510540932765" calcext:value-type="float">
            <text:p>92,0510540932765</text:p>
          </table:table-cell>
          <table:table-cell table:formula="of:=SQRT(POWER([.BQ$4]-[.$B94];2)+POWER([.BQ$5]-[.$C94];2)+POWER([.BQ$6]-[.$D94];2))" office:value-type="float" office:value="6.76048356258633" calcext:value-type="float">
            <text:p>6,76048356258633</text:p>
          </table:table-cell>
          <table:table-cell table:formula="of:=SQRT(POWER([.BR$4]-[.BN94];2)+POWER([.BR$5]-[.BO94];2)+POWER([.BR$6]-[.BP94];2))" office:value-type="float" office:value="102.27250318699" calcext:value-type="float">
            <text:p>102,27250318699</text:p>
          </table:table-cell>
          <table:table-cell table:formula="of:=SQRT(POWER([.BS$4]-[.$B94];2)+POWER([.BS$5]-[.$C94];2)+POWER([.BS$6]-[.$D94];2))" office:value-type="float" office:value="8.02295076639512" calcext:value-type="float">
            <text:p>8,02295076639512</text:p>
          </table:table-cell>
          <table:table-cell table:formula="of:=SQRT(POWER([.BT$4]-[.BP94];2)+POWER([.BT$5]-[.BQ94];2)+POWER([.BT$6]-[.BR94];2))" office:value-type="float" office:value="114.916758451418" calcext:value-type="float">
            <text:p>114,916758451418</text:p>
          </table:table-cell>
          <table:table-cell table:formula="of:=SQRT(POWER([.BU$4]-[.$B94];2)+POWER([.BU$5]-[.$C94];2)+POWER([.BU$6]-[.$D94];2))" office:value-type="float" office:value="8.68800034530386" calcext:value-type="float">
            <text:p>8,68800034530386</text:p>
          </table:table-cell>
          <table:table-cell table:formula="of:=SQRT(POWER([.BV$4]-[.BR94];2)+POWER([.BV$5]-[.BS94];2)+POWER([.BV$6]-[.BT94];2))" office:value-type="float" office:value="131.756685195596" calcext:value-type="float">
            <text:p>131,756685195596</text:p>
          </table:table-cell>
          <table:table-cell table:formula="of:=SQRT(POWER([.BW$4]-[.$B94];2)+POWER([.BW$5]-[.$C94];2)+POWER([.BW$6]-[.$D94];2))" office:value-type="float" office:value="4.9754828911373" calcext:value-type="float">
            <text:p>4,9754828911373</text:p>
          </table:table-cell>
          <table:table-cell table:formula="of:=SQRT(POWER([.BX$4]-[.BT94];2)+POWER([.BX$5]-[.BU94];2)+POWER([.BX$6]-[.BV94];2))" office:value-type="float" office:value="149.06915620661" calcext:value-type="float">
            <text:p>149,06915620661</text:p>
          </table:table-cell>
          <table:table-cell table:formula="of:=SQRT(POWER([.BY$4]-[.$B94];2)+POWER([.BY$5]-[.$C94];2)+POWER([.BY$6]-[.$D94];2))" office:value-type="float" office:value="3.74884168777504" calcext:value-type="float">
            <text:p>3,74884168777504</text:p>
          </table:table-cell>
          <table:table-cell table:formula="of:=SQRT(POWER([.BZ$4]-[.BV94];2)+POWER([.BZ$5]-[.BW94];2)+POWER([.BZ$6]-[.BX94];2))" office:value-type="float" office:value="173.206243863294" calcext:value-type="float">
            <text:p>173,206243863294</text:p>
          </table:table-cell>
          <table:table-cell table:formula="of:=SQRT(POWER([.CA$4]-[.$B94];2)+POWER([.CA$5]-[.$C94];2)+POWER([.CA$6]-[.$D94];2))" office:value-type="float" office:value="6.1796486955166" calcext:value-type="float">
            <text:p>6,1796486955166</text:p>
          </table:table-cell>
          <table:table-cell table:formula="of:=SQRT(POWER([.CB$4]-[.BX94];2)+POWER([.CB$5]-[.BY94];2)+POWER([.CB$6]-[.BZ94];2))" office:value-type="float" office:value="200.497760473215" calcext:value-type="float">
            <text:p>200,497760473215</text:p>
          </table:table-cell>
          <table:table-cell table:formula="of:=SQRT(POWER([.CC$4]-[.$B94];2)+POWER([.CC$5]-[.$C94];2)+POWER([.CC$6]-[.$D94];2))" office:value-type="float" office:value="8.09177767860684" calcext:value-type="float">
            <text:p>8,09177767860684</text:p>
          </table:table-cell>
          <table:table-cell table:formula="of:=SQRT(POWER([.CD$4]-[.BZ94];2)+POWER([.CD$5]-[.CA94];2)+POWER([.CD$6]-[.CB94];2))" office:value-type="float" office:value="235.697975616102" calcext:value-type="float">
            <text:p>235,697975616102</text:p>
          </table:table-cell>
          <table:table-cell table:formula="of:=SQRT(POWER([.CE$4]-[.$B94];2)+POWER([.CE$5]-[.$C94];2)+POWER([.CE$6]-[.$D94];2))" office:value-type="float" office:value="9.16807362535882" calcext:value-type="float">
            <text:p>9,16807362535882</text:p>
          </table:table-cell>
          <table:table-cell table:formula="of:=SQRT(POWER([.CF$4]-[.CB94];2)+POWER([.CF$5]-[.CC94];2)+POWER([.CF$6]-[.CD94];2))" office:value-type="float" office:value="279.190385205535" calcext:value-type="float">
            <text:p>279,190385205535</text:p>
          </table:table-cell>
          <table:table-cell table:formula="of:=SQRT(POWER([.CG$4]-[.$B94];2)+POWER([.CG$5]-[.$C94];2)+POWER([.CG$6]-[.$D94];2))" office:value-type="float" office:value="9.60508058269164" calcext:value-type="float">
            <text:p>9,60508058269164</text:p>
          </table:table-cell>
          <table:table-cell table:formula="of:=SQRT(POWER([.CH$4]-[.CD94];2)+POWER([.CH$5]-[.CE94];2)+POWER([.CH$6]-[.CF94];2))" office:value-type="float" office:value="334.038644361781" calcext:value-type="float">
            <text:p>334,038644361781</text:p>
          </table:table-cell>
          <table:table-cell table:formula="of:=SQRT(POWER([.CI$4]-[.$B94];2)+POWER([.CI$5]-[.$C94];2)+POWER([.CI$6]-[.$D94];2))" office:value-type="float" office:value="2.97841854009808" calcext:value-type="float">
            <text:p>2,97841854009808</text:p>
          </table:table-cell>
          <table:table-cell table:formula="of:=SQRT(POWER([.CJ$4]-[.CF94];2)+POWER([.CJ$5]-[.CG94];2)+POWER([.CJ$6]-[.CH94];2))" office:value-type="float" office:value="408.791266442035" calcext:value-type="float">
            <text:p>408,791266442035</text:p>
          </table:table-cell>
          <table:table-cell table:formula="of:=SQRT(POWER([.CK$4]-[.CG94];2)+POWER([.CK$5]-[.CH94];2)+POWER([.CK$6]-[.CI94];2))" office:value-type="float" office:value="298.409066092647" calcext:value-type="float">
            <text:p>298,409066092647</text:p>
          </table:table-cell>
          <table:table-cell table:formula="of:=SQRT(POWER([.CL$4]-[.$B94];2)+POWER([.CL$5]-[.$C94];2)+POWER([.CL$6]-[.$D94];2))" office:value-type="float" office:value="4.69317504467924" calcext:value-type="float">
            <text:p>4,69317504467924</text:p>
          </table:table-cell>
          <table:table-cell table:formula="of:=SQRT(POWER([.CM$4]-[.CI94];2)+POWER([.CM$5]-[.CJ94];2)+POWER([.CM$6]-[.CK94];2))" office:value-type="float" office:value="474.19383591172" calcext:value-type="float">
            <text:p>474,19383591172</text:p>
          </table:table-cell>
          <table:table-cell table:formula="of:=SQRT(POWER([.CN$4]-[.$B94];2)+POWER([.CN$5]-[.$C94];2)+POWER([.CN$6]-[.$D94];2))" office:value-type="float" office:value="0" calcext:value-type="float">
            <text:p>0</text:p>
          </table:table-cell>
          <table:table-cell table:formula="of:=SQRT(POWER([.CO$4]-[.CK94];2)+POWER([.CO$5]-[.CL94];2)+POWER([.CO$6]-[.CM94];2))" office:value-type="float" office:value="539.967548477378" calcext:value-type="float">
            <text:p>539,967548477378</text:p>
          </table:table-cell>
          <table:table-cell table:formula="of:=SQRT(POWER([.CP$4]-[.$B94];2)+POWER([.CP$5]-[.$C94];2)+POWER([.CP$6]-[.$D94];2))" office:value-type="float" office:value="1.39597850986324" calcext:value-type="float">
            <text:p>1,39597850986324</text:p>
          </table:table-cell>
          <table:table-cell table:formula="of:=SQRT(POWER([.CQ$4]-[.CM94];2)+POWER([.CQ$5]-[.CN94];2)+POWER([.CQ$6]-[.CO94];2))" office:value-type="float" office:value="695.189293855024" calcext:value-type="float">
            <text:p>695,189293855024</text:p>
          </table:table-cell>
          <table:table-cell table:formula="of:=SQRT(POWER([.CR$4]-[.$B94];2)+POWER([.CR$5]-[.$C94];2)+POWER([.CR$6]-[.$D94];2))" office:value-type="float" office:value="2.40088171303794" calcext:value-type="float">
            <text:p>2,40088171303794</text:p>
          </table:table-cell>
          <table:table-cell table:formula="of:=SQRT(POWER([.CS$4]-[.CO94];2)+POWER([.CS$5]-[.CP94];2)+POWER([.CS$6]-[.CQ94];2))" office:value-type="float" office:value="858.177533205034" calcext:value-type="float">
            <text:p>858,177533205034</text:p>
          </table:table-cell>
          <table:table-cell table:formula="of:=SQRT(POWER([.CT$4]-[.CP94];2)+POWER([.CT$5]-[.CQ94];2)+POWER([.CT$6]-[.CR94];2))" office:value-type="float" office:value="658.613013250495" calcext:value-type="float">
            <text:p>658,613013250495</text:p>
          </table:table-cell>
          <table:table-cell table:formula="of:=SQRT(POWER([.CU$4]-[.$B94];2)+POWER([.CU$5]-[.$C94];2)+POWER([.CU$6]-[.$D94];2))" office:value-type="float" office:value="4.43490495952281" calcext:value-type="float">
            <text:p>4,43490495952281</text:p>
          </table:table-cell>
          <table:table-cell table:formula="of:=SQRT(POWER([.CV$4]-[.CR94];2)+POWER([.CV$5]-[.CS94];2)+POWER([.CV$6]-[.CT94];2))" office:value-type="float" office:value="1050.90461799568" calcext:value-type="float">
            <text:p>1050,90461799568</text:p>
          </table:table-cell>
          <table:table-cell table:formula="of:=SQRT(POWER([.CW$4]-[.$B94];2)+POWER([.CW$5]-[.$C94];2)+POWER([.CW$6]-[.$D94];2))" office:value-type="float" office:value="5.91994763490354" calcext:value-type="float">
            <text:p>5,91994763490354</text:p>
          </table:table-cell>
          <table:table-cell table:formula="of:=SQRT(POWER([.CX$4]-[.CT94];2)+POWER([.CX$5]-[.CU94];2)+POWER([.CX$6]-[.CV94];2))" office:value-type="float" office:value="1217.15926893535" calcext:value-type="float">
            <text:p>1217,15926893535</text:p>
          </table:table-cell>
          <table:table-cell table:formula="of:=SQRT(POWER([.CY$4]-[.$B94];2)+POWER([.CY$5]-[.$C94];2)+POWER([.CY$6]-[.$D94];2))" office:value-type="float" office:value="6.80264845482993" calcext:value-type="float">
            <text:p>6,80264845482993</text:p>
          </table:table-cell>
          <table:table-cell table:formula="of:=SQRT(POWER([.CZ$4]-[.$B94];2)+POWER([.CZ$5]-[.$C94];2)+POWER([.CZ$6]-[.$D94];2))" office:value-type="float" office:value="7.3910012176971" calcext:value-type="float">
            <text:p>7,3910012176971</text:p>
          </table:table-cell>
          <table:table-cell table:formula="of:=SQRT(POWER([.DA$4]-[.$B94];2)+POWER([.DA$5]-[.$C94];2)+POWER([.DA$6]-[.$D94];2))" office:value-type="float" office:value="8.64107504885822" calcext:value-type="float">
            <text:p>8,64107504885822</text:p>
          </table:table-cell>
          <table:table-cell table:formula="of:=SQRT(POWER([.DB$4]-[.$B94];2)+POWER([.DB$5]-[.$C94];2)+POWER([.DB$6]-[.$D94];2))" office:value-type="float" office:value="8.06258841811983" calcext:value-type="float">
            <text:p>8,062588418119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.343" calcext:value-type="float">
            <text:p>33,343</text:p>
          </table:table-cell>
          <table:table-cell office:value-type="float" office:value="36.341" calcext:value-type="float">
            <text:p>36,341</text:p>
          </table:table-cell>
          <table:table-cell office:value-type="float" office:value="4.829" calcext:value-type="float">
            <text:p>4,829</text:p>
          </table:table-cell>
          <table:table-cell/>
          <table:table-cell table:formula="of:=SQRT(POWER([.F$4]-[.B95];2)+POWER([.F$5]-[.C95];2)+POWER([.F$6]-[.D95];2))" office:value-type="float" office:value="7.10867153552617" calcext:value-type="float">
            <text:p>7,10867153552617</text:p>
          </table:table-cell>
          <table:table-cell table:formula="of:=SQRT(POWER([.G$4]-[.$B95];2)+POWER([.G$5]-[.$C95];2)+POWER([.G$6]-[.$D95];2))" office:value-type="float" office:value="6.80137963945551" calcext:value-type="float">
            <text:p>6,80137963945551</text:p>
          </table:table-cell>
          <table:table-cell table:formula="of:=SQRT(POWER([.H$4]-[.D95];2)+POWER([.H$5]-[.E95];2)+POWER([.H$6]-[.F95];2))" office:value-type="float" office:value="52.0033249652771" calcext:value-type="float">
            <text:p>52,0033249652771</text:p>
          </table:table-cell>
          <table:table-cell table:formula="of:=SQRT(POWER([.I$4]-[.$B95];2)+POWER([.I$5]-[.$C95];2)+POWER([.I$6]-[.$D95];2))" office:value-type="float" office:value="8.18083278156936" calcext:value-type="float">
            <text:p>8,18083278156936</text:p>
          </table:table-cell>
          <table:table-cell table:formula="of:=SQRT(POWER([.J$4]-[.F95];2)+POWER([.J$5]-[.G95];2)+POWER([.J$6]-[.H95];2))" office:value-type="float" office:value="66.1716573159336" calcext:value-type="float">
            <text:p>66,1716573159336</text:p>
          </table:table-cell>
          <table:table-cell table:formula="of:=SQRT(POWER([.K$4]-[.$B95];2)+POWER([.K$5]-[.$C95];2)+POWER([.K$6]-[.$D95];2))" office:value-type="float" office:value="5.15873240244151" calcext:value-type="float">
            <text:p>5,15873240244151</text:p>
          </table:table-cell>
          <table:table-cell table:formula="of:=SQRT(POWER([.L$4]-[.H95];2)+POWER([.L$5]-[.I95];2)+POWER([.L$6]-[.J95];2))" office:value-type="float" office:value="73.6817934276924" calcext:value-type="float">
            <text:p>73,6817934276924</text:p>
          </table:table-cell>
          <table:table-cell table:formula="of:=SQRT(POWER([.M$4]-[.$B95];2)+POWER([.M$5]-[.$C95];2)+POWER([.M$6]-[.$D95];2))" office:value-type="float" office:value="4.33636126262561" calcext:value-type="float">
            <text:p>4,33636126262561</text:p>
          </table:table-cell>
          <table:table-cell table:formula="of:=SQRT(POWER([.N$4]-[.J95];2)+POWER([.N$5]-[.K95];2)+POWER([.N$6]-[.L95];2))" office:value-type="float" office:value="76.4102562259061" calcext:value-type="float">
            <text:p>76,4102562259061</text:p>
          </table:table-cell>
          <table:table-cell table:formula="of:=SQRT(POWER([.O$4]-[.$B95];2)+POWER([.O$5]-[.$C95];2)+POWER([.O$6]-[.$D95];2))" office:value-type="float" office:value="13.4973609642774" calcext:value-type="float">
            <text:p>13,4973609642774</text:p>
          </table:table-cell>
          <table:table-cell table:formula="of:=SQRT(POWER([.P$4]-[.L95];2)+POWER([.P$5]-[.M95];2)+POWER([.P$6]-[.N95];2))" office:value-type="float" office:value="79.4967062416238" calcext:value-type="float">
            <text:p>79,4967062416238</text:p>
          </table:table-cell>
          <table:table-cell table:formula="of:=SQRT(POWER([.Q$4]-[.$B95];2)+POWER([.Q$5]-[.$C95];2)+POWER([.Q$6]-[.$D95];2))" office:value-type="float" office:value="14.0151941121056" calcext:value-type="float">
            <text:p>14,0151941121056</text:p>
          </table:table-cell>
          <table:table-cell table:formula="of:=SQRT(POWER([.R$4]-[.N95];2)+POWER([.R$5]-[.O95];2)+POWER([.R$6]-[.P95];2))" office:value-type="float" office:value="79.7414255381667" calcext:value-type="float">
            <text:p>79,7414255381667</text:p>
          </table:table-cell>
          <table:table-cell table:formula="of:=SQRT(POWER([.S$4]-[.$B95];2)+POWER([.S$5]-[.$C95];2)+POWER([.S$6]-[.$D95];2))" office:value-type="float" office:value="15.5563235373915" calcext:value-type="float">
            <text:p>15,5563235373915</text:p>
          </table:table-cell>
          <table:table-cell table:formula="of:=SQRT(POWER([.T$4]-[.P95];2)+POWER([.T$5]-[.Q95];2)+POWER([.T$6]-[.R95];2))" office:value-type="float" office:value="81.9826880382373" calcext:value-type="float">
            <text:p>81,9826880382373</text:p>
          </table:table-cell>
          <table:table-cell table:formula="of:=SQRT(POWER([.U$4]-[.$B95];2)+POWER([.U$5]-[.$C95];2)+POWER([.U$6]-[.$D95];2))" office:value-type="float" office:value="14.2630139171214" calcext:value-type="float">
            <text:p>14,2630139171214</text:p>
          </table:table-cell>
          <table:table-cell table:formula="of:=SQRT(POWER([.V$4]-[.R95];2)+POWER([.V$5]-[.S95];2)+POWER([.V$6]-[.T95];2))" office:value-type="float" office:value="77.9634048604888" calcext:value-type="float">
            <text:p>77,9634048604888</text:p>
          </table:table-cell>
          <table:table-cell table:formula="of:=SQRT(POWER([.W$4]-[.$B95];2)+POWER([.W$5]-[.$C95];2)+POWER([.W$6]-[.$D95];2))" office:value-type="float" office:value="14.9943950194731" calcext:value-type="float">
            <text:p>14,9943950194731</text:p>
          </table:table-cell>
          <table:table-cell table:formula="of:=SQRT(POWER([.X$4]-[.T95];2)+POWER([.X$5]-[.U95];2)+POWER([.X$6]-[.V95];2))" office:value-type="float" office:value="76.3924170051668" calcext:value-type="float">
            <text:p>76,3924170051668</text:p>
          </table:table-cell>
          <table:table-cell table:formula="of:=SQRT(POWER([.Y$4]-[.$B95];2)+POWER([.Y$5]-[.$C95];2)+POWER([.Y$6]-[.$D95];2))" office:value-type="float" office:value="16.5388780756132" calcext:value-type="float">
            <text:p>16,5388780756132</text:p>
          </table:table-cell>
          <table:table-cell table:formula="of:=SQRT(POWER([.Z$4]-[.V95];2)+POWER([.Z$5]-[.W95];2)+POWER([.Z$6]-[.X95];2))" office:value-type="float" office:value="70.0404223545893" calcext:value-type="float">
            <text:p>70,0404223545893</text:p>
          </table:table-cell>
          <table:table-cell table:formula="of:=SQRT(POWER([.AA$4]-[.$B95];2)+POWER([.AA$5]-[.$C95];2)+POWER([.AA$6]-[.$D95];2))" office:value-type="float" office:value="16.5464263815484" calcext:value-type="float">
            <text:p>16,5464263815484</text:p>
          </table:table-cell>
          <table:table-cell table:formula="of:=SQRT(POWER([.AB$4]-[.X95];2)+POWER([.AB$5]-[.Y95];2)+POWER([.AB$6]-[.Z95];2))" office:value-type="float" office:value="64.8267022712861" calcext:value-type="float">
            <text:p>64,8267022712861</text:p>
          </table:table-cell>
          <table:table-cell table:formula="of:=SQRT(POWER([.AC$4]-[.$B95];2)+POWER([.AC$5]-[.$C95];2)+POWER([.AC$6]-[.$D95];2))" office:value-type="float" office:value="20.8169816736241" calcext:value-type="float">
            <text:p>20,8169816736241</text:p>
          </table:table-cell>
          <table:table-cell table:formula="of:=SQRT(POWER([.AD$4]-[.Z95];2)+POWER([.AD$5]-[.AA95];2)+POWER([.AD$6]-[.AB95];2))" office:value-type="float" office:value="55.7678518159558" calcext:value-type="float">
            <text:p>55,7678518159558</text:p>
          </table:table-cell>
          <table:table-cell table:formula="of:=SQRT(POWER([.AE$4]-[.$B95];2)+POWER([.AE$5]-[.$C95];2)+POWER([.AE$6]-[.$D95];2))" office:value-type="float" office:value="22.9001849119172" calcext:value-type="float">
            <text:p>22,9001849119172</text:p>
          </table:table-cell>
          <table:table-cell table:formula="of:=SQRT(POWER([.AF$4]-[.AB95];2)+POWER([.AF$5]-[.AC95];2)+POWER([.AF$6]-[.AD95];2))" office:value-type="float" office:value="47.6685516543563" calcext:value-type="float">
            <text:p>47,6685516543563</text:p>
          </table:table-cell>
          <table:table-cell table:formula="of:=SQRT(POWER([.AG$4]-[.$B95];2)+POWER([.AG$5]-[.$C95];2)+POWER([.AG$6]-[.$D95];2))" office:value-type="float" office:value="22.2196736249658" calcext:value-type="float">
            <text:p>22,2196736249658</text:p>
          </table:table-cell>
          <table:table-cell table:formula="of:=SQRT(POWER([.AH$4]-[.AD95];2)+POWER([.AH$5]-[.AE95];2)+POWER([.AH$6]-[.AF95];2))" office:value-type="float" office:value="38.5631759523708" calcext:value-type="float">
            <text:p>38,5631759523708</text:p>
          </table:table-cell>
          <table:table-cell table:formula="of:=SQRT(POWER([.AI$4]-[.$B95];2)+POWER([.AI$5]-[.$C95];2)+POWER([.AI$6]-[.$D95];2))" office:value-type="float" office:value="22.7763984202946" calcext:value-type="float">
            <text:p>22,7763984202946</text:p>
          </table:table-cell>
          <table:table-cell table:formula="of:=SQRT(POWER([.AJ$4]-[.AF95];2)+POWER([.AJ$5]-[.AG95];2)+POWER([.AJ$6]-[.AH95];2))" office:value-type="float" office:value="24.085884113454" calcext:value-type="float">
            <text:p>24,085884113454</text:p>
          </table:table-cell>
          <table:table-cell table:formula="of:=SQRT(POWER([.AK$4]-[.$B95];2)+POWER([.AK$5]-[.$C95];2)+POWER([.AK$6]-[.$D95];2))" office:value-type="float" office:value="24.2617181996659" calcext:value-type="float">
            <text:p>24,2617181996659</text:p>
          </table:table-cell>
          <table:table-cell table:formula="of:=SQRT(POWER([.AL$4]-[.AH95];2)+POWER([.AL$5]-[.AI95];2)+POWER([.AL$6]-[.AJ95];2))" office:value-type="float" office:value="14.7360856752163" calcext:value-type="float">
            <text:p>14,7360856752163</text:p>
          </table:table-cell>
          <table:table-cell table:formula="of:=SQRT(POWER([.AM$4]-[.$B95];2)+POWER([.AM$5]-[.$C95];2)+POWER([.AM$6]-[.$D95];2))" office:value-type="float" office:value="24.7507854218811" calcext:value-type="float">
            <text:p>24,7507854218811</text:p>
          </table:table-cell>
          <table:table-cell table:formula="of:=SQRT(POWER([.AN$4]-[.AJ95];2)+POWER([.AN$5]-[.AK95];2)+POWER([.AN$6]-[.AL95];2))" office:value-type="float" office:value="29.1386972203402" calcext:value-type="float">
            <text:p>29,1386972203402</text:p>
          </table:table-cell>
          <table:table-cell table:formula="of:=SQRT(POWER([.AO$4]-[.$B95];2)+POWER([.AO$5]-[.$C95];2)+POWER([.AO$6]-[.$D95];2))" office:value-type="float" office:value="24.9701273725225" calcext:value-type="float">
            <text:p>24,9701273725225</text:p>
          </table:table-cell>
          <table:table-cell table:formula="of:=SQRT(POWER([.AP$4]-[.AL95];2)+POWER([.AP$5]-[.AM95];2)+POWER([.AP$6]-[.AN95];2))" office:value-type="float" office:value="42.9770898001722" calcext:value-type="float">
            <text:p>42,9770898001722</text:p>
          </table:table-cell>
          <table:table-cell table:formula="of:=SQRT(POWER([.AQ$4]-[.$B95];2)+POWER([.AQ$5]-[.$C95];2)+POWER([.AQ$6]-[.$D95];2))" office:value-type="float" office:value="14.4679352016796" calcext:value-type="float">
            <text:p>14,4679352016796</text:p>
          </table:table-cell>
          <table:table-cell table:formula="of:=SQRT(POWER([.AR$4]-[.AN95];2)+POWER([.AR$5]-[.AO95];2)+POWER([.AR$6]-[.AP95];2))" office:value-type="float" office:value="38.6722197859583" calcext:value-type="float">
            <text:p>38,6722197859583</text:p>
          </table:table-cell>
          <table:table-cell table:formula="of:=SQRT(POWER([.AS$4]-[.$B95];2)+POWER([.AS$5]-[.$C95];2)+POWER([.AS$6]-[.$D95];2))" office:value-type="float" office:value="12.9490796970287" calcext:value-type="float">
            <text:p>12,9490796970287</text:p>
          </table:table-cell>
          <table:table-cell table:formula="of:=SQRT(POWER([.AT$4]-[.AP95];2)+POWER([.AT$5]-[.AQ95];2)+POWER([.AT$6]-[.AR95];2))" office:value-type="float" office:value="37.3074325338099" calcext:value-type="float">
            <text:p>37,3074325338099</text:p>
          </table:table-cell>
          <table:table-cell table:formula="of:=SQRT(POWER([.AU$4]-[.$B95];2)+POWER([.AU$5]-[.$C95];2)+POWER([.AU$6]-[.$D95];2))" office:value-type="float" office:value="12.8208470079008" calcext:value-type="float">
            <text:p>12,8208470079008</text:p>
          </table:table-cell>
          <table:table-cell table:formula="of:=SQRT(POWER([.AV$4]-[.AR95];2)+POWER([.AV$5]-[.AS95];2)+POWER([.AV$6]-[.AT95];2))" office:value-type="float" office:value="35.3368963889084" calcext:value-type="float">
            <text:p>35,3368963889084</text:p>
          </table:table-cell>
          <table:table-cell table:formula="of:=SQRT(POWER([.AW$4]-[.$B95];2)+POWER([.AW$5]-[.$C95];2)+POWER([.AW$6]-[.$D95];2))" office:value-type="float" office:value="13.8818088158568" calcext:value-type="float">
            <text:p>13,8818088158568</text:p>
          </table:table-cell>
          <table:table-cell table:formula="of:=SQRT(POWER([.AX$4]-[.AT95];2)+POWER([.AX$5]-[.AU95];2)+POWER([.AX$6]-[.AV95];2))" office:value-type="float" office:value="33.0176378890163" calcext:value-type="float">
            <text:p>33,0176378890163</text:p>
          </table:table-cell>
          <table:table-cell table:formula="of:=SQRT(POWER([.AY$4]-[.$B95];2)+POWER([.AY$5]-[.$C95];2)+POWER([.AY$6]-[.$D95];2))" office:value-type="float" office:value="7.63320515904033" calcext:value-type="float">
            <text:p>7,63320515904033</text:p>
          </table:table-cell>
          <table:table-cell table:formula="of:=SQRT(POWER([.AZ$4]-[.AV95];2)+POWER([.AZ$5]-[.AW95];2)+POWER([.AZ$6]-[.AX95];2))" office:value-type="float" office:value="38.1532087757992" calcext:value-type="float">
            <text:p>38,1532087757992</text:p>
          </table:table-cell>
          <table:table-cell table:formula="of:=SQRT(POWER([.BA$4]-[.$B95];2)+POWER([.BA$5]-[.$C95];2)+POWER([.BA$6]-[.$D95];2))" office:value-type="float" office:value="7.7605464369463" calcext:value-type="float">
            <text:p>7,7605464369463</text:p>
          </table:table-cell>
          <table:table-cell table:formula="of:=SQRT(POWER([.BB$4]-[.AX95];2)+POWER([.BB$5]-[.AY95];2)+POWER([.BB$6]-[.AZ95];2))" office:value-type="float" office:value="48.3064142487571" calcext:value-type="float">
            <text:p>48,3064142487571</text:p>
          </table:table-cell>
          <table:table-cell table:formula="of:=SQRT(POWER([.BC$4]-[.$B95];2)+POWER([.BC$5]-[.$C95];2)+POWER([.BC$6]-[.$D95];2))" office:value-type="float" office:value="8.93156637998061" calcext:value-type="float">
            <text:p>8,93156637998061</text:p>
          </table:table-cell>
          <table:table-cell table:formula="of:=SQRT(POWER([.BD$4]-[.AZ95];2)+POWER([.BD$5]-[.BA95];2)+POWER([.BD$6]-[.BB95];2))" office:value-type="float" office:value="52.3526568741007" calcext:value-type="float">
            <text:p>52,3526568741007</text:p>
          </table:table-cell>
          <table:table-cell table:formula="of:=SQRT(POWER([.BE$4]-[.$B95];2)+POWER([.BE$5]-[.$C95];2)+POWER([.BE$6]-[.$D95];2))" office:value-type="float" office:value="8.98579261946324" calcext:value-type="float">
            <text:p>8,98579261946324</text:p>
          </table:table-cell>
          <table:table-cell table:formula="of:=SQRT(POWER([.BF$4]-[.BB95];2)+POWER([.BF$5]-[.BC95];2)+POWER([.BF$6]-[.BD95];2))" office:value-type="float" office:value="57.0467047558035" calcext:value-type="float">
            <text:p>57,0467047558035</text:p>
          </table:table-cell>
          <table:table-cell table:formula="of:=SQRT(POWER([.BG$4]-[.$B95];2)+POWER([.BG$5]-[.$C95];2)+POWER([.BG$6]-[.$D95];2))" office:value-type="float" office:value="9.70734160313729" calcext:value-type="float">
            <text:p>9,70734160313729</text:p>
          </table:table-cell>
          <table:table-cell table:formula="of:=SQRT(POWER([.BH$4]-[.BD95];2)+POWER([.BH$5]-[.BE95];2)+POWER([.BH$6]-[.BF95];2))" office:value-type="float" office:value="61.4553571497601" calcext:value-type="float">
            <text:p>61,4553571497601</text:p>
          </table:table-cell>
          <table:table-cell table:formula="of:=SQRT(POWER([.BI$4]-[.$B95];2)+POWER([.BI$5]-[.$C95];2)+POWER([.BI$6]-[.$D95];2))" office:value-type="float" office:value="10.8255949028217" calcext:value-type="float">
            <text:p>10,8255949028217</text:p>
          </table:table-cell>
          <table:table-cell table:formula="of:=SQRT(POWER([.BJ$4]-[.BF95];2)+POWER([.BJ$5]-[.BG95];2)+POWER([.BJ$6]-[.BH95];2))" office:value-type="float" office:value="65.1426180904587" calcext:value-type="float">
            <text:p>65,1426180904587</text:p>
          </table:table-cell>
          <table:table-cell table:formula="of:=SQRT(POWER([.BK$4]-[.$B95];2)+POWER([.BK$5]-[.$C95];2)+POWER([.BK$6]-[.$D95];2))" office:value-type="float" office:value="6.35632865733043" calcext:value-type="float">
            <text:p>6,35632865733043</text:p>
          </table:table-cell>
          <table:table-cell table:formula="of:=SQRT(POWER([.BL$4]-[.BH95];2)+POWER([.BL$5]-[.BI95];2)+POWER([.BL$6]-[.BJ95];2))" office:value-type="float" office:value="69.2010025092382" calcext:value-type="float">
            <text:p>69,2010025092382</text:p>
          </table:table-cell>
          <table:table-cell table:formula="of:=SQRT(POWER([.BM$4]-[.$B95];2)+POWER([.BM$5]-[.$C95];2)+POWER([.BM$6]-[.$D95];2))" office:value-type="float" office:value="5.51519591673768" calcext:value-type="float">
            <text:p>5,51519591673768</text:p>
          </table:table-cell>
          <table:table-cell table:formula="of:=SQRT(POWER([.BN$4]-[.BJ95];2)+POWER([.BN$5]-[.BK95];2)+POWER([.BN$6]-[.BL95];2))" office:value-type="float" office:value="76.4834160789269" calcext:value-type="float">
            <text:p>76,4834160789269</text:p>
          </table:table-cell>
          <table:table-cell table:formula="of:=SQRT(POWER([.BO$4]-[.$B95];2)+POWER([.BO$5]-[.$C95];2)+POWER([.BO$6]-[.$D95];2))" office:value-type="float" office:value="4.94561310658244" calcext:value-type="float">
            <text:p>4,94561310658244</text:p>
          </table:table-cell>
          <table:table-cell table:formula="of:=SQRT(POWER([.BP$4]-[.BL95];2)+POWER([.BP$5]-[.BM95];2)+POWER([.BP$6]-[.BN95];2))" office:value-type="float" office:value="83.9952193524383" calcext:value-type="float">
            <text:p>83,9952193524383</text:p>
          </table:table-cell>
          <table:table-cell table:formula="of:=SQRT(POWER([.BQ$4]-[.$B95];2)+POWER([.BQ$5]-[.$C95];2)+POWER([.BQ$6]-[.$D95];2))" office:value-type="float" office:value="6.34156833914135" calcext:value-type="float">
            <text:p>6,34156833914135</text:p>
          </table:table-cell>
          <table:table-cell table:formula="of:=SQRT(POWER([.BR$4]-[.BN95];2)+POWER([.BR$5]-[.BO95];2)+POWER([.BR$6]-[.BP95];2))" office:value-type="float" office:value="92.5370213940859" calcext:value-type="float">
            <text:p>92,5370213940859</text:p>
          </table:table-cell>
          <table:table-cell table:formula="of:=SQRT(POWER([.BS$4]-[.$B95];2)+POWER([.BS$5]-[.$C95];2)+POWER([.BS$6]-[.$D95];2))" office:value-type="float" office:value="7.47622444820914" calcext:value-type="float">
            <text:p>7,47622444820914</text:p>
          </table:table-cell>
          <table:table-cell table:formula="of:=SQRT(POWER([.BT$4]-[.BP95];2)+POWER([.BT$5]-[.BQ95];2)+POWER([.BT$6]-[.BR95];2))" office:value-type="float" office:value="102.873765647164" calcext:value-type="float">
            <text:p>102,873765647164</text:p>
          </table:table-cell>
          <table:table-cell table:formula="of:=SQRT(POWER([.BU$4]-[.$B95];2)+POWER([.BU$5]-[.$C95];2)+POWER([.BU$6]-[.$D95];2))" office:value-type="float" office:value="8.11619621497657" calcext:value-type="float">
            <text:p>8,11619621497657</text:p>
          </table:table-cell>
          <table:table-cell table:formula="of:=SQRT(POWER([.BV$4]-[.BR95];2)+POWER([.BV$5]-[.BS95];2)+POWER([.BV$6]-[.BT95];2))" office:value-type="float" office:value="116.765222813236" calcext:value-type="float">
            <text:p>116,765222813236</text:p>
          </table:table-cell>
          <table:table-cell table:formula="of:=SQRT(POWER([.BW$4]-[.$B95];2)+POWER([.BW$5]-[.$C95];2)+POWER([.BW$6]-[.$D95];2))" office:value-type="float" office:value="5.53166963944883" calcext:value-type="float">
            <text:p>5,53166963944883</text:p>
          </table:table-cell>
          <table:table-cell table:formula="of:=SQRT(POWER([.BX$4]-[.BT95];2)+POWER([.BX$5]-[.BU95];2)+POWER([.BX$6]-[.BV95];2))" office:value-type="float" office:value="130.516992744065" calcext:value-type="float">
            <text:p>130,516992744065</text:p>
          </table:table-cell>
          <table:table-cell table:formula="of:=SQRT(POWER([.BY$4]-[.$B95];2)+POWER([.BY$5]-[.$C95];2)+POWER([.BY$6]-[.$D95];2))" office:value-type="float" office:value="4.45682140095382" calcext:value-type="float">
            <text:p>4,45682140095382</text:p>
          </table:table-cell>
          <table:table-cell table:formula="of:=SQRT(POWER([.BZ$4]-[.BV95];2)+POWER([.BZ$5]-[.BW95];2)+POWER([.BZ$6]-[.BX95];2))" office:value-type="float" office:value="149.773507222" calcext:value-type="float">
            <text:p>149,773507222</text:p>
          </table:table-cell>
          <table:table-cell table:formula="of:=SQRT(POWER([.CA$4]-[.$B95];2)+POWER([.CA$5]-[.$C95];2)+POWER([.CA$6]-[.$D95];2))" office:value-type="float" office:value="6.93605428179451" calcext:value-type="float">
            <text:p>6,93605428179451</text:p>
          </table:table-cell>
          <table:table-cell table:formula="of:=SQRT(POWER([.CB$4]-[.BX95];2)+POWER([.CB$5]-[.BY95];2)+POWER([.CB$6]-[.BZ95];2))" office:value-type="float" office:value="171.079564381261" calcext:value-type="float">
            <text:p>171,079564381261</text:p>
          </table:table-cell>
          <table:table-cell table:formula="of:=SQRT(POWER([.CC$4]-[.$B95];2)+POWER([.CC$5]-[.$C95];2)+POWER([.CC$6]-[.$D95];2))" office:value-type="float" office:value="8.7884151586051" calcext:value-type="float">
            <text:p>8,7884151586051</text:p>
          </table:table-cell>
          <table:table-cell table:formula="of:=SQRT(POWER([.CD$4]-[.BZ95];2)+POWER([.CD$5]-[.CA95];2)+POWER([.CD$6]-[.CB95];2))" office:value-type="float" office:value="198.483330223595" calcext:value-type="float">
            <text:p>198,483330223595</text:p>
          </table:table-cell>
          <table:table-cell table:formula="of:=SQRT(POWER([.CE$4]-[.$B95];2)+POWER([.CE$5]-[.$C95];2)+POWER([.CE$6]-[.$D95];2))" office:value-type="float" office:value="9.92367154837362" calcext:value-type="float">
            <text:p>9,92367154837362</text:p>
          </table:table-cell>
          <table:table-cell table:formula="of:=SQRT(POWER([.CF$4]-[.CB95];2)+POWER([.CF$5]-[.CC95];2)+POWER([.CF$6]-[.CD95];2))" office:value-type="float" office:value="232.100278880161" calcext:value-type="float">
            <text:p>232,100278880161</text:p>
          </table:table-cell>
          <table:table-cell table:formula="of:=SQRT(POWER([.CG$4]-[.$B95];2)+POWER([.CG$5]-[.$C95];2)+POWER([.CG$6]-[.$D95];2))" office:value-type="float" office:value="10.5083550568107" calcext:value-type="float">
            <text:p>10,5083550568107</text:p>
          </table:table-cell>
          <table:table-cell table:formula="of:=SQRT(POWER([.CH$4]-[.CD95];2)+POWER([.CH$5]-[.CE95];2)+POWER([.CH$6]-[.CF95];2))" office:value-type="float" office:value="274.307574232168" calcext:value-type="float">
            <text:p>274,307574232168</text:p>
          </table:table-cell>
          <table:table-cell table:formula="of:=SQRT(POWER([.CI$4]-[.$B95];2)+POWER([.CI$5]-[.$C95];2)+POWER([.CI$6]-[.$D95];2))" office:value-type="float" office:value="3.96051688545826" calcext:value-type="float">
            <text:p>3,96051688545826</text:p>
          </table:table-cell>
          <table:table-cell table:formula="of:=SQRT(POWER([.CJ$4]-[.CF95];2)+POWER([.CJ$5]-[.CG95];2)+POWER([.CJ$6]-[.CH95];2))" office:value-type="float" office:value="332.907909617564" calcext:value-type="float">
            <text:p>332,907909617564</text:p>
          </table:table-cell>
          <table:table-cell table:formula="of:=SQRT(POWER([.CK$4]-[.CG95];2)+POWER([.CK$5]-[.CH95];2)+POWER([.CK$6]-[.CI95];2))" office:value-type="float" office:value="238.895316800622" calcext:value-type="float">
            <text:p>238,895316800622</text:p>
          </table:table-cell>
          <table:table-cell table:formula="of:=SQRT(POWER([.CL$4]-[.$B95];2)+POWER([.CL$5]-[.$C95];2)+POWER([.CL$6]-[.$D95];2))" office:value-type="float" office:value="5.5943180996436" calcext:value-type="float">
            <text:p>5,5943180996436</text:p>
          </table:table-cell>
          <table:table-cell table:formula="of:=SQRT(POWER([.CM$4]-[.CI95];2)+POWER([.CM$5]-[.CJ95];2)+POWER([.CM$6]-[.CK95];2))" office:value-type="float" office:value="377.958481281264" calcext:value-type="float">
            <text:p>377,958481281264</text:p>
          </table:table-cell>
          <table:table-cell table:formula="of:=SQRT(POWER([.CN$4]-[.$B95];2)+POWER([.CN$5]-[.$C95];2)+POWER([.CN$6]-[.$D95];2))" office:value-type="float" office:value="1.39366961651605" calcext:value-type="float">
            <text:p>1,39366961651605</text:p>
          </table:table-cell>
          <table:table-cell table:formula="of:=SQRT(POWER([.CO$4]-[.CK95];2)+POWER([.CO$5]-[.CL95];2)+POWER([.CO$6]-[.CM95];2))" office:value-type="float" office:value="427.10973202587" calcext:value-type="float">
            <text:p>427,10973202587</text:p>
          </table:table-cell>
          <table:table-cell table:formula="of:=SQRT(POWER([.CP$4]-[.$B95];2)+POWER([.CP$5]-[.$C95];2)+POWER([.CP$6]-[.$D95];2))" office:value-type="float" office:value="2.40616437509992" calcext:value-type="float">
            <text:p>2,40616437509992</text:p>
          </table:table-cell>
          <table:table-cell table:formula="of:=SQRT(POWER([.CQ$4]-[.CM95];2)+POWER([.CQ$5]-[.CN95];2)+POWER([.CQ$6]-[.CO95];2))" office:value-type="float" office:value="547.059465059015" calcext:value-type="float">
            <text:p>547,059465059015</text:p>
          </table:table-cell>
          <table:table-cell table:formula="of:=SQRT(POWER([.CR$4]-[.$B95];2)+POWER([.CR$5]-[.$C95];2)+POWER([.CR$6]-[.$D95];2))" office:value-type="float" office:value="2.74285435267715" calcext:value-type="float">
            <text:p>2,74285435267715</text:p>
          </table:table-cell>
          <table:table-cell table:formula="of:=SQRT(POWER([.CS$4]-[.CO95];2)+POWER([.CS$5]-[.CP95];2)+POWER([.CS$6]-[.CQ95];2))" office:value-type="float" office:value="672.138663127214" calcext:value-type="float">
            <text:p>672,138663127214</text:p>
          </table:table-cell>
          <table:table-cell table:formula="of:=SQRT(POWER([.CT$4]-[.CP95];2)+POWER([.CT$5]-[.CQ95];2)+POWER([.CT$6]-[.CR95];2))" office:value-type="float" office:value="510.60538738893" calcext:value-type="float">
            <text:p>510,60538738893</text:p>
          </table:table-cell>
          <table:table-cell table:formula="of:=SQRT(POWER([.CU$4]-[.$B95];2)+POWER([.CU$5]-[.$C95];2)+POWER([.CU$6]-[.$D95];2))" office:value-type="float" office:value="4.80494838681957" calcext:value-type="float">
            <text:p>4,80494838681957</text:p>
          </table:table-cell>
          <table:table-cell table:formula="of:=SQRT(POWER([.CV$4]-[.CR95];2)+POWER([.CV$5]-[.CS95];2)+POWER([.CV$6]-[.CT95];2))" office:value-type="float" office:value="813.347013564591" calcext:value-type="float">
            <text:p>813,347013564591</text:p>
          </table:table-cell>
          <table:table-cell table:formula="of:=SQRT(POWER([.CW$4]-[.$B95];2)+POWER([.CW$5]-[.$C95];2)+POWER([.CW$6]-[.$D95];2))" office:value-type="float" office:value="6.34551644864308" calcext:value-type="float">
            <text:p>6,34551644864308</text:p>
          </table:table-cell>
          <table:table-cell table:formula="of:=SQRT(POWER([.CX$4]-[.CT95];2)+POWER([.CX$5]-[.CU95];2)+POWER([.CX$6]-[.CV95];2))" office:value-type="float" office:value="937.47351404245" calcext:value-type="float">
            <text:p>937,47351404245</text:p>
          </table:table-cell>
          <table:table-cell table:formula="of:=SQRT(POWER([.CY$4]-[.$B95];2)+POWER([.CY$5]-[.$C95];2)+POWER([.CY$6]-[.$D95];2))" office:value-type="float" office:value="6.89483147002158" calcext:value-type="float">
            <text:p>6,89483147002158</text:p>
          </table:table-cell>
          <table:table-cell table:formula="of:=SQRT(POWER([.CZ$4]-[.$B95];2)+POWER([.CZ$5]-[.$C95];2)+POWER([.CZ$6]-[.$D95];2))" office:value-type="float" office:value="7.4493172841543" calcext:value-type="float">
            <text:p>7,4493172841543</text:p>
          </table:table-cell>
          <table:table-cell table:formula="of:=SQRT(POWER([.DA$4]-[.$B95];2)+POWER([.DA$5]-[.$C95];2)+POWER([.DA$6]-[.$D95];2))" office:value-type="float" office:value="8.52445781267055" calcext:value-type="float">
            <text:p>8,52445781267055</text:p>
          </table:table-cell>
          <table:table-cell table:formula="of:=SQRT(POWER([.DB$4]-[.$B95];2)+POWER([.DB$5]-[.$C95];2)+POWER([.DB$6]-[.$D95];2))" office:value-type="float" office:value="8.34385108927526" calcext:value-type="float">
            <text:p>8,343851089275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.2" calcext:value-type="float">
            <text:p>33,2</text:p>
          </table:table-cell>
          <table:table-cell office:value-type="float" office:value="38.658" calcext:value-type="float">
            <text:p>38,658</text:p>
          </table:table-cell>
          <table:table-cell office:value-type="float" office:value="5.462" calcext:value-type="float">
            <text:p>5,462</text:p>
          </table:table-cell>
          <table:table-cell/>
          <table:table-cell table:formula="of:=SQRT(POWER([.F$4]-[.B96];2)+POWER([.F$5]-[.C96];2)+POWER([.F$6]-[.D96];2))" office:value-type="float" office:value="6.75019081211783" calcext:value-type="float">
            <text:p>6,75019081211783</text:p>
          </table:table-cell>
          <table:table-cell table:formula="of:=SQRT(POWER([.G$4]-[.$B96];2)+POWER([.G$5]-[.$C96];2)+POWER([.G$6]-[.$D96];2))" office:value-type="float" office:value="6.01963902572239" calcext:value-type="float">
            <text:p>6,01963902572239</text:p>
          </table:table-cell>
          <table:table-cell table:formula="of:=SQRT(POWER([.H$4]-[.D96];2)+POWER([.H$5]-[.E96];2)+POWER([.H$6]-[.F96];2))" office:value-type="float" office:value="51.6056213213725" calcext:value-type="float">
            <text:p>51,6056213213725</text:p>
          </table:table-cell>
          <table:table-cell table:formula="of:=SQRT(POWER([.I$4]-[.$B96];2)+POWER([.I$5]-[.$C96];2)+POWER([.I$6]-[.$D96];2))" office:value-type="float" office:value="6.9643507953003" calcext:value-type="float">
            <text:p>6,9643507953003</text:p>
          </table:table-cell>
          <table:table-cell table:formula="of:=SQRT(POWER([.J$4]-[.F96];2)+POWER([.J$5]-[.G96];2)+POWER([.J$6]-[.H96];2))" office:value-type="float" office:value="66.4093881846824" calcext:value-type="float">
            <text:p>66,4093881846824</text:p>
          </table:table-cell>
          <table:table-cell table:formula="of:=SQRT(POWER([.K$4]-[.$B96];2)+POWER([.K$5]-[.$C96];2)+POWER([.K$6]-[.$D96];2))" office:value-type="float" office:value="4.42543952619398" calcext:value-type="float">
            <text:p>4,42543952619398</text:p>
          </table:table-cell>
          <table:table-cell table:formula="of:=SQRT(POWER([.L$4]-[.H96];2)+POWER([.L$5]-[.I96];2)+POWER([.L$6]-[.J96];2))" office:value-type="float" office:value="74.3345779953319" calcext:value-type="float">
            <text:p>74,3345779953319</text:p>
          </table:table-cell>
          <table:table-cell table:formula="of:=SQRT(POWER([.M$4]-[.$B96];2)+POWER([.M$5]-[.$C96];2)+POWER([.M$6]-[.$D96];2))" office:value-type="float" office:value="4.31389870071146" calcext:value-type="float">
            <text:p>4,31389870071146</text:p>
          </table:table-cell>
          <table:table-cell table:formula="of:=SQRT(POWER([.N$4]-[.J96];2)+POWER([.N$5]-[.K96];2)+POWER([.N$6]-[.L96];2))" office:value-type="float" office:value="77.3778910059152" calcext:value-type="float">
            <text:p>77,3778910059152</text:p>
          </table:table-cell>
          <table:table-cell table:formula="of:=SQRT(POWER([.O$4]-[.$B96];2)+POWER([.O$5]-[.$C96];2)+POWER([.O$6]-[.$D96];2))" office:value-type="float" office:value="12.4452001189213" calcext:value-type="float">
            <text:p>12,4452001189213</text:p>
          </table:table-cell>
          <table:table-cell table:formula="of:=SQRT(POWER([.P$4]-[.L96];2)+POWER([.P$5]-[.M96];2)+POWER([.P$6]-[.N96];2))" office:value-type="float" office:value="80.5339175876313" calcext:value-type="float">
            <text:p>80,5339175876313</text:p>
          </table:table-cell>
          <table:table-cell table:formula="of:=SQRT(POWER([.Q$4]-[.$B96];2)+POWER([.Q$5]-[.$C96];2)+POWER([.Q$6]-[.$D96];2))" office:value-type="float" office:value="13.0027574383282" calcext:value-type="float">
            <text:p>13,0027574383282</text:p>
          </table:table-cell>
          <table:table-cell table:formula="of:=SQRT(POWER([.R$4]-[.N96];2)+POWER([.R$5]-[.O96];2)+POWER([.R$6]-[.P96];2))" office:value-type="float" office:value="81.3877957619053" calcext:value-type="float">
            <text:p>81,3877957619053</text:p>
          </table:table-cell>
          <table:table-cell table:formula="of:=SQRT(POWER([.S$4]-[.$B96];2)+POWER([.S$5]-[.$C96];2)+POWER([.S$6]-[.$D96];2))" office:value-type="float" office:value="14.7146818178308" calcext:value-type="float">
            <text:p>14,7146818178308</text:p>
          </table:table-cell>
          <table:table-cell table:formula="of:=SQRT(POWER([.T$4]-[.P96];2)+POWER([.T$5]-[.Q96];2)+POWER([.T$6]-[.R96];2))" office:value-type="float" office:value="84.1545685449574" calcext:value-type="float">
            <text:p>84,1545685449574</text:p>
          </table:table-cell>
          <table:table-cell table:formula="of:=SQRT(POWER([.U$4]-[.$B96];2)+POWER([.U$5]-[.$C96];2)+POWER([.U$6]-[.$D96];2))" office:value-type="float" office:value="13.9882405255271" calcext:value-type="float">
            <text:p>13,9882405255271</text:p>
          </table:table-cell>
          <table:table-cell table:formula="of:=SQRT(POWER([.V$4]-[.R96];2)+POWER([.V$5]-[.S96];2)+POWER([.V$6]-[.T96];2))" office:value-type="float" office:value="80.7839799294657" calcext:value-type="float">
            <text:p>80,7839799294657</text:p>
          </table:table-cell>
          <table:table-cell table:formula="of:=SQRT(POWER([.W$4]-[.$B96];2)+POWER([.W$5]-[.$C96];2)+POWER([.W$6]-[.$D96];2))" office:value-type="float" office:value="15.0681650176788" calcext:value-type="float">
            <text:p>15,0681650176788</text:p>
          </table:table-cell>
          <table:table-cell table:formula="of:=SQRT(POWER([.X$4]-[.T96];2)+POWER([.X$5]-[.U96];2)+POWER([.X$6]-[.V96];2))" office:value-type="float" office:value="79.8875064708875" calcext:value-type="float">
            <text:p>79,8875064708875</text:p>
          </table:table-cell>
          <table:table-cell table:formula="of:=SQRT(POWER([.Y$4]-[.$B96];2)+POWER([.Y$5]-[.$C96];2)+POWER([.Y$6]-[.$D96];2))" office:value-type="float" office:value="16.3239863697566" calcext:value-type="float">
            <text:p>16,3239863697566</text:p>
          </table:table-cell>
          <table:table-cell table:formula="of:=SQRT(POWER([.Z$4]-[.V96];2)+POWER([.Z$5]-[.W96];2)+POWER([.Z$6]-[.X96];2))" office:value-type="float" office:value="74.256402801594" calcext:value-type="float">
            <text:p>74,256402801594</text:p>
          </table:table-cell>
          <table:table-cell table:formula="of:=SQRT(POWER([.AA$4]-[.$B96];2)+POWER([.AA$5]-[.$C96];2)+POWER([.AA$6]-[.$D96];2))" office:value-type="float" office:value="16.1587199059827" calcext:value-type="float">
            <text:p>16,1587199059827</text:p>
          </table:table-cell>
          <table:table-cell table:formula="of:=SQRT(POWER([.AB$4]-[.X96];2)+POWER([.AB$5]-[.Y96];2)+POWER([.AB$6]-[.Z96];2))" office:value-type="float" office:value="70.1535851367489" calcext:value-type="float">
            <text:p>70,1535851367489</text:p>
          </table:table-cell>
          <table:table-cell table:formula="of:=SQRT(POWER([.AC$4]-[.$B96];2)+POWER([.AC$5]-[.$C96];2)+POWER([.AC$6]-[.$D96];2))" office:value-type="float" office:value="22.1997729943349" calcext:value-type="float">
            <text:p>22,1997729943349</text:p>
          </table:table-cell>
          <table:table-cell table:formula="of:=SQRT(POWER([.AD$4]-[.Z96];2)+POWER([.AD$5]-[.AA96];2)+POWER([.AD$6]-[.AB96];2))" office:value-type="float" office:value="62.3343747329581" calcext:value-type="float">
            <text:p>62,3343747329581</text:p>
          </table:table-cell>
          <table:table-cell table:formula="of:=SQRT(POWER([.AE$4]-[.$B96];2)+POWER([.AE$5]-[.$C96];2)+POWER([.AE$6]-[.$D96];2))" office:value-type="float" office:value="24.2567132563338" calcext:value-type="float">
            <text:p>24,2567132563338</text:p>
          </table:table-cell>
          <table:table-cell table:formula="of:=SQRT(POWER([.AF$4]-[.AB96];2)+POWER([.AF$5]-[.AC96];2)+POWER([.AF$6]-[.AD96];2))" office:value-type="float" office:value="55.713209241799" calcext:value-type="float">
            <text:p>55,713209241799</text:p>
          </table:table-cell>
          <table:table-cell table:formula="of:=SQRT(POWER([.AG$4]-[.$B96];2)+POWER([.AG$5]-[.$C96];2)+POWER([.AG$6]-[.$D96];2))" office:value-type="float" office:value="23.7689700870694" calcext:value-type="float">
            <text:p>23,7689700870694</text:p>
          </table:table-cell>
          <table:table-cell table:formula="of:=SQRT(POWER([.AH$4]-[.AD96];2)+POWER([.AH$5]-[.AE96];2)+POWER([.AH$6]-[.AF96];2))" office:value-type="float" office:value="48.1146187516092" calcext:value-type="float">
            <text:p>48,1146187516092</text:p>
          </table:table-cell>
          <table:table-cell table:formula="of:=SQRT(POWER([.AI$4]-[.$B96];2)+POWER([.AI$5]-[.$C96];2)+POWER([.AI$6]-[.$D96];2))" office:value-type="float" office:value="24.0230699536924" calcext:value-type="float">
            <text:p>24,0230699536924</text:p>
          </table:table-cell>
          <table:table-cell table:formula="of:=SQRT(POWER([.AJ$4]-[.AF96];2)+POWER([.AJ$5]-[.AG96];2)+POWER([.AJ$6]-[.AH96];2))" office:value-type="float" office:value="33.7100450070833" calcext:value-type="float">
            <text:p>33,7100450070833</text:p>
          </table:table-cell>
          <table:table-cell table:formula="of:=SQRT(POWER([.AK$4]-[.$B96];2)+POWER([.AK$5]-[.$C96];2)+POWER([.AK$6]-[.$D96];2))" office:value-type="float" office:value="25.3541695387563" calcext:value-type="float">
            <text:p>25,3541695387563</text:p>
          </table:table-cell>
          <table:table-cell table:formula="of:=SQRT(POWER([.AL$4]-[.AH96];2)+POWER([.AL$5]-[.AI96];2)+POWER([.AL$6]-[.AJ96];2))" office:value-type="float" office:value="16.9532559306313" calcext:value-type="float">
            <text:p>16,9532559306313</text:p>
          </table:table-cell>
          <table:table-cell table:formula="of:=SQRT(POWER([.AM$4]-[.$B96];2)+POWER([.AM$5]-[.$C96];2)+POWER([.AM$6]-[.$D96];2))" office:value-type="float" office:value="25.9042580283628" calcext:value-type="float">
            <text:p>25,9042580283628</text:p>
          </table:table-cell>
          <table:table-cell table:formula="of:=SQRT(POWER([.AN$4]-[.AJ96];2)+POWER([.AN$5]-[.AK96];2)+POWER([.AN$6]-[.AL96];2))" office:value-type="float" office:value="19.971998151405" calcext:value-type="float">
            <text:p>19,971998151405</text:p>
          </table:table-cell>
          <table:table-cell table:formula="of:=SQRT(POWER([.AO$4]-[.$B96];2)+POWER([.AO$5]-[.$C96];2)+POWER([.AO$6]-[.$D96];2))" office:value-type="float" office:value="26.3130956369637" calcext:value-type="float">
            <text:p>26,3130956369637</text:p>
          </table:table-cell>
          <table:table-cell table:formula="of:=SQRT(POWER([.AP$4]-[.AL96];2)+POWER([.AP$5]-[.AM96];2)+POWER([.AP$6]-[.AN96];2))" office:value-type="float" office:value="38.2622155443359" calcext:value-type="float">
            <text:p>38,2622155443359</text:p>
          </table:table-cell>
          <table:table-cell table:formula="of:=SQRT(POWER([.AQ$4]-[.$B96];2)+POWER([.AQ$5]-[.$C96];2)+POWER([.AQ$6]-[.$D96];2))" office:value-type="float" office:value="14.3255132543305" calcext:value-type="float">
            <text:p>14,3255132543305</text:p>
          </table:table-cell>
          <table:table-cell table:formula="of:=SQRT(POWER([.AR$4]-[.AN96];2)+POWER([.AR$5]-[.AO96];2)+POWER([.AR$6]-[.AP96];2))" office:value-type="float" office:value="39.5934809748688" calcext:value-type="float">
            <text:p>39,5934809748688</text:p>
          </table:table-cell>
          <table:table-cell table:formula="of:=SQRT(POWER([.AS$4]-[.$B96];2)+POWER([.AS$5]-[.$C96];2)+POWER([.AS$6]-[.$D96];2))" office:value-type="float" office:value="12.6576132821318" calcext:value-type="float">
            <text:p>12,6576132821318</text:p>
          </table:table-cell>
          <table:table-cell table:formula="of:=SQRT(POWER([.AT$4]-[.AP96];2)+POWER([.AT$5]-[.AQ96];2)+POWER([.AT$6]-[.AR96];2))" office:value-type="float" office:value="38.5631803973143" calcext:value-type="float">
            <text:p>38,5631803973143</text:p>
          </table:table-cell>
          <table:table-cell table:formula="of:=SQRT(POWER([.AU$4]-[.$B96];2)+POWER([.AU$5]-[.$C96];2)+POWER([.AU$6]-[.$D96];2))" office:value-type="float" office:value="12.9914258262902" calcext:value-type="float">
            <text:p>12,9914258262902</text:p>
          </table:table-cell>
          <table:table-cell table:formula="of:=SQRT(POWER([.AV$4]-[.AR96];2)+POWER([.AV$5]-[.AS96];2)+POWER([.AV$6]-[.AT96];2))" office:value-type="float" office:value="36.3491591165351" calcext:value-type="float">
            <text:p>36,3491591165351</text:p>
          </table:table-cell>
          <table:table-cell table:formula="of:=SQRT(POWER([.AW$4]-[.$B96];2)+POWER([.AW$5]-[.$C96];2)+POWER([.AW$6]-[.$D96];2))" office:value-type="float" office:value="14.2322187658847" calcext:value-type="float">
            <text:p>14,2322187658847</text:p>
          </table:table-cell>
          <table:table-cell table:formula="of:=SQRT(POWER([.AX$4]-[.AT96];2)+POWER([.AX$5]-[.AU96];2)+POWER([.AX$6]-[.AV96];2))" office:value-type="float" office:value="33.4568031403878" calcext:value-type="float">
            <text:p>33,4568031403878</text:p>
          </table:table-cell>
          <table:table-cell table:formula="of:=SQRT(POWER([.AY$4]-[.$B96];2)+POWER([.AY$5]-[.$C96];2)+POWER([.AY$6]-[.$D96];2))" office:value-type="float" office:value="5.52145542407072" calcext:value-type="float">
            <text:p>5,52145542407072</text:p>
          </table:table-cell>
          <table:table-cell table:formula="of:=SQRT(POWER([.AZ$4]-[.AV96];2)+POWER([.AZ$5]-[.AW96];2)+POWER([.AZ$6]-[.AX96];2))" office:value-type="float" office:value="38.2066441917005" calcext:value-type="float">
            <text:p>38,2066441917005</text:p>
          </table:table-cell>
          <table:table-cell table:formula="of:=SQRT(POWER([.BA$4]-[.$B96];2)+POWER([.BA$5]-[.$C96];2)+POWER([.BA$6]-[.$D96];2))" office:value-type="float" office:value="5.38072838935399" calcext:value-type="float">
            <text:p>5,38072838935399</text:p>
          </table:table-cell>
          <table:table-cell table:formula="of:=SQRT(POWER([.BB$4]-[.AX96];2)+POWER([.BB$5]-[.AY96];2)+POWER([.BB$6]-[.AZ96];2))" office:value-type="float" office:value="49.9766269669957" calcext:value-type="float">
            <text:p>49,9766269669957</text:p>
          </table:table-cell>
          <table:table-cell table:formula="of:=SQRT(POWER([.BC$4]-[.$B96];2)+POWER([.BC$5]-[.$C96];2)+POWER([.BC$6]-[.$D96];2))" office:value-type="float" office:value="6.76443500966636" calcext:value-type="float">
            <text:p>6,76443500966636</text:p>
          </table:table-cell>
          <table:table-cell table:formula="of:=SQRT(POWER([.BD$4]-[.AZ96];2)+POWER([.BD$5]-[.BA96];2)+POWER([.BD$6]-[.BB96];2))" office:value-type="float" office:value="55.2006340138989" calcext:value-type="float">
            <text:p>55,2006340138989</text:p>
          </table:table-cell>
          <table:table-cell table:formula="of:=SQRT(POWER([.BE$4]-[.$B96];2)+POWER([.BE$5]-[.$C96];2)+POWER([.BE$6]-[.$D96];2))" office:value-type="float" office:value="7.00760572521029" calcext:value-type="float">
            <text:p>7,00760572521029</text:p>
          </table:table-cell>
          <table:table-cell table:formula="of:=SQRT(POWER([.BF$4]-[.BB96];2)+POWER([.BF$5]-[.BC96];2)+POWER([.BF$6]-[.BD96];2))" office:value-type="float" office:value="60.939343649504" calcext:value-type="float">
            <text:p>60,939343649504</text:p>
          </table:table-cell>
          <table:table-cell table:formula="of:=SQRT(POWER([.BG$4]-[.$B96];2)+POWER([.BG$5]-[.$C96];2)+POWER([.BG$6]-[.$D96];2))" office:value-type="float" office:value="7.81811985070579" calcext:value-type="float">
            <text:p>7,81811985070579</text:p>
          </table:table-cell>
          <table:table-cell table:formula="of:=SQRT(POWER([.BH$4]-[.BD96];2)+POWER([.BH$5]-[.BE96];2)+POWER([.BH$6]-[.BF96];2))" office:value-type="float" office:value="66.4558535801203" calcext:value-type="float">
            <text:p>66,4558535801203</text:p>
          </table:table-cell>
          <table:table-cell table:formula="of:=SQRT(POWER([.BI$4]-[.$B96];2)+POWER([.BI$5]-[.$C96];2)+POWER([.BI$6]-[.$D96];2))" office:value-type="float" office:value="8.82051461083762" calcext:value-type="float">
            <text:p>8,82051461083762</text:p>
          </table:table-cell>
          <table:table-cell table:formula="of:=SQRT(POWER([.BJ$4]-[.BF96];2)+POWER([.BJ$5]-[.BG96];2)+POWER([.BJ$6]-[.BH96];2))" office:value-type="float" office:value="71.4851970211751" calcext:value-type="float">
            <text:p>71,4851970211751</text:p>
          </table:table-cell>
          <table:table-cell table:formula="of:=SQRT(POWER([.BK$4]-[.$B96];2)+POWER([.BK$5]-[.$C96];2)+POWER([.BK$6]-[.$D96];2))" office:value-type="float" office:value="4.94674610223731" calcext:value-type="float">
            <text:p>4,94674610223731</text:p>
          </table:table-cell>
          <table:table-cell table:formula="of:=SQRT(POWER([.BL$4]-[.BH96];2)+POWER([.BL$5]-[.BI96];2)+POWER([.BL$6]-[.BJ96];2))" office:value-type="float" office:value="77.3274619572296" calcext:value-type="float">
            <text:p>77,3274619572296</text:p>
          </table:table-cell>
          <table:table-cell table:formula="of:=SQRT(POWER([.BM$4]-[.$B96];2)+POWER([.BM$5]-[.$C96];2)+POWER([.BM$6]-[.$D96];2))" office:value-type="float" office:value="4.15717945246534" calcext:value-type="float">
            <text:p>4,15717945246534</text:p>
          </table:table-cell>
          <table:table-cell table:formula="of:=SQRT(POWER([.BN$4]-[.BJ96];2)+POWER([.BN$5]-[.BK96];2)+POWER([.BN$6]-[.BL96];2))" office:value-type="float" office:value="86.3046907835833" calcext:value-type="float">
            <text:p>86,3046907835833</text:p>
          </table:table-cell>
          <table:table-cell table:formula="of:=SQRT(POWER([.BO$4]-[.$B96];2)+POWER([.BO$5]-[.$C96];2)+POWER([.BO$6]-[.$D96];2))" office:value-type="float" office:value="4.46904889210221" calcext:value-type="float">
            <text:p>4,46904889210221</text:p>
          </table:table-cell>
          <table:table-cell table:formula="of:=SQRT(POWER([.BP$4]-[.BL96];2)+POWER([.BP$5]-[.BM96];2)+POWER([.BP$6]-[.BN96];2))" office:value-type="float" office:value="96.2806869902436" calcext:value-type="float">
            <text:p>96,2806869902436</text:p>
          </table:table-cell>
          <table:table-cell table:formula="of:=SQRT(POWER([.BQ$4]-[.$B96];2)+POWER([.BQ$5]-[.$C96];2)+POWER([.BQ$6]-[.$D96];2))" office:value-type="float" office:value="6.22256972640725" calcext:value-type="float">
            <text:p>6,22256972640725</text:p>
          </table:table-cell>
          <table:table-cell table:formula="of:=SQRT(POWER([.BR$4]-[.BN96];2)+POWER([.BR$5]-[.BO96];2)+POWER([.BR$6]-[.BP96];2))" office:value-type="float" office:value="107.567146389242" calcext:value-type="float">
            <text:p>107,567146389242</text:p>
          </table:table-cell>
          <table:table-cell table:formula="of:=SQRT(POWER([.BS$4]-[.$B96];2)+POWER([.BS$5]-[.$C96];2)+POWER([.BS$6]-[.$D96];2))" office:value-type="float" office:value="7.55716686331591" calcext:value-type="float">
            <text:p>7,55716686331591</text:p>
          </table:table-cell>
          <table:table-cell table:formula="of:=SQRT(POWER([.BT$4]-[.BP96];2)+POWER([.BT$5]-[.BQ96];2)+POWER([.BT$6]-[.BR96];2))" office:value-type="float" office:value="121.610822440543" calcext:value-type="float">
            <text:p>121,610822440543</text:p>
          </table:table-cell>
          <table:table-cell table:formula="of:=SQRT(POWER([.BU$4]-[.$B96];2)+POWER([.BU$5]-[.$C96];2)+POWER([.BU$6]-[.$D96];2))" office:value-type="float" office:value="8.3455853000254" calcext:value-type="float">
            <text:p>8,3455853000254</text:p>
          </table:table-cell>
          <table:table-cell table:formula="of:=SQRT(POWER([.BV$4]-[.BR96];2)+POWER([.BV$5]-[.BS96];2)+POWER([.BV$6]-[.BT96];2))" office:value-type="float" office:value="140.213309937587" calcext:value-type="float">
            <text:p>140,213309937587</text:p>
          </table:table-cell>
          <table:table-cell table:formula="of:=SQRT(POWER([.BW$4]-[.$B96];2)+POWER([.BW$5]-[.$C96];2)+POWER([.BW$6]-[.$D96];2))" office:value-type="float" office:value="4.55086782932662" calcext:value-type="float">
            <text:p>4,55086782932662</text:p>
          </table:table-cell>
          <table:table-cell table:formula="of:=SQRT(POWER([.BX$4]-[.BT96];2)+POWER([.BX$5]-[.BU96];2)+POWER([.BX$6]-[.BV96];2))" office:value-type="float" office:value="159.676555062276" calcext:value-type="float">
            <text:p>159,676555062276</text:p>
          </table:table-cell>
          <table:table-cell table:formula="of:=SQRT(POWER([.BY$4]-[.$B96];2)+POWER([.BY$5]-[.$C96];2)+POWER([.BY$6]-[.$D96];2))" office:value-type="float" office:value="3.90912547764842" calcext:value-type="float">
            <text:p>3,90912547764842</text:p>
          </table:table-cell>
          <table:table-cell table:formula="of:=SQRT(POWER([.BZ$4]-[.BV96];2)+POWER([.BZ$5]-[.BW96];2)+POWER([.BZ$6]-[.BX96];2))" office:value-type="float" office:value="186.605971389144" calcext:value-type="float">
            <text:p>186,605971389144</text:p>
          </table:table-cell>
          <table:table-cell table:formula="of:=SQRT(POWER([.CA$4]-[.$B96];2)+POWER([.CA$5]-[.$C96];2)+POWER([.CA$6]-[.$D96];2))" office:value-type="float" office:value="6.05080407879812" calcext:value-type="float">
            <text:p>6,05080407879812</text:p>
          </table:table-cell>
          <table:table-cell table:formula="of:=SQRT(POWER([.CB$4]-[.BX96];2)+POWER([.CB$5]-[.BY96];2)+POWER([.CB$6]-[.BZ96];2))" office:value-type="float" office:value="217.284480386209" calcext:value-type="float">
            <text:p>217,284480386209</text:p>
          </table:table-cell>
          <table:table-cell table:formula="of:=SQRT(POWER([.CC$4]-[.$B96];2)+POWER([.CC$5]-[.$C96];2)+POWER([.CC$6]-[.$D96];2))" office:value-type="float" office:value="7.65550351054717" calcext:value-type="float">
            <text:p>7,65550351054717</text:p>
          </table:table-cell>
          <table:table-cell table:formula="of:=SQRT(POWER([.CD$4]-[.BZ96];2)+POWER([.CD$5]-[.CA96];2)+POWER([.CD$6]-[.CB96];2))" office:value-type="float" office:value="256.961709055381" calcext:value-type="float">
            <text:p>256,961709055381</text:p>
          </table:table-cell>
          <table:table-cell table:formula="of:=SQRT(POWER([.CE$4]-[.$B96];2)+POWER([.CE$5]-[.$C96];2)+POWER([.CE$6]-[.$D96];2))" office:value-type="float" office:value="8.58719313862219" calcext:value-type="float">
            <text:p>8,58719313862219</text:p>
          </table:table-cell>
          <table:table-cell table:formula="of:=SQRT(POWER([.CF$4]-[.CB96];2)+POWER([.CF$5]-[.CC96];2)+POWER([.CF$6]-[.CD96];2))" office:value-type="float" office:value="306.136756896111" calcext:value-type="float">
            <text:p>306,136756896111</text:p>
          </table:table-cell>
          <table:table-cell table:formula="of:=SQRT(POWER([.CG$4]-[.$B96];2)+POWER([.CG$5]-[.$C96];2)+POWER([.CG$6]-[.$D96];2))" office:value-type="float" office:value="8.97979470812111" calcext:value-type="float">
            <text:p>8,97979470812111</text:p>
          </table:table-cell>
          <table:table-cell table:formula="of:=SQRT(POWER([.CH$4]-[.CD96];2)+POWER([.CH$5]-[.CE96];2)+POWER([.CH$6]-[.CF96];2))" office:value-type="float" office:value="368.256129723694" calcext:value-type="float">
            <text:p>368,256129723694</text:p>
          </table:table-cell>
          <table:table-cell table:formula="of:=SQRT(POWER([.CI$4]-[.$B96];2)+POWER([.CI$5]-[.$C96];2)+POWER([.CI$6]-[.$D96];2))" office:value-type="float" office:value="3.26797995709888" calcext:value-type="float">
            <text:p>3,26797995709888</text:p>
          </table:table-cell>
          <table:table-cell table:formula="of:=SQRT(POWER([.CJ$4]-[.CF96];2)+POWER([.CJ$5]-[.CG96];2)+POWER([.CJ$6]-[.CH96];2))" office:value-type="float" office:value="452.278447908258" calcext:value-type="float">
            <text:p>452,278447908258</text:p>
          </table:table-cell>
          <table:table-cell table:formula="of:=SQRT(POWER([.CK$4]-[.CG96];2)+POWER([.CK$5]-[.CH96];2)+POWER([.CK$6]-[.CI96];2))" office:value-type="float" office:value="332.539514680093" calcext:value-type="float">
            <text:p>332,539514680093</text:p>
          </table:table-cell>
          <table:table-cell table:formula="of:=SQRT(POWER([.CL$4]-[.$B96];2)+POWER([.CL$5]-[.$C96];2)+POWER([.CL$6]-[.$D96];2))" office:value-type="float" office:value="5.38863470649106" calcext:value-type="float">
            <text:p>5,38863470649106</text:p>
          </table:table-cell>
          <table:table-cell table:formula="of:=SQRT(POWER([.CM$4]-[.CI96];2)+POWER([.CM$5]-[.CJ96];2)+POWER([.CM$6]-[.CK96];2))" office:value-type="float" office:value="529.340806394691" calcext:value-type="float">
            <text:p>529,340806394691</text:p>
          </table:table-cell>
          <table:table-cell table:formula="of:=SQRT(POWER([.CN$4]-[.$B96];2)+POWER([.CN$5]-[.$C96];2)+POWER([.CN$6]-[.$D96];2))" office:value-type="float" office:value="1.39597850986324" calcext:value-type="float">
            <text:p>1,39597850986324</text:p>
          </table:table-cell>
          <table:table-cell table:formula="of:=SQRT(POWER([.CO$4]-[.CK96];2)+POWER([.CO$5]-[.CL96];2)+POWER([.CO$6]-[.CM96];2))" office:value-type="float" office:value="604.639759163587" calcext:value-type="float">
            <text:p>604,639759163587</text:p>
          </table:table-cell>
          <table:table-cell table:formula="of:=SQRT(POWER([.CP$4]-[.$B96];2)+POWER([.CP$5]-[.$C96];2)+POWER([.CP$6]-[.$D96];2))" office:value-type="float" office:value="0" calcext:value-type="float">
            <text:p>0</text:p>
          </table:table-cell>
          <table:table-cell table:formula="of:=SQRT(POWER([.CQ$4]-[.CM96];2)+POWER([.CQ$5]-[.CN96];2)+POWER([.CQ$6]-[.CO96];2))" office:value-type="float" office:value="780.006183115487" calcext:value-type="float">
            <text:p>780,006183115487</text:p>
          </table:table-cell>
          <table:table-cell table:formula="of:=SQRT(POWER([.CR$4]-[.$B96];2)+POWER([.CR$5]-[.$C96];2)+POWER([.CR$6]-[.$D96];2))" office:value-type="float" office:value="1.39833651171669" calcext:value-type="float">
            <text:p>1,39833651171669</text:p>
          </table:table-cell>
          <table:table-cell table:formula="of:=SQRT(POWER([.CS$4]-[.CO96];2)+POWER([.CS$5]-[.CP96];2)+POWER([.CS$6]-[.CQ96];2))" office:value-type="float" office:value="964.795108247176" calcext:value-type="float">
            <text:p>964,795108247176</text:p>
          </table:table-cell>
          <table:table-cell table:formula="of:=SQRT(POWER([.CT$4]-[.CP96];2)+POWER([.CT$5]-[.CQ96];2)+POWER([.CT$6]-[.CR96];2))" office:value-type="float" office:value="743.418218344546" calcext:value-type="float">
            <text:p>743,418218344546</text:p>
          </table:table-cell>
          <table:table-cell table:formula="of:=SQRT(POWER([.CU$4]-[.$B96];2)+POWER([.CU$5]-[.$C96];2)+POWER([.CU$6]-[.$D96];2))" office:value-type="float" office:value="5.57942918227304" calcext:value-type="float">
            <text:p>5,57942918227304</text:p>
          </table:table-cell>
          <table:table-cell table:formula="of:=SQRT(POWER([.CV$4]-[.CR96];2)+POWER([.CV$5]-[.CS96];2)+POWER([.CV$6]-[.CT96];2))" office:value-type="float" office:value="1187.09382332177" calcext:value-type="float">
            <text:p>1187,09382332177</text:p>
          </table:table-cell>
          <table:table-cell table:formula="of:=SQRT(POWER([.CW$4]-[.$B96];2)+POWER([.CW$5]-[.$C96];2)+POWER([.CW$6]-[.$D96];2))" office:value-type="float" office:value="7.03575553867528" calcext:value-type="float">
            <text:p>7,03575553867528</text:p>
          </table:table-cell>
          <table:table-cell table:formula="of:=SQRT(POWER([.CX$4]-[.CT96];2)+POWER([.CX$5]-[.CU96];2)+POWER([.CX$6]-[.CV96];2))" office:value-type="float" office:value="1377.48450649305" calcext:value-type="float">
            <text:p>1377,48450649305</text:p>
          </table:table-cell>
          <table:table-cell table:formula="of:=SQRT(POWER([.CY$4]-[.$B96];2)+POWER([.CY$5]-[.$C96];2)+POWER([.CY$6]-[.$D96];2))" office:value-type="float" office:value="8.03885228126503" calcext:value-type="float">
            <text:p>8,03885228126503</text:p>
          </table:table-cell>
          <table:table-cell table:formula="of:=SQRT(POWER([.CZ$4]-[.$B96];2)+POWER([.CZ$5]-[.$C96];2)+POWER([.CZ$6]-[.$D96];2))" office:value-type="float" office:value="8.56401512142523" calcext:value-type="float">
            <text:p>8,56401512142523</text:p>
          </table:table-cell>
          <table:table-cell table:formula="of:=SQRT(POWER([.DA$4]-[.$B96];2)+POWER([.DA$5]-[.$C96];2)+POWER([.DA$6]-[.$D96];2))" office:value-type="float" office:value="9.86975085805108" calcext:value-type="float">
            <text:p>9,86975085805108</text:p>
          </table:table-cell>
          <table:table-cell table:formula="of:=SQRT(POWER([.DB$4]-[.$B96];2)+POWER([.DB$5]-[.$C96];2)+POWER([.DB$6]-[.$D96];2))" office:value-type="float" office:value="9.10123903652684" calcext:value-type="float">
            <text:p>9,101239036526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.955" calcext:value-type="float">
            <text:p>31,955</text:p>
          </table:table-cell>
          <table:table-cell office:value-type="float" office:value="36.205" calcext:value-type="float">
            <text:p>36,205</text:p>
          </table:table-cell>
          <table:table-cell office:value-type="float" office:value="4.802" calcext:value-type="float">
            <text:p>4,802</text:p>
          </table:table-cell>
          <table:table-cell/>
          <table:table-cell table:formula="of:=SQRT(POWER([.F$4]-[.B97];2)+POWER([.F$5]-[.C97];2)+POWER([.F$6]-[.D97];2))" office:value-type="float" office:value="7.46290037451928" calcext:value-type="float">
            <text:p>7,46290037451928</text:p>
          </table:table-cell>
          <table:table-cell table:formula="of:=SQRT(POWER([.G$4]-[.$B97];2)+POWER([.G$5]-[.$C97];2)+POWER([.G$6]-[.$D97];2))" office:value-type="float" office:value="7.03440857499762" calcext:value-type="float">
            <text:p>7,03440857499762</text:p>
          </table:table-cell>
          <table:table-cell table:formula="of:=SQRT(POWER([.H$4]-[.D97];2)+POWER([.H$5]-[.E97];2)+POWER([.H$6]-[.F97];2))" office:value-type="float" office:value="52.0666828850724" calcext:value-type="float">
            <text:p>52,0666828850724</text:p>
          </table:table-cell>
          <table:table-cell table:formula="of:=SQRT(POWER([.I$4]-[.$B97];2)+POWER([.I$5]-[.$C97];2)+POWER([.I$6]-[.$D97];2))" office:value-type="float" office:value="8.67277199054604" calcext:value-type="float">
            <text:p>8,67277199054604</text:p>
          </table:table-cell>
          <table:table-cell table:formula="of:=SQRT(POWER([.J$4]-[.F97];2)+POWER([.J$5]-[.G97];2)+POWER([.J$6]-[.H97];2))" office:value-type="float" office:value="65.9636138440658" calcext:value-type="float">
            <text:p>65,9636138440658</text:p>
          </table:table-cell>
          <table:table-cell table:formula="of:=SQRT(POWER([.K$4]-[.$B97];2)+POWER([.K$5]-[.$C97];2)+POWER([.K$6]-[.$D97];2))" office:value-type="float" office:value="5.00948590176677" calcext:value-type="float">
            <text:p>5,00948590176677</text:p>
          </table:table-cell>
          <table:table-cell table:formula="of:=SQRT(POWER([.L$4]-[.H97];2)+POWER([.L$5]-[.I97];2)+POWER([.L$6]-[.J97];2))" office:value-type="float" office:value="73.3017854662072" calcext:value-type="float">
            <text:p>73,3017854662072</text:p>
          </table:table-cell>
          <table:table-cell table:formula="of:=SQRT(POWER([.M$4]-[.$B97];2)+POWER([.M$5]-[.$C97];2)+POWER([.M$6]-[.$D97];2))" office:value-type="float" office:value="4.01630701017738" calcext:value-type="float">
            <text:p>4,01630701017738</text:p>
          </table:table-cell>
          <table:table-cell table:formula="of:=SQRT(POWER([.N$4]-[.J97];2)+POWER([.N$5]-[.K97];2)+POWER([.N$6]-[.L97];2))" office:value-type="float" office:value="76.1123910417228" calcext:value-type="float">
            <text:p>76,1123910417228</text:p>
          </table:table-cell>
          <table:table-cell table:formula="of:=SQRT(POWER([.O$4]-[.$B97];2)+POWER([.O$5]-[.$C97];2)+POWER([.O$6]-[.$D97];2))" office:value-type="float" office:value="14.6066089836074" calcext:value-type="float">
            <text:p>14,6066089836074</text:p>
          </table:table-cell>
          <table:table-cell table:formula="of:=SQRT(POWER([.P$4]-[.L97];2)+POWER([.P$5]-[.M97];2)+POWER([.P$6]-[.N97];2))" office:value-type="float" office:value="79.2611623523325" calcext:value-type="float">
            <text:p>79,2611623523325</text:p>
          </table:table-cell>
          <table:table-cell table:formula="of:=SQRT(POWER([.Q$4]-[.$B97];2)+POWER([.Q$5]-[.$C97];2)+POWER([.Q$6]-[.$D97];2))" office:value-type="float" office:value="15.0134553318015" calcext:value-type="float">
            <text:p>15,0134553318015</text:p>
          </table:table-cell>
          <table:table-cell table:formula="of:=SQRT(POWER([.R$4]-[.N97];2)+POWER([.R$5]-[.O97];2)+POWER([.R$6]-[.P97];2))" office:value-type="float" office:value="79.0233397985854" calcext:value-type="float">
            <text:p>79,0233397985854</text:p>
          </table:table-cell>
          <table:table-cell table:formula="of:=SQRT(POWER([.S$4]-[.$B97];2)+POWER([.S$5]-[.$C97];2)+POWER([.S$6]-[.$D97];2))" office:value-type="float" office:value="16.7252399982781" calcext:value-type="float">
            <text:p>16,7252399982781</text:p>
          </table:table-cell>
          <table:table-cell table:formula="of:=SQRT(POWER([.T$4]-[.P97];2)+POWER([.T$5]-[.Q97];2)+POWER([.T$6]-[.R97];2))" office:value-type="float" office:value="80.9287561394643" calcext:value-type="float">
            <text:p>80,9287561394643</text:p>
          </table:table-cell>
          <table:table-cell table:formula="of:=SQRT(POWER([.U$4]-[.$B97];2)+POWER([.U$5]-[.$C97];2)+POWER([.U$6]-[.$D97];2))" office:value-type="float" office:value="15.2722404708674" calcext:value-type="float">
            <text:p>15,2722404708674</text:p>
          </table:table-cell>
          <table:table-cell table:formula="of:=SQRT(POWER([.V$4]-[.R97];2)+POWER([.V$5]-[.S97];2)+POWER([.V$6]-[.T97];2))" office:value-type="float" office:value="76.4354029399042" calcext:value-type="float">
            <text:p>76,4354029399042</text:p>
          </table:table-cell>
          <table:table-cell table:formula="of:=SQRT(POWER([.W$4]-[.$B97];2)+POWER([.W$5]-[.$C97];2)+POWER([.W$6]-[.$D97];2))" office:value-type="float" office:value="15.9753138623315" calcext:value-type="float">
            <text:p>15,9753138623315</text:p>
          </table:table-cell>
          <table:table-cell table:formula="of:=SQRT(POWER([.X$4]-[.T97];2)+POWER([.X$5]-[.U97];2)+POWER([.X$6]-[.V97];2))" office:value-type="float" office:value="74.3373003509993" calcext:value-type="float">
            <text:p>74,3373003509993</text:p>
          </table:table-cell>
          <table:table-cell table:formula="of:=SQRT(POWER([.Y$4]-[.$B97];2)+POWER([.Y$5]-[.$C97];2)+POWER([.Y$6]-[.$D97];2))" office:value-type="float" office:value="17.5044705432641" calcext:value-type="float">
            <text:p>17,5044705432641</text:p>
          </table:table-cell>
          <table:table-cell table:formula="of:=SQRT(POWER([.Z$4]-[.V97];2)+POWER([.Z$5]-[.W97];2)+POWER([.Z$6]-[.X97];2))" office:value-type="float" office:value="67.3257042474632" calcext:value-type="float">
            <text:p>67,3257042474632</text:p>
          </table:table-cell>
          <table:table-cell table:formula="of:=SQRT(POWER([.AA$4]-[.$B97];2)+POWER([.AA$5]-[.$C97];2)+POWER([.AA$6]-[.$D97];2))" office:value-type="float" office:value="17.445993150291" calcext:value-type="float">
            <text:p>17,445993150291</text:p>
          </table:table-cell>
          <table:table-cell table:formula="of:=SQRT(POWER([.AB$4]-[.X97];2)+POWER([.AB$5]-[.Y97];2)+POWER([.AB$6]-[.Z97];2))" office:value-type="float" office:value="61.3887315254135" calcext:value-type="float">
            <text:p>61,3887315254135</text:p>
          </table:table-cell>
          <table:table-cell table:formula="of:=SQRT(POWER([.AC$4]-[.$B97];2)+POWER([.AC$5]-[.$C97];2)+POWER([.AC$6]-[.$D97];2))" office:value-type="float" office:value="21.7325823822205" calcext:value-type="float">
            <text:p>21,7325823822205</text:p>
          </table:table-cell>
          <table:table-cell table:formula="of:=SQRT(POWER([.AD$4]-[.Z97];2)+POWER([.AD$5]-[.AA97];2)+POWER([.AD$6]-[.AB97];2))" office:value-type="float" office:value="51.4906993616432" calcext:value-type="float">
            <text:p>51,4906993616432</text:p>
          </table:table-cell>
          <table:table-cell table:formula="of:=SQRT(POWER([.AE$4]-[.$B97];2)+POWER([.AE$5]-[.$C97];2)+POWER([.AE$6]-[.$D97];2))" office:value-type="float" office:value="23.7716901376406" calcext:value-type="float">
            <text:p>23,7716901376406</text:p>
          </table:table-cell>
          <table:table-cell table:formula="of:=SQRT(POWER([.AF$4]-[.AB97];2)+POWER([.AF$5]-[.AC97];2)+POWER([.AF$6]-[.AD97];2))" office:value-type="float" office:value="42.4600702037803" calcext:value-type="float">
            <text:p>42,4600702037803</text:p>
          </table:table-cell>
          <table:table-cell table:formula="of:=SQRT(POWER([.AG$4]-[.$B97];2)+POWER([.AG$5]-[.$C97];2)+POWER([.AG$6]-[.$D97];2))" office:value-type="float" office:value="23.1120595577287" calcext:value-type="float">
            <text:p>23,1120595577287</text:p>
          </table:table-cell>
          <table:table-cell table:formula="of:=SQRT(POWER([.AH$4]-[.AD97];2)+POWER([.AH$5]-[.AE97];2)+POWER([.AH$6]-[.AF97];2))" office:value-type="float" office:value="32.6591509645711" calcext:value-type="float">
            <text:p>32,6591509645711</text:p>
          </table:table-cell>
          <table:table-cell table:formula="of:=SQRT(POWER([.AI$4]-[.$B97];2)+POWER([.AI$5]-[.$C97];2)+POWER([.AI$6]-[.$D97];2))" office:value-type="float" office:value="23.746033731973" calcext:value-type="float">
            <text:p>23,746033731973</text:p>
          </table:table-cell>
          <table:table-cell table:formula="of:=SQRT(POWER([.AJ$4]-[.AF97];2)+POWER([.AJ$5]-[.AG97];2)+POWER([.AJ$6]-[.AH97];2))" office:value-type="float" office:value="19.8639965992991" calcext:value-type="float">
            <text:p>19,8639965992991</text:p>
          </table:table-cell>
          <table:table-cell table:formula="of:=SQRT(POWER([.AK$4]-[.$B97];2)+POWER([.AK$5]-[.$C97];2)+POWER([.AK$6]-[.$D97];2))" office:value-type="float" office:value="25.2234957727909" calcext:value-type="float">
            <text:p>25,2234957727909</text:p>
          </table:table-cell>
          <table:table-cell table:formula="of:=SQRT(POWER([.AL$4]-[.AH97];2)+POWER([.AL$5]-[.AI97];2)+POWER([.AL$6]-[.AJ97];2))" office:value-type="float" office:value="19.0579195064475" calcext:value-type="float">
            <text:p>19,0579195064475</text:p>
          </table:table-cell>
          <table:table-cell table:formula="of:=SQRT(POWER([.AM$4]-[.$B97];2)+POWER([.AM$5]-[.$C97];2)+POWER([.AM$6]-[.$D97];2))" office:value-type="float" office:value="25.7786852651566" calcext:value-type="float">
            <text:p>25,7786852651566</text:p>
          </table:table-cell>
          <table:table-cell table:formula="of:=SQRT(POWER([.AN$4]-[.AJ97];2)+POWER([.AN$5]-[.AK97];2)+POWER([.AN$6]-[.AL97];2))" office:value-type="float" office:value="33.8756556301178" calcext:value-type="float">
            <text:p>33,8756556301178</text:p>
          </table:table-cell>
          <table:table-cell table:formula="of:=SQRT(POWER([.AO$4]-[.$B97];2)+POWER([.AO$5]-[.$C97];2)+POWER([.AO$6]-[.$D97];2))" office:value-type="float" office:value="25.97538746583" calcext:value-type="float">
            <text:p>25,97538746583</text:p>
          </table:table-cell>
          <table:table-cell table:formula="of:=SQRT(POWER([.AP$4]-[.AL97];2)+POWER([.AP$5]-[.AM97];2)+POWER([.AP$6]-[.AN97];2))" office:value-type="float" office:value="41.295954635089" calcext:value-type="float">
            <text:p>41,295954635089</text:p>
          </table:table-cell>
          <table:table-cell table:formula="of:=SQRT(POWER([.AQ$4]-[.$B97];2)+POWER([.AQ$5]-[.$C97];2)+POWER([.AQ$6]-[.$D97];2))" office:value-type="float" office:value="15.7204132897326" calcext:value-type="float">
            <text:p>15,7204132897326</text:p>
          </table:table-cell>
          <table:table-cell table:formula="of:=SQRT(POWER([.AR$4]-[.AN97];2)+POWER([.AR$5]-[.AO97];2)+POWER([.AR$6]-[.AP97];2))" office:value-type="float" office:value="35.0650929790752" calcext:value-type="float">
            <text:p>35,0650929790752</text:p>
          </table:table-cell>
          <table:table-cell table:formula="of:=SQRT(POWER([.AS$4]-[.$B97];2)+POWER([.AS$5]-[.$C97];2)+POWER([.AS$6]-[.$D97];2))" office:value-type="float" office:value="14.249306088368" calcext:value-type="float">
            <text:p>14,249306088368</text:p>
          </table:table-cell>
          <table:table-cell table:formula="of:=SQRT(POWER([.AT$4]-[.AP97];2)+POWER([.AT$5]-[.AQ97];2)+POWER([.AT$6]-[.AR97];2))" office:value-type="float" office:value="33.9232684185765" calcext:value-type="float">
            <text:p>33,9232684185765</text:p>
          </table:table-cell>
          <table:table-cell table:formula="of:=SQRT(POWER([.AU$4]-[.$B97];2)+POWER([.AU$5]-[.$C97];2)+POWER([.AU$6]-[.$D97];2))" office:value-type="float" office:value="14.1094197258427" calcext:value-type="float">
            <text:p>14,1094197258427</text:p>
          </table:table-cell>
          <table:table-cell table:formula="of:=SQRT(POWER([.AV$4]-[.AR97];2)+POWER([.AV$5]-[.AS97];2)+POWER([.AV$6]-[.AT97];2))" office:value-type="float" office:value="32.7750049023391" calcext:value-type="float">
            <text:p>32,7750049023391</text:p>
          </table:table-cell>
          <table:table-cell table:formula="of:=SQRT(POWER([.AW$4]-[.$B97];2)+POWER([.AW$5]-[.$C97];2)+POWER([.AW$6]-[.$D97];2))" office:value-type="float" office:value="15.1595108430318" calcext:value-type="float">
            <text:p>15,1595108430318</text:p>
          </table:table-cell>
          <table:table-cell table:formula="of:=SQRT(POWER([.AX$4]-[.AT97];2)+POWER([.AX$5]-[.AU97];2)+POWER([.AX$6]-[.AV97];2))" office:value-type="float" office:value="31.1544757188633" calcext:value-type="float">
            <text:p>31,1544757188633</text:p>
          </table:table-cell>
          <table:table-cell table:formula="of:=SQRT(POWER([.AY$4]-[.$B97];2)+POWER([.AY$5]-[.$C97];2)+POWER([.AY$6]-[.$D97];2))" office:value-type="float" office:value="8.31741931130083" calcext:value-type="float">
            <text:p>8,31741931130083</text:p>
          </table:table-cell>
          <table:table-cell table:formula="of:=SQRT(POWER([.AZ$4]-[.AV97];2)+POWER([.AZ$5]-[.AW97];2)+POWER([.AZ$6]-[.AX97];2))" office:value-type="float" office:value="36.0182296819571" calcext:value-type="float">
            <text:p>36,0182296819571</text:p>
          </table:table-cell>
          <table:table-cell table:formula="of:=SQRT(POWER([.BA$4]-[.$B97];2)+POWER([.BA$5]-[.$C97];2)+POWER([.BA$6]-[.$D97];2))" office:value-type="float" office:value="8.02909372220801" calcext:value-type="float">
            <text:p>8,02909372220801</text:p>
          </table:table-cell>
          <table:table-cell table:formula="of:=SQRT(POWER([.BB$4]-[.AX97];2)+POWER([.BB$5]-[.AY97];2)+POWER([.BB$6]-[.AZ97];2))" office:value-type="float" office:value="46.4835199680371" calcext:value-type="float">
            <text:p>46,4835199680371</text:p>
          </table:table-cell>
          <table:table-cell table:formula="of:=SQRT(POWER([.BC$4]-[.$B97];2)+POWER([.BC$5]-[.$C97];2)+POWER([.BC$6]-[.$D97];2))" office:value-type="float" office:value="9.3729152882121" calcext:value-type="float">
            <text:p>9,3729152882121</text:p>
          </table:table-cell>
          <table:table-cell table:formula="of:=SQRT(POWER([.BD$4]-[.AZ97];2)+POWER([.BD$5]-[.BA97];2)+POWER([.BD$6]-[.BB97];2))" office:value-type="float" office:value="50.7138966048215" calcext:value-type="float">
            <text:p>50,7138966048215</text:p>
          </table:table-cell>
          <table:table-cell table:formula="of:=SQRT(POWER([.BE$4]-[.$B97];2)+POWER([.BE$5]-[.$C97];2)+POWER([.BE$6]-[.$D97];2))" office:value-type="float" office:value="9.14092281993454" calcext:value-type="float">
            <text:p>9,14092281993454</text:p>
          </table:table-cell>
          <table:table-cell table:formula="of:=SQRT(POWER([.BF$4]-[.BB97];2)+POWER([.BF$5]-[.BC97];2)+POWER([.BF$6]-[.BD97];2))" office:value-type="float" office:value="55.1080278508205" calcext:value-type="float">
            <text:p>55,1080278508205</text:p>
          </table:table-cell>
          <table:table-cell table:formula="of:=SQRT(POWER([.BG$4]-[.$B97];2)+POWER([.BG$5]-[.$C97];2)+POWER([.BG$6]-[.$D97];2))" office:value-type="float" office:value="9.6913618238099" calcext:value-type="float">
            <text:p>9,6913618238099</text:p>
          </table:table-cell>
          <table:table-cell table:formula="of:=SQRT(POWER([.BH$4]-[.BD97];2)+POWER([.BH$5]-[.BE97];2)+POWER([.BH$6]-[.BF97];2))" office:value-type="float" office:value="59.4060518694227" calcext:value-type="float">
            <text:p>59,4060518694227</text:p>
          </table:table-cell>
          <table:table-cell table:formula="of:=SQRT(POWER([.BI$4]-[.$B97];2)+POWER([.BI$5]-[.$C97];2)+POWER([.BI$6]-[.$D97];2))" office:value-type="float" office:value="10.7571874576954" calcext:value-type="float">
            <text:p>10,7571874576954</text:p>
          </table:table-cell>
          <table:table-cell table:formula="of:=SQRT(POWER([.BJ$4]-[.BF97];2)+POWER([.BJ$5]-[.BG97];2)+POWER([.BJ$6]-[.BH97];2))" office:value-type="float" office:value="62.8504072385273" calcext:value-type="float">
            <text:p>62,8504072385273</text:p>
          </table:table-cell>
          <table:table-cell table:formula="of:=SQRT(POWER([.BK$4]-[.$B97];2)+POWER([.BK$5]-[.$C97];2)+POWER([.BK$6]-[.$D97];2))" office:value-type="float" office:value="5.85737663122323" calcext:value-type="float">
            <text:p>5,85737663122323</text:p>
          </table:table-cell>
          <table:table-cell table:formula="of:=SQRT(POWER([.BL$4]-[.BH97];2)+POWER([.BL$5]-[.BI97];2)+POWER([.BL$6]-[.BJ97];2))" office:value-type="float" office:value="66.4994088747609" calcext:value-type="float">
            <text:p>66,4994088747609</text:p>
          </table:table-cell>
          <table:table-cell table:formula="of:=SQRT(POWER([.BM$4]-[.$B97];2)+POWER([.BM$5]-[.$C97];2)+POWER([.BM$6]-[.$D97];2))" office:value-type="float" office:value="5.50850224652764" calcext:value-type="float">
            <text:p>5,50850224652764</text:p>
          </table:table-cell>
          <table:table-cell table:formula="of:=SQRT(POWER([.BN$4]-[.BJ97];2)+POWER([.BN$5]-[.BK97];2)+POWER([.BN$6]-[.BL97];2))" office:value-type="float" office:value="73.62272991208" calcext:value-type="float">
            <text:p>73,62272991208</text:p>
          </table:table-cell>
          <table:table-cell table:formula="of:=SQRT(POWER([.BO$4]-[.$B97];2)+POWER([.BO$5]-[.$C97];2)+POWER([.BO$6]-[.$D97];2))" office:value-type="float" office:value="4.40543164740982" calcext:value-type="float">
            <text:p>4,40543164740982</text:p>
          </table:table-cell>
          <table:table-cell table:formula="of:=SQRT(POWER([.BP$4]-[.BL97];2)+POWER([.BP$5]-[.BM97];2)+POWER([.BP$6]-[.BN97];2))" office:value-type="float" office:value="80.4470282349026" calcext:value-type="float">
            <text:p>80,4470282349026</text:p>
          </table:table-cell>
          <table:table-cell table:formula="of:=SQRT(POWER([.BQ$4]-[.$B97];2)+POWER([.BQ$5]-[.$C97];2)+POWER([.BQ$6]-[.$D97];2))" office:value-type="float" office:value="5.31480084292911" calcext:value-type="float">
            <text:p>5,31480084292911</text:p>
          </table:table-cell>
          <table:table-cell table:formula="of:=SQRT(POWER([.BR$4]-[.BN97];2)+POWER([.BR$5]-[.BO97];2)+POWER([.BR$6]-[.BP97];2))" office:value-type="float" office:value="88.4667517394823" calcext:value-type="float">
            <text:p>88,4667517394823</text:p>
          </table:table-cell>
          <table:table-cell table:formula="of:=SQRT(POWER([.BS$4]-[.$B97];2)+POWER([.BS$5]-[.$C97];2)+POWER([.BS$6]-[.$D97];2))" office:value-type="float" office:value="6.37643481892507" calcext:value-type="float">
            <text:p>6,37643481892507</text:p>
          </table:table-cell>
          <table:table-cell table:formula="of:=SQRT(POWER([.BT$4]-[.BP97];2)+POWER([.BT$5]-[.BQ97];2)+POWER([.BT$6]-[.BR97];2))" office:value-type="float" office:value="98.0409286694649" calcext:value-type="float">
            <text:p>98,0409286694649</text:p>
          </table:table-cell>
          <table:table-cell table:formula="of:=SQRT(POWER([.BU$4]-[.$B97];2)+POWER([.BU$5]-[.$C97];2)+POWER([.BU$6]-[.$D97];2))" office:value-type="float" office:value="7.13447124880324" calcext:value-type="float">
            <text:p>7,13447124880324</text:p>
          </table:table-cell>
          <table:table-cell table:formula="of:=SQRT(POWER([.BV$4]-[.BR97];2)+POWER([.BV$5]-[.BS97];2)+POWER([.BV$6]-[.BT97];2))" office:value-type="float" office:value="110.913626959333" calcext:value-type="float">
            <text:p>110,913626959333</text:p>
          </table:table-cell>
          <table:table-cell table:formula="of:=SQRT(POWER([.BW$4]-[.$B97];2)+POWER([.BW$5]-[.$C97];2)+POWER([.BW$6]-[.$D97];2))" office:value-type="float" office:value="5.7406848023559" calcext:value-type="float">
            <text:p>5,7406848023559</text:p>
          </table:table-cell>
          <table:table-cell table:formula="of:=SQRT(POWER([.BX$4]-[.BT97];2)+POWER([.BX$5]-[.BU97];2)+POWER([.BX$6]-[.BV97];2))" office:value-type="float" office:value="123.455807009786" calcext:value-type="float">
            <text:p>123,455807009786</text:p>
          </table:table-cell>
          <table:table-cell table:formula="of:=SQRT(POWER([.BY$4]-[.$B97];2)+POWER([.BY$5]-[.$C97];2)+POWER([.BY$6]-[.$D97];2))" office:value-type="float" office:value="5.21840224589865" calcext:value-type="float">
            <text:p>5,21840224589865</text:p>
          </table:table-cell>
          <table:table-cell table:formula="of:=SQRT(POWER([.BZ$4]-[.BV97];2)+POWER([.BZ$5]-[.BW97];2)+POWER([.BZ$6]-[.BX97];2))" office:value-type="float" office:value="140.814193014954" calcext:value-type="float">
            <text:p>140,814193014954</text:p>
          </table:table-cell>
          <table:table-cell table:formula="of:=SQRT(POWER([.CA$4]-[.$B97];2)+POWER([.CA$5]-[.$C97];2)+POWER([.CA$6]-[.$D97];2))" office:value-type="float" office:value="7.54967787392284" calcext:value-type="float">
            <text:p>7,54967787392284</text:p>
          </table:table-cell>
          <table:table-cell table:formula="of:=SQRT(POWER([.CB$4]-[.BX97];2)+POWER([.CB$5]-[.BY97];2)+POWER([.CB$6]-[.BZ97];2))" office:value-type="float" office:value="159.790005182005" calcext:value-type="float">
            <text:p>159,790005182005</text:p>
          </table:table-cell>
          <table:table-cell table:formula="of:=SQRT(POWER([.CC$4]-[.$B97];2)+POWER([.CC$5]-[.$C97];2)+POWER([.CC$6]-[.$D97];2))" office:value-type="float" office:value="9.10685434164838" calcext:value-type="float">
            <text:p>9,10685434164838</text:p>
          </table:table-cell>
          <table:table-cell table:formula="of:=SQRT(POWER([.CD$4]-[.BZ97];2)+POWER([.CD$5]-[.CA97];2)+POWER([.CD$6]-[.CB97];2))" office:value-type="float" office:value="184.2055739479" calcext:value-type="float">
            <text:p>184,2055739479</text:p>
          </table:table-cell>
          <table:table-cell table:formula="of:=SQRT(POWER([.CE$4]-[.$B97];2)+POWER([.CE$5]-[.$C97];2)+POWER([.CE$6]-[.$D97];2))" office:value-type="float" office:value="10.1770926103677" calcext:value-type="float">
            <text:p>10,1770926103677</text:p>
          </table:table-cell>
          <table:table-cell table:formula="of:=SQRT(POWER([.CF$4]-[.CB97];2)+POWER([.CF$5]-[.CC97];2)+POWER([.CF$6]-[.CD97];2))" office:value-type="float" office:value="214.065519646856" calcext:value-type="float">
            <text:p>214,065519646856</text:p>
          </table:table-cell>
          <table:table-cell table:formula="of:=SQRT(POWER([.CG$4]-[.$B97];2)+POWER([.CG$5]-[.$C97];2)+POWER([.CG$6]-[.$D97];2))" office:value-type="float" office:value="10.8644650581609" calcext:value-type="float">
            <text:p>10,8644650581609</text:p>
          </table:table-cell>
          <table:table-cell table:formula="of:=SQRT(POWER([.CH$4]-[.CD97];2)+POWER([.CH$5]-[.CE97];2)+POWER([.CH$6]-[.CF97];2))" office:value-type="float" office:value="251.458245033067" calcext:value-type="float">
            <text:p>251,458245033067</text:p>
          </table:table-cell>
          <table:table-cell table:formula="of:=SQRT(POWER([.CI$4]-[.$B97];2)+POWER([.CI$5]-[.$C97];2)+POWER([.CI$6]-[.$D97];2))" office:value-type="float" office:value="4.95921899092992" calcext:value-type="float">
            <text:p>4,95921899092992</text:p>
          </table:table-cell>
          <table:table-cell table:formula="of:=SQRT(POWER([.CJ$4]-[.CF97];2)+POWER([.CJ$5]-[.CG97];2)+POWER([.CJ$6]-[.CH97];2))" office:value-type="float" office:value="303.890684646787" calcext:value-type="float">
            <text:p>303,890684646787</text:p>
          </table:table-cell>
          <table:table-cell table:formula="of:=SQRT(POWER([.CK$4]-[.CG97];2)+POWER([.CK$5]-[.CH97];2)+POWER([.CK$6]-[.CI97];2))" office:value-type="float" office:value="216.156417868103" calcext:value-type="float">
            <text:p>216,156417868103</text:p>
          </table:table-cell>
          <table:table-cell table:formula="of:=SQRT(POWER([.CL$4]-[.$B97];2)+POWER([.CL$5]-[.$C97];2)+POWER([.CL$6]-[.$D97];2))" office:value-type="float" office:value="6.90510463353018" calcext:value-type="float">
            <text:p>6,90510463353018</text:p>
          </table:table-cell>
          <table:table-cell table:formula="of:=SQRT(POWER([.CM$4]-[.CI97];2)+POWER([.CM$5]-[.CJ97];2)+POWER([.CM$6]-[.CK97];2))" office:value-type="float" office:value="341.144973960057" calcext:value-type="float">
            <text:p>341,144973960057</text:p>
          </table:table-cell>
          <table:table-cell table:formula="of:=SQRT(POWER([.CN$4]-[.$B97];2)+POWER([.CN$5]-[.$C97];2)+POWER([.CN$6]-[.$D97];2))" office:value-type="float" office:value="2.44723803501008" calcext:value-type="float">
            <text:p>2,44723803501008</text:p>
          </table:table-cell>
          <table:table-cell table:formula="of:=SQRT(POWER([.CO$4]-[.CK97];2)+POWER([.CO$5]-[.CL97];2)+POWER([.CO$6]-[.CM97];2))" office:value-type="float" office:value="383.92141387183" calcext:value-type="float">
            <text:p>383,92141387183</text:p>
          </table:table-cell>
          <table:table-cell table:formula="of:=SQRT(POWER([.CP$4]-[.$B97];2)+POWER([.CP$5]-[.$C97];2)+POWER([.CP$6]-[.$D97];2))" office:value-type="float" office:value="2.82892806554002" calcext:value-type="float">
            <text:p>2,82892806554002</text:p>
          </table:table-cell>
          <table:table-cell table:formula="of:=SQRT(POWER([.CQ$4]-[.CM97];2)+POWER([.CQ$5]-[.CN97];2)+POWER([.CQ$6]-[.CO97];2))" office:value-type="float" office:value="490.376953439725" calcext:value-type="float">
            <text:p>490,376953439725</text:p>
          </table:table-cell>
          <table:table-cell table:formula="of:=SQRT(POWER([.CR$4]-[.$B97];2)+POWER([.CR$5]-[.$C97];2)+POWER([.CR$6]-[.$D97];2))" office:value-type="float" office:value="2.4160304219939" calcext:value-type="float">
            <text:p>2,4160304219939</text:p>
          </table:table-cell>
          <table:table-cell table:formula="of:=SQRT(POWER([.CS$4]-[.CO97];2)+POWER([.CS$5]-[.CP97];2)+POWER([.CS$6]-[.CQ97];2))" office:value-type="float" office:value="600.977141369218" calcext:value-type="float">
            <text:p>600,977141369218</text:p>
          </table:table-cell>
          <table:table-cell table:formula="of:=SQRT(POWER([.CT$4]-[.CP97];2)+POWER([.CT$5]-[.CQ97];2)+POWER([.CT$6]-[.CR97];2))" office:value-type="float" office:value="453.991526112069" calcext:value-type="float">
            <text:p>453,991526112069</text:p>
          </table:table-cell>
          <table:table-cell table:formula="of:=SQRT(POWER([.CU$4]-[.$B97];2)+POWER([.CU$5]-[.$C97];2)+POWER([.CU$6]-[.$D97];2))" office:value-type="float" office:value="6.15066939446432" calcext:value-type="float">
            <text:p>6,15066939446432</text:p>
          </table:table-cell>
          <table:table-cell table:formula="of:=SQRT(POWER([.CV$4]-[.CR97];2)+POWER([.CV$5]-[.CS97];2)+POWER([.CV$6]-[.CT97];2))" office:value-type="float" office:value="722.533064134643" calcext:value-type="float">
            <text:p>722,533064134643</text:p>
          </table:table-cell>
          <table:table-cell table:formula="of:=SQRT(POWER([.CW$4]-[.$B97];2)+POWER([.CW$5]-[.$C97];2)+POWER([.CW$6]-[.$D97];2))" office:value-type="float" office:value="7.72415652353058" calcext:value-type="float">
            <text:p>7,72415652353058</text:p>
          </table:table-cell>
          <table:table-cell table:formula="of:=SQRT(POWER([.CX$4]-[.CT97];2)+POWER([.CX$5]-[.CU97];2)+POWER([.CX$6]-[.CV97];2))" office:value-type="float" office:value="830.531740152452" calcext:value-type="float">
            <text:p>830,531740152452</text:p>
          </table:table-cell>
          <table:table-cell table:formula="of:=SQRT(POWER([.CY$4]-[.$B97];2)+POWER([.CY$5]-[.$C97];2)+POWER([.CY$6]-[.$D97];2))" office:value-type="float" office:value="8.16961357715284" calcext:value-type="float">
            <text:p>8,16961357715284</text:p>
          </table:table-cell>
          <table:table-cell table:formula="of:=SQRT(POWER([.CZ$4]-[.$B97];2)+POWER([.CZ$5]-[.$C97];2)+POWER([.CZ$6]-[.$D97];2))" office:value-type="float" office:value="8.64263206436558" calcext:value-type="float">
            <text:p>8,64263206436558</text:p>
          </table:table-cell>
          <table:table-cell table:formula="of:=SQRT(POWER([.DA$4]-[.$B97];2)+POWER([.DA$5]-[.$C97];2)+POWER([.DA$6]-[.$D97];2))" office:value-type="float" office:value="9.6364271387273" calcext:value-type="float">
            <text:p>9,6364271387273</text:p>
          </table:table-cell>
          <table:table-cell table:formula="of:=SQRT(POWER([.DB$4]-[.$B97];2)+POWER([.DB$5]-[.$C97];2)+POWER([.DB$6]-[.$D97];2))" office:value-type="float" office:value="9.58009551100614" calcext:value-type="float">
            <text:p>9,580095511006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1.808" calcext:value-type="float">
            <text:p>31,808</text:p>
          </table:table-cell>
          <table:table-cell office:value-type="float" office:value="38.542" calcext:value-type="float">
            <text:p>38,542</text:p>
          </table:table-cell>
          <table:table-cell office:value-type="float" office:value="5.397" calcext:value-type="float">
            <text:p>5,397</text:p>
          </table:table-cell>
          <table:table-cell/>
          <table:table-cell table:formula="of:=SQRT(POWER([.F$4]-[.B98];2)+POWER([.F$5]-[.C98];2)+POWER([.F$6]-[.D98];2))" office:value-type="float" office:value="7.06539093044398" calcext:value-type="float">
            <text:p>7,06539093044398</text:p>
          </table:table-cell>
          <table:table-cell table:formula="of:=SQRT(POWER([.G$4]-[.$B98];2)+POWER([.G$5]-[.$C98];2)+POWER([.G$6]-[.$D98];2))" office:value-type="float" office:value="6.22003239541403" calcext:value-type="float">
            <text:p>6,22003239541403</text:p>
          </table:table-cell>
          <table:table-cell table:formula="of:=SQRT(POWER([.H$4]-[.D98];2)+POWER([.H$5]-[.E98];2)+POWER([.H$6]-[.F98];2))" office:value-type="float" office:value="51.6824047652486" calcext:value-type="float">
            <text:p>51,6824047652486</text:p>
          </table:table-cell>
          <table:table-cell table:formula="of:=SQRT(POWER([.I$4]-[.$B98];2)+POWER([.I$5]-[.$C98];2)+POWER([.I$6]-[.$D98];2))" office:value-type="float" office:value="7.48238097132189" calcext:value-type="float">
            <text:p>7,48238097132189</text:p>
          </table:table-cell>
          <table:table-cell table:formula="of:=SQRT(POWER([.J$4]-[.F98];2)+POWER([.J$5]-[.G98];2)+POWER([.J$6]-[.H98];2))" office:value-type="float" office:value="66.2394486398749" calcext:value-type="float">
            <text:p>66,2394486398749</text:p>
          </table:table-cell>
          <table:table-cell table:formula="of:=SQRT(POWER([.K$4]-[.$B98];2)+POWER([.K$5]-[.$C98];2)+POWER([.K$6]-[.$D98];2))" office:value-type="float" office:value="4.17644897011804" calcext:value-type="float">
            <text:p>4,17644897011804</text:p>
          </table:table-cell>
          <table:table-cell table:formula="of:=SQRT(POWER([.L$4]-[.H98];2)+POWER([.L$5]-[.I98];2)+POWER([.L$6]-[.J98];2))" office:value-type="float" office:value="73.9731395867815" calcext:value-type="float">
            <text:p>73,9731395867815</text:p>
          </table:table-cell>
          <table:table-cell table:formula="of:=SQRT(POWER([.M$4]-[.$B98];2)+POWER([.M$5]-[.$C98];2)+POWER([.M$6]-[.$D98];2))" office:value-type="float" office:value="3.9207301615898" calcext:value-type="float">
            <text:p>3,9207301615898</text:p>
          </table:table-cell>
          <table:table-cell table:formula="of:=SQRT(POWER([.N$4]-[.J98];2)+POWER([.N$5]-[.K98];2)+POWER([.N$6]-[.L98];2))" office:value-type="float" office:value="77.1584682112995" calcext:value-type="float">
            <text:p>77,1584682112995</text:p>
          </table:table-cell>
          <table:table-cell table:formula="of:=SQRT(POWER([.O$4]-[.$B98];2)+POWER([.O$5]-[.$C98];2)+POWER([.O$6]-[.$D98];2))" office:value-type="float" office:value="13.6470962845581" calcext:value-type="float">
            <text:p>13,6470962845581</text:p>
          </table:table-cell>
          <table:table-cell table:formula="of:=SQRT(POWER([.P$4]-[.L98];2)+POWER([.P$5]-[.M98];2)+POWER([.P$6]-[.N98];2))" office:value-type="float" office:value="80.3983539995991" calcext:value-type="float">
            <text:p>80,3983539995991</text:p>
          </table:table-cell>
          <table:table-cell table:formula="of:=SQRT(POWER([.Q$4]-[.$B98];2)+POWER([.Q$5]-[.$C98];2)+POWER([.Q$6]-[.$D98];2))" office:value-type="float" office:value="14.0860631121687" calcext:value-type="float">
            <text:p>14,0860631121687</text:p>
          </table:table-cell>
          <table:table-cell table:formula="of:=SQRT(POWER([.R$4]-[.N98];2)+POWER([.R$5]-[.O98];2)+POWER([.R$6]-[.P98];2))" office:value-type="float" office:value="80.7455894813161" calcext:value-type="float">
            <text:p>80,7455894813161</text:p>
          </table:table-cell>
          <table:table-cell table:formula="of:=SQRT(POWER([.S$4]-[.$B98];2)+POWER([.S$5]-[.$C98];2)+POWER([.S$6]-[.$D98];2))" office:value-type="float" office:value="15.9543303839428" calcext:value-type="float">
            <text:p>15,9543303839428</text:p>
          </table:table-cell>
          <table:table-cell table:formula="of:=SQRT(POWER([.T$4]-[.P98];2)+POWER([.T$5]-[.Q98];2)+POWER([.T$6]-[.R98];2))" office:value-type="float" office:value="83.1742431894772" calcext:value-type="float">
            <text:p>83,1742431894772</text:p>
          </table:table-cell>
          <table:table-cell table:formula="of:=SQRT(POWER([.U$4]-[.$B98];2)+POWER([.U$5]-[.$C98];2)+POWER([.U$6]-[.$D98];2))" office:value-type="float" office:value="15.0367902825038" calcext:value-type="float">
            <text:p>15,0367902825038</text:p>
          </table:table-cell>
          <table:table-cell table:formula="of:=SQRT(POWER([.V$4]-[.R98];2)+POWER([.V$5]-[.S98];2)+POWER([.V$6]-[.T98];2))" office:value-type="float" office:value="79.3336448736174" calcext:value-type="float">
            <text:p>79,3336448736174</text:p>
          </table:table-cell>
          <table:table-cell table:formula="of:=SQRT(POWER([.W$4]-[.$B98];2)+POWER([.W$5]-[.$C98];2)+POWER([.W$6]-[.$D98];2))" office:value-type="float" office:value="16.0682437746009" calcext:value-type="float">
            <text:p>16,0682437746009</text:p>
          </table:table-cell>
          <table:table-cell table:formula="of:=SQRT(POWER([.X$4]-[.T98];2)+POWER([.X$5]-[.U98];2)+POWER([.X$6]-[.V98];2))" office:value-type="float" office:value="77.9282294642711" calcext:value-type="float">
            <text:p>77,9282294642711</text:p>
          </table:table-cell>
          <table:table-cell table:formula="of:=SQRT(POWER([.Y$4]-[.$B98];2)+POWER([.Y$5]-[.$C98];2)+POWER([.Y$6]-[.$D98];2))" office:value-type="float" office:value="17.3252255973768" calcext:value-type="float">
            <text:p>17,3252255973768</text:p>
          </table:table-cell>
          <table:table-cell table:formula="of:=SQRT(POWER([.Z$4]-[.V98];2)+POWER([.Z$5]-[.W98];2)+POWER([.Z$6]-[.X98];2))" office:value-type="float" office:value="71.6535032082493" calcext:value-type="float">
            <text:p>71,6535032082493</text:p>
          </table:table-cell>
          <table:table-cell table:formula="of:=SQRT(POWER([.AA$4]-[.$B98];2)+POWER([.AA$5]-[.$C98];2)+POWER([.AA$6]-[.$D98];2))" office:value-type="float" office:value="17.1029668186546" calcext:value-type="float">
            <text:p>17,1029668186546</text:p>
          </table:table-cell>
          <table:table-cell table:formula="of:=SQRT(POWER([.AB$4]-[.X98];2)+POWER([.AB$5]-[.Y98];2)+POWER([.AB$6]-[.Z98];2))" office:value-type="float" office:value="66.8458812469888" calcext:value-type="float">
            <text:p>66,8458812469888</text:p>
          </table:table-cell>
          <table:table-cell table:formula="of:=SQRT(POWER([.AC$4]-[.$B98];2)+POWER([.AC$5]-[.$C98];2)+POWER([.AC$6]-[.$D98];2))" office:value-type="float" office:value="23.0823684659959" calcext:value-type="float">
            <text:p>23,0823684659959</text:p>
          </table:table-cell>
          <table:table-cell table:formula="of:=SQRT(POWER([.AD$4]-[.Z98];2)+POWER([.AD$5]-[.AA98];2)+POWER([.AD$6]-[.AB98];2))" office:value-type="float" office:value="58.180811491026" calcext:value-type="float">
            <text:p>58,180811491026</text:p>
          </table:table-cell>
          <table:table-cell table:formula="of:=SQRT(POWER([.AE$4]-[.$B98];2)+POWER([.AE$5]-[.$C98];2)+POWER([.AE$6]-[.$D98];2))" office:value-type="float" office:value="25.1051794456841" calcext:value-type="float">
            <text:p>25,1051794456841</text:p>
          </table:table-cell>
          <table:table-cell table:formula="of:=SQRT(POWER([.AF$4]-[.AB98];2)+POWER([.AF$5]-[.AC98];2)+POWER([.AF$6]-[.AD98];2))" office:value-type="float" office:value="50.6035940458702" calcext:value-type="float">
            <text:p>50,6035940458702</text:p>
          </table:table-cell>
          <table:table-cell table:formula="of:=SQRT(POWER([.AG$4]-[.$B98];2)+POWER([.AG$5]-[.$C98];2)+POWER([.AG$6]-[.$D98];2))" office:value-type="float" office:value="24.6252665772373" calcext:value-type="float">
            <text:p>24,6252665772373</text:p>
          </table:table-cell>
          <table:table-cell table:formula="of:=SQRT(POWER([.AH$4]-[.AD98];2)+POWER([.AH$5]-[.AE98];2)+POWER([.AH$6]-[.AF98];2))" office:value-type="float" office:value="42.0424106745701" calcext:value-type="float">
            <text:p>42,0424106745701</text:p>
          </table:table-cell>
          <table:table-cell table:formula="of:=SQRT(POWER([.AI$4]-[.$B98];2)+POWER([.AI$5]-[.$C98];2)+POWER([.AI$6]-[.$D98];2))" office:value-type="float" office:value="24.9665220845836" calcext:value-type="float">
            <text:p>24,9665220845836</text:p>
          </table:table-cell>
          <table:table-cell table:formula="of:=SQRT(POWER([.AJ$4]-[.AF98];2)+POWER([.AJ$5]-[.AG98];2)+POWER([.AJ$6]-[.AH98];2))" office:value-type="float" office:value="27.3421419650455" calcext:value-type="float">
            <text:p>27,3421419650455</text:p>
          </table:table-cell>
          <table:table-cell table:formula="of:=SQRT(POWER([.AK$4]-[.$B98];2)+POWER([.AK$5]-[.$C98];2)+POWER([.AK$6]-[.$D98];2))" office:value-type="float" office:value="26.300501592175" calcext:value-type="float">
            <text:p>26,300501592175</text:p>
          </table:table-cell>
          <table:table-cell table:formula="of:=SQRT(POWER([.AL$4]-[.AH98];2)+POWER([.AL$5]-[.AI98];2)+POWER([.AL$6]-[.AJ98];2))" office:value-type="float" office:value="14.0137559753218" calcext:value-type="float">
            <text:p>14,0137559753218</text:p>
          </table:table-cell>
          <table:table-cell table:formula="of:=SQRT(POWER([.AM$4]-[.$B98];2)+POWER([.AM$5]-[.$C98];2)+POWER([.AM$6]-[.$D98];2))" office:value-type="float" office:value="26.9096133937298" calcext:value-type="float">
            <text:p>26,9096133937298</text:p>
          </table:table-cell>
          <table:table-cell table:formula="of:=SQRT(POWER([.AN$4]-[.AJ98];2)+POWER([.AN$5]-[.AK98];2)+POWER([.AN$6]-[.AL98];2))" office:value-type="float" office:value="26.0835848483555" calcext:value-type="float">
            <text:p>26,0835848483555</text:p>
          </table:table-cell>
          <table:table-cell table:formula="of:=SQRT(POWER([.AO$4]-[.$B98];2)+POWER([.AO$5]-[.$C98];2)+POWER([.AO$6]-[.$D98];2))" office:value-type="float" office:value="27.2885537359531" calcext:value-type="float">
            <text:p>27,2885537359531</text:p>
          </table:table-cell>
          <table:table-cell table:formula="of:=SQRT(POWER([.AP$4]-[.AL98];2)+POWER([.AP$5]-[.AM98];2)+POWER([.AP$6]-[.AN98];2))" office:value-type="float" office:value="42.7282316443548" calcext:value-type="float">
            <text:p>42,7282316443548</text:p>
          </table:table-cell>
          <table:table-cell table:formula="of:=SQRT(POWER([.AQ$4]-[.$B98];2)+POWER([.AQ$5]-[.$C98];2)+POWER([.AQ$6]-[.$D98];2))" office:value-type="float" office:value="15.6013285652216" calcext:value-type="float">
            <text:p>15,6013285652216</text:p>
          </table:table-cell>
          <table:table-cell table:formula="of:=SQRT(POWER([.AR$4]-[.AN98];2)+POWER([.AR$5]-[.AO98];2)+POWER([.AR$6]-[.AP98];2))" office:value-type="float" office:value="39.2258668732042" calcext:value-type="float">
            <text:p>39,2258668732042</text:p>
          </table:table-cell>
          <table:table-cell table:formula="of:=SQRT(POWER([.AS$4]-[.$B98];2)+POWER([.AS$5]-[.$C98];2)+POWER([.AS$6]-[.$D98];2))" office:value-type="float" office:value="13.991255090234" calcext:value-type="float">
            <text:p>13,991255090234</text:p>
          </table:table-cell>
          <table:table-cell table:formula="of:=SQRT(POWER([.AT$4]-[.AP98];2)+POWER([.AT$5]-[.AQ98];2)+POWER([.AT$6]-[.AR98];2))" office:value-type="float" office:value="37.002350162542" calcext:value-type="float">
            <text:p>37,002350162542</text:p>
          </table:table-cell>
          <table:table-cell table:formula="of:=SQRT(POWER([.AU$4]-[.$B98];2)+POWER([.AU$5]-[.$C98];2)+POWER([.AU$6]-[.$D98];2))" office:value-type="float" office:value="14.2746909598772" calcext:value-type="float">
            <text:p>14,2746909598772</text:p>
          </table:table-cell>
          <table:table-cell table:formula="of:=SQRT(POWER([.AV$4]-[.AR98];2)+POWER([.AV$5]-[.AS98];2)+POWER([.AV$6]-[.AT98];2))" office:value-type="float" office:value="34.359367624463" calcext:value-type="float">
            <text:p>34,359367624463</text:p>
          </table:table-cell>
          <table:table-cell table:formula="of:=SQRT(POWER([.AW$4]-[.$B98];2)+POWER([.AW$5]-[.$C98];2)+POWER([.AW$6]-[.$D98];2))" office:value-type="float" office:value="15.4926008791294" calcext:value-type="float">
            <text:p>15,4926008791294</text:p>
          </table:table-cell>
          <table:table-cell table:formula="of:=SQRT(POWER([.AX$4]-[.AT98];2)+POWER([.AX$5]-[.AU98];2)+POWER([.AX$6]-[.AV98];2))" office:value-type="float" office:value="31.4121581966215" calcext:value-type="float">
            <text:p>31,4121581966215</text:p>
          </table:table-cell>
          <table:table-cell table:formula="of:=SQRT(POWER([.AY$4]-[.$B98];2)+POWER([.AY$5]-[.$C98];2)+POWER([.AY$6]-[.$D98];2))" office:value-type="float" office:value="6.41533561086246" calcext:value-type="float">
            <text:p>6,41533561086246</text:p>
          </table:table-cell>
          <table:table-cell table:formula="of:=SQRT(POWER([.AZ$4]-[.AV98];2)+POWER([.AZ$5]-[.AW98];2)+POWER([.AZ$6]-[.AX98];2))" office:value-type="float" office:value="35.8806087537057" calcext:value-type="float">
            <text:p>35,8806087537057</text:p>
          </table:table-cell>
          <table:table-cell table:formula="of:=SQRT(POWER([.BA$4]-[.$B98];2)+POWER([.BA$5]-[.$C98];2)+POWER([.BA$6]-[.$D98];2))" office:value-type="float" office:value="5.73624659511775" calcext:value-type="float">
            <text:p>5,73624659511775</text:p>
          </table:table-cell>
          <table:table-cell table:formula="of:=SQRT(POWER([.BB$4]-[.AX98];2)+POWER([.BB$5]-[.AY98];2)+POWER([.BB$6]-[.AZ98];2))" office:value-type="float" office:value="47.8928743506763" calcext:value-type="float">
            <text:p>47,8928743506763</text:p>
          </table:table-cell>
          <table:table-cell table:formula="of:=SQRT(POWER([.BC$4]-[.$B98];2)+POWER([.BC$5]-[.$C98];2)+POWER([.BC$6]-[.$D98];2))" office:value-type="float" office:value="7.32897741843977" calcext:value-type="float">
            <text:p>7,32897741843977</text:p>
          </table:table-cell>
          <table:table-cell table:formula="of:=SQRT(POWER([.BD$4]-[.AZ98];2)+POWER([.BD$5]-[.BA98];2)+POWER([.BD$6]-[.BB98];2))" office:value-type="float" office:value="53.3244975584235" calcext:value-type="float">
            <text:p>53,3244975584235</text:p>
          </table:table-cell>
          <table:table-cell table:formula="of:=SQRT(POWER([.BE$4]-[.$B98];2)+POWER([.BE$5]-[.$C98];2)+POWER([.BE$6]-[.$D98];2))" office:value-type="float" office:value="7.20668030371821" calcext:value-type="float">
            <text:p>7,20668030371821</text:p>
          </table:table-cell>
          <table:table-cell table:formula="of:=SQRT(POWER([.BF$4]-[.BB98];2)+POWER([.BF$5]-[.BC98];2)+POWER([.BF$6]-[.BD98];2))" office:value-type="float" office:value="58.6641588572068" calcext:value-type="float">
            <text:p>58,6641588572068</text:p>
          </table:table-cell>
          <table:table-cell table:formula="of:=SQRT(POWER([.BG$4]-[.$B98];2)+POWER([.BG$5]-[.$C98];2)+POWER([.BG$6]-[.$D98];2))" office:value-type="float" office:value="7.80263141510606" calcext:value-type="float">
            <text:p>7,80263141510606</text:p>
          </table:table-cell>
          <table:table-cell table:formula="of:=SQRT(POWER([.BH$4]-[.BD98];2)+POWER([.BH$5]-[.BE98];2)+POWER([.BH$6]-[.BF98];2))" office:value-type="float" office:value="64.0185052383592" calcext:value-type="float">
            <text:p>64,0185052383592</text:p>
          </table:table-cell>
          <table:table-cell table:formula="of:=SQRT(POWER([.BI$4]-[.$B98];2)+POWER([.BI$5]-[.$C98];2)+POWER([.BI$6]-[.$D98];2))" office:value-type="float" office:value="8.73820238950781" calcext:value-type="float">
            <text:p>8,73820238950781</text:p>
          </table:table-cell>
          <table:table-cell table:formula="of:=SQRT(POWER([.BJ$4]-[.BF98];2)+POWER([.BJ$5]-[.BG98];2)+POWER([.BJ$6]-[.BH98];2))" office:value-type="float" office:value="68.7183812276651" calcext:value-type="float">
            <text:p>68,7183812276651</text:p>
          </table:table-cell>
          <table:table-cell table:formula="of:=SQRT(POWER([.BK$4]-[.$B98];2)+POWER([.BK$5]-[.$C98];2)+POWER([.BK$6]-[.$D98];2))" office:value-type="float" office:value="4.28167233683289" calcext:value-type="float">
            <text:p>4,28167233683289</text:p>
          </table:table-cell>
          <table:table-cell table:formula="of:=SQRT(POWER([.BL$4]-[.BH98];2)+POWER([.BL$5]-[.BI98];2)+POWER([.BL$6]-[.BJ98];2))" office:value-type="float" office:value="74.0423534919342" calcext:value-type="float">
            <text:p>74,0423534919342</text:p>
          </table:table-cell>
          <table:table-cell table:formula="of:=SQRT(POWER([.BM$4]-[.$B98];2)+POWER([.BM$5]-[.$C98];2)+POWER([.BM$6]-[.$D98];2))" office:value-type="float" office:value="4.15112442598388" calcext:value-type="float">
            <text:p>4,15112442598388</text:p>
          </table:table-cell>
          <table:table-cell table:formula="of:=SQRT(POWER([.BN$4]-[.BJ98];2)+POWER([.BN$5]-[.BK98];2)+POWER([.BN$6]-[.BL98];2))" office:value-type="float" office:value="82.7546345438362" calcext:value-type="float">
            <text:p>82,7546345438362</text:p>
          </table:table-cell>
          <table:table-cell table:formula="of:=SQRT(POWER([.BO$4]-[.$B98];2)+POWER([.BO$5]-[.$C98];2)+POWER([.BO$6]-[.$D98];2))" office:value-type="float" office:value="3.86736331368026" calcext:value-type="float">
            <text:p>3,86736331368026</text:p>
          </table:table-cell>
          <table:table-cell table:formula="of:=SQRT(POWER([.BP$4]-[.BL98];2)+POWER([.BP$5]-[.BM98];2)+POWER([.BP$6]-[.BN98];2))" office:value-type="float" office:value="91.8269827383121" calcext:value-type="float">
            <text:p>91,8269827383121</text:p>
          </table:table-cell>
          <table:table-cell table:formula="of:=SQRT(POWER([.BQ$4]-[.$B98];2)+POWER([.BQ$5]-[.$C98];2)+POWER([.BQ$6]-[.$D98];2))" office:value-type="float" office:value="5.17443513825422" calcext:value-type="float">
            <text:p>5,17443513825422</text:p>
          </table:table-cell>
          <table:table-cell table:formula="of:=SQRT(POWER([.BR$4]-[.BN98];2)+POWER([.BR$5]-[.BO98];2)+POWER([.BR$6]-[.BP98];2))" office:value-type="float" office:value="102.336913498206" calcext:value-type="float">
            <text:p>102,336913498206</text:p>
          </table:table-cell>
          <table:table-cell table:formula="of:=SQRT(POWER([.BS$4]-[.$B98];2)+POWER([.BS$5]-[.$C98];2)+POWER([.BS$6]-[.$D98];2))" office:value-type="float" office:value="6.47670579847502" calcext:value-type="float">
            <text:p>6,47670579847502</text:p>
          </table:table-cell>
          <table:table-cell table:formula="of:=SQRT(POWER([.BT$4]-[.BP98];2)+POWER([.BT$5]-[.BQ98];2)+POWER([.BT$6]-[.BR98];2))" office:value-type="float" office:value="115.242453846669" calcext:value-type="float">
            <text:p>115,242453846669</text:p>
          </table:table-cell>
          <table:table-cell table:formula="of:=SQRT(POWER([.BU$4]-[.$B98];2)+POWER([.BU$5]-[.$C98];2)+POWER([.BU$6]-[.$D98];2))" office:value-type="float" office:value="7.40726852490174" calcext:value-type="float">
            <text:p>7,40726852490174</text:p>
          </table:table-cell>
          <table:table-cell table:formula="of:=SQRT(POWER([.BV$4]-[.BR98];2)+POWER([.BV$5]-[.BS98];2)+POWER([.BV$6]-[.BT98];2))" office:value-type="float" office:value="132.366840030279" calcext:value-type="float">
            <text:p>132,366840030279</text:p>
          </table:table-cell>
          <table:table-cell table:formula="of:=SQRT(POWER([.BW$4]-[.$B98];2)+POWER([.BW$5]-[.$C98];2)+POWER([.BW$6]-[.$D98];2))" office:value-type="float" office:value="4.81327591147651" calcext:value-type="float">
            <text:p>4,81327591147651</text:p>
          </table:table-cell>
          <table:table-cell table:formula="of:=SQRT(POWER([.BX$4]-[.BT98];2)+POWER([.BX$5]-[.BU98];2)+POWER([.BX$6]-[.BV98];2))" office:value-type="float" office:value="150.005137804581" calcext:value-type="float">
            <text:p>150,005137804581</text:p>
          </table:table-cell>
          <table:table-cell table:formula="of:=SQRT(POWER([.BY$4]-[.$B98];2)+POWER([.BY$5]-[.$C98];2)+POWER([.BY$6]-[.$D98];2))" office:value-type="float" office:value="4.76403914761413" calcext:value-type="float">
            <text:p>4,76403914761413</text:p>
          </table:table-cell>
          <table:table-cell table:formula="of:=SQRT(POWER([.BZ$4]-[.BV98];2)+POWER([.BZ$5]-[.BW98];2)+POWER([.BZ$6]-[.BX98];2))" office:value-type="float" office:value="174.334022710697" calcext:value-type="float">
            <text:p>174,334022710697</text:p>
          </table:table-cell>
          <table:table-cell table:formula="of:=SQRT(POWER([.CA$4]-[.$B98];2)+POWER([.CA$5]-[.$C98];2)+POWER([.CA$6]-[.$D98];2))" office:value-type="float" office:value="6.75963038930384" calcext:value-type="float">
            <text:p>6,75963038930384</text:p>
          </table:table-cell>
          <table:table-cell table:formula="of:=SQRT(POWER([.CB$4]-[.BX98];2)+POWER([.CB$5]-[.BY98];2)+POWER([.CB$6]-[.BZ98];2))" office:value-type="float" office:value="201.757878294892" calcext:value-type="float">
            <text:p>201,757878294892</text:p>
          </table:table-cell>
          <table:table-cell table:formula="of:=SQRT(POWER([.CC$4]-[.$B98];2)+POWER([.CC$5]-[.$C98];2)+POWER([.CC$6]-[.$D98];2))" office:value-type="float" office:value="8.03730470991364" calcext:value-type="float">
            <text:p>8,03730470991364</text:p>
          </table:table-cell>
          <table:table-cell table:formula="of:=SQRT(POWER([.CD$4]-[.BZ98];2)+POWER([.CD$5]-[.CA98];2)+POWER([.CD$6]-[.CB98];2))" office:value-type="float" office:value="237.278573355779" calcext:value-type="float">
            <text:p>237,278573355779</text:p>
          </table:table-cell>
          <table:table-cell table:formula="of:=SQRT(POWER([.CE$4]-[.$B98];2)+POWER([.CE$5]-[.$C98];2)+POWER([.CE$6]-[.$D98];2))" office:value-type="float" office:value="8.8962185786996" calcext:value-type="float">
            <text:p>8,8962185786996</text:p>
          </table:table-cell>
          <table:table-cell table:formula="of:=SQRT(POWER([.CF$4]-[.CB98];2)+POWER([.CF$5]-[.CC98];2)+POWER([.CF$6]-[.CD98];2))" office:value-type="float" office:value="281.202327852243" calcext:value-type="float">
            <text:p>281,202327852243</text:p>
          </table:table-cell>
          <table:table-cell table:formula="of:=SQRT(POWER([.CG$4]-[.$B98];2)+POWER([.CG$5]-[.$C98];2)+POWER([.CG$6]-[.$D98];2))" office:value-type="float" office:value="9.40826562125028" calcext:value-type="float">
            <text:p>9,40826562125028</text:p>
          </table:table-cell>
          <table:table-cell table:formula="of:=SQRT(POWER([.CH$4]-[.CD98];2)+POWER([.CH$5]-[.CE98];2)+POWER([.CH$6]-[.CF98];2))" office:value-type="float" office:value="336.611253718873" calcext:value-type="float">
            <text:p>336,611253718873</text:p>
          </table:table-cell>
          <table:table-cell table:formula="of:=SQRT(POWER([.CI$4]-[.$B98];2)+POWER([.CI$5]-[.$C98];2)+POWER([.CI$6]-[.$D98];2))" office:value-type="float" office:value="4.41962509722261" calcext:value-type="float">
            <text:p>4,41962509722261</text:p>
          </table:table-cell>
          <table:table-cell table:formula="of:=SQRT(POWER([.CJ$4]-[.CF98];2)+POWER([.CJ$5]-[.CG98];2)+POWER([.CJ$6]-[.CH98];2))" office:value-type="float" office:value="412.062012049418" calcext:value-type="float">
            <text:p>412,062012049418</text:p>
          </table:table-cell>
          <table:table-cell table:formula="of:=SQRT(POWER([.CK$4]-[.CG98];2)+POWER([.CK$5]-[.CH98];2)+POWER([.CK$6]-[.CI98];2))" office:value-type="float" office:value="300.975312851876" calcext:value-type="float">
            <text:p>300,975312851876</text:p>
          </table:table-cell>
          <table:table-cell table:formula="of:=SQRT(POWER([.CL$4]-[.$B98];2)+POWER([.CL$5]-[.$C98];2)+POWER([.CL$6]-[.$D98];2))" office:value-type="float" office:value="6.73339179017529" calcext:value-type="float">
            <text:p>6,73339179017529</text:p>
          </table:table-cell>
          <table:table-cell table:formula="of:=SQRT(POWER([.CM$4]-[.CI98];2)+POWER([.CM$5]-[.CJ98];2)+POWER([.CM$6]-[.CK98];2))" office:value-type="float" office:value="478.245711735338" calcext:value-type="float">
            <text:p>478,245711735338</text:p>
          </table:table-cell>
          <table:table-cell table:formula="of:=SQRT(POWER([.CN$4]-[.$B98];2)+POWER([.CN$5]-[.$C98];2)+POWER([.CN$6]-[.$D98];2))" office:value-type="float" office:value="2.40088171303794" calcext:value-type="float">
            <text:p>2,40088171303794</text:p>
          </table:table-cell>
          <table:table-cell table:formula="of:=SQRT(POWER([.CO$4]-[.CK98];2)+POWER([.CO$5]-[.CL98];2)+POWER([.CO$6]-[.CM98];2))" office:value-type="float" office:value="544.634784324919" calcext:value-type="float">
            <text:p>544,634784324919</text:p>
          </table:table-cell>
          <table:table-cell table:formula="of:=SQRT(POWER([.CP$4]-[.$B98];2)+POWER([.CP$5]-[.$C98];2)+POWER([.CP$6]-[.$D98];2))" office:value-type="float" office:value="1.39833651171669" calcext:value-type="float">
            <text:p>1,39833651171669</text:p>
          </table:table-cell>
          <table:table-cell table:formula="of:=SQRT(POWER([.CQ$4]-[.CM98];2)+POWER([.CQ$5]-[.CN98];2)+POWER([.CQ$6]-[.CO98];2))" office:value-type="float" office:value="701.240010856759" calcext:value-type="float">
            <text:p>701,240010856759</text:p>
          </table:table-cell>
          <table:table-cell table:formula="of:=SQRT(POWER([.CR$4]-[.$B98];2)+POWER([.CR$5]-[.$C98];2)+POWER([.CR$6]-[.$D98];2))" office:value-type="float" office:value="0" calcext:value-type="float">
            <text:p>0</text:p>
          </table:table-cell>
          <table:table-cell table:formula="of:=SQRT(POWER([.CS$4]-[.CO98];2)+POWER([.CS$5]-[.CP98];2)+POWER([.CS$6]-[.CQ98];2))" office:value-type="float" office:value="865.810612866521" calcext:value-type="float">
            <text:p>865,810612866521</text:p>
          </table:table-cell>
          <table:table-cell table:formula="of:=SQRT(POWER([.CT$4]-[.CP98];2)+POWER([.CT$5]-[.CQ98];2)+POWER([.CT$6]-[.CR98];2))" office:value-type="float" office:value="664.671436505405" calcext:value-type="float">
            <text:p>664,671436505405</text:p>
          </table:table-cell>
          <table:table-cell table:formula="of:=SQRT(POWER([.CU$4]-[.$B98];2)+POWER([.CU$5]-[.$C98];2)+POWER([.CU$6]-[.$D98];2))" office:value-type="float" office:value="6.76799889184388" calcext:value-type="float">
            <text:p>6,76799889184388</text:p>
          </table:table-cell>
          <table:table-cell table:formula="of:=SQRT(POWER([.CV$4]-[.CR98];2)+POWER([.CV$5]-[.CS98];2)+POWER([.CV$6]-[.CT98];2))" office:value-type="float" office:value="1060.73020816706" calcext:value-type="float">
            <text:p>1060,73020816706</text:p>
          </table:table-cell>
          <table:table-cell table:formula="of:=SQRT(POWER([.CW$4]-[.$B98];2)+POWER([.CW$5]-[.$C98];2)+POWER([.CW$6]-[.$D98];2))" office:value-type="float" office:value="8.28867474328677" calcext:value-type="float">
            <text:p>8,28867474328677</text:p>
          </table:table-cell>
          <table:table-cell table:formula="of:=SQRT(POWER([.CX$4]-[.CT98];2)+POWER([.CX$5]-[.CU98];2)+POWER([.CX$6]-[.CV98];2))" office:value-type="float" office:value="1228.640177628" calcext:value-type="float">
            <text:p>1228,640177628</text:p>
          </table:table-cell>
          <table:table-cell table:formula="of:=SQRT(POWER([.CY$4]-[.$B98];2)+POWER([.CY$5]-[.$C98];2)+POWER([.CY$6]-[.$D98];2))" office:value-type="float" office:value="9.15601337919512" calcext:value-type="float">
            <text:p>9,15601337919512</text:p>
          </table:table-cell>
          <table:table-cell table:formula="of:=SQRT(POWER([.CZ$4]-[.$B98];2)+POWER([.CZ$5]-[.$C98];2)+POWER([.CZ$6]-[.$D98];2))" office:value-type="float" office:value="9.62708065822657" calcext:value-type="float">
            <text:p>9,62708065822657</text:p>
          </table:table-cell>
          <table:table-cell table:formula="of:=SQRT(POWER([.DA$4]-[.$B98];2)+POWER([.DA$5]-[.$C98];2)+POWER([.DA$6]-[.$D98];2))" office:value-type="float" office:value="10.8537755182241" calcext:value-type="float">
            <text:p>10,8537755182241</text:p>
          </table:table-cell>
          <table:table-cell table:formula="of:=SQRT(POWER([.DB$4]-[.$B98];2)+POWER([.DB$5]-[.$C98];2)+POWER([.DB$6]-[.$D98];2))" office:value-type="float" office:value="10.2550204777953" calcext:value-type="float">
            <text:p>10,25502047779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178" calcext:value-type="float">
            <text:p>31,178</text:p>
          </table:table-cell>
          <table:table-cell office:value-type="float" office:value="37.336" calcext:value-type="float">
            <text:p>37,336</text:p>
          </table:table-cell>
          <table:table-cell office:value-type="float" office:value="5.037" calcext:value-type="float">
            <text:p>5,037</text:p>
          </table:table-cell>
          <table:table-cell/>
          <table:table-cell table:formula="of:=SQRT(POWER([.F$4]-[.$B99];2)+POWER([.F$5]-[.$C99];2)+POWER([.F$6]-[.$D99];2))" office:value-type="float" office:value="7.38948584138301" calcext:value-type="float">
            <text:p>7,38948584138301</text:p>
          </table:table-cell>
          <table:table-cell table:formula="of:=SQRT(POWER([.G$4]-[.$B99];2)+POWER([.G$5]-[.$C99];2)+POWER([.G$6]-[.$D99];2))" office:value-type="float" office:value="6.70417504246421" calcext:value-type="float">
            <text:p>6,70417504246421</text:p>
          </table:table-cell>
          <table:table-cell table:formula="of:=SQRT(POWER([.H$4]-[.$B99];2)+POWER([.H$5]-[.$C99];2)+POWER([.H$6]-[.$D99];2))" office:value-type="float" office:value="7.62870703330519" calcext:value-type="float">
            <text:p>7,62870703330519</text:p>
          </table:table-cell>
          <table:table-cell table:formula="of:=SQRT(POWER([.I$4]-[.$B99];2)+POWER([.I$5]-[.$C99];2)+POWER([.I$6]-[.$D99];2))" office:value-type="float" office:value="8.30337214630297" calcext:value-type="float">
            <text:p>8,30337214630297</text:p>
          </table:table-cell>
          <table:table-cell table:formula="of:=SQRT(POWER([.J$4]-[.$B99];2)+POWER([.J$5]-[.$C99];2)+POWER([.J$6]-[.$D99];2))" office:value-type="float" office:value="5.21073823944362" calcext:value-type="float">
            <text:p>5,21073823944362</text:p>
          </table:table-cell>
          <table:table-cell table:formula="of:=SQRT(POWER([.K$4]-[.$B99];2)+POWER([.K$5]-[.$C99];2)+POWER([.K$6]-[.$D99];2))" office:value-type="float" office:value="4.46594379722808" calcext:value-type="float">
            <text:p>4,46594379722808</text:p>
          </table:table-cell>
          <table:table-cell table:formula="of:=SQRT(POWER([.L$4]-[.$B99];2)+POWER([.L$5]-[.$C99];2)+POWER([.L$6]-[.$D99];2))" office:value-type="float" office:value="5.01555031875865" calcext:value-type="float">
            <text:p>5,01555031875865</text:p>
          </table:table-cell>
          <table:table-cell table:formula="of:=SQRT(POWER([.M$4]-[.$B99];2)+POWER([.M$5]-[.$C99];2)+POWER([.M$6]-[.$D99];2))" office:value-type="float" office:value="3.73342001387468" calcext:value-type="float">
            <text:p>3,73342001387468</text:p>
          </table:table-cell>
          <table:table-cell table:formula="of:=SQRT(POWER([.N$4]-[.$B99];2)+POWER([.N$5]-[.$C99];2)+POWER([.N$6]-[.$D99];2))" office:value-type="float" office:value="14.163413324478" calcext:value-type="float">
            <text:p>14,163413324478</text:p>
          </table:table-cell>
          <table:table-cell table:formula="of:=SQRT(POWER([.O$4]-[.$B99];2)+POWER([.O$5]-[.$C99];2)+POWER([.O$6]-[.$D99];2))" office:value-type="float" office:value="14.6949888397372" calcext:value-type="float">
            <text:p>14,6949888397372</text:p>
          </table:table-cell>
          <table:table-cell table:formula="of:=SQRT(POWER([.P$4]-[.$B99];2)+POWER([.P$5]-[.$C99];2)+POWER([.P$6]-[.$D99];2))" office:value-type="float" office:value="14.5552878707362" calcext:value-type="float">
            <text:p>14,5552878707362</text:p>
          </table:table-cell>
          <table:table-cell table:formula="of:=SQRT(POWER([.Q$4]-[.$B99];2)+POWER([.Q$5]-[.$C99];2)+POWER([.Q$6]-[.$D99];2))" office:value-type="float" office:value="15.0728230268918" calcext:value-type="float">
            <text:p>15,0728230268918</text:p>
          </table:table-cell>
          <table:table-cell table:formula="of:=SQRT(POWER([.R$4]-[.$B99];2)+POWER([.R$5]-[.$C99];2)+POWER([.R$6]-[.$D99];2))" office:value-type="float" office:value="16.22322005645" calcext:value-type="float">
            <text:p>16,22322005645</text:p>
          </table:table-cell>
          <table:table-cell table:formula="of:=SQRT(POWER([.S$4]-[.$B99];2)+POWER([.S$5]-[.$C99];2)+POWER([.S$6]-[.$D99];2))" office:value-type="float" office:value="16.9326259629155" calcext:value-type="float">
            <text:p>16,9326259629155</text:p>
          </table:table-cell>
          <table:table-cell table:formula="of:=SQRT(POWER([.T$4]-[.$B99];2)+POWER([.T$5]-[.$C99];2)+POWER([.T$6]-[.$D99];2))" office:value-type="float" office:value="16.585109405729" calcext:value-type="float">
            <text:p>16,585109405729</text:p>
          </table:table-cell>
          <table:table-cell table:formula="of:=SQRT(POWER([.U$4]-[.$B99];2)+POWER([.U$5]-[.$C99];2)+POWER([.U$6]-[.$D99];2))" office:value-type="float" office:value="15.6764088362099" calcext:value-type="float">
            <text:p>15,6764088362099</text:p>
          </table:table-cell>
          <table:table-cell table:formula="of:=SQRT(POWER([.V$4]-[.$B99];2)+POWER([.V$5]-[.$C99];2)+POWER([.V$6]-[.$D99];2))" office:value-type="float" office:value="16.8465262294635" calcext:value-type="float">
            <text:p>16,8465262294635</text:p>
          </table:table-cell>
          <table:table-cell table:formula="of:=SQRT(POWER([.W$4]-[.$B99];2)+POWER([.W$5]-[.$C99];2)+POWER([.W$6]-[.$D99];2))" office:value-type="float" office:value="16.5305483877577" calcext:value-type="float">
            <text:p>16,5305483877577</text:p>
          </table:table-cell>
          <table:table-cell table:formula="of:=SQRT(POWER([.X$4]-[.$B99];2)+POWER([.X$5]-[.$C99];2)+POWER([.X$6]-[.$D99];2))" office:value-type="float" office:value="15.8154026505809" calcext:value-type="float">
            <text:p>15,8154026505809</text:p>
          </table:table-cell>
          <table:table-cell table:formula="of:=SQRT(POWER([.Y$4]-[.$B99];2)+POWER([.Y$5]-[.$C99];2)+POWER([.Y$6]-[.$D99];2))" office:value-type="float" office:value="17.9208754808464" calcext:value-type="float">
            <text:p>17,9208754808464</text:p>
          </table:table-cell>
          <table:table-cell table:formula="of:=SQRT(POWER([.Z$4]-[.$B99];2)+POWER([.Z$5]-[.$C99];2)+POWER([.Z$6]-[.$D99];2))" office:value-type="float" office:value="19.372925669604" calcext:value-type="float">
            <text:p>19,372925669604</text:p>
          </table:table-cell>
          <table:table-cell table:formula="of:=SQRT(POWER([.AA$4]-[.$B99];2)+POWER([.AA$5]-[.$C99];2)+POWER([.AA$6]-[.$D99];2))" office:value-type="float" office:value="17.7527110605676" calcext:value-type="float">
            <text:p>17,7527110605676</text:p>
          </table:table-cell>
          <table:table-cell table:formula="of:=SQRT(POWER([.AB$4]-[.$B99];2)+POWER([.AB$5]-[.$C99];2)+POWER([.AB$6]-[.$D99];2))" office:value-type="float" office:value="21.9716339173945" calcext:value-type="float">
            <text:p>21,9716339173945</text:p>
          </table:table-cell>
          <table:table-cell table:formula="of:=SQRT(POWER([.AC$4]-[.$B99];2)+POWER([.AC$5]-[.$C99];2)+POWER([.AC$6]-[.$D99];2))" office:value-type="float" office:value="22.8880210153696" calcext:value-type="float">
            <text:p>22,8880210153696</text:p>
          </table:table-cell>
          <table:table-cell table:formula="of:=SQRT(POWER([.AD$4]-[.$B99];2)+POWER([.AD$5]-[.$C99];2)+POWER([.AD$6]-[.$D99];2))" office:value-type="float" office:value="24.2862587073431" calcext:value-type="float">
            <text:p>24,2862587073431</text:p>
          </table:table-cell>
          <table:table-cell table:formula="of:=SQRT(POWER([.AE$4]-[.$B99];2)+POWER([.AE$5]-[.$C99];2)+POWER([.AE$6]-[.$D99];2))" office:value-type="float" office:value="24.9023702285545" calcext:value-type="float">
            <text:p>24,9023702285545</text:p>
          </table:table-cell>
          <table:table-cell table:formula="of:=SQRT(POWER([.AF$4]-[.$B99];2)+POWER([.AF$5]-[.$C99];2)+POWER([.AF$6]-[.$D99];2))" office:value-type="float" office:value="23.054463190454" calcext:value-type="float">
            <text:p>23,054463190454</text:p>
          </table:table-cell>
          <table:table-cell table:formula="of:=SQRT(POWER([.AG$4]-[.$B99];2)+POWER([.AG$5]-[.$C99];2)+POWER([.AG$6]-[.$D99];2))" office:value-type="float" office:value="24.3381069518564" calcext:value-type="float">
            <text:p>24,3381069518564</text:p>
          </table:table-cell>
          <table:table-cell table:formula="of:=SQRT(POWER([.AH$4]-[.$B99];2)+POWER([.AH$5]-[.$C99];2)+POWER([.AH$6]-[.$D99];2))" office:value-type="float" office:value="21.796404887045" calcext:value-type="float">
            <text:p>21,796404887045</text:p>
          </table:table-cell>
          <table:table-cell table:formula="of:=SQRT(POWER([.AI$4]-[.$B99];2)+POWER([.AI$5]-[.$C99];2)+POWER([.AI$6]-[.$D99];2))" office:value-type="float" office:value="24.8623711861922" calcext:value-type="float">
            <text:p>24,8623711861922</text:p>
          </table:table-cell>
          <table:table-cell table:formula="of:=SQRT(POWER([.AJ$4]-[.$B99];2)+POWER([.AJ$5]-[.$C99];2)+POWER([.AJ$6]-[.$D99];2))" office:value-type="float" office:value="26.17420243293" calcext:value-type="float">
            <text:p>26,17420243293</text:p>
          </table:table-cell>
          <table:table-cell table:formula="of:=SQRT(POWER([.AK$4]-[.$B99];2)+POWER([.AK$5]-[.$C99];2)+POWER([.AK$6]-[.$D99];2))" office:value-type="float" office:value="26.2675628104322" calcext:value-type="float">
            <text:p>26,2675628104322</text:p>
          </table:table-cell>
          <table:table-cell table:formula="of:=SQRT(POWER([.AL$4]-[.$B99];2)+POWER([.AL$5]-[.$C99];2)+POWER([.AL$6]-[.$D99];2))" office:value-type="float" office:value="27.351540066329" calcext:value-type="float">
            <text:p>27,351540066329</text:p>
          </table:table-cell>
          <table:table-cell table:formula="of:=SQRT(POWER([.AM$4]-[.$B99];2)+POWER([.AM$5]-[.$C99];2)+POWER([.AM$6]-[.$D99];2))" office:value-type="float" office:value="26.8769107785846" calcext:value-type="float">
            <text:p>26,8769107785846</text:p>
          </table:table-cell>
          <table:table-cell table:formula="of:=SQRT(POWER([.AN$4]-[.$B99];2)+POWER([.AN$5]-[.$C99];2)+POWER([.AN$6]-[.$D99];2))" office:value-type="float" office:value="27.7691830272336" calcext:value-type="float">
            <text:p>27,7691830272336</text:p>
          </table:table-cell>
          <table:table-cell table:formula="of:=SQRT(POWER([.AO$4]-[.$B99];2)+POWER([.AO$5]-[.$C99];2)+POWER([.AO$6]-[.$D99];2))" office:value-type="float" office:value="27.1527296786161" calcext:value-type="float">
            <text:p>27,1527296786161</text:p>
          </table:table-cell>
          <table:table-cell table:formula="of:=SQRT(POWER([.AP$4]-[.$B99];2)+POWER([.AP$5]-[.$C99];2)+POWER([.AP$6]-[.$D99];2))" office:value-type="float" office:value="28.320612034347" calcext:value-type="float">
            <text:p>28,320612034347</text:p>
          </table:table-cell>
          <table:table-cell table:formula="of:=SQRT(POWER([.AQ$4]-[.$B99];2)+POWER([.AQ$5]-[.$C99];2)+POWER([.AQ$6]-[.$D99];2))" office:value-type="float" office:value="16.2799521190942" calcext:value-type="float">
            <text:p>16,2799521190942</text:p>
          </table:table-cell>
          <table:table-cell table:formula="of:=SQRT(POWER([.AR$4]-[.$B99];2)+POWER([.AR$5]-[.$C99];2)+POWER([.AR$6]-[.$D99];2))" office:value-type="float" office:value="15.5275747301373" calcext:value-type="float">
            <text:p>15,5275747301373</text:p>
          </table:table-cell>
          <table:table-cell table:formula="of:=SQRT(POWER([.AS$4]-[.$B99];2)+POWER([.AS$5]-[.$C99];2)+POWER([.AS$6]-[.$D99];2))" office:value-type="float" office:value="14.7538340440714" calcext:value-type="float">
            <text:p>14,7538340440714</text:p>
          </table:table-cell>
          <table:table-cell table:formula="of:=SQRT(POWER([.AT$4]-[.$B99];2)+POWER([.AT$5]-[.$C99];2)+POWER([.AT$6]-[.$D99];2))" office:value-type="float" office:value="14.5412486396458" calcext:value-type="float">
            <text:p>14,5412486396458</text:p>
          </table:table-cell>
          <table:table-cell table:formula="of:=SQRT(POWER([.AU$4]-[.$B99];2)+POWER([.AU$5]-[.$C99];2)+POWER([.AU$6]-[.$D99];2))" office:value-type="float" office:value="14.8167372251788" calcext:value-type="float">
            <text:p>14,8167372251788</text:p>
          </table:table-cell>
          <table:table-cell table:formula="of:=SQRT(POWER([.AV$4]-[.$B99];2)+POWER([.AV$5]-[.$C99];2)+POWER([.AV$6]-[.$D99];2))" office:value-type="float" office:value="14.0745451791523" calcext:value-type="float">
            <text:p>14,0745451791523</text:p>
          </table:table-cell>
          <table:table-cell table:formula="of:=SQRT(POWER([.AW$4]-[.$B99];2)+POWER([.AW$5]-[.$C99];2)+POWER([.AW$6]-[.$D99];2))" office:value-type="float" office:value="15.9481277271033" calcext:value-type="float">
            <text:p>15,9481277271033</text:p>
          </table:table-cell>
          <table:table-cell table:formula="of:=SQRT(POWER([.AX$4]-[.$B99];2)+POWER([.AX$5]-[.$C99];2)+POWER([.AX$6]-[.$D99];2))" office:value-type="float" office:value="13.8680960841782" calcext:value-type="float">
            <text:p>13,8680960841782</text:p>
          </table:table-cell>
          <table:table-cell table:formula="of:=SQRT(POWER([.AY$4]-[.$B99];2)+POWER([.AY$5]-[.$C99];2)+POWER([.AY$6]-[.$D99];2))" office:value-type="float" office:value="7.78182876964021" calcext:value-type="float">
            <text:p>7,78182876964021</text:p>
          </table:table-cell>
          <table:table-cell table:formula="of:=SQRT(POWER([.AZ$4]-[.$B99];2)+POWER([.AZ$5]-[.$C99];2)+POWER([.AZ$6]-[.$D99];2))" office:value-type="float" office:value="7.40395900853051" calcext:value-type="float">
            <text:p>7,40395900853051</text:p>
          </table:table-cell>
          <table:table-cell table:formula="of:=SQRT(POWER([.BA$4]-[.$B99];2)+POWER([.BA$5]-[.$C99];2)+POWER([.BA$6]-[.$D99];2))" office:value-type="float" office:value="7.11711184399964" calcext:value-type="float">
            <text:p>7,11711184399964</text:p>
          </table:table-cell>
          <table:table-cell table:formula="of:=SQRT(POWER([.BB$4]-[.$B99];2)+POWER([.BB$5]-[.$C99];2)+POWER([.BB$6]-[.$D99];2))" office:value-type="float" office:value="8.01150659988494" calcext:value-type="float">
            <text:p>8,01150659988494</text:p>
          </table:table-cell>
          <table:table-cell table:formula="of:=SQRT(POWER([.BC$4]-[.$B99];2)+POWER([.BC$5]-[.$C99];2)+POWER([.BC$6]-[.$D99];2))" office:value-type="float" office:value="8.65413022781608" calcext:value-type="float">
            <text:p>8,65413022781608</text:p>
          </table:table-cell>
          <table:table-cell table:formula="of:=SQRT(POWER([.BD$4]-[.$B99];2)+POWER([.BD$5]-[.$C99];2)+POWER([.BD$6]-[.$D99];2))" office:value-type="float" office:value="8.79458111566435" calcext:value-type="float">
            <text:p>8,79458111566435</text:p>
          </table:table-cell>
          <table:table-cell table:formula="of:=SQRT(POWER([.BE$4]-[.$B99];2)+POWER([.BE$5]-[.$C99];2)+POWER([.BE$6]-[.$D99];2))" office:value-type="float" office:value="8.33058971502018" calcext:value-type="float">
            <text:p>8,33058971502018</text:p>
          </table:table-cell>
          <table:table-cell table:formula="of:=SQRT(POWER([.BF$4]-[.$B99];2)+POWER([.BF$5]-[.$C99];2)+POWER([.BF$6]-[.$D99];2))" office:value-type="float" office:value="9.82517149977546" calcext:value-type="float">
            <text:p>9,82517149977546</text:p>
          </table:table-cell>
          <table:table-cell table:formula="of:=SQRT(POWER([.BG$4]-[.$B99];2)+POWER([.BG$5]-[.$C99];2)+POWER([.BG$6]-[.$D99];2))" office:value-type="float" office:value="8.80612678764052" calcext:value-type="float">
            <text:p>8,80612678764052</text:p>
          </table:table-cell>
          <table:table-cell table:formula="of:=SQRT(POWER([.BH$4]-[.$B99];2)+POWER([.BH$5]-[.$C99];2)+POWER([.BH$6]-[.$D99];2))" office:value-type="float" office:value="10.2557510207688" calcext:value-type="float">
            <text:p>10,2557510207688</text:p>
          </table:table-cell>
          <table:table-cell table:formula="of:=SQRT(POWER([.BI$4]-[.$B99];2)+POWER([.BI$5]-[.$C99];2)+POWER([.BI$6]-[.$D99];2))" office:value-type="float" office:value="9.77421551839328" calcext:value-type="float">
            <text:p>9,77421551839328</text:p>
          </table:table-cell>
          <table:table-cell table:formula="of:=SQRT(POWER([.BJ$4]-[.$B99];2)+POWER([.BJ$5]-[.$C99];2)+POWER([.BJ$6]-[.$D99];2))" office:value-type="float" office:value="10.5418799556815" calcext:value-type="float">
            <text:p>10,5418799556815</text:p>
          </table:table-cell>
          <table:table-cell table:formula="of:=SQRT(POWER([.BK$4]-[.$B99];2)+POWER([.BK$5]-[.$C99];2)+POWER([.BK$6]-[.$D99];2))" office:value-type="float" office:value="4.84194857469594" calcext:value-type="float">
            <text:p>4,84194857469594</text:p>
          </table:table-cell>
          <table:table-cell table:formula="of:=SQRT(POWER([.BL$4]-[.$B99];2)+POWER([.BL$5]-[.$C99];2)+POWER([.BL$6]-[.$D99];2))" office:value-type="float" office:value="4.78513625720313" calcext:value-type="float">
            <text:p>4,78513625720313</text:p>
          </table:table-cell>
          <table:table-cell table:formula="of:=SQRT(POWER([.BM$4]-[.$B99];2)+POWER([.BM$5]-[.$C99];2)+POWER([.BM$6]-[.$D99];2))" office:value-type="float" office:value="4.90229395283474" calcext:value-type="float">
            <text:p>4,90229395283474</text:p>
          </table:table-cell>
          <table:table-cell table:formula="of:=SQRT(POWER([.BN$4]-[.$B99];2)+POWER([.BN$5]-[.$C99];2)+POWER([.BN$6]-[.$D99];2))" office:value-type="float" office:value="4.87282269326517" calcext:value-type="float">
            <text:p>4,87282269326517</text:p>
          </table:table-cell>
          <table:table-cell table:formula="of:=SQRT(POWER([.BO$4]-[.$B99];2)+POWER([.BO$5]-[.$C99];2)+POWER([.BO$6]-[.$D99];2))" office:value-type="float" office:value="3.86736331368027" calcext:value-type="float">
            <text:p>3,86736331368027</text:p>
          </table:table-cell>
          <table:table-cell table:formula="of:=SQRT(POWER([.BP$4]-[.$B99];2)+POWER([.BP$5]-[.$C99];2)+POWER([.BP$6]-[.$D99];2))" office:value-type="float" office:value="4.65504468292196" calcext:value-type="float">
            <text:p>4,65504468292196</text:p>
          </table:table-cell>
          <table:table-cell table:formula="of:=SQRT(POWER([.BQ$4]-[.$B99];2)+POWER([.BQ$5]-[.$C99];2)+POWER([.BQ$6]-[.$D99];2))" office:value-type="float" office:value="4.6686472344781" calcext:value-type="float">
            <text:p>4,6686472344781</text:p>
          </table:table-cell>
          <table:table-cell table:formula="of:=SQRT(POWER([.BR$4]-[.$B99];2)+POWER([.BR$5]-[.$C99];2)+POWER([.BR$6]-[.$D99];2))" office:value-type="float" office:value="5.84610460050109" calcext:value-type="float">
            <text:p>5,84610460050109</text:p>
          </table:table-cell>
          <table:table-cell table:formula="of:=SQRT(POWER([.BS$4]-[.$B99];2)+POWER([.BS$5]-[.$C99];2)+POWER([.BS$6]-[.$D99];2))" office:value-type="float" office:value="5.8323406964957" calcext:value-type="float">
            <text:p>5,8323406964957</text:p>
          </table:table-cell>
          <table:table-cell table:formula="of:=SQRT(POWER([.BT$4]-[.$B99];2)+POWER([.BT$5]-[.$C99];2)+POWER([.BT$6]-[.$D99];2))" office:value-type="float" office:value="6.81388149295246" calcext:value-type="float">
            <text:p>6,81388149295246</text:p>
          </table:table-cell>
          <table:table-cell table:formula="of:=SQRT(POWER([.BU$4]-[.$B99];2)+POWER([.BU$5]-[.$C99];2)+POWER([.BU$6]-[.$D99];2))" office:value-type="float" office:value="6.77429693769029" calcext:value-type="float">
            <text:p>6,77429693769029</text:p>
          </table:table-cell>
          <table:table-cell table:formula="of:=SQRT(POWER([.BV$4]-[.$B99];2)+POWER([.BV$5]-[.$C99];2)+POWER([.BV$6]-[.$D99];2))" office:value-type="float" office:value="7.94793268718351" calcext:value-type="float">
            <text:p>7,94793268718351</text:p>
          </table:table-cell>
          <table:table-cell table:formula="of:=SQRT(POWER([.BW$4]-[.$B99];2)+POWER([.BW$5]-[.$C99];2)+POWER([.BW$6]-[.$D99];2))" office:value-type="float" office:value="5.44398135558894" calcext:value-type="float">
            <text:p>5,44398135558894</text:p>
          </table:table-cell>
          <table:table-cell table:formula="of:=SQRT(POWER([.BX$4]-[.$B99];2)+POWER([.BX$5]-[.$C99];2)+POWER([.BX$6]-[.$D99];2))" office:value-type="float" office:value="5.9976246131281" calcext:value-type="float">
            <text:p>5,9976246131281</text:p>
          </table:table-cell>
          <table:table-cell table:formula="of:=SQRT(POWER([.BY$4]-[.$B99];2)+POWER([.BY$5]-[.$C99];2)+POWER([.BY$6]-[.$D99];2))" office:value-type="float" office:value="5.3849502318963" calcext:value-type="float">
            <text:p>5,3849502318963</text:p>
          </table:table-cell>
          <table:table-cell table:formula="of:=SQRT(POWER([.BZ$4]-[.$B99];2)+POWER([.BZ$5]-[.$C99];2)+POWER([.BZ$6]-[.$D99];2))" office:value-type="float" office:value="5.48670912296251" calcext:value-type="float">
            <text:p>5,48670912296251</text:p>
          </table:table-cell>
          <table:table-cell table:formula="of:=SQRT(POWER([.CA$4]-[.$B99];2)+POWER([.CA$5]-[.$C99];2)+POWER([.CA$6]-[.$D99];2))" office:value-type="float" office:value="7.50477681213772" calcext:value-type="float">
            <text:p>7,50477681213772</text:p>
          </table:table-cell>
          <table:table-cell table:formula="of:=SQRT(POWER([.CB$4]-[.$B99];2)+POWER([.CB$5]-[.$C99];2)+POWER([.CB$6]-[.$D99];2))" office:value-type="float" office:value="8.44478620214863" calcext:value-type="float">
            <text:p>8,44478620214863</text:p>
          </table:table-cell>
          <table:table-cell table:formula="of:=SQRT(POWER([.CC$4]-[.$B99];2)+POWER([.CC$5]-[.$C99];2)+POWER([.CC$6]-[.$D99];2))" office:value-type="float" office:value="8.78970369238918" calcext:value-type="float">
            <text:p>8,78970369238918</text:p>
          </table:table-cell>
          <table:table-cell table:formula="of:=SQRT(POWER([.CD$4]-[.$B99];2)+POWER([.CD$5]-[.$C99];2)+POWER([.CD$6]-[.$D99];2))" office:value-type="float" office:value="9.14888419426107" calcext:value-type="float">
            <text:p>9,14888419426107</text:p>
          </table:table-cell>
          <table:table-cell table:formula="of:=SQRT(POWER([.CE$4]-[.$B99];2)+POWER([.CE$5]-[.$C99];2)+POWER([.CE$6]-[.$D99];2))" office:value-type="float" office:value="9.72396117844986" calcext:value-type="float">
            <text:p>9,72396117844986</text:p>
          </table:table-cell>
          <table:table-cell table:formula="of:=SQRT(POWER([.CF$4]-[.$B99];2)+POWER([.CF$5]-[.$C99];2)+POWER([.CF$6]-[.$D99];2))" office:value-type="float" office:value="10.1127636677616" calcext:value-type="float">
            <text:p>10,1127636677616</text:p>
          </table:table-cell>
          <table:table-cell table:formula="of:=SQRT(POWER([.CG$4]-[.$B99];2)+POWER([.CG$5]-[.$C99];2)+POWER([.CG$6]-[.$D99];2))" office:value-type="float" office:value="10.3766592890005" calcext:value-type="float">
            <text:p>10,3766592890005</text:p>
          </table:table-cell>
          <table:table-cell table:formula="of:=SQRT(POWER([.CH$4]-[.$B99];2)+POWER([.CH$5]-[.$C99];2)+POWER([.CH$6]-[.$D99];2))" office:value-type="float" office:value="11.4672299183369" calcext:value-type="float">
            <text:p>11,4672299183369</text:p>
          </table:table-cell>
          <table:table-cell table:formula="of:=SQRT(POWER([.CI$4]-[.$B99];2)+POWER([.CI$5]-[.$C99];2)+POWER([.CI$6]-[.$D99];2))" office:value-type="float" office:value="5.1708051597406" calcext:value-type="float">
            <text:p>5,1708051597406</text:p>
          </table:table-cell>
          <table:table-cell table:formula="of:=SQRT(POWER([.CJ$4]-[.$B99];2)+POWER([.CJ$5]-[.$C99];2)+POWER([.CJ$6]-[.$D99];2))" office:value-type="float" office:value="5.11831017035896" calcext:value-type="float">
            <text:p>5,11831017035896</text:p>
          </table:table-cell>
          <table:table-cell table:formula="of:=SQRT(POWER([.CK$4]-[.$B99];2)+POWER([.CK$5]-[.$C99];2)+POWER([.CK$6]-[.$D99];2))" office:value-type="float" office:value="6.56902976093121" calcext:value-type="float">
            <text:p>6,56902976093121</text:p>
          </table:table-cell>
          <table:table-cell table:formula="of:=SQRT(POWER([.CL$4]-[.$B99];2)+POWER([.CL$5]-[.$C99];2)+POWER([.CL$6]-[.$D99];2))" office:value-type="float" office:value="7.41017388459947" calcext:value-type="float">
            <text:p>7,41017388459947</text:p>
          </table:table-cell>
          <table:table-cell table:formula="of:=SQRT(POWER([.CM$4]-[.$B99];2)+POWER([.CM$5]-[.$C99];2)+POWER([.CM$6]-[.$D99];2))" office:value-type="float" office:value="4.3036557715505" calcext:value-type="float">
            <text:p>4,3036557715505</text:p>
          </table:table-cell>
          <table:table-cell table:formula="of:=SQRT(POWER([.CN$4]-[.$B99];2)+POWER([.CN$5]-[.$C99];2)+POWER([.CN$6]-[.$D99];2))" office:value-type="float" office:value="2.80761268696378" calcext:value-type="float">
            <text:p>2,80761268696378</text:p>
          </table:table-cell>
          <table:table-cell table:formula="of:=SQRT(POWER([.CO$4]-[.$B99];2)+POWER([.CO$5]-[.$C99];2)+POWER([.CO$6]-[.$D99];2))" office:value-type="float" office:value="2.39175960330465" calcext:value-type="float">
            <text:p>2,39175960330465</text:p>
          </table:table-cell>
          <table:table-cell table:formula="of:=SQRT(POWER([.CP$4]-[.$B99];2)+POWER([.CP$5]-[.$C99];2)+POWER([.CP$6]-[.$D99];2))" office:value-type="float" office:value="2.45291520440475" calcext:value-type="float">
            <text:p>2,45291520440475</text:p>
          </table:table-cell>
          <table:table-cell table:formula="of:=SQRT(POWER([.CQ$4]-[.$B99];2)+POWER([.CQ$5]-[.$C99];2)+POWER([.CQ$6]-[.$D99];2))" office:value-type="float" office:value="1.39216198770114" calcext:value-type="float">
            <text:p>1,39216198770114</text:p>
          </table:table-cell>
          <table:table-cell table:formula="of:=SQRT(POWER([.CR$4]-[.$B99];2)+POWER([.CR$5]-[.$C99];2)+POWER([.CR$6]-[.$D99];2))" office:value-type="float" office:value="1.40745728176737" calcext:value-type="float">
            <text:p>1,40745728176737</text:p>
          </table:table-cell>
          <table:table-cell table:formula="of:=SQRT(POWER([.CS$4]-[.$B99];2)+POWER([.CS$5]-[.$C99];2)+POWER([.CS$6]-[.$D99];2))" office:value-type="float" office:value="0" calcext:value-type="float">
            <text:p>0</text:p>
          </table:table-cell>
          <table:table-cell table:formula="of:=SQRT(POWER([.CT$4]-[.$B99];2)+POWER([.CT$5]-[.$C99];2)+POWER([.CT$6]-[.$D99];2))" office:value-type="float" office:value="1.41049423961957" calcext:value-type="float">
            <text:p>1,41049423961957</text:p>
          </table:table-cell>
          <table:table-cell table:formula="of:=SQRT(POWER([.CU$4]-[.$B99];2)+POWER([.CU$5]-[.$C99];2)+POWER([.CU$6]-[.$D99];2))" office:value-type="float" office:value="7.03098264825053" calcext:value-type="float">
            <text:p>7,03098264825053</text:p>
          </table:table-cell>
          <table:table-cell table:formula="of:=SQRT(POWER([.CV$4]-[.$B99];2)+POWER([.CV$5]-[.$C99];2)+POWER([.CV$6]-[.$D99];2))" office:value-type="float" office:value="8.40638763084359" calcext:value-type="float">
            <text:p>8,40638763084359</text:p>
          </table:table-cell>
          <table:table-cell table:formula="of:=SQRT(POWER([.CW$4]-[.$B99];2)+POWER([.CW$5]-[.$C99];2)+POWER([.CW$6]-[.$D99];2))" office:value-type="float" office:value="8.60061538495938" calcext:value-type="float">
            <text:p>8,60061538495938</text:p>
          </table:table-cell>
          <table:table-cell table:formula="of:=SQRT(POWER([.CX$4]-[.$B99];2)+POWER([.CX$5]-[.$C99];2)+POWER([.CX$6]-[.$D99];2))" office:value-type="float" office:value="8.97081445577825" calcext:value-type="float">
            <text:p>8,97081445577825</text:p>
          </table:table-cell>
          <table:table-cell table:formula="of:=SQRT(POWER([.CY$4]-[.$B99];2)+POWER([.CY$5]-[.$C99];2)+POWER([.CY$6]-[.$D99];2))" office:value-type="float" office:value="9.23368187669469" calcext:value-type="float">
            <text:p>9,23368187669469</text:p>
          </table:table-cell>
          <table:table-cell table:formula="of:=SQRT(POWER([.CZ$4]-[.$B99];2)+POWER([.CZ$5]-[.$C99];2)+POWER([.CZ$6]-[.$D99];2))" office:value-type="float" office:value="9.68677913446983" calcext:value-type="float">
            <text:p>9,68677913446983</text:p>
          </table:table-cell>
          <table:table-cell table:formula="of:=SQRT(POWER([.DA$4]-[.$B99];2)+POWER([.DA$5]-[.$C99];2)+POWER([.DA$6]-[.$D99];2))" office:value-type="float" office:value="10.7737140763991" calcext:value-type="float">
            <text:p>10,7737140763991</text:p>
          </table:table-cell>
          <table:table-cell table:formula="of:=SQRT(POWER([.DB$4]-[.$B99];2)+POWER([.DB$5]-[.$C99];2)+POWER([.DB$6]-[.$D99];2))" office:value-type="float" office:value="10.4950588850182" calcext:value-type="float">
            <text:p>10,49505888501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.78" calcext:value-type="float">
            <text:p>29,78</text:p>
          </table:table-cell>
          <table:table-cell office:value-type="float" office:value="37.193" calcext:value-type="float">
            <text:p>37,193</text:p>
          </table:table-cell>
          <table:table-cell office:value-type="float" office:value="4.916" calcext:value-type="float">
            <text:p>4,916</text:p>
          </table:table-cell>
          <table:table-cell/>
          <table:table-cell table:formula="of:=SQRT(POWER([.F$4]-[.B100];2)+POWER([.F$5]-[.C100];2)+POWER([.F$6]-[.D100];2))" office:value-type="float" office:value="8.0315209643006" calcext:value-type="float">
            <text:p>8,0315209643006</text:p>
          </table:table-cell>
          <table:table-cell table:formula="of:=SQRT(POWER([.G$4]-[.$B100];2)+POWER([.G$5]-[.$C100];2)+POWER([.G$6]-[.$D100];2))" office:value-type="float" office:value="7.2859564231472" calcext:value-type="float">
            <text:p>7,2859564231472</text:p>
          </table:table-cell>
          <table:table-cell table:formula="of:=SQRT(POWER([.H$4]-[.D100];2)+POWER([.H$5]-[.E100];2)+POWER([.H$6]-[.F100];2))" office:value-type="float" office:value="52.0856288131943" calcext:value-type="float">
            <text:p>52,0856288131943</text:p>
          </table:table-cell>
          <table:table-cell table:formula="of:=SQRT(POWER([.I$4]-[.$B100];2)+POWER([.I$5]-[.$C100];2)+POWER([.I$6]-[.$D100];2))" office:value-type="float" office:value="9.07030027066359" calcext:value-type="float">
            <text:p>9,07030027066359</text:p>
          </table:table-cell>
          <table:table-cell table:formula="of:=SQRT(POWER([.J$4]-[.F100];2)+POWER([.J$5]-[.G100];2)+POWER([.J$6]-[.H100];2))" office:value-type="float" office:value="65.6313224435999" calcext:value-type="float">
            <text:p>65,6313224435999</text:p>
          </table:table-cell>
          <table:table-cell table:formula="of:=SQRT(POWER([.K$4]-[.$B100];2)+POWER([.K$5]-[.$C100];2)+POWER([.K$6]-[.$D100];2))" office:value-type="float" office:value="4.85543921803167" calcext:value-type="float">
            <text:p>4,85543921803167</text:p>
          </table:table-cell>
          <table:table-cell table:formula="of:=SQRT(POWER([.L$4]-[.H100];2)+POWER([.L$5]-[.I100];2)+POWER([.L$6]-[.J100];2))" office:value-type="float" office:value="72.8458977143584" calcext:value-type="float">
            <text:p>72,8458977143584</text:p>
          </table:table-cell>
          <table:table-cell table:formula="of:=SQRT(POWER([.M$4]-[.$B100];2)+POWER([.M$5]-[.$C100];2)+POWER([.M$6]-[.$D100];2))" office:value-type="float" office:value="4.04872856585867" calcext:value-type="float">
            <text:p>4,04872856585867</text:p>
          </table:table-cell>
          <table:table-cell table:formula="of:=SQRT(POWER([.N$4]-[.J100];2)+POWER([.N$5]-[.K100];2)+POWER([.N$6]-[.L100];2))" office:value-type="float" office:value="75.718843942159" calcext:value-type="float">
            <text:p>75,718843942159</text:p>
          </table:table-cell>
          <table:table-cell table:formula="of:=SQRT(POWER([.O$4]-[.$B100];2)+POWER([.O$5]-[.$C100];2)+POWER([.O$6]-[.$D100];2))" office:value-type="float" office:value="15.9536033860692" calcext:value-type="float">
            <text:p>15,9536033860692</text:p>
          </table:table-cell>
          <table:table-cell table:formula="of:=SQRT(POWER([.P$4]-[.L100];2)+POWER([.P$5]-[.M100];2)+POWER([.P$6]-[.N100];2))" office:value-type="float" office:value="78.7577832432889" calcext:value-type="float">
            <text:p>78,7577832432889</text:p>
          </table:table-cell>
          <table:table-cell table:formula="of:=SQRT(POWER([.Q$4]-[.$B100];2)+POWER([.Q$5]-[.$C100];2)+POWER([.Q$6]-[.$D100];2))" office:value-type="float" office:value="16.2464472423973" calcext:value-type="float">
            <text:p>16,2464472423973</text:p>
          </table:table-cell>
          <table:table-cell table:formula="of:=SQRT(POWER([.R$4]-[.N100];2)+POWER([.R$5]-[.O100];2)+POWER([.R$6]-[.P100];2))" office:value-type="float" office:value="77.9686169370157" calcext:value-type="float">
            <text:p>77,9686169370157</text:p>
          </table:table-cell>
          <table:table-cell table:formula="of:=SQRT(POWER([.S$4]-[.$B100];2)+POWER([.S$5]-[.$C100];2)+POWER([.S$6]-[.$D100];2))" office:value-type="float" office:value="18.2219744813782" calcext:value-type="float">
            <text:p>18,2219744813782</text:p>
          </table:table-cell>
          <table:table-cell table:formula="of:=SQRT(POWER([.T$4]-[.P100];2)+POWER([.T$5]-[.Q100];2)+POWER([.T$6]-[.R100];2))" office:value-type="float" office:value="79.4042898305453" calcext:value-type="float">
            <text:p>79,4042898305453</text:p>
          </table:table-cell>
          <table:table-cell table:formula="of:=SQRT(POWER([.U$4]-[.$B100];2)+POWER([.U$5]-[.$C100];2)+POWER([.U$6]-[.$D100];2))" office:value-type="float" office:value="16.8367015772092" calcext:value-type="float">
            <text:p>16,8367015772092</text:p>
          </table:table-cell>
          <table:table-cell table:formula="of:=SQRT(POWER([.V$4]-[.R100];2)+POWER([.V$5]-[.S100];2)+POWER([.V$6]-[.T100];2))" office:value-type="float" office:value="74.2802102207543" calcext:value-type="float">
            <text:p>74,2802102207543</text:p>
          </table:table-cell>
          <table:table-cell table:formula="of:=SQRT(POWER([.W$4]-[.$B100];2)+POWER([.W$5]-[.$C100];2)+POWER([.W$6]-[.$D100];2))" office:value-type="float" office:value="17.6530196850284" calcext:value-type="float">
            <text:p>17,6530196850284</text:p>
          </table:table-cell>
          <table:table-cell table:formula="of:=SQRT(POWER([.X$4]-[.T100];2)+POWER([.X$5]-[.U100];2)+POWER([.X$6]-[.V100];2))" office:value-type="float" office:value="71.3894810568365" calcext:value-type="float">
            <text:p>71,3894810568365</text:p>
          </table:table-cell>
          <table:table-cell table:formula="of:=SQRT(POWER([.Y$4]-[.$B100];2)+POWER([.Y$5]-[.$C100];2)+POWER([.Y$6]-[.$D100];2))" office:value-type="float" office:value="19.0354914304832" calcext:value-type="float">
            <text:p>19,0354914304832</text:p>
          </table:table-cell>
          <table:table-cell table:formula="of:=SQRT(POWER([.Z$4]-[.V100];2)+POWER([.Z$5]-[.W100];2)+POWER([.Z$6]-[.X100];2))" office:value-type="float" office:value="63.3735354954135" calcext:value-type="float">
            <text:p>63,3735354954135</text:p>
          </table:table-cell>
          <table:table-cell table:formula="of:=SQRT(POWER([.AA$4]-[.$B100];2)+POWER([.AA$5]-[.$C100];2)+POWER([.AA$6]-[.$D100];2))" office:value-type="float" office:value="18.8199222633889" calcext:value-type="float">
            <text:p>18,8199222633889</text:p>
          </table:table-cell>
          <table:table-cell table:formula="of:=SQRT(POWER([.AB$4]-[.X100];2)+POWER([.AB$5]-[.Y100];2)+POWER([.AB$6]-[.Z100];2))" office:value-type="float" office:value="56.4110764753564" calcext:value-type="float">
            <text:p>56,4110764753564</text:p>
          </table:table-cell>
          <table:table-cell table:formula="of:=SQRT(POWER([.AC$4]-[.$B100];2)+POWER([.AC$5]-[.$C100];2)+POWER([.AC$6]-[.$D100];2))" office:value-type="float" office:value="23.8778934162962" calcext:value-type="float">
            <text:p>23,8778934162962</text:p>
          </table:table-cell>
          <table:table-cell table:formula="of:=SQRT(POWER([.AD$4]-[.Z100];2)+POWER([.AD$5]-[.AA100];2)+POWER([.AD$6]-[.AB100];2))" office:value-type="float" office:value="45.3510378512991" calcext:value-type="float">
            <text:p>45,3510378512991</text:p>
          </table:table-cell>
          <table:table-cell table:formula="of:=SQRT(POWER([.AE$4]-[.$B100];2)+POWER([.AE$5]-[.$C100];2)+POWER([.AE$6]-[.$D100];2))" office:value-type="float" office:value="25.8548029000416" calcext:value-type="float">
            <text:p>25,8548029000416</text:p>
          </table:table-cell>
          <table:table-cell table:formula="of:=SQRT(POWER([.AF$4]-[.AB100];2)+POWER([.AF$5]-[.AC100];2)+POWER([.AF$6]-[.AD100];2))" office:value-type="float" office:value="35.1773322938214" calcext:value-type="float">
            <text:p>35,1773322938214</text:p>
          </table:table-cell>
          <table:table-cell table:formula="of:=SQRT(POWER([.AG$4]-[.$B100];2)+POWER([.AG$5]-[.$C100];2)+POWER([.AG$6]-[.$D100];2))" office:value-type="float" office:value="25.2951096854708" calcext:value-type="float">
            <text:p>25,2951096854708</text:p>
          </table:table-cell>
          <table:table-cell table:formula="of:=SQRT(POWER([.AH$4]-[.AD100];2)+POWER([.AH$5]-[.AE100];2)+POWER([.AH$6]-[.AF100];2))" office:value-type="float" office:value="25.2544331151952" calcext:value-type="float">
            <text:p>25,2544331151952</text:p>
          </table:table-cell>
          <table:table-cell table:formula="of:=SQRT(POWER([.AI$4]-[.$B100];2)+POWER([.AI$5]-[.$C100];2)+POWER([.AI$6]-[.$D100];2))" office:value-type="float" office:value="25.9006150699168" calcext:value-type="float">
            <text:p>25,9006150699168</text:p>
          </table:table-cell>
          <table:table-cell table:formula="of:=SQRT(POWER([.AJ$4]-[.AF100];2)+POWER([.AJ$5]-[.AG100];2)+POWER([.AJ$6]-[.AH100];2))" office:value-type="float" office:value="19.1233725668377" calcext:value-type="float">
            <text:p>19,1233725668377</text:p>
          </table:table-cell>
          <table:table-cell table:formula="of:=SQRT(POWER([.AK$4]-[.$B100];2)+POWER([.AK$5]-[.$C100];2)+POWER([.AK$6]-[.$D100];2))" office:value-type="float" office:value="27.3065654010167" calcext:value-type="float">
            <text:p>27,3065654010167</text:p>
          </table:table-cell>
          <table:table-cell table:formula="of:=SQRT(POWER([.AL$4]-[.AH100];2)+POWER([.AL$5]-[.AI100];2)+POWER([.AL$6]-[.AJ100];2))" office:value-type="float" office:value="26.4394951576965" calcext:value-type="float">
            <text:p>26,4394951576965</text:p>
          </table:table-cell>
          <table:table-cell table:formula="of:=SQRT(POWER([.AM$4]-[.$B100];2)+POWER([.AM$5]-[.$C100];2)+POWER([.AM$6]-[.$D100];2))" office:value-type="float" office:value="27.9646968336866" calcext:value-type="float">
            <text:p>27,9646968336866</text:p>
          </table:table-cell>
          <table:table-cell table:formula="of:=SQRT(POWER([.AN$4]-[.AJ100];2)+POWER([.AN$5]-[.AK100];2)+POWER([.AN$6]-[.AL100];2))" office:value-type="float" office:value="36.7771114556073" calcext:value-type="float">
            <text:p>36,7771114556073</text:p>
          </table:table-cell>
          <table:table-cell table:formula="of:=SQRT(POWER([.AO$4]-[.$B100];2)+POWER([.AO$5]-[.$C100];2)+POWER([.AO$6]-[.$D100];2))" office:value-type="float" office:value="28.2098957637209" calcext:value-type="float">
            <text:p>28,2098957637209</text:p>
          </table:table-cell>
          <table:table-cell table:formula="of:=SQRT(POWER([.AP$4]-[.AL100];2)+POWER([.AP$5]-[.AM100];2)+POWER([.AP$6]-[.AN100];2))" office:value-type="float" office:value="37.2255081383253" calcext:value-type="float">
            <text:p>37,2255081383253</text:p>
          </table:table-cell>
          <table:table-cell table:formula="of:=SQRT(POWER([.AQ$4]-[.$B100];2)+POWER([.AQ$5]-[.$C100];2)+POWER([.AQ$6]-[.$D100];2))" office:value-type="float" office:value="17.6116796189347" calcext:value-type="float">
            <text:p>17,6116796189347</text:p>
          </table:table-cell>
          <table:table-cell table:formula="of:=SQRT(POWER([.AR$4]-[.AN100];2)+POWER([.AR$5]-[.AO100];2)+POWER([.AR$6]-[.AP100];2))" office:value-type="float" office:value="29.7941559515554" calcext:value-type="float">
            <text:p>29,7941559515554</text:p>
          </table:table-cell>
          <table:table-cell table:formula="of:=SQRT(POWER([.AS$4]-[.$B100];2)+POWER([.AS$5]-[.$C100];2)+POWER([.AS$6]-[.$D100];2))" office:value-type="float" office:value="16.1249436898242" calcext:value-type="float">
            <text:p>16,1249436898242</text:p>
          </table:table-cell>
          <table:table-cell table:formula="of:=SQRT(POWER([.AT$4]-[.AP100];2)+POWER([.AT$5]-[.AQ100];2)+POWER([.AT$6]-[.AR100];2))" office:value-type="float" office:value="29.6505066289433" calcext:value-type="float">
            <text:p>29,6505066289433</text:p>
          </table:table-cell>
          <table:table-cell table:formula="of:=SQRT(POWER([.AU$4]-[.$B100];2)+POWER([.AU$5]-[.$C100];2)+POWER([.AU$6]-[.$D100];2))" office:value-type="float" office:value="16.1615630432208" calcext:value-type="float">
            <text:p>16,1615630432208</text:p>
          </table:table-cell>
          <table:table-cell table:formula="of:=SQRT(POWER([.AV$4]-[.AR100];2)+POWER([.AV$5]-[.AS100];2)+POWER([.AV$6]-[.AT100];2))" office:value-type="float" office:value="30.643066615863" calcext:value-type="float">
            <text:p>30,643066615863</text:p>
          </table:table-cell>
          <table:table-cell table:formula="of:=SQRT(POWER([.AW$4]-[.$B100];2)+POWER([.AW$5]-[.$C100];2)+POWER([.AW$6]-[.$D100];2))" office:value-type="float" office:value="17.2756994069705" calcext:value-type="float">
            <text:p>17,2756994069705</text:p>
          </table:table-cell>
          <table:table-cell table:formula="of:=SQRT(POWER([.AX$4]-[.AT100];2)+POWER([.AX$5]-[.AU100];2)+POWER([.AX$6]-[.AV100];2))" office:value-type="float" office:value="30.0316992203566" calcext:value-type="float">
            <text:p>30,0316992203566</text:p>
          </table:table-cell>
          <table:table-cell table:formula="of:=SQRT(POWER([.AY$4]-[.$B100];2)+POWER([.AY$5]-[.$C100];2)+POWER([.AY$6]-[.$D100];2))" office:value-type="float" office:value="8.8263524176185" calcext:value-type="float">
            <text:p>8,8263524176185</text:p>
          </table:table-cell>
          <table:table-cell table:formula="of:=SQRT(POWER([.AZ$4]-[.AV100];2)+POWER([.AZ$5]-[.AW100];2)+POWER([.AZ$6]-[.AX100];2))" office:value-type="float" office:value="33.8585908021879" calcext:value-type="float">
            <text:p>33,8585908021879</text:p>
          </table:table-cell>
          <table:table-cell table:formula="of:=SQRT(POWER([.BA$4]-[.$B100];2)+POWER([.BA$5]-[.$C100];2)+POWER([.BA$6]-[.$D100];2))" office:value-type="float" office:value="7.82850055885544" calcext:value-type="float">
            <text:p>7,82850055885544</text:p>
          </table:table-cell>
          <table:table-cell table:formula="of:=SQRT(POWER([.BB$4]-[.AX100];2)+POWER([.BB$5]-[.AY100];2)+POWER([.BB$6]-[.AZ100];2))" office:value-type="float" office:value="44.8388444689507" calcext:value-type="float">
            <text:p>44,8388444689507</text:p>
          </table:table-cell>
          <table:table-cell table:formula="of:=SQRT(POWER([.BC$4]-[.$B100];2)+POWER([.BC$5]-[.$C100];2)+POWER([.BC$6]-[.$D100];2))" office:value-type="float" office:value="9.47555064363016" calcext:value-type="float">
            <text:p>9,47555064363016</text:p>
          </table:table-cell>
          <table:table-cell table:formula="of:=SQRT(POWER([.BD$4]-[.AZ100];2)+POWER([.BD$5]-[.BA100];2)+POWER([.BD$6]-[.BB100];2))" office:value-type="float" office:value="49.6443049362671" calcext:value-type="float">
            <text:p>49,6443049362671</text:p>
          </table:table-cell>
          <table:table-cell table:formula="of:=SQRT(POWER([.BE$4]-[.$B100];2)+POWER([.BE$5]-[.$C100];2)+POWER([.BE$6]-[.$D100];2))" office:value-type="float" office:value="8.90244342863239" calcext:value-type="float">
            <text:p>8,90244342863239</text:p>
          </table:table-cell>
          <table:table-cell table:formula="of:=SQRT(POWER([.BF$4]-[.BB100];2)+POWER([.BF$5]-[.BC100];2)+POWER([.BF$6]-[.BD100];2))" office:value-type="float" office:value="53.8868602959997" calcext:value-type="float">
            <text:p>53,8868602959997</text:p>
          </table:table-cell>
          <table:table-cell table:formula="of:=SQRT(POWER([.BG$4]-[.$B100];2)+POWER([.BG$5]-[.$C100];2)+POWER([.BG$6]-[.$D100];2))" office:value-type="float" office:value="9.18739489735801" calcext:value-type="float">
            <text:p>9,18739489735801</text:p>
          </table:table-cell>
          <table:table-cell table:formula="of:=SQRT(POWER([.BH$4]-[.BD100];2)+POWER([.BH$5]-[.BE100];2)+POWER([.BH$6]-[.BF100];2))" office:value-type="float" office:value="58.3316606628388" calcext:value-type="float">
            <text:p>58,3316606628388</text:p>
          </table:table-cell>
          <table:table-cell table:formula="of:=SQRT(POWER([.BI$4]-[.$B100];2)+POWER([.BI$5]-[.$C100];2)+POWER([.BI$6]-[.$D100];2))" office:value-type="float" office:value="10.0637891969178" calcext:value-type="float">
            <text:p>10,0637891969178</text:p>
          </table:table-cell>
          <table:table-cell table:formula="of:=SQRT(POWER([.BJ$4]-[.BF100];2)+POWER([.BJ$5]-[.BG100];2)+POWER([.BJ$6]-[.BH100];2))" office:value-type="float" office:value="61.8652414194687" calcext:value-type="float">
            <text:p>61,8652414194687</text:p>
          </table:table-cell>
          <table:table-cell table:formula="of:=SQRT(POWER([.BK$4]-[.$B100];2)+POWER([.BK$5]-[.$C100];2)+POWER([.BK$6]-[.$D100];2))" office:value-type="float" office:value="4.88901891998794" calcext:value-type="float">
            <text:p>4,88901891998794</text:p>
          </table:table-cell>
          <table:table-cell table:formula="of:=SQRT(POWER([.BL$4]-[.BH100];2)+POWER([.BL$5]-[.BI100];2)+POWER([.BL$6]-[.BJ100];2))" office:value-type="float" office:value="65.5530861562847" calcext:value-type="float">
            <text:p>65,5530861562847</text:p>
          </table:table-cell>
          <table:table-cell table:formula="of:=SQRT(POWER([.BM$4]-[.$B100];2)+POWER([.BM$5]-[.$C100];2)+POWER([.BM$6]-[.$D100];2))" office:value-type="float" office:value="5.53293990569209" calcext:value-type="float">
            <text:p>5,53293990569209</text:p>
          </table:table-cell>
          <table:table-cell table:formula="of:=SQRT(POWER([.BN$4]-[.BJ100];2)+POWER([.BN$5]-[.BK100];2)+POWER([.BN$6]-[.BL100];2))" office:value-type="float" office:value="72.9415429085434" calcext:value-type="float">
            <text:p>72,9415429085434</text:p>
          </table:table-cell>
          <table:table-cell table:formula="of:=SQRT(POWER([.BO$4]-[.$B100];2)+POWER([.BO$5]-[.$C100];2)+POWER([.BO$6]-[.$D100];2))" office:value-type="float" office:value="4.04798233691799" calcext:value-type="float">
            <text:p>4,04798233691799</text:p>
          </table:table-cell>
          <table:table-cell table:formula="of:=SQRT(POWER([.BP$4]-[.BL100];2)+POWER([.BP$5]-[.BM100];2)+POWER([.BP$6]-[.BN100];2))" office:value-type="float" office:value="79.4592303980147" calcext:value-type="float">
            <text:p>79,4592303980147</text:p>
          </table:table-cell>
          <table:table-cell table:formula="of:=SQRT(POWER([.BQ$4]-[.$B100];2)+POWER([.BQ$5]-[.$C100];2)+POWER([.BQ$6]-[.$D100];2))" office:value-type="float" office:value="4.02446530609968" calcext:value-type="float">
            <text:p>4,02446530609968</text:p>
          </table:table-cell>
          <table:table-cell table:formula="of:=SQRT(POWER([.BR$4]-[.BN100];2)+POWER([.BR$5]-[.BO100];2)+POWER([.BR$6]-[.BP100];2))" office:value-type="float" office:value="87.4744484991288" calcext:value-type="float">
            <text:p>87,4744484991288</text:p>
          </table:table-cell>
          <table:table-cell table:formula="of:=SQRT(POWER([.BS$4]-[.$B100];2)+POWER([.BS$5]-[.$C100];2)+POWER([.BS$6]-[.$D100];2))" office:value-type="float" office:value="5.01855178313425" calcext:value-type="float">
            <text:p>5,01855178313425</text:p>
          </table:table-cell>
          <table:table-cell table:formula="of:=SQRT(POWER([.BT$4]-[.BP100];2)+POWER([.BT$5]-[.BQ100];2)+POWER([.BT$6]-[.BR100];2))" office:value-type="float" office:value="97.1337372866293" calcext:value-type="float">
            <text:p>97,1337372866293</text:p>
          </table:table-cell>
          <table:table-cell table:formula="of:=SQRT(POWER([.BU$4]-[.$B100];2)+POWER([.BU$5]-[.$C100];2)+POWER([.BU$6]-[.$D100];2))" office:value-type="float" office:value="6.12555964790157" calcext:value-type="float">
            <text:p>6,12555964790157</text:p>
          </table:table-cell>
          <table:table-cell table:formula="of:=SQRT(POWER([.BV$4]-[.BR100];2)+POWER([.BV$5]-[.BS100];2)+POWER([.BV$6]-[.BT100];2))" office:value-type="float" office:value="109.99426030787" calcext:value-type="float">
            <text:p>109,99426030787</text:p>
          </table:table-cell>
          <table:table-cell table:formula="of:=SQRT(POWER([.BW$4]-[.$B100];2)+POWER([.BW$5]-[.$C100];2)+POWER([.BW$6]-[.$D100];2))" office:value-type="float" office:value="6.22508738894483" calcext:value-type="float">
            <text:p>6,22508738894483</text:p>
          </table:table-cell>
          <table:table-cell table:formula="of:=SQRT(POWER([.BX$4]-[.BT100];2)+POWER([.BX$5]-[.BU100];2)+POWER([.BX$6]-[.BV100];2))" office:value-type="float" office:value="122.501081159307" calcext:value-type="float">
            <text:p>122,501081159307</text:p>
          </table:table-cell>
          <table:table-cell table:formula="of:=SQRT(POWER([.BY$4]-[.$B100];2)+POWER([.BY$5]-[.$C100];2)+POWER([.BY$6]-[.$D100];2))" office:value-type="float" office:value="6.55080231727381" calcext:value-type="float">
            <text:p>6,55080231727381</text:p>
          </table:table-cell>
          <table:table-cell table:formula="of:=SQRT(POWER([.BZ$4]-[.BV100];2)+POWER([.BZ$5]-[.BW100];2)+POWER([.BZ$6]-[.BX100];2))" office:value-type="float" office:value="139.436409345994" calcext:value-type="float">
            <text:p>139,436409345994</text:p>
          </table:table-cell>
          <table:table-cell table:formula="of:=SQRT(POWER([.CA$4]-[.$B100];2)+POWER([.CA$5]-[.$C100];2)+POWER([.CA$6]-[.$D100];2))" office:value-type="float" office:value="8.49801159095468" calcext:value-type="float">
            <text:p>8,49801159095468</text:p>
          </table:table-cell>
          <table:table-cell table:formula="of:=SQRT(POWER([.CB$4]-[.BX100];2)+POWER([.CB$5]-[.BY100];2)+POWER([.CB$6]-[.BZ100];2))" office:value-type="float" office:value="157.869228094361" calcext:value-type="float">
            <text:p>157,869228094361</text:p>
          </table:table-cell>
          <table:table-cell table:formula="of:=SQRT(POWER([.CC$4]-[.$B100];2)+POWER([.CC$5]-[.$C100];2)+POWER([.CC$6]-[.$D100];2))" office:value-type="float" office:value="9.5035949513855" calcext:value-type="float">
            <text:p>9,5035949513855</text:p>
          </table:table-cell>
          <table:table-cell table:formula="of:=SQRT(POWER([.CD$4]-[.BZ100];2)+POWER([.CD$5]-[.CA100];2)+POWER([.CD$6]-[.CB100];2))" office:value-type="float" office:value="181.71016760101" calcext:value-type="float">
            <text:p>181,71016760101</text:p>
          </table:table-cell>
          <table:table-cell table:formula="of:=SQRT(POWER([.CE$4]-[.$B100];2)+POWER([.CE$5]-[.$C100];2)+POWER([.CE$6]-[.$D100];2))" office:value-type="float" office:value="10.352342778328" calcext:value-type="float">
            <text:p>10,352342778328</text:p>
          </table:table-cell>
          <table:table-cell table:formula="of:=SQRT(POWER([.CF$4]-[.CB100];2)+POWER([.CF$5]-[.CC100];2)+POWER([.CF$6]-[.CD100];2))" office:value-type="float" office:value="210.894216769639" calcext:value-type="float">
            <text:p>210,894216769639</text:p>
          </table:table-cell>
          <table:table-cell table:formula="of:=SQRT(POWER([.CG$4]-[.$B100];2)+POWER([.CG$5]-[.$C100];2)+POWER([.CG$6]-[.$D100];2))" office:value-type="float" office:value="11.0831115667036" calcext:value-type="float">
            <text:p>11,0831115667036</text:p>
          </table:table-cell>
          <table:table-cell table:formula="of:=SQRT(POWER([.CH$4]-[.CD100];2)+POWER([.CH$5]-[.CE100];2)+POWER([.CH$6]-[.CF100];2))" office:value-type="float" office:value="247.435281790052" calcext:value-type="float">
            <text:p>247,435281790052</text:p>
          </table:table-cell>
          <table:table-cell table:formula="of:=SQRT(POWER([.CI$4]-[.$B100];2)+POWER([.CI$5]-[.$C100];2)+POWER([.CI$6]-[.$D100];2))" office:value-type="float" office:value="6.48011898038917" calcext:value-type="float">
            <text:p>6,48011898038917</text:p>
          </table:table-cell>
          <table:table-cell table:formula="of:=SQRT(POWER([.CJ$4]-[.CF100];2)+POWER([.CJ$5]-[.CG100];2)+POWER([.CJ$6]-[.CH100];2))" office:value-type="float" office:value="298.772361676004" calcext:value-type="float">
            <text:p>298,772361676004</text:p>
          </table:table-cell>
          <table:table-cell table:formula="of:=SQRT(POWER([.CK$4]-[.CG100];2)+POWER([.CK$5]-[.CH100];2)+POWER([.CK$6]-[.CI100];2))" office:value-type="float" office:value="212.132113545165" calcext:value-type="float">
            <text:p>212,132113545165</text:p>
          </table:table-cell>
          <table:table-cell table:formula="of:=SQRT(POWER([.CL$4]-[.$B100];2)+POWER([.CL$5]-[.$C100];2)+POWER([.CL$6]-[.$D100];2))" office:value-type="float" office:value="8.80614177719164" calcext:value-type="float">
            <text:p>8,80614177719164</text:p>
          </table:table-cell>
          <table:table-cell table:formula="of:=SQRT(POWER([.CM$4]-[.CI100];2)+POWER([.CM$5]-[.CJ100];2)+POWER([.CM$6]-[.CK100];2))" office:value-type="float" office:value="334.525440462258" calcext:value-type="float">
            <text:p>334,525440462258</text:p>
          </table:table-cell>
          <table:table-cell table:formula="of:=SQRT(POWER([.CN$4]-[.$B100];2)+POWER([.CN$5]-[.$C100];2)+POWER([.CN$6]-[.$D100];2))" office:value-type="float" office:value="4.21665756257252" calcext:value-type="float">
            <text:p>4,21665756257252</text:p>
          </table:table-cell>
          <table:table-cell table:formula="of:=SQRT(POWER([.CO$4]-[.CK100];2)+POWER([.CO$5]-[.CL100];2)+POWER([.CO$6]-[.CM100];2))" office:value-type="float" office:value="376.063104269881" calcext:value-type="float">
            <text:p>376,063104269881</text:p>
          </table:table-cell>
          <table:table-cell table:formula="of:=SQRT(POWER([.CP$4]-[.$B100];2)+POWER([.CP$5]-[.$C100];2)+POWER([.CP$6]-[.$D100];2))" office:value-type="float" office:value="3.76041766297309" calcext:value-type="float">
            <text:p>3,76041766297309</text:p>
          </table:table-cell>
          <table:table-cell table:formula="of:=SQRT(POWER([.CQ$4]-[.CM100];2)+POWER([.CQ$5]-[.CN100];2)+POWER([.CQ$6]-[.CO100];2))" office:value-type="float" office:value="480.007221859329" calcext:value-type="float">
            <text:p>480,007221859329</text:p>
          </table:table-cell>
          <table:table-cell table:formula="of:=SQRT(POWER([.CR$4]-[.$B100];2)+POWER([.CR$5]-[.$C100];2)+POWER([.CR$6]-[.$D100];2))" office:value-type="float" office:value="2.4827295462857" calcext:value-type="float">
            <text:p>2,4827295462857</text:p>
          </table:table-cell>
          <table:table-cell table:formula="of:=SQRT(POWER([.CS$4]-[.CO100];2)+POWER([.CS$5]-[.CP100];2)+POWER([.CS$6]-[.CQ100];2))" office:value-type="float" office:value="587.936872912065" calcext:value-type="float">
            <text:p>587,936872912065</text:p>
          </table:table-cell>
          <table:table-cell table:formula="of:=SQRT(POWER([.CT$4]-[.CP100];2)+POWER([.CT$5]-[.CQ100];2)+POWER([.CT$6]-[.CR100];2))" office:value-type="float" office:value="443.584687011372" calcext:value-type="float">
            <text:p>443,584687011372</text:p>
          </table:table-cell>
          <table:table-cell table:formula="of:=SQRT(POWER([.CU$4]-[.$B100];2)+POWER([.CU$5]-[.$C100];2)+POWER([.CU$6]-[.$D100];2))" office:value-type="float" office:value="8.38099677842678" calcext:value-type="float">
            <text:p>8,38099677842678</text:p>
          </table:table-cell>
          <table:table-cell table:formula="of:=SQRT(POWER([.CV$4]-[.CR100];2)+POWER([.CV$5]-[.CS100];2)+POWER([.CV$6]-[.CT100];2))" office:value-type="float" office:value="705.868158331765" calcext:value-type="float">
            <text:p>705,868158331765</text:p>
          </table:table-cell>
          <table:table-cell table:formula="of:=SQRT(POWER([.CW$4]-[.$B100];2)+POWER([.CW$5]-[.$C100];2)+POWER([.CW$6]-[.$D100];2))" office:value-type="float" office:value="9.95724444813925" calcext:value-type="float">
            <text:p>9,95724444813925</text:p>
          </table:table-cell>
          <table:table-cell table:formula="of:=SQRT(POWER([.CX$4]-[.CT100];2)+POWER([.CX$5]-[.CU100];2)+POWER([.CX$6]-[.CV100];2))" office:value-type="float" office:value="810.832223492353" calcext:value-type="float">
            <text:p>810,832223492353</text:p>
          </table:table-cell>
          <table:table-cell table:formula="of:=SQRT(POWER([.CY$4]-[.$B100];2)+POWER([.CY$5]-[.$C100];2)+POWER([.CY$6]-[.$D100];2))" office:value-type="float" office:value="10.5121938243166" calcext:value-type="float">
            <text:p>10,5121938243166</text:p>
          </table:table-cell>
          <table:table-cell table:formula="of:=SQRT(POWER([.CZ$4]-[.$B100];2)+POWER([.CZ$5]-[.$C100];2)+POWER([.CZ$6]-[.$D100];2))" office:value-type="float" office:value="10.9241610204171" calcext:value-type="float">
            <text:p>10,9241610204171</text:p>
          </table:table-cell>
          <table:table-cell table:formula="of:=SQRT(POWER([.DA$4]-[.$B100];2)+POWER([.DA$5]-[.$C100];2)+POWER([.DA$6]-[.$D100];2))" office:value-type="float" office:value="11.939776254185" calcext:value-type="float">
            <text:p>11,939776254185</text:p>
          </table:table-cell>
          <table:table-cell table:formula="of:=SQRT(POWER([.DB$4]-[.$B100];2)+POWER([.DB$5]-[.$C100];2)+POWER([.DB$6]-[.$D100];2))" office:value-type="float" office:value="11.781157201226" calcext:value-type="float">
            <text:p>11,7811572012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7.981" calcext:value-type="float">
            <text:p>37,981</text:p>
          </table:table-cell>
          <table:table-cell office:value-type="float" office:value="35.828" calcext:value-type="float">
            <text:p>35,828</text:p>
          </table:table-cell>
          <table:table-cell office:value-type="float" office:value="5.975" calcext:value-type="float">
            <text:p>5,975</text:p>
          </table:table-cell>
          <table:table-cell/>
          <table:table-cell table:formula="of:=SQRT(POWER([.F$4]-[.B101];2)+POWER([.F$5]-[.C101];2)+POWER([.F$6]-[.D101];2))" office:value-type="float" office:value="9.10312462838997" calcext:value-type="float">
            <text:p>9,10312462838997</text:p>
          </table:table-cell>
          <table:table-cell table:formula="of:=SQRT(POWER([.G$4]-[.$B101];2)+POWER([.G$5]-[.$C101];2)+POWER([.G$6]-[.$D101];2))" office:value-type="float" office:value="9.19470771694239" calcext:value-type="float">
            <text:p>9,19470771694239</text:p>
          </table:table-cell>
          <table:table-cell table:formula="of:=SQRT(POWER([.H$4]-[.D101];2)+POWER([.H$5]-[.E101];2)+POWER([.H$6]-[.F101];2))" office:value-type="float" office:value="51.6781998781322" calcext:value-type="float">
            <text:p>51,6781998781322</text:p>
          </table:table-cell>
          <table:table-cell table:formula="of:=SQRT(POWER([.I$4]-[.$B101];2)+POWER([.I$5]-[.$C101];2)+POWER([.I$6]-[.$D101];2))" office:value-type="float" office:value="9.54675986919122" calcext:value-type="float">
            <text:p>9,54675986919122</text:p>
          </table:table-cell>
          <table:table-cell table:formula="of:=SQRT(POWER([.J$4]-[.F101];2)+POWER([.J$5]-[.G101];2)+POWER([.J$6]-[.H101];2))" office:value-type="float" office:value="63.9623312971671" calcext:value-type="float">
            <text:p>63,9623312971671</text:p>
          </table:table-cell>
          <table:table-cell table:formula="of:=SQRT(POWER([.K$4]-[.$B101];2)+POWER([.K$5]-[.$C101];2)+POWER([.K$6]-[.$D101];2))" office:value-type="float" office:value="8.67979636857916" calcext:value-type="float">
            <text:p>8,67979636857916</text:p>
          </table:table-cell>
          <table:table-cell table:formula="of:=SQRT(POWER([.L$4]-[.H101];2)+POWER([.L$5]-[.I101];2)+POWER([.L$6]-[.J101];2))" office:value-type="float" office:value="71.0931466697232" calcext:value-type="float">
            <text:p>71,0931466697232</text:p>
          </table:table-cell>
          <table:table-cell table:formula="of:=SQRT(POWER([.M$4]-[.$B101];2)+POWER([.M$5]-[.$C101];2)+POWER([.M$6]-[.$D101];2))" office:value-type="float" office:value="8.27240859725872" calcext:value-type="float">
            <text:p>8,27240859725872</text:p>
          </table:table-cell>
          <table:table-cell table:formula="of:=SQRT(POWER([.N$4]-[.J101];2)+POWER([.N$5]-[.K101];2)+POWER([.N$6]-[.L101];2))" office:value-type="float" office:value="71.8960994520599" calcext:value-type="float">
            <text:p>71,8960994520599</text:p>
          </table:table-cell>
          <table:table-cell table:formula="of:=SQRT(POWER([.O$4]-[.$B101];2)+POWER([.O$5]-[.$C101];2)+POWER([.O$6]-[.$D101];2))" office:value-type="float" office:value="10.1721198380672" calcext:value-type="float">
            <text:p>10,1721198380672</text:p>
          </table:table-cell>
          <table:table-cell table:formula="of:=SQRT(POWER([.P$4]-[.L101];2)+POWER([.P$5]-[.M101];2)+POWER([.P$6]-[.N101];2))" office:value-type="float" office:value="73.0812972883306" calcext:value-type="float">
            <text:p>73,0812972883306</text:p>
          </table:table-cell>
          <table:table-cell table:formula="of:=SQRT(POWER([.Q$4]-[.$B101];2)+POWER([.Q$5]-[.$C101];2)+POWER([.Q$6]-[.$D101];2))" office:value-type="float" office:value="10.924134519494" calcext:value-type="float">
            <text:p>10,924134519494</text:p>
          </table:table-cell>
          <table:table-cell table:formula="of:=SQRT(POWER([.R$4]-[.N101];2)+POWER([.R$5]-[.O101];2)+POWER([.R$6]-[.P101];2))" office:value-type="float" office:value="74.0151528739061" calcext:value-type="float">
            <text:p>74,0151528739061</text:p>
          </table:table-cell>
          <table:table-cell table:formula="of:=SQRT(POWER([.S$4]-[.$B101];2)+POWER([.S$5]-[.$C101];2)+POWER([.S$6]-[.$D101];2))" office:value-type="float" office:value="11.7808597733782" calcext:value-type="float">
            <text:p>11,7808597733782</text:p>
          </table:table-cell>
          <table:table-cell table:formula="of:=SQRT(POWER([.T$4]-[.P101];2)+POWER([.T$5]-[.Q101];2)+POWER([.T$6]-[.R101];2))" office:value-type="float" office:value="75.9215383011274" calcext:value-type="float">
            <text:p>75,9215383011274</text:p>
          </table:table-cell>
          <table:table-cell table:formula="of:=SQRT(POWER([.U$4]-[.$B101];2)+POWER([.U$5]-[.$C101];2)+POWER([.U$6]-[.$D101];2))" office:value-type="float" office:value="10.6237523973406" calcext:value-type="float">
            <text:p>10,6237523973406</text:p>
          </table:table-cell>
          <table:table-cell table:formula="of:=SQRT(POWER([.V$4]-[.R101];2)+POWER([.V$5]-[.S101];2)+POWER([.V$6]-[.T101];2))" office:value-type="float" office:value="71.4629554361103" calcext:value-type="float">
            <text:p>71,4629554361103</text:p>
          </table:table-cell>
          <table:table-cell table:formula="of:=SQRT(POWER([.W$4]-[.$B101];2)+POWER([.W$5]-[.$C101];2)+POWER([.W$6]-[.$D101];2))" office:value-type="float" office:value="11.2634010405383" calcext:value-type="float">
            <text:p>11,2634010405383</text:p>
          </table:table-cell>
          <table:table-cell table:formula="of:=SQRT(POWER([.X$4]-[.T101];2)+POWER([.X$5]-[.U101];2)+POWER([.X$6]-[.V101];2))" office:value-type="float" office:value="69.1988342252167" calcext:value-type="float">
            <text:p>69,1988342252167</text:p>
          </table:table-cell>
          <table:table-cell table:formula="of:=SQRT(POWER([.Y$4]-[.$B101];2)+POWER([.Y$5]-[.$C101];2)+POWER([.Y$6]-[.$D101];2))" office:value-type="float" office:value="12.9265161973364" calcext:value-type="float">
            <text:p>12,9265161973364</text:p>
          </table:table-cell>
          <table:table-cell table:formula="of:=SQRT(POWER([.Z$4]-[.V101];2)+POWER([.Z$5]-[.W101];2)+POWER([.Z$6]-[.X101];2))" office:value-type="float" office:value="62.5166689802424" calcext:value-type="float">
            <text:p>62,5166689802424</text:p>
          </table:table-cell>
          <table:table-cell table:formula="of:=SQRT(POWER([.AA$4]-[.$B101];2)+POWER([.AA$5]-[.$C101];2)+POWER([.AA$6]-[.$D101];2))" office:value-type="float" office:value="13.2405710224295" calcext:value-type="float">
            <text:p>13,2405710224295</text:p>
          </table:table-cell>
          <table:table-cell table:formula="of:=SQRT(POWER([.AB$4]-[.X101];2)+POWER([.AB$5]-[.Y101];2)+POWER([.AB$6]-[.Z101];2))" office:value-type="float" office:value="55.7421118786079" calcext:value-type="float">
            <text:p>55,7421118786079</text:p>
          </table:table-cell>
          <table:table-cell table:formula="of:=SQRT(POWER([.AC$4]-[.$B101];2)+POWER([.AC$5]-[.$C101];2)+POWER([.AC$6]-[.$D101];2))" office:value-type="float" office:value="17.074060823366" calcext:value-type="float">
            <text:p>17,074060823366</text:p>
          </table:table-cell>
          <table:table-cell table:formula="of:=SQRT(POWER([.AD$4]-[.Z101];2)+POWER([.AD$5]-[.AA101];2)+POWER([.AD$6]-[.AB101];2))" office:value-type="float" office:value="45.3160154871159" calcext:value-type="float">
            <text:p>45,3160154871159</text:p>
          </table:table-cell>
          <table:table-cell table:formula="of:=SQRT(POWER([.AE$4]-[.$B101];2)+POWER([.AE$5]-[.$C101];2)+POWER([.AE$6]-[.$D101];2))" office:value-type="float" office:value="19.2433061088785" calcext:value-type="float">
            <text:p>19,2433061088785</text:p>
          </table:table-cell>
          <table:table-cell table:formula="of:=SQRT(POWER([.AF$4]-[.AB101];2)+POWER([.AF$5]-[.AC101];2)+POWER([.AF$6]-[.AD101];2))" office:value-type="float" office:value="35.4576879858227" calcext:value-type="float">
            <text:p>35,4576879858227</text:p>
          </table:table-cell>
          <table:table-cell table:formula="of:=SQRT(POWER([.AG$4]-[.$B101];2)+POWER([.AG$5]-[.$C101];2)+POWER([.AG$6]-[.$D101];2))" office:value-type="float" office:value="18.5990930155209" calcext:value-type="float">
            <text:p>18,5990930155209</text:p>
          </table:table-cell>
          <table:table-cell table:formula="of:=SQRT(POWER([.AH$4]-[.AD101];2)+POWER([.AH$5]-[.AE101];2)+POWER([.AH$6]-[.AF101];2))" office:value-type="float" office:value="25.715601119965" calcext:value-type="float">
            <text:p>25,715601119965</text:p>
          </table:table-cell>
          <table:table-cell table:formula="of:=SQRT(POWER([.AI$4]-[.$B101];2)+POWER([.AI$5]-[.$C101];2)+POWER([.AI$6]-[.$D101];2))" office:value-type="float" office:value="18.8172732881255" calcext:value-type="float">
            <text:p>18,8172732881255</text:p>
          </table:table-cell>
          <table:table-cell table:formula="of:=SQRT(POWER([.AJ$4]-[.AF101];2)+POWER([.AJ$5]-[.AG101];2)+POWER([.AJ$6]-[.AH101];2))" office:value-type="float" office:value="19.6169015186694" calcext:value-type="float">
            <text:p>19,6169015186694</text:p>
          </table:table-cell>
          <table:table-cell table:formula="of:=SQRT(POWER([.AK$4]-[.$B101];2)+POWER([.AK$5]-[.$C101];2)+POWER([.AK$6]-[.$D101];2))" office:value-type="float" office:value="20.275448626356" calcext:value-type="float">
            <text:p>20,275448626356</text:p>
          </table:table-cell>
          <table:table-cell table:formula="of:=SQRT(POWER([.AL$4]-[.AH101];2)+POWER([.AL$5]-[.AI101];2)+POWER([.AL$6]-[.AJ101];2))" office:value-type="float" office:value="26.3589911982441" calcext:value-type="float">
            <text:p>26,3589911982441</text:p>
          </table:table-cell>
          <table:table-cell table:formula="of:=SQRT(POWER([.AM$4]-[.$B101];2)+POWER([.AM$5]-[.$C101];2)+POWER([.AM$6]-[.$D101];2))" office:value-type="float" office:value="20.5995467425863" calcext:value-type="float">
            <text:p>20,5995467425863</text:p>
          </table:table-cell>
          <table:table-cell table:formula="of:=SQRT(POWER([.AN$4]-[.AJ101];2)+POWER([.AN$5]-[.AK101];2)+POWER([.AN$6]-[.AL101];2))" office:value-type="float" office:value="36.0376521708913" calcext:value-type="float">
            <text:p>36,0376521708913</text:p>
          </table:table-cell>
          <table:table-cell table:formula="of:=SQRT(POWER([.AO$4]-[.$B101];2)+POWER([.AO$5]-[.$C101];2)+POWER([.AO$6]-[.$D101];2))" office:value-type="float" office:value="20.9430085708811" calcext:value-type="float">
            <text:p>20,9430085708811</text:p>
          </table:table-cell>
          <table:table-cell table:formula="of:=SQRT(POWER([.AP$4]-[.AL101];2)+POWER([.AP$5]-[.AM101];2)+POWER([.AP$6]-[.AN101];2))" office:value-type="float" office:value="36.5709297256704" calcext:value-type="float">
            <text:p>36,5709297256704</text:p>
          </table:table-cell>
          <table:table-cell table:formula="of:=SQRT(POWER([.AQ$4]-[.$B101];2)+POWER([.AQ$5]-[.$C101];2)+POWER([.AQ$6]-[.$D101];2))" office:value-type="float" office:value="10.0021153762592" calcext:value-type="float">
            <text:p>10,0021153762592</text:p>
          </table:table-cell>
          <table:table-cell table:formula="of:=SQRT(POWER([.AR$4]-[.AN101];2)+POWER([.AR$5]-[.AO101];2)+POWER([.AR$6]-[.AP101];2))" office:value-type="float" office:value="32.4250056886264" calcext:value-type="float">
            <text:p>32,4250056886264</text:p>
          </table:table-cell>
          <table:table-cell table:formula="of:=SQRT(POWER([.AS$4]-[.$B101];2)+POWER([.AS$5]-[.$C101];2)+POWER([.AS$6]-[.$D101];2))" office:value-type="float" office:value="8.52874891176895" calcext:value-type="float">
            <text:p>8,52874891176895</text:p>
          </table:table-cell>
          <table:table-cell table:formula="of:=SQRT(POWER([.AT$4]-[.AP101];2)+POWER([.AT$5]-[.AQ101];2)+POWER([.AT$6]-[.AR101];2))" office:value-type="float" office:value="37.1755989825149" calcext:value-type="float">
            <text:p>37,1755989825149</text:p>
          </table:table-cell>
          <table:table-cell table:formula="of:=SQRT(POWER([.AU$4]-[.$B101];2)+POWER([.AU$5]-[.$C101];2)+POWER([.AU$6]-[.$D101];2))" office:value-type="float" office:value="8.14892403940545" calcext:value-type="float">
            <text:p>8,14892403940545</text:p>
          </table:table-cell>
          <table:table-cell table:formula="of:=SQRT(POWER([.AV$4]-[.AR101];2)+POWER([.AV$5]-[.AS101];2)+POWER([.AV$6]-[.AT101];2))" office:value-type="float" office:value="39.5967900953926" calcext:value-type="float">
            <text:p>39,5967900953926</text:p>
          </table:table-cell>
          <table:table-cell table:formula="of:=SQRT(POWER([.AW$4]-[.$B101];2)+POWER([.AW$5]-[.$C101];2)+POWER([.AW$6]-[.$D101];2))" office:value-type="float" office:value="9.16492733195414" calcext:value-type="float">
            <text:p>9,16492733195414</text:p>
          </table:table-cell>
          <table:table-cell table:formula="of:=SQRT(POWER([.AX$4]-[.AT101];2)+POWER([.AX$5]-[.AU101];2)+POWER([.AX$6]-[.AV101];2))" office:value-type="float" office:value="39.2452525162494" calcext:value-type="float">
            <text:p>39,2452525162494</text:p>
          </table:table-cell>
          <table:table-cell table:formula="of:=SQRT(POWER([.AY$4]-[.$B101];2)+POWER([.AY$5]-[.$C101];2)+POWER([.AY$6]-[.$D101];2))" office:value-type="float" office:value="7.63438235877664" calcext:value-type="float">
            <text:p>7,63438235877664</text:p>
          </table:table-cell>
          <table:table-cell table:formula="of:=SQRT(POWER([.AZ$4]-[.AV101];2)+POWER([.AZ$5]-[.AW101];2)+POWER([.AZ$6]-[.AX101];2))" office:value-type="float" office:value="46.0736236016831" calcext:value-type="float">
            <text:p>46,0736236016831</text:p>
          </table:table-cell>
          <table:table-cell table:formula="of:=SQRT(POWER([.BA$4]-[.$B101];2)+POWER([.BA$5]-[.$C101];2)+POWER([.BA$6]-[.$D101];2))" office:value-type="float" office:value="9.15022349453826" calcext:value-type="float">
            <text:p>9,15022349453826</text:p>
          </table:table-cell>
          <table:table-cell table:formula="of:=SQRT(POWER([.BB$4]-[.AX101];2)+POWER([.BB$5]-[.AY101];2)+POWER([.BB$6]-[.AZ101];2))" office:value-type="float" office:value="54.0360396616995" calcext:value-type="float">
            <text:p>54,0360396616995</text:p>
          </table:table-cell>
          <table:table-cell table:formula="of:=SQRT(POWER([.BC$4]-[.$B101];2)+POWER([.BC$5]-[.$C101];2)+POWER([.BC$6]-[.$D101];2))" office:value-type="float" office:value="9.28575527353591" calcext:value-type="float">
            <text:p>9,28575527353591</text:p>
          </table:table-cell>
          <table:table-cell table:formula="of:=SQRT(POWER([.BD$4]-[.AZ101];2)+POWER([.BD$5]-[.BA101];2)+POWER([.BD$6]-[.BB101];2))" office:value-type="float" office:value="56.9620106433057" calcext:value-type="float">
            <text:p>56,9620106433057</text:p>
          </table:table-cell>
          <table:table-cell table:formula="of:=SQRT(POWER([.BE$4]-[.$B101];2)+POWER([.BE$5]-[.$C101];2)+POWER([.BE$6]-[.$D101];2))" office:value-type="float" office:value="9.98240011219747" calcext:value-type="float">
            <text:p>9,98240011219747</text:p>
          </table:table-cell>
          <table:table-cell table:formula="of:=SQRT(POWER([.BF$4]-[.BB101];2)+POWER([.BF$5]-[.BC101];2)+POWER([.BF$6]-[.BD101];2))" office:value-type="float" office:value="61.9751657552501" calcext:value-type="float">
            <text:p>61,9751657552501</text:p>
          </table:table-cell>
          <table:table-cell table:formula="of:=SQRT(POWER([.BG$4]-[.$B101];2)+POWER([.BG$5]-[.$C101];2)+POWER([.BG$6]-[.$D101];2))" office:value-type="float" office:value="11.042623329626" calcext:value-type="float">
            <text:p>11,042623329626</text:p>
          </table:table-cell>
          <table:table-cell table:formula="of:=SQRT(POWER([.BH$4]-[.BD101];2)+POWER([.BH$5]-[.BE101];2)+POWER([.BH$6]-[.BF101];2))" office:value-type="float" office:value="66.2358119220686" calcext:value-type="float">
            <text:p>66,2358119220686</text:p>
          </table:table-cell>
          <table:table-cell table:formula="of:=SQRT(POWER([.BI$4]-[.$B101];2)+POWER([.BI$5]-[.$C101];2)+POWER([.BI$6]-[.$D101];2))" office:value-type="float" office:value="12.2775478822117" calcext:value-type="float">
            <text:p>12,2775478822117</text:p>
          </table:table-cell>
          <table:table-cell table:formula="of:=SQRT(POWER([.BJ$4]-[.BF101];2)+POWER([.BJ$5]-[.BG101];2)+POWER([.BJ$6]-[.BH101];2))" office:value-type="float" office:value="70.1999046604979" calcext:value-type="float">
            <text:p>70,1999046604979</text:p>
          </table:table-cell>
          <table:table-cell table:formula="of:=SQRT(POWER([.BK$4]-[.$B101];2)+POWER([.BK$5]-[.$C101];2)+POWER([.BK$6]-[.$D101];2))" office:value-type="float" office:value="9.36267509849616" calcext:value-type="float">
            <text:p>9,36267509849616</text:p>
          </table:table-cell>
          <table:table-cell table:formula="of:=SQRT(POWER([.BL$4]-[.BH101];2)+POWER([.BL$5]-[.BI101];2)+POWER([.BL$6]-[.BJ101];2))" office:value-type="float" office:value="74.9172497744129" calcext:value-type="float">
            <text:p>74,9172497744129</text:p>
          </table:table-cell>
          <table:table-cell table:formula="of:=SQRT(POWER([.BM$4]-[.$B101];2)+POWER([.BM$5]-[.$C101];2)+POWER([.BM$6]-[.$D101];2))" office:value-type="float" office:value="7.46490743412134" calcext:value-type="float">
            <text:p>7,46490743412134</text:p>
          </table:table-cell>
          <table:table-cell table:formula="of:=SQRT(POWER([.BN$4]-[.BJ101];2)+POWER([.BN$5]-[.BK101];2)+POWER([.BN$6]-[.BL101];2))" office:value-type="float" office:value="82.06426639404" calcext:value-type="float">
            <text:p>82,06426639404</text:p>
          </table:table-cell>
          <table:table-cell table:formula="of:=SQRT(POWER([.BO$4]-[.$B101];2)+POWER([.BO$5]-[.$C101];2)+POWER([.BO$6]-[.$D101];2))" office:value-type="float" office:value="8.01454115966722" calcext:value-type="float">
            <text:p>8,01454115966722</text:p>
          </table:table-cell>
          <table:table-cell table:formula="of:=SQRT(POWER([.BP$4]-[.BL101];2)+POWER([.BP$5]-[.BM101];2)+POWER([.BP$6]-[.BN101];2))" office:value-type="float" office:value="90.5921850456075" calcext:value-type="float">
            <text:p>90,5921850456075</text:p>
          </table:table-cell>
          <table:table-cell table:formula="of:=SQRT(POWER([.BQ$4]-[.$B101];2)+POWER([.BQ$5]-[.$C101];2)+POWER([.BQ$6]-[.$D101];2))" office:value-type="float" office:value="10.1156100162076" calcext:value-type="float">
            <text:p>10,1156100162076</text:p>
          </table:table-cell>
          <table:table-cell table:formula="of:=SQRT(POWER([.BR$4]-[.BN101];2)+POWER([.BR$5]-[.BO101];2)+POWER([.BR$6]-[.BP101];2))" office:value-type="float" office:value="99.7700541110494" calcext:value-type="float">
            <text:p>99,7700541110494</text:p>
          </table:table-cell>
          <table:table-cell table:formula="of:=SQRT(POWER([.BS$4]-[.$B101];2)+POWER([.BS$5]-[.$C101];2)+POWER([.BS$6]-[.$D101];2))" office:value-type="float" office:value="11.2554698258225" calcext:value-type="float">
            <text:p>11,2554698258225</text:p>
          </table:table-cell>
          <table:table-cell table:formula="of:=SQRT(POWER([.BT$4]-[.BP101];2)+POWER([.BT$5]-[.BQ101];2)+POWER([.BT$6]-[.BR101];2))" office:value-type="float" office:value="111.326144120148" calcext:value-type="float">
            <text:p>111,326144120148</text:p>
          </table:table-cell>
          <table:table-cell table:formula="of:=SQRT(POWER([.BU$4]-[.$B101];2)+POWER([.BU$5]-[.$C101];2)+POWER([.BU$6]-[.$D101];2))" office:value-type="float" office:value="11.4814299632058" calcext:value-type="float">
            <text:p>11,4814299632058</text:p>
          </table:table-cell>
          <table:table-cell table:formula="of:=SQRT(POWER([.BV$4]-[.BR101];2)+POWER([.BV$5]-[.BS101];2)+POWER([.BV$6]-[.BT101];2))" office:value-type="float" office:value="126.847497377659" calcext:value-type="float">
            <text:p>126,847497377659</text:p>
          </table:table-cell>
          <table:table-cell table:formula="of:=SQRT(POWER([.BW$4]-[.$B101];2)+POWER([.BW$5]-[.$C101];2)+POWER([.BW$6]-[.$D101];2))" office:value-type="float" office:value="6.72274423133887" calcext:value-type="float">
            <text:p>6,72274423133887</text:p>
          </table:table-cell>
          <table:table-cell table:formula="of:=SQRT(POWER([.BX$4]-[.BT101];2)+POWER([.BX$5]-[.BU101];2)+POWER([.BX$6]-[.BV101];2))" office:value-type="float" office:value="142.565666618102" calcext:value-type="float">
            <text:p>142,565666618102</text:p>
          </table:table-cell>
          <table:table-cell table:formula="of:=SQRT(POWER([.BY$4]-[.$B101];2)+POWER([.BY$5]-[.$C101];2)+POWER([.BY$6]-[.$D101];2))" office:value-type="float" office:value="4.36979724930116" calcext:value-type="float">
            <text:p>4,36979724930116</text:p>
          </table:table-cell>
          <table:table-cell table:formula="of:=SQRT(POWER([.BZ$4]-[.BV101];2)+POWER([.BZ$5]-[.BW101];2)+POWER([.BZ$6]-[.BX101];2))" office:value-type="float" office:value="164.883604320916" calcext:value-type="float">
            <text:p>164,883604320916</text:p>
          </table:table-cell>
          <table:table-cell table:formula="of:=SQRT(POWER([.CA$4]-[.$B101];2)+POWER([.CA$5]-[.$C101];2)+POWER([.CA$6]-[.$D101];2))" office:value-type="float" office:value="6.24845244840672" calcext:value-type="float">
            <text:p>6,24845244840672</text:p>
          </table:table-cell>
          <table:table-cell table:formula="of:=SQRT(POWER([.CB$4]-[.BX101];2)+POWER([.CB$5]-[.BY101];2)+POWER([.CB$6]-[.BZ101];2))" office:value-type="float" office:value="190.011712909048" calcext:value-type="float">
            <text:p>190,011712909048</text:p>
          </table:table-cell>
          <table:table-cell table:formula="of:=SQRT(POWER([.CC$4]-[.$B101];2)+POWER([.CC$5]-[.$C101];2)+POWER([.CC$6]-[.$D101];2))" office:value-type="float" office:value="8.74598204891823" calcext:value-type="float">
            <text:p>8,74598204891823</text:p>
          </table:table-cell>
          <table:table-cell table:formula="of:=SQRT(POWER([.CD$4]-[.BZ101];2)+POWER([.CD$5]-[.CA101];2)+POWER([.CD$6]-[.CB101];2))" office:value-type="float" office:value="222.465764426351" calcext:value-type="float">
            <text:p>222,465764426351</text:p>
          </table:table-cell>
          <table:table-cell table:formula="of:=SQRT(POWER([.CE$4]-[.$B101];2)+POWER([.CE$5]-[.$C101];2)+POWER([.CE$6]-[.$D101];2))" office:value-type="float" office:value="10.0062453497803" calcext:value-type="float">
            <text:p>10,0062453497803</text:p>
          </table:table-cell>
          <table:table-cell table:formula="of:=SQRT(POWER([.CF$4]-[.CB101];2)+POWER([.CF$5]-[.CC101];2)+POWER([.CF$6]-[.CD101];2))" office:value-type="float" office:value="262.365367052065" calcext:value-type="float">
            <text:p>262,365367052065</text:p>
          </table:table-cell>
          <table:table-cell table:formula="of:=SQRT(POWER([.CG$4]-[.$B101];2)+POWER([.CG$5]-[.$C101];2)+POWER([.CG$6]-[.$D101];2))" office:value-type="float" office:value="10.2919522443509" calcext:value-type="float">
            <text:p>10,2919522443509</text:p>
          </table:table-cell>
          <table:table-cell table:formula="of:=SQRT(POWER([.CH$4]-[.CD101];2)+POWER([.CH$5]-[.CE101];2)+POWER([.CH$6]-[.CF101];2))" office:value-type="float" office:value="312.663066869269" calcext:value-type="float">
            <text:p>312,663066869269</text:p>
          </table:table-cell>
          <table:table-cell table:formula="of:=SQRT(POWER([.CI$4]-[.$B101];2)+POWER([.CI$5]-[.$C101];2)+POWER([.CI$6]-[.$D101];2))" office:value-type="float" office:value="3.61426078195805" calcext:value-type="float">
            <text:p>3,61426078195805</text:p>
          </table:table-cell>
          <table:table-cell table:formula="of:=SQRT(POWER([.CJ$4]-[.CF101];2)+POWER([.CJ$5]-[.CG101];2)+POWER([.CJ$6]-[.CH101];2))" office:value-type="float" office:value="381.617154162601" calcext:value-type="float">
            <text:p>381,617154162601</text:p>
          </table:table-cell>
          <table:table-cell table:formula="of:=SQRT(POWER([.CK$4]-[.CG101];2)+POWER([.CK$5]-[.CH101];2)+POWER([.CK$6]-[.CI101];2))" office:value-type="float" office:value="277.060645825613" calcext:value-type="float">
            <text:p>277,060645825613</text:p>
          </table:table-cell>
          <table:table-cell table:formula="of:=SQRT(POWER([.CL$4]-[.$B101];2)+POWER([.CL$5]-[.$C101];2)+POWER([.CL$6]-[.$D101];2))" office:value-type="float" office:value="2.21464534406753" calcext:value-type="float">
            <text:p>2,21464534406753</text:p>
          </table:table-cell>
          <table:table-cell table:formula="of:=SQRT(POWER([.CM$4]-[.CI101];2)+POWER([.CM$5]-[.CJ101];2)+POWER([.CM$6]-[.CK101];2))" office:value-type="float" office:value="439.678027957044" calcext:value-type="float">
            <text:p>439,678027957044</text:p>
          </table:table-cell>
          <table:table-cell table:formula="of:=SQRT(POWER([.CN$4]-[.$B101];2)+POWER([.CN$5]-[.$C101];2)+POWER([.CN$6]-[.$D101];2))" office:value-type="float" office:value="4.43490495952281" calcext:value-type="float">
            <text:p>4,43490495952281</text:p>
          </table:table-cell>
          <table:table-cell table:formula="of:=SQRT(POWER([.CO$4]-[.CK101];2)+POWER([.CO$5]-[.CL101];2)+POWER([.CO$6]-[.CM101];2))" office:value-type="float" office:value="499.656458063005" calcext:value-type="float">
            <text:p>499,656458063005</text:p>
          </table:table-cell>
          <table:table-cell table:formula="of:=SQRT(POWER([.CP$4]-[.$B101];2)+POWER([.CP$5]-[.$C101];2)+POWER([.CP$6]-[.$D101];2))" office:value-type="float" office:value="5.57942918227304" calcext:value-type="float">
            <text:p>5,57942918227304</text:p>
          </table:table-cell>
          <table:table-cell table:formula="of:=SQRT(POWER([.CQ$4]-[.CM101];2)+POWER([.CQ$5]-[.CN101];2)+POWER([.CQ$6]-[.CO101];2))" office:value-type="float" office:value="641.972227693825" calcext:value-type="float">
            <text:p>641,972227693825</text:p>
          </table:table-cell>
          <table:table-cell table:formula="of:=SQRT(POWER([.CR$4]-[.$B101];2)+POWER([.CR$5]-[.$C101];2)+POWER([.CR$6]-[.$D101];2))" office:value-type="float" office:value="6.76799889184388" calcext:value-type="float">
            <text:p>6,76799889184388</text:p>
          </table:table-cell>
          <table:table-cell table:formula="of:=SQRT(POWER([.CS$4]-[.CO101];2)+POWER([.CS$5]-[.CP101];2)+POWER([.CS$6]-[.CQ101];2))" office:value-type="float" office:value="791.307165225095" calcext:value-type="float">
            <text:p>791,307165225095</text:p>
          </table:table-cell>
          <table:table-cell table:formula="of:=SQRT(POWER([.CT$4]-[.CP101];2)+POWER([.CT$5]-[.CQ101];2)+POWER([.CT$6]-[.CR101];2))" office:value-type="float" office:value="605.266066930683" calcext:value-type="float">
            <text:p>605,266066930683</text:p>
          </table:table-cell>
          <table:table-cell table:formula="of:=SQRT(POWER([.CU$4]-[.$B101];2)+POWER([.CU$5]-[.$C101];2)+POWER([.CU$6]-[.$D101];2))" office:value-type="float" office:value="0" calcext:value-type="float">
            <text:p>0</text:p>
          </table:table-cell>
          <table:table-cell table:formula="of:=SQRT(POWER([.CV$4]-[.CR101];2)+POWER([.CV$5]-[.CS101];2)+POWER([.CV$6]-[.CT101];2))" office:value-type="float" office:value="965.262538979874" calcext:value-type="float">
            <text:p>965,262538979874</text:p>
          </table:table-cell>
          <table:table-cell table:formula="of:=SQRT(POWER([.CW$4]-[.$B101];2)+POWER([.CW$5]-[.$C101];2)+POWER([.CW$6]-[.$D101];2))" office:value-type="float" office:value="2.41909197840842" calcext:value-type="float">
            <text:p>2,41909197840842</text:p>
          </table:table-cell>
          <table:table-cell table:formula="of:=SQRT(POWER([.CX$4]-[.CT101];2)+POWER([.CX$5]-[.CU101];2)+POWER([.CX$6]-[.CV101];2))" office:value-type="float" office:value="1116.45886464148" calcext:value-type="float">
            <text:p>1116,45886464148</text:p>
          </table:table-cell>
          <table:table-cell table:formula="of:=SQRT(POWER([.CY$4]-[.$B101];2)+POWER([.CY$5]-[.$C101];2)+POWER([.CY$6]-[.$D101];2))" office:value-type="float" office:value="2.53728516331926" calcext:value-type="float">
            <text:p>2,53728516331926</text:p>
          </table:table-cell>
          <table:table-cell table:formula="of:=SQRT(POWER([.CZ$4]-[.$B101];2)+POWER([.CZ$5]-[.$C101];2)+POWER([.CZ$6]-[.$D101];2))" office:value-type="float" office:value="3.21479159511157" calcext:value-type="float">
            <text:p>3,21479159511157</text:p>
          </table:table-cell>
          <table:table-cell table:formula="of:=SQRT(POWER([.DA$4]-[.$B101];2)+POWER([.DA$5]-[.$C101];2)+POWER([.DA$6]-[.$D101];2))" office:value-type="float" office:value="4.62257006436896" calcext:value-type="float">
            <text:p>4,62257006436896</text:p>
          </table:table-cell>
          <table:table-cell table:formula="of:=SQRT(POWER([.DB$4]-[.$B101];2)+POWER([.DB$5]-[.$C101];2)+POWER([.DB$6]-[.$D101];2))" office:value-type="float" office:value="3.79496324092869" calcext:value-type="float">
            <text:p>3,794963240928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.368" calcext:value-type="float">
            <text:p>39,368</text:p>
          </table:table-cell>
          <table:table-cell office:value-type="float" office:value="35.553" calcext:value-type="float">
            <text:p>35,553</text:p>
          </table:table-cell>
          <table:table-cell office:value-type="float" office:value="5.679" calcext:value-type="float">
            <text:p>5,679</text:p>
          </table:table-cell>
          <table:table-cell/>
          <table:table-cell table:formula="of:=SQRT(POWER([.F$4]-[.B102];2)+POWER([.F$5]-[.C102];2)+POWER([.F$6]-[.D102];2))" office:value-type="float" office:value="9.68013295363241" calcext:value-type="float">
            <text:p>9,68013295363241</text:p>
          </table:table-cell>
          <table:table-cell table:formula="of:=SQRT(POWER([.G$4]-[.$B102];2)+POWER([.G$5]-[.$C102];2)+POWER([.G$6]-[.$D102];2))" office:value-type="float" office:value="9.9286696994109" calcext:value-type="float">
            <text:p>9,9286696994109</text:p>
          </table:table-cell>
          <table:table-cell table:formula="of:=SQRT(POWER([.H$4]-[.D102];2)+POWER([.H$5]-[.E102];2)+POWER([.H$6]-[.F102];2))" office:value-type="float" office:value="51.9409024123955" calcext:value-type="float">
            <text:p>51,9409024123955</text:p>
          </table:table-cell>
          <table:table-cell table:formula="of:=SQRT(POWER([.I$4]-[.$B102];2)+POWER([.I$5]-[.$C102];2)+POWER([.I$6]-[.$D102];2))" office:value-type="float" office:value="10.0906290190453" calcext:value-type="float">
            <text:p>10,0906290190453</text:p>
          </table:table-cell>
          <table:table-cell table:formula="of:=SQRT(POWER([.J$4]-[.F102];2)+POWER([.J$5]-[.G102];2)+POWER([.J$6]-[.H102];2))" office:value-type="float" office:value="63.6018581136387" calcext:value-type="float">
            <text:p>63,6018581136387</text:p>
          </table:table-cell>
          <table:table-cell table:formula="of:=SQRT(POWER([.K$4]-[.$B102];2)+POWER([.K$5]-[.$C102];2)+POWER([.K$6]-[.$D102];2))" office:value-type="float" office:value="9.70212765325215" calcext:value-type="float">
            <text:p>9,70212765325215</text:p>
          </table:table-cell>
          <table:table-cell table:formula="of:=SQRT(POWER([.L$4]-[.H102];2)+POWER([.L$5]-[.I102];2)+POWER([.L$6]-[.J102];2))" office:value-type="float" office:value="70.6109303641734" calcext:value-type="float">
            <text:p>70,6109303641734</text:p>
          </table:table-cell>
          <table:table-cell table:formula="of:=SQRT(POWER([.M$4]-[.$B102];2)+POWER([.M$5]-[.$C102];2)+POWER([.M$6]-[.$D102];2))" office:value-type="float" office:value="9.33628759197145" calcext:value-type="float">
            <text:p>9,33628759197145</text:p>
          </table:table-cell>
          <table:table-cell table:formula="of:=SQRT(POWER([.N$4]-[.J102];2)+POWER([.N$5]-[.K102];2)+POWER([.N$6]-[.L102];2))" office:value-type="float" office:value="70.9027688496726" calcext:value-type="float">
            <text:p>70,9027688496726</text:p>
          </table:table-cell>
          <table:table-cell table:formula="of:=SQRT(POWER([.O$4]-[.$B102];2)+POWER([.O$5]-[.$C102];2)+POWER([.O$6]-[.$D102];2))" office:value-type="float" office:value="9.91151048024467" calcext:value-type="float">
            <text:p>9,91151048024467</text:p>
          </table:table-cell>
          <table:table-cell table:formula="of:=SQRT(POWER([.P$4]-[.L102];2)+POWER([.P$5]-[.M102];2)+POWER([.P$6]-[.N102];2))" office:value-type="float" office:value="71.6182961078371" calcext:value-type="float">
            <text:p>71,6182961078371</text:p>
          </table:table-cell>
          <table:table-cell table:formula="of:=SQRT(POWER([.Q$4]-[.$B102];2)+POWER([.Q$5]-[.$C102];2)+POWER([.Q$6]-[.$D102];2))" office:value-type="float" office:value="10.8245430850452" calcext:value-type="float">
            <text:p>10,8245430850452</text:p>
          </table:table-cell>
          <table:table-cell table:formula="of:=SQRT(POWER([.R$4]-[.N102];2)+POWER([.R$5]-[.O102];2)+POWER([.R$6]-[.P102];2))" office:value-type="float" office:value="72.5726245731733" calcext:value-type="float">
            <text:p>72,5726245731733</text:p>
          </table:table-cell>
          <table:table-cell table:formula="of:=SQRT(POWER([.S$4]-[.$B102];2)+POWER([.S$5]-[.$C102];2)+POWER([.S$6]-[.$D102];2))" office:value-type="float" office:value="11.2754091278321" calcext:value-type="float">
            <text:p>11,2754091278321</text:p>
          </table:table-cell>
          <table:table-cell table:formula="of:=SQRT(POWER([.T$4]-[.P102];2)+POWER([.T$5]-[.Q102];2)+POWER([.T$6]-[.R102];2))" office:value-type="float" office:value="74.246220849037" calcext:value-type="float">
            <text:p>74,246220849037</text:p>
          </table:table-cell>
          <table:table-cell table:formula="of:=SQRT(POWER([.U$4]-[.$B102];2)+POWER([.U$5]-[.$C102];2)+POWER([.U$6]-[.$D102];2))" office:value-type="float" office:value="10.3367465384424" calcext:value-type="float">
            <text:p>10,3367465384424</text:p>
          </table:table-cell>
          <table:table-cell table:formula="of:=SQRT(POWER([.V$4]-[.R102];2)+POWER([.V$5]-[.S102];2)+POWER([.V$6]-[.T102];2))" office:value-type="float" office:value="69.6341981831242" calcext:value-type="float">
            <text:p>69,6341981831242</text:p>
          </table:table-cell>
          <table:table-cell table:formula="of:=SQRT(POWER([.W$4]-[.$B102];2)+POWER([.W$5]-[.$C102];2)+POWER([.W$6]-[.$D102];2))" office:value-type="float" office:value="10.8971659159618" calcext:value-type="float">
            <text:p>10,8971659159618</text:p>
          </table:table-cell>
          <table:table-cell table:formula="of:=SQRT(POWER([.X$4]-[.T102];2)+POWER([.X$5]-[.U102];2)+POWER([.X$6]-[.V102];2))" office:value-type="float" office:value="67.0277568786544" calcext:value-type="float">
            <text:p>67,0277568786544</text:p>
          </table:table-cell>
          <table:table-cell table:formula="of:=SQRT(POWER([.Y$4]-[.$B102];2)+POWER([.Y$5]-[.$C102];2)+POWER([.Y$6]-[.$D102];2))" office:value-type="float" office:value="12.6025216921059" calcext:value-type="float">
            <text:p>12,6025216921059</text:p>
          </table:table-cell>
          <table:table-cell table:formula="of:=SQRT(POWER([.Z$4]-[.V102];2)+POWER([.Z$5]-[.W102];2)+POWER([.Z$6]-[.X102];2))" office:value-type="float" office:value="60.1448242228493" calcext:value-type="float">
            <text:p>60,1448242228493</text:p>
          </table:table-cell>
          <table:table-cell table:formula="of:=SQRT(POWER([.AA$4]-[.$B102];2)+POWER([.AA$5]-[.$C102];2)+POWER([.AA$6]-[.$D102];2))" office:value-type="float" office:value="13.0610248832165" calcext:value-type="float">
            <text:p>13,0610248832165</text:p>
          </table:table-cell>
          <table:table-cell table:formula="of:=SQRT(POWER([.AB$4]-[.X102];2)+POWER([.AB$5]-[.Y102];2)+POWER([.AB$6]-[.Z102];2))" office:value-type="float" office:value="52.8684950693477" calcext:value-type="float">
            <text:p>52,8684950693477</text:p>
          </table:table-cell>
          <table:table-cell table:formula="of:=SQRT(POWER([.AC$4]-[.$B102];2)+POWER([.AC$5]-[.$C102];2)+POWER([.AC$6]-[.$D102];2))" office:value-type="float" office:value="16.2352301800744" calcext:value-type="float">
            <text:p>16,2352301800744</text:p>
          </table:table-cell>
          <table:table-cell table:formula="of:=SQRT(POWER([.AD$4]-[.Z102];2)+POWER([.AD$5]-[.AA102];2)+POWER([.AD$6]-[.AB102];2))" office:value-type="float" office:value="42.0004510351808" calcext:value-type="float">
            <text:p>42,0004510351808</text:p>
          </table:table-cell>
          <table:table-cell table:formula="of:=SQRT(POWER([.AE$4]-[.$B102];2)+POWER([.AE$5]-[.$C102];2)+POWER([.AE$6]-[.$D102];2))" office:value-type="float" office:value="18.4567318342116" calcext:value-type="float">
            <text:p>18,4567318342116</text:p>
          </table:table-cell>
          <table:table-cell table:formula="of:=SQRT(POWER([.AF$4]-[.AB102];2)+POWER([.AF$5]-[.AC102];2)+POWER([.AF$6]-[.AD102];2))" office:value-type="float" office:value="31.8834434807647" calcext:value-type="float">
            <text:p>31,8834434807647</text:p>
          </table:table-cell>
          <table:table-cell table:formula="of:=SQRT(POWER([.AG$4]-[.$B102];2)+POWER([.AG$5]-[.$C102];2)+POWER([.AG$6]-[.$D102];2))" office:value-type="float" office:value="17.7152194736616" calcext:value-type="float">
            <text:p>17,7152194736616</text:p>
          </table:table-cell>
          <table:table-cell table:formula="of:=SQRT(POWER([.AH$4]-[.AD102];2)+POWER([.AH$5]-[.AE102];2)+POWER([.AH$6]-[.AF102];2))" office:value-type="float" office:value="22.8491533111936" calcext:value-type="float">
            <text:p>22,8491533111936</text:p>
          </table:table-cell>
          <table:table-cell table:formula="of:=SQRT(POWER([.AI$4]-[.$B102];2)+POWER([.AI$5]-[.$C102];2)+POWER([.AI$6]-[.$D102];2))" office:value-type="float" office:value="17.9108693256358" calcext:value-type="float">
            <text:p>17,9108693256358</text:p>
          </table:table-cell>
          <table:table-cell table:formula="of:=SQRT(POWER([.AJ$4]-[.AF102];2)+POWER([.AJ$5]-[.AG102];2)+POWER([.AJ$6]-[.AH102];2))" office:value-type="float" office:value="21.5222694744268" calcext:value-type="float">
            <text:p>21,5222694744268</text:p>
          </table:table-cell>
          <table:table-cell table:formula="of:=SQRT(POWER([.AK$4]-[.$B102];2)+POWER([.AK$5]-[.$C102];2)+POWER([.AK$6]-[.$D102];2))" office:value-type="float" office:value="19.4194977535466" calcext:value-type="float">
            <text:p>19,4194977535466</text:p>
          </table:table-cell>
          <table:table-cell table:formula="of:=SQRT(POWER([.AL$4]-[.AH102];2)+POWER([.AL$5]-[.AI102];2)+POWER([.AL$6]-[.AJ102];2))" office:value-type="float" office:value="29.556782883053" calcext:value-type="float">
            <text:p>29,556782883053</text:p>
          </table:table-cell>
          <table:table-cell table:formula="of:=SQRT(POWER([.AM$4]-[.$B102];2)+POWER([.AM$5]-[.$C102];2)+POWER([.AM$6]-[.$D102];2))" office:value-type="float" office:value="19.6086319257617" calcext:value-type="float">
            <text:p>19,6086319257617</text:p>
          </table:table-cell>
          <table:table-cell table:formula="of:=SQRT(POWER([.AN$4]-[.AJ102];2)+POWER([.AN$5]-[.AK102];2)+POWER([.AN$6]-[.AL102];2))" office:value-type="float" office:value="35.6767654868567" calcext:value-type="float">
            <text:p>35,6767654868567</text:p>
          </table:table-cell>
          <table:table-cell table:formula="of:=SQRT(POWER([.AO$4]-[.$B102];2)+POWER([.AO$5]-[.$C102];2)+POWER([.AO$6]-[.$D102];2))" office:value-type="float" office:value="19.9196026566797" calcext:value-type="float">
            <text:p>19,9196026566797</text:p>
          </table:table-cell>
          <table:table-cell table:formula="of:=SQRT(POWER([.AP$4]-[.AL102];2)+POWER([.AP$5]-[.AM102];2)+POWER([.AP$6]-[.AN102];2))" office:value-type="float" office:value="34.020851822335" calcext:value-type="float">
            <text:p>34,020851822335</text:p>
          </table:table-cell>
          <table:table-cell table:formula="of:=SQRT(POWER([.AQ$4]-[.$B102];2)+POWER([.AQ$5]-[.$C102];2)+POWER([.AQ$6]-[.$D102];2))" office:value-type="float" office:value="9.16831118581825" calcext:value-type="float">
            <text:p>9,16831118581825</text:p>
          </table:table-cell>
          <table:table-cell table:formula="of:=SQRT(POWER([.AR$4]-[.AN102];2)+POWER([.AR$5]-[.AO102];2)+POWER([.AR$6]-[.AP102];2))" office:value-type="float" office:value="31.0742468165686" calcext:value-type="float">
            <text:p>31,0742468165686</text:p>
          </table:table-cell>
          <table:table-cell table:formula="of:=SQRT(POWER([.AS$4]-[.$B102];2)+POWER([.AS$5]-[.$C102];2)+POWER([.AS$6]-[.$D102];2))" office:value-type="float" office:value="7.67911726697802" calcext:value-type="float">
            <text:p>7,67911726697802</text:p>
          </table:table-cell>
          <table:table-cell table:formula="of:=SQRT(POWER([.AT$4]-[.AP102];2)+POWER([.AT$5]-[.AQ102];2)+POWER([.AT$6]-[.AR102];2))" office:value-type="float" office:value="37.6984048500042" calcext:value-type="float">
            <text:p>37,6984048500042</text:p>
          </table:table-cell>
          <table:table-cell table:formula="of:=SQRT(POWER([.AU$4]-[.$B102];2)+POWER([.AU$5]-[.$C102];2)+POWER([.AU$6]-[.$D102];2))" office:value-type="float" office:value="7.15812859621843" calcext:value-type="float">
            <text:p>7,15812859621843</text:p>
          </table:table-cell>
          <table:table-cell table:formula="of:=SQRT(POWER([.AV$4]-[.AR102];2)+POWER([.AV$5]-[.AS102];2)+POWER([.AV$6]-[.AT102];2))" office:value-type="float" office:value="40.9338211139652" calcext:value-type="float">
            <text:p>40,9338211139652</text:p>
          </table:table-cell>
          <table:table-cell table:formula="of:=SQRT(POWER([.AW$4]-[.$B102];2)+POWER([.AW$5]-[.$C102];2)+POWER([.AW$6]-[.$D102];2))" office:value-type="float" office:value="8.0992271853554" calcext:value-type="float">
            <text:p>8,0992271853554</text:p>
          </table:table-cell>
          <table:table-cell table:formula="of:=SQRT(POWER([.AX$4]-[.AT102];2)+POWER([.AX$5]-[.AU102];2)+POWER([.AX$6]-[.AV102];2))" office:value-type="float" office:value="40.8055107941978" calcext:value-type="float">
            <text:p>40,8055107941978</text:p>
          </table:table-cell>
          <table:table-cell table:formula="of:=SQRT(POWER([.AY$4]-[.$B102];2)+POWER([.AY$5]-[.$C102];2)+POWER([.AY$6]-[.$D102];2))" office:value-type="float" office:value="8.434744927975" calcext:value-type="float">
            <text:p>8,434744927975</text:p>
          </table:table-cell>
          <table:table-cell table:formula="of:=SQRT(POWER([.AZ$4]-[.AV102];2)+POWER([.AZ$5]-[.AW102];2)+POWER([.AZ$6]-[.AX102];2))" office:value-type="float" office:value="48.0619867068879" calcext:value-type="float">
            <text:p>48,0619867068879</text:p>
          </table:table-cell>
          <table:table-cell table:formula="of:=SQRT(POWER([.BA$4]-[.$B102];2)+POWER([.BA$5]-[.$C102];2)+POWER([.BA$6]-[.$D102];2))" office:value-type="float" office:value="10.1856828931594" calcext:value-type="float">
            <text:p>10,1856828931594</text:p>
          </table:table-cell>
          <table:table-cell table:formula="of:=SQRT(POWER([.BB$4]-[.AX102];2)+POWER([.BB$5]-[.AY102];2)+POWER([.BB$6]-[.AZ102];2))" office:value-type="float" office:value="55.1385260781082" calcext:value-type="float">
            <text:p>55,1385260781082</text:p>
          </table:table-cell>
          <table:table-cell table:formula="of:=SQRT(POWER([.BC$4]-[.$B102];2)+POWER([.BC$5]-[.$C102];2)+POWER([.BC$6]-[.$D102];2))" office:value-type="float" office:value="10.1905340880643" calcext:value-type="float">
            <text:p>10,1905340880643</text:p>
          </table:table-cell>
          <table:table-cell table:formula="of:=SQRT(POWER([.BD$4]-[.AZ102];2)+POWER([.BD$5]-[.BA102];2)+POWER([.BD$6]-[.BB102];2))" office:value-type="float" office:value="57.664224675052" calcext:value-type="float">
            <text:p>57,664224675052</text:p>
          </table:table-cell>
          <table:table-cell table:formula="of:=SQRT(POWER([.BE$4]-[.$B102];2)+POWER([.BE$5]-[.$C102];2)+POWER([.BE$6]-[.$D102];2))" office:value-type="float" office:value="11.074615930135" calcext:value-type="float">
            <text:p>11,074615930135</text:p>
          </table:table-cell>
          <table:table-cell table:formula="of:=SQRT(POWER([.BF$4]-[.BB102];2)+POWER([.BF$5]-[.BC102];2)+POWER([.BF$6]-[.BD102];2))" office:value-type="float" office:value="62.3696029579092" calcext:value-type="float">
            <text:p>62,3696029579092</text:p>
          </table:table-cell>
          <table:table-cell table:formula="of:=SQRT(POWER([.BG$4]-[.$B102];2)+POWER([.BG$5]-[.$C102];2)+POWER([.BG$6]-[.$D102];2))" office:value-type="float" office:value="12.190052666006" calcext:value-type="float">
            <text:p>12,190052666006</text:p>
          </table:table-cell>
          <table:table-cell table:formula="of:=SQRT(POWER([.BH$4]-[.BD102];2)+POWER([.BH$5]-[.BE102];2)+POWER([.BH$6]-[.BF102];2))" office:value-type="float" office:value="66.2366688335434" calcext:value-type="float">
            <text:p>66,2366688335434</text:p>
          </table:table-cell>
          <table:table-cell table:formula="of:=SQRT(POWER([.BI$4]-[.$B102];2)+POWER([.BI$5]-[.$C102];2)+POWER([.BI$6]-[.$D102];2))" office:value-type="float" office:value="13.4069614752934" calcext:value-type="float">
            <text:p>13,4069614752934</text:p>
          </table:table-cell>
          <table:table-cell table:formula="of:=SQRT(POWER([.BJ$4]-[.BF102];2)+POWER([.BJ$5]-[.BG102];2)+POWER([.BJ$6]-[.BH102];2))" office:value-type="float" office:value="69.8487981091676" calcext:value-type="float">
            <text:p>69,8487981091676</text:p>
          </table:table-cell>
          <table:table-cell table:formula="of:=SQRT(POWER([.BK$4]-[.$B102];2)+POWER([.BK$5]-[.$C102];2)+POWER([.BK$6]-[.$D102];2))" office:value-type="float" office:value="10.7587227401769" calcext:value-type="float">
            <text:p>10,7587227401769</text:p>
          </table:table-cell>
          <table:table-cell table:formula="of:=SQRT(POWER([.BL$4]-[.BH102];2)+POWER([.BL$5]-[.BI102];2)+POWER([.BL$6]-[.BJ102];2))" office:value-type="float" office:value="74.2432047873898" calcext:value-type="float">
            <text:p>74,2432047873898</text:p>
          </table:table-cell>
          <table:table-cell table:formula="of:=SQRT(POWER([.BM$4]-[.$B102];2)+POWER([.BM$5]-[.$C102];2)+POWER([.BM$6]-[.$D102];2))" office:value-type="float" office:value="8.80704541830006" calcext:value-type="float">
            <text:p>8,80704541830006</text:p>
          </table:table-cell>
          <table:table-cell table:formula="of:=SQRT(POWER([.BN$4]-[.BJ102];2)+POWER([.BN$5]-[.BK102];2)+POWER([.BN$6]-[.BL102];2))" office:value-type="float" office:value="80.8434915693674" calcext:value-type="float">
            <text:p>80,8434915693674</text:p>
          </table:table-cell>
          <table:table-cell table:formula="of:=SQRT(POWER([.BO$4]-[.$B102];2)+POWER([.BO$5]-[.$C102];2)+POWER([.BO$6]-[.$D102];2))" office:value-type="float" office:value="9.44296065860703" calcext:value-type="float">
            <text:p>9,44296065860703</text:p>
          </table:table-cell>
          <table:table-cell table:formula="of:=SQRT(POWER([.BP$4]-[.BL102];2)+POWER([.BP$5]-[.BM102];2)+POWER([.BP$6]-[.BN102];2))" office:value-type="float" office:value="88.8473943437641" calcext:value-type="float">
            <text:p>88,8473943437641</text:p>
          </table:table-cell>
          <table:table-cell table:formula="of:=SQRT(POWER([.BQ$4]-[.$B102];2)+POWER([.BQ$5]-[.$C102];2)+POWER([.BQ$6]-[.$D102];2))" office:value-type="float" office:value="11.5498870124344" calcext:value-type="float">
            <text:p>11,5498870124344</text:p>
          </table:table-cell>
          <table:table-cell table:formula="of:=SQRT(POWER([.BR$4]-[.BN102];2)+POWER([.BR$5]-[.BO102];2)+POWER([.BR$6]-[.BP102];2))" office:value-type="float" office:value="97.3326414445554" calcext:value-type="float">
            <text:p>97,3326414445554</text:p>
          </table:table-cell>
          <table:table-cell table:formula="of:=SQRT(POWER([.BS$4]-[.$B102];2)+POWER([.BS$5]-[.$C102];2)+POWER([.BS$6]-[.$D102];2))" office:value-type="float" office:value="12.6744478775211" calcext:value-type="float">
            <text:p>12,6744478775211</text:p>
          </table:table-cell>
          <table:table-cell table:formula="of:=SQRT(POWER([.BT$4]-[.BP102];2)+POWER([.BT$5]-[.BQ102];2)+POWER([.BT$6]-[.BR102];2))" office:value-type="float" office:value="108.087545336143" calcext:value-type="float">
            <text:p>108,087545336143</text:p>
          </table:table-cell>
          <table:table-cell table:formula="of:=SQRT(POWER([.BU$4]-[.$B102];2)+POWER([.BU$5]-[.$C102];2)+POWER([.BU$6]-[.$D102];2))" office:value-type="float" office:value="12.8660519974078" calcext:value-type="float">
            <text:p>12,8660519974078</text:p>
          </table:table-cell>
          <table:table-cell table:formula="of:=SQRT(POWER([.BV$4]-[.BR102];2)+POWER([.BV$5]-[.BS102];2)+POWER([.BV$6]-[.BT102];2))" office:value-type="float" office:value="122.606861459794" calcext:value-type="float">
            <text:p>122,606861459794</text:p>
          </table:table-cell>
          <table:table-cell table:formula="of:=SQRT(POWER([.BW$4]-[.$B102];2)+POWER([.BW$5]-[.$C102];2)+POWER([.BW$6]-[.$D102];2))" office:value-type="float" office:value="8.01834147439481" calcext:value-type="float">
            <text:p>8,01834147439481</text:p>
          </table:table-cell>
          <table:table-cell table:formula="of:=SQRT(POWER([.BX$4]-[.BT102];2)+POWER([.BX$5]-[.BU102];2)+POWER([.BX$6]-[.BV102];2))" office:value-type="float" office:value="137.078427026992" calcext:value-type="float">
            <text:p>137,078427026992</text:p>
          </table:table-cell>
          <table:table-cell table:formula="of:=SQRT(POWER([.BY$4]-[.$B102];2)+POWER([.BY$5]-[.$C102];2)+POWER([.BY$6]-[.$D102];2))" office:value-type="float" office:value="5.63926715096918" calcext:value-type="float">
            <text:p>5,63926715096918</text:p>
          </table:table-cell>
          <table:table-cell table:formula="of:=SQRT(POWER([.BZ$4]-[.BV102];2)+POWER([.BZ$5]-[.BW102];2)+POWER([.BZ$6]-[.BX102];2))" office:value-type="float" office:value="157.839636843423" calcext:value-type="float">
            <text:p>157,839636843423</text:p>
          </table:table-cell>
          <table:table-cell table:formula="of:=SQRT(POWER([.CA$4]-[.$B102];2)+POWER([.CA$5]-[.$C102];2)+POWER([.CA$6]-[.$D102];2))" office:value-type="float" office:value="7.24291943901077" calcext:value-type="float">
            <text:p>7,24291943901077</text:p>
          </table:table-cell>
          <table:table-cell table:formula="of:=SQRT(POWER([.CB$4]-[.BX102];2)+POWER([.CB$5]-[.BY102];2)+POWER([.CB$6]-[.BZ102];2))" office:value-type="float" office:value="181.013897858826" calcext:value-type="float">
            <text:p>181,013897858826</text:p>
          </table:table-cell>
          <table:table-cell table:formula="of:=SQRT(POWER([.CC$4]-[.$B102];2)+POWER([.CC$5]-[.$C102];2)+POWER([.CC$6]-[.$D102];2))" office:value-type="float" office:value="9.75301748178481" calcext:value-type="float">
            <text:p>9,75301748178481</text:p>
          </table:table-cell>
          <table:table-cell table:formula="of:=SQRT(POWER([.CD$4]-[.BZ102];2)+POWER([.CD$5]-[.CA102];2)+POWER([.CD$6]-[.CB102];2))" office:value-type="float" office:value="211.03267620532" calcext:value-type="float">
            <text:p>211,03267620532</text:p>
          </table:table-cell>
          <table:table-cell table:formula="of:=SQRT(POWER([.CE$4]-[.$B102];2)+POWER([.CE$5]-[.$C102];2)+POWER([.CE$6]-[.$D102];2))" office:value-type="float" office:value="10.9893763244326" calcext:value-type="float">
            <text:p>10,9893763244326</text:p>
          </table:table-cell>
          <table:table-cell table:formula="of:=SQRT(POWER([.CF$4]-[.CB102];2)+POWER([.CF$5]-[.CC102];2)+POWER([.CF$6]-[.CD102];2))" office:value-type="float" office:value="247.814778397568" calcext:value-type="float">
            <text:p>247,814778397568</text:p>
          </table:table-cell>
          <table:table-cell table:formula="of:=SQRT(POWER([.CG$4]-[.$B102];2)+POWER([.CG$5]-[.$C102];2)+POWER([.CG$6]-[.$D102];2))" office:value-type="float" office:value="11.1792902726425" calcext:value-type="float">
            <text:p>11,1792902726425</text:p>
          </table:table-cell>
          <table:table-cell table:formula="of:=SQRT(POWER([.CH$4]-[.CD102];2)+POWER([.CH$5]-[.CE102];2)+POWER([.CH$6]-[.CF102];2))" office:value-type="float" office:value="294.160782082882" calcext:value-type="float">
            <text:p>294,160782082882</text:p>
          </table:table-cell>
          <table:table-cell table:formula="of:=SQRT(POWER([.CI$4]-[.$B102];2)+POWER([.CI$5]-[.$C102];2)+POWER([.CI$6]-[.$D102];2))" office:value-type="float" office:value="4.88323775788155" calcext:value-type="float">
            <text:p>4,88323775788155</text:p>
          </table:table-cell>
          <table:table-cell table:formula="of:=SQRT(POWER([.CJ$4]-[.CF102];2)+POWER([.CJ$5]-[.CG102];2)+POWER([.CJ$6]-[.CH102];2))" office:value-type="float" office:value="358.08660097496" calcext:value-type="float">
            <text:p>358,08660097496</text:p>
          </table:table-cell>
          <table:table-cell table:formula="of:=SQRT(POWER([.CK$4]-[.CG102];2)+POWER([.CK$5]-[.CH102];2)+POWER([.CK$6]-[.CI102];2))" office:value-type="float" office:value="258.552736313799" calcext:value-type="float">
            <text:p>258,552736313799</text:p>
          </table:table-cell>
          <table:table-cell table:formula="of:=SQRT(POWER([.CL$4]-[.$B102];2)+POWER([.CL$5]-[.$C102];2)+POWER([.CL$6]-[.$D102];2))" office:value-type="float" office:value="2.74663393993448" calcext:value-type="float">
            <text:p>2,74663393993448</text:p>
          </table:table-cell>
          <table:table-cell table:formula="of:=SQRT(POWER([.CM$4]-[.CI102];2)+POWER([.CM$5]-[.CJ102];2)+POWER([.CM$6]-[.CK102];2))" office:value-type="float" office:value="409.728756383372" calcext:value-type="float">
            <text:p>409,728756383372</text:p>
          </table:table-cell>
          <table:table-cell table:formula="of:=SQRT(POWER([.CN$4]-[.$B102];2)+POWER([.CN$5]-[.$C102];2)+POWER([.CN$6]-[.$D102];2))" office:value-type="float" office:value="5.77200225225182" calcext:value-type="float">
            <text:p>5,77200225225182</text:p>
          </table:table-cell>
          <table:table-cell table:formula="of:=SQRT(POWER([.CO$4]-[.CK102];2)+POWER([.CO$5]-[.CL102];2)+POWER([.CO$6]-[.CM102];2))" office:value-type="float" office:value="464.533980975367" calcext:value-type="float">
            <text:p>464,533980975367</text:p>
          </table:table-cell>
          <table:table-cell table:formula="of:=SQRT(POWER([.CP$4]-[.$B102];2)+POWER([.CP$5]-[.$C102];2)+POWER([.CP$6]-[.$D102];2))" office:value-type="float" office:value="6.90885938487678" calcext:value-type="float">
            <text:p>6,90885938487678</text:p>
          </table:table-cell>
          <table:table-cell table:formula="of:=SQRT(POWER([.CQ$4]-[.CM102];2)+POWER([.CQ$5]-[.CN102];2)+POWER([.CQ$6]-[.CO102];2))" office:value-type="float" office:value="595.812615421538" calcext:value-type="float">
            <text:p>595,812615421538</text:p>
          </table:table-cell>
          <table:table-cell table:formula="of:=SQRT(POWER([.CR$4]-[.$B102];2)+POWER([.CR$5]-[.$C102];2)+POWER([.CR$6]-[.$D102];2))" office:value-type="float" office:value="8.13432511029649" calcext:value-type="float">
            <text:p>8,13432511029649</text:p>
          </table:table-cell>
          <table:table-cell table:formula="of:=SQRT(POWER([.CS$4]-[.CO102];2)+POWER([.CS$5]-[.CP102];2)+POWER([.CS$6]-[.CQ102];2))" office:value-type="float" office:value="733.306924084201" calcext:value-type="float">
            <text:p>733,306924084201</text:p>
          </table:table-cell>
          <table:table-cell table:formula="of:=SQRT(POWER([.CT$4]-[.CP102];2)+POWER([.CT$5]-[.CQ102];2)+POWER([.CT$6]-[.CR102];2))" office:value-type="float" office:value="559.096880176646" calcext:value-type="float">
            <text:p>559,096880176646</text:p>
          </table:table-cell>
          <table:table-cell table:formula="of:=SQRT(POWER([.CU$4]-[.$B102];2)+POWER([.CU$5]-[.$C102];2)+POWER([.CU$6]-[.$D102];2))" office:value-type="float" office:value="1.44464874623557" calcext:value-type="float">
            <text:p>1,44464874623557</text:p>
          </table:table-cell>
          <table:table-cell table:formula="of:=SQRT(POWER([.CV$4]-[.CR102];2)+POWER([.CV$5]-[.CS102];2)+POWER([.CV$6]-[.CT102];2))" office:value-type="float" office:value="891.127056665451" calcext:value-type="float">
            <text:p>891,127056665451</text:p>
          </table:table-cell>
          <table:table-cell table:formula="of:=SQRT(POWER([.CW$4]-[.$B102];2)+POWER([.CW$5]-[.$C102];2)+POWER([.CW$6]-[.$D102];2))" office:value-type="float" office:value="1.56207362182453" calcext:value-type="float">
            <text:p>1,56207362182453</text:p>
          </table:table-cell>
          <table:table-cell table:formula="of:=SQRT(POWER([.CX$4]-[.CT102];2)+POWER([.CX$5]-[.CU102];2)+POWER([.CX$6]-[.CV102];2))" office:value-type="float" office:value="1029.15224895291" calcext:value-type="float">
            <text:p>1029,15224895291</text:p>
          </table:table-cell>
          <table:table-cell table:formula="of:=SQRT(POWER([.CY$4]-[.$B102];2)+POWER([.CY$5]-[.$C102];2)+POWER([.CY$6]-[.$D102];2))" office:value-type="float" office:value="1.57541677025478" calcext:value-type="float">
            <text:p>1,57541677025478</text:p>
          </table:table-cell>
          <table:table-cell table:formula="of:=SQRT(POWER([.CZ$4]-[.$B102];2)+POWER([.CZ$5]-[.$C102];2)+POWER([.CZ$6]-[.$D102];2))" office:value-type="float" office:value="2.61596808084502" calcext:value-type="float">
            <text:p>2,61596808084502</text:p>
          </table:table-cell>
          <table:table-cell table:formula="of:=SQRT(POWER([.DA$4]-[.$B102];2)+POWER([.DA$5]-[.$C102];2)+POWER([.DA$6]-[.$D102];2))" office:value-type="float" office:value="3.96098901790954" calcext:value-type="float">
            <text:p>3,96098901790954</text:p>
          </table:table-cell>
          <table:table-cell table:formula="of:=SQRT(POWER([.DB$4]-[.$B102];2)+POWER([.DB$5]-[.$C102];2)+POWER([.DB$6]-[.$D102];2))" office:value-type="float" office:value="3.03068738077684" calcext:value-type="float">
            <text:p>3,030687380776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.66" calcext:value-type="float">
            <text:p>39,66</text:p>
          </table:table-cell>
          <table:table-cell office:value-type="float" office:value="36.142" calcext:value-type="float">
            <text:p>36,142</text:p>
          </table:table-cell>
          <table:table-cell office:value-type="float" office:value="4.262" calcext:value-type="float">
            <text:p>4,262</text:p>
          </table:table-cell>
          <table:table-cell/>
          <table:table-cell table:formula="of:=SQRT(POWER([.F$4]-[.B103];2)+POWER([.F$5]-[.C103];2)+POWER([.F$6]-[.D103];2))" office:value-type="float" office:value="8.63772400577837" calcext:value-type="float">
            <text:p>8,63772400577837</text:p>
          </table:table-cell>
          <table:table-cell table:formula="of:=SQRT(POWER([.G$4]-[.$B103];2)+POWER([.G$5]-[.$C103];2)+POWER([.G$6]-[.$D103];2))" office:value-type="float" office:value="9.04187712811891" calcext:value-type="float">
            <text:p>9,04187712811891</text:p>
          </table:table-cell>
          <table:table-cell table:formula="of:=SQRT(POWER([.H$4]-[.D103];2)+POWER([.H$5]-[.E103];2)+POWER([.H$6]-[.F103];2))" office:value-type="float" office:value="52.5461110748051" calcext:value-type="float">
            <text:p>52,5461110748051</text:p>
          </table:table-cell>
          <table:table-cell table:formula="of:=SQRT(POWER([.I$4]-[.$B103];2)+POWER([.I$5]-[.$C103];2)+POWER([.I$6]-[.$D103];2))" office:value-type="float" office:value="9.0990073084925" calcext:value-type="float">
            <text:p>9,0990073084925</text:p>
          </table:table-cell>
          <table:table-cell table:formula="of:=SQRT(POWER([.J$4]-[.F103];2)+POWER([.J$5]-[.G103];2)+POWER([.J$6]-[.H103];2))" office:value-type="float" office:value="64.8977037343306" calcext:value-type="float">
            <text:p>64,8977037343306</text:p>
          </table:table-cell>
          <table:table-cell table:formula="of:=SQRT(POWER([.K$4]-[.$B103];2)+POWER([.K$5]-[.$C103];2)+POWER([.K$6]-[.$D103];2))" office:value-type="float" office:value="9.15787590001087" calcext:value-type="float">
            <text:p>9,15787590001087</text:p>
          </table:table-cell>
          <table:table-cell table:formula="of:=SQRT(POWER([.L$4]-[.H103];2)+POWER([.L$5]-[.I103];2)+POWER([.L$6]-[.J103];2))" office:value-type="float" office:value="72.3156281392738" calcext:value-type="float">
            <text:p>72,3156281392738</text:p>
          </table:table-cell>
          <table:table-cell table:formula="of:=SQRT(POWER([.M$4]-[.$B103];2)+POWER([.M$5]-[.$C103];2)+POWER([.M$6]-[.$D103];2))" office:value-type="float" office:value="8.88282218667017" calcext:value-type="float">
            <text:p>8,88282218667017</text:p>
          </table:table-cell>
          <table:table-cell table:formula="of:=SQRT(POWER([.N$4]-[.J103];2)+POWER([.N$5]-[.K103];2)+POWER([.N$6]-[.L103];2))" office:value-type="float" office:value="72.9679070238543" calcext:value-type="float">
            <text:p>72,9679070238543</text:p>
          </table:table-cell>
          <table:table-cell table:formula="of:=SQRT(POWER([.O$4]-[.$B103];2)+POWER([.O$5]-[.$C103];2)+POWER([.O$6]-[.$D103];2))" office:value-type="float" office:value="10.4329465636511" calcext:value-type="float">
            <text:p>10,4329465636511</text:p>
          </table:table-cell>
          <table:table-cell table:formula="of:=SQRT(POWER([.P$4]-[.L103];2)+POWER([.P$5]-[.M103];2)+POWER([.P$6]-[.N103];2))" office:value-type="float" office:value="74.1570952465029" calcext:value-type="float">
            <text:p>74,1570952465029</text:p>
          </table:table-cell>
          <table:table-cell table:formula="of:=SQRT(POWER([.Q$4]-[.$B103];2)+POWER([.Q$5]-[.$C103];2)+POWER([.Q$6]-[.$D103];2))" office:value-type="float" office:value="11.6201492675439" calcext:value-type="float">
            <text:p>11,6201492675439</text:p>
          </table:table-cell>
          <table:table-cell table:formula="of:=SQRT(POWER([.R$4]-[.N103];2)+POWER([.R$5]-[.O103];2)+POWER([.R$6]-[.P103];2))" office:value-type="float" office:value="75.1839852513368" calcext:value-type="float">
            <text:p>75,1839852513368</text:p>
          </table:table-cell>
          <table:table-cell table:formula="of:=SQRT(POWER([.S$4]-[.$B103];2)+POWER([.S$5]-[.$C103];2)+POWER([.S$6]-[.$D103];2))" office:value-type="float" office:value="11.7964169560083" calcext:value-type="float">
            <text:p>11,7964169560083</text:p>
          </table:table-cell>
          <table:table-cell table:formula="of:=SQRT(POWER([.T$4]-[.P103];2)+POWER([.T$5]-[.Q103];2)+POWER([.T$6]-[.R103];2))" office:value-type="float" office:value="76.9943085353521" calcext:value-type="float">
            <text:p>76,9943085353521</text:p>
          </table:table-cell>
          <table:table-cell table:formula="of:=SQRT(POWER([.U$4]-[.$B103];2)+POWER([.U$5]-[.$C103];2)+POWER([.U$6]-[.$D103];2))" office:value-type="float" office:value="11.5039033810268" calcext:value-type="float">
            <text:p>11,5039033810268</text:p>
          </table:table-cell>
          <table:table-cell table:formula="of:=SQRT(POWER([.V$4]-[.R103];2)+POWER([.V$5]-[.S103];2)+POWER([.V$6]-[.T103];2))" office:value-type="float" office:value="72.8538165481086" calcext:value-type="float">
            <text:p>72,8538165481086</text:p>
          </table:table-cell>
          <table:table-cell table:formula="of:=SQRT(POWER([.W$4]-[.$B103];2)+POWER([.W$5]-[.$C103];2)+POWER([.W$6]-[.$D103];2))" office:value-type="float" office:value="12.1714139277243" calcext:value-type="float">
            <text:p>12,1714139277243</text:p>
          </table:table-cell>
          <table:table-cell table:formula="of:=SQRT(POWER([.X$4]-[.T103];2)+POWER([.X$5]-[.U103];2)+POWER([.X$6]-[.V103];2))" office:value-type="float" office:value="70.5462369373691" calcext:value-type="float">
            <text:p>70,5462369373691</text:p>
          </table:table-cell>
          <table:table-cell table:formula="of:=SQRT(POWER([.Y$4]-[.$B103];2)+POWER([.Y$5]-[.$C103];2)+POWER([.Y$6]-[.$D103];2))" office:value-type="float" office:value="13.7947480948367" calcext:value-type="float">
            <text:p>13,7947480948367</text:p>
          </table:table-cell>
          <table:table-cell table:formula="of:=SQRT(POWER([.Z$4]-[.V103];2)+POWER([.Z$5]-[.W103];2)+POWER([.Z$6]-[.X103];2))" office:value-type="float" office:value="63.8602632118752" calcext:value-type="float">
            <text:p>63,8602632118752</text:p>
          </table:table-cell>
          <table:table-cell table:formula="of:=SQRT(POWER([.AA$4]-[.$B103];2)+POWER([.AA$5]-[.$C103];2)+POWER([.AA$6]-[.$D103];2))" office:value-type="float" office:value="14.2672356467537" calcext:value-type="float">
            <text:p>14,2672356467537</text:p>
          </table:table-cell>
          <table:table-cell table:formula="of:=SQRT(POWER([.AB$4]-[.X103];2)+POWER([.AB$5]-[.Y103];2)+POWER([.AB$6]-[.Z103];2))" office:value-type="float" office:value="57.2955878764244" calcext:value-type="float">
            <text:p>57,2955878764244</text:p>
          </table:table-cell>
          <table:table-cell table:formula="of:=SQRT(POWER([.AC$4]-[.$B103];2)+POWER([.AC$5]-[.$C103];2)+POWER([.AC$6]-[.$D103];2))" office:value-type="float" office:value="17.1732711211347" calcext:value-type="float">
            <text:p>17,1732711211347</text:p>
          </table:table-cell>
          <table:table-cell table:formula="of:=SQRT(POWER([.AD$4]-[.Z103];2)+POWER([.AD$5]-[.AA103];2)+POWER([.AD$6]-[.AB103];2))" office:value-type="float" office:value="46.9720580163578" calcext:value-type="float">
            <text:p>46,9720580163578</text:p>
          </table:table-cell>
          <table:table-cell table:formula="of:=SQRT(POWER([.AE$4]-[.$B103];2)+POWER([.AE$5]-[.$C103];2)+POWER([.AE$6]-[.$D103];2))" office:value-type="float" office:value="19.4513566107868" calcext:value-type="float">
            <text:p>19,4513566107868</text:p>
          </table:table-cell>
          <table:table-cell table:formula="of:=SQRT(POWER([.AF$4]-[.AB103];2)+POWER([.AF$5]-[.AC103];2)+POWER([.AF$6]-[.AD103];2))" office:value-type="float" office:value="37.3916878326292" calcext:value-type="float">
            <text:p>37,3916878326292</text:p>
          </table:table-cell>
          <table:table-cell table:formula="of:=SQRT(POWER([.AG$4]-[.$B103];2)+POWER([.AG$5]-[.$C103];2)+POWER([.AG$6]-[.$D103];2))" office:value-type="float" office:value="18.5215399737711" calcext:value-type="float">
            <text:p>18,5215399737711</text:p>
          </table:table-cell>
          <table:table-cell table:formula="of:=SQRT(POWER([.AH$4]-[.AD103];2)+POWER([.AH$5]-[.AE103];2)+POWER([.AH$6]-[.AF103];2))" office:value-type="float" office:value="27.5418032264331" calcext:value-type="float">
            <text:p>27,5418032264331</text:p>
          </table:table-cell>
          <table:table-cell table:formula="of:=SQRT(POWER([.AI$4]-[.$B103];2)+POWER([.AI$5]-[.$C103];2)+POWER([.AI$6]-[.$D103];2))" office:value-type="float" office:value="18.8158952484329" calcext:value-type="float">
            <text:p>18,8158952484329</text:p>
          </table:table-cell>
          <table:table-cell table:formula="of:=SQRT(POWER([.AJ$4]-[.AF103];2)+POWER([.AJ$5]-[.AG103];2)+POWER([.AJ$6]-[.AH103];2))" office:value-type="float" office:value="19.3010697868266" calcext:value-type="float">
            <text:p>19,3010697868266</text:p>
          </table:table-cell>
          <table:table-cell table:formula="of:=SQRT(POWER([.AK$4]-[.$B103];2)+POWER([.AK$5]-[.$C103];2)+POWER([.AK$6]-[.$D103];2))" office:value-type="float" office:value="20.4059205379223" calcext:value-type="float">
            <text:p>20,4059205379223</text:p>
          </table:table-cell>
          <table:table-cell table:formula="of:=SQRT(POWER([.AL$4]-[.AH103];2)+POWER([.AL$5]-[.AI103];2)+POWER([.AL$6]-[.AJ103];2))" office:value-type="float" office:value="24.544356878988" calcext:value-type="float">
            <text:p>24,544356878988</text:p>
          </table:table-cell>
          <table:table-cell table:formula="of:=SQRT(POWER([.AM$4]-[.$B103];2)+POWER([.AM$5]-[.$C103];2)+POWER([.AM$6]-[.$D103];2))" office:value-type="float" office:value="20.4296664681536" calcext:value-type="float">
            <text:p>20,4296664681536</text:p>
          </table:table-cell>
          <table:table-cell table:formula="of:=SQRT(POWER([.AN$4]-[.AJ103];2)+POWER([.AN$5]-[.AK103];2)+POWER([.AN$6]-[.AL103];2))" office:value-type="float" office:value="35.7119812519867" calcext:value-type="float">
            <text:p>35,7119812519867</text:p>
          </table:table-cell>
          <table:table-cell table:formula="of:=SQRT(POWER([.AO$4]-[.$B103];2)+POWER([.AO$5]-[.$C103];2)+POWER([.AO$6]-[.$D103];2))" office:value-type="float" office:value="20.6401074125112" calcext:value-type="float">
            <text:p>20,6401074125112</text:p>
          </table:table-cell>
          <table:table-cell table:formula="of:=SQRT(POWER([.AP$4]-[.AL103];2)+POWER([.AP$5]-[.AM103];2)+POWER([.AP$6]-[.AN103];2))" office:value-type="float" office:value="37.7931485390395" calcext:value-type="float">
            <text:p>37,7931485390395</text:p>
          </table:table-cell>
          <table:table-cell table:formula="of:=SQRT(POWER([.AQ$4]-[.$B103];2)+POWER([.AQ$5]-[.$C103];2)+POWER([.AQ$6]-[.$D103];2))" office:value-type="float" office:value="9.87694213813162" calcext:value-type="float">
            <text:p>9,87694213813162</text:p>
          </table:table-cell>
          <table:table-cell table:formula="of:=SQRT(POWER([.AR$4]-[.AN103];2)+POWER([.AR$5]-[.AO103];2)+POWER([.AR$6]-[.AP103];2))" office:value-type="float" office:value="33.6675634392104" calcext:value-type="float">
            <text:p>33,6675634392104</text:p>
          </table:table-cell>
          <table:table-cell table:formula="of:=SQRT(POWER([.AS$4]-[.$B103];2)+POWER([.AS$5]-[.$C103];2)+POWER([.AS$6]-[.$D103];2))" office:value-type="float" office:value="8.14933751908706" calcext:value-type="float">
            <text:p>8,14933751908706</text:p>
          </table:table-cell>
          <table:table-cell table:formula="of:=SQRT(POWER([.AT$4]-[.AP103];2)+POWER([.AT$5]-[.AQ103];2)+POWER([.AT$6]-[.AR103];2))" office:value-type="float" office:value="37.7763727815274" calcext:value-type="float">
            <text:p>37,7763727815274</text:p>
          </table:table-cell>
          <table:table-cell table:formula="of:=SQRT(POWER([.AU$4]-[.$B103];2)+POWER([.AU$5]-[.$C103];2)+POWER([.AU$6]-[.$D103];2))" office:value-type="float" office:value="7.87634642458037" calcext:value-type="float">
            <text:p>7,87634642458037</text:p>
          </table:table-cell>
          <table:table-cell table:formula="of:=SQRT(POWER([.AV$4]-[.AR103];2)+POWER([.AV$5]-[.AS103];2)+POWER([.AV$6]-[.AT103];2))" office:value-type="float" office:value="39.9221068284892" calcext:value-type="float">
            <text:p>39,9221068284892</text:p>
          </table:table-cell>
          <table:table-cell table:formula="of:=SQRT(POWER([.AW$4]-[.$B103];2)+POWER([.AW$5]-[.$C103];2)+POWER([.AW$6]-[.$D103];2))" office:value-type="float" office:value="8.81998837867716" calcext:value-type="float">
            <text:p>8,81998837867716</text:p>
          </table:table-cell>
          <table:table-cell table:formula="of:=SQRT(POWER([.AX$4]-[.AT103];2)+POWER([.AX$5]-[.AU103];2)+POWER([.AX$6]-[.AV103];2))" office:value-type="float" office:value="39.5757497269425" calcext:value-type="float">
            <text:p>39,5757497269425</text:p>
          </table:table-cell>
          <table:table-cell table:formula="of:=SQRT(POWER([.AY$4]-[.$B103];2)+POWER([.AY$5]-[.$C103];2)+POWER([.AY$6]-[.$D103];2))" office:value-type="float" office:value="8.51147026077163" calcext:value-type="float">
            <text:p>8,51147026077163</text:p>
          </table:table-cell>
          <table:table-cell table:formula="of:=SQRT(POWER([.AZ$4]-[.AV103];2)+POWER([.AZ$5]-[.AW103];2)+POWER([.AZ$6]-[.AX103];2))" office:value-type="float" office:value="46.5844559312185" calcext:value-type="float">
            <text:p>46,5844559312185</text:p>
          </table:table-cell>
          <table:table-cell table:formula="of:=SQRT(POWER([.BA$4]-[.$B103];2)+POWER([.BA$5]-[.$C103];2)+POWER([.BA$6]-[.$D103];2))" office:value-type="float" office:value="10.2837435790669" calcext:value-type="float">
            <text:p>10,2837435790669</text:p>
          </table:table-cell>
          <table:table-cell table:formula="of:=SQRT(POWER([.BB$4]-[.AX103];2)+POWER([.BB$5]-[.AY103];2)+POWER([.BB$6]-[.AZ103];2))" office:value-type="float" office:value="53.8474753147127" calcext:value-type="float">
            <text:p>53,8474753147127</text:p>
          </table:table-cell>
          <table:table-cell table:formula="of:=SQRT(POWER([.BC$4]-[.$B103];2)+POWER([.BC$5]-[.$C103];2)+POWER([.BC$6]-[.$D103];2))" office:value-type="float" office:value="10.5303252086533" calcext:value-type="float">
            <text:p>10,5303252086533</text:p>
          </table:table-cell>
          <table:table-cell table:formula="of:=SQRT(POWER([.BD$4]-[.AZ103];2)+POWER([.BD$5]-[.BA103];2)+POWER([.BD$6]-[.BB103];2))" office:value-type="float" office:value="56.2519116272892" calcext:value-type="float">
            <text:p>56,2519116272892</text:p>
          </table:table-cell>
          <table:table-cell table:formula="of:=SQRT(POWER([.BE$4]-[.$B103];2)+POWER([.BE$5]-[.$C103];2)+POWER([.BE$6]-[.$D103];2))" office:value-type="float" office:value="11.6703063370247" calcext:value-type="float">
            <text:p>11,6703063370247</text:p>
          </table:table-cell>
          <table:table-cell table:formula="of:=SQRT(POWER([.BF$4]-[.BB103];2)+POWER([.BF$5]-[.BC103];2)+POWER([.BF$6]-[.BD103];2))" office:value-type="float" office:value="60.6691555410927" calcext:value-type="float">
            <text:p>60,6691555410927</text:p>
          </table:table-cell>
          <table:table-cell table:formula="of:=SQRT(POWER([.BG$4]-[.$B103];2)+POWER([.BG$5]-[.$C103];2)+POWER([.BG$6]-[.$D103];2))" office:value-type="float" office:value="12.8468361085522" calcext:value-type="float">
            <text:p>12,8468361085522</text:p>
          </table:table-cell>
          <table:table-cell table:formula="of:=SQRT(POWER([.BH$4]-[.BD103];2)+POWER([.BH$5]-[.BE103];2)+POWER([.BH$6]-[.BF103];2))" office:value-type="float" office:value="64.0847478326021" calcext:value-type="float">
            <text:p>64,0847478326021</text:p>
          </table:table-cell>
          <table:table-cell table:formula="of:=SQRT(POWER([.BI$4]-[.$B103];2)+POWER([.BI$5]-[.$C103];2)+POWER([.BI$6]-[.$D103];2))" office:value-type="float" office:value="13.9889847380001" calcext:value-type="float">
            <text:p>13,9889847380001</text:p>
          </table:table-cell>
          <table:table-cell table:formula="of:=SQRT(POWER([.BJ$4]-[.BF103];2)+POWER([.BJ$5]-[.BG103];2)+POWER([.BJ$6]-[.BH103];2))" office:value-type="float" office:value="67.1317026755279" calcext:value-type="float">
            <text:p>67,1317026755279</text:p>
          </table:table-cell>
          <table:table-cell table:formula="of:=SQRT(POWER([.BK$4]-[.$B103];2)+POWER([.BK$5]-[.$C103];2)+POWER([.BK$6]-[.$D103];2))" office:value-type="float" office:value="11.3407033732481" calcext:value-type="float">
            <text:p>11,3407033732481</text:p>
          </table:table-cell>
          <table:table-cell table:formula="of:=SQRT(POWER([.BL$4]-[.BH103];2)+POWER([.BL$5]-[.BI103];2)+POWER([.BL$6]-[.BJ103];2))" office:value-type="float" office:value="70.8209518355929" calcext:value-type="float">
            <text:p>70,8209518355929</text:p>
          </table:table-cell>
          <table:table-cell table:formula="of:=SQRT(POWER([.BM$4]-[.$B103];2)+POWER([.BM$5]-[.$C103];2)+POWER([.BM$6]-[.$D103];2))" office:value-type="float" office:value="9.52845952922087" calcext:value-type="float">
            <text:p>9,52845952922087</text:p>
          </table:table-cell>
          <table:table-cell table:formula="of:=SQRT(POWER([.BN$4]-[.BJ103];2)+POWER([.BN$5]-[.BK103];2)+POWER([.BN$6]-[.BL103];2))" office:value-type="float" office:value="76.6173487963206" calcext:value-type="float">
            <text:p>76,6173487963206</text:p>
          </table:table-cell>
          <table:table-cell table:formula="of:=SQRT(POWER([.BO$4]-[.$B103];2)+POWER([.BO$5]-[.$C103];2)+POWER([.BO$6]-[.$D103];2))" office:value-type="float" office:value="10.1829723558497" calcext:value-type="float">
            <text:p>10,1829723558497</text:p>
          </table:table-cell>
          <table:table-cell table:formula="of:=SQRT(POWER([.BP$4]-[.BL103];2)+POWER([.BP$5]-[.BM103];2)+POWER([.BP$6]-[.BN103];2))" office:value-type="float" office:value="83.5013731220628" calcext:value-type="float">
            <text:p>83,5013731220628</text:p>
          </table:table-cell>
          <table:table-cell table:formula="of:=SQRT(POWER([.BQ$4]-[.$B103];2)+POWER([.BQ$5]-[.$C103];2)+POWER([.BQ$6]-[.$D103];2))" office:value-type="float" office:value="12.2213546712302" calcext:value-type="float">
            <text:p>12,2213546712302</text:p>
          </table:table-cell>
          <table:table-cell table:formula="of:=SQRT(POWER([.BR$4]-[.BN103];2)+POWER([.BR$5]-[.BO103];2)+POWER([.BR$6]-[.BP103];2))" office:value-type="float" office:value="90.6054192495706" calcext:value-type="float">
            <text:p>90,6054192495706</text:p>
          </table:table-cell>
          <table:table-cell table:formula="of:=SQRT(POWER([.BS$4]-[.$B103];2)+POWER([.BS$5]-[.$C103];2)+POWER([.BS$6]-[.$D103];2))" office:value-type="float" office:value="13.3858051308093" calcext:value-type="float">
            <text:p>13,3858051308093</text:p>
          </table:table-cell>
          <table:table-cell table:formula="of:=SQRT(POWER([.BT$4]-[.BP103];2)+POWER([.BT$5]-[.BQ103];2)+POWER([.BT$6]-[.BR103];2))" office:value-type="float" office:value="99.5769665480771" calcext:value-type="float">
            <text:p>99,5769665480771</text:p>
          </table:table-cell>
          <table:table-cell table:formula="of:=SQRT(POWER([.BU$4]-[.$B103];2)+POWER([.BU$5]-[.$C103];2)+POWER([.BU$6]-[.$D103];2))" office:value-type="float" office:value="13.7150455340112" calcext:value-type="float">
            <text:p>13,7150455340112</text:p>
          </table:table-cell>
          <table:table-cell table:formula="of:=SQRT(POWER([.BV$4]-[.BR103];2)+POWER([.BV$5]-[.BS103];2)+POWER([.BV$6]-[.BT103];2))" office:value-type="float" office:value="111.817623745695" calcext:value-type="float">
            <text:p>111,817623745695</text:p>
          </table:table-cell>
          <table:table-cell table:formula="of:=SQRT(POWER([.BW$4]-[.$B103];2)+POWER([.BW$5]-[.$C103];2)+POWER([.BW$6]-[.$D103];2))" office:value-type="float" office:value="8.90733035201906" calcext:value-type="float">
            <text:p>8,90733035201906</text:p>
          </table:table-cell>
          <table:table-cell table:formula="of:=SQRT(POWER([.BX$4]-[.BT103];2)+POWER([.BX$5]-[.BU103];2)+POWER([.BX$6]-[.BV103];2))" office:value-type="float" office:value="123.495710155957" calcext:value-type="float">
            <text:p>123,495710155957</text:p>
          </table:table-cell>
          <table:table-cell table:formula="of:=SQRT(POWER([.BY$4]-[.$B103];2)+POWER([.BY$5]-[.$C103];2)+POWER([.BY$6]-[.$D103];2))" office:value-type="float" office:value="6.55120065331539" calcext:value-type="float">
            <text:p>6,55120065331539</text:p>
          </table:table-cell>
          <table:table-cell table:formula="of:=SQRT(POWER([.BZ$4]-[.BV103];2)+POWER([.BZ$5]-[.BW103];2)+POWER([.BZ$6]-[.BX103];2))" office:value-type="float" office:value="140.68283466677" calcext:value-type="float">
            <text:p>140,68283466677</text:p>
          </table:table-cell>
          <table:table-cell table:formula="of:=SQRT(POWER([.CA$4]-[.$B103];2)+POWER([.CA$5]-[.$C103];2)+POWER([.CA$6]-[.$D103];2))" office:value-type="float" office:value="8.30072707658793" calcext:value-type="float">
            <text:p>8,30072707658793</text:p>
          </table:table-cell>
          <table:table-cell table:formula="of:=SQRT(POWER([.CB$4]-[.BX103];2)+POWER([.CB$5]-[.BY103];2)+POWER([.CB$6]-[.BZ103];2))" office:value-type="float" office:value="159.42471650301" calcext:value-type="float">
            <text:p>159,42471650301</text:p>
          </table:table-cell>
          <table:table-cell table:formula="of:=SQRT(POWER([.CC$4]-[.$B103];2)+POWER([.CC$5]-[.$C103];2)+POWER([.CC$6]-[.$D103];2))" office:value-type="float" office:value="10.8056636075717" calcext:value-type="float">
            <text:p>10,8056636075717</text:p>
          </table:table-cell>
          <table:table-cell table:formula="of:=SQRT(POWER([.CD$4]-[.BZ103];2)+POWER([.CD$5]-[.CA103];2)+POWER([.CD$6]-[.CB103];2))" office:value-type="float" office:value="183.703507930146" calcext:value-type="float">
            <text:p>183,703507930146</text:p>
          </table:table-cell>
          <table:table-cell table:formula="of:=SQRT(POWER([.CE$4]-[.$B103];2)+POWER([.CE$5]-[.$C103];2)+POWER([.CE$6]-[.$D103];2))" office:value-type="float" office:value="11.9848333321745" calcext:value-type="float">
            <text:p>11,9848333321745</text:p>
          </table:table-cell>
          <table:table-cell table:formula="of:=SQRT(POWER([.CF$4]-[.CB103];2)+POWER([.CF$5]-[.CC103];2)+POWER([.CF$6]-[.CD103];2))" office:value-type="float" office:value="213.197979434368" calcext:value-type="float">
            <text:p>213,197979434368</text:p>
          </table:table-cell>
          <table:table-cell table:formula="of:=SQRT(POWER([.CG$4]-[.$B103];2)+POWER([.CG$5]-[.$C103];2)+POWER([.CG$6]-[.$D103];2))" office:value-type="float" office:value="12.0817257459355" calcext:value-type="float">
            <text:p>12,0817257459355</text:p>
          </table:table-cell>
          <table:table-cell table:formula="of:=SQRT(POWER([.CH$4]-[.CD103];2)+POWER([.CH$5]-[.CE103];2)+POWER([.CH$6]-[.CF103];2))" office:value-type="float" office:value="250.243663671091" calcext:value-type="float">
            <text:p>250,243663671091</text:p>
          </table:table-cell>
          <table:table-cell table:formula="of:=SQRT(POWER([.CI$4]-[.$B103];2)+POWER([.CI$5]-[.$C103];2)+POWER([.CI$6]-[.$D103];2))" office:value-type="float" office:value="5.55512925142161" calcext:value-type="float">
            <text:p>5,55512925142161</text:p>
          </table:table-cell>
          <table:table-cell table:formula="of:=SQRT(POWER([.CJ$4]-[.CF103];2)+POWER([.CJ$5]-[.CG103];2)+POWER([.CJ$6]-[.CH103];2))" office:value-type="float" office:value="302.300451312363" calcext:value-type="float">
            <text:p>302,300451312363</text:p>
          </table:table-cell>
          <table:table-cell table:formula="of:=SQRT(POWER([.CK$4]-[.CG103];2)+POWER([.CK$5]-[.CH103];2)+POWER([.CK$6]-[.CI103];2))" office:value-type="float" office:value="214.799968558087" calcext:value-type="float">
            <text:p>214,799968558087</text:p>
          </table:table-cell>
          <table:table-cell table:formula="of:=SQRT(POWER([.CL$4]-[.$B103];2)+POWER([.CL$5]-[.$C103];2)+POWER([.CL$6]-[.$D103];2))" office:value-type="float" office:value="3.32168993134519" calcext:value-type="float">
            <text:p>3,32168993134519</text:p>
          </table:table-cell>
          <table:table-cell table:formula="of:=SQRT(POWER([.CM$4]-[.CI103];2)+POWER([.CM$5]-[.CJ103];2)+POWER([.CM$6]-[.CK103];2))" office:value-type="float" office:value="339.011507645625" calcext:value-type="float">
            <text:p>339,011507645625</text:p>
          </table:table-cell>
          <table:table-cell table:formula="of:=SQRT(POWER([.CN$4]-[.$B103];2)+POWER([.CN$5]-[.$C103];2)+POWER([.CN$6]-[.$D103];2))" office:value-type="float" office:value="5.91994763490354" calcext:value-type="float">
            <text:p>5,91994763490354</text:p>
          </table:table-cell>
          <table:table-cell table:formula="of:=SQRT(POWER([.CO$4]-[.CK103];2)+POWER([.CO$5]-[.CL103];2)+POWER([.CO$6]-[.CM103];2))" office:value-type="float" office:value="381.69995374904" calcext:value-type="float">
            <text:p>381,69995374904</text:p>
          </table:table-cell>
          <table:table-cell table:formula="of:=SQRT(POWER([.CP$4]-[.$B103];2)+POWER([.CP$5]-[.$C103];2)+POWER([.CP$6]-[.$D103];2))" office:value-type="float" office:value="7.03575553867528" calcext:value-type="float">
            <text:p>7,03575553867528</text:p>
          </table:table-cell>
          <table:table-cell table:formula="of:=SQRT(POWER([.CQ$4]-[.CM103];2)+POWER([.CQ$5]-[.CN103];2)+POWER([.CQ$6]-[.CO103];2))" office:value-type="float" office:value="487.08618418561" calcext:value-type="float">
            <text:p>487,08618418561</text:p>
          </table:table-cell>
          <table:table-cell table:formula="of:=SQRT(POWER([.CR$4]-[.$B103];2)+POWER([.CR$5]-[.$C103];2)+POWER([.CR$6]-[.$D103];2))" office:value-type="float" office:value="8.28867474328677" calcext:value-type="float">
            <text:p>8,28867474328677</text:p>
          </table:table-cell>
          <table:table-cell table:formula="of:=SQRT(POWER([.CS$4]-[.CO103];2)+POWER([.CS$5]-[.CP103];2)+POWER([.CS$6]-[.CQ103];2))" office:value-type="float" office:value="596.787366528877" calcext:value-type="float">
            <text:p>596,787366528877</text:p>
          </table:table-cell>
          <table:table-cell table:formula="of:=SQRT(POWER([.CT$4]-[.CP103];2)+POWER([.CT$5]-[.CQ103];2)+POWER([.CT$6]-[.CR103];2))" office:value-type="float" office:value="450.480357804542" calcext:value-type="float">
            <text:p>450,480357804542</text:p>
          </table:table-cell>
          <table:table-cell table:formula="of:=SQRT(POWER([.CU$4]-[.$B103];2)+POWER([.CU$5]-[.$C103];2)+POWER([.CU$6]-[.$D103];2))" office:value-type="float" office:value="2.41909197840842" calcext:value-type="float">
            <text:p>2,41909197840842</text:p>
          </table:table-cell>
          <table:table-cell table:formula="of:=SQRT(POWER([.CV$4]-[.CR103];2)+POWER([.CV$5]-[.CS103];2)+POWER([.CV$6]-[.CT103];2))" office:value-type="float" office:value="716.797172522497" calcext:value-type="float">
            <text:p>716,797172522497</text:p>
          </table:table-cell>
          <table:table-cell table:formula="of:=SQRT(POWER([.CW$4]-[.$B103];2)+POWER([.CW$5]-[.$C103];2)+POWER([.CW$6]-[.$D103];2))" office:value-type="float" office:value="0" calcext:value-type="float">
            <text:p>0</text:p>
          </table:table-cell>
          <table:table-cell table:formula="of:=SQRT(POWER([.CX$4]-[.CT103];2)+POWER([.CX$5]-[.CU103];2)+POWER([.CX$6]-[.CV103];2))" office:value-type="float" office:value="823.954080211201" calcext:value-type="float">
            <text:p>823,954080211201</text:p>
          </table:table-cell>
          <table:table-cell table:formula="of:=SQRT(POWER([.CY$4]-[.$B103];2)+POWER([.CY$5]-[.$C103];2)+POWER([.CY$6]-[.$D103];2))" office:value-type="float" office:value="2.61338745692253" calcext:value-type="float">
            <text:p>2,61338745692253</text:p>
          </table:table-cell>
          <table:table-cell table:formula="of:=SQRT(POWER([.CZ$4]-[.$B103];2)+POWER([.CZ$5]-[.$C103];2)+POWER([.CZ$6]-[.$D103];2))" office:value-type="float" office:value="3.98040839613224" calcext:value-type="float">
            <text:p>3,98040839613224</text:p>
          </table:table-cell>
          <table:table-cell table:formula="of:=SQRT(POWER([.DA$4]-[.$B103];2)+POWER([.DA$5]-[.$C103];2)+POWER([.DA$6]-[.$D103];2))" office:value-type="float" office:value="5.11114683803939" calcext:value-type="float">
            <text:p>5,11114683803939</text:p>
          </table:table-cell>
          <table:table-cell table:formula="of:=SQRT(POWER([.DB$4]-[.$B103];2)+POWER([.DB$5]-[.$C103];2)+POWER([.DB$6]-[.$D103];2))" office:value-type="float" office:value="4.36400458294902" calcext:value-type="float">
            <text:p>4,364004582949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.758" calcext:value-type="float">
            <text:p>39,758</text:p>
          </table:table-cell>
          <table:table-cell office:value-type="float" office:value="35.402" calcext:value-type="float">
            <text:p>35,402</text:p>
          </table:table-cell>
          <table:table-cell office:value-type="float" office:value="3.271" calcext:value-type="float">
            <text:p>3,271</text:p>
          </table:table-cell>
          <table:table-cell/>
          <table:table-cell table:formula="of:=SQRT(POWER([.F$4]-[.B104];2)+POWER([.F$5]-[.C104];2)+POWER([.F$6]-[.D104];2))" office:value-type="float" office:value="8.54107821062423" calcext:value-type="float">
            <text:p>8,54107821062423</text:p>
          </table:table-cell>
          <table:table-cell table:formula="of:=SQRT(POWER([.G$4]-[.$B104];2)+POWER([.G$5]-[.$C104];2)+POWER([.G$6]-[.$D104];2))" office:value-type="float" office:value="9.12744843863826" calcext:value-type="float">
            <text:p>9,12744843863826</text:p>
          </table:table-cell>
          <table:table-cell table:formula="of:=SQRT(POWER([.H$4]-[.D104];2)+POWER([.H$5]-[.E104];2)+POWER([.H$6]-[.F104];2))" office:value-type="float" office:value="53.0957060754848" calcext:value-type="float">
            <text:p>53,0957060754848</text:p>
          </table:table-cell>
          <table:table-cell table:formula="of:=SQRT(POWER([.I$4]-[.$B104];2)+POWER([.I$5]-[.$C104];2)+POWER([.I$6]-[.$D104];2))" office:value-type="float" office:value="9.34673659626717" calcext:value-type="float">
            <text:p>9,34673659626717</text:p>
          </table:table-cell>
          <table:table-cell table:formula="of:=SQRT(POWER([.J$4]-[.F104];2)+POWER([.J$5]-[.G104];2)+POWER([.J$6]-[.H104];2))" office:value-type="float" office:value="65.3288470157127" calcext:value-type="float">
            <text:p>65,3288470157127</text:p>
          </table:table-cell>
          <table:table-cell table:formula="of:=SQRT(POWER([.K$4]-[.$B104];2)+POWER([.K$5]-[.$C104];2)+POWER([.K$6]-[.$D104];2))" office:value-type="float" office:value="9.32737401415854" calcext:value-type="float">
            <text:p>9,32737401415854</text:p>
          </table:table-cell>
          <table:table-cell table:formula="of:=SQRT(POWER([.L$4]-[.H104];2)+POWER([.L$5]-[.I104];2)+POWER([.L$6]-[.J104];2))" office:value-type="float" office:value="72.7230663420029" calcext:value-type="float">
            <text:p>72,7230663420029</text:p>
          </table:table-cell>
          <table:table-cell table:formula="of:=SQRT(POWER([.M$4]-[.$B104];2)+POWER([.M$5]-[.$C104];2)+POWER([.M$6]-[.$D104];2))" office:value-type="float" office:value="8.94022600385471" calcext:value-type="float">
            <text:p>8,94022600385471</text:p>
          </table:table-cell>
          <table:table-cell table:formula="of:=SQRT(POWER([.N$4]-[.J104];2)+POWER([.N$5]-[.K104];2)+POWER([.N$6]-[.L104];2))" office:value-type="float" office:value="73.3624630201274" calcext:value-type="float">
            <text:p>73,3624630201274</text:p>
          </table:table-cell>
          <table:table-cell table:formula="of:=SQRT(POWER([.O$4]-[.$B104];2)+POWER([.O$5]-[.$C104];2)+POWER([.O$6]-[.$D104];2))" office:value-type="float" office:value="11.5759715359014" calcext:value-type="float">
            <text:p>11,5759715359014</text:p>
          </table:table-cell>
          <table:table-cell table:formula="of:=SQRT(POWER([.P$4]-[.L104];2)+POWER([.P$5]-[.M104];2)+POWER([.P$6]-[.N104];2))" office:value-type="float" office:value="74.6141982728234" calcext:value-type="float">
            <text:p>74,6141982728234</text:p>
          </table:table-cell>
          <table:table-cell table:formula="of:=SQRT(POWER([.Q$4]-[.$B104];2)+POWER([.Q$5]-[.$C104];2)+POWER([.Q$6]-[.$D104];2))" office:value-type="float" office:value="12.7930366215375" calcext:value-type="float">
            <text:p>12,7930366215375</text:p>
          </table:table-cell>
          <table:table-cell table:formula="of:=SQRT(POWER([.R$4]-[.N104];2)+POWER([.R$5]-[.O104];2)+POWER([.R$6]-[.P104];2))" office:value-type="float" office:value="75.2282758930535" calcext:value-type="float">
            <text:p>75,2282758930535</text:p>
          </table:table-cell>
          <table:table-cell table:formula="of:=SQRT(POWER([.S$4]-[.$B104];2)+POWER([.S$5]-[.$C104];2)+POWER([.S$6]-[.$D104];2))" office:value-type="float" office:value="12.8351683276847" calcext:value-type="float">
            <text:p>12,8351683276847</text:p>
          </table:table-cell>
          <table:table-cell table:formula="of:=SQRT(POWER([.T$4]-[.P104];2)+POWER([.T$5]-[.Q104];2)+POWER([.T$6]-[.R104];2))" office:value-type="float" office:value="76.7267069933305" calcext:value-type="float">
            <text:p>76,7267069933305</text:p>
          </table:table-cell>
          <table:table-cell table:formula="of:=SQRT(POWER([.U$4]-[.$B104];2)+POWER([.U$5]-[.$C104];2)+POWER([.U$6]-[.$D104];2))" office:value-type="float" office:value="12.498145222392" calcext:value-type="float">
            <text:p>12,498145222392</text:p>
          </table:table-cell>
          <table:table-cell table:formula="of:=SQRT(POWER([.V$4]-[.R104];2)+POWER([.V$5]-[.S104];2)+POWER([.V$6]-[.T104];2))" office:value-type="float" office:value="72.3062602939511" calcext:value-type="float">
            <text:p>72,3062602939511</text:p>
          </table:table-cell>
          <table:table-cell table:formula="of:=SQRT(POWER([.W$4]-[.$B104];2)+POWER([.W$5]-[.$C104];2)+POWER([.W$6]-[.$D104];2))" office:value-type="float" office:value="13.0229132685433" calcext:value-type="float">
            <text:p>13,0229132685433</text:p>
          </table:table-cell>
          <table:table-cell table:formula="of:=SQRT(POWER([.X$4]-[.T104];2)+POWER([.X$5]-[.U104];2)+POWER([.X$6]-[.V104];2))" office:value-type="float" office:value="69.6514889386305" calcext:value-type="float">
            <text:p>69,6514889386305</text:p>
          </table:table-cell>
          <table:table-cell table:formula="of:=SQRT(POWER([.Y$4]-[.$B104];2)+POWER([.Y$5]-[.$C104];2)+POWER([.Y$6]-[.$D104];2))" office:value-type="float" office:value="14.7338952758597" calcext:value-type="float">
            <text:p>14,7338952758597</text:p>
          </table:table-cell>
          <table:table-cell table:formula="of:=SQRT(POWER([.Z$4]-[.V104];2)+POWER([.Z$5]-[.W104];2)+POWER([.Z$6]-[.X104];2))" office:value-type="float" office:value="62.5729541264388" calcext:value-type="float">
            <text:p>62,5729541264388</text:p>
          </table:table-cell>
          <table:table-cell table:formula="of:=SQRT(POWER([.AA$4]-[.$B104];2)+POWER([.AA$5]-[.$C104];2)+POWER([.AA$6]-[.$D104];2))" office:value-type="float" office:value="15.2771696986058" calcext:value-type="float">
            <text:p>15,2771696986058</text:p>
          </table:table-cell>
          <table:table-cell table:formula="of:=SQRT(POWER([.AB$4]-[.X104];2)+POWER([.AB$5]-[.Y104];2)+POWER([.AB$6]-[.Z104];2))" office:value-type="float" office:value="55.6063397158836" calcext:value-type="float">
            <text:p>55,6063397158836</text:p>
          </table:table-cell>
          <table:table-cell table:formula="of:=SQRT(POWER([.AC$4]-[.$B104];2)+POWER([.AC$5]-[.$C104];2)+POWER([.AC$6]-[.$D104];2))" office:value-type="float" office:value="17.1093548095771" calcext:value-type="float">
            <text:p>17,1093548095771</text:p>
          </table:table-cell>
          <table:table-cell table:formula="of:=SQRT(POWER([.AD$4]-[.Z104];2)+POWER([.AD$5]-[.AA104];2)+POWER([.AD$6]-[.AB104];2))" office:value-type="float" office:value="44.8114054747162" calcext:value-type="float">
            <text:p>44,8114054747162</text:p>
          </table:table-cell>
          <table:table-cell table:formula="of:=SQRT(POWER([.AE$4]-[.$B104];2)+POWER([.AE$5]-[.$C104];2)+POWER([.AE$6]-[.$D104];2))" office:value-type="float" office:value="19.4294846817923" calcext:value-type="float">
            <text:p>19,4294846817923</text:p>
          </table:table-cell>
          <table:table-cell table:formula="of:=SQRT(POWER([.AF$4]-[.AB104];2)+POWER([.AF$5]-[.AC104];2)+POWER([.AF$6]-[.AD104];2))" office:value-type="float" office:value="34.9369136971277" calcext:value-type="float">
            <text:p>34,9369136971277</text:p>
          </table:table-cell>
          <table:table-cell table:formula="of:=SQRT(POWER([.AG$4]-[.$B104];2)+POWER([.AG$5]-[.$C104];2)+POWER([.AG$6]-[.$D104];2))" office:value-type="float" office:value="18.2952325483991" calcext:value-type="float">
            <text:p>18,2952325483991</text:p>
          </table:table-cell>
          <table:table-cell table:formula="of:=SQRT(POWER([.AH$4]-[.AD104];2)+POWER([.AH$5]-[.AE104];2)+POWER([.AH$6]-[.AF104];2))" office:value-type="float" office:value="25.2126959232532" calcext:value-type="float">
            <text:p>25,2126959232532</text:p>
          </table:table-cell>
          <table:table-cell table:formula="of:=SQRT(POWER([.AI$4]-[.$B104];2)+POWER([.AI$5]-[.$C104];2)+POWER([.AI$6]-[.$D104];2))" office:value-type="float" office:value="18.8094263867881" calcext:value-type="float">
            <text:p>18,8094263867881</text:p>
          </table:table-cell>
          <table:table-cell table:formula="of:=SQRT(POWER([.AJ$4]-[.AF104];2)+POWER([.AJ$5]-[.AG104];2)+POWER([.AJ$6]-[.AH104];2))" office:value-type="float" office:value="19.8357970297273" calcext:value-type="float">
            <text:p>19,8357970297273</text:p>
          </table:table-cell>
          <table:table-cell table:formula="of:=SQRT(POWER([.AK$4]-[.$B104];2)+POWER([.AK$5]-[.$C104];2)+POWER([.AK$6]-[.$D104];2))" office:value-type="float" office:value="20.5234685177725" calcext:value-type="float">
            <text:p>20,5234685177725</text:p>
          </table:table-cell>
          <table:table-cell table:formula="of:=SQRT(POWER([.AL$4]-[.AH104];2)+POWER([.AL$5]-[.AI104];2)+POWER([.AL$6]-[.AJ104];2))" office:value-type="float" office:value="26.874177671846" calcext:value-type="float">
            <text:p>26,874177671846</text:p>
          </table:table-cell>
          <table:table-cell table:formula="of:=SQRT(POWER([.AM$4]-[.$B104];2)+POWER([.AM$5]-[.$C104];2)+POWER([.AM$6]-[.$D104];2))" office:value-type="float" office:value="20.4317075399977" calcext:value-type="float">
            <text:p>20,4317075399977</text:p>
          </table:table-cell>
          <table:table-cell table:formula="of:=SQRT(POWER([.AN$4]-[.AJ104];2)+POWER([.AN$5]-[.AK104];2)+POWER([.AN$6]-[.AL104];2))" office:value-type="float" office:value="36.0106679937637" calcext:value-type="float">
            <text:p>36,0106679937637</text:p>
          </table:table-cell>
          <table:table-cell table:formula="of:=SQRT(POWER([.AO$4]-[.$B104];2)+POWER([.AO$5]-[.$C104];2)+POWER([.AO$6]-[.$D104];2))" office:value-type="float" office:value="20.4841044959256" calcext:value-type="float">
            <text:p>20,4841044959256</text:p>
          </table:table-cell>
          <table:table-cell table:formula="of:=SQRT(POWER([.AP$4]-[.AL104];2)+POWER([.AP$5]-[.AM104];2)+POWER([.AP$6]-[.AN104];2))" office:value-type="float" office:value="36.1717203553167" calcext:value-type="float">
            <text:p>36,1717203553167</text:p>
          </table:table-cell>
          <table:table-cell table:formula="of:=SQRT(POWER([.AQ$4]-[.$B104];2)+POWER([.AQ$5]-[.$C104];2)+POWER([.AQ$6]-[.$D104];2))" office:value-type="float" office:value="10.6975949166156" calcext:value-type="float">
            <text:p>10,6975949166156</text:p>
          </table:table-cell>
          <table:table-cell table:formula="of:=SQRT(POWER([.AR$4]-[.AN104];2)+POWER([.AR$5]-[.AO104];2)+POWER([.AR$6]-[.AP104];2))" office:value-type="float" office:value="32.3466562694673" calcext:value-type="float">
            <text:p>32,3466562694673</text:p>
          </table:table-cell>
          <table:table-cell table:formula="of:=SQRT(POWER([.AS$4]-[.$B104];2)+POWER([.AS$5]-[.$C104];2)+POWER([.AS$6]-[.$D104];2))" office:value-type="float" office:value="9.03087697845563" calcext:value-type="float">
            <text:p>9,03087697845563</text:p>
          </table:table-cell>
          <table:table-cell table:formula="of:=SQRT(POWER([.AT$4]-[.AP104];2)+POWER([.AT$5]-[.AQ104];2)+POWER([.AT$6]-[.AR104];2))" office:value-type="float" office:value="36.6741410384915" calcext:value-type="float">
            <text:p>36,6741410384915</text:p>
          </table:table-cell>
          <table:table-cell table:formula="of:=SQRT(POWER([.AU$4]-[.$B104];2)+POWER([.AU$5]-[.$C104];2)+POWER([.AU$6]-[.$D104];2))" office:value-type="float" office:value="8.576954121365" calcext:value-type="float">
            <text:p>8,576954121365</text:p>
          </table:table-cell>
          <table:table-cell table:formula="of:=SQRT(POWER([.AV$4]-[.AR104];2)+POWER([.AV$5]-[.AS104];2)+POWER([.AV$6]-[.AT104];2))" office:value-type="float" office:value="38.941319852142" calcext:value-type="float">
            <text:p>38,941319852142</text:p>
          </table:table-cell>
          <table:table-cell table:formula="of:=SQRT(POWER([.AW$4]-[.$B104];2)+POWER([.AW$5]-[.$C104];2)+POWER([.AW$6]-[.$D104];2))" office:value-type="float" office:value="9.37036424051915" calcext:value-type="float">
            <text:p>9,37036424051915</text:p>
          </table:table-cell>
          <table:table-cell table:formula="of:=SQRT(POWER([.AX$4]-[.AT104];2)+POWER([.AX$5]-[.AU104];2)+POWER([.AX$6]-[.AV104];2))" office:value-type="float" office:value="38.5662255057909" calcext:value-type="float">
            <text:p>38,5662255057909</text:p>
          </table:table-cell>
          <table:table-cell table:formula="of:=SQRT(POWER([.AY$4]-[.$B104];2)+POWER([.AY$5]-[.$C104];2)+POWER([.AY$6]-[.$D104];2))" office:value-type="float" office:value="9.56726308826093" calcext:value-type="float">
            <text:p>9,56726308826093</text:p>
          </table:table-cell>
          <table:table-cell table:formula="of:=SQRT(POWER([.AZ$4]-[.AV104];2)+POWER([.AZ$5]-[.AW104];2)+POWER([.AZ$6]-[.AX104];2))" office:value-type="float" office:value="45.4018585901881" calcext:value-type="float">
            <text:p>45,4018585901881</text:p>
          </table:table-cell>
          <table:table-cell table:formula="of:=SQRT(POWER([.BA$4]-[.$B104];2)+POWER([.BA$5]-[.$C104];2)+POWER([.BA$6]-[.$D104];2))" office:value-type="float" office:value="11.2341253776162" calcext:value-type="float">
            <text:p>11,2341253776162</text:p>
          </table:table-cell>
          <table:table-cell table:formula="of:=SQRT(POWER([.BB$4]-[.AX104];2)+POWER([.BB$5]-[.AY104];2)+POWER([.BB$6]-[.AZ104];2))" office:value-type="float" office:value="52.1644783707177" calcext:value-type="float">
            <text:p>52,1644783707177</text:p>
          </table:table-cell>
          <table:table-cell table:formula="of:=SQRT(POWER([.BC$4]-[.$B104];2)+POWER([.BC$5]-[.$C104];2)+POWER([.BC$6]-[.$D104];2))" office:value-type="float" office:value="11.6351258695383" calcext:value-type="float">
            <text:p>11,6351258695383</text:p>
          </table:table-cell>
          <table:table-cell table:formula="of:=SQRT(POWER([.BD$4]-[.AZ104];2)+POWER([.BD$5]-[.BA104];2)+POWER([.BD$6]-[.BB104];2))" office:value-type="float" office:value="54.1215525391729" calcext:value-type="float">
            <text:p>54,1215525391729</text:p>
          </table:table-cell>
          <table:table-cell table:formula="of:=SQRT(POWER([.BE$4]-[.$B104];2)+POWER([.BE$5]-[.$C104];2)+POWER([.BE$6]-[.$D104];2))" office:value-type="float" office:value="12.7463122902273" calcext:value-type="float">
            <text:p>12,7463122902273</text:p>
          </table:table-cell>
          <table:table-cell table:formula="of:=SQRT(POWER([.BF$4]-[.BB104];2)+POWER([.BF$5]-[.BC104];2)+POWER([.BF$6]-[.BD104];2))" office:value-type="float" office:value="57.8762082430537" calcext:value-type="float">
            <text:p>57,8762082430537</text:p>
          </table:table-cell>
          <table:table-cell table:formula="of:=SQRT(POWER([.BG$4]-[.$B104];2)+POWER([.BG$5]-[.$C104];2)+POWER([.BG$6]-[.$D104];2))" office:value-type="float" office:value="13.8982807929614" calcext:value-type="float">
            <text:p>13,8982807929614</text:p>
          </table:table-cell>
          <table:table-cell table:formula="of:=SQRT(POWER([.BH$4]-[.BD104];2)+POWER([.BH$5]-[.BE104];2)+POWER([.BH$6]-[.BF104];2))" office:value-type="float" office:value="60.589342806896" calcext:value-type="float">
            <text:p>60,589342806896</text:p>
          </table:table-cell>
          <table:table-cell table:formula="of:=SQRT(POWER([.BI$4]-[.$B104];2)+POWER([.BI$5]-[.$C104];2)+POWER([.BI$6]-[.$D104];2))" office:value-type="float" office:value="15.0414673818747" calcext:value-type="float">
            <text:p>15,0414673818747</text:p>
          </table:table-cell>
          <table:table-cell table:formula="of:=SQRT(POWER([.BJ$4]-[.BF104];2)+POWER([.BJ$5]-[.BG104];2)+POWER([.BJ$6]-[.BH104];2))" office:value-type="float" office:value="62.7314358182286" calcext:value-type="float">
            <text:p>62,7314358182286</text:p>
          </table:table-cell>
          <table:table-cell table:formula="of:=SQRT(POWER([.BK$4]-[.$B104];2)+POWER([.BK$5]-[.$C104];2)+POWER([.BK$6]-[.$D104];2))" office:value-type="float" office:value="12.1196411663052" calcext:value-type="float">
            <text:p>12,1196411663052</text:p>
          </table:table-cell>
          <table:table-cell table:formula="of:=SQRT(POWER([.BL$4]-[.BH104];2)+POWER([.BL$5]-[.BI104];2)+POWER([.BL$6]-[.BJ104];2))" office:value-type="float" office:value="65.2549825159814" calcext:value-type="float">
            <text:p>65,2549825159814</text:p>
          </table:table-cell>
          <table:table-cell table:formula="of:=SQRT(POWER([.BM$4]-[.$B104];2)+POWER([.BM$5]-[.$C104];2)+POWER([.BM$6]-[.$D104];2))" office:value-type="float" office:value="10.4161212550546" calcext:value-type="float">
            <text:p>10,4161212550546</text:p>
          </table:table-cell>
          <table:table-cell table:formula="of:=SQRT(POWER([.BN$4]-[.BJ104];2)+POWER([.BN$5]-[.BK104];2)+POWER([.BN$6]-[.BL104];2))" office:value-type="float" office:value="69.8671886711123" calcext:value-type="float">
            <text:p>69,8671886711123</text:p>
          </table:table-cell>
          <table:table-cell table:formula="of:=SQRT(POWER([.BO$4]-[.$B104];2)+POWER([.BO$5]-[.$C104];2)+POWER([.BO$6]-[.$D104];2))" office:value-type="float" office:value="10.8547052930976" calcext:value-type="float">
            <text:p>10,8547052930976</text:p>
          </table:table-cell>
          <table:table-cell table:formula="of:=SQRT(POWER([.BP$4]-[.BL104];2)+POWER([.BP$5]-[.BM104];2)+POWER([.BP$6]-[.BN104];2))" office:value-type="float" office:value="75.0479756737523" calcext:value-type="float">
            <text:p>75,0479756737523</text:p>
          </table:table-cell>
          <table:table-cell table:formula="of:=SQRT(POWER([.BQ$4]-[.$B104];2)+POWER([.BQ$5]-[.$C104];2)+POWER([.BQ$6]-[.$D104];2))" office:value-type="float" office:value="12.741124400931" calcext:value-type="float">
            <text:p>12,741124400931</text:p>
          </table:table-cell>
          <table:table-cell table:formula="of:=SQRT(POWER([.BR$4]-[.BN104];2)+POWER([.BR$5]-[.BO104];2)+POWER([.BR$6]-[.BP104];2))" office:value-type="float" office:value="80.1307472982515" calcext:value-type="float">
            <text:p>80,1307472982515</text:p>
          </table:table-cell>
          <table:table-cell table:formula="of:=SQRT(POWER([.BS$4]-[.$B104];2)+POWER([.BS$5]-[.$C104];2)+POWER([.BS$6]-[.$D104];2))" office:value-type="float" office:value="13.8558130039345" calcext:value-type="float">
            <text:p>13,8558130039345</text:p>
          </table:table-cell>
          <table:table-cell table:formula="of:=SQRT(POWER([.BT$4]-[.BP104];2)+POWER([.BT$5]-[.BQ104];2)+POWER([.BT$6]-[.BR104];2))" office:value-type="float" office:value="86.4314006762073" calcext:value-type="float">
            <text:p>86,4314006762073</text:p>
          </table:table-cell>
          <table:table-cell table:formula="of:=SQRT(POWER([.BU$4]-[.$B104];2)+POWER([.BU$5]-[.$C104];2)+POWER([.BU$6]-[.$D104];2))" office:value-type="float" office:value="14.2060796492206" calcext:value-type="float">
            <text:p>14,2060796492206</text:p>
          </table:table-cell>
          <table:table-cell table:formula="of:=SQRT(POWER([.BV$4]-[.BR104];2)+POWER([.BV$5]-[.BS104];2)+POWER([.BV$6]-[.BT104];2))" office:value-type="float" office:value="95.2739152092729" calcext:value-type="float">
            <text:p>95,2739152092729</text:p>
          </table:table-cell>
          <table:table-cell table:formula="of:=SQRT(POWER([.BW$4]-[.$B104];2)+POWER([.BW$5]-[.$C104];2)+POWER([.BW$6]-[.$D104];2))" office:value-type="float" office:value="9.83439804970289" calcext:value-type="float">
            <text:p>9,83439804970289</text:p>
          </table:table-cell>
          <table:table-cell table:formula="of:=SQRT(POWER([.BX$4]-[.BT104];2)+POWER([.BX$5]-[.BU104];2)+POWER([.BX$6]-[.BV104];2))" office:value-type="float" office:value="102.90535501979" calcext:value-type="float">
            <text:p>102,90535501979</text:p>
          </table:table-cell>
          <table:table-cell table:formula="of:=SQRT(POWER([.BY$4]-[.$B104];2)+POWER([.BY$5]-[.$C104];2)+POWER([.BY$6]-[.$D104];2))" office:value-type="float" office:value="7.50888493719274" calcext:value-type="float">
            <text:p>7,50888493719274</text:p>
          </table:table-cell>
          <table:table-cell table:formula="of:=SQRT(POWER([.BZ$4]-[.BV104];2)+POWER([.BZ$5]-[.BW104];2)+POWER([.BZ$6]-[.BX104];2))" office:value-type="float" office:value="114.793940731441" calcext:value-type="float">
            <text:p>114,793940731441</text:p>
          </table:table-cell>
          <table:table-cell table:formula="of:=SQRT(POWER([.CA$4]-[.$B104];2)+POWER([.CA$5]-[.$C104];2)+POWER([.CA$6]-[.$D104];2))" office:value-type="float" office:value="9.39199547487114" calcext:value-type="float">
            <text:p>9,39199547487114</text:p>
          </table:table-cell>
          <table:table-cell table:formula="of:=SQRT(POWER([.CB$4]-[.BX104];2)+POWER([.CB$5]-[.BY104];2)+POWER([.CB$6]-[.BZ104];2))" office:value-type="float" office:value="127.104651049996" calcext:value-type="float">
            <text:p>127,104651049996</text:p>
          </table:table-cell>
          <table:table-cell table:formula="of:=SQRT(POWER([.CC$4]-[.$B104];2)+POWER([.CC$5]-[.$C104];2)+POWER([.CC$6]-[.$D104];2))" office:value-type="float" office:value="11.8982198248309" calcext:value-type="float">
            <text:p>11,8982198248309</text:p>
          </table:table-cell>
          <table:table-cell table:formula="of:=SQRT(POWER([.CD$4]-[.BZ104];2)+POWER([.CD$5]-[.CA104];2)+POWER([.CD$6]-[.CB104];2))" office:value-type="float" office:value="142.976977861702" calcext:value-type="float">
            <text:p>142,976977861702</text:p>
          </table:table-cell>
          <table:table-cell table:formula="of:=SQRT(POWER([.CE$4]-[.$B104];2)+POWER([.CE$5]-[.$C104];2)+POWER([.CE$6]-[.$D104];2))" office:value-type="float" office:value="13.1037332466744" calcext:value-type="float">
            <text:p>13,1037332466744</text:p>
          </table:table-cell>
          <table:table-cell table:formula="of:=SQRT(POWER([.CF$4]-[.CB104];2)+POWER([.CF$5]-[.CC104];2)+POWER([.CF$6]-[.CD104];2))" office:value-type="float" office:value="161.796225220478" calcext:value-type="float">
            <text:p>161,796225220478</text:p>
          </table:table-cell>
          <table:table-cell table:formula="of:=SQRT(POWER([.CG$4]-[.$B104];2)+POWER([.CG$5]-[.$C104];2)+POWER([.CG$6]-[.$D104];2))" office:value-type="float" office:value="13.2488824434365" calcext:value-type="float">
            <text:p>13,2488824434365</text:p>
          </table:table-cell>
          <table:table-cell table:formula="of:=SQRT(POWER([.CH$4]-[.CD104];2)+POWER([.CH$5]-[.CE104];2)+POWER([.CH$6]-[.CF104];2))" office:value-type="float" office:value="185.177612467527" calcext:value-type="float">
            <text:p>185,177612467527</text:p>
          </table:table-cell>
          <table:table-cell table:formula="of:=SQRT(POWER([.CI$4]-[.$B104];2)+POWER([.CI$5]-[.$C104];2)+POWER([.CI$6]-[.$D104];2))" office:value-type="float" office:value="6.52548159142297" calcext:value-type="float">
            <text:p>6,52548159142297</text:p>
          </table:table-cell>
          <table:table-cell table:formula="of:=SQRT(POWER([.CJ$4]-[.CF104];2)+POWER([.CJ$5]-[.CG104];2)+POWER([.CJ$6]-[.CH104];2))" office:value-type="float" office:value="219.734210891933" calcext:value-type="float">
            <text:p>219,734210891933</text:p>
          </table:table-cell>
          <table:table-cell table:formula="of:=SQRT(POWER([.CK$4]-[.CG104];2)+POWER([.CK$5]-[.CH104];2)+POWER([.CK$6]-[.CI104];2))" office:value-type="float" office:value="150.196823301371" calcext:value-type="float">
            <text:p>150,196823301371</text:p>
          </table:table-cell>
          <table:table-cell table:formula="of:=SQRT(POWER([.CL$4]-[.$B104];2)+POWER([.CL$5]-[.$C104];2)+POWER([.CL$6]-[.$D104];2))" office:value-type="float" office:value="4.51423625877069" calcext:value-type="float">
            <text:p>4,51423625877069</text:p>
          </table:table-cell>
          <table:table-cell table:formula="of:=SQRT(POWER([.CM$4]-[.CI104];2)+POWER([.CM$5]-[.CJ104];2)+POWER([.CM$6]-[.CK104];2))" office:value-type="float" office:value="234.646980545488" calcext:value-type="float">
            <text:p>234,646980545488</text:p>
          </table:table-cell>
          <table:table-cell table:formula="of:=SQRT(POWER([.CN$4]-[.$B104];2)+POWER([.CN$5]-[.$C104];2)+POWER([.CN$6]-[.$D104];2))" office:value-type="float" office:value="6.44354351269548" calcext:value-type="float">
            <text:p>6,44354351269548</text:p>
          </table:table-cell>
          <table:table-cell table:formula="of:=SQRT(POWER([.CO$4]-[.CK104];2)+POWER([.CO$5]-[.CL104];2)+POWER([.CO$6]-[.CM104];2))" office:value-type="float" office:value="259.776948731781" calcext:value-type="float">
            <text:p>259,776948731781</text:p>
          </table:table-cell>
          <table:table-cell table:formula="of:=SQRT(POWER([.CP$4]-[.$B104];2)+POWER([.CP$5]-[.$C104];2)+POWER([.CP$6]-[.$D104];2))" office:value-type="float" office:value="7.64260302514791" calcext:value-type="float">
            <text:p>7,64260302514791</text:p>
          </table:table-cell>
          <table:table-cell table:formula="of:=SQRT(POWER([.CQ$4]-[.CM104];2)+POWER([.CQ$5]-[.CN104];2)+POWER([.CQ$6]-[.CO104];2))" office:value-type="float" office:value="327.081041563819" calcext:value-type="float">
            <text:p>327,081041563819</text:p>
          </table:table-cell>
          <table:table-cell table:formula="of:=SQRT(POWER([.CR$4]-[.$B104];2)+POWER([.CR$5]-[.$C104];2)+POWER([.CR$6]-[.$D104];2))" office:value-type="float" office:value="8.80806312420614" calcext:value-type="float">
            <text:p>8,80806312420614</text:p>
          </table:table-cell>
          <table:table-cell table:formula="of:=SQRT(POWER([.CS$4]-[.CO104];2)+POWER([.CS$5]-[.CP104];2)+POWER([.CS$6]-[.CQ104];2))" office:value-type="float" office:value="396.044873583715" calcext:value-type="float">
            <text:p>396,044873583715</text:p>
          </table:table-cell>
          <table:table-cell table:formula="of:=SQRT(POWER([.CT$4]-[.CP104];2)+POWER([.CT$5]-[.CQ104];2)+POWER([.CT$6]-[.CR104];2))" office:value-type="float" office:value="290.758128247331" calcext:value-type="float">
            <text:p>290,758128247331</text:p>
          </table:table-cell>
          <table:table-cell table:formula="of:=SQRT(POWER([.CU$4]-[.$B104];2)+POWER([.CU$5]-[.$C104];2)+POWER([.CU$6]-[.$D104];2))" office:value-type="float" office:value="3.26355955974454" calcext:value-type="float">
            <text:p>3,26355955974454</text:p>
          </table:table-cell>
          <table:table-cell table:formula="of:=SQRT(POWER([.CV$4]-[.CR104];2)+POWER([.CV$5]-[.CS104];2)+POWER([.CV$6]-[.CT104];2))" office:value-type="float" office:value="460.606567499865" calcext:value-type="float">
            <text:p>460,606567499865</text:p>
          </table:table-cell>
          <table:table-cell table:formula="of:=SQRT(POWER([.CW$4]-[.$B104];2)+POWER([.CW$5]-[.$C104];2)+POWER([.CW$6]-[.$D104];2))" office:value-type="float" office:value="1.24067924944363" calcext:value-type="float">
            <text:p>1,24067924944363</text:p>
          </table:table-cell>
          <table:table-cell table:formula="of:=SQRT(POWER([.CX$4]-[.CT104];2)+POWER([.CX$5]-[.CU104];2)+POWER([.CX$6]-[.CV104];2))" office:value-type="float" office:value="522.675582971438" calcext:value-type="float">
            <text:p>522,675582971438</text:p>
          </table:table-cell>
          <table:table-cell table:formula="of:=SQRT(POWER([.CY$4]-[.$B104];2)+POWER([.CY$5]-[.$C104];2)+POWER([.CY$6]-[.$D104];2))" office:value-type="float" office:value="2.877938324565" calcext:value-type="float">
            <text:p>2,877938324565</text:p>
          </table:table-cell>
          <table:table-cell table:formula="of:=SQRT(POWER([.CZ$4]-[.$B104];2)+POWER([.CZ$5]-[.$C104];2)+POWER([.CZ$6]-[.$D104];2))" office:value-type="float" office:value="4.39161542032087" calcext:value-type="float">
            <text:p>4,39161542032087</text:p>
          </table:table-cell>
          <table:table-cell table:formula="of:=SQRT(POWER([.DA$4]-[.$B104];2)+POWER([.DA$5]-[.$C104];2)+POWER([.DA$6]-[.$D104];2))" office:value-type="float" office:value="5.22652494493234" calcext:value-type="float">
            <text:p>5,22652494493234</text:p>
          </table:table-cell>
          <table:table-cell table:formula="of:=SQRT(POWER([.DB$4]-[.$B104];2)+POWER([.DB$5]-[.$C104];2)+POWER([.DB$6]-[.$D104];2))" office:value-type="float" office:value="5.02029013105816" calcext:value-type="float">
            <text:p>5,020290131058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767" calcext:value-type="float">
            <text:p>39,767</text:p>
          </table:table-cell>
          <table:table-cell office:value-type="float" office:value="34.034" calcext:value-type="float">
            <text:p>34,034</text:p>
          </table:table-cell>
          <table:table-cell office:value-type="float" office:value="5.803" calcext:value-type="float">
            <text:p>5,803</text:p>
          </table:table-cell>
          <table:table-cell/>
          <table:table-cell table:formula="of:=SQRT(POWER([.F$4]-[.B105];2)+POWER([.F$5]-[.C105];2)+POWER([.F$6]-[.D105];2))" office:value-type="float" office:value="10.7888313546927" calcext:value-type="float">
            <text:p>10,7888313546927</text:p>
          </table:table-cell>
          <table:table-cell table:formula="of:=SQRT(POWER([.G$4]-[.$B105];2)+POWER([.G$5]-[.$C105];2)+POWER([.G$6]-[.$D105];2))" office:value-type="float" office:value="11.1370206967573" calcext:value-type="float">
            <text:p>11,1370206967573</text:p>
          </table:table-cell>
          <table:table-cell table:formula="of:=SQRT(POWER([.H$4]-[.D105];2)+POWER([.H$5]-[.E105];2)+POWER([.H$6]-[.F105];2))" office:value-type="float" office:value="52.0878378552458" calcext:value-type="float">
            <text:p>52,0878378552458</text:p>
          </table:table-cell>
          <table:table-cell table:formula="of:=SQRT(POWER([.I$4]-[.$B105];2)+POWER([.I$5]-[.$C105];2)+POWER([.I$6]-[.$D105];2))" office:value-type="float" office:value="11.4646472252747" calcext:value-type="float">
            <text:p>11,4646472252747</text:p>
          </table:table-cell>
          <table:table-cell table:formula="of:=SQRT(POWER([.J$4]-[.F105];2)+POWER([.J$5]-[.G105];2)+POWER([.J$6]-[.H105];2))" office:value-type="float" office:value="62.7479265321418" calcext:value-type="float">
            <text:p>62,7479265321418</text:p>
          </table:table-cell>
          <table:table-cell table:formula="of:=SQRT(POWER([.K$4]-[.$B105];2)+POWER([.K$5]-[.$C105];2)+POWER([.K$6]-[.$D105];2))" office:value-type="float" office:value="10.8165752898041" calcext:value-type="float">
            <text:p>10,8165752898041</text:p>
          </table:table-cell>
          <table:table-cell table:formula="of:=SQRT(POWER([.L$4]-[.H105];2)+POWER([.L$5]-[.I105];2)+POWER([.L$6]-[.J105];2))" office:value-type="float" office:value="69.3219727348997" calcext:value-type="float">
            <text:p>69,3219727348997</text:p>
          </table:table-cell>
          <table:table-cell table:formula="of:=SQRT(POWER([.M$4]-[.$B105];2)+POWER([.M$5]-[.$C105];2)+POWER([.M$6]-[.$D105];2))" office:value-type="float" office:value="10.2804591337158" calcext:value-type="float">
            <text:p>10,2804591337158</text:p>
          </table:table-cell>
          <table:table-cell table:formula="of:=SQRT(POWER([.N$4]-[.J105];2)+POWER([.N$5]-[.K105];2)+POWER([.N$6]-[.L105];2))" office:value-type="float" office:value="69.0528401844831" calcext:value-type="float">
            <text:p>69,0528401844831</text:p>
          </table:table-cell>
          <table:table-cell table:formula="of:=SQRT(POWER([.O$4]-[.$B105];2)+POWER([.O$5]-[.$C105];2)+POWER([.O$6]-[.$D105];2))" office:value-type="float" office:value="10.7713314868683" calcext:value-type="float">
            <text:p>10,7713314868683</text:p>
          </table:table-cell>
          <table:table-cell table:formula="of:=SQRT(POWER([.P$4]-[.L105];2)+POWER([.P$5]-[.M105];2)+POWER([.P$6]-[.N105];2))" office:value-type="float" office:value="69.2051394429445" calcext:value-type="float">
            <text:p>69,2051394429445</text:p>
          </table:table-cell>
          <table:table-cell table:formula="of:=SQRT(POWER([.Q$4]-[.$B105];2)+POWER([.Q$5]-[.$C105];2)+POWER([.Q$6]-[.$D105];2))" office:value-type="float" office:value="11.5393155342941" calcext:value-type="float">
            <text:p>11,5393155342941</text:p>
          </table:table-cell>
          <table:table-cell table:formula="of:=SQRT(POWER([.R$4]-[.N105];2)+POWER([.R$5]-[.O105];2)+POWER([.R$6]-[.P105];2))" office:value-type="float" office:value="69.5519498726632" calcext:value-type="float">
            <text:p>69,5519498726632</text:p>
          </table:table-cell>
          <table:table-cell table:formula="of:=SQRT(POWER([.S$4]-[.$B105];2)+POWER([.S$5]-[.$C105];2)+POWER([.S$6]-[.$D105];2))" office:value-type="float" office:value="11.8913427753135" calcext:value-type="float">
            <text:p>11,8913427753135</text:p>
          </table:table-cell>
          <table:table-cell table:formula="of:=SQRT(POWER([.T$4]-[.P105];2)+POWER([.T$5]-[.Q105];2)+POWER([.T$6]-[.R105];2))" office:value-type="float" office:value="70.5973592480151" calcext:value-type="float">
            <text:p>70,5973592480151</text:p>
          </table:table-cell>
          <table:table-cell table:formula="of:=SQRT(POWER([.U$4]-[.$B105];2)+POWER([.U$5]-[.$C105];2)+POWER([.U$6]-[.$D105];2))" office:value-type="float" office:value="10.4156257133213" calcext:value-type="float">
            <text:p>10,4156257133213</text:p>
          </table:table-cell>
          <table:table-cell table:formula="of:=SQRT(POWER([.V$4]-[.R105];2)+POWER([.V$5]-[.S105];2)+POWER([.V$6]-[.T105];2))" office:value-type="float" office:value="65.1336066178432" calcext:value-type="float">
            <text:p>65,1336066178432</text:p>
          </table:table-cell>
          <table:table-cell table:formula="of:=SQRT(POWER([.W$4]-[.$B105];2)+POWER([.W$5]-[.$C105];2)+POWER([.W$6]-[.$D105];2))" office:value-type="float" office:value="10.6313861278763" calcext:value-type="float">
            <text:p>10,6313861278763</text:p>
          </table:table-cell>
          <table:table-cell table:formula="of:=SQRT(POWER([.X$4]-[.T105];2)+POWER([.X$5]-[.U105];2)+POWER([.X$6]-[.V105];2))" office:value-type="float" office:value="61.6925130380211" calcext:value-type="float">
            <text:p>61,6925130380211</text:p>
          </table:table-cell>
          <table:table-cell table:formula="of:=SQRT(POWER([.Y$4]-[.$B105];2)+POWER([.Y$5]-[.$C105];2)+POWER([.Y$6]-[.$D105];2))" office:value-type="float" office:value="12.5330925553113" calcext:value-type="float">
            <text:p>12,5330925553113</text:p>
          </table:table-cell>
          <table:table-cell table:formula="of:=SQRT(POWER([.Z$4]-[.V105];2)+POWER([.Z$5]-[.W105];2)+POWER([.Z$6]-[.X105];2))" office:value-type="float" office:value="54.2144714145992" calcext:value-type="float">
            <text:p>54,2144714145992</text:p>
          </table:table-cell>
          <table:table-cell table:formula="of:=SQRT(POWER([.AA$4]-[.$B105];2)+POWER([.AA$5]-[.$C105];2)+POWER([.AA$6]-[.$D105];2))" office:value-type="float" office:value="13.1267117359985" calcext:value-type="float">
            <text:p>13,1267117359985</text:p>
          </table:table-cell>
          <table:table-cell table:formula="of:=SQRT(POWER([.AB$4]-[.X105];2)+POWER([.AB$5]-[.Y105];2)+POWER([.AB$6]-[.Z105];2))" office:value-type="float" office:value="45.7132085798295" calcext:value-type="float">
            <text:p>45,7132085798295</text:p>
          </table:table-cell>
          <table:table-cell table:formula="of:=SQRT(POWER([.AC$4]-[.$B105];2)+POWER([.AC$5]-[.$C105];2)+POWER([.AC$6]-[.$D105];2))" office:value-type="float" office:value="14.8686387070236" calcext:value-type="float">
            <text:p>14,8686387070236</text:p>
          </table:table-cell>
          <table:table-cell table:formula="of:=SQRT(POWER([.AD$4]-[.Z105];2)+POWER([.AD$5]-[.AA105];2)+POWER([.AD$6]-[.AB105];2))" office:value-type="float" office:value="33.9623849088367" calcext:value-type="float">
            <text:p>33,9623849088367</text:p>
          </table:table-cell>
          <table:table-cell table:formula="of:=SQRT(POWER([.AE$4]-[.$B105];2)+POWER([.AE$5]-[.$C105];2)+POWER([.AE$6]-[.$D105];2))" office:value-type="float" office:value="17.1118607404338" calcext:value-type="float">
            <text:p>17,1118607404338</text:p>
          </table:table-cell>
          <table:table-cell table:formula="of:=SQRT(POWER([.AF$4]-[.AB105];2)+POWER([.AF$5]-[.AC105];2)+POWER([.AF$6]-[.AD105];2))" office:value-type="float" office:value="24.2566317914836" calcext:value-type="float">
            <text:p>24,2566317914836</text:p>
          </table:table-cell>
          <table:table-cell table:formula="of:=SQRT(POWER([.AG$4]-[.$B105];2)+POWER([.AG$5]-[.$C105];2)+POWER([.AG$6]-[.$D105];2))" office:value-type="float" office:value="16.2699096801427" calcext:value-type="float">
            <text:p>16,2699096801427</text:p>
          </table:table-cell>
          <table:table-cell table:formula="of:=SQRT(POWER([.AH$4]-[.AD105];2)+POWER([.AH$5]-[.AE105];2)+POWER([.AH$6]-[.AF105];2))" office:value-type="float" office:value="20.2022219996417" calcext:value-type="float">
            <text:p>20,2022219996417</text:p>
          </table:table-cell>
          <table:table-cell table:formula="of:=SQRT(POWER([.AI$4]-[.$B105];2)+POWER([.AI$5]-[.$C105];2)+POWER([.AI$6]-[.$D105];2))" office:value-type="float" office:value="16.6272765659323" calcext:value-type="float">
            <text:p>16,6272765659323</text:p>
          </table:table-cell>
          <table:table-cell table:formula="of:=SQRT(POWER([.AJ$4]-[.AF105];2)+POWER([.AJ$5]-[.AG105];2)+POWER([.AJ$6]-[.AH105];2))" office:value-type="float" office:value="28.2059261636107" calcext:value-type="float">
            <text:p>28,2059261636107</text:p>
          </table:table-cell>
          <table:table-cell table:formula="of:=SQRT(POWER([.AK$4]-[.$B105];2)+POWER([.AK$5]-[.$C105];2)+POWER([.AK$6]-[.$D105];2))" office:value-type="float" office:value="18.2315444491135" calcext:value-type="float">
            <text:p>18,2315444491135</text:p>
          </table:table-cell>
          <table:table-cell table:formula="of:=SQRT(POWER([.AL$4]-[.AH105];2)+POWER([.AL$5]-[.AI105];2)+POWER([.AL$6]-[.AJ105];2))" office:value-type="float" office:value="33.9455735102757" calcext:value-type="float">
            <text:p>33,9455735102757</text:p>
          </table:table-cell>
          <table:table-cell table:formula="of:=SQRT(POWER([.AM$4]-[.$B105];2)+POWER([.AM$5]-[.$C105];2)+POWER([.AM$6]-[.$D105];2))" office:value-type="float" office:value="18.3901191404515" calcext:value-type="float">
            <text:p>18,3901191404515</text:p>
          </table:table-cell>
          <table:table-cell table:formula="of:=SQRT(POWER([.AN$4]-[.AJ105];2)+POWER([.AN$5]-[.AK105];2)+POWER([.AN$6]-[.AL105];2))" office:value-type="float" office:value="32.6422592572311" calcext:value-type="float">
            <text:p>32,6422592572311</text:p>
          </table:table-cell>
          <table:table-cell table:formula="of:=SQRT(POWER([.AO$4]-[.$B105];2)+POWER([.AO$5]-[.$C105];2)+POWER([.AO$6]-[.$D105];2))" office:value-type="float" office:value="18.5968229544726" calcext:value-type="float">
            <text:p>18,5968229544726</text:p>
          </table:table-cell>
          <table:table-cell table:formula="of:=SQRT(POWER([.AP$4]-[.AL105];2)+POWER([.AP$5]-[.AM105];2)+POWER([.AP$6]-[.AN105];2))" office:value-type="float" office:value="28.9525079859527" calcext:value-type="float">
            <text:p>28,9525079859527</text:p>
          </table:table-cell>
          <table:table-cell table:formula="of:=SQRT(POWER([.AQ$4]-[.$B105];2)+POWER([.AQ$5]-[.$C105];2)+POWER([.AQ$6]-[.$D105];2))" office:value-type="float" office:value="9.23441389585717" calcext:value-type="float">
            <text:p>9,23441389585717</text:p>
          </table:table-cell>
          <table:table-cell table:formula="of:=SQRT(POWER([.AR$4]-[.AN105];2)+POWER([.AR$5]-[.AO105];2)+POWER([.AR$6]-[.AP105];2))" office:value-type="float" office:value="29.4819000282558" calcext:value-type="float">
            <text:p>29,4819000282558</text:p>
          </table:table-cell>
          <table:table-cell table:formula="of:=SQRT(POWER([.AS$4]-[.$B105];2)+POWER([.AS$5]-[.$C105];2)+POWER([.AS$6]-[.$D105];2))" office:value-type="float" office:value="8.06020756556554" calcext:value-type="float">
            <text:p>8,06020756556554</text:p>
          </table:table-cell>
          <table:table-cell table:formula="of:=SQRT(POWER([.AT$4]-[.AP105];2)+POWER([.AT$5]-[.AQ105];2)+POWER([.AT$6]-[.AR105];2))" office:value-type="float" office:value="38.5509783406631" calcext:value-type="float">
            <text:p>38,5509783406631</text:p>
          </table:table-cell>
          <table:table-cell table:formula="of:=SQRT(POWER([.AU$4]-[.$B105];2)+POWER([.AU$5]-[.$C105];2)+POWER([.AU$6]-[.$D105];2))" office:value-type="float" office:value="7.02359131783733" calcext:value-type="float">
            <text:p>7,02359131783733</text:p>
          </table:table-cell>
          <table:table-cell table:formula="of:=SQRT(POWER([.AV$4]-[.AR105];2)+POWER([.AV$5]-[.AS105];2)+POWER([.AV$6]-[.AT105];2))" office:value-type="float" office:value="41.7611476756287" calcext:value-type="float">
            <text:p>41,7611476756287</text:p>
          </table:table-cell>
          <table:table-cell table:formula="of:=SQRT(POWER([.AW$4]-[.$B105];2)+POWER([.AW$5]-[.$C105];2)+POWER([.AW$6]-[.$D105];2))" office:value-type="float" office:value="7.70051900848248" calcext:value-type="float">
            <text:p>7,70051900848248</text:p>
          </table:table-cell>
          <table:table-cell table:formula="of:=SQRT(POWER([.AX$4]-[.AT105];2)+POWER([.AX$5]-[.AU105];2)+POWER([.AX$6]-[.AV105];2))" office:value-type="float" office:value="41.3959308776099" calcext:value-type="float">
            <text:p>41,3959308776099</text:p>
          </table:table-cell>
          <table:table-cell table:formula="of:=SQRT(POWER([.AY$4]-[.$B105];2)+POWER([.AY$5]-[.$C105];2)+POWER([.AY$6]-[.$D105];2))" office:value-type="float" office:value="9.92344164088246" calcext:value-type="float">
            <text:p>9,92344164088246</text:p>
          </table:table-cell>
          <table:table-cell table:formula="of:=SQRT(POWER([.AZ$4]-[.AV105];2)+POWER([.AZ$5]-[.AW105];2)+POWER([.AZ$6]-[.AX105];2))" office:value-type="float" office:value="48.8646708224556" calcext:value-type="float">
            <text:p>48,8646708224556</text:p>
          </table:table-cell>
          <table:table-cell table:formula="of:=SQRT(POWER([.BA$4]-[.$B105];2)+POWER([.BA$5]-[.$C105];2)+POWER([.BA$6]-[.$D105];2))" office:value-type="float" office:value="11.6137879264261" calcext:value-type="float">
            <text:p>11,6137879264261</text:p>
          </table:table-cell>
          <table:table-cell table:formula="of:=SQRT(POWER([.BB$4]-[.AX105];2)+POWER([.BB$5]-[.AY105];2)+POWER([.BB$6]-[.AZ105];2))" office:value-type="float" office:value="54.8612463439598" calcext:value-type="float">
            <text:p>54,8612463439598</text:p>
          </table:table-cell>
          <table:table-cell table:formula="of:=SQRT(POWER([.BC$4]-[.$B105];2)+POWER([.BC$5]-[.$C105];2)+POWER([.BC$6]-[.$D105];2))" office:value-type="float" office:value="11.5631654403109" calcext:value-type="float">
            <text:p>11,5631654403109</text:p>
          </table:table-cell>
          <table:table-cell table:formula="of:=SQRT(POWER([.BD$4]-[.AZ105];2)+POWER([.BD$5]-[.BA105];2)+POWER([.BD$6]-[.BB105];2))" office:value-type="float" office:value="56.8396262208552" calcext:value-type="float">
            <text:p>56,8396262208552</text:p>
          </table:table-cell>
          <table:table-cell table:formula="of:=SQRT(POWER([.BE$4]-[.$B105];2)+POWER([.BE$5]-[.$C105];2)+POWER([.BE$6]-[.$D105];2))" office:value-type="float" office:value="12.2660203815255" calcext:value-type="float">
            <text:p>12,2660203815255</text:p>
          </table:table-cell>
          <table:table-cell table:formula="of:=SQRT(POWER([.BF$4]-[.BB105];2)+POWER([.BF$5]-[.BC105];2)+POWER([.BF$6]-[.BD105];2))" office:value-type="float" office:value="60.8902658205824" calcext:value-type="float">
            <text:p>60,8902658205824</text:p>
          </table:table-cell>
          <table:table-cell table:formula="of:=SQRT(POWER([.BG$4]-[.$B105];2)+POWER([.BG$5]-[.$C105];2)+POWER([.BG$6]-[.$D105];2))" office:value-type="float" office:value="13.311943284134" calcext:value-type="float">
            <text:p>13,311943284134</text:p>
          </table:table-cell>
          <table:table-cell table:formula="of:=SQRT(POWER([.BH$4]-[.BD105];2)+POWER([.BH$5]-[.BE105];2)+POWER([.BH$6]-[.BF105];2))" office:value-type="float" office:value="64.1728190529642" calcext:value-type="float">
            <text:p>64,1728190529642</text:p>
          </table:table-cell>
          <table:table-cell table:formula="of:=SQRT(POWER([.BI$4]-[.$B105];2)+POWER([.BI$5]-[.$C105];2)+POWER([.BI$6]-[.$D105];2))" office:value-type="float" office:value="14.5793738548677" calcext:value-type="float">
            <text:p>14,5793738548677</text:p>
          </table:table-cell>
          <table:table-cell table:formula="of:=SQRT(POWER([.BJ$4]-[.BF105];2)+POWER([.BJ$5]-[.BG105];2)+POWER([.BJ$6]-[.BH105];2))" office:value-type="float" office:value="67.0846587368039" calcext:value-type="float">
            <text:p>67,0846587368039</text:p>
          </table:table-cell>
          <table:table-cell table:formula="of:=SQRT(POWER([.BK$4]-[.$B105];2)+POWER([.BK$5]-[.$C105];2)+POWER([.BK$6]-[.$D105];2))" office:value-type="float" office:value="11.7157957049447" calcext:value-type="float">
            <text:p>11,7157957049447</text:p>
          </table:table-cell>
          <table:table-cell table:formula="of:=SQRT(POWER([.BL$4]-[.BH105];2)+POWER([.BL$5]-[.BI105];2)+POWER([.BL$6]-[.BJ105];2))" office:value-type="float" office:value="70.6211084427563" calcext:value-type="float">
            <text:p>70,6211084427563</text:p>
          </table:table-cell>
          <table:table-cell table:formula="of:=SQRT(POWER([.BM$4]-[.$B105];2)+POWER([.BM$5]-[.$C105];2)+POWER([.BM$6]-[.$D105];2))" office:value-type="float" office:value="9.77276557582346" calcext:value-type="float">
            <text:p>9,77276557582346</text:p>
          </table:table-cell>
          <table:table-cell table:formula="of:=SQRT(POWER([.BN$4]-[.BJ105];2)+POWER([.BN$5]-[.BK105];2)+POWER([.BN$6]-[.BL105];2))" office:value-type="float" office:value="76.2940845344101" calcext:value-type="float">
            <text:p>76,2940845344101</text:p>
          </table:table-cell>
          <table:table-cell table:formula="of:=SQRT(POWER([.BO$4]-[.$B105];2)+POWER([.BO$5]-[.$C105];2)+POWER([.BO$6]-[.$D105];2))" office:value-type="float" office:value="10.1533593455565" calcext:value-type="float">
            <text:p>10,1533593455565</text:p>
          </table:table-cell>
          <table:table-cell table:formula="of:=SQRT(POWER([.BP$4]-[.BL105];2)+POWER([.BP$5]-[.BM105];2)+POWER([.BP$6]-[.BN105];2))" office:value-type="float" office:value="83.0629304192795" calcext:value-type="float">
            <text:p>83,0629304192795</text:p>
          </table:table-cell>
          <table:table-cell table:formula="of:=SQRT(POWER([.BQ$4]-[.$B105];2)+POWER([.BQ$5]-[.$C105];2)+POWER([.BQ$6]-[.$D105];2))" office:value-type="float" office:value="12.1303451723354" calcext:value-type="float">
            <text:p>12,1303451723354</text:p>
          </table:table-cell>
          <table:table-cell table:formula="of:=SQRT(POWER([.BR$4]-[.BN105];2)+POWER([.BR$5]-[.BO105];2)+POWER([.BR$6]-[.BP105];2))" office:value-type="float" office:value="90.0921487806869" calcext:value-type="float">
            <text:p>90,0921487806869</text:p>
          </table:table-cell>
          <table:table-cell table:formula="of:=SQRT(POWER([.BS$4]-[.$B105];2)+POWER([.BS$5]-[.$C105];2)+POWER([.BS$6]-[.$D105];2))" office:value-type="float" office:value="13.1488069801028" calcext:value-type="float">
            <text:p>13,1488069801028</text:p>
          </table:table-cell>
          <table:table-cell table:formula="of:=SQRT(POWER([.BT$4]-[.BP105];2)+POWER([.BT$5]-[.BQ105];2)+POWER([.BT$6]-[.BR105];2))" office:value-type="float" office:value="98.9440946454346" calcext:value-type="float">
            <text:p>98,9440946454346</text:p>
          </table:table-cell>
          <table:table-cell table:formula="of:=SQRT(POWER([.BU$4]-[.$B105];2)+POWER([.BU$5]-[.$C105];2)+POWER([.BU$6]-[.$D105];2))" office:value-type="float" office:value="13.2220530175915" calcext:value-type="float">
            <text:p>13,2220530175915</text:p>
          </table:table-cell>
          <table:table-cell table:formula="of:=SQRT(POWER([.BV$4]-[.BR105];2)+POWER([.BV$5]-[.BS105];2)+POWER([.BV$6]-[.BT105];2))" office:value-type="float" office:value="111.062955838827" calcext:value-type="float">
            <text:p>111,062955838827</text:p>
          </table:table-cell>
          <table:table-cell table:formula="of:=SQRT(POWER([.BW$4]-[.$B105];2)+POWER([.BW$5]-[.$C105];2)+POWER([.BW$6]-[.$D105];2))" office:value-type="float" office:value="8.8872120487811" calcext:value-type="float">
            <text:p>8,8872120487811</text:p>
          </table:table-cell>
          <table:table-cell table:formula="of:=SQRT(POWER([.BX$4]-[.BT105];2)+POWER([.BX$5]-[.BU105];2)+POWER([.BX$6]-[.BV105];2))" office:value-type="float" office:value="122.640634010131" calcext:value-type="float">
            <text:p>122,640634010131</text:p>
          </table:table-cell>
          <table:table-cell table:formula="of:=SQRT(POWER([.BY$4]-[.$B105];2)+POWER([.BY$5]-[.$C105];2)+POWER([.BY$6]-[.$D105];2))" office:value-type="float" office:value="6.57498349807816" calcext:value-type="float">
            <text:p>6,57498349807816</text:p>
          </table:table-cell>
          <table:table-cell table:formula="of:=SQRT(POWER([.BZ$4]-[.BV105];2)+POWER([.BZ$5]-[.BW105];2)+POWER([.BZ$6]-[.BX105];2))" office:value-type="float" office:value="139.578325591508" calcext:value-type="float">
            <text:p>139,578325591508</text:p>
          </table:table-cell>
          <table:table-cell table:formula="of:=SQRT(POWER([.CA$4]-[.$B105];2)+POWER([.CA$5]-[.$C105];2)+POWER([.CA$6]-[.$D105];2))" office:value-type="float" office:value="8.10280062694375" calcext:value-type="float">
            <text:p>8,10280062694375</text:p>
          </table:table-cell>
          <table:table-cell table:formula="of:=SQRT(POWER([.CB$4]-[.BX105];2)+POWER([.CB$5]-[.BY105];2)+POWER([.CB$6]-[.BZ105];2))" office:value-type="float" office:value="158.055792401108" calcext:value-type="float">
            <text:p>158,055792401108</text:p>
          </table:table-cell>
          <table:table-cell table:formula="of:=SQRT(POWER([.CC$4]-[.$B105];2)+POWER([.CC$5]-[.$C105];2)+POWER([.CC$6]-[.$D105];2))" office:value-type="float" office:value="10.5671561926566" calcext:value-type="float">
            <text:p>10,5671561926566</text:p>
          </table:table-cell>
          <table:table-cell table:formula="of:=SQRT(POWER([.CD$4]-[.BZ105];2)+POWER([.CD$5]-[.CA105];2)+POWER([.CD$6]-[.CB105];2))" office:value-type="float" office:value="182.011275730084" calcext:value-type="float">
            <text:p>182,011275730084</text:p>
          </table:table-cell>
          <table:table-cell table:formula="of:=SQRT(POWER([.CE$4]-[.$B105];2)+POWER([.CE$5]-[.$C105];2)+POWER([.CE$6]-[.$D105];2))" office:value-type="float" office:value="11.8595157573992" calcext:value-type="float">
            <text:p>11,8595157573992</text:p>
          </table:table-cell>
          <table:table-cell table:formula="of:=SQRT(POWER([.CF$4]-[.CB105];2)+POWER([.CF$5]-[.CC105];2)+POWER([.CF$6]-[.CD105];2))" office:value-type="float" office:value="211.0831211508" calcext:value-type="float">
            <text:p>211,0831211508</text:p>
          </table:table-cell>
          <table:table-cell table:formula="of:=SQRT(POWER([.CG$4]-[.$B105];2)+POWER([.CG$5]-[.$C105];2)+POWER([.CG$6]-[.$D105];2))" office:value-type="float" office:value="12.1535203542019" calcext:value-type="float">
            <text:p>12,1535203542019</text:p>
          </table:table-cell>
          <table:table-cell table:formula="of:=SQRT(POWER([.CH$4]-[.CD105];2)+POWER([.CH$5]-[.CE105];2)+POWER([.CH$6]-[.CF105];2))" office:value-type="float" office:value="247.572497391379" calcext:value-type="float">
            <text:p>247,572497391379</text:p>
          </table:table-cell>
          <table:table-cell table:formula="of:=SQRT(POWER([.CI$4]-[.$B105];2)+POWER([.CI$5]-[.$C105];2)+POWER([.CI$6]-[.$D105];2))" office:value-type="float" office:value="6.03921460125405" calcext:value-type="float">
            <text:p>6,03921460125405</text:p>
          </table:table-cell>
          <table:table-cell table:formula="of:=SQRT(POWER([.CJ$4]-[.CF105];2)+POWER([.CJ$5]-[.CG105];2)+POWER([.CJ$6]-[.CH105];2))" office:value-type="float" office:value="298.902179990102" calcext:value-type="float">
            <text:p>298,902179990102</text:p>
          </table:table-cell>
          <table:table-cell table:formula="of:=SQRT(POWER([.CK$4]-[.CG105];2)+POWER([.CK$5]-[.CH105];2)+POWER([.CK$6]-[.CI105];2))" office:value-type="float" office:value="212.137773760338" calcext:value-type="float">
            <text:p>212,137773760338</text:p>
          </table:table-cell>
          <table:table-cell table:formula="of:=SQRT(POWER([.CL$4]-[.$B105];2)+POWER([.CL$5]-[.$C105];2)+POWER([.CL$6]-[.$D105];2))" office:value-type="float" office:value="4.18726473966001" calcext:value-type="float">
            <text:p>4,18726473966001</text:p>
          </table:table-cell>
          <table:table-cell table:formula="of:=SQRT(POWER([.CM$4]-[.CI105];2)+POWER([.CM$5]-[.CJ105];2)+POWER([.CM$6]-[.CK105];2))" office:value-type="float" office:value="334.668814025629" calcext:value-type="float">
            <text:p>334,668814025629</text:p>
          </table:table-cell>
          <table:table-cell table:formula="of:=SQRT(POWER([.CN$4]-[.$B105];2)+POWER([.CN$5]-[.$C105];2)+POWER([.CN$6]-[.$D105];2))" office:value-type="float" office:value="6.80264845482993" calcext:value-type="float">
            <text:p>6,80264845482993</text:p>
          </table:table-cell>
          <table:table-cell table:formula="of:=SQRT(POWER([.CO$4]-[.CK105];2)+POWER([.CO$5]-[.CL105];2)+POWER([.CO$6]-[.CM105];2))" office:value-type="float" office:value="376.557746875116" calcext:value-type="float">
            <text:p>376,557746875116</text:p>
          </table:table-cell>
          <table:table-cell table:formula="of:=SQRT(POWER([.CP$4]-[.$B105];2)+POWER([.CP$5]-[.$C105];2)+POWER([.CP$6]-[.$D105];2))" office:value-type="float" office:value="8.03885228126503" calcext:value-type="float">
            <text:p>8,03885228126503</text:p>
          </table:table-cell>
          <table:table-cell table:formula="of:=SQRT(POWER([.CQ$4]-[.CM105];2)+POWER([.CQ$5]-[.CN105];2)+POWER([.CQ$6]-[.CO105];2))" office:value-type="float" office:value="480.314987079317" calcext:value-type="float">
            <text:p>480,314987079317</text:p>
          </table:table-cell>
          <table:table-cell table:formula="of:=SQRT(POWER([.CR$4]-[.$B105];2)+POWER([.CR$5]-[.$C105];2)+POWER([.CR$6]-[.$D105];2))" office:value-type="float" office:value="9.15601337919512" calcext:value-type="float">
            <text:p>9,15601337919512</text:p>
          </table:table-cell>
          <table:table-cell table:formula="of:=SQRT(POWER([.CS$4]-[.CO105];2)+POWER([.CS$5]-[.CP105];2)+POWER([.CS$6]-[.CQ105];2))" office:value-type="float" office:value="588.247105745655" calcext:value-type="float">
            <text:p>588,247105745655</text:p>
          </table:table-cell>
          <table:table-cell table:formula="of:=SQRT(POWER([.CT$4]-[.CP105];2)+POWER([.CT$5]-[.CQ105];2)+POWER([.CT$6]-[.CR105];2))" office:value-type="float" office:value="443.675276131887" calcext:value-type="float">
            <text:p>443,675276131887</text:p>
          </table:table-cell>
          <table:table-cell table:formula="of:=SQRT(POWER([.CU$4]-[.$B105];2)+POWER([.CU$5]-[.$C105];2)+POWER([.CU$6]-[.$D105];2))" office:value-type="float" office:value="2.53728516331926" calcext:value-type="float">
            <text:p>2,53728516331926</text:p>
          </table:table-cell>
          <table:table-cell table:formula="of:=SQRT(POWER([.CV$4]-[.CR105];2)+POWER([.CV$5]-[.CS105];2)+POWER([.CV$6]-[.CT105];2))" office:value-type="float" office:value="705.850038299188" calcext:value-type="float">
            <text:p>705,850038299188</text:p>
          </table:table-cell>
          <table:table-cell table:formula="of:=SQRT(POWER([.CW$4]-[.$B105];2)+POWER([.CW$5]-[.$C105];2)+POWER([.CW$6]-[.$D105];2))" office:value-type="float" office:value="2.61338745692253" calcext:value-type="float">
            <text:p>2,61338745692253</text:p>
          </table:table-cell>
          <table:table-cell table:formula="of:=SQRT(POWER([.CX$4]-[.CT105];2)+POWER([.CX$5]-[.CU105];2)+POWER([.CX$6]-[.CV105];2))" office:value-type="float" office:value="811.077407216174" calcext:value-type="float">
            <text:p>811,077407216174</text:p>
          </table:table-cell>
          <table:table-cell table:formula="of:=SQRT(POWER([.CY$4]-[.$B105];2)+POWER([.CY$5]-[.$C105];2)+POWER([.CY$6]-[.$D105];2))" office:value-type="float" office:value="0" calcext:value-type="float">
            <text:p>0</text:p>
          </table:table-cell>
          <table:table-cell table:formula="of:=SQRT(POWER([.CZ$4]-[.$B105];2)+POWER([.CZ$5]-[.$C105];2)+POWER([.CZ$6]-[.$D105];2))" office:value-type="float" office:value="1.52151273409065" calcext:value-type="float">
            <text:p>1,52151273409065</text:p>
          </table:table-cell>
          <table:table-cell table:formula="of:=SQRT(POWER([.DA$4]-[.$B105];2)+POWER([.DA$5]-[.$C105];2)+POWER([.DA$6]-[.$D105];2))" office:value-type="float" office:value="2.51634616060668" calcext:value-type="float">
            <text:p>2,51634616060668</text:p>
          </table:table-cell>
          <table:table-cell table:formula="of:=SQRT(POWER([.DB$4]-[.$B105];2)+POWER([.DB$5]-[.$C105];2)+POWER([.DB$6]-[.$D105];2))" office:value-type="float" office:value="2.4886859986748" calcext:value-type="float">
            <text:p>2,48868599867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.793" calcext:value-type="float">
            <text:p>39,793</text:p>
          </table:table-cell>
          <table:table-cell office:value-type="float" office:value="33.483" calcext:value-type="float">
            <text:p>33,483</text:p>
          </table:table-cell>
          <table:table-cell office:value-type="float" office:value="7.221" calcext:value-type="float">
            <text:p>7,221</text:p>
          </table:table-cell>
          <table:table-cell/>
          <table:table-cell table:formula="of:=SQRT(POWER([.F$4]-[.B106];2)+POWER([.F$5]-[.C106];2)+POWER([.F$6]-[.D106];2))" office:value-type="float" office:value="12.0506077440103" calcext:value-type="float">
            <text:p>12,0506077440103</text:p>
          </table:table-cell>
          <table:table-cell table:formula="of:=SQRT(POWER([.G$4]-[.$B106];2)+POWER([.G$5]-[.$C106];2)+POWER([.G$6]-[.$D106];2))" office:value-type="float" office:value="12.2891397990258" calcext:value-type="float">
            <text:p>12,2891397990258</text:p>
          </table:table-cell>
          <table:table-cell table:formula="of:=SQRT(POWER([.H$4]-[.D106];2)+POWER([.H$5]-[.E106];2)+POWER([.H$6]-[.F106];2))" office:value-type="float" office:value="51.6125831188028" calcext:value-type="float">
            <text:p>51,6125831188028</text:p>
          </table:table-cell>
          <table:table-cell table:formula="of:=SQRT(POWER([.I$4]-[.$B106];2)+POWER([.I$5]-[.$C106];2)+POWER([.I$6]-[.$D106];2))" office:value-type="float" office:value="12.6274008806246" calcext:value-type="float">
            <text:p>12,6274008806246</text:p>
          </table:table-cell>
          <table:table-cell table:formula="of:=SQRT(POWER([.J$4]-[.F106];2)+POWER([.J$5]-[.G106];2)+POWER([.J$6]-[.H106];2))" office:value-type="float" office:value="61.3870560228355" calcext:value-type="float">
            <text:p>61,3870560228355</text:p>
          </table:table-cell>
          <table:table-cell table:formula="of:=SQRT(POWER([.K$4]-[.$B106];2)+POWER([.K$5]-[.$C106];2)+POWER([.K$6]-[.$D106];2))" office:value-type="float" office:value="11.7706159566949" calcext:value-type="float">
            <text:p>11,7706159566949</text:p>
          </table:table-cell>
          <table:table-cell table:formula="of:=SQRT(POWER([.L$4]-[.H106];2)+POWER([.L$5]-[.I106];2)+POWER([.L$6]-[.J106];2))" office:value-type="float" office:value="67.5277143674866" calcext:value-type="float">
            <text:p>67,5277143674866</text:p>
          </table:table-cell>
          <table:table-cell table:formula="of:=SQRT(POWER([.M$4]-[.$B106];2)+POWER([.M$5]-[.$C106];2)+POWER([.M$6]-[.$D106];2))" office:value-type="float" office:value="11.2035562657578" calcext:value-type="float">
            <text:p>11,2035562657578</text:p>
          </table:table-cell>
          <table:table-cell table:formula="of:=SQRT(POWER([.N$4]-[.J106];2)+POWER([.N$5]-[.K106];2)+POWER([.N$6]-[.L106];2))" office:value-type="float" office:value="66.7114903915765" calcext:value-type="float">
            <text:p>66,7114903915765</text:p>
          </table:table-cell>
          <table:table-cell table:formula="of:=SQRT(POWER([.O$4]-[.$B106];2)+POWER([.O$5]-[.$C106];2)+POWER([.O$6]-[.$D106];2))" office:value-type="float" office:value="10.4540953219301" calcext:value-type="float">
            <text:p>10,4540953219301</text:p>
          </table:table-cell>
          <table:table-cell table:formula="of:=SQRT(POWER([.P$4]-[.L106];2)+POWER([.P$5]-[.M106];2)+POWER([.P$6]-[.N106];2))" office:value-type="float" office:value="66.2151778864448" calcext:value-type="float">
            <text:p>66,2151778864448</text:p>
          </table:table-cell>
          <table:table-cell table:formula="of:=SQRT(POWER([.Q$4]-[.$B106];2)+POWER([.Q$5]-[.$C106];2)+POWER([.Q$6]-[.$D106];2))" office:value-type="float" office:value="10.941085777929" calcext:value-type="float">
            <text:p>10,941085777929</text:p>
          </table:table-cell>
          <table:table-cell table:formula="of:=SQRT(POWER([.R$4]-[.N106];2)+POWER([.R$5]-[.O106];2)+POWER([.R$6]-[.P106];2))" office:value-type="float" office:value="66.4708263761415" calcext:value-type="float">
            <text:p>66,4708263761415</text:p>
          </table:table-cell>
          <table:table-cell table:formula="of:=SQRT(POWER([.S$4]-[.$B106];2)+POWER([.S$5]-[.$C106];2)+POWER([.S$6]-[.$D106];2))" office:value-type="float" office:value="11.4791085890848" calcext:value-type="float">
            <text:p>11,4791085890848</text:p>
          </table:table-cell>
          <table:table-cell table:formula="of:=SQRT(POWER([.T$4]-[.P106];2)+POWER([.T$5]-[.Q106];2)+POWER([.T$6]-[.R106];2))" office:value-type="float" office:value="67.372082574897" calcext:value-type="float">
            <text:p>67,372082574897</text:p>
          </table:table-cell>
          <table:table-cell table:formula="of:=SQRT(POWER([.U$4]-[.$B106];2)+POWER([.U$5]-[.$C106];2)+POWER([.U$6]-[.$D106];2))" office:value-type="float" office:value="9.34257105940329" calcext:value-type="float">
            <text:p>9,34257105940329</text:p>
          </table:table-cell>
          <table:table-cell table:formula="of:=SQRT(POWER([.V$4]-[.R106];2)+POWER([.V$5]-[.S106];2)+POWER([.V$6]-[.T106];2))" office:value-type="float" office:value="61.4167525758558" calcext:value-type="float">
            <text:p>61,4167525758558</text:p>
          </table:table-cell>
          <table:table-cell table:formula="of:=SQRT(POWER([.W$4]-[.$B106];2)+POWER([.W$5]-[.$C106];2)+POWER([.W$6]-[.$D106];2))" office:value-type="float" office:value="9.37159271415484" calcext:value-type="float">
            <text:p>9,37159271415484</text:p>
          </table:table-cell>
          <table:table-cell table:formula="of:=SQRT(POWER([.X$4]-[.T106];2)+POWER([.X$5]-[.U106];2)+POWER([.X$6]-[.V106];2))" office:value-type="float" office:value="57.7489022052007" calcext:value-type="float">
            <text:p>57,7489022052007</text:p>
          </table:table-cell>
          <table:table-cell table:formula="of:=SQRT(POWER([.Y$4]-[.$B106];2)+POWER([.Y$5]-[.$C106];2)+POWER([.Y$6]-[.$D106];2))" office:value-type="float" office:value="11.367719912102" calcext:value-type="float">
            <text:p>11,367719912102</text:p>
          </table:table-cell>
          <table:table-cell table:formula="of:=SQRT(POWER([.Z$4]-[.V106];2)+POWER([.Z$5]-[.W106];2)+POWER([.Z$6]-[.X106];2))" office:value-type="float" office:value="50.4341800794588" calcext:value-type="float">
            <text:p>50,4341800794588</text:p>
          </table:table-cell>
          <table:table-cell table:formula="of:=SQRT(POWER([.AA$4]-[.$B106];2)+POWER([.AA$5]-[.$C106];2)+POWER([.AA$6]-[.$D106];2))" office:value-type="float" office:value="11.9785253683415" calcext:value-type="float">
            <text:p>11,9785253683415</text:p>
          </table:table-cell>
          <table:table-cell table:formula="of:=SQRT(POWER([.AB$4]-[.X106];2)+POWER([.AB$5]-[.Y106];2)+POWER([.AB$6]-[.Z106];2))" office:value-type="float" office:value="41.5288411595852" calcext:value-type="float">
            <text:p>41,5288411595852</text:p>
          </table:table-cell>
          <table:table-cell table:formula="of:=SQRT(POWER([.AC$4]-[.$B106];2)+POWER([.AC$5]-[.$C106];2)+POWER([.AC$6]-[.$D106];2))" office:value-type="float" office:value="13.8596277727795" calcext:value-type="float">
            <text:p>13,8596277727795</text:p>
          </table:table-cell>
          <table:table-cell table:formula="of:=SQRT(POWER([.AD$4]-[.Z106];2)+POWER([.AD$5]-[.AA106];2)+POWER([.AD$6]-[.AB106];2))" office:value-type="float" office:value="30.0007969873604" calcext:value-type="float">
            <text:p>30,0007969873604</text:p>
          </table:table-cell>
          <table:table-cell table:formula="of:=SQRT(POWER([.AE$4]-[.$B106];2)+POWER([.AE$5]-[.$C106];2)+POWER([.AE$6]-[.$D106];2))" office:value-type="float" office:value="16.0345797886942" calcext:value-type="float">
            <text:p>16,0345797886942</text:p>
          </table:table-cell>
          <table:table-cell table:formula="of:=SQRT(POWER([.AF$4]-[.AB106];2)+POWER([.AF$5]-[.AC106];2)+POWER([.AF$6]-[.AD106];2))" office:value-type="float" office:value="21.8644310064607" calcext:value-type="float">
            <text:p>21,8644310064607</text:p>
          </table:table-cell>
          <table:table-cell table:formula="of:=SQRT(POWER([.AG$4]-[.$B106];2)+POWER([.AG$5]-[.$C106];2)+POWER([.AG$6]-[.$D106];2))" office:value-type="float" office:value="15.4114866252416" calcext:value-type="float">
            <text:p>15,4114866252416</text:p>
          </table:table-cell>
          <table:table-cell table:formula="of:=SQRT(POWER([.AH$4]-[.AD106];2)+POWER([.AH$5]-[.AE106];2)+POWER([.AH$6]-[.AF106];2))" office:value-type="float" office:value="21.901944083854" calcext:value-type="float">
            <text:p>21,901944083854</text:p>
          </table:table-cell>
          <table:table-cell table:formula="of:=SQRT(POWER([.AI$4]-[.$B106];2)+POWER([.AI$5]-[.$C106];2)+POWER([.AI$6]-[.$D106];2))" office:value-type="float" office:value="15.6262835312815" calcext:value-type="float">
            <text:p>15,6262835312815</text:p>
          </table:table-cell>
          <table:table-cell table:formula="of:=SQRT(POWER([.AJ$4]-[.AF106];2)+POWER([.AJ$5]-[.AG106];2)+POWER([.AJ$6]-[.AH106];2))" office:value-type="float" office:value="31.0421821925533" calcext:value-type="float">
            <text:p>31,0421821925533</text:p>
          </table:table-cell>
          <table:table-cell table:formula="of:=SQRT(POWER([.AK$4]-[.$B106];2)+POWER([.AK$5]-[.$C106];2)+POWER([.AK$6]-[.$D106];2))" office:value-type="float" office:value="17.1321256707975" calcext:value-type="float">
            <text:p>17,1321256707975</text:p>
          </table:table-cell>
          <table:table-cell table:formula="of:=SQRT(POWER([.AL$4]-[.AH106];2)+POWER([.AL$5]-[.AI106];2)+POWER([.AL$6]-[.AJ106];2))" office:value-type="float" office:value="33.6852785521515" calcext:value-type="float">
            <text:p>33,6852785521515</text:p>
          </table:table-cell>
          <table:table-cell table:formula="of:=SQRT(POWER([.AM$4]-[.$B106];2)+POWER([.AM$5]-[.$C106];2)+POWER([.AM$6]-[.$D106];2))" office:value-type="float" office:value="17.4561082432483" calcext:value-type="float">
            <text:p>17,4561082432483</text:p>
          </table:table-cell>
          <table:table-cell table:formula="of:=SQRT(POWER([.AN$4]-[.AJ106];2)+POWER([.AN$5]-[.AK106];2)+POWER([.AN$6]-[.AL106];2))" office:value-type="float" office:value="30.5291458825411" calcext:value-type="float">
            <text:p>30,5291458825411</text:p>
          </table:table-cell>
          <table:table-cell table:formula="of:=SQRT(POWER([.AO$4]-[.$B106];2)+POWER([.AO$5]-[.$C106];2)+POWER([.AO$6]-[.$D106];2))" office:value-type="float" office:value="17.781429217023" calcext:value-type="float">
            <text:p>17,781429217023</text:p>
          </table:table-cell>
          <table:table-cell table:formula="of:=SQRT(POWER([.AP$4]-[.AL106];2)+POWER([.AP$5]-[.AM106];2)+POWER([.AP$6]-[.AN106];2))" office:value-type="float" office:value="27.9072546185399" calcext:value-type="float">
            <text:p>27,9072546185399</text:p>
          </table:table-cell>
          <table:table-cell table:formula="of:=SQRT(POWER([.AQ$4]-[.$B106];2)+POWER([.AQ$5]-[.$C106];2)+POWER([.AQ$6]-[.$D106];2))" office:value-type="float" office:value="8.61358699961869" calcext:value-type="float">
            <text:p>8,61358699961869</text:p>
          </table:table-cell>
          <table:table-cell table:formula="of:=SQRT(POWER([.AR$4]-[.AN106];2)+POWER([.AR$5]-[.AO106];2)+POWER([.AR$6]-[.AP106];2))" office:value-type="float" office:value="30.371644775983" calcext:value-type="float">
            <text:p>30,371644775983</text:p>
          </table:table-cell>
          <table:table-cell table:formula="of:=SQRT(POWER([.AS$4]-[.$B106];2)+POWER([.AS$5]-[.$C106];2)+POWER([.AS$6]-[.$D106];2))" office:value-type="float" office:value="7.77591673052123" calcext:value-type="float">
            <text:p>7,77591673052123</text:p>
          </table:table-cell>
          <table:table-cell table:formula="of:=SQRT(POWER([.AT$4]-[.AP106];2)+POWER([.AT$5]-[.AQ106];2)+POWER([.AT$6]-[.AR106];2))" office:value-type="float" office:value="39.8911277214699" calcext:value-type="float">
            <text:p>39,8911277214699</text:p>
          </table:table-cell>
          <table:table-cell table:formula="of:=SQRT(POWER([.AU$4]-[.$B106];2)+POWER([.AU$5]-[.$C106];2)+POWER([.AU$6]-[.$D106];2))" office:value-type="float" office:value="6.45460719176621" calcext:value-type="float">
            <text:p>6,45460719176621</text:p>
          </table:table-cell>
          <table:table-cell table:formula="of:=SQRT(POWER([.AV$4]-[.AR106];2)+POWER([.AV$5]-[.AS106];2)+POWER([.AV$6]-[.AT106];2))" office:value-type="float" office:value="42.5550428658944" calcext:value-type="float">
            <text:p>42,5550428658944</text:p>
          </table:table-cell>
          <table:table-cell table:formula="of:=SQRT(POWER([.AW$4]-[.$B106];2)+POWER([.AW$5]-[.$C106];2)+POWER([.AW$6]-[.$D106];2))" office:value-type="float" office:value="7.04980226673061" calcext:value-type="float">
            <text:p>7,04980226673061</text:p>
          </table:table-cell>
          <table:table-cell table:formula="of:=SQRT(POWER([.AX$4]-[.AT106];2)+POWER([.AX$5]-[.AU106];2)+POWER([.AX$6]-[.AV106];2))" office:value-type="float" office:value="42.2315806081115" calcext:value-type="float">
            <text:p>42,2315806081115</text:p>
          </table:table-cell>
          <table:table-cell table:formula="of:=SQRT(POWER([.AY$4]-[.$B106];2)+POWER([.AY$5]-[.$C106];2)+POWER([.AY$6]-[.$D106];2))" office:value-type="float" office:value="10.2778128509912" calcext:value-type="float">
            <text:p>10,2778128509912</text:p>
          </table:table-cell>
          <table:table-cell table:formula="of:=SQRT(POWER([.AZ$4]-[.AV106];2)+POWER([.AZ$5]-[.AW106];2)+POWER([.AZ$6]-[.AX106];2))" office:value-type="float" office:value="50.02009745381" calcext:value-type="float">
            <text:p>50,02009745381</text:p>
          </table:table-cell>
          <table:table-cell table:formula="of:=SQRT(POWER([.BA$4]-[.$B106];2)+POWER([.BA$5]-[.$C106];2)+POWER([.BA$6]-[.$D106];2))" office:value-type="float" office:value="11.9520855502293" calcext:value-type="float">
            <text:p>11,9520855502293</text:p>
          </table:table-cell>
          <table:table-cell table:formula="of:=SQRT(POWER([.BB$4]-[.AX106];2)+POWER([.BB$5]-[.AY106];2)+POWER([.BB$6]-[.AZ106];2))" office:value-type="float" office:value="55.6491506651618" calcext:value-type="float">
            <text:p>55,6491506651618</text:p>
          </table:table-cell>
          <table:table-cell table:formula="of:=SQRT(POWER([.BC$4]-[.$B106];2)+POWER([.BC$5]-[.$C106];2)+POWER([.BC$6]-[.$D106];2))" office:value-type="float" office:value="11.6527449984971" calcext:value-type="float">
            <text:p>11,6527449984971</text:p>
          </table:table-cell>
          <table:table-cell table:formula="of:=SQRT(POWER([.BD$4]-[.AZ106];2)+POWER([.BD$5]-[.BA106];2)+POWER([.BD$6]-[.BB106];2))" office:value-type="float" office:value="57.5882532014732" calcext:value-type="float">
            <text:p>57,5882532014732</text:p>
          </table:table-cell>
          <table:table-cell table:formula="of:=SQRT(POWER([.BE$4]-[.$B106];2)+POWER([.BE$5]-[.$C106];2)+POWER([.BE$6]-[.$D106];2))" office:value-type="float" office:value="12.1351961253208" calcext:value-type="float">
            <text:p>12,1351961253208</text:p>
          </table:table-cell>
          <table:table-cell table:formula="of:=SQRT(POWER([.BF$4]-[.BB106];2)+POWER([.BF$5]-[.BC106];2)+POWER([.BF$6]-[.BD106];2))" office:value-type="float" office:value="61.6936584556001" calcext:value-type="float">
            <text:p>61,6936584556001</text:p>
          </table:table-cell>
          <table:table-cell table:formula="of:=SQRT(POWER([.BG$4]-[.$B106];2)+POWER([.BG$5]-[.$C106];2)+POWER([.BG$6]-[.$D106];2))" office:value-type="float" office:value="13.1089217329268" calcext:value-type="float">
            <text:p>13,1089217329268</text:p>
          </table:table-cell>
          <table:table-cell table:formula="of:=SQRT(POWER([.BH$4]-[.BD106];2)+POWER([.BH$5]-[.BE106];2)+POWER([.BH$6]-[.BF106];2))" office:value-type="float" office:value="65.148951196292" calcext:value-type="float">
            <text:p>65,148951196292</text:p>
          </table:table-cell>
          <table:table-cell table:formula="of:=SQRT(POWER([.BI$4]-[.$B106];2)+POWER([.BI$5]-[.$C106];2)+POWER([.BI$6]-[.$D106];2))" office:value-type="float" office:value="14.4203094626988" calcext:value-type="float">
            <text:p>14,4203094626988</text:p>
          </table:table-cell>
          <table:table-cell table:formula="of:=SQRT(POWER([.BJ$4]-[.BF106];2)+POWER([.BJ$5]-[.BG106];2)+POWER([.BJ$6]-[.BH106];2))" office:value-type="float" office:value="68.2903819445622" calcext:value-type="float">
            <text:p>68,2903819445622</text:p>
          </table:table-cell>
          <table:table-cell table:formula="of:=SQRT(POWER([.BK$4]-[.$B106];2)+POWER([.BK$5]-[.$C106];2)+POWER([.BK$6]-[.$D106];2))" office:value-type="float" office:value="11.6967929792743" calcext:value-type="float">
            <text:p>11,6967929792743</text:p>
          </table:table-cell>
          <table:table-cell table:formula="of:=SQRT(POWER([.BL$4]-[.BH106];2)+POWER([.BL$5]-[.BI106];2)+POWER([.BL$6]-[.BJ106];2))" office:value-type="float" office:value="72.1178695255577" calcext:value-type="float">
            <text:p>72,1178695255577</text:p>
          </table:table-cell>
          <table:table-cell table:formula="of:=SQRT(POWER([.BM$4]-[.$B106];2)+POWER([.BM$5]-[.$C106];2)+POWER([.BM$6]-[.$D106];2))" office:value-type="float" office:value="9.66064500952188" calcext:value-type="float">
            <text:p>9,66064500952188</text:p>
          </table:table-cell>
          <table:table-cell table:formula="of:=SQRT(POWER([.BN$4]-[.BJ106];2)+POWER([.BN$5]-[.BK106];2)+POWER([.BN$6]-[.BL106];2))" office:value-type="float" office:value="78.0637836177808" calcext:value-type="float">
            <text:p>78,0637836177808</text:p>
          </table:table-cell>
          <table:table-cell table:formula="of:=SQRT(POWER([.BO$4]-[.$B106];2)+POWER([.BO$5]-[.$C106];2)+POWER([.BO$6]-[.$D106];2))" office:value-type="float" office:value="10.038645775203" calcext:value-type="float">
            <text:p>10,038645775203</text:p>
          </table:table-cell>
          <table:table-cell table:formula="of:=SQRT(POWER([.BP$4]-[.BL106];2)+POWER([.BP$5]-[.BM106];2)+POWER([.BP$6]-[.BN106];2))" office:value-type="float" office:value="85.2719651351664" calcext:value-type="float">
            <text:p>85,2719651351664</text:p>
          </table:table-cell>
          <table:table-cell table:formula="of:=SQRT(POWER([.BQ$4]-[.$B106];2)+POWER([.BQ$5]-[.$C106];2)+POWER([.BQ$6]-[.$D106];2))" office:value-type="float" office:value="12.0408614725027" calcext:value-type="float">
            <text:p>12,0408614725027</text:p>
          </table:table-cell>
          <table:table-cell table:formula="of:=SQRT(POWER([.BR$4]-[.BN106];2)+POWER([.BR$5]-[.BO106];2)+POWER([.BR$6]-[.BP106];2))" office:value-type="float" office:value="92.827991949511" calcext:value-type="float">
            <text:p>92,827991949511</text:p>
          </table:table-cell>
          <table:table-cell table:formula="of:=SQRT(POWER([.BS$4]-[.$B106];2)+POWER([.BS$5]-[.$C106];2)+POWER([.BS$6]-[.$D106];2))" office:value-type="float" office:value="12.9966994271623" calcext:value-type="float">
            <text:p>12,9966994271623</text:p>
          </table:table-cell>
          <table:table-cell table:formula="of:=SQRT(POWER([.BT$4]-[.BP106];2)+POWER([.BT$5]-[.BQ106];2)+POWER([.BT$6]-[.BR106];2))" office:value-type="float" office:value="102.379919747898" calcext:value-type="float">
            <text:p>102,379919747898</text:p>
          </table:table-cell>
          <table:table-cell table:formula="of:=SQRT(POWER([.BU$4]-[.$B106];2)+POWER([.BU$5]-[.$C106];2)+POWER([.BU$6]-[.$D106];2))" office:value-type="float" office:value="12.9143117896387" calcext:value-type="float">
            <text:p>12,9143117896387</text:p>
          </table:table-cell>
          <table:table-cell table:formula="of:=SQRT(POWER([.BV$4]-[.BR106];2)+POWER([.BV$5]-[.BS106];2)+POWER([.BV$6]-[.BT106];2))" office:value-type="float" office:value="115.401655602175" calcext:value-type="float">
            <text:p>115,401655602175</text:p>
          </table:table-cell>
          <table:table-cell table:formula="of:=SQRT(POWER([.BW$4]-[.$B106];2)+POWER([.BW$5]-[.$C106];2)+POWER([.BW$6]-[.$D106];2))" office:value-type="float" office:value="8.62807678454475" calcext:value-type="float">
            <text:p>8,62807678454475</text:p>
          </table:table-cell>
          <table:table-cell table:formula="of:=SQRT(POWER([.BX$4]-[.BT106];2)+POWER([.BX$5]-[.BU106];2)+POWER([.BX$6]-[.BV106];2))" office:value-type="float" office:value="128.093584091629" calcext:value-type="float">
            <text:p>128,093584091629</text:p>
          </table:table-cell>
          <table:table-cell table:formula="of:=SQRT(POWER([.BY$4]-[.$B106];2)+POWER([.BY$5]-[.$C106];2)+POWER([.BY$6]-[.$D106];2))" office:value-type="float" office:value="6.43964944698079" calcext:value-type="float">
            <text:p>6,43964944698079</text:p>
          </table:table-cell>
          <table:table-cell table:formula="of:=SQRT(POWER([.BZ$4]-[.BV106];2)+POWER([.BZ$5]-[.BW106];2)+POWER([.BZ$6]-[.BX106];2))" office:value-type="float" office:value="146.443338602625" calcext:value-type="float">
            <text:p>146,443338602625</text:p>
          </table:table-cell>
          <table:table-cell table:formula="of:=SQRT(POWER([.CA$4]-[.$B106];2)+POWER([.CA$5]-[.$C106];2)+POWER([.CA$6]-[.$D106];2))" office:value-type="float" office:value="7.63102673301568" calcext:value-type="float">
            <text:p>7,63102673301568</text:p>
          </table:table-cell>
          <table:table-cell table:formula="of:=SQRT(POWER([.CB$4]-[.BX106];2)+POWER([.CB$5]-[.BY106];2)+POWER([.CB$6]-[.BZ106];2))" office:value-type="float" office:value="166.646326077663" calcext:value-type="float">
            <text:p>166,646326077663</text:p>
          </table:table-cell>
          <table:table-cell table:formula="of:=SQRT(POWER([.CC$4]-[.$B106];2)+POWER([.CC$5]-[.$C106];2)+POWER([.CC$6]-[.$D106];2))" office:value-type="float" office:value="9.98907768515192" calcext:value-type="float">
            <text:p>9,98907768515192</text:p>
          </table:table-cell>
          <table:table-cell table:formula="of:=SQRT(POWER([.CD$4]-[.BZ106];2)+POWER([.CD$5]-[.CA106];2)+POWER([.CD$6]-[.CB106];2))" office:value-type="float" office:value="192.90304743904" calcext:value-type="float">
            <text:p>192,90304743904</text:p>
          </table:table-cell>
          <table:table-cell table:formula="of:=SQRT(POWER([.CE$4]-[.$B106];2)+POWER([.CE$5]-[.$C106];2)+POWER([.CE$6]-[.$D106];2))" office:value-type="float" office:value="11.2990433665864" calcext:value-type="float">
            <text:p>11,2990433665864</text:p>
          </table:table-cell>
          <table:table-cell table:formula="of:=SQRT(POWER([.CF$4]-[.CB106];2)+POWER([.CF$5]-[.CC106];2)+POWER([.CF$6]-[.CD106];2))" office:value-type="float" office:value="224.881233202227" calcext:value-type="float">
            <text:p>224,881233202227</text:p>
          </table:table-cell>
          <table:table-cell table:formula="of:=SQRT(POWER([.CG$4]-[.$B106];2)+POWER([.CG$5]-[.$C106];2)+POWER([.CG$6]-[.$D106];2))" office:value-type="float" office:value="11.6625041050368" calcext:value-type="float">
            <text:p>11,6625041050368</text:p>
          </table:table-cell>
          <table:table-cell table:formula="of:=SQRT(POWER([.CH$4]-[.CD106];2)+POWER([.CH$5]-[.CE106];2)+POWER([.CH$6]-[.CF106];2))" office:value-type="float" office:value="265.085114760411" calcext:value-type="float">
            <text:p>265,085114760411</text:p>
          </table:table-cell>
          <table:table-cell table:formula="of:=SQRT(POWER([.CI$4]-[.$B106];2)+POWER([.CI$5]-[.$C106];2)+POWER([.CI$6]-[.$D106];2))" office:value-type="float" office:value="6.20028080009285" calcext:value-type="float">
            <text:p>6,20028080009285</text:p>
          </table:table-cell>
          <table:table-cell table:formula="of:=SQRT(POWER([.CJ$4]-[.CF106];2)+POWER([.CJ$5]-[.CG106];2)+POWER([.CJ$6]-[.CH106];2))" office:value-type="float" office:value="321.147549717536" calcext:value-type="float">
            <text:p>321,147549717536</text:p>
          </table:table-cell>
          <table:table-cell table:formula="of:=SQRT(POWER([.CK$4]-[.CG106];2)+POWER([.CK$5]-[.CH106];2)+POWER([.CK$6]-[.CI106];2))" office:value-type="float" office:value="229.5883924623" calcext:value-type="float">
            <text:p>229,5883924623</text:p>
          </table:table-cell>
          <table:table-cell table:formula="of:=SQRT(POWER([.CL$4]-[.$B106];2)+POWER([.CL$5]-[.$C106];2)+POWER([.CL$6]-[.$D106];2))" office:value-type="float" office:value="4.61633393506146" calcext:value-type="float">
            <text:p>4,61633393506146</text:p>
          </table:table-cell>
          <table:table-cell table:formula="of:=SQRT(POWER([.CM$4]-[.CI106];2)+POWER([.CM$5]-[.CJ106];2)+POWER([.CM$6]-[.CK106];2))" office:value-type="float" office:value="362.827786424969" calcext:value-type="float">
            <text:p>362,827786424969</text:p>
          </table:table-cell>
          <table:table-cell table:formula="of:=SQRT(POWER([.CN$4]-[.$B106];2)+POWER([.CN$5]-[.$C106];2)+POWER([.CN$6]-[.$D106];2))" office:value-type="float" office:value="7.3910012176971" calcext:value-type="float">
            <text:p>7,3910012176971</text:p>
          </table:table-cell>
          <table:table-cell table:formula="of:=SQRT(POWER([.CO$4]-[.CK106];2)+POWER([.CO$5]-[.CL106];2)+POWER([.CO$6]-[.CM106];2))" office:value-type="float" office:value="409.489730739813" calcext:value-type="float">
            <text:p>409,489730739813</text:p>
          </table:table-cell>
          <table:table-cell table:formula="of:=SQRT(POWER([.CP$4]-[.$B106];2)+POWER([.CP$5]-[.$C106];2)+POWER([.CP$6]-[.$D106];2))" office:value-type="float" office:value="8.56401512142523" calcext:value-type="float">
            <text:p>8,56401512142523</text:p>
          </table:table-cell>
          <table:table-cell table:formula="of:=SQRT(POWER([.CQ$4]-[.CM106];2)+POWER([.CQ$5]-[.CN106];2)+POWER([.CQ$6]-[.CO106];2))" office:value-type="float" office:value="523.525746008531" calcext:value-type="float">
            <text:p>523,525746008531</text:p>
          </table:table-cell>
          <table:table-cell table:formula="of:=SQRT(POWER([.CR$4]-[.$B106];2)+POWER([.CR$5]-[.$C106];2)+POWER([.CR$6]-[.$D106];2))" office:value-type="float" office:value="9.62708065822657" calcext:value-type="float">
            <text:p>9,62708065822657</text:p>
          </table:table-cell>
          <table:table-cell table:formula="of:=SQRT(POWER([.CS$4]-[.CO106];2)+POWER([.CS$5]-[.CP106];2)+POWER([.CS$6]-[.CQ106];2))" office:value-type="float" office:value="642.478149407982" calcext:value-type="float">
            <text:p>642,478149407982</text:p>
          </table:table-cell>
          <table:table-cell table:formula="of:=SQRT(POWER([.CT$4]-[.CP106];2)+POWER([.CT$5]-[.CQ106];2)+POWER([.CT$6]-[.CR106];2))" office:value-type="float" office:value="486.818089367614" calcext:value-type="float">
            <text:p>486,818089367614</text:p>
          </table:table-cell>
          <table:table-cell table:formula="of:=SQRT(POWER([.CU$4]-[.$B106];2)+POWER([.CU$5]-[.$C106];2)+POWER([.CU$6]-[.$D106];2))" office:value-type="float" office:value="3.21479159511157" calcext:value-type="float">
            <text:p>3,21479159511157</text:p>
          </table:table-cell>
          <table:table-cell table:formula="of:=SQRT(POWER([.CV$4]-[.CR106];2)+POWER([.CV$5]-[.CS106];2)+POWER([.CV$6]-[.CT106];2))" office:value-type="float" office:value="775.072566012172" calcext:value-type="float">
            <text:p>775,072566012172</text:p>
          </table:table-cell>
          <table:table-cell table:formula="of:=SQRT(POWER([.CW$4]-[.$B106];2)+POWER([.CW$5]-[.$C106];2)+POWER([.CW$6]-[.$D106];2))" office:value-type="float" office:value="3.98040839613224" calcext:value-type="float">
            <text:p>3,98040839613224</text:p>
          </table:table-cell>
          <table:table-cell table:formula="of:=SQRT(POWER([.CX$4]-[.CT106];2)+POWER([.CX$5]-[.CU106];2)+POWER([.CX$6]-[.CV106];2))" office:value-type="float" office:value="892.511286869314" calcext:value-type="float">
            <text:p>892,511286869314</text:p>
          </table:table-cell>
          <table:table-cell table:formula="of:=SQRT(POWER([.CY$4]-[.$B106];2)+POWER([.CY$5]-[.$C106];2)+POWER([.CY$6]-[.$D106];2))" office:value-type="float" office:value="1.52151273409065" calcext:value-type="float">
            <text:p>1,52151273409065</text:p>
          </table:table-cell>
          <table:table-cell table:formula="of:=SQRT(POWER([.CZ$4]-[.$B106];2)+POWER([.CZ$5]-[.$C106];2)+POWER([.CZ$6]-[.$D106];2))" office:value-type="float" office:value="0" calcext:value-type="float">
            <text:p>0</text:p>
          </table:table-cell>
          <table:table-cell table:formula="of:=SQRT(POWER([.DA$4]-[.$B106];2)+POWER([.DA$5]-[.$C106];2)+POWER([.DA$6]-[.$D106];2))" office:value-type="float" office:value="1.54135427465589" calcext:value-type="float">
            <text:p>1,54135427465589</text:p>
          </table:table-cell>
          <table:table-cell table:formula="of:=SQRT(POWER([.DB$4]-[.$B106];2)+POWER([.DB$5]-[.$C106];2)+POWER([.DB$6]-[.$D106];2))" office:value-type="float" office:value="1.52962054118007" calcext:value-type="float">
            <text:p>1,529620541180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.293" calcext:value-type="float">
            <text:p>40,293</text:p>
          </table:table-cell>
          <table:table-cell office:value-type="float" office:value="32.025" calcext:value-type="float">
            <text:p>32,025</text:p>
          </table:table-cell>
          <table:table-cell office:value-type="float" office:value="7.224" calcext:value-type="float">
            <text:p>7,224</text:p>
          </table:table-cell>
          <table:table-cell/>
          <table:table-cell table:formula="of:=SQRT(POWER([.F$4]-[.B107];2)+POWER([.F$5]-[.C107];2)+POWER([.F$6]-[.D107];2))" office:value-type="float" office:value="13.1573853785621" calcext:value-type="float">
            <text:p>13,1573853785621</text:p>
          </table:table-cell>
          <table:table-cell table:formula="of:=SQRT(POWER([.G$4]-[.$B107];2)+POWER([.G$5]-[.$C107];2)+POWER([.G$6]-[.$D107];2))" office:value-type="float" office:value="13.4900478872389" calcext:value-type="float">
            <text:p>13,4900478872389</text:p>
          </table:table-cell>
          <table:table-cell table:formula="of:=SQRT(POWER([.H$4]-[.D107];2)+POWER([.H$5]-[.E107];2)+POWER([.H$6]-[.F107];2))" office:value-type="float" office:value="51.8764783931323" calcext:value-type="float">
            <text:p>51,8764783931323</text:p>
          </table:table-cell>
          <table:table-cell table:formula="of:=SQRT(POWER([.I$4]-[.$B107];2)+POWER([.I$5]-[.$C107];2)+POWER([.I$6]-[.$D107];2))" office:value-type="float" office:value="13.9318091431084" calcext:value-type="float">
            <text:p>13,9318091431084</text:p>
          </table:table-cell>
          <table:table-cell table:formula="of:=SQRT(POWER([.J$4]-[.F107];2)+POWER([.J$5]-[.G107];2)+POWER([.J$6]-[.H107];2))" office:value-type="float" office:value="60.6930708065501" calcext:value-type="float">
            <text:p>60,6930708065501</text:p>
          </table:table-cell>
          <table:table-cell table:formula="of:=SQRT(POWER([.K$4]-[.$B107];2)+POWER([.K$5]-[.$C107];2)+POWER([.K$6]-[.$D107];2))" office:value-type="float" office:value="12.951831723737" calcext:value-type="float">
            <text:p>12,951831723737</text:p>
          </table:table-cell>
          <table:table-cell table:formula="of:=SQRT(POWER([.L$4]-[.H107];2)+POWER([.L$5]-[.I107];2)+POWER([.L$6]-[.J107];2))" office:value-type="float" office:value="66.4586185075222" calcext:value-type="float">
            <text:p>66,4586185075222</text:p>
          </table:table-cell>
          <table:table-cell table:formula="of:=SQRT(POWER([.M$4]-[.$B107];2)+POWER([.M$5]-[.$C107];2)+POWER([.M$6]-[.$D107];2))" office:value-type="float" office:value="12.272773362203" calcext:value-type="float">
            <text:p>12,272773362203</text:p>
          </table:table-cell>
          <table:table-cell table:formula="of:=SQRT(POWER([.N$4]-[.J107];2)+POWER([.N$5]-[.K107];2)+POWER([.N$6]-[.L107];2))" office:value-type="float" office:value="65.0667674508062" calcext:value-type="float">
            <text:p>65,0667674508062</text:p>
          </table:table-cell>
          <table:table-cell table:formula="of:=SQRT(POWER([.O$4]-[.$B107];2)+POWER([.O$5]-[.$C107];2)+POWER([.O$6]-[.$D107];2))" office:value-type="float" office:value="11.5505502033453" calcext:value-type="float">
            <text:p>11,5505502033453</text:p>
          </table:table-cell>
          <table:table-cell table:formula="of:=SQRT(POWER([.P$4]-[.L107];2)+POWER([.P$5]-[.M107];2)+POWER([.P$6]-[.N107];2))" office:value-type="float" office:value="64.0004839996642" calcext:value-type="float">
            <text:p>64,0004839996642</text:p>
          </table:table-cell>
          <table:table-cell table:formula="of:=SQRT(POWER([.Q$4]-[.$B107];2)+POWER([.Q$5]-[.$C107];2)+POWER([.Q$6]-[.$D107];2))" office:value-type="float" office:value="11.9492967575502" calcext:value-type="float">
            <text:p>11,9492967575502</text:p>
          </table:table-cell>
          <table:table-cell table:formula="of:=SQRT(POWER([.R$4]-[.N107];2)+POWER([.R$5]-[.O107];2)+POWER([.R$6]-[.P107];2))" office:value-type="float" office:value="63.6046695346255" calcext:value-type="float">
            <text:p>63,6046695346255</text:p>
          </table:table-cell>
          <table:table-cell table:formula="of:=SQRT(POWER([.S$4]-[.$B107];2)+POWER([.S$5]-[.$C107];2)+POWER([.S$6]-[.$D107];2))" office:value-type="float" office:value="12.334874664949" calcext:value-type="float">
            <text:p>12,334874664949</text:p>
          </table:table-cell>
          <table:table-cell table:formula="of:=SQRT(POWER([.T$4]-[.P107];2)+POWER([.T$5]-[.Q107];2)+POWER([.T$6]-[.R107];2))" office:value-type="float" office:value="63.8632232670244" calcext:value-type="float">
            <text:p>63,8632232670244</text:p>
          </table:table-cell>
          <table:table-cell table:formula="of:=SQRT(POWER([.U$4]-[.$B107];2)+POWER([.U$5]-[.$C107];2)+POWER([.U$6]-[.$D107];2))" office:value-type="float" office:value="9.83118329602291" calcext:value-type="float">
            <text:p>9,83118329602291</text:p>
          </table:table-cell>
          <table:table-cell table:formula="of:=SQRT(POWER([.V$4]-[.R107];2)+POWER([.V$5]-[.S107];2)+POWER([.V$6]-[.T107];2))" office:value-type="float" office:value="57.102737468107" calcext:value-type="float">
            <text:p>57,102737468107</text:p>
          </table:table-cell>
          <table:table-cell table:formula="of:=SQRT(POWER([.W$4]-[.$B107];2)+POWER([.W$5]-[.$C107];2)+POWER([.W$6]-[.$D107];2))" office:value-type="float" office:value="9.49499031068489" calcext:value-type="float">
            <text:p>9,49499031068489</text:p>
          </table:table-cell>
          <table:table-cell table:formula="of:=SQRT(POWER([.X$4]-[.T107];2)+POWER([.X$5]-[.U107];2)+POWER([.X$6]-[.V107];2))" office:value-type="float" office:value="52.6597869410543" calcext:value-type="float">
            <text:p>52,6597869410543</text:p>
          </table:table-cell>
          <table:table-cell table:formula="of:=SQRT(POWER([.Y$4]-[.$B107];2)+POWER([.Y$5]-[.$C107];2)+POWER([.Y$6]-[.$D107];2))" office:value-type="float" office:value="11.643220387848" calcext:value-type="float">
            <text:p>11,643220387848</text:p>
          </table:table-cell>
          <table:table-cell table:formula="of:=SQRT(POWER([.Z$4]-[.V107];2)+POWER([.Z$5]-[.W107];2)+POWER([.Z$6]-[.X107];2))" office:value-type="float" office:value="45.1631544355438" calcext:value-type="float">
            <text:p>45,1631544355438</text:p>
          </table:table-cell>
          <table:table-cell table:formula="of:=SQRT(POWER([.AA$4]-[.$B107];2)+POWER([.AA$5]-[.$C107];2)+POWER([.AA$6]-[.$D107];2))" office:value-type="float" office:value="12.3910850614464" calcext:value-type="float">
            <text:p>12,3910850614464</text:p>
          </table:table-cell>
          <table:table-cell table:formula="of:=SQRT(POWER([.AB$4]-[.X107];2)+POWER([.AB$5]-[.Y107];2)+POWER([.AB$6]-[.Z107];2))" office:value-type="float" office:value="35.6269409651262" calcext:value-type="float">
            <text:p>35,6269409651262</text:p>
          </table:table-cell>
          <table:table-cell table:formula="of:=SQRT(POWER([.AC$4]-[.$B107];2)+POWER([.AC$5]-[.$C107];2)+POWER([.AC$6]-[.$D107];2))" office:value-type="float" office:value="12.5456217462508" calcext:value-type="float">
            <text:p>12,5456217462508</text:p>
          </table:table-cell>
          <table:table-cell table:formula="of:=SQRT(POWER([.AD$4]-[.Z107];2)+POWER([.AD$5]-[.AA107];2)+POWER([.AD$6]-[.AB107];2))" office:value-type="float" office:value="24.6481122571562" calcext:value-type="float">
            <text:p>24,6481122571562</text:p>
          </table:table-cell>
          <table:table-cell table:formula="of:=SQRT(POWER([.AE$4]-[.$B107];2)+POWER([.AE$5]-[.$C107];2)+POWER([.AE$6]-[.$D107];2))" office:value-type="float" office:value="14.7494502948415" calcext:value-type="float">
            <text:p>14,7494502948415</text:p>
          </table:table-cell>
          <table:table-cell table:formula="of:=SQRT(POWER([.AF$4]-[.AB107];2)+POWER([.AF$5]-[.AC107];2)+POWER([.AF$6]-[.AD107];2))" office:value-type="float" office:value="21.0423470480992" calcext:value-type="float">
            <text:p>21,0423470480992</text:p>
          </table:table-cell>
          <table:table-cell table:formula="of:=SQRT(POWER([.AG$4]-[.$B107];2)+POWER([.AG$5]-[.$C107];2)+POWER([.AG$6]-[.$D107];2))" office:value-type="float" office:value="13.9982437827036" calcext:value-type="float">
            <text:p>13,9982437827036</text:p>
          </table:table-cell>
          <table:table-cell table:formula="of:=SQRT(POWER([.AH$4]-[.AD107];2)+POWER([.AH$5]-[.AE107];2)+POWER([.AH$6]-[.AF107];2))" office:value-type="float" office:value="26.3070353886598" calcext:value-type="float">
            <text:p>26,3070353886598</text:p>
          </table:table-cell>
          <table:table-cell table:formula="of:=SQRT(POWER([.AI$4]-[.$B107];2)+POWER([.AI$5]-[.$C107];2)+POWER([.AI$6]-[.$D107];2))" office:value-type="float" office:value="14.4043589930271" calcext:value-type="float">
            <text:p>14,4043589930271</text:p>
          </table:table-cell>
          <table:table-cell table:formula="of:=SQRT(POWER([.AJ$4]-[.AF107];2)+POWER([.AJ$5]-[.AG107];2)+POWER([.AJ$6]-[.AH107];2))" office:value-type="float" office:value="33.4520904534914" calcext:value-type="float">
            <text:p>33,4520904534914</text:p>
          </table:table-cell>
          <table:table-cell table:formula="of:=SQRT(POWER([.AK$4]-[.$B107];2)+POWER([.AK$5]-[.$C107];2)+POWER([.AK$6]-[.$D107];2))" office:value-type="float" office:value="16.0251445859312" calcext:value-type="float">
            <text:p>16,0251445859312</text:p>
          </table:table-cell>
          <table:table-cell table:formula="of:=SQRT(POWER([.AL$4]-[.AH107];2)+POWER([.AL$5]-[.AI107];2)+POWER([.AL$6]-[.AJ107];2))" office:value-type="float" office:value="31.4187864678075" calcext:value-type="float">
            <text:p>31,4187864678075</text:p>
          </table:table-cell>
          <table:table-cell table:formula="of:=SQRT(POWER([.AM$4]-[.$B107];2)+POWER([.AM$5]-[.$C107];2)+POWER([.AM$6]-[.$D107];2))" office:value-type="float" office:value="16.2986792716465" calcext:value-type="float">
            <text:p>16,2986792716465</text:p>
          </table:table-cell>
          <table:table-cell table:formula="of:=SQRT(POWER([.AN$4]-[.AJ107];2)+POWER([.AN$5]-[.AK107];2)+POWER([.AN$6]-[.AL107];2))" office:value-type="float" office:value="27.5169210429259" calcext:value-type="float">
            <text:p>27,5169210429259</text:p>
          </table:table-cell>
          <table:table-cell table:formula="of:=SQRT(POWER([.AO$4]-[.$B107];2)+POWER([.AO$5]-[.$C107];2)+POWER([.AO$6]-[.$D107];2))" office:value-type="float" office:value="16.4983933157141" calcext:value-type="float">
            <text:p>16,4983933157141</text:p>
          </table:table-cell>
          <table:table-cell table:formula="of:=SQRT(POWER([.AP$4]-[.AL107];2)+POWER([.AP$5]-[.AM107];2)+POWER([.AP$6]-[.AN107];2))" office:value-type="float" office:value="28.1774745971787" calcext:value-type="float">
            <text:p>28,1774745971787</text:p>
          </table:table-cell>
          <table:table-cell table:formula="of:=SQRT(POWER([.AQ$4]-[.$B107];2)+POWER([.AQ$5]-[.$C107];2)+POWER([.AQ$6]-[.$D107];2))" office:value-type="float" office:value="9.03695380092208" calcext:value-type="float">
            <text:p>9,03695380092208</text:p>
          </table:table-cell>
          <table:table-cell table:formula="of:=SQRT(POWER([.AR$4]-[.AN107];2)+POWER([.AR$5]-[.AO107];2)+POWER([.AR$6]-[.AP107];2))" office:value-type="float" office:value="32.9342294318683" calcext:value-type="float">
            <text:p>32,9342294318683</text:p>
          </table:table-cell>
          <table:table-cell table:formula="of:=SQRT(POWER([.AS$4]-[.$B107];2)+POWER([.AS$5]-[.$C107];2)+POWER([.AS$6]-[.$D107];2))" office:value-type="float" office:value="8.50430784955484" calcext:value-type="float">
            <text:p>8,50430784955484</text:p>
          </table:table-cell>
          <table:table-cell table:formula="of:=SQRT(POWER([.AT$4]-[.AP107];2)+POWER([.AT$5]-[.AQ107];2)+POWER([.AT$6]-[.AR107];2))" office:value-type="float" office:value="40.7912754382275" calcext:value-type="float">
            <text:p>40,7912754382275</text:p>
          </table:table-cell>
          <table:table-cell table:formula="of:=SQRT(POWER([.AU$4]-[.$B107];2)+POWER([.AU$5]-[.$C107];2)+POWER([.AU$6]-[.$D107];2))" office:value-type="float" office:value="6.77895456541789" calcext:value-type="float">
            <text:p>6,77895456541789</text:p>
          </table:table-cell>
          <table:table-cell table:formula="of:=SQRT(POWER([.AV$4]-[.AR107];2)+POWER([.AV$5]-[.AS107];2)+POWER([.AV$6]-[.AT107];2))" office:value-type="float" office:value="41.9627064794999" calcext:value-type="float">
            <text:p>41,9627064794999</text:p>
          </table:table-cell>
          <table:table-cell table:formula="of:=SQRT(POWER([.AW$4]-[.$B107];2)+POWER([.AW$5]-[.$C107];2)+POWER([.AW$6]-[.$D107];2))" office:value-type="float" office:value="7.04245617664746" calcext:value-type="float">
            <text:p>7,04245617664746</text:p>
          </table:table-cell>
          <table:table-cell table:formula="of:=SQRT(POWER([.AX$4]-[.AT107];2)+POWER([.AX$5]-[.AU107];2)+POWER([.AX$6]-[.AV107];2))" office:value-type="float" office:value="41.5120038562113" calcext:value-type="float">
            <text:p>41,5120038562113</text:p>
          </table:table-cell>
          <table:table-cell table:formula="of:=SQRT(POWER([.AY$4]-[.$B107];2)+POWER([.AY$5]-[.$C107];2)+POWER([.AY$6]-[.$D107];2))" office:value-type="float" office:value="11.8153940264386" calcext:value-type="float">
            <text:p>11,8153940264386</text:p>
          </table:table-cell>
          <table:table-cell table:formula="of:=SQRT(POWER([.AZ$4]-[.AV107];2)+POWER([.AZ$5]-[.AW107];2)+POWER([.AZ$6]-[.AX107];2))" office:value-type="float" office:value="49.4494483448123" calcext:value-type="float">
            <text:p>49,4494483448123</text:p>
          </table:table-cell>
          <table:table-cell table:formula="of:=SQRT(POWER([.BA$4]-[.$B107];2)+POWER([.BA$5]-[.$C107];2)+POWER([.BA$6]-[.$D107];2))" office:value-type="float" office:value="13.4553615336044" calcext:value-type="float">
            <text:p>13,4553615336044</text:p>
          </table:table-cell>
          <table:table-cell table:formula="of:=SQRT(POWER([.BB$4]-[.AX107];2)+POWER([.BB$5]-[.AY107];2)+POWER([.BB$6]-[.AZ107];2))" office:value-type="float" office:value="54.1540222494216" calcext:value-type="float">
            <text:p>54,1540222494216</text:p>
          </table:table-cell>
          <table:table-cell table:formula="of:=SQRT(POWER([.BC$4]-[.$B107];2)+POWER([.BC$5]-[.$C107];2)+POWER([.BC$6]-[.$D107];2))" office:value-type="float" office:value="13.1504275595891" calcext:value-type="float">
            <text:p>13,1504275595891</text:p>
          </table:table-cell>
          <table:table-cell table:formula="of:=SQRT(POWER([.BD$4]-[.AZ107];2)+POWER([.BD$5]-[.BA107];2)+POWER([.BD$6]-[.BB107];2))" office:value-type="float" office:value="55.4251972672684" calcext:value-type="float">
            <text:p>55,4251972672684</text:p>
          </table:table-cell>
          <table:table-cell table:formula="of:=SQRT(POWER([.BE$4]-[.$B107];2)+POWER([.BE$5]-[.$C107];2)+POWER([.BE$6]-[.$D107];2))" office:value-type="float" office:value="13.5356599395818" calcext:value-type="float">
            <text:p>13,5356599395818</text:p>
          </table:table-cell>
          <table:table-cell table:formula="of:=SQRT(POWER([.BF$4]-[.BB107];2)+POWER([.BF$5]-[.BC107];2)+POWER([.BF$6]-[.BD107];2))" office:value-type="float" office:value="58.6989883578695" calcext:value-type="float">
            <text:p>58,6989883578695</text:p>
          </table:table-cell>
          <table:table-cell table:formula="of:=SQRT(POWER([.BG$4]-[.$B107];2)+POWER([.BG$5]-[.$C107];2)+POWER([.BG$6]-[.$D107];2))" office:value-type="float" office:value="14.4574447949837" calcext:value-type="float">
            <text:p>14,4574447949837</text:p>
          </table:table-cell>
          <table:table-cell table:formula="of:=SQRT(POWER([.BH$4]-[.BD107];2)+POWER([.BH$5]-[.BE107];2)+POWER([.BH$6]-[.BF107];2))" office:value-type="float" office:value="61.2950202545534" calcext:value-type="float">
            <text:p>61,2950202545534</text:p>
          </table:table-cell>
          <table:table-cell table:formula="of:=SQRT(POWER([.BI$4]-[.$B107];2)+POWER([.BI$5]-[.$C107];2)+POWER([.BI$6]-[.$D107];2))" office:value-type="float" office:value="15.7903176028856" calcext:value-type="float">
            <text:p>15,7903176028856</text:p>
          </table:table-cell>
          <table:table-cell table:formula="of:=SQRT(POWER([.BJ$4]-[.BF107];2)+POWER([.BJ$5]-[.BG107];2)+POWER([.BJ$6]-[.BH107];2))" office:value-type="float" office:value="63.3687260729228" calcext:value-type="float">
            <text:p>63,3687260729228</text:p>
          </table:table-cell>
          <table:table-cell table:formula="of:=SQRT(POWER([.BK$4]-[.$B107];2)+POWER([.BK$5]-[.$C107];2)+POWER([.BK$6]-[.$D107];2))" office:value-type="float" office:value="12.9193803643983" calcext:value-type="float">
            <text:p>12,9193803643983</text:p>
          </table:table-cell>
          <table:table-cell table:formula="of:=SQRT(POWER([.BL$4]-[.BH107];2)+POWER([.BL$5]-[.BI107];2)+POWER([.BL$6]-[.BJ107];2))" office:value-type="float" office:value="65.8332622124957" calcext:value-type="float">
            <text:p>65,8332622124957</text:p>
          </table:table-cell>
          <table:table-cell table:formula="of:=SQRT(POWER([.BM$4]-[.$B107];2)+POWER([.BM$5]-[.$C107];2)+POWER([.BM$6]-[.$D107];2))" office:value-type="float" office:value="10.9344714092635" calcext:value-type="float">
            <text:p>10,9344714092635</text:p>
          </table:table-cell>
          <table:table-cell table:formula="of:=SQRT(POWER([.BN$4]-[.BJ107];2)+POWER([.BN$5]-[.BK107];2)+POWER([.BN$6]-[.BL107];2))" office:value-type="float" office:value="70.2982785734599" calcext:value-type="float">
            <text:p>70,2982785734599</text:p>
          </table:table-cell>
          <table:table-cell table:formula="of:=SQRT(POWER([.BO$4]-[.$B107];2)+POWER([.BO$5]-[.$C107];2)+POWER([.BO$6]-[.$D107];2))" office:value-type="float" office:value="11.107681846362" calcext:value-type="float">
            <text:p>11,107681846362</text:p>
          </table:table-cell>
          <table:table-cell table:formula="of:=SQRT(POWER([.BP$4]-[.BL107];2)+POWER([.BP$5]-[.BM107];2)+POWER([.BP$6]-[.BN107];2))" office:value-type="float" office:value="75.4961219214368" calcext:value-type="float">
            <text:p>75,4961219214368</text:p>
          </table:table-cell>
          <table:table-cell table:formula="of:=SQRT(POWER([.BQ$4]-[.$B107];2)+POWER([.BQ$5]-[.$C107];2)+POWER([.BQ$6]-[.$D107];2))" office:value-type="float" office:value="12.958333380493" calcext:value-type="float">
            <text:p>12,958333380493</text:p>
          </table:table-cell>
          <table:table-cell table:formula="of:=SQRT(POWER([.BR$4]-[.BN107];2)+POWER([.BR$5]-[.BO107];2)+POWER([.BR$6]-[.BP107];2))" office:value-type="float" office:value="80.6323840338808" calcext:value-type="float">
            <text:p>80,6323840338808</text:p>
          </table:table-cell>
          <table:table-cell table:formula="of:=SQRT(POWER([.BS$4]-[.$B107];2)+POWER([.BS$5]-[.$C107];2)+POWER([.BS$6]-[.$D107];2))" office:value-type="float" office:value="13.8115672173725" calcext:value-type="float">
            <text:p>13,8115672173725</text:p>
          </table:table-cell>
          <table:table-cell table:formula="of:=SQRT(POWER([.BT$4]-[.BP107];2)+POWER([.BT$5]-[.BQ107];2)+POWER([.BT$6]-[.BR107];2))" office:value-type="float" office:value="87.020849999855" calcext:value-type="float">
            <text:p>87,020849999855</text:p>
          </table:table-cell>
          <table:table-cell table:formula="of:=SQRT(POWER([.BU$4]-[.$B107];2)+POWER([.BU$5]-[.$C107];2)+POWER([.BU$6]-[.$D107];2))" office:value-type="float" office:value="13.6382154257806" calcext:value-type="float">
            <text:p>13,6382154257806</text:p>
          </table:table-cell>
          <table:table-cell table:formula="of:=SQRT(POWER([.BV$4]-[.BR107];2)+POWER([.BV$5]-[.BS107];2)+POWER([.BV$6]-[.BT107];2))" office:value-type="float" office:value="96.0366915116796" calcext:value-type="float">
            <text:p>96,0366915116796</text:p>
          </table:table-cell>
          <table:table-cell table:formula="of:=SQRT(POWER([.BW$4]-[.$B107];2)+POWER([.BW$5]-[.$C107];2)+POWER([.BW$6]-[.$D107];2))" office:value-type="float" office:value="9.87182526182468" calcext:value-type="float">
            <text:p>9,87182526182468</text:p>
          </table:table-cell>
          <table:table-cell table:formula="of:=SQRT(POWER([.BX$4]-[.BT107];2)+POWER([.BX$5]-[.BU107];2)+POWER([.BX$6]-[.BV107];2))" office:value-type="float" office:value="103.971107321757" calcext:value-type="float">
            <text:p>103,971107321757</text:p>
          </table:table-cell>
          <table:table-cell table:formula="of:=SQRT(POWER([.BY$4]-[.$B107];2)+POWER([.BY$5]-[.$C107];2)+POWER([.BY$6]-[.$D107];2))" office:value-type="float" office:value="7.78517912446464" calcext:value-type="float">
            <text:p>7,78517912446464</text:p>
          </table:table-cell>
          <table:table-cell table:formula="of:=SQRT(POWER([.BZ$4]-[.BV107];2)+POWER([.BZ$5]-[.BW107];2)+POWER([.BZ$6]-[.BX107];2))" office:value-type="float" office:value="116.05911485885" calcext:value-type="float">
            <text:p>116,05911485885</text:p>
          </table:table-cell>
          <table:table-cell table:formula="of:=SQRT(POWER([.CA$4]-[.$B107];2)+POWER([.CA$5]-[.$C107];2)+POWER([.CA$6]-[.$D107];2))" office:value-type="float" office:value="8.91692256330625" calcext:value-type="float">
            <text:p>8,91692256330625</text:p>
          </table:table-cell>
          <table:table-cell table:formula="of:=SQRT(POWER([.CB$4]-[.BX107];2)+POWER([.CB$5]-[.BY107];2)+POWER([.CB$6]-[.BZ107];2))" office:value-type="float" office:value="128.626480706558" calcext:value-type="float">
            <text:p>128,626480706558</text:p>
          </table:table-cell>
          <table:table-cell table:formula="of:=SQRT(POWER([.CC$4]-[.$B107];2)+POWER([.CC$5]-[.$C107];2)+POWER([.CC$6]-[.$D107];2))" office:value-type="float" office:value="11.1815514129301" calcext:value-type="float">
            <text:p>11,1815514129301</text:p>
          </table:table-cell>
          <table:table-cell table:formula="of:=SQRT(POWER([.CD$4]-[.BZ107];2)+POWER([.CD$5]-[.CA107];2)+POWER([.CD$6]-[.CB107];2))" office:value-type="float" office:value="145.003793412246" calcext:value-type="float">
            <text:p>145,003793412246</text:p>
          </table:table-cell>
          <table:table-cell table:formula="of:=SQRT(POWER([.CE$4]-[.$B107];2)+POWER([.CE$5]-[.$C107];2)+POWER([.CE$6]-[.$D107];2))" office:value-type="float" office:value="12.5054208245864" calcext:value-type="float">
            <text:p>12,5054208245864</text:p>
          </table:table-cell>
          <table:table-cell table:formula="of:=SQRT(POWER([.CF$4]-[.CB107];2)+POWER([.CF$5]-[.CC107];2)+POWER([.CF$6]-[.CD107];2))" office:value-type="float" office:value="164.418580355141" calcext:value-type="float">
            <text:p>164,418580355141</text:p>
          </table:table-cell>
          <table:table-cell table:formula="of:=SQRT(POWER([.CG$4]-[.$B107];2)+POWER([.CG$5]-[.$C107];2)+POWER([.CG$6]-[.$D107];2))" office:value-type="float" office:value="12.9334886631566" calcext:value-type="float">
            <text:p>12,9334886631566</text:p>
          </table:table-cell>
          <table:table-cell table:formula="of:=SQRT(POWER([.CH$4]-[.CD107];2)+POWER([.CH$5]-[.CE107];2)+POWER([.CH$6]-[.CF107];2))" office:value-type="float" office:value="188.544115861743" calcext:value-type="float">
            <text:p>188,544115861743</text:p>
          </table:table-cell>
          <table:table-cell table:formula="of:=SQRT(POWER([.CI$4]-[.$B107];2)+POWER([.CI$5]-[.$C107];2)+POWER([.CI$6]-[.$D107];2))" office:value-type="float" office:value="7.63802206071703" calcext:value-type="float">
            <text:p>7,63802206071703</text:p>
          </table:table-cell>
          <table:table-cell table:formula="of:=SQRT(POWER([.CJ$4]-[.CF107];2)+POWER([.CJ$5]-[.CG107];2)+POWER([.CJ$6]-[.CH107];2))" office:value-type="float" office:value="224.005715969355" calcext:value-type="float">
            <text:p>224,005715969355</text:p>
          </table:table-cell>
          <table:table-cell table:formula="of:=SQRT(POWER([.CK$4]-[.CG107];2)+POWER([.CK$5]-[.CH107];2)+POWER([.CK$6]-[.CI107];2))" office:value-type="float" office:value="153.574503814218" calcext:value-type="float">
            <text:p>153,574503814218</text:p>
          </table:table-cell>
          <table:table-cell table:formula="of:=SQRT(POWER([.CL$4]-[.$B107];2)+POWER([.CL$5]-[.$C107];2)+POWER([.CL$6]-[.$D107];2))" office:value-type="float" office:value="6.15288826487204" calcext:value-type="float">
            <text:p>6,15288826487204</text:p>
          </table:table-cell>
          <table:table-cell table:formula="of:=SQRT(POWER([.CM$4]-[.CI107];2)+POWER([.CM$5]-[.CJ107];2)+POWER([.CM$6]-[.CK107];2))" office:value-type="float" office:value="239.920263489814" calcext:value-type="float">
            <text:p>239,920263489814</text:p>
          </table:table-cell>
          <table:table-cell table:formula="of:=SQRT(POWER([.CN$4]-[.$B107];2)+POWER([.CN$5]-[.$C107];2)+POWER([.CN$6]-[.$D107];2))" office:value-type="float" office:value="8.64107504885822" calcext:value-type="float">
            <text:p>8,64107504885822</text:p>
          </table:table-cell>
          <table:table-cell table:formula="of:=SQRT(POWER([.CO$4]-[.CK107];2)+POWER([.CO$5]-[.CL107];2)+POWER([.CO$6]-[.CM107];2))" office:value-type="float" office:value="265.772155743972" calcext:value-type="float">
            <text:p>265,772155743972</text:p>
          </table:table-cell>
          <table:table-cell table:formula="of:=SQRT(POWER([.CP$4]-[.$B107];2)+POWER([.CP$5]-[.$C107];2)+POWER([.CP$6]-[.$D107];2))" office:value-type="float" office:value="9.86975085805108" calcext:value-type="float">
            <text:p>9,86975085805108</text:p>
          </table:table-cell>
          <table:table-cell table:formula="of:=SQRT(POWER([.CQ$4]-[.CM107];2)+POWER([.CQ$5]-[.CN107];2)+POWER([.CQ$6]-[.CO107];2))" office:value-type="float" office:value="334.835396823772" calcext:value-type="float">
            <text:p>334,835396823772</text:p>
          </table:table-cell>
          <table:table-cell table:formula="of:=SQRT(POWER([.CR$4]-[.$B107];2)+POWER([.CR$5]-[.$C107];2)+POWER([.CR$6]-[.$D107];2))" office:value-type="float" office:value="10.8537755182241" calcext:value-type="float">
            <text:p>10,8537755182241</text:p>
          </table:table-cell>
          <table:table-cell table:formula="of:=SQRT(POWER([.CS$4]-[.CO107];2)+POWER([.CS$5]-[.CP107];2)+POWER([.CS$6]-[.CQ107];2))" office:value-type="float" office:value="405.65477354357" calcext:value-type="float">
            <text:p>405,65477354357</text:p>
          </table:table-cell>
          <table:table-cell table:formula="of:=SQRT(POWER([.CT$4]-[.CP107];2)+POWER([.CT$5]-[.CQ107];2)+POWER([.CT$6]-[.CR107];2))" office:value-type="float" office:value="298.366673048447" calcext:value-type="float">
            <text:p>298,366673048447</text:p>
          </table:table-cell>
          <table:table-cell table:formula="of:=SQRT(POWER([.CU$4]-[.$B107];2)+POWER([.CU$5]-[.$C107];2)+POWER([.CU$6]-[.$D107];2))" office:value-type="float" office:value="4.62257006436896" calcext:value-type="float">
            <text:p>4,62257006436896</text:p>
          </table:table-cell>
          <table:table-cell table:formula="of:=SQRT(POWER([.CV$4]-[.CR107];2)+POWER([.CV$5]-[.CS107];2)+POWER([.CV$6]-[.CT107];2))" office:value-type="float" office:value="472.709697100036" calcext:value-type="float">
            <text:p>472,709697100036</text:p>
          </table:table-cell>
          <table:table-cell table:formula="of:=SQRT(POWER([.CW$4]-[.$B107];2)+POWER([.CW$5]-[.$C107];2)+POWER([.CW$6]-[.$D107];2))" office:value-type="float" office:value="5.11114683803939" calcext:value-type="float">
            <text:p>5,11114683803939</text:p>
          </table:table-cell>
          <table:table-cell table:formula="of:=SQRT(POWER([.CX$4]-[.CT107];2)+POWER([.CX$5]-[.CU107];2)+POWER([.CX$6]-[.CV107];2))" office:value-type="float" office:value="536.841232971184" calcext:value-type="float">
            <text:p>536,841232971184</text:p>
          </table:table-cell>
          <table:table-cell table:formula="of:=SQRT(POWER([.CY$4]-[.$B107];2)+POWER([.CY$5]-[.$C107];2)+POWER([.CY$6]-[.$D107];2))" office:value-type="float" office:value="2.51634616060668" calcext:value-type="float">
            <text:p>2,51634616060668</text:p>
          </table:table-cell>
          <table:table-cell table:formula="of:=SQRT(POWER([.CZ$4]-[.$B107];2)+POWER([.CZ$5]-[.$C107];2)+POWER([.CZ$6]-[.$D107];2))" office:value-type="float" office:value="1.54135427465589" calcext:value-type="float">
            <text:p>1,54135427465589</text:p>
          </table:table-cell>
          <table:table-cell table:formula="of:=SQRT(POWER([.DA$4]-[.$B107];2)+POWER([.DA$5]-[.$C107];2)+POWER([.DA$6]-[.$D107];2))" office:value-type="float" office:value="0" calcext:value-type="float">
            <text:p>0</text:p>
          </table:table-cell>
          <table:table-cell table:formula="of:=SQRT(POWER([.DB$4]-[.$B107];2)+POWER([.DB$5]-[.$C107];2)+POWER([.DB$6]-[.$D107];2))" office:value-type="float" office:value="2.48209467990244" calcext:value-type="float">
            <text:p>2,482094679902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.76" calcext:value-type="float">
            <text:p>40,76</text:p>
          </table:table-cell>
          <table:table-cell office:value-type="float" office:value="34.312" calcext:value-type="float">
            <text:p>34,312</text:p>
          </table:table-cell>
          <table:table-cell office:value-type="float" office:value="8.068" calcext:value-type="float">
            <text:p>8,068</text:p>
          </table:table-cell>
          <table:table-cell/>
          <table:table-cell table:formula="of:=SQRT(POWER([.F$4]-[.B108];2)+POWER([.F$5]-[.C108];2)+POWER([.F$6]-[.D108];2))" office:value-type="float" office:value="12.6859788743321" calcext:value-type="float">
            <text:p>12,6859788743321</text:p>
          </table:table-cell>
          <table:table-cell table:formula="of:=SQRT(POWER([.G$4]-[.$B108];2)+POWER([.G$5]-[.$C108];2)+POWER([.G$6]-[.$D108];2))" office:value-type="float" office:value="12.8589393808354" calcext:value-type="float">
            <text:p>12,8589393808354</text:p>
          </table:table-cell>
          <table:table-cell table:formula="of:=SQRT(POWER([.H$4]-[.D108];2)+POWER([.H$5]-[.E108];2)+POWER([.H$6]-[.F108];2))" office:value-type="float" office:value="51.3311589796759" calcext:value-type="float">
            <text:p>51,3311589796759</text:p>
          </table:table-cell>
          <table:table-cell table:formula="of:=SQRT(POWER([.I$4]-[.$B108];2)+POWER([.I$5]-[.$C108];2)+POWER([.I$6]-[.$D108];2))" office:value-type="float" office:value="12.9243686886439" calcext:value-type="float">
            <text:p>12,9243686886439</text:p>
          </table:table-cell>
          <table:table-cell table:formula="of:=SQRT(POWER([.J$4]-[.F108];2)+POWER([.J$5]-[.G108];2)+POWER([.J$6]-[.H108];2))" office:value-type="float" office:value="60.6797462250269" calcext:value-type="float">
            <text:p>60,6797462250269</text:p>
          </table:table-cell>
          <table:table-cell table:formula="of:=SQRT(POWER([.K$4]-[.$B108];2)+POWER([.K$5]-[.$C108];2)+POWER([.K$6]-[.$D108];2))" office:value-type="float" office:value="12.4657499974931" calcext:value-type="float">
            <text:p>12,4657499974931</text:p>
          </table:table-cell>
          <table:table-cell table:formula="of:=SQRT(POWER([.L$4]-[.H108];2)+POWER([.L$5]-[.I108];2)+POWER([.L$6]-[.J108];2))" office:value-type="float" office:value="66.7145896278981" calcext:value-type="float">
            <text:p>66,7145896278981</text:p>
          </table:table-cell>
          <table:table-cell table:formula="of:=SQRT(POWER([.M$4]-[.$B108];2)+POWER([.M$5]-[.$C108];2)+POWER([.M$6]-[.$D108];2))" office:value-type="float" office:value="12.0551767303512" calcext:value-type="float">
            <text:p>12,0551767303512</text:p>
          </table:table-cell>
          <table:table-cell table:formula="of:=SQRT(POWER([.N$4]-[.J108];2)+POWER([.N$5]-[.K108];2)+POWER([.N$6]-[.L108];2))" office:value-type="float" office:value="65.5039338860624" calcext:value-type="float">
            <text:p>65,5039338860624</text:p>
          </table:table-cell>
          <table:table-cell table:formula="of:=SQRT(POWER([.O$4]-[.$B108];2)+POWER([.O$5]-[.$C108];2)+POWER([.O$6]-[.$D108];2))" office:value-type="float" office:value="9.08790657962548" calcext:value-type="float">
            <text:p>9,08790657962548</text:p>
          </table:table-cell>
          <table:table-cell table:formula="of:=SQRT(POWER([.P$4]-[.L108];2)+POWER([.P$5]-[.M108];2)+POWER([.P$6]-[.N108];2))" office:value-type="float" office:value="64.5485229842414" calcext:value-type="float">
            <text:p>64,5485229842414</text:p>
          </table:table-cell>
          <table:table-cell table:formula="of:=SQRT(POWER([.Q$4]-[.$B108];2)+POWER([.Q$5]-[.$C108];2)+POWER([.Q$6]-[.$D108];2))" office:value-type="float" office:value="9.58662865662377" calcext:value-type="float">
            <text:p>9,58662865662377</text:p>
          </table:table-cell>
          <table:table-cell table:formula="of:=SQRT(POWER([.R$4]-[.N108];2)+POWER([.R$5]-[.O108];2)+POWER([.R$6]-[.P108];2))" office:value-type="float" office:value="65.4219576440651" calcext:value-type="float">
            <text:p>65,4219576440651</text:p>
          </table:table-cell>
          <table:table-cell table:formula="of:=SQRT(POWER([.S$4]-[.$B108];2)+POWER([.S$5]-[.$C108];2)+POWER([.S$6]-[.$D108];2))" office:value-type="float" office:value="9.9928953261805" calcext:value-type="float">
            <text:p>9,9928953261805</text:p>
          </table:table-cell>
          <table:table-cell table:formula="of:=SQRT(POWER([.T$4]-[.P108];2)+POWER([.T$5]-[.Q108];2)+POWER([.T$6]-[.R108];2))" office:value-type="float" office:value="66.6884853336822" calcext:value-type="float">
            <text:p>66,6884853336822</text:p>
          </table:table-cell>
          <table:table-cell table:formula="of:=SQRT(POWER([.U$4]-[.$B108];2)+POWER([.U$5]-[.$C108];2)+POWER([.U$6]-[.$D108];2))" office:value-type="float" office:value="7.98765628955077" calcext:value-type="float">
            <text:p>7,98765628955077</text:p>
          </table:table-cell>
          <table:table-cell table:formula="of:=SQRT(POWER([.V$4]-[.R108];2)+POWER([.V$5]-[.S108];2)+POWER([.V$6]-[.T108];2))" office:value-type="float" office:value="61.0876980650124" calcext:value-type="float">
            <text:p>61,0876980650124</text:p>
          </table:table-cell>
          <table:table-cell table:formula="of:=SQRT(POWER([.W$4]-[.$B108];2)+POWER([.W$5]-[.$C108];2)+POWER([.W$6]-[.$D108];2))" office:value-type="float" office:value="8.14985502938549" calcext:value-type="float">
            <text:p>8,14985502938549</text:p>
          </table:table-cell>
          <table:table-cell table:formula="of:=SQRT(POWER([.X$4]-[.T108];2)+POWER([.X$5]-[.U108];2)+POWER([.X$6]-[.V108];2))" office:value-type="float" office:value="57.8061437896841" calcext:value-type="float">
            <text:p>57,8061437896841</text:p>
          </table:table-cell>
          <table:table-cell table:formula="of:=SQRT(POWER([.Y$4]-[.$B108];2)+POWER([.Y$5]-[.$C108];2)+POWER([.Y$6]-[.$D108];2))" office:value-type="float" office:value="10.0562010222549" calcext:value-type="float">
            <text:p>10,0562010222549</text:p>
          </table:table-cell>
          <table:table-cell table:formula="of:=SQRT(POWER([.Z$4]-[.V108];2)+POWER([.Z$5]-[.W108];2)+POWER([.Z$6]-[.X108];2))" office:value-type="float" office:value="51.0332818287599" calcext:value-type="float">
            <text:p>51,0332818287599</text:p>
          </table:table-cell>
          <table:table-cell table:formula="of:=SQRT(POWER([.AA$4]-[.$B108];2)+POWER([.AA$5]-[.$C108];2)+POWER([.AA$6]-[.$D108];2))" office:value-type="float" office:value="10.6944773130808" calcext:value-type="float">
            <text:p>10,6944773130808</text:p>
          </table:table-cell>
          <table:table-cell table:formula="of:=SQRT(POWER([.AB$4]-[.X108];2)+POWER([.AB$5]-[.Y108];2)+POWER([.AB$6]-[.Z108];2))" office:value-type="float" office:value="42.5332405934383" calcext:value-type="float">
            <text:p>42,5332405934383</text:p>
          </table:table-cell>
          <table:table-cell table:formula="of:=SQRT(POWER([.AC$4]-[.$B108];2)+POWER([.AC$5]-[.$C108];2)+POWER([.AC$6]-[.$D108];2))" office:value-type="float" office:value="13.6518608621682" calcext:value-type="float">
            <text:p>13,6518608621682</text:p>
          </table:table-cell>
          <table:table-cell table:formula="of:=SQRT(POWER([.AD$4]-[.Z108];2)+POWER([.AD$5]-[.AA108];2)+POWER([.AD$6]-[.AB108];2))" office:value-type="float" office:value="31.4533523900875" calcext:value-type="float">
            <text:p>31,4533523900875</text:p>
          </table:table-cell>
          <table:table-cell table:formula="of:=SQRT(POWER([.AE$4]-[.$B108];2)+POWER([.AE$5]-[.$C108];2)+POWER([.AE$6]-[.$D108];2))" office:value-type="float" office:value="15.7887759500222" calcext:value-type="float">
            <text:p>15,7887759500222</text:p>
          </table:table-cell>
          <table:table-cell table:formula="of:=SQRT(POWER([.AF$4]-[.AB108];2)+POWER([.AF$5]-[.AC108];2)+POWER([.AF$6]-[.AD108];2))" office:value-type="float" office:value="22.9452539900409" calcext:value-type="float">
            <text:p>22,9452539900409</text:p>
          </table:table-cell>
          <table:table-cell table:formula="of:=SQRT(POWER([.AG$4]-[.$B108];2)+POWER([.AG$5]-[.$C108];2)+POWER([.AG$6]-[.$D108];2))" office:value-type="float" office:value="15.3703166850914" calcext:value-type="float">
            <text:p>15,3703166850914</text:p>
          </table:table-cell>
          <table:table-cell table:formula="of:=SQRT(POWER([.AH$4]-[.AD108];2)+POWER([.AH$5]-[.AE108];2)+POWER([.AH$6]-[.AF108];2))" office:value-type="float" office:value="21.5069479998051" calcext:value-type="float">
            <text:p>21,5069479998051</text:p>
          </table:table-cell>
          <table:table-cell table:formula="of:=SQRT(POWER([.AI$4]-[.$B108];2)+POWER([.AI$5]-[.$C108];2)+POWER([.AI$6]-[.$D108];2))" office:value-type="float" office:value="15.2373754301717" calcext:value-type="float">
            <text:p>15,2373754301717</text:p>
          </table:table-cell>
          <table:table-cell table:formula="of:=SQRT(POWER([.AJ$4]-[.AF108];2)+POWER([.AJ$5]-[.AG108];2)+POWER([.AJ$6]-[.AH108];2))" office:value-type="float" office:value="29.9483300012792" calcext:value-type="float">
            <text:p>29,9483300012792</text:p>
          </table:table-cell>
          <table:table-cell table:formula="of:=SQRT(POWER([.AK$4]-[.$B108];2)+POWER([.AK$5]-[.$C108];2)+POWER([.AK$6]-[.$D108];2))" office:value-type="float" office:value="16.593734630878" calcext:value-type="float">
            <text:p>16,593734630878</text:p>
          </table:table-cell>
          <table:table-cell table:formula="of:=SQRT(POWER([.AL$4]-[.AH108];2)+POWER([.AL$5]-[.AI108];2)+POWER([.AL$6]-[.AJ108];2))" office:value-type="float" office:value="33.6943550591414" calcext:value-type="float">
            <text:p>33,6943550591414</text:p>
          </table:table-cell>
          <table:table-cell table:formula="of:=SQRT(POWER([.AM$4]-[.$B108];2)+POWER([.AM$5]-[.$C108];2)+POWER([.AM$6]-[.$D108];2))" office:value-type="float" office:value="16.9491576191857" calcext:value-type="float">
            <text:p>16,9491576191857</text:p>
          </table:table-cell>
          <table:table-cell table:formula="of:=SQRT(POWER([.AN$4]-[.AJ108];2)+POWER([.AN$5]-[.AK108];2)+POWER([.AN$6]-[.AL108];2))" office:value-type="float" office:value="31.4321230066376" calcext:value-type="float">
            <text:p>31,4321230066376</text:p>
          </table:table-cell>
          <table:table-cell table:formula="of:=SQRT(POWER([.AO$4]-[.$B108];2)+POWER([.AO$5]-[.$C108];2)+POWER([.AO$6]-[.$D108];2))" office:value-type="float" office:value="17.4665089242241" calcext:value-type="float">
            <text:p>17,4665089242241</text:p>
          </table:table-cell>
          <table:table-cell table:formula="of:=SQRT(POWER([.AP$4]-[.AL108];2)+POWER([.AP$5]-[.AM108];2)+POWER([.AP$6]-[.AN108];2))" office:value-type="float" office:value="28.590089683532" calcext:value-type="float">
            <text:p>28,590089683532</text:p>
          </table:table-cell>
          <table:table-cell table:formula="of:=SQRT(POWER([.AQ$4]-[.$B108];2)+POWER([.AQ$5]-[.$C108];2)+POWER([.AQ$6]-[.$D108];2))" office:value-type="float" office:value="7.10021788398075" calcext:value-type="float">
            <text:p>7,10021788398075</text:p>
          </table:table-cell>
          <table:table-cell table:formula="of:=SQRT(POWER([.AR$4]-[.AN108];2)+POWER([.AR$5]-[.AO108];2)+POWER([.AR$6]-[.AP108];2))" office:value-type="float" office:value="30.5382049376469" calcext:value-type="float">
            <text:p>30,5382049376469</text:p>
          </table:table-cell>
          <table:table-cell table:formula="of:=SQRT(POWER([.AS$4]-[.$B108];2)+POWER([.AS$5]-[.$C108];2)+POWER([.AS$6]-[.$D108];2))" office:value-type="float" office:value="6.30301784861823" calcext:value-type="float">
            <text:p>6,30301784861823</text:p>
          </table:table-cell>
          <table:table-cell table:formula="of:=SQRT(POWER([.AT$4]-[.AP108];2)+POWER([.AT$5]-[.AQ108];2)+POWER([.AT$6]-[.AR108];2))" office:value-type="float" office:value="40.8719851615083" calcext:value-type="float">
            <text:p>40,8719851615083</text:p>
          </table:table-cell>
          <table:table-cell table:formula="of:=SQRT(POWER([.AU$4]-[.$B108];2)+POWER([.AU$5]-[.$C108];2)+POWER([.AU$6]-[.$D108];2))" office:value-type="float" office:value="5.00078443846563" calcext:value-type="float">
            <text:p>5,00078443846563</text:p>
          </table:table-cell>
          <table:table-cell table:formula="of:=SQRT(POWER([.AV$4]-[.AR108];2)+POWER([.AV$5]-[.AS108];2)+POWER([.AV$6]-[.AT108];2))" office:value-type="float" office:value="44.149221530673" calcext:value-type="float">
            <text:p>44,149221530673</text:p>
          </table:table-cell>
          <table:table-cell table:formula="of:=SQRT(POWER([.AW$4]-[.$B108];2)+POWER([.AW$5]-[.$C108];2)+POWER([.AW$6]-[.$D108];2))" office:value-type="float" office:value="5.72263951337143" calcext:value-type="float">
            <text:p>5,72263951337143</text:p>
          </table:table-cell>
          <table:table-cell table:formula="of:=SQRT(POWER([.AX$4]-[.AT108];2)+POWER([.AX$5]-[.AU108];2)+POWER([.AX$6]-[.AV108];2))" office:value-type="float" office:value="44.3178073325821" calcext:value-type="float">
            <text:p>44,3178073325821</text:p>
          </table:table-cell>
          <table:table-cell table:formula="of:=SQRT(POWER([.AY$4]-[.$B108];2)+POWER([.AY$5]-[.$C108];2)+POWER([.AY$6]-[.$D108];2))" office:value-type="float" office:value="9.95580162518318" calcext:value-type="float">
            <text:p>9,95580162518318</text:p>
          </table:table-cell>
          <table:table-cell table:formula="of:=SQRT(POWER([.AZ$4]-[.AV108];2)+POWER([.AZ$5]-[.AW108];2)+POWER([.AZ$6]-[.AX108];2))" office:value-type="float" office:value="52.6567240873932" calcext:value-type="float">
            <text:p>52,6567240873932</text:p>
          </table:table-cell>
          <table:table-cell table:formula="of:=SQRT(POWER([.BA$4]-[.$B108];2)+POWER([.BA$5]-[.$C108];2)+POWER([.BA$6]-[.$D108];2))" office:value-type="float" office:value="11.836839358545" calcext:value-type="float">
            <text:p>11,836839358545</text:p>
          </table:table-cell>
          <table:table-cell table:formula="of:=SQRT(POWER([.BB$4]-[.AX108];2)+POWER([.BB$5]-[.AY108];2)+POWER([.BB$6]-[.AZ108];2))" office:value-type="float" office:value="58.2482256573896" calcext:value-type="float">
            <text:p>58,2482256573896</text:p>
          </table:table-cell>
          <table:table-cell table:formula="of:=SQRT(POWER([.BC$4]-[.$B108];2)+POWER([.BC$5]-[.$C108];2)+POWER([.BC$6]-[.$D108];2))" office:value-type="float" office:value="11.2585139783188" calcext:value-type="float">
            <text:p>11,2585139783188</text:p>
          </table:table-cell>
          <table:table-cell table:formula="of:=SQRT(POWER([.BD$4]-[.AZ108];2)+POWER([.BD$5]-[.BA108];2)+POWER([.BD$6]-[.BB108];2))" office:value-type="float" office:value="60.4894789926417" calcext:value-type="float">
            <text:p>60,4894789926417</text:p>
          </table:table-cell>
          <table:table-cell table:formula="of:=SQRT(POWER([.BE$4]-[.$B108];2)+POWER([.BE$5]-[.$C108];2)+POWER([.BE$6]-[.$D108];2))" office:value-type="float" office:value="11.8721171658639" calcext:value-type="float">
            <text:p>11,8721171658639</text:p>
          </table:table-cell>
          <table:table-cell table:formula="of:=SQRT(POWER([.BF$4]-[.BB108];2)+POWER([.BF$5]-[.BC108];2)+POWER([.BF$6]-[.BD108];2))" office:value-type="float" office:value="65.0886846323056" calcext:value-type="float">
            <text:p>65,0886846323056</text:p>
          </table:table-cell>
          <table:table-cell table:formula="of:=SQRT(POWER([.BG$4]-[.$B108];2)+POWER([.BG$5]-[.$C108];2)+POWER([.BG$6]-[.$D108];2))" office:value-type="float" office:value="12.8972352851299" calcext:value-type="float">
            <text:p>12,8972352851299</text:p>
          </table:table-cell>
          <table:table-cell table:formula="of:=SQRT(POWER([.BH$4]-[.BD108];2)+POWER([.BH$5]-[.BE108];2)+POWER([.BH$6]-[.BF108];2))" office:value-type="float" office:value="69.0681752218094" calcext:value-type="float">
            <text:p>69,0681752218094</text:p>
          </table:table-cell>
          <table:table-cell table:formula="of:=SQRT(POWER([.BI$4]-[.$B108];2)+POWER([.BI$5]-[.$C108];2)+POWER([.BI$6]-[.$D108];2))" office:value-type="float" office:value="14.1780762446814" calcext:value-type="float">
            <text:p>14,1780762446814</text:p>
          </table:table-cell>
          <table:table-cell table:formula="of:=SQRT(POWER([.BJ$4]-[.BF108];2)+POWER([.BJ$5]-[.BG108];2)+POWER([.BJ$6]-[.BH108];2))" office:value-type="float" office:value="72.9776758238511" calcext:value-type="float">
            <text:p>72,9776758238511</text:p>
          </table:table-cell>
          <table:table-cell table:formula="of:=SQRT(POWER([.BK$4]-[.$B108];2)+POWER([.BK$5]-[.$C108];2)+POWER([.BK$6]-[.$D108];2))" office:value-type="float" office:value="12.0230346002995" calcext:value-type="float">
            <text:p>12,0230346002995</text:p>
          </table:table-cell>
          <table:table-cell table:formula="of:=SQRT(POWER([.BL$4]-[.BH108];2)+POWER([.BL$5]-[.BI108];2)+POWER([.BL$6]-[.BJ108];2))" office:value-type="float" office:value="77.9020571367941" calcext:value-type="float">
            <text:p>77,9020571367941</text:p>
          </table:table-cell>
          <table:table-cell table:formula="of:=SQRT(POWER([.BM$4]-[.$B108];2)+POWER([.BM$5]-[.$C108];2)+POWER([.BM$6]-[.$D108];2))" office:value-type="float" office:value="9.85474225944038" calcext:value-type="float">
            <text:p>9,85474225944038</text:p>
          </table:table-cell>
          <table:table-cell table:formula="of:=SQRT(POWER([.BN$4]-[.BJ108];2)+POWER([.BN$5]-[.BK108];2)+POWER([.BN$6]-[.BL108];2))" office:value-type="float" office:value="84.8451297658893" calcext:value-type="float">
            <text:p>84,8451297658893</text:p>
          </table:table-cell>
          <table:table-cell table:formula="of:=SQRT(POWER([.BO$4]-[.$B108];2)+POWER([.BO$5]-[.$C108];2)+POWER([.BO$6]-[.$D108];2))" office:value-type="float" office:value="10.5685576120869" calcext:value-type="float">
            <text:p>10,5685576120869</text:p>
          </table:table-cell>
          <table:table-cell table:formula="of:=SQRT(POWER([.BP$4]-[.BL108];2)+POWER([.BP$5]-[.BM108];2)+POWER([.BP$6]-[.BN108];2))" office:value-type="float" office:value="93.6327693567253" calcext:value-type="float">
            <text:p>93,6327693567253</text:p>
          </table:table-cell>
          <table:table-cell table:formula="of:=SQRT(POWER([.BQ$4]-[.$B108];2)+POWER([.BQ$5]-[.$C108];2)+POWER([.BQ$6]-[.$D108];2))" office:value-type="float" office:value="12.7377348849786" calcext:value-type="float">
            <text:p>12,7377348849786</text:p>
          </table:table-cell>
          <table:table-cell table:formula="of:=SQRT(POWER([.BR$4]-[.BN108];2)+POWER([.BR$5]-[.BO108];2)+POWER([.BR$6]-[.BP108];2))" office:value-type="float" office:value="103.036012249167" calcext:value-type="float">
            <text:p>103,036012249167</text:p>
          </table:table-cell>
          <table:table-cell table:formula="of:=SQRT(POWER([.BS$4]-[.$B108];2)+POWER([.BS$5]-[.$C108];2)+POWER([.BS$6]-[.$D108];2))" office:value-type="float" office:value="13.7461600092535" calcext:value-type="float">
            <text:p>13,7461600092535</text:p>
          </table:table-cell>
          <table:table-cell table:formula="of:=SQRT(POWER([.BT$4]-[.BP108];2)+POWER([.BT$5]-[.BQ108];2)+POWER([.BT$6]-[.BR108];2))" office:value-type="float" office:value="115.107662777369" calcext:value-type="float">
            <text:p>115,107662777369</text:p>
          </table:table-cell>
          <table:table-cell table:formula="of:=SQRT(POWER([.BU$4]-[.$B108];2)+POWER([.BU$5]-[.$C108];2)+POWER([.BU$6]-[.$D108];2))" office:value-type="float" office:value="13.6400635629018" calcext:value-type="float">
            <text:p>13,6400635629018</text:p>
          </table:table-cell>
          <table:table-cell table:formula="of:=SQRT(POWER([.BV$4]-[.BR108];2)+POWER([.BV$5]-[.BS108];2)+POWER([.BV$6]-[.BT108];2))" office:value-type="float" office:value="131.33864400866" calcext:value-type="float">
            <text:p>131,33864400866</text:p>
          </table:table-cell>
          <table:table-cell table:formula="of:=SQRT(POWER([.BW$4]-[.$B108];2)+POWER([.BW$5]-[.$C108];2)+POWER([.BW$6]-[.$D108];2))" office:value-type="float" office:value="8.76588192938965" calcext:value-type="float">
            <text:p>8,76588192938965</text:p>
          </table:table-cell>
          <table:table-cell table:formula="of:=SQRT(POWER([.BX$4]-[.BT108];2)+POWER([.BX$5]-[.BU108];2)+POWER([.BX$6]-[.BV108];2))" office:value-type="float" office:value="147.914264307662" calcext:value-type="float">
            <text:p>147,914264307662</text:p>
          </table:table-cell>
          <table:table-cell table:formula="of:=SQRT(POWER([.BY$4]-[.$B108];2)+POWER([.BY$5]-[.$C108];2)+POWER([.BY$6]-[.$D108];2))" office:value-type="float" office:value="6.59454153069037" calcext:value-type="float">
            <text:p>6,59454153069037</text:p>
          </table:table-cell>
          <table:table-cell table:formula="of:=SQRT(POWER([.BZ$4]-[.BV108];2)+POWER([.BZ$5]-[.BW108];2)+POWER([.BZ$6]-[.BX108];2))" office:value-type="float" office:value="171.386147738384" calcext:value-type="float">
            <text:p>171,386147738384</text:p>
          </table:table-cell>
          <table:table-cell table:formula="of:=SQRT(POWER([.CA$4]-[.$B108];2)+POWER([.CA$5]-[.$C108];2)+POWER([.CA$6]-[.$D108];2))" office:value-type="float" office:value="7.35102074544753" calcext:value-type="float">
            <text:p>7,35102074544753</text:p>
          </table:table-cell>
          <table:table-cell table:formula="of:=SQRT(POWER([.CB$4]-[.BX108];2)+POWER([.CB$5]-[.BY108];2)+POWER([.CB$6]-[.BZ108];2))" office:value-type="float" office:value="197.885581819945" calcext:value-type="float">
            <text:p>197,885581819945</text:p>
          </table:table-cell>
          <table:table-cell table:formula="of:=SQRT(POWER([.CC$4]-[.$B108];2)+POWER([.CC$5]-[.$C108];2)+POWER([.CC$6]-[.$D108];2))" office:value-type="float" office:value="9.6545062017692" calcext:value-type="float">
            <text:p>9,6545062017692</text:p>
          </table:table-cell>
          <table:table-cell table:formula="of:=SQRT(POWER([.CD$4]-[.BZ108];2)+POWER([.CD$5]-[.CA108];2)+POWER([.CD$6]-[.CB108];2))" office:value-type="float" office:value="232.378457088409" calcext:value-type="float">
            <text:p>232,378457088409</text:p>
          </table:table-cell>
          <table:table-cell table:formula="of:=SQRT(POWER([.CE$4]-[.$B108];2)+POWER([.CE$5]-[.$C108];2)+POWER([.CE$6]-[.$D108];2))" office:value-type="float" office:value="10.8900864092072" calcext:value-type="float">
            <text:p>10,8900864092072</text:p>
          </table:table-cell>
          <table:table-cell table:formula="of:=SQRT(POWER([.CF$4]-[.CB108];2)+POWER([.CF$5]-[.CC108];2)+POWER([.CF$6]-[.CD108];2))" office:value-type="float" office:value="274.81224011429" calcext:value-type="float">
            <text:p>274,81224011429</text:p>
          </table:table-cell>
          <table:table-cell table:formula="of:=SQRT(POWER([.CG$4]-[.$B108];2)+POWER([.CG$5]-[.$C108];2)+POWER([.CG$6]-[.$D108];2))" office:value-type="float" office:value="11.1149730094139" calcext:value-type="float">
            <text:p>11,1149730094139</text:p>
          </table:table-cell>
          <table:table-cell table:formula="of:=SQRT(POWER([.CH$4]-[.CD108];2)+POWER([.CH$5]-[.CE108];2)+POWER([.CH$6]-[.CF108];2))" office:value-type="float" office:value="328.401568835978" calcext:value-type="float">
            <text:p>328,401568835978</text:p>
          </table:table-cell>
          <table:table-cell table:formula="of:=SQRT(POWER([.CI$4]-[.$B108];2)+POWER([.CI$5]-[.$C108];2)+POWER([.CI$6]-[.$D108];2))" office:value-type="float" office:value="6.37625822877336" calcext:value-type="float">
            <text:p>6,37625822877336</text:p>
          </table:table-cell>
          <table:table-cell table:formula="of:=SQRT(POWER([.CJ$4]-[.CF108];2)+POWER([.CJ$5]-[.CG108];2)+POWER([.CJ$6]-[.CH108];2))" office:value-type="float" office:value="401.571249105072" calcext:value-type="float">
            <text:p>401,571249105072</text:p>
          </table:table-cell>
          <table:table-cell table:formula="of:=SQRT(POWER([.CK$4]-[.CG108];2)+POWER([.CK$5]-[.CH108];2)+POWER([.CK$6]-[.CI108];2))" office:value-type="float" office:value="292.636383647512" calcext:value-type="float">
            <text:p>292,636383647512</text:p>
          </table:table-cell>
          <table:table-cell table:formula="of:=SQRT(POWER([.CL$4]-[.$B108];2)+POWER([.CL$5]-[.$C108];2)+POWER([.CL$6]-[.$D108];2))" office:value-type="float" office:value="4.46150557547562" calcext:value-type="float">
            <text:p>4,46150557547562</text:p>
          </table:table-cell>
          <table:table-cell table:formula="of:=SQRT(POWER([.CM$4]-[.CI108];2)+POWER([.CM$5]-[.CJ108];2)+POWER([.CM$6]-[.CK108];2))" office:value-type="float" office:value="464.747006750017" calcext:value-type="float">
            <text:p>464,747006750017</text:p>
          </table:table-cell>
          <table:table-cell table:formula="of:=SQRT(POWER([.CN$4]-[.$B108];2)+POWER([.CN$5]-[.$C108];2)+POWER([.CN$6]-[.$D108];2))" office:value-type="float" office:value="8.06258841811983" calcext:value-type="float">
            <text:p>8,06258841811983</text:p>
          </table:table-cell>
          <table:table-cell table:formula="of:=SQRT(POWER([.CO$4]-[.CK108];2)+POWER([.CO$5]-[.CL108];2)+POWER([.CO$6]-[.CM108];2))" office:value-type="float" office:value="528.93660669408" calcext:value-type="float">
            <text:p>528,93660669408</text:p>
          </table:table-cell>
          <table:table-cell table:formula="of:=SQRT(POWER([.CP$4]-[.$B108];2)+POWER([.CP$5]-[.$C108];2)+POWER([.CP$6]-[.$D108];2))" office:value-type="float" office:value="9.10123903652684" calcext:value-type="float">
            <text:p>9,10123903652684</text:p>
          </table:table-cell>
          <table:table-cell table:formula="of:=SQRT(POWER([.CQ$4]-[.CM108];2)+POWER([.CQ$5]-[.CN108];2)+POWER([.CQ$6]-[.CO108];2))" office:value-type="float" office:value="680.307285254765" calcext:value-type="float">
            <text:p>680,307285254765</text:p>
          </table:table-cell>
          <table:table-cell table:formula="of:=SQRT(POWER([.CR$4]-[.$B108];2)+POWER([.CR$5]-[.$C108];2)+POWER([.CR$6]-[.$D108];2))" office:value-type="float" office:value="10.2550204777953" calcext:value-type="float">
            <text:p>10,2550204777953</text:p>
          </table:table-cell>
          <table:table-cell table:formula="of:=SQRT(POWER([.CS$4]-[.CO108];2)+POWER([.CS$5]-[.CP108];2)+POWER([.CS$6]-[.CQ108];2))" office:value-type="float" office:value="839.375238146056" calcext:value-type="float">
            <text:p>839,375238146056</text:p>
          </table:table-cell>
          <table:table-cell table:formula="of:=SQRT(POWER([.CT$4]-[.CP108];2)+POWER([.CT$5]-[.CQ108];2)+POWER([.CT$6]-[.CR108];2))" office:value-type="float" office:value="643.468802812844" calcext:value-type="float">
            <text:p>643,468802812844</text:p>
          </table:table-cell>
          <table:table-cell table:formula="of:=SQRT(POWER([.CU$4]-[.$B108];2)+POWER([.CU$5]-[.$C108];2)+POWER([.CU$6]-[.$D108];2))" office:value-type="float" office:value="3.79496324092869" calcext:value-type="float">
            <text:p>3,79496324092869</text:p>
          </table:table-cell>
          <table:table-cell table:formula="of:=SQRT(POWER([.CV$4]-[.CR108];2)+POWER([.CV$5]-[.CS108];2)+POWER([.CV$6]-[.CT108];2))" office:value-type="float" office:value="1026.52500636216" calcext:value-type="float">
            <text:p>1026,52500636216</text:p>
          </table:table-cell>
          <table:table-cell table:formula="of:=SQRT(POWER([.CW$4]-[.$B108];2)+POWER([.CW$5]-[.$C108];2)+POWER([.CW$6]-[.$D108];2))" office:value-type="float" office:value="4.36400458294902" calcext:value-type="float">
            <text:p>4,36400458294902</text:p>
          </table:table-cell>
          <table:table-cell table:formula="of:=SQRT(POWER([.CX$4]-[.CT108];2)+POWER([.CX$5]-[.CU108];2)+POWER([.CX$6]-[.CV108];2))" office:value-type="float" office:value="1188.49253247205" calcext:value-type="float">
            <text:p>1188,49253247205</text:p>
          </table:table-cell>
          <table:table-cell table:formula="of:=SQRT(POWER([.CY$4]-[.$B108];2)+POWER([.CY$5]-[.$C108];2)+POWER([.CY$6]-[.$D108];2))" office:value-type="float" office:value="2.4886859986748" calcext:value-type="float">
            <text:p>2,4886859986748</text:p>
          </table:table-cell>
          <table:table-cell table:formula="of:=SQRT(POWER([.CZ$4]-[.$B108];2)+POWER([.CZ$5]-[.$C108];2)+POWER([.CZ$6]-[.$D108];2))" office:value-type="float" office:value="1.52962054118007" calcext:value-type="float">
            <text:p>1,52962054118007</text:p>
          </table:table-cell>
          <table:table-cell table:formula="of:=SQRT(POWER([.DA$4]-[.$B108];2)+POWER([.DA$5]-[.$C108];2)+POWER([.DA$6]-[.$D108];2))" office:value-type="float" office:value="2.48209467990244" calcext:value-type="float">
            <text:p>2,48209467990244</text:p>
          </table:table-cell>
          <table:table-cell table:formula="of:=SQRT(POWER([.DB$4]-[.$B108];2)+POWER([.DB$5]-[.$C108];2)+POWER([.DB$6]-[.$D108];2))" office:value-type="float" office:value="0" calcext:value-type="float">
            <text:p>0</text:p>
          </table:table-cell>
        </table:table-row>
        <calcext:conditional-formats>
          <calcext:conditional-format calcext:target-range-address="listatom.F8:listatom.DB108">
            <calcext:condition calcext:apply-style-name="Good" calcext:value="&lt;5" calcext:base-cell-address="listatom.H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13:01:40.364315256</dc:date>
    <dc:creator>Diane D.</dc:creator>
    <meta:editing-duration>PT11M18S</meta:editing-duration>
    <meta:editing-cycles>1</meta:editing-cycles>
    <meta:document-statistic meta:table-count="1" meta:cell-count="11018" meta:object-count="0"/>
    <meta:generator>LibreOffice/6.0.7.3$Linux_X86_64 LibreOffice_project/00m0$Build-3</meta:generator>
  </office:meta>
</office:document-meta>
</file>